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INSTAGRAM CLONE DATABASE CREATION AND DATA INSERTION*/</text:p>
      <text:p text:style-name="Normal"/>
      <text:p text:style-name="Normal">CREATE DATABASE ig_clone;</text:p>
      <text:p text:style-name="Normal"/>
      <text:p text:style-name="Normal">/*Users*/</text:p>
      <text:p text:style-name="Normal">CREATE TABLE users (</text:p>
      <text:p text:style-name="Normal"><text:s text:c="4"/>id INT AUTO_INCREMENT UNIQUE PRIMARY KEY,</text:p>
      <text:p text:style-name="Normal"><text:s text:c="4"/>username VARCHAR(255) NOT NULL,</text:p>
      <text:p text:style-name="Normal"><text:s text:c="4"/>created_at TIMESTAMP DEFAULT NOW (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Photos*/</text:p>
      <text:p text:style-name="Normal">CREATE TABLE photos (</text:p>
      <text:p text:style-name="Normal"><text:s text:c="4"/>id INT AUTO_INCREMENT PRIMARY KEY,</text:p>
      <text:p text:style-name="Normal"><text:s text:c="4"/>image_url VARCHAR(355) NOT NULL,</text:p>
      <text:p text:style-name="Normal"><text:s text:c="4"/>user_id INT NOT NULL,</text:p>
      <text:p text:style-name="Normal"><text:s text:c="4"/>created_dat TIMESTAMP DEFAULT NOW (),</text:p>
      <text:p text:style-name="Normal"><text:s text:c="4"/>FOREIGN KEY (user_id)</text:p>
      <text:p text:style-name="Normal"><text:s text:c="8"/>REFERENCES users (id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Comments*/</text:p>
      <text:p text:style-name="Normal">CREATE TABLE comments (</text:p>
      <text:p text:style-name="Normal"><text:s text:c="4"/>id INT AUTO_INCREMENT PRIMARY KEY,</text:p>
      <text:p text:style-name="Normal"><text:s text:c="4"/>comment_text VARCHAR(255) NOT NULL,</text:p>
      <text:p text:style-name="Normal"><text:s text:c="4"/>user_id INT NOT NULL,</text:p>
      <text:p text:style-name="Normal"><text:s text:c="4"/>photo_id INT NOT NULL,</text:p>
      <text:p text:style-name="Normal"><text:s text:c="4"/>created_at TIMESTAMP DEFAULT NOW (),</text:p>
      <text:p text:style-name="Normal"><text:s text:c="4"/>FOREIGN KEY (user_id)</text:p>
      <text:soft-page-break/>
      <text:p text:style-name="Normal"><text:s text:c="8"/>REFERENCES users (id),</text:p>
      <text:p text:style-name="Normal"><text:s text:c="4"/>FOREIGN KEY (photo_id)</text:p>
      <text:p text:style-name="Normal"><text:s text:c="8"/>REFERENCES photos (id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Likes*/</text:p>
      <text:p text:style-name="Normal">CREATE TABLE likes (</text:p>
      <text:p text:style-name="Normal"><text:s text:c="4"/>user_id INT NOT NULL,</text:p>
      <text:p text:style-name="Normal"><text:s text:c="4"/>photo_id INT NOT NULL,</text:p>
      <text:p text:style-name="Normal"><text:s text:c="4"/>created_at TIMESTAMP DEFAULT NOW (),</text:p>
      <text:p text:style-name="Normal"><text:s text:c="4"/>FOREIGN KEY (user_id)</text:p>
      <text:p text:style-name="Normal"><text:s text:c="8"/>REFERENCES users (id),</text:p>
      <text:p text:style-name="Normal"><text:s text:c="4"/>FOREIGN KEY (photo_id)</text:p>
      <text:p text:style-name="Normal"><text:s text:c="8"/>REFERENCES photos (id),</text:p>
      <text:p text:style-name="Normal"><text:s text:c="4"/>PRIMARY KEY (user_id , photo_id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Follows*/</text:p>
      <text:p text:style-name="Normal">CREATE TABLE follows (</text:p>
      <text:p text:style-name="Normal"><text:s text:c="4"/>follower_id INT NOT NULL,</text:p>
      <text:p text:style-name="Normal"><text:s text:c="4"/>followee_id INT NOT NULL,</text:p>
      <text:p text:style-name="Normal"><text:s text:c="4"/>created_at TIMESTAMP DEFAULT NOW (),</text:p>
      <text:p text:style-name="Normal"><text:s text:c="4"/>FOREIGN KEY (follower_id)</text:p>
      <text:p text:style-name="Normal"><text:s text:c="8"/>REFERENCES users (id),</text:p>
      <text:p text:style-name="Normal"><text:s text:c="4"/>FOREIGN KEY (followee_id)</text:p>
      <text:p text:style-name="Normal"><text:s text:c="8"/>REFERENCES users (id),</text:p>
      <text:p text:style-name="Normal"><text:s text:c="4"/>PRIMARY KEY (follower_id , followee_id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Tags*/</text:p>
      <text:p text:style-name="Normal">CREATE TABLE tags (</text:p>
      <text:p text:style-name="Normal"><text:s text:c="4"/>id INTEGER AUTO_INCREMENT PRIMARY KEY,</text:p>
      <text:p text:style-name="Normal"><text:s text:c="4"/>tag_name VARCHAR(255) UNIQUE NOT NULL,</text:p>
      <text:p text:style-name="Normal"><text:s text:c="4"/>created_at TIMESTAMP DEFAULT NOW (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Photo_Tags*/</text:p>
      <text:p text:style-name="Normal">CREATE TABLE photo_tags (</text:p>
      <text:p text:style-name="Normal"><text:s text:c="4"/>photo_id INT NOT NULL,</text:p>
      <text:p text:style-name="Normal"><text:s text:c="4"/>tag_id INT NOT NULL,</text:p>
      <text:p text:style-name="Normal"><text:s text:c="4"/>FOREIGN KEY (photo_id)</text:p>
      <text:p text:style-name="Normal"><text:s text:c="8"/>REFERENCES photos (id),</text:p>
      <text:p text:style-name="Normal"><text:s text:c="4"/>FOREIGN KEY (tag_id)</text:p>
      <text:p text:style-name="Normal"><text:s text:c="8"/>REFERENCES tags (id),</text:p>
      <text:p text:style-name="Normal"><text:s text:c="4"/>PRIMARY KEY (photo_id , tag_id)</text:p>
      <text:p text:style-name="Normal">);</text:p>
      <text:p text:style-name="Normal">-- ----------------------------------------------------------------------------------------------------</text:p>
      <text:p text:style-name="Normal"/>
      <text:p text:style-name="Normal">/*Inserting Data into ig_clone database*/</text:p>
      <text:p text:style-name="Normal"/>
      <text:p text:style-name="Normal">INSERT INTO</text:p>
      <text:p text:style-name="Normal"><text:tab/>users (username,</text:p>
      <text:p text:style-name="Normal"><text:tab/>created_at)</text:p>
      <text:p text:style-name="Normal">VALUES ('Kenton_Kirlin',</text:p>
      <text:p text:style-name="Normal">'2017-02-16 18:22:10.846'),</text:p>
      <text:p text:style-name="Normal">('Andre_Purdy85',</text:p>
      <text:p text:style-name="Normal">'2017-04-02 17:11:21.417'),</text:p>
      <text:p text:style-name="Normal">('Harley_Lind18',</text:p>
      <text:soft-page-break/>
      <text:p text:style-name="Normal">'2017-02-21 11:12:32.574'),</text:p>
      <text:p text:style-name="Normal">('Arely_Bogan63',</text:p>
      <text:p text:style-name="Normal">'2016-08-13 01:28:43.085'),</text:p>
      <text:p text:style-name="Normal">('Aniya_Hackett',</text:p>
      <text:p text:style-name="Normal">'2016-12-07 01:04:39.298'),</text:p>
      <text:p text:style-name="Normal">('Travon.Waters',</text:p>
      <text:p text:style-name="Normal">'2017-04-30 13:26:14.496'),</text:p>
      <text:p text:style-name="Normal">('Kasandra_Homenick',</text:p>
      <text:p text:style-name="Normal">'2016-12-12 06:50:07.996'),</text:p>
      <text:p text:style-name="Normal">('Tabitha_Schamberger11',</text:p>
      <text:p text:style-name="Normal">'2016-08-20 02:19:45.512'),</text:p>
      <text:p text:style-name="Normal">('Gus93',</text:p>
      <text:p text:style-name="Normal">'2016-06-24 19:36:30.978'),</text:p>
      <text:p text:style-name="Normal">('Presley_McClure',</text:p>
      <text:p text:style-name="Normal">'2016-08-07 16:25:48.561'),</text:p>
      <text:p text:style-name="Normal">('Justina.Gaylord27',</text:p>
      <text:p text:style-name="Normal">'2017-05-04 16:32:15.577'),</text:p>
      <text:p text:style-name="Normal">('Dereck65',</text:p>
      <text:p text:style-name="Normal">'2017-01-19 01:34:14.296'),</text:p>
      <text:p text:style-name="Normal">('Alexandro35',</text:p>
      <text:p text:style-name="Normal">'2017-03-29 17:09:02.344'),</text:p>
      <text:p text:style-name="Normal">('Jaclyn81',</text:p>
      <text:p text:style-name="Normal">'2017-02-06 23:29:16.394'),</text:p>
      <text:p text:style-name="Normal">('Billy52',</text:p>
      <text:p text:style-name="Normal">'2016-10-05 14:10:20.453'),</text:p>
      <text:p text:style-name="Normal">('Annalise.McKenzie16',</text:p>
      <text:p text:style-name="Normal">'2016-08-02 21:32:45.646'),</text:p>
      <text:p text:style-name="Normal">('Norbert_Carroll35',</text:p>
      <text:p text:style-name="Normal">'2017-02-06 22:05:43.425'),</text:p>
      <text:p text:style-name="Normal">('Odessa2',</text:p>
      <text:p text:style-name="Normal">'2016-10-21 18:16:56.390'),</text:p>
      <text:soft-page-break/>
      <text:p text:style-name="Normal">('Hailee26',</text:p>
      <text:p text:style-name="Normal">'2017-04-29 18:53:39.650'),</text:p>
      <text:p text:style-name="Normal">('Delpha.Kihn',</text:p>
      <text:p text:style-name="Normal">'2016-08-31 02:42:30.288'),</text:p>
      <text:p text:style-name="Normal">('Rocio33',</text:p>
      <text:p text:style-name="Normal">'2017-01-23 11:51:15.467'),</text:p>
      <text:p text:style-name="Normal">('Kenneth64',</text:p>
      <text:p text:style-name="Normal">'2016-12-27 09:48:17.380'),</text:p>
      <text:p text:style-name="Normal">('Eveline95',</text:p>
      <text:p text:style-name="Normal">'2017-01-23 23:14:18.569'),</text:p>
      <text:p text:style-name="Normal">('Maxwell.Halvorson',</text:p>
      <text:p text:style-name="Normal">'2017-04-18 02:32:43.597'),</text:p>
      <text:p text:style-name="Normal">('Tierra.Trantow',</text:p>
      <text:p text:style-name="Normal">'2016-10-03 12:49:20.774'),</text:p>
      <text:p text:style-name="Normal">('Josianne.Friesen',</text:p>
      <text:p text:style-name="Normal">'2016-06-07 12:47:00.703'),</text:p>
      <text:p text:style-name="Normal">('Darwin29',</text:p>
      <text:p text:style-name="Normal">'2017-03-18 03:10:07.047'),</text:p>
      <text:p text:style-name="Normal">('Dario77',</text:p>
      <text:p text:style-name="Normal">'2016-08-18 07:15:02.823'),</text:p>
      <text:p text:style-name="Normal">('Jaime53',</text:p>
      <text:p text:style-name="Normal">'2016-09-11 18:51:56.965'),</text:p>
      <text:p text:style-name="Normal">('Kaley9',</text:p>
      <text:p text:style-name="Normal">'2016-09-23 21:24:20.222'),</text:p>
      <text:p text:style-name="Normal">('Aiyana_Hoeger',</text:p>
      <text:p text:style-name="Normal">'2016-09-29 20:28:12.457'),</text:p>
      <text:p text:style-name="Normal">('Irwin.Larson',</text:p>
      <text:p text:style-name="Normal">'2016-08-26 19:36:22.199'),</text:p>
      <text:p text:style-name="Normal">('Yvette.Gottlieb91',</text:p>
      <text:p text:style-name="Normal">'2016-11-14 12:32:01.405'),</text:p>
      <text:p text:style-name="Normal">('Pearl7',</text:p>
      <text:soft-page-break/>
      <text:p text:style-name="Normal">'2016-07-08 21:42:00.982'),</text:p>
      <text:p text:style-name="Normal">('Lennie_Hartmann40',</text:p>
      <text:p text:style-name="Normal">'2017-03-30 03:25:21.937'),</text:p>
      <text:p text:style-name="Normal">('Ollie_Ledner37',</text:p>
      <text:p text:style-name="Normal">'2016-08-04 15:42:20.322'),</text:p>
      <text:p text:style-name="Normal">('Yazmin_Mills95',</text:p>
      <text:p text:style-name="Normal">'2016-07-27 00:56:44.310'),</text:p>
      <text:p text:style-name="Normal">('Jordyn.Jacobson2',</text:p>
      <text:p text:style-name="Normal">'2016-05-14 07:56:25.835'),</text:p>
      <text:p text:style-name="Normal">('Kelsi26',</text:p>
      <text:p text:style-name="Normal">'2016-06-08 17:48:08.478'),</text:p>
      <text:p text:style-name="Normal">('Rafael.Hickle2',</text:p>
      <text:p text:style-name="Normal">'2016-05-19 09:51:25.779'),</text:p>
      <text:p text:style-name="Normal">('Mckenna17',</text:p>
      <text:p text:style-name="Normal">'2016-07-17 17:25:44.855'),</text:p>
      <text:p text:style-name="Normal">('Maya.Farrell',</text:p>
      <text:p text:style-name="Normal">'2016-12-11 18:04:45.344'),</text:p>
      <text:p text:style-name="Normal">('Janet.Armstrong',</text:p>
      <text:p text:style-name="Normal">'2016-10-06 07:57:44.491'),</text:p>
      <text:p text:style-name="Normal">('Seth46',</text:p>
      <text:p text:style-name="Normal">'2016-07-07 11:40:26.557'),</text:p>
      <text:p text:style-name="Normal">('David.Osinski47',</text:p>
      <text:p text:style-name="Normal">'2017-02-05 21:23:37.392'),</text:p>
      <text:p text:style-name="Normal">('Malinda_Streich',</text:p>
      <text:p text:style-name="Normal">'2016-07-09 21:37:07.610'),</text:p>
      <text:p text:style-name="Normal">('Harrison.Beatty50',</text:p>
      <text:p text:style-name="Normal">'2016-09-02 03:48:38.340'),</text:p>
      <text:p text:style-name="Normal">('Granville_Kutch',</text:p>
      <text:p text:style-name="Normal">'2016-06-26 03:10:22.202'),</text:p>
      <text:p text:style-name="Normal">('Morgan.Kassulke',</text:p>
      <text:p text:style-name="Normal">'2016-10-30 12:42:31.387'),</text:p>
      <text:soft-page-break/>
      <text:p text:style-name="Normal">('Gerard79',</text:p>
      <text:p text:style-name="Normal">'2016-08-23 19:47:44.102'),</text:p>
      <text:p text:style-name="Normal">('Mariano_Koch3',</text:p>
      <text:p text:style-name="Normal">'2017-04-17 14:14:45.662'),</text:p>
      <text:p text:style-name="Normal">('Zack_Kemmer93',</text:p>
      <text:p text:style-name="Normal">'2017-01-01 05:58:22.276'),</text:p>
      <text:p text:style-name="Normal">('Linnea59',</text:p>
      <text:p text:style-name="Normal">'2017-02-07 07:49:33.830'),</text:p>
      <text:p text:style-name="Normal">('Duane60',</text:p>
      <text:p text:style-name="Normal">'2016-12-21 04:43:37.761'),</text:p>
      <text:p text:style-name="Normal">('Meggie_Doyle',</text:p>
      <text:p text:style-name="Normal">'2017-04-04 12:17:33.931'),</text:p>
      <text:p text:style-name="Normal">('Peter.Stehr0',</text:p>
      <text:p text:style-name="Normal">'2016-08-22 18:05:42.167'),</text:p>
      <text:p text:style-name="Normal">('Julien_Schmidt',</text:p>
      <text:p text:style-name="Normal">'2017-02-02 23:12:48.451'),</text:p>
      <text:p text:style-name="Normal">('Aurelie71',</text:p>
      <text:p text:style-name="Normal">'2016-05-31 06:20:56.909'),</text:p>
      <text:p text:style-name="Normal">('Cesar93',</text:p>
      <text:p text:style-name="Normal">'2016-10-18 16:42:43.220'),</text:p>
      <text:p text:style-name="Normal">('Sam52',</text:p>
      <text:p text:style-name="Normal">'2017-03-30 22:03:45.159'),</text:p>
      <text:p text:style-name="Normal">('Jayson65',</text:p>
      <text:p text:style-name="Normal">'2016-10-14 19:10:52.564'),</text:p>
      <text:p text:style-name="Normal">('Ressie_Stanton46',</text:p>
      <text:p text:style-name="Normal">'2016-12-20 15:09:08.721'),</text:p>
      <text:p text:style-name="Normal">('Elenor88',</text:p>
      <text:p text:style-name="Normal">'2016-05-08 01:30:40.677'),</text:p>
      <text:p text:style-name="Normal">('Florence99',</text:p>
      <text:p text:style-name="Normal">'2016-10-06 23:08:30.626'),</text:p>
      <text:p text:style-name="Normal">('Adelle96',</text:p>
      <text:soft-page-break/>
      <text:p text:style-name="Normal">'2016-10-01 00:37:57.429'),</text:p>
      <text:p text:style-name="Normal">('Mike.Auer39',</text:p>
      <text:p text:style-name="Normal">'2016-07-01 17:36:14.714'),</text:p>
      <text:p text:style-name="Normal">('Emilio_Bernier52',</text:p>
      <text:p text:style-name="Normal">'2016-05-06 13:04:29.960'),</text:p>
      <text:p text:style-name="Normal">('Franco_Keebler64',</text:p>
      <text:p text:style-name="Normal">'2016-11-13 20:09:26.855'),</text:p>
      <text:p text:style-name="Normal">('Karley_Bosco',</text:p>
      <text:p text:style-name="Normal">'2016-06-24 23:38:52.138'),</text:p>
      <text:p text:style-name="Normal">('Erick5',</text:p>
      <text:p text:style-name="Normal">'2017-04-05 23:44:47.060'),</text:p>
      <text:p text:style-name="Normal">('Nia_Haag',</text:p>
      <text:p text:style-name="Normal">'2016-05-14 15:38:50.230'),</text:p>
      <text:p text:style-name="Normal">('Kathryn80',</text:p>
      <text:p text:style-name="Normal">'2016-10-11 09:01:56.764'),</text:p>
      <text:p text:style-name="Normal">('Jaylan.Lakin',</text:p>
      <text:p text:style-name="Normal">'2016-06-10 23:58:52.210'),</text:p>
      <text:p text:style-name="Normal">('Hulda.Macejkovic',</text:p>
      <text:p text:style-name="Normal">'2017-01-25 17:17:27.717'),</text:p>
      <text:p text:style-name="Normal">('Leslie67',</text:p>
      <text:p text:style-name="Normal">'2016-09-21 05:14:01.207'),</text:p>
      <text:p text:style-name="Normal">('Janelle.Nikolaus81',</text:p>
      <text:p text:style-name="Normal">'2016-07-21 09:26:09.466'),</text:p>
      <text:p text:style-name="Normal">('Donald.Fritsch',</text:p>
      <text:p text:style-name="Normal">'2017-01-07 10:05:41.165'),</text:p>
      <text:p text:style-name="Normal">('Colten.Harris76',</text:p>
      <text:p text:style-name="Normal">'2016-10-10 02:38:52.941'),</text:p>
      <text:p text:style-name="Normal">('Katarina.Dibbert',</text:p>
      <text:p text:style-name="Normal">'2016-11-03 13:14:10.647'),</text:p>
      <text:p text:style-name="Normal">('Darby_Herzog',</text:p>
      <text:p text:style-name="Normal">'2016-05-06 00:14:21.191'),</text:p>
      <text:soft-page-break/>
      <text:p text:style-name="Normal">('Esther.Zulauf61',</text:p>
      <text:p text:style-name="Normal">'2017-01-14 17:02:33.511'),</text:p>
      <text:p text:style-name="Normal">('Aracely.Johnston98',</text:p>
      <text:p text:style-name="Normal">'2016-07-25 18:49:09.996'),</text:p>
      <text:p text:style-name="Normal">('Bartholome.Bernhard',</text:p>
      <text:p text:style-name="Normal">'2016-11-06 02:31:23.463'),</text:p>
      <text:p text:style-name="Normal">('Alysa22',</text:p>
      <text:p text:style-name="Normal">'2017-01-01 17:44:42.980'),</text:p>
      <text:p text:style-name="Normal">('Milford_Gleichner42',</text:p>
      <text:p text:style-name="Normal">'2017-04-30 07:50:51.280'),</text:p>
      <text:p text:style-name="Normal">('Delfina_VonRueden68',</text:p>
      <text:p text:style-name="Normal">'2017-03-21 12:02:14.358'),</text:p>
      <text:p text:style-name="Normal">('Rick29',</text:p>
      <text:p text:style-name="Normal">'2017-02-24 11:25:08.160'),</text:p>
      <text:p text:style-name="Normal">('Clint27',</text:p>
      <text:p text:style-name="Normal">'2016-06-02 21:40:09.555'),</text:p>
      <text:p text:style-name="Normal">('Jessyca_West',</text:p>
      <text:p text:style-name="Normal">'2016-09-14 23:47:04.780'),</text:p>
      <text:p text:style-name="Normal">('Esmeralda.Mraz57',</text:p>
      <text:p text:style-name="Normal">'2017-03-03 11:52:27.469'),</text:p>
      <text:p text:style-name="Normal">('Bethany20',</text:p>
      <text:p text:style-name="Normal">'2016-06-03 23:31:53.322'),</text:p>
      <text:p text:style-name="Normal">('Frederik_Rice',</text:p>
      <text:p text:style-name="Normal">'2016-07-06 21:56:28.654'),</text:p>
      <text:p text:style-name="Normal">('Willie_Leuschke',</text:p>
      <text:p text:style-name="Normal">'2017-02-15 01:40:53.310'),</text:p>
      <text:p text:style-name="Normal">('Damon35',</text:p>
      <text:p text:style-name="Normal">'2016-10-31 14:44:27.239'),</text:p>
      <text:p text:style-name="Normal">('Nicole71',</text:p>
      <text:p text:style-name="Normal">'2016-05-09 17:30:22.371'),</text:p>
      <text:p text:style-name="Normal">('Keenan.Schamberger60',</text:p>
      <text:soft-page-break/>
      <text:p text:style-name="Normal">'2016-08-28 14:57:28.221'),</text:p>
      <text:p text:style-name="Normal">('Tomas.Beatty93',</text:p>
      <text:p text:style-name="Normal">'2017-02-11 11:38:55.026'),</text:p>
      <text:p text:style-name="Normal">('Imani_Nicolas17',</text:p>
      <text:p text:style-name="Normal">'2017-01-31 22:59:34.108'),</text:p>
      <text:p text:style-name="Normal">('Alek_Watsica',</text:p>
      <text:p text:style-name="Normal">'2016-12-10 07:43:58.083'),</text:p>
      <text:p text:style-name="Normal">('Javonte83',</text:p>
      <text:p text:style-name="Normal">'2017-03-27 22:06:37.433');</text:p>
      <text:p text:style-name="Normal"/>
      <text:p text:style-name="Normal">insert</text:p>
      <text:p text:style-name="Normal"><text:tab/>into</text:p>
      <text:p text:style-name="Normal"><text:tab/>photos(image_url,</text:p>
      <text:p text:style-name="Normal"><text:tab/>user_id)</text:p>
      <text:p text:style-name="Normal">values ('http://elijah.biz',</text:p>
      <text:p text:style-name="Normal">1),</text:p>
      <text:p text:style-name="Normal">('https://shanon.org',</text:p>
      <text:p text:style-name="Normal">1),</text:p>
      <text:p text:style-name="Normal">('http://vicky.biz',</text:p>
      <text:p text:style-name="Normal">1),</text:p>
      <text:p text:style-name="Normal">('http://oleta.net',</text:p>
      <text:p text:style-name="Normal">1),</text:p>
      <text:p text:style-name="Normal">('https://jennings.biz',</text:p>
      <text:p text:style-name="Normal">1),</text:p>
      <text:p text:style-name="Normal">('https://quinn.biz',</text:p>
      <text:p text:style-name="Normal">2),</text:p>
      <text:p text:style-name="Normal">('https://selina.name',</text:p>
      <text:p text:style-name="Normal">2),</text:p>
      <text:p text:style-name="Normal">('http://malvina.org',</text:p>
      <text:p text:style-name="Normal">2),</text:p>
      <text:p text:style-name="Normal">('https://branson.biz',</text:p>
      <text:soft-page-break/>
      <text:p text:style-name="Normal">2),</text:p>
      <text:p text:style-name="Normal">('https://elenor.name',</text:p>
      <text:p text:style-name="Normal">3),</text:p>
      <text:p text:style-name="Normal">('https://marcelino.com',</text:p>
      <text:p text:style-name="Normal">3),</text:p>
      <text:p text:style-name="Normal">('http://felicity.name',</text:p>
      <text:p text:style-name="Normal">3),</text:p>
      <text:p text:style-name="Normal">('https://fred.com',</text:p>
      <text:p text:style-name="Normal">3),</text:p>
      <text:p text:style-name="Normal">('https://gerhard.biz',</text:p>
      <text:p text:style-name="Normal">4),</text:p>
      <text:p text:style-name="Normal">('https://sherwood.net',</text:p>
      <text:p text:style-name="Normal">4),</text:p>
      <text:p text:style-name="Normal">('https://maudie.org',</text:p>
      <text:p text:style-name="Normal">4),</text:p>
      <text:p text:style-name="Normal">('http://annamae.name',</text:p>
      <text:p text:style-name="Normal">6),</text:p>
      <text:p text:style-name="Normal">('https://mac.org',</text:p>
      <text:p text:style-name="Normal">6),</text:p>
      <text:p text:style-name="Normal">('http://miracle.info',</text:p>
      <text:p text:style-name="Normal">6),</text:p>
      <text:p text:style-name="Normal">('http://emmet.com',</text:p>
      <text:p text:style-name="Normal">6),</text:p>
      <text:p text:style-name="Normal">('https://lisa.com',</text:p>
      <text:p text:style-name="Normal">6),</text:p>
      <text:p text:style-name="Normal">('https://brooklyn.name',</text:p>
      <text:p text:style-name="Normal">8),</text:p>
      <text:p text:style-name="Normal">('http://madison.net',</text:p>
      <text:p text:style-name="Normal">8),</text:p>
      <text:p text:style-name="Normal">('http://annie.name',</text:p>
      <text:p text:style-name="Normal">8),</text:p>
      <text:soft-page-break/>
      <text:p text:style-name="Normal">('http://darron.info',</text:p>
      <text:p text:style-name="Normal">8),</text:p>
      <text:p text:style-name="Normal">('http://saige.com',</text:p>
      <text:p text:style-name="Normal">9),</text:p>
      <text:p text:style-name="Normal">('https://reece.net',</text:p>
      <text:p text:style-name="Normal">9),</text:p>
      <text:p text:style-name="Normal">('http://vance.org',</text:p>
      <text:p text:style-name="Normal">9),</text:p>
      <text:p text:style-name="Normal">('http://ignacio.net',</text:p>
      <text:p text:style-name="Normal">9),</text:p>
      <text:p text:style-name="Normal">('http://kenny.com',</text:p>
      <text:p text:style-name="Normal">10),</text:p>
      <text:p text:style-name="Normal">('http://remington.name',</text:p>
      <text:p text:style-name="Normal">10),</text:p>
      <text:p text:style-name="Normal">('http://kurtis.info',</text:p>
      <text:p text:style-name="Normal">10),</text:p>
      <text:p text:style-name="Normal">('https://alisha.com',</text:p>
      <text:p text:style-name="Normal">11),</text:p>
      <text:p text:style-name="Normal">('https://henderson.com',</text:p>
      <text:p text:style-name="Normal">11),</text:p>
      <text:p text:style-name="Normal">('http://bonnie.info',</text:p>
      <text:p text:style-name="Normal">11),</text:p>
      <text:p text:style-name="Normal">('http://kennith.net',</text:p>
      <text:p text:style-name="Normal">11),</text:p>
      <text:p text:style-name="Normal">('http://camille.name',</text:p>
      <text:p text:style-name="Normal">11),</text:p>
      <text:p text:style-name="Normal">('http://alena.net',</text:p>
      <text:p text:style-name="Normal">12),</text:p>
      <text:p text:style-name="Normal">('http://ralph.name',</text:p>
      <text:p text:style-name="Normal">12),</text:p>
      <text:p text:style-name="Normal">('https://tyshawn.com',</text:p>
      <text:soft-page-break/>
      <text:p text:style-name="Normal">12),</text:p>
      <text:p text:style-name="Normal">('https://adella.net',</text:p>
      <text:p text:style-name="Normal">12),</text:p>
      <text:p text:style-name="Normal">('https://cielo.info',</text:p>
      <text:p text:style-name="Normal">13),</text:p>
      <text:p text:style-name="Normal">('https://easter.net',</text:p>
      <text:p text:style-name="Normal">13),</text:p>
      <text:p text:style-name="Normal">('http://golden.org',</text:p>
      <text:p text:style-name="Normal">13),</text:p>
      <text:p text:style-name="Normal">('http://kendall.biz',</text:p>
      <text:p text:style-name="Normal">13),</text:p>
      <text:p text:style-name="Normal">('https://glenda.info',</text:p>
      <text:p text:style-name="Normal">13),</text:p>
      <text:p text:style-name="Normal">('http://dominic.biz',</text:p>
      <text:p text:style-name="Normal">15),</text:p>
      <text:p text:style-name="Normal">('http://tressie.info',</text:p>
      <text:p text:style-name="Normal">15),</text:p>
      <text:p text:style-name="Normal">('http://estevan.org',</text:p>
      <text:p text:style-name="Normal">15),</text:p>
      <text:p text:style-name="Normal">('http://zena.com',</text:p>
      <text:p text:style-name="Normal">15),</text:p>
      <text:p text:style-name="Normal">('https://abagail.com',</text:p>
      <text:p text:style-name="Normal">16),</text:p>
      <text:p text:style-name="Normal">('https://hershel.com',</text:p>
      <text:p text:style-name="Normal">16),</text:p>
      <text:p text:style-name="Normal">('http://collin.com',</text:p>
      <text:p text:style-name="Normal">16),</text:p>
      <text:p text:style-name="Normal">('https://clair.com',</text:p>
      <text:p text:style-name="Normal">16),</text:p>
      <text:p text:style-name="Normal">('https://deondre.com',</text:p>
      <text:p text:style-name="Normal">17),</text:p>
      <text:soft-page-break/>
      <text:p text:style-name="Normal">('http://tristin.name',</text:p>
      <text:p text:style-name="Normal">17),</text:p>
      <text:p text:style-name="Normal">('http://kirk.org',</text:p>
      <text:p text:style-name="Normal">17),</text:p>
      <text:p text:style-name="Normal">('https://modesta.info',</text:p>
      <text:p text:style-name="Normal">18),</text:p>
      <text:p text:style-name="Normal">('http://rylan.biz',</text:p>
      <text:p text:style-name="Normal">19),</text:p>
      <text:p text:style-name="Normal">('https://noemie.com',</text:p>
      <text:p text:style-name="Normal">19),</text:p>
      <text:p text:style-name="Normal">('https://dejon.name',</text:p>
      <text:p text:style-name="Normal">20),</text:p>
      <text:p text:style-name="Normal">('https://rigoberto.net',</text:p>
      <text:p text:style-name="Normal">22),</text:p>
      <text:p text:style-name="Normal">('http://megane.biz',</text:p>
      <text:p text:style-name="Normal">23),</text:p>
      <text:p text:style-name="Normal">('http://emmalee.org',</text:p>
      <text:p text:style-name="Normal">23),</text:p>
      <text:p text:style-name="Normal">('http://nathan.net',</text:p>
      <text:p text:style-name="Normal">23),</text:p>
      <text:p text:style-name="Normal">('http://lionel.net',</text:p>
      <text:p text:style-name="Normal">23),</text:p>
      <text:p text:style-name="Normal">('http://danyka.net',</text:p>
      <text:p text:style-name="Normal">23),</text:p>
      <text:p text:style-name="Normal">('https://woodrow.com',</text:p>
      <text:p text:style-name="Normal">23),</text:p>
      <text:p text:style-name="Normal">('http://harvey.info',</text:p>
      <text:p text:style-name="Normal">23),</text:p>
      <text:p text:style-name="Normal">('http://aiden.org',</text:p>
      <text:p text:style-name="Normal">23),</text:p>
      <text:p text:style-name="Normal">('https://tito.name',</text:p>
      <text:soft-page-break/>
      <text:p text:style-name="Normal">23),</text:p>
      <text:p text:style-name="Normal">('https://julian.net',</text:p>
      <text:p text:style-name="Normal">23),</text:p>
      <text:p text:style-name="Normal">('https://mafalda.org',</text:p>
      <text:p text:style-name="Normal">23),</text:p>
      <text:p text:style-name="Normal">('http://verner.org',</text:p>
      <text:p text:style-name="Normal">23),</text:p>
      <text:p text:style-name="Normal">('https://elmore.org',</text:p>
      <text:p text:style-name="Normal">26),</text:p>
      <text:p text:style-name="Normal">('http://kasandra.com',</text:p>
      <text:p text:style-name="Normal">26),</text:p>
      <text:p text:style-name="Normal">('https://jarret.info',</text:p>
      <text:p text:style-name="Normal">26),</text:p>
      <text:p text:style-name="Normal">('http://einar.net',</text:p>
      <text:p text:style-name="Normal">26),</text:p>
      <text:p text:style-name="Normal">('http://terry.info',</text:p>
      <text:p text:style-name="Normal">26),</text:p>
      <text:p text:style-name="Normal">('https://holden.com',</text:p>
      <text:p text:style-name="Normal">27),</text:p>
      <text:p text:style-name="Normal">('https://jacinto.org',</text:p>
      <text:p text:style-name="Normal">28),</text:p>
      <text:p text:style-name="Normal">('https://geoffrey.info',</text:p>
      <text:p text:style-name="Normal">28),</text:p>
      <text:p text:style-name="Normal">('http://paxton.com',</text:p>
      <text:p text:style-name="Normal">28),</text:p>
      <text:p text:style-name="Normal">('https://trinity.biz',</text:p>
      <text:p text:style-name="Normal">28),</text:p>
      <text:p text:style-name="Normal">('http://fabiola.org',</text:p>
      <text:p text:style-name="Normal">29),</text:p>
      <text:p text:style-name="Normal">('https://bryce.org',</text:p>
      <text:p text:style-name="Normal">29),</text:p>
      <text:soft-page-break/>
      <text:p text:style-name="Normal">('http://emery.net',</text:p>
      <text:p text:style-name="Normal">29),</text:p>
      <text:p text:style-name="Normal">('https://marian.biz',</text:p>
      <text:p text:style-name="Normal">29),</text:p>
      <text:p text:style-name="Normal">('https://kennedi.org',</text:p>
      <text:p text:style-name="Normal">29),</text:p>
      <text:p text:style-name="Normal">('https://fanny.net',</text:p>
      <text:p text:style-name="Normal">29),</text:p>
      <text:p text:style-name="Normal">('http://lottie.net',</text:p>
      <text:p text:style-name="Normal">29),</text:p>
      <text:p text:style-name="Normal">('http://lacy.biz',</text:p>
      <text:p text:style-name="Normal">29),</text:p>
      <text:p text:style-name="Normal">('https://jensen.name',</text:p>
      <text:p text:style-name="Normal">30),</text:p>
      <text:p text:style-name="Normal">('http://virginia.org',</text:p>
      <text:p text:style-name="Normal">30),</text:p>
      <text:p text:style-name="Normal">('https://ariel.net',</text:p>
      <text:p text:style-name="Normal">31),</text:p>
      <text:p text:style-name="Normal">('http://roger.info',</text:p>
      <text:p text:style-name="Normal">32),</text:p>
      <text:p text:style-name="Normal">('https://carolanne.com',</text:p>
      <text:p text:style-name="Normal">32),</text:p>
      <text:p text:style-name="Normal">('https://margarita.info',</text:p>
      <text:p text:style-name="Normal">32),</text:p>
      <text:p text:style-name="Normal">('https://kayden.biz',</text:p>
      <text:p text:style-name="Normal">32),</text:p>
      <text:p text:style-name="Normal">('https://brook.com',</text:p>
      <text:p text:style-name="Normal">33),</text:p>
      <text:p text:style-name="Normal">('https://gust.net',</text:p>
      <text:p text:style-name="Normal">33),</text:p>
      <text:p text:style-name="Normal">('http://bridie.name',</text:p>
      <text:soft-page-break/>
      <text:p text:style-name="Normal">33),</text:p>
      <text:p text:style-name="Normal">('http://barton.name',</text:p>
      <text:p text:style-name="Normal">33),</text:p>
      <text:p text:style-name="Normal">('https://karina.biz',</text:p>
      <text:p text:style-name="Normal">33),</text:p>
      <text:p text:style-name="Normal">('https://mariam.com',</text:p>
      <text:p text:style-name="Normal">35),</text:p>
      <text:p text:style-name="Normal">('https://trycia.com',</text:p>
      <text:p text:style-name="Normal">35),</text:p>
      <text:p text:style-name="Normal">('https://everette.biz',</text:p>
      <text:p text:style-name="Normal">37),</text:p>
      <text:p text:style-name="Normal">('http://boris.biz',</text:p>
      <text:p text:style-name="Normal">38),</text:p>
      <text:p text:style-name="Normal">('http://arthur.name',</text:p>
      <text:p text:style-name="Normal">38),</text:p>
      <text:p text:style-name="Normal">('https://cesar.com',</text:p>
      <text:p text:style-name="Normal">39),</text:p>
      <text:p text:style-name="Normal">('http://charlie.com',</text:p>
      <text:p text:style-name="Normal">40),</text:p>
      <text:p text:style-name="Normal">('https://lina.biz',</text:p>
      <text:p text:style-name="Normal">42),</text:p>
      <text:p text:style-name="Normal">('https://darwin.net',</text:p>
      <text:p text:style-name="Normal">42),</text:p>
      <text:p text:style-name="Normal">('https://aliyah.biz',</text:p>
      <text:p text:style-name="Normal">42),</text:p>
      <text:p text:style-name="Normal">('http://euna.info',</text:p>
      <text:p text:style-name="Normal">43),</text:p>
      <text:p text:style-name="Normal">('https://maymie.net',</text:p>
      <text:p text:style-name="Normal">43),</text:p>
      <text:p text:style-name="Normal">('http://joanie.name',</text:p>
      <text:p text:style-name="Normal">43),</text:p>
      <text:soft-page-break/>
      <text:p text:style-name="Normal">('http://whitney.net',</text:p>
      <text:p text:style-name="Normal">43),</text:p>
      <text:p text:style-name="Normal">('http://garrison.name',</text:p>
      <text:p text:style-name="Normal">43),</text:p>
      <text:p text:style-name="Normal">('https://olga.org',</text:p>
      <text:p text:style-name="Normal">44),</text:p>
      <text:p text:style-name="Normal">('https://donavon.org',</text:p>
      <text:p text:style-name="Normal">44),</text:p>
      <text:p text:style-name="Normal">('http://moses.biz',</text:p>
      <text:p text:style-name="Normal">44),</text:p>
      <text:p text:style-name="Normal">('http://shannon.org',</text:p>
      <text:p text:style-name="Normal">44),</text:p>
      <text:p text:style-name="Normal">('http://kendrick.net',</text:p>
      <text:p text:style-name="Normal">46),</text:p>
      <text:p text:style-name="Normal">('https://carey.com',</text:p>
      <text:p text:style-name="Normal">46),</text:p>
      <text:p text:style-name="Normal">('http://lia.biz',</text:p>
      <text:p text:style-name="Normal">46),</text:p>
      <text:p text:style-name="Normal">('https://celestine.name',</text:p>
      <text:p text:style-name="Normal">46),</text:p>
      <text:p text:style-name="Normal">('http://laila.info',</text:p>
      <text:p text:style-name="Normal">47),</text:p>
      <text:p text:style-name="Normal">('http://buddy.com',</text:p>
      <text:p text:style-name="Normal">47),</text:p>
      <text:p text:style-name="Normal">('http://americo.biz',</text:p>
      <text:p text:style-name="Normal">47),</text:p>
      <text:p text:style-name="Normal">('http://lurline.info',</text:p>
      <text:p text:style-name="Normal">47),</text:p>
      <text:p text:style-name="Normal">('http://kailee.org',</text:p>
      <text:p text:style-name="Normal">47),</text:p>
      <text:p text:style-name="Normal">('https://edyth.com',</text:p>
      <text:soft-page-break/>
      <text:p text:style-name="Normal">48),</text:p>
      <text:p text:style-name="Normal">('https://isaias.biz',</text:p>
      <text:p text:style-name="Normal">50),</text:p>
      <text:p text:style-name="Normal">('http://rosetta.net',</text:p>
      <text:p text:style-name="Normal">50),</text:p>
      <text:p text:style-name="Normal">('https://marianna.info',</text:p>
      <text:p text:style-name="Normal">50),</text:p>
      <text:p text:style-name="Normal">('https://roel.org',</text:p>
      <text:p text:style-name="Normal">51),</text:p>
      <text:p text:style-name="Normal">('http://julia.info',</text:p>
      <text:p text:style-name="Normal">51),</text:p>
      <text:p text:style-name="Normal">('https://seamus.org',</text:p>
      <text:p text:style-name="Normal">51),</text:p>
      <text:p text:style-name="Normal">('https://earline.info',</text:p>
      <text:p text:style-name="Normal">51),</text:p>
      <text:p text:style-name="Normal">('http://quinten.info',</text:p>
      <text:p text:style-name="Normal">51),</text:p>
      <text:p text:style-name="Normal">('https://dolores.org',</text:p>
      <text:p text:style-name="Normal">52),</text:p>
      <text:p text:style-name="Normal">('https://aimee.info',</text:p>
      <text:p text:style-name="Normal">52),</text:p>
      <text:p text:style-name="Normal">('https://roderick.name',</text:p>
      <text:p text:style-name="Normal">52),</text:p>
      <text:p text:style-name="Normal">('https://jarret.name',</text:p>
      <text:p text:style-name="Normal">52),</text:p>
      <text:p text:style-name="Normal">('https://cathrine.com',</text:p>
      <text:p text:style-name="Normal">52),</text:p>
      <text:p text:style-name="Normal">('https://adela.com',</text:p>
      <text:p text:style-name="Normal">55),</text:p>
      <text:p text:style-name="Normal">('https://demarco.com',</text:p>
      <text:p text:style-name="Normal">56),</text:p>
      <text:soft-page-break/>
      <text:p text:style-name="Normal">('https://lila.biz',</text:p>
      <text:p text:style-name="Normal">58),</text:p>
      <text:p text:style-name="Normal">('http://ruben.net',</text:p>
      <text:p text:style-name="Normal">58),</text:p>
      <text:p text:style-name="Normal">('https://alia.name',</text:p>
      <text:p text:style-name="Normal">58),</text:p>
      <text:p text:style-name="Normal">('http://rickey.name',</text:p>
      <text:p text:style-name="Normal">58),</text:p>
      <text:p text:style-name="Normal">('http://janie.com',</text:p>
      <text:p text:style-name="Normal">58),</text:p>
      <text:p text:style-name="Normal">('http://myron.org',</text:p>
      <text:p text:style-name="Normal">58),</text:p>
      <text:p text:style-name="Normal">('http://pearl.info',</text:p>
      <text:p text:style-name="Normal">58),</text:p>
      <text:p text:style-name="Normal">('http://victoria.biz',</text:p>
      <text:p text:style-name="Normal">58),</text:p>
      <text:p text:style-name="Normal">('https://carmella.com',</text:p>
      <text:p text:style-name="Normal">59),</text:p>
      <text:p text:style-name="Normal">('http://leo.com',</text:p>
      <text:p text:style-name="Normal">59),</text:p>
      <text:p text:style-name="Normal">('http://jedediah.net',</text:p>
      <text:p text:style-name="Normal">59),</text:p>
      <text:p text:style-name="Normal">('http://sedrick.net',</text:p>
      <text:p text:style-name="Normal">59),</text:p>
      <text:p text:style-name="Normal">('https://clare.org',</text:p>
      <text:p text:style-name="Normal">59),</text:p>
      <text:p text:style-name="Normal">('https://malcolm.name',</text:p>
      <text:p text:style-name="Normal">59),</text:p>
      <text:p text:style-name="Normal">('https://lesly.com',</text:p>
      <text:p text:style-name="Normal">59),</text:p>
      <text:p text:style-name="Normal">('https://roberta.net',</text:p>
      <text:soft-page-break/>
      <text:p text:style-name="Normal">59),</text:p>
      <text:p text:style-name="Normal">('https://estell.info',</text:p>
      <text:p text:style-name="Normal">59),</text:p>
      <text:p text:style-name="Normal">('http://kaleigh.biz',</text:p>
      <text:p text:style-name="Normal">59),</text:p>
      <text:p text:style-name="Normal">('http://blanca.org',</text:p>
      <text:p text:style-name="Normal">60),</text:p>
      <text:p text:style-name="Normal">('http://delpha.com',</text:p>
      <text:p text:style-name="Normal">60),</text:p>
      <text:p text:style-name="Normal">('http://annabelle.org',</text:p>
      <text:p text:style-name="Normal">61),</text:p>
      <text:p text:style-name="Normal">('http://ephraim.com',</text:p>
      <text:p text:style-name="Normal">62),</text:p>
      <text:p text:style-name="Normal">('https://dameon.name',</text:p>
      <text:p text:style-name="Normal">62),</text:p>
      <text:p text:style-name="Normal">('https://julianne.org',</text:p>
      <text:p text:style-name="Normal">63),</text:p>
      <text:p text:style-name="Normal">('https://jasmin.biz',</text:p>
      <text:p text:style-name="Normal">63),</text:p>
      <text:p text:style-name="Normal">('https://delbert.net',</text:p>
      <text:p text:style-name="Normal">63),</text:p>
      <text:p text:style-name="Normal">('https://norval.com',</text:p>
      <text:p text:style-name="Normal">63),</text:p>
      <text:p text:style-name="Normal">('https://jessy.name',</text:p>
      <text:p text:style-name="Normal">64),</text:p>
      <text:p text:style-name="Normal">('https://nolan.name',</text:p>
      <text:p text:style-name="Normal">64),</text:p>
      <text:p text:style-name="Normal">('http://devon.info',</text:p>
      <text:p text:style-name="Normal">64),</text:p>
      <text:p text:style-name="Normal">('http://ora.net',</text:p>
      <text:p text:style-name="Normal">64),</text:p>
      <text:soft-page-break/>
      <text:p text:style-name="Normal">('https://vivien.com',</text:p>
      <text:p text:style-name="Normal">64),</text:p>
      <text:p text:style-name="Normal">('https://hilda.info',</text:p>
      <text:p text:style-name="Normal">65),</text:p>
      <text:p text:style-name="Normal">('https://dorcas.biz',</text:p>
      <text:p text:style-name="Normal">65),</text:p>
      <text:p text:style-name="Normal">('http://hettie.net',</text:p>
      <text:p text:style-name="Normal">65),</text:p>
      <text:p text:style-name="Normal">('http://rico.biz',</text:p>
      <text:p text:style-name="Normal">65),</text:p>
      <text:p text:style-name="Normal">('http://jody.biz',</text:p>
      <text:p text:style-name="Normal">65),</text:p>
      <text:p text:style-name="Normal">('http://sheila.com',</text:p>
      <text:p text:style-name="Normal">67),</text:p>
      <text:p text:style-name="Normal">('http://germaine.name',</text:p>
      <text:p text:style-name="Normal">67),</text:p>
      <text:p text:style-name="Normal">('https://mariane.org',</text:p>
      <text:p text:style-name="Normal">67),</text:p>
      <text:p text:style-name="Normal">('http://reva.com',</text:p>
      <text:p text:style-name="Normal">69),</text:p>
      <text:p text:style-name="Normal">('https://llewellyn.info',</text:p>
      <text:p text:style-name="Normal">70),</text:p>
      <text:p text:style-name="Normal">('http://ellen.info',</text:p>
      <text:p text:style-name="Normal">72),</text:p>
      <text:p text:style-name="Normal">('https://anahi.info',</text:p>
      <text:p text:style-name="Normal">72),</text:p>
      <text:p text:style-name="Normal">('https://javonte.org',</text:p>
      <text:p text:style-name="Normal">72),</text:p>
      <text:p text:style-name="Normal">('http://florine.org',</text:p>
      <text:p text:style-name="Normal">72),</text:p>
      <text:p text:style-name="Normal">('http://marcellus.info',</text:p>
      <text:soft-page-break/>
      <text:p text:style-name="Normal">72),</text:p>
      <text:p text:style-name="Normal">('http://stan.biz',</text:p>
      <text:p text:style-name="Normal">73),</text:p>
      <text:p text:style-name="Normal">('http://jarred.net',</text:p>
      <text:p text:style-name="Normal">77),</text:p>
      <text:p text:style-name="Normal">('http://jovanny.net',</text:p>
      <text:p text:style-name="Normal">77),</text:p>
      <text:p text:style-name="Normal">('http://linnie.com',</text:p>
      <text:p text:style-name="Normal">77),</text:p>
      <text:p text:style-name="Normal">('http://dino.name',</text:p>
      <text:p text:style-name="Normal">77),</text:p>
      <text:p text:style-name="Normal">('https://jane.net',</text:p>
      <text:p text:style-name="Normal">77),</text:p>
      <text:p text:style-name="Normal">('http://laney.name',</text:p>
      <text:p text:style-name="Normal">77),</text:p>
      <text:p text:style-name="Normal">('http://trever.org',</text:p>
      <text:p text:style-name="Normal">78),</text:p>
      <text:p text:style-name="Normal">('http://emilie.net',</text:p>
      <text:p text:style-name="Normal">78),</text:p>
      <text:p text:style-name="Normal">('http://ted.info',</text:p>
      <text:p text:style-name="Normal">78),</text:p>
      <text:p text:style-name="Normal">('http://keshawn.org',</text:p>
      <text:p text:style-name="Normal">78),</text:p>
      <text:p text:style-name="Normal">('http://ole.info',</text:p>
      <text:p text:style-name="Normal">78),</text:p>
      <text:p text:style-name="Normal">('https://ford.biz',</text:p>
      <text:p text:style-name="Normal">79),</text:p>
      <text:p text:style-name="Normal">('https://humberto.org',</text:p>
      <text:p text:style-name="Normal">82),</text:p>
      <text:p text:style-name="Normal">('http://penelope.info',</text:p>
      <text:p text:style-name="Normal">82),</text:p>
      <text:soft-page-break/>
      <text:p text:style-name="Normal">('https://dimitri.info',</text:p>
      <text:p text:style-name="Normal">84),</text:p>
      <text:p text:style-name="Normal">('http://cynthia.info',</text:p>
      <text:p text:style-name="Normal">84),</text:p>
      <text:p text:style-name="Normal">('http://princess.org',</text:p>
      <text:p text:style-name="Normal">85),</text:p>
      <text:p text:style-name="Normal">('https://ruthie.info',</text:p>
      <text:p text:style-name="Normal">85),</text:p>
      <text:p text:style-name="Normal">('https://evan.name',</text:p>
      <text:p text:style-name="Normal">86),</text:p>
      <text:p text:style-name="Normal">('http://deontae.org',</text:p>
      <text:p text:style-name="Normal">86),</text:p>
      <text:p text:style-name="Normal">('https://timmy.info',</text:p>
      <text:p text:style-name="Normal">86),</text:p>
      <text:p text:style-name="Normal">('http://susie.info',</text:p>
      <text:p text:style-name="Normal">86),</text:p>
      <text:p text:style-name="Normal">('http://hollis.com',</text:p>
      <text:p text:style-name="Normal">86),</text:p>
      <text:p text:style-name="Normal">('https://colt.org',</text:p>
      <text:p text:style-name="Normal">86),</text:p>
      <text:p text:style-name="Normal">('http://lucio.org',</text:p>
      <text:p text:style-name="Normal">86),</text:p>
      <text:p text:style-name="Normal">('http://germaine.org',</text:p>
      <text:p text:style-name="Normal">86),</text:p>
      <text:p text:style-name="Normal">('http://howard.net',</text:p>
      <text:p text:style-name="Normal">86),</text:p>
      <text:p text:style-name="Normal">('http://helena.name',</text:p>
      <text:p text:style-name="Normal">87),</text:p>
      <text:p text:style-name="Normal">('https://celestino.name',</text:p>
      <text:p text:style-name="Normal">87),</text:p>
      <text:p text:style-name="Normal">('http://violet.info',</text:p>
      <text:soft-page-break/>
      <text:p text:style-name="Normal">87),</text:p>
      <text:p text:style-name="Normal">('http://nigel.biz',</text:p>
      <text:p text:style-name="Normal">87),</text:p>
      <text:p text:style-name="Normal">('https://noble.net',</text:p>
      <text:p text:style-name="Normal">88),</text:p>
      <text:p text:style-name="Normal">('https://emilia.org',</text:p>
      <text:p text:style-name="Normal">88),</text:p>
      <text:p text:style-name="Normal">('http://destini.net',</text:p>
      <text:p text:style-name="Normal">88),</text:p>
      <text:p text:style-name="Normal">('https://mariano.net',</text:p>
      <text:p text:style-name="Normal">88),</text:p>
      <text:p text:style-name="Normal">('https://brittany.org',</text:p>
      <text:p text:style-name="Normal">88),</text:p>
      <text:p text:style-name="Normal">('https://madaline.name',</text:p>
      <text:p text:style-name="Normal">88),</text:p>
      <text:p text:style-name="Normal">('https://devonte.name',</text:p>
      <text:p text:style-name="Normal">88),</text:p>
      <text:p text:style-name="Normal">('https://blanche.net',</text:p>
      <text:p text:style-name="Normal">88),</text:p>
      <text:p text:style-name="Normal">('http://cali.net',</text:p>
      <text:p text:style-name="Normal">88),</text:p>
      <text:p text:style-name="Normal">('http://mekhi.name',</text:p>
      <text:p text:style-name="Normal">88),</text:p>
      <text:p text:style-name="Normal">('http://adela.com',</text:p>
      <text:p text:style-name="Normal">88),</text:p>
      <text:p text:style-name="Normal">('https://devan.com',</text:p>
      <text:p text:style-name="Normal">92),</text:p>
      <text:p text:style-name="Normal">('https://jarrett.name',</text:p>
      <text:p text:style-name="Normal">92),</text:p>
      <text:p text:style-name="Normal">('https://sid.biz',</text:p>
      <text:p text:style-name="Normal">92),</text:p>
      <text:soft-page-break/>
      <text:p text:style-name="Normal">('https://jadyn.name',</text:p>
      <text:p text:style-name="Normal">93),</text:p>
      <text:p text:style-name="Normal">('https://erik.com',</text:p>
      <text:p text:style-name="Normal">93),</text:p>
      <text:p text:style-name="Normal">('http://freeda.biz',</text:p>
      <text:p text:style-name="Normal">94),</text:p>
      <text:p text:style-name="Normal">('http://ayden.name',</text:p>
      <text:p text:style-name="Normal">95),</text:p>
      <text:p text:style-name="Normal">('https://kathleen.biz',</text:p>
      <text:p text:style-name="Normal">95),</text:p>
      <text:p text:style-name="Normal">('https://helmer.org',</text:p>
      <text:p text:style-name="Normal">96),</text:p>
      <text:p text:style-name="Normal">('https://maggie.info',</text:p>
      <text:p text:style-name="Normal">96),</text:p>
      <text:p text:style-name="Normal">('https://cecilia.net',</text:p>
      <text:p text:style-name="Normal">96),</text:p>
      <text:p text:style-name="Normal">('http://ayla.org',</text:p>
      <text:p text:style-name="Normal">97),</text:p>
      <text:p text:style-name="Normal">('https://elyssa.biz',</text:p>
      <text:p text:style-name="Normal">97),</text:p>
      <text:p text:style-name="Normal">('http://jennie.com',</text:p>
      <text:p text:style-name="Normal">98),</text:p>
      <text:p text:style-name="Normal">('http://ryleigh.info',</text:p>
      <text:p text:style-name="Normal">99),</text:p>
      <text:p text:style-name="Normal">('https://darien.name',</text:p>
      <text:p text:style-name="Normal">99),</text:p>
      <text:p text:style-name="Normal">('https://xzavier.org',</text:p>
      <text:p text:style-name="Normal">99),</text:p>
      <text:p text:style-name="Normal">('https://kaela.name',</text:p>
      <text:p text:style-name="Normal">100),</text:p>
      <text:p text:style-name="Normal">('http://dedrick.info',</text:p>
      <text:soft-page-break/>
      <text:p text:style-name="Normal">100);</text:p>
      <text:p text:style-name="Normal"/>
      <text:p text:style-name="Normal">insert</text:p>
      <text:p text:style-name="Normal"><text:tab/>into</text:p>
      <text:p text:style-name="Normal"><text:tab/>follows(follower_id,</text:p>
      <text:p text:style-name="Normal"><text:tab/>followee_id)</text:p>
      <text:p text:style-name="Normal">values (2,</text:p>
      <text:p text:style-name="Normal">1),</text:p>
      <text:p text:style-name="Normal">(2,</text:p>
      <text:p text:style-name="Normal">3),</text:p>
      <text:p text:style-name="Normal">(2,</text:p>
      <text:p text:style-name="Normal">4),</text:p>
      <text:p text:style-name="Normal">(2,</text:p>
      <text:p text:style-name="Normal">5),</text:p>
      <text:p text:style-name="Normal">(2,</text:p>
      <text:p text:style-name="Normal">6),</text:p>
      <text:p text:style-name="Normal">(2,</text:p>
      <text:p text:style-name="Normal">7),</text:p>
      <text:p text:style-name="Normal">(2,</text:p>
      <text:p text:style-name="Normal">8),</text:p>
      <text:p text:style-name="Normal">(2,</text:p>
      <text:p text:style-name="Normal">9),</text:p>
      <text:p text:style-name="Normal">(2,</text:p>
      <text:p text:style-name="Normal">10),</text:p>
      <text:p text:style-name="Normal">(2,</text:p>
      <text:p text:style-name="Normal">11),</text:p>
      <text:p text:style-name="Normal">(2,</text:p>
      <text:p text:style-name="Normal">12),</text:p>
      <text:p text:style-name="Normal">(2,</text:p>
      <text:p text:style-name="Normal">13),</text:p>
      <text:p text:style-name="Normal">(2,</text:p>
      <text:soft-page-break/>
      <text:p text:style-name="Normal">14),</text:p>
      <text:p text:style-name="Normal">(2,</text:p>
      <text:p text:style-name="Normal">15),</text:p>
      <text:p text:style-name="Normal">(2,</text:p>
      <text:p text:style-name="Normal">16),</text:p>
      <text:p text:style-name="Normal">(2,</text:p>
      <text:p text:style-name="Normal">17),</text:p>
      <text:p text:style-name="Normal">(2,</text:p>
      <text:p text:style-name="Normal">18),</text:p>
      <text:p text:style-name="Normal">(2,</text:p>
      <text:p text:style-name="Normal">19),</text:p>
      <text:p text:style-name="Normal">(2,</text:p>
      <text:p text:style-name="Normal">20),</text:p>
      <text:p text:style-name="Normal">(2,</text:p>
      <text:p text:style-name="Normal">21),</text:p>
      <text:p text:style-name="Normal">(2,</text:p>
      <text:p text:style-name="Normal">22),</text:p>
      <text:p text:style-name="Normal">(2,</text:p>
      <text:p text:style-name="Normal">23),</text:p>
      <text:p text:style-name="Normal">(2,</text:p>
      <text:p text:style-name="Normal">24),</text:p>
      <text:p text:style-name="Normal">(2,</text:p>
      <text:p text:style-name="Normal">25),</text:p>
      <text:p text:style-name="Normal">(2,</text:p>
      <text:p text:style-name="Normal">26),</text:p>
      <text:p text:style-name="Normal">(2,</text:p>
      <text:p text:style-name="Normal">27),</text:p>
      <text:p text:style-name="Normal">(2,</text:p>
      <text:p text:style-name="Normal">28),</text:p>
      <text:p text:style-name="Normal">(2,</text:p>
      <text:p text:style-name="Normal">29),</text:p>
      <text:soft-page-break/>
      <text:p text:style-name="Normal">(2,</text:p>
      <text:p text:style-name="Normal">30),</text:p>
      <text:p text:style-name="Normal">(2,</text:p>
      <text:p text:style-name="Normal">31),</text:p>
      <text:p text:style-name="Normal">(2,</text:p>
      <text:p text:style-name="Normal">32),</text:p>
      <text:p text:style-name="Normal">(2,</text:p>
      <text:p text:style-name="Normal">33),</text:p>
      <text:p text:style-name="Normal">(2,</text:p>
      <text:p text:style-name="Normal">34),</text:p>
      <text:p text:style-name="Normal">(2,</text:p>
      <text:p text:style-name="Normal">35),</text:p>
      <text:p text:style-name="Normal">(2,</text:p>
      <text:p text:style-name="Normal">36),</text:p>
      <text:p text:style-name="Normal">(2,</text:p>
      <text:p text:style-name="Normal">37),</text:p>
      <text:p text:style-name="Normal">(2,</text:p>
      <text:p text:style-name="Normal">38),</text:p>
      <text:p text:style-name="Normal">(2,</text:p>
      <text:p text:style-name="Normal">39),</text:p>
      <text:p text:style-name="Normal">(2,</text:p>
      <text:p text:style-name="Normal">40),</text:p>
      <text:p text:style-name="Normal">(2,</text:p>
      <text:p text:style-name="Normal">41),</text:p>
      <text:p text:style-name="Normal">(2,</text:p>
      <text:p text:style-name="Normal">42),</text:p>
      <text:p text:style-name="Normal">(2,</text:p>
      <text:p text:style-name="Normal">43),</text:p>
      <text:p text:style-name="Normal">(2,</text:p>
      <text:p text:style-name="Normal">44),</text:p>
      <text:p text:style-name="Normal">(2,</text:p>
      <text:soft-page-break/>
      <text:p text:style-name="Normal">45),</text:p>
      <text:p text:style-name="Normal">(2,</text:p>
      <text:p text:style-name="Normal">46),</text:p>
      <text:p text:style-name="Normal">(2,</text:p>
      <text:p text:style-name="Normal">47),</text:p>
      <text:p text:style-name="Normal">(2,</text:p>
      <text:p text:style-name="Normal">48),</text:p>
      <text:p text:style-name="Normal">(2,</text:p>
      <text:p text:style-name="Normal">49),</text:p>
      <text:p text:style-name="Normal">(2,</text:p>
      <text:p text:style-name="Normal">50),</text:p>
      <text:p text:style-name="Normal">(2,</text:p>
      <text:p text:style-name="Normal">51),</text:p>
      <text:p text:style-name="Normal">(2,</text:p>
      <text:p text:style-name="Normal">52),</text:p>
      <text:p text:style-name="Normal">(2,</text:p>
      <text:p text:style-name="Normal">53),</text:p>
      <text:p text:style-name="Normal">(2,</text:p>
      <text:p text:style-name="Normal">54),</text:p>
      <text:p text:style-name="Normal">(2,</text:p>
      <text:p text:style-name="Normal">55),</text:p>
      <text:p text:style-name="Normal">(2,</text:p>
      <text:p text:style-name="Normal">56),</text:p>
      <text:p text:style-name="Normal">(2,</text:p>
      <text:p text:style-name="Normal">57),</text:p>
      <text:p text:style-name="Normal">(2,</text:p>
      <text:p text:style-name="Normal">58),</text:p>
      <text:p text:style-name="Normal">(2,</text:p>
      <text:p text:style-name="Normal">59),</text:p>
      <text:p text:style-name="Normal">(2,</text:p>
      <text:p text:style-name="Normal">60),</text:p>
      <text:soft-page-break/>
      <text:p text:style-name="Normal">(2,</text:p>
      <text:p text:style-name="Normal">61),</text:p>
      <text:p text:style-name="Normal">(2,</text:p>
      <text:p text:style-name="Normal">62),</text:p>
      <text:p text:style-name="Normal">(2,</text:p>
      <text:p text:style-name="Normal">63),</text:p>
      <text:p text:style-name="Normal">(2,</text:p>
      <text:p text:style-name="Normal">64),</text:p>
      <text:p text:style-name="Normal">(2,</text:p>
      <text:p text:style-name="Normal">65),</text:p>
      <text:p text:style-name="Normal">(2,</text:p>
      <text:p text:style-name="Normal">66),</text:p>
      <text:p text:style-name="Normal">(2,</text:p>
      <text:p text:style-name="Normal">67),</text:p>
      <text:p text:style-name="Normal">(2,</text:p>
      <text:p text:style-name="Normal">68),</text:p>
      <text:p text:style-name="Normal">(2,</text:p>
      <text:p text:style-name="Normal">69),</text:p>
      <text:p text:style-name="Normal">(2,</text:p>
      <text:p text:style-name="Normal">70),</text:p>
      <text:p text:style-name="Normal">(2,</text:p>
      <text:p text:style-name="Normal">71),</text:p>
      <text:p text:style-name="Normal">(2,</text:p>
      <text:p text:style-name="Normal">72),</text:p>
      <text:p text:style-name="Normal">(2,</text:p>
      <text:p text:style-name="Normal">73),</text:p>
      <text:p text:style-name="Normal">(2,</text:p>
      <text:p text:style-name="Normal">74),</text:p>
      <text:p text:style-name="Normal">(2,</text:p>
      <text:p text:style-name="Normal">75),</text:p>
      <text:p text:style-name="Normal">(2,</text:p>
      <text:soft-page-break/>
      <text:p text:style-name="Normal">76),</text:p>
      <text:p text:style-name="Normal">(2,</text:p>
      <text:p text:style-name="Normal">77),</text:p>
      <text:p text:style-name="Normal">(2,</text:p>
      <text:p text:style-name="Normal">78),</text:p>
      <text:p text:style-name="Normal">(2,</text:p>
      <text:p text:style-name="Normal">79),</text:p>
      <text:p text:style-name="Normal">(2,</text:p>
      <text:p text:style-name="Normal">80),</text:p>
      <text:p text:style-name="Normal">(2,</text:p>
      <text:p text:style-name="Normal">81),</text:p>
      <text:p text:style-name="Normal">(2,</text:p>
      <text:p text:style-name="Normal">82),</text:p>
      <text:p text:style-name="Normal">(2,</text:p>
      <text:p text:style-name="Normal">83),</text:p>
      <text:p text:style-name="Normal">(2,</text:p>
      <text:p text:style-name="Normal">84),</text:p>
      <text:p text:style-name="Normal">(2,</text:p>
      <text:p text:style-name="Normal">85),</text:p>
      <text:p text:style-name="Normal">(2,</text:p>
      <text:p text:style-name="Normal">86),</text:p>
      <text:p text:style-name="Normal">(2,</text:p>
      <text:p text:style-name="Normal">87),</text:p>
      <text:p text:style-name="Normal">(2,</text:p>
      <text:p text:style-name="Normal">88),</text:p>
      <text:p text:style-name="Normal">(2,</text:p>
      <text:p text:style-name="Normal">89),</text:p>
      <text:p text:style-name="Normal">(2,</text:p>
      <text:p text:style-name="Normal">90),</text:p>
      <text:p text:style-name="Normal">(2,</text:p>
      <text:p text:style-name="Normal">91),</text:p>
      <text:soft-page-break/>
      <text:p text:style-name="Normal">(2,</text:p>
      <text:p text:style-name="Normal">92),</text:p>
      <text:p text:style-name="Normal">(2,</text:p>
      <text:p text:style-name="Normal">93),</text:p>
      <text:p text:style-name="Normal">(2,</text:p>
      <text:p text:style-name="Normal">94),</text:p>
      <text:p text:style-name="Normal">(2,</text:p>
      <text:p text:style-name="Normal">95),</text:p>
      <text:p text:style-name="Normal">(2,</text:p>
      <text:p text:style-name="Normal">96),</text:p>
      <text:p text:style-name="Normal">(2,</text:p>
      <text:p text:style-name="Normal">97),</text:p>
      <text:p text:style-name="Normal">(2,</text:p>
      <text:p text:style-name="Normal">98),</text:p>
      <text:p text:style-name="Normal">(2,</text:p>
      <text:p text:style-name="Normal">99),</text:p>
      <text:p text:style-name="Normal">(2,</text:p>
      <text:p text:style-name="Normal">100),</text:p>
      <text:p text:style-name="Normal">(3,</text:p>
      <text:p text:style-name="Normal">1),</text:p>
      <text:p text:style-name="Normal">(3,</text:p>
      <text:p text:style-name="Normal">2),</text:p>
      <text:p text:style-name="Normal">(3,</text:p>
      <text:p text:style-name="Normal">4),</text:p>
      <text:p text:style-name="Normal">(3,</text:p>
      <text:p text:style-name="Normal">5),</text:p>
      <text:p text:style-name="Normal">(3,</text:p>
      <text:p text:style-name="Normal">6),</text:p>
      <text:p text:style-name="Normal">(3,</text:p>
      <text:p text:style-name="Normal">7),</text:p>
      <text:p text:style-name="Normal">(3,</text:p>
      <text:soft-page-break/>
      <text:p text:style-name="Normal">8),</text:p>
      <text:p text:style-name="Normal">(3,</text:p>
      <text:p text:style-name="Normal">9),</text:p>
      <text:p text:style-name="Normal">(3,</text:p>
      <text:p text:style-name="Normal">10),</text:p>
      <text:p text:style-name="Normal">(3,</text:p>
      <text:p text:style-name="Normal">11),</text:p>
      <text:p text:style-name="Normal">(3,</text:p>
      <text:p text:style-name="Normal">12),</text:p>
      <text:p text:style-name="Normal">(3,</text:p>
      <text:p text:style-name="Normal">13),</text:p>
      <text:p text:style-name="Normal">(3,</text:p>
      <text:p text:style-name="Normal">14),</text:p>
      <text:p text:style-name="Normal">(3,</text:p>
      <text:p text:style-name="Normal">15),</text:p>
      <text:p text:style-name="Normal">(3,</text:p>
      <text:p text:style-name="Normal">16),</text:p>
      <text:p text:style-name="Normal">(3,</text:p>
      <text:p text:style-name="Normal">17),</text:p>
      <text:p text:style-name="Normal">(3,</text:p>
      <text:p text:style-name="Normal">18),</text:p>
      <text:p text:style-name="Normal">(3,</text:p>
      <text:p text:style-name="Normal">19),</text:p>
      <text:p text:style-name="Normal">(3,</text:p>
      <text:p text:style-name="Normal">20),</text:p>
      <text:p text:style-name="Normal">(3,</text:p>
      <text:p text:style-name="Normal">21),</text:p>
      <text:p text:style-name="Normal">(3,</text:p>
      <text:p text:style-name="Normal">22),</text:p>
      <text:p text:style-name="Normal">(3,</text:p>
      <text:p text:style-name="Normal">23),</text:p>
      <text:soft-page-break/>
      <text:p text:style-name="Normal">(3,</text:p>
      <text:p text:style-name="Normal">24),</text:p>
      <text:p text:style-name="Normal">(3,</text:p>
      <text:p text:style-name="Normal">25),</text:p>
      <text:p text:style-name="Normal">(3,</text:p>
      <text:p text:style-name="Normal">26),</text:p>
      <text:p text:style-name="Normal">(3,</text:p>
      <text:p text:style-name="Normal">27),</text:p>
      <text:p text:style-name="Normal">(3,</text:p>
      <text:p text:style-name="Normal">28),</text:p>
      <text:p text:style-name="Normal">(3,</text:p>
      <text:p text:style-name="Normal">29),</text:p>
      <text:p text:style-name="Normal">(3,</text:p>
      <text:p text:style-name="Normal">30),</text:p>
      <text:p text:style-name="Normal">(3,</text:p>
      <text:p text:style-name="Normal">31),</text:p>
      <text:p text:style-name="Normal">(3,</text:p>
      <text:p text:style-name="Normal">32),</text:p>
      <text:p text:style-name="Normal">(3,</text:p>
      <text:p text:style-name="Normal">33),</text:p>
      <text:p text:style-name="Normal">(3,</text:p>
      <text:p text:style-name="Normal">34),</text:p>
      <text:p text:style-name="Normal">(3,</text:p>
      <text:p text:style-name="Normal">35),</text:p>
      <text:p text:style-name="Normal">(3,</text:p>
      <text:p text:style-name="Normal">36),</text:p>
      <text:p text:style-name="Normal">(3,</text:p>
      <text:p text:style-name="Normal">37),</text:p>
      <text:p text:style-name="Normal">(3,</text:p>
      <text:p text:style-name="Normal">38),</text:p>
      <text:p text:style-name="Normal">(3,</text:p>
      <text:soft-page-break/>
      <text:p text:style-name="Normal">39),</text:p>
      <text:p text:style-name="Normal">(3,</text:p>
      <text:p text:style-name="Normal">40),</text:p>
      <text:p text:style-name="Normal">(3,</text:p>
      <text:p text:style-name="Normal">41),</text:p>
      <text:p text:style-name="Normal">(3,</text:p>
      <text:p text:style-name="Normal">42),</text:p>
      <text:p text:style-name="Normal">(3,</text:p>
      <text:p text:style-name="Normal">43),</text:p>
      <text:p text:style-name="Normal">(3,</text:p>
      <text:p text:style-name="Normal">44),</text:p>
      <text:p text:style-name="Normal">(3,</text:p>
      <text:p text:style-name="Normal">45),</text:p>
      <text:p text:style-name="Normal">(3,</text:p>
      <text:p text:style-name="Normal">46),</text:p>
      <text:p text:style-name="Normal">(3,</text:p>
      <text:p text:style-name="Normal">47),</text:p>
      <text:p text:style-name="Normal">(3,</text:p>
      <text:p text:style-name="Normal">48),</text:p>
      <text:p text:style-name="Normal">(3,</text:p>
      <text:p text:style-name="Normal">49),</text:p>
      <text:p text:style-name="Normal">(3,</text:p>
      <text:p text:style-name="Normal">50),</text:p>
      <text:p text:style-name="Normal">(3,</text:p>
      <text:p text:style-name="Normal">51),</text:p>
      <text:p text:style-name="Normal">(3,</text:p>
      <text:p text:style-name="Normal">52),</text:p>
      <text:p text:style-name="Normal">(3,</text:p>
      <text:p text:style-name="Normal">53),</text:p>
      <text:p text:style-name="Normal">(3,</text:p>
      <text:p text:style-name="Normal">54),</text:p>
      <text:soft-page-break/>
      <text:p text:style-name="Normal">(3,</text:p>
      <text:p text:style-name="Normal">55),</text:p>
      <text:p text:style-name="Normal">(3,</text:p>
      <text:p text:style-name="Normal">56),</text:p>
      <text:p text:style-name="Normal">(3,</text:p>
      <text:p text:style-name="Normal">57),</text:p>
      <text:p text:style-name="Normal">(3,</text:p>
      <text:p text:style-name="Normal">58),</text:p>
      <text:p text:style-name="Normal">(3,</text:p>
      <text:p text:style-name="Normal">59),</text:p>
      <text:p text:style-name="Normal">(3,</text:p>
      <text:p text:style-name="Normal">60),</text:p>
      <text:p text:style-name="Normal">(3,</text:p>
      <text:p text:style-name="Normal">61),</text:p>
      <text:p text:style-name="Normal">(3,</text:p>
      <text:p text:style-name="Normal">62),</text:p>
      <text:p text:style-name="Normal">(3,</text:p>
      <text:p text:style-name="Normal">63),</text:p>
      <text:p text:style-name="Normal">(3,</text:p>
      <text:p text:style-name="Normal">64),</text:p>
      <text:p text:style-name="Normal">(3,</text:p>
      <text:p text:style-name="Normal">65),</text:p>
      <text:p text:style-name="Normal">(3,</text:p>
      <text:p text:style-name="Normal">66),</text:p>
      <text:p text:style-name="Normal">(3,</text:p>
      <text:p text:style-name="Normal">67),</text:p>
      <text:p text:style-name="Normal">(3,</text:p>
      <text:p text:style-name="Normal">68),</text:p>
      <text:p text:style-name="Normal">(3,</text:p>
      <text:p text:style-name="Normal">69),</text:p>
      <text:p text:style-name="Normal">(3,</text:p>
      <text:soft-page-break/>
      <text:p text:style-name="Normal">70),</text:p>
      <text:p text:style-name="Normal">(3,</text:p>
      <text:p text:style-name="Normal">71),</text:p>
      <text:p text:style-name="Normal">(3,</text:p>
      <text:p text:style-name="Normal">72),</text:p>
      <text:p text:style-name="Normal">(3,</text:p>
      <text:p text:style-name="Normal">73),</text:p>
      <text:p text:style-name="Normal">(3,</text:p>
      <text:p text:style-name="Normal">74),</text:p>
      <text:p text:style-name="Normal">(3,</text:p>
      <text:p text:style-name="Normal">75),</text:p>
      <text:p text:style-name="Normal">(3,</text:p>
      <text:p text:style-name="Normal">76),</text:p>
      <text:p text:style-name="Normal">(3,</text:p>
      <text:p text:style-name="Normal">77),</text:p>
      <text:p text:style-name="Normal">(3,</text:p>
      <text:p text:style-name="Normal">78),</text:p>
      <text:p text:style-name="Normal">(3,</text:p>
      <text:p text:style-name="Normal">79),</text:p>
      <text:p text:style-name="Normal">(3,</text:p>
      <text:p text:style-name="Normal">80),</text:p>
      <text:p text:style-name="Normal">(3,</text:p>
      <text:p text:style-name="Normal">81),</text:p>
      <text:p text:style-name="Normal">(3,</text:p>
      <text:p text:style-name="Normal">82),</text:p>
      <text:p text:style-name="Normal">(3,</text:p>
      <text:p text:style-name="Normal">83),</text:p>
      <text:p text:style-name="Normal">(3,</text:p>
      <text:p text:style-name="Normal">84),</text:p>
      <text:p text:style-name="Normal">(3,</text:p>
      <text:p text:style-name="Normal">85),</text:p>
      <text:soft-page-break/>
      <text:p text:style-name="Normal">(3,</text:p>
      <text:p text:style-name="Normal">86),</text:p>
      <text:p text:style-name="Normal">(3,</text:p>
      <text:p text:style-name="Normal">87),</text:p>
      <text:p text:style-name="Normal">(3,</text:p>
      <text:p text:style-name="Normal">88),</text:p>
      <text:p text:style-name="Normal">(3,</text:p>
      <text:p text:style-name="Normal">89),</text:p>
      <text:p text:style-name="Normal">(3,</text:p>
      <text:p text:style-name="Normal">90),</text:p>
      <text:p text:style-name="Normal">(3,</text:p>
      <text:p text:style-name="Normal">91),</text:p>
      <text:p text:style-name="Normal">(3,</text:p>
      <text:p text:style-name="Normal">92),</text:p>
      <text:p text:style-name="Normal">(3,</text:p>
      <text:p text:style-name="Normal">93),</text:p>
      <text:p text:style-name="Normal">(3,</text:p>
      <text:p text:style-name="Normal">94),</text:p>
      <text:p text:style-name="Normal">(3,</text:p>
      <text:p text:style-name="Normal">95),</text:p>
      <text:p text:style-name="Normal">(3,</text:p>
      <text:p text:style-name="Normal">96),</text:p>
      <text:p text:style-name="Normal">(3,</text:p>
      <text:p text:style-name="Normal">97),</text:p>
      <text:p text:style-name="Normal">(3,</text:p>
      <text:p text:style-name="Normal">98),</text:p>
      <text:p text:style-name="Normal">(3,</text:p>
      <text:p text:style-name="Normal">99),</text:p>
      <text:p text:style-name="Normal">(3,</text:p>
      <text:p text:style-name="Normal">100),</text:p>
      <text:p text:style-name="Normal">(4,</text:p>
      <text:soft-page-break/>
      <text:p text:style-name="Normal">1),</text:p>
      <text:p text:style-name="Normal">(4,</text:p>
      <text:p text:style-name="Normal">2),</text:p>
      <text:p text:style-name="Normal">(4,</text:p>
      <text:p text:style-name="Normal">3),</text:p>
      <text:p text:style-name="Normal">(4,</text:p>
      <text:p text:style-name="Normal">5),</text:p>
      <text:p text:style-name="Normal">(4,</text:p>
      <text:p text:style-name="Normal">6),</text:p>
      <text:p text:style-name="Normal">(4,</text:p>
      <text:p text:style-name="Normal">7),</text:p>
      <text:p text:style-name="Normal">(4,</text:p>
      <text:p text:style-name="Normal">8),</text:p>
      <text:p text:style-name="Normal">(4,</text:p>
      <text:p text:style-name="Normal">9),</text:p>
      <text:p text:style-name="Normal">(4,</text:p>
      <text:p text:style-name="Normal">10),</text:p>
      <text:p text:style-name="Normal">(4,</text:p>
      <text:p text:style-name="Normal">11),</text:p>
      <text:p text:style-name="Normal">(4,</text:p>
      <text:p text:style-name="Normal">12),</text:p>
      <text:p text:style-name="Normal">(4,</text:p>
      <text:p text:style-name="Normal">13),</text:p>
      <text:p text:style-name="Normal">(4,</text:p>
      <text:p text:style-name="Normal">14),</text:p>
      <text:p text:style-name="Normal">(4,</text:p>
      <text:p text:style-name="Normal">15),</text:p>
      <text:p text:style-name="Normal">(4,</text:p>
      <text:p text:style-name="Normal">16),</text:p>
      <text:p text:style-name="Normal">(4,</text:p>
      <text:p text:style-name="Normal">17),</text:p>
      <text:soft-page-break/>
      <text:p text:style-name="Normal">(4,</text:p>
      <text:p text:style-name="Normal">18),</text:p>
      <text:p text:style-name="Normal">(4,</text:p>
      <text:p text:style-name="Normal">19),</text:p>
      <text:p text:style-name="Normal">(4,</text:p>
      <text:p text:style-name="Normal">20),</text:p>
      <text:p text:style-name="Normal">(4,</text:p>
      <text:p text:style-name="Normal">21),</text:p>
      <text:p text:style-name="Normal">(4,</text:p>
      <text:p text:style-name="Normal">22),</text:p>
      <text:p text:style-name="Normal">(4,</text:p>
      <text:p text:style-name="Normal">23),</text:p>
      <text:p text:style-name="Normal">(4,</text:p>
      <text:p text:style-name="Normal">24),</text:p>
      <text:p text:style-name="Normal">(4,</text:p>
      <text:p text:style-name="Normal">25),</text:p>
      <text:p text:style-name="Normal">(4,</text:p>
      <text:p text:style-name="Normal">26),</text:p>
      <text:p text:style-name="Normal">(4,</text:p>
      <text:p text:style-name="Normal">27),</text:p>
      <text:p text:style-name="Normal">(4,</text:p>
      <text:p text:style-name="Normal">28),</text:p>
      <text:p text:style-name="Normal">(4,</text:p>
      <text:p text:style-name="Normal">29),</text:p>
      <text:p text:style-name="Normal">(4,</text:p>
      <text:p text:style-name="Normal">30),</text:p>
      <text:p text:style-name="Normal">(4,</text:p>
      <text:p text:style-name="Normal">31),</text:p>
      <text:p text:style-name="Normal">(4,</text:p>
      <text:p text:style-name="Normal">32),</text:p>
      <text:p text:style-name="Normal">(4,</text:p>
      <text:soft-page-break/>
      <text:p text:style-name="Normal">33),</text:p>
      <text:p text:style-name="Normal">(4,</text:p>
      <text:p text:style-name="Normal">34),</text:p>
      <text:p text:style-name="Normal">(4,</text:p>
      <text:p text:style-name="Normal">35),</text:p>
      <text:p text:style-name="Normal">(4,</text:p>
      <text:p text:style-name="Normal">36),</text:p>
      <text:p text:style-name="Normal">(4,</text:p>
      <text:p text:style-name="Normal">37),</text:p>
      <text:p text:style-name="Normal">(4,</text:p>
      <text:p text:style-name="Normal">38),</text:p>
      <text:p text:style-name="Normal">(4,</text:p>
      <text:p text:style-name="Normal">39),</text:p>
      <text:p text:style-name="Normal">(4,</text:p>
      <text:p text:style-name="Normal">40),</text:p>
      <text:p text:style-name="Normal">(4,</text:p>
      <text:p text:style-name="Normal">41),</text:p>
      <text:p text:style-name="Normal">(4,</text:p>
      <text:p text:style-name="Normal">42),</text:p>
      <text:p text:style-name="Normal">(4,</text:p>
      <text:p text:style-name="Normal">43),</text:p>
      <text:p text:style-name="Normal">(4,</text:p>
      <text:p text:style-name="Normal">44),</text:p>
      <text:p text:style-name="Normal">(4,</text:p>
      <text:p text:style-name="Normal">45),</text:p>
      <text:p text:style-name="Normal">(4,</text:p>
      <text:p text:style-name="Normal">46),</text:p>
      <text:p text:style-name="Normal">(4,</text:p>
      <text:p text:style-name="Normal">47),</text:p>
      <text:p text:style-name="Normal">(4,</text:p>
      <text:p text:style-name="Normal">48),</text:p>
      <text:soft-page-break/>
      <text:p text:style-name="Normal">(4,</text:p>
      <text:p text:style-name="Normal">49),</text:p>
      <text:p text:style-name="Normal">(4,</text:p>
      <text:p text:style-name="Normal">50),</text:p>
      <text:p text:style-name="Normal">(4,</text:p>
      <text:p text:style-name="Normal">51),</text:p>
      <text:p text:style-name="Normal">(4,</text:p>
      <text:p text:style-name="Normal">52),</text:p>
      <text:p text:style-name="Normal">(4,</text:p>
      <text:p text:style-name="Normal">53),</text:p>
      <text:p text:style-name="Normal">(4,</text:p>
      <text:p text:style-name="Normal">54),</text:p>
      <text:p text:style-name="Normal">(4,</text:p>
      <text:p text:style-name="Normal">55),</text:p>
      <text:p text:style-name="Normal">(4,</text:p>
      <text:p text:style-name="Normal">56),</text:p>
      <text:p text:style-name="Normal">(4,</text:p>
      <text:p text:style-name="Normal">57),</text:p>
      <text:p text:style-name="Normal">(4,</text:p>
      <text:p text:style-name="Normal">58),</text:p>
      <text:p text:style-name="Normal">(4,</text:p>
      <text:p text:style-name="Normal">59),</text:p>
      <text:p text:style-name="Normal">(4,</text:p>
      <text:p text:style-name="Normal">60),</text:p>
      <text:p text:style-name="Normal">(4,</text:p>
      <text:p text:style-name="Normal">61),</text:p>
      <text:p text:style-name="Normal">(4,</text:p>
      <text:p text:style-name="Normal">62),</text:p>
      <text:p text:style-name="Normal">(4,</text:p>
      <text:p text:style-name="Normal">63),</text:p>
      <text:p text:style-name="Normal">(4,</text:p>
      <text:soft-page-break/>
      <text:p text:style-name="Normal">64),</text:p>
      <text:p text:style-name="Normal">(4,</text:p>
      <text:p text:style-name="Normal">65),</text:p>
      <text:p text:style-name="Normal">(4,</text:p>
      <text:p text:style-name="Normal">66),</text:p>
      <text:p text:style-name="Normal">(4,</text:p>
      <text:p text:style-name="Normal">67),</text:p>
      <text:p text:style-name="Normal">(4,</text:p>
      <text:p text:style-name="Normal">68),</text:p>
      <text:p text:style-name="Normal">(4,</text:p>
      <text:p text:style-name="Normal">69),</text:p>
      <text:p text:style-name="Normal">(4,</text:p>
      <text:p text:style-name="Normal">70),</text:p>
      <text:p text:style-name="Normal">(4,</text:p>
      <text:p text:style-name="Normal">71),</text:p>
      <text:p text:style-name="Normal">(4,</text:p>
      <text:p text:style-name="Normal">72),</text:p>
      <text:p text:style-name="Normal">(4,</text:p>
      <text:p text:style-name="Normal">73),</text:p>
      <text:p text:style-name="Normal">(4,</text:p>
      <text:p text:style-name="Normal">74),</text:p>
      <text:p text:style-name="Normal">(4,</text:p>
      <text:p text:style-name="Normal">75),</text:p>
      <text:p text:style-name="Normal">(4,</text:p>
      <text:p text:style-name="Normal">76),</text:p>
      <text:p text:style-name="Normal">(4,</text:p>
      <text:p text:style-name="Normal">77),</text:p>
      <text:p text:style-name="Normal">(4,</text:p>
      <text:p text:style-name="Normal">78),</text:p>
      <text:p text:style-name="Normal">(4,</text:p>
      <text:p text:style-name="Normal">79),</text:p>
      <text:soft-page-break/>
      <text:p text:style-name="Normal">(4,</text:p>
      <text:p text:style-name="Normal">80),</text:p>
      <text:p text:style-name="Normal">(4,</text:p>
      <text:p text:style-name="Normal">81),</text:p>
      <text:p text:style-name="Normal">(4,</text:p>
      <text:p text:style-name="Normal">82),</text:p>
      <text:p text:style-name="Normal">(4,</text:p>
      <text:p text:style-name="Normal">83),</text:p>
      <text:p text:style-name="Normal">(4,</text:p>
      <text:p text:style-name="Normal">84),</text:p>
      <text:p text:style-name="Normal">(4,</text:p>
      <text:p text:style-name="Normal">85),</text:p>
      <text:p text:style-name="Normal">(4,</text:p>
      <text:p text:style-name="Normal">86),</text:p>
      <text:p text:style-name="Normal">(4,</text:p>
      <text:p text:style-name="Normal">87),</text:p>
      <text:p text:style-name="Normal">(4,</text:p>
      <text:p text:style-name="Normal">88),</text:p>
      <text:p text:style-name="Normal">(4,</text:p>
      <text:p text:style-name="Normal">89),</text:p>
      <text:p text:style-name="Normal">(4,</text:p>
      <text:p text:style-name="Normal">90),</text:p>
      <text:p text:style-name="Normal">(4,</text:p>
      <text:p text:style-name="Normal">91),</text:p>
      <text:p text:style-name="Normal">(4,</text:p>
      <text:p text:style-name="Normal">92),</text:p>
      <text:p text:style-name="Normal">(4,</text:p>
      <text:p text:style-name="Normal">93),</text:p>
      <text:p text:style-name="Normal">(4,</text:p>
      <text:p text:style-name="Normal">94),</text:p>
      <text:p text:style-name="Normal">(4,</text:p>
      <text:soft-page-break/>
      <text:p text:style-name="Normal">95),</text:p>
      <text:p text:style-name="Normal">(4,</text:p>
      <text:p text:style-name="Normal">96),</text:p>
      <text:p text:style-name="Normal">(4,</text:p>
      <text:p text:style-name="Normal">97),</text:p>
      <text:p text:style-name="Normal">(4,</text:p>
      <text:p text:style-name="Normal">98),</text:p>
      <text:p text:style-name="Normal">(4,</text:p>
      <text:p text:style-name="Normal">99),</text:p>
      <text:p text:style-name="Normal">(4,</text:p>
      <text:p text:style-name="Normal">100),</text:p>
      <text:p text:style-name="Normal">(5,</text:p>
      <text:p text:style-name="Normal">1),</text:p>
      <text:p text:style-name="Normal">(5,</text:p>
      <text:p text:style-name="Normal">2),</text:p>
      <text:p text:style-name="Normal">(5,</text:p>
      <text:p text:style-name="Normal">3),</text:p>
      <text:p text:style-name="Normal">(5,</text:p>
      <text:p text:style-name="Normal">4),</text:p>
      <text:p text:style-name="Normal">(5,</text:p>
      <text:p text:style-name="Normal">6),</text:p>
      <text:p text:style-name="Normal">(5,</text:p>
      <text:p text:style-name="Normal">7),</text:p>
      <text:p text:style-name="Normal">(5,</text:p>
      <text:p text:style-name="Normal">8),</text:p>
      <text:p text:style-name="Normal">(5,</text:p>
      <text:p text:style-name="Normal">9),</text:p>
      <text:p text:style-name="Normal">(5,</text:p>
      <text:p text:style-name="Normal">10),</text:p>
      <text:p text:style-name="Normal">(5,</text:p>
      <text:p text:style-name="Normal">11),</text:p>
      <text:soft-page-break/>
      <text:p text:style-name="Normal">(5,</text:p>
      <text:p text:style-name="Normal">12),</text:p>
      <text:p text:style-name="Normal">(5,</text:p>
      <text:p text:style-name="Normal">13),</text:p>
      <text:p text:style-name="Normal">(5,</text:p>
      <text:p text:style-name="Normal">14),</text:p>
      <text:p text:style-name="Normal">(5,</text:p>
      <text:p text:style-name="Normal">15),</text:p>
      <text:p text:style-name="Normal">(5,</text:p>
      <text:p text:style-name="Normal">16),</text:p>
      <text:p text:style-name="Normal">(5,</text:p>
      <text:p text:style-name="Normal">17),</text:p>
      <text:p text:style-name="Normal">(5,</text:p>
      <text:p text:style-name="Normal">18),</text:p>
      <text:p text:style-name="Normal">(5,</text:p>
      <text:p text:style-name="Normal">19),</text:p>
      <text:p text:style-name="Normal">(5,</text:p>
      <text:p text:style-name="Normal">20),</text:p>
      <text:p text:style-name="Normal">(5,</text:p>
      <text:p text:style-name="Normal">21),</text:p>
      <text:p text:style-name="Normal">(5,</text:p>
      <text:p text:style-name="Normal">22),</text:p>
      <text:p text:style-name="Normal">(5,</text:p>
      <text:p text:style-name="Normal">23),</text:p>
      <text:p text:style-name="Normal">(5,</text:p>
      <text:p text:style-name="Normal">24),</text:p>
      <text:p text:style-name="Normal">(5,</text:p>
      <text:p text:style-name="Normal">25),</text:p>
      <text:p text:style-name="Normal">(5,</text:p>
      <text:p text:style-name="Normal">26),</text:p>
      <text:p text:style-name="Normal">(5,</text:p>
      <text:soft-page-break/>
      <text:p text:style-name="Normal">27),</text:p>
      <text:p text:style-name="Normal">(5,</text:p>
      <text:p text:style-name="Normal">28),</text:p>
      <text:p text:style-name="Normal">(5,</text:p>
      <text:p text:style-name="Normal">29),</text:p>
      <text:p text:style-name="Normal">(5,</text:p>
      <text:p text:style-name="Normal">30),</text:p>
      <text:p text:style-name="Normal">(5,</text:p>
      <text:p text:style-name="Normal">31),</text:p>
      <text:p text:style-name="Normal">(5,</text:p>
      <text:p text:style-name="Normal">32),</text:p>
      <text:p text:style-name="Normal">(5,</text:p>
      <text:p text:style-name="Normal">33),</text:p>
      <text:p text:style-name="Normal">(5,</text:p>
      <text:p text:style-name="Normal">34),</text:p>
      <text:p text:style-name="Normal">(5,</text:p>
      <text:p text:style-name="Normal">35),</text:p>
      <text:p text:style-name="Normal">(5,</text:p>
      <text:p text:style-name="Normal">36),</text:p>
      <text:p text:style-name="Normal">(5,</text:p>
      <text:p text:style-name="Normal">37),</text:p>
      <text:p text:style-name="Normal">(5,</text:p>
      <text:p text:style-name="Normal">38),</text:p>
      <text:p text:style-name="Normal">(5,</text:p>
      <text:p text:style-name="Normal">39),</text:p>
      <text:p text:style-name="Normal">(5,</text:p>
      <text:p text:style-name="Normal">40),</text:p>
      <text:p text:style-name="Normal">(5,</text:p>
      <text:p text:style-name="Normal">41),</text:p>
      <text:p text:style-name="Normal">(5,</text:p>
      <text:p text:style-name="Normal">42),</text:p>
      <text:soft-page-break/>
      <text:p text:style-name="Normal">(5,</text:p>
      <text:p text:style-name="Normal">43),</text:p>
      <text:p text:style-name="Normal">(5,</text:p>
      <text:p text:style-name="Normal">44),</text:p>
      <text:p text:style-name="Normal">(5,</text:p>
      <text:p text:style-name="Normal">45),</text:p>
      <text:p text:style-name="Normal">(5,</text:p>
      <text:p text:style-name="Normal">46),</text:p>
      <text:p text:style-name="Normal">(5,</text:p>
      <text:p text:style-name="Normal">47),</text:p>
      <text:p text:style-name="Normal">(5,</text:p>
      <text:p text:style-name="Normal">48),</text:p>
      <text:p text:style-name="Normal">(5,</text:p>
      <text:p text:style-name="Normal">49),</text:p>
      <text:p text:style-name="Normal">(5,</text:p>
      <text:p text:style-name="Normal">50),</text:p>
      <text:p text:style-name="Normal">(5,</text:p>
      <text:p text:style-name="Normal">51),</text:p>
      <text:p text:style-name="Normal">(5,</text:p>
      <text:p text:style-name="Normal">52),</text:p>
      <text:p text:style-name="Normal">(5,</text:p>
      <text:p text:style-name="Normal">53),</text:p>
      <text:p text:style-name="Normal">(5,</text:p>
      <text:p text:style-name="Normal">54),</text:p>
      <text:p text:style-name="Normal">(5,</text:p>
      <text:p text:style-name="Normal">55),</text:p>
      <text:p text:style-name="Normal">(5,</text:p>
      <text:p text:style-name="Normal">56),</text:p>
      <text:p text:style-name="Normal">(5,</text:p>
      <text:p text:style-name="Normal">57),</text:p>
      <text:p text:style-name="Normal">(5,</text:p>
      <text:soft-page-break/>
      <text:p text:style-name="Normal">58),</text:p>
      <text:p text:style-name="Normal">(5,</text:p>
      <text:p text:style-name="Normal">59),</text:p>
      <text:p text:style-name="Normal">(5,</text:p>
      <text:p text:style-name="Normal">60),</text:p>
      <text:p text:style-name="Normal">(5,</text:p>
      <text:p text:style-name="Normal">61),</text:p>
      <text:p text:style-name="Normal">(5,</text:p>
      <text:p text:style-name="Normal">62),</text:p>
      <text:p text:style-name="Normal">(5,</text:p>
      <text:p text:style-name="Normal">63),</text:p>
      <text:p text:style-name="Normal">(5,</text:p>
      <text:p text:style-name="Normal">64),</text:p>
      <text:p text:style-name="Normal">(5,</text:p>
      <text:p text:style-name="Normal">65),</text:p>
      <text:p text:style-name="Normal">(5,</text:p>
      <text:p text:style-name="Normal">66),</text:p>
      <text:p text:style-name="Normal">(5,</text:p>
      <text:p text:style-name="Normal">67),</text:p>
      <text:p text:style-name="Normal">(5,</text:p>
      <text:p text:style-name="Normal">68),</text:p>
      <text:p text:style-name="Normal">(5,</text:p>
      <text:p text:style-name="Normal">69),</text:p>
      <text:p text:style-name="Normal">(5,</text:p>
      <text:p text:style-name="Normal">70),</text:p>
      <text:p text:style-name="Normal">(5,</text:p>
      <text:p text:style-name="Normal">71),</text:p>
      <text:p text:style-name="Normal">(5,</text:p>
      <text:p text:style-name="Normal">72),</text:p>
      <text:p text:style-name="Normal">(5,</text:p>
      <text:p text:style-name="Normal">73),</text:p>
      <text:soft-page-break/>
      <text:p text:style-name="Normal">(5,</text:p>
      <text:p text:style-name="Normal">74),</text:p>
      <text:p text:style-name="Normal">(5,</text:p>
      <text:p text:style-name="Normal">75),</text:p>
      <text:p text:style-name="Normal">(5,</text:p>
      <text:p text:style-name="Normal">76),</text:p>
      <text:p text:style-name="Normal">(5,</text:p>
      <text:p text:style-name="Normal">77),</text:p>
      <text:p text:style-name="Normal">(5,</text:p>
      <text:p text:style-name="Normal">78),</text:p>
      <text:p text:style-name="Normal">(5,</text:p>
      <text:p text:style-name="Normal">79),</text:p>
      <text:p text:style-name="Normal">(5,</text:p>
      <text:p text:style-name="Normal">80),</text:p>
      <text:p text:style-name="Normal">(5,</text:p>
      <text:p text:style-name="Normal">81),</text:p>
      <text:p text:style-name="Normal">(5,</text:p>
      <text:p text:style-name="Normal">82),</text:p>
      <text:p text:style-name="Normal">(5,</text:p>
      <text:p text:style-name="Normal">83),</text:p>
      <text:p text:style-name="Normal">(5,</text:p>
      <text:p text:style-name="Normal">84),</text:p>
      <text:p text:style-name="Normal">(5,</text:p>
      <text:p text:style-name="Normal">85),</text:p>
      <text:p text:style-name="Normal">(5,</text:p>
      <text:p text:style-name="Normal">86),</text:p>
      <text:p text:style-name="Normal">(5,</text:p>
      <text:p text:style-name="Normal">87),</text:p>
      <text:p text:style-name="Normal">(5,</text:p>
      <text:p text:style-name="Normal">88),</text:p>
      <text:p text:style-name="Normal">(5,</text:p>
      <text:soft-page-break/>
      <text:p text:style-name="Normal">89),</text:p>
      <text:p text:style-name="Normal">(5,</text:p>
      <text:p text:style-name="Normal">90),</text:p>
      <text:p text:style-name="Normal">(5,</text:p>
      <text:p text:style-name="Normal">91),</text:p>
      <text:p text:style-name="Normal">(5,</text:p>
      <text:p text:style-name="Normal">92),</text:p>
      <text:p text:style-name="Normal">(5,</text:p>
      <text:p text:style-name="Normal">93),</text:p>
      <text:p text:style-name="Normal">(5,</text:p>
      <text:p text:style-name="Normal">94),</text:p>
      <text:p text:style-name="Normal">(5,</text:p>
      <text:p text:style-name="Normal">95),</text:p>
      <text:p text:style-name="Normal">(5,</text:p>
      <text:p text:style-name="Normal">96),</text:p>
      <text:p text:style-name="Normal">(5,</text:p>
      <text:p text:style-name="Normal">97),</text:p>
      <text:p text:style-name="Normal">(5,</text:p>
      <text:p text:style-name="Normal">98),</text:p>
      <text:p text:style-name="Normal">(5,</text:p>
      <text:p text:style-name="Normal">99),</text:p>
      <text:p text:style-name="Normal">(5,</text:p>
      <text:p text:style-name="Normal">100),</text:p>
      <text:p text:style-name="Normal">(6,</text:p>
      <text:p text:style-name="Normal">1),</text:p>
      <text:p text:style-name="Normal">(6,</text:p>
      <text:p text:style-name="Normal">2),</text:p>
      <text:p text:style-name="Normal">(6,</text:p>
      <text:p text:style-name="Normal">3),</text:p>
      <text:p text:style-name="Normal">(6,</text:p>
      <text:p text:style-name="Normal">4),</text:p>
      <text:soft-page-break/>
      <text:p text:style-name="Normal">(6,</text:p>
      <text:p text:style-name="Normal">5),</text:p>
      <text:p text:style-name="Normal">(6,</text:p>
      <text:p text:style-name="Normal">7),</text:p>
      <text:p text:style-name="Normal">(6,</text:p>
      <text:p text:style-name="Normal">8),</text:p>
      <text:p text:style-name="Normal">(6,</text:p>
      <text:p text:style-name="Normal">9),</text:p>
      <text:p text:style-name="Normal">(6,</text:p>
      <text:p text:style-name="Normal">10),</text:p>
      <text:p text:style-name="Normal">(6,</text:p>
      <text:p text:style-name="Normal">11),</text:p>
      <text:p text:style-name="Normal">(6,</text:p>
      <text:p text:style-name="Normal">12),</text:p>
      <text:p text:style-name="Normal">(6,</text:p>
      <text:p text:style-name="Normal">13),</text:p>
      <text:p text:style-name="Normal">(6,</text:p>
      <text:p text:style-name="Normal">14),</text:p>
      <text:p text:style-name="Normal">(6,</text:p>
      <text:p text:style-name="Normal">15),</text:p>
      <text:p text:style-name="Normal">(6,</text:p>
      <text:p text:style-name="Normal">16),</text:p>
      <text:p text:style-name="Normal">(6,</text:p>
      <text:p text:style-name="Normal">17),</text:p>
      <text:p text:style-name="Normal">(6,</text:p>
      <text:p text:style-name="Normal">18),</text:p>
      <text:p text:style-name="Normal">(6,</text:p>
      <text:p text:style-name="Normal">19),</text:p>
      <text:p text:style-name="Normal">(6,</text:p>
      <text:p text:style-name="Normal">20),</text:p>
      <text:p text:style-name="Normal">(6,</text:p>
      <text:soft-page-break/>
      <text:p text:style-name="Normal">21),</text:p>
      <text:p text:style-name="Normal">(6,</text:p>
      <text:p text:style-name="Normal">22),</text:p>
      <text:p text:style-name="Normal">(6,</text:p>
      <text:p text:style-name="Normal">23),</text:p>
      <text:p text:style-name="Normal">(6,</text:p>
      <text:p text:style-name="Normal">24),</text:p>
      <text:p text:style-name="Normal">(6,</text:p>
      <text:p text:style-name="Normal">25),</text:p>
      <text:p text:style-name="Normal">(6,</text:p>
      <text:p text:style-name="Normal">26),</text:p>
      <text:p text:style-name="Normal">(6,</text:p>
      <text:p text:style-name="Normal">27),</text:p>
      <text:p text:style-name="Normal">(6,</text:p>
      <text:p text:style-name="Normal">28),</text:p>
      <text:p text:style-name="Normal">(6,</text:p>
      <text:p text:style-name="Normal">29),</text:p>
      <text:p text:style-name="Normal">(6,</text:p>
      <text:p text:style-name="Normal">30),</text:p>
      <text:p text:style-name="Normal">(6,</text:p>
      <text:p text:style-name="Normal">31),</text:p>
      <text:p text:style-name="Normal">(6,</text:p>
      <text:p text:style-name="Normal">32),</text:p>
      <text:p text:style-name="Normal">(6,</text:p>
      <text:p text:style-name="Normal">33),</text:p>
      <text:p text:style-name="Normal">(6,</text:p>
      <text:p text:style-name="Normal">34),</text:p>
      <text:p text:style-name="Normal">(6,</text:p>
      <text:p text:style-name="Normal">35),</text:p>
      <text:p text:style-name="Normal">(6,</text:p>
      <text:p text:style-name="Normal">36),</text:p>
      <text:soft-page-break/>
      <text:p text:style-name="Normal">(6,</text:p>
      <text:p text:style-name="Normal">37),</text:p>
      <text:p text:style-name="Normal">(6,</text:p>
      <text:p text:style-name="Normal">38),</text:p>
      <text:p text:style-name="Normal">(6,</text:p>
      <text:p text:style-name="Normal">39),</text:p>
      <text:p text:style-name="Normal">(6,</text:p>
      <text:p text:style-name="Normal">40),</text:p>
      <text:p text:style-name="Normal">(6,</text:p>
      <text:p text:style-name="Normal">41),</text:p>
      <text:p text:style-name="Normal">(6,</text:p>
      <text:p text:style-name="Normal">42),</text:p>
      <text:p text:style-name="Normal">(6,</text:p>
      <text:p text:style-name="Normal">43),</text:p>
      <text:p text:style-name="Normal">(6,</text:p>
      <text:p text:style-name="Normal">44),</text:p>
      <text:p text:style-name="Normal">(6,</text:p>
      <text:p text:style-name="Normal">45),</text:p>
      <text:p text:style-name="Normal">(6,</text:p>
      <text:p text:style-name="Normal">46),</text:p>
      <text:p text:style-name="Normal">(6,</text:p>
      <text:p text:style-name="Normal">47),</text:p>
      <text:p text:style-name="Normal">(6,</text:p>
      <text:p text:style-name="Normal">48),</text:p>
      <text:p text:style-name="Normal">(6,</text:p>
      <text:p text:style-name="Normal">49),</text:p>
      <text:p text:style-name="Normal">(6,</text:p>
      <text:p text:style-name="Normal">50),</text:p>
      <text:p text:style-name="Normal">(6,</text:p>
      <text:p text:style-name="Normal">51),</text:p>
      <text:p text:style-name="Normal">(6,</text:p>
      <text:soft-page-break/>
      <text:p text:style-name="Normal">52),</text:p>
      <text:p text:style-name="Normal">(6,</text:p>
      <text:p text:style-name="Normal">53),</text:p>
      <text:p text:style-name="Normal">(6,</text:p>
      <text:p text:style-name="Normal">54),</text:p>
      <text:p text:style-name="Normal">(6,</text:p>
      <text:p text:style-name="Normal">55),</text:p>
      <text:p text:style-name="Normal">(6,</text:p>
      <text:p text:style-name="Normal">56),</text:p>
      <text:p text:style-name="Normal">(6,</text:p>
      <text:p text:style-name="Normal">57),</text:p>
      <text:p text:style-name="Normal">(6,</text:p>
      <text:p text:style-name="Normal">58),</text:p>
      <text:p text:style-name="Normal">(6,</text:p>
      <text:p text:style-name="Normal">59),</text:p>
      <text:p text:style-name="Normal">(6,</text:p>
      <text:p text:style-name="Normal">60),</text:p>
      <text:p text:style-name="Normal">(6,</text:p>
      <text:p text:style-name="Normal">61),</text:p>
      <text:p text:style-name="Normal">(6,</text:p>
      <text:p text:style-name="Normal">62),</text:p>
      <text:p text:style-name="Normal">(6,</text:p>
      <text:p text:style-name="Normal">63),</text:p>
      <text:p text:style-name="Normal">(6,</text:p>
      <text:p text:style-name="Normal">64),</text:p>
      <text:p text:style-name="Normal">(6,</text:p>
      <text:p text:style-name="Normal">65),</text:p>
      <text:p text:style-name="Normal">(6,</text:p>
      <text:p text:style-name="Normal">66),</text:p>
      <text:p text:style-name="Normal">(6,</text:p>
      <text:p text:style-name="Normal">67),</text:p>
      <text:soft-page-break/>
      <text:p text:style-name="Normal">(6,</text:p>
      <text:p text:style-name="Normal">68),</text:p>
      <text:p text:style-name="Normal">(6,</text:p>
      <text:p text:style-name="Normal">69),</text:p>
      <text:p text:style-name="Normal">(6,</text:p>
      <text:p text:style-name="Normal">70),</text:p>
      <text:p text:style-name="Normal">(6,</text:p>
      <text:p text:style-name="Normal">71),</text:p>
      <text:p text:style-name="Normal">(6,</text:p>
      <text:p text:style-name="Normal">72),</text:p>
      <text:p text:style-name="Normal">(6,</text:p>
      <text:p text:style-name="Normal">73),</text:p>
      <text:p text:style-name="Normal">(6,</text:p>
      <text:p text:style-name="Normal">74),</text:p>
      <text:p text:style-name="Normal">(6,</text:p>
      <text:p text:style-name="Normal">75),</text:p>
      <text:p text:style-name="Normal">(6,</text:p>
      <text:p text:style-name="Normal">76),</text:p>
      <text:p text:style-name="Normal">(6,</text:p>
      <text:p text:style-name="Normal">77),</text:p>
      <text:p text:style-name="Normal">(6,</text:p>
      <text:p text:style-name="Normal">78),</text:p>
      <text:p text:style-name="Normal">(6,</text:p>
      <text:p text:style-name="Normal">79),</text:p>
      <text:p text:style-name="Normal">(6,</text:p>
      <text:p text:style-name="Normal">80),</text:p>
      <text:p text:style-name="Normal">(6,</text:p>
      <text:p text:style-name="Normal">81),</text:p>
      <text:p text:style-name="Normal">(6,</text:p>
      <text:p text:style-name="Normal">82),</text:p>
      <text:p text:style-name="Normal">(6,</text:p>
      <text:soft-page-break/>
      <text:p text:style-name="Normal">83),</text:p>
      <text:p text:style-name="Normal">(6,</text:p>
      <text:p text:style-name="Normal">84),</text:p>
      <text:p text:style-name="Normal">(6,</text:p>
      <text:p text:style-name="Normal">85),</text:p>
      <text:p text:style-name="Normal">(6,</text:p>
      <text:p text:style-name="Normal">86),</text:p>
      <text:p text:style-name="Normal">(6,</text:p>
      <text:p text:style-name="Normal">87),</text:p>
      <text:p text:style-name="Normal">(6,</text:p>
      <text:p text:style-name="Normal">88),</text:p>
      <text:p text:style-name="Normal">(6,</text:p>
      <text:p text:style-name="Normal">89),</text:p>
      <text:p text:style-name="Normal">(6,</text:p>
      <text:p text:style-name="Normal">90),</text:p>
      <text:p text:style-name="Normal">(6,</text:p>
      <text:p text:style-name="Normal">91),</text:p>
      <text:p text:style-name="Normal">(6,</text:p>
      <text:p text:style-name="Normal">92),</text:p>
      <text:p text:style-name="Normal">(6,</text:p>
      <text:p text:style-name="Normal">93),</text:p>
      <text:p text:style-name="Normal">(6,</text:p>
      <text:p text:style-name="Normal">94),</text:p>
      <text:p text:style-name="Normal">(6,</text:p>
      <text:p text:style-name="Normal">95),</text:p>
      <text:p text:style-name="Normal">(6,</text:p>
      <text:p text:style-name="Normal">96),</text:p>
      <text:p text:style-name="Normal">(6,</text:p>
      <text:p text:style-name="Normal">97),</text:p>
      <text:p text:style-name="Normal">(6,</text:p>
      <text:p text:style-name="Normal">98),</text:p>
      <text:soft-page-break/>
      <text:p text:style-name="Normal">(6,</text:p>
      <text:p text:style-name="Normal">99),</text:p>
      <text:p text:style-name="Normal">(6,</text:p>
      <text:p text:style-name="Normal">100),</text:p>
      <text:p text:style-name="Normal">(8,</text:p>
      <text:p text:style-name="Normal">1),</text:p>
      <text:p text:style-name="Normal">(8,</text:p>
      <text:p text:style-name="Normal">2),</text:p>
      <text:p text:style-name="Normal">(8,</text:p>
      <text:p text:style-name="Normal">3),</text:p>
      <text:p text:style-name="Normal">(8,</text:p>
      <text:p text:style-name="Normal">4),</text:p>
      <text:p text:style-name="Normal">(8,</text:p>
      <text:p text:style-name="Normal">5),</text:p>
      <text:p text:style-name="Normal">(8,</text:p>
      <text:p text:style-name="Normal">6),</text:p>
      <text:p text:style-name="Normal">(8,</text:p>
      <text:p text:style-name="Normal">7),</text:p>
      <text:p text:style-name="Normal">(8,</text:p>
      <text:p text:style-name="Normal">9),</text:p>
      <text:p text:style-name="Normal">(8,</text:p>
      <text:p text:style-name="Normal">10),</text:p>
      <text:p text:style-name="Normal">(8,</text:p>
      <text:p text:style-name="Normal">11),</text:p>
      <text:p text:style-name="Normal">(8,</text:p>
      <text:p text:style-name="Normal">12),</text:p>
      <text:p text:style-name="Normal">(8,</text:p>
      <text:p text:style-name="Normal">13),</text:p>
      <text:p text:style-name="Normal">(8,</text:p>
      <text:p text:style-name="Normal">14),</text:p>
      <text:p text:style-name="Normal">(8,</text:p>
      <text:soft-page-break/>
      <text:p text:style-name="Normal">15),</text:p>
      <text:p text:style-name="Normal">(8,</text:p>
      <text:p text:style-name="Normal">16),</text:p>
      <text:p text:style-name="Normal">(8,</text:p>
      <text:p text:style-name="Normal">17),</text:p>
      <text:p text:style-name="Normal">(8,</text:p>
      <text:p text:style-name="Normal">18),</text:p>
      <text:p text:style-name="Normal">(8,</text:p>
      <text:p text:style-name="Normal">19),</text:p>
      <text:p text:style-name="Normal">(8,</text:p>
      <text:p text:style-name="Normal">20),</text:p>
      <text:p text:style-name="Normal">(8,</text:p>
      <text:p text:style-name="Normal">21),</text:p>
      <text:p text:style-name="Normal">(8,</text:p>
      <text:p text:style-name="Normal">22),</text:p>
      <text:p text:style-name="Normal">(8,</text:p>
      <text:p text:style-name="Normal">23),</text:p>
      <text:p text:style-name="Normal">(8,</text:p>
      <text:p text:style-name="Normal">24),</text:p>
      <text:p text:style-name="Normal">(8,</text:p>
      <text:p text:style-name="Normal">25),</text:p>
      <text:p text:style-name="Normal">(8,</text:p>
      <text:p text:style-name="Normal">26),</text:p>
      <text:p text:style-name="Normal">(8,</text:p>
      <text:p text:style-name="Normal">27),</text:p>
      <text:p text:style-name="Normal">(8,</text:p>
      <text:p text:style-name="Normal">28),</text:p>
      <text:p text:style-name="Normal">(8,</text:p>
      <text:p text:style-name="Normal">29),</text:p>
      <text:p text:style-name="Normal">(8,</text:p>
      <text:p text:style-name="Normal">30),</text:p>
      <text:soft-page-break/>
      <text:p text:style-name="Normal">(8,</text:p>
      <text:p text:style-name="Normal">31),</text:p>
      <text:p text:style-name="Normal">(8,</text:p>
      <text:p text:style-name="Normal">32),</text:p>
      <text:p text:style-name="Normal">(8,</text:p>
      <text:p text:style-name="Normal">33),</text:p>
      <text:p text:style-name="Normal">(8,</text:p>
      <text:p text:style-name="Normal">34),</text:p>
      <text:p text:style-name="Normal">(8,</text:p>
      <text:p text:style-name="Normal">35),</text:p>
      <text:p text:style-name="Normal">(8,</text:p>
      <text:p text:style-name="Normal">36),</text:p>
      <text:p text:style-name="Normal">(8,</text:p>
      <text:p text:style-name="Normal">37),</text:p>
      <text:p text:style-name="Normal">(8,</text:p>
      <text:p text:style-name="Normal">38),</text:p>
      <text:p text:style-name="Normal">(8,</text:p>
      <text:p text:style-name="Normal">39),</text:p>
      <text:p text:style-name="Normal">(8,</text:p>
      <text:p text:style-name="Normal">40),</text:p>
      <text:p text:style-name="Normal">(8,</text:p>
      <text:p text:style-name="Normal">41),</text:p>
      <text:p text:style-name="Normal">(8,</text:p>
      <text:p text:style-name="Normal">42),</text:p>
      <text:p text:style-name="Normal">(8,</text:p>
      <text:p text:style-name="Normal">43),</text:p>
      <text:p text:style-name="Normal">(8,</text:p>
      <text:p text:style-name="Normal">44),</text:p>
      <text:p text:style-name="Normal">(8,</text:p>
      <text:p text:style-name="Normal">45),</text:p>
      <text:p text:style-name="Normal">(8,</text:p>
      <text:soft-page-break/>
      <text:p text:style-name="Normal">46),</text:p>
      <text:p text:style-name="Normal">(8,</text:p>
      <text:p text:style-name="Normal">47),</text:p>
      <text:p text:style-name="Normal">(8,</text:p>
      <text:p text:style-name="Normal">48),</text:p>
      <text:p text:style-name="Normal">(8,</text:p>
      <text:p text:style-name="Normal">49),</text:p>
      <text:p text:style-name="Normal">(8,</text:p>
      <text:p text:style-name="Normal">50),</text:p>
      <text:p text:style-name="Normal">(8,</text:p>
      <text:p text:style-name="Normal">51),</text:p>
      <text:p text:style-name="Normal">(8,</text:p>
      <text:p text:style-name="Normal">52),</text:p>
      <text:p text:style-name="Normal">(8,</text:p>
      <text:p text:style-name="Normal">53),</text:p>
      <text:p text:style-name="Normal">(8,</text:p>
      <text:p text:style-name="Normal">54),</text:p>
      <text:p text:style-name="Normal">(8,</text:p>
      <text:p text:style-name="Normal">55),</text:p>
      <text:p text:style-name="Normal">(8,</text:p>
      <text:p text:style-name="Normal">56),</text:p>
      <text:p text:style-name="Normal">(8,</text:p>
      <text:p text:style-name="Normal">57),</text:p>
      <text:p text:style-name="Normal">(8,</text:p>
      <text:p text:style-name="Normal">58),</text:p>
      <text:p text:style-name="Normal">(8,</text:p>
      <text:p text:style-name="Normal">59),</text:p>
      <text:p text:style-name="Normal">(8,</text:p>
      <text:p text:style-name="Normal">60),</text:p>
      <text:p text:style-name="Normal">(8,</text:p>
      <text:p text:style-name="Normal">61),</text:p>
      <text:soft-page-break/>
      <text:p text:style-name="Normal">(8,</text:p>
      <text:p text:style-name="Normal">62),</text:p>
      <text:p text:style-name="Normal">(8,</text:p>
      <text:p text:style-name="Normal">63),</text:p>
      <text:p text:style-name="Normal">(8,</text:p>
      <text:p text:style-name="Normal">64),</text:p>
      <text:p text:style-name="Normal">(8,</text:p>
      <text:p text:style-name="Normal">65),</text:p>
      <text:p text:style-name="Normal">(8,</text:p>
      <text:p text:style-name="Normal">66),</text:p>
      <text:p text:style-name="Normal">(8,</text:p>
      <text:p text:style-name="Normal">67),</text:p>
      <text:p text:style-name="Normal">(8,</text:p>
      <text:p text:style-name="Normal">68),</text:p>
      <text:p text:style-name="Normal">(8,</text:p>
      <text:p text:style-name="Normal">69),</text:p>
      <text:p text:style-name="Normal">(8,</text:p>
      <text:p text:style-name="Normal">70),</text:p>
      <text:p text:style-name="Normal">(8,</text:p>
      <text:p text:style-name="Normal">71),</text:p>
      <text:p text:style-name="Normal">(8,</text:p>
      <text:p text:style-name="Normal">72),</text:p>
      <text:p text:style-name="Normal">(8,</text:p>
      <text:p text:style-name="Normal">73),</text:p>
      <text:p text:style-name="Normal">(8,</text:p>
      <text:p text:style-name="Normal">74),</text:p>
      <text:p text:style-name="Normal">(8,</text:p>
      <text:p text:style-name="Normal">75),</text:p>
      <text:p text:style-name="Normal">(8,</text:p>
      <text:p text:style-name="Normal">76),</text:p>
      <text:p text:style-name="Normal">(8,</text:p>
      <text:soft-page-break/>
      <text:p text:style-name="Normal">77),</text:p>
      <text:p text:style-name="Normal">(8,</text:p>
      <text:p text:style-name="Normal">78),</text:p>
      <text:p text:style-name="Normal">(8,</text:p>
      <text:p text:style-name="Normal">79),</text:p>
      <text:p text:style-name="Normal">(8,</text:p>
      <text:p text:style-name="Normal">80),</text:p>
      <text:p text:style-name="Normal">(8,</text:p>
      <text:p text:style-name="Normal">81),</text:p>
      <text:p text:style-name="Normal">(8,</text:p>
      <text:p text:style-name="Normal">82),</text:p>
      <text:p text:style-name="Normal">(8,</text:p>
      <text:p text:style-name="Normal">83),</text:p>
      <text:p text:style-name="Normal">(8,</text:p>
      <text:p text:style-name="Normal">84),</text:p>
      <text:p text:style-name="Normal">(8,</text:p>
      <text:p text:style-name="Normal">85),</text:p>
      <text:p text:style-name="Normal">(8,</text:p>
      <text:p text:style-name="Normal">86),</text:p>
      <text:p text:style-name="Normal">(8,</text:p>
      <text:p text:style-name="Normal">87),</text:p>
      <text:p text:style-name="Normal">(8,</text:p>
      <text:p text:style-name="Normal">88),</text:p>
      <text:p text:style-name="Normal">(8,</text:p>
      <text:p text:style-name="Normal">89),</text:p>
      <text:p text:style-name="Normal">(8,</text:p>
      <text:p text:style-name="Normal">90),</text:p>
      <text:p text:style-name="Normal">(8,</text:p>
      <text:p text:style-name="Normal">91),</text:p>
      <text:p text:style-name="Normal">(8,</text:p>
      <text:p text:style-name="Normal">92),</text:p>
      <text:soft-page-break/>
      <text:p text:style-name="Normal">(8,</text:p>
      <text:p text:style-name="Normal">93),</text:p>
      <text:p text:style-name="Normal">(8,</text:p>
      <text:p text:style-name="Normal">94),</text:p>
      <text:p text:style-name="Normal">(8,</text:p>
      <text:p text:style-name="Normal">95),</text:p>
      <text:p text:style-name="Normal">(8,</text:p>
      <text:p text:style-name="Normal">96),</text:p>
      <text:p text:style-name="Normal">(8,</text:p>
      <text:p text:style-name="Normal">97),</text:p>
      <text:p text:style-name="Normal">(8,</text:p>
      <text:p text:style-name="Normal">98),</text:p>
      <text:p text:style-name="Normal">(8,</text:p>
      <text:p text:style-name="Normal">99),</text:p>
      <text:p text:style-name="Normal">(8,</text:p>
      <text:p text:style-name="Normal">100),</text:p>
      <text:p text:style-name="Normal">(9,</text:p>
      <text:p text:style-name="Normal">1),</text:p>
      <text:p text:style-name="Normal">(9,</text:p>
      <text:p text:style-name="Normal">2),</text:p>
      <text:p text:style-name="Normal">(9,</text:p>
      <text:p text:style-name="Normal">3),</text:p>
      <text:p text:style-name="Normal">(9,</text:p>
      <text:p text:style-name="Normal">4),</text:p>
      <text:p text:style-name="Normal">(9,</text:p>
      <text:p text:style-name="Normal">5),</text:p>
      <text:p text:style-name="Normal">(9,</text:p>
      <text:p text:style-name="Normal">6),</text:p>
      <text:p text:style-name="Normal">(9,</text:p>
      <text:p text:style-name="Normal">7),</text:p>
      <text:p text:style-name="Normal">(9,</text:p>
      <text:soft-page-break/>
      <text:p text:style-name="Normal">8),</text:p>
      <text:p text:style-name="Normal">(9,</text:p>
      <text:p text:style-name="Normal">10),</text:p>
      <text:p text:style-name="Normal">(9,</text:p>
      <text:p text:style-name="Normal">11),</text:p>
      <text:p text:style-name="Normal">(9,</text:p>
      <text:p text:style-name="Normal">12),</text:p>
      <text:p text:style-name="Normal">(9,</text:p>
      <text:p text:style-name="Normal">13),</text:p>
      <text:p text:style-name="Normal">(9,</text:p>
      <text:p text:style-name="Normal">14),</text:p>
      <text:p text:style-name="Normal">(9,</text:p>
      <text:p text:style-name="Normal">15),</text:p>
      <text:p text:style-name="Normal">(9,</text:p>
      <text:p text:style-name="Normal">16),</text:p>
      <text:p text:style-name="Normal">(9,</text:p>
      <text:p text:style-name="Normal">17),</text:p>
      <text:p text:style-name="Normal">(9,</text:p>
      <text:p text:style-name="Normal">18),</text:p>
      <text:p text:style-name="Normal">(9,</text:p>
      <text:p text:style-name="Normal">19),</text:p>
      <text:p text:style-name="Normal">(9,</text:p>
      <text:p text:style-name="Normal">20),</text:p>
      <text:p text:style-name="Normal">(9,</text:p>
      <text:p text:style-name="Normal">21),</text:p>
      <text:p text:style-name="Normal">(9,</text:p>
      <text:p text:style-name="Normal">22),</text:p>
      <text:p text:style-name="Normal">(9,</text:p>
      <text:p text:style-name="Normal">23),</text:p>
      <text:p text:style-name="Normal">(9,</text:p>
      <text:p text:style-name="Normal">24),</text:p>
      <text:soft-page-break/>
      <text:p text:style-name="Normal">(9,</text:p>
      <text:p text:style-name="Normal">25),</text:p>
      <text:p text:style-name="Normal">(9,</text:p>
      <text:p text:style-name="Normal">26),</text:p>
      <text:p text:style-name="Normal">(9,</text:p>
      <text:p text:style-name="Normal">27),</text:p>
      <text:p text:style-name="Normal">(9,</text:p>
      <text:p text:style-name="Normal">28),</text:p>
      <text:p text:style-name="Normal">(9,</text:p>
      <text:p text:style-name="Normal">29),</text:p>
      <text:p text:style-name="Normal">(9,</text:p>
      <text:p text:style-name="Normal">30),</text:p>
      <text:p text:style-name="Normal">(9,</text:p>
      <text:p text:style-name="Normal">31),</text:p>
      <text:p text:style-name="Normal">(9,</text:p>
      <text:p text:style-name="Normal">32),</text:p>
      <text:p text:style-name="Normal">(9,</text:p>
      <text:p text:style-name="Normal">33),</text:p>
      <text:p text:style-name="Normal">(9,</text:p>
      <text:p text:style-name="Normal">34),</text:p>
      <text:p text:style-name="Normal">(9,</text:p>
      <text:p text:style-name="Normal">35),</text:p>
      <text:p text:style-name="Normal">(9,</text:p>
      <text:p text:style-name="Normal">36),</text:p>
      <text:p text:style-name="Normal">(9,</text:p>
      <text:p text:style-name="Normal">37),</text:p>
      <text:p text:style-name="Normal">(9,</text:p>
      <text:p text:style-name="Normal">38),</text:p>
      <text:p text:style-name="Normal">(9,</text:p>
      <text:p text:style-name="Normal">39),</text:p>
      <text:p text:style-name="Normal">(9,</text:p>
      <text:soft-page-break/>
      <text:p text:style-name="Normal">40),</text:p>
      <text:p text:style-name="Normal">(9,</text:p>
      <text:p text:style-name="Normal">41),</text:p>
      <text:p text:style-name="Normal">(9,</text:p>
      <text:p text:style-name="Normal">42),</text:p>
      <text:p text:style-name="Normal">(9,</text:p>
      <text:p text:style-name="Normal">43),</text:p>
      <text:p text:style-name="Normal">(9,</text:p>
      <text:p text:style-name="Normal">44),</text:p>
      <text:p text:style-name="Normal">(9,</text:p>
      <text:p text:style-name="Normal">45),</text:p>
      <text:p text:style-name="Normal">(9,</text:p>
      <text:p text:style-name="Normal">46),</text:p>
      <text:p text:style-name="Normal">(9,</text:p>
      <text:p text:style-name="Normal">47),</text:p>
      <text:p text:style-name="Normal">(9,</text:p>
      <text:p text:style-name="Normal">48),</text:p>
      <text:p text:style-name="Normal">(9,</text:p>
      <text:p text:style-name="Normal">49),</text:p>
      <text:p text:style-name="Normal">(9,</text:p>
      <text:p text:style-name="Normal">50),</text:p>
      <text:p text:style-name="Normal">(9,</text:p>
      <text:p text:style-name="Normal">51),</text:p>
      <text:p text:style-name="Normal">(9,</text:p>
      <text:p text:style-name="Normal">52),</text:p>
      <text:p text:style-name="Normal">(9,</text:p>
      <text:p text:style-name="Normal">53),</text:p>
      <text:p text:style-name="Normal">(9,</text:p>
      <text:p text:style-name="Normal">54),</text:p>
      <text:p text:style-name="Normal">(9,</text:p>
      <text:p text:style-name="Normal">55),</text:p>
      <text:soft-page-break/>
      <text:p text:style-name="Normal">(9,</text:p>
      <text:p text:style-name="Normal">56),</text:p>
      <text:p text:style-name="Normal">(9,</text:p>
      <text:p text:style-name="Normal">57),</text:p>
      <text:p text:style-name="Normal">(9,</text:p>
      <text:p text:style-name="Normal">58),</text:p>
      <text:p text:style-name="Normal">(9,</text:p>
      <text:p text:style-name="Normal">59),</text:p>
      <text:p text:style-name="Normal">(9,</text:p>
      <text:p text:style-name="Normal">60),</text:p>
      <text:p text:style-name="Normal">(9,</text:p>
      <text:p text:style-name="Normal">61),</text:p>
      <text:p text:style-name="Normal">(9,</text:p>
      <text:p text:style-name="Normal">62),</text:p>
      <text:p text:style-name="Normal">(9,</text:p>
      <text:p text:style-name="Normal">63),</text:p>
      <text:p text:style-name="Normal">(9,</text:p>
      <text:p text:style-name="Normal">64),</text:p>
      <text:p text:style-name="Normal">(9,</text:p>
      <text:p text:style-name="Normal">65),</text:p>
      <text:p text:style-name="Normal">(9,</text:p>
      <text:p text:style-name="Normal">66),</text:p>
      <text:p text:style-name="Normal">(9,</text:p>
      <text:p text:style-name="Normal">67),</text:p>
      <text:p text:style-name="Normal">(9,</text:p>
      <text:p text:style-name="Normal">68),</text:p>
      <text:p text:style-name="Normal">(9,</text:p>
      <text:p text:style-name="Normal">69),</text:p>
      <text:p text:style-name="Normal">(9,</text:p>
      <text:p text:style-name="Normal">70),</text:p>
      <text:p text:style-name="Normal">(9,</text:p>
      <text:soft-page-break/>
      <text:p text:style-name="Normal">71),</text:p>
      <text:p text:style-name="Normal">(9,</text:p>
      <text:p text:style-name="Normal">72),</text:p>
      <text:p text:style-name="Normal">(9,</text:p>
      <text:p text:style-name="Normal">73),</text:p>
      <text:p text:style-name="Normal">(9,</text:p>
      <text:p text:style-name="Normal">74),</text:p>
      <text:p text:style-name="Normal">(9,</text:p>
      <text:p text:style-name="Normal">75),</text:p>
      <text:p text:style-name="Normal">(9,</text:p>
      <text:p text:style-name="Normal">76),</text:p>
      <text:p text:style-name="Normal">(9,</text:p>
      <text:p text:style-name="Normal">77),</text:p>
      <text:p text:style-name="Normal">(9,</text:p>
      <text:p text:style-name="Normal">78),</text:p>
      <text:p text:style-name="Normal">(9,</text:p>
      <text:p text:style-name="Normal">79),</text:p>
      <text:p text:style-name="Normal">(9,</text:p>
      <text:p text:style-name="Normal">80),</text:p>
      <text:p text:style-name="Normal">(9,</text:p>
      <text:p text:style-name="Normal">81),</text:p>
      <text:p text:style-name="Normal">(9,</text:p>
      <text:p text:style-name="Normal">82),</text:p>
      <text:p text:style-name="Normal">(9,</text:p>
      <text:p text:style-name="Normal">83),</text:p>
      <text:p text:style-name="Normal">(9,</text:p>
      <text:p text:style-name="Normal">84),</text:p>
      <text:p text:style-name="Normal">(9,</text:p>
      <text:p text:style-name="Normal">85),</text:p>
      <text:p text:style-name="Normal">(9,</text:p>
      <text:p text:style-name="Normal">86),</text:p>
      <text:soft-page-break/>
      <text:p text:style-name="Normal">(9,</text:p>
      <text:p text:style-name="Normal">87),</text:p>
      <text:p text:style-name="Normal">(9,</text:p>
      <text:p text:style-name="Normal">88),</text:p>
      <text:p text:style-name="Normal">(9,</text:p>
      <text:p text:style-name="Normal">89),</text:p>
      <text:p text:style-name="Normal">(9,</text:p>
      <text:p text:style-name="Normal">90),</text:p>
      <text:p text:style-name="Normal">(9,</text:p>
      <text:p text:style-name="Normal">91),</text:p>
      <text:p text:style-name="Normal">(9,</text:p>
      <text:p text:style-name="Normal">92),</text:p>
      <text:p text:style-name="Normal">(9,</text:p>
      <text:p text:style-name="Normal">93),</text:p>
      <text:p text:style-name="Normal">(9,</text:p>
      <text:p text:style-name="Normal">94),</text:p>
      <text:p text:style-name="Normal">(9,</text:p>
      <text:p text:style-name="Normal">95),</text:p>
      <text:p text:style-name="Normal">(9,</text:p>
      <text:p text:style-name="Normal">96),</text:p>
      <text:p text:style-name="Normal">(9,</text:p>
      <text:p text:style-name="Normal">97),</text:p>
      <text:p text:style-name="Normal">(9,</text:p>
      <text:p text:style-name="Normal">98),</text:p>
      <text:p text:style-name="Normal">(9,</text:p>
      <text:p text:style-name="Normal">99),</text:p>
      <text:p text:style-name="Normal">(9,</text:p>
      <text:p text:style-name="Normal">100),</text:p>
      <text:p text:style-name="Normal">(10,</text:p>
      <text:p text:style-name="Normal">1),</text:p>
      <text:p text:style-name="Normal">(10,</text:p>
      <text:soft-page-break/>
      <text:p text:style-name="Normal">2),</text:p>
      <text:p text:style-name="Normal">(10,</text:p>
      <text:p text:style-name="Normal">3),</text:p>
      <text:p text:style-name="Normal">(10,</text:p>
      <text:p text:style-name="Normal">4),</text:p>
      <text:p text:style-name="Normal">(10,</text:p>
      <text:p text:style-name="Normal">5),</text:p>
      <text:p text:style-name="Normal">(10,</text:p>
      <text:p text:style-name="Normal">6),</text:p>
      <text:p text:style-name="Normal">(10,</text:p>
      <text:p text:style-name="Normal">7),</text:p>
      <text:p text:style-name="Normal">(10,</text:p>
      <text:p text:style-name="Normal">8),</text:p>
      <text:p text:style-name="Normal">(10,</text:p>
      <text:p text:style-name="Normal">9),</text:p>
      <text:p text:style-name="Normal">(10,</text:p>
      <text:p text:style-name="Normal">11),</text:p>
      <text:p text:style-name="Normal">(10,</text:p>
      <text:p text:style-name="Normal">12),</text:p>
      <text:p text:style-name="Normal">(10,</text:p>
      <text:p text:style-name="Normal">13),</text:p>
      <text:p text:style-name="Normal">(10,</text:p>
      <text:p text:style-name="Normal">14),</text:p>
      <text:p text:style-name="Normal">(10,</text:p>
      <text:p text:style-name="Normal">15),</text:p>
      <text:p text:style-name="Normal">(10,</text:p>
      <text:p text:style-name="Normal">16),</text:p>
      <text:p text:style-name="Normal">(10,</text:p>
      <text:p text:style-name="Normal">17),</text:p>
      <text:p text:style-name="Normal">(10,</text:p>
      <text:p text:style-name="Normal">18),</text:p>
      <text:soft-page-break/>
      <text:p text:style-name="Normal">(10,</text:p>
      <text:p text:style-name="Normal">19),</text:p>
      <text:p text:style-name="Normal">(10,</text:p>
      <text:p text:style-name="Normal">20),</text:p>
      <text:p text:style-name="Normal">(10,</text:p>
      <text:p text:style-name="Normal">21),</text:p>
      <text:p text:style-name="Normal">(10,</text:p>
      <text:p text:style-name="Normal">22),</text:p>
      <text:p text:style-name="Normal">(10,</text:p>
      <text:p text:style-name="Normal">23),</text:p>
      <text:p text:style-name="Normal">(10,</text:p>
      <text:p text:style-name="Normal">24),</text:p>
      <text:p text:style-name="Normal">(10,</text:p>
      <text:p text:style-name="Normal">25),</text:p>
      <text:p text:style-name="Normal">(10,</text:p>
      <text:p text:style-name="Normal">26),</text:p>
      <text:p text:style-name="Normal">(10,</text:p>
      <text:p text:style-name="Normal">27),</text:p>
      <text:p text:style-name="Normal">(10,</text:p>
      <text:p text:style-name="Normal">28),</text:p>
      <text:p text:style-name="Normal">(10,</text:p>
      <text:p text:style-name="Normal">29),</text:p>
      <text:p text:style-name="Normal">(10,</text:p>
      <text:p text:style-name="Normal">30),</text:p>
      <text:p text:style-name="Normal">(10,</text:p>
      <text:p text:style-name="Normal">31),</text:p>
      <text:p text:style-name="Normal">(10,</text:p>
      <text:p text:style-name="Normal">32),</text:p>
      <text:p text:style-name="Normal">(10,</text:p>
      <text:p text:style-name="Normal">33),</text:p>
      <text:p text:style-name="Normal">(10,</text:p>
      <text:soft-page-break/>
      <text:p text:style-name="Normal">34),</text:p>
      <text:p text:style-name="Normal">(10,</text:p>
      <text:p text:style-name="Normal">35),</text:p>
      <text:p text:style-name="Normal">(10,</text:p>
      <text:p text:style-name="Normal">36),</text:p>
      <text:p text:style-name="Normal">(10,</text:p>
      <text:p text:style-name="Normal">37),</text:p>
      <text:p text:style-name="Normal">(10,</text:p>
      <text:p text:style-name="Normal">38),</text:p>
      <text:p text:style-name="Normal">(10,</text:p>
      <text:p text:style-name="Normal">39),</text:p>
      <text:p text:style-name="Normal">(10,</text:p>
      <text:p text:style-name="Normal">40),</text:p>
      <text:p text:style-name="Normal">(10,</text:p>
      <text:p text:style-name="Normal">41),</text:p>
      <text:p text:style-name="Normal">(10,</text:p>
      <text:p text:style-name="Normal">42),</text:p>
      <text:p text:style-name="Normal">(10,</text:p>
      <text:p text:style-name="Normal">43),</text:p>
      <text:p text:style-name="Normal">(10,</text:p>
      <text:p text:style-name="Normal">44),</text:p>
      <text:p text:style-name="Normal">(10,</text:p>
      <text:p text:style-name="Normal">45),</text:p>
      <text:p text:style-name="Normal">(10,</text:p>
      <text:p text:style-name="Normal">46),</text:p>
      <text:p text:style-name="Normal">(10,</text:p>
      <text:p text:style-name="Normal">47),</text:p>
      <text:p text:style-name="Normal">(10,</text:p>
      <text:p text:style-name="Normal">48),</text:p>
      <text:p text:style-name="Normal">(10,</text:p>
      <text:p text:style-name="Normal">49),</text:p>
      <text:soft-page-break/>
      <text:p text:style-name="Normal">(10,</text:p>
      <text:p text:style-name="Normal">50),</text:p>
      <text:p text:style-name="Normal">(10,</text:p>
      <text:p text:style-name="Normal">51),</text:p>
      <text:p text:style-name="Normal">(10,</text:p>
      <text:p text:style-name="Normal">52),</text:p>
      <text:p text:style-name="Normal">(10,</text:p>
      <text:p text:style-name="Normal">53),</text:p>
      <text:p text:style-name="Normal">(10,</text:p>
      <text:p text:style-name="Normal">54),</text:p>
      <text:p text:style-name="Normal">(10,</text:p>
      <text:p text:style-name="Normal">55),</text:p>
      <text:p text:style-name="Normal">(10,</text:p>
      <text:p text:style-name="Normal">56),</text:p>
      <text:p text:style-name="Normal">(10,</text:p>
      <text:p text:style-name="Normal">57),</text:p>
      <text:p text:style-name="Normal">(10,</text:p>
      <text:p text:style-name="Normal">58),</text:p>
      <text:p text:style-name="Normal">(10,</text:p>
      <text:p text:style-name="Normal">59),</text:p>
      <text:p text:style-name="Normal">(10,</text:p>
      <text:p text:style-name="Normal">60),</text:p>
      <text:p text:style-name="Normal">(10,</text:p>
      <text:p text:style-name="Normal">61),</text:p>
      <text:p text:style-name="Normal">(10,</text:p>
      <text:p text:style-name="Normal">62),</text:p>
      <text:p text:style-name="Normal">(10,</text:p>
      <text:p text:style-name="Normal">63),</text:p>
      <text:p text:style-name="Normal">(10,</text:p>
      <text:p text:style-name="Normal">64),</text:p>
      <text:p text:style-name="Normal">(10,</text:p>
      <text:soft-page-break/>
      <text:p text:style-name="Normal">65),</text:p>
      <text:p text:style-name="Normal">(10,</text:p>
      <text:p text:style-name="Normal">66),</text:p>
      <text:p text:style-name="Normal">(10,</text:p>
      <text:p text:style-name="Normal">67),</text:p>
      <text:p text:style-name="Normal">(10,</text:p>
      <text:p text:style-name="Normal">68),</text:p>
      <text:p text:style-name="Normal">(10,</text:p>
      <text:p text:style-name="Normal">69),</text:p>
      <text:p text:style-name="Normal">(10,</text:p>
      <text:p text:style-name="Normal">70),</text:p>
      <text:p text:style-name="Normal">(10,</text:p>
      <text:p text:style-name="Normal">71),</text:p>
      <text:p text:style-name="Normal">(10,</text:p>
      <text:p text:style-name="Normal">72),</text:p>
      <text:p text:style-name="Normal">(10,</text:p>
      <text:p text:style-name="Normal">73),</text:p>
      <text:p text:style-name="Normal">(10,</text:p>
      <text:p text:style-name="Normal">74),</text:p>
      <text:p text:style-name="Normal">(10,</text:p>
      <text:p text:style-name="Normal">75),</text:p>
      <text:p text:style-name="Normal">(10,</text:p>
      <text:p text:style-name="Normal">76),</text:p>
      <text:p text:style-name="Normal">(10,</text:p>
      <text:p text:style-name="Normal">77),</text:p>
      <text:p text:style-name="Normal">(10,</text:p>
      <text:p text:style-name="Normal">78),</text:p>
      <text:p text:style-name="Normal">(10,</text:p>
      <text:p text:style-name="Normal">79),</text:p>
      <text:p text:style-name="Normal">(10,</text:p>
      <text:p text:style-name="Normal">80),</text:p>
      <text:soft-page-break/>
      <text:p text:style-name="Normal">(10,</text:p>
      <text:p text:style-name="Normal">81),</text:p>
      <text:p text:style-name="Normal">(10,</text:p>
      <text:p text:style-name="Normal">82),</text:p>
      <text:p text:style-name="Normal">(10,</text:p>
      <text:p text:style-name="Normal">83),</text:p>
      <text:p text:style-name="Normal">(10,</text:p>
      <text:p text:style-name="Normal">84),</text:p>
      <text:p text:style-name="Normal">(10,</text:p>
      <text:p text:style-name="Normal">85),</text:p>
      <text:p text:style-name="Normal">(10,</text:p>
      <text:p text:style-name="Normal">86),</text:p>
      <text:p text:style-name="Normal">(10,</text:p>
      <text:p text:style-name="Normal">87),</text:p>
      <text:p text:style-name="Normal">(10,</text:p>
      <text:p text:style-name="Normal">88),</text:p>
      <text:p text:style-name="Normal">(10,</text:p>
      <text:p text:style-name="Normal">89),</text:p>
      <text:p text:style-name="Normal">(10,</text:p>
      <text:p text:style-name="Normal">90),</text:p>
      <text:p text:style-name="Normal">(10,</text:p>
      <text:p text:style-name="Normal">91),</text:p>
      <text:p text:style-name="Normal">(10,</text:p>
      <text:p text:style-name="Normal">92),</text:p>
      <text:p text:style-name="Normal">(10,</text:p>
      <text:p text:style-name="Normal">93),</text:p>
      <text:p text:style-name="Normal">(10,</text:p>
      <text:p text:style-name="Normal">94),</text:p>
      <text:p text:style-name="Normal">(10,</text:p>
      <text:p text:style-name="Normal">95),</text:p>
      <text:p text:style-name="Normal">(10,</text:p>
      <text:soft-page-break/>
      <text:p text:style-name="Normal">96),</text:p>
      <text:p text:style-name="Normal">(10,</text:p>
      <text:p text:style-name="Normal">97),</text:p>
      <text:p text:style-name="Normal">(10,</text:p>
      <text:p text:style-name="Normal">98),</text:p>
      <text:p text:style-name="Normal">(10,</text:p>
      <text:p text:style-name="Normal">99),</text:p>
      <text:p text:style-name="Normal">(10,</text:p>
      <text:p text:style-name="Normal">100),</text:p>
      <text:p text:style-name="Normal">(11,</text:p>
      <text:p text:style-name="Normal">1),</text:p>
      <text:p text:style-name="Normal">(11,</text:p>
      <text:p text:style-name="Normal">2),</text:p>
      <text:p text:style-name="Normal">(11,</text:p>
      <text:p text:style-name="Normal">3),</text:p>
      <text:p text:style-name="Normal">(11,</text:p>
      <text:p text:style-name="Normal">4),</text:p>
      <text:p text:style-name="Normal">(11,</text:p>
      <text:p text:style-name="Normal">5),</text:p>
      <text:p text:style-name="Normal">(11,</text:p>
      <text:p text:style-name="Normal">6),</text:p>
      <text:p text:style-name="Normal">(11,</text:p>
      <text:p text:style-name="Normal">7),</text:p>
      <text:p text:style-name="Normal">(11,</text:p>
      <text:p text:style-name="Normal">8),</text:p>
      <text:p text:style-name="Normal">(11,</text:p>
      <text:p text:style-name="Normal">9),</text:p>
      <text:p text:style-name="Normal">(11,</text:p>
      <text:p text:style-name="Normal">10),</text:p>
      <text:p text:style-name="Normal">(11,</text:p>
      <text:p text:style-name="Normal">12),</text:p>
      <text:soft-page-break/>
      <text:p text:style-name="Normal">(11,</text:p>
      <text:p text:style-name="Normal">13),</text:p>
      <text:p text:style-name="Normal">(11,</text:p>
      <text:p text:style-name="Normal">14),</text:p>
      <text:p text:style-name="Normal">(11,</text:p>
      <text:p text:style-name="Normal">15),</text:p>
      <text:p text:style-name="Normal">(11,</text:p>
      <text:p text:style-name="Normal">16),</text:p>
      <text:p text:style-name="Normal">(11,</text:p>
      <text:p text:style-name="Normal">17),</text:p>
      <text:p text:style-name="Normal">(11,</text:p>
      <text:p text:style-name="Normal">18),</text:p>
      <text:p text:style-name="Normal">(11,</text:p>
      <text:p text:style-name="Normal">19),</text:p>
      <text:p text:style-name="Normal">(11,</text:p>
      <text:p text:style-name="Normal">20),</text:p>
      <text:p text:style-name="Normal">(11,</text:p>
      <text:p text:style-name="Normal">21),</text:p>
      <text:p text:style-name="Normal">(11,</text:p>
      <text:p text:style-name="Normal">22),</text:p>
      <text:p text:style-name="Normal">(11,</text:p>
      <text:p text:style-name="Normal">23),</text:p>
      <text:p text:style-name="Normal">(11,</text:p>
      <text:p text:style-name="Normal">24),</text:p>
      <text:p text:style-name="Normal">(11,</text:p>
      <text:p text:style-name="Normal">25),</text:p>
      <text:p text:style-name="Normal">(11,</text:p>
      <text:p text:style-name="Normal">26),</text:p>
      <text:p text:style-name="Normal">(11,</text:p>
      <text:p text:style-name="Normal">27),</text:p>
      <text:p text:style-name="Normal">(11,</text:p>
      <text:soft-page-break/>
      <text:p text:style-name="Normal">28),</text:p>
      <text:p text:style-name="Normal">(11,</text:p>
      <text:p text:style-name="Normal">29),</text:p>
      <text:p text:style-name="Normal">(11,</text:p>
      <text:p text:style-name="Normal">30),</text:p>
      <text:p text:style-name="Normal">(11,</text:p>
      <text:p text:style-name="Normal">31),</text:p>
      <text:p text:style-name="Normal">(11,</text:p>
      <text:p text:style-name="Normal">32),</text:p>
      <text:p text:style-name="Normal">(11,</text:p>
      <text:p text:style-name="Normal">33),</text:p>
      <text:p text:style-name="Normal">(11,</text:p>
      <text:p text:style-name="Normal">34),</text:p>
      <text:p text:style-name="Normal">(11,</text:p>
      <text:p text:style-name="Normal">35),</text:p>
      <text:p text:style-name="Normal">(11,</text:p>
      <text:p text:style-name="Normal">36),</text:p>
      <text:p text:style-name="Normal">(11,</text:p>
      <text:p text:style-name="Normal">37),</text:p>
      <text:p text:style-name="Normal">(11,</text:p>
      <text:p text:style-name="Normal">38),</text:p>
      <text:p text:style-name="Normal">(11,</text:p>
      <text:p text:style-name="Normal">39),</text:p>
      <text:p text:style-name="Normal">(11,</text:p>
      <text:p text:style-name="Normal">40),</text:p>
      <text:p text:style-name="Normal">(11,</text:p>
      <text:p text:style-name="Normal">41),</text:p>
      <text:p text:style-name="Normal">(11,</text:p>
      <text:p text:style-name="Normal">42),</text:p>
      <text:p text:style-name="Normal">(11,</text:p>
      <text:p text:style-name="Normal">43),</text:p>
      <text:soft-page-break/>
      <text:p text:style-name="Normal">(11,</text:p>
      <text:p text:style-name="Normal">44),</text:p>
      <text:p text:style-name="Normal">(11,</text:p>
      <text:p text:style-name="Normal">45),</text:p>
      <text:p text:style-name="Normal">(11,</text:p>
      <text:p text:style-name="Normal">46),</text:p>
      <text:p text:style-name="Normal">(11,</text:p>
      <text:p text:style-name="Normal">47),</text:p>
      <text:p text:style-name="Normal">(11,</text:p>
      <text:p text:style-name="Normal">48),</text:p>
      <text:p text:style-name="Normal">(11,</text:p>
      <text:p text:style-name="Normal">49),</text:p>
      <text:p text:style-name="Normal">(11,</text:p>
      <text:p text:style-name="Normal">50),</text:p>
      <text:p text:style-name="Normal">(11,</text:p>
      <text:p text:style-name="Normal">51),</text:p>
      <text:p text:style-name="Normal">(11,</text:p>
      <text:p text:style-name="Normal">52),</text:p>
      <text:p text:style-name="Normal">(11,</text:p>
      <text:p text:style-name="Normal">53),</text:p>
      <text:p text:style-name="Normal">(11,</text:p>
      <text:p text:style-name="Normal">54),</text:p>
      <text:p text:style-name="Normal">(11,</text:p>
      <text:p text:style-name="Normal">55),</text:p>
      <text:p text:style-name="Normal">(11,</text:p>
      <text:p text:style-name="Normal">56),</text:p>
      <text:p text:style-name="Normal">(11,</text:p>
      <text:p text:style-name="Normal">57),</text:p>
      <text:p text:style-name="Normal">(11,</text:p>
      <text:p text:style-name="Normal">58),</text:p>
      <text:p text:style-name="Normal">(11,</text:p>
      <text:soft-page-break/>
      <text:p text:style-name="Normal">59),</text:p>
      <text:p text:style-name="Normal">(11,</text:p>
      <text:p text:style-name="Normal">60),</text:p>
      <text:p text:style-name="Normal">(11,</text:p>
      <text:p text:style-name="Normal">61),</text:p>
      <text:p text:style-name="Normal">(11,</text:p>
      <text:p text:style-name="Normal">62),</text:p>
      <text:p text:style-name="Normal">(11,</text:p>
      <text:p text:style-name="Normal">63),</text:p>
      <text:p text:style-name="Normal">(11,</text:p>
      <text:p text:style-name="Normal">64),</text:p>
      <text:p text:style-name="Normal">(11,</text:p>
      <text:p text:style-name="Normal">65),</text:p>
      <text:p text:style-name="Normal">(11,</text:p>
      <text:p text:style-name="Normal">66),</text:p>
      <text:p text:style-name="Normal">(11,</text:p>
      <text:p text:style-name="Normal">67),</text:p>
      <text:p text:style-name="Normal">(11,</text:p>
      <text:p text:style-name="Normal">68),</text:p>
      <text:p text:style-name="Normal">(11,</text:p>
      <text:p text:style-name="Normal">69),</text:p>
      <text:p text:style-name="Normal">(11,</text:p>
      <text:p text:style-name="Normal">70),</text:p>
      <text:p text:style-name="Normal">(11,</text:p>
      <text:p text:style-name="Normal">71),</text:p>
      <text:p text:style-name="Normal">(11,</text:p>
      <text:p text:style-name="Normal">72),</text:p>
      <text:p text:style-name="Normal">(11,</text:p>
      <text:p text:style-name="Normal">73),</text:p>
      <text:p text:style-name="Normal">(11,</text:p>
      <text:p text:style-name="Normal">74),</text:p>
      <text:soft-page-break/>
      <text:p text:style-name="Normal">(11,</text:p>
      <text:p text:style-name="Normal">75),</text:p>
      <text:p text:style-name="Normal">(11,</text:p>
      <text:p text:style-name="Normal">76),</text:p>
      <text:p text:style-name="Normal">(11,</text:p>
      <text:p text:style-name="Normal">77),</text:p>
      <text:p text:style-name="Normal">(11,</text:p>
      <text:p text:style-name="Normal">78),</text:p>
      <text:p text:style-name="Normal">(11,</text:p>
      <text:p text:style-name="Normal">79),</text:p>
      <text:p text:style-name="Normal">(11,</text:p>
      <text:p text:style-name="Normal">80),</text:p>
      <text:p text:style-name="Normal">(11,</text:p>
      <text:p text:style-name="Normal">81),</text:p>
      <text:p text:style-name="Normal">(11,</text:p>
      <text:p text:style-name="Normal">82),</text:p>
      <text:p text:style-name="Normal">(11,</text:p>
      <text:p text:style-name="Normal">83),</text:p>
      <text:p text:style-name="Normal">(11,</text:p>
      <text:p text:style-name="Normal">84),</text:p>
      <text:p text:style-name="Normal">(11,</text:p>
      <text:p text:style-name="Normal">85),</text:p>
      <text:p text:style-name="Normal">(11,</text:p>
      <text:p text:style-name="Normal">86),</text:p>
      <text:p text:style-name="Normal">(11,</text:p>
      <text:p text:style-name="Normal">87),</text:p>
      <text:p text:style-name="Normal">(11,</text:p>
      <text:p text:style-name="Normal">88),</text:p>
      <text:p text:style-name="Normal">(11,</text:p>
      <text:p text:style-name="Normal">89),</text:p>
      <text:p text:style-name="Normal">(11,</text:p>
      <text:soft-page-break/>
      <text:p text:style-name="Normal">90),</text:p>
      <text:p text:style-name="Normal">(11,</text:p>
      <text:p text:style-name="Normal">91),</text:p>
      <text:p text:style-name="Normal">(11,</text:p>
      <text:p text:style-name="Normal">92),</text:p>
      <text:p text:style-name="Normal">(11,</text:p>
      <text:p text:style-name="Normal">93),</text:p>
      <text:p text:style-name="Normal">(11,</text:p>
      <text:p text:style-name="Normal">94),</text:p>
      <text:p text:style-name="Normal">(11,</text:p>
      <text:p text:style-name="Normal">95),</text:p>
      <text:p text:style-name="Normal">(11,</text:p>
      <text:p text:style-name="Normal">96),</text:p>
      <text:p text:style-name="Normal">(11,</text:p>
      <text:p text:style-name="Normal">97),</text:p>
      <text:p text:style-name="Normal">(11,</text:p>
      <text:p text:style-name="Normal">98),</text:p>
      <text:p text:style-name="Normal">(11,</text:p>
      <text:p text:style-name="Normal">99),</text:p>
      <text:p text:style-name="Normal">(11,</text:p>
      <text:p text:style-name="Normal">100),</text:p>
      <text:p text:style-name="Normal">(12,</text:p>
      <text:p text:style-name="Normal">1),</text:p>
      <text:p text:style-name="Normal">(12,</text:p>
      <text:p text:style-name="Normal">2),</text:p>
      <text:p text:style-name="Normal">(12,</text:p>
      <text:p text:style-name="Normal">3),</text:p>
      <text:p text:style-name="Normal">(12,</text:p>
      <text:p text:style-name="Normal">4),</text:p>
      <text:p text:style-name="Normal">(12,</text:p>
      <text:p text:style-name="Normal">5),</text:p>
      <text:soft-page-break/>
      <text:p text:style-name="Normal">(12,</text:p>
      <text:p text:style-name="Normal">6),</text:p>
      <text:p text:style-name="Normal">(12,</text:p>
      <text:p text:style-name="Normal">7),</text:p>
      <text:p text:style-name="Normal">(12,</text:p>
      <text:p text:style-name="Normal">8),</text:p>
      <text:p text:style-name="Normal">(12,</text:p>
      <text:p text:style-name="Normal">9),</text:p>
      <text:p text:style-name="Normal">(12,</text:p>
      <text:p text:style-name="Normal">10),</text:p>
      <text:p text:style-name="Normal">(12,</text:p>
      <text:p text:style-name="Normal">11),</text:p>
      <text:p text:style-name="Normal">(12,</text:p>
      <text:p text:style-name="Normal">13),</text:p>
      <text:p text:style-name="Normal">(12,</text:p>
      <text:p text:style-name="Normal">14),</text:p>
      <text:p text:style-name="Normal">(12,</text:p>
      <text:p text:style-name="Normal">15),</text:p>
      <text:p text:style-name="Normal">(12,</text:p>
      <text:p text:style-name="Normal">16),</text:p>
      <text:p text:style-name="Normal">(12,</text:p>
      <text:p text:style-name="Normal">17),</text:p>
      <text:p text:style-name="Normal">(12,</text:p>
      <text:p text:style-name="Normal">18),</text:p>
      <text:p text:style-name="Normal">(12,</text:p>
      <text:p text:style-name="Normal">19),</text:p>
      <text:p text:style-name="Normal">(12,</text:p>
      <text:p text:style-name="Normal">20),</text:p>
      <text:p text:style-name="Normal">(12,</text:p>
      <text:p text:style-name="Normal">21),</text:p>
      <text:p text:style-name="Normal">(12,</text:p>
      <text:soft-page-break/>
      <text:p text:style-name="Normal">22),</text:p>
      <text:p text:style-name="Normal">(12,</text:p>
      <text:p text:style-name="Normal">23),</text:p>
      <text:p text:style-name="Normal">(12,</text:p>
      <text:p text:style-name="Normal">24),</text:p>
      <text:p text:style-name="Normal">(12,</text:p>
      <text:p text:style-name="Normal">25),</text:p>
      <text:p text:style-name="Normal">(12,</text:p>
      <text:p text:style-name="Normal">26),</text:p>
      <text:p text:style-name="Normal">(12,</text:p>
      <text:p text:style-name="Normal">27),</text:p>
      <text:p text:style-name="Normal">(12,</text:p>
      <text:p text:style-name="Normal">28),</text:p>
      <text:p text:style-name="Normal">(12,</text:p>
      <text:p text:style-name="Normal">29),</text:p>
      <text:p text:style-name="Normal">(12,</text:p>
      <text:p text:style-name="Normal">30),</text:p>
      <text:p text:style-name="Normal">(12,</text:p>
      <text:p text:style-name="Normal">31),</text:p>
      <text:p text:style-name="Normal">(12,</text:p>
      <text:p text:style-name="Normal">32),</text:p>
      <text:p text:style-name="Normal">(12,</text:p>
      <text:p text:style-name="Normal">33),</text:p>
      <text:p text:style-name="Normal">(12,</text:p>
      <text:p text:style-name="Normal">34),</text:p>
      <text:p text:style-name="Normal">(12,</text:p>
      <text:p text:style-name="Normal">35),</text:p>
      <text:p text:style-name="Normal">(12,</text:p>
      <text:p text:style-name="Normal">36),</text:p>
      <text:p text:style-name="Normal">(12,</text:p>
      <text:p text:style-name="Normal">37),</text:p>
      <text:soft-page-break/>
      <text:p text:style-name="Normal">(12,</text:p>
      <text:p text:style-name="Normal">38),</text:p>
      <text:p text:style-name="Normal">(12,</text:p>
      <text:p text:style-name="Normal">39),</text:p>
      <text:p text:style-name="Normal">(12,</text:p>
      <text:p text:style-name="Normal">40),</text:p>
      <text:p text:style-name="Normal">(12,</text:p>
      <text:p text:style-name="Normal">41),</text:p>
      <text:p text:style-name="Normal">(12,</text:p>
      <text:p text:style-name="Normal">42),</text:p>
      <text:p text:style-name="Normal">(12,</text:p>
      <text:p text:style-name="Normal">43),</text:p>
      <text:p text:style-name="Normal">(12,</text:p>
      <text:p text:style-name="Normal">44),</text:p>
      <text:p text:style-name="Normal">(12,</text:p>
      <text:p text:style-name="Normal">45),</text:p>
      <text:p text:style-name="Normal">(12,</text:p>
      <text:p text:style-name="Normal">46),</text:p>
      <text:p text:style-name="Normal">(12,</text:p>
      <text:p text:style-name="Normal">47),</text:p>
      <text:p text:style-name="Normal">(12,</text:p>
      <text:p text:style-name="Normal">48),</text:p>
      <text:p text:style-name="Normal">(12,</text:p>
      <text:p text:style-name="Normal">49),</text:p>
      <text:p text:style-name="Normal">(12,</text:p>
      <text:p text:style-name="Normal">50),</text:p>
      <text:p text:style-name="Normal">(12,</text:p>
      <text:p text:style-name="Normal">51),</text:p>
      <text:p text:style-name="Normal">(12,</text:p>
      <text:p text:style-name="Normal">52),</text:p>
      <text:p text:style-name="Normal">(12,</text:p>
      <text:soft-page-break/>
      <text:p text:style-name="Normal">53),</text:p>
      <text:p text:style-name="Normal">(12,</text:p>
      <text:p text:style-name="Normal">54),</text:p>
      <text:p text:style-name="Normal">(12,</text:p>
      <text:p text:style-name="Normal">55),</text:p>
      <text:p text:style-name="Normal">(12,</text:p>
      <text:p text:style-name="Normal">56),</text:p>
      <text:p text:style-name="Normal">(12,</text:p>
      <text:p text:style-name="Normal">57),</text:p>
      <text:p text:style-name="Normal">(12,</text:p>
      <text:p text:style-name="Normal">58),</text:p>
      <text:p text:style-name="Normal">(12,</text:p>
      <text:p text:style-name="Normal">59),</text:p>
      <text:p text:style-name="Normal">(12,</text:p>
      <text:p text:style-name="Normal">60),</text:p>
      <text:p text:style-name="Normal">(12,</text:p>
      <text:p text:style-name="Normal">61),</text:p>
      <text:p text:style-name="Normal">(12,</text:p>
      <text:p text:style-name="Normal">62),</text:p>
      <text:p text:style-name="Normal">(12,</text:p>
      <text:p text:style-name="Normal">63),</text:p>
      <text:p text:style-name="Normal">(12,</text:p>
      <text:p text:style-name="Normal">64),</text:p>
      <text:p text:style-name="Normal">(12,</text:p>
      <text:p text:style-name="Normal">65),</text:p>
      <text:p text:style-name="Normal">(12,</text:p>
      <text:p text:style-name="Normal">66),</text:p>
      <text:p text:style-name="Normal">(12,</text:p>
      <text:p text:style-name="Normal">67),</text:p>
      <text:p text:style-name="Normal">(12,</text:p>
      <text:p text:style-name="Normal">68),</text:p>
      <text:soft-page-break/>
      <text:p text:style-name="Normal">(12,</text:p>
      <text:p text:style-name="Normal">69),</text:p>
      <text:p text:style-name="Normal">(12,</text:p>
      <text:p text:style-name="Normal">70),</text:p>
      <text:p text:style-name="Normal">(12,</text:p>
      <text:p text:style-name="Normal">71),</text:p>
      <text:p text:style-name="Normal">(12,</text:p>
      <text:p text:style-name="Normal">72),</text:p>
      <text:p text:style-name="Normal">(12,</text:p>
      <text:p text:style-name="Normal">73),</text:p>
      <text:p text:style-name="Normal">(12,</text:p>
      <text:p text:style-name="Normal">74),</text:p>
      <text:p text:style-name="Normal">(12,</text:p>
      <text:p text:style-name="Normal">75),</text:p>
      <text:p text:style-name="Normal">(12,</text:p>
      <text:p text:style-name="Normal">76),</text:p>
      <text:p text:style-name="Normal">(12,</text:p>
      <text:p text:style-name="Normal">77),</text:p>
      <text:p text:style-name="Normal">(12,</text:p>
      <text:p text:style-name="Normal">78),</text:p>
      <text:p text:style-name="Normal">(12,</text:p>
      <text:p text:style-name="Normal">79),</text:p>
      <text:p text:style-name="Normal">(12,</text:p>
      <text:p text:style-name="Normal">80),</text:p>
      <text:p text:style-name="Normal">(12,</text:p>
      <text:p text:style-name="Normal">81),</text:p>
      <text:p text:style-name="Normal">(12,</text:p>
      <text:p text:style-name="Normal">82),</text:p>
      <text:p text:style-name="Normal">(12,</text:p>
      <text:p text:style-name="Normal">83),</text:p>
      <text:p text:style-name="Normal">(12,</text:p>
      <text:soft-page-break/>
      <text:p text:style-name="Normal">84),</text:p>
      <text:p text:style-name="Normal">(12,</text:p>
      <text:p text:style-name="Normal">85),</text:p>
      <text:p text:style-name="Normal">(12,</text:p>
      <text:p text:style-name="Normal">86),</text:p>
      <text:p text:style-name="Normal">(12,</text:p>
      <text:p text:style-name="Normal">87),</text:p>
      <text:p text:style-name="Normal">(12,</text:p>
      <text:p text:style-name="Normal">88),</text:p>
      <text:p text:style-name="Normal">(12,</text:p>
      <text:p text:style-name="Normal">89),</text:p>
      <text:p text:style-name="Normal">(12,</text:p>
      <text:p text:style-name="Normal">90),</text:p>
      <text:p text:style-name="Normal">(12,</text:p>
      <text:p text:style-name="Normal">91),</text:p>
      <text:p text:style-name="Normal">(12,</text:p>
      <text:p text:style-name="Normal">92),</text:p>
      <text:p text:style-name="Normal">(12,</text:p>
      <text:p text:style-name="Normal">93),</text:p>
      <text:p text:style-name="Normal">(12,</text:p>
      <text:p text:style-name="Normal">94),</text:p>
      <text:p text:style-name="Normal">(12,</text:p>
      <text:p text:style-name="Normal">95),</text:p>
      <text:p text:style-name="Normal">(12,</text:p>
      <text:p text:style-name="Normal">96),</text:p>
      <text:p text:style-name="Normal">(12,</text:p>
      <text:p text:style-name="Normal">97),</text:p>
      <text:p text:style-name="Normal">(12,</text:p>
      <text:p text:style-name="Normal">98),</text:p>
      <text:p text:style-name="Normal">(12,</text:p>
      <text:p text:style-name="Normal">99),</text:p>
      <text:soft-page-break/>
      <text:p text:style-name="Normal">(12,</text:p>
      <text:p text:style-name="Normal">100),</text:p>
      <text:p text:style-name="Normal">(13,</text:p>
      <text:p text:style-name="Normal">1),</text:p>
      <text:p text:style-name="Normal">(13,</text:p>
      <text:p text:style-name="Normal">2),</text:p>
      <text:p text:style-name="Normal">(13,</text:p>
      <text:p text:style-name="Normal">3),</text:p>
      <text:p text:style-name="Normal">(13,</text:p>
      <text:p text:style-name="Normal">4),</text:p>
      <text:p text:style-name="Normal">(13,</text:p>
      <text:p text:style-name="Normal">5),</text:p>
      <text:p text:style-name="Normal">(13,</text:p>
      <text:p text:style-name="Normal">6),</text:p>
      <text:p text:style-name="Normal">(13,</text:p>
      <text:p text:style-name="Normal">7),</text:p>
      <text:p text:style-name="Normal">(13,</text:p>
      <text:p text:style-name="Normal">8),</text:p>
      <text:p text:style-name="Normal">(13,</text:p>
      <text:p text:style-name="Normal">9),</text:p>
      <text:p text:style-name="Normal">(13,</text:p>
      <text:p text:style-name="Normal">10),</text:p>
      <text:p text:style-name="Normal">(13,</text:p>
      <text:p text:style-name="Normal">11),</text:p>
      <text:p text:style-name="Normal">(13,</text:p>
      <text:p text:style-name="Normal">12),</text:p>
      <text:p text:style-name="Normal">(13,</text:p>
      <text:p text:style-name="Normal">14),</text:p>
      <text:p text:style-name="Normal">(13,</text:p>
      <text:p text:style-name="Normal">15),</text:p>
      <text:p text:style-name="Normal">(13,</text:p>
      <text:soft-page-break/>
      <text:p text:style-name="Normal">16),</text:p>
      <text:p text:style-name="Normal">(13,</text:p>
      <text:p text:style-name="Normal">17),</text:p>
      <text:p text:style-name="Normal">(13,</text:p>
      <text:p text:style-name="Normal">18),</text:p>
      <text:p text:style-name="Normal">(13,</text:p>
      <text:p text:style-name="Normal">19),</text:p>
      <text:p text:style-name="Normal">(13,</text:p>
      <text:p text:style-name="Normal">20),</text:p>
      <text:p text:style-name="Normal">(13,</text:p>
      <text:p text:style-name="Normal">21),</text:p>
      <text:p text:style-name="Normal">(13,</text:p>
      <text:p text:style-name="Normal">22),</text:p>
      <text:p text:style-name="Normal">(13,</text:p>
      <text:p text:style-name="Normal">23),</text:p>
      <text:p text:style-name="Normal">(13,</text:p>
      <text:p text:style-name="Normal">24),</text:p>
      <text:p text:style-name="Normal">(13,</text:p>
      <text:p text:style-name="Normal">25),</text:p>
      <text:p text:style-name="Normal">(13,</text:p>
      <text:p text:style-name="Normal">26),</text:p>
      <text:p text:style-name="Normal">(13,</text:p>
      <text:p text:style-name="Normal">27),</text:p>
      <text:p text:style-name="Normal">(13,</text:p>
      <text:p text:style-name="Normal">28),</text:p>
      <text:p text:style-name="Normal">(13,</text:p>
      <text:p text:style-name="Normal">29),</text:p>
      <text:p text:style-name="Normal">(13,</text:p>
      <text:p text:style-name="Normal">30),</text:p>
      <text:p text:style-name="Normal">(13,</text:p>
      <text:p text:style-name="Normal">31),</text:p>
      <text:soft-page-break/>
      <text:p text:style-name="Normal">(13,</text:p>
      <text:p text:style-name="Normal">32),</text:p>
      <text:p text:style-name="Normal">(13,</text:p>
      <text:p text:style-name="Normal">33),</text:p>
      <text:p text:style-name="Normal">(13,</text:p>
      <text:p text:style-name="Normal">34),</text:p>
      <text:p text:style-name="Normal">(13,</text:p>
      <text:p text:style-name="Normal">35),</text:p>
      <text:p text:style-name="Normal">(13,</text:p>
      <text:p text:style-name="Normal">36),</text:p>
      <text:p text:style-name="Normal">(13,</text:p>
      <text:p text:style-name="Normal">37),</text:p>
      <text:p text:style-name="Normal">(13,</text:p>
      <text:p text:style-name="Normal">38),</text:p>
      <text:p text:style-name="Normal">(13,</text:p>
      <text:p text:style-name="Normal">39),</text:p>
      <text:p text:style-name="Normal">(13,</text:p>
      <text:p text:style-name="Normal">40),</text:p>
      <text:p text:style-name="Normal">(13,</text:p>
      <text:p text:style-name="Normal">41),</text:p>
      <text:p text:style-name="Normal">(13,</text:p>
      <text:p text:style-name="Normal">42),</text:p>
      <text:p text:style-name="Normal">(13,</text:p>
      <text:p text:style-name="Normal">43),</text:p>
      <text:p text:style-name="Normal">(13,</text:p>
      <text:p text:style-name="Normal">44),</text:p>
      <text:p text:style-name="Normal">(13,</text:p>
      <text:p text:style-name="Normal">45),</text:p>
      <text:p text:style-name="Normal">(13,</text:p>
      <text:p text:style-name="Normal">46),</text:p>
      <text:p text:style-name="Normal">(13,</text:p>
      <text:soft-page-break/>
      <text:p text:style-name="Normal">47),</text:p>
      <text:p text:style-name="Normal">(13,</text:p>
      <text:p text:style-name="Normal">48),</text:p>
      <text:p text:style-name="Normal">(13,</text:p>
      <text:p text:style-name="Normal">49),</text:p>
      <text:p text:style-name="Normal">(13,</text:p>
      <text:p text:style-name="Normal">50),</text:p>
      <text:p text:style-name="Normal">(13,</text:p>
      <text:p text:style-name="Normal">51),</text:p>
      <text:p text:style-name="Normal">(13,</text:p>
      <text:p text:style-name="Normal">52),</text:p>
      <text:p text:style-name="Normal">(13,</text:p>
      <text:p text:style-name="Normal">53),</text:p>
      <text:p text:style-name="Normal">(13,</text:p>
      <text:p text:style-name="Normal">54),</text:p>
      <text:p text:style-name="Normal">(13,</text:p>
      <text:p text:style-name="Normal">55),</text:p>
      <text:p text:style-name="Normal">(13,</text:p>
      <text:p text:style-name="Normal">56),</text:p>
      <text:p text:style-name="Normal">(13,</text:p>
      <text:p text:style-name="Normal">57),</text:p>
      <text:p text:style-name="Normal">(13,</text:p>
      <text:p text:style-name="Normal">58),</text:p>
      <text:p text:style-name="Normal">(13,</text:p>
      <text:p text:style-name="Normal">59),</text:p>
      <text:p text:style-name="Normal">(13,</text:p>
      <text:p text:style-name="Normal">60),</text:p>
      <text:p text:style-name="Normal">(13,</text:p>
      <text:p text:style-name="Normal">61),</text:p>
      <text:p text:style-name="Normal">(13,</text:p>
      <text:p text:style-name="Normal">62),</text:p>
      <text:soft-page-break/>
      <text:p text:style-name="Normal">(13,</text:p>
      <text:p text:style-name="Normal">63),</text:p>
      <text:p text:style-name="Normal">(13,</text:p>
      <text:p text:style-name="Normal">64),</text:p>
      <text:p text:style-name="Normal">(13,</text:p>
      <text:p text:style-name="Normal">65),</text:p>
      <text:p text:style-name="Normal">(13,</text:p>
      <text:p text:style-name="Normal">66),</text:p>
      <text:p text:style-name="Normal">(13,</text:p>
      <text:p text:style-name="Normal">67),</text:p>
      <text:p text:style-name="Normal">(13,</text:p>
      <text:p text:style-name="Normal">68),</text:p>
      <text:p text:style-name="Normal">(13,</text:p>
      <text:p text:style-name="Normal">69),</text:p>
      <text:p text:style-name="Normal">(13,</text:p>
      <text:p text:style-name="Normal">70),</text:p>
      <text:p text:style-name="Normal">(13,</text:p>
      <text:p text:style-name="Normal">71),</text:p>
      <text:p text:style-name="Normal">(13,</text:p>
      <text:p text:style-name="Normal">72),</text:p>
      <text:p text:style-name="Normal">(13,</text:p>
      <text:p text:style-name="Normal">73),</text:p>
      <text:p text:style-name="Normal">(13,</text:p>
      <text:p text:style-name="Normal">74),</text:p>
      <text:p text:style-name="Normal">(13,</text:p>
      <text:p text:style-name="Normal">75),</text:p>
      <text:p text:style-name="Normal">(13,</text:p>
      <text:p text:style-name="Normal">76),</text:p>
      <text:p text:style-name="Normal">(13,</text:p>
      <text:p text:style-name="Normal">77),</text:p>
      <text:p text:style-name="Normal">(13,</text:p>
      <text:soft-page-break/>
      <text:p text:style-name="Normal">78),</text:p>
      <text:p text:style-name="Normal">(13,</text:p>
      <text:p text:style-name="Normal">79),</text:p>
      <text:p text:style-name="Normal">(13,</text:p>
      <text:p text:style-name="Normal">80),</text:p>
      <text:p text:style-name="Normal">(13,</text:p>
      <text:p text:style-name="Normal">81),</text:p>
      <text:p text:style-name="Normal">(13,</text:p>
      <text:p text:style-name="Normal">82),</text:p>
      <text:p text:style-name="Normal">(13,</text:p>
      <text:p text:style-name="Normal">83),</text:p>
      <text:p text:style-name="Normal">(13,</text:p>
      <text:p text:style-name="Normal">84),</text:p>
      <text:p text:style-name="Normal">(13,</text:p>
      <text:p text:style-name="Normal">85),</text:p>
      <text:p text:style-name="Normal">(13,</text:p>
      <text:p text:style-name="Normal">86),</text:p>
      <text:p text:style-name="Normal">(13,</text:p>
      <text:p text:style-name="Normal">87),</text:p>
      <text:p text:style-name="Normal">(13,</text:p>
      <text:p text:style-name="Normal">88),</text:p>
      <text:p text:style-name="Normal">(13,</text:p>
      <text:p text:style-name="Normal">89),</text:p>
      <text:p text:style-name="Normal">(13,</text:p>
      <text:p text:style-name="Normal">90),</text:p>
      <text:p text:style-name="Normal">(13,</text:p>
      <text:p text:style-name="Normal">91),</text:p>
      <text:p text:style-name="Normal">(13,</text:p>
      <text:p text:style-name="Normal">92),</text:p>
      <text:p text:style-name="Normal">(13,</text:p>
      <text:p text:style-name="Normal">93),</text:p>
      <text:soft-page-break/>
      <text:p text:style-name="Normal">(13,</text:p>
      <text:p text:style-name="Normal">94),</text:p>
      <text:p text:style-name="Normal">(13,</text:p>
      <text:p text:style-name="Normal">95),</text:p>
      <text:p text:style-name="Normal">(13,</text:p>
      <text:p text:style-name="Normal">96),</text:p>
      <text:p text:style-name="Normal">(13,</text:p>
      <text:p text:style-name="Normal">97),</text:p>
      <text:p text:style-name="Normal">(13,</text:p>
      <text:p text:style-name="Normal">98),</text:p>
      <text:p text:style-name="Normal">(13,</text:p>
      <text:p text:style-name="Normal">99),</text:p>
      <text:p text:style-name="Normal">(13,</text:p>
      <text:p text:style-name="Normal">100),</text:p>
      <text:p text:style-name="Normal">(14,</text:p>
      <text:p text:style-name="Normal">1),</text:p>
      <text:p text:style-name="Normal">(14,</text:p>
      <text:p text:style-name="Normal">2),</text:p>
      <text:p text:style-name="Normal">(14,</text:p>
      <text:p text:style-name="Normal">3),</text:p>
      <text:p text:style-name="Normal">(14,</text:p>
      <text:p text:style-name="Normal">4),</text:p>
      <text:p text:style-name="Normal">(14,</text:p>
      <text:p text:style-name="Normal">5),</text:p>
      <text:p text:style-name="Normal">(14,</text:p>
      <text:p text:style-name="Normal">6),</text:p>
      <text:p text:style-name="Normal">(14,</text:p>
      <text:p text:style-name="Normal">7),</text:p>
      <text:p text:style-name="Normal">(14,</text:p>
      <text:p text:style-name="Normal">8),</text:p>
      <text:p text:style-name="Normal">(14,</text:p>
      <text:soft-page-break/>
      <text:p text:style-name="Normal">9),</text:p>
      <text:p text:style-name="Normal">(14,</text:p>
      <text:p text:style-name="Normal">10),</text:p>
      <text:p text:style-name="Normal">(14,</text:p>
      <text:p text:style-name="Normal">11),</text:p>
      <text:p text:style-name="Normal">(14,</text:p>
      <text:p text:style-name="Normal">12),</text:p>
      <text:p text:style-name="Normal">(14,</text:p>
      <text:p text:style-name="Normal">13),</text:p>
      <text:p text:style-name="Normal">(14,</text:p>
      <text:p text:style-name="Normal">15),</text:p>
      <text:p text:style-name="Normal">(14,</text:p>
      <text:p text:style-name="Normal">16),</text:p>
      <text:p text:style-name="Normal">(14,</text:p>
      <text:p text:style-name="Normal">17),</text:p>
      <text:p text:style-name="Normal">(14,</text:p>
      <text:p text:style-name="Normal">18),</text:p>
      <text:p text:style-name="Normal">(14,</text:p>
      <text:p text:style-name="Normal">19),</text:p>
      <text:p text:style-name="Normal">(14,</text:p>
      <text:p text:style-name="Normal">20),</text:p>
      <text:p text:style-name="Normal">(14,</text:p>
      <text:p text:style-name="Normal">21),</text:p>
      <text:p text:style-name="Normal">(14,</text:p>
      <text:p text:style-name="Normal">22),</text:p>
      <text:p text:style-name="Normal">(14,</text:p>
      <text:p text:style-name="Normal">23),</text:p>
      <text:p text:style-name="Normal">(14,</text:p>
      <text:p text:style-name="Normal">24),</text:p>
      <text:p text:style-name="Normal">(14,</text:p>
      <text:p text:style-name="Normal">25),</text:p>
      <text:soft-page-break/>
      <text:p text:style-name="Normal">(14,</text:p>
      <text:p text:style-name="Normal">26),</text:p>
      <text:p text:style-name="Normal">(14,</text:p>
      <text:p text:style-name="Normal">27),</text:p>
      <text:p text:style-name="Normal">(14,</text:p>
      <text:p text:style-name="Normal">28),</text:p>
      <text:p text:style-name="Normal">(14,</text:p>
      <text:p text:style-name="Normal">29),</text:p>
      <text:p text:style-name="Normal">(14,</text:p>
      <text:p text:style-name="Normal">30),</text:p>
      <text:p text:style-name="Normal">(14,</text:p>
      <text:p text:style-name="Normal">31),</text:p>
      <text:p text:style-name="Normal">(14,</text:p>
      <text:p text:style-name="Normal">32),</text:p>
      <text:p text:style-name="Normal">(14,</text:p>
      <text:p text:style-name="Normal">33),</text:p>
      <text:p text:style-name="Normal">(14,</text:p>
      <text:p text:style-name="Normal">34),</text:p>
      <text:p text:style-name="Normal">(14,</text:p>
      <text:p text:style-name="Normal">35),</text:p>
      <text:p text:style-name="Normal">(14,</text:p>
      <text:p text:style-name="Normal">36),</text:p>
      <text:p text:style-name="Normal">(14,</text:p>
      <text:p text:style-name="Normal">37),</text:p>
      <text:p text:style-name="Normal">(14,</text:p>
      <text:p text:style-name="Normal">38),</text:p>
      <text:p text:style-name="Normal">(14,</text:p>
      <text:p text:style-name="Normal">39),</text:p>
      <text:p text:style-name="Normal">(14,</text:p>
      <text:p text:style-name="Normal">40),</text:p>
      <text:p text:style-name="Normal">(14,</text:p>
      <text:soft-page-break/>
      <text:p text:style-name="Normal">41),</text:p>
      <text:p text:style-name="Normal">(14,</text:p>
      <text:p text:style-name="Normal">42),</text:p>
      <text:p text:style-name="Normal">(14,</text:p>
      <text:p text:style-name="Normal">43),</text:p>
      <text:p text:style-name="Normal">(14,</text:p>
      <text:p text:style-name="Normal">44),</text:p>
      <text:p text:style-name="Normal">(14,</text:p>
      <text:p text:style-name="Normal">45),</text:p>
      <text:p text:style-name="Normal">(14,</text:p>
      <text:p text:style-name="Normal">46),</text:p>
      <text:p text:style-name="Normal">(14,</text:p>
      <text:p text:style-name="Normal">47),</text:p>
      <text:p text:style-name="Normal">(14,</text:p>
      <text:p text:style-name="Normal">48),</text:p>
      <text:p text:style-name="Normal">(14,</text:p>
      <text:p text:style-name="Normal">49),</text:p>
      <text:p text:style-name="Normal">(14,</text:p>
      <text:p text:style-name="Normal">50),</text:p>
      <text:p text:style-name="Normal">(14,</text:p>
      <text:p text:style-name="Normal">51),</text:p>
      <text:p text:style-name="Normal">(14,</text:p>
      <text:p text:style-name="Normal">52),</text:p>
      <text:p text:style-name="Normal">(14,</text:p>
      <text:p text:style-name="Normal">53),</text:p>
      <text:p text:style-name="Normal">(14,</text:p>
      <text:p text:style-name="Normal">54),</text:p>
      <text:p text:style-name="Normal">(14,</text:p>
      <text:p text:style-name="Normal">55),</text:p>
      <text:p text:style-name="Normal">(14,</text:p>
      <text:p text:style-name="Normal">56),</text:p>
      <text:soft-page-break/>
      <text:p text:style-name="Normal">(14,</text:p>
      <text:p text:style-name="Normal">57),</text:p>
      <text:p text:style-name="Normal">(14,</text:p>
      <text:p text:style-name="Normal">58),</text:p>
      <text:p text:style-name="Normal">(14,</text:p>
      <text:p text:style-name="Normal">59),</text:p>
      <text:p text:style-name="Normal">(14,</text:p>
      <text:p text:style-name="Normal">60),</text:p>
      <text:p text:style-name="Normal">(14,</text:p>
      <text:p text:style-name="Normal">61),</text:p>
      <text:p text:style-name="Normal">(14,</text:p>
      <text:p text:style-name="Normal">62),</text:p>
      <text:p text:style-name="Normal">(14,</text:p>
      <text:p text:style-name="Normal">63),</text:p>
      <text:p text:style-name="Normal">(14,</text:p>
      <text:p text:style-name="Normal">64),</text:p>
      <text:p text:style-name="Normal">(14,</text:p>
      <text:p text:style-name="Normal">65),</text:p>
      <text:p text:style-name="Normal">(14,</text:p>
      <text:p text:style-name="Normal">66),</text:p>
      <text:p text:style-name="Normal">(14,</text:p>
      <text:p text:style-name="Normal">67),</text:p>
      <text:p text:style-name="Normal">(14,</text:p>
      <text:p text:style-name="Normal">68),</text:p>
      <text:p text:style-name="Normal">(14,</text:p>
      <text:p text:style-name="Normal">69),</text:p>
      <text:p text:style-name="Normal">(14,</text:p>
      <text:p text:style-name="Normal">70),</text:p>
      <text:p text:style-name="Normal">(14,</text:p>
      <text:p text:style-name="Normal">71),</text:p>
      <text:p text:style-name="Normal">(14,</text:p>
      <text:soft-page-break/>
      <text:p text:style-name="Normal">72),</text:p>
      <text:p text:style-name="Normal">(14,</text:p>
      <text:p text:style-name="Normal">73),</text:p>
      <text:p text:style-name="Normal">(14,</text:p>
      <text:p text:style-name="Normal">74),</text:p>
      <text:p text:style-name="Normal">(14,</text:p>
      <text:p text:style-name="Normal">75),</text:p>
      <text:p text:style-name="Normal">(14,</text:p>
      <text:p text:style-name="Normal">76),</text:p>
      <text:p text:style-name="Normal">(14,</text:p>
      <text:p text:style-name="Normal">77),</text:p>
      <text:p text:style-name="Normal">(14,</text:p>
      <text:p text:style-name="Normal">78),</text:p>
      <text:p text:style-name="Normal">(14,</text:p>
      <text:p text:style-name="Normal">79),</text:p>
      <text:p text:style-name="Normal">(14,</text:p>
      <text:p text:style-name="Normal">80),</text:p>
      <text:p text:style-name="Normal">(14,</text:p>
      <text:p text:style-name="Normal">81),</text:p>
      <text:p text:style-name="Normal">(14,</text:p>
      <text:p text:style-name="Normal">82),</text:p>
      <text:p text:style-name="Normal">(14,</text:p>
      <text:p text:style-name="Normal">83),</text:p>
      <text:p text:style-name="Normal">(14,</text:p>
      <text:p text:style-name="Normal">84),</text:p>
      <text:p text:style-name="Normal">(14,</text:p>
      <text:p text:style-name="Normal">85),</text:p>
      <text:p text:style-name="Normal">(14,</text:p>
      <text:p text:style-name="Normal">86),</text:p>
      <text:p text:style-name="Normal">(14,</text:p>
      <text:p text:style-name="Normal">87),</text:p>
      <text:soft-page-break/>
      <text:p text:style-name="Normal">(14,</text:p>
      <text:p text:style-name="Normal">88),</text:p>
      <text:p text:style-name="Normal">(14,</text:p>
      <text:p text:style-name="Normal">89),</text:p>
      <text:p text:style-name="Normal">(14,</text:p>
      <text:p text:style-name="Normal">90),</text:p>
      <text:p text:style-name="Normal">(14,</text:p>
      <text:p text:style-name="Normal">91),</text:p>
      <text:p text:style-name="Normal">(14,</text:p>
      <text:p text:style-name="Normal">92),</text:p>
      <text:p text:style-name="Normal">(14,</text:p>
      <text:p text:style-name="Normal">93),</text:p>
      <text:p text:style-name="Normal">(14,</text:p>
      <text:p text:style-name="Normal">94),</text:p>
      <text:p text:style-name="Normal">(14,</text:p>
      <text:p text:style-name="Normal">95),</text:p>
      <text:p text:style-name="Normal">(14,</text:p>
      <text:p text:style-name="Normal">96),</text:p>
      <text:p text:style-name="Normal">(14,</text:p>
      <text:p text:style-name="Normal">97),</text:p>
      <text:p text:style-name="Normal">(14,</text:p>
      <text:p text:style-name="Normal">98),</text:p>
      <text:p text:style-name="Normal">(14,</text:p>
      <text:p text:style-name="Normal">99),</text:p>
      <text:p text:style-name="Normal">(14,</text:p>
      <text:p text:style-name="Normal">100),</text:p>
      <text:p text:style-name="Normal">(15,</text:p>
      <text:p text:style-name="Normal">1),</text:p>
      <text:p text:style-name="Normal">(15,</text:p>
      <text:p text:style-name="Normal">2),</text:p>
      <text:p text:style-name="Normal">(15,</text:p>
      <text:soft-page-break/>
      <text:p text:style-name="Normal">3),</text:p>
      <text:p text:style-name="Normal">(15,</text:p>
      <text:p text:style-name="Normal">4),</text:p>
      <text:p text:style-name="Normal">(15,</text:p>
      <text:p text:style-name="Normal">5),</text:p>
      <text:p text:style-name="Normal">(15,</text:p>
      <text:p text:style-name="Normal">6),</text:p>
      <text:p text:style-name="Normal">(15,</text:p>
      <text:p text:style-name="Normal">7),</text:p>
      <text:p text:style-name="Normal">(15,</text:p>
      <text:p text:style-name="Normal">8),</text:p>
      <text:p text:style-name="Normal">(15,</text:p>
      <text:p text:style-name="Normal">9),</text:p>
      <text:p text:style-name="Normal">(15,</text:p>
      <text:p text:style-name="Normal">10),</text:p>
      <text:p text:style-name="Normal">(15,</text:p>
      <text:p text:style-name="Normal">11),</text:p>
      <text:p text:style-name="Normal">(15,</text:p>
      <text:p text:style-name="Normal">12),</text:p>
      <text:p text:style-name="Normal">(15,</text:p>
      <text:p text:style-name="Normal">13),</text:p>
      <text:p text:style-name="Normal">(15,</text:p>
      <text:p text:style-name="Normal">14),</text:p>
      <text:p text:style-name="Normal">(15,</text:p>
      <text:p text:style-name="Normal">16),</text:p>
      <text:p text:style-name="Normal">(15,</text:p>
      <text:p text:style-name="Normal">17),</text:p>
      <text:p text:style-name="Normal">(15,</text:p>
      <text:p text:style-name="Normal">18),</text:p>
      <text:p text:style-name="Normal">(15,</text:p>
      <text:p text:style-name="Normal">19),</text:p>
      <text:soft-page-break/>
      <text:p text:style-name="Normal">(15,</text:p>
      <text:p text:style-name="Normal">20),</text:p>
      <text:p text:style-name="Normal">(15,</text:p>
      <text:p text:style-name="Normal">21),</text:p>
      <text:p text:style-name="Normal">(15,</text:p>
      <text:p text:style-name="Normal">22),</text:p>
      <text:p text:style-name="Normal">(15,</text:p>
      <text:p text:style-name="Normal">23),</text:p>
      <text:p text:style-name="Normal">(15,</text:p>
      <text:p text:style-name="Normal">24),</text:p>
      <text:p text:style-name="Normal">(15,</text:p>
      <text:p text:style-name="Normal">25),</text:p>
      <text:p text:style-name="Normal">(15,</text:p>
      <text:p text:style-name="Normal">26),</text:p>
      <text:p text:style-name="Normal">(15,</text:p>
      <text:p text:style-name="Normal">27),</text:p>
      <text:p text:style-name="Normal">(15,</text:p>
      <text:p text:style-name="Normal">28),</text:p>
      <text:p text:style-name="Normal">(15,</text:p>
      <text:p text:style-name="Normal">29),</text:p>
      <text:p text:style-name="Normal">(15,</text:p>
      <text:p text:style-name="Normal">30),</text:p>
      <text:p text:style-name="Normal">(15,</text:p>
      <text:p text:style-name="Normal">31),</text:p>
      <text:p text:style-name="Normal">(15,</text:p>
      <text:p text:style-name="Normal">32),</text:p>
      <text:p text:style-name="Normal">(15,</text:p>
      <text:p text:style-name="Normal">33),</text:p>
      <text:p text:style-name="Normal">(15,</text:p>
      <text:p text:style-name="Normal">34),</text:p>
      <text:p text:style-name="Normal">(15,</text:p>
      <text:soft-page-break/>
      <text:p text:style-name="Normal">35),</text:p>
      <text:p text:style-name="Normal">(15,</text:p>
      <text:p text:style-name="Normal">36),</text:p>
      <text:p text:style-name="Normal">(15,</text:p>
      <text:p text:style-name="Normal">37),</text:p>
      <text:p text:style-name="Normal">(15,</text:p>
      <text:p text:style-name="Normal">38),</text:p>
      <text:p text:style-name="Normal">(15,</text:p>
      <text:p text:style-name="Normal">39),</text:p>
      <text:p text:style-name="Normal">(15,</text:p>
      <text:p text:style-name="Normal">40),</text:p>
      <text:p text:style-name="Normal">(15,</text:p>
      <text:p text:style-name="Normal">41),</text:p>
      <text:p text:style-name="Normal">(15,</text:p>
      <text:p text:style-name="Normal">42),</text:p>
      <text:p text:style-name="Normal">(15,</text:p>
      <text:p text:style-name="Normal">43),</text:p>
      <text:p text:style-name="Normal">(15,</text:p>
      <text:p text:style-name="Normal">44),</text:p>
      <text:p text:style-name="Normal">(15,</text:p>
      <text:p text:style-name="Normal">45),</text:p>
      <text:p text:style-name="Normal">(15,</text:p>
      <text:p text:style-name="Normal">46),</text:p>
      <text:p text:style-name="Normal">(15,</text:p>
      <text:p text:style-name="Normal">47),</text:p>
      <text:p text:style-name="Normal">(15,</text:p>
      <text:p text:style-name="Normal">48),</text:p>
      <text:p text:style-name="Normal">(15,</text:p>
      <text:p text:style-name="Normal">49),</text:p>
      <text:p text:style-name="Normal">(15,</text:p>
      <text:p text:style-name="Normal">50),</text:p>
      <text:soft-page-break/>
      <text:p text:style-name="Normal">(15,</text:p>
      <text:p text:style-name="Normal">51),</text:p>
      <text:p text:style-name="Normal">(15,</text:p>
      <text:p text:style-name="Normal">52),</text:p>
      <text:p text:style-name="Normal">(15,</text:p>
      <text:p text:style-name="Normal">53),</text:p>
      <text:p text:style-name="Normal">(15,</text:p>
      <text:p text:style-name="Normal">54),</text:p>
      <text:p text:style-name="Normal">(15,</text:p>
      <text:p text:style-name="Normal">55),</text:p>
      <text:p text:style-name="Normal">(15,</text:p>
      <text:p text:style-name="Normal">56),</text:p>
      <text:p text:style-name="Normal">(15,</text:p>
      <text:p text:style-name="Normal">57),</text:p>
      <text:p text:style-name="Normal">(15,</text:p>
      <text:p text:style-name="Normal">58),</text:p>
      <text:p text:style-name="Normal">(15,</text:p>
      <text:p text:style-name="Normal">59),</text:p>
      <text:p text:style-name="Normal">(15,</text:p>
      <text:p text:style-name="Normal">60),</text:p>
      <text:p text:style-name="Normal">(15,</text:p>
      <text:p text:style-name="Normal">61),</text:p>
      <text:p text:style-name="Normal">(15,</text:p>
      <text:p text:style-name="Normal">62),</text:p>
      <text:p text:style-name="Normal">(15,</text:p>
      <text:p text:style-name="Normal">63),</text:p>
      <text:p text:style-name="Normal">(15,</text:p>
      <text:p text:style-name="Normal">64),</text:p>
      <text:p text:style-name="Normal">(15,</text:p>
      <text:p text:style-name="Normal">65),</text:p>
      <text:p text:style-name="Normal">(15,</text:p>
      <text:soft-page-break/>
      <text:p text:style-name="Normal">66),</text:p>
      <text:p text:style-name="Normal">(15,</text:p>
      <text:p text:style-name="Normal">67),</text:p>
      <text:p text:style-name="Normal">(15,</text:p>
      <text:p text:style-name="Normal">68),</text:p>
      <text:p text:style-name="Normal">(15,</text:p>
      <text:p text:style-name="Normal">69),</text:p>
      <text:p text:style-name="Normal">(15,</text:p>
      <text:p text:style-name="Normal">70),</text:p>
      <text:p text:style-name="Normal">(15,</text:p>
      <text:p text:style-name="Normal">71),</text:p>
      <text:p text:style-name="Normal">(15,</text:p>
      <text:p text:style-name="Normal">72),</text:p>
      <text:p text:style-name="Normal">(15,</text:p>
      <text:p text:style-name="Normal">73),</text:p>
      <text:p text:style-name="Normal">(15,</text:p>
      <text:p text:style-name="Normal">74),</text:p>
      <text:p text:style-name="Normal">(15,</text:p>
      <text:p text:style-name="Normal">75),</text:p>
      <text:p text:style-name="Normal">(15,</text:p>
      <text:p text:style-name="Normal">76),</text:p>
      <text:p text:style-name="Normal">(15,</text:p>
      <text:p text:style-name="Normal">77),</text:p>
      <text:p text:style-name="Normal">(15,</text:p>
      <text:p text:style-name="Normal">78),</text:p>
      <text:p text:style-name="Normal">(15,</text:p>
      <text:p text:style-name="Normal">79),</text:p>
      <text:p text:style-name="Normal">(15,</text:p>
      <text:p text:style-name="Normal">80),</text:p>
      <text:p text:style-name="Normal">(15,</text:p>
      <text:p text:style-name="Normal">81),</text:p>
      <text:soft-page-break/>
      <text:p text:style-name="Normal">(15,</text:p>
      <text:p text:style-name="Normal">82),</text:p>
      <text:p text:style-name="Normal">(15,</text:p>
      <text:p text:style-name="Normal">83),</text:p>
      <text:p text:style-name="Normal">(15,</text:p>
      <text:p text:style-name="Normal">84),</text:p>
      <text:p text:style-name="Normal">(15,</text:p>
      <text:p text:style-name="Normal">85),</text:p>
      <text:p text:style-name="Normal">(15,</text:p>
      <text:p text:style-name="Normal">86),</text:p>
      <text:p text:style-name="Normal">(15,</text:p>
      <text:p text:style-name="Normal">87),</text:p>
      <text:p text:style-name="Normal">(15,</text:p>
      <text:p text:style-name="Normal">88),</text:p>
      <text:p text:style-name="Normal">(15,</text:p>
      <text:p text:style-name="Normal">89),</text:p>
      <text:p text:style-name="Normal">(15,</text:p>
      <text:p text:style-name="Normal">90),</text:p>
      <text:p text:style-name="Normal">(15,</text:p>
      <text:p text:style-name="Normal">91),</text:p>
      <text:p text:style-name="Normal">(15,</text:p>
      <text:p text:style-name="Normal">92),</text:p>
      <text:p text:style-name="Normal">(15,</text:p>
      <text:p text:style-name="Normal">93),</text:p>
      <text:p text:style-name="Normal">(15,</text:p>
      <text:p text:style-name="Normal">94),</text:p>
      <text:p text:style-name="Normal">(15,</text:p>
      <text:p text:style-name="Normal">95),</text:p>
      <text:p text:style-name="Normal">(15,</text:p>
      <text:p text:style-name="Normal">96),</text:p>
      <text:p text:style-name="Normal">(15,</text:p>
      <text:soft-page-break/>
      <text:p text:style-name="Normal">97),</text:p>
      <text:p text:style-name="Normal">(15,</text:p>
      <text:p text:style-name="Normal">98),</text:p>
      <text:p text:style-name="Normal">(15,</text:p>
      <text:p text:style-name="Normal">99),</text:p>
      <text:p text:style-name="Normal">(15,</text:p>
      <text:p text:style-name="Normal">100),</text:p>
      <text:p text:style-name="Normal">(16,</text:p>
      <text:p text:style-name="Normal">1),</text:p>
      <text:p text:style-name="Normal">(16,</text:p>
      <text:p text:style-name="Normal">2),</text:p>
      <text:p text:style-name="Normal">(16,</text:p>
      <text:p text:style-name="Normal">3),</text:p>
      <text:p text:style-name="Normal">(16,</text:p>
      <text:p text:style-name="Normal">4),</text:p>
      <text:p text:style-name="Normal">(16,</text:p>
      <text:p text:style-name="Normal">5),</text:p>
      <text:p text:style-name="Normal">(16,</text:p>
      <text:p text:style-name="Normal">6),</text:p>
      <text:p text:style-name="Normal">(16,</text:p>
      <text:p text:style-name="Normal">7),</text:p>
      <text:p text:style-name="Normal">(16,</text:p>
      <text:p text:style-name="Normal">8),</text:p>
      <text:p text:style-name="Normal">(16,</text:p>
      <text:p text:style-name="Normal">9),</text:p>
      <text:p text:style-name="Normal">(16,</text:p>
      <text:p text:style-name="Normal">10),</text:p>
      <text:p text:style-name="Normal">(16,</text:p>
      <text:p text:style-name="Normal">11),</text:p>
      <text:p text:style-name="Normal">(16,</text:p>
      <text:p text:style-name="Normal">12),</text:p>
      <text:soft-page-break/>
      <text:p text:style-name="Normal">(16,</text:p>
      <text:p text:style-name="Normal">13),</text:p>
      <text:p text:style-name="Normal">(16,</text:p>
      <text:p text:style-name="Normal">14),</text:p>
      <text:p text:style-name="Normal">(16,</text:p>
      <text:p text:style-name="Normal">15),</text:p>
      <text:p text:style-name="Normal">(16,</text:p>
      <text:p text:style-name="Normal">17),</text:p>
      <text:p text:style-name="Normal">(16,</text:p>
      <text:p text:style-name="Normal">18),</text:p>
      <text:p text:style-name="Normal">(16,</text:p>
      <text:p text:style-name="Normal">19),</text:p>
      <text:p text:style-name="Normal">(16,</text:p>
      <text:p text:style-name="Normal">20),</text:p>
      <text:p text:style-name="Normal">(16,</text:p>
      <text:p text:style-name="Normal">21),</text:p>
      <text:p text:style-name="Normal">(16,</text:p>
      <text:p text:style-name="Normal">22),</text:p>
      <text:p text:style-name="Normal">(16,</text:p>
      <text:p text:style-name="Normal">23),</text:p>
      <text:p text:style-name="Normal">(16,</text:p>
      <text:p text:style-name="Normal">24),</text:p>
      <text:p text:style-name="Normal">(16,</text:p>
      <text:p text:style-name="Normal">25),</text:p>
      <text:p text:style-name="Normal">(16,</text:p>
      <text:p text:style-name="Normal">26),</text:p>
      <text:p text:style-name="Normal">(16,</text:p>
      <text:p text:style-name="Normal">27),</text:p>
      <text:p text:style-name="Normal">(16,</text:p>
      <text:p text:style-name="Normal">28),</text:p>
      <text:p text:style-name="Normal">(16,</text:p>
      <text:soft-page-break/>
      <text:p text:style-name="Normal">29),</text:p>
      <text:p text:style-name="Normal">(16,</text:p>
      <text:p text:style-name="Normal">30),</text:p>
      <text:p text:style-name="Normal">(16,</text:p>
      <text:p text:style-name="Normal">31),</text:p>
      <text:p text:style-name="Normal">(16,</text:p>
      <text:p text:style-name="Normal">32),</text:p>
      <text:p text:style-name="Normal">(16,</text:p>
      <text:p text:style-name="Normal">33),</text:p>
      <text:p text:style-name="Normal">(16,</text:p>
      <text:p text:style-name="Normal">34),</text:p>
      <text:p text:style-name="Normal">(16,</text:p>
      <text:p text:style-name="Normal">35),</text:p>
      <text:p text:style-name="Normal">(16,</text:p>
      <text:p text:style-name="Normal">36),</text:p>
      <text:p text:style-name="Normal">(16,</text:p>
      <text:p text:style-name="Normal">37),</text:p>
      <text:p text:style-name="Normal">(16,</text:p>
      <text:p text:style-name="Normal">38),</text:p>
      <text:p text:style-name="Normal">(16,</text:p>
      <text:p text:style-name="Normal">39),</text:p>
      <text:p text:style-name="Normal">(16,</text:p>
      <text:p text:style-name="Normal">40),</text:p>
      <text:p text:style-name="Normal">(16,</text:p>
      <text:p text:style-name="Normal">41),</text:p>
      <text:p text:style-name="Normal">(16,</text:p>
      <text:p text:style-name="Normal">42),</text:p>
      <text:p text:style-name="Normal">(16,</text:p>
      <text:p text:style-name="Normal">43),</text:p>
      <text:p text:style-name="Normal">(16,</text:p>
      <text:p text:style-name="Normal">44),</text:p>
      <text:soft-page-break/>
      <text:p text:style-name="Normal">(16,</text:p>
      <text:p text:style-name="Normal">45),</text:p>
      <text:p text:style-name="Normal">(16,</text:p>
      <text:p text:style-name="Normal">46),</text:p>
      <text:p text:style-name="Normal">(16,</text:p>
      <text:p text:style-name="Normal">47),</text:p>
      <text:p text:style-name="Normal">(16,</text:p>
      <text:p text:style-name="Normal">48),</text:p>
      <text:p text:style-name="Normal">(16,</text:p>
      <text:p text:style-name="Normal">49),</text:p>
      <text:p text:style-name="Normal">(16,</text:p>
      <text:p text:style-name="Normal">50),</text:p>
      <text:p text:style-name="Normal">(16,</text:p>
      <text:p text:style-name="Normal">51),</text:p>
      <text:p text:style-name="Normal">(16,</text:p>
      <text:p text:style-name="Normal">52),</text:p>
      <text:p text:style-name="Normal">(16,</text:p>
      <text:p text:style-name="Normal">53),</text:p>
      <text:p text:style-name="Normal">(16,</text:p>
      <text:p text:style-name="Normal">54),</text:p>
      <text:p text:style-name="Normal">(16,</text:p>
      <text:p text:style-name="Normal">55),</text:p>
      <text:p text:style-name="Normal">(16,</text:p>
      <text:p text:style-name="Normal">56),</text:p>
      <text:p text:style-name="Normal">(16,</text:p>
      <text:p text:style-name="Normal">57),</text:p>
      <text:p text:style-name="Normal">(16,</text:p>
      <text:p text:style-name="Normal">58),</text:p>
      <text:p text:style-name="Normal">(16,</text:p>
      <text:p text:style-name="Normal">59),</text:p>
      <text:p text:style-name="Normal">(16,</text:p>
      <text:soft-page-break/>
      <text:p text:style-name="Normal">60),</text:p>
      <text:p text:style-name="Normal">(16,</text:p>
      <text:p text:style-name="Normal">61),</text:p>
      <text:p text:style-name="Normal">(16,</text:p>
      <text:p text:style-name="Normal">62),</text:p>
      <text:p text:style-name="Normal">(16,</text:p>
      <text:p text:style-name="Normal">63),</text:p>
      <text:p text:style-name="Normal">(16,</text:p>
      <text:p text:style-name="Normal">64),</text:p>
      <text:p text:style-name="Normal">(16,</text:p>
      <text:p text:style-name="Normal">65),</text:p>
      <text:p text:style-name="Normal">(16,</text:p>
      <text:p text:style-name="Normal">66),</text:p>
      <text:p text:style-name="Normal">(16,</text:p>
      <text:p text:style-name="Normal">67),</text:p>
      <text:p text:style-name="Normal">(16,</text:p>
      <text:p text:style-name="Normal">68),</text:p>
      <text:p text:style-name="Normal">(16,</text:p>
      <text:p text:style-name="Normal">69),</text:p>
      <text:p text:style-name="Normal">(16,</text:p>
      <text:p text:style-name="Normal">70),</text:p>
      <text:p text:style-name="Normal">(16,</text:p>
      <text:p text:style-name="Normal">71),</text:p>
      <text:p text:style-name="Normal">(16,</text:p>
      <text:p text:style-name="Normal">72),</text:p>
      <text:p text:style-name="Normal">(16,</text:p>
      <text:p text:style-name="Normal">73),</text:p>
      <text:p text:style-name="Normal">(16,</text:p>
      <text:p text:style-name="Normal">74),</text:p>
      <text:p text:style-name="Normal">(16,</text:p>
      <text:p text:style-name="Normal">75),</text:p>
      <text:soft-page-break/>
      <text:p text:style-name="Normal">(16,</text:p>
      <text:p text:style-name="Normal">76),</text:p>
      <text:p text:style-name="Normal">(16,</text:p>
      <text:p text:style-name="Normal">77),</text:p>
      <text:p text:style-name="Normal">(16,</text:p>
      <text:p text:style-name="Normal">78),</text:p>
      <text:p text:style-name="Normal">(16,</text:p>
      <text:p text:style-name="Normal">79),</text:p>
      <text:p text:style-name="Normal">(16,</text:p>
      <text:p text:style-name="Normal">80),</text:p>
      <text:p text:style-name="Normal">(16,</text:p>
      <text:p text:style-name="Normal">81),</text:p>
      <text:p text:style-name="Normal">(16,</text:p>
      <text:p text:style-name="Normal">82),</text:p>
      <text:p text:style-name="Normal">(16,</text:p>
      <text:p text:style-name="Normal">83),</text:p>
      <text:p text:style-name="Normal">(16,</text:p>
      <text:p text:style-name="Normal">84),</text:p>
      <text:p text:style-name="Normal">(16,</text:p>
      <text:p text:style-name="Normal">85),</text:p>
      <text:p text:style-name="Normal">(16,</text:p>
      <text:p text:style-name="Normal">86),</text:p>
      <text:p text:style-name="Normal">(16,</text:p>
      <text:p text:style-name="Normal">87),</text:p>
      <text:p text:style-name="Normal">(16,</text:p>
      <text:p text:style-name="Normal">88),</text:p>
      <text:p text:style-name="Normal">(16,</text:p>
      <text:p text:style-name="Normal">89),</text:p>
      <text:p text:style-name="Normal">(16,</text:p>
      <text:p text:style-name="Normal">90),</text:p>
      <text:p text:style-name="Normal">(16,</text:p>
      <text:soft-page-break/>
      <text:p text:style-name="Normal">91),</text:p>
      <text:p text:style-name="Normal">(16,</text:p>
      <text:p text:style-name="Normal">92),</text:p>
      <text:p text:style-name="Normal">(16,</text:p>
      <text:p text:style-name="Normal">93),</text:p>
      <text:p text:style-name="Normal">(16,</text:p>
      <text:p text:style-name="Normal">94),</text:p>
      <text:p text:style-name="Normal">(16,</text:p>
      <text:p text:style-name="Normal">95),</text:p>
      <text:p text:style-name="Normal">(16,</text:p>
      <text:p text:style-name="Normal">96),</text:p>
      <text:p text:style-name="Normal">(16,</text:p>
      <text:p text:style-name="Normal">97),</text:p>
      <text:p text:style-name="Normal">(16,</text:p>
      <text:p text:style-name="Normal">98),</text:p>
      <text:p text:style-name="Normal">(16,</text:p>
      <text:p text:style-name="Normal">99),</text:p>
      <text:p text:style-name="Normal">(16,</text:p>
      <text:p text:style-name="Normal">100),</text:p>
      <text:p text:style-name="Normal">(17,</text:p>
      <text:p text:style-name="Normal">1),</text:p>
      <text:p text:style-name="Normal">(17,</text:p>
      <text:p text:style-name="Normal">2),</text:p>
      <text:p text:style-name="Normal">(17,</text:p>
      <text:p text:style-name="Normal">3),</text:p>
      <text:p text:style-name="Normal">(17,</text:p>
      <text:p text:style-name="Normal">4),</text:p>
      <text:p text:style-name="Normal">(17,</text:p>
      <text:p text:style-name="Normal">5),</text:p>
      <text:p text:style-name="Normal">(17,</text:p>
      <text:p text:style-name="Normal">6),</text:p>
      <text:soft-page-break/>
      <text:p text:style-name="Normal">(17,</text:p>
      <text:p text:style-name="Normal">7),</text:p>
      <text:p text:style-name="Normal">(17,</text:p>
      <text:p text:style-name="Normal">8),</text:p>
      <text:p text:style-name="Normal">(17,</text:p>
      <text:p text:style-name="Normal">9),</text:p>
      <text:p text:style-name="Normal">(17,</text:p>
      <text:p text:style-name="Normal">10),</text:p>
      <text:p text:style-name="Normal">(17,</text:p>
      <text:p text:style-name="Normal">11),</text:p>
      <text:p text:style-name="Normal">(17,</text:p>
      <text:p text:style-name="Normal">12),</text:p>
      <text:p text:style-name="Normal">(17,</text:p>
      <text:p text:style-name="Normal">13),</text:p>
      <text:p text:style-name="Normal">(17,</text:p>
      <text:p text:style-name="Normal">14),</text:p>
      <text:p text:style-name="Normal">(17,</text:p>
      <text:p text:style-name="Normal">15),</text:p>
      <text:p text:style-name="Normal">(17,</text:p>
      <text:p text:style-name="Normal">16),</text:p>
      <text:p text:style-name="Normal">(17,</text:p>
      <text:p text:style-name="Normal">18),</text:p>
      <text:p text:style-name="Normal">(17,</text:p>
      <text:p text:style-name="Normal">19),</text:p>
      <text:p text:style-name="Normal">(17,</text:p>
      <text:p text:style-name="Normal">20),</text:p>
      <text:p text:style-name="Normal">(17,</text:p>
      <text:p text:style-name="Normal">21),</text:p>
      <text:p text:style-name="Normal">(17,</text:p>
      <text:p text:style-name="Normal">22),</text:p>
      <text:p text:style-name="Normal">(17,</text:p>
      <text:soft-page-break/>
      <text:p text:style-name="Normal">23),</text:p>
      <text:p text:style-name="Normal">(17,</text:p>
      <text:p text:style-name="Normal">24),</text:p>
      <text:p text:style-name="Normal">(17,</text:p>
      <text:p text:style-name="Normal">25),</text:p>
      <text:p text:style-name="Normal">(17,</text:p>
      <text:p text:style-name="Normal">26),</text:p>
      <text:p text:style-name="Normal">(17,</text:p>
      <text:p text:style-name="Normal">27),</text:p>
      <text:p text:style-name="Normal">(17,</text:p>
      <text:p text:style-name="Normal">28),</text:p>
      <text:p text:style-name="Normal">(17,</text:p>
      <text:p text:style-name="Normal">29),</text:p>
      <text:p text:style-name="Normal">(17,</text:p>
      <text:p text:style-name="Normal">30),</text:p>
      <text:p text:style-name="Normal">(17,</text:p>
      <text:p text:style-name="Normal">31),</text:p>
      <text:p text:style-name="Normal">(17,</text:p>
      <text:p text:style-name="Normal">32),</text:p>
      <text:p text:style-name="Normal">(17,</text:p>
      <text:p text:style-name="Normal">33),</text:p>
      <text:p text:style-name="Normal">(17,</text:p>
      <text:p text:style-name="Normal">34),</text:p>
      <text:p text:style-name="Normal">(17,</text:p>
      <text:p text:style-name="Normal">35),</text:p>
      <text:p text:style-name="Normal">(17,</text:p>
      <text:p text:style-name="Normal">36),</text:p>
      <text:p text:style-name="Normal">(17,</text:p>
      <text:p text:style-name="Normal">37),</text:p>
      <text:p text:style-name="Normal">(17,</text:p>
      <text:p text:style-name="Normal">38),</text:p>
      <text:soft-page-break/>
      <text:p text:style-name="Normal">(17,</text:p>
      <text:p text:style-name="Normal">39),</text:p>
      <text:p text:style-name="Normal">(17,</text:p>
      <text:p text:style-name="Normal">40),</text:p>
      <text:p text:style-name="Normal">(17,</text:p>
      <text:p text:style-name="Normal">41),</text:p>
      <text:p text:style-name="Normal">(17,</text:p>
      <text:p text:style-name="Normal">42),</text:p>
      <text:p text:style-name="Normal">(17,</text:p>
      <text:p text:style-name="Normal">43),</text:p>
      <text:p text:style-name="Normal">(17,</text:p>
      <text:p text:style-name="Normal">44),</text:p>
      <text:p text:style-name="Normal">(17,</text:p>
      <text:p text:style-name="Normal">45),</text:p>
      <text:p text:style-name="Normal">(17,</text:p>
      <text:p text:style-name="Normal">46),</text:p>
      <text:p text:style-name="Normal">(17,</text:p>
      <text:p text:style-name="Normal">47),</text:p>
      <text:p text:style-name="Normal">(17,</text:p>
      <text:p text:style-name="Normal">48),</text:p>
      <text:p text:style-name="Normal">(17,</text:p>
      <text:p text:style-name="Normal">49),</text:p>
      <text:p text:style-name="Normal">(17,</text:p>
      <text:p text:style-name="Normal">50),</text:p>
      <text:p text:style-name="Normal">(17,</text:p>
      <text:p text:style-name="Normal">51),</text:p>
      <text:p text:style-name="Normal">(17,</text:p>
      <text:p text:style-name="Normal">52),</text:p>
      <text:p text:style-name="Normal">(17,</text:p>
      <text:p text:style-name="Normal">53),</text:p>
      <text:p text:style-name="Normal">(17,</text:p>
      <text:soft-page-break/>
      <text:p text:style-name="Normal">54),</text:p>
      <text:p text:style-name="Normal">(17,</text:p>
      <text:p text:style-name="Normal">55),</text:p>
      <text:p text:style-name="Normal">(17,</text:p>
      <text:p text:style-name="Normal">56),</text:p>
      <text:p text:style-name="Normal">(17,</text:p>
      <text:p text:style-name="Normal">57),</text:p>
      <text:p text:style-name="Normal">(17,</text:p>
      <text:p text:style-name="Normal">58),</text:p>
      <text:p text:style-name="Normal">(17,</text:p>
      <text:p text:style-name="Normal">59),</text:p>
      <text:p text:style-name="Normal">(17,</text:p>
      <text:p text:style-name="Normal">60),</text:p>
      <text:p text:style-name="Normal">(17,</text:p>
      <text:p text:style-name="Normal">61),</text:p>
      <text:p text:style-name="Normal">(17,</text:p>
      <text:p text:style-name="Normal">62),</text:p>
      <text:p text:style-name="Normal">(17,</text:p>
      <text:p text:style-name="Normal">63),</text:p>
      <text:p text:style-name="Normal">(17,</text:p>
      <text:p text:style-name="Normal">64),</text:p>
      <text:p text:style-name="Normal">(17,</text:p>
      <text:p text:style-name="Normal">65),</text:p>
      <text:p text:style-name="Normal">(17,</text:p>
      <text:p text:style-name="Normal">66),</text:p>
      <text:p text:style-name="Normal">(17,</text:p>
      <text:p text:style-name="Normal">67),</text:p>
      <text:p text:style-name="Normal">(17,</text:p>
      <text:p text:style-name="Normal">68),</text:p>
      <text:p text:style-name="Normal">(17,</text:p>
      <text:p text:style-name="Normal">69),</text:p>
      <text:soft-page-break/>
      <text:p text:style-name="Normal">(17,</text:p>
      <text:p text:style-name="Normal">70),</text:p>
      <text:p text:style-name="Normal">(17,</text:p>
      <text:p text:style-name="Normal">71),</text:p>
      <text:p text:style-name="Normal">(17,</text:p>
      <text:p text:style-name="Normal">72),</text:p>
      <text:p text:style-name="Normal">(17,</text:p>
      <text:p text:style-name="Normal">73),</text:p>
      <text:p text:style-name="Normal">(17,</text:p>
      <text:p text:style-name="Normal">74),</text:p>
      <text:p text:style-name="Normal">(17,</text:p>
      <text:p text:style-name="Normal">75),</text:p>
      <text:p text:style-name="Normal">(17,</text:p>
      <text:p text:style-name="Normal">76),</text:p>
      <text:p text:style-name="Normal">(17,</text:p>
      <text:p text:style-name="Normal">77),</text:p>
      <text:p text:style-name="Normal">(17,</text:p>
      <text:p text:style-name="Normal">78),</text:p>
      <text:p text:style-name="Normal">(17,</text:p>
      <text:p text:style-name="Normal">79),</text:p>
      <text:p text:style-name="Normal">(17,</text:p>
      <text:p text:style-name="Normal">80),</text:p>
      <text:p text:style-name="Normal">(17,</text:p>
      <text:p text:style-name="Normal">81),</text:p>
      <text:p text:style-name="Normal">(17,</text:p>
      <text:p text:style-name="Normal">82),</text:p>
      <text:p text:style-name="Normal">(17,</text:p>
      <text:p text:style-name="Normal">83),</text:p>
      <text:p text:style-name="Normal">(17,</text:p>
      <text:p text:style-name="Normal">84),</text:p>
      <text:p text:style-name="Normal">(17,</text:p>
      <text:soft-page-break/>
      <text:p text:style-name="Normal">85),</text:p>
      <text:p text:style-name="Normal">(17,</text:p>
      <text:p text:style-name="Normal">86),</text:p>
      <text:p text:style-name="Normal">(17,</text:p>
      <text:p text:style-name="Normal">87),</text:p>
      <text:p text:style-name="Normal">(17,</text:p>
      <text:p text:style-name="Normal">88),</text:p>
      <text:p text:style-name="Normal">(17,</text:p>
      <text:p text:style-name="Normal">89),</text:p>
      <text:p text:style-name="Normal">(17,</text:p>
      <text:p text:style-name="Normal">90),</text:p>
      <text:p text:style-name="Normal">(17,</text:p>
      <text:p text:style-name="Normal">91),</text:p>
      <text:p text:style-name="Normal">(17,</text:p>
      <text:p text:style-name="Normal">92),</text:p>
      <text:p text:style-name="Normal">(17,</text:p>
      <text:p text:style-name="Normal">93),</text:p>
      <text:p text:style-name="Normal">(17,</text:p>
      <text:p text:style-name="Normal">94),</text:p>
      <text:p text:style-name="Normal">(17,</text:p>
      <text:p text:style-name="Normal">95),</text:p>
      <text:p text:style-name="Normal">(17,</text:p>
      <text:p text:style-name="Normal">96),</text:p>
      <text:p text:style-name="Normal">(17,</text:p>
      <text:p text:style-name="Normal">97),</text:p>
      <text:p text:style-name="Normal">(17,</text:p>
      <text:p text:style-name="Normal">98),</text:p>
      <text:p text:style-name="Normal">(17,</text:p>
      <text:p text:style-name="Normal">99),</text:p>
      <text:p text:style-name="Normal">(17,</text:p>
      <text:p text:style-name="Normal">100),</text:p>
      <text:soft-page-break/>
      <text:p text:style-name="Normal">(18,</text:p>
      <text:p text:style-name="Normal">1),</text:p>
      <text:p text:style-name="Normal">(18,</text:p>
      <text:p text:style-name="Normal">2),</text:p>
      <text:p text:style-name="Normal">(18,</text:p>
      <text:p text:style-name="Normal">3),</text:p>
      <text:p text:style-name="Normal">(18,</text:p>
      <text:p text:style-name="Normal">4),</text:p>
      <text:p text:style-name="Normal">(18,</text:p>
      <text:p text:style-name="Normal">5),</text:p>
      <text:p text:style-name="Normal">(18,</text:p>
      <text:p text:style-name="Normal">6),</text:p>
      <text:p text:style-name="Normal">(18,</text:p>
      <text:p text:style-name="Normal">7),</text:p>
      <text:p text:style-name="Normal">(18,</text:p>
      <text:p text:style-name="Normal">8),</text:p>
      <text:p text:style-name="Normal">(18,</text:p>
      <text:p text:style-name="Normal">9),</text:p>
      <text:p text:style-name="Normal">(18,</text:p>
      <text:p text:style-name="Normal">10),</text:p>
      <text:p text:style-name="Normal">(18,</text:p>
      <text:p text:style-name="Normal">11),</text:p>
      <text:p text:style-name="Normal">(18,</text:p>
      <text:p text:style-name="Normal">12),</text:p>
      <text:p text:style-name="Normal">(18,</text:p>
      <text:p text:style-name="Normal">13),</text:p>
      <text:p text:style-name="Normal">(18,</text:p>
      <text:p text:style-name="Normal">14),</text:p>
      <text:p text:style-name="Normal">(18,</text:p>
      <text:p text:style-name="Normal">15),</text:p>
      <text:p text:style-name="Normal">(18,</text:p>
      <text:soft-page-break/>
      <text:p text:style-name="Normal">16),</text:p>
      <text:p text:style-name="Normal">(18,</text:p>
      <text:p text:style-name="Normal">17),</text:p>
      <text:p text:style-name="Normal">(18,</text:p>
      <text:p text:style-name="Normal">19),</text:p>
      <text:p text:style-name="Normal">(18,</text:p>
      <text:p text:style-name="Normal">20),</text:p>
      <text:p text:style-name="Normal">(18,</text:p>
      <text:p text:style-name="Normal">21),</text:p>
      <text:p text:style-name="Normal">(18,</text:p>
      <text:p text:style-name="Normal">22),</text:p>
      <text:p text:style-name="Normal">(18,</text:p>
      <text:p text:style-name="Normal">23),</text:p>
      <text:p text:style-name="Normal">(18,</text:p>
      <text:p text:style-name="Normal">24),</text:p>
      <text:p text:style-name="Normal">(18,</text:p>
      <text:p text:style-name="Normal">25),</text:p>
      <text:p text:style-name="Normal">(18,</text:p>
      <text:p text:style-name="Normal">26),</text:p>
      <text:p text:style-name="Normal">(18,</text:p>
      <text:p text:style-name="Normal">27),</text:p>
      <text:p text:style-name="Normal">(18,</text:p>
      <text:p text:style-name="Normal">28),</text:p>
      <text:p text:style-name="Normal">(18,</text:p>
      <text:p text:style-name="Normal">29),</text:p>
      <text:p text:style-name="Normal">(18,</text:p>
      <text:p text:style-name="Normal">30),</text:p>
      <text:p text:style-name="Normal">(18,</text:p>
      <text:p text:style-name="Normal">31),</text:p>
      <text:p text:style-name="Normal">(18,</text:p>
      <text:p text:style-name="Normal">32),</text:p>
      <text:soft-page-break/>
      <text:p text:style-name="Normal">(18,</text:p>
      <text:p text:style-name="Normal">33),</text:p>
      <text:p text:style-name="Normal">(18,</text:p>
      <text:p text:style-name="Normal">34),</text:p>
      <text:p text:style-name="Normal">(18,</text:p>
      <text:p text:style-name="Normal">35),</text:p>
      <text:p text:style-name="Normal">(18,</text:p>
      <text:p text:style-name="Normal">36),</text:p>
      <text:p text:style-name="Normal">(18,</text:p>
      <text:p text:style-name="Normal">37),</text:p>
      <text:p text:style-name="Normal">(18,</text:p>
      <text:p text:style-name="Normal">38),</text:p>
      <text:p text:style-name="Normal">(18,</text:p>
      <text:p text:style-name="Normal">39),</text:p>
      <text:p text:style-name="Normal">(18,</text:p>
      <text:p text:style-name="Normal">40),</text:p>
      <text:p text:style-name="Normal">(18,</text:p>
      <text:p text:style-name="Normal">41),</text:p>
      <text:p text:style-name="Normal">(18,</text:p>
      <text:p text:style-name="Normal">42),</text:p>
      <text:p text:style-name="Normal">(18,</text:p>
      <text:p text:style-name="Normal">43),</text:p>
      <text:p text:style-name="Normal">(18,</text:p>
      <text:p text:style-name="Normal">44),</text:p>
      <text:p text:style-name="Normal">(18,</text:p>
      <text:p text:style-name="Normal">45),</text:p>
      <text:p text:style-name="Normal">(18,</text:p>
      <text:p text:style-name="Normal">46),</text:p>
      <text:p text:style-name="Normal">(18,</text:p>
      <text:p text:style-name="Normal">47),</text:p>
      <text:p text:style-name="Normal">(18,</text:p>
      <text:soft-page-break/>
      <text:p text:style-name="Normal">48),</text:p>
      <text:p text:style-name="Normal">(18,</text:p>
      <text:p text:style-name="Normal">49),</text:p>
      <text:p text:style-name="Normal">(18,</text:p>
      <text:p text:style-name="Normal">50),</text:p>
      <text:p text:style-name="Normal">(18,</text:p>
      <text:p text:style-name="Normal">51),</text:p>
      <text:p text:style-name="Normal">(18,</text:p>
      <text:p text:style-name="Normal">52),</text:p>
      <text:p text:style-name="Normal">(18,</text:p>
      <text:p text:style-name="Normal">53),</text:p>
      <text:p text:style-name="Normal">(18,</text:p>
      <text:p text:style-name="Normal">54),</text:p>
      <text:p text:style-name="Normal">(18,</text:p>
      <text:p text:style-name="Normal">55),</text:p>
      <text:p text:style-name="Normal">(18,</text:p>
      <text:p text:style-name="Normal">56),</text:p>
      <text:p text:style-name="Normal">(18,</text:p>
      <text:p text:style-name="Normal">57),</text:p>
      <text:p text:style-name="Normal">(18,</text:p>
      <text:p text:style-name="Normal">58),</text:p>
      <text:p text:style-name="Normal">(18,</text:p>
      <text:p text:style-name="Normal">59),</text:p>
      <text:p text:style-name="Normal">(18,</text:p>
      <text:p text:style-name="Normal">60),</text:p>
      <text:p text:style-name="Normal">(18,</text:p>
      <text:p text:style-name="Normal">61),</text:p>
      <text:p text:style-name="Normal">(18,</text:p>
      <text:p text:style-name="Normal">62),</text:p>
      <text:p text:style-name="Normal">(18,</text:p>
      <text:p text:style-name="Normal">63),</text:p>
      <text:soft-page-break/>
      <text:p text:style-name="Normal">(18,</text:p>
      <text:p text:style-name="Normal">64),</text:p>
      <text:p text:style-name="Normal">(18,</text:p>
      <text:p text:style-name="Normal">65),</text:p>
      <text:p text:style-name="Normal">(18,</text:p>
      <text:p text:style-name="Normal">66),</text:p>
      <text:p text:style-name="Normal">(18,</text:p>
      <text:p text:style-name="Normal">67),</text:p>
      <text:p text:style-name="Normal">(18,</text:p>
      <text:p text:style-name="Normal">68),</text:p>
      <text:p text:style-name="Normal">(18,</text:p>
      <text:p text:style-name="Normal">69),</text:p>
      <text:p text:style-name="Normal">(18,</text:p>
      <text:p text:style-name="Normal">70),</text:p>
      <text:p text:style-name="Normal">(18,</text:p>
      <text:p text:style-name="Normal">71),</text:p>
      <text:p text:style-name="Normal">(18,</text:p>
      <text:p text:style-name="Normal">72),</text:p>
      <text:p text:style-name="Normal">(18,</text:p>
      <text:p text:style-name="Normal">73),</text:p>
      <text:p text:style-name="Normal">(18,</text:p>
      <text:p text:style-name="Normal">74),</text:p>
      <text:p text:style-name="Normal">(18,</text:p>
      <text:p text:style-name="Normal">75),</text:p>
      <text:p text:style-name="Normal">(18,</text:p>
      <text:p text:style-name="Normal">76),</text:p>
      <text:p text:style-name="Normal">(18,</text:p>
      <text:p text:style-name="Normal">77),</text:p>
      <text:p text:style-name="Normal">(18,</text:p>
      <text:p text:style-name="Normal">78),</text:p>
      <text:p text:style-name="Normal">(18,</text:p>
      <text:soft-page-break/>
      <text:p text:style-name="Normal">79),</text:p>
      <text:p text:style-name="Normal">(18,</text:p>
      <text:p text:style-name="Normal">80),</text:p>
      <text:p text:style-name="Normal">(18,</text:p>
      <text:p text:style-name="Normal">81),</text:p>
      <text:p text:style-name="Normal">(18,</text:p>
      <text:p text:style-name="Normal">82),</text:p>
      <text:p text:style-name="Normal">(18,</text:p>
      <text:p text:style-name="Normal">83),</text:p>
      <text:p text:style-name="Normal">(18,</text:p>
      <text:p text:style-name="Normal">84),</text:p>
      <text:p text:style-name="Normal">(18,</text:p>
      <text:p text:style-name="Normal">85),</text:p>
      <text:p text:style-name="Normal">(18,</text:p>
      <text:p text:style-name="Normal">86),</text:p>
      <text:p text:style-name="Normal">(18,</text:p>
      <text:p text:style-name="Normal">87),</text:p>
      <text:p text:style-name="Normal">(18,</text:p>
      <text:p text:style-name="Normal">88),</text:p>
      <text:p text:style-name="Normal">(18,</text:p>
      <text:p text:style-name="Normal">89),</text:p>
      <text:p text:style-name="Normal">(18,</text:p>
      <text:p text:style-name="Normal">90),</text:p>
      <text:p text:style-name="Normal">(18,</text:p>
      <text:p text:style-name="Normal">91),</text:p>
      <text:p text:style-name="Normal">(18,</text:p>
      <text:p text:style-name="Normal">92),</text:p>
      <text:p text:style-name="Normal">(18,</text:p>
      <text:p text:style-name="Normal">93),</text:p>
      <text:p text:style-name="Normal">(18,</text:p>
      <text:p text:style-name="Normal">94),</text:p>
      <text:soft-page-break/>
      <text:p text:style-name="Normal">(18,</text:p>
      <text:p text:style-name="Normal">95),</text:p>
      <text:p text:style-name="Normal">(18,</text:p>
      <text:p text:style-name="Normal">96),</text:p>
      <text:p text:style-name="Normal">(18,</text:p>
      <text:p text:style-name="Normal">97),</text:p>
      <text:p text:style-name="Normal">(18,</text:p>
      <text:p text:style-name="Normal">98),</text:p>
      <text:p text:style-name="Normal">(18,</text:p>
      <text:p text:style-name="Normal">99),</text:p>
      <text:p text:style-name="Normal">(18,</text:p>
      <text:p text:style-name="Normal">100),</text:p>
      <text:p text:style-name="Normal">(19,</text:p>
      <text:p text:style-name="Normal">1),</text:p>
      <text:p text:style-name="Normal">(19,</text:p>
      <text:p text:style-name="Normal">2),</text:p>
      <text:p text:style-name="Normal">(19,</text:p>
      <text:p text:style-name="Normal">3),</text:p>
      <text:p text:style-name="Normal">(19,</text:p>
      <text:p text:style-name="Normal">4),</text:p>
      <text:p text:style-name="Normal">(19,</text:p>
      <text:p text:style-name="Normal">5),</text:p>
      <text:p text:style-name="Normal">(19,</text:p>
      <text:p text:style-name="Normal">6),</text:p>
      <text:p text:style-name="Normal">(19,</text:p>
      <text:p text:style-name="Normal">7),</text:p>
      <text:p text:style-name="Normal">(19,</text:p>
      <text:p text:style-name="Normal">8),</text:p>
      <text:p text:style-name="Normal">(19,</text:p>
      <text:p text:style-name="Normal">9),</text:p>
      <text:p text:style-name="Normal">(19,</text:p>
      <text:soft-page-break/>
      <text:p text:style-name="Normal">10),</text:p>
      <text:p text:style-name="Normal">(19,</text:p>
      <text:p text:style-name="Normal">11),</text:p>
      <text:p text:style-name="Normal">(19,</text:p>
      <text:p text:style-name="Normal">12),</text:p>
      <text:p text:style-name="Normal">(19,</text:p>
      <text:p text:style-name="Normal">13),</text:p>
      <text:p text:style-name="Normal">(19,</text:p>
      <text:p text:style-name="Normal">14),</text:p>
      <text:p text:style-name="Normal">(19,</text:p>
      <text:p text:style-name="Normal">15),</text:p>
      <text:p text:style-name="Normal">(19,</text:p>
      <text:p text:style-name="Normal">16),</text:p>
      <text:p text:style-name="Normal">(19,</text:p>
      <text:p text:style-name="Normal">17),</text:p>
      <text:p text:style-name="Normal">(19,</text:p>
      <text:p text:style-name="Normal">18),</text:p>
      <text:p text:style-name="Normal">(19,</text:p>
      <text:p text:style-name="Normal">20),</text:p>
      <text:p text:style-name="Normal">(19,</text:p>
      <text:p text:style-name="Normal">21),</text:p>
      <text:p text:style-name="Normal">(19,</text:p>
      <text:p text:style-name="Normal">22),</text:p>
      <text:p text:style-name="Normal">(19,</text:p>
      <text:p text:style-name="Normal">23),</text:p>
      <text:p text:style-name="Normal">(19,</text:p>
      <text:p text:style-name="Normal">24),</text:p>
      <text:p text:style-name="Normal">(19,</text:p>
      <text:p text:style-name="Normal">25),</text:p>
      <text:p text:style-name="Normal">(19,</text:p>
      <text:p text:style-name="Normal">26),</text:p>
      <text:soft-page-break/>
      <text:p text:style-name="Normal">(19,</text:p>
      <text:p text:style-name="Normal">27),</text:p>
      <text:p text:style-name="Normal">(19,</text:p>
      <text:p text:style-name="Normal">28),</text:p>
      <text:p text:style-name="Normal">(19,</text:p>
      <text:p text:style-name="Normal">29),</text:p>
      <text:p text:style-name="Normal">(19,</text:p>
      <text:p text:style-name="Normal">30),</text:p>
      <text:p text:style-name="Normal">(19,</text:p>
      <text:p text:style-name="Normal">31),</text:p>
      <text:p text:style-name="Normal">(19,</text:p>
      <text:p text:style-name="Normal">32),</text:p>
      <text:p text:style-name="Normal">(19,</text:p>
      <text:p text:style-name="Normal">33),</text:p>
      <text:p text:style-name="Normal">(19,</text:p>
      <text:p text:style-name="Normal">34),</text:p>
      <text:p text:style-name="Normal">(19,</text:p>
      <text:p text:style-name="Normal">35),</text:p>
      <text:p text:style-name="Normal">(19,</text:p>
      <text:p text:style-name="Normal">36),</text:p>
      <text:p text:style-name="Normal">(19,</text:p>
      <text:p text:style-name="Normal">37),</text:p>
      <text:p text:style-name="Normal">(19,</text:p>
      <text:p text:style-name="Normal">38),</text:p>
      <text:p text:style-name="Normal">(19,</text:p>
      <text:p text:style-name="Normal">39),</text:p>
      <text:p text:style-name="Normal">(19,</text:p>
      <text:p text:style-name="Normal">40),</text:p>
      <text:p text:style-name="Normal">(19,</text:p>
      <text:p text:style-name="Normal">41),</text:p>
      <text:p text:style-name="Normal">(19,</text:p>
      <text:soft-page-break/>
      <text:p text:style-name="Normal">42),</text:p>
      <text:p text:style-name="Normal">(19,</text:p>
      <text:p text:style-name="Normal">43),</text:p>
      <text:p text:style-name="Normal">(19,</text:p>
      <text:p text:style-name="Normal">44),</text:p>
      <text:p text:style-name="Normal">(19,</text:p>
      <text:p text:style-name="Normal">45),</text:p>
      <text:p text:style-name="Normal">(19,</text:p>
      <text:p text:style-name="Normal">46),</text:p>
      <text:p text:style-name="Normal">(19,</text:p>
      <text:p text:style-name="Normal">47),</text:p>
      <text:p text:style-name="Normal">(19,</text:p>
      <text:p text:style-name="Normal">48),</text:p>
      <text:p text:style-name="Normal">(19,</text:p>
      <text:p text:style-name="Normal">49),</text:p>
      <text:p text:style-name="Normal">(19,</text:p>
      <text:p text:style-name="Normal">50),</text:p>
      <text:p text:style-name="Normal">(19,</text:p>
      <text:p text:style-name="Normal">51),</text:p>
      <text:p text:style-name="Normal">(19,</text:p>
      <text:p text:style-name="Normal">52),</text:p>
      <text:p text:style-name="Normal">(19,</text:p>
      <text:p text:style-name="Normal">53),</text:p>
      <text:p text:style-name="Normal">(19,</text:p>
      <text:p text:style-name="Normal">54),</text:p>
      <text:p text:style-name="Normal">(19,</text:p>
      <text:p text:style-name="Normal">55),</text:p>
      <text:p text:style-name="Normal">(19,</text:p>
      <text:p text:style-name="Normal">56),</text:p>
      <text:p text:style-name="Normal">(19,</text:p>
      <text:p text:style-name="Normal">57),</text:p>
      <text:soft-page-break/>
      <text:p text:style-name="Normal">(19,</text:p>
      <text:p text:style-name="Normal">58),</text:p>
      <text:p text:style-name="Normal">(19,</text:p>
      <text:p text:style-name="Normal">59),</text:p>
      <text:p text:style-name="Normal">(19,</text:p>
      <text:p text:style-name="Normal">60),</text:p>
      <text:p text:style-name="Normal">(19,</text:p>
      <text:p text:style-name="Normal">61),</text:p>
      <text:p text:style-name="Normal">(19,</text:p>
      <text:p text:style-name="Normal">62),</text:p>
      <text:p text:style-name="Normal">(19,</text:p>
      <text:p text:style-name="Normal">63),</text:p>
      <text:p text:style-name="Normal">(19,</text:p>
      <text:p text:style-name="Normal">64),</text:p>
      <text:p text:style-name="Normal">(19,</text:p>
      <text:p text:style-name="Normal">65),</text:p>
      <text:p text:style-name="Normal">(19,</text:p>
      <text:p text:style-name="Normal">66),</text:p>
      <text:p text:style-name="Normal">(19,</text:p>
      <text:p text:style-name="Normal">67),</text:p>
      <text:p text:style-name="Normal">(19,</text:p>
      <text:p text:style-name="Normal">68),</text:p>
      <text:p text:style-name="Normal">(19,</text:p>
      <text:p text:style-name="Normal">69),</text:p>
      <text:p text:style-name="Normal">(19,</text:p>
      <text:p text:style-name="Normal">70),</text:p>
      <text:p text:style-name="Normal">(19,</text:p>
      <text:p text:style-name="Normal">71),</text:p>
      <text:p text:style-name="Normal">(19,</text:p>
      <text:p text:style-name="Normal">72),</text:p>
      <text:p text:style-name="Normal">(19,</text:p>
      <text:soft-page-break/>
      <text:p text:style-name="Normal">73),</text:p>
      <text:p text:style-name="Normal">(19,</text:p>
      <text:p text:style-name="Normal">74),</text:p>
      <text:p text:style-name="Normal">(19,</text:p>
      <text:p text:style-name="Normal">75),</text:p>
      <text:p text:style-name="Normal">(19,</text:p>
      <text:p text:style-name="Normal">76),</text:p>
      <text:p text:style-name="Normal">(19,</text:p>
      <text:p text:style-name="Normal">77),</text:p>
      <text:p text:style-name="Normal">(19,</text:p>
      <text:p text:style-name="Normal">78),</text:p>
      <text:p text:style-name="Normal">(19,</text:p>
      <text:p text:style-name="Normal">79),</text:p>
      <text:p text:style-name="Normal">(19,</text:p>
      <text:p text:style-name="Normal">80),</text:p>
      <text:p text:style-name="Normal">(19,</text:p>
      <text:p text:style-name="Normal">81),</text:p>
      <text:p text:style-name="Normal">(19,</text:p>
      <text:p text:style-name="Normal">82),</text:p>
      <text:p text:style-name="Normal">(19,</text:p>
      <text:p text:style-name="Normal">83),</text:p>
      <text:p text:style-name="Normal">(19,</text:p>
      <text:p text:style-name="Normal">84),</text:p>
      <text:p text:style-name="Normal">(19,</text:p>
      <text:p text:style-name="Normal">85),</text:p>
      <text:p text:style-name="Normal">(19,</text:p>
      <text:p text:style-name="Normal">86),</text:p>
      <text:p text:style-name="Normal">(19,</text:p>
      <text:p text:style-name="Normal">87),</text:p>
      <text:p text:style-name="Normal">(19,</text:p>
      <text:p text:style-name="Normal">88),</text:p>
      <text:soft-page-break/>
      <text:p text:style-name="Normal">(19,</text:p>
      <text:p text:style-name="Normal">89),</text:p>
      <text:p text:style-name="Normal">(19,</text:p>
      <text:p text:style-name="Normal">90),</text:p>
      <text:p text:style-name="Normal">(19,</text:p>
      <text:p text:style-name="Normal">91),</text:p>
      <text:p text:style-name="Normal">(19,</text:p>
      <text:p text:style-name="Normal">92),</text:p>
      <text:p text:style-name="Normal">(19,</text:p>
      <text:p text:style-name="Normal">93),</text:p>
      <text:p text:style-name="Normal">(19,</text:p>
      <text:p text:style-name="Normal">94),</text:p>
      <text:p text:style-name="Normal">(19,</text:p>
      <text:p text:style-name="Normal">95),</text:p>
      <text:p text:style-name="Normal">(19,</text:p>
      <text:p text:style-name="Normal">96),</text:p>
      <text:p text:style-name="Normal">(19,</text:p>
      <text:p text:style-name="Normal">97),</text:p>
      <text:p text:style-name="Normal">(19,</text:p>
      <text:p text:style-name="Normal">98),</text:p>
      <text:p text:style-name="Normal">(19,</text:p>
      <text:p text:style-name="Normal">99),</text:p>
      <text:p text:style-name="Normal">(19,</text:p>
      <text:p text:style-name="Normal">100),</text:p>
      <text:p text:style-name="Normal">(20,</text:p>
      <text:p text:style-name="Normal">1),</text:p>
      <text:p text:style-name="Normal">(20,</text:p>
      <text:p text:style-name="Normal">2),</text:p>
      <text:p text:style-name="Normal">(20,</text:p>
      <text:p text:style-name="Normal">3),</text:p>
      <text:p text:style-name="Normal">(20,</text:p>
      <text:soft-page-break/>
      <text:p text:style-name="Normal">4),</text:p>
      <text:p text:style-name="Normal">(20,</text:p>
      <text:p text:style-name="Normal">5),</text:p>
      <text:p text:style-name="Normal">(20,</text:p>
      <text:p text:style-name="Normal">6),</text:p>
      <text:p text:style-name="Normal">(20,</text:p>
      <text:p text:style-name="Normal">7),</text:p>
      <text:p text:style-name="Normal">(20,</text:p>
      <text:p text:style-name="Normal">8),</text:p>
      <text:p text:style-name="Normal">(20,</text:p>
      <text:p text:style-name="Normal">9),</text:p>
      <text:p text:style-name="Normal">(20,</text:p>
      <text:p text:style-name="Normal">10),</text:p>
      <text:p text:style-name="Normal">(20,</text:p>
      <text:p text:style-name="Normal">11),</text:p>
      <text:p text:style-name="Normal">(20,</text:p>
      <text:p text:style-name="Normal">12),</text:p>
      <text:p text:style-name="Normal">(20,</text:p>
      <text:p text:style-name="Normal">13),</text:p>
      <text:p text:style-name="Normal">(20,</text:p>
      <text:p text:style-name="Normal">14),</text:p>
      <text:p text:style-name="Normal">(20,</text:p>
      <text:p text:style-name="Normal">15),</text:p>
      <text:p text:style-name="Normal">(20,</text:p>
      <text:p text:style-name="Normal">16),</text:p>
      <text:p text:style-name="Normal">(20,</text:p>
      <text:p text:style-name="Normal">17),</text:p>
      <text:p text:style-name="Normal">(20,</text:p>
      <text:p text:style-name="Normal">18),</text:p>
      <text:p text:style-name="Normal">(20,</text:p>
      <text:p text:style-name="Normal">19),</text:p>
      <text:soft-page-break/>
      <text:p text:style-name="Normal">(20,</text:p>
      <text:p text:style-name="Normal">21),</text:p>
      <text:p text:style-name="Normal">(20,</text:p>
      <text:p text:style-name="Normal">22),</text:p>
      <text:p text:style-name="Normal">(20,</text:p>
      <text:p text:style-name="Normal">23),</text:p>
      <text:p text:style-name="Normal">(20,</text:p>
      <text:p text:style-name="Normal">24),</text:p>
      <text:p text:style-name="Normal">(20,</text:p>
      <text:p text:style-name="Normal">25),</text:p>
      <text:p text:style-name="Normal">(20,</text:p>
      <text:p text:style-name="Normal">26),</text:p>
      <text:p text:style-name="Normal">(20,</text:p>
      <text:p text:style-name="Normal">27),</text:p>
      <text:p text:style-name="Normal">(20,</text:p>
      <text:p text:style-name="Normal">28),</text:p>
      <text:p text:style-name="Normal">(20,</text:p>
      <text:p text:style-name="Normal">29),</text:p>
      <text:p text:style-name="Normal">(20,</text:p>
      <text:p text:style-name="Normal">30),</text:p>
      <text:p text:style-name="Normal">(20,</text:p>
      <text:p text:style-name="Normal">31),</text:p>
      <text:p text:style-name="Normal">(20,</text:p>
      <text:p text:style-name="Normal">32),</text:p>
      <text:p text:style-name="Normal">(20,</text:p>
      <text:p text:style-name="Normal">33),</text:p>
      <text:p text:style-name="Normal">(20,</text:p>
      <text:p text:style-name="Normal">34),</text:p>
      <text:p text:style-name="Normal">(20,</text:p>
      <text:p text:style-name="Normal">35),</text:p>
      <text:p text:style-name="Normal">(20,</text:p>
      <text:soft-page-break/>
      <text:p text:style-name="Normal">36),</text:p>
      <text:p text:style-name="Normal">(20,</text:p>
      <text:p text:style-name="Normal">37),</text:p>
      <text:p text:style-name="Normal">(20,</text:p>
      <text:p text:style-name="Normal">38),</text:p>
      <text:p text:style-name="Normal">(20,</text:p>
      <text:p text:style-name="Normal">39),</text:p>
      <text:p text:style-name="Normal">(20,</text:p>
      <text:p text:style-name="Normal">40),</text:p>
      <text:p text:style-name="Normal">(20,</text:p>
      <text:p text:style-name="Normal">41),</text:p>
      <text:p text:style-name="Normal">(20,</text:p>
      <text:p text:style-name="Normal">42),</text:p>
      <text:p text:style-name="Normal">(20,</text:p>
      <text:p text:style-name="Normal">43),</text:p>
      <text:p text:style-name="Normal">(20,</text:p>
      <text:p text:style-name="Normal">44),</text:p>
      <text:p text:style-name="Normal">(20,</text:p>
      <text:p text:style-name="Normal">45),</text:p>
      <text:p text:style-name="Normal">(20,</text:p>
      <text:p text:style-name="Normal">46),</text:p>
      <text:p text:style-name="Normal">(20,</text:p>
      <text:p text:style-name="Normal">47),</text:p>
      <text:p text:style-name="Normal">(20,</text:p>
      <text:p text:style-name="Normal">48),</text:p>
      <text:p text:style-name="Normal">(20,</text:p>
      <text:p text:style-name="Normal">49),</text:p>
      <text:p text:style-name="Normal">(20,</text:p>
      <text:p text:style-name="Normal">50),</text:p>
      <text:p text:style-name="Normal">(20,</text:p>
      <text:p text:style-name="Normal">51),</text:p>
      <text:soft-page-break/>
      <text:p text:style-name="Normal">(20,</text:p>
      <text:p text:style-name="Normal">52),</text:p>
      <text:p text:style-name="Normal">(20,</text:p>
      <text:p text:style-name="Normal">53),</text:p>
      <text:p text:style-name="Normal">(20,</text:p>
      <text:p text:style-name="Normal">54),</text:p>
      <text:p text:style-name="Normal">(20,</text:p>
      <text:p text:style-name="Normal">55),</text:p>
      <text:p text:style-name="Normal">(20,</text:p>
      <text:p text:style-name="Normal">56),</text:p>
      <text:p text:style-name="Normal">(20,</text:p>
      <text:p text:style-name="Normal">57),</text:p>
      <text:p text:style-name="Normal">(20,</text:p>
      <text:p text:style-name="Normal">58),</text:p>
      <text:p text:style-name="Normal">(20,</text:p>
      <text:p text:style-name="Normal">59),</text:p>
      <text:p text:style-name="Normal">(20,</text:p>
      <text:p text:style-name="Normal">60),</text:p>
      <text:p text:style-name="Normal">(20,</text:p>
      <text:p text:style-name="Normal">61),</text:p>
      <text:p text:style-name="Normal">(20,</text:p>
      <text:p text:style-name="Normal">62),</text:p>
      <text:p text:style-name="Normal">(20,</text:p>
      <text:p text:style-name="Normal">63),</text:p>
      <text:p text:style-name="Normal">(20,</text:p>
      <text:p text:style-name="Normal">64),</text:p>
      <text:p text:style-name="Normal">(20,</text:p>
      <text:p text:style-name="Normal">65),</text:p>
      <text:p text:style-name="Normal">(20,</text:p>
      <text:p text:style-name="Normal">66),</text:p>
      <text:p text:style-name="Normal">(20,</text:p>
      <text:soft-page-break/>
      <text:p text:style-name="Normal">67),</text:p>
      <text:p text:style-name="Normal">(20,</text:p>
      <text:p text:style-name="Normal">68),</text:p>
      <text:p text:style-name="Normal">(20,</text:p>
      <text:p text:style-name="Normal">69),</text:p>
      <text:p text:style-name="Normal">(20,</text:p>
      <text:p text:style-name="Normal">70),</text:p>
      <text:p text:style-name="Normal">(20,</text:p>
      <text:p text:style-name="Normal">71),</text:p>
      <text:p text:style-name="Normal">(20,</text:p>
      <text:p text:style-name="Normal">72),</text:p>
      <text:p text:style-name="Normal">(20,</text:p>
      <text:p text:style-name="Normal">73),</text:p>
      <text:p text:style-name="Normal">(20,</text:p>
      <text:p text:style-name="Normal">74),</text:p>
      <text:p text:style-name="Normal">(20,</text:p>
      <text:p text:style-name="Normal">75),</text:p>
      <text:p text:style-name="Normal">(20,</text:p>
      <text:p text:style-name="Normal">76),</text:p>
      <text:p text:style-name="Normal">(20,</text:p>
      <text:p text:style-name="Normal">77),</text:p>
      <text:p text:style-name="Normal">(20,</text:p>
      <text:p text:style-name="Normal">78),</text:p>
      <text:p text:style-name="Normal">(20,</text:p>
      <text:p text:style-name="Normal">79),</text:p>
      <text:p text:style-name="Normal">(20,</text:p>
      <text:p text:style-name="Normal">80),</text:p>
      <text:p text:style-name="Normal">(20,</text:p>
      <text:p text:style-name="Normal">81),</text:p>
      <text:p text:style-name="Normal">(20,</text:p>
      <text:p text:style-name="Normal">82),</text:p>
      <text:soft-page-break/>
      <text:p text:style-name="Normal">(20,</text:p>
      <text:p text:style-name="Normal">83),</text:p>
      <text:p text:style-name="Normal">(20,</text:p>
      <text:p text:style-name="Normal">84),</text:p>
      <text:p text:style-name="Normal">(20,</text:p>
      <text:p text:style-name="Normal">85),</text:p>
      <text:p text:style-name="Normal">(20,</text:p>
      <text:p text:style-name="Normal">86),</text:p>
      <text:p text:style-name="Normal">(20,</text:p>
      <text:p text:style-name="Normal">87),</text:p>
      <text:p text:style-name="Normal">(20,</text:p>
      <text:p text:style-name="Normal">88),</text:p>
      <text:p text:style-name="Normal">(20,</text:p>
      <text:p text:style-name="Normal">89),</text:p>
      <text:p text:style-name="Normal">(20,</text:p>
      <text:p text:style-name="Normal">90),</text:p>
      <text:p text:style-name="Normal">(20,</text:p>
      <text:p text:style-name="Normal">91),</text:p>
      <text:p text:style-name="Normal">(20,</text:p>
      <text:p text:style-name="Normal">92),</text:p>
      <text:p text:style-name="Normal">(20,</text:p>
      <text:p text:style-name="Normal">93),</text:p>
      <text:p text:style-name="Normal">(20,</text:p>
      <text:p text:style-name="Normal">94),</text:p>
      <text:p text:style-name="Normal">(20,</text:p>
      <text:p text:style-name="Normal">95),</text:p>
      <text:p text:style-name="Normal">(20,</text:p>
      <text:p text:style-name="Normal">96),</text:p>
      <text:p text:style-name="Normal">(20,</text:p>
      <text:p text:style-name="Normal">97),</text:p>
      <text:p text:style-name="Normal">(20,</text:p>
      <text:soft-page-break/>
      <text:p text:style-name="Normal">98),</text:p>
      <text:p text:style-name="Normal">(20,</text:p>
      <text:p text:style-name="Normal">99),</text:p>
      <text:p text:style-name="Normal">(20,</text:p>
      <text:p text:style-name="Normal">100),</text:p>
      <text:p text:style-name="Normal">(21,</text:p>
      <text:p text:style-name="Normal">1),</text:p>
      <text:p text:style-name="Normal">(21,</text:p>
      <text:p text:style-name="Normal">2),</text:p>
      <text:p text:style-name="Normal">(21,</text:p>
      <text:p text:style-name="Normal">3),</text:p>
      <text:p text:style-name="Normal">(21,</text:p>
      <text:p text:style-name="Normal">4),</text:p>
      <text:p text:style-name="Normal">(21,</text:p>
      <text:p text:style-name="Normal">5),</text:p>
      <text:p text:style-name="Normal">(21,</text:p>
      <text:p text:style-name="Normal">6),</text:p>
      <text:p text:style-name="Normal">(21,</text:p>
      <text:p text:style-name="Normal">7),</text:p>
      <text:p text:style-name="Normal">(21,</text:p>
      <text:p text:style-name="Normal">8),</text:p>
      <text:p text:style-name="Normal">(21,</text:p>
      <text:p text:style-name="Normal">9),</text:p>
      <text:p text:style-name="Normal">(21,</text:p>
      <text:p text:style-name="Normal">10),</text:p>
      <text:p text:style-name="Normal">(21,</text:p>
      <text:p text:style-name="Normal">11),</text:p>
      <text:p text:style-name="Normal">(21,</text:p>
      <text:p text:style-name="Normal">12),</text:p>
      <text:p text:style-name="Normal">(21,</text:p>
      <text:p text:style-name="Normal">13),</text:p>
      <text:soft-page-break/>
      <text:p text:style-name="Normal">(21,</text:p>
      <text:p text:style-name="Normal">14),</text:p>
      <text:p text:style-name="Normal">(21,</text:p>
      <text:p text:style-name="Normal">15),</text:p>
      <text:p text:style-name="Normal">(21,</text:p>
      <text:p text:style-name="Normal">16),</text:p>
      <text:p text:style-name="Normal">(21,</text:p>
      <text:p text:style-name="Normal">17),</text:p>
      <text:p text:style-name="Normal">(21,</text:p>
      <text:p text:style-name="Normal">18),</text:p>
      <text:p text:style-name="Normal">(21,</text:p>
      <text:p text:style-name="Normal">19),</text:p>
      <text:p text:style-name="Normal">(21,</text:p>
      <text:p text:style-name="Normal">20),</text:p>
      <text:p text:style-name="Normal">(21,</text:p>
      <text:p text:style-name="Normal">22),</text:p>
      <text:p text:style-name="Normal">(21,</text:p>
      <text:p text:style-name="Normal">23),</text:p>
      <text:p text:style-name="Normal">(21,</text:p>
      <text:p text:style-name="Normal">24),</text:p>
      <text:p text:style-name="Normal">(21,</text:p>
      <text:p text:style-name="Normal">25),</text:p>
      <text:p text:style-name="Normal">(21,</text:p>
      <text:p text:style-name="Normal">26),</text:p>
      <text:p text:style-name="Normal">(21,</text:p>
      <text:p text:style-name="Normal">27),</text:p>
      <text:p text:style-name="Normal">(21,</text:p>
      <text:p text:style-name="Normal">28),</text:p>
      <text:p text:style-name="Normal">(21,</text:p>
      <text:p text:style-name="Normal">29),</text:p>
      <text:p text:style-name="Normal">(21,</text:p>
      <text:soft-page-break/>
      <text:p text:style-name="Normal">30),</text:p>
      <text:p text:style-name="Normal">(21,</text:p>
      <text:p text:style-name="Normal">31),</text:p>
      <text:p text:style-name="Normal">(21,</text:p>
      <text:p text:style-name="Normal">32),</text:p>
      <text:p text:style-name="Normal">(21,</text:p>
      <text:p text:style-name="Normal">33),</text:p>
      <text:p text:style-name="Normal">(21,</text:p>
      <text:p text:style-name="Normal">34),</text:p>
      <text:p text:style-name="Normal">(21,</text:p>
      <text:p text:style-name="Normal">35),</text:p>
      <text:p text:style-name="Normal">(21,</text:p>
      <text:p text:style-name="Normal">36),</text:p>
      <text:p text:style-name="Normal">(21,</text:p>
      <text:p text:style-name="Normal">37),</text:p>
      <text:p text:style-name="Normal">(21,</text:p>
      <text:p text:style-name="Normal">38),</text:p>
      <text:p text:style-name="Normal">(21,</text:p>
      <text:p text:style-name="Normal">39),</text:p>
      <text:p text:style-name="Normal">(21,</text:p>
      <text:p text:style-name="Normal">40),</text:p>
      <text:p text:style-name="Normal">(21,</text:p>
      <text:p text:style-name="Normal">41),</text:p>
      <text:p text:style-name="Normal">(21,</text:p>
      <text:p text:style-name="Normal">42),</text:p>
      <text:p text:style-name="Normal">(21,</text:p>
      <text:p text:style-name="Normal">43),</text:p>
      <text:p text:style-name="Normal">(21,</text:p>
      <text:p text:style-name="Normal">44),</text:p>
      <text:p text:style-name="Normal">(21,</text:p>
      <text:p text:style-name="Normal">45),</text:p>
      <text:soft-page-break/>
      <text:p text:style-name="Normal">(21,</text:p>
      <text:p text:style-name="Normal">46),</text:p>
      <text:p text:style-name="Normal">(21,</text:p>
      <text:p text:style-name="Normal">47),</text:p>
      <text:p text:style-name="Normal">(21,</text:p>
      <text:p text:style-name="Normal">48),</text:p>
      <text:p text:style-name="Normal">(21,</text:p>
      <text:p text:style-name="Normal">49),</text:p>
      <text:p text:style-name="Normal">(21,</text:p>
      <text:p text:style-name="Normal">50),</text:p>
      <text:p text:style-name="Normal">(21,</text:p>
      <text:p text:style-name="Normal">51),</text:p>
      <text:p text:style-name="Normal">(21,</text:p>
      <text:p text:style-name="Normal">52),</text:p>
      <text:p text:style-name="Normal">(21,</text:p>
      <text:p text:style-name="Normal">53),</text:p>
      <text:p text:style-name="Normal">(21,</text:p>
      <text:p text:style-name="Normal">54),</text:p>
      <text:p text:style-name="Normal">(21,</text:p>
      <text:p text:style-name="Normal">55),</text:p>
      <text:p text:style-name="Normal">(21,</text:p>
      <text:p text:style-name="Normal">56),</text:p>
      <text:p text:style-name="Normal">(21,</text:p>
      <text:p text:style-name="Normal">57),</text:p>
      <text:p text:style-name="Normal">(21,</text:p>
      <text:p text:style-name="Normal">58),</text:p>
      <text:p text:style-name="Normal">(21,</text:p>
      <text:p text:style-name="Normal">59),</text:p>
      <text:p text:style-name="Normal">(21,</text:p>
      <text:p text:style-name="Normal">60),</text:p>
      <text:p text:style-name="Normal">(21,</text:p>
      <text:soft-page-break/>
      <text:p text:style-name="Normal">61),</text:p>
      <text:p text:style-name="Normal">(21,</text:p>
      <text:p text:style-name="Normal">62),</text:p>
      <text:p text:style-name="Normal">(21,</text:p>
      <text:p text:style-name="Normal">63),</text:p>
      <text:p text:style-name="Normal">(21,</text:p>
      <text:p text:style-name="Normal">64),</text:p>
      <text:p text:style-name="Normal">(21,</text:p>
      <text:p text:style-name="Normal">65),</text:p>
      <text:p text:style-name="Normal">(21,</text:p>
      <text:p text:style-name="Normal">66),</text:p>
      <text:p text:style-name="Normal">(21,</text:p>
      <text:p text:style-name="Normal">67),</text:p>
      <text:p text:style-name="Normal">(21,</text:p>
      <text:p text:style-name="Normal">68),</text:p>
      <text:p text:style-name="Normal">(21,</text:p>
      <text:p text:style-name="Normal">69),</text:p>
      <text:p text:style-name="Normal">(21,</text:p>
      <text:p text:style-name="Normal">70),</text:p>
      <text:p text:style-name="Normal">(21,</text:p>
      <text:p text:style-name="Normal">71),</text:p>
      <text:p text:style-name="Normal">(21,</text:p>
      <text:p text:style-name="Normal">72),</text:p>
      <text:p text:style-name="Normal">(21,</text:p>
      <text:p text:style-name="Normal">73),</text:p>
      <text:p text:style-name="Normal">(21,</text:p>
      <text:p text:style-name="Normal">74),</text:p>
      <text:p text:style-name="Normal">(21,</text:p>
      <text:p text:style-name="Normal">75),</text:p>
      <text:p text:style-name="Normal">(21,</text:p>
      <text:p text:style-name="Normal">76),</text:p>
      <text:soft-page-break/>
      <text:p text:style-name="Normal">(21,</text:p>
      <text:p text:style-name="Normal">77),</text:p>
      <text:p text:style-name="Normal">(21,</text:p>
      <text:p text:style-name="Normal">78),</text:p>
      <text:p text:style-name="Normal">(21,</text:p>
      <text:p text:style-name="Normal">79),</text:p>
      <text:p text:style-name="Normal">(21,</text:p>
      <text:p text:style-name="Normal">80),</text:p>
      <text:p text:style-name="Normal">(21,</text:p>
      <text:p text:style-name="Normal">81),</text:p>
      <text:p text:style-name="Normal">(21,</text:p>
      <text:p text:style-name="Normal">82),</text:p>
      <text:p text:style-name="Normal">(21,</text:p>
      <text:p text:style-name="Normal">83),</text:p>
      <text:p text:style-name="Normal">(21,</text:p>
      <text:p text:style-name="Normal">84),</text:p>
      <text:p text:style-name="Normal">(21,</text:p>
      <text:p text:style-name="Normal">85),</text:p>
      <text:p text:style-name="Normal">(21,</text:p>
      <text:p text:style-name="Normal">86),</text:p>
      <text:p text:style-name="Normal">(21,</text:p>
      <text:p text:style-name="Normal">87),</text:p>
      <text:p text:style-name="Normal">(21,</text:p>
      <text:p text:style-name="Normal">88),</text:p>
      <text:p text:style-name="Normal">(21,</text:p>
      <text:p text:style-name="Normal">89),</text:p>
      <text:p text:style-name="Normal">(21,</text:p>
      <text:p text:style-name="Normal">90),</text:p>
      <text:p text:style-name="Normal">(21,</text:p>
      <text:p text:style-name="Normal">91),</text:p>
      <text:p text:style-name="Normal">(21,</text:p>
      <text:soft-page-break/>
      <text:p text:style-name="Normal">92),</text:p>
      <text:p text:style-name="Normal">(21,</text:p>
      <text:p text:style-name="Normal">93),</text:p>
      <text:p text:style-name="Normal">(21,</text:p>
      <text:p text:style-name="Normal">94),</text:p>
      <text:p text:style-name="Normal">(21,</text:p>
      <text:p text:style-name="Normal">95),</text:p>
      <text:p text:style-name="Normal">(21,</text:p>
      <text:p text:style-name="Normal">96),</text:p>
      <text:p text:style-name="Normal">(21,</text:p>
      <text:p text:style-name="Normal">97),</text:p>
      <text:p text:style-name="Normal">(21,</text:p>
      <text:p text:style-name="Normal">98),</text:p>
      <text:p text:style-name="Normal">(21,</text:p>
      <text:p text:style-name="Normal">99),</text:p>
      <text:p text:style-name="Normal">(21,</text:p>
      <text:p text:style-name="Normal">100),</text:p>
      <text:p text:style-name="Normal">(22,</text:p>
      <text:p text:style-name="Normal">1),</text:p>
      <text:p text:style-name="Normal">(22,</text:p>
      <text:p text:style-name="Normal">2),</text:p>
      <text:p text:style-name="Normal">(22,</text:p>
      <text:p text:style-name="Normal">3),</text:p>
      <text:p text:style-name="Normal">(22,</text:p>
      <text:p text:style-name="Normal">4),</text:p>
      <text:p text:style-name="Normal">(22,</text:p>
      <text:p text:style-name="Normal">5),</text:p>
      <text:p text:style-name="Normal">(22,</text:p>
      <text:p text:style-name="Normal">6),</text:p>
      <text:p text:style-name="Normal">(22,</text:p>
      <text:p text:style-name="Normal">7),</text:p>
      <text:soft-page-break/>
      <text:p text:style-name="Normal">(22,</text:p>
      <text:p text:style-name="Normal">8),</text:p>
      <text:p text:style-name="Normal">(22,</text:p>
      <text:p text:style-name="Normal">9),</text:p>
      <text:p text:style-name="Normal">(22,</text:p>
      <text:p text:style-name="Normal">10),</text:p>
      <text:p text:style-name="Normal">(22,</text:p>
      <text:p text:style-name="Normal">11),</text:p>
      <text:p text:style-name="Normal">(22,</text:p>
      <text:p text:style-name="Normal">12),</text:p>
      <text:p text:style-name="Normal">(22,</text:p>
      <text:p text:style-name="Normal">13),</text:p>
      <text:p text:style-name="Normal">(22,</text:p>
      <text:p text:style-name="Normal">14),</text:p>
      <text:p text:style-name="Normal">(22,</text:p>
      <text:p text:style-name="Normal">15),</text:p>
      <text:p text:style-name="Normal">(22,</text:p>
      <text:p text:style-name="Normal">16),</text:p>
      <text:p text:style-name="Normal">(22,</text:p>
      <text:p text:style-name="Normal">17),</text:p>
      <text:p text:style-name="Normal">(22,</text:p>
      <text:p text:style-name="Normal">18),</text:p>
      <text:p text:style-name="Normal">(22,</text:p>
      <text:p text:style-name="Normal">19),</text:p>
      <text:p text:style-name="Normal">(22,</text:p>
      <text:p text:style-name="Normal">20),</text:p>
      <text:p text:style-name="Normal">(22,</text:p>
      <text:p text:style-name="Normal">21),</text:p>
      <text:p text:style-name="Normal">(22,</text:p>
      <text:p text:style-name="Normal">23),</text:p>
      <text:p text:style-name="Normal">(22,</text:p>
      <text:soft-page-break/>
      <text:p text:style-name="Normal">24),</text:p>
      <text:p text:style-name="Normal">(22,</text:p>
      <text:p text:style-name="Normal">25),</text:p>
      <text:p text:style-name="Normal">(22,</text:p>
      <text:p text:style-name="Normal">26),</text:p>
      <text:p text:style-name="Normal">(22,</text:p>
      <text:p text:style-name="Normal">27),</text:p>
      <text:p text:style-name="Normal">(22,</text:p>
      <text:p text:style-name="Normal">28),</text:p>
      <text:p text:style-name="Normal">(22,</text:p>
      <text:p text:style-name="Normal">29),</text:p>
      <text:p text:style-name="Normal">(22,</text:p>
      <text:p text:style-name="Normal">30),</text:p>
      <text:p text:style-name="Normal">(22,</text:p>
      <text:p text:style-name="Normal">31),</text:p>
      <text:p text:style-name="Normal">(22,</text:p>
      <text:p text:style-name="Normal">32),</text:p>
      <text:p text:style-name="Normal">(22,</text:p>
      <text:p text:style-name="Normal">33),</text:p>
      <text:p text:style-name="Normal">(22,</text:p>
      <text:p text:style-name="Normal">34),</text:p>
      <text:p text:style-name="Normal">(22,</text:p>
      <text:p text:style-name="Normal">35),</text:p>
      <text:p text:style-name="Normal">(22,</text:p>
      <text:p text:style-name="Normal">36),</text:p>
      <text:p text:style-name="Normal">(22,</text:p>
      <text:p text:style-name="Normal">37),</text:p>
      <text:p text:style-name="Normal">(22,</text:p>
      <text:p text:style-name="Normal">38),</text:p>
      <text:p text:style-name="Normal">(22,</text:p>
      <text:p text:style-name="Normal">39),</text:p>
      <text:soft-page-break/>
      <text:p text:style-name="Normal">(22,</text:p>
      <text:p text:style-name="Normal">40),</text:p>
      <text:p text:style-name="Normal">(22,</text:p>
      <text:p text:style-name="Normal">41),</text:p>
      <text:p text:style-name="Normal">(22,</text:p>
      <text:p text:style-name="Normal">42),</text:p>
      <text:p text:style-name="Normal">(22,</text:p>
      <text:p text:style-name="Normal">43),</text:p>
      <text:p text:style-name="Normal">(22,</text:p>
      <text:p text:style-name="Normal">44),</text:p>
      <text:p text:style-name="Normal">(22,</text:p>
      <text:p text:style-name="Normal">45),</text:p>
      <text:p text:style-name="Normal">(22,</text:p>
      <text:p text:style-name="Normal">46),</text:p>
      <text:p text:style-name="Normal">(22,</text:p>
      <text:p text:style-name="Normal">47),</text:p>
      <text:p text:style-name="Normal">(22,</text:p>
      <text:p text:style-name="Normal">48),</text:p>
      <text:p text:style-name="Normal">(22,</text:p>
      <text:p text:style-name="Normal">49),</text:p>
      <text:p text:style-name="Normal">(22,</text:p>
      <text:p text:style-name="Normal">50),</text:p>
      <text:p text:style-name="Normal">(22,</text:p>
      <text:p text:style-name="Normal">51),</text:p>
      <text:p text:style-name="Normal">(22,</text:p>
      <text:p text:style-name="Normal">52),</text:p>
      <text:p text:style-name="Normal">(22,</text:p>
      <text:p text:style-name="Normal">53),</text:p>
      <text:p text:style-name="Normal">(22,</text:p>
      <text:p text:style-name="Normal">54),</text:p>
      <text:p text:style-name="Normal">(22,</text:p>
      <text:soft-page-break/>
      <text:p text:style-name="Normal">55),</text:p>
      <text:p text:style-name="Normal">(22,</text:p>
      <text:p text:style-name="Normal">56),</text:p>
      <text:p text:style-name="Normal">(22,</text:p>
      <text:p text:style-name="Normal">57),</text:p>
      <text:p text:style-name="Normal">(22,</text:p>
      <text:p text:style-name="Normal">58),</text:p>
      <text:p text:style-name="Normal">(22,</text:p>
      <text:p text:style-name="Normal">59),</text:p>
      <text:p text:style-name="Normal">(22,</text:p>
      <text:p text:style-name="Normal">60),</text:p>
      <text:p text:style-name="Normal">(22,</text:p>
      <text:p text:style-name="Normal">61),</text:p>
      <text:p text:style-name="Normal">(22,</text:p>
      <text:p text:style-name="Normal">62),</text:p>
      <text:p text:style-name="Normal">(22,</text:p>
      <text:p text:style-name="Normal">63),</text:p>
      <text:p text:style-name="Normal">(22,</text:p>
      <text:p text:style-name="Normal">64),</text:p>
      <text:p text:style-name="Normal">(22,</text:p>
      <text:p text:style-name="Normal">65),</text:p>
      <text:p text:style-name="Normal">(22,</text:p>
      <text:p text:style-name="Normal">66),</text:p>
      <text:p text:style-name="Normal">(22,</text:p>
      <text:p text:style-name="Normal">67),</text:p>
      <text:p text:style-name="Normal">(22,</text:p>
      <text:p text:style-name="Normal">68),</text:p>
      <text:p text:style-name="Normal">(22,</text:p>
      <text:p text:style-name="Normal">69),</text:p>
      <text:p text:style-name="Normal">(22,</text:p>
      <text:p text:style-name="Normal">70),</text:p>
      <text:soft-page-break/>
      <text:p text:style-name="Normal">(22,</text:p>
      <text:p text:style-name="Normal">71),</text:p>
      <text:p text:style-name="Normal">(22,</text:p>
      <text:p text:style-name="Normal">72),</text:p>
      <text:p text:style-name="Normal">(22,</text:p>
      <text:p text:style-name="Normal">73),</text:p>
      <text:p text:style-name="Normal">(22,</text:p>
      <text:p text:style-name="Normal">74),</text:p>
      <text:p text:style-name="Normal">(22,</text:p>
      <text:p text:style-name="Normal">75),</text:p>
      <text:p text:style-name="Normal">(22,</text:p>
      <text:p text:style-name="Normal">76),</text:p>
      <text:p text:style-name="Normal">(22,</text:p>
      <text:p text:style-name="Normal">77),</text:p>
      <text:p text:style-name="Normal">(22,</text:p>
      <text:p text:style-name="Normal">78),</text:p>
      <text:p text:style-name="Normal">(22,</text:p>
      <text:p text:style-name="Normal">79),</text:p>
      <text:p text:style-name="Normal">(22,</text:p>
      <text:p text:style-name="Normal">80),</text:p>
      <text:p text:style-name="Normal">(22,</text:p>
      <text:p text:style-name="Normal">81),</text:p>
      <text:p text:style-name="Normal">(22,</text:p>
      <text:p text:style-name="Normal">82),</text:p>
      <text:p text:style-name="Normal">(22,</text:p>
      <text:p text:style-name="Normal">83),</text:p>
      <text:p text:style-name="Normal">(22,</text:p>
      <text:p text:style-name="Normal">84),</text:p>
      <text:p text:style-name="Normal">(22,</text:p>
      <text:p text:style-name="Normal">85),</text:p>
      <text:p text:style-name="Normal">(22,</text:p>
      <text:soft-page-break/>
      <text:p text:style-name="Normal">86),</text:p>
      <text:p text:style-name="Normal">(22,</text:p>
      <text:p text:style-name="Normal">87),</text:p>
      <text:p text:style-name="Normal">(22,</text:p>
      <text:p text:style-name="Normal">88),</text:p>
      <text:p text:style-name="Normal">(22,</text:p>
      <text:p text:style-name="Normal">89),</text:p>
      <text:p text:style-name="Normal">(22,</text:p>
      <text:p text:style-name="Normal">90),</text:p>
      <text:p text:style-name="Normal">(22,</text:p>
      <text:p text:style-name="Normal">91),</text:p>
      <text:p text:style-name="Normal">(22,</text:p>
      <text:p text:style-name="Normal">92),</text:p>
      <text:p text:style-name="Normal">(22,</text:p>
      <text:p text:style-name="Normal">93),</text:p>
      <text:p text:style-name="Normal">(22,</text:p>
      <text:p text:style-name="Normal">94),</text:p>
      <text:p text:style-name="Normal">(22,</text:p>
      <text:p text:style-name="Normal">95),</text:p>
      <text:p text:style-name="Normal">(22,</text:p>
      <text:p text:style-name="Normal">96),</text:p>
      <text:p text:style-name="Normal">(22,</text:p>
      <text:p text:style-name="Normal">97),</text:p>
      <text:p text:style-name="Normal">(22,</text:p>
      <text:p text:style-name="Normal">98),</text:p>
      <text:p text:style-name="Normal">(22,</text:p>
      <text:p text:style-name="Normal">99),</text:p>
      <text:p text:style-name="Normal">(22,</text:p>
      <text:p text:style-name="Normal">100),</text:p>
      <text:p text:style-name="Normal">(24,</text:p>
      <text:p text:style-name="Normal">1),</text:p>
      <text:soft-page-break/>
      <text:p text:style-name="Normal">(24,</text:p>
      <text:p text:style-name="Normal">2),</text:p>
      <text:p text:style-name="Normal">(24,</text:p>
      <text:p text:style-name="Normal">3),</text:p>
      <text:p text:style-name="Normal">(24,</text:p>
      <text:p text:style-name="Normal">4),</text:p>
      <text:p text:style-name="Normal">(24,</text:p>
      <text:p text:style-name="Normal">5),</text:p>
      <text:p text:style-name="Normal">(24,</text:p>
      <text:p text:style-name="Normal">6),</text:p>
      <text:p text:style-name="Normal">(24,</text:p>
      <text:p text:style-name="Normal">7),</text:p>
      <text:p text:style-name="Normal">(24,</text:p>
      <text:p text:style-name="Normal">8),</text:p>
      <text:p text:style-name="Normal">(24,</text:p>
      <text:p text:style-name="Normal">9),</text:p>
      <text:p text:style-name="Normal">(24,</text:p>
      <text:p text:style-name="Normal">10),</text:p>
      <text:p text:style-name="Normal">(24,</text:p>
      <text:p text:style-name="Normal">11),</text:p>
      <text:p text:style-name="Normal">(24,</text:p>
      <text:p text:style-name="Normal">12),</text:p>
      <text:p text:style-name="Normal">(24,</text:p>
      <text:p text:style-name="Normal">13),</text:p>
      <text:p text:style-name="Normal">(24,</text:p>
      <text:p text:style-name="Normal">14),</text:p>
      <text:p text:style-name="Normal">(24,</text:p>
      <text:p text:style-name="Normal">15),</text:p>
      <text:p text:style-name="Normal">(24,</text:p>
      <text:p text:style-name="Normal">16),</text:p>
      <text:p text:style-name="Normal">(24,</text:p>
      <text:soft-page-break/>
      <text:p text:style-name="Normal">17),</text:p>
      <text:p text:style-name="Normal">(24,</text:p>
      <text:p text:style-name="Normal">18),</text:p>
      <text:p text:style-name="Normal">(24,</text:p>
      <text:p text:style-name="Normal">19),</text:p>
      <text:p text:style-name="Normal">(24,</text:p>
      <text:p text:style-name="Normal">20),</text:p>
      <text:p text:style-name="Normal">(24,</text:p>
      <text:p text:style-name="Normal">21),</text:p>
      <text:p text:style-name="Normal">(24,</text:p>
      <text:p text:style-name="Normal">22),</text:p>
      <text:p text:style-name="Normal">(24,</text:p>
      <text:p text:style-name="Normal">23),</text:p>
      <text:p text:style-name="Normal">(24,</text:p>
      <text:p text:style-name="Normal">25),</text:p>
      <text:p text:style-name="Normal">(24,</text:p>
      <text:p text:style-name="Normal">26),</text:p>
      <text:p text:style-name="Normal">(24,</text:p>
      <text:p text:style-name="Normal">27),</text:p>
      <text:p text:style-name="Normal">(24,</text:p>
      <text:p text:style-name="Normal">28),</text:p>
      <text:p text:style-name="Normal">(24,</text:p>
      <text:p text:style-name="Normal">29),</text:p>
      <text:p text:style-name="Normal">(24,</text:p>
      <text:p text:style-name="Normal">30),</text:p>
      <text:p text:style-name="Normal">(24,</text:p>
      <text:p text:style-name="Normal">31),</text:p>
      <text:p text:style-name="Normal">(24,</text:p>
      <text:p text:style-name="Normal">32),</text:p>
      <text:p text:style-name="Normal">(24,</text:p>
      <text:p text:style-name="Normal">33),</text:p>
      <text:soft-page-break/>
      <text:p text:style-name="Normal">(24,</text:p>
      <text:p text:style-name="Normal">34),</text:p>
      <text:p text:style-name="Normal">(24,</text:p>
      <text:p text:style-name="Normal">35),</text:p>
      <text:p text:style-name="Normal">(24,</text:p>
      <text:p text:style-name="Normal">36),</text:p>
      <text:p text:style-name="Normal">(24,</text:p>
      <text:p text:style-name="Normal">37),</text:p>
      <text:p text:style-name="Normal">(24,</text:p>
      <text:p text:style-name="Normal">38),</text:p>
      <text:p text:style-name="Normal">(24,</text:p>
      <text:p text:style-name="Normal">39),</text:p>
      <text:p text:style-name="Normal">(24,</text:p>
      <text:p text:style-name="Normal">40),</text:p>
      <text:p text:style-name="Normal">(24,</text:p>
      <text:p text:style-name="Normal">41),</text:p>
      <text:p text:style-name="Normal">(24,</text:p>
      <text:p text:style-name="Normal">42),</text:p>
      <text:p text:style-name="Normal">(24,</text:p>
      <text:p text:style-name="Normal">43),</text:p>
      <text:p text:style-name="Normal">(24,</text:p>
      <text:p text:style-name="Normal">44),</text:p>
      <text:p text:style-name="Normal">(24,</text:p>
      <text:p text:style-name="Normal">45),</text:p>
      <text:p text:style-name="Normal">(24,</text:p>
      <text:p text:style-name="Normal">46),</text:p>
      <text:p text:style-name="Normal">(24,</text:p>
      <text:p text:style-name="Normal">47),</text:p>
      <text:p text:style-name="Normal">(24,</text:p>
      <text:p text:style-name="Normal">48),</text:p>
      <text:p text:style-name="Normal">(24,</text:p>
      <text:soft-page-break/>
      <text:p text:style-name="Normal">49),</text:p>
      <text:p text:style-name="Normal">(24,</text:p>
      <text:p text:style-name="Normal">50),</text:p>
      <text:p text:style-name="Normal">(24,</text:p>
      <text:p text:style-name="Normal">51),</text:p>
      <text:p text:style-name="Normal">(24,</text:p>
      <text:p text:style-name="Normal">52),</text:p>
      <text:p text:style-name="Normal">(24,</text:p>
      <text:p text:style-name="Normal">53),</text:p>
      <text:p text:style-name="Normal">(24,</text:p>
      <text:p text:style-name="Normal">54),</text:p>
      <text:p text:style-name="Normal">(24,</text:p>
      <text:p text:style-name="Normal">55),</text:p>
      <text:p text:style-name="Normal">(24,</text:p>
      <text:p text:style-name="Normal">56),</text:p>
      <text:p text:style-name="Normal">(24,</text:p>
      <text:p text:style-name="Normal">57),</text:p>
      <text:p text:style-name="Normal">(24,</text:p>
      <text:p text:style-name="Normal">58),</text:p>
      <text:p text:style-name="Normal">(24,</text:p>
      <text:p text:style-name="Normal">59),</text:p>
      <text:p text:style-name="Normal">(24,</text:p>
      <text:p text:style-name="Normal">60),</text:p>
      <text:p text:style-name="Normal">(24,</text:p>
      <text:p text:style-name="Normal">61),</text:p>
      <text:p text:style-name="Normal">(24,</text:p>
      <text:p text:style-name="Normal">62),</text:p>
      <text:p text:style-name="Normal">(24,</text:p>
      <text:p text:style-name="Normal">63),</text:p>
      <text:p text:style-name="Normal">(24,</text:p>
      <text:p text:style-name="Normal">64),</text:p>
      <text:soft-page-break/>
      <text:p text:style-name="Normal">(24,</text:p>
      <text:p text:style-name="Normal">65),</text:p>
      <text:p text:style-name="Normal">(24,</text:p>
      <text:p text:style-name="Normal">66),</text:p>
      <text:p text:style-name="Normal">(24,</text:p>
      <text:p text:style-name="Normal">67),</text:p>
      <text:p text:style-name="Normal">(24,</text:p>
      <text:p text:style-name="Normal">68),</text:p>
      <text:p text:style-name="Normal">(24,</text:p>
      <text:p text:style-name="Normal">69),</text:p>
      <text:p text:style-name="Normal">(24,</text:p>
      <text:p text:style-name="Normal">70),</text:p>
      <text:p text:style-name="Normal">(24,</text:p>
      <text:p text:style-name="Normal">71),</text:p>
      <text:p text:style-name="Normal">(24,</text:p>
      <text:p text:style-name="Normal">72),</text:p>
      <text:p text:style-name="Normal">(24,</text:p>
      <text:p text:style-name="Normal">73),</text:p>
      <text:p text:style-name="Normal">(24,</text:p>
      <text:p text:style-name="Normal">74),</text:p>
      <text:p text:style-name="Normal">(24,</text:p>
      <text:p text:style-name="Normal">75),</text:p>
      <text:p text:style-name="Normal">(24,</text:p>
      <text:p text:style-name="Normal">76),</text:p>
      <text:p text:style-name="Normal">(24,</text:p>
      <text:p text:style-name="Normal">77),</text:p>
      <text:p text:style-name="Normal">(24,</text:p>
      <text:p text:style-name="Normal">78),</text:p>
      <text:p text:style-name="Normal">(24,</text:p>
      <text:p text:style-name="Normal">79),</text:p>
      <text:p text:style-name="Normal">(24,</text:p>
      <text:soft-page-break/>
      <text:p text:style-name="Normal">80),</text:p>
      <text:p text:style-name="Normal">(24,</text:p>
      <text:p text:style-name="Normal">81),</text:p>
      <text:p text:style-name="Normal">(24,</text:p>
      <text:p text:style-name="Normal">82),</text:p>
      <text:p text:style-name="Normal">(24,</text:p>
      <text:p text:style-name="Normal">83),</text:p>
      <text:p text:style-name="Normal">(24,</text:p>
      <text:p text:style-name="Normal">84),</text:p>
      <text:p text:style-name="Normal">(24,</text:p>
      <text:p text:style-name="Normal">85),</text:p>
      <text:p text:style-name="Normal">(24,</text:p>
      <text:p text:style-name="Normal">86),</text:p>
      <text:p text:style-name="Normal">(24,</text:p>
      <text:p text:style-name="Normal">87),</text:p>
      <text:p text:style-name="Normal">(24,</text:p>
      <text:p text:style-name="Normal">88),</text:p>
      <text:p text:style-name="Normal">(24,</text:p>
      <text:p text:style-name="Normal">89),</text:p>
      <text:p text:style-name="Normal">(24,</text:p>
      <text:p text:style-name="Normal">90),</text:p>
      <text:p text:style-name="Normal">(24,</text:p>
      <text:p text:style-name="Normal">91),</text:p>
      <text:p text:style-name="Normal">(24,</text:p>
      <text:p text:style-name="Normal">92),</text:p>
      <text:p text:style-name="Normal">(24,</text:p>
      <text:p text:style-name="Normal">93),</text:p>
      <text:p text:style-name="Normal">(24,</text:p>
      <text:p text:style-name="Normal">94),</text:p>
      <text:p text:style-name="Normal">(24,</text:p>
      <text:p text:style-name="Normal">95),</text:p>
      <text:soft-page-break/>
      <text:p text:style-name="Normal">(24,</text:p>
      <text:p text:style-name="Normal">96),</text:p>
      <text:p text:style-name="Normal">(24,</text:p>
      <text:p text:style-name="Normal">97),</text:p>
      <text:p text:style-name="Normal">(24,</text:p>
      <text:p text:style-name="Normal">98),</text:p>
      <text:p text:style-name="Normal">(24,</text:p>
      <text:p text:style-name="Normal">99),</text:p>
      <text:p text:style-name="Normal">(24,</text:p>
      <text:p text:style-name="Normal">100),</text:p>
      <text:p text:style-name="Normal">(26,</text:p>
      <text:p text:style-name="Normal">1),</text:p>
      <text:p text:style-name="Normal">(26,</text:p>
      <text:p text:style-name="Normal">2),</text:p>
      <text:p text:style-name="Normal">(26,</text:p>
      <text:p text:style-name="Normal">3),</text:p>
      <text:p text:style-name="Normal">(26,</text:p>
      <text:p text:style-name="Normal">4),</text:p>
      <text:p text:style-name="Normal">(26,</text:p>
      <text:p text:style-name="Normal">5),</text:p>
      <text:p text:style-name="Normal">(26,</text:p>
      <text:p text:style-name="Normal">6),</text:p>
      <text:p text:style-name="Normal">(26,</text:p>
      <text:p text:style-name="Normal">7),</text:p>
      <text:p text:style-name="Normal">(26,</text:p>
      <text:p text:style-name="Normal">8),</text:p>
      <text:p text:style-name="Normal">(26,</text:p>
      <text:p text:style-name="Normal">9),</text:p>
      <text:p text:style-name="Normal">(26,</text:p>
      <text:p text:style-name="Normal">10),</text:p>
      <text:p text:style-name="Normal">(26,</text:p>
      <text:soft-page-break/>
      <text:p text:style-name="Normal">11),</text:p>
      <text:p text:style-name="Normal">(26,</text:p>
      <text:p text:style-name="Normal">12),</text:p>
      <text:p text:style-name="Normal">(26,</text:p>
      <text:p text:style-name="Normal">13),</text:p>
      <text:p text:style-name="Normal">(26,</text:p>
      <text:p text:style-name="Normal">14),</text:p>
      <text:p text:style-name="Normal">(26,</text:p>
      <text:p text:style-name="Normal">15),</text:p>
      <text:p text:style-name="Normal">(26,</text:p>
      <text:p text:style-name="Normal">16),</text:p>
      <text:p text:style-name="Normal">(26,</text:p>
      <text:p text:style-name="Normal">17),</text:p>
      <text:p text:style-name="Normal">(26,</text:p>
      <text:p text:style-name="Normal">18),</text:p>
      <text:p text:style-name="Normal">(26,</text:p>
      <text:p text:style-name="Normal">19),</text:p>
      <text:p text:style-name="Normal">(26,</text:p>
      <text:p text:style-name="Normal">20),</text:p>
      <text:p text:style-name="Normal">(26,</text:p>
      <text:p text:style-name="Normal">21),</text:p>
      <text:p text:style-name="Normal">(26,</text:p>
      <text:p text:style-name="Normal">22),</text:p>
      <text:p text:style-name="Normal">(26,</text:p>
      <text:p text:style-name="Normal">23),</text:p>
      <text:p text:style-name="Normal">(26,</text:p>
      <text:p text:style-name="Normal">24),</text:p>
      <text:p text:style-name="Normal">(26,</text:p>
      <text:p text:style-name="Normal">25),</text:p>
      <text:p text:style-name="Normal">(26,</text:p>
      <text:p text:style-name="Normal">27),</text:p>
      <text:soft-page-break/>
      <text:p text:style-name="Normal">(26,</text:p>
      <text:p text:style-name="Normal">28),</text:p>
      <text:p text:style-name="Normal">(26,</text:p>
      <text:p text:style-name="Normal">29),</text:p>
      <text:p text:style-name="Normal">(26,</text:p>
      <text:p text:style-name="Normal">30),</text:p>
      <text:p text:style-name="Normal">(26,</text:p>
      <text:p text:style-name="Normal">31),</text:p>
      <text:p text:style-name="Normal">(26,</text:p>
      <text:p text:style-name="Normal">32),</text:p>
      <text:p text:style-name="Normal">(26,</text:p>
      <text:p text:style-name="Normal">33),</text:p>
      <text:p text:style-name="Normal">(26,</text:p>
      <text:p text:style-name="Normal">34),</text:p>
      <text:p text:style-name="Normal">(26,</text:p>
      <text:p text:style-name="Normal">35),</text:p>
      <text:p text:style-name="Normal">(26,</text:p>
      <text:p text:style-name="Normal">36),</text:p>
      <text:p text:style-name="Normal">(26,</text:p>
      <text:p text:style-name="Normal">37),</text:p>
      <text:p text:style-name="Normal">(26,</text:p>
      <text:p text:style-name="Normal">38),</text:p>
      <text:p text:style-name="Normal">(26,</text:p>
      <text:p text:style-name="Normal">39),</text:p>
      <text:p text:style-name="Normal">(26,</text:p>
      <text:p text:style-name="Normal">40),</text:p>
      <text:p text:style-name="Normal">(26,</text:p>
      <text:p text:style-name="Normal">41),</text:p>
      <text:p text:style-name="Normal">(26,</text:p>
      <text:p text:style-name="Normal">42),</text:p>
      <text:p text:style-name="Normal">(26,</text:p>
      <text:soft-page-break/>
      <text:p text:style-name="Normal">43),</text:p>
      <text:p text:style-name="Normal">(26,</text:p>
      <text:p text:style-name="Normal">44),</text:p>
      <text:p text:style-name="Normal">(26,</text:p>
      <text:p text:style-name="Normal">45),</text:p>
      <text:p text:style-name="Normal">(26,</text:p>
      <text:p text:style-name="Normal">46),</text:p>
      <text:p text:style-name="Normal">(26,</text:p>
      <text:p text:style-name="Normal">47),</text:p>
      <text:p text:style-name="Normal">(26,</text:p>
      <text:p text:style-name="Normal">48),</text:p>
      <text:p text:style-name="Normal">(26,</text:p>
      <text:p text:style-name="Normal">49),</text:p>
      <text:p text:style-name="Normal">(26,</text:p>
      <text:p text:style-name="Normal">50),</text:p>
      <text:p text:style-name="Normal">(26,</text:p>
      <text:p text:style-name="Normal">51),</text:p>
      <text:p text:style-name="Normal">(26,</text:p>
      <text:p text:style-name="Normal">52),</text:p>
      <text:p text:style-name="Normal">(26,</text:p>
      <text:p text:style-name="Normal">53),</text:p>
      <text:p text:style-name="Normal">(26,</text:p>
      <text:p text:style-name="Normal">54),</text:p>
      <text:p text:style-name="Normal">(26,</text:p>
      <text:p text:style-name="Normal">55),</text:p>
      <text:p text:style-name="Normal">(26,</text:p>
      <text:p text:style-name="Normal">56),</text:p>
      <text:p text:style-name="Normal">(26,</text:p>
      <text:p text:style-name="Normal">57),</text:p>
      <text:p text:style-name="Normal">(26,</text:p>
      <text:p text:style-name="Normal">58),</text:p>
      <text:soft-page-break/>
      <text:p text:style-name="Normal">(26,</text:p>
      <text:p text:style-name="Normal">59),</text:p>
      <text:p text:style-name="Normal">(26,</text:p>
      <text:p text:style-name="Normal">60),</text:p>
      <text:p text:style-name="Normal">(26,</text:p>
      <text:p text:style-name="Normal">61),</text:p>
      <text:p text:style-name="Normal">(26,</text:p>
      <text:p text:style-name="Normal">62),</text:p>
      <text:p text:style-name="Normal">(26,</text:p>
      <text:p text:style-name="Normal">63),</text:p>
      <text:p text:style-name="Normal">(26,</text:p>
      <text:p text:style-name="Normal">64),</text:p>
      <text:p text:style-name="Normal">(26,</text:p>
      <text:p text:style-name="Normal">65),</text:p>
      <text:p text:style-name="Normal">(26,</text:p>
      <text:p text:style-name="Normal">66),</text:p>
      <text:p text:style-name="Normal">(26,</text:p>
      <text:p text:style-name="Normal">67),</text:p>
      <text:p text:style-name="Normal">(26,</text:p>
      <text:p text:style-name="Normal">68),</text:p>
      <text:p text:style-name="Normal">(26,</text:p>
      <text:p text:style-name="Normal">69),</text:p>
      <text:p text:style-name="Normal">(26,</text:p>
      <text:p text:style-name="Normal">70),</text:p>
      <text:p text:style-name="Normal">(26,</text:p>
      <text:p text:style-name="Normal">71),</text:p>
      <text:p text:style-name="Normal">(26,</text:p>
      <text:p text:style-name="Normal">72),</text:p>
      <text:p text:style-name="Normal">(26,</text:p>
      <text:p text:style-name="Normal">73),</text:p>
      <text:p text:style-name="Normal">(26,</text:p>
      <text:soft-page-break/>
      <text:p text:style-name="Normal">74),</text:p>
      <text:p text:style-name="Normal">(26,</text:p>
      <text:p text:style-name="Normal">75),</text:p>
      <text:p text:style-name="Normal">(26,</text:p>
      <text:p text:style-name="Normal">76),</text:p>
      <text:p text:style-name="Normal">(26,</text:p>
      <text:p text:style-name="Normal">77),</text:p>
      <text:p text:style-name="Normal">(26,</text:p>
      <text:p text:style-name="Normal">78),</text:p>
      <text:p text:style-name="Normal">(26,</text:p>
      <text:p text:style-name="Normal">79),</text:p>
      <text:p text:style-name="Normal">(26,</text:p>
      <text:p text:style-name="Normal">80),</text:p>
      <text:p text:style-name="Normal">(26,</text:p>
      <text:p text:style-name="Normal">81),</text:p>
      <text:p text:style-name="Normal">(26,</text:p>
      <text:p text:style-name="Normal">82),</text:p>
      <text:p text:style-name="Normal">(26,</text:p>
      <text:p text:style-name="Normal">83),</text:p>
      <text:p text:style-name="Normal">(26,</text:p>
      <text:p text:style-name="Normal">84),</text:p>
      <text:p text:style-name="Normal">(26,</text:p>
      <text:p text:style-name="Normal">85),</text:p>
      <text:p text:style-name="Normal">(26,</text:p>
      <text:p text:style-name="Normal">86),</text:p>
      <text:p text:style-name="Normal">(26,</text:p>
      <text:p text:style-name="Normal">87),</text:p>
      <text:p text:style-name="Normal">(26,</text:p>
      <text:p text:style-name="Normal">88),</text:p>
      <text:p text:style-name="Normal">(26,</text:p>
      <text:p text:style-name="Normal">89),</text:p>
      <text:soft-page-break/>
      <text:p text:style-name="Normal">(26,</text:p>
      <text:p text:style-name="Normal">90),</text:p>
      <text:p text:style-name="Normal">(26,</text:p>
      <text:p text:style-name="Normal">91),</text:p>
      <text:p text:style-name="Normal">(26,</text:p>
      <text:p text:style-name="Normal">92),</text:p>
      <text:p text:style-name="Normal">(26,</text:p>
      <text:p text:style-name="Normal">93),</text:p>
      <text:p text:style-name="Normal">(26,</text:p>
      <text:p text:style-name="Normal">94),</text:p>
      <text:p text:style-name="Normal">(26,</text:p>
      <text:p text:style-name="Normal">95),</text:p>
      <text:p text:style-name="Normal">(26,</text:p>
      <text:p text:style-name="Normal">96),</text:p>
      <text:p text:style-name="Normal">(26,</text:p>
      <text:p text:style-name="Normal">97),</text:p>
      <text:p text:style-name="Normal">(26,</text:p>
      <text:p text:style-name="Normal">98),</text:p>
      <text:p text:style-name="Normal">(26,</text:p>
      <text:p text:style-name="Normal">99),</text:p>
      <text:p text:style-name="Normal">(26,</text:p>
      <text:p text:style-name="Normal">100),</text:p>
      <text:p text:style-name="Normal">(27,</text:p>
      <text:p text:style-name="Normal">1),</text:p>
      <text:p text:style-name="Normal">(27,</text:p>
      <text:p text:style-name="Normal">2),</text:p>
      <text:p text:style-name="Normal">(27,</text:p>
      <text:p text:style-name="Normal">3),</text:p>
      <text:p text:style-name="Normal">(27,</text:p>
      <text:p text:style-name="Normal">4),</text:p>
      <text:p text:style-name="Normal">(27,</text:p>
      <text:soft-page-break/>
      <text:p text:style-name="Normal">5),</text:p>
      <text:p text:style-name="Normal">(27,</text:p>
      <text:p text:style-name="Normal">6),</text:p>
      <text:p text:style-name="Normal">(27,</text:p>
      <text:p text:style-name="Normal">7),</text:p>
      <text:p text:style-name="Normal">(27,</text:p>
      <text:p text:style-name="Normal">8),</text:p>
      <text:p text:style-name="Normal">(27,</text:p>
      <text:p text:style-name="Normal">9),</text:p>
      <text:p text:style-name="Normal">(27,</text:p>
      <text:p text:style-name="Normal">10),</text:p>
      <text:p text:style-name="Normal">(27,</text:p>
      <text:p text:style-name="Normal">11),</text:p>
      <text:p text:style-name="Normal">(27,</text:p>
      <text:p text:style-name="Normal">12),</text:p>
      <text:p text:style-name="Normal">(27,</text:p>
      <text:p text:style-name="Normal">13),</text:p>
      <text:p text:style-name="Normal">(27,</text:p>
      <text:p text:style-name="Normal">14),</text:p>
      <text:p text:style-name="Normal">(27,</text:p>
      <text:p text:style-name="Normal">15),</text:p>
      <text:p text:style-name="Normal">(27,</text:p>
      <text:p text:style-name="Normal">16),</text:p>
      <text:p text:style-name="Normal">(27,</text:p>
      <text:p text:style-name="Normal">17),</text:p>
      <text:p text:style-name="Normal">(27,</text:p>
      <text:p text:style-name="Normal">18),</text:p>
      <text:p text:style-name="Normal">(27,</text:p>
      <text:p text:style-name="Normal">19),</text:p>
      <text:p text:style-name="Normal">(27,</text:p>
      <text:p text:style-name="Normal">20),</text:p>
      <text:soft-page-break/>
      <text:p text:style-name="Normal">(27,</text:p>
      <text:p text:style-name="Normal">21),</text:p>
      <text:p text:style-name="Normal">(27,</text:p>
      <text:p text:style-name="Normal">22),</text:p>
      <text:p text:style-name="Normal">(27,</text:p>
      <text:p text:style-name="Normal">23),</text:p>
      <text:p text:style-name="Normal">(27,</text:p>
      <text:p text:style-name="Normal">24),</text:p>
      <text:p text:style-name="Normal">(27,</text:p>
      <text:p text:style-name="Normal">25),</text:p>
      <text:p text:style-name="Normal">(27,</text:p>
      <text:p text:style-name="Normal">26),</text:p>
      <text:p text:style-name="Normal">(27,</text:p>
      <text:p text:style-name="Normal">28),</text:p>
      <text:p text:style-name="Normal">(27,</text:p>
      <text:p text:style-name="Normal">29),</text:p>
      <text:p text:style-name="Normal">(27,</text:p>
      <text:p text:style-name="Normal">30),</text:p>
      <text:p text:style-name="Normal">(27,</text:p>
      <text:p text:style-name="Normal">31),</text:p>
      <text:p text:style-name="Normal">(27,</text:p>
      <text:p text:style-name="Normal">32),</text:p>
      <text:p text:style-name="Normal">(27,</text:p>
      <text:p text:style-name="Normal">33),</text:p>
      <text:p text:style-name="Normal">(27,</text:p>
      <text:p text:style-name="Normal">34),</text:p>
      <text:p text:style-name="Normal">(27,</text:p>
      <text:p text:style-name="Normal">35),</text:p>
      <text:p text:style-name="Normal">(27,</text:p>
      <text:p text:style-name="Normal">36),</text:p>
      <text:p text:style-name="Normal">(27,</text:p>
      <text:soft-page-break/>
      <text:p text:style-name="Normal">37),</text:p>
      <text:p text:style-name="Normal">(27,</text:p>
      <text:p text:style-name="Normal">38),</text:p>
      <text:p text:style-name="Normal">(27,</text:p>
      <text:p text:style-name="Normal">39),</text:p>
      <text:p text:style-name="Normal">(27,</text:p>
      <text:p text:style-name="Normal">40),</text:p>
      <text:p text:style-name="Normal">(27,</text:p>
      <text:p text:style-name="Normal">41),</text:p>
      <text:p text:style-name="Normal">(27,</text:p>
      <text:p text:style-name="Normal">42),</text:p>
      <text:p text:style-name="Normal">(27,</text:p>
      <text:p text:style-name="Normal">43),</text:p>
      <text:p text:style-name="Normal">(27,</text:p>
      <text:p text:style-name="Normal">44),</text:p>
      <text:p text:style-name="Normal">(27,</text:p>
      <text:p text:style-name="Normal">45),</text:p>
      <text:p text:style-name="Normal">(27,</text:p>
      <text:p text:style-name="Normal">46),</text:p>
      <text:p text:style-name="Normal">(27,</text:p>
      <text:p text:style-name="Normal">47),</text:p>
      <text:p text:style-name="Normal">(27,</text:p>
      <text:p text:style-name="Normal">48),</text:p>
      <text:p text:style-name="Normal">(27,</text:p>
      <text:p text:style-name="Normal">49),</text:p>
      <text:p text:style-name="Normal">(27,</text:p>
      <text:p text:style-name="Normal">50),</text:p>
      <text:p text:style-name="Normal">(27,</text:p>
      <text:p text:style-name="Normal">51),</text:p>
      <text:p text:style-name="Normal">(27,</text:p>
      <text:p text:style-name="Normal">52),</text:p>
      <text:soft-page-break/>
      <text:p text:style-name="Normal">(27,</text:p>
      <text:p text:style-name="Normal">53),</text:p>
      <text:p text:style-name="Normal">(27,</text:p>
      <text:p text:style-name="Normal">54),</text:p>
      <text:p text:style-name="Normal">(27,</text:p>
      <text:p text:style-name="Normal">55),</text:p>
      <text:p text:style-name="Normal">(27,</text:p>
      <text:p text:style-name="Normal">56),</text:p>
      <text:p text:style-name="Normal">(27,</text:p>
      <text:p text:style-name="Normal">57),</text:p>
      <text:p text:style-name="Normal">(27,</text:p>
      <text:p text:style-name="Normal">58),</text:p>
      <text:p text:style-name="Normal">(27,</text:p>
      <text:p text:style-name="Normal">59),</text:p>
      <text:p text:style-name="Normal">(27,</text:p>
      <text:p text:style-name="Normal">60),</text:p>
      <text:p text:style-name="Normal">(27,</text:p>
      <text:p text:style-name="Normal">61),</text:p>
      <text:p text:style-name="Normal">(27,</text:p>
      <text:p text:style-name="Normal">62),</text:p>
      <text:p text:style-name="Normal">(27,</text:p>
      <text:p text:style-name="Normal">63),</text:p>
      <text:p text:style-name="Normal">(27,</text:p>
      <text:p text:style-name="Normal">64),</text:p>
      <text:p text:style-name="Normal">(27,</text:p>
      <text:p text:style-name="Normal">65),</text:p>
      <text:p text:style-name="Normal">(27,</text:p>
      <text:p text:style-name="Normal">66),</text:p>
      <text:p text:style-name="Normal">(27,</text:p>
      <text:p text:style-name="Normal">67),</text:p>
      <text:p text:style-name="Normal">(27,</text:p>
      <text:soft-page-break/>
      <text:p text:style-name="Normal">68),</text:p>
      <text:p text:style-name="Normal">(27,</text:p>
      <text:p text:style-name="Normal">69),</text:p>
      <text:p text:style-name="Normal">(27,</text:p>
      <text:p text:style-name="Normal">70),</text:p>
      <text:p text:style-name="Normal">(27,</text:p>
      <text:p text:style-name="Normal">71),</text:p>
      <text:p text:style-name="Normal">(27,</text:p>
      <text:p text:style-name="Normal">72),</text:p>
      <text:p text:style-name="Normal">(27,</text:p>
      <text:p text:style-name="Normal">73),</text:p>
      <text:p text:style-name="Normal">(27,</text:p>
      <text:p text:style-name="Normal">74),</text:p>
      <text:p text:style-name="Normal">(27,</text:p>
      <text:p text:style-name="Normal">75),</text:p>
      <text:p text:style-name="Normal">(27,</text:p>
      <text:p text:style-name="Normal">76),</text:p>
      <text:p text:style-name="Normal">(27,</text:p>
      <text:p text:style-name="Normal">77),</text:p>
      <text:p text:style-name="Normal">(27,</text:p>
      <text:p text:style-name="Normal">78),</text:p>
      <text:p text:style-name="Normal">(27,</text:p>
      <text:p text:style-name="Normal">79),</text:p>
      <text:p text:style-name="Normal">(27,</text:p>
      <text:p text:style-name="Normal">80),</text:p>
      <text:p text:style-name="Normal">(27,</text:p>
      <text:p text:style-name="Normal">81),</text:p>
      <text:p text:style-name="Normal">(27,</text:p>
      <text:p text:style-name="Normal">82),</text:p>
      <text:p text:style-name="Normal">(27,</text:p>
      <text:p text:style-name="Normal">83),</text:p>
      <text:soft-page-break/>
      <text:p text:style-name="Normal">(27,</text:p>
      <text:p text:style-name="Normal">84),</text:p>
      <text:p text:style-name="Normal">(27,</text:p>
      <text:p text:style-name="Normal">85),</text:p>
      <text:p text:style-name="Normal">(27,</text:p>
      <text:p text:style-name="Normal">86),</text:p>
      <text:p text:style-name="Normal">(27,</text:p>
      <text:p text:style-name="Normal">87),</text:p>
      <text:p text:style-name="Normal">(27,</text:p>
      <text:p text:style-name="Normal">88),</text:p>
      <text:p text:style-name="Normal">(27,</text:p>
      <text:p text:style-name="Normal">89),</text:p>
      <text:p text:style-name="Normal">(27,</text:p>
      <text:p text:style-name="Normal">90),</text:p>
      <text:p text:style-name="Normal">(27,</text:p>
      <text:p text:style-name="Normal">91),</text:p>
      <text:p text:style-name="Normal">(27,</text:p>
      <text:p text:style-name="Normal">92),</text:p>
      <text:p text:style-name="Normal">(27,</text:p>
      <text:p text:style-name="Normal">93),</text:p>
      <text:p text:style-name="Normal">(27,</text:p>
      <text:p text:style-name="Normal">94),</text:p>
      <text:p text:style-name="Normal">(27,</text:p>
      <text:p text:style-name="Normal">95),</text:p>
      <text:p text:style-name="Normal">(27,</text:p>
      <text:p text:style-name="Normal">96),</text:p>
      <text:p text:style-name="Normal">(27,</text:p>
      <text:p text:style-name="Normal">97),</text:p>
      <text:p text:style-name="Normal">(27,</text:p>
      <text:p text:style-name="Normal">98),</text:p>
      <text:p text:style-name="Normal">(27,</text:p>
      <text:soft-page-break/>
      <text:p text:style-name="Normal">99),</text:p>
      <text:p text:style-name="Normal">(27,</text:p>
      <text:p text:style-name="Normal">100),</text:p>
      <text:p text:style-name="Normal">(28,</text:p>
      <text:p text:style-name="Normal">1),</text:p>
      <text:p text:style-name="Normal">(28,</text:p>
      <text:p text:style-name="Normal">2),</text:p>
      <text:p text:style-name="Normal">(28,</text:p>
      <text:p text:style-name="Normal">3),</text:p>
      <text:p text:style-name="Normal">(28,</text:p>
      <text:p text:style-name="Normal">4),</text:p>
      <text:p text:style-name="Normal">(28,</text:p>
      <text:p text:style-name="Normal">5),</text:p>
      <text:p text:style-name="Normal">(28,</text:p>
      <text:p text:style-name="Normal">6),</text:p>
      <text:p text:style-name="Normal">(28,</text:p>
      <text:p text:style-name="Normal">7),</text:p>
      <text:p text:style-name="Normal">(28,</text:p>
      <text:p text:style-name="Normal">8),</text:p>
      <text:p text:style-name="Normal">(28,</text:p>
      <text:p text:style-name="Normal">9),</text:p>
      <text:p text:style-name="Normal">(28,</text:p>
      <text:p text:style-name="Normal">10),</text:p>
      <text:p text:style-name="Normal">(28,</text:p>
      <text:p text:style-name="Normal">11),</text:p>
      <text:p text:style-name="Normal">(28,</text:p>
      <text:p text:style-name="Normal">12),</text:p>
      <text:p text:style-name="Normal">(28,</text:p>
      <text:p text:style-name="Normal">13),</text:p>
      <text:p text:style-name="Normal">(28,</text:p>
      <text:p text:style-name="Normal">14),</text:p>
      <text:soft-page-break/>
      <text:p text:style-name="Normal">(28,</text:p>
      <text:p text:style-name="Normal">15),</text:p>
      <text:p text:style-name="Normal">(28,</text:p>
      <text:p text:style-name="Normal">16),</text:p>
      <text:p text:style-name="Normal">(28,</text:p>
      <text:p text:style-name="Normal">17),</text:p>
      <text:p text:style-name="Normal">(28,</text:p>
      <text:p text:style-name="Normal">18),</text:p>
      <text:p text:style-name="Normal">(28,</text:p>
      <text:p text:style-name="Normal">19),</text:p>
      <text:p text:style-name="Normal">(28,</text:p>
      <text:p text:style-name="Normal">20),</text:p>
      <text:p text:style-name="Normal">(28,</text:p>
      <text:p text:style-name="Normal">21),</text:p>
      <text:p text:style-name="Normal">(28,</text:p>
      <text:p text:style-name="Normal">22),</text:p>
      <text:p text:style-name="Normal">(28,</text:p>
      <text:p text:style-name="Normal">23),</text:p>
      <text:p text:style-name="Normal">(28,</text:p>
      <text:p text:style-name="Normal">24),</text:p>
      <text:p text:style-name="Normal">(28,</text:p>
      <text:p text:style-name="Normal">25),</text:p>
      <text:p text:style-name="Normal">(28,</text:p>
      <text:p text:style-name="Normal">26),</text:p>
      <text:p text:style-name="Normal">(28,</text:p>
      <text:p text:style-name="Normal">27),</text:p>
      <text:p text:style-name="Normal">(28,</text:p>
      <text:p text:style-name="Normal">29),</text:p>
      <text:p text:style-name="Normal">(28,</text:p>
      <text:p text:style-name="Normal">30),</text:p>
      <text:p text:style-name="Normal">(28,</text:p>
      <text:soft-page-break/>
      <text:p text:style-name="Normal">31),</text:p>
      <text:p text:style-name="Normal">(28,</text:p>
      <text:p text:style-name="Normal">32),</text:p>
      <text:p text:style-name="Normal">(28,</text:p>
      <text:p text:style-name="Normal">33),</text:p>
      <text:p text:style-name="Normal">(28,</text:p>
      <text:p text:style-name="Normal">34),</text:p>
      <text:p text:style-name="Normal">(28,</text:p>
      <text:p text:style-name="Normal">35),</text:p>
      <text:p text:style-name="Normal">(28,</text:p>
      <text:p text:style-name="Normal">36),</text:p>
      <text:p text:style-name="Normal">(28,</text:p>
      <text:p text:style-name="Normal">37),</text:p>
      <text:p text:style-name="Normal">(28,</text:p>
      <text:p text:style-name="Normal">38),</text:p>
      <text:p text:style-name="Normal">(28,</text:p>
      <text:p text:style-name="Normal">39),</text:p>
      <text:p text:style-name="Normal">(28,</text:p>
      <text:p text:style-name="Normal">40),</text:p>
      <text:p text:style-name="Normal">(28,</text:p>
      <text:p text:style-name="Normal">41),</text:p>
      <text:p text:style-name="Normal">(28,</text:p>
      <text:p text:style-name="Normal">42),</text:p>
      <text:p text:style-name="Normal">(28,</text:p>
      <text:p text:style-name="Normal">43),</text:p>
      <text:p text:style-name="Normal">(28,</text:p>
      <text:p text:style-name="Normal">44),</text:p>
      <text:p text:style-name="Normal">(28,</text:p>
      <text:p text:style-name="Normal">45),</text:p>
      <text:p text:style-name="Normal">(28,</text:p>
      <text:p text:style-name="Normal">46),</text:p>
      <text:soft-page-break/>
      <text:p text:style-name="Normal">(28,</text:p>
      <text:p text:style-name="Normal">47),</text:p>
      <text:p text:style-name="Normal">(28,</text:p>
      <text:p text:style-name="Normal">48),</text:p>
      <text:p text:style-name="Normal">(28,</text:p>
      <text:p text:style-name="Normal">49),</text:p>
      <text:p text:style-name="Normal">(28,</text:p>
      <text:p text:style-name="Normal">50),</text:p>
      <text:p text:style-name="Normal">(28,</text:p>
      <text:p text:style-name="Normal">51),</text:p>
      <text:p text:style-name="Normal">(28,</text:p>
      <text:p text:style-name="Normal">52),</text:p>
      <text:p text:style-name="Normal">(28,</text:p>
      <text:p text:style-name="Normal">53),</text:p>
      <text:p text:style-name="Normal">(28,</text:p>
      <text:p text:style-name="Normal">54),</text:p>
      <text:p text:style-name="Normal">(28,</text:p>
      <text:p text:style-name="Normal">55),</text:p>
      <text:p text:style-name="Normal">(28,</text:p>
      <text:p text:style-name="Normal">56),</text:p>
      <text:p text:style-name="Normal">(28,</text:p>
      <text:p text:style-name="Normal">57),</text:p>
      <text:p text:style-name="Normal">(28,</text:p>
      <text:p text:style-name="Normal">58),</text:p>
      <text:p text:style-name="Normal">(28,</text:p>
      <text:p text:style-name="Normal">59),</text:p>
      <text:p text:style-name="Normal">(28,</text:p>
      <text:p text:style-name="Normal">60),</text:p>
      <text:p text:style-name="Normal">(28,</text:p>
      <text:p text:style-name="Normal">61),</text:p>
      <text:p text:style-name="Normal">(28,</text:p>
      <text:soft-page-break/>
      <text:p text:style-name="Normal">62),</text:p>
      <text:p text:style-name="Normal">(28,</text:p>
      <text:p text:style-name="Normal">63),</text:p>
      <text:p text:style-name="Normal">(28,</text:p>
      <text:p text:style-name="Normal">64),</text:p>
      <text:p text:style-name="Normal">(28,</text:p>
      <text:p text:style-name="Normal">65),</text:p>
      <text:p text:style-name="Normal">(28,</text:p>
      <text:p text:style-name="Normal">66),</text:p>
      <text:p text:style-name="Normal">(28,</text:p>
      <text:p text:style-name="Normal">67),</text:p>
      <text:p text:style-name="Normal">(28,</text:p>
      <text:p text:style-name="Normal">68),</text:p>
      <text:p text:style-name="Normal">(28,</text:p>
      <text:p text:style-name="Normal">69),</text:p>
      <text:p text:style-name="Normal">(28,</text:p>
      <text:p text:style-name="Normal">70),</text:p>
      <text:p text:style-name="Normal">(28,</text:p>
      <text:p text:style-name="Normal">71),</text:p>
      <text:p text:style-name="Normal">(28,</text:p>
      <text:p text:style-name="Normal">72),</text:p>
      <text:p text:style-name="Normal">(28,</text:p>
      <text:p text:style-name="Normal">73),</text:p>
      <text:p text:style-name="Normal">(28,</text:p>
      <text:p text:style-name="Normal">74),</text:p>
      <text:p text:style-name="Normal">(28,</text:p>
      <text:p text:style-name="Normal">75),</text:p>
      <text:p text:style-name="Normal">(28,</text:p>
      <text:p text:style-name="Normal">76),</text:p>
      <text:p text:style-name="Normal">(28,</text:p>
      <text:p text:style-name="Normal">77),</text:p>
      <text:soft-page-break/>
      <text:p text:style-name="Normal">(28,</text:p>
      <text:p text:style-name="Normal">78),</text:p>
      <text:p text:style-name="Normal">(28,</text:p>
      <text:p text:style-name="Normal">79),</text:p>
      <text:p text:style-name="Normal">(28,</text:p>
      <text:p text:style-name="Normal">80),</text:p>
      <text:p text:style-name="Normal">(28,</text:p>
      <text:p text:style-name="Normal">81),</text:p>
      <text:p text:style-name="Normal">(28,</text:p>
      <text:p text:style-name="Normal">82),</text:p>
      <text:p text:style-name="Normal">(28,</text:p>
      <text:p text:style-name="Normal">83),</text:p>
      <text:p text:style-name="Normal">(28,</text:p>
      <text:p text:style-name="Normal">84),</text:p>
      <text:p text:style-name="Normal">(28,</text:p>
      <text:p text:style-name="Normal">85),</text:p>
      <text:p text:style-name="Normal">(28,</text:p>
      <text:p text:style-name="Normal">86),</text:p>
      <text:p text:style-name="Normal">(28,</text:p>
      <text:p text:style-name="Normal">87),</text:p>
      <text:p text:style-name="Normal">(28,</text:p>
      <text:p text:style-name="Normal">88),</text:p>
      <text:p text:style-name="Normal">(28,</text:p>
      <text:p text:style-name="Normal">89),</text:p>
      <text:p text:style-name="Normal">(28,</text:p>
      <text:p text:style-name="Normal">90),</text:p>
      <text:p text:style-name="Normal">(28,</text:p>
      <text:p text:style-name="Normal">91),</text:p>
      <text:p text:style-name="Normal">(28,</text:p>
      <text:p text:style-name="Normal">92),</text:p>
      <text:p text:style-name="Normal">(28,</text:p>
      <text:soft-page-break/>
      <text:p text:style-name="Normal">93),</text:p>
      <text:p text:style-name="Normal">(28,</text:p>
      <text:p text:style-name="Normal">94),</text:p>
      <text:p text:style-name="Normal">(28,</text:p>
      <text:p text:style-name="Normal">95),</text:p>
      <text:p text:style-name="Normal">(28,</text:p>
      <text:p text:style-name="Normal">96),</text:p>
      <text:p text:style-name="Normal">(28,</text:p>
      <text:p text:style-name="Normal">97),</text:p>
      <text:p text:style-name="Normal">(28,</text:p>
      <text:p text:style-name="Normal">98),</text:p>
      <text:p text:style-name="Normal">(28,</text:p>
      <text:p text:style-name="Normal">99),</text:p>
      <text:p text:style-name="Normal">(28,</text:p>
      <text:p text:style-name="Normal">100),</text:p>
      <text:p text:style-name="Normal">(30,</text:p>
      <text:p text:style-name="Normal">1),</text:p>
      <text:p text:style-name="Normal">(30,</text:p>
      <text:p text:style-name="Normal">2),</text:p>
      <text:p text:style-name="Normal">(30,</text:p>
      <text:p text:style-name="Normal">3),</text:p>
      <text:p text:style-name="Normal">(30,</text:p>
      <text:p text:style-name="Normal">4),</text:p>
      <text:p text:style-name="Normal">(30,</text:p>
      <text:p text:style-name="Normal">5),</text:p>
      <text:p text:style-name="Normal">(30,</text:p>
      <text:p text:style-name="Normal">6),</text:p>
      <text:p text:style-name="Normal">(30,</text:p>
      <text:p text:style-name="Normal">7),</text:p>
      <text:p text:style-name="Normal">(30,</text:p>
      <text:p text:style-name="Normal">8),</text:p>
      <text:soft-page-break/>
      <text:p text:style-name="Normal">(30,</text:p>
      <text:p text:style-name="Normal">9),</text:p>
      <text:p text:style-name="Normal">(30,</text:p>
      <text:p text:style-name="Normal">10),</text:p>
      <text:p text:style-name="Normal">(30,</text:p>
      <text:p text:style-name="Normal">11),</text:p>
      <text:p text:style-name="Normal">(30,</text:p>
      <text:p text:style-name="Normal">12),</text:p>
      <text:p text:style-name="Normal">(30,</text:p>
      <text:p text:style-name="Normal">13),</text:p>
      <text:p text:style-name="Normal">(30,</text:p>
      <text:p text:style-name="Normal">14),</text:p>
      <text:p text:style-name="Normal">(30,</text:p>
      <text:p text:style-name="Normal">15),</text:p>
      <text:p text:style-name="Normal">(30,</text:p>
      <text:p text:style-name="Normal">16),</text:p>
      <text:p text:style-name="Normal">(30,</text:p>
      <text:p text:style-name="Normal">17),</text:p>
      <text:p text:style-name="Normal">(30,</text:p>
      <text:p text:style-name="Normal">18),</text:p>
      <text:p text:style-name="Normal">(30,</text:p>
      <text:p text:style-name="Normal">19),</text:p>
      <text:p text:style-name="Normal">(30,</text:p>
      <text:p text:style-name="Normal">20),</text:p>
      <text:p text:style-name="Normal">(30,</text:p>
      <text:p text:style-name="Normal">21),</text:p>
      <text:p text:style-name="Normal">(30,</text:p>
      <text:p text:style-name="Normal">22),</text:p>
      <text:p text:style-name="Normal">(30,</text:p>
      <text:p text:style-name="Normal">23),</text:p>
      <text:p text:style-name="Normal">(30,</text:p>
      <text:soft-page-break/>
      <text:p text:style-name="Normal">24),</text:p>
      <text:p text:style-name="Normal">(30,</text:p>
      <text:p text:style-name="Normal">25),</text:p>
      <text:p text:style-name="Normal">(30,</text:p>
      <text:p text:style-name="Normal">26),</text:p>
      <text:p text:style-name="Normal">(30,</text:p>
      <text:p text:style-name="Normal">27),</text:p>
      <text:p text:style-name="Normal">(30,</text:p>
      <text:p text:style-name="Normal">28),</text:p>
      <text:p text:style-name="Normal">(30,</text:p>
      <text:p text:style-name="Normal">29),</text:p>
      <text:p text:style-name="Normal">(30,</text:p>
      <text:p text:style-name="Normal">31),</text:p>
      <text:p text:style-name="Normal">(30,</text:p>
      <text:p text:style-name="Normal">32),</text:p>
      <text:p text:style-name="Normal">(30,</text:p>
      <text:p text:style-name="Normal">33),</text:p>
      <text:p text:style-name="Normal">(30,</text:p>
      <text:p text:style-name="Normal">34),</text:p>
      <text:p text:style-name="Normal">(30,</text:p>
      <text:p text:style-name="Normal">35),</text:p>
      <text:p text:style-name="Normal">(30,</text:p>
      <text:p text:style-name="Normal">36),</text:p>
      <text:p text:style-name="Normal">(30,</text:p>
      <text:p text:style-name="Normal">37),</text:p>
      <text:p text:style-name="Normal">(30,</text:p>
      <text:p text:style-name="Normal">38),</text:p>
      <text:p text:style-name="Normal">(30,</text:p>
      <text:p text:style-name="Normal">39),</text:p>
      <text:p text:style-name="Normal">(30,</text:p>
      <text:p text:style-name="Normal">40),</text:p>
      <text:soft-page-break/>
      <text:p text:style-name="Normal">(30,</text:p>
      <text:p text:style-name="Normal">41),</text:p>
      <text:p text:style-name="Normal">(30,</text:p>
      <text:p text:style-name="Normal">42),</text:p>
      <text:p text:style-name="Normal">(30,</text:p>
      <text:p text:style-name="Normal">43),</text:p>
      <text:p text:style-name="Normal">(30,</text:p>
      <text:p text:style-name="Normal">44),</text:p>
      <text:p text:style-name="Normal">(30,</text:p>
      <text:p text:style-name="Normal">45),</text:p>
      <text:p text:style-name="Normal">(30,</text:p>
      <text:p text:style-name="Normal">46),</text:p>
      <text:p text:style-name="Normal">(30,</text:p>
      <text:p text:style-name="Normal">47),</text:p>
      <text:p text:style-name="Normal">(30,</text:p>
      <text:p text:style-name="Normal">48),</text:p>
      <text:p text:style-name="Normal">(30,</text:p>
      <text:p text:style-name="Normal">49),</text:p>
      <text:p text:style-name="Normal">(30,</text:p>
      <text:p text:style-name="Normal">50),</text:p>
      <text:p text:style-name="Normal">(30,</text:p>
      <text:p text:style-name="Normal">51),</text:p>
      <text:p text:style-name="Normal">(30,</text:p>
      <text:p text:style-name="Normal">52),</text:p>
      <text:p text:style-name="Normal">(30,</text:p>
      <text:p text:style-name="Normal">53),</text:p>
      <text:p text:style-name="Normal">(30,</text:p>
      <text:p text:style-name="Normal">54),</text:p>
      <text:p text:style-name="Normal">(30,</text:p>
      <text:p text:style-name="Normal">55),</text:p>
      <text:p text:style-name="Normal">(30,</text:p>
      <text:soft-page-break/>
      <text:p text:style-name="Normal">56),</text:p>
      <text:p text:style-name="Normal">(30,</text:p>
      <text:p text:style-name="Normal">57),</text:p>
      <text:p text:style-name="Normal">(30,</text:p>
      <text:p text:style-name="Normal">58),</text:p>
      <text:p text:style-name="Normal">(30,</text:p>
      <text:p text:style-name="Normal">59),</text:p>
      <text:p text:style-name="Normal">(30,</text:p>
      <text:p text:style-name="Normal">60),</text:p>
      <text:p text:style-name="Normal">(30,</text:p>
      <text:p text:style-name="Normal">61),</text:p>
      <text:p text:style-name="Normal">(30,</text:p>
      <text:p text:style-name="Normal">62),</text:p>
      <text:p text:style-name="Normal">(30,</text:p>
      <text:p text:style-name="Normal">63),</text:p>
      <text:p text:style-name="Normal">(30,</text:p>
      <text:p text:style-name="Normal">64),</text:p>
      <text:p text:style-name="Normal">(30,</text:p>
      <text:p text:style-name="Normal">65),</text:p>
      <text:p text:style-name="Normal">(30,</text:p>
      <text:p text:style-name="Normal">66),</text:p>
      <text:p text:style-name="Normal">(30,</text:p>
      <text:p text:style-name="Normal">67),</text:p>
      <text:p text:style-name="Normal">(30,</text:p>
      <text:p text:style-name="Normal">68),</text:p>
      <text:p text:style-name="Normal">(30,</text:p>
      <text:p text:style-name="Normal">69),</text:p>
      <text:p text:style-name="Normal">(30,</text:p>
      <text:p text:style-name="Normal">70),</text:p>
      <text:p text:style-name="Normal">(30,</text:p>
      <text:p text:style-name="Normal">71),</text:p>
      <text:soft-page-break/>
      <text:p text:style-name="Normal">(30,</text:p>
      <text:p text:style-name="Normal">72),</text:p>
      <text:p text:style-name="Normal">(30,</text:p>
      <text:p text:style-name="Normal">73),</text:p>
      <text:p text:style-name="Normal">(30,</text:p>
      <text:p text:style-name="Normal">74),</text:p>
      <text:p text:style-name="Normal">(30,</text:p>
      <text:p text:style-name="Normal">75),</text:p>
      <text:p text:style-name="Normal">(30,</text:p>
      <text:p text:style-name="Normal">76),</text:p>
      <text:p text:style-name="Normal">(30,</text:p>
      <text:p text:style-name="Normal">77),</text:p>
      <text:p text:style-name="Normal">(30,</text:p>
      <text:p text:style-name="Normal">78),</text:p>
      <text:p text:style-name="Normal">(30,</text:p>
      <text:p text:style-name="Normal">79),</text:p>
      <text:p text:style-name="Normal">(30,</text:p>
      <text:p text:style-name="Normal">80),</text:p>
      <text:p text:style-name="Normal">(30,</text:p>
      <text:p text:style-name="Normal">81),</text:p>
      <text:p text:style-name="Normal">(30,</text:p>
      <text:p text:style-name="Normal">82),</text:p>
      <text:p text:style-name="Normal">(30,</text:p>
      <text:p text:style-name="Normal">83),</text:p>
      <text:p text:style-name="Normal">(30,</text:p>
      <text:p text:style-name="Normal">84),</text:p>
      <text:p text:style-name="Normal">(30,</text:p>
      <text:p text:style-name="Normal">85),</text:p>
      <text:p text:style-name="Normal">(30,</text:p>
      <text:p text:style-name="Normal">86),</text:p>
      <text:p text:style-name="Normal">(30,</text:p>
      <text:soft-page-break/>
      <text:p text:style-name="Normal">87),</text:p>
      <text:p text:style-name="Normal">(30,</text:p>
      <text:p text:style-name="Normal">88),</text:p>
      <text:p text:style-name="Normal">(30,</text:p>
      <text:p text:style-name="Normal">89),</text:p>
      <text:p text:style-name="Normal">(30,</text:p>
      <text:p text:style-name="Normal">90),</text:p>
      <text:p text:style-name="Normal">(30,</text:p>
      <text:p text:style-name="Normal">91),</text:p>
      <text:p text:style-name="Normal">(30,</text:p>
      <text:p text:style-name="Normal">92),</text:p>
      <text:p text:style-name="Normal">(30,</text:p>
      <text:p text:style-name="Normal">93),</text:p>
      <text:p text:style-name="Normal">(30,</text:p>
      <text:p text:style-name="Normal">94),</text:p>
      <text:p text:style-name="Normal">(30,</text:p>
      <text:p text:style-name="Normal">95),</text:p>
      <text:p text:style-name="Normal">(30,</text:p>
      <text:p text:style-name="Normal">96),</text:p>
      <text:p text:style-name="Normal">(30,</text:p>
      <text:p text:style-name="Normal">97),</text:p>
      <text:p text:style-name="Normal">(30,</text:p>
      <text:p text:style-name="Normal">98),</text:p>
      <text:p text:style-name="Normal">(30,</text:p>
      <text:p text:style-name="Normal">99),</text:p>
      <text:p text:style-name="Normal">(30,</text:p>
      <text:p text:style-name="Normal">100),</text:p>
      <text:p text:style-name="Normal">(31,</text:p>
      <text:p text:style-name="Normal">1),</text:p>
      <text:p text:style-name="Normal">(31,</text:p>
      <text:p text:style-name="Normal">2),</text:p>
      <text:soft-page-break/>
      <text:p text:style-name="Normal">(31,</text:p>
      <text:p text:style-name="Normal">3),</text:p>
      <text:p text:style-name="Normal">(31,</text:p>
      <text:p text:style-name="Normal">4),</text:p>
      <text:p text:style-name="Normal">(31,</text:p>
      <text:p text:style-name="Normal">5),</text:p>
      <text:p text:style-name="Normal">(31,</text:p>
      <text:p text:style-name="Normal">6),</text:p>
      <text:p text:style-name="Normal">(31,</text:p>
      <text:p text:style-name="Normal">7),</text:p>
      <text:p text:style-name="Normal">(31,</text:p>
      <text:p text:style-name="Normal">8),</text:p>
      <text:p text:style-name="Normal">(31,</text:p>
      <text:p text:style-name="Normal">9),</text:p>
      <text:p text:style-name="Normal">(31,</text:p>
      <text:p text:style-name="Normal">10),</text:p>
      <text:p text:style-name="Normal">(31,</text:p>
      <text:p text:style-name="Normal">11),</text:p>
      <text:p text:style-name="Normal">(31,</text:p>
      <text:p text:style-name="Normal">12),</text:p>
      <text:p text:style-name="Normal">(31,</text:p>
      <text:p text:style-name="Normal">13),</text:p>
      <text:p text:style-name="Normal">(31,</text:p>
      <text:p text:style-name="Normal">14),</text:p>
      <text:p text:style-name="Normal">(31,</text:p>
      <text:p text:style-name="Normal">15),</text:p>
      <text:p text:style-name="Normal">(31,</text:p>
      <text:p text:style-name="Normal">16),</text:p>
      <text:p text:style-name="Normal">(31,</text:p>
      <text:p text:style-name="Normal">17),</text:p>
      <text:p text:style-name="Normal">(31,</text:p>
      <text:soft-page-break/>
      <text:p text:style-name="Normal">18),</text:p>
      <text:p text:style-name="Normal">(31,</text:p>
      <text:p text:style-name="Normal">19),</text:p>
      <text:p text:style-name="Normal">(31,</text:p>
      <text:p text:style-name="Normal">20),</text:p>
      <text:p text:style-name="Normal">(31,</text:p>
      <text:p text:style-name="Normal">21),</text:p>
      <text:p text:style-name="Normal">(31,</text:p>
      <text:p text:style-name="Normal">22),</text:p>
      <text:p text:style-name="Normal">(31,</text:p>
      <text:p text:style-name="Normal">23),</text:p>
      <text:p text:style-name="Normal">(31,</text:p>
      <text:p text:style-name="Normal">24),</text:p>
      <text:p text:style-name="Normal">(31,</text:p>
      <text:p text:style-name="Normal">25),</text:p>
      <text:p text:style-name="Normal">(31,</text:p>
      <text:p text:style-name="Normal">26),</text:p>
      <text:p text:style-name="Normal">(31,</text:p>
      <text:p text:style-name="Normal">27),</text:p>
      <text:p text:style-name="Normal">(31,</text:p>
      <text:p text:style-name="Normal">28),</text:p>
      <text:p text:style-name="Normal">(31,</text:p>
      <text:p text:style-name="Normal">29),</text:p>
      <text:p text:style-name="Normal">(31,</text:p>
      <text:p text:style-name="Normal">30),</text:p>
      <text:p text:style-name="Normal">(31,</text:p>
      <text:p text:style-name="Normal">32),</text:p>
      <text:p text:style-name="Normal">(31,</text:p>
      <text:p text:style-name="Normal">33),</text:p>
      <text:p text:style-name="Normal">(31,</text:p>
      <text:p text:style-name="Normal">34),</text:p>
      <text:soft-page-break/>
      <text:p text:style-name="Normal">(31,</text:p>
      <text:p text:style-name="Normal">35),</text:p>
      <text:p text:style-name="Normal">(31,</text:p>
      <text:p text:style-name="Normal">36),</text:p>
      <text:p text:style-name="Normal">(31,</text:p>
      <text:p text:style-name="Normal">37),</text:p>
      <text:p text:style-name="Normal">(31,</text:p>
      <text:p text:style-name="Normal">38),</text:p>
      <text:p text:style-name="Normal">(31,</text:p>
      <text:p text:style-name="Normal">39),</text:p>
      <text:p text:style-name="Normal">(31,</text:p>
      <text:p text:style-name="Normal">40),</text:p>
      <text:p text:style-name="Normal">(31,</text:p>
      <text:p text:style-name="Normal">41),</text:p>
      <text:p text:style-name="Normal">(31,</text:p>
      <text:p text:style-name="Normal">42),</text:p>
      <text:p text:style-name="Normal">(31,</text:p>
      <text:p text:style-name="Normal">43),</text:p>
      <text:p text:style-name="Normal">(31,</text:p>
      <text:p text:style-name="Normal">44),</text:p>
      <text:p text:style-name="Normal">(31,</text:p>
      <text:p text:style-name="Normal">45),</text:p>
      <text:p text:style-name="Normal">(31,</text:p>
      <text:p text:style-name="Normal">46),</text:p>
      <text:p text:style-name="Normal">(31,</text:p>
      <text:p text:style-name="Normal">47),</text:p>
      <text:p text:style-name="Normal">(31,</text:p>
      <text:p text:style-name="Normal">48),</text:p>
      <text:p text:style-name="Normal">(31,</text:p>
      <text:p text:style-name="Normal">49),</text:p>
      <text:p text:style-name="Normal">(31,</text:p>
      <text:soft-page-break/>
      <text:p text:style-name="Normal">50),</text:p>
      <text:p text:style-name="Normal">(31,</text:p>
      <text:p text:style-name="Normal">51),</text:p>
      <text:p text:style-name="Normal">(31,</text:p>
      <text:p text:style-name="Normal">52),</text:p>
      <text:p text:style-name="Normal">(31,</text:p>
      <text:p text:style-name="Normal">53),</text:p>
      <text:p text:style-name="Normal">(31,</text:p>
      <text:p text:style-name="Normal">54),</text:p>
      <text:p text:style-name="Normal">(31,</text:p>
      <text:p text:style-name="Normal">55),</text:p>
      <text:p text:style-name="Normal">(31,</text:p>
      <text:p text:style-name="Normal">56),</text:p>
      <text:p text:style-name="Normal">(31,</text:p>
      <text:p text:style-name="Normal">57),</text:p>
      <text:p text:style-name="Normal">(31,</text:p>
      <text:p text:style-name="Normal">58),</text:p>
      <text:p text:style-name="Normal">(31,</text:p>
      <text:p text:style-name="Normal">59),</text:p>
      <text:p text:style-name="Normal">(31,</text:p>
      <text:p text:style-name="Normal">60),</text:p>
      <text:p text:style-name="Normal">(31,</text:p>
      <text:p text:style-name="Normal">61),</text:p>
      <text:p text:style-name="Normal">(31,</text:p>
      <text:p text:style-name="Normal">62),</text:p>
      <text:p text:style-name="Normal">(31,</text:p>
      <text:p text:style-name="Normal">63),</text:p>
      <text:p text:style-name="Normal">(31,</text:p>
      <text:p text:style-name="Normal">64),</text:p>
      <text:p text:style-name="Normal">(31,</text:p>
      <text:p text:style-name="Normal">65),</text:p>
      <text:soft-page-break/>
      <text:p text:style-name="Normal">(31,</text:p>
      <text:p text:style-name="Normal">66),</text:p>
      <text:p text:style-name="Normal">(31,</text:p>
      <text:p text:style-name="Normal">67),</text:p>
      <text:p text:style-name="Normal">(31,</text:p>
      <text:p text:style-name="Normal">68),</text:p>
      <text:p text:style-name="Normal">(31,</text:p>
      <text:p text:style-name="Normal">69),</text:p>
      <text:p text:style-name="Normal">(31,</text:p>
      <text:p text:style-name="Normal">70),</text:p>
      <text:p text:style-name="Normal">(31,</text:p>
      <text:p text:style-name="Normal">71),</text:p>
      <text:p text:style-name="Normal">(31,</text:p>
      <text:p text:style-name="Normal">72),</text:p>
      <text:p text:style-name="Normal">(31,</text:p>
      <text:p text:style-name="Normal">73),</text:p>
      <text:p text:style-name="Normal">(31,</text:p>
      <text:p text:style-name="Normal">74),</text:p>
      <text:p text:style-name="Normal">(31,</text:p>
      <text:p text:style-name="Normal">75),</text:p>
      <text:p text:style-name="Normal">(31,</text:p>
      <text:p text:style-name="Normal">76),</text:p>
      <text:p text:style-name="Normal">(31,</text:p>
      <text:p text:style-name="Normal">77),</text:p>
      <text:p text:style-name="Normal">(31,</text:p>
      <text:p text:style-name="Normal">78),</text:p>
      <text:p text:style-name="Normal">(31,</text:p>
      <text:p text:style-name="Normal">79),</text:p>
      <text:p text:style-name="Normal">(31,</text:p>
      <text:p text:style-name="Normal">80),</text:p>
      <text:p text:style-name="Normal">(31,</text:p>
      <text:soft-page-break/>
      <text:p text:style-name="Normal">81),</text:p>
      <text:p text:style-name="Normal">(31,</text:p>
      <text:p text:style-name="Normal">82),</text:p>
      <text:p text:style-name="Normal">(31,</text:p>
      <text:p text:style-name="Normal">83),</text:p>
      <text:p text:style-name="Normal">(31,</text:p>
      <text:p text:style-name="Normal">84),</text:p>
      <text:p text:style-name="Normal">(31,</text:p>
      <text:p text:style-name="Normal">85),</text:p>
      <text:p text:style-name="Normal">(31,</text:p>
      <text:p text:style-name="Normal">86),</text:p>
      <text:p text:style-name="Normal">(31,</text:p>
      <text:p text:style-name="Normal">87),</text:p>
      <text:p text:style-name="Normal">(31,</text:p>
      <text:p text:style-name="Normal">88),</text:p>
      <text:p text:style-name="Normal">(31,</text:p>
      <text:p text:style-name="Normal">89),</text:p>
      <text:p text:style-name="Normal">(31,</text:p>
      <text:p text:style-name="Normal">90),</text:p>
      <text:p text:style-name="Normal">(31,</text:p>
      <text:p text:style-name="Normal">91),</text:p>
      <text:p text:style-name="Normal">(31,</text:p>
      <text:p text:style-name="Normal">92),</text:p>
      <text:p text:style-name="Normal">(31,</text:p>
      <text:p text:style-name="Normal">93),</text:p>
      <text:p text:style-name="Normal">(31,</text:p>
      <text:p text:style-name="Normal">94),</text:p>
      <text:p text:style-name="Normal">(31,</text:p>
      <text:p text:style-name="Normal">95),</text:p>
      <text:p text:style-name="Normal">(31,</text:p>
      <text:p text:style-name="Normal">96),</text:p>
      <text:soft-page-break/>
      <text:p text:style-name="Normal">(31,</text:p>
      <text:p text:style-name="Normal">97),</text:p>
      <text:p text:style-name="Normal">(31,</text:p>
      <text:p text:style-name="Normal">98),</text:p>
      <text:p text:style-name="Normal">(31,</text:p>
      <text:p text:style-name="Normal">99),</text:p>
      <text:p text:style-name="Normal">(31,</text:p>
      <text:p text:style-name="Normal">100),</text:p>
      <text:p text:style-name="Normal">(32,</text:p>
      <text:p text:style-name="Normal">1),</text:p>
      <text:p text:style-name="Normal">(32,</text:p>
      <text:p text:style-name="Normal">2),</text:p>
      <text:p text:style-name="Normal">(32,</text:p>
      <text:p text:style-name="Normal">3),</text:p>
      <text:p text:style-name="Normal">(32,</text:p>
      <text:p text:style-name="Normal">4),</text:p>
      <text:p text:style-name="Normal">(32,</text:p>
      <text:p text:style-name="Normal">5),</text:p>
      <text:p text:style-name="Normal">(32,</text:p>
      <text:p text:style-name="Normal">6),</text:p>
      <text:p text:style-name="Normal">(32,</text:p>
      <text:p text:style-name="Normal">7),</text:p>
      <text:p text:style-name="Normal">(32,</text:p>
      <text:p text:style-name="Normal">8),</text:p>
      <text:p text:style-name="Normal">(32,</text:p>
      <text:p text:style-name="Normal">9),</text:p>
      <text:p text:style-name="Normal">(32,</text:p>
      <text:p text:style-name="Normal">10),</text:p>
      <text:p text:style-name="Normal">(32,</text:p>
      <text:p text:style-name="Normal">11),</text:p>
      <text:p text:style-name="Normal">(32,</text:p>
      <text:soft-page-break/>
      <text:p text:style-name="Normal">12),</text:p>
      <text:p text:style-name="Normal">(32,</text:p>
      <text:p text:style-name="Normal">13),</text:p>
      <text:p text:style-name="Normal">(32,</text:p>
      <text:p text:style-name="Normal">14),</text:p>
      <text:p text:style-name="Normal">(32,</text:p>
      <text:p text:style-name="Normal">15),</text:p>
      <text:p text:style-name="Normal">(32,</text:p>
      <text:p text:style-name="Normal">16),</text:p>
      <text:p text:style-name="Normal">(32,</text:p>
      <text:p text:style-name="Normal">17),</text:p>
      <text:p text:style-name="Normal">(32,</text:p>
      <text:p text:style-name="Normal">18),</text:p>
      <text:p text:style-name="Normal">(32,</text:p>
      <text:p text:style-name="Normal">19),</text:p>
      <text:p text:style-name="Normal">(32,</text:p>
      <text:p text:style-name="Normal">20),</text:p>
      <text:p text:style-name="Normal">(32,</text:p>
      <text:p text:style-name="Normal">21),</text:p>
      <text:p text:style-name="Normal">(32,</text:p>
      <text:p text:style-name="Normal">22),</text:p>
      <text:p text:style-name="Normal">(32,</text:p>
      <text:p text:style-name="Normal">23),</text:p>
      <text:p text:style-name="Normal">(32,</text:p>
      <text:p text:style-name="Normal">24),</text:p>
      <text:p text:style-name="Normal">(32,</text:p>
      <text:p text:style-name="Normal">25),</text:p>
      <text:p text:style-name="Normal">(32,</text:p>
      <text:p text:style-name="Normal">26),</text:p>
      <text:p text:style-name="Normal">(32,</text:p>
      <text:p text:style-name="Normal">27),</text:p>
      <text:soft-page-break/>
      <text:p text:style-name="Normal">(32,</text:p>
      <text:p text:style-name="Normal">28),</text:p>
      <text:p text:style-name="Normal">(32,</text:p>
      <text:p text:style-name="Normal">29),</text:p>
      <text:p text:style-name="Normal">(32,</text:p>
      <text:p text:style-name="Normal">30),</text:p>
      <text:p text:style-name="Normal">(32,</text:p>
      <text:p text:style-name="Normal">31),</text:p>
      <text:p text:style-name="Normal">(32,</text:p>
      <text:p text:style-name="Normal">33),</text:p>
      <text:p text:style-name="Normal">(32,</text:p>
      <text:p text:style-name="Normal">34),</text:p>
      <text:p text:style-name="Normal">(32,</text:p>
      <text:p text:style-name="Normal">35),</text:p>
      <text:p text:style-name="Normal">(32,</text:p>
      <text:p text:style-name="Normal">36),</text:p>
      <text:p text:style-name="Normal">(32,</text:p>
      <text:p text:style-name="Normal">37),</text:p>
      <text:p text:style-name="Normal">(32,</text:p>
      <text:p text:style-name="Normal">38),</text:p>
      <text:p text:style-name="Normal">(32,</text:p>
      <text:p text:style-name="Normal">39),</text:p>
      <text:p text:style-name="Normal">(32,</text:p>
      <text:p text:style-name="Normal">40),</text:p>
      <text:p text:style-name="Normal">(32,</text:p>
      <text:p text:style-name="Normal">41),</text:p>
      <text:p text:style-name="Normal">(32,</text:p>
      <text:p text:style-name="Normal">42),</text:p>
      <text:p text:style-name="Normal">(32,</text:p>
      <text:p text:style-name="Normal">43),</text:p>
      <text:p text:style-name="Normal">(32,</text:p>
      <text:soft-page-break/>
      <text:p text:style-name="Normal">44),</text:p>
      <text:p text:style-name="Normal">(32,</text:p>
      <text:p text:style-name="Normal">45),</text:p>
      <text:p text:style-name="Normal">(32,</text:p>
      <text:p text:style-name="Normal">46),</text:p>
      <text:p text:style-name="Normal">(32,</text:p>
      <text:p text:style-name="Normal">47),</text:p>
      <text:p text:style-name="Normal">(32,</text:p>
      <text:p text:style-name="Normal">48),</text:p>
      <text:p text:style-name="Normal">(32,</text:p>
      <text:p text:style-name="Normal">49),</text:p>
      <text:p text:style-name="Normal">(32,</text:p>
      <text:p text:style-name="Normal">50),</text:p>
      <text:p text:style-name="Normal">(32,</text:p>
      <text:p text:style-name="Normal">51),</text:p>
      <text:p text:style-name="Normal">(32,</text:p>
      <text:p text:style-name="Normal">52),</text:p>
      <text:p text:style-name="Normal">(32,</text:p>
      <text:p text:style-name="Normal">53),</text:p>
      <text:p text:style-name="Normal">(32,</text:p>
      <text:p text:style-name="Normal">54),</text:p>
      <text:p text:style-name="Normal">(32,</text:p>
      <text:p text:style-name="Normal">55),</text:p>
      <text:p text:style-name="Normal">(32,</text:p>
      <text:p text:style-name="Normal">56),</text:p>
      <text:p text:style-name="Normal">(32,</text:p>
      <text:p text:style-name="Normal">57),</text:p>
      <text:p text:style-name="Normal">(32,</text:p>
      <text:p text:style-name="Normal">58),</text:p>
      <text:p text:style-name="Normal">(32,</text:p>
      <text:p text:style-name="Normal">59),</text:p>
      <text:soft-page-break/>
      <text:p text:style-name="Normal">(32,</text:p>
      <text:p text:style-name="Normal">60),</text:p>
      <text:p text:style-name="Normal">(32,</text:p>
      <text:p text:style-name="Normal">61),</text:p>
      <text:p text:style-name="Normal">(32,</text:p>
      <text:p text:style-name="Normal">62),</text:p>
      <text:p text:style-name="Normal">(32,</text:p>
      <text:p text:style-name="Normal">63),</text:p>
      <text:p text:style-name="Normal">(32,</text:p>
      <text:p text:style-name="Normal">64),</text:p>
      <text:p text:style-name="Normal">(32,</text:p>
      <text:p text:style-name="Normal">65),</text:p>
      <text:p text:style-name="Normal">(32,</text:p>
      <text:p text:style-name="Normal">66),</text:p>
      <text:p text:style-name="Normal">(32,</text:p>
      <text:p text:style-name="Normal">67),</text:p>
      <text:p text:style-name="Normal">(32,</text:p>
      <text:p text:style-name="Normal">68),</text:p>
      <text:p text:style-name="Normal">(32,</text:p>
      <text:p text:style-name="Normal">69),</text:p>
      <text:p text:style-name="Normal">(32,</text:p>
      <text:p text:style-name="Normal">70),</text:p>
      <text:p text:style-name="Normal">(32,</text:p>
      <text:p text:style-name="Normal">71),</text:p>
      <text:p text:style-name="Normal">(32,</text:p>
      <text:p text:style-name="Normal">72),</text:p>
      <text:p text:style-name="Normal">(32,</text:p>
      <text:p text:style-name="Normal">73),</text:p>
      <text:p text:style-name="Normal">(32,</text:p>
      <text:p text:style-name="Normal">74),</text:p>
      <text:p text:style-name="Normal">(32,</text:p>
      <text:soft-page-break/>
      <text:p text:style-name="Normal">75),</text:p>
      <text:p text:style-name="Normal">(32,</text:p>
      <text:p text:style-name="Normal">76),</text:p>
      <text:p text:style-name="Normal">(32,</text:p>
      <text:p text:style-name="Normal">77),</text:p>
      <text:p text:style-name="Normal">(32,</text:p>
      <text:p text:style-name="Normal">78),</text:p>
      <text:p text:style-name="Normal">(32,</text:p>
      <text:p text:style-name="Normal">79),</text:p>
      <text:p text:style-name="Normal">(32,</text:p>
      <text:p text:style-name="Normal">80),</text:p>
      <text:p text:style-name="Normal">(32,</text:p>
      <text:p text:style-name="Normal">81),</text:p>
      <text:p text:style-name="Normal">(32,</text:p>
      <text:p text:style-name="Normal">82),</text:p>
      <text:p text:style-name="Normal">(32,</text:p>
      <text:p text:style-name="Normal">83),</text:p>
      <text:p text:style-name="Normal">(32,</text:p>
      <text:p text:style-name="Normal">84),</text:p>
      <text:p text:style-name="Normal">(32,</text:p>
      <text:p text:style-name="Normal">85),</text:p>
      <text:p text:style-name="Normal">(32,</text:p>
      <text:p text:style-name="Normal">86),</text:p>
      <text:p text:style-name="Normal">(32,</text:p>
      <text:p text:style-name="Normal">87),</text:p>
      <text:p text:style-name="Normal">(32,</text:p>
      <text:p text:style-name="Normal">88),</text:p>
      <text:p text:style-name="Normal">(32,</text:p>
      <text:p text:style-name="Normal">89),</text:p>
      <text:p text:style-name="Normal">(32,</text:p>
      <text:p text:style-name="Normal">90),</text:p>
      <text:soft-page-break/>
      <text:p text:style-name="Normal">(32,</text:p>
      <text:p text:style-name="Normal">91),</text:p>
      <text:p text:style-name="Normal">(32,</text:p>
      <text:p text:style-name="Normal">92),</text:p>
      <text:p text:style-name="Normal">(32,</text:p>
      <text:p text:style-name="Normal">93),</text:p>
      <text:p text:style-name="Normal">(32,</text:p>
      <text:p text:style-name="Normal">94),</text:p>
      <text:p text:style-name="Normal">(32,</text:p>
      <text:p text:style-name="Normal">95),</text:p>
      <text:p text:style-name="Normal">(32,</text:p>
      <text:p text:style-name="Normal">96),</text:p>
      <text:p text:style-name="Normal">(32,</text:p>
      <text:p text:style-name="Normal">97),</text:p>
      <text:p text:style-name="Normal">(32,</text:p>
      <text:p text:style-name="Normal">98),</text:p>
      <text:p text:style-name="Normal">(32,</text:p>
      <text:p text:style-name="Normal">99),</text:p>
      <text:p text:style-name="Normal">(32,</text:p>
      <text:p text:style-name="Normal">100),</text:p>
      <text:p text:style-name="Normal">(33,</text:p>
      <text:p text:style-name="Normal">1),</text:p>
      <text:p text:style-name="Normal">(33,</text:p>
      <text:p text:style-name="Normal">2),</text:p>
      <text:p text:style-name="Normal">(33,</text:p>
      <text:p text:style-name="Normal">3),</text:p>
      <text:p text:style-name="Normal">(33,</text:p>
      <text:p text:style-name="Normal">4),</text:p>
      <text:p text:style-name="Normal">(33,</text:p>
      <text:p text:style-name="Normal">5),</text:p>
      <text:p text:style-name="Normal">(33,</text:p>
      <text:soft-page-break/>
      <text:p text:style-name="Normal">6),</text:p>
      <text:p text:style-name="Normal">(33,</text:p>
      <text:p text:style-name="Normal">7),</text:p>
      <text:p text:style-name="Normal">(33,</text:p>
      <text:p text:style-name="Normal">8),</text:p>
      <text:p text:style-name="Normal">(33,</text:p>
      <text:p text:style-name="Normal">9),</text:p>
      <text:p text:style-name="Normal">(33,</text:p>
      <text:p text:style-name="Normal">10),</text:p>
      <text:p text:style-name="Normal">(33,</text:p>
      <text:p text:style-name="Normal">11),</text:p>
      <text:p text:style-name="Normal">(33,</text:p>
      <text:p text:style-name="Normal">12),</text:p>
      <text:p text:style-name="Normal">(33,</text:p>
      <text:p text:style-name="Normal">13),</text:p>
      <text:p text:style-name="Normal">(33,</text:p>
      <text:p text:style-name="Normal">14),</text:p>
      <text:p text:style-name="Normal">(33,</text:p>
      <text:p text:style-name="Normal">15),</text:p>
      <text:p text:style-name="Normal">(33,</text:p>
      <text:p text:style-name="Normal">16),</text:p>
      <text:p text:style-name="Normal">(33,</text:p>
      <text:p text:style-name="Normal">17),</text:p>
      <text:p text:style-name="Normal">(33,</text:p>
      <text:p text:style-name="Normal">18),</text:p>
      <text:p text:style-name="Normal">(33,</text:p>
      <text:p text:style-name="Normal">19),</text:p>
      <text:p text:style-name="Normal">(33,</text:p>
      <text:p text:style-name="Normal">20),</text:p>
      <text:p text:style-name="Normal">(33,</text:p>
      <text:p text:style-name="Normal">21),</text:p>
      <text:soft-page-break/>
      <text:p text:style-name="Normal">(33,</text:p>
      <text:p text:style-name="Normal">22),</text:p>
      <text:p text:style-name="Normal">(33,</text:p>
      <text:p text:style-name="Normal">23),</text:p>
      <text:p text:style-name="Normal">(33,</text:p>
      <text:p text:style-name="Normal">24),</text:p>
      <text:p text:style-name="Normal">(33,</text:p>
      <text:p text:style-name="Normal">25),</text:p>
      <text:p text:style-name="Normal">(33,</text:p>
      <text:p text:style-name="Normal">26),</text:p>
      <text:p text:style-name="Normal">(33,</text:p>
      <text:p text:style-name="Normal">27),</text:p>
      <text:p text:style-name="Normal">(33,</text:p>
      <text:p text:style-name="Normal">28),</text:p>
      <text:p text:style-name="Normal">(33,</text:p>
      <text:p text:style-name="Normal">29),</text:p>
      <text:p text:style-name="Normal">(33,</text:p>
      <text:p text:style-name="Normal">30),</text:p>
      <text:p text:style-name="Normal">(33,</text:p>
      <text:p text:style-name="Normal">31),</text:p>
      <text:p text:style-name="Normal">(33,</text:p>
      <text:p text:style-name="Normal">32),</text:p>
      <text:p text:style-name="Normal">(33,</text:p>
      <text:p text:style-name="Normal">34),</text:p>
      <text:p text:style-name="Normal">(33,</text:p>
      <text:p text:style-name="Normal">35),</text:p>
      <text:p text:style-name="Normal">(33,</text:p>
      <text:p text:style-name="Normal">36),</text:p>
      <text:p text:style-name="Normal">(33,</text:p>
      <text:p text:style-name="Normal">37),</text:p>
      <text:p text:style-name="Normal">(33,</text:p>
      <text:soft-page-break/>
      <text:p text:style-name="Normal">38),</text:p>
      <text:p text:style-name="Normal">(33,</text:p>
      <text:p text:style-name="Normal">39),</text:p>
      <text:p text:style-name="Normal">(33,</text:p>
      <text:p text:style-name="Normal">40),</text:p>
      <text:p text:style-name="Normal">(33,</text:p>
      <text:p text:style-name="Normal">41),</text:p>
      <text:p text:style-name="Normal">(33,</text:p>
      <text:p text:style-name="Normal">42),</text:p>
      <text:p text:style-name="Normal">(33,</text:p>
      <text:p text:style-name="Normal">43),</text:p>
      <text:p text:style-name="Normal">(33,</text:p>
      <text:p text:style-name="Normal">44),</text:p>
      <text:p text:style-name="Normal">(33,</text:p>
      <text:p text:style-name="Normal">45),</text:p>
      <text:p text:style-name="Normal">(33,</text:p>
      <text:p text:style-name="Normal">46),</text:p>
      <text:p text:style-name="Normal">(33,</text:p>
      <text:p text:style-name="Normal">47),</text:p>
      <text:p text:style-name="Normal">(33,</text:p>
      <text:p text:style-name="Normal">48),</text:p>
      <text:p text:style-name="Normal">(33,</text:p>
      <text:p text:style-name="Normal">49),</text:p>
      <text:p text:style-name="Normal">(33,</text:p>
      <text:p text:style-name="Normal">50),</text:p>
      <text:p text:style-name="Normal">(33,</text:p>
      <text:p text:style-name="Normal">51),</text:p>
      <text:p text:style-name="Normal">(33,</text:p>
      <text:p text:style-name="Normal">52),</text:p>
      <text:p text:style-name="Normal">(33,</text:p>
      <text:p text:style-name="Normal">53),</text:p>
      <text:soft-page-break/>
      <text:p text:style-name="Normal">(33,</text:p>
      <text:p text:style-name="Normal">54),</text:p>
      <text:p text:style-name="Normal">(33,</text:p>
      <text:p text:style-name="Normal">55),</text:p>
      <text:p text:style-name="Normal">(33,</text:p>
      <text:p text:style-name="Normal">56),</text:p>
      <text:p text:style-name="Normal">(33,</text:p>
      <text:p text:style-name="Normal">57),</text:p>
      <text:p text:style-name="Normal">(33,</text:p>
      <text:p text:style-name="Normal">58),</text:p>
      <text:p text:style-name="Normal">(33,</text:p>
      <text:p text:style-name="Normal">59),</text:p>
      <text:p text:style-name="Normal">(33,</text:p>
      <text:p text:style-name="Normal">60),</text:p>
      <text:p text:style-name="Normal">(33,</text:p>
      <text:p text:style-name="Normal">61),</text:p>
      <text:p text:style-name="Normal">(33,</text:p>
      <text:p text:style-name="Normal">62),</text:p>
      <text:p text:style-name="Normal">(33,</text:p>
      <text:p text:style-name="Normal">63),</text:p>
      <text:p text:style-name="Normal">(33,</text:p>
      <text:p text:style-name="Normal">64),</text:p>
      <text:p text:style-name="Normal">(33,</text:p>
      <text:p text:style-name="Normal">65),</text:p>
      <text:p text:style-name="Normal">(33,</text:p>
      <text:p text:style-name="Normal">66),</text:p>
      <text:p text:style-name="Normal">(33,</text:p>
      <text:p text:style-name="Normal">67),</text:p>
      <text:p text:style-name="Normal">(33,</text:p>
      <text:p text:style-name="Normal">68),</text:p>
      <text:p text:style-name="Normal">(33,</text:p>
      <text:soft-page-break/>
      <text:p text:style-name="Normal">69),</text:p>
      <text:p text:style-name="Normal">(33,</text:p>
      <text:p text:style-name="Normal">70),</text:p>
      <text:p text:style-name="Normal">(33,</text:p>
      <text:p text:style-name="Normal">71),</text:p>
      <text:p text:style-name="Normal">(33,</text:p>
      <text:p text:style-name="Normal">72),</text:p>
      <text:p text:style-name="Normal">(33,</text:p>
      <text:p text:style-name="Normal">73),</text:p>
      <text:p text:style-name="Normal">(33,</text:p>
      <text:p text:style-name="Normal">74),</text:p>
      <text:p text:style-name="Normal">(33,</text:p>
      <text:p text:style-name="Normal">75),</text:p>
      <text:p text:style-name="Normal">(33,</text:p>
      <text:p text:style-name="Normal">76),</text:p>
      <text:p text:style-name="Normal">(33,</text:p>
      <text:p text:style-name="Normal">77),</text:p>
      <text:p text:style-name="Normal">(33,</text:p>
      <text:p text:style-name="Normal">78),</text:p>
      <text:p text:style-name="Normal">(33,</text:p>
      <text:p text:style-name="Normal">79),</text:p>
      <text:p text:style-name="Normal">(33,</text:p>
      <text:p text:style-name="Normal">80),</text:p>
      <text:p text:style-name="Normal">(33,</text:p>
      <text:p text:style-name="Normal">81),</text:p>
      <text:p text:style-name="Normal">(33,</text:p>
      <text:p text:style-name="Normal">82),</text:p>
      <text:p text:style-name="Normal">(33,</text:p>
      <text:p text:style-name="Normal">83),</text:p>
      <text:p text:style-name="Normal">(33,</text:p>
      <text:p text:style-name="Normal">84),</text:p>
      <text:soft-page-break/>
      <text:p text:style-name="Normal">(33,</text:p>
      <text:p text:style-name="Normal">85),</text:p>
      <text:p text:style-name="Normal">(33,</text:p>
      <text:p text:style-name="Normal">86),</text:p>
      <text:p text:style-name="Normal">(33,</text:p>
      <text:p text:style-name="Normal">87),</text:p>
      <text:p text:style-name="Normal">(33,</text:p>
      <text:p text:style-name="Normal">88),</text:p>
      <text:p text:style-name="Normal">(33,</text:p>
      <text:p text:style-name="Normal">89),</text:p>
      <text:p text:style-name="Normal">(33,</text:p>
      <text:p text:style-name="Normal">90),</text:p>
      <text:p text:style-name="Normal">(33,</text:p>
      <text:p text:style-name="Normal">91),</text:p>
      <text:p text:style-name="Normal">(33,</text:p>
      <text:p text:style-name="Normal">92),</text:p>
      <text:p text:style-name="Normal">(33,</text:p>
      <text:p text:style-name="Normal">93),</text:p>
      <text:p text:style-name="Normal">(33,</text:p>
      <text:p text:style-name="Normal">94),</text:p>
      <text:p text:style-name="Normal">(33,</text:p>
      <text:p text:style-name="Normal">95),</text:p>
      <text:p text:style-name="Normal">(33,</text:p>
      <text:p text:style-name="Normal">96),</text:p>
      <text:p text:style-name="Normal">(33,</text:p>
      <text:p text:style-name="Normal">97),</text:p>
      <text:p text:style-name="Normal">(33,</text:p>
      <text:p text:style-name="Normal">98),</text:p>
      <text:p text:style-name="Normal">(33,</text:p>
      <text:p text:style-name="Normal">99),</text:p>
      <text:p text:style-name="Normal">(33,</text:p>
      <text:soft-page-break/>
      <text:p text:style-name="Normal">100),</text:p>
      <text:p text:style-name="Normal">(35,</text:p>
      <text:p text:style-name="Normal">1),</text:p>
      <text:p text:style-name="Normal">(35,</text:p>
      <text:p text:style-name="Normal">2),</text:p>
      <text:p text:style-name="Normal">(35,</text:p>
      <text:p text:style-name="Normal">3),</text:p>
      <text:p text:style-name="Normal">(35,</text:p>
      <text:p text:style-name="Normal">4),</text:p>
      <text:p text:style-name="Normal">(35,</text:p>
      <text:p text:style-name="Normal">5),</text:p>
      <text:p text:style-name="Normal">(35,</text:p>
      <text:p text:style-name="Normal">6),</text:p>
      <text:p text:style-name="Normal">(35,</text:p>
      <text:p text:style-name="Normal">7),</text:p>
      <text:p text:style-name="Normal">(35,</text:p>
      <text:p text:style-name="Normal">8),</text:p>
      <text:p text:style-name="Normal">(35,</text:p>
      <text:p text:style-name="Normal">9),</text:p>
      <text:p text:style-name="Normal">(35,</text:p>
      <text:p text:style-name="Normal">10),</text:p>
      <text:p text:style-name="Normal">(35,</text:p>
      <text:p text:style-name="Normal">11),</text:p>
      <text:p text:style-name="Normal">(35,</text:p>
      <text:p text:style-name="Normal">12),</text:p>
      <text:p text:style-name="Normal">(35,</text:p>
      <text:p text:style-name="Normal">13),</text:p>
      <text:p text:style-name="Normal">(35,</text:p>
      <text:p text:style-name="Normal">14),</text:p>
      <text:p text:style-name="Normal">(35,</text:p>
      <text:p text:style-name="Normal">15),</text:p>
      <text:soft-page-break/>
      <text:p text:style-name="Normal">(35,</text:p>
      <text:p text:style-name="Normal">16),</text:p>
      <text:p text:style-name="Normal">(35,</text:p>
      <text:p text:style-name="Normal">17),</text:p>
      <text:p text:style-name="Normal">(35,</text:p>
      <text:p text:style-name="Normal">18),</text:p>
      <text:p text:style-name="Normal">(35,</text:p>
      <text:p text:style-name="Normal">19),</text:p>
      <text:p text:style-name="Normal">(35,</text:p>
      <text:p text:style-name="Normal">20),</text:p>
      <text:p text:style-name="Normal">(35,</text:p>
      <text:p text:style-name="Normal">21),</text:p>
      <text:p text:style-name="Normal">(35,</text:p>
      <text:p text:style-name="Normal">22),</text:p>
      <text:p text:style-name="Normal">(35,</text:p>
      <text:p text:style-name="Normal">23),</text:p>
      <text:p text:style-name="Normal">(35,</text:p>
      <text:p text:style-name="Normal">24),</text:p>
      <text:p text:style-name="Normal">(35,</text:p>
      <text:p text:style-name="Normal">25),</text:p>
      <text:p text:style-name="Normal">(35,</text:p>
      <text:p text:style-name="Normal">26),</text:p>
      <text:p text:style-name="Normal">(35,</text:p>
      <text:p text:style-name="Normal">27),</text:p>
      <text:p text:style-name="Normal">(35,</text:p>
      <text:p text:style-name="Normal">28),</text:p>
      <text:p text:style-name="Normal">(35,</text:p>
      <text:p text:style-name="Normal">29),</text:p>
      <text:p text:style-name="Normal">(35,</text:p>
      <text:p text:style-name="Normal">30),</text:p>
      <text:p text:style-name="Normal">(35,</text:p>
      <text:soft-page-break/>
      <text:p text:style-name="Normal">31),</text:p>
      <text:p text:style-name="Normal">(35,</text:p>
      <text:p text:style-name="Normal">32),</text:p>
      <text:p text:style-name="Normal">(35,</text:p>
      <text:p text:style-name="Normal">33),</text:p>
      <text:p text:style-name="Normal">(35,</text:p>
      <text:p text:style-name="Normal">34),</text:p>
      <text:p text:style-name="Normal">(35,</text:p>
      <text:p text:style-name="Normal">36),</text:p>
      <text:p text:style-name="Normal">(35,</text:p>
      <text:p text:style-name="Normal">37),</text:p>
      <text:p text:style-name="Normal">(35,</text:p>
      <text:p text:style-name="Normal">38),</text:p>
      <text:p text:style-name="Normal">(35,</text:p>
      <text:p text:style-name="Normal">39),</text:p>
      <text:p text:style-name="Normal">(35,</text:p>
      <text:p text:style-name="Normal">40),</text:p>
      <text:p text:style-name="Normal">(35,</text:p>
      <text:p text:style-name="Normal">41),</text:p>
      <text:p text:style-name="Normal">(35,</text:p>
      <text:p text:style-name="Normal">42),</text:p>
      <text:p text:style-name="Normal">(35,</text:p>
      <text:p text:style-name="Normal">43),</text:p>
      <text:p text:style-name="Normal">(35,</text:p>
      <text:p text:style-name="Normal">44),</text:p>
      <text:p text:style-name="Normal">(35,</text:p>
      <text:p text:style-name="Normal">45),</text:p>
      <text:p text:style-name="Normal">(35,</text:p>
      <text:p text:style-name="Normal">46),</text:p>
      <text:p text:style-name="Normal">(35,</text:p>
      <text:p text:style-name="Normal">47),</text:p>
      <text:soft-page-break/>
      <text:p text:style-name="Normal">(35,</text:p>
      <text:p text:style-name="Normal">48),</text:p>
      <text:p text:style-name="Normal">(35,</text:p>
      <text:p text:style-name="Normal">49),</text:p>
      <text:p text:style-name="Normal">(35,</text:p>
      <text:p text:style-name="Normal">50),</text:p>
      <text:p text:style-name="Normal">(35,</text:p>
      <text:p text:style-name="Normal">51),</text:p>
      <text:p text:style-name="Normal">(35,</text:p>
      <text:p text:style-name="Normal">52),</text:p>
      <text:p text:style-name="Normal">(35,</text:p>
      <text:p text:style-name="Normal">53),</text:p>
      <text:p text:style-name="Normal">(35,</text:p>
      <text:p text:style-name="Normal">54),</text:p>
      <text:p text:style-name="Normal">(35,</text:p>
      <text:p text:style-name="Normal">55),</text:p>
      <text:p text:style-name="Normal">(35,</text:p>
      <text:p text:style-name="Normal">56),</text:p>
      <text:p text:style-name="Normal">(35,</text:p>
      <text:p text:style-name="Normal">57),</text:p>
      <text:p text:style-name="Normal">(35,</text:p>
      <text:p text:style-name="Normal">58),</text:p>
      <text:p text:style-name="Normal">(35,</text:p>
      <text:p text:style-name="Normal">59),</text:p>
      <text:p text:style-name="Normal">(35,</text:p>
      <text:p text:style-name="Normal">60),</text:p>
      <text:p text:style-name="Normal">(35,</text:p>
      <text:p text:style-name="Normal">61),</text:p>
      <text:p text:style-name="Normal">(35,</text:p>
      <text:p text:style-name="Normal">62),</text:p>
      <text:p text:style-name="Normal">(35,</text:p>
      <text:soft-page-break/>
      <text:p text:style-name="Normal">63),</text:p>
      <text:p text:style-name="Normal">(35,</text:p>
      <text:p text:style-name="Normal">64),</text:p>
      <text:p text:style-name="Normal">(35,</text:p>
      <text:p text:style-name="Normal">65),</text:p>
      <text:p text:style-name="Normal">(35,</text:p>
      <text:p text:style-name="Normal">66),</text:p>
      <text:p text:style-name="Normal">(35,</text:p>
      <text:p text:style-name="Normal">67),</text:p>
      <text:p text:style-name="Normal">(35,</text:p>
      <text:p text:style-name="Normal">68),</text:p>
      <text:p text:style-name="Normal">(35,</text:p>
      <text:p text:style-name="Normal">69),</text:p>
      <text:p text:style-name="Normal">(35,</text:p>
      <text:p text:style-name="Normal">70),</text:p>
      <text:p text:style-name="Normal">(35,</text:p>
      <text:p text:style-name="Normal">71),</text:p>
      <text:p text:style-name="Normal">(35,</text:p>
      <text:p text:style-name="Normal">72),</text:p>
      <text:p text:style-name="Normal">(35,</text:p>
      <text:p text:style-name="Normal">73),</text:p>
      <text:p text:style-name="Normal">(35,</text:p>
      <text:p text:style-name="Normal">74),</text:p>
      <text:p text:style-name="Normal">(35,</text:p>
      <text:p text:style-name="Normal">75),</text:p>
      <text:p text:style-name="Normal">(35,</text:p>
      <text:p text:style-name="Normal">76),</text:p>
      <text:p text:style-name="Normal">(35,</text:p>
      <text:p text:style-name="Normal">77),</text:p>
      <text:p text:style-name="Normal">(35,</text:p>
      <text:p text:style-name="Normal">78),</text:p>
      <text:soft-page-break/>
      <text:p text:style-name="Normal">(35,</text:p>
      <text:p text:style-name="Normal">79),</text:p>
      <text:p text:style-name="Normal">(35,</text:p>
      <text:p text:style-name="Normal">80),</text:p>
      <text:p text:style-name="Normal">(35,</text:p>
      <text:p text:style-name="Normal">81),</text:p>
      <text:p text:style-name="Normal">(35,</text:p>
      <text:p text:style-name="Normal">82),</text:p>
      <text:p text:style-name="Normal">(35,</text:p>
      <text:p text:style-name="Normal">83),</text:p>
      <text:p text:style-name="Normal">(35,</text:p>
      <text:p text:style-name="Normal">84),</text:p>
      <text:p text:style-name="Normal">(35,</text:p>
      <text:p text:style-name="Normal">85),</text:p>
      <text:p text:style-name="Normal">(35,</text:p>
      <text:p text:style-name="Normal">86),</text:p>
      <text:p text:style-name="Normal">(35,</text:p>
      <text:p text:style-name="Normal">87),</text:p>
      <text:p text:style-name="Normal">(35,</text:p>
      <text:p text:style-name="Normal">88),</text:p>
      <text:p text:style-name="Normal">(35,</text:p>
      <text:p text:style-name="Normal">89),</text:p>
      <text:p text:style-name="Normal">(35,</text:p>
      <text:p text:style-name="Normal">90),</text:p>
      <text:p text:style-name="Normal">(35,</text:p>
      <text:p text:style-name="Normal">91),</text:p>
      <text:p text:style-name="Normal">(35,</text:p>
      <text:p text:style-name="Normal">92),</text:p>
      <text:p text:style-name="Normal">(35,</text:p>
      <text:p text:style-name="Normal">93),</text:p>
      <text:p text:style-name="Normal">(35,</text:p>
      <text:soft-page-break/>
      <text:p text:style-name="Normal">94),</text:p>
      <text:p text:style-name="Normal">(35,</text:p>
      <text:p text:style-name="Normal">95),</text:p>
      <text:p text:style-name="Normal">(35,</text:p>
      <text:p text:style-name="Normal">96),</text:p>
      <text:p text:style-name="Normal">(35,</text:p>
      <text:p text:style-name="Normal">97),</text:p>
      <text:p text:style-name="Normal">(35,</text:p>
      <text:p text:style-name="Normal">98),</text:p>
      <text:p text:style-name="Normal">(35,</text:p>
      <text:p text:style-name="Normal">99),</text:p>
      <text:p text:style-name="Normal">(35,</text:p>
      <text:p text:style-name="Normal">100),</text:p>
      <text:p text:style-name="Normal">(36,</text:p>
      <text:p text:style-name="Normal">1),</text:p>
      <text:p text:style-name="Normal">(36,</text:p>
      <text:p text:style-name="Normal">2),</text:p>
      <text:p text:style-name="Normal">(36,</text:p>
      <text:p text:style-name="Normal">3),</text:p>
      <text:p text:style-name="Normal">(36,</text:p>
      <text:p text:style-name="Normal">4),</text:p>
      <text:p text:style-name="Normal">(36,</text:p>
      <text:p text:style-name="Normal">5),</text:p>
      <text:p text:style-name="Normal">(36,</text:p>
      <text:p text:style-name="Normal">6),</text:p>
      <text:p text:style-name="Normal">(36,</text:p>
      <text:p text:style-name="Normal">7),</text:p>
      <text:p text:style-name="Normal">(36,</text:p>
      <text:p text:style-name="Normal">8),</text:p>
      <text:p text:style-name="Normal">(36,</text:p>
      <text:p text:style-name="Normal">9),</text:p>
      <text:soft-page-break/>
      <text:p text:style-name="Normal">(36,</text:p>
      <text:p text:style-name="Normal">10),</text:p>
      <text:p text:style-name="Normal">(36,</text:p>
      <text:p text:style-name="Normal">11),</text:p>
      <text:p text:style-name="Normal">(36,</text:p>
      <text:p text:style-name="Normal">12),</text:p>
      <text:p text:style-name="Normal">(36,</text:p>
      <text:p text:style-name="Normal">13),</text:p>
      <text:p text:style-name="Normal">(36,</text:p>
      <text:p text:style-name="Normal">14),</text:p>
      <text:p text:style-name="Normal">(36,</text:p>
      <text:p text:style-name="Normal">15),</text:p>
      <text:p text:style-name="Normal">(36,</text:p>
      <text:p text:style-name="Normal">16),</text:p>
      <text:p text:style-name="Normal">(36,</text:p>
      <text:p text:style-name="Normal">17),</text:p>
      <text:p text:style-name="Normal">(36,</text:p>
      <text:p text:style-name="Normal">18),</text:p>
      <text:p text:style-name="Normal">(36,</text:p>
      <text:p text:style-name="Normal">19),</text:p>
      <text:p text:style-name="Normal">(36,</text:p>
      <text:p text:style-name="Normal">20),</text:p>
      <text:p text:style-name="Normal">(36,</text:p>
      <text:p text:style-name="Normal">21),</text:p>
      <text:p text:style-name="Normal">(36,</text:p>
      <text:p text:style-name="Normal">22),</text:p>
      <text:p text:style-name="Normal">(36,</text:p>
      <text:p text:style-name="Normal">23),</text:p>
      <text:p text:style-name="Normal">(36,</text:p>
      <text:p text:style-name="Normal">24),</text:p>
      <text:p text:style-name="Normal">(36,</text:p>
      <text:soft-page-break/>
      <text:p text:style-name="Normal">25),</text:p>
      <text:p text:style-name="Normal">(36,</text:p>
      <text:p text:style-name="Normal">26),</text:p>
      <text:p text:style-name="Normal">(36,</text:p>
      <text:p text:style-name="Normal">27),</text:p>
      <text:p text:style-name="Normal">(36,</text:p>
      <text:p text:style-name="Normal">28),</text:p>
      <text:p text:style-name="Normal">(36,</text:p>
      <text:p text:style-name="Normal">29),</text:p>
      <text:p text:style-name="Normal">(36,</text:p>
      <text:p text:style-name="Normal">30),</text:p>
      <text:p text:style-name="Normal">(36,</text:p>
      <text:p text:style-name="Normal">31),</text:p>
      <text:p text:style-name="Normal">(36,</text:p>
      <text:p text:style-name="Normal">32),</text:p>
      <text:p text:style-name="Normal">(36,</text:p>
      <text:p text:style-name="Normal">33),</text:p>
      <text:p text:style-name="Normal">(36,</text:p>
      <text:p text:style-name="Normal">34),</text:p>
      <text:p text:style-name="Normal">(36,</text:p>
      <text:p text:style-name="Normal">35),</text:p>
      <text:p text:style-name="Normal">(36,</text:p>
      <text:p text:style-name="Normal">37),</text:p>
      <text:p text:style-name="Normal">(36,</text:p>
      <text:p text:style-name="Normal">38),</text:p>
      <text:p text:style-name="Normal">(36,</text:p>
      <text:p text:style-name="Normal">39),</text:p>
      <text:p text:style-name="Normal">(36,</text:p>
      <text:p text:style-name="Normal">40),</text:p>
      <text:p text:style-name="Normal">(36,</text:p>
      <text:p text:style-name="Normal">41),</text:p>
      <text:soft-page-break/>
      <text:p text:style-name="Normal">(36,</text:p>
      <text:p text:style-name="Normal">42),</text:p>
      <text:p text:style-name="Normal">(36,</text:p>
      <text:p text:style-name="Normal">43),</text:p>
      <text:p text:style-name="Normal">(36,</text:p>
      <text:p text:style-name="Normal">44),</text:p>
      <text:p text:style-name="Normal">(36,</text:p>
      <text:p text:style-name="Normal">45),</text:p>
      <text:p text:style-name="Normal">(36,</text:p>
      <text:p text:style-name="Normal">46),</text:p>
      <text:p text:style-name="Normal">(36,</text:p>
      <text:p text:style-name="Normal">47),</text:p>
      <text:p text:style-name="Normal">(36,</text:p>
      <text:p text:style-name="Normal">48),</text:p>
      <text:p text:style-name="Normal">(36,</text:p>
      <text:p text:style-name="Normal">49),</text:p>
      <text:p text:style-name="Normal">(36,</text:p>
      <text:p text:style-name="Normal">50),</text:p>
      <text:p text:style-name="Normal">(36,</text:p>
      <text:p text:style-name="Normal">51),</text:p>
      <text:p text:style-name="Normal">(36,</text:p>
      <text:p text:style-name="Normal">52),</text:p>
      <text:p text:style-name="Normal">(36,</text:p>
      <text:p text:style-name="Normal">53),</text:p>
      <text:p text:style-name="Normal">(36,</text:p>
      <text:p text:style-name="Normal">54),</text:p>
      <text:p text:style-name="Normal">(36,</text:p>
      <text:p text:style-name="Normal">55),</text:p>
      <text:p text:style-name="Normal">(36,</text:p>
      <text:p text:style-name="Normal">56),</text:p>
      <text:p text:style-name="Normal">(36,</text:p>
      <text:soft-page-break/>
      <text:p text:style-name="Normal">57),</text:p>
      <text:p text:style-name="Normal">(36,</text:p>
      <text:p text:style-name="Normal">58),</text:p>
      <text:p text:style-name="Normal">(36,</text:p>
      <text:p text:style-name="Normal">59),</text:p>
      <text:p text:style-name="Normal">(36,</text:p>
      <text:p text:style-name="Normal">60),</text:p>
      <text:p text:style-name="Normal">(36,</text:p>
      <text:p text:style-name="Normal">61),</text:p>
      <text:p text:style-name="Normal">(36,</text:p>
      <text:p text:style-name="Normal">62),</text:p>
      <text:p text:style-name="Normal">(36,</text:p>
      <text:p text:style-name="Normal">63),</text:p>
      <text:p text:style-name="Normal">(36,</text:p>
      <text:p text:style-name="Normal">64),</text:p>
      <text:p text:style-name="Normal">(36,</text:p>
      <text:p text:style-name="Normal">65),</text:p>
      <text:p text:style-name="Normal">(36,</text:p>
      <text:p text:style-name="Normal">66),</text:p>
      <text:p text:style-name="Normal">(36,</text:p>
      <text:p text:style-name="Normal">67),</text:p>
      <text:p text:style-name="Normal">(36,</text:p>
      <text:p text:style-name="Normal">68),</text:p>
      <text:p text:style-name="Normal">(36,</text:p>
      <text:p text:style-name="Normal">69),</text:p>
      <text:p text:style-name="Normal">(36,</text:p>
      <text:p text:style-name="Normal">70),</text:p>
      <text:p text:style-name="Normal">(36,</text:p>
      <text:p text:style-name="Normal">71),</text:p>
      <text:p text:style-name="Normal">(36,</text:p>
      <text:p text:style-name="Normal">72),</text:p>
      <text:soft-page-break/>
      <text:p text:style-name="Normal">(36,</text:p>
      <text:p text:style-name="Normal">73),</text:p>
      <text:p text:style-name="Normal">(36,</text:p>
      <text:p text:style-name="Normal">74),</text:p>
      <text:p text:style-name="Normal">(36,</text:p>
      <text:p text:style-name="Normal">75),</text:p>
      <text:p text:style-name="Normal">(36,</text:p>
      <text:p text:style-name="Normal">76),</text:p>
      <text:p text:style-name="Normal">(36,</text:p>
      <text:p text:style-name="Normal">77),</text:p>
      <text:p text:style-name="Normal">(36,</text:p>
      <text:p text:style-name="Normal">78),</text:p>
      <text:p text:style-name="Normal">(36,</text:p>
      <text:p text:style-name="Normal">79),</text:p>
      <text:p text:style-name="Normal">(36,</text:p>
      <text:p text:style-name="Normal">80),</text:p>
      <text:p text:style-name="Normal">(36,</text:p>
      <text:p text:style-name="Normal">81),</text:p>
      <text:p text:style-name="Normal">(36,</text:p>
      <text:p text:style-name="Normal">82),</text:p>
      <text:p text:style-name="Normal">(36,</text:p>
      <text:p text:style-name="Normal">83),</text:p>
      <text:p text:style-name="Normal">(36,</text:p>
      <text:p text:style-name="Normal">84),</text:p>
      <text:p text:style-name="Normal">(36,</text:p>
      <text:p text:style-name="Normal">85),</text:p>
      <text:p text:style-name="Normal">(36,</text:p>
      <text:p text:style-name="Normal">86),</text:p>
      <text:p text:style-name="Normal">(36,</text:p>
      <text:p text:style-name="Normal">87),</text:p>
      <text:p text:style-name="Normal">(36,</text:p>
      <text:soft-page-break/>
      <text:p text:style-name="Normal">88),</text:p>
      <text:p text:style-name="Normal">(36,</text:p>
      <text:p text:style-name="Normal">89),</text:p>
      <text:p text:style-name="Normal">(36,</text:p>
      <text:p text:style-name="Normal">90),</text:p>
      <text:p text:style-name="Normal">(36,</text:p>
      <text:p text:style-name="Normal">91),</text:p>
      <text:p text:style-name="Normal">(36,</text:p>
      <text:p text:style-name="Normal">92),</text:p>
      <text:p text:style-name="Normal">(36,</text:p>
      <text:p text:style-name="Normal">93),</text:p>
      <text:p text:style-name="Normal">(36,</text:p>
      <text:p text:style-name="Normal">94),</text:p>
      <text:p text:style-name="Normal">(36,</text:p>
      <text:p text:style-name="Normal">95),</text:p>
      <text:p text:style-name="Normal">(36,</text:p>
      <text:p text:style-name="Normal">96),</text:p>
      <text:p text:style-name="Normal">(36,</text:p>
      <text:p text:style-name="Normal">97),</text:p>
      <text:p text:style-name="Normal">(36,</text:p>
      <text:p text:style-name="Normal">98),</text:p>
      <text:p text:style-name="Normal">(36,</text:p>
      <text:p text:style-name="Normal">99),</text:p>
      <text:p text:style-name="Normal">(36,</text:p>
      <text:p text:style-name="Normal">100),</text:p>
      <text:p text:style-name="Normal">(37,</text:p>
      <text:p text:style-name="Normal">1),</text:p>
      <text:p text:style-name="Normal">(37,</text:p>
      <text:p text:style-name="Normal">2),</text:p>
      <text:p text:style-name="Normal">(37,</text:p>
      <text:p text:style-name="Normal">3),</text:p>
      <text:soft-page-break/>
      <text:p text:style-name="Normal">(37,</text:p>
      <text:p text:style-name="Normal">4),</text:p>
      <text:p text:style-name="Normal">(37,</text:p>
      <text:p text:style-name="Normal">5),</text:p>
      <text:p text:style-name="Normal">(37,</text:p>
      <text:p text:style-name="Normal">6),</text:p>
      <text:p text:style-name="Normal">(37,</text:p>
      <text:p text:style-name="Normal">7),</text:p>
      <text:p text:style-name="Normal">(37,</text:p>
      <text:p text:style-name="Normal">8),</text:p>
      <text:p text:style-name="Normal">(37,</text:p>
      <text:p text:style-name="Normal">9),</text:p>
      <text:p text:style-name="Normal">(37,</text:p>
      <text:p text:style-name="Normal">10),</text:p>
      <text:p text:style-name="Normal">(37,</text:p>
      <text:p text:style-name="Normal">11),</text:p>
      <text:p text:style-name="Normal">(37,</text:p>
      <text:p text:style-name="Normal">12),</text:p>
      <text:p text:style-name="Normal">(37,</text:p>
      <text:p text:style-name="Normal">13),</text:p>
      <text:p text:style-name="Normal">(37,</text:p>
      <text:p text:style-name="Normal">14),</text:p>
      <text:p text:style-name="Normal">(37,</text:p>
      <text:p text:style-name="Normal">15),</text:p>
      <text:p text:style-name="Normal">(37,</text:p>
      <text:p text:style-name="Normal">16),</text:p>
      <text:p text:style-name="Normal">(37,</text:p>
      <text:p text:style-name="Normal">17),</text:p>
      <text:p text:style-name="Normal">(37,</text:p>
      <text:p text:style-name="Normal">18),</text:p>
      <text:p text:style-name="Normal">(37,</text:p>
      <text:soft-page-break/>
      <text:p text:style-name="Normal">19),</text:p>
      <text:p text:style-name="Normal">(37,</text:p>
      <text:p text:style-name="Normal">20),</text:p>
      <text:p text:style-name="Normal">(37,</text:p>
      <text:p text:style-name="Normal">21),</text:p>
      <text:p text:style-name="Normal">(37,</text:p>
      <text:p text:style-name="Normal">22),</text:p>
      <text:p text:style-name="Normal">(37,</text:p>
      <text:p text:style-name="Normal">23),</text:p>
      <text:p text:style-name="Normal">(37,</text:p>
      <text:p text:style-name="Normal">24),</text:p>
      <text:p text:style-name="Normal">(37,</text:p>
      <text:p text:style-name="Normal">25),</text:p>
      <text:p text:style-name="Normal">(37,</text:p>
      <text:p text:style-name="Normal">26),</text:p>
      <text:p text:style-name="Normal">(37,</text:p>
      <text:p text:style-name="Normal">27),</text:p>
      <text:p text:style-name="Normal">(37,</text:p>
      <text:p text:style-name="Normal">28),</text:p>
      <text:p text:style-name="Normal">(37,</text:p>
      <text:p text:style-name="Normal">29),</text:p>
      <text:p text:style-name="Normal">(37,</text:p>
      <text:p text:style-name="Normal">30),</text:p>
      <text:p text:style-name="Normal">(37,</text:p>
      <text:p text:style-name="Normal">31),</text:p>
      <text:p text:style-name="Normal">(37,</text:p>
      <text:p text:style-name="Normal">32),</text:p>
      <text:p text:style-name="Normal">(37,</text:p>
      <text:p text:style-name="Normal">33),</text:p>
      <text:p text:style-name="Normal">(37,</text:p>
      <text:p text:style-name="Normal">34),</text:p>
      <text:soft-page-break/>
      <text:p text:style-name="Normal">(37,</text:p>
      <text:p text:style-name="Normal">35),</text:p>
      <text:p text:style-name="Normal">(37,</text:p>
      <text:p text:style-name="Normal">36),</text:p>
      <text:p text:style-name="Normal">(37,</text:p>
      <text:p text:style-name="Normal">38),</text:p>
      <text:p text:style-name="Normal">(37,</text:p>
      <text:p text:style-name="Normal">39),</text:p>
      <text:p text:style-name="Normal">(37,</text:p>
      <text:p text:style-name="Normal">40),</text:p>
      <text:p text:style-name="Normal">(37,</text:p>
      <text:p text:style-name="Normal">41),</text:p>
      <text:p text:style-name="Normal">(37,</text:p>
      <text:p text:style-name="Normal">42),</text:p>
      <text:p text:style-name="Normal">(37,</text:p>
      <text:p text:style-name="Normal">43),</text:p>
      <text:p text:style-name="Normal">(37,</text:p>
      <text:p text:style-name="Normal">44),</text:p>
      <text:p text:style-name="Normal">(37,</text:p>
      <text:p text:style-name="Normal">45),</text:p>
      <text:p text:style-name="Normal">(37,</text:p>
      <text:p text:style-name="Normal">46),</text:p>
      <text:p text:style-name="Normal">(37,</text:p>
      <text:p text:style-name="Normal">47),</text:p>
      <text:p text:style-name="Normal">(37,</text:p>
      <text:p text:style-name="Normal">48),</text:p>
      <text:p text:style-name="Normal">(37,</text:p>
      <text:p text:style-name="Normal">49),</text:p>
      <text:p text:style-name="Normal">(37,</text:p>
      <text:p text:style-name="Normal">50),</text:p>
      <text:p text:style-name="Normal">(37,</text:p>
      <text:soft-page-break/>
      <text:p text:style-name="Normal">51),</text:p>
      <text:p text:style-name="Normal">(37,</text:p>
      <text:p text:style-name="Normal">52),</text:p>
      <text:p text:style-name="Normal">(37,</text:p>
      <text:p text:style-name="Normal">53),</text:p>
      <text:p text:style-name="Normal">(37,</text:p>
      <text:p text:style-name="Normal">54),</text:p>
      <text:p text:style-name="Normal">(37,</text:p>
      <text:p text:style-name="Normal">55),</text:p>
      <text:p text:style-name="Normal">(37,</text:p>
      <text:p text:style-name="Normal">56),</text:p>
      <text:p text:style-name="Normal">(37,</text:p>
      <text:p text:style-name="Normal">57),</text:p>
      <text:p text:style-name="Normal">(37,</text:p>
      <text:p text:style-name="Normal">58),</text:p>
      <text:p text:style-name="Normal">(37,</text:p>
      <text:p text:style-name="Normal">59),</text:p>
      <text:p text:style-name="Normal">(37,</text:p>
      <text:p text:style-name="Normal">60),</text:p>
      <text:p text:style-name="Normal">(37,</text:p>
      <text:p text:style-name="Normal">61),</text:p>
      <text:p text:style-name="Normal">(37,</text:p>
      <text:p text:style-name="Normal">62),</text:p>
      <text:p text:style-name="Normal">(37,</text:p>
      <text:p text:style-name="Normal">63),</text:p>
      <text:p text:style-name="Normal">(37,</text:p>
      <text:p text:style-name="Normal">64),</text:p>
      <text:p text:style-name="Normal">(37,</text:p>
      <text:p text:style-name="Normal">65),</text:p>
      <text:p text:style-name="Normal">(37,</text:p>
      <text:p text:style-name="Normal">66),</text:p>
      <text:soft-page-break/>
      <text:p text:style-name="Normal">(37,</text:p>
      <text:p text:style-name="Normal">67),</text:p>
      <text:p text:style-name="Normal">(37,</text:p>
      <text:p text:style-name="Normal">68),</text:p>
      <text:p text:style-name="Normal">(37,</text:p>
      <text:p text:style-name="Normal">69),</text:p>
      <text:p text:style-name="Normal">(37,</text:p>
      <text:p text:style-name="Normal">70),</text:p>
      <text:p text:style-name="Normal">(37,</text:p>
      <text:p text:style-name="Normal">71),</text:p>
      <text:p text:style-name="Normal">(37,</text:p>
      <text:p text:style-name="Normal">72),</text:p>
      <text:p text:style-name="Normal">(37,</text:p>
      <text:p text:style-name="Normal">73),</text:p>
      <text:p text:style-name="Normal">(37,</text:p>
      <text:p text:style-name="Normal">74),</text:p>
      <text:p text:style-name="Normal">(37,</text:p>
      <text:p text:style-name="Normal">75),</text:p>
      <text:p text:style-name="Normal">(37,</text:p>
      <text:p text:style-name="Normal">76),</text:p>
      <text:p text:style-name="Normal">(37,</text:p>
      <text:p text:style-name="Normal">77),</text:p>
      <text:p text:style-name="Normal">(37,</text:p>
      <text:p text:style-name="Normal">78),</text:p>
      <text:p text:style-name="Normal">(37,</text:p>
      <text:p text:style-name="Normal">79),</text:p>
      <text:p text:style-name="Normal">(37,</text:p>
      <text:p text:style-name="Normal">80),</text:p>
      <text:p text:style-name="Normal">(37,</text:p>
      <text:p text:style-name="Normal">81),</text:p>
      <text:p text:style-name="Normal">(37,</text:p>
      <text:soft-page-break/>
      <text:p text:style-name="Normal">82),</text:p>
      <text:p text:style-name="Normal">(37,</text:p>
      <text:p text:style-name="Normal">83),</text:p>
      <text:p text:style-name="Normal">(37,</text:p>
      <text:p text:style-name="Normal">84),</text:p>
      <text:p text:style-name="Normal">(37,</text:p>
      <text:p text:style-name="Normal">85),</text:p>
      <text:p text:style-name="Normal">(37,</text:p>
      <text:p text:style-name="Normal">86),</text:p>
      <text:p text:style-name="Normal">(37,</text:p>
      <text:p text:style-name="Normal">87),</text:p>
      <text:p text:style-name="Normal">(37,</text:p>
      <text:p text:style-name="Normal">88),</text:p>
      <text:p text:style-name="Normal">(37,</text:p>
      <text:p text:style-name="Normal">89),</text:p>
      <text:p text:style-name="Normal">(37,</text:p>
      <text:p text:style-name="Normal">90),</text:p>
      <text:p text:style-name="Normal">(37,</text:p>
      <text:p text:style-name="Normal">91),</text:p>
      <text:p text:style-name="Normal">(37,</text:p>
      <text:p text:style-name="Normal">92),</text:p>
      <text:p text:style-name="Normal">(37,</text:p>
      <text:p text:style-name="Normal">93),</text:p>
      <text:p text:style-name="Normal">(37,</text:p>
      <text:p text:style-name="Normal">94),</text:p>
      <text:p text:style-name="Normal">(37,</text:p>
      <text:p text:style-name="Normal">95),</text:p>
      <text:p text:style-name="Normal">(37,</text:p>
      <text:p text:style-name="Normal">96),</text:p>
      <text:p text:style-name="Normal">(37,</text:p>
      <text:p text:style-name="Normal">97),</text:p>
      <text:soft-page-break/>
      <text:p text:style-name="Normal">(37,</text:p>
      <text:p text:style-name="Normal">98),</text:p>
      <text:p text:style-name="Normal">(37,</text:p>
      <text:p text:style-name="Normal">99),</text:p>
      <text:p text:style-name="Normal">(37,</text:p>
      <text:p text:style-name="Normal">100),</text:p>
      <text:p text:style-name="Normal">(38,</text:p>
      <text:p text:style-name="Normal">1),</text:p>
      <text:p text:style-name="Normal">(38,</text:p>
      <text:p text:style-name="Normal">2),</text:p>
      <text:p text:style-name="Normal">(38,</text:p>
      <text:p text:style-name="Normal">3),</text:p>
      <text:p text:style-name="Normal">(38,</text:p>
      <text:p text:style-name="Normal">4),</text:p>
      <text:p text:style-name="Normal">(38,</text:p>
      <text:p text:style-name="Normal">5),</text:p>
      <text:p text:style-name="Normal">(38,</text:p>
      <text:p text:style-name="Normal">6),</text:p>
      <text:p text:style-name="Normal">(38,</text:p>
      <text:p text:style-name="Normal">7),</text:p>
      <text:p text:style-name="Normal">(38,</text:p>
      <text:p text:style-name="Normal">8),</text:p>
      <text:p text:style-name="Normal">(38,</text:p>
      <text:p text:style-name="Normal">9),</text:p>
      <text:p text:style-name="Normal">(38,</text:p>
      <text:p text:style-name="Normal">10),</text:p>
      <text:p text:style-name="Normal">(38,</text:p>
      <text:p text:style-name="Normal">11),</text:p>
      <text:p text:style-name="Normal">(38,</text:p>
      <text:p text:style-name="Normal">12),</text:p>
      <text:p text:style-name="Normal">(38,</text:p>
      <text:soft-page-break/>
      <text:p text:style-name="Normal">13),</text:p>
      <text:p text:style-name="Normal">(38,</text:p>
      <text:p text:style-name="Normal">14),</text:p>
      <text:p text:style-name="Normal">(38,</text:p>
      <text:p text:style-name="Normal">15),</text:p>
      <text:p text:style-name="Normal">(38,</text:p>
      <text:p text:style-name="Normal">16),</text:p>
      <text:p text:style-name="Normal">(38,</text:p>
      <text:p text:style-name="Normal">17),</text:p>
      <text:p text:style-name="Normal">(38,</text:p>
      <text:p text:style-name="Normal">18),</text:p>
      <text:p text:style-name="Normal">(38,</text:p>
      <text:p text:style-name="Normal">19),</text:p>
      <text:p text:style-name="Normal">(38,</text:p>
      <text:p text:style-name="Normal">20),</text:p>
      <text:p text:style-name="Normal">(38,</text:p>
      <text:p text:style-name="Normal">21),</text:p>
      <text:p text:style-name="Normal">(38,</text:p>
      <text:p text:style-name="Normal">22),</text:p>
      <text:p text:style-name="Normal">(38,</text:p>
      <text:p text:style-name="Normal">23),</text:p>
      <text:p text:style-name="Normal">(38,</text:p>
      <text:p text:style-name="Normal">24),</text:p>
      <text:p text:style-name="Normal">(38,</text:p>
      <text:p text:style-name="Normal">25),</text:p>
      <text:p text:style-name="Normal">(38,</text:p>
      <text:p text:style-name="Normal">26),</text:p>
      <text:p text:style-name="Normal">(38,</text:p>
      <text:p text:style-name="Normal">27),</text:p>
      <text:p text:style-name="Normal">(38,</text:p>
      <text:p text:style-name="Normal">28),</text:p>
      <text:soft-page-break/>
      <text:p text:style-name="Normal">(38,</text:p>
      <text:p text:style-name="Normal">29),</text:p>
      <text:p text:style-name="Normal">(38,</text:p>
      <text:p text:style-name="Normal">30),</text:p>
      <text:p text:style-name="Normal">(38,</text:p>
      <text:p text:style-name="Normal">31),</text:p>
      <text:p text:style-name="Normal">(38,</text:p>
      <text:p text:style-name="Normal">32),</text:p>
      <text:p text:style-name="Normal">(38,</text:p>
      <text:p text:style-name="Normal">33),</text:p>
      <text:p text:style-name="Normal">(38,</text:p>
      <text:p text:style-name="Normal">34),</text:p>
      <text:p text:style-name="Normal">(38,</text:p>
      <text:p text:style-name="Normal">35),</text:p>
      <text:p text:style-name="Normal">(38,</text:p>
      <text:p text:style-name="Normal">36),</text:p>
      <text:p text:style-name="Normal">(38,</text:p>
      <text:p text:style-name="Normal">37),</text:p>
      <text:p text:style-name="Normal">(38,</text:p>
      <text:p text:style-name="Normal">39),</text:p>
      <text:p text:style-name="Normal">(38,</text:p>
      <text:p text:style-name="Normal">40),</text:p>
      <text:p text:style-name="Normal">(38,</text:p>
      <text:p text:style-name="Normal">41),</text:p>
      <text:p text:style-name="Normal">(38,</text:p>
      <text:p text:style-name="Normal">42),</text:p>
      <text:p text:style-name="Normal">(38,</text:p>
      <text:p text:style-name="Normal">43),</text:p>
      <text:p text:style-name="Normal">(38,</text:p>
      <text:p text:style-name="Normal">44),</text:p>
      <text:p text:style-name="Normal">(38,</text:p>
      <text:soft-page-break/>
      <text:p text:style-name="Normal">45),</text:p>
      <text:p text:style-name="Normal">(38,</text:p>
      <text:p text:style-name="Normal">46),</text:p>
      <text:p text:style-name="Normal">(38,</text:p>
      <text:p text:style-name="Normal">47),</text:p>
      <text:p text:style-name="Normal">(38,</text:p>
      <text:p text:style-name="Normal">48),</text:p>
      <text:p text:style-name="Normal">(38,</text:p>
      <text:p text:style-name="Normal">49),</text:p>
      <text:p text:style-name="Normal">(38,</text:p>
      <text:p text:style-name="Normal">50),</text:p>
      <text:p text:style-name="Normal">(38,</text:p>
      <text:p text:style-name="Normal">51),</text:p>
      <text:p text:style-name="Normal">(38,</text:p>
      <text:p text:style-name="Normal">52),</text:p>
      <text:p text:style-name="Normal">(38,</text:p>
      <text:p text:style-name="Normal">53),</text:p>
      <text:p text:style-name="Normal">(38,</text:p>
      <text:p text:style-name="Normal">54),</text:p>
      <text:p text:style-name="Normal">(38,</text:p>
      <text:p text:style-name="Normal">55),</text:p>
      <text:p text:style-name="Normal">(38,</text:p>
      <text:p text:style-name="Normal">56),</text:p>
      <text:p text:style-name="Normal">(38,</text:p>
      <text:p text:style-name="Normal">57),</text:p>
      <text:p text:style-name="Normal">(38,</text:p>
      <text:p text:style-name="Normal">58),</text:p>
      <text:p text:style-name="Normal">(38,</text:p>
      <text:p text:style-name="Normal">59),</text:p>
      <text:p text:style-name="Normal">(38,</text:p>
      <text:p text:style-name="Normal">60),</text:p>
      <text:soft-page-break/>
      <text:p text:style-name="Normal">(38,</text:p>
      <text:p text:style-name="Normal">61),</text:p>
      <text:p text:style-name="Normal">(38,</text:p>
      <text:p text:style-name="Normal">62),</text:p>
      <text:p text:style-name="Normal">(38,</text:p>
      <text:p text:style-name="Normal">63),</text:p>
      <text:p text:style-name="Normal">(38,</text:p>
      <text:p text:style-name="Normal">64),</text:p>
      <text:p text:style-name="Normal">(38,</text:p>
      <text:p text:style-name="Normal">65),</text:p>
      <text:p text:style-name="Normal">(38,</text:p>
      <text:p text:style-name="Normal">66),</text:p>
      <text:p text:style-name="Normal">(38,</text:p>
      <text:p text:style-name="Normal">67),</text:p>
      <text:p text:style-name="Normal">(38,</text:p>
      <text:p text:style-name="Normal">68),</text:p>
      <text:p text:style-name="Normal">(38,</text:p>
      <text:p text:style-name="Normal">69),</text:p>
      <text:p text:style-name="Normal">(38,</text:p>
      <text:p text:style-name="Normal">70),</text:p>
      <text:p text:style-name="Normal">(38,</text:p>
      <text:p text:style-name="Normal">71),</text:p>
      <text:p text:style-name="Normal">(38,</text:p>
      <text:p text:style-name="Normal">72),</text:p>
      <text:p text:style-name="Normal">(38,</text:p>
      <text:p text:style-name="Normal">73),</text:p>
      <text:p text:style-name="Normal">(38,</text:p>
      <text:p text:style-name="Normal">74),</text:p>
      <text:p text:style-name="Normal">(38,</text:p>
      <text:p text:style-name="Normal">75),</text:p>
      <text:p text:style-name="Normal">(38,</text:p>
      <text:soft-page-break/>
      <text:p text:style-name="Normal">76),</text:p>
      <text:p text:style-name="Normal">(38,</text:p>
      <text:p text:style-name="Normal">77),</text:p>
      <text:p text:style-name="Normal">(38,</text:p>
      <text:p text:style-name="Normal">78),</text:p>
      <text:p text:style-name="Normal">(38,</text:p>
      <text:p text:style-name="Normal">79),</text:p>
      <text:p text:style-name="Normal">(38,</text:p>
      <text:p text:style-name="Normal">80),</text:p>
      <text:p text:style-name="Normal">(38,</text:p>
      <text:p text:style-name="Normal">81),</text:p>
      <text:p text:style-name="Normal">(38,</text:p>
      <text:p text:style-name="Normal">82),</text:p>
      <text:p text:style-name="Normal">(38,</text:p>
      <text:p text:style-name="Normal">83),</text:p>
      <text:p text:style-name="Normal">(38,</text:p>
      <text:p text:style-name="Normal">84),</text:p>
      <text:p text:style-name="Normal">(38,</text:p>
      <text:p text:style-name="Normal">85),</text:p>
      <text:p text:style-name="Normal">(38,</text:p>
      <text:p text:style-name="Normal">86),</text:p>
      <text:p text:style-name="Normal">(38,</text:p>
      <text:p text:style-name="Normal">87),</text:p>
      <text:p text:style-name="Normal">(38,</text:p>
      <text:p text:style-name="Normal">88),</text:p>
      <text:p text:style-name="Normal">(38,</text:p>
      <text:p text:style-name="Normal">89),</text:p>
      <text:p text:style-name="Normal">(38,</text:p>
      <text:p text:style-name="Normal">90),</text:p>
      <text:p text:style-name="Normal">(38,</text:p>
      <text:p text:style-name="Normal">91),</text:p>
      <text:soft-page-break/>
      <text:p text:style-name="Normal">(38,</text:p>
      <text:p text:style-name="Normal">92),</text:p>
      <text:p text:style-name="Normal">(38,</text:p>
      <text:p text:style-name="Normal">93),</text:p>
      <text:p text:style-name="Normal">(38,</text:p>
      <text:p text:style-name="Normal">94),</text:p>
      <text:p text:style-name="Normal">(38,</text:p>
      <text:p text:style-name="Normal">95),</text:p>
      <text:p text:style-name="Normal">(38,</text:p>
      <text:p text:style-name="Normal">96),</text:p>
      <text:p text:style-name="Normal">(38,</text:p>
      <text:p text:style-name="Normal">97),</text:p>
      <text:p text:style-name="Normal">(38,</text:p>
      <text:p text:style-name="Normal">98),</text:p>
      <text:p text:style-name="Normal">(38,</text:p>
      <text:p text:style-name="Normal">99),</text:p>
      <text:p text:style-name="Normal">(38,</text:p>
      <text:p text:style-name="Normal">100),</text:p>
      <text:p text:style-name="Normal">(39,</text:p>
      <text:p text:style-name="Normal">1),</text:p>
      <text:p text:style-name="Normal">(39,</text:p>
      <text:p text:style-name="Normal">2),</text:p>
      <text:p text:style-name="Normal">(39,</text:p>
      <text:p text:style-name="Normal">3),</text:p>
      <text:p text:style-name="Normal">(39,</text:p>
      <text:p text:style-name="Normal">4),</text:p>
      <text:p text:style-name="Normal">(39,</text:p>
      <text:p text:style-name="Normal">5),</text:p>
      <text:p text:style-name="Normal">(39,</text:p>
      <text:p text:style-name="Normal">6),</text:p>
      <text:p text:style-name="Normal">(39,</text:p>
      <text:soft-page-break/>
      <text:p text:style-name="Normal">7),</text:p>
      <text:p text:style-name="Normal">(39,</text:p>
      <text:p text:style-name="Normal">8),</text:p>
      <text:p text:style-name="Normal">(39,</text:p>
      <text:p text:style-name="Normal">9),</text:p>
      <text:p text:style-name="Normal">(39,</text:p>
      <text:p text:style-name="Normal">10),</text:p>
      <text:p text:style-name="Normal">(39,</text:p>
      <text:p text:style-name="Normal">11),</text:p>
      <text:p text:style-name="Normal">(39,</text:p>
      <text:p text:style-name="Normal">12),</text:p>
      <text:p text:style-name="Normal">(39,</text:p>
      <text:p text:style-name="Normal">13),</text:p>
      <text:p text:style-name="Normal">(39,</text:p>
      <text:p text:style-name="Normal">14),</text:p>
      <text:p text:style-name="Normal">(39,</text:p>
      <text:p text:style-name="Normal">15),</text:p>
      <text:p text:style-name="Normal">(39,</text:p>
      <text:p text:style-name="Normal">16),</text:p>
      <text:p text:style-name="Normal">(39,</text:p>
      <text:p text:style-name="Normal">17),</text:p>
      <text:p text:style-name="Normal">(39,</text:p>
      <text:p text:style-name="Normal">18),</text:p>
      <text:p text:style-name="Normal">(39,</text:p>
      <text:p text:style-name="Normal">19),</text:p>
      <text:p text:style-name="Normal">(39,</text:p>
      <text:p text:style-name="Normal">20),</text:p>
      <text:p text:style-name="Normal">(39,</text:p>
      <text:p text:style-name="Normal">21),</text:p>
      <text:p text:style-name="Normal">(39,</text:p>
      <text:p text:style-name="Normal">22),</text:p>
      <text:soft-page-break/>
      <text:p text:style-name="Normal">(39,</text:p>
      <text:p text:style-name="Normal">23),</text:p>
      <text:p text:style-name="Normal">(39,</text:p>
      <text:p text:style-name="Normal">24),</text:p>
      <text:p text:style-name="Normal">(39,</text:p>
      <text:p text:style-name="Normal">25),</text:p>
      <text:p text:style-name="Normal">(39,</text:p>
      <text:p text:style-name="Normal">26),</text:p>
      <text:p text:style-name="Normal">(39,</text:p>
      <text:p text:style-name="Normal">27),</text:p>
      <text:p text:style-name="Normal">(39,</text:p>
      <text:p text:style-name="Normal">28),</text:p>
      <text:p text:style-name="Normal">(39,</text:p>
      <text:p text:style-name="Normal">29),</text:p>
      <text:p text:style-name="Normal">(39,</text:p>
      <text:p text:style-name="Normal">30),</text:p>
      <text:p text:style-name="Normal">(39,</text:p>
      <text:p text:style-name="Normal">31),</text:p>
      <text:p text:style-name="Normal">(39,</text:p>
      <text:p text:style-name="Normal">32),</text:p>
      <text:p text:style-name="Normal">(39,</text:p>
      <text:p text:style-name="Normal">33),</text:p>
      <text:p text:style-name="Normal">(39,</text:p>
      <text:p text:style-name="Normal">34),</text:p>
      <text:p text:style-name="Normal">(39,</text:p>
      <text:p text:style-name="Normal">35),</text:p>
      <text:p text:style-name="Normal">(39,</text:p>
      <text:p text:style-name="Normal">36),</text:p>
      <text:p text:style-name="Normal">(39,</text:p>
      <text:p text:style-name="Normal">37),</text:p>
      <text:p text:style-name="Normal">(39,</text:p>
      <text:soft-page-break/>
      <text:p text:style-name="Normal">38),</text:p>
      <text:p text:style-name="Normal">(39,</text:p>
      <text:p text:style-name="Normal">40),</text:p>
      <text:p text:style-name="Normal">(39,</text:p>
      <text:p text:style-name="Normal">41),</text:p>
      <text:p text:style-name="Normal">(39,</text:p>
      <text:p text:style-name="Normal">42),</text:p>
      <text:p text:style-name="Normal">(39,</text:p>
      <text:p text:style-name="Normal">43),</text:p>
      <text:p text:style-name="Normal">(39,</text:p>
      <text:p text:style-name="Normal">44),</text:p>
      <text:p text:style-name="Normal">(39,</text:p>
      <text:p text:style-name="Normal">45),</text:p>
      <text:p text:style-name="Normal">(39,</text:p>
      <text:p text:style-name="Normal">46),</text:p>
      <text:p text:style-name="Normal">(39,</text:p>
      <text:p text:style-name="Normal">47),</text:p>
      <text:p text:style-name="Normal">(39,</text:p>
      <text:p text:style-name="Normal">48),</text:p>
      <text:p text:style-name="Normal">(39,</text:p>
      <text:p text:style-name="Normal">49),</text:p>
      <text:p text:style-name="Normal">(39,</text:p>
      <text:p text:style-name="Normal">50),</text:p>
      <text:p text:style-name="Normal">(39,</text:p>
      <text:p text:style-name="Normal">51),</text:p>
      <text:p text:style-name="Normal">(39,</text:p>
      <text:p text:style-name="Normal">52),</text:p>
      <text:p text:style-name="Normal">(39,</text:p>
      <text:p text:style-name="Normal">53),</text:p>
      <text:p text:style-name="Normal">(39,</text:p>
      <text:p text:style-name="Normal">54),</text:p>
      <text:soft-page-break/>
      <text:p text:style-name="Normal">(39,</text:p>
      <text:p text:style-name="Normal">55),</text:p>
      <text:p text:style-name="Normal">(39,</text:p>
      <text:p text:style-name="Normal">56),</text:p>
      <text:p text:style-name="Normal">(39,</text:p>
      <text:p text:style-name="Normal">57),</text:p>
      <text:p text:style-name="Normal">(39,</text:p>
      <text:p text:style-name="Normal">58),</text:p>
      <text:p text:style-name="Normal">(39,</text:p>
      <text:p text:style-name="Normal">59),</text:p>
      <text:p text:style-name="Normal">(39,</text:p>
      <text:p text:style-name="Normal">60),</text:p>
      <text:p text:style-name="Normal">(39,</text:p>
      <text:p text:style-name="Normal">61),</text:p>
      <text:p text:style-name="Normal">(39,</text:p>
      <text:p text:style-name="Normal">62),</text:p>
      <text:p text:style-name="Normal">(39,</text:p>
      <text:p text:style-name="Normal">63),</text:p>
      <text:p text:style-name="Normal">(39,</text:p>
      <text:p text:style-name="Normal">64),</text:p>
      <text:p text:style-name="Normal">(39,</text:p>
      <text:p text:style-name="Normal">65),</text:p>
      <text:p text:style-name="Normal">(39,</text:p>
      <text:p text:style-name="Normal">66),</text:p>
      <text:p text:style-name="Normal">(39,</text:p>
      <text:p text:style-name="Normal">67),</text:p>
      <text:p text:style-name="Normal">(39,</text:p>
      <text:p text:style-name="Normal">68),</text:p>
      <text:p text:style-name="Normal">(39,</text:p>
      <text:p text:style-name="Normal">69),</text:p>
      <text:p text:style-name="Normal">(39,</text:p>
      <text:soft-page-break/>
      <text:p text:style-name="Normal">70),</text:p>
      <text:p text:style-name="Normal">(39,</text:p>
      <text:p text:style-name="Normal">71),</text:p>
      <text:p text:style-name="Normal">(39,</text:p>
      <text:p text:style-name="Normal">72),</text:p>
      <text:p text:style-name="Normal">(39,</text:p>
      <text:p text:style-name="Normal">73),</text:p>
      <text:p text:style-name="Normal">(39,</text:p>
      <text:p text:style-name="Normal">74),</text:p>
      <text:p text:style-name="Normal">(39,</text:p>
      <text:p text:style-name="Normal">75),</text:p>
      <text:p text:style-name="Normal">(39,</text:p>
      <text:p text:style-name="Normal">76),</text:p>
      <text:p text:style-name="Normal">(39,</text:p>
      <text:p text:style-name="Normal">77),</text:p>
      <text:p text:style-name="Normal">(39,</text:p>
      <text:p text:style-name="Normal">78),</text:p>
      <text:p text:style-name="Normal">(39,</text:p>
      <text:p text:style-name="Normal">79),</text:p>
      <text:p text:style-name="Normal">(39,</text:p>
      <text:p text:style-name="Normal">80),</text:p>
      <text:p text:style-name="Normal">(39,</text:p>
      <text:p text:style-name="Normal">81),</text:p>
      <text:p text:style-name="Normal">(39,</text:p>
      <text:p text:style-name="Normal">82),</text:p>
      <text:p text:style-name="Normal">(39,</text:p>
      <text:p text:style-name="Normal">83),</text:p>
      <text:p text:style-name="Normal">(39,</text:p>
      <text:p text:style-name="Normal">84),</text:p>
      <text:p text:style-name="Normal">(39,</text:p>
      <text:p text:style-name="Normal">85),</text:p>
      <text:soft-page-break/>
      <text:p text:style-name="Normal">(39,</text:p>
      <text:p text:style-name="Normal">86),</text:p>
      <text:p text:style-name="Normal">(39,</text:p>
      <text:p text:style-name="Normal">87),</text:p>
      <text:p text:style-name="Normal">(39,</text:p>
      <text:p text:style-name="Normal">88),</text:p>
      <text:p text:style-name="Normal">(39,</text:p>
      <text:p text:style-name="Normal">89),</text:p>
      <text:p text:style-name="Normal">(39,</text:p>
      <text:p text:style-name="Normal">90),</text:p>
      <text:p text:style-name="Normal">(39,</text:p>
      <text:p text:style-name="Normal">91),</text:p>
      <text:p text:style-name="Normal">(39,</text:p>
      <text:p text:style-name="Normal">92),</text:p>
      <text:p text:style-name="Normal">(39,</text:p>
      <text:p text:style-name="Normal">93),</text:p>
      <text:p text:style-name="Normal">(39,</text:p>
      <text:p text:style-name="Normal">94),</text:p>
      <text:p text:style-name="Normal">(39,</text:p>
      <text:p text:style-name="Normal">95),</text:p>
      <text:p text:style-name="Normal">(39,</text:p>
      <text:p text:style-name="Normal">96),</text:p>
      <text:p text:style-name="Normal">(39,</text:p>
      <text:p text:style-name="Normal">97),</text:p>
      <text:p text:style-name="Normal">(39,</text:p>
      <text:p text:style-name="Normal">98),</text:p>
      <text:p text:style-name="Normal">(39,</text:p>
      <text:p text:style-name="Normal">99),</text:p>
      <text:p text:style-name="Normal">(39,</text:p>
      <text:p text:style-name="Normal">100),</text:p>
      <text:p text:style-name="Normal">(40,</text:p>
      <text:soft-page-break/>
      <text:p text:style-name="Normal">1),</text:p>
      <text:p text:style-name="Normal">(40,</text:p>
      <text:p text:style-name="Normal">2),</text:p>
      <text:p text:style-name="Normal">(40,</text:p>
      <text:p text:style-name="Normal">3),</text:p>
      <text:p text:style-name="Normal">(40,</text:p>
      <text:p text:style-name="Normal">4),</text:p>
      <text:p text:style-name="Normal">(40,</text:p>
      <text:p text:style-name="Normal">5),</text:p>
      <text:p text:style-name="Normal">(40,</text:p>
      <text:p text:style-name="Normal">6),</text:p>
      <text:p text:style-name="Normal">(40,</text:p>
      <text:p text:style-name="Normal">7),</text:p>
      <text:p text:style-name="Normal">(40,</text:p>
      <text:p text:style-name="Normal">8),</text:p>
      <text:p text:style-name="Normal">(40,</text:p>
      <text:p text:style-name="Normal">9),</text:p>
      <text:p text:style-name="Normal">(40,</text:p>
      <text:p text:style-name="Normal">10),</text:p>
      <text:p text:style-name="Normal">(40,</text:p>
      <text:p text:style-name="Normal">11),</text:p>
      <text:p text:style-name="Normal">(40,</text:p>
      <text:p text:style-name="Normal">12),</text:p>
      <text:p text:style-name="Normal">(40,</text:p>
      <text:p text:style-name="Normal">13),</text:p>
      <text:p text:style-name="Normal">(40,</text:p>
      <text:p text:style-name="Normal">14),</text:p>
      <text:p text:style-name="Normal">(40,</text:p>
      <text:p text:style-name="Normal">15),</text:p>
      <text:p text:style-name="Normal">(40,</text:p>
      <text:p text:style-name="Normal">16),</text:p>
      <text:soft-page-break/>
      <text:p text:style-name="Normal">(40,</text:p>
      <text:p text:style-name="Normal">17),</text:p>
      <text:p text:style-name="Normal">(40,</text:p>
      <text:p text:style-name="Normal">18),</text:p>
      <text:p text:style-name="Normal">(40,</text:p>
      <text:p text:style-name="Normal">19),</text:p>
      <text:p text:style-name="Normal">(40,</text:p>
      <text:p text:style-name="Normal">20),</text:p>
      <text:p text:style-name="Normal">(40,</text:p>
      <text:p text:style-name="Normal">21),</text:p>
      <text:p text:style-name="Normal">(40,</text:p>
      <text:p text:style-name="Normal">22),</text:p>
      <text:p text:style-name="Normal">(40,</text:p>
      <text:p text:style-name="Normal">23),</text:p>
      <text:p text:style-name="Normal">(40,</text:p>
      <text:p text:style-name="Normal">24),</text:p>
      <text:p text:style-name="Normal">(40,</text:p>
      <text:p text:style-name="Normal">25),</text:p>
      <text:p text:style-name="Normal">(40,</text:p>
      <text:p text:style-name="Normal">26),</text:p>
      <text:p text:style-name="Normal">(40,</text:p>
      <text:p text:style-name="Normal">27),</text:p>
      <text:p text:style-name="Normal">(40,</text:p>
      <text:p text:style-name="Normal">28),</text:p>
      <text:p text:style-name="Normal">(40,</text:p>
      <text:p text:style-name="Normal">29),</text:p>
      <text:p text:style-name="Normal">(40,</text:p>
      <text:p text:style-name="Normal">30),</text:p>
      <text:p text:style-name="Normal">(40,</text:p>
      <text:p text:style-name="Normal">31),</text:p>
      <text:p text:style-name="Normal">(40,</text:p>
      <text:soft-page-break/>
      <text:p text:style-name="Normal">32),</text:p>
      <text:p text:style-name="Normal">(40,</text:p>
      <text:p text:style-name="Normal">33),</text:p>
      <text:p text:style-name="Normal">(40,</text:p>
      <text:p text:style-name="Normal">34),</text:p>
      <text:p text:style-name="Normal">(40,</text:p>
      <text:p text:style-name="Normal">35),</text:p>
      <text:p text:style-name="Normal">(40,</text:p>
      <text:p text:style-name="Normal">36),</text:p>
      <text:p text:style-name="Normal">(40,</text:p>
      <text:p text:style-name="Normal">37),</text:p>
      <text:p text:style-name="Normal">(40,</text:p>
      <text:p text:style-name="Normal">38),</text:p>
      <text:p text:style-name="Normal">(40,</text:p>
      <text:p text:style-name="Normal">39),</text:p>
      <text:p text:style-name="Normal">(40,</text:p>
      <text:p text:style-name="Normal">41),</text:p>
      <text:p text:style-name="Normal">(40,</text:p>
      <text:p text:style-name="Normal">42),</text:p>
      <text:p text:style-name="Normal">(40,</text:p>
      <text:p text:style-name="Normal">43),</text:p>
      <text:p text:style-name="Normal">(40,</text:p>
      <text:p text:style-name="Normal">44),</text:p>
      <text:p text:style-name="Normal">(40,</text:p>
      <text:p text:style-name="Normal">45),</text:p>
      <text:p text:style-name="Normal">(40,</text:p>
      <text:p text:style-name="Normal">46),</text:p>
      <text:p text:style-name="Normal">(40,</text:p>
      <text:p text:style-name="Normal">47),</text:p>
      <text:p text:style-name="Normal">(40,</text:p>
      <text:p text:style-name="Normal">48),</text:p>
      <text:soft-page-break/>
      <text:p text:style-name="Normal">(40,</text:p>
      <text:p text:style-name="Normal">49),</text:p>
      <text:p text:style-name="Normal">(40,</text:p>
      <text:p text:style-name="Normal">50),</text:p>
      <text:p text:style-name="Normal">(40,</text:p>
      <text:p text:style-name="Normal">51),</text:p>
      <text:p text:style-name="Normal">(40,</text:p>
      <text:p text:style-name="Normal">52),</text:p>
      <text:p text:style-name="Normal">(40,</text:p>
      <text:p text:style-name="Normal">53),</text:p>
      <text:p text:style-name="Normal">(40,</text:p>
      <text:p text:style-name="Normal">54),</text:p>
      <text:p text:style-name="Normal">(40,</text:p>
      <text:p text:style-name="Normal">55),</text:p>
      <text:p text:style-name="Normal">(40,</text:p>
      <text:p text:style-name="Normal">56),</text:p>
      <text:p text:style-name="Normal">(40,</text:p>
      <text:p text:style-name="Normal">57),</text:p>
      <text:p text:style-name="Normal">(40,</text:p>
      <text:p text:style-name="Normal">58),</text:p>
      <text:p text:style-name="Normal">(40,</text:p>
      <text:p text:style-name="Normal">59),</text:p>
      <text:p text:style-name="Normal">(40,</text:p>
      <text:p text:style-name="Normal">60),</text:p>
      <text:p text:style-name="Normal">(40,</text:p>
      <text:p text:style-name="Normal">61),</text:p>
      <text:p text:style-name="Normal">(40,</text:p>
      <text:p text:style-name="Normal">62),</text:p>
      <text:p text:style-name="Normal">(40,</text:p>
      <text:p text:style-name="Normal">63),</text:p>
      <text:p text:style-name="Normal">(40,</text:p>
      <text:soft-page-break/>
      <text:p text:style-name="Normal">64),</text:p>
      <text:p text:style-name="Normal">(40,</text:p>
      <text:p text:style-name="Normal">65),</text:p>
      <text:p text:style-name="Normal">(40,</text:p>
      <text:p text:style-name="Normal">66),</text:p>
      <text:p text:style-name="Normal">(40,</text:p>
      <text:p text:style-name="Normal">67),</text:p>
      <text:p text:style-name="Normal">(40,</text:p>
      <text:p text:style-name="Normal">68),</text:p>
      <text:p text:style-name="Normal">(40,</text:p>
      <text:p text:style-name="Normal">69),</text:p>
      <text:p text:style-name="Normal">(40,</text:p>
      <text:p text:style-name="Normal">70),</text:p>
      <text:p text:style-name="Normal">(40,</text:p>
      <text:p text:style-name="Normal">71),</text:p>
      <text:p text:style-name="Normal">(40,</text:p>
      <text:p text:style-name="Normal">72),</text:p>
      <text:p text:style-name="Normal">(40,</text:p>
      <text:p text:style-name="Normal">73),</text:p>
      <text:p text:style-name="Normal">(40,</text:p>
      <text:p text:style-name="Normal">74),</text:p>
      <text:p text:style-name="Normal">(40,</text:p>
      <text:p text:style-name="Normal">75),</text:p>
      <text:p text:style-name="Normal">(40,</text:p>
      <text:p text:style-name="Normal">76),</text:p>
      <text:p text:style-name="Normal">(40,</text:p>
      <text:p text:style-name="Normal">77),</text:p>
      <text:p text:style-name="Normal">(40,</text:p>
      <text:p text:style-name="Normal">78),</text:p>
      <text:p text:style-name="Normal">(40,</text:p>
      <text:p text:style-name="Normal">79),</text:p>
      <text:soft-page-break/>
      <text:p text:style-name="Normal">(40,</text:p>
      <text:p text:style-name="Normal">80),</text:p>
      <text:p text:style-name="Normal">(40,</text:p>
      <text:p text:style-name="Normal">81),</text:p>
      <text:p text:style-name="Normal">(40,</text:p>
      <text:p text:style-name="Normal">82),</text:p>
      <text:p text:style-name="Normal">(40,</text:p>
      <text:p text:style-name="Normal">83),</text:p>
      <text:p text:style-name="Normal">(40,</text:p>
      <text:p text:style-name="Normal">84),</text:p>
      <text:p text:style-name="Normal">(40,</text:p>
      <text:p text:style-name="Normal">85),</text:p>
      <text:p text:style-name="Normal">(40,</text:p>
      <text:p text:style-name="Normal">86),</text:p>
      <text:p text:style-name="Normal">(40,</text:p>
      <text:p text:style-name="Normal">87),</text:p>
      <text:p text:style-name="Normal">(40,</text:p>
      <text:p text:style-name="Normal">88),</text:p>
      <text:p text:style-name="Normal">(40,</text:p>
      <text:p text:style-name="Normal">89),</text:p>
      <text:p text:style-name="Normal">(40,</text:p>
      <text:p text:style-name="Normal">90),</text:p>
      <text:p text:style-name="Normal">(40,</text:p>
      <text:p text:style-name="Normal">91),</text:p>
      <text:p text:style-name="Normal">(40,</text:p>
      <text:p text:style-name="Normal">92),</text:p>
      <text:p text:style-name="Normal">(40,</text:p>
      <text:p text:style-name="Normal">93),</text:p>
      <text:p text:style-name="Normal">(40,</text:p>
      <text:p text:style-name="Normal">94),</text:p>
      <text:p text:style-name="Normal">(40,</text:p>
      <text:soft-page-break/>
      <text:p text:style-name="Normal">95),</text:p>
      <text:p text:style-name="Normal">(40,</text:p>
      <text:p text:style-name="Normal">96),</text:p>
      <text:p text:style-name="Normal">(40,</text:p>
      <text:p text:style-name="Normal">97),</text:p>
      <text:p text:style-name="Normal">(40,</text:p>
      <text:p text:style-name="Normal">98),</text:p>
      <text:p text:style-name="Normal">(40,</text:p>
      <text:p text:style-name="Normal">99),</text:p>
      <text:p text:style-name="Normal">(40,</text:p>
      <text:p text:style-name="Normal">100),</text:p>
      <text:p text:style-name="Normal">(41,</text:p>
      <text:p text:style-name="Normal">1),</text:p>
      <text:p text:style-name="Normal">(41,</text:p>
      <text:p text:style-name="Normal">2),</text:p>
      <text:p text:style-name="Normal">(41,</text:p>
      <text:p text:style-name="Normal">3),</text:p>
      <text:p text:style-name="Normal">(41,</text:p>
      <text:p text:style-name="Normal">4),</text:p>
      <text:p text:style-name="Normal">(41,</text:p>
      <text:p text:style-name="Normal">5),</text:p>
      <text:p text:style-name="Normal">(41,</text:p>
      <text:p text:style-name="Normal">6),</text:p>
      <text:p text:style-name="Normal">(41,</text:p>
      <text:p text:style-name="Normal">7),</text:p>
      <text:p text:style-name="Normal">(41,</text:p>
      <text:p text:style-name="Normal">8),</text:p>
      <text:p text:style-name="Normal">(41,</text:p>
      <text:p text:style-name="Normal">9),</text:p>
      <text:p text:style-name="Normal">(41,</text:p>
      <text:p text:style-name="Normal">10),</text:p>
      <text:soft-page-break/>
      <text:p text:style-name="Normal">(41,</text:p>
      <text:p text:style-name="Normal">11),</text:p>
      <text:p text:style-name="Normal">(41,</text:p>
      <text:p text:style-name="Normal">12),</text:p>
      <text:p text:style-name="Normal">(41,</text:p>
      <text:p text:style-name="Normal">13),</text:p>
      <text:p text:style-name="Normal">(41,</text:p>
      <text:p text:style-name="Normal">14),</text:p>
      <text:p text:style-name="Normal">(41,</text:p>
      <text:p text:style-name="Normal">15),</text:p>
      <text:p text:style-name="Normal">(41,</text:p>
      <text:p text:style-name="Normal">16),</text:p>
      <text:p text:style-name="Normal">(41,</text:p>
      <text:p text:style-name="Normal">17),</text:p>
      <text:p text:style-name="Normal">(41,</text:p>
      <text:p text:style-name="Normal">18),</text:p>
      <text:p text:style-name="Normal">(41,</text:p>
      <text:p text:style-name="Normal">19),</text:p>
      <text:p text:style-name="Normal">(41,</text:p>
      <text:p text:style-name="Normal">20),</text:p>
      <text:p text:style-name="Normal">(41,</text:p>
      <text:p text:style-name="Normal">21),</text:p>
      <text:p text:style-name="Normal">(41,</text:p>
      <text:p text:style-name="Normal">22),</text:p>
      <text:p text:style-name="Normal">(41,</text:p>
      <text:p text:style-name="Normal">23),</text:p>
      <text:p text:style-name="Normal">(41,</text:p>
      <text:p text:style-name="Normal">24),</text:p>
      <text:p text:style-name="Normal">(41,</text:p>
      <text:p text:style-name="Normal">25),</text:p>
      <text:p text:style-name="Normal">(41,</text:p>
      <text:soft-page-break/>
      <text:p text:style-name="Normal">26),</text:p>
      <text:p text:style-name="Normal">(41,</text:p>
      <text:p text:style-name="Normal">27),</text:p>
      <text:p text:style-name="Normal">(41,</text:p>
      <text:p text:style-name="Normal">28),</text:p>
      <text:p text:style-name="Normal">(41,</text:p>
      <text:p text:style-name="Normal">29),</text:p>
      <text:p text:style-name="Normal">(41,</text:p>
      <text:p text:style-name="Normal">30),</text:p>
      <text:p text:style-name="Normal">(41,</text:p>
      <text:p text:style-name="Normal">31),</text:p>
      <text:p text:style-name="Normal">(41,</text:p>
      <text:p text:style-name="Normal">32),</text:p>
      <text:p text:style-name="Normal">(41,</text:p>
      <text:p text:style-name="Normal">33),</text:p>
      <text:p text:style-name="Normal">(41,</text:p>
      <text:p text:style-name="Normal">34),</text:p>
      <text:p text:style-name="Normal">(41,</text:p>
      <text:p text:style-name="Normal">35),</text:p>
      <text:p text:style-name="Normal">(41,</text:p>
      <text:p text:style-name="Normal">36),</text:p>
      <text:p text:style-name="Normal">(41,</text:p>
      <text:p text:style-name="Normal">37),</text:p>
      <text:p text:style-name="Normal">(41,</text:p>
      <text:p text:style-name="Normal">38),</text:p>
      <text:p text:style-name="Normal">(41,</text:p>
      <text:p text:style-name="Normal">39),</text:p>
      <text:p text:style-name="Normal">(41,</text:p>
      <text:p text:style-name="Normal">40),</text:p>
      <text:p text:style-name="Normal">(41,</text:p>
      <text:p text:style-name="Normal">42),</text:p>
      <text:soft-page-break/>
      <text:p text:style-name="Normal">(41,</text:p>
      <text:p text:style-name="Normal">43),</text:p>
      <text:p text:style-name="Normal">(41,</text:p>
      <text:p text:style-name="Normal">44),</text:p>
      <text:p text:style-name="Normal">(41,</text:p>
      <text:p text:style-name="Normal">45),</text:p>
      <text:p text:style-name="Normal">(41,</text:p>
      <text:p text:style-name="Normal">46),</text:p>
      <text:p text:style-name="Normal">(41,</text:p>
      <text:p text:style-name="Normal">47),</text:p>
      <text:p text:style-name="Normal">(41,</text:p>
      <text:p text:style-name="Normal">48),</text:p>
      <text:p text:style-name="Normal">(41,</text:p>
      <text:p text:style-name="Normal">49),</text:p>
      <text:p text:style-name="Normal">(41,</text:p>
      <text:p text:style-name="Normal">50),</text:p>
      <text:p text:style-name="Normal">(41,</text:p>
      <text:p text:style-name="Normal">51),</text:p>
      <text:p text:style-name="Normal">(41,</text:p>
      <text:p text:style-name="Normal">52),</text:p>
      <text:p text:style-name="Normal">(41,</text:p>
      <text:p text:style-name="Normal">53),</text:p>
      <text:p text:style-name="Normal">(41,</text:p>
      <text:p text:style-name="Normal">54),</text:p>
      <text:p text:style-name="Normal">(41,</text:p>
      <text:p text:style-name="Normal">55),</text:p>
      <text:p text:style-name="Normal">(41,</text:p>
      <text:p text:style-name="Normal">56),</text:p>
      <text:p text:style-name="Normal">(41,</text:p>
      <text:p text:style-name="Normal">57),</text:p>
      <text:p text:style-name="Normal">(41,</text:p>
      <text:soft-page-break/>
      <text:p text:style-name="Normal">58),</text:p>
      <text:p text:style-name="Normal">(41,</text:p>
      <text:p text:style-name="Normal">59),</text:p>
      <text:p text:style-name="Normal">(41,</text:p>
      <text:p text:style-name="Normal">60),</text:p>
      <text:p text:style-name="Normal">(41,</text:p>
      <text:p text:style-name="Normal">61),</text:p>
      <text:p text:style-name="Normal">(41,</text:p>
      <text:p text:style-name="Normal">62),</text:p>
      <text:p text:style-name="Normal">(41,</text:p>
      <text:p text:style-name="Normal">63),</text:p>
      <text:p text:style-name="Normal">(41,</text:p>
      <text:p text:style-name="Normal">64),</text:p>
      <text:p text:style-name="Normal">(41,</text:p>
      <text:p text:style-name="Normal">65),</text:p>
      <text:p text:style-name="Normal">(41,</text:p>
      <text:p text:style-name="Normal">66),</text:p>
      <text:p text:style-name="Normal">(41,</text:p>
      <text:p text:style-name="Normal">67),</text:p>
      <text:p text:style-name="Normal">(41,</text:p>
      <text:p text:style-name="Normal">68),</text:p>
      <text:p text:style-name="Normal">(41,</text:p>
      <text:p text:style-name="Normal">69),</text:p>
      <text:p text:style-name="Normal">(41,</text:p>
      <text:p text:style-name="Normal">70),</text:p>
      <text:p text:style-name="Normal">(41,</text:p>
      <text:p text:style-name="Normal">71),</text:p>
      <text:p text:style-name="Normal">(41,</text:p>
      <text:p text:style-name="Normal">72),</text:p>
      <text:p text:style-name="Normal">(41,</text:p>
      <text:p text:style-name="Normal">73),</text:p>
      <text:soft-page-break/>
      <text:p text:style-name="Normal">(41,</text:p>
      <text:p text:style-name="Normal">74),</text:p>
      <text:p text:style-name="Normal">(41,</text:p>
      <text:p text:style-name="Normal">75),</text:p>
      <text:p text:style-name="Normal">(41,</text:p>
      <text:p text:style-name="Normal">76),</text:p>
      <text:p text:style-name="Normal">(41,</text:p>
      <text:p text:style-name="Normal">77),</text:p>
      <text:p text:style-name="Normal">(41,</text:p>
      <text:p text:style-name="Normal">78),</text:p>
      <text:p text:style-name="Normal">(41,</text:p>
      <text:p text:style-name="Normal">79),</text:p>
      <text:p text:style-name="Normal">(41,</text:p>
      <text:p text:style-name="Normal">80),</text:p>
      <text:p text:style-name="Normal">(41,</text:p>
      <text:p text:style-name="Normal">81),</text:p>
      <text:p text:style-name="Normal">(41,</text:p>
      <text:p text:style-name="Normal">82),</text:p>
      <text:p text:style-name="Normal">(41,</text:p>
      <text:p text:style-name="Normal">83),</text:p>
      <text:p text:style-name="Normal">(41,</text:p>
      <text:p text:style-name="Normal">84),</text:p>
      <text:p text:style-name="Normal">(41,</text:p>
      <text:p text:style-name="Normal">85),</text:p>
      <text:p text:style-name="Normal">(41,</text:p>
      <text:p text:style-name="Normal">86),</text:p>
      <text:p text:style-name="Normal">(41,</text:p>
      <text:p text:style-name="Normal">87),</text:p>
      <text:p text:style-name="Normal">(41,</text:p>
      <text:p text:style-name="Normal">88),</text:p>
      <text:p text:style-name="Normal">(41,</text:p>
      <text:soft-page-break/>
      <text:p text:style-name="Normal">89),</text:p>
      <text:p text:style-name="Normal">(41,</text:p>
      <text:p text:style-name="Normal">90),</text:p>
      <text:p text:style-name="Normal">(41,</text:p>
      <text:p text:style-name="Normal">91),</text:p>
      <text:p text:style-name="Normal">(41,</text:p>
      <text:p text:style-name="Normal">92),</text:p>
      <text:p text:style-name="Normal">(41,</text:p>
      <text:p text:style-name="Normal">93),</text:p>
      <text:p text:style-name="Normal">(41,</text:p>
      <text:p text:style-name="Normal">94),</text:p>
      <text:p text:style-name="Normal">(41,</text:p>
      <text:p text:style-name="Normal">95),</text:p>
      <text:p text:style-name="Normal">(41,</text:p>
      <text:p text:style-name="Normal">96),</text:p>
      <text:p text:style-name="Normal">(41,</text:p>
      <text:p text:style-name="Normal">97),</text:p>
      <text:p text:style-name="Normal">(41,</text:p>
      <text:p text:style-name="Normal">98),</text:p>
      <text:p text:style-name="Normal">(41,</text:p>
      <text:p text:style-name="Normal">99),</text:p>
      <text:p text:style-name="Normal">(41,</text:p>
      <text:p text:style-name="Normal">100),</text:p>
      <text:p text:style-name="Normal">(42,</text:p>
      <text:p text:style-name="Normal">1),</text:p>
      <text:p text:style-name="Normal">(42,</text:p>
      <text:p text:style-name="Normal">2),</text:p>
      <text:p text:style-name="Normal">(42,</text:p>
      <text:p text:style-name="Normal">3),</text:p>
      <text:p text:style-name="Normal">(42,</text:p>
      <text:p text:style-name="Normal">4),</text:p>
      <text:soft-page-break/>
      <text:p text:style-name="Normal">(42,</text:p>
      <text:p text:style-name="Normal">5),</text:p>
      <text:p text:style-name="Normal">(42,</text:p>
      <text:p text:style-name="Normal">6),</text:p>
      <text:p text:style-name="Normal">(42,</text:p>
      <text:p text:style-name="Normal">7),</text:p>
      <text:p text:style-name="Normal">(42,</text:p>
      <text:p text:style-name="Normal">8),</text:p>
      <text:p text:style-name="Normal">(42,</text:p>
      <text:p text:style-name="Normal">9),</text:p>
      <text:p text:style-name="Normal">(42,</text:p>
      <text:p text:style-name="Normal">10),</text:p>
      <text:p text:style-name="Normal">(42,</text:p>
      <text:p text:style-name="Normal">11),</text:p>
      <text:p text:style-name="Normal">(42,</text:p>
      <text:p text:style-name="Normal">12),</text:p>
      <text:p text:style-name="Normal">(42,</text:p>
      <text:p text:style-name="Normal">13),</text:p>
      <text:p text:style-name="Normal">(42,</text:p>
      <text:p text:style-name="Normal">14),</text:p>
      <text:p text:style-name="Normal">(42,</text:p>
      <text:p text:style-name="Normal">15),</text:p>
      <text:p text:style-name="Normal">(42,</text:p>
      <text:p text:style-name="Normal">16),</text:p>
      <text:p text:style-name="Normal">(42,</text:p>
      <text:p text:style-name="Normal">17),</text:p>
      <text:p text:style-name="Normal">(42,</text:p>
      <text:p text:style-name="Normal">18),</text:p>
      <text:p text:style-name="Normal">(42,</text:p>
      <text:p text:style-name="Normal">19),</text:p>
      <text:p text:style-name="Normal">(42,</text:p>
      <text:soft-page-break/>
      <text:p text:style-name="Normal">20),</text:p>
      <text:p text:style-name="Normal">(42,</text:p>
      <text:p text:style-name="Normal">21),</text:p>
      <text:p text:style-name="Normal">(42,</text:p>
      <text:p text:style-name="Normal">22),</text:p>
      <text:p text:style-name="Normal">(42,</text:p>
      <text:p text:style-name="Normal">23),</text:p>
      <text:p text:style-name="Normal">(42,</text:p>
      <text:p text:style-name="Normal">24),</text:p>
      <text:p text:style-name="Normal">(42,</text:p>
      <text:p text:style-name="Normal">25),</text:p>
      <text:p text:style-name="Normal">(42,</text:p>
      <text:p text:style-name="Normal">26),</text:p>
      <text:p text:style-name="Normal">(42,</text:p>
      <text:p text:style-name="Normal">27),</text:p>
      <text:p text:style-name="Normal">(42,</text:p>
      <text:p text:style-name="Normal">28),</text:p>
      <text:p text:style-name="Normal">(42,</text:p>
      <text:p text:style-name="Normal">29),</text:p>
      <text:p text:style-name="Normal">(42,</text:p>
      <text:p text:style-name="Normal">30),</text:p>
      <text:p text:style-name="Normal">(42,</text:p>
      <text:p text:style-name="Normal">31),</text:p>
      <text:p text:style-name="Normal">(42,</text:p>
      <text:p text:style-name="Normal">32),</text:p>
      <text:p text:style-name="Normal">(42,</text:p>
      <text:p text:style-name="Normal">33),</text:p>
      <text:p text:style-name="Normal">(42,</text:p>
      <text:p text:style-name="Normal">34),</text:p>
      <text:p text:style-name="Normal">(42,</text:p>
      <text:p text:style-name="Normal">35),</text:p>
      <text:soft-page-break/>
      <text:p text:style-name="Normal">(42,</text:p>
      <text:p text:style-name="Normal">36),</text:p>
      <text:p text:style-name="Normal">(42,</text:p>
      <text:p text:style-name="Normal">37),</text:p>
      <text:p text:style-name="Normal">(42,</text:p>
      <text:p text:style-name="Normal">38),</text:p>
      <text:p text:style-name="Normal">(42,</text:p>
      <text:p text:style-name="Normal">39),</text:p>
      <text:p text:style-name="Normal">(42,</text:p>
      <text:p text:style-name="Normal">40),</text:p>
      <text:p text:style-name="Normal">(42,</text:p>
      <text:p text:style-name="Normal">41),</text:p>
      <text:p text:style-name="Normal">(42,</text:p>
      <text:p text:style-name="Normal">43),</text:p>
      <text:p text:style-name="Normal">(42,</text:p>
      <text:p text:style-name="Normal">44),</text:p>
      <text:p text:style-name="Normal">(42,</text:p>
      <text:p text:style-name="Normal">45),</text:p>
      <text:p text:style-name="Normal">(42,</text:p>
      <text:p text:style-name="Normal">46),</text:p>
      <text:p text:style-name="Normal">(42,</text:p>
      <text:p text:style-name="Normal">47),</text:p>
      <text:p text:style-name="Normal">(42,</text:p>
      <text:p text:style-name="Normal">48),</text:p>
      <text:p text:style-name="Normal">(42,</text:p>
      <text:p text:style-name="Normal">49),</text:p>
      <text:p text:style-name="Normal">(42,</text:p>
      <text:p text:style-name="Normal">50),</text:p>
      <text:p text:style-name="Normal">(42,</text:p>
      <text:p text:style-name="Normal">51),</text:p>
      <text:p text:style-name="Normal">(42,</text:p>
      <text:soft-page-break/>
      <text:p text:style-name="Normal">52),</text:p>
      <text:p text:style-name="Normal">(42,</text:p>
      <text:p text:style-name="Normal">53),</text:p>
      <text:p text:style-name="Normal">(42,</text:p>
      <text:p text:style-name="Normal">54),</text:p>
      <text:p text:style-name="Normal">(42,</text:p>
      <text:p text:style-name="Normal">55),</text:p>
      <text:p text:style-name="Normal">(42,</text:p>
      <text:p text:style-name="Normal">56),</text:p>
      <text:p text:style-name="Normal">(42,</text:p>
      <text:p text:style-name="Normal">57),</text:p>
      <text:p text:style-name="Normal">(42,</text:p>
      <text:p text:style-name="Normal">58),</text:p>
      <text:p text:style-name="Normal">(42,</text:p>
      <text:p text:style-name="Normal">59),</text:p>
      <text:p text:style-name="Normal">(42,</text:p>
      <text:p text:style-name="Normal">60),</text:p>
      <text:p text:style-name="Normal">(42,</text:p>
      <text:p text:style-name="Normal">61),</text:p>
      <text:p text:style-name="Normal">(42,</text:p>
      <text:p text:style-name="Normal">62),</text:p>
      <text:p text:style-name="Normal">(42,</text:p>
      <text:p text:style-name="Normal">63),</text:p>
      <text:p text:style-name="Normal">(42,</text:p>
      <text:p text:style-name="Normal">64),</text:p>
      <text:p text:style-name="Normal">(42,</text:p>
      <text:p text:style-name="Normal">65),</text:p>
      <text:p text:style-name="Normal">(42,</text:p>
      <text:p text:style-name="Normal">66),</text:p>
      <text:p text:style-name="Normal">(42,</text:p>
      <text:p text:style-name="Normal">67),</text:p>
      <text:soft-page-break/>
      <text:p text:style-name="Normal">(42,</text:p>
      <text:p text:style-name="Normal">68),</text:p>
      <text:p text:style-name="Normal">(42,</text:p>
      <text:p text:style-name="Normal">69),</text:p>
      <text:p text:style-name="Normal">(42,</text:p>
      <text:p text:style-name="Normal">70),</text:p>
      <text:p text:style-name="Normal">(42,</text:p>
      <text:p text:style-name="Normal">71),</text:p>
      <text:p text:style-name="Normal">(42,</text:p>
      <text:p text:style-name="Normal">72),</text:p>
      <text:p text:style-name="Normal">(42,</text:p>
      <text:p text:style-name="Normal">73),</text:p>
      <text:p text:style-name="Normal">(42,</text:p>
      <text:p text:style-name="Normal">74),</text:p>
      <text:p text:style-name="Normal">(42,</text:p>
      <text:p text:style-name="Normal">75),</text:p>
      <text:p text:style-name="Normal">(42,</text:p>
      <text:p text:style-name="Normal">76),</text:p>
      <text:p text:style-name="Normal">(42,</text:p>
      <text:p text:style-name="Normal">77),</text:p>
      <text:p text:style-name="Normal">(42,</text:p>
      <text:p text:style-name="Normal">78),</text:p>
      <text:p text:style-name="Normal">(42,</text:p>
      <text:p text:style-name="Normal">79),</text:p>
      <text:p text:style-name="Normal">(42,</text:p>
      <text:p text:style-name="Normal">80),</text:p>
      <text:p text:style-name="Normal">(42,</text:p>
      <text:p text:style-name="Normal">81),</text:p>
      <text:p text:style-name="Normal">(42,</text:p>
      <text:p text:style-name="Normal">82),</text:p>
      <text:p text:style-name="Normal">(42,</text:p>
      <text:soft-page-break/>
      <text:p text:style-name="Normal">83),</text:p>
      <text:p text:style-name="Normal">(42,</text:p>
      <text:p text:style-name="Normal">84),</text:p>
      <text:p text:style-name="Normal">(42,</text:p>
      <text:p text:style-name="Normal">85),</text:p>
      <text:p text:style-name="Normal">(42,</text:p>
      <text:p text:style-name="Normal">86),</text:p>
      <text:p text:style-name="Normal">(42,</text:p>
      <text:p text:style-name="Normal">87),</text:p>
      <text:p text:style-name="Normal">(42,</text:p>
      <text:p text:style-name="Normal">88),</text:p>
      <text:p text:style-name="Normal">(42,</text:p>
      <text:p text:style-name="Normal">89),</text:p>
      <text:p text:style-name="Normal">(42,</text:p>
      <text:p text:style-name="Normal">90),</text:p>
      <text:p text:style-name="Normal">(42,</text:p>
      <text:p text:style-name="Normal">91),</text:p>
      <text:p text:style-name="Normal">(42,</text:p>
      <text:p text:style-name="Normal">92),</text:p>
      <text:p text:style-name="Normal">(42,</text:p>
      <text:p text:style-name="Normal">93),</text:p>
      <text:p text:style-name="Normal">(42,</text:p>
      <text:p text:style-name="Normal">94),</text:p>
      <text:p text:style-name="Normal">(42,</text:p>
      <text:p text:style-name="Normal">95),</text:p>
      <text:p text:style-name="Normal">(42,</text:p>
      <text:p text:style-name="Normal">96),</text:p>
      <text:p text:style-name="Normal">(42,</text:p>
      <text:p text:style-name="Normal">97),</text:p>
      <text:p text:style-name="Normal">(42,</text:p>
      <text:p text:style-name="Normal">98),</text:p>
      <text:soft-page-break/>
      <text:p text:style-name="Normal">(42,</text:p>
      <text:p text:style-name="Normal">99),</text:p>
      <text:p text:style-name="Normal">(42,</text:p>
      <text:p text:style-name="Normal">100),</text:p>
      <text:p text:style-name="Normal">(43,</text:p>
      <text:p text:style-name="Normal">1),</text:p>
      <text:p text:style-name="Normal">(43,</text:p>
      <text:p text:style-name="Normal">2),</text:p>
      <text:p text:style-name="Normal">(43,</text:p>
      <text:p text:style-name="Normal">3),</text:p>
      <text:p text:style-name="Normal">(43,</text:p>
      <text:p text:style-name="Normal">4),</text:p>
      <text:p text:style-name="Normal">(43,</text:p>
      <text:p text:style-name="Normal">5),</text:p>
      <text:p text:style-name="Normal">(43,</text:p>
      <text:p text:style-name="Normal">6),</text:p>
      <text:p text:style-name="Normal">(43,</text:p>
      <text:p text:style-name="Normal">7),</text:p>
      <text:p text:style-name="Normal">(43,</text:p>
      <text:p text:style-name="Normal">8),</text:p>
      <text:p text:style-name="Normal">(43,</text:p>
      <text:p text:style-name="Normal">9),</text:p>
      <text:p text:style-name="Normal">(43,</text:p>
      <text:p text:style-name="Normal">10),</text:p>
      <text:p text:style-name="Normal">(43,</text:p>
      <text:p text:style-name="Normal">11),</text:p>
      <text:p text:style-name="Normal">(43,</text:p>
      <text:p text:style-name="Normal">12),</text:p>
      <text:p text:style-name="Normal">(43,</text:p>
      <text:p text:style-name="Normal">13),</text:p>
      <text:p text:style-name="Normal">(43,</text:p>
      <text:soft-page-break/>
      <text:p text:style-name="Normal">14),</text:p>
      <text:p text:style-name="Normal">(43,</text:p>
      <text:p text:style-name="Normal">15),</text:p>
      <text:p text:style-name="Normal">(43,</text:p>
      <text:p text:style-name="Normal">16),</text:p>
      <text:p text:style-name="Normal">(43,</text:p>
      <text:p text:style-name="Normal">17),</text:p>
      <text:p text:style-name="Normal">(43,</text:p>
      <text:p text:style-name="Normal">18),</text:p>
      <text:p text:style-name="Normal">(43,</text:p>
      <text:p text:style-name="Normal">19),</text:p>
      <text:p text:style-name="Normal">(43,</text:p>
      <text:p text:style-name="Normal">20),</text:p>
      <text:p text:style-name="Normal">(43,</text:p>
      <text:p text:style-name="Normal">21),</text:p>
      <text:p text:style-name="Normal">(43,</text:p>
      <text:p text:style-name="Normal">22),</text:p>
      <text:p text:style-name="Normal">(43,</text:p>
      <text:p text:style-name="Normal">23),</text:p>
      <text:p text:style-name="Normal">(43,</text:p>
      <text:p text:style-name="Normal">24),</text:p>
      <text:p text:style-name="Normal">(43,</text:p>
      <text:p text:style-name="Normal">25),</text:p>
      <text:p text:style-name="Normal">(43,</text:p>
      <text:p text:style-name="Normal">26),</text:p>
      <text:p text:style-name="Normal">(43,</text:p>
      <text:p text:style-name="Normal">27),</text:p>
      <text:p text:style-name="Normal">(43,</text:p>
      <text:p text:style-name="Normal">28),</text:p>
      <text:p text:style-name="Normal">(43,</text:p>
      <text:p text:style-name="Normal">29),</text:p>
      <text:soft-page-break/>
      <text:p text:style-name="Normal">(43,</text:p>
      <text:p text:style-name="Normal">30),</text:p>
      <text:p text:style-name="Normal">(43,</text:p>
      <text:p text:style-name="Normal">31),</text:p>
      <text:p text:style-name="Normal">(43,</text:p>
      <text:p text:style-name="Normal">32),</text:p>
      <text:p text:style-name="Normal">(43,</text:p>
      <text:p text:style-name="Normal">33),</text:p>
      <text:p text:style-name="Normal">(43,</text:p>
      <text:p text:style-name="Normal">34),</text:p>
      <text:p text:style-name="Normal">(43,</text:p>
      <text:p text:style-name="Normal">35),</text:p>
      <text:p text:style-name="Normal">(43,</text:p>
      <text:p text:style-name="Normal">36),</text:p>
      <text:p text:style-name="Normal">(43,</text:p>
      <text:p text:style-name="Normal">37),</text:p>
      <text:p text:style-name="Normal">(43,</text:p>
      <text:p text:style-name="Normal">38),</text:p>
      <text:p text:style-name="Normal">(43,</text:p>
      <text:p text:style-name="Normal">39),</text:p>
      <text:p text:style-name="Normal">(43,</text:p>
      <text:p text:style-name="Normal">40),</text:p>
      <text:p text:style-name="Normal">(43,</text:p>
      <text:p text:style-name="Normal">41),</text:p>
      <text:p text:style-name="Normal">(43,</text:p>
      <text:p text:style-name="Normal">42),</text:p>
      <text:p text:style-name="Normal">(43,</text:p>
      <text:p text:style-name="Normal">44),</text:p>
      <text:p text:style-name="Normal">(43,</text:p>
      <text:p text:style-name="Normal">45),</text:p>
      <text:p text:style-name="Normal">(43,</text:p>
      <text:soft-page-break/>
      <text:p text:style-name="Normal">46),</text:p>
      <text:p text:style-name="Normal">(43,</text:p>
      <text:p text:style-name="Normal">47),</text:p>
      <text:p text:style-name="Normal">(43,</text:p>
      <text:p text:style-name="Normal">48),</text:p>
      <text:p text:style-name="Normal">(43,</text:p>
      <text:p text:style-name="Normal">49),</text:p>
      <text:p text:style-name="Normal">(43,</text:p>
      <text:p text:style-name="Normal">50),</text:p>
      <text:p text:style-name="Normal">(43,</text:p>
      <text:p text:style-name="Normal">51),</text:p>
      <text:p text:style-name="Normal">(43,</text:p>
      <text:p text:style-name="Normal">52),</text:p>
      <text:p text:style-name="Normal">(43,</text:p>
      <text:p text:style-name="Normal">53),</text:p>
      <text:p text:style-name="Normal">(43,</text:p>
      <text:p text:style-name="Normal">54),</text:p>
      <text:p text:style-name="Normal">(43,</text:p>
      <text:p text:style-name="Normal">55),</text:p>
      <text:p text:style-name="Normal">(43,</text:p>
      <text:p text:style-name="Normal">56),</text:p>
      <text:p text:style-name="Normal">(43,</text:p>
      <text:p text:style-name="Normal">57),</text:p>
      <text:p text:style-name="Normal">(43,</text:p>
      <text:p text:style-name="Normal">58),</text:p>
      <text:p text:style-name="Normal">(43,</text:p>
      <text:p text:style-name="Normal">59),</text:p>
      <text:p text:style-name="Normal">(43,</text:p>
      <text:p text:style-name="Normal">60),</text:p>
      <text:p text:style-name="Normal">(43,</text:p>
      <text:p text:style-name="Normal">61),</text:p>
      <text:soft-page-break/>
      <text:p text:style-name="Normal">(43,</text:p>
      <text:p text:style-name="Normal">62),</text:p>
      <text:p text:style-name="Normal">(43,</text:p>
      <text:p text:style-name="Normal">63),</text:p>
      <text:p text:style-name="Normal">(43,</text:p>
      <text:p text:style-name="Normal">64),</text:p>
      <text:p text:style-name="Normal">(43,</text:p>
      <text:p text:style-name="Normal">65),</text:p>
      <text:p text:style-name="Normal">(43,</text:p>
      <text:p text:style-name="Normal">66),</text:p>
      <text:p text:style-name="Normal">(43,</text:p>
      <text:p text:style-name="Normal">67),</text:p>
      <text:p text:style-name="Normal">(43,</text:p>
      <text:p text:style-name="Normal">68),</text:p>
      <text:p text:style-name="Normal">(43,</text:p>
      <text:p text:style-name="Normal">69),</text:p>
      <text:p text:style-name="Normal">(43,</text:p>
      <text:p text:style-name="Normal">70),</text:p>
      <text:p text:style-name="Normal">(43,</text:p>
      <text:p text:style-name="Normal">71),</text:p>
      <text:p text:style-name="Normal">(43,</text:p>
      <text:p text:style-name="Normal">72),</text:p>
      <text:p text:style-name="Normal">(43,</text:p>
      <text:p text:style-name="Normal">73),</text:p>
      <text:p text:style-name="Normal">(43,</text:p>
      <text:p text:style-name="Normal">74),</text:p>
      <text:p text:style-name="Normal">(43,</text:p>
      <text:p text:style-name="Normal">75),</text:p>
      <text:p text:style-name="Normal">(43,</text:p>
      <text:p text:style-name="Normal">76),</text:p>
      <text:p text:style-name="Normal">(43,</text:p>
      <text:soft-page-break/>
      <text:p text:style-name="Normal">77),</text:p>
      <text:p text:style-name="Normal">(43,</text:p>
      <text:p text:style-name="Normal">78),</text:p>
      <text:p text:style-name="Normal">(43,</text:p>
      <text:p text:style-name="Normal">79),</text:p>
      <text:p text:style-name="Normal">(43,</text:p>
      <text:p text:style-name="Normal">80),</text:p>
      <text:p text:style-name="Normal">(43,</text:p>
      <text:p text:style-name="Normal">81),</text:p>
      <text:p text:style-name="Normal">(43,</text:p>
      <text:p text:style-name="Normal">82),</text:p>
      <text:p text:style-name="Normal">(43,</text:p>
      <text:p text:style-name="Normal">83),</text:p>
      <text:p text:style-name="Normal">(43,</text:p>
      <text:p text:style-name="Normal">84),</text:p>
      <text:p text:style-name="Normal">(43,</text:p>
      <text:p text:style-name="Normal">85),</text:p>
      <text:p text:style-name="Normal">(43,</text:p>
      <text:p text:style-name="Normal">86),</text:p>
      <text:p text:style-name="Normal">(43,</text:p>
      <text:p text:style-name="Normal">87),</text:p>
      <text:p text:style-name="Normal">(43,</text:p>
      <text:p text:style-name="Normal">88),</text:p>
      <text:p text:style-name="Normal">(43,</text:p>
      <text:p text:style-name="Normal">89),</text:p>
      <text:p text:style-name="Normal">(43,</text:p>
      <text:p text:style-name="Normal">90),</text:p>
      <text:p text:style-name="Normal">(43,</text:p>
      <text:p text:style-name="Normal">91),</text:p>
      <text:p text:style-name="Normal">(43,</text:p>
      <text:p text:style-name="Normal">92),</text:p>
      <text:soft-page-break/>
      <text:p text:style-name="Normal">(43,</text:p>
      <text:p text:style-name="Normal">93),</text:p>
      <text:p text:style-name="Normal">(43,</text:p>
      <text:p text:style-name="Normal">94),</text:p>
      <text:p text:style-name="Normal">(43,</text:p>
      <text:p text:style-name="Normal">95),</text:p>
      <text:p text:style-name="Normal">(43,</text:p>
      <text:p text:style-name="Normal">96),</text:p>
      <text:p text:style-name="Normal">(43,</text:p>
      <text:p text:style-name="Normal">97),</text:p>
      <text:p text:style-name="Normal">(43,</text:p>
      <text:p text:style-name="Normal">98),</text:p>
      <text:p text:style-name="Normal">(43,</text:p>
      <text:p text:style-name="Normal">99),</text:p>
      <text:p text:style-name="Normal">(43,</text:p>
      <text:p text:style-name="Normal">100),</text:p>
      <text:p text:style-name="Normal">(44,</text:p>
      <text:p text:style-name="Normal">1),</text:p>
      <text:p text:style-name="Normal">(44,</text:p>
      <text:p text:style-name="Normal">2),</text:p>
      <text:p text:style-name="Normal">(44,</text:p>
      <text:p text:style-name="Normal">3),</text:p>
      <text:p text:style-name="Normal">(44,</text:p>
      <text:p text:style-name="Normal">4),</text:p>
      <text:p text:style-name="Normal">(44,</text:p>
      <text:p text:style-name="Normal">5),</text:p>
      <text:p text:style-name="Normal">(44,</text:p>
      <text:p text:style-name="Normal">6),</text:p>
      <text:p text:style-name="Normal">(44,</text:p>
      <text:p text:style-name="Normal">7),</text:p>
      <text:p text:style-name="Normal">(44,</text:p>
      <text:soft-page-break/>
      <text:p text:style-name="Normal">8),</text:p>
      <text:p text:style-name="Normal">(44,</text:p>
      <text:p text:style-name="Normal">9),</text:p>
      <text:p text:style-name="Normal">(44,</text:p>
      <text:p text:style-name="Normal">10),</text:p>
      <text:p text:style-name="Normal">(44,</text:p>
      <text:p text:style-name="Normal">11),</text:p>
      <text:p text:style-name="Normal">(44,</text:p>
      <text:p text:style-name="Normal">12),</text:p>
      <text:p text:style-name="Normal">(44,</text:p>
      <text:p text:style-name="Normal">13),</text:p>
      <text:p text:style-name="Normal">(44,</text:p>
      <text:p text:style-name="Normal">14),</text:p>
      <text:p text:style-name="Normal">(44,</text:p>
      <text:p text:style-name="Normal">15),</text:p>
      <text:p text:style-name="Normal">(44,</text:p>
      <text:p text:style-name="Normal">16),</text:p>
      <text:p text:style-name="Normal">(44,</text:p>
      <text:p text:style-name="Normal">17),</text:p>
      <text:p text:style-name="Normal">(44,</text:p>
      <text:p text:style-name="Normal">18),</text:p>
      <text:p text:style-name="Normal">(44,</text:p>
      <text:p text:style-name="Normal">19),</text:p>
      <text:p text:style-name="Normal">(44,</text:p>
      <text:p text:style-name="Normal">20),</text:p>
      <text:p text:style-name="Normal">(44,</text:p>
      <text:p text:style-name="Normal">21),</text:p>
      <text:p text:style-name="Normal">(44,</text:p>
      <text:p text:style-name="Normal">22),</text:p>
      <text:p text:style-name="Normal">(44,</text:p>
      <text:p text:style-name="Normal">23),</text:p>
      <text:soft-page-break/>
      <text:p text:style-name="Normal">(44,</text:p>
      <text:p text:style-name="Normal">24),</text:p>
      <text:p text:style-name="Normal">(44,</text:p>
      <text:p text:style-name="Normal">25),</text:p>
      <text:p text:style-name="Normal">(44,</text:p>
      <text:p text:style-name="Normal">26),</text:p>
      <text:p text:style-name="Normal">(44,</text:p>
      <text:p text:style-name="Normal">27),</text:p>
      <text:p text:style-name="Normal">(44,</text:p>
      <text:p text:style-name="Normal">28),</text:p>
      <text:p text:style-name="Normal">(44,</text:p>
      <text:p text:style-name="Normal">29),</text:p>
      <text:p text:style-name="Normal">(44,</text:p>
      <text:p text:style-name="Normal">30),</text:p>
      <text:p text:style-name="Normal">(44,</text:p>
      <text:p text:style-name="Normal">31),</text:p>
      <text:p text:style-name="Normal">(44,</text:p>
      <text:p text:style-name="Normal">32),</text:p>
      <text:p text:style-name="Normal">(44,</text:p>
      <text:p text:style-name="Normal">33),</text:p>
      <text:p text:style-name="Normal">(44,</text:p>
      <text:p text:style-name="Normal">34),</text:p>
      <text:p text:style-name="Normal">(44,</text:p>
      <text:p text:style-name="Normal">35),</text:p>
      <text:p text:style-name="Normal">(44,</text:p>
      <text:p text:style-name="Normal">36),</text:p>
      <text:p text:style-name="Normal">(44,</text:p>
      <text:p text:style-name="Normal">37),</text:p>
      <text:p text:style-name="Normal">(44,</text:p>
      <text:p text:style-name="Normal">38),</text:p>
      <text:p text:style-name="Normal">(44,</text:p>
      <text:soft-page-break/>
      <text:p text:style-name="Normal">39),</text:p>
      <text:p text:style-name="Normal">(44,</text:p>
      <text:p text:style-name="Normal">40),</text:p>
      <text:p text:style-name="Normal">(44,</text:p>
      <text:p text:style-name="Normal">41),</text:p>
      <text:p text:style-name="Normal">(44,</text:p>
      <text:p text:style-name="Normal">42),</text:p>
      <text:p text:style-name="Normal">(44,</text:p>
      <text:p text:style-name="Normal">43),</text:p>
      <text:p text:style-name="Normal">(44,</text:p>
      <text:p text:style-name="Normal">45),</text:p>
      <text:p text:style-name="Normal">(44,</text:p>
      <text:p text:style-name="Normal">46),</text:p>
      <text:p text:style-name="Normal">(44,</text:p>
      <text:p text:style-name="Normal">47),</text:p>
      <text:p text:style-name="Normal">(44,</text:p>
      <text:p text:style-name="Normal">48),</text:p>
      <text:p text:style-name="Normal">(44,</text:p>
      <text:p text:style-name="Normal">49),</text:p>
      <text:p text:style-name="Normal">(44,</text:p>
      <text:p text:style-name="Normal">50),</text:p>
      <text:p text:style-name="Normal">(44,</text:p>
      <text:p text:style-name="Normal">51),</text:p>
      <text:p text:style-name="Normal">(44,</text:p>
      <text:p text:style-name="Normal">52),</text:p>
      <text:p text:style-name="Normal">(44,</text:p>
      <text:p text:style-name="Normal">53),</text:p>
      <text:p text:style-name="Normal">(44,</text:p>
      <text:p text:style-name="Normal">54),</text:p>
      <text:p text:style-name="Normal">(44,</text:p>
      <text:p text:style-name="Normal">55),</text:p>
      <text:soft-page-break/>
      <text:p text:style-name="Normal">(44,</text:p>
      <text:p text:style-name="Normal">56),</text:p>
      <text:p text:style-name="Normal">(44,</text:p>
      <text:p text:style-name="Normal">57),</text:p>
      <text:p text:style-name="Normal">(44,</text:p>
      <text:p text:style-name="Normal">58),</text:p>
      <text:p text:style-name="Normal">(44,</text:p>
      <text:p text:style-name="Normal">59),</text:p>
      <text:p text:style-name="Normal">(44,</text:p>
      <text:p text:style-name="Normal">60),</text:p>
      <text:p text:style-name="Normal">(44,</text:p>
      <text:p text:style-name="Normal">61),</text:p>
      <text:p text:style-name="Normal">(44,</text:p>
      <text:p text:style-name="Normal">62),</text:p>
      <text:p text:style-name="Normal">(44,</text:p>
      <text:p text:style-name="Normal">63),</text:p>
      <text:p text:style-name="Normal">(44,</text:p>
      <text:p text:style-name="Normal">64),</text:p>
      <text:p text:style-name="Normal">(44,</text:p>
      <text:p text:style-name="Normal">65),</text:p>
      <text:p text:style-name="Normal">(44,</text:p>
      <text:p text:style-name="Normal">66),</text:p>
      <text:p text:style-name="Normal">(44,</text:p>
      <text:p text:style-name="Normal">67),</text:p>
      <text:p text:style-name="Normal">(44,</text:p>
      <text:p text:style-name="Normal">68),</text:p>
      <text:p text:style-name="Normal">(44,</text:p>
      <text:p text:style-name="Normal">69),</text:p>
      <text:p text:style-name="Normal">(44,</text:p>
      <text:p text:style-name="Normal">70),</text:p>
      <text:p text:style-name="Normal">(44,</text:p>
      <text:soft-page-break/>
      <text:p text:style-name="Normal">71),</text:p>
      <text:p text:style-name="Normal">(44,</text:p>
      <text:p text:style-name="Normal">72),</text:p>
      <text:p text:style-name="Normal">(44,</text:p>
      <text:p text:style-name="Normal">73),</text:p>
      <text:p text:style-name="Normal">(44,</text:p>
      <text:p text:style-name="Normal">74),</text:p>
      <text:p text:style-name="Normal">(44,</text:p>
      <text:p text:style-name="Normal">75),</text:p>
      <text:p text:style-name="Normal">(44,</text:p>
      <text:p text:style-name="Normal">76),</text:p>
      <text:p text:style-name="Normal">(44,</text:p>
      <text:p text:style-name="Normal">77),</text:p>
      <text:p text:style-name="Normal">(44,</text:p>
      <text:p text:style-name="Normal">78),</text:p>
      <text:p text:style-name="Normal">(44,</text:p>
      <text:p text:style-name="Normal">79),</text:p>
      <text:p text:style-name="Normal">(44,</text:p>
      <text:p text:style-name="Normal">80),</text:p>
      <text:p text:style-name="Normal">(44,</text:p>
      <text:p text:style-name="Normal">81),</text:p>
      <text:p text:style-name="Normal">(44,</text:p>
      <text:p text:style-name="Normal">82),</text:p>
      <text:p text:style-name="Normal">(44,</text:p>
      <text:p text:style-name="Normal">83),</text:p>
      <text:p text:style-name="Normal">(44,</text:p>
      <text:p text:style-name="Normal">84),</text:p>
      <text:p text:style-name="Normal">(44,</text:p>
      <text:p text:style-name="Normal">85),</text:p>
      <text:p text:style-name="Normal">(44,</text:p>
      <text:p text:style-name="Normal">86),</text:p>
      <text:soft-page-break/>
      <text:p text:style-name="Normal">(44,</text:p>
      <text:p text:style-name="Normal">87),</text:p>
      <text:p text:style-name="Normal">(44,</text:p>
      <text:p text:style-name="Normal">88),</text:p>
      <text:p text:style-name="Normal">(44,</text:p>
      <text:p text:style-name="Normal">89),</text:p>
      <text:p text:style-name="Normal">(44,</text:p>
      <text:p text:style-name="Normal">90),</text:p>
      <text:p text:style-name="Normal">(44,</text:p>
      <text:p text:style-name="Normal">91),</text:p>
      <text:p text:style-name="Normal">(44,</text:p>
      <text:p text:style-name="Normal">92),</text:p>
      <text:p text:style-name="Normal">(44,</text:p>
      <text:p text:style-name="Normal">93),</text:p>
      <text:p text:style-name="Normal">(44,</text:p>
      <text:p text:style-name="Normal">94),</text:p>
      <text:p text:style-name="Normal">(44,</text:p>
      <text:p text:style-name="Normal">95),</text:p>
      <text:p text:style-name="Normal">(44,</text:p>
      <text:p text:style-name="Normal">96),</text:p>
      <text:p text:style-name="Normal">(44,</text:p>
      <text:p text:style-name="Normal">97),</text:p>
      <text:p text:style-name="Normal">(44,</text:p>
      <text:p text:style-name="Normal">98),</text:p>
      <text:p text:style-name="Normal">(44,</text:p>
      <text:p text:style-name="Normal">99),</text:p>
      <text:p text:style-name="Normal">(44,</text:p>
      <text:p text:style-name="Normal">100),</text:p>
      <text:p text:style-name="Normal">(46,</text:p>
      <text:p text:style-name="Normal">1),</text:p>
      <text:p text:style-name="Normal">(46,</text:p>
      <text:soft-page-break/>
      <text:p text:style-name="Normal">2),</text:p>
      <text:p text:style-name="Normal">(46,</text:p>
      <text:p text:style-name="Normal">3),</text:p>
      <text:p text:style-name="Normal">(46,</text:p>
      <text:p text:style-name="Normal">4),</text:p>
      <text:p text:style-name="Normal">(46,</text:p>
      <text:p text:style-name="Normal">5),</text:p>
      <text:p text:style-name="Normal">(46,</text:p>
      <text:p text:style-name="Normal">6),</text:p>
      <text:p text:style-name="Normal">(46,</text:p>
      <text:p text:style-name="Normal">7),</text:p>
      <text:p text:style-name="Normal">(46,</text:p>
      <text:p text:style-name="Normal">8),</text:p>
      <text:p text:style-name="Normal">(46,</text:p>
      <text:p text:style-name="Normal">9),</text:p>
      <text:p text:style-name="Normal">(46,</text:p>
      <text:p text:style-name="Normal">10),</text:p>
      <text:p text:style-name="Normal">(46,</text:p>
      <text:p text:style-name="Normal">11),</text:p>
      <text:p text:style-name="Normal">(46,</text:p>
      <text:p text:style-name="Normal">12),</text:p>
      <text:p text:style-name="Normal">(46,</text:p>
      <text:p text:style-name="Normal">13),</text:p>
      <text:p text:style-name="Normal">(46,</text:p>
      <text:p text:style-name="Normal">14),</text:p>
      <text:p text:style-name="Normal">(46,</text:p>
      <text:p text:style-name="Normal">15),</text:p>
      <text:p text:style-name="Normal">(46,</text:p>
      <text:p text:style-name="Normal">16),</text:p>
      <text:p text:style-name="Normal">(46,</text:p>
      <text:p text:style-name="Normal">17),</text:p>
      <text:soft-page-break/>
      <text:p text:style-name="Normal">(46,</text:p>
      <text:p text:style-name="Normal">18),</text:p>
      <text:p text:style-name="Normal">(46,</text:p>
      <text:p text:style-name="Normal">19),</text:p>
      <text:p text:style-name="Normal">(46,</text:p>
      <text:p text:style-name="Normal">20),</text:p>
      <text:p text:style-name="Normal">(46,</text:p>
      <text:p text:style-name="Normal">21),</text:p>
      <text:p text:style-name="Normal">(46,</text:p>
      <text:p text:style-name="Normal">22),</text:p>
      <text:p text:style-name="Normal">(46,</text:p>
      <text:p text:style-name="Normal">23),</text:p>
      <text:p text:style-name="Normal">(46,</text:p>
      <text:p text:style-name="Normal">24),</text:p>
      <text:p text:style-name="Normal">(46,</text:p>
      <text:p text:style-name="Normal">25),</text:p>
      <text:p text:style-name="Normal">(46,</text:p>
      <text:p text:style-name="Normal">26),</text:p>
      <text:p text:style-name="Normal">(46,</text:p>
      <text:p text:style-name="Normal">27),</text:p>
      <text:p text:style-name="Normal">(46,</text:p>
      <text:p text:style-name="Normal">28),</text:p>
      <text:p text:style-name="Normal">(46,</text:p>
      <text:p text:style-name="Normal">29),</text:p>
      <text:p text:style-name="Normal">(46,</text:p>
      <text:p text:style-name="Normal">30),</text:p>
      <text:p text:style-name="Normal">(46,</text:p>
      <text:p text:style-name="Normal">31),</text:p>
      <text:p text:style-name="Normal">(46,</text:p>
      <text:p text:style-name="Normal">32),</text:p>
      <text:p text:style-name="Normal">(46,</text:p>
      <text:soft-page-break/>
      <text:p text:style-name="Normal">33),</text:p>
      <text:p text:style-name="Normal">(46,</text:p>
      <text:p text:style-name="Normal">34),</text:p>
      <text:p text:style-name="Normal">(46,</text:p>
      <text:p text:style-name="Normal">35),</text:p>
      <text:p text:style-name="Normal">(46,</text:p>
      <text:p text:style-name="Normal">36),</text:p>
      <text:p text:style-name="Normal">(46,</text:p>
      <text:p text:style-name="Normal">37),</text:p>
      <text:p text:style-name="Normal">(46,</text:p>
      <text:p text:style-name="Normal">38),</text:p>
      <text:p text:style-name="Normal">(46,</text:p>
      <text:p text:style-name="Normal">39),</text:p>
      <text:p text:style-name="Normal">(46,</text:p>
      <text:p text:style-name="Normal">40),</text:p>
      <text:p text:style-name="Normal">(46,</text:p>
      <text:p text:style-name="Normal">41),</text:p>
      <text:p text:style-name="Normal">(46,</text:p>
      <text:p text:style-name="Normal">42),</text:p>
      <text:p text:style-name="Normal">(46,</text:p>
      <text:p text:style-name="Normal">43),</text:p>
      <text:p text:style-name="Normal">(46,</text:p>
      <text:p text:style-name="Normal">44),</text:p>
      <text:p text:style-name="Normal">(46,</text:p>
      <text:p text:style-name="Normal">45),</text:p>
      <text:p text:style-name="Normal">(46,</text:p>
      <text:p text:style-name="Normal">47),</text:p>
      <text:p text:style-name="Normal">(46,</text:p>
      <text:p text:style-name="Normal">48),</text:p>
      <text:p text:style-name="Normal">(46,</text:p>
      <text:p text:style-name="Normal">49),</text:p>
      <text:soft-page-break/>
      <text:p text:style-name="Normal">(46,</text:p>
      <text:p text:style-name="Normal">50),</text:p>
      <text:p text:style-name="Normal">(46,</text:p>
      <text:p text:style-name="Normal">51),</text:p>
      <text:p text:style-name="Normal">(46,</text:p>
      <text:p text:style-name="Normal">52),</text:p>
      <text:p text:style-name="Normal">(46,</text:p>
      <text:p text:style-name="Normal">53),</text:p>
      <text:p text:style-name="Normal">(46,</text:p>
      <text:p text:style-name="Normal">54),</text:p>
      <text:p text:style-name="Normal">(46,</text:p>
      <text:p text:style-name="Normal">55),</text:p>
      <text:p text:style-name="Normal">(46,</text:p>
      <text:p text:style-name="Normal">56),</text:p>
      <text:p text:style-name="Normal">(46,</text:p>
      <text:p text:style-name="Normal">57),</text:p>
      <text:p text:style-name="Normal">(46,</text:p>
      <text:p text:style-name="Normal">58),</text:p>
      <text:p text:style-name="Normal">(46,</text:p>
      <text:p text:style-name="Normal">59),</text:p>
      <text:p text:style-name="Normal">(46,</text:p>
      <text:p text:style-name="Normal">60),</text:p>
      <text:p text:style-name="Normal">(46,</text:p>
      <text:p text:style-name="Normal">61),</text:p>
      <text:p text:style-name="Normal">(46,</text:p>
      <text:p text:style-name="Normal">62),</text:p>
      <text:p text:style-name="Normal">(46,</text:p>
      <text:p text:style-name="Normal">63),</text:p>
      <text:p text:style-name="Normal">(46,</text:p>
      <text:p text:style-name="Normal">64),</text:p>
      <text:p text:style-name="Normal">(46,</text:p>
      <text:soft-page-break/>
      <text:p text:style-name="Normal">65),</text:p>
      <text:p text:style-name="Normal">(46,</text:p>
      <text:p text:style-name="Normal">66),</text:p>
      <text:p text:style-name="Normal">(46,</text:p>
      <text:p text:style-name="Normal">67),</text:p>
      <text:p text:style-name="Normal">(46,</text:p>
      <text:p text:style-name="Normal">68),</text:p>
      <text:p text:style-name="Normal">(46,</text:p>
      <text:p text:style-name="Normal">69),</text:p>
      <text:p text:style-name="Normal">(46,</text:p>
      <text:p text:style-name="Normal">70),</text:p>
      <text:p text:style-name="Normal">(46,</text:p>
      <text:p text:style-name="Normal">71),</text:p>
      <text:p text:style-name="Normal">(46,</text:p>
      <text:p text:style-name="Normal">72),</text:p>
      <text:p text:style-name="Normal">(46,</text:p>
      <text:p text:style-name="Normal">73),</text:p>
      <text:p text:style-name="Normal">(46,</text:p>
      <text:p text:style-name="Normal">74),</text:p>
      <text:p text:style-name="Normal">(46,</text:p>
      <text:p text:style-name="Normal">75),</text:p>
      <text:p text:style-name="Normal">(46,</text:p>
      <text:p text:style-name="Normal">76),</text:p>
      <text:p text:style-name="Normal">(46,</text:p>
      <text:p text:style-name="Normal">77),</text:p>
      <text:p text:style-name="Normal">(46,</text:p>
      <text:p text:style-name="Normal">78),</text:p>
      <text:p text:style-name="Normal">(46,</text:p>
      <text:p text:style-name="Normal">79),</text:p>
      <text:p text:style-name="Normal">(46,</text:p>
      <text:p text:style-name="Normal">80),</text:p>
      <text:soft-page-break/>
      <text:p text:style-name="Normal">(46,</text:p>
      <text:p text:style-name="Normal">81),</text:p>
      <text:p text:style-name="Normal">(46,</text:p>
      <text:p text:style-name="Normal">82),</text:p>
      <text:p text:style-name="Normal">(46,</text:p>
      <text:p text:style-name="Normal">83),</text:p>
      <text:p text:style-name="Normal">(46,</text:p>
      <text:p text:style-name="Normal">84),</text:p>
      <text:p text:style-name="Normal">(46,</text:p>
      <text:p text:style-name="Normal">85),</text:p>
      <text:p text:style-name="Normal">(46,</text:p>
      <text:p text:style-name="Normal">86),</text:p>
      <text:p text:style-name="Normal">(46,</text:p>
      <text:p text:style-name="Normal">87),</text:p>
      <text:p text:style-name="Normal">(46,</text:p>
      <text:p text:style-name="Normal">88),</text:p>
      <text:p text:style-name="Normal">(46,</text:p>
      <text:p text:style-name="Normal">89),</text:p>
      <text:p text:style-name="Normal">(46,</text:p>
      <text:p text:style-name="Normal">90),</text:p>
      <text:p text:style-name="Normal">(46,</text:p>
      <text:p text:style-name="Normal">91),</text:p>
      <text:p text:style-name="Normal">(46,</text:p>
      <text:p text:style-name="Normal">92),</text:p>
      <text:p text:style-name="Normal">(46,</text:p>
      <text:p text:style-name="Normal">93),</text:p>
      <text:p text:style-name="Normal">(46,</text:p>
      <text:p text:style-name="Normal">94),</text:p>
      <text:p text:style-name="Normal">(46,</text:p>
      <text:p text:style-name="Normal">95),</text:p>
      <text:p text:style-name="Normal">(46,</text:p>
      <text:soft-page-break/>
      <text:p text:style-name="Normal">96),</text:p>
      <text:p text:style-name="Normal">(46,</text:p>
      <text:p text:style-name="Normal">97),</text:p>
      <text:p text:style-name="Normal">(46,</text:p>
      <text:p text:style-name="Normal">98),</text:p>
      <text:p text:style-name="Normal">(46,</text:p>
      <text:p text:style-name="Normal">99),</text:p>
      <text:p text:style-name="Normal">(46,</text:p>
      <text:p text:style-name="Normal">100),</text:p>
      <text:p text:style-name="Normal">(47,</text:p>
      <text:p text:style-name="Normal">1),</text:p>
      <text:p text:style-name="Normal">(47,</text:p>
      <text:p text:style-name="Normal">2),</text:p>
      <text:p text:style-name="Normal">(47,</text:p>
      <text:p text:style-name="Normal">3),</text:p>
      <text:p text:style-name="Normal">(47,</text:p>
      <text:p text:style-name="Normal">4),</text:p>
      <text:p text:style-name="Normal">(47,</text:p>
      <text:p text:style-name="Normal">5),</text:p>
      <text:p text:style-name="Normal">(47,</text:p>
      <text:p text:style-name="Normal">6),</text:p>
      <text:p text:style-name="Normal">(47,</text:p>
      <text:p text:style-name="Normal">7),</text:p>
      <text:p text:style-name="Normal">(47,</text:p>
      <text:p text:style-name="Normal">8),</text:p>
      <text:p text:style-name="Normal">(47,</text:p>
      <text:p text:style-name="Normal">9),</text:p>
      <text:p text:style-name="Normal">(47,</text:p>
      <text:p text:style-name="Normal">10),</text:p>
      <text:p text:style-name="Normal">(47,</text:p>
      <text:p text:style-name="Normal">11),</text:p>
      <text:soft-page-break/>
      <text:p text:style-name="Normal">(47,</text:p>
      <text:p text:style-name="Normal">12),</text:p>
      <text:p text:style-name="Normal">(47,</text:p>
      <text:p text:style-name="Normal">13),</text:p>
      <text:p text:style-name="Normal">(47,</text:p>
      <text:p text:style-name="Normal">14),</text:p>
      <text:p text:style-name="Normal">(47,</text:p>
      <text:p text:style-name="Normal">15),</text:p>
      <text:p text:style-name="Normal">(47,</text:p>
      <text:p text:style-name="Normal">16),</text:p>
      <text:p text:style-name="Normal">(47,</text:p>
      <text:p text:style-name="Normal">17),</text:p>
      <text:p text:style-name="Normal">(47,</text:p>
      <text:p text:style-name="Normal">18),</text:p>
      <text:p text:style-name="Normal">(47,</text:p>
      <text:p text:style-name="Normal">19),</text:p>
      <text:p text:style-name="Normal">(47,</text:p>
      <text:p text:style-name="Normal">20),</text:p>
      <text:p text:style-name="Normal">(47,</text:p>
      <text:p text:style-name="Normal">21),</text:p>
      <text:p text:style-name="Normal">(47,</text:p>
      <text:p text:style-name="Normal">22),</text:p>
      <text:p text:style-name="Normal">(47,</text:p>
      <text:p text:style-name="Normal">23),</text:p>
      <text:p text:style-name="Normal">(47,</text:p>
      <text:p text:style-name="Normal">24),</text:p>
      <text:p text:style-name="Normal">(47,</text:p>
      <text:p text:style-name="Normal">25),</text:p>
      <text:p text:style-name="Normal">(47,</text:p>
      <text:p text:style-name="Normal">26),</text:p>
      <text:p text:style-name="Normal">(47,</text:p>
      <text:soft-page-break/>
      <text:p text:style-name="Normal">27),</text:p>
      <text:p text:style-name="Normal">(47,</text:p>
      <text:p text:style-name="Normal">28),</text:p>
      <text:p text:style-name="Normal">(47,</text:p>
      <text:p text:style-name="Normal">29),</text:p>
      <text:p text:style-name="Normal">(47,</text:p>
      <text:p text:style-name="Normal">30),</text:p>
      <text:p text:style-name="Normal">(47,</text:p>
      <text:p text:style-name="Normal">31),</text:p>
      <text:p text:style-name="Normal">(47,</text:p>
      <text:p text:style-name="Normal">32),</text:p>
      <text:p text:style-name="Normal">(47,</text:p>
      <text:p text:style-name="Normal">33),</text:p>
      <text:p text:style-name="Normal">(47,</text:p>
      <text:p text:style-name="Normal">34),</text:p>
      <text:p text:style-name="Normal">(47,</text:p>
      <text:p text:style-name="Normal">35),</text:p>
      <text:p text:style-name="Normal">(47,</text:p>
      <text:p text:style-name="Normal">36),</text:p>
      <text:p text:style-name="Normal">(47,</text:p>
      <text:p text:style-name="Normal">37),</text:p>
      <text:p text:style-name="Normal">(47,</text:p>
      <text:p text:style-name="Normal">38),</text:p>
      <text:p text:style-name="Normal">(47,</text:p>
      <text:p text:style-name="Normal">39),</text:p>
      <text:p text:style-name="Normal">(47,</text:p>
      <text:p text:style-name="Normal">40),</text:p>
      <text:p text:style-name="Normal">(47,</text:p>
      <text:p text:style-name="Normal">41),</text:p>
      <text:p text:style-name="Normal">(47,</text:p>
      <text:p text:style-name="Normal">42),</text:p>
      <text:soft-page-break/>
      <text:p text:style-name="Normal">(47,</text:p>
      <text:p text:style-name="Normal">43),</text:p>
      <text:p text:style-name="Normal">(47,</text:p>
      <text:p text:style-name="Normal">44),</text:p>
      <text:p text:style-name="Normal">(47,</text:p>
      <text:p text:style-name="Normal">45),</text:p>
      <text:p text:style-name="Normal">(47,</text:p>
      <text:p text:style-name="Normal">46),</text:p>
      <text:p text:style-name="Normal">(47,</text:p>
      <text:p text:style-name="Normal">48),</text:p>
      <text:p text:style-name="Normal">(47,</text:p>
      <text:p text:style-name="Normal">49),</text:p>
      <text:p text:style-name="Normal">(47,</text:p>
      <text:p text:style-name="Normal">50),</text:p>
      <text:p text:style-name="Normal">(47,</text:p>
      <text:p text:style-name="Normal">51),</text:p>
      <text:p text:style-name="Normal">(47,</text:p>
      <text:p text:style-name="Normal">52),</text:p>
      <text:p text:style-name="Normal">(47,</text:p>
      <text:p text:style-name="Normal">53),</text:p>
      <text:p text:style-name="Normal">(47,</text:p>
      <text:p text:style-name="Normal">54),</text:p>
      <text:p text:style-name="Normal">(47,</text:p>
      <text:p text:style-name="Normal">55),</text:p>
      <text:p text:style-name="Normal">(47,</text:p>
      <text:p text:style-name="Normal">56),</text:p>
      <text:p text:style-name="Normal">(47,</text:p>
      <text:p text:style-name="Normal">57),</text:p>
      <text:p text:style-name="Normal">(47,</text:p>
      <text:p text:style-name="Normal">58),</text:p>
      <text:p text:style-name="Normal">(47,</text:p>
      <text:soft-page-break/>
      <text:p text:style-name="Normal">59),</text:p>
      <text:p text:style-name="Normal">(47,</text:p>
      <text:p text:style-name="Normal">60),</text:p>
      <text:p text:style-name="Normal">(47,</text:p>
      <text:p text:style-name="Normal">61),</text:p>
      <text:p text:style-name="Normal">(47,</text:p>
      <text:p text:style-name="Normal">62),</text:p>
      <text:p text:style-name="Normal">(47,</text:p>
      <text:p text:style-name="Normal">63),</text:p>
      <text:p text:style-name="Normal">(47,</text:p>
      <text:p text:style-name="Normal">64),</text:p>
      <text:p text:style-name="Normal">(47,</text:p>
      <text:p text:style-name="Normal">65),</text:p>
      <text:p text:style-name="Normal">(47,</text:p>
      <text:p text:style-name="Normal">66),</text:p>
      <text:p text:style-name="Normal">(47,</text:p>
      <text:p text:style-name="Normal">67),</text:p>
      <text:p text:style-name="Normal">(47,</text:p>
      <text:p text:style-name="Normal">68),</text:p>
      <text:p text:style-name="Normal">(47,</text:p>
      <text:p text:style-name="Normal">69),</text:p>
      <text:p text:style-name="Normal">(47,</text:p>
      <text:p text:style-name="Normal">70),</text:p>
      <text:p text:style-name="Normal">(47,</text:p>
      <text:p text:style-name="Normal">71),</text:p>
      <text:p text:style-name="Normal">(47,</text:p>
      <text:p text:style-name="Normal">72),</text:p>
      <text:p text:style-name="Normal">(47,</text:p>
      <text:p text:style-name="Normal">73),</text:p>
      <text:p text:style-name="Normal">(47,</text:p>
      <text:p text:style-name="Normal">74),</text:p>
      <text:soft-page-break/>
      <text:p text:style-name="Normal">(47,</text:p>
      <text:p text:style-name="Normal">75),</text:p>
      <text:p text:style-name="Normal">(47,</text:p>
      <text:p text:style-name="Normal">76),</text:p>
      <text:p text:style-name="Normal">(47,</text:p>
      <text:p text:style-name="Normal">77),</text:p>
      <text:p text:style-name="Normal">(47,</text:p>
      <text:p text:style-name="Normal">78),</text:p>
      <text:p text:style-name="Normal">(47,</text:p>
      <text:p text:style-name="Normal">79),</text:p>
      <text:p text:style-name="Normal">(47,</text:p>
      <text:p text:style-name="Normal">80),</text:p>
      <text:p text:style-name="Normal">(47,</text:p>
      <text:p text:style-name="Normal">81),</text:p>
      <text:p text:style-name="Normal">(47,</text:p>
      <text:p text:style-name="Normal">82),</text:p>
      <text:p text:style-name="Normal">(47,</text:p>
      <text:p text:style-name="Normal">83),</text:p>
      <text:p text:style-name="Normal">(47,</text:p>
      <text:p text:style-name="Normal">84),</text:p>
      <text:p text:style-name="Normal">(47,</text:p>
      <text:p text:style-name="Normal">85),</text:p>
      <text:p text:style-name="Normal">(47,</text:p>
      <text:p text:style-name="Normal">86),</text:p>
      <text:p text:style-name="Normal">(47,</text:p>
      <text:p text:style-name="Normal">87),</text:p>
      <text:p text:style-name="Normal">(47,</text:p>
      <text:p text:style-name="Normal">88),</text:p>
      <text:p text:style-name="Normal">(47,</text:p>
      <text:p text:style-name="Normal">89),</text:p>
      <text:p text:style-name="Normal">(47,</text:p>
      <text:soft-page-break/>
      <text:p text:style-name="Normal">90),</text:p>
      <text:p text:style-name="Normal">(47,</text:p>
      <text:p text:style-name="Normal">91),</text:p>
      <text:p text:style-name="Normal">(47,</text:p>
      <text:p text:style-name="Normal">92),</text:p>
      <text:p text:style-name="Normal">(47,</text:p>
      <text:p text:style-name="Normal">93),</text:p>
      <text:p text:style-name="Normal">(47,</text:p>
      <text:p text:style-name="Normal">94),</text:p>
      <text:p text:style-name="Normal">(47,</text:p>
      <text:p text:style-name="Normal">95),</text:p>
      <text:p text:style-name="Normal">(47,</text:p>
      <text:p text:style-name="Normal">96),</text:p>
      <text:p text:style-name="Normal">(47,</text:p>
      <text:p text:style-name="Normal">97),</text:p>
      <text:p text:style-name="Normal">(47,</text:p>
      <text:p text:style-name="Normal">98),</text:p>
      <text:p text:style-name="Normal">(47,</text:p>
      <text:p text:style-name="Normal">99),</text:p>
      <text:p text:style-name="Normal">(47,</text:p>
      <text:p text:style-name="Normal">100),</text:p>
      <text:p text:style-name="Normal">(48,</text:p>
      <text:p text:style-name="Normal">1),</text:p>
      <text:p text:style-name="Normal">(48,</text:p>
      <text:p text:style-name="Normal">2),</text:p>
      <text:p text:style-name="Normal">(48,</text:p>
      <text:p text:style-name="Normal">3),</text:p>
      <text:p text:style-name="Normal">(48,</text:p>
      <text:p text:style-name="Normal">4),</text:p>
      <text:p text:style-name="Normal">(48,</text:p>
      <text:p text:style-name="Normal">5),</text:p>
      <text:soft-page-break/>
      <text:p text:style-name="Normal">(48,</text:p>
      <text:p text:style-name="Normal">6),</text:p>
      <text:p text:style-name="Normal">(48,</text:p>
      <text:p text:style-name="Normal">7),</text:p>
      <text:p text:style-name="Normal">(48,</text:p>
      <text:p text:style-name="Normal">8),</text:p>
      <text:p text:style-name="Normal">(48,</text:p>
      <text:p text:style-name="Normal">9),</text:p>
      <text:p text:style-name="Normal">(48,</text:p>
      <text:p text:style-name="Normal">10),</text:p>
      <text:p text:style-name="Normal">(48,</text:p>
      <text:p text:style-name="Normal">11),</text:p>
      <text:p text:style-name="Normal">(48,</text:p>
      <text:p text:style-name="Normal">12),</text:p>
      <text:p text:style-name="Normal">(48,</text:p>
      <text:p text:style-name="Normal">13),</text:p>
      <text:p text:style-name="Normal">(48,</text:p>
      <text:p text:style-name="Normal">14),</text:p>
      <text:p text:style-name="Normal">(48,</text:p>
      <text:p text:style-name="Normal">15),</text:p>
      <text:p text:style-name="Normal">(48,</text:p>
      <text:p text:style-name="Normal">16),</text:p>
      <text:p text:style-name="Normal">(48,</text:p>
      <text:p text:style-name="Normal">17),</text:p>
      <text:p text:style-name="Normal">(48,</text:p>
      <text:p text:style-name="Normal">18),</text:p>
      <text:p text:style-name="Normal">(48,</text:p>
      <text:p text:style-name="Normal">19),</text:p>
      <text:p text:style-name="Normal">(48,</text:p>
      <text:p text:style-name="Normal">20),</text:p>
      <text:p text:style-name="Normal">(48,</text:p>
      <text:soft-page-break/>
      <text:p text:style-name="Normal">21),</text:p>
      <text:p text:style-name="Normal">(48,</text:p>
      <text:p text:style-name="Normal">22),</text:p>
      <text:p text:style-name="Normal">(48,</text:p>
      <text:p text:style-name="Normal">23),</text:p>
      <text:p text:style-name="Normal">(48,</text:p>
      <text:p text:style-name="Normal">24),</text:p>
      <text:p text:style-name="Normal">(48,</text:p>
      <text:p text:style-name="Normal">25),</text:p>
      <text:p text:style-name="Normal">(48,</text:p>
      <text:p text:style-name="Normal">26),</text:p>
      <text:p text:style-name="Normal">(48,</text:p>
      <text:p text:style-name="Normal">27),</text:p>
      <text:p text:style-name="Normal">(48,</text:p>
      <text:p text:style-name="Normal">28),</text:p>
      <text:p text:style-name="Normal">(48,</text:p>
      <text:p text:style-name="Normal">29),</text:p>
      <text:p text:style-name="Normal">(48,</text:p>
      <text:p text:style-name="Normal">30),</text:p>
      <text:p text:style-name="Normal">(48,</text:p>
      <text:p text:style-name="Normal">31),</text:p>
      <text:p text:style-name="Normal">(48,</text:p>
      <text:p text:style-name="Normal">32),</text:p>
      <text:p text:style-name="Normal">(48,</text:p>
      <text:p text:style-name="Normal">33),</text:p>
      <text:p text:style-name="Normal">(48,</text:p>
      <text:p text:style-name="Normal">34),</text:p>
      <text:p text:style-name="Normal">(48,</text:p>
      <text:p text:style-name="Normal">35),</text:p>
      <text:p text:style-name="Normal">(48,</text:p>
      <text:p text:style-name="Normal">36),</text:p>
      <text:soft-page-break/>
      <text:p text:style-name="Normal">(48,</text:p>
      <text:p text:style-name="Normal">37),</text:p>
      <text:p text:style-name="Normal">(48,</text:p>
      <text:p text:style-name="Normal">38),</text:p>
      <text:p text:style-name="Normal">(48,</text:p>
      <text:p text:style-name="Normal">39),</text:p>
      <text:p text:style-name="Normal">(48,</text:p>
      <text:p text:style-name="Normal">40),</text:p>
      <text:p text:style-name="Normal">(48,</text:p>
      <text:p text:style-name="Normal">41),</text:p>
      <text:p text:style-name="Normal">(48,</text:p>
      <text:p text:style-name="Normal">42),</text:p>
      <text:p text:style-name="Normal">(48,</text:p>
      <text:p text:style-name="Normal">43),</text:p>
      <text:p text:style-name="Normal">(48,</text:p>
      <text:p text:style-name="Normal">44),</text:p>
      <text:p text:style-name="Normal">(48,</text:p>
      <text:p text:style-name="Normal">45),</text:p>
      <text:p text:style-name="Normal">(48,</text:p>
      <text:p text:style-name="Normal">46),</text:p>
      <text:p text:style-name="Normal">(48,</text:p>
      <text:p text:style-name="Normal">47),</text:p>
      <text:p text:style-name="Normal">(48,</text:p>
      <text:p text:style-name="Normal">49),</text:p>
      <text:p text:style-name="Normal">(48,</text:p>
      <text:p text:style-name="Normal">50),</text:p>
      <text:p text:style-name="Normal">(48,</text:p>
      <text:p text:style-name="Normal">51),</text:p>
      <text:p text:style-name="Normal">(48,</text:p>
      <text:p text:style-name="Normal">52),</text:p>
      <text:p text:style-name="Normal">(48,</text:p>
      <text:soft-page-break/>
      <text:p text:style-name="Normal">53),</text:p>
      <text:p text:style-name="Normal">(48,</text:p>
      <text:p text:style-name="Normal">54),</text:p>
      <text:p text:style-name="Normal">(48,</text:p>
      <text:p text:style-name="Normal">55),</text:p>
      <text:p text:style-name="Normal">(48,</text:p>
      <text:p text:style-name="Normal">56),</text:p>
      <text:p text:style-name="Normal">(48,</text:p>
      <text:p text:style-name="Normal">57),</text:p>
      <text:p text:style-name="Normal">(48,</text:p>
      <text:p text:style-name="Normal">58),</text:p>
      <text:p text:style-name="Normal">(48,</text:p>
      <text:p text:style-name="Normal">59),</text:p>
      <text:p text:style-name="Normal">(48,</text:p>
      <text:p text:style-name="Normal">60),</text:p>
      <text:p text:style-name="Normal">(48,</text:p>
      <text:p text:style-name="Normal">61),</text:p>
      <text:p text:style-name="Normal">(48,</text:p>
      <text:p text:style-name="Normal">62),</text:p>
      <text:p text:style-name="Normal">(48,</text:p>
      <text:p text:style-name="Normal">63),</text:p>
      <text:p text:style-name="Normal">(48,</text:p>
      <text:p text:style-name="Normal">64),</text:p>
      <text:p text:style-name="Normal">(48,</text:p>
      <text:p text:style-name="Normal">65),</text:p>
      <text:p text:style-name="Normal">(48,</text:p>
      <text:p text:style-name="Normal">66),</text:p>
      <text:p text:style-name="Normal">(48,</text:p>
      <text:p text:style-name="Normal">67),</text:p>
      <text:p text:style-name="Normal">(48,</text:p>
      <text:p text:style-name="Normal">68),</text:p>
      <text:soft-page-break/>
      <text:p text:style-name="Normal">(48,</text:p>
      <text:p text:style-name="Normal">69),</text:p>
      <text:p text:style-name="Normal">(48,</text:p>
      <text:p text:style-name="Normal">70),</text:p>
      <text:p text:style-name="Normal">(48,</text:p>
      <text:p text:style-name="Normal">71),</text:p>
      <text:p text:style-name="Normal">(48,</text:p>
      <text:p text:style-name="Normal">72),</text:p>
      <text:p text:style-name="Normal">(48,</text:p>
      <text:p text:style-name="Normal">73),</text:p>
      <text:p text:style-name="Normal">(48,</text:p>
      <text:p text:style-name="Normal">74),</text:p>
      <text:p text:style-name="Normal">(48,</text:p>
      <text:p text:style-name="Normal">75),</text:p>
      <text:p text:style-name="Normal">(48,</text:p>
      <text:p text:style-name="Normal">76),</text:p>
      <text:p text:style-name="Normal">(48,</text:p>
      <text:p text:style-name="Normal">77),</text:p>
      <text:p text:style-name="Normal">(48,</text:p>
      <text:p text:style-name="Normal">78),</text:p>
      <text:p text:style-name="Normal">(48,</text:p>
      <text:p text:style-name="Normal">79),</text:p>
      <text:p text:style-name="Normal">(48,</text:p>
      <text:p text:style-name="Normal">80),</text:p>
      <text:p text:style-name="Normal">(48,</text:p>
      <text:p text:style-name="Normal">81),</text:p>
      <text:p text:style-name="Normal">(48,</text:p>
      <text:p text:style-name="Normal">82),</text:p>
      <text:p text:style-name="Normal">(48,</text:p>
      <text:p text:style-name="Normal">83),</text:p>
      <text:p text:style-name="Normal">(48,</text:p>
      <text:soft-page-break/>
      <text:p text:style-name="Normal">84),</text:p>
      <text:p text:style-name="Normal">(48,</text:p>
      <text:p text:style-name="Normal">85),</text:p>
      <text:p text:style-name="Normal">(48,</text:p>
      <text:p text:style-name="Normal">86),</text:p>
      <text:p text:style-name="Normal">(48,</text:p>
      <text:p text:style-name="Normal">87),</text:p>
      <text:p text:style-name="Normal">(48,</text:p>
      <text:p text:style-name="Normal">88),</text:p>
      <text:p text:style-name="Normal">(48,</text:p>
      <text:p text:style-name="Normal">89),</text:p>
      <text:p text:style-name="Normal">(48,</text:p>
      <text:p text:style-name="Normal">90),</text:p>
      <text:p text:style-name="Normal">(48,</text:p>
      <text:p text:style-name="Normal">91),</text:p>
      <text:p text:style-name="Normal">(48,</text:p>
      <text:p text:style-name="Normal">92),</text:p>
      <text:p text:style-name="Normal">(48,</text:p>
      <text:p text:style-name="Normal">93),</text:p>
      <text:p text:style-name="Normal">(48,</text:p>
      <text:p text:style-name="Normal">94),</text:p>
      <text:p text:style-name="Normal">(48,</text:p>
      <text:p text:style-name="Normal">95),</text:p>
      <text:p text:style-name="Normal">(48,</text:p>
      <text:p text:style-name="Normal">96),</text:p>
      <text:p text:style-name="Normal">(48,</text:p>
      <text:p text:style-name="Normal">97),</text:p>
      <text:p text:style-name="Normal">(48,</text:p>
      <text:p text:style-name="Normal">98),</text:p>
      <text:p text:style-name="Normal">(48,</text:p>
      <text:p text:style-name="Normal">99),</text:p>
      <text:soft-page-break/>
      <text:p text:style-name="Normal">(48,</text:p>
      <text:p text:style-name="Normal">100),</text:p>
      <text:p text:style-name="Normal">(50,</text:p>
      <text:p text:style-name="Normal">1),</text:p>
      <text:p text:style-name="Normal">(50,</text:p>
      <text:p text:style-name="Normal">2),</text:p>
      <text:p text:style-name="Normal">(50,</text:p>
      <text:p text:style-name="Normal">3),</text:p>
      <text:p text:style-name="Normal">(50,</text:p>
      <text:p text:style-name="Normal">4),</text:p>
      <text:p text:style-name="Normal">(50,</text:p>
      <text:p text:style-name="Normal">5),</text:p>
      <text:p text:style-name="Normal">(50,</text:p>
      <text:p text:style-name="Normal">6),</text:p>
      <text:p text:style-name="Normal">(50,</text:p>
      <text:p text:style-name="Normal">7),</text:p>
      <text:p text:style-name="Normal">(50,</text:p>
      <text:p text:style-name="Normal">8),</text:p>
      <text:p text:style-name="Normal">(50,</text:p>
      <text:p text:style-name="Normal">9),</text:p>
      <text:p text:style-name="Normal">(50,</text:p>
      <text:p text:style-name="Normal">10),</text:p>
      <text:p text:style-name="Normal">(50,</text:p>
      <text:p text:style-name="Normal">11),</text:p>
      <text:p text:style-name="Normal">(50,</text:p>
      <text:p text:style-name="Normal">12),</text:p>
      <text:p text:style-name="Normal">(50,</text:p>
      <text:p text:style-name="Normal">13),</text:p>
      <text:p text:style-name="Normal">(50,</text:p>
      <text:p text:style-name="Normal">14),</text:p>
      <text:p text:style-name="Normal">(50,</text:p>
      <text:soft-page-break/>
      <text:p text:style-name="Normal">15),</text:p>
      <text:p text:style-name="Normal">(50,</text:p>
      <text:p text:style-name="Normal">16),</text:p>
      <text:p text:style-name="Normal">(50,</text:p>
      <text:p text:style-name="Normal">17),</text:p>
      <text:p text:style-name="Normal">(50,</text:p>
      <text:p text:style-name="Normal">18),</text:p>
      <text:p text:style-name="Normal">(50,</text:p>
      <text:p text:style-name="Normal">19),</text:p>
      <text:p text:style-name="Normal">(50,</text:p>
      <text:p text:style-name="Normal">20),</text:p>
      <text:p text:style-name="Normal">(50,</text:p>
      <text:p text:style-name="Normal">21),</text:p>
      <text:p text:style-name="Normal">(50,</text:p>
      <text:p text:style-name="Normal">22),</text:p>
      <text:p text:style-name="Normal">(50,</text:p>
      <text:p text:style-name="Normal">23),</text:p>
      <text:p text:style-name="Normal">(50,</text:p>
      <text:p text:style-name="Normal">24),</text:p>
      <text:p text:style-name="Normal">(50,</text:p>
      <text:p text:style-name="Normal">25),</text:p>
      <text:p text:style-name="Normal">(50,</text:p>
      <text:p text:style-name="Normal">26),</text:p>
      <text:p text:style-name="Normal">(50,</text:p>
      <text:p text:style-name="Normal">27),</text:p>
      <text:p text:style-name="Normal">(50,</text:p>
      <text:p text:style-name="Normal">28),</text:p>
      <text:p text:style-name="Normal">(50,</text:p>
      <text:p text:style-name="Normal">29),</text:p>
      <text:p text:style-name="Normal">(50,</text:p>
      <text:p text:style-name="Normal">30),</text:p>
      <text:soft-page-break/>
      <text:p text:style-name="Normal">(50,</text:p>
      <text:p text:style-name="Normal">31),</text:p>
      <text:p text:style-name="Normal">(50,</text:p>
      <text:p text:style-name="Normal">32),</text:p>
      <text:p text:style-name="Normal">(50,</text:p>
      <text:p text:style-name="Normal">33),</text:p>
      <text:p text:style-name="Normal">(50,</text:p>
      <text:p text:style-name="Normal">34),</text:p>
      <text:p text:style-name="Normal">(50,</text:p>
      <text:p text:style-name="Normal">35),</text:p>
      <text:p text:style-name="Normal">(50,</text:p>
      <text:p text:style-name="Normal">36),</text:p>
      <text:p text:style-name="Normal">(50,</text:p>
      <text:p text:style-name="Normal">37),</text:p>
      <text:p text:style-name="Normal">(50,</text:p>
      <text:p text:style-name="Normal">38),</text:p>
      <text:p text:style-name="Normal">(50,</text:p>
      <text:p text:style-name="Normal">39),</text:p>
      <text:p text:style-name="Normal">(50,</text:p>
      <text:p text:style-name="Normal">40),</text:p>
      <text:p text:style-name="Normal">(50,</text:p>
      <text:p text:style-name="Normal">41),</text:p>
      <text:p text:style-name="Normal">(50,</text:p>
      <text:p text:style-name="Normal">42),</text:p>
      <text:p text:style-name="Normal">(50,</text:p>
      <text:p text:style-name="Normal">43),</text:p>
      <text:p text:style-name="Normal">(50,</text:p>
      <text:p text:style-name="Normal">44),</text:p>
      <text:p text:style-name="Normal">(50,</text:p>
      <text:p text:style-name="Normal">45),</text:p>
      <text:p text:style-name="Normal">(50,</text:p>
      <text:soft-page-break/>
      <text:p text:style-name="Normal">46),</text:p>
      <text:p text:style-name="Normal">(50,</text:p>
      <text:p text:style-name="Normal">47),</text:p>
      <text:p text:style-name="Normal">(50,</text:p>
      <text:p text:style-name="Normal">48),</text:p>
      <text:p text:style-name="Normal">(50,</text:p>
      <text:p text:style-name="Normal">49),</text:p>
      <text:p text:style-name="Normal">(50,</text:p>
      <text:p text:style-name="Normal">51),</text:p>
      <text:p text:style-name="Normal">(50,</text:p>
      <text:p text:style-name="Normal">52),</text:p>
      <text:p text:style-name="Normal">(50,</text:p>
      <text:p text:style-name="Normal">53),</text:p>
      <text:p text:style-name="Normal">(50,</text:p>
      <text:p text:style-name="Normal">54),</text:p>
      <text:p text:style-name="Normal">(50,</text:p>
      <text:p text:style-name="Normal">55),</text:p>
      <text:p text:style-name="Normal">(50,</text:p>
      <text:p text:style-name="Normal">56),</text:p>
      <text:p text:style-name="Normal">(50,</text:p>
      <text:p text:style-name="Normal">57),</text:p>
      <text:p text:style-name="Normal">(50,</text:p>
      <text:p text:style-name="Normal">58),</text:p>
      <text:p text:style-name="Normal">(50,</text:p>
      <text:p text:style-name="Normal">59),</text:p>
      <text:p text:style-name="Normal">(50,</text:p>
      <text:p text:style-name="Normal">60),</text:p>
      <text:p text:style-name="Normal">(50,</text:p>
      <text:p text:style-name="Normal">61),</text:p>
      <text:p text:style-name="Normal">(50,</text:p>
      <text:p text:style-name="Normal">62),</text:p>
      <text:soft-page-break/>
      <text:p text:style-name="Normal">(50,</text:p>
      <text:p text:style-name="Normal">63),</text:p>
      <text:p text:style-name="Normal">(50,</text:p>
      <text:p text:style-name="Normal">64),</text:p>
      <text:p text:style-name="Normal">(50,</text:p>
      <text:p text:style-name="Normal">65),</text:p>
      <text:p text:style-name="Normal">(50,</text:p>
      <text:p text:style-name="Normal">66),</text:p>
      <text:p text:style-name="Normal">(50,</text:p>
      <text:p text:style-name="Normal">67),</text:p>
      <text:p text:style-name="Normal">(50,</text:p>
      <text:p text:style-name="Normal">68),</text:p>
      <text:p text:style-name="Normal">(50,</text:p>
      <text:p text:style-name="Normal">69),</text:p>
      <text:p text:style-name="Normal">(50,</text:p>
      <text:p text:style-name="Normal">70),</text:p>
      <text:p text:style-name="Normal">(50,</text:p>
      <text:p text:style-name="Normal">71),</text:p>
      <text:p text:style-name="Normal">(50,</text:p>
      <text:p text:style-name="Normal">72),</text:p>
      <text:p text:style-name="Normal">(50,</text:p>
      <text:p text:style-name="Normal">73),</text:p>
      <text:p text:style-name="Normal">(50,</text:p>
      <text:p text:style-name="Normal">74),</text:p>
      <text:p text:style-name="Normal">(50,</text:p>
      <text:p text:style-name="Normal">75),</text:p>
      <text:p text:style-name="Normal">(50,</text:p>
      <text:p text:style-name="Normal">76),</text:p>
      <text:p text:style-name="Normal">(50,</text:p>
      <text:p text:style-name="Normal">77),</text:p>
      <text:p text:style-name="Normal">(50,</text:p>
      <text:soft-page-break/>
      <text:p text:style-name="Normal">78),</text:p>
      <text:p text:style-name="Normal">(50,</text:p>
      <text:p text:style-name="Normal">79),</text:p>
      <text:p text:style-name="Normal">(50,</text:p>
      <text:p text:style-name="Normal">80),</text:p>
      <text:p text:style-name="Normal">(50,</text:p>
      <text:p text:style-name="Normal">81),</text:p>
      <text:p text:style-name="Normal">(50,</text:p>
      <text:p text:style-name="Normal">82),</text:p>
      <text:p text:style-name="Normal">(50,</text:p>
      <text:p text:style-name="Normal">83),</text:p>
      <text:p text:style-name="Normal">(50,</text:p>
      <text:p text:style-name="Normal">84),</text:p>
      <text:p text:style-name="Normal">(50,</text:p>
      <text:p text:style-name="Normal">85),</text:p>
      <text:p text:style-name="Normal">(50,</text:p>
      <text:p text:style-name="Normal">86),</text:p>
      <text:p text:style-name="Normal">(50,</text:p>
      <text:p text:style-name="Normal">87),</text:p>
      <text:p text:style-name="Normal">(50,</text:p>
      <text:p text:style-name="Normal">88),</text:p>
      <text:p text:style-name="Normal">(50,</text:p>
      <text:p text:style-name="Normal">89),</text:p>
      <text:p text:style-name="Normal">(50,</text:p>
      <text:p text:style-name="Normal">90),</text:p>
      <text:p text:style-name="Normal">(50,</text:p>
      <text:p text:style-name="Normal">91),</text:p>
      <text:p text:style-name="Normal">(50,</text:p>
      <text:p text:style-name="Normal">92),</text:p>
      <text:p text:style-name="Normal">(50,</text:p>
      <text:p text:style-name="Normal">93),</text:p>
      <text:soft-page-break/>
      <text:p text:style-name="Normal">(50,</text:p>
      <text:p text:style-name="Normal">94),</text:p>
      <text:p text:style-name="Normal">(50,</text:p>
      <text:p text:style-name="Normal">95),</text:p>
      <text:p text:style-name="Normal">(50,</text:p>
      <text:p text:style-name="Normal">96),</text:p>
      <text:p text:style-name="Normal">(50,</text:p>
      <text:p text:style-name="Normal">97),</text:p>
      <text:p text:style-name="Normal">(50,</text:p>
      <text:p text:style-name="Normal">98),</text:p>
      <text:p text:style-name="Normal">(50,</text:p>
      <text:p text:style-name="Normal">99),</text:p>
      <text:p text:style-name="Normal">(50,</text:p>
      <text:p text:style-name="Normal">100),</text:p>
      <text:p text:style-name="Normal">(52,</text:p>
      <text:p text:style-name="Normal">1),</text:p>
      <text:p text:style-name="Normal">(52,</text:p>
      <text:p text:style-name="Normal">2),</text:p>
      <text:p text:style-name="Normal">(52,</text:p>
      <text:p text:style-name="Normal">3),</text:p>
      <text:p text:style-name="Normal">(52,</text:p>
      <text:p text:style-name="Normal">4),</text:p>
      <text:p text:style-name="Normal">(52,</text:p>
      <text:p text:style-name="Normal">5),</text:p>
      <text:p text:style-name="Normal">(52,</text:p>
      <text:p text:style-name="Normal">6),</text:p>
      <text:p text:style-name="Normal">(52,</text:p>
      <text:p text:style-name="Normal">7),</text:p>
      <text:p text:style-name="Normal">(52,</text:p>
      <text:p text:style-name="Normal">8),</text:p>
      <text:p text:style-name="Normal">(52,</text:p>
      <text:soft-page-break/>
      <text:p text:style-name="Normal">9),</text:p>
      <text:p text:style-name="Normal">(52,</text:p>
      <text:p text:style-name="Normal">10),</text:p>
      <text:p text:style-name="Normal">(52,</text:p>
      <text:p text:style-name="Normal">11),</text:p>
      <text:p text:style-name="Normal">(52,</text:p>
      <text:p text:style-name="Normal">12),</text:p>
      <text:p text:style-name="Normal">(52,</text:p>
      <text:p text:style-name="Normal">13),</text:p>
      <text:p text:style-name="Normal">(52,</text:p>
      <text:p text:style-name="Normal">14),</text:p>
      <text:p text:style-name="Normal">(52,</text:p>
      <text:p text:style-name="Normal">15),</text:p>
      <text:p text:style-name="Normal">(52,</text:p>
      <text:p text:style-name="Normal">16),</text:p>
      <text:p text:style-name="Normal">(52,</text:p>
      <text:p text:style-name="Normal">17),</text:p>
      <text:p text:style-name="Normal">(52,</text:p>
      <text:p text:style-name="Normal">18),</text:p>
      <text:p text:style-name="Normal">(52,</text:p>
      <text:p text:style-name="Normal">19),</text:p>
      <text:p text:style-name="Normal">(52,</text:p>
      <text:p text:style-name="Normal">20),</text:p>
      <text:p text:style-name="Normal">(52,</text:p>
      <text:p text:style-name="Normal">21),</text:p>
      <text:p text:style-name="Normal">(52,</text:p>
      <text:p text:style-name="Normal">22),</text:p>
      <text:p text:style-name="Normal">(52,</text:p>
      <text:p text:style-name="Normal">23),</text:p>
      <text:p text:style-name="Normal">(52,</text:p>
      <text:p text:style-name="Normal">24),</text:p>
      <text:soft-page-break/>
      <text:p text:style-name="Normal">(52,</text:p>
      <text:p text:style-name="Normal">25),</text:p>
      <text:p text:style-name="Normal">(52,</text:p>
      <text:p text:style-name="Normal">26),</text:p>
      <text:p text:style-name="Normal">(52,</text:p>
      <text:p text:style-name="Normal">27),</text:p>
      <text:p text:style-name="Normal">(52,</text:p>
      <text:p text:style-name="Normal">28),</text:p>
      <text:p text:style-name="Normal">(52,</text:p>
      <text:p text:style-name="Normal">29),</text:p>
      <text:p text:style-name="Normal">(52,</text:p>
      <text:p text:style-name="Normal">30),</text:p>
      <text:p text:style-name="Normal">(52,</text:p>
      <text:p text:style-name="Normal">31),</text:p>
      <text:p text:style-name="Normal">(52,</text:p>
      <text:p text:style-name="Normal">32),</text:p>
      <text:p text:style-name="Normal">(52,</text:p>
      <text:p text:style-name="Normal">33),</text:p>
      <text:p text:style-name="Normal">(52,</text:p>
      <text:p text:style-name="Normal">34),</text:p>
      <text:p text:style-name="Normal">(52,</text:p>
      <text:p text:style-name="Normal">35),</text:p>
      <text:p text:style-name="Normal">(52,</text:p>
      <text:p text:style-name="Normal">36),</text:p>
      <text:p text:style-name="Normal">(52,</text:p>
      <text:p text:style-name="Normal">37),</text:p>
      <text:p text:style-name="Normal">(52,</text:p>
      <text:p text:style-name="Normal">38),</text:p>
      <text:p text:style-name="Normal">(52,</text:p>
      <text:p text:style-name="Normal">39),</text:p>
      <text:p text:style-name="Normal">(52,</text:p>
      <text:soft-page-break/>
      <text:p text:style-name="Normal">40),</text:p>
      <text:p text:style-name="Normal">(52,</text:p>
      <text:p text:style-name="Normal">41),</text:p>
      <text:p text:style-name="Normal">(52,</text:p>
      <text:p text:style-name="Normal">42),</text:p>
      <text:p text:style-name="Normal">(52,</text:p>
      <text:p text:style-name="Normal">43),</text:p>
      <text:p text:style-name="Normal">(52,</text:p>
      <text:p text:style-name="Normal">44),</text:p>
      <text:p text:style-name="Normal">(52,</text:p>
      <text:p text:style-name="Normal">45),</text:p>
      <text:p text:style-name="Normal">(52,</text:p>
      <text:p text:style-name="Normal">46),</text:p>
      <text:p text:style-name="Normal">(52,</text:p>
      <text:p text:style-name="Normal">47),</text:p>
      <text:p text:style-name="Normal">(52,</text:p>
      <text:p text:style-name="Normal">48),</text:p>
      <text:p text:style-name="Normal">(52,</text:p>
      <text:p text:style-name="Normal">49),</text:p>
      <text:p text:style-name="Normal">(52,</text:p>
      <text:p text:style-name="Normal">50),</text:p>
      <text:p text:style-name="Normal">(52,</text:p>
      <text:p text:style-name="Normal">51),</text:p>
      <text:p text:style-name="Normal">(52,</text:p>
      <text:p text:style-name="Normal">53),</text:p>
      <text:p text:style-name="Normal">(52,</text:p>
      <text:p text:style-name="Normal">54),</text:p>
      <text:p text:style-name="Normal">(52,</text:p>
      <text:p text:style-name="Normal">55),</text:p>
      <text:p text:style-name="Normal">(52,</text:p>
      <text:p text:style-name="Normal">56),</text:p>
      <text:soft-page-break/>
      <text:p text:style-name="Normal">(52,</text:p>
      <text:p text:style-name="Normal">57),</text:p>
      <text:p text:style-name="Normal">(52,</text:p>
      <text:p text:style-name="Normal">58),</text:p>
      <text:p text:style-name="Normal">(52,</text:p>
      <text:p text:style-name="Normal">59),</text:p>
      <text:p text:style-name="Normal">(52,</text:p>
      <text:p text:style-name="Normal">60),</text:p>
      <text:p text:style-name="Normal">(52,</text:p>
      <text:p text:style-name="Normal">61),</text:p>
      <text:p text:style-name="Normal">(52,</text:p>
      <text:p text:style-name="Normal">62),</text:p>
      <text:p text:style-name="Normal">(52,</text:p>
      <text:p text:style-name="Normal">63),</text:p>
      <text:p text:style-name="Normal">(52,</text:p>
      <text:p text:style-name="Normal">64),</text:p>
      <text:p text:style-name="Normal">(52,</text:p>
      <text:p text:style-name="Normal">65),</text:p>
      <text:p text:style-name="Normal">(52,</text:p>
      <text:p text:style-name="Normal">66),</text:p>
      <text:p text:style-name="Normal">(52,</text:p>
      <text:p text:style-name="Normal">67),</text:p>
      <text:p text:style-name="Normal">(52,</text:p>
      <text:p text:style-name="Normal">68),</text:p>
      <text:p text:style-name="Normal">(52,</text:p>
      <text:p text:style-name="Normal">69),</text:p>
      <text:p text:style-name="Normal">(52,</text:p>
      <text:p text:style-name="Normal">70),</text:p>
      <text:p text:style-name="Normal">(52,</text:p>
      <text:p text:style-name="Normal">71),</text:p>
      <text:p text:style-name="Normal">(52,</text:p>
      <text:soft-page-break/>
      <text:p text:style-name="Normal">72),</text:p>
      <text:p text:style-name="Normal">(52,</text:p>
      <text:p text:style-name="Normal">73),</text:p>
      <text:p text:style-name="Normal">(52,</text:p>
      <text:p text:style-name="Normal">74),</text:p>
      <text:p text:style-name="Normal">(52,</text:p>
      <text:p text:style-name="Normal">75),</text:p>
      <text:p text:style-name="Normal">(52,</text:p>
      <text:p text:style-name="Normal">76),</text:p>
      <text:p text:style-name="Normal">(52,</text:p>
      <text:p text:style-name="Normal">77),</text:p>
      <text:p text:style-name="Normal">(52,</text:p>
      <text:p text:style-name="Normal">78),</text:p>
      <text:p text:style-name="Normal">(52,</text:p>
      <text:p text:style-name="Normal">79),</text:p>
      <text:p text:style-name="Normal">(52,</text:p>
      <text:p text:style-name="Normal">80),</text:p>
      <text:p text:style-name="Normal">(52,</text:p>
      <text:p text:style-name="Normal">81),</text:p>
      <text:p text:style-name="Normal">(52,</text:p>
      <text:p text:style-name="Normal">82),</text:p>
      <text:p text:style-name="Normal">(52,</text:p>
      <text:p text:style-name="Normal">83),</text:p>
      <text:p text:style-name="Normal">(52,</text:p>
      <text:p text:style-name="Normal">84),</text:p>
      <text:p text:style-name="Normal">(52,</text:p>
      <text:p text:style-name="Normal">85),</text:p>
      <text:p text:style-name="Normal">(52,</text:p>
      <text:p text:style-name="Normal">86),</text:p>
      <text:p text:style-name="Normal">(52,</text:p>
      <text:p text:style-name="Normal">87),</text:p>
      <text:soft-page-break/>
      <text:p text:style-name="Normal">(52,</text:p>
      <text:p text:style-name="Normal">88),</text:p>
      <text:p text:style-name="Normal">(52,</text:p>
      <text:p text:style-name="Normal">89),</text:p>
      <text:p text:style-name="Normal">(52,</text:p>
      <text:p text:style-name="Normal">90),</text:p>
      <text:p text:style-name="Normal">(52,</text:p>
      <text:p text:style-name="Normal">91),</text:p>
      <text:p text:style-name="Normal">(52,</text:p>
      <text:p text:style-name="Normal">92),</text:p>
      <text:p text:style-name="Normal">(52,</text:p>
      <text:p text:style-name="Normal">93),</text:p>
      <text:p text:style-name="Normal">(52,</text:p>
      <text:p text:style-name="Normal">94),</text:p>
      <text:p text:style-name="Normal">(52,</text:p>
      <text:p text:style-name="Normal">95),</text:p>
      <text:p text:style-name="Normal">(52,</text:p>
      <text:p text:style-name="Normal">96),</text:p>
      <text:p text:style-name="Normal">(52,</text:p>
      <text:p text:style-name="Normal">97),</text:p>
      <text:p text:style-name="Normal">(52,</text:p>
      <text:p text:style-name="Normal">98),</text:p>
      <text:p text:style-name="Normal">(52,</text:p>
      <text:p text:style-name="Normal">99),</text:p>
      <text:p text:style-name="Normal">(52,</text:p>
      <text:p text:style-name="Normal">100),</text:p>
      <text:p text:style-name="Normal">(54,</text:p>
      <text:p text:style-name="Normal">1),</text:p>
      <text:p text:style-name="Normal">(54,</text:p>
      <text:p text:style-name="Normal">2),</text:p>
      <text:p text:style-name="Normal">(54,</text:p>
      <text:soft-page-break/>
      <text:p text:style-name="Normal">3),</text:p>
      <text:p text:style-name="Normal">(54,</text:p>
      <text:p text:style-name="Normal">4),</text:p>
      <text:p text:style-name="Normal">(54,</text:p>
      <text:p text:style-name="Normal">5),</text:p>
      <text:p text:style-name="Normal">(54,</text:p>
      <text:p text:style-name="Normal">6),</text:p>
      <text:p text:style-name="Normal">(54,</text:p>
      <text:p text:style-name="Normal">7),</text:p>
      <text:p text:style-name="Normal">(54,</text:p>
      <text:p text:style-name="Normal">8),</text:p>
      <text:p text:style-name="Normal">(54,</text:p>
      <text:p text:style-name="Normal">9),</text:p>
      <text:p text:style-name="Normal">(54,</text:p>
      <text:p text:style-name="Normal">10),</text:p>
      <text:p text:style-name="Normal">(54,</text:p>
      <text:p text:style-name="Normal">11),</text:p>
      <text:p text:style-name="Normal">(54,</text:p>
      <text:p text:style-name="Normal">12),</text:p>
      <text:p text:style-name="Normal">(54,</text:p>
      <text:p text:style-name="Normal">13),</text:p>
      <text:p text:style-name="Normal">(54,</text:p>
      <text:p text:style-name="Normal">14),</text:p>
      <text:p text:style-name="Normal">(54,</text:p>
      <text:p text:style-name="Normal">15),</text:p>
      <text:p text:style-name="Normal">(54,</text:p>
      <text:p text:style-name="Normal">16),</text:p>
      <text:p text:style-name="Normal">(54,</text:p>
      <text:p text:style-name="Normal">17),</text:p>
      <text:p text:style-name="Normal">(54,</text:p>
      <text:p text:style-name="Normal">18),</text:p>
      <text:soft-page-break/>
      <text:p text:style-name="Normal">(54,</text:p>
      <text:p text:style-name="Normal">19),</text:p>
      <text:p text:style-name="Normal">(54,</text:p>
      <text:p text:style-name="Normal">20),</text:p>
      <text:p text:style-name="Normal">(54,</text:p>
      <text:p text:style-name="Normal">21),</text:p>
      <text:p text:style-name="Normal">(54,</text:p>
      <text:p text:style-name="Normal">22),</text:p>
      <text:p text:style-name="Normal">(54,</text:p>
      <text:p text:style-name="Normal">23),</text:p>
      <text:p text:style-name="Normal">(54,</text:p>
      <text:p text:style-name="Normal">24),</text:p>
      <text:p text:style-name="Normal">(54,</text:p>
      <text:p text:style-name="Normal">25),</text:p>
      <text:p text:style-name="Normal">(54,</text:p>
      <text:p text:style-name="Normal">26),</text:p>
      <text:p text:style-name="Normal">(54,</text:p>
      <text:p text:style-name="Normal">27),</text:p>
      <text:p text:style-name="Normal">(54,</text:p>
      <text:p text:style-name="Normal">28),</text:p>
      <text:p text:style-name="Normal">(54,</text:p>
      <text:p text:style-name="Normal">29),</text:p>
      <text:p text:style-name="Normal">(54,</text:p>
      <text:p text:style-name="Normal">30),</text:p>
      <text:p text:style-name="Normal">(54,</text:p>
      <text:p text:style-name="Normal">31),</text:p>
      <text:p text:style-name="Normal">(54,</text:p>
      <text:p text:style-name="Normal">32),</text:p>
      <text:p text:style-name="Normal">(54,</text:p>
      <text:p text:style-name="Normal">33),</text:p>
      <text:p text:style-name="Normal">(54,</text:p>
      <text:soft-page-break/>
      <text:p text:style-name="Normal">34),</text:p>
      <text:p text:style-name="Normal">(54,</text:p>
      <text:p text:style-name="Normal">35),</text:p>
      <text:p text:style-name="Normal">(54,</text:p>
      <text:p text:style-name="Normal">36),</text:p>
      <text:p text:style-name="Normal">(54,</text:p>
      <text:p text:style-name="Normal">37),</text:p>
      <text:p text:style-name="Normal">(54,</text:p>
      <text:p text:style-name="Normal">38),</text:p>
      <text:p text:style-name="Normal">(54,</text:p>
      <text:p text:style-name="Normal">39),</text:p>
      <text:p text:style-name="Normal">(54,</text:p>
      <text:p text:style-name="Normal">40),</text:p>
      <text:p text:style-name="Normal">(54,</text:p>
      <text:p text:style-name="Normal">41),</text:p>
      <text:p text:style-name="Normal">(54,</text:p>
      <text:p text:style-name="Normal">42),</text:p>
      <text:p text:style-name="Normal">(54,</text:p>
      <text:p text:style-name="Normal">43),</text:p>
      <text:p text:style-name="Normal">(54,</text:p>
      <text:p text:style-name="Normal">44),</text:p>
      <text:p text:style-name="Normal">(54,</text:p>
      <text:p text:style-name="Normal">45),</text:p>
      <text:p text:style-name="Normal">(54,</text:p>
      <text:p text:style-name="Normal">46),</text:p>
      <text:p text:style-name="Normal">(54,</text:p>
      <text:p text:style-name="Normal">47),</text:p>
      <text:p text:style-name="Normal">(54,</text:p>
      <text:p text:style-name="Normal">48),</text:p>
      <text:p text:style-name="Normal">(54,</text:p>
      <text:p text:style-name="Normal">49),</text:p>
      <text:soft-page-break/>
      <text:p text:style-name="Normal">(54,</text:p>
      <text:p text:style-name="Normal">50),</text:p>
      <text:p text:style-name="Normal">(54,</text:p>
      <text:p text:style-name="Normal">51),</text:p>
      <text:p text:style-name="Normal">(54,</text:p>
      <text:p text:style-name="Normal">52),</text:p>
      <text:p text:style-name="Normal">(54,</text:p>
      <text:p text:style-name="Normal">53),</text:p>
      <text:p text:style-name="Normal">(54,</text:p>
      <text:p text:style-name="Normal">55),</text:p>
      <text:p text:style-name="Normal">(54,</text:p>
      <text:p text:style-name="Normal">56),</text:p>
      <text:p text:style-name="Normal">(54,</text:p>
      <text:p text:style-name="Normal">57),</text:p>
      <text:p text:style-name="Normal">(54,</text:p>
      <text:p text:style-name="Normal">58),</text:p>
      <text:p text:style-name="Normal">(54,</text:p>
      <text:p text:style-name="Normal">59),</text:p>
      <text:p text:style-name="Normal">(54,</text:p>
      <text:p text:style-name="Normal">60),</text:p>
      <text:p text:style-name="Normal">(54,</text:p>
      <text:p text:style-name="Normal">61),</text:p>
      <text:p text:style-name="Normal">(54,</text:p>
      <text:p text:style-name="Normal">62),</text:p>
      <text:p text:style-name="Normal">(54,</text:p>
      <text:p text:style-name="Normal">63),</text:p>
      <text:p text:style-name="Normal">(54,</text:p>
      <text:p text:style-name="Normal">64),</text:p>
      <text:p text:style-name="Normal">(54,</text:p>
      <text:p text:style-name="Normal">65),</text:p>
      <text:p text:style-name="Normal">(54,</text:p>
      <text:soft-page-break/>
      <text:p text:style-name="Normal">66),</text:p>
      <text:p text:style-name="Normal">(54,</text:p>
      <text:p text:style-name="Normal">67),</text:p>
      <text:p text:style-name="Normal">(54,</text:p>
      <text:p text:style-name="Normal">68),</text:p>
      <text:p text:style-name="Normal">(54,</text:p>
      <text:p text:style-name="Normal">69),</text:p>
      <text:p text:style-name="Normal">(54,</text:p>
      <text:p text:style-name="Normal">70),</text:p>
      <text:p text:style-name="Normal">(54,</text:p>
      <text:p text:style-name="Normal">71),</text:p>
      <text:p text:style-name="Normal">(54,</text:p>
      <text:p text:style-name="Normal">72),</text:p>
      <text:p text:style-name="Normal">(54,</text:p>
      <text:p text:style-name="Normal">73),</text:p>
      <text:p text:style-name="Normal">(54,</text:p>
      <text:p text:style-name="Normal">74),</text:p>
      <text:p text:style-name="Normal">(54,</text:p>
      <text:p text:style-name="Normal">75),</text:p>
      <text:p text:style-name="Normal">(54,</text:p>
      <text:p text:style-name="Normal">76),</text:p>
      <text:p text:style-name="Normal">(54,</text:p>
      <text:p text:style-name="Normal">77),</text:p>
      <text:p text:style-name="Normal">(54,</text:p>
      <text:p text:style-name="Normal">78),</text:p>
      <text:p text:style-name="Normal">(54,</text:p>
      <text:p text:style-name="Normal">79),</text:p>
      <text:p text:style-name="Normal">(54,</text:p>
      <text:p text:style-name="Normal">80),</text:p>
      <text:p text:style-name="Normal">(54,</text:p>
      <text:p text:style-name="Normal">81),</text:p>
      <text:soft-page-break/>
      <text:p text:style-name="Normal">(54,</text:p>
      <text:p text:style-name="Normal">82),</text:p>
      <text:p text:style-name="Normal">(54,</text:p>
      <text:p text:style-name="Normal">83),</text:p>
      <text:p text:style-name="Normal">(54,</text:p>
      <text:p text:style-name="Normal">84),</text:p>
      <text:p text:style-name="Normal">(54,</text:p>
      <text:p text:style-name="Normal">85),</text:p>
      <text:p text:style-name="Normal">(54,</text:p>
      <text:p text:style-name="Normal">86),</text:p>
      <text:p text:style-name="Normal">(54,</text:p>
      <text:p text:style-name="Normal">87),</text:p>
      <text:p text:style-name="Normal">(54,</text:p>
      <text:p text:style-name="Normal">88),</text:p>
      <text:p text:style-name="Normal">(54,</text:p>
      <text:p text:style-name="Normal">89),</text:p>
      <text:p text:style-name="Normal">(54,</text:p>
      <text:p text:style-name="Normal">90),</text:p>
      <text:p text:style-name="Normal">(54,</text:p>
      <text:p text:style-name="Normal">91),</text:p>
      <text:p text:style-name="Normal">(54,</text:p>
      <text:p text:style-name="Normal">92),</text:p>
      <text:p text:style-name="Normal">(54,</text:p>
      <text:p text:style-name="Normal">93),</text:p>
      <text:p text:style-name="Normal">(54,</text:p>
      <text:p text:style-name="Normal">94),</text:p>
      <text:p text:style-name="Normal">(54,</text:p>
      <text:p text:style-name="Normal">95),</text:p>
      <text:p text:style-name="Normal">(54,</text:p>
      <text:p text:style-name="Normal">96),</text:p>
      <text:p text:style-name="Normal">(54,</text:p>
      <text:soft-page-break/>
      <text:p text:style-name="Normal">97),</text:p>
      <text:p text:style-name="Normal">(54,</text:p>
      <text:p text:style-name="Normal">98),</text:p>
      <text:p text:style-name="Normal">(54,</text:p>
      <text:p text:style-name="Normal">99),</text:p>
      <text:p text:style-name="Normal">(54,</text:p>
      <text:p text:style-name="Normal">100),</text:p>
      <text:p text:style-name="Normal">(55,</text:p>
      <text:p text:style-name="Normal">1),</text:p>
      <text:p text:style-name="Normal">(55,</text:p>
      <text:p text:style-name="Normal">2),</text:p>
      <text:p text:style-name="Normal">(55,</text:p>
      <text:p text:style-name="Normal">3),</text:p>
      <text:p text:style-name="Normal">(55,</text:p>
      <text:p text:style-name="Normal">4),</text:p>
      <text:p text:style-name="Normal">(55,</text:p>
      <text:p text:style-name="Normal">5),</text:p>
      <text:p text:style-name="Normal">(55,</text:p>
      <text:p text:style-name="Normal">6),</text:p>
      <text:p text:style-name="Normal">(55,</text:p>
      <text:p text:style-name="Normal">7),</text:p>
      <text:p text:style-name="Normal">(55,</text:p>
      <text:p text:style-name="Normal">8),</text:p>
      <text:p text:style-name="Normal">(55,</text:p>
      <text:p text:style-name="Normal">9),</text:p>
      <text:p text:style-name="Normal">(55,</text:p>
      <text:p text:style-name="Normal">10),</text:p>
      <text:p text:style-name="Normal">(55,</text:p>
      <text:p text:style-name="Normal">11),</text:p>
      <text:p text:style-name="Normal">(55,</text:p>
      <text:p text:style-name="Normal">12),</text:p>
      <text:soft-page-break/>
      <text:p text:style-name="Normal">(55,</text:p>
      <text:p text:style-name="Normal">13),</text:p>
      <text:p text:style-name="Normal">(55,</text:p>
      <text:p text:style-name="Normal">14),</text:p>
      <text:p text:style-name="Normal">(55,</text:p>
      <text:p text:style-name="Normal">15),</text:p>
      <text:p text:style-name="Normal">(55,</text:p>
      <text:p text:style-name="Normal">16),</text:p>
      <text:p text:style-name="Normal">(55,</text:p>
      <text:p text:style-name="Normal">17),</text:p>
      <text:p text:style-name="Normal">(55,</text:p>
      <text:p text:style-name="Normal">18),</text:p>
      <text:p text:style-name="Normal">(55,</text:p>
      <text:p text:style-name="Normal">19),</text:p>
      <text:p text:style-name="Normal">(55,</text:p>
      <text:p text:style-name="Normal">20),</text:p>
      <text:p text:style-name="Normal">(55,</text:p>
      <text:p text:style-name="Normal">21),</text:p>
      <text:p text:style-name="Normal">(55,</text:p>
      <text:p text:style-name="Normal">22),</text:p>
      <text:p text:style-name="Normal">(55,</text:p>
      <text:p text:style-name="Normal">23),</text:p>
      <text:p text:style-name="Normal">(55,</text:p>
      <text:p text:style-name="Normal">24),</text:p>
      <text:p text:style-name="Normal">(55,</text:p>
      <text:p text:style-name="Normal">25),</text:p>
      <text:p text:style-name="Normal">(55,</text:p>
      <text:p text:style-name="Normal">26),</text:p>
      <text:p text:style-name="Normal">(55,</text:p>
      <text:p text:style-name="Normal">27),</text:p>
      <text:p text:style-name="Normal">(55,</text:p>
      <text:soft-page-break/>
      <text:p text:style-name="Normal">28),</text:p>
      <text:p text:style-name="Normal">(55,</text:p>
      <text:p text:style-name="Normal">29),</text:p>
      <text:p text:style-name="Normal">(55,</text:p>
      <text:p text:style-name="Normal">30),</text:p>
      <text:p text:style-name="Normal">(55,</text:p>
      <text:p text:style-name="Normal">31),</text:p>
      <text:p text:style-name="Normal">(55,</text:p>
      <text:p text:style-name="Normal">32),</text:p>
      <text:p text:style-name="Normal">(55,</text:p>
      <text:p text:style-name="Normal">33),</text:p>
      <text:p text:style-name="Normal">(55,</text:p>
      <text:p text:style-name="Normal">34),</text:p>
      <text:p text:style-name="Normal">(55,</text:p>
      <text:p text:style-name="Normal">35),</text:p>
      <text:p text:style-name="Normal">(55,</text:p>
      <text:p text:style-name="Normal">36),</text:p>
      <text:p text:style-name="Normal">(55,</text:p>
      <text:p text:style-name="Normal">37),</text:p>
      <text:p text:style-name="Normal">(55,</text:p>
      <text:p text:style-name="Normal">38),</text:p>
      <text:p text:style-name="Normal">(55,</text:p>
      <text:p text:style-name="Normal">39),</text:p>
      <text:p text:style-name="Normal">(55,</text:p>
      <text:p text:style-name="Normal">40),</text:p>
      <text:p text:style-name="Normal">(55,</text:p>
      <text:p text:style-name="Normal">41),</text:p>
      <text:p text:style-name="Normal">(55,</text:p>
      <text:p text:style-name="Normal">42),</text:p>
      <text:p text:style-name="Normal">(55,</text:p>
      <text:p text:style-name="Normal">43),</text:p>
      <text:soft-page-break/>
      <text:p text:style-name="Normal">(55,</text:p>
      <text:p text:style-name="Normal">44),</text:p>
      <text:p text:style-name="Normal">(55,</text:p>
      <text:p text:style-name="Normal">45),</text:p>
      <text:p text:style-name="Normal">(55,</text:p>
      <text:p text:style-name="Normal">46),</text:p>
      <text:p text:style-name="Normal">(55,</text:p>
      <text:p text:style-name="Normal">47),</text:p>
      <text:p text:style-name="Normal">(55,</text:p>
      <text:p text:style-name="Normal">48),</text:p>
      <text:p text:style-name="Normal">(55,</text:p>
      <text:p text:style-name="Normal">49),</text:p>
      <text:p text:style-name="Normal">(55,</text:p>
      <text:p text:style-name="Normal">50),</text:p>
      <text:p text:style-name="Normal">(55,</text:p>
      <text:p text:style-name="Normal">51),</text:p>
      <text:p text:style-name="Normal">(55,</text:p>
      <text:p text:style-name="Normal">52),</text:p>
      <text:p text:style-name="Normal">(55,</text:p>
      <text:p text:style-name="Normal">53),</text:p>
      <text:p text:style-name="Normal">(55,</text:p>
      <text:p text:style-name="Normal">54),</text:p>
      <text:p text:style-name="Normal">(55,</text:p>
      <text:p text:style-name="Normal">56),</text:p>
      <text:p text:style-name="Normal">(55,</text:p>
      <text:p text:style-name="Normal">57),</text:p>
      <text:p text:style-name="Normal">(55,</text:p>
      <text:p text:style-name="Normal">58),</text:p>
      <text:p text:style-name="Normal">(55,</text:p>
      <text:p text:style-name="Normal">59),</text:p>
      <text:p text:style-name="Normal">(55,</text:p>
      <text:soft-page-break/>
      <text:p text:style-name="Normal">60),</text:p>
      <text:p text:style-name="Normal">(55,</text:p>
      <text:p text:style-name="Normal">61),</text:p>
      <text:p text:style-name="Normal">(55,</text:p>
      <text:p text:style-name="Normal">62),</text:p>
      <text:p text:style-name="Normal">(55,</text:p>
      <text:p text:style-name="Normal">63),</text:p>
      <text:p text:style-name="Normal">(55,</text:p>
      <text:p text:style-name="Normal">64),</text:p>
      <text:p text:style-name="Normal">(55,</text:p>
      <text:p text:style-name="Normal">65),</text:p>
      <text:p text:style-name="Normal">(55,</text:p>
      <text:p text:style-name="Normal">66),</text:p>
      <text:p text:style-name="Normal">(55,</text:p>
      <text:p text:style-name="Normal">67),</text:p>
      <text:p text:style-name="Normal">(55,</text:p>
      <text:p text:style-name="Normal">68),</text:p>
      <text:p text:style-name="Normal">(55,</text:p>
      <text:p text:style-name="Normal">69),</text:p>
      <text:p text:style-name="Normal">(55,</text:p>
      <text:p text:style-name="Normal">70),</text:p>
      <text:p text:style-name="Normal">(55,</text:p>
      <text:p text:style-name="Normal">71),</text:p>
      <text:p text:style-name="Normal">(55,</text:p>
      <text:p text:style-name="Normal">72),</text:p>
      <text:p text:style-name="Normal">(55,</text:p>
      <text:p text:style-name="Normal">73),</text:p>
      <text:p text:style-name="Normal">(55,</text:p>
      <text:p text:style-name="Normal">74),</text:p>
      <text:p text:style-name="Normal">(55,</text:p>
      <text:p text:style-name="Normal">75),</text:p>
      <text:soft-page-break/>
      <text:p text:style-name="Normal">(55,</text:p>
      <text:p text:style-name="Normal">76),</text:p>
      <text:p text:style-name="Normal">(55,</text:p>
      <text:p text:style-name="Normal">77),</text:p>
      <text:p text:style-name="Normal">(55,</text:p>
      <text:p text:style-name="Normal">78),</text:p>
      <text:p text:style-name="Normal">(55,</text:p>
      <text:p text:style-name="Normal">79),</text:p>
      <text:p text:style-name="Normal">(55,</text:p>
      <text:p text:style-name="Normal">80),</text:p>
      <text:p text:style-name="Normal">(55,</text:p>
      <text:p text:style-name="Normal">81),</text:p>
      <text:p text:style-name="Normal">(55,</text:p>
      <text:p text:style-name="Normal">82),</text:p>
      <text:p text:style-name="Normal">(55,</text:p>
      <text:p text:style-name="Normal">83),</text:p>
      <text:p text:style-name="Normal">(55,</text:p>
      <text:p text:style-name="Normal">84),</text:p>
      <text:p text:style-name="Normal">(55,</text:p>
      <text:p text:style-name="Normal">85),</text:p>
      <text:p text:style-name="Normal">(55,</text:p>
      <text:p text:style-name="Normal">86),</text:p>
      <text:p text:style-name="Normal">(55,</text:p>
      <text:p text:style-name="Normal">87),</text:p>
      <text:p text:style-name="Normal">(55,</text:p>
      <text:p text:style-name="Normal">88),</text:p>
      <text:p text:style-name="Normal">(55,</text:p>
      <text:p text:style-name="Normal">89),</text:p>
      <text:p text:style-name="Normal">(55,</text:p>
      <text:p text:style-name="Normal">90),</text:p>
      <text:p text:style-name="Normal">(55,</text:p>
      <text:soft-page-break/>
      <text:p text:style-name="Normal">91),</text:p>
      <text:p text:style-name="Normal">(55,</text:p>
      <text:p text:style-name="Normal">92),</text:p>
      <text:p text:style-name="Normal">(55,</text:p>
      <text:p text:style-name="Normal">93),</text:p>
      <text:p text:style-name="Normal">(55,</text:p>
      <text:p text:style-name="Normal">94),</text:p>
      <text:p text:style-name="Normal">(55,</text:p>
      <text:p text:style-name="Normal">95),</text:p>
      <text:p text:style-name="Normal">(55,</text:p>
      <text:p text:style-name="Normal">96),</text:p>
      <text:p text:style-name="Normal">(55,</text:p>
      <text:p text:style-name="Normal">97),</text:p>
      <text:p text:style-name="Normal">(55,</text:p>
      <text:p text:style-name="Normal">98),</text:p>
      <text:p text:style-name="Normal">(55,</text:p>
      <text:p text:style-name="Normal">99),</text:p>
      <text:p text:style-name="Normal">(55,</text:p>
      <text:p text:style-name="Normal">100),</text:p>
      <text:p text:style-name="Normal">(56,</text:p>
      <text:p text:style-name="Normal">1),</text:p>
      <text:p text:style-name="Normal">(56,</text:p>
      <text:p text:style-name="Normal">2),</text:p>
      <text:p text:style-name="Normal">(56,</text:p>
      <text:p text:style-name="Normal">3),</text:p>
      <text:p text:style-name="Normal">(56,</text:p>
      <text:p text:style-name="Normal">4),</text:p>
      <text:p text:style-name="Normal">(56,</text:p>
      <text:p text:style-name="Normal">5),</text:p>
      <text:p text:style-name="Normal">(56,</text:p>
      <text:p text:style-name="Normal">6),</text:p>
      <text:soft-page-break/>
      <text:p text:style-name="Normal">(56,</text:p>
      <text:p text:style-name="Normal">7),</text:p>
      <text:p text:style-name="Normal">(56,</text:p>
      <text:p text:style-name="Normal">8),</text:p>
      <text:p text:style-name="Normal">(56,</text:p>
      <text:p text:style-name="Normal">9),</text:p>
      <text:p text:style-name="Normal">(56,</text:p>
      <text:p text:style-name="Normal">10),</text:p>
      <text:p text:style-name="Normal">(56,</text:p>
      <text:p text:style-name="Normal">11),</text:p>
      <text:p text:style-name="Normal">(56,</text:p>
      <text:p text:style-name="Normal">12),</text:p>
      <text:p text:style-name="Normal">(56,</text:p>
      <text:p text:style-name="Normal">13),</text:p>
      <text:p text:style-name="Normal">(56,</text:p>
      <text:p text:style-name="Normal">14),</text:p>
      <text:p text:style-name="Normal">(56,</text:p>
      <text:p text:style-name="Normal">15),</text:p>
      <text:p text:style-name="Normal">(56,</text:p>
      <text:p text:style-name="Normal">16),</text:p>
      <text:p text:style-name="Normal">(56,</text:p>
      <text:p text:style-name="Normal">17),</text:p>
      <text:p text:style-name="Normal">(56,</text:p>
      <text:p text:style-name="Normal">18),</text:p>
      <text:p text:style-name="Normal">(56,</text:p>
      <text:p text:style-name="Normal">19),</text:p>
      <text:p text:style-name="Normal">(56,</text:p>
      <text:p text:style-name="Normal">20),</text:p>
      <text:p text:style-name="Normal">(56,</text:p>
      <text:p text:style-name="Normal">21),</text:p>
      <text:p text:style-name="Normal">(56,</text:p>
      <text:soft-page-break/>
      <text:p text:style-name="Normal">22),</text:p>
      <text:p text:style-name="Normal">(56,</text:p>
      <text:p text:style-name="Normal">23),</text:p>
      <text:p text:style-name="Normal">(56,</text:p>
      <text:p text:style-name="Normal">24),</text:p>
      <text:p text:style-name="Normal">(56,</text:p>
      <text:p text:style-name="Normal">25),</text:p>
      <text:p text:style-name="Normal">(56,</text:p>
      <text:p text:style-name="Normal">26),</text:p>
      <text:p text:style-name="Normal">(56,</text:p>
      <text:p text:style-name="Normal">27),</text:p>
      <text:p text:style-name="Normal">(56,</text:p>
      <text:p text:style-name="Normal">28),</text:p>
      <text:p text:style-name="Normal">(56,</text:p>
      <text:p text:style-name="Normal">29),</text:p>
      <text:p text:style-name="Normal">(56,</text:p>
      <text:p text:style-name="Normal">30),</text:p>
      <text:p text:style-name="Normal">(56,</text:p>
      <text:p text:style-name="Normal">31),</text:p>
      <text:p text:style-name="Normal">(56,</text:p>
      <text:p text:style-name="Normal">32),</text:p>
      <text:p text:style-name="Normal">(56,</text:p>
      <text:p text:style-name="Normal">33),</text:p>
      <text:p text:style-name="Normal">(56,</text:p>
      <text:p text:style-name="Normal">34),</text:p>
      <text:p text:style-name="Normal">(56,</text:p>
      <text:p text:style-name="Normal">35),</text:p>
      <text:p text:style-name="Normal">(56,</text:p>
      <text:p text:style-name="Normal">36),</text:p>
      <text:p text:style-name="Normal">(56,</text:p>
      <text:p text:style-name="Normal">37),</text:p>
      <text:soft-page-break/>
      <text:p text:style-name="Normal">(56,</text:p>
      <text:p text:style-name="Normal">38),</text:p>
      <text:p text:style-name="Normal">(56,</text:p>
      <text:p text:style-name="Normal">39),</text:p>
      <text:p text:style-name="Normal">(56,</text:p>
      <text:p text:style-name="Normal">40),</text:p>
      <text:p text:style-name="Normal">(56,</text:p>
      <text:p text:style-name="Normal">41),</text:p>
      <text:p text:style-name="Normal">(56,</text:p>
      <text:p text:style-name="Normal">42),</text:p>
      <text:p text:style-name="Normal">(56,</text:p>
      <text:p text:style-name="Normal">43),</text:p>
      <text:p text:style-name="Normal">(56,</text:p>
      <text:p text:style-name="Normal">44),</text:p>
      <text:p text:style-name="Normal">(56,</text:p>
      <text:p text:style-name="Normal">45),</text:p>
      <text:p text:style-name="Normal">(56,</text:p>
      <text:p text:style-name="Normal">46),</text:p>
      <text:p text:style-name="Normal">(56,</text:p>
      <text:p text:style-name="Normal">47),</text:p>
      <text:p text:style-name="Normal">(56,</text:p>
      <text:p text:style-name="Normal">48),</text:p>
      <text:p text:style-name="Normal">(56,</text:p>
      <text:p text:style-name="Normal">49),</text:p>
      <text:p text:style-name="Normal">(56,</text:p>
      <text:p text:style-name="Normal">50),</text:p>
      <text:p text:style-name="Normal">(56,</text:p>
      <text:p text:style-name="Normal">51),</text:p>
      <text:p text:style-name="Normal">(56,</text:p>
      <text:p text:style-name="Normal">52),</text:p>
      <text:p text:style-name="Normal">(56,</text:p>
      <text:soft-page-break/>
      <text:p text:style-name="Normal">53),</text:p>
      <text:p text:style-name="Normal">(56,</text:p>
      <text:p text:style-name="Normal">54),</text:p>
      <text:p text:style-name="Normal">(56,</text:p>
      <text:p text:style-name="Normal">55),</text:p>
      <text:p text:style-name="Normal">(56,</text:p>
      <text:p text:style-name="Normal">57),</text:p>
      <text:p text:style-name="Normal">(56,</text:p>
      <text:p text:style-name="Normal">58),</text:p>
      <text:p text:style-name="Normal">(56,</text:p>
      <text:p text:style-name="Normal">59),</text:p>
      <text:p text:style-name="Normal">(56,</text:p>
      <text:p text:style-name="Normal">60),</text:p>
      <text:p text:style-name="Normal">(56,</text:p>
      <text:p text:style-name="Normal">61),</text:p>
      <text:p text:style-name="Normal">(56,</text:p>
      <text:p text:style-name="Normal">62),</text:p>
      <text:p text:style-name="Normal">(56,</text:p>
      <text:p text:style-name="Normal">63),</text:p>
      <text:p text:style-name="Normal">(56,</text:p>
      <text:p text:style-name="Normal">64),</text:p>
      <text:p text:style-name="Normal">(56,</text:p>
      <text:p text:style-name="Normal">65),</text:p>
      <text:p text:style-name="Normal">(56,</text:p>
      <text:p text:style-name="Normal">66),</text:p>
      <text:p text:style-name="Normal">(56,</text:p>
      <text:p text:style-name="Normal">67),</text:p>
      <text:p text:style-name="Normal">(56,</text:p>
      <text:p text:style-name="Normal">68),</text:p>
      <text:p text:style-name="Normal">(56,</text:p>
      <text:p text:style-name="Normal">69),</text:p>
      <text:soft-page-break/>
      <text:p text:style-name="Normal">(56,</text:p>
      <text:p text:style-name="Normal">70),</text:p>
      <text:p text:style-name="Normal">(56,</text:p>
      <text:p text:style-name="Normal">71),</text:p>
      <text:p text:style-name="Normal">(56,</text:p>
      <text:p text:style-name="Normal">72),</text:p>
      <text:p text:style-name="Normal">(56,</text:p>
      <text:p text:style-name="Normal">73),</text:p>
      <text:p text:style-name="Normal">(56,</text:p>
      <text:p text:style-name="Normal">74),</text:p>
      <text:p text:style-name="Normal">(56,</text:p>
      <text:p text:style-name="Normal">75),</text:p>
      <text:p text:style-name="Normal">(56,</text:p>
      <text:p text:style-name="Normal">76),</text:p>
      <text:p text:style-name="Normal">(56,</text:p>
      <text:p text:style-name="Normal">77),</text:p>
      <text:p text:style-name="Normal">(56,</text:p>
      <text:p text:style-name="Normal">78),</text:p>
      <text:p text:style-name="Normal">(56,</text:p>
      <text:p text:style-name="Normal">79),</text:p>
      <text:p text:style-name="Normal">(56,</text:p>
      <text:p text:style-name="Normal">80),</text:p>
      <text:p text:style-name="Normal">(56,</text:p>
      <text:p text:style-name="Normal">81),</text:p>
      <text:p text:style-name="Normal">(56,</text:p>
      <text:p text:style-name="Normal">82),</text:p>
      <text:p text:style-name="Normal">(56,</text:p>
      <text:p text:style-name="Normal">83),</text:p>
      <text:p text:style-name="Normal">(56,</text:p>
      <text:p text:style-name="Normal">84),</text:p>
      <text:p text:style-name="Normal">(56,</text:p>
      <text:soft-page-break/>
      <text:p text:style-name="Normal">85),</text:p>
      <text:p text:style-name="Normal">(56,</text:p>
      <text:p text:style-name="Normal">86),</text:p>
      <text:p text:style-name="Normal">(56,</text:p>
      <text:p text:style-name="Normal">87),</text:p>
      <text:p text:style-name="Normal">(56,</text:p>
      <text:p text:style-name="Normal">88),</text:p>
      <text:p text:style-name="Normal">(56,</text:p>
      <text:p text:style-name="Normal">89),</text:p>
      <text:p text:style-name="Normal">(56,</text:p>
      <text:p text:style-name="Normal">90),</text:p>
      <text:p text:style-name="Normal">(56,</text:p>
      <text:p text:style-name="Normal">91),</text:p>
      <text:p text:style-name="Normal">(56,</text:p>
      <text:p text:style-name="Normal">92),</text:p>
      <text:p text:style-name="Normal">(56,</text:p>
      <text:p text:style-name="Normal">93),</text:p>
      <text:p text:style-name="Normal">(56,</text:p>
      <text:p text:style-name="Normal">94),</text:p>
      <text:p text:style-name="Normal">(56,</text:p>
      <text:p text:style-name="Normal">95),</text:p>
      <text:p text:style-name="Normal">(56,</text:p>
      <text:p text:style-name="Normal">96),</text:p>
      <text:p text:style-name="Normal">(56,</text:p>
      <text:p text:style-name="Normal">97),</text:p>
      <text:p text:style-name="Normal">(56,</text:p>
      <text:p text:style-name="Normal">98),</text:p>
      <text:p text:style-name="Normal">(56,</text:p>
      <text:p text:style-name="Normal">99),</text:p>
      <text:p text:style-name="Normal">(56,</text:p>
      <text:p text:style-name="Normal">100),</text:p>
      <text:soft-page-break/>
      <text:p text:style-name="Normal">(57,</text:p>
      <text:p text:style-name="Normal">1),</text:p>
      <text:p text:style-name="Normal">(57,</text:p>
      <text:p text:style-name="Normal">2),</text:p>
      <text:p text:style-name="Normal">(57,</text:p>
      <text:p text:style-name="Normal">3),</text:p>
      <text:p text:style-name="Normal">(57,</text:p>
      <text:p text:style-name="Normal">4),</text:p>
      <text:p text:style-name="Normal">(57,</text:p>
      <text:p text:style-name="Normal">5),</text:p>
      <text:p text:style-name="Normal">(57,</text:p>
      <text:p text:style-name="Normal">6),</text:p>
      <text:p text:style-name="Normal">(57,</text:p>
      <text:p text:style-name="Normal">7),</text:p>
      <text:p text:style-name="Normal">(57,</text:p>
      <text:p text:style-name="Normal">8),</text:p>
      <text:p text:style-name="Normal">(57,</text:p>
      <text:p text:style-name="Normal">9),</text:p>
      <text:p text:style-name="Normal">(57,</text:p>
      <text:p text:style-name="Normal">10),</text:p>
      <text:p text:style-name="Normal">(57,</text:p>
      <text:p text:style-name="Normal">11),</text:p>
      <text:p text:style-name="Normal">(57,</text:p>
      <text:p text:style-name="Normal">12),</text:p>
      <text:p text:style-name="Normal">(57,</text:p>
      <text:p text:style-name="Normal">13),</text:p>
      <text:p text:style-name="Normal">(57,</text:p>
      <text:p text:style-name="Normal">14),</text:p>
      <text:p text:style-name="Normal">(57,</text:p>
      <text:p text:style-name="Normal">15),</text:p>
      <text:p text:style-name="Normal">(57,</text:p>
      <text:soft-page-break/>
      <text:p text:style-name="Normal">16),</text:p>
      <text:p text:style-name="Normal">(57,</text:p>
      <text:p text:style-name="Normal">17),</text:p>
      <text:p text:style-name="Normal">(57,</text:p>
      <text:p text:style-name="Normal">18),</text:p>
      <text:p text:style-name="Normal">(57,</text:p>
      <text:p text:style-name="Normal">19),</text:p>
      <text:p text:style-name="Normal">(57,</text:p>
      <text:p text:style-name="Normal">20),</text:p>
      <text:p text:style-name="Normal">(57,</text:p>
      <text:p text:style-name="Normal">21),</text:p>
      <text:p text:style-name="Normal">(57,</text:p>
      <text:p text:style-name="Normal">22),</text:p>
      <text:p text:style-name="Normal">(57,</text:p>
      <text:p text:style-name="Normal">23),</text:p>
      <text:p text:style-name="Normal">(57,</text:p>
      <text:p text:style-name="Normal">24),</text:p>
      <text:p text:style-name="Normal">(57,</text:p>
      <text:p text:style-name="Normal">25),</text:p>
      <text:p text:style-name="Normal">(57,</text:p>
      <text:p text:style-name="Normal">26),</text:p>
      <text:p text:style-name="Normal">(57,</text:p>
      <text:p text:style-name="Normal">27),</text:p>
      <text:p text:style-name="Normal">(57,</text:p>
      <text:p text:style-name="Normal">28),</text:p>
      <text:p text:style-name="Normal">(57,</text:p>
      <text:p text:style-name="Normal">29),</text:p>
      <text:p text:style-name="Normal">(57,</text:p>
      <text:p text:style-name="Normal">30),</text:p>
      <text:p text:style-name="Normal">(57,</text:p>
      <text:p text:style-name="Normal">31),</text:p>
      <text:soft-page-break/>
      <text:p text:style-name="Normal">(57,</text:p>
      <text:p text:style-name="Normal">32),</text:p>
      <text:p text:style-name="Normal">(57,</text:p>
      <text:p text:style-name="Normal">33),</text:p>
      <text:p text:style-name="Normal">(57,</text:p>
      <text:p text:style-name="Normal">34),</text:p>
      <text:p text:style-name="Normal">(57,</text:p>
      <text:p text:style-name="Normal">35),</text:p>
      <text:p text:style-name="Normal">(57,</text:p>
      <text:p text:style-name="Normal">36),</text:p>
      <text:p text:style-name="Normal">(57,</text:p>
      <text:p text:style-name="Normal">37),</text:p>
      <text:p text:style-name="Normal">(57,</text:p>
      <text:p text:style-name="Normal">38),</text:p>
      <text:p text:style-name="Normal">(57,</text:p>
      <text:p text:style-name="Normal">39),</text:p>
      <text:p text:style-name="Normal">(57,</text:p>
      <text:p text:style-name="Normal">40),</text:p>
      <text:p text:style-name="Normal">(57,</text:p>
      <text:p text:style-name="Normal">41),</text:p>
      <text:p text:style-name="Normal">(57,</text:p>
      <text:p text:style-name="Normal">42),</text:p>
      <text:p text:style-name="Normal">(57,</text:p>
      <text:p text:style-name="Normal">43),</text:p>
      <text:p text:style-name="Normal">(57,</text:p>
      <text:p text:style-name="Normal">44),</text:p>
      <text:p text:style-name="Normal">(57,</text:p>
      <text:p text:style-name="Normal">45),</text:p>
      <text:p text:style-name="Normal">(57,</text:p>
      <text:p text:style-name="Normal">46),</text:p>
      <text:p text:style-name="Normal">(57,</text:p>
      <text:soft-page-break/>
      <text:p text:style-name="Normal">47),</text:p>
      <text:p text:style-name="Normal">(57,</text:p>
      <text:p text:style-name="Normal">48),</text:p>
      <text:p text:style-name="Normal">(57,</text:p>
      <text:p text:style-name="Normal">49),</text:p>
      <text:p text:style-name="Normal">(57,</text:p>
      <text:p text:style-name="Normal">50),</text:p>
      <text:p text:style-name="Normal">(57,</text:p>
      <text:p text:style-name="Normal">51),</text:p>
      <text:p text:style-name="Normal">(57,</text:p>
      <text:p text:style-name="Normal">52),</text:p>
      <text:p text:style-name="Normal">(57,</text:p>
      <text:p text:style-name="Normal">53),</text:p>
      <text:p text:style-name="Normal">(57,</text:p>
      <text:p text:style-name="Normal">54),</text:p>
      <text:p text:style-name="Normal">(57,</text:p>
      <text:p text:style-name="Normal">55),</text:p>
      <text:p text:style-name="Normal">(57,</text:p>
      <text:p text:style-name="Normal">56),</text:p>
      <text:p text:style-name="Normal">(57,</text:p>
      <text:p text:style-name="Normal">58),</text:p>
      <text:p text:style-name="Normal">(57,</text:p>
      <text:p text:style-name="Normal">59),</text:p>
      <text:p text:style-name="Normal">(57,</text:p>
      <text:p text:style-name="Normal">60),</text:p>
      <text:p text:style-name="Normal">(57,</text:p>
      <text:p text:style-name="Normal">61),</text:p>
      <text:p text:style-name="Normal">(57,</text:p>
      <text:p text:style-name="Normal">62),</text:p>
      <text:p text:style-name="Normal">(57,</text:p>
      <text:p text:style-name="Normal">63),</text:p>
      <text:soft-page-break/>
      <text:p text:style-name="Normal">(57,</text:p>
      <text:p text:style-name="Normal">64),</text:p>
      <text:p text:style-name="Normal">(57,</text:p>
      <text:p text:style-name="Normal">65),</text:p>
      <text:p text:style-name="Normal">(57,</text:p>
      <text:p text:style-name="Normal">66),</text:p>
      <text:p text:style-name="Normal">(57,</text:p>
      <text:p text:style-name="Normal">67),</text:p>
      <text:p text:style-name="Normal">(57,</text:p>
      <text:p text:style-name="Normal">68),</text:p>
      <text:p text:style-name="Normal">(57,</text:p>
      <text:p text:style-name="Normal">69),</text:p>
      <text:p text:style-name="Normal">(57,</text:p>
      <text:p text:style-name="Normal">70),</text:p>
      <text:p text:style-name="Normal">(57,</text:p>
      <text:p text:style-name="Normal">71),</text:p>
      <text:p text:style-name="Normal">(57,</text:p>
      <text:p text:style-name="Normal">72),</text:p>
      <text:p text:style-name="Normal">(57,</text:p>
      <text:p text:style-name="Normal">73),</text:p>
      <text:p text:style-name="Normal">(57,</text:p>
      <text:p text:style-name="Normal">74),</text:p>
      <text:p text:style-name="Normal">(57,</text:p>
      <text:p text:style-name="Normal">75),</text:p>
      <text:p text:style-name="Normal">(57,</text:p>
      <text:p text:style-name="Normal">76),</text:p>
      <text:p text:style-name="Normal">(57,</text:p>
      <text:p text:style-name="Normal">77),</text:p>
      <text:p text:style-name="Normal">(57,</text:p>
      <text:p text:style-name="Normal">78),</text:p>
      <text:p text:style-name="Normal">(57,</text:p>
      <text:soft-page-break/>
      <text:p text:style-name="Normal">79),</text:p>
      <text:p text:style-name="Normal">(57,</text:p>
      <text:p text:style-name="Normal">80),</text:p>
      <text:p text:style-name="Normal">(57,</text:p>
      <text:p text:style-name="Normal">81),</text:p>
      <text:p text:style-name="Normal">(57,</text:p>
      <text:p text:style-name="Normal">82),</text:p>
      <text:p text:style-name="Normal">(57,</text:p>
      <text:p text:style-name="Normal">83),</text:p>
      <text:p text:style-name="Normal">(57,</text:p>
      <text:p text:style-name="Normal">84),</text:p>
      <text:p text:style-name="Normal">(57,</text:p>
      <text:p text:style-name="Normal">85),</text:p>
      <text:p text:style-name="Normal">(57,</text:p>
      <text:p text:style-name="Normal">86),</text:p>
      <text:p text:style-name="Normal">(57,</text:p>
      <text:p text:style-name="Normal">87),</text:p>
      <text:p text:style-name="Normal">(57,</text:p>
      <text:p text:style-name="Normal">88),</text:p>
      <text:p text:style-name="Normal">(57,</text:p>
      <text:p text:style-name="Normal">89),</text:p>
      <text:p text:style-name="Normal">(57,</text:p>
      <text:p text:style-name="Normal">90),</text:p>
      <text:p text:style-name="Normal">(57,</text:p>
      <text:p text:style-name="Normal">91),</text:p>
      <text:p text:style-name="Normal">(57,</text:p>
      <text:p text:style-name="Normal">92),</text:p>
      <text:p text:style-name="Normal">(57,</text:p>
      <text:p text:style-name="Normal">93),</text:p>
      <text:p text:style-name="Normal">(57,</text:p>
      <text:p text:style-name="Normal">94),</text:p>
      <text:soft-page-break/>
      <text:p text:style-name="Normal">(57,</text:p>
      <text:p text:style-name="Normal">95),</text:p>
      <text:p text:style-name="Normal">(57,</text:p>
      <text:p text:style-name="Normal">96),</text:p>
      <text:p text:style-name="Normal">(57,</text:p>
      <text:p text:style-name="Normal">97),</text:p>
      <text:p text:style-name="Normal">(57,</text:p>
      <text:p text:style-name="Normal">98),</text:p>
      <text:p text:style-name="Normal">(57,</text:p>
      <text:p text:style-name="Normal">99),</text:p>
      <text:p text:style-name="Normal">(57,</text:p>
      <text:p text:style-name="Normal">100),</text:p>
      <text:p text:style-name="Normal">(60,</text:p>
      <text:p text:style-name="Normal">1),</text:p>
      <text:p text:style-name="Normal">(60,</text:p>
      <text:p text:style-name="Normal">2),</text:p>
      <text:p text:style-name="Normal">(60,</text:p>
      <text:p text:style-name="Normal">3),</text:p>
      <text:p text:style-name="Normal">(60,</text:p>
      <text:p text:style-name="Normal">4),</text:p>
      <text:p text:style-name="Normal">(60,</text:p>
      <text:p text:style-name="Normal">5),</text:p>
      <text:p text:style-name="Normal">(60,</text:p>
      <text:p text:style-name="Normal">6),</text:p>
      <text:p text:style-name="Normal">(60,</text:p>
      <text:p text:style-name="Normal">7),</text:p>
      <text:p text:style-name="Normal">(60,</text:p>
      <text:p text:style-name="Normal">8),</text:p>
      <text:p text:style-name="Normal">(60,</text:p>
      <text:p text:style-name="Normal">9),</text:p>
      <text:p text:style-name="Normal">(60,</text:p>
      <text:soft-page-break/>
      <text:p text:style-name="Normal">10),</text:p>
      <text:p text:style-name="Normal">(60,</text:p>
      <text:p text:style-name="Normal">11),</text:p>
      <text:p text:style-name="Normal">(60,</text:p>
      <text:p text:style-name="Normal">12),</text:p>
      <text:p text:style-name="Normal">(60,</text:p>
      <text:p text:style-name="Normal">13),</text:p>
      <text:p text:style-name="Normal">(60,</text:p>
      <text:p text:style-name="Normal">14),</text:p>
      <text:p text:style-name="Normal">(60,</text:p>
      <text:p text:style-name="Normal">15),</text:p>
      <text:p text:style-name="Normal">(60,</text:p>
      <text:p text:style-name="Normal">16),</text:p>
      <text:p text:style-name="Normal">(60,</text:p>
      <text:p text:style-name="Normal">17),</text:p>
      <text:p text:style-name="Normal">(60,</text:p>
      <text:p text:style-name="Normal">18),</text:p>
      <text:p text:style-name="Normal">(60,</text:p>
      <text:p text:style-name="Normal">19),</text:p>
      <text:p text:style-name="Normal">(60,</text:p>
      <text:p text:style-name="Normal">20),</text:p>
      <text:p text:style-name="Normal">(60,</text:p>
      <text:p text:style-name="Normal">21),</text:p>
      <text:p text:style-name="Normal">(60,</text:p>
      <text:p text:style-name="Normal">22),</text:p>
      <text:p text:style-name="Normal">(60,</text:p>
      <text:p text:style-name="Normal">23),</text:p>
      <text:p text:style-name="Normal">(60,</text:p>
      <text:p text:style-name="Normal">24),</text:p>
      <text:p text:style-name="Normal">(60,</text:p>
      <text:p text:style-name="Normal">25),</text:p>
      <text:soft-page-break/>
      <text:p text:style-name="Normal">(60,</text:p>
      <text:p text:style-name="Normal">26),</text:p>
      <text:p text:style-name="Normal">(60,</text:p>
      <text:p text:style-name="Normal">27),</text:p>
      <text:p text:style-name="Normal">(60,</text:p>
      <text:p text:style-name="Normal">28),</text:p>
      <text:p text:style-name="Normal">(60,</text:p>
      <text:p text:style-name="Normal">29),</text:p>
      <text:p text:style-name="Normal">(60,</text:p>
      <text:p text:style-name="Normal">30),</text:p>
      <text:p text:style-name="Normal">(60,</text:p>
      <text:p text:style-name="Normal">31),</text:p>
      <text:p text:style-name="Normal">(60,</text:p>
      <text:p text:style-name="Normal">32),</text:p>
      <text:p text:style-name="Normal">(60,</text:p>
      <text:p text:style-name="Normal">33),</text:p>
      <text:p text:style-name="Normal">(60,</text:p>
      <text:p text:style-name="Normal">34),</text:p>
      <text:p text:style-name="Normal">(60,</text:p>
      <text:p text:style-name="Normal">35),</text:p>
      <text:p text:style-name="Normal">(60,</text:p>
      <text:p text:style-name="Normal">36),</text:p>
      <text:p text:style-name="Normal">(60,</text:p>
      <text:p text:style-name="Normal">37),</text:p>
      <text:p text:style-name="Normal">(60,</text:p>
      <text:p text:style-name="Normal">38),</text:p>
      <text:p text:style-name="Normal">(60,</text:p>
      <text:p text:style-name="Normal">39),</text:p>
      <text:p text:style-name="Normal">(60,</text:p>
      <text:p text:style-name="Normal">40),</text:p>
      <text:p text:style-name="Normal">(60,</text:p>
      <text:soft-page-break/>
      <text:p text:style-name="Normal">41),</text:p>
      <text:p text:style-name="Normal">(60,</text:p>
      <text:p text:style-name="Normal">42),</text:p>
      <text:p text:style-name="Normal">(60,</text:p>
      <text:p text:style-name="Normal">43),</text:p>
      <text:p text:style-name="Normal">(60,</text:p>
      <text:p text:style-name="Normal">44),</text:p>
      <text:p text:style-name="Normal">(60,</text:p>
      <text:p text:style-name="Normal">45),</text:p>
      <text:p text:style-name="Normal">(60,</text:p>
      <text:p text:style-name="Normal">46),</text:p>
      <text:p text:style-name="Normal">(60,</text:p>
      <text:p text:style-name="Normal">47),</text:p>
      <text:p text:style-name="Normal">(60,</text:p>
      <text:p text:style-name="Normal">48),</text:p>
      <text:p text:style-name="Normal">(60,</text:p>
      <text:p text:style-name="Normal">49),</text:p>
      <text:p text:style-name="Normal">(60,</text:p>
      <text:p text:style-name="Normal">50),</text:p>
      <text:p text:style-name="Normal">(60,</text:p>
      <text:p text:style-name="Normal">51),</text:p>
      <text:p text:style-name="Normal">(60,</text:p>
      <text:p text:style-name="Normal">52),</text:p>
      <text:p text:style-name="Normal">(60,</text:p>
      <text:p text:style-name="Normal">53),</text:p>
      <text:p text:style-name="Normal">(60,</text:p>
      <text:p text:style-name="Normal">54),</text:p>
      <text:p text:style-name="Normal">(60,</text:p>
      <text:p text:style-name="Normal">55),</text:p>
      <text:p text:style-name="Normal">(60,</text:p>
      <text:p text:style-name="Normal">56),</text:p>
      <text:soft-page-break/>
      <text:p text:style-name="Normal">(60,</text:p>
      <text:p text:style-name="Normal">57),</text:p>
      <text:p text:style-name="Normal">(60,</text:p>
      <text:p text:style-name="Normal">58),</text:p>
      <text:p text:style-name="Normal">(60,</text:p>
      <text:p text:style-name="Normal">59),</text:p>
      <text:p text:style-name="Normal">(60,</text:p>
      <text:p text:style-name="Normal">61),</text:p>
      <text:p text:style-name="Normal">(60,</text:p>
      <text:p text:style-name="Normal">62),</text:p>
      <text:p text:style-name="Normal">(60,</text:p>
      <text:p text:style-name="Normal">63),</text:p>
      <text:p text:style-name="Normal">(60,</text:p>
      <text:p text:style-name="Normal">64),</text:p>
      <text:p text:style-name="Normal">(60,</text:p>
      <text:p text:style-name="Normal">65),</text:p>
      <text:p text:style-name="Normal">(60,</text:p>
      <text:p text:style-name="Normal">66),</text:p>
      <text:p text:style-name="Normal">(60,</text:p>
      <text:p text:style-name="Normal">67),</text:p>
      <text:p text:style-name="Normal">(60,</text:p>
      <text:p text:style-name="Normal">68),</text:p>
      <text:p text:style-name="Normal">(60,</text:p>
      <text:p text:style-name="Normal">69),</text:p>
      <text:p text:style-name="Normal">(60,</text:p>
      <text:p text:style-name="Normal">70),</text:p>
      <text:p text:style-name="Normal">(60,</text:p>
      <text:p text:style-name="Normal">71),</text:p>
      <text:p text:style-name="Normal">(60,</text:p>
      <text:p text:style-name="Normal">72),</text:p>
      <text:p text:style-name="Normal">(60,</text:p>
      <text:soft-page-break/>
      <text:p text:style-name="Normal">73),</text:p>
      <text:p text:style-name="Normal">(60,</text:p>
      <text:p text:style-name="Normal">74),</text:p>
      <text:p text:style-name="Normal">(60,</text:p>
      <text:p text:style-name="Normal">75),</text:p>
      <text:p text:style-name="Normal">(60,</text:p>
      <text:p text:style-name="Normal">76),</text:p>
      <text:p text:style-name="Normal">(60,</text:p>
      <text:p text:style-name="Normal">77),</text:p>
      <text:p text:style-name="Normal">(60,</text:p>
      <text:p text:style-name="Normal">78),</text:p>
      <text:p text:style-name="Normal">(60,</text:p>
      <text:p text:style-name="Normal">79),</text:p>
      <text:p text:style-name="Normal">(60,</text:p>
      <text:p text:style-name="Normal">80),</text:p>
      <text:p text:style-name="Normal">(60,</text:p>
      <text:p text:style-name="Normal">81),</text:p>
      <text:p text:style-name="Normal">(60,</text:p>
      <text:p text:style-name="Normal">82),</text:p>
      <text:p text:style-name="Normal">(60,</text:p>
      <text:p text:style-name="Normal">83),</text:p>
      <text:p text:style-name="Normal">(60,</text:p>
      <text:p text:style-name="Normal">84),</text:p>
      <text:p text:style-name="Normal">(60,</text:p>
      <text:p text:style-name="Normal">85),</text:p>
      <text:p text:style-name="Normal">(60,</text:p>
      <text:p text:style-name="Normal">86),</text:p>
      <text:p text:style-name="Normal">(60,</text:p>
      <text:p text:style-name="Normal">87),</text:p>
      <text:p text:style-name="Normal">(60,</text:p>
      <text:p text:style-name="Normal">88),</text:p>
      <text:soft-page-break/>
      <text:p text:style-name="Normal">(60,</text:p>
      <text:p text:style-name="Normal">89),</text:p>
      <text:p text:style-name="Normal">(60,</text:p>
      <text:p text:style-name="Normal">90),</text:p>
      <text:p text:style-name="Normal">(60,</text:p>
      <text:p text:style-name="Normal">91),</text:p>
      <text:p text:style-name="Normal">(60,</text:p>
      <text:p text:style-name="Normal">92),</text:p>
      <text:p text:style-name="Normal">(60,</text:p>
      <text:p text:style-name="Normal">93),</text:p>
      <text:p text:style-name="Normal">(60,</text:p>
      <text:p text:style-name="Normal">94),</text:p>
      <text:p text:style-name="Normal">(60,</text:p>
      <text:p text:style-name="Normal">95),</text:p>
      <text:p text:style-name="Normal">(60,</text:p>
      <text:p text:style-name="Normal">96),</text:p>
      <text:p text:style-name="Normal">(60,</text:p>
      <text:p text:style-name="Normal">97),</text:p>
      <text:p text:style-name="Normal">(60,</text:p>
      <text:p text:style-name="Normal">98),</text:p>
      <text:p text:style-name="Normal">(60,</text:p>
      <text:p text:style-name="Normal">99),</text:p>
      <text:p text:style-name="Normal">(60,</text:p>
      <text:p text:style-name="Normal">100),</text:p>
      <text:p text:style-name="Normal">(61,</text:p>
      <text:p text:style-name="Normal">1),</text:p>
      <text:p text:style-name="Normal">(61,</text:p>
      <text:p text:style-name="Normal">2),</text:p>
      <text:p text:style-name="Normal">(61,</text:p>
      <text:p text:style-name="Normal">3),</text:p>
      <text:p text:style-name="Normal">(61,</text:p>
      <text:soft-page-break/>
      <text:p text:style-name="Normal">4),</text:p>
      <text:p text:style-name="Normal">(61,</text:p>
      <text:p text:style-name="Normal">5),</text:p>
      <text:p text:style-name="Normal">(61,</text:p>
      <text:p text:style-name="Normal">6),</text:p>
      <text:p text:style-name="Normal">(61,</text:p>
      <text:p text:style-name="Normal">7),</text:p>
      <text:p text:style-name="Normal">(61,</text:p>
      <text:p text:style-name="Normal">8),</text:p>
      <text:p text:style-name="Normal">(61,</text:p>
      <text:p text:style-name="Normal">9),</text:p>
      <text:p text:style-name="Normal">(61,</text:p>
      <text:p text:style-name="Normal">10),</text:p>
      <text:p text:style-name="Normal">(61,</text:p>
      <text:p text:style-name="Normal">11),</text:p>
      <text:p text:style-name="Normal">(61,</text:p>
      <text:p text:style-name="Normal">12),</text:p>
      <text:p text:style-name="Normal">(61,</text:p>
      <text:p text:style-name="Normal">13),</text:p>
      <text:p text:style-name="Normal">(61,</text:p>
      <text:p text:style-name="Normal">14),</text:p>
      <text:p text:style-name="Normal">(61,</text:p>
      <text:p text:style-name="Normal">15),</text:p>
      <text:p text:style-name="Normal">(61,</text:p>
      <text:p text:style-name="Normal">16),</text:p>
      <text:p text:style-name="Normal">(61,</text:p>
      <text:p text:style-name="Normal">17),</text:p>
      <text:p text:style-name="Normal">(61,</text:p>
      <text:p text:style-name="Normal">18),</text:p>
      <text:p text:style-name="Normal">(61,</text:p>
      <text:p text:style-name="Normal">19),</text:p>
      <text:soft-page-break/>
      <text:p text:style-name="Normal">(61,</text:p>
      <text:p text:style-name="Normal">20),</text:p>
      <text:p text:style-name="Normal">(61,</text:p>
      <text:p text:style-name="Normal">21),</text:p>
      <text:p text:style-name="Normal">(61,</text:p>
      <text:p text:style-name="Normal">22),</text:p>
      <text:p text:style-name="Normal">(61,</text:p>
      <text:p text:style-name="Normal">23),</text:p>
      <text:p text:style-name="Normal">(61,</text:p>
      <text:p text:style-name="Normal">24),</text:p>
      <text:p text:style-name="Normal">(61,</text:p>
      <text:p text:style-name="Normal">25),</text:p>
      <text:p text:style-name="Normal">(61,</text:p>
      <text:p text:style-name="Normal">26),</text:p>
      <text:p text:style-name="Normal">(61,</text:p>
      <text:p text:style-name="Normal">27),</text:p>
      <text:p text:style-name="Normal">(61,</text:p>
      <text:p text:style-name="Normal">28),</text:p>
      <text:p text:style-name="Normal">(61,</text:p>
      <text:p text:style-name="Normal">29),</text:p>
      <text:p text:style-name="Normal">(61,</text:p>
      <text:p text:style-name="Normal">30),</text:p>
      <text:p text:style-name="Normal">(61,</text:p>
      <text:p text:style-name="Normal">31),</text:p>
      <text:p text:style-name="Normal">(61,</text:p>
      <text:p text:style-name="Normal">32),</text:p>
      <text:p text:style-name="Normal">(61,</text:p>
      <text:p text:style-name="Normal">33),</text:p>
      <text:p text:style-name="Normal">(61,</text:p>
      <text:p text:style-name="Normal">34),</text:p>
      <text:p text:style-name="Normal">(61,</text:p>
      <text:soft-page-break/>
      <text:p text:style-name="Normal">35),</text:p>
      <text:p text:style-name="Normal">(61,</text:p>
      <text:p text:style-name="Normal">36),</text:p>
      <text:p text:style-name="Normal">(61,</text:p>
      <text:p text:style-name="Normal">37),</text:p>
      <text:p text:style-name="Normal">(61,</text:p>
      <text:p text:style-name="Normal">38),</text:p>
      <text:p text:style-name="Normal">(61,</text:p>
      <text:p text:style-name="Normal">39),</text:p>
      <text:p text:style-name="Normal">(61,</text:p>
      <text:p text:style-name="Normal">40),</text:p>
      <text:p text:style-name="Normal">(61,</text:p>
      <text:p text:style-name="Normal">41),</text:p>
      <text:p text:style-name="Normal">(61,</text:p>
      <text:p text:style-name="Normal">42),</text:p>
      <text:p text:style-name="Normal">(61,</text:p>
      <text:p text:style-name="Normal">43),</text:p>
      <text:p text:style-name="Normal">(61,</text:p>
      <text:p text:style-name="Normal">44),</text:p>
      <text:p text:style-name="Normal">(61,</text:p>
      <text:p text:style-name="Normal">45),</text:p>
      <text:p text:style-name="Normal">(61,</text:p>
      <text:p text:style-name="Normal">46),</text:p>
      <text:p text:style-name="Normal">(61,</text:p>
      <text:p text:style-name="Normal">47),</text:p>
      <text:p text:style-name="Normal">(61,</text:p>
      <text:p text:style-name="Normal">48),</text:p>
      <text:p text:style-name="Normal">(61,</text:p>
      <text:p text:style-name="Normal">49),</text:p>
      <text:p text:style-name="Normal">(61,</text:p>
      <text:p text:style-name="Normal">50),</text:p>
      <text:soft-page-break/>
      <text:p text:style-name="Normal">(61,</text:p>
      <text:p text:style-name="Normal">51),</text:p>
      <text:p text:style-name="Normal">(61,</text:p>
      <text:p text:style-name="Normal">52),</text:p>
      <text:p text:style-name="Normal">(61,</text:p>
      <text:p text:style-name="Normal">53),</text:p>
      <text:p text:style-name="Normal">(61,</text:p>
      <text:p text:style-name="Normal">54),</text:p>
      <text:p text:style-name="Normal">(61,</text:p>
      <text:p text:style-name="Normal">55),</text:p>
      <text:p text:style-name="Normal">(61,</text:p>
      <text:p text:style-name="Normal">56),</text:p>
      <text:p text:style-name="Normal">(61,</text:p>
      <text:p text:style-name="Normal">57),</text:p>
      <text:p text:style-name="Normal">(61,</text:p>
      <text:p text:style-name="Normal">58),</text:p>
      <text:p text:style-name="Normal">(61,</text:p>
      <text:p text:style-name="Normal">59),</text:p>
      <text:p text:style-name="Normal">(61,</text:p>
      <text:p text:style-name="Normal">60),</text:p>
      <text:p text:style-name="Normal">(61,</text:p>
      <text:p text:style-name="Normal">62),</text:p>
      <text:p text:style-name="Normal">(61,</text:p>
      <text:p text:style-name="Normal">63),</text:p>
      <text:p text:style-name="Normal">(61,</text:p>
      <text:p text:style-name="Normal">64),</text:p>
      <text:p text:style-name="Normal">(61,</text:p>
      <text:p text:style-name="Normal">65),</text:p>
      <text:p text:style-name="Normal">(61,</text:p>
      <text:p text:style-name="Normal">66),</text:p>
      <text:p text:style-name="Normal">(61,</text:p>
      <text:soft-page-break/>
      <text:p text:style-name="Normal">67),</text:p>
      <text:p text:style-name="Normal">(61,</text:p>
      <text:p text:style-name="Normal">68),</text:p>
      <text:p text:style-name="Normal">(61,</text:p>
      <text:p text:style-name="Normal">69),</text:p>
      <text:p text:style-name="Normal">(61,</text:p>
      <text:p text:style-name="Normal">70),</text:p>
      <text:p text:style-name="Normal">(61,</text:p>
      <text:p text:style-name="Normal">71),</text:p>
      <text:p text:style-name="Normal">(61,</text:p>
      <text:p text:style-name="Normal">72),</text:p>
      <text:p text:style-name="Normal">(61,</text:p>
      <text:p text:style-name="Normal">73),</text:p>
      <text:p text:style-name="Normal">(61,</text:p>
      <text:p text:style-name="Normal">74),</text:p>
      <text:p text:style-name="Normal">(61,</text:p>
      <text:p text:style-name="Normal">75),</text:p>
      <text:p text:style-name="Normal">(61,</text:p>
      <text:p text:style-name="Normal">76),</text:p>
      <text:p text:style-name="Normal">(61,</text:p>
      <text:p text:style-name="Normal">77),</text:p>
      <text:p text:style-name="Normal">(61,</text:p>
      <text:p text:style-name="Normal">78),</text:p>
      <text:p text:style-name="Normal">(61,</text:p>
      <text:p text:style-name="Normal">79),</text:p>
      <text:p text:style-name="Normal">(61,</text:p>
      <text:p text:style-name="Normal">80),</text:p>
      <text:p text:style-name="Normal">(61,</text:p>
      <text:p text:style-name="Normal">81),</text:p>
      <text:p text:style-name="Normal">(61,</text:p>
      <text:p text:style-name="Normal">82),</text:p>
      <text:soft-page-break/>
      <text:p text:style-name="Normal">(61,</text:p>
      <text:p text:style-name="Normal">83),</text:p>
      <text:p text:style-name="Normal">(61,</text:p>
      <text:p text:style-name="Normal">84),</text:p>
      <text:p text:style-name="Normal">(61,</text:p>
      <text:p text:style-name="Normal">85),</text:p>
      <text:p text:style-name="Normal">(61,</text:p>
      <text:p text:style-name="Normal">86),</text:p>
      <text:p text:style-name="Normal">(61,</text:p>
      <text:p text:style-name="Normal">87),</text:p>
      <text:p text:style-name="Normal">(61,</text:p>
      <text:p text:style-name="Normal">88),</text:p>
      <text:p text:style-name="Normal">(61,</text:p>
      <text:p text:style-name="Normal">89),</text:p>
      <text:p text:style-name="Normal">(61,</text:p>
      <text:p text:style-name="Normal">90),</text:p>
      <text:p text:style-name="Normal">(61,</text:p>
      <text:p text:style-name="Normal">91),</text:p>
      <text:p text:style-name="Normal">(61,</text:p>
      <text:p text:style-name="Normal">92),</text:p>
      <text:p text:style-name="Normal">(61,</text:p>
      <text:p text:style-name="Normal">93),</text:p>
      <text:p text:style-name="Normal">(61,</text:p>
      <text:p text:style-name="Normal">94),</text:p>
      <text:p text:style-name="Normal">(61,</text:p>
      <text:p text:style-name="Normal">95),</text:p>
      <text:p text:style-name="Normal">(61,</text:p>
      <text:p text:style-name="Normal">96),</text:p>
      <text:p text:style-name="Normal">(61,</text:p>
      <text:p text:style-name="Normal">97),</text:p>
      <text:p text:style-name="Normal">(61,</text:p>
      <text:soft-page-break/>
      <text:p text:style-name="Normal">98),</text:p>
      <text:p text:style-name="Normal">(61,</text:p>
      <text:p text:style-name="Normal">99),</text:p>
      <text:p text:style-name="Normal">(61,</text:p>
      <text:p text:style-name="Normal">100),</text:p>
      <text:p text:style-name="Normal">(62,</text:p>
      <text:p text:style-name="Normal">1),</text:p>
      <text:p text:style-name="Normal">(62,</text:p>
      <text:p text:style-name="Normal">2),</text:p>
      <text:p text:style-name="Normal">(62,</text:p>
      <text:p text:style-name="Normal">3),</text:p>
      <text:p text:style-name="Normal">(62,</text:p>
      <text:p text:style-name="Normal">4),</text:p>
      <text:p text:style-name="Normal">(62,</text:p>
      <text:p text:style-name="Normal">5),</text:p>
      <text:p text:style-name="Normal">(62,</text:p>
      <text:p text:style-name="Normal">6),</text:p>
      <text:p text:style-name="Normal">(62,</text:p>
      <text:p text:style-name="Normal">7),</text:p>
      <text:p text:style-name="Normal">(62,</text:p>
      <text:p text:style-name="Normal">8),</text:p>
      <text:p text:style-name="Normal">(62,</text:p>
      <text:p text:style-name="Normal">9),</text:p>
      <text:p text:style-name="Normal">(62,</text:p>
      <text:p text:style-name="Normal">10),</text:p>
      <text:p text:style-name="Normal">(62,</text:p>
      <text:p text:style-name="Normal">11),</text:p>
      <text:p text:style-name="Normal">(62,</text:p>
      <text:p text:style-name="Normal">12),</text:p>
      <text:p text:style-name="Normal">(62,</text:p>
      <text:p text:style-name="Normal">13),</text:p>
      <text:soft-page-break/>
      <text:p text:style-name="Normal">(62,</text:p>
      <text:p text:style-name="Normal">14),</text:p>
      <text:p text:style-name="Normal">(62,</text:p>
      <text:p text:style-name="Normal">15),</text:p>
      <text:p text:style-name="Normal">(62,</text:p>
      <text:p text:style-name="Normal">16),</text:p>
      <text:p text:style-name="Normal">(62,</text:p>
      <text:p text:style-name="Normal">17),</text:p>
      <text:p text:style-name="Normal">(62,</text:p>
      <text:p text:style-name="Normal">18),</text:p>
      <text:p text:style-name="Normal">(62,</text:p>
      <text:p text:style-name="Normal">19),</text:p>
      <text:p text:style-name="Normal">(62,</text:p>
      <text:p text:style-name="Normal">20),</text:p>
      <text:p text:style-name="Normal">(62,</text:p>
      <text:p text:style-name="Normal">21),</text:p>
      <text:p text:style-name="Normal">(62,</text:p>
      <text:p text:style-name="Normal">22),</text:p>
      <text:p text:style-name="Normal">(62,</text:p>
      <text:p text:style-name="Normal">23),</text:p>
      <text:p text:style-name="Normal">(62,</text:p>
      <text:p text:style-name="Normal">24),</text:p>
      <text:p text:style-name="Normal">(62,</text:p>
      <text:p text:style-name="Normal">25),</text:p>
      <text:p text:style-name="Normal">(62,</text:p>
      <text:p text:style-name="Normal">26),</text:p>
      <text:p text:style-name="Normal">(62,</text:p>
      <text:p text:style-name="Normal">27),</text:p>
      <text:p text:style-name="Normal">(62,</text:p>
      <text:p text:style-name="Normal">28),</text:p>
      <text:p text:style-name="Normal">(62,</text:p>
      <text:soft-page-break/>
      <text:p text:style-name="Normal">29),</text:p>
      <text:p text:style-name="Normal">(62,</text:p>
      <text:p text:style-name="Normal">30),</text:p>
      <text:p text:style-name="Normal">(62,</text:p>
      <text:p text:style-name="Normal">31),</text:p>
      <text:p text:style-name="Normal">(62,</text:p>
      <text:p text:style-name="Normal">32),</text:p>
      <text:p text:style-name="Normal">(62,</text:p>
      <text:p text:style-name="Normal">33),</text:p>
      <text:p text:style-name="Normal">(62,</text:p>
      <text:p text:style-name="Normal">34),</text:p>
      <text:p text:style-name="Normal">(62,</text:p>
      <text:p text:style-name="Normal">35),</text:p>
      <text:p text:style-name="Normal">(62,</text:p>
      <text:p text:style-name="Normal">36),</text:p>
      <text:p text:style-name="Normal">(62,</text:p>
      <text:p text:style-name="Normal">37),</text:p>
      <text:p text:style-name="Normal">(62,</text:p>
      <text:p text:style-name="Normal">38),</text:p>
      <text:p text:style-name="Normal">(62,</text:p>
      <text:p text:style-name="Normal">39),</text:p>
      <text:p text:style-name="Normal">(62,</text:p>
      <text:p text:style-name="Normal">40),</text:p>
      <text:p text:style-name="Normal">(62,</text:p>
      <text:p text:style-name="Normal">41),</text:p>
      <text:p text:style-name="Normal">(62,</text:p>
      <text:p text:style-name="Normal">42),</text:p>
      <text:p text:style-name="Normal">(62,</text:p>
      <text:p text:style-name="Normal">43),</text:p>
      <text:p text:style-name="Normal">(62,</text:p>
      <text:p text:style-name="Normal">44),</text:p>
      <text:soft-page-break/>
      <text:p text:style-name="Normal">(62,</text:p>
      <text:p text:style-name="Normal">45),</text:p>
      <text:p text:style-name="Normal">(62,</text:p>
      <text:p text:style-name="Normal">46),</text:p>
      <text:p text:style-name="Normal">(62,</text:p>
      <text:p text:style-name="Normal">47),</text:p>
      <text:p text:style-name="Normal">(62,</text:p>
      <text:p text:style-name="Normal">48),</text:p>
      <text:p text:style-name="Normal">(62,</text:p>
      <text:p text:style-name="Normal">49),</text:p>
      <text:p text:style-name="Normal">(62,</text:p>
      <text:p text:style-name="Normal">50),</text:p>
      <text:p text:style-name="Normal">(62,</text:p>
      <text:p text:style-name="Normal">51),</text:p>
      <text:p text:style-name="Normal">(62,</text:p>
      <text:p text:style-name="Normal">52),</text:p>
      <text:p text:style-name="Normal">(62,</text:p>
      <text:p text:style-name="Normal">53),</text:p>
      <text:p text:style-name="Normal">(62,</text:p>
      <text:p text:style-name="Normal">54),</text:p>
      <text:p text:style-name="Normal">(62,</text:p>
      <text:p text:style-name="Normal">55),</text:p>
      <text:p text:style-name="Normal">(62,</text:p>
      <text:p text:style-name="Normal">56),</text:p>
      <text:p text:style-name="Normal">(62,</text:p>
      <text:p text:style-name="Normal">57),</text:p>
      <text:p text:style-name="Normal">(62,</text:p>
      <text:p text:style-name="Normal">58),</text:p>
      <text:p text:style-name="Normal">(62,</text:p>
      <text:p text:style-name="Normal">59),</text:p>
      <text:p text:style-name="Normal">(62,</text:p>
      <text:soft-page-break/>
      <text:p text:style-name="Normal">60),</text:p>
      <text:p text:style-name="Normal">(62,</text:p>
      <text:p text:style-name="Normal">61),</text:p>
      <text:p text:style-name="Normal">(62,</text:p>
      <text:p text:style-name="Normal">63),</text:p>
      <text:p text:style-name="Normal">(62,</text:p>
      <text:p text:style-name="Normal">64),</text:p>
      <text:p text:style-name="Normal">(62,</text:p>
      <text:p text:style-name="Normal">65),</text:p>
      <text:p text:style-name="Normal">(62,</text:p>
      <text:p text:style-name="Normal">66),</text:p>
      <text:p text:style-name="Normal">(62,</text:p>
      <text:p text:style-name="Normal">67),</text:p>
      <text:p text:style-name="Normal">(62,</text:p>
      <text:p text:style-name="Normal">68),</text:p>
      <text:p text:style-name="Normal">(62,</text:p>
      <text:p text:style-name="Normal">69),</text:p>
      <text:p text:style-name="Normal">(62,</text:p>
      <text:p text:style-name="Normal">70),</text:p>
      <text:p text:style-name="Normal">(62,</text:p>
      <text:p text:style-name="Normal">71),</text:p>
      <text:p text:style-name="Normal">(62,</text:p>
      <text:p text:style-name="Normal">72),</text:p>
      <text:p text:style-name="Normal">(62,</text:p>
      <text:p text:style-name="Normal">73),</text:p>
      <text:p text:style-name="Normal">(62,</text:p>
      <text:p text:style-name="Normal">74),</text:p>
      <text:p text:style-name="Normal">(62,</text:p>
      <text:p text:style-name="Normal">75),</text:p>
      <text:p text:style-name="Normal">(62,</text:p>
      <text:p text:style-name="Normal">76),</text:p>
      <text:soft-page-break/>
      <text:p text:style-name="Normal">(62,</text:p>
      <text:p text:style-name="Normal">77),</text:p>
      <text:p text:style-name="Normal">(62,</text:p>
      <text:p text:style-name="Normal">78),</text:p>
      <text:p text:style-name="Normal">(62,</text:p>
      <text:p text:style-name="Normal">79),</text:p>
      <text:p text:style-name="Normal">(62,</text:p>
      <text:p text:style-name="Normal">80),</text:p>
      <text:p text:style-name="Normal">(62,</text:p>
      <text:p text:style-name="Normal">81),</text:p>
      <text:p text:style-name="Normal">(62,</text:p>
      <text:p text:style-name="Normal">82),</text:p>
      <text:p text:style-name="Normal">(62,</text:p>
      <text:p text:style-name="Normal">83),</text:p>
      <text:p text:style-name="Normal">(62,</text:p>
      <text:p text:style-name="Normal">84),</text:p>
      <text:p text:style-name="Normal">(62,</text:p>
      <text:p text:style-name="Normal">85),</text:p>
      <text:p text:style-name="Normal">(62,</text:p>
      <text:p text:style-name="Normal">86),</text:p>
      <text:p text:style-name="Normal">(62,</text:p>
      <text:p text:style-name="Normal">87),</text:p>
      <text:p text:style-name="Normal">(62,</text:p>
      <text:p text:style-name="Normal">88),</text:p>
      <text:p text:style-name="Normal">(62,</text:p>
      <text:p text:style-name="Normal">89),</text:p>
      <text:p text:style-name="Normal">(62,</text:p>
      <text:p text:style-name="Normal">90),</text:p>
      <text:p text:style-name="Normal">(62,</text:p>
      <text:p text:style-name="Normal">91),</text:p>
      <text:p text:style-name="Normal">(62,</text:p>
      <text:soft-page-break/>
      <text:p text:style-name="Normal">92),</text:p>
      <text:p text:style-name="Normal">(62,</text:p>
      <text:p text:style-name="Normal">93),</text:p>
      <text:p text:style-name="Normal">(62,</text:p>
      <text:p text:style-name="Normal">94),</text:p>
      <text:p text:style-name="Normal">(62,</text:p>
      <text:p text:style-name="Normal">95),</text:p>
      <text:p text:style-name="Normal">(62,</text:p>
      <text:p text:style-name="Normal">96),</text:p>
      <text:p text:style-name="Normal">(62,</text:p>
      <text:p text:style-name="Normal">97),</text:p>
      <text:p text:style-name="Normal">(62,</text:p>
      <text:p text:style-name="Normal">98),</text:p>
      <text:p text:style-name="Normal">(62,</text:p>
      <text:p text:style-name="Normal">99),</text:p>
      <text:p text:style-name="Normal">(62,</text:p>
      <text:p text:style-name="Normal">100),</text:p>
      <text:p text:style-name="Normal">(63,</text:p>
      <text:p text:style-name="Normal">1),</text:p>
      <text:p text:style-name="Normal">(63,</text:p>
      <text:p text:style-name="Normal">2),</text:p>
      <text:p text:style-name="Normal">(63,</text:p>
      <text:p text:style-name="Normal">3),</text:p>
      <text:p text:style-name="Normal">(63,</text:p>
      <text:p text:style-name="Normal">4),</text:p>
      <text:p text:style-name="Normal">(63,</text:p>
      <text:p text:style-name="Normal">5),</text:p>
      <text:p text:style-name="Normal">(63,</text:p>
      <text:p text:style-name="Normal">6),</text:p>
      <text:p text:style-name="Normal">(63,</text:p>
      <text:p text:style-name="Normal">7),</text:p>
      <text:soft-page-break/>
      <text:p text:style-name="Normal">(63,</text:p>
      <text:p text:style-name="Normal">8),</text:p>
      <text:p text:style-name="Normal">(63,</text:p>
      <text:p text:style-name="Normal">9),</text:p>
      <text:p text:style-name="Normal">(63,</text:p>
      <text:p text:style-name="Normal">10),</text:p>
      <text:p text:style-name="Normal">(63,</text:p>
      <text:p text:style-name="Normal">11),</text:p>
      <text:p text:style-name="Normal">(63,</text:p>
      <text:p text:style-name="Normal">12),</text:p>
      <text:p text:style-name="Normal">(63,</text:p>
      <text:p text:style-name="Normal">13),</text:p>
      <text:p text:style-name="Normal">(63,</text:p>
      <text:p text:style-name="Normal">14),</text:p>
      <text:p text:style-name="Normal">(63,</text:p>
      <text:p text:style-name="Normal">15),</text:p>
      <text:p text:style-name="Normal">(63,</text:p>
      <text:p text:style-name="Normal">16),</text:p>
      <text:p text:style-name="Normal">(63,</text:p>
      <text:p text:style-name="Normal">17),</text:p>
      <text:p text:style-name="Normal">(63,</text:p>
      <text:p text:style-name="Normal">18),</text:p>
      <text:p text:style-name="Normal">(63,</text:p>
      <text:p text:style-name="Normal">19),</text:p>
      <text:p text:style-name="Normal">(63,</text:p>
      <text:p text:style-name="Normal">20),</text:p>
      <text:p text:style-name="Normal">(63,</text:p>
      <text:p text:style-name="Normal">21),</text:p>
      <text:p text:style-name="Normal">(63,</text:p>
      <text:p text:style-name="Normal">22),</text:p>
      <text:p text:style-name="Normal">(63,</text:p>
      <text:soft-page-break/>
      <text:p text:style-name="Normal">23),</text:p>
      <text:p text:style-name="Normal">(63,</text:p>
      <text:p text:style-name="Normal">24),</text:p>
      <text:p text:style-name="Normal">(63,</text:p>
      <text:p text:style-name="Normal">25),</text:p>
      <text:p text:style-name="Normal">(63,</text:p>
      <text:p text:style-name="Normal">26),</text:p>
      <text:p text:style-name="Normal">(63,</text:p>
      <text:p text:style-name="Normal">27),</text:p>
      <text:p text:style-name="Normal">(63,</text:p>
      <text:p text:style-name="Normal">28),</text:p>
      <text:p text:style-name="Normal">(63,</text:p>
      <text:p text:style-name="Normal">29),</text:p>
      <text:p text:style-name="Normal">(63,</text:p>
      <text:p text:style-name="Normal">30),</text:p>
      <text:p text:style-name="Normal">(63,</text:p>
      <text:p text:style-name="Normal">31),</text:p>
      <text:p text:style-name="Normal">(63,</text:p>
      <text:p text:style-name="Normal">32),</text:p>
      <text:p text:style-name="Normal">(63,</text:p>
      <text:p text:style-name="Normal">33),</text:p>
      <text:p text:style-name="Normal">(63,</text:p>
      <text:p text:style-name="Normal">34),</text:p>
      <text:p text:style-name="Normal">(63,</text:p>
      <text:p text:style-name="Normal">35),</text:p>
      <text:p text:style-name="Normal">(63,</text:p>
      <text:p text:style-name="Normal">36),</text:p>
      <text:p text:style-name="Normal">(63,</text:p>
      <text:p text:style-name="Normal">37),</text:p>
      <text:p text:style-name="Normal">(63,</text:p>
      <text:p text:style-name="Normal">38),</text:p>
      <text:soft-page-break/>
      <text:p text:style-name="Normal">(63,</text:p>
      <text:p text:style-name="Normal">39),</text:p>
      <text:p text:style-name="Normal">(63,</text:p>
      <text:p text:style-name="Normal">40),</text:p>
      <text:p text:style-name="Normal">(63,</text:p>
      <text:p text:style-name="Normal">41),</text:p>
      <text:p text:style-name="Normal">(63,</text:p>
      <text:p text:style-name="Normal">42),</text:p>
      <text:p text:style-name="Normal">(63,</text:p>
      <text:p text:style-name="Normal">43),</text:p>
      <text:p text:style-name="Normal">(63,</text:p>
      <text:p text:style-name="Normal">44),</text:p>
      <text:p text:style-name="Normal">(63,</text:p>
      <text:p text:style-name="Normal">45),</text:p>
      <text:p text:style-name="Normal">(63,</text:p>
      <text:p text:style-name="Normal">46),</text:p>
      <text:p text:style-name="Normal">(63,</text:p>
      <text:p text:style-name="Normal">47),</text:p>
      <text:p text:style-name="Normal">(63,</text:p>
      <text:p text:style-name="Normal">48),</text:p>
      <text:p text:style-name="Normal">(63,</text:p>
      <text:p text:style-name="Normal">49),</text:p>
      <text:p text:style-name="Normal">(63,</text:p>
      <text:p text:style-name="Normal">50),</text:p>
      <text:p text:style-name="Normal">(63,</text:p>
      <text:p text:style-name="Normal">51),</text:p>
      <text:p text:style-name="Normal">(63,</text:p>
      <text:p text:style-name="Normal">52),</text:p>
      <text:p text:style-name="Normal">(63,</text:p>
      <text:p text:style-name="Normal">53),</text:p>
      <text:p text:style-name="Normal">(63,</text:p>
      <text:soft-page-break/>
      <text:p text:style-name="Normal">54),</text:p>
      <text:p text:style-name="Normal">(63,</text:p>
      <text:p text:style-name="Normal">55),</text:p>
      <text:p text:style-name="Normal">(63,</text:p>
      <text:p text:style-name="Normal">56),</text:p>
      <text:p text:style-name="Normal">(63,</text:p>
      <text:p text:style-name="Normal">57),</text:p>
      <text:p text:style-name="Normal">(63,</text:p>
      <text:p text:style-name="Normal">58),</text:p>
      <text:p text:style-name="Normal">(63,</text:p>
      <text:p text:style-name="Normal">59),</text:p>
      <text:p text:style-name="Normal">(63,</text:p>
      <text:p text:style-name="Normal">60),</text:p>
      <text:p text:style-name="Normal">(63,</text:p>
      <text:p text:style-name="Normal">61),</text:p>
      <text:p text:style-name="Normal">(63,</text:p>
      <text:p text:style-name="Normal">62),</text:p>
      <text:p text:style-name="Normal">(63,</text:p>
      <text:p text:style-name="Normal">64),</text:p>
      <text:p text:style-name="Normal">(63,</text:p>
      <text:p text:style-name="Normal">65),</text:p>
      <text:p text:style-name="Normal">(63,</text:p>
      <text:p text:style-name="Normal">66),</text:p>
      <text:p text:style-name="Normal">(63,</text:p>
      <text:p text:style-name="Normal">67),</text:p>
      <text:p text:style-name="Normal">(63,</text:p>
      <text:p text:style-name="Normal">68),</text:p>
      <text:p text:style-name="Normal">(63,</text:p>
      <text:p text:style-name="Normal">69),</text:p>
      <text:p text:style-name="Normal">(63,</text:p>
      <text:p text:style-name="Normal">70),</text:p>
      <text:soft-page-break/>
      <text:p text:style-name="Normal">(63,</text:p>
      <text:p text:style-name="Normal">71),</text:p>
      <text:p text:style-name="Normal">(63,</text:p>
      <text:p text:style-name="Normal">72),</text:p>
      <text:p text:style-name="Normal">(63,</text:p>
      <text:p text:style-name="Normal">73),</text:p>
      <text:p text:style-name="Normal">(63,</text:p>
      <text:p text:style-name="Normal">74),</text:p>
      <text:p text:style-name="Normal">(63,</text:p>
      <text:p text:style-name="Normal">75),</text:p>
      <text:p text:style-name="Normal">(63,</text:p>
      <text:p text:style-name="Normal">76),</text:p>
      <text:p text:style-name="Normal">(63,</text:p>
      <text:p text:style-name="Normal">77),</text:p>
      <text:p text:style-name="Normal">(63,</text:p>
      <text:p text:style-name="Normal">78),</text:p>
      <text:p text:style-name="Normal">(63,</text:p>
      <text:p text:style-name="Normal">79),</text:p>
      <text:p text:style-name="Normal">(63,</text:p>
      <text:p text:style-name="Normal">80),</text:p>
      <text:p text:style-name="Normal">(63,</text:p>
      <text:p text:style-name="Normal">81),</text:p>
      <text:p text:style-name="Normal">(63,</text:p>
      <text:p text:style-name="Normal">82),</text:p>
      <text:p text:style-name="Normal">(63,</text:p>
      <text:p text:style-name="Normal">83),</text:p>
      <text:p text:style-name="Normal">(63,</text:p>
      <text:p text:style-name="Normal">84),</text:p>
      <text:p text:style-name="Normal">(63,</text:p>
      <text:p text:style-name="Normal">85),</text:p>
      <text:p text:style-name="Normal">(63,</text:p>
      <text:soft-page-break/>
      <text:p text:style-name="Normal">86),</text:p>
      <text:p text:style-name="Normal">(63,</text:p>
      <text:p text:style-name="Normal">87),</text:p>
      <text:p text:style-name="Normal">(63,</text:p>
      <text:p text:style-name="Normal">88),</text:p>
      <text:p text:style-name="Normal">(63,</text:p>
      <text:p text:style-name="Normal">89),</text:p>
      <text:p text:style-name="Normal">(63,</text:p>
      <text:p text:style-name="Normal">90),</text:p>
      <text:p text:style-name="Normal">(63,</text:p>
      <text:p text:style-name="Normal">91),</text:p>
      <text:p text:style-name="Normal">(63,</text:p>
      <text:p text:style-name="Normal">92),</text:p>
      <text:p text:style-name="Normal">(63,</text:p>
      <text:p text:style-name="Normal">93),</text:p>
      <text:p text:style-name="Normal">(63,</text:p>
      <text:p text:style-name="Normal">94),</text:p>
      <text:p text:style-name="Normal">(63,</text:p>
      <text:p text:style-name="Normal">95),</text:p>
      <text:p text:style-name="Normal">(63,</text:p>
      <text:p text:style-name="Normal">96),</text:p>
      <text:p text:style-name="Normal">(63,</text:p>
      <text:p text:style-name="Normal">97),</text:p>
      <text:p text:style-name="Normal">(63,</text:p>
      <text:p text:style-name="Normal">98),</text:p>
      <text:p text:style-name="Normal">(63,</text:p>
      <text:p text:style-name="Normal">99),</text:p>
      <text:p text:style-name="Normal">(63,</text:p>
      <text:p text:style-name="Normal">100),</text:p>
      <text:p text:style-name="Normal">(65,</text:p>
      <text:p text:style-name="Normal">1),</text:p>
      <text:soft-page-break/>
      <text:p text:style-name="Normal">(65,</text:p>
      <text:p text:style-name="Normal">2),</text:p>
      <text:p text:style-name="Normal">(65,</text:p>
      <text:p text:style-name="Normal">3),</text:p>
      <text:p text:style-name="Normal">(65,</text:p>
      <text:p text:style-name="Normal">4),</text:p>
      <text:p text:style-name="Normal">(65,</text:p>
      <text:p text:style-name="Normal">5),</text:p>
      <text:p text:style-name="Normal">(65,</text:p>
      <text:p text:style-name="Normal">6),</text:p>
      <text:p text:style-name="Normal">(65,</text:p>
      <text:p text:style-name="Normal">7),</text:p>
      <text:p text:style-name="Normal">(65,</text:p>
      <text:p text:style-name="Normal">8),</text:p>
      <text:p text:style-name="Normal">(65,</text:p>
      <text:p text:style-name="Normal">9),</text:p>
      <text:p text:style-name="Normal">(65,</text:p>
      <text:p text:style-name="Normal">10),</text:p>
      <text:p text:style-name="Normal">(65,</text:p>
      <text:p text:style-name="Normal">11),</text:p>
      <text:p text:style-name="Normal">(65,</text:p>
      <text:p text:style-name="Normal">12),</text:p>
      <text:p text:style-name="Normal">(65,</text:p>
      <text:p text:style-name="Normal">13),</text:p>
      <text:p text:style-name="Normal">(65,</text:p>
      <text:p text:style-name="Normal">14),</text:p>
      <text:p text:style-name="Normal">(65,</text:p>
      <text:p text:style-name="Normal">15),</text:p>
      <text:p text:style-name="Normal">(65,</text:p>
      <text:p text:style-name="Normal">16),</text:p>
      <text:p text:style-name="Normal">(65,</text:p>
      <text:soft-page-break/>
      <text:p text:style-name="Normal">17),</text:p>
      <text:p text:style-name="Normal">(65,</text:p>
      <text:p text:style-name="Normal">18),</text:p>
      <text:p text:style-name="Normal">(65,</text:p>
      <text:p text:style-name="Normal">19),</text:p>
      <text:p text:style-name="Normal">(65,</text:p>
      <text:p text:style-name="Normal">20),</text:p>
      <text:p text:style-name="Normal">(65,</text:p>
      <text:p text:style-name="Normal">21),</text:p>
      <text:p text:style-name="Normal">(65,</text:p>
      <text:p text:style-name="Normal">22),</text:p>
      <text:p text:style-name="Normal">(65,</text:p>
      <text:p text:style-name="Normal">23),</text:p>
      <text:p text:style-name="Normal">(65,</text:p>
      <text:p text:style-name="Normal">24),</text:p>
      <text:p text:style-name="Normal">(65,</text:p>
      <text:p text:style-name="Normal">25),</text:p>
      <text:p text:style-name="Normal">(65,</text:p>
      <text:p text:style-name="Normal">26),</text:p>
      <text:p text:style-name="Normal">(65,</text:p>
      <text:p text:style-name="Normal">27),</text:p>
      <text:p text:style-name="Normal">(65,</text:p>
      <text:p text:style-name="Normal">28),</text:p>
      <text:p text:style-name="Normal">(65,</text:p>
      <text:p text:style-name="Normal">29),</text:p>
      <text:p text:style-name="Normal">(65,</text:p>
      <text:p text:style-name="Normal">30),</text:p>
      <text:p text:style-name="Normal">(65,</text:p>
      <text:p text:style-name="Normal">31),</text:p>
      <text:p text:style-name="Normal">(65,</text:p>
      <text:p text:style-name="Normal">32),</text:p>
      <text:soft-page-break/>
      <text:p text:style-name="Normal">(65,</text:p>
      <text:p text:style-name="Normal">33),</text:p>
      <text:p text:style-name="Normal">(65,</text:p>
      <text:p text:style-name="Normal">34),</text:p>
      <text:p text:style-name="Normal">(65,</text:p>
      <text:p text:style-name="Normal">35),</text:p>
      <text:p text:style-name="Normal">(65,</text:p>
      <text:p text:style-name="Normal">36),</text:p>
      <text:p text:style-name="Normal">(65,</text:p>
      <text:p text:style-name="Normal">37),</text:p>
      <text:p text:style-name="Normal">(65,</text:p>
      <text:p text:style-name="Normal">38),</text:p>
      <text:p text:style-name="Normal">(65,</text:p>
      <text:p text:style-name="Normal">39),</text:p>
      <text:p text:style-name="Normal">(65,</text:p>
      <text:p text:style-name="Normal">40),</text:p>
      <text:p text:style-name="Normal">(65,</text:p>
      <text:p text:style-name="Normal">41),</text:p>
      <text:p text:style-name="Normal">(65,</text:p>
      <text:p text:style-name="Normal">42),</text:p>
      <text:p text:style-name="Normal">(65,</text:p>
      <text:p text:style-name="Normal">43),</text:p>
      <text:p text:style-name="Normal">(65,</text:p>
      <text:p text:style-name="Normal">44),</text:p>
      <text:p text:style-name="Normal">(65,</text:p>
      <text:p text:style-name="Normal">45),</text:p>
      <text:p text:style-name="Normal">(65,</text:p>
      <text:p text:style-name="Normal">46),</text:p>
      <text:p text:style-name="Normal">(65,</text:p>
      <text:p text:style-name="Normal">47),</text:p>
      <text:p text:style-name="Normal">(65,</text:p>
      <text:soft-page-break/>
      <text:p text:style-name="Normal">48),</text:p>
      <text:p text:style-name="Normal">(65,</text:p>
      <text:p text:style-name="Normal">49),</text:p>
      <text:p text:style-name="Normal">(65,</text:p>
      <text:p text:style-name="Normal">50),</text:p>
      <text:p text:style-name="Normal">(65,</text:p>
      <text:p text:style-name="Normal">51),</text:p>
      <text:p text:style-name="Normal">(65,</text:p>
      <text:p text:style-name="Normal">52),</text:p>
      <text:p text:style-name="Normal">(65,</text:p>
      <text:p text:style-name="Normal">53),</text:p>
      <text:p text:style-name="Normal">(65,</text:p>
      <text:p text:style-name="Normal">54),</text:p>
      <text:p text:style-name="Normal">(65,</text:p>
      <text:p text:style-name="Normal">55),</text:p>
      <text:p text:style-name="Normal">(65,</text:p>
      <text:p text:style-name="Normal">56),</text:p>
      <text:p text:style-name="Normal">(65,</text:p>
      <text:p text:style-name="Normal">57),</text:p>
      <text:p text:style-name="Normal">(65,</text:p>
      <text:p text:style-name="Normal">58),</text:p>
      <text:p text:style-name="Normal">(65,</text:p>
      <text:p text:style-name="Normal">59),</text:p>
      <text:p text:style-name="Normal">(65,</text:p>
      <text:p text:style-name="Normal">60),</text:p>
      <text:p text:style-name="Normal">(65,</text:p>
      <text:p text:style-name="Normal">61),</text:p>
      <text:p text:style-name="Normal">(65,</text:p>
      <text:p text:style-name="Normal">62),</text:p>
      <text:p text:style-name="Normal">(65,</text:p>
      <text:p text:style-name="Normal">63),</text:p>
      <text:soft-page-break/>
      <text:p text:style-name="Normal">(65,</text:p>
      <text:p text:style-name="Normal">64),</text:p>
      <text:p text:style-name="Normal">(65,</text:p>
      <text:p text:style-name="Normal">66),</text:p>
      <text:p text:style-name="Normal">(65,</text:p>
      <text:p text:style-name="Normal">67),</text:p>
      <text:p text:style-name="Normal">(65,</text:p>
      <text:p text:style-name="Normal">68),</text:p>
      <text:p text:style-name="Normal">(65,</text:p>
      <text:p text:style-name="Normal">69),</text:p>
      <text:p text:style-name="Normal">(65,</text:p>
      <text:p text:style-name="Normal">70),</text:p>
      <text:p text:style-name="Normal">(65,</text:p>
      <text:p text:style-name="Normal">71),</text:p>
      <text:p text:style-name="Normal">(65,</text:p>
      <text:p text:style-name="Normal">72),</text:p>
      <text:p text:style-name="Normal">(65,</text:p>
      <text:p text:style-name="Normal">73),</text:p>
      <text:p text:style-name="Normal">(65,</text:p>
      <text:p text:style-name="Normal">74),</text:p>
      <text:p text:style-name="Normal">(65,</text:p>
      <text:p text:style-name="Normal">75),</text:p>
      <text:p text:style-name="Normal">(65,</text:p>
      <text:p text:style-name="Normal">76),</text:p>
      <text:p text:style-name="Normal">(65,</text:p>
      <text:p text:style-name="Normal">77),</text:p>
      <text:p text:style-name="Normal">(65,</text:p>
      <text:p text:style-name="Normal">78),</text:p>
      <text:p text:style-name="Normal">(65,</text:p>
      <text:p text:style-name="Normal">79),</text:p>
      <text:p text:style-name="Normal">(65,</text:p>
      <text:soft-page-break/>
      <text:p text:style-name="Normal">80),</text:p>
      <text:p text:style-name="Normal">(65,</text:p>
      <text:p text:style-name="Normal">81),</text:p>
      <text:p text:style-name="Normal">(65,</text:p>
      <text:p text:style-name="Normal">82),</text:p>
      <text:p text:style-name="Normal">(65,</text:p>
      <text:p text:style-name="Normal">83),</text:p>
      <text:p text:style-name="Normal">(65,</text:p>
      <text:p text:style-name="Normal">84),</text:p>
      <text:p text:style-name="Normal">(65,</text:p>
      <text:p text:style-name="Normal">85),</text:p>
      <text:p text:style-name="Normal">(65,</text:p>
      <text:p text:style-name="Normal">86),</text:p>
      <text:p text:style-name="Normal">(65,</text:p>
      <text:p text:style-name="Normal">87),</text:p>
      <text:p text:style-name="Normal">(65,</text:p>
      <text:p text:style-name="Normal">88),</text:p>
      <text:p text:style-name="Normal">(65,</text:p>
      <text:p text:style-name="Normal">89),</text:p>
      <text:p text:style-name="Normal">(65,</text:p>
      <text:p text:style-name="Normal">90),</text:p>
      <text:p text:style-name="Normal">(65,</text:p>
      <text:p text:style-name="Normal">91),</text:p>
      <text:p text:style-name="Normal">(65,</text:p>
      <text:p text:style-name="Normal">92),</text:p>
      <text:p text:style-name="Normal">(65,</text:p>
      <text:p text:style-name="Normal">93),</text:p>
      <text:p text:style-name="Normal">(65,</text:p>
      <text:p text:style-name="Normal">94),</text:p>
      <text:p text:style-name="Normal">(65,</text:p>
      <text:p text:style-name="Normal">95),</text:p>
      <text:soft-page-break/>
      <text:p text:style-name="Normal">(65,</text:p>
      <text:p text:style-name="Normal">96),</text:p>
      <text:p text:style-name="Normal">(65,</text:p>
      <text:p text:style-name="Normal">97),</text:p>
      <text:p text:style-name="Normal">(65,</text:p>
      <text:p text:style-name="Normal">98),</text:p>
      <text:p text:style-name="Normal">(65,</text:p>
      <text:p text:style-name="Normal">99),</text:p>
      <text:p text:style-name="Normal">(65,</text:p>
      <text:p text:style-name="Normal">100),</text:p>
      <text:p text:style-name="Normal">(66,</text:p>
      <text:p text:style-name="Normal">1),</text:p>
      <text:p text:style-name="Normal">(66,</text:p>
      <text:p text:style-name="Normal">2),</text:p>
      <text:p text:style-name="Normal">(66,</text:p>
      <text:p text:style-name="Normal">3),</text:p>
      <text:p text:style-name="Normal">(66,</text:p>
      <text:p text:style-name="Normal">4),</text:p>
      <text:p text:style-name="Normal">(66,</text:p>
      <text:p text:style-name="Normal">5),</text:p>
      <text:p text:style-name="Normal">(66,</text:p>
      <text:p text:style-name="Normal">6),</text:p>
      <text:p text:style-name="Normal">(66,</text:p>
      <text:p text:style-name="Normal">7),</text:p>
      <text:p text:style-name="Normal">(66,</text:p>
      <text:p text:style-name="Normal">8),</text:p>
      <text:p text:style-name="Normal">(66,</text:p>
      <text:p text:style-name="Normal">9),</text:p>
      <text:p text:style-name="Normal">(66,</text:p>
      <text:p text:style-name="Normal">10),</text:p>
      <text:p text:style-name="Normal">(66,</text:p>
      <text:soft-page-break/>
      <text:p text:style-name="Normal">11),</text:p>
      <text:p text:style-name="Normal">(66,</text:p>
      <text:p text:style-name="Normal">12),</text:p>
      <text:p text:style-name="Normal">(66,</text:p>
      <text:p text:style-name="Normal">13),</text:p>
      <text:p text:style-name="Normal">(66,</text:p>
      <text:p text:style-name="Normal">14),</text:p>
      <text:p text:style-name="Normal">(66,</text:p>
      <text:p text:style-name="Normal">15),</text:p>
      <text:p text:style-name="Normal">(66,</text:p>
      <text:p text:style-name="Normal">16),</text:p>
      <text:p text:style-name="Normal">(66,</text:p>
      <text:p text:style-name="Normal">17),</text:p>
      <text:p text:style-name="Normal">(66,</text:p>
      <text:p text:style-name="Normal">18),</text:p>
      <text:p text:style-name="Normal">(66,</text:p>
      <text:p text:style-name="Normal">19),</text:p>
      <text:p text:style-name="Normal">(66,</text:p>
      <text:p text:style-name="Normal">20),</text:p>
      <text:p text:style-name="Normal">(66,</text:p>
      <text:p text:style-name="Normal">21),</text:p>
      <text:p text:style-name="Normal">(66,</text:p>
      <text:p text:style-name="Normal">22),</text:p>
      <text:p text:style-name="Normal">(66,</text:p>
      <text:p text:style-name="Normal">23),</text:p>
      <text:p text:style-name="Normal">(66,</text:p>
      <text:p text:style-name="Normal">24),</text:p>
      <text:p text:style-name="Normal">(66,</text:p>
      <text:p text:style-name="Normal">25),</text:p>
      <text:p text:style-name="Normal">(66,</text:p>
      <text:p text:style-name="Normal">26),</text:p>
      <text:soft-page-break/>
      <text:p text:style-name="Normal">(66,</text:p>
      <text:p text:style-name="Normal">27),</text:p>
      <text:p text:style-name="Normal">(66,</text:p>
      <text:p text:style-name="Normal">28),</text:p>
      <text:p text:style-name="Normal">(66,</text:p>
      <text:p text:style-name="Normal">29),</text:p>
      <text:p text:style-name="Normal">(66,</text:p>
      <text:p text:style-name="Normal">30),</text:p>
      <text:p text:style-name="Normal">(66,</text:p>
      <text:p text:style-name="Normal">31),</text:p>
      <text:p text:style-name="Normal">(66,</text:p>
      <text:p text:style-name="Normal">32),</text:p>
      <text:p text:style-name="Normal">(66,</text:p>
      <text:p text:style-name="Normal">33),</text:p>
      <text:p text:style-name="Normal">(66,</text:p>
      <text:p text:style-name="Normal">34),</text:p>
      <text:p text:style-name="Normal">(66,</text:p>
      <text:p text:style-name="Normal">35),</text:p>
      <text:p text:style-name="Normal">(66,</text:p>
      <text:p text:style-name="Normal">36),</text:p>
      <text:p text:style-name="Normal">(66,</text:p>
      <text:p text:style-name="Normal">37),</text:p>
      <text:p text:style-name="Normal">(66,</text:p>
      <text:p text:style-name="Normal">38),</text:p>
      <text:p text:style-name="Normal">(66,</text:p>
      <text:p text:style-name="Normal">39),</text:p>
      <text:p text:style-name="Normal">(66,</text:p>
      <text:p text:style-name="Normal">40),</text:p>
      <text:p text:style-name="Normal">(66,</text:p>
      <text:p text:style-name="Normal">41),</text:p>
      <text:p text:style-name="Normal">(66,</text:p>
      <text:soft-page-break/>
      <text:p text:style-name="Normal">42),</text:p>
      <text:p text:style-name="Normal">(66,</text:p>
      <text:p text:style-name="Normal">43),</text:p>
      <text:p text:style-name="Normal">(66,</text:p>
      <text:p text:style-name="Normal">44),</text:p>
      <text:p text:style-name="Normal">(66,</text:p>
      <text:p text:style-name="Normal">45),</text:p>
      <text:p text:style-name="Normal">(66,</text:p>
      <text:p text:style-name="Normal">46),</text:p>
      <text:p text:style-name="Normal">(66,</text:p>
      <text:p text:style-name="Normal">47),</text:p>
      <text:p text:style-name="Normal">(66,</text:p>
      <text:p text:style-name="Normal">48),</text:p>
      <text:p text:style-name="Normal">(66,</text:p>
      <text:p text:style-name="Normal">49),</text:p>
      <text:p text:style-name="Normal">(66,</text:p>
      <text:p text:style-name="Normal">50),</text:p>
      <text:p text:style-name="Normal">(66,</text:p>
      <text:p text:style-name="Normal">51),</text:p>
      <text:p text:style-name="Normal">(66,</text:p>
      <text:p text:style-name="Normal">52),</text:p>
      <text:p text:style-name="Normal">(66,</text:p>
      <text:p text:style-name="Normal">53),</text:p>
      <text:p text:style-name="Normal">(66,</text:p>
      <text:p text:style-name="Normal">54),</text:p>
      <text:p text:style-name="Normal">(66,</text:p>
      <text:p text:style-name="Normal">55),</text:p>
      <text:p text:style-name="Normal">(66,</text:p>
      <text:p text:style-name="Normal">56),</text:p>
      <text:p text:style-name="Normal">(66,</text:p>
      <text:p text:style-name="Normal">57),</text:p>
      <text:soft-page-break/>
      <text:p text:style-name="Normal">(66,</text:p>
      <text:p text:style-name="Normal">58),</text:p>
      <text:p text:style-name="Normal">(66,</text:p>
      <text:p text:style-name="Normal">59),</text:p>
      <text:p text:style-name="Normal">(66,</text:p>
      <text:p text:style-name="Normal">60),</text:p>
      <text:p text:style-name="Normal">(66,</text:p>
      <text:p text:style-name="Normal">61),</text:p>
      <text:p text:style-name="Normal">(66,</text:p>
      <text:p text:style-name="Normal">62),</text:p>
      <text:p text:style-name="Normal">(66,</text:p>
      <text:p text:style-name="Normal">63),</text:p>
      <text:p text:style-name="Normal">(66,</text:p>
      <text:p text:style-name="Normal">64),</text:p>
      <text:p text:style-name="Normal">(66,</text:p>
      <text:p text:style-name="Normal">65),</text:p>
      <text:p text:style-name="Normal">(66,</text:p>
      <text:p text:style-name="Normal">67),</text:p>
      <text:p text:style-name="Normal">(66,</text:p>
      <text:p text:style-name="Normal">68),</text:p>
      <text:p text:style-name="Normal">(66,</text:p>
      <text:p text:style-name="Normal">69),</text:p>
      <text:p text:style-name="Normal">(66,</text:p>
      <text:p text:style-name="Normal">70),</text:p>
      <text:p text:style-name="Normal">(66,</text:p>
      <text:p text:style-name="Normal">71),</text:p>
      <text:p text:style-name="Normal">(66,</text:p>
      <text:p text:style-name="Normal">72),</text:p>
      <text:p text:style-name="Normal">(66,</text:p>
      <text:p text:style-name="Normal">73),</text:p>
      <text:p text:style-name="Normal">(66,</text:p>
      <text:soft-page-break/>
      <text:p text:style-name="Normal">74),</text:p>
      <text:p text:style-name="Normal">(66,</text:p>
      <text:p text:style-name="Normal">75),</text:p>
      <text:p text:style-name="Normal">(66,</text:p>
      <text:p text:style-name="Normal">76),</text:p>
      <text:p text:style-name="Normal">(66,</text:p>
      <text:p text:style-name="Normal">77),</text:p>
      <text:p text:style-name="Normal">(66,</text:p>
      <text:p text:style-name="Normal">78),</text:p>
      <text:p text:style-name="Normal">(66,</text:p>
      <text:p text:style-name="Normal">79),</text:p>
      <text:p text:style-name="Normal">(66,</text:p>
      <text:p text:style-name="Normal">80),</text:p>
      <text:p text:style-name="Normal">(66,</text:p>
      <text:p text:style-name="Normal">81),</text:p>
      <text:p text:style-name="Normal">(66,</text:p>
      <text:p text:style-name="Normal">82),</text:p>
      <text:p text:style-name="Normal">(66,</text:p>
      <text:p text:style-name="Normal">83),</text:p>
      <text:p text:style-name="Normal">(66,</text:p>
      <text:p text:style-name="Normal">84),</text:p>
      <text:p text:style-name="Normal">(66,</text:p>
      <text:p text:style-name="Normal">85),</text:p>
      <text:p text:style-name="Normal">(66,</text:p>
      <text:p text:style-name="Normal">86),</text:p>
      <text:p text:style-name="Normal">(66,</text:p>
      <text:p text:style-name="Normal">87),</text:p>
      <text:p text:style-name="Normal">(66,</text:p>
      <text:p text:style-name="Normal">88),</text:p>
      <text:p text:style-name="Normal">(66,</text:p>
      <text:p text:style-name="Normal">89),</text:p>
      <text:soft-page-break/>
      <text:p text:style-name="Normal">(66,</text:p>
      <text:p text:style-name="Normal">90),</text:p>
      <text:p text:style-name="Normal">(66,</text:p>
      <text:p text:style-name="Normal">91),</text:p>
      <text:p text:style-name="Normal">(66,</text:p>
      <text:p text:style-name="Normal">92),</text:p>
      <text:p text:style-name="Normal">(66,</text:p>
      <text:p text:style-name="Normal">93),</text:p>
      <text:p text:style-name="Normal">(66,</text:p>
      <text:p text:style-name="Normal">94),</text:p>
      <text:p text:style-name="Normal">(66,</text:p>
      <text:p text:style-name="Normal">95),</text:p>
      <text:p text:style-name="Normal">(66,</text:p>
      <text:p text:style-name="Normal">96),</text:p>
      <text:p text:style-name="Normal">(66,</text:p>
      <text:p text:style-name="Normal">97),</text:p>
      <text:p text:style-name="Normal">(66,</text:p>
      <text:p text:style-name="Normal">98),</text:p>
      <text:p text:style-name="Normal">(66,</text:p>
      <text:p text:style-name="Normal">99),</text:p>
      <text:p text:style-name="Normal">(66,</text:p>
      <text:p text:style-name="Normal">100),</text:p>
      <text:p text:style-name="Normal">(67,</text:p>
      <text:p text:style-name="Normal">1),</text:p>
      <text:p text:style-name="Normal">(67,</text:p>
      <text:p text:style-name="Normal">2),</text:p>
      <text:p text:style-name="Normal">(67,</text:p>
      <text:p text:style-name="Normal">3),</text:p>
      <text:p text:style-name="Normal">(67,</text:p>
      <text:p text:style-name="Normal">4),</text:p>
      <text:p text:style-name="Normal">(67,</text:p>
      <text:soft-page-break/>
      <text:p text:style-name="Normal">5),</text:p>
      <text:p text:style-name="Normal">(67,</text:p>
      <text:p text:style-name="Normal">6),</text:p>
      <text:p text:style-name="Normal">(67,</text:p>
      <text:p text:style-name="Normal">7),</text:p>
      <text:p text:style-name="Normal">(67,</text:p>
      <text:p text:style-name="Normal">8),</text:p>
      <text:p text:style-name="Normal">(67,</text:p>
      <text:p text:style-name="Normal">9),</text:p>
      <text:p text:style-name="Normal">(67,</text:p>
      <text:p text:style-name="Normal">10),</text:p>
      <text:p text:style-name="Normal">(67,</text:p>
      <text:p text:style-name="Normal">11),</text:p>
      <text:p text:style-name="Normal">(67,</text:p>
      <text:p text:style-name="Normal">12),</text:p>
      <text:p text:style-name="Normal">(67,</text:p>
      <text:p text:style-name="Normal">13),</text:p>
      <text:p text:style-name="Normal">(67,</text:p>
      <text:p text:style-name="Normal">14),</text:p>
      <text:p text:style-name="Normal">(67,</text:p>
      <text:p text:style-name="Normal">15),</text:p>
      <text:p text:style-name="Normal">(67,</text:p>
      <text:p text:style-name="Normal">16),</text:p>
      <text:p text:style-name="Normal">(67,</text:p>
      <text:p text:style-name="Normal">17),</text:p>
      <text:p text:style-name="Normal">(67,</text:p>
      <text:p text:style-name="Normal">18),</text:p>
      <text:p text:style-name="Normal">(67,</text:p>
      <text:p text:style-name="Normal">19),</text:p>
      <text:p text:style-name="Normal">(67,</text:p>
      <text:p text:style-name="Normal">20),</text:p>
      <text:soft-page-break/>
      <text:p text:style-name="Normal">(67,</text:p>
      <text:p text:style-name="Normal">21),</text:p>
      <text:p text:style-name="Normal">(67,</text:p>
      <text:p text:style-name="Normal">22),</text:p>
      <text:p text:style-name="Normal">(67,</text:p>
      <text:p text:style-name="Normal">23),</text:p>
      <text:p text:style-name="Normal">(67,</text:p>
      <text:p text:style-name="Normal">24),</text:p>
      <text:p text:style-name="Normal">(67,</text:p>
      <text:p text:style-name="Normal">25),</text:p>
      <text:p text:style-name="Normal">(67,</text:p>
      <text:p text:style-name="Normal">26),</text:p>
      <text:p text:style-name="Normal">(67,</text:p>
      <text:p text:style-name="Normal">27),</text:p>
      <text:p text:style-name="Normal">(67,</text:p>
      <text:p text:style-name="Normal">28),</text:p>
      <text:p text:style-name="Normal">(67,</text:p>
      <text:p text:style-name="Normal">29),</text:p>
      <text:p text:style-name="Normal">(67,</text:p>
      <text:p text:style-name="Normal">30),</text:p>
      <text:p text:style-name="Normal">(67,</text:p>
      <text:p text:style-name="Normal">31),</text:p>
      <text:p text:style-name="Normal">(67,</text:p>
      <text:p text:style-name="Normal">32),</text:p>
      <text:p text:style-name="Normal">(67,</text:p>
      <text:p text:style-name="Normal">33),</text:p>
      <text:p text:style-name="Normal">(67,</text:p>
      <text:p text:style-name="Normal">34),</text:p>
      <text:p text:style-name="Normal">(67,</text:p>
      <text:p text:style-name="Normal">35),</text:p>
      <text:p text:style-name="Normal">(67,</text:p>
      <text:soft-page-break/>
      <text:p text:style-name="Normal">36),</text:p>
      <text:p text:style-name="Normal">(67,</text:p>
      <text:p text:style-name="Normal">37),</text:p>
      <text:p text:style-name="Normal">(67,</text:p>
      <text:p text:style-name="Normal">38),</text:p>
      <text:p text:style-name="Normal">(67,</text:p>
      <text:p text:style-name="Normal">39),</text:p>
      <text:p text:style-name="Normal">(67,</text:p>
      <text:p text:style-name="Normal">40),</text:p>
      <text:p text:style-name="Normal">(67,</text:p>
      <text:p text:style-name="Normal">41),</text:p>
      <text:p text:style-name="Normal">(67,</text:p>
      <text:p text:style-name="Normal">42),</text:p>
      <text:p text:style-name="Normal">(67,</text:p>
      <text:p text:style-name="Normal">43),</text:p>
      <text:p text:style-name="Normal">(67,</text:p>
      <text:p text:style-name="Normal">44),</text:p>
      <text:p text:style-name="Normal">(67,</text:p>
      <text:p text:style-name="Normal">45),</text:p>
      <text:p text:style-name="Normal">(67,</text:p>
      <text:p text:style-name="Normal">46),</text:p>
      <text:p text:style-name="Normal">(67,</text:p>
      <text:p text:style-name="Normal">47),</text:p>
      <text:p text:style-name="Normal">(67,</text:p>
      <text:p text:style-name="Normal">48),</text:p>
      <text:p text:style-name="Normal">(67,</text:p>
      <text:p text:style-name="Normal">49),</text:p>
      <text:p text:style-name="Normal">(67,</text:p>
      <text:p text:style-name="Normal">50),</text:p>
      <text:p text:style-name="Normal">(67,</text:p>
      <text:p text:style-name="Normal">51),</text:p>
      <text:soft-page-break/>
      <text:p text:style-name="Normal">(67,</text:p>
      <text:p text:style-name="Normal">52),</text:p>
      <text:p text:style-name="Normal">(67,</text:p>
      <text:p text:style-name="Normal">53),</text:p>
      <text:p text:style-name="Normal">(67,</text:p>
      <text:p text:style-name="Normal">54),</text:p>
      <text:p text:style-name="Normal">(67,</text:p>
      <text:p text:style-name="Normal">55),</text:p>
      <text:p text:style-name="Normal">(67,</text:p>
      <text:p text:style-name="Normal">56),</text:p>
      <text:p text:style-name="Normal">(67,</text:p>
      <text:p text:style-name="Normal">57),</text:p>
      <text:p text:style-name="Normal">(67,</text:p>
      <text:p text:style-name="Normal">58),</text:p>
      <text:p text:style-name="Normal">(67,</text:p>
      <text:p text:style-name="Normal">59),</text:p>
      <text:p text:style-name="Normal">(67,</text:p>
      <text:p text:style-name="Normal">60),</text:p>
      <text:p text:style-name="Normal">(67,</text:p>
      <text:p text:style-name="Normal">61),</text:p>
      <text:p text:style-name="Normal">(67,</text:p>
      <text:p text:style-name="Normal">62),</text:p>
      <text:p text:style-name="Normal">(67,</text:p>
      <text:p text:style-name="Normal">63),</text:p>
      <text:p text:style-name="Normal">(67,</text:p>
      <text:p text:style-name="Normal">64),</text:p>
      <text:p text:style-name="Normal">(67,</text:p>
      <text:p text:style-name="Normal">65),</text:p>
      <text:p text:style-name="Normal">(67,</text:p>
      <text:p text:style-name="Normal">66),</text:p>
      <text:p text:style-name="Normal">(67,</text:p>
      <text:soft-page-break/>
      <text:p text:style-name="Normal">68),</text:p>
      <text:p text:style-name="Normal">(67,</text:p>
      <text:p text:style-name="Normal">69),</text:p>
      <text:p text:style-name="Normal">(67,</text:p>
      <text:p text:style-name="Normal">70),</text:p>
      <text:p text:style-name="Normal">(67,</text:p>
      <text:p text:style-name="Normal">71),</text:p>
      <text:p text:style-name="Normal">(67,</text:p>
      <text:p text:style-name="Normal">72),</text:p>
      <text:p text:style-name="Normal">(67,</text:p>
      <text:p text:style-name="Normal">73),</text:p>
      <text:p text:style-name="Normal">(67,</text:p>
      <text:p text:style-name="Normal">74),</text:p>
      <text:p text:style-name="Normal">(67,</text:p>
      <text:p text:style-name="Normal">75),</text:p>
      <text:p text:style-name="Normal">(67,</text:p>
      <text:p text:style-name="Normal">76),</text:p>
      <text:p text:style-name="Normal">(67,</text:p>
      <text:p text:style-name="Normal">77),</text:p>
      <text:p text:style-name="Normal">(67,</text:p>
      <text:p text:style-name="Normal">78),</text:p>
      <text:p text:style-name="Normal">(67,</text:p>
      <text:p text:style-name="Normal">79),</text:p>
      <text:p text:style-name="Normal">(67,</text:p>
      <text:p text:style-name="Normal">80),</text:p>
      <text:p text:style-name="Normal">(67,</text:p>
      <text:p text:style-name="Normal">81),</text:p>
      <text:p text:style-name="Normal">(67,</text:p>
      <text:p text:style-name="Normal">82),</text:p>
      <text:p text:style-name="Normal">(67,</text:p>
      <text:p text:style-name="Normal">83),</text:p>
      <text:soft-page-break/>
      <text:p text:style-name="Normal">(67,</text:p>
      <text:p text:style-name="Normal">84),</text:p>
      <text:p text:style-name="Normal">(67,</text:p>
      <text:p text:style-name="Normal">85),</text:p>
      <text:p text:style-name="Normal">(67,</text:p>
      <text:p text:style-name="Normal">86),</text:p>
      <text:p text:style-name="Normal">(67,</text:p>
      <text:p text:style-name="Normal">87),</text:p>
      <text:p text:style-name="Normal">(67,</text:p>
      <text:p text:style-name="Normal">88),</text:p>
      <text:p text:style-name="Normal">(67,</text:p>
      <text:p text:style-name="Normal">89),</text:p>
      <text:p text:style-name="Normal">(67,</text:p>
      <text:p text:style-name="Normal">90),</text:p>
      <text:p text:style-name="Normal">(67,</text:p>
      <text:p text:style-name="Normal">91),</text:p>
      <text:p text:style-name="Normal">(67,</text:p>
      <text:p text:style-name="Normal">92),</text:p>
      <text:p text:style-name="Normal">(67,</text:p>
      <text:p text:style-name="Normal">93),</text:p>
      <text:p text:style-name="Normal">(67,</text:p>
      <text:p text:style-name="Normal">94),</text:p>
      <text:p text:style-name="Normal">(67,</text:p>
      <text:p text:style-name="Normal">95),</text:p>
      <text:p text:style-name="Normal">(67,</text:p>
      <text:p text:style-name="Normal">96),</text:p>
      <text:p text:style-name="Normal">(67,</text:p>
      <text:p text:style-name="Normal">97),</text:p>
      <text:p text:style-name="Normal">(67,</text:p>
      <text:p text:style-name="Normal">98),</text:p>
      <text:p text:style-name="Normal">(67,</text:p>
      <text:soft-page-break/>
      <text:p text:style-name="Normal">99),</text:p>
      <text:p text:style-name="Normal">(67,</text:p>
      <text:p text:style-name="Normal">100),</text:p>
      <text:p text:style-name="Normal">(69,</text:p>
      <text:p text:style-name="Normal">1),</text:p>
      <text:p text:style-name="Normal">(69,</text:p>
      <text:p text:style-name="Normal">2),</text:p>
      <text:p text:style-name="Normal">(69,</text:p>
      <text:p text:style-name="Normal">3),</text:p>
      <text:p text:style-name="Normal">(69,</text:p>
      <text:p text:style-name="Normal">4),</text:p>
      <text:p text:style-name="Normal">(69,</text:p>
      <text:p text:style-name="Normal">5),</text:p>
      <text:p text:style-name="Normal">(69,</text:p>
      <text:p text:style-name="Normal">6),</text:p>
      <text:p text:style-name="Normal">(69,</text:p>
      <text:p text:style-name="Normal">7),</text:p>
      <text:p text:style-name="Normal">(69,</text:p>
      <text:p text:style-name="Normal">8),</text:p>
      <text:p text:style-name="Normal">(69,</text:p>
      <text:p text:style-name="Normal">9),</text:p>
      <text:p text:style-name="Normal">(69,</text:p>
      <text:p text:style-name="Normal">10),</text:p>
      <text:p text:style-name="Normal">(69,</text:p>
      <text:p text:style-name="Normal">11),</text:p>
      <text:p text:style-name="Normal">(69,</text:p>
      <text:p text:style-name="Normal">12),</text:p>
      <text:p text:style-name="Normal">(69,</text:p>
      <text:p text:style-name="Normal">13),</text:p>
      <text:p text:style-name="Normal">(69,</text:p>
      <text:p text:style-name="Normal">14),</text:p>
      <text:soft-page-break/>
      <text:p text:style-name="Normal">(69,</text:p>
      <text:p text:style-name="Normal">15),</text:p>
      <text:p text:style-name="Normal">(69,</text:p>
      <text:p text:style-name="Normal">16),</text:p>
      <text:p text:style-name="Normal">(69,</text:p>
      <text:p text:style-name="Normal">17),</text:p>
      <text:p text:style-name="Normal">(69,</text:p>
      <text:p text:style-name="Normal">18),</text:p>
      <text:p text:style-name="Normal">(69,</text:p>
      <text:p text:style-name="Normal">19),</text:p>
      <text:p text:style-name="Normal">(69,</text:p>
      <text:p text:style-name="Normal">20),</text:p>
      <text:p text:style-name="Normal">(69,</text:p>
      <text:p text:style-name="Normal">21),</text:p>
      <text:p text:style-name="Normal">(69,</text:p>
      <text:p text:style-name="Normal">22),</text:p>
      <text:p text:style-name="Normal">(69,</text:p>
      <text:p text:style-name="Normal">23),</text:p>
      <text:p text:style-name="Normal">(69,</text:p>
      <text:p text:style-name="Normal">24),</text:p>
      <text:p text:style-name="Normal">(69,</text:p>
      <text:p text:style-name="Normal">25),</text:p>
      <text:p text:style-name="Normal">(69,</text:p>
      <text:p text:style-name="Normal">26),</text:p>
      <text:p text:style-name="Normal">(69,</text:p>
      <text:p text:style-name="Normal">27),</text:p>
      <text:p text:style-name="Normal">(69,</text:p>
      <text:p text:style-name="Normal">28),</text:p>
      <text:p text:style-name="Normal">(69,</text:p>
      <text:p text:style-name="Normal">29),</text:p>
      <text:p text:style-name="Normal">(69,</text:p>
      <text:soft-page-break/>
      <text:p text:style-name="Normal">30),</text:p>
      <text:p text:style-name="Normal">(69,</text:p>
      <text:p text:style-name="Normal">31),</text:p>
      <text:p text:style-name="Normal">(69,</text:p>
      <text:p text:style-name="Normal">32),</text:p>
      <text:p text:style-name="Normal">(69,</text:p>
      <text:p text:style-name="Normal">33),</text:p>
      <text:p text:style-name="Normal">(69,</text:p>
      <text:p text:style-name="Normal">34),</text:p>
      <text:p text:style-name="Normal">(69,</text:p>
      <text:p text:style-name="Normal">35),</text:p>
      <text:p text:style-name="Normal">(69,</text:p>
      <text:p text:style-name="Normal">36),</text:p>
      <text:p text:style-name="Normal">(69,</text:p>
      <text:p text:style-name="Normal">37),</text:p>
      <text:p text:style-name="Normal">(69,</text:p>
      <text:p text:style-name="Normal">38),</text:p>
      <text:p text:style-name="Normal">(69,</text:p>
      <text:p text:style-name="Normal">39),</text:p>
      <text:p text:style-name="Normal">(69,</text:p>
      <text:p text:style-name="Normal">40),</text:p>
      <text:p text:style-name="Normal">(69,</text:p>
      <text:p text:style-name="Normal">41),</text:p>
      <text:p text:style-name="Normal">(69,</text:p>
      <text:p text:style-name="Normal">42),</text:p>
      <text:p text:style-name="Normal">(69,</text:p>
      <text:p text:style-name="Normal">43),</text:p>
      <text:p text:style-name="Normal">(69,</text:p>
      <text:p text:style-name="Normal">44),</text:p>
      <text:p text:style-name="Normal">(69,</text:p>
      <text:p text:style-name="Normal">45),</text:p>
      <text:soft-page-break/>
      <text:p text:style-name="Normal">(69,</text:p>
      <text:p text:style-name="Normal">46),</text:p>
      <text:p text:style-name="Normal">(69,</text:p>
      <text:p text:style-name="Normal">47),</text:p>
      <text:p text:style-name="Normal">(69,</text:p>
      <text:p text:style-name="Normal">48),</text:p>
      <text:p text:style-name="Normal">(69,</text:p>
      <text:p text:style-name="Normal">49),</text:p>
      <text:p text:style-name="Normal">(69,</text:p>
      <text:p text:style-name="Normal">50),</text:p>
      <text:p text:style-name="Normal">(69,</text:p>
      <text:p text:style-name="Normal">51),</text:p>
      <text:p text:style-name="Normal">(69,</text:p>
      <text:p text:style-name="Normal">52),</text:p>
      <text:p text:style-name="Normal">(69,</text:p>
      <text:p text:style-name="Normal">53),</text:p>
      <text:p text:style-name="Normal">(69,</text:p>
      <text:p text:style-name="Normal">54),</text:p>
      <text:p text:style-name="Normal">(69,</text:p>
      <text:p text:style-name="Normal">55),</text:p>
      <text:p text:style-name="Normal">(69,</text:p>
      <text:p text:style-name="Normal">56),</text:p>
      <text:p text:style-name="Normal">(69,</text:p>
      <text:p text:style-name="Normal">57),</text:p>
      <text:p text:style-name="Normal">(69,</text:p>
      <text:p text:style-name="Normal">58),</text:p>
      <text:p text:style-name="Normal">(69,</text:p>
      <text:p text:style-name="Normal">59),</text:p>
      <text:p text:style-name="Normal">(69,</text:p>
      <text:p text:style-name="Normal">60),</text:p>
      <text:p text:style-name="Normal">(69,</text:p>
      <text:soft-page-break/>
      <text:p text:style-name="Normal">61),</text:p>
      <text:p text:style-name="Normal">(69,</text:p>
      <text:p text:style-name="Normal">62),</text:p>
      <text:p text:style-name="Normal">(69,</text:p>
      <text:p text:style-name="Normal">63),</text:p>
      <text:p text:style-name="Normal">(69,</text:p>
      <text:p text:style-name="Normal">64),</text:p>
      <text:p text:style-name="Normal">(69,</text:p>
      <text:p text:style-name="Normal">65),</text:p>
      <text:p text:style-name="Normal">(69,</text:p>
      <text:p text:style-name="Normal">66),</text:p>
      <text:p text:style-name="Normal">(69,</text:p>
      <text:p text:style-name="Normal">67),</text:p>
      <text:p text:style-name="Normal">(69,</text:p>
      <text:p text:style-name="Normal">68),</text:p>
      <text:p text:style-name="Normal">(69,</text:p>
      <text:p text:style-name="Normal">70),</text:p>
      <text:p text:style-name="Normal">(69,</text:p>
      <text:p text:style-name="Normal">71),</text:p>
      <text:p text:style-name="Normal">(69,</text:p>
      <text:p text:style-name="Normal">72),</text:p>
      <text:p text:style-name="Normal">(69,</text:p>
      <text:p text:style-name="Normal">73),</text:p>
      <text:p text:style-name="Normal">(69,</text:p>
      <text:p text:style-name="Normal">74),</text:p>
      <text:p text:style-name="Normal">(69,</text:p>
      <text:p text:style-name="Normal">75),</text:p>
      <text:p text:style-name="Normal">(69,</text:p>
      <text:p text:style-name="Normal">76),</text:p>
      <text:p text:style-name="Normal">(69,</text:p>
      <text:p text:style-name="Normal">77),</text:p>
      <text:soft-page-break/>
      <text:p text:style-name="Normal">(69,</text:p>
      <text:p text:style-name="Normal">78),</text:p>
      <text:p text:style-name="Normal">(69,</text:p>
      <text:p text:style-name="Normal">79),</text:p>
      <text:p text:style-name="Normal">(69,</text:p>
      <text:p text:style-name="Normal">80),</text:p>
      <text:p text:style-name="Normal">(69,</text:p>
      <text:p text:style-name="Normal">81),</text:p>
      <text:p text:style-name="Normal">(69,</text:p>
      <text:p text:style-name="Normal">82),</text:p>
      <text:p text:style-name="Normal">(69,</text:p>
      <text:p text:style-name="Normal">83),</text:p>
      <text:p text:style-name="Normal">(69,</text:p>
      <text:p text:style-name="Normal">84),</text:p>
      <text:p text:style-name="Normal">(69,</text:p>
      <text:p text:style-name="Normal">85),</text:p>
      <text:p text:style-name="Normal">(69,</text:p>
      <text:p text:style-name="Normal">86),</text:p>
      <text:p text:style-name="Normal">(69,</text:p>
      <text:p text:style-name="Normal">87),</text:p>
      <text:p text:style-name="Normal">(69,</text:p>
      <text:p text:style-name="Normal">88),</text:p>
      <text:p text:style-name="Normal">(69,</text:p>
      <text:p text:style-name="Normal">89),</text:p>
      <text:p text:style-name="Normal">(69,</text:p>
      <text:p text:style-name="Normal">90),</text:p>
      <text:p text:style-name="Normal">(69,</text:p>
      <text:p text:style-name="Normal">91),</text:p>
      <text:p text:style-name="Normal">(69,</text:p>
      <text:p text:style-name="Normal">92),</text:p>
      <text:p text:style-name="Normal">(69,</text:p>
      <text:soft-page-break/>
      <text:p text:style-name="Normal">93),</text:p>
      <text:p text:style-name="Normal">(69,</text:p>
      <text:p text:style-name="Normal">94),</text:p>
      <text:p text:style-name="Normal">(69,</text:p>
      <text:p text:style-name="Normal">95),</text:p>
      <text:p text:style-name="Normal">(69,</text:p>
      <text:p text:style-name="Normal">96),</text:p>
      <text:p text:style-name="Normal">(69,</text:p>
      <text:p text:style-name="Normal">97),</text:p>
      <text:p text:style-name="Normal">(69,</text:p>
      <text:p text:style-name="Normal">98),</text:p>
      <text:p text:style-name="Normal">(69,</text:p>
      <text:p text:style-name="Normal">99),</text:p>
      <text:p text:style-name="Normal">(69,</text:p>
      <text:p text:style-name="Normal">100),</text:p>
      <text:p text:style-name="Normal">(70,</text:p>
      <text:p text:style-name="Normal">1),</text:p>
      <text:p text:style-name="Normal">(70,</text:p>
      <text:p text:style-name="Normal">2),</text:p>
      <text:p text:style-name="Normal">(70,</text:p>
      <text:p text:style-name="Normal">3),</text:p>
      <text:p text:style-name="Normal">(70,</text:p>
      <text:p text:style-name="Normal">4),</text:p>
      <text:p text:style-name="Normal">(70,</text:p>
      <text:p text:style-name="Normal">5),</text:p>
      <text:p text:style-name="Normal">(70,</text:p>
      <text:p text:style-name="Normal">6),</text:p>
      <text:p text:style-name="Normal">(70,</text:p>
      <text:p text:style-name="Normal">7),</text:p>
      <text:p text:style-name="Normal">(70,</text:p>
      <text:p text:style-name="Normal">8),</text:p>
      <text:soft-page-break/>
      <text:p text:style-name="Normal">(70,</text:p>
      <text:p text:style-name="Normal">9),</text:p>
      <text:p text:style-name="Normal">(70,</text:p>
      <text:p text:style-name="Normal">10),</text:p>
      <text:p text:style-name="Normal">(70,</text:p>
      <text:p text:style-name="Normal">11),</text:p>
      <text:p text:style-name="Normal">(70,</text:p>
      <text:p text:style-name="Normal">12),</text:p>
      <text:p text:style-name="Normal">(70,</text:p>
      <text:p text:style-name="Normal">13),</text:p>
      <text:p text:style-name="Normal">(70,</text:p>
      <text:p text:style-name="Normal">14),</text:p>
      <text:p text:style-name="Normal">(70,</text:p>
      <text:p text:style-name="Normal">15),</text:p>
      <text:p text:style-name="Normal">(70,</text:p>
      <text:p text:style-name="Normal">16),</text:p>
      <text:p text:style-name="Normal">(70,</text:p>
      <text:p text:style-name="Normal">17),</text:p>
      <text:p text:style-name="Normal">(70,</text:p>
      <text:p text:style-name="Normal">18),</text:p>
      <text:p text:style-name="Normal">(70,</text:p>
      <text:p text:style-name="Normal">19),</text:p>
      <text:p text:style-name="Normal">(70,</text:p>
      <text:p text:style-name="Normal">20),</text:p>
      <text:p text:style-name="Normal">(70,</text:p>
      <text:p text:style-name="Normal">21),</text:p>
      <text:p text:style-name="Normal">(70,</text:p>
      <text:p text:style-name="Normal">22),</text:p>
      <text:p text:style-name="Normal">(70,</text:p>
      <text:p text:style-name="Normal">23),</text:p>
      <text:p text:style-name="Normal">(70,</text:p>
      <text:soft-page-break/>
      <text:p text:style-name="Normal">24),</text:p>
      <text:p text:style-name="Normal">(70,</text:p>
      <text:p text:style-name="Normal">25),</text:p>
      <text:p text:style-name="Normal">(70,</text:p>
      <text:p text:style-name="Normal">26),</text:p>
      <text:p text:style-name="Normal">(70,</text:p>
      <text:p text:style-name="Normal">27),</text:p>
      <text:p text:style-name="Normal">(70,</text:p>
      <text:p text:style-name="Normal">28),</text:p>
      <text:p text:style-name="Normal">(70,</text:p>
      <text:p text:style-name="Normal">29),</text:p>
      <text:p text:style-name="Normal">(70,</text:p>
      <text:p text:style-name="Normal">30),</text:p>
      <text:p text:style-name="Normal">(70,</text:p>
      <text:p text:style-name="Normal">31),</text:p>
      <text:p text:style-name="Normal">(70,</text:p>
      <text:p text:style-name="Normal">32),</text:p>
      <text:p text:style-name="Normal">(70,</text:p>
      <text:p text:style-name="Normal">33),</text:p>
      <text:p text:style-name="Normal">(70,</text:p>
      <text:p text:style-name="Normal">34),</text:p>
      <text:p text:style-name="Normal">(70,</text:p>
      <text:p text:style-name="Normal">35),</text:p>
      <text:p text:style-name="Normal">(70,</text:p>
      <text:p text:style-name="Normal">36),</text:p>
      <text:p text:style-name="Normal">(70,</text:p>
      <text:p text:style-name="Normal">37),</text:p>
      <text:p text:style-name="Normal">(70,</text:p>
      <text:p text:style-name="Normal">38),</text:p>
      <text:p text:style-name="Normal">(70,</text:p>
      <text:p text:style-name="Normal">39),</text:p>
      <text:soft-page-break/>
      <text:p text:style-name="Normal">(70,</text:p>
      <text:p text:style-name="Normal">40),</text:p>
      <text:p text:style-name="Normal">(70,</text:p>
      <text:p text:style-name="Normal">41),</text:p>
      <text:p text:style-name="Normal">(70,</text:p>
      <text:p text:style-name="Normal">42),</text:p>
      <text:p text:style-name="Normal">(70,</text:p>
      <text:p text:style-name="Normal">43),</text:p>
      <text:p text:style-name="Normal">(70,</text:p>
      <text:p text:style-name="Normal">44),</text:p>
      <text:p text:style-name="Normal">(70,</text:p>
      <text:p text:style-name="Normal">45),</text:p>
      <text:p text:style-name="Normal">(70,</text:p>
      <text:p text:style-name="Normal">46),</text:p>
      <text:p text:style-name="Normal">(70,</text:p>
      <text:p text:style-name="Normal">47),</text:p>
      <text:p text:style-name="Normal">(70,</text:p>
      <text:p text:style-name="Normal">48),</text:p>
      <text:p text:style-name="Normal">(70,</text:p>
      <text:p text:style-name="Normal">49),</text:p>
      <text:p text:style-name="Normal">(70,</text:p>
      <text:p text:style-name="Normal">50),</text:p>
      <text:p text:style-name="Normal">(70,</text:p>
      <text:p text:style-name="Normal">51),</text:p>
      <text:p text:style-name="Normal">(70,</text:p>
      <text:p text:style-name="Normal">52),</text:p>
      <text:p text:style-name="Normal">(70,</text:p>
      <text:p text:style-name="Normal">53),</text:p>
      <text:p text:style-name="Normal">(70,</text:p>
      <text:p text:style-name="Normal">54),</text:p>
      <text:p text:style-name="Normal">(70,</text:p>
      <text:soft-page-break/>
      <text:p text:style-name="Normal">55),</text:p>
      <text:p text:style-name="Normal">(70,</text:p>
      <text:p text:style-name="Normal">56),</text:p>
      <text:p text:style-name="Normal">(70,</text:p>
      <text:p text:style-name="Normal">57),</text:p>
      <text:p text:style-name="Normal">(70,</text:p>
      <text:p text:style-name="Normal">58),</text:p>
      <text:p text:style-name="Normal">(70,</text:p>
      <text:p text:style-name="Normal">59),</text:p>
      <text:p text:style-name="Normal">(70,</text:p>
      <text:p text:style-name="Normal">60),</text:p>
      <text:p text:style-name="Normal">(70,</text:p>
      <text:p text:style-name="Normal">61),</text:p>
      <text:p text:style-name="Normal">(70,</text:p>
      <text:p text:style-name="Normal">62),</text:p>
      <text:p text:style-name="Normal">(70,</text:p>
      <text:p text:style-name="Normal">63),</text:p>
      <text:p text:style-name="Normal">(70,</text:p>
      <text:p text:style-name="Normal">64),</text:p>
      <text:p text:style-name="Normal">(70,</text:p>
      <text:p text:style-name="Normal">65),</text:p>
      <text:p text:style-name="Normal">(70,</text:p>
      <text:p text:style-name="Normal">66),</text:p>
      <text:p text:style-name="Normal">(70,</text:p>
      <text:p text:style-name="Normal">67),</text:p>
      <text:p text:style-name="Normal">(70,</text:p>
      <text:p text:style-name="Normal">68),</text:p>
      <text:p text:style-name="Normal">(70,</text:p>
      <text:p text:style-name="Normal">69),</text:p>
      <text:p text:style-name="Normal">(70,</text:p>
      <text:p text:style-name="Normal">71),</text:p>
      <text:soft-page-break/>
      <text:p text:style-name="Normal">(70,</text:p>
      <text:p text:style-name="Normal">72),</text:p>
      <text:p text:style-name="Normal">(70,</text:p>
      <text:p text:style-name="Normal">73),</text:p>
      <text:p text:style-name="Normal">(70,</text:p>
      <text:p text:style-name="Normal">74),</text:p>
      <text:p text:style-name="Normal">(70,</text:p>
      <text:p text:style-name="Normal">75),</text:p>
      <text:p text:style-name="Normal">(70,</text:p>
      <text:p text:style-name="Normal">76),</text:p>
      <text:p text:style-name="Normal">(70,</text:p>
      <text:p text:style-name="Normal">77),</text:p>
      <text:p text:style-name="Normal">(70,</text:p>
      <text:p text:style-name="Normal">78),</text:p>
      <text:p text:style-name="Normal">(70,</text:p>
      <text:p text:style-name="Normal">79),</text:p>
      <text:p text:style-name="Normal">(70,</text:p>
      <text:p text:style-name="Normal">80),</text:p>
      <text:p text:style-name="Normal">(70,</text:p>
      <text:p text:style-name="Normal">81),</text:p>
      <text:p text:style-name="Normal">(70,</text:p>
      <text:p text:style-name="Normal">82),</text:p>
      <text:p text:style-name="Normal">(70,</text:p>
      <text:p text:style-name="Normal">83),</text:p>
      <text:p text:style-name="Normal">(70,</text:p>
      <text:p text:style-name="Normal">84),</text:p>
      <text:p text:style-name="Normal">(70,</text:p>
      <text:p text:style-name="Normal">85),</text:p>
      <text:p text:style-name="Normal">(70,</text:p>
      <text:p text:style-name="Normal">86),</text:p>
      <text:p text:style-name="Normal">(70,</text:p>
      <text:soft-page-break/>
      <text:p text:style-name="Normal">87),</text:p>
      <text:p text:style-name="Normal">(70,</text:p>
      <text:p text:style-name="Normal">88),</text:p>
      <text:p text:style-name="Normal">(70,</text:p>
      <text:p text:style-name="Normal">89),</text:p>
      <text:p text:style-name="Normal">(70,</text:p>
      <text:p text:style-name="Normal">90),</text:p>
      <text:p text:style-name="Normal">(70,</text:p>
      <text:p text:style-name="Normal">91),</text:p>
      <text:p text:style-name="Normal">(70,</text:p>
      <text:p text:style-name="Normal">92),</text:p>
      <text:p text:style-name="Normal">(70,</text:p>
      <text:p text:style-name="Normal">93),</text:p>
      <text:p text:style-name="Normal">(70,</text:p>
      <text:p text:style-name="Normal">94),</text:p>
      <text:p text:style-name="Normal">(70,</text:p>
      <text:p text:style-name="Normal">95),</text:p>
      <text:p text:style-name="Normal">(70,</text:p>
      <text:p text:style-name="Normal">96),</text:p>
      <text:p text:style-name="Normal">(70,</text:p>
      <text:p text:style-name="Normal">97),</text:p>
      <text:p text:style-name="Normal">(70,</text:p>
      <text:p text:style-name="Normal">98),</text:p>
      <text:p text:style-name="Normal">(70,</text:p>
      <text:p text:style-name="Normal">99),</text:p>
      <text:p text:style-name="Normal">(70,</text:p>
      <text:p text:style-name="Normal">100),</text:p>
      <text:p text:style-name="Normal">(71,</text:p>
      <text:p text:style-name="Normal">1),</text:p>
      <text:p text:style-name="Normal">(71,</text:p>
      <text:p text:style-name="Normal">2),</text:p>
      <text:soft-page-break/>
      <text:p text:style-name="Normal">(71,</text:p>
      <text:p text:style-name="Normal">3),</text:p>
      <text:p text:style-name="Normal">(71,</text:p>
      <text:p text:style-name="Normal">4),</text:p>
      <text:p text:style-name="Normal">(71,</text:p>
      <text:p text:style-name="Normal">5),</text:p>
      <text:p text:style-name="Normal">(71,</text:p>
      <text:p text:style-name="Normal">6),</text:p>
      <text:p text:style-name="Normal">(71,</text:p>
      <text:p text:style-name="Normal">7),</text:p>
      <text:p text:style-name="Normal">(71,</text:p>
      <text:p text:style-name="Normal">8),</text:p>
      <text:p text:style-name="Normal">(71,</text:p>
      <text:p text:style-name="Normal">9),</text:p>
      <text:p text:style-name="Normal">(71,</text:p>
      <text:p text:style-name="Normal">10),</text:p>
      <text:p text:style-name="Normal">(71,</text:p>
      <text:p text:style-name="Normal">11),</text:p>
      <text:p text:style-name="Normal">(71,</text:p>
      <text:p text:style-name="Normal">12),</text:p>
      <text:p text:style-name="Normal">(71,</text:p>
      <text:p text:style-name="Normal">13),</text:p>
      <text:p text:style-name="Normal">(71,</text:p>
      <text:p text:style-name="Normal">14),</text:p>
      <text:p text:style-name="Normal">(71,</text:p>
      <text:p text:style-name="Normal">15),</text:p>
      <text:p text:style-name="Normal">(71,</text:p>
      <text:p text:style-name="Normal">16),</text:p>
      <text:p text:style-name="Normal">(71,</text:p>
      <text:p text:style-name="Normal">17),</text:p>
      <text:p text:style-name="Normal">(71,</text:p>
      <text:soft-page-break/>
      <text:p text:style-name="Normal">18),</text:p>
      <text:p text:style-name="Normal">(71,</text:p>
      <text:p text:style-name="Normal">19),</text:p>
      <text:p text:style-name="Normal">(71,</text:p>
      <text:p text:style-name="Normal">20),</text:p>
      <text:p text:style-name="Normal">(71,</text:p>
      <text:p text:style-name="Normal">21),</text:p>
      <text:p text:style-name="Normal">(71,</text:p>
      <text:p text:style-name="Normal">22),</text:p>
      <text:p text:style-name="Normal">(71,</text:p>
      <text:p text:style-name="Normal">23),</text:p>
      <text:p text:style-name="Normal">(71,</text:p>
      <text:p text:style-name="Normal">24),</text:p>
      <text:p text:style-name="Normal">(71,</text:p>
      <text:p text:style-name="Normal">25),</text:p>
      <text:p text:style-name="Normal">(71,</text:p>
      <text:p text:style-name="Normal">26),</text:p>
      <text:p text:style-name="Normal">(71,</text:p>
      <text:p text:style-name="Normal">27),</text:p>
      <text:p text:style-name="Normal">(71,</text:p>
      <text:p text:style-name="Normal">28),</text:p>
      <text:p text:style-name="Normal">(71,</text:p>
      <text:p text:style-name="Normal">29),</text:p>
      <text:p text:style-name="Normal">(71,</text:p>
      <text:p text:style-name="Normal">30),</text:p>
      <text:p text:style-name="Normal">(71,</text:p>
      <text:p text:style-name="Normal">31),</text:p>
      <text:p text:style-name="Normal">(71,</text:p>
      <text:p text:style-name="Normal">32),</text:p>
      <text:p text:style-name="Normal">(71,</text:p>
      <text:p text:style-name="Normal">33),</text:p>
      <text:soft-page-break/>
      <text:p text:style-name="Normal">(71,</text:p>
      <text:p text:style-name="Normal">34),</text:p>
      <text:p text:style-name="Normal">(71,</text:p>
      <text:p text:style-name="Normal">35),</text:p>
      <text:p text:style-name="Normal">(71,</text:p>
      <text:p text:style-name="Normal">36),</text:p>
      <text:p text:style-name="Normal">(71,</text:p>
      <text:p text:style-name="Normal">37),</text:p>
      <text:p text:style-name="Normal">(71,</text:p>
      <text:p text:style-name="Normal">38),</text:p>
      <text:p text:style-name="Normal">(71,</text:p>
      <text:p text:style-name="Normal">39),</text:p>
      <text:p text:style-name="Normal">(71,</text:p>
      <text:p text:style-name="Normal">40),</text:p>
      <text:p text:style-name="Normal">(71,</text:p>
      <text:p text:style-name="Normal">41),</text:p>
      <text:p text:style-name="Normal">(71,</text:p>
      <text:p text:style-name="Normal">42),</text:p>
      <text:p text:style-name="Normal">(71,</text:p>
      <text:p text:style-name="Normal">43),</text:p>
      <text:p text:style-name="Normal">(71,</text:p>
      <text:p text:style-name="Normal">44),</text:p>
      <text:p text:style-name="Normal">(71,</text:p>
      <text:p text:style-name="Normal">45),</text:p>
      <text:p text:style-name="Normal">(71,</text:p>
      <text:p text:style-name="Normal">46),</text:p>
      <text:p text:style-name="Normal">(71,</text:p>
      <text:p text:style-name="Normal">47),</text:p>
      <text:p text:style-name="Normal">(71,</text:p>
      <text:p text:style-name="Normal">48),</text:p>
      <text:p text:style-name="Normal">(71,</text:p>
      <text:soft-page-break/>
      <text:p text:style-name="Normal">49),</text:p>
      <text:p text:style-name="Normal">(71,</text:p>
      <text:p text:style-name="Normal">50),</text:p>
      <text:p text:style-name="Normal">(71,</text:p>
      <text:p text:style-name="Normal">51),</text:p>
      <text:p text:style-name="Normal">(71,</text:p>
      <text:p text:style-name="Normal">52),</text:p>
      <text:p text:style-name="Normal">(71,</text:p>
      <text:p text:style-name="Normal">53),</text:p>
      <text:p text:style-name="Normal">(71,</text:p>
      <text:p text:style-name="Normal">54),</text:p>
      <text:p text:style-name="Normal">(71,</text:p>
      <text:p text:style-name="Normal">55),</text:p>
      <text:p text:style-name="Normal">(71,</text:p>
      <text:p text:style-name="Normal">56),</text:p>
      <text:p text:style-name="Normal">(71,</text:p>
      <text:p text:style-name="Normal">57),</text:p>
      <text:p text:style-name="Normal">(71,</text:p>
      <text:p text:style-name="Normal">58),</text:p>
      <text:p text:style-name="Normal">(71,</text:p>
      <text:p text:style-name="Normal">59),</text:p>
      <text:p text:style-name="Normal">(71,</text:p>
      <text:p text:style-name="Normal">60),</text:p>
      <text:p text:style-name="Normal">(71,</text:p>
      <text:p text:style-name="Normal">61),</text:p>
      <text:p text:style-name="Normal">(71,</text:p>
      <text:p text:style-name="Normal">62),</text:p>
      <text:p text:style-name="Normal">(71,</text:p>
      <text:p text:style-name="Normal">63),</text:p>
      <text:p text:style-name="Normal">(71,</text:p>
      <text:p text:style-name="Normal">64),</text:p>
      <text:soft-page-break/>
      <text:p text:style-name="Normal">(71,</text:p>
      <text:p text:style-name="Normal">65),</text:p>
      <text:p text:style-name="Normal">(71,</text:p>
      <text:p text:style-name="Normal">66),</text:p>
      <text:p text:style-name="Normal">(71,</text:p>
      <text:p text:style-name="Normal">67),</text:p>
      <text:p text:style-name="Normal">(71,</text:p>
      <text:p text:style-name="Normal">68),</text:p>
      <text:p text:style-name="Normal">(71,</text:p>
      <text:p text:style-name="Normal">69),</text:p>
      <text:p text:style-name="Normal">(71,</text:p>
      <text:p text:style-name="Normal">70),</text:p>
      <text:p text:style-name="Normal">(71,</text:p>
      <text:p text:style-name="Normal">72),</text:p>
      <text:p text:style-name="Normal">(71,</text:p>
      <text:p text:style-name="Normal">73),</text:p>
      <text:p text:style-name="Normal">(71,</text:p>
      <text:p text:style-name="Normal">74),</text:p>
      <text:p text:style-name="Normal">(71,</text:p>
      <text:p text:style-name="Normal">75),</text:p>
      <text:p text:style-name="Normal">(71,</text:p>
      <text:p text:style-name="Normal">76),</text:p>
      <text:p text:style-name="Normal">(71,</text:p>
      <text:p text:style-name="Normal">77),</text:p>
      <text:p text:style-name="Normal">(71,</text:p>
      <text:p text:style-name="Normal">78),</text:p>
      <text:p text:style-name="Normal">(71,</text:p>
      <text:p text:style-name="Normal">79),</text:p>
      <text:p text:style-name="Normal">(71,</text:p>
      <text:p text:style-name="Normal">80),</text:p>
      <text:p text:style-name="Normal">(71,</text:p>
      <text:soft-page-break/>
      <text:p text:style-name="Normal">81),</text:p>
      <text:p text:style-name="Normal">(71,</text:p>
      <text:p text:style-name="Normal">82),</text:p>
      <text:p text:style-name="Normal">(71,</text:p>
      <text:p text:style-name="Normal">83),</text:p>
      <text:p text:style-name="Normal">(71,</text:p>
      <text:p text:style-name="Normal">84),</text:p>
      <text:p text:style-name="Normal">(71,</text:p>
      <text:p text:style-name="Normal">85),</text:p>
      <text:p text:style-name="Normal">(71,</text:p>
      <text:p text:style-name="Normal">86),</text:p>
      <text:p text:style-name="Normal">(71,</text:p>
      <text:p text:style-name="Normal">87),</text:p>
      <text:p text:style-name="Normal">(71,</text:p>
      <text:p text:style-name="Normal">88),</text:p>
      <text:p text:style-name="Normal">(71,</text:p>
      <text:p text:style-name="Normal">89),</text:p>
      <text:p text:style-name="Normal">(71,</text:p>
      <text:p text:style-name="Normal">90),</text:p>
      <text:p text:style-name="Normal">(71,</text:p>
      <text:p text:style-name="Normal">91),</text:p>
      <text:p text:style-name="Normal">(71,</text:p>
      <text:p text:style-name="Normal">92),</text:p>
      <text:p text:style-name="Normal">(71,</text:p>
      <text:p text:style-name="Normal">93),</text:p>
      <text:p text:style-name="Normal">(71,</text:p>
      <text:p text:style-name="Normal">94),</text:p>
      <text:p text:style-name="Normal">(71,</text:p>
      <text:p text:style-name="Normal">95),</text:p>
      <text:p text:style-name="Normal">(71,</text:p>
      <text:p text:style-name="Normal">96),</text:p>
      <text:soft-page-break/>
      <text:p text:style-name="Normal">(71,</text:p>
      <text:p text:style-name="Normal">97),</text:p>
      <text:p text:style-name="Normal">(71,</text:p>
      <text:p text:style-name="Normal">98),</text:p>
      <text:p text:style-name="Normal">(71,</text:p>
      <text:p text:style-name="Normal">99),</text:p>
      <text:p text:style-name="Normal">(71,</text:p>
      <text:p text:style-name="Normal">100),</text:p>
      <text:p text:style-name="Normal">(72,</text:p>
      <text:p text:style-name="Normal">1),</text:p>
      <text:p text:style-name="Normal">(72,</text:p>
      <text:p text:style-name="Normal">2),</text:p>
      <text:p text:style-name="Normal">(72,</text:p>
      <text:p text:style-name="Normal">3),</text:p>
      <text:p text:style-name="Normal">(72,</text:p>
      <text:p text:style-name="Normal">4),</text:p>
      <text:p text:style-name="Normal">(72,</text:p>
      <text:p text:style-name="Normal">5),</text:p>
      <text:p text:style-name="Normal">(72,</text:p>
      <text:p text:style-name="Normal">6),</text:p>
      <text:p text:style-name="Normal">(72,</text:p>
      <text:p text:style-name="Normal">7),</text:p>
      <text:p text:style-name="Normal">(72,</text:p>
      <text:p text:style-name="Normal">8),</text:p>
      <text:p text:style-name="Normal">(72,</text:p>
      <text:p text:style-name="Normal">9),</text:p>
      <text:p text:style-name="Normal">(72,</text:p>
      <text:p text:style-name="Normal">10),</text:p>
      <text:p text:style-name="Normal">(72,</text:p>
      <text:p text:style-name="Normal">11),</text:p>
      <text:p text:style-name="Normal">(72,</text:p>
      <text:soft-page-break/>
      <text:p text:style-name="Normal">12),</text:p>
      <text:p text:style-name="Normal">(72,</text:p>
      <text:p text:style-name="Normal">13),</text:p>
      <text:p text:style-name="Normal">(72,</text:p>
      <text:p text:style-name="Normal">14),</text:p>
      <text:p text:style-name="Normal">(72,</text:p>
      <text:p text:style-name="Normal">15),</text:p>
      <text:p text:style-name="Normal">(72,</text:p>
      <text:p text:style-name="Normal">16),</text:p>
      <text:p text:style-name="Normal">(72,</text:p>
      <text:p text:style-name="Normal">17),</text:p>
      <text:p text:style-name="Normal">(72,</text:p>
      <text:p text:style-name="Normal">18),</text:p>
      <text:p text:style-name="Normal">(72,</text:p>
      <text:p text:style-name="Normal">19),</text:p>
      <text:p text:style-name="Normal">(72,</text:p>
      <text:p text:style-name="Normal">20),</text:p>
      <text:p text:style-name="Normal">(72,</text:p>
      <text:p text:style-name="Normal">21),</text:p>
      <text:p text:style-name="Normal">(72,</text:p>
      <text:p text:style-name="Normal">22),</text:p>
      <text:p text:style-name="Normal">(72,</text:p>
      <text:p text:style-name="Normal">23),</text:p>
      <text:p text:style-name="Normal">(72,</text:p>
      <text:p text:style-name="Normal">24),</text:p>
      <text:p text:style-name="Normal">(72,</text:p>
      <text:p text:style-name="Normal">25),</text:p>
      <text:p text:style-name="Normal">(72,</text:p>
      <text:p text:style-name="Normal">26),</text:p>
      <text:p text:style-name="Normal">(72,</text:p>
      <text:p text:style-name="Normal">27),</text:p>
      <text:soft-page-break/>
      <text:p text:style-name="Normal">(72,</text:p>
      <text:p text:style-name="Normal">28),</text:p>
      <text:p text:style-name="Normal">(72,</text:p>
      <text:p text:style-name="Normal">29),</text:p>
      <text:p text:style-name="Normal">(72,</text:p>
      <text:p text:style-name="Normal">30),</text:p>
      <text:p text:style-name="Normal">(72,</text:p>
      <text:p text:style-name="Normal">31),</text:p>
      <text:p text:style-name="Normal">(72,</text:p>
      <text:p text:style-name="Normal">32),</text:p>
      <text:p text:style-name="Normal">(72,</text:p>
      <text:p text:style-name="Normal">33),</text:p>
      <text:p text:style-name="Normal">(72,</text:p>
      <text:p text:style-name="Normal">34),</text:p>
      <text:p text:style-name="Normal">(72,</text:p>
      <text:p text:style-name="Normal">35),</text:p>
      <text:p text:style-name="Normal">(72,</text:p>
      <text:p text:style-name="Normal">36),</text:p>
      <text:p text:style-name="Normal">(72,</text:p>
      <text:p text:style-name="Normal">37),</text:p>
      <text:p text:style-name="Normal">(72,</text:p>
      <text:p text:style-name="Normal">38),</text:p>
      <text:p text:style-name="Normal">(72,</text:p>
      <text:p text:style-name="Normal">39),</text:p>
      <text:p text:style-name="Normal">(72,</text:p>
      <text:p text:style-name="Normal">40),</text:p>
      <text:p text:style-name="Normal">(72,</text:p>
      <text:p text:style-name="Normal">41),</text:p>
      <text:p text:style-name="Normal">(72,</text:p>
      <text:p text:style-name="Normal">42),</text:p>
      <text:p text:style-name="Normal">(72,</text:p>
      <text:soft-page-break/>
      <text:p text:style-name="Normal">43),</text:p>
      <text:p text:style-name="Normal">(72,</text:p>
      <text:p text:style-name="Normal">44),</text:p>
      <text:p text:style-name="Normal">(72,</text:p>
      <text:p text:style-name="Normal">45),</text:p>
      <text:p text:style-name="Normal">(72,</text:p>
      <text:p text:style-name="Normal">46),</text:p>
      <text:p text:style-name="Normal">(72,</text:p>
      <text:p text:style-name="Normal">47),</text:p>
      <text:p text:style-name="Normal">(72,</text:p>
      <text:p text:style-name="Normal">48),</text:p>
      <text:p text:style-name="Normal">(72,</text:p>
      <text:p text:style-name="Normal">49),</text:p>
      <text:p text:style-name="Normal">(72,</text:p>
      <text:p text:style-name="Normal">50),</text:p>
      <text:p text:style-name="Normal">(72,</text:p>
      <text:p text:style-name="Normal">51),</text:p>
      <text:p text:style-name="Normal">(72,</text:p>
      <text:p text:style-name="Normal">52),</text:p>
      <text:p text:style-name="Normal">(72,</text:p>
      <text:p text:style-name="Normal">53),</text:p>
      <text:p text:style-name="Normal">(72,</text:p>
      <text:p text:style-name="Normal">54),</text:p>
      <text:p text:style-name="Normal">(72,</text:p>
      <text:p text:style-name="Normal">55),</text:p>
      <text:p text:style-name="Normal">(72,</text:p>
      <text:p text:style-name="Normal">56),</text:p>
      <text:p text:style-name="Normal">(72,</text:p>
      <text:p text:style-name="Normal">57),</text:p>
      <text:p text:style-name="Normal">(72,</text:p>
      <text:p text:style-name="Normal">58),</text:p>
      <text:soft-page-break/>
      <text:p text:style-name="Normal">(72,</text:p>
      <text:p text:style-name="Normal">59),</text:p>
      <text:p text:style-name="Normal">(72,</text:p>
      <text:p text:style-name="Normal">60),</text:p>
      <text:p text:style-name="Normal">(72,</text:p>
      <text:p text:style-name="Normal">61),</text:p>
      <text:p text:style-name="Normal">(72,</text:p>
      <text:p text:style-name="Normal">62),</text:p>
      <text:p text:style-name="Normal">(72,</text:p>
      <text:p text:style-name="Normal">63),</text:p>
      <text:p text:style-name="Normal">(72,</text:p>
      <text:p text:style-name="Normal">64),</text:p>
      <text:p text:style-name="Normal">(72,</text:p>
      <text:p text:style-name="Normal">65),</text:p>
      <text:p text:style-name="Normal">(72,</text:p>
      <text:p text:style-name="Normal">66),</text:p>
      <text:p text:style-name="Normal">(72,</text:p>
      <text:p text:style-name="Normal">67),</text:p>
      <text:p text:style-name="Normal">(72,</text:p>
      <text:p text:style-name="Normal">68),</text:p>
      <text:p text:style-name="Normal">(72,</text:p>
      <text:p text:style-name="Normal">69),</text:p>
      <text:p text:style-name="Normal">(72,</text:p>
      <text:p text:style-name="Normal">70),</text:p>
      <text:p text:style-name="Normal">(72,</text:p>
      <text:p text:style-name="Normal">71),</text:p>
      <text:p text:style-name="Normal">(72,</text:p>
      <text:p text:style-name="Normal">73),</text:p>
      <text:p text:style-name="Normal">(72,</text:p>
      <text:p text:style-name="Normal">74),</text:p>
      <text:p text:style-name="Normal">(72,</text:p>
      <text:soft-page-break/>
      <text:p text:style-name="Normal">75),</text:p>
      <text:p text:style-name="Normal">(72,</text:p>
      <text:p text:style-name="Normal">76),</text:p>
      <text:p text:style-name="Normal">(72,</text:p>
      <text:p text:style-name="Normal">77),</text:p>
      <text:p text:style-name="Normal">(72,</text:p>
      <text:p text:style-name="Normal">78),</text:p>
      <text:p text:style-name="Normal">(72,</text:p>
      <text:p text:style-name="Normal">79),</text:p>
      <text:p text:style-name="Normal">(72,</text:p>
      <text:p text:style-name="Normal">80),</text:p>
      <text:p text:style-name="Normal">(72,</text:p>
      <text:p text:style-name="Normal">81),</text:p>
      <text:p text:style-name="Normal">(72,</text:p>
      <text:p text:style-name="Normal">82),</text:p>
      <text:p text:style-name="Normal">(72,</text:p>
      <text:p text:style-name="Normal">83),</text:p>
      <text:p text:style-name="Normal">(72,</text:p>
      <text:p text:style-name="Normal">84),</text:p>
      <text:p text:style-name="Normal">(72,</text:p>
      <text:p text:style-name="Normal">85),</text:p>
      <text:p text:style-name="Normal">(72,</text:p>
      <text:p text:style-name="Normal">86),</text:p>
      <text:p text:style-name="Normal">(72,</text:p>
      <text:p text:style-name="Normal">87),</text:p>
      <text:p text:style-name="Normal">(72,</text:p>
      <text:p text:style-name="Normal">88),</text:p>
      <text:p text:style-name="Normal">(72,</text:p>
      <text:p text:style-name="Normal">89),</text:p>
      <text:p text:style-name="Normal">(72,</text:p>
      <text:p text:style-name="Normal">90),</text:p>
      <text:soft-page-break/>
      <text:p text:style-name="Normal">(72,</text:p>
      <text:p text:style-name="Normal">91),</text:p>
      <text:p text:style-name="Normal">(72,</text:p>
      <text:p text:style-name="Normal">92),</text:p>
      <text:p text:style-name="Normal">(72,</text:p>
      <text:p text:style-name="Normal">93),</text:p>
      <text:p text:style-name="Normal">(72,</text:p>
      <text:p text:style-name="Normal">94),</text:p>
      <text:p text:style-name="Normal">(72,</text:p>
      <text:p text:style-name="Normal">95),</text:p>
      <text:p text:style-name="Normal">(72,</text:p>
      <text:p text:style-name="Normal">96),</text:p>
      <text:p text:style-name="Normal">(72,</text:p>
      <text:p text:style-name="Normal">97),</text:p>
      <text:p text:style-name="Normal">(72,</text:p>
      <text:p text:style-name="Normal">98),</text:p>
      <text:p text:style-name="Normal">(72,</text:p>
      <text:p text:style-name="Normal">99),</text:p>
      <text:p text:style-name="Normal">(72,</text:p>
      <text:p text:style-name="Normal">100),</text:p>
      <text:p text:style-name="Normal">(73,</text:p>
      <text:p text:style-name="Normal">1),</text:p>
      <text:p text:style-name="Normal">(73,</text:p>
      <text:p text:style-name="Normal">2),</text:p>
      <text:p text:style-name="Normal">(73,</text:p>
      <text:p text:style-name="Normal">3),</text:p>
      <text:p text:style-name="Normal">(73,</text:p>
      <text:p text:style-name="Normal">4),</text:p>
      <text:p text:style-name="Normal">(73,</text:p>
      <text:p text:style-name="Normal">5),</text:p>
      <text:p text:style-name="Normal">(73,</text:p>
      <text:soft-page-break/>
      <text:p text:style-name="Normal">6),</text:p>
      <text:p text:style-name="Normal">(73,</text:p>
      <text:p text:style-name="Normal">7),</text:p>
      <text:p text:style-name="Normal">(73,</text:p>
      <text:p text:style-name="Normal">8),</text:p>
      <text:p text:style-name="Normal">(73,</text:p>
      <text:p text:style-name="Normal">9),</text:p>
      <text:p text:style-name="Normal">(73,</text:p>
      <text:p text:style-name="Normal">10),</text:p>
      <text:p text:style-name="Normal">(73,</text:p>
      <text:p text:style-name="Normal">11),</text:p>
      <text:p text:style-name="Normal">(73,</text:p>
      <text:p text:style-name="Normal">12),</text:p>
      <text:p text:style-name="Normal">(73,</text:p>
      <text:p text:style-name="Normal">13),</text:p>
      <text:p text:style-name="Normal">(73,</text:p>
      <text:p text:style-name="Normal">14),</text:p>
      <text:p text:style-name="Normal">(73,</text:p>
      <text:p text:style-name="Normal">15),</text:p>
      <text:p text:style-name="Normal">(73,</text:p>
      <text:p text:style-name="Normal">16),</text:p>
      <text:p text:style-name="Normal">(73,</text:p>
      <text:p text:style-name="Normal">17),</text:p>
      <text:p text:style-name="Normal">(73,</text:p>
      <text:p text:style-name="Normal">18),</text:p>
      <text:p text:style-name="Normal">(73,</text:p>
      <text:p text:style-name="Normal">19),</text:p>
      <text:p text:style-name="Normal">(73,</text:p>
      <text:p text:style-name="Normal">20),</text:p>
      <text:p text:style-name="Normal">(73,</text:p>
      <text:p text:style-name="Normal">21),</text:p>
      <text:soft-page-break/>
      <text:p text:style-name="Normal">(73,</text:p>
      <text:p text:style-name="Normal">22),</text:p>
      <text:p text:style-name="Normal">(73,</text:p>
      <text:p text:style-name="Normal">23),</text:p>
      <text:p text:style-name="Normal">(73,</text:p>
      <text:p text:style-name="Normal">24),</text:p>
      <text:p text:style-name="Normal">(73,</text:p>
      <text:p text:style-name="Normal">25),</text:p>
      <text:p text:style-name="Normal">(73,</text:p>
      <text:p text:style-name="Normal">26),</text:p>
      <text:p text:style-name="Normal">(73,</text:p>
      <text:p text:style-name="Normal">27),</text:p>
      <text:p text:style-name="Normal">(73,</text:p>
      <text:p text:style-name="Normal">28),</text:p>
      <text:p text:style-name="Normal">(73,</text:p>
      <text:p text:style-name="Normal">29),</text:p>
      <text:p text:style-name="Normal">(73,</text:p>
      <text:p text:style-name="Normal">30),</text:p>
      <text:p text:style-name="Normal">(73,</text:p>
      <text:p text:style-name="Normal">31),</text:p>
      <text:p text:style-name="Normal">(73,</text:p>
      <text:p text:style-name="Normal">32),</text:p>
      <text:p text:style-name="Normal">(73,</text:p>
      <text:p text:style-name="Normal">33),</text:p>
      <text:p text:style-name="Normal">(73,</text:p>
      <text:p text:style-name="Normal">34),</text:p>
      <text:p text:style-name="Normal">(73,</text:p>
      <text:p text:style-name="Normal">35),</text:p>
      <text:p text:style-name="Normal">(73,</text:p>
      <text:p text:style-name="Normal">36),</text:p>
      <text:p text:style-name="Normal">(73,</text:p>
      <text:soft-page-break/>
      <text:p text:style-name="Normal">37),</text:p>
      <text:p text:style-name="Normal">(73,</text:p>
      <text:p text:style-name="Normal">38),</text:p>
      <text:p text:style-name="Normal">(73,</text:p>
      <text:p text:style-name="Normal">39),</text:p>
      <text:p text:style-name="Normal">(73,</text:p>
      <text:p text:style-name="Normal">40),</text:p>
      <text:p text:style-name="Normal">(73,</text:p>
      <text:p text:style-name="Normal">41),</text:p>
      <text:p text:style-name="Normal">(73,</text:p>
      <text:p text:style-name="Normal">42),</text:p>
      <text:p text:style-name="Normal">(73,</text:p>
      <text:p text:style-name="Normal">43),</text:p>
      <text:p text:style-name="Normal">(73,</text:p>
      <text:p text:style-name="Normal">44),</text:p>
      <text:p text:style-name="Normal">(73,</text:p>
      <text:p text:style-name="Normal">45),</text:p>
      <text:p text:style-name="Normal">(73,</text:p>
      <text:p text:style-name="Normal">46),</text:p>
      <text:p text:style-name="Normal">(73,</text:p>
      <text:p text:style-name="Normal">47),</text:p>
      <text:p text:style-name="Normal">(73,</text:p>
      <text:p text:style-name="Normal">48),</text:p>
      <text:p text:style-name="Normal">(73,</text:p>
      <text:p text:style-name="Normal">49),</text:p>
      <text:p text:style-name="Normal">(73,</text:p>
      <text:p text:style-name="Normal">50),</text:p>
      <text:p text:style-name="Normal">(73,</text:p>
      <text:p text:style-name="Normal">51),</text:p>
      <text:p text:style-name="Normal">(73,</text:p>
      <text:p text:style-name="Normal">52),</text:p>
      <text:soft-page-break/>
      <text:p text:style-name="Normal">(73,</text:p>
      <text:p text:style-name="Normal">53),</text:p>
      <text:p text:style-name="Normal">(73,</text:p>
      <text:p text:style-name="Normal">54),</text:p>
      <text:p text:style-name="Normal">(73,</text:p>
      <text:p text:style-name="Normal">55),</text:p>
      <text:p text:style-name="Normal">(73,</text:p>
      <text:p text:style-name="Normal">56),</text:p>
      <text:p text:style-name="Normal">(73,</text:p>
      <text:p text:style-name="Normal">57),</text:p>
      <text:p text:style-name="Normal">(73,</text:p>
      <text:p text:style-name="Normal">58),</text:p>
      <text:p text:style-name="Normal">(73,</text:p>
      <text:p text:style-name="Normal">59),</text:p>
      <text:p text:style-name="Normal">(73,</text:p>
      <text:p text:style-name="Normal">60),</text:p>
      <text:p text:style-name="Normal">(73,</text:p>
      <text:p text:style-name="Normal">61),</text:p>
      <text:p text:style-name="Normal">(73,</text:p>
      <text:p text:style-name="Normal">62),</text:p>
      <text:p text:style-name="Normal">(73,</text:p>
      <text:p text:style-name="Normal">63),</text:p>
      <text:p text:style-name="Normal">(73,</text:p>
      <text:p text:style-name="Normal">64),</text:p>
      <text:p text:style-name="Normal">(73,</text:p>
      <text:p text:style-name="Normal">65),</text:p>
      <text:p text:style-name="Normal">(73,</text:p>
      <text:p text:style-name="Normal">66),</text:p>
      <text:p text:style-name="Normal">(73,</text:p>
      <text:p text:style-name="Normal">67),</text:p>
      <text:p text:style-name="Normal">(73,</text:p>
      <text:soft-page-break/>
      <text:p text:style-name="Normal">68),</text:p>
      <text:p text:style-name="Normal">(73,</text:p>
      <text:p text:style-name="Normal">69),</text:p>
      <text:p text:style-name="Normal">(73,</text:p>
      <text:p text:style-name="Normal">70),</text:p>
      <text:p text:style-name="Normal">(73,</text:p>
      <text:p text:style-name="Normal">71),</text:p>
      <text:p text:style-name="Normal">(73,</text:p>
      <text:p text:style-name="Normal">72),</text:p>
      <text:p text:style-name="Normal">(73,</text:p>
      <text:p text:style-name="Normal">74),</text:p>
      <text:p text:style-name="Normal">(73,</text:p>
      <text:p text:style-name="Normal">75),</text:p>
      <text:p text:style-name="Normal">(73,</text:p>
      <text:p text:style-name="Normal">76),</text:p>
      <text:p text:style-name="Normal">(73,</text:p>
      <text:p text:style-name="Normal">77),</text:p>
      <text:p text:style-name="Normal">(73,</text:p>
      <text:p text:style-name="Normal">78),</text:p>
      <text:p text:style-name="Normal">(73,</text:p>
      <text:p text:style-name="Normal">79),</text:p>
      <text:p text:style-name="Normal">(73,</text:p>
      <text:p text:style-name="Normal">80),</text:p>
      <text:p text:style-name="Normal">(73,</text:p>
      <text:p text:style-name="Normal">81),</text:p>
      <text:p text:style-name="Normal">(73,</text:p>
      <text:p text:style-name="Normal">82),</text:p>
      <text:p text:style-name="Normal">(73,</text:p>
      <text:p text:style-name="Normal">83),</text:p>
      <text:p text:style-name="Normal">(73,</text:p>
      <text:p text:style-name="Normal">84),</text:p>
      <text:soft-page-break/>
      <text:p text:style-name="Normal">(73,</text:p>
      <text:p text:style-name="Normal">85),</text:p>
      <text:p text:style-name="Normal">(73,</text:p>
      <text:p text:style-name="Normal">86),</text:p>
      <text:p text:style-name="Normal">(73,</text:p>
      <text:p text:style-name="Normal">87),</text:p>
      <text:p text:style-name="Normal">(73,</text:p>
      <text:p text:style-name="Normal">88),</text:p>
      <text:p text:style-name="Normal">(73,</text:p>
      <text:p text:style-name="Normal">89),</text:p>
      <text:p text:style-name="Normal">(73,</text:p>
      <text:p text:style-name="Normal">90),</text:p>
      <text:p text:style-name="Normal">(73,</text:p>
      <text:p text:style-name="Normal">91),</text:p>
      <text:p text:style-name="Normal">(73,</text:p>
      <text:p text:style-name="Normal">92),</text:p>
      <text:p text:style-name="Normal">(73,</text:p>
      <text:p text:style-name="Normal">93),</text:p>
      <text:p text:style-name="Normal">(73,</text:p>
      <text:p text:style-name="Normal">94),</text:p>
      <text:p text:style-name="Normal">(73,</text:p>
      <text:p text:style-name="Normal">95),</text:p>
      <text:p text:style-name="Normal">(73,</text:p>
      <text:p text:style-name="Normal">96),</text:p>
      <text:p text:style-name="Normal">(73,</text:p>
      <text:p text:style-name="Normal">97),</text:p>
      <text:p text:style-name="Normal">(73,</text:p>
      <text:p text:style-name="Normal">98),</text:p>
      <text:p text:style-name="Normal">(73,</text:p>
      <text:p text:style-name="Normal">99),</text:p>
      <text:p text:style-name="Normal">(73,</text:p>
      <text:soft-page-break/>
      <text:p text:style-name="Normal">100),</text:p>
      <text:p text:style-name="Normal">(75,</text:p>
      <text:p text:style-name="Normal">1),</text:p>
      <text:p text:style-name="Normal">(75,</text:p>
      <text:p text:style-name="Normal">2),</text:p>
      <text:p text:style-name="Normal">(75,</text:p>
      <text:p text:style-name="Normal">3),</text:p>
      <text:p text:style-name="Normal">(75,</text:p>
      <text:p text:style-name="Normal">4),</text:p>
      <text:p text:style-name="Normal">(75,</text:p>
      <text:p text:style-name="Normal">5),</text:p>
      <text:p text:style-name="Normal">(75,</text:p>
      <text:p text:style-name="Normal">6),</text:p>
      <text:p text:style-name="Normal">(75,</text:p>
      <text:p text:style-name="Normal">7),</text:p>
      <text:p text:style-name="Normal">(75,</text:p>
      <text:p text:style-name="Normal">8),</text:p>
      <text:p text:style-name="Normal">(75,</text:p>
      <text:p text:style-name="Normal">9),</text:p>
      <text:p text:style-name="Normal">(75,</text:p>
      <text:p text:style-name="Normal">10),</text:p>
      <text:p text:style-name="Normal">(75,</text:p>
      <text:p text:style-name="Normal">11),</text:p>
      <text:p text:style-name="Normal">(75,</text:p>
      <text:p text:style-name="Normal">12),</text:p>
      <text:p text:style-name="Normal">(75,</text:p>
      <text:p text:style-name="Normal">13),</text:p>
      <text:p text:style-name="Normal">(75,</text:p>
      <text:p text:style-name="Normal">14),</text:p>
      <text:p text:style-name="Normal">(75,</text:p>
      <text:p text:style-name="Normal">15),</text:p>
      <text:soft-page-break/>
      <text:p text:style-name="Normal">(75,</text:p>
      <text:p text:style-name="Normal">16),</text:p>
      <text:p text:style-name="Normal">(75,</text:p>
      <text:p text:style-name="Normal">17),</text:p>
      <text:p text:style-name="Normal">(75,</text:p>
      <text:p text:style-name="Normal">18),</text:p>
      <text:p text:style-name="Normal">(75,</text:p>
      <text:p text:style-name="Normal">19),</text:p>
      <text:p text:style-name="Normal">(75,</text:p>
      <text:p text:style-name="Normal">20),</text:p>
      <text:p text:style-name="Normal">(75,</text:p>
      <text:p text:style-name="Normal">21),</text:p>
      <text:p text:style-name="Normal">(75,</text:p>
      <text:p text:style-name="Normal">22),</text:p>
      <text:p text:style-name="Normal">(75,</text:p>
      <text:p text:style-name="Normal">23),</text:p>
      <text:p text:style-name="Normal">(75,</text:p>
      <text:p text:style-name="Normal">24),</text:p>
      <text:p text:style-name="Normal">(75,</text:p>
      <text:p text:style-name="Normal">25),</text:p>
      <text:p text:style-name="Normal">(75,</text:p>
      <text:p text:style-name="Normal">26),</text:p>
      <text:p text:style-name="Normal">(75,</text:p>
      <text:p text:style-name="Normal">27),</text:p>
      <text:p text:style-name="Normal">(75,</text:p>
      <text:p text:style-name="Normal">28),</text:p>
      <text:p text:style-name="Normal">(75,</text:p>
      <text:p text:style-name="Normal">29),</text:p>
      <text:p text:style-name="Normal">(75,</text:p>
      <text:p text:style-name="Normal">30),</text:p>
      <text:p text:style-name="Normal">(75,</text:p>
      <text:soft-page-break/>
      <text:p text:style-name="Normal">31),</text:p>
      <text:p text:style-name="Normal">(75,</text:p>
      <text:p text:style-name="Normal">32),</text:p>
      <text:p text:style-name="Normal">(75,</text:p>
      <text:p text:style-name="Normal">33),</text:p>
      <text:p text:style-name="Normal">(75,</text:p>
      <text:p text:style-name="Normal">34),</text:p>
      <text:p text:style-name="Normal">(75,</text:p>
      <text:p text:style-name="Normal">35),</text:p>
      <text:p text:style-name="Normal">(75,</text:p>
      <text:p text:style-name="Normal">36),</text:p>
      <text:p text:style-name="Normal">(75,</text:p>
      <text:p text:style-name="Normal">37),</text:p>
      <text:p text:style-name="Normal">(75,</text:p>
      <text:p text:style-name="Normal">38),</text:p>
      <text:p text:style-name="Normal">(75,</text:p>
      <text:p text:style-name="Normal">39),</text:p>
      <text:p text:style-name="Normal">(75,</text:p>
      <text:p text:style-name="Normal">40),</text:p>
      <text:p text:style-name="Normal">(75,</text:p>
      <text:p text:style-name="Normal">41),</text:p>
      <text:p text:style-name="Normal">(75,</text:p>
      <text:p text:style-name="Normal">42),</text:p>
      <text:p text:style-name="Normal">(75,</text:p>
      <text:p text:style-name="Normal">43),</text:p>
      <text:p text:style-name="Normal">(75,</text:p>
      <text:p text:style-name="Normal">44),</text:p>
      <text:p text:style-name="Normal">(75,</text:p>
      <text:p text:style-name="Normal">45),</text:p>
      <text:p text:style-name="Normal">(75,</text:p>
      <text:p text:style-name="Normal">46),</text:p>
      <text:soft-page-break/>
      <text:p text:style-name="Normal">(75,</text:p>
      <text:p text:style-name="Normal">47),</text:p>
      <text:p text:style-name="Normal">(75,</text:p>
      <text:p text:style-name="Normal">48),</text:p>
      <text:p text:style-name="Normal">(75,</text:p>
      <text:p text:style-name="Normal">49),</text:p>
      <text:p text:style-name="Normal">(75,</text:p>
      <text:p text:style-name="Normal">50),</text:p>
      <text:p text:style-name="Normal">(75,</text:p>
      <text:p text:style-name="Normal">51),</text:p>
      <text:p text:style-name="Normal">(75,</text:p>
      <text:p text:style-name="Normal">52),</text:p>
      <text:p text:style-name="Normal">(75,</text:p>
      <text:p text:style-name="Normal">53),</text:p>
      <text:p text:style-name="Normal">(75,</text:p>
      <text:p text:style-name="Normal">54),</text:p>
      <text:p text:style-name="Normal">(75,</text:p>
      <text:p text:style-name="Normal">55),</text:p>
      <text:p text:style-name="Normal">(75,</text:p>
      <text:p text:style-name="Normal">56),</text:p>
      <text:p text:style-name="Normal">(75,</text:p>
      <text:p text:style-name="Normal">57),</text:p>
      <text:p text:style-name="Normal">(75,</text:p>
      <text:p text:style-name="Normal">58),</text:p>
      <text:p text:style-name="Normal">(75,</text:p>
      <text:p text:style-name="Normal">59),</text:p>
      <text:p text:style-name="Normal">(75,</text:p>
      <text:p text:style-name="Normal">60),</text:p>
      <text:p text:style-name="Normal">(75,</text:p>
      <text:p text:style-name="Normal">61),</text:p>
      <text:p text:style-name="Normal">(75,</text:p>
      <text:soft-page-break/>
      <text:p text:style-name="Normal">62),</text:p>
      <text:p text:style-name="Normal">(75,</text:p>
      <text:p text:style-name="Normal">63),</text:p>
      <text:p text:style-name="Normal">(75,</text:p>
      <text:p text:style-name="Normal">64),</text:p>
      <text:p text:style-name="Normal">(75,</text:p>
      <text:p text:style-name="Normal">65),</text:p>
      <text:p text:style-name="Normal">(75,</text:p>
      <text:p text:style-name="Normal">66),</text:p>
      <text:p text:style-name="Normal">(75,</text:p>
      <text:p text:style-name="Normal">67),</text:p>
      <text:p text:style-name="Normal">(75,</text:p>
      <text:p text:style-name="Normal">68),</text:p>
      <text:p text:style-name="Normal">(75,</text:p>
      <text:p text:style-name="Normal">69),</text:p>
      <text:p text:style-name="Normal">(75,</text:p>
      <text:p text:style-name="Normal">70),</text:p>
      <text:p text:style-name="Normal">(75,</text:p>
      <text:p text:style-name="Normal">71),</text:p>
      <text:p text:style-name="Normal">(75,</text:p>
      <text:p text:style-name="Normal">72),</text:p>
      <text:p text:style-name="Normal">(75,</text:p>
      <text:p text:style-name="Normal">73),</text:p>
      <text:p text:style-name="Normal">(75,</text:p>
      <text:p text:style-name="Normal">74),</text:p>
      <text:p text:style-name="Normal">(75,</text:p>
      <text:p text:style-name="Normal">76),</text:p>
      <text:p text:style-name="Normal">(75,</text:p>
      <text:p text:style-name="Normal">77),</text:p>
      <text:p text:style-name="Normal">(75,</text:p>
      <text:p text:style-name="Normal">78),</text:p>
      <text:soft-page-break/>
      <text:p text:style-name="Normal">(75,</text:p>
      <text:p text:style-name="Normal">79),</text:p>
      <text:p text:style-name="Normal">(75,</text:p>
      <text:p text:style-name="Normal">80),</text:p>
      <text:p text:style-name="Normal">(75,</text:p>
      <text:p text:style-name="Normal">81),</text:p>
      <text:p text:style-name="Normal">(75,</text:p>
      <text:p text:style-name="Normal">82),</text:p>
      <text:p text:style-name="Normal">(75,</text:p>
      <text:p text:style-name="Normal">83),</text:p>
      <text:p text:style-name="Normal">(75,</text:p>
      <text:p text:style-name="Normal">84),</text:p>
      <text:p text:style-name="Normal">(75,</text:p>
      <text:p text:style-name="Normal">85),</text:p>
      <text:p text:style-name="Normal">(75,</text:p>
      <text:p text:style-name="Normal">86),</text:p>
      <text:p text:style-name="Normal">(75,</text:p>
      <text:p text:style-name="Normal">87),</text:p>
      <text:p text:style-name="Normal">(75,</text:p>
      <text:p text:style-name="Normal">88),</text:p>
      <text:p text:style-name="Normal">(75,</text:p>
      <text:p text:style-name="Normal">89),</text:p>
      <text:p text:style-name="Normal">(75,</text:p>
      <text:p text:style-name="Normal">90),</text:p>
      <text:p text:style-name="Normal">(75,</text:p>
      <text:p text:style-name="Normal">91),</text:p>
      <text:p text:style-name="Normal">(75,</text:p>
      <text:p text:style-name="Normal">92),</text:p>
      <text:p text:style-name="Normal">(75,</text:p>
      <text:p text:style-name="Normal">93),</text:p>
      <text:p text:style-name="Normal">(75,</text:p>
      <text:soft-page-break/>
      <text:p text:style-name="Normal">94),</text:p>
      <text:p text:style-name="Normal">(75,</text:p>
      <text:p text:style-name="Normal">95),</text:p>
      <text:p text:style-name="Normal">(75,</text:p>
      <text:p text:style-name="Normal">96),</text:p>
      <text:p text:style-name="Normal">(75,</text:p>
      <text:p text:style-name="Normal">97),</text:p>
      <text:p text:style-name="Normal">(75,</text:p>
      <text:p text:style-name="Normal">98),</text:p>
      <text:p text:style-name="Normal">(75,</text:p>
      <text:p text:style-name="Normal">99),</text:p>
      <text:p text:style-name="Normal">(75,</text:p>
      <text:p text:style-name="Normal">100),</text:p>
      <text:p text:style-name="Normal">(76,</text:p>
      <text:p text:style-name="Normal">1),</text:p>
      <text:p text:style-name="Normal">(76,</text:p>
      <text:p text:style-name="Normal">2),</text:p>
      <text:p text:style-name="Normal">(76,</text:p>
      <text:p text:style-name="Normal">3),</text:p>
      <text:p text:style-name="Normal">(76,</text:p>
      <text:p text:style-name="Normal">4),</text:p>
      <text:p text:style-name="Normal">(76,</text:p>
      <text:p text:style-name="Normal">5),</text:p>
      <text:p text:style-name="Normal">(76,</text:p>
      <text:p text:style-name="Normal">6),</text:p>
      <text:p text:style-name="Normal">(76,</text:p>
      <text:p text:style-name="Normal">7),</text:p>
      <text:p text:style-name="Normal">(76,</text:p>
      <text:p text:style-name="Normal">8),</text:p>
      <text:p text:style-name="Normal">(76,</text:p>
      <text:p text:style-name="Normal">9),</text:p>
      <text:soft-page-break/>
      <text:p text:style-name="Normal">(76,</text:p>
      <text:p text:style-name="Normal">10),</text:p>
      <text:p text:style-name="Normal">(76,</text:p>
      <text:p text:style-name="Normal">11),</text:p>
      <text:p text:style-name="Normal">(76,</text:p>
      <text:p text:style-name="Normal">12),</text:p>
      <text:p text:style-name="Normal">(76,</text:p>
      <text:p text:style-name="Normal">13),</text:p>
      <text:p text:style-name="Normal">(76,</text:p>
      <text:p text:style-name="Normal">14),</text:p>
      <text:p text:style-name="Normal">(76,</text:p>
      <text:p text:style-name="Normal">15),</text:p>
      <text:p text:style-name="Normal">(76,</text:p>
      <text:p text:style-name="Normal">16),</text:p>
      <text:p text:style-name="Normal">(76,</text:p>
      <text:p text:style-name="Normal">17),</text:p>
      <text:p text:style-name="Normal">(76,</text:p>
      <text:p text:style-name="Normal">18),</text:p>
      <text:p text:style-name="Normal">(76,</text:p>
      <text:p text:style-name="Normal">19),</text:p>
      <text:p text:style-name="Normal">(76,</text:p>
      <text:p text:style-name="Normal">20),</text:p>
      <text:p text:style-name="Normal">(76,</text:p>
      <text:p text:style-name="Normal">21),</text:p>
      <text:p text:style-name="Normal">(76,</text:p>
      <text:p text:style-name="Normal">22),</text:p>
      <text:p text:style-name="Normal">(76,</text:p>
      <text:p text:style-name="Normal">23),</text:p>
      <text:p text:style-name="Normal">(76,</text:p>
      <text:p text:style-name="Normal">24),</text:p>
      <text:p text:style-name="Normal">(76,</text:p>
      <text:soft-page-break/>
      <text:p text:style-name="Normal">25),</text:p>
      <text:p text:style-name="Normal">(76,</text:p>
      <text:p text:style-name="Normal">26),</text:p>
      <text:p text:style-name="Normal">(76,</text:p>
      <text:p text:style-name="Normal">27),</text:p>
      <text:p text:style-name="Normal">(76,</text:p>
      <text:p text:style-name="Normal">28),</text:p>
      <text:p text:style-name="Normal">(76,</text:p>
      <text:p text:style-name="Normal">29),</text:p>
      <text:p text:style-name="Normal">(76,</text:p>
      <text:p text:style-name="Normal">30),</text:p>
      <text:p text:style-name="Normal">(76,</text:p>
      <text:p text:style-name="Normal">31),</text:p>
      <text:p text:style-name="Normal">(76,</text:p>
      <text:p text:style-name="Normal">32),</text:p>
      <text:p text:style-name="Normal">(76,</text:p>
      <text:p text:style-name="Normal">33),</text:p>
      <text:p text:style-name="Normal">(76,</text:p>
      <text:p text:style-name="Normal">34),</text:p>
      <text:p text:style-name="Normal">(76,</text:p>
      <text:p text:style-name="Normal">35),</text:p>
      <text:p text:style-name="Normal">(76,</text:p>
      <text:p text:style-name="Normal">36),</text:p>
      <text:p text:style-name="Normal">(76,</text:p>
      <text:p text:style-name="Normal">37),</text:p>
      <text:p text:style-name="Normal">(76,</text:p>
      <text:p text:style-name="Normal">38),</text:p>
      <text:p text:style-name="Normal">(76,</text:p>
      <text:p text:style-name="Normal">39),</text:p>
      <text:p text:style-name="Normal">(76,</text:p>
      <text:p text:style-name="Normal">40),</text:p>
      <text:soft-page-break/>
      <text:p text:style-name="Normal">(76,</text:p>
      <text:p text:style-name="Normal">41),</text:p>
      <text:p text:style-name="Normal">(76,</text:p>
      <text:p text:style-name="Normal">42),</text:p>
      <text:p text:style-name="Normal">(76,</text:p>
      <text:p text:style-name="Normal">43),</text:p>
      <text:p text:style-name="Normal">(76,</text:p>
      <text:p text:style-name="Normal">44),</text:p>
      <text:p text:style-name="Normal">(76,</text:p>
      <text:p text:style-name="Normal">45),</text:p>
      <text:p text:style-name="Normal">(76,</text:p>
      <text:p text:style-name="Normal">46),</text:p>
      <text:p text:style-name="Normal">(76,</text:p>
      <text:p text:style-name="Normal">47),</text:p>
      <text:p text:style-name="Normal">(76,</text:p>
      <text:p text:style-name="Normal">48),</text:p>
      <text:p text:style-name="Normal">(76,</text:p>
      <text:p text:style-name="Normal">49),</text:p>
      <text:p text:style-name="Normal">(76,</text:p>
      <text:p text:style-name="Normal">50),</text:p>
      <text:p text:style-name="Normal">(76,</text:p>
      <text:p text:style-name="Normal">51),</text:p>
      <text:p text:style-name="Normal">(76,</text:p>
      <text:p text:style-name="Normal">52),</text:p>
      <text:p text:style-name="Normal">(76,</text:p>
      <text:p text:style-name="Normal">53),</text:p>
      <text:p text:style-name="Normal">(76,</text:p>
      <text:p text:style-name="Normal">54),</text:p>
      <text:p text:style-name="Normal">(76,</text:p>
      <text:p text:style-name="Normal">55),</text:p>
      <text:p text:style-name="Normal">(76,</text:p>
      <text:soft-page-break/>
      <text:p text:style-name="Normal">56),</text:p>
      <text:p text:style-name="Normal">(76,</text:p>
      <text:p text:style-name="Normal">57),</text:p>
      <text:p text:style-name="Normal">(76,</text:p>
      <text:p text:style-name="Normal">58),</text:p>
      <text:p text:style-name="Normal">(76,</text:p>
      <text:p text:style-name="Normal">59),</text:p>
      <text:p text:style-name="Normal">(76,</text:p>
      <text:p text:style-name="Normal">60),</text:p>
      <text:p text:style-name="Normal">(76,</text:p>
      <text:p text:style-name="Normal">61),</text:p>
      <text:p text:style-name="Normal">(76,</text:p>
      <text:p text:style-name="Normal">62),</text:p>
      <text:p text:style-name="Normal">(76,</text:p>
      <text:p text:style-name="Normal">63),</text:p>
      <text:p text:style-name="Normal">(76,</text:p>
      <text:p text:style-name="Normal">64),</text:p>
      <text:p text:style-name="Normal">(76,</text:p>
      <text:p text:style-name="Normal">65),</text:p>
      <text:p text:style-name="Normal">(76,</text:p>
      <text:p text:style-name="Normal">66),</text:p>
      <text:p text:style-name="Normal">(76,</text:p>
      <text:p text:style-name="Normal">67),</text:p>
      <text:p text:style-name="Normal">(76,</text:p>
      <text:p text:style-name="Normal">68),</text:p>
      <text:p text:style-name="Normal">(76,</text:p>
      <text:p text:style-name="Normal">69),</text:p>
      <text:p text:style-name="Normal">(76,</text:p>
      <text:p text:style-name="Normal">70),</text:p>
      <text:p text:style-name="Normal">(76,</text:p>
      <text:p text:style-name="Normal">71),</text:p>
      <text:soft-page-break/>
      <text:p text:style-name="Normal">(76,</text:p>
      <text:p text:style-name="Normal">72),</text:p>
      <text:p text:style-name="Normal">(76,</text:p>
      <text:p text:style-name="Normal">73),</text:p>
      <text:p text:style-name="Normal">(76,</text:p>
      <text:p text:style-name="Normal">74),</text:p>
      <text:p text:style-name="Normal">(76,</text:p>
      <text:p text:style-name="Normal">75),</text:p>
      <text:p text:style-name="Normal">(76,</text:p>
      <text:p text:style-name="Normal">77),</text:p>
      <text:p text:style-name="Normal">(76,</text:p>
      <text:p text:style-name="Normal">78),</text:p>
      <text:p text:style-name="Normal">(76,</text:p>
      <text:p text:style-name="Normal">79),</text:p>
      <text:p text:style-name="Normal">(76,</text:p>
      <text:p text:style-name="Normal">80),</text:p>
      <text:p text:style-name="Normal">(76,</text:p>
      <text:p text:style-name="Normal">81),</text:p>
      <text:p text:style-name="Normal">(76,</text:p>
      <text:p text:style-name="Normal">82),</text:p>
      <text:p text:style-name="Normal">(76,</text:p>
      <text:p text:style-name="Normal">83),</text:p>
      <text:p text:style-name="Normal">(76,</text:p>
      <text:p text:style-name="Normal">84),</text:p>
      <text:p text:style-name="Normal">(76,</text:p>
      <text:p text:style-name="Normal">85),</text:p>
      <text:p text:style-name="Normal">(76,</text:p>
      <text:p text:style-name="Normal">86),</text:p>
      <text:p text:style-name="Normal">(76,</text:p>
      <text:p text:style-name="Normal">87),</text:p>
      <text:p text:style-name="Normal">(76,</text:p>
      <text:soft-page-break/>
      <text:p text:style-name="Normal">88),</text:p>
      <text:p text:style-name="Normal">(76,</text:p>
      <text:p text:style-name="Normal">89),</text:p>
      <text:p text:style-name="Normal">(76,</text:p>
      <text:p text:style-name="Normal">90),</text:p>
      <text:p text:style-name="Normal">(76,</text:p>
      <text:p text:style-name="Normal">91),</text:p>
      <text:p text:style-name="Normal">(76,</text:p>
      <text:p text:style-name="Normal">92),</text:p>
      <text:p text:style-name="Normal">(76,</text:p>
      <text:p text:style-name="Normal">93),</text:p>
      <text:p text:style-name="Normal">(76,</text:p>
      <text:p text:style-name="Normal">94),</text:p>
      <text:p text:style-name="Normal">(76,</text:p>
      <text:p text:style-name="Normal">95),</text:p>
      <text:p text:style-name="Normal">(76,</text:p>
      <text:p text:style-name="Normal">96),</text:p>
      <text:p text:style-name="Normal">(76,</text:p>
      <text:p text:style-name="Normal">97),</text:p>
      <text:p text:style-name="Normal">(76,</text:p>
      <text:p text:style-name="Normal">98),</text:p>
      <text:p text:style-name="Normal">(76,</text:p>
      <text:p text:style-name="Normal">99),</text:p>
      <text:p text:style-name="Normal">(76,</text:p>
      <text:p text:style-name="Normal">100),</text:p>
      <text:p text:style-name="Normal">(78,</text:p>
      <text:p text:style-name="Normal">1),</text:p>
      <text:p text:style-name="Normal">(78,</text:p>
      <text:p text:style-name="Normal">2),</text:p>
      <text:p text:style-name="Normal">(78,</text:p>
      <text:p text:style-name="Normal">3),</text:p>
      <text:soft-page-break/>
      <text:p text:style-name="Normal">(78,</text:p>
      <text:p text:style-name="Normal">4),</text:p>
      <text:p text:style-name="Normal">(78,</text:p>
      <text:p text:style-name="Normal">5),</text:p>
      <text:p text:style-name="Normal">(78,</text:p>
      <text:p text:style-name="Normal">6),</text:p>
      <text:p text:style-name="Normal">(78,</text:p>
      <text:p text:style-name="Normal">7),</text:p>
      <text:p text:style-name="Normal">(78,</text:p>
      <text:p text:style-name="Normal">8),</text:p>
      <text:p text:style-name="Normal">(78,</text:p>
      <text:p text:style-name="Normal">9),</text:p>
      <text:p text:style-name="Normal">(78,</text:p>
      <text:p text:style-name="Normal">10),</text:p>
      <text:p text:style-name="Normal">(78,</text:p>
      <text:p text:style-name="Normal">11),</text:p>
      <text:p text:style-name="Normal">(78,</text:p>
      <text:p text:style-name="Normal">12),</text:p>
      <text:p text:style-name="Normal">(78,</text:p>
      <text:p text:style-name="Normal">13),</text:p>
      <text:p text:style-name="Normal">(78,</text:p>
      <text:p text:style-name="Normal">14),</text:p>
      <text:p text:style-name="Normal">(78,</text:p>
      <text:p text:style-name="Normal">15),</text:p>
      <text:p text:style-name="Normal">(78,</text:p>
      <text:p text:style-name="Normal">16),</text:p>
      <text:p text:style-name="Normal">(78,</text:p>
      <text:p text:style-name="Normal">17),</text:p>
      <text:p text:style-name="Normal">(78,</text:p>
      <text:p text:style-name="Normal">18),</text:p>
      <text:p text:style-name="Normal">(78,</text:p>
      <text:soft-page-break/>
      <text:p text:style-name="Normal">19),</text:p>
      <text:p text:style-name="Normal">(78,</text:p>
      <text:p text:style-name="Normal">20),</text:p>
      <text:p text:style-name="Normal">(78,</text:p>
      <text:p text:style-name="Normal">21),</text:p>
      <text:p text:style-name="Normal">(78,</text:p>
      <text:p text:style-name="Normal">22),</text:p>
      <text:p text:style-name="Normal">(78,</text:p>
      <text:p text:style-name="Normal">23),</text:p>
      <text:p text:style-name="Normal">(78,</text:p>
      <text:p text:style-name="Normal">24),</text:p>
      <text:p text:style-name="Normal">(78,</text:p>
      <text:p text:style-name="Normal">25),</text:p>
      <text:p text:style-name="Normal">(78,</text:p>
      <text:p text:style-name="Normal">26),</text:p>
      <text:p text:style-name="Normal">(78,</text:p>
      <text:p text:style-name="Normal">27),</text:p>
      <text:p text:style-name="Normal">(78,</text:p>
      <text:p text:style-name="Normal">28),</text:p>
      <text:p text:style-name="Normal">(78,</text:p>
      <text:p text:style-name="Normal">29),</text:p>
      <text:p text:style-name="Normal">(78,</text:p>
      <text:p text:style-name="Normal">30),</text:p>
      <text:p text:style-name="Normal">(78,</text:p>
      <text:p text:style-name="Normal">31),</text:p>
      <text:p text:style-name="Normal">(78,</text:p>
      <text:p text:style-name="Normal">32),</text:p>
      <text:p text:style-name="Normal">(78,</text:p>
      <text:p text:style-name="Normal">33),</text:p>
      <text:p text:style-name="Normal">(78,</text:p>
      <text:p text:style-name="Normal">34),</text:p>
      <text:soft-page-break/>
      <text:p text:style-name="Normal">(78,</text:p>
      <text:p text:style-name="Normal">35),</text:p>
      <text:p text:style-name="Normal">(78,</text:p>
      <text:p text:style-name="Normal">36),</text:p>
      <text:p text:style-name="Normal">(78,</text:p>
      <text:p text:style-name="Normal">37),</text:p>
      <text:p text:style-name="Normal">(78,</text:p>
      <text:p text:style-name="Normal">38),</text:p>
      <text:p text:style-name="Normal">(78,</text:p>
      <text:p text:style-name="Normal">39),</text:p>
      <text:p text:style-name="Normal">(78,</text:p>
      <text:p text:style-name="Normal">40),</text:p>
      <text:p text:style-name="Normal">(78,</text:p>
      <text:p text:style-name="Normal">41),</text:p>
      <text:p text:style-name="Normal">(78,</text:p>
      <text:p text:style-name="Normal">42),</text:p>
      <text:p text:style-name="Normal">(78,</text:p>
      <text:p text:style-name="Normal">43),</text:p>
      <text:p text:style-name="Normal">(78,</text:p>
      <text:p text:style-name="Normal">44),</text:p>
      <text:p text:style-name="Normal">(78,</text:p>
      <text:p text:style-name="Normal">45),</text:p>
      <text:p text:style-name="Normal">(78,</text:p>
      <text:p text:style-name="Normal">46),</text:p>
      <text:p text:style-name="Normal">(78,</text:p>
      <text:p text:style-name="Normal">47),</text:p>
      <text:p text:style-name="Normal">(78,</text:p>
      <text:p text:style-name="Normal">48),</text:p>
      <text:p text:style-name="Normal">(78,</text:p>
      <text:p text:style-name="Normal">49),</text:p>
      <text:p text:style-name="Normal">(78,</text:p>
      <text:soft-page-break/>
      <text:p text:style-name="Normal">50),</text:p>
      <text:p text:style-name="Normal">(78,</text:p>
      <text:p text:style-name="Normal">51),</text:p>
      <text:p text:style-name="Normal">(78,</text:p>
      <text:p text:style-name="Normal">52),</text:p>
      <text:p text:style-name="Normal">(78,</text:p>
      <text:p text:style-name="Normal">53),</text:p>
      <text:p text:style-name="Normal">(78,</text:p>
      <text:p text:style-name="Normal">54),</text:p>
      <text:p text:style-name="Normal">(78,</text:p>
      <text:p text:style-name="Normal">55),</text:p>
      <text:p text:style-name="Normal">(78,</text:p>
      <text:p text:style-name="Normal">56),</text:p>
      <text:p text:style-name="Normal">(78,</text:p>
      <text:p text:style-name="Normal">57),</text:p>
      <text:p text:style-name="Normal">(78,</text:p>
      <text:p text:style-name="Normal">58),</text:p>
      <text:p text:style-name="Normal">(78,</text:p>
      <text:p text:style-name="Normal">59),</text:p>
      <text:p text:style-name="Normal">(78,</text:p>
      <text:p text:style-name="Normal">60),</text:p>
      <text:p text:style-name="Normal">(78,</text:p>
      <text:p text:style-name="Normal">61),</text:p>
      <text:p text:style-name="Normal">(78,</text:p>
      <text:p text:style-name="Normal">62),</text:p>
      <text:p text:style-name="Normal">(78,</text:p>
      <text:p text:style-name="Normal">63),</text:p>
      <text:p text:style-name="Normal">(78,</text:p>
      <text:p text:style-name="Normal">64),</text:p>
      <text:p text:style-name="Normal">(78,</text:p>
      <text:p text:style-name="Normal">65),</text:p>
      <text:soft-page-break/>
      <text:p text:style-name="Normal">(78,</text:p>
      <text:p text:style-name="Normal">66),</text:p>
      <text:p text:style-name="Normal">(78,</text:p>
      <text:p text:style-name="Normal">67),</text:p>
      <text:p text:style-name="Normal">(78,</text:p>
      <text:p text:style-name="Normal">68),</text:p>
      <text:p text:style-name="Normal">(78,</text:p>
      <text:p text:style-name="Normal">69),</text:p>
      <text:p text:style-name="Normal">(78,</text:p>
      <text:p text:style-name="Normal">70),</text:p>
      <text:p text:style-name="Normal">(78,</text:p>
      <text:p text:style-name="Normal">71),</text:p>
      <text:p text:style-name="Normal">(78,</text:p>
      <text:p text:style-name="Normal">72),</text:p>
      <text:p text:style-name="Normal">(78,</text:p>
      <text:p text:style-name="Normal">73),</text:p>
      <text:p text:style-name="Normal">(78,</text:p>
      <text:p text:style-name="Normal">74),</text:p>
      <text:p text:style-name="Normal">(78,</text:p>
      <text:p text:style-name="Normal">75),</text:p>
      <text:p text:style-name="Normal">(78,</text:p>
      <text:p text:style-name="Normal">76),</text:p>
      <text:p text:style-name="Normal">(78,</text:p>
      <text:p text:style-name="Normal">77),</text:p>
      <text:p text:style-name="Normal">(78,</text:p>
      <text:p text:style-name="Normal">79),</text:p>
      <text:p text:style-name="Normal">(78,</text:p>
      <text:p text:style-name="Normal">80),</text:p>
      <text:p text:style-name="Normal">(78,</text:p>
      <text:p text:style-name="Normal">81),</text:p>
      <text:p text:style-name="Normal">(78,</text:p>
      <text:soft-page-break/>
      <text:p text:style-name="Normal">82),</text:p>
      <text:p text:style-name="Normal">(78,</text:p>
      <text:p text:style-name="Normal">83),</text:p>
      <text:p text:style-name="Normal">(78,</text:p>
      <text:p text:style-name="Normal">84),</text:p>
      <text:p text:style-name="Normal">(78,</text:p>
      <text:p text:style-name="Normal">85),</text:p>
      <text:p text:style-name="Normal">(78,</text:p>
      <text:p text:style-name="Normal">86),</text:p>
      <text:p text:style-name="Normal">(78,</text:p>
      <text:p text:style-name="Normal">87),</text:p>
      <text:p text:style-name="Normal">(78,</text:p>
      <text:p text:style-name="Normal">88),</text:p>
      <text:p text:style-name="Normal">(78,</text:p>
      <text:p text:style-name="Normal">89),</text:p>
      <text:p text:style-name="Normal">(78,</text:p>
      <text:p text:style-name="Normal">90),</text:p>
      <text:p text:style-name="Normal">(78,</text:p>
      <text:p text:style-name="Normal">91),</text:p>
      <text:p text:style-name="Normal">(78,</text:p>
      <text:p text:style-name="Normal">92),</text:p>
      <text:p text:style-name="Normal">(78,</text:p>
      <text:p text:style-name="Normal">93),</text:p>
      <text:p text:style-name="Normal">(78,</text:p>
      <text:p text:style-name="Normal">94),</text:p>
      <text:p text:style-name="Normal">(78,</text:p>
      <text:p text:style-name="Normal">95),</text:p>
      <text:p text:style-name="Normal">(78,</text:p>
      <text:p text:style-name="Normal">96),</text:p>
      <text:p text:style-name="Normal">(78,</text:p>
      <text:p text:style-name="Normal">97),</text:p>
      <text:soft-page-break/>
      <text:p text:style-name="Normal">(78,</text:p>
      <text:p text:style-name="Normal">98),</text:p>
      <text:p text:style-name="Normal">(78,</text:p>
      <text:p text:style-name="Normal">99),</text:p>
      <text:p text:style-name="Normal">(78,</text:p>
      <text:p text:style-name="Normal">100),</text:p>
      <text:p text:style-name="Normal">(79,</text:p>
      <text:p text:style-name="Normal">1),</text:p>
      <text:p text:style-name="Normal">(79,</text:p>
      <text:p text:style-name="Normal">2),</text:p>
      <text:p text:style-name="Normal">(79,</text:p>
      <text:p text:style-name="Normal">3),</text:p>
      <text:p text:style-name="Normal">(79,</text:p>
      <text:p text:style-name="Normal">4),</text:p>
      <text:p text:style-name="Normal">(79,</text:p>
      <text:p text:style-name="Normal">5),</text:p>
      <text:p text:style-name="Normal">(79,</text:p>
      <text:p text:style-name="Normal">6),</text:p>
      <text:p text:style-name="Normal">(79,</text:p>
      <text:p text:style-name="Normal">7),</text:p>
      <text:p text:style-name="Normal">(79,</text:p>
      <text:p text:style-name="Normal">8),</text:p>
      <text:p text:style-name="Normal">(79,</text:p>
      <text:p text:style-name="Normal">9),</text:p>
      <text:p text:style-name="Normal">(79,</text:p>
      <text:p text:style-name="Normal">10),</text:p>
      <text:p text:style-name="Normal">(79,</text:p>
      <text:p text:style-name="Normal">11),</text:p>
      <text:p text:style-name="Normal">(79,</text:p>
      <text:p text:style-name="Normal">12),</text:p>
      <text:p text:style-name="Normal">(79,</text:p>
      <text:soft-page-break/>
      <text:p text:style-name="Normal">13),</text:p>
      <text:p text:style-name="Normal">(79,</text:p>
      <text:p text:style-name="Normal">14),</text:p>
      <text:p text:style-name="Normal">(79,</text:p>
      <text:p text:style-name="Normal">15),</text:p>
      <text:p text:style-name="Normal">(79,</text:p>
      <text:p text:style-name="Normal">16),</text:p>
      <text:p text:style-name="Normal">(79,</text:p>
      <text:p text:style-name="Normal">17),</text:p>
      <text:p text:style-name="Normal">(79,</text:p>
      <text:p text:style-name="Normal">18),</text:p>
      <text:p text:style-name="Normal">(79,</text:p>
      <text:p text:style-name="Normal">19),</text:p>
      <text:p text:style-name="Normal">(79,</text:p>
      <text:p text:style-name="Normal">20),</text:p>
      <text:p text:style-name="Normal">(79,</text:p>
      <text:p text:style-name="Normal">21),</text:p>
      <text:p text:style-name="Normal">(79,</text:p>
      <text:p text:style-name="Normal">22),</text:p>
      <text:p text:style-name="Normal">(79,</text:p>
      <text:p text:style-name="Normal">23),</text:p>
      <text:p text:style-name="Normal">(79,</text:p>
      <text:p text:style-name="Normal">24),</text:p>
      <text:p text:style-name="Normal">(79,</text:p>
      <text:p text:style-name="Normal">25),</text:p>
      <text:p text:style-name="Normal">(79,</text:p>
      <text:p text:style-name="Normal">26),</text:p>
      <text:p text:style-name="Normal">(79,</text:p>
      <text:p text:style-name="Normal">27),</text:p>
      <text:p text:style-name="Normal">(79,</text:p>
      <text:p text:style-name="Normal">28),</text:p>
      <text:soft-page-break/>
      <text:p text:style-name="Normal">(79,</text:p>
      <text:p text:style-name="Normal">29),</text:p>
      <text:p text:style-name="Normal">(79,</text:p>
      <text:p text:style-name="Normal">30),</text:p>
      <text:p text:style-name="Normal">(79,</text:p>
      <text:p text:style-name="Normal">31),</text:p>
      <text:p text:style-name="Normal">(79,</text:p>
      <text:p text:style-name="Normal">32),</text:p>
      <text:p text:style-name="Normal">(79,</text:p>
      <text:p text:style-name="Normal">33),</text:p>
      <text:p text:style-name="Normal">(79,</text:p>
      <text:p text:style-name="Normal">34),</text:p>
      <text:p text:style-name="Normal">(79,</text:p>
      <text:p text:style-name="Normal">35),</text:p>
      <text:p text:style-name="Normal">(79,</text:p>
      <text:p text:style-name="Normal">36),</text:p>
      <text:p text:style-name="Normal">(79,</text:p>
      <text:p text:style-name="Normal">37),</text:p>
      <text:p text:style-name="Normal">(79,</text:p>
      <text:p text:style-name="Normal">38),</text:p>
      <text:p text:style-name="Normal">(79,</text:p>
      <text:p text:style-name="Normal">39),</text:p>
      <text:p text:style-name="Normal">(79,</text:p>
      <text:p text:style-name="Normal">40),</text:p>
      <text:p text:style-name="Normal">(79,</text:p>
      <text:p text:style-name="Normal">41),</text:p>
      <text:p text:style-name="Normal">(79,</text:p>
      <text:p text:style-name="Normal">42),</text:p>
      <text:p text:style-name="Normal">(79,</text:p>
      <text:p text:style-name="Normal">43),</text:p>
      <text:p text:style-name="Normal">(79,</text:p>
      <text:soft-page-break/>
      <text:p text:style-name="Normal">44),</text:p>
      <text:p text:style-name="Normal">(79,</text:p>
      <text:p text:style-name="Normal">45),</text:p>
      <text:p text:style-name="Normal">(79,</text:p>
      <text:p text:style-name="Normal">46),</text:p>
      <text:p text:style-name="Normal">(79,</text:p>
      <text:p text:style-name="Normal">47),</text:p>
      <text:p text:style-name="Normal">(79,</text:p>
      <text:p text:style-name="Normal">48),</text:p>
      <text:p text:style-name="Normal">(79,</text:p>
      <text:p text:style-name="Normal">49),</text:p>
      <text:p text:style-name="Normal">(79,</text:p>
      <text:p text:style-name="Normal">50),</text:p>
      <text:p text:style-name="Normal">(79,</text:p>
      <text:p text:style-name="Normal">51),</text:p>
      <text:p text:style-name="Normal">(79,</text:p>
      <text:p text:style-name="Normal">52),</text:p>
      <text:p text:style-name="Normal">(79,</text:p>
      <text:p text:style-name="Normal">53),</text:p>
      <text:p text:style-name="Normal">(79,</text:p>
      <text:p text:style-name="Normal">54),</text:p>
      <text:p text:style-name="Normal">(79,</text:p>
      <text:p text:style-name="Normal">55),</text:p>
      <text:p text:style-name="Normal">(79,</text:p>
      <text:p text:style-name="Normal">56),</text:p>
      <text:p text:style-name="Normal">(79,</text:p>
      <text:p text:style-name="Normal">57),</text:p>
      <text:p text:style-name="Normal">(79,</text:p>
      <text:p text:style-name="Normal">58),</text:p>
      <text:p text:style-name="Normal">(79,</text:p>
      <text:p text:style-name="Normal">59),</text:p>
      <text:soft-page-break/>
      <text:p text:style-name="Normal">(79,</text:p>
      <text:p text:style-name="Normal">60),</text:p>
      <text:p text:style-name="Normal">(79,</text:p>
      <text:p text:style-name="Normal">61),</text:p>
      <text:p text:style-name="Normal">(79,</text:p>
      <text:p text:style-name="Normal">62),</text:p>
      <text:p text:style-name="Normal">(79,</text:p>
      <text:p text:style-name="Normal">63),</text:p>
      <text:p text:style-name="Normal">(79,</text:p>
      <text:p text:style-name="Normal">64),</text:p>
      <text:p text:style-name="Normal">(79,</text:p>
      <text:p text:style-name="Normal">65),</text:p>
      <text:p text:style-name="Normal">(79,</text:p>
      <text:p text:style-name="Normal">66),</text:p>
      <text:p text:style-name="Normal">(79,</text:p>
      <text:p text:style-name="Normal">67),</text:p>
      <text:p text:style-name="Normal">(79,</text:p>
      <text:p text:style-name="Normal">68),</text:p>
      <text:p text:style-name="Normal">(79,</text:p>
      <text:p text:style-name="Normal">69),</text:p>
      <text:p text:style-name="Normal">(79,</text:p>
      <text:p text:style-name="Normal">70),</text:p>
      <text:p text:style-name="Normal">(79,</text:p>
      <text:p text:style-name="Normal">71),</text:p>
      <text:p text:style-name="Normal">(79,</text:p>
      <text:p text:style-name="Normal">72),</text:p>
      <text:p text:style-name="Normal">(79,</text:p>
      <text:p text:style-name="Normal">73),</text:p>
      <text:p text:style-name="Normal">(79,</text:p>
      <text:p text:style-name="Normal">74),</text:p>
      <text:p text:style-name="Normal">(79,</text:p>
      <text:soft-page-break/>
      <text:p text:style-name="Normal">75),</text:p>
      <text:p text:style-name="Normal">(79,</text:p>
      <text:p text:style-name="Normal">76),</text:p>
      <text:p text:style-name="Normal">(79,</text:p>
      <text:p text:style-name="Normal">77),</text:p>
      <text:p text:style-name="Normal">(79,</text:p>
      <text:p text:style-name="Normal">78),</text:p>
      <text:p text:style-name="Normal">(79,</text:p>
      <text:p text:style-name="Normal">80),</text:p>
      <text:p text:style-name="Normal">(79,</text:p>
      <text:p text:style-name="Normal">81),</text:p>
      <text:p text:style-name="Normal">(79,</text:p>
      <text:p text:style-name="Normal">82),</text:p>
      <text:p text:style-name="Normal">(79,</text:p>
      <text:p text:style-name="Normal">83),</text:p>
      <text:p text:style-name="Normal">(79,</text:p>
      <text:p text:style-name="Normal">84),</text:p>
      <text:p text:style-name="Normal">(79,</text:p>
      <text:p text:style-name="Normal">85),</text:p>
      <text:p text:style-name="Normal">(79,</text:p>
      <text:p text:style-name="Normal">86),</text:p>
      <text:p text:style-name="Normal">(79,</text:p>
      <text:p text:style-name="Normal">87),</text:p>
      <text:p text:style-name="Normal">(79,</text:p>
      <text:p text:style-name="Normal">88),</text:p>
      <text:p text:style-name="Normal">(79,</text:p>
      <text:p text:style-name="Normal">89),</text:p>
      <text:p text:style-name="Normal">(79,</text:p>
      <text:p text:style-name="Normal">90),</text:p>
      <text:p text:style-name="Normal">(79,</text:p>
      <text:p text:style-name="Normal">91),</text:p>
      <text:soft-page-break/>
      <text:p text:style-name="Normal">(79,</text:p>
      <text:p text:style-name="Normal">92),</text:p>
      <text:p text:style-name="Normal">(79,</text:p>
      <text:p text:style-name="Normal">93),</text:p>
      <text:p text:style-name="Normal">(79,</text:p>
      <text:p text:style-name="Normal">94),</text:p>
      <text:p text:style-name="Normal">(79,</text:p>
      <text:p text:style-name="Normal">95),</text:p>
      <text:p text:style-name="Normal">(79,</text:p>
      <text:p text:style-name="Normal">96),</text:p>
      <text:p text:style-name="Normal">(79,</text:p>
      <text:p text:style-name="Normal">97),</text:p>
      <text:p text:style-name="Normal">(79,</text:p>
      <text:p text:style-name="Normal">98),</text:p>
      <text:p text:style-name="Normal">(79,</text:p>
      <text:p text:style-name="Normal">99),</text:p>
      <text:p text:style-name="Normal">(79,</text:p>
      <text:p text:style-name="Normal">100),</text:p>
      <text:p text:style-name="Normal">(82,</text:p>
      <text:p text:style-name="Normal">1),</text:p>
      <text:p text:style-name="Normal">(82,</text:p>
      <text:p text:style-name="Normal">2),</text:p>
      <text:p text:style-name="Normal">(82,</text:p>
      <text:p text:style-name="Normal">3),</text:p>
      <text:p text:style-name="Normal">(82,</text:p>
      <text:p text:style-name="Normal">4),</text:p>
      <text:p text:style-name="Normal">(82,</text:p>
      <text:p text:style-name="Normal">5),</text:p>
      <text:p text:style-name="Normal">(82,</text:p>
      <text:p text:style-name="Normal">6),</text:p>
      <text:p text:style-name="Normal">(82,</text:p>
      <text:soft-page-break/>
      <text:p text:style-name="Normal">7),</text:p>
      <text:p text:style-name="Normal">(82,</text:p>
      <text:p text:style-name="Normal">8),</text:p>
      <text:p text:style-name="Normal">(82,</text:p>
      <text:p text:style-name="Normal">9),</text:p>
      <text:p text:style-name="Normal">(82,</text:p>
      <text:p text:style-name="Normal">10),</text:p>
      <text:p text:style-name="Normal">(82,</text:p>
      <text:p text:style-name="Normal">11),</text:p>
      <text:p text:style-name="Normal">(82,</text:p>
      <text:p text:style-name="Normal">12),</text:p>
      <text:p text:style-name="Normal">(82,</text:p>
      <text:p text:style-name="Normal">13),</text:p>
      <text:p text:style-name="Normal">(82,</text:p>
      <text:p text:style-name="Normal">14),</text:p>
      <text:p text:style-name="Normal">(82,</text:p>
      <text:p text:style-name="Normal">15),</text:p>
      <text:p text:style-name="Normal">(82,</text:p>
      <text:p text:style-name="Normal">16),</text:p>
      <text:p text:style-name="Normal">(82,</text:p>
      <text:p text:style-name="Normal">17),</text:p>
      <text:p text:style-name="Normal">(82,</text:p>
      <text:p text:style-name="Normal">18),</text:p>
      <text:p text:style-name="Normal">(82,</text:p>
      <text:p text:style-name="Normal">19),</text:p>
      <text:p text:style-name="Normal">(82,</text:p>
      <text:p text:style-name="Normal">20),</text:p>
      <text:p text:style-name="Normal">(82,</text:p>
      <text:p text:style-name="Normal">21),</text:p>
      <text:p text:style-name="Normal">(82,</text:p>
      <text:p text:style-name="Normal">22),</text:p>
      <text:soft-page-break/>
      <text:p text:style-name="Normal">(82,</text:p>
      <text:p text:style-name="Normal">23),</text:p>
      <text:p text:style-name="Normal">(82,</text:p>
      <text:p text:style-name="Normal">24),</text:p>
      <text:p text:style-name="Normal">(82,</text:p>
      <text:p text:style-name="Normal">25),</text:p>
      <text:p text:style-name="Normal">(82,</text:p>
      <text:p text:style-name="Normal">26),</text:p>
      <text:p text:style-name="Normal">(82,</text:p>
      <text:p text:style-name="Normal">27),</text:p>
      <text:p text:style-name="Normal">(82,</text:p>
      <text:p text:style-name="Normal">28),</text:p>
      <text:p text:style-name="Normal">(82,</text:p>
      <text:p text:style-name="Normal">29),</text:p>
      <text:p text:style-name="Normal">(82,</text:p>
      <text:p text:style-name="Normal">30),</text:p>
      <text:p text:style-name="Normal">(82,</text:p>
      <text:p text:style-name="Normal">31),</text:p>
      <text:p text:style-name="Normal">(82,</text:p>
      <text:p text:style-name="Normal">32),</text:p>
      <text:p text:style-name="Normal">(82,</text:p>
      <text:p text:style-name="Normal">33),</text:p>
      <text:p text:style-name="Normal">(82,</text:p>
      <text:p text:style-name="Normal">34),</text:p>
      <text:p text:style-name="Normal">(82,</text:p>
      <text:p text:style-name="Normal">35),</text:p>
      <text:p text:style-name="Normal">(82,</text:p>
      <text:p text:style-name="Normal">36),</text:p>
      <text:p text:style-name="Normal">(82,</text:p>
      <text:p text:style-name="Normal">37),</text:p>
      <text:p text:style-name="Normal">(82,</text:p>
      <text:soft-page-break/>
      <text:p text:style-name="Normal">38),</text:p>
      <text:p text:style-name="Normal">(82,</text:p>
      <text:p text:style-name="Normal">39),</text:p>
      <text:p text:style-name="Normal">(82,</text:p>
      <text:p text:style-name="Normal">40),</text:p>
      <text:p text:style-name="Normal">(82,</text:p>
      <text:p text:style-name="Normal">41),</text:p>
      <text:p text:style-name="Normal">(82,</text:p>
      <text:p text:style-name="Normal">42),</text:p>
      <text:p text:style-name="Normal">(82,</text:p>
      <text:p text:style-name="Normal">43),</text:p>
      <text:p text:style-name="Normal">(82,</text:p>
      <text:p text:style-name="Normal">44),</text:p>
      <text:p text:style-name="Normal">(82,</text:p>
      <text:p text:style-name="Normal">45),</text:p>
      <text:p text:style-name="Normal">(82,</text:p>
      <text:p text:style-name="Normal">46),</text:p>
      <text:p text:style-name="Normal">(82,</text:p>
      <text:p text:style-name="Normal">47),</text:p>
      <text:p text:style-name="Normal">(82,</text:p>
      <text:p text:style-name="Normal">48),</text:p>
      <text:p text:style-name="Normal">(82,</text:p>
      <text:p text:style-name="Normal">49),</text:p>
      <text:p text:style-name="Normal">(82,</text:p>
      <text:p text:style-name="Normal">50),</text:p>
      <text:p text:style-name="Normal">(82,</text:p>
      <text:p text:style-name="Normal">51),</text:p>
      <text:p text:style-name="Normal">(82,</text:p>
      <text:p text:style-name="Normal">52),</text:p>
      <text:p text:style-name="Normal">(82,</text:p>
      <text:p text:style-name="Normal">53),</text:p>
      <text:soft-page-break/>
      <text:p text:style-name="Normal">(82,</text:p>
      <text:p text:style-name="Normal">54),</text:p>
      <text:p text:style-name="Normal">(82,</text:p>
      <text:p text:style-name="Normal">55),</text:p>
      <text:p text:style-name="Normal">(82,</text:p>
      <text:p text:style-name="Normal">56),</text:p>
      <text:p text:style-name="Normal">(82,</text:p>
      <text:p text:style-name="Normal">57),</text:p>
      <text:p text:style-name="Normal">(82,</text:p>
      <text:p text:style-name="Normal">58),</text:p>
      <text:p text:style-name="Normal">(82,</text:p>
      <text:p text:style-name="Normal">59),</text:p>
      <text:p text:style-name="Normal">(82,</text:p>
      <text:p text:style-name="Normal">60),</text:p>
      <text:p text:style-name="Normal">(82,</text:p>
      <text:p text:style-name="Normal">61),</text:p>
      <text:p text:style-name="Normal">(82,</text:p>
      <text:p text:style-name="Normal">62),</text:p>
      <text:p text:style-name="Normal">(82,</text:p>
      <text:p text:style-name="Normal">63),</text:p>
      <text:p text:style-name="Normal">(82,</text:p>
      <text:p text:style-name="Normal">64),</text:p>
      <text:p text:style-name="Normal">(82,</text:p>
      <text:p text:style-name="Normal">65),</text:p>
      <text:p text:style-name="Normal">(82,</text:p>
      <text:p text:style-name="Normal">66),</text:p>
      <text:p text:style-name="Normal">(82,</text:p>
      <text:p text:style-name="Normal">67),</text:p>
      <text:p text:style-name="Normal">(82,</text:p>
      <text:p text:style-name="Normal">68),</text:p>
      <text:p text:style-name="Normal">(82,</text:p>
      <text:soft-page-break/>
      <text:p text:style-name="Normal">69),</text:p>
      <text:p text:style-name="Normal">(82,</text:p>
      <text:p text:style-name="Normal">70),</text:p>
      <text:p text:style-name="Normal">(82,</text:p>
      <text:p text:style-name="Normal">71),</text:p>
      <text:p text:style-name="Normal">(82,</text:p>
      <text:p text:style-name="Normal">72),</text:p>
      <text:p text:style-name="Normal">(82,</text:p>
      <text:p text:style-name="Normal">73),</text:p>
      <text:p text:style-name="Normal">(82,</text:p>
      <text:p text:style-name="Normal">74),</text:p>
      <text:p text:style-name="Normal">(82,</text:p>
      <text:p text:style-name="Normal">75),</text:p>
      <text:p text:style-name="Normal">(82,</text:p>
      <text:p text:style-name="Normal">76),</text:p>
      <text:p text:style-name="Normal">(82,</text:p>
      <text:p text:style-name="Normal">77),</text:p>
      <text:p text:style-name="Normal">(82,</text:p>
      <text:p text:style-name="Normal">78),</text:p>
      <text:p text:style-name="Normal">(82,</text:p>
      <text:p text:style-name="Normal">79),</text:p>
      <text:p text:style-name="Normal">(82,</text:p>
      <text:p text:style-name="Normal">80),</text:p>
      <text:p text:style-name="Normal">(82,</text:p>
      <text:p text:style-name="Normal">81),</text:p>
      <text:p text:style-name="Normal">(82,</text:p>
      <text:p text:style-name="Normal">83),</text:p>
      <text:p text:style-name="Normal">(82,</text:p>
      <text:p text:style-name="Normal">84),</text:p>
      <text:p text:style-name="Normal">(82,</text:p>
      <text:p text:style-name="Normal">85),</text:p>
      <text:soft-page-break/>
      <text:p text:style-name="Normal">(82,</text:p>
      <text:p text:style-name="Normal">86),</text:p>
      <text:p text:style-name="Normal">(82,</text:p>
      <text:p text:style-name="Normal">87),</text:p>
      <text:p text:style-name="Normal">(82,</text:p>
      <text:p text:style-name="Normal">88),</text:p>
      <text:p text:style-name="Normal">(82,</text:p>
      <text:p text:style-name="Normal">89),</text:p>
      <text:p text:style-name="Normal">(82,</text:p>
      <text:p text:style-name="Normal">90),</text:p>
      <text:p text:style-name="Normal">(82,</text:p>
      <text:p text:style-name="Normal">91),</text:p>
      <text:p text:style-name="Normal">(82,</text:p>
      <text:p text:style-name="Normal">92),</text:p>
      <text:p text:style-name="Normal">(82,</text:p>
      <text:p text:style-name="Normal">93),</text:p>
      <text:p text:style-name="Normal">(82,</text:p>
      <text:p text:style-name="Normal">94),</text:p>
      <text:p text:style-name="Normal">(82,</text:p>
      <text:p text:style-name="Normal">95),</text:p>
      <text:p text:style-name="Normal">(82,</text:p>
      <text:p text:style-name="Normal">96),</text:p>
      <text:p text:style-name="Normal">(82,</text:p>
      <text:p text:style-name="Normal">97),</text:p>
      <text:p text:style-name="Normal">(82,</text:p>
      <text:p text:style-name="Normal">98),</text:p>
      <text:p text:style-name="Normal">(82,</text:p>
      <text:p text:style-name="Normal">99),</text:p>
      <text:p text:style-name="Normal">(82,</text:p>
      <text:p text:style-name="Normal">100),</text:p>
      <text:p text:style-name="Normal">(84,</text:p>
      <text:soft-page-break/>
      <text:p text:style-name="Normal">1),</text:p>
      <text:p text:style-name="Normal">(84,</text:p>
      <text:p text:style-name="Normal">2),</text:p>
      <text:p text:style-name="Normal">(84,</text:p>
      <text:p text:style-name="Normal">3),</text:p>
      <text:p text:style-name="Normal">(84,</text:p>
      <text:p text:style-name="Normal">4),</text:p>
      <text:p text:style-name="Normal">(84,</text:p>
      <text:p text:style-name="Normal">5),</text:p>
      <text:p text:style-name="Normal">(84,</text:p>
      <text:p text:style-name="Normal">6),</text:p>
      <text:p text:style-name="Normal">(84,</text:p>
      <text:p text:style-name="Normal">7),</text:p>
      <text:p text:style-name="Normal">(84,</text:p>
      <text:p text:style-name="Normal">8),</text:p>
      <text:p text:style-name="Normal">(84,</text:p>
      <text:p text:style-name="Normal">9),</text:p>
      <text:p text:style-name="Normal">(84,</text:p>
      <text:p text:style-name="Normal">10),</text:p>
      <text:p text:style-name="Normal">(84,</text:p>
      <text:p text:style-name="Normal">11),</text:p>
      <text:p text:style-name="Normal">(84,</text:p>
      <text:p text:style-name="Normal">12),</text:p>
      <text:p text:style-name="Normal">(84,</text:p>
      <text:p text:style-name="Normal">13),</text:p>
      <text:p text:style-name="Normal">(84,</text:p>
      <text:p text:style-name="Normal">14),</text:p>
      <text:p text:style-name="Normal">(84,</text:p>
      <text:p text:style-name="Normal">15),</text:p>
      <text:p text:style-name="Normal">(84,</text:p>
      <text:p text:style-name="Normal">16),</text:p>
      <text:soft-page-break/>
      <text:p text:style-name="Normal">(84,</text:p>
      <text:p text:style-name="Normal">17),</text:p>
      <text:p text:style-name="Normal">(84,</text:p>
      <text:p text:style-name="Normal">18),</text:p>
      <text:p text:style-name="Normal">(84,</text:p>
      <text:p text:style-name="Normal">19),</text:p>
      <text:p text:style-name="Normal">(84,</text:p>
      <text:p text:style-name="Normal">20),</text:p>
      <text:p text:style-name="Normal">(84,</text:p>
      <text:p text:style-name="Normal">21),</text:p>
      <text:p text:style-name="Normal">(84,</text:p>
      <text:p text:style-name="Normal">22),</text:p>
      <text:p text:style-name="Normal">(84,</text:p>
      <text:p text:style-name="Normal">23),</text:p>
      <text:p text:style-name="Normal">(84,</text:p>
      <text:p text:style-name="Normal">24),</text:p>
      <text:p text:style-name="Normal">(84,</text:p>
      <text:p text:style-name="Normal">25),</text:p>
      <text:p text:style-name="Normal">(84,</text:p>
      <text:p text:style-name="Normal">26),</text:p>
      <text:p text:style-name="Normal">(84,</text:p>
      <text:p text:style-name="Normal">27),</text:p>
      <text:p text:style-name="Normal">(84,</text:p>
      <text:p text:style-name="Normal">28),</text:p>
      <text:p text:style-name="Normal">(84,</text:p>
      <text:p text:style-name="Normal">29),</text:p>
      <text:p text:style-name="Normal">(84,</text:p>
      <text:p text:style-name="Normal">30),</text:p>
      <text:p text:style-name="Normal">(84,</text:p>
      <text:p text:style-name="Normal">31),</text:p>
      <text:p text:style-name="Normal">(84,</text:p>
      <text:soft-page-break/>
      <text:p text:style-name="Normal">32),</text:p>
      <text:p text:style-name="Normal">(84,</text:p>
      <text:p text:style-name="Normal">33),</text:p>
      <text:p text:style-name="Normal">(84,</text:p>
      <text:p text:style-name="Normal">34),</text:p>
      <text:p text:style-name="Normal">(84,</text:p>
      <text:p text:style-name="Normal">35),</text:p>
      <text:p text:style-name="Normal">(84,</text:p>
      <text:p text:style-name="Normal">36),</text:p>
      <text:p text:style-name="Normal">(84,</text:p>
      <text:p text:style-name="Normal">37),</text:p>
      <text:p text:style-name="Normal">(84,</text:p>
      <text:p text:style-name="Normal">38),</text:p>
      <text:p text:style-name="Normal">(84,</text:p>
      <text:p text:style-name="Normal">39),</text:p>
      <text:p text:style-name="Normal">(84,</text:p>
      <text:p text:style-name="Normal">40),</text:p>
      <text:p text:style-name="Normal">(84,</text:p>
      <text:p text:style-name="Normal">41),</text:p>
      <text:p text:style-name="Normal">(84,</text:p>
      <text:p text:style-name="Normal">42),</text:p>
      <text:p text:style-name="Normal">(84,</text:p>
      <text:p text:style-name="Normal">43),</text:p>
      <text:p text:style-name="Normal">(84,</text:p>
      <text:p text:style-name="Normal">44),</text:p>
      <text:p text:style-name="Normal">(84,</text:p>
      <text:p text:style-name="Normal">45),</text:p>
      <text:p text:style-name="Normal">(84,</text:p>
      <text:p text:style-name="Normal">46),</text:p>
      <text:p text:style-name="Normal">(84,</text:p>
      <text:p text:style-name="Normal">47),</text:p>
      <text:soft-page-break/>
      <text:p text:style-name="Normal">(84,</text:p>
      <text:p text:style-name="Normal">48),</text:p>
      <text:p text:style-name="Normal">(84,</text:p>
      <text:p text:style-name="Normal">49),</text:p>
      <text:p text:style-name="Normal">(84,</text:p>
      <text:p text:style-name="Normal">50),</text:p>
      <text:p text:style-name="Normal">(84,</text:p>
      <text:p text:style-name="Normal">51),</text:p>
      <text:p text:style-name="Normal">(84,</text:p>
      <text:p text:style-name="Normal">52),</text:p>
      <text:p text:style-name="Normal">(84,</text:p>
      <text:p text:style-name="Normal">53),</text:p>
      <text:p text:style-name="Normal">(84,</text:p>
      <text:p text:style-name="Normal">54),</text:p>
      <text:p text:style-name="Normal">(84,</text:p>
      <text:p text:style-name="Normal">55),</text:p>
      <text:p text:style-name="Normal">(84,</text:p>
      <text:p text:style-name="Normal">56),</text:p>
      <text:p text:style-name="Normal">(84,</text:p>
      <text:p text:style-name="Normal">57),</text:p>
      <text:p text:style-name="Normal">(84,</text:p>
      <text:p text:style-name="Normal">58),</text:p>
      <text:p text:style-name="Normal">(84,</text:p>
      <text:p text:style-name="Normal">59),</text:p>
      <text:p text:style-name="Normal">(84,</text:p>
      <text:p text:style-name="Normal">60),</text:p>
      <text:p text:style-name="Normal">(84,</text:p>
      <text:p text:style-name="Normal">61),</text:p>
      <text:p text:style-name="Normal">(84,</text:p>
      <text:p text:style-name="Normal">62),</text:p>
      <text:p text:style-name="Normal">(84,</text:p>
      <text:soft-page-break/>
      <text:p text:style-name="Normal">63),</text:p>
      <text:p text:style-name="Normal">(84,</text:p>
      <text:p text:style-name="Normal">64),</text:p>
      <text:p text:style-name="Normal">(84,</text:p>
      <text:p text:style-name="Normal">65),</text:p>
      <text:p text:style-name="Normal">(84,</text:p>
      <text:p text:style-name="Normal">66),</text:p>
      <text:p text:style-name="Normal">(84,</text:p>
      <text:p text:style-name="Normal">67),</text:p>
      <text:p text:style-name="Normal">(84,</text:p>
      <text:p text:style-name="Normal">68),</text:p>
      <text:p text:style-name="Normal">(84,</text:p>
      <text:p text:style-name="Normal">69),</text:p>
      <text:p text:style-name="Normal">(84,</text:p>
      <text:p text:style-name="Normal">70),</text:p>
      <text:p text:style-name="Normal">(84,</text:p>
      <text:p text:style-name="Normal">71),</text:p>
      <text:p text:style-name="Normal">(84,</text:p>
      <text:p text:style-name="Normal">72),</text:p>
      <text:p text:style-name="Normal">(84,</text:p>
      <text:p text:style-name="Normal">73),</text:p>
      <text:p text:style-name="Normal">(84,</text:p>
      <text:p text:style-name="Normal">74),</text:p>
      <text:p text:style-name="Normal">(84,</text:p>
      <text:p text:style-name="Normal">75),</text:p>
      <text:p text:style-name="Normal">(84,</text:p>
      <text:p text:style-name="Normal">76),</text:p>
      <text:p text:style-name="Normal">(84,</text:p>
      <text:p text:style-name="Normal">77),</text:p>
      <text:p text:style-name="Normal">(84,</text:p>
      <text:p text:style-name="Normal">78),</text:p>
      <text:soft-page-break/>
      <text:p text:style-name="Normal">(84,</text:p>
      <text:p text:style-name="Normal">79),</text:p>
      <text:p text:style-name="Normal">(84,</text:p>
      <text:p text:style-name="Normal">80),</text:p>
      <text:p text:style-name="Normal">(84,</text:p>
      <text:p text:style-name="Normal">81),</text:p>
      <text:p text:style-name="Normal">(84,</text:p>
      <text:p text:style-name="Normal">82),</text:p>
      <text:p text:style-name="Normal">(84,</text:p>
      <text:p text:style-name="Normal">83),</text:p>
      <text:p text:style-name="Normal">(84,</text:p>
      <text:p text:style-name="Normal">85),</text:p>
      <text:p text:style-name="Normal">(84,</text:p>
      <text:p text:style-name="Normal">86),</text:p>
      <text:p text:style-name="Normal">(84,</text:p>
      <text:p text:style-name="Normal">87),</text:p>
      <text:p text:style-name="Normal">(84,</text:p>
      <text:p text:style-name="Normal">88),</text:p>
      <text:p text:style-name="Normal">(84,</text:p>
      <text:p text:style-name="Normal">89),</text:p>
      <text:p text:style-name="Normal">(84,</text:p>
      <text:p text:style-name="Normal">90),</text:p>
      <text:p text:style-name="Normal">(84,</text:p>
      <text:p text:style-name="Normal">91),</text:p>
      <text:p text:style-name="Normal">(84,</text:p>
      <text:p text:style-name="Normal">92),</text:p>
      <text:p text:style-name="Normal">(84,</text:p>
      <text:p text:style-name="Normal">93),</text:p>
      <text:p text:style-name="Normal">(84,</text:p>
      <text:p text:style-name="Normal">94),</text:p>
      <text:p text:style-name="Normal">(84,</text:p>
      <text:soft-page-break/>
      <text:p text:style-name="Normal">95),</text:p>
      <text:p text:style-name="Normal">(84,</text:p>
      <text:p text:style-name="Normal">96),</text:p>
      <text:p text:style-name="Normal">(84,</text:p>
      <text:p text:style-name="Normal">97),</text:p>
      <text:p text:style-name="Normal">(84,</text:p>
      <text:p text:style-name="Normal">98),</text:p>
      <text:p text:style-name="Normal">(84,</text:p>
      <text:p text:style-name="Normal">99),</text:p>
      <text:p text:style-name="Normal">(84,</text:p>
      <text:p text:style-name="Normal">100),</text:p>
      <text:p text:style-name="Normal">(85,</text:p>
      <text:p text:style-name="Normal">1),</text:p>
      <text:p text:style-name="Normal">(85,</text:p>
      <text:p text:style-name="Normal">2),</text:p>
      <text:p text:style-name="Normal">(85,</text:p>
      <text:p text:style-name="Normal">3),</text:p>
      <text:p text:style-name="Normal">(85,</text:p>
      <text:p text:style-name="Normal">4),</text:p>
      <text:p text:style-name="Normal">(85,</text:p>
      <text:p text:style-name="Normal">5),</text:p>
      <text:p text:style-name="Normal">(85,</text:p>
      <text:p text:style-name="Normal">6),</text:p>
      <text:p text:style-name="Normal">(85,</text:p>
      <text:p text:style-name="Normal">7),</text:p>
      <text:p text:style-name="Normal">(85,</text:p>
      <text:p text:style-name="Normal">8),</text:p>
      <text:p text:style-name="Normal">(85,</text:p>
      <text:p text:style-name="Normal">9),</text:p>
      <text:p text:style-name="Normal">(85,</text:p>
      <text:p text:style-name="Normal">10),</text:p>
      <text:soft-page-break/>
      <text:p text:style-name="Normal">(85,</text:p>
      <text:p text:style-name="Normal">11),</text:p>
      <text:p text:style-name="Normal">(85,</text:p>
      <text:p text:style-name="Normal">12),</text:p>
      <text:p text:style-name="Normal">(85,</text:p>
      <text:p text:style-name="Normal">13),</text:p>
      <text:p text:style-name="Normal">(85,</text:p>
      <text:p text:style-name="Normal">14),</text:p>
      <text:p text:style-name="Normal">(85,</text:p>
      <text:p text:style-name="Normal">15),</text:p>
      <text:p text:style-name="Normal">(85,</text:p>
      <text:p text:style-name="Normal">16),</text:p>
      <text:p text:style-name="Normal">(85,</text:p>
      <text:p text:style-name="Normal">17),</text:p>
      <text:p text:style-name="Normal">(85,</text:p>
      <text:p text:style-name="Normal">18),</text:p>
      <text:p text:style-name="Normal">(85,</text:p>
      <text:p text:style-name="Normal">19),</text:p>
      <text:p text:style-name="Normal">(85,</text:p>
      <text:p text:style-name="Normal">20),</text:p>
      <text:p text:style-name="Normal">(85,</text:p>
      <text:p text:style-name="Normal">21),</text:p>
      <text:p text:style-name="Normal">(85,</text:p>
      <text:p text:style-name="Normal">22),</text:p>
      <text:p text:style-name="Normal">(85,</text:p>
      <text:p text:style-name="Normal">23),</text:p>
      <text:p text:style-name="Normal">(85,</text:p>
      <text:p text:style-name="Normal">24),</text:p>
      <text:p text:style-name="Normal">(85,</text:p>
      <text:p text:style-name="Normal">25),</text:p>
      <text:p text:style-name="Normal">(85,</text:p>
      <text:soft-page-break/>
      <text:p text:style-name="Normal">26),</text:p>
      <text:p text:style-name="Normal">(85,</text:p>
      <text:p text:style-name="Normal">27),</text:p>
      <text:p text:style-name="Normal">(85,</text:p>
      <text:p text:style-name="Normal">28),</text:p>
      <text:p text:style-name="Normal">(85,</text:p>
      <text:p text:style-name="Normal">29),</text:p>
      <text:p text:style-name="Normal">(85,</text:p>
      <text:p text:style-name="Normal">30),</text:p>
      <text:p text:style-name="Normal">(85,</text:p>
      <text:p text:style-name="Normal">31),</text:p>
      <text:p text:style-name="Normal">(85,</text:p>
      <text:p text:style-name="Normal">32),</text:p>
      <text:p text:style-name="Normal">(85,</text:p>
      <text:p text:style-name="Normal">33),</text:p>
      <text:p text:style-name="Normal">(85,</text:p>
      <text:p text:style-name="Normal">34),</text:p>
      <text:p text:style-name="Normal">(85,</text:p>
      <text:p text:style-name="Normal">35),</text:p>
      <text:p text:style-name="Normal">(85,</text:p>
      <text:p text:style-name="Normal">36),</text:p>
      <text:p text:style-name="Normal">(85,</text:p>
      <text:p text:style-name="Normal">37),</text:p>
      <text:p text:style-name="Normal">(85,</text:p>
      <text:p text:style-name="Normal">38),</text:p>
      <text:p text:style-name="Normal">(85,</text:p>
      <text:p text:style-name="Normal">39),</text:p>
      <text:p text:style-name="Normal">(85,</text:p>
      <text:p text:style-name="Normal">40),</text:p>
      <text:p text:style-name="Normal">(85,</text:p>
      <text:p text:style-name="Normal">41),</text:p>
      <text:soft-page-break/>
      <text:p text:style-name="Normal">(85,</text:p>
      <text:p text:style-name="Normal">42),</text:p>
      <text:p text:style-name="Normal">(85,</text:p>
      <text:p text:style-name="Normal">43),</text:p>
      <text:p text:style-name="Normal">(85,</text:p>
      <text:p text:style-name="Normal">44),</text:p>
      <text:p text:style-name="Normal">(85,</text:p>
      <text:p text:style-name="Normal">45),</text:p>
      <text:p text:style-name="Normal">(85,</text:p>
      <text:p text:style-name="Normal">46),</text:p>
      <text:p text:style-name="Normal">(85,</text:p>
      <text:p text:style-name="Normal">47),</text:p>
      <text:p text:style-name="Normal">(85,</text:p>
      <text:p text:style-name="Normal">48),</text:p>
      <text:p text:style-name="Normal">(85,</text:p>
      <text:p text:style-name="Normal">49),</text:p>
      <text:p text:style-name="Normal">(85,</text:p>
      <text:p text:style-name="Normal">50),</text:p>
      <text:p text:style-name="Normal">(85,</text:p>
      <text:p text:style-name="Normal">51),</text:p>
      <text:p text:style-name="Normal">(85,</text:p>
      <text:p text:style-name="Normal">52),</text:p>
      <text:p text:style-name="Normal">(85,</text:p>
      <text:p text:style-name="Normal">53),</text:p>
      <text:p text:style-name="Normal">(85,</text:p>
      <text:p text:style-name="Normal">54),</text:p>
      <text:p text:style-name="Normal">(85,</text:p>
      <text:p text:style-name="Normal">55),</text:p>
      <text:p text:style-name="Normal">(85,</text:p>
      <text:p text:style-name="Normal">56),</text:p>
      <text:p text:style-name="Normal">(85,</text:p>
      <text:soft-page-break/>
      <text:p text:style-name="Normal">57),</text:p>
      <text:p text:style-name="Normal">(85,</text:p>
      <text:p text:style-name="Normal">58),</text:p>
      <text:p text:style-name="Normal">(85,</text:p>
      <text:p text:style-name="Normal">59),</text:p>
      <text:p text:style-name="Normal">(85,</text:p>
      <text:p text:style-name="Normal">60),</text:p>
      <text:p text:style-name="Normal">(85,</text:p>
      <text:p text:style-name="Normal">61),</text:p>
      <text:p text:style-name="Normal">(85,</text:p>
      <text:p text:style-name="Normal">62),</text:p>
      <text:p text:style-name="Normal">(85,</text:p>
      <text:p text:style-name="Normal">63),</text:p>
      <text:p text:style-name="Normal">(85,</text:p>
      <text:p text:style-name="Normal">64),</text:p>
      <text:p text:style-name="Normal">(85,</text:p>
      <text:p text:style-name="Normal">65),</text:p>
      <text:p text:style-name="Normal">(85,</text:p>
      <text:p text:style-name="Normal">66),</text:p>
      <text:p text:style-name="Normal">(85,</text:p>
      <text:p text:style-name="Normal">67),</text:p>
      <text:p text:style-name="Normal">(85,</text:p>
      <text:p text:style-name="Normal">68),</text:p>
      <text:p text:style-name="Normal">(85,</text:p>
      <text:p text:style-name="Normal">69),</text:p>
      <text:p text:style-name="Normal">(85,</text:p>
      <text:p text:style-name="Normal">70),</text:p>
      <text:p text:style-name="Normal">(85,</text:p>
      <text:p text:style-name="Normal">71),</text:p>
      <text:p text:style-name="Normal">(85,</text:p>
      <text:p text:style-name="Normal">72),</text:p>
      <text:soft-page-break/>
      <text:p text:style-name="Normal">(85,</text:p>
      <text:p text:style-name="Normal">73),</text:p>
      <text:p text:style-name="Normal">(85,</text:p>
      <text:p text:style-name="Normal">74),</text:p>
      <text:p text:style-name="Normal">(85,</text:p>
      <text:p text:style-name="Normal">75),</text:p>
      <text:p text:style-name="Normal">(85,</text:p>
      <text:p text:style-name="Normal">76),</text:p>
      <text:p text:style-name="Normal">(85,</text:p>
      <text:p text:style-name="Normal">77),</text:p>
      <text:p text:style-name="Normal">(85,</text:p>
      <text:p text:style-name="Normal">78),</text:p>
      <text:p text:style-name="Normal">(85,</text:p>
      <text:p text:style-name="Normal">79),</text:p>
      <text:p text:style-name="Normal">(85,</text:p>
      <text:p text:style-name="Normal">80),</text:p>
      <text:p text:style-name="Normal">(85,</text:p>
      <text:p text:style-name="Normal">81),</text:p>
      <text:p text:style-name="Normal">(85,</text:p>
      <text:p text:style-name="Normal">82),</text:p>
      <text:p text:style-name="Normal">(85,</text:p>
      <text:p text:style-name="Normal">83),</text:p>
      <text:p text:style-name="Normal">(85,</text:p>
      <text:p text:style-name="Normal">84),</text:p>
      <text:p text:style-name="Normal">(85,</text:p>
      <text:p text:style-name="Normal">86),</text:p>
      <text:p text:style-name="Normal">(85,</text:p>
      <text:p text:style-name="Normal">87),</text:p>
      <text:p text:style-name="Normal">(85,</text:p>
      <text:p text:style-name="Normal">88),</text:p>
      <text:p text:style-name="Normal">(85,</text:p>
      <text:soft-page-break/>
      <text:p text:style-name="Normal">89),</text:p>
      <text:p text:style-name="Normal">(85,</text:p>
      <text:p text:style-name="Normal">90),</text:p>
      <text:p text:style-name="Normal">(85,</text:p>
      <text:p text:style-name="Normal">91),</text:p>
      <text:p text:style-name="Normal">(85,</text:p>
      <text:p text:style-name="Normal">92),</text:p>
      <text:p text:style-name="Normal">(85,</text:p>
      <text:p text:style-name="Normal">93),</text:p>
      <text:p text:style-name="Normal">(85,</text:p>
      <text:p text:style-name="Normal">94),</text:p>
      <text:p text:style-name="Normal">(85,</text:p>
      <text:p text:style-name="Normal">95),</text:p>
      <text:p text:style-name="Normal">(85,</text:p>
      <text:p text:style-name="Normal">96),</text:p>
      <text:p text:style-name="Normal">(85,</text:p>
      <text:p text:style-name="Normal">97),</text:p>
      <text:p text:style-name="Normal">(85,</text:p>
      <text:p text:style-name="Normal">98),</text:p>
      <text:p text:style-name="Normal">(85,</text:p>
      <text:p text:style-name="Normal">99),</text:p>
      <text:p text:style-name="Normal">(85,</text:p>
      <text:p text:style-name="Normal">100),</text:p>
      <text:p text:style-name="Normal">(87,</text:p>
      <text:p text:style-name="Normal">1),</text:p>
      <text:p text:style-name="Normal">(87,</text:p>
      <text:p text:style-name="Normal">2),</text:p>
      <text:p text:style-name="Normal">(87,</text:p>
      <text:p text:style-name="Normal">3),</text:p>
      <text:p text:style-name="Normal">(87,</text:p>
      <text:p text:style-name="Normal">4),</text:p>
      <text:soft-page-break/>
      <text:p text:style-name="Normal">(87,</text:p>
      <text:p text:style-name="Normal">5),</text:p>
      <text:p text:style-name="Normal">(87,</text:p>
      <text:p text:style-name="Normal">6),</text:p>
      <text:p text:style-name="Normal">(87,</text:p>
      <text:p text:style-name="Normal">7),</text:p>
      <text:p text:style-name="Normal">(87,</text:p>
      <text:p text:style-name="Normal">8),</text:p>
      <text:p text:style-name="Normal">(87,</text:p>
      <text:p text:style-name="Normal">9),</text:p>
      <text:p text:style-name="Normal">(87,</text:p>
      <text:p text:style-name="Normal">10),</text:p>
      <text:p text:style-name="Normal">(87,</text:p>
      <text:p text:style-name="Normal">11),</text:p>
      <text:p text:style-name="Normal">(87,</text:p>
      <text:p text:style-name="Normal">12),</text:p>
      <text:p text:style-name="Normal">(87,</text:p>
      <text:p text:style-name="Normal">13),</text:p>
      <text:p text:style-name="Normal">(87,</text:p>
      <text:p text:style-name="Normal">14),</text:p>
      <text:p text:style-name="Normal">(87,</text:p>
      <text:p text:style-name="Normal">15),</text:p>
      <text:p text:style-name="Normal">(87,</text:p>
      <text:p text:style-name="Normal">16),</text:p>
      <text:p text:style-name="Normal">(87,</text:p>
      <text:p text:style-name="Normal">17),</text:p>
      <text:p text:style-name="Normal">(87,</text:p>
      <text:p text:style-name="Normal">18),</text:p>
      <text:p text:style-name="Normal">(87,</text:p>
      <text:p text:style-name="Normal">19),</text:p>
      <text:p text:style-name="Normal">(87,</text:p>
      <text:soft-page-break/>
      <text:p text:style-name="Normal">20),</text:p>
      <text:p text:style-name="Normal">(87,</text:p>
      <text:p text:style-name="Normal">21),</text:p>
      <text:p text:style-name="Normal">(87,</text:p>
      <text:p text:style-name="Normal">22),</text:p>
      <text:p text:style-name="Normal">(87,</text:p>
      <text:p text:style-name="Normal">23),</text:p>
      <text:p text:style-name="Normal">(87,</text:p>
      <text:p text:style-name="Normal">24),</text:p>
      <text:p text:style-name="Normal">(87,</text:p>
      <text:p text:style-name="Normal">25),</text:p>
      <text:p text:style-name="Normal">(87,</text:p>
      <text:p text:style-name="Normal">26),</text:p>
      <text:p text:style-name="Normal">(87,</text:p>
      <text:p text:style-name="Normal">27),</text:p>
      <text:p text:style-name="Normal">(87,</text:p>
      <text:p text:style-name="Normal">28),</text:p>
      <text:p text:style-name="Normal">(87,</text:p>
      <text:p text:style-name="Normal">29),</text:p>
      <text:p text:style-name="Normal">(87,</text:p>
      <text:p text:style-name="Normal">30),</text:p>
      <text:p text:style-name="Normal">(87,</text:p>
      <text:p text:style-name="Normal">31),</text:p>
      <text:p text:style-name="Normal">(87,</text:p>
      <text:p text:style-name="Normal">32),</text:p>
      <text:p text:style-name="Normal">(87,</text:p>
      <text:p text:style-name="Normal">33),</text:p>
      <text:p text:style-name="Normal">(87,</text:p>
      <text:p text:style-name="Normal">34),</text:p>
      <text:p text:style-name="Normal">(87,</text:p>
      <text:p text:style-name="Normal">35),</text:p>
      <text:soft-page-break/>
      <text:p text:style-name="Normal">(87,</text:p>
      <text:p text:style-name="Normal">36),</text:p>
      <text:p text:style-name="Normal">(87,</text:p>
      <text:p text:style-name="Normal">37),</text:p>
      <text:p text:style-name="Normal">(87,</text:p>
      <text:p text:style-name="Normal">38),</text:p>
      <text:p text:style-name="Normal">(87,</text:p>
      <text:p text:style-name="Normal">39),</text:p>
      <text:p text:style-name="Normal">(87,</text:p>
      <text:p text:style-name="Normal">40),</text:p>
      <text:p text:style-name="Normal">(87,</text:p>
      <text:p text:style-name="Normal">41),</text:p>
      <text:p text:style-name="Normal">(87,</text:p>
      <text:p text:style-name="Normal">42),</text:p>
      <text:p text:style-name="Normal">(87,</text:p>
      <text:p text:style-name="Normal">43),</text:p>
      <text:p text:style-name="Normal">(87,</text:p>
      <text:p text:style-name="Normal">44),</text:p>
      <text:p text:style-name="Normal">(87,</text:p>
      <text:p text:style-name="Normal">45),</text:p>
      <text:p text:style-name="Normal">(87,</text:p>
      <text:p text:style-name="Normal">46),</text:p>
      <text:p text:style-name="Normal">(87,</text:p>
      <text:p text:style-name="Normal">47),</text:p>
      <text:p text:style-name="Normal">(87,</text:p>
      <text:p text:style-name="Normal">48),</text:p>
      <text:p text:style-name="Normal">(87,</text:p>
      <text:p text:style-name="Normal">49),</text:p>
      <text:p text:style-name="Normal">(87,</text:p>
      <text:p text:style-name="Normal">50),</text:p>
      <text:p text:style-name="Normal">(87,</text:p>
      <text:soft-page-break/>
      <text:p text:style-name="Normal">51),</text:p>
      <text:p text:style-name="Normal">(87,</text:p>
      <text:p text:style-name="Normal">52),</text:p>
      <text:p text:style-name="Normal">(87,</text:p>
      <text:p text:style-name="Normal">53),</text:p>
      <text:p text:style-name="Normal">(87,</text:p>
      <text:p text:style-name="Normal">54),</text:p>
      <text:p text:style-name="Normal">(87,</text:p>
      <text:p text:style-name="Normal">55),</text:p>
      <text:p text:style-name="Normal">(87,</text:p>
      <text:p text:style-name="Normal">56),</text:p>
      <text:p text:style-name="Normal">(87,</text:p>
      <text:p text:style-name="Normal">57),</text:p>
      <text:p text:style-name="Normal">(87,</text:p>
      <text:p text:style-name="Normal">58),</text:p>
      <text:p text:style-name="Normal">(87,</text:p>
      <text:p text:style-name="Normal">59),</text:p>
      <text:p text:style-name="Normal">(87,</text:p>
      <text:p text:style-name="Normal">60),</text:p>
      <text:p text:style-name="Normal">(87,</text:p>
      <text:p text:style-name="Normal">61),</text:p>
      <text:p text:style-name="Normal">(87,</text:p>
      <text:p text:style-name="Normal">62),</text:p>
      <text:p text:style-name="Normal">(87,</text:p>
      <text:p text:style-name="Normal">63),</text:p>
      <text:p text:style-name="Normal">(87,</text:p>
      <text:p text:style-name="Normal">64),</text:p>
      <text:p text:style-name="Normal">(87,</text:p>
      <text:p text:style-name="Normal">65),</text:p>
      <text:p text:style-name="Normal">(87,</text:p>
      <text:p text:style-name="Normal">66),</text:p>
      <text:soft-page-break/>
      <text:p text:style-name="Normal">(87,</text:p>
      <text:p text:style-name="Normal">67),</text:p>
      <text:p text:style-name="Normal">(87,</text:p>
      <text:p text:style-name="Normal">68),</text:p>
      <text:p text:style-name="Normal">(87,</text:p>
      <text:p text:style-name="Normal">69),</text:p>
      <text:p text:style-name="Normal">(87,</text:p>
      <text:p text:style-name="Normal">70),</text:p>
      <text:p text:style-name="Normal">(87,</text:p>
      <text:p text:style-name="Normal">71),</text:p>
      <text:p text:style-name="Normal">(87,</text:p>
      <text:p text:style-name="Normal">72),</text:p>
      <text:p text:style-name="Normal">(87,</text:p>
      <text:p text:style-name="Normal">73),</text:p>
      <text:p text:style-name="Normal">(87,</text:p>
      <text:p text:style-name="Normal">74),</text:p>
      <text:p text:style-name="Normal">(87,</text:p>
      <text:p text:style-name="Normal">75),</text:p>
      <text:p text:style-name="Normal">(87,</text:p>
      <text:p text:style-name="Normal">76),</text:p>
      <text:p text:style-name="Normal">(87,</text:p>
      <text:p text:style-name="Normal">77),</text:p>
      <text:p text:style-name="Normal">(87,</text:p>
      <text:p text:style-name="Normal">78),</text:p>
      <text:p text:style-name="Normal">(87,</text:p>
      <text:p text:style-name="Normal">79),</text:p>
      <text:p text:style-name="Normal">(87,</text:p>
      <text:p text:style-name="Normal">80),</text:p>
      <text:p text:style-name="Normal">(87,</text:p>
      <text:p text:style-name="Normal">81),</text:p>
      <text:p text:style-name="Normal">(87,</text:p>
      <text:soft-page-break/>
      <text:p text:style-name="Normal">82),</text:p>
      <text:p text:style-name="Normal">(87,</text:p>
      <text:p text:style-name="Normal">83),</text:p>
      <text:p text:style-name="Normal">(87,</text:p>
      <text:p text:style-name="Normal">84),</text:p>
      <text:p text:style-name="Normal">(87,</text:p>
      <text:p text:style-name="Normal">85),</text:p>
      <text:p text:style-name="Normal">(87,</text:p>
      <text:p text:style-name="Normal">86),</text:p>
      <text:p text:style-name="Normal">(87,</text:p>
      <text:p text:style-name="Normal">88),</text:p>
      <text:p text:style-name="Normal">(87,</text:p>
      <text:p text:style-name="Normal">89),</text:p>
      <text:p text:style-name="Normal">(87,</text:p>
      <text:p text:style-name="Normal">90),</text:p>
      <text:p text:style-name="Normal">(87,</text:p>
      <text:p text:style-name="Normal">91),</text:p>
      <text:p text:style-name="Normal">(87,</text:p>
      <text:p text:style-name="Normal">92),</text:p>
      <text:p text:style-name="Normal">(87,</text:p>
      <text:p text:style-name="Normal">93),</text:p>
      <text:p text:style-name="Normal">(87,</text:p>
      <text:p text:style-name="Normal">94),</text:p>
      <text:p text:style-name="Normal">(87,</text:p>
      <text:p text:style-name="Normal">95),</text:p>
      <text:p text:style-name="Normal">(87,</text:p>
      <text:p text:style-name="Normal">96),</text:p>
      <text:p text:style-name="Normal">(87,</text:p>
      <text:p text:style-name="Normal">97),</text:p>
      <text:p text:style-name="Normal">(87,</text:p>
      <text:p text:style-name="Normal">98),</text:p>
      <text:soft-page-break/>
      <text:p text:style-name="Normal">(87,</text:p>
      <text:p text:style-name="Normal">99),</text:p>
      <text:p text:style-name="Normal">(87,</text:p>
      <text:p text:style-name="Normal">100),</text:p>
      <text:p text:style-name="Normal">(91,</text:p>
      <text:p text:style-name="Normal">1),</text:p>
      <text:p text:style-name="Normal">(91,</text:p>
      <text:p text:style-name="Normal">2),</text:p>
      <text:p text:style-name="Normal">(91,</text:p>
      <text:p text:style-name="Normal">3),</text:p>
      <text:p text:style-name="Normal">(91,</text:p>
      <text:p text:style-name="Normal">4),</text:p>
      <text:p text:style-name="Normal">(91,</text:p>
      <text:p text:style-name="Normal">5),</text:p>
      <text:p text:style-name="Normal">(91,</text:p>
      <text:p text:style-name="Normal">6),</text:p>
      <text:p text:style-name="Normal">(91,</text:p>
      <text:p text:style-name="Normal">7),</text:p>
      <text:p text:style-name="Normal">(91,</text:p>
      <text:p text:style-name="Normal">8),</text:p>
      <text:p text:style-name="Normal">(91,</text:p>
      <text:p text:style-name="Normal">9),</text:p>
      <text:p text:style-name="Normal">(91,</text:p>
      <text:p text:style-name="Normal">10),</text:p>
      <text:p text:style-name="Normal">(91,</text:p>
      <text:p text:style-name="Normal">11),</text:p>
      <text:p text:style-name="Normal">(91,</text:p>
      <text:p text:style-name="Normal">12),</text:p>
      <text:p text:style-name="Normal">(91,</text:p>
      <text:p text:style-name="Normal">13),</text:p>
      <text:p text:style-name="Normal">(91,</text:p>
      <text:soft-page-break/>
      <text:p text:style-name="Normal">14),</text:p>
      <text:p text:style-name="Normal">(91,</text:p>
      <text:p text:style-name="Normal">15),</text:p>
      <text:p text:style-name="Normal">(91,</text:p>
      <text:p text:style-name="Normal">16),</text:p>
      <text:p text:style-name="Normal">(91,</text:p>
      <text:p text:style-name="Normal">17),</text:p>
      <text:p text:style-name="Normal">(91,</text:p>
      <text:p text:style-name="Normal">18),</text:p>
      <text:p text:style-name="Normal">(91,</text:p>
      <text:p text:style-name="Normal">19),</text:p>
      <text:p text:style-name="Normal">(91,</text:p>
      <text:p text:style-name="Normal">20),</text:p>
      <text:p text:style-name="Normal">(91,</text:p>
      <text:p text:style-name="Normal">21),</text:p>
      <text:p text:style-name="Normal">(91,</text:p>
      <text:p text:style-name="Normal">22),</text:p>
      <text:p text:style-name="Normal">(91,</text:p>
      <text:p text:style-name="Normal">23),</text:p>
      <text:p text:style-name="Normal">(91,</text:p>
      <text:p text:style-name="Normal">24),</text:p>
      <text:p text:style-name="Normal">(91,</text:p>
      <text:p text:style-name="Normal">25),</text:p>
      <text:p text:style-name="Normal">(91,</text:p>
      <text:p text:style-name="Normal">26),</text:p>
      <text:p text:style-name="Normal">(91,</text:p>
      <text:p text:style-name="Normal">27),</text:p>
      <text:p text:style-name="Normal">(91,</text:p>
      <text:p text:style-name="Normal">28),</text:p>
      <text:p text:style-name="Normal">(91,</text:p>
      <text:p text:style-name="Normal">29),</text:p>
      <text:soft-page-break/>
      <text:p text:style-name="Normal">(91,</text:p>
      <text:p text:style-name="Normal">30),</text:p>
      <text:p text:style-name="Normal">(91,</text:p>
      <text:p text:style-name="Normal">31),</text:p>
      <text:p text:style-name="Normal">(91,</text:p>
      <text:p text:style-name="Normal">32),</text:p>
      <text:p text:style-name="Normal">(91,</text:p>
      <text:p text:style-name="Normal">33),</text:p>
      <text:p text:style-name="Normal">(91,</text:p>
      <text:p text:style-name="Normal">34),</text:p>
      <text:p text:style-name="Normal">(91,</text:p>
      <text:p text:style-name="Normal">35),</text:p>
      <text:p text:style-name="Normal">(91,</text:p>
      <text:p text:style-name="Normal">36),</text:p>
      <text:p text:style-name="Normal">(91,</text:p>
      <text:p text:style-name="Normal">37),</text:p>
      <text:p text:style-name="Normal">(91,</text:p>
      <text:p text:style-name="Normal">38),</text:p>
      <text:p text:style-name="Normal">(91,</text:p>
      <text:p text:style-name="Normal">39),</text:p>
      <text:p text:style-name="Normal">(91,</text:p>
      <text:p text:style-name="Normal">40),</text:p>
      <text:p text:style-name="Normal">(91,</text:p>
      <text:p text:style-name="Normal">41),</text:p>
      <text:p text:style-name="Normal">(91,</text:p>
      <text:p text:style-name="Normal">42),</text:p>
      <text:p text:style-name="Normal">(91,</text:p>
      <text:p text:style-name="Normal">43),</text:p>
      <text:p text:style-name="Normal">(91,</text:p>
      <text:p text:style-name="Normal">44),</text:p>
      <text:p text:style-name="Normal">(91,</text:p>
      <text:soft-page-break/>
      <text:p text:style-name="Normal">45),</text:p>
      <text:p text:style-name="Normal">(91,</text:p>
      <text:p text:style-name="Normal">46),</text:p>
      <text:p text:style-name="Normal">(91,</text:p>
      <text:p text:style-name="Normal">47),</text:p>
      <text:p text:style-name="Normal">(91,</text:p>
      <text:p text:style-name="Normal">48),</text:p>
      <text:p text:style-name="Normal">(91,</text:p>
      <text:p text:style-name="Normal">49),</text:p>
      <text:p text:style-name="Normal">(91,</text:p>
      <text:p text:style-name="Normal">50),</text:p>
      <text:p text:style-name="Normal">(91,</text:p>
      <text:p text:style-name="Normal">51),</text:p>
      <text:p text:style-name="Normal">(91,</text:p>
      <text:p text:style-name="Normal">52),</text:p>
      <text:p text:style-name="Normal">(91,</text:p>
      <text:p text:style-name="Normal">53),</text:p>
      <text:p text:style-name="Normal">(91,</text:p>
      <text:p text:style-name="Normal">54),</text:p>
      <text:p text:style-name="Normal">(91,</text:p>
      <text:p text:style-name="Normal">55),</text:p>
      <text:p text:style-name="Normal">(91,</text:p>
      <text:p text:style-name="Normal">56),</text:p>
      <text:p text:style-name="Normal">(91,</text:p>
      <text:p text:style-name="Normal">57),</text:p>
      <text:p text:style-name="Normal">(91,</text:p>
      <text:p text:style-name="Normal">58),</text:p>
      <text:p text:style-name="Normal">(91,</text:p>
      <text:p text:style-name="Normal">59),</text:p>
      <text:p text:style-name="Normal">(91,</text:p>
      <text:p text:style-name="Normal">60),</text:p>
      <text:soft-page-break/>
      <text:p text:style-name="Normal">(91,</text:p>
      <text:p text:style-name="Normal">61),</text:p>
      <text:p text:style-name="Normal">(91,</text:p>
      <text:p text:style-name="Normal">62),</text:p>
      <text:p text:style-name="Normal">(91,</text:p>
      <text:p text:style-name="Normal">63),</text:p>
      <text:p text:style-name="Normal">(91,</text:p>
      <text:p text:style-name="Normal">64),</text:p>
      <text:p text:style-name="Normal">(91,</text:p>
      <text:p text:style-name="Normal">65),</text:p>
      <text:p text:style-name="Normal">(91,</text:p>
      <text:p text:style-name="Normal">66),</text:p>
      <text:p text:style-name="Normal">(91,</text:p>
      <text:p text:style-name="Normal">67),</text:p>
      <text:p text:style-name="Normal">(91,</text:p>
      <text:p text:style-name="Normal">68),</text:p>
      <text:p text:style-name="Normal">(91,</text:p>
      <text:p text:style-name="Normal">69),</text:p>
      <text:p text:style-name="Normal">(91,</text:p>
      <text:p text:style-name="Normal">70),</text:p>
      <text:p text:style-name="Normal">(91,</text:p>
      <text:p text:style-name="Normal">71),</text:p>
      <text:p text:style-name="Normal">(91,</text:p>
      <text:p text:style-name="Normal">72),</text:p>
      <text:p text:style-name="Normal">(91,</text:p>
      <text:p text:style-name="Normal">73),</text:p>
      <text:p text:style-name="Normal">(91,</text:p>
      <text:p text:style-name="Normal">74),</text:p>
      <text:p text:style-name="Normal">(91,</text:p>
      <text:p text:style-name="Normal">75),</text:p>
      <text:p text:style-name="Normal">(91,</text:p>
      <text:soft-page-break/>
      <text:p text:style-name="Normal">76),</text:p>
      <text:p text:style-name="Normal">(91,</text:p>
      <text:p text:style-name="Normal">77),</text:p>
      <text:p text:style-name="Normal">(91,</text:p>
      <text:p text:style-name="Normal">78),</text:p>
      <text:p text:style-name="Normal">(91,</text:p>
      <text:p text:style-name="Normal">79),</text:p>
      <text:p text:style-name="Normal">(91,</text:p>
      <text:p text:style-name="Normal">80),</text:p>
      <text:p text:style-name="Normal">(91,</text:p>
      <text:p text:style-name="Normal">81),</text:p>
      <text:p text:style-name="Normal">(91,</text:p>
      <text:p text:style-name="Normal">82),</text:p>
      <text:p text:style-name="Normal">(91,</text:p>
      <text:p text:style-name="Normal">83),</text:p>
      <text:p text:style-name="Normal">(91,</text:p>
      <text:p text:style-name="Normal">84),</text:p>
      <text:p text:style-name="Normal">(91,</text:p>
      <text:p text:style-name="Normal">85),</text:p>
      <text:p text:style-name="Normal">(91,</text:p>
      <text:p text:style-name="Normal">86),</text:p>
      <text:p text:style-name="Normal">(91,</text:p>
      <text:p text:style-name="Normal">87),</text:p>
      <text:p text:style-name="Normal">(91,</text:p>
      <text:p text:style-name="Normal">88),</text:p>
      <text:p text:style-name="Normal">(91,</text:p>
      <text:p text:style-name="Normal">89),</text:p>
      <text:p text:style-name="Normal">(91,</text:p>
      <text:p text:style-name="Normal">90),</text:p>
      <text:p text:style-name="Normal">(91,</text:p>
      <text:p text:style-name="Normal">92),</text:p>
      <text:soft-page-break/>
      <text:p text:style-name="Normal">(91,</text:p>
      <text:p text:style-name="Normal">93),</text:p>
      <text:p text:style-name="Normal">(91,</text:p>
      <text:p text:style-name="Normal">94),</text:p>
      <text:p text:style-name="Normal">(91,</text:p>
      <text:p text:style-name="Normal">95),</text:p>
      <text:p text:style-name="Normal">(91,</text:p>
      <text:p text:style-name="Normal">96),</text:p>
      <text:p text:style-name="Normal">(91,</text:p>
      <text:p text:style-name="Normal">97),</text:p>
      <text:p text:style-name="Normal">(91,</text:p>
      <text:p text:style-name="Normal">98),</text:p>
      <text:p text:style-name="Normal">(91,</text:p>
      <text:p text:style-name="Normal">99),</text:p>
      <text:p text:style-name="Normal">(91,</text:p>
      <text:p text:style-name="Normal">100),</text:p>
      <text:p text:style-name="Normal">(92,</text:p>
      <text:p text:style-name="Normal">1),</text:p>
      <text:p text:style-name="Normal">(92,</text:p>
      <text:p text:style-name="Normal">2),</text:p>
      <text:p text:style-name="Normal">(92,</text:p>
      <text:p text:style-name="Normal">3),</text:p>
      <text:p text:style-name="Normal">(92,</text:p>
      <text:p text:style-name="Normal">4),</text:p>
      <text:p text:style-name="Normal">(92,</text:p>
      <text:p text:style-name="Normal">5),</text:p>
      <text:p text:style-name="Normal">(92,</text:p>
      <text:p text:style-name="Normal">6),</text:p>
      <text:p text:style-name="Normal">(92,</text:p>
      <text:p text:style-name="Normal">7),</text:p>
      <text:p text:style-name="Normal">(92,</text:p>
      <text:soft-page-break/>
      <text:p text:style-name="Normal">8),</text:p>
      <text:p text:style-name="Normal">(92,</text:p>
      <text:p text:style-name="Normal">9),</text:p>
      <text:p text:style-name="Normal">(92,</text:p>
      <text:p text:style-name="Normal">10),</text:p>
      <text:p text:style-name="Normal">(92,</text:p>
      <text:p text:style-name="Normal">11),</text:p>
      <text:p text:style-name="Normal">(92,</text:p>
      <text:p text:style-name="Normal">12),</text:p>
      <text:p text:style-name="Normal">(92,</text:p>
      <text:p text:style-name="Normal">13),</text:p>
      <text:p text:style-name="Normal">(92,</text:p>
      <text:p text:style-name="Normal">14),</text:p>
      <text:p text:style-name="Normal">(92,</text:p>
      <text:p text:style-name="Normal">15),</text:p>
      <text:p text:style-name="Normal">(92,</text:p>
      <text:p text:style-name="Normal">16),</text:p>
      <text:p text:style-name="Normal">(92,</text:p>
      <text:p text:style-name="Normal">17),</text:p>
      <text:p text:style-name="Normal">(92,</text:p>
      <text:p text:style-name="Normal">18),</text:p>
      <text:p text:style-name="Normal">(92,</text:p>
      <text:p text:style-name="Normal">19),</text:p>
      <text:p text:style-name="Normal">(92,</text:p>
      <text:p text:style-name="Normal">20),</text:p>
      <text:p text:style-name="Normal">(92,</text:p>
      <text:p text:style-name="Normal">21),</text:p>
      <text:p text:style-name="Normal">(92,</text:p>
      <text:p text:style-name="Normal">22),</text:p>
      <text:p text:style-name="Normal">(92,</text:p>
      <text:p text:style-name="Normal">23),</text:p>
      <text:soft-page-break/>
      <text:p text:style-name="Normal">(92,</text:p>
      <text:p text:style-name="Normal">24),</text:p>
      <text:p text:style-name="Normal">(92,</text:p>
      <text:p text:style-name="Normal">25),</text:p>
      <text:p text:style-name="Normal">(92,</text:p>
      <text:p text:style-name="Normal">26),</text:p>
      <text:p text:style-name="Normal">(92,</text:p>
      <text:p text:style-name="Normal">27),</text:p>
      <text:p text:style-name="Normal">(92,</text:p>
      <text:p text:style-name="Normal">28),</text:p>
      <text:p text:style-name="Normal">(92,</text:p>
      <text:p text:style-name="Normal">29),</text:p>
      <text:p text:style-name="Normal">(92,</text:p>
      <text:p text:style-name="Normal">30),</text:p>
      <text:p text:style-name="Normal">(92,</text:p>
      <text:p text:style-name="Normal">31),</text:p>
      <text:p text:style-name="Normal">(92,</text:p>
      <text:p text:style-name="Normal">32),</text:p>
      <text:p text:style-name="Normal">(92,</text:p>
      <text:p text:style-name="Normal">33),</text:p>
      <text:p text:style-name="Normal">(92,</text:p>
      <text:p text:style-name="Normal">34),</text:p>
      <text:p text:style-name="Normal">(92,</text:p>
      <text:p text:style-name="Normal">35),</text:p>
      <text:p text:style-name="Normal">(92,</text:p>
      <text:p text:style-name="Normal">36),</text:p>
      <text:p text:style-name="Normal">(92,</text:p>
      <text:p text:style-name="Normal">37),</text:p>
      <text:p text:style-name="Normal">(92,</text:p>
      <text:p text:style-name="Normal">38),</text:p>
      <text:p text:style-name="Normal">(92,</text:p>
      <text:soft-page-break/>
      <text:p text:style-name="Normal">39),</text:p>
      <text:p text:style-name="Normal">(92,</text:p>
      <text:p text:style-name="Normal">40),</text:p>
      <text:p text:style-name="Normal">(92,</text:p>
      <text:p text:style-name="Normal">41),</text:p>
      <text:p text:style-name="Normal">(92,</text:p>
      <text:p text:style-name="Normal">42),</text:p>
      <text:p text:style-name="Normal">(92,</text:p>
      <text:p text:style-name="Normal">43),</text:p>
      <text:p text:style-name="Normal">(92,</text:p>
      <text:p text:style-name="Normal">44),</text:p>
      <text:p text:style-name="Normal">(92,</text:p>
      <text:p text:style-name="Normal">45),</text:p>
      <text:p text:style-name="Normal">(92,</text:p>
      <text:p text:style-name="Normal">46),</text:p>
      <text:p text:style-name="Normal">(92,</text:p>
      <text:p text:style-name="Normal">47),</text:p>
      <text:p text:style-name="Normal">(92,</text:p>
      <text:p text:style-name="Normal">48),</text:p>
      <text:p text:style-name="Normal">(92,</text:p>
      <text:p text:style-name="Normal">49),</text:p>
      <text:p text:style-name="Normal">(92,</text:p>
      <text:p text:style-name="Normal">50),</text:p>
      <text:p text:style-name="Normal">(92,</text:p>
      <text:p text:style-name="Normal">51),</text:p>
      <text:p text:style-name="Normal">(92,</text:p>
      <text:p text:style-name="Normal">52),</text:p>
      <text:p text:style-name="Normal">(92,</text:p>
      <text:p text:style-name="Normal">53),</text:p>
      <text:p text:style-name="Normal">(92,</text:p>
      <text:p text:style-name="Normal">54),</text:p>
      <text:soft-page-break/>
      <text:p text:style-name="Normal">(92,</text:p>
      <text:p text:style-name="Normal">55),</text:p>
      <text:p text:style-name="Normal">(92,</text:p>
      <text:p text:style-name="Normal">56),</text:p>
      <text:p text:style-name="Normal">(92,</text:p>
      <text:p text:style-name="Normal">57),</text:p>
      <text:p text:style-name="Normal">(92,</text:p>
      <text:p text:style-name="Normal">58),</text:p>
      <text:p text:style-name="Normal">(92,</text:p>
      <text:p text:style-name="Normal">59),</text:p>
      <text:p text:style-name="Normal">(92,</text:p>
      <text:p text:style-name="Normal">60),</text:p>
      <text:p text:style-name="Normal">(92,</text:p>
      <text:p text:style-name="Normal">61),</text:p>
      <text:p text:style-name="Normal">(92,</text:p>
      <text:p text:style-name="Normal">62),</text:p>
      <text:p text:style-name="Normal">(92,</text:p>
      <text:p text:style-name="Normal">63),</text:p>
      <text:p text:style-name="Normal">(92,</text:p>
      <text:p text:style-name="Normal">64),</text:p>
      <text:p text:style-name="Normal">(92,</text:p>
      <text:p text:style-name="Normal">65),</text:p>
      <text:p text:style-name="Normal">(92,</text:p>
      <text:p text:style-name="Normal">66),</text:p>
      <text:p text:style-name="Normal">(92,</text:p>
      <text:p text:style-name="Normal">67),</text:p>
      <text:p text:style-name="Normal">(92,</text:p>
      <text:p text:style-name="Normal">68),</text:p>
      <text:p text:style-name="Normal">(92,</text:p>
      <text:p text:style-name="Normal">69),</text:p>
      <text:p text:style-name="Normal">(92,</text:p>
      <text:soft-page-break/>
      <text:p text:style-name="Normal">70),</text:p>
      <text:p text:style-name="Normal">(92,</text:p>
      <text:p text:style-name="Normal">71),</text:p>
      <text:p text:style-name="Normal">(92,</text:p>
      <text:p text:style-name="Normal">72),</text:p>
      <text:p text:style-name="Normal">(92,</text:p>
      <text:p text:style-name="Normal">73),</text:p>
      <text:p text:style-name="Normal">(92,</text:p>
      <text:p text:style-name="Normal">74),</text:p>
      <text:p text:style-name="Normal">(92,</text:p>
      <text:p text:style-name="Normal">75),</text:p>
      <text:p text:style-name="Normal">(92,</text:p>
      <text:p text:style-name="Normal">76),</text:p>
      <text:p text:style-name="Normal">(92,</text:p>
      <text:p text:style-name="Normal">77),</text:p>
      <text:p text:style-name="Normal">(92,</text:p>
      <text:p text:style-name="Normal">78),</text:p>
      <text:p text:style-name="Normal">(92,</text:p>
      <text:p text:style-name="Normal">79),</text:p>
      <text:p text:style-name="Normal">(92,</text:p>
      <text:p text:style-name="Normal">80),</text:p>
      <text:p text:style-name="Normal">(92,</text:p>
      <text:p text:style-name="Normal">81),</text:p>
      <text:p text:style-name="Normal">(92,</text:p>
      <text:p text:style-name="Normal">82),</text:p>
      <text:p text:style-name="Normal">(92,</text:p>
      <text:p text:style-name="Normal">83),</text:p>
      <text:p text:style-name="Normal">(92,</text:p>
      <text:p text:style-name="Normal">84),</text:p>
      <text:p text:style-name="Normal">(92,</text:p>
      <text:p text:style-name="Normal">85),</text:p>
      <text:soft-page-break/>
      <text:p text:style-name="Normal">(92,</text:p>
      <text:p text:style-name="Normal">86),</text:p>
      <text:p text:style-name="Normal">(92,</text:p>
      <text:p text:style-name="Normal">87),</text:p>
      <text:p text:style-name="Normal">(92,</text:p>
      <text:p text:style-name="Normal">88),</text:p>
      <text:p text:style-name="Normal">(92,</text:p>
      <text:p text:style-name="Normal">89),</text:p>
      <text:p text:style-name="Normal">(92,</text:p>
      <text:p text:style-name="Normal">90),</text:p>
      <text:p text:style-name="Normal">(92,</text:p>
      <text:p text:style-name="Normal">91),</text:p>
      <text:p text:style-name="Normal">(92,</text:p>
      <text:p text:style-name="Normal">93),</text:p>
      <text:p text:style-name="Normal">(92,</text:p>
      <text:p text:style-name="Normal">94),</text:p>
      <text:p text:style-name="Normal">(92,</text:p>
      <text:p text:style-name="Normal">95),</text:p>
      <text:p text:style-name="Normal">(92,</text:p>
      <text:p text:style-name="Normal">96),</text:p>
      <text:p text:style-name="Normal">(92,</text:p>
      <text:p text:style-name="Normal">97),</text:p>
      <text:p text:style-name="Normal">(92,</text:p>
      <text:p text:style-name="Normal">98),</text:p>
      <text:p text:style-name="Normal">(92,</text:p>
      <text:p text:style-name="Normal">99),</text:p>
      <text:p text:style-name="Normal">(92,</text:p>
      <text:p text:style-name="Normal">100),</text:p>
      <text:p text:style-name="Normal">(93,</text:p>
      <text:p text:style-name="Normal">1),</text:p>
      <text:p text:style-name="Normal">(93,</text:p>
      <text:soft-page-break/>
      <text:p text:style-name="Normal">2),</text:p>
      <text:p text:style-name="Normal">(93,</text:p>
      <text:p text:style-name="Normal">3),</text:p>
      <text:p text:style-name="Normal">(93,</text:p>
      <text:p text:style-name="Normal">4),</text:p>
      <text:p text:style-name="Normal">(93,</text:p>
      <text:p text:style-name="Normal">5),</text:p>
      <text:p text:style-name="Normal">(93,</text:p>
      <text:p text:style-name="Normal">6),</text:p>
      <text:p text:style-name="Normal">(93,</text:p>
      <text:p text:style-name="Normal">7),</text:p>
      <text:p text:style-name="Normal">(93,</text:p>
      <text:p text:style-name="Normal">8),</text:p>
      <text:p text:style-name="Normal">(93,</text:p>
      <text:p text:style-name="Normal">9),</text:p>
      <text:p text:style-name="Normal">(93,</text:p>
      <text:p text:style-name="Normal">10),</text:p>
      <text:p text:style-name="Normal">(93,</text:p>
      <text:p text:style-name="Normal">11),</text:p>
      <text:p text:style-name="Normal">(93,</text:p>
      <text:p text:style-name="Normal">12),</text:p>
      <text:p text:style-name="Normal">(93,</text:p>
      <text:p text:style-name="Normal">13),</text:p>
      <text:p text:style-name="Normal">(93,</text:p>
      <text:p text:style-name="Normal">14),</text:p>
      <text:p text:style-name="Normal">(93,</text:p>
      <text:p text:style-name="Normal">15),</text:p>
      <text:p text:style-name="Normal">(93,</text:p>
      <text:p text:style-name="Normal">16),</text:p>
      <text:p text:style-name="Normal">(93,</text:p>
      <text:p text:style-name="Normal">17),</text:p>
      <text:soft-page-break/>
      <text:p text:style-name="Normal">(93,</text:p>
      <text:p text:style-name="Normal">18),</text:p>
      <text:p text:style-name="Normal">(93,</text:p>
      <text:p text:style-name="Normal">19),</text:p>
      <text:p text:style-name="Normal">(93,</text:p>
      <text:p text:style-name="Normal">20),</text:p>
      <text:p text:style-name="Normal">(93,</text:p>
      <text:p text:style-name="Normal">21),</text:p>
      <text:p text:style-name="Normal">(93,</text:p>
      <text:p text:style-name="Normal">22),</text:p>
      <text:p text:style-name="Normal">(93,</text:p>
      <text:p text:style-name="Normal">23),</text:p>
      <text:p text:style-name="Normal">(93,</text:p>
      <text:p text:style-name="Normal">24),</text:p>
      <text:p text:style-name="Normal">(93,</text:p>
      <text:p text:style-name="Normal">25),</text:p>
      <text:p text:style-name="Normal">(93,</text:p>
      <text:p text:style-name="Normal">26),</text:p>
      <text:p text:style-name="Normal">(93,</text:p>
      <text:p text:style-name="Normal">27),</text:p>
      <text:p text:style-name="Normal">(93,</text:p>
      <text:p text:style-name="Normal">28),</text:p>
      <text:p text:style-name="Normal">(93,</text:p>
      <text:p text:style-name="Normal">29),</text:p>
      <text:p text:style-name="Normal">(93,</text:p>
      <text:p text:style-name="Normal">30),</text:p>
      <text:p text:style-name="Normal">(93,</text:p>
      <text:p text:style-name="Normal">31),</text:p>
      <text:p text:style-name="Normal">(93,</text:p>
      <text:p text:style-name="Normal">32),</text:p>
      <text:p text:style-name="Normal">(93,</text:p>
      <text:soft-page-break/>
      <text:p text:style-name="Normal">33),</text:p>
      <text:p text:style-name="Normal">(93,</text:p>
      <text:p text:style-name="Normal">34),</text:p>
      <text:p text:style-name="Normal">(93,</text:p>
      <text:p text:style-name="Normal">35),</text:p>
      <text:p text:style-name="Normal">(93,</text:p>
      <text:p text:style-name="Normal">36),</text:p>
      <text:p text:style-name="Normal">(93,</text:p>
      <text:p text:style-name="Normal">37),</text:p>
      <text:p text:style-name="Normal">(93,</text:p>
      <text:p text:style-name="Normal">38),</text:p>
      <text:p text:style-name="Normal">(93,</text:p>
      <text:p text:style-name="Normal">39),</text:p>
      <text:p text:style-name="Normal">(93,</text:p>
      <text:p text:style-name="Normal">40),</text:p>
      <text:p text:style-name="Normal">(93,</text:p>
      <text:p text:style-name="Normal">41),</text:p>
      <text:p text:style-name="Normal">(93,</text:p>
      <text:p text:style-name="Normal">42),</text:p>
      <text:p text:style-name="Normal">(93,</text:p>
      <text:p text:style-name="Normal">43),</text:p>
      <text:p text:style-name="Normal">(93,</text:p>
      <text:p text:style-name="Normal">44),</text:p>
      <text:p text:style-name="Normal">(93,</text:p>
      <text:p text:style-name="Normal">45),</text:p>
      <text:p text:style-name="Normal">(93,</text:p>
      <text:p text:style-name="Normal">46),</text:p>
      <text:p text:style-name="Normal">(93,</text:p>
      <text:p text:style-name="Normal">47),</text:p>
      <text:p text:style-name="Normal">(93,</text:p>
      <text:p text:style-name="Normal">48),</text:p>
      <text:soft-page-break/>
      <text:p text:style-name="Normal">(93,</text:p>
      <text:p text:style-name="Normal">49),</text:p>
      <text:p text:style-name="Normal">(93,</text:p>
      <text:p text:style-name="Normal">50),</text:p>
      <text:p text:style-name="Normal">(93,</text:p>
      <text:p text:style-name="Normal">51),</text:p>
      <text:p text:style-name="Normal">(93,</text:p>
      <text:p text:style-name="Normal">52),</text:p>
      <text:p text:style-name="Normal">(93,</text:p>
      <text:p text:style-name="Normal">53),</text:p>
      <text:p text:style-name="Normal">(93,</text:p>
      <text:p text:style-name="Normal">54),</text:p>
      <text:p text:style-name="Normal">(93,</text:p>
      <text:p text:style-name="Normal">55),</text:p>
      <text:p text:style-name="Normal">(93,</text:p>
      <text:p text:style-name="Normal">56),</text:p>
      <text:p text:style-name="Normal">(93,</text:p>
      <text:p text:style-name="Normal">57),</text:p>
      <text:p text:style-name="Normal">(93,</text:p>
      <text:p text:style-name="Normal">58),</text:p>
      <text:p text:style-name="Normal">(93,</text:p>
      <text:p text:style-name="Normal">59),</text:p>
      <text:p text:style-name="Normal">(93,</text:p>
      <text:p text:style-name="Normal">60),</text:p>
      <text:p text:style-name="Normal">(93,</text:p>
      <text:p text:style-name="Normal">61),</text:p>
      <text:p text:style-name="Normal">(93,</text:p>
      <text:p text:style-name="Normal">62),</text:p>
      <text:p text:style-name="Normal">(93,</text:p>
      <text:p text:style-name="Normal">63),</text:p>
      <text:p text:style-name="Normal">(93,</text:p>
      <text:soft-page-break/>
      <text:p text:style-name="Normal">64),</text:p>
      <text:p text:style-name="Normal">(93,</text:p>
      <text:p text:style-name="Normal">65),</text:p>
      <text:p text:style-name="Normal">(93,</text:p>
      <text:p text:style-name="Normal">66),</text:p>
      <text:p text:style-name="Normal">(93,</text:p>
      <text:p text:style-name="Normal">67),</text:p>
      <text:p text:style-name="Normal">(93,</text:p>
      <text:p text:style-name="Normal">68),</text:p>
      <text:p text:style-name="Normal">(93,</text:p>
      <text:p text:style-name="Normal">69),</text:p>
      <text:p text:style-name="Normal">(93,</text:p>
      <text:p text:style-name="Normal">70),</text:p>
      <text:p text:style-name="Normal">(93,</text:p>
      <text:p text:style-name="Normal">71),</text:p>
      <text:p text:style-name="Normal">(93,</text:p>
      <text:p text:style-name="Normal">72),</text:p>
      <text:p text:style-name="Normal">(93,</text:p>
      <text:p text:style-name="Normal">73),</text:p>
      <text:p text:style-name="Normal">(93,</text:p>
      <text:p text:style-name="Normal">74),</text:p>
      <text:p text:style-name="Normal">(93,</text:p>
      <text:p text:style-name="Normal">75),</text:p>
      <text:p text:style-name="Normal">(93,</text:p>
      <text:p text:style-name="Normal">76),</text:p>
      <text:p text:style-name="Normal">(93,</text:p>
      <text:p text:style-name="Normal">77),</text:p>
      <text:p text:style-name="Normal">(93,</text:p>
      <text:p text:style-name="Normal">78),</text:p>
      <text:p text:style-name="Normal">(93,</text:p>
      <text:p text:style-name="Normal">79),</text:p>
      <text:soft-page-break/>
      <text:p text:style-name="Normal">(93,</text:p>
      <text:p text:style-name="Normal">80),</text:p>
      <text:p text:style-name="Normal">(93,</text:p>
      <text:p text:style-name="Normal">81),</text:p>
      <text:p text:style-name="Normal">(93,</text:p>
      <text:p text:style-name="Normal">82),</text:p>
      <text:p text:style-name="Normal">(93,</text:p>
      <text:p text:style-name="Normal">83),</text:p>
      <text:p text:style-name="Normal">(93,</text:p>
      <text:p text:style-name="Normal">84),</text:p>
      <text:p text:style-name="Normal">(93,</text:p>
      <text:p text:style-name="Normal">85),</text:p>
      <text:p text:style-name="Normal">(93,</text:p>
      <text:p text:style-name="Normal">86),</text:p>
      <text:p text:style-name="Normal">(93,</text:p>
      <text:p text:style-name="Normal">87),</text:p>
      <text:p text:style-name="Normal">(93,</text:p>
      <text:p text:style-name="Normal">88),</text:p>
      <text:p text:style-name="Normal">(93,</text:p>
      <text:p text:style-name="Normal">89),</text:p>
      <text:p text:style-name="Normal">(93,</text:p>
      <text:p text:style-name="Normal">90),</text:p>
      <text:p text:style-name="Normal">(93,</text:p>
      <text:p text:style-name="Normal">91),</text:p>
      <text:p text:style-name="Normal">(93,</text:p>
      <text:p text:style-name="Normal">92),</text:p>
      <text:p text:style-name="Normal">(93,</text:p>
      <text:p text:style-name="Normal">94),</text:p>
      <text:p text:style-name="Normal">(93,</text:p>
      <text:p text:style-name="Normal">95),</text:p>
      <text:p text:style-name="Normal">(93,</text:p>
      <text:soft-page-break/>
      <text:p text:style-name="Normal">96),</text:p>
      <text:p text:style-name="Normal">(93,</text:p>
      <text:p text:style-name="Normal">97),</text:p>
      <text:p text:style-name="Normal">(93,</text:p>
      <text:p text:style-name="Normal">98),</text:p>
      <text:p text:style-name="Normal">(93,</text:p>
      <text:p text:style-name="Normal">99),</text:p>
      <text:p text:style-name="Normal">(93,</text:p>
      <text:p text:style-name="Normal">100),</text:p>
      <text:p text:style-name="Normal">(94,</text:p>
      <text:p text:style-name="Normal">1),</text:p>
      <text:p text:style-name="Normal">(94,</text:p>
      <text:p text:style-name="Normal">2),</text:p>
      <text:p text:style-name="Normal">(94,</text:p>
      <text:p text:style-name="Normal">3),</text:p>
      <text:p text:style-name="Normal">(94,</text:p>
      <text:p text:style-name="Normal">4),</text:p>
      <text:p text:style-name="Normal">(94,</text:p>
      <text:p text:style-name="Normal">5),</text:p>
      <text:p text:style-name="Normal">(94,</text:p>
      <text:p text:style-name="Normal">6),</text:p>
      <text:p text:style-name="Normal">(94,</text:p>
      <text:p text:style-name="Normal">7),</text:p>
      <text:p text:style-name="Normal">(94,</text:p>
      <text:p text:style-name="Normal">8),</text:p>
      <text:p text:style-name="Normal">(94,</text:p>
      <text:p text:style-name="Normal">9),</text:p>
      <text:p text:style-name="Normal">(94,</text:p>
      <text:p text:style-name="Normal">10),</text:p>
      <text:p text:style-name="Normal">(94,</text:p>
      <text:p text:style-name="Normal">11),</text:p>
      <text:soft-page-break/>
      <text:p text:style-name="Normal">(94,</text:p>
      <text:p text:style-name="Normal">12),</text:p>
      <text:p text:style-name="Normal">(94,</text:p>
      <text:p text:style-name="Normal">13),</text:p>
      <text:p text:style-name="Normal">(94,</text:p>
      <text:p text:style-name="Normal">14),</text:p>
      <text:p text:style-name="Normal">(94,</text:p>
      <text:p text:style-name="Normal">15),</text:p>
      <text:p text:style-name="Normal">(94,</text:p>
      <text:p text:style-name="Normal">16),</text:p>
      <text:p text:style-name="Normal">(94,</text:p>
      <text:p text:style-name="Normal">17),</text:p>
      <text:p text:style-name="Normal">(94,</text:p>
      <text:p text:style-name="Normal">18),</text:p>
      <text:p text:style-name="Normal">(94,</text:p>
      <text:p text:style-name="Normal">19),</text:p>
      <text:p text:style-name="Normal">(94,</text:p>
      <text:p text:style-name="Normal">20),</text:p>
      <text:p text:style-name="Normal">(94,</text:p>
      <text:p text:style-name="Normal">21),</text:p>
      <text:p text:style-name="Normal">(94,</text:p>
      <text:p text:style-name="Normal">22),</text:p>
      <text:p text:style-name="Normal">(94,</text:p>
      <text:p text:style-name="Normal">23),</text:p>
      <text:p text:style-name="Normal">(94,</text:p>
      <text:p text:style-name="Normal">24),</text:p>
      <text:p text:style-name="Normal">(94,</text:p>
      <text:p text:style-name="Normal">25),</text:p>
      <text:p text:style-name="Normal">(94,</text:p>
      <text:p text:style-name="Normal">26),</text:p>
      <text:p text:style-name="Normal">(94,</text:p>
      <text:soft-page-break/>
      <text:p text:style-name="Normal">27),</text:p>
      <text:p text:style-name="Normal">(94,</text:p>
      <text:p text:style-name="Normal">28),</text:p>
      <text:p text:style-name="Normal">(94,</text:p>
      <text:p text:style-name="Normal">29),</text:p>
      <text:p text:style-name="Normal">(94,</text:p>
      <text:p text:style-name="Normal">30),</text:p>
      <text:p text:style-name="Normal">(94,</text:p>
      <text:p text:style-name="Normal">31),</text:p>
      <text:p text:style-name="Normal">(94,</text:p>
      <text:p text:style-name="Normal">32),</text:p>
      <text:p text:style-name="Normal">(94,</text:p>
      <text:p text:style-name="Normal">33),</text:p>
      <text:p text:style-name="Normal">(94,</text:p>
      <text:p text:style-name="Normal">34),</text:p>
      <text:p text:style-name="Normal">(94,</text:p>
      <text:p text:style-name="Normal">35),</text:p>
      <text:p text:style-name="Normal">(94,</text:p>
      <text:p text:style-name="Normal">36),</text:p>
      <text:p text:style-name="Normal">(94,</text:p>
      <text:p text:style-name="Normal">37),</text:p>
      <text:p text:style-name="Normal">(94,</text:p>
      <text:p text:style-name="Normal">38),</text:p>
      <text:p text:style-name="Normal">(94,</text:p>
      <text:p text:style-name="Normal">39),</text:p>
      <text:p text:style-name="Normal">(94,</text:p>
      <text:p text:style-name="Normal">40),</text:p>
      <text:p text:style-name="Normal">(94,</text:p>
      <text:p text:style-name="Normal">41),</text:p>
      <text:p text:style-name="Normal">(94,</text:p>
      <text:p text:style-name="Normal">42),</text:p>
      <text:soft-page-break/>
      <text:p text:style-name="Normal">(94,</text:p>
      <text:p text:style-name="Normal">43),</text:p>
      <text:p text:style-name="Normal">(94,</text:p>
      <text:p text:style-name="Normal">44),</text:p>
      <text:p text:style-name="Normal">(94,</text:p>
      <text:p text:style-name="Normal">45),</text:p>
      <text:p text:style-name="Normal">(94,</text:p>
      <text:p text:style-name="Normal">46),</text:p>
      <text:p text:style-name="Normal">(94,</text:p>
      <text:p text:style-name="Normal">47),</text:p>
      <text:p text:style-name="Normal">(94,</text:p>
      <text:p text:style-name="Normal">48),</text:p>
      <text:p text:style-name="Normal">(94,</text:p>
      <text:p text:style-name="Normal">49),</text:p>
      <text:p text:style-name="Normal">(94,</text:p>
      <text:p text:style-name="Normal">50),</text:p>
      <text:p text:style-name="Normal">(94,</text:p>
      <text:p text:style-name="Normal">51),</text:p>
      <text:p text:style-name="Normal">(94,</text:p>
      <text:p text:style-name="Normal">52),</text:p>
      <text:p text:style-name="Normal">(94,</text:p>
      <text:p text:style-name="Normal">53),</text:p>
      <text:p text:style-name="Normal">(94,</text:p>
      <text:p text:style-name="Normal">54),</text:p>
      <text:p text:style-name="Normal">(94,</text:p>
      <text:p text:style-name="Normal">55),</text:p>
      <text:p text:style-name="Normal">(94,</text:p>
      <text:p text:style-name="Normal">56),</text:p>
      <text:p text:style-name="Normal">(94,</text:p>
      <text:p text:style-name="Normal">57),</text:p>
      <text:p text:style-name="Normal">(94,</text:p>
      <text:soft-page-break/>
      <text:p text:style-name="Normal">58),</text:p>
      <text:p text:style-name="Normal">(94,</text:p>
      <text:p text:style-name="Normal">59),</text:p>
      <text:p text:style-name="Normal">(94,</text:p>
      <text:p text:style-name="Normal">60),</text:p>
      <text:p text:style-name="Normal">(94,</text:p>
      <text:p text:style-name="Normal">61),</text:p>
      <text:p text:style-name="Normal">(94,</text:p>
      <text:p text:style-name="Normal">62),</text:p>
      <text:p text:style-name="Normal">(94,</text:p>
      <text:p text:style-name="Normal">63),</text:p>
      <text:p text:style-name="Normal">(94,</text:p>
      <text:p text:style-name="Normal">64),</text:p>
      <text:p text:style-name="Normal">(94,</text:p>
      <text:p text:style-name="Normal">65),</text:p>
      <text:p text:style-name="Normal">(94,</text:p>
      <text:p text:style-name="Normal">66),</text:p>
      <text:p text:style-name="Normal">(94,</text:p>
      <text:p text:style-name="Normal">67),</text:p>
      <text:p text:style-name="Normal">(94,</text:p>
      <text:p text:style-name="Normal">68),</text:p>
      <text:p text:style-name="Normal">(94,</text:p>
      <text:p text:style-name="Normal">69),</text:p>
      <text:p text:style-name="Normal">(94,</text:p>
      <text:p text:style-name="Normal">70),</text:p>
      <text:p text:style-name="Normal">(94,</text:p>
      <text:p text:style-name="Normal">71),</text:p>
      <text:p text:style-name="Normal">(94,</text:p>
      <text:p text:style-name="Normal">72),</text:p>
      <text:p text:style-name="Normal">(94,</text:p>
      <text:p text:style-name="Normal">73),</text:p>
      <text:soft-page-break/>
      <text:p text:style-name="Normal">(94,</text:p>
      <text:p text:style-name="Normal">74),</text:p>
      <text:p text:style-name="Normal">(94,</text:p>
      <text:p text:style-name="Normal">75),</text:p>
      <text:p text:style-name="Normal">(94,</text:p>
      <text:p text:style-name="Normal">76),</text:p>
      <text:p text:style-name="Normal">(94,</text:p>
      <text:p text:style-name="Normal">77),</text:p>
      <text:p text:style-name="Normal">(94,</text:p>
      <text:p text:style-name="Normal">78),</text:p>
      <text:p text:style-name="Normal">(94,</text:p>
      <text:p text:style-name="Normal">79),</text:p>
      <text:p text:style-name="Normal">(94,</text:p>
      <text:p text:style-name="Normal">80),</text:p>
      <text:p text:style-name="Normal">(94,</text:p>
      <text:p text:style-name="Normal">81),</text:p>
      <text:p text:style-name="Normal">(94,</text:p>
      <text:p text:style-name="Normal">82),</text:p>
      <text:p text:style-name="Normal">(94,</text:p>
      <text:p text:style-name="Normal">83),</text:p>
      <text:p text:style-name="Normal">(94,</text:p>
      <text:p text:style-name="Normal">84),</text:p>
      <text:p text:style-name="Normal">(94,</text:p>
      <text:p text:style-name="Normal">85),</text:p>
      <text:p text:style-name="Normal">(94,</text:p>
      <text:p text:style-name="Normal">86),</text:p>
      <text:p text:style-name="Normal">(94,</text:p>
      <text:p text:style-name="Normal">87),</text:p>
      <text:p text:style-name="Normal">(94,</text:p>
      <text:p text:style-name="Normal">88),</text:p>
      <text:p text:style-name="Normal">(94,</text:p>
      <text:soft-page-break/>
      <text:p text:style-name="Normal">89),</text:p>
      <text:p text:style-name="Normal">(94,</text:p>
      <text:p text:style-name="Normal">90),</text:p>
      <text:p text:style-name="Normal">(94,</text:p>
      <text:p text:style-name="Normal">91),</text:p>
      <text:p text:style-name="Normal">(94,</text:p>
      <text:p text:style-name="Normal">92),</text:p>
      <text:p text:style-name="Normal">(94,</text:p>
      <text:p text:style-name="Normal">93),</text:p>
      <text:p text:style-name="Normal">(94,</text:p>
      <text:p text:style-name="Normal">95),</text:p>
      <text:p text:style-name="Normal">(94,</text:p>
      <text:p text:style-name="Normal">96),</text:p>
      <text:p text:style-name="Normal">(94,</text:p>
      <text:p text:style-name="Normal">97),</text:p>
      <text:p text:style-name="Normal">(94,</text:p>
      <text:p text:style-name="Normal">98),</text:p>
      <text:p text:style-name="Normal">(94,</text:p>
      <text:p text:style-name="Normal">99),</text:p>
      <text:p text:style-name="Normal">(94,</text:p>
      <text:p text:style-name="Normal">100),</text:p>
      <text:p text:style-name="Normal">(95,</text:p>
      <text:p text:style-name="Normal">1),</text:p>
      <text:p text:style-name="Normal">(95,</text:p>
      <text:p text:style-name="Normal">2),</text:p>
      <text:p text:style-name="Normal">(95,</text:p>
      <text:p text:style-name="Normal">3),</text:p>
      <text:p text:style-name="Normal">(95,</text:p>
      <text:p text:style-name="Normal">4),</text:p>
      <text:p text:style-name="Normal">(95,</text:p>
      <text:p text:style-name="Normal">5),</text:p>
      <text:soft-page-break/>
      <text:p text:style-name="Normal">(95,</text:p>
      <text:p text:style-name="Normal">6),</text:p>
      <text:p text:style-name="Normal">(95,</text:p>
      <text:p text:style-name="Normal">7),</text:p>
      <text:p text:style-name="Normal">(95,</text:p>
      <text:p text:style-name="Normal">8),</text:p>
      <text:p text:style-name="Normal">(95,</text:p>
      <text:p text:style-name="Normal">9),</text:p>
      <text:p text:style-name="Normal">(95,</text:p>
      <text:p text:style-name="Normal">10),</text:p>
      <text:p text:style-name="Normal">(95,</text:p>
      <text:p text:style-name="Normal">11),</text:p>
      <text:p text:style-name="Normal">(95,</text:p>
      <text:p text:style-name="Normal">12),</text:p>
      <text:p text:style-name="Normal">(95,</text:p>
      <text:p text:style-name="Normal">13),</text:p>
      <text:p text:style-name="Normal">(95,</text:p>
      <text:p text:style-name="Normal">14),</text:p>
      <text:p text:style-name="Normal">(95,</text:p>
      <text:p text:style-name="Normal">15),</text:p>
      <text:p text:style-name="Normal">(95,</text:p>
      <text:p text:style-name="Normal">16),</text:p>
      <text:p text:style-name="Normal">(95,</text:p>
      <text:p text:style-name="Normal">17),</text:p>
      <text:p text:style-name="Normal">(95,</text:p>
      <text:p text:style-name="Normal">18),</text:p>
      <text:p text:style-name="Normal">(95,</text:p>
      <text:p text:style-name="Normal">19),</text:p>
      <text:p text:style-name="Normal">(95,</text:p>
      <text:p text:style-name="Normal">20),</text:p>
      <text:p text:style-name="Normal">(95,</text:p>
      <text:soft-page-break/>
      <text:p text:style-name="Normal">21),</text:p>
      <text:p text:style-name="Normal">(95,</text:p>
      <text:p text:style-name="Normal">22),</text:p>
      <text:p text:style-name="Normal">(95,</text:p>
      <text:p text:style-name="Normal">23),</text:p>
      <text:p text:style-name="Normal">(95,</text:p>
      <text:p text:style-name="Normal">24),</text:p>
      <text:p text:style-name="Normal">(95,</text:p>
      <text:p text:style-name="Normal">25),</text:p>
      <text:p text:style-name="Normal">(95,</text:p>
      <text:p text:style-name="Normal">26),</text:p>
      <text:p text:style-name="Normal">(95,</text:p>
      <text:p text:style-name="Normal">27),</text:p>
      <text:p text:style-name="Normal">(95,</text:p>
      <text:p text:style-name="Normal">28),</text:p>
      <text:p text:style-name="Normal">(95,</text:p>
      <text:p text:style-name="Normal">29),</text:p>
      <text:p text:style-name="Normal">(95,</text:p>
      <text:p text:style-name="Normal">30),</text:p>
      <text:p text:style-name="Normal">(95,</text:p>
      <text:p text:style-name="Normal">31),</text:p>
      <text:p text:style-name="Normal">(95,</text:p>
      <text:p text:style-name="Normal">32),</text:p>
      <text:p text:style-name="Normal">(95,</text:p>
      <text:p text:style-name="Normal">33),</text:p>
      <text:p text:style-name="Normal">(95,</text:p>
      <text:p text:style-name="Normal">34),</text:p>
      <text:p text:style-name="Normal">(95,</text:p>
      <text:p text:style-name="Normal">35),</text:p>
      <text:p text:style-name="Normal">(95,</text:p>
      <text:p text:style-name="Normal">36),</text:p>
      <text:soft-page-break/>
      <text:p text:style-name="Normal">(95,</text:p>
      <text:p text:style-name="Normal">37),</text:p>
      <text:p text:style-name="Normal">(95,</text:p>
      <text:p text:style-name="Normal">38),</text:p>
      <text:p text:style-name="Normal">(95,</text:p>
      <text:p text:style-name="Normal">39),</text:p>
      <text:p text:style-name="Normal">(95,</text:p>
      <text:p text:style-name="Normal">40),</text:p>
      <text:p text:style-name="Normal">(95,</text:p>
      <text:p text:style-name="Normal">41),</text:p>
      <text:p text:style-name="Normal">(95,</text:p>
      <text:p text:style-name="Normal">42),</text:p>
      <text:p text:style-name="Normal">(95,</text:p>
      <text:p text:style-name="Normal">43),</text:p>
      <text:p text:style-name="Normal">(95,</text:p>
      <text:p text:style-name="Normal">44),</text:p>
      <text:p text:style-name="Normal">(95,</text:p>
      <text:p text:style-name="Normal">45),</text:p>
      <text:p text:style-name="Normal">(95,</text:p>
      <text:p text:style-name="Normal">46),</text:p>
      <text:p text:style-name="Normal">(95,</text:p>
      <text:p text:style-name="Normal">47),</text:p>
      <text:p text:style-name="Normal">(95,</text:p>
      <text:p text:style-name="Normal">48),</text:p>
      <text:p text:style-name="Normal">(95,</text:p>
      <text:p text:style-name="Normal">49),</text:p>
      <text:p text:style-name="Normal">(95,</text:p>
      <text:p text:style-name="Normal">50),</text:p>
      <text:p text:style-name="Normal">(95,</text:p>
      <text:p text:style-name="Normal">51),</text:p>
      <text:p text:style-name="Normal">(95,</text:p>
      <text:soft-page-break/>
      <text:p text:style-name="Normal">52),</text:p>
      <text:p text:style-name="Normal">(95,</text:p>
      <text:p text:style-name="Normal">53),</text:p>
      <text:p text:style-name="Normal">(95,</text:p>
      <text:p text:style-name="Normal">54),</text:p>
      <text:p text:style-name="Normal">(95,</text:p>
      <text:p text:style-name="Normal">55),</text:p>
      <text:p text:style-name="Normal">(95,</text:p>
      <text:p text:style-name="Normal">56),</text:p>
      <text:p text:style-name="Normal">(95,</text:p>
      <text:p text:style-name="Normal">57),</text:p>
      <text:p text:style-name="Normal">(95,</text:p>
      <text:p text:style-name="Normal">58),</text:p>
      <text:p text:style-name="Normal">(95,</text:p>
      <text:p text:style-name="Normal">59),</text:p>
      <text:p text:style-name="Normal">(95,</text:p>
      <text:p text:style-name="Normal">60),</text:p>
      <text:p text:style-name="Normal">(95,</text:p>
      <text:p text:style-name="Normal">61),</text:p>
      <text:p text:style-name="Normal">(95,</text:p>
      <text:p text:style-name="Normal">62),</text:p>
      <text:p text:style-name="Normal">(95,</text:p>
      <text:p text:style-name="Normal">63),</text:p>
      <text:p text:style-name="Normal">(95,</text:p>
      <text:p text:style-name="Normal">64),</text:p>
      <text:p text:style-name="Normal">(95,</text:p>
      <text:p text:style-name="Normal">65),</text:p>
      <text:p text:style-name="Normal">(95,</text:p>
      <text:p text:style-name="Normal">66),</text:p>
      <text:p text:style-name="Normal">(95,</text:p>
      <text:p text:style-name="Normal">67),</text:p>
      <text:soft-page-break/>
      <text:p text:style-name="Normal">(95,</text:p>
      <text:p text:style-name="Normal">68),</text:p>
      <text:p text:style-name="Normal">(95,</text:p>
      <text:p text:style-name="Normal">69),</text:p>
      <text:p text:style-name="Normal">(95,</text:p>
      <text:p text:style-name="Normal">70),</text:p>
      <text:p text:style-name="Normal">(95,</text:p>
      <text:p text:style-name="Normal">71),</text:p>
      <text:p text:style-name="Normal">(95,</text:p>
      <text:p text:style-name="Normal">72),</text:p>
      <text:p text:style-name="Normal">(95,</text:p>
      <text:p text:style-name="Normal">73),</text:p>
      <text:p text:style-name="Normal">(95,</text:p>
      <text:p text:style-name="Normal">74),</text:p>
      <text:p text:style-name="Normal">(95,</text:p>
      <text:p text:style-name="Normal">75),</text:p>
      <text:p text:style-name="Normal">(95,</text:p>
      <text:p text:style-name="Normal">76),</text:p>
      <text:p text:style-name="Normal">(95,</text:p>
      <text:p text:style-name="Normal">77),</text:p>
      <text:p text:style-name="Normal">(95,</text:p>
      <text:p text:style-name="Normal">78),</text:p>
      <text:p text:style-name="Normal">(95,</text:p>
      <text:p text:style-name="Normal">79),</text:p>
      <text:p text:style-name="Normal">(95,</text:p>
      <text:p text:style-name="Normal">80),</text:p>
      <text:p text:style-name="Normal">(95,</text:p>
      <text:p text:style-name="Normal">81),</text:p>
      <text:p text:style-name="Normal">(95,</text:p>
      <text:p text:style-name="Normal">82),</text:p>
      <text:p text:style-name="Normal">(95,</text:p>
      <text:soft-page-break/>
      <text:p text:style-name="Normal">83),</text:p>
      <text:p text:style-name="Normal">(95,</text:p>
      <text:p text:style-name="Normal">84),</text:p>
      <text:p text:style-name="Normal">(95,</text:p>
      <text:p text:style-name="Normal">85),</text:p>
      <text:p text:style-name="Normal">(95,</text:p>
      <text:p text:style-name="Normal">86),</text:p>
      <text:p text:style-name="Normal">(95,</text:p>
      <text:p text:style-name="Normal">87),</text:p>
      <text:p text:style-name="Normal">(95,</text:p>
      <text:p text:style-name="Normal">88),</text:p>
      <text:p text:style-name="Normal">(95,</text:p>
      <text:p text:style-name="Normal">89),</text:p>
      <text:p text:style-name="Normal">(95,</text:p>
      <text:p text:style-name="Normal">90),</text:p>
      <text:p text:style-name="Normal">(95,</text:p>
      <text:p text:style-name="Normal">91),</text:p>
      <text:p text:style-name="Normal">(95,</text:p>
      <text:p text:style-name="Normal">92),</text:p>
      <text:p text:style-name="Normal">(95,</text:p>
      <text:p text:style-name="Normal">93),</text:p>
      <text:p text:style-name="Normal">(95,</text:p>
      <text:p text:style-name="Normal">94),</text:p>
      <text:p text:style-name="Normal">(95,</text:p>
      <text:p text:style-name="Normal">96),</text:p>
      <text:p text:style-name="Normal">(95,</text:p>
      <text:p text:style-name="Normal">97),</text:p>
      <text:p text:style-name="Normal">(95,</text:p>
      <text:p text:style-name="Normal">98),</text:p>
      <text:p text:style-name="Normal">(95,</text:p>
      <text:p text:style-name="Normal">99),</text:p>
      <text:soft-page-break/>
      <text:p text:style-name="Normal">(95,</text:p>
      <text:p text:style-name="Normal">100),</text:p>
      <text:p text:style-name="Normal">(96,</text:p>
      <text:p text:style-name="Normal">1),</text:p>
      <text:p text:style-name="Normal">(96,</text:p>
      <text:p text:style-name="Normal">2),</text:p>
      <text:p text:style-name="Normal">(96,</text:p>
      <text:p text:style-name="Normal">3),</text:p>
      <text:p text:style-name="Normal">(96,</text:p>
      <text:p text:style-name="Normal">4),</text:p>
      <text:p text:style-name="Normal">(96,</text:p>
      <text:p text:style-name="Normal">5),</text:p>
      <text:p text:style-name="Normal">(96,</text:p>
      <text:p text:style-name="Normal">6),</text:p>
      <text:p text:style-name="Normal">(96,</text:p>
      <text:p text:style-name="Normal">7),</text:p>
      <text:p text:style-name="Normal">(96,</text:p>
      <text:p text:style-name="Normal">8),</text:p>
      <text:p text:style-name="Normal">(96,</text:p>
      <text:p text:style-name="Normal">9),</text:p>
      <text:p text:style-name="Normal">(96,</text:p>
      <text:p text:style-name="Normal">10),</text:p>
      <text:p text:style-name="Normal">(96,</text:p>
      <text:p text:style-name="Normal">11),</text:p>
      <text:p text:style-name="Normal">(96,</text:p>
      <text:p text:style-name="Normal">12),</text:p>
      <text:p text:style-name="Normal">(96,</text:p>
      <text:p text:style-name="Normal">13),</text:p>
      <text:p text:style-name="Normal">(96,</text:p>
      <text:p text:style-name="Normal">14),</text:p>
      <text:p text:style-name="Normal">(96,</text:p>
      <text:soft-page-break/>
      <text:p text:style-name="Normal">15),</text:p>
      <text:p text:style-name="Normal">(96,</text:p>
      <text:p text:style-name="Normal">16),</text:p>
      <text:p text:style-name="Normal">(96,</text:p>
      <text:p text:style-name="Normal">17),</text:p>
      <text:p text:style-name="Normal">(96,</text:p>
      <text:p text:style-name="Normal">18),</text:p>
      <text:p text:style-name="Normal">(96,</text:p>
      <text:p text:style-name="Normal">19),</text:p>
      <text:p text:style-name="Normal">(96,</text:p>
      <text:p text:style-name="Normal">20),</text:p>
      <text:p text:style-name="Normal">(96,</text:p>
      <text:p text:style-name="Normal">21),</text:p>
      <text:p text:style-name="Normal">(96,</text:p>
      <text:p text:style-name="Normal">22),</text:p>
      <text:p text:style-name="Normal">(96,</text:p>
      <text:p text:style-name="Normal">23),</text:p>
      <text:p text:style-name="Normal">(96,</text:p>
      <text:p text:style-name="Normal">24),</text:p>
      <text:p text:style-name="Normal">(96,</text:p>
      <text:p text:style-name="Normal">25),</text:p>
      <text:p text:style-name="Normal">(96,</text:p>
      <text:p text:style-name="Normal">26),</text:p>
      <text:p text:style-name="Normal">(96,</text:p>
      <text:p text:style-name="Normal">27),</text:p>
      <text:p text:style-name="Normal">(96,</text:p>
      <text:p text:style-name="Normal">28),</text:p>
      <text:p text:style-name="Normal">(96,</text:p>
      <text:p text:style-name="Normal">29),</text:p>
      <text:p text:style-name="Normal">(96,</text:p>
      <text:p text:style-name="Normal">30),</text:p>
      <text:soft-page-break/>
      <text:p text:style-name="Normal">(96,</text:p>
      <text:p text:style-name="Normal">31),</text:p>
      <text:p text:style-name="Normal">(96,</text:p>
      <text:p text:style-name="Normal">32),</text:p>
      <text:p text:style-name="Normal">(96,</text:p>
      <text:p text:style-name="Normal">33),</text:p>
      <text:p text:style-name="Normal">(96,</text:p>
      <text:p text:style-name="Normal">34),</text:p>
      <text:p text:style-name="Normal">(96,</text:p>
      <text:p text:style-name="Normal">35),</text:p>
      <text:p text:style-name="Normal">(96,</text:p>
      <text:p text:style-name="Normal">36),</text:p>
      <text:p text:style-name="Normal">(96,</text:p>
      <text:p text:style-name="Normal">37),</text:p>
      <text:p text:style-name="Normal">(96,</text:p>
      <text:p text:style-name="Normal">38),</text:p>
      <text:p text:style-name="Normal">(96,</text:p>
      <text:p text:style-name="Normal">39),</text:p>
      <text:p text:style-name="Normal">(96,</text:p>
      <text:p text:style-name="Normal">40),</text:p>
      <text:p text:style-name="Normal">(96,</text:p>
      <text:p text:style-name="Normal">41),</text:p>
      <text:p text:style-name="Normal">(96,</text:p>
      <text:p text:style-name="Normal">42),</text:p>
      <text:p text:style-name="Normal">(96,</text:p>
      <text:p text:style-name="Normal">43),</text:p>
      <text:p text:style-name="Normal">(96,</text:p>
      <text:p text:style-name="Normal">44),</text:p>
      <text:p text:style-name="Normal">(96,</text:p>
      <text:p text:style-name="Normal">45),</text:p>
      <text:p text:style-name="Normal">(96,</text:p>
      <text:soft-page-break/>
      <text:p text:style-name="Normal">46),</text:p>
      <text:p text:style-name="Normal">(96,</text:p>
      <text:p text:style-name="Normal">47),</text:p>
      <text:p text:style-name="Normal">(96,</text:p>
      <text:p text:style-name="Normal">48),</text:p>
      <text:p text:style-name="Normal">(96,</text:p>
      <text:p text:style-name="Normal">49),</text:p>
      <text:p text:style-name="Normal">(96,</text:p>
      <text:p text:style-name="Normal">50),</text:p>
      <text:p text:style-name="Normal">(96,</text:p>
      <text:p text:style-name="Normal">51),</text:p>
      <text:p text:style-name="Normal">(96,</text:p>
      <text:p text:style-name="Normal">52),</text:p>
      <text:p text:style-name="Normal">(96,</text:p>
      <text:p text:style-name="Normal">53),</text:p>
      <text:p text:style-name="Normal">(96,</text:p>
      <text:p text:style-name="Normal">54),</text:p>
      <text:p text:style-name="Normal">(96,</text:p>
      <text:p text:style-name="Normal">55),</text:p>
      <text:p text:style-name="Normal">(96,</text:p>
      <text:p text:style-name="Normal">56),</text:p>
      <text:p text:style-name="Normal">(96,</text:p>
      <text:p text:style-name="Normal">57),</text:p>
      <text:p text:style-name="Normal">(96,</text:p>
      <text:p text:style-name="Normal">58),</text:p>
      <text:p text:style-name="Normal">(96,</text:p>
      <text:p text:style-name="Normal">59),</text:p>
      <text:p text:style-name="Normal">(96,</text:p>
      <text:p text:style-name="Normal">60),</text:p>
      <text:p text:style-name="Normal">(96,</text:p>
      <text:p text:style-name="Normal">61),</text:p>
      <text:soft-page-break/>
      <text:p text:style-name="Normal">(96,</text:p>
      <text:p text:style-name="Normal">62),</text:p>
      <text:p text:style-name="Normal">(96,</text:p>
      <text:p text:style-name="Normal">63),</text:p>
      <text:p text:style-name="Normal">(96,</text:p>
      <text:p text:style-name="Normal">64),</text:p>
      <text:p text:style-name="Normal">(96,</text:p>
      <text:p text:style-name="Normal">65),</text:p>
      <text:p text:style-name="Normal">(96,</text:p>
      <text:p text:style-name="Normal">66),</text:p>
      <text:p text:style-name="Normal">(96,</text:p>
      <text:p text:style-name="Normal">67),</text:p>
      <text:p text:style-name="Normal">(96,</text:p>
      <text:p text:style-name="Normal">68),</text:p>
      <text:p text:style-name="Normal">(96,</text:p>
      <text:p text:style-name="Normal">69),</text:p>
      <text:p text:style-name="Normal">(96,</text:p>
      <text:p text:style-name="Normal">70),</text:p>
      <text:p text:style-name="Normal">(96,</text:p>
      <text:p text:style-name="Normal">71),</text:p>
      <text:p text:style-name="Normal">(96,</text:p>
      <text:p text:style-name="Normal">72),</text:p>
      <text:p text:style-name="Normal">(96,</text:p>
      <text:p text:style-name="Normal">73),</text:p>
      <text:p text:style-name="Normal">(96,</text:p>
      <text:p text:style-name="Normal">74),</text:p>
      <text:p text:style-name="Normal">(96,</text:p>
      <text:p text:style-name="Normal">75),</text:p>
      <text:p text:style-name="Normal">(96,</text:p>
      <text:p text:style-name="Normal">76),</text:p>
      <text:p text:style-name="Normal">(96,</text:p>
      <text:soft-page-break/>
      <text:p text:style-name="Normal">77),</text:p>
      <text:p text:style-name="Normal">(96,</text:p>
      <text:p text:style-name="Normal">78),</text:p>
      <text:p text:style-name="Normal">(96,</text:p>
      <text:p text:style-name="Normal">79),</text:p>
      <text:p text:style-name="Normal">(96,</text:p>
      <text:p text:style-name="Normal">80),</text:p>
      <text:p text:style-name="Normal">(96,</text:p>
      <text:p text:style-name="Normal">81),</text:p>
      <text:p text:style-name="Normal">(96,</text:p>
      <text:p text:style-name="Normal">82),</text:p>
      <text:p text:style-name="Normal">(96,</text:p>
      <text:p text:style-name="Normal">83),</text:p>
      <text:p text:style-name="Normal">(96,</text:p>
      <text:p text:style-name="Normal">84),</text:p>
      <text:p text:style-name="Normal">(96,</text:p>
      <text:p text:style-name="Normal">85),</text:p>
      <text:p text:style-name="Normal">(96,</text:p>
      <text:p text:style-name="Normal">86),</text:p>
      <text:p text:style-name="Normal">(96,</text:p>
      <text:p text:style-name="Normal">87),</text:p>
      <text:p text:style-name="Normal">(96,</text:p>
      <text:p text:style-name="Normal">88),</text:p>
      <text:p text:style-name="Normal">(96,</text:p>
      <text:p text:style-name="Normal">89),</text:p>
      <text:p text:style-name="Normal">(96,</text:p>
      <text:p text:style-name="Normal">90),</text:p>
      <text:p text:style-name="Normal">(96,</text:p>
      <text:p text:style-name="Normal">91),</text:p>
      <text:p text:style-name="Normal">(96,</text:p>
      <text:p text:style-name="Normal">92),</text:p>
      <text:soft-page-break/>
      <text:p text:style-name="Normal">(96,</text:p>
      <text:p text:style-name="Normal">93),</text:p>
      <text:p text:style-name="Normal">(96,</text:p>
      <text:p text:style-name="Normal">94),</text:p>
      <text:p text:style-name="Normal">(96,</text:p>
      <text:p text:style-name="Normal">95),</text:p>
      <text:p text:style-name="Normal">(96,</text:p>
      <text:p text:style-name="Normal">97),</text:p>
      <text:p text:style-name="Normal">(96,</text:p>
      <text:p text:style-name="Normal">98),</text:p>
      <text:p text:style-name="Normal">(96,</text:p>
      <text:p text:style-name="Normal">99),</text:p>
      <text:p text:style-name="Normal">(96,</text:p>
      <text:p text:style-name="Normal">100),</text:p>
      <text:p text:style-name="Normal">(97,</text:p>
      <text:p text:style-name="Normal">1),</text:p>
      <text:p text:style-name="Normal">(97,</text:p>
      <text:p text:style-name="Normal">2),</text:p>
      <text:p text:style-name="Normal">(97,</text:p>
      <text:p text:style-name="Normal">3),</text:p>
      <text:p text:style-name="Normal">(97,</text:p>
      <text:p text:style-name="Normal">4),</text:p>
      <text:p text:style-name="Normal">(97,</text:p>
      <text:p text:style-name="Normal">5),</text:p>
      <text:p text:style-name="Normal">(97,</text:p>
      <text:p text:style-name="Normal">6),</text:p>
      <text:p text:style-name="Normal">(97,</text:p>
      <text:p text:style-name="Normal">7),</text:p>
      <text:p text:style-name="Normal">(97,</text:p>
      <text:p text:style-name="Normal">8),</text:p>
      <text:p text:style-name="Normal">(97,</text:p>
      <text:soft-page-break/>
      <text:p text:style-name="Normal">9),</text:p>
      <text:p text:style-name="Normal">(97,</text:p>
      <text:p text:style-name="Normal">10),</text:p>
      <text:p text:style-name="Normal">(97,</text:p>
      <text:p text:style-name="Normal">11),</text:p>
      <text:p text:style-name="Normal">(97,</text:p>
      <text:p text:style-name="Normal">12),</text:p>
      <text:p text:style-name="Normal">(97,</text:p>
      <text:p text:style-name="Normal">13),</text:p>
      <text:p text:style-name="Normal">(97,</text:p>
      <text:p text:style-name="Normal">14),</text:p>
      <text:p text:style-name="Normal">(97,</text:p>
      <text:p text:style-name="Normal">15),</text:p>
      <text:p text:style-name="Normal">(97,</text:p>
      <text:p text:style-name="Normal">16),</text:p>
      <text:p text:style-name="Normal">(97,</text:p>
      <text:p text:style-name="Normal">17),</text:p>
      <text:p text:style-name="Normal">(97,</text:p>
      <text:p text:style-name="Normal">18),</text:p>
      <text:p text:style-name="Normal">(97,</text:p>
      <text:p text:style-name="Normal">19),</text:p>
      <text:p text:style-name="Normal">(97,</text:p>
      <text:p text:style-name="Normal">20),</text:p>
      <text:p text:style-name="Normal">(97,</text:p>
      <text:p text:style-name="Normal">21),</text:p>
      <text:p text:style-name="Normal">(97,</text:p>
      <text:p text:style-name="Normal">22),</text:p>
      <text:p text:style-name="Normal">(97,</text:p>
      <text:p text:style-name="Normal">23),</text:p>
      <text:p text:style-name="Normal">(97,</text:p>
      <text:p text:style-name="Normal">24),</text:p>
      <text:soft-page-break/>
      <text:p text:style-name="Normal">(97,</text:p>
      <text:p text:style-name="Normal">25),</text:p>
      <text:p text:style-name="Normal">(97,</text:p>
      <text:p text:style-name="Normal">26),</text:p>
      <text:p text:style-name="Normal">(97,</text:p>
      <text:p text:style-name="Normal">27),</text:p>
      <text:p text:style-name="Normal">(97,</text:p>
      <text:p text:style-name="Normal">28),</text:p>
      <text:p text:style-name="Normal">(97,</text:p>
      <text:p text:style-name="Normal">29),</text:p>
      <text:p text:style-name="Normal">(97,</text:p>
      <text:p text:style-name="Normal">30),</text:p>
      <text:p text:style-name="Normal">(97,</text:p>
      <text:p text:style-name="Normal">31),</text:p>
      <text:p text:style-name="Normal">(97,</text:p>
      <text:p text:style-name="Normal">32),</text:p>
      <text:p text:style-name="Normal">(97,</text:p>
      <text:p text:style-name="Normal">33),</text:p>
      <text:p text:style-name="Normal">(97,</text:p>
      <text:p text:style-name="Normal">34),</text:p>
      <text:p text:style-name="Normal">(97,</text:p>
      <text:p text:style-name="Normal">35),</text:p>
      <text:p text:style-name="Normal">(97,</text:p>
      <text:p text:style-name="Normal">36),</text:p>
      <text:p text:style-name="Normal">(97,</text:p>
      <text:p text:style-name="Normal">37),</text:p>
      <text:p text:style-name="Normal">(97,</text:p>
      <text:p text:style-name="Normal">38),</text:p>
      <text:p text:style-name="Normal">(97,</text:p>
      <text:p text:style-name="Normal">39),</text:p>
      <text:p text:style-name="Normal">(97,</text:p>
      <text:soft-page-break/>
      <text:p text:style-name="Normal">40),</text:p>
      <text:p text:style-name="Normal">(97,</text:p>
      <text:p text:style-name="Normal">41),</text:p>
      <text:p text:style-name="Normal">(97,</text:p>
      <text:p text:style-name="Normal">42),</text:p>
      <text:p text:style-name="Normal">(97,</text:p>
      <text:p text:style-name="Normal">43),</text:p>
      <text:p text:style-name="Normal">(97,</text:p>
      <text:p text:style-name="Normal">44),</text:p>
      <text:p text:style-name="Normal">(97,</text:p>
      <text:p text:style-name="Normal">45),</text:p>
      <text:p text:style-name="Normal">(97,</text:p>
      <text:p text:style-name="Normal">46),</text:p>
      <text:p text:style-name="Normal">(97,</text:p>
      <text:p text:style-name="Normal">47),</text:p>
      <text:p text:style-name="Normal">(97,</text:p>
      <text:p text:style-name="Normal">48),</text:p>
      <text:p text:style-name="Normal">(97,</text:p>
      <text:p text:style-name="Normal">49),</text:p>
      <text:p text:style-name="Normal">(97,</text:p>
      <text:p text:style-name="Normal">50),</text:p>
      <text:p text:style-name="Normal">(97,</text:p>
      <text:p text:style-name="Normal">51),</text:p>
      <text:p text:style-name="Normal">(97,</text:p>
      <text:p text:style-name="Normal">52),</text:p>
      <text:p text:style-name="Normal">(97,</text:p>
      <text:p text:style-name="Normal">53),</text:p>
      <text:p text:style-name="Normal">(97,</text:p>
      <text:p text:style-name="Normal">54),</text:p>
      <text:p text:style-name="Normal">(97,</text:p>
      <text:p text:style-name="Normal">55),</text:p>
      <text:soft-page-break/>
      <text:p text:style-name="Normal">(97,</text:p>
      <text:p text:style-name="Normal">56),</text:p>
      <text:p text:style-name="Normal">(97,</text:p>
      <text:p text:style-name="Normal">57),</text:p>
      <text:p text:style-name="Normal">(97,</text:p>
      <text:p text:style-name="Normal">58),</text:p>
      <text:p text:style-name="Normal">(97,</text:p>
      <text:p text:style-name="Normal">59),</text:p>
      <text:p text:style-name="Normal">(97,</text:p>
      <text:p text:style-name="Normal">60),</text:p>
      <text:p text:style-name="Normal">(97,</text:p>
      <text:p text:style-name="Normal">61),</text:p>
      <text:p text:style-name="Normal">(97,</text:p>
      <text:p text:style-name="Normal">62),</text:p>
      <text:p text:style-name="Normal">(97,</text:p>
      <text:p text:style-name="Normal">63),</text:p>
      <text:p text:style-name="Normal">(97,</text:p>
      <text:p text:style-name="Normal">64),</text:p>
      <text:p text:style-name="Normal">(97,</text:p>
      <text:p text:style-name="Normal">65),</text:p>
      <text:p text:style-name="Normal">(97,</text:p>
      <text:p text:style-name="Normal">66),</text:p>
      <text:p text:style-name="Normal">(97,</text:p>
      <text:p text:style-name="Normal">67),</text:p>
      <text:p text:style-name="Normal">(97,</text:p>
      <text:p text:style-name="Normal">68),</text:p>
      <text:p text:style-name="Normal">(97,</text:p>
      <text:p text:style-name="Normal">69),</text:p>
      <text:p text:style-name="Normal">(97,</text:p>
      <text:p text:style-name="Normal">70),</text:p>
      <text:p text:style-name="Normal">(97,</text:p>
      <text:soft-page-break/>
      <text:p text:style-name="Normal">71),</text:p>
      <text:p text:style-name="Normal">(97,</text:p>
      <text:p text:style-name="Normal">72),</text:p>
      <text:p text:style-name="Normal">(97,</text:p>
      <text:p text:style-name="Normal">73),</text:p>
      <text:p text:style-name="Normal">(97,</text:p>
      <text:p text:style-name="Normal">74),</text:p>
      <text:p text:style-name="Normal">(97,</text:p>
      <text:p text:style-name="Normal">75),</text:p>
      <text:p text:style-name="Normal">(97,</text:p>
      <text:p text:style-name="Normal">76),</text:p>
      <text:p text:style-name="Normal">(97,</text:p>
      <text:p text:style-name="Normal">77),</text:p>
      <text:p text:style-name="Normal">(97,</text:p>
      <text:p text:style-name="Normal">78),</text:p>
      <text:p text:style-name="Normal">(97,</text:p>
      <text:p text:style-name="Normal">79),</text:p>
      <text:p text:style-name="Normal">(97,</text:p>
      <text:p text:style-name="Normal">80),</text:p>
      <text:p text:style-name="Normal">(97,</text:p>
      <text:p text:style-name="Normal">81),</text:p>
      <text:p text:style-name="Normal">(97,</text:p>
      <text:p text:style-name="Normal">82),</text:p>
      <text:p text:style-name="Normal">(97,</text:p>
      <text:p text:style-name="Normal">83),</text:p>
      <text:p text:style-name="Normal">(97,</text:p>
      <text:p text:style-name="Normal">84),</text:p>
      <text:p text:style-name="Normal">(97,</text:p>
      <text:p text:style-name="Normal">85),</text:p>
      <text:p text:style-name="Normal">(97,</text:p>
      <text:p text:style-name="Normal">86),</text:p>
      <text:soft-page-break/>
      <text:p text:style-name="Normal">(97,</text:p>
      <text:p text:style-name="Normal">87),</text:p>
      <text:p text:style-name="Normal">(97,</text:p>
      <text:p text:style-name="Normal">88),</text:p>
      <text:p text:style-name="Normal">(97,</text:p>
      <text:p text:style-name="Normal">89),</text:p>
      <text:p text:style-name="Normal">(97,</text:p>
      <text:p text:style-name="Normal">90),</text:p>
      <text:p text:style-name="Normal">(97,</text:p>
      <text:p text:style-name="Normal">91),</text:p>
      <text:p text:style-name="Normal">(97,</text:p>
      <text:p text:style-name="Normal">92),</text:p>
      <text:p text:style-name="Normal">(97,</text:p>
      <text:p text:style-name="Normal">93),</text:p>
      <text:p text:style-name="Normal">(97,</text:p>
      <text:p text:style-name="Normal">94),</text:p>
      <text:p text:style-name="Normal">(97,</text:p>
      <text:p text:style-name="Normal">95),</text:p>
      <text:p text:style-name="Normal">(97,</text:p>
      <text:p text:style-name="Normal">96),</text:p>
      <text:p text:style-name="Normal">(97,</text:p>
      <text:p text:style-name="Normal">98),</text:p>
      <text:p text:style-name="Normal">(97,</text:p>
      <text:p text:style-name="Normal">99),</text:p>
      <text:p text:style-name="Normal">(97,</text:p>
      <text:p text:style-name="Normal">100),</text:p>
      <text:p text:style-name="Normal">(98,</text:p>
      <text:p text:style-name="Normal">1),</text:p>
      <text:p text:style-name="Normal">(98,</text:p>
      <text:p text:style-name="Normal">2),</text:p>
      <text:p text:style-name="Normal">(98,</text:p>
      <text:soft-page-break/>
      <text:p text:style-name="Normal">3),</text:p>
      <text:p text:style-name="Normal">(98,</text:p>
      <text:p text:style-name="Normal">4),</text:p>
      <text:p text:style-name="Normal">(98,</text:p>
      <text:p text:style-name="Normal">5),</text:p>
      <text:p text:style-name="Normal">(98,</text:p>
      <text:p text:style-name="Normal">6),</text:p>
      <text:p text:style-name="Normal">(98,</text:p>
      <text:p text:style-name="Normal">7),</text:p>
      <text:p text:style-name="Normal">(98,</text:p>
      <text:p text:style-name="Normal">8),</text:p>
      <text:p text:style-name="Normal">(98,</text:p>
      <text:p text:style-name="Normal">9),</text:p>
      <text:p text:style-name="Normal">(98,</text:p>
      <text:p text:style-name="Normal">10),</text:p>
      <text:p text:style-name="Normal">(98,</text:p>
      <text:p text:style-name="Normal">11),</text:p>
      <text:p text:style-name="Normal">(98,</text:p>
      <text:p text:style-name="Normal">12),</text:p>
      <text:p text:style-name="Normal">(98,</text:p>
      <text:p text:style-name="Normal">13),</text:p>
      <text:p text:style-name="Normal">(98,</text:p>
      <text:p text:style-name="Normal">14),</text:p>
      <text:p text:style-name="Normal">(98,</text:p>
      <text:p text:style-name="Normal">15),</text:p>
      <text:p text:style-name="Normal">(98,</text:p>
      <text:p text:style-name="Normal">16),</text:p>
      <text:p text:style-name="Normal">(98,</text:p>
      <text:p text:style-name="Normal">17),</text:p>
      <text:p text:style-name="Normal">(98,</text:p>
      <text:p text:style-name="Normal">18),</text:p>
      <text:soft-page-break/>
      <text:p text:style-name="Normal">(98,</text:p>
      <text:p text:style-name="Normal">19),</text:p>
      <text:p text:style-name="Normal">(98,</text:p>
      <text:p text:style-name="Normal">20),</text:p>
      <text:p text:style-name="Normal">(98,</text:p>
      <text:p text:style-name="Normal">21),</text:p>
      <text:p text:style-name="Normal">(98,</text:p>
      <text:p text:style-name="Normal">22),</text:p>
      <text:p text:style-name="Normal">(98,</text:p>
      <text:p text:style-name="Normal">23),</text:p>
      <text:p text:style-name="Normal">(98,</text:p>
      <text:p text:style-name="Normal">24),</text:p>
      <text:p text:style-name="Normal">(98,</text:p>
      <text:p text:style-name="Normal">25),</text:p>
      <text:p text:style-name="Normal">(98,</text:p>
      <text:p text:style-name="Normal">26),</text:p>
      <text:p text:style-name="Normal">(98,</text:p>
      <text:p text:style-name="Normal">27),</text:p>
      <text:p text:style-name="Normal">(98,</text:p>
      <text:p text:style-name="Normal">28),</text:p>
      <text:p text:style-name="Normal">(98,</text:p>
      <text:p text:style-name="Normal">29),</text:p>
      <text:p text:style-name="Normal">(98,</text:p>
      <text:p text:style-name="Normal">30),</text:p>
      <text:p text:style-name="Normal">(98,</text:p>
      <text:p text:style-name="Normal">31),</text:p>
      <text:p text:style-name="Normal">(98,</text:p>
      <text:p text:style-name="Normal">32),</text:p>
      <text:p text:style-name="Normal">(98,</text:p>
      <text:p text:style-name="Normal">33),</text:p>
      <text:p text:style-name="Normal">(98,</text:p>
      <text:soft-page-break/>
      <text:p text:style-name="Normal">34),</text:p>
      <text:p text:style-name="Normal">(98,</text:p>
      <text:p text:style-name="Normal">35),</text:p>
      <text:p text:style-name="Normal">(98,</text:p>
      <text:p text:style-name="Normal">36),</text:p>
      <text:p text:style-name="Normal">(98,</text:p>
      <text:p text:style-name="Normal">37),</text:p>
      <text:p text:style-name="Normal">(98,</text:p>
      <text:p text:style-name="Normal">38),</text:p>
      <text:p text:style-name="Normal">(98,</text:p>
      <text:p text:style-name="Normal">39),</text:p>
      <text:p text:style-name="Normal">(98,</text:p>
      <text:p text:style-name="Normal">40),</text:p>
      <text:p text:style-name="Normal">(98,</text:p>
      <text:p text:style-name="Normal">41),</text:p>
      <text:p text:style-name="Normal">(98,</text:p>
      <text:p text:style-name="Normal">42),</text:p>
      <text:p text:style-name="Normal">(98,</text:p>
      <text:p text:style-name="Normal">43),</text:p>
      <text:p text:style-name="Normal">(98,</text:p>
      <text:p text:style-name="Normal">44),</text:p>
      <text:p text:style-name="Normal">(98,</text:p>
      <text:p text:style-name="Normal">45),</text:p>
      <text:p text:style-name="Normal">(98,</text:p>
      <text:p text:style-name="Normal">46),</text:p>
      <text:p text:style-name="Normal">(98,</text:p>
      <text:p text:style-name="Normal">47),</text:p>
      <text:p text:style-name="Normal">(98,</text:p>
      <text:p text:style-name="Normal">48),</text:p>
      <text:p text:style-name="Normal">(98,</text:p>
      <text:p text:style-name="Normal">49),</text:p>
      <text:soft-page-break/>
      <text:p text:style-name="Normal">(98,</text:p>
      <text:p text:style-name="Normal">50),</text:p>
      <text:p text:style-name="Normal">(98,</text:p>
      <text:p text:style-name="Normal">51),</text:p>
      <text:p text:style-name="Normal">(98,</text:p>
      <text:p text:style-name="Normal">52),</text:p>
      <text:p text:style-name="Normal">(98,</text:p>
      <text:p text:style-name="Normal">53),</text:p>
      <text:p text:style-name="Normal">(98,</text:p>
      <text:p text:style-name="Normal">54),</text:p>
      <text:p text:style-name="Normal">(98,</text:p>
      <text:p text:style-name="Normal">55),</text:p>
      <text:p text:style-name="Normal">(98,</text:p>
      <text:p text:style-name="Normal">56),</text:p>
      <text:p text:style-name="Normal">(98,</text:p>
      <text:p text:style-name="Normal">57),</text:p>
      <text:p text:style-name="Normal">(98,</text:p>
      <text:p text:style-name="Normal">58),</text:p>
      <text:p text:style-name="Normal">(98,</text:p>
      <text:p text:style-name="Normal">59),</text:p>
      <text:p text:style-name="Normal">(98,</text:p>
      <text:p text:style-name="Normal">60),</text:p>
      <text:p text:style-name="Normal">(98,</text:p>
      <text:p text:style-name="Normal">61),</text:p>
      <text:p text:style-name="Normal">(98,</text:p>
      <text:p text:style-name="Normal">62),</text:p>
      <text:p text:style-name="Normal">(98,</text:p>
      <text:p text:style-name="Normal">63),</text:p>
      <text:p text:style-name="Normal">(98,</text:p>
      <text:p text:style-name="Normal">64),</text:p>
      <text:p text:style-name="Normal">(98,</text:p>
      <text:soft-page-break/>
      <text:p text:style-name="Normal">65),</text:p>
      <text:p text:style-name="Normal">(98,</text:p>
      <text:p text:style-name="Normal">66),</text:p>
      <text:p text:style-name="Normal">(98,</text:p>
      <text:p text:style-name="Normal">67),</text:p>
      <text:p text:style-name="Normal">(98,</text:p>
      <text:p text:style-name="Normal">68),</text:p>
      <text:p text:style-name="Normal">(98,</text:p>
      <text:p text:style-name="Normal">69),</text:p>
      <text:p text:style-name="Normal">(98,</text:p>
      <text:p text:style-name="Normal">70),</text:p>
      <text:p text:style-name="Normal">(98,</text:p>
      <text:p text:style-name="Normal">71),</text:p>
      <text:p text:style-name="Normal">(98,</text:p>
      <text:p text:style-name="Normal">72),</text:p>
      <text:p text:style-name="Normal">(98,</text:p>
      <text:p text:style-name="Normal">73),</text:p>
      <text:p text:style-name="Normal">(98,</text:p>
      <text:p text:style-name="Normal">74),</text:p>
      <text:p text:style-name="Normal">(98,</text:p>
      <text:p text:style-name="Normal">75),</text:p>
      <text:p text:style-name="Normal">(98,</text:p>
      <text:p text:style-name="Normal">76),</text:p>
      <text:p text:style-name="Normal">(98,</text:p>
      <text:p text:style-name="Normal">77),</text:p>
      <text:p text:style-name="Normal">(98,</text:p>
      <text:p text:style-name="Normal">78),</text:p>
      <text:p text:style-name="Normal">(98,</text:p>
      <text:p text:style-name="Normal">79),</text:p>
      <text:p text:style-name="Normal">(98,</text:p>
      <text:p text:style-name="Normal">80),</text:p>
      <text:soft-page-break/>
      <text:p text:style-name="Normal">(98,</text:p>
      <text:p text:style-name="Normal">81),</text:p>
      <text:p text:style-name="Normal">(98,</text:p>
      <text:p text:style-name="Normal">82),</text:p>
      <text:p text:style-name="Normal">(98,</text:p>
      <text:p text:style-name="Normal">83),</text:p>
      <text:p text:style-name="Normal">(98,</text:p>
      <text:p text:style-name="Normal">84),</text:p>
      <text:p text:style-name="Normal">(98,</text:p>
      <text:p text:style-name="Normal">85),</text:p>
      <text:p text:style-name="Normal">(98,</text:p>
      <text:p text:style-name="Normal">86),</text:p>
      <text:p text:style-name="Normal">(98,</text:p>
      <text:p text:style-name="Normal">87),</text:p>
      <text:p text:style-name="Normal">(98,</text:p>
      <text:p text:style-name="Normal">88),</text:p>
      <text:p text:style-name="Normal">(98,</text:p>
      <text:p text:style-name="Normal">89),</text:p>
      <text:p text:style-name="Normal">(98,</text:p>
      <text:p text:style-name="Normal">90),</text:p>
      <text:p text:style-name="Normal">(98,</text:p>
      <text:p text:style-name="Normal">91),</text:p>
      <text:p text:style-name="Normal">(98,</text:p>
      <text:p text:style-name="Normal">92),</text:p>
      <text:p text:style-name="Normal">(98,</text:p>
      <text:p text:style-name="Normal">93),</text:p>
      <text:p text:style-name="Normal">(98,</text:p>
      <text:p text:style-name="Normal">94),</text:p>
      <text:p text:style-name="Normal">(98,</text:p>
      <text:p text:style-name="Normal">95),</text:p>
      <text:p text:style-name="Normal">(98,</text:p>
      <text:soft-page-break/>
      <text:p text:style-name="Normal">96),</text:p>
      <text:p text:style-name="Normal">(98,</text:p>
      <text:p text:style-name="Normal">97),</text:p>
      <text:p text:style-name="Normal">(98,</text:p>
      <text:p text:style-name="Normal">99),</text:p>
      <text:p text:style-name="Normal">(98,</text:p>
      <text:p text:style-name="Normal">100),</text:p>
      <text:p text:style-name="Normal">(99,</text:p>
      <text:p text:style-name="Normal">1),</text:p>
      <text:p text:style-name="Normal">(99,</text:p>
      <text:p text:style-name="Normal">2),</text:p>
      <text:p text:style-name="Normal">(99,</text:p>
      <text:p text:style-name="Normal">3),</text:p>
      <text:p text:style-name="Normal">(99,</text:p>
      <text:p text:style-name="Normal">4),</text:p>
      <text:p text:style-name="Normal">(99,</text:p>
      <text:p text:style-name="Normal">5),</text:p>
      <text:p text:style-name="Normal">(99,</text:p>
      <text:p text:style-name="Normal">6),</text:p>
      <text:p text:style-name="Normal">(99,</text:p>
      <text:p text:style-name="Normal">7),</text:p>
      <text:p text:style-name="Normal">(99,</text:p>
      <text:p text:style-name="Normal">8),</text:p>
      <text:p text:style-name="Normal">(99,</text:p>
      <text:p text:style-name="Normal">9),</text:p>
      <text:p text:style-name="Normal">(99,</text:p>
      <text:p text:style-name="Normal">10),</text:p>
      <text:p text:style-name="Normal">(99,</text:p>
      <text:p text:style-name="Normal">11),</text:p>
      <text:p text:style-name="Normal">(99,</text:p>
      <text:p text:style-name="Normal">12),</text:p>
      <text:soft-page-break/>
      <text:p text:style-name="Normal">(99,</text:p>
      <text:p text:style-name="Normal">13),</text:p>
      <text:p text:style-name="Normal">(99,</text:p>
      <text:p text:style-name="Normal">14),</text:p>
      <text:p text:style-name="Normal">(99,</text:p>
      <text:p text:style-name="Normal">15),</text:p>
      <text:p text:style-name="Normal">(99,</text:p>
      <text:p text:style-name="Normal">16),</text:p>
      <text:p text:style-name="Normal">(99,</text:p>
      <text:p text:style-name="Normal">17),</text:p>
      <text:p text:style-name="Normal">(99,</text:p>
      <text:p text:style-name="Normal">18),</text:p>
      <text:p text:style-name="Normal">(99,</text:p>
      <text:p text:style-name="Normal">19),</text:p>
      <text:p text:style-name="Normal">(99,</text:p>
      <text:p text:style-name="Normal">20),</text:p>
      <text:p text:style-name="Normal">(99,</text:p>
      <text:p text:style-name="Normal">21),</text:p>
      <text:p text:style-name="Normal">(99,</text:p>
      <text:p text:style-name="Normal">22),</text:p>
      <text:p text:style-name="Normal">(99,</text:p>
      <text:p text:style-name="Normal">23),</text:p>
      <text:p text:style-name="Normal">(99,</text:p>
      <text:p text:style-name="Normal">24),</text:p>
      <text:p text:style-name="Normal">(99,</text:p>
      <text:p text:style-name="Normal">25),</text:p>
      <text:p text:style-name="Normal">(99,</text:p>
      <text:p text:style-name="Normal">26),</text:p>
      <text:p text:style-name="Normal">(99,</text:p>
      <text:p text:style-name="Normal">27),</text:p>
      <text:p text:style-name="Normal">(99,</text:p>
      <text:soft-page-break/>
      <text:p text:style-name="Normal">28),</text:p>
      <text:p text:style-name="Normal">(99,</text:p>
      <text:p text:style-name="Normal">29),</text:p>
      <text:p text:style-name="Normal">(99,</text:p>
      <text:p text:style-name="Normal">30),</text:p>
      <text:p text:style-name="Normal">(99,</text:p>
      <text:p text:style-name="Normal">31),</text:p>
      <text:p text:style-name="Normal">(99,</text:p>
      <text:p text:style-name="Normal">32),</text:p>
      <text:p text:style-name="Normal">(99,</text:p>
      <text:p text:style-name="Normal">33),</text:p>
      <text:p text:style-name="Normal">(99,</text:p>
      <text:p text:style-name="Normal">34),</text:p>
      <text:p text:style-name="Normal">(99,</text:p>
      <text:p text:style-name="Normal">35),</text:p>
      <text:p text:style-name="Normal">(99,</text:p>
      <text:p text:style-name="Normal">36),</text:p>
      <text:p text:style-name="Normal">(99,</text:p>
      <text:p text:style-name="Normal">37),</text:p>
      <text:p text:style-name="Normal">(99,</text:p>
      <text:p text:style-name="Normal">38),</text:p>
      <text:p text:style-name="Normal">(99,</text:p>
      <text:p text:style-name="Normal">39),</text:p>
      <text:p text:style-name="Normal">(99,</text:p>
      <text:p text:style-name="Normal">40),</text:p>
      <text:p text:style-name="Normal">(99,</text:p>
      <text:p text:style-name="Normal">41),</text:p>
      <text:p text:style-name="Normal">(99,</text:p>
      <text:p text:style-name="Normal">42),</text:p>
      <text:p text:style-name="Normal">(99,</text:p>
      <text:p text:style-name="Normal">43),</text:p>
      <text:soft-page-break/>
      <text:p text:style-name="Normal">(99,</text:p>
      <text:p text:style-name="Normal">44),</text:p>
      <text:p text:style-name="Normal">(99,</text:p>
      <text:p text:style-name="Normal">45),</text:p>
      <text:p text:style-name="Normal">(99,</text:p>
      <text:p text:style-name="Normal">46),</text:p>
      <text:p text:style-name="Normal">(99,</text:p>
      <text:p text:style-name="Normal">47),</text:p>
      <text:p text:style-name="Normal">(99,</text:p>
      <text:p text:style-name="Normal">48),</text:p>
      <text:p text:style-name="Normal">(99,</text:p>
      <text:p text:style-name="Normal">49),</text:p>
      <text:p text:style-name="Normal">(99,</text:p>
      <text:p text:style-name="Normal">50),</text:p>
      <text:p text:style-name="Normal">(99,</text:p>
      <text:p text:style-name="Normal">51),</text:p>
      <text:p text:style-name="Normal">(99,</text:p>
      <text:p text:style-name="Normal">52),</text:p>
      <text:p text:style-name="Normal">(99,</text:p>
      <text:p text:style-name="Normal">53),</text:p>
      <text:p text:style-name="Normal">(99,</text:p>
      <text:p text:style-name="Normal">54),</text:p>
      <text:p text:style-name="Normal">(99,</text:p>
      <text:p text:style-name="Normal">55),</text:p>
      <text:p text:style-name="Normal">(99,</text:p>
      <text:p text:style-name="Normal">56),</text:p>
      <text:p text:style-name="Normal">(99,</text:p>
      <text:p text:style-name="Normal">57),</text:p>
      <text:p text:style-name="Normal">(99,</text:p>
      <text:p text:style-name="Normal">58),</text:p>
      <text:p text:style-name="Normal">(99,</text:p>
      <text:soft-page-break/>
      <text:p text:style-name="Normal">59),</text:p>
      <text:p text:style-name="Normal">(99,</text:p>
      <text:p text:style-name="Normal">60),</text:p>
      <text:p text:style-name="Normal">(99,</text:p>
      <text:p text:style-name="Normal">61),</text:p>
      <text:p text:style-name="Normal">(99,</text:p>
      <text:p text:style-name="Normal">62),</text:p>
      <text:p text:style-name="Normal">(99,</text:p>
      <text:p text:style-name="Normal">63),</text:p>
      <text:p text:style-name="Normal">(99,</text:p>
      <text:p text:style-name="Normal">64),</text:p>
      <text:p text:style-name="Normal">(99,</text:p>
      <text:p text:style-name="Normal">65),</text:p>
      <text:p text:style-name="Normal">(99,</text:p>
      <text:p text:style-name="Normal">66),</text:p>
      <text:p text:style-name="Normal">(99,</text:p>
      <text:p text:style-name="Normal">67),</text:p>
      <text:p text:style-name="Normal">(99,</text:p>
      <text:p text:style-name="Normal">68),</text:p>
      <text:p text:style-name="Normal">(99,</text:p>
      <text:p text:style-name="Normal">69),</text:p>
      <text:p text:style-name="Normal">(99,</text:p>
      <text:p text:style-name="Normal">70),</text:p>
      <text:p text:style-name="Normal">(99,</text:p>
      <text:p text:style-name="Normal">71),</text:p>
      <text:p text:style-name="Normal">(99,</text:p>
      <text:p text:style-name="Normal">72),</text:p>
      <text:p text:style-name="Normal">(99,</text:p>
      <text:p text:style-name="Normal">73),</text:p>
      <text:p text:style-name="Normal">(99,</text:p>
      <text:p text:style-name="Normal">74),</text:p>
      <text:soft-page-break/>
      <text:p text:style-name="Normal">(99,</text:p>
      <text:p text:style-name="Normal">75),</text:p>
      <text:p text:style-name="Normal">(99,</text:p>
      <text:p text:style-name="Normal">76),</text:p>
      <text:p text:style-name="Normal">(99,</text:p>
      <text:p text:style-name="Normal">77),</text:p>
      <text:p text:style-name="Normal">(99,</text:p>
      <text:p text:style-name="Normal">78),</text:p>
      <text:p text:style-name="Normal">(99,</text:p>
      <text:p text:style-name="Normal">79),</text:p>
      <text:p text:style-name="Normal">(99,</text:p>
      <text:p text:style-name="Normal">80),</text:p>
      <text:p text:style-name="Normal">(99,</text:p>
      <text:p text:style-name="Normal">81),</text:p>
      <text:p text:style-name="Normal">(99,</text:p>
      <text:p text:style-name="Normal">82),</text:p>
      <text:p text:style-name="Normal">(99,</text:p>
      <text:p text:style-name="Normal">83),</text:p>
      <text:p text:style-name="Normal">(99,</text:p>
      <text:p text:style-name="Normal">84),</text:p>
      <text:p text:style-name="Normal">(99,</text:p>
      <text:p text:style-name="Normal">85),</text:p>
      <text:p text:style-name="Normal">(99,</text:p>
      <text:p text:style-name="Normal">86),</text:p>
      <text:p text:style-name="Normal">(99,</text:p>
      <text:p text:style-name="Normal">87),</text:p>
      <text:p text:style-name="Normal">(99,</text:p>
      <text:p text:style-name="Normal">88),</text:p>
      <text:p text:style-name="Normal">(99,</text:p>
      <text:p text:style-name="Normal">89),</text:p>
      <text:p text:style-name="Normal">(99,</text:p>
      <text:soft-page-break/>
      <text:p text:style-name="Normal">90),</text:p>
      <text:p text:style-name="Normal">(99,</text:p>
      <text:p text:style-name="Normal">91),</text:p>
      <text:p text:style-name="Normal">(99,</text:p>
      <text:p text:style-name="Normal">92),</text:p>
      <text:p text:style-name="Normal">(99,</text:p>
      <text:p text:style-name="Normal">93),</text:p>
      <text:p text:style-name="Normal">(99,</text:p>
      <text:p text:style-name="Normal">94),</text:p>
      <text:p text:style-name="Normal">(99,</text:p>
      <text:p text:style-name="Normal">95),</text:p>
      <text:p text:style-name="Normal">(99,</text:p>
      <text:p text:style-name="Normal">96),</text:p>
      <text:p text:style-name="Normal">(99,</text:p>
      <text:p text:style-name="Normal">97),</text:p>
      <text:p text:style-name="Normal">(99,</text:p>
      <text:p text:style-name="Normal">98),</text:p>
      <text:p text:style-name="Normal">(99,</text:p>
      <text:p text:style-name="Normal">100),</text:p>
      <text:p text:style-name="Normal">(100,</text:p>
      <text:p text:style-name="Normal">1),</text:p>
      <text:p text:style-name="Normal">(100,</text:p>
      <text:p text:style-name="Normal">2),</text:p>
      <text:p text:style-name="Normal">(100,</text:p>
      <text:p text:style-name="Normal">3),</text:p>
      <text:p text:style-name="Normal">(100,</text:p>
      <text:p text:style-name="Normal">4),</text:p>
      <text:p text:style-name="Normal">(100,</text:p>
      <text:p text:style-name="Normal">5),</text:p>
      <text:p text:style-name="Normal">(100,</text:p>
      <text:p text:style-name="Normal">6),</text:p>
      <text:soft-page-break/>
      <text:p text:style-name="Normal">(100,</text:p>
      <text:p text:style-name="Normal">7),</text:p>
      <text:p text:style-name="Normal">(100,</text:p>
      <text:p text:style-name="Normal">8),</text:p>
      <text:p text:style-name="Normal">(100,</text:p>
      <text:p text:style-name="Normal">9),</text:p>
      <text:p text:style-name="Normal">(100,</text:p>
      <text:p text:style-name="Normal">10),</text:p>
      <text:p text:style-name="Normal">(100,</text:p>
      <text:p text:style-name="Normal">11),</text:p>
      <text:p text:style-name="Normal">(100,</text:p>
      <text:p text:style-name="Normal">12),</text:p>
      <text:p text:style-name="Normal">(100,</text:p>
      <text:p text:style-name="Normal">13),</text:p>
      <text:p text:style-name="Normal">(100,</text:p>
      <text:p text:style-name="Normal">14),</text:p>
      <text:p text:style-name="Normal">(100,</text:p>
      <text:p text:style-name="Normal">15),</text:p>
      <text:p text:style-name="Normal">(100,</text:p>
      <text:p text:style-name="Normal">16),</text:p>
      <text:p text:style-name="Normal">(100,</text:p>
      <text:p text:style-name="Normal">17),</text:p>
      <text:p text:style-name="Normal">(100,</text:p>
      <text:p text:style-name="Normal">18),</text:p>
      <text:p text:style-name="Normal">(100,</text:p>
      <text:p text:style-name="Normal">19),</text:p>
      <text:p text:style-name="Normal">(100,</text:p>
      <text:p text:style-name="Normal">20),</text:p>
      <text:p text:style-name="Normal">(100,</text:p>
      <text:p text:style-name="Normal">21),</text:p>
      <text:p text:style-name="Normal">(100,</text:p>
      <text:soft-page-break/>
      <text:p text:style-name="Normal">22),</text:p>
      <text:p text:style-name="Normal">(100,</text:p>
      <text:p text:style-name="Normal">23),</text:p>
      <text:p text:style-name="Normal">(100,</text:p>
      <text:p text:style-name="Normal">24),</text:p>
      <text:p text:style-name="Normal">(100,</text:p>
      <text:p text:style-name="Normal">25),</text:p>
      <text:p text:style-name="Normal">(100,</text:p>
      <text:p text:style-name="Normal">26),</text:p>
      <text:p text:style-name="Normal">(100,</text:p>
      <text:p text:style-name="Normal">27),</text:p>
      <text:p text:style-name="Normal">(100,</text:p>
      <text:p text:style-name="Normal">28),</text:p>
      <text:p text:style-name="Normal">(100,</text:p>
      <text:p text:style-name="Normal">29),</text:p>
      <text:p text:style-name="Normal">(100,</text:p>
      <text:p text:style-name="Normal">30),</text:p>
      <text:p text:style-name="Normal">(100,</text:p>
      <text:p text:style-name="Normal">31),</text:p>
      <text:p text:style-name="Normal">(100,</text:p>
      <text:p text:style-name="Normal">32),</text:p>
      <text:p text:style-name="Normal">(100,</text:p>
      <text:p text:style-name="Normal">33),</text:p>
      <text:p text:style-name="Normal">(100,</text:p>
      <text:p text:style-name="Normal">34),</text:p>
      <text:p text:style-name="Normal">(100,</text:p>
      <text:p text:style-name="Normal">35),</text:p>
      <text:p text:style-name="Normal">(100,</text:p>
      <text:p text:style-name="Normal">36),</text:p>
      <text:p text:style-name="Normal">(100,</text:p>
      <text:p text:style-name="Normal">37),</text:p>
      <text:soft-page-break/>
      <text:p text:style-name="Normal">(100,</text:p>
      <text:p text:style-name="Normal">38),</text:p>
      <text:p text:style-name="Normal">(100,</text:p>
      <text:p text:style-name="Normal">39),</text:p>
      <text:p text:style-name="Normal">(100,</text:p>
      <text:p text:style-name="Normal">40),</text:p>
      <text:p text:style-name="Normal">(100,</text:p>
      <text:p text:style-name="Normal">41),</text:p>
      <text:p text:style-name="Normal">(100,</text:p>
      <text:p text:style-name="Normal">42),</text:p>
      <text:p text:style-name="Normal">(100,</text:p>
      <text:p text:style-name="Normal">43),</text:p>
      <text:p text:style-name="Normal">(100,</text:p>
      <text:p text:style-name="Normal">44),</text:p>
      <text:p text:style-name="Normal">(100,</text:p>
      <text:p text:style-name="Normal">45),</text:p>
      <text:p text:style-name="Normal">(100,</text:p>
      <text:p text:style-name="Normal">46),</text:p>
      <text:p text:style-name="Normal">(100,</text:p>
      <text:p text:style-name="Normal">47),</text:p>
      <text:p text:style-name="Normal">(100,</text:p>
      <text:p text:style-name="Normal">48),</text:p>
      <text:p text:style-name="Normal">(100,</text:p>
      <text:p text:style-name="Normal">49),</text:p>
      <text:p text:style-name="Normal">(100,</text:p>
      <text:p text:style-name="Normal">50),</text:p>
      <text:p text:style-name="Normal">(100,</text:p>
      <text:p text:style-name="Normal">51),</text:p>
      <text:p text:style-name="Normal">(100,</text:p>
      <text:p text:style-name="Normal">52),</text:p>
      <text:p text:style-name="Normal">(100,</text:p>
      <text:soft-page-break/>
      <text:p text:style-name="Normal">53),</text:p>
      <text:p text:style-name="Normal">(100,</text:p>
      <text:p text:style-name="Normal">54),</text:p>
      <text:p text:style-name="Normal">(100,</text:p>
      <text:p text:style-name="Normal">55),</text:p>
      <text:p text:style-name="Normal">(100,</text:p>
      <text:p text:style-name="Normal">56),</text:p>
      <text:p text:style-name="Normal">(100,</text:p>
      <text:p text:style-name="Normal">57),</text:p>
      <text:p text:style-name="Normal">(100,</text:p>
      <text:p text:style-name="Normal">58),</text:p>
      <text:p text:style-name="Normal">(100,</text:p>
      <text:p text:style-name="Normal">59),</text:p>
      <text:p text:style-name="Normal">(100,</text:p>
      <text:p text:style-name="Normal">60),</text:p>
      <text:p text:style-name="Normal">(100,</text:p>
      <text:p text:style-name="Normal">61),</text:p>
      <text:p text:style-name="Normal">(100,</text:p>
      <text:p text:style-name="Normal">62),</text:p>
      <text:p text:style-name="Normal">(100,</text:p>
      <text:p text:style-name="Normal">63),</text:p>
      <text:p text:style-name="Normal">(100,</text:p>
      <text:p text:style-name="Normal">64),</text:p>
      <text:p text:style-name="Normal">(100,</text:p>
      <text:p text:style-name="Normal">65),</text:p>
      <text:p text:style-name="Normal">(100,</text:p>
      <text:p text:style-name="Normal">66),</text:p>
      <text:p text:style-name="Normal">(100,</text:p>
      <text:p text:style-name="Normal">67),</text:p>
      <text:p text:style-name="Normal">(100,</text:p>
      <text:p text:style-name="Normal">68),</text:p>
      <text:soft-page-break/>
      <text:p text:style-name="Normal">(100,</text:p>
      <text:p text:style-name="Normal">69),</text:p>
      <text:p text:style-name="Normal">(100,</text:p>
      <text:p text:style-name="Normal">70),</text:p>
      <text:p text:style-name="Normal">(100,</text:p>
      <text:p text:style-name="Normal">71),</text:p>
      <text:p text:style-name="Normal">(100,</text:p>
      <text:p text:style-name="Normal">72),</text:p>
      <text:p text:style-name="Normal">(100,</text:p>
      <text:p text:style-name="Normal">73),</text:p>
      <text:p text:style-name="Normal">(100,</text:p>
      <text:p text:style-name="Normal">74),</text:p>
      <text:p text:style-name="Normal">(100,</text:p>
      <text:p text:style-name="Normal">75),</text:p>
      <text:p text:style-name="Normal">(100,</text:p>
      <text:p text:style-name="Normal">76),</text:p>
      <text:p text:style-name="Normal">(100,</text:p>
      <text:p text:style-name="Normal">77),</text:p>
      <text:p text:style-name="Normal">(100,</text:p>
      <text:p text:style-name="Normal">78),</text:p>
      <text:p text:style-name="Normal">(100,</text:p>
      <text:p text:style-name="Normal">79),</text:p>
      <text:p text:style-name="Normal">(100,</text:p>
      <text:p text:style-name="Normal">80),</text:p>
      <text:p text:style-name="Normal">(100,</text:p>
      <text:p text:style-name="Normal">81),</text:p>
      <text:p text:style-name="Normal">(100,</text:p>
      <text:p text:style-name="Normal">82),</text:p>
      <text:p text:style-name="Normal">(100,</text:p>
      <text:p text:style-name="Normal">83),</text:p>
      <text:p text:style-name="Normal">(100,</text:p>
      <text:soft-page-break/>
      <text:p text:style-name="Normal">84),</text:p>
      <text:p text:style-name="Normal">(100,</text:p>
      <text:p text:style-name="Normal">85),</text:p>
      <text:p text:style-name="Normal">(100,</text:p>
      <text:p text:style-name="Normal">86),</text:p>
      <text:p text:style-name="Normal">(100,</text:p>
      <text:p text:style-name="Normal">87),</text:p>
      <text:p text:style-name="Normal">(100,</text:p>
      <text:p text:style-name="Normal">88),</text:p>
      <text:p text:style-name="Normal">(100,</text:p>
      <text:p text:style-name="Normal">89),</text:p>
      <text:p text:style-name="Normal">(100,</text:p>
      <text:p text:style-name="Normal">90),</text:p>
      <text:p text:style-name="Normal">(100,</text:p>
      <text:p text:style-name="Normal">91),</text:p>
      <text:p text:style-name="Normal">(100,</text:p>
      <text:p text:style-name="Normal">92),</text:p>
      <text:p text:style-name="Normal">(100,</text:p>
      <text:p text:style-name="Normal">93),</text:p>
      <text:p text:style-name="Normal">(100,</text:p>
      <text:p text:style-name="Normal">94),</text:p>
      <text:p text:style-name="Normal">(100,</text:p>
      <text:p text:style-name="Normal">95),</text:p>
      <text:p text:style-name="Normal">(100,</text:p>
      <text:p text:style-name="Normal">96),</text:p>
      <text:p text:style-name="Normal">(100,</text:p>
      <text:p text:style-name="Normal">97),</text:p>
      <text:p text:style-name="Normal">(100,</text:p>
      <text:p text:style-name="Normal">98),</text:p>
      <text:p text:style-name="Normal">(100,</text:p>
      <text:p text:style-name="Normal">99);</text:p>
      <text:p text:style-name="Normal"/>
      <text:p text:style-name="Normal">insert</text:p>
      <text:p text:style-name="Normal"><text:tab/>into</text:p>
      <text:p text:style-name="Normal"><text:tab/>comments(comment_text,</text:p>
      <text:p text:style-name="Normal"><text:tab/>user_id,</text:p>
      <text:p text:style-name="Normal"><text:tab/>photo_id)</text:p>
      <text:p text:style-name="Normal">values ('unde at dolorem',</text:p>
      <text:p text:style-name="Normal">2,</text:p>
      <text:p text:style-name="Normal">1),</text:p>
      <text:p text:style-name="Normal">('quae ea ducimus',</text:p>
      <text:p text:style-name="Normal">3,</text:p>
      <text:p text:style-name="Normal">1),</text:p>
      <text:p text:style-name="Normal">('alias a voluptatum',</text:p>
      <text:p text:style-name="Normal">5,</text:p>
      <text:p text:style-name="Normal">1),</text:p>
      <text:p text:style-name="Normal">('facere suscipit sunt',</text:p>
      <text:p text:style-name="Normal">14,</text:p>
      <text:p text:style-name="Normal">1),</text:p>
      <text:p text:style-name="Normal">('totam eligendi quaerat',</text:p>
      <text:p text:style-name="Normal">17,</text:p>
      <text:p text:style-name="Normal">1),</text:p>
      <text:p text:style-name="Normal">('vitae quia aliquam',</text:p>
      <text:p text:style-name="Normal">21,</text:p>
      <text:p text:style-name="Normal">1),</text:p>
      <text:p text:style-name="Normal">('exercitationem occaecati neque',</text:p>
      <text:p text:style-name="Normal">24,</text:p>
      <text:p text:style-name="Normal">1),</text:p>
      <text:p text:style-name="Normal">('sint ad fugiat',</text:p>
      <text:p text:style-name="Normal">31,</text:p>
      <text:p text:style-name="Normal">1),</text:p>
      <text:p text:style-name="Normal">('nesciunt aut nesciunt',</text:p>
      <text:soft-page-break/>
      <text:p text:style-name="Normal">36,</text:p>
      <text:p text:style-name="Normal">1),</text:p>
      <text:p text:style-name="Normal">('laudantium ut nostrum',</text:p>
      <text:p text:style-name="Normal">41,</text:p>
      <text:p text:style-name="Normal">1),</text:p>
      <text:p text:style-name="Normal">('omnis aut asperiores',</text:p>
      <text:p text:style-name="Normal">52,</text:p>
      <text:p text:style-name="Normal">1),</text:p>
      <text:p text:style-name="Normal">('et eum molestias',</text:p>
      <text:p text:style-name="Normal">54,</text:p>
      <text:p text:style-name="Normal">1),</text:p>
      <text:p text:style-name="Normal">('alias pariatur neque',</text:p>
      <text:p text:style-name="Normal">55,</text:p>
      <text:p text:style-name="Normal">1),</text:p>
      <text:p text:style-name="Normal">('amet iure adipisci',</text:p>
      <text:p text:style-name="Normal">57,</text:p>
      <text:p text:style-name="Normal">1),</text:p>
      <text:p text:style-name="Normal">('cum enim repellat',</text:p>
      <text:p text:style-name="Normal">62,</text:p>
      <text:p text:style-name="Normal">1),</text:p>
      <text:p text:style-name="Normal">('provident dolorem non',</text:p>
      <text:p text:style-name="Normal">63,</text:p>
      <text:p text:style-name="Normal">1),</text:p>
      <text:p text:style-name="Normal">('eos consequuntur impedit',</text:p>
      <text:p text:style-name="Normal">66,</text:p>
      <text:p text:style-name="Normal">1),</text:p>
      <text:p text:style-name="Normal">('voluptas nemo blanditiis',</text:p>
      <text:p text:style-name="Normal">71,</text:p>
      <text:p text:style-name="Normal">1),</text:p>
      <text:p text:style-name="Normal">('id fugit dolores',</text:p>
      <text:p text:style-name="Normal">72,</text:p>
      <text:soft-page-break/>
      <text:p text:style-name="Normal">1),</text:p>
      <text:p text:style-name="Normal">('occaecati tenetur exercitationem',</text:p>
      <text:p text:style-name="Normal">75,</text:p>
      <text:p text:style-name="Normal">1),</text:p>
      <text:p text:style-name="Normal">('quasi deserunt voluptates',</text:p>
      <text:p text:style-name="Normal">76,</text:p>
      <text:p text:style-name="Normal">1),</text:p>
      <text:p text:style-name="Normal">('reprehenderit sunt cumque',</text:p>
      <text:p text:style-name="Normal">78,</text:p>
      <text:p text:style-name="Normal">1),</text:p>
      <text:p text:style-name="Normal">('non impedit ut',</text:p>
      <text:p text:style-name="Normal">87,</text:p>
      <text:p text:style-name="Normal">1),</text:p>
      <text:p text:style-name="Normal">('voluptatum sit id',</text:p>
      <text:p text:style-name="Normal">91,</text:p>
      <text:p text:style-name="Normal">1),</text:p>
      <text:p text:style-name="Normal">('tenetur voluptas aspernatur',</text:p>
      <text:p text:style-name="Normal">98,</text:p>
      <text:p text:style-name="Normal">1),</text:p>
      <text:p text:style-name="Normal">('in veritatis quia',</text:p>
      <text:p text:style-name="Normal">3,</text:p>
      <text:p text:style-name="Normal">2),</text:p>
      <text:p text:style-name="Normal">('quis facilis ea',</text:p>
      <text:p text:style-name="Normal">5,</text:p>
      <text:p text:style-name="Normal">2),</text:p>
      <text:p text:style-name="Normal">('quia est sit',</text:p>
      <text:p text:style-name="Normal">14,</text:p>
      <text:p text:style-name="Normal">2),</text:p>
      <text:p text:style-name="Normal">('voluptatem doloremque accusamus',</text:p>
      <text:p text:style-name="Normal">15,</text:p>
      <text:p text:style-name="Normal">2),</text:p>
      <text:soft-page-break/>
      <text:p text:style-name="Normal">('consectetur inventore quis',</text:p>
      <text:p text:style-name="Normal">18,</text:p>
      <text:p text:style-name="Normal">2),</text:p>
      <text:p text:style-name="Normal">('sunt dolorem reprehenderit',</text:p>
      <text:p text:style-name="Normal">19,</text:p>
      <text:p text:style-name="Normal">2),</text:p>
      <text:p text:style-name="Normal">('omnis omnis nulla',</text:p>
      <text:p text:style-name="Normal">21,</text:p>
      <text:p text:style-name="Normal">2),</text:p>
      <text:p text:style-name="Normal">('ullam in facilis',</text:p>
      <text:p text:style-name="Normal">24,</text:p>
      <text:p text:style-name="Normal">2),</text:p>
      <text:p text:style-name="Normal">('possimus consequuntur occaecati',</text:p>
      <text:p text:style-name="Normal">28,</text:p>
      <text:p text:style-name="Normal">2),</text:p>
      <text:p text:style-name="Normal">('voluptas dicta aut',</text:p>
      <text:p text:style-name="Normal">30,</text:p>
      <text:p text:style-name="Normal">2),</text:p>
      <text:p text:style-name="Normal">('explicabo qui ipsum',</text:p>
      <text:p text:style-name="Normal">31,</text:p>
      <text:p text:style-name="Normal">2),</text:p>
      <text:p text:style-name="Normal">('qui pariatur dolor',</text:p>
      <text:p text:style-name="Normal">35,</text:p>
      <text:p text:style-name="Normal">2),</text:p>
      <text:p text:style-name="Normal">('ratione debitis laborum',</text:p>
      <text:p text:style-name="Normal">36,</text:p>
      <text:p text:style-name="Normal">2),</text:p>
      <text:p text:style-name="Normal">('voluptate id dignissimos',</text:p>
      <text:p text:style-name="Normal">41,</text:p>
      <text:p text:style-name="Normal">2),</text:p>
      <text:p text:style-name="Normal">('tempore quod possimus',</text:p>
      <text:soft-page-break/>
      <text:p text:style-name="Normal">42,</text:p>
      <text:p text:style-name="Normal">2),</text:p>
      <text:p text:style-name="Normal">('corporis ut necessitatibus',</text:p>
      <text:p text:style-name="Normal">43,</text:p>
      <text:p text:style-name="Normal">2),</text:p>
      <text:p text:style-name="Normal">('culpa aut aut',</text:p>
      <text:p text:style-name="Normal">47,</text:p>
      <text:p text:style-name="Normal">2),</text:p>
      <text:p text:style-name="Normal">('rem quia et',</text:p>
      <text:p text:style-name="Normal">48,</text:p>
      <text:p text:style-name="Normal">2),</text:p>
      <text:p text:style-name="Normal">('eaque dolor velit',</text:p>
      <text:p text:style-name="Normal">54,</text:p>
      <text:p text:style-name="Normal">2),</text:p>
      <text:p text:style-name="Normal">('non odit rerum',</text:p>
      <text:p text:style-name="Normal">57,</text:p>
      <text:p text:style-name="Normal">2),</text:p>
      <text:p text:style-name="Normal">('accusamus nobis quod',</text:p>
      <text:p text:style-name="Normal">60,</text:p>
      <text:p text:style-name="Normal">2),</text:p>
      <text:p text:style-name="Normal">('beatae dicta recusandae',</text:p>
      <text:p text:style-name="Normal">65,</text:p>
      <text:p text:style-name="Normal">2),</text:p>
      <text:p text:style-name="Normal">('culpa a ut',</text:p>
      <text:p text:style-name="Normal">66,</text:p>
      <text:p text:style-name="Normal">2),</text:p>
      <text:p text:style-name="Normal">('quis aliquam velit',</text:p>
      <text:p text:style-name="Normal">71,</text:p>
      <text:p text:style-name="Normal">2),</text:p>
      <text:p text:style-name="Normal">('aspernatur occaecati tempore',</text:p>
      <text:p text:style-name="Normal">75,</text:p>
      <text:soft-page-break/>
      <text:p text:style-name="Normal">2),</text:p>
      <text:p text:style-name="Normal">('vel eos et',</text:p>
      <text:p text:style-name="Normal">76,</text:p>
      <text:p text:style-name="Normal">2),</text:p>
      <text:p text:style-name="Normal">('quam fugiat tempore',</text:p>
      <text:p text:style-name="Normal">82,</text:p>
      <text:p text:style-name="Normal">2),</text:p>
      <text:p text:style-name="Normal">('dolor alias aut',</text:p>
      <text:p text:style-name="Normal">85,</text:p>
      <text:p text:style-name="Normal">2),</text:p>
      <text:p text:style-name="Normal">('ut in eaque',</text:p>
      <text:p text:style-name="Normal">87,</text:p>
      <text:p text:style-name="Normal">2),</text:p>
      <text:p text:style-name="Normal">('totam nostrum dicta',</text:p>
      <text:p text:style-name="Normal">91,</text:p>
      <text:p text:style-name="Normal">2),</text:p>
      <text:p text:style-name="Normal">('in saepe sit',</text:p>
      <text:p text:style-name="Normal">95,</text:p>
      <text:p text:style-name="Normal">2),</text:p>
      <text:p text:style-name="Normal">('necessitatibus ipsam et',</text:p>
      <text:p text:style-name="Normal">5,</text:p>
      <text:p text:style-name="Normal">3),</text:p>
      <text:p text:style-name="Normal">('non reiciendis nam',</text:p>
      <text:p text:style-name="Normal">14,</text:p>
      <text:p text:style-name="Normal">3),</text:p>
      <text:p text:style-name="Normal">('modi magnam quia',</text:p>
      <text:p text:style-name="Normal">15,</text:p>
      <text:p text:style-name="Normal">3),</text:p>
      <text:p text:style-name="Normal">('architecto tempora natus',</text:p>
      <text:p text:style-name="Normal">21,</text:p>
      <text:p text:style-name="Normal">3),</text:p>
      <text:soft-page-break/>
      <text:p text:style-name="Normal">('molestiae iure ullam',</text:p>
      <text:p text:style-name="Normal">24,</text:p>
      <text:p text:style-name="Normal">3),</text:p>
      <text:p text:style-name="Normal">('adipisci aut dicta',</text:p>
      <text:p text:style-name="Normal">27,</text:p>
      <text:p text:style-name="Normal">3),</text:p>
      <text:p text:style-name="Normal">('quia dolores voluptatem',</text:p>
      <text:p text:style-name="Normal">35,</text:p>
      <text:p text:style-name="Normal">3),</text:p>
      <text:p text:style-name="Normal">('incidunt suscipit et',</text:p>
      <text:p text:style-name="Normal">36,</text:p>
      <text:p text:style-name="Normal">3),</text:p>
      <text:p text:style-name="Normal">('rerum vel ut',</text:p>
      <text:p text:style-name="Normal">37,</text:p>
      <text:p text:style-name="Normal">3),</text:p>
      <text:p text:style-name="Normal">('aperiam delectus odio',</text:p>
      <text:p text:style-name="Normal">38,</text:p>
      <text:p text:style-name="Normal">3),</text:p>
      <text:p text:style-name="Normal">('dicta inventore ea',</text:p>
      <text:p text:style-name="Normal">41,</text:p>
      <text:p text:style-name="Normal">3),</text:p>
      <text:p text:style-name="Normal">('quos est quia',</text:p>
      <text:p text:style-name="Normal">43,</text:p>
      <text:p text:style-name="Normal">3),</text:p>
      <text:p text:style-name="Normal">('minima est odio',</text:p>
      <text:p text:style-name="Normal">44,</text:p>
      <text:p text:style-name="Normal">3),</text:p>
      <text:p text:style-name="Normal">('libero odit aut',</text:p>
      <text:p text:style-name="Normal">50,</text:p>
      <text:p text:style-name="Normal">3),</text:p>
      <text:p text:style-name="Normal">('quia et quod',</text:p>
      <text:soft-page-break/>
      <text:p text:style-name="Normal">54,</text:p>
      <text:p text:style-name="Normal">3),</text:p>
      <text:p text:style-name="Normal">('nobis pariatur qui',</text:p>
      <text:p text:style-name="Normal">57,</text:p>
      <text:p text:style-name="Normal">3),</text:p>
      <text:p text:style-name="Normal">('nostrum fugiat et',</text:p>
      <text:p text:style-name="Normal">62,</text:p>
      <text:p text:style-name="Normal">3),</text:p>
      <text:p text:style-name="Normal">('iusto et eius',</text:p>
      <text:p text:style-name="Normal">63,</text:p>
      <text:p text:style-name="Normal">3),</text:p>
      <text:p text:style-name="Normal">('et placeat ipsam',</text:p>
      <text:p text:style-name="Normal">66,</text:p>
      <text:p text:style-name="Normal">3),</text:p>
      <text:p text:style-name="Normal">('placeat repudiandae sit',</text:p>
      <text:p text:style-name="Normal">67,</text:p>
      <text:p text:style-name="Normal">3),</text:p>
      <text:p text:style-name="Normal">('natus sit harum',</text:p>
      <text:p text:style-name="Normal">70,</text:p>
      <text:p text:style-name="Normal">3),</text:p>
      <text:p text:style-name="Normal">('consectetur qui at',</text:p>
      <text:p text:style-name="Normal">71,</text:p>
      <text:p text:style-name="Normal">3),</text:p>
      <text:p text:style-name="Normal">('reiciendis reiciendis ad',</text:p>
      <text:p text:style-name="Normal">75,</text:p>
      <text:p text:style-name="Normal">3),</text:p>
      <text:p text:style-name="Normal">('dolores accusantium sint',</text:p>
      <text:p text:style-name="Normal">76,</text:p>
      <text:p text:style-name="Normal">3),</text:p>
      <text:p text:style-name="Normal">('cum adipisci alias',</text:p>
      <text:p text:style-name="Normal">79,</text:p>
      <text:soft-page-break/>
      <text:p text:style-name="Normal">3),</text:p>
      <text:p text:style-name="Normal">('facere dicta est',</text:p>
      <text:p text:style-name="Normal">91,</text:p>
      <text:p text:style-name="Normal">3),</text:p>
      <text:p text:style-name="Normal">('temporibus qui error',</text:p>
      <text:p text:style-name="Normal">97,</text:p>
      <text:p text:style-name="Normal">3),</text:p>
      <text:p text:style-name="Normal">('aut rem officia',</text:p>
      <text:p text:style-name="Normal">5,</text:p>
      <text:p text:style-name="Normal">4),</text:p>
      <text:p text:style-name="Normal">('rerum ea harum',</text:p>
      <text:p text:style-name="Normal">6,</text:p>
      <text:p text:style-name="Normal">4),</text:p>
      <text:p text:style-name="Normal">('laboriosam eos a',</text:p>
      <text:p text:style-name="Normal">8,</text:p>
      <text:p text:style-name="Normal">4),</text:p>
      <text:p text:style-name="Normal">('laboriosam aut occaecati',</text:p>
      <text:p text:style-name="Normal">11,</text:p>
      <text:p text:style-name="Normal">4),</text:p>
      <text:p text:style-name="Normal">('alias sapiente dolore',</text:p>
      <text:p text:style-name="Normal">14,</text:p>
      <text:p text:style-name="Normal">4),</text:p>
      <text:p text:style-name="Normal">('aut voluptatem distinctio',</text:p>
      <text:p text:style-name="Normal">15,</text:p>
      <text:p text:style-name="Normal">4),</text:p>
      <text:p text:style-name="Normal">('error voluptatum eius',</text:p>
      <text:p text:style-name="Normal">18,</text:p>
      <text:p text:style-name="Normal">4),</text:p>
      <text:p text:style-name="Normal">('magni magni aspernatur',</text:p>
      <text:p text:style-name="Normal">20,</text:p>
      <text:p text:style-name="Normal">4),</text:p>
      <text:soft-page-break/>
      <text:p text:style-name="Normal">('laboriosam quidem numquam',</text:p>
      <text:p text:style-name="Normal">21,</text:p>
      <text:p text:style-name="Normal">4),</text:p>
      <text:p text:style-name="Normal">('ut possimus distinctio',</text:p>
      <text:p text:style-name="Normal">22,</text:p>
      <text:p text:style-name="Normal">4),</text:p>
      <text:p text:style-name="Normal">('molestiae veritatis aut',</text:p>
      <text:p text:style-name="Normal">24,</text:p>
      <text:p text:style-name="Normal">4),</text:p>
      <text:p text:style-name="Normal">('vitae iusto labore',</text:p>
      <text:p text:style-name="Normal">26,</text:p>
      <text:p text:style-name="Normal">4),</text:p>
      <text:p text:style-name="Normal">('id assumenda excepturi',</text:p>
      <text:p text:style-name="Normal">33,</text:p>
      <text:p text:style-name="Normal">4),</text:p>
      <text:p text:style-name="Normal">('animi ea distinctio',</text:p>
      <text:p text:style-name="Normal">36,</text:p>
      <text:p text:style-name="Normal">4),</text:p>
      <text:p text:style-name="Normal">('eaque sint veritatis',</text:p>
      <text:p text:style-name="Normal">41,</text:p>
      <text:p text:style-name="Normal">4),</text:p>
      <text:p text:style-name="Normal">('expedita exercitationem officiis',</text:p>
      <text:p text:style-name="Normal">42,</text:p>
      <text:p text:style-name="Normal">4),</text:p>
      <text:p text:style-name="Normal">('cupiditate qui facere',</text:p>
      <text:p text:style-name="Normal">47,</text:p>
      <text:p text:style-name="Normal">4),</text:p>
      <text:p text:style-name="Normal">('est ut quisquam',</text:p>
      <text:p text:style-name="Normal">50,</text:p>
      <text:p text:style-name="Normal">4),</text:p>
      <text:p text:style-name="Normal">('provident et vel',</text:p>
      <text:soft-page-break/>
      <text:p text:style-name="Normal">54,</text:p>
      <text:p text:style-name="Normal">4),</text:p>
      <text:p text:style-name="Normal">('similique autem quia',</text:p>
      <text:p text:style-name="Normal">57,</text:p>
      <text:p text:style-name="Normal">4),</text:p>
      <text:p text:style-name="Normal">('dolorum exercitationem tempora',</text:p>
      <text:p text:style-name="Normal">66,</text:p>
      <text:p text:style-name="Normal">4),</text:p>
      <text:p text:style-name="Normal">('incidunt aut perspiciatis',</text:p>
      <text:p text:style-name="Normal">67,</text:p>
      <text:p text:style-name="Normal">4),</text:p>
      <text:p text:style-name="Normal">('occaecati assumenda voluptas',</text:p>
      <text:p text:style-name="Normal">71,</text:p>
      <text:p text:style-name="Normal">4),</text:p>
      <text:p text:style-name="Normal">('vel ipsam ut',</text:p>
      <text:p text:style-name="Normal">75,</text:p>
      <text:p text:style-name="Normal">4),</text:p>
      <text:p text:style-name="Normal">('ea autem assumenda',</text:p>
      <text:p text:style-name="Normal">76,</text:p>
      <text:p text:style-name="Normal">4),</text:p>
      <text:p text:style-name="Normal">('quia facilis non',</text:p>
      <text:p text:style-name="Normal">79,</text:p>
      <text:p text:style-name="Normal">4),</text:p>
      <text:p text:style-name="Normal">('perspiciatis et sit',</text:p>
      <text:p text:style-name="Normal">85,</text:p>
      <text:p text:style-name="Normal">4),</text:p>
      <text:p text:style-name="Normal">('voluptatem possimus ea',</text:p>
      <text:p text:style-name="Normal">91,</text:p>
      <text:p text:style-name="Normal">4),</text:p>
      <text:p text:style-name="Normal">('molestiae perferendis quaerat',</text:p>
      <text:p text:style-name="Normal">95,</text:p>
      <text:soft-page-break/>
      <text:p text:style-name="Normal">4),</text:p>
      <text:p text:style-name="Normal">('error consectetur dolor',</text:p>
      <text:p text:style-name="Normal">97,</text:p>
      <text:p text:style-name="Normal">4),</text:p>
      <text:p text:style-name="Normal">('molestiae quia pariatur',</text:p>
      <text:p text:style-name="Normal">98,</text:p>
      <text:p text:style-name="Normal">4),</text:p>
      <text:p text:style-name="Normal">('quia omnis ab',</text:p>
      <text:p text:style-name="Normal">100,</text:p>
      <text:p text:style-name="Normal">4),</text:p>
      <text:p text:style-name="Normal">('doloremque sit totam',</text:p>
      <text:p text:style-name="Normal">5,</text:p>
      <text:p text:style-name="Normal">5),</text:p>
      <text:p text:style-name="Normal">('aliquid at eum',</text:p>
      <text:p text:style-name="Normal">14,</text:p>
      <text:p text:style-name="Normal">5),</text:p>
      <text:p text:style-name="Normal">('at est ipsam',</text:p>
      <text:p text:style-name="Normal">17,</text:p>
      <text:p text:style-name="Normal">5),</text:p>
      <text:p text:style-name="Normal">('optio quidem dolor',</text:p>
      <text:p text:style-name="Normal">21,</text:p>
      <text:p text:style-name="Normal">5),</text:p>
      <text:p text:style-name="Normal">('dolores voluptates sit',</text:p>
      <text:p text:style-name="Normal">22,</text:p>
      <text:p text:style-name="Normal">5),</text:p>
      <text:p text:style-name="Normal">('molestiae hic est',</text:p>
      <text:p text:style-name="Normal">24,</text:p>
      <text:p text:style-name="Normal">5),</text:p>
      <text:p text:style-name="Normal">('possimus quia adipisci',</text:p>
      <text:p text:style-name="Normal">26,</text:p>
      <text:p text:style-name="Normal">5),</text:p>
      <text:soft-page-break/>
      <text:p text:style-name="Normal">('nostrum modi minima',</text:p>
      <text:p text:style-name="Normal">28,</text:p>
      <text:p text:style-name="Normal">5),</text:p>
      <text:p text:style-name="Normal">('aperiam sint aut',</text:p>
      <text:p text:style-name="Normal">36,</text:p>
      <text:p text:style-name="Normal">5),</text:p>
      <text:p text:style-name="Normal">('iusto tempora at',</text:p>
      <text:p text:style-name="Normal">41,</text:p>
      <text:p text:style-name="Normal">5),</text:p>
      <text:p text:style-name="Normal">('quae et ratione',</text:p>
      <text:p text:style-name="Normal">42,</text:p>
      <text:p text:style-name="Normal">5),</text:p>
      <text:p text:style-name="Normal">('consequatur magnam ut',</text:p>
      <text:p text:style-name="Normal">44,</text:p>
      <text:p text:style-name="Normal">5),</text:p>
      <text:p text:style-name="Normal">('perspiciatis dolorum ad',</text:p>
      <text:p text:style-name="Normal">48,</text:p>
      <text:p text:style-name="Normal">5),</text:p>
      <text:p text:style-name="Normal">('ipsa excepturi neque',</text:p>
      <text:p text:style-name="Normal">54,</text:p>
      <text:p text:style-name="Normal">5),</text:p>
      <text:p text:style-name="Normal">('explicabo nulla sed',</text:p>
      <text:p text:style-name="Normal">57,</text:p>
      <text:p text:style-name="Normal">5),</text:p>
      <text:p text:style-name="Normal">('nihil voluptas eligendi',</text:p>
      <text:p text:style-name="Normal">60,</text:p>
      <text:p text:style-name="Normal">5),</text:p>
      <text:p text:style-name="Normal">('porro doloribus corporis',</text:p>
      <text:p text:style-name="Normal">66,</text:p>
      <text:p text:style-name="Normal">5),</text:p>
      <text:p text:style-name="Normal">('libero ut eveniet',</text:p>
      <text:soft-page-break/>
      <text:p text:style-name="Normal">71,</text:p>
      <text:p text:style-name="Normal">5),</text:p>
      <text:p text:style-name="Normal">('enim ut et',</text:p>
      <text:p text:style-name="Normal">72,</text:p>
      <text:p text:style-name="Normal">5),</text:p>
      <text:p text:style-name="Normal">('non cumque aliquam',</text:p>
      <text:p text:style-name="Normal">75,</text:p>
      <text:p text:style-name="Normal">5),</text:p>
      <text:p text:style-name="Normal">('rerum amet assumenda',</text:p>
      <text:p text:style-name="Normal">76,</text:p>
      <text:p text:style-name="Normal">5),</text:p>
      <text:p text:style-name="Normal">('omnis nihil eligendi',</text:p>
      <text:p text:style-name="Normal">79,</text:p>
      <text:p text:style-name="Normal">5),</text:p>
      <text:p text:style-name="Normal">('officiis nulla beatae',</text:p>
      <text:p text:style-name="Normal">84,</text:p>
      <text:p text:style-name="Normal">5),</text:p>
      <text:p text:style-name="Normal">('vitae qui voluptates',</text:p>
      <text:p text:style-name="Normal">91,</text:p>
      <text:p text:style-name="Normal">5),</text:p>
      <text:p text:style-name="Normal">('ut non ipsam',</text:p>
      <text:p text:style-name="Normal">94,</text:p>
      <text:p text:style-name="Normal">5),</text:p>
      <text:p text:style-name="Normal">('nostrum nam et',</text:p>
      <text:p text:style-name="Normal">95,</text:p>
      <text:p text:style-name="Normal">5),</text:p>
      <text:p text:style-name="Normal">('rerum repellendus voluptas',</text:p>
      <text:p text:style-name="Normal">97,</text:p>
      <text:p text:style-name="Normal">5),</text:p>
      <text:p text:style-name="Normal">('modi ut unde',</text:p>
      <text:p text:style-name="Normal">5,</text:p>
      <text:soft-page-break/>
      <text:p text:style-name="Normal">6),</text:p>
      <text:p text:style-name="Normal">('illum rem dignissimos',</text:p>
      <text:p text:style-name="Normal">6,</text:p>
      <text:p text:style-name="Normal">6),</text:p>
      <text:p text:style-name="Normal">('vero quis aliquam',</text:p>
      <text:p text:style-name="Normal">11,</text:p>
      <text:p text:style-name="Normal">6),</text:p>
      <text:p text:style-name="Normal">('ipsam numquam iure',</text:p>
      <text:p text:style-name="Normal">14,</text:p>
      <text:p text:style-name="Normal">6),</text:p>
      <text:p text:style-name="Normal">('atque porro cum',</text:p>
      <text:p text:style-name="Normal">19,</text:p>
      <text:p text:style-name="Normal">6),</text:p>
      <text:p text:style-name="Normal">('delectus delectus qui',</text:p>
      <text:p text:style-name="Normal">21,</text:p>
      <text:p text:style-name="Normal">6),</text:p>
      <text:p text:style-name="Normal">('quisquam itaque quisquam',</text:p>
      <text:p text:style-name="Normal">24,</text:p>
      <text:p text:style-name="Normal">6),</text:p>
      <text:p text:style-name="Normal">('voluptatem error repellendus',</text:p>
      <text:p text:style-name="Normal">26,</text:p>
      <text:p text:style-name="Normal">6),</text:p>
      <text:p text:style-name="Normal">('provident facilis esse',</text:p>
      <text:p text:style-name="Normal">36,</text:p>
      <text:p text:style-name="Normal">6),</text:p>
      <text:p text:style-name="Normal">('sed quia iure',</text:p>
      <text:p text:style-name="Normal">41,</text:p>
      <text:p text:style-name="Normal">6),</text:p>
      <text:p text:style-name="Normal">('incidunt ipsum voluptatem',</text:p>
      <text:p text:style-name="Normal">46,</text:p>
      <text:p text:style-name="Normal">6),</text:p>
      <text:soft-page-break/>
      <text:p text:style-name="Normal">('eveniet reprehenderit repellendus',</text:p>
      <text:p text:style-name="Normal">47,</text:p>
      <text:p text:style-name="Normal">6),</text:p>
      <text:p text:style-name="Normal">('quo veritatis error',</text:p>
      <text:p text:style-name="Normal">52,</text:p>
      <text:p text:style-name="Normal">6),</text:p>
      <text:p text:style-name="Normal">('vel quasi vel',</text:p>
      <text:p text:style-name="Normal">54,</text:p>
      <text:p text:style-name="Normal">6),</text:p>
      <text:p text:style-name="Normal">('ullam ullam nam',</text:p>
      <text:p text:style-name="Normal">57,</text:p>
      <text:p text:style-name="Normal">6),</text:p>
      <text:p text:style-name="Normal">('rerum deserunt nisi',</text:p>
      <text:p text:style-name="Normal">61,</text:p>
      <text:p text:style-name="Normal">6),</text:p>
      <text:p text:style-name="Normal">('voluptatem id molestiae',</text:p>
      <text:p text:style-name="Normal">62,</text:p>
      <text:p text:style-name="Normal">6),</text:p>
      <text:p text:style-name="Normal">('consequuntur accusamus eligendi',</text:p>
      <text:p text:style-name="Normal">66,</text:p>
      <text:p text:style-name="Normal">6),</text:p>
      <text:p text:style-name="Normal">('velit fuga voluptates',</text:p>
      <text:p text:style-name="Normal">71,</text:p>
      <text:p text:style-name="Normal">6),</text:p>
      <text:p text:style-name="Normal">('consequatur provident ratione',</text:p>
      <text:p text:style-name="Normal">73,</text:p>
      <text:p text:style-name="Normal">6),</text:p>
      <text:p text:style-name="Normal">('impedit explicabo veniam',</text:p>
      <text:p text:style-name="Normal">75,</text:p>
      <text:p text:style-name="Normal">6),</text:p>
      <text:p text:style-name="Normal">('magnam tempora voluptas',</text:p>
      <text:soft-page-break/>
      <text:p text:style-name="Normal">76,</text:p>
      <text:p text:style-name="Normal">6),</text:p>
      <text:p text:style-name="Normal">('aliquam ut architecto',</text:p>
      <text:p text:style-name="Normal">78,</text:p>
      <text:p text:style-name="Normal">6),</text:p>
      <text:p text:style-name="Normal">('qui error ut',</text:p>
      <text:p text:style-name="Normal">84,</text:p>
      <text:p text:style-name="Normal">6),</text:p>
      <text:p text:style-name="Normal">('consectetur quia perferendis',</text:p>
      <text:p text:style-name="Normal">91,</text:p>
      <text:p text:style-name="Normal">6),</text:p>
      <text:p text:style-name="Normal">('autem atque nam',</text:p>
      <text:p text:style-name="Normal">93,</text:p>
      <text:p text:style-name="Normal">6),</text:p>
      <text:p text:style-name="Normal">('nulla laboriosam deserunt',</text:p>
      <text:p text:style-name="Normal">97,</text:p>
      <text:p text:style-name="Normal">6),</text:p>
      <text:p text:style-name="Normal">('qui deleniti incidunt',</text:p>
      <text:p text:style-name="Normal">99,</text:p>
      <text:p text:style-name="Normal">6),</text:p>
      <text:p text:style-name="Normal">('sed voluptas esse',</text:p>
      <text:p text:style-name="Normal">100,</text:p>
      <text:p text:style-name="Normal">6),</text:p>
      <text:p text:style-name="Normal">('ea nam laudantium',</text:p>
      <text:p text:style-name="Normal">5,</text:p>
      <text:p text:style-name="Normal">7),</text:p>
      <text:p text:style-name="Normal">('veritatis aliquam occaecati',</text:p>
      <text:p text:style-name="Normal">9,</text:p>
      <text:p text:style-name="Normal">7),</text:p>
      <text:p text:style-name="Normal">('vel quo voluptatem',</text:p>
      <text:p text:style-name="Normal">10,</text:p>
      <text:soft-page-break/>
      <text:p text:style-name="Normal">7),</text:p>
      <text:p text:style-name="Normal">('ut ut quisquam',</text:p>
      <text:p text:style-name="Normal">11,</text:p>
      <text:p text:style-name="Normal">7),</text:p>
      <text:p text:style-name="Normal">('repellat quod odio',</text:p>
      <text:p text:style-name="Normal">14,</text:p>
      <text:p text:style-name="Normal">7),</text:p>
      <text:p text:style-name="Normal">('porro magnam perspiciatis',</text:p>
      <text:p text:style-name="Normal">19,</text:p>
      <text:p text:style-name="Normal">7),</text:p>
      <text:p text:style-name="Normal">('quo ex quis',</text:p>
      <text:p text:style-name="Normal">21,</text:p>
      <text:p text:style-name="Normal">7),</text:p>
      <text:p text:style-name="Normal">('sunt deleniti delectus',</text:p>
      <text:p text:style-name="Normal">24,</text:p>
      <text:p text:style-name="Normal">7),</text:p>
      <text:p text:style-name="Normal">('dignissimos facilis consequatur',</text:p>
      <text:p text:style-name="Normal">27,</text:p>
      <text:p text:style-name="Normal">7),</text:p>
      <text:p text:style-name="Normal">('est repellat dolore',</text:p>
      <text:p text:style-name="Normal">33,</text:p>
      <text:p text:style-name="Normal">7),</text:p>
      <text:p text:style-name="Normal">('impedit quia enim',</text:p>
      <text:p text:style-name="Normal">36,</text:p>
      <text:p text:style-name="Normal">7),</text:p>
      <text:p text:style-name="Normal">('porro pariatur omnis',</text:p>
      <text:p text:style-name="Normal">40,</text:p>
      <text:p text:style-name="Normal">7),</text:p>
      <text:p text:style-name="Normal">('alias dolore sed',</text:p>
      <text:p text:style-name="Normal">41,</text:p>
      <text:p text:style-name="Normal">7),</text:p>
      <text:soft-page-break/>
      <text:p text:style-name="Normal">('asperiores ipsum ipsam',</text:p>
      <text:p text:style-name="Normal">42,</text:p>
      <text:p text:style-name="Normal">7),</text:p>
      <text:p text:style-name="Normal">('quos ut deserunt',</text:p>
      <text:p text:style-name="Normal">54,</text:p>
      <text:p text:style-name="Normal">7),</text:p>
      <text:p text:style-name="Normal">('assumenda dolorem similique',</text:p>
      <text:p text:style-name="Normal">56,</text:p>
      <text:p text:style-name="Normal">7),</text:p>
      <text:p text:style-name="Normal">('rem voluptas laboriosam',</text:p>
      <text:p text:style-name="Normal">57,</text:p>
      <text:p text:style-name="Normal">7),</text:p>
      <text:p text:style-name="Normal">('similique quisquam similique',</text:p>
      <text:p text:style-name="Normal">63,</text:p>
      <text:p text:style-name="Normal">7),</text:p>
      <text:p text:style-name="Normal">('dolorem tempore iusto',</text:p>
      <text:p text:style-name="Normal">66,</text:p>
      <text:p text:style-name="Normal">7),</text:p>
      <text:p text:style-name="Normal">('natus minima veritatis',</text:p>
      <text:p text:style-name="Normal">70,</text:p>
      <text:p text:style-name="Normal">7),</text:p>
      <text:p text:style-name="Normal">('repellat ut est',</text:p>
      <text:p text:style-name="Normal">71,</text:p>
      <text:p text:style-name="Normal">7),</text:p>
      <text:p text:style-name="Normal">('excepturi consequatur qui',</text:p>
      <text:p text:style-name="Normal">75,</text:p>
      <text:p text:style-name="Normal">7),</text:p>
      <text:p text:style-name="Normal">('sapiente adipisci aliquam',</text:p>
      <text:p text:style-name="Normal">76,</text:p>
      <text:p text:style-name="Normal">7),</text:p>
      <text:p text:style-name="Normal">('et quidem iusto',</text:p>
      <text:soft-page-break/>
      <text:p text:style-name="Normal">87,</text:p>
      <text:p text:style-name="Normal">7),</text:p>
      <text:p text:style-name="Normal">('recusandae quos laudantium',</text:p>
      <text:p text:style-name="Normal">91,</text:p>
      <text:p text:style-name="Normal">7),</text:p>
      <text:p text:style-name="Normal">('fugiat ipsa molestiae',</text:p>
      <text:p text:style-name="Normal">92,</text:p>
      <text:p text:style-name="Normal">7),</text:p>
      <text:p text:style-name="Normal">('doloribus porro neque',</text:p>
      <text:p text:style-name="Normal">97,</text:p>
      <text:p text:style-name="Normal">7),</text:p>
      <text:p text:style-name="Normal">('debitis id ullam',</text:p>
      <text:p text:style-name="Normal">2,</text:p>
      <text:p text:style-name="Normal">8),</text:p>
      <text:p text:style-name="Normal">('ad exercitationem qui',</text:p>
      <text:p text:style-name="Normal">5,</text:p>
      <text:p text:style-name="Normal">8),</text:p>
      <text:p text:style-name="Normal">('tenetur ab quia',</text:p>
      <text:p text:style-name="Normal">8,</text:p>
      <text:p text:style-name="Normal">8),</text:p>
      <text:p text:style-name="Normal">('dolores dolor voluptates',</text:p>
      <text:p text:style-name="Normal">14,</text:p>
      <text:p text:style-name="Normal">8),</text:p>
      <text:p text:style-name="Normal">('ad soluta eveniet',</text:p>
      <text:p text:style-name="Normal">17,</text:p>
      <text:p text:style-name="Normal">8),</text:p>
      <text:p text:style-name="Normal">('eum dicta temporibus',</text:p>
      <text:p text:style-name="Normal">19,</text:p>
      <text:p text:style-name="Normal">8),</text:p>
      <text:p text:style-name="Normal">('iusto quibusdam quo',</text:p>
      <text:p text:style-name="Normal">21,</text:p>
      <text:soft-page-break/>
      <text:p text:style-name="Normal">8),</text:p>
      <text:p text:style-name="Normal">('laboriosam illum nobis',</text:p>
      <text:p text:style-name="Normal">24,</text:p>
      <text:p text:style-name="Normal">8),</text:p>
      <text:p text:style-name="Normal">('ad consequatur id',</text:p>
      <text:p text:style-name="Normal">27,</text:p>
      <text:p text:style-name="Normal">8),</text:p>
      <text:p text:style-name="Normal">('dolorem non explicabo',</text:p>
      <text:p text:style-name="Normal">30,</text:p>
      <text:p text:style-name="Normal">8),</text:p>
      <text:p text:style-name="Normal">('magni nobis voluptas',</text:p>
      <text:p text:style-name="Normal">32,</text:p>
      <text:p text:style-name="Normal">8),</text:p>
      <text:p text:style-name="Normal">('occaecati quia recusandae',</text:p>
      <text:p text:style-name="Normal">33,</text:p>
      <text:p text:style-name="Normal">8),</text:p>
      <text:p text:style-name="Normal">('eaque dolore quaerat',</text:p>
      <text:p text:style-name="Normal">36,</text:p>
      <text:p text:style-name="Normal">8),</text:p>
      <text:p text:style-name="Normal">('eum voluptatem non',</text:p>
      <text:p text:style-name="Normal">37,</text:p>
      <text:p text:style-name="Normal">8),</text:p>
      <text:p text:style-name="Normal">('sequi veritatis sint',</text:p>
      <text:p text:style-name="Normal">39,</text:p>
      <text:p text:style-name="Normal">8),</text:p>
      <text:p text:style-name="Normal">('fugiat ipsam rerum',</text:p>
      <text:p text:style-name="Normal">41,</text:p>
      <text:p text:style-name="Normal">8),</text:p>
      <text:p text:style-name="Normal">('iure est error',</text:p>
      <text:p text:style-name="Normal">43,</text:p>
      <text:p text:style-name="Normal">8),</text:p>
      <text:soft-page-break/>
      <text:p text:style-name="Normal">('dolores ab cum',</text:p>
      <text:p text:style-name="Normal">44,</text:p>
      <text:p text:style-name="Normal">8),</text:p>
      <text:p text:style-name="Normal">('rem occaecati autem',</text:p>
      <text:p text:style-name="Normal">46,</text:p>
      <text:p text:style-name="Normal">8),</text:p>
      <text:p text:style-name="Normal">('magni ea temporibus',</text:p>
      <text:p text:style-name="Normal">52,</text:p>
      <text:p text:style-name="Normal">8),</text:p>
      <text:p text:style-name="Normal">('voluptas neque possimus',</text:p>
      <text:p text:style-name="Normal">54,</text:p>
      <text:p text:style-name="Normal">8),</text:p>
      <text:p text:style-name="Normal">('ut quia ipsam',</text:p>
      <text:p text:style-name="Normal">56,</text:p>
      <text:p text:style-name="Normal">8),</text:p>
      <text:p text:style-name="Normal">('non dolor reiciendis',</text:p>
      <text:p text:style-name="Normal">57,</text:p>
      <text:p text:style-name="Normal">8),</text:p>
      <text:p text:style-name="Normal">('ex nesciunt ex',</text:p>
      <text:p text:style-name="Normal">63,</text:p>
      <text:p text:style-name="Normal">8),</text:p>
      <text:p text:style-name="Normal">('animi earum explicabo',</text:p>
      <text:p text:style-name="Normal">66,</text:p>
      <text:p text:style-name="Normal">8),</text:p>
      <text:p text:style-name="Normal">('est numquam repellendus',</text:p>
      <text:p text:style-name="Normal">71,</text:p>
      <text:p text:style-name="Normal">8),</text:p>
      <text:p text:style-name="Normal">('ullam ut porro',</text:p>
      <text:p text:style-name="Normal">72,</text:p>
      <text:p text:style-name="Normal">8),</text:p>
      <text:p text:style-name="Normal">('ea fuga occaecati',</text:p>
      <text:soft-page-break/>
      <text:p text:style-name="Normal">73,</text:p>
      <text:p text:style-name="Normal">8),</text:p>
      <text:p text:style-name="Normal">('laboriosam ratione excepturi',</text:p>
      <text:p text:style-name="Normal">75,</text:p>
      <text:p text:style-name="Normal">8),</text:p>
      <text:p text:style-name="Normal">('voluptatem in ut',</text:p>
      <text:p text:style-name="Normal">76,</text:p>
      <text:p text:style-name="Normal">8),</text:p>
      <text:p text:style-name="Normal">('sequi nobis placeat',</text:p>
      <text:p text:style-name="Normal">82,</text:p>
      <text:p text:style-name="Normal">8),</text:p>
      <text:p text:style-name="Normal">('voluptate labore sunt',</text:p>
      <text:p text:style-name="Normal">84,</text:p>
      <text:p text:style-name="Normal">8),</text:p>
      <text:p text:style-name="Normal">('quos modi est',</text:p>
      <text:p text:style-name="Normal">85,</text:p>
      <text:p text:style-name="Normal">8),</text:p>
      <text:p text:style-name="Normal">('veritatis odit sit',</text:p>
      <text:p text:style-name="Normal">91,</text:p>
      <text:p text:style-name="Normal">8),</text:p>
      <text:p text:style-name="Normal">('nostrum omnis maxime',</text:p>
      <text:p text:style-name="Normal">93,</text:p>
      <text:p text:style-name="Normal">8),</text:p>
      <text:p text:style-name="Normal">('est modi exercitationem',</text:p>
      <text:p text:style-name="Normal">94,</text:p>
      <text:p text:style-name="Normal">8),</text:p>
      <text:p text:style-name="Normal">('ullam totam quia',</text:p>
      <text:p text:style-name="Normal">96,</text:p>
      <text:p text:style-name="Normal">8),</text:p>
      <text:p text:style-name="Normal">('impedit enim quis',</text:p>
      <text:p text:style-name="Normal">100,</text:p>
      <text:soft-page-break/>
      <text:p text:style-name="Normal">8),</text:p>
      <text:p text:style-name="Normal">('earum et dolorem',</text:p>
      <text:p text:style-name="Normal">2,</text:p>
      <text:p text:style-name="Normal">9),</text:p>
      <text:p text:style-name="Normal">('et qui dolorem',</text:p>
      <text:p text:style-name="Normal">3,</text:p>
      <text:p text:style-name="Normal">9),</text:p>
      <text:p text:style-name="Normal">('iure eveniet laboriosam',</text:p>
      <text:p text:style-name="Normal">5,</text:p>
      <text:p text:style-name="Normal">9),</text:p>
      <text:p text:style-name="Normal">('vel dicta voluptate',</text:p>
      <text:p text:style-name="Normal">14,</text:p>
      <text:p text:style-name="Normal">9),</text:p>
      <text:p text:style-name="Normal">('ut illum optio',</text:p>
      <text:p text:style-name="Normal">19,</text:p>
      <text:p text:style-name="Normal">9),</text:p>
      <text:p text:style-name="Normal">('rerum doloribus voluptas',</text:p>
      <text:p text:style-name="Normal">21,</text:p>
      <text:p text:style-name="Normal">9),</text:p>
      <text:p text:style-name="Normal">('quia nobis rerum',</text:p>
      <text:p text:style-name="Normal">24,</text:p>
      <text:p text:style-name="Normal">9),</text:p>
      <text:p text:style-name="Normal">('tempore nihil qui',</text:p>
      <text:p text:style-name="Normal">26,</text:p>
      <text:p text:style-name="Normal">9),</text:p>
      <text:p text:style-name="Normal">('neque ipsam nemo',</text:p>
      <text:p text:style-name="Normal">36,</text:p>
      <text:p text:style-name="Normal">9),</text:p>
      <text:p text:style-name="Normal">('a deserunt suscipit',</text:p>
      <text:p text:style-name="Normal">40,</text:p>
      <text:p text:style-name="Normal">9),</text:p>
      <text:soft-page-break/>
      <text:p text:style-name="Normal">('accusantium aliquid perspiciatis',</text:p>
      <text:p text:style-name="Normal">41,</text:p>
      <text:p text:style-name="Normal">9),</text:p>
      <text:p text:style-name="Normal">('odio aut non',</text:p>
      <text:p text:style-name="Normal">50,</text:p>
      <text:p text:style-name="Normal">9),</text:p>
      <text:p text:style-name="Normal">('blanditiis qui reiciendis',</text:p>
      <text:p text:style-name="Normal">54,</text:p>
      <text:p text:style-name="Normal">9),</text:p>
      <text:p text:style-name="Normal">('voluptatibus sit iure',</text:p>
      <text:p text:style-name="Normal">57,</text:p>
      <text:p text:style-name="Normal">9),</text:p>
      <text:p text:style-name="Normal">('minus quos eum',</text:p>
      <text:p text:style-name="Normal">61,</text:p>
      <text:p text:style-name="Normal">9),</text:p>
      <text:p text:style-name="Normal">('ipsam dolor amet',</text:p>
      <text:p text:style-name="Normal">65,</text:p>
      <text:p text:style-name="Normal">9),</text:p>
      <text:p text:style-name="Normal">('ullam voluptas dolorem',</text:p>
      <text:p text:style-name="Normal">66,</text:p>
      <text:p text:style-name="Normal">9),</text:p>
      <text:p text:style-name="Normal">('esse esse porro',</text:p>
      <text:p text:style-name="Normal">69,</text:p>
      <text:p text:style-name="Normal">9),</text:p>
      <text:p text:style-name="Normal">('et velit et',</text:p>
      <text:p text:style-name="Normal">71,</text:p>
      <text:p text:style-name="Normal">9),</text:p>
      <text:p text:style-name="Normal">('voluptatem ut quasi',</text:p>
      <text:p text:style-name="Normal">75,</text:p>
      <text:p text:style-name="Normal">9),</text:p>
      <text:p text:style-name="Normal">('et facere soluta',</text:p>
      <text:soft-page-break/>
      <text:p text:style-name="Normal">76,</text:p>
      <text:p text:style-name="Normal">9),</text:p>
      <text:p text:style-name="Normal">('similique facere maiores',</text:p>
      <text:p text:style-name="Normal">85,</text:p>
      <text:p text:style-name="Normal">9),</text:p>
      <text:p text:style-name="Normal">('officia ut voluptatem',</text:p>
      <text:p text:style-name="Normal">91,</text:p>
      <text:p text:style-name="Normal">9),</text:p>
      <text:p text:style-name="Normal">('debitis nisi doloremque',</text:p>
      <text:p text:style-name="Normal">95,</text:p>
      <text:p text:style-name="Normal">9),</text:p>
      <text:p text:style-name="Normal">('et non odio',</text:p>
      <text:p text:style-name="Normal">98,</text:p>
      <text:p text:style-name="Normal">9),</text:p>
      <text:p text:style-name="Normal">('iure veniam corporis',</text:p>
      <text:p text:style-name="Normal">2,</text:p>
      <text:p text:style-name="Normal">10),</text:p>
      <text:p text:style-name="Normal">('explicabo qui sit',</text:p>
      <text:p text:style-name="Normal">5,</text:p>
      <text:p text:style-name="Normal">10),</text:p>
      <text:p text:style-name="Normal">('quis autem qui',</text:p>
      <text:p text:style-name="Normal">9,</text:p>
      <text:p text:style-name="Normal">10),</text:p>
      <text:p text:style-name="Normal">('pariatur maxime voluptatem',</text:p>
      <text:p text:style-name="Normal">12,</text:p>
      <text:p text:style-name="Normal">10),</text:p>
      <text:p text:style-name="Normal">('voluptatem rerum vel',</text:p>
      <text:p text:style-name="Normal">14,</text:p>
      <text:p text:style-name="Normal">10),</text:p>
      <text:p text:style-name="Normal">('magnam ut dolore',</text:p>
      <text:p text:style-name="Normal">21,</text:p>
      <text:soft-page-break/>
      <text:p text:style-name="Normal">10),</text:p>
      <text:p text:style-name="Normal">('soluta ipsum iusto',</text:p>
      <text:p text:style-name="Normal">24,</text:p>
      <text:p text:style-name="Normal">10),</text:p>
      <text:p text:style-name="Normal">('nihil eligendi quia',</text:p>
      <text:p text:style-name="Normal">26,</text:p>
      <text:p text:style-name="Normal">10),</text:p>
      <text:p text:style-name="Normal">('commodi aspernatur tempora',</text:p>
      <text:p text:style-name="Normal">36,</text:p>
      <text:p text:style-name="Normal">10),</text:p>
      <text:p text:style-name="Normal">('sint et aliquid',</text:p>
      <text:p text:style-name="Normal">38,</text:p>
      <text:p text:style-name="Normal">10),</text:p>
      <text:p text:style-name="Normal">('dolor quisquam ut',</text:p>
      <text:p text:style-name="Normal">41,</text:p>
      <text:p text:style-name="Normal">10),</text:p>
      <text:p text:style-name="Normal">('doloribus aut ut',</text:p>
      <text:p text:style-name="Normal">46,</text:p>
      <text:p text:style-name="Normal">10),</text:p>
      <text:p text:style-name="Normal">('excepturi et quaerat',</text:p>
      <text:p text:style-name="Normal">54,</text:p>
      <text:p text:style-name="Normal">10),</text:p>
      <text:p text:style-name="Normal">('soluta voluptate iste',</text:p>
      <text:p text:style-name="Normal">57,</text:p>
      <text:p text:style-name="Normal">10),</text:p>
      <text:p text:style-name="Normal">('veniam nihil saepe',</text:p>
      <text:p text:style-name="Normal">66,</text:p>
      <text:p text:style-name="Normal">10),</text:p>
      <text:p text:style-name="Normal">('et illo ratione',</text:p>
      <text:p text:style-name="Normal">67,</text:p>
      <text:p text:style-name="Normal">10),</text:p>
      <text:soft-page-break/>
      <text:p text:style-name="Normal">('minus qui nobis',</text:p>
      <text:p text:style-name="Normal">71,</text:p>
      <text:p text:style-name="Normal">10),</text:p>
      <text:p text:style-name="Normal">('hic repudiandae voluptates',</text:p>
      <text:p text:style-name="Normal">73,</text:p>
      <text:p text:style-name="Normal">10),</text:p>
      <text:p text:style-name="Normal">('pariatur eaque ratione',</text:p>
      <text:p text:style-name="Normal">75,</text:p>
      <text:p text:style-name="Normal">10),</text:p>
      <text:p text:style-name="Normal">('qui eveniet aliquam',</text:p>
      <text:p text:style-name="Normal">76,</text:p>
      <text:p text:style-name="Normal">10),</text:p>
      <text:p text:style-name="Normal">('corporis explicabo temporibus',</text:p>
      <text:p text:style-name="Normal">84,</text:p>
      <text:p text:style-name="Normal">10),</text:p>
      <text:p text:style-name="Normal">('illo tempora sunt',</text:p>
      <text:p text:style-name="Normal">87,</text:p>
      <text:p text:style-name="Normal">10),</text:p>
      <text:p text:style-name="Normal">('est iure sed',</text:p>
      <text:p text:style-name="Normal">91,</text:p>
      <text:p text:style-name="Normal">10),</text:p>
      <text:p text:style-name="Normal">('iusto aliquid ut',</text:p>
      <text:p text:style-name="Normal">100,</text:p>
      <text:p text:style-name="Normal">10),</text:p>
      <text:p text:style-name="Normal">('consectetur iste ex',</text:p>
      <text:p text:style-name="Normal">3,</text:p>
      <text:p text:style-name="Normal">11),</text:p>
      <text:p text:style-name="Normal">('rerum et omnis',</text:p>
      <text:p text:style-name="Normal">5,</text:p>
      <text:p text:style-name="Normal">11),</text:p>
      <text:p text:style-name="Normal">('doloribus cupiditate eos',</text:p>
      <text:soft-page-break/>
      <text:p text:style-name="Normal">14,</text:p>
      <text:p text:style-name="Normal">11),</text:p>
      <text:p text:style-name="Normal">('sequi corrupti beatae',</text:p>
      <text:p text:style-name="Normal">20,</text:p>
      <text:p text:style-name="Normal">11),</text:p>
      <text:p text:style-name="Normal">('ipsum suscipit blanditiis',</text:p>
      <text:p text:style-name="Normal">21,</text:p>
      <text:p text:style-name="Normal">11),</text:p>
      <text:p text:style-name="Normal">('placeat est dolore',</text:p>
      <text:p text:style-name="Normal">24,</text:p>
      <text:p text:style-name="Normal">11),</text:p>
      <text:p text:style-name="Normal">('quae perspiciatis in',</text:p>
      <text:p text:style-name="Normal">27,</text:p>
      <text:p text:style-name="Normal">11),</text:p>
      <text:p text:style-name="Normal">('voluptatibus aut ut',</text:p>
      <text:p text:style-name="Normal">31,</text:p>
      <text:p text:style-name="Normal">11),</text:p>
      <text:p text:style-name="Normal">('ut voluptatem minus',</text:p>
      <text:p text:style-name="Normal">36,</text:p>
      <text:p text:style-name="Normal">11),</text:p>
      <text:p text:style-name="Normal">('repellat dolorum alias',</text:p>
      <text:p text:style-name="Normal">38,</text:p>
      <text:p text:style-name="Normal">11),</text:p>
      <text:p text:style-name="Normal">('modi suscipit voluptatum',</text:p>
      <text:p text:style-name="Normal">41,</text:p>
      <text:p text:style-name="Normal">11),</text:p>
      <text:p text:style-name="Normal">('neque excepturi veritatis',</text:p>
      <text:p text:style-name="Normal">50,</text:p>
      <text:p text:style-name="Normal">11),</text:p>
      <text:p text:style-name="Normal">('vel ut iste',</text:p>
      <text:p text:style-name="Normal">52,</text:p>
      <text:soft-page-break/>
      <text:p text:style-name="Normal">11),</text:p>
      <text:p text:style-name="Normal">('voluptatum culpa vero',</text:p>
      <text:p text:style-name="Normal">54,</text:p>
      <text:p text:style-name="Normal">11),</text:p>
      <text:p text:style-name="Normal">('corporis eius neque',</text:p>
      <text:p text:style-name="Normal">55,</text:p>
      <text:p text:style-name="Normal">11),</text:p>
      <text:p text:style-name="Normal">('corporis et aliquid',</text:p>
      <text:p text:style-name="Normal">57,</text:p>
      <text:p text:style-name="Normal">11),</text:p>
      <text:p text:style-name="Normal">('molestiae cumque culpa',</text:p>
      <text:p text:style-name="Normal">66,</text:p>
      <text:p text:style-name="Normal">11),</text:p>
      <text:p text:style-name="Normal">('molestiae dolor exercitationem',</text:p>
      <text:p text:style-name="Normal">71,</text:p>
      <text:p text:style-name="Normal">11),</text:p>
      <text:p text:style-name="Normal">('ut quia voluptate',</text:p>
      <text:p text:style-name="Normal">73,</text:p>
      <text:p text:style-name="Normal">11),</text:p>
      <text:p text:style-name="Normal">('illo dolor qui',</text:p>
      <text:p text:style-name="Normal">75,</text:p>
      <text:p text:style-name="Normal">11),</text:p>
      <text:p text:style-name="Normal">('eos consectetur reiciendis',</text:p>
      <text:p text:style-name="Normal">76,</text:p>
      <text:p text:style-name="Normal">11),</text:p>
      <text:p text:style-name="Normal">('quia et inventore',</text:p>
      <text:p text:style-name="Normal">78,</text:p>
      <text:p text:style-name="Normal">11),</text:p>
      <text:p text:style-name="Normal">('cumque quibusdam veniam',</text:p>
      <text:p text:style-name="Normal">82,</text:p>
      <text:p text:style-name="Normal">11),</text:p>
      <text:soft-page-break/>
      <text:p text:style-name="Normal">('eum voluptas enim',</text:p>
      <text:p text:style-name="Normal">84,</text:p>
      <text:p text:style-name="Normal">11),</text:p>
      <text:p text:style-name="Normal">('quos numquam quia',</text:p>
      <text:p text:style-name="Normal">91,</text:p>
      <text:p text:style-name="Normal">11),</text:p>
      <text:p text:style-name="Normal">('ut dolore maxime',</text:p>
      <text:p text:style-name="Normal">92,</text:p>
      <text:p text:style-name="Normal">11),</text:p>
      <text:p text:style-name="Normal">('eos et saepe',</text:p>
      <text:p text:style-name="Normal">99,</text:p>
      <text:p text:style-name="Normal">11),</text:p>
      <text:p text:style-name="Normal">('sit quis fugiat',</text:p>
      <text:p text:style-name="Normal">5,</text:p>
      <text:p text:style-name="Normal">12),</text:p>
      <text:p text:style-name="Normal">('vitae cum qui',</text:p>
      <text:p text:style-name="Normal">14,</text:p>
      <text:p text:style-name="Normal">12),</text:p>
      <text:p text:style-name="Normal">('corrupti ut repellendus',</text:p>
      <text:p text:style-name="Normal">17,</text:p>
      <text:p text:style-name="Normal">12),</text:p>
      <text:p text:style-name="Normal">('atque minima fuga',</text:p>
      <text:p text:style-name="Normal">18,</text:p>
      <text:p text:style-name="Normal">12),</text:p>
      <text:p text:style-name="Normal">('aut molestias accusamus',</text:p>
      <text:p text:style-name="Normal">21,</text:p>
      <text:p text:style-name="Normal">12),</text:p>
      <text:p text:style-name="Normal">('saepe nihil quisquam',</text:p>
      <text:p text:style-name="Normal">22,</text:p>
      <text:p text:style-name="Normal">12),</text:p>
      <text:p text:style-name="Normal">('sed perferendis et',</text:p>
      <text:soft-page-break/>
      <text:p text:style-name="Normal">24,</text:p>
      <text:p text:style-name="Normal">12),</text:p>
      <text:p text:style-name="Normal">('atque perferendis eius',</text:p>
      <text:p text:style-name="Normal">32,</text:p>
      <text:p text:style-name="Normal">12),</text:p>
      <text:p text:style-name="Normal">('reprehenderit nihil doloremque',</text:p>
      <text:p text:style-name="Normal">36,</text:p>
      <text:p text:style-name="Normal">12),</text:p>
      <text:p text:style-name="Normal">('voluptatem distinctio placeat',</text:p>
      <text:p text:style-name="Normal">37,</text:p>
      <text:p text:style-name="Normal">12),</text:p>
      <text:p text:style-name="Normal">('at aut ipsam',</text:p>
      <text:p text:style-name="Normal">38,</text:p>
      <text:p text:style-name="Normal">12),</text:p>
      <text:p text:style-name="Normal">('eos fugit asperiores',</text:p>
      <text:p text:style-name="Normal">40,</text:p>
      <text:p text:style-name="Normal">12),</text:p>
      <text:p text:style-name="Normal">('et consequatur ipsum',</text:p>
      <text:p text:style-name="Normal">41,</text:p>
      <text:p text:style-name="Normal">12),</text:p>
      <text:p text:style-name="Normal">('a animi aut',</text:p>
      <text:p text:style-name="Normal">44,</text:p>
      <text:p text:style-name="Normal">12),</text:p>
      <text:p text:style-name="Normal">('nihil incidunt culpa',</text:p>
      <text:p text:style-name="Normal">54,</text:p>
      <text:p text:style-name="Normal">12),</text:p>
      <text:p text:style-name="Normal">('non cum totam',</text:p>
      <text:p text:style-name="Normal">57,</text:p>
      <text:p text:style-name="Normal">12),</text:p>
      <text:p text:style-name="Normal">('iure minima sit',</text:p>
      <text:p text:style-name="Normal">63,</text:p>
      <text:soft-page-break/>
      <text:p text:style-name="Normal">12),</text:p>
      <text:p text:style-name="Normal">('ut consequuntur quidem',</text:p>
      <text:p text:style-name="Normal">66,</text:p>
      <text:p text:style-name="Normal">12),</text:p>
      <text:p text:style-name="Normal">('quae est debitis',</text:p>
      <text:p text:style-name="Normal">69,</text:p>
      <text:p text:style-name="Normal">12),</text:p>
      <text:p text:style-name="Normal">('quidem reprehenderit excepturi',</text:p>
      <text:p text:style-name="Normal">71,</text:p>
      <text:p text:style-name="Normal">12),</text:p>
      <text:p text:style-name="Normal">('cum facilis incidunt',</text:p>
      <text:p text:style-name="Normal">73,</text:p>
      <text:p text:style-name="Normal">12),</text:p>
      <text:p text:style-name="Normal">('accusamus iste fuga',</text:p>
      <text:p text:style-name="Normal">75,</text:p>
      <text:p text:style-name="Normal">12),</text:p>
      <text:p text:style-name="Normal">('eligendi error beatae',</text:p>
      <text:p text:style-name="Normal">76,</text:p>
      <text:p text:style-name="Normal">12),</text:p>
      <text:p text:style-name="Normal">('reprehenderit dicta et',</text:p>
      <text:p text:style-name="Normal">78,</text:p>
      <text:p text:style-name="Normal">12),</text:p>
      <text:p text:style-name="Normal">('est quibusdam necessitatibus',</text:p>
      <text:p text:style-name="Normal">91,</text:p>
      <text:p text:style-name="Normal">12),</text:p>
      <text:p text:style-name="Normal">('vel laboriosam consectetur',</text:p>
      <text:p text:style-name="Normal">98,</text:p>
      <text:p text:style-name="Normal">12),</text:p>
      <text:p text:style-name="Normal">('sit provident quis',</text:p>
      <text:p text:style-name="Normal">99,</text:p>
      <text:p text:style-name="Normal">12),</text:p>
      <text:soft-page-break/>
      <text:p text:style-name="Normal">('unde magnam est',</text:p>
      <text:p text:style-name="Normal">2,</text:p>
      <text:p text:style-name="Normal">13),</text:p>
      <text:p text:style-name="Normal">('repellendus iste eos',</text:p>
      <text:p text:style-name="Normal">5,</text:p>
      <text:p text:style-name="Normal">13),</text:p>
      <text:p text:style-name="Normal">('tempore debitis ad',</text:p>
      <text:p text:style-name="Normal">9,</text:p>
      <text:p text:style-name="Normal">13),</text:p>
      <text:p text:style-name="Normal">('sint in officia',</text:p>
      <text:p text:style-name="Normal">10,</text:p>
      <text:p text:style-name="Normal">13),</text:p>
      <text:p text:style-name="Normal">('deserunt libero dolor',</text:p>
      <text:p text:style-name="Normal">12,</text:p>
      <text:p text:style-name="Normal">13),</text:p>
      <text:p text:style-name="Normal">('vitae quia est',</text:p>
      <text:p text:style-name="Normal">13,</text:p>
      <text:p text:style-name="Normal">13),</text:p>
      <text:p text:style-name="Normal">('aliquid distinctio reprehenderit',</text:p>
      <text:p text:style-name="Normal">14,</text:p>
      <text:p text:style-name="Normal">13),</text:p>
      <text:p text:style-name="Normal">('et sapiente ullam',</text:p>
      <text:p text:style-name="Normal">16,</text:p>
      <text:p text:style-name="Normal">13),</text:p>
      <text:p text:style-name="Normal">('ab delectus nam',</text:p>
      <text:p text:style-name="Normal">17,</text:p>
      <text:p text:style-name="Normal">13),</text:p>
      <text:p text:style-name="Normal">('omnis quo dignissimos',</text:p>
      <text:p text:style-name="Normal">21,</text:p>
      <text:p text:style-name="Normal">13),</text:p>
      <text:p text:style-name="Normal">('perferendis possimus officiis',</text:p>
      <text:soft-page-break/>
      <text:p text:style-name="Normal">24,</text:p>
      <text:p text:style-name="Normal">13),</text:p>
      <text:p text:style-name="Normal">('facere eum harum',</text:p>
      <text:p text:style-name="Normal">28,</text:p>
      <text:p text:style-name="Normal">13),</text:p>
      <text:p text:style-name="Normal">('officia atque ut',</text:p>
      <text:p text:style-name="Normal">31,</text:p>
      <text:p text:style-name="Normal">13),</text:p>
      <text:p text:style-name="Normal">('debitis a placeat',</text:p>
      <text:p text:style-name="Normal">32,</text:p>
      <text:p text:style-name="Normal">13),</text:p>
      <text:p text:style-name="Normal">('ut vel pariatur',</text:p>
      <text:p text:style-name="Normal">35,</text:p>
      <text:p text:style-name="Normal">13),</text:p>
      <text:p text:style-name="Normal">('fugit neque nesciunt',</text:p>
      <text:p text:style-name="Normal">36,</text:p>
      <text:p text:style-name="Normal">13),</text:p>
      <text:p text:style-name="Normal">('doloremque expedita et',</text:p>
      <text:p text:style-name="Normal">39,</text:p>
      <text:p text:style-name="Normal">13),</text:p>
      <text:p text:style-name="Normal">('illo rerum aliquam',</text:p>
      <text:p text:style-name="Normal">41,</text:p>
      <text:p text:style-name="Normal">13),</text:p>
      <text:p text:style-name="Normal">('earum ut eius',</text:p>
      <text:p text:style-name="Normal">47,</text:p>
      <text:p text:style-name="Normal">13),</text:p>
      <text:p text:style-name="Normal">('tempora unde veniam',</text:p>
      <text:p text:style-name="Normal">50,</text:p>
      <text:p text:style-name="Normal">13),</text:p>
      <text:p text:style-name="Normal">('ea dolore occaecati',</text:p>
      <text:p text:style-name="Normal">52,</text:p>
      <text:soft-page-break/>
      <text:p text:style-name="Normal">13),</text:p>
      <text:p text:style-name="Normal">('suscipit vel excepturi',</text:p>
      <text:p text:style-name="Normal">54,</text:p>
      <text:p text:style-name="Normal">13),</text:p>
      <text:p text:style-name="Normal">('in debitis assumenda',</text:p>
      <text:p text:style-name="Normal">57,</text:p>
      <text:p text:style-name="Normal">13),</text:p>
      <text:p text:style-name="Normal">('libero consequatur ullam',</text:p>
      <text:p text:style-name="Normal">60,</text:p>
      <text:p text:style-name="Normal">13),</text:p>
      <text:p text:style-name="Normal">('iste et voluptatum',</text:p>
      <text:p text:style-name="Normal">62,</text:p>
      <text:p text:style-name="Normal">13),</text:p>
      <text:p text:style-name="Normal">('laudantium earum quia',</text:p>
      <text:p text:style-name="Normal">65,</text:p>
      <text:p text:style-name="Normal">13),</text:p>
      <text:p text:style-name="Normal">('voluptatibus natus ut',</text:p>
      <text:p text:style-name="Normal">66,</text:p>
      <text:p text:style-name="Normal">13),</text:p>
      <text:p text:style-name="Normal">('eos eum pariatur',</text:p>
      <text:p text:style-name="Normal">70,</text:p>
      <text:p text:style-name="Normal">13),</text:p>
      <text:p text:style-name="Normal">('velit est dignissimos',</text:p>
      <text:p text:style-name="Normal">71,</text:p>
      <text:p text:style-name="Normal">13),</text:p>
      <text:p text:style-name="Normal">('illo nisi voluptatibus',</text:p>
      <text:p text:style-name="Normal">73,</text:p>
      <text:p text:style-name="Normal">13),</text:p>
      <text:p text:style-name="Normal">('tenetur cum sapiente',</text:p>
      <text:p text:style-name="Normal">75,</text:p>
      <text:p text:style-name="Normal">13),</text:p>
      <text:soft-page-break/>
      <text:p text:style-name="Normal">('excepturi autem aut',</text:p>
      <text:p text:style-name="Normal">76,</text:p>
      <text:p text:style-name="Normal">13),</text:p>
      <text:p text:style-name="Normal">('iure ducimus ea',</text:p>
      <text:p text:style-name="Normal">79,</text:p>
      <text:p text:style-name="Normal">13),</text:p>
      <text:p text:style-name="Normal">('est architecto corrupti',</text:p>
      <text:p text:style-name="Normal">82,</text:p>
      <text:p text:style-name="Normal">13),</text:p>
      <text:p text:style-name="Normal">('ullam et cum',</text:p>
      <text:p text:style-name="Normal">91,</text:p>
      <text:p text:style-name="Normal">13),</text:p>
      <text:p text:style-name="Normal">('impedit cumque exercitationem',</text:p>
      <text:p text:style-name="Normal">93,</text:p>
      <text:p text:style-name="Normal">13),</text:p>
      <text:p text:style-name="Normal">('aut vel minus',</text:p>
      <text:p text:style-name="Normal">94,</text:p>
      <text:p text:style-name="Normal">13),</text:p>
      <text:p text:style-name="Normal">('est assumenda et',</text:p>
      <text:p text:style-name="Normal">98,</text:p>
      <text:p text:style-name="Normal">13),</text:p>
      <text:p text:style-name="Normal">('minus consequatur doloremque',</text:p>
      <text:p text:style-name="Normal">99,</text:p>
      <text:p text:style-name="Normal">13),</text:p>
      <text:p text:style-name="Normal">('omnis esse necessitatibus',</text:p>
      <text:p text:style-name="Normal">5,</text:p>
      <text:p text:style-name="Normal">14),</text:p>
      <text:p text:style-name="Normal">('enim quia similique',</text:p>
      <text:p text:style-name="Normal">14,</text:p>
      <text:p text:style-name="Normal">14),</text:p>
      <text:p text:style-name="Normal">('aut tempora quos',</text:p>
      <text:soft-page-break/>
      <text:p text:style-name="Normal">15,</text:p>
      <text:p text:style-name="Normal">14),</text:p>
      <text:p text:style-name="Normal">('consectetur dolorem voluptatem',</text:p>
      <text:p text:style-name="Normal">21,</text:p>
      <text:p text:style-name="Normal">14),</text:p>
      <text:p text:style-name="Normal">('officiis ut non',</text:p>
      <text:p text:style-name="Normal">22,</text:p>
      <text:p text:style-name="Normal">14),</text:p>
      <text:p text:style-name="Normal">('inventore aspernatur voluptatibus',</text:p>
      <text:p text:style-name="Normal">24,</text:p>
      <text:p text:style-name="Normal">14),</text:p>
      <text:p text:style-name="Normal">('sunt delectus iusto',</text:p>
      <text:p text:style-name="Normal">30,</text:p>
      <text:p text:style-name="Normal">14),</text:p>
      <text:p text:style-name="Normal">('quis earum sed',</text:p>
      <text:p text:style-name="Normal">32,</text:p>
      <text:p text:style-name="Normal">14),</text:p>
      <text:p text:style-name="Normal">('quis facere deleniti',</text:p>
      <text:p text:style-name="Normal">35,</text:p>
      <text:p text:style-name="Normal">14),</text:p>
      <text:p text:style-name="Normal">('voluptas culpa quod',</text:p>
      <text:p text:style-name="Normal">36,</text:p>
      <text:p text:style-name="Normal">14),</text:p>
      <text:p text:style-name="Normal">('quos facere maxime',</text:p>
      <text:p text:style-name="Normal">41,</text:p>
      <text:p text:style-name="Normal">14),</text:p>
      <text:p text:style-name="Normal">('optio culpa veritatis',</text:p>
      <text:p text:style-name="Normal">46,</text:p>
      <text:p text:style-name="Normal">14),</text:p>
      <text:p text:style-name="Normal">('animi dolorum soluta',</text:p>
      <text:p text:style-name="Normal">52,</text:p>
      <text:soft-page-break/>
      <text:p text:style-name="Normal">14),</text:p>
      <text:p text:style-name="Normal">('sint veritatis ut',</text:p>
      <text:p text:style-name="Normal">54,</text:p>
      <text:p text:style-name="Normal">14),</text:p>
      <text:p text:style-name="Normal">('ratione non minima',</text:p>
      <text:p text:style-name="Normal">57,</text:p>
      <text:p text:style-name="Normal">14),</text:p>
      <text:p text:style-name="Normal">('dolorem nesciunt debitis',</text:p>
      <text:p text:style-name="Normal">66,</text:p>
      <text:p text:style-name="Normal">14),</text:p>
      <text:p text:style-name="Normal">('ut ea pariatur',</text:p>
      <text:p text:style-name="Normal">69,</text:p>
      <text:p text:style-name="Normal">14),</text:p>
      <text:p text:style-name="Normal">('esse earum et',</text:p>
      <text:p text:style-name="Normal">71,</text:p>
      <text:p text:style-name="Normal">14),</text:p>
      <text:p text:style-name="Normal">('quibusdam officia veniam',</text:p>
      <text:p text:style-name="Normal">75,</text:p>
      <text:p text:style-name="Normal">14),</text:p>
      <text:p text:style-name="Normal">('praesentium dolorum aspernatur',</text:p>
      <text:p text:style-name="Normal">76,</text:p>
      <text:p text:style-name="Normal">14),</text:p>
      <text:p text:style-name="Normal">('aliquid quos dolorem',</text:p>
      <text:p text:style-name="Normal">87,</text:p>
      <text:p text:style-name="Normal">14),</text:p>
      <text:p text:style-name="Normal">('libero tempora odio',</text:p>
      <text:p text:style-name="Normal">91,</text:p>
      <text:p text:style-name="Normal">14),</text:p>
      <text:p text:style-name="Normal">('minima quod nostrum',</text:p>
      <text:p text:style-name="Normal">92,</text:p>
      <text:p text:style-name="Normal">14),</text:p>
      <text:soft-page-break/>
      <text:p text:style-name="Normal">('beatae repellendus voluptas',</text:p>
      <text:p text:style-name="Normal">94,</text:p>
      <text:p text:style-name="Normal">14),</text:p>
      <text:p text:style-name="Normal">('enim hic aut',</text:p>
      <text:p text:style-name="Normal">98,</text:p>
      <text:p text:style-name="Normal">14),</text:p>
      <text:p text:style-name="Normal">('enim beatae id',</text:p>
      <text:p text:style-name="Normal">99,</text:p>
      <text:p text:style-name="Normal">14),</text:p>
      <text:p text:style-name="Normal">('illo quibusdam a',</text:p>
      <text:p text:style-name="Normal">100,</text:p>
      <text:p text:style-name="Normal">14),</text:p>
      <text:p text:style-name="Normal">('et commodi dicta',</text:p>
      <text:p text:style-name="Normal">4,</text:p>
      <text:p text:style-name="Normal">15),</text:p>
      <text:p text:style-name="Normal">('quo molestiae nemo',</text:p>
      <text:p text:style-name="Normal">5,</text:p>
      <text:p text:style-name="Normal">15),</text:p>
      <text:p text:style-name="Normal">('labore delectus rerum',</text:p>
      <text:p text:style-name="Normal">9,</text:p>
      <text:p text:style-name="Normal">15),</text:p>
      <text:p text:style-name="Normal">('qui voluptates pariatur',</text:p>
      <text:p text:style-name="Normal">13,</text:p>
      <text:p text:style-name="Normal">15),</text:p>
      <text:p text:style-name="Normal">('expedita sunt rerum',</text:p>
      <text:p text:style-name="Normal">14,</text:p>
      <text:p text:style-name="Normal">15),</text:p>
      <text:p text:style-name="Normal">('et id qui',</text:p>
      <text:p text:style-name="Normal">21,</text:p>
      <text:p text:style-name="Normal">15),</text:p>
      <text:p text:style-name="Normal">('labore enim ut',</text:p>
      <text:soft-page-break/>
      <text:p text:style-name="Normal">22,</text:p>
      <text:p text:style-name="Normal">15),</text:p>
      <text:p text:style-name="Normal">('labore voluptas ab',</text:p>
      <text:p text:style-name="Normal">24,</text:p>
      <text:p text:style-name="Normal">15),</text:p>
      <text:p text:style-name="Normal">('in quaerat facere',</text:p>
      <text:p text:style-name="Normal">28,</text:p>
      <text:p text:style-name="Normal">15),</text:p>
      <text:p text:style-name="Normal">('doloremque commodi rem',</text:p>
      <text:p text:style-name="Normal">32,</text:p>
      <text:p text:style-name="Normal">15),</text:p>
      <text:p text:style-name="Normal">('beatae assumenda in',</text:p>
      <text:p text:style-name="Normal">35,</text:p>
      <text:p text:style-name="Normal">15),</text:p>
      <text:p text:style-name="Normal">('qui occaecati occaecati',</text:p>
      <text:p text:style-name="Normal">36,</text:p>
      <text:p text:style-name="Normal">15),</text:p>
      <text:p text:style-name="Normal">('totam vero ut',</text:p>
      <text:p text:style-name="Normal">37,</text:p>
      <text:p text:style-name="Normal">15),</text:p>
      <text:p text:style-name="Normal">('optio ut explicabo',</text:p>
      <text:p text:style-name="Normal">41,</text:p>
      <text:p text:style-name="Normal">15),</text:p>
      <text:p text:style-name="Normal">('aut quia nostrum',</text:p>
      <text:p text:style-name="Normal">44,</text:p>
      <text:p text:style-name="Normal">15),</text:p>
      <text:p text:style-name="Normal">('culpa veniam quia',</text:p>
      <text:p text:style-name="Normal">46,</text:p>
      <text:p text:style-name="Normal">15),</text:p>
      <text:p text:style-name="Normal">('sit sint sapiente',</text:p>
      <text:p text:style-name="Normal">52,</text:p>
      <text:soft-page-break/>
      <text:p text:style-name="Normal">15),</text:p>
      <text:p text:style-name="Normal">('ea voluptas aut',</text:p>
      <text:p text:style-name="Normal">54,</text:p>
      <text:p text:style-name="Normal">15),</text:p>
      <text:p text:style-name="Normal">('maxime quia porro',</text:p>
      <text:p text:style-name="Normal">57,</text:p>
      <text:p text:style-name="Normal">15),</text:p>
      <text:p text:style-name="Normal">('quas nobis aspernatur',</text:p>
      <text:p text:style-name="Normal">63,</text:p>
      <text:p text:style-name="Normal">15),</text:p>
      <text:p text:style-name="Normal">('et molestiae non',</text:p>
      <text:p text:style-name="Normal">66,</text:p>
      <text:p text:style-name="Normal">15),</text:p>
      <text:p text:style-name="Normal">('enim perferendis eum',</text:p>
      <text:p text:style-name="Normal">71,</text:p>
      <text:p text:style-name="Normal">15),</text:p>
      <text:p text:style-name="Normal">('animi dolor numquam',</text:p>
      <text:p text:style-name="Normal">72,</text:p>
      <text:p text:style-name="Normal">15),</text:p>
      <text:p text:style-name="Normal">('in veritatis cupiditate',</text:p>
      <text:p text:style-name="Normal">75,</text:p>
      <text:p text:style-name="Normal">15),</text:p>
      <text:p text:style-name="Normal">('et modi voluptatem',</text:p>
      <text:p text:style-name="Normal">76,</text:p>
      <text:p text:style-name="Normal">15),</text:p>
      <text:p text:style-name="Normal">('dolorem non fugiat',</text:p>
      <text:p text:style-name="Normal">87,</text:p>
      <text:p text:style-name="Normal">15),</text:p>
      <text:p text:style-name="Normal">('quam non sit',</text:p>
      <text:p text:style-name="Normal">91,</text:p>
      <text:p text:style-name="Normal">15),</text:p>
      <text:soft-page-break/>
      <text:p text:style-name="Normal">('et illo facilis',</text:p>
      <text:p text:style-name="Normal">96,</text:p>
      <text:p text:style-name="Normal">15),</text:p>
      <text:p text:style-name="Normal">('ipsum maxime sapiente',</text:p>
      <text:p text:style-name="Normal">5,</text:p>
      <text:p text:style-name="Normal">16),</text:p>
      <text:p text:style-name="Normal">('nesciunt voluptas velit',</text:p>
      <text:p text:style-name="Normal">11,</text:p>
      <text:p text:style-name="Normal">16),</text:p>
      <text:p text:style-name="Normal">('rerum id debitis',</text:p>
      <text:p text:style-name="Normal">14,</text:p>
      <text:p text:style-name="Normal">16),</text:p>
      <text:p text:style-name="Normal">('accusamus ducimus sunt',</text:p>
      <text:p text:style-name="Normal">18,</text:p>
      <text:p text:style-name="Normal">16),</text:p>
      <text:p text:style-name="Normal">('ipsam tempore aut',</text:p>
      <text:p text:style-name="Normal">21,</text:p>
      <text:p text:style-name="Normal">16),</text:p>
      <text:p text:style-name="Normal">('esse quo eveniet',</text:p>
      <text:p text:style-name="Normal">24,</text:p>
      <text:p text:style-name="Normal">16),</text:p>
      <text:p text:style-name="Normal">('a tenetur rem',</text:p>
      <text:p text:style-name="Normal">31,</text:p>
      <text:p text:style-name="Normal">16),</text:p>
      <text:p text:style-name="Normal">('delectus alias vel',</text:p>
      <text:p text:style-name="Normal">36,</text:p>
      <text:p text:style-name="Normal">16),</text:p>
      <text:p text:style-name="Normal">('omnis pariatur doloremque',</text:p>
      <text:p text:style-name="Normal">41,</text:p>
      <text:p text:style-name="Normal">16),</text:p>
      <text:p text:style-name="Normal">('et ut nihil',</text:p>
      <text:soft-page-break/>
      <text:p text:style-name="Normal">42,</text:p>
      <text:p text:style-name="Normal">16),</text:p>
      <text:p text:style-name="Normal">('nihil reiciendis laboriosam',</text:p>
      <text:p text:style-name="Normal">54,</text:p>
      <text:p text:style-name="Normal">16),</text:p>
      <text:p text:style-name="Normal">('et et nemo',</text:p>
      <text:p text:style-name="Normal">57,</text:p>
      <text:p text:style-name="Normal">16),</text:p>
      <text:p text:style-name="Normal">('nesciunt voluptatum est',</text:p>
      <text:p text:style-name="Normal">62,</text:p>
      <text:p text:style-name="Normal">16),</text:p>
      <text:p text:style-name="Normal">('unde in quos',</text:p>
      <text:p text:style-name="Normal">63,</text:p>
      <text:p text:style-name="Normal">16),</text:p>
      <text:p text:style-name="Normal">('ipsam distinctio quidem',</text:p>
      <text:p text:style-name="Normal">66,</text:p>
      <text:p text:style-name="Normal">16),</text:p>
      <text:p text:style-name="Normal">('quis autem dolore',</text:p>
      <text:p text:style-name="Normal">70,</text:p>
      <text:p text:style-name="Normal">16),</text:p>
      <text:p text:style-name="Normal">('dolore et quibusdam',</text:p>
      <text:p text:style-name="Normal">71,</text:p>
      <text:p text:style-name="Normal">16),</text:p>
      <text:p text:style-name="Normal">('est accusantium iste',</text:p>
      <text:p text:style-name="Normal">73,</text:p>
      <text:p text:style-name="Normal">16),</text:p>
      <text:p text:style-name="Normal">('dolore commodi animi',</text:p>
      <text:p text:style-name="Normal">75,</text:p>
      <text:p text:style-name="Normal">16),</text:p>
      <text:p text:style-name="Normal">('repellendus expedita velit',</text:p>
      <text:p text:style-name="Normal">76,</text:p>
      <text:soft-page-break/>
      <text:p text:style-name="Normal">16),</text:p>
      <text:p text:style-name="Normal">('odio alias tenetur',</text:p>
      <text:p text:style-name="Normal">82,</text:p>
      <text:p text:style-name="Normal">16),</text:p>
      <text:p text:style-name="Normal">('illo corrupti debitis',</text:p>
      <text:p text:style-name="Normal">91,</text:p>
      <text:p text:style-name="Normal">16),</text:p>
      <text:p text:style-name="Normal">('eveniet odit repudiandae',</text:p>
      <text:p text:style-name="Normal">5,</text:p>
      <text:p text:style-name="Normal">17),</text:p>
      <text:p text:style-name="Normal">('ipsam et tempora',</text:p>
      <text:p text:style-name="Normal">14,</text:p>
      <text:p text:style-name="Normal">17),</text:p>
      <text:p text:style-name="Normal">('perspiciatis est facere',</text:p>
      <text:p text:style-name="Normal">19,</text:p>
      <text:p text:style-name="Normal">17),</text:p>
      <text:p text:style-name="Normal">('et hic magni',</text:p>
      <text:p text:style-name="Normal">21,</text:p>
      <text:p text:style-name="Normal">17),</text:p>
      <text:p text:style-name="Normal">('repellendus non aperiam',</text:p>
      <text:p text:style-name="Normal">24,</text:p>
      <text:p text:style-name="Normal">17),</text:p>
      <text:p text:style-name="Normal">('quia voluptatibus exercitationem',</text:p>
      <text:p text:style-name="Normal">26,</text:p>
      <text:p text:style-name="Normal">17),</text:p>
      <text:p text:style-name="Normal">('dolorem cumque qui',</text:p>
      <text:p text:style-name="Normal">30,</text:p>
      <text:p text:style-name="Normal">17),</text:p>
      <text:p text:style-name="Normal">('ea aut rerum',</text:p>
      <text:p text:style-name="Normal">31,</text:p>
      <text:p text:style-name="Normal">17),</text:p>
      <text:soft-page-break/>
      <text:p text:style-name="Normal">('hic aut voluptates',</text:p>
      <text:p text:style-name="Normal">33,</text:p>
      <text:p text:style-name="Normal">17),</text:p>
      <text:p text:style-name="Normal">('unde accusamus sint',</text:p>
      <text:p text:style-name="Normal">36,</text:p>
      <text:p text:style-name="Normal">17),</text:p>
      <text:p text:style-name="Normal">('unde similique in',</text:p>
      <text:p text:style-name="Normal">39,</text:p>
      <text:p text:style-name="Normal">17),</text:p>
      <text:p text:style-name="Normal">('consequatur culpa ducimus',</text:p>
      <text:p text:style-name="Normal">40,</text:p>
      <text:p text:style-name="Normal">17),</text:p>
      <text:p text:style-name="Normal">('molestias voluptatem et',</text:p>
      <text:p text:style-name="Normal">41,</text:p>
      <text:p text:style-name="Normal">17),</text:p>
      <text:p text:style-name="Normal">('pariatur iusto beatae',</text:p>
      <text:p text:style-name="Normal">54,</text:p>
      <text:p text:style-name="Normal">17),</text:p>
      <text:p text:style-name="Normal">('voluptates qui saepe',</text:p>
      <text:p text:style-name="Normal">57,</text:p>
      <text:p text:style-name="Normal">17),</text:p>
      <text:p text:style-name="Normal">('autem aut tempore',</text:p>
      <text:p text:style-name="Normal">66,</text:p>
      <text:p text:style-name="Normal">17),</text:p>
      <text:p text:style-name="Normal">('et qui nulla',</text:p>
      <text:p text:style-name="Normal">71,</text:p>
      <text:p text:style-name="Normal">17),</text:p>
      <text:p text:style-name="Normal">('soluta recusandae nemo',</text:p>
      <text:p text:style-name="Normal">75,</text:p>
      <text:p text:style-name="Normal">17),</text:p>
      <text:p text:style-name="Normal">('optio praesentium id',</text:p>
      <text:soft-page-break/>
      <text:p text:style-name="Normal">76,</text:p>
      <text:p text:style-name="Normal">17),</text:p>
      <text:p text:style-name="Normal">('est aut fuga',</text:p>
      <text:p text:style-name="Normal">84,</text:p>
      <text:p text:style-name="Normal">17),</text:p>
      <text:p text:style-name="Normal">('a velit blanditiis',</text:p>
      <text:p text:style-name="Normal">87,</text:p>
      <text:p text:style-name="Normal">17),</text:p>
      <text:p text:style-name="Normal">('laudantium temporibus quis',</text:p>
      <text:p text:style-name="Normal">91,</text:p>
      <text:p text:style-name="Normal">17),</text:p>
      <text:p text:style-name="Normal">('adipisci eos labore',</text:p>
      <text:p text:style-name="Normal">96,</text:p>
      <text:p text:style-name="Normal">17),</text:p>
      <text:p text:style-name="Normal">('deleniti corrupti illum',</text:p>
      <text:p text:style-name="Normal">5,</text:p>
      <text:p text:style-name="Normal">18),</text:p>
      <text:p text:style-name="Normal">('porro aut doloremque',</text:p>
      <text:p text:style-name="Normal">14,</text:p>
      <text:p text:style-name="Normal">18),</text:p>
      <text:p text:style-name="Normal">('nihil ut soluta',</text:p>
      <text:p text:style-name="Normal">16,</text:p>
      <text:p text:style-name="Normal">18),</text:p>
      <text:p text:style-name="Normal">('voluptatem quo quidem',</text:p>
      <text:p text:style-name="Normal">18,</text:p>
      <text:p text:style-name="Normal">18),</text:p>
      <text:p text:style-name="Normal">('quia repellendus qui',</text:p>
      <text:p text:style-name="Normal">21,</text:p>
      <text:p text:style-name="Normal">18),</text:p>
      <text:p text:style-name="Normal">('quaerat consectetur et',</text:p>
      <text:p text:style-name="Normal">22,</text:p>
      <text:soft-page-break/>
      <text:p text:style-name="Normal">18),</text:p>
      <text:p text:style-name="Normal">('et illo illum',</text:p>
      <text:p text:style-name="Normal">24,</text:p>
      <text:p text:style-name="Normal">18),</text:p>
      <text:p text:style-name="Normal">('qui eveniet corporis',</text:p>
      <text:p text:style-name="Normal">26,</text:p>
      <text:p text:style-name="Normal">18),</text:p>
      <text:p text:style-name="Normal">('vero similique accusantium',</text:p>
      <text:p text:style-name="Normal">30,</text:p>
      <text:p text:style-name="Normal">18),</text:p>
      <text:p text:style-name="Normal">('quos itaque id',</text:p>
      <text:p text:style-name="Normal">32,</text:p>
      <text:p text:style-name="Normal">18),</text:p>
      <text:p text:style-name="Normal">('consectetur et vel',</text:p>
      <text:p text:style-name="Normal">36,</text:p>
      <text:p text:style-name="Normal">18),</text:p>
      <text:p text:style-name="Normal">('modi consequatur explicabo',</text:p>
      <text:p text:style-name="Normal">41,</text:p>
      <text:p text:style-name="Normal">18),</text:p>
      <text:p text:style-name="Normal">('veniam tenetur vel',</text:p>
      <text:p text:style-name="Normal">43,</text:p>
      <text:p text:style-name="Normal">18),</text:p>
      <text:p text:style-name="Normal">('autem fugiat illo',</text:p>
      <text:p text:style-name="Normal">44,</text:p>
      <text:p text:style-name="Normal">18),</text:p>
      <text:p text:style-name="Normal">('ut ducimus dicta',</text:p>
      <text:p text:style-name="Normal">48,</text:p>
      <text:p text:style-name="Normal">18),</text:p>
      <text:p text:style-name="Normal">('id ab ipsum',</text:p>
      <text:p text:style-name="Normal">54,</text:p>
      <text:p text:style-name="Normal">18),</text:p>
      <text:soft-page-break/>
      <text:p text:style-name="Normal">('fugit aspernatur saepe',</text:p>
      <text:p text:style-name="Normal">55,</text:p>
      <text:p text:style-name="Normal">18),</text:p>
      <text:p text:style-name="Normal">('itaque dolorem autem',</text:p>
      <text:p text:style-name="Normal">57,</text:p>
      <text:p text:style-name="Normal">18),</text:p>
      <text:p text:style-name="Normal">('sapiente ea nemo',</text:p>
      <text:p text:style-name="Normal">66,</text:p>
      <text:p text:style-name="Normal">18),</text:p>
      <text:p text:style-name="Normal">('atque aliquid facere',</text:p>
      <text:p text:style-name="Normal">71,</text:p>
      <text:p text:style-name="Normal">18),</text:p>
      <text:p text:style-name="Normal">('eaque inventore doloribus',</text:p>
      <text:p text:style-name="Normal">75,</text:p>
      <text:p text:style-name="Normal">18),</text:p>
      <text:p text:style-name="Normal">('dolor est distinctio',</text:p>
      <text:p text:style-name="Normal">76,</text:p>
      <text:p text:style-name="Normal">18),</text:p>
      <text:p text:style-name="Normal">('consequatur expedita magni',</text:p>
      <text:p text:style-name="Normal">82,</text:p>
      <text:p text:style-name="Normal">18),</text:p>
      <text:p text:style-name="Normal">('optio ex alias',</text:p>
      <text:p text:style-name="Normal">84,</text:p>
      <text:p text:style-name="Normal">18),</text:p>
      <text:p text:style-name="Normal">('molestias alias reprehenderit',</text:p>
      <text:p text:style-name="Normal">91,</text:p>
      <text:p text:style-name="Normal">18),</text:p>
      <text:p text:style-name="Normal">('aperiam facilis fugiat',</text:p>
      <text:p text:style-name="Normal">92,</text:p>
      <text:p text:style-name="Normal">18),</text:p>
      <text:p text:style-name="Normal">('atque tempore beatae',</text:p>
      <text:soft-page-break/>
      <text:p text:style-name="Normal">97,</text:p>
      <text:p text:style-name="Normal">18),</text:p>
      <text:p text:style-name="Normal">('culpa id ut',</text:p>
      <text:p text:style-name="Normal">3,</text:p>
      <text:p text:style-name="Normal">19),</text:p>
      <text:p text:style-name="Normal">('et aspernatur deleniti',</text:p>
      <text:p text:style-name="Normal">5,</text:p>
      <text:p text:style-name="Normal">19),</text:p>
      <text:p text:style-name="Normal">('vero fuga iure',</text:p>
      <text:p text:style-name="Normal">11,</text:p>
      <text:p text:style-name="Normal">19),</text:p>
      <text:p text:style-name="Normal">('illum quo quis',</text:p>
      <text:p text:style-name="Normal">12,</text:p>
      <text:p text:style-name="Normal">19),</text:p>
      <text:p text:style-name="Normal">('corporis ut corporis',</text:p>
      <text:p text:style-name="Normal">14,</text:p>
      <text:p text:style-name="Normal">19),</text:p>
      <text:p text:style-name="Normal">('magnam aut sit',</text:p>
      <text:p text:style-name="Normal">17,</text:p>
      <text:p text:style-name="Normal">19),</text:p>
      <text:p text:style-name="Normal">('dolores fugit nihil',</text:p>
      <text:p text:style-name="Normal">18,</text:p>
      <text:p text:style-name="Normal">19),</text:p>
      <text:p text:style-name="Normal">('ipsum aut rerum',</text:p>
      <text:p text:style-name="Normal">19,</text:p>
      <text:p text:style-name="Normal">19),</text:p>
      <text:p text:style-name="Normal">('vel laborum error',</text:p>
      <text:p text:style-name="Normal">21,</text:p>
      <text:p text:style-name="Normal">19),</text:p>
      <text:p text:style-name="Normal">('autem sit cumque',</text:p>
      <text:p text:style-name="Normal">22,</text:p>
      <text:soft-page-break/>
      <text:p text:style-name="Normal">19),</text:p>
      <text:p text:style-name="Normal">('natus ut et',</text:p>
      <text:p text:style-name="Normal">24,</text:p>
      <text:p text:style-name="Normal">19),</text:p>
      <text:p text:style-name="Normal">('quia perferendis minus',</text:p>
      <text:p text:style-name="Normal">26,</text:p>
      <text:p text:style-name="Normal">19),</text:p>
      <text:p text:style-name="Normal">('architecto aliquid rerum',</text:p>
      <text:p text:style-name="Normal">35,</text:p>
      <text:p text:style-name="Normal">19),</text:p>
      <text:p text:style-name="Normal">('dignissimos nisi reiciendis',</text:p>
      <text:p text:style-name="Normal">36,</text:p>
      <text:p text:style-name="Normal">19),</text:p>
      <text:p text:style-name="Normal">('suscipit inventore eligendi',</text:p>
      <text:p text:style-name="Normal">41,</text:p>
      <text:p text:style-name="Normal">19),</text:p>
      <text:p text:style-name="Normal">('quia occaecati quis',</text:p>
      <text:p text:style-name="Normal">47,</text:p>
      <text:p text:style-name="Normal">19),</text:p>
      <text:p text:style-name="Normal">('perspiciatis ut molestiae',</text:p>
      <text:p text:style-name="Normal">48,</text:p>
      <text:p text:style-name="Normal">19),</text:p>
      <text:p text:style-name="Normal">('sint vitae atque',</text:p>
      <text:p text:style-name="Normal">54,</text:p>
      <text:p text:style-name="Normal">19),</text:p>
      <text:p text:style-name="Normal">('et ipsam vitae',</text:p>
      <text:p text:style-name="Normal">56,</text:p>
      <text:p text:style-name="Normal">19),</text:p>
      <text:p text:style-name="Normal">('et eum ipsam',</text:p>
      <text:p text:style-name="Normal">57,</text:p>
      <text:p text:style-name="Normal">19),</text:p>
      <text:soft-page-break/>
      <text:p text:style-name="Normal">('vel et impedit',</text:p>
      <text:p text:style-name="Normal">66,</text:p>
      <text:p text:style-name="Normal">19),</text:p>
      <text:p text:style-name="Normal">('suscipit consequatur excepturi',</text:p>
      <text:p text:style-name="Normal">67,</text:p>
      <text:p text:style-name="Normal">19),</text:p>
      <text:p text:style-name="Normal">('perferendis dignissimos eligendi',</text:p>
      <text:p text:style-name="Normal">70,</text:p>
      <text:p text:style-name="Normal">19),</text:p>
      <text:p text:style-name="Normal">('illo nostrum quam',</text:p>
      <text:p text:style-name="Normal">71,</text:p>
      <text:p text:style-name="Normal">19),</text:p>
      <text:p text:style-name="Normal">('quae atque nobis',</text:p>
      <text:p text:style-name="Normal">73,</text:p>
      <text:p text:style-name="Normal">19),</text:p>
      <text:p text:style-name="Normal">('voluptatem id est',</text:p>
      <text:p text:style-name="Normal">75,</text:p>
      <text:p text:style-name="Normal">19),</text:p>
      <text:p text:style-name="Normal">('autem praesentium minus',</text:p>
      <text:p text:style-name="Normal">76,</text:p>
      <text:p text:style-name="Normal">19),</text:p>
      <text:p text:style-name="Normal">('quam temporibus eum',</text:p>
      <text:p text:style-name="Normal">91,</text:p>
      <text:p text:style-name="Normal">19),</text:p>
      <text:p text:style-name="Normal">('nesciunt saepe praesentium',</text:p>
      <text:p text:style-name="Normal">93,</text:p>
      <text:p text:style-name="Normal">19),</text:p>
      <text:p text:style-name="Normal">('doloribus occaecati laborum',</text:p>
      <text:p text:style-name="Normal">95,</text:p>
      <text:p text:style-name="Normal">19),</text:p>
      <text:p text:style-name="Normal">('dolorum qui odit',</text:p>
      <text:soft-page-break/>
      <text:p text:style-name="Normal">97,</text:p>
      <text:p text:style-name="Normal">19),</text:p>
      <text:p text:style-name="Normal">('a doloribus architecto',</text:p>
      <text:p text:style-name="Normal">98,</text:p>
      <text:p text:style-name="Normal">19),</text:p>
      <text:p text:style-name="Normal">('ad nobis ipsum',</text:p>
      <text:p text:style-name="Normal">99,</text:p>
      <text:p text:style-name="Normal">19),</text:p>
      <text:p text:style-name="Normal">('laudantium provident qui',</text:p>
      <text:p text:style-name="Normal">100,</text:p>
      <text:p text:style-name="Normal">19),</text:p>
      <text:p text:style-name="Normal">('quod ipsam optio',</text:p>
      <text:p text:style-name="Normal">2,</text:p>
      <text:p text:style-name="Normal">20),</text:p>
      <text:p text:style-name="Normal">('consectetur suscipit dolores',</text:p>
      <text:p text:style-name="Normal">5,</text:p>
      <text:p text:style-name="Normal">20),</text:p>
      <text:p text:style-name="Normal">('consectetur natus provident',</text:p>
      <text:p text:style-name="Normal">14,</text:p>
      <text:p text:style-name="Normal">20),</text:p>
      <text:p text:style-name="Normal">('voluptatibus dolorem ab',</text:p>
      <text:p text:style-name="Normal">17,</text:p>
      <text:p text:style-name="Normal">20),</text:p>
      <text:p text:style-name="Normal">('laboriosam deserunt suscipit',</text:p>
      <text:p text:style-name="Normal">21,</text:p>
      <text:p text:style-name="Normal">20),</text:p>
      <text:p text:style-name="Normal">('voluptatibus aliquid mollitia',</text:p>
      <text:p text:style-name="Normal">24,</text:p>
      <text:p text:style-name="Normal">20),</text:p>
      <text:p text:style-name="Normal">('nostrum sed aliquid',</text:p>
      <text:p text:style-name="Normal">36,</text:p>
      <text:soft-page-break/>
      <text:p text:style-name="Normal">20),</text:p>
      <text:p text:style-name="Normal">('nihil qui omnis',</text:p>
      <text:p text:style-name="Normal">41,</text:p>
      <text:p text:style-name="Normal">20),</text:p>
      <text:p text:style-name="Normal">('pariatur sunt est',</text:p>
      <text:p text:style-name="Normal">43,</text:p>
      <text:p text:style-name="Normal">20),</text:p>
      <text:p text:style-name="Normal">('aut aut eaque',</text:p>
      <text:p text:style-name="Normal">52,</text:p>
      <text:p text:style-name="Normal">20),</text:p>
      <text:p text:style-name="Normal">('qui sequi est',</text:p>
      <text:p text:style-name="Normal">54,</text:p>
      <text:p text:style-name="Normal">20),</text:p>
      <text:p text:style-name="Normal">('odit sed omnis',</text:p>
      <text:p text:style-name="Normal">56,</text:p>
      <text:p text:style-name="Normal">20),</text:p>
      <text:p text:style-name="Normal">('illo aut molestiae',</text:p>
      <text:p text:style-name="Normal">57,</text:p>
      <text:p text:style-name="Normal">20),</text:p>
      <text:p text:style-name="Normal">('eligendi voluptatem cupiditate',</text:p>
      <text:p text:style-name="Normal">60,</text:p>
      <text:p text:style-name="Normal">20),</text:p>
      <text:p text:style-name="Normal">('corrupti qui earum',</text:p>
      <text:p text:style-name="Normal">66,</text:p>
      <text:p text:style-name="Normal">20),</text:p>
      <text:p text:style-name="Normal">('veniam qui cupiditate',</text:p>
      <text:p text:style-name="Normal">67,</text:p>
      <text:p text:style-name="Normal">20),</text:p>
      <text:p text:style-name="Normal">('illum dolore est',</text:p>
      <text:p text:style-name="Normal">71,</text:p>
      <text:p text:style-name="Normal">20),</text:p>
      <text:soft-page-break/>
      <text:p text:style-name="Normal">('et enim debitis',</text:p>
      <text:p text:style-name="Normal">73,</text:p>
      <text:p text:style-name="Normal">20),</text:p>
      <text:p text:style-name="Normal">('cum sed sit',</text:p>
      <text:p text:style-name="Normal">75,</text:p>
      <text:p text:style-name="Normal">20),</text:p>
      <text:p text:style-name="Normal">('tempore ut voluptas',</text:p>
      <text:p text:style-name="Normal">76,</text:p>
      <text:p text:style-name="Normal">20),</text:p>
      <text:p text:style-name="Normal">('vel fugit et',</text:p>
      <text:p text:style-name="Normal">82,</text:p>
      <text:p text:style-name="Normal">20),</text:p>
      <text:p text:style-name="Normal">('ab sit dignissimos',</text:p>
      <text:p text:style-name="Normal">85,</text:p>
      <text:p text:style-name="Normal">20),</text:p>
      <text:p text:style-name="Normal">('assumenda vel enim',</text:p>
      <text:p text:style-name="Normal">91,</text:p>
      <text:p text:style-name="Normal">20),</text:p>
      <text:p text:style-name="Normal">('consequatur consequatur reiciendis',</text:p>
      <text:p text:style-name="Normal">96,</text:p>
      <text:p text:style-name="Normal">20),</text:p>
      <text:p text:style-name="Normal">('distinctio quae fuga',</text:p>
      <text:p text:style-name="Normal">97,</text:p>
      <text:p text:style-name="Normal">20),</text:p>
      <text:p text:style-name="Normal">('aliquid magnam dicta',</text:p>
      <text:p text:style-name="Normal">98,</text:p>
      <text:p text:style-name="Normal">20),</text:p>
      <text:p text:style-name="Normal">('id in quaerat',</text:p>
      <text:p text:style-name="Normal">3,</text:p>
      <text:p text:style-name="Normal">21),</text:p>
      <text:p text:style-name="Normal">('neque quos pariatur',</text:p>
      <text:soft-page-break/>
      <text:p text:style-name="Normal">4,</text:p>
      <text:p text:style-name="Normal">21),</text:p>
      <text:p text:style-name="Normal">('iusto enim excepturi',</text:p>
      <text:p text:style-name="Normal">5,</text:p>
      <text:p text:style-name="Normal">21),</text:p>
      <text:p text:style-name="Normal">('consequatur libero pariatur',</text:p>
      <text:p text:style-name="Normal">6,</text:p>
      <text:p text:style-name="Normal">21),</text:p>
      <text:p text:style-name="Normal">('ducimus non earum',</text:p>
      <text:p text:style-name="Normal">8,</text:p>
      <text:p text:style-name="Normal">21),</text:p>
      <text:p text:style-name="Normal">('omnis praesentium nihil',</text:p>
      <text:p text:style-name="Normal">14,</text:p>
      <text:p text:style-name="Normal">21),</text:p>
      <text:p text:style-name="Normal">('harum earum ut',</text:p>
      <text:p text:style-name="Normal">17,</text:p>
      <text:p text:style-name="Normal">21),</text:p>
      <text:p text:style-name="Normal">('sed cum repellat',</text:p>
      <text:p text:style-name="Normal">18,</text:p>
      <text:p text:style-name="Normal">21),</text:p>
      <text:p text:style-name="Normal">('esse adipisci praesentium',</text:p>
      <text:p text:style-name="Normal">20,</text:p>
      <text:p text:style-name="Normal">21),</text:p>
      <text:p text:style-name="Normal">('modi quae ut',</text:p>
      <text:p text:style-name="Normal">21,</text:p>
      <text:p text:style-name="Normal">21),</text:p>
      <text:p text:style-name="Normal">('incidunt et laudantium',</text:p>
      <text:p text:style-name="Normal">24,</text:p>
      <text:p text:style-name="Normal">21),</text:p>
      <text:p text:style-name="Normal">('sunt excepturi esse',</text:p>
      <text:p text:style-name="Normal">27,</text:p>
      <text:soft-page-break/>
      <text:p text:style-name="Normal">21),</text:p>
      <text:p text:style-name="Normal">('qui a officiis',</text:p>
      <text:p text:style-name="Normal">36,</text:p>
      <text:p text:style-name="Normal">21),</text:p>
      <text:p text:style-name="Normal">('necessitatibus sunt cumque',</text:p>
      <text:p text:style-name="Normal">39,</text:p>
      <text:p text:style-name="Normal">21),</text:p>
      <text:p text:style-name="Normal">('est recusandae harum',</text:p>
      <text:p text:style-name="Normal">41,</text:p>
      <text:p text:style-name="Normal">21),</text:p>
      <text:p text:style-name="Normal">('exercitationem nam molestias',</text:p>
      <text:p text:style-name="Normal">48,</text:p>
      <text:p text:style-name="Normal">21),</text:p>
      <text:p text:style-name="Normal">('vitae corrupti et',</text:p>
      <text:p text:style-name="Normal">54,</text:p>
      <text:p text:style-name="Normal">21),</text:p>
      <text:p text:style-name="Normal">('debitis omnis dolor',</text:p>
      <text:p text:style-name="Normal">57,</text:p>
      <text:p text:style-name="Normal">21),</text:p>
      <text:p text:style-name="Normal">('dolor culpa inventore',</text:p>
      <text:p text:style-name="Normal">65,</text:p>
      <text:p text:style-name="Normal">21),</text:p>
      <text:p text:style-name="Normal">('omnis aut delectus',</text:p>
      <text:p text:style-name="Normal">66,</text:p>
      <text:p text:style-name="Normal">21),</text:p>
      <text:p text:style-name="Normal">('at accusantium et',</text:p>
      <text:p text:style-name="Normal">70,</text:p>
      <text:p text:style-name="Normal">21),</text:p>
      <text:p text:style-name="Normal">('alias deleniti sequi',</text:p>
      <text:p text:style-name="Normal">71,</text:p>
      <text:p text:style-name="Normal">21),</text:p>
      <text:soft-page-break/>
      <text:p text:style-name="Normal">('ipsum aut et',</text:p>
      <text:p text:style-name="Normal">75,</text:p>
      <text:p text:style-name="Normal">21),</text:p>
      <text:p text:style-name="Normal">('aut ut et',</text:p>
      <text:p text:style-name="Normal">76,</text:p>
      <text:p text:style-name="Normal">21),</text:p>
      <text:p text:style-name="Normal">('saepe reprehenderit doloremque',</text:p>
      <text:p text:style-name="Normal">79,</text:p>
      <text:p text:style-name="Normal">21),</text:p>
      <text:p text:style-name="Normal">('placeat quo ab',</text:p>
      <text:p text:style-name="Normal">87,</text:p>
      <text:p text:style-name="Normal">21),</text:p>
      <text:p text:style-name="Normal">('vitae quia laudantium',</text:p>
      <text:p text:style-name="Normal">91,</text:p>
      <text:p text:style-name="Normal">21),</text:p>
      <text:p text:style-name="Normal">('cupiditate ratione earum',</text:p>
      <text:p text:style-name="Normal">97,</text:p>
      <text:p text:style-name="Normal">21),</text:p>
      <text:p text:style-name="Normal">('aut id reprehenderit',</text:p>
      <text:p text:style-name="Normal">100,</text:p>
      <text:p text:style-name="Normal">21),</text:p>
      <text:p text:style-name="Normal">('non deleniti exercitationem',</text:p>
      <text:p text:style-name="Normal">5,</text:p>
      <text:p text:style-name="Normal">22),</text:p>
      <text:p text:style-name="Normal">('nihil dolor suscipit',</text:p>
      <text:p text:style-name="Normal">8,</text:p>
      <text:p text:style-name="Normal">22),</text:p>
      <text:p text:style-name="Normal">('quisquam dolore blanditiis',</text:p>
      <text:p text:style-name="Normal">12,</text:p>
      <text:p text:style-name="Normal">22),</text:p>
      <text:p text:style-name="Normal">('accusamus et impedit',</text:p>
      <text:soft-page-break/>
      <text:p text:style-name="Normal">13,</text:p>
      <text:p text:style-name="Normal">22),</text:p>
      <text:p text:style-name="Normal">('enim similique veniam',</text:p>
      <text:p text:style-name="Normal">14,</text:p>
      <text:p text:style-name="Normal">22),</text:p>
      <text:p text:style-name="Normal">('modi sint aliquam',</text:p>
      <text:p text:style-name="Normal">16,</text:p>
      <text:p text:style-name="Normal">22),</text:p>
      <text:p text:style-name="Normal">('dolores inventore dolores',</text:p>
      <text:p text:style-name="Normal">20,</text:p>
      <text:p text:style-name="Normal">22),</text:p>
      <text:p text:style-name="Normal">('quis ut hic',</text:p>
      <text:p text:style-name="Normal">21,</text:p>
      <text:p text:style-name="Normal">22),</text:p>
      <text:p text:style-name="Normal">('sit voluptatibus atque',</text:p>
      <text:p text:style-name="Normal">24,</text:p>
      <text:p text:style-name="Normal">22),</text:p>
      <text:p text:style-name="Normal">('aut et minima',</text:p>
      <text:p text:style-name="Normal">26,</text:p>
      <text:p text:style-name="Normal">22),</text:p>
      <text:p text:style-name="Normal">('sint doloremque corrupti',</text:p>
      <text:p text:style-name="Normal">31,</text:p>
      <text:p text:style-name="Normal">22),</text:p>
      <text:p text:style-name="Normal">('iure temporibus sed',</text:p>
      <text:p text:style-name="Normal">36,</text:p>
      <text:p text:style-name="Normal">22),</text:p>
      <text:p text:style-name="Normal">('blanditiis eum eum',</text:p>
      <text:p text:style-name="Normal">38,</text:p>
      <text:p text:style-name="Normal">22),</text:p>
      <text:p text:style-name="Normal">('illum non ab',</text:p>
      <text:p text:style-name="Normal">40,</text:p>
      <text:soft-page-break/>
      <text:p text:style-name="Normal">22),</text:p>
      <text:p text:style-name="Normal">('consequatur veniam est',</text:p>
      <text:p text:style-name="Normal">41,</text:p>
      <text:p text:style-name="Normal">22),</text:p>
      <text:p text:style-name="Normal">('rerum adipisci et',</text:p>
      <text:p text:style-name="Normal">43,</text:p>
      <text:p text:style-name="Normal">22),</text:p>
      <text:p text:style-name="Normal">('placeat dolor esse',</text:p>
      <text:p text:style-name="Normal">46,</text:p>
      <text:p text:style-name="Normal">22),</text:p>
      <text:p text:style-name="Normal">('suscipit reprehenderit enim',</text:p>
      <text:p text:style-name="Normal">52,</text:p>
      <text:p text:style-name="Normal">22),</text:p>
      <text:p text:style-name="Normal">('sit voluptas sed',</text:p>
      <text:p text:style-name="Normal">54,</text:p>
      <text:p text:style-name="Normal">22),</text:p>
      <text:p text:style-name="Normal">('cum reprehenderit id',</text:p>
      <text:p text:style-name="Normal">55,</text:p>
      <text:p text:style-name="Normal">22),</text:p>
      <text:p text:style-name="Normal">('est enim ut',</text:p>
      <text:p text:style-name="Normal">57,</text:p>
      <text:p text:style-name="Normal">22),</text:p>
      <text:p text:style-name="Normal">('quam placeat esse',</text:p>
      <text:p text:style-name="Normal">65,</text:p>
      <text:p text:style-name="Normal">22),</text:p>
      <text:p text:style-name="Normal">('veritatis explicabo corrupti',</text:p>
      <text:p text:style-name="Normal">66,</text:p>
      <text:p text:style-name="Normal">22),</text:p>
      <text:p text:style-name="Normal">('et non facere',</text:p>
      <text:p text:style-name="Normal">67,</text:p>
      <text:p text:style-name="Normal">22),</text:p>
      <text:soft-page-break/>
      <text:p text:style-name="Normal">('officia ut non',</text:p>
      <text:p text:style-name="Normal">71,</text:p>
      <text:p text:style-name="Normal">22),</text:p>
      <text:p text:style-name="Normal">('ut placeat omnis',</text:p>
      <text:p text:style-name="Normal">72,</text:p>
      <text:p text:style-name="Normal">22),</text:p>
      <text:p text:style-name="Normal">('sunt harum nemo',</text:p>
      <text:p text:style-name="Normal">75,</text:p>
      <text:p text:style-name="Normal">22),</text:p>
      <text:p text:style-name="Normal">('eligendi omnis nihil',</text:p>
      <text:p text:style-name="Normal">76,</text:p>
      <text:p text:style-name="Normal">22),</text:p>
      <text:p text:style-name="Normal">('omnis voluptatem aliquid',</text:p>
      <text:p text:style-name="Normal">79,</text:p>
      <text:p text:style-name="Normal">22),</text:p>
      <text:p text:style-name="Normal">('tempora ut cumque',</text:p>
      <text:p text:style-name="Normal">82,</text:p>
      <text:p text:style-name="Normal">22),</text:p>
      <text:p text:style-name="Normal">('dolores omnis quae',</text:p>
      <text:p text:style-name="Normal">91,</text:p>
      <text:p text:style-name="Normal">22),</text:p>
      <text:p text:style-name="Normal">('dolore tempore aperiam',</text:p>
      <text:p text:style-name="Normal">94,</text:p>
      <text:p text:style-name="Normal">22),</text:p>
      <text:p text:style-name="Normal">('possimus fuga eveniet',</text:p>
      <text:p text:style-name="Normal">97,</text:p>
      <text:p text:style-name="Normal">22),</text:p>
      <text:p text:style-name="Normal">('ut consequuntur nemo',</text:p>
      <text:p text:style-name="Normal">99,</text:p>
      <text:p text:style-name="Normal">22),</text:p>
      <text:p text:style-name="Normal">('eligendi maiores et',</text:p>
      <text:soft-page-break/>
      <text:p text:style-name="Normal">2,</text:p>
      <text:p text:style-name="Normal">23),</text:p>
      <text:p text:style-name="Normal">('in aut voluptatem',</text:p>
      <text:p text:style-name="Normal">5,</text:p>
      <text:p text:style-name="Normal">23),</text:p>
      <text:p text:style-name="Normal">('tenetur vel repudiandae',</text:p>
      <text:p text:style-name="Normal">10,</text:p>
      <text:p text:style-name="Normal">23),</text:p>
      <text:p text:style-name="Normal">('sapiente unde sapiente',</text:p>
      <text:p text:style-name="Normal">14,</text:p>
      <text:p text:style-name="Normal">23),</text:p>
      <text:p text:style-name="Normal">('cumque optio et',</text:p>
      <text:p text:style-name="Normal">16,</text:p>
      <text:p text:style-name="Normal">23),</text:p>
      <text:p text:style-name="Normal">('accusantium rerum aut',</text:p>
      <text:p text:style-name="Normal">21,</text:p>
      <text:p text:style-name="Normal">23),</text:p>
      <text:p text:style-name="Normal">('laboriosam quae ea',</text:p>
      <text:p text:style-name="Normal">22,</text:p>
      <text:p text:style-name="Normal">23),</text:p>
      <text:p text:style-name="Normal">('molestias corporis qui',</text:p>
      <text:p text:style-name="Normal">24,</text:p>
      <text:p text:style-name="Normal">23),</text:p>
      <text:p text:style-name="Normal">('dolorem ut sint',</text:p>
      <text:p text:style-name="Normal">28,</text:p>
      <text:p text:style-name="Normal">23),</text:p>
      <text:p text:style-name="Normal">('ea eligendi voluptatem',</text:p>
      <text:p text:style-name="Normal">31,</text:p>
      <text:p text:style-name="Normal">23),</text:p>
      <text:p text:style-name="Normal">('ut sequi asperiores',</text:p>
      <text:p text:style-name="Normal">36,</text:p>
      <text:soft-page-break/>
      <text:p text:style-name="Normal">23),</text:p>
      <text:p text:style-name="Normal">('sint nihil aut',</text:p>
      <text:p text:style-name="Normal">38,</text:p>
      <text:p text:style-name="Normal">23),</text:p>
      <text:p text:style-name="Normal">('dicta fuga molestiae',</text:p>
      <text:p text:style-name="Normal">41,</text:p>
      <text:p text:style-name="Normal">23),</text:p>
      <text:p text:style-name="Normal">('est hic est',</text:p>
      <text:p text:style-name="Normal">42,</text:p>
      <text:p text:style-name="Normal">23),</text:p>
      <text:p text:style-name="Normal">('et dignissimos ratione',</text:p>
      <text:p text:style-name="Normal">54,</text:p>
      <text:p text:style-name="Normal">23),</text:p>
      <text:p text:style-name="Normal">('neque aut odio',</text:p>
      <text:p text:style-name="Normal">57,</text:p>
      <text:p text:style-name="Normal">23),</text:p>
      <text:p text:style-name="Normal">('beatae et et',</text:p>
      <text:p text:style-name="Normal">66,</text:p>
      <text:p text:style-name="Normal">23),</text:p>
      <text:p text:style-name="Normal">('reiciendis ad ducimus',</text:p>
      <text:p text:style-name="Normal">70,</text:p>
      <text:p text:style-name="Normal">23),</text:p>
      <text:p text:style-name="Normal">('laboriosam aliquid tenetur',</text:p>
      <text:p text:style-name="Normal">71,</text:p>
      <text:p text:style-name="Normal">23),</text:p>
      <text:p text:style-name="Normal">('quam et eum',</text:p>
      <text:p text:style-name="Normal">73,</text:p>
      <text:p text:style-name="Normal">23),</text:p>
      <text:p text:style-name="Normal">('ullam et molestiae',</text:p>
      <text:p text:style-name="Normal">75,</text:p>
      <text:p text:style-name="Normal">23),</text:p>
      <text:soft-page-break/>
      <text:p text:style-name="Normal">('suscipit beatae quod',</text:p>
      <text:p text:style-name="Normal">76,</text:p>
      <text:p text:style-name="Normal">23),</text:p>
      <text:p text:style-name="Normal">('in earum ea',</text:p>
      <text:p text:style-name="Normal">78,</text:p>
      <text:p text:style-name="Normal">23),</text:p>
      <text:p text:style-name="Normal">('similique enim ut',</text:p>
      <text:p text:style-name="Normal">82,</text:p>
      <text:p text:style-name="Normal">23),</text:p>
      <text:p text:style-name="Normal">('aut fugiat voluptas',</text:p>
      <text:p text:style-name="Normal">91,</text:p>
      <text:p text:style-name="Normal">23),</text:p>
      <text:p text:style-name="Normal">('aperiam praesentium et',</text:p>
      <text:p text:style-name="Normal">93,</text:p>
      <text:p text:style-name="Normal">23),</text:p>
      <text:p text:style-name="Normal">('aut ea consectetur',</text:p>
      <text:p text:style-name="Normal">5,</text:p>
      <text:p text:style-name="Normal">24),</text:p>
      <text:p text:style-name="Normal">('animi qui unde',</text:p>
      <text:p text:style-name="Normal">9,</text:p>
      <text:p text:style-name="Normal">24),</text:p>
      <text:p text:style-name="Normal">('suscipit laborum omnis',</text:p>
      <text:p text:style-name="Normal">10,</text:p>
      <text:p text:style-name="Normal">24),</text:p>
      <text:p text:style-name="Normal">('aliquam omnis a',</text:p>
      <text:p text:style-name="Normal">14,</text:p>
      <text:p text:style-name="Normal">24),</text:p>
      <text:p text:style-name="Normal">('ut laudantium sint',</text:p>
      <text:p text:style-name="Normal">15,</text:p>
      <text:p text:style-name="Normal">24),</text:p>
      <text:p text:style-name="Normal">('occaecati quas odit',</text:p>
      <text:soft-page-break/>
      <text:p text:style-name="Normal">17,</text:p>
      <text:p text:style-name="Normal">24),</text:p>
      <text:p text:style-name="Normal">('corrupti officia molestias',</text:p>
      <text:p text:style-name="Normal">20,</text:p>
      <text:p text:style-name="Normal">24),</text:p>
      <text:p text:style-name="Normal">('autem laudantium nisi',</text:p>
      <text:p text:style-name="Normal">21,</text:p>
      <text:p text:style-name="Normal">24),</text:p>
      <text:p text:style-name="Normal">('eos inventore sit',</text:p>
      <text:p text:style-name="Normal">24,</text:p>
      <text:p text:style-name="Normal">24),</text:p>
      <text:p text:style-name="Normal">('aspernatur voluptatum et',</text:p>
      <text:p text:style-name="Normal">27,</text:p>
      <text:p text:style-name="Normal">24),</text:p>
      <text:p text:style-name="Normal">('pariatur dolor voluptas',</text:p>
      <text:p text:style-name="Normal">28,</text:p>
      <text:p text:style-name="Normal">24),</text:p>
      <text:p text:style-name="Normal">('est culpa at',</text:p>
      <text:p text:style-name="Normal">36,</text:p>
      <text:p text:style-name="Normal">24),</text:p>
      <text:p text:style-name="Normal">('labore enim vitae',</text:p>
      <text:p text:style-name="Normal">41,</text:p>
      <text:p text:style-name="Normal">24),</text:p>
      <text:p text:style-name="Normal">('sit corrupti asperiores',</text:p>
      <text:p text:style-name="Normal">43,</text:p>
      <text:p text:style-name="Normal">24),</text:p>
      <text:p text:style-name="Normal">('vel quo vitae',</text:p>
      <text:p text:style-name="Normal">47,</text:p>
      <text:p text:style-name="Normal">24),</text:p>
      <text:p text:style-name="Normal">('nulla quia tempora',</text:p>
      <text:p text:style-name="Normal">50,</text:p>
      <text:soft-page-break/>
      <text:p text:style-name="Normal">24),</text:p>
      <text:p text:style-name="Normal">('reiciendis et error',</text:p>
      <text:p text:style-name="Normal">54,</text:p>
      <text:p text:style-name="Normal">24),</text:p>
      <text:p text:style-name="Normal">('eos nisi enim',</text:p>
      <text:p text:style-name="Normal">57,</text:p>
      <text:p text:style-name="Normal">24),</text:p>
      <text:p text:style-name="Normal">('deleniti nulla veritatis',</text:p>
      <text:p text:style-name="Normal">60,</text:p>
      <text:p text:style-name="Normal">24),</text:p>
      <text:p text:style-name="Normal">('nesciunt commodi eos',</text:p>
      <text:p text:style-name="Normal">66,</text:p>
      <text:p text:style-name="Normal">24),</text:p>
      <text:p text:style-name="Normal">('numquam fugiat voluptate',</text:p>
      <text:p text:style-name="Normal">67,</text:p>
      <text:p text:style-name="Normal">24),</text:p>
      <text:p text:style-name="Normal">('quis ullam itaque',</text:p>
      <text:p text:style-name="Normal">71,</text:p>
      <text:p text:style-name="Normal">24),</text:p>
      <text:p text:style-name="Normal">('aliquam quia dolores',</text:p>
      <text:p text:style-name="Normal">75,</text:p>
      <text:p text:style-name="Normal">24),</text:p>
      <text:p text:style-name="Normal">('quia et quibusdam',</text:p>
      <text:p text:style-name="Normal">76,</text:p>
      <text:p text:style-name="Normal">24),</text:p>
      <text:p text:style-name="Normal">('architecto atque sapiente',</text:p>
      <text:p text:style-name="Normal">91,</text:p>
      <text:p text:style-name="Normal">24),</text:p>
      <text:p text:style-name="Normal">('esse iste architecto',</text:p>
      <text:p text:style-name="Normal">95,</text:p>
      <text:p text:style-name="Normal">24),</text:p>
      <text:soft-page-break/>
      <text:p text:style-name="Normal">('et et et',</text:p>
      <text:p text:style-name="Normal">4,</text:p>
      <text:p text:style-name="Normal">25),</text:p>
      <text:p text:style-name="Normal">('laudantium et hic',</text:p>
      <text:p text:style-name="Normal">5,</text:p>
      <text:p text:style-name="Normal">25),</text:p>
      <text:p text:style-name="Normal">('quibusdam dolore quas',</text:p>
      <text:p text:style-name="Normal">6,</text:p>
      <text:p text:style-name="Normal">25),</text:p>
      <text:p text:style-name="Normal">('reiciendis dolores laudantium',</text:p>
      <text:p text:style-name="Normal">9,</text:p>
      <text:p text:style-name="Normal">25),</text:p>
      <text:p text:style-name="Normal">('dolor illum veritatis',</text:p>
      <text:p text:style-name="Normal">13,</text:p>
      <text:p text:style-name="Normal">25),</text:p>
      <text:p text:style-name="Normal">('qui tempora totam',</text:p>
      <text:p text:style-name="Normal">14,</text:p>
      <text:p text:style-name="Normal">25),</text:p>
      <text:p text:style-name="Normal">('eveniet inventore itaque',</text:p>
      <text:p text:style-name="Normal">21,</text:p>
      <text:p text:style-name="Normal">25),</text:p>
      <text:p text:style-name="Normal">('officia explicabo amet',</text:p>
      <text:p text:style-name="Normal">24,</text:p>
      <text:p text:style-name="Normal">25),</text:p>
      <text:p text:style-name="Normal">('est doloribus asperiores',</text:p>
      <text:p text:style-name="Normal">28,</text:p>
      <text:p text:style-name="Normal">25),</text:p>
      <text:p text:style-name="Normal">('vel assumenda voluptas',</text:p>
      <text:p text:style-name="Normal">36,</text:p>
      <text:p text:style-name="Normal">25),</text:p>
      <text:p text:style-name="Normal">('commodi recusandae et',</text:p>
      <text:soft-page-break/>
      <text:p text:style-name="Normal">39,</text:p>
      <text:p text:style-name="Normal">25),</text:p>
      <text:p text:style-name="Normal">('fugit aut amet',</text:p>
      <text:p text:style-name="Normal">41,</text:p>
      <text:p text:style-name="Normal">25),</text:p>
      <text:p text:style-name="Normal">('aut et consequatur',</text:p>
      <text:p text:style-name="Normal">46,</text:p>
      <text:p text:style-name="Normal">25),</text:p>
      <text:p text:style-name="Normal">('blanditiis voluptatem incidunt',</text:p>
      <text:p text:style-name="Normal">48,</text:p>
      <text:p text:style-name="Normal">25),</text:p>
      <text:p text:style-name="Normal">('exercitationem saepe atque',</text:p>
      <text:p text:style-name="Normal">50,</text:p>
      <text:p text:style-name="Normal">25),</text:p>
      <text:p text:style-name="Normal">('in quam vitae',</text:p>
      <text:p text:style-name="Normal">52,</text:p>
      <text:p text:style-name="Normal">25),</text:p>
      <text:p text:style-name="Normal">('alias et qui',</text:p>
      <text:p text:style-name="Normal">54,</text:p>
      <text:p text:style-name="Normal">25),</text:p>
      <text:p text:style-name="Normal">('consequatur facilis unde',</text:p>
      <text:p text:style-name="Normal">55,</text:p>
      <text:p text:style-name="Normal">25),</text:p>
      <text:p text:style-name="Normal">('voluptas voluptatem ab',</text:p>
      <text:p text:style-name="Normal">57,</text:p>
      <text:p text:style-name="Normal">25),</text:p>
      <text:p text:style-name="Normal">('sit nesciunt minima',</text:p>
      <text:p text:style-name="Normal">66,</text:p>
      <text:p text:style-name="Normal">25),</text:p>
      <text:p text:style-name="Normal">('libero pariatur dolorum',</text:p>
      <text:p text:style-name="Normal">67,</text:p>
      <text:soft-page-break/>
      <text:p text:style-name="Normal">25),</text:p>
      <text:p text:style-name="Normal">('minima fugit ab',</text:p>
      <text:p text:style-name="Normal">71,</text:p>
      <text:p text:style-name="Normal">25),</text:p>
      <text:p text:style-name="Normal">('atque non dolores',</text:p>
      <text:p text:style-name="Normal">72,</text:p>
      <text:p text:style-name="Normal">25),</text:p>
      <text:p text:style-name="Normal">('fugiat repudiandae adipisci',</text:p>
      <text:p text:style-name="Normal">75,</text:p>
      <text:p text:style-name="Normal">25),</text:p>
      <text:p text:style-name="Normal">('ut architecto est',</text:p>
      <text:p text:style-name="Normal">76,</text:p>
      <text:p text:style-name="Normal">25),</text:p>
      <text:p text:style-name="Normal">('quibusdam aut quisquam',</text:p>
      <text:p text:style-name="Normal">78,</text:p>
      <text:p text:style-name="Normal">25),</text:p>
      <text:p text:style-name="Normal">('assumenda rerum ea',</text:p>
      <text:p text:style-name="Normal">79,</text:p>
      <text:p text:style-name="Normal">25),</text:p>
      <text:p text:style-name="Normal">('id qui quo',</text:p>
      <text:p text:style-name="Normal">84,</text:p>
      <text:p text:style-name="Normal">25),</text:p>
      <text:p text:style-name="Normal">('quidem consectetur illum',</text:p>
      <text:p text:style-name="Normal">85,</text:p>
      <text:p text:style-name="Normal">25),</text:p>
      <text:p text:style-name="Normal">('necessitatibus aperiam voluptas',</text:p>
      <text:p text:style-name="Normal">91,</text:p>
      <text:p text:style-name="Normal">25),</text:p>
      <text:p text:style-name="Normal">('dolor amet qui',</text:p>
      <text:p text:style-name="Normal">96,</text:p>
      <text:p text:style-name="Normal">25),</text:p>
      <text:soft-page-break/>
      <text:p text:style-name="Normal">('similique similique fuga',</text:p>
      <text:p text:style-name="Normal">97,</text:p>
      <text:p text:style-name="Normal">25),</text:p>
      <text:p text:style-name="Normal">('aut quia similique',</text:p>
      <text:p text:style-name="Normal">98,</text:p>
      <text:p text:style-name="Normal">25),</text:p>
      <text:p text:style-name="Normal">('voluptas ducimus consequatur',</text:p>
      <text:p text:style-name="Normal">5,</text:p>
      <text:p text:style-name="Normal">26),</text:p>
      <text:p text:style-name="Normal">('voluptatem non sit',</text:p>
      <text:p text:style-name="Normal">8,</text:p>
      <text:p text:style-name="Normal">26),</text:p>
      <text:p text:style-name="Normal">('quidem officia aliquid',</text:p>
      <text:p text:style-name="Normal">11,</text:p>
      <text:p text:style-name="Normal">26),</text:p>
      <text:p text:style-name="Normal">('aut fuga et',</text:p>
      <text:p text:style-name="Normal">13,</text:p>
      <text:p text:style-name="Normal">26),</text:p>
      <text:p text:style-name="Normal">('est velit molestiae',</text:p>
      <text:p text:style-name="Normal">14,</text:p>
      <text:p text:style-name="Normal">26),</text:p>
      <text:p text:style-name="Normal">('ipsum accusamus dolorem',</text:p>
      <text:p text:style-name="Normal">15,</text:p>
      <text:p text:style-name="Normal">26),</text:p>
      <text:p text:style-name="Normal">('eveniet nulla minus',</text:p>
      <text:p text:style-name="Normal">17,</text:p>
      <text:p text:style-name="Normal">26),</text:p>
      <text:p text:style-name="Normal">('debitis accusantium laboriosam',</text:p>
      <text:p text:style-name="Normal">18,</text:p>
      <text:p text:style-name="Normal">26),</text:p>
      <text:p text:style-name="Normal">('temporibus ea porro',</text:p>
      <text:soft-page-break/>
      <text:p text:style-name="Normal">20,</text:p>
      <text:p text:style-name="Normal">26),</text:p>
      <text:p text:style-name="Normal">('vel sed omnis',</text:p>
      <text:p text:style-name="Normal">21,</text:p>
      <text:p text:style-name="Normal">26),</text:p>
      <text:p text:style-name="Normal">('molestiae ea soluta',</text:p>
      <text:p text:style-name="Normal">24,</text:p>
      <text:p text:style-name="Normal">26),</text:p>
      <text:p text:style-name="Normal">('pariatur ut quia',</text:p>
      <text:p text:style-name="Normal">27,</text:p>
      <text:p text:style-name="Normal">26),</text:p>
      <text:p text:style-name="Normal">('cupiditate enim non',</text:p>
      <text:p text:style-name="Normal">30,</text:p>
      <text:p text:style-name="Normal">26),</text:p>
      <text:p text:style-name="Normal">('ab pariatur ut',</text:p>
      <text:p text:style-name="Normal">33,</text:p>
      <text:p text:style-name="Normal">26),</text:p>
      <text:p text:style-name="Normal">('et voluptatibus est',</text:p>
      <text:p text:style-name="Normal">35,</text:p>
      <text:p text:style-name="Normal">26),</text:p>
      <text:p text:style-name="Normal">('rerum corporis sapiente',</text:p>
      <text:p text:style-name="Normal">36,</text:p>
      <text:p text:style-name="Normal">26),</text:p>
      <text:p text:style-name="Normal">('earum et dolorum',</text:p>
      <text:p text:style-name="Normal">39,</text:p>
      <text:p text:style-name="Normal">26),</text:p>
      <text:p text:style-name="Normal">('et neque adipisci',</text:p>
      <text:p text:style-name="Normal">41,</text:p>
      <text:p text:style-name="Normal">26),</text:p>
      <text:p text:style-name="Normal">('voluptas est ea',</text:p>
      <text:p text:style-name="Normal">54,</text:p>
      <text:soft-page-break/>
      <text:p text:style-name="Normal">26),</text:p>
      <text:p text:style-name="Normal">('id dignissimos dolor',</text:p>
      <text:p text:style-name="Normal">55,</text:p>
      <text:p text:style-name="Normal">26),</text:p>
      <text:p text:style-name="Normal">('accusantium ab maxime',</text:p>
      <text:p text:style-name="Normal">57,</text:p>
      <text:p text:style-name="Normal">26),</text:p>
      <text:p text:style-name="Normal">('unde quam laudantium',</text:p>
      <text:p text:style-name="Normal">66,</text:p>
      <text:p text:style-name="Normal">26),</text:p>
      <text:p text:style-name="Normal">('omnis quod sit',</text:p>
      <text:p text:style-name="Normal">70,</text:p>
      <text:p text:style-name="Normal">26),</text:p>
      <text:p text:style-name="Normal">('deserunt ea tenetur',</text:p>
      <text:p text:style-name="Normal">71,</text:p>
      <text:p text:style-name="Normal">26),</text:p>
      <text:p text:style-name="Normal">('ut quam doloremque',</text:p>
      <text:p text:style-name="Normal">75,</text:p>
      <text:p text:style-name="Normal">26),</text:p>
      <text:p text:style-name="Normal">('non quod vero',</text:p>
      <text:p text:style-name="Normal">76,</text:p>
      <text:p text:style-name="Normal">26),</text:p>
      <text:p text:style-name="Normal">('porro illo reprehenderit',</text:p>
      <text:p text:style-name="Normal">78,</text:p>
      <text:p text:style-name="Normal">26),</text:p>
      <text:p text:style-name="Normal">('ea et sapiente',</text:p>
      <text:p text:style-name="Normal">82,</text:p>
      <text:p text:style-name="Normal">26),</text:p>
      <text:p text:style-name="Normal">('et beatae iusto',</text:p>
      <text:p text:style-name="Normal">87,</text:p>
      <text:p text:style-name="Normal">26),</text:p>
      <text:soft-page-break/>
      <text:p text:style-name="Normal">('dolorem reiciendis repellendus',</text:p>
      <text:p text:style-name="Normal">91,</text:p>
      <text:p text:style-name="Normal">26),</text:p>
      <text:p text:style-name="Normal">('enim harum veniam',</text:p>
      <text:p text:style-name="Normal">98,</text:p>
      <text:p text:style-name="Normal">26),</text:p>
      <text:p text:style-name="Normal">('voluptatem veniam nam',</text:p>
      <text:p text:style-name="Normal">99,</text:p>
      <text:p text:style-name="Normal">26),</text:p>
      <text:p text:style-name="Normal">('aspernatur consectetur ea',</text:p>
      <text:p text:style-name="Normal">100,</text:p>
      <text:p text:style-name="Normal">26),</text:p>
      <text:p text:style-name="Normal">('et odit quidem',</text:p>
      <text:p text:style-name="Normal">3,</text:p>
      <text:p text:style-name="Normal">27),</text:p>
      <text:p text:style-name="Normal">('labore et saepe',</text:p>
      <text:p text:style-name="Normal">4,</text:p>
      <text:p text:style-name="Normal">27),</text:p>
      <text:p text:style-name="Normal">('est et dolores',</text:p>
      <text:p text:style-name="Normal">5,</text:p>
      <text:p text:style-name="Normal">27),</text:p>
      <text:p text:style-name="Normal">('occaecati cupiditate dolore',</text:p>
      <text:p text:style-name="Normal">10,</text:p>
      <text:p text:style-name="Normal">27),</text:p>
      <text:p text:style-name="Normal">('placeat aut amet',</text:p>
      <text:p text:style-name="Normal">14,</text:p>
      <text:p text:style-name="Normal">27),</text:p>
      <text:p text:style-name="Normal">('asperiores doloribus odit',</text:p>
      <text:p text:style-name="Normal">18,</text:p>
      <text:p text:style-name="Normal">27),</text:p>
      <text:p text:style-name="Normal">('quaerat ad rerum',</text:p>
      <text:soft-page-break/>
      <text:p text:style-name="Normal">20,</text:p>
      <text:p text:style-name="Normal">27),</text:p>
      <text:p text:style-name="Normal">('ut ipsam quisquam',</text:p>
      <text:p text:style-name="Normal">21,</text:p>
      <text:p text:style-name="Normal">27),</text:p>
      <text:p text:style-name="Normal">('voluptatem sed quas',</text:p>
      <text:p text:style-name="Normal">24,</text:p>
      <text:p text:style-name="Normal">27),</text:p>
      <text:p text:style-name="Normal">('temporibus sunt atque',</text:p>
      <text:p text:style-name="Normal">31,</text:p>
      <text:p text:style-name="Normal">27),</text:p>
      <text:p text:style-name="Normal">('officiis in consequatur',</text:p>
      <text:p text:style-name="Normal">36,</text:p>
      <text:p text:style-name="Normal">27),</text:p>
      <text:p text:style-name="Normal">('tempora ex blanditiis',</text:p>
      <text:p text:style-name="Normal">41,</text:p>
      <text:p text:style-name="Normal">27),</text:p>
      <text:p text:style-name="Normal">('non ut in',</text:p>
      <text:p text:style-name="Normal">42,</text:p>
      <text:p text:style-name="Normal">27),</text:p>
      <text:p text:style-name="Normal">('omnis qui voluptate',</text:p>
      <text:p text:style-name="Normal">54,</text:p>
      <text:p text:style-name="Normal">27),</text:p>
      <text:p text:style-name="Normal">('quia consequuntur nostrum',</text:p>
      <text:p text:style-name="Normal">57,</text:p>
      <text:p text:style-name="Normal">27),</text:p>
      <text:p text:style-name="Normal">('et suscipit veritatis',</text:p>
      <text:p text:style-name="Normal">66,</text:p>
      <text:p text:style-name="Normal">27),</text:p>
      <text:p text:style-name="Normal">('maiores rerum ut',</text:p>
      <text:p text:style-name="Normal">69,</text:p>
      <text:soft-page-break/>
      <text:p text:style-name="Normal">27),</text:p>
      <text:p text:style-name="Normal">('quasi et vel',</text:p>
      <text:p text:style-name="Normal">71,</text:p>
      <text:p text:style-name="Normal">27),</text:p>
      <text:p text:style-name="Normal">('aliquid ut totam',</text:p>
      <text:p text:style-name="Normal">72,</text:p>
      <text:p text:style-name="Normal">27),</text:p>
      <text:p text:style-name="Normal">('aspernatur et illo',</text:p>
      <text:p text:style-name="Normal">75,</text:p>
      <text:p text:style-name="Normal">27),</text:p>
      <text:p text:style-name="Normal">('necessitatibus facere autem',</text:p>
      <text:p text:style-name="Normal">76,</text:p>
      <text:p text:style-name="Normal">27),</text:p>
      <text:p text:style-name="Normal">('earum dolores optio',</text:p>
      <text:p text:style-name="Normal">78,</text:p>
      <text:p text:style-name="Normal">27),</text:p>
      <text:p text:style-name="Normal">('facilis id eligendi',</text:p>
      <text:p text:style-name="Normal">84,</text:p>
      <text:p text:style-name="Normal">27),</text:p>
      <text:p text:style-name="Normal">('et consequatur ea',</text:p>
      <text:p text:style-name="Normal">91,</text:p>
      <text:p text:style-name="Normal">27),</text:p>
      <text:p text:style-name="Normal">('facilis culpa voluptatibus',</text:p>
      <text:p text:style-name="Normal">93,</text:p>
      <text:p text:style-name="Normal">27),</text:p>
      <text:p text:style-name="Normal">('earum ratione perspiciatis',</text:p>
      <text:p text:style-name="Normal">97,</text:p>
      <text:p text:style-name="Normal">27),</text:p>
      <text:p text:style-name="Normal">('vel autem officiis',</text:p>
      <text:p text:style-name="Normal">98,</text:p>
      <text:p text:style-name="Normal">27),</text:p>
      <text:soft-page-break/>
      <text:p text:style-name="Normal">('doloremque voluptatem omnis',</text:p>
      <text:p text:style-name="Normal">5,</text:p>
      <text:p text:style-name="Normal">28),</text:p>
      <text:p text:style-name="Normal">('mollitia perspiciatis et',</text:p>
      <text:p text:style-name="Normal">13,</text:p>
      <text:p text:style-name="Normal">28),</text:p>
      <text:p text:style-name="Normal">('maiores placeat autem',</text:p>
      <text:p text:style-name="Normal">14,</text:p>
      <text:p text:style-name="Normal">28),</text:p>
      <text:p text:style-name="Normal">('eos sit quidem',</text:p>
      <text:p text:style-name="Normal">15,</text:p>
      <text:p text:style-name="Normal">28),</text:p>
      <text:p text:style-name="Normal">('dolorum dignissimos quia',</text:p>
      <text:p text:style-name="Normal">21,</text:p>
      <text:p text:style-name="Normal">28),</text:p>
      <text:p text:style-name="Normal">('quam alias sed',</text:p>
      <text:p text:style-name="Normal">24,</text:p>
      <text:p text:style-name="Normal">28),</text:p>
      <text:p text:style-name="Normal">('et qui dolores',</text:p>
      <text:p text:style-name="Normal">28,</text:p>
      <text:p text:style-name="Normal">28),</text:p>
      <text:p text:style-name="Normal">('ex dolorum sequi',</text:p>
      <text:p text:style-name="Normal">30,</text:p>
      <text:p text:style-name="Normal">28),</text:p>
      <text:p text:style-name="Normal">('aut vel dolores',</text:p>
      <text:p text:style-name="Normal">32,</text:p>
      <text:p text:style-name="Normal">28),</text:p>
      <text:p text:style-name="Normal">('quos soluta est',</text:p>
      <text:p text:style-name="Normal">35,</text:p>
      <text:p text:style-name="Normal">28),</text:p>
      <text:p text:style-name="Normal">('aspernatur et quia',</text:p>
      <text:soft-page-break/>
      <text:p text:style-name="Normal">36,</text:p>
      <text:p text:style-name="Normal">28),</text:p>
      <text:p text:style-name="Normal">('accusantium nesciunt dolores',</text:p>
      <text:p text:style-name="Normal">41,</text:p>
      <text:p text:style-name="Normal">28),</text:p>
      <text:p text:style-name="Normal">('unde velit dolor',</text:p>
      <text:p text:style-name="Normal">47,</text:p>
      <text:p text:style-name="Normal">28),</text:p>
      <text:p text:style-name="Normal">('soluta maxime expedita',</text:p>
      <text:p text:style-name="Normal">50,</text:p>
      <text:p text:style-name="Normal">28),</text:p>
      <text:p text:style-name="Normal">('aperiam optio possimus',</text:p>
      <text:p text:style-name="Normal">54,</text:p>
      <text:p text:style-name="Normal">28),</text:p>
      <text:p text:style-name="Normal">('nostrum earum quisquam',</text:p>
      <text:p text:style-name="Normal">57,</text:p>
      <text:p text:style-name="Normal">28),</text:p>
      <text:p text:style-name="Normal">('optio quibusdam et',</text:p>
      <text:p text:style-name="Normal">60,</text:p>
      <text:p text:style-name="Normal">28),</text:p>
      <text:p text:style-name="Normal">('in deserunt asperiores',</text:p>
      <text:p text:style-name="Normal">61,</text:p>
      <text:p text:style-name="Normal">28),</text:p>
      <text:p text:style-name="Normal">('voluptatem est tempore',</text:p>
      <text:p text:style-name="Normal">63,</text:p>
      <text:p text:style-name="Normal">28),</text:p>
      <text:p text:style-name="Normal">('omnis velit id',</text:p>
      <text:p text:style-name="Normal">66,</text:p>
      <text:p text:style-name="Normal">28),</text:p>
      <text:p text:style-name="Normal">('molestiae laudantium ratione',</text:p>
      <text:p text:style-name="Normal">67,</text:p>
      <text:soft-page-break/>
      <text:p text:style-name="Normal">28),</text:p>
      <text:p text:style-name="Normal">('debitis aliquid aperiam',</text:p>
      <text:p text:style-name="Normal">71,</text:p>
      <text:p text:style-name="Normal">28),</text:p>
      <text:p text:style-name="Normal">('iusto ut labore',</text:p>
      <text:p text:style-name="Normal">75,</text:p>
      <text:p text:style-name="Normal">28),</text:p>
      <text:p text:style-name="Normal">('reiciendis rem sit',</text:p>
      <text:p text:style-name="Normal">76,</text:p>
      <text:p text:style-name="Normal">28),</text:p>
      <text:p text:style-name="Normal">('ratione voluptas beatae',</text:p>
      <text:p text:style-name="Normal">78,</text:p>
      <text:p text:style-name="Normal">28),</text:p>
      <text:p text:style-name="Normal">('quam et culpa',</text:p>
      <text:p text:style-name="Normal">91,</text:p>
      <text:p text:style-name="Normal">28),</text:p>
      <text:p text:style-name="Normal">('laboriosam rerum occaecati',</text:p>
      <text:p text:style-name="Normal">92,</text:p>
      <text:p text:style-name="Normal">28),</text:p>
      <text:p text:style-name="Normal">('tenetur occaecati consequatur',</text:p>
      <text:p text:style-name="Normal">97,</text:p>
      <text:p text:style-name="Normal">28),</text:p>
      <text:p text:style-name="Normal">('sint quod rerum',</text:p>
      <text:p text:style-name="Normal">98,</text:p>
      <text:p text:style-name="Normal">28),</text:p>
      <text:p text:style-name="Normal">('iure quasi sunt',</text:p>
      <text:p text:style-name="Normal">100,</text:p>
      <text:p text:style-name="Normal">28),</text:p>
      <text:p text:style-name="Normal">('laboriosam nihil expedita',</text:p>
      <text:p text:style-name="Normal">3,</text:p>
      <text:p text:style-name="Normal">29),</text:p>
      <text:soft-page-break/>
      <text:p text:style-name="Normal">('maiores ipsum voluptas',</text:p>
      <text:p text:style-name="Normal">4,</text:p>
      <text:p text:style-name="Normal">29),</text:p>
      <text:p text:style-name="Normal">('corrupti repellat sunt',</text:p>
      <text:p text:style-name="Normal">5,</text:p>
      <text:p text:style-name="Normal">29),</text:p>
      <text:p text:style-name="Normal">('delectus illum tempora',</text:p>
      <text:p text:style-name="Normal">6,</text:p>
      <text:p text:style-name="Normal">29),</text:p>
      <text:p text:style-name="Normal">('suscipit accusantium qui',</text:p>
      <text:p text:style-name="Normal">9,</text:p>
      <text:p text:style-name="Normal">29),</text:p>
      <text:p text:style-name="Normal">('corporis corporis repudiandae',</text:p>
      <text:p text:style-name="Normal">10,</text:p>
      <text:p text:style-name="Normal">29),</text:p>
      <text:p text:style-name="Normal">('fugiat aut neque',</text:p>
      <text:p text:style-name="Normal">12,</text:p>
      <text:p text:style-name="Normal">29),</text:p>
      <text:p text:style-name="Normal">('sint omnis iste',</text:p>
      <text:p text:style-name="Normal">14,</text:p>
      <text:p text:style-name="Normal">29),</text:p>
      <text:p text:style-name="Normal">('eligendi a pariatur',</text:p>
      <text:p text:style-name="Normal">15,</text:p>
      <text:p text:style-name="Normal">29),</text:p>
      <text:p text:style-name="Normal">('itaque veritatis quod',</text:p>
      <text:p text:style-name="Normal">16,</text:p>
      <text:p text:style-name="Normal">29),</text:p>
      <text:p text:style-name="Normal">('animi illo eos',</text:p>
      <text:p text:style-name="Normal">20,</text:p>
      <text:p text:style-name="Normal">29),</text:p>
      <text:p text:style-name="Normal">('eum dolorem molestias',</text:p>
      <text:soft-page-break/>
      <text:p text:style-name="Normal">21,</text:p>
      <text:p text:style-name="Normal">29),</text:p>
      <text:p text:style-name="Normal">('facilis sequi voluptatem',</text:p>
      <text:p text:style-name="Normal">22,</text:p>
      <text:p text:style-name="Normal">29),</text:p>
      <text:p text:style-name="Normal">('porro magni cum',</text:p>
      <text:p text:style-name="Normal">24,</text:p>
      <text:p text:style-name="Normal">29),</text:p>
      <text:p text:style-name="Normal">('doloribus ab consequatur',</text:p>
      <text:p text:style-name="Normal">27,</text:p>
      <text:p text:style-name="Normal">29),</text:p>
      <text:p text:style-name="Normal">('et in voluptatem',</text:p>
      <text:p text:style-name="Normal">28,</text:p>
      <text:p text:style-name="Normal">29),</text:p>
      <text:p text:style-name="Normal">('repellendus voluptatem accusamus',</text:p>
      <text:p text:style-name="Normal">31,</text:p>
      <text:p text:style-name="Normal">29),</text:p>
      <text:p text:style-name="Normal">('nesciunt rerum dicta',</text:p>
      <text:p text:style-name="Normal">33,</text:p>
      <text:p text:style-name="Normal">29),</text:p>
      <text:p text:style-name="Normal">('quos vel dolor',</text:p>
      <text:p text:style-name="Normal">36,</text:p>
      <text:p text:style-name="Normal">29),</text:p>
      <text:p text:style-name="Normal">('saepe quas sint',</text:p>
      <text:p text:style-name="Normal">37,</text:p>
      <text:p text:style-name="Normal">29),</text:p>
      <text:p text:style-name="Normal">('quaerat ratione voluptas',</text:p>
      <text:p text:style-name="Normal">39,</text:p>
      <text:p text:style-name="Normal">29),</text:p>
      <text:p text:style-name="Normal">('iure quaerat repudiandae',</text:p>
      <text:p text:style-name="Normal">40,</text:p>
      <text:soft-page-break/>
      <text:p text:style-name="Normal">29),</text:p>
      <text:p text:style-name="Normal">('soluta iusto quas',</text:p>
      <text:p text:style-name="Normal">41,</text:p>
      <text:p text:style-name="Normal">29),</text:p>
      <text:p text:style-name="Normal">('veritatis ullam pariatur',</text:p>
      <text:p text:style-name="Normal">54,</text:p>
      <text:p text:style-name="Normal">29),</text:p>
      <text:p text:style-name="Normal">('corrupti at repudiandae',</text:p>
      <text:p text:style-name="Normal">57,</text:p>
      <text:p text:style-name="Normal">29),</text:p>
      <text:p text:style-name="Normal">('nostrum quibusdam iusto',</text:p>
      <text:p text:style-name="Normal">63,</text:p>
      <text:p text:style-name="Normal">29),</text:p>
      <text:p text:style-name="Normal">('libero nulla quia',</text:p>
      <text:p text:style-name="Normal">66,</text:p>
      <text:p text:style-name="Normal">29),</text:p>
      <text:p text:style-name="Normal">('veniam et molestiae',</text:p>
      <text:p text:style-name="Normal">71,</text:p>
      <text:p text:style-name="Normal">29),</text:p>
      <text:p text:style-name="Normal">('veritatis porro fugiat',</text:p>
      <text:p text:style-name="Normal">72,</text:p>
      <text:p text:style-name="Normal">29),</text:p>
      <text:p text:style-name="Normal">('pariatur at optio',</text:p>
      <text:p text:style-name="Normal">73,</text:p>
      <text:p text:style-name="Normal">29),</text:p>
      <text:p text:style-name="Normal">('quia dolores ad',</text:p>
      <text:p text:style-name="Normal">75,</text:p>
      <text:p text:style-name="Normal">29),</text:p>
      <text:p text:style-name="Normal">('quis sit blanditiis',</text:p>
      <text:p text:style-name="Normal">76,</text:p>
      <text:p text:style-name="Normal">29),</text:p>
      <text:soft-page-break/>
      <text:p text:style-name="Normal">('libero sint quo',</text:p>
      <text:p text:style-name="Normal">91,</text:p>
      <text:p text:style-name="Normal">29),</text:p>
      <text:p text:style-name="Normal">('deserunt voluptates non',</text:p>
      <text:p text:style-name="Normal">94,</text:p>
      <text:p text:style-name="Normal">29),</text:p>
      <text:p text:style-name="Normal">('iste perferendis quis',</text:p>
      <text:p text:style-name="Normal">95,</text:p>
      <text:p text:style-name="Normal">29),</text:p>
      <text:p text:style-name="Normal">('sunt sed in',</text:p>
      <text:p text:style-name="Normal">98,</text:p>
      <text:p text:style-name="Normal">29),</text:p>
      <text:p text:style-name="Normal">('est esse voluptates',</text:p>
      <text:p text:style-name="Normal">5,</text:p>
      <text:p text:style-name="Normal">30),</text:p>
      <text:p text:style-name="Normal">('iure dicta aliquid',</text:p>
      <text:p text:style-name="Normal">14,</text:p>
      <text:p text:style-name="Normal">30),</text:p>
      <text:p text:style-name="Normal">('ut et dolores',</text:p>
      <text:p text:style-name="Normal">17,</text:p>
      <text:p text:style-name="Normal">30),</text:p>
      <text:p text:style-name="Normal">('placeat velit autem',</text:p>
      <text:p text:style-name="Normal">20,</text:p>
      <text:p text:style-name="Normal">30),</text:p>
      <text:p text:style-name="Normal">('voluptas ab ut',</text:p>
      <text:p text:style-name="Normal">21,</text:p>
      <text:p text:style-name="Normal">30),</text:p>
      <text:p text:style-name="Normal">('veritatis vitae in',</text:p>
      <text:p text:style-name="Normal">22,</text:p>
      <text:p text:style-name="Normal">30),</text:p>
      <text:p text:style-name="Normal">('nostrum quo id',</text:p>
      <text:soft-page-break/>
      <text:p text:style-name="Normal">24,</text:p>
      <text:p text:style-name="Normal">30),</text:p>
      <text:p text:style-name="Normal">('qui quidem est',</text:p>
      <text:p text:style-name="Normal">28,</text:p>
      <text:p text:style-name="Normal">30),</text:p>
      <text:p text:style-name="Normal">('minima ex voluptatem',</text:p>
      <text:p text:style-name="Normal">33,</text:p>
      <text:p text:style-name="Normal">30),</text:p>
      <text:p text:style-name="Normal">('voluptatem placeat magnam',</text:p>
      <text:p text:style-name="Normal">36,</text:p>
      <text:p text:style-name="Normal">30),</text:p>
      <text:p text:style-name="Normal">('animi modi in',</text:p>
      <text:p text:style-name="Normal">39,</text:p>
      <text:p text:style-name="Normal">30),</text:p>
      <text:p text:style-name="Normal">('aperiam ullam dolorum',</text:p>
      <text:p text:style-name="Normal">40,</text:p>
      <text:p text:style-name="Normal">30),</text:p>
      <text:p text:style-name="Normal">('ad ut et',</text:p>
      <text:p text:style-name="Normal">41,</text:p>
      <text:p text:style-name="Normal">30),</text:p>
      <text:p text:style-name="Normal">('ut laboriosam tenetur',</text:p>
      <text:p text:style-name="Normal">43,</text:p>
      <text:p text:style-name="Normal">30),</text:p>
      <text:p text:style-name="Normal">('expedita dolor iusto',</text:p>
      <text:p text:style-name="Normal">44,</text:p>
      <text:p text:style-name="Normal">30),</text:p>
      <text:p text:style-name="Normal">('enim quas consequatur',</text:p>
      <text:p text:style-name="Normal">54,</text:p>
      <text:p text:style-name="Normal">30),</text:p>
      <text:p text:style-name="Normal">('in harum eum',</text:p>
      <text:p text:style-name="Normal">56,</text:p>
      <text:soft-page-break/>
      <text:p text:style-name="Normal">30),</text:p>
      <text:p text:style-name="Normal">('qui iusto deserunt',</text:p>
      <text:p text:style-name="Normal">57,</text:p>
      <text:p text:style-name="Normal">30),</text:p>
      <text:p text:style-name="Normal">('iste dolore voluptatem',</text:p>
      <text:p text:style-name="Normal">66,</text:p>
      <text:p text:style-name="Normal">30),</text:p>
      <text:p text:style-name="Normal">('ratione temporibus est',</text:p>
      <text:p text:style-name="Normal">71,</text:p>
      <text:p text:style-name="Normal">30),</text:p>
      <text:p text:style-name="Normal">('corrupti quo quisquam',</text:p>
      <text:p text:style-name="Normal">72,</text:p>
      <text:p text:style-name="Normal">30),</text:p>
      <text:p text:style-name="Normal">('magni et fugit',</text:p>
      <text:p text:style-name="Normal">75,</text:p>
      <text:p text:style-name="Normal">30),</text:p>
      <text:p text:style-name="Normal">('totam voluptate nobis',</text:p>
      <text:p text:style-name="Normal">76,</text:p>
      <text:p text:style-name="Normal">30),</text:p>
      <text:p text:style-name="Normal">('autem doloribus architecto',</text:p>
      <text:p text:style-name="Normal">78,</text:p>
      <text:p text:style-name="Normal">30),</text:p>
      <text:p text:style-name="Normal">('commodi adipisci nihil',</text:p>
      <text:p text:style-name="Normal">79,</text:p>
      <text:p text:style-name="Normal">30),</text:p>
      <text:p text:style-name="Normal">('animi quod incidunt',</text:p>
      <text:p text:style-name="Normal">82,</text:p>
      <text:p text:style-name="Normal">30),</text:p>
      <text:p text:style-name="Normal">('eos voluptas aliquid',</text:p>
      <text:p text:style-name="Normal">91,</text:p>
      <text:p text:style-name="Normal">30),</text:p>
      <text:soft-page-break/>
      <text:p text:style-name="Normal">('voluptas recusandae voluptatem',</text:p>
      <text:p text:style-name="Normal">92,</text:p>
      <text:p text:style-name="Normal">30),</text:p>
      <text:p text:style-name="Normal">('et voluptatibus quidem',</text:p>
      <text:p text:style-name="Normal">96,</text:p>
      <text:p text:style-name="Normal">30),</text:p>
      <text:p text:style-name="Normal">('est sunt perferendis',</text:p>
      <text:p text:style-name="Normal">100,</text:p>
      <text:p text:style-name="Normal">30),</text:p>
      <text:p text:style-name="Normal">('vel consectetur consequatur',</text:p>
      <text:p text:style-name="Normal">5,</text:p>
      <text:p text:style-name="Normal">31),</text:p>
      <text:p text:style-name="Normal">('est alias nostrum',</text:p>
      <text:p text:style-name="Normal">8,</text:p>
      <text:p text:style-name="Normal">31),</text:p>
      <text:p text:style-name="Normal">('corporis ut odit',</text:p>
      <text:p text:style-name="Normal">12,</text:p>
      <text:p text:style-name="Normal">31),</text:p>
      <text:p text:style-name="Normal">('voluptate est iusto',</text:p>
      <text:p text:style-name="Normal">14,</text:p>
      <text:p text:style-name="Normal">31),</text:p>
      <text:p text:style-name="Normal">('et ullam dolor',</text:p>
      <text:p text:style-name="Normal">15,</text:p>
      <text:p text:style-name="Normal">31),</text:p>
      <text:p text:style-name="Normal">('tenetur rerum cumque',</text:p>
      <text:p text:style-name="Normal">17,</text:p>
      <text:p text:style-name="Normal">31),</text:p>
      <text:p text:style-name="Normal">('non quaerat et',</text:p>
      <text:p text:style-name="Normal">21,</text:p>
      <text:p text:style-name="Normal">31),</text:p>
      <text:p text:style-name="Normal">('odio aut quia',</text:p>
      <text:soft-page-break/>
      <text:p text:style-name="Normal">22,</text:p>
      <text:p text:style-name="Normal">31),</text:p>
      <text:p text:style-name="Normal">('quam in aut',</text:p>
      <text:p text:style-name="Normal">24,</text:p>
      <text:p text:style-name="Normal">31),</text:p>
      <text:p text:style-name="Normal">('quisquam dicta autem',</text:p>
      <text:p text:style-name="Normal">32,</text:p>
      <text:p text:style-name="Normal">31),</text:p>
      <text:p text:style-name="Normal">('aut qui odio',</text:p>
      <text:p text:style-name="Normal">35,</text:p>
      <text:p text:style-name="Normal">31),</text:p>
      <text:p text:style-name="Normal">('sit similique hic',</text:p>
      <text:p text:style-name="Normal">36,</text:p>
      <text:p text:style-name="Normal">31),</text:p>
      <text:p text:style-name="Normal">('est illum nisi',</text:p>
      <text:p text:style-name="Normal">37,</text:p>
      <text:p text:style-name="Normal">31),</text:p>
      <text:p text:style-name="Normal">('omnis rerum consequatur',</text:p>
      <text:p text:style-name="Normal">40,</text:p>
      <text:p text:style-name="Normal">31),</text:p>
      <text:p text:style-name="Normal">('neque tempore iure',</text:p>
      <text:p text:style-name="Normal">41,</text:p>
      <text:p text:style-name="Normal">31),</text:p>
      <text:p text:style-name="Normal">('minima natus nemo',</text:p>
      <text:p text:style-name="Normal">46,</text:p>
      <text:p text:style-name="Normal">31),</text:p>
      <text:p text:style-name="Normal">('corporis illo ex',</text:p>
      <text:p text:style-name="Normal">47,</text:p>
      <text:p text:style-name="Normal">31),</text:p>
      <text:p text:style-name="Normal">('sapiente ipsum ipsam',</text:p>
      <text:p text:style-name="Normal">54,</text:p>
      <text:soft-page-break/>
      <text:p text:style-name="Normal">31),</text:p>
      <text:p text:style-name="Normal">('fugiat quia optio',</text:p>
      <text:p text:style-name="Normal">57,</text:p>
      <text:p text:style-name="Normal">31),</text:p>
      <text:p text:style-name="Normal">('maxime debitis sapiente',</text:p>
      <text:p text:style-name="Normal">60,</text:p>
      <text:p text:style-name="Normal">31),</text:p>
      <text:p text:style-name="Normal">('quae quam aspernatur',</text:p>
      <text:p text:style-name="Normal">62,</text:p>
      <text:p text:style-name="Normal">31),</text:p>
      <text:p text:style-name="Normal">('ullam et ut',</text:p>
      <text:p text:style-name="Normal">66,</text:p>
      <text:p text:style-name="Normal">31),</text:p>
      <text:p text:style-name="Normal">('accusamus voluptas dolor',</text:p>
      <text:p text:style-name="Normal">69,</text:p>
      <text:p text:style-name="Normal">31),</text:p>
      <text:p text:style-name="Normal">('praesentium dolorem ut',</text:p>
      <text:p text:style-name="Normal">70,</text:p>
      <text:p text:style-name="Normal">31),</text:p>
      <text:p text:style-name="Normal">('nulla quasi autem',</text:p>
      <text:p text:style-name="Normal">71,</text:p>
      <text:p text:style-name="Normal">31),</text:p>
      <text:p text:style-name="Normal">('dicta esse quia',</text:p>
      <text:p text:style-name="Normal">72,</text:p>
      <text:p text:style-name="Normal">31),</text:p>
      <text:p text:style-name="Normal">('nemo perspiciatis quibusdam',</text:p>
      <text:p text:style-name="Normal">75,</text:p>
      <text:p text:style-name="Normal">31),</text:p>
      <text:p text:style-name="Normal">('ut repudiandae dolorum',</text:p>
      <text:p text:style-name="Normal">76,</text:p>
      <text:p text:style-name="Normal">31),</text:p>
      <text:soft-page-break/>
      <text:p text:style-name="Normal">('dolore nihil est',</text:p>
      <text:p text:style-name="Normal">82,</text:p>
      <text:p text:style-name="Normal">31),</text:p>
      <text:p text:style-name="Normal">('a ratione nihil',</text:p>
      <text:p text:style-name="Normal">87,</text:p>
      <text:p text:style-name="Normal">31),</text:p>
      <text:p text:style-name="Normal">('voluptatem tempora labore',</text:p>
      <text:p text:style-name="Normal">91,</text:p>
      <text:p text:style-name="Normal">31),</text:p>
      <text:p text:style-name="Normal">('cumque quas molestias',</text:p>
      <text:p text:style-name="Normal">96,</text:p>
      <text:p text:style-name="Normal">31),</text:p>
      <text:p text:style-name="Normal">('quod voluptatibus saepe',</text:p>
      <text:p text:style-name="Normal">99,</text:p>
      <text:p text:style-name="Normal">31),</text:p>
      <text:p text:style-name="Normal">('non esse sit',</text:p>
      <text:p text:style-name="Normal">100,</text:p>
      <text:p text:style-name="Normal">31),</text:p>
      <text:p text:style-name="Normal">('impedit quasi ut',</text:p>
      <text:p text:style-name="Normal">5,</text:p>
      <text:p text:style-name="Normal">32),</text:p>
      <text:p text:style-name="Normal">('et error quaerat',</text:p>
      <text:p text:style-name="Normal">8,</text:p>
      <text:p text:style-name="Normal">32),</text:p>
      <text:p text:style-name="Normal">('dolores consectetur eveniet',</text:p>
      <text:p text:style-name="Normal">12,</text:p>
      <text:p text:style-name="Normal">32),</text:p>
      <text:p text:style-name="Normal">('quos quis nostrum',</text:p>
      <text:p text:style-name="Normal">14,</text:p>
      <text:p text:style-name="Normal">32),</text:p>
      <text:p text:style-name="Normal">('officiis eos qui',</text:p>
      <text:soft-page-break/>
      <text:p text:style-name="Normal">21,</text:p>
      <text:p text:style-name="Normal">32),</text:p>
      <text:p text:style-name="Normal">('rerum delectus recusandae',</text:p>
      <text:p text:style-name="Normal">22,</text:p>
      <text:p text:style-name="Normal">32),</text:p>
      <text:p text:style-name="Normal">('molestiae a itaque',</text:p>
      <text:p text:style-name="Normal">24,</text:p>
      <text:p text:style-name="Normal">32),</text:p>
      <text:p text:style-name="Normal">('eum pariatur dolor',</text:p>
      <text:p text:style-name="Normal">28,</text:p>
      <text:p text:style-name="Normal">32),</text:p>
      <text:p text:style-name="Normal">('autem maxime et',</text:p>
      <text:p text:style-name="Normal">36,</text:p>
      <text:p text:style-name="Normal">32),</text:p>
      <text:p text:style-name="Normal">('excepturi quasi et',</text:p>
      <text:p text:style-name="Normal">40,</text:p>
      <text:p text:style-name="Normal">32),</text:p>
      <text:p text:style-name="Normal">('fuga iste officiis',</text:p>
      <text:p text:style-name="Normal">41,</text:p>
      <text:p text:style-name="Normal">32),</text:p>
      <text:p text:style-name="Normal">('et quae vel',</text:p>
      <text:p text:style-name="Normal">50,</text:p>
      <text:p text:style-name="Normal">32),</text:p>
      <text:p text:style-name="Normal">('quisquam omnis in',</text:p>
      <text:p text:style-name="Normal">54,</text:p>
      <text:p text:style-name="Normal">32),</text:p>
      <text:p text:style-name="Normal">('nesciunt reprehenderit sit',</text:p>
      <text:p text:style-name="Normal">57,</text:p>
      <text:p text:style-name="Normal">32),</text:p>
      <text:p text:style-name="Normal">('quis ipsam eos',</text:p>
      <text:p text:style-name="Normal">60,</text:p>
      <text:soft-page-break/>
      <text:p text:style-name="Normal">32),</text:p>
      <text:p text:style-name="Normal">('amet veritatis perspiciatis',</text:p>
      <text:p text:style-name="Normal">62,</text:p>
      <text:p text:style-name="Normal">32),</text:p>
      <text:p text:style-name="Normal">('omnis aliquid officiis',</text:p>
      <text:p text:style-name="Normal">66,</text:p>
      <text:p text:style-name="Normal">32),</text:p>
      <text:p text:style-name="Normal">('voluptas porro voluptatem',</text:p>
      <text:p text:style-name="Normal">71,</text:p>
      <text:p text:style-name="Normal">32),</text:p>
      <text:p text:style-name="Normal">('quibusdam sit officia',</text:p>
      <text:p text:style-name="Normal">75,</text:p>
      <text:p text:style-name="Normal">32),</text:p>
      <text:p text:style-name="Normal">('nulla repudiandae eum',</text:p>
      <text:p text:style-name="Normal">76,</text:p>
      <text:p text:style-name="Normal">32),</text:p>
      <text:p text:style-name="Normal">('amet distinctio aut',</text:p>
      <text:p text:style-name="Normal">78,</text:p>
      <text:p text:style-name="Normal">32),</text:p>
      <text:p text:style-name="Normal">('iusto nostrum et',</text:p>
      <text:p text:style-name="Normal">79,</text:p>
      <text:p text:style-name="Normal">32),</text:p>
      <text:p text:style-name="Normal">('optio voluptatem voluptas',</text:p>
      <text:p text:style-name="Normal">82,</text:p>
      <text:p text:style-name="Normal">32),</text:p>
      <text:p text:style-name="Normal">('et magnam aut',</text:p>
      <text:p text:style-name="Normal">91,</text:p>
      <text:p text:style-name="Normal">32),</text:p>
      <text:p text:style-name="Normal">('amet iste ut',</text:p>
      <text:p text:style-name="Normal">92,</text:p>
      <text:p text:style-name="Normal">32),</text:p>
      <text:soft-page-break/>
      <text:p text:style-name="Normal">('non ipsam eos',</text:p>
      <text:p text:style-name="Normal">97,</text:p>
      <text:p text:style-name="Normal">32),</text:p>
      <text:p text:style-name="Normal">('beatae tempore sed',</text:p>
      <text:p text:style-name="Normal">4,</text:p>
      <text:p text:style-name="Normal">33),</text:p>
      <text:p text:style-name="Normal">('rem rerum et',</text:p>
      <text:p text:style-name="Normal">5,</text:p>
      <text:p text:style-name="Normal">33),</text:p>
      <text:p text:style-name="Normal">('architecto aut optio',</text:p>
      <text:p text:style-name="Normal">14,</text:p>
      <text:p text:style-name="Normal">33),</text:p>
      <text:p text:style-name="Normal">('quo sint dolores',</text:p>
      <text:p text:style-name="Normal">15,</text:p>
      <text:p text:style-name="Normal">33),</text:p>
      <text:p text:style-name="Normal">('sunt voluptatibus non',</text:p>
      <text:p text:style-name="Normal">20,</text:p>
      <text:p text:style-name="Normal">33),</text:p>
      <text:p text:style-name="Normal">('eum aliquid illo',</text:p>
      <text:p text:style-name="Normal">21,</text:p>
      <text:p text:style-name="Normal">33),</text:p>
      <text:p text:style-name="Normal">('quibusdam id est',</text:p>
      <text:p text:style-name="Normal">24,</text:p>
      <text:p text:style-name="Normal">33),</text:p>
      <text:p text:style-name="Normal">('fugiat totam eligendi',</text:p>
      <text:p text:style-name="Normal">26,</text:p>
      <text:p text:style-name="Normal">33),</text:p>
      <text:p text:style-name="Normal">('voluptas reiciendis amet',</text:p>
      <text:p text:style-name="Normal">28,</text:p>
      <text:p text:style-name="Normal">33),</text:p>
      <text:p text:style-name="Normal">('id nostrum libero',</text:p>
      <text:soft-page-break/>
      <text:p text:style-name="Normal">36,</text:p>
      <text:p text:style-name="Normal">33),</text:p>
      <text:p text:style-name="Normal">('velit iusto dolorum',</text:p>
      <text:p text:style-name="Normal">37,</text:p>
      <text:p text:style-name="Normal">33),</text:p>
      <text:p text:style-name="Normal">('dolor minima non',</text:p>
      <text:p text:style-name="Normal">41,</text:p>
      <text:p text:style-name="Normal">33),</text:p>
      <text:p text:style-name="Normal">('eos reiciendis id',</text:p>
      <text:p text:style-name="Normal">43,</text:p>
      <text:p text:style-name="Normal">33),</text:p>
      <text:p text:style-name="Normal">('magnam recusandae quia',</text:p>
      <text:p text:style-name="Normal">50,</text:p>
      <text:p text:style-name="Normal">33),</text:p>
      <text:p text:style-name="Normal">('placeat tempora voluptates',</text:p>
      <text:p text:style-name="Normal">54,</text:p>
      <text:p text:style-name="Normal">33),</text:p>
      <text:p text:style-name="Normal">('ut asperiores occaecati',</text:p>
      <text:p text:style-name="Normal">55,</text:p>
      <text:p text:style-name="Normal">33),</text:p>
      <text:p text:style-name="Normal">('est adipisci dolores',</text:p>
      <text:p text:style-name="Normal">57,</text:p>
      <text:p text:style-name="Normal">33),</text:p>
      <text:p text:style-name="Normal">('exercitationem odit enim',</text:p>
      <text:p text:style-name="Normal">60,</text:p>
      <text:p text:style-name="Normal">33),</text:p>
      <text:p text:style-name="Normal">('est quidem tenetur',</text:p>
      <text:p text:style-name="Normal">65,</text:p>
      <text:p text:style-name="Normal">33),</text:p>
      <text:p text:style-name="Normal">('distinctio fugit adipisci',</text:p>
      <text:p text:style-name="Normal">66,</text:p>
      <text:soft-page-break/>
      <text:p text:style-name="Normal">33),</text:p>
      <text:p text:style-name="Normal">('omnis officia atque',</text:p>
      <text:p text:style-name="Normal">69,</text:p>
      <text:p text:style-name="Normal">33),</text:p>
      <text:p text:style-name="Normal">('fugiat sequi similique',</text:p>
      <text:p text:style-name="Normal">71,</text:p>
      <text:p text:style-name="Normal">33),</text:p>
      <text:p text:style-name="Normal">('repudiandae voluptates quam',</text:p>
      <text:p text:style-name="Normal">75,</text:p>
      <text:p text:style-name="Normal">33),</text:p>
      <text:p text:style-name="Normal">('provident aspernatur qui',</text:p>
      <text:p text:style-name="Normal">76,</text:p>
      <text:p text:style-name="Normal">33),</text:p>
      <text:p text:style-name="Normal">('similique dolor doloribus',</text:p>
      <text:p text:style-name="Normal">78,</text:p>
      <text:p text:style-name="Normal">33),</text:p>
      <text:p text:style-name="Normal">('distinctio dolor ut',</text:p>
      <text:p text:style-name="Normal">84,</text:p>
      <text:p text:style-name="Normal">33),</text:p>
      <text:p text:style-name="Normal">('laboriosam ut quam',</text:p>
      <text:p text:style-name="Normal">85,</text:p>
      <text:p text:style-name="Normal">33),</text:p>
      <text:p text:style-name="Normal">('qui molestiae saepe',</text:p>
      <text:p text:style-name="Normal">87,</text:p>
      <text:p text:style-name="Normal">33),</text:p>
      <text:p text:style-name="Normal">('hic animi incidunt',</text:p>
      <text:p text:style-name="Normal">91,</text:p>
      <text:p text:style-name="Normal">33),</text:p>
      <text:p text:style-name="Normal">('non accusamus aliquid',</text:p>
      <text:p text:style-name="Normal">94,</text:p>
      <text:p text:style-name="Normal">33),</text:p>
      <text:soft-page-break/>
      <text:p text:style-name="Normal">('necessitatibus et repudiandae',</text:p>
      <text:p text:style-name="Normal">96,</text:p>
      <text:p text:style-name="Normal">33),</text:p>
      <text:p text:style-name="Normal">('rerum a quia',</text:p>
      <text:p text:style-name="Normal">99,</text:p>
      <text:p text:style-name="Normal">33),</text:p>
      <text:p text:style-name="Normal">('a et sed',</text:p>
      <text:p text:style-name="Normal">100,</text:p>
      <text:p text:style-name="Normal">33),</text:p>
      <text:p text:style-name="Normal">('et et voluptatem',</text:p>
      <text:p text:style-name="Normal">5,</text:p>
      <text:p text:style-name="Normal">34),</text:p>
      <text:p text:style-name="Normal">('iusto quidem voluptas',</text:p>
      <text:p text:style-name="Normal">6,</text:p>
      <text:p text:style-name="Normal">34),</text:p>
      <text:p text:style-name="Normal">('pariatur eos sint',</text:p>
      <text:p text:style-name="Normal">8,</text:p>
      <text:p text:style-name="Normal">34),</text:p>
      <text:p text:style-name="Normal">('facilis recusandae aut',</text:p>
      <text:p text:style-name="Normal">14,</text:p>
      <text:p text:style-name="Normal">34),</text:p>
      <text:p text:style-name="Normal">('sunt veniam eveniet',</text:p>
      <text:p text:style-name="Normal">17,</text:p>
      <text:p text:style-name="Normal">34),</text:p>
      <text:p text:style-name="Normal">('at labore doloribus',</text:p>
      <text:p text:style-name="Normal">21,</text:p>
      <text:p text:style-name="Normal">34),</text:p>
      <text:p text:style-name="Normal">('fuga iusto aspernatur',</text:p>
      <text:p text:style-name="Normal">24,</text:p>
      <text:p text:style-name="Normal">34),</text:p>
      <text:p text:style-name="Normal">('dignissimos omnis omnis',</text:p>
      <text:soft-page-break/>
      <text:p text:style-name="Normal">36,</text:p>
      <text:p text:style-name="Normal">34),</text:p>
      <text:p text:style-name="Normal">('sunt distinctio repellendus',</text:p>
      <text:p text:style-name="Normal">39,</text:p>
      <text:p text:style-name="Normal">34),</text:p>
      <text:p text:style-name="Normal">('quos iusto ut',</text:p>
      <text:p text:style-name="Normal">41,</text:p>
      <text:p text:style-name="Normal">34),</text:p>
      <text:p text:style-name="Normal">('et consectetur velit',</text:p>
      <text:p text:style-name="Normal">54,</text:p>
      <text:p text:style-name="Normal">34),</text:p>
      <text:p text:style-name="Normal">('est quaerat molestias',</text:p>
      <text:p text:style-name="Normal">55,</text:p>
      <text:p text:style-name="Normal">34),</text:p>
      <text:p text:style-name="Normal">('commodi reprehenderit voluptatum',</text:p>
      <text:p text:style-name="Normal">57,</text:p>
      <text:p text:style-name="Normal">34),</text:p>
      <text:p text:style-name="Normal">('qui natus non',</text:p>
      <text:p text:style-name="Normal">65,</text:p>
      <text:p text:style-name="Normal">34),</text:p>
      <text:p text:style-name="Normal">('assumenda qui adipisci',</text:p>
      <text:p text:style-name="Normal">66,</text:p>
      <text:p text:style-name="Normal">34),</text:p>
      <text:p text:style-name="Normal">('quibusdam culpa voluptatem',</text:p>
      <text:p text:style-name="Normal">67,</text:p>
      <text:p text:style-name="Normal">34),</text:p>
      <text:p text:style-name="Normal">('accusamus et voluptatem',</text:p>
      <text:p text:style-name="Normal">71,</text:p>
      <text:p text:style-name="Normal">34),</text:p>
      <text:p text:style-name="Normal">('cum iure iste',</text:p>
      <text:p text:style-name="Normal">75,</text:p>
      <text:soft-page-break/>
      <text:p text:style-name="Normal">34),</text:p>
      <text:p text:style-name="Normal">('minima non vitae',</text:p>
      <text:p text:style-name="Normal">76,</text:p>
      <text:p text:style-name="Normal">34),</text:p>
      <text:p text:style-name="Normal">('sed fugiat deleniti',</text:p>
      <text:p text:style-name="Normal">85,</text:p>
      <text:p text:style-name="Normal">34),</text:p>
      <text:p text:style-name="Normal">('autem quo et',</text:p>
      <text:p text:style-name="Normal">91,</text:p>
      <text:p text:style-name="Normal">34),</text:p>
      <text:p text:style-name="Normal">('consequuntur autem accusantium',</text:p>
      <text:p text:style-name="Normal">93,</text:p>
      <text:p text:style-name="Normal">34),</text:p>
      <text:p text:style-name="Normal">('et soluta aliquam',</text:p>
      <text:p text:style-name="Normal">97,</text:p>
      <text:p text:style-name="Normal">34),</text:p>
      <text:p text:style-name="Normal">('possimus doloremque fuga',</text:p>
      <text:p text:style-name="Normal">98,</text:p>
      <text:p text:style-name="Normal">34),</text:p>
      <text:p text:style-name="Normal">('non tenetur quod',</text:p>
      <text:p text:style-name="Normal">100,</text:p>
      <text:p text:style-name="Normal">34),</text:p>
      <text:p text:style-name="Normal">('omnis temporibus pariatur',</text:p>
      <text:p text:style-name="Normal">5,</text:p>
      <text:p text:style-name="Normal">35),</text:p>
      <text:p text:style-name="Normal">('ipsa ut provident',</text:p>
      <text:p text:style-name="Normal">8,</text:p>
      <text:p text:style-name="Normal">35),</text:p>
      <text:p text:style-name="Normal">('quis nulla ullam',</text:p>
      <text:p text:style-name="Normal">12,</text:p>
      <text:p text:style-name="Normal">35),</text:p>
      <text:soft-page-break/>
      <text:p text:style-name="Normal">('consequuntur aut veritatis',</text:p>
      <text:p text:style-name="Normal">14,</text:p>
      <text:p text:style-name="Normal">35),</text:p>
      <text:p text:style-name="Normal">('nisi eaque dolores',</text:p>
      <text:p text:style-name="Normal">15,</text:p>
      <text:p text:style-name="Normal">35),</text:p>
      <text:p text:style-name="Normal">('est ullam suscipit',</text:p>
      <text:p text:style-name="Normal">16,</text:p>
      <text:p text:style-name="Normal">35),</text:p>
      <text:p text:style-name="Normal">('aliquid sapiente ut',</text:p>
      <text:p text:style-name="Normal">19,</text:p>
      <text:p text:style-name="Normal">35),</text:p>
      <text:p text:style-name="Normal">('placeat aspernatur saepe',</text:p>
      <text:p text:style-name="Normal">21,</text:p>
      <text:p text:style-name="Normal">35),</text:p>
      <text:p text:style-name="Normal">('recusandae magnam ut',</text:p>
      <text:p text:style-name="Normal">24,</text:p>
      <text:p text:style-name="Normal">35),</text:p>
      <text:p text:style-name="Normal">('incidunt qui blanditiis',</text:p>
      <text:p text:style-name="Normal">27,</text:p>
      <text:p text:style-name="Normal">35),</text:p>
      <text:p text:style-name="Normal">('dolorem dolor sed',</text:p>
      <text:p text:style-name="Normal">30,</text:p>
      <text:p text:style-name="Normal">35),</text:p>
      <text:p text:style-name="Normal">('dicta aut non',</text:p>
      <text:p text:style-name="Normal">32,</text:p>
      <text:p text:style-name="Normal">35),</text:p>
      <text:p text:style-name="Normal">('mollitia et praesentium',</text:p>
      <text:p text:style-name="Normal">36,</text:p>
      <text:p text:style-name="Normal">35),</text:p>
      <text:p text:style-name="Normal">('sapiente voluptatem est',</text:p>
      <text:soft-page-break/>
      <text:p text:style-name="Normal">38,</text:p>
      <text:p text:style-name="Normal">35),</text:p>
      <text:p text:style-name="Normal">('eum aut doloribus',</text:p>
      <text:p text:style-name="Normal">39,</text:p>
      <text:p text:style-name="Normal">35),</text:p>
      <text:p text:style-name="Normal">('cum qui voluptas',</text:p>
      <text:p text:style-name="Normal">41,</text:p>
      <text:p text:style-name="Normal">35),</text:p>
      <text:p text:style-name="Normal">('quia non beatae',</text:p>
      <text:p text:style-name="Normal">43,</text:p>
      <text:p text:style-name="Normal">35),</text:p>
      <text:p text:style-name="Normal">('cumque quasi quibusdam',</text:p>
      <text:p text:style-name="Normal">44,</text:p>
      <text:p text:style-name="Normal">35),</text:p>
      <text:p text:style-name="Normal">('mollitia qui iste',</text:p>
      <text:p text:style-name="Normal">46,</text:p>
      <text:p text:style-name="Normal">35),</text:p>
      <text:p text:style-name="Normal">('id sed ipsum',</text:p>
      <text:p text:style-name="Normal">54,</text:p>
      <text:p text:style-name="Normal">35),</text:p>
      <text:p text:style-name="Normal">('aperiam enim cupiditate',</text:p>
      <text:p text:style-name="Normal">57,</text:p>
      <text:p text:style-name="Normal">35),</text:p>
      <text:p text:style-name="Normal">('quo maiores natus',</text:p>
      <text:p text:style-name="Normal">63,</text:p>
      <text:p text:style-name="Normal">35),</text:p>
      <text:p text:style-name="Normal">('corporis esse quis',</text:p>
      <text:p text:style-name="Normal">66,</text:p>
      <text:p text:style-name="Normal">35),</text:p>
      <text:p text:style-name="Normal">('expedita facere explicabo',</text:p>
      <text:p text:style-name="Normal">71,</text:p>
      <text:soft-page-break/>
      <text:p text:style-name="Normal">35),</text:p>
      <text:p text:style-name="Normal">('qui est doloribus',</text:p>
      <text:p text:style-name="Normal">75,</text:p>
      <text:p text:style-name="Normal">35),</text:p>
      <text:p text:style-name="Normal">('et autem quisquam',</text:p>
      <text:p text:style-name="Normal">76,</text:p>
      <text:p text:style-name="Normal">35),</text:p>
      <text:p text:style-name="Normal">('aliquid qui at',</text:p>
      <text:p text:style-name="Normal">84,</text:p>
      <text:p text:style-name="Normal">35),</text:p>
      <text:p text:style-name="Normal">('id voluptas quo',</text:p>
      <text:p text:style-name="Normal">87,</text:p>
      <text:p text:style-name="Normal">35),</text:p>
      <text:p text:style-name="Normal">('aut amet rerum',</text:p>
      <text:p text:style-name="Normal">91,</text:p>
      <text:p text:style-name="Normal">35),</text:p>
      <text:p text:style-name="Normal">('minima ipsam amet',</text:p>
      <text:p text:style-name="Normal">92,</text:p>
      <text:p text:style-name="Normal">35),</text:p>
      <text:p text:style-name="Normal">('minima reiciendis facere',</text:p>
      <text:p text:style-name="Normal">93,</text:p>
      <text:p text:style-name="Normal">35),</text:p>
      <text:p text:style-name="Normal">('eum sunt quis',</text:p>
      <text:p text:style-name="Normal">94,</text:p>
      <text:p text:style-name="Normal">35),</text:p>
      <text:p text:style-name="Normal">('possimus dolor id',</text:p>
      <text:p text:style-name="Normal">100,</text:p>
      <text:p text:style-name="Normal">35),</text:p>
      <text:p text:style-name="Normal">('facilis modi nobis',</text:p>
      <text:p text:style-name="Normal">4,</text:p>
      <text:p text:style-name="Normal">36),</text:p>
      <text:soft-page-break/>
      <text:p text:style-name="Normal">('recusandae eum optio',</text:p>
      <text:p text:style-name="Normal">5,</text:p>
      <text:p text:style-name="Normal">36),</text:p>
      <text:p text:style-name="Normal">('quae tenetur reprehenderit',</text:p>
      <text:p text:style-name="Normal">8,</text:p>
      <text:p text:style-name="Normal">36),</text:p>
      <text:p text:style-name="Normal">('sit aut deleniti',</text:p>
      <text:p text:style-name="Normal">10,</text:p>
      <text:p text:style-name="Normal">36),</text:p>
      <text:p text:style-name="Normal">('dignissimos et sunt',</text:p>
      <text:p text:style-name="Normal">14,</text:p>
      <text:p text:style-name="Normal">36),</text:p>
      <text:p text:style-name="Normal">('commodi corporis similique',</text:p>
      <text:p text:style-name="Normal">15,</text:p>
      <text:p text:style-name="Normal">36),</text:p>
      <text:p text:style-name="Normal">('quia rerum omnis',</text:p>
      <text:p text:style-name="Normal">21,</text:p>
      <text:p text:style-name="Normal">36),</text:p>
      <text:p text:style-name="Normal">('consequuntur pariatur ducimus',</text:p>
      <text:p text:style-name="Normal">22,</text:p>
      <text:p text:style-name="Normal">36),</text:p>
      <text:p text:style-name="Normal">('ullam soluta ea',</text:p>
      <text:p text:style-name="Normal">24,</text:p>
      <text:p text:style-name="Normal">36),</text:p>
      <text:p text:style-name="Normal">('aut est beatae',</text:p>
      <text:p text:style-name="Normal">30,</text:p>
      <text:p text:style-name="Normal">36),</text:p>
      <text:p text:style-name="Normal">('quam neque doloribus',</text:p>
      <text:p text:style-name="Normal">31,</text:p>
      <text:p text:style-name="Normal">36),</text:p>
      <text:p text:style-name="Normal">('exercitationem reiciendis laborum',</text:p>
      <text:soft-page-break/>
      <text:p text:style-name="Normal">32,</text:p>
      <text:p text:style-name="Normal">36),</text:p>
      <text:p text:style-name="Normal">('qui assumenda aut',</text:p>
      <text:p text:style-name="Normal">36,</text:p>
      <text:p text:style-name="Normal">36),</text:p>
      <text:p text:style-name="Normal">('aliquam eum voluptas',</text:p>
      <text:p text:style-name="Normal">37,</text:p>
      <text:p text:style-name="Normal">36),</text:p>
      <text:p text:style-name="Normal">('sed vel dolores',</text:p>
      <text:p text:style-name="Normal">40,</text:p>
      <text:p text:style-name="Normal">36),</text:p>
      <text:p text:style-name="Normal">('accusamus nihil nam',</text:p>
      <text:p text:style-name="Normal">41,</text:p>
      <text:p text:style-name="Normal">36),</text:p>
      <text:p text:style-name="Normal">('animi et et',</text:p>
      <text:p text:style-name="Normal">42,</text:p>
      <text:p text:style-name="Normal">36),</text:p>
      <text:p text:style-name="Normal">('nesciunt sit expedita',</text:p>
      <text:p text:style-name="Normal">54,</text:p>
      <text:p text:style-name="Normal">36),</text:p>
      <text:p text:style-name="Normal">('eaque doloribus amet',</text:p>
      <text:p text:style-name="Normal">56,</text:p>
      <text:p text:style-name="Normal">36),</text:p>
      <text:p text:style-name="Normal">('dolorum nobis qui',</text:p>
      <text:p text:style-name="Normal">57,</text:p>
      <text:p text:style-name="Normal">36),</text:p>
      <text:p text:style-name="Normal">('voluptas dolorum nam',</text:p>
      <text:p text:style-name="Normal">60,</text:p>
      <text:p text:style-name="Normal">36),</text:p>
      <text:p text:style-name="Normal">('aut nulla ex',</text:p>
      <text:p text:style-name="Normal">66,</text:p>
      <text:soft-page-break/>
      <text:p text:style-name="Normal">36),</text:p>
      <text:p text:style-name="Normal">('autem quasi eligendi',</text:p>
      <text:p text:style-name="Normal">71,</text:p>
      <text:p text:style-name="Normal">36),</text:p>
      <text:p text:style-name="Normal">('et voluptatibus quia',</text:p>
      <text:p text:style-name="Normal">73,</text:p>
      <text:p text:style-name="Normal">36),</text:p>
      <text:p text:style-name="Normal">('mollitia esse enim',</text:p>
      <text:p text:style-name="Normal">75,</text:p>
      <text:p text:style-name="Normal">36),</text:p>
      <text:p text:style-name="Normal">('qui occaecati vel',</text:p>
      <text:p text:style-name="Normal">76,</text:p>
      <text:p text:style-name="Normal">36),</text:p>
      <text:p text:style-name="Normal">('consequatur tenetur mollitia',</text:p>
      <text:p text:style-name="Normal">79,</text:p>
      <text:p text:style-name="Normal">36),</text:p>
      <text:p text:style-name="Normal">('ratione blanditiis aut',</text:p>
      <text:p text:style-name="Normal">87,</text:p>
      <text:p text:style-name="Normal">36),</text:p>
      <text:p text:style-name="Normal">('assumenda non in',</text:p>
      <text:p text:style-name="Normal">91,</text:p>
      <text:p text:style-name="Normal">36),</text:p>
      <text:p text:style-name="Normal">('quaerat accusamus exercitationem',</text:p>
      <text:p text:style-name="Normal">5,</text:p>
      <text:p text:style-name="Normal">37),</text:p>
      <text:p text:style-name="Normal">('dolorum distinctio dolorum',</text:p>
      <text:p text:style-name="Normal">9,</text:p>
      <text:p text:style-name="Normal">37),</text:p>
      <text:p text:style-name="Normal">('sit voluptatem porro',</text:p>
      <text:p text:style-name="Normal">14,</text:p>
      <text:p text:style-name="Normal">37),</text:p>
      <text:soft-page-break/>
      <text:p text:style-name="Normal">('totam et voluptatem',</text:p>
      <text:p text:style-name="Normal">15,</text:p>
      <text:p text:style-name="Normal">37),</text:p>
      <text:p text:style-name="Normal">('odio repudiandae ut',</text:p>
      <text:p text:style-name="Normal">21,</text:p>
      <text:p text:style-name="Normal">37),</text:p>
      <text:p text:style-name="Normal">('ab incidunt dolores',</text:p>
      <text:p text:style-name="Normal">24,</text:p>
      <text:p text:style-name="Normal">37),</text:p>
      <text:p text:style-name="Normal">('perspiciatis quis voluptate',</text:p>
      <text:p text:style-name="Normal">26,</text:p>
      <text:p text:style-name="Normal">37),</text:p>
      <text:p text:style-name="Normal">('maiores voluptatem deserunt',</text:p>
      <text:p text:style-name="Normal">36,</text:p>
      <text:p text:style-name="Normal">37),</text:p>
      <text:p text:style-name="Normal">('ipsum odio amet',</text:p>
      <text:p text:style-name="Normal">37,</text:p>
      <text:p text:style-name="Normal">37),</text:p>
      <text:p text:style-name="Normal">('sint laudantium praesentium',</text:p>
      <text:p text:style-name="Normal">41,</text:p>
      <text:p text:style-name="Normal">37),</text:p>
      <text:p text:style-name="Normal">('assumenda praesentium velit',</text:p>
      <text:p text:style-name="Normal">42,</text:p>
      <text:p text:style-name="Normal">37),</text:p>
      <text:p text:style-name="Normal">('quia at dolores',</text:p>
      <text:p text:style-name="Normal">50,</text:p>
      <text:p text:style-name="Normal">37),</text:p>
      <text:p text:style-name="Normal">('illum inventore esse',</text:p>
      <text:p text:style-name="Normal">54,</text:p>
      <text:p text:style-name="Normal">37),</text:p>
      <text:p text:style-name="Normal">('dolor voluptas et',</text:p>
      <text:soft-page-break/>
      <text:p text:style-name="Normal">56,</text:p>
      <text:p text:style-name="Normal">37),</text:p>
      <text:p text:style-name="Normal">('dolores explicabo officia',</text:p>
      <text:p text:style-name="Normal">57,</text:p>
      <text:p text:style-name="Normal">37),</text:p>
      <text:p text:style-name="Normal">('laboriosam aspernatur tempora',</text:p>
      <text:p text:style-name="Normal">60,</text:p>
      <text:p text:style-name="Normal">37),</text:p>
      <text:p text:style-name="Normal">('dolorem voluptatem placeat',</text:p>
      <text:p text:style-name="Normal">61,</text:p>
      <text:p text:style-name="Normal">37),</text:p>
      <text:p text:style-name="Normal">('atque officia et',</text:p>
      <text:p text:style-name="Normal">66,</text:p>
      <text:p text:style-name="Normal">37),</text:p>
      <text:p text:style-name="Normal">('voluptas quia sed',</text:p>
      <text:p text:style-name="Normal">71,</text:p>
      <text:p text:style-name="Normal">37),</text:p>
      <text:p text:style-name="Normal">('et in fugit',</text:p>
      <text:p text:style-name="Normal">72,</text:p>
      <text:p text:style-name="Normal">37),</text:p>
      <text:p text:style-name="Normal">('sequi dolorum maxime',</text:p>
      <text:p text:style-name="Normal">75,</text:p>
      <text:p text:style-name="Normal">37),</text:p>
      <text:p text:style-name="Normal">('accusamus et doloremque',</text:p>
      <text:p text:style-name="Normal">76,</text:p>
      <text:p text:style-name="Normal">37),</text:p>
      <text:p text:style-name="Normal">('hic et quae',</text:p>
      <text:p text:style-name="Normal">82,</text:p>
      <text:p text:style-name="Normal">37),</text:p>
      <text:p text:style-name="Normal">('dolorum labore voluptatem',</text:p>
      <text:p text:style-name="Normal">84,</text:p>
      <text:soft-page-break/>
      <text:p text:style-name="Normal">37),</text:p>
      <text:p text:style-name="Normal">('incidunt qui enim',</text:p>
      <text:p text:style-name="Normal">91,</text:p>
      <text:p text:style-name="Normal">37),</text:p>
      <text:p text:style-name="Normal">('nisi dolor eum',</text:p>
      <text:p text:style-name="Normal">96,</text:p>
      <text:p text:style-name="Normal">37),</text:p>
      <text:p text:style-name="Normal">('quia culpa accusamus',</text:p>
      <text:p text:style-name="Normal">98,</text:p>
      <text:p text:style-name="Normal">37),</text:p>
      <text:p text:style-name="Normal">('unde est veritatis',</text:p>
      <text:p text:style-name="Normal">4,</text:p>
      <text:p text:style-name="Normal">38),</text:p>
      <text:p text:style-name="Normal">('eum ullam dignissimos',</text:p>
      <text:p text:style-name="Normal">5,</text:p>
      <text:p text:style-name="Normal">38),</text:p>
      <text:p text:style-name="Normal">('non blanditiis quia',</text:p>
      <text:p text:style-name="Normal">10,</text:p>
      <text:p text:style-name="Normal">38),</text:p>
      <text:p text:style-name="Normal">('et doloribus ipsam',</text:p>
      <text:p text:style-name="Normal">12,</text:p>
      <text:p text:style-name="Normal">38),</text:p>
      <text:p text:style-name="Normal">('exercitationem ut odit',</text:p>
      <text:p text:style-name="Normal">14,</text:p>
      <text:p text:style-name="Normal">38),</text:p>
      <text:p text:style-name="Normal">('dolores ut quod',</text:p>
      <text:p text:style-name="Normal">21,</text:p>
      <text:p text:style-name="Normal">38),</text:p>
      <text:p text:style-name="Normal">('vero blanditiis nihil',</text:p>
      <text:p text:style-name="Normal">24,</text:p>
      <text:p text:style-name="Normal">38),</text:p>
      <text:soft-page-break/>
      <text:p text:style-name="Normal">('aliquam alias natus',</text:p>
      <text:p text:style-name="Normal">27,</text:p>
      <text:p text:style-name="Normal">38),</text:p>
      <text:p text:style-name="Normal">('iusto qui aliquam',</text:p>
      <text:p text:style-name="Normal">30,</text:p>
      <text:p text:style-name="Normal">38),</text:p>
      <text:p text:style-name="Normal">('totam voluptas quia',</text:p>
      <text:p text:style-name="Normal">35,</text:p>
      <text:p text:style-name="Normal">38),</text:p>
      <text:p text:style-name="Normal">('iure explicabo numquam',</text:p>
      <text:p text:style-name="Normal">36,</text:p>
      <text:p text:style-name="Normal">38),</text:p>
      <text:p text:style-name="Normal">('commodi laudantium facilis',</text:p>
      <text:p text:style-name="Normal">37,</text:p>
      <text:p text:style-name="Normal">38),</text:p>
      <text:p text:style-name="Normal">('vel ea est',</text:p>
      <text:p text:style-name="Normal">38,</text:p>
      <text:p text:style-name="Normal">38),</text:p>
      <text:p text:style-name="Normal">('molestiae nobis similique',</text:p>
      <text:p text:style-name="Normal">40,</text:p>
      <text:p text:style-name="Normal">38),</text:p>
      <text:p text:style-name="Normal">('nesciunt vitae sed',</text:p>
      <text:p text:style-name="Normal">41,</text:p>
      <text:p text:style-name="Normal">38),</text:p>
      <text:p text:style-name="Normal">('iusto sint architecto',</text:p>
      <text:p text:style-name="Normal">46,</text:p>
      <text:p text:style-name="Normal">38),</text:p>
      <text:p text:style-name="Normal">('est molestiae numquam',</text:p>
      <text:p text:style-name="Normal">48,</text:p>
      <text:p text:style-name="Normal">38),</text:p>
      <text:p text:style-name="Normal">('vero ut est',</text:p>
      <text:soft-page-break/>
      <text:p text:style-name="Normal">54,</text:p>
      <text:p text:style-name="Normal">38),</text:p>
      <text:p text:style-name="Normal">('id est quos',</text:p>
      <text:p text:style-name="Normal">57,</text:p>
      <text:p text:style-name="Normal">38),</text:p>
      <text:p text:style-name="Normal">('reiciendis necessitatibus provident',</text:p>
      <text:p text:style-name="Normal">66,</text:p>
      <text:p text:style-name="Normal">38),</text:p>
      <text:p text:style-name="Normal">('necessitatibus rerum totam',</text:p>
      <text:p text:style-name="Normal">71,</text:p>
      <text:p text:style-name="Normal">38),</text:p>
      <text:p text:style-name="Normal">('et non cum',</text:p>
      <text:p text:style-name="Normal">75,</text:p>
      <text:p text:style-name="Normal">38),</text:p>
      <text:p text:style-name="Normal">('est et est',</text:p>
      <text:p text:style-name="Normal">76,</text:p>
      <text:p text:style-name="Normal">38),</text:p>
      <text:p text:style-name="Normal">('sapiente eveniet rerum',</text:p>
      <text:p text:style-name="Normal">78,</text:p>
      <text:p text:style-name="Normal">38),</text:p>
      <text:p text:style-name="Normal">('ut molestiae quo',</text:p>
      <text:p text:style-name="Normal">87,</text:p>
      <text:p text:style-name="Normal">38),</text:p>
      <text:p text:style-name="Normal">('accusamus debitis voluptatem',</text:p>
      <text:p text:style-name="Normal">91,</text:p>
      <text:p text:style-name="Normal">38),</text:p>
      <text:p text:style-name="Normal">('nobis deleniti ad',</text:p>
      <text:p text:style-name="Normal">93,</text:p>
      <text:p text:style-name="Normal">38),</text:p>
      <text:p text:style-name="Normal">('quasi itaque ratione',</text:p>
      <text:p text:style-name="Normal">94,</text:p>
      <text:soft-page-break/>
      <text:p text:style-name="Normal">38),</text:p>
      <text:p text:style-name="Normal">('laborum non recusandae',</text:p>
      <text:p text:style-name="Normal">96,</text:p>
      <text:p text:style-name="Normal">38),</text:p>
      <text:p text:style-name="Normal">('molestiae est saepe',</text:p>
      <text:p text:style-name="Normal">2,</text:p>
      <text:p text:style-name="Normal">39),</text:p>
      <text:p text:style-name="Normal">('maiores nihil aut',</text:p>
      <text:p text:style-name="Normal">5,</text:p>
      <text:p text:style-name="Normal">39),</text:p>
      <text:p text:style-name="Normal">('iure et accusantium',</text:p>
      <text:p text:style-name="Normal">11,</text:p>
      <text:p text:style-name="Normal">39),</text:p>
      <text:p text:style-name="Normal">('ipsa vitae et',</text:p>
      <text:p text:style-name="Normal">14,</text:p>
      <text:p text:style-name="Normal">39),</text:p>
      <text:p text:style-name="Normal">('sed harum eos',</text:p>
      <text:p text:style-name="Normal">15,</text:p>
      <text:p text:style-name="Normal">39),</text:p>
      <text:p text:style-name="Normal">('placeat harum excepturi',</text:p>
      <text:p text:style-name="Normal">21,</text:p>
      <text:p text:style-name="Normal">39),</text:p>
      <text:p text:style-name="Normal">('exercitationem qui id',</text:p>
      <text:p text:style-name="Normal">24,</text:p>
      <text:p text:style-name="Normal">39),</text:p>
      <text:p text:style-name="Normal">('modi repudiandae ducimus',</text:p>
      <text:p text:style-name="Normal">27,</text:p>
      <text:p text:style-name="Normal">39),</text:p>
      <text:p text:style-name="Normal">('maxime magnam minus',</text:p>
      <text:p text:style-name="Normal">32,</text:p>
      <text:p text:style-name="Normal">39),</text:p>
      <text:soft-page-break/>
      <text:p text:style-name="Normal">('qui nisi ex',</text:p>
      <text:p text:style-name="Normal">36,</text:p>
      <text:p text:style-name="Normal">39),</text:p>
      <text:p text:style-name="Normal">('vero iusto reiciendis',</text:p>
      <text:p text:style-name="Normal">41,</text:p>
      <text:p text:style-name="Normal">39),</text:p>
      <text:p text:style-name="Normal">('aspernatur expedita enim',</text:p>
      <text:p text:style-name="Normal">48,</text:p>
      <text:p text:style-name="Normal">39),</text:p>
      <text:p text:style-name="Normal">('modi earum quos',</text:p>
      <text:p text:style-name="Normal">54,</text:p>
      <text:p text:style-name="Normal">39),</text:p>
      <text:p text:style-name="Normal">('maxime id quod',</text:p>
      <text:p text:style-name="Normal">56,</text:p>
      <text:p text:style-name="Normal">39),</text:p>
      <text:p text:style-name="Normal">('ut esse aliquid',</text:p>
      <text:p text:style-name="Normal">57,</text:p>
      <text:p text:style-name="Normal">39),</text:p>
      <text:p text:style-name="Normal">('ea qui ut',</text:p>
      <text:p text:style-name="Normal">60,</text:p>
      <text:p text:style-name="Normal">39),</text:p>
      <text:p text:style-name="Normal">('unde eveniet aliquam',</text:p>
      <text:p text:style-name="Normal">65,</text:p>
      <text:p text:style-name="Normal">39),</text:p>
      <text:p text:style-name="Normal">('et rerum velit',</text:p>
      <text:p text:style-name="Normal">66,</text:p>
      <text:p text:style-name="Normal">39),</text:p>
      <text:p text:style-name="Normal">('temporibus vitae voluptatem',</text:p>
      <text:p text:style-name="Normal">67,</text:p>
      <text:p text:style-name="Normal">39),</text:p>
      <text:p text:style-name="Normal">('ea aliquam dolor',</text:p>
      <text:soft-page-break/>
      <text:p text:style-name="Normal">69,</text:p>
      <text:p text:style-name="Normal">39),</text:p>
      <text:p text:style-name="Normal">('error impedit est',</text:p>
      <text:p text:style-name="Normal">70,</text:p>
      <text:p text:style-name="Normal">39),</text:p>
      <text:p text:style-name="Normal">('laborum eaque eum',</text:p>
      <text:p text:style-name="Normal">71,</text:p>
      <text:p text:style-name="Normal">39),</text:p>
      <text:p text:style-name="Normal">('enim assumenda qui',</text:p>
      <text:p text:style-name="Normal">73,</text:p>
      <text:p text:style-name="Normal">39),</text:p>
      <text:p text:style-name="Normal">('exercitationem inventore asperiores',</text:p>
      <text:p text:style-name="Normal">75,</text:p>
      <text:p text:style-name="Normal">39),</text:p>
      <text:p text:style-name="Normal">('asperiores aliquid quasi',</text:p>
      <text:p text:style-name="Normal">76,</text:p>
      <text:p text:style-name="Normal">39),</text:p>
      <text:p text:style-name="Normal">('et voluptatibus ut',</text:p>
      <text:p text:style-name="Normal">84,</text:p>
      <text:p text:style-name="Normal">39),</text:p>
      <text:p text:style-name="Normal">('quam perspiciatis iure',</text:p>
      <text:p text:style-name="Normal">91,</text:p>
      <text:p text:style-name="Normal">39),</text:p>
      <text:p text:style-name="Normal">('ipsa et delectus',</text:p>
      <text:p text:style-name="Normal">93,</text:p>
      <text:p text:style-name="Normal">39),</text:p>
      <text:p text:style-name="Normal">('voluptates quidem accusantium',</text:p>
      <text:p text:style-name="Normal">95,</text:p>
      <text:p text:style-name="Normal">39),</text:p>
      <text:p text:style-name="Normal">('occaecati occaecati omnis',</text:p>
      <text:p text:style-name="Normal">5,</text:p>
      <text:soft-page-break/>
      <text:p text:style-name="Normal">40),</text:p>
      <text:p text:style-name="Normal">('ad sapiente tenetur',</text:p>
      <text:p text:style-name="Normal">8,</text:p>
      <text:p text:style-name="Normal">40),</text:p>
      <text:p text:style-name="Normal">('omnis qui quidem',</text:p>
      <text:p text:style-name="Normal">12,</text:p>
      <text:p text:style-name="Normal">40),</text:p>
      <text:p text:style-name="Normal">('perferendis eum numquam',</text:p>
      <text:p text:style-name="Normal">14,</text:p>
      <text:p text:style-name="Normal">40),</text:p>
      <text:p text:style-name="Normal">('non iste nulla',</text:p>
      <text:p text:style-name="Normal">17,</text:p>
      <text:p text:style-name="Normal">40),</text:p>
      <text:p text:style-name="Normal">('facilis et aperiam',</text:p>
      <text:p text:style-name="Normal">18,</text:p>
      <text:p text:style-name="Normal">40),</text:p>
      <text:p text:style-name="Normal">('iste quibusdam sint',</text:p>
      <text:p text:style-name="Normal">19,</text:p>
      <text:p text:style-name="Normal">40),</text:p>
      <text:p text:style-name="Normal">('illo officia officiis',</text:p>
      <text:p text:style-name="Normal">20,</text:p>
      <text:p text:style-name="Normal">40),</text:p>
      <text:p text:style-name="Normal">('aut tempora inventore',</text:p>
      <text:p text:style-name="Normal">21,</text:p>
      <text:p text:style-name="Normal">40),</text:p>
      <text:p text:style-name="Normal">('enim pariatur commodi',</text:p>
      <text:p text:style-name="Normal">24,</text:p>
      <text:p text:style-name="Normal">40),</text:p>
      <text:p text:style-name="Normal">('aut aut quod',</text:p>
      <text:p text:style-name="Normal">32,</text:p>
      <text:p text:style-name="Normal">40),</text:p>
      <text:soft-page-break/>
      <text:p text:style-name="Normal">('quia molestias eos',</text:p>
      <text:p text:style-name="Normal">36,</text:p>
      <text:p text:style-name="Normal">40),</text:p>
      <text:p text:style-name="Normal">('sapiente assumenda laboriosam',</text:p>
      <text:p text:style-name="Normal">39,</text:p>
      <text:p text:style-name="Normal">40),</text:p>
      <text:p text:style-name="Normal">('et adipisci sit',</text:p>
      <text:p text:style-name="Normal">41,</text:p>
      <text:p text:style-name="Normal">40),</text:p>
      <text:p text:style-name="Normal">('veniam voluptatem et',</text:p>
      <text:p text:style-name="Normal">46,</text:p>
      <text:p text:style-name="Normal">40),</text:p>
      <text:p text:style-name="Normal">('temporibus et et',</text:p>
      <text:p text:style-name="Normal">54,</text:p>
      <text:p text:style-name="Normal">40),</text:p>
      <text:p text:style-name="Normal">('veritatis optio id',</text:p>
      <text:p text:style-name="Normal">57,</text:p>
      <text:p text:style-name="Normal">40),</text:p>
      <text:p text:style-name="Normal">('est debitis nihil',</text:p>
      <text:p text:style-name="Normal">65,</text:p>
      <text:p text:style-name="Normal">40),</text:p>
      <text:p text:style-name="Normal">('architecto id voluptas',</text:p>
      <text:p text:style-name="Normal">66,</text:p>
      <text:p text:style-name="Normal">40),</text:p>
      <text:p text:style-name="Normal">('nemo aut voluptatem',</text:p>
      <text:p text:style-name="Normal">67,</text:p>
      <text:p text:style-name="Normal">40),</text:p>
      <text:p text:style-name="Normal">('sunt sequi adipisci',</text:p>
      <text:p text:style-name="Normal">71,</text:p>
      <text:p text:style-name="Normal">40),</text:p>
      <text:p text:style-name="Normal">('velit eos minus',</text:p>
      <text:soft-page-break/>
      <text:p text:style-name="Normal">75,</text:p>
      <text:p text:style-name="Normal">40),</text:p>
      <text:p text:style-name="Normal">('possimus provident assumenda',</text:p>
      <text:p text:style-name="Normal">76,</text:p>
      <text:p text:style-name="Normal">40),</text:p>
      <text:p text:style-name="Normal">('ab et est',</text:p>
      <text:p text:style-name="Normal">79,</text:p>
      <text:p text:style-name="Normal">40),</text:p>
      <text:p text:style-name="Normal">('et nostrum laudantium',</text:p>
      <text:p text:style-name="Normal">82,</text:p>
      <text:p text:style-name="Normal">40),</text:p>
      <text:p text:style-name="Normal">('voluptas molestiae a',</text:p>
      <text:p text:style-name="Normal">91,</text:p>
      <text:p text:style-name="Normal">40),</text:p>
      <text:p text:style-name="Normal">('vel eos fugit',</text:p>
      <text:p text:style-name="Normal">95,</text:p>
      <text:p text:style-name="Normal">40),</text:p>
      <text:p text:style-name="Normal">('alias recusandae maxime',</text:p>
      <text:p text:style-name="Normal">96,</text:p>
      <text:p text:style-name="Normal">40),</text:p>
      <text:p text:style-name="Normal">('natus quae fugiat',</text:p>
      <text:p text:style-name="Normal">5,</text:p>
      <text:p text:style-name="Normal">41),</text:p>
      <text:p text:style-name="Normal">('porro voluptatum dolorem',</text:p>
      <text:p text:style-name="Normal">9,</text:p>
      <text:p text:style-name="Normal">41),</text:p>
      <text:p text:style-name="Normal">('odio qui animi',</text:p>
      <text:p text:style-name="Normal">14,</text:p>
      <text:p text:style-name="Normal">41),</text:p>
      <text:p text:style-name="Normal">('nihil a inventore',</text:p>
      <text:p text:style-name="Normal">21,</text:p>
      <text:soft-page-break/>
      <text:p text:style-name="Normal">41),</text:p>
      <text:p text:style-name="Normal">('iusto fuga maxime',</text:p>
      <text:p text:style-name="Normal">22,</text:p>
      <text:p text:style-name="Normal">41),</text:p>
      <text:p text:style-name="Normal">('rem consequatur tenetur',</text:p>
      <text:p text:style-name="Normal">24,</text:p>
      <text:p text:style-name="Normal">41),</text:p>
      <text:p text:style-name="Normal">('est esse exercitationem',</text:p>
      <text:p text:style-name="Normal">27,</text:p>
      <text:p text:style-name="Normal">41),</text:p>
      <text:p text:style-name="Normal">('aut aut voluptatem',</text:p>
      <text:p text:style-name="Normal">35,</text:p>
      <text:p text:style-name="Normal">41),</text:p>
      <text:p text:style-name="Normal">('sunt est debitis',</text:p>
      <text:p text:style-name="Normal">36,</text:p>
      <text:p text:style-name="Normal">41),</text:p>
      <text:p text:style-name="Normal">('sed quas earum',</text:p>
      <text:p text:style-name="Normal">38,</text:p>
      <text:p text:style-name="Normal">41),</text:p>
      <text:p text:style-name="Normal">('placeat ut est',</text:p>
      <text:p text:style-name="Normal">41,</text:p>
      <text:p text:style-name="Normal">41),</text:p>
      <text:p text:style-name="Normal">('dolorum cum nisi',</text:p>
      <text:p text:style-name="Normal">44,</text:p>
      <text:p text:style-name="Normal">41),</text:p>
      <text:p text:style-name="Normal">('iusto corrupti architecto',</text:p>
      <text:p text:style-name="Normal">48,</text:p>
      <text:p text:style-name="Normal">41),</text:p>
      <text:p text:style-name="Normal">('sunt aperiam impedit',</text:p>
      <text:p text:style-name="Normal">50,</text:p>
      <text:p text:style-name="Normal">41),</text:p>
      <text:soft-page-break/>
      <text:p text:style-name="Normal">('voluptas inventore nostrum',</text:p>
      <text:p text:style-name="Normal">54,</text:p>
      <text:p text:style-name="Normal">41),</text:p>
      <text:p text:style-name="Normal">('dolores sequi corporis',</text:p>
      <text:p text:style-name="Normal">57,</text:p>
      <text:p text:style-name="Normal">41),</text:p>
      <text:p text:style-name="Normal">('tenetur et qui',</text:p>
      <text:p text:style-name="Normal">63,</text:p>
      <text:p text:style-name="Normal">41),</text:p>
      <text:p text:style-name="Normal">('repellendus cum perspiciatis',</text:p>
      <text:p text:style-name="Normal">66,</text:p>
      <text:p text:style-name="Normal">41),</text:p>
      <text:p text:style-name="Normal">('consequatur eum dolor',</text:p>
      <text:p text:style-name="Normal">70,</text:p>
      <text:p text:style-name="Normal">41),</text:p>
      <text:p text:style-name="Normal">('explicabo quaerat nihil',</text:p>
      <text:p text:style-name="Normal">71,</text:p>
      <text:p text:style-name="Normal">41),</text:p>
      <text:p text:style-name="Normal">('est earum omnis',</text:p>
      <text:p text:style-name="Normal">72,</text:p>
      <text:p text:style-name="Normal">41),</text:p>
      <text:p text:style-name="Normal">('neque odit omnis',</text:p>
      <text:p text:style-name="Normal">75,</text:p>
      <text:p text:style-name="Normal">41),</text:p>
      <text:p text:style-name="Normal">('non saepe id',</text:p>
      <text:p text:style-name="Normal">76,</text:p>
      <text:p text:style-name="Normal">41),</text:p>
      <text:p text:style-name="Normal">('qui illum nam',</text:p>
      <text:p text:style-name="Normal">78,</text:p>
      <text:p text:style-name="Normal">41),</text:p>
      <text:p text:style-name="Normal">('et ad quidem',</text:p>
      <text:soft-page-break/>
      <text:p text:style-name="Normal">82,</text:p>
      <text:p text:style-name="Normal">41),</text:p>
      <text:p text:style-name="Normal">('corrupti sapiente dignissimos',</text:p>
      <text:p text:style-name="Normal">84,</text:p>
      <text:p text:style-name="Normal">41),</text:p>
      <text:p text:style-name="Normal">('nobis et perferendis',</text:p>
      <text:p text:style-name="Normal">87,</text:p>
      <text:p text:style-name="Normal">41),</text:p>
      <text:p text:style-name="Normal">('facere eaque perspiciatis',</text:p>
      <text:p text:style-name="Normal">91,</text:p>
      <text:p text:style-name="Normal">41),</text:p>
      <text:p text:style-name="Normal">('quod officiis ut',</text:p>
      <text:p text:style-name="Normal">93,</text:p>
      <text:p text:style-name="Normal">41),</text:p>
      <text:p text:style-name="Normal">('rerum accusamus itaque',</text:p>
      <text:p text:style-name="Normal">96,</text:p>
      <text:p text:style-name="Normal">41),</text:p>
      <text:p text:style-name="Normal">('rem dolorem vitae',</text:p>
      <text:p text:style-name="Normal">98,</text:p>
      <text:p text:style-name="Normal">41),</text:p>
      <text:p text:style-name="Normal">('voluptas suscipit quidem',</text:p>
      <text:p text:style-name="Normal">3,</text:p>
      <text:p text:style-name="Normal">42),</text:p>
      <text:p text:style-name="Normal">('repellendus modi magni',</text:p>
      <text:p text:style-name="Normal">5,</text:p>
      <text:p text:style-name="Normal">42),</text:p>
      <text:p text:style-name="Normal">('sit itaque earum',</text:p>
      <text:p text:style-name="Normal">8,</text:p>
      <text:p text:style-name="Normal">42),</text:p>
      <text:p text:style-name="Normal">('soluta blanditiis eius',</text:p>
      <text:p text:style-name="Normal">14,</text:p>
      <text:soft-page-break/>
      <text:p text:style-name="Normal">42),</text:p>
      <text:p text:style-name="Normal">('est id ea',</text:p>
      <text:p text:style-name="Normal">15,</text:p>
      <text:p text:style-name="Normal">42),</text:p>
      <text:p text:style-name="Normal">('ex voluptas aut',</text:p>
      <text:p text:style-name="Normal">17,</text:p>
      <text:p text:style-name="Normal">42),</text:p>
      <text:p text:style-name="Normal">('sed et odit',</text:p>
      <text:p text:style-name="Normal">19,</text:p>
      <text:p text:style-name="Normal">42),</text:p>
      <text:p text:style-name="Normal">('occaecati voluptatem odit',</text:p>
      <text:p text:style-name="Normal">21,</text:p>
      <text:p text:style-name="Normal">42),</text:p>
      <text:p text:style-name="Normal">('voluptatem dolorem enim',</text:p>
      <text:p text:style-name="Normal">24,</text:p>
      <text:p text:style-name="Normal">42),</text:p>
      <text:p text:style-name="Normal">('libero nemo repellat',</text:p>
      <text:p text:style-name="Normal">26,</text:p>
      <text:p text:style-name="Normal">42),</text:p>
      <text:p text:style-name="Normal">('repellat veniam vero',</text:p>
      <text:p text:style-name="Normal">36,</text:p>
      <text:p text:style-name="Normal">42),</text:p>
      <text:p text:style-name="Normal">('occaecati quia saepe',</text:p>
      <text:p text:style-name="Normal">41,</text:p>
      <text:p text:style-name="Normal">42),</text:p>
      <text:p text:style-name="Normal">('rerum dolorum et',</text:p>
      <text:p text:style-name="Normal">42,</text:p>
      <text:p text:style-name="Normal">42),</text:p>
      <text:p text:style-name="Normal">('nam consequatur consequatur',</text:p>
      <text:p text:style-name="Normal">43,</text:p>
      <text:p text:style-name="Normal">42),</text:p>
      <text:soft-page-break/>
      <text:p text:style-name="Normal">('in deserunt modi',</text:p>
      <text:p text:style-name="Normal">47,</text:p>
      <text:p text:style-name="Normal">42),</text:p>
      <text:p text:style-name="Normal">('et ut ullam',</text:p>
      <text:p text:style-name="Normal">48,</text:p>
      <text:p text:style-name="Normal">42),</text:p>
      <text:p text:style-name="Normal">('consequatur cupiditate quasi',</text:p>
      <text:p text:style-name="Normal">54,</text:p>
      <text:p text:style-name="Normal">42),</text:p>
      <text:p text:style-name="Normal">('quia facilis soluta',</text:p>
      <text:p text:style-name="Normal">57,</text:p>
      <text:p text:style-name="Normal">42),</text:p>
      <text:p text:style-name="Normal">('omnis occaecati sit',</text:p>
      <text:p text:style-name="Normal">62,</text:p>
      <text:p text:style-name="Normal">42),</text:p>
      <text:p text:style-name="Normal">('voluptate dolorem saepe',</text:p>
      <text:p text:style-name="Normal">63,</text:p>
      <text:p text:style-name="Normal">42),</text:p>
      <text:p text:style-name="Normal">('qui ad vel',</text:p>
      <text:p text:style-name="Normal">65,</text:p>
      <text:p text:style-name="Normal">42),</text:p>
      <text:p text:style-name="Normal">('sit qui voluptas',</text:p>
      <text:p text:style-name="Normal">66,</text:p>
      <text:p text:style-name="Normal">42),</text:p>
      <text:p text:style-name="Normal">('nobis dolores alias',</text:p>
      <text:p text:style-name="Normal">67,</text:p>
      <text:p text:style-name="Normal">42),</text:p>
      <text:p text:style-name="Normal">('eius vel repellendus',</text:p>
      <text:p text:style-name="Normal">71,</text:p>
      <text:p text:style-name="Normal">42),</text:p>
      <text:p text:style-name="Normal">('itaque voluptatum necessitatibus',</text:p>
      <text:soft-page-break/>
      <text:p text:style-name="Normal">75,</text:p>
      <text:p text:style-name="Normal">42),</text:p>
      <text:p text:style-name="Normal">('officia et fuga',</text:p>
      <text:p text:style-name="Normal">76,</text:p>
      <text:p text:style-name="Normal">42),</text:p>
      <text:p text:style-name="Normal">('et consequatur cumque',</text:p>
      <text:p text:style-name="Normal">91,</text:p>
      <text:p text:style-name="Normal">42),</text:p>
      <text:p text:style-name="Normal">('laborum quia repellat',</text:p>
      <text:p text:style-name="Normal">95,</text:p>
      <text:p text:style-name="Normal">42),</text:p>
      <text:p text:style-name="Normal">('quod saepe qui',</text:p>
      <text:p text:style-name="Normal">96,</text:p>
      <text:p text:style-name="Normal">42),</text:p>
      <text:p text:style-name="Normal">('dicta praesentium nesciunt',</text:p>
      <text:p text:style-name="Normal">100,</text:p>
      <text:p text:style-name="Normal">42),</text:p>
      <text:p text:style-name="Normal">('earum magni voluptate',</text:p>
      <text:p text:style-name="Normal">3,</text:p>
      <text:p text:style-name="Normal">43),</text:p>
      <text:p text:style-name="Normal">('consequuntur eos quia',</text:p>
      <text:p text:style-name="Normal">5,</text:p>
      <text:p text:style-name="Normal">43),</text:p>
      <text:p text:style-name="Normal">('est harum aut',</text:p>
      <text:p text:style-name="Normal">14,</text:p>
      <text:p text:style-name="Normal">43),</text:p>
      <text:p text:style-name="Normal">('enim exercitationem earum',</text:p>
      <text:p text:style-name="Normal">17,</text:p>
      <text:p text:style-name="Normal">43),</text:p>
      <text:p text:style-name="Normal">('voluptatibus non est',</text:p>
      <text:p text:style-name="Normal">18,</text:p>
      <text:soft-page-break/>
      <text:p text:style-name="Normal">43),</text:p>
      <text:p text:style-name="Normal">('voluptatibus sint et',</text:p>
      <text:p text:style-name="Normal">21,</text:p>
      <text:p text:style-name="Normal">43),</text:p>
      <text:p text:style-name="Normal">('est asperiores molestiae',</text:p>
      <text:p text:style-name="Normal">24,</text:p>
      <text:p text:style-name="Normal">43),</text:p>
      <text:p text:style-name="Normal">('reprehenderit aut est',</text:p>
      <text:p text:style-name="Normal">26,</text:p>
      <text:p text:style-name="Normal">43),</text:p>
      <text:p text:style-name="Normal">('molestiae et eum',</text:p>
      <text:p text:style-name="Normal">31,</text:p>
      <text:p text:style-name="Normal">43),</text:p>
      <text:p text:style-name="Normal">('reprehenderit et in',</text:p>
      <text:p text:style-name="Normal">36,</text:p>
      <text:p text:style-name="Normal">43),</text:p>
      <text:p text:style-name="Normal">('eum recusandae et',</text:p>
      <text:p text:style-name="Normal">37,</text:p>
      <text:p text:style-name="Normal">43),</text:p>
      <text:p text:style-name="Normal">('culpa aut rerum',</text:p>
      <text:p text:style-name="Normal">38,</text:p>
      <text:p text:style-name="Normal">43),</text:p>
      <text:p text:style-name="Normal">('fuga enim non',</text:p>
      <text:p text:style-name="Normal">41,</text:p>
      <text:p text:style-name="Normal">43),</text:p>
      <text:p text:style-name="Normal">('eum qui accusamus',</text:p>
      <text:p text:style-name="Normal">42,</text:p>
      <text:p text:style-name="Normal">43),</text:p>
      <text:p text:style-name="Normal">('et odit cum',</text:p>
      <text:p text:style-name="Normal">43,</text:p>
      <text:p text:style-name="Normal">43),</text:p>
      <text:soft-page-break/>
      <text:p text:style-name="Normal">('soluta explicabo rerum',</text:p>
      <text:p text:style-name="Normal">47,</text:p>
      <text:p text:style-name="Normal">43),</text:p>
      <text:p text:style-name="Normal">('quis dolorem rem',</text:p>
      <text:p text:style-name="Normal">50,</text:p>
      <text:p text:style-name="Normal">43),</text:p>
      <text:p text:style-name="Normal">('et inventore quae',</text:p>
      <text:p text:style-name="Normal">54,</text:p>
      <text:p text:style-name="Normal">43),</text:p>
      <text:p text:style-name="Normal">('et fuga sit',</text:p>
      <text:p text:style-name="Normal">57,</text:p>
      <text:p text:style-name="Normal">43),</text:p>
      <text:p text:style-name="Normal">('magnam laboriosam aut',</text:p>
      <text:p text:style-name="Normal">60,</text:p>
      <text:p text:style-name="Normal">43),</text:p>
      <text:p text:style-name="Normal">('officia dicta repellendus',</text:p>
      <text:p text:style-name="Normal">63,</text:p>
      <text:p text:style-name="Normal">43),</text:p>
      <text:p text:style-name="Normal">('in vitae quasi',</text:p>
      <text:p text:style-name="Normal">65,</text:p>
      <text:p text:style-name="Normal">43),</text:p>
      <text:p text:style-name="Normal">('vitae eligendi eius',</text:p>
      <text:p text:style-name="Normal">66,</text:p>
      <text:p text:style-name="Normal">43),</text:p>
      <text:p text:style-name="Normal">('quidem velit rerum',</text:p>
      <text:p text:style-name="Normal">69,</text:p>
      <text:p text:style-name="Normal">43),</text:p>
      <text:p text:style-name="Normal">('veritatis quod omnis',</text:p>
      <text:p text:style-name="Normal">71,</text:p>
      <text:p text:style-name="Normal">43),</text:p>
      <text:p text:style-name="Normal">('nihil hic quia',</text:p>
      <text:soft-page-break/>
      <text:p text:style-name="Normal">72,</text:p>
      <text:p text:style-name="Normal">43),</text:p>
      <text:p text:style-name="Normal">('quia optio sit',</text:p>
      <text:p text:style-name="Normal">75,</text:p>
      <text:p text:style-name="Normal">43),</text:p>
      <text:p text:style-name="Normal">('deserunt quis aliquam',</text:p>
      <text:p text:style-name="Normal">76,</text:p>
      <text:p text:style-name="Normal">43),</text:p>
      <text:p text:style-name="Normal">('ducimus eum velit',</text:p>
      <text:p text:style-name="Normal">85,</text:p>
      <text:p text:style-name="Normal">43),</text:p>
      <text:p text:style-name="Normal">('distinctio dolor id',</text:p>
      <text:p text:style-name="Normal">87,</text:p>
      <text:p text:style-name="Normal">43),</text:p>
      <text:p text:style-name="Normal">('dolorem nobis fuga',</text:p>
      <text:p text:style-name="Normal">91,</text:p>
      <text:p text:style-name="Normal">43),</text:p>
      <text:p text:style-name="Normal">('sapiente magnam velit',</text:p>
      <text:p text:style-name="Normal">5,</text:p>
      <text:p text:style-name="Normal">44),</text:p>
      <text:p text:style-name="Normal">('vel cumque velit',</text:p>
      <text:p text:style-name="Normal">14,</text:p>
      <text:p text:style-name="Normal">44),</text:p>
      <text:p text:style-name="Normal">('in et reprehenderit',</text:p>
      <text:p text:style-name="Normal">17,</text:p>
      <text:p text:style-name="Normal">44),</text:p>
      <text:p text:style-name="Normal">('accusamus ut nemo',</text:p>
      <text:p text:style-name="Normal">18,</text:p>
      <text:p text:style-name="Normal">44),</text:p>
      <text:p text:style-name="Normal">('sint odio nobis',</text:p>
      <text:p text:style-name="Normal">20,</text:p>
      <text:soft-page-break/>
      <text:p text:style-name="Normal">44),</text:p>
      <text:p text:style-name="Normal">('voluptatem quod quos',</text:p>
      <text:p text:style-name="Normal">21,</text:p>
      <text:p text:style-name="Normal">44),</text:p>
      <text:p text:style-name="Normal">('voluptate ratione temporibus',</text:p>
      <text:p text:style-name="Normal">24,</text:p>
      <text:p text:style-name="Normal">44),</text:p>
      <text:p text:style-name="Normal">('modi voluptas omnis',</text:p>
      <text:p text:style-name="Normal">27,</text:p>
      <text:p text:style-name="Normal">44),</text:p>
      <text:p text:style-name="Normal">('quod delectus veniam',</text:p>
      <text:p text:style-name="Normal">28,</text:p>
      <text:p text:style-name="Normal">44),</text:p>
      <text:p text:style-name="Normal">('nobis sunt aliquid',</text:p>
      <text:p text:style-name="Normal">36,</text:p>
      <text:p text:style-name="Normal">44),</text:p>
      <text:p text:style-name="Normal">('eveniet omnis consectetur',</text:p>
      <text:p text:style-name="Normal">41,</text:p>
      <text:p text:style-name="Normal">44),</text:p>
      <text:p text:style-name="Normal">('dolor ea est',</text:p>
      <text:p text:style-name="Normal">54,</text:p>
      <text:p text:style-name="Normal">44),</text:p>
      <text:p text:style-name="Normal">('non accusantium delectus',</text:p>
      <text:p text:style-name="Normal">57,</text:p>
      <text:p text:style-name="Normal">44),</text:p>
      <text:p text:style-name="Normal">('nihil enim asperiores',</text:p>
      <text:p text:style-name="Normal">66,</text:p>
      <text:p text:style-name="Normal">44),</text:p>
      <text:p text:style-name="Normal">('quas fugiat perferendis',</text:p>
      <text:p text:style-name="Normal">67,</text:p>
      <text:p text:style-name="Normal">44),</text:p>
      <text:soft-page-break/>
      <text:p text:style-name="Normal">('explicabo aperiam laboriosam',</text:p>
      <text:p text:style-name="Normal">71,</text:p>
      <text:p text:style-name="Normal">44),</text:p>
      <text:p text:style-name="Normal">('saepe sequi quod',</text:p>
      <text:p text:style-name="Normal">75,</text:p>
      <text:p text:style-name="Normal">44),</text:p>
      <text:p text:style-name="Normal">('neque id exercitationem',</text:p>
      <text:p text:style-name="Normal">76,</text:p>
      <text:p text:style-name="Normal">44),</text:p>
      <text:p text:style-name="Normal">('nihil corrupti vel',</text:p>
      <text:p text:style-name="Normal">78,</text:p>
      <text:p text:style-name="Normal">44),</text:p>
      <text:p text:style-name="Normal">('eveniet totam aspernatur',</text:p>
      <text:p text:style-name="Normal">85,</text:p>
      <text:p text:style-name="Normal">44),</text:p>
      <text:p text:style-name="Normal">('sit nulla dolores',</text:p>
      <text:p text:style-name="Normal">87,</text:p>
      <text:p text:style-name="Normal">44),</text:p>
      <text:p text:style-name="Normal">('nobis dolores cumque',</text:p>
      <text:p text:style-name="Normal">91,</text:p>
      <text:p text:style-name="Normal">44),</text:p>
      <text:p text:style-name="Normal">('iure a excepturi',</text:p>
      <text:p text:style-name="Normal">92,</text:p>
      <text:p text:style-name="Normal">44),</text:p>
      <text:p text:style-name="Normal">('doloremque maiores tempora',</text:p>
      <text:p text:style-name="Normal">93,</text:p>
      <text:p text:style-name="Normal">44),</text:p>
      <text:p text:style-name="Normal">('veritatis dolorem cupiditate',</text:p>
      <text:p text:style-name="Normal">96,</text:p>
      <text:p text:style-name="Normal">44),</text:p>
      <text:p text:style-name="Normal">('ut consequuntur ut',</text:p>
      <text:soft-page-break/>
      <text:p text:style-name="Normal">98,</text:p>
      <text:p text:style-name="Normal">44),</text:p>
      <text:p text:style-name="Normal">('et distinctio iure',</text:p>
      <text:p text:style-name="Normal">5,</text:p>
      <text:p text:style-name="Normal">45),</text:p>
      <text:p text:style-name="Normal">('deserunt dolor quod',</text:p>
      <text:p text:style-name="Normal">9,</text:p>
      <text:p text:style-name="Normal">45),</text:p>
      <text:p text:style-name="Normal">('quam quia dolores',</text:p>
      <text:p text:style-name="Normal">14,</text:p>
      <text:p text:style-name="Normal">45),</text:p>
      <text:p text:style-name="Normal">('officia libero et',</text:p>
      <text:p text:style-name="Normal">15,</text:p>
      <text:p text:style-name="Normal">45),</text:p>
      <text:p text:style-name="Normal">('dolorum eos minima',</text:p>
      <text:p text:style-name="Normal">16,</text:p>
      <text:p text:style-name="Normal">45),</text:p>
      <text:p text:style-name="Normal">('eligendi soluta quod',</text:p>
      <text:p text:style-name="Normal">19,</text:p>
      <text:p text:style-name="Normal">45),</text:p>
      <text:p text:style-name="Normal">('optio culpa ut',</text:p>
      <text:p text:style-name="Normal">21,</text:p>
      <text:p text:style-name="Normal">45),</text:p>
      <text:p text:style-name="Normal">('dolorem delectus molestiae',</text:p>
      <text:p text:style-name="Normal">22,</text:p>
      <text:p text:style-name="Normal">45),</text:p>
      <text:p text:style-name="Normal">('quia exercitationem culpa',</text:p>
      <text:p text:style-name="Normal">24,</text:p>
      <text:p text:style-name="Normal">45),</text:p>
      <text:p text:style-name="Normal">('vitae est quo',</text:p>
      <text:p text:style-name="Normal">36,</text:p>
      <text:soft-page-break/>
      <text:p text:style-name="Normal">45),</text:p>
      <text:p text:style-name="Normal">('doloremque sequi totam',</text:p>
      <text:p text:style-name="Normal">41,</text:p>
      <text:p text:style-name="Normal">45),</text:p>
      <text:p text:style-name="Normal">('repellat laborum consequatur',</text:p>
      <text:p text:style-name="Normal">43,</text:p>
      <text:p text:style-name="Normal">45),</text:p>
      <text:p text:style-name="Normal">('asperiores ipsum molestias',</text:p>
      <text:p text:style-name="Normal">54,</text:p>
      <text:p text:style-name="Normal">45),</text:p>
      <text:p text:style-name="Normal">('enim sint ipsum',</text:p>
      <text:p text:style-name="Normal">57,</text:p>
      <text:p text:style-name="Normal">45),</text:p>
      <text:p text:style-name="Normal">('quod aut perferendis',</text:p>
      <text:p text:style-name="Normal">60,</text:p>
      <text:p text:style-name="Normal">45),</text:p>
      <text:p text:style-name="Normal">('dolores voluptatibus itaque',</text:p>
      <text:p text:style-name="Normal">61,</text:p>
      <text:p text:style-name="Normal">45),</text:p>
      <text:p text:style-name="Normal">('ea ipsa voluptate',</text:p>
      <text:p text:style-name="Normal">62,</text:p>
      <text:p text:style-name="Normal">45),</text:p>
      <text:p text:style-name="Normal">('eveniet dolor et',</text:p>
      <text:p text:style-name="Normal">63,</text:p>
      <text:p text:style-name="Normal">45),</text:p>
      <text:p text:style-name="Normal">('consectetur aut voluptate',</text:p>
      <text:p text:style-name="Normal">65,</text:p>
      <text:p text:style-name="Normal">45),</text:p>
      <text:p text:style-name="Normal">('eaque veritatis et',</text:p>
      <text:p text:style-name="Normal">66,</text:p>
      <text:p text:style-name="Normal">45),</text:p>
      <text:soft-page-break/>
      <text:p text:style-name="Normal">('quia deleniti excepturi',</text:p>
      <text:p text:style-name="Normal">67,</text:p>
      <text:p text:style-name="Normal">45),</text:p>
      <text:p text:style-name="Normal">('at porro sed',</text:p>
      <text:p text:style-name="Normal">69,</text:p>
      <text:p text:style-name="Normal">45),</text:p>
      <text:p text:style-name="Normal">('voluptatem et rerum',</text:p>
      <text:p text:style-name="Normal">71,</text:p>
      <text:p text:style-name="Normal">45),</text:p>
      <text:p text:style-name="Normal">('ea assumenda minima',</text:p>
      <text:p text:style-name="Normal">73,</text:p>
      <text:p text:style-name="Normal">45),</text:p>
      <text:p text:style-name="Normal">('odio autem est',</text:p>
      <text:p text:style-name="Normal">75,</text:p>
      <text:p text:style-name="Normal">45),</text:p>
      <text:p text:style-name="Normal">('quod et optio',</text:p>
      <text:p text:style-name="Normal">76,</text:p>
      <text:p text:style-name="Normal">45),</text:p>
      <text:p text:style-name="Normal">('reiciendis modi rerum',</text:p>
      <text:p text:style-name="Normal">91,</text:p>
      <text:p text:style-name="Normal">45),</text:p>
      <text:p text:style-name="Normal">('doloremque expedita ut',</text:p>
      <text:p text:style-name="Normal">97,</text:p>
      <text:p text:style-name="Normal">45),</text:p>
      <text:p text:style-name="Normal">('eum magni maiores',</text:p>
      <text:p text:style-name="Normal">99,</text:p>
      <text:p text:style-name="Normal">45),</text:p>
      <text:p text:style-name="Normal">('est commodi molestiae',</text:p>
      <text:p text:style-name="Normal">2,</text:p>
      <text:p text:style-name="Normal">46),</text:p>
      <text:p text:style-name="Normal">('ducimus repellendus eius',</text:p>
      <text:soft-page-break/>
      <text:p text:style-name="Normal">5,</text:p>
      <text:p text:style-name="Normal">46),</text:p>
      <text:p text:style-name="Normal">('quo magni dolores',</text:p>
      <text:p text:style-name="Normal">6,</text:p>
      <text:p text:style-name="Normal">46),</text:p>
      <text:p text:style-name="Normal">('quibusdam ullam eligendi',</text:p>
      <text:p text:style-name="Normal">14,</text:p>
      <text:p text:style-name="Normal">46),</text:p>
      <text:p text:style-name="Normal">('quidem beatae ipsam',</text:p>
      <text:p text:style-name="Normal">15,</text:p>
      <text:p text:style-name="Normal">46),</text:p>
      <text:p text:style-name="Normal">('sit quia amet',</text:p>
      <text:p text:style-name="Normal">17,</text:p>
      <text:p text:style-name="Normal">46),</text:p>
      <text:p text:style-name="Normal">('ut ratione quia',</text:p>
      <text:p text:style-name="Normal">21,</text:p>
      <text:p text:style-name="Normal">46),</text:p>
      <text:p text:style-name="Normal">('voluptas voluptatem id',</text:p>
      <text:p text:style-name="Normal">24,</text:p>
      <text:p text:style-name="Normal">46),</text:p>
      <text:p text:style-name="Normal">('officia ipsam cumque',</text:p>
      <text:p text:style-name="Normal">27,</text:p>
      <text:p text:style-name="Normal">46),</text:p>
      <text:p text:style-name="Normal">('ex odit et',</text:p>
      <text:p text:style-name="Normal">30,</text:p>
      <text:p text:style-name="Normal">46),</text:p>
      <text:p text:style-name="Normal">('qui itaque vel',</text:p>
      <text:p text:style-name="Normal">31,</text:p>
      <text:p text:style-name="Normal">46),</text:p>
      <text:p text:style-name="Normal">('saepe quae nisi',</text:p>
      <text:p text:style-name="Normal">35,</text:p>
      <text:soft-page-break/>
      <text:p text:style-name="Normal">46),</text:p>
      <text:p text:style-name="Normal">('reiciendis optio corrupti',</text:p>
      <text:p text:style-name="Normal">36,</text:p>
      <text:p text:style-name="Normal">46),</text:p>
      <text:p text:style-name="Normal">('unde magnam rem',</text:p>
      <text:p text:style-name="Normal">38,</text:p>
      <text:p text:style-name="Normal">46),</text:p>
      <text:p text:style-name="Normal">('et quod voluptates',</text:p>
      <text:p text:style-name="Normal">40,</text:p>
      <text:p text:style-name="Normal">46),</text:p>
      <text:p text:style-name="Normal">('eligendi neque similique',</text:p>
      <text:p text:style-name="Normal">41,</text:p>
      <text:p text:style-name="Normal">46),</text:p>
      <text:p text:style-name="Normal">('qui explicabo qui',</text:p>
      <text:p text:style-name="Normal">52,</text:p>
      <text:p text:style-name="Normal">46),</text:p>
      <text:p text:style-name="Normal">('cum nihil cum',</text:p>
      <text:p text:style-name="Normal">54,</text:p>
      <text:p text:style-name="Normal">46),</text:p>
      <text:p text:style-name="Normal">('sed vel suscipit',</text:p>
      <text:p text:style-name="Normal">57,</text:p>
      <text:p text:style-name="Normal">46),</text:p>
      <text:p text:style-name="Normal">('qui nihil et',</text:p>
      <text:p text:style-name="Normal">63,</text:p>
      <text:p text:style-name="Normal">46),</text:p>
      <text:p text:style-name="Normal">('sint inventore in',</text:p>
      <text:p text:style-name="Normal">66,</text:p>
      <text:p text:style-name="Normal">46),</text:p>
      <text:p text:style-name="Normal">('iste debitis aut',</text:p>
      <text:p text:style-name="Normal">71,</text:p>
      <text:p text:style-name="Normal">46),</text:p>
      <text:soft-page-break/>
      <text:p text:style-name="Normal">('eos ea consequuntur',</text:p>
      <text:p text:style-name="Normal">75,</text:p>
      <text:p text:style-name="Normal">46),</text:p>
      <text:p text:style-name="Normal">('aperiam dolor vitae',</text:p>
      <text:p text:style-name="Normal">76,</text:p>
      <text:p text:style-name="Normal">46),</text:p>
      <text:p text:style-name="Normal">('voluptas porro odio',</text:p>
      <text:p text:style-name="Normal">82,</text:p>
      <text:p text:style-name="Normal">46),</text:p>
      <text:p text:style-name="Normal">('harum sed dolor',</text:p>
      <text:p text:style-name="Normal">87,</text:p>
      <text:p text:style-name="Normal">46),</text:p>
      <text:p text:style-name="Normal">('culpa omnis dolores',</text:p>
      <text:p text:style-name="Normal">91,</text:p>
      <text:p text:style-name="Normal">46),</text:p>
      <text:p text:style-name="Normal">('voluptatem optio nam',</text:p>
      <text:p text:style-name="Normal">92,</text:p>
      <text:p text:style-name="Normal">46),</text:p>
      <text:p text:style-name="Normal">('nihil officia rerum',</text:p>
      <text:p text:style-name="Normal">94,</text:p>
      <text:p text:style-name="Normal">46),</text:p>
      <text:p text:style-name="Normal">('harum cupiditate qui',</text:p>
      <text:p text:style-name="Normal">97,</text:p>
      <text:p text:style-name="Normal">46),</text:p>
      <text:p text:style-name="Normal">('iure non ut',</text:p>
      <text:p text:style-name="Normal">99,</text:p>
      <text:p text:style-name="Normal">46),</text:p>
      <text:p text:style-name="Normal">('nesciunt voluptatum voluptates',</text:p>
      <text:p text:style-name="Normal">100,</text:p>
      <text:p text:style-name="Normal">46),</text:p>
      <text:p text:style-name="Normal">('id voluptate et',</text:p>
      <text:soft-page-break/>
      <text:p text:style-name="Normal">5,</text:p>
      <text:p text:style-name="Normal">47),</text:p>
      <text:p text:style-name="Normal">('et officia dolor',</text:p>
      <text:p text:style-name="Normal">6,</text:p>
      <text:p text:style-name="Normal">47),</text:p>
      <text:p text:style-name="Normal">('aut commodi explicabo',</text:p>
      <text:p text:style-name="Normal">8,</text:p>
      <text:p text:style-name="Normal">47),</text:p>
      <text:p text:style-name="Normal">('accusamus ut exercitationem',</text:p>
      <text:p text:style-name="Normal">14,</text:p>
      <text:p text:style-name="Normal">47),</text:p>
      <text:p text:style-name="Normal">('sed corrupti magni',</text:p>
      <text:p text:style-name="Normal">17,</text:p>
      <text:p text:style-name="Normal">47),</text:p>
      <text:p text:style-name="Normal">('eveniet quo voluptas',</text:p>
      <text:p text:style-name="Normal">18,</text:p>
      <text:p text:style-name="Normal">47),</text:p>
      <text:p text:style-name="Normal">('hic autem pariatur',</text:p>
      <text:p text:style-name="Normal">21,</text:p>
      <text:p text:style-name="Normal">47),</text:p>
      <text:p text:style-name="Normal">('voluptates in voluptas',</text:p>
      <text:p text:style-name="Normal">24,</text:p>
      <text:p text:style-name="Normal">47),</text:p>
      <text:p text:style-name="Normal">('labore quo itaque',</text:p>
      <text:p text:style-name="Normal">36,</text:p>
      <text:p text:style-name="Normal">47),</text:p>
      <text:p text:style-name="Normal">('tempora tempore quas',</text:p>
      <text:p text:style-name="Normal">41,</text:p>
      <text:p text:style-name="Normal">47),</text:p>
      <text:p text:style-name="Normal">('veritatis vero velit',</text:p>
      <text:p text:style-name="Normal">44,</text:p>
      <text:soft-page-break/>
      <text:p text:style-name="Normal">47),</text:p>
      <text:p text:style-name="Normal">('magni sunt et',</text:p>
      <text:p text:style-name="Normal">46,</text:p>
      <text:p text:style-name="Normal">47),</text:p>
      <text:p text:style-name="Normal">('in et aperiam',</text:p>
      <text:p text:style-name="Normal">48,</text:p>
      <text:p text:style-name="Normal">47),</text:p>
      <text:p text:style-name="Normal">('eos soluta libero',</text:p>
      <text:p text:style-name="Normal">54,</text:p>
      <text:p text:style-name="Normal">47),</text:p>
      <text:p text:style-name="Normal">('optio doloribus qui',</text:p>
      <text:p text:style-name="Normal">57,</text:p>
      <text:p text:style-name="Normal">47),</text:p>
      <text:p text:style-name="Normal">('non non praesentium',</text:p>
      <text:p text:style-name="Normal">60,</text:p>
      <text:p text:style-name="Normal">47),</text:p>
      <text:p text:style-name="Normal">('dolor deserunt doloribus',</text:p>
      <text:p text:style-name="Normal">66,</text:p>
      <text:p text:style-name="Normal">47),</text:p>
      <text:p text:style-name="Normal">('ad saepe eius',</text:p>
      <text:p text:style-name="Normal">69,</text:p>
      <text:p text:style-name="Normal">47),</text:p>
      <text:p text:style-name="Normal">('quaerat ea necessitatibus',</text:p>
      <text:p text:style-name="Normal">71,</text:p>
      <text:p text:style-name="Normal">47),</text:p>
      <text:p text:style-name="Normal">('provident et ipsam',</text:p>
      <text:p text:style-name="Normal">75,</text:p>
      <text:p text:style-name="Normal">47),</text:p>
      <text:p text:style-name="Normal">('cupiditate sint sed',</text:p>
      <text:p text:style-name="Normal">76,</text:p>
      <text:p text:style-name="Normal">47),</text:p>
      <text:soft-page-break/>
      <text:p text:style-name="Normal">('ipsa laudantium voluptas',</text:p>
      <text:p text:style-name="Normal">85,</text:p>
      <text:p text:style-name="Normal">47),</text:p>
      <text:p text:style-name="Normal">('perferendis non corporis',</text:p>
      <text:p text:style-name="Normal">91,</text:p>
      <text:p text:style-name="Normal">47),</text:p>
      <text:p text:style-name="Normal">('placeat molestiae et',</text:p>
      <text:p text:style-name="Normal">98,</text:p>
      <text:p text:style-name="Normal">47),</text:p>
      <text:p text:style-name="Normal">('dolor consequatur magnam',</text:p>
      <text:p text:style-name="Normal">2,</text:p>
      <text:p text:style-name="Normal">48),</text:p>
      <text:p text:style-name="Normal">('at voluptatum ab',</text:p>
      <text:p text:style-name="Normal">3,</text:p>
      <text:p text:style-name="Normal">48),</text:p>
      <text:p text:style-name="Normal">('doloremque maxime nam',</text:p>
      <text:p text:style-name="Normal">4,</text:p>
      <text:p text:style-name="Normal">48),</text:p>
      <text:p text:style-name="Normal">('quis id consequatur',</text:p>
      <text:p text:style-name="Normal">5,</text:p>
      <text:p text:style-name="Normal">48),</text:p>
      <text:p text:style-name="Normal">('omnis fugit et',</text:p>
      <text:p text:style-name="Normal">10,</text:p>
      <text:p text:style-name="Normal">48),</text:p>
      <text:p text:style-name="Normal">('et sunt soluta',</text:p>
      <text:p text:style-name="Normal">14,</text:p>
      <text:p text:style-name="Normal">48),</text:p>
      <text:p text:style-name="Normal">('laborum reiciendis illum',</text:p>
      <text:p text:style-name="Normal">17,</text:p>
      <text:p text:style-name="Normal">48),</text:p>
      <text:p text:style-name="Normal">('quis sit repudiandae',</text:p>
      <text:soft-page-break/>
      <text:p text:style-name="Normal">21,</text:p>
      <text:p text:style-name="Normal">48),</text:p>
      <text:p text:style-name="Normal">('dolores minus consequatur',</text:p>
      <text:p text:style-name="Normal">24,</text:p>
      <text:p text:style-name="Normal">48),</text:p>
      <text:p text:style-name="Normal">('occaecati sit blanditiis',</text:p>
      <text:p text:style-name="Normal">33,</text:p>
      <text:p text:style-name="Normal">48),</text:p>
      <text:p text:style-name="Normal">('fugiat sint sed',</text:p>
      <text:p text:style-name="Normal">35,</text:p>
      <text:p text:style-name="Normal">48),</text:p>
      <text:p text:style-name="Normal">('illum rerum eaque',</text:p>
      <text:p text:style-name="Normal">36,</text:p>
      <text:p text:style-name="Normal">48),</text:p>
      <text:p text:style-name="Normal">('autem dolor vel',</text:p>
      <text:p text:style-name="Normal">38,</text:p>
      <text:p text:style-name="Normal">48),</text:p>
      <text:p text:style-name="Normal">('quam autem culpa',</text:p>
      <text:p text:style-name="Normal">40,</text:p>
      <text:p text:style-name="Normal">48),</text:p>
      <text:p text:style-name="Normal">('aliquam similique unde',</text:p>
      <text:p text:style-name="Normal">41,</text:p>
      <text:p text:style-name="Normal">48),</text:p>
      <text:p text:style-name="Normal">('velit fugiat eos',</text:p>
      <text:p text:style-name="Normal">43,</text:p>
      <text:p text:style-name="Normal">48),</text:p>
      <text:p text:style-name="Normal">('autem ullam quas',</text:p>
      <text:p text:style-name="Normal">54,</text:p>
      <text:p text:style-name="Normal">48),</text:p>
      <text:p text:style-name="Normal">('dolorum dolorum aut',</text:p>
      <text:p text:style-name="Normal">57,</text:p>
      <text:soft-page-break/>
      <text:p text:style-name="Normal">48),</text:p>
      <text:p text:style-name="Normal">('minus ea quidem',</text:p>
      <text:p text:style-name="Normal">66,</text:p>
      <text:p text:style-name="Normal">48),</text:p>
      <text:p text:style-name="Normal">('sunt distinctio ipsa',</text:p>
      <text:p text:style-name="Normal">71,</text:p>
      <text:p text:style-name="Normal">48),</text:p>
      <text:p text:style-name="Normal">('voluptatem tempore quis',</text:p>
      <text:p text:style-name="Normal">72,</text:p>
      <text:p text:style-name="Normal">48),</text:p>
      <text:p text:style-name="Normal">('nostrum impedit ea',</text:p>
      <text:p text:style-name="Normal">73,</text:p>
      <text:p text:style-name="Normal">48),</text:p>
      <text:p text:style-name="Normal">('et incidunt porro',</text:p>
      <text:p text:style-name="Normal">75,</text:p>
      <text:p text:style-name="Normal">48),</text:p>
      <text:p text:style-name="Normal">('sint quidem est',</text:p>
      <text:p text:style-name="Normal">76,</text:p>
      <text:p text:style-name="Normal">48),</text:p>
      <text:p text:style-name="Normal">('quis atque enim',</text:p>
      <text:p text:style-name="Normal">85,</text:p>
      <text:p text:style-name="Normal">48),</text:p>
      <text:p text:style-name="Normal">('nisi id rerum',</text:p>
      <text:p text:style-name="Normal">91,</text:p>
      <text:p text:style-name="Normal">48),</text:p>
      <text:p text:style-name="Normal">('magnam qui autem',</text:p>
      <text:p text:style-name="Normal">94,</text:p>
      <text:p text:style-name="Normal">48),</text:p>
      <text:p text:style-name="Normal">('accusamus ullam quam',</text:p>
      <text:p text:style-name="Normal">97,</text:p>
      <text:p text:style-name="Normal">48),</text:p>
      <text:soft-page-break/>
      <text:p text:style-name="Normal">('architecto eos aut',</text:p>
      <text:p text:style-name="Normal">5,</text:p>
      <text:p text:style-name="Normal">49),</text:p>
      <text:p text:style-name="Normal">('deleniti perferendis sit',</text:p>
      <text:p text:style-name="Normal">14,</text:p>
      <text:p text:style-name="Normal">49),</text:p>
      <text:p text:style-name="Normal">('adipisci nemo magnam',</text:p>
      <text:p text:style-name="Normal">16,</text:p>
      <text:p text:style-name="Normal">49),</text:p>
      <text:p text:style-name="Normal">('deserunt laboriosam sed',</text:p>
      <text:p text:style-name="Normal">17,</text:p>
      <text:p text:style-name="Normal">49),</text:p>
      <text:p text:style-name="Normal">('fugiat debitis mollitia',</text:p>
      <text:p text:style-name="Normal">21,</text:p>
      <text:p text:style-name="Normal">49),</text:p>
      <text:p text:style-name="Normal">('error nihil sint',</text:p>
      <text:p text:style-name="Normal">22,</text:p>
      <text:p text:style-name="Normal">49),</text:p>
      <text:p text:style-name="Normal">('commodi harum sed',</text:p>
      <text:p text:style-name="Normal">24,</text:p>
      <text:p text:style-name="Normal">49),</text:p>
      <text:p text:style-name="Normal">('voluptatem quia expedita',</text:p>
      <text:p text:style-name="Normal">26,</text:p>
      <text:p text:style-name="Normal">49),</text:p>
      <text:p text:style-name="Normal">('impedit pariatur ut',</text:p>
      <text:p text:style-name="Normal">32,</text:p>
      <text:p text:style-name="Normal">49),</text:p>
      <text:p text:style-name="Normal">('aut dicta voluptas',</text:p>
      <text:p text:style-name="Normal">36,</text:p>
      <text:p text:style-name="Normal">49),</text:p>
      <text:p text:style-name="Normal">('voluptatibus possimus aut',</text:p>
      <text:soft-page-break/>
      <text:p text:style-name="Normal">37,</text:p>
      <text:p text:style-name="Normal">49),</text:p>
      <text:p text:style-name="Normal">('similique omnis cum',</text:p>
      <text:p text:style-name="Normal">41,</text:p>
      <text:p text:style-name="Normal">49),</text:p>
      <text:p text:style-name="Normal">('in neque dolor',</text:p>
      <text:p text:style-name="Normal">44,</text:p>
      <text:p text:style-name="Normal">49),</text:p>
      <text:p text:style-name="Normal">('ducimus id dolorem',</text:p>
      <text:p text:style-name="Normal">47,</text:p>
      <text:p text:style-name="Normal">49),</text:p>
      <text:p text:style-name="Normal">('optio qui est',</text:p>
      <text:p text:style-name="Normal">54,</text:p>
      <text:p text:style-name="Normal">49),</text:p>
      <text:p text:style-name="Normal">('sunt amet rerum',</text:p>
      <text:p text:style-name="Normal">57,</text:p>
      <text:p text:style-name="Normal">49),</text:p>
      <text:p text:style-name="Normal">('neque cumque harum',</text:p>
      <text:p text:style-name="Normal">60,</text:p>
      <text:p text:style-name="Normal">49),</text:p>
      <text:p text:style-name="Normal">('animi quia architecto',</text:p>
      <text:p text:style-name="Normal">61,</text:p>
      <text:p text:style-name="Normal">49),</text:p>
      <text:p text:style-name="Normal">('inventore consequatur distinctio',</text:p>
      <text:p text:style-name="Normal">63,</text:p>
      <text:p text:style-name="Normal">49),</text:p>
      <text:p text:style-name="Normal">('eveniet tenetur tempora',</text:p>
      <text:p text:style-name="Normal">65,</text:p>
      <text:p text:style-name="Normal">49),</text:p>
      <text:p text:style-name="Normal">('quia quos blanditiis',</text:p>
      <text:p text:style-name="Normal">66,</text:p>
      <text:soft-page-break/>
      <text:p text:style-name="Normal">49),</text:p>
      <text:p text:style-name="Normal">('commodi nesciunt aut',</text:p>
      <text:p text:style-name="Normal">71,</text:p>
      <text:p text:style-name="Normal">49),</text:p>
      <text:p text:style-name="Normal">('ex quam omnis',</text:p>
      <text:p text:style-name="Normal">75,</text:p>
      <text:p text:style-name="Normal">49),</text:p>
      <text:p text:style-name="Normal">('atque dolores ipsa',</text:p>
      <text:p text:style-name="Normal">76,</text:p>
      <text:p text:style-name="Normal">49),</text:p>
      <text:p text:style-name="Normal">('aut dignissimos nulla',</text:p>
      <text:p text:style-name="Normal">79,</text:p>
      <text:p text:style-name="Normal">49),</text:p>
      <text:p text:style-name="Normal">('quibusdam ut inventore',</text:p>
      <text:p text:style-name="Normal">84,</text:p>
      <text:p text:style-name="Normal">49),</text:p>
      <text:p text:style-name="Normal">('eos ipsa temporibus',</text:p>
      <text:p text:style-name="Normal">87,</text:p>
      <text:p text:style-name="Normal">49),</text:p>
      <text:p text:style-name="Normal">('inventore quisquam sunt',</text:p>
      <text:p text:style-name="Normal">91,</text:p>
      <text:p text:style-name="Normal">49),</text:p>
      <text:p text:style-name="Normal">('veritatis velit quaerat',</text:p>
      <text:p text:style-name="Normal">93,</text:p>
      <text:p text:style-name="Normal">49),</text:p>
      <text:p text:style-name="Normal">('saepe aperiam magni',</text:p>
      <text:p text:style-name="Normal">5,</text:p>
      <text:p text:style-name="Normal">50),</text:p>
      <text:p text:style-name="Normal">('consequatur provident et',</text:p>
      <text:p text:style-name="Normal">8,</text:p>
      <text:p text:style-name="Normal">50),</text:p>
      <text:soft-page-break/>
      <text:p text:style-name="Normal">('cum blanditiis autem',</text:p>
      <text:p text:style-name="Normal">14,</text:p>
      <text:p text:style-name="Normal">50),</text:p>
      <text:p text:style-name="Normal">('similique numquam quia',</text:p>
      <text:p text:style-name="Normal">15,</text:p>
      <text:p text:style-name="Normal">50),</text:p>
      <text:p text:style-name="Normal">('et quia eum',</text:p>
      <text:p text:style-name="Normal">18,</text:p>
      <text:p text:style-name="Normal">50),</text:p>
      <text:p text:style-name="Normal">('voluptatem non rem',</text:p>
      <text:p text:style-name="Normal">21,</text:p>
      <text:p text:style-name="Normal">50),</text:p>
      <text:p text:style-name="Normal">('distinctio ab inventore',</text:p>
      <text:p text:style-name="Normal">24,</text:p>
      <text:p text:style-name="Normal">50),</text:p>
      <text:p text:style-name="Normal">('qui nesciunt omnis',</text:p>
      <text:p text:style-name="Normal">27,</text:p>
      <text:p text:style-name="Normal">50),</text:p>
      <text:p text:style-name="Normal">('assumenda necessitatibus consequatur',</text:p>
      <text:p text:style-name="Normal">28,</text:p>
      <text:p text:style-name="Normal">50),</text:p>
      <text:p text:style-name="Normal">('minus rerum aut',</text:p>
      <text:p text:style-name="Normal">33,</text:p>
      <text:p text:style-name="Normal">50),</text:p>
      <text:p text:style-name="Normal">('et maiores alias',</text:p>
      <text:p text:style-name="Normal">36,</text:p>
      <text:p text:style-name="Normal">50),</text:p>
      <text:p text:style-name="Normal">('libero quia vero',</text:p>
      <text:p text:style-name="Normal">38,</text:p>
      <text:p text:style-name="Normal">50),</text:p>
      <text:p text:style-name="Normal">('qui nam natus',</text:p>
      <text:soft-page-break/>
      <text:p text:style-name="Normal">39,</text:p>
      <text:p text:style-name="Normal">50),</text:p>
      <text:p text:style-name="Normal">('in voluptatem enim',</text:p>
      <text:p text:style-name="Normal">40,</text:p>
      <text:p text:style-name="Normal">50),</text:p>
      <text:p text:style-name="Normal">('qui tempore ut',</text:p>
      <text:p text:style-name="Normal">41,</text:p>
      <text:p text:style-name="Normal">50),</text:p>
      <text:p text:style-name="Normal">('perferendis eum odio',</text:p>
      <text:p text:style-name="Normal">46,</text:p>
      <text:p text:style-name="Normal">50),</text:p>
      <text:p text:style-name="Normal">('nulla deserunt quia',</text:p>
      <text:p text:style-name="Normal">54,</text:p>
      <text:p text:style-name="Normal">50),</text:p>
      <text:p text:style-name="Normal">('facere eaque tempore',</text:p>
      <text:p text:style-name="Normal">55,</text:p>
      <text:p text:style-name="Normal">50),</text:p>
      <text:p text:style-name="Normal">('nesciunt rerum doloribus',</text:p>
      <text:p text:style-name="Normal">56,</text:p>
      <text:p text:style-name="Normal">50),</text:p>
      <text:p text:style-name="Normal">('velit omnis velit',</text:p>
      <text:p text:style-name="Normal">57,</text:p>
      <text:p text:style-name="Normal">50),</text:p>
      <text:p text:style-name="Normal">('dignissimos omnis velit',</text:p>
      <text:p text:style-name="Normal">65,</text:p>
      <text:p text:style-name="Normal">50),</text:p>
      <text:p text:style-name="Normal">('iure et nostrum',</text:p>
      <text:p text:style-name="Normal">66,</text:p>
      <text:p text:style-name="Normal">50),</text:p>
      <text:p text:style-name="Normal">('libero dicta perferendis',</text:p>
      <text:p text:style-name="Normal">69,</text:p>
      <text:soft-page-break/>
      <text:p text:style-name="Normal">50),</text:p>
      <text:p text:style-name="Normal">('sequi laborum voluptatem',</text:p>
      <text:p text:style-name="Normal">70,</text:p>
      <text:p text:style-name="Normal">50),</text:p>
      <text:p text:style-name="Normal">('aut quo exercitationem',</text:p>
      <text:p text:style-name="Normal">71,</text:p>
      <text:p text:style-name="Normal">50),</text:p>
      <text:p text:style-name="Normal">('maxime sit veniam',</text:p>
      <text:p text:style-name="Normal">72,</text:p>
      <text:p text:style-name="Normal">50),</text:p>
      <text:p text:style-name="Normal">('hic et explicabo',</text:p>
      <text:p text:style-name="Normal">75,</text:p>
      <text:p text:style-name="Normal">50),</text:p>
      <text:p text:style-name="Normal">('officia illo nulla',</text:p>
      <text:p text:style-name="Normal">76,</text:p>
      <text:p text:style-name="Normal">50),</text:p>
      <text:p text:style-name="Normal">('fuga sit atque',</text:p>
      <text:p text:style-name="Normal">84,</text:p>
      <text:p text:style-name="Normal">50),</text:p>
      <text:p text:style-name="Normal">('sapiente amet illo',</text:p>
      <text:p text:style-name="Normal">85,</text:p>
      <text:p text:style-name="Normal">50),</text:p>
      <text:p text:style-name="Normal">('iste repellat mollitia',</text:p>
      <text:p text:style-name="Normal">91,</text:p>
      <text:p text:style-name="Normal">50),</text:p>
      <text:p text:style-name="Normal">('debitis molestiae consectetur',</text:p>
      <text:p text:style-name="Normal">94,</text:p>
      <text:p text:style-name="Normal">50),</text:p>
      <text:p text:style-name="Normal">('enim possimus voluptatem',</text:p>
      <text:p text:style-name="Normal">95,</text:p>
      <text:p text:style-name="Normal">50),</text:p>
      <text:soft-page-break/>
      <text:p text:style-name="Normal">('ab veniam quibusdam',</text:p>
      <text:p text:style-name="Normal">99,</text:p>
      <text:p text:style-name="Normal">50),</text:p>
      <text:p text:style-name="Normal">('ipsum velit autem',</text:p>
      <text:p text:style-name="Normal">5,</text:p>
      <text:p text:style-name="Normal">51),</text:p>
      <text:p text:style-name="Normal">('dicta qui voluptas',</text:p>
      <text:p text:style-name="Normal">6,</text:p>
      <text:p text:style-name="Normal">51),</text:p>
      <text:p text:style-name="Normal">('amet qui sed',</text:p>
      <text:p text:style-name="Normal">8,</text:p>
      <text:p text:style-name="Normal">51),</text:p>
      <text:p text:style-name="Normal">('voluptas fuga aut',</text:p>
      <text:p text:style-name="Normal">10,</text:p>
      <text:p text:style-name="Normal">51),</text:p>
      <text:p text:style-name="Normal">('exercitationem doloribus quia',</text:p>
      <text:p text:style-name="Normal">11,</text:p>
      <text:p text:style-name="Normal">51),</text:p>
      <text:p text:style-name="Normal">('aspernatur et omnis',</text:p>
      <text:p text:style-name="Normal">12,</text:p>
      <text:p text:style-name="Normal">51),</text:p>
      <text:p text:style-name="Normal">('ab illum corrupti',</text:p>
      <text:p text:style-name="Normal">14,</text:p>
      <text:p text:style-name="Normal">51),</text:p>
      <text:p text:style-name="Normal">('quia sed labore',</text:p>
      <text:p text:style-name="Normal">17,</text:p>
      <text:p text:style-name="Normal">51),</text:p>
      <text:p text:style-name="Normal">('aut eos et',</text:p>
      <text:p text:style-name="Normal">18,</text:p>
      <text:p text:style-name="Normal">51),</text:p>
      <text:p text:style-name="Normal">('minus et suscipit',</text:p>
      <text:soft-page-break/>
      <text:p text:style-name="Normal">20,</text:p>
      <text:p text:style-name="Normal">51),</text:p>
      <text:p text:style-name="Normal">('necessitatibus laudantium officia',</text:p>
      <text:p text:style-name="Normal">21,</text:p>
      <text:p text:style-name="Normal">51),</text:p>
      <text:p text:style-name="Normal">('aut aut minus',</text:p>
      <text:p text:style-name="Normal">24,</text:p>
      <text:p text:style-name="Normal">51),</text:p>
      <text:p text:style-name="Normal">('sit perferendis pariatur',</text:p>
      <text:p text:style-name="Normal">28,</text:p>
      <text:p text:style-name="Normal">51),</text:p>
      <text:p text:style-name="Normal">('soluta esse corporis',</text:p>
      <text:p text:style-name="Normal">32,</text:p>
      <text:p text:style-name="Normal">51),</text:p>
      <text:p text:style-name="Normal">('id voluptatum qui',</text:p>
      <text:p text:style-name="Normal">36,</text:p>
      <text:p text:style-name="Normal">51),</text:p>
      <text:p text:style-name="Normal">('et ratione veritatis',</text:p>
      <text:p text:style-name="Normal">41,</text:p>
      <text:p text:style-name="Normal">51),</text:p>
      <text:p text:style-name="Normal">('voluptatum aut minima',</text:p>
      <text:p text:style-name="Normal">43,</text:p>
      <text:p text:style-name="Normal">51),</text:p>
      <text:p text:style-name="Normal">('eum et doloribus',</text:p>
      <text:p text:style-name="Normal">47,</text:p>
      <text:p text:style-name="Normal">51),</text:p>
      <text:p text:style-name="Normal">('sunt saepe et',</text:p>
      <text:p text:style-name="Normal">54,</text:p>
      <text:p text:style-name="Normal">51),</text:p>
      <text:p text:style-name="Normal">('ipsa similique enim',</text:p>
      <text:p text:style-name="Normal">55,</text:p>
      <text:soft-page-break/>
      <text:p text:style-name="Normal">51),</text:p>
      <text:p text:style-name="Normal">('maiores accusamus dolor',</text:p>
      <text:p text:style-name="Normal">57,</text:p>
      <text:p text:style-name="Normal">51),</text:p>
      <text:p text:style-name="Normal">('ducimus ab necessitatibus',</text:p>
      <text:p text:style-name="Normal">66,</text:p>
      <text:p text:style-name="Normal">51),</text:p>
      <text:p text:style-name="Normal">('molestiae tenetur repellendus',</text:p>
      <text:p text:style-name="Normal">71,</text:p>
      <text:p text:style-name="Normal">51),</text:p>
      <text:p text:style-name="Normal">('rerum soluta qui',</text:p>
      <text:p text:style-name="Normal">72,</text:p>
      <text:p text:style-name="Normal">51),</text:p>
      <text:p text:style-name="Normal">('aut debitis voluptatem',</text:p>
      <text:p text:style-name="Normal">75,</text:p>
      <text:p text:style-name="Normal">51),</text:p>
      <text:p text:style-name="Normal">('harum qui ut',</text:p>
      <text:p text:style-name="Normal">76,</text:p>
      <text:p text:style-name="Normal">51),</text:p>
      <text:p text:style-name="Normal">('nihil repellendus voluptas',</text:p>
      <text:p text:style-name="Normal">78,</text:p>
      <text:p text:style-name="Normal">51),</text:p>
      <text:p text:style-name="Normal">('quos fugit sed',</text:p>
      <text:p text:style-name="Normal">91,</text:p>
      <text:p text:style-name="Normal">51),</text:p>
      <text:p text:style-name="Normal">('voluptatum quis voluptatibus',</text:p>
      <text:p text:style-name="Normal">96,</text:p>
      <text:p text:style-name="Normal">51),</text:p>
      <text:p text:style-name="Normal">('et eius et',</text:p>
      <text:p text:style-name="Normal">98,</text:p>
      <text:p text:style-name="Normal">51),</text:p>
      <text:soft-page-break/>
      <text:p text:style-name="Normal">('rerum dolores omnis',</text:p>
      <text:p text:style-name="Normal">100,</text:p>
      <text:p text:style-name="Normal">51),</text:p>
      <text:p text:style-name="Normal">('id est at',</text:p>
      <text:p text:style-name="Normal">3,</text:p>
      <text:p text:style-name="Normal">52),</text:p>
      <text:p text:style-name="Normal">('molestiae et neque',</text:p>
      <text:p text:style-name="Normal">5,</text:p>
      <text:p text:style-name="Normal">52),</text:p>
      <text:p text:style-name="Normal">('neque explicabo rerum',</text:p>
      <text:p text:style-name="Normal">9,</text:p>
      <text:p text:style-name="Normal">52),</text:p>
      <text:p text:style-name="Normal">('assumenda iusto provident',</text:p>
      <text:p text:style-name="Normal">12,</text:p>
      <text:p text:style-name="Normal">52),</text:p>
      <text:p text:style-name="Normal">('sint aut est',</text:p>
      <text:p text:style-name="Normal">14,</text:p>
      <text:p text:style-name="Normal">52),</text:p>
      <text:p text:style-name="Normal">('accusamus sequi iusto',</text:p>
      <text:p text:style-name="Normal">21,</text:p>
      <text:p text:style-name="Normal">52),</text:p>
      <text:p text:style-name="Normal">('sapiente iste dolores',</text:p>
      <text:p text:style-name="Normal">24,</text:p>
      <text:p text:style-name="Normal">52),</text:p>
      <text:p text:style-name="Normal">('non laborum non',</text:p>
      <text:p text:style-name="Normal">26,</text:p>
      <text:p text:style-name="Normal">52),</text:p>
      <text:p text:style-name="Normal">('facere dignissimos ut',</text:p>
      <text:p text:style-name="Normal">33,</text:p>
      <text:p text:style-name="Normal">52),</text:p>
      <text:p text:style-name="Normal">('praesentium est harum',</text:p>
      <text:soft-page-break/>
      <text:p text:style-name="Normal">36,</text:p>
      <text:p text:style-name="Normal">52),</text:p>
      <text:p text:style-name="Normal">('quia voluptatem nihil',</text:p>
      <text:p text:style-name="Normal">38,</text:p>
      <text:p text:style-name="Normal">52),</text:p>
      <text:p text:style-name="Normal">('ex quaerat officiis',</text:p>
      <text:p text:style-name="Normal">41,</text:p>
      <text:p text:style-name="Normal">52),</text:p>
      <text:p text:style-name="Normal">('ut aut debitis',</text:p>
      <text:p text:style-name="Normal">50,</text:p>
      <text:p text:style-name="Normal">52),</text:p>
      <text:p text:style-name="Normal">('vitae ea illum',</text:p>
      <text:p text:style-name="Normal">54,</text:p>
      <text:p text:style-name="Normal">52),</text:p>
      <text:p text:style-name="Normal">('qui nisi consequuntur',</text:p>
      <text:p text:style-name="Normal">55,</text:p>
      <text:p text:style-name="Normal">52),</text:p>
      <text:p text:style-name="Normal">('mollitia itaque provident',</text:p>
      <text:p text:style-name="Normal">57,</text:p>
      <text:p text:style-name="Normal">52),</text:p>
      <text:p text:style-name="Normal">('et tempora qui',</text:p>
      <text:p text:style-name="Normal">61,</text:p>
      <text:p text:style-name="Normal">52),</text:p>
      <text:p text:style-name="Normal">('facilis necessitatibus et',</text:p>
      <text:p text:style-name="Normal">63,</text:p>
      <text:p text:style-name="Normal">52),</text:p>
      <text:p text:style-name="Normal">('saepe nihil vel',</text:p>
      <text:p text:style-name="Normal">66,</text:p>
      <text:p text:style-name="Normal">52),</text:p>
      <text:p text:style-name="Normal">('iste eos qui',</text:p>
      <text:p text:style-name="Normal">69,</text:p>
      <text:soft-page-break/>
      <text:p text:style-name="Normal">52),</text:p>
      <text:p text:style-name="Normal">('magnam consectetur esse',</text:p>
      <text:p text:style-name="Normal">70,</text:p>
      <text:p text:style-name="Normal">52),</text:p>
      <text:p text:style-name="Normal">('qui modi accusamus',</text:p>
      <text:p text:style-name="Normal">71,</text:p>
      <text:p text:style-name="Normal">52),</text:p>
      <text:p text:style-name="Normal">('enim beatae et',</text:p>
      <text:p text:style-name="Normal">72,</text:p>
      <text:p text:style-name="Normal">52),</text:p>
      <text:p text:style-name="Normal">('cumque quia iusto',</text:p>
      <text:p text:style-name="Normal">73,</text:p>
      <text:p text:style-name="Normal">52),</text:p>
      <text:p text:style-name="Normal">('qui qui dolor',</text:p>
      <text:p text:style-name="Normal">75,</text:p>
      <text:p text:style-name="Normal">52),</text:p>
      <text:p text:style-name="Normal">('nam totam cumque',</text:p>
      <text:p text:style-name="Normal">76,</text:p>
      <text:p text:style-name="Normal">52),</text:p>
      <text:p text:style-name="Normal">('voluptatem aspernatur sit',</text:p>
      <text:p text:style-name="Normal">79,</text:p>
      <text:p text:style-name="Normal">52),</text:p>
      <text:p text:style-name="Normal">('nulla officia architecto',</text:p>
      <text:p text:style-name="Normal">82,</text:p>
      <text:p text:style-name="Normal">52),</text:p>
      <text:p text:style-name="Normal">('autem quae quis',</text:p>
      <text:p text:style-name="Normal">91,</text:p>
      <text:p text:style-name="Normal">52),</text:p>
      <text:p text:style-name="Normal">('odio consequatur hic',</text:p>
      <text:p text:style-name="Normal">94,</text:p>
      <text:p text:style-name="Normal">52),</text:p>
      <text:soft-page-break/>
      <text:p text:style-name="Normal">('magnam voluptatibus non',</text:p>
      <text:p text:style-name="Normal">5,</text:p>
      <text:p text:style-name="Normal">53),</text:p>
      <text:p text:style-name="Normal">('numquam laborum cupiditate',</text:p>
      <text:p text:style-name="Normal">8,</text:p>
      <text:p text:style-name="Normal">53),</text:p>
      <text:p text:style-name="Normal">('et eum rerum',</text:p>
      <text:p text:style-name="Normal">14,</text:p>
      <text:p text:style-name="Normal">53),</text:p>
      <text:p text:style-name="Normal">('numquam consequatur non',</text:p>
      <text:p text:style-name="Normal">15,</text:p>
      <text:p text:style-name="Normal">53),</text:p>
      <text:p text:style-name="Normal">('ut quod perspiciatis',</text:p>
      <text:p text:style-name="Normal">17,</text:p>
      <text:p text:style-name="Normal">53),</text:p>
      <text:p text:style-name="Normal">('voluptatibus corporis eligendi',</text:p>
      <text:p text:style-name="Normal">19,</text:p>
      <text:p text:style-name="Normal">53),</text:p>
      <text:p text:style-name="Normal">('assumenda et accusamus',</text:p>
      <text:p text:style-name="Normal">21,</text:p>
      <text:p text:style-name="Normal">53),</text:p>
      <text:p text:style-name="Normal">('magni impedit doloremque',</text:p>
      <text:p text:style-name="Normal">24,</text:p>
      <text:p text:style-name="Normal">53),</text:p>
      <text:p text:style-name="Normal">('unde id voluptates',</text:p>
      <text:p text:style-name="Normal">26,</text:p>
      <text:p text:style-name="Normal">53),</text:p>
      <text:p text:style-name="Normal">('reprehenderit vitae autem',</text:p>
      <text:p text:style-name="Normal">35,</text:p>
      <text:p text:style-name="Normal">53),</text:p>
      <text:p text:style-name="Normal">('natus veniam impedit',</text:p>
      <text:soft-page-break/>
      <text:p text:style-name="Normal">36,</text:p>
      <text:p text:style-name="Normal">53),</text:p>
      <text:p text:style-name="Normal">('possimus autem quis',</text:p>
      <text:p text:style-name="Normal">37,</text:p>
      <text:p text:style-name="Normal">53),</text:p>
      <text:p text:style-name="Normal">('vero fugit dolor',</text:p>
      <text:p text:style-name="Normal">39,</text:p>
      <text:p text:style-name="Normal">53),</text:p>
      <text:p text:style-name="Normal">('nisi laudantium numquam',</text:p>
      <text:p text:style-name="Normal">41,</text:p>
      <text:p text:style-name="Normal">53),</text:p>
      <text:p text:style-name="Normal">('suscipit laborum tempora',</text:p>
      <text:p text:style-name="Normal">52,</text:p>
      <text:p text:style-name="Normal">53),</text:p>
      <text:p text:style-name="Normal">('quia totam consectetur',</text:p>
      <text:p text:style-name="Normal">54,</text:p>
      <text:p text:style-name="Normal">53),</text:p>
      <text:p text:style-name="Normal">('sed aut soluta',</text:p>
      <text:p text:style-name="Normal">57,</text:p>
      <text:p text:style-name="Normal">53),</text:p>
      <text:p text:style-name="Normal">('dolore repudiandae ad',</text:p>
      <text:p text:style-name="Normal">60,</text:p>
      <text:p text:style-name="Normal">53),</text:p>
      <text:p text:style-name="Normal">('et illo harum',</text:p>
      <text:p text:style-name="Normal">62,</text:p>
      <text:p text:style-name="Normal">53),</text:p>
      <text:p text:style-name="Normal">('non vitae et',</text:p>
      <text:p text:style-name="Normal">65,</text:p>
      <text:p text:style-name="Normal">53),</text:p>
      <text:p text:style-name="Normal">('ut dignissimos doloribus',</text:p>
      <text:p text:style-name="Normal">66,</text:p>
      <text:soft-page-break/>
      <text:p text:style-name="Normal">53),</text:p>
      <text:p text:style-name="Normal">('rerum voluptas magnam',</text:p>
      <text:p text:style-name="Normal">69,</text:p>
      <text:p text:style-name="Normal">53),</text:p>
      <text:p text:style-name="Normal">('voluptatem iste fugiat',</text:p>
      <text:p text:style-name="Normal">71,</text:p>
      <text:p text:style-name="Normal">53),</text:p>
      <text:p text:style-name="Normal">('ut quisquam non',</text:p>
      <text:p text:style-name="Normal">75,</text:p>
      <text:p text:style-name="Normal">53),</text:p>
      <text:p text:style-name="Normal">('animi repudiandae magni',</text:p>
      <text:p text:style-name="Normal">76,</text:p>
      <text:p text:style-name="Normal">53),</text:p>
      <text:p text:style-name="Normal">('dolorum cumque esse',</text:p>
      <text:p text:style-name="Normal">82,</text:p>
      <text:p text:style-name="Normal">53),</text:p>
      <text:p text:style-name="Normal">('neque ut quidem',</text:p>
      <text:p text:style-name="Normal">84,</text:p>
      <text:p text:style-name="Normal">53),</text:p>
      <text:p text:style-name="Normal">('non excepturi dolorem',</text:p>
      <text:p text:style-name="Normal">85,</text:p>
      <text:p text:style-name="Normal">53),</text:p>
      <text:p text:style-name="Normal">('rem vel asperiores',</text:p>
      <text:p text:style-name="Normal">91,</text:p>
      <text:p text:style-name="Normal">53),</text:p>
      <text:p text:style-name="Normal">('non deserunt excepturi',</text:p>
      <text:p text:style-name="Normal">93,</text:p>
      <text:p text:style-name="Normal">53),</text:p>
      <text:p text:style-name="Normal">('nisi doloremque fuga',</text:p>
      <text:p text:style-name="Normal">94,</text:p>
      <text:p text:style-name="Normal">53),</text:p>
      <text:soft-page-break/>
      <text:p text:style-name="Normal">('et porro hic',</text:p>
      <text:p text:style-name="Normal">95,</text:p>
      <text:p text:style-name="Normal">53),</text:p>
      <text:p text:style-name="Normal">('ut voluptatem voluptatum',</text:p>
      <text:p text:style-name="Normal">100,</text:p>
      <text:p text:style-name="Normal">53),</text:p>
      <text:p text:style-name="Normal">('vel occaecati quaerat',</text:p>
      <text:p text:style-name="Normal">4,</text:p>
      <text:p text:style-name="Normal">54),</text:p>
      <text:p text:style-name="Normal">('enim ipsum quia',</text:p>
      <text:p text:style-name="Normal">5,</text:p>
      <text:p text:style-name="Normal">54),</text:p>
      <text:p text:style-name="Normal">('minima autem quam',</text:p>
      <text:p text:style-name="Normal">8,</text:p>
      <text:p text:style-name="Normal">54),</text:p>
      <text:p text:style-name="Normal">('voluptatem placeat facere',</text:p>
      <text:p text:style-name="Normal">9,</text:p>
      <text:p text:style-name="Normal">54),</text:p>
      <text:p text:style-name="Normal">('mollitia dolores tempora',</text:p>
      <text:p text:style-name="Normal">14,</text:p>
      <text:p text:style-name="Normal">54),</text:p>
      <text:p text:style-name="Normal">('quas consequatur labore',</text:p>
      <text:p text:style-name="Normal">15,</text:p>
      <text:p text:style-name="Normal">54),</text:p>
      <text:p text:style-name="Normal">('voluptatem quisquam sapiente',</text:p>
      <text:p text:style-name="Normal">20,</text:p>
      <text:p text:style-name="Normal">54),</text:p>
      <text:p text:style-name="Normal">('qui aut velit',</text:p>
      <text:p text:style-name="Normal">21,</text:p>
      <text:p text:style-name="Normal">54),</text:p>
      <text:p text:style-name="Normal">('deleniti laborum rerum',</text:p>
      <text:soft-page-break/>
      <text:p text:style-name="Normal">24,</text:p>
      <text:p text:style-name="Normal">54),</text:p>
      <text:p text:style-name="Normal">('non pariatur voluptatibus',</text:p>
      <text:p text:style-name="Normal">26,</text:p>
      <text:p text:style-name="Normal">54),</text:p>
      <text:p text:style-name="Normal">('reiciendis optio ut',</text:p>
      <text:p text:style-name="Normal">27,</text:p>
      <text:p text:style-name="Normal">54),</text:p>
      <text:p text:style-name="Normal">('perspiciatis ducimus ex',</text:p>
      <text:p text:style-name="Normal">32,</text:p>
      <text:p text:style-name="Normal">54),</text:p>
      <text:p text:style-name="Normal">('dolorem nisi perferendis',</text:p>
      <text:p text:style-name="Normal">33,</text:p>
      <text:p text:style-name="Normal">54),</text:p>
      <text:p text:style-name="Normal">('velit libero atque',</text:p>
      <text:p text:style-name="Normal">35,</text:p>
      <text:p text:style-name="Normal">54),</text:p>
      <text:p text:style-name="Normal">('sint ut quas',</text:p>
      <text:p text:style-name="Normal">36,</text:p>
      <text:p text:style-name="Normal">54),</text:p>
      <text:p text:style-name="Normal">('perspiciatis et id',</text:p>
      <text:p text:style-name="Normal">40,</text:p>
      <text:p text:style-name="Normal">54),</text:p>
      <text:p text:style-name="Normal">('ratione voluptatem nisi',</text:p>
      <text:p text:style-name="Normal">41,</text:p>
      <text:p text:style-name="Normal">54),</text:p>
      <text:p text:style-name="Normal">('numquam laboriosam labore',</text:p>
      <text:p text:style-name="Normal">42,</text:p>
      <text:p text:style-name="Normal">54),</text:p>
      <text:p text:style-name="Normal">('ut quidem doloribus',</text:p>
      <text:p text:style-name="Normal">43,</text:p>
      <text:soft-page-break/>
      <text:p text:style-name="Normal">54),</text:p>
      <text:p text:style-name="Normal">('odio voluptatem quidem',</text:p>
      <text:p text:style-name="Normal">54,</text:p>
      <text:p text:style-name="Normal">54),</text:p>
      <text:p text:style-name="Normal">('et autem rerum',</text:p>
      <text:p text:style-name="Normal">57,</text:p>
      <text:p text:style-name="Normal">54),</text:p>
      <text:p text:style-name="Normal">('fuga impedit est',</text:p>
      <text:p text:style-name="Normal">61,</text:p>
      <text:p text:style-name="Normal">54),</text:p>
      <text:p text:style-name="Normal">('et maiores molestiae',</text:p>
      <text:p text:style-name="Normal">66,</text:p>
      <text:p text:style-name="Normal">54),</text:p>
      <text:p text:style-name="Normal">('accusantium impedit non',</text:p>
      <text:p text:style-name="Normal">71,</text:p>
      <text:p text:style-name="Normal">54),</text:p>
      <text:p text:style-name="Normal">('odit consequuntur a',</text:p>
      <text:p text:style-name="Normal">75,</text:p>
      <text:p text:style-name="Normal">54),</text:p>
      <text:p text:style-name="Normal">('nobis non corrupti',</text:p>
      <text:p text:style-name="Normal">76,</text:p>
      <text:p text:style-name="Normal">54),</text:p>
      <text:p text:style-name="Normal">('sunt assumenda temporibus',</text:p>
      <text:p text:style-name="Normal">91,</text:p>
      <text:p text:style-name="Normal">54),</text:p>
      <text:p text:style-name="Normal">('dolores esse ipsam',</text:p>
      <text:p text:style-name="Normal">93,</text:p>
      <text:p text:style-name="Normal">54),</text:p>
      <text:p text:style-name="Normal">('animi beatae dolor',</text:p>
      <text:p text:style-name="Normal">94,</text:p>
      <text:p text:style-name="Normal">54),</text:p>
      <text:soft-page-break/>
      <text:p text:style-name="Normal">('qui omnis cumque',</text:p>
      <text:p text:style-name="Normal">96,</text:p>
      <text:p text:style-name="Normal">54),</text:p>
      <text:p text:style-name="Normal">('qui inventore sint',</text:p>
      <text:p text:style-name="Normal">99,</text:p>
      <text:p text:style-name="Normal">54),</text:p>
      <text:p text:style-name="Normal">('ut sequi omnis',</text:p>
      <text:p text:style-name="Normal">100,</text:p>
      <text:p text:style-name="Normal">54),</text:p>
      <text:p text:style-name="Normal">('beatae voluptatibus ipsa',</text:p>
      <text:p text:style-name="Normal">2,</text:p>
      <text:p text:style-name="Normal">55),</text:p>
      <text:p text:style-name="Normal">('in error explicabo',</text:p>
      <text:p text:style-name="Normal">5,</text:p>
      <text:p text:style-name="Normal">55),</text:p>
      <text:p text:style-name="Normal">('facilis optio in',</text:p>
      <text:p text:style-name="Normal">12,</text:p>
      <text:p text:style-name="Normal">55),</text:p>
      <text:p text:style-name="Normal">('officia quam voluptatem',</text:p>
      <text:p text:style-name="Normal">13,</text:p>
      <text:p text:style-name="Normal">55),</text:p>
      <text:p text:style-name="Normal">('nihil fuga ut',</text:p>
      <text:p text:style-name="Normal">14,</text:p>
      <text:p text:style-name="Normal">55),</text:p>
      <text:p text:style-name="Normal">('id error nostrum',</text:p>
      <text:p text:style-name="Normal">16,</text:p>
      <text:p text:style-name="Normal">55),</text:p>
      <text:p text:style-name="Normal">('sit optio non',</text:p>
      <text:p text:style-name="Normal">17,</text:p>
      <text:p text:style-name="Normal">55),</text:p>
      <text:p text:style-name="Normal">('et officiis dicta',</text:p>
      <text:soft-page-break/>
      <text:p text:style-name="Normal">21,</text:p>
      <text:p text:style-name="Normal">55),</text:p>
      <text:p text:style-name="Normal">('et veritatis non',</text:p>
      <text:p text:style-name="Normal">24,</text:p>
      <text:p text:style-name="Normal">55),</text:p>
      <text:p text:style-name="Normal">('quibusdam nemo labore',</text:p>
      <text:p text:style-name="Normal">30,</text:p>
      <text:p text:style-name="Normal">55),</text:p>
      <text:p text:style-name="Normal">('dolores qui doloribus',</text:p>
      <text:p text:style-name="Normal">32,</text:p>
      <text:p text:style-name="Normal">55),</text:p>
      <text:p text:style-name="Normal">('incidunt nobis sed',</text:p>
      <text:p text:style-name="Normal">35,</text:p>
      <text:p text:style-name="Normal">55),</text:p>
      <text:p text:style-name="Normal">('suscipit vitae optio',</text:p>
      <text:p text:style-name="Normal">36,</text:p>
      <text:p text:style-name="Normal">55),</text:p>
      <text:p text:style-name="Normal">('ea vel ullam',</text:p>
      <text:p text:style-name="Normal">39,</text:p>
      <text:p text:style-name="Normal">55),</text:p>
      <text:p text:style-name="Normal">('sequi fuga qui',</text:p>
      <text:p text:style-name="Normal">40,</text:p>
      <text:p text:style-name="Normal">55),</text:p>
      <text:p text:style-name="Normal">('dolorem eum numquam',</text:p>
      <text:p text:style-name="Normal">41,</text:p>
      <text:p text:style-name="Normal">55),</text:p>
      <text:p text:style-name="Normal">('in accusantium eaque',</text:p>
      <text:p text:style-name="Normal">43,</text:p>
      <text:p text:style-name="Normal">55),</text:p>
      <text:p text:style-name="Normal">('nisi eveniet quia',</text:p>
      <text:p text:style-name="Normal">50,</text:p>
      <text:soft-page-break/>
      <text:p text:style-name="Normal">55),</text:p>
      <text:p text:style-name="Normal">('et doloribus vel',</text:p>
      <text:p text:style-name="Normal">54,</text:p>
      <text:p text:style-name="Normal">55),</text:p>
      <text:p text:style-name="Normal">('aspernatur reprehenderit optio',</text:p>
      <text:p text:style-name="Normal">55,</text:p>
      <text:p text:style-name="Normal">55),</text:p>
      <text:p text:style-name="Normal">('dicta neque voluptas',</text:p>
      <text:p text:style-name="Normal">57,</text:p>
      <text:p text:style-name="Normal">55),</text:p>
      <text:p text:style-name="Normal">('assumenda commodi nobis',</text:p>
      <text:p text:style-name="Normal">66,</text:p>
      <text:p text:style-name="Normal">55),</text:p>
      <text:p text:style-name="Normal">('ducimus officia sint',</text:p>
      <text:p text:style-name="Normal">70,</text:p>
      <text:p text:style-name="Normal">55),</text:p>
      <text:p text:style-name="Normal">('beatae quia laboriosam',</text:p>
      <text:p text:style-name="Normal">71,</text:p>
      <text:p text:style-name="Normal">55),</text:p>
      <text:p text:style-name="Normal">('dolorum sunt aut',</text:p>
      <text:p text:style-name="Normal">75,</text:p>
      <text:p text:style-name="Normal">55),</text:p>
      <text:p text:style-name="Normal">('consectetur sint maiores',</text:p>
      <text:p text:style-name="Normal">76,</text:p>
      <text:p text:style-name="Normal">55),</text:p>
      <text:p text:style-name="Normal">('sint et recusandae',</text:p>
      <text:p text:style-name="Normal">91,</text:p>
      <text:p text:style-name="Normal">55),</text:p>
      <text:p text:style-name="Normal">('pariatur deleniti quia',</text:p>
      <text:p text:style-name="Normal">5,</text:p>
      <text:p text:style-name="Normal">56),</text:p>
      <text:soft-page-break/>
      <text:p text:style-name="Normal">('ex qui velit',</text:p>
      <text:p text:style-name="Normal">8,</text:p>
      <text:p text:style-name="Normal">56),</text:p>
      <text:p text:style-name="Normal">('molestiae et cum',</text:p>
      <text:p text:style-name="Normal">14,</text:p>
      <text:p text:style-name="Normal">56),</text:p>
      <text:p text:style-name="Normal">('odit velit est',</text:p>
      <text:p text:style-name="Normal">15,</text:p>
      <text:p text:style-name="Normal">56),</text:p>
      <text:p text:style-name="Normal">('voluptas vel doloribus',</text:p>
      <text:p text:style-name="Normal">18,</text:p>
      <text:p text:style-name="Normal">56),</text:p>
      <text:p text:style-name="Normal">('sit sit iusto',</text:p>
      <text:p text:style-name="Normal">21,</text:p>
      <text:p text:style-name="Normal">56),</text:p>
      <text:p text:style-name="Normal">('voluptate saepe eos',</text:p>
      <text:p text:style-name="Normal">22,</text:p>
      <text:p text:style-name="Normal">56),</text:p>
      <text:p text:style-name="Normal">('qui repellat et',</text:p>
      <text:p text:style-name="Normal">24,</text:p>
      <text:p text:style-name="Normal">56),</text:p>
      <text:p text:style-name="Normal">('occaecati qui vero',</text:p>
      <text:p text:style-name="Normal">35,</text:p>
      <text:p text:style-name="Normal">56),</text:p>
      <text:p text:style-name="Normal">('cum assumenda adipisci',</text:p>
      <text:p text:style-name="Normal">36,</text:p>
      <text:p text:style-name="Normal">56),</text:p>
      <text:p text:style-name="Normal">('id voluptatibus quisquam',</text:p>
      <text:p text:style-name="Normal">39,</text:p>
      <text:p text:style-name="Normal">56),</text:p>
      <text:p text:style-name="Normal">('iure et explicabo',</text:p>
      <text:soft-page-break/>
      <text:p text:style-name="Normal">40,</text:p>
      <text:p text:style-name="Normal">56),</text:p>
      <text:p text:style-name="Normal">('quod ea voluptas',</text:p>
      <text:p text:style-name="Normal">41,</text:p>
      <text:p text:style-name="Normal">56),</text:p>
      <text:p text:style-name="Normal">('mollitia velit quia',</text:p>
      <text:p text:style-name="Normal">42,</text:p>
      <text:p text:style-name="Normal">56),</text:p>
      <text:p text:style-name="Normal">('in itaque ut',</text:p>
      <text:p text:style-name="Normal">47,</text:p>
      <text:p text:style-name="Normal">56),</text:p>
      <text:p text:style-name="Normal">('dolores alias natus',</text:p>
      <text:p text:style-name="Normal">54,</text:p>
      <text:p text:style-name="Normal">56),</text:p>
      <text:p text:style-name="Normal">('dolor est aut',</text:p>
      <text:p text:style-name="Normal">56,</text:p>
      <text:p text:style-name="Normal">56),</text:p>
      <text:p text:style-name="Normal">('pariatur esse voluptatem',</text:p>
      <text:p text:style-name="Normal">57,</text:p>
      <text:p text:style-name="Normal">56),</text:p>
      <text:p text:style-name="Normal">('voluptas et dolorem',</text:p>
      <text:p text:style-name="Normal">63,</text:p>
      <text:p text:style-name="Normal">56),</text:p>
      <text:p text:style-name="Normal">('eveniet quod aut',</text:p>
      <text:p text:style-name="Normal">65,</text:p>
      <text:p text:style-name="Normal">56),</text:p>
      <text:p text:style-name="Normal">('reprehenderit sunt impedit',</text:p>
      <text:p text:style-name="Normal">66,</text:p>
      <text:p text:style-name="Normal">56),</text:p>
      <text:p text:style-name="Normal">('ut repellat sed',</text:p>
      <text:p text:style-name="Normal">70,</text:p>
      <text:soft-page-break/>
      <text:p text:style-name="Normal">56),</text:p>
      <text:p text:style-name="Normal">('labore eius nemo',</text:p>
      <text:p text:style-name="Normal">71,</text:p>
      <text:p text:style-name="Normal">56),</text:p>
      <text:p text:style-name="Normal">('commodi vel animi',</text:p>
      <text:p text:style-name="Normal">72,</text:p>
      <text:p text:style-name="Normal">56),</text:p>
      <text:p text:style-name="Normal">('iusto est labore',</text:p>
      <text:p text:style-name="Normal">75,</text:p>
      <text:p text:style-name="Normal">56),</text:p>
      <text:p text:style-name="Normal">('adipisci officia similique',</text:p>
      <text:p text:style-name="Normal">76,</text:p>
      <text:p text:style-name="Normal">56),</text:p>
      <text:p text:style-name="Normal">('et cumque placeat',</text:p>
      <text:p text:style-name="Normal">91,</text:p>
      <text:p text:style-name="Normal">56),</text:p>
      <text:p text:style-name="Normal">('omnis esse quia',</text:p>
      <text:p text:style-name="Normal">94,</text:p>
      <text:p text:style-name="Normal">56),</text:p>
      <text:p text:style-name="Normal">('harum et recusandae',</text:p>
      <text:p text:style-name="Normal">95,</text:p>
      <text:p text:style-name="Normal">56),</text:p>
      <text:p text:style-name="Normal">('inventore rerum magnam',</text:p>
      <text:p text:style-name="Normal">97,</text:p>
      <text:p text:style-name="Normal">56),</text:p>
      <text:p text:style-name="Normal">('voluptates facere voluptatem',</text:p>
      <text:p text:style-name="Normal">98,</text:p>
      <text:p text:style-name="Normal">56),</text:p>
      <text:p text:style-name="Normal">('officiis aliquam asperiores',</text:p>
      <text:p text:style-name="Normal">5,</text:p>
      <text:p text:style-name="Normal">57),</text:p>
      <text:soft-page-break/>
      <text:p text:style-name="Normal">('esse magnam suscipit',</text:p>
      <text:p text:style-name="Normal">14,</text:p>
      <text:p text:style-name="Normal">57),</text:p>
      <text:p text:style-name="Normal">('voluptatem ut omnis',</text:p>
      <text:p text:style-name="Normal">19,</text:p>
      <text:p text:style-name="Normal">57),</text:p>
      <text:p text:style-name="Normal">('optio quia est',</text:p>
      <text:p text:style-name="Normal">20,</text:p>
      <text:p text:style-name="Normal">57),</text:p>
      <text:p text:style-name="Normal">('laudantium quas neque',</text:p>
      <text:p text:style-name="Normal">21,</text:p>
      <text:p text:style-name="Normal">57),</text:p>
      <text:p text:style-name="Normal">('magnam doloribus laudantium',</text:p>
      <text:p text:style-name="Normal">22,</text:p>
      <text:p text:style-name="Normal">57),</text:p>
      <text:p text:style-name="Normal">('minus sed numquam',</text:p>
      <text:p text:style-name="Normal">24,</text:p>
      <text:p text:style-name="Normal">57),</text:p>
      <text:p text:style-name="Normal">('excepturi quia delectus',</text:p>
      <text:p text:style-name="Normal">30,</text:p>
      <text:p text:style-name="Normal">57),</text:p>
      <text:p text:style-name="Normal">('est velit voluptatum',</text:p>
      <text:p text:style-name="Normal">31,</text:p>
      <text:p text:style-name="Normal">57),</text:p>
      <text:p text:style-name="Normal">('quibusdam quidem veritatis',</text:p>
      <text:p text:style-name="Normal">35,</text:p>
      <text:p text:style-name="Normal">57),</text:p>
      <text:p text:style-name="Normal">('qui ipsum officiis',</text:p>
      <text:p text:style-name="Normal">36,</text:p>
      <text:p text:style-name="Normal">57),</text:p>
      <text:p text:style-name="Normal">('ducimus suscipit quia',</text:p>
      <text:soft-page-break/>
      <text:p text:style-name="Normal">41,</text:p>
      <text:p text:style-name="Normal">57),</text:p>
      <text:p text:style-name="Normal">('rerum cupiditate aut',</text:p>
      <text:p text:style-name="Normal">42,</text:p>
      <text:p text:style-name="Normal">57),</text:p>
      <text:p text:style-name="Normal">('id repellendus perferendis',</text:p>
      <text:p text:style-name="Normal">43,</text:p>
      <text:p text:style-name="Normal">57),</text:p>
      <text:p text:style-name="Normal">('rerum voluptas molestiae',</text:p>
      <text:p text:style-name="Normal">54,</text:p>
      <text:p text:style-name="Normal">57),</text:p>
      <text:p text:style-name="Normal">('ex sit voluptates',</text:p>
      <text:p text:style-name="Normal">55,</text:p>
      <text:p text:style-name="Normal">57),</text:p>
      <text:p text:style-name="Normal">('dicta accusamus recusandae',</text:p>
      <text:p text:style-name="Normal">56,</text:p>
      <text:p text:style-name="Normal">57),</text:p>
      <text:p text:style-name="Normal">('vero nesciunt quia',</text:p>
      <text:p text:style-name="Normal">57,</text:p>
      <text:p text:style-name="Normal">57),</text:p>
      <text:p text:style-name="Normal">('ea est sunt',</text:p>
      <text:p text:style-name="Normal">62,</text:p>
      <text:p text:style-name="Normal">57),</text:p>
      <text:p text:style-name="Normal">('sapiente ad aperiam',</text:p>
      <text:p text:style-name="Normal">66,</text:p>
      <text:p text:style-name="Normal">57),</text:p>
      <text:p text:style-name="Normal">('beatae voluptatem aut',</text:p>
      <text:p text:style-name="Normal">70,</text:p>
      <text:p text:style-name="Normal">57),</text:p>
      <text:p text:style-name="Normal">('nisi omnis itaque',</text:p>
      <text:p text:style-name="Normal">71,</text:p>
      <text:soft-page-break/>
      <text:p text:style-name="Normal">57),</text:p>
      <text:p text:style-name="Normal">('excepturi consequatur temporibus',</text:p>
      <text:p text:style-name="Normal">75,</text:p>
      <text:p text:style-name="Normal">57),</text:p>
      <text:p text:style-name="Normal">('quasi beatae aperiam',</text:p>
      <text:p text:style-name="Normal">76,</text:p>
      <text:p text:style-name="Normal">57),</text:p>
      <text:p text:style-name="Normal">('saepe et est',</text:p>
      <text:p text:style-name="Normal">91,</text:p>
      <text:p text:style-name="Normal">57),</text:p>
      <text:p text:style-name="Normal">('voluptatem pariatur dolor',</text:p>
      <text:p text:style-name="Normal">3,</text:p>
      <text:p text:style-name="Normal">58),</text:p>
      <text:p text:style-name="Normal">('consequatur facere sint',</text:p>
      <text:p text:style-name="Normal">5,</text:p>
      <text:p text:style-name="Normal">58),</text:p>
      <text:p text:style-name="Normal">('veritatis distinctio voluptatem',</text:p>
      <text:p text:style-name="Normal">6,</text:p>
      <text:p text:style-name="Normal">58),</text:p>
      <text:p text:style-name="Normal">('odio doloremque necessitatibus',</text:p>
      <text:p text:style-name="Normal">8,</text:p>
      <text:p text:style-name="Normal">58),</text:p>
      <text:p text:style-name="Normal">('aut nulla aut',</text:p>
      <text:p text:style-name="Normal">9,</text:p>
      <text:p text:style-name="Normal">58),</text:p>
      <text:p text:style-name="Normal">('illum quis dolores',</text:p>
      <text:p text:style-name="Normal">10,</text:p>
      <text:p text:style-name="Normal">58),</text:p>
      <text:p text:style-name="Normal">('quaerat ea hic',</text:p>
      <text:p text:style-name="Normal">11,</text:p>
      <text:p text:style-name="Normal">58),</text:p>
      <text:soft-page-break/>
      <text:p text:style-name="Normal">('sint qui distinctio',</text:p>
      <text:p text:style-name="Normal">14,</text:p>
      <text:p text:style-name="Normal">58),</text:p>
      <text:p text:style-name="Normal">('adipisci reiciendis similique',</text:p>
      <text:p text:style-name="Normal">19,</text:p>
      <text:p text:style-name="Normal">58),</text:p>
      <text:p text:style-name="Normal">('enim nostrum omnis',</text:p>
      <text:p text:style-name="Normal">21,</text:p>
      <text:p text:style-name="Normal">58),</text:p>
      <text:p text:style-name="Normal">('unde vel occaecati',</text:p>
      <text:p text:style-name="Normal">24,</text:p>
      <text:p text:style-name="Normal">58),</text:p>
      <text:p text:style-name="Normal">('numquam culpa distinctio',</text:p>
      <text:p text:style-name="Normal">26,</text:p>
      <text:p text:style-name="Normal">58),</text:p>
      <text:p text:style-name="Normal">('nihil ipsam quisquam',</text:p>
      <text:p text:style-name="Normal">32,</text:p>
      <text:p text:style-name="Normal">58),</text:p>
      <text:p text:style-name="Normal">('soluta repellendus ipsam',</text:p>
      <text:p text:style-name="Normal">35,</text:p>
      <text:p text:style-name="Normal">58),</text:p>
      <text:p text:style-name="Normal">('consectetur quibusdam ea',</text:p>
      <text:p text:style-name="Normal">36,</text:p>
      <text:p text:style-name="Normal">58),</text:p>
      <text:p text:style-name="Normal">('aut dolor corporis',</text:p>
      <text:p text:style-name="Normal">37,</text:p>
      <text:p text:style-name="Normal">58),</text:p>
      <text:p text:style-name="Normal">('accusamus cumque explicabo',</text:p>
      <text:p text:style-name="Normal">39,</text:p>
      <text:p text:style-name="Normal">58),</text:p>
      <text:p text:style-name="Normal">('molestiae est magni',</text:p>
      <text:soft-page-break/>
      <text:p text:style-name="Normal">41,</text:p>
      <text:p text:style-name="Normal">58),</text:p>
      <text:p text:style-name="Normal">('dolorem voluptatem voluptas',</text:p>
      <text:p text:style-name="Normal">48,</text:p>
      <text:p text:style-name="Normal">58),</text:p>
      <text:p text:style-name="Normal">('sapiente odio aut',</text:p>
      <text:p text:style-name="Normal">54,</text:p>
      <text:p text:style-name="Normal">58),</text:p>
      <text:p text:style-name="Normal">('impedit laudantium quas',</text:p>
      <text:p text:style-name="Normal">57,</text:p>
      <text:p text:style-name="Normal">58),</text:p>
      <text:p text:style-name="Normal">('ea ea dolor',</text:p>
      <text:p text:style-name="Normal">60,</text:p>
      <text:p text:style-name="Normal">58),</text:p>
      <text:p text:style-name="Normal">('reprehenderit natus est',</text:p>
      <text:p text:style-name="Normal">62,</text:p>
      <text:p text:style-name="Normal">58),</text:p>
      <text:p text:style-name="Normal">('laborum libero possimus',</text:p>
      <text:p text:style-name="Normal">66,</text:p>
      <text:p text:style-name="Normal">58),</text:p>
      <text:p text:style-name="Normal">('fugit sed rerum',</text:p>
      <text:p text:style-name="Normal">71,</text:p>
      <text:p text:style-name="Normal">58),</text:p>
      <text:p text:style-name="Normal">('ea sapiente maiores',</text:p>
      <text:p text:style-name="Normal">75,</text:p>
      <text:p text:style-name="Normal">58),</text:p>
      <text:p text:style-name="Normal">('perspiciatis non molestias',</text:p>
      <text:p text:style-name="Normal">76,</text:p>
      <text:p text:style-name="Normal">58),</text:p>
      <text:p text:style-name="Normal">('quas cupiditate illum',</text:p>
      <text:p text:style-name="Normal">91,</text:p>
      <text:soft-page-break/>
      <text:p text:style-name="Normal">58),</text:p>
      <text:p text:style-name="Normal">('rerum necessitatibus quia',</text:p>
      <text:p text:style-name="Normal">93,</text:p>
      <text:p text:style-name="Normal">58),</text:p>
      <text:p text:style-name="Normal">('fugiat neque autem',</text:p>
      <text:p text:style-name="Normal">95,</text:p>
      <text:p text:style-name="Normal">58),</text:p>
      <text:p text:style-name="Normal">('quibusdam non officiis',</text:p>
      <text:p text:style-name="Normal">99,</text:p>
      <text:p text:style-name="Normal">58),</text:p>
      <text:p text:style-name="Normal">('excepturi nemo non',</text:p>
      <text:p text:style-name="Normal">5,</text:p>
      <text:p text:style-name="Normal">59),</text:p>
      <text:p text:style-name="Normal">('harum deserunt ipsam',</text:p>
      <text:p text:style-name="Normal">9,</text:p>
      <text:p text:style-name="Normal">59),</text:p>
      <text:p text:style-name="Normal">('et quas labore',</text:p>
      <text:p text:style-name="Normal">14,</text:p>
      <text:p text:style-name="Normal">59),</text:p>
      <text:p text:style-name="Normal">('et aut in',</text:p>
      <text:p text:style-name="Normal">21,</text:p>
      <text:p text:style-name="Normal">59),</text:p>
      <text:p text:style-name="Normal">('natus sapiente occaecati',</text:p>
      <text:p text:style-name="Normal">24,</text:p>
      <text:p text:style-name="Normal">59),</text:p>
      <text:p text:style-name="Normal">('et nemo consequatur',</text:p>
      <text:p text:style-name="Normal">27,</text:p>
      <text:p text:style-name="Normal">59),</text:p>
      <text:p text:style-name="Normal">('est et dolorem',</text:p>
      <text:p text:style-name="Normal">32,</text:p>
      <text:p text:style-name="Normal">59),</text:p>
      <text:soft-page-break/>
      <text:p text:style-name="Normal">('facere voluptatem sed',</text:p>
      <text:p text:style-name="Normal">36,</text:p>
      <text:p text:style-name="Normal">59),</text:p>
      <text:p text:style-name="Normal">('quas ab mollitia',</text:p>
      <text:p text:style-name="Normal">38,</text:p>
      <text:p text:style-name="Normal">59),</text:p>
      <text:p text:style-name="Normal">('id quidem voluptatem',</text:p>
      <text:p text:style-name="Normal">40,</text:p>
      <text:p text:style-name="Normal">59),</text:p>
      <text:p text:style-name="Normal">('ducimus repudiandae ut',</text:p>
      <text:p text:style-name="Normal">41,</text:p>
      <text:p text:style-name="Normal">59),</text:p>
      <text:p text:style-name="Normal">('eveniet vel asperiores',</text:p>
      <text:p text:style-name="Normal">43,</text:p>
      <text:p text:style-name="Normal">59),</text:p>
      <text:p text:style-name="Normal">('ut unde et',</text:p>
      <text:p text:style-name="Normal">48,</text:p>
      <text:p text:style-name="Normal">59),</text:p>
      <text:p text:style-name="Normal">('officiis non atque',</text:p>
      <text:p text:style-name="Normal">54,</text:p>
      <text:p text:style-name="Normal">59),</text:p>
      <text:p text:style-name="Normal">('rerum consequuntur eos',</text:p>
      <text:p text:style-name="Normal">55,</text:p>
      <text:p text:style-name="Normal">59),</text:p>
      <text:p text:style-name="Normal">('rerum cum perferendis',</text:p>
      <text:p text:style-name="Normal">57,</text:p>
      <text:p text:style-name="Normal">59),</text:p>
      <text:p text:style-name="Normal">('ratione at vel',</text:p>
      <text:p text:style-name="Normal">60,</text:p>
      <text:p text:style-name="Normal">59),</text:p>
      <text:p text:style-name="Normal">('enim est iste',</text:p>
      <text:soft-page-break/>
      <text:p text:style-name="Normal">65,</text:p>
      <text:p text:style-name="Normal">59),</text:p>
      <text:p text:style-name="Normal">('ea et quis',</text:p>
      <text:p text:style-name="Normal">66,</text:p>
      <text:p text:style-name="Normal">59),</text:p>
      <text:p text:style-name="Normal">('tempora earum iusto',</text:p>
      <text:p text:style-name="Normal">69,</text:p>
      <text:p text:style-name="Normal">59),</text:p>
      <text:p text:style-name="Normal">('sed et veritatis',</text:p>
      <text:p text:style-name="Normal">71,</text:p>
      <text:p text:style-name="Normal">59),</text:p>
      <text:p text:style-name="Normal">('fugiat ut ut',</text:p>
      <text:p text:style-name="Normal">75,</text:p>
      <text:p text:style-name="Normal">59),</text:p>
      <text:p text:style-name="Normal">('quo dolores id',</text:p>
      <text:p text:style-name="Normal">76,</text:p>
      <text:p text:style-name="Normal">59),</text:p>
      <text:p text:style-name="Normal">('ullam corrupti quos',</text:p>
      <text:p text:style-name="Normal">91,</text:p>
      <text:p text:style-name="Normal">59),</text:p>
      <text:p text:style-name="Normal">('voluptas velit dolor',</text:p>
      <text:p text:style-name="Normal">94,</text:p>
      <text:p text:style-name="Normal">59),</text:p>
      <text:p text:style-name="Normal">('harum dolore et',</text:p>
      <text:p text:style-name="Normal">5,</text:p>
      <text:p text:style-name="Normal">60),</text:p>
      <text:p text:style-name="Normal">('quia cupiditate non',</text:p>
      <text:p text:style-name="Normal">8,</text:p>
      <text:p text:style-name="Normal">60),</text:p>
      <text:p text:style-name="Normal">('inventore architecto temporibus',</text:p>
      <text:p text:style-name="Normal">13,</text:p>
      <text:soft-page-break/>
      <text:p text:style-name="Normal">60),</text:p>
      <text:p text:style-name="Normal">('doloremque sapiente rerum',</text:p>
      <text:p text:style-name="Normal">14,</text:p>
      <text:p text:style-name="Normal">60),</text:p>
      <text:p text:style-name="Normal">('omnis quasi ipsa',</text:p>
      <text:p text:style-name="Normal">21,</text:p>
      <text:p text:style-name="Normal">60),</text:p>
      <text:p text:style-name="Normal">('molestias expedita rerum',</text:p>
      <text:p text:style-name="Normal">22,</text:p>
      <text:p text:style-name="Normal">60),</text:p>
      <text:p text:style-name="Normal">('sed quis debitis',</text:p>
      <text:p text:style-name="Normal">24,</text:p>
      <text:p text:style-name="Normal">60),</text:p>
      <text:p text:style-name="Normal">('consectetur non est',</text:p>
      <text:p text:style-name="Normal">33,</text:p>
      <text:p text:style-name="Normal">60),</text:p>
      <text:p text:style-name="Normal">('a quisquam atque',</text:p>
      <text:p text:style-name="Normal">36,</text:p>
      <text:p text:style-name="Normal">60),</text:p>
      <text:p text:style-name="Normal">('ea itaque sit',</text:p>
      <text:p text:style-name="Normal">39,</text:p>
      <text:p text:style-name="Normal">60),</text:p>
      <text:p text:style-name="Normal">('repellat ea et',</text:p>
      <text:p text:style-name="Normal">40,</text:p>
      <text:p text:style-name="Normal">60),</text:p>
      <text:p text:style-name="Normal">('maxime iusto quia',</text:p>
      <text:p text:style-name="Normal">41,</text:p>
      <text:p text:style-name="Normal">60),</text:p>
      <text:p text:style-name="Normal">('ipsum ut sed',</text:p>
      <text:p text:style-name="Normal">48,</text:p>
      <text:p text:style-name="Normal">60),</text:p>
      <text:soft-page-break/>
      <text:p text:style-name="Normal">('et aliquam sit',</text:p>
      <text:p text:style-name="Normal">54,</text:p>
      <text:p text:style-name="Normal">60),</text:p>
      <text:p text:style-name="Normal">('illum aut nostrum',</text:p>
      <text:p text:style-name="Normal">55,</text:p>
      <text:p text:style-name="Normal">60),</text:p>
      <text:p text:style-name="Normal">('ad eveniet esse',</text:p>
      <text:p text:style-name="Normal">57,</text:p>
      <text:p text:style-name="Normal">60),</text:p>
      <text:p text:style-name="Normal">('itaque tempore rem',</text:p>
      <text:p text:style-name="Normal">61,</text:p>
      <text:p text:style-name="Normal">60),</text:p>
      <text:p text:style-name="Normal">('quod illo illum',</text:p>
      <text:p text:style-name="Normal">62,</text:p>
      <text:p text:style-name="Normal">60),</text:p>
      <text:p text:style-name="Normal">('omnis necessitatibus earum',</text:p>
      <text:p text:style-name="Normal">63,</text:p>
      <text:p text:style-name="Normal">60),</text:p>
      <text:p text:style-name="Normal">('tenetur animi ipsum',</text:p>
      <text:p text:style-name="Normal">65,</text:p>
      <text:p text:style-name="Normal">60),</text:p>
      <text:p text:style-name="Normal">('dicta et natus',</text:p>
      <text:p text:style-name="Normal">66,</text:p>
      <text:p text:style-name="Normal">60),</text:p>
      <text:p text:style-name="Normal">('tempore sed voluptatibus',</text:p>
      <text:p text:style-name="Normal">67,</text:p>
      <text:p text:style-name="Normal">60),</text:p>
      <text:p text:style-name="Normal">('provident inventore distinctio',</text:p>
      <text:p text:style-name="Normal">70,</text:p>
      <text:p text:style-name="Normal">60),</text:p>
      <text:p text:style-name="Normal">('in optio inventore',</text:p>
      <text:soft-page-break/>
      <text:p text:style-name="Normal">71,</text:p>
      <text:p text:style-name="Normal">60),</text:p>
      <text:p text:style-name="Normal">('laboriosam esse fugit',</text:p>
      <text:p text:style-name="Normal">72,</text:p>
      <text:p text:style-name="Normal">60),</text:p>
      <text:p text:style-name="Normal">('totam nihil voluptate',</text:p>
      <text:p text:style-name="Normal">75,</text:p>
      <text:p text:style-name="Normal">60),</text:p>
      <text:p text:style-name="Normal">('aut beatae accusamus',</text:p>
      <text:p text:style-name="Normal">76,</text:p>
      <text:p text:style-name="Normal">60),</text:p>
      <text:p text:style-name="Normal">('dolores sit quia',</text:p>
      <text:p text:style-name="Normal">78,</text:p>
      <text:p text:style-name="Normal">60),</text:p>
      <text:p text:style-name="Normal">('dolore quisquam quia',</text:p>
      <text:p text:style-name="Normal">91,</text:p>
      <text:p text:style-name="Normal">60),</text:p>
      <text:p text:style-name="Normal">('voluptatem commodi quis',</text:p>
      <text:p text:style-name="Normal">95,</text:p>
      <text:p text:style-name="Normal">60),</text:p>
      <text:p text:style-name="Normal">('unde unde sint',</text:p>
      <text:p text:style-name="Normal">99,</text:p>
      <text:p text:style-name="Normal">60),</text:p>
      <text:p text:style-name="Normal">('est deserunt qui',</text:p>
      <text:p text:style-name="Normal">5,</text:p>
      <text:p text:style-name="Normal">61),</text:p>
      <text:p text:style-name="Normal">('voluptatem laudantium ex',</text:p>
      <text:p text:style-name="Normal">8,</text:p>
      <text:p text:style-name="Normal">61),</text:p>
      <text:p text:style-name="Normal">('recusandae repudiandae nihil',</text:p>
      <text:p text:style-name="Normal">14,</text:p>
      <text:soft-page-break/>
      <text:p text:style-name="Normal">61),</text:p>
      <text:p text:style-name="Normal">('corporis tenetur voluptatem',</text:p>
      <text:p text:style-name="Normal">17,</text:p>
      <text:p text:style-name="Normal">61),</text:p>
      <text:p text:style-name="Normal">('laudantium ea sunt',</text:p>
      <text:p text:style-name="Normal">21,</text:p>
      <text:p text:style-name="Normal">61),</text:p>
      <text:p text:style-name="Normal">('ea et et',</text:p>
      <text:p text:style-name="Normal">24,</text:p>
      <text:p text:style-name="Normal">61),</text:p>
      <text:p text:style-name="Normal">('rerum odit quia',</text:p>
      <text:p text:style-name="Normal">31,</text:p>
      <text:p text:style-name="Normal">61),</text:p>
      <text:p text:style-name="Normal">('laudantium quia cum',</text:p>
      <text:p text:style-name="Normal">36,</text:p>
      <text:p text:style-name="Normal">61),</text:p>
      <text:p text:style-name="Normal">('ut ad quia',</text:p>
      <text:p text:style-name="Normal">39,</text:p>
      <text:p text:style-name="Normal">61),</text:p>
      <text:p text:style-name="Normal">('enim odio et',</text:p>
      <text:p text:style-name="Normal">41,</text:p>
      <text:p text:style-name="Normal">61),</text:p>
      <text:p text:style-name="Normal">('architecto ut est',</text:p>
      <text:p text:style-name="Normal">54,</text:p>
      <text:p text:style-name="Normal">61),</text:p>
      <text:p text:style-name="Normal">('quidem beatae vel',</text:p>
      <text:p text:style-name="Normal">56,</text:p>
      <text:p text:style-name="Normal">61),</text:p>
      <text:p text:style-name="Normal">('omnis omnis qui',</text:p>
      <text:p text:style-name="Normal">57,</text:p>
      <text:p text:style-name="Normal">61),</text:p>
      <text:soft-page-break/>
      <text:p text:style-name="Normal">('dolor et ad',</text:p>
      <text:p text:style-name="Normal">63,</text:p>
      <text:p text:style-name="Normal">61),</text:p>
      <text:p text:style-name="Normal">('tempora animi deleniti',</text:p>
      <text:p text:style-name="Normal">66,</text:p>
      <text:p text:style-name="Normal">61),</text:p>
      <text:p text:style-name="Normal">('at et voluptas',</text:p>
      <text:p text:style-name="Normal">67,</text:p>
      <text:p text:style-name="Normal">61),</text:p>
      <text:p text:style-name="Normal">('quia aut officiis',</text:p>
      <text:p text:style-name="Normal">71,</text:p>
      <text:p text:style-name="Normal">61),</text:p>
      <text:p text:style-name="Normal">('accusantium autem iure',</text:p>
      <text:p text:style-name="Normal">75,</text:p>
      <text:p text:style-name="Normal">61),</text:p>
      <text:p text:style-name="Normal">('accusantium cupiditate ipsa',</text:p>
      <text:p text:style-name="Normal">76,</text:p>
      <text:p text:style-name="Normal">61),</text:p>
      <text:p text:style-name="Normal">('odit ut numquam',</text:p>
      <text:p text:style-name="Normal">82,</text:p>
      <text:p text:style-name="Normal">61),</text:p>
      <text:p text:style-name="Normal">('eum omnis eum',</text:p>
      <text:p text:style-name="Normal">91,</text:p>
      <text:p text:style-name="Normal">61),</text:p>
      <text:p text:style-name="Normal">('quaerat exercitationem maxime',</text:p>
      <text:p text:style-name="Normal">93,</text:p>
      <text:p text:style-name="Normal">61),</text:p>
      <text:p text:style-name="Normal">('soluta eaque vel',</text:p>
      <text:p text:style-name="Normal">97,</text:p>
      <text:p text:style-name="Normal">61),</text:p>
      <text:p text:style-name="Normal">('qui ut labore',</text:p>
      <text:soft-page-break/>
      <text:p text:style-name="Normal">99,</text:p>
      <text:p text:style-name="Normal">61),</text:p>
      <text:p text:style-name="Normal">('autem quia atque',</text:p>
      <text:p text:style-name="Normal">5,</text:p>
      <text:p text:style-name="Normal">62),</text:p>
      <text:p text:style-name="Normal">('quidem sint voluptas',</text:p>
      <text:p text:style-name="Normal">6,</text:p>
      <text:p text:style-name="Normal">62),</text:p>
      <text:p text:style-name="Normal">('vitae expedita odio',</text:p>
      <text:p text:style-name="Normal">14,</text:p>
      <text:p text:style-name="Normal">62),</text:p>
      <text:p text:style-name="Normal">('totam vel voluptatem',</text:p>
      <text:p text:style-name="Normal">15,</text:p>
      <text:p text:style-name="Normal">62),</text:p>
      <text:p text:style-name="Normal">('quidem voluptate vero',</text:p>
      <text:p text:style-name="Normal">16,</text:p>
      <text:p text:style-name="Normal">62),</text:p>
      <text:p text:style-name="Normal">('est dicta aliquam',</text:p>
      <text:p text:style-name="Normal">19,</text:p>
      <text:p text:style-name="Normal">62),</text:p>
      <text:p text:style-name="Normal">('qui consequatur necessitatibus',</text:p>
      <text:p text:style-name="Normal">20,</text:p>
      <text:p text:style-name="Normal">62),</text:p>
      <text:p text:style-name="Normal">('neque corporis enim',</text:p>
      <text:p text:style-name="Normal">21,</text:p>
      <text:p text:style-name="Normal">62),</text:p>
      <text:p text:style-name="Normal">('error velit delectus',</text:p>
      <text:p text:style-name="Normal">24,</text:p>
      <text:p text:style-name="Normal">62),</text:p>
      <text:p text:style-name="Normal">('reiciendis tempore aut',</text:p>
      <text:p text:style-name="Normal">33,</text:p>
      <text:soft-page-break/>
      <text:p text:style-name="Normal">62),</text:p>
      <text:p text:style-name="Normal">('asperiores aliquam quia',</text:p>
      <text:p text:style-name="Normal">36,</text:p>
      <text:p text:style-name="Normal">62),</text:p>
      <text:p text:style-name="Normal">('cumque alias omnis',</text:p>
      <text:p text:style-name="Normal">40,</text:p>
      <text:p text:style-name="Normal">62),</text:p>
      <text:p text:style-name="Normal">('esse ut occaecati',</text:p>
      <text:p text:style-name="Normal">41,</text:p>
      <text:p text:style-name="Normal">62),</text:p>
      <text:p text:style-name="Normal">('architecto quae enim',</text:p>
      <text:p text:style-name="Normal">54,</text:p>
      <text:p text:style-name="Normal">62),</text:p>
      <text:p text:style-name="Normal">('nam deserunt reiciendis',</text:p>
      <text:p text:style-name="Normal">56,</text:p>
      <text:p text:style-name="Normal">62),</text:p>
      <text:p text:style-name="Normal">('maiores necessitatibus sit',</text:p>
      <text:p text:style-name="Normal">57,</text:p>
      <text:p text:style-name="Normal">62),</text:p>
      <text:p text:style-name="Normal">('occaecati quis quia',</text:p>
      <text:p text:style-name="Normal">60,</text:p>
      <text:p text:style-name="Normal">62),</text:p>
      <text:p text:style-name="Normal">('voluptate qui voluptates',</text:p>
      <text:p text:style-name="Normal">66,</text:p>
      <text:p text:style-name="Normal">62),</text:p>
      <text:p text:style-name="Normal">('officiis laborum mollitia',</text:p>
      <text:p text:style-name="Normal">67,</text:p>
      <text:p text:style-name="Normal">62),</text:p>
      <text:p text:style-name="Normal">('nobis ea perferendis',</text:p>
      <text:p text:style-name="Normal">69,</text:p>
      <text:p text:style-name="Normal">62),</text:p>
      <text:soft-page-break/>
      <text:p text:style-name="Normal">('atque aut quidem',</text:p>
      <text:p text:style-name="Normal">70,</text:p>
      <text:p text:style-name="Normal">62),</text:p>
      <text:p text:style-name="Normal">('architecto recusandae deserunt',</text:p>
      <text:p text:style-name="Normal">71,</text:p>
      <text:p text:style-name="Normal">62),</text:p>
      <text:p text:style-name="Normal">('praesentium ab earum',</text:p>
      <text:p text:style-name="Normal">73,</text:p>
      <text:p text:style-name="Normal">62),</text:p>
      <text:p text:style-name="Normal">('corporis perferendis pariatur',</text:p>
      <text:p text:style-name="Normal">75,</text:p>
      <text:p text:style-name="Normal">62),</text:p>
      <text:p text:style-name="Normal">('quia tempora est',</text:p>
      <text:p text:style-name="Normal">76,</text:p>
      <text:p text:style-name="Normal">62),</text:p>
      <text:p text:style-name="Normal">('iste dolorem illo',</text:p>
      <text:p text:style-name="Normal">78,</text:p>
      <text:p text:style-name="Normal">62),</text:p>
      <text:p text:style-name="Normal">('sunt necessitatibus dolores',</text:p>
      <text:p text:style-name="Normal">82,</text:p>
      <text:p text:style-name="Normal">62),</text:p>
      <text:p text:style-name="Normal">('soluta iste voluptatibus',</text:p>
      <text:p text:style-name="Normal">91,</text:p>
      <text:p text:style-name="Normal">62),</text:p>
      <text:p text:style-name="Normal">('quae voluptas ab',</text:p>
      <text:p text:style-name="Normal">96,</text:p>
      <text:p text:style-name="Normal">62),</text:p>
      <text:p text:style-name="Normal">('non sed ut',</text:p>
      <text:p text:style-name="Normal">98,</text:p>
      <text:p text:style-name="Normal">62),</text:p>
      <text:p text:style-name="Normal">('maiores a ea',</text:p>
      <text:soft-page-break/>
      <text:p text:style-name="Normal">99,</text:p>
      <text:p text:style-name="Normal">62),</text:p>
      <text:p text:style-name="Normal">('autem dolor quia',</text:p>
      <text:p text:style-name="Normal">5,</text:p>
      <text:p text:style-name="Normal">63),</text:p>
      <text:p text:style-name="Normal">('possimus ea aliquid',</text:p>
      <text:p text:style-name="Normal">11,</text:p>
      <text:p text:style-name="Normal">63),</text:p>
      <text:p text:style-name="Normal">('vel fugiat sunt',</text:p>
      <text:p text:style-name="Normal">14,</text:p>
      <text:p text:style-name="Normal">63),</text:p>
      <text:p text:style-name="Normal">('incidunt est ut',</text:p>
      <text:p text:style-name="Normal">16,</text:p>
      <text:p text:style-name="Normal">63),</text:p>
      <text:p text:style-name="Normal">('optio eius fuga',</text:p>
      <text:p text:style-name="Normal">17,</text:p>
      <text:p text:style-name="Normal">63),</text:p>
      <text:p text:style-name="Normal">('quae voluptas odit',</text:p>
      <text:p text:style-name="Normal">20,</text:p>
      <text:p text:style-name="Normal">63),</text:p>
      <text:p text:style-name="Normal">('magni omnis recusandae',</text:p>
      <text:p text:style-name="Normal">21,</text:p>
      <text:p text:style-name="Normal">63),</text:p>
      <text:p text:style-name="Normal">('illo eveniet eius',</text:p>
      <text:p text:style-name="Normal">24,</text:p>
      <text:p text:style-name="Normal">63),</text:p>
      <text:p text:style-name="Normal">('et est ullam',</text:p>
      <text:p text:style-name="Normal">30,</text:p>
      <text:p text:style-name="Normal">63),</text:p>
      <text:p text:style-name="Normal">('dicta excepturi aspernatur',</text:p>
      <text:p text:style-name="Normal">32,</text:p>
      <text:soft-page-break/>
      <text:p text:style-name="Normal">63),</text:p>
      <text:p text:style-name="Normal">('tempore quisquam officia',</text:p>
      <text:p text:style-name="Normal">33,</text:p>
      <text:p text:style-name="Normal">63),</text:p>
      <text:p text:style-name="Normal">('nihil quia rem',</text:p>
      <text:p text:style-name="Normal">35,</text:p>
      <text:p text:style-name="Normal">63),</text:p>
      <text:p text:style-name="Normal">('omnis tempora vel',</text:p>
      <text:p text:style-name="Normal">36,</text:p>
      <text:p text:style-name="Normal">63),</text:p>
      <text:p text:style-name="Normal">('atque omnis fugiat',</text:p>
      <text:p text:style-name="Normal">41,</text:p>
      <text:p text:style-name="Normal">63),</text:p>
      <text:p text:style-name="Normal">('velit qui voluptatibus',</text:p>
      <text:p text:style-name="Normal">54,</text:p>
      <text:p text:style-name="Normal">63),</text:p>
      <text:p text:style-name="Normal">('ullam aliquid sit',</text:p>
      <text:p text:style-name="Normal">57,</text:p>
      <text:p text:style-name="Normal">63),</text:p>
      <text:p text:style-name="Normal">('corrupti qui enim',</text:p>
      <text:p text:style-name="Normal">66,</text:p>
      <text:p text:style-name="Normal">63),</text:p>
      <text:p text:style-name="Normal">('maxime optio amet',</text:p>
      <text:p text:style-name="Normal">67,</text:p>
      <text:p text:style-name="Normal">63),</text:p>
      <text:p text:style-name="Normal">('aut et ut',</text:p>
      <text:p text:style-name="Normal">71,</text:p>
      <text:p text:style-name="Normal">63),</text:p>
      <text:p text:style-name="Normal">('occaecati culpa facere',</text:p>
      <text:p text:style-name="Normal">75,</text:p>
      <text:p text:style-name="Normal">63),</text:p>
      <text:soft-page-break/>
      <text:p text:style-name="Normal">('dolores eveniet eos',</text:p>
      <text:p text:style-name="Normal">76,</text:p>
      <text:p text:style-name="Normal">63),</text:p>
      <text:p text:style-name="Normal">('sunt est pariatur',</text:p>
      <text:p text:style-name="Normal">79,</text:p>
      <text:p text:style-name="Normal">63),</text:p>
      <text:p text:style-name="Normal">('numquam quis reprehenderit',</text:p>
      <text:p text:style-name="Normal">82,</text:p>
      <text:p text:style-name="Normal">63),</text:p>
      <text:p text:style-name="Normal">('exercitationem corporis officia',</text:p>
      <text:p text:style-name="Normal">91,</text:p>
      <text:p text:style-name="Normal">63),</text:p>
      <text:p text:style-name="Normal">('commodi autem distinctio',</text:p>
      <text:p text:style-name="Normal">94,</text:p>
      <text:p text:style-name="Normal">63),</text:p>
      <text:p text:style-name="Normal">('recusandae debitis rerum',</text:p>
      <text:p text:style-name="Normal">95,</text:p>
      <text:p text:style-name="Normal">63),</text:p>
      <text:p text:style-name="Normal">('ex iusto id',</text:p>
      <text:p text:style-name="Normal">97,</text:p>
      <text:p text:style-name="Normal">63),</text:p>
      <text:p text:style-name="Normal">('quo et aperiam',</text:p>
      <text:p text:style-name="Normal">3,</text:p>
      <text:p text:style-name="Normal">64),</text:p>
      <text:p text:style-name="Normal">('ut sint quis',</text:p>
      <text:p text:style-name="Normal">5,</text:p>
      <text:p text:style-name="Normal">64),</text:p>
      <text:p text:style-name="Normal">('molestiae dolor quia',</text:p>
      <text:p text:style-name="Normal">12,</text:p>
      <text:p text:style-name="Normal">64),</text:p>
      <text:p text:style-name="Normal">('quidem facere et',</text:p>
      <text:soft-page-break/>
      <text:p text:style-name="Normal">14,</text:p>
      <text:p text:style-name="Normal">64),</text:p>
      <text:p text:style-name="Normal">('dolorem est eius',</text:p>
      <text:p text:style-name="Normal">17,</text:p>
      <text:p text:style-name="Normal">64),</text:p>
      <text:p text:style-name="Normal">('ut assumenda facere',</text:p>
      <text:p text:style-name="Normal">21,</text:p>
      <text:p text:style-name="Normal">64),</text:p>
      <text:p text:style-name="Normal">('et tempore qui',</text:p>
      <text:p text:style-name="Normal">24,</text:p>
      <text:p text:style-name="Normal">64),</text:p>
      <text:p text:style-name="Normal">('qui quia in',</text:p>
      <text:p text:style-name="Normal">30,</text:p>
      <text:p text:style-name="Normal">64),</text:p>
      <text:p text:style-name="Normal">('rem aliquid deserunt',</text:p>
      <text:p text:style-name="Normal">32,</text:p>
      <text:p text:style-name="Normal">64),</text:p>
      <text:p text:style-name="Normal">('enim qui fugiat',</text:p>
      <text:p text:style-name="Normal">36,</text:p>
      <text:p text:style-name="Normal">64),</text:p>
      <text:p text:style-name="Normal">('ipsa deleniti modi',</text:p>
      <text:p text:style-name="Normal">41,</text:p>
      <text:p text:style-name="Normal">64),</text:p>
      <text:p text:style-name="Normal">('aut rem est',</text:p>
      <text:p text:style-name="Normal">42,</text:p>
      <text:p text:style-name="Normal">64),</text:p>
      <text:p text:style-name="Normal">('fugiat voluptatibus alias',</text:p>
      <text:p text:style-name="Normal">43,</text:p>
      <text:p text:style-name="Normal">64),</text:p>
      <text:p text:style-name="Normal">('asperiores dolores eius',</text:p>
      <text:p text:style-name="Normal">46,</text:p>
      <text:soft-page-break/>
      <text:p text:style-name="Normal">64),</text:p>
      <text:p text:style-name="Normal">('consequatur illum in',</text:p>
      <text:p text:style-name="Normal">48,</text:p>
      <text:p text:style-name="Normal">64),</text:p>
      <text:p text:style-name="Normal">('debitis rem non',</text:p>
      <text:p text:style-name="Normal">52,</text:p>
      <text:p text:style-name="Normal">64),</text:p>
      <text:p text:style-name="Normal">('labore at nihil',</text:p>
      <text:p text:style-name="Normal">54,</text:p>
      <text:p text:style-name="Normal">64),</text:p>
      <text:p text:style-name="Normal">('aut vitae molestias',</text:p>
      <text:p text:style-name="Normal">57,</text:p>
      <text:p text:style-name="Normal">64),</text:p>
      <text:p text:style-name="Normal">('sed iste harum',</text:p>
      <text:p text:style-name="Normal">63,</text:p>
      <text:p text:style-name="Normal">64),</text:p>
      <text:p text:style-name="Normal">('aut voluptatem ratione',</text:p>
      <text:p text:style-name="Normal">66,</text:p>
      <text:p text:style-name="Normal">64),</text:p>
      <text:p text:style-name="Normal">('rerum quis consequatur',</text:p>
      <text:p text:style-name="Normal">69,</text:p>
      <text:p text:style-name="Normal">64),</text:p>
      <text:p text:style-name="Normal">('quia earum qui',</text:p>
      <text:p text:style-name="Normal">70,</text:p>
      <text:p text:style-name="Normal">64),</text:p>
      <text:p text:style-name="Normal">('vel quos qui',</text:p>
      <text:p text:style-name="Normal">71,</text:p>
      <text:p text:style-name="Normal">64),</text:p>
      <text:p text:style-name="Normal">('saepe dignissimos ducimus',</text:p>
      <text:p text:style-name="Normal">75,</text:p>
      <text:p text:style-name="Normal">64),</text:p>
      <text:soft-page-break/>
      <text:p text:style-name="Normal">('neque ea in',</text:p>
      <text:p text:style-name="Normal">76,</text:p>
      <text:p text:style-name="Normal">64),</text:p>
      <text:p text:style-name="Normal">('similique vel veniam',</text:p>
      <text:p text:style-name="Normal">87,</text:p>
      <text:p text:style-name="Normal">64),</text:p>
      <text:p text:style-name="Normal">('blanditiis aliquam non',</text:p>
      <text:p text:style-name="Normal">91,</text:p>
      <text:p text:style-name="Normal">64),</text:p>
      <text:p text:style-name="Normal">('aperiam consequatur similique',</text:p>
      <text:p text:style-name="Normal">92,</text:p>
      <text:p text:style-name="Normal">64),</text:p>
      <text:p text:style-name="Normal">('harum consectetur eum',</text:p>
      <text:p text:style-name="Normal">95,</text:p>
      <text:p text:style-name="Normal">64),</text:p>
      <text:p text:style-name="Normal">('autem voluptas dolore',</text:p>
      <text:p text:style-name="Normal">96,</text:p>
      <text:p text:style-name="Normal">64),</text:p>
      <text:p text:style-name="Normal">('fuga quasi consequatur',</text:p>
      <text:p text:style-name="Normal">5,</text:p>
      <text:p text:style-name="Normal">65),</text:p>
      <text:p text:style-name="Normal">('aut incidunt officia',</text:p>
      <text:p text:style-name="Normal">14,</text:p>
      <text:p text:style-name="Normal">65),</text:p>
      <text:p text:style-name="Normal">('ut consequuntur assumenda',</text:p>
      <text:p text:style-name="Normal">15,</text:p>
      <text:p text:style-name="Normal">65),</text:p>
      <text:p text:style-name="Normal">('totam enim sapiente',</text:p>
      <text:p text:style-name="Normal">16,</text:p>
      <text:p text:style-name="Normal">65),</text:p>
      <text:p text:style-name="Normal">('qui explicabo qui',</text:p>
      <text:soft-page-break/>
      <text:p text:style-name="Normal">21,</text:p>
      <text:p text:style-name="Normal">65),</text:p>
      <text:p text:style-name="Normal">('rerum provident ea',</text:p>
      <text:p text:style-name="Normal">24,</text:p>
      <text:p text:style-name="Normal">65),</text:p>
      <text:p text:style-name="Normal">('dicta rerum voluptate',</text:p>
      <text:p text:style-name="Normal">30,</text:p>
      <text:p text:style-name="Normal">65),</text:p>
      <text:p text:style-name="Normal">('culpa aliquam tempore',</text:p>
      <text:p text:style-name="Normal">32,</text:p>
      <text:p text:style-name="Normal">65),</text:p>
      <text:p text:style-name="Normal">('quo sint ut',</text:p>
      <text:p text:style-name="Normal">36,</text:p>
      <text:p text:style-name="Normal">65),</text:p>
      <text:p text:style-name="Normal">('laudantium magnam et',</text:p>
      <text:p text:style-name="Normal">41,</text:p>
      <text:p text:style-name="Normal">65),</text:p>
      <text:p text:style-name="Normal">('illum commodi aut',</text:p>
      <text:p text:style-name="Normal">54,</text:p>
      <text:p text:style-name="Normal">65),</text:p>
      <text:p text:style-name="Normal">('vel ullam aperiam',</text:p>
      <text:p text:style-name="Normal">57,</text:p>
      <text:p text:style-name="Normal">65),</text:p>
      <text:p text:style-name="Normal">('fuga hic nulla',</text:p>
      <text:p text:style-name="Normal">62,</text:p>
      <text:p text:style-name="Normal">65),</text:p>
      <text:p text:style-name="Normal">('at ut laudantium',</text:p>
      <text:p text:style-name="Normal">65,</text:p>
      <text:p text:style-name="Normal">65),</text:p>
      <text:p text:style-name="Normal">('voluptas dolor possimus',</text:p>
      <text:p text:style-name="Normal">66,</text:p>
      <text:soft-page-break/>
      <text:p text:style-name="Normal">65),</text:p>
      <text:p text:style-name="Normal">('eligendi optio velit',</text:p>
      <text:p text:style-name="Normal">67,</text:p>
      <text:p text:style-name="Normal">65),</text:p>
      <text:p text:style-name="Normal">('quos quam quibusdam',</text:p>
      <text:p text:style-name="Normal">71,</text:p>
      <text:p text:style-name="Normal">65),</text:p>
      <text:p text:style-name="Normal">('optio magni esse',</text:p>
      <text:p text:style-name="Normal">75,</text:p>
      <text:p text:style-name="Normal">65),</text:p>
      <text:p text:style-name="Normal">('qui reprehenderit ad',</text:p>
      <text:p text:style-name="Normal">76,</text:p>
      <text:p text:style-name="Normal">65),</text:p>
      <text:p text:style-name="Normal">('non aut fugit',</text:p>
      <text:p text:style-name="Normal">82,</text:p>
      <text:p text:style-name="Normal">65),</text:p>
      <text:p text:style-name="Normal">('voluptas nihil tempore',</text:p>
      <text:p text:style-name="Normal">91,</text:p>
      <text:p text:style-name="Normal">65),</text:p>
      <text:p text:style-name="Normal">('necessitatibus et soluta',</text:p>
      <text:p text:style-name="Normal">93,</text:p>
      <text:p text:style-name="Normal">65),</text:p>
      <text:p text:style-name="Normal">('quia a sunt',</text:p>
      <text:p text:style-name="Normal">94,</text:p>
      <text:p text:style-name="Normal">65),</text:p>
      <text:p text:style-name="Normal">('numquam qui quia',</text:p>
      <text:p text:style-name="Normal">99,</text:p>
      <text:p text:style-name="Normal">65),</text:p>
      <text:p text:style-name="Normal">('odio id consequatur',</text:p>
      <text:p text:style-name="Normal">2,</text:p>
      <text:p text:style-name="Normal">66),</text:p>
      <text:soft-page-break/>
      <text:p text:style-name="Normal">('quo optio reiciendis',</text:p>
      <text:p text:style-name="Normal">5,</text:p>
      <text:p text:style-name="Normal">66),</text:p>
      <text:p text:style-name="Normal">('iure qui quos',</text:p>
      <text:p text:style-name="Normal">6,</text:p>
      <text:p text:style-name="Normal">66),</text:p>
      <text:p text:style-name="Normal">('et ipsam et',</text:p>
      <text:p text:style-name="Normal">11,</text:p>
      <text:p text:style-name="Normal">66),</text:p>
      <text:p text:style-name="Normal">('minus dolore assumenda',</text:p>
      <text:p text:style-name="Normal">12,</text:p>
      <text:p text:style-name="Normal">66),</text:p>
      <text:p text:style-name="Normal">('tenetur fugit illo',</text:p>
      <text:p text:style-name="Normal">14,</text:p>
      <text:p text:style-name="Normal">66),</text:p>
      <text:p text:style-name="Normal">('voluptatem praesentium nemo',</text:p>
      <text:p text:style-name="Normal">18,</text:p>
      <text:p text:style-name="Normal">66),</text:p>
      <text:p text:style-name="Normal">('sit quo cum',</text:p>
      <text:p text:style-name="Normal">21,</text:p>
      <text:p text:style-name="Normal">66),</text:p>
      <text:p text:style-name="Normal">('voluptas ipsam commodi',</text:p>
      <text:p text:style-name="Normal">22,</text:p>
      <text:p text:style-name="Normal">66),</text:p>
      <text:p text:style-name="Normal">('asperiores est vitae',</text:p>
      <text:p text:style-name="Normal">24,</text:p>
      <text:p text:style-name="Normal">66),</text:p>
      <text:p text:style-name="Normal">('nemo quia voluptatem',</text:p>
      <text:p text:style-name="Normal">27,</text:p>
      <text:p text:style-name="Normal">66),</text:p>
      <text:p text:style-name="Normal">('iste similique dignissimos',</text:p>
      <text:soft-page-break/>
      <text:p text:style-name="Normal">30,</text:p>
      <text:p text:style-name="Normal">66),</text:p>
      <text:p text:style-name="Normal">('tempora laboriosam totam',</text:p>
      <text:p text:style-name="Normal">33,</text:p>
      <text:p text:style-name="Normal">66),</text:p>
      <text:p text:style-name="Normal">('incidunt iusto et',</text:p>
      <text:p text:style-name="Normal">36,</text:p>
      <text:p text:style-name="Normal">66),</text:p>
      <text:p text:style-name="Normal">('et corporis quidem',</text:p>
      <text:p text:style-name="Normal">40,</text:p>
      <text:p text:style-name="Normal">66),</text:p>
      <text:p text:style-name="Normal">('quae voluptatem ad',</text:p>
      <text:p text:style-name="Normal">41,</text:p>
      <text:p text:style-name="Normal">66),</text:p>
      <text:p text:style-name="Normal">('aut consequatur eaque',</text:p>
      <text:p text:style-name="Normal">54,</text:p>
      <text:p text:style-name="Normal">66),</text:p>
      <text:p text:style-name="Normal">('qui sunt dolorem',</text:p>
      <text:p text:style-name="Normal">55,</text:p>
      <text:p text:style-name="Normal">66),</text:p>
      <text:p text:style-name="Normal">('explicabo aspernatur rerum',</text:p>
      <text:p text:style-name="Normal">56,</text:p>
      <text:p text:style-name="Normal">66),</text:p>
      <text:p text:style-name="Normal">('quia eos deserunt',</text:p>
      <text:p text:style-name="Normal">57,</text:p>
      <text:p text:style-name="Normal">66),</text:p>
      <text:p text:style-name="Normal">('et voluptas ipsum',</text:p>
      <text:p text:style-name="Normal">66,</text:p>
      <text:p text:style-name="Normal">66),</text:p>
      <text:p text:style-name="Normal">('qui harum qui',</text:p>
      <text:p text:style-name="Normal">69,</text:p>
      <text:soft-page-break/>
      <text:p text:style-name="Normal">66),</text:p>
      <text:p text:style-name="Normal">('maiores voluptatem in',</text:p>
      <text:p text:style-name="Normal">71,</text:p>
      <text:p text:style-name="Normal">66),</text:p>
      <text:p text:style-name="Normal">('nihil consequuntur quod',</text:p>
      <text:p text:style-name="Normal">75,</text:p>
      <text:p text:style-name="Normal">66),</text:p>
      <text:p text:style-name="Normal">('aut rerum est',</text:p>
      <text:p text:style-name="Normal">76,</text:p>
      <text:p text:style-name="Normal">66),</text:p>
      <text:p text:style-name="Normal">('accusamus praesentium amet',</text:p>
      <text:p text:style-name="Normal">91,</text:p>
      <text:p text:style-name="Normal">66),</text:p>
      <text:p text:style-name="Normal">('accusantium aut numquam',</text:p>
      <text:p text:style-name="Normal">95,</text:p>
      <text:p text:style-name="Normal">66),</text:p>
      <text:p text:style-name="Normal">('reiciendis pariatur occaecati',</text:p>
      <text:p text:style-name="Normal">100,</text:p>
      <text:p text:style-name="Normal">66),</text:p>
      <text:p text:style-name="Normal">('aut maxime consequatur',</text:p>
      <text:p text:style-name="Normal">2,</text:p>
      <text:p text:style-name="Normal">67),</text:p>
      <text:p text:style-name="Normal">('est necessitatibus cum',</text:p>
      <text:p text:style-name="Normal">5,</text:p>
      <text:p text:style-name="Normal">67),</text:p>
      <text:p text:style-name="Normal">('aspernatur ex inventore',</text:p>
      <text:p text:style-name="Normal">13,</text:p>
      <text:p text:style-name="Normal">67),</text:p>
      <text:p text:style-name="Normal">('quia accusamus nisi',</text:p>
      <text:p text:style-name="Normal">14,</text:p>
      <text:p text:style-name="Normal">67),</text:p>
      <text:soft-page-break/>
      <text:p text:style-name="Normal">('debitis ipsa sit',</text:p>
      <text:p text:style-name="Normal">18,</text:p>
      <text:p text:style-name="Normal">67),</text:p>
      <text:p text:style-name="Normal">('pariatur enim quo',</text:p>
      <text:p text:style-name="Normal">21,</text:p>
      <text:p text:style-name="Normal">67),</text:p>
      <text:p text:style-name="Normal">('sunt unde voluptate',</text:p>
      <text:p text:style-name="Normal">24,</text:p>
      <text:p text:style-name="Normal">67),</text:p>
      <text:p text:style-name="Normal">('sit sit occaecati',</text:p>
      <text:p text:style-name="Normal">26,</text:p>
      <text:p text:style-name="Normal">67),</text:p>
      <text:p text:style-name="Normal">('maxime rem consequuntur',</text:p>
      <text:p text:style-name="Normal">27,</text:p>
      <text:p text:style-name="Normal">67),</text:p>
      <text:p text:style-name="Normal">('voluptatem voluptatibus voluptatem',</text:p>
      <text:p text:style-name="Normal">30,</text:p>
      <text:p text:style-name="Normal">67),</text:p>
      <text:p text:style-name="Normal">('inventore quam et',</text:p>
      <text:p text:style-name="Normal">35,</text:p>
      <text:p text:style-name="Normal">67),</text:p>
      <text:p text:style-name="Normal">('repudiandae dolor molestiae',</text:p>
      <text:p text:style-name="Normal">36,</text:p>
      <text:p text:style-name="Normal">67),</text:p>
      <text:p text:style-name="Normal">('molestiae qui excepturi',</text:p>
      <text:p text:style-name="Normal">39,</text:p>
      <text:p text:style-name="Normal">67),</text:p>
      <text:p text:style-name="Normal">('qui ea voluptas',</text:p>
      <text:p text:style-name="Normal">41,</text:p>
      <text:p text:style-name="Normal">67),</text:p>
      <text:p text:style-name="Normal">('a quia quisquam',</text:p>
      <text:soft-page-break/>
      <text:p text:style-name="Normal">42,</text:p>
      <text:p text:style-name="Normal">67),</text:p>
      <text:p text:style-name="Normal">('velit illum beatae',</text:p>
      <text:p text:style-name="Normal">43,</text:p>
      <text:p text:style-name="Normal">67),</text:p>
      <text:p text:style-name="Normal">('saepe occaecati placeat',</text:p>
      <text:p text:style-name="Normal">52,</text:p>
      <text:p text:style-name="Normal">67),</text:p>
      <text:p text:style-name="Normal">('nihil odio repudiandae',</text:p>
      <text:p text:style-name="Normal">54,</text:p>
      <text:p text:style-name="Normal">67),</text:p>
      <text:p text:style-name="Normal">('porro aut nisi',</text:p>
      <text:p text:style-name="Normal">57,</text:p>
      <text:p text:style-name="Normal">67),</text:p>
      <text:p text:style-name="Normal">('facilis modi molestias',</text:p>
      <text:p text:style-name="Normal">65,</text:p>
      <text:p text:style-name="Normal">67),</text:p>
      <text:p text:style-name="Normal">('tempore praesentium vero',</text:p>
      <text:p text:style-name="Normal">66,</text:p>
      <text:p text:style-name="Normal">67),</text:p>
      <text:p text:style-name="Normal">('aut quas non',</text:p>
      <text:p text:style-name="Normal">71,</text:p>
      <text:p text:style-name="Normal">67),</text:p>
      <text:p text:style-name="Normal">('necessitatibus labore officia',</text:p>
      <text:p text:style-name="Normal">72,</text:p>
      <text:p text:style-name="Normal">67),</text:p>
      <text:p text:style-name="Normal">('qui maiores rerum',</text:p>
      <text:p text:style-name="Normal">73,</text:p>
      <text:p text:style-name="Normal">67),</text:p>
      <text:p text:style-name="Normal">('cum labore voluptatem',</text:p>
      <text:p text:style-name="Normal">75,</text:p>
      <text:soft-page-break/>
      <text:p text:style-name="Normal">67),</text:p>
      <text:p text:style-name="Normal">('et repellat unde',</text:p>
      <text:p text:style-name="Normal">76,</text:p>
      <text:p text:style-name="Normal">67),</text:p>
      <text:p text:style-name="Normal">('alias et blanditiis',</text:p>
      <text:p text:style-name="Normal">85,</text:p>
      <text:p text:style-name="Normal">67),</text:p>
      <text:p text:style-name="Normal">('blanditiis ut quis',</text:p>
      <text:p text:style-name="Normal">91,</text:p>
      <text:p text:style-name="Normal">67),</text:p>
      <text:p text:style-name="Normal">('asperiores id voluptas',</text:p>
      <text:p text:style-name="Normal">92,</text:p>
      <text:p text:style-name="Normal">67),</text:p>
      <text:p text:style-name="Normal">('blanditiis vel dolorem',</text:p>
      <text:p text:style-name="Normal">2,</text:p>
      <text:p text:style-name="Normal">68),</text:p>
      <text:p text:style-name="Normal">('aspernatur voluptates ab',</text:p>
      <text:p text:style-name="Normal">4,</text:p>
      <text:p text:style-name="Normal">68),</text:p>
      <text:p text:style-name="Normal">('voluptatum error excepturi',</text:p>
      <text:p text:style-name="Normal">5,</text:p>
      <text:p text:style-name="Normal">68),</text:p>
      <text:p text:style-name="Normal">('ut est voluptas',</text:p>
      <text:p text:style-name="Normal">14,</text:p>
      <text:p text:style-name="Normal">68),</text:p>
      <text:p text:style-name="Normal">('quae ut ut',</text:p>
      <text:p text:style-name="Normal">16,</text:p>
      <text:p text:style-name="Normal">68),</text:p>
      <text:p text:style-name="Normal">('et distinctio porro',</text:p>
      <text:p text:style-name="Normal">18,</text:p>
      <text:p text:style-name="Normal">68),</text:p>
      <text:soft-page-break/>
      <text:p text:style-name="Normal">('non voluptate et',</text:p>
      <text:p text:style-name="Normal">21,</text:p>
      <text:p text:style-name="Normal">68),</text:p>
      <text:p text:style-name="Normal">('veritatis voluptatem autem',</text:p>
      <text:p text:style-name="Normal">24,</text:p>
      <text:p text:style-name="Normal">68),</text:p>
      <text:p text:style-name="Normal">('eos accusamus in',</text:p>
      <text:p text:style-name="Normal">26,</text:p>
      <text:p text:style-name="Normal">68),</text:p>
      <text:p text:style-name="Normal">('nisi consectetur animi',</text:p>
      <text:p text:style-name="Normal">36,</text:p>
      <text:p text:style-name="Normal">68),</text:p>
      <text:p text:style-name="Normal">('eos perferendis enim',</text:p>
      <text:p text:style-name="Normal">38,</text:p>
      <text:p text:style-name="Normal">68),</text:p>
      <text:p text:style-name="Normal">('laboriosam reprehenderit mollitia',</text:p>
      <text:p text:style-name="Normal">39,</text:p>
      <text:p text:style-name="Normal">68),</text:p>
      <text:p text:style-name="Normal">('a aut sit',</text:p>
      <text:p text:style-name="Normal">41,</text:p>
      <text:p text:style-name="Normal">68),</text:p>
      <text:p text:style-name="Normal">('expedita optio alias',</text:p>
      <text:p text:style-name="Normal">42,</text:p>
      <text:p text:style-name="Normal">68),</text:p>
      <text:p text:style-name="Normal">('sed cupiditate asperiores',</text:p>
      <text:p text:style-name="Normal">43,</text:p>
      <text:p text:style-name="Normal">68),</text:p>
      <text:p text:style-name="Normal">('dolorem numquam in',</text:p>
      <text:p text:style-name="Normal">46,</text:p>
      <text:p text:style-name="Normal">68),</text:p>
      <text:p text:style-name="Normal">('facilis nostrum temporibus',</text:p>
      <text:soft-page-break/>
      <text:p text:style-name="Normal">47,</text:p>
      <text:p text:style-name="Normal">68),</text:p>
      <text:p text:style-name="Normal">('aut nobis vero',</text:p>
      <text:p text:style-name="Normal">54,</text:p>
      <text:p text:style-name="Normal">68),</text:p>
      <text:p text:style-name="Normal">('esse itaque est',</text:p>
      <text:p text:style-name="Normal">56,</text:p>
      <text:p text:style-name="Normal">68),</text:p>
      <text:p text:style-name="Normal">('aperiam cumque voluptates',</text:p>
      <text:p text:style-name="Normal">57,</text:p>
      <text:p text:style-name="Normal">68),</text:p>
      <text:p text:style-name="Normal">('eligendi quo et',</text:p>
      <text:p text:style-name="Normal">61,</text:p>
      <text:p text:style-name="Normal">68),</text:p>
      <text:p text:style-name="Normal">('sunt suscipit dignissimos',</text:p>
      <text:p text:style-name="Normal">66,</text:p>
      <text:p text:style-name="Normal">68),</text:p>
      <text:p text:style-name="Normal">('sint rerum nostrum',</text:p>
      <text:p text:style-name="Normal">67,</text:p>
      <text:p text:style-name="Normal">68),</text:p>
      <text:p text:style-name="Normal">('omnis ut velit',</text:p>
      <text:p text:style-name="Normal">69,</text:p>
      <text:p text:style-name="Normal">68),</text:p>
      <text:p text:style-name="Normal">('in illo quis',</text:p>
      <text:p text:style-name="Normal">71,</text:p>
      <text:p text:style-name="Normal">68),</text:p>
      <text:p text:style-name="Normal">('sed rem earum',</text:p>
      <text:p text:style-name="Normal">75,</text:p>
      <text:p text:style-name="Normal">68),</text:p>
      <text:p text:style-name="Normal">('voluptas ut reiciendis',</text:p>
      <text:p text:style-name="Normal">76,</text:p>
      <text:soft-page-break/>
      <text:p text:style-name="Normal">68),</text:p>
      <text:p text:style-name="Normal">('delectus vero natus',</text:p>
      <text:p text:style-name="Normal">79,</text:p>
      <text:p text:style-name="Normal">68),</text:p>
      <text:p text:style-name="Normal">('et sit eius',</text:p>
      <text:p text:style-name="Normal">91,</text:p>
      <text:p text:style-name="Normal">68),</text:p>
      <text:p text:style-name="Normal">('dicta perferendis dolor',</text:p>
      <text:p text:style-name="Normal">95,</text:p>
      <text:p text:style-name="Normal">68),</text:p>
      <text:p text:style-name="Normal">('et sit beatae',</text:p>
      <text:p text:style-name="Normal">5,</text:p>
      <text:p text:style-name="Normal">69),</text:p>
      <text:p text:style-name="Normal">('modi in sunt',</text:p>
      <text:p text:style-name="Normal">9,</text:p>
      <text:p text:style-name="Normal">69),</text:p>
      <text:p text:style-name="Normal">('ad est ut',</text:p>
      <text:p text:style-name="Normal">14,</text:p>
      <text:p text:style-name="Normal">69),</text:p>
      <text:p text:style-name="Normal">('natus error minima',</text:p>
      <text:p text:style-name="Normal">16,</text:p>
      <text:p text:style-name="Normal">69),</text:p>
      <text:p text:style-name="Normal">('aliquam officia cumque',</text:p>
      <text:p text:style-name="Normal">21,</text:p>
      <text:p text:style-name="Normal">69),</text:p>
      <text:p text:style-name="Normal">('magni consequuntur alias',</text:p>
      <text:p text:style-name="Normal">24,</text:p>
      <text:p text:style-name="Normal">69),</text:p>
      <text:p text:style-name="Normal">('quod asperiores voluptatem',</text:p>
      <text:p text:style-name="Normal">31,</text:p>
      <text:p text:style-name="Normal">69),</text:p>
      <text:soft-page-break/>
      <text:p text:style-name="Normal">('id dolor facilis',</text:p>
      <text:p text:style-name="Normal">36,</text:p>
      <text:p text:style-name="Normal">69),</text:p>
      <text:p text:style-name="Normal">('vitae hic hic',</text:p>
      <text:p text:style-name="Normal">37,</text:p>
      <text:p text:style-name="Normal">69),</text:p>
      <text:p text:style-name="Normal">('natus culpa non',</text:p>
      <text:p text:style-name="Normal">41,</text:p>
      <text:p text:style-name="Normal">69),</text:p>
      <text:p text:style-name="Normal">('neque nesciunt similique',</text:p>
      <text:p text:style-name="Normal">47,</text:p>
      <text:p text:style-name="Normal">69),</text:p>
      <text:p text:style-name="Normal">('soluta nihil nemo',</text:p>
      <text:p text:style-name="Normal">48,</text:p>
      <text:p text:style-name="Normal">69),</text:p>
      <text:p text:style-name="Normal">('quia unde vitae',</text:p>
      <text:p text:style-name="Normal">54,</text:p>
      <text:p text:style-name="Normal">69),</text:p>
      <text:p text:style-name="Normal">('ducimus nam velit',</text:p>
      <text:p text:style-name="Normal">57,</text:p>
      <text:p text:style-name="Normal">69),</text:p>
      <text:p text:style-name="Normal">('quaerat et voluptatem',</text:p>
      <text:p text:style-name="Normal">60,</text:p>
      <text:p text:style-name="Normal">69),</text:p>
      <text:p text:style-name="Normal">('a architecto ut',</text:p>
      <text:p text:style-name="Normal">66,</text:p>
      <text:p text:style-name="Normal">69),</text:p>
      <text:p text:style-name="Normal">('dolorum enim laboriosam',</text:p>
      <text:p text:style-name="Normal">71,</text:p>
      <text:p text:style-name="Normal">69),</text:p>
      <text:p text:style-name="Normal">('perspiciatis consequuntur nobis',</text:p>
      <text:soft-page-break/>
      <text:p text:style-name="Normal">73,</text:p>
      <text:p text:style-name="Normal">69),</text:p>
      <text:p text:style-name="Normal">('quae atque quo',</text:p>
      <text:p text:style-name="Normal">75,</text:p>
      <text:p text:style-name="Normal">69),</text:p>
      <text:p text:style-name="Normal">('expedita quisquam ipsa',</text:p>
      <text:p text:style-name="Normal">76,</text:p>
      <text:p text:style-name="Normal">69),</text:p>
      <text:p text:style-name="Normal">('ut dolores tempore',</text:p>
      <text:p text:style-name="Normal">79,</text:p>
      <text:p text:style-name="Normal">69),</text:p>
      <text:p text:style-name="Normal">('necessitatibus omnis maiores',</text:p>
      <text:p text:style-name="Normal">87,</text:p>
      <text:p text:style-name="Normal">69),</text:p>
      <text:p text:style-name="Normal">('doloribus autem quia',</text:p>
      <text:p text:style-name="Normal">91,</text:p>
      <text:p text:style-name="Normal">69),</text:p>
      <text:p text:style-name="Normal">('et dolore dolorum',</text:p>
      <text:p text:style-name="Normal">97,</text:p>
      <text:p text:style-name="Normal">69),</text:p>
      <text:p text:style-name="Normal">('omnis autem quis',</text:p>
      <text:p text:style-name="Normal">2,</text:p>
      <text:p text:style-name="Normal">70),</text:p>
      <text:p text:style-name="Normal">('minus non iure',</text:p>
      <text:p text:style-name="Normal">4,</text:p>
      <text:p text:style-name="Normal">70),</text:p>
      <text:p text:style-name="Normal">('expedita cum voluptatibus',</text:p>
      <text:p text:style-name="Normal">5,</text:p>
      <text:p text:style-name="Normal">70),</text:p>
      <text:p text:style-name="Normal">('laboriosam praesentium odio',</text:p>
      <text:p text:style-name="Normal">6,</text:p>
      <text:soft-page-break/>
      <text:p text:style-name="Normal">70),</text:p>
      <text:p text:style-name="Normal">('sit incidunt repellendus',</text:p>
      <text:p text:style-name="Normal">12,</text:p>
      <text:p text:style-name="Normal">70),</text:p>
      <text:p text:style-name="Normal">('repellat enim voluptates',</text:p>
      <text:p text:style-name="Normal">14,</text:p>
      <text:p text:style-name="Normal">70),</text:p>
      <text:p text:style-name="Normal">('dolor deleniti sit',</text:p>
      <text:p text:style-name="Normal">16,</text:p>
      <text:p text:style-name="Normal">70),</text:p>
      <text:p text:style-name="Normal">('labore non et',</text:p>
      <text:p text:style-name="Normal">21,</text:p>
      <text:p text:style-name="Normal">70),</text:p>
      <text:p text:style-name="Normal">('sit qui sunt',</text:p>
      <text:p text:style-name="Normal">24,</text:p>
      <text:p text:style-name="Normal">70),</text:p>
      <text:p text:style-name="Normal">('asperiores et ipsum',</text:p>
      <text:p text:style-name="Normal">36,</text:p>
      <text:p text:style-name="Normal">70),</text:p>
      <text:p text:style-name="Normal">('quia est quisquam',</text:p>
      <text:p text:style-name="Normal">40,</text:p>
      <text:p text:style-name="Normal">70),</text:p>
      <text:p text:style-name="Normal">('itaque aliquid quo',</text:p>
      <text:p text:style-name="Normal">41,</text:p>
      <text:p text:style-name="Normal">70),</text:p>
      <text:p text:style-name="Normal">('placeat aspernatur non',</text:p>
      <text:p text:style-name="Normal">43,</text:p>
      <text:p text:style-name="Normal">70),</text:p>
      <text:p text:style-name="Normal">('cumque asperiores et',</text:p>
      <text:p text:style-name="Normal">54,</text:p>
      <text:p text:style-name="Normal">70),</text:p>
      <text:soft-page-break/>
      <text:p text:style-name="Normal">('reprehenderit in officia',</text:p>
      <text:p text:style-name="Normal">57,</text:p>
      <text:p text:style-name="Normal">70),</text:p>
      <text:p text:style-name="Normal">('nam et aut',</text:p>
      <text:p text:style-name="Normal">66,</text:p>
      <text:p text:style-name="Normal">70),</text:p>
      <text:p text:style-name="Normal">('ipsum quos animi',</text:p>
      <text:p text:style-name="Normal">67,</text:p>
      <text:p text:style-name="Normal">70),</text:p>
      <text:p text:style-name="Normal">('in quo ex',</text:p>
      <text:p text:style-name="Normal">70,</text:p>
      <text:p text:style-name="Normal">70),</text:p>
      <text:p text:style-name="Normal">('unde esse commodi',</text:p>
      <text:p text:style-name="Normal">71,</text:p>
      <text:p text:style-name="Normal">70),</text:p>
      <text:p text:style-name="Normal">('voluptatem iste expedita',</text:p>
      <text:p text:style-name="Normal">72,</text:p>
      <text:p text:style-name="Normal">70),</text:p>
      <text:p text:style-name="Normal">('rerum dolorem aut',</text:p>
      <text:p text:style-name="Normal">75,</text:p>
      <text:p text:style-name="Normal">70),</text:p>
      <text:p text:style-name="Normal">('inventore incidunt quaerat',</text:p>
      <text:p text:style-name="Normal">76,</text:p>
      <text:p text:style-name="Normal">70),</text:p>
      <text:p text:style-name="Normal">('non nihil est',</text:p>
      <text:p text:style-name="Normal">87,</text:p>
      <text:p text:style-name="Normal">70),</text:p>
      <text:p text:style-name="Normal">('a molestiae omnis',</text:p>
      <text:p text:style-name="Normal">91,</text:p>
      <text:p text:style-name="Normal">70),</text:p>
      <text:p text:style-name="Normal">('sit voluptas et',</text:p>
      <text:soft-page-break/>
      <text:p text:style-name="Normal">99,</text:p>
      <text:p text:style-name="Normal">70),</text:p>
      <text:p text:style-name="Normal">('ipsum vel culpa',</text:p>
      <text:p text:style-name="Normal">100,</text:p>
      <text:p text:style-name="Normal">70),</text:p>
      <text:p text:style-name="Normal">('dolorem enim illo',</text:p>
      <text:p text:style-name="Normal">5,</text:p>
      <text:p text:style-name="Normal">71),</text:p>
      <text:p text:style-name="Normal">('aperiam et aut',</text:p>
      <text:p text:style-name="Normal">9,</text:p>
      <text:p text:style-name="Normal">71),</text:p>
      <text:p text:style-name="Normal">('vitae distinctio nobis',</text:p>
      <text:p text:style-name="Normal">13,</text:p>
      <text:p text:style-name="Normal">71),</text:p>
      <text:p text:style-name="Normal">('et porro sint',</text:p>
      <text:p text:style-name="Normal">14,</text:p>
      <text:p text:style-name="Normal">71),</text:p>
      <text:p text:style-name="Normal">('magni quia veniam',</text:p>
      <text:p text:style-name="Normal">15,</text:p>
      <text:p text:style-name="Normal">71),</text:p>
      <text:p text:style-name="Normal">('sunt nam accusamus',</text:p>
      <text:p text:style-name="Normal">21,</text:p>
      <text:p text:style-name="Normal">71),</text:p>
      <text:p text:style-name="Normal">('id enim eos',</text:p>
      <text:p text:style-name="Normal">24,</text:p>
      <text:p text:style-name="Normal">71),</text:p>
      <text:p text:style-name="Normal">('cumque rerum quia',</text:p>
      <text:p text:style-name="Normal">31,</text:p>
      <text:p text:style-name="Normal">71),</text:p>
      <text:p text:style-name="Normal">('dolore qui suscipit',</text:p>
      <text:p text:style-name="Normal">32,</text:p>
      <text:soft-page-break/>
      <text:p text:style-name="Normal">71),</text:p>
      <text:p text:style-name="Normal">('qui in iusto',</text:p>
      <text:p text:style-name="Normal">36,</text:p>
      <text:p text:style-name="Normal">71),</text:p>
      <text:p text:style-name="Normal">('doloribus alias quam',</text:p>
      <text:p text:style-name="Normal">39,</text:p>
      <text:p text:style-name="Normal">71),</text:p>
      <text:p text:style-name="Normal">('consequatur id et',</text:p>
      <text:p text:style-name="Normal">41,</text:p>
      <text:p text:style-name="Normal">71),</text:p>
      <text:p text:style-name="Normal">('distinctio eos et',</text:p>
      <text:p text:style-name="Normal">43,</text:p>
      <text:p text:style-name="Normal">71),</text:p>
      <text:p text:style-name="Normal">('porro omnis omnis',</text:p>
      <text:p text:style-name="Normal">54,</text:p>
      <text:p text:style-name="Normal">71),</text:p>
      <text:p text:style-name="Normal">('unde ipsa aliquam',</text:p>
      <text:p text:style-name="Normal">57,</text:p>
      <text:p text:style-name="Normal">71),</text:p>
      <text:p text:style-name="Normal">('ea architecto veritatis',</text:p>
      <text:p text:style-name="Normal">60,</text:p>
      <text:p text:style-name="Normal">71),</text:p>
      <text:p text:style-name="Normal">('aut adipisci ratione',</text:p>
      <text:p text:style-name="Normal">63,</text:p>
      <text:p text:style-name="Normal">71),</text:p>
      <text:p text:style-name="Normal">('quam et voluptas',</text:p>
      <text:p text:style-name="Normal">66,</text:p>
      <text:p text:style-name="Normal">71),</text:p>
      <text:p text:style-name="Normal">('et vitae aliquid',</text:p>
      <text:p text:style-name="Normal">71,</text:p>
      <text:p text:style-name="Normal">71),</text:p>
      <text:soft-page-break/>
      <text:p text:style-name="Normal">('repellendus blanditiis voluptatum',</text:p>
      <text:p text:style-name="Normal">73,</text:p>
      <text:p text:style-name="Normal">71),</text:p>
      <text:p text:style-name="Normal">('nihil consequuntur repellendus',</text:p>
      <text:p text:style-name="Normal">75,</text:p>
      <text:p text:style-name="Normal">71),</text:p>
      <text:p text:style-name="Normal">('aperiam nesciunt est',</text:p>
      <text:p text:style-name="Normal">76,</text:p>
      <text:p text:style-name="Normal">71),</text:p>
      <text:p text:style-name="Normal">('vel fuga aperiam',</text:p>
      <text:p text:style-name="Normal">91,</text:p>
      <text:p text:style-name="Normal">71),</text:p>
      <text:p text:style-name="Normal">('rerum tempora voluptas',</text:p>
      <text:p text:style-name="Normal">94,</text:p>
      <text:p text:style-name="Normal">71),</text:p>
      <text:p text:style-name="Normal">('eum nobis atque',</text:p>
      <text:p text:style-name="Normal">97,</text:p>
      <text:p text:style-name="Normal">71),</text:p>
      <text:p text:style-name="Normal">('ipsa qui amet',</text:p>
      <text:p text:style-name="Normal">100,</text:p>
      <text:p text:style-name="Normal">71),</text:p>
      <text:p text:style-name="Normal">('debitis debitis at',</text:p>
      <text:p text:style-name="Normal">5,</text:p>
      <text:p text:style-name="Normal">72),</text:p>
      <text:p text:style-name="Normal">('esse eum maiores',</text:p>
      <text:p text:style-name="Normal">6,</text:p>
      <text:p text:style-name="Normal">72),</text:p>
      <text:p text:style-name="Normal">('ipsa enim doloremque',</text:p>
      <text:p text:style-name="Normal">12,</text:p>
      <text:p text:style-name="Normal">72),</text:p>
      <text:p text:style-name="Normal">('sit qui dolor',</text:p>
      <text:soft-page-break/>
      <text:p text:style-name="Normal">14,</text:p>
      <text:p text:style-name="Normal">72),</text:p>
      <text:p text:style-name="Normal">('maxime labore et',</text:p>
      <text:p text:style-name="Normal">15,</text:p>
      <text:p text:style-name="Normal">72),</text:p>
      <text:p text:style-name="Normal">('alias laudantium quasi',</text:p>
      <text:p text:style-name="Normal">17,</text:p>
      <text:p text:style-name="Normal">72),</text:p>
      <text:p text:style-name="Normal">('ut quaerat impedit',</text:p>
      <text:p text:style-name="Normal">18,</text:p>
      <text:p text:style-name="Normal">72),</text:p>
      <text:p text:style-name="Normal">('blanditiis eos occaecati',</text:p>
      <text:p text:style-name="Normal">19,</text:p>
      <text:p text:style-name="Normal">72),</text:p>
      <text:p text:style-name="Normal">('neque deleniti architecto',</text:p>
      <text:p text:style-name="Normal">21,</text:p>
      <text:p text:style-name="Normal">72),</text:p>
      <text:p text:style-name="Normal">('aliquam tenetur veniam',</text:p>
      <text:p text:style-name="Normal">24,</text:p>
      <text:p text:style-name="Normal">72),</text:p>
      <text:p text:style-name="Normal">('est qui adipisci',</text:p>
      <text:p text:style-name="Normal">27,</text:p>
      <text:p text:style-name="Normal">72),</text:p>
      <text:p text:style-name="Normal">('eum eos incidunt',</text:p>
      <text:p text:style-name="Normal">28,</text:p>
      <text:p text:style-name="Normal">72),</text:p>
      <text:p text:style-name="Normal">('a voluptas voluptas',</text:p>
      <text:p text:style-name="Normal">35,</text:p>
      <text:p text:style-name="Normal">72),</text:p>
      <text:p text:style-name="Normal">('eum non deleniti',</text:p>
      <text:p text:style-name="Normal">36,</text:p>
      <text:soft-page-break/>
      <text:p text:style-name="Normal">72),</text:p>
      <text:p text:style-name="Normal">('ipsam omnis id',</text:p>
      <text:p text:style-name="Normal">41,</text:p>
      <text:p text:style-name="Normal">72),</text:p>
      <text:p text:style-name="Normal">('numquam qui occaecati',</text:p>
      <text:p text:style-name="Normal">43,</text:p>
      <text:p text:style-name="Normal">72),</text:p>
      <text:p text:style-name="Normal">('ut et perspiciatis',</text:p>
      <text:p text:style-name="Normal">50,</text:p>
      <text:p text:style-name="Normal">72),</text:p>
      <text:p text:style-name="Normal">('qui aut quas',</text:p>
      <text:p text:style-name="Normal">54,</text:p>
      <text:p text:style-name="Normal">72),</text:p>
      <text:p text:style-name="Normal">('adipisci vero mollitia',</text:p>
      <text:p text:style-name="Normal">57,</text:p>
      <text:p text:style-name="Normal">72),</text:p>
      <text:p text:style-name="Normal">('sit assumenda in',</text:p>
      <text:p text:style-name="Normal">62,</text:p>
      <text:p text:style-name="Normal">72),</text:p>
      <text:p text:style-name="Normal">('ut explicabo ex',</text:p>
      <text:p text:style-name="Normal">66,</text:p>
      <text:p text:style-name="Normal">72),</text:p>
      <text:p text:style-name="Normal">('ea cupiditate voluptatum',</text:p>
      <text:p text:style-name="Normal">67,</text:p>
      <text:p text:style-name="Normal">72),</text:p>
      <text:p text:style-name="Normal">('libero voluptatibus repellendus',</text:p>
      <text:p text:style-name="Normal">71,</text:p>
      <text:p text:style-name="Normal">72),</text:p>
      <text:p text:style-name="Normal">('voluptatibus magni fuga',</text:p>
      <text:p text:style-name="Normal">75,</text:p>
      <text:p text:style-name="Normal">72),</text:p>
      <text:soft-page-break/>
      <text:p text:style-name="Normal">('sed atque impedit',</text:p>
      <text:p text:style-name="Normal">76,</text:p>
      <text:p text:style-name="Normal">72),</text:p>
      <text:p text:style-name="Normal">('reprehenderit deserunt impedit',</text:p>
      <text:p text:style-name="Normal">82,</text:p>
      <text:p text:style-name="Normal">72),</text:p>
      <text:p text:style-name="Normal">('et itaque libero',</text:p>
      <text:p text:style-name="Normal">84,</text:p>
      <text:p text:style-name="Normal">72),</text:p>
      <text:p text:style-name="Normal">('nostrum et pariatur',</text:p>
      <text:p text:style-name="Normal">91,</text:p>
      <text:p text:style-name="Normal">72),</text:p>
      <text:p text:style-name="Normal">('dicta in dicta',</text:p>
      <text:p text:style-name="Normal">98,</text:p>
      <text:p text:style-name="Normal">72),</text:p>
      <text:p text:style-name="Normal">('nesciunt voluptatem ad',</text:p>
      <text:p text:style-name="Normal">5,</text:p>
      <text:p text:style-name="Normal">73),</text:p>
      <text:p text:style-name="Normal">('nihil voluptatem eaque',</text:p>
      <text:p text:style-name="Normal">6,</text:p>
      <text:p text:style-name="Normal">73),</text:p>
      <text:p text:style-name="Normal">('in quisquam fugit',</text:p>
      <text:p text:style-name="Normal">13,</text:p>
      <text:p text:style-name="Normal">73),</text:p>
      <text:p text:style-name="Normal">('ut qui consequatur',</text:p>
      <text:p text:style-name="Normal">14,</text:p>
      <text:p text:style-name="Normal">73),</text:p>
      <text:p text:style-name="Normal">('nam libero inventore',</text:p>
      <text:p text:style-name="Normal">17,</text:p>
      <text:p text:style-name="Normal">73),</text:p>
      <text:p text:style-name="Normal">('est nobis accusantium',</text:p>
      <text:soft-page-break/>
      <text:p text:style-name="Normal">21,</text:p>
      <text:p text:style-name="Normal">73),</text:p>
      <text:p text:style-name="Normal">('ipsum provident quo',</text:p>
      <text:p text:style-name="Normal">24,</text:p>
      <text:p text:style-name="Normal">73),</text:p>
      <text:p text:style-name="Normal">('rerum iusto aliquid',</text:p>
      <text:p text:style-name="Normal">28,</text:p>
      <text:p text:style-name="Normal">73),</text:p>
      <text:p text:style-name="Normal">('placeat maxime aut',</text:p>
      <text:p text:style-name="Normal">31,</text:p>
      <text:p text:style-name="Normal">73),</text:p>
      <text:p text:style-name="Normal">('deleniti est at',</text:p>
      <text:p text:style-name="Normal">35,</text:p>
      <text:p text:style-name="Normal">73),</text:p>
      <text:p text:style-name="Normal">('explicabo molestias dolorum',</text:p>
      <text:p text:style-name="Normal">36,</text:p>
      <text:p text:style-name="Normal">73),</text:p>
      <text:p text:style-name="Normal">('impedit qui omnis',</text:p>
      <text:p text:style-name="Normal">40,</text:p>
      <text:p text:style-name="Normal">73),</text:p>
      <text:p text:style-name="Normal">('id deleniti voluptate',</text:p>
      <text:p text:style-name="Normal">41,</text:p>
      <text:p text:style-name="Normal">73),</text:p>
      <text:p text:style-name="Normal">('labore voluptatem ullam',</text:p>
      <text:p text:style-name="Normal">47,</text:p>
      <text:p text:style-name="Normal">73),</text:p>
      <text:p text:style-name="Normal">('et ipsum voluptate',</text:p>
      <text:p text:style-name="Normal">48,</text:p>
      <text:p text:style-name="Normal">73),</text:p>
      <text:p text:style-name="Normal">('neque ducimus iste',</text:p>
      <text:p text:style-name="Normal">54,</text:p>
      <text:soft-page-break/>
      <text:p text:style-name="Normal">73),</text:p>
      <text:p text:style-name="Normal">('deleniti enim natus',</text:p>
      <text:p text:style-name="Normal">55,</text:p>
      <text:p text:style-name="Normal">73),</text:p>
      <text:p text:style-name="Normal">('alias voluptatem sed',</text:p>
      <text:p text:style-name="Normal">57,</text:p>
      <text:p text:style-name="Normal">73),</text:p>
      <text:p text:style-name="Normal">('distinctio doloribus aliquam',</text:p>
      <text:p text:style-name="Normal">62,</text:p>
      <text:p text:style-name="Normal">73),</text:p>
      <text:p text:style-name="Normal">('vel voluptatem quaerat',</text:p>
      <text:p text:style-name="Normal">66,</text:p>
      <text:p text:style-name="Normal">73),</text:p>
      <text:p text:style-name="Normal">('quasi quo est',</text:p>
      <text:p text:style-name="Normal">67,</text:p>
      <text:p text:style-name="Normal">73),</text:p>
      <text:p text:style-name="Normal">('dignissimos voluptas iure',</text:p>
      <text:p text:style-name="Normal">71,</text:p>
      <text:p text:style-name="Normal">73),</text:p>
      <text:p text:style-name="Normal">('quo aspernatur autem',</text:p>
      <text:p text:style-name="Normal">72,</text:p>
      <text:p text:style-name="Normal">73),</text:p>
      <text:p text:style-name="Normal">('dolorum autem distinctio',</text:p>
      <text:p text:style-name="Normal">75,</text:p>
      <text:p text:style-name="Normal">73),</text:p>
      <text:p text:style-name="Normal">('voluptates tenetur architecto',</text:p>
      <text:p text:style-name="Normal">76,</text:p>
      <text:p text:style-name="Normal">73),</text:p>
      <text:p text:style-name="Normal">('dolorem rerum nostrum',</text:p>
      <text:p text:style-name="Normal">78,</text:p>
      <text:p text:style-name="Normal">73),</text:p>
      <text:soft-page-break/>
      <text:p text:style-name="Normal">('quis sunt at',</text:p>
      <text:p text:style-name="Normal">82,</text:p>
      <text:p text:style-name="Normal">73),</text:p>
      <text:p text:style-name="Normal">('et odio eaque',</text:p>
      <text:p text:style-name="Normal">91,</text:p>
      <text:p text:style-name="Normal">73),</text:p>
      <text:p text:style-name="Normal">('recusandae quidem vitae',</text:p>
      <text:p text:style-name="Normal">98,</text:p>
      <text:p text:style-name="Normal">73),</text:p>
      <text:p text:style-name="Normal">('omnis nihil consequatur',</text:p>
      <text:p text:style-name="Normal">2,</text:p>
      <text:p text:style-name="Normal">74),</text:p>
      <text:p text:style-name="Normal">('sunt odio nemo',</text:p>
      <text:p text:style-name="Normal">5,</text:p>
      <text:p text:style-name="Normal">74),</text:p>
      <text:p text:style-name="Normal">('ad adipisci ratione',</text:p>
      <text:p text:style-name="Normal">6,</text:p>
      <text:p text:style-name="Normal">74),</text:p>
      <text:p text:style-name="Normal">('beatae expedita sunt',</text:p>
      <text:p text:style-name="Normal">10,</text:p>
      <text:p text:style-name="Normal">74),</text:p>
      <text:p text:style-name="Normal">('aliquam inventore recusandae',</text:p>
      <text:p text:style-name="Normal">12,</text:p>
      <text:p text:style-name="Normal">74),</text:p>
      <text:p text:style-name="Normal">('alias perspiciatis ipsum',</text:p>
      <text:p text:style-name="Normal">14,</text:p>
      <text:p text:style-name="Normal">74),</text:p>
      <text:p text:style-name="Normal">('odit cumque ea',</text:p>
      <text:p text:style-name="Normal">15,</text:p>
      <text:p text:style-name="Normal">74),</text:p>
      <text:p text:style-name="Normal">('autem et animi',</text:p>
      <text:soft-page-break/>
      <text:p text:style-name="Normal">17,</text:p>
      <text:p text:style-name="Normal">74),</text:p>
      <text:p text:style-name="Normal">('nam laudantium fugit',</text:p>
      <text:p text:style-name="Normal">18,</text:p>
      <text:p text:style-name="Normal">74),</text:p>
      <text:p text:style-name="Normal">('nobis voluptatem provident',</text:p>
      <text:p text:style-name="Normal">21,</text:p>
      <text:p text:style-name="Normal">74),</text:p>
      <text:p text:style-name="Normal">('numquam consectetur velit',</text:p>
      <text:p text:style-name="Normal">22,</text:p>
      <text:p text:style-name="Normal">74),</text:p>
      <text:p text:style-name="Normal">('et eum voluptates',</text:p>
      <text:p text:style-name="Normal">24,</text:p>
      <text:p text:style-name="Normal">74),</text:p>
      <text:p text:style-name="Normal">('veniam voluptatem voluptates',</text:p>
      <text:p text:style-name="Normal">28,</text:p>
      <text:p text:style-name="Normal">74),</text:p>
      <text:p text:style-name="Normal">('sed saepe molestiae',</text:p>
      <text:p text:style-name="Normal">36,</text:p>
      <text:p text:style-name="Normal">74),</text:p>
      <text:p text:style-name="Normal">('aperiam fugit nihil',</text:p>
      <text:p text:style-name="Normal">38,</text:p>
      <text:p text:style-name="Normal">74),</text:p>
      <text:p text:style-name="Normal">('consequatur animi laborum',</text:p>
      <text:p text:style-name="Normal">39,</text:p>
      <text:p text:style-name="Normal">74),</text:p>
      <text:p text:style-name="Normal">('ex commodi molestias',</text:p>
      <text:p text:style-name="Normal">41,</text:p>
      <text:p text:style-name="Normal">74),</text:p>
      <text:p text:style-name="Normal">('sunt voluptas inventore',</text:p>
      <text:p text:style-name="Normal">48,</text:p>
      <text:soft-page-break/>
      <text:p text:style-name="Normal">74),</text:p>
      <text:p text:style-name="Normal">('consequatur aut nemo',</text:p>
      <text:p text:style-name="Normal">50,</text:p>
      <text:p text:style-name="Normal">74),</text:p>
      <text:p text:style-name="Normal">('minima qui nobis',</text:p>
      <text:p text:style-name="Normal">54,</text:p>
      <text:p text:style-name="Normal">74),</text:p>
      <text:p text:style-name="Normal">('distinctio totam et',</text:p>
      <text:p text:style-name="Normal">57,</text:p>
      <text:p text:style-name="Normal">74),</text:p>
      <text:p text:style-name="Normal">('exercitationem animi aliquam',</text:p>
      <text:p text:style-name="Normal">66,</text:p>
      <text:p text:style-name="Normal">74),</text:p>
      <text:p text:style-name="Normal">('molestias eum nisi',</text:p>
      <text:p text:style-name="Normal">71,</text:p>
      <text:p text:style-name="Normal">74),</text:p>
      <text:p text:style-name="Normal">('aut facere aliquam',</text:p>
      <text:p text:style-name="Normal">73,</text:p>
      <text:p text:style-name="Normal">74),</text:p>
      <text:p text:style-name="Normal">('voluptas molestias pariatur',</text:p>
      <text:p text:style-name="Normal">75,</text:p>
      <text:p text:style-name="Normal">74),</text:p>
      <text:p text:style-name="Normal">('qui nostrum est',</text:p>
      <text:p text:style-name="Normal">76,</text:p>
      <text:p text:style-name="Normal">74),</text:p>
      <text:p text:style-name="Normal">('porro nam labore',</text:p>
      <text:p text:style-name="Normal">91,</text:p>
      <text:p text:style-name="Normal">74),</text:p>
      <text:p text:style-name="Normal">('amet vel aliquam',</text:p>
      <text:p text:style-name="Normal">3,</text:p>
      <text:p text:style-name="Normal">75),</text:p>
      <text:soft-page-break/>
      <text:p text:style-name="Normal">('minus labore eum',</text:p>
      <text:p text:style-name="Normal">5,</text:p>
      <text:p text:style-name="Normal">75),</text:p>
      <text:p text:style-name="Normal">('rem ut quibusdam',</text:p>
      <text:p text:style-name="Normal">8,</text:p>
      <text:p text:style-name="Normal">75),</text:p>
      <text:p text:style-name="Normal">('id nam atque',</text:p>
      <text:p text:style-name="Normal">11,</text:p>
      <text:p text:style-name="Normal">75),</text:p>
      <text:p text:style-name="Normal">('voluptates quia necessitatibus',</text:p>
      <text:p text:style-name="Normal">13,</text:p>
      <text:p text:style-name="Normal">75),</text:p>
      <text:p text:style-name="Normal">('quia illo error',</text:p>
      <text:p text:style-name="Normal">14,</text:p>
      <text:p text:style-name="Normal">75),</text:p>
      <text:p text:style-name="Normal">('sed excepturi aut',</text:p>
      <text:p text:style-name="Normal">21,</text:p>
      <text:p text:style-name="Normal">75),</text:p>
      <text:p text:style-name="Normal">('laborum provident ut',</text:p>
      <text:p text:style-name="Normal">22,</text:p>
      <text:p text:style-name="Normal">75),</text:p>
      <text:p text:style-name="Normal">('distinctio ea quod',</text:p>
      <text:p text:style-name="Normal">24,</text:p>
      <text:p text:style-name="Normal">75),</text:p>
      <text:p text:style-name="Normal">('et sit quaerat',</text:p>
      <text:p text:style-name="Normal">27,</text:p>
      <text:p text:style-name="Normal">75),</text:p>
      <text:p text:style-name="Normal">('molestiae molestiae laborum',</text:p>
      <text:p text:style-name="Normal">28,</text:p>
      <text:p text:style-name="Normal">75),</text:p>
      <text:p text:style-name="Normal">('rerum illo sed',</text:p>
      <text:soft-page-break/>
      <text:p text:style-name="Normal">31,</text:p>
      <text:p text:style-name="Normal">75),</text:p>
      <text:p text:style-name="Normal">('veniam magnam veritatis',</text:p>
      <text:p text:style-name="Normal">35,</text:p>
      <text:p text:style-name="Normal">75),</text:p>
      <text:p text:style-name="Normal">('qui dolor voluptatem',</text:p>
      <text:p text:style-name="Normal">36,</text:p>
      <text:p text:style-name="Normal">75),</text:p>
      <text:p text:style-name="Normal">('similique doloribus nihil',</text:p>
      <text:p text:style-name="Normal">41,</text:p>
      <text:p text:style-name="Normal">75),</text:p>
      <text:p text:style-name="Normal">('nam sequi cum',</text:p>
      <text:p text:style-name="Normal">44,</text:p>
      <text:p text:style-name="Normal">75),</text:p>
      <text:p text:style-name="Normal">('iure consequatur qui',</text:p>
      <text:p text:style-name="Normal">47,</text:p>
      <text:p text:style-name="Normal">75),</text:p>
      <text:p text:style-name="Normal">('cumque amet tempore',</text:p>
      <text:p text:style-name="Normal">54,</text:p>
      <text:p text:style-name="Normal">75),</text:p>
      <text:p text:style-name="Normal">('facere repellat hic',</text:p>
      <text:p text:style-name="Normal">55,</text:p>
      <text:p text:style-name="Normal">75),</text:p>
      <text:p text:style-name="Normal">('tempore architecto quam',</text:p>
      <text:p text:style-name="Normal">57,</text:p>
      <text:p text:style-name="Normal">75),</text:p>
      <text:p text:style-name="Normal">('adipisci qui rerum',</text:p>
      <text:p text:style-name="Normal">60,</text:p>
      <text:p text:style-name="Normal">75),</text:p>
      <text:p text:style-name="Normal">('explicabo eos cum',</text:p>
      <text:p text:style-name="Normal">66,</text:p>
      <text:soft-page-break/>
      <text:p text:style-name="Normal">75),</text:p>
      <text:p text:style-name="Normal">('ut consectetur quis',</text:p>
      <text:p text:style-name="Normal">67,</text:p>
      <text:p text:style-name="Normal">75),</text:p>
      <text:p text:style-name="Normal">('qui officiis ut',</text:p>
      <text:p text:style-name="Normal">69,</text:p>
      <text:p text:style-name="Normal">75),</text:p>
      <text:p text:style-name="Normal">('magnam nihil in',</text:p>
      <text:p text:style-name="Normal">71,</text:p>
      <text:p text:style-name="Normal">75),</text:p>
      <text:p text:style-name="Normal">('corrupti optio doloremque',</text:p>
      <text:p text:style-name="Normal">75,</text:p>
      <text:p text:style-name="Normal">75),</text:p>
      <text:p text:style-name="Normal">('nisi hic est',</text:p>
      <text:p text:style-name="Normal">76,</text:p>
      <text:p text:style-name="Normal">75),</text:p>
      <text:p text:style-name="Normal">('et rerum autem',</text:p>
      <text:p text:style-name="Normal">91,</text:p>
      <text:p text:style-name="Normal">75),</text:p>
      <text:p text:style-name="Normal">('possimus porro non',</text:p>
      <text:p text:style-name="Normal">93,</text:p>
      <text:p text:style-name="Normal">75),</text:p>
      <text:p text:style-name="Normal">('porro consequatur id',</text:p>
      <text:p text:style-name="Normal">99,</text:p>
      <text:p text:style-name="Normal">75),</text:p>
      <text:p text:style-name="Normal">('assumenda magni voluptatibus',</text:p>
      <text:p text:style-name="Normal">100,</text:p>
      <text:p text:style-name="Normal">75),</text:p>
      <text:p text:style-name="Normal">('rerum qui vero',</text:p>
      <text:p text:style-name="Normal">2,</text:p>
      <text:p text:style-name="Normal">76),</text:p>
      <text:soft-page-break/>
      <text:p text:style-name="Normal">('voluptatem recusandae repudiandae',</text:p>
      <text:p text:style-name="Normal">5,</text:p>
      <text:p text:style-name="Normal">76),</text:p>
      <text:p text:style-name="Normal">('laborum qui molestias',</text:p>
      <text:p text:style-name="Normal">9,</text:p>
      <text:p text:style-name="Normal">76),</text:p>
      <text:p text:style-name="Normal">('et voluptatem ut',</text:p>
      <text:p text:style-name="Normal">14,</text:p>
      <text:p text:style-name="Normal">76),</text:p>
      <text:p text:style-name="Normal">('sit accusantium ut',</text:p>
      <text:p text:style-name="Normal">17,</text:p>
      <text:p text:style-name="Normal">76),</text:p>
      <text:p text:style-name="Normal">('fuga debitis placeat',</text:p>
      <text:p text:style-name="Normal">21,</text:p>
      <text:p text:style-name="Normal">76),</text:p>
      <text:p text:style-name="Normal">('labore cumque optio',</text:p>
      <text:p text:style-name="Normal">22,</text:p>
      <text:p text:style-name="Normal">76),</text:p>
      <text:p text:style-name="Normal">('rerum alias consequatur',</text:p>
      <text:p text:style-name="Normal">24,</text:p>
      <text:p text:style-name="Normal">76),</text:p>
      <text:p text:style-name="Normal">('expedita et et',</text:p>
      <text:p text:style-name="Normal">33,</text:p>
      <text:p text:style-name="Normal">76),</text:p>
      <text:p text:style-name="Normal">('est aut perferendis',</text:p>
      <text:p text:style-name="Normal">35,</text:p>
      <text:p text:style-name="Normal">76),</text:p>
      <text:p text:style-name="Normal">('corrupti doloribus dolore',</text:p>
      <text:p text:style-name="Normal">36,</text:p>
      <text:p text:style-name="Normal">76),</text:p>
      <text:p text:style-name="Normal">('explicabo quia dolorum',</text:p>
      <text:soft-page-break/>
      <text:p text:style-name="Normal">41,</text:p>
      <text:p text:style-name="Normal">76),</text:p>
      <text:p text:style-name="Normal">('vel sed autem',</text:p>
      <text:p text:style-name="Normal">48,</text:p>
      <text:p text:style-name="Normal">76),</text:p>
      <text:p text:style-name="Normal">('praesentium doloremque officiis',</text:p>
      <text:p text:style-name="Normal">52,</text:p>
      <text:p text:style-name="Normal">76),</text:p>
      <text:p text:style-name="Normal">('in nulla placeat',</text:p>
      <text:p text:style-name="Normal">54,</text:p>
      <text:p text:style-name="Normal">76),</text:p>
      <text:p text:style-name="Normal">('ducimus est porro',</text:p>
      <text:p text:style-name="Normal">56,</text:p>
      <text:p text:style-name="Normal">76),</text:p>
      <text:p text:style-name="Normal">('enim in ut',</text:p>
      <text:p text:style-name="Normal">57,</text:p>
      <text:p text:style-name="Normal">76),</text:p>
      <text:p text:style-name="Normal">('placeat non aliquid',</text:p>
      <text:p text:style-name="Normal">63,</text:p>
      <text:p text:style-name="Normal">76),</text:p>
      <text:p text:style-name="Normal">('doloribus dolor aliquam',</text:p>
      <text:p text:style-name="Normal">65,</text:p>
      <text:p text:style-name="Normal">76),</text:p>
      <text:p text:style-name="Normal">('nobis voluptas vero',</text:p>
      <text:p text:style-name="Normal">66,</text:p>
      <text:p text:style-name="Normal">76),</text:p>
      <text:p text:style-name="Normal">('rem quia aut',</text:p>
      <text:p text:style-name="Normal">71,</text:p>
      <text:p text:style-name="Normal">76),</text:p>
      <text:p text:style-name="Normal">('id molestiae doloribus',</text:p>
      <text:p text:style-name="Normal">72,</text:p>
      <text:soft-page-break/>
      <text:p text:style-name="Normal">76),</text:p>
      <text:p text:style-name="Normal">('dolor impedit aperiam',</text:p>
      <text:p text:style-name="Normal">75,</text:p>
      <text:p text:style-name="Normal">76),</text:p>
      <text:p text:style-name="Normal">('reprehenderit magni nemo',</text:p>
      <text:p text:style-name="Normal">76,</text:p>
      <text:p text:style-name="Normal">76),</text:p>
      <text:p text:style-name="Normal">('et magni omnis',</text:p>
      <text:p text:style-name="Normal">85,</text:p>
      <text:p text:style-name="Normal">76),</text:p>
      <text:p text:style-name="Normal">('aut ea eius',</text:p>
      <text:p text:style-name="Normal">91,</text:p>
      <text:p text:style-name="Normal">76),</text:p>
      <text:p text:style-name="Normal">('maiores alias dignissimos',</text:p>
      <text:p text:style-name="Normal">96,</text:p>
      <text:p text:style-name="Normal">76),</text:p>
      <text:p text:style-name="Normal">('qui esse quidem',</text:p>
      <text:p text:style-name="Normal">98,</text:p>
      <text:p text:style-name="Normal">76),</text:p>
      <text:p text:style-name="Normal">('officiis non quas',</text:p>
      <text:p text:style-name="Normal">5,</text:p>
      <text:p text:style-name="Normal">77),</text:p>
      <text:p text:style-name="Normal">('nisi saepe iste',</text:p>
      <text:p text:style-name="Normal">9,</text:p>
      <text:p text:style-name="Normal">77),</text:p>
      <text:p text:style-name="Normal">('qui est fugiat',</text:p>
      <text:p text:style-name="Normal">13,</text:p>
      <text:p text:style-name="Normal">77),</text:p>
      <text:p text:style-name="Normal">('quod reiciendis adipisci',</text:p>
      <text:p text:style-name="Normal">14,</text:p>
      <text:p text:style-name="Normal">77),</text:p>
      <text:soft-page-break/>
      <text:p text:style-name="Normal">('ad consequuntur rerum',</text:p>
      <text:p text:style-name="Normal">15,</text:p>
      <text:p text:style-name="Normal">77),</text:p>
      <text:p text:style-name="Normal">('dolor rem eos',</text:p>
      <text:p text:style-name="Normal">16,</text:p>
      <text:p text:style-name="Normal">77),</text:p>
      <text:p text:style-name="Normal">('exercitationem numquam vel',</text:p>
      <text:p text:style-name="Normal">21,</text:p>
      <text:p text:style-name="Normal">77),</text:p>
      <text:p text:style-name="Normal">('vel debitis iste',</text:p>
      <text:p text:style-name="Normal">24,</text:p>
      <text:p text:style-name="Normal">77),</text:p>
      <text:p text:style-name="Normal">('nisi eos qui',</text:p>
      <text:p text:style-name="Normal">30,</text:p>
      <text:p text:style-name="Normal">77),</text:p>
      <text:p text:style-name="Normal">('esse inventore molestiae',</text:p>
      <text:p text:style-name="Normal">36,</text:p>
      <text:p text:style-name="Normal">77),</text:p>
      <text:p text:style-name="Normal">('non culpa distinctio',</text:p>
      <text:p text:style-name="Normal">39,</text:p>
      <text:p text:style-name="Normal">77),</text:p>
      <text:p text:style-name="Normal">('aut sequi porro',</text:p>
      <text:p text:style-name="Normal">40,</text:p>
      <text:p text:style-name="Normal">77),</text:p>
      <text:p text:style-name="Normal">('unde voluptatibus quasi',</text:p>
      <text:p text:style-name="Normal">41,</text:p>
      <text:p text:style-name="Normal">77),</text:p>
      <text:p text:style-name="Normal">('reiciendis quia quibusdam',</text:p>
      <text:p text:style-name="Normal">54,</text:p>
      <text:p text:style-name="Normal">77),</text:p>
      <text:p text:style-name="Normal">('alias et quibusdam',</text:p>
      <text:soft-page-break/>
      <text:p text:style-name="Normal">56,</text:p>
      <text:p text:style-name="Normal">77),</text:p>
      <text:p text:style-name="Normal">('veniam ad corrupti',</text:p>
      <text:p text:style-name="Normal">57,</text:p>
      <text:p text:style-name="Normal">77),</text:p>
      <text:p text:style-name="Normal">('nemo hic voluptas',</text:p>
      <text:p text:style-name="Normal">62,</text:p>
      <text:p text:style-name="Normal">77),</text:p>
      <text:p text:style-name="Normal">('veniam voluptatem accusantium',</text:p>
      <text:p text:style-name="Normal">66,</text:p>
      <text:p text:style-name="Normal">77),</text:p>
      <text:p text:style-name="Normal">('iste facilis autem',</text:p>
      <text:p text:style-name="Normal">71,</text:p>
      <text:p text:style-name="Normal">77),</text:p>
      <text:p text:style-name="Normal">('cupiditate voluptates est',</text:p>
      <text:p text:style-name="Normal">73,</text:p>
      <text:p text:style-name="Normal">77),</text:p>
      <text:p text:style-name="Normal">('et consequatur quaerat',</text:p>
      <text:p text:style-name="Normal">75,</text:p>
      <text:p text:style-name="Normal">77),</text:p>
      <text:p text:style-name="Normal">('consequatur officia consequatur',</text:p>
      <text:p text:style-name="Normal">76,</text:p>
      <text:p text:style-name="Normal">77),</text:p>
      <text:p text:style-name="Normal">('dolor magni debitis',</text:p>
      <text:p text:style-name="Normal">79,</text:p>
      <text:p text:style-name="Normal">77),</text:p>
      <text:p text:style-name="Normal">('omnis sit sed',</text:p>
      <text:p text:style-name="Normal">82,</text:p>
      <text:p text:style-name="Normal">77),</text:p>
      <text:p text:style-name="Normal">('nihil accusamus non',</text:p>
      <text:p text:style-name="Normal">85,</text:p>
      <text:soft-page-break/>
      <text:p text:style-name="Normal">77),</text:p>
      <text:p text:style-name="Normal">('ipsum et voluptatem',</text:p>
      <text:p text:style-name="Normal">87,</text:p>
      <text:p text:style-name="Normal">77),</text:p>
      <text:p text:style-name="Normal">('provident corrupti pariatur',</text:p>
      <text:p text:style-name="Normal">91,</text:p>
      <text:p text:style-name="Normal">77),</text:p>
      <text:p text:style-name="Normal">('debitis eaque enim',</text:p>
      <text:p text:style-name="Normal">100,</text:p>
      <text:p text:style-name="Normal">77),</text:p>
      <text:p text:style-name="Normal">('aliquid laudantium accusamus',</text:p>
      <text:p text:style-name="Normal">2,</text:p>
      <text:p text:style-name="Normal">78),</text:p>
      <text:p text:style-name="Normal">('animi minus mollitia',</text:p>
      <text:p text:style-name="Normal">4,</text:p>
      <text:p text:style-name="Normal">78),</text:p>
      <text:p text:style-name="Normal">('aut ut quis',</text:p>
      <text:p text:style-name="Normal">5,</text:p>
      <text:p text:style-name="Normal">78),</text:p>
      <text:p text:style-name="Normal">('dolores quaerat blanditiis',</text:p>
      <text:p text:style-name="Normal">9,</text:p>
      <text:p text:style-name="Normal">78),</text:p>
      <text:p text:style-name="Normal">('qui libero unde',</text:p>
      <text:p text:style-name="Normal">10,</text:p>
      <text:p text:style-name="Normal">78),</text:p>
      <text:p text:style-name="Normal">('commodi aut dolore',</text:p>
      <text:p text:style-name="Normal">13,</text:p>
      <text:p text:style-name="Normal">78),</text:p>
      <text:p text:style-name="Normal">('minus ut amet',</text:p>
      <text:p text:style-name="Normal">14,</text:p>
      <text:p text:style-name="Normal">78),</text:p>
      <text:soft-page-break/>
      <text:p text:style-name="Normal">('assumenda laboriosam atque',</text:p>
      <text:p text:style-name="Normal">21,</text:p>
      <text:p text:style-name="Normal">78),</text:p>
      <text:p text:style-name="Normal">('quos ab occaecati',</text:p>
      <text:p text:style-name="Normal">24,</text:p>
      <text:p text:style-name="Normal">78),</text:p>
      <text:p text:style-name="Normal">('et minima eum',</text:p>
      <text:p text:style-name="Normal">36,</text:p>
      <text:p text:style-name="Normal">78),</text:p>
      <text:p text:style-name="Normal">('labore aperiam consequuntur',</text:p>
      <text:p text:style-name="Normal">38,</text:p>
      <text:p text:style-name="Normal">78),</text:p>
      <text:p text:style-name="Normal">('ad est ea',</text:p>
      <text:p text:style-name="Normal">41,</text:p>
      <text:p text:style-name="Normal">78),</text:p>
      <text:p text:style-name="Normal">('qui ipsa non',</text:p>
      <text:p text:style-name="Normal">42,</text:p>
      <text:p text:style-name="Normal">78),</text:p>
      <text:p text:style-name="Normal">('reiciendis neque officia',</text:p>
      <text:p text:style-name="Normal">44,</text:p>
      <text:p text:style-name="Normal">78),</text:p>
      <text:p text:style-name="Normal">('quas iusto est',</text:p>
      <text:p text:style-name="Normal">48,</text:p>
      <text:p text:style-name="Normal">78),</text:p>
      <text:p text:style-name="Normal">('et ut autem',</text:p>
      <text:p text:style-name="Normal">54,</text:p>
      <text:p text:style-name="Normal">78),</text:p>
      <text:p text:style-name="Normal">('voluptatem non ratione',</text:p>
      <text:p text:style-name="Normal">57,</text:p>
      <text:p text:style-name="Normal">78),</text:p>
      <text:p text:style-name="Normal">('nam expedita sed',</text:p>
      <text:soft-page-break/>
      <text:p text:style-name="Normal">62,</text:p>
      <text:p text:style-name="Normal">78),</text:p>
      <text:p text:style-name="Normal">('quibusdam quis cumque',</text:p>
      <text:p text:style-name="Normal">66,</text:p>
      <text:p text:style-name="Normal">78),</text:p>
      <text:p text:style-name="Normal">('sed tempore cum',</text:p>
      <text:p text:style-name="Normal">69,</text:p>
      <text:p text:style-name="Normal">78),</text:p>
      <text:p text:style-name="Normal">('vel id eius',</text:p>
      <text:p text:style-name="Normal">71,</text:p>
      <text:p text:style-name="Normal">78),</text:p>
      <text:p text:style-name="Normal">('optio repellendus animi',</text:p>
      <text:p text:style-name="Normal">75,</text:p>
      <text:p text:style-name="Normal">78),</text:p>
      <text:p text:style-name="Normal">('iure necessitatibus aut',</text:p>
      <text:p text:style-name="Normal">76,</text:p>
      <text:p text:style-name="Normal">78),</text:p>
      <text:p text:style-name="Normal">('velit eos blanditiis',</text:p>
      <text:p text:style-name="Normal">79,</text:p>
      <text:p text:style-name="Normal">78),</text:p>
      <text:p text:style-name="Normal">('velit ut illum',</text:p>
      <text:p text:style-name="Normal">84,</text:p>
      <text:p text:style-name="Normal">78),</text:p>
      <text:p text:style-name="Normal">('consectetur aliquam enim',</text:p>
      <text:p text:style-name="Normal">87,</text:p>
      <text:p text:style-name="Normal">78),</text:p>
      <text:p text:style-name="Normal">('aut ipsum repellat',</text:p>
      <text:p text:style-name="Normal">91,</text:p>
      <text:p text:style-name="Normal">78),</text:p>
      <text:p text:style-name="Normal">('suscipit quo rem',</text:p>
      <text:p text:style-name="Normal">98,</text:p>
      <text:soft-page-break/>
      <text:p text:style-name="Normal">78),</text:p>
      <text:p text:style-name="Normal">('autem et saepe',</text:p>
      <text:p text:style-name="Normal">2,</text:p>
      <text:p text:style-name="Normal">79),</text:p>
      <text:p text:style-name="Normal">('maiores itaque enim',</text:p>
      <text:p text:style-name="Normal">5,</text:p>
      <text:p text:style-name="Normal">79),</text:p>
      <text:p text:style-name="Normal">('est illum accusantium',</text:p>
      <text:p text:style-name="Normal">10,</text:p>
      <text:p text:style-name="Normal">79),</text:p>
      <text:p text:style-name="Normal">('ad et consequatur',</text:p>
      <text:p text:style-name="Normal">14,</text:p>
      <text:p text:style-name="Normal">79),</text:p>
      <text:p text:style-name="Normal">('et consequatur sint',</text:p>
      <text:p text:style-name="Normal">21,</text:p>
      <text:p text:style-name="Normal">79),</text:p>
      <text:p text:style-name="Normal">('odit ea eveniet',</text:p>
      <text:p text:style-name="Normal">22,</text:p>
      <text:p text:style-name="Normal">79),</text:p>
      <text:p text:style-name="Normal">('aliquam iste consequatur',</text:p>
      <text:p text:style-name="Normal">24,</text:p>
      <text:p text:style-name="Normal">79),</text:p>
      <text:p text:style-name="Normal">('quae voluptatum qui',</text:p>
      <text:p text:style-name="Normal">33,</text:p>
      <text:p text:style-name="Normal">79),</text:p>
      <text:p text:style-name="Normal">('inventore eaque repellendus',</text:p>
      <text:p text:style-name="Normal">36,</text:p>
      <text:p text:style-name="Normal">79),</text:p>
      <text:p text:style-name="Normal">('ut est eius',</text:p>
      <text:p text:style-name="Normal">38,</text:p>
      <text:p text:style-name="Normal">79),</text:p>
      <text:soft-page-break/>
      <text:p text:style-name="Normal">('laboriosam voluptatem cumque',</text:p>
      <text:p text:style-name="Normal">40,</text:p>
      <text:p text:style-name="Normal">79),</text:p>
      <text:p text:style-name="Normal">('officiis voluptas aliquid',</text:p>
      <text:p text:style-name="Normal">41,</text:p>
      <text:p text:style-name="Normal">79),</text:p>
      <text:p text:style-name="Normal">('ut voluptates qui',</text:p>
      <text:p text:style-name="Normal">43,</text:p>
      <text:p text:style-name="Normal">79),</text:p>
      <text:p text:style-name="Normal">('laudantium dolores tempora',</text:p>
      <text:p text:style-name="Normal">50,</text:p>
      <text:p text:style-name="Normal">79),</text:p>
      <text:p text:style-name="Normal">('similique quia vel',</text:p>
      <text:p text:style-name="Normal">54,</text:p>
      <text:p text:style-name="Normal">79),</text:p>
      <text:p text:style-name="Normal">('voluptatem inventore soluta',</text:p>
      <text:p text:style-name="Normal">57,</text:p>
      <text:p text:style-name="Normal">79),</text:p>
      <text:p text:style-name="Normal">('libero non neque',</text:p>
      <text:p text:style-name="Normal">60,</text:p>
      <text:p text:style-name="Normal">79),</text:p>
      <text:p text:style-name="Normal">('error deserunt rerum',</text:p>
      <text:p text:style-name="Normal">61,</text:p>
      <text:p text:style-name="Normal">79),</text:p>
      <text:p text:style-name="Normal">('dolorum possimus pariatur',</text:p>
      <text:p text:style-name="Normal">62,</text:p>
      <text:p text:style-name="Normal">79),</text:p>
      <text:p text:style-name="Normal">('voluptas praesentium quia',</text:p>
      <text:p text:style-name="Normal">66,</text:p>
      <text:p text:style-name="Normal">79),</text:p>
      <text:p text:style-name="Normal">('laboriosam possimus ut',</text:p>
      <text:soft-page-break/>
      <text:p text:style-name="Normal">71,</text:p>
      <text:p text:style-name="Normal">79),</text:p>
      <text:p text:style-name="Normal">('aut est iure',</text:p>
      <text:p text:style-name="Normal">72,</text:p>
      <text:p text:style-name="Normal">79),</text:p>
      <text:p text:style-name="Normal">('dolorem omnis velit',</text:p>
      <text:p text:style-name="Normal">75,</text:p>
      <text:p text:style-name="Normal">79),</text:p>
      <text:p text:style-name="Normal">('magni et tenetur',</text:p>
      <text:p text:style-name="Normal">76,</text:p>
      <text:p text:style-name="Normal">79),</text:p>
      <text:p text:style-name="Normal">('non asperiores ut',</text:p>
      <text:p text:style-name="Normal">91,</text:p>
      <text:p text:style-name="Normal">79),</text:p>
      <text:p text:style-name="Normal">('temporibus placeat quo',</text:p>
      <text:p text:style-name="Normal">100,</text:p>
      <text:p text:style-name="Normal">79),</text:p>
      <text:p text:style-name="Normal">('sit aliquam et',</text:p>
      <text:p text:style-name="Normal">2,</text:p>
      <text:p text:style-name="Normal">80),</text:p>
      <text:p text:style-name="Normal">('quasi omnis ex',</text:p>
      <text:p text:style-name="Normal">3,</text:p>
      <text:p text:style-name="Normal">80),</text:p>
      <text:p text:style-name="Normal">('ipsum eum qui',</text:p>
      <text:p text:style-name="Normal">5,</text:p>
      <text:p text:style-name="Normal">80),</text:p>
      <text:p text:style-name="Normal">('nesciunt facere corporis',</text:p>
      <text:p text:style-name="Normal">8,</text:p>
      <text:p text:style-name="Normal">80),</text:p>
      <text:p text:style-name="Normal">('nesciunt veniam id',</text:p>
      <text:p text:style-name="Normal">9,</text:p>
      <text:soft-page-break/>
      <text:p text:style-name="Normal">80),</text:p>
      <text:p text:style-name="Normal">('aliquam voluptatem aut',</text:p>
      <text:p text:style-name="Normal">10,</text:p>
      <text:p text:style-name="Normal">80),</text:p>
      <text:p text:style-name="Normal">('aut aut sit',</text:p>
      <text:p text:style-name="Normal">14,</text:p>
      <text:p text:style-name="Normal">80),</text:p>
      <text:p text:style-name="Normal">('alias nihil magnam',</text:p>
      <text:p text:style-name="Normal">21,</text:p>
      <text:p text:style-name="Normal">80),</text:p>
      <text:p text:style-name="Normal">('est ea maiores',</text:p>
      <text:p text:style-name="Normal">22,</text:p>
      <text:p text:style-name="Normal">80),</text:p>
      <text:p text:style-name="Normal">('rerum in omnis',</text:p>
      <text:p text:style-name="Normal">24,</text:p>
      <text:p text:style-name="Normal">80),</text:p>
      <text:p text:style-name="Normal">('in ratione unde',</text:p>
      <text:p text:style-name="Normal">30,</text:p>
      <text:p text:style-name="Normal">80),</text:p>
      <text:p text:style-name="Normal">('neque ipsum minus',</text:p>
      <text:p text:style-name="Normal">31,</text:p>
      <text:p text:style-name="Normal">80),</text:p>
      <text:p text:style-name="Normal">('non nihil commodi',</text:p>
      <text:p text:style-name="Normal">35,</text:p>
      <text:p text:style-name="Normal">80),</text:p>
      <text:p text:style-name="Normal">('sed temporibus sequi',</text:p>
      <text:p text:style-name="Normal">36,</text:p>
      <text:p text:style-name="Normal">80),</text:p>
      <text:p text:style-name="Normal">('ad ipsum quia',</text:p>
      <text:p text:style-name="Normal">39,</text:p>
      <text:p text:style-name="Normal">80),</text:p>
      <text:soft-page-break/>
      <text:p text:style-name="Normal">('in nulla architecto',</text:p>
      <text:p text:style-name="Normal">41,</text:p>
      <text:p text:style-name="Normal">80),</text:p>
      <text:p text:style-name="Normal">('dolor aliquid est',</text:p>
      <text:p text:style-name="Normal">46,</text:p>
      <text:p text:style-name="Normal">80),</text:p>
      <text:p text:style-name="Normal">('pariatur sit sint',</text:p>
      <text:p text:style-name="Normal">54,</text:p>
      <text:p text:style-name="Normal">80),</text:p>
      <text:p text:style-name="Normal">('est dolor eos',</text:p>
      <text:p text:style-name="Normal">57,</text:p>
      <text:p text:style-name="Normal">80),</text:p>
      <text:p text:style-name="Normal">('suscipit voluptates id',</text:p>
      <text:p text:style-name="Normal">66,</text:p>
      <text:p text:style-name="Normal">80),</text:p>
      <text:p text:style-name="Normal">('repellat quibusdam aut',</text:p>
      <text:p text:style-name="Normal">70,</text:p>
      <text:p text:style-name="Normal">80),</text:p>
      <text:p text:style-name="Normal">('quam voluptatibus perspiciatis',</text:p>
      <text:p text:style-name="Normal">71,</text:p>
      <text:p text:style-name="Normal">80),</text:p>
      <text:p text:style-name="Normal">('qui labore et',</text:p>
      <text:p text:style-name="Normal">72,</text:p>
      <text:p text:style-name="Normal">80),</text:p>
      <text:p text:style-name="Normal">('quia nulla enim',</text:p>
      <text:p text:style-name="Normal">73,</text:p>
      <text:p text:style-name="Normal">80),</text:p>
      <text:p text:style-name="Normal">('quia ut voluptate',</text:p>
      <text:p text:style-name="Normal">75,</text:p>
      <text:p text:style-name="Normal">80),</text:p>
      <text:p text:style-name="Normal">('voluptas enim modi',</text:p>
      <text:soft-page-break/>
      <text:p text:style-name="Normal">76,</text:p>
      <text:p text:style-name="Normal">80),</text:p>
      <text:p text:style-name="Normal">('et odit amet',</text:p>
      <text:p text:style-name="Normal">91,</text:p>
      <text:p text:style-name="Normal">80),</text:p>
      <text:p text:style-name="Normal">('voluptatem et architecto',</text:p>
      <text:p text:style-name="Normal">93,</text:p>
      <text:p text:style-name="Normal">80),</text:p>
      <text:p text:style-name="Normal">('voluptatum facere qui',</text:p>
      <text:p text:style-name="Normal">99,</text:p>
      <text:p text:style-name="Normal">80),</text:p>
      <text:p text:style-name="Normal">('saepe praesentium perspiciatis',</text:p>
      <text:p text:style-name="Normal">5,</text:p>
      <text:p text:style-name="Normal">81),</text:p>
      <text:p text:style-name="Normal">('ut ipsum accusantium',</text:p>
      <text:p text:style-name="Normal">9,</text:p>
      <text:p text:style-name="Normal">81),</text:p>
      <text:p text:style-name="Normal">('officiis magnam id',</text:p>
      <text:p text:style-name="Normal">14,</text:p>
      <text:p text:style-name="Normal">81),</text:p>
      <text:p text:style-name="Normal">('voluptatem sint ex',</text:p>
      <text:p text:style-name="Normal">17,</text:p>
      <text:p text:style-name="Normal">81),</text:p>
      <text:p text:style-name="Normal">('quos quis et',</text:p>
      <text:p text:style-name="Normal">21,</text:p>
      <text:p text:style-name="Normal">81),</text:p>
      <text:p text:style-name="Normal">('animi eaque molestiae',</text:p>
      <text:p text:style-name="Normal">24,</text:p>
      <text:p text:style-name="Normal">81),</text:p>
      <text:p text:style-name="Normal">('incidunt reiciendis perspiciatis',</text:p>
      <text:p text:style-name="Normal">26,</text:p>
      <text:soft-page-break/>
      <text:p text:style-name="Normal">81),</text:p>
      <text:p text:style-name="Normal">('voluptates necessitatibus expedita',</text:p>
      <text:p text:style-name="Normal">35,</text:p>
      <text:p text:style-name="Normal">81),</text:p>
      <text:p text:style-name="Normal">('et libero earum',</text:p>
      <text:p text:style-name="Normal">36,</text:p>
      <text:p text:style-name="Normal">81),</text:p>
      <text:p text:style-name="Normal">('unde nemo aut',</text:p>
      <text:p text:style-name="Normal">38,</text:p>
      <text:p text:style-name="Normal">81),</text:p>
      <text:p text:style-name="Normal">('nemo voluptatum vitae',</text:p>
      <text:p text:style-name="Normal">40,</text:p>
      <text:p text:style-name="Normal">81),</text:p>
      <text:p text:style-name="Normal">('asperiores libero eaque',</text:p>
      <text:p text:style-name="Normal">41,</text:p>
      <text:p text:style-name="Normal">81),</text:p>
      <text:p text:style-name="Normal">('est voluptas porro',</text:p>
      <text:p text:style-name="Normal">50,</text:p>
      <text:p text:style-name="Normal">81),</text:p>
      <text:p text:style-name="Normal">('qui sit suscipit',</text:p>
      <text:p text:style-name="Normal">54,</text:p>
      <text:p text:style-name="Normal">81),</text:p>
      <text:p text:style-name="Normal">('eligendi quaerat aliquam',</text:p>
      <text:p text:style-name="Normal">55,</text:p>
      <text:p text:style-name="Normal">81),</text:p>
      <text:p text:style-name="Normal">('adipisci omnis quos',</text:p>
      <text:p text:style-name="Normal">57,</text:p>
      <text:p text:style-name="Normal">81),</text:p>
      <text:p text:style-name="Normal">('nisi natus architecto',</text:p>
      <text:p text:style-name="Normal">60,</text:p>
      <text:p text:style-name="Normal">81),</text:p>
      <text:soft-page-break/>
      <text:p text:style-name="Normal">('nam ratione delectus',</text:p>
      <text:p text:style-name="Normal">61,</text:p>
      <text:p text:style-name="Normal">81),</text:p>
      <text:p text:style-name="Normal">('asperiores non recusandae',</text:p>
      <text:p text:style-name="Normal">62,</text:p>
      <text:p text:style-name="Normal">81),</text:p>
      <text:p text:style-name="Normal">('architecto repellat corporis',</text:p>
      <text:p text:style-name="Normal">65,</text:p>
      <text:p text:style-name="Normal">81),</text:p>
      <text:p text:style-name="Normal">('cum quidem esse',</text:p>
      <text:p text:style-name="Normal">66,</text:p>
      <text:p text:style-name="Normal">81),</text:p>
      <text:p text:style-name="Normal">('qui ut sit',</text:p>
      <text:p text:style-name="Normal">71,</text:p>
      <text:p text:style-name="Normal">81),</text:p>
      <text:p text:style-name="Normal">('perferendis ipsam est',</text:p>
      <text:p text:style-name="Normal">75,</text:p>
      <text:p text:style-name="Normal">81),</text:p>
      <text:p text:style-name="Normal">('eaque odit qui',</text:p>
      <text:p text:style-name="Normal">76,</text:p>
      <text:p text:style-name="Normal">81),</text:p>
      <text:p text:style-name="Normal">('nisi illum earum',</text:p>
      <text:p text:style-name="Normal">91,</text:p>
      <text:p text:style-name="Normal">81),</text:p>
      <text:p text:style-name="Normal">('odit voluptates qui',</text:p>
      <text:p text:style-name="Normal">95,</text:p>
      <text:p text:style-name="Normal">81),</text:p>
      <text:p text:style-name="Normal">('alias aut fuga',</text:p>
      <text:p text:style-name="Normal">5,</text:p>
      <text:p text:style-name="Normal">82),</text:p>
      <text:p text:style-name="Normal">('eaque aut omnis',</text:p>
      <text:soft-page-break/>
      <text:p text:style-name="Normal">11,</text:p>
      <text:p text:style-name="Normal">82),</text:p>
      <text:p text:style-name="Normal">('non tempora magni',</text:p>
      <text:p text:style-name="Normal">14,</text:p>
      <text:p text:style-name="Normal">82),</text:p>
      <text:p text:style-name="Normal">('similique laboriosam et',</text:p>
      <text:p text:style-name="Normal">17,</text:p>
      <text:p text:style-name="Normal">82),</text:p>
      <text:p text:style-name="Normal">('non soluta optio',</text:p>
      <text:p text:style-name="Normal">21,</text:p>
      <text:p text:style-name="Normal">82),</text:p>
      <text:p text:style-name="Normal">('optio corporis incidunt',</text:p>
      <text:p text:style-name="Normal">24,</text:p>
      <text:p text:style-name="Normal">82),</text:p>
      <text:p text:style-name="Normal">('voluptate tempore rerum',</text:p>
      <text:p text:style-name="Normal">26,</text:p>
      <text:p text:style-name="Normal">82),</text:p>
      <text:p text:style-name="Normal">('eius sit dolores',</text:p>
      <text:p text:style-name="Normal">31,</text:p>
      <text:p text:style-name="Normal">82),</text:p>
      <text:p text:style-name="Normal">('deserunt ullam quis',</text:p>
      <text:p text:style-name="Normal">32,</text:p>
      <text:p text:style-name="Normal">82),</text:p>
      <text:p text:style-name="Normal">('in sed nulla',</text:p>
      <text:p text:style-name="Normal">35,</text:p>
      <text:p text:style-name="Normal">82),</text:p>
      <text:p text:style-name="Normal">('nihil rerum pariatur',</text:p>
      <text:p text:style-name="Normal">36,</text:p>
      <text:p text:style-name="Normal">82),</text:p>
      <text:p text:style-name="Normal">('aut et voluptas',</text:p>
      <text:p text:style-name="Normal">41,</text:p>
      <text:soft-page-break/>
      <text:p text:style-name="Normal">82),</text:p>
      <text:p text:style-name="Normal">('animi deleniti soluta',</text:p>
      <text:p text:style-name="Normal">48,</text:p>
      <text:p text:style-name="Normal">82),</text:p>
      <text:p text:style-name="Normal">('est eos voluptas',</text:p>
      <text:p text:style-name="Normal">54,</text:p>
      <text:p text:style-name="Normal">82),</text:p>
      <text:p text:style-name="Normal">('adipisci provident voluptatibus',</text:p>
      <text:p text:style-name="Normal">56,</text:p>
      <text:p text:style-name="Normal">82),</text:p>
      <text:p text:style-name="Normal">('velit quia a',</text:p>
      <text:p text:style-name="Normal">57,</text:p>
      <text:p text:style-name="Normal">82),</text:p>
      <text:p text:style-name="Normal">('et et quam',</text:p>
      <text:p text:style-name="Normal">65,</text:p>
      <text:p text:style-name="Normal">82),</text:p>
      <text:p text:style-name="Normal">('qui qui hic',</text:p>
      <text:p text:style-name="Normal">66,</text:p>
      <text:p text:style-name="Normal">82),</text:p>
      <text:p text:style-name="Normal">('facilis esse quidem',</text:p>
      <text:p text:style-name="Normal">71,</text:p>
      <text:p text:style-name="Normal">82),</text:p>
      <text:p text:style-name="Normal">('debitis quis quibusdam',</text:p>
      <text:p text:style-name="Normal">75,</text:p>
      <text:p text:style-name="Normal">82),</text:p>
      <text:p text:style-name="Normal">('porro magnam rem',</text:p>
      <text:p text:style-name="Normal">76,</text:p>
      <text:p text:style-name="Normal">82),</text:p>
      <text:p text:style-name="Normal">('perferendis et dolor',</text:p>
      <text:p text:style-name="Normal">87,</text:p>
      <text:p text:style-name="Normal">82),</text:p>
      <text:soft-page-break/>
      <text:p text:style-name="Normal">('voluptate qui voluptate',</text:p>
      <text:p text:style-name="Normal">91,</text:p>
      <text:p text:style-name="Normal">82),</text:p>
      <text:p text:style-name="Normal">('veniam sed consequatur',</text:p>
      <text:p text:style-name="Normal">94,</text:p>
      <text:p text:style-name="Normal">82),</text:p>
      <text:p text:style-name="Normal">('ab numquam libero',</text:p>
      <text:p text:style-name="Normal">95,</text:p>
      <text:p text:style-name="Normal">82),</text:p>
      <text:p text:style-name="Normal">('dolores facilis asperiores',</text:p>
      <text:p text:style-name="Normal">97,</text:p>
      <text:p text:style-name="Normal">82),</text:p>
      <text:p text:style-name="Normal">('tenetur perspiciatis excepturi',</text:p>
      <text:p text:style-name="Normal">100,</text:p>
      <text:p text:style-name="Normal">82),</text:p>
      <text:p text:style-name="Normal">('aut facere quos',</text:p>
      <text:p text:style-name="Normal">3,</text:p>
      <text:p text:style-name="Normal">83),</text:p>
      <text:p text:style-name="Normal">('repellendus soluta labore',</text:p>
      <text:p text:style-name="Normal">4,</text:p>
      <text:p text:style-name="Normal">83),</text:p>
      <text:p text:style-name="Normal">('eos cumque rerum',</text:p>
      <text:p text:style-name="Normal">5,</text:p>
      <text:p text:style-name="Normal">83),</text:p>
      <text:p text:style-name="Normal">('ab qui nemo',</text:p>
      <text:p text:style-name="Normal">6,</text:p>
      <text:p text:style-name="Normal">83),</text:p>
      <text:p text:style-name="Normal">('magni fuga est',</text:p>
      <text:p text:style-name="Normal">11,</text:p>
      <text:p text:style-name="Normal">83),</text:p>
      <text:p text:style-name="Normal">('minima nihil et',</text:p>
      <text:soft-page-break/>
      <text:p text:style-name="Normal">14,</text:p>
      <text:p text:style-name="Normal">83),</text:p>
      <text:p text:style-name="Normal">('corporis mollitia laudantium',</text:p>
      <text:p text:style-name="Normal">16,</text:p>
      <text:p text:style-name="Normal">83),</text:p>
      <text:p text:style-name="Normal">('aut id praesentium',</text:p>
      <text:p text:style-name="Normal">19,</text:p>
      <text:p text:style-name="Normal">83),</text:p>
      <text:p text:style-name="Normal">('reprehenderit odit maiores',</text:p>
      <text:p text:style-name="Normal">21,</text:p>
      <text:p text:style-name="Normal">83),</text:p>
      <text:p text:style-name="Normal">('animi at sed',</text:p>
      <text:p text:style-name="Normal">24,</text:p>
      <text:p text:style-name="Normal">83),</text:p>
      <text:p text:style-name="Normal">('sunt hic autem',</text:p>
      <text:p text:style-name="Normal">26,</text:p>
      <text:p text:style-name="Normal">83),</text:p>
      <text:p text:style-name="Normal">('qui aut voluptatem',</text:p>
      <text:p text:style-name="Normal">32,</text:p>
      <text:p text:style-name="Normal">83),</text:p>
      <text:p text:style-name="Normal">('alias adipisci et',</text:p>
      <text:p text:style-name="Normal">36,</text:p>
      <text:p text:style-name="Normal">83),</text:p>
      <text:p text:style-name="Normal">('sit repellendus eos',</text:p>
      <text:p text:style-name="Normal">41,</text:p>
      <text:p text:style-name="Normal">83),</text:p>
      <text:p text:style-name="Normal">('vel quos molestiae',</text:p>
      <text:p text:style-name="Normal">44,</text:p>
      <text:p text:style-name="Normal">83),</text:p>
      <text:p text:style-name="Normal">('voluptatibus velit non',</text:p>
      <text:p text:style-name="Normal">54,</text:p>
      <text:soft-page-break/>
      <text:p text:style-name="Normal">83),</text:p>
      <text:p text:style-name="Normal">('voluptatem sed neque',</text:p>
      <text:p text:style-name="Normal">57,</text:p>
      <text:p text:style-name="Normal">83),</text:p>
      <text:p text:style-name="Normal">('molestiae voluptas quia',</text:p>
      <text:p text:style-name="Normal">60,</text:p>
      <text:p text:style-name="Normal">83),</text:p>
      <text:p text:style-name="Normal">('odit voluptas deserunt',</text:p>
      <text:p text:style-name="Normal">62,</text:p>
      <text:p text:style-name="Normal">83),</text:p>
      <text:p text:style-name="Normal">('mollitia officia eveniet',</text:p>
      <text:p text:style-name="Normal">66,</text:p>
      <text:p text:style-name="Normal">83),</text:p>
      <text:p text:style-name="Normal">('eligendi et atque',</text:p>
      <text:p text:style-name="Normal">67,</text:p>
      <text:p text:style-name="Normal">83),</text:p>
      <text:p text:style-name="Normal">('deleniti et vel',</text:p>
      <text:p text:style-name="Normal">71,</text:p>
      <text:p text:style-name="Normal">83),</text:p>
      <text:p text:style-name="Normal">('libero at asperiores',</text:p>
      <text:p text:style-name="Normal">75,</text:p>
      <text:p text:style-name="Normal">83),</text:p>
      <text:p text:style-name="Normal">('magni enim sed',</text:p>
      <text:p text:style-name="Normal">76,</text:p>
      <text:p text:style-name="Normal">83),</text:p>
      <text:p text:style-name="Normal">('et repellat eveniet',</text:p>
      <text:p text:style-name="Normal">82,</text:p>
      <text:p text:style-name="Normal">83),</text:p>
      <text:p text:style-name="Normal">('voluptatem quia magni',</text:p>
      <text:p text:style-name="Normal">84,</text:p>
      <text:p text:style-name="Normal">83),</text:p>
      <text:soft-page-break/>
      <text:p text:style-name="Normal">('alias magni harum',</text:p>
      <text:p text:style-name="Normal">91,</text:p>
      <text:p text:style-name="Normal">83),</text:p>
      <text:p text:style-name="Normal">('maxime voluptatum officiis',</text:p>
      <text:p text:style-name="Normal">95,</text:p>
      <text:p text:style-name="Normal">83),</text:p>
      <text:p text:style-name="Normal">('laborum aut aspernatur',</text:p>
      <text:p text:style-name="Normal">97,</text:p>
      <text:p text:style-name="Normal">83),</text:p>
      <text:p text:style-name="Normal">('atque ipsum aliquam',</text:p>
      <text:p text:style-name="Normal">98,</text:p>
      <text:p text:style-name="Normal">83),</text:p>
      <text:p text:style-name="Normal">('in quia hic',</text:p>
      <text:p text:style-name="Normal">2,</text:p>
      <text:p text:style-name="Normal">84),</text:p>
      <text:p text:style-name="Normal">('est et sapiente',</text:p>
      <text:p text:style-name="Normal">5,</text:p>
      <text:p text:style-name="Normal">84),</text:p>
      <text:p text:style-name="Normal">('cum voluptatem occaecati',</text:p>
      <text:p text:style-name="Normal">9,</text:p>
      <text:p text:style-name="Normal">84),</text:p>
      <text:p text:style-name="Normal">('sed nostrum est',</text:p>
      <text:p text:style-name="Normal">12,</text:p>
      <text:p text:style-name="Normal">84),</text:p>
      <text:p text:style-name="Normal">('sed ut qui',</text:p>
      <text:p text:style-name="Normal">14,</text:p>
      <text:p text:style-name="Normal">84),</text:p>
      <text:p text:style-name="Normal">('accusamus iure est',</text:p>
      <text:p text:style-name="Normal">20,</text:p>
      <text:p text:style-name="Normal">84),</text:p>
      <text:p text:style-name="Normal">('ab iste explicabo',</text:p>
      <text:soft-page-break/>
      <text:p text:style-name="Normal">21,</text:p>
      <text:p text:style-name="Normal">84),</text:p>
      <text:p text:style-name="Normal">('excepturi facilis eos',</text:p>
      <text:p text:style-name="Normal">24,</text:p>
      <text:p text:style-name="Normal">84),</text:p>
      <text:p text:style-name="Normal">('eum doloribus rerum',</text:p>
      <text:p text:style-name="Normal">30,</text:p>
      <text:p text:style-name="Normal">84),</text:p>
      <text:p text:style-name="Normal">('officia cumque necessitatibus',</text:p>
      <text:p text:style-name="Normal">36,</text:p>
      <text:p text:style-name="Normal">84),</text:p>
      <text:p text:style-name="Normal">('eligendi esse consequatur',</text:p>
      <text:p text:style-name="Normal">38,</text:p>
      <text:p text:style-name="Normal">84),</text:p>
      <text:p text:style-name="Normal">('autem nihil ea',</text:p>
      <text:p text:style-name="Normal">40,</text:p>
      <text:p text:style-name="Normal">84),</text:p>
      <text:p text:style-name="Normal">('laborum eligendi est',</text:p>
      <text:p text:style-name="Normal">41,</text:p>
      <text:p text:style-name="Normal">84),</text:p>
      <text:p text:style-name="Normal">('odit sint omnis',</text:p>
      <text:p text:style-name="Normal">43,</text:p>
      <text:p text:style-name="Normal">84),</text:p>
      <text:p text:style-name="Normal">('voluptate doloribus aut',</text:p>
      <text:p text:style-name="Normal">44,</text:p>
      <text:p text:style-name="Normal">84),</text:p>
      <text:p text:style-name="Normal">('eos officia eius',</text:p>
      <text:p text:style-name="Normal">47,</text:p>
      <text:p text:style-name="Normal">84),</text:p>
      <text:p text:style-name="Normal">('libero ab numquam',</text:p>
      <text:p text:style-name="Normal">54,</text:p>
      <text:soft-page-break/>
      <text:p text:style-name="Normal">84),</text:p>
      <text:p text:style-name="Normal">('non hic enim',</text:p>
      <text:p text:style-name="Normal">56,</text:p>
      <text:p text:style-name="Normal">84),</text:p>
      <text:p text:style-name="Normal">('eaque nemo accusamus',</text:p>
      <text:p text:style-name="Normal">57,</text:p>
      <text:p text:style-name="Normal">84),</text:p>
      <text:p text:style-name="Normal">('alias consequuntur qui',</text:p>
      <text:p text:style-name="Normal">65,</text:p>
      <text:p text:style-name="Normal">84),</text:p>
      <text:p text:style-name="Normal">('nihil est eveniet',</text:p>
      <text:p text:style-name="Normal">66,</text:p>
      <text:p text:style-name="Normal">84),</text:p>
      <text:p text:style-name="Normal">('consequatur ut vel',</text:p>
      <text:p text:style-name="Normal">70,</text:p>
      <text:p text:style-name="Normal">84),</text:p>
      <text:p text:style-name="Normal">('possimus et ut',</text:p>
      <text:p text:style-name="Normal">71,</text:p>
      <text:p text:style-name="Normal">84),</text:p>
      <text:p text:style-name="Normal">('aut dolor voluptas',</text:p>
      <text:p text:style-name="Normal">75,</text:p>
      <text:p text:style-name="Normal">84),</text:p>
      <text:p text:style-name="Normal">('voluptas odio dolore',</text:p>
      <text:p text:style-name="Normal">76,</text:p>
      <text:p text:style-name="Normal">84),</text:p>
      <text:p text:style-name="Normal">('ullam enim iusto',</text:p>
      <text:p text:style-name="Normal">87,</text:p>
      <text:p text:style-name="Normal">84),</text:p>
      <text:p text:style-name="Normal">('consectetur vero dolores',</text:p>
      <text:p text:style-name="Normal">91,</text:p>
      <text:p text:style-name="Normal">84),</text:p>
      <text:soft-page-break/>
      <text:p text:style-name="Normal">('et quo deleniti',</text:p>
      <text:p text:style-name="Normal">92,</text:p>
      <text:p text:style-name="Normal">84),</text:p>
      <text:p text:style-name="Normal">('tenetur vel quis',</text:p>
      <text:p text:style-name="Normal">94,</text:p>
      <text:p text:style-name="Normal">84),</text:p>
      <text:p text:style-name="Normal">('velit maiores deleniti',</text:p>
      <text:p text:style-name="Normal">95,</text:p>
      <text:p text:style-name="Normal">84),</text:p>
      <text:p text:style-name="Normal">('magnam veniam officia',</text:p>
      <text:p text:style-name="Normal">3,</text:p>
      <text:p text:style-name="Normal">85),</text:p>
      <text:p text:style-name="Normal">('voluptatibus ut ea',</text:p>
      <text:p text:style-name="Normal">4,</text:p>
      <text:p text:style-name="Normal">85),</text:p>
      <text:p text:style-name="Normal">('aliquid consectetur nisi',</text:p>
      <text:p text:style-name="Normal">5,</text:p>
      <text:p text:style-name="Normal">85),</text:p>
      <text:p text:style-name="Normal">('neque illo dolores',</text:p>
      <text:p text:style-name="Normal">14,</text:p>
      <text:p text:style-name="Normal">85),</text:p>
      <text:p text:style-name="Normal">('optio minima exercitationem',</text:p>
      <text:p text:style-name="Normal">15,</text:p>
      <text:p text:style-name="Normal">85),</text:p>
      <text:p text:style-name="Normal">('ab sint et',</text:p>
      <text:p text:style-name="Normal">21,</text:p>
      <text:p text:style-name="Normal">85),</text:p>
      <text:p text:style-name="Normal">('rerum reiciendis libero',</text:p>
      <text:p text:style-name="Normal">24,</text:p>
      <text:p text:style-name="Normal">85),</text:p>
      <text:p text:style-name="Normal">('in fugiat soluta',</text:p>
      <text:soft-page-break/>
      <text:p text:style-name="Normal">35,</text:p>
      <text:p text:style-name="Normal">85),</text:p>
      <text:p text:style-name="Normal">('quo cumque eveniet',</text:p>
      <text:p text:style-name="Normal">36,</text:p>
      <text:p text:style-name="Normal">85),</text:p>
      <text:p text:style-name="Normal">('error nihil quia',</text:p>
      <text:p text:style-name="Normal">37,</text:p>
      <text:p text:style-name="Normal">85),</text:p>
      <text:p text:style-name="Normal">('commodi beatae et',</text:p>
      <text:p text:style-name="Normal">41,</text:p>
      <text:p text:style-name="Normal">85),</text:p>
      <text:p text:style-name="Normal">('aut quidem a',</text:p>
      <text:p text:style-name="Normal">47,</text:p>
      <text:p text:style-name="Normal">85),</text:p>
      <text:p text:style-name="Normal">('sit laudantium et',</text:p>
      <text:p text:style-name="Normal">54,</text:p>
      <text:p text:style-name="Normal">85),</text:p>
      <text:p text:style-name="Normal">('numquam voluptatibus voluptas',</text:p>
      <text:p text:style-name="Normal">57,</text:p>
      <text:p text:style-name="Normal">85),</text:p>
      <text:p text:style-name="Normal">('dolorem voluptatem fugit',</text:p>
      <text:p text:style-name="Normal">62,</text:p>
      <text:p text:style-name="Normal">85),</text:p>
      <text:p text:style-name="Normal">('officia et aperiam',</text:p>
      <text:p text:style-name="Normal">66,</text:p>
      <text:p text:style-name="Normal">85),</text:p>
      <text:p text:style-name="Normal">('iure sed autem',</text:p>
      <text:p text:style-name="Normal">71,</text:p>
      <text:p text:style-name="Normal">85),</text:p>
      <text:p text:style-name="Normal">('quaerat dolores excepturi',</text:p>
      <text:p text:style-name="Normal">72,</text:p>
      <text:soft-page-break/>
      <text:p text:style-name="Normal">85),</text:p>
      <text:p text:style-name="Normal">('ex cupiditate nulla',</text:p>
      <text:p text:style-name="Normal">75,</text:p>
      <text:p text:style-name="Normal">85),</text:p>
      <text:p text:style-name="Normal">('voluptatem ut enim',</text:p>
      <text:p text:style-name="Normal">76,</text:p>
      <text:p text:style-name="Normal">85),</text:p>
      <text:p text:style-name="Normal">('neque quod magnam',</text:p>
      <text:p text:style-name="Normal">78,</text:p>
      <text:p text:style-name="Normal">85),</text:p>
      <text:p text:style-name="Normal">('omnis impedit fuga',</text:p>
      <text:p text:style-name="Normal">82,</text:p>
      <text:p text:style-name="Normal">85),</text:p>
      <text:p text:style-name="Normal">('fuga nihil officia',</text:p>
      <text:p text:style-name="Normal">84,</text:p>
      <text:p text:style-name="Normal">85),</text:p>
      <text:p text:style-name="Normal">('tenetur dolores tempore',</text:p>
      <text:p text:style-name="Normal">91,</text:p>
      <text:p text:style-name="Normal">85),</text:p>
      <text:p text:style-name="Normal">('nihil vel ut',</text:p>
      <text:p text:style-name="Normal">96,</text:p>
      <text:p text:style-name="Normal">85),</text:p>
      <text:p text:style-name="Normal">('laboriosam molestiae doloribus',</text:p>
      <text:p text:style-name="Normal">97,</text:p>
      <text:p text:style-name="Normal">85),</text:p>
      <text:p text:style-name="Normal">('id impedit officiis',</text:p>
      <text:p text:style-name="Normal">2,</text:p>
      <text:p text:style-name="Normal">86),</text:p>
      <text:p text:style-name="Normal">('at tenetur quibusdam',</text:p>
      <text:p text:style-name="Normal">5,</text:p>
      <text:p text:style-name="Normal">86),</text:p>
      <text:soft-page-break/>
      <text:p text:style-name="Normal">('voluptatem sed quaerat',</text:p>
      <text:p text:style-name="Normal">11,</text:p>
      <text:p text:style-name="Normal">86),</text:p>
      <text:p text:style-name="Normal">('accusantium quia dolore',</text:p>
      <text:p text:style-name="Normal">14,</text:p>
      <text:p text:style-name="Normal">86),</text:p>
      <text:p text:style-name="Normal">('beatae sed ex',</text:p>
      <text:p text:style-name="Normal">17,</text:p>
      <text:p text:style-name="Normal">86),</text:p>
      <text:p text:style-name="Normal">('eum eveniet et',</text:p>
      <text:p text:style-name="Normal">21,</text:p>
      <text:p text:style-name="Normal">86),</text:p>
      <text:p text:style-name="Normal">('soluta est est',</text:p>
      <text:p text:style-name="Normal">24,</text:p>
      <text:p text:style-name="Normal">86),</text:p>
      <text:p text:style-name="Normal">('aut rerum labore',</text:p>
      <text:p text:style-name="Normal">32,</text:p>
      <text:p text:style-name="Normal">86),</text:p>
      <text:p text:style-name="Normal">('fugit eaque accusamus',</text:p>
      <text:p text:style-name="Normal">36,</text:p>
      <text:p text:style-name="Normal">86),</text:p>
      <text:p text:style-name="Normal">('quos minima occaecati',</text:p>
      <text:p text:style-name="Normal">40,</text:p>
      <text:p text:style-name="Normal">86),</text:p>
      <text:p text:style-name="Normal">('non debitis ad',</text:p>
      <text:p text:style-name="Normal">41,</text:p>
      <text:p text:style-name="Normal">86),</text:p>
      <text:p text:style-name="Normal">('id esse consequatur',</text:p>
      <text:p text:style-name="Normal">43,</text:p>
      <text:p text:style-name="Normal">86),</text:p>
      <text:p text:style-name="Normal">('tempore ea voluptatibus',</text:p>
      <text:soft-page-break/>
      <text:p text:style-name="Normal">44,</text:p>
      <text:p text:style-name="Normal">86),</text:p>
      <text:p text:style-name="Normal">('dolorem est alias',</text:p>
      <text:p text:style-name="Normal">50,</text:p>
      <text:p text:style-name="Normal">86),</text:p>
      <text:p text:style-name="Normal">('deleniti eius error',</text:p>
      <text:p text:style-name="Normal">54,</text:p>
      <text:p text:style-name="Normal">86),</text:p>
      <text:p text:style-name="Normal">('provident aperiam eligendi',</text:p>
      <text:p text:style-name="Normal">57,</text:p>
      <text:p text:style-name="Normal">86),</text:p>
      <text:p text:style-name="Normal">('sit ducimus est',</text:p>
      <text:p text:style-name="Normal">60,</text:p>
      <text:p text:style-name="Normal">86),</text:p>
      <text:p text:style-name="Normal">('repellendus repudiandae quod',</text:p>
      <text:p text:style-name="Normal">65,</text:p>
      <text:p text:style-name="Normal">86),</text:p>
      <text:p text:style-name="Normal">('qui numquam ex',</text:p>
      <text:p text:style-name="Normal">66,</text:p>
      <text:p text:style-name="Normal">86),</text:p>
      <text:p text:style-name="Normal">('fugiat vitae itaque',</text:p>
      <text:p text:style-name="Normal">67,</text:p>
      <text:p text:style-name="Normal">86),</text:p>
      <text:p text:style-name="Normal">('quas quas autem',</text:p>
      <text:p text:style-name="Normal">69,</text:p>
      <text:p text:style-name="Normal">86),</text:p>
      <text:p text:style-name="Normal">('esse blanditiis accusamus',</text:p>
      <text:p text:style-name="Normal">71,</text:p>
      <text:p text:style-name="Normal">86),</text:p>
      <text:p text:style-name="Normal">('magni necessitatibus voluptatem',</text:p>
      <text:p text:style-name="Normal">72,</text:p>
      <text:soft-page-break/>
      <text:p text:style-name="Normal">86),</text:p>
      <text:p text:style-name="Normal">('quo consequatur praesentium',</text:p>
      <text:p text:style-name="Normal">75,</text:p>
      <text:p text:style-name="Normal">86),</text:p>
      <text:p text:style-name="Normal">('ullam totam quam',</text:p>
      <text:p text:style-name="Normal">76,</text:p>
      <text:p text:style-name="Normal">86),</text:p>
      <text:p text:style-name="Normal">('eligendi iste est',</text:p>
      <text:p text:style-name="Normal">91,</text:p>
      <text:p text:style-name="Normal">86),</text:p>
      <text:p text:style-name="Normal">('occaecati nesciunt natus',</text:p>
      <text:p text:style-name="Normal">97,</text:p>
      <text:p text:style-name="Normal">86),</text:p>
      <text:p text:style-name="Normal">('est saepe id',</text:p>
      <text:p text:style-name="Normal">98,</text:p>
      <text:p text:style-name="Normal">86),</text:p>
      <text:p text:style-name="Normal">('nemo fugit unde',</text:p>
      <text:p text:style-name="Normal">5,</text:p>
      <text:p text:style-name="Normal">87),</text:p>
      <text:p text:style-name="Normal">('aperiam nobis autem',</text:p>
      <text:p text:style-name="Normal">9,</text:p>
      <text:p text:style-name="Normal">87),</text:p>
      <text:p text:style-name="Normal">('quis quos ut',</text:p>
      <text:p text:style-name="Normal">10,</text:p>
      <text:p text:style-name="Normal">87),</text:p>
      <text:p text:style-name="Normal">('velit dolorum eligendi',</text:p>
      <text:p text:style-name="Normal">11,</text:p>
      <text:p text:style-name="Normal">87),</text:p>
      <text:p text:style-name="Normal">('et autem nulla',</text:p>
      <text:p text:style-name="Normal">12,</text:p>
      <text:p text:style-name="Normal">87),</text:p>
      <text:soft-page-break/>
      <text:p text:style-name="Normal">('quia aspernatur voluptatem',</text:p>
      <text:p text:style-name="Normal">14,</text:p>
      <text:p text:style-name="Normal">87),</text:p>
      <text:p text:style-name="Normal">('aliquam harum expedita',</text:p>
      <text:p text:style-name="Normal">21,</text:p>
      <text:p text:style-name="Normal">87),</text:p>
      <text:p text:style-name="Normal">('amet magnam harum',</text:p>
      <text:p text:style-name="Normal">24,</text:p>
      <text:p text:style-name="Normal">87),</text:p>
      <text:p text:style-name="Normal">('doloribus velit aut',</text:p>
      <text:p text:style-name="Normal">36,</text:p>
      <text:p text:style-name="Normal">87),</text:p>
      <text:p text:style-name="Normal">('et cum perferendis',</text:p>
      <text:p text:style-name="Normal">41,</text:p>
      <text:p text:style-name="Normal">87),</text:p>
      <text:p text:style-name="Normal">('alias voluptatem occaecati',</text:p>
      <text:p text:style-name="Normal">42,</text:p>
      <text:p text:style-name="Normal">87),</text:p>
      <text:p text:style-name="Normal">('officia dolor nemo',</text:p>
      <text:p text:style-name="Normal">43,</text:p>
      <text:p text:style-name="Normal">87),</text:p>
      <text:p text:style-name="Normal">('sapiente itaque architecto',</text:p>
      <text:p text:style-name="Normal">47,</text:p>
      <text:p text:style-name="Normal">87),</text:p>
      <text:p text:style-name="Normal">('molestiae nostrum eos',</text:p>
      <text:p text:style-name="Normal">54,</text:p>
      <text:p text:style-name="Normal">87),</text:p>
      <text:p text:style-name="Normal">('aut voluptatem blanditiis',</text:p>
      <text:p text:style-name="Normal">56,</text:p>
      <text:p text:style-name="Normal">87),</text:p>
      <text:p text:style-name="Normal">('blanditiis consectetur placeat',</text:p>
      <text:soft-page-break/>
      <text:p text:style-name="Normal">57,</text:p>
      <text:p text:style-name="Normal">87),</text:p>
      <text:p text:style-name="Normal">('quis eligendi dolor',</text:p>
      <text:p text:style-name="Normal">66,</text:p>
      <text:p text:style-name="Normal">87),</text:p>
      <text:p text:style-name="Normal">('quam iusto et',</text:p>
      <text:p text:style-name="Normal">67,</text:p>
      <text:p text:style-name="Normal">87),</text:p>
      <text:p text:style-name="Normal">('hic totam esse',</text:p>
      <text:p text:style-name="Normal">71,</text:p>
      <text:p text:style-name="Normal">87),</text:p>
      <text:p text:style-name="Normal">('incidunt temporibus autem',</text:p>
      <text:p text:style-name="Normal">73,</text:p>
      <text:p text:style-name="Normal">87),</text:p>
      <text:p text:style-name="Normal">('asperiores reprehenderit aperiam',</text:p>
      <text:p text:style-name="Normal">75,</text:p>
      <text:p text:style-name="Normal">87),</text:p>
      <text:p text:style-name="Normal">('numquam hic quod',</text:p>
      <text:p text:style-name="Normal">76,</text:p>
      <text:p text:style-name="Normal">87),</text:p>
      <text:p text:style-name="Normal">('necessitatibus architecto amet',</text:p>
      <text:p text:style-name="Normal">87,</text:p>
      <text:p text:style-name="Normal">87),</text:p>
      <text:p text:style-name="Normal">('quod repellendus quas',</text:p>
      <text:p text:style-name="Normal">91,</text:p>
      <text:p text:style-name="Normal">87),</text:p>
      <text:p text:style-name="Normal">('debitis qui aliquid',</text:p>
      <text:p text:style-name="Normal">99,</text:p>
      <text:p text:style-name="Normal">87),</text:p>
      <text:p text:style-name="Normal">('aut qui laudantium',</text:p>
      <text:p text:style-name="Normal">5,</text:p>
      <text:soft-page-break/>
      <text:p text:style-name="Normal">88),</text:p>
      <text:p text:style-name="Normal">('aliquam reprehenderit sit',</text:p>
      <text:p text:style-name="Normal">10,</text:p>
      <text:p text:style-name="Normal">88),</text:p>
      <text:p text:style-name="Normal">('necessitatibus perspiciatis quos',</text:p>
      <text:p text:style-name="Normal">14,</text:p>
      <text:p text:style-name="Normal">88),</text:p>
      <text:p text:style-name="Normal">('vel provident molestias',</text:p>
      <text:p text:style-name="Normal">15,</text:p>
      <text:p text:style-name="Normal">88),</text:p>
      <text:p text:style-name="Normal">('ex ea dolorem',</text:p>
      <text:p text:style-name="Normal">16,</text:p>
      <text:p text:style-name="Normal">88),</text:p>
      <text:p text:style-name="Normal">('impedit iure ea',</text:p>
      <text:p text:style-name="Normal">17,</text:p>
      <text:p text:style-name="Normal">88),</text:p>
      <text:p text:style-name="Normal">('sapiente facilis magni',</text:p>
      <text:p text:style-name="Normal">20,</text:p>
      <text:p text:style-name="Normal">88),</text:p>
      <text:p text:style-name="Normal">('aut illum aperiam',</text:p>
      <text:p text:style-name="Normal">21,</text:p>
      <text:p text:style-name="Normal">88),</text:p>
      <text:p text:style-name="Normal">('nobis numquam eius',</text:p>
      <text:p text:style-name="Normal">24,</text:p>
      <text:p text:style-name="Normal">88),</text:p>
      <text:p text:style-name="Normal">('qui nesciunt ut',</text:p>
      <text:p text:style-name="Normal">28,</text:p>
      <text:p text:style-name="Normal">88),</text:p>
      <text:p text:style-name="Normal">('ullam porro eum',</text:p>
      <text:p text:style-name="Normal">31,</text:p>
      <text:p text:style-name="Normal">88),</text:p>
      <text:soft-page-break/>
      <text:p text:style-name="Normal">('ut rerum iure',</text:p>
      <text:p text:style-name="Normal">32,</text:p>
      <text:p text:style-name="Normal">88),</text:p>
      <text:p text:style-name="Normal">('sequi et voluptas',</text:p>
      <text:p text:style-name="Normal">36,</text:p>
      <text:p text:style-name="Normal">88),</text:p>
      <text:p text:style-name="Normal">('nobis iusto dignissimos',</text:p>
      <text:p text:style-name="Normal">41,</text:p>
      <text:p text:style-name="Normal">88),</text:p>
      <text:p text:style-name="Normal">('officia inventore unde',</text:p>
      <text:p text:style-name="Normal">47,</text:p>
      <text:p text:style-name="Normal">88),</text:p>
      <text:p text:style-name="Normal">('non est et',</text:p>
      <text:p text:style-name="Normal">48,</text:p>
      <text:p text:style-name="Normal">88),</text:p>
      <text:p text:style-name="Normal">('saepe minus sint',</text:p>
      <text:p text:style-name="Normal">50,</text:p>
      <text:p text:style-name="Normal">88),</text:p>
      <text:p text:style-name="Normal">('explicabo voluptatem repudiandae',</text:p>
      <text:p text:style-name="Normal">54,</text:p>
      <text:p text:style-name="Normal">88),</text:p>
      <text:p text:style-name="Normal">('eos corporis facere',</text:p>
      <text:p text:style-name="Normal">57,</text:p>
      <text:p text:style-name="Normal">88),</text:p>
      <text:p text:style-name="Normal">('modi animi laboriosam',</text:p>
      <text:p text:style-name="Normal">65,</text:p>
      <text:p text:style-name="Normal">88),</text:p>
      <text:p text:style-name="Normal">('nemo sequi porro',</text:p>
      <text:p text:style-name="Normal">66,</text:p>
      <text:p text:style-name="Normal">88),</text:p>
      <text:p text:style-name="Normal">('et provident debitis',</text:p>
      <text:soft-page-break/>
      <text:p text:style-name="Normal">67,</text:p>
      <text:p text:style-name="Normal">88),</text:p>
      <text:p text:style-name="Normal">('nam dolorem fugiat',</text:p>
      <text:p text:style-name="Normal">71,</text:p>
      <text:p text:style-name="Normal">88),</text:p>
      <text:p text:style-name="Normal">('assumenda minus nisi',</text:p>
      <text:p text:style-name="Normal">72,</text:p>
      <text:p text:style-name="Normal">88),</text:p>
      <text:p text:style-name="Normal">('numquam ut non',</text:p>
      <text:p text:style-name="Normal">75,</text:p>
      <text:p text:style-name="Normal">88),</text:p>
      <text:p text:style-name="Normal">('aliquid explicabo autem',</text:p>
      <text:p text:style-name="Normal">76,</text:p>
      <text:p text:style-name="Normal">88),</text:p>
      <text:p text:style-name="Normal">('harum quia architecto',</text:p>
      <text:p text:style-name="Normal">85,</text:p>
      <text:p text:style-name="Normal">88),</text:p>
      <text:p text:style-name="Normal">('in repudiandae dolorum',</text:p>
      <text:p text:style-name="Normal">87,</text:p>
      <text:p text:style-name="Normal">88),</text:p>
      <text:p text:style-name="Normal">('deserunt autem optio',</text:p>
      <text:p text:style-name="Normal">91,</text:p>
      <text:p text:style-name="Normal">88),</text:p>
      <text:p text:style-name="Normal">('cum doloribus omnis',</text:p>
      <text:p text:style-name="Normal">92,</text:p>
      <text:p text:style-name="Normal">88),</text:p>
      <text:p text:style-name="Normal">('aliquam aut ea',</text:p>
      <text:p text:style-name="Normal">96,</text:p>
      <text:p text:style-name="Normal">88),</text:p>
      <text:p text:style-name="Normal">('aut et et',</text:p>
      <text:p text:style-name="Normal">99,</text:p>
      <text:soft-page-break/>
      <text:p text:style-name="Normal">88),</text:p>
      <text:p text:style-name="Normal">('recusandae voluptatem debitis',</text:p>
      <text:p text:style-name="Normal">2,</text:p>
      <text:p text:style-name="Normal">89),</text:p>
      <text:p text:style-name="Normal">('et necessitatibus unde',</text:p>
      <text:p text:style-name="Normal">3,</text:p>
      <text:p text:style-name="Normal">89),</text:p>
      <text:p text:style-name="Normal">('natus nesciunt sed',</text:p>
      <text:p text:style-name="Normal">5,</text:p>
      <text:p text:style-name="Normal">89),</text:p>
      <text:p text:style-name="Normal">('quia eos nihil',</text:p>
      <text:p text:style-name="Normal">11,</text:p>
      <text:p text:style-name="Normal">89),</text:p>
      <text:p text:style-name="Normal">('incidunt consequatur minus',</text:p>
      <text:p text:style-name="Normal">13,</text:p>
      <text:p text:style-name="Normal">89),</text:p>
      <text:p text:style-name="Normal">('accusamus impedit quaerat',</text:p>
      <text:p text:style-name="Normal">14,</text:p>
      <text:p text:style-name="Normal">89),</text:p>
      <text:p text:style-name="Normal">('quia enim cum',</text:p>
      <text:p text:style-name="Normal">19,</text:p>
      <text:p text:style-name="Normal">89),</text:p>
      <text:p text:style-name="Normal">('itaque officiis nihil',</text:p>
      <text:p text:style-name="Normal">21,</text:p>
      <text:p text:style-name="Normal">89),</text:p>
      <text:p text:style-name="Normal">('dolorem optio dicta',</text:p>
      <text:p text:style-name="Normal">24,</text:p>
      <text:p text:style-name="Normal">89),</text:p>
      <text:p text:style-name="Normal">('officia culpa eaque',</text:p>
      <text:p text:style-name="Normal">27,</text:p>
      <text:p text:style-name="Normal">89),</text:p>
      <text:soft-page-break/>
      <text:p text:style-name="Normal">('hic doloremque ratione',</text:p>
      <text:p text:style-name="Normal">28,</text:p>
      <text:p text:style-name="Normal">89),</text:p>
      <text:p text:style-name="Normal">('et repellendus facere',</text:p>
      <text:p text:style-name="Normal">36,</text:p>
      <text:p text:style-name="Normal">89),</text:p>
      <text:p text:style-name="Normal">('et in deserunt',</text:p>
      <text:p text:style-name="Normal">37,</text:p>
      <text:p text:style-name="Normal">89),</text:p>
      <text:p text:style-name="Normal">('fugit quis explicabo',</text:p>
      <text:p text:style-name="Normal">41,</text:p>
      <text:p text:style-name="Normal">89),</text:p>
      <text:p text:style-name="Normal">('qui consequatur hic',</text:p>
      <text:p text:style-name="Normal">43,</text:p>
      <text:p text:style-name="Normal">89),</text:p>
      <text:p text:style-name="Normal">('sed voluptas commodi',</text:p>
      <text:p text:style-name="Normal">50,</text:p>
      <text:p text:style-name="Normal">89),</text:p>
      <text:p text:style-name="Normal">('accusamus est voluptatem',</text:p>
      <text:p text:style-name="Normal">54,</text:p>
      <text:p text:style-name="Normal">89),</text:p>
      <text:p text:style-name="Normal">('iure sunt esse',</text:p>
      <text:p text:style-name="Normal">56,</text:p>
      <text:p text:style-name="Normal">89),</text:p>
      <text:p text:style-name="Normal">('aut non cum',</text:p>
      <text:p text:style-name="Normal">57,</text:p>
      <text:p text:style-name="Normal">89),</text:p>
      <text:p text:style-name="Normal">('praesentium voluptas harum',</text:p>
      <text:p text:style-name="Normal">61,</text:p>
      <text:p text:style-name="Normal">89),</text:p>
      <text:p text:style-name="Normal">('ad omnis neque',</text:p>
      <text:soft-page-break/>
      <text:p text:style-name="Normal">66,</text:p>
      <text:p text:style-name="Normal">89),</text:p>
      <text:p text:style-name="Normal">('inventore ut sit',</text:p>
      <text:p text:style-name="Normal">71,</text:p>
      <text:p text:style-name="Normal">89),</text:p>
      <text:p text:style-name="Normal">('eaque dolores rerum',</text:p>
      <text:p text:style-name="Normal">73,</text:p>
      <text:p text:style-name="Normal">89),</text:p>
      <text:p text:style-name="Normal">('sapiente sunt enim',</text:p>
      <text:p text:style-name="Normal">75,</text:p>
      <text:p text:style-name="Normal">89),</text:p>
      <text:p text:style-name="Normal">('qui dignissimos sequi',</text:p>
      <text:p text:style-name="Normal">76,</text:p>
      <text:p text:style-name="Normal">89),</text:p>
      <text:p text:style-name="Normal">('corrupti expedita quasi',</text:p>
      <text:p text:style-name="Normal">78,</text:p>
      <text:p text:style-name="Normal">89),</text:p>
      <text:p text:style-name="Normal">('delectus maxime officia',</text:p>
      <text:p text:style-name="Normal">79,</text:p>
      <text:p text:style-name="Normal">89),</text:p>
      <text:p text:style-name="Normal">('illo eos dolore',</text:p>
      <text:p text:style-name="Normal">85,</text:p>
      <text:p text:style-name="Normal">89),</text:p>
      <text:p text:style-name="Normal">('aut animi architecto',</text:p>
      <text:p text:style-name="Normal">91,</text:p>
      <text:p text:style-name="Normal">89),</text:p>
      <text:p text:style-name="Normal">('aliquam soluta non',</text:p>
      <text:p text:style-name="Normal">95,</text:p>
      <text:p text:style-name="Normal">89),</text:p>
      <text:p text:style-name="Normal">('et commodi illum',</text:p>
      <text:p text:style-name="Normal">99,</text:p>
      <text:soft-page-break/>
      <text:p text:style-name="Normal">89),</text:p>
      <text:p text:style-name="Normal">('qui in dolores',</text:p>
      <text:p text:style-name="Normal">100,</text:p>
      <text:p text:style-name="Normal">89),</text:p>
      <text:p text:style-name="Normal">('quam quae id',</text:p>
      <text:p text:style-name="Normal">3,</text:p>
      <text:p text:style-name="Normal">90),</text:p>
      <text:p text:style-name="Normal">('aliquam unde eius',</text:p>
      <text:p text:style-name="Normal">5,</text:p>
      <text:p text:style-name="Normal">90),</text:p>
      <text:p text:style-name="Normal">('enim accusamus aliquid',</text:p>
      <text:p text:style-name="Normal">12,</text:p>
      <text:p text:style-name="Normal">90),</text:p>
      <text:p text:style-name="Normal">('consequatur velit asperiores',</text:p>
      <text:p text:style-name="Normal">14,</text:p>
      <text:p text:style-name="Normal">90),</text:p>
      <text:p text:style-name="Normal">('illo quis minus',</text:p>
      <text:p text:style-name="Normal">20,</text:p>
      <text:p text:style-name="Normal">90),</text:p>
      <text:p text:style-name="Normal">('iste maxime architecto',</text:p>
      <text:p text:style-name="Normal">21,</text:p>
      <text:p text:style-name="Normal">90),</text:p>
      <text:p text:style-name="Normal">('et tenetur aliquam',</text:p>
      <text:p text:style-name="Normal">24,</text:p>
      <text:p text:style-name="Normal">90),</text:p>
      <text:p text:style-name="Normal">('consequatur magnam temporibus',</text:p>
      <text:p text:style-name="Normal">33,</text:p>
      <text:p text:style-name="Normal">90),</text:p>
      <text:p text:style-name="Normal">('magni reprehenderit facere',</text:p>
      <text:p text:style-name="Normal">36,</text:p>
      <text:p text:style-name="Normal">90),</text:p>
      <text:soft-page-break/>
      <text:p text:style-name="Normal">('nobis ratione molestiae',</text:p>
      <text:p text:style-name="Normal">38,</text:p>
      <text:p text:style-name="Normal">90),</text:p>
      <text:p text:style-name="Normal">('voluptas et sed',</text:p>
      <text:p text:style-name="Normal">40,</text:p>
      <text:p text:style-name="Normal">90),</text:p>
      <text:p text:style-name="Normal">('doloremque est commodi',</text:p>
      <text:p text:style-name="Normal">41,</text:p>
      <text:p text:style-name="Normal">90),</text:p>
      <text:p text:style-name="Normal">('quia eaque ea',</text:p>
      <text:p text:style-name="Normal">42,</text:p>
      <text:p text:style-name="Normal">90),</text:p>
      <text:p text:style-name="Normal">('aliquam magni non',</text:p>
      <text:p text:style-name="Normal">43,</text:p>
      <text:p text:style-name="Normal">90),</text:p>
      <text:p text:style-name="Normal">('porro iure recusandae',</text:p>
      <text:p text:style-name="Normal">48,</text:p>
      <text:p text:style-name="Normal">90),</text:p>
      <text:p text:style-name="Normal">('voluptas sunt non',</text:p>
      <text:p text:style-name="Normal">54,</text:p>
      <text:p text:style-name="Normal">90),</text:p>
      <text:p text:style-name="Normal">('ut praesentium quia',</text:p>
      <text:p text:style-name="Normal">55,</text:p>
      <text:p text:style-name="Normal">90),</text:p>
      <text:p text:style-name="Normal">('enim doloremque et',</text:p>
      <text:p text:style-name="Normal">57,</text:p>
      <text:p text:style-name="Normal">90),</text:p>
      <text:p text:style-name="Normal">('est praesentium repudiandae',</text:p>
      <text:p text:style-name="Normal">60,</text:p>
      <text:p text:style-name="Normal">90),</text:p>
      <text:p text:style-name="Normal">('molestiae aut incidunt',</text:p>
      <text:soft-page-break/>
      <text:p text:style-name="Normal">63,</text:p>
      <text:p text:style-name="Normal">90),</text:p>
      <text:p text:style-name="Normal">('perferendis et velit',</text:p>
      <text:p text:style-name="Normal">66,</text:p>
      <text:p text:style-name="Normal">90),</text:p>
      <text:p text:style-name="Normal">('facilis nulla veniam',</text:p>
      <text:p text:style-name="Normal">71,</text:p>
      <text:p text:style-name="Normal">90),</text:p>
      <text:p text:style-name="Normal">('debitis voluptates dignissimos',</text:p>
      <text:p text:style-name="Normal">73,</text:p>
      <text:p text:style-name="Normal">90),</text:p>
      <text:p text:style-name="Normal">('et ut consectetur',</text:p>
      <text:p text:style-name="Normal">75,</text:p>
      <text:p text:style-name="Normal">90),</text:p>
      <text:p text:style-name="Normal">('tempore exercitationem est',</text:p>
      <text:p text:style-name="Normal">76,</text:p>
      <text:p text:style-name="Normal">90),</text:p>
      <text:p text:style-name="Normal">('dolores recusandae voluptas',</text:p>
      <text:p text:style-name="Normal">78,</text:p>
      <text:p text:style-name="Normal">90),</text:p>
      <text:p text:style-name="Normal">('odio tempore perferendis',</text:p>
      <text:p text:style-name="Normal">79,</text:p>
      <text:p text:style-name="Normal">90),</text:p>
      <text:p text:style-name="Normal">('expedita nesciunt quaerat',</text:p>
      <text:p text:style-name="Normal">82,</text:p>
      <text:p text:style-name="Normal">90),</text:p>
      <text:p text:style-name="Normal">('accusantium est voluptates',</text:p>
      <text:p text:style-name="Normal">87,</text:p>
      <text:p text:style-name="Normal">90),</text:p>
      <text:p text:style-name="Normal">('molestiae eaque iusto',</text:p>
      <text:p text:style-name="Normal">91,</text:p>
      <text:soft-page-break/>
      <text:p text:style-name="Normal">90),</text:p>
      <text:p text:style-name="Normal">('deleniti vitae illum',</text:p>
      <text:p text:style-name="Normal">93,</text:p>
      <text:p text:style-name="Normal">90),</text:p>
      <text:p text:style-name="Normal">('praesentium omnis ut',</text:p>
      <text:p text:style-name="Normal">96,</text:p>
      <text:p text:style-name="Normal">90),</text:p>
      <text:p text:style-name="Normal">('qui facilis esse',</text:p>
      <text:p text:style-name="Normal">4,</text:p>
      <text:p text:style-name="Normal">91),</text:p>
      <text:p text:style-name="Normal">('consequatur voluptatum sit',</text:p>
      <text:p text:style-name="Normal">5,</text:p>
      <text:p text:style-name="Normal">91),</text:p>
      <text:p text:style-name="Normal">('tempora eaque dolorem',</text:p>
      <text:p text:style-name="Normal">6,</text:p>
      <text:p text:style-name="Normal">91),</text:p>
      <text:p text:style-name="Normal">('qui in sunt',</text:p>
      <text:p text:style-name="Normal">14,</text:p>
      <text:p text:style-name="Normal">91),</text:p>
      <text:p text:style-name="Normal">('sint neque et',</text:p>
      <text:p text:style-name="Normal">19,</text:p>
      <text:p text:style-name="Normal">91),</text:p>
      <text:p text:style-name="Normal">('vitae omnis praesentium',</text:p>
      <text:p text:style-name="Normal">20,</text:p>
      <text:p text:style-name="Normal">91),</text:p>
      <text:p text:style-name="Normal">('dolorem aut minus',</text:p>
      <text:p text:style-name="Normal">21,</text:p>
      <text:p text:style-name="Normal">91),</text:p>
      <text:p text:style-name="Normal">('repellendus in voluptates',</text:p>
      <text:p text:style-name="Normal">24,</text:p>
      <text:p text:style-name="Normal">91),</text:p>
      <text:soft-page-break/>
      <text:p text:style-name="Normal">('enim est sit',</text:p>
      <text:p text:style-name="Normal">27,</text:p>
      <text:p text:style-name="Normal">91),</text:p>
      <text:p text:style-name="Normal">('esse nostrum maiores',</text:p>
      <text:p text:style-name="Normal">36,</text:p>
      <text:p text:style-name="Normal">91),</text:p>
      <text:p text:style-name="Normal">('atque qui sequi',</text:p>
      <text:p text:style-name="Normal">38,</text:p>
      <text:p text:style-name="Normal">91),</text:p>
      <text:p text:style-name="Normal">('modi dolor aliquam',</text:p>
      <text:p text:style-name="Normal">39,</text:p>
      <text:p text:style-name="Normal">91),</text:p>
      <text:p text:style-name="Normal">('optio ut est',</text:p>
      <text:p text:style-name="Normal">41,</text:p>
      <text:p text:style-name="Normal">91),</text:p>
      <text:p text:style-name="Normal">('ducimus excepturi ut',</text:p>
      <text:p text:style-name="Normal">44,</text:p>
      <text:p text:style-name="Normal">91),</text:p>
      <text:p text:style-name="Normal">('laboriosam eligendi blanditiis',</text:p>
      <text:p text:style-name="Normal">54,</text:p>
      <text:p text:style-name="Normal">91),</text:p>
      <text:p text:style-name="Normal">('et architecto perferendis',</text:p>
      <text:p text:style-name="Normal">57,</text:p>
      <text:p text:style-name="Normal">91),</text:p>
      <text:p text:style-name="Normal">('at voluptatem quos',</text:p>
      <text:p text:style-name="Normal">61,</text:p>
      <text:p text:style-name="Normal">91),</text:p>
      <text:p text:style-name="Normal">('aspernatur nisi consectetur',</text:p>
      <text:p text:style-name="Normal">66,</text:p>
      <text:p text:style-name="Normal">91),</text:p>
      <text:p text:style-name="Normal">('iusto eos nihil',</text:p>
      <text:soft-page-break/>
      <text:p text:style-name="Normal">67,</text:p>
      <text:p text:style-name="Normal">91),</text:p>
      <text:p text:style-name="Normal">('qui vero quia',</text:p>
      <text:p text:style-name="Normal">71,</text:p>
      <text:p text:style-name="Normal">91),</text:p>
      <text:p text:style-name="Normal">('et necessitatibus repudiandae',</text:p>
      <text:p text:style-name="Normal">75,</text:p>
      <text:p text:style-name="Normal">91),</text:p>
      <text:p text:style-name="Normal">('eaque omnis animi',</text:p>
      <text:p text:style-name="Normal">76,</text:p>
      <text:p text:style-name="Normal">91),</text:p>
      <text:p text:style-name="Normal">('quasi reiciendis quidem',</text:p>
      <text:p text:style-name="Normal">91,</text:p>
      <text:p text:style-name="Normal">91),</text:p>
      <text:p text:style-name="Normal">('magni repellendus dignissimos',</text:p>
      <text:p text:style-name="Normal">92,</text:p>
      <text:p text:style-name="Normal">91),</text:p>
      <text:p text:style-name="Normal">('et officia dolorum',</text:p>
      <text:p text:style-name="Normal">95,</text:p>
      <text:p text:style-name="Normal">91),</text:p>
      <text:p text:style-name="Normal">('molestias ad delectus',</text:p>
      <text:p text:style-name="Normal">96,</text:p>
      <text:p text:style-name="Normal">91),</text:p>
      <text:p text:style-name="Normal">('sunt aut minus',</text:p>
      <text:p text:style-name="Normal">97,</text:p>
      <text:p text:style-name="Normal">91),</text:p>
      <text:p text:style-name="Normal">('dolorum magni numquam',</text:p>
      <text:p text:style-name="Normal">100,</text:p>
      <text:p text:style-name="Normal">91),</text:p>
      <text:p text:style-name="Normal">('aut voluptate qui',</text:p>
      <text:p text:style-name="Normal">5,</text:p>
      <text:soft-page-break/>
      <text:p text:style-name="Normal">92),</text:p>
      <text:p text:style-name="Normal">('vel reiciendis occaecati',</text:p>
      <text:p text:style-name="Normal">9,</text:p>
      <text:p text:style-name="Normal">92),</text:p>
      <text:p text:style-name="Normal">('est magni exercitationem',</text:p>
      <text:p text:style-name="Normal">10,</text:p>
      <text:p text:style-name="Normal">92),</text:p>
      <text:p text:style-name="Normal">('molestiae repudiandae veritatis',</text:p>
      <text:p text:style-name="Normal">14,</text:p>
      <text:p text:style-name="Normal">92),</text:p>
      <text:p text:style-name="Normal">('sed praesentium iste',</text:p>
      <text:p text:style-name="Normal">20,</text:p>
      <text:p text:style-name="Normal">92),</text:p>
      <text:p text:style-name="Normal">('beatae architecto mollitia',</text:p>
      <text:p text:style-name="Normal">21,</text:p>
      <text:p text:style-name="Normal">92),</text:p>
      <text:p text:style-name="Normal">('dolores possimus deleniti',</text:p>
      <text:p text:style-name="Normal">24,</text:p>
      <text:p text:style-name="Normal">92),</text:p>
      <text:p text:style-name="Normal">('fuga veritatis est',</text:p>
      <text:p text:style-name="Normal">32,</text:p>
      <text:p text:style-name="Normal">92),</text:p>
      <text:p text:style-name="Normal">('provident natus accusantium',</text:p>
      <text:p text:style-name="Normal">36,</text:p>
      <text:p text:style-name="Normal">92),</text:p>
      <text:p text:style-name="Normal">('eius doloremque non',</text:p>
      <text:p text:style-name="Normal">38,</text:p>
      <text:p text:style-name="Normal">92),</text:p>
      <text:p text:style-name="Normal">('quisquam pariatur ut',</text:p>
      <text:p text:style-name="Normal">39,</text:p>
      <text:p text:style-name="Normal">92),</text:p>
      <text:soft-page-break/>
      <text:p text:style-name="Normal">('quidem quo nulla',</text:p>
      <text:p text:style-name="Normal">41,</text:p>
      <text:p text:style-name="Normal">92),</text:p>
      <text:p text:style-name="Normal">('atque et cumque',</text:p>
      <text:p text:style-name="Normal">44,</text:p>
      <text:p text:style-name="Normal">92),</text:p>
      <text:p text:style-name="Normal">('est et corrupti',</text:p>
      <text:p text:style-name="Normal">48,</text:p>
      <text:p text:style-name="Normal">92),</text:p>
      <text:p text:style-name="Normal">('sed consequatur officiis',</text:p>
      <text:p text:style-name="Normal">54,</text:p>
      <text:p text:style-name="Normal">92),</text:p>
      <text:p text:style-name="Normal">('aut fugit repudiandae',</text:p>
      <text:p text:style-name="Normal">57,</text:p>
      <text:p text:style-name="Normal">92),</text:p>
      <text:p text:style-name="Normal">('eum ea qui',</text:p>
      <text:p text:style-name="Normal">66,</text:p>
      <text:p text:style-name="Normal">92),</text:p>
      <text:p text:style-name="Normal">('molestiae necessitatibus at',</text:p>
      <text:p text:style-name="Normal">71,</text:p>
      <text:p text:style-name="Normal">92),</text:p>
      <text:p text:style-name="Normal">('modi dolor iusto',</text:p>
      <text:p text:style-name="Normal">72,</text:p>
      <text:p text:style-name="Normal">92),</text:p>
      <text:p text:style-name="Normal">('voluptas eos omnis',</text:p>
      <text:p text:style-name="Normal">75,</text:p>
      <text:p text:style-name="Normal">92),</text:p>
      <text:p text:style-name="Normal">('dicta est odit',</text:p>
      <text:p text:style-name="Normal">76,</text:p>
      <text:p text:style-name="Normal">92),</text:p>
      <text:p text:style-name="Normal">('eaque at voluptatem',</text:p>
      <text:soft-page-break/>
      <text:p text:style-name="Normal">78,</text:p>
      <text:p text:style-name="Normal">92),</text:p>
      <text:p text:style-name="Normal">('odit ullam aliquid',</text:p>
      <text:p text:style-name="Normal">82,</text:p>
      <text:p text:style-name="Normal">92),</text:p>
      <text:p text:style-name="Normal">('quasi molestiae sequi',</text:p>
      <text:p text:style-name="Normal">87,</text:p>
      <text:p text:style-name="Normal">92),</text:p>
      <text:p text:style-name="Normal">('ut id perferendis',</text:p>
      <text:p text:style-name="Normal">91,</text:p>
      <text:p text:style-name="Normal">92),</text:p>
      <text:p text:style-name="Normal">('dolore dolores voluptate',</text:p>
      <text:p text:style-name="Normal">96,</text:p>
      <text:p text:style-name="Normal">92),</text:p>
      <text:p text:style-name="Normal">('autem numquam omnis',</text:p>
      <text:p text:style-name="Normal">2,</text:p>
      <text:p text:style-name="Normal">93),</text:p>
      <text:p text:style-name="Normal">('voluptas architecto odit',</text:p>
      <text:p text:style-name="Normal">5,</text:p>
      <text:p text:style-name="Normal">93),</text:p>
      <text:p text:style-name="Normal">('cum nam aspernatur',</text:p>
      <text:p text:style-name="Normal">10,</text:p>
      <text:p text:style-name="Normal">93),</text:p>
      <text:p text:style-name="Normal">('sapiente nihil ut',</text:p>
      <text:p text:style-name="Normal">12,</text:p>
      <text:p text:style-name="Normal">93),</text:p>
      <text:p text:style-name="Normal">('voluptatem ducimus corporis',</text:p>
      <text:p text:style-name="Normal">14,</text:p>
      <text:p text:style-name="Normal">93),</text:p>
      <text:p text:style-name="Normal">('aut est officia',</text:p>
      <text:p text:style-name="Normal">15,</text:p>
      <text:soft-page-break/>
      <text:p text:style-name="Normal">93),</text:p>
      <text:p text:style-name="Normal">('et neque sapiente',</text:p>
      <text:p text:style-name="Normal">19,</text:p>
      <text:p text:style-name="Normal">93),</text:p>
      <text:p text:style-name="Normal">('quae molestias et',</text:p>
      <text:p text:style-name="Normal">21,</text:p>
      <text:p text:style-name="Normal">93),</text:p>
      <text:p text:style-name="Normal">('ut exercitationem dignissimos',</text:p>
      <text:p text:style-name="Normal">24,</text:p>
      <text:p text:style-name="Normal">93),</text:p>
      <text:p text:style-name="Normal">('quia id vitae',</text:p>
      <text:p text:style-name="Normal">30,</text:p>
      <text:p text:style-name="Normal">93),</text:p>
      <text:p text:style-name="Normal">('a ad qui',</text:p>
      <text:p text:style-name="Normal">32,</text:p>
      <text:p text:style-name="Normal">93),</text:p>
      <text:p text:style-name="Normal">('unde consequatur unde',</text:p>
      <text:p text:style-name="Normal">33,</text:p>
      <text:p text:style-name="Normal">93),</text:p>
      <text:p text:style-name="Normal">('itaque ullam harum',</text:p>
      <text:p text:style-name="Normal">35,</text:p>
      <text:p text:style-name="Normal">93),</text:p>
      <text:p text:style-name="Normal">('voluptates repudiandae voluptas',</text:p>
      <text:p text:style-name="Normal">36,</text:p>
      <text:p text:style-name="Normal">93),</text:p>
      <text:p text:style-name="Normal">('eligendi rem occaecati',</text:p>
      <text:p text:style-name="Normal">39,</text:p>
      <text:p text:style-name="Normal">93),</text:p>
      <text:p text:style-name="Normal">('voluptatem rerum in',</text:p>
      <text:p text:style-name="Normal">41,</text:p>
      <text:p text:style-name="Normal">93),</text:p>
      <text:soft-page-break/>
      <text:p text:style-name="Normal">('eos quam amet',</text:p>
      <text:p text:style-name="Normal">46,</text:p>
      <text:p text:style-name="Normal">93),</text:p>
      <text:p text:style-name="Normal">('cum nesciunt repellat',</text:p>
      <text:p text:style-name="Normal">54,</text:p>
      <text:p text:style-name="Normal">93),</text:p>
      <text:p text:style-name="Normal">('molestiae ullam ea',</text:p>
      <text:p text:style-name="Normal">57,</text:p>
      <text:p text:style-name="Normal">93),</text:p>
      <text:p text:style-name="Normal">('natus facere omnis',</text:p>
      <text:p text:style-name="Normal">66,</text:p>
      <text:p text:style-name="Normal">93),</text:p>
      <text:p text:style-name="Normal">('asperiores at labore',</text:p>
      <text:p text:style-name="Normal">67,</text:p>
      <text:p text:style-name="Normal">93),</text:p>
      <text:p text:style-name="Normal">('officiis dolor soluta',</text:p>
      <text:p text:style-name="Normal">71,</text:p>
      <text:p text:style-name="Normal">93),</text:p>
      <text:p text:style-name="Normal">('eveniet eaque repellat',</text:p>
      <text:p text:style-name="Normal">75,</text:p>
      <text:p text:style-name="Normal">93),</text:p>
      <text:p text:style-name="Normal">('labore et rerum',</text:p>
      <text:p text:style-name="Normal">76,</text:p>
      <text:p text:style-name="Normal">93),</text:p>
      <text:p text:style-name="Normal">('incidunt officiis doloribus',</text:p>
      <text:p text:style-name="Normal">85,</text:p>
      <text:p text:style-name="Normal">93),</text:p>
      <text:p text:style-name="Normal">('vel quos dolorem',</text:p>
      <text:p text:style-name="Normal">91,</text:p>
      <text:p text:style-name="Normal">93),</text:p>
      <text:p text:style-name="Normal">('labore voluptas tempora',</text:p>
      <text:soft-page-break/>
      <text:p text:style-name="Normal">93,</text:p>
      <text:p text:style-name="Normal">93),</text:p>
      <text:p text:style-name="Normal">('non amet sunt',</text:p>
      <text:p text:style-name="Normal">95,</text:p>
      <text:p text:style-name="Normal">93),</text:p>
      <text:p text:style-name="Normal">('ut sit eligendi',</text:p>
      <text:p text:style-name="Normal">100,</text:p>
      <text:p text:style-name="Normal">93),</text:p>
      <text:p text:style-name="Normal">('aperiam at dolores',</text:p>
      <text:p text:style-name="Normal">2,</text:p>
      <text:p text:style-name="Normal">94),</text:p>
      <text:p text:style-name="Normal">('sed qui iusto',</text:p>
      <text:p text:style-name="Normal">3,</text:p>
      <text:p text:style-name="Normal">94),</text:p>
      <text:p text:style-name="Normal">('molestiae itaque inventore',</text:p>
      <text:p text:style-name="Normal">4,</text:p>
      <text:p text:style-name="Normal">94),</text:p>
      <text:p text:style-name="Normal">('error facere accusantium',</text:p>
      <text:p text:style-name="Normal">5,</text:p>
      <text:p text:style-name="Normal">94),</text:p>
      <text:p text:style-name="Normal">('voluptas delectus quisquam',</text:p>
      <text:p text:style-name="Normal">10,</text:p>
      <text:p text:style-name="Normal">94),</text:p>
      <text:p text:style-name="Normal">('et qui facilis',</text:p>
      <text:p text:style-name="Normal">14,</text:p>
      <text:p text:style-name="Normal">94),</text:p>
      <text:p text:style-name="Normal">('veniam quas quisquam',</text:p>
      <text:p text:style-name="Normal">17,</text:p>
      <text:p text:style-name="Normal">94),</text:p>
      <text:p text:style-name="Normal">('placeat aspernatur repellendus',</text:p>
      <text:p text:style-name="Normal">20,</text:p>
      <text:soft-page-break/>
      <text:p text:style-name="Normal">94),</text:p>
      <text:p text:style-name="Normal">('vero iure excepturi',</text:p>
      <text:p text:style-name="Normal">21,</text:p>
      <text:p text:style-name="Normal">94),</text:p>
      <text:p text:style-name="Normal">('quis et doloremque',</text:p>
      <text:p text:style-name="Normal">24,</text:p>
      <text:p text:style-name="Normal">94),</text:p>
      <text:p text:style-name="Normal">('sit nesciunt distinctio',</text:p>
      <text:p text:style-name="Normal">31,</text:p>
      <text:p text:style-name="Normal">94),</text:p>
      <text:p text:style-name="Normal">('molestiae provident ipsam',</text:p>
      <text:p text:style-name="Normal">35,</text:p>
      <text:p text:style-name="Normal">94),</text:p>
      <text:p text:style-name="Normal">('voluptas laboriosam voluptas',</text:p>
      <text:p text:style-name="Normal">36,</text:p>
      <text:p text:style-name="Normal">94),</text:p>
      <text:p text:style-name="Normal">('at sit et',</text:p>
      <text:p text:style-name="Normal">39,</text:p>
      <text:p text:style-name="Normal">94),</text:p>
      <text:p text:style-name="Normal">('eos exercitationem voluptatem',</text:p>
      <text:p text:style-name="Normal">41,</text:p>
      <text:p text:style-name="Normal">94),</text:p>
      <text:p text:style-name="Normal">('enim vel et',</text:p>
      <text:p text:style-name="Normal">43,</text:p>
      <text:p text:style-name="Normal">94),</text:p>
      <text:p text:style-name="Normal">('animi repudiandae deleniti',</text:p>
      <text:p text:style-name="Normal">54,</text:p>
      <text:p text:style-name="Normal">94),</text:p>
      <text:p text:style-name="Normal">('ut aut in',</text:p>
      <text:p text:style-name="Normal">57,</text:p>
      <text:p text:style-name="Normal">94),</text:p>
      <text:soft-page-break/>
      <text:p text:style-name="Normal">('non impedit in',</text:p>
      <text:p text:style-name="Normal">60,</text:p>
      <text:p text:style-name="Normal">94),</text:p>
      <text:p text:style-name="Normal">('iure sit occaecati',</text:p>
      <text:p text:style-name="Normal">63,</text:p>
      <text:p text:style-name="Normal">94),</text:p>
      <text:p text:style-name="Normal">('quidem repellendus sint',</text:p>
      <text:p text:style-name="Normal">65,</text:p>
      <text:p text:style-name="Normal">94),</text:p>
      <text:p text:style-name="Normal">('voluptas cum non',</text:p>
      <text:p text:style-name="Normal">66,</text:p>
      <text:p text:style-name="Normal">94),</text:p>
      <text:p text:style-name="Normal">('et reiciendis eos',</text:p>
      <text:p text:style-name="Normal">67,</text:p>
      <text:p text:style-name="Normal">94),</text:p>
      <text:p text:style-name="Normal">('id qui quasi',</text:p>
      <text:p text:style-name="Normal">71,</text:p>
      <text:p text:style-name="Normal">94),</text:p>
      <text:p text:style-name="Normal">('rem ratione explicabo',</text:p>
      <text:p text:style-name="Normal">72,</text:p>
      <text:p text:style-name="Normal">94),</text:p>
      <text:p text:style-name="Normal">('exercitationem voluptatum magni',</text:p>
      <text:p text:style-name="Normal">75,</text:p>
      <text:p text:style-name="Normal">94),</text:p>
      <text:p text:style-name="Normal">('quia dolor nisi',</text:p>
      <text:p text:style-name="Normal">76,</text:p>
      <text:p text:style-name="Normal">94),</text:p>
      <text:p text:style-name="Normal">('dignissimos dolores rerum',</text:p>
      <text:p text:style-name="Normal">82,</text:p>
      <text:p text:style-name="Normal">94),</text:p>
      <text:p text:style-name="Normal">('aut distinctio nemo',</text:p>
      <text:soft-page-break/>
      <text:p text:style-name="Normal">84,</text:p>
      <text:p text:style-name="Normal">94),</text:p>
      <text:p text:style-name="Normal">('et odio tempora',</text:p>
      <text:p text:style-name="Normal">91,</text:p>
      <text:p text:style-name="Normal">94),</text:p>
      <text:p text:style-name="Normal">('veritatis iure quas',</text:p>
      <text:p text:style-name="Normal">2,</text:p>
      <text:p text:style-name="Normal">95),</text:p>
      <text:p text:style-name="Normal">('sint et veniam',</text:p>
      <text:p text:style-name="Normal">3,</text:p>
      <text:p text:style-name="Normal">95),</text:p>
      <text:p text:style-name="Normal">('praesentium sit et',</text:p>
      <text:p text:style-name="Normal">4,</text:p>
      <text:p text:style-name="Normal">95),</text:p>
      <text:p text:style-name="Normal">('mollitia perspiciatis non',</text:p>
      <text:p text:style-name="Normal">5,</text:p>
      <text:p text:style-name="Normal">95),</text:p>
      <text:p text:style-name="Normal">('explicabo id qui',</text:p>
      <text:p text:style-name="Normal">8,</text:p>
      <text:p text:style-name="Normal">95),</text:p>
      <text:p text:style-name="Normal">('animi maxime dignissimos',</text:p>
      <text:p text:style-name="Normal">14,</text:p>
      <text:p text:style-name="Normal">95),</text:p>
      <text:p text:style-name="Normal">('sit repellendus quam',</text:p>
      <text:p text:style-name="Normal">15,</text:p>
      <text:p text:style-name="Normal">95),</text:p>
      <text:p text:style-name="Normal">('et voluptate non',</text:p>
      <text:p text:style-name="Normal">16,</text:p>
      <text:p text:style-name="Normal">95),</text:p>
      <text:p text:style-name="Normal">('fuga beatae est',</text:p>
      <text:p text:style-name="Normal">17,</text:p>
      <text:soft-page-break/>
      <text:p text:style-name="Normal">95),</text:p>
      <text:p text:style-name="Normal">('similique id esse',</text:p>
      <text:p text:style-name="Normal">21,</text:p>
      <text:p text:style-name="Normal">95),</text:p>
      <text:p text:style-name="Normal">('in rerum numquam',</text:p>
      <text:p text:style-name="Normal">24,</text:p>
      <text:p text:style-name="Normal">95),</text:p>
      <text:p text:style-name="Normal">('voluptatibus est impedit',</text:p>
      <text:p text:style-name="Normal">27,</text:p>
      <text:p text:style-name="Normal">95),</text:p>
      <text:p text:style-name="Normal">('dicta aperiam a',</text:p>
      <text:p text:style-name="Normal">28,</text:p>
      <text:p text:style-name="Normal">95),</text:p>
      <text:p text:style-name="Normal">('error eos omnis',</text:p>
      <text:p text:style-name="Normal">32,</text:p>
      <text:p text:style-name="Normal">95),</text:p>
      <text:p text:style-name="Normal">('corporis magni consequuntur',</text:p>
      <text:p text:style-name="Normal">33,</text:p>
      <text:p text:style-name="Normal">95),</text:p>
      <text:p text:style-name="Normal">('quia officiis nemo',</text:p>
      <text:p text:style-name="Normal">36,</text:p>
      <text:p text:style-name="Normal">95),</text:p>
      <text:p text:style-name="Normal">('non consequuntur ut',</text:p>
      <text:p text:style-name="Normal">41,</text:p>
      <text:p text:style-name="Normal">95),</text:p>
      <text:p text:style-name="Normal">('molestiae et velit',</text:p>
      <text:p text:style-name="Normal">44,</text:p>
      <text:p text:style-name="Normal">95),</text:p>
      <text:p text:style-name="Normal">('reiciendis quisquam rem',</text:p>
      <text:p text:style-name="Normal">46,</text:p>
      <text:p text:style-name="Normal">95),</text:p>
      <text:soft-page-break/>
      <text:p text:style-name="Normal">('officia labore a',</text:p>
      <text:p text:style-name="Normal">47,</text:p>
      <text:p text:style-name="Normal">95),</text:p>
      <text:p text:style-name="Normal">('aperiam voluptatem asperiores',</text:p>
      <text:p text:style-name="Normal">48,</text:p>
      <text:p text:style-name="Normal">95),</text:p>
      <text:p text:style-name="Normal">('eaque aliquam ipsam',</text:p>
      <text:p text:style-name="Normal">50,</text:p>
      <text:p text:style-name="Normal">95),</text:p>
      <text:p text:style-name="Normal">('iste eum nihil',</text:p>
      <text:p text:style-name="Normal">54,</text:p>
      <text:p text:style-name="Normal">95),</text:p>
      <text:p text:style-name="Normal">('corporis architecto soluta',</text:p>
      <text:p text:style-name="Normal">56,</text:p>
      <text:p text:style-name="Normal">95),</text:p>
      <text:p text:style-name="Normal">('excepturi autem ab',</text:p>
      <text:p text:style-name="Normal">57,</text:p>
      <text:p text:style-name="Normal">95),</text:p>
      <text:p text:style-name="Normal">('culpa et doloribus',</text:p>
      <text:p text:style-name="Normal">62,</text:p>
      <text:p text:style-name="Normal">95),</text:p>
      <text:p text:style-name="Normal">('nobis modi voluptatem',</text:p>
      <text:p text:style-name="Normal">66,</text:p>
      <text:p text:style-name="Normal">95),</text:p>
      <text:p text:style-name="Normal">('est illum amet',</text:p>
      <text:p text:style-name="Normal">71,</text:p>
      <text:p text:style-name="Normal">95),</text:p>
      <text:p text:style-name="Normal">('est rerum deleniti',</text:p>
      <text:p text:style-name="Normal">73,</text:p>
      <text:p text:style-name="Normal">95),</text:p>
      <text:p text:style-name="Normal">('pariatur sunt incidunt',</text:p>
      <text:soft-page-break/>
      <text:p text:style-name="Normal">75,</text:p>
      <text:p text:style-name="Normal">95),</text:p>
      <text:p text:style-name="Normal">('consequatur laudantium et',</text:p>
      <text:p text:style-name="Normal">76,</text:p>
      <text:p text:style-name="Normal">95),</text:p>
      <text:p text:style-name="Normal">('autem est voluptates',</text:p>
      <text:p text:style-name="Normal">82,</text:p>
      <text:p text:style-name="Normal">95),</text:p>
      <text:p text:style-name="Normal">('eaque nam sint',</text:p>
      <text:p text:style-name="Normal">85,</text:p>
      <text:p text:style-name="Normal">95),</text:p>
      <text:p text:style-name="Normal">('est amet quia',</text:p>
      <text:p text:style-name="Normal">87,</text:p>
      <text:p text:style-name="Normal">95),</text:p>
      <text:p text:style-name="Normal">('voluptates quia natus',</text:p>
      <text:p text:style-name="Normal">91,</text:p>
      <text:p text:style-name="Normal">95),</text:p>
      <text:p text:style-name="Normal">('dolor vero aut',</text:p>
      <text:p text:style-name="Normal">3,</text:p>
      <text:p text:style-name="Normal">96),</text:p>
      <text:p text:style-name="Normal">('dignissimos esse sit',</text:p>
      <text:p text:style-name="Normal">5,</text:p>
      <text:p text:style-name="Normal">96),</text:p>
      <text:p text:style-name="Normal">('autem repudiandae sed',</text:p>
      <text:p text:style-name="Normal">6,</text:p>
      <text:p text:style-name="Normal">96),</text:p>
      <text:p text:style-name="Normal">('est sit sit',</text:p>
      <text:p text:style-name="Normal">14,</text:p>
      <text:p text:style-name="Normal">96),</text:p>
      <text:p text:style-name="Normal">('ut saepe ut',</text:p>
      <text:p text:style-name="Normal">21,</text:p>
      <text:soft-page-break/>
      <text:p text:style-name="Normal">96),</text:p>
      <text:p text:style-name="Normal">('autem dolores vel',</text:p>
      <text:p text:style-name="Normal">24,</text:p>
      <text:p text:style-name="Normal">96),</text:p>
      <text:p text:style-name="Normal">('esse architecto nam',</text:p>
      <text:p text:style-name="Normal">28,</text:p>
      <text:p text:style-name="Normal">96),</text:p>
      <text:p text:style-name="Normal">('aut adipisci vel',</text:p>
      <text:p text:style-name="Normal">35,</text:p>
      <text:p text:style-name="Normal">96),</text:p>
      <text:p text:style-name="Normal">('possimus quaerat labore',</text:p>
      <text:p text:style-name="Normal">36,</text:p>
      <text:p text:style-name="Normal">96),</text:p>
      <text:p text:style-name="Normal">('reprehenderit odit dignissimos',</text:p>
      <text:p text:style-name="Normal">41,</text:p>
      <text:p text:style-name="Normal">96),</text:p>
      <text:p text:style-name="Normal">('ratione quaerat nobis',</text:p>
      <text:p text:style-name="Normal">43,</text:p>
      <text:p text:style-name="Normal">96),</text:p>
      <text:p text:style-name="Normal">('sit et omnis',</text:p>
      <text:p text:style-name="Normal">54,</text:p>
      <text:p text:style-name="Normal">96),</text:p>
      <text:p text:style-name="Normal">('qui laudantium voluptatem',</text:p>
      <text:p text:style-name="Normal">56,</text:p>
      <text:p text:style-name="Normal">96),</text:p>
      <text:p text:style-name="Normal">('eaque facere similique',</text:p>
      <text:p text:style-name="Normal">57,</text:p>
      <text:p text:style-name="Normal">96),</text:p>
      <text:p text:style-name="Normal">('enim molestiae temporibus',</text:p>
      <text:p text:style-name="Normal">63,</text:p>
      <text:p text:style-name="Normal">96),</text:p>
      <text:soft-page-break/>
      <text:p text:style-name="Normal">('nesciunt reiciendis dolor',</text:p>
      <text:p text:style-name="Normal">66,</text:p>
      <text:p text:style-name="Normal">96),</text:p>
      <text:p text:style-name="Normal">('corporis similique possimus',</text:p>
      <text:p text:style-name="Normal">69,</text:p>
      <text:p text:style-name="Normal">96),</text:p>
      <text:p text:style-name="Normal">('beatae sint sapiente',</text:p>
      <text:p text:style-name="Normal">70,</text:p>
      <text:p text:style-name="Normal">96),</text:p>
      <text:p text:style-name="Normal">('sed veritatis dolorem',</text:p>
      <text:p text:style-name="Normal">71,</text:p>
      <text:p text:style-name="Normal">96),</text:p>
      <text:p text:style-name="Normal">('incidunt est vero',</text:p>
      <text:p text:style-name="Normal">73,</text:p>
      <text:p text:style-name="Normal">96),</text:p>
      <text:p text:style-name="Normal">('distinctio ipsam voluptas',</text:p>
      <text:p text:style-name="Normal">75,</text:p>
      <text:p text:style-name="Normal">96),</text:p>
      <text:p text:style-name="Normal">('voluptatem saepe quas',</text:p>
      <text:p text:style-name="Normal">76,</text:p>
      <text:p text:style-name="Normal">96),</text:p>
      <text:p text:style-name="Normal">('itaque enim ut',</text:p>
      <text:p text:style-name="Normal">78,</text:p>
      <text:p text:style-name="Normal">96),</text:p>
      <text:p text:style-name="Normal">('qui omnis impedit',</text:p>
      <text:p text:style-name="Normal">91,</text:p>
      <text:p text:style-name="Normal">96),</text:p>
      <text:p text:style-name="Normal">('enim et delectus',</text:p>
      <text:p text:style-name="Normal">97,</text:p>
      <text:p text:style-name="Normal">96),</text:p>
      <text:p text:style-name="Normal">('sint non sit',</text:p>
      <text:soft-page-break/>
      <text:p text:style-name="Normal">98,</text:p>
      <text:p text:style-name="Normal">96),</text:p>
      <text:p text:style-name="Normal">('explicabo ipsa facere',</text:p>
      <text:p text:style-name="Normal">2,</text:p>
      <text:p text:style-name="Normal">97),</text:p>
      <text:p text:style-name="Normal">('quaerat laborum voluptas',</text:p>
      <text:p text:style-name="Normal">4,</text:p>
      <text:p text:style-name="Normal">97),</text:p>
      <text:p text:style-name="Normal">('placeat molestiae non',</text:p>
      <text:p text:style-name="Normal">5,</text:p>
      <text:p text:style-name="Normal">97),</text:p>
      <text:p text:style-name="Normal">('eius voluptas culpa',</text:p>
      <text:p text:style-name="Normal">9,</text:p>
      <text:p text:style-name="Normal">97),</text:p>
      <text:p text:style-name="Normal">('ut laborum mollitia',</text:p>
      <text:p text:style-name="Normal">10,</text:p>
      <text:p text:style-name="Normal">97),</text:p>
      <text:p text:style-name="Normal">('dignissimos dolor et',</text:p>
      <text:p text:style-name="Normal">14,</text:p>
      <text:p text:style-name="Normal">97),</text:p>
      <text:p text:style-name="Normal">('illo laborum excepturi',</text:p>
      <text:p text:style-name="Normal">16,</text:p>
      <text:p text:style-name="Normal">97),</text:p>
      <text:p text:style-name="Normal">('quam neque reiciendis',</text:p>
      <text:p text:style-name="Normal">17,</text:p>
      <text:p text:style-name="Normal">97),</text:p>
      <text:p text:style-name="Normal">('aut autem omnis',</text:p>
      <text:p text:style-name="Normal">20,</text:p>
      <text:p text:style-name="Normal">97),</text:p>
      <text:p text:style-name="Normal">('aperiam sit voluptatem',</text:p>
      <text:p text:style-name="Normal">21,</text:p>
      <text:soft-page-break/>
      <text:p text:style-name="Normal">97),</text:p>
      <text:p text:style-name="Normal">('esse et delectus',</text:p>
      <text:p text:style-name="Normal">24,</text:p>
      <text:p text:style-name="Normal">97),</text:p>
      <text:p text:style-name="Normal">('rerum et enim',</text:p>
      <text:p text:style-name="Normal">26,</text:p>
      <text:p text:style-name="Normal">97),</text:p>
      <text:p text:style-name="Normal">('vel inventore est',</text:p>
      <text:p text:style-name="Normal">33,</text:p>
      <text:p text:style-name="Normal">97),</text:p>
      <text:p text:style-name="Normal">('error possimus accusamus',</text:p>
      <text:p text:style-name="Normal">36,</text:p>
      <text:p text:style-name="Normal">97),</text:p>
      <text:p text:style-name="Normal">('vitae voluptatem est',</text:p>
      <text:p text:style-name="Normal">39,</text:p>
      <text:p text:style-name="Normal">97),</text:p>
      <text:p text:style-name="Normal">('aut a est',</text:p>
      <text:p text:style-name="Normal">41,</text:p>
      <text:p text:style-name="Normal">97),</text:p>
      <text:p text:style-name="Normal">('et repellat labore',</text:p>
      <text:p text:style-name="Normal">43,</text:p>
      <text:p text:style-name="Normal">97),</text:p>
      <text:p text:style-name="Normal">('laboriosam labore rerum',</text:p>
      <text:p text:style-name="Normal">52,</text:p>
      <text:p text:style-name="Normal">97),</text:p>
      <text:p text:style-name="Normal">('et maiores sit',</text:p>
      <text:p text:style-name="Normal">54,</text:p>
      <text:p text:style-name="Normal">97),</text:p>
      <text:p text:style-name="Normal">('cupiditate rerum sapiente',</text:p>
      <text:p text:style-name="Normal">57,</text:p>
      <text:p text:style-name="Normal">97),</text:p>
      <text:soft-page-break/>
      <text:p text:style-name="Normal">('et rem laborum',</text:p>
      <text:p text:style-name="Normal">63,</text:p>
      <text:p text:style-name="Normal">97),</text:p>
      <text:p text:style-name="Normal">('velit laboriosam totam',</text:p>
      <text:p text:style-name="Normal">66,</text:p>
      <text:p text:style-name="Normal">97),</text:p>
      <text:p text:style-name="Normal">('fugit labore provident',</text:p>
      <text:p text:style-name="Normal">69,</text:p>
      <text:p text:style-name="Normal">97),</text:p>
      <text:p text:style-name="Normal">('veritatis nesciunt unde',</text:p>
      <text:p text:style-name="Normal">71,</text:p>
      <text:p text:style-name="Normal">97),</text:p>
      <text:p text:style-name="Normal">('repellendus velit ea',</text:p>
      <text:p text:style-name="Normal">72,</text:p>
      <text:p text:style-name="Normal">97),</text:p>
      <text:p text:style-name="Normal">('unde quam ea',</text:p>
      <text:p text:style-name="Normal">75,</text:p>
      <text:p text:style-name="Normal">97),</text:p>
      <text:p text:style-name="Normal">('et accusantium quia',</text:p>
      <text:p text:style-name="Normal">76,</text:p>
      <text:p text:style-name="Normal">97),</text:p>
      <text:p text:style-name="Normal">('fugit non veritatis',</text:p>
      <text:p text:style-name="Normal">85,</text:p>
      <text:p text:style-name="Normal">97),</text:p>
      <text:p text:style-name="Normal">('voluptate ullam exercitationem',</text:p>
      <text:p text:style-name="Normal">91,</text:p>
      <text:p text:style-name="Normal">97),</text:p>
      <text:p text:style-name="Normal">('ea dignissimos a',</text:p>
      <text:p text:style-name="Normal">92,</text:p>
      <text:p text:style-name="Normal">97),</text:p>
      <text:p text:style-name="Normal">('corrupti harum autem',</text:p>
      <text:soft-page-break/>
      <text:p text:style-name="Normal">98,</text:p>
      <text:p text:style-name="Normal">97),</text:p>
      <text:p text:style-name="Normal">('exercitationem est cum',</text:p>
      <text:p text:style-name="Normal">100,</text:p>
      <text:p text:style-name="Normal">97),</text:p>
      <text:p text:style-name="Normal">('blanditiis nesciunt atque',</text:p>
      <text:p text:style-name="Normal">3,</text:p>
      <text:p text:style-name="Normal">98),</text:p>
      <text:p text:style-name="Normal">('tenetur ab provident',</text:p>
      <text:p text:style-name="Normal">5,</text:p>
      <text:p text:style-name="Normal">98),</text:p>
      <text:p text:style-name="Normal">('voluptatibus unde nisi',</text:p>
      <text:p text:style-name="Normal">6,</text:p>
      <text:p text:style-name="Normal">98),</text:p>
      <text:p text:style-name="Normal">('ratione quia tempora',</text:p>
      <text:p text:style-name="Normal">10,</text:p>
      <text:p text:style-name="Normal">98),</text:p>
      <text:p text:style-name="Normal">('temporibus delectus molestiae',</text:p>
      <text:p text:style-name="Normal">14,</text:p>
      <text:p text:style-name="Normal">98),</text:p>
      <text:p text:style-name="Normal">('consequuntur autem et',</text:p>
      <text:p text:style-name="Normal">16,</text:p>
      <text:p text:style-name="Normal">98),</text:p>
      <text:p text:style-name="Normal">('velit amet provident',</text:p>
      <text:p text:style-name="Normal">21,</text:p>
      <text:p text:style-name="Normal">98),</text:p>
      <text:p text:style-name="Normal">('temporibus facilis reprehenderit',</text:p>
      <text:p text:style-name="Normal">24,</text:p>
      <text:p text:style-name="Normal">98),</text:p>
      <text:p text:style-name="Normal">('est in non',</text:p>
      <text:p text:style-name="Normal">31,</text:p>
      <text:soft-page-break/>
      <text:p text:style-name="Normal">98),</text:p>
      <text:p text:style-name="Normal">('optio ut unde',</text:p>
      <text:p text:style-name="Normal">36,</text:p>
      <text:p text:style-name="Normal">98),</text:p>
      <text:p text:style-name="Normal">('qui inventore dolore',</text:p>
      <text:p text:style-name="Normal">37,</text:p>
      <text:p text:style-name="Normal">98),</text:p>
      <text:p text:style-name="Normal">('quia expedita qui',</text:p>
      <text:p text:style-name="Normal">41,</text:p>
      <text:p text:style-name="Normal">98),</text:p>
      <text:p text:style-name="Normal">('omnis praesentium sit',</text:p>
      <text:p text:style-name="Normal">42,</text:p>
      <text:p text:style-name="Normal">98),</text:p>
      <text:p text:style-name="Normal">('qui illo et',</text:p>
      <text:p text:style-name="Normal">50,</text:p>
      <text:p text:style-name="Normal">98),</text:p>
      <text:p text:style-name="Normal">('sapiente ut minima',</text:p>
      <text:p text:style-name="Normal">54,</text:p>
      <text:p text:style-name="Normal">98),</text:p>
      <text:p text:style-name="Normal">('officia a sed',</text:p>
      <text:p text:style-name="Normal">56,</text:p>
      <text:p text:style-name="Normal">98),</text:p>
      <text:p text:style-name="Normal">('repellat facilis cumque',</text:p>
      <text:p text:style-name="Normal">57,</text:p>
      <text:p text:style-name="Normal">98),</text:p>
      <text:p text:style-name="Normal">('sequi deleniti sequi',</text:p>
      <text:p text:style-name="Normal">66,</text:p>
      <text:p text:style-name="Normal">98),</text:p>
      <text:p text:style-name="Normal">('est et omnis',</text:p>
      <text:p text:style-name="Normal">67,</text:p>
      <text:p text:style-name="Normal">98),</text:p>
      <text:soft-page-break/>
      <text:p text:style-name="Normal">('dolor expedita quo',</text:p>
      <text:p text:style-name="Normal">70,</text:p>
      <text:p text:style-name="Normal">98),</text:p>
      <text:p text:style-name="Normal">('saepe non voluptatem',</text:p>
      <text:p text:style-name="Normal">71,</text:p>
      <text:p text:style-name="Normal">98),</text:p>
      <text:p text:style-name="Normal">('aut voluptate officia',</text:p>
      <text:p text:style-name="Normal">75,</text:p>
      <text:p text:style-name="Normal">98),</text:p>
      <text:p text:style-name="Normal">('eos esse voluptatem',</text:p>
      <text:p text:style-name="Normal">76,</text:p>
      <text:p text:style-name="Normal">98),</text:p>
      <text:p text:style-name="Normal">('expedita a eveniet',</text:p>
      <text:p text:style-name="Normal">84,</text:p>
      <text:p text:style-name="Normal">98),</text:p>
      <text:p text:style-name="Normal">('earum sed inventore',</text:p>
      <text:p text:style-name="Normal">91,</text:p>
      <text:p text:style-name="Normal">98),</text:p>
      <text:p text:style-name="Normal">('voluptates numquam voluptatem',</text:p>
      <text:p text:style-name="Normal">93,</text:p>
      <text:p text:style-name="Normal">98),</text:p>
      <text:p text:style-name="Normal">('similique rem magni',</text:p>
      <text:p text:style-name="Normal">94,</text:p>
      <text:p text:style-name="Normal">98),</text:p>
      <text:p text:style-name="Normal">('est quae unde',</text:p>
      <text:p text:style-name="Normal">95,</text:p>
      <text:p text:style-name="Normal">98),</text:p>
      <text:p text:style-name="Normal">('repellat soluta nisi',</text:p>
      <text:p text:style-name="Normal">5,</text:p>
      <text:p text:style-name="Normal">99),</text:p>
      <text:p text:style-name="Normal">('omnis totam laudantium',</text:p>
      <text:soft-page-break/>
      <text:p text:style-name="Normal">14,</text:p>
      <text:p text:style-name="Normal">99),</text:p>
      <text:p text:style-name="Normal">('eveniet ut veritatis',</text:p>
      <text:p text:style-name="Normal">15,</text:p>
      <text:p text:style-name="Normal">99),</text:p>
      <text:p text:style-name="Normal">('dolores quo nam',</text:p>
      <text:p text:style-name="Normal">16,</text:p>
      <text:p text:style-name="Normal">99),</text:p>
      <text:p text:style-name="Normal">('quam possimus illum',</text:p>
      <text:p text:style-name="Normal">17,</text:p>
      <text:p text:style-name="Normal">99),</text:p>
      <text:p text:style-name="Normal">('dolorem quia in',</text:p>
      <text:p text:style-name="Normal">20,</text:p>
      <text:p text:style-name="Normal">99),</text:p>
      <text:p text:style-name="Normal">('nemo possimus animi',</text:p>
      <text:p text:style-name="Normal">21,</text:p>
      <text:p text:style-name="Normal">99),</text:p>
      <text:p text:style-name="Normal">('incidunt modi qui',</text:p>
      <text:p text:style-name="Normal">22,</text:p>
      <text:p text:style-name="Normal">99),</text:p>
      <text:p text:style-name="Normal">('consequatur necessitatibus distinctio',</text:p>
      <text:p text:style-name="Normal">24,</text:p>
      <text:p text:style-name="Normal">99),</text:p>
      <text:p text:style-name="Normal">('vero molestiae ullam',</text:p>
      <text:p text:style-name="Normal">26,</text:p>
      <text:p text:style-name="Normal">99),</text:p>
      <text:p text:style-name="Normal">('pariatur minima magni',</text:p>
      <text:p text:style-name="Normal">33,</text:p>
      <text:p text:style-name="Normal">99),</text:p>
      <text:p text:style-name="Normal">('officia veniam tenetur',</text:p>
      <text:p text:style-name="Normal">35,</text:p>
      <text:soft-page-break/>
      <text:p text:style-name="Normal">99),</text:p>
      <text:p text:style-name="Normal">('qui praesentium harum',</text:p>
      <text:p text:style-name="Normal">36,</text:p>
      <text:p text:style-name="Normal">99),</text:p>
      <text:p text:style-name="Normal">('aut sit quo',</text:p>
      <text:p text:style-name="Normal">38,</text:p>
      <text:p text:style-name="Normal">99),</text:p>
      <text:p text:style-name="Normal">('aut quia qui',</text:p>
      <text:p text:style-name="Normal">39,</text:p>
      <text:p text:style-name="Normal">99),</text:p>
      <text:p text:style-name="Normal">('aut est voluptatum',</text:p>
      <text:p text:style-name="Normal">41,</text:p>
      <text:p text:style-name="Normal">99),</text:p>
      <text:p text:style-name="Normal">('aut voluptas aliquam',</text:p>
      <text:p text:style-name="Normal">46,</text:p>
      <text:p text:style-name="Normal">99),</text:p>
      <text:p text:style-name="Normal">('quaerat recusandae aspernatur',</text:p>
      <text:p text:style-name="Normal">48,</text:p>
      <text:p text:style-name="Normal">99),</text:p>
      <text:p text:style-name="Normal">('est aliquid perspiciatis',</text:p>
      <text:p text:style-name="Normal">50,</text:p>
      <text:p text:style-name="Normal">99),</text:p>
      <text:p text:style-name="Normal">('laboriosam nam facilis',</text:p>
      <text:p text:style-name="Normal">54,</text:p>
      <text:p text:style-name="Normal">99),</text:p>
      <text:p text:style-name="Normal">('corporis corrupti modi',</text:p>
      <text:p text:style-name="Normal">57,</text:p>
      <text:p text:style-name="Normal">99),</text:p>
      <text:p text:style-name="Normal">('a doloribus et',</text:p>
      <text:p text:style-name="Normal">66,</text:p>
      <text:p text:style-name="Normal">99),</text:p>
      <text:soft-page-break/>
      <text:p text:style-name="Normal">('occaecati ut ex',</text:p>
      <text:p text:style-name="Normal">67,</text:p>
      <text:p text:style-name="Normal">99),</text:p>
      <text:p text:style-name="Normal">('quia odio dignissimos',</text:p>
      <text:p text:style-name="Normal">70,</text:p>
      <text:p text:style-name="Normal">99),</text:p>
      <text:p text:style-name="Normal">('molestias quas corporis',</text:p>
      <text:p text:style-name="Normal">71,</text:p>
      <text:p text:style-name="Normal">99),</text:p>
      <text:p text:style-name="Normal">('delectus nobis impedit',</text:p>
      <text:p text:style-name="Normal">72,</text:p>
      <text:p text:style-name="Normal">99),</text:p>
      <text:p text:style-name="Normal">('corporis nam laboriosam',</text:p>
      <text:p text:style-name="Normal">75,</text:p>
      <text:p text:style-name="Normal">99),</text:p>
      <text:p text:style-name="Normal">('quasi et aut',</text:p>
      <text:p text:style-name="Normal">76,</text:p>
      <text:p text:style-name="Normal">99),</text:p>
      <text:p text:style-name="Normal">('repellat aut et',</text:p>
      <text:p text:style-name="Normal">84,</text:p>
      <text:p text:style-name="Normal">99),</text:p>
      <text:p text:style-name="Normal">('minus quam nisi',</text:p>
      <text:p text:style-name="Normal">91,</text:p>
      <text:p text:style-name="Normal">99),</text:p>
      <text:p text:style-name="Normal">('voluptas eaque vero',</text:p>
      <text:p text:style-name="Normal">93,</text:p>
      <text:p text:style-name="Normal">99),</text:p>
      <text:p text:style-name="Normal">('aut quidem cum',</text:p>
      <text:p text:style-name="Normal">98,</text:p>
      <text:p text:style-name="Normal">99),</text:p>
      <text:p text:style-name="Normal">('explicabo ad est',</text:p>
      <text:soft-page-break/>
      <text:p text:style-name="Normal">4,</text:p>
      <text:p text:style-name="Normal">100),</text:p>
      <text:p text:style-name="Normal">('nam fugiat sed',</text:p>
      <text:p text:style-name="Normal">5,</text:p>
      <text:p text:style-name="Normal">100),</text:p>
      <text:p text:style-name="Normal">('impedit ut ex',</text:p>
      <text:p text:style-name="Normal">14,</text:p>
      <text:p text:style-name="Normal">100),</text:p>
      <text:p text:style-name="Normal">('quas atque perspiciatis',</text:p>
      <text:p text:style-name="Normal">21,</text:p>
      <text:p text:style-name="Normal">100),</text:p>
      <text:p text:style-name="Normal">('vitae qui ut',</text:p>
      <text:p text:style-name="Normal">24,</text:p>
      <text:p text:style-name="Normal">100),</text:p>
      <text:p text:style-name="Normal">('corrupti consequatur deleniti',</text:p>
      <text:p text:style-name="Normal">26,</text:p>
      <text:p text:style-name="Normal">100),</text:p>
      <text:p text:style-name="Normal">('sunt blanditiis aliquam',</text:p>
      <text:p text:style-name="Normal">27,</text:p>
      <text:p text:style-name="Normal">100),</text:p>
      <text:p text:style-name="Normal">('natus veritatis autem',</text:p>
      <text:p text:style-name="Normal">30,</text:p>
      <text:p text:style-name="Normal">100),</text:p>
      <text:p text:style-name="Normal">('vero velit architecto',</text:p>
      <text:p text:style-name="Normal">32,</text:p>
      <text:p text:style-name="Normal">100),</text:p>
      <text:p text:style-name="Normal">('earum similique doloribus',</text:p>
      <text:p text:style-name="Normal">36,</text:p>
      <text:p text:style-name="Normal">100),</text:p>
      <text:p text:style-name="Normal">('nobis dolores eos',</text:p>
      <text:p text:style-name="Normal">38,</text:p>
      <text:soft-page-break/>
      <text:p text:style-name="Normal">100),</text:p>
      <text:p text:style-name="Normal">('tempora sint dolores',</text:p>
      <text:p text:style-name="Normal">41,</text:p>
      <text:p text:style-name="Normal">100),</text:p>
      <text:p text:style-name="Normal">('placeat nihil tempora',</text:p>
      <text:p text:style-name="Normal">42,</text:p>
      <text:p text:style-name="Normal">100),</text:p>
      <text:p text:style-name="Normal">('consequatur architecto et',</text:p>
      <text:p text:style-name="Normal">43,</text:p>
      <text:p text:style-name="Normal">100),</text:p>
      <text:p text:style-name="Normal">('laudantium sapiente eligendi',</text:p>
      <text:p text:style-name="Normal">47,</text:p>
      <text:p text:style-name="Normal">100),</text:p>
      <text:p text:style-name="Normal">('enim dolorem voluptas',</text:p>
      <text:p text:style-name="Normal">50,</text:p>
      <text:p text:style-name="Normal">100),</text:p>
      <text:p text:style-name="Normal">('velit deleniti molestias',</text:p>
      <text:p text:style-name="Normal">54,</text:p>
      <text:p text:style-name="Normal">100),</text:p>
      <text:p text:style-name="Normal">('nesciunt consequatur voluptas',</text:p>
      <text:p text:style-name="Normal">55,</text:p>
      <text:p text:style-name="Normal">100),</text:p>
      <text:p text:style-name="Normal">('sapiente ut quos',</text:p>
      <text:p text:style-name="Normal">57,</text:p>
      <text:p text:style-name="Normal">100),</text:p>
      <text:p text:style-name="Normal">('omnis temporibus dolorem',</text:p>
      <text:p text:style-name="Normal">61,</text:p>
      <text:p text:style-name="Normal">100),</text:p>
      <text:p text:style-name="Normal">('ea sapiente mollitia',</text:p>
      <text:p text:style-name="Normal">66,</text:p>
      <text:p text:style-name="Normal">100),</text:p>
      <text:soft-page-break/>
      <text:p text:style-name="Normal">('omnis ab enim',</text:p>
      <text:p text:style-name="Normal">71,</text:p>
      <text:p text:style-name="Normal">100),</text:p>
      <text:p text:style-name="Normal">('eum vel autem',</text:p>
      <text:p text:style-name="Normal">75,</text:p>
      <text:p text:style-name="Normal">100),</text:p>
      <text:p text:style-name="Normal">('tempora aperiam voluptatem',</text:p>
      <text:p text:style-name="Normal">76,</text:p>
      <text:p text:style-name="Normal">100),</text:p>
      <text:p text:style-name="Normal">('nihil vel magnam',</text:p>
      <text:p text:style-name="Normal">91,</text:p>
      <text:p text:style-name="Normal">100),</text:p>
      <text:p text:style-name="Normal">('tempora ut vitae',</text:p>
      <text:p text:style-name="Normal">95,</text:p>
      <text:p text:style-name="Normal">100),</text:p>
      <text:p text:style-name="Normal">('omnis ad eius',</text:p>
      <text:p text:style-name="Normal">99,</text:p>
      <text:p text:style-name="Normal">100),</text:p>
      <text:p text:style-name="Normal">('hic soluta corrupti',</text:p>
      <text:p text:style-name="Normal">5,</text:p>
      <text:p text:style-name="Normal">101),</text:p>
      <text:p text:style-name="Normal">('maxime dicta eum',</text:p>
      <text:p text:style-name="Normal">6,</text:p>
      <text:p text:style-name="Normal">101),</text:p>
      <text:p text:style-name="Normal">('sed distinctio aspernatur',</text:p>
      <text:p text:style-name="Normal">14,</text:p>
      <text:p text:style-name="Normal">101),</text:p>
      <text:p text:style-name="Normal">('nihil impedit nostrum',</text:p>
      <text:p text:style-name="Normal">21,</text:p>
      <text:p text:style-name="Normal">101),</text:p>
      <text:p text:style-name="Normal">('in molestiae occaecati',</text:p>
      <text:soft-page-break/>
      <text:p text:style-name="Normal">24,</text:p>
      <text:p text:style-name="Normal">101),</text:p>
      <text:p text:style-name="Normal">('repudiandae aut consectetur',</text:p>
      <text:p text:style-name="Normal">33,</text:p>
      <text:p text:style-name="Normal">101),</text:p>
      <text:p text:style-name="Normal">('et omnis culpa',</text:p>
      <text:p text:style-name="Normal">36,</text:p>
      <text:p text:style-name="Normal">101),</text:p>
      <text:p text:style-name="Normal">('hic qui vel',</text:p>
      <text:p text:style-name="Normal">39,</text:p>
      <text:p text:style-name="Normal">101),</text:p>
      <text:p text:style-name="Normal">('fuga minima quia',</text:p>
      <text:p text:style-name="Normal">41,</text:p>
      <text:p text:style-name="Normal">101),</text:p>
      <text:p text:style-name="Normal">('laboriosam voluptatem saepe',</text:p>
      <text:p text:style-name="Normal">54,</text:p>
      <text:p text:style-name="Normal">101),</text:p>
      <text:p text:style-name="Normal">('architecto autem iusto',</text:p>
      <text:p text:style-name="Normal">57,</text:p>
      <text:p text:style-name="Normal">101),</text:p>
      <text:p text:style-name="Normal">('aliquam sed architecto',</text:p>
      <text:p text:style-name="Normal">60,</text:p>
      <text:p text:style-name="Normal">101),</text:p>
      <text:p text:style-name="Normal">('est quia omnis',</text:p>
      <text:p text:style-name="Normal">61,</text:p>
      <text:p text:style-name="Normal">101),</text:p>
      <text:p text:style-name="Normal">('labore dolorum est',</text:p>
      <text:p text:style-name="Normal">63,</text:p>
      <text:p text:style-name="Normal">101),</text:p>
      <text:p text:style-name="Normal">('ut repellendus ex',</text:p>
      <text:p text:style-name="Normal">65,</text:p>
      <text:soft-page-break/>
      <text:p text:style-name="Normal">101),</text:p>
      <text:p text:style-name="Normal">('dolore temporibus quisquam',</text:p>
      <text:p text:style-name="Normal">66,</text:p>
      <text:p text:style-name="Normal">101),</text:p>
      <text:p text:style-name="Normal">('sunt quidem dicta',</text:p>
      <text:p text:style-name="Normal">71,</text:p>
      <text:p text:style-name="Normal">101),</text:p>
      <text:p text:style-name="Normal">('voluptas nulla veritatis',</text:p>
      <text:p text:style-name="Normal">75,</text:p>
      <text:p text:style-name="Normal">101),</text:p>
      <text:p text:style-name="Normal">('consequatur dolorem eius',</text:p>
      <text:p text:style-name="Normal">76,</text:p>
      <text:p text:style-name="Normal">101),</text:p>
      <text:p text:style-name="Normal">('dicta vero nulla',</text:p>
      <text:p text:style-name="Normal">91,</text:p>
      <text:p text:style-name="Normal">101),</text:p>
      <text:p text:style-name="Normal">('qui sunt odit',</text:p>
      <text:p text:style-name="Normal">92,</text:p>
      <text:p text:style-name="Normal">101),</text:p>
      <text:p text:style-name="Normal">('non reiciendis voluptatibus',</text:p>
      <text:p text:style-name="Normal">94,</text:p>
      <text:p text:style-name="Normal">101),</text:p>
      <text:p text:style-name="Normal">('ex laborum deserunt',</text:p>
      <text:p text:style-name="Normal">96,</text:p>
      <text:p text:style-name="Normal">101),</text:p>
      <text:p text:style-name="Normal">('et eius fugiat',</text:p>
      <text:p text:style-name="Normal">2,</text:p>
      <text:p text:style-name="Normal">102),</text:p>
      <text:p text:style-name="Normal">('ut pariatur tenetur',</text:p>
      <text:p text:style-name="Normal">4,</text:p>
      <text:p text:style-name="Normal">102),</text:p>
      <text:soft-page-break/>
      <text:p text:style-name="Normal">('dolorem quia voluptas',</text:p>
      <text:p text:style-name="Normal">5,</text:p>
      <text:p text:style-name="Normal">102),</text:p>
      <text:p text:style-name="Normal">('consequatur voluptatem libero',</text:p>
      <text:p text:style-name="Normal">8,</text:p>
      <text:p text:style-name="Normal">102),</text:p>
      <text:p text:style-name="Normal">('et ad odio',</text:p>
      <text:p text:style-name="Normal">11,</text:p>
      <text:p text:style-name="Normal">102),</text:p>
      <text:p text:style-name="Normal">('aut ab vel',</text:p>
      <text:p text:style-name="Normal">14,</text:p>
      <text:p text:style-name="Normal">102),</text:p>
      <text:p text:style-name="Normal">('aut quod ut',</text:p>
      <text:p text:style-name="Normal">15,</text:p>
      <text:p text:style-name="Normal">102),</text:p>
      <text:p text:style-name="Normal">('est beatae illum',</text:p>
      <text:p text:style-name="Normal">19,</text:p>
      <text:p text:style-name="Normal">102),</text:p>
      <text:p text:style-name="Normal">('in explicabo eos',</text:p>
      <text:p text:style-name="Normal">21,</text:p>
      <text:p text:style-name="Normal">102),</text:p>
      <text:p text:style-name="Normal">('quia aperiam corrupti',</text:p>
      <text:p text:style-name="Normal">24,</text:p>
      <text:p text:style-name="Normal">102),</text:p>
      <text:p text:style-name="Normal">('totam minus sapiente',</text:p>
      <text:p text:style-name="Normal">31,</text:p>
      <text:p text:style-name="Normal">102),</text:p>
      <text:p text:style-name="Normal">('illum qui aut',</text:p>
      <text:p text:style-name="Normal">35,</text:p>
      <text:p text:style-name="Normal">102),</text:p>
      <text:p text:style-name="Normal">('eum et dolor',</text:p>
      <text:soft-page-break/>
      <text:p text:style-name="Normal">36,</text:p>
      <text:p text:style-name="Normal">102),</text:p>
      <text:p text:style-name="Normal">('quaerat corporis veniam',</text:p>
      <text:p text:style-name="Normal">41,</text:p>
      <text:p text:style-name="Normal">102),</text:p>
      <text:p text:style-name="Normal">('quasi et officiis',</text:p>
      <text:p text:style-name="Normal">54,</text:p>
      <text:p text:style-name="Normal">102),</text:p>
      <text:p text:style-name="Normal">('qui necessitatibus rerum',</text:p>
      <text:p text:style-name="Normal">55,</text:p>
      <text:p text:style-name="Normal">102),</text:p>
      <text:p text:style-name="Normal">('deleniti omnis repellat',</text:p>
      <text:p text:style-name="Normal">56,</text:p>
      <text:p text:style-name="Normal">102),</text:p>
      <text:p text:style-name="Normal">('molestiae nobis ut',</text:p>
      <text:p text:style-name="Normal">57,</text:p>
      <text:p text:style-name="Normal">102),</text:p>
      <text:p text:style-name="Normal">('porro fuga voluptatem',</text:p>
      <text:p text:style-name="Normal">62,</text:p>
      <text:p text:style-name="Normal">102),</text:p>
      <text:p text:style-name="Normal">('debitis voluptas delectus',</text:p>
      <text:p text:style-name="Normal">66,</text:p>
      <text:p text:style-name="Normal">102),</text:p>
      <text:p text:style-name="Normal">('vel temporibus mollitia',</text:p>
      <text:p text:style-name="Normal">67,</text:p>
      <text:p text:style-name="Normal">102),</text:p>
      <text:p text:style-name="Normal">('fugiat commodi ut',</text:p>
      <text:p text:style-name="Normal">71,</text:p>
      <text:p text:style-name="Normal">102),</text:p>
      <text:p text:style-name="Normal">('laboriosam quaerat ipsa',</text:p>
      <text:p text:style-name="Normal">75,</text:p>
      <text:soft-page-break/>
      <text:p text:style-name="Normal">102),</text:p>
      <text:p text:style-name="Normal">('et veritatis quas',</text:p>
      <text:p text:style-name="Normal">76,</text:p>
      <text:p text:style-name="Normal">102),</text:p>
      <text:p text:style-name="Normal">('qui laborum doloremque',</text:p>
      <text:p text:style-name="Normal">85,</text:p>
      <text:p text:style-name="Normal">102),</text:p>
      <text:p text:style-name="Normal">('pariatur consequuntur velit',</text:p>
      <text:p text:style-name="Normal">91,</text:p>
      <text:p text:style-name="Normal">102),</text:p>
      <text:p text:style-name="Normal">('fugit eaque eos',</text:p>
      <text:p text:style-name="Normal">96,</text:p>
      <text:p text:style-name="Normal">102),</text:p>
      <text:p text:style-name="Normal">('dolor est aperiam',</text:p>
      <text:p text:style-name="Normal">3,</text:p>
      <text:p text:style-name="Normal">103),</text:p>
      <text:p text:style-name="Normal">('aut consequatur laboriosam',</text:p>
      <text:p text:style-name="Normal">5,</text:p>
      <text:p text:style-name="Normal">103),</text:p>
      <text:p text:style-name="Normal">('illum dolore eos',</text:p>
      <text:p text:style-name="Normal">8,</text:p>
      <text:p text:style-name="Normal">103),</text:p>
      <text:p text:style-name="Normal">('omnis omnis molestiae',</text:p>
      <text:p text:style-name="Normal">9,</text:p>
      <text:p text:style-name="Normal">103),</text:p>
      <text:p text:style-name="Normal">('fugit culpa aut',</text:p>
      <text:p text:style-name="Normal">12,</text:p>
      <text:p text:style-name="Normal">103),</text:p>
      <text:p text:style-name="Normal">('fuga dignissimos quis',</text:p>
      <text:p text:style-name="Normal">14,</text:p>
      <text:p text:style-name="Normal">103),</text:p>
      <text:soft-page-break/>
      <text:p text:style-name="Normal">('et non saepe',</text:p>
      <text:p text:style-name="Normal">17,</text:p>
      <text:p text:style-name="Normal">103),</text:p>
      <text:p text:style-name="Normal">('in quaerat dolor',</text:p>
      <text:p text:style-name="Normal">21,</text:p>
      <text:p text:style-name="Normal">103),</text:p>
      <text:p text:style-name="Normal">('molestiae magni omnis',</text:p>
      <text:p text:style-name="Normal">24,</text:p>
      <text:p text:style-name="Normal">103),</text:p>
      <text:p text:style-name="Normal">('illum neque delectus',</text:p>
      <text:p text:style-name="Normal">27,</text:p>
      <text:p text:style-name="Normal">103),</text:p>
      <text:p text:style-name="Normal">('sit corporis a',</text:p>
      <text:p text:style-name="Normal">31,</text:p>
      <text:p text:style-name="Normal">103),</text:p>
      <text:p text:style-name="Normal">('facere consequuntur et',</text:p>
      <text:p text:style-name="Normal">36,</text:p>
      <text:p text:style-name="Normal">103),</text:p>
      <text:p text:style-name="Normal">('eius earum ipsam',</text:p>
      <text:p text:style-name="Normal">41,</text:p>
      <text:p text:style-name="Normal">103),</text:p>
      <text:p text:style-name="Normal">('voluptatem fugit eum',</text:p>
      <text:p text:style-name="Normal">44,</text:p>
      <text:p text:style-name="Normal">103),</text:p>
      <text:p text:style-name="Normal">('eaque praesentium soluta',</text:p>
      <text:p text:style-name="Normal">54,</text:p>
      <text:p text:style-name="Normal">103),</text:p>
      <text:p text:style-name="Normal">('quo voluptatem voluptates',</text:p>
      <text:p text:style-name="Normal">55,</text:p>
      <text:p text:style-name="Normal">103),</text:p>
      <text:p text:style-name="Normal">('commodi eveniet delectus',</text:p>
      <text:soft-page-break/>
      <text:p text:style-name="Normal">57,</text:p>
      <text:p text:style-name="Normal">103),</text:p>
      <text:p text:style-name="Normal">('recusandae deserunt dolor',</text:p>
      <text:p text:style-name="Normal">60,</text:p>
      <text:p text:style-name="Normal">103),</text:p>
      <text:p text:style-name="Normal">('et sapiente provident',</text:p>
      <text:p text:style-name="Normal">65,</text:p>
      <text:p text:style-name="Normal">103),</text:p>
      <text:p text:style-name="Normal">('et similique corrupti',</text:p>
      <text:p text:style-name="Normal">66,</text:p>
      <text:p text:style-name="Normal">103),</text:p>
      <text:p text:style-name="Normal">('impedit voluptatem ut',</text:p>
      <text:p text:style-name="Normal">69,</text:p>
      <text:p text:style-name="Normal">103),</text:p>
      <text:p text:style-name="Normal">('optio iste consequuntur',</text:p>
      <text:p text:style-name="Normal">70,</text:p>
      <text:p text:style-name="Normal">103),</text:p>
      <text:p text:style-name="Normal">('numquam et reiciendis',</text:p>
      <text:p text:style-name="Normal">71,</text:p>
      <text:p text:style-name="Normal">103),</text:p>
      <text:p text:style-name="Normal">('voluptate necessitatibus animi',</text:p>
      <text:p text:style-name="Normal">75,</text:p>
      <text:p text:style-name="Normal">103),</text:p>
      <text:p text:style-name="Normal">('facere et saepe',</text:p>
      <text:p text:style-name="Normal">76,</text:p>
      <text:p text:style-name="Normal">103),</text:p>
      <text:p text:style-name="Normal">('fugit delectus at',</text:p>
      <text:p text:style-name="Normal">78,</text:p>
      <text:p text:style-name="Normal">103),</text:p>
      <text:p text:style-name="Normal">('at minima excepturi',</text:p>
      <text:p text:style-name="Normal">79,</text:p>
      <text:soft-page-break/>
      <text:p text:style-name="Normal">103),</text:p>
      <text:p text:style-name="Normal">('sapiente officiis harum',</text:p>
      <text:p text:style-name="Normal">84,</text:p>
      <text:p text:style-name="Normal">103),</text:p>
      <text:p text:style-name="Normal">('voluptas magni harum',</text:p>
      <text:p text:style-name="Normal">91,</text:p>
      <text:p text:style-name="Normal">103),</text:p>
      <text:p text:style-name="Normal">('ducimus pariatur ipsam',</text:p>
      <text:p text:style-name="Normal">94,</text:p>
      <text:p text:style-name="Normal">103),</text:p>
      <text:p text:style-name="Normal">('fuga ab laudantium',</text:p>
      <text:p text:style-name="Normal">3,</text:p>
      <text:p text:style-name="Normal">104),</text:p>
      <text:p text:style-name="Normal">('voluptatibus hic ut',</text:p>
      <text:p text:style-name="Normal">5,</text:p>
      <text:p text:style-name="Normal">104),</text:p>
      <text:p text:style-name="Normal">('ullam omnis unde',</text:p>
      <text:p text:style-name="Normal">6,</text:p>
      <text:p text:style-name="Normal">104),</text:p>
      <text:p text:style-name="Normal">('est voluptatum est',</text:p>
      <text:p text:style-name="Normal">9,</text:p>
      <text:p text:style-name="Normal">104),</text:p>
      <text:p text:style-name="Normal">('aut voluptatem facilis',</text:p>
      <text:p text:style-name="Normal">11,</text:p>
      <text:p text:style-name="Normal">104),</text:p>
      <text:p text:style-name="Normal">('sunt corporis iste',</text:p>
      <text:p text:style-name="Normal">14,</text:p>
      <text:p text:style-name="Normal">104),</text:p>
      <text:p text:style-name="Normal">('eligendi suscipit eum',</text:p>
      <text:p text:style-name="Normal">19,</text:p>
      <text:p text:style-name="Normal">104),</text:p>
      <text:soft-page-break/>
      <text:p text:style-name="Normal">('reiciendis error illo',</text:p>
      <text:p text:style-name="Normal">21,</text:p>
      <text:p text:style-name="Normal">104),</text:p>
      <text:p text:style-name="Normal">('eum quis et',</text:p>
      <text:p text:style-name="Normal">22,</text:p>
      <text:p text:style-name="Normal">104),</text:p>
      <text:p text:style-name="Normal">('omnis et adipisci',</text:p>
      <text:p text:style-name="Normal">24,</text:p>
      <text:p text:style-name="Normal">104),</text:p>
      <text:p text:style-name="Normal">('praesentium dolor ut',</text:p>
      <text:p text:style-name="Normal">26,</text:p>
      <text:p text:style-name="Normal">104),</text:p>
      <text:p text:style-name="Normal">('velit maxime maxime',</text:p>
      <text:p text:style-name="Normal">32,</text:p>
      <text:p text:style-name="Normal">104),</text:p>
      <text:p text:style-name="Normal">('ratione dolor voluptates',</text:p>
      <text:p text:style-name="Normal">36,</text:p>
      <text:p text:style-name="Normal">104),</text:p>
      <text:p text:style-name="Normal">('aut vel aliquam',</text:p>
      <text:p text:style-name="Normal">39,</text:p>
      <text:p text:style-name="Normal">104),</text:p>
      <text:p text:style-name="Normal">('nostrum voluptas doloribus',</text:p>
      <text:p text:style-name="Normal">41,</text:p>
      <text:p text:style-name="Normal">104),</text:p>
      <text:p text:style-name="Normal">('neque ullam autem',</text:p>
      <text:p text:style-name="Normal">44,</text:p>
      <text:p text:style-name="Normal">104),</text:p>
      <text:p text:style-name="Normal">('atque fuga sint',</text:p>
      <text:p text:style-name="Normal">48,</text:p>
      <text:p text:style-name="Normal">104),</text:p>
      <text:p text:style-name="Normal">('ut quaerat sequi',</text:p>
      <text:soft-page-break/>
      <text:p text:style-name="Normal">54,</text:p>
      <text:p text:style-name="Normal">104),</text:p>
      <text:p text:style-name="Normal">('exercitationem ipsam nam',</text:p>
      <text:p text:style-name="Normal">56,</text:p>
      <text:p text:style-name="Normal">104),</text:p>
      <text:p text:style-name="Normal">('ipsam non est',</text:p>
      <text:p text:style-name="Normal">57,</text:p>
      <text:p text:style-name="Normal">104),</text:p>
      <text:p text:style-name="Normal">('quo sint velit',</text:p>
      <text:p text:style-name="Normal">60,</text:p>
      <text:p text:style-name="Normal">104),</text:p>
      <text:p text:style-name="Normal">('laborum neque iure',</text:p>
      <text:p text:style-name="Normal">65,</text:p>
      <text:p text:style-name="Normal">104),</text:p>
      <text:p text:style-name="Normal">('nihil voluptatem non',</text:p>
      <text:p text:style-name="Normal">66,</text:p>
      <text:p text:style-name="Normal">104),</text:p>
      <text:p text:style-name="Normal">('itaque ex praesentium',</text:p>
      <text:p text:style-name="Normal">67,</text:p>
      <text:p text:style-name="Normal">104),</text:p>
      <text:p text:style-name="Normal">('deserunt excepturi perferendis',</text:p>
      <text:p text:style-name="Normal">69,</text:p>
      <text:p text:style-name="Normal">104),</text:p>
      <text:p text:style-name="Normal">('aliquam blanditiis fuga',</text:p>
      <text:p text:style-name="Normal">71,</text:p>
      <text:p text:style-name="Normal">104),</text:p>
      <text:p text:style-name="Normal">('eligendi vitae minima',</text:p>
      <text:p text:style-name="Normal">75,</text:p>
      <text:p text:style-name="Normal">104),</text:p>
      <text:p text:style-name="Normal">('corrupti unde occaecati',</text:p>
      <text:p text:style-name="Normal">76,</text:p>
      <text:soft-page-break/>
      <text:p text:style-name="Normal">104),</text:p>
      <text:p text:style-name="Normal">('quas recusandae aut',</text:p>
      <text:p text:style-name="Normal">87,</text:p>
      <text:p text:style-name="Normal">104),</text:p>
      <text:p text:style-name="Normal">('odio illo laborum',</text:p>
      <text:p text:style-name="Normal">91,</text:p>
      <text:p text:style-name="Normal">104),</text:p>
      <text:p text:style-name="Normal">('temporibus et architecto',</text:p>
      <text:p text:style-name="Normal">93,</text:p>
      <text:p text:style-name="Normal">104),</text:p>
      <text:p text:style-name="Normal">('dolor non delectus',</text:p>
      <text:p text:style-name="Normal">96,</text:p>
      <text:p text:style-name="Normal">104),</text:p>
      <text:p text:style-name="Normal">('voluptas quis aperiam',</text:p>
      <text:p text:style-name="Normal">97,</text:p>
      <text:p text:style-name="Normal">104),</text:p>
      <text:p text:style-name="Normal">('omnis odit officia',</text:p>
      <text:p text:style-name="Normal">99,</text:p>
      <text:p text:style-name="Normal">104),</text:p>
      <text:p text:style-name="Normal">('commodi assumenda qui',</text:p>
      <text:p text:style-name="Normal">5,</text:p>
      <text:p text:style-name="Normal">105),</text:p>
      <text:p text:style-name="Normal">('natus consequatur optio',</text:p>
      <text:p text:style-name="Normal">14,</text:p>
      <text:p text:style-name="Normal">105),</text:p>
      <text:p text:style-name="Normal">('molestiae hic sit',</text:p>
      <text:p text:style-name="Normal">21,</text:p>
      <text:p text:style-name="Normal">105),</text:p>
      <text:p text:style-name="Normal">('expedita ut et',</text:p>
      <text:p text:style-name="Normal">24,</text:p>
      <text:p text:style-name="Normal">105),</text:p>
      <text:soft-page-break/>
      <text:p text:style-name="Normal">('excepturi omnis harum',</text:p>
      <text:p text:style-name="Normal">26,</text:p>
      <text:p text:style-name="Normal">105),</text:p>
      <text:p text:style-name="Normal">('ut impedit id',</text:p>
      <text:p text:style-name="Normal">27,</text:p>
      <text:p text:style-name="Normal">105),</text:p>
      <text:p text:style-name="Normal">('sapiente dolorem voluptatem',</text:p>
      <text:p text:style-name="Normal">28,</text:p>
      <text:p text:style-name="Normal">105),</text:p>
      <text:p text:style-name="Normal">('minus possimus ipsa',</text:p>
      <text:p text:style-name="Normal">30,</text:p>
      <text:p text:style-name="Normal">105),</text:p>
      <text:p text:style-name="Normal">('corporis est pariatur',</text:p>
      <text:p text:style-name="Normal">33,</text:p>
      <text:p text:style-name="Normal">105),</text:p>
      <text:p text:style-name="Normal">('aliquid consequatur ab',</text:p>
      <text:p text:style-name="Normal">36,</text:p>
      <text:p text:style-name="Normal">105),</text:p>
      <text:p text:style-name="Normal">('dolorum architecto esse',</text:p>
      <text:p text:style-name="Normal">37,</text:p>
      <text:p text:style-name="Normal">105),</text:p>
      <text:p text:style-name="Normal">('natus reprehenderit voluptatem',</text:p>
      <text:p text:style-name="Normal">40,</text:p>
      <text:p text:style-name="Normal">105),</text:p>
      <text:p text:style-name="Normal">('sapiente minus deleniti',</text:p>
      <text:p text:style-name="Normal">41,</text:p>
      <text:p text:style-name="Normal">105),</text:p>
      <text:p text:style-name="Normal">('nostrum enim quo',</text:p>
      <text:p text:style-name="Normal">47,</text:p>
      <text:p text:style-name="Normal">105),</text:p>
      <text:p text:style-name="Normal">('tenetur et non',</text:p>
      <text:soft-page-break/>
      <text:p text:style-name="Normal">48,</text:p>
      <text:p text:style-name="Normal">105),</text:p>
      <text:p text:style-name="Normal">('atque voluptates reiciendis',</text:p>
      <text:p text:style-name="Normal">54,</text:p>
      <text:p text:style-name="Normal">105),</text:p>
      <text:p text:style-name="Normal">('qui quis rerum',</text:p>
      <text:p text:style-name="Normal">57,</text:p>
      <text:p text:style-name="Normal">105),</text:p>
      <text:p text:style-name="Normal">('quo cupiditate aut',</text:p>
      <text:p text:style-name="Normal">63,</text:p>
      <text:p text:style-name="Normal">105),</text:p>
      <text:p text:style-name="Normal">('rerum quasi vel',</text:p>
      <text:p text:style-name="Normal">65,</text:p>
      <text:p text:style-name="Normal">105),</text:p>
      <text:p text:style-name="Normal">('aliquam aut nisi',</text:p>
      <text:p text:style-name="Normal">66,</text:p>
      <text:p text:style-name="Normal">105),</text:p>
      <text:p text:style-name="Normal">('error ipsa consequuntur',</text:p>
      <text:p text:style-name="Normal">70,</text:p>
      <text:p text:style-name="Normal">105),</text:p>
      <text:p text:style-name="Normal">('labore quas incidunt',</text:p>
      <text:p text:style-name="Normal">71,</text:p>
      <text:p text:style-name="Normal">105),</text:p>
      <text:p text:style-name="Normal">('quasi quam autem',</text:p>
      <text:p text:style-name="Normal">75,</text:p>
      <text:p text:style-name="Normal">105),</text:p>
      <text:p text:style-name="Normal">('sed ut est',</text:p>
      <text:p text:style-name="Normal">76,</text:p>
      <text:p text:style-name="Normal">105),</text:p>
      <text:p text:style-name="Normal">('sed qui eius',</text:p>
      <text:p text:style-name="Normal">78,</text:p>
      <text:soft-page-break/>
      <text:p text:style-name="Normal">105),</text:p>
      <text:p text:style-name="Normal">('nulla architecto ea',</text:p>
      <text:p text:style-name="Normal">91,</text:p>
      <text:p text:style-name="Normal">105),</text:p>
      <text:p text:style-name="Normal">('voluptas voluptatibus sint',</text:p>
      <text:p text:style-name="Normal">93,</text:p>
      <text:p text:style-name="Normal">105),</text:p>
      <text:p text:style-name="Normal">('sunt dolor molestiae',</text:p>
      <text:p text:style-name="Normal">99,</text:p>
      <text:p text:style-name="Normal">105),</text:p>
      <text:p text:style-name="Normal">('laborum enim maxime',</text:p>
      <text:p text:style-name="Normal">100,</text:p>
      <text:p text:style-name="Normal">105),</text:p>
      <text:p text:style-name="Normal">('iste vitae laboriosam',</text:p>
      <text:p text:style-name="Normal">5,</text:p>
      <text:p text:style-name="Normal">106),</text:p>
      <text:p text:style-name="Normal">('quia natus voluptatum',</text:p>
      <text:p text:style-name="Normal">13,</text:p>
      <text:p text:style-name="Normal">106),</text:p>
      <text:p text:style-name="Normal">('dolore ut dolores',</text:p>
      <text:p text:style-name="Normal">14,</text:p>
      <text:p text:style-name="Normal">106),</text:p>
      <text:p text:style-name="Normal">('ut expedita provident',</text:p>
      <text:p text:style-name="Normal">15,</text:p>
      <text:p text:style-name="Normal">106),</text:p>
      <text:p text:style-name="Normal">('eveniet perferendis voluptas',</text:p>
      <text:p text:style-name="Normal">19,</text:p>
      <text:p text:style-name="Normal">106),</text:p>
      <text:p text:style-name="Normal">('et aliquam et',</text:p>
      <text:p text:style-name="Normal">21,</text:p>
      <text:p text:style-name="Normal">106),</text:p>
      <text:soft-page-break/>
      <text:p text:style-name="Normal">('rerum dolores hic',</text:p>
      <text:p text:style-name="Normal">24,</text:p>
      <text:p text:style-name="Normal">106),</text:p>
      <text:p text:style-name="Normal">('consequatur soluta autem',</text:p>
      <text:p text:style-name="Normal">30,</text:p>
      <text:p text:style-name="Normal">106),</text:p>
      <text:p text:style-name="Normal">('in ea aspernatur',</text:p>
      <text:p text:style-name="Normal">33,</text:p>
      <text:p text:style-name="Normal">106),</text:p>
      <text:p text:style-name="Normal">('doloribus repellat impedit',</text:p>
      <text:p text:style-name="Normal">36,</text:p>
      <text:p text:style-name="Normal">106),</text:p>
      <text:p text:style-name="Normal">('vel laborum quam',</text:p>
      <text:p text:style-name="Normal">41,</text:p>
      <text:p text:style-name="Normal">106),</text:p>
      <text:p text:style-name="Normal">('iste eligendi minima',</text:p>
      <text:p text:style-name="Normal">50,</text:p>
      <text:p text:style-name="Normal">106),</text:p>
      <text:p text:style-name="Normal">('omnis quaerat quia',</text:p>
      <text:p text:style-name="Normal">52,</text:p>
      <text:p text:style-name="Normal">106),</text:p>
      <text:p text:style-name="Normal">('distinctio dicta qui',</text:p>
      <text:p text:style-name="Normal">54,</text:p>
      <text:p text:style-name="Normal">106),</text:p>
      <text:p text:style-name="Normal">('rerum ut et',</text:p>
      <text:p text:style-name="Normal">57,</text:p>
      <text:p text:style-name="Normal">106),</text:p>
      <text:p text:style-name="Normal">('ex ut esse',</text:p>
      <text:p text:style-name="Normal">66,</text:p>
      <text:p text:style-name="Normal">106),</text:p>
      <text:p text:style-name="Normal">('debitis debitis minus',</text:p>
      <text:soft-page-break/>
      <text:p text:style-name="Normal">71,</text:p>
      <text:p text:style-name="Normal">106),</text:p>
      <text:p text:style-name="Normal">('excepturi et iure',</text:p>
      <text:p text:style-name="Normal">73,</text:p>
      <text:p text:style-name="Normal">106),</text:p>
      <text:p text:style-name="Normal">('ut velit eum',</text:p>
      <text:p text:style-name="Normal">75,</text:p>
      <text:p text:style-name="Normal">106),</text:p>
      <text:p text:style-name="Normal">('reiciendis enim quo',</text:p>
      <text:p text:style-name="Normal">76,</text:p>
      <text:p text:style-name="Normal">106),</text:p>
      <text:p text:style-name="Normal">('ea aut dignissimos',</text:p>
      <text:p text:style-name="Normal">84,</text:p>
      <text:p text:style-name="Normal">106),</text:p>
      <text:p text:style-name="Normal">('doloremque qui fugiat',</text:p>
      <text:p text:style-name="Normal">91,</text:p>
      <text:p text:style-name="Normal">106),</text:p>
      <text:p text:style-name="Normal">('sapiente ipsam temporibus',</text:p>
      <text:p text:style-name="Normal">92,</text:p>
      <text:p text:style-name="Normal">106),</text:p>
      <text:p text:style-name="Normal">('ratione dolore enim',</text:p>
      <text:p text:style-name="Normal">96,</text:p>
      <text:p text:style-name="Normal">106),</text:p>
      <text:p text:style-name="Normal">('sit similique odit',</text:p>
      <text:p text:style-name="Normal">4,</text:p>
      <text:p text:style-name="Normal">107),</text:p>
      <text:p text:style-name="Normal">('animi saepe alias',</text:p>
      <text:p text:style-name="Normal">5,</text:p>
      <text:p text:style-name="Normal">107),</text:p>
      <text:p text:style-name="Normal">('itaque et earum',</text:p>
      <text:p text:style-name="Normal">10,</text:p>
      <text:soft-page-break/>
      <text:p text:style-name="Normal">107),</text:p>
      <text:p text:style-name="Normal">('ipsam eaque qui',</text:p>
      <text:p text:style-name="Normal">14,</text:p>
      <text:p text:style-name="Normal">107),</text:p>
      <text:p text:style-name="Normal">('corrupti sint illo',</text:p>
      <text:p text:style-name="Normal">15,</text:p>
      <text:p text:style-name="Normal">107),</text:p>
      <text:p text:style-name="Normal">('blanditiis quod perspiciatis',</text:p>
      <text:p text:style-name="Normal">17,</text:p>
      <text:p text:style-name="Normal">107),</text:p>
      <text:p text:style-name="Normal">('molestiae deserunt nobis',</text:p>
      <text:p text:style-name="Normal">21,</text:p>
      <text:p text:style-name="Normal">107),</text:p>
      <text:p text:style-name="Normal">('nihil est nostrum',</text:p>
      <text:p text:style-name="Normal">22,</text:p>
      <text:p text:style-name="Normal">107),</text:p>
      <text:p text:style-name="Normal">('omnis illo facilis',</text:p>
      <text:p text:style-name="Normal">24,</text:p>
      <text:p text:style-name="Normal">107),</text:p>
      <text:p text:style-name="Normal">('quo libero sit',</text:p>
      <text:p text:style-name="Normal">36,</text:p>
      <text:p text:style-name="Normal">107),</text:p>
      <text:p text:style-name="Normal">('blanditiis quia illum',</text:p>
      <text:p text:style-name="Normal">41,</text:p>
      <text:p text:style-name="Normal">107),</text:p>
      <text:p text:style-name="Normal">('perspiciatis explicabo debitis',</text:p>
      <text:p text:style-name="Normal">46,</text:p>
      <text:p text:style-name="Normal">107),</text:p>
      <text:p text:style-name="Normal">('facere quisquam mollitia',</text:p>
      <text:p text:style-name="Normal">54,</text:p>
      <text:p text:style-name="Normal">107),</text:p>
      <text:soft-page-break/>
      <text:p text:style-name="Normal">('expedita mollitia fugiat',</text:p>
      <text:p text:style-name="Normal">57,</text:p>
      <text:p text:style-name="Normal">107),</text:p>
      <text:p text:style-name="Normal">('nihil mollitia at',</text:p>
      <text:p text:style-name="Normal">62,</text:p>
      <text:p text:style-name="Normal">107),</text:p>
      <text:p text:style-name="Normal">('dolores alias eius',</text:p>
      <text:p text:style-name="Normal">63,</text:p>
      <text:p text:style-name="Normal">107),</text:p>
      <text:p text:style-name="Normal">('sed exercitationem ut',</text:p>
      <text:p text:style-name="Normal">66,</text:p>
      <text:p text:style-name="Normal">107),</text:p>
      <text:p text:style-name="Normal">('qui qui quos',</text:p>
      <text:p text:style-name="Normal">70,</text:p>
      <text:p text:style-name="Normal">107),</text:p>
      <text:p text:style-name="Normal">('repudiandae nobis eveniet',</text:p>
      <text:p text:style-name="Normal">71,</text:p>
      <text:p text:style-name="Normal">107),</text:p>
      <text:p text:style-name="Normal">('repellendus consequatur et',</text:p>
      <text:p text:style-name="Normal">72,</text:p>
      <text:p text:style-name="Normal">107),</text:p>
      <text:p text:style-name="Normal">('placeat eum aliquid',</text:p>
      <text:p text:style-name="Normal">75,</text:p>
      <text:p text:style-name="Normal">107),</text:p>
      <text:p text:style-name="Normal">('et maiores quod',</text:p>
      <text:p text:style-name="Normal">76,</text:p>
      <text:p text:style-name="Normal">107),</text:p>
      <text:p text:style-name="Normal">('nihil eveniet debitis',</text:p>
      <text:p text:style-name="Normal">84,</text:p>
      <text:p text:style-name="Normal">107),</text:p>
      <text:p text:style-name="Normal">('et qui blanditiis',</text:p>
      <text:soft-page-break/>
      <text:p text:style-name="Normal">85,</text:p>
      <text:p text:style-name="Normal">107),</text:p>
      <text:p text:style-name="Normal">('quas alias est',</text:p>
      <text:p text:style-name="Normal">91,</text:p>
      <text:p text:style-name="Normal">107),</text:p>
      <text:p text:style-name="Normal">('dolorem et quidem',</text:p>
      <text:p text:style-name="Normal">92,</text:p>
      <text:p text:style-name="Normal">107),</text:p>
      <text:p text:style-name="Normal">('adipisci optio fuga',</text:p>
      <text:p text:style-name="Normal">5,</text:p>
      <text:p text:style-name="Normal">108),</text:p>
      <text:p text:style-name="Normal">('qui atque ipsam',</text:p>
      <text:p text:style-name="Normal">6,</text:p>
      <text:p text:style-name="Normal">108),</text:p>
      <text:p text:style-name="Normal">('laborum sequi qui',</text:p>
      <text:p text:style-name="Normal">8,</text:p>
      <text:p text:style-name="Normal">108),</text:p>
      <text:p text:style-name="Normal">('officiis officiis est',</text:p>
      <text:p text:style-name="Normal">11,</text:p>
      <text:p text:style-name="Normal">108),</text:p>
      <text:p text:style-name="Normal">('et voluptatem debitis',</text:p>
      <text:p text:style-name="Normal">12,</text:p>
      <text:p text:style-name="Normal">108),</text:p>
      <text:p text:style-name="Normal">('adipisci nobis possimus',</text:p>
      <text:p text:style-name="Normal">13,</text:p>
      <text:p text:style-name="Normal">108),</text:p>
      <text:p text:style-name="Normal">('vitae natus veritatis',</text:p>
      <text:p text:style-name="Normal">14,</text:p>
      <text:p text:style-name="Normal">108),</text:p>
      <text:p text:style-name="Normal">('vel dicta consequatur',</text:p>
      <text:p text:style-name="Normal">17,</text:p>
      <text:soft-page-break/>
      <text:p text:style-name="Normal">108),</text:p>
      <text:p text:style-name="Normal">('qui aut eum',</text:p>
      <text:p text:style-name="Normal">20,</text:p>
      <text:p text:style-name="Normal">108),</text:p>
      <text:p text:style-name="Normal">('expedita vel repudiandae',</text:p>
      <text:p text:style-name="Normal">21,</text:p>
      <text:p text:style-name="Normal">108),</text:p>
      <text:p text:style-name="Normal">('et voluptate aut',</text:p>
      <text:p text:style-name="Normal">24,</text:p>
      <text:p text:style-name="Normal">108),</text:p>
      <text:p text:style-name="Normal">('quidem quia dolor',</text:p>
      <text:p text:style-name="Normal">26,</text:p>
      <text:p text:style-name="Normal">108),</text:p>
      <text:p text:style-name="Normal">('est facilis qui',</text:p>
      <text:p text:style-name="Normal">36,</text:p>
      <text:p text:style-name="Normal">108),</text:p>
      <text:p text:style-name="Normal">('sed optio dolorem',</text:p>
      <text:p text:style-name="Normal">39,</text:p>
      <text:p text:style-name="Normal">108),</text:p>
      <text:p text:style-name="Normal">('maxime laudantium vero',</text:p>
      <text:p text:style-name="Normal">40,</text:p>
      <text:p text:style-name="Normal">108),</text:p>
      <text:p text:style-name="Normal">('non et omnis',</text:p>
      <text:p text:style-name="Normal">41,</text:p>
      <text:p text:style-name="Normal">108),</text:p>
      <text:p text:style-name="Normal">('quisquam dolore sed',</text:p>
      <text:p text:style-name="Normal">43,</text:p>
      <text:p text:style-name="Normal">108),</text:p>
      <text:p text:style-name="Normal">('deserunt iure quisquam',</text:p>
      <text:p text:style-name="Normal">46,</text:p>
      <text:p text:style-name="Normal">108),</text:p>
      <text:soft-page-break/>
      <text:p text:style-name="Normal">('atque et laboriosam',</text:p>
      <text:p text:style-name="Normal">52,</text:p>
      <text:p text:style-name="Normal">108),</text:p>
      <text:p text:style-name="Normal">('iusto numquam eligendi',</text:p>
      <text:p text:style-name="Normal">54,</text:p>
      <text:p text:style-name="Normal">108),</text:p>
      <text:p text:style-name="Normal">('dolor qui itaque',</text:p>
      <text:p text:style-name="Normal">57,</text:p>
      <text:p text:style-name="Normal">108),</text:p>
      <text:p text:style-name="Normal">('sed ab ut',</text:p>
      <text:p text:style-name="Normal">62,</text:p>
      <text:p text:style-name="Normal">108),</text:p>
      <text:p text:style-name="Normal">('voluptate perspiciatis quisquam',</text:p>
      <text:p text:style-name="Normal">66,</text:p>
      <text:p text:style-name="Normal">108),</text:p>
      <text:p text:style-name="Normal">('aut autem rerum',</text:p>
      <text:p text:style-name="Normal">70,</text:p>
      <text:p text:style-name="Normal">108),</text:p>
      <text:p text:style-name="Normal">('excepturi quia occaecati',</text:p>
      <text:p text:style-name="Normal">71,</text:p>
      <text:p text:style-name="Normal">108),</text:p>
      <text:p text:style-name="Normal">('in corporis quae',</text:p>
      <text:p text:style-name="Normal">72,</text:p>
      <text:p text:style-name="Normal">108),</text:p>
      <text:p text:style-name="Normal">('in voluptatem hic',</text:p>
      <text:p text:style-name="Normal">75,</text:p>
      <text:p text:style-name="Normal">108),</text:p>
      <text:p text:style-name="Normal">('ut iure et',</text:p>
      <text:p text:style-name="Normal">76,</text:p>
      <text:p text:style-name="Normal">108),</text:p>
      <text:p text:style-name="Normal">('magni est distinctio',</text:p>
      <text:soft-page-break/>
      <text:p text:style-name="Normal">87,</text:p>
      <text:p text:style-name="Normal">108),</text:p>
      <text:p text:style-name="Normal">('maxime nihil ipsum',</text:p>
      <text:p text:style-name="Normal">91,</text:p>
      <text:p text:style-name="Normal">108),</text:p>
      <text:p text:style-name="Normal">('fuga vitae aliquam',</text:p>
      <text:p text:style-name="Normal">92,</text:p>
      <text:p text:style-name="Normal">108),</text:p>
      <text:p text:style-name="Normal">('totam in ut',</text:p>
      <text:p text:style-name="Normal">98,</text:p>
      <text:p text:style-name="Normal">108),</text:p>
      <text:p text:style-name="Normal">('porro voluptas expedita',</text:p>
      <text:p text:style-name="Normal">5,</text:p>
      <text:p text:style-name="Normal">109),</text:p>
      <text:p text:style-name="Normal">('soluta hic porro',</text:p>
      <text:p text:style-name="Normal">8,</text:p>
      <text:p text:style-name="Normal">109),</text:p>
      <text:p text:style-name="Normal">('sit quis alias',</text:p>
      <text:p text:style-name="Normal">10,</text:p>
      <text:p text:style-name="Normal">109),</text:p>
      <text:p text:style-name="Normal">('provident rerum illum',</text:p>
      <text:p text:style-name="Normal">13,</text:p>
      <text:p text:style-name="Normal">109),</text:p>
      <text:p text:style-name="Normal">('culpa possimus at',</text:p>
      <text:p text:style-name="Normal">14,</text:p>
      <text:p text:style-name="Normal">109),</text:p>
      <text:p text:style-name="Normal">('qui voluptates aut',</text:p>
      <text:p text:style-name="Normal">15,</text:p>
      <text:p text:style-name="Normal">109),</text:p>
      <text:p text:style-name="Normal">('est laborum optio',</text:p>
      <text:p text:style-name="Normal">17,</text:p>
      <text:soft-page-break/>
      <text:p text:style-name="Normal">109),</text:p>
      <text:p text:style-name="Normal">('sint quam facilis',</text:p>
      <text:p text:style-name="Normal">19,</text:p>
      <text:p text:style-name="Normal">109),</text:p>
      <text:p text:style-name="Normal">('quidem enim ea',</text:p>
      <text:p text:style-name="Normal">21,</text:p>
      <text:p text:style-name="Normal">109),</text:p>
      <text:p text:style-name="Normal">('eius voluptas quisquam',</text:p>
      <text:p text:style-name="Normal">24,</text:p>
      <text:p text:style-name="Normal">109),</text:p>
      <text:p text:style-name="Normal">('aut nesciunt velit',</text:p>
      <text:p text:style-name="Normal">28,</text:p>
      <text:p text:style-name="Normal">109),</text:p>
      <text:p text:style-name="Normal">('est tempore vel',</text:p>
      <text:p text:style-name="Normal">36,</text:p>
      <text:p text:style-name="Normal">109),</text:p>
      <text:p text:style-name="Normal">('iure rem at',</text:p>
      <text:p text:style-name="Normal">40,</text:p>
      <text:p text:style-name="Normal">109),</text:p>
      <text:p text:style-name="Normal">('autem molestiae iusto',</text:p>
      <text:p text:style-name="Normal">41,</text:p>
      <text:p text:style-name="Normal">109),</text:p>
      <text:p text:style-name="Normal">('reiciendis aut ratione',</text:p>
      <text:p text:style-name="Normal">54,</text:p>
      <text:p text:style-name="Normal">109),</text:p>
      <text:p text:style-name="Normal">('facere et illo',</text:p>
      <text:p text:style-name="Normal">57,</text:p>
      <text:p text:style-name="Normal">109),</text:p>
      <text:p text:style-name="Normal">('ex quis dolore',</text:p>
      <text:p text:style-name="Normal">60,</text:p>
      <text:p text:style-name="Normal">109),</text:p>
      <text:soft-page-break/>
      <text:p text:style-name="Normal">('ea consectetur sed',</text:p>
      <text:p text:style-name="Normal">62,</text:p>
      <text:p text:style-name="Normal">109),</text:p>
      <text:p text:style-name="Normal">('ducimus blanditiis ducimus',</text:p>
      <text:p text:style-name="Normal">66,</text:p>
      <text:p text:style-name="Normal">109),</text:p>
      <text:p text:style-name="Normal">('minima consequuntur nostrum',</text:p>
      <text:p text:style-name="Normal">67,</text:p>
      <text:p text:style-name="Normal">109),</text:p>
      <text:p text:style-name="Normal">('quisquam illo quidem',</text:p>
      <text:p text:style-name="Normal">71,</text:p>
      <text:p text:style-name="Normal">109),</text:p>
      <text:p text:style-name="Normal">('laboriosam voluptatem asperiores',</text:p>
      <text:p text:style-name="Normal">73,</text:p>
      <text:p text:style-name="Normal">109),</text:p>
      <text:p text:style-name="Normal">('aut repellat quos',</text:p>
      <text:p text:style-name="Normal">75,</text:p>
      <text:p text:style-name="Normal">109),</text:p>
      <text:p text:style-name="Normal">('praesentium officia expedita',</text:p>
      <text:p text:style-name="Normal">76,</text:p>
      <text:p text:style-name="Normal">109),</text:p>
      <text:p text:style-name="Normal">('fugiat velit assumenda',</text:p>
      <text:p text:style-name="Normal">79,</text:p>
      <text:p text:style-name="Normal">109),</text:p>
      <text:p text:style-name="Normal">('odit quas quas',</text:p>
      <text:p text:style-name="Normal">85,</text:p>
      <text:p text:style-name="Normal">109),</text:p>
      <text:p text:style-name="Normal">('sapiente distinctio velit',</text:p>
      <text:p text:style-name="Normal">91,</text:p>
      <text:p text:style-name="Normal">109),</text:p>
      <text:p text:style-name="Normal">('qui magnam praesentium',</text:p>
      <text:soft-page-break/>
      <text:p text:style-name="Normal">99,</text:p>
      <text:p text:style-name="Normal">109),</text:p>
      <text:p text:style-name="Normal">('eveniet eveniet quam',</text:p>
      <text:p text:style-name="Normal">5,</text:p>
      <text:p text:style-name="Normal">110),</text:p>
      <text:p text:style-name="Normal">('suscipit temporibus quod',</text:p>
      <text:p text:style-name="Normal">6,</text:p>
      <text:p text:style-name="Normal">110),</text:p>
      <text:p text:style-name="Normal">('illum qui soluta',</text:p>
      <text:p text:style-name="Normal">8,</text:p>
      <text:p text:style-name="Normal">110),</text:p>
      <text:p text:style-name="Normal">('iste cum ut',</text:p>
      <text:p text:style-name="Normal">14,</text:p>
      <text:p text:style-name="Normal">110),</text:p>
      <text:p text:style-name="Normal">('voluptatem rerum qui',</text:p>
      <text:p text:style-name="Normal">15,</text:p>
      <text:p text:style-name="Normal">110),</text:p>
      <text:p text:style-name="Normal">('dolorem quia et',</text:p>
      <text:p text:style-name="Normal">21,</text:p>
      <text:p text:style-name="Normal">110),</text:p>
      <text:p text:style-name="Normal">('tempora repellat consectetur',</text:p>
      <text:p text:style-name="Normal">24,</text:p>
      <text:p text:style-name="Normal">110),</text:p>
      <text:p text:style-name="Normal">('magnam dignissimos quidem',</text:p>
      <text:p text:style-name="Normal">26,</text:p>
      <text:p text:style-name="Normal">110),</text:p>
      <text:p text:style-name="Normal">('rerum ducimus omnis',</text:p>
      <text:p text:style-name="Normal">31,</text:p>
      <text:p text:style-name="Normal">110),</text:p>
      <text:p text:style-name="Normal">('consequatur voluptates dolorem',</text:p>
      <text:p text:style-name="Normal">32,</text:p>
      <text:soft-page-break/>
      <text:p text:style-name="Normal">110),</text:p>
      <text:p text:style-name="Normal">('doloribus ipsam quia',</text:p>
      <text:p text:style-name="Normal">36,</text:p>
      <text:p text:style-name="Normal">110),</text:p>
      <text:p text:style-name="Normal">('repellat eaque ut',</text:p>
      <text:p text:style-name="Normal">38,</text:p>
      <text:p text:style-name="Normal">110),</text:p>
      <text:p text:style-name="Normal">('quidem voluptas enim',</text:p>
      <text:p text:style-name="Normal">41,</text:p>
      <text:p text:style-name="Normal">110),</text:p>
      <text:p text:style-name="Normal">('neque expedita harum',</text:p>
      <text:p text:style-name="Normal">54,</text:p>
      <text:p text:style-name="Normal">110),</text:p>
      <text:p text:style-name="Normal">('consectetur facere est',</text:p>
      <text:p text:style-name="Normal">55,</text:p>
      <text:p text:style-name="Normal">110),</text:p>
      <text:p text:style-name="Normal">('nam quis asperiores',</text:p>
      <text:p text:style-name="Normal">57,</text:p>
      <text:p text:style-name="Normal">110),</text:p>
      <text:p text:style-name="Normal">('dolore veniam maiores',</text:p>
      <text:p text:style-name="Normal">66,</text:p>
      <text:p text:style-name="Normal">110),</text:p>
      <text:p text:style-name="Normal">('ad quasi dignissimos',</text:p>
      <text:p text:style-name="Normal">71,</text:p>
      <text:p text:style-name="Normal">110),</text:p>
      <text:p text:style-name="Normal">('expedita quidem ut',</text:p>
      <text:p text:style-name="Normal">72,</text:p>
      <text:p text:style-name="Normal">110),</text:p>
      <text:p text:style-name="Normal">('dolor quas laborum',</text:p>
      <text:p text:style-name="Normal">75,</text:p>
      <text:p text:style-name="Normal">110),</text:p>
      <text:soft-page-break/>
      <text:p text:style-name="Normal">('est in quasi',</text:p>
      <text:p text:style-name="Normal">76,</text:p>
      <text:p text:style-name="Normal">110),</text:p>
      <text:p text:style-name="Normal">('commodi doloremque qui',</text:p>
      <text:p text:style-name="Normal">84,</text:p>
      <text:p text:style-name="Normal">110),</text:p>
      <text:p text:style-name="Normal">('facilis alias consectetur',</text:p>
      <text:p text:style-name="Normal">91,</text:p>
      <text:p text:style-name="Normal">110),</text:p>
      <text:p text:style-name="Normal">('sit asperiores qui',</text:p>
      <text:p text:style-name="Normal">93,</text:p>
      <text:p text:style-name="Normal">110),</text:p>
      <text:p text:style-name="Normal">('saepe minus quidem',</text:p>
      <text:p text:style-name="Normal">94,</text:p>
      <text:p text:style-name="Normal">110),</text:p>
      <text:p text:style-name="Normal">('labore laboriosam et',</text:p>
      <text:p text:style-name="Normal">95,</text:p>
      <text:p text:style-name="Normal">110),</text:p>
      <text:p text:style-name="Normal">('at amet deserunt',</text:p>
      <text:p text:style-name="Normal">97,</text:p>
      <text:p text:style-name="Normal">110),</text:p>
      <text:p text:style-name="Normal">('est expedita sit',</text:p>
      <text:p text:style-name="Normal">2,</text:p>
      <text:p text:style-name="Normal">111),</text:p>
      <text:p text:style-name="Normal">('est vel doloremque',</text:p>
      <text:p text:style-name="Normal">5,</text:p>
      <text:p text:style-name="Normal">111),</text:p>
      <text:p text:style-name="Normal">('illo dolorem porro',</text:p>
      <text:p text:style-name="Normal">9,</text:p>
      <text:p text:style-name="Normal">111),</text:p>
      <text:p text:style-name="Normal">('laborum sit exercitationem',</text:p>
      <text:soft-page-break/>
      <text:p text:style-name="Normal">12,</text:p>
      <text:p text:style-name="Normal">111),</text:p>
      <text:p text:style-name="Normal">('est voluptatem fugiat',</text:p>
      <text:p text:style-name="Normal">13,</text:p>
      <text:p text:style-name="Normal">111),</text:p>
      <text:p text:style-name="Normal">('rerum aut facilis',</text:p>
      <text:p text:style-name="Normal">14,</text:p>
      <text:p text:style-name="Normal">111),</text:p>
      <text:p text:style-name="Normal">('eos est sunt',</text:p>
      <text:p text:style-name="Normal">17,</text:p>
      <text:p text:style-name="Normal">111),</text:p>
      <text:p text:style-name="Normal">('sed nisi quasi',</text:p>
      <text:p text:style-name="Normal">21,</text:p>
      <text:p text:style-name="Normal">111),</text:p>
      <text:p text:style-name="Normal">('possimus est quo',</text:p>
      <text:p text:style-name="Normal">24,</text:p>
      <text:p text:style-name="Normal">111),</text:p>
      <text:p text:style-name="Normal">('sed sit animi',</text:p>
      <text:p text:style-name="Normal">36,</text:p>
      <text:p text:style-name="Normal">111),</text:p>
      <text:p text:style-name="Normal">('doloremque et et',</text:p>
      <text:p text:style-name="Normal">38,</text:p>
      <text:p text:style-name="Normal">111),</text:p>
      <text:p text:style-name="Normal">('dicta et asperiores',</text:p>
      <text:p text:style-name="Normal">41,</text:p>
      <text:p text:style-name="Normal">111),</text:p>
      <text:p text:style-name="Normal">('architecto rerum sequi',</text:p>
      <text:p text:style-name="Normal">42,</text:p>
      <text:p text:style-name="Normal">111),</text:p>
      <text:p text:style-name="Normal">('est placeat molestias',</text:p>
      <text:p text:style-name="Normal">44,</text:p>
      <text:soft-page-break/>
      <text:p text:style-name="Normal">111),</text:p>
      <text:p text:style-name="Normal">('ex soluta exercitationem',</text:p>
      <text:p text:style-name="Normal">52,</text:p>
      <text:p text:style-name="Normal">111),</text:p>
      <text:p text:style-name="Normal">('quia laborum rerum',</text:p>
      <text:p text:style-name="Normal">54,</text:p>
      <text:p text:style-name="Normal">111),</text:p>
      <text:p text:style-name="Normal">('in nesciunt et',</text:p>
      <text:p text:style-name="Normal">57,</text:p>
      <text:p text:style-name="Normal">111),</text:p>
      <text:p text:style-name="Normal">('inventore quia omnis',</text:p>
      <text:p text:style-name="Normal">63,</text:p>
      <text:p text:style-name="Normal">111),</text:p>
      <text:p text:style-name="Normal">('necessitatibus eos quis',</text:p>
      <text:p text:style-name="Normal">66,</text:p>
      <text:p text:style-name="Normal">111),</text:p>
      <text:p text:style-name="Normal">('et sed cumque',</text:p>
      <text:p text:style-name="Normal">71,</text:p>
      <text:p text:style-name="Normal">111),</text:p>
      <text:p text:style-name="Normal">('consequatur deserunt quidem',</text:p>
      <text:p text:style-name="Normal">73,</text:p>
      <text:p text:style-name="Normal">111),</text:p>
      <text:p text:style-name="Normal">('et doloribus rerum',</text:p>
      <text:p text:style-name="Normal">75,</text:p>
      <text:p text:style-name="Normal">111),</text:p>
      <text:p text:style-name="Normal">('delectus omnis quisquam',</text:p>
      <text:p text:style-name="Normal">76,</text:p>
      <text:p text:style-name="Normal">111),</text:p>
      <text:p text:style-name="Normal">('delectus molestiae eos',</text:p>
      <text:p text:style-name="Normal">78,</text:p>
      <text:p text:style-name="Normal">111),</text:p>
      <text:soft-page-break/>
      <text:p text:style-name="Normal">('reiciendis omnis voluptate',</text:p>
      <text:p text:style-name="Normal">91,</text:p>
      <text:p text:style-name="Normal">111),</text:p>
      <text:p text:style-name="Normal">('nam quam at',</text:p>
      <text:p text:style-name="Normal">98,</text:p>
      <text:p text:style-name="Normal">111),</text:p>
      <text:p text:style-name="Normal">('sunt adipisci molestias',</text:p>
      <text:p text:style-name="Normal">2,</text:p>
      <text:p text:style-name="Normal">112),</text:p>
      <text:p text:style-name="Normal">('occaecati architecto consequatur',</text:p>
      <text:p text:style-name="Normal">3,</text:p>
      <text:p text:style-name="Normal">112),</text:p>
      <text:p text:style-name="Normal">('ut et non',</text:p>
      <text:p text:style-name="Normal">4,</text:p>
      <text:p text:style-name="Normal">112),</text:p>
      <text:p text:style-name="Normal">('et omnis culpa',</text:p>
      <text:p text:style-name="Normal">5,</text:p>
      <text:p text:style-name="Normal">112),</text:p>
      <text:p text:style-name="Normal">('nemo voluptas ut',</text:p>
      <text:p text:style-name="Normal">10,</text:p>
      <text:p text:style-name="Normal">112),</text:p>
      <text:p text:style-name="Normal">('sit nihil sit',</text:p>
      <text:p text:style-name="Normal">11,</text:p>
      <text:p text:style-name="Normal">112),</text:p>
      <text:p text:style-name="Normal">('impedit in et',</text:p>
      <text:p text:style-name="Normal">12,</text:p>
      <text:p text:style-name="Normal">112),</text:p>
      <text:p text:style-name="Normal">('sint sit et',</text:p>
      <text:p text:style-name="Normal">13,</text:p>
      <text:p text:style-name="Normal">112),</text:p>
      <text:p text:style-name="Normal">('laborum deleniti aut',</text:p>
      <text:soft-page-break/>
      <text:p text:style-name="Normal">14,</text:p>
      <text:p text:style-name="Normal">112),</text:p>
      <text:p text:style-name="Normal">('facere aliquid sit',</text:p>
      <text:p text:style-name="Normal">16,</text:p>
      <text:p text:style-name="Normal">112),</text:p>
      <text:p text:style-name="Normal">('incidunt incidunt eos',</text:p>
      <text:p text:style-name="Normal">21,</text:p>
      <text:p text:style-name="Normal">112),</text:p>
      <text:p text:style-name="Normal">('nisi praesentium laboriosam',</text:p>
      <text:p text:style-name="Normal">24,</text:p>
      <text:p text:style-name="Normal">112),</text:p>
      <text:p text:style-name="Normal">('doloribus molestiae eos',</text:p>
      <text:p text:style-name="Normal">26,</text:p>
      <text:p text:style-name="Normal">112),</text:p>
      <text:p text:style-name="Normal">('est rerum ut',</text:p>
      <text:p text:style-name="Normal">27,</text:p>
      <text:p text:style-name="Normal">112),</text:p>
      <text:p text:style-name="Normal">('vel dolorem amet',</text:p>
      <text:p text:style-name="Normal">32,</text:p>
      <text:p text:style-name="Normal">112),</text:p>
      <text:p text:style-name="Normal">('placeat esse perspiciatis',</text:p>
      <text:p text:style-name="Normal">36,</text:p>
      <text:p text:style-name="Normal">112),</text:p>
      <text:p text:style-name="Normal">('laboriosam dicta sint',</text:p>
      <text:p text:style-name="Normal">41,</text:p>
      <text:p text:style-name="Normal">112),</text:p>
      <text:p text:style-name="Normal">('accusamus eos quia',</text:p>
      <text:p text:style-name="Normal">43,</text:p>
      <text:p text:style-name="Normal">112),</text:p>
      <text:p text:style-name="Normal">('molestiae nihil quasi',</text:p>
      <text:p text:style-name="Normal">46,</text:p>
      <text:soft-page-break/>
      <text:p text:style-name="Normal">112),</text:p>
      <text:p text:style-name="Normal">('sed possimus quia',</text:p>
      <text:p text:style-name="Normal">54,</text:p>
      <text:p text:style-name="Normal">112),</text:p>
      <text:p text:style-name="Normal">('eos maxime ut',</text:p>
      <text:p text:style-name="Normal">55,</text:p>
      <text:p text:style-name="Normal">112),</text:p>
      <text:p text:style-name="Normal">('est soluta aut',</text:p>
      <text:p text:style-name="Normal">57,</text:p>
      <text:p text:style-name="Normal">112),</text:p>
      <text:p text:style-name="Normal">('quaerat non qui',</text:p>
      <text:p text:style-name="Normal">61,</text:p>
      <text:p text:style-name="Normal">112),</text:p>
      <text:p text:style-name="Normal">('omnis quae autem',</text:p>
      <text:p text:style-name="Normal">66,</text:p>
      <text:p text:style-name="Normal">112),</text:p>
      <text:p text:style-name="Normal">('molestiae quibusdam voluptates',</text:p>
      <text:p text:style-name="Normal">71,</text:p>
      <text:p text:style-name="Normal">112),</text:p>
      <text:p text:style-name="Normal">('ullam id laboriosam',</text:p>
      <text:p text:style-name="Normal">75,</text:p>
      <text:p text:style-name="Normal">112),</text:p>
      <text:p text:style-name="Normal">('earum ad vel',</text:p>
      <text:p text:style-name="Normal">76,</text:p>
      <text:p text:style-name="Normal">112),</text:p>
      <text:p text:style-name="Normal">('similique dolore ea',</text:p>
      <text:p text:style-name="Normal">79,</text:p>
      <text:p text:style-name="Normal">112),</text:p>
      <text:p text:style-name="Normal">('ut veritatis eaque',</text:p>
      <text:p text:style-name="Normal">91,</text:p>
      <text:p text:style-name="Normal">112),</text:p>
      <text:soft-page-break/>
      <text:p text:style-name="Normal">('veritatis voluptatum illo',</text:p>
      <text:p text:style-name="Normal">98,</text:p>
      <text:p text:style-name="Normal">112),</text:p>
      <text:p text:style-name="Normal">('et facilis ducimus',</text:p>
      <text:p text:style-name="Normal">100,</text:p>
      <text:p text:style-name="Normal">112),</text:p>
      <text:p text:style-name="Normal">('reiciendis omnis et',</text:p>
      <text:p text:style-name="Normal">2,</text:p>
      <text:p text:style-name="Normal">113),</text:p>
      <text:p text:style-name="Normal">('labore fugiat enim',</text:p>
      <text:p text:style-name="Normal">5,</text:p>
      <text:p text:style-name="Normal">113),</text:p>
      <text:p text:style-name="Normal">('recusandae ratione perferendis',</text:p>
      <text:p text:style-name="Normal">13,</text:p>
      <text:p text:style-name="Normal">113),</text:p>
      <text:p text:style-name="Normal">('accusamus est hic',</text:p>
      <text:p text:style-name="Normal">14,</text:p>
      <text:p text:style-name="Normal">113),</text:p>
      <text:p text:style-name="Normal">('ab sint pariatur',</text:p>
      <text:p text:style-name="Normal">21,</text:p>
      <text:p text:style-name="Normal">113),</text:p>
      <text:p text:style-name="Normal">('omnis in quam',</text:p>
      <text:p text:style-name="Normal">22,</text:p>
      <text:p text:style-name="Normal">113),</text:p>
      <text:p text:style-name="Normal">('unde sint iure',</text:p>
      <text:p text:style-name="Normal">24,</text:p>
      <text:p text:style-name="Normal">113),</text:p>
      <text:p text:style-name="Normal">('aspernatur accusantium odio',</text:p>
      <text:p text:style-name="Normal">31,</text:p>
      <text:p text:style-name="Normal">113),</text:p>
      <text:p text:style-name="Normal">('vel fuga occaecati',</text:p>
      <text:soft-page-break/>
      <text:p text:style-name="Normal">36,</text:p>
      <text:p text:style-name="Normal">113),</text:p>
      <text:p text:style-name="Normal">('est iure aspernatur',</text:p>
      <text:p text:style-name="Normal">41,</text:p>
      <text:p text:style-name="Normal">113),</text:p>
      <text:p text:style-name="Normal">('totam quis in',</text:p>
      <text:p text:style-name="Normal">50,</text:p>
      <text:p text:style-name="Normal">113),</text:p>
      <text:p text:style-name="Normal">('repudiandae nesciunt facilis',</text:p>
      <text:p text:style-name="Normal">52,</text:p>
      <text:p text:style-name="Normal">113),</text:p>
      <text:p text:style-name="Normal">('cupiditate modi ex',</text:p>
      <text:p text:style-name="Normal">54,</text:p>
      <text:p text:style-name="Normal">113),</text:p>
      <text:p text:style-name="Normal">('enim reprehenderit odit',</text:p>
      <text:p text:style-name="Normal">55,</text:p>
      <text:p text:style-name="Normal">113),</text:p>
      <text:p text:style-name="Normal">('quis nemo sunt',</text:p>
      <text:p text:style-name="Normal">56,</text:p>
      <text:p text:style-name="Normal">113),</text:p>
      <text:p text:style-name="Normal">('odio et modi',</text:p>
      <text:p text:style-name="Normal">57,</text:p>
      <text:p text:style-name="Normal">113),</text:p>
      <text:p text:style-name="Normal">('amet corrupti dolor',</text:p>
      <text:p text:style-name="Normal">63,</text:p>
      <text:p text:style-name="Normal">113),</text:p>
      <text:p text:style-name="Normal">('architecto ea eum',</text:p>
      <text:p text:style-name="Normal">66,</text:p>
      <text:p text:style-name="Normal">113),</text:p>
      <text:p text:style-name="Normal">('hic sapiente quo',</text:p>
      <text:p text:style-name="Normal">67,</text:p>
      <text:soft-page-break/>
      <text:p text:style-name="Normal">113),</text:p>
      <text:p text:style-name="Normal">('in autem debitis',</text:p>
      <text:p text:style-name="Normal">70,</text:p>
      <text:p text:style-name="Normal">113),</text:p>
      <text:p text:style-name="Normal">('quia voluptas labore',</text:p>
      <text:p text:style-name="Normal">71,</text:p>
      <text:p text:style-name="Normal">113),</text:p>
      <text:p text:style-name="Normal">('optio accusantium dolores',</text:p>
      <text:p text:style-name="Normal">75,</text:p>
      <text:p text:style-name="Normal">113),</text:p>
      <text:p text:style-name="Normal">('omnis eveniet occaecati',</text:p>
      <text:p text:style-name="Normal">76,</text:p>
      <text:p text:style-name="Normal">113),</text:p>
      <text:p text:style-name="Normal">('magnam asperiores rerum',</text:p>
      <text:p text:style-name="Normal">78,</text:p>
      <text:p text:style-name="Normal">113),</text:p>
      <text:p text:style-name="Normal">('ea non eos',</text:p>
      <text:p text:style-name="Normal">79,</text:p>
      <text:p text:style-name="Normal">113),</text:p>
      <text:p text:style-name="Normal">('rerum officia explicabo',</text:p>
      <text:p text:style-name="Normal">91,</text:p>
      <text:p text:style-name="Normal">113),</text:p>
      <text:p text:style-name="Normal">('voluptatem libero consequatur',</text:p>
      <text:p text:style-name="Normal">94,</text:p>
      <text:p text:style-name="Normal">113),</text:p>
      <text:p text:style-name="Normal">('magnam ullam nemo',</text:p>
      <text:p text:style-name="Normal">96,</text:p>
      <text:p text:style-name="Normal">113),</text:p>
      <text:p text:style-name="Normal">('quidem suscipit ratione',</text:p>
      <text:p text:style-name="Normal">99,</text:p>
      <text:p text:style-name="Normal">113),</text:p>
      <text:soft-page-break/>
      <text:p text:style-name="Normal">('unde est repellendus',</text:p>
      <text:p text:style-name="Normal">100,</text:p>
      <text:p text:style-name="Normal">113),</text:p>
      <text:p text:style-name="Normal">('porro quam ab',</text:p>
      <text:p text:style-name="Normal">4,</text:p>
      <text:p text:style-name="Normal">114),</text:p>
      <text:p text:style-name="Normal">('perferendis ullam omnis',</text:p>
      <text:p text:style-name="Normal">5,</text:p>
      <text:p text:style-name="Normal">114),</text:p>
      <text:p text:style-name="Normal">('incidunt numquam voluptatem',</text:p>
      <text:p text:style-name="Normal">11,</text:p>
      <text:p text:style-name="Normal">114),</text:p>
      <text:p text:style-name="Normal">('rerum corporis necessitatibus',</text:p>
      <text:p text:style-name="Normal">14,</text:p>
      <text:p text:style-name="Normal">114),</text:p>
      <text:p text:style-name="Normal">('odit nihil autem',</text:p>
      <text:p text:style-name="Normal">17,</text:p>
      <text:p text:style-name="Normal">114),</text:p>
      <text:p text:style-name="Normal">('quasi aut consequatur',</text:p>
      <text:p text:style-name="Normal">18,</text:p>
      <text:p text:style-name="Normal">114),</text:p>
      <text:p text:style-name="Normal">('laboriosam et nemo',</text:p>
      <text:p text:style-name="Normal">19,</text:p>
      <text:p text:style-name="Normal">114),</text:p>
      <text:p text:style-name="Normal">('nihil aliquam perspiciatis',</text:p>
      <text:p text:style-name="Normal">21,</text:p>
      <text:p text:style-name="Normal">114),</text:p>
      <text:p text:style-name="Normal">('ullam atque recusandae',</text:p>
      <text:p text:style-name="Normal">24,</text:p>
      <text:p text:style-name="Normal">114),</text:p>
      <text:p text:style-name="Normal">('qui qui et',</text:p>
      <text:soft-page-break/>
      <text:p text:style-name="Normal">33,</text:p>
      <text:p text:style-name="Normal">114),</text:p>
      <text:p text:style-name="Normal">('officia voluptatem voluptas',</text:p>
      <text:p text:style-name="Normal">36,</text:p>
      <text:p text:style-name="Normal">114),</text:p>
      <text:p text:style-name="Normal">('animi ut dolorum',</text:p>
      <text:p text:style-name="Normal">37,</text:p>
      <text:p text:style-name="Normal">114),</text:p>
      <text:p text:style-name="Normal">('sunt culpa deserunt',</text:p>
      <text:p text:style-name="Normal">40,</text:p>
      <text:p text:style-name="Normal">114),</text:p>
      <text:p text:style-name="Normal">('ut neque iure',</text:p>
      <text:p text:style-name="Normal">41,</text:p>
      <text:p text:style-name="Normal">114),</text:p>
      <text:p text:style-name="Normal">('ea temporibus quaerat',</text:p>
      <text:p text:style-name="Normal">54,</text:p>
      <text:p text:style-name="Normal">114),</text:p>
      <text:p text:style-name="Normal">('aut non saepe',</text:p>
      <text:p text:style-name="Normal">57,</text:p>
      <text:p text:style-name="Normal">114),</text:p>
      <text:p text:style-name="Normal">('ut vel aut',</text:p>
      <text:p text:style-name="Normal">63,</text:p>
      <text:p text:style-name="Normal">114),</text:p>
      <text:p text:style-name="Normal">('rerum vel nulla',</text:p>
      <text:p text:style-name="Normal">66,</text:p>
      <text:p text:style-name="Normal">114),</text:p>
      <text:p text:style-name="Normal">('blanditiis quo perferendis',</text:p>
      <text:p text:style-name="Normal">70,</text:p>
      <text:p text:style-name="Normal">114),</text:p>
      <text:p text:style-name="Normal">('eius aperiam ea',</text:p>
      <text:p text:style-name="Normal">71,</text:p>
      <text:soft-page-break/>
      <text:p text:style-name="Normal">114),</text:p>
      <text:p text:style-name="Normal">('quia rerum eveniet',</text:p>
      <text:p text:style-name="Normal">75,</text:p>
      <text:p text:style-name="Normal">114),</text:p>
      <text:p text:style-name="Normal">('provident beatae quidem',</text:p>
      <text:p text:style-name="Normal">76,</text:p>
      <text:p text:style-name="Normal">114),</text:p>
      <text:p text:style-name="Normal">('distinctio reprehenderit sint',</text:p>
      <text:p text:style-name="Normal">82,</text:p>
      <text:p text:style-name="Normal">114),</text:p>
      <text:p text:style-name="Normal">('aliquam fugiat error',</text:p>
      <text:p text:style-name="Normal">91,</text:p>
      <text:p text:style-name="Normal">114),</text:p>
      <text:p text:style-name="Normal">('amet consequatur minus',</text:p>
      <text:p text:style-name="Normal">92,</text:p>
      <text:p text:style-name="Normal">114),</text:p>
      <text:p text:style-name="Normal">('modi soluta beatae',</text:p>
      <text:p text:style-name="Normal">94,</text:p>
      <text:p text:style-name="Normal">114),</text:p>
      <text:p text:style-name="Normal">('dolorum iste dolor',</text:p>
      <text:p text:style-name="Normal">4,</text:p>
      <text:p text:style-name="Normal">115),</text:p>
      <text:p text:style-name="Normal">('debitis commodi laudantium',</text:p>
      <text:p text:style-name="Normal">5,</text:p>
      <text:p text:style-name="Normal">115),</text:p>
      <text:p text:style-name="Normal">('facere ut consequatur',</text:p>
      <text:p text:style-name="Normal">14,</text:p>
      <text:p text:style-name="Normal">115),</text:p>
      <text:p text:style-name="Normal">('at ut unde',</text:p>
      <text:p text:style-name="Normal">17,</text:p>
      <text:p text:style-name="Normal">115),</text:p>
      <text:soft-page-break/>
      <text:p text:style-name="Normal">('aperiam nihil possimus',</text:p>
      <text:p text:style-name="Normal">21,</text:p>
      <text:p text:style-name="Normal">115),</text:p>
      <text:p text:style-name="Normal">('reiciendis est quae',</text:p>
      <text:p text:style-name="Normal">24,</text:p>
      <text:p text:style-name="Normal">115),</text:p>
      <text:p text:style-name="Normal">('sint alias accusantium',</text:p>
      <text:p text:style-name="Normal">26,</text:p>
      <text:p text:style-name="Normal">115),</text:p>
      <text:p text:style-name="Normal">('veritatis in beatae',</text:p>
      <text:p text:style-name="Normal">30,</text:p>
      <text:p text:style-name="Normal">115),</text:p>
      <text:p text:style-name="Normal">('id minima perspiciatis',</text:p>
      <text:p text:style-name="Normal">36,</text:p>
      <text:p text:style-name="Normal">115),</text:p>
      <text:p text:style-name="Normal">('rem harum et',</text:p>
      <text:p text:style-name="Normal">39,</text:p>
      <text:p text:style-name="Normal">115),</text:p>
      <text:p text:style-name="Normal">('eum optio eos',</text:p>
      <text:p text:style-name="Normal">40,</text:p>
      <text:p text:style-name="Normal">115),</text:p>
      <text:p text:style-name="Normal">('est voluptatem corporis',</text:p>
      <text:p text:style-name="Normal">41,</text:p>
      <text:p text:style-name="Normal">115),</text:p>
      <text:p text:style-name="Normal">('ut ullam quos',</text:p>
      <text:p text:style-name="Normal">44,</text:p>
      <text:p text:style-name="Normal">115),</text:p>
      <text:p text:style-name="Normal">('omnis voluptatum expedita',</text:p>
      <text:p text:style-name="Normal">54,</text:p>
      <text:p text:style-name="Normal">115),</text:p>
      <text:p text:style-name="Normal">('tempora excepturi quibusdam',</text:p>
      <text:soft-page-break/>
      <text:p text:style-name="Normal">57,</text:p>
      <text:p text:style-name="Normal">115),</text:p>
      <text:p text:style-name="Normal">('est eum et',</text:p>
      <text:p text:style-name="Normal">61,</text:p>
      <text:p text:style-name="Normal">115),</text:p>
      <text:p text:style-name="Normal">('ut sed amet',</text:p>
      <text:p text:style-name="Normal">62,</text:p>
      <text:p text:style-name="Normal">115),</text:p>
      <text:p text:style-name="Normal">('laborum illo consequatur',</text:p>
      <text:p text:style-name="Normal">65,</text:p>
      <text:p text:style-name="Normal">115),</text:p>
      <text:p text:style-name="Normal">('inventore et placeat',</text:p>
      <text:p text:style-name="Normal">66,</text:p>
      <text:p text:style-name="Normal">115),</text:p>
      <text:p text:style-name="Normal">('voluptatem maxime vitae',</text:p>
      <text:p text:style-name="Normal">67,</text:p>
      <text:p text:style-name="Normal">115),</text:p>
      <text:p text:style-name="Normal">('iste rem voluptatibus',</text:p>
      <text:p text:style-name="Normal">71,</text:p>
      <text:p text:style-name="Normal">115),</text:p>
      <text:p text:style-name="Normal">('consequuntur est maiores',</text:p>
      <text:p text:style-name="Normal">75,</text:p>
      <text:p text:style-name="Normal">115),</text:p>
      <text:p text:style-name="Normal">('aut atque soluta',</text:p>
      <text:p text:style-name="Normal">76,</text:p>
      <text:p text:style-name="Normal">115),</text:p>
      <text:p text:style-name="Normal">('ea nihil nobis',</text:p>
      <text:p text:style-name="Normal">78,</text:p>
      <text:p text:style-name="Normal">115),</text:p>
      <text:p text:style-name="Normal">('eos laborum ut',</text:p>
      <text:p text:style-name="Normal">82,</text:p>
      <text:soft-page-break/>
      <text:p text:style-name="Normal">115),</text:p>
      <text:p text:style-name="Normal">('aut doloremque animi',</text:p>
      <text:p text:style-name="Normal">84,</text:p>
      <text:p text:style-name="Normal">115),</text:p>
      <text:p text:style-name="Normal">('sint molestiae sapiente',</text:p>
      <text:p text:style-name="Normal">91,</text:p>
      <text:p text:style-name="Normal">115),</text:p>
      <text:p text:style-name="Normal">('earum minima in',</text:p>
      <text:p text:style-name="Normal">96,</text:p>
      <text:p text:style-name="Normal">115),</text:p>
      <text:p text:style-name="Normal">('deserunt atque rerum',</text:p>
      <text:p text:style-name="Normal">97,</text:p>
      <text:p text:style-name="Normal">115),</text:p>
      <text:p text:style-name="Normal">('placeat quis est',</text:p>
      <text:p text:style-name="Normal">99,</text:p>
      <text:p text:style-name="Normal">115),</text:p>
      <text:p text:style-name="Normal">('porro nihil libero',</text:p>
      <text:p text:style-name="Normal">100,</text:p>
      <text:p text:style-name="Normal">115),</text:p>
      <text:p text:style-name="Normal">('laudantium exercitationem rem',</text:p>
      <text:p text:style-name="Normal">5,</text:p>
      <text:p text:style-name="Normal">116),</text:p>
      <text:p text:style-name="Normal">('illum eum enim',</text:p>
      <text:p text:style-name="Normal">6,</text:p>
      <text:p text:style-name="Normal">116),</text:p>
      <text:p text:style-name="Normal">('natus explicabo aut',</text:p>
      <text:p text:style-name="Normal">10,</text:p>
      <text:p text:style-name="Normal">116),</text:p>
      <text:p text:style-name="Normal">('blanditiis consequatur sint',</text:p>
      <text:p text:style-name="Normal">12,</text:p>
      <text:p text:style-name="Normal">116),</text:p>
      <text:soft-page-break/>
      <text:p text:style-name="Normal">('laudantium sapiente fuga',</text:p>
      <text:p text:style-name="Normal">14,</text:p>
      <text:p text:style-name="Normal">116),</text:p>
      <text:p text:style-name="Normal">('maxime minus aut',</text:p>
      <text:p text:style-name="Normal">19,</text:p>
      <text:p text:style-name="Normal">116),</text:p>
      <text:p text:style-name="Normal">('nulla ipsam temporibus',</text:p>
      <text:p text:style-name="Normal">20,</text:p>
      <text:p text:style-name="Normal">116),</text:p>
      <text:p text:style-name="Normal">('facere quas ab',</text:p>
      <text:p text:style-name="Normal">21,</text:p>
      <text:p text:style-name="Normal">116),</text:p>
      <text:p text:style-name="Normal">('nihil perspiciatis omnis',</text:p>
      <text:p text:style-name="Normal">22,</text:p>
      <text:p text:style-name="Normal">116),</text:p>
      <text:p text:style-name="Normal">('beatae quis libero',</text:p>
      <text:p text:style-name="Normal">24,</text:p>
      <text:p text:style-name="Normal">116),</text:p>
      <text:p text:style-name="Normal">('voluptatem fugit et',</text:p>
      <text:p text:style-name="Normal">27,</text:p>
      <text:p text:style-name="Normal">116),</text:p>
      <text:p text:style-name="Normal">('consequatur quia adipisci',</text:p>
      <text:p text:style-name="Normal">28,</text:p>
      <text:p text:style-name="Normal">116),</text:p>
      <text:p text:style-name="Normal">('reiciendis expedita optio',</text:p>
      <text:p text:style-name="Normal">32,</text:p>
      <text:p text:style-name="Normal">116),</text:p>
      <text:p text:style-name="Normal">('dolores omnis est',</text:p>
      <text:p text:style-name="Normal">36,</text:p>
      <text:p text:style-name="Normal">116),</text:p>
      <text:p text:style-name="Normal">('non nisi deserunt',</text:p>
      <text:soft-page-break/>
      <text:p text:style-name="Normal">41,</text:p>
      <text:p text:style-name="Normal">116),</text:p>
      <text:p text:style-name="Normal">('sequi sed inventore',</text:p>
      <text:p text:style-name="Normal">46,</text:p>
      <text:p text:style-name="Normal">116),</text:p>
      <text:p text:style-name="Normal">('quam sint atque',</text:p>
      <text:p text:style-name="Normal">54,</text:p>
      <text:p text:style-name="Normal">116),</text:p>
      <text:p text:style-name="Normal">('est qui ratione',</text:p>
      <text:p text:style-name="Normal">56,</text:p>
      <text:p text:style-name="Normal">116),</text:p>
      <text:p text:style-name="Normal">('deleniti quisquam possimus',</text:p>
      <text:p text:style-name="Normal">57,</text:p>
      <text:p text:style-name="Normal">116),</text:p>
      <text:p text:style-name="Normal">('cupiditate praesentium magnam',</text:p>
      <text:p text:style-name="Normal">63,</text:p>
      <text:p text:style-name="Normal">116),</text:p>
      <text:p text:style-name="Normal">('pariatur mollitia accusantium',</text:p>
      <text:p text:style-name="Normal">66,</text:p>
      <text:p text:style-name="Normal">116),</text:p>
      <text:p text:style-name="Normal">('sequi delectus eaque',</text:p>
      <text:p text:style-name="Normal">69,</text:p>
      <text:p text:style-name="Normal">116),</text:p>
      <text:p text:style-name="Normal">('veniam enim natus',</text:p>
      <text:p text:style-name="Normal">71,</text:p>
      <text:p text:style-name="Normal">116),</text:p>
      <text:p text:style-name="Normal">('molestiae dolore unde',</text:p>
      <text:p text:style-name="Normal">73,</text:p>
      <text:p text:style-name="Normal">116),</text:p>
      <text:p text:style-name="Normal">('vero quibusdam eveniet',</text:p>
      <text:p text:style-name="Normal">75,</text:p>
      <text:soft-page-break/>
      <text:p text:style-name="Normal">116),</text:p>
      <text:p text:style-name="Normal">('rem aliquam voluptatum',</text:p>
      <text:p text:style-name="Normal">76,</text:p>
      <text:p text:style-name="Normal">116),</text:p>
      <text:p text:style-name="Normal">('accusamus ut consequuntur',</text:p>
      <text:p text:style-name="Normal">82,</text:p>
      <text:p text:style-name="Normal">116),</text:p>
      <text:p text:style-name="Normal">('ad esse minus',</text:p>
      <text:p text:style-name="Normal">85,</text:p>
      <text:p text:style-name="Normal">116),</text:p>
      <text:p text:style-name="Normal">('recusandae eligendi quia',</text:p>
      <text:p text:style-name="Normal">91,</text:p>
      <text:p text:style-name="Normal">116),</text:p>
      <text:p text:style-name="Normal">('nemo et omnis',</text:p>
      <text:p text:style-name="Normal">93,</text:p>
      <text:p text:style-name="Normal">116),</text:p>
      <text:p text:style-name="Normal">('dolore reprehenderit rem',</text:p>
      <text:p text:style-name="Normal">94,</text:p>
      <text:p text:style-name="Normal">116),</text:p>
      <text:p text:style-name="Normal">('totam ut ratione',</text:p>
      <text:p text:style-name="Normal">96,</text:p>
      <text:p text:style-name="Normal">116),</text:p>
      <text:p text:style-name="Normal">('hic quasi itaque',</text:p>
      <text:p text:style-name="Normal">100,</text:p>
      <text:p text:style-name="Normal">116),</text:p>
      <text:p text:style-name="Normal">('cumque molestiae soluta',</text:p>
      <text:p text:style-name="Normal">5,</text:p>
      <text:p text:style-name="Normal">117),</text:p>
      <text:p text:style-name="Normal">('tenetur officia non',</text:p>
      <text:p text:style-name="Normal">8,</text:p>
      <text:p text:style-name="Normal">117),</text:p>
      <text:soft-page-break/>
      <text:p text:style-name="Normal">('dolor labore a',</text:p>
      <text:p text:style-name="Normal">9,</text:p>
      <text:p text:style-name="Normal">117),</text:p>
      <text:p text:style-name="Normal">('totam doloremque voluptas',</text:p>
      <text:p text:style-name="Normal">14,</text:p>
      <text:p text:style-name="Normal">117),</text:p>
      <text:p text:style-name="Normal">('suscipit ut reprehenderit',</text:p>
      <text:p text:style-name="Normal">16,</text:p>
      <text:p text:style-name="Normal">117),</text:p>
      <text:p text:style-name="Normal">('occaecati quisquam consectetur',</text:p>
      <text:p text:style-name="Normal">21,</text:p>
      <text:p text:style-name="Normal">117),</text:p>
      <text:p text:style-name="Normal">('incidunt laudantium qui',</text:p>
      <text:p text:style-name="Normal">24,</text:p>
      <text:p text:style-name="Normal">117),</text:p>
      <text:p text:style-name="Normal">('qui harum dolorem',</text:p>
      <text:p text:style-name="Normal">26,</text:p>
      <text:p text:style-name="Normal">117),</text:p>
      <text:p text:style-name="Normal">('aliquam accusantium voluptas',</text:p>
      <text:p text:style-name="Normal">35,</text:p>
      <text:p text:style-name="Normal">117),</text:p>
      <text:p text:style-name="Normal">('rerum ut rerum',</text:p>
      <text:p text:style-name="Normal">36,</text:p>
      <text:p text:style-name="Normal">117),</text:p>
      <text:p text:style-name="Normal">('consequatur dolorum beatae',</text:p>
      <text:p text:style-name="Normal">37,</text:p>
      <text:p text:style-name="Normal">117),</text:p>
      <text:p text:style-name="Normal">('voluptatibus soluta ipsam',</text:p>
      <text:p text:style-name="Normal">41,</text:p>
      <text:p text:style-name="Normal">117),</text:p>
      <text:p text:style-name="Normal">('quaerat nihil qui',</text:p>
      <text:soft-page-break/>
      <text:p text:style-name="Normal">50,</text:p>
      <text:p text:style-name="Normal">117),</text:p>
      <text:p text:style-name="Normal">('doloribus aut autem',</text:p>
      <text:p text:style-name="Normal">52,</text:p>
      <text:p text:style-name="Normal">117),</text:p>
      <text:p text:style-name="Normal">('soluta alias enim',</text:p>
      <text:p text:style-name="Normal">54,</text:p>
      <text:p text:style-name="Normal">117),</text:p>
      <text:p text:style-name="Normal">('aperiam et dolore',</text:p>
      <text:p text:style-name="Normal">55,</text:p>
      <text:p text:style-name="Normal">117),</text:p>
      <text:p text:style-name="Normal">('tenetur magnam impedit',</text:p>
      <text:p text:style-name="Normal">57,</text:p>
      <text:p text:style-name="Normal">117),</text:p>
      <text:p text:style-name="Normal">('repellendus accusantium magni',</text:p>
      <text:p text:style-name="Normal">65,</text:p>
      <text:p text:style-name="Normal">117),</text:p>
      <text:p text:style-name="Normal">('repellat iusto voluptates',</text:p>
      <text:p text:style-name="Normal">66,</text:p>
      <text:p text:style-name="Normal">117),</text:p>
      <text:p text:style-name="Normal">('sed culpa voluptatibus',</text:p>
      <text:p text:style-name="Normal">69,</text:p>
      <text:p text:style-name="Normal">117),</text:p>
      <text:p text:style-name="Normal">('eum cupiditate at',</text:p>
      <text:p text:style-name="Normal">71,</text:p>
      <text:p text:style-name="Normal">117),</text:p>
      <text:p text:style-name="Normal">('debitis eum fugiat',</text:p>
      <text:p text:style-name="Normal">73,</text:p>
      <text:p text:style-name="Normal">117),</text:p>
      <text:p text:style-name="Normal">('maxime perferendis illum',</text:p>
      <text:p text:style-name="Normal">75,</text:p>
      <text:soft-page-break/>
      <text:p text:style-name="Normal">117),</text:p>
      <text:p text:style-name="Normal">('ut aut facere',</text:p>
      <text:p text:style-name="Normal">76,</text:p>
      <text:p text:style-name="Normal">117),</text:p>
      <text:p text:style-name="Normal">('nisi voluptas iure',</text:p>
      <text:p text:style-name="Normal">91,</text:p>
      <text:p text:style-name="Normal">117),</text:p>
      <text:p text:style-name="Normal">('non iusto non',</text:p>
      <text:p text:style-name="Normal">92,</text:p>
      <text:p text:style-name="Normal">117),</text:p>
      <text:p text:style-name="Normal">('distinctio ut enim',</text:p>
      <text:p text:style-name="Normal">97,</text:p>
      <text:p text:style-name="Normal">117),</text:p>
      <text:p text:style-name="Normal">('repellat quod natus',</text:p>
      <text:p text:style-name="Normal">3,</text:p>
      <text:p text:style-name="Normal">118),</text:p>
      <text:p text:style-name="Normal">('qui quo possimus',</text:p>
      <text:p text:style-name="Normal">4,</text:p>
      <text:p text:style-name="Normal">118),</text:p>
      <text:p text:style-name="Normal">('quasi rerum dignissimos',</text:p>
      <text:p text:style-name="Normal">5,</text:p>
      <text:p text:style-name="Normal">118),</text:p>
      <text:p text:style-name="Normal">('autem perferendis quidem',</text:p>
      <text:p text:style-name="Normal">10,</text:p>
      <text:p text:style-name="Normal">118),</text:p>
      <text:p text:style-name="Normal">('consequatur praesentium odit',</text:p>
      <text:p text:style-name="Normal">11,</text:p>
      <text:p text:style-name="Normal">118),</text:p>
      <text:p text:style-name="Normal">('voluptatibus quia quidem',</text:p>
      <text:p text:style-name="Normal">14,</text:p>
      <text:p text:style-name="Normal">118),</text:p>
      <text:soft-page-break/>
      <text:p text:style-name="Normal">('reiciendis dolores qui',</text:p>
      <text:p text:style-name="Normal">15,</text:p>
      <text:p text:style-name="Normal">118),</text:p>
      <text:p text:style-name="Normal">('sit dolorum soluta',</text:p>
      <text:p text:style-name="Normal">20,</text:p>
      <text:p text:style-name="Normal">118),</text:p>
      <text:p text:style-name="Normal">('sint quos voluptas',</text:p>
      <text:p text:style-name="Normal">21,</text:p>
      <text:p text:style-name="Normal">118),</text:p>
      <text:p text:style-name="Normal">('porro occaecati perspiciatis',</text:p>
      <text:p text:style-name="Normal">22,</text:p>
      <text:p text:style-name="Normal">118),</text:p>
      <text:p text:style-name="Normal">('voluptatem vero laborum',</text:p>
      <text:p text:style-name="Normal">24,</text:p>
      <text:p text:style-name="Normal">118),</text:p>
      <text:p text:style-name="Normal">('eligendi nemo veniam',</text:p>
      <text:p text:style-name="Normal">27,</text:p>
      <text:p text:style-name="Normal">118),</text:p>
      <text:p text:style-name="Normal">('aperiam est nulla',</text:p>
      <text:p text:style-name="Normal">28,</text:p>
      <text:p text:style-name="Normal">118),</text:p>
      <text:p text:style-name="Normal">('consectetur ut iure',</text:p>
      <text:p text:style-name="Normal">30,</text:p>
      <text:p text:style-name="Normal">118),</text:p>
      <text:p text:style-name="Normal">('quis eligendi magnam',</text:p>
      <text:p text:style-name="Normal">31,</text:p>
      <text:p text:style-name="Normal">118),</text:p>
      <text:p text:style-name="Normal">('nemo qui nihil',</text:p>
      <text:p text:style-name="Normal">33,</text:p>
      <text:p text:style-name="Normal">118),</text:p>
      <text:p text:style-name="Normal">('omnis distinctio saepe',</text:p>
      <text:soft-page-break/>
      <text:p text:style-name="Normal">36,</text:p>
      <text:p text:style-name="Normal">118),</text:p>
      <text:p text:style-name="Normal">('nisi debitis nostrum',</text:p>
      <text:p text:style-name="Normal">37,</text:p>
      <text:p text:style-name="Normal">118),</text:p>
      <text:p text:style-name="Normal">('eligendi ipsam aut',</text:p>
      <text:p text:style-name="Normal">41,</text:p>
      <text:p text:style-name="Normal">118),</text:p>
      <text:p text:style-name="Normal">('mollitia nihil et',</text:p>
      <text:p text:style-name="Normal">42,</text:p>
      <text:p text:style-name="Normal">118),</text:p>
      <text:p text:style-name="Normal">('quaerat qui aut',</text:p>
      <text:p text:style-name="Normal">54,</text:p>
      <text:p text:style-name="Normal">118),</text:p>
      <text:p text:style-name="Normal">('tenetur veritatis sed',</text:p>
      <text:p text:style-name="Normal">56,</text:p>
      <text:p text:style-name="Normal">118),</text:p>
      <text:p text:style-name="Normal">('quia consequatur minima',</text:p>
      <text:p text:style-name="Normal">57,</text:p>
      <text:p text:style-name="Normal">118),</text:p>
      <text:p text:style-name="Normal">('fuga ut occaecati',</text:p>
      <text:p text:style-name="Normal">63,</text:p>
      <text:p text:style-name="Normal">118),</text:p>
      <text:p text:style-name="Normal">('corporis enim amet',</text:p>
      <text:p text:style-name="Normal">65,</text:p>
      <text:p text:style-name="Normal">118),</text:p>
      <text:p text:style-name="Normal">('aut vel et',</text:p>
      <text:p text:style-name="Normal">66,</text:p>
      <text:p text:style-name="Normal">118),</text:p>
      <text:p text:style-name="Normal">('ut cum est',</text:p>
      <text:p text:style-name="Normal">71,</text:p>
      <text:soft-page-break/>
      <text:p text:style-name="Normal">118),</text:p>
      <text:p text:style-name="Normal">('odio dolor eveniet',</text:p>
      <text:p text:style-name="Normal">72,</text:p>
      <text:p text:style-name="Normal">118),</text:p>
      <text:p text:style-name="Normal">('est qui a',</text:p>
      <text:p text:style-name="Normal">75,</text:p>
      <text:p text:style-name="Normal">118),</text:p>
      <text:p text:style-name="Normal">('ut eaque non',</text:p>
      <text:p text:style-name="Normal">76,</text:p>
      <text:p text:style-name="Normal">118),</text:p>
      <text:p text:style-name="Normal">('ad aut voluptatem',</text:p>
      <text:p text:style-name="Normal">84,</text:p>
      <text:p text:style-name="Normal">118),</text:p>
      <text:p text:style-name="Normal">('cupiditate fugit quia',</text:p>
      <text:p text:style-name="Normal">91,</text:p>
      <text:p text:style-name="Normal">118),</text:p>
      <text:p text:style-name="Normal">('odio eveniet voluptatum',</text:p>
      <text:p text:style-name="Normal">92,</text:p>
      <text:p text:style-name="Normal">118),</text:p>
      <text:p text:style-name="Normal">('quo qui velit',</text:p>
      <text:p text:style-name="Normal">93,</text:p>
      <text:p text:style-name="Normal">118),</text:p>
      <text:p text:style-name="Normal">('inventore voluptates sit',</text:p>
      <text:p text:style-name="Normal">97,</text:p>
      <text:p text:style-name="Normal">118),</text:p>
      <text:p text:style-name="Normal">('quia et est',</text:p>
      <text:p text:style-name="Normal">5,</text:p>
      <text:p text:style-name="Normal">119),</text:p>
      <text:p text:style-name="Normal">('velit magnam sit',</text:p>
      <text:p text:style-name="Normal">8,</text:p>
      <text:p text:style-name="Normal">119),</text:p>
      <text:soft-page-break/>
      <text:p text:style-name="Normal">('eaque beatae nostrum',</text:p>
      <text:p text:style-name="Normal">9,</text:p>
      <text:p text:style-name="Normal">119),</text:p>
      <text:p text:style-name="Normal">('dolores illo odit',</text:p>
      <text:p text:style-name="Normal">10,</text:p>
      <text:p text:style-name="Normal">119),</text:p>
      <text:p text:style-name="Normal">('voluptatem nemo deleniti',</text:p>
      <text:p text:style-name="Normal">12,</text:p>
      <text:p text:style-name="Normal">119),</text:p>
      <text:p text:style-name="Normal">('occaecati fugiat voluptates',</text:p>
      <text:p text:style-name="Normal">13,</text:p>
      <text:p text:style-name="Normal">119),</text:p>
      <text:p text:style-name="Normal">('voluptates dolores placeat',</text:p>
      <text:p text:style-name="Normal">14,</text:p>
      <text:p text:style-name="Normal">119),</text:p>
      <text:p text:style-name="Normal">('ipsum nostrum voluptatem',</text:p>
      <text:p text:style-name="Normal">16,</text:p>
      <text:p text:style-name="Normal">119),</text:p>
      <text:p text:style-name="Normal">('corrupti eum porro',</text:p>
      <text:p text:style-name="Normal">17,</text:p>
      <text:p text:style-name="Normal">119),</text:p>
      <text:p text:style-name="Normal">('veritatis ea id',</text:p>
      <text:p text:style-name="Normal">19,</text:p>
      <text:p text:style-name="Normal">119),</text:p>
      <text:p text:style-name="Normal">('commodi delectus excepturi',</text:p>
      <text:p text:style-name="Normal">21,</text:p>
      <text:p text:style-name="Normal">119),</text:p>
      <text:p text:style-name="Normal">('perspiciatis et rerum',</text:p>
      <text:p text:style-name="Normal">24,</text:p>
      <text:p text:style-name="Normal">119),</text:p>
      <text:p text:style-name="Normal">('ut ut corrupti',</text:p>
      <text:soft-page-break/>
      <text:p text:style-name="Normal">26,</text:p>
      <text:p text:style-name="Normal">119),</text:p>
      <text:p text:style-name="Normal">('enim consequuntur enim',</text:p>
      <text:p text:style-name="Normal">36,</text:p>
      <text:p text:style-name="Normal">119),</text:p>
      <text:p text:style-name="Normal">('qui repellat earum',</text:p>
      <text:p text:style-name="Normal">41,</text:p>
      <text:p text:style-name="Normal">119),</text:p>
      <text:p text:style-name="Normal">('error officiis aliquid',</text:p>
      <text:p text:style-name="Normal">43,</text:p>
      <text:p text:style-name="Normal">119),</text:p>
      <text:p text:style-name="Normal">('cupiditate omnis quasi',</text:p>
      <text:p text:style-name="Normal">54,</text:p>
      <text:p text:style-name="Normal">119),</text:p>
      <text:p text:style-name="Normal">('explicabo pariatur soluta',</text:p>
      <text:p text:style-name="Normal">57,</text:p>
      <text:p text:style-name="Normal">119),</text:p>
      <text:p text:style-name="Normal">('labore quibusdam sed',</text:p>
      <text:p text:style-name="Normal">66,</text:p>
      <text:p text:style-name="Normal">119),</text:p>
      <text:p text:style-name="Normal">('magni dolor eveniet',</text:p>
      <text:p text:style-name="Normal">71,</text:p>
      <text:p text:style-name="Normal">119),</text:p>
      <text:p text:style-name="Normal">('voluptatem sit dicta',</text:p>
      <text:p text:style-name="Normal">75,</text:p>
      <text:p text:style-name="Normal">119),</text:p>
      <text:p text:style-name="Normal">('ut consequatur eius',</text:p>
      <text:p text:style-name="Normal">76,</text:p>
      <text:p text:style-name="Normal">119),</text:p>
      <text:p text:style-name="Normal">('dolorem esse maiores',</text:p>
      <text:p text:style-name="Normal">79,</text:p>
      <text:soft-page-break/>
      <text:p text:style-name="Normal">119),</text:p>
      <text:p text:style-name="Normal">('nam iusto omnis',</text:p>
      <text:p text:style-name="Normal">91,</text:p>
      <text:p text:style-name="Normal">119),</text:p>
      <text:p text:style-name="Normal">('voluptatem quam ut',</text:p>
      <text:p text:style-name="Normal">92,</text:p>
      <text:p text:style-name="Normal">119),</text:p>
      <text:p text:style-name="Normal">('similique at nulla',</text:p>
      <text:p text:style-name="Normal">93,</text:p>
      <text:p text:style-name="Normal">119),</text:p>
      <text:p text:style-name="Normal">('eligendi eum ab',</text:p>
      <text:p text:style-name="Normal">95,</text:p>
      <text:p text:style-name="Normal">119),</text:p>
      <text:p text:style-name="Normal">('et occaecati odit',</text:p>
      <text:p text:style-name="Normal">99,</text:p>
      <text:p text:style-name="Normal">119),</text:p>
      <text:p text:style-name="Normal">('delectus corrupti sunt',</text:p>
      <text:p text:style-name="Normal">4,</text:p>
      <text:p text:style-name="Normal">120),</text:p>
      <text:p text:style-name="Normal">('ea sit harum',</text:p>
      <text:p text:style-name="Normal">5,</text:p>
      <text:p text:style-name="Normal">120),</text:p>
      <text:p text:style-name="Normal">('et exercitationem harum',</text:p>
      <text:p text:style-name="Normal">10,</text:p>
      <text:p text:style-name="Normal">120),</text:p>
      <text:p text:style-name="Normal">('voluptatem dolore error',</text:p>
      <text:p text:style-name="Normal">14,</text:p>
      <text:p text:style-name="Normal">120),</text:p>
      <text:p text:style-name="Normal">('asperiores rerum vel',</text:p>
      <text:p text:style-name="Normal">18,</text:p>
      <text:p text:style-name="Normal">120),</text:p>
      <text:soft-page-break/>
      <text:p text:style-name="Normal">('labore enim mollitia',</text:p>
      <text:p text:style-name="Normal">21,</text:p>
      <text:p text:style-name="Normal">120),</text:p>
      <text:p text:style-name="Normal">('veritatis sunt omnis',</text:p>
      <text:p text:style-name="Normal">24,</text:p>
      <text:p text:style-name="Normal">120),</text:p>
      <text:p text:style-name="Normal">('eaque consectetur est',</text:p>
      <text:p text:style-name="Normal">36,</text:p>
      <text:p text:style-name="Normal">120),</text:p>
      <text:p text:style-name="Normal">('voluptate quod fugiat',</text:p>
      <text:p text:style-name="Normal">38,</text:p>
      <text:p text:style-name="Normal">120),</text:p>
      <text:p text:style-name="Normal">('praesentium sequi sint',</text:p>
      <text:p text:style-name="Normal">40,</text:p>
      <text:p text:style-name="Normal">120),</text:p>
      <text:p text:style-name="Normal">('est illum quo',</text:p>
      <text:p text:style-name="Normal">41,</text:p>
      <text:p text:style-name="Normal">120),</text:p>
      <text:p text:style-name="Normal">('dolor ratione illum',</text:p>
      <text:p text:style-name="Normal">42,</text:p>
      <text:p text:style-name="Normal">120),</text:p>
      <text:p text:style-name="Normal">('in officiis dicta',</text:p>
      <text:p text:style-name="Normal">43,</text:p>
      <text:p text:style-name="Normal">120),</text:p>
      <text:p text:style-name="Normal">('qui sit nihil',</text:p>
      <text:p text:style-name="Normal">44,</text:p>
      <text:p text:style-name="Normal">120),</text:p>
      <text:p text:style-name="Normal">('sit molestias voluptatem',</text:p>
      <text:p text:style-name="Normal">48,</text:p>
      <text:p text:style-name="Normal">120),</text:p>
      <text:p text:style-name="Normal">('nemo nostrum delectus',</text:p>
      <text:soft-page-break/>
      <text:p text:style-name="Normal">54,</text:p>
      <text:p text:style-name="Normal">120),</text:p>
      <text:p text:style-name="Normal">('quo quia deleniti',</text:p>
      <text:p text:style-name="Normal">56,</text:p>
      <text:p text:style-name="Normal">120),</text:p>
      <text:p text:style-name="Normal">('sit eius explicabo',</text:p>
      <text:p text:style-name="Normal">57,</text:p>
      <text:p text:style-name="Normal">120),</text:p>
      <text:p text:style-name="Normal">('rerum et omnis',</text:p>
      <text:p text:style-name="Normal">65,</text:p>
      <text:p text:style-name="Normal">120),</text:p>
      <text:p text:style-name="Normal">('tenetur non et',</text:p>
      <text:p text:style-name="Normal">66,</text:p>
      <text:p text:style-name="Normal">120),</text:p>
      <text:p text:style-name="Normal">('commodi qui quis',</text:p>
      <text:p text:style-name="Normal">71,</text:p>
      <text:p text:style-name="Normal">120),</text:p>
      <text:p text:style-name="Normal">('error veniam qui',</text:p>
      <text:p text:style-name="Normal">72,</text:p>
      <text:p text:style-name="Normal">120),</text:p>
      <text:p text:style-name="Normal">('dolores perspiciatis aut',</text:p>
      <text:p text:style-name="Normal">75,</text:p>
      <text:p text:style-name="Normal">120),</text:p>
      <text:p text:style-name="Normal">('quidem asperiores temporibus',</text:p>
      <text:p text:style-name="Normal">76,</text:p>
      <text:p text:style-name="Normal">120),</text:p>
      <text:p text:style-name="Normal">('eum magnam et',</text:p>
      <text:p text:style-name="Normal">84,</text:p>
      <text:p text:style-name="Normal">120),</text:p>
      <text:p text:style-name="Normal">('vero aut assumenda',</text:p>
      <text:p text:style-name="Normal">85,</text:p>
      <text:soft-page-break/>
      <text:p text:style-name="Normal">120),</text:p>
      <text:p text:style-name="Normal">('nobis id in',</text:p>
      <text:p text:style-name="Normal">87,</text:p>
      <text:p text:style-name="Normal">120),</text:p>
      <text:p text:style-name="Normal">('velit et tenetur',</text:p>
      <text:p text:style-name="Normal">91,</text:p>
      <text:p text:style-name="Normal">120),</text:p>
      <text:p text:style-name="Normal">('architecto odio magni',</text:p>
      <text:p text:style-name="Normal">97,</text:p>
      <text:p text:style-name="Normal">120),</text:p>
      <text:p text:style-name="Normal">('veniam aliquid totam',</text:p>
      <text:p text:style-name="Normal">5,</text:p>
      <text:p text:style-name="Normal">121),</text:p>
      <text:p text:style-name="Normal">('accusantium id facere',</text:p>
      <text:p text:style-name="Normal">14,</text:p>
      <text:p text:style-name="Normal">121),</text:p>
      <text:p text:style-name="Normal">('provident et nam',</text:p>
      <text:p text:style-name="Normal">15,</text:p>
      <text:p text:style-name="Normal">121),</text:p>
      <text:p text:style-name="Normal">('in vel eum',</text:p>
      <text:p text:style-name="Normal">16,</text:p>
      <text:p text:style-name="Normal">121),</text:p>
      <text:p text:style-name="Normal">('mollitia enim expedita',</text:p>
      <text:p text:style-name="Normal">17,</text:p>
      <text:p text:style-name="Normal">121),</text:p>
      <text:p text:style-name="Normal">('sunt unde libero',</text:p>
      <text:p text:style-name="Normal">20,</text:p>
      <text:p text:style-name="Normal">121),</text:p>
      <text:p text:style-name="Normal">('cumque dolore voluptas',</text:p>
      <text:p text:style-name="Normal">21,</text:p>
      <text:p text:style-name="Normal">121),</text:p>
      <text:soft-page-break/>
      <text:p text:style-name="Normal">('nobis sequi illo',</text:p>
      <text:p text:style-name="Normal">22,</text:p>
      <text:p text:style-name="Normal">121),</text:p>
      <text:p text:style-name="Normal">('inventore dolor modi',</text:p>
      <text:p text:style-name="Normal">24,</text:p>
      <text:p text:style-name="Normal">121),</text:p>
      <text:p text:style-name="Normal">('qui eos soluta',</text:p>
      <text:p text:style-name="Normal">26,</text:p>
      <text:p text:style-name="Normal">121),</text:p>
      <text:p text:style-name="Normal">('ratione illum numquam',</text:p>
      <text:p text:style-name="Normal">27,</text:p>
      <text:p text:style-name="Normal">121),</text:p>
      <text:p text:style-name="Normal">('quia quia qui',</text:p>
      <text:p text:style-name="Normal">28,</text:p>
      <text:p text:style-name="Normal">121),</text:p>
      <text:p text:style-name="Normal">('non odit ullam',</text:p>
      <text:p text:style-name="Normal">30,</text:p>
      <text:p text:style-name="Normal">121),</text:p>
      <text:p text:style-name="Normal">('ipsa dicta ex',</text:p>
      <text:p text:style-name="Normal">36,</text:p>
      <text:p text:style-name="Normal">121),</text:p>
      <text:p text:style-name="Normal">('voluptatem et ducimus',</text:p>
      <text:p text:style-name="Normal">41,</text:p>
      <text:p text:style-name="Normal">121),</text:p>
      <text:p text:style-name="Normal">('et reiciendis necessitatibus',</text:p>
      <text:p text:style-name="Normal">54,</text:p>
      <text:p text:style-name="Normal">121),</text:p>
      <text:p text:style-name="Normal">('ut omnis tempore',</text:p>
      <text:p text:style-name="Normal">55,</text:p>
      <text:p text:style-name="Normal">121),</text:p>
      <text:p text:style-name="Normal">('nihil temporibus est',</text:p>
      <text:soft-page-break/>
      <text:p text:style-name="Normal">57,</text:p>
      <text:p text:style-name="Normal">121),</text:p>
      <text:p text:style-name="Normal">('fuga id enim',</text:p>
      <text:p text:style-name="Normal">60,</text:p>
      <text:p text:style-name="Normal">121),</text:p>
      <text:p text:style-name="Normal">('sint eius ut',</text:p>
      <text:p text:style-name="Normal">62,</text:p>
      <text:p text:style-name="Normal">121),</text:p>
      <text:p text:style-name="Normal">('tempore voluptate sed',</text:p>
      <text:p text:style-name="Normal">63,</text:p>
      <text:p text:style-name="Normal">121),</text:p>
      <text:p text:style-name="Normal">('sed excepturi rerum',</text:p>
      <text:p text:style-name="Normal">65,</text:p>
      <text:p text:style-name="Normal">121),</text:p>
      <text:p text:style-name="Normal">('tenetur qui doloremque',</text:p>
      <text:p text:style-name="Normal">66,</text:p>
      <text:p text:style-name="Normal">121),</text:p>
      <text:p text:style-name="Normal">('id placeat magnam',</text:p>
      <text:p text:style-name="Normal">71,</text:p>
      <text:p text:style-name="Normal">121),</text:p>
      <text:p text:style-name="Normal">('repudiandae officia ut',</text:p>
      <text:p text:style-name="Normal">75,</text:p>
      <text:p text:style-name="Normal">121),</text:p>
      <text:p text:style-name="Normal">('dolores rem eius',</text:p>
      <text:p text:style-name="Normal">76,</text:p>
      <text:p text:style-name="Normal">121),</text:p>
      <text:p text:style-name="Normal">('sint omnis similique',</text:p>
      <text:p text:style-name="Normal">78,</text:p>
      <text:p text:style-name="Normal">121),</text:p>
      <text:p text:style-name="Normal">('quia soluta est',</text:p>
      <text:p text:style-name="Normal">91,</text:p>
      <text:soft-page-break/>
      <text:p text:style-name="Normal">121),</text:p>
      <text:p text:style-name="Normal">('labore quibusdam suscipit',</text:p>
      <text:p text:style-name="Normal">92,</text:p>
      <text:p text:style-name="Normal">121),</text:p>
      <text:p text:style-name="Normal">('nobis ad dolor',</text:p>
      <text:p text:style-name="Normal">93,</text:p>
      <text:p text:style-name="Normal">121),</text:p>
      <text:p text:style-name="Normal">('delectus maiores sint',</text:p>
      <text:p text:style-name="Normal">100,</text:p>
      <text:p text:style-name="Normal">121),</text:p>
      <text:p text:style-name="Normal">('eaque aliquid esse',</text:p>
      <text:p text:style-name="Normal">2,</text:p>
      <text:p text:style-name="Normal">122),</text:p>
      <text:p text:style-name="Normal">('qui facere et',</text:p>
      <text:p text:style-name="Normal">5,</text:p>
      <text:p text:style-name="Normal">122),</text:p>
      <text:p text:style-name="Normal">('numquam ipsum voluptatem',</text:p>
      <text:p text:style-name="Normal">6,</text:p>
      <text:p text:style-name="Normal">122),</text:p>
      <text:p text:style-name="Normal">('harum et officiis',</text:p>
      <text:p text:style-name="Normal">11,</text:p>
      <text:p text:style-name="Normal">122),</text:p>
      <text:p text:style-name="Normal">('dolores qui aliquid',</text:p>
      <text:p text:style-name="Normal">14,</text:p>
      <text:p text:style-name="Normal">122),</text:p>
      <text:p text:style-name="Normal">('omnis dolor voluptatem',</text:p>
      <text:p text:style-name="Normal">16,</text:p>
      <text:p text:style-name="Normal">122),</text:p>
      <text:p text:style-name="Normal">('vel aspernatur blanditiis',</text:p>
      <text:p text:style-name="Normal">17,</text:p>
      <text:p text:style-name="Normal">122),</text:p>
      <text:soft-page-break/>
      <text:p text:style-name="Normal">('laboriosam at ratione',</text:p>
      <text:p text:style-name="Normal">21,</text:p>
      <text:p text:style-name="Normal">122),</text:p>
      <text:p text:style-name="Normal">('consequatur porro aut',</text:p>
      <text:p text:style-name="Normal">22,</text:p>
      <text:p text:style-name="Normal">122),</text:p>
      <text:p text:style-name="Normal">('qui soluta quod',</text:p>
      <text:p text:style-name="Normal">24,</text:p>
      <text:p text:style-name="Normal">122),</text:p>
      <text:p text:style-name="Normal">('voluptas adipisci facilis',</text:p>
      <text:p text:style-name="Normal">26,</text:p>
      <text:p text:style-name="Normal">122),</text:p>
      <text:p text:style-name="Normal">('qui asperiores facere',</text:p>
      <text:p text:style-name="Normal">35,</text:p>
      <text:p text:style-name="Normal">122),</text:p>
      <text:p text:style-name="Normal">('dolorem architecto iure',</text:p>
      <text:p text:style-name="Normal">36,</text:p>
      <text:p text:style-name="Normal">122),</text:p>
      <text:p text:style-name="Normal">('rem consequatur est',</text:p>
      <text:p text:style-name="Normal">39,</text:p>
      <text:p text:style-name="Normal">122),</text:p>
      <text:p text:style-name="Normal">('dignissimos nam asperiores',</text:p>
      <text:p text:style-name="Normal">41,</text:p>
      <text:p text:style-name="Normal">122),</text:p>
      <text:p text:style-name="Normal">('eum vel et',</text:p>
      <text:p text:style-name="Normal">48,</text:p>
      <text:p text:style-name="Normal">122),</text:p>
      <text:p text:style-name="Normal">('et consequatur harum',</text:p>
      <text:p text:style-name="Normal">52,</text:p>
      <text:p text:style-name="Normal">122),</text:p>
      <text:p text:style-name="Normal">('ut voluptate laborum',</text:p>
      <text:soft-page-break/>
      <text:p text:style-name="Normal">54,</text:p>
      <text:p text:style-name="Normal">122),</text:p>
      <text:p text:style-name="Normal">('ut delectus odio',</text:p>
      <text:p text:style-name="Normal">57,</text:p>
      <text:p text:style-name="Normal">122),</text:p>
      <text:p text:style-name="Normal">('consequuntur eos libero',</text:p>
      <text:p text:style-name="Normal">66,</text:p>
      <text:p text:style-name="Normal">122),</text:p>
      <text:p text:style-name="Normal">('eveniet eos velit',</text:p>
      <text:p text:style-name="Normal">71,</text:p>
      <text:p text:style-name="Normal">122),</text:p>
      <text:p text:style-name="Normal">('tempora nam ipsa',</text:p>
      <text:p text:style-name="Normal">75,</text:p>
      <text:p text:style-name="Normal">122),</text:p>
      <text:p text:style-name="Normal">('est unde vel',</text:p>
      <text:p text:style-name="Normal">76,</text:p>
      <text:p text:style-name="Normal">122),</text:p>
      <text:p text:style-name="Normal">('sint ipsam repudiandae',</text:p>
      <text:p text:style-name="Normal">84,</text:p>
      <text:p text:style-name="Normal">122),</text:p>
      <text:p text:style-name="Normal">('nihil repellat praesentium',</text:p>
      <text:p text:style-name="Normal">87,</text:p>
      <text:p text:style-name="Normal">122),</text:p>
      <text:p text:style-name="Normal">('voluptatum voluptate doloremque',</text:p>
      <text:p text:style-name="Normal">91,</text:p>
      <text:p text:style-name="Normal">122),</text:p>
      <text:p text:style-name="Normal">('repellat quod accusantium',</text:p>
      <text:p text:style-name="Normal">92,</text:p>
      <text:p text:style-name="Normal">122),</text:p>
      <text:p text:style-name="Normal">('quasi qui odit',</text:p>
      <text:p text:style-name="Normal">5,</text:p>
      <text:soft-page-break/>
      <text:p text:style-name="Normal">123),</text:p>
      <text:p text:style-name="Normal">('odit molestiae voluptatum',</text:p>
      <text:p text:style-name="Normal">8,</text:p>
      <text:p text:style-name="Normal">123),</text:p>
      <text:p text:style-name="Normal">('maxime corrupti nobis',</text:p>
      <text:p text:style-name="Normal">11,</text:p>
      <text:p text:style-name="Normal">123),</text:p>
      <text:p text:style-name="Normal">('at beatae nulla',</text:p>
      <text:p text:style-name="Normal">12,</text:p>
      <text:p text:style-name="Normal">123),</text:p>
      <text:p text:style-name="Normal">('ut aut magni',</text:p>
      <text:p text:style-name="Normal">14,</text:p>
      <text:p text:style-name="Normal">123),</text:p>
      <text:p text:style-name="Normal">('omnis aut sint',</text:p>
      <text:p text:style-name="Normal">15,</text:p>
      <text:p text:style-name="Normal">123),</text:p>
      <text:p text:style-name="Normal">('perspiciatis aut dolores',</text:p>
      <text:p text:style-name="Normal">19,</text:p>
      <text:p text:style-name="Normal">123),</text:p>
      <text:p text:style-name="Normal">('dolor suscipit aliquam',</text:p>
      <text:p text:style-name="Normal">21,</text:p>
      <text:p text:style-name="Normal">123),</text:p>
      <text:p text:style-name="Normal">('ducimus deserunt iure',</text:p>
      <text:p text:style-name="Normal">24,</text:p>
      <text:p text:style-name="Normal">123),</text:p>
      <text:p text:style-name="Normal">('qui in dolorem',</text:p>
      <text:p text:style-name="Normal">27,</text:p>
      <text:p text:style-name="Normal">123),</text:p>
      <text:p text:style-name="Normal">('laudantium accusantium et',</text:p>
      <text:p text:style-name="Normal">28,</text:p>
      <text:p text:style-name="Normal">123),</text:p>
      <text:soft-page-break/>
      <text:p text:style-name="Normal">('amet tenetur adipisci',</text:p>
      <text:p text:style-name="Normal">31,</text:p>
      <text:p text:style-name="Normal">123),</text:p>
      <text:p text:style-name="Normal">('deleniti dicta cum',</text:p>
      <text:p text:style-name="Normal">32,</text:p>
      <text:p text:style-name="Normal">123),</text:p>
      <text:p text:style-name="Normal">('placeat doloremque repellat',</text:p>
      <text:p text:style-name="Normal">33,</text:p>
      <text:p text:style-name="Normal">123),</text:p>
      <text:p text:style-name="Normal">('eveniet sit vero',</text:p>
      <text:p text:style-name="Normal">36,</text:p>
      <text:p text:style-name="Normal">123),</text:p>
      <text:p text:style-name="Normal">('necessitatibus dolor illo',</text:p>
      <text:p text:style-name="Normal">41,</text:p>
      <text:p text:style-name="Normal">123),</text:p>
      <text:p text:style-name="Normal">('voluptates et quidem',</text:p>
      <text:p text:style-name="Normal">50,</text:p>
      <text:p text:style-name="Normal">123),</text:p>
      <text:p text:style-name="Normal">('unde accusamus officiis',</text:p>
      <text:p text:style-name="Normal">54,</text:p>
      <text:p text:style-name="Normal">123),</text:p>
      <text:p text:style-name="Normal">('dolor dolorum cum',</text:p>
      <text:p text:style-name="Normal">57,</text:p>
      <text:p text:style-name="Normal">123),</text:p>
      <text:p text:style-name="Normal">('nihil aut eum',</text:p>
      <text:p text:style-name="Normal">60,</text:p>
      <text:p text:style-name="Normal">123),</text:p>
      <text:p text:style-name="Normal">('ducimus quam animi',</text:p>
      <text:p text:style-name="Normal">61,</text:p>
      <text:p text:style-name="Normal">123),</text:p>
      <text:p text:style-name="Normal">('est iste omnis',</text:p>
      <text:soft-page-break/>
      <text:p text:style-name="Normal">63,</text:p>
      <text:p text:style-name="Normal">123),</text:p>
      <text:p text:style-name="Normal">('sed sint pariatur',</text:p>
      <text:p text:style-name="Normal">66,</text:p>
      <text:p text:style-name="Normal">123),</text:p>
      <text:p text:style-name="Normal">('earum ipsa ut',</text:p>
      <text:p text:style-name="Normal">69,</text:p>
      <text:p text:style-name="Normal">123),</text:p>
      <text:p text:style-name="Normal">('qui molestias minima',</text:p>
      <text:p text:style-name="Normal">71,</text:p>
      <text:p text:style-name="Normal">123),</text:p>
      <text:p text:style-name="Normal">('sed eligendi ut',</text:p>
      <text:p text:style-name="Normal">75,</text:p>
      <text:p text:style-name="Normal">123),</text:p>
      <text:p text:style-name="Normal">('ipsa inventore rerum',</text:p>
      <text:p text:style-name="Normal">76,</text:p>
      <text:p text:style-name="Normal">123),</text:p>
      <text:p text:style-name="Normal">('eos hic perferendis',</text:p>
      <text:p text:style-name="Normal">84,</text:p>
      <text:p text:style-name="Normal">123),</text:p>
      <text:p text:style-name="Normal">('maxime deserunt pariatur',</text:p>
      <text:p text:style-name="Normal">91,</text:p>
      <text:p text:style-name="Normal">123),</text:p>
      <text:p text:style-name="Normal">('amet dolorem ut',</text:p>
      <text:p text:style-name="Normal">99,</text:p>
      <text:p text:style-name="Normal">123),</text:p>
      <text:p text:style-name="Normal">('est ut numquam',</text:p>
      <text:p text:style-name="Normal">100,</text:p>
      <text:p text:style-name="Normal">123),</text:p>
      <text:p text:style-name="Normal">('voluptas explicabo voluptas',</text:p>
      <text:p text:style-name="Normal">5,</text:p>
      <text:soft-page-break/>
      <text:p text:style-name="Normal">124),</text:p>
      <text:p text:style-name="Normal">('quaerat culpa quo',</text:p>
      <text:p text:style-name="Normal">6,</text:p>
      <text:p text:style-name="Normal">124),</text:p>
      <text:p text:style-name="Normal">('sunt asperiores quas',</text:p>
      <text:p text:style-name="Normal">9,</text:p>
      <text:p text:style-name="Normal">124),</text:p>
      <text:p text:style-name="Normal">('aliquid quis aliquid',</text:p>
      <text:p text:style-name="Normal">11,</text:p>
      <text:p text:style-name="Normal">124),</text:p>
      <text:p text:style-name="Normal">('modi in ut',</text:p>
      <text:p text:style-name="Normal">14,</text:p>
      <text:p text:style-name="Normal">124),</text:p>
      <text:p text:style-name="Normal">('quis et natus',</text:p>
      <text:p text:style-name="Normal">15,</text:p>
      <text:p text:style-name="Normal">124),</text:p>
      <text:p text:style-name="Normal">('iure repellendus sit',</text:p>
      <text:p text:style-name="Normal">18,</text:p>
      <text:p text:style-name="Normal">124),</text:p>
      <text:p text:style-name="Normal">('qui ullam reiciendis',</text:p>
      <text:p text:style-name="Normal">21,</text:p>
      <text:p text:style-name="Normal">124),</text:p>
      <text:p text:style-name="Normal">('tempore voluptatum reiciendis',</text:p>
      <text:p text:style-name="Normal">22,</text:p>
      <text:p text:style-name="Normal">124),</text:p>
      <text:p text:style-name="Normal">('eos qui odio',</text:p>
      <text:p text:style-name="Normal">24,</text:p>
      <text:p text:style-name="Normal">124),</text:p>
      <text:p text:style-name="Normal">('facilis qui excepturi',</text:p>
      <text:p text:style-name="Normal">28,</text:p>
      <text:p text:style-name="Normal">124),</text:p>
      <text:soft-page-break/>
      <text:p text:style-name="Normal">('placeat eos in',</text:p>
      <text:p text:style-name="Normal">33,</text:p>
      <text:p text:style-name="Normal">124),</text:p>
      <text:p text:style-name="Normal">('laborum saepe dolor',</text:p>
      <text:p text:style-name="Normal">35,</text:p>
      <text:p text:style-name="Normal">124),</text:p>
      <text:p text:style-name="Normal">('provident harum impedit',</text:p>
      <text:p text:style-name="Normal">36,</text:p>
      <text:p text:style-name="Normal">124),</text:p>
      <text:p text:style-name="Normal">('ipsam consequatur quibusdam',</text:p>
      <text:p text:style-name="Normal">38,</text:p>
      <text:p text:style-name="Normal">124),</text:p>
      <text:p text:style-name="Normal">('quis ipsam quas',</text:p>
      <text:p text:style-name="Normal">41,</text:p>
      <text:p text:style-name="Normal">124),</text:p>
      <text:p text:style-name="Normal">('mollitia fugiat officia',</text:p>
      <text:p text:style-name="Normal">43,</text:p>
      <text:p text:style-name="Normal">124),</text:p>
      <text:p text:style-name="Normal">('id id iste',</text:p>
      <text:p text:style-name="Normal">47,</text:p>
      <text:p text:style-name="Normal">124),</text:p>
      <text:p text:style-name="Normal">('aspernatur iusto vel',</text:p>
      <text:p text:style-name="Normal">54,</text:p>
      <text:p text:style-name="Normal">124),</text:p>
      <text:p text:style-name="Normal">('itaque non culpa',</text:p>
      <text:p text:style-name="Normal">55,</text:p>
      <text:p text:style-name="Normal">124),</text:p>
      <text:p text:style-name="Normal">('officia quo voluptatum',</text:p>
      <text:p text:style-name="Normal">56,</text:p>
      <text:p text:style-name="Normal">124),</text:p>
      <text:p text:style-name="Normal">('occaecati quod qui',</text:p>
      <text:soft-page-break/>
      <text:p text:style-name="Normal">57,</text:p>
      <text:p text:style-name="Normal">124),</text:p>
      <text:p text:style-name="Normal">('voluptatem suscipit quia',</text:p>
      <text:p text:style-name="Normal">63,</text:p>
      <text:p text:style-name="Normal">124),</text:p>
      <text:p text:style-name="Normal">('eos nisi nulla',</text:p>
      <text:p text:style-name="Normal">66,</text:p>
      <text:p text:style-name="Normal">124),</text:p>
      <text:p text:style-name="Normal">('molestiae ipsum doloremque',</text:p>
      <text:p text:style-name="Normal">69,</text:p>
      <text:p text:style-name="Normal">124),</text:p>
      <text:p text:style-name="Normal">('unde quod aspernatur',</text:p>
      <text:p text:style-name="Normal">71,</text:p>
      <text:p text:style-name="Normal">124),</text:p>
      <text:p text:style-name="Normal">('facere est mollitia',</text:p>
      <text:p text:style-name="Normal">75,</text:p>
      <text:p text:style-name="Normal">124),</text:p>
      <text:p text:style-name="Normal">('sequi id quo',</text:p>
      <text:p text:style-name="Normal">76,</text:p>
      <text:p text:style-name="Normal">124),</text:p>
      <text:p text:style-name="Normal">('accusantium aut eligendi',</text:p>
      <text:p text:style-name="Normal">91,</text:p>
      <text:p text:style-name="Normal">124),</text:p>
      <text:p text:style-name="Normal">('et accusamus quia',</text:p>
      <text:p text:style-name="Normal">92,</text:p>
      <text:p text:style-name="Normal">124),</text:p>
      <text:p text:style-name="Normal">('occaecati a nesciunt',</text:p>
      <text:p text:style-name="Normal">94,</text:p>
      <text:p text:style-name="Normal">124),</text:p>
      <text:p text:style-name="Normal">('autem tempore reiciendis',</text:p>
      <text:p text:style-name="Normal">97,</text:p>
      <text:soft-page-break/>
      <text:p text:style-name="Normal">124),</text:p>
      <text:p text:style-name="Normal">('dolorum ipsum voluptate',</text:p>
      <text:p text:style-name="Normal">100,</text:p>
      <text:p text:style-name="Normal">124),</text:p>
      <text:p text:style-name="Normal">('explicabo amet voluptatem',</text:p>
      <text:p text:style-name="Normal">5,</text:p>
      <text:p text:style-name="Normal">125),</text:p>
      <text:p text:style-name="Normal">('expedita possimus id',</text:p>
      <text:p text:style-name="Normal">14,</text:p>
      <text:p text:style-name="Normal">125),</text:p>
      <text:p text:style-name="Normal">('quo molestias consequatur',</text:p>
      <text:p text:style-name="Normal">17,</text:p>
      <text:p text:style-name="Normal">125),</text:p>
      <text:p text:style-name="Normal">('aliquam sed iure',</text:p>
      <text:p text:style-name="Normal">20,</text:p>
      <text:p text:style-name="Normal">125),</text:p>
      <text:p text:style-name="Normal">('aliquid ex aut',</text:p>
      <text:p text:style-name="Normal">21,</text:p>
      <text:p text:style-name="Normal">125),</text:p>
      <text:p text:style-name="Normal">('amet provident nam',</text:p>
      <text:p text:style-name="Normal">24,</text:p>
      <text:p text:style-name="Normal">125),</text:p>
      <text:p text:style-name="Normal">('explicabo ex vel',</text:p>
      <text:p text:style-name="Normal">30,</text:p>
      <text:p text:style-name="Normal">125),</text:p>
      <text:p text:style-name="Normal">('placeat magnam quasi',</text:p>
      <text:p text:style-name="Normal">36,</text:p>
      <text:p text:style-name="Normal">125),</text:p>
      <text:p text:style-name="Normal">('molestiae consequatur ut',</text:p>
      <text:p text:style-name="Normal">41,</text:p>
      <text:p text:style-name="Normal">125),</text:p>
      <text:soft-page-break/>
      <text:p text:style-name="Normal">('reiciendis ea sed',</text:p>
      <text:p text:style-name="Normal">43,</text:p>
      <text:p text:style-name="Normal">125),</text:p>
      <text:p text:style-name="Normal">('omnis sunt odio',</text:p>
      <text:p text:style-name="Normal">46,</text:p>
      <text:p text:style-name="Normal">125),</text:p>
      <text:p text:style-name="Normal">('est vitae non',</text:p>
      <text:p text:style-name="Normal">47,</text:p>
      <text:p text:style-name="Normal">125),</text:p>
      <text:p text:style-name="Normal">('in nihil doloremque',</text:p>
      <text:p text:style-name="Normal">54,</text:p>
      <text:p text:style-name="Normal">125),</text:p>
      <text:p text:style-name="Normal">('officia voluptatibus possimus',</text:p>
      <text:p text:style-name="Normal">56,</text:p>
      <text:p text:style-name="Normal">125),</text:p>
      <text:p text:style-name="Normal">('alias voluptas tempora',</text:p>
      <text:p text:style-name="Normal">57,</text:p>
      <text:p text:style-name="Normal">125),</text:p>
      <text:p text:style-name="Normal">('odio tempora dolore',</text:p>
      <text:p text:style-name="Normal">60,</text:p>
      <text:p text:style-name="Normal">125),</text:p>
      <text:p text:style-name="Normal">('occaecati praesentium dolores',</text:p>
      <text:p text:style-name="Normal">66,</text:p>
      <text:p text:style-name="Normal">125),</text:p>
      <text:p text:style-name="Normal">('tempore molestiae nisi',</text:p>
      <text:p text:style-name="Normal">67,</text:p>
      <text:p text:style-name="Normal">125),</text:p>
      <text:p text:style-name="Normal">('debitis hic et',</text:p>
      <text:p text:style-name="Normal">71,</text:p>
      <text:p text:style-name="Normal">125),</text:p>
      <text:p text:style-name="Normal">('omnis reprehenderit maiores',</text:p>
      <text:soft-page-break/>
      <text:p text:style-name="Normal">72,</text:p>
      <text:p text:style-name="Normal">125),</text:p>
      <text:p text:style-name="Normal">('aut sit eaque',</text:p>
      <text:p text:style-name="Normal">73,</text:p>
      <text:p text:style-name="Normal">125),</text:p>
      <text:p text:style-name="Normal">('in quasi provident',</text:p>
      <text:p text:style-name="Normal">75,</text:p>
      <text:p text:style-name="Normal">125),</text:p>
      <text:p text:style-name="Normal">('perspiciatis magni sequi',</text:p>
      <text:p text:style-name="Normal">76,</text:p>
      <text:p text:style-name="Normal">125),</text:p>
      <text:p text:style-name="Normal">('expedita enim sapiente',</text:p>
      <text:p text:style-name="Normal">82,</text:p>
      <text:p text:style-name="Normal">125),</text:p>
      <text:p text:style-name="Normal">('enim ab veniam',</text:p>
      <text:p text:style-name="Normal">91,</text:p>
      <text:p text:style-name="Normal">125),</text:p>
      <text:p text:style-name="Normal">('pariatur omnis fuga',</text:p>
      <text:p text:style-name="Normal">98,</text:p>
      <text:p text:style-name="Normal">125),</text:p>
      <text:p text:style-name="Normal">('aliquam repellendus sunt',</text:p>
      <text:p text:style-name="Normal">100,</text:p>
      <text:p text:style-name="Normal">125),</text:p>
      <text:p text:style-name="Normal">('cupiditate autem et',</text:p>
      <text:p text:style-name="Normal">4,</text:p>
      <text:p text:style-name="Normal">126),</text:p>
      <text:p text:style-name="Normal">('consequatur reiciendis modi',</text:p>
      <text:p text:style-name="Normal">5,</text:p>
      <text:p text:style-name="Normal">126),</text:p>
      <text:p text:style-name="Normal">('et sed omnis',</text:p>
      <text:p text:style-name="Normal">14,</text:p>
      <text:soft-page-break/>
      <text:p text:style-name="Normal">126),</text:p>
      <text:p text:style-name="Normal">('ut veniam iure',</text:p>
      <text:p text:style-name="Normal">16,</text:p>
      <text:p text:style-name="Normal">126),</text:p>
      <text:p text:style-name="Normal">('soluta provident est',</text:p>
      <text:p text:style-name="Normal">17,</text:p>
      <text:p text:style-name="Normal">126),</text:p>
      <text:p text:style-name="Normal">('asperiores sit impedit',</text:p>
      <text:p text:style-name="Normal">18,</text:p>
      <text:p text:style-name="Normal">126),</text:p>
      <text:p text:style-name="Normal">('ullam voluptas ut',</text:p>
      <text:p text:style-name="Normal">21,</text:p>
      <text:p text:style-name="Normal">126),</text:p>
      <text:p text:style-name="Normal">('aut non nihil',</text:p>
      <text:p text:style-name="Normal">24,</text:p>
      <text:p text:style-name="Normal">126),</text:p>
      <text:p text:style-name="Normal">('consequatur quis sequi',</text:p>
      <text:p text:style-name="Normal">26,</text:p>
      <text:p text:style-name="Normal">126),</text:p>
      <text:p text:style-name="Normal">('laudantium maiores est',</text:p>
      <text:p text:style-name="Normal">30,</text:p>
      <text:p text:style-name="Normal">126),</text:p>
      <text:p text:style-name="Normal">('quam praesentium incidunt',</text:p>
      <text:p text:style-name="Normal">32,</text:p>
      <text:p text:style-name="Normal">126),</text:p>
      <text:p text:style-name="Normal">('necessitatibus unde et',</text:p>
      <text:p text:style-name="Normal">36,</text:p>
      <text:p text:style-name="Normal">126),</text:p>
      <text:p text:style-name="Normal">('optio optio libero',</text:p>
      <text:p text:style-name="Normal">39,</text:p>
      <text:p text:style-name="Normal">126),</text:p>
      <text:soft-page-break/>
      <text:p text:style-name="Normal">('explicabo non illo',</text:p>
      <text:p text:style-name="Normal">40,</text:p>
      <text:p text:style-name="Normal">126),</text:p>
      <text:p text:style-name="Normal">('cupiditate eveniet voluptate',</text:p>
      <text:p text:style-name="Normal">41,</text:p>
      <text:p text:style-name="Normal">126),</text:p>
      <text:p text:style-name="Normal">('impedit blanditiis eos',</text:p>
      <text:p text:style-name="Normal">42,</text:p>
      <text:p text:style-name="Normal">126),</text:p>
      <text:p text:style-name="Normal">('ratione itaque assumenda',</text:p>
      <text:p text:style-name="Normal">43,</text:p>
      <text:p text:style-name="Normal">126),</text:p>
      <text:p text:style-name="Normal">('odit debitis ut',</text:p>
      <text:p text:style-name="Normal">50,</text:p>
      <text:p text:style-name="Normal">126),</text:p>
      <text:p text:style-name="Normal">('magni expedita harum',</text:p>
      <text:p text:style-name="Normal">54,</text:p>
      <text:p text:style-name="Normal">126),</text:p>
      <text:p text:style-name="Normal">('ex in voluptates',</text:p>
      <text:p text:style-name="Normal">56,</text:p>
      <text:p text:style-name="Normal">126),</text:p>
      <text:p text:style-name="Normal">('optio quae a',</text:p>
      <text:p text:style-name="Normal">57,</text:p>
      <text:p text:style-name="Normal">126),</text:p>
      <text:p text:style-name="Normal">('cum quaerat praesentium',</text:p>
      <text:p text:style-name="Normal">63,</text:p>
      <text:p text:style-name="Normal">126),</text:p>
      <text:p text:style-name="Normal">('adipisci odit repellendus',</text:p>
      <text:p text:style-name="Normal">66,</text:p>
      <text:p text:style-name="Normal">126),</text:p>
      <text:p text:style-name="Normal">('perferendis et molestiae',</text:p>
      <text:soft-page-break/>
      <text:p text:style-name="Normal">71,</text:p>
      <text:p text:style-name="Normal">126),</text:p>
      <text:p text:style-name="Normal">('soluta distinctio fugiat',</text:p>
      <text:p text:style-name="Normal">72,</text:p>
      <text:p text:style-name="Normal">126),</text:p>
      <text:p text:style-name="Normal">('quia dolor qui',</text:p>
      <text:p text:style-name="Normal">75,</text:p>
      <text:p text:style-name="Normal">126),</text:p>
      <text:p text:style-name="Normal">('architecto alias et',</text:p>
      <text:p text:style-name="Normal">76,</text:p>
      <text:p text:style-name="Normal">126),</text:p>
      <text:p text:style-name="Normal">('quia omnis qui',</text:p>
      <text:p text:style-name="Normal">91,</text:p>
      <text:p text:style-name="Normal">126),</text:p>
      <text:p text:style-name="Normal">('nihil optio porro',</text:p>
      <text:p text:style-name="Normal">92,</text:p>
      <text:p text:style-name="Normal">126),</text:p>
      <text:p text:style-name="Normal">('sint sit ducimus',</text:p>
      <text:p text:style-name="Normal">95,</text:p>
      <text:p text:style-name="Normal">126),</text:p>
      <text:p text:style-name="Normal">('fuga expedita rerum',</text:p>
      <text:p text:style-name="Normal">97,</text:p>
      <text:p text:style-name="Normal">126),</text:p>
      <text:p text:style-name="Normal">('in tempora repellat',</text:p>
      <text:p text:style-name="Normal">5,</text:p>
      <text:p text:style-name="Normal">127),</text:p>
      <text:p text:style-name="Normal">('minus autem magni',</text:p>
      <text:p text:style-name="Normal">12,</text:p>
      <text:p text:style-name="Normal">127),</text:p>
      <text:p text:style-name="Normal">('aut et autem',</text:p>
      <text:p text:style-name="Normal">14,</text:p>
      <text:soft-page-break/>
      <text:p text:style-name="Normal">127),</text:p>
      <text:p text:style-name="Normal">('consequatur id ad',</text:p>
      <text:p text:style-name="Normal">19,</text:p>
      <text:p text:style-name="Normal">127),</text:p>
      <text:p text:style-name="Normal">('ipsam tempora molestias',</text:p>
      <text:p text:style-name="Normal">21,</text:p>
      <text:p text:style-name="Normal">127),</text:p>
      <text:p text:style-name="Normal">('excepturi distinctio molestias',</text:p>
      <text:p text:style-name="Normal">22,</text:p>
      <text:p text:style-name="Normal">127),</text:p>
      <text:p text:style-name="Normal">('porro qui inventore',</text:p>
      <text:p text:style-name="Normal">24,</text:p>
      <text:p text:style-name="Normal">127),</text:p>
      <text:p text:style-name="Normal">('consequatur quaerat voluptates',</text:p>
      <text:p text:style-name="Normal">27,</text:p>
      <text:p text:style-name="Normal">127),</text:p>
      <text:p text:style-name="Normal">('praesentium sed error',</text:p>
      <text:p text:style-name="Normal">32,</text:p>
      <text:p text:style-name="Normal">127),</text:p>
      <text:p text:style-name="Normal">('repellendus possimus nostrum',</text:p>
      <text:p text:style-name="Normal">36,</text:p>
      <text:p text:style-name="Normal">127),</text:p>
      <text:p text:style-name="Normal">('dolor labore ut',</text:p>
      <text:p text:style-name="Normal">39,</text:p>
      <text:p text:style-name="Normal">127),</text:p>
      <text:p text:style-name="Normal">('ut ipsum dolor',</text:p>
      <text:p text:style-name="Normal">40,</text:p>
      <text:p text:style-name="Normal">127),</text:p>
      <text:p text:style-name="Normal">('id natus fugiat',</text:p>
      <text:p text:style-name="Normal">41,</text:p>
      <text:p text:style-name="Normal">127),</text:p>
      <text:soft-page-break/>
      <text:p text:style-name="Normal">('mollitia praesentium nihil',</text:p>
      <text:p text:style-name="Normal">43,</text:p>
      <text:p text:style-name="Normal">127),</text:p>
      <text:p text:style-name="Normal">('sit omnis repellendus',</text:p>
      <text:p text:style-name="Normal">47,</text:p>
      <text:p text:style-name="Normal">127),</text:p>
      <text:p text:style-name="Normal">('in possimus porro',</text:p>
      <text:p text:style-name="Normal">50,</text:p>
      <text:p text:style-name="Normal">127),</text:p>
      <text:p text:style-name="Normal">('dicta sit veniam',</text:p>
      <text:p text:style-name="Normal">54,</text:p>
      <text:p text:style-name="Normal">127),</text:p>
      <text:p text:style-name="Normal">('delectus autem maiores',</text:p>
      <text:p text:style-name="Normal">57,</text:p>
      <text:p text:style-name="Normal">127),</text:p>
      <text:p text:style-name="Normal">('nostrum quia amet',</text:p>
      <text:p text:style-name="Normal">61,</text:p>
      <text:p text:style-name="Normal">127),</text:p>
      <text:p text:style-name="Normal">('fugit modi repellendus',</text:p>
      <text:p text:style-name="Normal">66,</text:p>
      <text:p text:style-name="Normal">127),</text:p>
      <text:p text:style-name="Normal">('qui maiores voluptatibus',</text:p>
      <text:p text:style-name="Normal">67,</text:p>
      <text:p text:style-name="Normal">127),</text:p>
      <text:p text:style-name="Normal">('sunt ea et',</text:p>
      <text:p text:style-name="Normal">71,</text:p>
      <text:p text:style-name="Normal">127),</text:p>
      <text:p text:style-name="Normal">('ut aspernatur quis',</text:p>
      <text:p text:style-name="Normal">73,</text:p>
      <text:p text:style-name="Normal">127),</text:p>
      <text:p text:style-name="Normal">('est dolorum dicta',</text:p>
      <text:soft-page-break/>
      <text:p text:style-name="Normal">75,</text:p>
      <text:p text:style-name="Normal">127),</text:p>
      <text:p text:style-name="Normal">('accusamus dolores laudantium',</text:p>
      <text:p text:style-name="Normal">76,</text:p>
      <text:p text:style-name="Normal">127),</text:p>
      <text:p text:style-name="Normal">('accusamus voluptatum aspernatur',</text:p>
      <text:p text:style-name="Normal">84,</text:p>
      <text:p text:style-name="Normal">127),</text:p>
      <text:p text:style-name="Normal">('iusto consequatur quia',</text:p>
      <text:p text:style-name="Normal">87,</text:p>
      <text:p text:style-name="Normal">127),</text:p>
      <text:p text:style-name="Normal">('et molestiae in',</text:p>
      <text:p text:style-name="Normal">91,</text:p>
      <text:p text:style-name="Normal">127),</text:p>
      <text:p text:style-name="Normal">('atque in consequatur',</text:p>
      <text:p text:style-name="Normal">92,</text:p>
      <text:p text:style-name="Normal">127),</text:p>
      <text:p text:style-name="Normal">('illum sapiente et',</text:p>
      <text:p text:style-name="Normal">96,</text:p>
      <text:p text:style-name="Normal">127),</text:p>
      <text:p text:style-name="Normal">('nulla deleniti laborum',</text:p>
      <text:p text:style-name="Normal">3,</text:p>
      <text:p text:style-name="Normal">128),</text:p>
      <text:p text:style-name="Normal">('molestiae debitis deserunt',</text:p>
      <text:p text:style-name="Normal">4,</text:p>
      <text:p text:style-name="Normal">128),</text:p>
      <text:p text:style-name="Normal">('et consequatur illo',</text:p>
      <text:p text:style-name="Normal">5,</text:p>
      <text:p text:style-name="Normal">128),</text:p>
      <text:p text:style-name="Normal">('molestias omnis veniam',</text:p>
      <text:p text:style-name="Normal">6,</text:p>
      <text:soft-page-break/>
      <text:p text:style-name="Normal">128),</text:p>
      <text:p text:style-name="Normal">('blanditiis similique nobis',</text:p>
      <text:p text:style-name="Normal">9,</text:p>
      <text:p text:style-name="Normal">128),</text:p>
      <text:p text:style-name="Normal">('ullam eum veritatis',</text:p>
      <text:p text:style-name="Normal">14,</text:p>
      <text:p text:style-name="Normal">128),</text:p>
      <text:p text:style-name="Normal">('atque nesciunt quo',</text:p>
      <text:p text:style-name="Normal">21,</text:p>
      <text:p text:style-name="Normal">128),</text:p>
      <text:p text:style-name="Normal">('commodi veniam nostrum',</text:p>
      <text:p text:style-name="Normal">22,</text:p>
      <text:p text:style-name="Normal">128),</text:p>
      <text:p text:style-name="Normal">('magnam iure consequatur',</text:p>
      <text:p text:style-name="Normal">24,</text:p>
      <text:p text:style-name="Normal">128),</text:p>
      <text:p text:style-name="Normal">('mollitia provident quis',</text:p>
      <text:p text:style-name="Normal">26,</text:p>
      <text:p text:style-name="Normal">128),</text:p>
      <text:p text:style-name="Normal">('ea voluptas et',</text:p>
      <text:p text:style-name="Normal">36,</text:p>
      <text:p text:style-name="Normal">128),</text:p>
      <text:p text:style-name="Normal">('ullam tempore modi',</text:p>
      <text:p text:style-name="Normal">37,</text:p>
      <text:p text:style-name="Normal">128),</text:p>
      <text:p text:style-name="Normal">('rerum architecto praesentium',</text:p>
      <text:p text:style-name="Normal">38,</text:p>
      <text:p text:style-name="Normal">128),</text:p>
      <text:p text:style-name="Normal">('officia pariatur nulla',</text:p>
      <text:p text:style-name="Normal">41,</text:p>
      <text:p text:style-name="Normal">128),</text:p>
      <text:soft-page-break/>
      <text:p text:style-name="Normal">('aliquam accusantium voluptas',</text:p>
      <text:p text:style-name="Normal">43,</text:p>
      <text:p text:style-name="Normal">128),</text:p>
      <text:p text:style-name="Normal">('est suscipit eum',</text:p>
      <text:p text:style-name="Normal">54,</text:p>
      <text:p text:style-name="Normal">128),</text:p>
      <text:p text:style-name="Normal">('laudantium hic soluta',</text:p>
      <text:p text:style-name="Normal">57,</text:p>
      <text:p text:style-name="Normal">128),</text:p>
      <text:p text:style-name="Normal">('alias velit minus',</text:p>
      <text:p text:style-name="Normal">62,</text:p>
      <text:p text:style-name="Normal">128),</text:p>
      <text:p text:style-name="Normal">('corporis autem ipsam',</text:p>
      <text:p text:style-name="Normal">63,</text:p>
      <text:p text:style-name="Normal">128),</text:p>
      <text:p text:style-name="Normal">('ratione fugiat qui',</text:p>
      <text:p text:style-name="Normal">66,</text:p>
      <text:p text:style-name="Normal">128),</text:p>
      <text:p text:style-name="Normal">('delectus nam aliquid',</text:p>
      <text:p text:style-name="Normal">69,</text:p>
      <text:p text:style-name="Normal">128),</text:p>
      <text:p text:style-name="Normal">('praesentium velit et',</text:p>
      <text:p text:style-name="Normal">71,</text:p>
      <text:p text:style-name="Normal">128),</text:p>
      <text:p text:style-name="Normal">('facere iste hic',</text:p>
      <text:p text:style-name="Normal">75,</text:p>
      <text:p text:style-name="Normal">128),</text:p>
      <text:p text:style-name="Normal">('magni necessitatibus ullam',</text:p>
      <text:p text:style-name="Normal">76,</text:p>
      <text:p text:style-name="Normal">128),</text:p>
      <text:p text:style-name="Normal">('qui totam ut',</text:p>
      <text:soft-page-break/>
      <text:p text:style-name="Normal">79,</text:p>
      <text:p text:style-name="Normal">128),</text:p>
      <text:p text:style-name="Normal">('ab ut vitae',</text:p>
      <text:p text:style-name="Normal">82,</text:p>
      <text:p text:style-name="Normal">128),</text:p>
      <text:p text:style-name="Normal">('odio maxime excepturi',</text:p>
      <text:p text:style-name="Normal">84,</text:p>
      <text:p text:style-name="Normal">128),</text:p>
      <text:p text:style-name="Normal">('voluptatem necessitatibus earum',</text:p>
      <text:p text:style-name="Normal">91,</text:p>
      <text:p text:style-name="Normal">128),</text:p>
      <text:p text:style-name="Normal">('officiis similique voluptatem',</text:p>
      <text:p text:style-name="Normal">94,</text:p>
      <text:p text:style-name="Normal">128),</text:p>
      <text:p text:style-name="Normal">('asperiores sed deserunt',</text:p>
      <text:p text:style-name="Normal">95,</text:p>
      <text:p text:style-name="Normal">128),</text:p>
      <text:p text:style-name="Normal">('optio nemo excepturi',</text:p>
      <text:p text:style-name="Normal">97,</text:p>
      <text:p text:style-name="Normal">128),</text:p>
      <text:p text:style-name="Normal">('qui nam est',</text:p>
      <text:p text:style-name="Normal">99,</text:p>
      <text:p text:style-name="Normal">128),</text:p>
      <text:p text:style-name="Normal">('ut ut animi',</text:p>
      <text:p text:style-name="Normal">5,</text:p>
      <text:p text:style-name="Normal">129),</text:p>
      <text:p text:style-name="Normal">('voluptatum expedita eum',</text:p>
      <text:p text:style-name="Normal">11,</text:p>
      <text:p text:style-name="Normal">129),</text:p>
      <text:p text:style-name="Normal">('et eligendi doloribus',</text:p>
      <text:p text:style-name="Normal">14,</text:p>
      <text:soft-page-break/>
      <text:p text:style-name="Normal">129),</text:p>
      <text:p text:style-name="Normal">('ratione sed ab',</text:p>
      <text:p text:style-name="Normal">21,</text:p>
      <text:p text:style-name="Normal">129),</text:p>
      <text:p text:style-name="Normal">('ea facilis qui',</text:p>
      <text:p text:style-name="Normal">24,</text:p>
      <text:p text:style-name="Normal">129),</text:p>
      <text:p text:style-name="Normal">('enim omnis vitae',</text:p>
      <text:p text:style-name="Normal">28,</text:p>
      <text:p text:style-name="Normal">129),</text:p>
      <text:p text:style-name="Normal">('molestiae id qui',</text:p>
      <text:p text:style-name="Normal">30,</text:p>
      <text:p text:style-name="Normal">129),</text:p>
      <text:p text:style-name="Normal">('similique aut voluptatem',</text:p>
      <text:p text:style-name="Normal">36,</text:p>
      <text:p text:style-name="Normal">129),</text:p>
      <text:p text:style-name="Normal">('quis illo vitae',</text:p>
      <text:p text:style-name="Normal">41,</text:p>
      <text:p text:style-name="Normal">129),</text:p>
      <text:p text:style-name="Normal">('aperiam autem quo',</text:p>
      <text:p text:style-name="Normal">46,</text:p>
      <text:p text:style-name="Normal">129),</text:p>
      <text:p text:style-name="Normal">('et ut modi',</text:p>
      <text:p text:style-name="Normal">54,</text:p>
      <text:p text:style-name="Normal">129),</text:p>
      <text:p text:style-name="Normal">('nam rerum commodi',</text:p>
      <text:p text:style-name="Normal">57,</text:p>
      <text:p text:style-name="Normal">129),</text:p>
      <text:p text:style-name="Normal">('sequi cumque assumenda',</text:p>
      <text:p text:style-name="Normal">60,</text:p>
      <text:p text:style-name="Normal">129),</text:p>
      <text:soft-page-break/>
      <text:p text:style-name="Normal">('et rerum provident',</text:p>
      <text:p text:style-name="Normal">66,</text:p>
      <text:p text:style-name="Normal">129),</text:p>
      <text:p text:style-name="Normal">('rerum animi similique',</text:p>
      <text:p text:style-name="Normal">71,</text:p>
      <text:p text:style-name="Normal">129),</text:p>
      <text:p text:style-name="Normal">('tenetur iure soluta',</text:p>
      <text:p text:style-name="Normal">72,</text:p>
      <text:p text:style-name="Normal">129),</text:p>
      <text:p text:style-name="Normal">('ipsam natus quia',</text:p>
      <text:p text:style-name="Normal">75,</text:p>
      <text:p text:style-name="Normal">129),</text:p>
      <text:p text:style-name="Normal">('debitis et quo',</text:p>
      <text:p text:style-name="Normal">76,</text:p>
      <text:p text:style-name="Normal">129),</text:p>
      <text:p text:style-name="Normal">('harum nam quas',</text:p>
      <text:p text:style-name="Normal">79,</text:p>
      <text:p text:style-name="Normal">129),</text:p>
      <text:p text:style-name="Normal">('quia quo nihil',</text:p>
      <text:p text:style-name="Normal">91,</text:p>
      <text:p text:style-name="Normal">129),</text:p>
      <text:p text:style-name="Normal">('asperiores qui qui',</text:p>
      <text:p text:style-name="Normal">93,</text:p>
      <text:p text:style-name="Normal">129),</text:p>
      <text:p text:style-name="Normal">('sit in sit',</text:p>
      <text:p text:style-name="Normal">94,</text:p>
      <text:p text:style-name="Normal">129),</text:p>
      <text:p text:style-name="Normal">('ipsa molestiae quo',</text:p>
      <text:p text:style-name="Normal">96,</text:p>
      <text:p text:style-name="Normal">129),</text:p>
      <text:p text:style-name="Normal">('quo repellat reprehenderit',</text:p>
      <text:soft-page-break/>
      <text:p text:style-name="Normal">5,</text:p>
      <text:p text:style-name="Normal">130),</text:p>
      <text:p text:style-name="Normal">('consequuntur ea saepe',</text:p>
      <text:p text:style-name="Normal">6,</text:p>
      <text:p text:style-name="Normal">130),</text:p>
      <text:p text:style-name="Normal">('optio eaque possimus',</text:p>
      <text:p text:style-name="Normal">12,</text:p>
      <text:p text:style-name="Normal">130),</text:p>
      <text:p text:style-name="Normal">('alias ut ut',</text:p>
      <text:p text:style-name="Normal">14,</text:p>
      <text:p text:style-name="Normal">130),</text:p>
      <text:p text:style-name="Normal">('beatae quasi hic',</text:p>
      <text:p text:style-name="Normal">16,</text:p>
      <text:p text:style-name="Normal">130),</text:p>
      <text:p text:style-name="Normal">('eius quas aut',</text:p>
      <text:p text:style-name="Normal">17,</text:p>
      <text:p text:style-name="Normal">130),</text:p>
      <text:p text:style-name="Normal">('et consectetur in',</text:p>
      <text:p text:style-name="Normal">18,</text:p>
      <text:p text:style-name="Normal">130),</text:p>
      <text:p text:style-name="Normal">('expedita aperiam dolor',</text:p>
      <text:p text:style-name="Normal">21,</text:p>
      <text:p text:style-name="Normal">130),</text:p>
      <text:p text:style-name="Normal">('quos perferendis et',</text:p>
      <text:p text:style-name="Normal">24,</text:p>
      <text:p text:style-name="Normal">130),</text:p>
      <text:p text:style-name="Normal">('qui culpa doloribus',</text:p>
      <text:p text:style-name="Normal">27,</text:p>
      <text:p text:style-name="Normal">130),</text:p>
      <text:p text:style-name="Normal">('eum quia dolorum',</text:p>
      <text:p text:style-name="Normal">36,</text:p>
      <text:soft-page-break/>
      <text:p text:style-name="Normal">130),</text:p>
      <text:p text:style-name="Normal">('commodi omnis aut',</text:p>
      <text:p text:style-name="Normal">38,</text:p>
      <text:p text:style-name="Normal">130),</text:p>
      <text:p text:style-name="Normal">('et qui dolores',</text:p>
      <text:p text:style-name="Normal">40,</text:p>
      <text:p text:style-name="Normal">130),</text:p>
      <text:p text:style-name="Normal">('ut tenetur natus',</text:p>
      <text:p text:style-name="Normal">41,</text:p>
      <text:p text:style-name="Normal">130),</text:p>
      <text:p text:style-name="Normal">('distinctio maxime ut',</text:p>
      <text:p text:style-name="Normal">43,</text:p>
      <text:p text:style-name="Normal">130),</text:p>
      <text:p text:style-name="Normal">('quidem earum est',</text:p>
      <text:p text:style-name="Normal">44,</text:p>
      <text:p text:style-name="Normal">130),</text:p>
      <text:p text:style-name="Normal">('perspiciatis quam veniam',</text:p>
      <text:p text:style-name="Normal">46,</text:p>
      <text:p text:style-name="Normal">130),</text:p>
      <text:p text:style-name="Normal">('qui molestiae similique',</text:p>
      <text:p text:style-name="Normal">50,</text:p>
      <text:p text:style-name="Normal">130),</text:p>
      <text:p text:style-name="Normal">('quisquam quia exercitationem',</text:p>
      <text:p text:style-name="Normal">54,</text:p>
      <text:p text:style-name="Normal">130),</text:p>
      <text:p text:style-name="Normal">('assumenda unde odio',</text:p>
      <text:p text:style-name="Normal">57,</text:p>
      <text:p text:style-name="Normal">130),</text:p>
      <text:p text:style-name="Normal">('est modi sint',</text:p>
      <text:p text:style-name="Normal">60,</text:p>
      <text:p text:style-name="Normal">130),</text:p>
      <text:soft-page-break/>
      <text:p text:style-name="Normal">('ullam praesentium corporis',</text:p>
      <text:p text:style-name="Normal">63,</text:p>
      <text:p text:style-name="Normal">130),</text:p>
      <text:p text:style-name="Normal">('laboriosam amet et',</text:p>
      <text:p text:style-name="Normal">66,</text:p>
      <text:p text:style-name="Normal">130),</text:p>
      <text:p text:style-name="Normal">('quisquam tempore cupiditate',</text:p>
      <text:p text:style-name="Normal">69,</text:p>
      <text:p text:style-name="Normal">130),</text:p>
      <text:p text:style-name="Normal">('modi et reprehenderit',</text:p>
      <text:p text:style-name="Normal">71,</text:p>
      <text:p text:style-name="Normal">130),</text:p>
      <text:p text:style-name="Normal">('quae possimus ipsum',</text:p>
      <text:p text:style-name="Normal">73,</text:p>
      <text:p text:style-name="Normal">130),</text:p>
      <text:p text:style-name="Normal">('dolor ad voluptatem',</text:p>
      <text:p text:style-name="Normal">75,</text:p>
      <text:p text:style-name="Normal">130),</text:p>
      <text:p text:style-name="Normal">('sit voluptatem voluptas',</text:p>
      <text:p text:style-name="Normal">76,</text:p>
      <text:p text:style-name="Normal">130),</text:p>
      <text:p text:style-name="Normal">('recusandae voluptatem nesciunt',</text:p>
      <text:p text:style-name="Normal">79,</text:p>
      <text:p text:style-name="Normal">130),</text:p>
      <text:p text:style-name="Normal">('sit repellendus et',</text:p>
      <text:p text:style-name="Normal">84,</text:p>
      <text:p text:style-name="Normal">130),</text:p>
      <text:p text:style-name="Normal">('voluptatem non qui',</text:p>
      <text:p text:style-name="Normal">85,</text:p>
      <text:p text:style-name="Normal">130),</text:p>
      <text:p text:style-name="Normal">('rerum repellendus dolorem',</text:p>
      <text:soft-page-break/>
      <text:p text:style-name="Normal">91,</text:p>
      <text:p text:style-name="Normal">130),</text:p>
      <text:p text:style-name="Normal">('fugiat saepe rerum',</text:p>
      <text:p text:style-name="Normal">93,</text:p>
      <text:p text:style-name="Normal">130),</text:p>
      <text:p text:style-name="Normal">('qui voluptas quaerat',</text:p>
      <text:p text:style-name="Normal">97,</text:p>
      <text:p text:style-name="Normal">130),</text:p>
      <text:p text:style-name="Normal">('at labore sint',</text:p>
      <text:p text:style-name="Normal">99,</text:p>
      <text:p text:style-name="Normal">130),</text:p>
      <text:p text:style-name="Normal">('mollitia incidunt itaque',</text:p>
      <text:p text:style-name="Normal">5,</text:p>
      <text:p text:style-name="Normal">131),</text:p>
      <text:p text:style-name="Normal">('aut saepe excepturi',</text:p>
      <text:p text:style-name="Normal">12,</text:p>
      <text:p text:style-name="Normal">131),</text:p>
      <text:p text:style-name="Normal">('ex nulla at',</text:p>
      <text:p text:style-name="Normal">14,</text:p>
      <text:p text:style-name="Normal">131),</text:p>
      <text:p text:style-name="Normal">('pariatur sit ipsam',</text:p>
      <text:p text:style-name="Normal">15,</text:p>
      <text:p text:style-name="Normal">131),</text:p>
      <text:p text:style-name="Normal">('laudantium enim ad',</text:p>
      <text:p text:style-name="Normal">19,</text:p>
      <text:p text:style-name="Normal">131),</text:p>
      <text:p text:style-name="Normal">('iste rerum commodi',</text:p>
      <text:p text:style-name="Normal">21,</text:p>
      <text:p text:style-name="Normal">131),</text:p>
      <text:p text:style-name="Normal">('culpa quia iusto',</text:p>
      <text:p text:style-name="Normal">24,</text:p>
      <text:soft-page-break/>
      <text:p text:style-name="Normal">131),</text:p>
      <text:p text:style-name="Normal">('optio numquam consequatur',</text:p>
      <text:p text:style-name="Normal">31,</text:p>
      <text:p text:style-name="Normal">131),</text:p>
      <text:p text:style-name="Normal">('facilis sit expedita',</text:p>
      <text:p text:style-name="Normal">32,</text:p>
      <text:p text:style-name="Normal">131),</text:p>
      <text:p text:style-name="Normal">('ut deleniti voluptatem',</text:p>
      <text:p text:style-name="Normal">36,</text:p>
      <text:p text:style-name="Normal">131),</text:p>
      <text:p text:style-name="Normal">('illum ipsa et',</text:p>
      <text:p text:style-name="Normal">40,</text:p>
      <text:p text:style-name="Normal">131),</text:p>
      <text:p text:style-name="Normal">('repellat repellat omnis',</text:p>
      <text:p text:style-name="Normal">41,</text:p>
      <text:p text:style-name="Normal">131),</text:p>
      <text:p text:style-name="Normal">('rerum ut laboriosam',</text:p>
      <text:p text:style-name="Normal">42,</text:p>
      <text:p text:style-name="Normal">131),</text:p>
      <text:p text:style-name="Normal">('consectetur molestiae dolore',</text:p>
      <text:p text:style-name="Normal">46,</text:p>
      <text:p text:style-name="Normal">131),</text:p>
      <text:p text:style-name="Normal">('et enim ducimus',</text:p>
      <text:p text:style-name="Normal">54,</text:p>
      <text:p text:style-name="Normal">131),</text:p>
      <text:p text:style-name="Normal">('est et minus',</text:p>
      <text:p text:style-name="Normal">57,</text:p>
      <text:p text:style-name="Normal">131),</text:p>
      <text:p text:style-name="Normal">('dolorum deserunt ex',</text:p>
      <text:p text:style-name="Normal">62,</text:p>
      <text:p text:style-name="Normal">131),</text:p>
      <text:soft-page-break/>
      <text:p text:style-name="Normal">('id sapiente autem',</text:p>
      <text:p text:style-name="Normal">66,</text:p>
      <text:p text:style-name="Normal">131),</text:p>
      <text:p text:style-name="Normal">('recusandae voluptas omnis',</text:p>
      <text:p text:style-name="Normal">70,</text:p>
      <text:p text:style-name="Normal">131),</text:p>
      <text:p text:style-name="Normal">('consequatur quia sit',</text:p>
      <text:p text:style-name="Normal">71,</text:p>
      <text:p text:style-name="Normal">131),</text:p>
      <text:p text:style-name="Normal">('esse maiores maiores',</text:p>
      <text:p text:style-name="Normal">75,</text:p>
      <text:p text:style-name="Normal">131),</text:p>
      <text:p text:style-name="Normal">('voluptatibus sed blanditiis',</text:p>
      <text:p text:style-name="Normal">76,</text:p>
      <text:p text:style-name="Normal">131),</text:p>
      <text:p text:style-name="Normal">('occaecati qui exercitationem',</text:p>
      <text:p text:style-name="Normal">79,</text:p>
      <text:p text:style-name="Normal">131),</text:p>
      <text:p text:style-name="Normal">('possimus deserunt nesciunt',</text:p>
      <text:p text:style-name="Normal">91,</text:p>
      <text:p text:style-name="Normal">131),</text:p>
      <text:p text:style-name="Normal">('tempora odio quisquam',</text:p>
      <text:p text:style-name="Normal">95,</text:p>
      <text:p text:style-name="Normal">131),</text:p>
      <text:p text:style-name="Normal">('qui voluptas suscipit',</text:p>
      <text:p text:style-name="Normal">100,</text:p>
      <text:p text:style-name="Normal">131),</text:p>
      <text:p text:style-name="Normal">('dolore molestias est',</text:p>
      <text:p text:style-name="Normal">4,</text:p>
      <text:p text:style-name="Normal">132),</text:p>
      <text:p text:style-name="Normal">('architecto sunt officia',</text:p>
      <text:soft-page-break/>
      <text:p text:style-name="Normal">5,</text:p>
      <text:p text:style-name="Normal">132),</text:p>
      <text:p text:style-name="Normal">('sed rerum sed',</text:p>
      <text:p text:style-name="Normal">13,</text:p>
      <text:p text:style-name="Normal">132),</text:p>
      <text:p text:style-name="Normal">('eum illum qui',</text:p>
      <text:p text:style-name="Normal">14,</text:p>
      <text:p text:style-name="Normal">132),</text:p>
      <text:p text:style-name="Normal">('in adipisci ut',</text:p>
      <text:p text:style-name="Normal">17,</text:p>
      <text:p text:style-name="Normal">132),</text:p>
      <text:p text:style-name="Normal">('quod aut excepturi',</text:p>
      <text:p text:style-name="Normal">21,</text:p>
      <text:p text:style-name="Normal">132),</text:p>
      <text:p text:style-name="Normal">('dolores dolore similique',</text:p>
      <text:p text:style-name="Normal">24,</text:p>
      <text:p text:style-name="Normal">132),</text:p>
      <text:p text:style-name="Normal">('animi molestiae nisi',</text:p>
      <text:p text:style-name="Normal">36,</text:p>
      <text:p text:style-name="Normal">132),</text:p>
      <text:p text:style-name="Normal">('qui itaque suscipit',</text:p>
      <text:p text:style-name="Normal">38,</text:p>
      <text:p text:style-name="Normal">132),</text:p>
      <text:p text:style-name="Normal">('qui voluptas animi',</text:p>
      <text:p text:style-name="Normal">41,</text:p>
      <text:p text:style-name="Normal">132),</text:p>
      <text:p text:style-name="Normal">('exercitationem quidem dolorem',</text:p>
      <text:p text:style-name="Normal">44,</text:p>
      <text:p text:style-name="Normal">132),</text:p>
      <text:p text:style-name="Normal">('autem quia alias',</text:p>
      <text:p text:style-name="Normal">54,</text:p>
      <text:soft-page-break/>
      <text:p text:style-name="Normal">132),</text:p>
      <text:p text:style-name="Normal">('ipsam id perspiciatis',</text:p>
      <text:p text:style-name="Normal">55,</text:p>
      <text:p text:style-name="Normal">132),</text:p>
      <text:p text:style-name="Normal">('dicta odit quam',</text:p>
      <text:p text:style-name="Normal">57,</text:p>
      <text:p text:style-name="Normal">132),</text:p>
      <text:p text:style-name="Normal">('aliquid porro officia',</text:p>
      <text:p text:style-name="Normal">61,</text:p>
      <text:p text:style-name="Normal">132),</text:p>
      <text:p text:style-name="Normal">('nihil et ut',</text:p>
      <text:p text:style-name="Normal">66,</text:p>
      <text:p text:style-name="Normal">132),</text:p>
      <text:p text:style-name="Normal">('ea et iusto',</text:p>
      <text:p text:style-name="Normal">70,</text:p>
      <text:p text:style-name="Normal">132),</text:p>
      <text:p text:style-name="Normal">('veritatis qui a',</text:p>
      <text:p text:style-name="Normal">71,</text:p>
      <text:p text:style-name="Normal">132),</text:p>
      <text:p text:style-name="Normal">('quasi rerum sed',</text:p>
      <text:p text:style-name="Normal">75,</text:p>
      <text:p text:style-name="Normal">132),</text:p>
      <text:p text:style-name="Normal">('praesentium dolor illum',</text:p>
      <text:p text:style-name="Normal">76,</text:p>
      <text:p text:style-name="Normal">132),</text:p>
      <text:p text:style-name="Normal">('provident quod deleniti',</text:p>
      <text:p text:style-name="Normal">79,</text:p>
      <text:p text:style-name="Normal">132),</text:p>
      <text:p text:style-name="Normal">('corrupti nihil distinctio',</text:p>
      <text:p text:style-name="Normal">82,</text:p>
      <text:p text:style-name="Normal">132),</text:p>
      <text:soft-page-break/>
      <text:p text:style-name="Normal">('voluptas et ex',</text:p>
      <text:p text:style-name="Normal">84,</text:p>
      <text:p text:style-name="Normal">132),</text:p>
      <text:p text:style-name="Normal">('incidunt temporibus pariatur',</text:p>
      <text:p text:style-name="Normal">91,</text:p>
      <text:p text:style-name="Normal">132),</text:p>
      <text:p text:style-name="Normal">('molestias et cum',</text:p>
      <text:p text:style-name="Normal">92,</text:p>
      <text:p text:style-name="Normal">132),</text:p>
      <text:p text:style-name="Normal">('vel nihil doloremque',</text:p>
      <text:p text:style-name="Normal">94,</text:p>
      <text:p text:style-name="Normal">132),</text:p>
      <text:p text:style-name="Normal">('architecto eum laborum',</text:p>
      <text:p text:style-name="Normal">95,</text:p>
      <text:p text:style-name="Normal">132),</text:p>
      <text:p text:style-name="Normal">('ut aut unde',</text:p>
      <text:p text:style-name="Normal">96,</text:p>
      <text:p text:style-name="Normal">132),</text:p>
      <text:p text:style-name="Normal">('sequi voluptatem nobis',</text:p>
      <text:p text:style-name="Normal">97,</text:p>
      <text:p text:style-name="Normal">132),</text:p>
      <text:p text:style-name="Normal">('non eligendi impedit',</text:p>
      <text:p text:style-name="Normal">100,</text:p>
      <text:p text:style-name="Normal">132),</text:p>
      <text:p text:style-name="Normal">('placeat unde fugiat',</text:p>
      <text:p text:style-name="Normal">2,</text:p>
      <text:p text:style-name="Normal">133),</text:p>
      <text:p text:style-name="Normal">('sed odio veniam',</text:p>
      <text:p text:style-name="Normal">5,</text:p>
      <text:p text:style-name="Normal">133),</text:p>
      <text:p text:style-name="Normal">('est aut dolore',</text:p>
      <text:soft-page-break/>
      <text:p text:style-name="Normal">6,</text:p>
      <text:p text:style-name="Normal">133),</text:p>
      <text:p text:style-name="Normal">('voluptatem eos eveniet',</text:p>
      <text:p text:style-name="Normal">11,</text:p>
      <text:p text:style-name="Normal">133),</text:p>
      <text:p text:style-name="Normal">('asperiores dolorem iusto',</text:p>
      <text:p text:style-name="Normal">14,</text:p>
      <text:p text:style-name="Normal">133),</text:p>
      <text:p text:style-name="Normal">('similique tenetur ut',</text:p>
      <text:p text:style-name="Normal">16,</text:p>
      <text:p text:style-name="Normal">133),</text:p>
      <text:p text:style-name="Normal">('facilis corrupti voluptatem',</text:p>
      <text:p text:style-name="Normal">17,</text:p>
      <text:p text:style-name="Normal">133),</text:p>
      <text:p text:style-name="Normal">('unde assumenda earum',</text:p>
      <text:p text:style-name="Normal">20,</text:p>
      <text:p text:style-name="Normal">133),</text:p>
      <text:p text:style-name="Normal">('dolorem perspiciatis quia',</text:p>
      <text:p text:style-name="Normal">21,</text:p>
      <text:p text:style-name="Normal">133),</text:p>
      <text:p text:style-name="Normal">('et quia temporibus',</text:p>
      <text:p text:style-name="Normal">24,</text:p>
      <text:p text:style-name="Normal">133),</text:p>
      <text:p text:style-name="Normal">('quis ut enim',</text:p>
      <text:p text:style-name="Normal">27,</text:p>
      <text:p text:style-name="Normal">133),</text:p>
      <text:p text:style-name="Normal">('ullam voluptatem aut',</text:p>
      <text:p text:style-name="Normal">36,</text:p>
      <text:p text:style-name="Normal">133),</text:p>
      <text:p text:style-name="Normal">('quae saepe quo',</text:p>
      <text:p text:style-name="Normal">37,</text:p>
      <text:soft-page-break/>
      <text:p text:style-name="Normal">133),</text:p>
      <text:p text:style-name="Normal">('enim voluptatibus tempora',</text:p>
      <text:p text:style-name="Normal">41,</text:p>
      <text:p text:style-name="Normal">133),</text:p>
      <text:p text:style-name="Normal">('amet consequatur rerum',</text:p>
      <text:p text:style-name="Normal">42,</text:p>
      <text:p text:style-name="Normal">133),</text:p>
      <text:p text:style-name="Normal">('tenetur pariatur et',</text:p>
      <text:p text:style-name="Normal">43,</text:p>
      <text:p text:style-name="Normal">133),</text:p>
      <text:p text:style-name="Normal">('laudantium in sapiente',</text:p>
      <text:p text:style-name="Normal">47,</text:p>
      <text:p text:style-name="Normal">133),</text:p>
      <text:p text:style-name="Normal">('aut modi rem',</text:p>
      <text:p text:style-name="Normal">54,</text:p>
      <text:p text:style-name="Normal">133),</text:p>
      <text:p text:style-name="Normal">('qui totam molestias',</text:p>
      <text:p text:style-name="Normal">57,</text:p>
      <text:p text:style-name="Normal">133),</text:p>
      <text:p text:style-name="Normal">('distinctio deserunt placeat',</text:p>
      <text:p text:style-name="Normal">61,</text:p>
      <text:p text:style-name="Normal">133),</text:p>
      <text:p text:style-name="Normal">('necessitatibus quas quod',</text:p>
      <text:p text:style-name="Normal">63,</text:p>
      <text:p text:style-name="Normal">133),</text:p>
      <text:p text:style-name="Normal">('architecto unde adipisci',</text:p>
      <text:p text:style-name="Normal">65,</text:p>
      <text:p text:style-name="Normal">133),</text:p>
      <text:p text:style-name="Normal">('et non ratione',</text:p>
      <text:p text:style-name="Normal">66,</text:p>
      <text:p text:style-name="Normal">133),</text:p>
      <text:soft-page-break/>
      <text:p text:style-name="Normal">('aut iure fugit',</text:p>
      <text:p text:style-name="Normal">67,</text:p>
      <text:p text:style-name="Normal">133),</text:p>
      <text:p text:style-name="Normal">('voluptates quas voluptatibus',</text:p>
      <text:p text:style-name="Normal">70,</text:p>
      <text:p text:style-name="Normal">133),</text:p>
      <text:p text:style-name="Normal">('voluptas accusamus tenetur',</text:p>
      <text:p text:style-name="Normal">71,</text:p>
      <text:p text:style-name="Normal">133),</text:p>
      <text:p text:style-name="Normal">('officiis explicabo eveniet',</text:p>
      <text:p text:style-name="Normal">75,</text:p>
      <text:p text:style-name="Normal">133),</text:p>
      <text:p text:style-name="Normal">('qui omnis doloremque',</text:p>
      <text:p text:style-name="Normal">76,</text:p>
      <text:p text:style-name="Normal">133),</text:p>
      <text:p text:style-name="Normal">('dolorem maxime enim',</text:p>
      <text:p text:style-name="Normal">78,</text:p>
      <text:p text:style-name="Normal">133),</text:p>
      <text:p text:style-name="Normal">('ut voluptatem qui',</text:p>
      <text:p text:style-name="Normal">84,</text:p>
      <text:p text:style-name="Normal">133),</text:p>
      <text:p text:style-name="Normal">('architecto quisquam commodi',</text:p>
      <text:p text:style-name="Normal">91,</text:p>
      <text:p text:style-name="Normal">133),</text:p>
      <text:p text:style-name="Normal">('aliquam est sunt',</text:p>
      <text:p text:style-name="Normal">94,</text:p>
      <text:p text:style-name="Normal">133),</text:p>
      <text:p text:style-name="Normal">('alias officiis voluptas',</text:p>
      <text:p text:style-name="Normal">96,</text:p>
      <text:p text:style-name="Normal">133),</text:p>
      <text:p text:style-name="Normal">('et odio earum',</text:p>
      <text:soft-page-break/>
      <text:p text:style-name="Normal">98,</text:p>
      <text:p text:style-name="Normal">133),</text:p>
      <text:p text:style-name="Normal">('fugit beatae maxime',</text:p>
      <text:p text:style-name="Normal">3,</text:p>
      <text:p text:style-name="Normal">134),</text:p>
      <text:p text:style-name="Normal">('ipsum veniam sit',</text:p>
      <text:p text:style-name="Normal">5,</text:p>
      <text:p text:style-name="Normal">134),</text:p>
      <text:p text:style-name="Normal">('veritatis similique occaecati',</text:p>
      <text:p text:style-name="Normal">12,</text:p>
      <text:p text:style-name="Normal">134),</text:p>
      <text:p text:style-name="Normal">('rerum voluptatem rerum',</text:p>
      <text:p text:style-name="Normal">14,</text:p>
      <text:p text:style-name="Normal">134),</text:p>
      <text:p text:style-name="Normal">('odit est consequatur',</text:p>
      <text:p text:style-name="Normal">15,</text:p>
      <text:p text:style-name="Normal">134),</text:p>
      <text:p text:style-name="Normal">('quia recusandae laudantium',</text:p>
      <text:p text:style-name="Normal">21,</text:p>
      <text:p text:style-name="Normal">134),</text:p>
      <text:p text:style-name="Normal">('voluptatem ab molestiae',</text:p>
      <text:p text:style-name="Normal">22,</text:p>
      <text:p text:style-name="Normal">134),</text:p>
      <text:p text:style-name="Normal">('eos eos consequuntur',</text:p>
      <text:p text:style-name="Normal">24,</text:p>
      <text:p text:style-name="Normal">134),</text:p>
      <text:p text:style-name="Normal">('voluptates culpa aut',</text:p>
      <text:p text:style-name="Normal">36,</text:p>
      <text:p text:style-name="Normal">134),</text:p>
      <text:p text:style-name="Normal">('nihil illo enim',</text:p>
      <text:p text:style-name="Normal">37,</text:p>
      <text:soft-page-break/>
      <text:p text:style-name="Normal">134),</text:p>
      <text:p text:style-name="Normal">('aut corporis aliquid',</text:p>
      <text:p text:style-name="Normal">41,</text:p>
      <text:p text:style-name="Normal">134),</text:p>
      <text:p text:style-name="Normal">('accusamus fugit vitae',</text:p>
      <text:p text:style-name="Normal">46,</text:p>
      <text:p text:style-name="Normal">134),</text:p>
      <text:p text:style-name="Normal">('aliquid veritatis sint',</text:p>
      <text:p text:style-name="Normal">50,</text:p>
      <text:p text:style-name="Normal">134),</text:p>
      <text:p text:style-name="Normal">('laboriosam rerum voluptas',</text:p>
      <text:p text:style-name="Normal">52,</text:p>
      <text:p text:style-name="Normal">134),</text:p>
      <text:p text:style-name="Normal">('quis atque temporibus',</text:p>
      <text:p text:style-name="Normal">54,</text:p>
      <text:p text:style-name="Normal">134),</text:p>
      <text:p text:style-name="Normal">('et labore sint',</text:p>
      <text:p text:style-name="Normal">57,</text:p>
      <text:p text:style-name="Normal">134),</text:p>
      <text:p text:style-name="Normal">('alias sed quis',</text:p>
      <text:p text:style-name="Normal">66,</text:p>
      <text:p text:style-name="Normal">134),</text:p>
      <text:p text:style-name="Normal">('animi consequatur necessitatibus',</text:p>
      <text:p text:style-name="Normal">71,</text:p>
      <text:p text:style-name="Normal">134),</text:p>
      <text:p text:style-name="Normal">('quia voluptates consequuntur',</text:p>
      <text:p text:style-name="Normal">75,</text:p>
      <text:p text:style-name="Normal">134),</text:p>
      <text:p text:style-name="Normal">('distinctio id et',</text:p>
      <text:p text:style-name="Normal">76,</text:p>
      <text:p text:style-name="Normal">134),</text:p>
      <text:soft-page-break/>
      <text:p text:style-name="Normal">('et totam illum',</text:p>
      <text:p text:style-name="Normal">84,</text:p>
      <text:p text:style-name="Normal">134),</text:p>
      <text:p text:style-name="Normal">('rerum neque officia',</text:p>
      <text:p text:style-name="Normal">87,</text:p>
      <text:p text:style-name="Normal">134),</text:p>
      <text:p text:style-name="Normal">('quam modi illum',</text:p>
      <text:p text:style-name="Normal">91,</text:p>
      <text:p text:style-name="Normal">134),</text:p>
      <text:p text:style-name="Normal">('distinctio illo illum',</text:p>
      <text:p text:style-name="Normal">100,</text:p>
      <text:p text:style-name="Normal">134),</text:p>
      <text:p text:style-name="Normal">('veritatis minima hic',</text:p>
      <text:p text:style-name="Normal">2,</text:p>
      <text:p text:style-name="Normal">135),</text:p>
      <text:p text:style-name="Normal">('at cupiditate dolor',</text:p>
      <text:p text:style-name="Normal">3,</text:p>
      <text:p text:style-name="Normal">135),</text:p>
      <text:p text:style-name="Normal">('mollitia est ipsum',</text:p>
      <text:p text:style-name="Normal">5,</text:p>
      <text:p text:style-name="Normal">135),</text:p>
      <text:p text:style-name="Normal">('a voluptatibus incidunt',</text:p>
      <text:p text:style-name="Normal">6,</text:p>
      <text:p text:style-name="Normal">135),</text:p>
      <text:p text:style-name="Normal">('ut earum in',</text:p>
      <text:p text:style-name="Normal">9,</text:p>
      <text:p text:style-name="Normal">135),</text:p>
      <text:p text:style-name="Normal">('qui dolores assumenda',</text:p>
      <text:p text:style-name="Normal">14,</text:p>
      <text:p text:style-name="Normal">135),</text:p>
      <text:p text:style-name="Normal">('facere ut consequuntur',</text:p>
      <text:soft-page-break/>
      <text:p text:style-name="Normal">17,</text:p>
      <text:p text:style-name="Normal">135),</text:p>
      <text:p text:style-name="Normal">('quas modi neque',</text:p>
      <text:p text:style-name="Normal">21,</text:p>
      <text:p text:style-name="Normal">135),</text:p>
      <text:p text:style-name="Normal">('doloribus in et',</text:p>
      <text:p text:style-name="Normal">24,</text:p>
      <text:p text:style-name="Normal">135),</text:p>
      <text:p text:style-name="Normal">('dolores voluptas omnis',</text:p>
      <text:p text:style-name="Normal">27,</text:p>
      <text:p text:style-name="Normal">135),</text:p>
      <text:p text:style-name="Normal">('neque quibusdam aliquid',</text:p>
      <text:p text:style-name="Normal">35,</text:p>
      <text:p text:style-name="Normal">135),</text:p>
      <text:p text:style-name="Normal">('non sapiente repellat',</text:p>
      <text:p text:style-name="Normal">36,</text:p>
      <text:p text:style-name="Normal">135),</text:p>
      <text:p text:style-name="Normal">('veritatis veniam minima',</text:p>
      <text:p text:style-name="Normal">41,</text:p>
      <text:p text:style-name="Normal">135),</text:p>
      <text:p text:style-name="Normal">('veritatis voluptatum odit',</text:p>
      <text:p text:style-name="Normal">44,</text:p>
      <text:p text:style-name="Normal">135),</text:p>
      <text:p text:style-name="Normal">('omnis quia dicta',</text:p>
      <text:p text:style-name="Normal">47,</text:p>
      <text:p text:style-name="Normal">135),</text:p>
      <text:p text:style-name="Normal">('reprehenderit rem et',</text:p>
      <text:p text:style-name="Normal">54,</text:p>
      <text:p text:style-name="Normal">135),</text:p>
      <text:p text:style-name="Normal">('laudantium inventore quisquam',</text:p>
      <text:p text:style-name="Normal">56,</text:p>
      <text:soft-page-break/>
      <text:p text:style-name="Normal">135),</text:p>
      <text:p text:style-name="Normal">('adipisci doloremque velit',</text:p>
      <text:p text:style-name="Normal">57,</text:p>
      <text:p text:style-name="Normal">135),</text:p>
      <text:p text:style-name="Normal">('omnis dignissimos quas',</text:p>
      <text:p text:style-name="Normal">60,</text:p>
      <text:p text:style-name="Normal">135),</text:p>
      <text:p text:style-name="Normal">('velit perspiciatis non',</text:p>
      <text:p text:style-name="Normal">66,</text:p>
      <text:p text:style-name="Normal">135),</text:p>
      <text:p text:style-name="Normal">('ratione rem sint',</text:p>
      <text:p text:style-name="Normal">69,</text:p>
      <text:p text:style-name="Normal">135),</text:p>
      <text:p text:style-name="Normal">('accusamus et soluta',</text:p>
      <text:p text:style-name="Normal">70,</text:p>
      <text:p text:style-name="Normal">135),</text:p>
      <text:p text:style-name="Normal">('aut ipsum vel',</text:p>
      <text:p text:style-name="Normal">71,</text:p>
      <text:p text:style-name="Normal">135),</text:p>
      <text:p text:style-name="Normal">('ipsa aut ratione',</text:p>
      <text:p text:style-name="Normal">73,</text:p>
      <text:p text:style-name="Normal">135),</text:p>
      <text:p text:style-name="Normal">('sit est quis',</text:p>
      <text:p text:style-name="Normal">75,</text:p>
      <text:p text:style-name="Normal">135),</text:p>
      <text:p text:style-name="Normal">('aut voluptatibus voluptas',</text:p>
      <text:p text:style-name="Normal">76,</text:p>
      <text:p text:style-name="Normal">135),</text:p>
      <text:p text:style-name="Normal">('sed minima et',</text:p>
      <text:p text:style-name="Normal">82,</text:p>
      <text:p text:style-name="Normal">135),</text:p>
      <text:soft-page-break/>
      <text:p text:style-name="Normal">('laboriosam sit amet',</text:p>
      <text:p text:style-name="Normal">91,</text:p>
      <text:p text:style-name="Normal">135),</text:p>
      <text:p text:style-name="Normal">('rerum laborum consequatur',</text:p>
      <text:p text:style-name="Normal">93,</text:p>
      <text:p text:style-name="Normal">135),</text:p>
      <text:p text:style-name="Normal">('voluptas eaque adipisci',</text:p>
      <text:p text:style-name="Normal">98,</text:p>
      <text:p text:style-name="Normal">135),</text:p>
      <text:p text:style-name="Normal">('et ducimus impedit',</text:p>
      <text:p text:style-name="Normal">5,</text:p>
      <text:p text:style-name="Normal">136),</text:p>
      <text:p text:style-name="Normal">('inventore unde esse',</text:p>
      <text:p text:style-name="Normal">9,</text:p>
      <text:p text:style-name="Normal">136),</text:p>
      <text:p text:style-name="Normal">('itaque dolore esse',</text:p>
      <text:p text:style-name="Normal">13,</text:p>
      <text:p text:style-name="Normal">136),</text:p>
      <text:p text:style-name="Normal">('alias voluptatem voluptatem',</text:p>
      <text:p text:style-name="Normal">14,</text:p>
      <text:p text:style-name="Normal">136),</text:p>
      <text:p text:style-name="Normal">('in sapiente mollitia',</text:p>
      <text:p text:style-name="Normal">16,</text:p>
      <text:p text:style-name="Normal">136),</text:p>
      <text:p text:style-name="Normal">('eum perferendis provident',</text:p>
      <text:p text:style-name="Normal">19,</text:p>
      <text:p text:style-name="Normal">136),</text:p>
      <text:p text:style-name="Normal">('deleniti possimus aut',</text:p>
      <text:p text:style-name="Normal">21,</text:p>
      <text:p text:style-name="Normal">136),</text:p>
      <text:p text:style-name="Normal">('fuga unde mollitia',</text:p>
      <text:soft-page-break/>
      <text:p text:style-name="Normal">24,</text:p>
      <text:p text:style-name="Normal">136),</text:p>
      <text:p text:style-name="Normal">('et et necessitatibus',</text:p>
      <text:p text:style-name="Normal">30,</text:p>
      <text:p text:style-name="Normal">136),</text:p>
      <text:p text:style-name="Normal">('esse veniam saepe',</text:p>
      <text:p text:style-name="Normal">36,</text:p>
      <text:p text:style-name="Normal">136),</text:p>
      <text:p text:style-name="Normal">('perspiciatis non quo',</text:p>
      <text:p text:style-name="Normal">40,</text:p>
      <text:p text:style-name="Normal">136),</text:p>
      <text:p text:style-name="Normal">('eaque temporibus necessitatibus',</text:p>
      <text:p text:style-name="Normal">41,</text:p>
      <text:p text:style-name="Normal">136),</text:p>
      <text:p text:style-name="Normal">('eligendi autem magni',</text:p>
      <text:p text:style-name="Normal">54,</text:p>
      <text:p text:style-name="Normal">136),</text:p>
      <text:p text:style-name="Normal">('aliquam accusantium placeat',</text:p>
      <text:p text:style-name="Normal">56,</text:p>
      <text:p text:style-name="Normal">136),</text:p>
      <text:p text:style-name="Normal">('voluptates molestiae accusamus',</text:p>
      <text:p text:style-name="Normal">57,</text:p>
      <text:p text:style-name="Normal">136),</text:p>
      <text:p text:style-name="Normal">('incidunt et repellendus',</text:p>
      <text:p text:style-name="Normal">61,</text:p>
      <text:p text:style-name="Normal">136),</text:p>
      <text:p text:style-name="Normal">('vel corrupti corrupti',</text:p>
      <text:p text:style-name="Normal">62,</text:p>
      <text:p text:style-name="Normal">136),</text:p>
      <text:p text:style-name="Normal">('commodi rem est',</text:p>
      <text:p text:style-name="Normal">63,</text:p>
      <text:soft-page-break/>
      <text:p text:style-name="Normal">136),</text:p>
      <text:p text:style-name="Normal">('reprehenderit totam sit',</text:p>
      <text:p text:style-name="Normal">65,</text:p>
      <text:p text:style-name="Normal">136),</text:p>
      <text:p text:style-name="Normal">('et incidunt tenetur',</text:p>
      <text:p text:style-name="Normal">66,</text:p>
      <text:p text:style-name="Normal">136),</text:p>
      <text:p text:style-name="Normal">('deleniti dolor aliquid',</text:p>
      <text:p text:style-name="Normal">70,</text:p>
      <text:p text:style-name="Normal">136),</text:p>
      <text:p text:style-name="Normal">('nobis qui placeat',</text:p>
      <text:p text:style-name="Normal">71,</text:p>
      <text:p text:style-name="Normal">136),</text:p>
      <text:p text:style-name="Normal">('natus in quia',</text:p>
      <text:p text:style-name="Normal">73,</text:p>
      <text:p text:style-name="Normal">136),</text:p>
      <text:p text:style-name="Normal">('voluptate fuga aut',</text:p>
      <text:p text:style-name="Normal">75,</text:p>
      <text:p text:style-name="Normal">136),</text:p>
      <text:p text:style-name="Normal">('a saepe commodi',</text:p>
      <text:p text:style-name="Normal">76,</text:p>
      <text:p text:style-name="Normal">136),</text:p>
      <text:p text:style-name="Normal">('provident et maxime',</text:p>
      <text:p text:style-name="Normal">79,</text:p>
      <text:p text:style-name="Normal">136),</text:p>
      <text:p text:style-name="Normal">('iure omnis laudantium',</text:p>
      <text:p text:style-name="Normal">84,</text:p>
      <text:p text:style-name="Normal">136),</text:p>
      <text:p text:style-name="Normal">('placeat qui velit',</text:p>
      <text:p text:style-name="Normal">91,</text:p>
      <text:p text:style-name="Normal">136),</text:p>
      <text:soft-page-break/>
      <text:p text:style-name="Normal">('error hic error',</text:p>
      <text:p text:style-name="Normal">93,</text:p>
      <text:p text:style-name="Normal">136),</text:p>
      <text:p text:style-name="Normal">('quo quod itaque',</text:p>
      <text:p text:style-name="Normal">94,</text:p>
      <text:p text:style-name="Normal">136),</text:p>
      <text:p text:style-name="Normal">('modi blanditiis voluptate',</text:p>
      <text:p text:style-name="Normal">96,</text:p>
      <text:p text:style-name="Normal">136),</text:p>
      <text:p text:style-name="Normal">('dolores vitae modi',</text:p>
      <text:p text:style-name="Normal">97,</text:p>
      <text:p text:style-name="Normal">136),</text:p>
      <text:p text:style-name="Normal">('dolorem consequatur id',</text:p>
      <text:p text:style-name="Normal">99,</text:p>
      <text:p text:style-name="Normal">136),</text:p>
      <text:p text:style-name="Normal">('vitae ut saepe',</text:p>
      <text:p text:style-name="Normal">100,</text:p>
      <text:p text:style-name="Normal">136),</text:p>
      <text:p text:style-name="Normal">('quasi dolor non',</text:p>
      <text:p text:style-name="Normal">4,</text:p>
      <text:p text:style-name="Normal">137),</text:p>
      <text:p text:style-name="Normal">('dolor recusandae eius',</text:p>
      <text:p text:style-name="Normal">5,</text:p>
      <text:p text:style-name="Normal">137),</text:p>
      <text:p text:style-name="Normal">('tempore qui est',</text:p>
      <text:p text:style-name="Normal">8,</text:p>
      <text:p text:style-name="Normal">137),</text:p>
      <text:p text:style-name="Normal">('a explicabo illo',</text:p>
      <text:p text:style-name="Normal">10,</text:p>
      <text:p text:style-name="Normal">137),</text:p>
      <text:p text:style-name="Normal">('ex eaque consectetur',</text:p>
      <text:soft-page-break/>
      <text:p text:style-name="Normal">14,</text:p>
      <text:p text:style-name="Normal">137),</text:p>
      <text:p text:style-name="Normal">('et ab ipsa',</text:p>
      <text:p text:style-name="Normal">20,</text:p>
      <text:p text:style-name="Normal">137),</text:p>
      <text:p text:style-name="Normal">('et ab voluptas',</text:p>
      <text:p text:style-name="Normal">21,</text:p>
      <text:p text:style-name="Normal">137),</text:p>
      <text:p text:style-name="Normal">('dolor et ut',</text:p>
      <text:p text:style-name="Normal">24,</text:p>
      <text:p text:style-name="Normal">137),</text:p>
      <text:p text:style-name="Normal">('magnam rem qui',</text:p>
      <text:p text:style-name="Normal">31,</text:p>
      <text:p text:style-name="Normal">137),</text:p>
      <text:p text:style-name="Normal">('voluptas saepe nisi',</text:p>
      <text:p text:style-name="Normal">33,</text:p>
      <text:p text:style-name="Normal">137),</text:p>
      <text:p text:style-name="Normal">('illum possimus et',</text:p>
      <text:p text:style-name="Normal">35,</text:p>
      <text:p text:style-name="Normal">137),</text:p>
      <text:p text:style-name="Normal">('aspernatur perferendis labore',</text:p>
      <text:p text:style-name="Normal">36,</text:p>
      <text:p text:style-name="Normal">137),</text:p>
      <text:p text:style-name="Normal">('sint explicabo ducimus',</text:p>
      <text:p text:style-name="Normal">41,</text:p>
      <text:p text:style-name="Normal">137),</text:p>
      <text:p text:style-name="Normal">('numquam quam facere',</text:p>
      <text:p text:style-name="Normal">43,</text:p>
      <text:p text:style-name="Normal">137),</text:p>
      <text:p text:style-name="Normal">('adipisci natus occaecati',</text:p>
      <text:p text:style-name="Normal">48,</text:p>
      <text:soft-page-break/>
      <text:p text:style-name="Normal">137),</text:p>
      <text:p text:style-name="Normal">('vero doloribus explicabo',</text:p>
      <text:p text:style-name="Normal">54,</text:p>
      <text:p text:style-name="Normal">137),</text:p>
      <text:p text:style-name="Normal">('pariatur aut qui',</text:p>
      <text:p text:style-name="Normal">57,</text:p>
      <text:p text:style-name="Normal">137),</text:p>
      <text:p text:style-name="Normal">('pariatur tenetur iure',</text:p>
      <text:p text:style-name="Normal">60,</text:p>
      <text:p text:style-name="Normal">137),</text:p>
      <text:p text:style-name="Normal">('omnis velit expedita',</text:p>
      <text:p text:style-name="Normal">61,</text:p>
      <text:p text:style-name="Normal">137),</text:p>
      <text:p text:style-name="Normal">('sint dolore autem',</text:p>
      <text:p text:style-name="Normal">66,</text:p>
      <text:p text:style-name="Normal">137),</text:p>
      <text:p text:style-name="Normal">('temporibus sint nesciunt',</text:p>
      <text:p text:style-name="Normal">71,</text:p>
      <text:p text:style-name="Normal">137),</text:p>
      <text:p text:style-name="Normal">('error reiciendis aliquid',</text:p>
      <text:p text:style-name="Normal">72,</text:p>
      <text:p text:style-name="Normal">137),</text:p>
      <text:p text:style-name="Normal">('consequatur commodi veniam',</text:p>
      <text:p text:style-name="Normal">75,</text:p>
      <text:p text:style-name="Normal">137),</text:p>
      <text:p text:style-name="Normal">('aut quasi debitis',</text:p>
      <text:p text:style-name="Normal">76,</text:p>
      <text:p text:style-name="Normal">137),</text:p>
      <text:p text:style-name="Normal">('quia cupiditate atque',</text:p>
      <text:p text:style-name="Normal">78,</text:p>
      <text:p text:style-name="Normal">137),</text:p>
      <text:soft-page-break/>
      <text:p text:style-name="Normal">('repellendus repellendus nemo',</text:p>
      <text:p text:style-name="Normal">79,</text:p>
      <text:p text:style-name="Normal">137),</text:p>
      <text:p text:style-name="Normal">('necessitatibus rerum pariatur',</text:p>
      <text:p text:style-name="Normal">91,</text:p>
      <text:p text:style-name="Normal">137),</text:p>
      <text:p text:style-name="Normal">('dolor harum quia',</text:p>
      <text:p text:style-name="Normal">92,</text:p>
      <text:p text:style-name="Normal">137),</text:p>
      <text:p text:style-name="Normal">('doloribus aut iure',</text:p>
      <text:p text:style-name="Normal">94,</text:p>
      <text:p text:style-name="Normal">137),</text:p>
      <text:p text:style-name="Normal">('reiciendis illum ea',</text:p>
      <text:p text:style-name="Normal">5,</text:p>
      <text:p text:style-name="Normal">138),</text:p>
      <text:p text:style-name="Normal">('vel omnis nulla',</text:p>
      <text:p text:style-name="Normal">6,</text:p>
      <text:p text:style-name="Normal">138),</text:p>
      <text:p text:style-name="Normal">('odio ut at',</text:p>
      <text:p text:style-name="Normal">12,</text:p>
      <text:p text:style-name="Normal">138),</text:p>
      <text:p text:style-name="Normal">('omnis minima dolor',</text:p>
      <text:p text:style-name="Normal">14,</text:p>
      <text:p text:style-name="Normal">138),</text:p>
      <text:p text:style-name="Normal">('odio consectetur dolore',</text:p>
      <text:p text:style-name="Normal">20,</text:p>
      <text:p text:style-name="Normal">138),</text:p>
      <text:p text:style-name="Normal">('exercitationem explicabo est',</text:p>
      <text:p text:style-name="Normal">21,</text:p>
      <text:p text:style-name="Normal">138),</text:p>
      <text:p text:style-name="Normal">('tenetur provident et',</text:p>
      <text:soft-page-break/>
      <text:p text:style-name="Normal">24,</text:p>
      <text:p text:style-name="Normal">138),</text:p>
      <text:p text:style-name="Normal">('ut perspiciatis dolor',</text:p>
      <text:p text:style-name="Normal">28,</text:p>
      <text:p text:style-name="Normal">138),</text:p>
      <text:p text:style-name="Normal">('accusantium dolorem et',</text:p>
      <text:p text:style-name="Normal">36,</text:p>
      <text:p text:style-name="Normal">138),</text:p>
      <text:p text:style-name="Normal">('consequuntur aut corporis',</text:p>
      <text:p text:style-name="Normal">37,</text:p>
      <text:p text:style-name="Normal">138),</text:p>
      <text:p text:style-name="Normal">('quos doloremque nam',</text:p>
      <text:p text:style-name="Normal">39,</text:p>
      <text:p text:style-name="Normal">138),</text:p>
      <text:p text:style-name="Normal">('perferendis vel veniam',</text:p>
      <text:p text:style-name="Normal">41,</text:p>
      <text:p text:style-name="Normal">138),</text:p>
      <text:p text:style-name="Normal">('ut perferendis ut',</text:p>
      <text:p text:style-name="Normal">42,</text:p>
      <text:p text:style-name="Normal">138),</text:p>
      <text:p text:style-name="Normal">('dolorem sunt in',</text:p>
      <text:p text:style-name="Normal">50,</text:p>
      <text:p text:style-name="Normal">138),</text:p>
      <text:p text:style-name="Normal">('quia eos non',</text:p>
      <text:p text:style-name="Normal">54,</text:p>
      <text:p text:style-name="Normal">138),</text:p>
      <text:p text:style-name="Normal">('iure ea non',</text:p>
      <text:p text:style-name="Normal">56,</text:p>
      <text:p text:style-name="Normal">138),</text:p>
      <text:p text:style-name="Normal">('molestiae eos consequuntur',</text:p>
      <text:p text:style-name="Normal">57,</text:p>
      <text:soft-page-break/>
      <text:p text:style-name="Normal">138),</text:p>
      <text:p text:style-name="Normal">('quam illum error',</text:p>
      <text:p text:style-name="Normal">63,</text:p>
      <text:p text:style-name="Normal">138),</text:p>
      <text:p text:style-name="Normal">('cupiditate reprehenderit ea',</text:p>
      <text:p text:style-name="Normal">66,</text:p>
      <text:p text:style-name="Normal">138),</text:p>
      <text:p text:style-name="Normal">('voluptatibus incidunt perspiciatis',</text:p>
      <text:p text:style-name="Normal">71,</text:p>
      <text:p text:style-name="Normal">138),</text:p>
      <text:p text:style-name="Normal">('et quisquam ea',</text:p>
      <text:p text:style-name="Normal">72,</text:p>
      <text:p text:style-name="Normal">138),</text:p>
      <text:p text:style-name="Normal">('porro ut porro',</text:p>
      <text:p text:style-name="Normal">73,</text:p>
      <text:p text:style-name="Normal">138),</text:p>
      <text:p text:style-name="Normal">('nihil fugiat quae',</text:p>
      <text:p text:style-name="Normal">75,</text:p>
      <text:p text:style-name="Normal">138),</text:p>
      <text:p text:style-name="Normal">('et quos ad',</text:p>
      <text:p text:style-name="Normal">76,</text:p>
      <text:p text:style-name="Normal">138),</text:p>
      <text:p text:style-name="Normal">('animi fugit dolor',</text:p>
      <text:p text:style-name="Normal">85,</text:p>
      <text:p text:style-name="Normal">138),</text:p>
      <text:p text:style-name="Normal">('alias nulla nihil',</text:p>
      <text:p text:style-name="Normal">91,</text:p>
      <text:p text:style-name="Normal">138),</text:p>
      <text:p text:style-name="Normal">('ipsa ea quisquam',</text:p>
      <text:p text:style-name="Normal">92,</text:p>
      <text:p text:style-name="Normal">138),</text:p>
      <text:soft-page-break/>
      <text:p text:style-name="Normal">('iste tempore consequatur',</text:p>
      <text:p text:style-name="Normal">97,</text:p>
      <text:p text:style-name="Normal">138),</text:p>
      <text:p text:style-name="Normal">('enim dolorem sed',</text:p>
      <text:p text:style-name="Normal">2,</text:p>
      <text:p text:style-name="Normal">139),</text:p>
      <text:p text:style-name="Normal">('autem et quo',</text:p>
      <text:p text:style-name="Normal">5,</text:p>
      <text:p text:style-name="Normal">139),</text:p>
      <text:p text:style-name="Normal">('quisquam pariatur laudantium',</text:p>
      <text:p text:style-name="Normal">8,</text:p>
      <text:p text:style-name="Normal">139),</text:p>
      <text:p text:style-name="Normal">('ad ad sequi',</text:p>
      <text:p text:style-name="Normal">11,</text:p>
      <text:p text:style-name="Normal">139),</text:p>
      <text:p text:style-name="Normal">('omnis eius possimus',</text:p>
      <text:p text:style-name="Normal">14,</text:p>
      <text:p text:style-name="Normal">139),</text:p>
      <text:p text:style-name="Normal">('id repellat est',</text:p>
      <text:p text:style-name="Normal">16,</text:p>
      <text:p text:style-name="Normal">139),</text:p>
      <text:p text:style-name="Normal">('id repudiandae quaerat',</text:p>
      <text:p text:style-name="Normal">19,</text:p>
      <text:p text:style-name="Normal">139),</text:p>
      <text:p text:style-name="Normal">('voluptas rerum dolor',</text:p>
      <text:p text:style-name="Normal">20,</text:p>
      <text:p text:style-name="Normal">139),</text:p>
      <text:p text:style-name="Normal">('soluta provident ipsum',</text:p>
      <text:p text:style-name="Normal">21,</text:p>
      <text:p text:style-name="Normal">139),</text:p>
      <text:p text:style-name="Normal">('pariatur eveniet quis',</text:p>
      <text:soft-page-break/>
      <text:p text:style-name="Normal">24,</text:p>
      <text:p text:style-name="Normal">139),</text:p>
      <text:p text:style-name="Normal">('velit atque sed',</text:p>
      <text:p text:style-name="Normal">30,</text:p>
      <text:p text:style-name="Normal">139),</text:p>
      <text:p text:style-name="Normal">('quos et distinctio',</text:p>
      <text:p text:style-name="Normal">32,</text:p>
      <text:p text:style-name="Normal">139),</text:p>
      <text:p text:style-name="Normal">('id est non',</text:p>
      <text:p text:style-name="Normal">36,</text:p>
      <text:p text:style-name="Normal">139),</text:p>
      <text:p text:style-name="Normal">('ex accusantium magnam',</text:p>
      <text:p text:style-name="Normal">40,</text:p>
      <text:p text:style-name="Normal">139),</text:p>
      <text:p text:style-name="Normal">('laboriosam ullam suscipit',</text:p>
      <text:p text:style-name="Normal">41,</text:p>
      <text:p text:style-name="Normal">139),</text:p>
      <text:p text:style-name="Normal">('a aut quasi',</text:p>
      <text:p text:style-name="Normal">54,</text:p>
      <text:p text:style-name="Normal">139),</text:p>
      <text:p text:style-name="Normal">('labore in autem',</text:p>
      <text:p text:style-name="Normal">57,</text:p>
      <text:p text:style-name="Normal">139),</text:p>
      <text:p text:style-name="Normal">('harum tenetur voluptate',</text:p>
      <text:p text:style-name="Normal">65,</text:p>
      <text:p text:style-name="Normal">139),</text:p>
      <text:p text:style-name="Normal">('eveniet atque libero',</text:p>
      <text:p text:style-name="Normal">66,</text:p>
      <text:p text:style-name="Normal">139),</text:p>
      <text:p text:style-name="Normal">('ipsa id aut',</text:p>
      <text:p text:style-name="Normal">71,</text:p>
      <text:soft-page-break/>
      <text:p text:style-name="Normal">139),</text:p>
      <text:p text:style-name="Normal">('id et suscipit',</text:p>
      <text:p text:style-name="Normal">73,</text:p>
      <text:p text:style-name="Normal">139),</text:p>
      <text:p text:style-name="Normal">('excepturi dolores qui',</text:p>
      <text:p text:style-name="Normal">75,</text:p>
      <text:p text:style-name="Normal">139),</text:p>
      <text:p text:style-name="Normal">('quae cum harum',</text:p>
      <text:p text:style-name="Normal">76,</text:p>
      <text:p text:style-name="Normal">139),</text:p>
      <text:p text:style-name="Normal">('totam maiores deleniti',</text:p>
      <text:p text:style-name="Normal">78,</text:p>
      <text:p text:style-name="Normal">139),</text:p>
      <text:p text:style-name="Normal">('culpa labore facilis',</text:p>
      <text:p text:style-name="Normal">91,</text:p>
      <text:p text:style-name="Normal">139),</text:p>
      <text:p text:style-name="Normal">('ipsam neque nam',</text:p>
      <text:p text:style-name="Normal">96,</text:p>
      <text:p text:style-name="Normal">139),</text:p>
      <text:p text:style-name="Normal">('cum nostrum numquam',</text:p>
      <text:p text:style-name="Normal">5,</text:p>
      <text:p text:style-name="Normal">140),</text:p>
      <text:p text:style-name="Normal">('est et debitis',</text:p>
      <text:p text:style-name="Normal">9,</text:p>
      <text:p text:style-name="Normal">140),</text:p>
      <text:p text:style-name="Normal">('eius illum eos',</text:p>
      <text:p text:style-name="Normal">12,</text:p>
      <text:p text:style-name="Normal">140),</text:p>
      <text:p text:style-name="Normal">('in quod dolorum',</text:p>
      <text:p text:style-name="Normal">14,</text:p>
      <text:p text:style-name="Normal">140),</text:p>
      <text:soft-page-break/>
      <text:p text:style-name="Normal">('et voluptatibus sint',</text:p>
      <text:p text:style-name="Normal">15,</text:p>
      <text:p text:style-name="Normal">140),</text:p>
      <text:p text:style-name="Normal">('iusto vero est',</text:p>
      <text:p text:style-name="Normal">20,</text:p>
      <text:p text:style-name="Normal">140),</text:p>
      <text:p text:style-name="Normal">('occaecati quis fugit',</text:p>
      <text:p text:style-name="Normal">21,</text:p>
      <text:p text:style-name="Normal">140),</text:p>
      <text:p text:style-name="Normal">('sed ut sint',</text:p>
      <text:p text:style-name="Normal">24,</text:p>
      <text:p text:style-name="Normal">140),</text:p>
      <text:p text:style-name="Normal">('rem illo et',</text:p>
      <text:p text:style-name="Normal">26,</text:p>
      <text:p text:style-name="Normal">140),</text:p>
      <text:p text:style-name="Normal">('ea consectetur nemo',</text:p>
      <text:p text:style-name="Normal">28,</text:p>
      <text:p text:style-name="Normal">140),</text:p>
      <text:p text:style-name="Normal">('odio ea perspiciatis',</text:p>
      <text:p text:style-name="Normal">30,</text:p>
      <text:p text:style-name="Normal">140),</text:p>
      <text:p text:style-name="Normal">('praesentium dolores et',</text:p>
      <text:p text:style-name="Normal">33,</text:p>
      <text:p text:style-name="Normal">140),</text:p>
      <text:p text:style-name="Normal">('aut provident modi',</text:p>
      <text:p text:style-name="Normal">36,</text:p>
      <text:p text:style-name="Normal">140),</text:p>
      <text:p text:style-name="Normal">('eos sequi sed',</text:p>
      <text:p text:style-name="Normal">39,</text:p>
      <text:p text:style-name="Normal">140),</text:p>
      <text:p text:style-name="Normal">('cumque ipsa dolorum',</text:p>
      <text:soft-page-break/>
      <text:p text:style-name="Normal">41,</text:p>
      <text:p text:style-name="Normal">140),</text:p>
      <text:p text:style-name="Normal">('est enim consequatur',</text:p>
      <text:p text:style-name="Normal">44,</text:p>
      <text:p text:style-name="Normal">140),</text:p>
      <text:p text:style-name="Normal">('mollitia blanditiis excepturi',</text:p>
      <text:p text:style-name="Normal">50,</text:p>
      <text:p text:style-name="Normal">140),</text:p>
      <text:p text:style-name="Normal">('explicabo rerum sunt',</text:p>
      <text:p text:style-name="Normal">54,</text:p>
      <text:p text:style-name="Normal">140),</text:p>
      <text:p text:style-name="Normal">('voluptatem optio illum',</text:p>
      <text:p text:style-name="Normal">57,</text:p>
      <text:p text:style-name="Normal">140),</text:p>
      <text:p text:style-name="Normal">('illum deserunt recusandae',</text:p>
      <text:p text:style-name="Normal">62,</text:p>
      <text:p text:style-name="Normal">140),</text:p>
      <text:p text:style-name="Normal">('quidem doloremque perspiciatis',</text:p>
      <text:p text:style-name="Normal">63,</text:p>
      <text:p text:style-name="Normal">140),</text:p>
      <text:p text:style-name="Normal">('totam amet ratione',</text:p>
      <text:p text:style-name="Normal">65,</text:p>
      <text:p text:style-name="Normal">140),</text:p>
      <text:p text:style-name="Normal">('ratione voluptatem est',</text:p>
      <text:p text:style-name="Normal">66,</text:p>
      <text:p text:style-name="Normal">140),</text:p>
      <text:p text:style-name="Normal">('nihil enim aut',</text:p>
      <text:p text:style-name="Normal">67,</text:p>
      <text:p text:style-name="Normal">140),</text:p>
      <text:p text:style-name="Normal">('recusandae enim perferendis',</text:p>
      <text:p text:style-name="Normal">71,</text:p>
      <text:soft-page-break/>
      <text:p text:style-name="Normal">140),</text:p>
      <text:p text:style-name="Normal">('quis nihil magni',</text:p>
      <text:p text:style-name="Normal">75,</text:p>
      <text:p text:style-name="Normal">140),</text:p>
      <text:p text:style-name="Normal">('eveniet corporis omnis',</text:p>
      <text:p text:style-name="Normal">76,</text:p>
      <text:p text:style-name="Normal">140),</text:p>
      <text:p text:style-name="Normal">('sapiente ea architecto',</text:p>
      <text:p text:style-name="Normal">84,</text:p>
      <text:p text:style-name="Normal">140),</text:p>
      <text:p text:style-name="Normal">('sit qui amet',</text:p>
      <text:p text:style-name="Normal">91,</text:p>
      <text:p text:style-name="Normal">140),</text:p>
      <text:p text:style-name="Normal">('aut at ipsum',</text:p>
      <text:p text:style-name="Normal">97,</text:p>
      <text:p text:style-name="Normal">140),</text:p>
      <text:p text:style-name="Normal">('et minima in',</text:p>
      <text:p text:style-name="Normal">99,</text:p>
      <text:p text:style-name="Normal">140),</text:p>
      <text:p text:style-name="Normal">('qui qui ab',</text:p>
      <text:p text:style-name="Normal">2,</text:p>
      <text:p text:style-name="Normal">141),</text:p>
      <text:p text:style-name="Normal">('similique harum quo',</text:p>
      <text:p text:style-name="Normal">4,</text:p>
      <text:p text:style-name="Normal">141),</text:p>
      <text:p text:style-name="Normal">('quod doloribus animi',</text:p>
      <text:p text:style-name="Normal">5,</text:p>
      <text:p text:style-name="Normal">141),</text:p>
      <text:p text:style-name="Normal">('eius amet nostrum',</text:p>
      <text:p text:style-name="Normal">11,</text:p>
      <text:p text:style-name="Normal">141),</text:p>
      <text:soft-page-break/>
      <text:p text:style-name="Normal">('ea similique molestias',</text:p>
      <text:p text:style-name="Normal">12,</text:p>
      <text:p text:style-name="Normal">141),</text:p>
      <text:p text:style-name="Normal">('ad omnis consequatur',</text:p>
      <text:p text:style-name="Normal">13,</text:p>
      <text:p text:style-name="Normal">141),</text:p>
      <text:p text:style-name="Normal">('ipsum repellat suscipit',</text:p>
      <text:p text:style-name="Normal">14,</text:p>
      <text:p text:style-name="Normal">141),</text:p>
      <text:p text:style-name="Normal">('modi suscipit ut',</text:p>
      <text:p text:style-name="Normal">15,</text:p>
      <text:p text:style-name="Normal">141),</text:p>
      <text:p text:style-name="Normal">('est qui suscipit',</text:p>
      <text:p text:style-name="Normal">17,</text:p>
      <text:p text:style-name="Normal">141),</text:p>
      <text:p text:style-name="Normal">('ut voluptas suscipit',</text:p>
      <text:p text:style-name="Normal">20,</text:p>
      <text:p text:style-name="Normal">141),</text:p>
      <text:p text:style-name="Normal">('autem occaecati eius',</text:p>
      <text:p text:style-name="Normal">21,</text:p>
      <text:p text:style-name="Normal">141),</text:p>
      <text:p text:style-name="Normal">('dicta hic voluptatum',</text:p>
      <text:p text:style-name="Normal">22,</text:p>
      <text:p text:style-name="Normal">141),</text:p>
      <text:p text:style-name="Normal">('eaque culpa provident',</text:p>
      <text:p text:style-name="Normal">24,</text:p>
      <text:p text:style-name="Normal">141),</text:p>
      <text:p text:style-name="Normal">('tenetur reprehenderit nulla',</text:p>
      <text:p text:style-name="Normal">26,</text:p>
      <text:p text:style-name="Normal">141),</text:p>
      <text:p text:style-name="Normal">('odio voluptatum consequatur',</text:p>
      <text:soft-page-break/>
      <text:p text:style-name="Normal">28,</text:p>
      <text:p text:style-name="Normal">141),</text:p>
      <text:p text:style-name="Normal">('ratione pariatur id',</text:p>
      <text:p text:style-name="Normal">33,</text:p>
      <text:p text:style-name="Normal">141),</text:p>
      <text:p text:style-name="Normal">('aut delectus maiores',</text:p>
      <text:p text:style-name="Normal">36,</text:p>
      <text:p text:style-name="Normal">141),</text:p>
      <text:p text:style-name="Normal">('velit autem dignissimos',</text:p>
      <text:p text:style-name="Normal">41,</text:p>
      <text:p text:style-name="Normal">141),</text:p>
      <text:p text:style-name="Normal">('modi et sed',</text:p>
      <text:p text:style-name="Normal">54,</text:p>
      <text:p text:style-name="Normal">141),</text:p>
      <text:p text:style-name="Normal">('sunt libero et',</text:p>
      <text:p text:style-name="Normal">57,</text:p>
      <text:p text:style-name="Normal">141),</text:p>
      <text:p text:style-name="Normal">('amet ipsa minima',</text:p>
      <text:p text:style-name="Normal">60,</text:p>
      <text:p text:style-name="Normal">141),</text:p>
      <text:p text:style-name="Normal">('porro occaecati sint',</text:p>
      <text:p text:style-name="Normal">66,</text:p>
      <text:p text:style-name="Normal">141),</text:p>
      <text:p text:style-name="Normal">('deleniti dolores culpa',</text:p>
      <text:p text:style-name="Normal">71,</text:p>
      <text:p text:style-name="Normal">141),</text:p>
      <text:p text:style-name="Normal">('molestiae ad saepe',</text:p>
      <text:p text:style-name="Normal">75,</text:p>
      <text:p text:style-name="Normal">141),</text:p>
      <text:p text:style-name="Normal">('et eveniet laudantium',</text:p>
      <text:p text:style-name="Normal">76,</text:p>
      <text:soft-page-break/>
      <text:p text:style-name="Normal">141),</text:p>
      <text:p text:style-name="Normal">('tempore qui aliquid',</text:p>
      <text:p text:style-name="Normal">84,</text:p>
      <text:p text:style-name="Normal">141),</text:p>
      <text:p text:style-name="Normal">('id quasi commodi',</text:p>
      <text:p text:style-name="Normal">91,</text:p>
      <text:p text:style-name="Normal">141),</text:p>
      <text:p text:style-name="Normal">('et adipisci quia',</text:p>
      <text:p text:style-name="Normal">96,</text:p>
      <text:p text:style-name="Normal">141),</text:p>
      <text:p text:style-name="Normal">('aut laboriosam eligendi',</text:p>
      <text:p text:style-name="Normal">4,</text:p>
      <text:p text:style-name="Normal">142),</text:p>
      <text:p text:style-name="Normal">('possimus iure amet',</text:p>
      <text:p text:style-name="Normal">5,</text:p>
      <text:p text:style-name="Normal">142),</text:p>
      <text:p text:style-name="Normal">('omnis enim aspernatur',</text:p>
      <text:p text:style-name="Normal">11,</text:p>
      <text:p text:style-name="Normal">142),</text:p>
      <text:p text:style-name="Normal">('commodi quidem libero',</text:p>
      <text:p text:style-name="Normal">14,</text:p>
      <text:p text:style-name="Normal">142),</text:p>
      <text:p text:style-name="Normal">('atque quo impedit',</text:p>
      <text:p text:style-name="Normal">21,</text:p>
      <text:p text:style-name="Normal">142),</text:p>
      <text:p text:style-name="Normal">('et totam quia',</text:p>
      <text:p text:style-name="Normal">22,</text:p>
      <text:p text:style-name="Normal">142),</text:p>
      <text:p text:style-name="Normal">('temporibus et non',</text:p>
      <text:p text:style-name="Normal">24,</text:p>
      <text:p text:style-name="Normal">142),</text:p>
      <text:soft-page-break/>
      <text:p text:style-name="Normal">('repellendus minima modi',</text:p>
      <text:p text:style-name="Normal">33,</text:p>
      <text:p text:style-name="Normal">142),</text:p>
      <text:p text:style-name="Normal">('aperiam eum odio',</text:p>
      <text:p text:style-name="Normal">36,</text:p>
      <text:p text:style-name="Normal">142),</text:p>
      <text:p text:style-name="Normal">('ut explicabo id',</text:p>
      <text:p text:style-name="Normal">41,</text:p>
      <text:p text:style-name="Normal">142),</text:p>
      <text:p text:style-name="Normal">('quaerat deleniti voluptatem',</text:p>
      <text:p text:style-name="Normal">42,</text:p>
      <text:p text:style-name="Normal">142),</text:p>
      <text:p text:style-name="Normal">('repudiandae qui iusto',</text:p>
      <text:p text:style-name="Normal">44,</text:p>
      <text:p text:style-name="Normal">142),</text:p>
      <text:p text:style-name="Normal">('eos animi non',</text:p>
      <text:p text:style-name="Normal">52,</text:p>
      <text:p text:style-name="Normal">142),</text:p>
      <text:p text:style-name="Normal">('molestiae ea reprehenderit',</text:p>
      <text:p text:style-name="Normal">54,</text:p>
      <text:p text:style-name="Normal">142),</text:p>
      <text:p text:style-name="Normal">('ducimus nisi blanditiis',</text:p>
      <text:p text:style-name="Normal">55,</text:p>
      <text:p text:style-name="Normal">142),</text:p>
      <text:p text:style-name="Normal">('alias aut adipisci',</text:p>
      <text:p text:style-name="Normal">56,</text:p>
      <text:p text:style-name="Normal">142),</text:p>
      <text:p text:style-name="Normal">('et quas voluptatem',</text:p>
      <text:p text:style-name="Normal">57,</text:p>
      <text:p text:style-name="Normal">142),</text:p>
      <text:p text:style-name="Normal">('doloremque ut suscipit',</text:p>
      <text:soft-page-break/>
      <text:p text:style-name="Normal">66,</text:p>
      <text:p text:style-name="Normal">142),</text:p>
      <text:p text:style-name="Normal">('velit tempore provident',</text:p>
      <text:p text:style-name="Normal">67,</text:p>
      <text:p text:style-name="Normal">142),</text:p>
      <text:p text:style-name="Normal">('natus ipsa reiciendis',</text:p>
      <text:p text:style-name="Normal">70,</text:p>
      <text:p text:style-name="Normal">142),</text:p>
      <text:p text:style-name="Normal">('et laborum eos',</text:p>
      <text:p text:style-name="Normal">71,</text:p>
      <text:p text:style-name="Normal">142),</text:p>
      <text:p text:style-name="Normal">('ipsa reiciendis quia',</text:p>
      <text:p text:style-name="Normal">75,</text:p>
      <text:p text:style-name="Normal">142),</text:p>
      <text:p text:style-name="Normal">('corporis laborum accusamus',</text:p>
      <text:p text:style-name="Normal">76,</text:p>
      <text:p text:style-name="Normal">142),</text:p>
      <text:p text:style-name="Normal">('qui perspiciatis rem',</text:p>
      <text:p text:style-name="Normal">84,</text:p>
      <text:p text:style-name="Normal">142),</text:p>
      <text:p text:style-name="Normal">('et nemo sed',</text:p>
      <text:p text:style-name="Normal">91,</text:p>
      <text:p text:style-name="Normal">142),</text:p>
      <text:p text:style-name="Normal">('exercitationem sit facere',</text:p>
      <text:p text:style-name="Normal">92,</text:p>
      <text:p text:style-name="Normal">142),</text:p>
      <text:p text:style-name="Normal">('et nostrum est',</text:p>
      <text:p text:style-name="Normal">96,</text:p>
      <text:p text:style-name="Normal">142),</text:p>
      <text:p text:style-name="Normal">('sunt non fugiat',</text:p>
      <text:p text:style-name="Normal">99,</text:p>
      <text:soft-page-break/>
      <text:p text:style-name="Normal">142),</text:p>
      <text:p text:style-name="Normal">('sit corrupti autem',</text:p>
      <text:p text:style-name="Normal">3,</text:p>
      <text:p text:style-name="Normal">143),</text:p>
      <text:p text:style-name="Normal">('quisquam voluptas officiis',</text:p>
      <text:p text:style-name="Normal">5,</text:p>
      <text:p text:style-name="Normal">143),</text:p>
      <text:p text:style-name="Normal">('deserunt officiis voluptatem',</text:p>
      <text:p text:style-name="Normal">8,</text:p>
      <text:p text:style-name="Normal">143),</text:p>
      <text:p text:style-name="Normal">('aspernatur ratione inventore',</text:p>
      <text:p text:style-name="Normal">9,</text:p>
      <text:p text:style-name="Normal">143),</text:p>
      <text:p text:style-name="Normal">('commodi omnis sequi',</text:p>
      <text:p text:style-name="Normal">13,</text:p>
      <text:p text:style-name="Normal">143),</text:p>
      <text:p text:style-name="Normal">('eaque possimus eos',</text:p>
      <text:p text:style-name="Normal">14,</text:p>
      <text:p text:style-name="Normal">143),</text:p>
      <text:p text:style-name="Normal">('fuga error sit',</text:p>
      <text:p text:style-name="Normal">16,</text:p>
      <text:p text:style-name="Normal">143),</text:p>
      <text:p text:style-name="Normal">('quia vel debitis',</text:p>
      <text:p text:style-name="Normal">17,</text:p>
      <text:p text:style-name="Normal">143),</text:p>
      <text:p text:style-name="Normal">('aut in ad',</text:p>
      <text:p text:style-name="Normal">21,</text:p>
      <text:p text:style-name="Normal">143),</text:p>
      <text:p text:style-name="Normal">('voluptatem saepe occaecati',</text:p>
      <text:p text:style-name="Normal">24,</text:p>
      <text:p text:style-name="Normal">143),</text:p>
      <text:soft-page-break/>
      <text:p text:style-name="Normal">('maxime eveniet pariatur',</text:p>
      <text:p text:style-name="Normal">36,</text:p>
      <text:p text:style-name="Normal">143),</text:p>
      <text:p text:style-name="Normal">('reprehenderit minus maiores',</text:p>
      <text:p text:style-name="Normal">39,</text:p>
      <text:p text:style-name="Normal">143),</text:p>
      <text:p text:style-name="Normal">('repellat amet modi',</text:p>
      <text:p text:style-name="Normal">41,</text:p>
      <text:p text:style-name="Normal">143),</text:p>
      <text:p text:style-name="Normal">('porro sint nisi',</text:p>
      <text:p text:style-name="Normal">42,</text:p>
      <text:p text:style-name="Normal">143),</text:p>
      <text:p text:style-name="Normal">('esse quas sequi',</text:p>
      <text:p text:style-name="Normal">46,</text:p>
      <text:p text:style-name="Normal">143),</text:p>
      <text:p text:style-name="Normal">('et rem nisi',</text:p>
      <text:p text:style-name="Normal">47,</text:p>
      <text:p text:style-name="Normal">143),</text:p>
      <text:p text:style-name="Normal">('quod nemo sequi',</text:p>
      <text:p text:style-name="Normal">48,</text:p>
      <text:p text:style-name="Normal">143),</text:p>
      <text:p text:style-name="Normal">('fuga iste veniam',</text:p>
      <text:p text:style-name="Normal">50,</text:p>
      <text:p text:style-name="Normal">143),</text:p>
      <text:p text:style-name="Normal">('sequi a earum',</text:p>
      <text:p text:style-name="Normal">54,</text:p>
      <text:p text:style-name="Normal">143),</text:p>
      <text:p text:style-name="Normal">('fugiat et saepe',</text:p>
      <text:p text:style-name="Normal">56,</text:p>
      <text:p text:style-name="Normal">143),</text:p>
      <text:p text:style-name="Normal">('vel ut dolorem',</text:p>
      <text:soft-page-break/>
      <text:p text:style-name="Normal">57,</text:p>
      <text:p text:style-name="Normal">143),</text:p>
      <text:p text:style-name="Normal">('ipsum aut dignissimos',</text:p>
      <text:p text:style-name="Normal">62,</text:p>
      <text:p text:style-name="Normal">143),</text:p>
      <text:p text:style-name="Normal">('quo distinctio ipsum',</text:p>
      <text:p text:style-name="Normal">63,</text:p>
      <text:p text:style-name="Normal">143),</text:p>
      <text:p text:style-name="Normal">('non perspiciatis beatae',</text:p>
      <text:p text:style-name="Normal">66,</text:p>
      <text:p text:style-name="Normal">143),</text:p>
      <text:p text:style-name="Normal">('aut laborum quibusdam',</text:p>
      <text:p text:style-name="Normal">67,</text:p>
      <text:p text:style-name="Normal">143),</text:p>
      <text:p text:style-name="Normal">('atque voluptatem quam',</text:p>
      <text:p text:style-name="Normal">69,</text:p>
      <text:p text:style-name="Normal">143),</text:p>
      <text:p text:style-name="Normal">('iste repellendus sint',</text:p>
      <text:p text:style-name="Normal">71,</text:p>
      <text:p text:style-name="Normal">143),</text:p>
      <text:p text:style-name="Normal">('maiores quia iste',</text:p>
      <text:p text:style-name="Normal">72,</text:p>
      <text:p text:style-name="Normal">143),</text:p>
      <text:p text:style-name="Normal">('deserunt maxime necessitatibus',</text:p>
      <text:p text:style-name="Normal">73,</text:p>
      <text:p text:style-name="Normal">143),</text:p>
      <text:p text:style-name="Normal">('voluptatem ut debitis',</text:p>
      <text:p text:style-name="Normal">75,</text:p>
      <text:p text:style-name="Normal">143),</text:p>
      <text:p text:style-name="Normal">('excepturi odio ex',</text:p>
      <text:p text:style-name="Normal">76,</text:p>
      <text:soft-page-break/>
      <text:p text:style-name="Normal">143),</text:p>
      <text:p text:style-name="Normal">('nobis expedita qui',</text:p>
      <text:p text:style-name="Normal">82,</text:p>
      <text:p text:style-name="Normal">143),</text:p>
      <text:p text:style-name="Normal">('possimus sapiente ullam',</text:p>
      <text:p text:style-name="Normal">84,</text:p>
      <text:p text:style-name="Normal">143),</text:p>
      <text:p text:style-name="Normal">('quasi facere est',</text:p>
      <text:p text:style-name="Normal">91,</text:p>
      <text:p text:style-name="Normal">143),</text:p>
      <text:p text:style-name="Normal">('cumque necessitatibus aliquid',</text:p>
      <text:p text:style-name="Normal">92,</text:p>
      <text:p text:style-name="Normal">143),</text:p>
      <text:p text:style-name="Normal">('iusto corporis voluptate',</text:p>
      <text:p text:style-name="Normal">94,</text:p>
      <text:p text:style-name="Normal">143),</text:p>
      <text:p text:style-name="Normal">('dolores soluta cumque',</text:p>
      <text:p text:style-name="Normal">5,</text:p>
      <text:p text:style-name="Normal">144),</text:p>
      <text:p text:style-name="Normal">('soluta quae consectetur',</text:p>
      <text:p text:style-name="Normal">8,</text:p>
      <text:p text:style-name="Normal">144),</text:p>
      <text:p text:style-name="Normal">('autem ratione eaque',</text:p>
      <text:p text:style-name="Normal">9,</text:p>
      <text:p text:style-name="Normal">144),</text:p>
      <text:p text:style-name="Normal">('corporis incidunt qui',</text:p>
      <text:p text:style-name="Normal">14,</text:p>
      <text:p text:style-name="Normal">144),</text:p>
      <text:p text:style-name="Normal">('at illo et',</text:p>
      <text:p text:style-name="Normal">21,</text:p>
      <text:p text:style-name="Normal">144),</text:p>
      <text:soft-page-break/>
      <text:p text:style-name="Normal">('nesciunt facere id',</text:p>
      <text:p text:style-name="Normal">24,</text:p>
      <text:p text:style-name="Normal">144),</text:p>
      <text:p text:style-name="Normal">('id necessitatibus nulla',</text:p>
      <text:p text:style-name="Normal">31,</text:p>
      <text:p text:style-name="Normal">144),</text:p>
      <text:p text:style-name="Normal">('facilis asperiores fuga',</text:p>
      <text:p text:style-name="Normal">36,</text:p>
      <text:p text:style-name="Normal">144),</text:p>
      <text:p text:style-name="Normal">('perferendis et quasi',</text:p>
      <text:p text:style-name="Normal">38,</text:p>
      <text:p text:style-name="Normal">144),</text:p>
      <text:p text:style-name="Normal">('distinctio iusto eos',</text:p>
      <text:p text:style-name="Normal">41,</text:p>
      <text:p text:style-name="Normal">144),</text:p>
      <text:p text:style-name="Normal">('suscipit hic quo',</text:p>
      <text:p text:style-name="Normal">50,</text:p>
      <text:p text:style-name="Normal">144),</text:p>
      <text:p text:style-name="Normal">('maxime vero incidunt',</text:p>
      <text:p text:style-name="Normal">54,</text:p>
      <text:p text:style-name="Normal">144),</text:p>
      <text:p text:style-name="Normal">('aut dolor odit',</text:p>
      <text:p text:style-name="Normal">57,</text:p>
      <text:p text:style-name="Normal">144),</text:p>
      <text:p text:style-name="Normal">('id sit iusto',</text:p>
      <text:p text:style-name="Normal">63,</text:p>
      <text:p text:style-name="Normal">144),</text:p>
      <text:p text:style-name="Normal">('rerum architecto reiciendis',</text:p>
      <text:p text:style-name="Normal">66,</text:p>
      <text:p text:style-name="Normal">144),</text:p>
      <text:p text:style-name="Normal">('magni et animi',</text:p>
      <text:soft-page-break/>
      <text:p text:style-name="Normal">71,</text:p>
      <text:p text:style-name="Normal">144),</text:p>
      <text:p text:style-name="Normal">('dicta officia sed',</text:p>
      <text:p text:style-name="Normal">75,</text:p>
      <text:p text:style-name="Normal">144),</text:p>
      <text:p text:style-name="Normal">('natus voluptatum beatae',</text:p>
      <text:p text:style-name="Normal">76,</text:p>
      <text:p text:style-name="Normal">144),</text:p>
      <text:p text:style-name="Normal">('et est sit',</text:p>
      <text:p text:style-name="Normal">78,</text:p>
      <text:p text:style-name="Normal">144),</text:p>
      <text:p text:style-name="Normal">('totam vitae asperiores',</text:p>
      <text:p text:style-name="Normal">91,</text:p>
      <text:p text:style-name="Normal">144),</text:p>
      <text:p text:style-name="Normal">('ab nisi et',</text:p>
      <text:p text:style-name="Normal">95,</text:p>
      <text:p text:style-name="Normal">144),</text:p>
      <text:p text:style-name="Normal">('aliquam est tempora',</text:p>
      <text:p text:style-name="Normal">97,</text:p>
      <text:p text:style-name="Normal">144),</text:p>
      <text:p text:style-name="Normal">('officiis eligendi eos',</text:p>
      <text:p text:style-name="Normal">98,</text:p>
      <text:p text:style-name="Normal">144),</text:p>
      <text:p text:style-name="Normal">('ipsam voluptatem beatae',</text:p>
      <text:p text:style-name="Normal">5,</text:p>
      <text:p text:style-name="Normal">145),</text:p>
      <text:p text:style-name="Normal">('dolor sint aut',</text:p>
      <text:p text:style-name="Normal">11,</text:p>
      <text:p text:style-name="Normal">145),</text:p>
      <text:p text:style-name="Normal">('laborum tempora voluptates',</text:p>
      <text:p text:style-name="Normal">14,</text:p>
      <text:soft-page-break/>
      <text:p text:style-name="Normal">145),</text:p>
      <text:p text:style-name="Normal">('tempore accusamus veritatis',</text:p>
      <text:p text:style-name="Normal">21,</text:p>
      <text:p text:style-name="Normal">145),</text:p>
      <text:p text:style-name="Normal">('ducimus sit maxime',</text:p>
      <text:p text:style-name="Normal">24,</text:p>
      <text:p text:style-name="Normal">145),</text:p>
      <text:p text:style-name="Normal">('labore quas inventore',</text:p>
      <text:p text:style-name="Normal">36,</text:p>
      <text:p text:style-name="Normal">145),</text:p>
      <text:p text:style-name="Normal">('molestias temporibus consequatur',</text:p>
      <text:p text:style-name="Normal">37,</text:p>
      <text:p text:style-name="Normal">145),</text:p>
      <text:p text:style-name="Normal">('odit ad explicabo',</text:p>
      <text:p text:style-name="Normal">39,</text:p>
      <text:p text:style-name="Normal">145),</text:p>
      <text:p text:style-name="Normal">('et omnis ad',</text:p>
      <text:p text:style-name="Normal">41,</text:p>
      <text:p text:style-name="Normal">145),</text:p>
      <text:p text:style-name="Normal">('molestias vel odit',</text:p>
      <text:p text:style-name="Normal">43,</text:p>
      <text:p text:style-name="Normal">145),</text:p>
      <text:p text:style-name="Normal">('est molestiae dolorem',</text:p>
      <text:p text:style-name="Normal">46,</text:p>
      <text:p text:style-name="Normal">145),</text:p>
      <text:p text:style-name="Normal">('vitae occaecati laboriosam',</text:p>
      <text:p text:style-name="Normal">52,</text:p>
      <text:p text:style-name="Normal">145),</text:p>
      <text:p text:style-name="Normal">('assumenda placeat officiis',</text:p>
      <text:p text:style-name="Normal">54,</text:p>
      <text:p text:style-name="Normal">145),</text:p>
      <text:soft-page-break/>
      <text:p text:style-name="Normal">('ipsam nobis est',</text:p>
      <text:p text:style-name="Normal">57,</text:p>
      <text:p text:style-name="Normal">145),</text:p>
      <text:p text:style-name="Normal">('ut veritatis reprehenderit',</text:p>
      <text:p text:style-name="Normal">60,</text:p>
      <text:p text:style-name="Normal">145),</text:p>
      <text:p text:style-name="Normal">('perspiciatis et et',</text:p>
      <text:p text:style-name="Normal">66,</text:p>
      <text:p text:style-name="Normal">145),</text:p>
      <text:p text:style-name="Normal">('voluptatem aut ipsa',</text:p>
      <text:p text:style-name="Normal">69,</text:p>
      <text:p text:style-name="Normal">145),</text:p>
      <text:p text:style-name="Normal">('ad impedit ducimus',</text:p>
      <text:p text:style-name="Normal">71,</text:p>
      <text:p text:style-name="Normal">145),</text:p>
      <text:p text:style-name="Normal">('cumque aut omnis',</text:p>
      <text:p text:style-name="Normal">75,</text:p>
      <text:p text:style-name="Normal">145),</text:p>
      <text:p text:style-name="Normal">('ad id repudiandae',</text:p>
      <text:p text:style-name="Normal">76,</text:p>
      <text:p text:style-name="Normal">145),</text:p>
      <text:p text:style-name="Normal">('incidunt officiis eos',</text:p>
      <text:p text:style-name="Normal">84,</text:p>
      <text:p text:style-name="Normal">145),</text:p>
      <text:p text:style-name="Normal">('eveniet perspiciatis repellendus',</text:p>
      <text:p text:style-name="Normal">87,</text:p>
      <text:p text:style-name="Normal">145),</text:p>
      <text:p text:style-name="Normal">('rerum aperiam beatae',</text:p>
      <text:p text:style-name="Normal">91,</text:p>
      <text:p text:style-name="Normal">145),</text:p>
      <text:p text:style-name="Normal">('molestiae sapiente est',</text:p>
      <text:soft-page-break/>
      <text:p text:style-name="Normal">94,</text:p>
      <text:p text:style-name="Normal">145),</text:p>
      <text:p text:style-name="Normal">('et qui et',</text:p>
      <text:p text:style-name="Normal">95,</text:p>
      <text:p text:style-name="Normal">145),</text:p>
      <text:p text:style-name="Normal">('at mollitia soluta',</text:p>
      <text:p text:style-name="Normal">98,</text:p>
      <text:p text:style-name="Normal">145),</text:p>
      <text:p text:style-name="Normal">('laudantium inventore impedit',</text:p>
      <text:p text:style-name="Normal">100,</text:p>
      <text:p text:style-name="Normal">145),</text:p>
      <text:p text:style-name="Normal">('consequatur nam sequi',</text:p>
      <text:p text:style-name="Normal">3,</text:p>
      <text:p text:style-name="Normal">146),</text:p>
      <text:p text:style-name="Normal">('et non non',</text:p>
      <text:p text:style-name="Normal">5,</text:p>
      <text:p text:style-name="Normal">146),</text:p>
      <text:p text:style-name="Normal">('vitae id est',</text:p>
      <text:p text:style-name="Normal">9,</text:p>
      <text:p text:style-name="Normal">146),</text:p>
      <text:p text:style-name="Normal">('ut repellendus eos',</text:p>
      <text:p text:style-name="Normal">10,</text:p>
      <text:p text:style-name="Normal">146),</text:p>
      <text:p text:style-name="Normal">('omnis aut eveniet',</text:p>
      <text:p text:style-name="Normal">14,</text:p>
      <text:p text:style-name="Normal">146),</text:p>
      <text:p text:style-name="Normal">('in eveniet assumenda',</text:p>
      <text:p text:style-name="Normal">17,</text:p>
      <text:p text:style-name="Normal">146),</text:p>
      <text:p text:style-name="Normal">('neque perspiciatis ipsa',</text:p>
      <text:p text:style-name="Normal">18,</text:p>
      <text:soft-page-break/>
      <text:p text:style-name="Normal">146),</text:p>
      <text:p text:style-name="Normal">('perspiciatis at a',</text:p>
      <text:p text:style-name="Normal">20,</text:p>
      <text:p text:style-name="Normal">146),</text:p>
      <text:p text:style-name="Normal">('sunt occaecati eos',</text:p>
      <text:p text:style-name="Normal">21,</text:p>
      <text:p text:style-name="Normal">146),</text:p>
      <text:p text:style-name="Normal">('sint earum deserunt',</text:p>
      <text:p text:style-name="Normal">24,</text:p>
      <text:p text:style-name="Normal">146),</text:p>
      <text:p text:style-name="Normal">('nihil nihil sed',</text:p>
      <text:p text:style-name="Normal">30,</text:p>
      <text:p text:style-name="Normal">146),</text:p>
      <text:p text:style-name="Normal">('sequi sint tempora',</text:p>
      <text:p text:style-name="Normal">32,</text:p>
      <text:p text:style-name="Normal">146),</text:p>
      <text:p text:style-name="Normal">('similique cumque repellat',</text:p>
      <text:p text:style-name="Normal">35,</text:p>
      <text:p text:style-name="Normal">146),</text:p>
      <text:p text:style-name="Normal">('eius et quia',</text:p>
      <text:p text:style-name="Normal">36,</text:p>
      <text:p text:style-name="Normal">146),</text:p>
      <text:p text:style-name="Normal">('inventore pariatur voluptatem',</text:p>
      <text:p text:style-name="Normal">38,</text:p>
      <text:p text:style-name="Normal">146),</text:p>
      <text:p text:style-name="Normal">('magni est consequatur',</text:p>
      <text:p text:style-name="Normal">41,</text:p>
      <text:p text:style-name="Normal">146),</text:p>
      <text:p text:style-name="Normal">('aut earum nam',</text:p>
      <text:p text:style-name="Normal">42,</text:p>
      <text:p text:style-name="Normal">146),</text:p>
      <text:soft-page-break/>
      <text:p text:style-name="Normal">('aut et nesciunt',</text:p>
      <text:p text:style-name="Normal">44,</text:p>
      <text:p text:style-name="Normal">146),</text:p>
      <text:p text:style-name="Normal">('dicta sint quaerat',</text:p>
      <text:p text:style-name="Normal">47,</text:p>
      <text:p text:style-name="Normal">146),</text:p>
      <text:p text:style-name="Normal">('ut natus consequatur',</text:p>
      <text:p text:style-name="Normal">54,</text:p>
      <text:p text:style-name="Normal">146),</text:p>
      <text:p text:style-name="Normal">('atque rerum beatae',</text:p>
      <text:p text:style-name="Normal">56,</text:p>
      <text:p text:style-name="Normal">146),</text:p>
      <text:p text:style-name="Normal">('nulla veritatis quisquam',</text:p>
      <text:p text:style-name="Normal">57,</text:p>
      <text:p text:style-name="Normal">146),</text:p>
      <text:p text:style-name="Normal">('ipsa nostrum minus',</text:p>
      <text:p text:style-name="Normal">60,</text:p>
      <text:p text:style-name="Normal">146),</text:p>
      <text:p text:style-name="Normal">('totam facere ut',</text:p>
      <text:p text:style-name="Normal">61,</text:p>
      <text:p text:style-name="Normal">146),</text:p>
      <text:p text:style-name="Normal">('sit minus eum',</text:p>
      <text:p text:style-name="Normal">65,</text:p>
      <text:p text:style-name="Normal">146),</text:p>
      <text:p text:style-name="Normal">('impedit praesentium cumque',</text:p>
      <text:p text:style-name="Normal">66,</text:p>
      <text:p text:style-name="Normal">146),</text:p>
      <text:p text:style-name="Normal">('eum qui repellendus',</text:p>
      <text:p text:style-name="Normal">71,</text:p>
      <text:p text:style-name="Normal">146),</text:p>
      <text:p text:style-name="Normal">('perspiciatis ut facilis',</text:p>
      <text:soft-page-break/>
      <text:p text:style-name="Normal">72,</text:p>
      <text:p text:style-name="Normal">146),</text:p>
      <text:p text:style-name="Normal">('soluta suscipit voluptatum',</text:p>
      <text:p text:style-name="Normal">75,</text:p>
      <text:p text:style-name="Normal">146),</text:p>
      <text:p text:style-name="Normal">('praesentium laborum asperiores',</text:p>
      <text:p text:style-name="Normal">76,</text:p>
      <text:p text:style-name="Normal">146),</text:p>
      <text:p text:style-name="Normal">('suscipit tempore ullam',</text:p>
      <text:p text:style-name="Normal">78,</text:p>
      <text:p text:style-name="Normal">146),</text:p>
      <text:p text:style-name="Normal">('in saepe sunt',</text:p>
      <text:p text:style-name="Normal">79,</text:p>
      <text:p text:style-name="Normal">146),</text:p>
      <text:p text:style-name="Normal">('qui culpa quaerat',</text:p>
      <text:p text:style-name="Normal">91,</text:p>
      <text:p text:style-name="Normal">146),</text:p>
      <text:p text:style-name="Normal">('quia quas minus',</text:p>
      <text:p text:style-name="Normal">94,</text:p>
      <text:p text:style-name="Normal">146),</text:p>
      <text:p text:style-name="Normal">('nisi dolor inventore',</text:p>
      <text:p text:style-name="Normal">97,</text:p>
      <text:p text:style-name="Normal">146),</text:p>
      <text:p text:style-name="Normal">('reiciendis aperiam odit',</text:p>
      <text:p text:style-name="Normal">98,</text:p>
      <text:p text:style-name="Normal">146),</text:p>
      <text:p text:style-name="Normal">('voluptatibus non commodi',</text:p>
      <text:p text:style-name="Normal">100,</text:p>
      <text:p text:style-name="Normal">146),</text:p>
      <text:p text:style-name="Normal">('pariatur provident nisi',</text:p>
      <text:p text:style-name="Normal">3,</text:p>
      <text:soft-page-break/>
      <text:p text:style-name="Normal">147),</text:p>
      <text:p text:style-name="Normal">('perferendis rem animi',</text:p>
      <text:p text:style-name="Normal">4,</text:p>
      <text:p text:style-name="Normal">147),</text:p>
      <text:p text:style-name="Normal">('hic rerum a',</text:p>
      <text:p text:style-name="Normal">5,</text:p>
      <text:p text:style-name="Normal">147),</text:p>
      <text:p text:style-name="Normal">('non molestias autem',</text:p>
      <text:p text:style-name="Normal">9,</text:p>
      <text:p text:style-name="Normal">147),</text:p>
      <text:p text:style-name="Normal">('itaque est magnam',</text:p>
      <text:p text:style-name="Normal">14,</text:p>
      <text:p text:style-name="Normal">147),</text:p>
      <text:p text:style-name="Normal">('dignissimos illo aperiam',</text:p>
      <text:p text:style-name="Normal">20,</text:p>
      <text:p text:style-name="Normal">147),</text:p>
      <text:p text:style-name="Normal">('eum explicabo occaecati',</text:p>
      <text:p text:style-name="Normal">21,</text:p>
      <text:p text:style-name="Normal">147),</text:p>
      <text:p text:style-name="Normal">('explicabo harum quia',</text:p>
      <text:p text:style-name="Normal">22,</text:p>
      <text:p text:style-name="Normal">147),</text:p>
      <text:p text:style-name="Normal">('ex at consequatur',</text:p>
      <text:p text:style-name="Normal">24,</text:p>
      <text:p text:style-name="Normal">147),</text:p>
      <text:p text:style-name="Normal">('et nostrum voluptas',</text:p>
      <text:p text:style-name="Normal">26,</text:p>
      <text:p text:style-name="Normal">147),</text:p>
      <text:p text:style-name="Normal">('quia accusantium laborum',</text:p>
      <text:p text:style-name="Normal">28,</text:p>
      <text:p text:style-name="Normal">147),</text:p>
      <text:soft-page-break/>
      <text:p text:style-name="Normal">('voluptate vel quibusdam',</text:p>
      <text:p text:style-name="Normal">32,</text:p>
      <text:p text:style-name="Normal">147),</text:p>
      <text:p text:style-name="Normal">('reprehenderit qui totam',</text:p>
      <text:p text:style-name="Normal">36,</text:p>
      <text:p text:style-name="Normal">147),</text:p>
      <text:p text:style-name="Normal">('est sunt est',</text:p>
      <text:p text:style-name="Normal">39,</text:p>
      <text:p text:style-name="Normal">147),</text:p>
      <text:p text:style-name="Normal">('est eos ut',</text:p>
      <text:p text:style-name="Normal">41,</text:p>
      <text:p text:style-name="Normal">147),</text:p>
      <text:p text:style-name="Normal">('voluptas libero nobis',</text:p>
      <text:p text:style-name="Normal">42,</text:p>
      <text:p text:style-name="Normal">147),</text:p>
      <text:p text:style-name="Normal">('ut repellat pariatur',</text:p>
      <text:p text:style-name="Normal">43,</text:p>
      <text:p text:style-name="Normal">147),</text:p>
      <text:p text:style-name="Normal">('voluptate error consequuntur',</text:p>
      <text:p text:style-name="Normal">52,</text:p>
      <text:p text:style-name="Normal">147),</text:p>
      <text:p text:style-name="Normal">('enim reprehenderit non',</text:p>
      <text:p text:style-name="Normal">54,</text:p>
      <text:p text:style-name="Normal">147),</text:p>
      <text:p text:style-name="Normal">('earum nam aut',</text:p>
      <text:p text:style-name="Normal">55,</text:p>
      <text:p text:style-name="Normal">147),</text:p>
      <text:p text:style-name="Normal">('est aspernatur eos',</text:p>
      <text:p text:style-name="Normal">57,</text:p>
      <text:p text:style-name="Normal">147),</text:p>
      <text:p text:style-name="Normal">('nihil at assumenda',</text:p>
      <text:soft-page-break/>
      <text:p text:style-name="Normal">61,</text:p>
      <text:p text:style-name="Normal">147),</text:p>
      <text:p text:style-name="Normal">('rerum aut sapiente',</text:p>
      <text:p text:style-name="Normal">62,</text:p>
      <text:p text:style-name="Normal">147),</text:p>
      <text:p text:style-name="Normal">('ipsa et ut',</text:p>
      <text:p text:style-name="Normal">66,</text:p>
      <text:p text:style-name="Normal">147),</text:p>
      <text:p text:style-name="Normal">('commodi molestiae est',</text:p>
      <text:p text:style-name="Normal">71,</text:p>
      <text:p text:style-name="Normal">147),</text:p>
      <text:p text:style-name="Normal">('qui est fuga',</text:p>
      <text:p text:style-name="Normal">75,</text:p>
      <text:p text:style-name="Normal">147),</text:p>
      <text:p text:style-name="Normal">('impedit necessitatibus porro',</text:p>
      <text:p text:style-name="Normal">76,</text:p>
      <text:p text:style-name="Normal">147),</text:p>
      <text:p text:style-name="Normal">('totam voluptas deleniti',</text:p>
      <text:p text:style-name="Normal">78,</text:p>
      <text:p text:style-name="Normal">147),</text:p>
      <text:p text:style-name="Normal">('corrupti omnis veritatis',</text:p>
      <text:p text:style-name="Normal">82,</text:p>
      <text:p text:style-name="Normal">147),</text:p>
      <text:p text:style-name="Normal">('qui et ad',</text:p>
      <text:p text:style-name="Normal">84,</text:p>
      <text:p text:style-name="Normal">147),</text:p>
      <text:p text:style-name="Normal">('voluptatibus corrupti sapiente',</text:p>
      <text:p text:style-name="Normal">91,</text:p>
      <text:p text:style-name="Normal">147),</text:p>
      <text:p text:style-name="Normal">('perferendis recusandae iusto',</text:p>
      <text:p text:style-name="Normal">94,</text:p>
      <text:soft-page-break/>
      <text:p text:style-name="Normal">147),</text:p>
      <text:p text:style-name="Normal">('et quae consequatur',</text:p>
      <text:p text:style-name="Normal">95,</text:p>
      <text:p text:style-name="Normal">147),</text:p>
      <text:p text:style-name="Normal">('nihil ut expedita',</text:p>
      <text:p text:style-name="Normal">97,</text:p>
      <text:p text:style-name="Normal">147),</text:p>
      <text:p text:style-name="Normal">('occaecati omnis sapiente',</text:p>
      <text:p text:style-name="Normal">4,</text:p>
      <text:p text:style-name="Normal">148),</text:p>
      <text:p text:style-name="Normal">('et molestiae qui',</text:p>
      <text:p text:style-name="Normal">5,</text:p>
      <text:p text:style-name="Normal">148),</text:p>
      <text:p text:style-name="Normal">('aut eaque et',</text:p>
      <text:p text:style-name="Normal">10,</text:p>
      <text:p text:style-name="Normal">148),</text:p>
      <text:p text:style-name="Normal">('eos tempora nulla',</text:p>
      <text:p text:style-name="Normal">12,</text:p>
      <text:p text:style-name="Normal">148),</text:p>
      <text:p text:style-name="Normal">('omnis dolor doloremque',</text:p>
      <text:p text:style-name="Normal">13,</text:p>
      <text:p text:style-name="Normal">148),</text:p>
      <text:p text:style-name="Normal">('sint quisquam vel',</text:p>
      <text:p text:style-name="Normal">14,</text:p>
      <text:p text:style-name="Normal">148),</text:p>
      <text:p text:style-name="Normal">('ex qui blanditiis',</text:p>
      <text:p text:style-name="Normal">17,</text:p>
      <text:p text:style-name="Normal">148),</text:p>
      <text:p text:style-name="Normal">('reprehenderit ut vero',</text:p>
      <text:p text:style-name="Normal">19,</text:p>
      <text:p text:style-name="Normal">148),</text:p>
      <text:soft-page-break/>
      <text:p text:style-name="Normal">('voluptatem praesentium fugiat',</text:p>
      <text:p text:style-name="Normal">20,</text:p>
      <text:p text:style-name="Normal">148),</text:p>
      <text:p text:style-name="Normal">('ad iusto ipsa',</text:p>
      <text:p text:style-name="Normal">21,</text:p>
      <text:p text:style-name="Normal">148),</text:p>
      <text:p text:style-name="Normal">('fugit id voluptatem',</text:p>
      <text:p text:style-name="Normal">24,</text:p>
      <text:p text:style-name="Normal">148),</text:p>
      <text:p text:style-name="Normal">('debitis sit unde',</text:p>
      <text:p text:style-name="Normal">36,</text:p>
      <text:p text:style-name="Normal">148),</text:p>
      <text:p text:style-name="Normal">('enim hic beatae',</text:p>
      <text:p text:style-name="Normal">41,</text:p>
      <text:p text:style-name="Normal">148),</text:p>
      <text:p text:style-name="Normal">('qui quia voluptas',</text:p>
      <text:p text:style-name="Normal">42,</text:p>
      <text:p text:style-name="Normal">148),</text:p>
      <text:p text:style-name="Normal">('vel aliquam quo',</text:p>
      <text:p text:style-name="Normal">54,</text:p>
      <text:p text:style-name="Normal">148),</text:p>
      <text:p text:style-name="Normal">('excepturi voluptatem ratione',</text:p>
      <text:p text:style-name="Normal">57,</text:p>
      <text:p text:style-name="Normal">148),</text:p>
      <text:p text:style-name="Normal">('officiis et minus',</text:p>
      <text:p text:style-name="Normal">66,</text:p>
      <text:p text:style-name="Normal">148),</text:p>
      <text:p text:style-name="Normal">('esse qui distinctio',</text:p>
      <text:p text:style-name="Normal">71,</text:p>
      <text:p text:style-name="Normal">148),</text:p>
      <text:p text:style-name="Normal">('minima aut nisi',</text:p>
      <text:soft-page-break/>
      <text:p text:style-name="Normal">73,</text:p>
      <text:p text:style-name="Normal">148),</text:p>
      <text:p text:style-name="Normal">('ad optio doloribus',</text:p>
      <text:p text:style-name="Normal">75,</text:p>
      <text:p text:style-name="Normal">148),</text:p>
      <text:p text:style-name="Normal">('ad minima a',</text:p>
      <text:p text:style-name="Normal">76,</text:p>
      <text:p text:style-name="Normal">148),</text:p>
      <text:p text:style-name="Normal">('praesentium harum ex',</text:p>
      <text:p text:style-name="Normal">78,</text:p>
      <text:p text:style-name="Normal">148),</text:p>
      <text:p text:style-name="Normal">('neque quae ut',</text:p>
      <text:p text:style-name="Normal">91,</text:p>
      <text:p text:style-name="Normal">148),</text:p>
      <text:p text:style-name="Normal">('consectetur architecto perferendis',</text:p>
      <text:p text:style-name="Normal">92,</text:p>
      <text:p text:style-name="Normal">148),</text:p>
      <text:p text:style-name="Normal">('aliquam recusandae et',</text:p>
      <text:p text:style-name="Normal">94,</text:p>
      <text:p text:style-name="Normal">148),</text:p>
      <text:p text:style-name="Normal">('pariatur sint pariatur',</text:p>
      <text:p text:style-name="Normal">96,</text:p>
      <text:p text:style-name="Normal">148),</text:p>
      <text:p text:style-name="Normal">('voluptate earum consectetur',</text:p>
      <text:p text:style-name="Normal">99,</text:p>
      <text:p text:style-name="Normal">148),</text:p>
      <text:p text:style-name="Normal">('sed id consequatur',</text:p>
      <text:p text:style-name="Normal">100,</text:p>
      <text:p text:style-name="Normal">148),</text:p>
      <text:p text:style-name="Normal">('qui aspernatur est',</text:p>
      <text:p text:style-name="Normal">4,</text:p>
      <text:soft-page-break/>
      <text:p text:style-name="Normal">149),</text:p>
      <text:p text:style-name="Normal">('fuga iste velit',</text:p>
      <text:p text:style-name="Normal">5,</text:p>
      <text:p text:style-name="Normal">149),</text:p>
      <text:p text:style-name="Normal">('asperiores facere fugit',</text:p>
      <text:p text:style-name="Normal">14,</text:p>
      <text:p text:style-name="Normal">149),</text:p>
      <text:p text:style-name="Normal">('in repudiandae pariatur',</text:p>
      <text:p text:style-name="Normal">19,</text:p>
      <text:p text:style-name="Normal">149),</text:p>
      <text:p text:style-name="Normal">('eum sed nihil',</text:p>
      <text:p text:style-name="Normal">21,</text:p>
      <text:p text:style-name="Normal">149),</text:p>
      <text:p text:style-name="Normal">('eius et rerum',</text:p>
      <text:p text:style-name="Normal">24,</text:p>
      <text:p text:style-name="Normal">149),</text:p>
      <text:p text:style-name="Normal">('velit possimus rerum',</text:p>
      <text:p text:style-name="Normal">26,</text:p>
      <text:p text:style-name="Normal">149),</text:p>
      <text:p text:style-name="Normal">('aliquid veritatis similique',</text:p>
      <text:p text:style-name="Normal">27,</text:p>
      <text:p text:style-name="Normal">149),</text:p>
      <text:p text:style-name="Normal">('sint blanditiis cupiditate',</text:p>
      <text:p text:style-name="Normal">28,</text:p>
      <text:p text:style-name="Normal">149),</text:p>
      <text:p text:style-name="Normal">('illum sunt quisquam',</text:p>
      <text:p text:style-name="Normal">31,</text:p>
      <text:p text:style-name="Normal">149),</text:p>
      <text:p text:style-name="Normal">('consequatur excepturi nisi',</text:p>
      <text:p text:style-name="Normal">36,</text:p>
      <text:p text:style-name="Normal">149),</text:p>
      <text:soft-page-break/>
      <text:p text:style-name="Normal">('velit est doloremque',</text:p>
      <text:p text:style-name="Normal">40,</text:p>
      <text:p text:style-name="Normal">149),</text:p>
      <text:p text:style-name="Normal">('et aliquam omnis',</text:p>
      <text:p text:style-name="Normal">41,</text:p>
      <text:p text:style-name="Normal">149),</text:p>
      <text:p text:style-name="Normal">('amet architecto natus',</text:p>
      <text:p text:style-name="Normal">43,</text:p>
      <text:p text:style-name="Normal">149),</text:p>
      <text:p text:style-name="Normal">('et ut aperiam',</text:p>
      <text:p text:style-name="Normal">50,</text:p>
      <text:p text:style-name="Normal">149),</text:p>
      <text:p text:style-name="Normal">('doloremque maiores facilis',</text:p>
      <text:p text:style-name="Normal">54,</text:p>
      <text:p text:style-name="Normal">149),</text:p>
      <text:p text:style-name="Normal">('suscipit voluptas est',</text:p>
      <text:p text:style-name="Normal">57,</text:p>
      <text:p text:style-name="Normal">149),</text:p>
      <text:p text:style-name="Normal">('est officia voluptatibus',</text:p>
      <text:p text:style-name="Normal">61,</text:p>
      <text:p text:style-name="Normal">149),</text:p>
      <text:p text:style-name="Normal">('dolor est ipsam',</text:p>
      <text:p text:style-name="Normal">62,</text:p>
      <text:p text:style-name="Normal">149),</text:p>
      <text:p text:style-name="Normal">('ex cupiditate ea',</text:p>
      <text:p text:style-name="Normal">63,</text:p>
      <text:p text:style-name="Normal">149),</text:p>
      <text:p text:style-name="Normal">('et voluptatem alias',</text:p>
      <text:p text:style-name="Normal">66,</text:p>
      <text:p text:style-name="Normal">149),</text:p>
      <text:p text:style-name="Normal">('non qui voluptate',</text:p>
      <text:soft-page-break/>
      <text:p text:style-name="Normal">67,</text:p>
      <text:p text:style-name="Normal">149),</text:p>
      <text:p text:style-name="Normal">('consectetur quo tenetur',</text:p>
      <text:p text:style-name="Normal">69,</text:p>
      <text:p text:style-name="Normal">149),</text:p>
      <text:p text:style-name="Normal">('dolore voluptas dolore',</text:p>
      <text:p text:style-name="Normal">71,</text:p>
      <text:p text:style-name="Normal">149),</text:p>
      <text:p text:style-name="Normal">('sapiente temporibus repudiandae',</text:p>
      <text:p text:style-name="Normal">72,</text:p>
      <text:p text:style-name="Normal">149),</text:p>
      <text:p text:style-name="Normal">('vero nemo soluta',</text:p>
      <text:p text:style-name="Normal">75,</text:p>
      <text:p text:style-name="Normal">149),</text:p>
      <text:p text:style-name="Normal">('distinctio ut consectetur',</text:p>
      <text:p text:style-name="Normal">76,</text:p>
      <text:p text:style-name="Normal">149),</text:p>
      <text:p text:style-name="Normal">('voluptatibus aspernatur ipsam',</text:p>
      <text:p text:style-name="Normal">78,</text:p>
      <text:p text:style-name="Normal">149),</text:p>
      <text:p text:style-name="Normal">('qui quasi omnis',</text:p>
      <text:p text:style-name="Normal">91,</text:p>
      <text:p text:style-name="Normal">149),</text:p>
      <text:p text:style-name="Normal">('rerum sint nihil',</text:p>
      <text:p text:style-name="Normal">93,</text:p>
      <text:p text:style-name="Normal">149),</text:p>
      <text:p text:style-name="Normal">('porro voluptate illo',</text:p>
      <text:p text:style-name="Normal">94,</text:p>
      <text:p text:style-name="Normal">149),</text:p>
      <text:p text:style-name="Normal">('aut sunt eligendi',</text:p>
      <text:p text:style-name="Normal">95,</text:p>
      <text:soft-page-break/>
      <text:p text:style-name="Normal">149),</text:p>
      <text:p text:style-name="Normal">('dolores sunt sequi',</text:p>
      <text:p text:style-name="Normal">5,</text:p>
      <text:p text:style-name="Normal">150),</text:p>
      <text:p text:style-name="Normal">('ea saepe quia',</text:p>
      <text:p text:style-name="Normal">6,</text:p>
      <text:p text:style-name="Normal">150),</text:p>
      <text:p text:style-name="Normal">('omnis et aperiam',</text:p>
      <text:p text:style-name="Normal">14,</text:p>
      <text:p text:style-name="Normal">150),</text:p>
      <text:p text:style-name="Normal">('voluptatem voluptas aut',</text:p>
      <text:p text:style-name="Normal">17,</text:p>
      <text:p text:style-name="Normal">150),</text:p>
      <text:p text:style-name="Normal">('id et dolorem',</text:p>
      <text:p text:style-name="Normal">19,</text:p>
      <text:p text:style-name="Normal">150),</text:p>
      <text:p text:style-name="Normal">('in quae nam',</text:p>
      <text:p text:style-name="Normal">20,</text:p>
      <text:p text:style-name="Normal">150),</text:p>
      <text:p text:style-name="Normal">('ut non aliquam',</text:p>
      <text:p text:style-name="Normal">21,</text:p>
      <text:p text:style-name="Normal">150),</text:p>
      <text:p text:style-name="Normal">('exercitationem facilis assumenda',</text:p>
      <text:p text:style-name="Normal">24,</text:p>
      <text:p text:style-name="Normal">150),</text:p>
      <text:p text:style-name="Normal">('magnam laudantium maxime',</text:p>
      <text:p text:style-name="Normal">36,</text:p>
      <text:p text:style-name="Normal">150),</text:p>
      <text:p text:style-name="Normal">('et similique assumenda',</text:p>
      <text:p text:style-name="Normal">37,</text:p>
      <text:p text:style-name="Normal">150),</text:p>
      <text:soft-page-break/>
      <text:p text:style-name="Normal">('non dolorum minus',</text:p>
      <text:p text:style-name="Normal">41,</text:p>
      <text:p text:style-name="Normal">150),</text:p>
      <text:p text:style-name="Normal">('aperiam molestiae sunt',</text:p>
      <text:p text:style-name="Normal">42,</text:p>
      <text:p text:style-name="Normal">150),</text:p>
      <text:p text:style-name="Normal">('adipisci nobis eligendi',</text:p>
      <text:p text:style-name="Normal">44,</text:p>
      <text:p text:style-name="Normal">150),</text:p>
      <text:p text:style-name="Normal">('sapiente quisquam et',</text:p>
      <text:p text:style-name="Normal">48,</text:p>
      <text:p text:style-name="Normal">150),</text:p>
      <text:p text:style-name="Normal">('laudantium maxime minus',</text:p>
      <text:p text:style-name="Normal">54,</text:p>
      <text:p text:style-name="Normal">150),</text:p>
      <text:p text:style-name="Normal">('molestiae ab esse',</text:p>
      <text:p text:style-name="Normal">55,</text:p>
      <text:p text:style-name="Normal">150),</text:p>
      <text:p text:style-name="Normal">('dolorum blanditiis qui',</text:p>
      <text:p text:style-name="Normal">57,</text:p>
      <text:p text:style-name="Normal">150),</text:p>
      <text:p text:style-name="Normal">('nulla voluptatum aperiam',</text:p>
      <text:p text:style-name="Normal">66,</text:p>
      <text:p text:style-name="Normal">150),</text:p>
      <text:p text:style-name="Normal">('vel earum pariatur',</text:p>
      <text:p text:style-name="Normal">67,</text:p>
      <text:p text:style-name="Normal">150),</text:p>
      <text:p text:style-name="Normal">('velit esse a',</text:p>
      <text:p text:style-name="Normal">69,</text:p>
      <text:p text:style-name="Normal">150),</text:p>
      <text:p text:style-name="Normal">('unde dolorem eligendi',</text:p>
      <text:soft-page-break/>
      <text:p text:style-name="Normal">71,</text:p>
      <text:p text:style-name="Normal">150),</text:p>
      <text:p text:style-name="Normal">('eius ex voluptatem',</text:p>
      <text:p text:style-name="Normal">72,</text:p>
      <text:p text:style-name="Normal">150),</text:p>
      <text:p text:style-name="Normal">('recusandae aliquid repudiandae',</text:p>
      <text:p text:style-name="Normal">75,</text:p>
      <text:p text:style-name="Normal">150),</text:p>
      <text:p text:style-name="Normal">('et ad aut',</text:p>
      <text:p text:style-name="Normal">76,</text:p>
      <text:p text:style-name="Normal">150),</text:p>
      <text:p text:style-name="Normal">('nesciunt ut saepe',</text:p>
      <text:p text:style-name="Normal">78,</text:p>
      <text:p text:style-name="Normal">150),</text:p>
      <text:p text:style-name="Normal">('quaerat repudiandae a',</text:p>
      <text:p text:style-name="Normal">87,</text:p>
      <text:p text:style-name="Normal">150),</text:p>
      <text:p text:style-name="Normal">('dicta sed quaerat',</text:p>
      <text:p text:style-name="Normal">91,</text:p>
      <text:p text:style-name="Normal">150),</text:p>
      <text:p text:style-name="Normal">('quos numquam mollitia',</text:p>
      <text:p text:style-name="Normal">3,</text:p>
      <text:p text:style-name="Normal">151),</text:p>
      <text:p text:style-name="Normal">('molestiae sit aut',</text:p>
      <text:p text:style-name="Normal">5,</text:p>
      <text:p text:style-name="Normal">151),</text:p>
      <text:p text:style-name="Normal">('rerum vero nemo',</text:p>
      <text:p text:style-name="Normal">13,</text:p>
      <text:p text:style-name="Normal">151),</text:p>
      <text:p text:style-name="Normal">('suscipit praesentium dolor',</text:p>
      <text:p text:style-name="Normal">14,</text:p>
      <text:soft-page-break/>
      <text:p text:style-name="Normal">151),</text:p>
      <text:p text:style-name="Normal">('et facilis architecto',</text:p>
      <text:p text:style-name="Normal">15,</text:p>
      <text:p text:style-name="Normal">151),</text:p>
      <text:p text:style-name="Normal">('et eligendi laudantium',</text:p>
      <text:p text:style-name="Normal">16,</text:p>
      <text:p text:style-name="Normal">151),</text:p>
      <text:p text:style-name="Normal">('ducimus odio culpa',</text:p>
      <text:p text:style-name="Normal">18,</text:p>
      <text:p text:style-name="Normal">151),</text:p>
      <text:p text:style-name="Normal">('qui voluptatem fugiat',</text:p>
      <text:p text:style-name="Normal">19,</text:p>
      <text:p text:style-name="Normal">151),</text:p>
      <text:p text:style-name="Normal">('est dolores delectus',</text:p>
      <text:p text:style-name="Normal">20,</text:p>
      <text:p text:style-name="Normal">151),</text:p>
      <text:p text:style-name="Normal">('reiciendis occaecati officiis',</text:p>
      <text:p text:style-name="Normal">21,</text:p>
      <text:p text:style-name="Normal">151),</text:p>
      <text:p text:style-name="Normal">('minima dolores dolore',</text:p>
      <text:p text:style-name="Normal">24,</text:p>
      <text:p text:style-name="Normal">151),</text:p>
      <text:p text:style-name="Normal">('soluta quo laudantium',</text:p>
      <text:p text:style-name="Normal">28,</text:p>
      <text:p text:style-name="Normal">151),</text:p>
      <text:p text:style-name="Normal">('provident non dolorem',</text:p>
      <text:p text:style-name="Normal">30,</text:p>
      <text:p text:style-name="Normal">151),</text:p>
      <text:p text:style-name="Normal">('inventore illo fugit',</text:p>
      <text:p text:style-name="Normal">35,</text:p>
      <text:p text:style-name="Normal">151),</text:p>
      <text:soft-page-break/>
      <text:p text:style-name="Normal">('numquam libero distinctio',</text:p>
      <text:p text:style-name="Normal">36,</text:p>
      <text:p text:style-name="Normal">151),</text:p>
      <text:p text:style-name="Normal">('aut sit eum',</text:p>
      <text:p text:style-name="Normal">39,</text:p>
      <text:p text:style-name="Normal">151),</text:p>
      <text:p text:style-name="Normal">('ratione quo ducimus',</text:p>
      <text:p text:style-name="Normal">41,</text:p>
      <text:p text:style-name="Normal">151),</text:p>
      <text:p text:style-name="Normal">('suscipit incidunt quibusdam',</text:p>
      <text:p text:style-name="Normal">42,</text:p>
      <text:p text:style-name="Normal">151),</text:p>
      <text:p text:style-name="Normal">('consectetur ullam aut',</text:p>
      <text:p text:style-name="Normal">52,</text:p>
      <text:p text:style-name="Normal">151),</text:p>
      <text:p text:style-name="Normal">('facere aperiam laboriosam',</text:p>
      <text:p text:style-name="Normal">54,</text:p>
      <text:p text:style-name="Normal">151),</text:p>
      <text:p text:style-name="Normal">('alias ad quod',</text:p>
      <text:p text:style-name="Normal">57,</text:p>
      <text:p text:style-name="Normal">151),</text:p>
      <text:p text:style-name="Normal">('facere ut ipsum',</text:p>
      <text:p text:style-name="Normal">61,</text:p>
      <text:p text:style-name="Normal">151),</text:p>
      <text:p text:style-name="Normal">('illum nulla magnam',</text:p>
      <text:p text:style-name="Normal">66,</text:p>
      <text:p text:style-name="Normal">151),</text:p>
      <text:p text:style-name="Normal">('est beatae aut',</text:p>
      <text:p text:style-name="Normal">70,</text:p>
      <text:p text:style-name="Normal">151),</text:p>
      <text:p text:style-name="Normal">('reprehenderit qui corrupti',</text:p>
      <text:soft-page-break/>
      <text:p text:style-name="Normal">71,</text:p>
      <text:p text:style-name="Normal">151),</text:p>
      <text:p text:style-name="Normal">('commodi voluptatem voluptates',</text:p>
      <text:p text:style-name="Normal">75,</text:p>
      <text:p text:style-name="Normal">151),</text:p>
      <text:p text:style-name="Normal">('dolore nostrum qui',</text:p>
      <text:p text:style-name="Normal">76,</text:p>
      <text:p text:style-name="Normal">151),</text:p>
      <text:p text:style-name="Normal">('aut aut inventore',</text:p>
      <text:p text:style-name="Normal">78,</text:p>
      <text:p text:style-name="Normal">151),</text:p>
      <text:p text:style-name="Normal">('natus amet hic',</text:p>
      <text:p text:style-name="Normal">87,</text:p>
      <text:p text:style-name="Normal">151),</text:p>
      <text:p text:style-name="Normal">('sit voluptatem rerum',</text:p>
      <text:p text:style-name="Normal">91,</text:p>
      <text:p text:style-name="Normal">151),</text:p>
      <text:p text:style-name="Normal">('voluptate magnam ex',</text:p>
      <text:p text:style-name="Normal">5,</text:p>
      <text:p text:style-name="Normal">152),</text:p>
      <text:p text:style-name="Normal">('odit nihil saepe',</text:p>
      <text:p text:style-name="Normal">9,</text:p>
      <text:p text:style-name="Normal">152),</text:p>
      <text:p text:style-name="Normal">('eos reprehenderit cum',</text:p>
      <text:p text:style-name="Normal">12,</text:p>
      <text:p text:style-name="Normal">152),</text:p>
      <text:p text:style-name="Normal">('eius vel tenetur',</text:p>
      <text:p text:style-name="Normal">13,</text:p>
      <text:p text:style-name="Normal">152),</text:p>
      <text:p text:style-name="Normal">('iure magnam fugit',</text:p>
      <text:p text:style-name="Normal">14,</text:p>
      <text:soft-page-break/>
      <text:p text:style-name="Normal">152),</text:p>
      <text:p text:style-name="Normal">('iusto vel animi',</text:p>
      <text:p text:style-name="Normal">16,</text:p>
      <text:p text:style-name="Normal">152),</text:p>
      <text:p text:style-name="Normal">('sit labore maxime',</text:p>
      <text:p text:style-name="Normal">20,</text:p>
      <text:p text:style-name="Normal">152),</text:p>
      <text:p text:style-name="Normal">('voluptate eveniet praesentium',</text:p>
      <text:p text:style-name="Normal">21,</text:p>
      <text:p text:style-name="Normal">152),</text:p>
      <text:p text:style-name="Normal">('quam reiciendis et',</text:p>
      <text:p text:style-name="Normal">24,</text:p>
      <text:p text:style-name="Normal">152),</text:p>
      <text:p text:style-name="Normal">('enim numquam at',</text:p>
      <text:p text:style-name="Normal">36,</text:p>
      <text:p text:style-name="Normal">152),</text:p>
      <text:p text:style-name="Normal">('impedit voluptate corporis',</text:p>
      <text:p text:style-name="Normal">40,</text:p>
      <text:p text:style-name="Normal">152),</text:p>
      <text:p text:style-name="Normal">('est repellendus labore',</text:p>
      <text:p text:style-name="Normal">41,</text:p>
      <text:p text:style-name="Normal">152),</text:p>
      <text:p text:style-name="Normal">('velit natus corrupti',</text:p>
      <text:p text:style-name="Normal">44,</text:p>
      <text:p text:style-name="Normal">152),</text:p>
      <text:p text:style-name="Normal">('saepe accusamus et',</text:p>
      <text:p text:style-name="Normal">46,</text:p>
      <text:p text:style-name="Normal">152),</text:p>
      <text:p text:style-name="Normal">('voluptas dolore quae',</text:p>
      <text:p text:style-name="Normal">54,</text:p>
      <text:p text:style-name="Normal">152),</text:p>
      <text:soft-page-break/>
      <text:p text:style-name="Normal">('sunt odit velit',</text:p>
      <text:p text:style-name="Normal">57,</text:p>
      <text:p text:style-name="Normal">152),</text:p>
      <text:p text:style-name="Normal">('voluptas possimus natus',</text:p>
      <text:p text:style-name="Normal">63,</text:p>
      <text:p text:style-name="Normal">152),</text:p>
      <text:p text:style-name="Normal">('ullam cumque culpa',</text:p>
      <text:p text:style-name="Normal">66,</text:p>
      <text:p text:style-name="Normal">152),</text:p>
      <text:p text:style-name="Normal">('et totam rerum',</text:p>
      <text:p text:style-name="Normal">71,</text:p>
      <text:p text:style-name="Normal">152),</text:p>
      <text:p text:style-name="Normal">('quasi minima eveniet',</text:p>
      <text:p text:style-name="Normal">73,</text:p>
      <text:p text:style-name="Normal">152),</text:p>
      <text:p text:style-name="Normal">('qui impedit eveniet',</text:p>
      <text:p text:style-name="Normal">75,</text:p>
      <text:p text:style-name="Normal">152),</text:p>
      <text:p text:style-name="Normal">('ex corporis voluptas',</text:p>
      <text:p text:style-name="Normal">76,</text:p>
      <text:p text:style-name="Normal">152),</text:p>
      <text:p text:style-name="Normal">('quia omnis rem',</text:p>
      <text:p text:style-name="Normal">79,</text:p>
      <text:p text:style-name="Normal">152),</text:p>
      <text:p text:style-name="Normal">('hic sunt provident',</text:p>
      <text:p text:style-name="Normal">84,</text:p>
      <text:p text:style-name="Normal">152),</text:p>
      <text:p text:style-name="Normal">('est assumenda doloremque',</text:p>
      <text:p text:style-name="Normal">85,</text:p>
      <text:p text:style-name="Normal">152),</text:p>
      <text:p text:style-name="Normal">('architecto dignissimos quia',</text:p>
      <text:soft-page-break/>
      <text:p text:style-name="Normal">91,</text:p>
      <text:p text:style-name="Normal">152),</text:p>
      <text:p text:style-name="Normal">('consequuntur dolore nobis',</text:p>
      <text:p text:style-name="Normal">93,</text:p>
      <text:p text:style-name="Normal">152),</text:p>
      <text:p text:style-name="Normal">('vero officia sit',</text:p>
      <text:p text:style-name="Normal">94,</text:p>
      <text:p text:style-name="Normal">152),</text:p>
      <text:p text:style-name="Normal">('pariatur enim error',</text:p>
      <text:p text:style-name="Normal">97,</text:p>
      <text:p text:style-name="Normal">152),</text:p>
      <text:p text:style-name="Normal">('et quaerat consequatur',</text:p>
      <text:p text:style-name="Normal">4,</text:p>
      <text:p text:style-name="Normal">153),</text:p>
      <text:p text:style-name="Normal">('sunt quia recusandae',</text:p>
      <text:p text:style-name="Normal">5,</text:p>
      <text:p text:style-name="Normal">153),</text:p>
      <text:p text:style-name="Normal">('eveniet rerum modi',</text:p>
      <text:p text:style-name="Normal">6,</text:p>
      <text:p text:style-name="Normal">153),</text:p>
      <text:p text:style-name="Normal">('beatae ullam dolores',</text:p>
      <text:p text:style-name="Normal">14,</text:p>
      <text:p text:style-name="Normal">153),</text:p>
      <text:p text:style-name="Normal">('eligendi minus totam',</text:p>
      <text:p text:style-name="Normal">21,</text:p>
      <text:p text:style-name="Normal">153),</text:p>
      <text:p text:style-name="Normal">('rem porro provident',</text:p>
      <text:p text:style-name="Normal">22,</text:p>
      <text:p text:style-name="Normal">153),</text:p>
      <text:p text:style-name="Normal">('pariatur eum possimus',</text:p>
      <text:p text:style-name="Normal">24,</text:p>
      <text:soft-page-break/>
      <text:p text:style-name="Normal">153),</text:p>
      <text:p text:style-name="Normal">('dolor neque voluptatum',</text:p>
      <text:p text:style-name="Normal">28,</text:p>
      <text:p text:style-name="Normal">153),</text:p>
      <text:p text:style-name="Normal">('atque fuga amet',</text:p>
      <text:p text:style-name="Normal">31,</text:p>
      <text:p text:style-name="Normal">153),</text:p>
      <text:p text:style-name="Normal">('sunt sed velit',</text:p>
      <text:p text:style-name="Normal">36,</text:p>
      <text:p text:style-name="Normal">153),</text:p>
      <text:p text:style-name="Normal">('accusamus sunt aut',</text:p>
      <text:p text:style-name="Normal">38,</text:p>
      <text:p text:style-name="Normal">153),</text:p>
      <text:p text:style-name="Normal">('provident exercitationem debitis',</text:p>
      <text:p text:style-name="Normal">40,</text:p>
      <text:p text:style-name="Normal">153),</text:p>
      <text:p text:style-name="Normal">('placeat illo eum',</text:p>
      <text:p text:style-name="Normal">41,</text:p>
      <text:p text:style-name="Normal">153),</text:p>
      <text:p text:style-name="Normal">('nemo totam mollitia',</text:p>
      <text:p text:style-name="Normal">47,</text:p>
      <text:p text:style-name="Normal">153),</text:p>
      <text:p text:style-name="Normal">('nihil ad quas',</text:p>
      <text:p text:style-name="Normal">50,</text:p>
      <text:p text:style-name="Normal">153),</text:p>
      <text:p text:style-name="Normal">('aut ipsam eum',</text:p>
      <text:p text:style-name="Normal">52,</text:p>
      <text:p text:style-name="Normal">153),</text:p>
      <text:p text:style-name="Normal">('aperiam voluptatem et',</text:p>
      <text:p text:style-name="Normal">54,</text:p>
      <text:p text:style-name="Normal">153),</text:p>
      <text:soft-page-break/>
      <text:p text:style-name="Normal">('aliquam eos ducimus',</text:p>
      <text:p text:style-name="Normal">55,</text:p>
      <text:p text:style-name="Normal">153),</text:p>
      <text:p text:style-name="Normal">('amet fugit dicta',</text:p>
      <text:p text:style-name="Normal">56,</text:p>
      <text:p text:style-name="Normal">153),</text:p>
      <text:p text:style-name="Normal">('eius quod repellat',</text:p>
      <text:p text:style-name="Normal">57,</text:p>
      <text:p text:style-name="Normal">153),</text:p>
      <text:p text:style-name="Normal">('quo in mollitia',</text:p>
      <text:p text:style-name="Normal">66,</text:p>
      <text:p text:style-name="Normal">153),</text:p>
      <text:p text:style-name="Normal">('distinctio sit quis',</text:p>
      <text:p text:style-name="Normal">67,</text:p>
      <text:p text:style-name="Normal">153),</text:p>
      <text:p text:style-name="Normal">('tempora magnam et',</text:p>
      <text:p text:style-name="Normal">71,</text:p>
      <text:p text:style-name="Normal">153),</text:p>
      <text:p text:style-name="Normal">('voluptatum praesentium vel',</text:p>
      <text:p text:style-name="Normal">75,</text:p>
      <text:p text:style-name="Normal">153),</text:p>
      <text:p text:style-name="Normal">('placeat numquam aliquid',</text:p>
      <text:p text:style-name="Normal">76,</text:p>
      <text:p text:style-name="Normal">153),</text:p>
      <text:p text:style-name="Normal">('maiores eum corporis',</text:p>
      <text:p text:style-name="Normal">78,</text:p>
      <text:p text:style-name="Normal">153),</text:p>
      <text:p text:style-name="Normal">('voluptatem beatae iusto',</text:p>
      <text:p text:style-name="Normal">82,</text:p>
      <text:p text:style-name="Normal">153),</text:p>
      <text:p text:style-name="Normal">('corporis officia qui',</text:p>
      <text:soft-page-break/>
      <text:p text:style-name="Normal">84,</text:p>
      <text:p text:style-name="Normal">153),</text:p>
      <text:p text:style-name="Normal">('velit qui voluptatem',</text:p>
      <text:p text:style-name="Normal">87,</text:p>
      <text:p text:style-name="Normal">153),</text:p>
      <text:p text:style-name="Normal">('facilis voluptatibus sequi',</text:p>
      <text:p text:style-name="Normal">91,</text:p>
      <text:p text:style-name="Normal">153),</text:p>
      <text:p text:style-name="Normal">('qui modi et',</text:p>
      <text:p text:style-name="Normal">96,</text:p>
      <text:p text:style-name="Normal">153),</text:p>
      <text:p text:style-name="Normal">('mollitia rem ad',</text:p>
      <text:p text:style-name="Normal">100,</text:p>
      <text:p text:style-name="Normal">153),</text:p>
      <text:p text:style-name="Normal">('vero et non',</text:p>
      <text:p text:style-name="Normal">5,</text:p>
      <text:p text:style-name="Normal">154),</text:p>
      <text:p text:style-name="Normal">('quis sed rem',</text:p>
      <text:p text:style-name="Normal">8,</text:p>
      <text:p text:style-name="Normal">154),</text:p>
      <text:p text:style-name="Normal">('eligendi aut accusantium',</text:p>
      <text:p text:style-name="Normal">14,</text:p>
      <text:p text:style-name="Normal">154),</text:p>
      <text:p text:style-name="Normal">('non minus amet',</text:p>
      <text:p text:style-name="Normal">15,</text:p>
      <text:p text:style-name="Normal">154),</text:p>
      <text:p text:style-name="Normal">('nihil modi vero',</text:p>
      <text:p text:style-name="Normal">17,</text:p>
      <text:p text:style-name="Normal">154),</text:p>
      <text:p text:style-name="Normal">('expedita sed aut',</text:p>
      <text:p text:style-name="Normal">19,</text:p>
      <text:soft-page-break/>
      <text:p text:style-name="Normal">154),</text:p>
      <text:p text:style-name="Normal">('velit repellat voluptatem',</text:p>
      <text:p text:style-name="Normal">20,</text:p>
      <text:p text:style-name="Normal">154),</text:p>
      <text:p text:style-name="Normal">('ut et sed',</text:p>
      <text:p text:style-name="Normal">21,</text:p>
      <text:p text:style-name="Normal">154),</text:p>
      <text:p text:style-name="Normal">('aliquid hic fuga',</text:p>
      <text:p text:style-name="Normal">24,</text:p>
      <text:p text:style-name="Normal">154),</text:p>
      <text:p text:style-name="Normal">('porro doloremque sit',</text:p>
      <text:p text:style-name="Normal">26,</text:p>
      <text:p text:style-name="Normal">154),</text:p>
      <text:p text:style-name="Normal">('alias dolores velit',</text:p>
      <text:p text:style-name="Normal">33,</text:p>
      <text:p text:style-name="Normal">154),</text:p>
      <text:p text:style-name="Normal">('voluptas placeat voluptas',</text:p>
      <text:p text:style-name="Normal">36,</text:p>
      <text:p text:style-name="Normal">154),</text:p>
      <text:p text:style-name="Normal">('rerum similique ut',</text:p>
      <text:p text:style-name="Normal">40,</text:p>
      <text:p text:style-name="Normal">154),</text:p>
      <text:p text:style-name="Normal">('voluptas recusandae nobis',</text:p>
      <text:p text:style-name="Normal">41,</text:p>
      <text:p text:style-name="Normal">154),</text:p>
      <text:p text:style-name="Normal">('incidunt eos nostrum',</text:p>
      <text:p text:style-name="Normal">44,</text:p>
      <text:p text:style-name="Normal">154),</text:p>
      <text:p text:style-name="Normal">('quibusdam atque assumenda',</text:p>
      <text:p text:style-name="Normal">46,</text:p>
      <text:p text:style-name="Normal">154),</text:p>
      <text:soft-page-break/>
      <text:p text:style-name="Normal">('exercitationem enim ex',</text:p>
      <text:p text:style-name="Normal">54,</text:p>
      <text:p text:style-name="Normal">154),</text:p>
      <text:p text:style-name="Normal">('exercitationem veniam harum',</text:p>
      <text:p text:style-name="Normal">55,</text:p>
      <text:p text:style-name="Normal">154),</text:p>
      <text:p text:style-name="Normal">('iure molestiae quo',</text:p>
      <text:p text:style-name="Normal">57,</text:p>
      <text:p text:style-name="Normal">154),</text:p>
      <text:p text:style-name="Normal">('similique quia harum',</text:p>
      <text:p text:style-name="Normal">61,</text:p>
      <text:p text:style-name="Normal">154),</text:p>
      <text:p text:style-name="Normal">('dignissimos nesciunt doloribus',</text:p>
      <text:p text:style-name="Normal">66,</text:p>
      <text:p text:style-name="Normal">154),</text:p>
      <text:p text:style-name="Normal">('temporibus dolore nulla',</text:p>
      <text:p text:style-name="Normal">71,</text:p>
      <text:p text:style-name="Normal">154),</text:p>
      <text:p text:style-name="Normal">('ratione aut sed',</text:p>
      <text:p text:style-name="Normal">73,</text:p>
      <text:p text:style-name="Normal">154),</text:p>
      <text:p text:style-name="Normal">('et voluptas voluptas',</text:p>
      <text:p text:style-name="Normal">75,</text:p>
      <text:p text:style-name="Normal">154),</text:p>
      <text:p text:style-name="Normal">('ut dolores qui',</text:p>
      <text:p text:style-name="Normal">76,</text:p>
      <text:p text:style-name="Normal">154),</text:p>
      <text:p text:style-name="Normal">('eligendi consequatur exercitationem',</text:p>
      <text:p text:style-name="Normal">79,</text:p>
      <text:p text:style-name="Normal">154),</text:p>
      <text:p text:style-name="Normal">('temporibus et tempora',</text:p>
      <text:soft-page-break/>
      <text:p text:style-name="Normal">84,</text:p>
      <text:p text:style-name="Normal">154),</text:p>
      <text:p text:style-name="Normal">('fugit dolorem quia',</text:p>
      <text:p text:style-name="Normal">87,</text:p>
      <text:p text:style-name="Normal">154),</text:p>
      <text:p text:style-name="Normal">('adipisci quo iure',</text:p>
      <text:p text:style-name="Normal">91,</text:p>
      <text:p text:style-name="Normal">154),</text:p>
      <text:p text:style-name="Normal">('voluptatem quis cupiditate',</text:p>
      <text:p text:style-name="Normal">92,</text:p>
      <text:p text:style-name="Normal">154),</text:p>
      <text:p text:style-name="Normal">('corporis omnis voluptatem',</text:p>
      <text:p text:style-name="Normal">93,</text:p>
      <text:p text:style-name="Normal">154),</text:p>
      <text:p text:style-name="Normal">('qui reiciendis nihil',</text:p>
      <text:p text:style-name="Normal">96,</text:p>
      <text:p text:style-name="Normal">154),</text:p>
      <text:p text:style-name="Normal">('veniam dolor id',</text:p>
      <text:p text:style-name="Normal">99,</text:p>
      <text:p text:style-name="Normal">154),</text:p>
      <text:p text:style-name="Normal">('eum sunt deleniti',</text:p>
      <text:p text:style-name="Normal">100,</text:p>
      <text:p text:style-name="Normal">154),</text:p>
      <text:p text:style-name="Normal">('veritatis qui in',</text:p>
      <text:p text:style-name="Normal">5,</text:p>
      <text:p text:style-name="Normal">155),</text:p>
      <text:p text:style-name="Normal">('dolorem et nulla',</text:p>
      <text:p text:style-name="Normal">6,</text:p>
      <text:p text:style-name="Normal">155),</text:p>
      <text:p text:style-name="Normal">('magnam sequi optio',</text:p>
      <text:p text:style-name="Normal">14,</text:p>
      <text:soft-page-break/>
      <text:p text:style-name="Normal">155),</text:p>
      <text:p text:style-name="Normal">('corporis unde autem',</text:p>
      <text:p text:style-name="Normal">21,</text:p>
      <text:p text:style-name="Normal">155),</text:p>
      <text:p text:style-name="Normal">('minima corporis quam',</text:p>
      <text:p text:style-name="Normal">24,</text:p>
      <text:p text:style-name="Normal">155),</text:p>
      <text:p text:style-name="Normal">('ullam enim voluptatibus',</text:p>
      <text:p text:style-name="Normal">26,</text:p>
      <text:p text:style-name="Normal">155),</text:p>
      <text:p text:style-name="Normal">('commodi aut nulla',</text:p>
      <text:p text:style-name="Normal">28,</text:p>
      <text:p text:style-name="Normal">155),</text:p>
      <text:p text:style-name="Normal">('eligendi rerum repellat',</text:p>
      <text:p text:style-name="Normal">30,</text:p>
      <text:p text:style-name="Normal">155),</text:p>
      <text:p text:style-name="Normal">('culpa sed dolorem',</text:p>
      <text:p text:style-name="Normal">32,</text:p>
      <text:p text:style-name="Normal">155),</text:p>
      <text:p text:style-name="Normal">('omnis rerum velit',</text:p>
      <text:p text:style-name="Normal">35,</text:p>
      <text:p text:style-name="Normal">155),</text:p>
      <text:p text:style-name="Normal">('quas neque dolores',</text:p>
      <text:p text:style-name="Normal">36,</text:p>
      <text:p text:style-name="Normal">155),</text:p>
      <text:p text:style-name="Normal">('est consequatur qui',</text:p>
      <text:p text:style-name="Normal">39,</text:p>
      <text:p text:style-name="Normal">155),</text:p>
      <text:p text:style-name="Normal">('doloribus sit et',</text:p>
      <text:p text:style-name="Normal">40,</text:p>
      <text:p text:style-name="Normal">155),</text:p>
      <text:soft-page-break/>
      <text:p text:style-name="Normal">('facilis ratione nesciunt',</text:p>
      <text:p text:style-name="Normal">41,</text:p>
      <text:p text:style-name="Normal">155),</text:p>
      <text:p text:style-name="Normal">('explicabo rerum neque',</text:p>
      <text:p text:style-name="Normal">42,</text:p>
      <text:p text:style-name="Normal">155),</text:p>
      <text:p text:style-name="Normal">('sapiente voluptas quaerat',</text:p>
      <text:p text:style-name="Normal">54,</text:p>
      <text:p text:style-name="Normal">155),</text:p>
      <text:p text:style-name="Normal">('non quia voluptates',</text:p>
      <text:p text:style-name="Normal">55,</text:p>
      <text:p text:style-name="Normal">155),</text:p>
      <text:p text:style-name="Normal">('fugiat voluptatem in',</text:p>
      <text:p text:style-name="Normal">57,</text:p>
      <text:p text:style-name="Normal">155),</text:p>
      <text:p text:style-name="Normal">('qui officiis omnis',</text:p>
      <text:p text:style-name="Normal">60,</text:p>
      <text:p text:style-name="Normal">155),</text:p>
      <text:p text:style-name="Normal">('tenetur sed deserunt',</text:p>
      <text:p text:style-name="Normal">66,</text:p>
      <text:p text:style-name="Normal">155),</text:p>
      <text:p text:style-name="Normal">('facere dolores est',</text:p>
      <text:p text:style-name="Normal">71,</text:p>
      <text:p text:style-name="Normal">155),</text:p>
      <text:p text:style-name="Normal">('molestiae laudantium adipisci',</text:p>
      <text:p text:style-name="Normal">75,</text:p>
      <text:p text:style-name="Normal">155),</text:p>
      <text:p text:style-name="Normal">('eum odio unde',</text:p>
      <text:p text:style-name="Normal">76,</text:p>
      <text:p text:style-name="Normal">155),</text:p>
      <text:p text:style-name="Normal">('molestias sed assumenda',</text:p>
      <text:soft-page-break/>
      <text:p text:style-name="Normal">78,</text:p>
      <text:p text:style-name="Normal">155),</text:p>
      <text:p text:style-name="Normal">('in et harum',</text:p>
      <text:p text:style-name="Normal">85,</text:p>
      <text:p text:style-name="Normal">155),</text:p>
      <text:p text:style-name="Normal">('officia consequatur aut',</text:p>
      <text:p text:style-name="Normal">91,</text:p>
      <text:p text:style-name="Normal">155),</text:p>
      <text:p text:style-name="Normal">('tempore officiis dicta',</text:p>
      <text:p text:style-name="Normal">96,</text:p>
      <text:p text:style-name="Normal">155),</text:p>
      <text:p text:style-name="Normal">('alias vitae natus',</text:p>
      <text:p text:style-name="Normal">4,</text:p>
      <text:p text:style-name="Normal">156),</text:p>
      <text:p text:style-name="Normal">('laboriosam eum libero',</text:p>
      <text:p text:style-name="Normal">5,</text:p>
      <text:p text:style-name="Normal">156),</text:p>
      <text:p text:style-name="Normal">('iusto quia earum',</text:p>
      <text:p text:style-name="Normal">11,</text:p>
      <text:p text:style-name="Normal">156),</text:p>
      <text:p text:style-name="Normal">('quo natus adipisci',</text:p>
      <text:p text:style-name="Normal">12,</text:p>
      <text:p text:style-name="Normal">156),</text:p>
      <text:p text:style-name="Normal">('doloremque harum omnis',</text:p>
      <text:p text:style-name="Normal">14,</text:p>
      <text:p text:style-name="Normal">156),</text:p>
      <text:p text:style-name="Normal">('dolor non harum',</text:p>
      <text:p text:style-name="Normal">15,</text:p>
      <text:p text:style-name="Normal">156),</text:p>
      <text:p text:style-name="Normal">('porro velit et',</text:p>
      <text:p text:style-name="Normal">21,</text:p>
      <text:soft-page-break/>
      <text:p text:style-name="Normal">156),</text:p>
      <text:p text:style-name="Normal">('dolores vel rerum',</text:p>
      <text:p text:style-name="Normal">24,</text:p>
      <text:p text:style-name="Normal">156),</text:p>
      <text:p text:style-name="Normal">('aut et accusantium',</text:p>
      <text:p text:style-name="Normal">27,</text:p>
      <text:p text:style-name="Normal">156),</text:p>
      <text:p text:style-name="Normal">('quod ipsum consequuntur',</text:p>
      <text:p text:style-name="Normal">30,</text:p>
      <text:p text:style-name="Normal">156),</text:p>
      <text:p text:style-name="Normal">('dolorem perspiciatis dolorem',</text:p>
      <text:p text:style-name="Normal">36,</text:p>
      <text:p text:style-name="Normal">156),</text:p>
      <text:p text:style-name="Normal">('dolorem et eum',</text:p>
      <text:p text:style-name="Normal">37,</text:p>
      <text:p text:style-name="Normal">156),</text:p>
      <text:p text:style-name="Normal">('dolorem voluptatibus atque',</text:p>
      <text:p text:style-name="Normal">39,</text:p>
      <text:p text:style-name="Normal">156),</text:p>
      <text:p text:style-name="Normal">('asperiores voluptatem quia',</text:p>
      <text:p text:style-name="Normal">41,</text:p>
      <text:p text:style-name="Normal">156),</text:p>
      <text:p text:style-name="Normal">('autem omnis repudiandae',</text:p>
      <text:p text:style-name="Normal">43,</text:p>
      <text:p text:style-name="Normal">156),</text:p>
      <text:p text:style-name="Normal">('aut ut accusamus',</text:p>
      <text:p text:style-name="Normal">44,</text:p>
      <text:p text:style-name="Normal">156),</text:p>
      <text:p text:style-name="Normal">('ea repellat vel',</text:p>
      <text:p text:style-name="Normal">50,</text:p>
      <text:p text:style-name="Normal">156),</text:p>
      <text:soft-page-break/>
      <text:p text:style-name="Normal">('reprehenderit aliquid quasi',</text:p>
      <text:p text:style-name="Normal">54,</text:p>
      <text:p text:style-name="Normal">156),</text:p>
      <text:p text:style-name="Normal">('voluptatum est officia',</text:p>
      <text:p text:style-name="Normal">57,</text:p>
      <text:p text:style-name="Normal">156),</text:p>
      <text:p text:style-name="Normal">('facilis repudiandae eum',</text:p>
      <text:p text:style-name="Normal">61,</text:p>
      <text:p text:style-name="Normal">156),</text:p>
      <text:p text:style-name="Normal">('distinctio quia possimus',</text:p>
      <text:p text:style-name="Normal">62,</text:p>
      <text:p text:style-name="Normal">156),</text:p>
      <text:p text:style-name="Normal">('voluptatem consequatur sint',</text:p>
      <text:p text:style-name="Normal">63,</text:p>
      <text:p text:style-name="Normal">156),</text:p>
      <text:p text:style-name="Normal">('qui et vitae',</text:p>
      <text:p text:style-name="Normal">65,</text:p>
      <text:p text:style-name="Normal">156),</text:p>
      <text:p text:style-name="Normal">('quisquam dicta est',</text:p>
      <text:p text:style-name="Normal">66,</text:p>
      <text:p text:style-name="Normal">156),</text:p>
      <text:p text:style-name="Normal">('veritatis necessitatibus iste',</text:p>
      <text:p text:style-name="Normal">67,</text:p>
      <text:p text:style-name="Normal">156),</text:p>
      <text:p text:style-name="Normal">('recusandae id quo',</text:p>
      <text:p text:style-name="Normal">71,</text:p>
      <text:p text:style-name="Normal">156),</text:p>
      <text:p text:style-name="Normal">('voluptatum sunt eum',</text:p>
      <text:p text:style-name="Normal">75,</text:p>
      <text:p text:style-name="Normal">156),</text:p>
      <text:p text:style-name="Normal">('consectetur esse consequatur',</text:p>
      <text:soft-page-break/>
      <text:p text:style-name="Normal">76,</text:p>
      <text:p text:style-name="Normal">156),</text:p>
      <text:p text:style-name="Normal">('voluptas qui accusamus',</text:p>
      <text:p text:style-name="Normal">85,</text:p>
      <text:p text:style-name="Normal">156),</text:p>
      <text:p text:style-name="Normal">('quo ullam sit',</text:p>
      <text:p text:style-name="Normal">91,</text:p>
      <text:p text:style-name="Normal">156),</text:p>
      <text:p text:style-name="Normal">('ad similique magni',</text:p>
      <text:p text:style-name="Normal">95,</text:p>
      <text:p text:style-name="Normal">156),</text:p>
      <text:p text:style-name="Normal">('id tempora qui',</text:p>
      <text:p text:style-name="Normal">2,</text:p>
      <text:p text:style-name="Normal">157),</text:p>
      <text:p text:style-name="Normal">('consequatur eveniet voluptatibus',</text:p>
      <text:p text:style-name="Normal">3,</text:p>
      <text:p text:style-name="Normal">157),</text:p>
      <text:p text:style-name="Normal">('ipsa vitae occaecati',</text:p>
      <text:p text:style-name="Normal">4,</text:p>
      <text:p text:style-name="Normal">157),</text:p>
      <text:p text:style-name="Normal">('laudantium eos nisi',</text:p>
      <text:p text:style-name="Normal">5,</text:p>
      <text:p text:style-name="Normal">157),</text:p>
      <text:p text:style-name="Normal">('nesciunt alias est',</text:p>
      <text:p text:style-name="Normal">10,</text:p>
      <text:p text:style-name="Normal">157),</text:p>
      <text:p text:style-name="Normal">('aliquid odit veritatis',</text:p>
      <text:p text:style-name="Normal">14,</text:p>
      <text:p text:style-name="Normal">157),</text:p>
      <text:p text:style-name="Normal">('iusto aut qui',</text:p>
      <text:p text:style-name="Normal">16,</text:p>
      <text:soft-page-break/>
      <text:p text:style-name="Normal">157),</text:p>
      <text:p text:style-name="Normal">('at mollitia qui',</text:p>
      <text:p text:style-name="Normal">18,</text:p>
      <text:p text:style-name="Normal">157),</text:p>
      <text:p text:style-name="Normal">('nihil qui nostrum',</text:p>
      <text:p text:style-name="Normal">19,</text:p>
      <text:p text:style-name="Normal">157),</text:p>
      <text:p text:style-name="Normal">('itaque nulla recusandae',</text:p>
      <text:p text:style-name="Normal">21,</text:p>
      <text:p text:style-name="Normal">157),</text:p>
      <text:p text:style-name="Normal">('ducimus aut aut',</text:p>
      <text:p text:style-name="Normal">24,</text:p>
      <text:p text:style-name="Normal">157),</text:p>
      <text:p text:style-name="Normal">('praesentium sit quos',</text:p>
      <text:p text:style-name="Normal">31,</text:p>
      <text:p text:style-name="Normal">157),</text:p>
      <text:p text:style-name="Normal">('quo aut maxime',</text:p>
      <text:p text:style-name="Normal">35,</text:p>
      <text:p text:style-name="Normal">157),</text:p>
      <text:p text:style-name="Normal">('molestias veniam qui',</text:p>
      <text:p text:style-name="Normal">36,</text:p>
      <text:p text:style-name="Normal">157),</text:p>
      <text:p text:style-name="Normal">('corrupti ut debitis',</text:p>
      <text:p text:style-name="Normal">37,</text:p>
      <text:p text:style-name="Normal">157),</text:p>
      <text:p text:style-name="Normal">('maiores laborum aut',</text:p>
      <text:p text:style-name="Normal">41,</text:p>
      <text:p text:style-name="Normal">157),</text:p>
      <text:p text:style-name="Normal">('debitis culpa voluptatum',</text:p>
      <text:p text:style-name="Normal">43,</text:p>
      <text:p text:style-name="Normal">157),</text:p>
      <text:soft-page-break/>
      <text:p text:style-name="Normal">('modi consequuntur fugit',</text:p>
      <text:p text:style-name="Normal">44,</text:p>
      <text:p text:style-name="Normal">157),</text:p>
      <text:p text:style-name="Normal">('aut in soluta',</text:p>
      <text:p text:style-name="Normal">54,</text:p>
      <text:p text:style-name="Normal">157),</text:p>
      <text:p text:style-name="Normal">('facilis ratione error',</text:p>
      <text:p text:style-name="Normal">55,</text:p>
      <text:p text:style-name="Normal">157),</text:p>
      <text:p text:style-name="Normal">('eius voluptas aut',</text:p>
      <text:p text:style-name="Normal">56,</text:p>
      <text:p text:style-name="Normal">157),</text:p>
      <text:p text:style-name="Normal">('sunt eius qui',</text:p>
      <text:p text:style-name="Normal">57,</text:p>
      <text:p text:style-name="Normal">157),</text:p>
      <text:p text:style-name="Normal">('quos necessitatibus quis',</text:p>
      <text:p text:style-name="Normal">66,</text:p>
      <text:p text:style-name="Normal">157),</text:p>
      <text:p text:style-name="Normal">('dicta natus impedit',</text:p>
      <text:p text:style-name="Normal">69,</text:p>
      <text:p text:style-name="Normal">157),</text:p>
      <text:p text:style-name="Normal">('aut qui esse',</text:p>
      <text:p text:style-name="Normal">70,</text:p>
      <text:p text:style-name="Normal">157),</text:p>
      <text:p text:style-name="Normal">('minus illum voluptatem',</text:p>
      <text:p text:style-name="Normal">71,</text:p>
      <text:p text:style-name="Normal">157),</text:p>
      <text:p text:style-name="Normal">('ex velit voluptas',</text:p>
      <text:p text:style-name="Normal">73,</text:p>
      <text:p text:style-name="Normal">157),</text:p>
      <text:p text:style-name="Normal">('ex atque doloribus',</text:p>
      <text:soft-page-break/>
      <text:p text:style-name="Normal">75,</text:p>
      <text:p text:style-name="Normal">157),</text:p>
      <text:p text:style-name="Normal">('est error voluptatibus',</text:p>
      <text:p text:style-name="Normal">76,</text:p>
      <text:p text:style-name="Normal">157),</text:p>
      <text:p text:style-name="Normal">('in ut iusto',</text:p>
      <text:p text:style-name="Normal">78,</text:p>
      <text:p text:style-name="Normal">157),</text:p>
      <text:p text:style-name="Normal">('voluptas odit est',</text:p>
      <text:p text:style-name="Normal">79,</text:p>
      <text:p text:style-name="Normal">157),</text:p>
      <text:p text:style-name="Normal">('nobis et ut',</text:p>
      <text:p text:style-name="Normal">82,</text:p>
      <text:p text:style-name="Normal">157),</text:p>
      <text:p text:style-name="Normal">('doloribus sit autem',</text:p>
      <text:p text:style-name="Normal">84,</text:p>
      <text:p text:style-name="Normal">157),</text:p>
      <text:p text:style-name="Normal">('in ut qui',</text:p>
      <text:p text:style-name="Normal">85,</text:p>
      <text:p text:style-name="Normal">157),</text:p>
      <text:p text:style-name="Normal">('cupiditate adipisci voluptas',</text:p>
      <text:p text:style-name="Normal">87,</text:p>
      <text:p text:style-name="Normal">157),</text:p>
      <text:p text:style-name="Normal">('perspiciatis nostrum dolores',</text:p>
      <text:p text:style-name="Normal">91,</text:p>
      <text:p text:style-name="Normal">157),</text:p>
      <text:p text:style-name="Normal">('consectetur quia minima',</text:p>
      <text:p text:style-name="Normal">92,</text:p>
      <text:p text:style-name="Normal">157),</text:p>
      <text:p text:style-name="Normal">('officiis recusandae officiis',</text:p>
      <text:p text:style-name="Normal">95,</text:p>
      <text:soft-page-break/>
      <text:p text:style-name="Normal">157),</text:p>
      <text:p text:style-name="Normal">('quos vel qui',</text:p>
      <text:p text:style-name="Normal">100,</text:p>
      <text:p text:style-name="Normal">157),</text:p>
      <text:p text:style-name="Normal">('sed atque architecto',</text:p>
      <text:p text:style-name="Normal">2,</text:p>
      <text:p text:style-name="Normal">158),</text:p>
      <text:p text:style-name="Normal">('amet mollitia ducimus',</text:p>
      <text:p text:style-name="Normal">5,</text:p>
      <text:p text:style-name="Normal">158),</text:p>
      <text:p text:style-name="Normal">('assumenda incidunt dolorum',</text:p>
      <text:p text:style-name="Normal">12,</text:p>
      <text:p text:style-name="Normal">158),</text:p>
      <text:p text:style-name="Normal">('sit dicta necessitatibus',</text:p>
      <text:p text:style-name="Normal">14,</text:p>
      <text:p text:style-name="Normal">158),</text:p>
      <text:p text:style-name="Normal">('molestiae nam nesciunt',</text:p>
      <text:p text:style-name="Normal">15,</text:p>
      <text:p text:style-name="Normal">158),</text:p>
      <text:p text:style-name="Normal">('in quia voluptatem',</text:p>
      <text:p text:style-name="Normal">16,</text:p>
      <text:p text:style-name="Normal">158),</text:p>
      <text:p text:style-name="Normal">('voluptatem architecto sit',</text:p>
      <text:p text:style-name="Normal">17,</text:p>
      <text:p text:style-name="Normal">158),</text:p>
      <text:p text:style-name="Normal">('voluptatem tempora minus',</text:p>
      <text:p text:style-name="Normal">18,</text:p>
      <text:p text:style-name="Normal">158),</text:p>
      <text:p text:style-name="Normal">('sed sunt omnis',</text:p>
      <text:p text:style-name="Normal">21,</text:p>
      <text:p text:style-name="Normal">158),</text:p>
      <text:soft-page-break/>
      <text:p text:style-name="Normal">('ipsa non sapiente',</text:p>
      <text:p text:style-name="Normal">22,</text:p>
      <text:p text:style-name="Normal">158),</text:p>
      <text:p text:style-name="Normal">('qui id ipsa',</text:p>
      <text:p text:style-name="Normal">24,</text:p>
      <text:p text:style-name="Normal">158),</text:p>
      <text:p text:style-name="Normal">('id quisquam aut',</text:p>
      <text:p text:style-name="Normal">26,</text:p>
      <text:p text:style-name="Normal">158),</text:p>
      <text:p text:style-name="Normal">('doloremque animi officia',</text:p>
      <text:p text:style-name="Normal">36,</text:p>
      <text:p text:style-name="Normal">158),</text:p>
      <text:p text:style-name="Normal">('tempora magnam harum',</text:p>
      <text:p text:style-name="Normal">37,</text:p>
      <text:p text:style-name="Normal">158),</text:p>
      <text:p text:style-name="Normal">('et pariatur aut',</text:p>
      <text:p text:style-name="Normal">40,</text:p>
      <text:p text:style-name="Normal">158),</text:p>
      <text:p text:style-name="Normal">('et ipsam libero',</text:p>
      <text:p text:style-name="Normal">41,</text:p>
      <text:p text:style-name="Normal">158),</text:p>
      <text:p text:style-name="Normal">('quia beatae optio',</text:p>
      <text:p text:style-name="Normal">50,</text:p>
      <text:p text:style-name="Normal">158),</text:p>
      <text:p text:style-name="Normal">('accusantium facilis ratione',</text:p>
      <text:p text:style-name="Normal">54,</text:p>
      <text:p text:style-name="Normal">158),</text:p>
      <text:p text:style-name="Normal">('vel qui assumenda',</text:p>
      <text:p text:style-name="Normal">56,</text:p>
      <text:p text:style-name="Normal">158),</text:p>
      <text:p text:style-name="Normal">('veniam sint rerum',</text:p>
      <text:soft-page-break/>
      <text:p text:style-name="Normal">57,</text:p>
      <text:p text:style-name="Normal">158),</text:p>
      <text:p text:style-name="Normal">('dolore sint eum',</text:p>
      <text:p text:style-name="Normal">61,</text:p>
      <text:p text:style-name="Normal">158),</text:p>
      <text:p text:style-name="Normal">('quia perferendis qui',</text:p>
      <text:p text:style-name="Normal">66,</text:p>
      <text:p text:style-name="Normal">158),</text:p>
      <text:p text:style-name="Normal">('facilis nihil sapiente',</text:p>
      <text:p text:style-name="Normal">70,</text:p>
      <text:p text:style-name="Normal">158),</text:p>
      <text:p text:style-name="Normal">('natus eius eligendi',</text:p>
      <text:p text:style-name="Normal">71,</text:p>
      <text:p text:style-name="Normal">158),</text:p>
      <text:p text:style-name="Normal">('modi sapiente asperiores',</text:p>
      <text:p text:style-name="Normal">72,</text:p>
      <text:p text:style-name="Normal">158),</text:p>
      <text:p text:style-name="Normal">('id vero ad',</text:p>
      <text:p text:style-name="Normal">75,</text:p>
      <text:p text:style-name="Normal">158),</text:p>
      <text:p text:style-name="Normal">('fugiat omnis sit',</text:p>
      <text:p text:style-name="Normal">76,</text:p>
      <text:p text:style-name="Normal">158),</text:p>
      <text:p text:style-name="Normal">('dignissimos et architecto',</text:p>
      <text:p text:style-name="Normal">78,</text:p>
      <text:p text:style-name="Normal">158),</text:p>
      <text:p text:style-name="Normal">('debitis minima est',</text:p>
      <text:p text:style-name="Normal">82,</text:p>
      <text:p text:style-name="Normal">158),</text:p>
      <text:p text:style-name="Normal">('libero ipsum atque',</text:p>
      <text:p text:style-name="Normal">85,</text:p>
      <text:soft-page-break/>
      <text:p text:style-name="Normal">158),</text:p>
      <text:p text:style-name="Normal">('non perferendis dolorum',</text:p>
      <text:p text:style-name="Normal">91,</text:p>
      <text:p text:style-name="Normal">158),</text:p>
      <text:p text:style-name="Normal">('illo voluptas itaque',</text:p>
      <text:p text:style-name="Normal">97,</text:p>
      <text:p text:style-name="Normal">158),</text:p>
      <text:p text:style-name="Normal">('qui repellendus explicabo',</text:p>
      <text:p text:style-name="Normal">4,</text:p>
      <text:p text:style-name="Normal">159),</text:p>
      <text:p text:style-name="Normal">('nihil id adipisci',</text:p>
      <text:p text:style-name="Normal">5,</text:p>
      <text:p text:style-name="Normal">159),</text:p>
      <text:p text:style-name="Normal">('ipsum ut aut',</text:p>
      <text:p text:style-name="Normal">14,</text:p>
      <text:p text:style-name="Normal">159),</text:p>
      <text:p text:style-name="Normal">('dolorem omnis est',</text:p>
      <text:p text:style-name="Normal">15,</text:p>
      <text:p text:style-name="Normal">159),</text:p>
      <text:p text:style-name="Normal">('velit possimus voluptatum',</text:p>
      <text:p text:style-name="Normal">21,</text:p>
      <text:p text:style-name="Normal">159),</text:p>
      <text:p text:style-name="Normal">('nemo non est',</text:p>
      <text:p text:style-name="Normal">24,</text:p>
      <text:p text:style-name="Normal">159),</text:p>
      <text:p text:style-name="Normal">('ut soluta accusamus',</text:p>
      <text:p text:style-name="Normal">26,</text:p>
      <text:p text:style-name="Normal">159),</text:p>
      <text:p text:style-name="Normal">('et omnis voluptatem',</text:p>
      <text:p text:style-name="Normal">30,</text:p>
      <text:p text:style-name="Normal">159),</text:p>
      <text:soft-page-break/>
      <text:p text:style-name="Normal">('laudantium impedit eos',</text:p>
      <text:p text:style-name="Normal">31,</text:p>
      <text:p text:style-name="Normal">159),</text:p>
      <text:p text:style-name="Normal">('nesciunt expedita et',</text:p>
      <text:p text:style-name="Normal">35,</text:p>
      <text:p text:style-name="Normal">159),</text:p>
      <text:p text:style-name="Normal">('id itaque aliquam',</text:p>
      <text:p text:style-name="Normal">36,</text:p>
      <text:p text:style-name="Normal">159),</text:p>
      <text:p text:style-name="Normal">('ut adipisci saepe',</text:p>
      <text:p text:style-name="Normal">38,</text:p>
      <text:p text:style-name="Normal">159),</text:p>
      <text:p text:style-name="Normal">('nulla eligendi officiis',</text:p>
      <text:p text:style-name="Normal">41,</text:p>
      <text:p text:style-name="Normal">159),</text:p>
      <text:p text:style-name="Normal">('sed dolore veritatis',</text:p>
      <text:p text:style-name="Normal">44,</text:p>
      <text:p text:style-name="Normal">159),</text:p>
      <text:p text:style-name="Normal">('occaecati et similique',</text:p>
      <text:p text:style-name="Normal">48,</text:p>
      <text:p text:style-name="Normal">159),</text:p>
      <text:p text:style-name="Normal">('aspernatur ipsum voluptas',</text:p>
      <text:p text:style-name="Normal">54,</text:p>
      <text:p text:style-name="Normal">159),</text:p>
      <text:p text:style-name="Normal">('libero ut vero',</text:p>
      <text:p text:style-name="Normal">57,</text:p>
      <text:p text:style-name="Normal">159),</text:p>
      <text:p text:style-name="Normal">('et aut perferendis',</text:p>
      <text:p text:style-name="Normal">61,</text:p>
      <text:p text:style-name="Normal">159),</text:p>
      <text:p text:style-name="Normal">('esse cupiditate voluptatum',</text:p>
      <text:soft-page-break/>
      <text:p text:style-name="Normal">66,</text:p>
      <text:p text:style-name="Normal">159),</text:p>
      <text:p text:style-name="Normal">('aperiam eveniet aspernatur',</text:p>
      <text:p text:style-name="Normal">69,</text:p>
      <text:p text:style-name="Normal">159),</text:p>
      <text:p text:style-name="Normal">('et porro veniam',</text:p>
      <text:p text:style-name="Normal">71,</text:p>
      <text:p text:style-name="Normal">159),</text:p>
      <text:p text:style-name="Normal">('cupiditate aspernatur eaque',</text:p>
      <text:p text:style-name="Normal">75,</text:p>
      <text:p text:style-name="Normal">159),</text:p>
      <text:p text:style-name="Normal">('laborum perferendis ullam',</text:p>
      <text:p text:style-name="Normal">76,</text:p>
      <text:p text:style-name="Normal">159),</text:p>
      <text:p text:style-name="Normal">('atque sit pariatur',</text:p>
      <text:p text:style-name="Normal">82,</text:p>
      <text:p text:style-name="Normal">159),</text:p>
      <text:p text:style-name="Normal">('fuga odio enim',</text:p>
      <text:p text:style-name="Normal">85,</text:p>
      <text:p text:style-name="Normal">159),</text:p>
      <text:p text:style-name="Normal">('saepe odit non',</text:p>
      <text:p text:style-name="Normal">87,</text:p>
      <text:p text:style-name="Normal">159),</text:p>
      <text:p text:style-name="Normal">('sed culpa quos',</text:p>
      <text:p text:style-name="Normal">91,</text:p>
      <text:p text:style-name="Normal">159),</text:p>
      <text:p text:style-name="Normal">('rerum molestias debitis',</text:p>
      <text:p text:style-name="Normal">5,</text:p>
      <text:p text:style-name="Normal">160),</text:p>
      <text:p text:style-name="Normal">('ad quisquam asperiores',</text:p>
      <text:p text:style-name="Normal">12,</text:p>
      <text:soft-page-break/>
      <text:p text:style-name="Normal">160),</text:p>
      <text:p text:style-name="Normal">('totam magni dolor',</text:p>
      <text:p text:style-name="Normal">14,</text:p>
      <text:p text:style-name="Normal">160),</text:p>
      <text:p text:style-name="Normal">('quae est est',</text:p>
      <text:p text:style-name="Normal">18,</text:p>
      <text:p text:style-name="Normal">160),</text:p>
      <text:p text:style-name="Normal">('adipisci ipsam eum',</text:p>
      <text:p text:style-name="Normal">19,</text:p>
      <text:p text:style-name="Normal">160),</text:p>
      <text:p text:style-name="Normal">('rem consectetur quia',</text:p>
      <text:p text:style-name="Normal">21,</text:p>
      <text:p text:style-name="Normal">160),</text:p>
      <text:p text:style-name="Normal">('tempore maxime commodi',</text:p>
      <text:p text:style-name="Normal">24,</text:p>
      <text:p text:style-name="Normal">160),</text:p>
      <text:p text:style-name="Normal">('eligendi consequatur excepturi',</text:p>
      <text:p text:style-name="Normal">33,</text:p>
      <text:p text:style-name="Normal">160),</text:p>
      <text:p text:style-name="Normal">('ullam quia laborum',</text:p>
      <text:p text:style-name="Normal">35,</text:p>
      <text:p text:style-name="Normal">160),</text:p>
      <text:p text:style-name="Normal">('dignissimos aut qui',</text:p>
      <text:p text:style-name="Normal">36,</text:p>
      <text:p text:style-name="Normal">160),</text:p>
      <text:p text:style-name="Normal">('voluptatum cupiditate ut',</text:p>
      <text:p text:style-name="Normal">37,</text:p>
      <text:p text:style-name="Normal">160),</text:p>
      <text:p text:style-name="Normal">('dolorem sapiente aut',</text:p>
      <text:p text:style-name="Normal">39,</text:p>
      <text:p text:style-name="Normal">160),</text:p>
      <text:soft-page-break/>
      <text:p text:style-name="Normal">('saepe architecto molestiae',</text:p>
      <text:p text:style-name="Normal">41,</text:p>
      <text:p text:style-name="Normal">160),</text:p>
      <text:p text:style-name="Normal">('voluptatem maiores eos',</text:p>
      <text:p text:style-name="Normal">44,</text:p>
      <text:p text:style-name="Normal">160),</text:p>
      <text:p text:style-name="Normal">('dolore quaerat eveniet',</text:p>
      <text:p text:style-name="Normal">47,</text:p>
      <text:p text:style-name="Normal">160),</text:p>
      <text:p text:style-name="Normal">('est doloremque veniam',</text:p>
      <text:p text:style-name="Normal">52,</text:p>
      <text:p text:style-name="Normal">160),</text:p>
      <text:p text:style-name="Normal">('provident cumque cumque',</text:p>
      <text:p text:style-name="Normal">54,</text:p>
      <text:p text:style-name="Normal">160),</text:p>
      <text:p text:style-name="Normal">('dolore cupiditate consequatur',</text:p>
      <text:p text:style-name="Normal">56,</text:p>
      <text:p text:style-name="Normal">160),</text:p>
      <text:p text:style-name="Normal">('tempore et eaque',</text:p>
      <text:p text:style-name="Normal">57,</text:p>
      <text:p text:style-name="Normal">160),</text:p>
      <text:p text:style-name="Normal">('veniam rem a',</text:p>
      <text:p text:style-name="Normal">66,</text:p>
      <text:p text:style-name="Normal">160),</text:p>
      <text:p text:style-name="Normal">('porro velit excepturi',</text:p>
      <text:p text:style-name="Normal">67,</text:p>
      <text:p text:style-name="Normal">160),</text:p>
      <text:p text:style-name="Normal">('magni omnis dolor',</text:p>
      <text:p text:style-name="Normal">69,</text:p>
      <text:p text:style-name="Normal">160),</text:p>
      <text:p text:style-name="Normal">('ipsum id dolorem',</text:p>
      <text:soft-page-break/>
      <text:p text:style-name="Normal">71,</text:p>
      <text:p text:style-name="Normal">160),</text:p>
      <text:p text:style-name="Normal">('consectetur vel perspiciatis',</text:p>
      <text:p text:style-name="Normal">75,</text:p>
      <text:p text:style-name="Normal">160),</text:p>
      <text:p text:style-name="Normal">('voluptatibus aut non',</text:p>
      <text:p text:style-name="Normal">76,</text:p>
      <text:p text:style-name="Normal">160),</text:p>
      <text:p text:style-name="Normal">('accusamus saepe reiciendis',</text:p>
      <text:p text:style-name="Normal">78,</text:p>
      <text:p text:style-name="Normal">160),</text:p>
      <text:p text:style-name="Normal">('expedita cumque eius',</text:p>
      <text:p text:style-name="Normal">82,</text:p>
      <text:p text:style-name="Normal">160),</text:p>
      <text:p text:style-name="Normal">('odio id officia',</text:p>
      <text:p text:style-name="Normal">91,</text:p>
      <text:p text:style-name="Normal">160),</text:p>
      <text:p text:style-name="Normal">('et et et',</text:p>
      <text:p text:style-name="Normal">94,</text:p>
      <text:p text:style-name="Normal">160),</text:p>
      <text:p text:style-name="Normal">('accusamus asperiores voluptatem',</text:p>
      <text:p text:style-name="Normal">96,</text:p>
      <text:p text:style-name="Normal">160),</text:p>
      <text:p text:style-name="Normal">('sed optio quasi',</text:p>
      <text:p text:style-name="Normal">99,</text:p>
      <text:p text:style-name="Normal">160),</text:p>
      <text:p text:style-name="Normal">('commodi ullam voluptatem',</text:p>
      <text:p text:style-name="Normal">3,</text:p>
      <text:p text:style-name="Normal">161),</text:p>
      <text:p text:style-name="Normal">('velit corporis aut',</text:p>
      <text:p text:style-name="Normal">5,</text:p>
      <text:soft-page-break/>
      <text:p text:style-name="Normal">161),</text:p>
      <text:p text:style-name="Normal">('quidem quo eveniet',</text:p>
      <text:p text:style-name="Normal">11,</text:p>
      <text:p text:style-name="Normal">161),</text:p>
      <text:p text:style-name="Normal">('mollitia voluptas maiores',</text:p>
      <text:p text:style-name="Normal">12,</text:p>
      <text:p text:style-name="Normal">161),</text:p>
      <text:p text:style-name="Normal">('ut unde qui',</text:p>
      <text:p text:style-name="Normal">13,</text:p>
      <text:p text:style-name="Normal">161),</text:p>
      <text:p text:style-name="Normal">('qui fugit natus',</text:p>
      <text:p text:style-name="Normal">14,</text:p>
      <text:p text:style-name="Normal">161),</text:p>
      <text:p text:style-name="Normal">('iste ut non',</text:p>
      <text:p text:style-name="Normal">15,</text:p>
      <text:p text:style-name="Normal">161),</text:p>
      <text:p text:style-name="Normal">('repellat nisi nobis',</text:p>
      <text:p text:style-name="Normal">21,</text:p>
      <text:p text:style-name="Normal">161),</text:p>
      <text:p text:style-name="Normal">('aperiam autem magni',</text:p>
      <text:p text:style-name="Normal">24,</text:p>
      <text:p text:style-name="Normal">161),</text:p>
      <text:p text:style-name="Normal">('praesentium hic aperiam',</text:p>
      <text:p text:style-name="Normal">27,</text:p>
      <text:p text:style-name="Normal">161),</text:p>
      <text:p text:style-name="Normal">('voluptas doloremque eos',</text:p>
      <text:p text:style-name="Normal">28,</text:p>
      <text:p text:style-name="Normal">161),</text:p>
      <text:p text:style-name="Normal">('accusamus vel facere',</text:p>
      <text:p text:style-name="Normal">30,</text:p>
      <text:p text:style-name="Normal">161),</text:p>
      <text:soft-page-break/>
      <text:p text:style-name="Normal">('ut perferendis reprehenderit',</text:p>
      <text:p text:style-name="Normal">31,</text:p>
      <text:p text:style-name="Normal">161),</text:p>
      <text:p text:style-name="Normal">('excepturi quo quia',</text:p>
      <text:p text:style-name="Normal">32,</text:p>
      <text:p text:style-name="Normal">161),</text:p>
      <text:p text:style-name="Normal">('quam in optio',</text:p>
      <text:p text:style-name="Normal">36,</text:p>
      <text:p text:style-name="Normal">161),</text:p>
      <text:p text:style-name="Normal">('iste enim sapiente',</text:p>
      <text:p text:style-name="Normal">37,</text:p>
      <text:p text:style-name="Normal">161),</text:p>
      <text:p text:style-name="Normal">('voluptatibus dolores hic',</text:p>
      <text:p text:style-name="Normal">41,</text:p>
      <text:p text:style-name="Normal">161),</text:p>
      <text:p text:style-name="Normal">('fugiat deserunt iste',</text:p>
      <text:p text:style-name="Normal">47,</text:p>
      <text:p text:style-name="Normal">161),</text:p>
      <text:p text:style-name="Normal">('non aut maxime',</text:p>
      <text:p text:style-name="Normal">50,</text:p>
      <text:p text:style-name="Normal">161),</text:p>
      <text:p text:style-name="Normal">('velit odit tempore',</text:p>
      <text:p text:style-name="Normal">54,</text:p>
      <text:p text:style-name="Normal">161),</text:p>
      <text:p text:style-name="Normal">('fuga quo deleniti',</text:p>
      <text:p text:style-name="Normal">55,</text:p>
      <text:p text:style-name="Normal">161),</text:p>
      <text:p text:style-name="Normal">('minus ex cum',</text:p>
      <text:p text:style-name="Normal">57,</text:p>
      <text:p text:style-name="Normal">161),</text:p>
      <text:p text:style-name="Normal">('nesciunt culpa voluptatem',</text:p>
      <text:soft-page-break/>
      <text:p text:style-name="Normal">66,</text:p>
      <text:p text:style-name="Normal">161),</text:p>
      <text:p text:style-name="Normal">('consequuntur accusantium est',</text:p>
      <text:p text:style-name="Normal">70,</text:p>
      <text:p text:style-name="Normal">161),</text:p>
      <text:p text:style-name="Normal">('sed modi sed',</text:p>
      <text:p text:style-name="Normal">71,</text:p>
      <text:p text:style-name="Normal">161),</text:p>
      <text:p text:style-name="Normal">('tenetur accusamus iste',</text:p>
      <text:p text:style-name="Normal">75,</text:p>
      <text:p text:style-name="Normal">161),</text:p>
      <text:p text:style-name="Normal">('consectetur non aut',</text:p>
      <text:p text:style-name="Normal">76,</text:p>
      <text:p text:style-name="Normal">161),</text:p>
      <text:p text:style-name="Normal">('quisquam perspiciatis doloremque',</text:p>
      <text:p text:style-name="Normal">91,</text:p>
      <text:p text:style-name="Normal">161),</text:p>
      <text:p text:style-name="Normal">('sequi expedita perferendis',</text:p>
      <text:p text:style-name="Normal">96,</text:p>
      <text:p text:style-name="Normal">161),</text:p>
      <text:p text:style-name="Normal">('aperiam est vitae',</text:p>
      <text:p text:style-name="Normal">97,</text:p>
      <text:p text:style-name="Normal">161),</text:p>
      <text:p text:style-name="Normal">('vitae pariatur voluptatem',</text:p>
      <text:p text:style-name="Normal">99,</text:p>
      <text:p text:style-name="Normal">161),</text:p>
      <text:p text:style-name="Normal">('ut est quaerat',</text:p>
      <text:p text:style-name="Normal">2,</text:p>
      <text:p text:style-name="Normal">162),</text:p>
      <text:p text:style-name="Normal">('unde quaerat ipsa',</text:p>
      <text:p text:style-name="Normal">4,</text:p>
      <text:soft-page-break/>
      <text:p text:style-name="Normal">162),</text:p>
      <text:p text:style-name="Normal">('sunt dicta tempore',</text:p>
      <text:p text:style-name="Normal">5,</text:p>
      <text:p text:style-name="Normal">162),</text:p>
      <text:p text:style-name="Normal">('eius aut magni',</text:p>
      <text:p text:style-name="Normal">10,</text:p>
      <text:p text:style-name="Normal">162),</text:p>
      <text:p text:style-name="Normal">('est sapiente nemo',</text:p>
      <text:p text:style-name="Normal">14,</text:p>
      <text:p text:style-name="Normal">162),</text:p>
      <text:p text:style-name="Normal">('repellat iusto asperiores',</text:p>
      <text:p text:style-name="Normal">15,</text:p>
      <text:p text:style-name="Normal">162),</text:p>
      <text:p text:style-name="Normal">('qui praesentium enim',</text:p>
      <text:p text:style-name="Normal">21,</text:p>
      <text:p text:style-name="Normal">162),</text:p>
      <text:p text:style-name="Normal">('quas omnis ullam',</text:p>
      <text:p text:style-name="Normal">24,</text:p>
      <text:p text:style-name="Normal">162),</text:p>
      <text:p text:style-name="Normal">('ipsum corrupti nisi',</text:p>
      <text:p text:style-name="Normal">31,</text:p>
      <text:p text:style-name="Normal">162),</text:p>
      <text:p text:style-name="Normal">('est quae architecto',</text:p>
      <text:p text:style-name="Normal">32,</text:p>
      <text:p text:style-name="Normal">162),</text:p>
      <text:p text:style-name="Normal">('animi alias et',</text:p>
      <text:p text:style-name="Normal">36,</text:p>
      <text:p text:style-name="Normal">162),</text:p>
      <text:p text:style-name="Normal">('tempore dolorem et',</text:p>
      <text:p text:style-name="Normal">37,</text:p>
      <text:p text:style-name="Normal">162),</text:p>
      <text:soft-page-break/>
      <text:p text:style-name="Normal">('dolore dolorem dolore',</text:p>
      <text:p text:style-name="Normal">41,</text:p>
      <text:p text:style-name="Normal">162),</text:p>
      <text:p text:style-name="Normal">('asperiores beatae officia',</text:p>
      <text:p text:style-name="Normal">44,</text:p>
      <text:p text:style-name="Normal">162),</text:p>
      <text:p text:style-name="Normal">('animi aut architecto',</text:p>
      <text:p text:style-name="Normal">50,</text:p>
      <text:p text:style-name="Normal">162),</text:p>
      <text:p text:style-name="Normal">('enim non cumque',</text:p>
      <text:p text:style-name="Normal">52,</text:p>
      <text:p text:style-name="Normal">162),</text:p>
      <text:p text:style-name="Normal">('quo nisi corrupti',</text:p>
      <text:p text:style-name="Normal">54,</text:p>
      <text:p text:style-name="Normal">162),</text:p>
      <text:p text:style-name="Normal">('harum libero voluptate',</text:p>
      <text:p text:style-name="Normal">57,</text:p>
      <text:p text:style-name="Normal">162),</text:p>
      <text:p text:style-name="Normal">('quos voluptatem omnis',</text:p>
      <text:p text:style-name="Normal">66,</text:p>
      <text:p text:style-name="Normal">162),</text:p>
      <text:p text:style-name="Normal">('et mollitia perferendis',</text:p>
      <text:p text:style-name="Normal">70,</text:p>
      <text:p text:style-name="Normal">162),</text:p>
      <text:p text:style-name="Normal">('aut rerum amet',</text:p>
      <text:p text:style-name="Normal">71,</text:p>
      <text:p text:style-name="Normal">162),</text:p>
      <text:p text:style-name="Normal">('reiciendis ex quasi',</text:p>
      <text:p text:style-name="Normal">75,</text:p>
      <text:p text:style-name="Normal">162),</text:p>
      <text:p text:style-name="Normal">('commodi rerum numquam',</text:p>
      <text:soft-page-break/>
      <text:p text:style-name="Normal">76,</text:p>
      <text:p text:style-name="Normal">162),</text:p>
      <text:p text:style-name="Normal">('et a quo',</text:p>
      <text:p text:style-name="Normal">79,</text:p>
      <text:p text:style-name="Normal">162),</text:p>
      <text:p text:style-name="Normal">('maxime veniam deserunt',</text:p>
      <text:p text:style-name="Normal">84,</text:p>
      <text:p text:style-name="Normal">162),</text:p>
      <text:p text:style-name="Normal">('possimus harum adipisci',</text:p>
      <text:p text:style-name="Normal">91,</text:p>
      <text:p text:style-name="Normal">162),</text:p>
      <text:p text:style-name="Normal">('inventore dicta dolores',</text:p>
      <text:p text:style-name="Normal">95,</text:p>
      <text:p text:style-name="Normal">162),</text:p>
      <text:p text:style-name="Normal">('voluptas maxime qui',</text:p>
      <text:p text:style-name="Normal">96,</text:p>
      <text:p text:style-name="Normal">162),</text:p>
      <text:p text:style-name="Normal">('nihil in non',</text:p>
      <text:p text:style-name="Normal">3,</text:p>
      <text:p text:style-name="Normal">163),</text:p>
      <text:p text:style-name="Normal">('cum quasi laboriosam',</text:p>
      <text:p text:style-name="Normal">5,</text:p>
      <text:p text:style-name="Normal">163),</text:p>
      <text:p text:style-name="Normal">('consequatur voluptatem vitae',</text:p>
      <text:p text:style-name="Normal">6,</text:p>
      <text:p text:style-name="Normal">163),</text:p>
      <text:p text:style-name="Normal">('nemo sed sit',</text:p>
      <text:p text:style-name="Normal">12,</text:p>
      <text:p text:style-name="Normal">163),</text:p>
      <text:p text:style-name="Normal">('tempora enim voluptas',</text:p>
      <text:p text:style-name="Normal">13,</text:p>
      <text:soft-page-break/>
      <text:p text:style-name="Normal">163),</text:p>
      <text:p text:style-name="Normal">('atque a quia',</text:p>
      <text:p text:style-name="Normal">14,</text:p>
      <text:p text:style-name="Normal">163),</text:p>
      <text:p text:style-name="Normal">('est sed ut',</text:p>
      <text:p text:style-name="Normal">17,</text:p>
      <text:p text:style-name="Normal">163),</text:p>
      <text:p text:style-name="Normal">('vel fugit recusandae',</text:p>
      <text:p text:style-name="Normal">18,</text:p>
      <text:p text:style-name="Normal">163),</text:p>
      <text:p text:style-name="Normal">('exercitationem sequi fugiat',</text:p>
      <text:p text:style-name="Normal">21,</text:p>
      <text:p text:style-name="Normal">163),</text:p>
      <text:p text:style-name="Normal">('maxime et quos',</text:p>
      <text:p text:style-name="Normal">24,</text:p>
      <text:p text:style-name="Normal">163),</text:p>
      <text:p text:style-name="Normal">('aspernatur qui ab',</text:p>
      <text:p text:style-name="Normal">33,</text:p>
      <text:p text:style-name="Normal">163),</text:p>
      <text:p text:style-name="Normal">('ipsa rerum consequatur',</text:p>
      <text:p text:style-name="Normal">36,</text:p>
      <text:p text:style-name="Normal">163),</text:p>
      <text:p text:style-name="Normal">('impedit et commodi',</text:p>
      <text:p text:style-name="Normal">37,</text:p>
      <text:p text:style-name="Normal">163),</text:p>
      <text:p text:style-name="Normal">('qui molestiae ut',</text:p>
      <text:p text:style-name="Normal">39,</text:p>
      <text:p text:style-name="Normal">163),</text:p>
      <text:p text:style-name="Normal">('non ducimus reiciendis',</text:p>
      <text:p text:style-name="Normal">41,</text:p>
      <text:p text:style-name="Normal">163),</text:p>
      <text:soft-page-break/>
      <text:p text:style-name="Normal">('ad nemo expedita',</text:p>
      <text:p text:style-name="Normal">46,</text:p>
      <text:p text:style-name="Normal">163),</text:p>
      <text:p text:style-name="Normal">('omnis nemo omnis',</text:p>
      <text:p text:style-name="Normal">52,</text:p>
      <text:p text:style-name="Normal">163),</text:p>
      <text:p text:style-name="Normal">('non magnam voluptas',</text:p>
      <text:p text:style-name="Normal">54,</text:p>
      <text:p text:style-name="Normal">163),</text:p>
      <text:p text:style-name="Normal">('sed qui non',</text:p>
      <text:p text:style-name="Normal">57,</text:p>
      <text:p text:style-name="Normal">163),</text:p>
      <text:p text:style-name="Normal">('dolores sit rerum',</text:p>
      <text:p text:style-name="Normal">66,</text:p>
      <text:p text:style-name="Normal">163),</text:p>
      <text:p text:style-name="Normal">('laudantium consequatur sunt',</text:p>
      <text:p text:style-name="Normal">69,</text:p>
      <text:p text:style-name="Normal">163),</text:p>
      <text:p text:style-name="Normal">('qui cupiditate et',</text:p>
      <text:p text:style-name="Normal">71,</text:p>
      <text:p text:style-name="Normal">163),</text:p>
      <text:p text:style-name="Normal">('distinctio aut fuga',</text:p>
      <text:p text:style-name="Normal">72,</text:p>
      <text:p text:style-name="Normal">163),</text:p>
      <text:p text:style-name="Normal">('dolorum voluptatem tempore',</text:p>
      <text:p text:style-name="Normal">73,</text:p>
      <text:p text:style-name="Normal">163),</text:p>
      <text:p text:style-name="Normal">('ut nobis qui',</text:p>
      <text:p text:style-name="Normal">75,</text:p>
      <text:p text:style-name="Normal">163),</text:p>
      <text:p text:style-name="Normal">('et suscipit est',</text:p>
      <text:soft-page-break/>
      <text:p text:style-name="Normal">76,</text:p>
      <text:p text:style-name="Normal">163),</text:p>
      <text:p text:style-name="Normal">('praesentium molestiae exercitationem',</text:p>
      <text:p text:style-name="Normal">79,</text:p>
      <text:p text:style-name="Normal">163),</text:p>
      <text:p text:style-name="Normal">('cupiditate velit et',</text:p>
      <text:p text:style-name="Normal">82,</text:p>
      <text:p text:style-name="Normal">163),</text:p>
      <text:p text:style-name="Normal">('sint eaque in',</text:p>
      <text:p text:style-name="Normal">85,</text:p>
      <text:p text:style-name="Normal">163),</text:p>
      <text:p text:style-name="Normal">('necessitatibus fugit autem',</text:p>
      <text:p text:style-name="Normal">91,</text:p>
      <text:p text:style-name="Normal">163),</text:p>
      <text:p text:style-name="Normal">('maxime id aut',</text:p>
      <text:p text:style-name="Normal">93,</text:p>
      <text:p text:style-name="Normal">163),</text:p>
      <text:p text:style-name="Normal">('doloribus reprehenderit nobis',</text:p>
      <text:p text:style-name="Normal">94,</text:p>
      <text:p text:style-name="Normal">163),</text:p>
      <text:p text:style-name="Normal">('repellendus eius inventore',</text:p>
      <text:p text:style-name="Normal">100,</text:p>
      <text:p text:style-name="Normal">163),</text:p>
      <text:p text:style-name="Normal">('occaecati et vel',</text:p>
      <text:p text:style-name="Normal">5,</text:p>
      <text:p text:style-name="Normal">164),</text:p>
      <text:p text:style-name="Normal">('non ducimus tenetur',</text:p>
      <text:p text:style-name="Normal">14,</text:p>
      <text:p text:style-name="Normal">164),</text:p>
      <text:p text:style-name="Normal">('est deserunt architecto',</text:p>
      <text:p text:style-name="Normal">18,</text:p>
      <text:soft-page-break/>
      <text:p text:style-name="Normal">164),</text:p>
      <text:p text:style-name="Normal">('eveniet pariatur nihil',</text:p>
      <text:p text:style-name="Normal">21,</text:p>
      <text:p text:style-name="Normal">164),</text:p>
      <text:p text:style-name="Normal">('perspiciatis consequatur ipsam',</text:p>
      <text:p text:style-name="Normal">24,</text:p>
      <text:p text:style-name="Normal">164),</text:p>
      <text:p text:style-name="Normal">('omnis non natus',</text:p>
      <text:p text:style-name="Normal">30,</text:p>
      <text:p text:style-name="Normal">164),</text:p>
      <text:p text:style-name="Normal">('porro neque soluta',</text:p>
      <text:p text:style-name="Normal">32,</text:p>
      <text:p text:style-name="Normal">164),</text:p>
      <text:p text:style-name="Normal">('illum qui nam',</text:p>
      <text:p text:style-name="Normal">35,</text:p>
      <text:p text:style-name="Normal">164),</text:p>
      <text:p text:style-name="Normal">('quia a molestiae',</text:p>
      <text:p text:style-name="Normal">36,</text:p>
      <text:p text:style-name="Normal">164),</text:p>
      <text:p text:style-name="Normal">('et necessitatibus quam',</text:p>
      <text:p text:style-name="Normal">37,</text:p>
      <text:p text:style-name="Normal">164),</text:p>
      <text:p text:style-name="Normal">('et sed qui',</text:p>
      <text:p text:style-name="Normal">39,</text:p>
      <text:p text:style-name="Normal">164),</text:p>
      <text:p text:style-name="Normal">('alias deserunt commodi',</text:p>
      <text:p text:style-name="Normal">40,</text:p>
      <text:p text:style-name="Normal">164),</text:p>
      <text:p text:style-name="Normal">('ut aut sed',</text:p>
      <text:p text:style-name="Normal">41,</text:p>
      <text:p text:style-name="Normal">164),</text:p>
      <text:soft-page-break/>
      <text:p text:style-name="Normal">('iusto maiores adipisci',</text:p>
      <text:p text:style-name="Normal">43,</text:p>
      <text:p text:style-name="Normal">164),</text:p>
      <text:p text:style-name="Normal">('deserunt nemo vel',</text:p>
      <text:p text:style-name="Normal">44,</text:p>
      <text:p text:style-name="Normal">164),</text:p>
      <text:p text:style-name="Normal">('sit dolorem facere',</text:p>
      <text:p text:style-name="Normal">50,</text:p>
      <text:p text:style-name="Normal">164),</text:p>
      <text:p text:style-name="Normal">('dolore consequuntur laboriosam',</text:p>
      <text:p text:style-name="Normal">54,</text:p>
      <text:p text:style-name="Normal">164),</text:p>
      <text:p text:style-name="Normal">('quidem minus quibusdam',</text:p>
      <text:p text:style-name="Normal">55,</text:p>
      <text:p text:style-name="Normal">164),</text:p>
      <text:p text:style-name="Normal">('a voluptas dolorum',</text:p>
      <text:p text:style-name="Normal">57,</text:p>
      <text:p text:style-name="Normal">164),</text:p>
      <text:p text:style-name="Normal">('libero qui autem',</text:p>
      <text:p text:style-name="Normal">62,</text:p>
      <text:p text:style-name="Normal">164),</text:p>
      <text:p text:style-name="Normal">('in sint dolore',</text:p>
      <text:p text:style-name="Normal">63,</text:p>
      <text:p text:style-name="Normal">164),</text:p>
      <text:p text:style-name="Normal">('provident iusto laudantium',</text:p>
      <text:p text:style-name="Normal">65,</text:p>
      <text:p text:style-name="Normal">164),</text:p>
      <text:p text:style-name="Normal">('eos suscipit reprehenderit',</text:p>
      <text:p text:style-name="Normal">66,</text:p>
      <text:p text:style-name="Normal">164),</text:p>
      <text:p text:style-name="Normal">('nihil debitis ea',</text:p>
      <text:soft-page-break/>
      <text:p text:style-name="Normal">70,</text:p>
      <text:p text:style-name="Normal">164),</text:p>
      <text:p text:style-name="Normal">('ratione dolor exercitationem',</text:p>
      <text:p text:style-name="Normal">71,</text:p>
      <text:p text:style-name="Normal">164),</text:p>
      <text:p text:style-name="Normal">('ea voluptatem mollitia',</text:p>
      <text:p text:style-name="Normal">75,</text:p>
      <text:p text:style-name="Normal">164),</text:p>
      <text:p text:style-name="Normal">('voluptas voluptatem velit',</text:p>
      <text:p text:style-name="Normal">76,</text:p>
      <text:p text:style-name="Normal">164),</text:p>
      <text:p text:style-name="Normal">('molestiae magnam minus',</text:p>
      <text:p text:style-name="Normal">85,</text:p>
      <text:p text:style-name="Normal">164),</text:p>
      <text:p text:style-name="Normal">('vero itaque inventore',</text:p>
      <text:p text:style-name="Normal">91,</text:p>
      <text:p text:style-name="Normal">164),</text:p>
      <text:p text:style-name="Normal">('sint temporibus molestias',</text:p>
      <text:p text:style-name="Normal">93,</text:p>
      <text:p text:style-name="Normal">164),</text:p>
      <text:p text:style-name="Normal">('libero ea voluptatem',</text:p>
      <text:p text:style-name="Normal">98,</text:p>
      <text:p text:style-name="Normal">164),</text:p>
      <text:p text:style-name="Normal">('accusamus nihil consequatur',</text:p>
      <text:p text:style-name="Normal">5,</text:p>
      <text:p text:style-name="Normal">165),</text:p>
      <text:p text:style-name="Normal">('nisi autem ab',</text:p>
      <text:p text:style-name="Normal">8,</text:p>
      <text:p text:style-name="Normal">165),</text:p>
      <text:p text:style-name="Normal">('voluptatem labore modi',</text:p>
      <text:p text:style-name="Normal">14,</text:p>
      <text:soft-page-break/>
      <text:p text:style-name="Normal">165),</text:p>
      <text:p text:style-name="Normal">('perspiciatis perspiciatis aut',</text:p>
      <text:p text:style-name="Normal">19,</text:p>
      <text:p text:style-name="Normal">165),</text:p>
      <text:p text:style-name="Normal">('veritatis hic velit',</text:p>
      <text:p text:style-name="Normal">20,</text:p>
      <text:p text:style-name="Normal">165),</text:p>
      <text:p text:style-name="Normal">('dignissimos suscipit vitae',</text:p>
      <text:p text:style-name="Normal">21,</text:p>
      <text:p text:style-name="Normal">165),</text:p>
      <text:p text:style-name="Normal">('totam totam amet',</text:p>
      <text:p text:style-name="Normal">24,</text:p>
      <text:p text:style-name="Normal">165),</text:p>
      <text:p text:style-name="Normal">('deserunt aut temporibus',</text:p>
      <text:p text:style-name="Normal">28,</text:p>
      <text:p text:style-name="Normal">165),</text:p>
      <text:p text:style-name="Normal">('aliquam sunt rerum',</text:p>
      <text:p text:style-name="Normal">31,</text:p>
      <text:p text:style-name="Normal">165),</text:p>
      <text:p text:style-name="Normal">('fugit nam ex',</text:p>
      <text:p text:style-name="Normal">33,</text:p>
      <text:p text:style-name="Normal">165),</text:p>
      <text:p text:style-name="Normal">('perferendis est consequatur',</text:p>
      <text:p text:style-name="Normal">36,</text:p>
      <text:p text:style-name="Normal">165),</text:p>
      <text:p text:style-name="Normal">('soluta nulla vitae',</text:p>
      <text:p text:style-name="Normal">41,</text:p>
      <text:p text:style-name="Normal">165),</text:p>
      <text:p text:style-name="Normal">('autem ea et',</text:p>
      <text:p text:style-name="Normal">54,</text:p>
      <text:p text:style-name="Normal">165),</text:p>
      <text:soft-page-break/>
      <text:p text:style-name="Normal">('eveniet illum aut',</text:p>
      <text:p text:style-name="Normal">57,</text:p>
      <text:p text:style-name="Normal">165),</text:p>
      <text:p text:style-name="Normal">('corrupti accusantium qui',</text:p>
      <text:p text:style-name="Normal">63,</text:p>
      <text:p text:style-name="Normal">165),</text:p>
      <text:p text:style-name="Normal">('deleniti dolor hic',</text:p>
      <text:p text:style-name="Normal">66,</text:p>
      <text:p text:style-name="Normal">165),</text:p>
      <text:p text:style-name="Normal">('occaecati nemo modi',</text:p>
      <text:p text:style-name="Normal">69,</text:p>
      <text:p text:style-name="Normal">165),</text:p>
      <text:p text:style-name="Normal">('itaque neque ut',</text:p>
      <text:p text:style-name="Normal">71,</text:p>
      <text:p text:style-name="Normal">165),</text:p>
      <text:p text:style-name="Normal">('tempora sit voluptatum',</text:p>
      <text:p text:style-name="Normal">72,</text:p>
      <text:p text:style-name="Normal">165),</text:p>
      <text:p text:style-name="Normal">('aliquid modi odio',</text:p>
      <text:p text:style-name="Normal">75,</text:p>
      <text:p text:style-name="Normal">165),</text:p>
      <text:p text:style-name="Normal">('temporibus eum pariatur',</text:p>
      <text:p text:style-name="Normal">76,</text:p>
      <text:p text:style-name="Normal">165),</text:p>
      <text:p text:style-name="Normal">('aut voluptate vel',</text:p>
      <text:p text:style-name="Normal">85,</text:p>
      <text:p text:style-name="Normal">165),</text:p>
      <text:p text:style-name="Normal">('accusamus perspiciatis aut',</text:p>
      <text:p text:style-name="Normal">91,</text:p>
      <text:p text:style-name="Normal">165),</text:p>
      <text:p text:style-name="Normal">('non fugiat ipsum',</text:p>
      <text:soft-page-break/>
      <text:p text:style-name="Normal">92,</text:p>
      <text:p text:style-name="Normal">165),</text:p>
      <text:p text:style-name="Normal">('qui et impedit',</text:p>
      <text:p text:style-name="Normal">93,</text:p>
      <text:p text:style-name="Normal">165),</text:p>
      <text:p text:style-name="Normal">('sequi incidunt dolorem',</text:p>
      <text:p text:style-name="Normal">99,</text:p>
      <text:p text:style-name="Normal">165),</text:p>
      <text:p text:style-name="Normal">('autem perspiciatis dolorem',</text:p>
      <text:p text:style-name="Normal">2,</text:p>
      <text:p text:style-name="Normal">166),</text:p>
      <text:p text:style-name="Normal">('inventore repudiandae cum',</text:p>
      <text:p text:style-name="Normal">3,</text:p>
      <text:p text:style-name="Normal">166),</text:p>
      <text:p text:style-name="Normal">('hic corrupti accusamus',</text:p>
      <text:p text:style-name="Normal">4,</text:p>
      <text:p text:style-name="Normal">166),</text:p>
      <text:p text:style-name="Normal">('et est illo',</text:p>
      <text:p text:style-name="Normal">5,</text:p>
      <text:p text:style-name="Normal">166),</text:p>
      <text:p text:style-name="Normal">('ipsa quisquam fugit',</text:p>
      <text:p text:style-name="Normal">10,</text:p>
      <text:p text:style-name="Normal">166),</text:p>
      <text:p text:style-name="Normal">('adipisci nisi id',</text:p>
      <text:p text:style-name="Normal">14,</text:p>
      <text:p text:style-name="Normal">166),</text:p>
      <text:p text:style-name="Normal">('et delectus doloremque',</text:p>
      <text:p text:style-name="Normal">21,</text:p>
      <text:p text:style-name="Normal">166),</text:p>
      <text:p text:style-name="Normal">('velit saepe qui',</text:p>
      <text:p text:style-name="Normal">24,</text:p>
      <text:soft-page-break/>
      <text:p text:style-name="Normal">166),</text:p>
      <text:p text:style-name="Normal">('sapiente asperiores voluptatem',</text:p>
      <text:p text:style-name="Normal">26,</text:p>
      <text:p text:style-name="Normal">166),</text:p>
      <text:p text:style-name="Normal">('sed at sit',</text:p>
      <text:p text:style-name="Normal">31,</text:p>
      <text:p text:style-name="Normal">166),</text:p>
      <text:p text:style-name="Normal">('qui itaque eveniet',</text:p>
      <text:p text:style-name="Normal">36,</text:p>
      <text:p text:style-name="Normal">166),</text:p>
      <text:p text:style-name="Normal">('dolor temporibus magni',</text:p>
      <text:p text:style-name="Normal">39,</text:p>
      <text:p text:style-name="Normal">166),</text:p>
      <text:p text:style-name="Normal">('excepturi a illum',</text:p>
      <text:p text:style-name="Normal">40,</text:p>
      <text:p text:style-name="Normal">166),</text:p>
      <text:p text:style-name="Normal">('consequatur dolores quasi',</text:p>
      <text:p text:style-name="Normal">41,</text:p>
      <text:p text:style-name="Normal">166),</text:p>
      <text:p text:style-name="Normal">('delectus sed sunt',</text:p>
      <text:p text:style-name="Normal">44,</text:p>
      <text:p text:style-name="Normal">166),</text:p>
      <text:p text:style-name="Normal">('porro ex exercitationem',</text:p>
      <text:p text:style-name="Normal">47,</text:p>
      <text:p text:style-name="Normal">166),</text:p>
      <text:p text:style-name="Normal">('exercitationem quam repellat',</text:p>
      <text:p text:style-name="Normal">54,</text:p>
      <text:p text:style-name="Normal">166),</text:p>
      <text:p text:style-name="Normal">('ad aliquid consequatur',</text:p>
      <text:p text:style-name="Normal">56,</text:p>
      <text:p text:style-name="Normal">166),</text:p>
      <text:soft-page-break/>
      <text:p text:style-name="Normal">('porro libero earum',</text:p>
      <text:p text:style-name="Normal">57,</text:p>
      <text:p text:style-name="Normal">166),</text:p>
      <text:p text:style-name="Normal">('molestiae aut neque',</text:p>
      <text:p text:style-name="Normal">62,</text:p>
      <text:p text:style-name="Normal">166),</text:p>
      <text:p text:style-name="Normal">('delectus optio porro',</text:p>
      <text:p text:style-name="Normal">66,</text:p>
      <text:p text:style-name="Normal">166),</text:p>
      <text:p text:style-name="Normal">('dolores omnis illum',</text:p>
      <text:p text:style-name="Normal">67,</text:p>
      <text:p text:style-name="Normal">166),</text:p>
      <text:p text:style-name="Normal">('est similique cumque',</text:p>
      <text:p text:style-name="Normal">71,</text:p>
      <text:p text:style-name="Normal">166),</text:p>
      <text:p text:style-name="Normal">('aliquid dolor eveniet',</text:p>
      <text:p text:style-name="Normal">75,</text:p>
      <text:p text:style-name="Normal">166),</text:p>
      <text:p text:style-name="Normal">('voluptatem quia omnis',</text:p>
      <text:p text:style-name="Normal">76,</text:p>
      <text:p text:style-name="Normal">166),</text:p>
      <text:p text:style-name="Normal">('soluta deleniti hic',</text:p>
      <text:p text:style-name="Normal">87,</text:p>
      <text:p text:style-name="Normal">166),</text:p>
      <text:p text:style-name="Normal">('recusandae et laudantium',</text:p>
      <text:p text:style-name="Normal">91,</text:p>
      <text:p text:style-name="Normal">166),</text:p>
      <text:p text:style-name="Normal">('sint assumenda autem',</text:p>
      <text:p text:style-name="Normal">96,</text:p>
      <text:p text:style-name="Normal">166),</text:p>
      <text:p text:style-name="Normal">('dolorum ut placeat',</text:p>
      <text:soft-page-break/>
      <text:p text:style-name="Normal">99,</text:p>
      <text:p text:style-name="Normal">166),</text:p>
      <text:p text:style-name="Normal">('laboriosam accusamus odit',</text:p>
      <text:p text:style-name="Normal">100,</text:p>
      <text:p text:style-name="Normal">166),</text:p>
      <text:p text:style-name="Normal">('in fugiat accusamus',</text:p>
      <text:p text:style-name="Normal">5,</text:p>
      <text:p text:style-name="Normal">167),</text:p>
      <text:p text:style-name="Normal">('minima qui sunt',</text:p>
      <text:p text:style-name="Normal">10,</text:p>
      <text:p text:style-name="Normal">167),</text:p>
      <text:p text:style-name="Normal">('molestiae aperiam repellat',</text:p>
      <text:p text:style-name="Normal">14,</text:p>
      <text:p text:style-name="Normal">167),</text:p>
      <text:p text:style-name="Normal">('esse veritatis provident',</text:p>
      <text:p text:style-name="Normal">16,</text:p>
      <text:p text:style-name="Normal">167),</text:p>
      <text:p text:style-name="Normal">('iusto quaerat iure',</text:p>
      <text:p text:style-name="Normal">20,</text:p>
      <text:p text:style-name="Normal">167),</text:p>
      <text:p text:style-name="Normal">('ex nesciunt et',</text:p>
      <text:p text:style-name="Normal">21,</text:p>
      <text:p text:style-name="Normal">167),</text:p>
      <text:p text:style-name="Normal">('cum aut voluptas',</text:p>
      <text:p text:style-name="Normal">22,</text:p>
      <text:p text:style-name="Normal">167),</text:p>
      <text:p text:style-name="Normal">('illo sint sed',</text:p>
      <text:p text:style-name="Normal">24,</text:p>
      <text:p text:style-name="Normal">167),</text:p>
      <text:p text:style-name="Normal">('nemo vero nostrum',</text:p>
      <text:p text:style-name="Normal">26,</text:p>
      <text:soft-page-break/>
      <text:p text:style-name="Normal">167),</text:p>
      <text:p text:style-name="Normal">('excepturi soluta pariatur',</text:p>
      <text:p text:style-name="Normal">31,</text:p>
      <text:p text:style-name="Normal">167),</text:p>
      <text:p text:style-name="Normal">('tempora autem nihil',</text:p>
      <text:p text:style-name="Normal">36,</text:p>
      <text:p text:style-name="Normal">167),</text:p>
      <text:p text:style-name="Normal">('possimus consequatur similique',</text:p>
      <text:p text:style-name="Normal">41,</text:p>
      <text:p text:style-name="Normal">167),</text:p>
      <text:p text:style-name="Normal">('et saepe excepturi',</text:p>
      <text:p text:style-name="Normal">43,</text:p>
      <text:p text:style-name="Normal">167),</text:p>
      <text:p text:style-name="Normal">('provident saepe aliquid',</text:p>
      <text:p text:style-name="Normal">54,</text:p>
      <text:p text:style-name="Normal">167),</text:p>
      <text:p text:style-name="Normal">('architecto laboriosam ipsum',</text:p>
      <text:p text:style-name="Normal">57,</text:p>
      <text:p text:style-name="Normal">167),</text:p>
      <text:p text:style-name="Normal">('error sunt perspiciatis',</text:p>
      <text:p text:style-name="Normal">60,</text:p>
      <text:p text:style-name="Normal">167),</text:p>
      <text:p text:style-name="Normal">('a tempora nam',</text:p>
      <text:p text:style-name="Normal">65,</text:p>
      <text:p text:style-name="Normal">167),</text:p>
      <text:p text:style-name="Normal">('dolorum quo voluptatem',</text:p>
      <text:p text:style-name="Normal">66,</text:p>
      <text:p text:style-name="Normal">167),</text:p>
      <text:p text:style-name="Normal">('et accusantium earum',</text:p>
      <text:p text:style-name="Normal">67,</text:p>
      <text:p text:style-name="Normal">167),</text:p>
      <text:soft-page-break/>
      <text:p text:style-name="Normal">('facere accusantium minima',</text:p>
      <text:p text:style-name="Normal">70,</text:p>
      <text:p text:style-name="Normal">167),</text:p>
      <text:p text:style-name="Normal">('nemo cumque ut',</text:p>
      <text:p text:style-name="Normal">71,</text:p>
      <text:p text:style-name="Normal">167),</text:p>
      <text:p text:style-name="Normal">('earum voluptatem quasi',</text:p>
      <text:p text:style-name="Normal">75,</text:p>
      <text:p text:style-name="Normal">167),</text:p>
      <text:p text:style-name="Normal">('odio repellat magni',</text:p>
      <text:p text:style-name="Normal">76,</text:p>
      <text:p text:style-name="Normal">167),</text:p>
      <text:p text:style-name="Normal">('sed nihil corrupti',</text:p>
      <text:p text:style-name="Normal">78,</text:p>
      <text:p text:style-name="Normal">167),</text:p>
      <text:p text:style-name="Normal">('aliquid odit voluptas',</text:p>
      <text:p text:style-name="Normal">82,</text:p>
      <text:p text:style-name="Normal">167),</text:p>
      <text:p text:style-name="Normal">('ut sit ipsa',</text:p>
      <text:p text:style-name="Normal">84,</text:p>
      <text:p text:style-name="Normal">167),</text:p>
      <text:p text:style-name="Normal">('vel eum suscipit',</text:p>
      <text:p text:style-name="Normal">91,</text:p>
      <text:p text:style-name="Normal">167),</text:p>
      <text:p text:style-name="Normal">('eligendi est quidem',</text:p>
      <text:p text:style-name="Normal">93,</text:p>
      <text:p text:style-name="Normal">167),</text:p>
      <text:p text:style-name="Normal">('saepe et dolorem',</text:p>
      <text:p text:style-name="Normal">96,</text:p>
      <text:p text:style-name="Normal">167),</text:p>
      <text:p text:style-name="Normal">('maiores perspiciatis quas',</text:p>
      <text:soft-page-break/>
      <text:p text:style-name="Normal">5,</text:p>
      <text:p text:style-name="Normal">168),</text:p>
      <text:p text:style-name="Normal">('aliquid omnis consectetur',</text:p>
      <text:p text:style-name="Normal">8,</text:p>
      <text:p text:style-name="Normal">168),</text:p>
      <text:p text:style-name="Normal">('qui non rem',</text:p>
      <text:p text:style-name="Normal">10,</text:p>
      <text:p text:style-name="Normal">168),</text:p>
      <text:p text:style-name="Normal">('ut quis voluptas',</text:p>
      <text:p text:style-name="Normal">14,</text:p>
      <text:p text:style-name="Normal">168),</text:p>
      <text:p text:style-name="Normal">('dolor temporibus excepturi',</text:p>
      <text:p text:style-name="Normal">16,</text:p>
      <text:p text:style-name="Normal">168),</text:p>
      <text:p text:style-name="Normal">('unde culpa neque',</text:p>
      <text:p text:style-name="Normal">21,</text:p>
      <text:p text:style-name="Normal">168),</text:p>
      <text:p text:style-name="Normal">('ipsum modi est',</text:p>
      <text:p text:style-name="Normal">24,</text:p>
      <text:p text:style-name="Normal">168),</text:p>
      <text:p text:style-name="Normal">('eligendi aut accusantium',</text:p>
      <text:p text:style-name="Normal">28,</text:p>
      <text:p text:style-name="Normal">168),</text:p>
      <text:p text:style-name="Normal">('vel porro dolorem',</text:p>
      <text:p text:style-name="Normal">32,</text:p>
      <text:p text:style-name="Normal">168),</text:p>
      <text:p text:style-name="Normal">('et corrupti ipsa',</text:p>
      <text:p text:style-name="Normal">33,</text:p>
      <text:p text:style-name="Normal">168),</text:p>
      <text:p text:style-name="Normal">('quidem rerum saepe',</text:p>
      <text:p text:style-name="Normal">36,</text:p>
      <text:soft-page-break/>
      <text:p text:style-name="Normal">168),</text:p>
      <text:p text:style-name="Normal">('id natus laborum',</text:p>
      <text:p text:style-name="Normal">37,</text:p>
      <text:p text:style-name="Normal">168),</text:p>
      <text:p text:style-name="Normal">('necessitatibus ut minima',</text:p>
      <text:p text:style-name="Normal">40,</text:p>
      <text:p text:style-name="Normal">168),</text:p>
      <text:p text:style-name="Normal">('molestiae deserunt voluptate',</text:p>
      <text:p text:style-name="Normal">41,</text:p>
      <text:p text:style-name="Normal">168),</text:p>
      <text:p text:style-name="Normal">('et officia commodi',</text:p>
      <text:p text:style-name="Normal">43,</text:p>
      <text:p text:style-name="Normal">168),</text:p>
      <text:p text:style-name="Normal">('ipsum esse ut',</text:p>
      <text:p text:style-name="Normal">52,</text:p>
      <text:p text:style-name="Normal">168),</text:p>
      <text:p text:style-name="Normal">('accusamus ipsa neque',</text:p>
      <text:p text:style-name="Normal">54,</text:p>
      <text:p text:style-name="Normal">168),</text:p>
      <text:p text:style-name="Normal">('deserunt molestiae eius',</text:p>
      <text:p text:style-name="Normal">57,</text:p>
      <text:p text:style-name="Normal">168),</text:p>
      <text:p text:style-name="Normal">('perferendis numquam ut',</text:p>
      <text:p text:style-name="Normal">62,</text:p>
      <text:p text:style-name="Normal">168),</text:p>
      <text:p text:style-name="Normal">('ex quia voluptate',</text:p>
      <text:p text:style-name="Normal">66,</text:p>
      <text:p text:style-name="Normal">168),</text:p>
      <text:p text:style-name="Normal">('fuga eos doloribus',</text:p>
      <text:p text:style-name="Normal">67,</text:p>
      <text:p text:style-name="Normal">168),</text:p>
      <text:soft-page-break/>
      <text:p text:style-name="Normal">('pariatur ipsum praesentium',</text:p>
      <text:p text:style-name="Normal">70,</text:p>
      <text:p text:style-name="Normal">168),</text:p>
      <text:p text:style-name="Normal">('aspernatur quo veniam',</text:p>
      <text:p text:style-name="Normal">71,</text:p>
      <text:p text:style-name="Normal">168),</text:p>
      <text:p text:style-name="Normal">('tempore et in',</text:p>
      <text:p text:style-name="Normal">72,</text:p>
      <text:p text:style-name="Normal">168),</text:p>
      <text:p text:style-name="Normal">('ut qui expedita',</text:p>
      <text:p text:style-name="Normal">75,</text:p>
      <text:p text:style-name="Normal">168),</text:p>
      <text:p text:style-name="Normal">('natus dolores ea',</text:p>
      <text:p text:style-name="Normal">76,</text:p>
      <text:p text:style-name="Normal">168),</text:p>
      <text:p text:style-name="Normal">('optio voluptatum officia',</text:p>
      <text:p text:style-name="Normal">79,</text:p>
      <text:p text:style-name="Normal">168),</text:p>
      <text:p text:style-name="Normal">('et consequatur natus',</text:p>
      <text:p text:style-name="Normal">87,</text:p>
      <text:p text:style-name="Normal">168),</text:p>
      <text:p text:style-name="Normal">('et at quasi',</text:p>
      <text:p text:style-name="Normal">91,</text:p>
      <text:p text:style-name="Normal">168),</text:p>
      <text:p text:style-name="Normal">('adipisci quam et',</text:p>
      <text:p text:style-name="Normal">3,</text:p>
      <text:p text:style-name="Normal">169),</text:p>
      <text:p text:style-name="Normal">('sequi et qui',</text:p>
      <text:p text:style-name="Normal">5,</text:p>
      <text:p text:style-name="Normal">169),</text:p>
      <text:p text:style-name="Normal">('modi odio nemo',</text:p>
      <text:soft-page-break/>
      <text:p text:style-name="Normal">14,</text:p>
      <text:p text:style-name="Normal">169),</text:p>
      <text:p text:style-name="Normal">('ipsum officia inventore',</text:p>
      <text:p text:style-name="Normal">19,</text:p>
      <text:p text:style-name="Normal">169),</text:p>
      <text:p text:style-name="Normal">('cumque est necessitatibus',</text:p>
      <text:p text:style-name="Normal">21,</text:p>
      <text:p text:style-name="Normal">169),</text:p>
      <text:p text:style-name="Normal">('sequi cumque inventore',</text:p>
      <text:p text:style-name="Normal">22,</text:p>
      <text:p text:style-name="Normal">169),</text:p>
      <text:p text:style-name="Normal">('qui nulla qui',</text:p>
      <text:p text:style-name="Normal">24,</text:p>
      <text:p text:style-name="Normal">169),</text:p>
      <text:p text:style-name="Normal">('ut est non',</text:p>
      <text:p text:style-name="Normal">36,</text:p>
      <text:p text:style-name="Normal">169),</text:p>
      <text:p text:style-name="Normal">('et et et',</text:p>
      <text:p text:style-name="Normal">41,</text:p>
      <text:p text:style-name="Normal">169),</text:p>
      <text:p text:style-name="Normal">('sint quae vel',</text:p>
      <text:p text:style-name="Normal">42,</text:p>
      <text:p text:style-name="Normal">169),</text:p>
      <text:p text:style-name="Normal">('qui porro minima',</text:p>
      <text:p text:style-name="Normal">50,</text:p>
      <text:p text:style-name="Normal">169),</text:p>
      <text:p text:style-name="Normal">('voluptatem voluptate est',</text:p>
      <text:p text:style-name="Normal">54,</text:p>
      <text:p text:style-name="Normal">169),</text:p>
      <text:p text:style-name="Normal">('mollitia sit voluptas',</text:p>
      <text:p text:style-name="Normal">55,</text:p>
      <text:soft-page-break/>
      <text:p text:style-name="Normal">169),</text:p>
      <text:p text:style-name="Normal">('aut nostrum fugit',</text:p>
      <text:p text:style-name="Normal">57,</text:p>
      <text:p text:style-name="Normal">169),</text:p>
      <text:p text:style-name="Normal">('quos alias aliquid',</text:p>
      <text:p text:style-name="Normal">62,</text:p>
      <text:p text:style-name="Normal">169),</text:p>
      <text:p text:style-name="Normal">('non quos omnis',</text:p>
      <text:p text:style-name="Normal">65,</text:p>
      <text:p text:style-name="Normal">169),</text:p>
      <text:p text:style-name="Normal">('temporibus voluptatum aperiam',</text:p>
      <text:p text:style-name="Normal">66,</text:p>
      <text:p text:style-name="Normal">169),</text:p>
      <text:p text:style-name="Normal">('eos id et',</text:p>
      <text:p text:style-name="Normal">70,</text:p>
      <text:p text:style-name="Normal">169),</text:p>
      <text:p text:style-name="Normal">('tempore molestiae totam',</text:p>
      <text:p text:style-name="Normal">71,</text:p>
      <text:p text:style-name="Normal">169),</text:p>
      <text:p text:style-name="Normal">('rerum eius possimus',</text:p>
      <text:p text:style-name="Normal">75,</text:p>
      <text:p text:style-name="Normal">169),</text:p>
      <text:p text:style-name="Normal">('provident fugit ipsum',</text:p>
      <text:p text:style-name="Normal">76,</text:p>
      <text:p text:style-name="Normal">169),</text:p>
      <text:p text:style-name="Normal">('ex sint sed',</text:p>
      <text:p text:style-name="Normal">82,</text:p>
      <text:p text:style-name="Normal">169),</text:p>
      <text:p text:style-name="Normal">('delectus provident velit',</text:p>
      <text:p text:style-name="Normal">85,</text:p>
      <text:p text:style-name="Normal">169),</text:p>
      <text:soft-page-break/>
      <text:p text:style-name="Normal">('consequatur non libero',</text:p>
      <text:p text:style-name="Normal">87,</text:p>
      <text:p text:style-name="Normal">169),</text:p>
      <text:p text:style-name="Normal">('assumenda sed repellat',</text:p>
      <text:p text:style-name="Normal">91,</text:p>
      <text:p text:style-name="Normal">169),</text:p>
      <text:p text:style-name="Normal">('consequatur recusandae pariatur',</text:p>
      <text:p text:style-name="Normal">92,</text:p>
      <text:p text:style-name="Normal">169),</text:p>
      <text:p text:style-name="Normal">('dolorem quod odit',</text:p>
      <text:p text:style-name="Normal">93,</text:p>
      <text:p text:style-name="Normal">169),</text:p>
      <text:p text:style-name="Normal">('dolore magni eos',</text:p>
      <text:p text:style-name="Normal">100,</text:p>
      <text:p text:style-name="Normal">169),</text:p>
      <text:p text:style-name="Normal">('quis recusandae sunt',</text:p>
      <text:p text:style-name="Normal">5,</text:p>
      <text:p text:style-name="Normal">170),</text:p>
      <text:p text:style-name="Normal">('aut illo inventore',</text:p>
      <text:p text:style-name="Normal">12,</text:p>
      <text:p text:style-name="Normal">170),</text:p>
      <text:p text:style-name="Normal">('consequatur nam et',</text:p>
      <text:p text:style-name="Normal">14,</text:p>
      <text:p text:style-name="Normal">170),</text:p>
      <text:p text:style-name="Normal">('iure incidunt fugiat',</text:p>
      <text:p text:style-name="Normal">17,</text:p>
      <text:p text:style-name="Normal">170),</text:p>
      <text:p text:style-name="Normal">('similique rerum soluta',</text:p>
      <text:p text:style-name="Normal">21,</text:p>
      <text:p text:style-name="Normal">170),</text:p>
      <text:p text:style-name="Normal">('aut dolores ad',</text:p>
      <text:soft-page-break/>
      <text:p text:style-name="Normal">24,</text:p>
      <text:p text:style-name="Normal">170),</text:p>
      <text:p text:style-name="Normal">('rerum voluptas deserunt',</text:p>
      <text:p text:style-name="Normal">36,</text:p>
      <text:p text:style-name="Normal">170),</text:p>
      <text:p text:style-name="Normal">('quasi sed consequatur',</text:p>
      <text:p text:style-name="Normal">37,</text:p>
      <text:p text:style-name="Normal">170),</text:p>
      <text:p text:style-name="Normal">('eos ad et',</text:p>
      <text:p text:style-name="Normal">41,</text:p>
      <text:p text:style-name="Normal">170),</text:p>
      <text:p text:style-name="Normal">('saepe asperiores corporis',</text:p>
      <text:p text:style-name="Normal">46,</text:p>
      <text:p text:style-name="Normal">170),</text:p>
      <text:p text:style-name="Normal">('praesentium nihil quibusdam',</text:p>
      <text:p text:style-name="Normal">47,</text:p>
      <text:p text:style-name="Normal">170),</text:p>
      <text:p text:style-name="Normal">('repellendus corrupti rerum',</text:p>
      <text:p text:style-name="Normal">52,</text:p>
      <text:p text:style-name="Normal">170),</text:p>
      <text:p text:style-name="Normal">('est aliquam molestiae',</text:p>
      <text:p text:style-name="Normal">54,</text:p>
      <text:p text:style-name="Normal">170),</text:p>
      <text:p text:style-name="Normal">('unde saepe amet',</text:p>
      <text:p text:style-name="Normal">55,</text:p>
      <text:p text:style-name="Normal">170),</text:p>
      <text:p text:style-name="Normal">('est molestiae molestias',</text:p>
      <text:p text:style-name="Normal">57,</text:p>
      <text:p text:style-name="Normal">170),</text:p>
      <text:p text:style-name="Normal">('illo quia quaerat',</text:p>
      <text:p text:style-name="Normal">61,</text:p>
      <text:soft-page-break/>
      <text:p text:style-name="Normal">170),</text:p>
      <text:p text:style-name="Normal">('est soluta aut',</text:p>
      <text:p text:style-name="Normal">63,</text:p>
      <text:p text:style-name="Normal">170),</text:p>
      <text:p text:style-name="Normal">('dolorem in sit',</text:p>
      <text:p text:style-name="Normal">66,</text:p>
      <text:p text:style-name="Normal">170),</text:p>
      <text:p text:style-name="Normal">('corrupti sunt nihil',</text:p>
      <text:p text:style-name="Normal">67,</text:p>
      <text:p text:style-name="Normal">170),</text:p>
      <text:p text:style-name="Normal">('tenetur ut quisquam',</text:p>
      <text:p text:style-name="Normal">71,</text:p>
      <text:p text:style-name="Normal">170),</text:p>
      <text:p text:style-name="Normal">('illo deleniti consectetur',</text:p>
      <text:p text:style-name="Normal">75,</text:p>
      <text:p text:style-name="Normal">170),</text:p>
      <text:p text:style-name="Normal">('porro atque possimus',</text:p>
      <text:p text:style-name="Normal">76,</text:p>
      <text:p text:style-name="Normal">170),</text:p>
      <text:p text:style-name="Normal">('quibusdam est aliquam',</text:p>
      <text:p text:style-name="Normal">78,</text:p>
      <text:p text:style-name="Normal">170),</text:p>
      <text:p text:style-name="Normal">('molestiae vel vel',</text:p>
      <text:p text:style-name="Normal">79,</text:p>
      <text:p text:style-name="Normal">170),</text:p>
      <text:p text:style-name="Normal">('veniam molestiae ut',</text:p>
      <text:p text:style-name="Normal">91,</text:p>
      <text:p text:style-name="Normal">170),</text:p>
      <text:p text:style-name="Normal">('et vitae praesentium',</text:p>
      <text:p text:style-name="Normal">94,</text:p>
      <text:p text:style-name="Normal">170),</text:p>
      <text:soft-page-break/>
      <text:p text:style-name="Normal">('deserunt rerum officiis',</text:p>
      <text:p text:style-name="Normal">98,</text:p>
      <text:p text:style-name="Normal">170),</text:p>
      <text:p text:style-name="Normal">('officia molestiae ab',</text:p>
      <text:p text:style-name="Normal">100,</text:p>
      <text:p text:style-name="Normal">170),</text:p>
      <text:p text:style-name="Normal">('illum itaque exercitationem',</text:p>
      <text:p text:style-name="Normal">5,</text:p>
      <text:p text:style-name="Normal">171),</text:p>
      <text:p text:style-name="Normal">('consequuntur officia dolorum',</text:p>
      <text:p text:style-name="Normal">8,</text:p>
      <text:p text:style-name="Normal">171),</text:p>
      <text:p text:style-name="Normal">('et non quia',</text:p>
      <text:p text:style-name="Normal">9,</text:p>
      <text:p text:style-name="Normal">171),</text:p>
      <text:p text:style-name="Normal">('sint est laboriosam',</text:p>
      <text:p text:style-name="Normal">12,</text:p>
      <text:p text:style-name="Normal">171),</text:p>
      <text:p text:style-name="Normal">('id non sed',</text:p>
      <text:p text:style-name="Normal">14,</text:p>
      <text:p text:style-name="Normal">171),</text:p>
      <text:p text:style-name="Normal">('soluta ipsam tenetur',</text:p>
      <text:p text:style-name="Normal">15,</text:p>
      <text:p text:style-name="Normal">171),</text:p>
      <text:p text:style-name="Normal">('dolore eligendi beatae',</text:p>
      <text:p text:style-name="Normal">18,</text:p>
      <text:p text:style-name="Normal">171),</text:p>
      <text:p text:style-name="Normal">('rerum cum molestiae',</text:p>
      <text:p text:style-name="Normal">19,</text:p>
      <text:p text:style-name="Normal">171),</text:p>
      <text:p text:style-name="Normal">('architecto culpa adipisci',</text:p>
      <text:soft-page-break/>
      <text:p text:style-name="Normal">21,</text:p>
      <text:p text:style-name="Normal">171),</text:p>
      <text:p text:style-name="Normal">('quibusdam laudantium asperiores',</text:p>
      <text:p text:style-name="Normal">22,</text:p>
      <text:p text:style-name="Normal">171),</text:p>
      <text:p text:style-name="Normal">('sint molestiae accusantium',</text:p>
      <text:p text:style-name="Normal">24,</text:p>
      <text:p text:style-name="Normal">171),</text:p>
      <text:p text:style-name="Normal">('modi repudiandae suscipit',</text:p>
      <text:p text:style-name="Normal">35,</text:p>
      <text:p text:style-name="Normal">171),</text:p>
      <text:p text:style-name="Normal">('ea veniam consequatur',</text:p>
      <text:p text:style-name="Normal">36,</text:p>
      <text:p text:style-name="Normal">171),</text:p>
      <text:p text:style-name="Normal">('vel debitis aperiam',</text:p>
      <text:p text:style-name="Normal">39,</text:p>
      <text:p text:style-name="Normal">171),</text:p>
      <text:p text:style-name="Normal">('voluptatem quia voluptas',</text:p>
      <text:p text:style-name="Normal">41,</text:p>
      <text:p text:style-name="Normal">171),</text:p>
      <text:p text:style-name="Normal">('numquam modi ex',</text:p>
      <text:p text:style-name="Normal">42,</text:p>
      <text:p text:style-name="Normal">171),</text:p>
      <text:p text:style-name="Normal">('qui quasi aut',</text:p>
      <text:p text:style-name="Normal">46,</text:p>
      <text:p text:style-name="Normal">171),</text:p>
      <text:p text:style-name="Normal">('expedita laboriosam consequatur',</text:p>
      <text:p text:style-name="Normal">47,</text:p>
      <text:p text:style-name="Normal">171),</text:p>
      <text:p text:style-name="Normal">('fugiat sit veritatis',</text:p>
      <text:p text:style-name="Normal">50,</text:p>
      <text:soft-page-break/>
      <text:p text:style-name="Normal">171),</text:p>
      <text:p text:style-name="Normal">('earum aut et',</text:p>
      <text:p text:style-name="Normal">54,</text:p>
      <text:p text:style-name="Normal">171),</text:p>
      <text:p text:style-name="Normal">('sit laborum inventore',</text:p>
      <text:p text:style-name="Normal">56,</text:p>
      <text:p text:style-name="Normal">171),</text:p>
      <text:p text:style-name="Normal">('facere nesciunt est',</text:p>
      <text:p text:style-name="Normal">57,</text:p>
      <text:p text:style-name="Normal">171),</text:p>
      <text:p text:style-name="Normal">('doloribus eius adipisci',</text:p>
      <text:p text:style-name="Normal">60,</text:p>
      <text:p text:style-name="Normal">171),</text:p>
      <text:p text:style-name="Normal">('ratione omnis deleniti',</text:p>
      <text:p text:style-name="Normal">66,</text:p>
      <text:p text:style-name="Normal">171),</text:p>
      <text:p text:style-name="Normal">('commodi recusandae aut',</text:p>
      <text:p text:style-name="Normal">67,</text:p>
      <text:p text:style-name="Normal">171),</text:p>
      <text:p text:style-name="Normal">('earum inventore eligendi',</text:p>
      <text:p text:style-name="Normal">71,</text:p>
      <text:p text:style-name="Normal">171),</text:p>
      <text:p text:style-name="Normal">('ut sed repellendus',</text:p>
      <text:p text:style-name="Normal">75,</text:p>
      <text:p text:style-name="Normal">171),</text:p>
      <text:p text:style-name="Normal">('amet alias sint',</text:p>
      <text:p text:style-name="Normal">76,</text:p>
      <text:p text:style-name="Normal">171),</text:p>
      <text:p text:style-name="Normal">('ex rerum doloribus',</text:p>
      <text:p text:style-name="Normal">79,</text:p>
      <text:p text:style-name="Normal">171),</text:p>
      <text:soft-page-break/>
      <text:p text:style-name="Normal">('earum facere quia',</text:p>
      <text:p text:style-name="Normal">84,</text:p>
      <text:p text:style-name="Normal">171),</text:p>
      <text:p text:style-name="Normal">('est ea neque',</text:p>
      <text:p text:style-name="Normal">87,</text:p>
      <text:p text:style-name="Normal">171),</text:p>
      <text:p text:style-name="Normal">('eaque sed nam',</text:p>
      <text:p text:style-name="Normal">91,</text:p>
      <text:p text:style-name="Normal">171),</text:p>
      <text:p text:style-name="Normal">('explicabo at eos',</text:p>
      <text:p text:style-name="Normal">92,</text:p>
      <text:p text:style-name="Normal">171),</text:p>
      <text:p text:style-name="Normal">('nobis dolorum et',</text:p>
      <text:p text:style-name="Normal">98,</text:p>
      <text:p text:style-name="Normal">171),</text:p>
      <text:p text:style-name="Normal">('sit aut molestias',</text:p>
      <text:p text:style-name="Normal">2,</text:p>
      <text:p text:style-name="Normal">172),</text:p>
      <text:p text:style-name="Normal">('quae vero eligendi',</text:p>
      <text:p text:style-name="Normal">3,</text:p>
      <text:p text:style-name="Normal">172),</text:p>
      <text:p text:style-name="Normal">('amet illum ut',</text:p>
      <text:p text:style-name="Normal">5,</text:p>
      <text:p text:style-name="Normal">172),</text:p>
      <text:p text:style-name="Normal">('sint blanditiis laborum',</text:p>
      <text:p text:style-name="Normal">10,</text:p>
      <text:p text:style-name="Normal">172),</text:p>
      <text:p text:style-name="Normal">('ad velit maxime',</text:p>
      <text:p text:style-name="Normal">14,</text:p>
      <text:p text:style-name="Normal">172),</text:p>
      <text:p text:style-name="Normal">('et quasi non',</text:p>
      <text:soft-page-break/>
      <text:p text:style-name="Normal">17,</text:p>
      <text:p text:style-name="Normal">172),</text:p>
      <text:p text:style-name="Normal">('vel illo alias',</text:p>
      <text:p text:style-name="Normal">21,</text:p>
      <text:p text:style-name="Normal">172),</text:p>
      <text:p text:style-name="Normal">('amet iure qui',</text:p>
      <text:p text:style-name="Normal">24,</text:p>
      <text:p text:style-name="Normal">172),</text:p>
      <text:p text:style-name="Normal">('incidunt ut totam',</text:p>
      <text:p text:style-name="Normal">26,</text:p>
      <text:p text:style-name="Normal">172),</text:p>
      <text:p text:style-name="Normal">('sunt quia et',</text:p>
      <text:p text:style-name="Normal">36,</text:p>
      <text:p text:style-name="Normal">172),</text:p>
      <text:p text:style-name="Normal">('quia soluta saepe',</text:p>
      <text:p text:style-name="Normal">37,</text:p>
      <text:p text:style-name="Normal">172),</text:p>
      <text:p text:style-name="Normal">('voluptas alias voluptatem',</text:p>
      <text:p text:style-name="Normal">39,</text:p>
      <text:p text:style-name="Normal">172),</text:p>
      <text:p text:style-name="Normal">('sunt aut earum',</text:p>
      <text:p text:style-name="Normal">41,</text:p>
      <text:p text:style-name="Normal">172),</text:p>
      <text:p text:style-name="Normal">('consequatur quam nesciunt',</text:p>
      <text:p text:style-name="Normal">46,</text:p>
      <text:p text:style-name="Normal">172),</text:p>
      <text:p text:style-name="Normal">('voluptatem et velit',</text:p>
      <text:p text:style-name="Normal">48,</text:p>
      <text:p text:style-name="Normal">172),</text:p>
      <text:p text:style-name="Normal">('sint excepturi inventore',</text:p>
      <text:p text:style-name="Normal">52,</text:p>
      <text:soft-page-break/>
      <text:p text:style-name="Normal">172),</text:p>
      <text:p text:style-name="Normal">('est cum consectetur',</text:p>
      <text:p text:style-name="Normal">54,</text:p>
      <text:p text:style-name="Normal">172),</text:p>
      <text:p text:style-name="Normal">('aut corporis nostrum',</text:p>
      <text:p text:style-name="Normal">55,</text:p>
      <text:p text:style-name="Normal">172),</text:p>
      <text:p text:style-name="Normal">('modi et adipisci',</text:p>
      <text:p text:style-name="Normal">57,</text:p>
      <text:p text:style-name="Normal">172),</text:p>
      <text:p text:style-name="Normal">('ut odio aperiam',</text:p>
      <text:p text:style-name="Normal">60,</text:p>
      <text:p text:style-name="Normal">172),</text:p>
      <text:p text:style-name="Normal">('nam aspernatur cupiditate',</text:p>
      <text:p text:style-name="Normal">62,</text:p>
      <text:p text:style-name="Normal">172),</text:p>
      <text:p text:style-name="Normal">('nostrum velit eos',</text:p>
      <text:p text:style-name="Normal">66,</text:p>
      <text:p text:style-name="Normal">172),</text:p>
      <text:p text:style-name="Normal">('qui officia perspiciatis',</text:p>
      <text:p text:style-name="Normal">67,</text:p>
      <text:p text:style-name="Normal">172),</text:p>
      <text:p text:style-name="Normal">('aut quia optio',</text:p>
      <text:p text:style-name="Normal">71,</text:p>
      <text:p text:style-name="Normal">172),</text:p>
      <text:p text:style-name="Normal">('aperiam dicta omnis',</text:p>
      <text:p text:style-name="Normal">75,</text:p>
      <text:p text:style-name="Normal">172),</text:p>
      <text:p text:style-name="Normal">('quia vel non',</text:p>
      <text:p text:style-name="Normal">76,</text:p>
      <text:p text:style-name="Normal">172),</text:p>
      <text:soft-page-break/>
      <text:p text:style-name="Normal">('voluptatum ea repudiandae',</text:p>
      <text:p text:style-name="Normal">91,</text:p>
      <text:p text:style-name="Normal">172),</text:p>
      <text:p text:style-name="Normal">('repellat pariatur est',</text:p>
      <text:p text:style-name="Normal">92,</text:p>
      <text:p text:style-name="Normal">172),</text:p>
      <text:p text:style-name="Normal">('inventore dolorem adipisci',</text:p>
      <text:p text:style-name="Normal">93,</text:p>
      <text:p text:style-name="Normal">172),</text:p>
      <text:p text:style-name="Normal">('non eligendi omnis',</text:p>
      <text:p text:style-name="Normal">3,</text:p>
      <text:p text:style-name="Normal">173),</text:p>
      <text:p text:style-name="Normal">('ut illum velit',</text:p>
      <text:p text:style-name="Normal">4,</text:p>
      <text:p text:style-name="Normal">173),</text:p>
      <text:p text:style-name="Normal">('officiis sunt qui',</text:p>
      <text:p text:style-name="Normal">5,</text:p>
      <text:p text:style-name="Normal">173),</text:p>
      <text:p text:style-name="Normal">('dignissimos velit id',</text:p>
      <text:p text:style-name="Normal">8,</text:p>
      <text:p text:style-name="Normal">173),</text:p>
      <text:p text:style-name="Normal">('qui et omnis',</text:p>
      <text:p text:style-name="Normal">9,</text:p>
      <text:p text:style-name="Normal">173),</text:p>
      <text:p text:style-name="Normal">('nostrum blanditiis eaque',</text:p>
      <text:p text:style-name="Normal">10,</text:p>
      <text:p text:style-name="Normal">173),</text:p>
      <text:p text:style-name="Normal">('omnis laboriosam temporibus',</text:p>
      <text:p text:style-name="Normal">12,</text:p>
      <text:p text:style-name="Normal">173),</text:p>
      <text:p text:style-name="Normal">('quae aliquam quia',</text:p>
      <text:soft-page-break/>
      <text:p text:style-name="Normal">13,</text:p>
      <text:p text:style-name="Normal">173),</text:p>
      <text:p text:style-name="Normal">('molestiae sint ut',</text:p>
      <text:p text:style-name="Normal">14,</text:p>
      <text:p text:style-name="Normal">173),</text:p>
      <text:p text:style-name="Normal">('molestias inventore et',</text:p>
      <text:p text:style-name="Normal">15,</text:p>
      <text:p text:style-name="Normal">173),</text:p>
      <text:p text:style-name="Normal">('earum ut aut',</text:p>
      <text:p text:style-name="Normal">19,</text:p>
      <text:p text:style-name="Normal">173),</text:p>
      <text:p text:style-name="Normal">('in sint est',</text:p>
      <text:p text:style-name="Normal">21,</text:p>
      <text:p text:style-name="Normal">173),</text:p>
      <text:p text:style-name="Normal">('deserunt voluptatem error',</text:p>
      <text:p text:style-name="Normal">24,</text:p>
      <text:p text:style-name="Normal">173),</text:p>
      <text:p text:style-name="Normal">('qui doloribus consequuntur',</text:p>
      <text:p text:style-name="Normal">28,</text:p>
      <text:p text:style-name="Normal">173),</text:p>
      <text:p text:style-name="Normal">('dignissimos expedita voluptates',</text:p>
      <text:p text:style-name="Normal">32,</text:p>
      <text:p text:style-name="Normal">173),</text:p>
      <text:p text:style-name="Normal">('ducimus similique quia',</text:p>
      <text:p text:style-name="Normal">33,</text:p>
      <text:p text:style-name="Normal">173),</text:p>
      <text:p text:style-name="Normal">('vitae corporis officiis',</text:p>
      <text:p text:style-name="Normal">36,</text:p>
      <text:p text:style-name="Normal">173),</text:p>
      <text:p text:style-name="Normal">('voluptas dolorum occaecati',</text:p>
      <text:p text:style-name="Normal">41,</text:p>
      <text:soft-page-break/>
      <text:p text:style-name="Normal">173),</text:p>
      <text:p text:style-name="Normal">('aut enim mollitia',</text:p>
      <text:p text:style-name="Normal">42,</text:p>
      <text:p text:style-name="Normal">173),</text:p>
      <text:p text:style-name="Normal">('sint a quia',</text:p>
      <text:p text:style-name="Normal">46,</text:p>
      <text:p text:style-name="Normal">173),</text:p>
      <text:p text:style-name="Normal">('et placeat rem',</text:p>
      <text:p text:style-name="Normal">54,</text:p>
      <text:p text:style-name="Normal">173),</text:p>
      <text:p text:style-name="Normal">('quos nemo numquam',</text:p>
      <text:p text:style-name="Normal">57,</text:p>
      <text:p text:style-name="Normal">173),</text:p>
      <text:p text:style-name="Normal">('et ad quis',</text:p>
      <text:p text:style-name="Normal">66,</text:p>
      <text:p text:style-name="Normal">173),</text:p>
      <text:p text:style-name="Normal">('accusamus ipsum ipsum',</text:p>
      <text:p text:style-name="Normal">69,</text:p>
      <text:p text:style-name="Normal">173),</text:p>
      <text:p text:style-name="Normal">('incidunt error reprehenderit',</text:p>
      <text:p text:style-name="Normal">71,</text:p>
      <text:p text:style-name="Normal">173),</text:p>
      <text:p text:style-name="Normal">('officiis expedita pariatur',</text:p>
      <text:p text:style-name="Normal">75,</text:p>
      <text:p text:style-name="Normal">173),</text:p>
      <text:p text:style-name="Normal">('officiis vero sit',</text:p>
      <text:p text:style-name="Normal">76,</text:p>
      <text:p text:style-name="Normal">173),</text:p>
      <text:p text:style-name="Normal">('molestias aut corporis',</text:p>
      <text:p text:style-name="Normal">91,</text:p>
      <text:p text:style-name="Normal">173),</text:p>
      <text:soft-page-break/>
      <text:p text:style-name="Normal">('est dolores eum',</text:p>
      <text:p text:style-name="Normal">96,</text:p>
      <text:p text:style-name="Normal">173),</text:p>
      <text:p text:style-name="Normal">('unde odit quasi',</text:p>
      <text:p text:style-name="Normal">2,</text:p>
      <text:p text:style-name="Normal">174),</text:p>
      <text:p text:style-name="Normal">('qui qui quis',</text:p>
      <text:p text:style-name="Normal">3,</text:p>
      <text:p text:style-name="Normal">174),</text:p>
      <text:p text:style-name="Normal">('eum ipsa dolor',</text:p>
      <text:p text:style-name="Normal">5,</text:p>
      <text:p text:style-name="Normal">174),</text:p>
      <text:p text:style-name="Normal">('architecto dolor sed',</text:p>
      <text:p text:style-name="Normal">12,</text:p>
      <text:p text:style-name="Normal">174),</text:p>
      <text:p text:style-name="Normal">('et quis voluptatem',</text:p>
      <text:p text:style-name="Normal">14,</text:p>
      <text:p text:style-name="Normal">174),</text:p>
      <text:p text:style-name="Normal">('et quas quia',</text:p>
      <text:p text:style-name="Normal">18,</text:p>
      <text:p text:style-name="Normal">174),</text:p>
      <text:p text:style-name="Normal">('est aspernatur quibusdam',</text:p>
      <text:p text:style-name="Normal">21,</text:p>
      <text:p text:style-name="Normal">174),</text:p>
      <text:p text:style-name="Normal">('illo voluptatem animi',</text:p>
      <text:p text:style-name="Normal">24,</text:p>
      <text:p text:style-name="Normal">174),</text:p>
      <text:p text:style-name="Normal">('quasi maxime eligendi',</text:p>
      <text:p text:style-name="Normal">28,</text:p>
      <text:p text:style-name="Normal">174),</text:p>
      <text:p text:style-name="Normal">('est dolor commodi',</text:p>
      <text:soft-page-break/>
      <text:p text:style-name="Normal">36,</text:p>
      <text:p text:style-name="Normal">174),</text:p>
      <text:p text:style-name="Normal">('labore quam molestias',</text:p>
      <text:p text:style-name="Normal">41,</text:p>
      <text:p text:style-name="Normal">174),</text:p>
      <text:p text:style-name="Normal">('qui in laboriosam',</text:p>
      <text:p text:style-name="Normal">42,</text:p>
      <text:p text:style-name="Normal">174),</text:p>
      <text:p text:style-name="Normal">('voluptate assumenda est',</text:p>
      <text:p text:style-name="Normal">44,</text:p>
      <text:p text:style-name="Normal">174),</text:p>
      <text:p text:style-name="Normal">('eos in architecto',</text:p>
      <text:p text:style-name="Normal">46,</text:p>
      <text:p text:style-name="Normal">174),</text:p>
      <text:p text:style-name="Normal">('consequatur aut est',</text:p>
      <text:p text:style-name="Normal">52,</text:p>
      <text:p text:style-name="Normal">174),</text:p>
      <text:p text:style-name="Normal">('sit magnam et',</text:p>
      <text:p text:style-name="Normal">54,</text:p>
      <text:p text:style-name="Normal">174),</text:p>
      <text:p text:style-name="Normal">('atque quia enim',</text:p>
      <text:p text:style-name="Normal">55,</text:p>
      <text:p text:style-name="Normal">174),</text:p>
      <text:p text:style-name="Normal">('perferendis reprehenderit ea',</text:p>
      <text:p text:style-name="Normal">57,</text:p>
      <text:p text:style-name="Normal">174),</text:p>
      <text:p text:style-name="Normal">('expedita sint voluptatem',</text:p>
      <text:p text:style-name="Normal">60,</text:p>
      <text:p text:style-name="Normal">174),</text:p>
      <text:p text:style-name="Normal">('minus tempora tempore',</text:p>
      <text:p text:style-name="Normal">61,</text:p>
      <text:soft-page-break/>
      <text:p text:style-name="Normal">174),</text:p>
      <text:p text:style-name="Normal">('optio harum ut',</text:p>
      <text:p text:style-name="Normal">66,</text:p>
      <text:p text:style-name="Normal">174),</text:p>
      <text:p text:style-name="Normal">('nisi consectetur voluptas',</text:p>
      <text:p text:style-name="Normal">67,</text:p>
      <text:p text:style-name="Normal">174),</text:p>
      <text:p text:style-name="Normal">('quisquam mollitia aut',</text:p>
      <text:p text:style-name="Normal">69,</text:p>
      <text:p text:style-name="Normal">174),</text:p>
      <text:p text:style-name="Normal">('earum blanditiis fugiat',</text:p>
      <text:p text:style-name="Normal">71,</text:p>
      <text:p text:style-name="Normal">174),</text:p>
      <text:p text:style-name="Normal">('ab illum aut',</text:p>
      <text:p text:style-name="Normal">72,</text:p>
      <text:p text:style-name="Normal">174),</text:p>
      <text:p text:style-name="Normal">('ducimus quo nemo',</text:p>
      <text:p text:style-name="Normal">75,</text:p>
      <text:p text:style-name="Normal">174),</text:p>
      <text:p text:style-name="Normal">('occaecati quibusdam saepe',</text:p>
      <text:p text:style-name="Normal">76,</text:p>
      <text:p text:style-name="Normal">174),</text:p>
      <text:p text:style-name="Normal">('cum est ipsa',</text:p>
      <text:p text:style-name="Normal">82,</text:p>
      <text:p text:style-name="Normal">174),</text:p>
      <text:p text:style-name="Normal">('dolores nobis nam',</text:p>
      <text:p text:style-name="Normal">87,</text:p>
      <text:p text:style-name="Normal">174),</text:p>
      <text:p text:style-name="Normal">('facere aspernatur doloremque',</text:p>
      <text:p text:style-name="Normal">91,</text:p>
      <text:p text:style-name="Normal">174),</text:p>
      <text:soft-page-break/>
      <text:p text:style-name="Normal">('dolorem ducimus possimus',</text:p>
      <text:p text:style-name="Normal">3,</text:p>
      <text:p text:style-name="Normal">175),</text:p>
      <text:p text:style-name="Normal">('libero quas quis',</text:p>
      <text:p text:style-name="Normal">4,</text:p>
      <text:p text:style-name="Normal">175),</text:p>
      <text:p text:style-name="Normal">('ut id ut',</text:p>
      <text:p text:style-name="Normal">5,</text:p>
      <text:p text:style-name="Normal">175),</text:p>
      <text:p text:style-name="Normal">('occaecati reiciendis facilis',</text:p>
      <text:p text:style-name="Normal">8,</text:p>
      <text:p text:style-name="Normal">175),</text:p>
      <text:p text:style-name="Normal">('enim quaerat et',</text:p>
      <text:p text:style-name="Normal">9,</text:p>
      <text:p text:style-name="Normal">175),</text:p>
      <text:p text:style-name="Normal">('vitae maxime quia',</text:p>
      <text:p text:style-name="Normal">10,</text:p>
      <text:p text:style-name="Normal">175),</text:p>
      <text:p text:style-name="Normal">('minus temporibus autem',</text:p>
      <text:p text:style-name="Normal">12,</text:p>
      <text:p text:style-name="Normal">175),</text:p>
      <text:p text:style-name="Normal">('beatae ut sapiente',</text:p>
      <text:p text:style-name="Normal">14,</text:p>
      <text:p text:style-name="Normal">175),</text:p>
      <text:p text:style-name="Normal">('quos sed amet',</text:p>
      <text:p text:style-name="Normal">15,</text:p>
      <text:p text:style-name="Normal">175),</text:p>
      <text:p text:style-name="Normal">('dolorum nam reiciendis',</text:p>
      <text:p text:style-name="Normal">21,</text:p>
      <text:p text:style-name="Normal">175),</text:p>
      <text:p text:style-name="Normal">('incidunt eligendi nostrum',</text:p>
      <text:soft-page-break/>
      <text:p text:style-name="Normal">24,</text:p>
      <text:p text:style-name="Normal">175),</text:p>
      <text:p text:style-name="Normal">('ab et rerum',</text:p>
      <text:p text:style-name="Normal">26,</text:p>
      <text:p text:style-name="Normal">175),</text:p>
      <text:p text:style-name="Normal">('et quia molestiae',</text:p>
      <text:p text:style-name="Normal">27,</text:p>
      <text:p text:style-name="Normal">175),</text:p>
      <text:p text:style-name="Normal">('ratione molestias voluptates',</text:p>
      <text:p text:style-name="Normal">30,</text:p>
      <text:p text:style-name="Normal">175),</text:p>
      <text:p text:style-name="Normal">('nobis sed enim',</text:p>
      <text:p text:style-name="Normal">32,</text:p>
      <text:p text:style-name="Normal">175),</text:p>
      <text:p text:style-name="Normal">('laboriosam dolor numquam',</text:p>
      <text:p text:style-name="Normal">36,</text:p>
      <text:p text:style-name="Normal">175),</text:p>
      <text:p text:style-name="Normal">('rem blanditiis vero',</text:p>
      <text:p text:style-name="Normal">41,</text:p>
      <text:p text:style-name="Normal">175),</text:p>
      <text:p text:style-name="Normal">('qui voluptatum eius',</text:p>
      <text:p text:style-name="Normal">42,</text:p>
      <text:p text:style-name="Normal">175),</text:p>
      <text:p text:style-name="Normal">('ullam consequatur iusto',</text:p>
      <text:p text:style-name="Normal">50,</text:p>
      <text:p text:style-name="Normal">175),</text:p>
      <text:p text:style-name="Normal">('non velit expedita',</text:p>
      <text:p text:style-name="Normal">54,</text:p>
      <text:p text:style-name="Normal">175),</text:p>
      <text:p text:style-name="Normal">('laudantium ipsam officiis',</text:p>
      <text:p text:style-name="Normal">55,</text:p>
      <text:soft-page-break/>
      <text:p text:style-name="Normal">175),</text:p>
      <text:p text:style-name="Normal">('soluta doloremque qui',</text:p>
      <text:p text:style-name="Normal">56,</text:p>
      <text:p text:style-name="Normal">175),</text:p>
      <text:p text:style-name="Normal">('iste autem nam',</text:p>
      <text:p text:style-name="Normal">57,</text:p>
      <text:p text:style-name="Normal">175),</text:p>
      <text:p text:style-name="Normal">('libero provident perspiciatis',</text:p>
      <text:p text:style-name="Normal">60,</text:p>
      <text:p text:style-name="Normal">175),</text:p>
      <text:p text:style-name="Normal">('corporis perferendis non',</text:p>
      <text:p text:style-name="Normal">61,</text:p>
      <text:p text:style-name="Normal">175),</text:p>
      <text:p text:style-name="Normal">('sed impedit quo',</text:p>
      <text:p text:style-name="Normal">66,</text:p>
      <text:p text:style-name="Normal">175),</text:p>
      <text:p text:style-name="Normal">('ut minima magni',</text:p>
      <text:p text:style-name="Normal">69,</text:p>
      <text:p text:style-name="Normal">175),</text:p>
      <text:p text:style-name="Normal">('officiis iusto totam',</text:p>
      <text:p text:style-name="Normal">71,</text:p>
      <text:p text:style-name="Normal">175),</text:p>
      <text:p text:style-name="Normal">('nulla nisi animi',</text:p>
      <text:p text:style-name="Normal">75,</text:p>
      <text:p text:style-name="Normal">175),</text:p>
      <text:p text:style-name="Normal">('quam quia nostrum',</text:p>
      <text:p text:style-name="Normal">76,</text:p>
      <text:p text:style-name="Normal">175),</text:p>
      <text:p text:style-name="Normal">('nesciunt voluptates minus',</text:p>
      <text:p text:style-name="Normal">79,</text:p>
      <text:p text:style-name="Normal">175),</text:p>
      <text:soft-page-break/>
      <text:p text:style-name="Normal">('sint enim tempore',</text:p>
      <text:p text:style-name="Normal">91,</text:p>
      <text:p text:style-name="Normal">175),</text:p>
      <text:p text:style-name="Normal">('est odit qui',</text:p>
      <text:p text:style-name="Normal">96,</text:p>
      <text:p text:style-name="Normal">175),</text:p>
      <text:p text:style-name="Normal">('veritatis qui labore',</text:p>
      <text:p text:style-name="Normal">97,</text:p>
      <text:p text:style-name="Normal">175),</text:p>
      <text:p text:style-name="Normal">('ut voluptatem necessitatibus',</text:p>
      <text:p text:style-name="Normal">99,</text:p>
      <text:p text:style-name="Normal">175),</text:p>
      <text:p text:style-name="Normal">('nostrum nostrum nisi',</text:p>
      <text:p text:style-name="Normal">5,</text:p>
      <text:p text:style-name="Normal">176),</text:p>
      <text:p text:style-name="Normal">('et voluptatem quia',</text:p>
      <text:p text:style-name="Normal">8,</text:p>
      <text:p text:style-name="Normal">176),</text:p>
      <text:p text:style-name="Normal">('autem et corporis',</text:p>
      <text:p text:style-name="Normal">10,</text:p>
      <text:p text:style-name="Normal">176),</text:p>
      <text:p text:style-name="Normal">('voluptates consequuntur beatae',</text:p>
      <text:p text:style-name="Normal">14,</text:p>
      <text:p text:style-name="Normal">176),</text:p>
      <text:p text:style-name="Normal">('laboriosam et fuga',</text:p>
      <text:p text:style-name="Normal">17,</text:p>
      <text:p text:style-name="Normal">176),</text:p>
      <text:p text:style-name="Normal">('id vitae earum',</text:p>
      <text:p text:style-name="Normal">19,</text:p>
      <text:p text:style-name="Normal">176),</text:p>
      <text:p text:style-name="Normal">('alias assumenda rerum',</text:p>
      <text:soft-page-break/>
      <text:p text:style-name="Normal">21,</text:p>
      <text:p text:style-name="Normal">176),</text:p>
      <text:p text:style-name="Normal">('ut illum ut',</text:p>
      <text:p text:style-name="Normal">24,</text:p>
      <text:p text:style-name="Normal">176),</text:p>
      <text:p text:style-name="Normal">('enim odit labore',</text:p>
      <text:p text:style-name="Normal">28,</text:p>
      <text:p text:style-name="Normal">176),</text:p>
      <text:p text:style-name="Normal">('dolor aut temporibus',</text:p>
      <text:p text:style-name="Normal">30,</text:p>
      <text:p text:style-name="Normal">176),</text:p>
      <text:p text:style-name="Normal">('neque et dicta',</text:p>
      <text:p text:style-name="Normal">33,</text:p>
      <text:p text:style-name="Normal">176),</text:p>
      <text:p text:style-name="Normal">('voluptas facilis mollitia',</text:p>
      <text:p text:style-name="Normal">36,</text:p>
      <text:p text:style-name="Normal">176),</text:p>
      <text:p text:style-name="Normal">('ratione veniam dicta',</text:p>
      <text:p text:style-name="Normal">38,</text:p>
      <text:p text:style-name="Normal">176),</text:p>
      <text:p text:style-name="Normal">('porro alias consequatur',</text:p>
      <text:p text:style-name="Normal">41,</text:p>
      <text:p text:style-name="Normal">176),</text:p>
      <text:p text:style-name="Normal">('quia aliquid nihil',</text:p>
      <text:p text:style-name="Normal">43,</text:p>
      <text:p text:style-name="Normal">176),</text:p>
      <text:p text:style-name="Normal">('animi voluptas fugiat',</text:p>
      <text:p text:style-name="Normal">46,</text:p>
      <text:p text:style-name="Normal">176),</text:p>
      <text:p text:style-name="Normal">('eligendi sed aliquid',</text:p>
      <text:p text:style-name="Normal">47,</text:p>
      <text:soft-page-break/>
      <text:p text:style-name="Normal">176),</text:p>
      <text:p text:style-name="Normal">('corporis et veritatis',</text:p>
      <text:p text:style-name="Normal">48,</text:p>
      <text:p text:style-name="Normal">176),</text:p>
      <text:p text:style-name="Normal">('rerum fugiat porro',</text:p>
      <text:p text:style-name="Normal">54,</text:p>
      <text:p text:style-name="Normal">176),</text:p>
      <text:p text:style-name="Normal">('voluptatibus minus architecto',</text:p>
      <text:p text:style-name="Normal">57,</text:p>
      <text:p text:style-name="Normal">176),</text:p>
      <text:p text:style-name="Normal">('architecto atque delectus',</text:p>
      <text:p text:style-name="Normal">60,</text:p>
      <text:p text:style-name="Normal">176),</text:p>
      <text:p text:style-name="Normal">('ratione quos tenetur',</text:p>
      <text:p text:style-name="Normal">62,</text:p>
      <text:p text:style-name="Normal">176),</text:p>
      <text:p text:style-name="Normal">('nesciunt molestias sequi',</text:p>
      <text:p text:style-name="Normal">66,</text:p>
      <text:p text:style-name="Normal">176),</text:p>
      <text:p text:style-name="Normal">('dolor repellendus nemo',</text:p>
      <text:p text:style-name="Normal">71,</text:p>
      <text:p text:style-name="Normal">176),</text:p>
      <text:p text:style-name="Normal">('enim saepe tempora',</text:p>
      <text:p text:style-name="Normal">73,</text:p>
      <text:p text:style-name="Normal">176),</text:p>
      <text:p text:style-name="Normal">('quia porro ipsa',</text:p>
      <text:p text:style-name="Normal">75,</text:p>
      <text:p text:style-name="Normal">176),</text:p>
      <text:p text:style-name="Normal">('omnis sint maiores',</text:p>
      <text:p text:style-name="Normal">76,</text:p>
      <text:p text:style-name="Normal">176),</text:p>
      <text:soft-page-break/>
      <text:p text:style-name="Normal">('consequatur necessitatibus ut',</text:p>
      <text:p text:style-name="Normal">84,</text:p>
      <text:p text:style-name="Normal">176),</text:p>
      <text:p text:style-name="Normal">('adipisci corporis laudantium',</text:p>
      <text:p text:style-name="Normal">91,</text:p>
      <text:p text:style-name="Normal">176),</text:p>
      <text:p text:style-name="Normal">('ut qui ipsam',</text:p>
      <text:p text:style-name="Normal">92,</text:p>
      <text:p text:style-name="Normal">176),</text:p>
      <text:p text:style-name="Normal">('consequatur et at',</text:p>
      <text:p text:style-name="Normal">93,</text:p>
      <text:p text:style-name="Normal">176),</text:p>
      <text:p text:style-name="Normal">('autem et enim',</text:p>
      <text:p text:style-name="Normal">95,</text:p>
      <text:p text:style-name="Normal">176),</text:p>
      <text:p text:style-name="Normal">('vero consectetur est',</text:p>
      <text:p text:style-name="Normal">96,</text:p>
      <text:p text:style-name="Normal">176),</text:p>
      <text:p text:style-name="Normal">('et quam quasi',</text:p>
      <text:p text:style-name="Normal">99,</text:p>
      <text:p text:style-name="Normal">176),</text:p>
      <text:p text:style-name="Normal">('voluptas suscipit quidem',</text:p>
      <text:p text:style-name="Normal">100,</text:p>
      <text:p text:style-name="Normal">176),</text:p>
      <text:p text:style-name="Normal">('corporis et harum',</text:p>
      <text:p text:style-name="Normal">4,</text:p>
      <text:p text:style-name="Normal">177),</text:p>
      <text:p text:style-name="Normal">('facilis dicta ipsam',</text:p>
      <text:p text:style-name="Normal">5,</text:p>
      <text:p text:style-name="Normal">177),</text:p>
      <text:p text:style-name="Normal">('ducimus eum iusto',</text:p>
      <text:soft-page-break/>
      <text:p text:style-name="Normal">10,</text:p>
      <text:p text:style-name="Normal">177),</text:p>
      <text:p text:style-name="Normal">('quam non assumenda',</text:p>
      <text:p text:style-name="Normal">13,</text:p>
      <text:p text:style-name="Normal">177),</text:p>
      <text:p text:style-name="Normal">('velit quos non',</text:p>
      <text:p text:style-name="Normal">14,</text:p>
      <text:p text:style-name="Normal">177),</text:p>
      <text:p text:style-name="Normal">('enim voluptate sint',</text:p>
      <text:p text:style-name="Normal">15,</text:p>
      <text:p text:style-name="Normal">177),</text:p>
      <text:p text:style-name="Normal">('qui ut eum',</text:p>
      <text:p text:style-name="Normal">17,</text:p>
      <text:p text:style-name="Normal">177),</text:p>
      <text:p text:style-name="Normal">('sit sunt ut',</text:p>
      <text:p text:style-name="Normal">21,</text:p>
      <text:p text:style-name="Normal">177),</text:p>
      <text:p text:style-name="Normal">('a consequuntur veritatis',</text:p>
      <text:p text:style-name="Normal">24,</text:p>
      <text:p text:style-name="Normal">177),</text:p>
      <text:p text:style-name="Normal">('est laudantium eum',</text:p>
      <text:p text:style-name="Normal">36,</text:p>
      <text:p text:style-name="Normal">177),</text:p>
      <text:p text:style-name="Normal">('fuga qui suscipit',</text:p>
      <text:p text:style-name="Normal">41,</text:p>
      <text:p text:style-name="Normal">177),</text:p>
      <text:p text:style-name="Normal">('vel eius quas',</text:p>
      <text:p text:style-name="Normal">42,</text:p>
      <text:p text:style-name="Normal">177),</text:p>
      <text:p text:style-name="Normal">('quasi corrupti amet',</text:p>
      <text:p text:style-name="Normal">50,</text:p>
      <text:soft-page-break/>
      <text:p text:style-name="Normal">177),</text:p>
      <text:p text:style-name="Normal">('sapiente quia iure',</text:p>
      <text:p text:style-name="Normal">54,</text:p>
      <text:p text:style-name="Normal">177),</text:p>
      <text:p text:style-name="Normal">('eligendi ut velit',</text:p>
      <text:p text:style-name="Normal">56,</text:p>
      <text:p text:style-name="Normal">177),</text:p>
      <text:p text:style-name="Normal">('molestiae harum sint',</text:p>
      <text:p text:style-name="Normal">57,</text:p>
      <text:p text:style-name="Normal">177),</text:p>
      <text:p text:style-name="Normal">('adipisci repellendus occaecati',</text:p>
      <text:p text:style-name="Normal">60,</text:p>
      <text:p text:style-name="Normal">177),</text:p>
      <text:p text:style-name="Normal">('est qui et',</text:p>
      <text:p text:style-name="Normal">66,</text:p>
      <text:p text:style-name="Normal">177),</text:p>
      <text:p text:style-name="Normal">('rerum ipsum natus',</text:p>
      <text:p text:style-name="Normal">69,</text:p>
      <text:p text:style-name="Normal">177),</text:p>
      <text:p text:style-name="Normal">('enim fugiat aliquam',</text:p>
      <text:p text:style-name="Normal">71,</text:p>
      <text:p text:style-name="Normal">177),</text:p>
      <text:p text:style-name="Normal">('eveniet impedit autem',</text:p>
      <text:p text:style-name="Normal">75,</text:p>
      <text:p text:style-name="Normal">177),</text:p>
      <text:p text:style-name="Normal">('doloremque doloremque quia',</text:p>
      <text:p text:style-name="Normal">76,</text:p>
      <text:p text:style-name="Normal">177),</text:p>
      <text:p text:style-name="Normal">('sunt id temporibus',</text:p>
      <text:p text:style-name="Normal">87,</text:p>
      <text:p text:style-name="Normal">177),</text:p>
      <text:soft-page-break/>
      <text:p text:style-name="Normal">('suscipit aspernatur aspernatur',</text:p>
      <text:p text:style-name="Normal">91,</text:p>
      <text:p text:style-name="Normal">177),</text:p>
      <text:p text:style-name="Normal">('alias necessitatibus itaque',</text:p>
      <text:p text:style-name="Normal">95,</text:p>
      <text:p text:style-name="Normal">177),</text:p>
      <text:p text:style-name="Normal">('saepe illum facilis',</text:p>
      <text:p text:style-name="Normal">97,</text:p>
      <text:p text:style-name="Normal">177),</text:p>
      <text:p text:style-name="Normal">('repellat repellendus quasi',</text:p>
      <text:p text:style-name="Normal">99,</text:p>
      <text:p text:style-name="Normal">177),</text:p>
      <text:p text:style-name="Normal">('ipsa consectetur quos',</text:p>
      <text:p text:style-name="Normal">4,</text:p>
      <text:p text:style-name="Normal">178),</text:p>
      <text:p text:style-name="Normal">('ut earum maxime',</text:p>
      <text:p text:style-name="Normal">5,</text:p>
      <text:p text:style-name="Normal">178),</text:p>
      <text:p text:style-name="Normal">('cum non voluptatem',</text:p>
      <text:p text:style-name="Normal">11,</text:p>
      <text:p text:style-name="Normal">178),</text:p>
      <text:p text:style-name="Normal">('fugit magnam ratione',</text:p>
      <text:p text:style-name="Normal">14,</text:p>
      <text:p text:style-name="Normal">178),</text:p>
      <text:p text:style-name="Normal">('eligendi consequatur quos',</text:p>
      <text:p text:style-name="Normal">18,</text:p>
      <text:p text:style-name="Normal">178),</text:p>
      <text:p text:style-name="Normal">('recusandae quos impedit',</text:p>
      <text:p text:style-name="Normal">19,</text:p>
      <text:p text:style-name="Normal">178),</text:p>
      <text:p text:style-name="Normal">('sunt ratione omnis',</text:p>
      <text:soft-page-break/>
      <text:p text:style-name="Normal">21,</text:p>
      <text:p text:style-name="Normal">178),</text:p>
      <text:p text:style-name="Normal">('illum tenetur tempora',</text:p>
      <text:p text:style-name="Normal">24,</text:p>
      <text:p text:style-name="Normal">178),</text:p>
      <text:p text:style-name="Normal">('voluptatem possimus est',</text:p>
      <text:p text:style-name="Normal">26,</text:p>
      <text:p text:style-name="Normal">178),</text:p>
      <text:p text:style-name="Normal">('dolorem voluptatibus id',</text:p>
      <text:p text:style-name="Normal">30,</text:p>
      <text:p text:style-name="Normal">178),</text:p>
      <text:p text:style-name="Normal">('non qui unde',</text:p>
      <text:p text:style-name="Normal">35,</text:p>
      <text:p text:style-name="Normal">178),</text:p>
      <text:p text:style-name="Normal">('maxime suscipit dolore',</text:p>
      <text:p text:style-name="Normal">36,</text:p>
      <text:p text:style-name="Normal">178),</text:p>
      <text:p text:style-name="Normal">('sint eveniet maiores',</text:p>
      <text:p text:style-name="Normal">39,</text:p>
      <text:p text:style-name="Normal">178),</text:p>
      <text:p text:style-name="Normal">('error nisi soluta',</text:p>
      <text:p text:style-name="Normal">41,</text:p>
      <text:p text:style-name="Normal">178),</text:p>
      <text:p text:style-name="Normal">('fugit ut quas',</text:p>
      <text:p text:style-name="Normal">47,</text:p>
      <text:p text:style-name="Normal">178),</text:p>
      <text:p text:style-name="Normal">('dicta ut sunt',</text:p>
      <text:p text:style-name="Normal">48,</text:p>
      <text:p text:style-name="Normal">178),</text:p>
      <text:p text:style-name="Normal">('voluptate mollitia accusamus',</text:p>
      <text:p text:style-name="Normal">50,</text:p>
      <text:soft-page-break/>
      <text:p text:style-name="Normal">178),</text:p>
      <text:p text:style-name="Normal">('doloribus qui aperiam',</text:p>
      <text:p text:style-name="Normal">54,</text:p>
      <text:p text:style-name="Normal">178),</text:p>
      <text:p text:style-name="Normal">('consectetur porro voluptate',</text:p>
      <text:p text:style-name="Normal">57,</text:p>
      <text:p text:style-name="Normal">178),</text:p>
      <text:p text:style-name="Normal">('sit voluptatem quia',</text:p>
      <text:p text:style-name="Normal">61,</text:p>
      <text:p text:style-name="Normal">178),</text:p>
      <text:p text:style-name="Normal">('aperiam tempora qui',</text:p>
      <text:p text:style-name="Normal">63,</text:p>
      <text:p text:style-name="Normal">178),</text:p>
      <text:p text:style-name="Normal">('dicta tenetur non',</text:p>
      <text:p text:style-name="Normal">66,</text:p>
      <text:p text:style-name="Normal">178),</text:p>
      <text:p text:style-name="Normal">('corporis molestiae neque',</text:p>
      <text:p text:style-name="Normal">67,</text:p>
      <text:p text:style-name="Normal">178),</text:p>
      <text:p text:style-name="Normal">('maxime excepturi aut',</text:p>
      <text:p text:style-name="Normal">71,</text:p>
      <text:p text:style-name="Normal">178),</text:p>
      <text:p text:style-name="Normal">('pariatur non quo',</text:p>
      <text:p text:style-name="Normal">73,</text:p>
      <text:p text:style-name="Normal">178),</text:p>
      <text:p text:style-name="Normal">('debitis doloribus neque',</text:p>
      <text:p text:style-name="Normal">75,</text:p>
      <text:p text:style-name="Normal">178),</text:p>
      <text:p text:style-name="Normal">('aut voluptate voluptas',</text:p>
      <text:p text:style-name="Normal">76,</text:p>
      <text:p text:style-name="Normal">178),</text:p>
      <text:soft-page-break/>
      <text:p text:style-name="Normal">('iure laudantium omnis',</text:p>
      <text:p text:style-name="Normal">79,</text:p>
      <text:p text:style-name="Normal">178),</text:p>
      <text:p text:style-name="Normal">('rerum molestiae esse',</text:p>
      <text:p text:style-name="Normal">82,</text:p>
      <text:p text:style-name="Normal">178),</text:p>
      <text:p text:style-name="Normal">('est recusandae ut',</text:p>
      <text:p text:style-name="Normal">91,</text:p>
      <text:p text:style-name="Normal">178),</text:p>
      <text:p text:style-name="Normal">('ut qui atque',</text:p>
      <text:p text:style-name="Normal">92,</text:p>
      <text:p text:style-name="Normal">178),</text:p>
      <text:p text:style-name="Normal">('consequuntur ut quis',</text:p>
      <text:p text:style-name="Normal">93,</text:p>
      <text:p text:style-name="Normal">178),</text:p>
      <text:p text:style-name="Normal">('sunt deserunt aperiam',</text:p>
      <text:p text:style-name="Normal">94,</text:p>
      <text:p text:style-name="Normal">178),</text:p>
      <text:p text:style-name="Normal">('et voluptatum repudiandae',</text:p>
      <text:p text:style-name="Normal">2,</text:p>
      <text:p text:style-name="Normal">179),</text:p>
      <text:p text:style-name="Normal">('aut molestias eligendi',</text:p>
      <text:p text:style-name="Normal">3,</text:p>
      <text:p text:style-name="Normal">179),</text:p>
      <text:p text:style-name="Normal">('ratione non voluptas',</text:p>
      <text:p text:style-name="Normal">4,</text:p>
      <text:p text:style-name="Normal">179),</text:p>
      <text:p text:style-name="Normal">('sequi ipsa et',</text:p>
      <text:p text:style-name="Normal">5,</text:p>
      <text:p text:style-name="Normal">179),</text:p>
      <text:p text:style-name="Normal">('soluta quia repudiandae',</text:p>
      <text:soft-page-break/>
      <text:p text:style-name="Normal">13,</text:p>
      <text:p text:style-name="Normal">179),</text:p>
      <text:p text:style-name="Normal">('voluptates ratione veniam',</text:p>
      <text:p text:style-name="Normal">14,</text:p>
      <text:p text:style-name="Normal">179),</text:p>
      <text:p text:style-name="Normal">('soluta quis esse',</text:p>
      <text:p text:style-name="Normal">20,</text:p>
      <text:p text:style-name="Normal">179),</text:p>
      <text:p text:style-name="Normal">('neque sed impedit',</text:p>
      <text:p text:style-name="Normal">21,</text:p>
      <text:p text:style-name="Normal">179),</text:p>
      <text:p text:style-name="Normal">('tempore doloremque eos',</text:p>
      <text:p text:style-name="Normal">24,</text:p>
      <text:p text:style-name="Normal">179),</text:p>
      <text:p text:style-name="Normal">('nemo explicabo cum',</text:p>
      <text:p text:style-name="Normal">36,</text:p>
      <text:p text:style-name="Normal">179),</text:p>
      <text:p text:style-name="Normal">('quo ab vel',</text:p>
      <text:p text:style-name="Normal">37,</text:p>
      <text:p text:style-name="Normal">179),</text:p>
      <text:p text:style-name="Normal">('molestias nam rerum',</text:p>
      <text:p text:style-name="Normal">41,</text:p>
      <text:p text:style-name="Normal">179),</text:p>
      <text:p text:style-name="Normal">('illum non libero',</text:p>
      <text:p text:style-name="Normal">54,</text:p>
      <text:p text:style-name="Normal">179),</text:p>
      <text:p text:style-name="Normal">('et dolores et',</text:p>
      <text:p text:style-name="Normal">57,</text:p>
      <text:p text:style-name="Normal">179),</text:p>
      <text:p text:style-name="Normal">('delectus architecto nesciunt',</text:p>
      <text:p text:style-name="Normal">66,</text:p>
      <text:soft-page-break/>
      <text:p text:style-name="Normal">179),</text:p>
      <text:p text:style-name="Normal">('qui neque quia',</text:p>
      <text:p text:style-name="Normal">71,</text:p>
      <text:p text:style-name="Normal">179),</text:p>
      <text:p text:style-name="Normal">('quos praesentium iure',</text:p>
      <text:p text:style-name="Normal">75,</text:p>
      <text:p text:style-name="Normal">179),</text:p>
      <text:p text:style-name="Normal">('omnis ea et',</text:p>
      <text:p text:style-name="Normal">76,</text:p>
      <text:p text:style-name="Normal">179),</text:p>
      <text:p text:style-name="Normal">('natus aliquam similique',</text:p>
      <text:p text:style-name="Normal">91,</text:p>
      <text:p text:style-name="Normal">179),</text:p>
      <text:p text:style-name="Normal">('corrupti voluptas harum',</text:p>
      <text:p text:style-name="Normal">95,</text:p>
      <text:p text:style-name="Normal">179),</text:p>
      <text:p text:style-name="Normal">('non et amet',</text:p>
      <text:p text:style-name="Normal">98,</text:p>
      <text:p text:style-name="Normal">179),</text:p>
      <text:p text:style-name="Normal">('quaerat dolores ducimus',</text:p>
      <text:p text:style-name="Normal">5,</text:p>
      <text:p text:style-name="Normal">180),</text:p>
      <text:p text:style-name="Normal">('voluptatem sunt nihil',</text:p>
      <text:p text:style-name="Normal">6,</text:p>
      <text:p text:style-name="Normal">180),</text:p>
      <text:p text:style-name="Normal">('eos ut quia',</text:p>
      <text:p text:style-name="Normal">8,</text:p>
      <text:p text:style-name="Normal">180),</text:p>
      <text:p text:style-name="Normal">('ullam saepe odio',</text:p>
      <text:p text:style-name="Normal">14,</text:p>
      <text:p text:style-name="Normal">180),</text:p>
      <text:soft-page-break/>
      <text:p text:style-name="Normal">('odio architecto ratione',</text:p>
      <text:p text:style-name="Normal">18,</text:p>
      <text:p text:style-name="Normal">180),</text:p>
      <text:p text:style-name="Normal">('asperiores est accusamus',</text:p>
      <text:p text:style-name="Normal">21,</text:p>
      <text:p text:style-name="Normal">180),</text:p>
      <text:p text:style-name="Normal">('maiores distinctio odio',</text:p>
      <text:p text:style-name="Normal">24,</text:p>
      <text:p text:style-name="Normal">180),</text:p>
      <text:p text:style-name="Normal">('et sunt debitis',</text:p>
      <text:p text:style-name="Normal">30,</text:p>
      <text:p text:style-name="Normal">180),</text:p>
      <text:p text:style-name="Normal">('debitis esse optio',</text:p>
      <text:p text:style-name="Normal">36,</text:p>
      <text:p text:style-name="Normal">180),</text:p>
      <text:p text:style-name="Normal">('dolore ut voluptas',</text:p>
      <text:p text:style-name="Normal">38,</text:p>
      <text:p text:style-name="Normal">180),</text:p>
      <text:p text:style-name="Normal">('repellendus aut quas',</text:p>
      <text:p text:style-name="Normal">41,</text:p>
      <text:p text:style-name="Normal">180),</text:p>
      <text:p text:style-name="Normal">('laborum necessitatibus eaque',</text:p>
      <text:p text:style-name="Normal">54,</text:p>
      <text:p text:style-name="Normal">180),</text:p>
      <text:p text:style-name="Normal">('accusamus animi tempore',</text:p>
      <text:p text:style-name="Normal">57,</text:p>
      <text:p text:style-name="Normal">180),</text:p>
      <text:p text:style-name="Normal">('cum quidem officia',</text:p>
      <text:p text:style-name="Normal">60,</text:p>
      <text:p text:style-name="Normal">180),</text:p>
      <text:p text:style-name="Normal">('eligendi reprehenderit quos',</text:p>
      <text:soft-page-break/>
      <text:p text:style-name="Normal">61,</text:p>
      <text:p text:style-name="Normal">180),</text:p>
      <text:p text:style-name="Normal">('atque expedita molestias',</text:p>
      <text:p text:style-name="Normal">62,</text:p>
      <text:p text:style-name="Normal">180),</text:p>
      <text:p text:style-name="Normal">('porro harum dolorem',</text:p>
      <text:p text:style-name="Normal">65,</text:p>
      <text:p text:style-name="Normal">180),</text:p>
      <text:p text:style-name="Normal">('autem aperiam voluptatem',</text:p>
      <text:p text:style-name="Normal">66,</text:p>
      <text:p text:style-name="Normal">180),</text:p>
      <text:p text:style-name="Normal">('non iure nihil',</text:p>
      <text:p text:style-name="Normal">67,</text:p>
      <text:p text:style-name="Normal">180),</text:p>
      <text:p text:style-name="Normal">('repellat quos commodi',</text:p>
      <text:p text:style-name="Normal">69,</text:p>
      <text:p text:style-name="Normal">180),</text:p>
      <text:p text:style-name="Normal">('laboriosam quos quibusdam',</text:p>
      <text:p text:style-name="Normal">71,</text:p>
      <text:p text:style-name="Normal">180),</text:p>
      <text:p text:style-name="Normal">('quam fugit dolores',</text:p>
      <text:p text:style-name="Normal">75,</text:p>
      <text:p text:style-name="Normal">180),</text:p>
      <text:p text:style-name="Normal">('pariatur ad ipsam',</text:p>
      <text:p text:style-name="Normal">76,</text:p>
      <text:p text:style-name="Normal">180),</text:p>
      <text:p text:style-name="Normal">('voluptate asperiores dolores',</text:p>
      <text:p text:style-name="Normal">85,</text:p>
      <text:p text:style-name="Normal">180),</text:p>
      <text:p text:style-name="Normal">('magni quia ipsum',</text:p>
      <text:p text:style-name="Normal">91,</text:p>
      <text:soft-page-break/>
      <text:p text:style-name="Normal">180),</text:p>
      <text:p text:style-name="Normal">('et vel pariatur',</text:p>
      <text:p text:style-name="Normal">92,</text:p>
      <text:p text:style-name="Normal">180),</text:p>
      <text:p text:style-name="Normal">('molestiae quis qui',</text:p>
      <text:p text:style-name="Normal">93,</text:p>
      <text:p text:style-name="Normal">180),</text:p>
      <text:p text:style-name="Normal">('deleniti corporis deleniti',</text:p>
      <text:p text:style-name="Normal">94,</text:p>
      <text:p text:style-name="Normal">180),</text:p>
      <text:p text:style-name="Normal">('culpa et sit',</text:p>
      <text:p text:style-name="Normal">98,</text:p>
      <text:p text:style-name="Normal">180),</text:p>
      <text:p text:style-name="Normal">('molestias aperiam ut',</text:p>
      <text:p text:style-name="Normal">2,</text:p>
      <text:p text:style-name="Normal">181),</text:p>
      <text:p text:style-name="Normal">('rerum ad voluptates',</text:p>
      <text:p text:style-name="Normal">5,</text:p>
      <text:p text:style-name="Normal">181),</text:p>
      <text:p text:style-name="Normal">('fuga molestias aliquam',</text:p>
      <text:p text:style-name="Normal">6,</text:p>
      <text:p text:style-name="Normal">181),</text:p>
      <text:p text:style-name="Normal">('suscipit soluta omnis',</text:p>
      <text:p text:style-name="Normal">8,</text:p>
      <text:p text:style-name="Normal">181),</text:p>
      <text:p text:style-name="Normal">('est nihil illo',</text:p>
      <text:p text:style-name="Normal">10,</text:p>
      <text:p text:style-name="Normal">181),</text:p>
      <text:p text:style-name="Normal">('adipisci minima consequatur',</text:p>
      <text:p text:style-name="Normal">12,</text:p>
      <text:p text:style-name="Normal">181),</text:p>
      <text:soft-page-break/>
      <text:p text:style-name="Normal">('ut suscipit molestias',</text:p>
      <text:p text:style-name="Normal">14,</text:p>
      <text:p text:style-name="Normal">181),</text:p>
      <text:p text:style-name="Normal">('et voluptatem enim',</text:p>
      <text:p text:style-name="Normal">20,</text:p>
      <text:p text:style-name="Normal">181),</text:p>
      <text:p text:style-name="Normal">('sapiente nam omnis',</text:p>
      <text:p text:style-name="Normal">21,</text:p>
      <text:p text:style-name="Normal">181),</text:p>
      <text:p text:style-name="Normal">('odio dolores aperiam',</text:p>
      <text:p text:style-name="Normal">24,</text:p>
      <text:p text:style-name="Normal">181),</text:p>
      <text:p text:style-name="Normal">('delectus enim qui',</text:p>
      <text:p text:style-name="Normal">26,</text:p>
      <text:p text:style-name="Normal">181),</text:p>
      <text:p text:style-name="Normal">('praesentium est aut',</text:p>
      <text:p text:style-name="Normal">31,</text:p>
      <text:p text:style-name="Normal">181),</text:p>
      <text:p text:style-name="Normal">('aliquam non natus',</text:p>
      <text:p text:style-name="Normal">36,</text:p>
      <text:p text:style-name="Normal">181),</text:p>
      <text:p text:style-name="Normal">('cumque blanditiis est',</text:p>
      <text:p text:style-name="Normal">37,</text:p>
      <text:p text:style-name="Normal">181),</text:p>
      <text:p text:style-name="Normal">('animi quia aliquid',</text:p>
      <text:p text:style-name="Normal">39,</text:p>
      <text:p text:style-name="Normal">181),</text:p>
      <text:p text:style-name="Normal">('ut sed rerum',</text:p>
      <text:p text:style-name="Normal">41,</text:p>
      <text:p text:style-name="Normal">181),</text:p>
      <text:p text:style-name="Normal">('possimus et porro',</text:p>
      <text:soft-page-break/>
      <text:p text:style-name="Normal">46,</text:p>
      <text:p text:style-name="Normal">181),</text:p>
      <text:p text:style-name="Normal">('beatae doloremque earum',</text:p>
      <text:p text:style-name="Normal">54,</text:p>
      <text:p text:style-name="Normal">181),</text:p>
      <text:p text:style-name="Normal">('impedit architecto suscipit',</text:p>
      <text:p text:style-name="Normal">57,</text:p>
      <text:p text:style-name="Normal">181),</text:p>
      <text:p text:style-name="Normal">('quas vitae officia',</text:p>
      <text:p text:style-name="Normal">63,</text:p>
      <text:p text:style-name="Normal">181),</text:p>
      <text:p text:style-name="Normal">('cupiditate occaecati delectus',</text:p>
      <text:p text:style-name="Normal">66,</text:p>
      <text:p text:style-name="Normal">181),</text:p>
      <text:p text:style-name="Normal">('temporibus rem quisquam',</text:p>
      <text:p text:style-name="Normal">71,</text:p>
      <text:p text:style-name="Normal">181),</text:p>
      <text:p text:style-name="Normal">('voluptatem facilis error',</text:p>
      <text:p text:style-name="Normal">73,</text:p>
      <text:p text:style-name="Normal">181),</text:p>
      <text:p text:style-name="Normal">('alias laboriosam magnam',</text:p>
      <text:p text:style-name="Normal">75,</text:p>
      <text:p text:style-name="Normal">181),</text:p>
      <text:p text:style-name="Normal">('consequatur neque vitae',</text:p>
      <text:p text:style-name="Normal">76,</text:p>
      <text:p text:style-name="Normal">181),</text:p>
      <text:p text:style-name="Normal">('autem consequatur ipsa',</text:p>
      <text:p text:style-name="Normal">82,</text:p>
      <text:p text:style-name="Normal">181),</text:p>
      <text:p text:style-name="Normal">('qui vero ut',</text:p>
      <text:p text:style-name="Normal">85,</text:p>
      <text:soft-page-break/>
      <text:p text:style-name="Normal">181),</text:p>
      <text:p text:style-name="Normal">('et ut voluptas',</text:p>
      <text:p text:style-name="Normal">91,</text:p>
      <text:p text:style-name="Normal">181),</text:p>
      <text:p text:style-name="Normal">('non sit eligendi',</text:p>
      <text:p text:style-name="Normal">92,</text:p>
      <text:p text:style-name="Normal">181),</text:p>
      <text:p text:style-name="Normal">('qui incidunt ut',</text:p>
      <text:p text:style-name="Normal">97,</text:p>
      <text:p text:style-name="Normal">181),</text:p>
      <text:p text:style-name="Normal">('aut non enim',</text:p>
      <text:p text:style-name="Normal">100,</text:p>
      <text:p text:style-name="Normal">181),</text:p>
      <text:p text:style-name="Normal">('quas est enim',</text:p>
      <text:p text:style-name="Normal">5,</text:p>
      <text:p text:style-name="Normal">182),</text:p>
      <text:p text:style-name="Normal">('ipsam ullam sunt',</text:p>
      <text:p text:style-name="Normal">6,</text:p>
      <text:p text:style-name="Normal">182),</text:p>
      <text:p text:style-name="Normal">('saepe aut et',</text:p>
      <text:p text:style-name="Normal">14,</text:p>
      <text:p text:style-name="Normal">182),</text:p>
      <text:p text:style-name="Normal">('provident officiis officia',</text:p>
      <text:p text:style-name="Normal">19,</text:p>
      <text:p text:style-name="Normal">182),</text:p>
      <text:p text:style-name="Normal">('explicabo harum architecto',</text:p>
      <text:p text:style-name="Normal">20,</text:p>
      <text:p text:style-name="Normal">182),</text:p>
      <text:p text:style-name="Normal">('numquam delectus magni',</text:p>
      <text:p text:style-name="Normal">21,</text:p>
      <text:p text:style-name="Normal">182),</text:p>
      <text:soft-page-break/>
      <text:p text:style-name="Normal">('voluptas accusamus et',</text:p>
      <text:p text:style-name="Normal">22,</text:p>
      <text:p text:style-name="Normal">182),</text:p>
      <text:p text:style-name="Normal">('sit rerum sint',</text:p>
      <text:p text:style-name="Normal">24,</text:p>
      <text:p text:style-name="Normal">182),</text:p>
      <text:p text:style-name="Normal">('dolore assumenda vero',</text:p>
      <text:p text:style-name="Normal">27,</text:p>
      <text:p text:style-name="Normal">182),</text:p>
      <text:p text:style-name="Normal">('quia neque autem',</text:p>
      <text:p text:style-name="Normal">30,</text:p>
      <text:p text:style-name="Normal">182),</text:p>
      <text:p text:style-name="Normal">('tempore cupiditate dolor',</text:p>
      <text:p text:style-name="Normal">36,</text:p>
      <text:p text:style-name="Normal">182),</text:p>
      <text:p text:style-name="Normal">('laborum pariatur delectus',</text:p>
      <text:p text:style-name="Normal">40,</text:p>
      <text:p text:style-name="Normal">182),</text:p>
      <text:p text:style-name="Normal">('eos ad ullam',</text:p>
      <text:p text:style-name="Normal">41,</text:p>
      <text:p text:style-name="Normal">182),</text:p>
      <text:p text:style-name="Normal">('beatae tempore architecto',</text:p>
      <text:p text:style-name="Normal">48,</text:p>
      <text:p text:style-name="Normal">182),</text:p>
      <text:p text:style-name="Normal">('rerum molestiae ex',</text:p>
      <text:p text:style-name="Normal">54,</text:p>
      <text:p text:style-name="Normal">182),</text:p>
      <text:p text:style-name="Normal">('sequi quae sit',</text:p>
      <text:p text:style-name="Normal">57,</text:p>
      <text:p text:style-name="Normal">182),</text:p>
      <text:p text:style-name="Normal">('corporis vero velit',</text:p>
      <text:soft-page-break/>
      <text:p text:style-name="Normal">66,</text:p>
      <text:p text:style-name="Normal">182),</text:p>
      <text:p text:style-name="Normal">('deserunt ullam autem',</text:p>
      <text:p text:style-name="Normal">70,</text:p>
      <text:p text:style-name="Normal">182),</text:p>
      <text:p text:style-name="Normal">('a est veritatis',</text:p>
      <text:p text:style-name="Normal">71,</text:p>
      <text:p text:style-name="Normal">182),</text:p>
      <text:p text:style-name="Normal">('quia esse qui',</text:p>
      <text:p text:style-name="Normal">75,</text:p>
      <text:p text:style-name="Normal">182),</text:p>
      <text:p text:style-name="Normal">('non sequi laboriosam',</text:p>
      <text:p text:style-name="Normal">76,</text:p>
      <text:p text:style-name="Normal">182),</text:p>
      <text:p text:style-name="Normal">('nemo hic aperiam',</text:p>
      <text:p text:style-name="Normal">78,</text:p>
      <text:p text:style-name="Normal">182),</text:p>
      <text:p text:style-name="Normal">('excepturi labore et',</text:p>
      <text:p text:style-name="Normal">79,</text:p>
      <text:p text:style-name="Normal">182),</text:p>
      <text:p text:style-name="Normal">('ex sed quia',</text:p>
      <text:p text:style-name="Normal">84,</text:p>
      <text:p text:style-name="Normal">182),</text:p>
      <text:p text:style-name="Normal">('voluptatem culpa ut',</text:p>
      <text:p text:style-name="Normal">91,</text:p>
      <text:p text:style-name="Normal">182),</text:p>
      <text:p text:style-name="Normal">('incidunt nihil id',</text:p>
      <text:p text:style-name="Normal">92,</text:p>
      <text:p text:style-name="Normal">182),</text:p>
      <text:p text:style-name="Normal">('cum id nam',</text:p>
      <text:p text:style-name="Normal">95,</text:p>
      <text:soft-page-break/>
      <text:p text:style-name="Normal">182),</text:p>
      <text:p text:style-name="Normal">('exercitationem molestias soluta',</text:p>
      <text:p text:style-name="Normal">100,</text:p>
      <text:p text:style-name="Normal">182),</text:p>
      <text:p text:style-name="Normal">('ut quis dolores',</text:p>
      <text:p text:style-name="Normal">5,</text:p>
      <text:p text:style-name="Normal">183),</text:p>
      <text:p text:style-name="Normal">('ut magnam officiis',</text:p>
      <text:p text:style-name="Normal">6,</text:p>
      <text:p text:style-name="Normal">183),</text:p>
      <text:p text:style-name="Normal">('quidem harum beatae',</text:p>
      <text:p text:style-name="Normal">14,</text:p>
      <text:p text:style-name="Normal">183),</text:p>
      <text:p text:style-name="Normal">('ab blanditiis qui',</text:p>
      <text:p text:style-name="Normal">21,</text:p>
      <text:p text:style-name="Normal">183),</text:p>
      <text:p text:style-name="Normal">('et in delectus',</text:p>
      <text:p text:style-name="Normal">24,</text:p>
      <text:p text:style-name="Normal">183),</text:p>
      <text:p text:style-name="Normal">('in itaque dolorem',</text:p>
      <text:p text:style-name="Normal">26,</text:p>
      <text:p text:style-name="Normal">183),</text:p>
      <text:p text:style-name="Normal">('est excepturi fugit',</text:p>
      <text:p text:style-name="Normal">27,</text:p>
      <text:p text:style-name="Normal">183),</text:p>
      <text:p text:style-name="Normal">('atque commodi voluptates',</text:p>
      <text:p text:style-name="Normal">33,</text:p>
      <text:p text:style-name="Normal">183),</text:p>
      <text:p text:style-name="Normal">('voluptatem natus autem',</text:p>
      <text:p text:style-name="Normal">36,</text:p>
      <text:p text:style-name="Normal">183),</text:p>
      <text:soft-page-break/>
      <text:p text:style-name="Normal">('quam dolor velit',</text:p>
      <text:p text:style-name="Normal">37,</text:p>
      <text:p text:style-name="Normal">183),</text:p>
      <text:p text:style-name="Normal">('deleniti perspiciatis ut',</text:p>
      <text:p text:style-name="Normal">41,</text:p>
      <text:p text:style-name="Normal">183),</text:p>
      <text:p text:style-name="Normal">('autem ut sunt',</text:p>
      <text:p text:style-name="Normal">42,</text:p>
      <text:p text:style-name="Normal">183),</text:p>
      <text:p text:style-name="Normal">('magni veniam provident',</text:p>
      <text:p text:style-name="Normal">43,</text:p>
      <text:p text:style-name="Normal">183),</text:p>
      <text:p text:style-name="Normal">('ab repellendus ea',</text:p>
      <text:p text:style-name="Normal">54,</text:p>
      <text:p text:style-name="Normal">183),</text:p>
      <text:p text:style-name="Normal">('cupiditate quos et',</text:p>
      <text:p text:style-name="Normal">56,</text:p>
      <text:p text:style-name="Normal">183),</text:p>
      <text:p text:style-name="Normal">('assumenda sequi facilis',</text:p>
      <text:p text:style-name="Normal">57,</text:p>
      <text:p text:style-name="Normal">183),</text:p>
      <text:p text:style-name="Normal">('nesciunt est ipsam',</text:p>
      <text:p text:style-name="Normal">65,</text:p>
      <text:p text:style-name="Normal">183),</text:p>
      <text:p text:style-name="Normal">('nostrum occaecati aperiam',</text:p>
      <text:p text:style-name="Normal">66,</text:p>
      <text:p text:style-name="Normal">183),</text:p>
      <text:p text:style-name="Normal">('adipisci et recusandae',</text:p>
      <text:p text:style-name="Normal">69,</text:p>
      <text:p text:style-name="Normal">183),</text:p>
      <text:p text:style-name="Normal">('in voluptate voluptas',</text:p>
      <text:soft-page-break/>
      <text:p text:style-name="Normal">71,</text:p>
      <text:p text:style-name="Normal">183),</text:p>
      <text:p text:style-name="Normal">('unde aliquid numquam',</text:p>
      <text:p text:style-name="Normal">73,</text:p>
      <text:p text:style-name="Normal">183),</text:p>
      <text:p text:style-name="Normal">('reprehenderit temporibus dolorem',</text:p>
      <text:p text:style-name="Normal">75,</text:p>
      <text:p text:style-name="Normal">183),</text:p>
      <text:p text:style-name="Normal">('maiores ut id',</text:p>
      <text:p text:style-name="Normal">76,</text:p>
      <text:p text:style-name="Normal">183),</text:p>
      <text:p text:style-name="Normal">('dolor itaque repellat',</text:p>
      <text:p text:style-name="Normal">79,</text:p>
      <text:p text:style-name="Normal">183),</text:p>
      <text:p text:style-name="Normal">('omnis magni qui',</text:p>
      <text:p text:style-name="Normal">84,</text:p>
      <text:p text:style-name="Normal">183),</text:p>
      <text:p text:style-name="Normal">('quia et perspiciatis',</text:p>
      <text:p text:style-name="Normal">85,</text:p>
      <text:p text:style-name="Normal">183),</text:p>
      <text:p text:style-name="Normal">('praesentium quis omnis',</text:p>
      <text:p text:style-name="Normal">91,</text:p>
      <text:p text:style-name="Normal">183),</text:p>
      <text:p text:style-name="Normal">('consequatur praesentium a',</text:p>
      <text:p text:style-name="Normal">92,</text:p>
      <text:p text:style-name="Normal">183),</text:p>
      <text:p text:style-name="Normal">('dolores rerum non',</text:p>
      <text:p text:style-name="Normal">93,</text:p>
      <text:p text:style-name="Normal">183),</text:p>
      <text:p text:style-name="Normal">('vero est eaque',</text:p>
      <text:p text:style-name="Normal">94,</text:p>
      <text:soft-page-break/>
      <text:p text:style-name="Normal">183),</text:p>
      <text:p text:style-name="Normal">('illo nesciunt vero',</text:p>
      <text:p text:style-name="Normal">5,</text:p>
      <text:p text:style-name="Normal">184),</text:p>
      <text:p text:style-name="Normal">('maxime nihil nesciunt',</text:p>
      <text:p text:style-name="Normal">6,</text:p>
      <text:p text:style-name="Normal">184),</text:p>
      <text:p text:style-name="Normal">('et ut alias',</text:p>
      <text:p text:style-name="Normal">9,</text:p>
      <text:p text:style-name="Normal">184),</text:p>
      <text:p text:style-name="Normal">('sunt iure quae',</text:p>
      <text:p text:style-name="Normal">14,</text:p>
      <text:p text:style-name="Normal">184),</text:p>
      <text:p text:style-name="Normal">('nisi nihil laudantium',</text:p>
      <text:p text:style-name="Normal">18,</text:p>
      <text:p text:style-name="Normal">184),</text:p>
      <text:p text:style-name="Normal">('est ut quos',</text:p>
      <text:p text:style-name="Normal">21,</text:p>
      <text:p text:style-name="Normal">184),</text:p>
      <text:p text:style-name="Normal">('natus laudantium qui',</text:p>
      <text:p text:style-name="Normal">24,</text:p>
      <text:p text:style-name="Normal">184),</text:p>
      <text:p text:style-name="Normal">('sint dolore vero',</text:p>
      <text:p text:style-name="Normal">31,</text:p>
      <text:p text:style-name="Normal">184),</text:p>
      <text:p text:style-name="Normal">('totam officia vel',</text:p>
      <text:p text:style-name="Normal">36,</text:p>
      <text:p text:style-name="Normal">184),</text:p>
      <text:p text:style-name="Normal">('rem sint vel',</text:p>
      <text:p text:style-name="Normal">41,</text:p>
      <text:p text:style-name="Normal">184),</text:p>
      <text:soft-page-break/>
      <text:p text:style-name="Normal">('eos architecto sed',</text:p>
      <text:p text:style-name="Normal">54,</text:p>
      <text:p text:style-name="Normal">184),</text:p>
      <text:p text:style-name="Normal">('molestiae amet iste',</text:p>
      <text:p text:style-name="Normal">57,</text:p>
      <text:p text:style-name="Normal">184),</text:p>
      <text:p text:style-name="Normal">('voluptatem ea fuga',</text:p>
      <text:p text:style-name="Normal">61,</text:p>
      <text:p text:style-name="Normal">184),</text:p>
      <text:p text:style-name="Normal">('nulla error sit',</text:p>
      <text:p text:style-name="Normal">63,</text:p>
      <text:p text:style-name="Normal">184),</text:p>
      <text:p text:style-name="Normal">('est odit ipsum',</text:p>
      <text:p text:style-name="Normal">66,</text:p>
      <text:p text:style-name="Normal">184),</text:p>
      <text:p text:style-name="Normal">('doloribus voluptas aliquid',</text:p>
      <text:p text:style-name="Normal">71,</text:p>
      <text:p text:style-name="Normal">184),</text:p>
      <text:p text:style-name="Normal">('porro tempore aut',</text:p>
      <text:p text:style-name="Normal">72,</text:p>
      <text:p text:style-name="Normal">184),</text:p>
      <text:p text:style-name="Normal">('doloribus et molestias',</text:p>
      <text:p text:style-name="Normal">75,</text:p>
      <text:p text:style-name="Normal">184),</text:p>
      <text:p text:style-name="Normal">('aliquam error officiis',</text:p>
      <text:p text:style-name="Normal">76,</text:p>
      <text:p text:style-name="Normal">184),</text:p>
      <text:p text:style-name="Normal">('sed velit quaerat',</text:p>
      <text:p text:style-name="Normal">87,</text:p>
      <text:p text:style-name="Normal">184),</text:p>
      <text:p text:style-name="Normal">('a voluptatem reprehenderit',</text:p>
      <text:soft-page-break/>
      <text:p text:style-name="Normal">91,</text:p>
      <text:p text:style-name="Normal">184),</text:p>
      <text:p text:style-name="Normal">('deserunt possimus perferendis',</text:p>
      <text:p text:style-name="Normal">94,</text:p>
      <text:p text:style-name="Normal">184),</text:p>
      <text:p text:style-name="Normal">('non alias et',</text:p>
      <text:p text:style-name="Normal">98,</text:p>
      <text:p text:style-name="Normal">184),</text:p>
      <text:p text:style-name="Normal">('sit ipsa quo',</text:p>
      <text:p text:style-name="Normal">99,</text:p>
      <text:p text:style-name="Normal">184),</text:p>
      <text:p text:style-name="Normal">('sed ut qui',</text:p>
      <text:p text:style-name="Normal">2,</text:p>
      <text:p text:style-name="Normal">185),</text:p>
      <text:p text:style-name="Normal">('est id harum',</text:p>
      <text:p text:style-name="Normal">5,</text:p>
      <text:p text:style-name="Normal">185),</text:p>
      <text:p text:style-name="Normal">('in vel esse',</text:p>
      <text:p text:style-name="Normal">6,</text:p>
      <text:p text:style-name="Normal">185),</text:p>
      <text:p text:style-name="Normal">('occaecati numquam deleniti',</text:p>
      <text:p text:style-name="Normal">14,</text:p>
      <text:p text:style-name="Normal">185),</text:p>
      <text:p text:style-name="Normal">('repellat labore officia',</text:p>
      <text:p text:style-name="Normal">19,</text:p>
      <text:p text:style-name="Normal">185),</text:p>
      <text:p text:style-name="Normal">('maiores ut ut',</text:p>
      <text:p text:style-name="Normal">20,</text:p>
      <text:p text:style-name="Normal">185),</text:p>
      <text:p text:style-name="Normal">('aliquid perspiciatis consequatur',</text:p>
      <text:p text:style-name="Normal">21,</text:p>
      <text:soft-page-break/>
      <text:p text:style-name="Normal">185),</text:p>
      <text:p text:style-name="Normal">('at rem est',</text:p>
      <text:p text:style-name="Normal">22,</text:p>
      <text:p text:style-name="Normal">185),</text:p>
      <text:p text:style-name="Normal">('exercitationem nulla esse',</text:p>
      <text:p text:style-name="Normal">24,</text:p>
      <text:p text:style-name="Normal">185),</text:p>
      <text:p text:style-name="Normal">('ut qui commodi',</text:p>
      <text:p text:style-name="Normal">28,</text:p>
      <text:p text:style-name="Normal">185),</text:p>
      <text:p text:style-name="Normal">('inventore cupiditate et',</text:p>
      <text:p text:style-name="Normal">36,</text:p>
      <text:p text:style-name="Normal">185),</text:p>
      <text:p text:style-name="Normal">('quas recusandae similique',</text:p>
      <text:p text:style-name="Normal">37,</text:p>
      <text:p text:style-name="Normal">185),</text:p>
      <text:p text:style-name="Normal">('rem illum quaerat',</text:p>
      <text:p text:style-name="Normal">39,</text:p>
      <text:p text:style-name="Normal">185),</text:p>
      <text:p text:style-name="Normal">('incidunt adipisci amet',</text:p>
      <text:p text:style-name="Normal">41,</text:p>
      <text:p text:style-name="Normal">185),</text:p>
      <text:p text:style-name="Normal">('maxime modi quaerat',</text:p>
      <text:p text:style-name="Normal">44,</text:p>
      <text:p text:style-name="Normal">185),</text:p>
      <text:p text:style-name="Normal">('minima nulla unde',</text:p>
      <text:p text:style-name="Normal">46,</text:p>
      <text:p text:style-name="Normal">185),</text:p>
      <text:p text:style-name="Normal">('suscipit in excepturi',</text:p>
      <text:p text:style-name="Normal">47,</text:p>
      <text:p text:style-name="Normal">185),</text:p>
      <text:soft-page-break/>
      <text:p text:style-name="Normal">('maxime ducimus ipsam',</text:p>
      <text:p text:style-name="Normal">48,</text:p>
      <text:p text:style-name="Normal">185),</text:p>
      <text:p text:style-name="Normal">('nemo saepe impedit',</text:p>
      <text:p text:style-name="Normal">54,</text:p>
      <text:p text:style-name="Normal">185),</text:p>
      <text:p text:style-name="Normal">('vel voluptatem magni',</text:p>
      <text:p text:style-name="Normal">57,</text:p>
      <text:p text:style-name="Normal">185),</text:p>
      <text:p text:style-name="Normal">('est eveniet aut',</text:p>
      <text:p text:style-name="Normal">61,</text:p>
      <text:p text:style-name="Normal">185),</text:p>
      <text:p text:style-name="Normal">('ab nam voluptas',</text:p>
      <text:p text:style-name="Normal">62,</text:p>
      <text:p text:style-name="Normal">185),</text:p>
      <text:p text:style-name="Normal">('sunt quis itaque',</text:p>
      <text:p text:style-name="Normal">66,</text:p>
      <text:p text:style-name="Normal">185),</text:p>
      <text:p text:style-name="Normal">('asperiores ipsum sint',</text:p>
      <text:p text:style-name="Normal">71,</text:p>
      <text:p text:style-name="Normal">185),</text:p>
      <text:p text:style-name="Normal">('quidem non qui',</text:p>
      <text:p text:style-name="Normal">75,</text:p>
      <text:p text:style-name="Normal">185),</text:p>
      <text:p text:style-name="Normal">('necessitatibus nulla aperiam',</text:p>
      <text:p text:style-name="Normal">76,</text:p>
      <text:p text:style-name="Normal">185),</text:p>
      <text:p text:style-name="Normal">('dignissimos vel laborum',</text:p>
      <text:p text:style-name="Normal">82,</text:p>
      <text:p text:style-name="Normal">185),</text:p>
      <text:p text:style-name="Normal">('expedita voluptas unde',</text:p>
      <text:soft-page-break/>
      <text:p text:style-name="Normal">91,</text:p>
      <text:p text:style-name="Normal">185),</text:p>
      <text:p text:style-name="Normal">('aut eveniet saepe',</text:p>
      <text:p text:style-name="Normal">95,</text:p>
      <text:p text:style-name="Normal">185),</text:p>
      <text:p text:style-name="Normal">('neque sunt labore',</text:p>
      <text:p text:style-name="Normal">5,</text:p>
      <text:p text:style-name="Normal">186),</text:p>
      <text:p text:style-name="Normal">('ut sint eaque',</text:p>
      <text:p text:style-name="Normal">11,</text:p>
      <text:p text:style-name="Normal">186),</text:p>
      <text:p text:style-name="Normal">('sed non ducimus',</text:p>
      <text:p text:style-name="Normal">14,</text:p>
      <text:p text:style-name="Normal">186),</text:p>
      <text:p text:style-name="Normal">('ut vel ut',</text:p>
      <text:p text:style-name="Normal">15,</text:p>
      <text:p text:style-name="Normal">186),</text:p>
      <text:p text:style-name="Normal">('non voluptate amet',</text:p>
      <text:p text:style-name="Normal">19,</text:p>
      <text:p text:style-name="Normal">186),</text:p>
      <text:p text:style-name="Normal">('sit et iure',</text:p>
      <text:p text:style-name="Normal">21,</text:p>
      <text:p text:style-name="Normal">186),</text:p>
      <text:p text:style-name="Normal">('nihil perspiciatis cupiditate',</text:p>
      <text:p text:style-name="Normal">24,</text:p>
      <text:p text:style-name="Normal">186),</text:p>
      <text:p text:style-name="Normal">('nam perferendis deserunt',</text:p>
      <text:p text:style-name="Normal">27,</text:p>
      <text:p text:style-name="Normal">186),</text:p>
      <text:p text:style-name="Normal">('inventore ipsum aliquam',</text:p>
      <text:p text:style-name="Normal">30,</text:p>
      <text:soft-page-break/>
      <text:p text:style-name="Normal">186),</text:p>
      <text:p text:style-name="Normal">('aut blanditiis et',</text:p>
      <text:p text:style-name="Normal">36,</text:p>
      <text:p text:style-name="Normal">186),</text:p>
      <text:p text:style-name="Normal">('consequatur sit adipisci',</text:p>
      <text:p text:style-name="Normal">41,</text:p>
      <text:p text:style-name="Normal">186),</text:p>
      <text:p text:style-name="Normal">('harum modi a',</text:p>
      <text:p text:style-name="Normal">47,</text:p>
      <text:p text:style-name="Normal">186),</text:p>
      <text:p text:style-name="Normal">('molestias et deserunt',</text:p>
      <text:p text:style-name="Normal">48,</text:p>
      <text:p text:style-name="Normal">186),</text:p>
      <text:p text:style-name="Normal">('quia deserunt consequatur',</text:p>
      <text:p text:style-name="Normal">50,</text:p>
      <text:p text:style-name="Normal">186),</text:p>
      <text:p text:style-name="Normal">('facilis dolor quo',</text:p>
      <text:p text:style-name="Normal">54,</text:p>
      <text:p text:style-name="Normal">186),</text:p>
      <text:p text:style-name="Normal">('voluptate corrupti explicabo',</text:p>
      <text:p text:style-name="Normal">57,</text:p>
      <text:p text:style-name="Normal">186),</text:p>
      <text:p text:style-name="Normal">('quidem placeat et',</text:p>
      <text:p text:style-name="Normal">66,</text:p>
      <text:p text:style-name="Normal">186),</text:p>
      <text:p text:style-name="Normal">('quisquam nesciunt id',</text:p>
      <text:p text:style-name="Normal">69,</text:p>
      <text:p text:style-name="Normal">186),</text:p>
      <text:p text:style-name="Normal">('incidunt harum corrupti',</text:p>
      <text:p text:style-name="Normal">70,</text:p>
      <text:p text:style-name="Normal">186),</text:p>
      <text:soft-page-break/>
      <text:p text:style-name="Normal">('sed similique repellendus',</text:p>
      <text:p text:style-name="Normal">71,</text:p>
      <text:p text:style-name="Normal">186),</text:p>
      <text:p text:style-name="Normal">('a est nihil',</text:p>
      <text:p text:style-name="Normal">75,</text:p>
      <text:p text:style-name="Normal">186),</text:p>
      <text:p text:style-name="Normal">('sit rem adipisci',</text:p>
      <text:p text:style-name="Normal">76,</text:p>
      <text:p text:style-name="Normal">186),</text:p>
      <text:p text:style-name="Normal">('est aspernatur dolorem',</text:p>
      <text:p text:style-name="Normal">79,</text:p>
      <text:p text:style-name="Normal">186),</text:p>
      <text:p text:style-name="Normal">('vel aliquam reiciendis',</text:p>
      <text:p text:style-name="Normal">84,</text:p>
      <text:p text:style-name="Normal">186),</text:p>
      <text:p text:style-name="Normal">('atque ut dolorem',</text:p>
      <text:p text:style-name="Normal">85,</text:p>
      <text:p text:style-name="Normal">186),</text:p>
      <text:p text:style-name="Normal">('totam dolorem ex',</text:p>
      <text:p text:style-name="Normal">91,</text:p>
      <text:p text:style-name="Normal">186),</text:p>
      <text:p text:style-name="Normal">('nihil amet ea',</text:p>
      <text:p text:style-name="Normal">95,</text:p>
      <text:p text:style-name="Normal">186),</text:p>
      <text:p text:style-name="Normal">('deleniti et autem',</text:p>
      <text:p text:style-name="Normal">5,</text:p>
      <text:p text:style-name="Normal">187),</text:p>
      <text:p text:style-name="Normal">('ipsa qui omnis',</text:p>
      <text:p text:style-name="Normal">12,</text:p>
      <text:p text:style-name="Normal">187),</text:p>
      <text:p text:style-name="Normal">('sed consequuntur autem',</text:p>
      <text:soft-page-break/>
      <text:p text:style-name="Normal">13,</text:p>
      <text:p text:style-name="Normal">187),</text:p>
      <text:p text:style-name="Normal">('possimus et fugit',</text:p>
      <text:p text:style-name="Normal">14,</text:p>
      <text:p text:style-name="Normal">187),</text:p>
      <text:p text:style-name="Normal">('aut quis dolores',</text:p>
      <text:p text:style-name="Normal">15,</text:p>
      <text:p text:style-name="Normal">187),</text:p>
      <text:p text:style-name="Normal">('harum magnam impedit',</text:p>
      <text:p text:style-name="Normal">18,</text:p>
      <text:p text:style-name="Normal">187),</text:p>
      <text:p text:style-name="Normal">('nulla non dolores',</text:p>
      <text:p text:style-name="Normal">21,</text:p>
      <text:p text:style-name="Normal">187),</text:p>
      <text:p text:style-name="Normal">('qui qui est',</text:p>
      <text:p text:style-name="Normal">24,</text:p>
      <text:p text:style-name="Normal">187),</text:p>
      <text:p text:style-name="Normal">('voluptas ducimus eos',</text:p>
      <text:p text:style-name="Normal">27,</text:p>
      <text:p text:style-name="Normal">187),</text:p>
      <text:p text:style-name="Normal">('rem reprehenderit alias',</text:p>
      <text:p text:style-name="Normal">33,</text:p>
      <text:p text:style-name="Normal">187),</text:p>
      <text:p text:style-name="Normal">('molestias aperiam animi',</text:p>
      <text:p text:style-name="Normal">36,</text:p>
      <text:p text:style-name="Normal">187),</text:p>
      <text:p text:style-name="Normal">('eos porro iusto',</text:p>
      <text:p text:style-name="Normal">38,</text:p>
      <text:p text:style-name="Normal">187),</text:p>
      <text:p text:style-name="Normal">('odio ab esse',</text:p>
      <text:p text:style-name="Normal">39,</text:p>
      <text:soft-page-break/>
      <text:p text:style-name="Normal">187),</text:p>
      <text:p text:style-name="Normal">('quas rem dolorem',</text:p>
      <text:p text:style-name="Normal">41,</text:p>
      <text:p text:style-name="Normal">187),</text:p>
      <text:p text:style-name="Normal">('dignissimos non ut',</text:p>
      <text:p text:style-name="Normal">47,</text:p>
      <text:p text:style-name="Normal">187),</text:p>
      <text:p text:style-name="Normal">('omnis omnis earum',</text:p>
      <text:p text:style-name="Normal">48,</text:p>
      <text:p text:style-name="Normal">187),</text:p>
      <text:p text:style-name="Normal">('ipsum id quia',</text:p>
      <text:p text:style-name="Normal">54,</text:p>
      <text:p text:style-name="Normal">187),</text:p>
      <text:p text:style-name="Normal">('est aut autem',</text:p>
      <text:p text:style-name="Normal">55,</text:p>
      <text:p text:style-name="Normal">187),</text:p>
      <text:p text:style-name="Normal">('consequuntur at facere',</text:p>
      <text:p text:style-name="Normal">57,</text:p>
      <text:p text:style-name="Normal">187),</text:p>
      <text:p text:style-name="Normal">('officiis et nam',</text:p>
      <text:p text:style-name="Normal">63,</text:p>
      <text:p text:style-name="Normal">187),</text:p>
      <text:p text:style-name="Normal">('repellendus et tenetur',</text:p>
      <text:p text:style-name="Normal">66,</text:p>
      <text:p text:style-name="Normal">187),</text:p>
      <text:p text:style-name="Normal">('fugit necessitatibus vitae',</text:p>
      <text:p text:style-name="Normal">71,</text:p>
      <text:p text:style-name="Normal">187),</text:p>
      <text:p text:style-name="Normal">('dolor maxime ad',</text:p>
      <text:p text:style-name="Normal">73,</text:p>
      <text:p text:style-name="Normal">187),</text:p>
      <text:soft-page-break/>
      <text:p text:style-name="Normal">('laborum ex hic',</text:p>
      <text:p text:style-name="Normal">75,</text:p>
      <text:p text:style-name="Normal">187),</text:p>
      <text:p text:style-name="Normal">('rerum deleniti error',</text:p>
      <text:p text:style-name="Normal">76,</text:p>
      <text:p text:style-name="Normal">187),</text:p>
      <text:p text:style-name="Normal">('omnis delectus animi',</text:p>
      <text:p text:style-name="Normal">82,</text:p>
      <text:p text:style-name="Normal">187),</text:p>
      <text:p text:style-name="Normal">('laudantium officiis vel',</text:p>
      <text:p text:style-name="Normal">84,</text:p>
      <text:p text:style-name="Normal">187),</text:p>
      <text:p text:style-name="Normal">('vel voluptatem quae',</text:p>
      <text:p text:style-name="Normal">91,</text:p>
      <text:p text:style-name="Normal">187),</text:p>
      <text:p text:style-name="Normal">('est sed quibusdam',</text:p>
      <text:p text:style-name="Normal">92,</text:p>
      <text:p text:style-name="Normal">187),</text:p>
      <text:p text:style-name="Normal">('consectetur in doloremque',</text:p>
      <text:p text:style-name="Normal">94,</text:p>
      <text:p text:style-name="Normal">187),</text:p>
      <text:p text:style-name="Normal">('reprehenderit non aperiam',</text:p>
      <text:p text:style-name="Normal">97,</text:p>
      <text:p text:style-name="Normal">187),</text:p>
      <text:p text:style-name="Normal">('minima ratione amet',</text:p>
      <text:p text:style-name="Normal">98,</text:p>
      <text:p text:style-name="Normal">187),</text:p>
      <text:p text:style-name="Normal">('sapiente praesentium excepturi',</text:p>
      <text:p text:style-name="Normal">99,</text:p>
      <text:p text:style-name="Normal">187),</text:p>
      <text:p text:style-name="Normal">('aut voluptatem est',</text:p>
      <text:soft-page-break/>
      <text:p text:style-name="Normal">5,</text:p>
      <text:p text:style-name="Normal">188),</text:p>
      <text:p text:style-name="Normal">('distinctio architecto est',</text:p>
      <text:p text:style-name="Normal">6,</text:p>
      <text:p text:style-name="Normal">188),</text:p>
      <text:p text:style-name="Normal">('vitae labore ut',</text:p>
      <text:p text:style-name="Normal">12,</text:p>
      <text:p text:style-name="Normal">188),</text:p>
      <text:p text:style-name="Normal">('laboriosam consectetur sapiente',</text:p>
      <text:p text:style-name="Normal">14,</text:p>
      <text:p text:style-name="Normal">188),</text:p>
      <text:p text:style-name="Normal">('exercitationem eos rerum',</text:p>
      <text:p text:style-name="Normal">15,</text:p>
      <text:p text:style-name="Normal">188),</text:p>
      <text:p text:style-name="Normal">('repellendus sit tempora',</text:p>
      <text:p text:style-name="Normal">21,</text:p>
      <text:p text:style-name="Normal">188),</text:p>
      <text:p text:style-name="Normal">('ut ut eos',</text:p>
      <text:p text:style-name="Normal">24,</text:p>
      <text:p text:style-name="Normal">188),</text:p>
      <text:p text:style-name="Normal">('id quaerat architecto',</text:p>
      <text:p text:style-name="Normal">27,</text:p>
      <text:p text:style-name="Normal">188),</text:p>
      <text:p text:style-name="Normal">('laborum nesciunt aut',</text:p>
      <text:p text:style-name="Normal">30,</text:p>
      <text:p text:style-name="Normal">188),</text:p>
      <text:p text:style-name="Normal">('reiciendis tenetur est',</text:p>
      <text:p text:style-name="Normal">35,</text:p>
      <text:p text:style-name="Normal">188),</text:p>
      <text:p text:style-name="Normal">('cum voluptatem dolor',</text:p>
      <text:p text:style-name="Normal">36,</text:p>
      <text:soft-page-break/>
      <text:p text:style-name="Normal">188),</text:p>
      <text:p text:style-name="Normal">('corporis sapiente et',</text:p>
      <text:p text:style-name="Normal">38,</text:p>
      <text:p text:style-name="Normal">188),</text:p>
      <text:p text:style-name="Normal">('ut sit qui',</text:p>
      <text:p text:style-name="Normal">41,</text:p>
      <text:p text:style-name="Normal">188),</text:p>
      <text:p text:style-name="Normal">('exercitationem est alias',</text:p>
      <text:p text:style-name="Normal">42,</text:p>
      <text:p text:style-name="Normal">188),</text:p>
      <text:p text:style-name="Normal">('magnam similique et',</text:p>
      <text:p text:style-name="Normal">46,</text:p>
      <text:p text:style-name="Normal">188),</text:p>
      <text:p text:style-name="Normal">('doloremque saepe perspiciatis',</text:p>
      <text:p text:style-name="Normal">54,</text:p>
      <text:p text:style-name="Normal">188),</text:p>
      <text:p text:style-name="Normal">('officiis delectus ipsum',</text:p>
      <text:p text:style-name="Normal">56,</text:p>
      <text:p text:style-name="Normal">188),</text:p>
      <text:p text:style-name="Normal">('quam sunt ut',</text:p>
      <text:p text:style-name="Normal">57,</text:p>
      <text:p text:style-name="Normal">188),</text:p>
      <text:p text:style-name="Normal">('qui aut ut',</text:p>
      <text:p text:style-name="Normal">63,</text:p>
      <text:p text:style-name="Normal">188),</text:p>
      <text:p text:style-name="Normal">('maxime ipsam omnis',</text:p>
      <text:p text:style-name="Normal">66,</text:p>
      <text:p text:style-name="Normal">188),</text:p>
      <text:p text:style-name="Normal">('alias sit quas',</text:p>
      <text:p text:style-name="Normal">70,</text:p>
      <text:p text:style-name="Normal">188),</text:p>
      <text:soft-page-break/>
      <text:p text:style-name="Normal">('voluptates repellendus rerum',</text:p>
      <text:p text:style-name="Normal">71,</text:p>
      <text:p text:style-name="Normal">188),</text:p>
      <text:p text:style-name="Normal">('voluptas excepturi molestiae',</text:p>
      <text:p text:style-name="Normal">75,</text:p>
      <text:p text:style-name="Normal">188),</text:p>
      <text:p text:style-name="Normal">('nihil nulla sed',</text:p>
      <text:p text:style-name="Normal">76,</text:p>
      <text:p text:style-name="Normal">188),</text:p>
      <text:p text:style-name="Normal">('dolorem ea exercitationem',</text:p>
      <text:p text:style-name="Normal">85,</text:p>
      <text:p text:style-name="Normal">188),</text:p>
      <text:p text:style-name="Normal">('magnam eos ut',</text:p>
      <text:p text:style-name="Normal">87,</text:p>
      <text:p text:style-name="Normal">188),</text:p>
      <text:p text:style-name="Normal">('consequatur porro eos',</text:p>
      <text:p text:style-name="Normal">91,</text:p>
      <text:p text:style-name="Normal">188),</text:p>
      <text:p text:style-name="Normal">('vel quibusdam et',</text:p>
      <text:p text:style-name="Normal">5,</text:p>
      <text:p text:style-name="Normal">189),</text:p>
      <text:p text:style-name="Normal">('odit quam corrupti',</text:p>
      <text:p text:style-name="Normal">8,</text:p>
      <text:p text:style-name="Normal">189),</text:p>
      <text:p text:style-name="Normal">('alias voluptas dignissimos',</text:p>
      <text:p text:style-name="Normal">14,</text:p>
      <text:p text:style-name="Normal">189),</text:p>
      <text:p text:style-name="Normal">('quia expedita reiciendis',</text:p>
      <text:p text:style-name="Normal">18,</text:p>
      <text:p text:style-name="Normal">189),</text:p>
      <text:p text:style-name="Normal">('est repellat vel',</text:p>
      <text:soft-page-break/>
      <text:p text:style-name="Normal">21,</text:p>
      <text:p text:style-name="Normal">189),</text:p>
      <text:p text:style-name="Normal">('ea fugiat veritatis',</text:p>
      <text:p text:style-name="Normal">24,</text:p>
      <text:p text:style-name="Normal">189),</text:p>
      <text:p text:style-name="Normal">('eligendi in et',</text:p>
      <text:p text:style-name="Normal">27,</text:p>
      <text:p text:style-name="Normal">189),</text:p>
      <text:p text:style-name="Normal">('rerum in laborum',</text:p>
      <text:p text:style-name="Normal">31,</text:p>
      <text:p text:style-name="Normal">189),</text:p>
      <text:p text:style-name="Normal">('sit molestiae dolorem',</text:p>
      <text:p text:style-name="Normal">33,</text:p>
      <text:p text:style-name="Normal">189),</text:p>
      <text:p text:style-name="Normal">('fugiat dolorem qui',</text:p>
      <text:p text:style-name="Normal">36,</text:p>
      <text:p text:style-name="Normal">189),</text:p>
      <text:p text:style-name="Normal">('odit et assumenda',</text:p>
      <text:p text:style-name="Normal">40,</text:p>
      <text:p text:style-name="Normal">189),</text:p>
      <text:p text:style-name="Normal">('velit beatae cum',</text:p>
      <text:p text:style-name="Normal">41,</text:p>
      <text:p text:style-name="Normal">189),</text:p>
      <text:p text:style-name="Normal">('omnis qui id',</text:p>
      <text:p text:style-name="Normal">44,</text:p>
      <text:p text:style-name="Normal">189),</text:p>
      <text:p text:style-name="Normal">('rem aliquid consequatur',</text:p>
      <text:p text:style-name="Normal">52,</text:p>
      <text:p text:style-name="Normal">189),</text:p>
      <text:p text:style-name="Normal">('qui est unde',</text:p>
      <text:p text:style-name="Normal">54,</text:p>
      <text:soft-page-break/>
      <text:p text:style-name="Normal">189),</text:p>
      <text:p text:style-name="Normal">('rerum laboriosam nemo',</text:p>
      <text:p text:style-name="Normal">57,</text:p>
      <text:p text:style-name="Normal">189),</text:p>
      <text:p text:style-name="Normal">('est debitis tempora',</text:p>
      <text:p text:style-name="Normal">61,</text:p>
      <text:p text:style-name="Normal">189),</text:p>
      <text:p text:style-name="Normal">('adipisci blanditiis ullam',</text:p>
      <text:p text:style-name="Normal">62,</text:p>
      <text:p text:style-name="Normal">189),</text:p>
      <text:p text:style-name="Normal">('quo est commodi',</text:p>
      <text:p text:style-name="Normal">66,</text:p>
      <text:p text:style-name="Normal">189),</text:p>
      <text:p text:style-name="Normal">('quos voluptas recusandae',</text:p>
      <text:p text:style-name="Normal">67,</text:p>
      <text:p text:style-name="Normal">189),</text:p>
      <text:p text:style-name="Normal">('fugiat sint inventore',</text:p>
      <text:p text:style-name="Normal">70,</text:p>
      <text:p text:style-name="Normal">189),</text:p>
      <text:p text:style-name="Normal">('eius unde sit',</text:p>
      <text:p text:style-name="Normal">71,</text:p>
      <text:p text:style-name="Normal">189),</text:p>
      <text:p text:style-name="Normal">('odio aut velit',</text:p>
      <text:p text:style-name="Normal">75,</text:p>
      <text:p text:style-name="Normal">189),</text:p>
      <text:p text:style-name="Normal">('reiciendis doloremque voluptatem',</text:p>
      <text:p text:style-name="Normal">76,</text:p>
      <text:p text:style-name="Normal">189),</text:p>
      <text:p text:style-name="Normal">('qui illum eveniet',</text:p>
      <text:p text:style-name="Normal">79,</text:p>
      <text:p text:style-name="Normal">189),</text:p>
      <text:soft-page-break/>
      <text:p text:style-name="Normal">('dicta corporis ratione',</text:p>
      <text:p text:style-name="Normal">84,</text:p>
      <text:p text:style-name="Normal">189),</text:p>
      <text:p text:style-name="Normal">('est perspiciatis voluptatem',</text:p>
      <text:p text:style-name="Normal">91,</text:p>
      <text:p text:style-name="Normal">189),</text:p>
      <text:p text:style-name="Normal">('dolorem quia perspiciatis',</text:p>
      <text:p text:style-name="Normal">93,</text:p>
      <text:p text:style-name="Normal">189),</text:p>
      <text:p text:style-name="Normal">('quidem necessitatibus rerum',</text:p>
      <text:p text:style-name="Normal">94,</text:p>
      <text:p text:style-name="Normal">189),</text:p>
      <text:p text:style-name="Normal">('perferendis est quasi',</text:p>
      <text:p text:style-name="Normal">97,</text:p>
      <text:p text:style-name="Normal">189),</text:p>
      <text:p text:style-name="Normal">('eos excepturi magnam',</text:p>
      <text:p text:style-name="Normal">98,</text:p>
      <text:p text:style-name="Normal">189),</text:p>
      <text:p text:style-name="Normal">('minima ipsam alias',</text:p>
      <text:p text:style-name="Normal">100,</text:p>
      <text:p text:style-name="Normal">189),</text:p>
      <text:p text:style-name="Normal">('ullam iste consequatur',</text:p>
      <text:p text:style-name="Normal">5,</text:p>
      <text:p text:style-name="Normal">190),</text:p>
      <text:p text:style-name="Normal">('eum mollitia natus',</text:p>
      <text:p text:style-name="Normal">6,</text:p>
      <text:p text:style-name="Normal">190),</text:p>
      <text:p text:style-name="Normal">('soluta repellat et',</text:p>
      <text:p text:style-name="Normal">8,</text:p>
      <text:p text:style-name="Normal">190),</text:p>
      <text:p text:style-name="Normal">('perspiciatis temporibus sunt',</text:p>
      <text:soft-page-break/>
      <text:p text:style-name="Normal">14,</text:p>
      <text:p text:style-name="Normal">190),</text:p>
      <text:p text:style-name="Normal">('iste distinctio quia',</text:p>
      <text:p text:style-name="Normal">16,</text:p>
      <text:p text:style-name="Normal">190),</text:p>
      <text:p text:style-name="Normal">('explicabo molestiae molestiae',</text:p>
      <text:p text:style-name="Normal">21,</text:p>
      <text:p text:style-name="Normal">190),</text:p>
      <text:p text:style-name="Normal">('qui dolorum asperiores',</text:p>
      <text:p text:style-name="Normal">24,</text:p>
      <text:p text:style-name="Normal">190),</text:p>
      <text:p text:style-name="Normal">('animi pariatur similique',</text:p>
      <text:p text:style-name="Normal">36,</text:p>
      <text:p text:style-name="Normal">190),</text:p>
      <text:p text:style-name="Normal">('dolorem sunt fuga',</text:p>
      <text:p text:style-name="Normal">37,</text:p>
      <text:p text:style-name="Normal">190),</text:p>
      <text:p text:style-name="Normal">('praesentium tempore delectus',</text:p>
      <text:p text:style-name="Normal">38,</text:p>
      <text:p text:style-name="Normal">190),</text:p>
      <text:p text:style-name="Normal">('velit omnis ut',</text:p>
      <text:p text:style-name="Normal">41,</text:p>
      <text:p text:style-name="Normal">190),</text:p>
      <text:p text:style-name="Normal">('voluptatem reprehenderit amet',</text:p>
      <text:p text:style-name="Normal">44,</text:p>
      <text:p text:style-name="Normal">190),</text:p>
      <text:p text:style-name="Normal">('sint tempora reprehenderit',</text:p>
      <text:p text:style-name="Normal">46,</text:p>
      <text:p text:style-name="Normal">190),</text:p>
      <text:p text:style-name="Normal">('placeat corrupti molestias',</text:p>
      <text:p text:style-name="Normal">54,</text:p>
      <text:soft-page-break/>
      <text:p text:style-name="Normal">190),</text:p>
      <text:p text:style-name="Normal">('voluptates rerum quibusdam',</text:p>
      <text:p text:style-name="Normal">56,</text:p>
      <text:p text:style-name="Normal">190),</text:p>
      <text:p text:style-name="Normal">('doloremque odio harum',</text:p>
      <text:p text:style-name="Normal">57,</text:p>
      <text:p text:style-name="Normal">190),</text:p>
      <text:p text:style-name="Normal">('ea molestias incidunt',</text:p>
      <text:p text:style-name="Normal">63,</text:p>
      <text:p text:style-name="Normal">190),</text:p>
      <text:p text:style-name="Normal">('fugiat et aut',</text:p>
      <text:p text:style-name="Normal">66,</text:p>
      <text:p text:style-name="Normal">190),</text:p>
      <text:p text:style-name="Normal">('amet minus dolorum',</text:p>
      <text:p text:style-name="Normal">67,</text:p>
      <text:p text:style-name="Normal">190),</text:p>
      <text:p text:style-name="Normal">('dolorem consequatur earum',</text:p>
      <text:p text:style-name="Normal">71,</text:p>
      <text:p text:style-name="Normal">190),</text:p>
      <text:p text:style-name="Normal">('voluptas quis dolores',</text:p>
      <text:p text:style-name="Normal">72,</text:p>
      <text:p text:style-name="Normal">190),</text:p>
      <text:p text:style-name="Normal">('molestiae harum aliquid',</text:p>
      <text:p text:style-name="Normal">75,</text:p>
      <text:p text:style-name="Normal">190),</text:p>
      <text:p text:style-name="Normal">('sint quos voluptatibus',</text:p>
      <text:p text:style-name="Normal">76,</text:p>
      <text:p text:style-name="Normal">190),</text:p>
      <text:p text:style-name="Normal">('maiores error nihil',</text:p>
      <text:p text:style-name="Normal">79,</text:p>
      <text:p text:style-name="Normal">190),</text:p>
      <text:soft-page-break/>
      <text:p text:style-name="Normal">('possimus aut ut',</text:p>
      <text:p text:style-name="Normal">91,</text:p>
      <text:p text:style-name="Normal">190),</text:p>
      <text:p text:style-name="Normal">('culpa et et',</text:p>
      <text:p text:style-name="Normal">94,</text:p>
      <text:p text:style-name="Normal">190),</text:p>
      <text:p text:style-name="Normal">('aliquam placeat voluptate',</text:p>
      <text:p text:style-name="Normal">95,</text:p>
      <text:p text:style-name="Normal">190),</text:p>
      <text:p text:style-name="Normal">('et est sapiente',</text:p>
      <text:p text:style-name="Normal">96,</text:p>
      <text:p text:style-name="Normal">190),</text:p>
      <text:p text:style-name="Normal">('et accusantium nihil',</text:p>
      <text:p text:style-name="Normal">98,</text:p>
      <text:p text:style-name="Normal">190),</text:p>
      <text:p text:style-name="Normal">('pariatur non sapiente',</text:p>
      <text:p text:style-name="Normal">2,</text:p>
      <text:p text:style-name="Normal">191),</text:p>
      <text:p text:style-name="Normal">('debitis dicta nulla',</text:p>
      <text:p text:style-name="Normal">5,</text:p>
      <text:p text:style-name="Normal">191),</text:p>
      <text:p text:style-name="Normal">('explicabo totam sit',</text:p>
      <text:p text:style-name="Normal">12,</text:p>
      <text:p text:style-name="Normal">191),</text:p>
      <text:p text:style-name="Normal">('animi quas fugit',</text:p>
      <text:p text:style-name="Normal">13,</text:p>
      <text:p text:style-name="Normal">191),</text:p>
      <text:p text:style-name="Normal">('ducimus totam quo',</text:p>
      <text:p text:style-name="Normal">14,</text:p>
      <text:p text:style-name="Normal">191),</text:p>
      <text:p text:style-name="Normal">('sunt vel est',</text:p>
      <text:soft-page-break/>
      <text:p text:style-name="Normal">21,</text:p>
      <text:p text:style-name="Normal">191),</text:p>
      <text:p text:style-name="Normal">('provident aperiam iure',</text:p>
      <text:p text:style-name="Normal">24,</text:p>
      <text:p text:style-name="Normal">191),</text:p>
      <text:p text:style-name="Normal">('voluptas qui consectetur',</text:p>
      <text:p text:style-name="Normal">27,</text:p>
      <text:p text:style-name="Normal">191),</text:p>
      <text:p text:style-name="Normal">('voluptates ratione voluptas',</text:p>
      <text:p text:style-name="Normal">31,</text:p>
      <text:p text:style-name="Normal">191),</text:p>
      <text:p text:style-name="Normal">('illum dolores doloribus',</text:p>
      <text:p text:style-name="Normal">36,</text:p>
      <text:p text:style-name="Normal">191),</text:p>
      <text:p text:style-name="Normal">('at consectetur et',</text:p>
      <text:p text:style-name="Normal">37,</text:p>
      <text:p text:style-name="Normal">191),</text:p>
      <text:p text:style-name="Normal">('repellendus reiciendis dignissimos',</text:p>
      <text:p text:style-name="Normal">40,</text:p>
      <text:p text:style-name="Normal">191),</text:p>
      <text:p text:style-name="Normal">('hic perspiciatis quae',</text:p>
      <text:p text:style-name="Normal">41,</text:p>
      <text:p text:style-name="Normal">191),</text:p>
      <text:p text:style-name="Normal">('a nemo et',</text:p>
      <text:p text:style-name="Normal">47,</text:p>
      <text:p text:style-name="Normal">191),</text:p>
      <text:p text:style-name="Normal">('accusamus dolorum sit',</text:p>
      <text:p text:style-name="Normal">54,</text:p>
      <text:p text:style-name="Normal">191),</text:p>
      <text:p text:style-name="Normal">('doloremque dolor non',</text:p>
      <text:p text:style-name="Normal">56,</text:p>
      <text:soft-page-break/>
      <text:p text:style-name="Normal">191),</text:p>
      <text:p text:style-name="Normal">('minus consequatur numquam',</text:p>
      <text:p text:style-name="Normal">57,</text:p>
      <text:p text:style-name="Normal">191),</text:p>
      <text:p text:style-name="Normal">('laborum aperiam quos',</text:p>
      <text:p text:style-name="Normal">66,</text:p>
      <text:p text:style-name="Normal">191),</text:p>
      <text:p text:style-name="Normal">('et aut eius',</text:p>
      <text:p text:style-name="Normal">70,</text:p>
      <text:p text:style-name="Normal">191),</text:p>
      <text:p text:style-name="Normal">('id autem ipsam',</text:p>
      <text:p text:style-name="Normal">71,</text:p>
      <text:p text:style-name="Normal">191),</text:p>
      <text:p text:style-name="Normal">('inventore expedita consequatur',</text:p>
      <text:p text:style-name="Normal">75,</text:p>
      <text:p text:style-name="Normal">191),</text:p>
      <text:p text:style-name="Normal">('hic iste minus',</text:p>
      <text:p text:style-name="Normal">76,</text:p>
      <text:p text:style-name="Normal">191),</text:p>
      <text:p text:style-name="Normal">('consequatur pariatur quidem',</text:p>
      <text:p text:style-name="Normal">78,</text:p>
      <text:p text:style-name="Normal">191),</text:p>
      <text:p text:style-name="Normal">('laborum laboriosam saepe',</text:p>
      <text:p text:style-name="Normal">82,</text:p>
      <text:p text:style-name="Normal">191),</text:p>
      <text:p text:style-name="Normal">('molestiae quis qui',</text:p>
      <text:p text:style-name="Normal">91,</text:p>
      <text:p text:style-name="Normal">191),</text:p>
      <text:p text:style-name="Normal">('est nihil totam',</text:p>
      <text:p text:style-name="Normal">96,</text:p>
      <text:p text:style-name="Normal">191),</text:p>
      <text:soft-page-break/>
      <text:p text:style-name="Normal">('sit tempore praesentium',</text:p>
      <text:p text:style-name="Normal">97,</text:p>
      <text:p text:style-name="Normal">191),</text:p>
      <text:p text:style-name="Normal">('eaque veniam autem',</text:p>
      <text:p text:style-name="Normal">98,</text:p>
      <text:p text:style-name="Normal">191),</text:p>
      <text:p text:style-name="Normal">('natus voluptatibus neque',</text:p>
      <text:p text:style-name="Normal">99,</text:p>
      <text:p text:style-name="Normal">191),</text:p>
      <text:p text:style-name="Normal">('facilis dignissimos autem',</text:p>
      <text:p text:style-name="Normal">100,</text:p>
      <text:p text:style-name="Normal">191),</text:p>
      <text:p text:style-name="Normal">('sed inventore consequatur',</text:p>
      <text:p text:style-name="Normal">3,</text:p>
      <text:p text:style-name="Normal">192),</text:p>
      <text:p text:style-name="Normal">('necessitatibus animi ea',</text:p>
      <text:p text:style-name="Normal">5,</text:p>
      <text:p text:style-name="Normal">192),</text:p>
      <text:p text:style-name="Normal">('nam reprehenderit aliquam',</text:p>
      <text:p text:style-name="Normal">13,</text:p>
      <text:p text:style-name="Normal">192),</text:p>
      <text:p text:style-name="Normal">('voluptas qui maiores',</text:p>
      <text:p text:style-name="Normal">14,</text:p>
      <text:p text:style-name="Normal">192),</text:p>
      <text:p text:style-name="Normal">('nulla quas ut',</text:p>
      <text:p text:style-name="Normal">18,</text:p>
      <text:p text:style-name="Normal">192),</text:p>
      <text:p text:style-name="Normal">('odio sed numquam',</text:p>
      <text:p text:style-name="Normal">21,</text:p>
      <text:p text:style-name="Normal">192),</text:p>
      <text:p text:style-name="Normal">('voluptatem rerum nostrum',</text:p>
      <text:soft-page-break/>
      <text:p text:style-name="Normal">24,</text:p>
      <text:p text:style-name="Normal">192),</text:p>
      <text:p text:style-name="Normal">('cum quasi non',</text:p>
      <text:p text:style-name="Normal">27,</text:p>
      <text:p text:style-name="Normal">192),</text:p>
      <text:p text:style-name="Normal">('pariatur animi itaque',</text:p>
      <text:p text:style-name="Normal">35,</text:p>
      <text:p text:style-name="Normal">192),</text:p>
      <text:p text:style-name="Normal">('sit incidunt qui',</text:p>
      <text:p text:style-name="Normal">36,</text:p>
      <text:p text:style-name="Normal">192),</text:p>
      <text:p text:style-name="Normal">('voluptatem eius qui',</text:p>
      <text:p text:style-name="Normal">40,</text:p>
      <text:p text:style-name="Normal">192),</text:p>
      <text:p text:style-name="Normal">('doloremque quod et',</text:p>
      <text:p text:style-name="Normal">41,</text:p>
      <text:p text:style-name="Normal">192),</text:p>
      <text:p text:style-name="Normal">('ea illum officiis',</text:p>
      <text:p text:style-name="Normal">43,</text:p>
      <text:p text:style-name="Normal">192),</text:p>
      <text:p text:style-name="Normal">('qui voluptate doloribus',</text:p>
      <text:p text:style-name="Normal">47,</text:p>
      <text:p text:style-name="Normal">192),</text:p>
      <text:p text:style-name="Normal">('libero architecto et',</text:p>
      <text:p text:style-name="Normal">52,</text:p>
      <text:p text:style-name="Normal">192),</text:p>
      <text:p text:style-name="Normal">('fugiat consequatur veritatis',</text:p>
      <text:p text:style-name="Normal">54,</text:p>
      <text:p text:style-name="Normal">192),</text:p>
      <text:p text:style-name="Normal">('quia delectus in',</text:p>
      <text:p text:style-name="Normal">57,</text:p>
      <text:soft-page-break/>
      <text:p text:style-name="Normal">192),</text:p>
      <text:p text:style-name="Normal">('distinctio et harum',</text:p>
      <text:p text:style-name="Normal">63,</text:p>
      <text:p text:style-name="Normal">192),</text:p>
      <text:p text:style-name="Normal">('eveniet doloribus natus',</text:p>
      <text:p text:style-name="Normal">65,</text:p>
      <text:p text:style-name="Normal">192),</text:p>
      <text:p text:style-name="Normal">('dicta vitae iste',</text:p>
      <text:p text:style-name="Normal">66,</text:p>
      <text:p text:style-name="Normal">192),</text:p>
      <text:p text:style-name="Normal">('vel nihil id',</text:p>
      <text:p text:style-name="Normal">69,</text:p>
      <text:p text:style-name="Normal">192),</text:p>
      <text:p text:style-name="Normal">('rerum porro sed',</text:p>
      <text:p text:style-name="Normal">71,</text:p>
      <text:p text:style-name="Normal">192),</text:p>
      <text:p text:style-name="Normal">('dolores sed quisquam',</text:p>
      <text:p text:style-name="Normal">72,</text:p>
      <text:p text:style-name="Normal">192),</text:p>
      <text:p text:style-name="Normal">('veritatis praesentium sed',</text:p>
      <text:p text:style-name="Normal">75,</text:p>
      <text:p text:style-name="Normal">192),</text:p>
      <text:p text:style-name="Normal">('consequatur quis pariatur',</text:p>
      <text:p text:style-name="Normal">76,</text:p>
      <text:p text:style-name="Normal">192),</text:p>
      <text:p text:style-name="Normal">('veniam sapiente non',</text:p>
      <text:p text:style-name="Normal">78,</text:p>
      <text:p text:style-name="Normal">192),</text:p>
      <text:p text:style-name="Normal">('eum voluptas vero',</text:p>
      <text:p text:style-name="Normal">91,</text:p>
      <text:p text:style-name="Normal">192),</text:p>
      <text:soft-page-break/>
      <text:p text:style-name="Normal">('et impedit dolor',</text:p>
      <text:p text:style-name="Normal">93,</text:p>
      <text:p text:style-name="Normal">192),</text:p>
      <text:p text:style-name="Normal">('cum non quibusdam',</text:p>
      <text:p text:style-name="Normal">100,</text:p>
      <text:p text:style-name="Normal">192),</text:p>
      <text:p text:style-name="Normal">('sit nulla qui',</text:p>
      <text:p text:style-name="Normal">2,</text:p>
      <text:p text:style-name="Normal">193),</text:p>
      <text:p text:style-name="Normal">('autem nemo et',</text:p>
      <text:p text:style-name="Normal">4,</text:p>
      <text:p text:style-name="Normal">193),</text:p>
      <text:p text:style-name="Normal">('dolore est recusandae',</text:p>
      <text:p text:style-name="Normal">5,</text:p>
      <text:p text:style-name="Normal">193),</text:p>
      <text:p text:style-name="Normal">('labore omnis repellendus',</text:p>
      <text:p text:style-name="Normal">6,</text:p>
      <text:p text:style-name="Normal">193),</text:p>
      <text:p text:style-name="Normal">('quae rerum quia',</text:p>
      <text:p text:style-name="Normal">14,</text:p>
      <text:p text:style-name="Normal">193),</text:p>
      <text:p text:style-name="Normal">('est optio molestiae',</text:p>
      <text:p text:style-name="Normal">15,</text:p>
      <text:p text:style-name="Normal">193),</text:p>
      <text:p text:style-name="Normal">('dolorem eos rerum',</text:p>
      <text:p text:style-name="Normal">17,</text:p>
      <text:p text:style-name="Normal">193),</text:p>
      <text:p text:style-name="Normal">('fuga est neque',</text:p>
      <text:p text:style-name="Normal">21,</text:p>
      <text:p text:style-name="Normal">193),</text:p>
      <text:p text:style-name="Normal">('consequatur facere recusandae',</text:p>
      <text:soft-page-break/>
      <text:p text:style-name="Normal">24,</text:p>
      <text:p text:style-name="Normal">193),</text:p>
      <text:p text:style-name="Normal">('iusto commodi laborum',</text:p>
      <text:p text:style-name="Normal">31,</text:p>
      <text:p text:style-name="Normal">193),</text:p>
      <text:p text:style-name="Normal">('dolores sed similique',</text:p>
      <text:p text:style-name="Normal">33,</text:p>
      <text:p text:style-name="Normal">193),</text:p>
      <text:p text:style-name="Normal">('qui minima aut',</text:p>
      <text:p text:style-name="Normal">36,</text:p>
      <text:p text:style-name="Normal">193),</text:p>
      <text:p text:style-name="Normal">('facilis non nostrum',</text:p>
      <text:p text:style-name="Normal">39,</text:p>
      <text:p text:style-name="Normal">193),</text:p>
      <text:p text:style-name="Normal">('qui deserunt quia',</text:p>
      <text:p text:style-name="Normal">41,</text:p>
      <text:p text:style-name="Normal">193),</text:p>
      <text:p text:style-name="Normal">('ducimus vitae in',</text:p>
      <text:p text:style-name="Normal">50,</text:p>
      <text:p text:style-name="Normal">193),</text:p>
      <text:p text:style-name="Normal">('debitis accusamus optio',</text:p>
      <text:p text:style-name="Normal">52,</text:p>
      <text:p text:style-name="Normal">193),</text:p>
      <text:p text:style-name="Normal">('quisquam dolorum eaque',</text:p>
      <text:p text:style-name="Normal">54,</text:p>
      <text:p text:style-name="Normal">193),</text:p>
      <text:p text:style-name="Normal">('in eius in',</text:p>
      <text:p text:style-name="Normal">55,</text:p>
      <text:p text:style-name="Normal">193),</text:p>
      <text:p text:style-name="Normal">('eveniet fuga quo',</text:p>
      <text:p text:style-name="Normal">57,</text:p>
      <text:soft-page-break/>
      <text:p text:style-name="Normal">193),</text:p>
      <text:p text:style-name="Normal">('et amet magnam',</text:p>
      <text:p text:style-name="Normal">60,</text:p>
      <text:p text:style-name="Normal">193),</text:p>
      <text:p text:style-name="Normal">('aut suscipit molestiae',</text:p>
      <text:p text:style-name="Normal">66,</text:p>
      <text:p text:style-name="Normal">193),</text:p>
      <text:p text:style-name="Normal">('voluptatum temporibus eos',</text:p>
      <text:p text:style-name="Normal">69,</text:p>
      <text:p text:style-name="Normal">193),</text:p>
      <text:p text:style-name="Normal">('dolores architecto velit',</text:p>
      <text:p text:style-name="Normal">71,</text:p>
      <text:p text:style-name="Normal">193),</text:p>
      <text:p text:style-name="Normal">('laboriosam explicabo doloremque',</text:p>
      <text:p text:style-name="Normal">75,</text:p>
      <text:p text:style-name="Normal">193),</text:p>
      <text:p text:style-name="Normal">('deleniti deleniti quod',</text:p>
      <text:p text:style-name="Normal">76,</text:p>
      <text:p text:style-name="Normal">193),</text:p>
      <text:p text:style-name="Normal">('aliquid mollitia a',</text:p>
      <text:p text:style-name="Normal">91,</text:p>
      <text:p text:style-name="Normal">193),</text:p>
      <text:p text:style-name="Normal">('quis necessitatibus repellendus',</text:p>
      <text:p text:style-name="Normal">3,</text:p>
      <text:p text:style-name="Normal">194),</text:p>
      <text:p text:style-name="Normal">('tempore quod nobis',</text:p>
      <text:p text:style-name="Normal">5,</text:p>
      <text:p text:style-name="Normal">194),</text:p>
      <text:p text:style-name="Normal">('aut quos fugit',</text:p>
      <text:p text:style-name="Normal">13,</text:p>
      <text:p text:style-name="Normal">194),</text:p>
      <text:soft-page-break/>
      <text:p text:style-name="Normal">('iste ex voluptas',</text:p>
      <text:p text:style-name="Normal">14,</text:p>
      <text:p text:style-name="Normal">194),</text:p>
      <text:p text:style-name="Normal">('sed quae voluptas',</text:p>
      <text:p text:style-name="Normal">17,</text:p>
      <text:p text:style-name="Normal">194),</text:p>
      <text:p text:style-name="Normal">('perspiciatis omnis consequatur',</text:p>
      <text:p text:style-name="Normal">20,</text:p>
      <text:p text:style-name="Normal">194),</text:p>
      <text:p text:style-name="Normal">('sint non ut',</text:p>
      <text:p text:style-name="Normal">21,</text:p>
      <text:p text:style-name="Normal">194),</text:p>
      <text:p text:style-name="Normal">('eius autem non',</text:p>
      <text:p text:style-name="Normal">24,</text:p>
      <text:p text:style-name="Normal">194),</text:p>
      <text:p text:style-name="Normal">('sed nesciunt doloremque',</text:p>
      <text:p text:style-name="Normal">28,</text:p>
      <text:p text:style-name="Normal">194),</text:p>
      <text:p text:style-name="Normal">('temporibus rem exercitationem',</text:p>
      <text:p text:style-name="Normal">33,</text:p>
      <text:p text:style-name="Normal">194),</text:p>
      <text:p text:style-name="Normal">('blanditiis quia animi',</text:p>
      <text:p text:style-name="Normal">36,</text:p>
      <text:p text:style-name="Normal">194),</text:p>
      <text:p text:style-name="Normal">('eum sed sint',</text:p>
      <text:p text:style-name="Normal">41,</text:p>
      <text:p text:style-name="Normal">194),</text:p>
      <text:p text:style-name="Normal">('et aliquam est',</text:p>
      <text:p text:style-name="Normal">44,</text:p>
      <text:p text:style-name="Normal">194),</text:p>
      <text:p text:style-name="Normal">('corrupti et non',</text:p>
      <text:soft-page-break/>
      <text:p text:style-name="Normal">47,</text:p>
      <text:p text:style-name="Normal">194),</text:p>
      <text:p text:style-name="Normal">('dolorem qui aut',</text:p>
      <text:p text:style-name="Normal">52,</text:p>
      <text:p text:style-name="Normal">194),</text:p>
      <text:p text:style-name="Normal">('impedit sit in',</text:p>
      <text:p text:style-name="Normal">54,</text:p>
      <text:p text:style-name="Normal">194),</text:p>
      <text:p text:style-name="Normal">('quia tempora consequuntur',</text:p>
      <text:p text:style-name="Normal">55,</text:p>
      <text:p text:style-name="Normal">194),</text:p>
      <text:p text:style-name="Normal">('sequi recusandae impedit',</text:p>
      <text:p text:style-name="Normal">57,</text:p>
      <text:p text:style-name="Normal">194),</text:p>
      <text:p text:style-name="Normal">('non quo dolores',</text:p>
      <text:p text:style-name="Normal">62,</text:p>
      <text:p text:style-name="Normal">194),</text:p>
      <text:p text:style-name="Normal">('ratione qui ut',</text:p>
      <text:p text:style-name="Normal">63,</text:p>
      <text:p text:style-name="Normal">194),</text:p>
      <text:p text:style-name="Normal">('distinctio repellendus vel',</text:p>
      <text:p text:style-name="Normal">66,</text:p>
      <text:p text:style-name="Normal">194),</text:p>
      <text:p text:style-name="Normal">('ut veritatis in',</text:p>
      <text:p text:style-name="Normal">70,</text:p>
      <text:p text:style-name="Normal">194),</text:p>
      <text:p text:style-name="Normal">('temporibus sint in',</text:p>
      <text:p text:style-name="Normal">71,</text:p>
      <text:p text:style-name="Normal">194),</text:p>
      <text:p text:style-name="Normal">('quia libero sequi',</text:p>
      <text:p text:style-name="Normal">75,</text:p>
      <text:soft-page-break/>
      <text:p text:style-name="Normal">194),</text:p>
      <text:p text:style-name="Normal">('ut eos optio',</text:p>
      <text:p text:style-name="Normal">76,</text:p>
      <text:p text:style-name="Normal">194),</text:p>
      <text:p text:style-name="Normal">('et autem at',</text:p>
      <text:p text:style-name="Normal">87,</text:p>
      <text:p text:style-name="Normal">194),</text:p>
      <text:p text:style-name="Normal">('voluptatem ut reprehenderit',</text:p>
      <text:p text:style-name="Normal">91,</text:p>
      <text:p text:style-name="Normal">194),</text:p>
      <text:p text:style-name="Normal">('aut magnam quo',</text:p>
      <text:p text:style-name="Normal">94,</text:p>
      <text:p text:style-name="Normal">194),</text:p>
      <text:p text:style-name="Normal">('ea repellendus debitis',</text:p>
      <text:p text:style-name="Normal">97,</text:p>
      <text:p text:style-name="Normal">194),</text:p>
      <text:p text:style-name="Normal">('magnam ipsum qui',</text:p>
      <text:p text:style-name="Normal">98,</text:p>
      <text:p text:style-name="Normal">194),</text:p>
      <text:p text:style-name="Normal">('pariatur eos rerum',</text:p>
      <text:p text:style-name="Normal">2,</text:p>
      <text:p text:style-name="Normal">195),</text:p>
      <text:p text:style-name="Normal">('porro dolor aspernatur',</text:p>
      <text:p text:style-name="Normal">5,</text:p>
      <text:p text:style-name="Normal">195),</text:p>
      <text:p text:style-name="Normal">('fugiat eveniet tempore',</text:p>
      <text:p text:style-name="Normal">6,</text:p>
      <text:p text:style-name="Normal">195),</text:p>
      <text:p text:style-name="Normal">('ut et consequuntur',</text:p>
      <text:p text:style-name="Normal">8,</text:p>
      <text:p text:style-name="Normal">195),</text:p>
      <text:soft-page-break/>
      <text:p text:style-name="Normal">('soluta blanditiis quis',</text:p>
      <text:p text:style-name="Normal">10,</text:p>
      <text:p text:style-name="Normal">195),</text:p>
      <text:p text:style-name="Normal">('beatae voluptatem harum',</text:p>
      <text:p text:style-name="Normal">12,</text:p>
      <text:p text:style-name="Normal">195),</text:p>
      <text:p text:style-name="Normal">('sint magnam velit',</text:p>
      <text:p text:style-name="Normal">14,</text:p>
      <text:p text:style-name="Normal">195),</text:p>
      <text:p text:style-name="Normal">('itaque quibusdam voluptatem',</text:p>
      <text:p text:style-name="Normal">20,</text:p>
      <text:p text:style-name="Normal">195),</text:p>
      <text:p text:style-name="Normal">('accusantium reprehenderit et',</text:p>
      <text:p text:style-name="Normal">21,</text:p>
      <text:p text:style-name="Normal">195),</text:p>
      <text:p text:style-name="Normal">('ex aut ut',</text:p>
      <text:p text:style-name="Normal">24,</text:p>
      <text:p text:style-name="Normal">195),</text:p>
      <text:p text:style-name="Normal">('minus ut voluptatem',</text:p>
      <text:p text:style-name="Normal">27,</text:p>
      <text:p text:style-name="Normal">195),</text:p>
      <text:p text:style-name="Normal">('atque eum quaerat',</text:p>
      <text:p text:style-name="Normal">36,</text:p>
      <text:p text:style-name="Normal">195),</text:p>
      <text:p text:style-name="Normal">('atque neque velit',</text:p>
      <text:p text:style-name="Normal">38,</text:p>
      <text:p text:style-name="Normal">195),</text:p>
      <text:p text:style-name="Normal">('ea sit dolorum',</text:p>
      <text:p text:style-name="Normal">41,</text:p>
      <text:p text:style-name="Normal">195),</text:p>
      <text:p text:style-name="Normal">('et nihil corrupti',</text:p>
      <text:soft-page-break/>
      <text:p text:style-name="Normal">43,</text:p>
      <text:p text:style-name="Normal">195),</text:p>
      <text:p text:style-name="Normal">('dolorem excepturi natus',</text:p>
      <text:p text:style-name="Normal">46,</text:p>
      <text:p text:style-name="Normal">195),</text:p>
      <text:p text:style-name="Normal">('id et voluptas',</text:p>
      <text:p text:style-name="Normal">52,</text:p>
      <text:p text:style-name="Normal">195),</text:p>
      <text:p text:style-name="Normal">('a fugit provident',</text:p>
      <text:p text:style-name="Normal">54,</text:p>
      <text:p text:style-name="Normal">195),</text:p>
      <text:p text:style-name="Normal">('quia maxime est',</text:p>
      <text:p text:style-name="Normal">55,</text:p>
      <text:p text:style-name="Normal">195),</text:p>
      <text:p text:style-name="Normal">('facilis blanditiis sit',</text:p>
      <text:p text:style-name="Normal">57,</text:p>
      <text:p text:style-name="Normal">195),</text:p>
      <text:p text:style-name="Normal">('molestiae fugit cum',</text:p>
      <text:p text:style-name="Normal">60,</text:p>
      <text:p text:style-name="Normal">195),</text:p>
      <text:p text:style-name="Normal">('inventore officiis ab',</text:p>
      <text:p text:style-name="Normal">62,</text:p>
      <text:p text:style-name="Normal">195),</text:p>
      <text:p text:style-name="Normal">('laborum at molestias',</text:p>
      <text:p text:style-name="Normal">63,</text:p>
      <text:p text:style-name="Normal">195),</text:p>
      <text:p text:style-name="Normal">('qui rem ut',</text:p>
      <text:p text:style-name="Normal">66,</text:p>
      <text:p text:style-name="Normal">195),</text:p>
      <text:p text:style-name="Normal">('quis dicta quasi',</text:p>
      <text:p text:style-name="Normal">67,</text:p>
      <text:soft-page-break/>
      <text:p text:style-name="Normal">195),</text:p>
      <text:p text:style-name="Normal">('non autem omnis',</text:p>
      <text:p text:style-name="Normal">71,</text:p>
      <text:p text:style-name="Normal">195),</text:p>
      <text:p text:style-name="Normal">('molestias ullam dicta',</text:p>
      <text:p text:style-name="Normal">75,</text:p>
      <text:p text:style-name="Normal">195),</text:p>
      <text:p text:style-name="Normal">('ipsa cum atque',</text:p>
      <text:p text:style-name="Normal">76,</text:p>
      <text:p text:style-name="Normal">195),</text:p>
      <text:p text:style-name="Normal">('maxime et fugiat',</text:p>
      <text:p text:style-name="Normal">91,</text:p>
      <text:p text:style-name="Normal">195),</text:p>
      <text:p text:style-name="Normal">('ut hic ut',</text:p>
      <text:p text:style-name="Normal">94,</text:p>
      <text:p text:style-name="Normal">195),</text:p>
      <text:p text:style-name="Normal">('quia quisquam quaerat',</text:p>
      <text:p text:style-name="Normal">95,</text:p>
      <text:p text:style-name="Normal">195),</text:p>
      <text:p text:style-name="Normal">('accusantium reprehenderit ad',</text:p>
      <text:p text:style-name="Normal">97,</text:p>
      <text:p text:style-name="Normal">195),</text:p>
      <text:p text:style-name="Normal">('eum ut error',</text:p>
      <text:p text:style-name="Normal">100,</text:p>
      <text:p text:style-name="Normal">195),</text:p>
      <text:p text:style-name="Normal">('ea iure molestiae',</text:p>
      <text:p text:style-name="Normal">4,</text:p>
      <text:p text:style-name="Normal">196),</text:p>
      <text:p text:style-name="Normal">('consectetur fuga natus',</text:p>
      <text:p text:style-name="Normal">5,</text:p>
      <text:p text:style-name="Normal">196),</text:p>
      <text:soft-page-break/>
      <text:p text:style-name="Normal">('doloremque nihil mollitia',</text:p>
      <text:p text:style-name="Normal">6,</text:p>
      <text:p text:style-name="Normal">196),</text:p>
      <text:p text:style-name="Normal">('corrupti provident sequi',</text:p>
      <text:p text:style-name="Normal">9,</text:p>
      <text:p text:style-name="Normal">196),</text:p>
      <text:p text:style-name="Normal">('laudantium quae sapiente',</text:p>
      <text:p text:style-name="Normal">10,</text:p>
      <text:p text:style-name="Normal">196),</text:p>
      <text:p text:style-name="Normal">('libero ut nulla',</text:p>
      <text:p text:style-name="Normal">13,</text:p>
      <text:p text:style-name="Normal">196),</text:p>
      <text:p text:style-name="Normal">('quae et labore',</text:p>
      <text:p text:style-name="Normal">14,</text:p>
      <text:p text:style-name="Normal">196),</text:p>
      <text:p text:style-name="Normal">('totam molestiae soluta',</text:p>
      <text:p text:style-name="Normal">16,</text:p>
      <text:p text:style-name="Normal">196),</text:p>
      <text:p text:style-name="Normal">('qui corporis officiis',</text:p>
      <text:p text:style-name="Normal">18,</text:p>
      <text:p text:style-name="Normal">196),</text:p>
      <text:p text:style-name="Normal">('labore eaque error',</text:p>
      <text:p text:style-name="Normal">21,</text:p>
      <text:p text:style-name="Normal">196),</text:p>
      <text:p text:style-name="Normal">('sed quas quia',</text:p>
      <text:p text:style-name="Normal">24,</text:p>
      <text:p text:style-name="Normal">196),</text:p>
      <text:p text:style-name="Normal">('aut perferendis omnis',</text:p>
      <text:p text:style-name="Normal">36,</text:p>
      <text:p text:style-name="Normal">196),</text:p>
      <text:p text:style-name="Normal">('quia facilis magni',</text:p>
      <text:soft-page-break/>
      <text:p text:style-name="Normal">37,</text:p>
      <text:p text:style-name="Normal">196),</text:p>
      <text:p text:style-name="Normal">('labore magnam est',</text:p>
      <text:p text:style-name="Normal">38,</text:p>
      <text:p text:style-name="Normal">196),</text:p>
      <text:p text:style-name="Normal">('itaque a recusandae',</text:p>
      <text:p text:style-name="Normal">41,</text:p>
      <text:p text:style-name="Normal">196),</text:p>
      <text:p text:style-name="Normal">('aliquid ea ducimus',</text:p>
      <text:p text:style-name="Normal">44,</text:p>
      <text:p text:style-name="Normal">196),</text:p>
      <text:p text:style-name="Normal">('reprehenderit et alias',</text:p>
      <text:p text:style-name="Normal">50,</text:p>
      <text:p text:style-name="Normal">196),</text:p>
      <text:p text:style-name="Normal">('laborum omnis dignissimos',</text:p>
      <text:p text:style-name="Normal">54,</text:p>
      <text:p text:style-name="Normal">196),</text:p>
      <text:p text:style-name="Normal">('eum nulla atque',</text:p>
      <text:p text:style-name="Normal">55,</text:p>
      <text:p text:style-name="Normal">196),</text:p>
      <text:p text:style-name="Normal">('labore aliquam sit',</text:p>
      <text:p text:style-name="Normal">56,</text:p>
      <text:p text:style-name="Normal">196),</text:p>
      <text:p text:style-name="Normal">('similique tenetur adipisci',</text:p>
      <text:p text:style-name="Normal">57,</text:p>
      <text:p text:style-name="Normal">196),</text:p>
      <text:p text:style-name="Normal">('incidunt aliquam saepe',</text:p>
      <text:p text:style-name="Normal">60,</text:p>
      <text:p text:style-name="Normal">196),</text:p>
      <text:p text:style-name="Normal">('mollitia facere harum',</text:p>
      <text:p text:style-name="Normal">63,</text:p>
      <text:soft-page-break/>
      <text:p text:style-name="Normal">196),</text:p>
      <text:p text:style-name="Normal">('nostrum doloremque nihil',</text:p>
      <text:p text:style-name="Normal">65,</text:p>
      <text:p text:style-name="Normal">196),</text:p>
      <text:p text:style-name="Normal">('minus accusantium omnis',</text:p>
      <text:p text:style-name="Normal">66,</text:p>
      <text:p text:style-name="Normal">196),</text:p>
      <text:p text:style-name="Normal">('fuga velit sit',</text:p>
      <text:p text:style-name="Normal">69,</text:p>
      <text:p text:style-name="Normal">196),</text:p>
      <text:p text:style-name="Normal">('est amet earum',</text:p>
      <text:p text:style-name="Normal">70,</text:p>
      <text:p text:style-name="Normal">196),</text:p>
      <text:p text:style-name="Normal">('eligendi quae voluptate',</text:p>
      <text:p text:style-name="Normal">71,</text:p>
      <text:p text:style-name="Normal">196),</text:p>
      <text:p text:style-name="Normal">('voluptatem voluptas nobis',</text:p>
      <text:p text:style-name="Normal">75,</text:p>
      <text:p text:style-name="Normal">196),</text:p>
      <text:p text:style-name="Normal">('voluptate optio voluptatem',</text:p>
      <text:p text:style-name="Normal">76,</text:p>
      <text:p text:style-name="Normal">196),</text:p>
      <text:p text:style-name="Normal">('dolores perferendis ullam',</text:p>
      <text:p text:style-name="Normal">79,</text:p>
      <text:p text:style-name="Normal">196),</text:p>
      <text:p text:style-name="Normal">('sunt possimus aut',</text:p>
      <text:p text:style-name="Normal">82,</text:p>
      <text:p text:style-name="Normal">196),</text:p>
      <text:p text:style-name="Normal">('consequatur ea quam',</text:p>
      <text:p text:style-name="Normal">87,</text:p>
      <text:p text:style-name="Normal">196),</text:p>
      <text:soft-page-break/>
      <text:p text:style-name="Normal">('vero facilis rerum',</text:p>
      <text:p text:style-name="Normal">91,</text:p>
      <text:p text:style-name="Normal">196),</text:p>
      <text:p text:style-name="Normal">('excepturi aperiam natus',</text:p>
      <text:p text:style-name="Normal">100,</text:p>
      <text:p text:style-name="Normal">196),</text:p>
      <text:p text:style-name="Normal">('omnis praesentium expedita',</text:p>
      <text:p text:style-name="Normal">3,</text:p>
      <text:p text:style-name="Normal">197),</text:p>
      <text:p text:style-name="Normal">('voluptatibus esse doloremque',</text:p>
      <text:p text:style-name="Normal">5,</text:p>
      <text:p text:style-name="Normal">197),</text:p>
      <text:p text:style-name="Normal">('eos eos dolores',</text:p>
      <text:p text:style-name="Normal">6,</text:p>
      <text:p text:style-name="Normal">197),</text:p>
      <text:p text:style-name="Normal">('sit hic dolor',</text:p>
      <text:p text:style-name="Normal">11,</text:p>
      <text:p text:style-name="Normal">197),</text:p>
      <text:p text:style-name="Normal">('inventore dignissimos sint',</text:p>
      <text:p text:style-name="Normal">14,</text:p>
      <text:p text:style-name="Normal">197),</text:p>
      <text:p text:style-name="Normal">('officiis ducimus nisi',</text:p>
      <text:p text:style-name="Normal">20,</text:p>
      <text:p text:style-name="Normal">197),</text:p>
      <text:p text:style-name="Normal">('et in quae',</text:p>
      <text:p text:style-name="Normal">21,</text:p>
      <text:p text:style-name="Normal">197),</text:p>
      <text:p text:style-name="Normal">('cupiditate autem iste',</text:p>
      <text:p text:style-name="Normal">24,</text:p>
      <text:p text:style-name="Normal">197),</text:p>
      <text:p text:style-name="Normal">('hic neque expedita',</text:p>
      <text:soft-page-break/>
      <text:p text:style-name="Normal">26,</text:p>
      <text:p text:style-name="Normal">197),</text:p>
      <text:p text:style-name="Normal">('excepturi aut placeat',</text:p>
      <text:p text:style-name="Normal">33,</text:p>
      <text:p text:style-name="Normal">197),</text:p>
      <text:p text:style-name="Normal">('aut omnis sint',</text:p>
      <text:p text:style-name="Normal">36,</text:p>
      <text:p text:style-name="Normal">197),</text:p>
      <text:p text:style-name="Normal">('veritatis dicta autem',</text:p>
      <text:p text:style-name="Normal">41,</text:p>
      <text:p text:style-name="Normal">197),</text:p>
      <text:p text:style-name="Normal">('voluptas repellendus sequi',</text:p>
      <text:p text:style-name="Normal">42,</text:p>
      <text:p text:style-name="Normal">197),</text:p>
      <text:p text:style-name="Normal">('est odit at',</text:p>
      <text:p text:style-name="Normal">46,</text:p>
      <text:p text:style-name="Normal">197),</text:p>
      <text:p text:style-name="Normal">('aut non delectus',</text:p>
      <text:p text:style-name="Normal">54,</text:p>
      <text:p text:style-name="Normal">197),</text:p>
      <text:p text:style-name="Normal">('doloremque blanditiis architecto',</text:p>
      <text:p text:style-name="Normal">57,</text:p>
      <text:p text:style-name="Normal">197),</text:p>
      <text:p text:style-name="Normal">('amet quaerat est',</text:p>
      <text:p text:style-name="Normal">66,</text:p>
      <text:p text:style-name="Normal">197),</text:p>
      <text:p text:style-name="Normal">('odio ut expedita',</text:p>
      <text:p text:style-name="Normal">71,</text:p>
      <text:p text:style-name="Normal">197),</text:p>
      <text:p text:style-name="Normal">('saepe vel illum',</text:p>
      <text:p text:style-name="Normal">73,</text:p>
      <text:soft-page-break/>
      <text:p text:style-name="Normal">197),</text:p>
      <text:p text:style-name="Normal">('consequatur explicabo non',</text:p>
      <text:p text:style-name="Normal">75,</text:p>
      <text:p text:style-name="Normal">197),</text:p>
      <text:p text:style-name="Normal">('et rerum velit',</text:p>
      <text:p text:style-name="Normal">76,</text:p>
      <text:p text:style-name="Normal">197),</text:p>
      <text:p text:style-name="Normal">('sit commodi provident',</text:p>
      <text:p text:style-name="Normal">91,</text:p>
      <text:p text:style-name="Normal">197),</text:p>
      <text:p text:style-name="Normal">('perspiciatis est sit',</text:p>
      <text:p text:style-name="Normal">93,</text:p>
      <text:p text:style-name="Normal">197),</text:p>
      <text:p text:style-name="Normal">('reiciendis nam ex',</text:p>
      <text:p text:style-name="Normal">95,</text:p>
      <text:p text:style-name="Normal">197),</text:p>
      <text:p text:style-name="Normal">('sequi quidem occaecati',</text:p>
      <text:p text:style-name="Normal">2,</text:p>
      <text:p text:style-name="Normal">198),</text:p>
      <text:p text:style-name="Normal">('pariatur molestiae vitae',</text:p>
      <text:p text:style-name="Normal">5,</text:p>
      <text:p text:style-name="Normal">198),</text:p>
      <text:p text:style-name="Normal">('sed dolorum distinctio',</text:p>
      <text:p text:style-name="Normal">9,</text:p>
      <text:p text:style-name="Normal">198),</text:p>
      <text:p text:style-name="Normal">('blanditiis voluptatem molestias',</text:p>
      <text:p text:style-name="Normal">11,</text:p>
      <text:p text:style-name="Normal">198),</text:p>
      <text:p text:style-name="Normal">('velit qui tempora',</text:p>
      <text:p text:style-name="Normal">14,</text:p>
      <text:p text:style-name="Normal">198),</text:p>
      <text:soft-page-break/>
      <text:p text:style-name="Normal">('neque ipsa deleniti',</text:p>
      <text:p text:style-name="Normal">15,</text:p>
      <text:p text:style-name="Normal">198),</text:p>
      <text:p text:style-name="Normal">('et consequatur rem',</text:p>
      <text:p text:style-name="Normal">18,</text:p>
      <text:p text:style-name="Normal">198),</text:p>
      <text:p text:style-name="Normal">('doloremque officia reprehenderit',</text:p>
      <text:p text:style-name="Normal">19,</text:p>
      <text:p text:style-name="Normal">198),</text:p>
      <text:p text:style-name="Normal">('expedita ipsum facere',</text:p>
      <text:p text:style-name="Normal">21,</text:p>
      <text:p text:style-name="Normal">198),</text:p>
      <text:p text:style-name="Normal">('ex totam eum',</text:p>
      <text:p text:style-name="Normal">24,</text:p>
      <text:p text:style-name="Normal">198),</text:p>
      <text:p text:style-name="Normal">('non enim fugit',</text:p>
      <text:p text:style-name="Normal">30,</text:p>
      <text:p text:style-name="Normal">198),</text:p>
      <text:p text:style-name="Normal">('alias ratione qui',</text:p>
      <text:p text:style-name="Normal">31,</text:p>
      <text:p text:style-name="Normal">198),</text:p>
      <text:p text:style-name="Normal">('quia eos ab',</text:p>
      <text:p text:style-name="Normal">35,</text:p>
      <text:p text:style-name="Normal">198),</text:p>
      <text:p text:style-name="Normal">('dicta nihil ratione',</text:p>
      <text:p text:style-name="Normal">36,</text:p>
      <text:p text:style-name="Normal">198),</text:p>
      <text:p text:style-name="Normal">('illo et enim',</text:p>
      <text:p text:style-name="Normal">41,</text:p>
      <text:p text:style-name="Normal">198),</text:p>
      <text:p text:style-name="Normal">('incidunt aut fugiat',</text:p>
      <text:soft-page-break/>
      <text:p text:style-name="Normal">48,</text:p>
      <text:p text:style-name="Normal">198),</text:p>
      <text:p text:style-name="Normal">('cupiditate accusamus aperiam',</text:p>
      <text:p text:style-name="Normal">52,</text:p>
      <text:p text:style-name="Normal">198),</text:p>
      <text:p text:style-name="Normal">('maiores soluta eligendi',</text:p>
      <text:p text:style-name="Normal">54,</text:p>
      <text:p text:style-name="Normal">198),</text:p>
      <text:p text:style-name="Normal">('qui tenetur repudiandae',</text:p>
      <text:p text:style-name="Normal">57,</text:p>
      <text:p text:style-name="Normal">198),</text:p>
      <text:p text:style-name="Normal">('omnis explicabo a',</text:p>
      <text:p text:style-name="Normal">60,</text:p>
      <text:p text:style-name="Normal">198),</text:p>
      <text:p text:style-name="Normal">('ut ab similique',</text:p>
      <text:p text:style-name="Normal">63,</text:p>
      <text:p text:style-name="Normal">198),</text:p>
      <text:p text:style-name="Normal">('voluptas optio voluptate',</text:p>
      <text:p text:style-name="Normal">65,</text:p>
      <text:p text:style-name="Normal">198),</text:p>
      <text:p text:style-name="Normal">('voluptatum harum qui',</text:p>
      <text:p text:style-name="Normal">66,</text:p>
      <text:p text:style-name="Normal">198),</text:p>
      <text:p text:style-name="Normal">('enim qui molestiae',</text:p>
      <text:p text:style-name="Normal">71,</text:p>
      <text:p text:style-name="Normal">198),</text:p>
      <text:p text:style-name="Normal">('quasi facilis consequuntur',</text:p>
      <text:p text:style-name="Normal">75,</text:p>
      <text:p text:style-name="Normal">198),</text:p>
      <text:p text:style-name="Normal">('quidem quis iste',</text:p>
      <text:p text:style-name="Normal">76,</text:p>
      <text:soft-page-break/>
      <text:p text:style-name="Normal">198),</text:p>
      <text:p text:style-name="Normal">('tempora consectetur saepe',</text:p>
      <text:p text:style-name="Normal">78,</text:p>
      <text:p text:style-name="Normal">198),</text:p>
      <text:p text:style-name="Normal">('nostrum numquam et',</text:p>
      <text:p text:style-name="Normal">82,</text:p>
      <text:p text:style-name="Normal">198),</text:p>
      <text:p text:style-name="Normal">('molestiae atque quaerat',</text:p>
      <text:p text:style-name="Normal">91,</text:p>
      <text:p text:style-name="Normal">198),</text:p>
      <text:p text:style-name="Normal">('distinctio sint provident',</text:p>
      <text:p text:style-name="Normal">96,</text:p>
      <text:p text:style-name="Normal">198),</text:p>
      <text:p text:style-name="Normal">('asperiores iusto numquam',</text:p>
      <text:p text:style-name="Normal">99,</text:p>
      <text:p text:style-name="Normal">198),</text:p>
      <text:p text:style-name="Normal">('ipsa totam qui',</text:p>
      <text:p text:style-name="Normal">100,</text:p>
      <text:p text:style-name="Normal">198),</text:p>
      <text:p text:style-name="Normal">('ratione non voluptatem',</text:p>
      <text:p text:style-name="Normal">5,</text:p>
      <text:p text:style-name="Normal">199),</text:p>
      <text:p text:style-name="Normal">('corporis aut sapiente',</text:p>
      <text:p text:style-name="Normal">12,</text:p>
      <text:p text:style-name="Normal">199),</text:p>
      <text:p text:style-name="Normal">('qui facere animi',</text:p>
      <text:p text:style-name="Normal">14,</text:p>
      <text:p text:style-name="Normal">199),</text:p>
      <text:p text:style-name="Normal">('quis atque ad',</text:p>
      <text:p text:style-name="Normal">19,</text:p>
      <text:p text:style-name="Normal">199),</text:p>
      <text:soft-page-break/>
      <text:p text:style-name="Normal">('omnis impedit perferendis',</text:p>
      <text:p text:style-name="Normal">21,</text:p>
      <text:p text:style-name="Normal">199),</text:p>
      <text:p text:style-name="Normal">('ad doloremque dolores',</text:p>
      <text:p text:style-name="Normal">24,</text:p>
      <text:p text:style-name="Normal">199),</text:p>
      <text:p text:style-name="Normal">('vitae est libero',</text:p>
      <text:p text:style-name="Normal">36,</text:p>
      <text:p text:style-name="Normal">199),</text:p>
      <text:p text:style-name="Normal">('in ut alias',</text:p>
      <text:p text:style-name="Normal">41,</text:p>
      <text:p text:style-name="Normal">199),</text:p>
      <text:p text:style-name="Normal">('aut fuga deserunt',</text:p>
      <text:p text:style-name="Normal">47,</text:p>
      <text:p text:style-name="Normal">199),</text:p>
      <text:p text:style-name="Normal">('qui maxime necessitatibus',</text:p>
      <text:p text:style-name="Normal">54,</text:p>
      <text:p text:style-name="Normal">199),</text:p>
      <text:p text:style-name="Normal">('autem quo quae',</text:p>
      <text:p text:style-name="Normal">57,</text:p>
      <text:p text:style-name="Normal">199),</text:p>
      <text:p text:style-name="Normal">('quasi maiores qui',</text:p>
      <text:p text:style-name="Normal">61,</text:p>
      <text:p text:style-name="Normal">199),</text:p>
      <text:p text:style-name="Normal">('non omnis explicabo',</text:p>
      <text:p text:style-name="Normal">62,</text:p>
      <text:p text:style-name="Normal">199),</text:p>
      <text:p text:style-name="Normal">('rerum consequatur et',</text:p>
      <text:p text:style-name="Normal">66,</text:p>
      <text:p text:style-name="Normal">199),</text:p>
      <text:p text:style-name="Normal">('deleniti sunt inventore',</text:p>
      <text:soft-page-break/>
      <text:p text:style-name="Normal">71,</text:p>
      <text:p text:style-name="Normal">199),</text:p>
      <text:p text:style-name="Normal">('ea corporis dicta',</text:p>
      <text:p text:style-name="Normal">72,</text:p>
      <text:p text:style-name="Normal">199),</text:p>
      <text:p text:style-name="Normal">('tenetur praesentium distinctio',</text:p>
      <text:p text:style-name="Normal">75,</text:p>
      <text:p text:style-name="Normal">199),</text:p>
      <text:p text:style-name="Normal">('ut commodi ipsa',</text:p>
      <text:p text:style-name="Normal">76,</text:p>
      <text:p text:style-name="Normal">199),</text:p>
      <text:p text:style-name="Normal">('quisquam esse itaque',</text:p>
      <text:p text:style-name="Normal">79,</text:p>
      <text:p text:style-name="Normal">199),</text:p>
      <text:p text:style-name="Normal">('cupiditate ducimus est',</text:p>
      <text:p text:style-name="Normal">82,</text:p>
      <text:p text:style-name="Normal">199),</text:p>
      <text:p text:style-name="Normal">('autem totam dicta',</text:p>
      <text:p text:style-name="Normal">91,</text:p>
      <text:p text:style-name="Normal">199),</text:p>
      <text:p text:style-name="Normal">('et sequi ipsam',</text:p>
      <text:p text:style-name="Normal">95,</text:p>
      <text:p text:style-name="Normal">199),</text:p>
      <text:p text:style-name="Normal">('sit dolores nostrum',</text:p>
      <text:p text:style-name="Normal">98,</text:p>
      <text:p text:style-name="Normal">199),</text:p>
      <text:p text:style-name="Normal">('aut excepturi excepturi',</text:p>
      <text:p text:style-name="Normal">2,</text:p>
      <text:p text:style-name="Normal">200),</text:p>
      <text:p text:style-name="Normal">('earum inventore quia',</text:p>
      <text:p text:style-name="Normal">3,</text:p>
      <text:soft-page-break/>
      <text:p text:style-name="Normal">200),</text:p>
      <text:p text:style-name="Normal">('autem rerum distinctio',</text:p>
      <text:p text:style-name="Normal">5,</text:p>
      <text:p text:style-name="Normal">200),</text:p>
      <text:p text:style-name="Normal">('neque veniam itaque',</text:p>
      <text:p text:style-name="Normal">6,</text:p>
      <text:p text:style-name="Normal">200),</text:p>
      <text:p text:style-name="Normal">('aperiam non deleniti',</text:p>
      <text:p text:style-name="Normal">9,</text:p>
      <text:p text:style-name="Normal">200),</text:p>
      <text:p text:style-name="Normal">('eligendi est vitae',</text:p>
      <text:p text:style-name="Normal">14,</text:p>
      <text:p text:style-name="Normal">200),</text:p>
      <text:p text:style-name="Normal">('aut et eius',</text:p>
      <text:p text:style-name="Normal">19,</text:p>
      <text:p text:style-name="Normal">200),</text:p>
      <text:p text:style-name="Normal">('dolorem eos est',</text:p>
      <text:p text:style-name="Normal">21,</text:p>
      <text:p text:style-name="Normal">200),</text:p>
      <text:p text:style-name="Normal">('aliquid autem nam',</text:p>
      <text:p text:style-name="Normal">22,</text:p>
      <text:p text:style-name="Normal">200),</text:p>
      <text:p text:style-name="Normal">('distinctio non amet',</text:p>
      <text:p text:style-name="Normal">24,</text:p>
      <text:p text:style-name="Normal">200),</text:p>
      <text:p text:style-name="Normal">('voluptas consequatur consequatur',</text:p>
      <text:p text:style-name="Normal">26,</text:p>
      <text:p text:style-name="Normal">200),</text:p>
      <text:p text:style-name="Normal">('alias sed error',</text:p>
      <text:p text:style-name="Normal">31,</text:p>
      <text:p text:style-name="Normal">200),</text:p>
      <text:soft-page-break/>
      <text:p text:style-name="Normal">('reiciendis minima est',</text:p>
      <text:p text:style-name="Normal">32,</text:p>
      <text:p text:style-name="Normal">200),</text:p>
      <text:p text:style-name="Normal">('qui nihil veniam',</text:p>
      <text:p text:style-name="Normal">36,</text:p>
      <text:p text:style-name="Normal">200),</text:p>
      <text:p text:style-name="Normal">('est autem nulla',</text:p>
      <text:p text:style-name="Normal">41,</text:p>
      <text:p text:style-name="Normal">200),</text:p>
      <text:p text:style-name="Normal">('sunt mollitia quia',</text:p>
      <text:p text:style-name="Normal">44,</text:p>
      <text:p text:style-name="Normal">200),</text:p>
      <text:p text:style-name="Normal">('corrupti facere rerum',</text:p>
      <text:p text:style-name="Normal">46,</text:p>
      <text:p text:style-name="Normal">200),</text:p>
      <text:p text:style-name="Normal">('sunt maiores dolore',</text:p>
      <text:p text:style-name="Normal">47,</text:p>
      <text:p text:style-name="Normal">200),</text:p>
      <text:p text:style-name="Normal">('accusamus odio porro',</text:p>
      <text:p text:style-name="Normal">50,</text:p>
      <text:p text:style-name="Normal">200),</text:p>
      <text:p text:style-name="Normal">('qui aspernatur nesciunt',</text:p>
      <text:p text:style-name="Normal">54,</text:p>
      <text:p text:style-name="Normal">200),</text:p>
      <text:p text:style-name="Normal">('cum ipsum odio',</text:p>
      <text:p text:style-name="Normal">55,</text:p>
      <text:p text:style-name="Normal">200),</text:p>
      <text:p text:style-name="Normal">('expedita architecto est',</text:p>
      <text:p text:style-name="Normal">57,</text:p>
      <text:p text:style-name="Normal">200),</text:p>
      <text:p text:style-name="Normal">('cupiditate aut laborum',</text:p>
      <text:soft-page-break/>
      <text:p text:style-name="Normal">60,</text:p>
      <text:p text:style-name="Normal">200),</text:p>
      <text:p text:style-name="Normal">('sequi reiciendis officiis',</text:p>
      <text:p text:style-name="Normal">66,</text:p>
      <text:p text:style-name="Normal">200),</text:p>
      <text:p text:style-name="Normal">('officia dolorem consequuntur',</text:p>
      <text:p text:style-name="Normal">67,</text:p>
      <text:p text:style-name="Normal">200),</text:p>
      <text:p text:style-name="Normal">('est magnam aliquid',</text:p>
      <text:p text:style-name="Normal">71,</text:p>
      <text:p text:style-name="Normal">200),</text:p>
      <text:p text:style-name="Normal">('est sed quo',</text:p>
      <text:p text:style-name="Normal">72,</text:p>
      <text:p text:style-name="Normal">200),</text:p>
      <text:p text:style-name="Normal">('explicabo qui enim',</text:p>
      <text:p text:style-name="Normal">75,</text:p>
      <text:p text:style-name="Normal">200),</text:p>
      <text:p text:style-name="Normal">('voluptatibus voluptatem quasi',</text:p>
      <text:p text:style-name="Normal">76,</text:p>
      <text:p text:style-name="Normal">200),</text:p>
      <text:p text:style-name="Normal">('ut enim vel',</text:p>
      <text:p text:style-name="Normal">79,</text:p>
      <text:p text:style-name="Normal">200),</text:p>
      <text:p text:style-name="Normal">('vel nemo libero',</text:p>
      <text:p text:style-name="Normal">84,</text:p>
      <text:p text:style-name="Normal">200),</text:p>
      <text:p text:style-name="Normal">('aut fugiat aut',</text:p>
      <text:p text:style-name="Normal">91,</text:p>
      <text:p text:style-name="Normal">200),</text:p>
      <text:p text:style-name="Normal">('veritatis deserunt ratione',</text:p>
      <text:p text:style-name="Normal">93,</text:p>
      <text:soft-page-break/>
      <text:p text:style-name="Normal">200),</text:p>
      <text:p text:style-name="Normal">('placeat sed fugit',</text:p>
      <text:p text:style-name="Normal">96,</text:p>
      <text:p text:style-name="Normal">200),</text:p>
      <text:p text:style-name="Normal">('voluptas et et',</text:p>
      <text:p text:style-name="Normal">99,</text:p>
      <text:p text:style-name="Normal">200),</text:p>
      <text:p text:style-name="Normal">('sit ut sit',</text:p>
      <text:p text:style-name="Normal">2,</text:p>
      <text:p text:style-name="Normal">201),</text:p>
      <text:p text:style-name="Normal">('enim qui eum',</text:p>
      <text:p text:style-name="Normal">3,</text:p>
      <text:p text:style-name="Normal">201),</text:p>
      <text:p text:style-name="Normal">('soluta harum explicabo',</text:p>
      <text:p text:style-name="Normal">5,</text:p>
      <text:p text:style-name="Normal">201),</text:p>
      <text:p text:style-name="Normal">('omnis assumenda ut',</text:p>
      <text:p text:style-name="Normal">6,</text:p>
      <text:p text:style-name="Normal">201),</text:p>
      <text:p text:style-name="Normal">('earum est debitis',</text:p>
      <text:p text:style-name="Normal">10,</text:p>
      <text:p text:style-name="Normal">201),</text:p>
      <text:p text:style-name="Normal">('rem repellat et',</text:p>
      <text:p text:style-name="Normal">13,</text:p>
      <text:p text:style-name="Normal">201),</text:p>
      <text:p text:style-name="Normal">('enim aut laborum',</text:p>
      <text:p text:style-name="Normal">14,</text:p>
      <text:p text:style-name="Normal">201),</text:p>
      <text:p text:style-name="Normal">('et eius porro',</text:p>
      <text:p text:style-name="Normal">15,</text:p>
      <text:p text:style-name="Normal">201),</text:p>
      <text:soft-page-break/>
      <text:p text:style-name="Normal">('sint sunt quisquam',</text:p>
      <text:p text:style-name="Normal">16,</text:p>
      <text:p text:style-name="Normal">201),</text:p>
      <text:p text:style-name="Normal">('dolore quasi ut',</text:p>
      <text:p text:style-name="Normal">18,</text:p>
      <text:p text:style-name="Normal">201),</text:p>
      <text:p text:style-name="Normal">('voluptas fugit facere',</text:p>
      <text:p text:style-name="Normal">21,</text:p>
      <text:p text:style-name="Normal">201),</text:p>
      <text:p text:style-name="Normal">('earum magni quam',</text:p>
      <text:p text:style-name="Normal">24,</text:p>
      <text:p text:style-name="Normal">201),</text:p>
      <text:p text:style-name="Normal">('vitae adipisci et',</text:p>
      <text:p text:style-name="Normal">28,</text:p>
      <text:p text:style-name="Normal">201),</text:p>
      <text:p text:style-name="Normal">('asperiores voluptatum et',</text:p>
      <text:p text:style-name="Normal">30,</text:p>
      <text:p text:style-name="Normal">201),</text:p>
      <text:p text:style-name="Normal">('dolor laudantium officia',</text:p>
      <text:p text:style-name="Normal">36,</text:p>
      <text:p text:style-name="Normal">201),</text:p>
      <text:p text:style-name="Normal">('totam et optio',</text:p>
      <text:p text:style-name="Normal">37,</text:p>
      <text:p text:style-name="Normal">201),</text:p>
      <text:p text:style-name="Normal">('et id quo',</text:p>
      <text:p text:style-name="Normal">39,</text:p>
      <text:p text:style-name="Normal">201),</text:p>
      <text:p text:style-name="Normal">('doloribus voluptates et',</text:p>
      <text:p text:style-name="Normal">41,</text:p>
      <text:p text:style-name="Normal">201),</text:p>
      <text:p text:style-name="Normal">('magni porro et',</text:p>
      <text:soft-page-break/>
      <text:p text:style-name="Normal">44,</text:p>
      <text:p text:style-name="Normal">201),</text:p>
      <text:p text:style-name="Normal">('dolorum mollitia est',</text:p>
      <text:p text:style-name="Normal">46,</text:p>
      <text:p text:style-name="Normal">201),</text:p>
      <text:p text:style-name="Normal">('error dolorem accusantium',</text:p>
      <text:p text:style-name="Normal">47,</text:p>
      <text:p text:style-name="Normal">201),</text:p>
      <text:p text:style-name="Normal">('fugit praesentium sed',</text:p>
      <text:p text:style-name="Normal">48,</text:p>
      <text:p text:style-name="Normal">201),</text:p>
      <text:p text:style-name="Normal">('assumenda reprehenderit nisi',</text:p>
      <text:p text:style-name="Normal">54,</text:p>
      <text:p text:style-name="Normal">201),</text:p>
      <text:p text:style-name="Normal">('ut eum dicta',</text:p>
      <text:p text:style-name="Normal">56,</text:p>
      <text:p text:style-name="Normal">201),</text:p>
      <text:p text:style-name="Normal">('enim consequatur quibusdam',</text:p>
      <text:p text:style-name="Normal">57,</text:p>
      <text:p text:style-name="Normal">201),</text:p>
      <text:p text:style-name="Normal">('numquam rerum rerum',</text:p>
      <text:p text:style-name="Normal">61,</text:p>
      <text:p text:style-name="Normal">201),</text:p>
      <text:p text:style-name="Normal">('et vero repellat',</text:p>
      <text:p text:style-name="Normal">66,</text:p>
      <text:p text:style-name="Normal">201),</text:p>
      <text:p text:style-name="Normal">('quasi veritatis deleniti',</text:p>
      <text:p text:style-name="Normal">69,</text:p>
      <text:p text:style-name="Normal">201),</text:p>
      <text:p text:style-name="Normal">('rerum est pariatur',</text:p>
      <text:p text:style-name="Normal">71,</text:p>
      <text:soft-page-break/>
      <text:p text:style-name="Normal">201),</text:p>
      <text:p text:style-name="Normal">('tempore enim facilis',</text:p>
      <text:p text:style-name="Normal">75,</text:p>
      <text:p text:style-name="Normal">201),</text:p>
      <text:p text:style-name="Normal">('illo sunt minima',</text:p>
      <text:p text:style-name="Normal">76,</text:p>
      <text:p text:style-name="Normal">201),</text:p>
      <text:p text:style-name="Normal">('dignissimos fugiat facere',</text:p>
      <text:p text:style-name="Normal">91,</text:p>
      <text:p text:style-name="Normal">201),</text:p>
      <text:p text:style-name="Normal">('consequatur vitae temporibus',</text:p>
      <text:p text:style-name="Normal">100,</text:p>
      <text:p text:style-name="Normal">201),</text:p>
      <text:p text:style-name="Normal">('dolores et sit',</text:p>
      <text:p text:style-name="Normal">5,</text:p>
      <text:p text:style-name="Normal">202),</text:p>
      <text:p text:style-name="Normal">('quisquam unde iusto',</text:p>
      <text:p text:style-name="Normal">13,</text:p>
      <text:p text:style-name="Normal">202),</text:p>
      <text:p text:style-name="Normal">('repudiandae enim iste',</text:p>
      <text:p text:style-name="Normal">14,</text:p>
      <text:p text:style-name="Normal">202),</text:p>
      <text:p text:style-name="Normal">('impedit quaerat ipsam',</text:p>
      <text:p text:style-name="Normal">19,</text:p>
      <text:p text:style-name="Normal">202),</text:p>
      <text:p text:style-name="Normal">('enim cumque eum',</text:p>
      <text:p text:style-name="Normal">20,</text:p>
      <text:p text:style-name="Normal">202),</text:p>
      <text:p text:style-name="Normal">('earum non nulla',</text:p>
      <text:p text:style-name="Normal">21,</text:p>
      <text:p text:style-name="Normal">202),</text:p>
      <text:soft-page-break/>
      <text:p text:style-name="Normal">('quos ipsa temporibus',</text:p>
      <text:p text:style-name="Normal">24,</text:p>
      <text:p text:style-name="Normal">202),</text:p>
      <text:p text:style-name="Normal">('maiores asperiores a',</text:p>
      <text:p text:style-name="Normal">30,</text:p>
      <text:p text:style-name="Normal">202),</text:p>
      <text:p text:style-name="Normal">('eveniet non inventore',</text:p>
      <text:p text:style-name="Normal">35,</text:p>
      <text:p text:style-name="Normal">202),</text:p>
      <text:p text:style-name="Normal">('saepe ut quis',</text:p>
      <text:p text:style-name="Normal">36,</text:p>
      <text:p text:style-name="Normal">202),</text:p>
      <text:p text:style-name="Normal">('eos quia excepturi',</text:p>
      <text:p text:style-name="Normal">37,</text:p>
      <text:p text:style-name="Normal">202),</text:p>
      <text:p text:style-name="Normal">('eum consequatur quod',</text:p>
      <text:p text:style-name="Normal">39,</text:p>
      <text:p text:style-name="Normal">202),</text:p>
      <text:p text:style-name="Normal">('itaque recusandae cupiditate',</text:p>
      <text:p text:style-name="Normal">41,</text:p>
      <text:p text:style-name="Normal">202),</text:p>
      <text:p text:style-name="Normal">('qui adipisci quidem',</text:p>
      <text:p text:style-name="Normal">47,</text:p>
      <text:p text:style-name="Normal">202),</text:p>
      <text:p text:style-name="Normal">('sunt hic veniam',</text:p>
      <text:p text:style-name="Normal">52,</text:p>
      <text:p text:style-name="Normal">202),</text:p>
      <text:p text:style-name="Normal">('ut assumenda iusto',</text:p>
      <text:p text:style-name="Normal">54,</text:p>
      <text:p text:style-name="Normal">202),</text:p>
      <text:p text:style-name="Normal">('qui numquam accusamus',</text:p>
      <text:soft-page-break/>
      <text:p text:style-name="Normal">56,</text:p>
      <text:p text:style-name="Normal">202),</text:p>
      <text:p text:style-name="Normal">('illum omnis doloribus',</text:p>
      <text:p text:style-name="Normal">57,</text:p>
      <text:p text:style-name="Normal">202),</text:p>
      <text:p text:style-name="Normal">('nemo omnis nostrum',</text:p>
      <text:p text:style-name="Normal">66,</text:p>
      <text:p text:style-name="Normal">202),</text:p>
      <text:p text:style-name="Normal">('rerum unde rem',</text:p>
      <text:p text:style-name="Normal">71,</text:p>
      <text:p text:style-name="Normal">202),</text:p>
      <text:p text:style-name="Normal">('aperiam libero rerum',</text:p>
      <text:p text:style-name="Normal">73,</text:p>
      <text:p text:style-name="Normal">202),</text:p>
      <text:p text:style-name="Normal">('blanditiis reprehenderit voluptas',</text:p>
      <text:p text:style-name="Normal">75,</text:p>
      <text:p text:style-name="Normal">202),</text:p>
      <text:p text:style-name="Normal">('est placeat et',</text:p>
      <text:p text:style-name="Normal">76,</text:p>
      <text:p text:style-name="Normal">202),</text:p>
      <text:p text:style-name="Normal">('asperiores amet distinctio',</text:p>
      <text:p text:style-name="Normal">79,</text:p>
      <text:p text:style-name="Normal">202),</text:p>
      <text:p text:style-name="Normal">('voluptatem non cum',</text:p>
      <text:p text:style-name="Normal">91,</text:p>
      <text:p text:style-name="Normal">202),</text:p>
      <text:p text:style-name="Normal">('eaque ad nulla',</text:p>
      <text:p text:style-name="Normal">94,</text:p>
      <text:p text:style-name="Normal">202),</text:p>
      <text:p text:style-name="Normal">('doloremque maiores rerum',</text:p>
      <text:p text:style-name="Normal">98,</text:p>
      <text:soft-page-break/>
      <text:p text:style-name="Normal">202),</text:p>
      <text:p text:style-name="Normal">('error tempora soluta',</text:p>
      <text:p text:style-name="Normal">3,</text:p>
      <text:p text:style-name="Normal">203),</text:p>
      <text:p text:style-name="Normal">('recusandae sunt ut',</text:p>
      <text:p text:style-name="Normal">5,</text:p>
      <text:p text:style-name="Normal">203),</text:p>
      <text:p text:style-name="Normal">('sequi vel amet',</text:p>
      <text:p text:style-name="Normal">8,</text:p>
      <text:p text:style-name="Normal">203),</text:p>
      <text:p text:style-name="Normal">('aut ullam dicta',</text:p>
      <text:p text:style-name="Normal">10,</text:p>
      <text:p text:style-name="Normal">203),</text:p>
      <text:p text:style-name="Normal">('fuga debitis esse',</text:p>
      <text:p text:style-name="Normal">11,</text:p>
      <text:p text:style-name="Normal">203),</text:p>
      <text:p text:style-name="Normal">('vero quasi sint',</text:p>
      <text:p text:style-name="Normal">14,</text:p>
      <text:p text:style-name="Normal">203),</text:p>
      <text:p text:style-name="Normal">('vero a incidunt',</text:p>
      <text:p text:style-name="Normal">15,</text:p>
      <text:p text:style-name="Normal">203),</text:p>
      <text:p text:style-name="Normal">('unde quaerat aut',</text:p>
      <text:p text:style-name="Normal">21,</text:p>
      <text:p text:style-name="Normal">203),</text:p>
      <text:p text:style-name="Normal">('ut quaerat et',</text:p>
      <text:p text:style-name="Normal">24,</text:p>
      <text:p text:style-name="Normal">203),</text:p>
      <text:p text:style-name="Normal">('dicta sunt cupiditate',</text:p>
      <text:p text:style-name="Normal">35,</text:p>
      <text:p text:style-name="Normal">203),</text:p>
      <text:soft-page-break/>
      <text:p text:style-name="Normal">('ipsam sit quia',</text:p>
      <text:p text:style-name="Normal">36,</text:p>
      <text:p text:style-name="Normal">203),</text:p>
      <text:p text:style-name="Normal">('at voluptates ut',</text:p>
      <text:p text:style-name="Normal">40,</text:p>
      <text:p text:style-name="Normal">203),</text:p>
      <text:p text:style-name="Normal">('quos nemo ut',</text:p>
      <text:p text:style-name="Normal">41,</text:p>
      <text:p text:style-name="Normal">203),</text:p>
      <text:p text:style-name="Normal">('recusandae velit veritatis',</text:p>
      <text:p text:style-name="Normal">46,</text:p>
      <text:p text:style-name="Normal">203),</text:p>
      <text:p text:style-name="Normal">('quam aliquid dolores',</text:p>
      <text:p text:style-name="Normal">54,</text:p>
      <text:p text:style-name="Normal">203),</text:p>
      <text:p text:style-name="Normal">('non assumenda voluptatum',</text:p>
      <text:p text:style-name="Normal">57,</text:p>
      <text:p text:style-name="Normal">203),</text:p>
      <text:p text:style-name="Normal">('dolores voluptatem vel',</text:p>
      <text:p text:style-name="Normal">61,</text:p>
      <text:p text:style-name="Normal">203),</text:p>
      <text:p text:style-name="Normal">('voluptatem eum qui',</text:p>
      <text:p text:style-name="Normal">62,</text:p>
      <text:p text:style-name="Normal">203),</text:p>
      <text:p text:style-name="Normal">('laudantium quae debitis',</text:p>
      <text:p text:style-name="Normal">66,</text:p>
      <text:p text:style-name="Normal">203),</text:p>
      <text:p text:style-name="Normal">('voluptas cupiditate omnis',</text:p>
      <text:p text:style-name="Normal">71,</text:p>
      <text:p text:style-name="Normal">203),</text:p>
      <text:p text:style-name="Normal">('cumque corporis similique',</text:p>
      <text:soft-page-break/>
      <text:p text:style-name="Normal">72,</text:p>
      <text:p text:style-name="Normal">203),</text:p>
      <text:p text:style-name="Normal">('neque incidunt quis',</text:p>
      <text:p text:style-name="Normal">75,</text:p>
      <text:p text:style-name="Normal">203),</text:p>
      <text:p text:style-name="Normal">('adipisci consequatur doloremque',</text:p>
      <text:p text:style-name="Normal">76,</text:p>
      <text:p text:style-name="Normal">203),</text:p>
      <text:p text:style-name="Normal">('veniam et a',</text:p>
      <text:p text:style-name="Normal">85,</text:p>
      <text:p text:style-name="Normal">203),</text:p>
      <text:p text:style-name="Normal">('consectetur consequatur atque',</text:p>
      <text:p text:style-name="Normal">87,</text:p>
      <text:p text:style-name="Normal">203),</text:p>
      <text:p text:style-name="Normal">('cumque voluptatum culpa',</text:p>
      <text:p text:style-name="Normal">91,</text:p>
      <text:p text:style-name="Normal">203),</text:p>
      <text:p text:style-name="Normal">('fuga necessitatibus qui',</text:p>
      <text:p text:style-name="Normal">95,</text:p>
      <text:p text:style-name="Normal">203),</text:p>
      <text:p text:style-name="Normal">('rerum animi ad',</text:p>
      <text:p text:style-name="Normal">96,</text:p>
      <text:p text:style-name="Normal">203),</text:p>
      <text:p text:style-name="Normal">('similique dolor similique',</text:p>
      <text:p text:style-name="Normal">97,</text:p>
      <text:p text:style-name="Normal">203),</text:p>
      <text:p text:style-name="Normal">('non suscipit voluptate',</text:p>
      <text:p text:style-name="Normal">100,</text:p>
      <text:p text:style-name="Normal">203),</text:p>
      <text:p text:style-name="Normal">('omnis aut maxime',</text:p>
      <text:p text:style-name="Normal">2,</text:p>
      <text:soft-page-break/>
      <text:p text:style-name="Normal">204),</text:p>
      <text:p text:style-name="Normal">('recusandae voluptatem recusandae',</text:p>
      <text:p text:style-name="Normal">3,</text:p>
      <text:p text:style-name="Normal">204),</text:p>
      <text:p text:style-name="Normal">('illum distinctio in',</text:p>
      <text:p text:style-name="Normal">5,</text:p>
      <text:p text:style-name="Normal">204),</text:p>
      <text:p text:style-name="Normal">('dolore perspiciatis quasi',</text:p>
      <text:p text:style-name="Normal">14,</text:p>
      <text:p text:style-name="Normal">204),</text:p>
      <text:p text:style-name="Normal">('est ut natus',</text:p>
      <text:p text:style-name="Normal">16,</text:p>
      <text:p text:style-name="Normal">204),</text:p>
      <text:p text:style-name="Normal">('magnam fuga ut',</text:p>
      <text:p text:style-name="Normal">21,</text:p>
      <text:p text:style-name="Normal">204),</text:p>
      <text:p text:style-name="Normal">('enim fugiat corporis',</text:p>
      <text:p text:style-name="Normal">22,</text:p>
      <text:p text:style-name="Normal">204),</text:p>
      <text:p text:style-name="Normal">('perspiciatis quia quaerat',</text:p>
      <text:p text:style-name="Normal">24,</text:p>
      <text:p text:style-name="Normal">204),</text:p>
      <text:p text:style-name="Normal">('in qui dolorum',</text:p>
      <text:p text:style-name="Normal">26,</text:p>
      <text:p text:style-name="Normal">204),</text:p>
      <text:p text:style-name="Normal">('ut voluptatem laboriosam',</text:p>
      <text:p text:style-name="Normal">30,</text:p>
      <text:p text:style-name="Normal">204),</text:p>
      <text:p text:style-name="Normal">('accusantium voluptas quae',</text:p>
      <text:p text:style-name="Normal">36,</text:p>
      <text:p text:style-name="Normal">204),</text:p>
      <text:soft-page-break/>
      <text:p text:style-name="Normal">('porro iste tempore',</text:p>
      <text:p text:style-name="Normal">38,</text:p>
      <text:p text:style-name="Normal">204),</text:p>
      <text:p text:style-name="Normal">('repudiandae rerum sapiente',</text:p>
      <text:p text:style-name="Normal">41,</text:p>
      <text:p text:style-name="Normal">204),</text:p>
      <text:p text:style-name="Normal">('quam eum nulla',</text:p>
      <text:p text:style-name="Normal">47,</text:p>
      <text:p text:style-name="Normal">204),</text:p>
      <text:p text:style-name="Normal">('quos quis blanditiis',</text:p>
      <text:p text:style-name="Normal">52,</text:p>
      <text:p text:style-name="Normal">204),</text:p>
      <text:p text:style-name="Normal">('dolorem ut at',</text:p>
      <text:p text:style-name="Normal">54,</text:p>
      <text:p text:style-name="Normal">204),</text:p>
      <text:p text:style-name="Normal">('sit ratione perspiciatis',</text:p>
      <text:p text:style-name="Normal">56,</text:p>
      <text:p text:style-name="Normal">204),</text:p>
      <text:p text:style-name="Normal">('aut voluptas modi',</text:p>
      <text:p text:style-name="Normal">57,</text:p>
      <text:p text:style-name="Normal">204),</text:p>
      <text:p text:style-name="Normal">('aperiam ut tenetur',</text:p>
      <text:p text:style-name="Normal">66,</text:p>
      <text:p text:style-name="Normal">204),</text:p>
      <text:p text:style-name="Normal">('necessitatibus ad qui',</text:p>
      <text:p text:style-name="Normal">67,</text:p>
      <text:p text:style-name="Normal">204),</text:p>
      <text:p text:style-name="Normal">('et possimus laudantium',</text:p>
      <text:p text:style-name="Normal">69,</text:p>
      <text:p text:style-name="Normal">204),</text:p>
      <text:p text:style-name="Normal">('quae ut voluptate',</text:p>
      <text:soft-page-break/>
      <text:p text:style-name="Normal">71,</text:p>
      <text:p text:style-name="Normal">204),</text:p>
      <text:p text:style-name="Normal">('est natus sint',</text:p>
      <text:p text:style-name="Normal">73,</text:p>
      <text:p text:style-name="Normal">204),</text:p>
      <text:p text:style-name="Normal">('voluptatum voluptatem recusandae',</text:p>
      <text:p text:style-name="Normal">75,</text:p>
      <text:p text:style-name="Normal">204),</text:p>
      <text:p text:style-name="Normal">('quos repellendus quia',</text:p>
      <text:p text:style-name="Normal">76,</text:p>
      <text:p text:style-name="Normal">204),</text:p>
      <text:p text:style-name="Normal">('voluptate ipsa optio',</text:p>
      <text:p text:style-name="Normal">79,</text:p>
      <text:p text:style-name="Normal">204),</text:p>
      <text:p text:style-name="Normal">('recusandae molestiae non',</text:p>
      <text:p text:style-name="Normal">91,</text:p>
      <text:p text:style-name="Normal">204),</text:p>
      <text:p text:style-name="Normal">('vel occaecati rerum',</text:p>
      <text:p text:style-name="Normal">99,</text:p>
      <text:p text:style-name="Normal">204),</text:p>
      <text:p text:style-name="Normal">('dolores hic eum',</text:p>
      <text:p text:style-name="Normal">5,</text:p>
      <text:p text:style-name="Normal">205),</text:p>
      <text:p text:style-name="Normal">('et magni facilis',</text:p>
      <text:p text:style-name="Normal">14,</text:p>
      <text:p text:style-name="Normal">205),</text:p>
      <text:p text:style-name="Normal">('labore beatae blanditiis',</text:p>
      <text:p text:style-name="Normal">15,</text:p>
      <text:p text:style-name="Normal">205),</text:p>
      <text:p text:style-name="Normal">('in ipsam et',</text:p>
      <text:p text:style-name="Normal">21,</text:p>
      <text:soft-page-break/>
      <text:p text:style-name="Normal">205),</text:p>
      <text:p text:style-name="Normal">('facilis deleniti odio',</text:p>
      <text:p text:style-name="Normal">22,</text:p>
      <text:p text:style-name="Normal">205),</text:p>
      <text:p text:style-name="Normal">('nobis omnis consequuntur',</text:p>
      <text:p text:style-name="Normal">24,</text:p>
      <text:p text:style-name="Normal">205),</text:p>
      <text:p text:style-name="Normal">('sed minima fugiat',</text:p>
      <text:p text:style-name="Normal">36,</text:p>
      <text:p text:style-name="Normal">205),</text:p>
      <text:p text:style-name="Normal">('rem dolores voluptatem',</text:p>
      <text:p text:style-name="Normal">41,</text:p>
      <text:p text:style-name="Normal">205),</text:p>
      <text:p text:style-name="Normal">('amet fugit distinctio',</text:p>
      <text:p text:style-name="Normal">43,</text:p>
      <text:p text:style-name="Normal">205),</text:p>
      <text:p text:style-name="Normal">('ut voluptates architecto',</text:p>
      <text:p text:style-name="Normal">48,</text:p>
      <text:p text:style-name="Normal">205),</text:p>
      <text:p text:style-name="Normal">('rerum est id',</text:p>
      <text:p text:style-name="Normal">54,</text:p>
      <text:p text:style-name="Normal">205),</text:p>
      <text:p text:style-name="Normal">('quia totam iusto',</text:p>
      <text:p text:style-name="Normal">57,</text:p>
      <text:p text:style-name="Normal">205),</text:p>
      <text:p text:style-name="Normal">('autem deserunt exercitationem',</text:p>
      <text:p text:style-name="Normal">65,</text:p>
      <text:p text:style-name="Normal">205),</text:p>
      <text:p text:style-name="Normal">('quis similique sequi',</text:p>
      <text:p text:style-name="Normal">66,</text:p>
      <text:p text:style-name="Normal">205),</text:p>
      <text:soft-page-break/>
      <text:p text:style-name="Normal">('sequi modi dolorum',</text:p>
      <text:p text:style-name="Normal">71,</text:p>
      <text:p text:style-name="Normal">205),</text:p>
      <text:p text:style-name="Normal">('officiis nostrum eaque',</text:p>
      <text:p text:style-name="Normal">73,</text:p>
      <text:p text:style-name="Normal">205),</text:p>
      <text:p text:style-name="Normal">('perspiciatis qui ut',</text:p>
      <text:p text:style-name="Normal">75,</text:p>
      <text:p text:style-name="Normal">205),</text:p>
      <text:p text:style-name="Normal">('aut deserunt dolorum',</text:p>
      <text:p text:style-name="Normal">76,</text:p>
      <text:p text:style-name="Normal">205),</text:p>
      <text:p text:style-name="Normal">('quia nobis nam',</text:p>
      <text:p text:style-name="Normal">84,</text:p>
      <text:p text:style-name="Normal">205),</text:p>
      <text:p text:style-name="Normal">('dolores aut porro',</text:p>
      <text:p text:style-name="Normal">85,</text:p>
      <text:p text:style-name="Normal">205),</text:p>
      <text:p text:style-name="Normal">('dolores molestiae aliquam',</text:p>
      <text:p text:style-name="Normal">91,</text:p>
      <text:p text:style-name="Normal">205),</text:p>
      <text:p text:style-name="Normal">('veritatis sit ut',</text:p>
      <text:p text:style-name="Normal">93,</text:p>
      <text:p text:style-name="Normal">205),</text:p>
      <text:p text:style-name="Normal">('odio a veritatis',</text:p>
      <text:p text:style-name="Normal">97,</text:p>
      <text:p text:style-name="Normal">205),</text:p>
      <text:p text:style-name="Normal">('accusantium dolor tenetur',</text:p>
      <text:p text:style-name="Normal">100,</text:p>
      <text:p text:style-name="Normal">205),</text:p>
      <text:p text:style-name="Normal">('voluptatem officiis natus',</text:p>
      <text:soft-page-break/>
      <text:p text:style-name="Normal">4,</text:p>
      <text:p text:style-name="Normal">206),</text:p>
      <text:p text:style-name="Normal">('dolorem et illo',</text:p>
      <text:p text:style-name="Normal">5,</text:p>
      <text:p text:style-name="Normal">206),</text:p>
      <text:p text:style-name="Normal">('qui quaerat nemo',</text:p>
      <text:p text:style-name="Normal">12,</text:p>
      <text:p text:style-name="Normal">206),</text:p>
      <text:p text:style-name="Normal">('quae aperiam nostrum',</text:p>
      <text:p text:style-name="Normal">14,</text:p>
      <text:p text:style-name="Normal">206),</text:p>
      <text:p text:style-name="Normal">('repudiandae minima in',</text:p>
      <text:p text:style-name="Normal">17,</text:p>
      <text:p text:style-name="Normal">206),</text:p>
      <text:p text:style-name="Normal">('est iure mollitia',</text:p>
      <text:p text:style-name="Normal">21,</text:p>
      <text:p text:style-name="Normal">206),</text:p>
      <text:p text:style-name="Normal">('sit laborum consequatur',</text:p>
      <text:p text:style-name="Normal">22,</text:p>
      <text:p text:style-name="Normal">206),</text:p>
      <text:p text:style-name="Normal">('nihil minus ea',</text:p>
      <text:p text:style-name="Normal">24,</text:p>
      <text:p text:style-name="Normal">206),</text:p>
      <text:p text:style-name="Normal">('eaque porro repellat',</text:p>
      <text:p text:style-name="Normal">30,</text:p>
      <text:p text:style-name="Normal">206),</text:p>
      <text:p text:style-name="Normal">('facere consequuntur laborum',</text:p>
      <text:p text:style-name="Normal">31,</text:p>
      <text:p text:style-name="Normal">206),</text:p>
      <text:p text:style-name="Normal">('nemo voluptatem ut',</text:p>
      <text:p text:style-name="Normal">33,</text:p>
      <text:soft-page-break/>
      <text:p text:style-name="Normal">206),</text:p>
      <text:p text:style-name="Normal">('laborum nobis magni',</text:p>
      <text:p text:style-name="Normal">36,</text:p>
      <text:p text:style-name="Normal">206),</text:p>
      <text:p text:style-name="Normal">('reprehenderit incidunt harum',</text:p>
      <text:p text:style-name="Normal">38,</text:p>
      <text:p text:style-name="Normal">206),</text:p>
      <text:p text:style-name="Normal">('eos corrupti consectetur',</text:p>
      <text:p text:style-name="Normal">41,</text:p>
      <text:p text:style-name="Normal">206),</text:p>
      <text:p text:style-name="Normal">('voluptatem aspernatur et',</text:p>
      <text:p text:style-name="Normal">47,</text:p>
      <text:p text:style-name="Normal">206),</text:p>
      <text:p text:style-name="Normal">('vel sequi mollitia',</text:p>
      <text:p text:style-name="Normal">54,</text:p>
      <text:p text:style-name="Normal">206),</text:p>
      <text:p text:style-name="Normal">('vel facilis ut',</text:p>
      <text:p text:style-name="Normal">55,</text:p>
      <text:p text:style-name="Normal">206),</text:p>
      <text:p text:style-name="Normal">('autem est voluptas',</text:p>
      <text:p text:style-name="Normal">57,</text:p>
      <text:p text:style-name="Normal">206),</text:p>
      <text:p text:style-name="Normal">('voluptatem consequatur occaecati',</text:p>
      <text:p text:style-name="Normal">66,</text:p>
      <text:p text:style-name="Normal">206),</text:p>
      <text:p text:style-name="Normal">('et corrupti ut',</text:p>
      <text:p text:style-name="Normal">67,</text:p>
      <text:p text:style-name="Normal">206),</text:p>
      <text:p text:style-name="Normal">('nihil incidunt molestiae',</text:p>
      <text:p text:style-name="Normal">70,</text:p>
      <text:p text:style-name="Normal">206),</text:p>
      <text:soft-page-break/>
      <text:p text:style-name="Normal">('optio natus ratione',</text:p>
      <text:p text:style-name="Normal">71,</text:p>
      <text:p text:style-name="Normal">206),</text:p>
      <text:p text:style-name="Normal">('et cumque corrupti',</text:p>
      <text:p text:style-name="Normal">75,</text:p>
      <text:p text:style-name="Normal">206),</text:p>
      <text:p text:style-name="Normal">('debitis numquam harum',</text:p>
      <text:p text:style-name="Normal">76,</text:p>
      <text:p text:style-name="Normal">206),</text:p>
      <text:p text:style-name="Normal">('beatae consequuntur atque',</text:p>
      <text:p text:style-name="Normal">79,</text:p>
      <text:p text:style-name="Normal">206),</text:p>
      <text:p text:style-name="Normal">('saepe fugiat animi',</text:p>
      <text:p text:style-name="Normal">84,</text:p>
      <text:p text:style-name="Normal">206),</text:p>
      <text:p text:style-name="Normal">('iure voluptate deleniti',</text:p>
      <text:p text:style-name="Normal">87,</text:p>
      <text:p text:style-name="Normal">206),</text:p>
      <text:p text:style-name="Normal">('velit possimus fugiat',</text:p>
      <text:p text:style-name="Normal">91,</text:p>
      <text:p text:style-name="Normal">206),</text:p>
      <text:p text:style-name="Normal">('aliquid quo deleniti',</text:p>
      <text:p text:style-name="Normal">92,</text:p>
      <text:p text:style-name="Normal">206),</text:p>
      <text:p text:style-name="Normal">('eum asperiores nihil',</text:p>
      <text:p text:style-name="Normal">95,</text:p>
      <text:p text:style-name="Normal">206),</text:p>
      <text:p text:style-name="Normal">('ex dignissimos tempore',</text:p>
      <text:p text:style-name="Normal">96,</text:p>
      <text:p text:style-name="Normal">206),</text:p>
      <text:p text:style-name="Normal">('et voluptatibus nam',</text:p>
      <text:soft-page-break/>
      <text:p text:style-name="Normal">99,</text:p>
      <text:p text:style-name="Normal">206),</text:p>
      <text:p text:style-name="Normal">('rerum ut qui',</text:p>
      <text:p text:style-name="Normal">5,</text:p>
      <text:p text:style-name="Normal">207),</text:p>
      <text:p text:style-name="Normal">('qui nesciunt rerum',</text:p>
      <text:p text:style-name="Normal">11,</text:p>
      <text:p text:style-name="Normal">207),</text:p>
      <text:p text:style-name="Normal">('magni suscipit voluptates',</text:p>
      <text:p text:style-name="Normal">12,</text:p>
      <text:p text:style-name="Normal">207),</text:p>
      <text:p text:style-name="Normal">('error ea ea',</text:p>
      <text:p text:style-name="Normal">14,</text:p>
      <text:p text:style-name="Normal">207),</text:p>
      <text:p text:style-name="Normal">('aut aut architecto',</text:p>
      <text:p text:style-name="Normal">21,</text:p>
      <text:p text:style-name="Normal">207),</text:p>
      <text:p text:style-name="Normal">('vel perferendis molestias',</text:p>
      <text:p text:style-name="Normal">24,</text:p>
      <text:p text:style-name="Normal">207),</text:p>
      <text:p text:style-name="Normal">('error incidunt doloremque',</text:p>
      <text:p text:style-name="Normal">28,</text:p>
      <text:p text:style-name="Normal">207),</text:p>
      <text:p text:style-name="Normal">('nemo quam ea',</text:p>
      <text:p text:style-name="Normal">31,</text:p>
      <text:p text:style-name="Normal">207),</text:p>
      <text:p text:style-name="Normal">('reiciendis atque molestias',</text:p>
      <text:p text:style-name="Normal">33,</text:p>
      <text:p text:style-name="Normal">207),</text:p>
      <text:p text:style-name="Normal">('sequi suscipit aut',</text:p>
      <text:p text:style-name="Normal">36,</text:p>
      <text:soft-page-break/>
      <text:p text:style-name="Normal">207),</text:p>
      <text:p text:style-name="Normal">('consectetur nemo aliquid',</text:p>
      <text:p text:style-name="Normal">40,</text:p>
      <text:p text:style-name="Normal">207),</text:p>
      <text:p text:style-name="Normal">('reprehenderit reiciendis eos',</text:p>
      <text:p text:style-name="Normal">41,</text:p>
      <text:p text:style-name="Normal">207),</text:p>
      <text:p text:style-name="Normal">('impedit architecto voluptatum',</text:p>
      <text:p text:style-name="Normal">43,</text:p>
      <text:p text:style-name="Normal">207),</text:p>
      <text:p text:style-name="Normal">('consequatur porro reiciendis',</text:p>
      <text:p text:style-name="Normal">46,</text:p>
      <text:p text:style-name="Normal">207),</text:p>
      <text:p text:style-name="Normal">('voluptatum qui cupiditate',</text:p>
      <text:p text:style-name="Normal">48,</text:p>
      <text:p text:style-name="Normal">207),</text:p>
      <text:p text:style-name="Normal">('molestias expedita corrupti',</text:p>
      <text:p text:style-name="Normal">50,</text:p>
      <text:p text:style-name="Normal">207),</text:p>
      <text:p text:style-name="Normal">('placeat fugiat dolorem',</text:p>
      <text:p text:style-name="Normal">54,</text:p>
      <text:p text:style-name="Normal">207),</text:p>
      <text:p text:style-name="Normal">('eos eos nihil',</text:p>
      <text:p text:style-name="Normal">57,</text:p>
      <text:p text:style-name="Normal">207),</text:p>
      <text:p text:style-name="Normal">('aut et corrupti',</text:p>
      <text:p text:style-name="Normal">61,</text:p>
      <text:p text:style-name="Normal">207),</text:p>
      <text:p text:style-name="Normal">('tempora excepturi cumque',</text:p>
      <text:p text:style-name="Normal">66,</text:p>
      <text:p text:style-name="Normal">207),</text:p>
      <text:soft-page-break/>
      <text:p text:style-name="Normal">('animi qui nobis',</text:p>
      <text:p text:style-name="Normal">71,</text:p>
      <text:p text:style-name="Normal">207),</text:p>
      <text:p text:style-name="Normal">('consequatur maiores quis',</text:p>
      <text:p text:style-name="Normal">75,</text:p>
      <text:p text:style-name="Normal">207),</text:p>
      <text:p text:style-name="Normal">('autem velit enim',</text:p>
      <text:p text:style-name="Normal">76,</text:p>
      <text:p text:style-name="Normal">207),</text:p>
      <text:p text:style-name="Normal">('expedita nihil cumque',</text:p>
      <text:p text:style-name="Normal">84,</text:p>
      <text:p text:style-name="Normal">207),</text:p>
      <text:p text:style-name="Normal">('totam expedita labore',</text:p>
      <text:p text:style-name="Normal">91,</text:p>
      <text:p text:style-name="Normal">207),</text:p>
      <text:p text:style-name="Normal">('error nostrum sunt',</text:p>
      <text:p text:style-name="Normal">92,</text:p>
      <text:p text:style-name="Normal">207),</text:p>
      <text:p text:style-name="Normal">('quam qui et',</text:p>
      <text:p text:style-name="Normal">95,</text:p>
      <text:p text:style-name="Normal">207),</text:p>
      <text:p text:style-name="Normal">('nihil ipsa dicta',</text:p>
      <text:p text:style-name="Normal">96,</text:p>
      <text:p text:style-name="Normal">207),</text:p>
      <text:p text:style-name="Normal">('quis sit voluptatem',</text:p>
      <text:p text:style-name="Normal">98,</text:p>
      <text:p text:style-name="Normal">207),</text:p>
      <text:p text:style-name="Normal">('at sint autem',</text:p>
      <text:p text:style-name="Normal">2,</text:p>
      <text:p text:style-name="Normal">208),</text:p>
      <text:p text:style-name="Normal">('in tempore architecto',</text:p>
      <text:soft-page-break/>
      <text:p text:style-name="Normal">3,</text:p>
      <text:p text:style-name="Normal">208),</text:p>
      <text:p text:style-name="Normal">('nostrum fugiat voluptatem',</text:p>
      <text:p text:style-name="Normal">4,</text:p>
      <text:p text:style-name="Normal">208),</text:p>
      <text:p text:style-name="Normal">('debitis recusandae totam',</text:p>
      <text:p text:style-name="Normal">5,</text:p>
      <text:p text:style-name="Normal">208),</text:p>
      <text:p text:style-name="Normal">('facere laudantium minima',</text:p>
      <text:p text:style-name="Normal">6,</text:p>
      <text:p text:style-name="Normal">208),</text:p>
      <text:p text:style-name="Normal">('autem recusandae voluptatem',</text:p>
      <text:p text:style-name="Normal">9,</text:p>
      <text:p text:style-name="Normal">208),</text:p>
      <text:p text:style-name="Normal">('sequi tempora nesciunt',</text:p>
      <text:p text:style-name="Normal">13,</text:p>
      <text:p text:style-name="Normal">208),</text:p>
      <text:p text:style-name="Normal">('reprehenderit nesciunt dolores',</text:p>
      <text:p text:style-name="Normal">14,</text:p>
      <text:p text:style-name="Normal">208),</text:p>
      <text:p text:style-name="Normal">('atque iusto architecto',</text:p>
      <text:p text:style-name="Normal">17,</text:p>
      <text:p text:style-name="Normal">208),</text:p>
      <text:p text:style-name="Normal">('sunt mollitia voluptate',</text:p>
      <text:p text:style-name="Normal">21,</text:p>
      <text:p text:style-name="Normal">208),</text:p>
      <text:p text:style-name="Normal">('assumenda quam rerum',</text:p>
      <text:p text:style-name="Normal">24,</text:p>
      <text:p text:style-name="Normal">208),</text:p>
      <text:p text:style-name="Normal">('reprehenderit optio beatae',</text:p>
      <text:p text:style-name="Normal">27,</text:p>
      <text:soft-page-break/>
      <text:p text:style-name="Normal">208),</text:p>
      <text:p text:style-name="Normal">('repellendus ipsam eos',</text:p>
      <text:p text:style-name="Normal">28,</text:p>
      <text:p text:style-name="Normal">208),</text:p>
      <text:p text:style-name="Normal">('qui dolores inventore',</text:p>
      <text:p text:style-name="Normal">36,</text:p>
      <text:p text:style-name="Normal">208),</text:p>
      <text:p text:style-name="Normal">('perferendis aut minus',</text:p>
      <text:p text:style-name="Normal">40,</text:p>
      <text:p text:style-name="Normal">208),</text:p>
      <text:p text:style-name="Normal">('nam et ad',</text:p>
      <text:p text:style-name="Normal">41,</text:p>
      <text:p text:style-name="Normal">208),</text:p>
      <text:p text:style-name="Normal">('repellat fugiat laborum',</text:p>
      <text:p text:style-name="Normal">50,</text:p>
      <text:p text:style-name="Normal">208),</text:p>
      <text:p text:style-name="Normal">('temporibus distinctio facilis',</text:p>
      <text:p text:style-name="Normal">52,</text:p>
      <text:p text:style-name="Normal">208),</text:p>
      <text:p text:style-name="Normal">('ducimus autem vero',</text:p>
      <text:p text:style-name="Normal">54,</text:p>
      <text:p text:style-name="Normal">208),</text:p>
      <text:p text:style-name="Normal">('id repellendus omnis',</text:p>
      <text:p text:style-name="Normal">57,</text:p>
      <text:p text:style-name="Normal">208),</text:p>
      <text:p text:style-name="Normal">('sequi mollitia et',</text:p>
      <text:p text:style-name="Normal">60,</text:p>
      <text:p text:style-name="Normal">208),</text:p>
      <text:p text:style-name="Normal">('repellat delectus tempora',</text:p>
      <text:p text:style-name="Normal">62,</text:p>
      <text:p text:style-name="Normal">208),</text:p>
      <text:soft-page-break/>
      <text:p text:style-name="Normal">('corporis consequatur corporis',</text:p>
      <text:p text:style-name="Normal">63,</text:p>
      <text:p text:style-name="Normal">208),</text:p>
      <text:p text:style-name="Normal">('qui consectetur deleniti',</text:p>
      <text:p text:style-name="Normal">66,</text:p>
      <text:p text:style-name="Normal">208),</text:p>
      <text:p text:style-name="Normal">('quas odio non',</text:p>
      <text:p text:style-name="Normal">71,</text:p>
      <text:p text:style-name="Normal">208),</text:p>
      <text:p text:style-name="Normal">('ex delectus id',</text:p>
      <text:p text:style-name="Normal">72,</text:p>
      <text:p text:style-name="Normal">208),</text:p>
      <text:p text:style-name="Normal">('expedita sit ipsam',</text:p>
      <text:p text:style-name="Normal">75,</text:p>
      <text:p text:style-name="Normal">208),</text:p>
      <text:p text:style-name="Normal">('et error in',</text:p>
      <text:p text:style-name="Normal">76,</text:p>
      <text:p text:style-name="Normal">208),</text:p>
      <text:p text:style-name="Normal">('voluptatem omnis ipsum',</text:p>
      <text:p text:style-name="Normal">91,</text:p>
      <text:p text:style-name="Normal">208),</text:p>
      <text:p text:style-name="Normal">('et tempore corrupti',</text:p>
      <text:p text:style-name="Normal">99,</text:p>
      <text:p text:style-name="Normal">208),</text:p>
      <text:p text:style-name="Normal">('facilis facere nemo',</text:p>
      <text:p text:style-name="Normal">5,</text:p>
      <text:p text:style-name="Normal">209),</text:p>
      <text:p text:style-name="Normal">('ipsam non maxime',</text:p>
      <text:p text:style-name="Normal">10,</text:p>
      <text:p text:style-name="Normal">209),</text:p>
      <text:p text:style-name="Normal">('nihil optio est',</text:p>
      <text:soft-page-break/>
      <text:p text:style-name="Normal">14,</text:p>
      <text:p text:style-name="Normal">209),</text:p>
      <text:p text:style-name="Normal">('repudiandae laboriosam unde',</text:p>
      <text:p text:style-name="Normal">19,</text:p>
      <text:p text:style-name="Normal">209),</text:p>
      <text:p text:style-name="Normal">('enim esse enim',</text:p>
      <text:p text:style-name="Normal">21,</text:p>
      <text:p text:style-name="Normal">209),</text:p>
      <text:p text:style-name="Normal">('qui et aut',</text:p>
      <text:p text:style-name="Normal">22,</text:p>
      <text:p text:style-name="Normal">209),</text:p>
      <text:p text:style-name="Normal">('reiciendis vitae perferendis',</text:p>
      <text:p text:style-name="Normal">24,</text:p>
      <text:p text:style-name="Normal">209),</text:p>
      <text:p text:style-name="Normal">('qui praesentium saepe',</text:p>
      <text:p text:style-name="Normal">27,</text:p>
      <text:p text:style-name="Normal">209),</text:p>
      <text:p text:style-name="Normal">('minima tempore sed',</text:p>
      <text:p text:style-name="Normal">28,</text:p>
      <text:p text:style-name="Normal">209),</text:p>
      <text:p text:style-name="Normal">('laudantium labore autem',</text:p>
      <text:p text:style-name="Normal">36,</text:p>
      <text:p text:style-name="Normal">209),</text:p>
      <text:p text:style-name="Normal">('deserunt laborum officiis',</text:p>
      <text:p text:style-name="Normal">37,</text:p>
      <text:p text:style-name="Normal">209),</text:p>
      <text:p text:style-name="Normal">('sed quia occaecati',</text:p>
      <text:p text:style-name="Normal">40,</text:p>
      <text:p text:style-name="Normal">209),</text:p>
      <text:p text:style-name="Normal">('quia aliquid placeat',</text:p>
      <text:p text:style-name="Normal">41,</text:p>
      <text:soft-page-break/>
      <text:p text:style-name="Normal">209),</text:p>
      <text:p text:style-name="Normal">('voluptate aut eaque',</text:p>
      <text:p text:style-name="Normal">48,</text:p>
      <text:p text:style-name="Normal">209),</text:p>
      <text:p text:style-name="Normal">('harum sunt temporibus',</text:p>
      <text:p text:style-name="Normal">52,</text:p>
      <text:p text:style-name="Normal">209),</text:p>
      <text:p text:style-name="Normal">('dolores voluptas explicabo',</text:p>
      <text:p text:style-name="Normal">54,</text:p>
      <text:p text:style-name="Normal">209),</text:p>
      <text:p text:style-name="Normal">('velit quae error',</text:p>
      <text:p text:style-name="Normal">57,</text:p>
      <text:p text:style-name="Normal">209),</text:p>
      <text:p text:style-name="Normal">('aut exercitationem est',</text:p>
      <text:p text:style-name="Normal">63,</text:p>
      <text:p text:style-name="Normal">209),</text:p>
      <text:p text:style-name="Normal">('velit hic asperiores',</text:p>
      <text:p text:style-name="Normal">66,</text:p>
      <text:p text:style-name="Normal">209),</text:p>
      <text:p text:style-name="Normal">('animi maiores cupiditate',</text:p>
      <text:p text:style-name="Normal">71,</text:p>
      <text:p text:style-name="Normal">209),</text:p>
      <text:p text:style-name="Normal">('sed autem odit',</text:p>
      <text:p text:style-name="Normal">73,</text:p>
      <text:p text:style-name="Normal">209),</text:p>
      <text:p text:style-name="Normal">('quis sapiente assumenda',</text:p>
      <text:p text:style-name="Normal">75,</text:p>
      <text:p text:style-name="Normal">209),</text:p>
      <text:p text:style-name="Normal">('autem a laudantium',</text:p>
      <text:p text:style-name="Normal">76,</text:p>
      <text:p text:style-name="Normal">209),</text:p>
      <text:soft-page-break/>
      <text:p text:style-name="Normal">('aut recusandae repudiandae',</text:p>
      <text:p text:style-name="Normal">91,</text:p>
      <text:p text:style-name="Normal">209),</text:p>
      <text:p text:style-name="Normal">('fuga est dignissimos',</text:p>
      <text:p text:style-name="Normal">92,</text:p>
      <text:p text:style-name="Normal">209),</text:p>
      <text:p text:style-name="Normal">('tempora repellendus quae',</text:p>
      <text:p text:style-name="Normal">96,</text:p>
      <text:p text:style-name="Normal">209),</text:p>
      <text:p text:style-name="Normal">('voluptate animi dolores',</text:p>
      <text:p text:style-name="Normal">99,</text:p>
      <text:p text:style-name="Normal">209),</text:p>
      <text:p text:style-name="Normal">('suscipit sunt et',</text:p>
      <text:p text:style-name="Normal">2,</text:p>
      <text:p text:style-name="Normal">210),</text:p>
      <text:p text:style-name="Normal">('et nulla dolor',</text:p>
      <text:p text:style-name="Normal">3,</text:p>
      <text:p text:style-name="Normal">210),</text:p>
      <text:p text:style-name="Normal">('iste occaecati et',</text:p>
      <text:p text:style-name="Normal">5,</text:p>
      <text:p text:style-name="Normal">210),</text:p>
      <text:p text:style-name="Normal">('ipsa odio quae',</text:p>
      <text:p text:style-name="Normal">6,</text:p>
      <text:p text:style-name="Normal">210),</text:p>
      <text:p text:style-name="Normal">('fugiat et incidunt',</text:p>
      <text:p text:style-name="Normal">14,</text:p>
      <text:p text:style-name="Normal">210),</text:p>
      <text:p text:style-name="Normal">('aut necessitatibus nam',</text:p>
      <text:p text:style-name="Normal">16,</text:p>
      <text:p text:style-name="Normal">210),</text:p>
      <text:p text:style-name="Normal">('harum ut illum',</text:p>
      <text:soft-page-break/>
      <text:p text:style-name="Normal">17,</text:p>
      <text:p text:style-name="Normal">210),</text:p>
      <text:p text:style-name="Normal">('eos ullam rerum',</text:p>
      <text:p text:style-name="Normal">21,</text:p>
      <text:p text:style-name="Normal">210),</text:p>
      <text:p text:style-name="Normal">('ut qui dicta',</text:p>
      <text:p text:style-name="Normal">22,</text:p>
      <text:p text:style-name="Normal">210),</text:p>
      <text:p text:style-name="Normal">('error ducimus est',</text:p>
      <text:p text:style-name="Normal">24,</text:p>
      <text:p text:style-name="Normal">210),</text:p>
      <text:p text:style-name="Normal">('iste excepturi consequatur',</text:p>
      <text:p text:style-name="Normal">31,</text:p>
      <text:p text:style-name="Normal">210),</text:p>
      <text:p text:style-name="Normal">('veritatis dolorem molestiae',</text:p>
      <text:p text:style-name="Normal">33,</text:p>
      <text:p text:style-name="Normal">210),</text:p>
      <text:p text:style-name="Normal">('nulla adipisci sint',</text:p>
      <text:p text:style-name="Normal">36,</text:p>
      <text:p text:style-name="Normal">210),</text:p>
      <text:p text:style-name="Normal">('quia sed nihil',</text:p>
      <text:p text:style-name="Normal">37,</text:p>
      <text:p text:style-name="Normal">210),</text:p>
      <text:p text:style-name="Normal">('nostrum ea cupiditate',</text:p>
      <text:p text:style-name="Normal">38,</text:p>
      <text:p text:style-name="Normal">210),</text:p>
      <text:p text:style-name="Normal">('sed est consequatur',</text:p>
      <text:p text:style-name="Normal">39,</text:p>
      <text:p text:style-name="Normal">210),</text:p>
      <text:p text:style-name="Normal">('velit delectus molestiae',</text:p>
      <text:p text:style-name="Normal">40,</text:p>
      <text:soft-page-break/>
      <text:p text:style-name="Normal">210),</text:p>
      <text:p text:style-name="Normal">('dolorem voluptatem qui',</text:p>
      <text:p text:style-name="Normal">41,</text:p>
      <text:p text:style-name="Normal">210),</text:p>
      <text:p text:style-name="Normal">('temporibus optio accusamus',</text:p>
      <text:p text:style-name="Normal">46,</text:p>
      <text:p text:style-name="Normal">210),</text:p>
      <text:p text:style-name="Normal">('doloribus aut exercitationem',</text:p>
      <text:p text:style-name="Normal">54,</text:p>
      <text:p text:style-name="Normal">210),</text:p>
      <text:p text:style-name="Normal">('incidunt saepe sunt',</text:p>
      <text:p text:style-name="Normal">57,</text:p>
      <text:p text:style-name="Normal">210),</text:p>
      <text:p text:style-name="Normal">('vero animi impedit',</text:p>
      <text:p text:style-name="Normal">60,</text:p>
      <text:p text:style-name="Normal">210),</text:p>
      <text:p text:style-name="Normal">('sed consectetur repudiandae',</text:p>
      <text:p text:style-name="Normal">61,</text:p>
      <text:p text:style-name="Normal">210),</text:p>
      <text:p text:style-name="Normal">('iste et non',</text:p>
      <text:p text:style-name="Normal">63,</text:p>
      <text:p text:style-name="Normal">210),</text:p>
      <text:p text:style-name="Normal">('nobis ipsam quos',</text:p>
      <text:p text:style-name="Normal">66,</text:p>
      <text:p text:style-name="Normal">210),</text:p>
      <text:p text:style-name="Normal">('quo rerum placeat',</text:p>
      <text:p text:style-name="Normal">71,</text:p>
      <text:p text:style-name="Normal">210),</text:p>
      <text:p text:style-name="Normal">('cum quam dolor',</text:p>
      <text:p text:style-name="Normal">75,</text:p>
      <text:p text:style-name="Normal">210),</text:p>
      <text:soft-page-break/>
      <text:p text:style-name="Normal">('quibusdam voluptatum qui',</text:p>
      <text:p text:style-name="Normal">76,</text:p>
      <text:p text:style-name="Normal">210),</text:p>
      <text:p text:style-name="Normal">('molestiae adipisci quia',</text:p>
      <text:p text:style-name="Normal">79,</text:p>
      <text:p text:style-name="Normal">210),</text:p>
      <text:p text:style-name="Normal">('laboriosam fugit sed',</text:p>
      <text:p text:style-name="Normal">84,</text:p>
      <text:p text:style-name="Normal">210),</text:p>
      <text:p text:style-name="Normal">('id nobis molestias',</text:p>
      <text:p text:style-name="Normal">87,</text:p>
      <text:p text:style-name="Normal">210),</text:p>
      <text:p text:style-name="Normal">('amet ea ut',</text:p>
      <text:p text:style-name="Normal">91,</text:p>
      <text:p text:style-name="Normal">210),</text:p>
      <text:p text:style-name="Normal">('unde eos doloremque',</text:p>
      <text:p text:style-name="Normal">92,</text:p>
      <text:p text:style-name="Normal">210),</text:p>
      <text:p text:style-name="Normal">('atque sint quasi',</text:p>
      <text:p text:style-name="Normal">93,</text:p>
      <text:p text:style-name="Normal">210),</text:p>
      <text:p text:style-name="Normal">('cumque eveniet velit',</text:p>
      <text:p text:style-name="Normal">4,</text:p>
      <text:p text:style-name="Normal">211),</text:p>
      <text:p text:style-name="Normal">('deleniti consequuntur ratione',</text:p>
      <text:p text:style-name="Normal">5,</text:p>
      <text:p text:style-name="Normal">211),</text:p>
      <text:p text:style-name="Normal">('et quis possimus',</text:p>
      <text:p text:style-name="Normal">6,</text:p>
      <text:p text:style-name="Normal">211),</text:p>
      <text:p text:style-name="Normal">('omnis iusto ullam',</text:p>
      <text:soft-page-break/>
      <text:p text:style-name="Normal">12,</text:p>
      <text:p text:style-name="Normal">211),</text:p>
      <text:p text:style-name="Normal">('voluptatem illum sed',</text:p>
      <text:p text:style-name="Normal">14,</text:p>
      <text:p text:style-name="Normal">211),</text:p>
      <text:p text:style-name="Normal">('enim eius vel',</text:p>
      <text:p text:style-name="Normal">21,</text:p>
      <text:p text:style-name="Normal">211),</text:p>
      <text:p text:style-name="Normal">('nobis error numquam',</text:p>
      <text:p text:style-name="Normal">24,</text:p>
      <text:p text:style-name="Normal">211),</text:p>
      <text:p text:style-name="Normal">('placeat voluptatum pariatur',</text:p>
      <text:p text:style-name="Normal">27,</text:p>
      <text:p text:style-name="Normal">211),</text:p>
      <text:p text:style-name="Normal">('recusandae odit tempora',</text:p>
      <text:p text:style-name="Normal">35,</text:p>
      <text:p text:style-name="Normal">211),</text:p>
      <text:p text:style-name="Normal">('voluptas reiciendis distinctio',</text:p>
      <text:p text:style-name="Normal">36,</text:p>
      <text:p text:style-name="Normal">211),</text:p>
      <text:p text:style-name="Normal">('vero quisquam tempora',</text:p>
      <text:p text:style-name="Normal">40,</text:p>
      <text:p text:style-name="Normal">211),</text:p>
      <text:p text:style-name="Normal">('autem voluptates vero',</text:p>
      <text:p text:style-name="Normal">41,</text:p>
      <text:p text:style-name="Normal">211),</text:p>
      <text:p text:style-name="Normal">('omnis repellendus doloribus',</text:p>
      <text:p text:style-name="Normal">44,</text:p>
      <text:p text:style-name="Normal">211),</text:p>
      <text:p text:style-name="Normal">('est exercitationem nihil',</text:p>
      <text:p text:style-name="Normal">50,</text:p>
      <text:soft-page-break/>
      <text:p text:style-name="Normal">211),</text:p>
      <text:p text:style-name="Normal">('dolore recusandae omnis',</text:p>
      <text:p text:style-name="Normal">54,</text:p>
      <text:p text:style-name="Normal">211),</text:p>
      <text:p text:style-name="Normal">('unde sed explicabo',</text:p>
      <text:p text:style-name="Normal">57,</text:p>
      <text:p text:style-name="Normal">211),</text:p>
      <text:p text:style-name="Normal">('deserunt eos voluptas',</text:p>
      <text:p text:style-name="Normal">63,</text:p>
      <text:p text:style-name="Normal">211),</text:p>
      <text:p text:style-name="Normal">('et est consequatur',</text:p>
      <text:p text:style-name="Normal">66,</text:p>
      <text:p text:style-name="Normal">211),</text:p>
      <text:p text:style-name="Normal">('accusamus repudiandae voluptas',</text:p>
      <text:p text:style-name="Normal">71,</text:p>
      <text:p text:style-name="Normal">211),</text:p>
      <text:p text:style-name="Normal">('neque rem id',</text:p>
      <text:p text:style-name="Normal">75,</text:p>
      <text:p text:style-name="Normal">211),</text:p>
      <text:p text:style-name="Normal">('omnis ipsam eligendi',</text:p>
      <text:p text:style-name="Normal">76,</text:p>
      <text:p text:style-name="Normal">211),</text:p>
      <text:p text:style-name="Normal">('qui ipsam vel',</text:p>
      <text:p text:style-name="Normal">84,</text:p>
      <text:p text:style-name="Normal">211),</text:p>
      <text:p text:style-name="Normal">('sunt molestias autem',</text:p>
      <text:p text:style-name="Normal">91,</text:p>
      <text:p text:style-name="Normal">211),</text:p>
      <text:p text:style-name="Normal">('recusandae rem ea',</text:p>
      <text:p text:style-name="Normal">94,</text:p>
      <text:p text:style-name="Normal">211),</text:p>
      <text:soft-page-break/>
      <text:p text:style-name="Normal">('sit eveniet aut',</text:p>
      <text:p text:style-name="Normal">5,</text:p>
      <text:p text:style-name="Normal">212),</text:p>
      <text:p text:style-name="Normal">('animi odio amet',</text:p>
      <text:p text:style-name="Normal">6,</text:p>
      <text:p text:style-name="Normal">212),</text:p>
      <text:p text:style-name="Normal">('libero impedit dignissimos',</text:p>
      <text:p text:style-name="Normal">10,</text:p>
      <text:p text:style-name="Normal">212),</text:p>
      <text:p text:style-name="Normal">('velit repellendus aspernatur',</text:p>
      <text:p text:style-name="Normal">13,</text:p>
      <text:p text:style-name="Normal">212),</text:p>
      <text:p text:style-name="Normal">('sint et corrupti',</text:p>
      <text:p text:style-name="Normal">14,</text:p>
      <text:p text:style-name="Normal">212),</text:p>
      <text:p text:style-name="Normal">('animi autem sit',</text:p>
      <text:p text:style-name="Normal">15,</text:p>
      <text:p text:style-name="Normal">212),</text:p>
      <text:p text:style-name="Normal">('asperiores id et',</text:p>
      <text:p text:style-name="Normal">21,</text:p>
      <text:p text:style-name="Normal">212),</text:p>
      <text:p text:style-name="Normal">('facilis quidem minus',</text:p>
      <text:p text:style-name="Normal">24,</text:p>
      <text:p text:style-name="Normal">212),</text:p>
      <text:p text:style-name="Normal">('ducimus enim et',</text:p>
      <text:p text:style-name="Normal">28,</text:p>
      <text:p text:style-name="Normal">212),</text:p>
      <text:p text:style-name="Normal">('quia perferendis eius',</text:p>
      <text:p text:style-name="Normal">31,</text:p>
      <text:p text:style-name="Normal">212),</text:p>
      <text:p text:style-name="Normal">('quia eos dolorem',</text:p>
      <text:soft-page-break/>
      <text:p text:style-name="Normal">33,</text:p>
      <text:p text:style-name="Normal">212),</text:p>
      <text:p text:style-name="Normal">('repellendus dignissimos numquam',</text:p>
      <text:p text:style-name="Normal">36,</text:p>
      <text:p text:style-name="Normal">212),</text:p>
      <text:p text:style-name="Normal">('voluptatem enim qui',</text:p>
      <text:p text:style-name="Normal">38,</text:p>
      <text:p text:style-name="Normal">212),</text:p>
      <text:p text:style-name="Normal">('inventore aut ipsam',</text:p>
      <text:p text:style-name="Normal">40,</text:p>
      <text:p text:style-name="Normal">212),</text:p>
      <text:p text:style-name="Normal">('velit sit qui',</text:p>
      <text:p text:style-name="Normal">41,</text:p>
      <text:p text:style-name="Normal">212),</text:p>
      <text:p text:style-name="Normal">('officia dicta non',</text:p>
      <text:p text:style-name="Normal">50,</text:p>
      <text:p text:style-name="Normal">212),</text:p>
      <text:p text:style-name="Normal">('mollitia cum nam',</text:p>
      <text:p text:style-name="Normal">52,</text:p>
      <text:p text:style-name="Normal">212),</text:p>
      <text:p text:style-name="Normal">('consequatur vel omnis',</text:p>
      <text:p text:style-name="Normal">54,</text:p>
      <text:p text:style-name="Normal">212),</text:p>
      <text:p text:style-name="Normal">('sint eum et',</text:p>
      <text:p text:style-name="Normal">57,</text:p>
      <text:p text:style-name="Normal">212),</text:p>
      <text:p text:style-name="Normal">('maxime eos voluptatum',</text:p>
      <text:p text:style-name="Normal">60,</text:p>
      <text:p text:style-name="Normal">212),</text:p>
      <text:p text:style-name="Normal">('rerum minus quae',</text:p>
      <text:p text:style-name="Normal">66,</text:p>
      <text:soft-page-break/>
      <text:p text:style-name="Normal">212),</text:p>
      <text:p text:style-name="Normal">('cumque ex animi',</text:p>
      <text:p text:style-name="Normal">71,</text:p>
      <text:p text:style-name="Normal">212),</text:p>
      <text:p text:style-name="Normal">('blanditiis quo ut',</text:p>
      <text:p text:style-name="Normal">75,</text:p>
      <text:p text:style-name="Normal">212),</text:p>
      <text:p text:style-name="Normal">('veniam quidem iste',</text:p>
      <text:p text:style-name="Normal">76,</text:p>
      <text:p text:style-name="Normal">212),</text:p>
      <text:p text:style-name="Normal">('quis voluptatem voluptatem',</text:p>
      <text:p text:style-name="Normal">84,</text:p>
      <text:p text:style-name="Normal">212),</text:p>
      <text:p text:style-name="Normal">('suscipit excepturi quia',</text:p>
      <text:p text:style-name="Normal">87,</text:p>
      <text:p text:style-name="Normal">212),</text:p>
      <text:p text:style-name="Normal">('eligendi libero optio',</text:p>
      <text:p text:style-name="Normal">91,</text:p>
      <text:p text:style-name="Normal">212),</text:p>
      <text:p text:style-name="Normal">('officiis ratione dolor',</text:p>
      <text:p text:style-name="Normal">92,</text:p>
      <text:p text:style-name="Normal">212),</text:p>
      <text:p text:style-name="Normal">('omnis consequatur ipsam',</text:p>
      <text:p text:style-name="Normal">95,</text:p>
      <text:p text:style-name="Normal">212),</text:p>
      <text:p text:style-name="Normal">('molestiae blanditiis qui',</text:p>
      <text:p text:style-name="Normal">97,</text:p>
      <text:p text:style-name="Normal">212),</text:p>
      <text:p text:style-name="Normal">('fuga incidunt dolore',</text:p>
      <text:p text:style-name="Normal">100,</text:p>
      <text:p text:style-name="Normal">212),</text:p>
      <text:soft-page-break/>
      <text:p text:style-name="Normal">('blanditiis consequatur quasi',</text:p>
      <text:p text:style-name="Normal">2,</text:p>
      <text:p text:style-name="Normal">213),</text:p>
      <text:p text:style-name="Normal">('at architecto molestias',</text:p>
      <text:p text:style-name="Normal">4,</text:p>
      <text:p text:style-name="Normal">213),</text:p>
      <text:p text:style-name="Normal">('repellat dolorem magni',</text:p>
      <text:p text:style-name="Normal">5,</text:p>
      <text:p text:style-name="Normal">213),</text:p>
      <text:p text:style-name="Normal">('ab consequatur inventore',</text:p>
      <text:p text:style-name="Normal">14,</text:p>
      <text:p text:style-name="Normal">213),</text:p>
      <text:p text:style-name="Normal">('exercitationem aliquam placeat',</text:p>
      <text:p text:style-name="Normal">15,</text:p>
      <text:p text:style-name="Normal">213),</text:p>
      <text:p text:style-name="Normal">('nihil minima autem',</text:p>
      <text:p text:style-name="Normal">18,</text:p>
      <text:p text:style-name="Normal">213),</text:p>
      <text:p text:style-name="Normal">('eos ex dolores',</text:p>
      <text:p text:style-name="Normal">20,</text:p>
      <text:p text:style-name="Normal">213),</text:p>
      <text:p text:style-name="Normal">('consequatur aperiam veritatis',</text:p>
      <text:p text:style-name="Normal">21,</text:p>
      <text:p text:style-name="Normal">213),</text:p>
      <text:p text:style-name="Normal">('hic corrupti asperiores',</text:p>
      <text:p text:style-name="Normal">22,</text:p>
      <text:p text:style-name="Normal">213),</text:p>
      <text:p text:style-name="Normal">('quia dolorem et',</text:p>
      <text:p text:style-name="Normal">24,</text:p>
      <text:p text:style-name="Normal">213),</text:p>
      <text:p text:style-name="Normal">('expedita aspernatur numquam',</text:p>
      <text:soft-page-break/>
      <text:p text:style-name="Normal">36,</text:p>
      <text:p text:style-name="Normal">213),</text:p>
      <text:p text:style-name="Normal">('iste laborum veritatis',</text:p>
      <text:p text:style-name="Normal">37,</text:p>
      <text:p text:style-name="Normal">213),</text:p>
      <text:p text:style-name="Normal">('quas nobis perspiciatis',</text:p>
      <text:p text:style-name="Normal">41,</text:p>
      <text:p text:style-name="Normal">213),</text:p>
      <text:p text:style-name="Normal">('nemo facilis quia',</text:p>
      <text:p text:style-name="Normal">50,</text:p>
      <text:p text:style-name="Normal">213),</text:p>
      <text:p text:style-name="Normal">('in iure ad',</text:p>
      <text:p text:style-name="Normal">54,</text:p>
      <text:p text:style-name="Normal">213),</text:p>
      <text:p text:style-name="Normal">('voluptas quaerat molestiae',</text:p>
      <text:p text:style-name="Normal">57,</text:p>
      <text:p text:style-name="Normal">213),</text:p>
      <text:p text:style-name="Normal">('aut cupiditate saepe',</text:p>
      <text:p text:style-name="Normal">63,</text:p>
      <text:p text:style-name="Normal">213),</text:p>
      <text:p text:style-name="Normal">('nulla vitae cumque',</text:p>
      <text:p text:style-name="Normal">66,</text:p>
      <text:p text:style-name="Normal">213),</text:p>
      <text:p text:style-name="Normal">('minima qui ducimus',</text:p>
      <text:p text:style-name="Normal">67,</text:p>
      <text:p text:style-name="Normal">213),</text:p>
      <text:p text:style-name="Normal">('aut mollitia mollitia',</text:p>
      <text:p text:style-name="Normal">71,</text:p>
      <text:p text:style-name="Normal">213),</text:p>
      <text:p text:style-name="Normal">('illum nihil excepturi',</text:p>
      <text:p text:style-name="Normal">72,</text:p>
      <text:soft-page-break/>
      <text:p text:style-name="Normal">213),</text:p>
      <text:p text:style-name="Normal">('dicta enim voluptates',</text:p>
      <text:p text:style-name="Normal">75,</text:p>
      <text:p text:style-name="Normal">213),</text:p>
      <text:p text:style-name="Normal">('animi eum sit',</text:p>
      <text:p text:style-name="Normal">76,</text:p>
      <text:p text:style-name="Normal">213),</text:p>
      <text:p text:style-name="Normal">('rem voluptatibus facere',</text:p>
      <text:p text:style-name="Normal">79,</text:p>
      <text:p text:style-name="Normal">213),</text:p>
      <text:p text:style-name="Normal">('laudantium perferendis fugit',</text:p>
      <text:p text:style-name="Normal">91,</text:p>
      <text:p text:style-name="Normal">213),</text:p>
      <text:p text:style-name="Normal">('eveniet necessitatibus non',</text:p>
      <text:p text:style-name="Normal">95,</text:p>
      <text:p text:style-name="Normal">213),</text:p>
      <text:p text:style-name="Normal">('eligendi quasi cumque',</text:p>
      <text:p text:style-name="Normal">96,</text:p>
      <text:p text:style-name="Normal">213),</text:p>
      <text:p text:style-name="Normal">('quae aut commodi',</text:p>
      <text:p text:style-name="Normal">4,</text:p>
      <text:p text:style-name="Normal">214),</text:p>
      <text:p text:style-name="Normal">('fuga repellendus ea',</text:p>
      <text:p text:style-name="Normal">5,</text:p>
      <text:p text:style-name="Normal">214),</text:p>
      <text:p text:style-name="Normal">('et qui natus',</text:p>
      <text:p text:style-name="Normal">14,</text:p>
      <text:p text:style-name="Normal">214),</text:p>
      <text:p text:style-name="Normal">('sint eum autem',</text:p>
      <text:p text:style-name="Normal">17,</text:p>
      <text:p text:style-name="Normal">214),</text:p>
      <text:soft-page-break/>
      <text:p text:style-name="Normal">('quo animi voluptate',</text:p>
      <text:p text:style-name="Normal">20,</text:p>
      <text:p text:style-name="Normal">214),</text:p>
      <text:p text:style-name="Normal">('qui est ut',</text:p>
      <text:p text:style-name="Normal">21,</text:p>
      <text:p text:style-name="Normal">214),</text:p>
      <text:p text:style-name="Normal">('voluptatem aut perspiciatis',</text:p>
      <text:p text:style-name="Normal">22,</text:p>
      <text:p text:style-name="Normal">214),</text:p>
      <text:p text:style-name="Normal">('molestiae fugiat vel',</text:p>
      <text:p text:style-name="Normal">24,</text:p>
      <text:p text:style-name="Normal">214),</text:p>
      <text:p text:style-name="Normal">('eveniet et autem',</text:p>
      <text:p text:style-name="Normal">36,</text:p>
      <text:p text:style-name="Normal">214),</text:p>
      <text:p text:style-name="Normal">('qui voluptas ea',</text:p>
      <text:p text:style-name="Normal">41,</text:p>
      <text:p text:style-name="Normal">214),</text:p>
      <text:p text:style-name="Normal">('quis est voluptas',</text:p>
      <text:p text:style-name="Normal">42,</text:p>
      <text:p text:style-name="Normal">214),</text:p>
      <text:p text:style-name="Normal">('ab expedita est',</text:p>
      <text:p text:style-name="Normal">43,</text:p>
      <text:p text:style-name="Normal">214),</text:p>
      <text:p text:style-name="Normal">('porro explicabo nostrum',</text:p>
      <text:p text:style-name="Normal">48,</text:p>
      <text:p text:style-name="Normal">214),</text:p>
      <text:p text:style-name="Normal">('velit beatae veniam',</text:p>
      <text:p text:style-name="Normal">54,</text:p>
      <text:p text:style-name="Normal">214),</text:p>
      <text:p text:style-name="Normal">('eum repudiandae numquam',</text:p>
      <text:soft-page-break/>
      <text:p text:style-name="Normal">57,</text:p>
      <text:p text:style-name="Normal">214),</text:p>
      <text:p text:style-name="Normal">('consectetur eaque nostrum',</text:p>
      <text:p text:style-name="Normal">60,</text:p>
      <text:p text:style-name="Normal">214),</text:p>
      <text:p text:style-name="Normal">('sed pariatur incidunt',</text:p>
      <text:p text:style-name="Normal">65,</text:p>
      <text:p text:style-name="Normal">214),</text:p>
      <text:p text:style-name="Normal">('vel adipisci aut',</text:p>
      <text:p text:style-name="Normal">66,</text:p>
      <text:p text:style-name="Normal">214),</text:p>
      <text:p text:style-name="Normal">('et iure unde',</text:p>
      <text:p text:style-name="Normal">69,</text:p>
      <text:p text:style-name="Normal">214),</text:p>
      <text:p text:style-name="Normal">('vitae nihil quis',</text:p>
      <text:p text:style-name="Normal">71,</text:p>
      <text:p text:style-name="Normal">214),</text:p>
      <text:p text:style-name="Normal">('accusantium molestias molestiae',</text:p>
      <text:p text:style-name="Normal">75,</text:p>
      <text:p text:style-name="Normal">214),</text:p>
      <text:p text:style-name="Normal">('veritatis excepturi iusto',</text:p>
      <text:p text:style-name="Normal">76,</text:p>
      <text:p text:style-name="Normal">214),</text:p>
      <text:p text:style-name="Normal">('ratione rerum et',</text:p>
      <text:p text:style-name="Normal">91,</text:p>
      <text:p text:style-name="Normal">214),</text:p>
      <text:p text:style-name="Normal">('soluta atque omnis',</text:p>
      <text:p text:style-name="Normal">95,</text:p>
      <text:p text:style-name="Normal">214),</text:p>
      <text:p text:style-name="Normal">('odio sequi sed',</text:p>
      <text:p text:style-name="Normal">5,</text:p>
      <text:soft-page-break/>
      <text:p text:style-name="Normal">215),</text:p>
      <text:p text:style-name="Normal">('mollitia reprehenderit enim',</text:p>
      <text:p text:style-name="Normal">9,</text:p>
      <text:p text:style-name="Normal">215),</text:p>
      <text:p text:style-name="Normal">('commodi fugit voluptatem',</text:p>
      <text:p text:style-name="Normal">13,</text:p>
      <text:p text:style-name="Normal">215),</text:p>
      <text:p text:style-name="Normal">('beatae dolorem qui',</text:p>
      <text:p text:style-name="Normal">14,</text:p>
      <text:p text:style-name="Normal">215),</text:p>
      <text:p text:style-name="Normal">('modi aut et',</text:p>
      <text:p text:style-name="Normal">17,</text:p>
      <text:p text:style-name="Normal">215),</text:p>
      <text:p text:style-name="Normal">('voluptatem quas nesciunt',</text:p>
      <text:p text:style-name="Normal">20,</text:p>
      <text:p text:style-name="Normal">215),</text:p>
      <text:p text:style-name="Normal">('ex fuga illum',</text:p>
      <text:p text:style-name="Normal">21,</text:p>
      <text:p text:style-name="Normal">215),</text:p>
      <text:p text:style-name="Normal">('quis et ipsam',</text:p>
      <text:p text:style-name="Normal">24,</text:p>
      <text:p text:style-name="Normal">215),</text:p>
      <text:p text:style-name="Normal">('doloribus vitae exercitationem',</text:p>
      <text:p text:style-name="Normal">26,</text:p>
      <text:p text:style-name="Normal">215),</text:p>
      <text:p text:style-name="Normal">('sed blanditiis et',</text:p>
      <text:p text:style-name="Normal">27,</text:p>
      <text:p text:style-name="Normal">215),</text:p>
      <text:p text:style-name="Normal">('commodi et qui',</text:p>
      <text:p text:style-name="Normal">28,</text:p>
      <text:p text:style-name="Normal">215),</text:p>
      <text:soft-page-break/>
      <text:p text:style-name="Normal">('rerum numquam unde',</text:p>
      <text:p text:style-name="Normal">30,</text:p>
      <text:p text:style-name="Normal">215),</text:p>
      <text:p text:style-name="Normal">('in quasi impedit',</text:p>
      <text:p text:style-name="Normal">35,</text:p>
      <text:p text:style-name="Normal">215),</text:p>
      <text:p text:style-name="Normal">('est eveniet repellendus',</text:p>
      <text:p text:style-name="Normal">36,</text:p>
      <text:p text:style-name="Normal">215),</text:p>
      <text:p text:style-name="Normal">('labore molestiae libero',</text:p>
      <text:p text:style-name="Normal">37,</text:p>
      <text:p text:style-name="Normal">215),</text:p>
      <text:p text:style-name="Normal">('asperiores et officiis',</text:p>
      <text:p text:style-name="Normal">41,</text:p>
      <text:p text:style-name="Normal">215),</text:p>
      <text:p text:style-name="Normal">('beatae expedita laudantium',</text:p>
      <text:p text:style-name="Normal">46,</text:p>
      <text:p text:style-name="Normal">215),</text:p>
      <text:p text:style-name="Normal">('optio voluptatem iste',</text:p>
      <text:p text:style-name="Normal">50,</text:p>
      <text:p text:style-name="Normal">215),</text:p>
      <text:p text:style-name="Normal">('minima autem consequatur',</text:p>
      <text:p text:style-name="Normal">54,</text:p>
      <text:p text:style-name="Normal">215),</text:p>
      <text:p text:style-name="Normal">('similique assumenda omnis',</text:p>
      <text:p text:style-name="Normal">57,</text:p>
      <text:p text:style-name="Normal">215),</text:p>
      <text:p text:style-name="Normal">('officia id inventore',</text:p>
      <text:p text:style-name="Normal">61,</text:p>
      <text:p text:style-name="Normal">215),</text:p>
      <text:p text:style-name="Normal">('explicabo eligendi neque',</text:p>
      <text:soft-page-break/>
      <text:p text:style-name="Normal">63,</text:p>
      <text:p text:style-name="Normal">215),</text:p>
      <text:p text:style-name="Normal">('ipsa sapiente consequatur',</text:p>
      <text:p text:style-name="Normal">65,</text:p>
      <text:p text:style-name="Normal">215),</text:p>
      <text:p text:style-name="Normal">('sed culpa corrupti',</text:p>
      <text:p text:style-name="Normal">66,</text:p>
      <text:p text:style-name="Normal">215),</text:p>
      <text:p text:style-name="Normal">('quo accusamus rem',</text:p>
      <text:p text:style-name="Normal">67,</text:p>
      <text:p text:style-name="Normal">215),</text:p>
      <text:p text:style-name="Normal">('numquam dolor officiis',</text:p>
      <text:p text:style-name="Normal">71,</text:p>
      <text:p text:style-name="Normal">215),</text:p>
      <text:p text:style-name="Normal">('dolorem voluptate incidunt',</text:p>
      <text:p text:style-name="Normal">75,</text:p>
      <text:p text:style-name="Normal">215),</text:p>
      <text:p text:style-name="Normal">('modi vel reprehenderit',</text:p>
      <text:p text:style-name="Normal">76,</text:p>
      <text:p text:style-name="Normal">215),</text:p>
      <text:p text:style-name="Normal">('distinctio ut sit',</text:p>
      <text:p text:style-name="Normal">78,</text:p>
      <text:p text:style-name="Normal">215),</text:p>
      <text:p text:style-name="Normal">('voluptate quas omnis',</text:p>
      <text:p text:style-name="Normal">82,</text:p>
      <text:p text:style-name="Normal">215),</text:p>
      <text:p text:style-name="Normal">('doloremque deleniti sapiente',</text:p>
      <text:p text:style-name="Normal">91,</text:p>
      <text:p text:style-name="Normal">215),</text:p>
      <text:p text:style-name="Normal">('aut illo est',</text:p>
      <text:p text:style-name="Normal">95,</text:p>
      <text:soft-page-break/>
      <text:p text:style-name="Normal">215),</text:p>
      <text:p text:style-name="Normal">('alias fugiat iure',</text:p>
      <text:p text:style-name="Normal">98,</text:p>
      <text:p text:style-name="Normal">215),</text:p>
      <text:p text:style-name="Normal">('maiores velit maiores',</text:p>
      <text:p text:style-name="Normal">2,</text:p>
      <text:p text:style-name="Normal">216),</text:p>
      <text:p text:style-name="Normal">('perspiciatis libero sequi',</text:p>
      <text:p text:style-name="Normal">3,</text:p>
      <text:p text:style-name="Normal">216),</text:p>
      <text:p text:style-name="Normal">('qui id cumque',</text:p>
      <text:p text:style-name="Normal">4,</text:p>
      <text:p text:style-name="Normal">216),</text:p>
      <text:p text:style-name="Normal">('aut quo reiciendis',</text:p>
      <text:p text:style-name="Normal">5,</text:p>
      <text:p text:style-name="Normal">216),</text:p>
      <text:p text:style-name="Normal">('pariatur sed et',</text:p>
      <text:p text:style-name="Normal">10,</text:p>
      <text:p text:style-name="Normal">216),</text:p>
      <text:p text:style-name="Normal">('sint molestias laboriosam',</text:p>
      <text:p text:style-name="Normal">12,</text:p>
      <text:p text:style-name="Normal">216),</text:p>
      <text:p text:style-name="Normal">('nam error repudiandae',</text:p>
      <text:p text:style-name="Normal">14,</text:p>
      <text:p text:style-name="Normal">216),</text:p>
      <text:p text:style-name="Normal">('autem quia corrupti',</text:p>
      <text:p text:style-name="Normal">17,</text:p>
      <text:p text:style-name="Normal">216),</text:p>
      <text:p text:style-name="Normal">('ut praesentium temporibus',</text:p>
      <text:p text:style-name="Normal">19,</text:p>
      <text:p text:style-name="Normal">216),</text:p>
      <text:soft-page-break/>
      <text:p text:style-name="Normal">('explicabo earum dolorum',</text:p>
      <text:p text:style-name="Normal">21,</text:p>
      <text:p text:style-name="Normal">216),</text:p>
      <text:p text:style-name="Normal">('vel est inventore',</text:p>
      <text:p text:style-name="Normal">24,</text:p>
      <text:p text:style-name="Normal">216),</text:p>
      <text:p text:style-name="Normal">('sed iste ipsa',</text:p>
      <text:p text:style-name="Normal">27,</text:p>
      <text:p text:style-name="Normal">216),</text:p>
      <text:p text:style-name="Normal">('cum cumque autem',</text:p>
      <text:p text:style-name="Normal">36,</text:p>
      <text:p text:style-name="Normal">216),</text:p>
      <text:p text:style-name="Normal">('corporis quia laborum',</text:p>
      <text:p text:style-name="Normal">37,</text:p>
      <text:p text:style-name="Normal">216),</text:p>
      <text:p text:style-name="Normal">('culpa vitae omnis',</text:p>
      <text:p text:style-name="Normal">39,</text:p>
      <text:p text:style-name="Normal">216),</text:p>
      <text:p text:style-name="Normal">('necessitatibus quibusdam qui',</text:p>
      <text:p text:style-name="Normal">41,</text:p>
      <text:p text:style-name="Normal">216),</text:p>
      <text:p text:style-name="Normal">('vel accusamus debitis',</text:p>
      <text:p text:style-name="Normal">46,</text:p>
      <text:p text:style-name="Normal">216),</text:p>
      <text:p text:style-name="Normal">('repellendus commodi nulla',</text:p>
      <text:p text:style-name="Normal">48,</text:p>
      <text:p text:style-name="Normal">216),</text:p>
      <text:p text:style-name="Normal">('reprehenderit quam quibusdam',</text:p>
      <text:p text:style-name="Normal">54,</text:p>
      <text:p text:style-name="Normal">216),</text:p>
      <text:p text:style-name="Normal">('libero eos id',</text:p>
      <text:soft-page-break/>
      <text:p text:style-name="Normal">55,</text:p>
      <text:p text:style-name="Normal">216),</text:p>
      <text:p text:style-name="Normal">('eaque atque fugiat',</text:p>
      <text:p text:style-name="Normal">57,</text:p>
      <text:p text:style-name="Normal">216),</text:p>
      <text:p text:style-name="Normal">('omnis assumenda nostrum',</text:p>
      <text:p text:style-name="Normal">62,</text:p>
      <text:p text:style-name="Normal">216),</text:p>
      <text:p text:style-name="Normal">('debitis deleniti culpa',</text:p>
      <text:p text:style-name="Normal">63,</text:p>
      <text:p text:style-name="Normal">216),</text:p>
      <text:p text:style-name="Normal">('cupiditate et velit',</text:p>
      <text:p text:style-name="Normal">65,</text:p>
      <text:p text:style-name="Normal">216),</text:p>
      <text:p text:style-name="Normal">('eos qui est',</text:p>
      <text:p text:style-name="Normal">66,</text:p>
      <text:p text:style-name="Normal">216),</text:p>
      <text:p text:style-name="Normal">('facere expedita quas',</text:p>
      <text:p text:style-name="Normal">69,</text:p>
      <text:p text:style-name="Normal">216),</text:p>
      <text:p text:style-name="Normal">('placeat sapiente harum',</text:p>
      <text:p text:style-name="Normal">70,</text:p>
      <text:p text:style-name="Normal">216),</text:p>
      <text:p text:style-name="Normal">('velit dolore ratione',</text:p>
      <text:p text:style-name="Normal">71,</text:p>
      <text:p text:style-name="Normal">216),</text:p>
      <text:p text:style-name="Normal">('odit in animi',</text:p>
      <text:p text:style-name="Normal">75,</text:p>
      <text:p text:style-name="Normal">216),</text:p>
      <text:p text:style-name="Normal">('et rerum maiores',</text:p>
      <text:p text:style-name="Normal">76,</text:p>
      <text:soft-page-break/>
      <text:p text:style-name="Normal">216),</text:p>
      <text:p text:style-name="Normal">('culpa ratione eum',</text:p>
      <text:p text:style-name="Normal">91,</text:p>
      <text:p text:style-name="Normal">216),</text:p>
      <text:p text:style-name="Normal">('voluptatem quod modi',</text:p>
      <text:p text:style-name="Normal">96,</text:p>
      <text:p text:style-name="Normal">216),</text:p>
      <text:p text:style-name="Normal">('eaque eius labore',</text:p>
      <text:p text:style-name="Normal">98,</text:p>
      <text:p text:style-name="Normal">216),</text:p>
      <text:p text:style-name="Normal">('rerum voluptatem autem',</text:p>
      <text:p text:style-name="Normal">4,</text:p>
      <text:p text:style-name="Normal">217),</text:p>
      <text:p text:style-name="Normal">('nihil voluptates quia',</text:p>
      <text:p text:style-name="Normal">5,</text:p>
      <text:p text:style-name="Normal">217),</text:p>
      <text:p text:style-name="Normal">('excepturi rerum alias',</text:p>
      <text:p text:style-name="Normal">8,</text:p>
      <text:p text:style-name="Normal">217),</text:p>
      <text:p text:style-name="Normal">('quia assumenda nisi',</text:p>
      <text:p text:style-name="Normal">9,</text:p>
      <text:p text:style-name="Normal">217),</text:p>
      <text:p text:style-name="Normal">('ipsa aliquid accusantium',</text:p>
      <text:p text:style-name="Normal">14,</text:p>
      <text:p text:style-name="Normal">217),</text:p>
      <text:p text:style-name="Normal">('dolorum quod aut',</text:p>
      <text:p text:style-name="Normal">17,</text:p>
      <text:p text:style-name="Normal">217),</text:p>
      <text:p text:style-name="Normal">('culpa incidunt nisi',</text:p>
      <text:p text:style-name="Normal">21,</text:p>
      <text:p text:style-name="Normal">217),</text:p>
      <text:soft-page-break/>
      <text:p text:style-name="Normal">('aliquam id cupiditate',</text:p>
      <text:p text:style-name="Normal">24,</text:p>
      <text:p text:style-name="Normal">217),</text:p>
      <text:p text:style-name="Normal">('molestiae eveniet voluptatem',</text:p>
      <text:p text:style-name="Normal">27,</text:p>
      <text:p text:style-name="Normal">217),</text:p>
      <text:p text:style-name="Normal">('impedit et itaque',</text:p>
      <text:p text:style-name="Normal">31,</text:p>
      <text:p text:style-name="Normal">217),</text:p>
      <text:p text:style-name="Normal">('quasi cumque atque',</text:p>
      <text:p text:style-name="Normal">32,</text:p>
      <text:p text:style-name="Normal">217),</text:p>
      <text:p text:style-name="Normal">('sunt maxime voluptatem',</text:p>
      <text:p text:style-name="Normal">33,</text:p>
      <text:p text:style-name="Normal">217),</text:p>
      <text:p text:style-name="Normal">('aliquid aspernatur voluptatibus',</text:p>
      <text:p text:style-name="Normal">36,</text:p>
      <text:p text:style-name="Normal">217),</text:p>
      <text:p text:style-name="Normal">('quos atque omnis',</text:p>
      <text:p text:style-name="Normal">37,</text:p>
      <text:p text:style-name="Normal">217),</text:p>
      <text:p text:style-name="Normal">('minima illum voluptas',</text:p>
      <text:p text:style-name="Normal">40,</text:p>
      <text:p text:style-name="Normal">217),</text:p>
      <text:p text:style-name="Normal">('autem aperiam id',</text:p>
      <text:p text:style-name="Normal">41,</text:p>
      <text:p text:style-name="Normal">217),</text:p>
      <text:p text:style-name="Normal">('ut eos eum',</text:p>
      <text:p text:style-name="Normal">42,</text:p>
      <text:p text:style-name="Normal">217),</text:p>
      <text:p text:style-name="Normal">('atque porro placeat',</text:p>
      <text:soft-page-break/>
      <text:p text:style-name="Normal">44,</text:p>
      <text:p text:style-name="Normal">217),</text:p>
      <text:p text:style-name="Normal">('blanditiis sit eos',</text:p>
      <text:p text:style-name="Normal">46,</text:p>
      <text:p text:style-name="Normal">217),</text:p>
      <text:p text:style-name="Normal">('eum autem quod',</text:p>
      <text:p text:style-name="Normal">47,</text:p>
      <text:p text:style-name="Normal">217),</text:p>
      <text:p text:style-name="Normal">('laborum sed rerum',</text:p>
      <text:p text:style-name="Normal">52,</text:p>
      <text:p text:style-name="Normal">217),</text:p>
      <text:p text:style-name="Normal">('recusandae accusantium nihil',</text:p>
      <text:p text:style-name="Normal">54,</text:p>
      <text:p text:style-name="Normal">217),</text:p>
      <text:p text:style-name="Normal">('iste libero quia',</text:p>
      <text:p text:style-name="Normal">57,</text:p>
      <text:p text:style-name="Normal">217),</text:p>
      <text:p text:style-name="Normal">('ea ea sed',</text:p>
      <text:p text:style-name="Normal">66,</text:p>
      <text:p text:style-name="Normal">217),</text:p>
      <text:p text:style-name="Normal">('qui voluptatem earum',</text:p>
      <text:p text:style-name="Normal">67,</text:p>
      <text:p text:style-name="Normal">217),</text:p>
      <text:p text:style-name="Normal">('adipisci rem eius',</text:p>
      <text:p text:style-name="Normal">70,</text:p>
      <text:p text:style-name="Normal">217),</text:p>
      <text:p text:style-name="Normal">('ut officiis soluta',</text:p>
      <text:p text:style-name="Normal">71,</text:p>
      <text:p text:style-name="Normal">217),</text:p>
      <text:p text:style-name="Normal">('qui fuga iure',</text:p>
      <text:p text:style-name="Normal">75,</text:p>
      <text:soft-page-break/>
      <text:p text:style-name="Normal">217),</text:p>
      <text:p text:style-name="Normal">('maxime non sint',</text:p>
      <text:p text:style-name="Normal">76,</text:p>
      <text:p text:style-name="Normal">217),</text:p>
      <text:p text:style-name="Normal">('neque ad magni',</text:p>
      <text:p text:style-name="Normal">91,</text:p>
      <text:p text:style-name="Normal">217),</text:p>
      <text:p text:style-name="Normal">('hic quis tempore',</text:p>
      <text:p text:style-name="Normal">92,</text:p>
      <text:p text:style-name="Normal">217),</text:p>
      <text:p text:style-name="Normal">('eos maiores enim',</text:p>
      <text:p text:style-name="Normal">96,</text:p>
      <text:p text:style-name="Normal">217),</text:p>
      <text:p text:style-name="Normal">('vitae et perspiciatis',</text:p>
      <text:p text:style-name="Normal">99,</text:p>
      <text:p text:style-name="Normal">217),</text:p>
      <text:p text:style-name="Normal">('ipsam aliquam atque',</text:p>
      <text:p text:style-name="Normal">100,</text:p>
      <text:p text:style-name="Normal">217),</text:p>
      <text:p text:style-name="Normal">('natus debitis repellat',</text:p>
      <text:p text:style-name="Normal">2,</text:p>
      <text:p text:style-name="Normal">218),</text:p>
      <text:p text:style-name="Normal">('impedit itaque aspernatur',</text:p>
      <text:p text:style-name="Normal">5,</text:p>
      <text:p text:style-name="Normal">218),</text:p>
      <text:p text:style-name="Normal">('suscipit est vel',</text:p>
      <text:p text:style-name="Normal">10,</text:p>
      <text:p text:style-name="Normal">218),</text:p>
      <text:p text:style-name="Normal">('tempora minima magni',</text:p>
      <text:p text:style-name="Normal">13,</text:p>
      <text:p text:style-name="Normal">218),</text:p>
      <text:soft-page-break/>
      <text:p text:style-name="Normal">('quae id quae',</text:p>
      <text:p text:style-name="Normal">14,</text:p>
      <text:p text:style-name="Normal">218),</text:p>
      <text:p text:style-name="Normal">('ut error iste',</text:p>
      <text:p text:style-name="Normal">19,</text:p>
      <text:p text:style-name="Normal">218),</text:p>
      <text:p text:style-name="Normal">('laudantium assumenda impedit',</text:p>
      <text:p text:style-name="Normal">21,</text:p>
      <text:p text:style-name="Normal">218),</text:p>
      <text:p text:style-name="Normal">('ut ipsum qui',</text:p>
      <text:p text:style-name="Normal">24,</text:p>
      <text:p text:style-name="Normal">218),</text:p>
      <text:p text:style-name="Normal">('eum possimus aut',</text:p>
      <text:p text:style-name="Normal">30,</text:p>
      <text:p text:style-name="Normal">218),</text:p>
      <text:p text:style-name="Normal">('dolores et saepe',</text:p>
      <text:p text:style-name="Normal">31,</text:p>
      <text:p text:style-name="Normal">218),</text:p>
      <text:p text:style-name="Normal">('fugiat aut officia',</text:p>
      <text:p text:style-name="Normal">36,</text:p>
      <text:p text:style-name="Normal">218),</text:p>
      <text:p text:style-name="Normal">('rem ipsa molestiae',</text:p>
      <text:p text:style-name="Normal">38,</text:p>
      <text:p text:style-name="Normal">218),</text:p>
      <text:p text:style-name="Normal">('facere aliquam qui',</text:p>
      <text:p text:style-name="Normal">41,</text:p>
      <text:p text:style-name="Normal">218),</text:p>
      <text:p text:style-name="Normal">('mollitia quam sed',</text:p>
      <text:p text:style-name="Normal">52,</text:p>
      <text:p text:style-name="Normal">218),</text:p>
      <text:p text:style-name="Normal">('ad eaque dolores',</text:p>
      <text:soft-page-break/>
      <text:p text:style-name="Normal">54,</text:p>
      <text:p text:style-name="Normal">218),</text:p>
      <text:p text:style-name="Normal">('pariatur quo doloremque',</text:p>
      <text:p text:style-name="Normal">57,</text:p>
      <text:p text:style-name="Normal">218),</text:p>
      <text:p text:style-name="Normal">('in dolores accusamus',</text:p>
      <text:p text:style-name="Normal">60,</text:p>
      <text:p text:style-name="Normal">218),</text:p>
      <text:p text:style-name="Normal">('pariatur aspernatur quis',</text:p>
      <text:p text:style-name="Normal">66,</text:p>
      <text:p text:style-name="Normal">218),</text:p>
      <text:p text:style-name="Normal">('culpa fugit dolorem',</text:p>
      <text:p text:style-name="Normal">70,</text:p>
      <text:p text:style-name="Normal">218),</text:p>
      <text:p text:style-name="Normal">('harum ut molestiae',</text:p>
      <text:p text:style-name="Normal">71,</text:p>
      <text:p text:style-name="Normal">218),</text:p>
      <text:p text:style-name="Normal">('perspiciatis ipsa asperiores',</text:p>
      <text:p text:style-name="Normal">75,</text:p>
      <text:p text:style-name="Normal">218),</text:p>
      <text:p text:style-name="Normal">('pariatur qui impedit',</text:p>
      <text:p text:style-name="Normal">76,</text:p>
      <text:p text:style-name="Normal">218),</text:p>
      <text:p text:style-name="Normal">('qui repudiandae minus',</text:p>
      <text:p text:style-name="Normal">79,</text:p>
      <text:p text:style-name="Normal">218),</text:p>
      <text:p text:style-name="Normal">('vel alias velit',</text:p>
      <text:p text:style-name="Normal">84,</text:p>
      <text:p text:style-name="Normal">218),</text:p>
      <text:p text:style-name="Normal">('quis in est',</text:p>
      <text:p text:style-name="Normal">87,</text:p>
      <text:soft-page-break/>
      <text:p text:style-name="Normal">218),</text:p>
      <text:p text:style-name="Normal">('aut officia corporis',</text:p>
      <text:p text:style-name="Normal">91,</text:p>
      <text:p text:style-name="Normal">218),</text:p>
      <text:p text:style-name="Normal">('non eligendi delectus',</text:p>
      <text:p text:style-name="Normal">92,</text:p>
      <text:p text:style-name="Normal">218),</text:p>
      <text:p text:style-name="Normal">('reiciendis architecto provident',</text:p>
      <text:p text:style-name="Normal">94,</text:p>
      <text:p text:style-name="Normal">218),</text:p>
      <text:p text:style-name="Normal">('eveniet placeat nihil',</text:p>
      <text:p text:style-name="Normal">97,</text:p>
      <text:p text:style-name="Normal">218),</text:p>
      <text:p text:style-name="Normal">('ea a in',</text:p>
      <text:p text:style-name="Normal">99,</text:p>
      <text:p text:style-name="Normal">218),</text:p>
      <text:p text:style-name="Normal">('repellat totam id',</text:p>
      <text:p text:style-name="Normal">2,</text:p>
      <text:p text:style-name="Normal">219),</text:p>
      <text:p text:style-name="Normal">('non sunt aspernatur',</text:p>
      <text:p text:style-name="Normal">5,</text:p>
      <text:p text:style-name="Normal">219),</text:p>
      <text:p text:style-name="Normal">('quos beatae sint',</text:p>
      <text:p text:style-name="Normal">8,</text:p>
      <text:p text:style-name="Normal">219),</text:p>
      <text:p text:style-name="Normal">('omnis atque rem',</text:p>
      <text:p text:style-name="Normal">9,</text:p>
      <text:p text:style-name="Normal">219),</text:p>
      <text:p text:style-name="Normal">('sit perspiciatis vel',</text:p>
      <text:p text:style-name="Normal">14,</text:p>
      <text:p text:style-name="Normal">219),</text:p>
      <text:soft-page-break/>
      <text:p text:style-name="Normal">('nihil est possimus',</text:p>
      <text:p text:style-name="Normal">15,</text:p>
      <text:p text:style-name="Normal">219),</text:p>
      <text:p text:style-name="Normal">('ipsam eum ut',</text:p>
      <text:p text:style-name="Normal">21,</text:p>
      <text:p text:style-name="Normal">219),</text:p>
      <text:p text:style-name="Normal">('voluptates ducimus quae',</text:p>
      <text:p text:style-name="Normal">24,</text:p>
      <text:p text:style-name="Normal">219),</text:p>
      <text:p text:style-name="Normal">('quidem aspernatur quia',</text:p>
      <text:p text:style-name="Normal">33,</text:p>
      <text:p text:style-name="Normal">219),</text:p>
      <text:p text:style-name="Normal">('provident aut dolores',</text:p>
      <text:p text:style-name="Normal">35,</text:p>
      <text:p text:style-name="Normal">219),</text:p>
      <text:p text:style-name="Normal">('quia eligendi quia',</text:p>
      <text:p text:style-name="Normal">36,</text:p>
      <text:p text:style-name="Normal">219),</text:p>
      <text:p text:style-name="Normal">('repellat cupiditate ipsum',</text:p>
      <text:p text:style-name="Normal">38,</text:p>
      <text:p text:style-name="Normal">219),</text:p>
      <text:p text:style-name="Normal">('animi soluta voluptatibus',</text:p>
      <text:p text:style-name="Normal">41,</text:p>
      <text:p text:style-name="Normal">219),</text:p>
      <text:p text:style-name="Normal">('quo repellat qui',</text:p>
      <text:p text:style-name="Normal">46,</text:p>
      <text:p text:style-name="Normal">219),</text:p>
      <text:p text:style-name="Normal">('placeat dolore adipisci',</text:p>
      <text:p text:style-name="Normal">52,</text:p>
      <text:p text:style-name="Normal">219),</text:p>
      <text:p text:style-name="Normal">('eos sed et',</text:p>
      <text:soft-page-break/>
      <text:p text:style-name="Normal">54,</text:p>
      <text:p text:style-name="Normal">219),</text:p>
      <text:p text:style-name="Normal">('laudantium quaerat mollitia',</text:p>
      <text:p text:style-name="Normal">55,</text:p>
      <text:p text:style-name="Normal">219),</text:p>
      <text:p text:style-name="Normal">('explicabo ut praesentium',</text:p>
      <text:p text:style-name="Normal">57,</text:p>
      <text:p text:style-name="Normal">219),</text:p>
      <text:p text:style-name="Normal">('aut debitis officiis',</text:p>
      <text:p text:style-name="Normal">60,</text:p>
      <text:p text:style-name="Normal">219),</text:p>
      <text:p text:style-name="Normal">('laudantium voluptas magni',</text:p>
      <text:p text:style-name="Normal">61,</text:p>
      <text:p text:style-name="Normal">219),</text:p>
      <text:p text:style-name="Normal">('magnam soluta ea',</text:p>
      <text:p text:style-name="Normal">66,</text:p>
      <text:p text:style-name="Normal">219),</text:p>
      <text:p text:style-name="Normal">('illum et commodi',</text:p>
      <text:p text:style-name="Normal">67,</text:p>
      <text:p text:style-name="Normal">219),</text:p>
      <text:p text:style-name="Normal">('magni veniam libero',</text:p>
      <text:p text:style-name="Normal">69,</text:p>
      <text:p text:style-name="Normal">219),</text:p>
      <text:p text:style-name="Normal">('quod a et',</text:p>
      <text:p text:style-name="Normal">71,</text:p>
      <text:p text:style-name="Normal">219),</text:p>
      <text:p text:style-name="Normal">('velit soluta enim',</text:p>
      <text:p text:style-name="Normal">75,</text:p>
      <text:p text:style-name="Normal">219),</text:p>
      <text:p text:style-name="Normal">('porro illo ipsum',</text:p>
      <text:p text:style-name="Normal">76,</text:p>
      <text:soft-page-break/>
      <text:p text:style-name="Normal">219),</text:p>
      <text:p text:style-name="Normal">('odio et dolorem',</text:p>
      <text:p text:style-name="Normal">82,</text:p>
      <text:p text:style-name="Normal">219),</text:p>
      <text:p text:style-name="Normal">('nisi repudiandae ut',</text:p>
      <text:p text:style-name="Normal">85,</text:p>
      <text:p text:style-name="Normal">219),</text:p>
      <text:p text:style-name="Normal">('est est labore',</text:p>
      <text:p text:style-name="Normal">91,</text:p>
      <text:p text:style-name="Normal">219),</text:p>
      <text:p text:style-name="Normal">('natus quo eos',</text:p>
      <text:p text:style-name="Normal">92,</text:p>
      <text:p text:style-name="Normal">219),</text:p>
      <text:p text:style-name="Normal">('qui veritatis a',</text:p>
      <text:p text:style-name="Normal">93,</text:p>
      <text:p text:style-name="Normal">219),</text:p>
      <text:p text:style-name="Normal">('laborum quia sint',</text:p>
      <text:p text:style-name="Normal">5,</text:p>
      <text:p text:style-name="Normal">220),</text:p>
      <text:p text:style-name="Normal">('quos unde minus',</text:p>
      <text:p text:style-name="Normal">9,</text:p>
      <text:p text:style-name="Normal">220),</text:p>
      <text:p text:style-name="Normal">('praesentium reprehenderit voluptatibus',</text:p>
      <text:p text:style-name="Normal">14,</text:p>
      <text:p text:style-name="Normal">220),</text:p>
      <text:p text:style-name="Normal">('itaque labore optio',</text:p>
      <text:p text:style-name="Normal">21,</text:p>
      <text:p text:style-name="Normal">220),</text:p>
      <text:p text:style-name="Normal">('ipsa tempore reiciendis',</text:p>
      <text:p text:style-name="Normal">24,</text:p>
      <text:p text:style-name="Normal">220),</text:p>
      <text:soft-page-break/>
      <text:p text:style-name="Normal">('ducimus iusto nostrum',</text:p>
      <text:p text:style-name="Normal">36,</text:p>
      <text:p text:style-name="Normal">220),</text:p>
      <text:p text:style-name="Normal">('aut numquam aliquam',</text:p>
      <text:p text:style-name="Normal">37,</text:p>
      <text:p text:style-name="Normal">220),</text:p>
      <text:p text:style-name="Normal">('possimus aut aut',</text:p>
      <text:p text:style-name="Normal">41,</text:p>
      <text:p text:style-name="Normal">220),</text:p>
      <text:p text:style-name="Normal">('quisquam est provident',</text:p>
      <text:p text:style-name="Normal">54,</text:p>
      <text:p text:style-name="Normal">220),</text:p>
      <text:p text:style-name="Normal">('velit nihil eos',</text:p>
      <text:p text:style-name="Normal">55,</text:p>
      <text:p text:style-name="Normal">220),</text:p>
      <text:p text:style-name="Normal">('esse aperiam natus',</text:p>
      <text:p text:style-name="Normal">57,</text:p>
      <text:p text:style-name="Normal">220),</text:p>
      <text:p text:style-name="Normal">('nihil sit quidem',</text:p>
      <text:p text:style-name="Normal">66,</text:p>
      <text:p text:style-name="Normal">220),</text:p>
      <text:p text:style-name="Normal">('et exercitationem deserunt',</text:p>
      <text:p text:style-name="Normal">67,</text:p>
      <text:p text:style-name="Normal">220),</text:p>
      <text:p text:style-name="Normal">('sed quia commodi',</text:p>
      <text:p text:style-name="Normal">70,</text:p>
      <text:p text:style-name="Normal">220),</text:p>
      <text:p text:style-name="Normal">('a reiciendis eaque',</text:p>
      <text:p text:style-name="Normal">71,</text:p>
      <text:p text:style-name="Normal">220),</text:p>
      <text:p text:style-name="Normal">('aut ut repellendus',</text:p>
      <text:soft-page-break/>
      <text:p text:style-name="Normal">72,</text:p>
      <text:p text:style-name="Normal">220),</text:p>
      <text:p text:style-name="Normal">('facilis voluptatem totam',</text:p>
      <text:p text:style-name="Normal">75,</text:p>
      <text:p text:style-name="Normal">220),</text:p>
      <text:p text:style-name="Normal">('itaque quo adipisci',</text:p>
      <text:p text:style-name="Normal">76,</text:p>
      <text:p text:style-name="Normal">220),</text:p>
      <text:p text:style-name="Normal">('sit sit harum',</text:p>
      <text:p text:style-name="Normal">78,</text:p>
      <text:p text:style-name="Normal">220),</text:p>
      <text:p text:style-name="Normal">('occaecati et aut',</text:p>
      <text:p text:style-name="Normal">85,</text:p>
      <text:p text:style-name="Normal">220),</text:p>
      <text:p text:style-name="Normal">('ullam corrupti amet',</text:p>
      <text:p text:style-name="Normal">87,</text:p>
      <text:p text:style-name="Normal">220),</text:p>
      <text:p text:style-name="Normal">('ipsa sed sed',</text:p>
      <text:p text:style-name="Normal">91,</text:p>
      <text:p text:style-name="Normal">220),</text:p>
      <text:p text:style-name="Normal">('voluptas quae error',</text:p>
      <text:p text:style-name="Normal">94,</text:p>
      <text:p text:style-name="Normal">220),</text:p>
      <text:p text:style-name="Normal">('laborum repudiandae et',</text:p>
      <text:p text:style-name="Normal">95,</text:p>
      <text:p text:style-name="Normal">220),</text:p>
      <text:p text:style-name="Normal">('molestiae in consequatur',</text:p>
      <text:p text:style-name="Normal">99,</text:p>
      <text:p text:style-name="Normal">220),</text:p>
      <text:p text:style-name="Normal">('sapiente voluptatem quaerat',</text:p>
      <text:p text:style-name="Normal">5,</text:p>
      <text:soft-page-break/>
      <text:p text:style-name="Normal">221),</text:p>
      <text:p text:style-name="Normal">('neque ut debitis',</text:p>
      <text:p text:style-name="Normal">9,</text:p>
      <text:p text:style-name="Normal">221),</text:p>
      <text:p text:style-name="Normal">('autem et ut',</text:p>
      <text:p text:style-name="Normal">12,</text:p>
      <text:p text:style-name="Normal">221),</text:p>
      <text:p text:style-name="Normal">('et consequatur nisi',</text:p>
      <text:p text:style-name="Normal">14,</text:p>
      <text:p text:style-name="Normal">221),</text:p>
      <text:p text:style-name="Normal">('aut vel officia',</text:p>
      <text:p text:style-name="Normal">15,</text:p>
      <text:p text:style-name="Normal">221),</text:p>
      <text:p text:style-name="Normal">('enim cumque quidem',</text:p>
      <text:p text:style-name="Normal">20,</text:p>
      <text:p text:style-name="Normal">221),</text:p>
      <text:p text:style-name="Normal">('nostrum deleniti dolorem',</text:p>
      <text:p text:style-name="Normal">21,</text:p>
      <text:p text:style-name="Normal">221),</text:p>
      <text:p text:style-name="Normal">('dignissimos et et',</text:p>
      <text:p text:style-name="Normal">24,</text:p>
      <text:p text:style-name="Normal">221),</text:p>
      <text:p text:style-name="Normal">('dolore aut laboriosam',</text:p>
      <text:p text:style-name="Normal">26,</text:p>
      <text:p text:style-name="Normal">221),</text:p>
      <text:p text:style-name="Normal">('possimus eos quis',</text:p>
      <text:p text:style-name="Normal">27,</text:p>
      <text:p text:style-name="Normal">221),</text:p>
      <text:p text:style-name="Normal">('aut in in',</text:p>
      <text:p text:style-name="Normal">36,</text:p>
      <text:p text:style-name="Normal">221),</text:p>
      <text:soft-page-break/>
      <text:p text:style-name="Normal">('qui nemo facere',</text:p>
      <text:p text:style-name="Normal">41,</text:p>
      <text:p text:style-name="Normal">221),</text:p>
      <text:p text:style-name="Normal">('eveniet iure deserunt',</text:p>
      <text:p text:style-name="Normal">46,</text:p>
      <text:p text:style-name="Normal">221),</text:p>
      <text:p text:style-name="Normal">('molestiae consequatur est',</text:p>
      <text:p text:style-name="Normal">54,</text:p>
      <text:p text:style-name="Normal">221),</text:p>
      <text:p text:style-name="Normal">('dolor labore nihil',</text:p>
      <text:p text:style-name="Normal">57,</text:p>
      <text:p text:style-name="Normal">221),</text:p>
      <text:p text:style-name="Normal">('nihil modi perspiciatis',</text:p>
      <text:p text:style-name="Normal">61,</text:p>
      <text:p text:style-name="Normal">221),</text:p>
      <text:p text:style-name="Normal">('qui provident vel',</text:p>
      <text:p text:style-name="Normal">63,</text:p>
      <text:p text:style-name="Normal">221),</text:p>
      <text:p text:style-name="Normal">('cupiditate error possimus',</text:p>
      <text:p text:style-name="Normal">65,</text:p>
      <text:p text:style-name="Normal">221),</text:p>
      <text:p text:style-name="Normal">('velit qui dignissimos',</text:p>
      <text:p text:style-name="Normal">66,</text:p>
      <text:p text:style-name="Normal">221),</text:p>
      <text:p text:style-name="Normal">('minus eius omnis',</text:p>
      <text:p text:style-name="Normal">69,</text:p>
      <text:p text:style-name="Normal">221),</text:p>
      <text:p text:style-name="Normal">('inventore dolores eligendi',</text:p>
      <text:p text:style-name="Normal">71,</text:p>
      <text:p text:style-name="Normal">221),</text:p>
      <text:p text:style-name="Normal">('beatae rerum non',</text:p>
      <text:soft-page-break/>
      <text:p text:style-name="Normal">73,</text:p>
      <text:p text:style-name="Normal">221),</text:p>
      <text:p text:style-name="Normal">('rerum et et',</text:p>
      <text:p text:style-name="Normal">75,</text:p>
      <text:p text:style-name="Normal">221),</text:p>
      <text:p text:style-name="Normal">('ea sapiente alias',</text:p>
      <text:p text:style-name="Normal">76,</text:p>
      <text:p text:style-name="Normal">221),</text:p>
      <text:p text:style-name="Normal">('eaque iure vitae',</text:p>
      <text:p text:style-name="Normal">78,</text:p>
      <text:p text:style-name="Normal">221),</text:p>
      <text:p text:style-name="Normal">('dolore voluptas dolores',</text:p>
      <text:p text:style-name="Normal">82,</text:p>
      <text:p text:style-name="Normal">221),</text:p>
      <text:p text:style-name="Normal">('et et eos',</text:p>
      <text:p text:style-name="Normal">84,</text:p>
      <text:p text:style-name="Normal">221),</text:p>
      <text:p text:style-name="Normal">('expedita velit impedit',</text:p>
      <text:p text:style-name="Normal">91,</text:p>
      <text:p text:style-name="Normal">221),</text:p>
      <text:p text:style-name="Normal">('qui in tempore',</text:p>
      <text:p text:style-name="Normal">94,</text:p>
      <text:p text:style-name="Normal">221),</text:p>
      <text:p text:style-name="Normal">('enim et veritatis',</text:p>
      <text:p text:style-name="Normal">96,</text:p>
      <text:p text:style-name="Normal">221),</text:p>
      <text:p text:style-name="Normal">('odit ea ut',</text:p>
      <text:p text:style-name="Normal">5,</text:p>
      <text:p text:style-name="Normal">222),</text:p>
      <text:p text:style-name="Normal">('quibusdam rerum hic',</text:p>
      <text:p text:style-name="Normal">14,</text:p>
      <text:soft-page-break/>
      <text:p text:style-name="Normal">222),</text:p>
      <text:p text:style-name="Normal">('hic dignissimos eligendi',</text:p>
      <text:p text:style-name="Normal">18,</text:p>
      <text:p text:style-name="Normal">222),</text:p>
      <text:p text:style-name="Normal">('rerum consectetur magni',</text:p>
      <text:p text:style-name="Normal">20,</text:p>
      <text:p text:style-name="Normal">222),</text:p>
      <text:p text:style-name="Normal">('aperiam eos corporis',</text:p>
      <text:p text:style-name="Normal">21,</text:p>
      <text:p text:style-name="Normal">222),</text:p>
      <text:p text:style-name="Normal">('quia consequuntur nisi',</text:p>
      <text:p text:style-name="Normal">24,</text:p>
      <text:p text:style-name="Normal">222),</text:p>
      <text:p text:style-name="Normal">('earum harum ut',</text:p>
      <text:p text:style-name="Normal">28,</text:p>
      <text:p text:style-name="Normal">222),</text:p>
      <text:p text:style-name="Normal">('voluptas sunt quia',</text:p>
      <text:p text:style-name="Normal">30,</text:p>
      <text:p text:style-name="Normal">222),</text:p>
      <text:p text:style-name="Normal">('beatae quod corrupti',</text:p>
      <text:p text:style-name="Normal">36,</text:p>
      <text:p text:style-name="Normal">222),</text:p>
      <text:p text:style-name="Normal">('quas fuga et',</text:p>
      <text:p text:style-name="Normal">38,</text:p>
      <text:p text:style-name="Normal">222),</text:p>
      <text:p text:style-name="Normal">('aliquam dolorem qui',</text:p>
      <text:p text:style-name="Normal">41,</text:p>
      <text:p text:style-name="Normal">222),</text:p>
      <text:p text:style-name="Normal">('illum amet praesentium',</text:p>
      <text:p text:style-name="Normal">43,</text:p>
      <text:p text:style-name="Normal">222),</text:p>
      <text:soft-page-break/>
      <text:p text:style-name="Normal">('neque dignissimos cumque',</text:p>
      <text:p text:style-name="Normal">47,</text:p>
      <text:p text:style-name="Normal">222),</text:p>
      <text:p text:style-name="Normal">('dolor esse at',</text:p>
      <text:p text:style-name="Normal">54,</text:p>
      <text:p text:style-name="Normal">222),</text:p>
      <text:p text:style-name="Normal">('culpa aut omnis',</text:p>
      <text:p text:style-name="Normal">55,</text:p>
      <text:p text:style-name="Normal">222),</text:p>
      <text:p text:style-name="Normal">('nam molestiae minima',</text:p>
      <text:p text:style-name="Normal">57,</text:p>
      <text:p text:style-name="Normal">222),</text:p>
      <text:p text:style-name="Normal">('maxime et et',</text:p>
      <text:p text:style-name="Normal">61,</text:p>
      <text:p text:style-name="Normal">222),</text:p>
      <text:p text:style-name="Normal">('aut eaque reiciendis',</text:p>
      <text:p text:style-name="Normal">66,</text:p>
      <text:p text:style-name="Normal">222),</text:p>
      <text:p text:style-name="Normal">('fugit voluptatem ullam',</text:p>
      <text:p text:style-name="Normal">71,</text:p>
      <text:p text:style-name="Normal">222),</text:p>
      <text:p text:style-name="Normal">('qui harum voluptatem',</text:p>
      <text:p text:style-name="Normal">73,</text:p>
      <text:p text:style-name="Normal">222),</text:p>
      <text:p text:style-name="Normal">('eaque dolorum necessitatibus',</text:p>
      <text:p text:style-name="Normal">75,</text:p>
      <text:p text:style-name="Normal">222),</text:p>
      <text:p text:style-name="Normal">('repudiandae recusandae maiores',</text:p>
      <text:p text:style-name="Normal">76,</text:p>
      <text:p text:style-name="Normal">222),</text:p>
      <text:p text:style-name="Normal">('totam aliquid magni',</text:p>
      <text:soft-page-break/>
      <text:p text:style-name="Normal">87,</text:p>
      <text:p text:style-name="Normal">222),</text:p>
      <text:p text:style-name="Normal">('temporibus consequatur sequi',</text:p>
      <text:p text:style-name="Normal">91,</text:p>
      <text:p text:style-name="Normal">222),</text:p>
      <text:p text:style-name="Normal">('ipsa eaque repellendus',</text:p>
      <text:p text:style-name="Normal">96,</text:p>
      <text:p text:style-name="Normal">222),</text:p>
      <text:p text:style-name="Normal">('magnam voluptates doloribus',</text:p>
      <text:p text:style-name="Normal">4,</text:p>
      <text:p text:style-name="Normal">223),</text:p>
      <text:p text:style-name="Normal">('est minima aut',</text:p>
      <text:p text:style-name="Normal">5,</text:p>
      <text:p text:style-name="Normal">223),</text:p>
      <text:p text:style-name="Normal">('sed sed impedit',</text:p>
      <text:p text:style-name="Normal">6,</text:p>
      <text:p text:style-name="Normal">223),</text:p>
      <text:p text:style-name="Normal">('ut saepe est',</text:p>
      <text:p text:style-name="Normal">13,</text:p>
      <text:p text:style-name="Normal">223),</text:p>
      <text:p text:style-name="Normal">('cumque sint maxime',</text:p>
      <text:p text:style-name="Normal">14,</text:p>
      <text:p text:style-name="Normal">223),</text:p>
      <text:p text:style-name="Normal">('eius rerum ut',</text:p>
      <text:p text:style-name="Normal">17,</text:p>
      <text:p text:style-name="Normal">223),</text:p>
      <text:p text:style-name="Normal">('doloremque sed veritatis',</text:p>
      <text:p text:style-name="Normal">19,</text:p>
      <text:p text:style-name="Normal">223),</text:p>
      <text:p text:style-name="Normal">('tenetur omnis dolorem',</text:p>
      <text:p text:style-name="Normal">20,</text:p>
      <text:soft-page-break/>
      <text:p text:style-name="Normal">223),</text:p>
      <text:p text:style-name="Normal">('labore harum iusto',</text:p>
      <text:p text:style-name="Normal">21,</text:p>
      <text:p text:style-name="Normal">223),</text:p>
      <text:p text:style-name="Normal">('vel magnam id',</text:p>
      <text:p text:style-name="Normal">22,</text:p>
      <text:p text:style-name="Normal">223),</text:p>
      <text:p text:style-name="Normal">('dicta molestias consectetur',</text:p>
      <text:p text:style-name="Normal">24,</text:p>
      <text:p text:style-name="Normal">223),</text:p>
      <text:p text:style-name="Normal">('maiores aliquam a',</text:p>
      <text:p text:style-name="Normal">26,</text:p>
      <text:p text:style-name="Normal">223),</text:p>
      <text:p text:style-name="Normal">('accusantium non ut',</text:p>
      <text:p text:style-name="Normal">31,</text:p>
      <text:p text:style-name="Normal">223),</text:p>
      <text:p text:style-name="Normal">('inventore corporis magnam',</text:p>
      <text:p text:style-name="Normal">32,</text:p>
      <text:p text:style-name="Normal">223),</text:p>
      <text:p text:style-name="Normal">('ab dignissimos et',</text:p>
      <text:p text:style-name="Normal">36,</text:p>
      <text:p text:style-name="Normal">223),</text:p>
      <text:p text:style-name="Normal">('tempora in ut',</text:p>
      <text:p text:style-name="Normal">37,</text:p>
      <text:p text:style-name="Normal">223),</text:p>
      <text:p text:style-name="Normal">('nihil enim iure',</text:p>
      <text:p text:style-name="Normal">41,</text:p>
      <text:p text:style-name="Normal">223),</text:p>
      <text:p text:style-name="Normal">('ea incidunt numquam',</text:p>
      <text:p text:style-name="Normal">44,</text:p>
      <text:p text:style-name="Normal">223),</text:p>
      <text:soft-page-break/>
      <text:p text:style-name="Normal">('repudiandae culpa dolor',</text:p>
      <text:p text:style-name="Normal">47,</text:p>
      <text:p text:style-name="Normal">223),</text:p>
      <text:p text:style-name="Normal">('impedit blanditiis laborum',</text:p>
      <text:p text:style-name="Normal">52,</text:p>
      <text:p text:style-name="Normal">223),</text:p>
      <text:p text:style-name="Normal">('eum natus est',</text:p>
      <text:p text:style-name="Normal">54,</text:p>
      <text:p text:style-name="Normal">223),</text:p>
      <text:p text:style-name="Normal">('in temporibus et',</text:p>
      <text:p text:style-name="Normal">56,</text:p>
      <text:p text:style-name="Normal">223),</text:p>
      <text:p text:style-name="Normal">('voluptates explicabo et',</text:p>
      <text:p text:style-name="Normal">57,</text:p>
      <text:p text:style-name="Normal">223),</text:p>
      <text:p text:style-name="Normal">('est quas ea',</text:p>
      <text:p text:style-name="Normal">66,</text:p>
      <text:p text:style-name="Normal">223),</text:p>
      <text:p text:style-name="Normal">('eum quas qui',</text:p>
      <text:p text:style-name="Normal">70,</text:p>
      <text:p text:style-name="Normal">223),</text:p>
      <text:p text:style-name="Normal">('nemo aut perferendis',</text:p>
      <text:p text:style-name="Normal">71,</text:p>
      <text:p text:style-name="Normal">223),</text:p>
      <text:p text:style-name="Normal">('eius suscipit dicta',</text:p>
      <text:p text:style-name="Normal">75,</text:p>
      <text:p text:style-name="Normal">223),</text:p>
      <text:p text:style-name="Normal">('sapiente voluptatum suscipit',</text:p>
      <text:p text:style-name="Normal">76,</text:p>
      <text:p text:style-name="Normal">223),</text:p>
      <text:p text:style-name="Normal">('omnis animi itaque',</text:p>
      <text:soft-page-break/>
      <text:p text:style-name="Normal">84,</text:p>
      <text:p text:style-name="Normal">223),</text:p>
      <text:p text:style-name="Normal">('fugiat facere consequatur',</text:p>
      <text:p text:style-name="Normal">91,</text:p>
      <text:p text:style-name="Normal">223),</text:p>
      <text:p text:style-name="Normal">('eos deleniti ipsa',</text:p>
      <text:p text:style-name="Normal">94,</text:p>
      <text:p text:style-name="Normal">223),</text:p>
      <text:p text:style-name="Normal">('aliquid quibusdam qui',</text:p>
      <text:p text:style-name="Normal">97,</text:p>
      <text:p text:style-name="Normal">223),</text:p>
      <text:p text:style-name="Normal">('itaque voluptatum nobis',</text:p>
      <text:p text:style-name="Normal">2,</text:p>
      <text:p text:style-name="Normal">224),</text:p>
      <text:p text:style-name="Normal">('eos in quia',</text:p>
      <text:p text:style-name="Normal">5,</text:p>
      <text:p text:style-name="Normal">224),</text:p>
      <text:p text:style-name="Normal">('nostrum magni et',</text:p>
      <text:p text:style-name="Normal">8,</text:p>
      <text:p text:style-name="Normal">224),</text:p>
      <text:p text:style-name="Normal">('ipsa rerum voluptatem',</text:p>
      <text:p text:style-name="Normal">10,</text:p>
      <text:p text:style-name="Normal">224),</text:p>
      <text:p text:style-name="Normal">('dolores ipsam assumenda',</text:p>
      <text:p text:style-name="Normal">13,</text:p>
      <text:p text:style-name="Normal">224),</text:p>
      <text:p text:style-name="Normal">('velit est deleniti',</text:p>
      <text:p text:style-name="Normal">14,</text:p>
      <text:p text:style-name="Normal">224),</text:p>
      <text:p text:style-name="Normal">('eum similique quo',</text:p>
      <text:p text:style-name="Normal">21,</text:p>
      <text:soft-page-break/>
      <text:p text:style-name="Normal">224),</text:p>
      <text:p text:style-name="Normal">('quia omnis sed',</text:p>
      <text:p text:style-name="Normal">24,</text:p>
      <text:p text:style-name="Normal">224),</text:p>
      <text:p text:style-name="Normal">('est excepturi architecto',</text:p>
      <text:p text:style-name="Normal">28,</text:p>
      <text:p text:style-name="Normal">224),</text:p>
      <text:p text:style-name="Normal">('eum ipsam omnis',</text:p>
      <text:p text:style-name="Normal">33,</text:p>
      <text:p text:style-name="Normal">224),</text:p>
      <text:p text:style-name="Normal">('natus reiciendis eius',</text:p>
      <text:p text:style-name="Normal">36,</text:p>
      <text:p text:style-name="Normal">224),</text:p>
      <text:p text:style-name="Normal">('maxime quis modi',</text:p>
      <text:p text:style-name="Normal">37,</text:p>
      <text:p text:style-name="Normal">224),</text:p>
      <text:p text:style-name="Normal">('deserunt in ducimus',</text:p>
      <text:p text:style-name="Normal">41,</text:p>
      <text:p text:style-name="Normal">224),</text:p>
      <text:p text:style-name="Normal">('reiciendis ex architecto',</text:p>
      <text:p text:style-name="Normal">42,</text:p>
      <text:p text:style-name="Normal">224),</text:p>
      <text:p text:style-name="Normal">('ratione eum eum',</text:p>
      <text:p text:style-name="Normal">44,</text:p>
      <text:p text:style-name="Normal">224),</text:p>
      <text:p text:style-name="Normal">('necessitatibus sit quo',</text:p>
      <text:p text:style-name="Normal">48,</text:p>
      <text:p text:style-name="Normal">224),</text:p>
      <text:p text:style-name="Normal">('adipisci adipisci facere',</text:p>
      <text:p text:style-name="Normal">54,</text:p>
      <text:p text:style-name="Normal">224),</text:p>
      <text:soft-page-break/>
      <text:p text:style-name="Normal">('corrupti sit cum',</text:p>
      <text:p text:style-name="Normal">56,</text:p>
      <text:p text:style-name="Normal">224),</text:p>
      <text:p text:style-name="Normal">('id sit ut',</text:p>
      <text:p text:style-name="Normal">57,</text:p>
      <text:p text:style-name="Normal">224),</text:p>
      <text:p text:style-name="Normal">('quisquam hic et',</text:p>
      <text:p text:style-name="Normal">61,</text:p>
      <text:p text:style-name="Normal">224),</text:p>
      <text:p text:style-name="Normal">('voluptatibus recusandae dolorem',</text:p>
      <text:p text:style-name="Normal">65,</text:p>
      <text:p text:style-name="Normal">224),</text:p>
      <text:p text:style-name="Normal">('exercitationem explicabo quia',</text:p>
      <text:p text:style-name="Normal">66,</text:p>
      <text:p text:style-name="Normal">224),</text:p>
      <text:p text:style-name="Normal">('omnis ut vel',</text:p>
      <text:p text:style-name="Normal">71,</text:p>
      <text:p text:style-name="Normal">224),</text:p>
      <text:p text:style-name="Normal">('est quo ipsam',</text:p>
      <text:p text:style-name="Normal">75,</text:p>
      <text:p text:style-name="Normal">224),</text:p>
      <text:p text:style-name="Normal">('voluptas veniam repellendus',</text:p>
      <text:p text:style-name="Normal">76,</text:p>
      <text:p text:style-name="Normal">224),</text:p>
      <text:p text:style-name="Normal">('repellat accusantium est',</text:p>
      <text:p text:style-name="Normal">87,</text:p>
      <text:p text:style-name="Normal">224),</text:p>
      <text:p text:style-name="Normal">('id minima id',</text:p>
      <text:p text:style-name="Normal">91,</text:p>
      <text:p text:style-name="Normal">224),</text:p>
      <text:p text:style-name="Normal">('cum expedita iste',</text:p>
      <text:soft-page-break/>
      <text:p text:style-name="Normal">95,</text:p>
      <text:p text:style-name="Normal">224),</text:p>
      <text:p text:style-name="Normal">('dolor voluptatem necessitatibus',</text:p>
      <text:p text:style-name="Normal">97,</text:p>
      <text:p text:style-name="Normal">224),</text:p>
      <text:p text:style-name="Normal">('id dolorum voluptates',</text:p>
      <text:p text:style-name="Normal">3,</text:p>
      <text:p text:style-name="Normal">225),</text:p>
      <text:p text:style-name="Normal">('quod omnis sed',</text:p>
      <text:p text:style-name="Normal">4,</text:p>
      <text:p text:style-name="Normal">225),</text:p>
      <text:p text:style-name="Normal">('autem et dignissimos',</text:p>
      <text:p text:style-name="Normal">5,</text:p>
      <text:p text:style-name="Normal">225),</text:p>
      <text:p text:style-name="Normal">('ut voluptas reprehenderit',</text:p>
      <text:p text:style-name="Normal">11,</text:p>
      <text:p text:style-name="Normal">225),</text:p>
      <text:p text:style-name="Normal">('libero atque occaecati',</text:p>
      <text:p text:style-name="Normal">13,</text:p>
      <text:p text:style-name="Normal">225),</text:p>
      <text:p text:style-name="Normal">('perferendis omnis doloremque',</text:p>
      <text:p text:style-name="Normal">14,</text:p>
      <text:p text:style-name="Normal">225),</text:p>
      <text:p text:style-name="Normal">('fugit dolore at',</text:p>
      <text:p text:style-name="Normal">15,</text:p>
      <text:p text:style-name="Normal">225),</text:p>
      <text:p text:style-name="Normal">('velit autem quisquam',</text:p>
      <text:p text:style-name="Normal">16,</text:p>
      <text:p text:style-name="Normal">225),</text:p>
      <text:p text:style-name="Normal">('nisi sed voluptatem',</text:p>
      <text:p text:style-name="Normal">17,</text:p>
      <text:soft-page-break/>
      <text:p text:style-name="Normal">225),</text:p>
      <text:p text:style-name="Normal">('temporibus in modi',</text:p>
      <text:p text:style-name="Normal">21,</text:p>
      <text:p text:style-name="Normal">225),</text:p>
      <text:p text:style-name="Normal">('atque ipsam et',</text:p>
      <text:p text:style-name="Normal">22,</text:p>
      <text:p text:style-name="Normal">225),</text:p>
      <text:p text:style-name="Normal">('eos culpa labore',</text:p>
      <text:p text:style-name="Normal">24,</text:p>
      <text:p text:style-name="Normal">225),</text:p>
      <text:p text:style-name="Normal">('dicta explicabo ratione',</text:p>
      <text:p text:style-name="Normal">26,</text:p>
      <text:p text:style-name="Normal">225),</text:p>
      <text:p text:style-name="Normal">('sequi et rem',</text:p>
      <text:p text:style-name="Normal">36,</text:p>
      <text:p text:style-name="Normal">225),</text:p>
      <text:p text:style-name="Normal">('beatae explicabo fuga',</text:p>
      <text:p text:style-name="Normal">41,</text:p>
      <text:p text:style-name="Normal">225),</text:p>
      <text:p text:style-name="Normal">('ut quia odit',</text:p>
      <text:p text:style-name="Normal">44,</text:p>
      <text:p text:style-name="Normal">225),</text:p>
      <text:p text:style-name="Normal">('culpa reprehenderit quia',</text:p>
      <text:p text:style-name="Normal">46,</text:p>
      <text:p text:style-name="Normal">225),</text:p>
      <text:p text:style-name="Normal">('dolor sed similique',</text:p>
      <text:p text:style-name="Normal">47,</text:p>
      <text:p text:style-name="Normal">225),</text:p>
      <text:p text:style-name="Normal">('delectus accusantium repellendus',</text:p>
      <text:p text:style-name="Normal">52,</text:p>
      <text:p text:style-name="Normal">225),</text:p>
      <text:soft-page-break/>
      <text:p text:style-name="Normal">('ut rerum assumenda',</text:p>
      <text:p text:style-name="Normal">54,</text:p>
      <text:p text:style-name="Normal">225),</text:p>
      <text:p text:style-name="Normal">('ut eveniet dignissimos',</text:p>
      <text:p text:style-name="Normal">55,</text:p>
      <text:p text:style-name="Normal">225),</text:p>
      <text:p text:style-name="Normal">('molestiae ducimus provident',</text:p>
      <text:p text:style-name="Normal">56,</text:p>
      <text:p text:style-name="Normal">225),</text:p>
      <text:p text:style-name="Normal">('repellat ut id',</text:p>
      <text:p text:style-name="Normal">57,</text:p>
      <text:p text:style-name="Normal">225),</text:p>
      <text:p text:style-name="Normal">('quisquam ipsa in',</text:p>
      <text:p text:style-name="Normal">61,</text:p>
      <text:p text:style-name="Normal">225),</text:p>
      <text:p text:style-name="Normal">('reiciendis enim qui',</text:p>
      <text:p text:style-name="Normal">63,</text:p>
      <text:p text:style-name="Normal">225),</text:p>
      <text:p text:style-name="Normal">('voluptas consequatur quisquam',</text:p>
      <text:p text:style-name="Normal">66,</text:p>
      <text:p text:style-name="Normal">225),</text:p>
      <text:p text:style-name="Normal">('repellat neque perspiciatis',</text:p>
      <text:p text:style-name="Normal">71,</text:p>
      <text:p text:style-name="Normal">225),</text:p>
      <text:p text:style-name="Normal">('perferendis et dolore',</text:p>
      <text:p text:style-name="Normal">72,</text:p>
      <text:p text:style-name="Normal">225),</text:p>
      <text:p text:style-name="Normal">('eum facere est',</text:p>
      <text:p text:style-name="Normal">75,</text:p>
      <text:p text:style-name="Normal">225),</text:p>
      <text:p text:style-name="Normal">('voluptas voluptatem consequatur',</text:p>
      <text:soft-page-break/>
      <text:p text:style-name="Normal">76,</text:p>
      <text:p text:style-name="Normal">225),</text:p>
      <text:p text:style-name="Normal">('et beatae minima',</text:p>
      <text:p text:style-name="Normal">85,</text:p>
      <text:p text:style-name="Normal">225),</text:p>
      <text:p text:style-name="Normal">('incidunt autem voluptatem',</text:p>
      <text:p text:style-name="Normal">87,</text:p>
      <text:p text:style-name="Normal">225),</text:p>
      <text:p text:style-name="Normal">('nam commodi expedita',</text:p>
      <text:p text:style-name="Normal">91,</text:p>
      <text:p text:style-name="Normal">225),</text:p>
      <text:p text:style-name="Normal">('tempore sed autem',</text:p>
      <text:p text:style-name="Normal">95,</text:p>
      <text:p text:style-name="Normal">225),</text:p>
      <text:p text:style-name="Normal">('molestiae praesentium aut',</text:p>
      <text:p text:style-name="Normal">97,</text:p>
      <text:p text:style-name="Normal">225),</text:p>
      <text:p text:style-name="Normal">('earum est iure',</text:p>
      <text:p text:style-name="Normal">99,</text:p>
      <text:p text:style-name="Normal">225),</text:p>
      <text:p text:style-name="Normal">('pariatur quos nesciunt',</text:p>
      <text:p text:style-name="Normal">3,</text:p>
      <text:p text:style-name="Normal">226),</text:p>
      <text:p text:style-name="Normal">('ut temporibus autem',</text:p>
      <text:p text:style-name="Normal">5,</text:p>
      <text:p text:style-name="Normal">226),</text:p>
      <text:p text:style-name="Normal">('itaque beatae adipisci',</text:p>
      <text:p text:style-name="Normal">9,</text:p>
      <text:p text:style-name="Normal">226),</text:p>
      <text:p text:style-name="Normal">('amet ipsum sit',</text:p>
      <text:p text:style-name="Normal">13,</text:p>
      <text:soft-page-break/>
      <text:p text:style-name="Normal">226),</text:p>
      <text:p text:style-name="Normal">('accusantium asperiores eius',</text:p>
      <text:p text:style-name="Normal">14,</text:p>
      <text:p text:style-name="Normal">226),</text:p>
      <text:p text:style-name="Normal">('modi et nisi',</text:p>
      <text:p text:style-name="Normal">16,</text:p>
      <text:p text:style-name="Normal">226),</text:p>
      <text:p text:style-name="Normal">('ipsam non molestias',</text:p>
      <text:p text:style-name="Normal">21,</text:p>
      <text:p text:style-name="Normal">226),</text:p>
      <text:p text:style-name="Normal">('ex exercitationem ipsum',</text:p>
      <text:p text:style-name="Normal">24,</text:p>
      <text:p text:style-name="Normal">226),</text:p>
      <text:p text:style-name="Normal">('quaerat veritatis voluptates',</text:p>
      <text:p text:style-name="Normal">31,</text:p>
      <text:p text:style-name="Normal">226),</text:p>
      <text:p text:style-name="Normal">('minus maiores et',</text:p>
      <text:p text:style-name="Normal">36,</text:p>
      <text:p text:style-name="Normal">226),</text:p>
      <text:p text:style-name="Normal">('excepturi consequuntur recusandae',</text:p>
      <text:p text:style-name="Normal">41,</text:p>
      <text:p text:style-name="Normal">226),</text:p>
      <text:p text:style-name="Normal">('qui sint atque',</text:p>
      <text:p text:style-name="Normal">43,</text:p>
      <text:p text:style-name="Normal">226),</text:p>
      <text:p text:style-name="Normal">('nostrum culpa non',</text:p>
      <text:p text:style-name="Normal">48,</text:p>
      <text:p text:style-name="Normal">226),</text:p>
      <text:p text:style-name="Normal">('consequuntur pariatur magni',</text:p>
      <text:p text:style-name="Normal">52,</text:p>
      <text:p text:style-name="Normal">226),</text:p>
      <text:soft-page-break/>
      <text:p text:style-name="Normal">('corrupti quos fugiat',</text:p>
      <text:p text:style-name="Normal">54,</text:p>
      <text:p text:style-name="Normal">226),</text:p>
      <text:p text:style-name="Normal">('at voluptate qui',</text:p>
      <text:p text:style-name="Normal">57,</text:p>
      <text:p text:style-name="Normal">226),</text:p>
      <text:p text:style-name="Normal">('alias modi repellendus',</text:p>
      <text:p text:style-name="Normal">61,</text:p>
      <text:p text:style-name="Normal">226),</text:p>
      <text:p text:style-name="Normal">('magni quod consequuntur',</text:p>
      <text:p text:style-name="Normal">65,</text:p>
      <text:p text:style-name="Normal">226),</text:p>
      <text:p text:style-name="Normal">('rerum ea dolor',</text:p>
      <text:p text:style-name="Normal">66,</text:p>
      <text:p text:style-name="Normal">226),</text:p>
      <text:p text:style-name="Normal">('consequatur cum incidunt',</text:p>
      <text:p text:style-name="Normal">69,</text:p>
      <text:p text:style-name="Normal">226),</text:p>
      <text:p text:style-name="Normal">('nihil iure inventore',</text:p>
      <text:p text:style-name="Normal">71,</text:p>
      <text:p text:style-name="Normal">226),</text:p>
      <text:p text:style-name="Normal">('dolor doloremque modi',</text:p>
      <text:p text:style-name="Normal">75,</text:p>
      <text:p text:style-name="Normal">226),</text:p>
      <text:p text:style-name="Normal">('eum itaque dolore',</text:p>
      <text:p text:style-name="Normal">76,</text:p>
      <text:p text:style-name="Normal">226),</text:p>
      <text:p text:style-name="Normal">('et sequi ullam',</text:p>
      <text:p text:style-name="Normal">87,</text:p>
      <text:p text:style-name="Normal">226),</text:p>
      <text:p text:style-name="Normal">('omnis accusantium voluptatem',</text:p>
      <text:soft-page-break/>
      <text:p text:style-name="Normal">91,</text:p>
      <text:p text:style-name="Normal">226),</text:p>
      <text:p text:style-name="Normal">('consequatur quod officiis',</text:p>
      <text:p text:style-name="Normal">93,</text:p>
      <text:p text:style-name="Normal">226),</text:p>
      <text:p text:style-name="Normal">('ut quia sint',</text:p>
      <text:p text:style-name="Normal">94,</text:p>
      <text:p text:style-name="Normal">226),</text:p>
      <text:p text:style-name="Normal">('voluptas voluptatem optio',</text:p>
      <text:p text:style-name="Normal">95,</text:p>
      <text:p text:style-name="Normal">226),</text:p>
      <text:p text:style-name="Normal">('neque et omnis',</text:p>
      <text:p text:style-name="Normal">96,</text:p>
      <text:p text:style-name="Normal">226),</text:p>
      <text:p text:style-name="Normal">('qui sequi atque',</text:p>
      <text:p text:style-name="Normal">97,</text:p>
      <text:p text:style-name="Normal">226),</text:p>
      <text:p text:style-name="Normal">('rerum ipsum natus',</text:p>
      <text:p text:style-name="Normal">99,</text:p>
      <text:p text:style-name="Normal">226),</text:p>
      <text:p text:style-name="Normal">('enim quia repellendus',</text:p>
      <text:p text:style-name="Normal">100,</text:p>
      <text:p text:style-name="Normal">226),</text:p>
      <text:p text:style-name="Normal">('omnis et illum',</text:p>
      <text:p text:style-name="Normal">3,</text:p>
      <text:p text:style-name="Normal">227),</text:p>
      <text:p text:style-name="Normal">('esse tempora cupiditate',</text:p>
      <text:p text:style-name="Normal">4,</text:p>
      <text:p text:style-name="Normal">227),</text:p>
      <text:p text:style-name="Normal">('repudiandae nihil quod',</text:p>
      <text:p text:style-name="Normal">5,</text:p>
      <text:soft-page-break/>
      <text:p text:style-name="Normal">227),</text:p>
      <text:p text:style-name="Normal">('esse asperiores eveniet',</text:p>
      <text:p text:style-name="Normal">6,</text:p>
      <text:p text:style-name="Normal">227),</text:p>
      <text:p text:style-name="Normal">('quam aliquam quaerat',</text:p>
      <text:p text:style-name="Normal">10,</text:p>
      <text:p text:style-name="Normal">227),</text:p>
      <text:p text:style-name="Normal">('numquam nemo quo',</text:p>
      <text:p text:style-name="Normal">14,</text:p>
      <text:p text:style-name="Normal">227),</text:p>
      <text:p text:style-name="Normal">('voluptas expedita quisquam',</text:p>
      <text:p text:style-name="Normal">21,</text:p>
      <text:p text:style-name="Normal">227),</text:p>
      <text:p text:style-name="Normal">('ea dolores quia',</text:p>
      <text:p text:style-name="Normal">22,</text:p>
      <text:p text:style-name="Normal">227),</text:p>
      <text:p text:style-name="Normal">('ducimus nihil dolores',</text:p>
      <text:p text:style-name="Normal">24,</text:p>
      <text:p text:style-name="Normal">227),</text:p>
      <text:p text:style-name="Normal">('possimus in labore',</text:p>
      <text:p text:style-name="Normal">26,</text:p>
      <text:p text:style-name="Normal">227),</text:p>
      <text:p text:style-name="Normal">('non accusantium beatae',</text:p>
      <text:p text:style-name="Normal">28,</text:p>
      <text:p text:style-name="Normal">227),</text:p>
      <text:p text:style-name="Normal">('nihil quibusdam ea',</text:p>
      <text:p text:style-name="Normal">30,</text:p>
      <text:p text:style-name="Normal">227),</text:p>
      <text:p text:style-name="Normal">('et sequi quisquam',</text:p>
      <text:p text:style-name="Normal">32,</text:p>
      <text:p text:style-name="Normal">227),</text:p>
      <text:soft-page-break/>
      <text:p text:style-name="Normal">('nesciunt quas explicabo',</text:p>
      <text:p text:style-name="Normal">33,</text:p>
      <text:p text:style-name="Normal">227),</text:p>
      <text:p text:style-name="Normal">('dolor tenetur aut',</text:p>
      <text:p text:style-name="Normal">36,</text:p>
      <text:p text:style-name="Normal">227),</text:p>
      <text:p text:style-name="Normal">('quo provident voluptate',</text:p>
      <text:p text:style-name="Normal">38,</text:p>
      <text:p text:style-name="Normal">227),</text:p>
      <text:p text:style-name="Normal">('laudantium qui aperiam',</text:p>
      <text:p text:style-name="Normal">39,</text:p>
      <text:p text:style-name="Normal">227),</text:p>
      <text:p text:style-name="Normal">('quas vel animi',</text:p>
      <text:p text:style-name="Normal">41,</text:p>
      <text:p text:style-name="Normal">227),</text:p>
      <text:p text:style-name="Normal">('ducimus quibusdam ut',</text:p>
      <text:p text:style-name="Normal">42,</text:p>
      <text:p text:style-name="Normal">227),</text:p>
      <text:p text:style-name="Normal">('non ut eveniet',</text:p>
      <text:p text:style-name="Normal">54,</text:p>
      <text:p text:style-name="Normal">227),</text:p>
      <text:p text:style-name="Normal">('repudiandae inventore exercitationem',</text:p>
      <text:p text:style-name="Normal">55,</text:p>
      <text:p text:style-name="Normal">227),</text:p>
      <text:p text:style-name="Normal">('ipsam quasi ea',</text:p>
      <text:p text:style-name="Normal">57,</text:p>
      <text:p text:style-name="Normal">227),</text:p>
      <text:p text:style-name="Normal">('et possimus tempore',</text:p>
      <text:p text:style-name="Normal">60,</text:p>
      <text:p text:style-name="Normal">227),</text:p>
      <text:p text:style-name="Normal">('vel nesciunt dicta',</text:p>
      <text:soft-page-break/>
      <text:p text:style-name="Normal">61,</text:p>
      <text:p text:style-name="Normal">227),</text:p>
      <text:p text:style-name="Normal">('aperiam eum impedit',</text:p>
      <text:p text:style-name="Normal">62,</text:p>
      <text:p text:style-name="Normal">227),</text:p>
      <text:p text:style-name="Normal">('et ducimus numquam',</text:p>
      <text:p text:style-name="Normal">66,</text:p>
      <text:p text:style-name="Normal">227),</text:p>
      <text:p text:style-name="Normal">('id magnam ullam',</text:p>
      <text:p text:style-name="Normal">67,</text:p>
      <text:p text:style-name="Normal">227),</text:p>
      <text:p text:style-name="Normal">('sapiente dicta ab',</text:p>
      <text:p text:style-name="Normal">69,</text:p>
      <text:p text:style-name="Normal">227),</text:p>
      <text:p text:style-name="Normal">('accusantium recusandae omnis',</text:p>
      <text:p text:style-name="Normal">70,</text:p>
      <text:p text:style-name="Normal">227),</text:p>
      <text:p text:style-name="Normal">('porro harum harum',</text:p>
      <text:p text:style-name="Normal">71,</text:p>
      <text:p text:style-name="Normal">227),</text:p>
      <text:p text:style-name="Normal">('quia voluptatem pariatur',</text:p>
      <text:p text:style-name="Normal">75,</text:p>
      <text:p text:style-name="Normal">227),</text:p>
      <text:p text:style-name="Normal">('et odio eos',</text:p>
      <text:p text:style-name="Normal">76,</text:p>
      <text:p text:style-name="Normal">227),</text:p>
      <text:p text:style-name="Normal">('quam temporibus omnis',</text:p>
      <text:p text:style-name="Normal">87,</text:p>
      <text:p text:style-name="Normal">227),</text:p>
      <text:p text:style-name="Normal">('voluptatem architecto nam',</text:p>
      <text:p text:style-name="Normal">91,</text:p>
      <text:soft-page-break/>
      <text:p text:style-name="Normal">227),</text:p>
      <text:p text:style-name="Normal">('architecto eveniet culpa',</text:p>
      <text:p text:style-name="Normal">99,</text:p>
      <text:p text:style-name="Normal">227),</text:p>
      <text:p text:style-name="Normal">('placeat aut omnis',</text:p>
      <text:p text:style-name="Normal">2,</text:p>
      <text:p text:style-name="Normal">228),</text:p>
      <text:p text:style-name="Normal">('voluptas officia consequatur',</text:p>
      <text:p text:style-name="Normal">5,</text:p>
      <text:p text:style-name="Normal">228),</text:p>
      <text:p text:style-name="Normal">('consequuntur qui enim',</text:p>
      <text:p text:style-name="Normal">10,</text:p>
      <text:p text:style-name="Normal">228),</text:p>
      <text:p text:style-name="Normal">('repellendus nobis et',</text:p>
      <text:p text:style-name="Normal">14,</text:p>
      <text:p text:style-name="Normal">228),</text:p>
      <text:p text:style-name="Normal">('dolores et omnis',</text:p>
      <text:p text:style-name="Normal">18,</text:p>
      <text:p text:style-name="Normal">228),</text:p>
      <text:p text:style-name="Normal">('deleniti labore corporis',</text:p>
      <text:p text:style-name="Normal">21,</text:p>
      <text:p text:style-name="Normal">228),</text:p>
      <text:p text:style-name="Normal">('doloribus aut aut',</text:p>
      <text:p text:style-name="Normal">22,</text:p>
      <text:p text:style-name="Normal">228),</text:p>
      <text:p text:style-name="Normal">('quod architecto perferendis',</text:p>
      <text:p text:style-name="Normal">24,</text:p>
      <text:p text:style-name="Normal">228),</text:p>
      <text:p text:style-name="Normal">('et ipsum sint',</text:p>
      <text:p text:style-name="Normal">32,</text:p>
      <text:p text:style-name="Normal">228),</text:p>
      <text:soft-page-break/>
      <text:p text:style-name="Normal">('quibusdam nam qui',</text:p>
      <text:p text:style-name="Normal">36,</text:p>
      <text:p text:style-name="Normal">228),</text:p>
      <text:p text:style-name="Normal">('possimus quae enim',</text:p>
      <text:p text:style-name="Normal">41,</text:p>
      <text:p text:style-name="Normal">228),</text:p>
      <text:p text:style-name="Normal">('sequi pariatur laboriosam',</text:p>
      <text:p text:style-name="Normal">46,</text:p>
      <text:p text:style-name="Normal">228),</text:p>
      <text:p text:style-name="Normal">('sapiente voluptatum aliquid',</text:p>
      <text:p text:style-name="Normal">48,</text:p>
      <text:p text:style-name="Normal">228),</text:p>
      <text:p text:style-name="Normal">('delectus esse perferendis',</text:p>
      <text:p text:style-name="Normal">54,</text:p>
      <text:p text:style-name="Normal">228),</text:p>
      <text:p text:style-name="Normal">('et magni labore',</text:p>
      <text:p text:style-name="Normal">55,</text:p>
      <text:p text:style-name="Normal">228),</text:p>
      <text:p text:style-name="Normal">('vero voluptatem est',</text:p>
      <text:p text:style-name="Normal">57,</text:p>
      <text:p text:style-name="Normal">228),</text:p>
      <text:p text:style-name="Normal">('dolorem eum tempore',</text:p>
      <text:p text:style-name="Normal">61,</text:p>
      <text:p text:style-name="Normal">228),</text:p>
      <text:p text:style-name="Normal">('qui id harum',</text:p>
      <text:p text:style-name="Normal">66,</text:p>
      <text:p text:style-name="Normal">228),</text:p>
      <text:p text:style-name="Normal">('maxime est tenetur',</text:p>
      <text:p text:style-name="Normal">70,</text:p>
      <text:p text:style-name="Normal">228),</text:p>
      <text:p text:style-name="Normal">('ipsam molestiae et',</text:p>
      <text:soft-page-break/>
      <text:p text:style-name="Normal">71,</text:p>
      <text:p text:style-name="Normal">228),</text:p>
      <text:p text:style-name="Normal">('ut maxime error',</text:p>
      <text:p text:style-name="Normal">75,</text:p>
      <text:p text:style-name="Normal">228),</text:p>
      <text:p text:style-name="Normal">('ad reiciendis corrupti',</text:p>
      <text:p text:style-name="Normal">76,</text:p>
      <text:p text:style-name="Normal">228),</text:p>
      <text:p text:style-name="Normal">('sit pariatur eos',</text:p>
      <text:p text:style-name="Normal">79,</text:p>
      <text:p text:style-name="Normal">228),</text:p>
      <text:p text:style-name="Normal">('illo corporis dolores',</text:p>
      <text:p text:style-name="Normal">91,</text:p>
      <text:p text:style-name="Normal">228),</text:p>
      <text:p text:style-name="Normal">('voluptatem cumque et',</text:p>
      <text:p text:style-name="Normal">96,</text:p>
      <text:p text:style-name="Normal">228),</text:p>
      <text:p text:style-name="Normal">('consequatur dolorem et',</text:p>
      <text:p text:style-name="Normal">98,</text:p>
      <text:p text:style-name="Normal">228),</text:p>
      <text:p text:style-name="Normal">('rem quia placeat',</text:p>
      <text:p text:style-name="Normal">2,</text:p>
      <text:p text:style-name="Normal">229),</text:p>
      <text:p text:style-name="Normal">('officia sunt molestiae',</text:p>
      <text:p text:style-name="Normal">3,</text:p>
      <text:p text:style-name="Normal">229),</text:p>
      <text:p text:style-name="Normal">('qui ut eum',</text:p>
      <text:p text:style-name="Normal">5,</text:p>
      <text:p text:style-name="Normal">229),</text:p>
      <text:p text:style-name="Normal">('optio est qui',</text:p>
      <text:p text:style-name="Normal">6,</text:p>
      <text:soft-page-break/>
      <text:p text:style-name="Normal">229),</text:p>
      <text:p text:style-name="Normal">('ullam saepe reiciendis',</text:p>
      <text:p text:style-name="Normal">9,</text:p>
      <text:p text:style-name="Normal">229),</text:p>
      <text:p text:style-name="Normal">('iusto laboriosam est',</text:p>
      <text:p text:style-name="Normal">10,</text:p>
      <text:p text:style-name="Normal">229),</text:p>
      <text:p text:style-name="Normal">('hic suscipit magnam',</text:p>
      <text:p text:style-name="Normal">12,</text:p>
      <text:p text:style-name="Normal">229),</text:p>
      <text:p text:style-name="Normal">('sequi sed qui',</text:p>
      <text:p text:style-name="Normal">14,</text:p>
      <text:p text:style-name="Normal">229),</text:p>
      <text:p text:style-name="Normal">('omnis odit aut',</text:p>
      <text:p text:style-name="Normal">15,</text:p>
      <text:p text:style-name="Normal">229),</text:p>
      <text:p text:style-name="Normal">('et non harum',</text:p>
      <text:p text:style-name="Normal">21,</text:p>
      <text:p text:style-name="Normal">229),</text:p>
      <text:p text:style-name="Normal">('omnis non officiis',</text:p>
      <text:p text:style-name="Normal">24,</text:p>
      <text:p text:style-name="Normal">229),</text:p>
      <text:p text:style-name="Normal">('cumque blanditiis quis',</text:p>
      <text:p text:style-name="Normal">30,</text:p>
      <text:p text:style-name="Normal">229),</text:p>
      <text:p text:style-name="Normal">('blanditiis dignissimos porro',</text:p>
      <text:p text:style-name="Normal">31,</text:p>
      <text:p text:style-name="Normal">229),</text:p>
      <text:p text:style-name="Normal">('est quod ipsam',</text:p>
      <text:p text:style-name="Normal">36,</text:p>
      <text:p text:style-name="Normal">229),</text:p>
      <text:soft-page-break/>
      <text:p text:style-name="Normal">('quasi ipsam alias',</text:p>
      <text:p text:style-name="Normal">37,</text:p>
      <text:p text:style-name="Normal">229),</text:p>
      <text:p text:style-name="Normal">('itaque sit accusantium',</text:p>
      <text:p text:style-name="Normal">40,</text:p>
      <text:p text:style-name="Normal">229),</text:p>
      <text:p text:style-name="Normal">('porro magni minima',</text:p>
      <text:p text:style-name="Normal">41,</text:p>
      <text:p text:style-name="Normal">229),</text:p>
      <text:p text:style-name="Normal">('aut quis consectetur',</text:p>
      <text:p text:style-name="Normal">54,</text:p>
      <text:p text:style-name="Normal">229),</text:p>
      <text:p text:style-name="Normal">('illo atque omnis',</text:p>
      <text:p text:style-name="Normal">55,</text:p>
      <text:p text:style-name="Normal">229),</text:p>
      <text:p text:style-name="Normal">('aut cupiditate ullam',</text:p>
      <text:p text:style-name="Normal">56,</text:p>
      <text:p text:style-name="Normal">229),</text:p>
      <text:p text:style-name="Normal">('voluptas sed omnis',</text:p>
      <text:p text:style-name="Normal">57,</text:p>
      <text:p text:style-name="Normal">229),</text:p>
      <text:p text:style-name="Normal">('aut ipsa consequatur',</text:p>
      <text:p text:style-name="Normal">66,</text:p>
      <text:p text:style-name="Normal">229),</text:p>
      <text:p text:style-name="Normal">('eos omnis fuga',</text:p>
      <text:p text:style-name="Normal">71,</text:p>
      <text:p text:style-name="Normal">229),</text:p>
      <text:p text:style-name="Normal">('et necessitatibus sit',</text:p>
      <text:p text:style-name="Normal">75,</text:p>
      <text:p text:style-name="Normal">229),</text:p>
      <text:p text:style-name="Normal">('reiciendis et sed',</text:p>
      <text:soft-page-break/>
      <text:p text:style-name="Normal">76,</text:p>
      <text:p text:style-name="Normal">229),</text:p>
      <text:p text:style-name="Normal">('rem provident id',</text:p>
      <text:p text:style-name="Normal">85,</text:p>
      <text:p text:style-name="Normal">229),</text:p>
      <text:p text:style-name="Normal">('et voluptas deserunt',</text:p>
      <text:p text:style-name="Normal">91,</text:p>
      <text:p text:style-name="Normal">229),</text:p>
      <text:p text:style-name="Normal">('voluptatem blanditiis repellendus',</text:p>
      <text:p text:style-name="Normal">93,</text:p>
      <text:p text:style-name="Normal">229),</text:p>
      <text:p text:style-name="Normal">('tenetur et cumque',</text:p>
      <text:p text:style-name="Normal">96,</text:p>
      <text:p text:style-name="Normal">229),</text:p>
      <text:p text:style-name="Normal">('mollitia dolorem error',</text:p>
      <text:p text:style-name="Normal">5,</text:p>
      <text:p text:style-name="Normal">230),</text:p>
      <text:p text:style-name="Normal">('ut adipisci qui',</text:p>
      <text:p text:style-name="Normal">12,</text:p>
      <text:p text:style-name="Normal">230),</text:p>
      <text:p text:style-name="Normal">('minima quas sunt',</text:p>
      <text:p text:style-name="Normal">14,</text:p>
      <text:p text:style-name="Normal">230),</text:p>
      <text:p text:style-name="Normal">('aut commodi corporis',</text:p>
      <text:p text:style-name="Normal">17,</text:p>
      <text:p text:style-name="Normal">230),</text:p>
      <text:p text:style-name="Normal">('ex fugit officia',</text:p>
      <text:p text:style-name="Normal">21,</text:p>
      <text:p text:style-name="Normal">230),</text:p>
      <text:p text:style-name="Normal">('repudiandae aut voluptatem',</text:p>
      <text:p text:style-name="Normal">24,</text:p>
      <text:soft-page-break/>
      <text:p text:style-name="Normal">230),</text:p>
      <text:p text:style-name="Normal">('et eos omnis',</text:p>
      <text:p text:style-name="Normal">36,</text:p>
      <text:p text:style-name="Normal">230),</text:p>
      <text:p text:style-name="Normal">('quibusdam pariatur officiis',</text:p>
      <text:p text:style-name="Normal">38,</text:p>
      <text:p text:style-name="Normal">230),</text:p>
      <text:p text:style-name="Normal">('autem ut sed',</text:p>
      <text:p text:style-name="Normal">39,</text:p>
      <text:p text:style-name="Normal">230),</text:p>
      <text:p text:style-name="Normal">('amet cum vero',</text:p>
      <text:p text:style-name="Normal">40,</text:p>
      <text:p text:style-name="Normal">230),</text:p>
      <text:p text:style-name="Normal">('repellat enim aut',</text:p>
      <text:p text:style-name="Normal">41,</text:p>
      <text:p text:style-name="Normal">230),</text:p>
      <text:p text:style-name="Normal">('modi alias distinctio',</text:p>
      <text:p text:style-name="Normal">43,</text:p>
      <text:p text:style-name="Normal">230),</text:p>
      <text:p text:style-name="Normal">('quia qui minima',</text:p>
      <text:p text:style-name="Normal">54,</text:p>
      <text:p text:style-name="Normal">230),</text:p>
      <text:p text:style-name="Normal">('sint nisi sed',</text:p>
      <text:p text:style-name="Normal">57,</text:p>
      <text:p text:style-name="Normal">230),</text:p>
      <text:p text:style-name="Normal">('sint rem laboriosam',</text:p>
      <text:p text:style-name="Normal">63,</text:p>
      <text:p text:style-name="Normal">230),</text:p>
      <text:p text:style-name="Normal">('consequuntur quisquam aut',</text:p>
      <text:p text:style-name="Normal">66,</text:p>
      <text:p text:style-name="Normal">230),</text:p>
      <text:soft-page-break/>
      <text:p text:style-name="Normal">('est laudantium est',</text:p>
      <text:p text:style-name="Normal">69,</text:p>
      <text:p text:style-name="Normal">230),</text:p>
      <text:p text:style-name="Normal">('deleniti id qui',</text:p>
      <text:p text:style-name="Normal">71,</text:p>
      <text:p text:style-name="Normal">230),</text:p>
      <text:p text:style-name="Normal">('sequi nobis aut',</text:p>
      <text:p text:style-name="Normal">75,</text:p>
      <text:p text:style-name="Normal">230),</text:p>
      <text:p text:style-name="Normal">('minima accusantium enim',</text:p>
      <text:p text:style-name="Normal">76,</text:p>
      <text:p text:style-name="Normal">230),</text:p>
      <text:p text:style-name="Normal">('nam dicta ratione',</text:p>
      <text:p text:style-name="Normal">87,</text:p>
      <text:p text:style-name="Normal">230),</text:p>
      <text:p text:style-name="Normal">('accusantium voluptatibus praesentium',</text:p>
      <text:p text:style-name="Normal">91,</text:p>
      <text:p text:style-name="Normal">230),</text:p>
      <text:p text:style-name="Normal">('et iste nihil',</text:p>
      <text:p text:style-name="Normal">4,</text:p>
      <text:p text:style-name="Normal">231),</text:p>
      <text:p text:style-name="Normal">('eos officiis non',</text:p>
      <text:p text:style-name="Normal">5,</text:p>
      <text:p text:style-name="Normal">231),</text:p>
      <text:p text:style-name="Normal">('labore corporis ullam',</text:p>
      <text:p text:style-name="Normal">13,</text:p>
      <text:p text:style-name="Normal">231),</text:p>
      <text:p text:style-name="Normal">('repellat ducimus qui',</text:p>
      <text:p text:style-name="Normal">14,</text:p>
      <text:p text:style-name="Normal">231),</text:p>
      <text:p text:style-name="Normal">('repellendus sint ipsam',</text:p>
      <text:soft-page-break/>
      <text:p text:style-name="Normal">21,</text:p>
      <text:p text:style-name="Normal">231),</text:p>
      <text:p text:style-name="Normal">('fuga vitae culpa',</text:p>
      <text:p text:style-name="Normal">24,</text:p>
      <text:p text:style-name="Normal">231),</text:p>
      <text:p text:style-name="Normal">('similique ea recusandae',</text:p>
      <text:p text:style-name="Normal">35,</text:p>
      <text:p text:style-name="Normal">231),</text:p>
      <text:p text:style-name="Normal">('magnam quam aut',</text:p>
      <text:p text:style-name="Normal">36,</text:p>
      <text:p text:style-name="Normal">231),</text:p>
      <text:p text:style-name="Normal">('ut amet laboriosam',</text:p>
      <text:p text:style-name="Normal">41,</text:p>
      <text:p text:style-name="Normal">231),</text:p>
      <text:p text:style-name="Normal">('quibusdam odio est',</text:p>
      <text:p text:style-name="Normal">43,</text:p>
      <text:p text:style-name="Normal">231),</text:p>
      <text:p text:style-name="Normal">('sint omnis et',</text:p>
      <text:p text:style-name="Normal">46,</text:p>
      <text:p text:style-name="Normal">231),</text:p>
      <text:p text:style-name="Normal">('ut eum ut',</text:p>
      <text:p text:style-name="Normal">52,</text:p>
      <text:p text:style-name="Normal">231),</text:p>
      <text:p text:style-name="Normal">('est provident temporibus',</text:p>
      <text:p text:style-name="Normal">54,</text:p>
      <text:p text:style-name="Normal">231),</text:p>
      <text:p text:style-name="Normal">('molestias quia atque',</text:p>
      <text:p text:style-name="Normal">56,</text:p>
      <text:p text:style-name="Normal">231),</text:p>
      <text:p text:style-name="Normal">('dolore vero nam',</text:p>
      <text:p text:style-name="Normal">57,</text:p>
      <text:soft-page-break/>
      <text:p text:style-name="Normal">231),</text:p>
      <text:p text:style-name="Normal">('error voluptas aliquam',</text:p>
      <text:p text:style-name="Normal">61,</text:p>
      <text:p text:style-name="Normal">231),</text:p>
      <text:p text:style-name="Normal">('omnis nihil est',</text:p>
      <text:p text:style-name="Normal">66,</text:p>
      <text:p text:style-name="Normal">231),</text:p>
      <text:p text:style-name="Normal">('ea occaecati dolore',</text:p>
      <text:p text:style-name="Normal">70,</text:p>
      <text:p text:style-name="Normal">231),</text:p>
      <text:p text:style-name="Normal">('deserunt error dolorem',</text:p>
      <text:p text:style-name="Normal">71,</text:p>
      <text:p text:style-name="Normal">231),</text:p>
      <text:p text:style-name="Normal">('officia tempore qui',</text:p>
      <text:p text:style-name="Normal">75,</text:p>
      <text:p text:style-name="Normal">231),</text:p>
      <text:p text:style-name="Normal">('tempore accusantium praesentium',</text:p>
      <text:p text:style-name="Normal">76,</text:p>
      <text:p text:style-name="Normal">231),</text:p>
      <text:p text:style-name="Normal">('officiis facilis et',</text:p>
      <text:p text:style-name="Normal">78,</text:p>
      <text:p text:style-name="Normal">231),</text:p>
      <text:p text:style-name="Normal">('est officia dolorem',</text:p>
      <text:p text:style-name="Normal">82,</text:p>
      <text:p text:style-name="Normal">231),</text:p>
      <text:p text:style-name="Normal">('soluta iure est',</text:p>
      <text:p text:style-name="Normal">85,</text:p>
      <text:p text:style-name="Normal">231),</text:p>
      <text:p text:style-name="Normal">('excepturi consequatur qui',</text:p>
      <text:p text:style-name="Normal">87,</text:p>
      <text:p text:style-name="Normal">231),</text:p>
      <text:soft-page-break/>
      <text:p text:style-name="Normal">('pariatur aliquid et',</text:p>
      <text:p text:style-name="Normal">91,</text:p>
      <text:p text:style-name="Normal">231),</text:p>
      <text:p text:style-name="Normal">('pariatur commodi et',</text:p>
      <text:p text:style-name="Normal">5,</text:p>
      <text:p text:style-name="Normal">232),</text:p>
      <text:p text:style-name="Normal">('exercitationem officia saepe',</text:p>
      <text:p text:style-name="Normal">9,</text:p>
      <text:p text:style-name="Normal">232),</text:p>
      <text:p text:style-name="Normal">('tempora quaerat hic',</text:p>
      <text:p text:style-name="Normal">10,</text:p>
      <text:p text:style-name="Normal">232),</text:p>
      <text:p text:style-name="Normal">('quibusdam facilis illum',</text:p>
      <text:p text:style-name="Normal">13,</text:p>
      <text:p text:style-name="Normal">232),</text:p>
      <text:p text:style-name="Normal">('et atque aut',</text:p>
      <text:p text:style-name="Normal">14,</text:p>
      <text:p text:style-name="Normal">232),</text:p>
      <text:p text:style-name="Normal">('a neque eius',</text:p>
      <text:p text:style-name="Normal">20,</text:p>
      <text:p text:style-name="Normal">232),</text:p>
      <text:p text:style-name="Normal">('est est eveniet',</text:p>
      <text:p text:style-name="Normal">21,</text:p>
      <text:p text:style-name="Normal">232),</text:p>
      <text:p text:style-name="Normal">('aut quos itaque',</text:p>
      <text:p text:style-name="Normal">22,</text:p>
      <text:p text:style-name="Normal">232),</text:p>
      <text:p text:style-name="Normal">('sint quae laborum',</text:p>
      <text:p text:style-name="Normal">24,</text:p>
      <text:p text:style-name="Normal">232),</text:p>
      <text:p text:style-name="Normal">('molestiae sit minima',</text:p>
      <text:soft-page-break/>
      <text:p text:style-name="Normal">26,</text:p>
      <text:p text:style-name="Normal">232),</text:p>
      <text:p text:style-name="Normal">('tenetur eligendi facere',</text:p>
      <text:p text:style-name="Normal">27,</text:p>
      <text:p text:style-name="Normal">232),</text:p>
      <text:p text:style-name="Normal">('ut velit voluptate',</text:p>
      <text:p text:style-name="Normal">35,</text:p>
      <text:p text:style-name="Normal">232),</text:p>
      <text:p text:style-name="Normal">('nihil eligendi iste',</text:p>
      <text:p text:style-name="Normal">36,</text:p>
      <text:p text:style-name="Normal">232),</text:p>
      <text:p text:style-name="Normal">('inventore in porro',</text:p>
      <text:p text:style-name="Normal">38,</text:p>
      <text:p text:style-name="Normal">232),</text:p>
      <text:p text:style-name="Normal">('nesciunt quia error',</text:p>
      <text:p text:style-name="Normal">41,</text:p>
      <text:p text:style-name="Normal">232),</text:p>
      <text:p text:style-name="Normal">('ea minima autem',</text:p>
      <text:p text:style-name="Normal">50,</text:p>
      <text:p text:style-name="Normal">232),</text:p>
      <text:p text:style-name="Normal">('voluptatum aliquam cumque',</text:p>
      <text:p text:style-name="Normal">54,</text:p>
      <text:p text:style-name="Normal">232),</text:p>
      <text:p text:style-name="Normal">('ut quo enim',</text:p>
      <text:p text:style-name="Normal">57,</text:p>
      <text:p text:style-name="Normal">232),</text:p>
      <text:p text:style-name="Normal">('odio et qui',</text:p>
      <text:p text:style-name="Normal">60,</text:p>
      <text:p text:style-name="Normal">232),</text:p>
      <text:p text:style-name="Normal">('impedit impedit quidem',</text:p>
      <text:p text:style-name="Normal">66,</text:p>
      <text:soft-page-break/>
      <text:p text:style-name="Normal">232),</text:p>
      <text:p text:style-name="Normal">('accusamus ea explicabo',</text:p>
      <text:p text:style-name="Normal">69,</text:p>
      <text:p text:style-name="Normal">232),</text:p>
      <text:p text:style-name="Normal">('sed in et',</text:p>
      <text:p text:style-name="Normal">71,</text:p>
      <text:p text:style-name="Normal">232),</text:p>
      <text:p text:style-name="Normal">('qui suscipit vitae',</text:p>
      <text:p text:style-name="Normal">75,</text:p>
      <text:p text:style-name="Normal">232),</text:p>
      <text:p text:style-name="Normal">('provident tenetur quis',</text:p>
      <text:p text:style-name="Normal">76,</text:p>
      <text:p text:style-name="Normal">232),</text:p>
      <text:p text:style-name="Normal">('eaque qui repudiandae',</text:p>
      <text:p text:style-name="Normal">87,</text:p>
      <text:p text:style-name="Normal">232),</text:p>
      <text:p text:style-name="Normal">('ad ut fugit',</text:p>
      <text:p text:style-name="Normal">91,</text:p>
      <text:p text:style-name="Normal">232),</text:p>
      <text:p text:style-name="Normal">('et non et',</text:p>
      <text:p text:style-name="Normal">92,</text:p>
      <text:p text:style-name="Normal">232),</text:p>
      <text:p text:style-name="Normal">('est ut voluptate',</text:p>
      <text:p text:style-name="Normal">95,</text:p>
      <text:p text:style-name="Normal">232),</text:p>
      <text:p text:style-name="Normal">('eos expedita minus',</text:p>
      <text:p text:style-name="Normal">98,</text:p>
      <text:p text:style-name="Normal">232),</text:p>
      <text:p text:style-name="Normal">('aliquam qui sit',</text:p>
      <text:p text:style-name="Normal">99,</text:p>
      <text:p text:style-name="Normal">232),</text:p>
      <text:soft-page-break/>
      <text:p text:style-name="Normal">('distinctio aut et',</text:p>
      <text:p text:style-name="Normal">3,</text:p>
      <text:p text:style-name="Normal">233),</text:p>
      <text:p text:style-name="Normal">('laborum sed error',</text:p>
      <text:p text:style-name="Normal">5,</text:p>
      <text:p text:style-name="Normal">233),</text:p>
      <text:p text:style-name="Normal">('libero eaque facilis',</text:p>
      <text:p text:style-name="Normal">13,</text:p>
      <text:p text:style-name="Normal">233),</text:p>
      <text:p text:style-name="Normal">('porro id tempora',</text:p>
      <text:p text:style-name="Normal">14,</text:p>
      <text:p text:style-name="Normal">233),</text:p>
      <text:p text:style-name="Normal">('et illo voluptatem',</text:p>
      <text:p text:style-name="Normal">21,</text:p>
      <text:p text:style-name="Normal">233),</text:p>
      <text:p text:style-name="Normal">('mollitia mollitia sit',</text:p>
      <text:p text:style-name="Normal">24,</text:p>
      <text:p text:style-name="Normal">233),</text:p>
      <text:p text:style-name="Normal">('ut distinctio tempore',</text:p>
      <text:p text:style-name="Normal">27,</text:p>
      <text:p text:style-name="Normal">233),</text:p>
      <text:p text:style-name="Normal">('enim sint est',</text:p>
      <text:p text:style-name="Normal">31,</text:p>
      <text:p text:style-name="Normal">233),</text:p>
      <text:p text:style-name="Normal">('aut qui voluptatem',</text:p>
      <text:p text:style-name="Normal">35,</text:p>
      <text:p text:style-name="Normal">233),</text:p>
      <text:p text:style-name="Normal">('quaerat vel nemo',</text:p>
      <text:p text:style-name="Normal">36,</text:p>
      <text:p text:style-name="Normal">233),</text:p>
      <text:p text:style-name="Normal">('dolores dignissimos architecto',</text:p>
      <text:soft-page-break/>
      <text:p text:style-name="Normal">41,</text:p>
      <text:p text:style-name="Normal">233),</text:p>
      <text:p text:style-name="Normal">('distinctio libero molestias',</text:p>
      <text:p text:style-name="Normal">47,</text:p>
      <text:p text:style-name="Normal">233),</text:p>
      <text:p text:style-name="Normal">('ut temporibus placeat',</text:p>
      <text:p text:style-name="Normal">50,</text:p>
      <text:p text:style-name="Normal">233),</text:p>
      <text:p text:style-name="Normal">('maiores laudantium quas',</text:p>
      <text:p text:style-name="Normal">54,</text:p>
      <text:p text:style-name="Normal">233),</text:p>
      <text:p text:style-name="Normal">('aliquid voluptas vel',</text:p>
      <text:p text:style-name="Normal">55,</text:p>
      <text:p text:style-name="Normal">233),</text:p>
      <text:p text:style-name="Normal">('vel commodi at',</text:p>
      <text:p text:style-name="Normal">56,</text:p>
      <text:p text:style-name="Normal">233),</text:p>
      <text:p text:style-name="Normal">('aut officia quia',</text:p>
      <text:p text:style-name="Normal">57,</text:p>
      <text:p text:style-name="Normal">233),</text:p>
      <text:p text:style-name="Normal">('qui eos ea',</text:p>
      <text:p text:style-name="Normal">62,</text:p>
      <text:p text:style-name="Normal">233),</text:p>
      <text:p text:style-name="Normal">('eligendi dolorem in',</text:p>
      <text:p text:style-name="Normal">66,</text:p>
      <text:p text:style-name="Normal">233),</text:p>
      <text:p text:style-name="Normal">('dolorem molestiae voluptatem',</text:p>
      <text:p text:style-name="Normal">69,</text:p>
      <text:p text:style-name="Normal">233),</text:p>
      <text:p text:style-name="Normal">('inventore dolores quia',</text:p>
      <text:p text:style-name="Normal">71,</text:p>
      <text:soft-page-break/>
      <text:p text:style-name="Normal">233),</text:p>
      <text:p text:style-name="Normal">('consectetur et eveniet',</text:p>
      <text:p text:style-name="Normal">72,</text:p>
      <text:p text:style-name="Normal">233),</text:p>
      <text:p text:style-name="Normal">('at aperiam id',</text:p>
      <text:p text:style-name="Normal">75,</text:p>
      <text:p text:style-name="Normal">233),</text:p>
      <text:p text:style-name="Normal">('eum quo incidunt',</text:p>
      <text:p text:style-name="Normal">76,</text:p>
      <text:p text:style-name="Normal">233),</text:p>
      <text:p text:style-name="Normal">('voluptatem assumenda expedita',</text:p>
      <text:p text:style-name="Normal">82,</text:p>
      <text:p text:style-name="Normal">233),</text:p>
      <text:p text:style-name="Normal">('dolores assumenda perspiciatis',</text:p>
      <text:p text:style-name="Normal">87,</text:p>
      <text:p text:style-name="Normal">233),</text:p>
      <text:p text:style-name="Normal">('ipsum quia voluptatem',</text:p>
      <text:p text:style-name="Normal">91,</text:p>
      <text:p text:style-name="Normal">233),</text:p>
      <text:p text:style-name="Normal">('doloribus excepturi quas',</text:p>
      <text:p text:style-name="Normal">93,</text:p>
      <text:p text:style-name="Normal">233),</text:p>
      <text:p text:style-name="Normal">('autem consequatur labore',</text:p>
      <text:p text:style-name="Normal">96,</text:p>
      <text:p text:style-name="Normal">233),</text:p>
      <text:p text:style-name="Normal">('enim pariatur eum',</text:p>
      <text:p text:style-name="Normal">3,</text:p>
      <text:p text:style-name="Normal">234),</text:p>
      <text:p text:style-name="Normal">('consequatur quod non',</text:p>
      <text:p text:style-name="Normal">5,</text:p>
      <text:p text:style-name="Normal">234),</text:p>
      <text:soft-page-break/>
      <text:p text:style-name="Normal">('ut animi vel',</text:p>
      <text:p text:style-name="Normal">6,</text:p>
      <text:p text:style-name="Normal">234),</text:p>
      <text:p text:style-name="Normal">('dolor a nulla',</text:p>
      <text:p text:style-name="Normal">9,</text:p>
      <text:p text:style-name="Normal">234),</text:p>
      <text:p text:style-name="Normal">('reiciendis dicta sit',</text:p>
      <text:p text:style-name="Normal">14,</text:p>
      <text:p text:style-name="Normal">234),</text:p>
      <text:p text:style-name="Normal">('ex est non',</text:p>
      <text:p text:style-name="Normal">16,</text:p>
      <text:p text:style-name="Normal">234),</text:p>
      <text:p text:style-name="Normal">('explicabo id expedita',</text:p>
      <text:p text:style-name="Normal">17,</text:p>
      <text:p text:style-name="Normal">234),</text:p>
      <text:p text:style-name="Normal">('maiores vel nulla',</text:p>
      <text:p text:style-name="Normal">21,</text:p>
      <text:p text:style-name="Normal">234),</text:p>
      <text:p text:style-name="Normal">('voluptatibus dolores eaque',</text:p>
      <text:p text:style-name="Normal">24,</text:p>
      <text:p text:style-name="Normal">234),</text:p>
      <text:p text:style-name="Normal">('ex occaecati quae',</text:p>
      <text:p text:style-name="Normal">31,</text:p>
      <text:p text:style-name="Normal">234),</text:p>
      <text:p text:style-name="Normal">('magni sit doloribus',</text:p>
      <text:p text:style-name="Normal">33,</text:p>
      <text:p text:style-name="Normal">234),</text:p>
      <text:p text:style-name="Normal">('et nihil molestiae',</text:p>
      <text:p text:style-name="Normal">36,</text:p>
      <text:p text:style-name="Normal">234),</text:p>
      <text:p text:style-name="Normal">('blanditiis ullam alias',</text:p>
      <text:soft-page-break/>
      <text:p text:style-name="Normal">38,</text:p>
      <text:p text:style-name="Normal">234),</text:p>
      <text:p text:style-name="Normal">('harum qui tempore',</text:p>
      <text:p text:style-name="Normal">41,</text:p>
      <text:p text:style-name="Normal">234),</text:p>
      <text:p text:style-name="Normal">('neque consequatur quo',</text:p>
      <text:p text:style-name="Normal">43,</text:p>
      <text:p text:style-name="Normal">234),</text:p>
      <text:p text:style-name="Normal">('temporibus voluptates iste',</text:p>
      <text:p text:style-name="Normal">46,</text:p>
      <text:p text:style-name="Normal">234),</text:p>
      <text:p text:style-name="Normal">('omnis nulla error',</text:p>
      <text:p text:style-name="Normal">48,</text:p>
      <text:p text:style-name="Normal">234),</text:p>
      <text:p text:style-name="Normal">('placeat sunt maxime',</text:p>
      <text:p text:style-name="Normal">50,</text:p>
      <text:p text:style-name="Normal">234),</text:p>
      <text:p text:style-name="Normal">('inventore qui quia',</text:p>
      <text:p text:style-name="Normal">54,</text:p>
      <text:p text:style-name="Normal">234),</text:p>
      <text:p text:style-name="Normal">('quaerat aut ut',</text:p>
      <text:p text:style-name="Normal">57,</text:p>
      <text:p text:style-name="Normal">234),</text:p>
      <text:p text:style-name="Normal">('adipisci ut laboriosam',</text:p>
      <text:p text:style-name="Normal">66,</text:p>
      <text:p text:style-name="Normal">234),</text:p>
      <text:p text:style-name="Normal">('dignissimos sed illo',</text:p>
      <text:p text:style-name="Normal">67,</text:p>
      <text:p text:style-name="Normal">234),</text:p>
      <text:p text:style-name="Normal">('odit voluptas incidunt',</text:p>
      <text:p text:style-name="Normal">70,</text:p>
      <text:soft-page-break/>
      <text:p text:style-name="Normal">234),</text:p>
      <text:p text:style-name="Normal">('minima ex assumenda',</text:p>
      <text:p text:style-name="Normal">71,</text:p>
      <text:p text:style-name="Normal">234),</text:p>
      <text:p text:style-name="Normal">('atque laboriosam ut',</text:p>
      <text:p text:style-name="Normal">73,</text:p>
      <text:p text:style-name="Normal">234),</text:p>
      <text:p text:style-name="Normal">('tempora officia ea',</text:p>
      <text:p text:style-name="Normal">75,</text:p>
      <text:p text:style-name="Normal">234),</text:p>
      <text:p text:style-name="Normal">('in dolorem consectetur',</text:p>
      <text:p text:style-name="Normal">76,</text:p>
      <text:p text:style-name="Normal">234),</text:p>
      <text:p text:style-name="Normal">('aut dolorum quis',</text:p>
      <text:p text:style-name="Normal">79,</text:p>
      <text:p text:style-name="Normal">234),</text:p>
      <text:p text:style-name="Normal">('porro saepe at',</text:p>
      <text:p text:style-name="Normal">91,</text:p>
      <text:p text:style-name="Normal">234),</text:p>
      <text:p text:style-name="Normal">('rerum nobis nihil',</text:p>
      <text:p text:style-name="Normal">93,</text:p>
      <text:p text:style-name="Normal">234),</text:p>
      <text:p text:style-name="Normal">('assumenda nam rem',</text:p>
      <text:p text:style-name="Normal">97,</text:p>
      <text:p text:style-name="Normal">234),</text:p>
      <text:p text:style-name="Normal">('nemo sunt dolores',</text:p>
      <text:p text:style-name="Normal">98,</text:p>
      <text:p text:style-name="Normal">234),</text:p>
      <text:p text:style-name="Normal">('doloremque iste perspiciatis',</text:p>
      <text:p text:style-name="Normal">5,</text:p>
      <text:p text:style-name="Normal">235),</text:p>
      <text:soft-page-break/>
      <text:p text:style-name="Normal">('atque iure consequatur',</text:p>
      <text:p text:style-name="Normal">8,</text:p>
      <text:p text:style-name="Normal">235),</text:p>
      <text:p text:style-name="Normal">('porro sint qui',</text:p>
      <text:p text:style-name="Normal">11,</text:p>
      <text:p text:style-name="Normal">235),</text:p>
      <text:p text:style-name="Normal">('eum distinctio dolores',</text:p>
      <text:p text:style-name="Normal">14,</text:p>
      <text:p text:style-name="Normal">235),</text:p>
      <text:p text:style-name="Normal">('et quis aut',</text:p>
      <text:p text:style-name="Normal">21,</text:p>
      <text:p text:style-name="Normal">235),</text:p>
      <text:p text:style-name="Normal">('aut et et',</text:p>
      <text:p text:style-name="Normal">22,</text:p>
      <text:p text:style-name="Normal">235),</text:p>
      <text:p text:style-name="Normal">('dolore ea nemo',</text:p>
      <text:p text:style-name="Normal">24,</text:p>
      <text:p text:style-name="Normal">235),</text:p>
      <text:p text:style-name="Normal">('voluptas dolorem dolor',</text:p>
      <text:p text:style-name="Normal">35,</text:p>
      <text:p text:style-name="Normal">235),</text:p>
      <text:p text:style-name="Normal">('harum sit voluptatem',</text:p>
      <text:p text:style-name="Normal">36,</text:p>
      <text:p text:style-name="Normal">235),</text:p>
      <text:p text:style-name="Normal">('aut quia error',</text:p>
      <text:p text:style-name="Normal">41,</text:p>
      <text:p text:style-name="Normal">235),</text:p>
      <text:p text:style-name="Normal">('magni dicta voluptatem',</text:p>
      <text:p text:style-name="Normal">46,</text:p>
      <text:p text:style-name="Normal">235),</text:p>
      <text:p text:style-name="Normal">('voluptas quibusdam earum',</text:p>
      <text:soft-page-break/>
      <text:p text:style-name="Normal">50,</text:p>
      <text:p text:style-name="Normal">235),</text:p>
      <text:p text:style-name="Normal">('est voluptas et',</text:p>
      <text:p text:style-name="Normal">54,</text:p>
      <text:p text:style-name="Normal">235),</text:p>
      <text:p text:style-name="Normal">('et autem odit',</text:p>
      <text:p text:style-name="Normal">57,</text:p>
      <text:p text:style-name="Normal">235),</text:p>
      <text:p text:style-name="Normal">('fuga aut tempore',</text:p>
      <text:p text:style-name="Normal">60,</text:p>
      <text:p text:style-name="Normal">235),</text:p>
      <text:p text:style-name="Normal">('maxime suscipit et',</text:p>
      <text:p text:style-name="Normal">66,</text:p>
      <text:p text:style-name="Normal">235),</text:p>
      <text:p text:style-name="Normal">('non quas officia',</text:p>
      <text:p text:style-name="Normal">69,</text:p>
      <text:p text:style-name="Normal">235),</text:p>
      <text:p text:style-name="Normal">('pariatur maxime libero',</text:p>
      <text:p text:style-name="Normal">71,</text:p>
      <text:p text:style-name="Normal">235),</text:p>
      <text:p text:style-name="Normal">('vel quia perferendis',</text:p>
      <text:p text:style-name="Normal">72,</text:p>
      <text:p text:style-name="Normal">235),</text:p>
      <text:p text:style-name="Normal">('esse voluptatibus assumenda',</text:p>
      <text:p text:style-name="Normal">75,</text:p>
      <text:p text:style-name="Normal">235),</text:p>
      <text:p text:style-name="Normal">('ad ut illo',</text:p>
      <text:p text:style-name="Normal">76,</text:p>
      <text:p text:style-name="Normal">235),</text:p>
      <text:p text:style-name="Normal">('iste quisquam asperiores',</text:p>
      <text:p text:style-name="Normal">78,</text:p>
      <text:soft-page-break/>
      <text:p text:style-name="Normal">235),</text:p>
      <text:p text:style-name="Normal">('accusamus asperiores blanditiis',</text:p>
      <text:p text:style-name="Normal">85,</text:p>
      <text:p text:style-name="Normal">235),</text:p>
      <text:p text:style-name="Normal">('blanditiis nostrum aut',</text:p>
      <text:p text:style-name="Normal">91,</text:p>
      <text:p text:style-name="Normal">235),</text:p>
      <text:p text:style-name="Normal">('similique consequatur non',</text:p>
      <text:p text:style-name="Normal">94,</text:p>
      <text:p text:style-name="Normal">235),</text:p>
      <text:p text:style-name="Normal">('qui asperiores labore',</text:p>
      <text:p text:style-name="Normal">97,</text:p>
      <text:p text:style-name="Normal">235),</text:p>
      <text:p text:style-name="Normal">('illo non repellendus',</text:p>
      <text:p text:style-name="Normal">5,</text:p>
      <text:p text:style-name="Normal">236),</text:p>
      <text:p text:style-name="Normal">('quaerat in et',</text:p>
      <text:p text:style-name="Normal">8,</text:p>
      <text:p text:style-name="Normal">236),</text:p>
      <text:p text:style-name="Normal">('reprehenderit qui quo',</text:p>
      <text:p text:style-name="Normal">9,</text:p>
      <text:p text:style-name="Normal">236),</text:p>
      <text:p text:style-name="Normal">('asperiores nihil sint',</text:p>
      <text:p text:style-name="Normal">14,</text:p>
      <text:p text:style-name="Normal">236),</text:p>
      <text:p text:style-name="Normal">('qui id facilis',</text:p>
      <text:p text:style-name="Normal">15,</text:p>
      <text:p text:style-name="Normal">236),</text:p>
      <text:p text:style-name="Normal">('quo maxime eum',</text:p>
      <text:p text:style-name="Normal">16,</text:p>
      <text:p text:style-name="Normal">236),</text:p>
      <text:soft-page-break/>
      <text:p text:style-name="Normal">('officia sit qui',</text:p>
      <text:p text:style-name="Normal">18,</text:p>
      <text:p text:style-name="Normal">236),</text:p>
      <text:p text:style-name="Normal">('voluptatum mollitia ad',</text:p>
      <text:p text:style-name="Normal">21,</text:p>
      <text:p text:style-name="Normal">236),</text:p>
      <text:p text:style-name="Normal">('quaerat consequatur aliquid',</text:p>
      <text:p text:style-name="Normal">22,</text:p>
      <text:p text:style-name="Normal">236),</text:p>
      <text:p text:style-name="Normal">('aut delectus soluta',</text:p>
      <text:p text:style-name="Normal">24,</text:p>
      <text:p text:style-name="Normal">236),</text:p>
      <text:p text:style-name="Normal">('sit nisi et',</text:p>
      <text:p text:style-name="Normal">31,</text:p>
      <text:p text:style-name="Normal">236),</text:p>
      <text:p text:style-name="Normal">('in ea consectetur',</text:p>
      <text:p text:style-name="Normal">33,</text:p>
      <text:p text:style-name="Normal">236),</text:p>
      <text:p text:style-name="Normal">('sit expedita aliquam',</text:p>
      <text:p text:style-name="Normal">35,</text:p>
      <text:p text:style-name="Normal">236),</text:p>
      <text:p text:style-name="Normal">('earum quisquam et',</text:p>
      <text:p text:style-name="Normal">36,</text:p>
      <text:p text:style-name="Normal">236),</text:p>
      <text:p text:style-name="Normal">('accusamus ut voluptas',</text:p>
      <text:p text:style-name="Normal">39,</text:p>
      <text:p text:style-name="Normal">236),</text:p>
      <text:p text:style-name="Normal">('magni porro eos',</text:p>
      <text:p text:style-name="Normal">41,</text:p>
      <text:p text:style-name="Normal">236),</text:p>
      <text:p text:style-name="Normal">('mollitia quo enim',</text:p>
      <text:soft-page-break/>
      <text:p text:style-name="Normal">50,</text:p>
      <text:p text:style-name="Normal">236),</text:p>
      <text:p text:style-name="Normal">('qui maiores laborum',</text:p>
      <text:p text:style-name="Normal">54,</text:p>
      <text:p text:style-name="Normal">236),</text:p>
      <text:p text:style-name="Normal">('veritatis quaerat ipsum',</text:p>
      <text:p text:style-name="Normal">57,</text:p>
      <text:p text:style-name="Normal">236),</text:p>
      <text:p text:style-name="Normal">('molestias error omnis',</text:p>
      <text:p text:style-name="Normal">66,</text:p>
      <text:p text:style-name="Normal">236),</text:p>
      <text:p text:style-name="Normal">('assumenda exercitationem molestiae',</text:p>
      <text:p text:style-name="Normal">67,</text:p>
      <text:p text:style-name="Normal">236),</text:p>
      <text:p text:style-name="Normal">('fuga voluptatem sunt',</text:p>
      <text:p text:style-name="Normal">71,</text:p>
      <text:p text:style-name="Normal">236),</text:p>
      <text:p text:style-name="Normal">('qui saepe placeat',</text:p>
      <text:p text:style-name="Normal">75,</text:p>
      <text:p text:style-name="Normal">236),</text:p>
      <text:p text:style-name="Normal">('consequuntur quo consequuntur',</text:p>
      <text:p text:style-name="Normal">76,</text:p>
      <text:p text:style-name="Normal">236),</text:p>
      <text:p text:style-name="Normal">('et quo a',</text:p>
      <text:p text:style-name="Normal">78,</text:p>
      <text:p text:style-name="Normal">236),</text:p>
      <text:p text:style-name="Normal">('sit soluta aut',</text:p>
      <text:p text:style-name="Normal">91,</text:p>
      <text:p text:style-name="Normal">236),</text:p>
      <text:p text:style-name="Normal">('sunt voluptate ut',</text:p>
      <text:p text:style-name="Normal">5,</text:p>
      <text:soft-page-break/>
      <text:p text:style-name="Normal">237),</text:p>
      <text:p text:style-name="Normal">('eaque reprehenderit voluptatem',</text:p>
      <text:p text:style-name="Normal">6,</text:p>
      <text:p text:style-name="Normal">237),</text:p>
      <text:p text:style-name="Normal">('dolor id veniam',</text:p>
      <text:p text:style-name="Normal">14,</text:p>
      <text:p text:style-name="Normal">237),</text:p>
      <text:p text:style-name="Normal">('atque eos ut',</text:p>
      <text:p text:style-name="Normal">21,</text:p>
      <text:p text:style-name="Normal">237),</text:p>
      <text:p text:style-name="Normal">('aliquam sed voluptatem',</text:p>
      <text:p text:style-name="Normal">22,</text:p>
      <text:p text:style-name="Normal">237),</text:p>
      <text:p text:style-name="Normal">('laudantium pariatur id',</text:p>
      <text:p text:style-name="Normal">24,</text:p>
      <text:p text:style-name="Normal">237),</text:p>
      <text:p text:style-name="Normal">('porro natus qui',</text:p>
      <text:p text:style-name="Normal">32,</text:p>
      <text:p text:style-name="Normal">237),</text:p>
      <text:p text:style-name="Normal">('perferendis dicta ullam',</text:p>
      <text:p text:style-name="Normal">33,</text:p>
      <text:p text:style-name="Normal">237),</text:p>
      <text:p text:style-name="Normal">('molestiae quam voluptatem',</text:p>
      <text:p text:style-name="Normal">35,</text:p>
      <text:p text:style-name="Normal">237),</text:p>
      <text:p text:style-name="Normal">('totam doloribus voluptatem',</text:p>
      <text:p text:style-name="Normal">36,</text:p>
      <text:p text:style-name="Normal">237),</text:p>
      <text:p text:style-name="Normal">('quos eius occaecati',</text:p>
      <text:p text:style-name="Normal">41,</text:p>
      <text:p text:style-name="Normal">237),</text:p>
      <text:soft-page-break/>
      <text:p text:style-name="Normal">('nostrum molestias repellat',</text:p>
      <text:p text:style-name="Normal">54,</text:p>
      <text:p text:style-name="Normal">237),</text:p>
      <text:p text:style-name="Normal">('qui soluta molestiae',</text:p>
      <text:p text:style-name="Normal">56,</text:p>
      <text:p text:style-name="Normal">237),</text:p>
      <text:p text:style-name="Normal">('omnis similique eum',</text:p>
      <text:p text:style-name="Normal">57,</text:p>
      <text:p text:style-name="Normal">237),</text:p>
      <text:p text:style-name="Normal">('natus qui laudantium',</text:p>
      <text:p text:style-name="Normal">66,</text:p>
      <text:p text:style-name="Normal">237),</text:p>
      <text:p text:style-name="Normal">('maiores commodi est',</text:p>
      <text:p text:style-name="Normal">71,</text:p>
      <text:p text:style-name="Normal">237),</text:p>
      <text:p text:style-name="Normal">('sunt maiores alias',</text:p>
      <text:p text:style-name="Normal">75,</text:p>
      <text:p text:style-name="Normal">237),</text:p>
      <text:p text:style-name="Normal">('voluptatem voluptas quisquam',</text:p>
      <text:p text:style-name="Normal">76,</text:p>
      <text:p text:style-name="Normal">237),</text:p>
      <text:p text:style-name="Normal">('reprehenderit qui et',</text:p>
      <text:p text:style-name="Normal">84,</text:p>
      <text:p text:style-name="Normal">237),</text:p>
      <text:p text:style-name="Normal">('nostrum nihil rerum',</text:p>
      <text:p text:style-name="Normal">85,</text:p>
      <text:p text:style-name="Normal">237),</text:p>
      <text:p text:style-name="Normal">('libero et quia',</text:p>
      <text:p text:style-name="Normal">91,</text:p>
      <text:p text:style-name="Normal">237),</text:p>
      <text:p text:style-name="Normal">('quam eligendi fugiat',</text:p>
      <text:soft-page-break/>
      <text:p text:style-name="Normal">94,</text:p>
      <text:p text:style-name="Normal">237),</text:p>
      <text:p text:style-name="Normal">('saepe eius accusamus',</text:p>
      <text:p text:style-name="Normal">96,</text:p>
      <text:p text:style-name="Normal">237),</text:p>
      <text:p text:style-name="Normal">('labore voluptatem explicabo',</text:p>
      <text:p text:style-name="Normal">3,</text:p>
      <text:p text:style-name="Normal">238),</text:p>
      <text:p text:style-name="Normal">('quos voluptatem quia',</text:p>
      <text:p text:style-name="Normal">5,</text:p>
      <text:p text:style-name="Normal">238),</text:p>
      <text:p text:style-name="Normal">('eligendi quis omnis',</text:p>
      <text:p text:style-name="Normal">13,</text:p>
      <text:p text:style-name="Normal">238),</text:p>
      <text:p text:style-name="Normal">('error qui quia',</text:p>
      <text:p text:style-name="Normal">14,</text:p>
      <text:p text:style-name="Normal">238),</text:p>
      <text:p text:style-name="Normal">('magni necessitatibus totam',</text:p>
      <text:p text:style-name="Normal">21,</text:p>
      <text:p text:style-name="Normal">238),</text:p>
      <text:p text:style-name="Normal">('incidunt exercitationem magnam',</text:p>
      <text:p text:style-name="Normal">24,</text:p>
      <text:p text:style-name="Normal">238),</text:p>
      <text:p text:style-name="Normal">('dolor ullam sequi',</text:p>
      <text:p text:style-name="Normal">26,</text:p>
      <text:p text:style-name="Normal">238),</text:p>
      <text:p text:style-name="Normal">('voluptatem cumque aliquam',</text:p>
      <text:p text:style-name="Normal">27,</text:p>
      <text:p text:style-name="Normal">238),</text:p>
      <text:p text:style-name="Normal">('doloribus reiciendis sed',</text:p>
      <text:p text:style-name="Normal">30,</text:p>
      <text:soft-page-break/>
      <text:p text:style-name="Normal">238),</text:p>
      <text:p text:style-name="Normal">('error laborum architecto',</text:p>
      <text:p text:style-name="Normal">35,</text:p>
      <text:p text:style-name="Normal">238),</text:p>
      <text:p text:style-name="Normal">('blanditiis ducimus atque',</text:p>
      <text:p text:style-name="Normal">36,</text:p>
      <text:p text:style-name="Normal">238),</text:p>
      <text:p text:style-name="Normal">('vero facere provident',</text:p>
      <text:p text:style-name="Normal">41,</text:p>
      <text:p text:style-name="Normal">238),</text:p>
      <text:p text:style-name="Normal">('quisquam velit aut',</text:p>
      <text:p text:style-name="Normal">42,</text:p>
      <text:p text:style-name="Normal">238),</text:p>
      <text:p text:style-name="Normal">('modi sit illo',</text:p>
      <text:p text:style-name="Normal">43,</text:p>
      <text:p text:style-name="Normal">238),</text:p>
      <text:p text:style-name="Normal">('ipsum molestias laborum',</text:p>
      <text:p text:style-name="Normal">44,</text:p>
      <text:p text:style-name="Normal">238),</text:p>
      <text:p text:style-name="Normal">('delectus consequuntur blanditiis',</text:p>
      <text:p text:style-name="Normal">46,</text:p>
      <text:p text:style-name="Normal">238),</text:p>
      <text:p text:style-name="Normal">('sit sapiente aut',</text:p>
      <text:p text:style-name="Normal">50,</text:p>
      <text:p text:style-name="Normal">238),</text:p>
      <text:p text:style-name="Normal">('laudantium aut tenetur',</text:p>
      <text:p text:style-name="Normal">54,</text:p>
      <text:p text:style-name="Normal">238),</text:p>
      <text:p text:style-name="Normal">('natus ut vel',</text:p>
      <text:p text:style-name="Normal">55,</text:p>
      <text:p text:style-name="Normal">238),</text:p>
      <text:soft-page-break/>
      <text:p text:style-name="Normal">('aut commodi nisi',</text:p>
      <text:p text:style-name="Normal">57,</text:p>
      <text:p text:style-name="Normal">238),</text:p>
      <text:p text:style-name="Normal">('totam libero et',</text:p>
      <text:p text:style-name="Normal">60,</text:p>
      <text:p text:style-name="Normal">238),</text:p>
      <text:p text:style-name="Normal">('qui sit culpa',</text:p>
      <text:p text:style-name="Normal">66,</text:p>
      <text:p text:style-name="Normal">238),</text:p>
      <text:p text:style-name="Normal">('illum quisquam est',</text:p>
      <text:p text:style-name="Normal">70,</text:p>
      <text:p text:style-name="Normal">238),</text:p>
      <text:p text:style-name="Normal">('at repudiandae debitis',</text:p>
      <text:p text:style-name="Normal">71,</text:p>
      <text:p text:style-name="Normal">238),</text:p>
      <text:p text:style-name="Normal">('dolore et odio',</text:p>
      <text:p text:style-name="Normal">75,</text:p>
      <text:p text:style-name="Normal">238),</text:p>
      <text:p text:style-name="Normal">('labore beatae consequuntur',</text:p>
      <text:p text:style-name="Normal">76,</text:p>
      <text:p text:style-name="Normal">238),</text:p>
      <text:p text:style-name="Normal">('ipsa temporibus reprehenderit',</text:p>
      <text:p text:style-name="Normal">84,</text:p>
      <text:p text:style-name="Normal">238),</text:p>
      <text:p text:style-name="Normal">('doloremque sit totam',</text:p>
      <text:p text:style-name="Normal">91,</text:p>
      <text:p text:style-name="Normal">238),</text:p>
      <text:p text:style-name="Normal">('et velit quis',</text:p>
      <text:p text:style-name="Normal">93,</text:p>
      <text:p text:style-name="Normal">238),</text:p>
      <text:p text:style-name="Normal">('sapiente deserunt tenetur',</text:p>
      <text:soft-page-break/>
      <text:p text:style-name="Normal">100,</text:p>
      <text:p text:style-name="Normal">238),</text:p>
      <text:p text:style-name="Normal">('recusandae neque eum',</text:p>
      <text:p text:style-name="Normal">2,</text:p>
      <text:p text:style-name="Normal">239),</text:p>
      <text:p text:style-name="Normal">('libero ducimus ipsa',</text:p>
      <text:p text:style-name="Normal">5,</text:p>
      <text:p text:style-name="Normal">239),</text:p>
      <text:p text:style-name="Normal">('iusto rerum ut',</text:p>
      <text:p text:style-name="Normal">8,</text:p>
      <text:p text:style-name="Normal">239),</text:p>
      <text:p text:style-name="Normal">('ad magnam totam',</text:p>
      <text:p text:style-name="Normal">9,</text:p>
      <text:p text:style-name="Normal">239),</text:p>
      <text:p text:style-name="Normal">('dolor iusto maxime',</text:p>
      <text:p text:style-name="Normal">10,</text:p>
      <text:p text:style-name="Normal">239),</text:p>
      <text:p text:style-name="Normal">('est non sint',</text:p>
      <text:p text:style-name="Normal">13,</text:p>
      <text:p text:style-name="Normal">239),</text:p>
      <text:p text:style-name="Normal">('est cumque dolor',</text:p>
      <text:p text:style-name="Normal">14,</text:p>
      <text:p text:style-name="Normal">239),</text:p>
      <text:p text:style-name="Normal">('mollitia quam voluptatum',</text:p>
      <text:p text:style-name="Normal">15,</text:p>
      <text:p text:style-name="Normal">239),</text:p>
      <text:p text:style-name="Normal">('eos quidem assumenda',</text:p>
      <text:p text:style-name="Normal">17,</text:p>
      <text:p text:style-name="Normal">239),</text:p>
      <text:p text:style-name="Normal">('aut ullam repudiandae',</text:p>
      <text:p text:style-name="Normal">21,</text:p>
      <text:soft-page-break/>
      <text:p text:style-name="Normal">239),</text:p>
      <text:p text:style-name="Normal">('iste et esse',</text:p>
      <text:p text:style-name="Normal">24,</text:p>
      <text:p text:style-name="Normal">239),</text:p>
      <text:p text:style-name="Normal">('veniam sunt magnam',</text:p>
      <text:p text:style-name="Normal">27,</text:p>
      <text:p text:style-name="Normal">239),</text:p>
      <text:p text:style-name="Normal">('molestias laborum reiciendis',</text:p>
      <text:p text:style-name="Normal">28,</text:p>
      <text:p text:style-name="Normal">239),</text:p>
      <text:p text:style-name="Normal">('nihil nihil sint',</text:p>
      <text:p text:style-name="Normal">36,</text:p>
      <text:p text:style-name="Normal">239),</text:p>
      <text:p text:style-name="Normal">('cum vero non',</text:p>
      <text:p text:style-name="Normal">37,</text:p>
      <text:p text:style-name="Normal">239),</text:p>
      <text:p text:style-name="Normal">('natus corrupti ad',</text:p>
      <text:p text:style-name="Normal">41,</text:p>
      <text:p text:style-name="Normal">239),</text:p>
      <text:p text:style-name="Normal">('suscipit labore similique',</text:p>
      <text:p text:style-name="Normal">43,</text:p>
      <text:p text:style-name="Normal">239),</text:p>
      <text:p text:style-name="Normal">('vel dolores odio',</text:p>
      <text:p text:style-name="Normal">46,</text:p>
      <text:p text:style-name="Normal">239),</text:p>
      <text:p text:style-name="Normal">('voluptatem rem consequatur',</text:p>
      <text:p text:style-name="Normal">52,</text:p>
      <text:p text:style-name="Normal">239),</text:p>
      <text:p text:style-name="Normal">('eos aliquid cupiditate',</text:p>
      <text:p text:style-name="Normal">54,</text:p>
      <text:p text:style-name="Normal">239),</text:p>
      <text:soft-page-break/>
      <text:p text:style-name="Normal">('dolores cumque similique',</text:p>
      <text:p text:style-name="Normal">56,</text:p>
      <text:p text:style-name="Normal">239),</text:p>
      <text:p text:style-name="Normal">('officiis sint quasi',</text:p>
      <text:p text:style-name="Normal">57,</text:p>
      <text:p text:style-name="Normal">239),</text:p>
      <text:p text:style-name="Normal">('nam commodi hic',</text:p>
      <text:p text:style-name="Normal">60,</text:p>
      <text:p text:style-name="Normal">239),</text:p>
      <text:p text:style-name="Normal">('minus laboriosam velit',</text:p>
      <text:p text:style-name="Normal">63,</text:p>
      <text:p text:style-name="Normal">239),</text:p>
      <text:p text:style-name="Normal">('laboriosam ea debitis',</text:p>
      <text:p text:style-name="Normal">66,</text:p>
      <text:p text:style-name="Normal">239),</text:p>
      <text:p text:style-name="Normal">('est quos delectus',</text:p>
      <text:p text:style-name="Normal">70,</text:p>
      <text:p text:style-name="Normal">239),</text:p>
      <text:p text:style-name="Normal">('est iure voluptas',</text:p>
      <text:p text:style-name="Normal">71,</text:p>
      <text:p text:style-name="Normal">239),</text:p>
      <text:p text:style-name="Normal">('unde quo tempora',</text:p>
      <text:p text:style-name="Normal">75,</text:p>
      <text:p text:style-name="Normal">239),</text:p>
      <text:p text:style-name="Normal">('doloribus corporis consequatur',</text:p>
      <text:p text:style-name="Normal">76,</text:p>
      <text:p text:style-name="Normal">239),</text:p>
      <text:p text:style-name="Normal">('et et eum',</text:p>
      <text:p text:style-name="Normal">79,</text:p>
      <text:p text:style-name="Normal">239),</text:p>
      <text:p text:style-name="Normal">('aut officia quia',</text:p>
      <text:soft-page-break/>
      <text:p text:style-name="Normal">91,</text:p>
      <text:p text:style-name="Normal">239),</text:p>
      <text:p text:style-name="Normal">('a ut voluptatem',</text:p>
      <text:p text:style-name="Normal">92,</text:p>
      <text:p text:style-name="Normal">239),</text:p>
      <text:p text:style-name="Normal">('quo cupiditate eum',</text:p>
      <text:p text:style-name="Normal">98,</text:p>
      <text:p text:style-name="Normal">239),</text:p>
      <text:p text:style-name="Normal">('suscipit voluptatum sit',</text:p>
      <text:p text:style-name="Normal">99,</text:p>
      <text:p text:style-name="Normal">239),</text:p>
      <text:p text:style-name="Normal">('deleniti perferendis in',</text:p>
      <text:p text:style-name="Normal">100,</text:p>
      <text:p text:style-name="Normal">239),</text:p>
      <text:p text:style-name="Normal">('dignissimos animi ea',</text:p>
      <text:p text:style-name="Normal">5,</text:p>
      <text:p text:style-name="Normal">240),</text:p>
      <text:p text:style-name="Normal">('dignissimos eum in',</text:p>
      <text:p text:style-name="Normal">8,</text:p>
      <text:p text:style-name="Normal">240),</text:p>
      <text:p text:style-name="Normal">('molestias minus incidunt',</text:p>
      <text:p text:style-name="Normal">11,</text:p>
      <text:p text:style-name="Normal">240),</text:p>
      <text:p text:style-name="Normal">('nihil quae voluptatem',</text:p>
      <text:p text:style-name="Normal">14,</text:p>
      <text:p text:style-name="Normal">240),</text:p>
      <text:p text:style-name="Normal">('amet sapiente non',</text:p>
      <text:p text:style-name="Normal">18,</text:p>
      <text:p text:style-name="Normal">240),</text:p>
      <text:p text:style-name="Normal">('eum harum fuga',</text:p>
      <text:p text:style-name="Normal">20,</text:p>
      <text:soft-page-break/>
      <text:p text:style-name="Normal">240),</text:p>
      <text:p text:style-name="Normal">('voluptas quis et',</text:p>
      <text:p text:style-name="Normal">21,</text:p>
      <text:p text:style-name="Normal">240),</text:p>
      <text:p text:style-name="Normal">('nam recusandae doloremque',</text:p>
      <text:p text:style-name="Normal">24,</text:p>
      <text:p text:style-name="Normal">240),</text:p>
      <text:p text:style-name="Normal">('quod autem hic',</text:p>
      <text:p text:style-name="Normal">28,</text:p>
      <text:p text:style-name="Normal">240),</text:p>
      <text:p text:style-name="Normal">('aut vitae facere',</text:p>
      <text:p text:style-name="Normal">36,</text:p>
      <text:p text:style-name="Normal">240),</text:p>
      <text:p text:style-name="Normal">('sint tempora commodi',</text:p>
      <text:p text:style-name="Normal">37,</text:p>
      <text:p text:style-name="Normal">240),</text:p>
      <text:p text:style-name="Normal">('ad esse quasi',</text:p>
      <text:p text:style-name="Normal">38,</text:p>
      <text:p text:style-name="Normal">240),</text:p>
      <text:p text:style-name="Normal">('sed quia qui',</text:p>
      <text:p text:style-name="Normal">41,</text:p>
      <text:p text:style-name="Normal">240),</text:p>
      <text:p text:style-name="Normal">('repudiandae eaque odit',</text:p>
      <text:p text:style-name="Normal">54,</text:p>
      <text:p text:style-name="Normal">240),</text:p>
      <text:p text:style-name="Normal">('eos et praesentium',</text:p>
      <text:p text:style-name="Normal">57,</text:p>
      <text:p text:style-name="Normal">240),</text:p>
      <text:p text:style-name="Normal">('veritatis qui ut',</text:p>
      <text:p text:style-name="Normal">66,</text:p>
      <text:p text:style-name="Normal">240),</text:p>
      <text:soft-page-break/>
      <text:p text:style-name="Normal">('dolorem deleniti ut',</text:p>
      <text:p text:style-name="Normal">70,</text:p>
      <text:p text:style-name="Normal">240),</text:p>
      <text:p text:style-name="Normal">('doloribus sed corrupti',</text:p>
      <text:p text:style-name="Normal">71,</text:p>
      <text:p text:style-name="Normal">240),</text:p>
      <text:p text:style-name="Normal">('eius aut totam',</text:p>
      <text:p text:style-name="Normal">73,</text:p>
      <text:p text:style-name="Normal">240),</text:p>
      <text:p text:style-name="Normal">('amet enim iusto',</text:p>
      <text:p text:style-name="Normal">75,</text:p>
      <text:p text:style-name="Normal">240),</text:p>
      <text:p text:style-name="Normal">('ut deleniti ut',</text:p>
      <text:p text:style-name="Normal">76,</text:p>
      <text:p text:style-name="Normal">240),</text:p>
      <text:p text:style-name="Normal">('sit aut nulla',</text:p>
      <text:p text:style-name="Normal">78,</text:p>
      <text:p text:style-name="Normal">240),</text:p>
      <text:p text:style-name="Normal">('distinctio dicta necessitatibus',</text:p>
      <text:p text:style-name="Normal">85,</text:p>
      <text:p text:style-name="Normal">240),</text:p>
      <text:p text:style-name="Normal">('quis nesciunt earum',</text:p>
      <text:p text:style-name="Normal">87,</text:p>
      <text:p text:style-name="Normal">240),</text:p>
      <text:p text:style-name="Normal">('dolorem beatae laborum',</text:p>
      <text:p text:style-name="Normal">91,</text:p>
      <text:p text:style-name="Normal">240),</text:p>
      <text:p text:style-name="Normal">('aut sunt pariatur',</text:p>
      <text:p text:style-name="Normal">94,</text:p>
      <text:p text:style-name="Normal">240),</text:p>
      <text:p text:style-name="Normal">('soluta repellendus delectus',</text:p>
      <text:soft-page-break/>
      <text:p text:style-name="Normal">95,</text:p>
      <text:p text:style-name="Normal">240),</text:p>
      <text:p text:style-name="Normal">('non unde illo',</text:p>
      <text:p text:style-name="Normal">99,</text:p>
      <text:p text:style-name="Normal">240),</text:p>
      <text:p text:style-name="Normal">('repudiandae eligendi debitis',</text:p>
      <text:p text:style-name="Normal">2,</text:p>
      <text:p text:style-name="Normal">241),</text:p>
      <text:p text:style-name="Normal">('exercitationem voluptatem esse',</text:p>
      <text:p text:style-name="Normal">5,</text:p>
      <text:p text:style-name="Normal">241),</text:p>
      <text:p text:style-name="Normal">('perferendis sit est',</text:p>
      <text:p text:style-name="Normal">14,</text:p>
      <text:p text:style-name="Normal">241),</text:p>
      <text:p text:style-name="Normal">('delectus voluptas commodi',</text:p>
      <text:p text:style-name="Normal">15,</text:p>
      <text:p text:style-name="Normal">241),</text:p>
      <text:p text:style-name="Normal">('cupiditate ut praesentium',</text:p>
      <text:p text:style-name="Normal">16,</text:p>
      <text:p text:style-name="Normal">241),</text:p>
      <text:p text:style-name="Normal">('autem facilis illum',</text:p>
      <text:p text:style-name="Normal">20,</text:p>
      <text:p text:style-name="Normal">241),</text:p>
      <text:p text:style-name="Normal">('est ab aut',</text:p>
      <text:p text:style-name="Normal">21,</text:p>
      <text:p text:style-name="Normal">241),</text:p>
      <text:p text:style-name="Normal">('ab voluptas saepe',</text:p>
      <text:p text:style-name="Normal">22,</text:p>
      <text:p text:style-name="Normal">241),</text:p>
      <text:p text:style-name="Normal">('necessitatibus doloribus unde',</text:p>
      <text:p text:style-name="Normal">24,</text:p>
      <text:soft-page-break/>
      <text:p text:style-name="Normal">241),</text:p>
      <text:p text:style-name="Normal">('ullam quia autem',</text:p>
      <text:p text:style-name="Normal">26,</text:p>
      <text:p text:style-name="Normal">241),</text:p>
      <text:p text:style-name="Normal">('aut magnam quis',</text:p>
      <text:p text:style-name="Normal">27,</text:p>
      <text:p text:style-name="Normal">241),</text:p>
      <text:p text:style-name="Normal">('occaecati voluptas sit',</text:p>
      <text:p text:style-name="Normal">36,</text:p>
      <text:p text:style-name="Normal">241),</text:p>
      <text:p text:style-name="Normal">('nam placeat consequuntur',</text:p>
      <text:p text:style-name="Normal">41,</text:p>
      <text:p text:style-name="Normal">241),</text:p>
      <text:p text:style-name="Normal">('sequi eligendi excepturi',</text:p>
      <text:p text:style-name="Normal">44,</text:p>
      <text:p text:style-name="Normal">241),</text:p>
      <text:p text:style-name="Normal">('iusto maxime maiores',</text:p>
      <text:p text:style-name="Normal">46,</text:p>
      <text:p text:style-name="Normal">241),</text:p>
      <text:p text:style-name="Normal">('at ut sint',</text:p>
      <text:p text:style-name="Normal">47,</text:p>
      <text:p text:style-name="Normal">241),</text:p>
      <text:p text:style-name="Normal">('est velit iusto',</text:p>
      <text:p text:style-name="Normal">48,</text:p>
      <text:p text:style-name="Normal">241),</text:p>
      <text:p text:style-name="Normal">('vitae quam vel',</text:p>
      <text:p text:style-name="Normal">54,</text:p>
      <text:p text:style-name="Normal">241),</text:p>
      <text:p text:style-name="Normal">('vero asperiores voluptatem',</text:p>
      <text:p text:style-name="Normal">56,</text:p>
      <text:p text:style-name="Normal">241),</text:p>
      <text:soft-page-break/>
      <text:p text:style-name="Normal">('nemo fuga cum',</text:p>
      <text:p text:style-name="Normal">57,</text:p>
      <text:p text:style-name="Normal">241),</text:p>
      <text:p text:style-name="Normal">('odit officia dolor',</text:p>
      <text:p text:style-name="Normal">63,</text:p>
      <text:p text:style-name="Normal">241),</text:p>
      <text:p text:style-name="Normal">('assumenda rerum beatae',</text:p>
      <text:p text:style-name="Normal">66,</text:p>
      <text:p text:style-name="Normal">241),</text:p>
      <text:p text:style-name="Normal">('pariatur corporis voluptate',</text:p>
      <text:p text:style-name="Normal">69,</text:p>
      <text:p text:style-name="Normal">241),</text:p>
      <text:p text:style-name="Normal">('ab distinctio voluptatem',</text:p>
      <text:p text:style-name="Normal">71,</text:p>
      <text:p text:style-name="Normal">241),</text:p>
      <text:p text:style-name="Normal">('eius corporis et',</text:p>
      <text:p text:style-name="Normal">75,</text:p>
      <text:p text:style-name="Normal">241),</text:p>
      <text:p text:style-name="Normal">('et voluptates corrupti',</text:p>
      <text:p text:style-name="Normal">76,</text:p>
      <text:p text:style-name="Normal">241),</text:p>
      <text:p text:style-name="Normal">('qui doloremque est',</text:p>
      <text:p text:style-name="Normal">84,</text:p>
      <text:p text:style-name="Normal">241),</text:p>
      <text:p text:style-name="Normal">('iure voluptatibus fugiat',</text:p>
      <text:p text:style-name="Normal">91,</text:p>
      <text:p text:style-name="Normal">241),</text:p>
      <text:p text:style-name="Normal">('neque reprehenderit ut',</text:p>
      <text:p text:style-name="Normal">96,</text:p>
      <text:p text:style-name="Normal">241),</text:p>
      <text:p text:style-name="Normal">('fugiat reprehenderit ratione',</text:p>
      <text:soft-page-break/>
      <text:p text:style-name="Normal">5,</text:p>
      <text:p text:style-name="Normal">242),</text:p>
      <text:p text:style-name="Normal">('omnis dolorum non',</text:p>
      <text:p text:style-name="Normal">11,</text:p>
      <text:p text:style-name="Normal">242),</text:p>
      <text:p text:style-name="Normal">('et quae autem',</text:p>
      <text:p text:style-name="Normal">12,</text:p>
      <text:p text:style-name="Normal">242),</text:p>
      <text:p text:style-name="Normal">('totam incidunt neque',</text:p>
      <text:p text:style-name="Normal">13,</text:p>
      <text:p text:style-name="Normal">242),</text:p>
      <text:p text:style-name="Normal">('aut corrupti et',</text:p>
      <text:p text:style-name="Normal">14,</text:p>
      <text:p text:style-name="Normal">242),</text:p>
      <text:p text:style-name="Normal">('debitis animi maxime',</text:p>
      <text:p text:style-name="Normal">19,</text:p>
      <text:p text:style-name="Normal">242),</text:p>
      <text:p text:style-name="Normal">('ex vel error',</text:p>
      <text:p text:style-name="Normal">20,</text:p>
      <text:p text:style-name="Normal">242),</text:p>
      <text:p text:style-name="Normal">('qui eligendi magni',</text:p>
      <text:p text:style-name="Normal">21,</text:p>
      <text:p text:style-name="Normal">242),</text:p>
      <text:p text:style-name="Normal">('voluptates eos id',</text:p>
      <text:p text:style-name="Normal">22,</text:p>
      <text:p text:style-name="Normal">242),</text:p>
      <text:p text:style-name="Normal">('ad voluptas voluptatem',</text:p>
      <text:p text:style-name="Normal">24,</text:p>
      <text:p text:style-name="Normal">242),</text:p>
      <text:p text:style-name="Normal">('sit beatae blanditiis',</text:p>
      <text:p text:style-name="Normal">27,</text:p>
      <text:soft-page-break/>
      <text:p text:style-name="Normal">242),</text:p>
      <text:p text:style-name="Normal">('quia rem debitis',</text:p>
      <text:p text:style-name="Normal">30,</text:p>
      <text:p text:style-name="Normal">242),</text:p>
      <text:p text:style-name="Normal">('nesciunt deleniti libero',</text:p>
      <text:p text:style-name="Normal">31,</text:p>
      <text:p text:style-name="Normal">242),</text:p>
      <text:p text:style-name="Normal">('est et laudantium',</text:p>
      <text:p text:style-name="Normal">33,</text:p>
      <text:p text:style-name="Normal">242),</text:p>
      <text:p text:style-name="Normal">('illo nam explicabo',</text:p>
      <text:p text:style-name="Normal">35,</text:p>
      <text:p text:style-name="Normal">242),</text:p>
      <text:p text:style-name="Normal">('doloribus et porro',</text:p>
      <text:p text:style-name="Normal">36,</text:p>
      <text:p text:style-name="Normal">242),</text:p>
      <text:p text:style-name="Normal">('aut atque sit',</text:p>
      <text:p text:style-name="Normal">41,</text:p>
      <text:p text:style-name="Normal">242),</text:p>
      <text:p text:style-name="Normal">('accusantium maxime fugit',</text:p>
      <text:p text:style-name="Normal">54,</text:p>
      <text:p text:style-name="Normal">242),</text:p>
      <text:p text:style-name="Normal">('molestiae ea vitae',</text:p>
      <text:p text:style-name="Normal">57,</text:p>
      <text:p text:style-name="Normal">242),</text:p>
      <text:p text:style-name="Normal">('nobis eaque reprehenderit',</text:p>
      <text:p text:style-name="Normal">66,</text:p>
      <text:p text:style-name="Normal">242),</text:p>
      <text:p text:style-name="Normal">('sunt facilis minus',</text:p>
      <text:p text:style-name="Normal">67,</text:p>
      <text:p text:style-name="Normal">242),</text:p>
      <text:soft-page-break/>
      <text:p text:style-name="Normal">('et illo quisquam',</text:p>
      <text:p text:style-name="Normal">70,</text:p>
      <text:p text:style-name="Normal">242),</text:p>
      <text:p text:style-name="Normal">('in sunt tempora',</text:p>
      <text:p text:style-name="Normal">71,</text:p>
      <text:p text:style-name="Normal">242),</text:p>
      <text:p text:style-name="Normal">('non vitae eveniet',</text:p>
      <text:p text:style-name="Normal">75,</text:p>
      <text:p text:style-name="Normal">242),</text:p>
      <text:p text:style-name="Normal">('quia ut impedit',</text:p>
      <text:p text:style-name="Normal">76,</text:p>
      <text:p text:style-name="Normal">242),</text:p>
      <text:p text:style-name="Normal">('neque quia ut',</text:p>
      <text:p text:style-name="Normal">79,</text:p>
      <text:p text:style-name="Normal">242),</text:p>
      <text:p text:style-name="Normal">('repellendus magni eum',</text:p>
      <text:p text:style-name="Normal">91,</text:p>
      <text:p text:style-name="Normal">242),</text:p>
      <text:p text:style-name="Normal">('repellat iure veritatis',</text:p>
      <text:p text:style-name="Normal">97,</text:p>
      <text:p text:style-name="Normal">242),</text:p>
      <text:p text:style-name="Normal">('sapiente libero et',</text:p>
      <text:p text:style-name="Normal">2,</text:p>
      <text:p text:style-name="Normal">243),</text:p>
      <text:p text:style-name="Normal">('velit iusto qui',</text:p>
      <text:p text:style-name="Normal">5,</text:p>
      <text:p text:style-name="Normal">243),</text:p>
      <text:p text:style-name="Normal">('molestiae nam aliquam',</text:p>
      <text:p text:style-name="Normal">8,</text:p>
      <text:p text:style-name="Normal">243),</text:p>
      <text:p text:style-name="Normal">('eos modi aspernatur',</text:p>
      <text:soft-page-break/>
      <text:p text:style-name="Normal">10,</text:p>
      <text:p text:style-name="Normal">243),</text:p>
      <text:p text:style-name="Normal">('vel est tempore',</text:p>
      <text:p text:style-name="Normal">11,</text:p>
      <text:p text:style-name="Normal">243),</text:p>
      <text:p text:style-name="Normal">('at optio sequi',</text:p>
      <text:p text:style-name="Normal">14,</text:p>
      <text:p text:style-name="Normal">243),</text:p>
      <text:p text:style-name="Normal">('labore sint autem',</text:p>
      <text:p text:style-name="Normal">19,</text:p>
      <text:p text:style-name="Normal">243),</text:p>
      <text:p text:style-name="Normal">('tempore cupiditate eos',</text:p>
      <text:p text:style-name="Normal">21,</text:p>
      <text:p text:style-name="Normal">243),</text:p>
      <text:p text:style-name="Normal">('cum ipsam sequi',</text:p>
      <text:p text:style-name="Normal">24,</text:p>
      <text:p text:style-name="Normal">243),</text:p>
      <text:p text:style-name="Normal">('ipsam non esse',</text:p>
      <text:p text:style-name="Normal">26,</text:p>
      <text:p text:style-name="Normal">243),</text:p>
      <text:p text:style-name="Normal">('harum dolorem quia',</text:p>
      <text:p text:style-name="Normal">31,</text:p>
      <text:p text:style-name="Normal">243),</text:p>
      <text:p text:style-name="Normal">('veritatis perferendis odio',</text:p>
      <text:p text:style-name="Normal">36,</text:p>
      <text:p text:style-name="Normal">243),</text:p>
      <text:p text:style-name="Normal">('laboriosam est aliquid',</text:p>
      <text:p text:style-name="Normal">41,</text:p>
      <text:p text:style-name="Normal">243),</text:p>
      <text:p text:style-name="Normal">('vitae et voluptas',</text:p>
      <text:p text:style-name="Normal">44,</text:p>
      <text:soft-page-break/>
      <text:p text:style-name="Normal">243),</text:p>
      <text:p text:style-name="Normal">('sapiente amet voluptas',</text:p>
      <text:p text:style-name="Normal">54,</text:p>
      <text:p text:style-name="Normal">243),</text:p>
      <text:p text:style-name="Normal">('placeat consequatur quos',</text:p>
      <text:p text:style-name="Normal">55,</text:p>
      <text:p text:style-name="Normal">243),</text:p>
      <text:p text:style-name="Normal">('in atque ea',</text:p>
      <text:p text:style-name="Normal">56,</text:p>
      <text:p text:style-name="Normal">243),</text:p>
      <text:p text:style-name="Normal">('nostrum ducimus assumenda',</text:p>
      <text:p text:style-name="Normal">57,</text:p>
      <text:p text:style-name="Normal">243),</text:p>
      <text:p text:style-name="Normal">('doloribus est tenetur',</text:p>
      <text:p text:style-name="Normal">61,</text:p>
      <text:p text:style-name="Normal">243),</text:p>
      <text:p text:style-name="Normal">('qui quas assumenda',</text:p>
      <text:p text:style-name="Normal">66,</text:p>
      <text:p text:style-name="Normal">243),</text:p>
      <text:p text:style-name="Normal">('laborum sed asperiores',</text:p>
      <text:p text:style-name="Normal">71,</text:p>
      <text:p text:style-name="Normal">243),</text:p>
      <text:p text:style-name="Normal">('tenetur animi enim',</text:p>
      <text:p text:style-name="Normal">73,</text:p>
      <text:p text:style-name="Normal">243),</text:p>
      <text:p text:style-name="Normal">('a molestias autem',</text:p>
      <text:p text:style-name="Normal">75,</text:p>
      <text:p text:style-name="Normal">243),</text:p>
      <text:p text:style-name="Normal">('autem nisi provident',</text:p>
      <text:p text:style-name="Normal">76,</text:p>
      <text:p text:style-name="Normal">243),</text:p>
      <text:soft-page-break/>
      <text:p text:style-name="Normal">('impedit facilis odio',</text:p>
      <text:p text:style-name="Normal">82,</text:p>
      <text:p text:style-name="Normal">243),</text:p>
      <text:p text:style-name="Normal">('est ullam sint',</text:p>
      <text:p text:style-name="Normal">84,</text:p>
      <text:p text:style-name="Normal">243),</text:p>
      <text:p text:style-name="Normal">('ipsum expedita et',</text:p>
      <text:p text:style-name="Normal">87,</text:p>
      <text:p text:style-name="Normal">243),</text:p>
      <text:p text:style-name="Normal">('omnis non saepe',</text:p>
      <text:p text:style-name="Normal">91,</text:p>
      <text:p text:style-name="Normal">243),</text:p>
      <text:p text:style-name="Normal">('illo et sunt',</text:p>
      <text:p text:style-name="Normal">96,</text:p>
      <text:p text:style-name="Normal">243),</text:p>
      <text:p text:style-name="Normal">('sapiente id veritatis',</text:p>
      <text:p text:style-name="Normal">2,</text:p>
      <text:p text:style-name="Normal">244),</text:p>
      <text:p text:style-name="Normal">('dolores eaque ea',</text:p>
      <text:p text:style-name="Normal">3,</text:p>
      <text:p text:style-name="Normal">244),</text:p>
      <text:p text:style-name="Normal">('eos nesciunt incidunt',</text:p>
      <text:p text:style-name="Normal">5,</text:p>
      <text:p text:style-name="Normal">244),</text:p>
      <text:p text:style-name="Normal">('reiciendis nihil temporibus',</text:p>
      <text:p text:style-name="Normal">8,</text:p>
      <text:p text:style-name="Normal">244),</text:p>
      <text:p text:style-name="Normal">('et iusto sed',</text:p>
      <text:p text:style-name="Normal">12,</text:p>
      <text:p text:style-name="Normal">244),</text:p>
      <text:p text:style-name="Normal">('sit ut consequatur',</text:p>
      <text:soft-page-break/>
      <text:p text:style-name="Normal">14,</text:p>
      <text:p text:style-name="Normal">244),</text:p>
      <text:p text:style-name="Normal">('quisquam iure omnis',</text:p>
      <text:p text:style-name="Normal">16,</text:p>
      <text:p text:style-name="Normal">244),</text:p>
      <text:p text:style-name="Normal">('maiores perferendis ab',</text:p>
      <text:p text:style-name="Normal">18,</text:p>
      <text:p text:style-name="Normal">244),</text:p>
      <text:p text:style-name="Normal">('necessitatibus perferendis sit',</text:p>
      <text:p text:style-name="Normal">21,</text:p>
      <text:p text:style-name="Normal">244),</text:p>
      <text:p text:style-name="Normal">('corrupti repellat libero',</text:p>
      <text:p text:style-name="Normal">24,</text:p>
      <text:p text:style-name="Normal">244),</text:p>
      <text:p text:style-name="Normal">('tempora fuga tempore',</text:p>
      <text:p text:style-name="Normal">33,</text:p>
      <text:p text:style-name="Normal">244),</text:p>
      <text:p text:style-name="Normal">('harum consequuntur eos',</text:p>
      <text:p text:style-name="Normal">35,</text:p>
      <text:p text:style-name="Normal">244),</text:p>
      <text:p text:style-name="Normal">('officia qui dolores',</text:p>
      <text:p text:style-name="Normal">36,</text:p>
      <text:p text:style-name="Normal">244),</text:p>
      <text:p text:style-name="Normal">('explicabo qui accusantium',</text:p>
      <text:p text:style-name="Normal">41,</text:p>
      <text:p text:style-name="Normal">244),</text:p>
      <text:p text:style-name="Normal">('corrupti tempora ea',</text:p>
      <text:p text:style-name="Normal">43,</text:p>
      <text:p text:style-name="Normal">244),</text:p>
      <text:p text:style-name="Normal">('consequatur autem ut',</text:p>
      <text:p text:style-name="Normal">46,</text:p>
      <text:soft-page-break/>
      <text:p text:style-name="Normal">244),</text:p>
      <text:p text:style-name="Normal">('aut eum aut',</text:p>
      <text:p text:style-name="Normal">50,</text:p>
      <text:p text:style-name="Normal">244),</text:p>
      <text:p text:style-name="Normal">('iste velit accusantium',</text:p>
      <text:p text:style-name="Normal">54,</text:p>
      <text:p text:style-name="Normal">244),</text:p>
      <text:p text:style-name="Normal">('voluptatem harum explicabo',</text:p>
      <text:p text:style-name="Normal">56,</text:p>
      <text:p text:style-name="Normal">244),</text:p>
      <text:p text:style-name="Normal">('voluptatem nemo dicta',</text:p>
      <text:p text:style-name="Normal">57,</text:p>
      <text:p text:style-name="Normal">244),</text:p>
      <text:p text:style-name="Normal">('eius ad exercitationem',</text:p>
      <text:p text:style-name="Normal">60,</text:p>
      <text:p text:style-name="Normal">244),</text:p>
      <text:p text:style-name="Normal">('numquam dolores cumque',</text:p>
      <text:p text:style-name="Normal">66,</text:p>
      <text:p text:style-name="Normal">244),</text:p>
      <text:p text:style-name="Normal">('aut praesentium est',</text:p>
      <text:p text:style-name="Normal">71,</text:p>
      <text:p text:style-name="Normal">244),</text:p>
      <text:p text:style-name="Normal">('corporis illum voluptatem',</text:p>
      <text:p text:style-name="Normal">75,</text:p>
      <text:p text:style-name="Normal">244),</text:p>
      <text:p text:style-name="Normal">('cupiditate ipsam et',</text:p>
      <text:p text:style-name="Normal">76,</text:p>
      <text:p text:style-name="Normal">244),</text:p>
      <text:p text:style-name="Normal">('sint rerum similique',</text:p>
      <text:p text:style-name="Normal">84,</text:p>
      <text:p text:style-name="Normal">244),</text:p>
      <text:soft-page-break/>
      <text:p text:style-name="Normal">('deserunt maiores illo',</text:p>
      <text:p text:style-name="Normal">85,</text:p>
      <text:p text:style-name="Normal">244),</text:p>
      <text:p text:style-name="Normal">('saepe et quo',</text:p>
      <text:p text:style-name="Normal">91,</text:p>
      <text:p text:style-name="Normal">244),</text:p>
      <text:p text:style-name="Normal">('saepe quisquam aut',</text:p>
      <text:p text:style-name="Normal">3,</text:p>
      <text:p text:style-name="Normal">245),</text:p>
      <text:p text:style-name="Normal">('non dolores unde',</text:p>
      <text:p text:style-name="Normal">5,</text:p>
      <text:p text:style-name="Normal">245),</text:p>
      <text:p text:style-name="Normal">('in voluptatum nam',</text:p>
      <text:p text:style-name="Normal">11,</text:p>
      <text:p text:style-name="Normal">245),</text:p>
      <text:p text:style-name="Normal">('rem commodi quo',</text:p>
      <text:p text:style-name="Normal">12,</text:p>
      <text:p text:style-name="Normal">245),</text:p>
      <text:p text:style-name="Normal">('quo excepturi fugiat',</text:p>
      <text:p text:style-name="Normal">13,</text:p>
      <text:p text:style-name="Normal">245),</text:p>
      <text:p text:style-name="Normal">('quibusdam et ullam',</text:p>
      <text:p text:style-name="Normal">14,</text:p>
      <text:p text:style-name="Normal">245),</text:p>
      <text:p text:style-name="Normal">('itaque odio qui',</text:p>
      <text:p text:style-name="Normal">21,</text:p>
      <text:p text:style-name="Normal">245),</text:p>
      <text:p text:style-name="Normal">('sed doloribus sed',</text:p>
      <text:p text:style-name="Normal">24,</text:p>
      <text:p text:style-name="Normal">245),</text:p>
      <text:p text:style-name="Normal">('neque facilis velit',</text:p>
      <text:soft-page-break/>
      <text:p text:style-name="Normal">36,</text:p>
      <text:p text:style-name="Normal">245),</text:p>
      <text:p text:style-name="Normal">('explicabo itaque nostrum',</text:p>
      <text:p text:style-name="Normal">41,</text:p>
      <text:p text:style-name="Normal">245),</text:p>
      <text:p text:style-name="Normal">('deserunt natus consequatur',</text:p>
      <text:p text:style-name="Normal">44,</text:p>
      <text:p text:style-name="Normal">245),</text:p>
      <text:p text:style-name="Normal">('rerum perspiciatis quidem',</text:p>
      <text:p text:style-name="Normal">46,</text:p>
      <text:p text:style-name="Normal">245),</text:p>
      <text:p text:style-name="Normal">('qui et autem',</text:p>
      <text:p text:style-name="Normal">54,</text:p>
      <text:p text:style-name="Normal">245),</text:p>
      <text:p text:style-name="Normal">('quidem aut assumenda',</text:p>
      <text:p text:style-name="Normal">57,</text:p>
      <text:p text:style-name="Normal">245),</text:p>
      <text:p text:style-name="Normal">('recusandae dicta quia',</text:p>
      <text:p text:style-name="Normal">66,</text:p>
      <text:p text:style-name="Normal">245),</text:p>
      <text:p text:style-name="Normal">('harum omnis nisi',</text:p>
      <text:p text:style-name="Normal">70,</text:p>
      <text:p text:style-name="Normal">245),</text:p>
      <text:p text:style-name="Normal">('doloremque molestiae id',</text:p>
      <text:p text:style-name="Normal">71,</text:p>
      <text:p text:style-name="Normal">245),</text:p>
      <text:p text:style-name="Normal">('sunt voluptas et',</text:p>
      <text:p text:style-name="Normal">75,</text:p>
      <text:p text:style-name="Normal">245),</text:p>
      <text:p text:style-name="Normal">('explicabo ut nobis',</text:p>
      <text:p text:style-name="Normal">76,</text:p>
      <text:soft-page-break/>
      <text:p text:style-name="Normal">245),</text:p>
      <text:p text:style-name="Normal">('ut porro dolore',</text:p>
      <text:p text:style-name="Normal">79,</text:p>
      <text:p text:style-name="Normal">245),</text:p>
      <text:p text:style-name="Normal">('ea rerum minus',</text:p>
      <text:p text:style-name="Normal">84,</text:p>
      <text:p text:style-name="Normal">245),</text:p>
      <text:p text:style-name="Normal">('velit recusandae sequi',</text:p>
      <text:p text:style-name="Normal">85,</text:p>
      <text:p text:style-name="Normal">245),</text:p>
      <text:p text:style-name="Normal">('sunt ab minus',</text:p>
      <text:p text:style-name="Normal">87,</text:p>
      <text:p text:style-name="Normal">245),</text:p>
      <text:p text:style-name="Normal">('impedit accusantium reiciendis',</text:p>
      <text:p text:style-name="Normal">91,</text:p>
      <text:p text:style-name="Normal">245),</text:p>
      <text:p text:style-name="Normal">('vitae dolores voluptatem',</text:p>
      <text:p text:style-name="Normal">92,</text:p>
      <text:p text:style-name="Normal">245),</text:p>
      <text:p text:style-name="Normal">('consequatur ex explicabo',</text:p>
      <text:p text:style-name="Normal">98,</text:p>
      <text:p text:style-name="Normal">245),</text:p>
      <text:p text:style-name="Normal">('cum non amet',</text:p>
      <text:p text:style-name="Normal">4,</text:p>
      <text:p text:style-name="Normal">246),</text:p>
      <text:p text:style-name="Normal">('est quia quas',</text:p>
      <text:p text:style-name="Normal">5,</text:p>
      <text:p text:style-name="Normal">246),</text:p>
      <text:p text:style-name="Normal">('sunt repellat pariatur',</text:p>
      <text:p text:style-name="Normal">14,</text:p>
      <text:p text:style-name="Normal">246),</text:p>
      <text:soft-page-break/>
      <text:p text:style-name="Normal">('dicta sit autem',</text:p>
      <text:p text:style-name="Normal">17,</text:p>
      <text:p text:style-name="Normal">246),</text:p>
      <text:p text:style-name="Normal">('sunt et dolores',</text:p>
      <text:p text:style-name="Normal">21,</text:p>
      <text:p text:style-name="Normal">246),</text:p>
      <text:p text:style-name="Normal">('ut nulla fugit',</text:p>
      <text:p text:style-name="Normal">24,</text:p>
      <text:p text:style-name="Normal">246),</text:p>
      <text:p text:style-name="Normal">('velit quo esse',</text:p>
      <text:p text:style-name="Normal">26,</text:p>
      <text:p text:style-name="Normal">246),</text:p>
      <text:p text:style-name="Normal">('nemo omnis nesciunt',</text:p>
      <text:p text:style-name="Normal">27,</text:p>
      <text:p text:style-name="Normal">246),</text:p>
      <text:p text:style-name="Normal">('optio beatae voluptatem',</text:p>
      <text:p text:style-name="Normal">31,</text:p>
      <text:p text:style-name="Normal">246),</text:p>
      <text:p text:style-name="Normal">('rerum aut ea',</text:p>
      <text:p text:style-name="Normal">33,</text:p>
      <text:p text:style-name="Normal">246),</text:p>
      <text:p text:style-name="Normal">('rerum labore expedita',</text:p>
      <text:p text:style-name="Normal">36,</text:p>
      <text:p text:style-name="Normal">246),</text:p>
      <text:p text:style-name="Normal">('similique consectetur qui',</text:p>
      <text:p text:style-name="Normal">39,</text:p>
      <text:p text:style-name="Normal">246),</text:p>
      <text:p text:style-name="Normal">('laboriosam voluptas et',</text:p>
      <text:p text:style-name="Normal">40,</text:p>
      <text:p text:style-name="Normal">246),</text:p>
      <text:p text:style-name="Normal">('in et unde',</text:p>
      <text:soft-page-break/>
      <text:p text:style-name="Normal">41,</text:p>
      <text:p text:style-name="Normal">246),</text:p>
      <text:p text:style-name="Normal">('molestiae eveniet officiis',</text:p>
      <text:p text:style-name="Normal">42,</text:p>
      <text:p text:style-name="Normal">246),</text:p>
      <text:p text:style-name="Normal">('libero expedita aut',</text:p>
      <text:p text:style-name="Normal">54,</text:p>
      <text:p text:style-name="Normal">246),</text:p>
      <text:p text:style-name="Normal">('non commodi et',</text:p>
      <text:p text:style-name="Normal">55,</text:p>
      <text:p text:style-name="Normal">246),</text:p>
      <text:p text:style-name="Normal">('nam deleniti nam',</text:p>
      <text:p text:style-name="Normal">57,</text:p>
      <text:p text:style-name="Normal">246),</text:p>
      <text:p text:style-name="Normal">('rerum vitae vero',</text:p>
      <text:p text:style-name="Normal">66,</text:p>
      <text:p text:style-name="Normal">246),</text:p>
      <text:p text:style-name="Normal">('ipsum voluptate eligendi',</text:p>
      <text:p text:style-name="Normal">67,</text:p>
      <text:p text:style-name="Normal">246),</text:p>
      <text:p text:style-name="Normal">('quia ullam aut',</text:p>
      <text:p text:style-name="Normal">71,</text:p>
      <text:p text:style-name="Normal">246),</text:p>
      <text:p text:style-name="Normal">('qui quasi voluptatem',</text:p>
      <text:p text:style-name="Normal">75,</text:p>
      <text:p text:style-name="Normal">246),</text:p>
      <text:p text:style-name="Normal">('quae voluptas voluptas',</text:p>
      <text:p text:style-name="Normal">76,</text:p>
      <text:p text:style-name="Normal">246),</text:p>
      <text:p text:style-name="Normal">('et doloremque earum',</text:p>
      <text:p text:style-name="Normal">78,</text:p>
      <text:soft-page-break/>
      <text:p text:style-name="Normal">246),</text:p>
      <text:p text:style-name="Normal">('sint ad nihil',</text:p>
      <text:p text:style-name="Normal">79,</text:p>
      <text:p text:style-name="Normal">246),</text:p>
      <text:p text:style-name="Normal">('sunt voluptatum eligendi',</text:p>
      <text:p text:style-name="Normal">82,</text:p>
      <text:p text:style-name="Normal">246),</text:p>
      <text:p text:style-name="Normal">('aut asperiores laborum',</text:p>
      <text:p text:style-name="Normal">87,</text:p>
      <text:p text:style-name="Normal">246),</text:p>
      <text:p text:style-name="Normal">('sed quas sunt',</text:p>
      <text:p text:style-name="Normal">91,</text:p>
      <text:p text:style-name="Normal">246),</text:p>
      <text:p text:style-name="Normal">('qui quam sunt',</text:p>
      <text:p text:style-name="Normal">93,</text:p>
      <text:p text:style-name="Normal">246),</text:p>
      <text:p text:style-name="Normal">('aut quibusdam pariatur',</text:p>
      <text:p text:style-name="Normal">3,</text:p>
      <text:p text:style-name="Normal">247),</text:p>
      <text:p text:style-name="Normal">('distinctio quibusdam voluptas',</text:p>
      <text:p text:style-name="Normal">5,</text:p>
      <text:p text:style-name="Normal">247),</text:p>
      <text:p text:style-name="Normal">('rerum quos id',</text:p>
      <text:p text:style-name="Normal">6,</text:p>
      <text:p text:style-name="Normal">247),</text:p>
      <text:p text:style-name="Normal">('autem praesentium quo',</text:p>
      <text:p text:style-name="Normal">10,</text:p>
      <text:p text:style-name="Normal">247),</text:p>
      <text:p text:style-name="Normal">('expedita architecto dicta',</text:p>
      <text:p text:style-name="Normal">12,</text:p>
      <text:p text:style-name="Normal">247),</text:p>
      <text:soft-page-break/>
      <text:p text:style-name="Normal">('voluptas id ex',</text:p>
      <text:p text:style-name="Normal">14,</text:p>
      <text:p text:style-name="Normal">247),</text:p>
      <text:p text:style-name="Normal">('voluptas amet quam',</text:p>
      <text:p text:style-name="Normal">16,</text:p>
      <text:p text:style-name="Normal">247),</text:p>
      <text:p text:style-name="Normal">('porro facere qui',</text:p>
      <text:p text:style-name="Normal">20,</text:p>
      <text:p text:style-name="Normal">247),</text:p>
      <text:p text:style-name="Normal">('ut mollitia occaecati',</text:p>
      <text:p text:style-name="Normal">21,</text:p>
      <text:p text:style-name="Normal">247),</text:p>
      <text:p text:style-name="Normal">('similique est veniam',</text:p>
      <text:p text:style-name="Normal">22,</text:p>
      <text:p text:style-name="Normal">247),</text:p>
      <text:p text:style-name="Normal">('sit assumenda soluta',</text:p>
      <text:p text:style-name="Normal">24,</text:p>
      <text:p text:style-name="Normal">247),</text:p>
      <text:p text:style-name="Normal">('qui est doloremque',</text:p>
      <text:p text:style-name="Normal">27,</text:p>
      <text:p text:style-name="Normal">247),</text:p>
      <text:p text:style-name="Normal">('aperiam et nisi',</text:p>
      <text:p text:style-name="Normal">28,</text:p>
      <text:p text:style-name="Normal">247),</text:p>
      <text:p text:style-name="Normal">('saepe accusantium nesciunt',</text:p>
      <text:p text:style-name="Normal">30,</text:p>
      <text:p text:style-name="Normal">247),</text:p>
      <text:p text:style-name="Normal">('tenetur repellendus animi',</text:p>
      <text:p text:style-name="Normal">32,</text:p>
      <text:p text:style-name="Normal">247),</text:p>
      <text:p text:style-name="Normal">('quod molestias ratione',</text:p>
      <text:soft-page-break/>
      <text:p text:style-name="Normal">36,</text:p>
      <text:p text:style-name="Normal">247),</text:p>
      <text:p text:style-name="Normal">('dignissimos asperiores quia',</text:p>
      <text:p text:style-name="Normal">37,</text:p>
      <text:p text:style-name="Normal">247),</text:p>
      <text:p text:style-name="Normal">('rerum quod harum',</text:p>
      <text:p text:style-name="Normal">40,</text:p>
      <text:p text:style-name="Normal">247),</text:p>
      <text:p text:style-name="Normal">('rem illum est',</text:p>
      <text:p text:style-name="Normal">41,</text:p>
      <text:p text:style-name="Normal">247),</text:p>
      <text:p text:style-name="Normal">('similique explicabo quod',</text:p>
      <text:p text:style-name="Normal">42,</text:p>
      <text:p text:style-name="Normal">247),</text:p>
      <text:p text:style-name="Normal">('alias incidunt amet',</text:p>
      <text:p text:style-name="Normal">46,</text:p>
      <text:p text:style-name="Normal">247),</text:p>
      <text:p text:style-name="Normal">('velit quia quia',</text:p>
      <text:p text:style-name="Normal">54,</text:p>
      <text:p text:style-name="Normal">247),</text:p>
      <text:p text:style-name="Normal">('et illum repellat',</text:p>
      <text:p text:style-name="Normal">55,</text:p>
      <text:p text:style-name="Normal">247),</text:p>
      <text:p text:style-name="Normal">('error voluptate illum',</text:p>
      <text:p text:style-name="Normal">57,</text:p>
      <text:p text:style-name="Normal">247),</text:p>
      <text:p text:style-name="Normal">('deleniti cumque sit',</text:p>
      <text:p text:style-name="Normal">60,</text:p>
      <text:p text:style-name="Normal">247),</text:p>
      <text:p text:style-name="Normal">('sint exercitationem et',</text:p>
      <text:p text:style-name="Normal">63,</text:p>
      <text:soft-page-break/>
      <text:p text:style-name="Normal">247),</text:p>
      <text:p text:style-name="Normal">('nisi deserunt iure',</text:p>
      <text:p text:style-name="Normal">66,</text:p>
      <text:p text:style-name="Normal">247),</text:p>
      <text:p text:style-name="Normal">('est in officiis',</text:p>
      <text:p text:style-name="Normal">67,</text:p>
      <text:p text:style-name="Normal">247),</text:p>
      <text:p text:style-name="Normal">('consequuntur velit sunt',</text:p>
      <text:p text:style-name="Normal">69,</text:p>
      <text:p text:style-name="Normal">247),</text:p>
      <text:p text:style-name="Normal">('voluptatibus vero et',</text:p>
      <text:p text:style-name="Normal">70,</text:p>
      <text:p text:style-name="Normal">247),</text:p>
      <text:p text:style-name="Normal">('vero voluptas porro',</text:p>
      <text:p text:style-name="Normal">71,</text:p>
      <text:p text:style-name="Normal">247),</text:p>
      <text:p text:style-name="Normal">('dolor quia hic',</text:p>
      <text:p text:style-name="Normal">73,</text:p>
      <text:p text:style-name="Normal">247),</text:p>
      <text:p text:style-name="Normal">('dicta quo aliquid',</text:p>
      <text:p text:style-name="Normal">75,</text:p>
      <text:p text:style-name="Normal">247),</text:p>
      <text:p text:style-name="Normal">('voluptatibus commodi necessitatibus',</text:p>
      <text:p text:style-name="Normal">76,</text:p>
      <text:p text:style-name="Normal">247),</text:p>
      <text:p text:style-name="Normal">('sit laudantium quas',</text:p>
      <text:p text:style-name="Normal">78,</text:p>
      <text:p text:style-name="Normal">247),</text:p>
      <text:p text:style-name="Normal">('suscipit consequatur repellendus',</text:p>
      <text:p text:style-name="Normal">79,</text:p>
      <text:p text:style-name="Normal">247),</text:p>
      <text:soft-page-break/>
      <text:p text:style-name="Normal">('aut omnis sit',</text:p>
      <text:p text:style-name="Normal">91,</text:p>
      <text:p text:style-name="Normal">247),</text:p>
      <text:p text:style-name="Normal">('laudantium repellendus quibusdam',</text:p>
      <text:p text:style-name="Normal">95,</text:p>
      <text:p text:style-name="Normal">247),</text:p>
      <text:p text:style-name="Normal">('vero quia porro',</text:p>
      <text:p text:style-name="Normal">98,</text:p>
      <text:p text:style-name="Normal">247),</text:p>
      <text:p text:style-name="Normal">('sed tempora illo',</text:p>
      <text:p text:style-name="Normal">5,</text:p>
      <text:p text:style-name="Normal">248),</text:p>
      <text:p text:style-name="Normal">('ut est vitae',</text:p>
      <text:p text:style-name="Normal">6,</text:p>
      <text:p text:style-name="Normal">248),</text:p>
      <text:p text:style-name="Normal">('quis quas quo',</text:p>
      <text:p text:style-name="Normal">10,</text:p>
      <text:p text:style-name="Normal">248),</text:p>
      <text:p text:style-name="Normal">('quia culpa aut',</text:p>
      <text:p text:style-name="Normal">11,</text:p>
      <text:p text:style-name="Normal">248),</text:p>
      <text:p text:style-name="Normal">('est dolorem explicabo',</text:p>
      <text:p text:style-name="Normal">14,</text:p>
      <text:p text:style-name="Normal">248),</text:p>
      <text:p text:style-name="Normal">('iure dicta assumenda',</text:p>
      <text:p text:style-name="Normal">18,</text:p>
      <text:p text:style-name="Normal">248),</text:p>
      <text:p text:style-name="Normal">('voluptatibus asperiores sapiente',</text:p>
      <text:p text:style-name="Normal">19,</text:p>
      <text:p text:style-name="Normal">248),</text:p>
      <text:p text:style-name="Normal">('asperiores id nulla',</text:p>
      <text:soft-page-break/>
      <text:p text:style-name="Normal">21,</text:p>
      <text:p text:style-name="Normal">248),</text:p>
      <text:p text:style-name="Normal">('sed corrupti excepturi',</text:p>
      <text:p text:style-name="Normal">24,</text:p>
      <text:p text:style-name="Normal">248),</text:p>
      <text:p text:style-name="Normal">('ipsam quaerat laborum',</text:p>
      <text:p text:style-name="Normal">26,</text:p>
      <text:p text:style-name="Normal">248),</text:p>
      <text:p text:style-name="Normal">('voluptas illum sed',</text:p>
      <text:p text:style-name="Normal">30,</text:p>
      <text:p text:style-name="Normal">248),</text:p>
      <text:p text:style-name="Normal">('nemo asperiores vel',</text:p>
      <text:p text:style-name="Normal">36,</text:p>
      <text:p text:style-name="Normal">248),</text:p>
      <text:p text:style-name="Normal">('cum qui accusantium',</text:p>
      <text:p text:style-name="Normal">41,</text:p>
      <text:p text:style-name="Normal">248),</text:p>
      <text:p text:style-name="Normal">('ratione ut doloribus',</text:p>
      <text:p text:style-name="Normal">54,</text:p>
      <text:p text:style-name="Normal">248),</text:p>
      <text:p text:style-name="Normal">('voluptate molestiae eos',</text:p>
      <text:p text:style-name="Normal">57,</text:p>
      <text:p text:style-name="Normal">248),</text:p>
      <text:p text:style-name="Normal">('qui odit voluptatum',</text:p>
      <text:p text:style-name="Normal">62,</text:p>
      <text:p text:style-name="Normal">248),</text:p>
      <text:p text:style-name="Normal">('id sapiente odio',</text:p>
      <text:p text:style-name="Normal">63,</text:p>
      <text:p text:style-name="Normal">248),</text:p>
      <text:p text:style-name="Normal">('aut deserunt aut',</text:p>
      <text:p text:style-name="Normal">66,</text:p>
      <text:soft-page-break/>
      <text:p text:style-name="Normal">248),</text:p>
      <text:p text:style-name="Normal">('et voluptatem id',</text:p>
      <text:p text:style-name="Normal">71,</text:p>
      <text:p text:style-name="Normal">248),</text:p>
      <text:p text:style-name="Normal">('recusandae quod dolorem',</text:p>
      <text:p text:style-name="Normal">75,</text:p>
      <text:p text:style-name="Normal">248),</text:p>
      <text:p text:style-name="Normal">('consequuntur quo non',</text:p>
      <text:p text:style-name="Normal">76,</text:p>
      <text:p text:style-name="Normal">248),</text:p>
      <text:p text:style-name="Normal">('iusto vero velit',</text:p>
      <text:p text:style-name="Normal">79,</text:p>
      <text:p text:style-name="Normal">248),</text:p>
      <text:p text:style-name="Normal">('quis nihil aut',</text:p>
      <text:p text:style-name="Normal">91,</text:p>
      <text:p text:style-name="Normal">248),</text:p>
      <text:p text:style-name="Normal">('aut molestiae dicta',</text:p>
      <text:p text:style-name="Normal">96,</text:p>
      <text:p text:style-name="Normal">248),</text:p>
      <text:p text:style-name="Normal">('et ullam error',</text:p>
      <text:p text:style-name="Normal">98,</text:p>
      <text:p text:style-name="Normal">248),</text:p>
      <text:p text:style-name="Normal">('quia vero repellendus',</text:p>
      <text:p text:style-name="Normal">3,</text:p>
      <text:p text:style-name="Normal">249),</text:p>
      <text:p text:style-name="Normal">('iure sit qui',</text:p>
      <text:p text:style-name="Normal">5,</text:p>
      <text:p text:style-name="Normal">249),</text:p>
      <text:p text:style-name="Normal">('dolorum quo asperiores',</text:p>
      <text:p text:style-name="Normal">12,</text:p>
      <text:p text:style-name="Normal">249),</text:p>
      <text:soft-page-break/>
      <text:p text:style-name="Normal">('aspernatur voluptatem assumenda',</text:p>
      <text:p text:style-name="Normal">14,</text:p>
      <text:p text:style-name="Normal">249),</text:p>
      <text:p text:style-name="Normal">('quasi velit necessitatibus',</text:p>
      <text:p text:style-name="Normal">18,</text:p>
      <text:p text:style-name="Normal">249),</text:p>
      <text:p text:style-name="Normal">('minima beatae totam',</text:p>
      <text:p text:style-name="Normal">19,</text:p>
      <text:p text:style-name="Normal">249),</text:p>
      <text:p text:style-name="Normal">('excepturi id explicabo',</text:p>
      <text:p text:style-name="Normal">20,</text:p>
      <text:p text:style-name="Normal">249),</text:p>
      <text:p text:style-name="Normal">('dolores dolore officiis',</text:p>
      <text:p text:style-name="Normal">21,</text:p>
      <text:p text:style-name="Normal">249),</text:p>
      <text:p text:style-name="Normal">('labore mollitia aut',</text:p>
      <text:p text:style-name="Normal">24,</text:p>
      <text:p text:style-name="Normal">249),</text:p>
      <text:p text:style-name="Normal">('vel quis placeat',</text:p>
      <text:p text:style-name="Normal">27,</text:p>
      <text:p text:style-name="Normal">249),</text:p>
      <text:p text:style-name="Normal">('deleniti libero dolores',</text:p>
      <text:p text:style-name="Normal">30,</text:p>
      <text:p text:style-name="Normal">249),</text:p>
      <text:p text:style-name="Normal">('distinctio ad quas',</text:p>
      <text:p text:style-name="Normal">33,</text:p>
      <text:p text:style-name="Normal">249),</text:p>
      <text:p text:style-name="Normal">('qui et est',</text:p>
      <text:p text:style-name="Normal">36,</text:p>
      <text:p text:style-name="Normal">249),</text:p>
      <text:p text:style-name="Normal">('sint cum expedita',</text:p>
      <text:soft-page-break/>
      <text:p text:style-name="Normal">41,</text:p>
      <text:p text:style-name="Normal">249),</text:p>
      <text:p text:style-name="Normal">('ullam dolorum sit',</text:p>
      <text:p text:style-name="Normal">44,</text:p>
      <text:p text:style-name="Normal">249),</text:p>
      <text:p text:style-name="Normal">('fugiat in rem',</text:p>
      <text:p text:style-name="Normal">48,</text:p>
      <text:p text:style-name="Normal">249),</text:p>
      <text:p text:style-name="Normal">('dolorem aperiam aperiam',</text:p>
      <text:p text:style-name="Normal">50,</text:p>
      <text:p text:style-name="Normal">249),</text:p>
      <text:p text:style-name="Normal">('veritatis rerum est',</text:p>
      <text:p text:style-name="Normal">54,</text:p>
      <text:p text:style-name="Normal">249),</text:p>
      <text:p text:style-name="Normal">('reiciendis qui consequatur',</text:p>
      <text:p text:style-name="Normal">55,</text:p>
      <text:p text:style-name="Normal">249),</text:p>
      <text:p text:style-name="Normal">('mollitia perspiciatis officia',</text:p>
      <text:p text:style-name="Normal">56,</text:p>
      <text:p text:style-name="Normal">249),</text:p>
      <text:p text:style-name="Normal">('ducimus ullam ut',</text:p>
      <text:p text:style-name="Normal">57,</text:p>
      <text:p text:style-name="Normal">249),</text:p>
      <text:p text:style-name="Normal">('ea et quia',</text:p>
      <text:p text:style-name="Normal">60,</text:p>
      <text:p text:style-name="Normal">249),</text:p>
      <text:p text:style-name="Normal">('qui pariatur eum',</text:p>
      <text:p text:style-name="Normal">62,</text:p>
      <text:p text:style-name="Normal">249),</text:p>
      <text:p text:style-name="Normal">('ea autem esse',</text:p>
      <text:p text:style-name="Normal">63,</text:p>
      <text:soft-page-break/>
      <text:p text:style-name="Normal">249),</text:p>
      <text:p text:style-name="Normal">('expedita dolorem assumenda',</text:p>
      <text:p text:style-name="Normal">66,</text:p>
      <text:p text:style-name="Normal">249),</text:p>
      <text:p text:style-name="Normal">('officia odit veniam',</text:p>
      <text:p text:style-name="Normal">69,</text:p>
      <text:p text:style-name="Normal">249),</text:p>
      <text:p text:style-name="Normal">('consectetur velit consectetur',</text:p>
      <text:p text:style-name="Normal">71,</text:p>
      <text:p text:style-name="Normal">249),</text:p>
      <text:p text:style-name="Normal">('iusto veritatis repellendus',</text:p>
      <text:p text:style-name="Normal">73,</text:p>
      <text:p text:style-name="Normal">249),</text:p>
      <text:p text:style-name="Normal">('ad omnis recusandae',</text:p>
      <text:p text:style-name="Normal">75,</text:p>
      <text:p text:style-name="Normal">249),</text:p>
      <text:p text:style-name="Normal">('qui est nihil',</text:p>
      <text:p text:style-name="Normal">76,</text:p>
      <text:p text:style-name="Normal">249),</text:p>
      <text:p text:style-name="Normal">('culpa dolor quos',</text:p>
      <text:p text:style-name="Normal">84,</text:p>
      <text:p text:style-name="Normal">249),</text:p>
      <text:p text:style-name="Normal">('consequatur tenetur enim',</text:p>
      <text:p text:style-name="Normal">91,</text:p>
      <text:p text:style-name="Normal">249),</text:p>
      <text:p text:style-name="Normal">('alias dolorum nihil',</text:p>
      <text:p text:style-name="Normal">92,</text:p>
      <text:p text:style-name="Normal">249),</text:p>
      <text:p text:style-name="Normal">('iusto id aliquid',</text:p>
      <text:p text:style-name="Normal">99,</text:p>
      <text:p text:style-name="Normal">249),</text:p>
      <text:soft-page-break/>
      <text:p text:style-name="Normal">('assumenda velit est',</text:p>
      <text:p text:style-name="Normal">4,</text:p>
      <text:p text:style-name="Normal">250),</text:p>
      <text:p text:style-name="Normal">('mollitia mollitia distinctio',</text:p>
      <text:p text:style-name="Normal">5,</text:p>
      <text:p text:style-name="Normal">250),</text:p>
      <text:p text:style-name="Normal">('veniam ea architecto',</text:p>
      <text:p text:style-name="Normal">6,</text:p>
      <text:p text:style-name="Normal">250),</text:p>
      <text:p text:style-name="Normal">('iure quibusdam eligendi',</text:p>
      <text:p text:style-name="Normal">8,</text:p>
      <text:p text:style-name="Normal">250),</text:p>
      <text:p text:style-name="Normal">('natus sunt ut',</text:p>
      <text:p text:style-name="Normal">9,</text:p>
      <text:p text:style-name="Normal">250),</text:p>
      <text:p text:style-name="Normal">('occaecati mollitia molestiae',</text:p>
      <text:p text:style-name="Normal">10,</text:p>
      <text:p text:style-name="Normal">250),</text:p>
      <text:p text:style-name="Normal">('maiores rerum eaque',</text:p>
      <text:p text:style-name="Normal">11,</text:p>
      <text:p text:style-name="Normal">250),</text:p>
      <text:p text:style-name="Normal">('nulla animi quo',</text:p>
      <text:p text:style-name="Normal">14,</text:p>
      <text:p text:style-name="Normal">250),</text:p>
      <text:p text:style-name="Normal">('repudiandae et aut',</text:p>
      <text:p text:style-name="Normal">21,</text:p>
      <text:p text:style-name="Normal">250),</text:p>
      <text:p text:style-name="Normal">('nam aperiam totam',</text:p>
      <text:p text:style-name="Normal">24,</text:p>
      <text:p text:style-name="Normal">250),</text:p>
      <text:p text:style-name="Normal">('aut velit molestiae',</text:p>
      <text:soft-page-break/>
      <text:p text:style-name="Normal">36,</text:p>
      <text:p text:style-name="Normal">250),</text:p>
      <text:p text:style-name="Normal">('nostrum id dignissimos',</text:p>
      <text:p text:style-name="Normal">39,</text:p>
      <text:p text:style-name="Normal">250),</text:p>
      <text:p text:style-name="Normal">('et nulla cupiditate',</text:p>
      <text:p text:style-name="Normal">41,</text:p>
      <text:p text:style-name="Normal">250),</text:p>
      <text:p text:style-name="Normal">('eveniet sed amet',</text:p>
      <text:p text:style-name="Normal">46,</text:p>
      <text:p text:style-name="Normal">250),</text:p>
      <text:p text:style-name="Normal">('eaque labore dignissimos',</text:p>
      <text:p text:style-name="Normal">47,</text:p>
      <text:p text:style-name="Normal">250),</text:p>
      <text:p text:style-name="Normal">('a et voluptatem',</text:p>
      <text:p text:style-name="Normal">54,</text:p>
      <text:p text:style-name="Normal">250),</text:p>
      <text:p text:style-name="Normal">('eum quia amet',</text:p>
      <text:p text:style-name="Normal">57,</text:p>
      <text:p text:style-name="Normal">250),</text:p>
      <text:p text:style-name="Normal">('molestiae autem debitis',</text:p>
      <text:p text:style-name="Normal">66,</text:p>
      <text:p text:style-name="Normal">250),</text:p>
      <text:p text:style-name="Normal">('ullam iure autem',</text:p>
      <text:p text:style-name="Normal">71,</text:p>
      <text:p text:style-name="Normal">250),</text:p>
      <text:p text:style-name="Normal">('consequatur iusto delectus',</text:p>
      <text:p text:style-name="Normal">75,</text:p>
      <text:p text:style-name="Normal">250),</text:p>
      <text:p text:style-name="Normal">('illum occaecati et',</text:p>
      <text:p text:style-name="Normal">76,</text:p>
      <text:soft-page-break/>
      <text:p text:style-name="Normal">250),</text:p>
      <text:p text:style-name="Normal">('rerum molestiae non',</text:p>
      <text:p text:style-name="Normal">85,</text:p>
      <text:p text:style-name="Normal">250),</text:p>
      <text:p text:style-name="Normal">('consectetur voluptatibus dicta',</text:p>
      <text:p text:style-name="Normal">91,</text:p>
      <text:p text:style-name="Normal">250),</text:p>
      <text:p text:style-name="Normal">('iure dolores molestias',</text:p>
      <text:p text:style-name="Normal">5,</text:p>
      <text:p text:style-name="Normal">251),</text:p>
      <text:p text:style-name="Normal">('eos explicabo recusandae',</text:p>
      <text:p text:style-name="Normal">8,</text:p>
      <text:p text:style-name="Normal">251),</text:p>
      <text:p text:style-name="Normal">('hic ut reiciendis',</text:p>
      <text:p text:style-name="Normal">10,</text:p>
      <text:p text:style-name="Normal">251),</text:p>
      <text:p text:style-name="Normal">('voluptatem nihil voluptatibus',</text:p>
      <text:p text:style-name="Normal">14,</text:p>
      <text:p text:style-name="Normal">251),</text:p>
      <text:p text:style-name="Normal">('omnis sit vitae',</text:p>
      <text:p text:style-name="Normal">15,</text:p>
      <text:p text:style-name="Normal">251),</text:p>
      <text:p text:style-name="Normal">('provident dolorem sed',</text:p>
      <text:p text:style-name="Normal">21,</text:p>
      <text:p text:style-name="Normal">251),</text:p>
      <text:p text:style-name="Normal">('quo facilis voluptas',</text:p>
      <text:p text:style-name="Normal">24,</text:p>
      <text:p text:style-name="Normal">251),</text:p>
      <text:p text:style-name="Normal">('eveniet nemo officiis',</text:p>
      <text:p text:style-name="Normal">36,</text:p>
      <text:p text:style-name="Normal">251),</text:p>
      <text:soft-page-break/>
      <text:p text:style-name="Normal">('aspernatur quia porro',</text:p>
      <text:p text:style-name="Normal">37,</text:p>
      <text:p text:style-name="Normal">251),</text:p>
      <text:p text:style-name="Normal">('aliquid fuga facere',</text:p>
      <text:p text:style-name="Normal">40,</text:p>
      <text:p text:style-name="Normal">251),</text:p>
      <text:p text:style-name="Normal">('nobis blanditiis magnam',</text:p>
      <text:p text:style-name="Normal">41,</text:p>
      <text:p text:style-name="Normal">251),</text:p>
      <text:p text:style-name="Normal">('culpa rerum consequatur',</text:p>
      <text:p text:style-name="Normal">44,</text:p>
      <text:p text:style-name="Normal">251),</text:p>
      <text:p text:style-name="Normal">('ipsam dolore eos',</text:p>
      <text:p text:style-name="Normal">48,</text:p>
      <text:p text:style-name="Normal">251),</text:p>
      <text:p text:style-name="Normal">('modi placeat vero',</text:p>
      <text:p text:style-name="Normal">54,</text:p>
      <text:p text:style-name="Normal">251),</text:p>
      <text:p text:style-name="Normal">('aut dolore ullam',</text:p>
      <text:p text:style-name="Normal">57,</text:p>
      <text:p text:style-name="Normal">251),</text:p>
      <text:p text:style-name="Normal">('error id ut',</text:p>
      <text:p text:style-name="Normal">61,</text:p>
      <text:p text:style-name="Normal">251),</text:p>
      <text:p text:style-name="Normal">('accusamus sit omnis',</text:p>
      <text:p text:style-name="Normal">66,</text:p>
      <text:p text:style-name="Normal">251),</text:p>
      <text:p text:style-name="Normal">('quam sint architecto',</text:p>
      <text:p text:style-name="Normal">71,</text:p>
      <text:p text:style-name="Normal">251),</text:p>
      <text:p text:style-name="Normal">('ullam rerum ut',</text:p>
      <text:soft-page-break/>
      <text:p text:style-name="Normal">75,</text:p>
      <text:p text:style-name="Normal">251),</text:p>
      <text:p text:style-name="Normal">('quaerat autem quibusdam',</text:p>
      <text:p text:style-name="Normal">76,</text:p>
      <text:p text:style-name="Normal">251),</text:p>
      <text:p text:style-name="Normal">('quos quibusdam eaque',</text:p>
      <text:p text:style-name="Normal">91,</text:p>
      <text:p text:style-name="Normal">251),</text:p>
      <text:p text:style-name="Normal">('voluptatem delectus non',</text:p>
      <text:p text:style-name="Normal">94,</text:p>
      <text:p text:style-name="Normal">251),</text:p>
      <text:p text:style-name="Normal">('consectetur non aut',</text:p>
      <text:p text:style-name="Normal">98,</text:p>
      <text:p text:style-name="Normal">251),</text:p>
      <text:p text:style-name="Normal">('consequatur nulla repellat',</text:p>
      <text:p text:style-name="Normal">99,</text:p>
      <text:p text:style-name="Normal">251),</text:p>
      <text:p text:style-name="Normal">('sed ab esse',</text:p>
      <text:p text:style-name="Normal">4,</text:p>
      <text:p text:style-name="Normal">252),</text:p>
      <text:p text:style-name="Normal">('tenetur sint dolorum',</text:p>
      <text:p text:style-name="Normal">5,</text:p>
      <text:p text:style-name="Normal">252),</text:p>
      <text:p text:style-name="Normal">('ipsum et sint',</text:p>
      <text:p text:style-name="Normal">14,</text:p>
      <text:p text:style-name="Normal">252),</text:p>
      <text:p text:style-name="Normal">('deserunt dolores quia',</text:p>
      <text:p text:style-name="Normal">15,</text:p>
      <text:p text:style-name="Normal">252),</text:p>
      <text:p text:style-name="Normal">('aut ut voluptatem',</text:p>
      <text:p text:style-name="Normal">21,</text:p>
      <text:soft-page-break/>
      <text:p text:style-name="Normal">252),</text:p>
      <text:p text:style-name="Normal">('inventore reprehenderit voluptates',</text:p>
      <text:p text:style-name="Normal">24,</text:p>
      <text:p text:style-name="Normal">252),</text:p>
      <text:p text:style-name="Normal">('blanditiis praesentium placeat',</text:p>
      <text:p text:style-name="Normal">26,</text:p>
      <text:p text:style-name="Normal">252),</text:p>
      <text:p text:style-name="Normal">('nisi maxime recusandae',</text:p>
      <text:p text:style-name="Normal">35,</text:p>
      <text:p text:style-name="Normal">252),</text:p>
      <text:p text:style-name="Normal">('delectus asperiores et',</text:p>
      <text:p text:style-name="Normal">36,</text:p>
      <text:p text:style-name="Normal">252),</text:p>
      <text:p text:style-name="Normal">('dolore sit eum',</text:p>
      <text:p text:style-name="Normal">41,</text:p>
      <text:p text:style-name="Normal">252),</text:p>
      <text:p text:style-name="Normal">('quia dolorem voluptas',</text:p>
      <text:p text:style-name="Normal">44,</text:p>
      <text:p text:style-name="Normal">252),</text:p>
      <text:p text:style-name="Normal">('ipsum at nam',</text:p>
      <text:p text:style-name="Normal">46,</text:p>
      <text:p text:style-name="Normal">252),</text:p>
      <text:p text:style-name="Normal">('eaque non vel',</text:p>
      <text:p text:style-name="Normal">54,</text:p>
      <text:p text:style-name="Normal">252),</text:p>
      <text:p text:style-name="Normal">('animi eos et',</text:p>
      <text:p text:style-name="Normal">56,</text:p>
      <text:p text:style-name="Normal">252),</text:p>
      <text:p text:style-name="Normal">('molestias dicta cupiditate',</text:p>
      <text:p text:style-name="Normal">57,</text:p>
      <text:p text:style-name="Normal">252),</text:p>
      <text:soft-page-break/>
      <text:p text:style-name="Normal">('consequatur explicabo maxime',</text:p>
      <text:p text:style-name="Normal">66,</text:p>
      <text:p text:style-name="Normal">252),</text:p>
      <text:p text:style-name="Normal">('sequi iure nostrum',</text:p>
      <text:p text:style-name="Normal">71,</text:p>
      <text:p text:style-name="Normal">252),</text:p>
      <text:p text:style-name="Normal">('consectetur et ut',</text:p>
      <text:p text:style-name="Normal">72,</text:p>
      <text:p text:style-name="Normal">252),</text:p>
      <text:p text:style-name="Normal">('sequi alias sed',</text:p>
      <text:p text:style-name="Normal">75,</text:p>
      <text:p text:style-name="Normal">252),</text:p>
      <text:p text:style-name="Normal">('eveniet saepe eius',</text:p>
      <text:p text:style-name="Normal">76,</text:p>
      <text:p text:style-name="Normal">252),</text:p>
      <text:p text:style-name="Normal">('amet quaerat dolores',</text:p>
      <text:p text:style-name="Normal">79,</text:p>
      <text:p text:style-name="Normal">252),</text:p>
      <text:p text:style-name="Normal">('veritatis cupiditate cupiditate',</text:p>
      <text:p text:style-name="Normal">82,</text:p>
      <text:p text:style-name="Normal">252),</text:p>
      <text:p text:style-name="Normal">('deserunt vero ullam',</text:p>
      <text:p text:style-name="Normal">91,</text:p>
      <text:p text:style-name="Normal">252),</text:p>
      <text:p text:style-name="Normal">('ex molestias quo',</text:p>
      <text:p text:style-name="Normal">99,</text:p>
      <text:p text:style-name="Normal">252),</text:p>
      <text:p text:style-name="Normal">('in omnis explicabo',</text:p>
      <text:p text:style-name="Normal">5,</text:p>
      <text:p text:style-name="Normal">253),</text:p>
      <text:p text:style-name="Normal">('aut repellat a',</text:p>
      <text:soft-page-break/>
      <text:p text:style-name="Normal">8,</text:p>
      <text:p text:style-name="Normal">253),</text:p>
      <text:p text:style-name="Normal">('libero occaecati debitis',</text:p>
      <text:p text:style-name="Normal">14,</text:p>
      <text:p text:style-name="Normal">253),</text:p>
      <text:p text:style-name="Normal">('ut est sunt',</text:p>
      <text:p text:style-name="Normal">15,</text:p>
      <text:p text:style-name="Normal">253),</text:p>
      <text:p text:style-name="Normal">('voluptatibus mollitia fugiat',</text:p>
      <text:p text:style-name="Normal">21,</text:p>
      <text:p text:style-name="Normal">253),</text:p>
      <text:p text:style-name="Normal">('quia et minima',</text:p>
      <text:p text:style-name="Normal">22,</text:p>
      <text:p text:style-name="Normal">253),</text:p>
      <text:p text:style-name="Normal">('sint voluptatum assumenda',</text:p>
      <text:p text:style-name="Normal">24,</text:p>
      <text:p text:style-name="Normal">253),</text:p>
      <text:p text:style-name="Normal">('libero ut quo',</text:p>
      <text:p text:style-name="Normal">27,</text:p>
      <text:p text:style-name="Normal">253),</text:p>
      <text:p text:style-name="Normal">('adipisci impedit nobis',</text:p>
      <text:p text:style-name="Normal">36,</text:p>
      <text:p text:style-name="Normal">253),</text:p>
      <text:p text:style-name="Normal">('in et explicabo',</text:p>
      <text:p text:style-name="Normal">37,</text:p>
      <text:p text:style-name="Normal">253),</text:p>
      <text:p text:style-name="Normal">('et est maxime',</text:p>
      <text:p text:style-name="Normal">38,</text:p>
      <text:p text:style-name="Normal">253),</text:p>
      <text:p text:style-name="Normal">('quas aut iusto',</text:p>
      <text:p text:style-name="Normal">39,</text:p>
      <text:soft-page-break/>
      <text:p text:style-name="Normal">253),</text:p>
      <text:p text:style-name="Normal">('voluptatibus soluta enim',</text:p>
      <text:p text:style-name="Normal">41,</text:p>
      <text:p text:style-name="Normal">253),</text:p>
      <text:p text:style-name="Normal">('libero voluptate distinctio',</text:p>
      <text:p text:style-name="Normal">42,</text:p>
      <text:p text:style-name="Normal">253),</text:p>
      <text:p text:style-name="Normal">('accusamus et aliquam',</text:p>
      <text:p text:style-name="Normal">47,</text:p>
      <text:p text:style-name="Normal">253),</text:p>
      <text:p text:style-name="Normal">('omnis rerum ipsam',</text:p>
      <text:p text:style-name="Normal">54,</text:p>
      <text:p text:style-name="Normal">253),</text:p>
      <text:p text:style-name="Normal">('et possimus esse',</text:p>
      <text:p text:style-name="Normal">55,</text:p>
      <text:p text:style-name="Normal">253),</text:p>
      <text:p text:style-name="Normal">('fugiat magni sequi',</text:p>
      <text:p text:style-name="Normal">57,</text:p>
      <text:p text:style-name="Normal">253),</text:p>
      <text:p text:style-name="Normal">('quis nobis debitis',</text:p>
      <text:p text:style-name="Normal">66,</text:p>
      <text:p text:style-name="Normal">253),</text:p>
      <text:p text:style-name="Normal">('vitae aperiam facere',</text:p>
      <text:p text:style-name="Normal">71,</text:p>
      <text:p text:style-name="Normal">253),</text:p>
      <text:p text:style-name="Normal">('sunt sint quas',</text:p>
      <text:p text:style-name="Normal">75,</text:p>
      <text:p text:style-name="Normal">253),</text:p>
      <text:p text:style-name="Normal">('consequatur deleniti dolore',</text:p>
      <text:p text:style-name="Normal">76,</text:p>
      <text:p text:style-name="Normal">253),</text:p>
      <text:soft-page-break/>
      <text:p text:style-name="Normal">('aut accusantium omnis',</text:p>
      <text:p text:style-name="Normal">79,</text:p>
      <text:p text:style-name="Normal">253),</text:p>
      <text:p text:style-name="Normal">('ad veritatis magni',</text:p>
      <text:p text:style-name="Normal">91,</text:p>
      <text:p text:style-name="Normal">253),</text:p>
      <text:p text:style-name="Normal">('a nisi eveniet',</text:p>
      <text:p text:style-name="Normal">95,</text:p>
      <text:p text:style-name="Normal">253),</text:p>
      <text:p text:style-name="Normal">('eveniet quis non',</text:p>
      <text:p text:style-name="Normal">98,</text:p>
      <text:p text:style-name="Normal">253),</text:p>
      <text:p text:style-name="Normal">('corrupti ut quaerat',</text:p>
      <text:p text:style-name="Normal">2,</text:p>
      <text:p text:style-name="Normal">254),</text:p>
      <text:p text:style-name="Normal">('nam voluptas nemo',</text:p>
      <text:p text:style-name="Normal">5,</text:p>
      <text:p text:style-name="Normal">254),</text:p>
      <text:p text:style-name="Normal">('quam sit ullam',</text:p>
      <text:p text:style-name="Normal">12,</text:p>
      <text:p text:style-name="Normal">254),</text:p>
      <text:p text:style-name="Normal">('est ullam qui',</text:p>
      <text:p text:style-name="Normal">13,</text:p>
      <text:p text:style-name="Normal">254),</text:p>
      <text:p text:style-name="Normal">('ut optio rerum',</text:p>
      <text:p text:style-name="Normal">14,</text:p>
      <text:p text:style-name="Normal">254),</text:p>
      <text:p text:style-name="Normal">('velit vitae dolores',</text:p>
      <text:p text:style-name="Normal">17,</text:p>
      <text:p text:style-name="Normal">254),</text:p>
      <text:p text:style-name="Normal">('aut sunt quidem',</text:p>
      <text:soft-page-break/>
      <text:p text:style-name="Normal">21,</text:p>
      <text:p text:style-name="Normal">254),</text:p>
      <text:p text:style-name="Normal">('quo maiores atque',</text:p>
      <text:p text:style-name="Normal">24,</text:p>
      <text:p text:style-name="Normal">254),</text:p>
      <text:p text:style-name="Normal">('dolorem architecto voluptatem',</text:p>
      <text:p text:style-name="Normal">35,</text:p>
      <text:p text:style-name="Normal">254),</text:p>
      <text:p text:style-name="Normal">('cum praesentium facere',</text:p>
      <text:p text:style-name="Normal">36,</text:p>
      <text:p text:style-name="Normal">254),</text:p>
      <text:p text:style-name="Normal">('ipsa ab tempore',</text:p>
      <text:p text:style-name="Normal">38,</text:p>
      <text:p text:style-name="Normal">254),</text:p>
      <text:p text:style-name="Normal">('dolores rerum tenetur',</text:p>
      <text:p text:style-name="Normal">41,</text:p>
      <text:p text:style-name="Normal">254),</text:p>
      <text:p text:style-name="Normal">('blanditiis saepe ullam',</text:p>
      <text:p text:style-name="Normal">52,</text:p>
      <text:p text:style-name="Normal">254),</text:p>
      <text:p text:style-name="Normal">('sed porro maxime',</text:p>
      <text:p text:style-name="Normal">54,</text:p>
      <text:p text:style-name="Normal">254),</text:p>
      <text:p text:style-name="Normal">('eos cupiditate quisquam',</text:p>
      <text:p text:style-name="Normal">57,</text:p>
      <text:p text:style-name="Normal">254),</text:p>
      <text:p text:style-name="Normal">('molestias laborum provident',</text:p>
      <text:p text:style-name="Normal">60,</text:p>
      <text:p text:style-name="Normal">254),</text:p>
      <text:p text:style-name="Normal">('eius sed voluptatem',</text:p>
      <text:p text:style-name="Normal">65,</text:p>
      <text:soft-page-break/>
      <text:p text:style-name="Normal">254),</text:p>
      <text:p text:style-name="Normal">('nam atque et',</text:p>
      <text:p text:style-name="Normal">66,</text:p>
      <text:p text:style-name="Normal">254),</text:p>
      <text:p text:style-name="Normal">('commodi dolorum ipsam',</text:p>
      <text:p text:style-name="Normal">69,</text:p>
      <text:p text:style-name="Normal">254),</text:p>
      <text:p text:style-name="Normal">('quae cupiditate minima',</text:p>
      <text:p text:style-name="Normal">71,</text:p>
      <text:p text:style-name="Normal">254),</text:p>
      <text:p text:style-name="Normal">('eius nam aut',</text:p>
      <text:p text:style-name="Normal">75,</text:p>
      <text:p text:style-name="Normal">254),</text:p>
      <text:p text:style-name="Normal">('itaque aut ut',</text:p>
      <text:p text:style-name="Normal">76,</text:p>
      <text:p text:style-name="Normal">254),</text:p>
      <text:p text:style-name="Normal">('nihil doloremque eligendi',</text:p>
      <text:p text:style-name="Normal">91,</text:p>
      <text:p text:style-name="Normal">254),</text:p>
      <text:p text:style-name="Normal">('ex tempora est',</text:p>
      <text:p text:style-name="Normal">93,</text:p>
      <text:p text:style-name="Normal">254),</text:p>
      <text:p text:style-name="Normal">('repellendus harum et',</text:p>
      <text:p text:style-name="Normal">96,</text:p>
      <text:p text:style-name="Normal">254),</text:p>
      <text:p text:style-name="Normal">('reprehenderit repellat exercitationem',</text:p>
      <text:p text:style-name="Normal">98,</text:p>
      <text:p text:style-name="Normal">254),</text:p>
      <text:p text:style-name="Normal">('delectus eum fugit',</text:p>
      <text:p text:style-name="Normal">4,</text:p>
      <text:p text:style-name="Normal">255),</text:p>
      <text:soft-page-break/>
      <text:p text:style-name="Normal">('est aut animi',</text:p>
      <text:p text:style-name="Normal">5,</text:p>
      <text:p text:style-name="Normal">255),</text:p>
      <text:p text:style-name="Normal">('ut aut cumque',</text:p>
      <text:p text:style-name="Normal">10,</text:p>
      <text:p text:style-name="Normal">255),</text:p>
      <text:p text:style-name="Normal">('officia voluptate voluptatem',</text:p>
      <text:p text:style-name="Normal">11,</text:p>
      <text:p text:style-name="Normal">255),</text:p>
      <text:p text:style-name="Normal">('molestias itaque molestiae',</text:p>
      <text:p text:style-name="Normal">14,</text:p>
      <text:p text:style-name="Normal">255),</text:p>
      <text:p text:style-name="Normal">('voluptatem necessitatibus aut',</text:p>
      <text:p text:style-name="Normal">16,</text:p>
      <text:p text:style-name="Normal">255),</text:p>
      <text:p text:style-name="Normal">('quidem sapiente ex',</text:p>
      <text:p text:style-name="Normal">20,</text:p>
      <text:p text:style-name="Normal">255),</text:p>
      <text:p text:style-name="Normal">('recusandae cum aspernatur',</text:p>
      <text:p text:style-name="Normal">21,</text:p>
      <text:p text:style-name="Normal">255),</text:p>
      <text:p text:style-name="Normal">('nisi nobis quo',</text:p>
      <text:p text:style-name="Normal">24,</text:p>
      <text:p text:style-name="Normal">255),</text:p>
      <text:p text:style-name="Normal">('est unde quia',</text:p>
      <text:p text:style-name="Normal">27,</text:p>
      <text:p text:style-name="Normal">255),</text:p>
      <text:p text:style-name="Normal">('accusamus veritatis non',</text:p>
      <text:p text:style-name="Normal">30,</text:p>
      <text:p text:style-name="Normal">255),</text:p>
      <text:p text:style-name="Normal">('ut id nulla',</text:p>
      <text:soft-page-break/>
      <text:p text:style-name="Normal">31,</text:p>
      <text:p text:style-name="Normal">255),</text:p>
      <text:p text:style-name="Normal">('culpa odit eveniet',</text:p>
      <text:p text:style-name="Normal">32,</text:p>
      <text:p text:style-name="Normal">255),</text:p>
      <text:p text:style-name="Normal">('beatae repellat hic',</text:p>
      <text:p text:style-name="Normal">36,</text:p>
      <text:p text:style-name="Normal">255),</text:p>
      <text:p text:style-name="Normal">('vel quia aliquid',</text:p>
      <text:p text:style-name="Normal">41,</text:p>
      <text:p text:style-name="Normal">255),</text:p>
      <text:p text:style-name="Normal">('quis enim provident',</text:p>
      <text:p text:style-name="Normal">43,</text:p>
      <text:p text:style-name="Normal">255),</text:p>
      <text:p text:style-name="Normal">('sit quia aut',</text:p>
      <text:p text:style-name="Normal">54,</text:p>
      <text:p text:style-name="Normal">255),</text:p>
      <text:p text:style-name="Normal">('aut dignissimos aspernatur',</text:p>
      <text:p text:style-name="Normal">57,</text:p>
      <text:p text:style-name="Normal">255),</text:p>
      <text:p text:style-name="Normal">('recusandae et velit',</text:p>
      <text:p text:style-name="Normal">65,</text:p>
      <text:p text:style-name="Normal">255),</text:p>
      <text:p text:style-name="Normal">('cumque eligendi neque',</text:p>
      <text:p text:style-name="Normal">66,</text:p>
      <text:p text:style-name="Normal">255),</text:p>
      <text:p text:style-name="Normal">('eos aperiam eaque',</text:p>
      <text:p text:style-name="Normal">71,</text:p>
      <text:p text:style-name="Normal">255),</text:p>
      <text:p text:style-name="Normal">('voluptatem consequatur quae',</text:p>
      <text:p text:style-name="Normal">75,</text:p>
      <text:soft-page-break/>
      <text:p text:style-name="Normal">255),</text:p>
      <text:p text:style-name="Normal">('optio necessitatibus ducimus',</text:p>
      <text:p text:style-name="Normal">76,</text:p>
      <text:p text:style-name="Normal">255),</text:p>
      <text:p text:style-name="Normal">('dolorem iste velit',</text:p>
      <text:p text:style-name="Normal">79,</text:p>
      <text:p text:style-name="Normal">255),</text:p>
      <text:p text:style-name="Normal">('aut voluptas a',</text:p>
      <text:p text:style-name="Normal">91,</text:p>
      <text:p text:style-name="Normal">255),</text:p>
      <text:p text:style-name="Normal">('et et qui',</text:p>
      <text:p text:style-name="Normal">92,</text:p>
      <text:p text:style-name="Normal">255),</text:p>
      <text:p text:style-name="Normal">('hic eligendi quia',</text:p>
      <text:p text:style-name="Normal">94,</text:p>
      <text:p text:style-name="Normal">255),</text:p>
      <text:p text:style-name="Normal">('ratione suscipit temporibus',</text:p>
      <text:p text:style-name="Normal">95,</text:p>
      <text:p text:style-name="Normal">255),</text:p>
      <text:p text:style-name="Normal">('sit quidem quos',</text:p>
      <text:p text:style-name="Normal">96,</text:p>
      <text:p text:style-name="Normal">255),</text:p>
      <text:p text:style-name="Normal">('odit nihil soluta',</text:p>
      <text:p text:style-name="Normal">5,</text:p>
      <text:p text:style-name="Normal">256),</text:p>
      <text:p text:style-name="Normal">('itaque voluptas tempora',</text:p>
      <text:p text:style-name="Normal">12,</text:p>
      <text:p text:style-name="Normal">256),</text:p>
      <text:p text:style-name="Normal">('distinctio qui ratione',</text:p>
      <text:p text:style-name="Normal">14,</text:p>
      <text:p text:style-name="Normal">256),</text:p>
      <text:soft-page-break/>
      <text:p text:style-name="Normal">('quidem quia consequatur',</text:p>
      <text:p text:style-name="Normal">18,</text:p>
      <text:p text:style-name="Normal">256),</text:p>
      <text:p text:style-name="Normal">('quaerat doloremque aut',</text:p>
      <text:p text:style-name="Normal">20,</text:p>
      <text:p text:style-name="Normal">256),</text:p>
      <text:p text:style-name="Normal">('beatae quae et',</text:p>
      <text:p text:style-name="Normal">21,</text:p>
      <text:p text:style-name="Normal">256),</text:p>
      <text:p text:style-name="Normal">('delectus mollitia qui',</text:p>
      <text:p text:style-name="Normal">24,</text:p>
      <text:p text:style-name="Normal">256),</text:p>
      <text:p text:style-name="Normal">('voluptatum quos voluptatibus',</text:p>
      <text:p text:style-name="Normal">30,</text:p>
      <text:p text:style-name="Normal">256),</text:p>
      <text:p text:style-name="Normal">('necessitatibus similique veritatis',</text:p>
      <text:p text:style-name="Normal">31,</text:p>
      <text:p text:style-name="Normal">256),</text:p>
      <text:p text:style-name="Normal">('minima odio facilis',</text:p>
      <text:p text:style-name="Normal">36,</text:p>
      <text:p text:style-name="Normal">256),</text:p>
      <text:p text:style-name="Normal">('odio enim autem',</text:p>
      <text:p text:style-name="Normal">39,</text:p>
      <text:p text:style-name="Normal">256),</text:p>
      <text:p text:style-name="Normal">('culpa vitae sit',</text:p>
      <text:p text:style-name="Normal">40,</text:p>
      <text:p text:style-name="Normal">256),</text:p>
      <text:p text:style-name="Normal">('autem sint minima',</text:p>
      <text:p text:style-name="Normal">41,</text:p>
      <text:p text:style-name="Normal">256),</text:p>
      <text:p text:style-name="Normal">('voluptatem quod quasi',</text:p>
      <text:soft-page-break/>
      <text:p text:style-name="Normal">43,</text:p>
      <text:p text:style-name="Normal">256),</text:p>
      <text:p text:style-name="Normal">('sint quia et',</text:p>
      <text:p text:style-name="Normal">50,</text:p>
      <text:p text:style-name="Normal">256),</text:p>
      <text:p text:style-name="Normal">('cumque similique voluptatem',</text:p>
      <text:p text:style-name="Normal">52,</text:p>
      <text:p text:style-name="Normal">256),</text:p>
      <text:p text:style-name="Normal">('enim inventore dolorem',</text:p>
      <text:p text:style-name="Normal">54,</text:p>
      <text:p text:style-name="Normal">256),</text:p>
      <text:p text:style-name="Normal">('rem voluptatibus et',</text:p>
      <text:p text:style-name="Normal">57,</text:p>
      <text:p text:style-name="Normal">256),</text:p>
      <text:p text:style-name="Normal">('facere repellat velit',</text:p>
      <text:p text:style-name="Normal">61,</text:p>
      <text:p text:style-name="Normal">256),</text:p>
      <text:p text:style-name="Normal">('commodi nesciunt dolor',</text:p>
      <text:p text:style-name="Normal">62,</text:p>
      <text:p text:style-name="Normal">256),</text:p>
      <text:p text:style-name="Normal">('fuga nulla vitae',</text:p>
      <text:p text:style-name="Normal">65,</text:p>
      <text:p text:style-name="Normal">256),</text:p>
      <text:p text:style-name="Normal">('autem ut vel',</text:p>
      <text:p text:style-name="Normal">66,</text:p>
      <text:p text:style-name="Normal">256),</text:p>
      <text:p text:style-name="Normal">('natus et ex',</text:p>
      <text:p text:style-name="Normal">69,</text:p>
      <text:p text:style-name="Normal">256),</text:p>
      <text:p text:style-name="Normal">('aut omnis provident',</text:p>
      <text:p text:style-name="Normal">71,</text:p>
      <text:soft-page-break/>
      <text:p text:style-name="Normal">256),</text:p>
      <text:p text:style-name="Normal">('impedit non dicta',</text:p>
      <text:p text:style-name="Normal">75,</text:p>
      <text:p text:style-name="Normal">256),</text:p>
      <text:p text:style-name="Normal">('veritatis excepturi qui',</text:p>
      <text:p text:style-name="Normal">76,</text:p>
      <text:p text:style-name="Normal">256),</text:p>
      <text:p text:style-name="Normal">('eius hic et',</text:p>
      <text:p text:style-name="Normal">87,</text:p>
      <text:p text:style-name="Normal">256),</text:p>
      <text:p text:style-name="Normal">('quos eligendi eum',</text:p>
      <text:p text:style-name="Normal">91,</text:p>
      <text:p text:style-name="Normal">256),</text:p>
      <text:p text:style-name="Normal">('expedita ut aspernatur',</text:p>
      <text:p text:style-name="Normal">94,</text:p>
      <text:p text:style-name="Normal">256),</text:p>
      <text:p text:style-name="Normal">('tenetur accusantium officiis',</text:p>
      <text:p text:style-name="Normal">3,</text:p>
      <text:p text:style-name="Normal">257),</text:p>
      <text:p text:style-name="Normal">('in autem incidunt',</text:p>
      <text:p text:style-name="Normal">5,</text:p>
      <text:p text:style-name="Normal">257),</text:p>
      <text:p text:style-name="Normal">('cupiditate eaque minima',</text:p>
      <text:p text:style-name="Normal">13,</text:p>
      <text:p text:style-name="Normal">257),</text:p>
      <text:p text:style-name="Normal">('velit et aut',</text:p>
      <text:p text:style-name="Normal">14,</text:p>
      <text:p text:style-name="Normal">257),</text:p>
      <text:p text:style-name="Normal">('animi velit possimus',</text:p>
      <text:p text:style-name="Normal">15,</text:p>
      <text:p text:style-name="Normal">257),</text:p>
      <text:soft-page-break/>
      <text:p text:style-name="Normal">('cupiditate qui consequatur',</text:p>
      <text:p text:style-name="Normal">21,</text:p>
      <text:p text:style-name="Normal">257),</text:p>
      <text:p text:style-name="Normal">('inventore amet sequi',</text:p>
      <text:p text:style-name="Normal">24,</text:p>
      <text:p text:style-name="Normal">257),</text:p>
      <text:p text:style-name="Normal">('soluta dolores quam',</text:p>
      <text:p text:style-name="Normal">26,</text:p>
      <text:p text:style-name="Normal">257),</text:p>
      <text:p text:style-name="Normal">('officia distinctio dolores',</text:p>
      <text:p text:style-name="Normal">36,</text:p>
      <text:p text:style-name="Normal">257),</text:p>
      <text:p text:style-name="Normal">('magnam est autem',</text:p>
      <text:p text:style-name="Normal">41,</text:p>
      <text:p text:style-name="Normal">257),</text:p>
      <text:p text:style-name="Normal">('et dolores distinctio',</text:p>
      <text:p text:style-name="Normal">54,</text:p>
      <text:p text:style-name="Normal">257),</text:p>
      <text:p text:style-name="Normal">('ut ipsam dolores',</text:p>
      <text:p text:style-name="Normal">57,</text:p>
      <text:p text:style-name="Normal">257),</text:p>
      <text:p text:style-name="Normal">('qui veritatis eligendi',</text:p>
      <text:p text:style-name="Normal">62,</text:p>
      <text:p text:style-name="Normal">257),</text:p>
      <text:p text:style-name="Normal">('illo cumque omnis',</text:p>
      <text:p text:style-name="Normal">63,</text:p>
      <text:p text:style-name="Normal">257),</text:p>
      <text:p text:style-name="Normal">('est non tempore',</text:p>
      <text:p text:style-name="Normal">66,</text:p>
      <text:p text:style-name="Normal">257),</text:p>
      <text:p text:style-name="Normal">('eum mollitia odit',</text:p>
      <text:soft-page-break/>
      <text:p text:style-name="Normal">69,</text:p>
      <text:p text:style-name="Normal">257),</text:p>
      <text:p text:style-name="Normal">('quis aliquam deleniti',</text:p>
      <text:p text:style-name="Normal">71,</text:p>
      <text:p text:style-name="Normal">257),</text:p>
      <text:p text:style-name="Normal">('qui voluptas quia',</text:p>
      <text:p text:style-name="Normal">75,</text:p>
      <text:p text:style-name="Normal">257),</text:p>
      <text:p text:style-name="Normal">('quaerat provident iste',</text:p>
      <text:p text:style-name="Normal">76,</text:p>
      <text:p text:style-name="Normal">257),</text:p>
      <text:p text:style-name="Normal">('accusamus vel est',</text:p>
      <text:p text:style-name="Normal">82,</text:p>
      <text:p text:style-name="Normal">257),</text:p>
      <text:p text:style-name="Normal">('sit nulla qui',</text:p>
      <text:p text:style-name="Normal">91,</text:p>
      <text:p text:style-name="Normal">257),</text:p>
      <text:p text:style-name="Normal">('sed quidem vitae',</text:p>
      <text:p text:style-name="Normal">93,</text:p>
      <text:p text:style-name="Normal">257),</text:p>
      <text:p text:style-name="Normal">('dolorem eveniet rerum',</text:p>
      <text:p text:style-name="Normal">95,</text:p>
      <text:p text:style-name="Normal">257),</text:p>
      <text:p text:style-name="Normal">('dolores nihil voluptas',</text:p>
      <text:p text:style-name="Normal">96,</text:p>
      <text:p text:style-name="Normal">257);</text:p>
      <text:p text:style-name="Normal"/>
      <text:p text:style-name="Normal">insert</text:p>
      <text:p text:style-name="Normal"><text:tab/>into</text:p>
      <text:p text:style-name="Normal"><text:tab/>likes(user_id,</text:p>
      <text:p text:style-name="Normal"><text:tab/>photo_id)</text:p>
      <text:soft-page-break/>
      <text:p text:style-name="Normal">values (2,</text:p>
      <text:p text:style-name="Normal">1),</text:p>
      <text:p text:style-name="Normal">(5,</text:p>
      <text:p text:style-name="Normal">1),</text:p>
      <text:p text:style-name="Normal">(9,</text:p>
      <text:p text:style-name="Normal">1),</text:p>
      <text:p text:style-name="Normal">(10,</text:p>
      <text:p text:style-name="Normal">1),</text:p>
      <text:p text:style-name="Normal">(11,</text:p>
      <text:p text:style-name="Normal">1),</text:p>
      <text:p text:style-name="Normal">(14,</text:p>
      <text:p text:style-name="Normal">1),</text:p>
      <text:p text:style-name="Normal">(19,</text:p>
      <text:p text:style-name="Normal">1),</text:p>
      <text:p text:style-name="Normal">(21,</text:p>
      <text:p text:style-name="Normal">1),</text:p>
      <text:p text:style-name="Normal">(24,</text:p>
      <text:p text:style-name="Normal">1),</text:p>
      <text:p text:style-name="Normal">(35,</text:p>
      <text:p text:style-name="Normal">1),</text:p>
      <text:p text:style-name="Normal">(36,</text:p>
      <text:p text:style-name="Normal">1),</text:p>
      <text:p text:style-name="Normal">(41,</text:p>
      <text:p text:style-name="Normal">1),</text:p>
      <text:p text:style-name="Normal">(46,</text:p>
      <text:p text:style-name="Normal">1),</text:p>
      <text:p text:style-name="Normal">(47,</text:p>
      <text:p text:style-name="Normal">1),</text:p>
      <text:p text:style-name="Normal">(54,</text:p>
      <text:p text:style-name="Normal">1),</text:p>
      <text:p text:style-name="Normal">(55,</text:p>
      <text:soft-page-break/>
      <text:p text:style-name="Normal">1),</text:p>
      <text:p text:style-name="Normal">(57,</text:p>
      <text:p text:style-name="Normal">1),</text:p>
      <text:p text:style-name="Normal">(66,</text:p>
      <text:p text:style-name="Normal">1),</text:p>
      <text:p text:style-name="Normal">(69,</text:p>
      <text:p text:style-name="Normal">1),</text:p>
      <text:p text:style-name="Normal">(71,</text:p>
      <text:p text:style-name="Normal">1),</text:p>
      <text:p text:style-name="Normal">(75,</text:p>
      <text:p text:style-name="Normal">1),</text:p>
      <text:p text:style-name="Normal">(76,</text:p>
      <text:p text:style-name="Normal">1),</text:p>
      <text:p text:style-name="Normal">(78,</text:p>
      <text:p text:style-name="Normal">1),</text:p>
      <text:p text:style-name="Normal">(82,</text:p>
      <text:p text:style-name="Normal">1),</text:p>
      <text:p text:style-name="Normal">(91,</text:p>
      <text:p text:style-name="Normal">1),</text:p>
      <text:p text:style-name="Normal">(3,</text:p>
      <text:p text:style-name="Normal">2),</text:p>
      <text:p text:style-name="Normal">(5,</text:p>
      <text:p text:style-name="Normal">2),</text:p>
      <text:p text:style-name="Normal">(6,</text:p>
      <text:p text:style-name="Normal">2),</text:p>
      <text:p text:style-name="Normal">(8,</text:p>
      <text:p text:style-name="Normal">2),</text:p>
      <text:p text:style-name="Normal">(14,</text:p>
      <text:p text:style-name="Normal">2),</text:p>
      <text:p text:style-name="Normal">(17,</text:p>
      <text:p text:style-name="Normal">2),</text:p>
      <text:soft-page-break/>
      <text:p text:style-name="Normal">(19,</text:p>
      <text:p text:style-name="Normal">2),</text:p>
      <text:p text:style-name="Normal">(21,</text:p>
      <text:p text:style-name="Normal">2),</text:p>
      <text:p text:style-name="Normal">(24,</text:p>
      <text:p text:style-name="Normal">2),</text:p>
      <text:p text:style-name="Normal">(26,</text:p>
      <text:p text:style-name="Normal">2),</text:p>
      <text:p text:style-name="Normal">(27,</text:p>
      <text:p text:style-name="Normal">2),</text:p>
      <text:p text:style-name="Normal">(30,</text:p>
      <text:p text:style-name="Normal">2),</text:p>
      <text:p text:style-name="Normal">(31,</text:p>
      <text:p text:style-name="Normal">2),</text:p>
      <text:p text:style-name="Normal">(33,</text:p>
      <text:p text:style-name="Normal">2),</text:p>
      <text:p text:style-name="Normal">(36,</text:p>
      <text:p text:style-name="Normal">2),</text:p>
      <text:p text:style-name="Normal">(38,</text:p>
      <text:p text:style-name="Normal">2),</text:p>
      <text:p text:style-name="Normal">(40,</text:p>
      <text:p text:style-name="Normal">2),</text:p>
      <text:p text:style-name="Normal">(41,</text:p>
      <text:p text:style-name="Normal">2),</text:p>
      <text:p text:style-name="Normal">(44,</text:p>
      <text:p text:style-name="Normal">2),</text:p>
      <text:p text:style-name="Normal">(52,</text:p>
      <text:p text:style-name="Normal">2),</text:p>
      <text:p text:style-name="Normal">(54,</text:p>
      <text:p text:style-name="Normal">2),</text:p>
      <text:p text:style-name="Normal">(56,</text:p>
      <text:soft-page-break/>
      <text:p text:style-name="Normal">2),</text:p>
      <text:p text:style-name="Normal">(57,</text:p>
      <text:p text:style-name="Normal">2),</text:p>
      <text:p text:style-name="Normal">(62,</text:p>
      <text:p text:style-name="Normal">2),</text:p>
      <text:p text:style-name="Normal">(63,</text:p>
      <text:p text:style-name="Normal">2),</text:p>
      <text:p text:style-name="Normal">(66,</text:p>
      <text:p text:style-name="Normal">2),</text:p>
      <text:p text:style-name="Normal">(71,</text:p>
      <text:p text:style-name="Normal">2),</text:p>
      <text:p text:style-name="Normal">(75,</text:p>
      <text:p text:style-name="Normal">2),</text:p>
      <text:p text:style-name="Normal">(76,</text:p>
      <text:p text:style-name="Normal">2),</text:p>
      <text:p text:style-name="Normal">(82,</text:p>
      <text:p text:style-name="Normal">2),</text:p>
      <text:p text:style-name="Normal">(87,</text:p>
      <text:p text:style-name="Normal">2),</text:p>
      <text:p text:style-name="Normal">(91,</text:p>
      <text:p text:style-name="Normal">2),</text:p>
      <text:p text:style-name="Normal">(92,</text:p>
      <text:p text:style-name="Normal">2),</text:p>
      <text:p text:style-name="Normal">(94,</text:p>
      <text:p text:style-name="Normal">2),</text:p>
      <text:p text:style-name="Normal">(95,</text:p>
      <text:p text:style-name="Normal">2),</text:p>
      <text:p text:style-name="Normal">(96,</text:p>
      <text:p text:style-name="Normal">2),</text:p>
      <text:p text:style-name="Normal">(4,</text:p>
      <text:p text:style-name="Normal">3),</text:p>
      <text:soft-page-break/>
      <text:p text:style-name="Normal">(5,</text:p>
      <text:p text:style-name="Normal">3),</text:p>
      <text:p text:style-name="Normal">(12,</text:p>
      <text:p text:style-name="Normal">3),</text:p>
      <text:p text:style-name="Normal">(14,</text:p>
      <text:p text:style-name="Normal">3),</text:p>
      <text:p text:style-name="Normal">(15,</text:p>
      <text:p text:style-name="Normal">3),</text:p>
      <text:p text:style-name="Normal">(20,</text:p>
      <text:p text:style-name="Normal">3),</text:p>
      <text:p text:style-name="Normal">(21,</text:p>
      <text:p text:style-name="Normal">3),</text:p>
      <text:p text:style-name="Normal">(24,</text:p>
      <text:p text:style-name="Normal">3),</text:p>
      <text:p text:style-name="Normal">(27,</text:p>
      <text:p text:style-name="Normal">3),</text:p>
      <text:p text:style-name="Normal">(28,</text:p>
      <text:p text:style-name="Normal">3),</text:p>
      <text:p text:style-name="Normal">(33,</text:p>
      <text:p text:style-name="Normal">3),</text:p>
      <text:p text:style-name="Normal">(36,</text:p>
      <text:p text:style-name="Normal">3),</text:p>
      <text:p text:style-name="Normal">(37,</text:p>
      <text:p text:style-name="Normal">3),</text:p>
      <text:p text:style-name="Normal">(41,</text:p>
      <text:p text:style-name="Normal">3),</text:p>
      <text:p text:style-name="Normal">(42,</text:p>
      <text:p text:style-name="Normal">3),</text:p>
      <text:p text:style-name="Normal">(43,</text:p>
      <text:p text:style-name="Normal">3),</text:p>
      <text:p text:style-name="Normal">(44,</text:p>
      <text:soft-page-break/>
      <text:p text:style-name="Normal">3),</text:p>
      <text:p text:style-name="Normal">(46,</text:p>
      <text:p text:style-name="Normal">3),</text:p>
      <text:p text:style-name="Normal">(50,</text:p>
      <text:p text:style-name="Normal">3),</text:p>
      <text:p text:style-name="Normal">(52,</text:p>
      <text:p text:style-name="Normal">3),</text:p>
      <text:p text:style-name="Normal">(54,</text:p>
      <text:p text:style-name="Normal">3),</text:p>
      <text:p text:style-name="Normal">(57,</text:p>
      <text:p text:style-name="Normal">3),</text:p>
      <text:p text:style-name="Normal">(60,</text:p>
      <text:p text:style-name="Normal">3),</text:p>
      <text:p text:style-name="Normal">(61,</text:p>
      <text:p text:style-name="Normal">3),</text:p>
      <text:p text:style-name="Normal">(65,</text:p>
      <text:p text:style-name="Normal">3),</text:p>
      <text:p text:style-name="Normal">(66,</text:p>
      <text:p text:style-name="Normal">3),</text:p>
      <text:p text:style-name="Normal">(69,</text:p>
      <text:p text:style-name="Normal">3),</text:p>
      <text:p text:style-name="Normal">(70,</text:p>
      <text:p text:style-name="Normal">3),</text:p>
      <text:p text:style-name="Normal">(71,</text:p>
      <text:p text:style-name="Normal">3),</text:p>
      <text:p text:style-name="Normal">(75,</text:p>
      <text:p text:style-name="Normal">3),</text:p>
      <text:p text:style-name="Normal">(76,</text:p>
      <text:p text:style-name="Normal">3),</text:p>
      <text:p text:style-name="Normal">(82,</text:p>
      <text:p text:style-name="Normal">3),</text:p>
      <text:soft-page-break/>
      <text:p text:style-name="Normal">(87,</text:p>
      <text:p text:style-name="Normal">3),</text:p>
      <text:p text:style-name="Normal">(91,</text:p>
      <text:p text:style-name="Normal">3),</text:p>
      <text:p text:style-name="Normal">(93,</text:p>
      <text:p text:style-name="Normal">3),</text:p>
      <text:p text:style-name="Normal">(95,</text:p>
      <text:p text:style-name="Normal">3),</text:p>
      <text:p text:style-name="Normal">(99,</text:p>
      <text:p text:style-name="Normal">3),</text:p>
      <text:p text:style-name="Normal">(100,</text:p>
      <text:p text:style-name="Normal">3),</text:p>
      <text:p text:style-name="Normal">(2,</text:p>
      <text:p text:style-name="Normal">4),</text:p>
      <text:p text:style-name="Normal">(4,</text:p>
      <text:p text:style-name="Normal">4),</text:p>
      <text:p text:style-name="Normal">(5,</text:p>
      <text:p text:style-name="Normal">4),</text:p>
      <text:p text:style-name="Normal">(10,</text:p>
      <text:p text:style-name="Normal">4),</text:p>
      <text:p text:style-name="Normal">(11,</text:p>
      <text:p text:style-name="Normal">4),</text:p>
      <text:p text:style-name="Normal">(12,</text:p>
      <text:p text:style-name="Normal">4),</text:p>
      <text:p text:style-name="Normal">(13,</text:p>
      <text:p text:style-name="Normal">4),</text:p>
      <text:p text:style-name="Normal">(14,</text:p>
      <text:p text:style-name="Normal">4),</text:p>
      <text:p text:style-name="Normal">(15,</text:p>
      <text:p text:style-name="Normal">4),</text:p>
      <text:p text:style-name="Normal">(17,</text:p>
      <text:soft-page-break/>
      <text:p text:style-name="Normal">4),</text:p>
      <text:p text:style-name="Normal">(20,</text:p>
      <text:p text:style-name="Normal">4),</text:p>
      <text:p text:style-name="Normal">(21,</text:p>
      <text:p text:style-name="Normal">4),</text:p>
      <text:p text:style-name="Normal">(24,</text:p>
      <text:p text:style-name="Normal">4),</text:p>
      <text:p text:style-name="Normal">(28,</text:p>
      <text:p text:style-name="Normal">4),</text:p>
      <text:p text:style-name="Normal">(31,</text:p>
      <text:p text:style-name="Normal">4),</text:p>
      <text:p text:style-name="Normal">(36,</text:p>
      <text:p text:style-name="Normal">4),</text:p>
      <text:p text:style-name="Normal">(41,</text:p>
      <text:p text:style-name="Normal">4),</text:p>
      <text:p text:style-name="Normal">(43,</text:p>
      <text:p text:style-name="Normal">4),</text:p>
      <text:p text:style-name="Normal">(46,</text:p>
      <text:p text:style-name="Normal">4),</text:p>
      <text:p text:style-name="Normal">(52,</text:p>
      <text:p text:style-name="Normal">4),</text:p>
      <text:p text:style-name="Normal">(54,</text:p>
      <text:p text:style-name="Normal">4),</text:p>
      <text:p text:style-name="Normal">(56,</text:p>
      <text:p text:style-name="Normal">4),</text:p>
      <text:p text:style-name="Normal">(57,</text:p>
      <text:p text:style-name="Normal">4),</text:p>
      <text:p text:style-name="Normal">(62,</text:p>
      <text:p text:style-name="Normal">4),</text:p>
      <text:p text:style-name="Normal">(66,</text:p>
      <text:p text:style-name="Normal">4),</text:p>
      <text:soft-page-break/>
      <text:p text:style-name="Normal">(70,</text:p>
      <text:p text:style-name="Normal">4),</text:p>
      <text:p text:style-name="Normal">(71,</text:p>
      <text:p text:style-name="Normal">4),</text:p>
      <text:p text:style-name="Normal">(72,</text:p>
      <text:p text:style-name="Normal">4),</text:p>
      <text:p text:style-name="Normal">(75,</text:p>
      <text:p text:style-name="Normal">4),</text:p>
      <text:p text:style-name="Normal">(76,</text:p>
      <text:p text:style-name="Normal">4),</text:p>
      <text:p text:style-name="Normal">(78,</text:p>
      <text:p text:style-name="Normal">4),</text:p>
      <text:p text:style-name="Normal">(84,</text:p>
      <text:p text:style-name="Normal">4),</text:p>
      <text:p text:style-name="Normal">(85,</text:p>
      <text:p text:style-name="Normal">4),</text:p>
      <text:p text:style-name="Normal">(87,</text:p>
      <text:p text:style-name="Normal">4),</text:p>
      <text:p text:style-name="Normal">(91,</text:p>
      <text:p text:style-name="Normal">4),</text:p>
      <text:p text:style-name="Normal">(92,</text:p>
      <text:p text:style-name="Normal">4),</text:p>
      <text:p text:style-name="Normal">(96,</text:p>
      <text:p text:style-name="Normal">4),</text:p>
      <text:p text:style-name="Normal">(99,</text:p>
      <text:p text:style-name="Normal">4),</text:p>
      <text:p text:style-name="Normal">(4,</text:p>
      <text:p text:style-name="Normal">5),</text:p>
      <text:p text:style-name="Normal">(5,</text:p>
      <text:p text:style-name="Normal">5),</text:p>
      <text:p text:style-name="Normal">(6,</text:p>
      <text:soft-page-break/>
      <text:p text:style-name="Normal">5),</text:p>
      <text:p text:style-name="Normal">(11,</text:p>
      <text:p text:style-name="Normal">5),</text:p>
      <text:p text:style-name="Normal">(14,</text:p>
      <text:p text:style-name="Normal">5),</text:p>
      <text:p text:style-name="Normal">(17,</text:p>
      <text:p text:style-name="Normal">5),</text:p>
      <text:p text:style-name="Normal">(21,</text:p>
      <text:p text:style-name="Normal">5),</text:p>
      <text:p text:style-name="Normal">(24,</text:p>
      <text:p text:style-name="Normal">5),</text:p>
      <text:p text:style-name="Normal">(26,</text:p>
      <text:p text:style-name="Normal">5),</text:p>
      <text:p text:style-name="Normal">(28,</text:p>
      <text:p text:style-name="Normal">5),</text:p>
      <text:p text:style-name="Normal">(32,</text:p>
      <text:p text:style-name="Normal">5),</text:p>
      <text:p text:style-name="Normal">(33,</text:p>
      <text:p text:style-name="Normal">5),</text:p>
      <text:p text:style-name="Normal">(36,</text:p>
      <text:p text:style-name="Normal">5),</text:p>
      <text:p text:style-name="Normal">(37,</text:p>
      <text:p text:style-name="Normal">5),</text:p>
      <text:p text:style-name="Normal">(41,</text:p>
      <text:p text:style-name="Normal">5),</text:p>
      <text:p text:style-name="Normal">(42,</text:p>
      <text:p text:style-name="Normal">5),</text:p>
      <text:p text:style-name="Normal">(43,</text:p>
      <text:p text:style-name="Normal">5),</text:p>
      <text:p text:style-name="Normal">(44,</text:p>
      <text:p text:style-name="Normal">5),</text:p>
      <text:soft-page-break/>
      <text:p text:style-name="Normal">(47,</text:p>
      <text:p text:style-name="Normal">5),</text:p>
      <text:p text:style-name="Normal">(54,</text:p>
      <text:p text:style-name="Normal">5),</text:p>
      <text:p text:style-name="Normal">(55,</text:p>
      <text:p text:style-name="Normal">5),</text:p>
      <text:p text:style-name="Normal">(57,</text:p>
      <text:p text:style-name="Normal">5),</text:p>
      <text:p text:style-name="Normal">(66,</text:p>
      <text:p text:style-name="Normal">5),</text:p>
      <text:p text:style-name="Normal">(71,</text:p>
      <text:p text:style-name="Normal">5),</text:p>
      <text:p text:style-name="Normal">(75,</text:p>
      <text:p text:style-name="Normal">5),</text:p>
      <text:p text:style-name="Normal">(76,</text:p>
      <text:p text:style-name="Normal">5),</text:p>
      <text:p text:style-name="Normal">(78,</text:p>
      <text:p text:style-name="Normal">5),</text:p>
      <text:p text:style-name="Normal">(82,</text:p>
      <text:p text:style-name="Normal">5),</text:p>
      <text:p text:style-name="Normal">(91,</text:p>
      <text:p text:style-name="Normal">5),</text:p>
      <text:p text:style-name="Normal">(92,</text:p>
      <text:p text:style-name="Normal">5),</text:p>
      <text:p text:style-name="Normal">(99,</text:p>
      <text:p text:style-name="Normal">5),</text:p>
      <text:p text:style-name="Normal">(4,</text:p>
      <text:p text:style-name="Normal">6),</text:p>
      <text:p text:style-name="Normal">(5,</text:p>
      <text:p text:style-name="Normal">6),</text:p>
      <text:p text:style-name="Normal">(14,</text:p>
      <text:soft-page-break/>
      <text:p text:style-name="Normal">6),</text:p>
      <text:p text:style-name="Normal">(16,</text:p>
      <text:p text:style-name="Normal">6),</text:p>
      <text:p text:style-name="Normal">(19,</text:p>
      <text:p text:style-name="Normal">6),</text:p>
      <text:p text:style-name="Normal">(21,</text:p>
      <text:p text:style-name="Normal">6),</text:p>
      <text:p text:style-name="Normal">(24,</text:p>
      <text:p text:style-name="Normal">6),</text:p>
      <text:p text:style-name="Normal">(27,</text:p>
      <text:p text:style-name="Normal">6),</text:p>
      <text:p text:style-name="Normal">(30,</text:p>
      <text:p text:style-name="Normal">6),</text:p>
      <text:p text:style-name="Normal">(31,</text:p>
      <text:p text:style-name="Normal">6),</text:p>
      <text:p text:style-name="Normal">(32,</text:p>
      <text:p text:style-name="Normal">6),</text:p>
      <text:p text:style-name="Normal">(36,</text:p>
      <text:p text:style-name="Normal">6),</text:p>
      <text:p text:style-name="Normal">(38,</text:p>
      <text:p text:style-name="Normal">6),</text:p>
      <text:p text:style-name="Normal">(41,</text:p>
      <text:p text:style-name="Normal">6),</text:p>
      <text:p text:style-name="Normal">(43,</text:p>
      <text:p text:style-name="Normal">6),</text:p>
      <text:p text:style-name="Normal">(46,</text:p>
      <text:p text:style-name="Normal">6),</text:p>
      <text:p text:style-name="Normal">(54,</text:p>
      <text:p text:style-name="Normal">6),</text:p>
      <text:p text:style-name="Normal">(57,</text:p>
      <text:p text:style-name="Normal">6),</text:p>
      <text:soft-page-break/>
      <text:p text:style-name="Normal">(61,</text:p>
      <text:p text:style-name="Normal">6),</text:p>
      <text:p text:style-name="Normal">(62,</text:p>
      <text:p text:style-name="Normal">6),</text:p>
      <text:p text:style-name="Normal">(66,</text:p>
      <text:p text:style-name="Normal">6),</text:p>
      <text:p text:style-name="Normal">(69,</text:p>
      <text:p text:style-name="Normal">6),</text:p>
      <text:p text:style-name="Normal">(71,</text:p>
      <text:p text:style-name="Normal">6),</text:p>
      <text:p text:style-name="Normal">(75,</text:p>
      <text:p text:style-name="Normal">6),</text:p>
      <text:p text:style-name="Normal">(76,</text:p>
      <text:p text:style-name="Normal">6),</text:p>
      <text:p text:style-name="Normal">(85,</text:p>
      <text:p text:style-name="Normal">6),</text:p>
      <text:p text:style-name="Normal">(87,</text:p>
      <text:p text:style-name="Normal">6),</text:p>
      <text:p text:style-name="Normal">(91,</text:p>
      <text:p text:style-name="Normal">6),</text:p>
      <text:p text:style-name="Normal">(93,</text:p>
      <text:p text:style-name="Normal">6),</text:p>
      <text:p text:style-name="Normal">(94,</text:p>
      <text:p text:style-name="Normal">6),</text:p>
      <text:p text:style-name="Normal">(100,</text:p>
      <text:p text:style-name="Normal">6),</text:p>
      <text:p text:style-name="Normal">(3,</text:p>
      <text:p text:style-name="Normal">7),</text:p>
      <text:p text:style-name="Normal">(4,</text:p>
      <text:p text:style-name="Normal">7),</text:p>
      <text:p text:style-name="Normal">(5,</text:p>
      <text:soft-page-break/>
      <text:p text:style-name="Normal">7),</text:p>
      <text:p text:style-name="Normal">(9,</text:p>
      <text:p text:style-name="Normal">7),</text:p>
      <text:p text:style-name="Normal">(12,</text:p>
      <text:p text:style-name="Normal">7),</text:p>
      <text:p text:style-name="Normal">(14,</text:p>
      <text:p text:style-name="Normal">7),</text:p>
      <text:p text:style-name="Normal">(16,</text:p>
      <text:p text:style-name="Normal">7),</text:p>
      <text:p text:style-name="Normal">(19,</text:p>
      <text:p text:style-name="Normal">7),</text:p>
      <text:p text:style-name="Normal">(21,</text:p>
      <text:p text:style-name="Normal">7),</text:p>
      <text:p text:style-name="Normal">(24,</text:p>
      <text:p text:style-name="Normal">7),</text:p>
      <text:p text:style-name="Normal">(26,</text:p>
      <text:p text:style-name="Normal">7),</text:p>
      <text:p text:style-name="Normal">(27,</text:p>
      <text:p text:style-name="Normal">7),</text:p>
      <text:p text:style-name="Normal">(31,</text:p>
      <text:p text:style-name="Normal">7),</text:p>
      <text:p text:style-name="Normal">(35,</text:p>
      <text:p text:style-name="Normal">7),</text:p>
      <text:p text:style-name="Normal">(36,</text:p>
      <text:p text:style-name="Normal">7),</text:p>
      <text:p text:style-name="Normal">(37,</text:p>
      <text:p text:style-name="Normal">7),</text:p>
      <text:p text:style-name="Normal">(39,</text:p>
      <text:p text:style-name="Normal">7),</text:p>
      <text:p text:style-name="Normal">(41,</text:p>
      <text:p text:style-name="Normal">7),</text:p>
      <text:soft-page-break/>
      <text:p text:style-name="Normal">(43,</text:p>
      <text:p text:style-name="Normal">7),</text:p>
      <text:p text:style-name="Normal">(44,</text:p>
      <text:p text:style-name="Normal">7),</text:p>
      <text:p text:style-name="Normal">(50,</text:p>
      <text:p text:style-name="Normal">7),</text:p>
      <text:p text:style-name="Normal">(54,</text:p>
      <text:p text:style-name="Normal">7),</text:p>
      <text:p text:style-name="Normal">(55,</text:p>
      <text:p text:style-name="Normal">7),</text:p>
      <text:p text:style-name="Normal">(57,</text:p>
      <text:p text:style-name="Normal">7),</text:p>
      <text:p text:style-name="Normal">(63,</text:p>
      <text:p text:style-name="Normal">7),</text:p>
      <text:p text:style-name="Normal">(66,</text:p>
      <text:p text:style-name="Normal">7),</text:p>
      <text:p text:style-name="Normal">(71,</text:p>
      <text:p text:style-name="Normal">7),</text:p>
      <text:p text:style-name="Normal">(72,</text:p>
      <text:p text:style-name="Normal">7),</text:p>
      <text:p text:style-name="Normal">(73,</text:p>
      <text:p text:style-name="Normal">7),</text:p>
      <text:p text:style-name="Normal">(75,</text:p>
      <text:p text:style-name="Normal">7),</text:p>
      <text:p text:style-name="Normal">(76,</text:p>
      <text:p text:style-name="Normal">7),</text:p>
      <text:p text:style-name="Normal">(84,</text:p>
      <text:p text:style-name="Normal">7),</text:p>
      <text:p text:style-name="Normal">(87,</text:p>
      <text:p text:style-name="Normal">7),</text:p>
      <text:p text:style-name="Normal">(91,</text:p>
      <text:soft-page-break/>
      <text:p text:style-name="Normal">7),</text:p>
      <text:p text:style-name="Normal">(92,</text:p>
      <text:p text:style-name="Normal">7),</text:p>
      <text:p text:style-name="Normal">(93,</text:p>
      <text:p text:style-name="Normal">7),</text:p>
      <text:p text:style-name="Normal">(98,</text:p>
      <text:p text:style-name="Normal">7),</text:p>
      <text:p text:style-name="Normal">(99,</text:p>
      <text:p text:style-name="Normal">7),</text:p>
      <text:p text:style-name="Normal">(2,</text:p>
      <text:p text:style-name="Normal">8),</text:p>
      <text:p text:style-name="Normal">(5,</text:p>
      <text:p text:style-name="Normal">8),</text:p>
      <text:p text:style-name="Normal">(14,</text:p>
      <text:p text:style-name="Normal">8),</text:p>
      <text:p text:style-name="Normal">(16,</text:p>
      <text:p text:style-name="Normal">8),</text:p>
      <text:p text:style-name="Normal">(19,</text:p>
      <text:p text:style-name="Normal">8),</text:p>
      <text:p text:style-name="Normal">(21,</text:p>
      <text:p text:style-name="Normal">8),</text:p>
      <text:p text:style-name="Normal">(22,</text:p>
      <text:p text:style-name="Normal">8),</text:p>
      <text:p text:style-name="Normal">(24,</text:p>
      <text:p text:style-name="Normal">8),</text:p>
      <text:p text:style-name="Normal">(31,</text:p>
      <text:p text:style-name="Normal">8),</text:p>
      <text:p text:style-name="Normal">(32,</text:p>
      <text:p text:style-name="Normal">8),</text:p>
      <text:p text:style-name="Normal">(33,</text:p>
      <text:p text:style-name="Normal">8),</text:p>
      <text:soft-page-break/>
      <text:p text:style-name="Normal">(35,</text:p>
      <text:p text:style-name="Normal">8),</text:p>
      <text:p text:style-name="Normal">(36,</text:p>
      <text:p text:style-name="Normal">8),</text:p>
      <text:p text:style-name="Normal">(37,</text:p>
      <text:p text:style-name="Normal">8),</text:p>
      <text:p text:style-name="Normal">(41,</text:p>
      <text:p text:style-name="Normal">8),</text:p>
      <text:p text:style-name="Normal">(52,</text:p>
      <text:p text:style-name="Normal">8),</text:p>
      <text:p text:style-name="Normal">(54,</text:p>
      <text:p text:style-name="Normal">8),</text:p>
      <text:p text:style-name="Normal">(57,</text:p>
      <text:p text:style-name="Normal">8),</text:p>
      <text:p text:style-name="Normal">(66,</text:p>
      <text:p text:style-name="Normal">8),</text:p>
      <text:p text:style-name="Normal">(70,</text:p>
      <text:p text:style-name="Normal">8),</text:p>
      <text:p text:style-name="Normal">(71,</text:p>
      <text:p text:style-name="Normal">8),</text:p>
      <text:p text:style-name="Normal">(73,</text:p>
      <text:p text:style-name="Normal">8),</text:p>
      <text:p text:style-name="Normal">(75,</text:p>
      <text:p text:style-name="Normal">8),</text:p>
      <text:p text:style-name="Normal">(76,</text:p>
      <text:p text:style-name="Normal">8),</text:p>
      <text:p text:style-name="Normal">(91,</text:p>
      <text:p text:style-name="Normal">8),</text:p>
      <text:p text:style-name="Normal">(92,</text:p>
      <text:p text:style-name="Normal">8),</text:p>
      <text:p text:style-name="Normal">(97,</text:p>
      <text:soft-page-break/>
      <text:p text:style-name="Normal">8),</text:p>
      <text:p text:style-name="Normal">(2,</text:p>
      <text:p text:style-name="Normal">9),</text:p>
      <text:p text:style-name="Normal">(3,</text:p>
      <text:p text:style-name="Normal">9),</text:p>
      <text:p text:style-name="Normal">(5,</text:p>
      <text:p text:style-name="Normal">9),</text:p>
      <text:p text:style-name="Normal">(6,</text:p>
      <text:p text:style-name="Normal">9),</text:p>
      <text:p text:style-name="Normal">(14,</text:p>
      <text:p text:style-name="Normal">9),</text:p>
      <text:p text:style-name="Normal">(15,</text:p>
      <text:p text:style-name="Normal">9),</text:p>
      <text:p text:style-name="Normal">(16,</text:p>
      <text:p text:style-name="Normal">9),</text:p>
      <text:p text:style-name="Normal">(19,</text:p>
      <text:p text:style-name="Normal">9),</text:p>
      <text:p text:style-name="Normal">(21,</text:p>
      <text:p text:style-name="Normal">9),</text:p>
      <text:p text:style-name="Normal">(24,</text:p>
      <text:p text:style-name="Normal">9),</text:p>
      <text:p text:style-name="Normal">(26,</text:p>
      <text:p text:style-name="Normal">9),</text:p>
      <text:p text:style-name="Normal">(33,</text:p>
      <text:p text:style-name="Normal">9),</text:p>
      <text:p text:style-name="Normal">(36,</text:p>
      <text:p text:style-name="Normal">9),</text:p>
      <text:p text:style-name="Normal">(41,</text:p>
      <text:p text:style-name="Normal">9),</text:p>
      <text:p text:style-name="Normal">(48,</text:p>
      <text:p text:style-name="Normal">9),</text:p>
      <text:soft-page-break/>
      <text:p text:style-name="Normal">(50,</text:p>
      <text:p text:style-name="Normal">9),</text:p>
      <text:p text:style-name="Normal">(54,</text:p>
      <text:p text:style-name="Normal">9),</text:p>
      <text:p text:style-name="Normal">(56,</text:p>
      <text:p text:style-name="Normal">9),</text:p>
      <text:p text:style-name="Normal">(57,</text:p>
      <text:p text:style-name="Normal">9),</text:p>
      <text:p text:style-name="Normal">(62,</text:p>
      <text:p text:style-name="Normal">9),</text:p>
      <text:p text:style-name="Normal">(66,</text:p>
      <text:p text:style-name="Normal">9),</text:p>
      <text:p text:style-name="Normal">(71,</text:p>
      <text:p text:style-name="Normal">9),</text:p>
      <text:p text:style-name="Normal">(73,</text:p>
      <text:p text:style-name="Normal">9),</text:p>
      <text:p text:style-name="Normal">(75,</text:p>
      <text:p text:style-name="Normal">9),</text:p>
      <text:p text:style-name="Normal">(76,</text:p>
      <text:p text:style-name="Normal">9),</text:p>
      <text:p text:style-name="Normal">(78,</text:p>
      <text:p text:style-name="Normal">9),</text:p>
      <text:p text:style-name="Normal">(79,</text:p>
      <text:p text:style-name="Normal">9),</text:p>
      <text:p text:style-name="Normal">(91,</text:p>
      <text:p text:style-name="Normal">9),</text:p>
      <text:p text:style-name="Normal">(95,</text:p>
      <text:p text:style-name="Normal">9),</text:p>
      <text:p text:style-name="Normal">(96,</text:p>
      <text:p text:style-name="Normal">9),</text:p>
      <text:p text:style-name="Normal">(100,</text:p>
      <text:soft-page-break/>
      <text:p text:style-name="Normal">9),</text:p>
      <text:p text:style-name="Normal">(2,</text:p>
      <text:p text:style-name="Normal">10),</text:p>
      <text:p text:style-name="Normal">(4,</text:p>
      <text:p text:style-name="Normal">10),</text:p>
      <text:p text:style-name="Normal">(5,</text:p>
      <text:p text:style-name="Normal">10),</text:p>
      <text:p text:style-name="Normal">(9,</text:p>
      <text:p text:style-name="Normal">10),</text:p>
      <text:p text:style-name="Normal">(10,</text:p>
      <text:p text:style-name="Normal">10),</text:p>
      <text:p text:style-name="Normal">(14,</text:p>
      <text:p text:style-name="Normal">10),</text:p>
      <text:p text:style-name="Normal">(17,</text:p>
      <text:p text:style-name="Normal">10),</text:p>
      <text:p text:style-name="Normal">(19,</text:p>
      <text:p text:style-name="Normal">10),</text:p>
      <text:p text:style-name="Normal">(20,</text:p>
      <text:p text:style-name="Normal">10),</text:p>
      <text:p text:style-name="Normal">(21,</text:p>
      <text:p text:style-name="Normal">10),</text:p>
      <text:p text:style-name="Normal">(24,</text:p>
      <text:p text:style-name="Normal">10),</text:p>
      <text:p text:style-name="Normal">(26,</text:p>
      <text:p text:style-name="Normal">10),</text:p>
      <text:p text:style-name="Normal">(27,</text:p>
      <text:p text:style-name="Normal">10),</text:p>
      <text:p text:style-name="Normal">(28,</text:p>
      <text:p text:style-name="Normal">10),</text:p>
      <text:p text:style-name="Normal">(35,</text:p>
      <text:p text:style-name="Normal">10),</text:p>
      <text:soft-page-break/>
      <text:p text:style-name="Normal">(36,</text:p>
      <text:p text:style-name="Normal">10),</text:p>
      <text:p text:style-name="Normal">(38,</text:p>
      <text:p text:style-name="Normal">10),</text:p>
      <text:p text:style-name="Normal">(41,</text:p>
      <text:p text:style-name="Normal">10),</text:p>
      <text:p text:style-name="Normal">(42,</text:p>
      <text:p text:style-name="Normal">10),</text:p>
      <text:p text:style-name="Normal">(44,</text:p>
      <text:p text:style-name="Normal">10),</text:p>
      <text:p text:style-name="Normal">(54,</text:p>
      <text:p text:style-name="Normal">10),</text:p>
      <text:p text:style-name="Normal">(57,</text:p>
      <text:p text:style-name="Normal">10),</text:p>
      <text:p text:style-name="Normal">(66,</text:p>
      <text:p text:style-name="Normal">10),</text:p>
      <text:p text:style-name="Normal">(70,</text:p>
      <text:p text:style-name="Normal">10),</text:p>
      <text:p text:style-name="Normal">(71,</text:p>
      <text:p text:style-name="Normal">10),</text:p>
      <text:p text:style-name="Normal">(75,</text:p>
      <text:p text:style-name="Normal">10),</text:p>
      <text:p text:style-name="Normal">(76,</text:p>
      <text:p text:style-name="Normal">10),</text:p>
      <text:p text:style-name="Normal">(79,</text:p>
      <text:p text:style-name="Normal">10),</text:p>
      <text:p text:style-name="Normal">(91,</text:p>
      <text:p text:style-name="Normal">10),</text:p>
      <text:p text:style-name="Normal">(95,</text:p>
      <text:p text:style-name="Normal">10),</text:p>
      <text:p text:style-name="Normal">(2,</text:p>
      <text:soft-page-break/>
      <text:p text:style-name="Normal">11),</text:p>
      <text:p text:style-name="Normal">(5,</text:p>
      <text:p text:style-name="Normal">11),</text:p>
      <text:p text:style-name="Normal">(6,</text:p>
      <text:p text:style-name="Normal">11),</text:p>
      <text:p text:style-name="Normal">(10,</text:p>
      <text:p text:style-name="Normal">11),</text:p>
      <text:p text:style-name="Normal">(14,</text:p>
      <text:p text:style-name="Normal">11),</text:p>
      <text:p text:style-name="Normal">(17,</text:p>
      <text:p text:style-name="Normal">11),</text:p>
      <text:p text:style-name="Normal">(20,</text:p>
      <text:p text:style-name="Normal">11),</text:p>
      <text:p text:style-name="Normal">(21,</text:p>
      <text:p text:style-name="Normal">11),</text:p>
      <text:p text:style-name="Normal">(24,</text:p>
      <text:p text:style-name="Normal">11),</text:p>
      <text:p text:style-name="Normal">(28,</text:p>
      <text:p text:style-name="Normal">11),</text:p>
      <text:p text:style-name="Normal">(33,</text:p>
      <text:p text:style-name="Normal">11),</text:p>
      <text:p text:style-name="Normal">(35,</text:p>
      <text:p text:style-name="Normal">11),</text:p>
      <text:p text:style-name="Normal">(36,</text:p>
      <text:p text:style-name="Normal">11),</text:p>
      <text:p text:style-name="Normal">(41,</text:p>
      <text:p text:style-name="Normal">11),</text:p>
      <text:p text:style-name="Normal">(42,</text:p>
      <text:p text:style-name="Normal">11),</text:p>
      <text:p text:style-name="Normal">(44,</text:p>
      <text:p text:style-name="Normal">11),</text:p>
      <text:soft-page-break/>
      <text:p text:style-name="Normal">(46,</text:p>
      <text:p text:style-name="Normal">11),</text:p>
      <text:p text:style-name="Normal">(50,</text:p>
      <text:p text:style-name="Normal">11),</text:p>
      <text:p text:style-name="Normal">(54,</text:p>
      <text:p text:style-name="Normal">11),</text:p>
      <text:p text:style-name="Normal">(57,</text:p>
      <text:p text:style-name="Normal">11),</text:p>
      <text:p text:style-name="Normal">(61,</text:p>
      <text:p text:style-name="Normal">11),</text:p>
      <text:p text:style-name="Normal">(66,</text:p>
      <text:p text:style-name="Normal">11),</text:p>
      <text:p text:style-name="Normal">(67,</text:p>
      <text:p text:style-name="Normal">11),</text:p>
      <text:p text:style-name="Normal">(70,</text:p>
      <text:p text:style-name="Normal">11),</text:p>
      <text:p text:style-name="Normal">(71,</text:p>
      <text:p text:style-name="Normal">11),</text:p>
      <text:p text:style-name="Normal">(75,</text:p>
      <text:p text:style-name="Normal">11),</text:p>
      <text:p text:style-name="Normal">(76,</text:p>
      <text:p text:style-name="Normal">11),</text:p>
      <text:p text:style-name="Normal">(78,</text:p>
      <text:p text:style-name="Normal">11),</text:p>
      <text:p text:style-name="Normal">(79,</text:p>
      <text:p text:style-name="Normal">11),</text:p>
      <text:p text:style-name="Normal">(91,</text:p>
      <text:p text:style-name="Normal">11),</text:p>
      <text:p text:style-name="Normal">(93,</text:p>
      <text:p text:style-name="Normal">11),</text:p>
      <text:p text:style-name="Normal">(96,</text:p>
      <text:soft-page-break/>
      <text:p text:style-name="Normal">11),</text:p>
      <text:p text:style-name="Normal">(97,</text:p>
      <text:p text:style-name="Normal">11),</text:p>
      <text:p text:style-name="Normal">(2,</text:p>
      <text:p text:style-name="Normal">12),</text:p>
      <text:p text:style-name="Normal">(5,</text:p>
      <text:p text:style-name="Normal">12),</text:p>
      <text:p text:style-name="Normal">(12,</text:p>
      <text:p text:style-name="Normal">12),</text:p>
      <text:p text:style-name="Normal">(13,</text:p>
      <text:p text:style-name="Normal">12),</text:p>
      <text:p text:style-name="Normal">(14,</text:p>
      <text:p text:style-name="Normal">12),</text:p>
      <text:p text:style-name="Normal">(20,</text:p>
      <text:p text:style-name="Normal">12),</text:p>
      <text:p text:style-name="Normal">(21,</text:p>
      <text:p text:style-name="Normal">12),</text:p>
      <text:p text:style-name="Normal">(24,</text:p>
      <text:p text:style-name="Normal">12),</text:p>
      <text:p text:style-name="Normal">(32,</text:p>
      <text:p text:style-name="Normal">12),</text:p>
      <text:p text:style-name="Normal">(36,</text:p>
      <text:p text:style-name="Normal">12),</text:p>
      <text:p text:style-name="Normal">(41,</text:p>
      <text:p text:style-name="Normal">12),</text:p>
      <text:p text:style-name="Normal">(43,</text:p>
      <text:p text:style-name="Normal">12),</text:p>
      <text:p text:style-name="Normal">(44,</text:p>
      <text:p text:style-name="Normal">12),</text:p>
      <text:p text:style-name="Normal">(47,</text:p>
      <text:p text:style-name="Normal">12),</text:p>
      <text:soft-page-break/>
      <text:p text:style-name="Normal">(48,</text:p>
      <text:p text:style-name="Normal">12),</text:p>
      <text:p text:style-name="Normal">(50,</text:p>
      <text:p text:style-name="Normal">12),</text:p>
      <text:p text:style-name="Normal">(54,</text:p>
      <text:p text:style-name="Normal">12),</text:p>
      <text:p text:style-name="Normal">(56,</text:p>
      <text:p text:style-name="Normal">12),</text:p>
      <text:p text:style-name="Normal">(57,</text:p>
      <text:p text:style-name="Normal">12),</text:p>
      <text:p text:style-name="Normal">(60,</text:p>
      <text:p text:style-name="Normal">12),</text:p>
      <text:p text:style-name="Normal">(66,</text:p>
      <text:p text:style-name="Normal">12),</text:p>
      <text:p text:style-name="Normal">(67,</text:p>
      <text:p text:style-name="Normal">12),</text:p>
      <text:p text:style-name="Normal">(71,</text:p>
      <text:p text:style-name="Normal">12),</text:p>
      <text:p text:style-name="Normal">(72,</text:p>
      <text:p text:style-name="Normal">12),</text:p>
      <text:p text:style-name="Normal">(75,</text:p>
      <text:p text:style-name="Normal">12),</text:p>
      <text:p text:style-name="Normal">(76,</text:p>
      <text:p text:style-name="Normal">12),</text:p>
      <text:p text:style-name="Normal">(82,</text:p>
      <text:p text:style-name="Normal">12),</text:p>
      <text:p text:style-name="Normal">(91,</text:p>
      <text:p text:style-name="Normal">12),</text:p>
      <text:p text:style-name="Normal">(94,</text:p>
      <text:p text:style-name="Normal">12),</text:p>
      <text:p text:style-name="Normal">(2,</text:p>
      <text:soft-page-break/>
      <text:p text:style-name="Normal">13),</text:p>
      <text:p text:style-name="Normal">(5,</text:p>
      <text:p text:style-name="Normal">13),</text:p>
      <text:p text:style-name="Normal">(6,</text:p>
      <text:p text:style-name="Normal">13),</text:p>
      <text:p text:style-name="Normal">(11,</text:p>
      <text:p text:style-name="Normal">13),</text:p>
      <text:p text:style-name="Normal">(13,</text:p>
      <text:p text:style-name="Normal">13),</text:p>
      <text:p text:style-name="Normal">(14,</text:p>
      <text:p text:style-name="Normal">13),</text:p>
      <text:p text:style-name="Normal">(16,</text:p>
      <text:p text:style-name="Normal">13),</text:p>
      <text:p text:style-name="Normal">(18,</text:p>
      <text:p text:style-name="Normal">13),</text:p>
      <text:p text:style-name="Normal">(19,</text:p>
      <text:p text:style-name="Normal">13),</text:p>
      <text:p text:style-name="Normal">(20,</text:p>
      <text:p text:style-name="Normal">13),</text:p>
      <text:p text:style-name="Normal">(21,</text:p>
      <text:p text:style-name="Normal">13),</text:p>
      <text:p text:style-name="Normal">(24,</text:p>
      <text:p text:style-name="Normal">13),</text:p>
      <text:p text:style-name="Normal">(27,</text:p>
      <text:p text:style-name="Normal">13),</text:p>
      <text:p text:style-name="Normal">(28,</text:p>
      <text:p text:style-name="Normal">13),</text:p>
      <text:p text:style-name="Normal">(32,</text:p>
      <text:p text:style-name="Normal">13),</text:p>
      <text:p text:style-name="Normal">(33,</text:p>
      <text:p text:style-name="Normal">13),</text:p>
      <text:soft-page-break/>
      <text:p text:style-name="Normal">(36,</text:p>
      <text:p text:style-name="Normal">13),</text:p>
      <text:p text:style-name="Normal">(38,</text:p>
      <text:p text:style-name="Normal">13),</text:p>
      <text:p text:style-name="Normal">(40,</text:p>
      <text:p text:style-name="Normal">13),</text:p>
      <text:p text:style-name="Normal">(41,</text:p>
      <text:p text:style-name="Normal">13),</text:p>
      <text:p text:style-name="Normal">(42,</text:p>
      <text:p text:style-name="Normal">13),</text:p>
      <text:p text:style-name="Normal">(44,</text:p>
      <text:p text:style-name="Normal">13),</text:p>
      <text:p text:style-name="Normal">(48,</text:p>
      <text:p text:style-name="Normal">13),</text:p>
      <text:p text:style-name="Normal">(52,</text:p>
      <text:p text:style-name="Normal">13),</text:p>
      <text:p text:style-name="Normal">(54,</text:p>
      <text:p text:style-name="Normal">13),</text:p>
      <text:p text:style-name="Normal">(57,</text:p>
      <text:p text:style-name="Normal">13),</text:p>
      <text:p text:style-name="Normal">(60,</text:p>
      <text:p text:style-name="Normal">13),</text:p>
      <text:p text:style-name="Normal">(65,</text:p>
      <text:p text:style-name="Normal">13),</text:p>
      <text:p text:style-name="Normal">(66,</text:p>
      <text:p text:style-name="Normal">13),</text:p>
      <text:p text:style-name="Normal">(69,</text:p>
      <text:p text:style-name="Normal">13),</text:p>
      <text:p text:style-name="Normal">(71,</text:p>
      <text:p text:style-name="Normal">13),</text:p>
      <text:p text:style-name="Normal">(75,</text:p>
      <text:soft-page-break/>
      <text:p text:style-name="Normal">13),</text:p>
      <text:p text:style-name="Normal">(76,</text:p>
      <text:p text:style-name="Normal">13),</text:p>
      <text:p text:style-name="Normal">(79,</text:p>
      <text:p text:style-name="Normal">13),</text:p>
      <text:p text:style-name="Normal">(87,</text:p>
      <text:p text:style-name="Normal">13),</text:p>
      <text:p text:style-name="Normal">(91,</text:p>
      <text:p text:style-name="Normal">13),</text:p>
      <text:p text:style-name="Normal">(92,</text:p>
      <text:p text:style-name="Normal">13),</text:p>
      <text:p text:style-name="Normal">(95,</text:p>
      <text:p text:style-name="Normal">13),</text:p>
      <text:p text:style-name="Normal">(98,</text:p>
      <text:p text:style-name="Normal">13),</text:p>
      <text:p text:style-name="Normal">(99,</text:p>
      <text:p text:style-name="Normal">13),</text:p>
      <text:p text:style-name="Normal">(5,</text:p>
      <text:p text:style-name="Normal">14),</text:p>
      <text:p text:style-name="Normal">(11,</text:p>
      <text:p text:style-name="Normal">14),</text:p>
      <text:p text:style-name="Normal">(13,</text:p>
      <text:p text:style-name="Normal">14),</text:p>
      <text:p text:style-name="Normal">(14,</text:p>
      <text:p text:style-name="Normal">14),</text:p>
      <text:p text:style-name="Normal">(16,</text:p>
      <text:p text:style-name="Normal">14),</text:p>
      <text:p text:style-name="Normal">(17,</text:p>
      <text:p text:style-name="Normal">14),</text:p>
      <text:p text:style-name="Normal">(19,</text:p>
      <text:p text:style-name="Normal">14),</text:p>
      <text:soft-page-break/>
      <text:p text:style-name="Normal">(21,</text:p>
      <text:p text:style-name="Normal">14),</text:p>
      <text:p text:style-name="Normal">(24,</text:p>
      <text:p text:style-name="Normal">14),</text:p>
      <text:p text:style-name="Normal">(28,</text:p>
      <text:p text:style-name="Normal">14),</text:p>
      <text:p text:style-name="Normal">(31,</text:p>
      <text:p text:style-name="Normal">14),</text:p>
      <text:p text:style-name="Normal">(32,</text:p>
      <text:p text:style-name="Normal">14),</text:p>
      <text:p text:style-name="Normal">(33,</text:p>
      <text:p text:style-name="Normal">14),</text:p>
      <text:p text:style-name="Normal">(35,</text:p>
      <text:p text:style-name="Normal">14),</text:p>
      <text:p text:style-name="Normal">(36,</text:p>
      <text:p text:style-name="Normal">14),</text:p>
      <text:p text:style-name="Normal">(37,</text:p>
      <text:p text:style-name="Normal">14),</text:p>
      <text:p text:style-name="Normal">(38,</text:p>
      <text:p text:style-name="Normal">14),</text:p>
      <text:p text:style-name="Normal">(41,</text:p>
      <text:p text:style-name="Normal">14),</text:p>
      <text:p text:style-name="Normal">(42,</text:p>
      <text:p text:style-name="Normal">14),</text:p>
      <text:p text:style-name="Normal">(48,</text:p>
      <text:p text:style-name="Normal">14),</text:p>
      <text:p text:style-name="Normal">(54,</text:p>
      <text:p text:style-name="Normal">14),</text:p>
      <text:p text:style-name="Normal">(57,</text:p>
      <text:p text:style-name="Normal">14),</text:p>
      <text:p text:style-name="Normal">(61,</text:p>
      <text:soft-page-break/>
      <text:p text:style-name="Normal">14),</text:p>
      <text:p text:style-name="Normal">(62,</text:p>
      <text:p text:style-name="Normal">14),</text:p>
      <text:p text:style-name="Normal">(66,</text:p>
      <text:p text:style-name="Normal">14),</text:p>
      <text:p text:style-name="Normal">(69,</text:p>
      <text:p text:style-name="Normal">14),</text:p>
      <text:p text:style-name="Normal">(71,</text:p>
      <text:p text:style-name="Normal">14),</text:p>
      <text:p text:style-name="Normal">(75,</text:p>
      <text:p text:style-name="Normal">14),</text:p>
      <text:p text:style-name="Normal">(76,</text:p>
      <text:p text:style-name="Normal">14),</text:p>
      <text:p text:style-name="Normal">(79,</text:p>
      <text:p text:style-name="Normal">14),</text:p>
      <text:p text:style-name="Normal">(84,</text:p>
      <text:p text:style-name="Normal">14),</text:p>
      <text:p text:style-name="Normal">(91,</text:p>
      <text:p text:style-name="Normal">14),</text:p>
      <text:p text:style-name="Normal">(92,</text:p>
      <text:p text:style-name="Normal">14),</text:p>
      <text:p text:style-name="Normal">(94,</text:p>
      <text:p text:style-name="Normal">14),</text:p>
      <text:p text:style-name="Normal">(98,</text:p>
      <text:p text:style-name="Normal">14),</text:p>
      <text:p text:style-name="Normal">(2,</text:p>
      <text:p text:style-name="Normal">15),</text:p>
      <text:p text:style-name="Normal">(5,</text:p>
      <text:p text:style-name="Normal">15),</text:p>
      <text:p text:style-name="Normal">(10,</text:p>
      <text:p text:style-name="Normal">15),</text:p>
      <text:soft-page-break/>
      <text:p text:style-name="Normal">(14,</text:p>
      <text:p text:style-name="Normal">15),</text:p>
      <text:p text:style-name="Normal">(15,</text:p>
      <text:p text:style-name="Normal">15),</text:p>
      <text:p text:style-name="Normal">(16,</text:p>
      <text:p text:style-name="Normal">15),</text:p>
      <text:p text:style-name="Normal">(19,</text:p>
      <text:p text:style-name="Normal">15),</text:p>
      <text:p text:style-name="Normal">(20,</text:p>
      <text:p text:style-name="Normal">15),</text:p>
      <text:p text:style-name="Normal">(21,</text:p>
      <text:p text:style-name="Normal">15),</text:p>
      <text:p text:style-name="Normal">(24,</text:p>
      <text:p text:style-name="Normal">15),</text:p>
      <text:p text:style-name="Normal">(26,</text:p>
      <text:p text:style-name="Normal">15),</text:p>
      <text:p text:style-name="Normal">(27,</text:p>
      <text:p text:style-name="Normal">15),</text:p>
      <text:p text:style-name="Normal">(28,</text:p>
      <text:p text:style-name="Normal">15),</text:p>
      <text:p text:style-name="Normal">(32,</text:p>
      <text:p text:style-name="Normal">15),</text:p>
      <text:p text:style-name="Normal">(36,</text:p>
      <text:p text:style-name="Normal">15),</text:p>
      <text:p text:style-name="Normal">(41,</text:p>
      <text:p text:style-name="Normal">15),</text:p>
      <text:p text:style-name="Normal">(42,</text:p>
      <text:p text:style-name="Normal">15),</text:p>
      <text:p text:style-name="Normal">(47,</text:p>
      <text:p text:style-name="Normal">15),</text:p>
      <text:p text:style-name="Normal">(50,</text:p>
      <text:soft-page-break/>
      <text:p text:style-name="Normal">15),</text:p>
      <text:p text:style-name="Normal">(54,</text:p>
      <text:p text:style-name="Normal">15),</text:p>
      <text:p text:style-name="Normal">(56,</text:p>
      <text:p text:style-name="Normal">15),</text:p>
      <text:p text:style-name="Normal">(57,</text:p>
      <text:p text:style-name="Normal">15),</text:p>
      <text:p text:style-name="Normal">(66,</text:p>
      <text:p text:style-name="Normal">15),</text:p>
      <text:p text:style-name="Normal">(70,</text:p>
      <text:p text:style-name="Normal">15),</text:p>
      <text:p text:style-name="Normal">(71,</text:p>
      <text:p text:style-name="Normal">15),</text:p>
      <text:p text:style-name="Normal">(72,</text:p>
      <text:p text:style-name="Normal">15),</text:p>
      <text:p text:style-name="Normal">(75,</text:p>
      <text:p text:style-name="Normal">15),</text:p>
      <text:p text:style-name="Normal">(76,</text:p>
      <text:p text:style-name="Normal">15),</text:p>
      <text:p text:style-name="Normal">(79,</text:p>
      <text:p text:style-name="Normal">15),</text:p>
      <text:p text:style-name="Normal">(91,</text:p>
      <text:p text:style-name="Normal">15),</text:p>
      <text:p text:style-name="Normal">(93,</text:p>
      <text:p text:style-name="Normal">15),</text:p>
      <text:p text:style-name="Normal">(98,</text:p>
      <text:p text:style-name="Normal">15),</text:p>
      <text:p text:style-name="Normal">(99,</text:p>
      <text:p text:style-name="Normal">15),</text:p>
      <text:p text:style-name="Normal">(100,</text:p>
      <text:p text:style-name="Normal">15),</text:p>
      <text:soft-page-break/>
      <text:p text:style-name="Normal">(5,</text:p>
      <text:p text:style-name="Normal">16),</text:p>
      <text:p text:style-name="Normal">(8,</text:p>
      <text:p text:style-name="Normal">16),</text:p>
      <text:p text:style-name="Normal">(10,</text:p>
      <text:p text:style-name="Normal">16),</text:p>
      <text:p text:style-name="Normal">(14,</text:p>
      <text:p text:style-name="Normal">16),</text:p>
      <text:p text:style-name="Normal">(17,</text:p>
      <text:p text:style-name="Normal">16),</text:p>
      <text:p text:style-name="Normal">(20,</text:p>
      <text:p text:style-name="Normal">16),</text:p>
      <text:p text:style-name="Normal">(21,</text:p>
      <text:p text:style-name="Normal">16),</text:p>
      <text:p text:style-name="Normal">(22,</text:p>
      <text:p text:style-name="Normal">16),</text:p>
      <text:p text:style-name="Normal">(24,</text:p>
      <text:p text:style-name="Normal">16),</text:p>
      <text:p text:style-name="Normal">(30,</text:p>
      <text:p text:style-name="Normal">16),</text:p>
      <text:p text:style-name="Normal">(36,</text:p>
      <text:p text:style-name="Normal">16),</text:p>
      <text:p text:style-name="Normal">(37,</text:p>
      <text:p text:style-name="Normal">16),</text:p>
      <text:p text:style-name="Normal">(39,</text:p>
      <text:p text:style-name="Normal">16),</text:p>
      <text:p text:style-name="Normal">(40,</text:p>
      <text:p text:style-name="Normal">16),</text:p>
      <text:p text:style-name="Normal">(41,</text:p>
      <text:p text:style-name="Normal">16),</text:p>
      <text:p text:style-name="Normal">(42,</text:p>
      <text:soft-page-break/>
      <text:p text:style-name="Normal">16),</text:p>
      <text:p text:style-name="Normal">(43,</text:p>
      <text:p text:style-name="Normal">16),</text:p>
      <text:p text:style-name="Normal">(44,</text:p>
      <text:p text:style-name="Normal">16),</text:p>
      <text:p text:style-name="Normal">(47,</text:p>
      <text:p text:style-name="Normal">16),</text:p>
      <text:p text:style-name="Normal">(52,</text:p>
      <text:p text:style-name="Normal">16),</text:p>
      <text:p text:style-name="Normal">(54,</text:p>
      <text:p text:style-name="Normal">16),</text:p>
      <text:p text:style-name="Normal">(56,</text:p>
      <text:p text:style-name="Normal">16),</text:p>
      <text:p text:style-name="Normal">(57,</text:p>
      <text:p text:style-name="Normal">16),</text:p>
      <text:p text:style-name="Normal">(60,</text:p>
      <text:p text:style-name="Normal">16),</text:p>
      <text:p text:style-name="Normal">(61,</text:p>
      <text:p text:style-name="Normal">16),</text:p>
      <text:p text:style-name="Normal">(66,</text:p>
      <text:p text:style-name="Normal">16),</text:p>
      <text:p text:style-name="Normal">(69,</text:p>
      <text:p text:style-name="Normal">16),</text:p>
      <text:p text:style-name="Normal">(71,</text:p>
      <text:p text:style-name="Normal">16),</text:p>
      <text:p text:style-name="Normal">(72,</text:p>
      <text:p text:style-name="Normal">16),</text:p>
      <text:p text:style-name="Normal">(73,</text:p>
      <text:p text:style-name="Normal">16),</text:p>
      <text:p text:style-name="Normal">(75,</text:p>
      <text:p text:style-name="Normal">16),</text:p>
      <text:soft-page-break/>
      <text:p text:style-name="Normal">(76,</text:p>
      <text:p text:style-name="Normal">16),</text:p>
      <text:p text:style-name="Normal">(91,</text:p>
      <text:p text:style-name="Normal">16),</text:p>
      <text:p text:style-name="Normal">(93,</text:p>
      <text:p text:style-name="Normal">16),</text:p>
      <text:p text:style-name="Normal">(95,</text:p>
      <text:p text:style-name="Normal">16),</text:p>
      <text:p text:style-name="Normal">(96,</text:p>
      <text:p text:style-name="Normal">16),</text:p>
      <text:p text:style-name="Normal">(100,</text:p>
      <text:p text:style-name="Normal">16),</text:p>
      <text:p text:style-name="Normal">(4,</text:p>
      <text:p text:style-name="Normal">17),</text:p>
      <text:p text:style-name="Normal">(5,</text:p>
      <text:p text:style-name="Normal">17),</text:p>
      <text:p text:style-name="Normal">(11,</text:p>
      <text:p text:style-name="Normal">17),</text:p>
      <text:p text:style-name="Normal">(14,</text:p>
      <text:p text:style-name="Normal">17),</text:p>
      <text:p text:style-name="Normal">(16,</text:p>
      <text:p text:style-name="Normal">17),</text:p>
      <text:p text:style-name="Normal">(21,</text:p>
      <text:p text:style-name="Normal">17),</text:p>
      <text:p text:style-name="Normal">(24,</text:p>
      <text:p text:style-name="Normal">17),</text:p>
      <text:p text:style-name="Normal">(27,</text:p>
      <text:p text:style-name="Normal">17),</text:p>
      <text:p text:style-name="Normal">(28,</text:p>
      <text:p text:style-name="Normal">17),</text:p>
      <text:p text:style-name="Normal">(30,</text:p>
      <text:soft-page-break/>
      <text:p text:style-name="Normal">17),</text:p>
      <text:p text:style-name="Normal">(36,</text:p>
      <text:p text:style-name="Normal">17),</text:p>
      <text:p text:style-name="Normal">(37,</text:p>
      <text:p text:style-name="Normal">17),</text:p>
      <text:p text:style-name="Normal">(41,</text:p>
      <text:p text:style-name="Normal">17),</text:p>
      <text:p text:style-name="Normal">(44,</text:p>
      <text:p text:style-name="Normal">17),</text:p>
      <text:p text:style-name="Normal">(48,</text:p>
      <text:p text:style-name="Normal">17),</text:p>
      <text:p text:style-name="Normal">(52,</text:p>
      <text:p text:style-name="Normal">17),</text:p>
      <text:p text:style-name="Normal">(54,</text:p>
      <text:p text:style-name="Normal">17),</text:p>
      <text:p text:style-name="Normal">(55,</text:p>
      <text:p text:style-name="Normal">17),</text:p>
      <text:p text:style-name="Normal">(57,</text:p>
      <text:p text:style-name="Normal">17),</text:p>
      <text:p text:style-name="Normal">(60,</text:p>
      <text:p text:style-name="Normal">17),</text:p>
      <text:p text:style-name="Normal">(61,</text:p>
      <text:p text:style-name="Normal">17),</text:p>
      <text:p text:style-name="Normal">(63,</text:p>
      <text:p text:style-name="Normal">17),</text:p>
      <text:p text:style-name="Normal">(65,</text:p>
      <text:p text:style-name="Normal">17),</text:p>
      <text:p text:style-name="Normal">(66,</text:p>
      <text:p text:style-name="Normal">17),</text:p>
      <text:p text:style-name="Normal">(71,</text:p>
      <text:p text:style-name="Normal">17),</text:p>
      <text:soft-page-break/>
      <text:p text:style-name="Normal">(75,</text:p>
      <text:p text:style-name="Normal">17),</text:p>
      <text:p text:style-name="Normal">(76,</text:p>
      <text:p text:style-name="Normal">17),</text:p>
      <text:p text:style-name="Normal">(78,</text:p>
      <text:p text:style-name="Normal">17),</text:p>
      <text:p text:style-name="Normal">(79,</text:p>
      <text:p text:style-name="Normal">17),</text:p>
      <text:p text:style-name="Normal">(82,</text:p>
      <text:p text:style-name="Normal">17),</text:p>
      <text:p text:style-name="Normal">(91,</text:p>
      <text:p text:style-name="Normal">17),</text:p>
      <text:p text:style-name="Normal">(93,</text:p>
      <text:p text:style-name="Normal">17),</text:p>
      <text:p text:style-name="Normal">(94,</text:p>
      <text:p text:style-name="Normal">17),</text:p>
      <text:p text:style-name="Normal">(97,</text:p>
      <text:p text:style-name="Normal">17),</text:p>
      <text:p text:style-name="Normal">(98,</text:p>
      <text:p text:style-name="Normal">17),</text:p>
      <text:p text:style-name="Normal">(99,</text:p>
      <text:p text:style-name="Normal">17),</text:p>
      <text:p text:style-name="Normal">(5,</text:p>
      <text:p text:style-name="Normal">18),</text:p>
      <text:p text:style-name="Normal">(10,</text:p>
      <text:p text:style-name="Normal">18),</text:p>
      <text:p text:style-name="Normal">(12,</text:p>
      <text:p text:style-name="Normal">18),</text:p>
      <text:p text:style-name="Normal">(14,</text:p>
      <text:p text:style-name="Normal">18),</text:p>
      <text:p text:style-name="Normal">(18,</text:p>
      <text:soft-page-break/>
      <text:p text:style-name="Normal">18),</text:p>
      <text:p text:style-name="Normal">(21,</text:p>
      <text:p text:style-name="Normal">18),</text:p>
      <text:p text:style-name="Normal">(22,</text:p>
      <text:p text:style-name="Normal">18),</text:p>
      <text:p text:style-name="Normal">(24,</text:p>
      <text:p text:style-name="Normal">18),</text:p>
      <text:p text:style-name="Normal">(31,</text:p>
      <text:p text:style-name="Normal">18),</text:p>
      <text:p text:style-name="Normal">(36,</text:p>
      <text:p text:style-name="Normal">18),</text:p>
      <text:p text:style-name="Normal">(41,</text:p>
      <text:p text:style-name="Normal">18),</text:p>
      <text:p text:style-name="Normal">(46,</text:p>
      <text:p text:style-name="Normal">18),</text:p>
      <text:p text:style-name="Normal">(47,</text:p>
      <text:p text:style-name="Normal">18),</text:p>
      <text:p text:style-name="Normal">(48,</text:p>
      <text:p text:style-name="Normal">18),</text:p>
      <text:p text:style-name="Normal">(54,</text:p>
      <text:p text:style-name="Normal">18),</text:p>
      <text:p text:style-name="Normal">(57,</text:p>
      <text:p text:style-name="Normal">18),</text:p>
      <text:p text:style-name="Normal">(61,</text:p>
      <text:p text:style-name="Normal">18),</text:p>
      <text:p text:style-name="Normal">(62,</text:p>
      <text:p text:style-name="Normal">18),</text:p>
      <text:p text:style-name="Normal">(66,</text:p>
      <text:p text:style-name="Normal">18),</text:p>
      <text:p text:style-name="Normal">(71,</text:p>
      <text:p text:style-name="Normal">18),</text:p>
      <text:soft-page-break/>
      <text:p text:style-name="Normal">(73,</text:p>
      <text:p text:style-name="Normal">18),</text:p>
      <text:p text:style-name="Normal">(75,</text:p>
      <text:p text:style-name="Normal">18),</text:p>
      <text:p text:style-name="Normal">(76,</text:p>
      <text:p text:style-name="Normal">18),</text:p>
      <text:p text:style-name="Normal">(82,</text:p>
      <text:p text:style-name="Normal">18),</text:p>
      <text:p text:style-name="Normal">(84,</text:p>
      <text:p text:style-name="Normal">18),</text:p>
      <text:p text:style-name="Normal">(85,</text:p>
      <text:p text:style-name="Normal">18),</text:p>
      <text:p text:style-name="Normal">(87,</text:p>
      <text:p text:style-name="Normal">18),</text:p>
      <text:p text:style-name="Normal">(91,</text:p>
      <text:p text:style-name="Normal">18),</text:p>
      <text:p text:style-name="Normal">(95,</text:p>
      <text:p text:style-name="Normal">18),</text:p>
      <text:p text:style-name="Normal">(96,</text:p>
      <text:p text:style-name="Normal">18),</text:p>
      <text:p text:style-name="Normal">(98,</text:p>
      <text:p text:style-name="Normal">18),</text:p>
      <text:p text:style-name="Normal">(4,</text:p>
      <text:p text:style-name="Normal">19),</text:p>
      <text:p text:style-name="Normal">(5,</text:p>
      <text:p text:style-name="Normal">19),</text:p>
      <text:p text:style-name="Normal">(6,</text:p>
      <text:p text:style-name="Normal">19),</text:p>
      <text:p text:style-name="Normal">(10,</text:p>
      <text:p text:style-name="Normal">19),</text:p>
      <text:p text:style-name="Normal">(13,</text:p>
      <text:soft-page-break/>
      <text:p text:style-name="Normal">19),</text:p>
      <text:p text:style-name="Normal">(14,</text:p>
      <text:p text:style-name="Normal">19),</text:p>
      <text:p text:style-name="Normal">(20,</text:p>
      <text:p text:style-name="Normal">19),</text:p>
      <text:p text:style-name="Normal">(21,</text:p>
      <text:p text:style-name="Normal">19),</text:p>
      <text:p text:style-name="Normal">(24,</text:p>
      <text:p text:style-name="Normal">19),</text:p>
      <text:p text:style-name="Normal">(28,</text:p>
      <text:p text:style-name="Normal">19),</text:p>
      <text:p text:style-name="Normal">(31,</text:p>
      <text:p text:style-name="Normal">19),</text:p>
      <text:p text:style-name="Normal">(36,</text:p>
      <text:p text:style-name="Normal">19),</text:p>
      <text:p text:style-name="Normal">(38,</text:p>
      <text:p text:style-name="Normal">19),</text:p>
      <text:p text:style-name="Normal">(40,</text:p>
      <text:p text:style-name="Normal">19),</text:p>
      <text:p text:style-name="Normal">(41,</text:p>
      <text:p text:style-name="Normal">19),</text:p>
      <text:p text:style-name="Normal">(42,</text:p>
      <text:p text:style-name="Normal">19),</text:p>
      <text:p text:style-name="Normal">(50,</text:p>
      <text:p text:style-name="Normal">19),</text:p>
      <text:p text:style-name="Normal">(52,</text:p>
      <text:p text:style-name="Normal">19),</text:p>
      <text:p text:style-name="Normal">(54,</text:p>
      <text:p text:style-name="Normal">19),</text:p>
      <text:p text:style-name="Normal">(55,</text:p>
      <text:p text:style-name="Normal">19),</text:p>
      <text:soft-page-break/>
      <text:p text:style-name="Normal">(57,</text:p>
      <text:p text:style-name="Normal">19),</text:p>
      <text:p text:style-name="Normal">(60,</text:p>
      <text:p text:style-name="Normal">19),</text:p>
      <text:p text:style-name="Normal">(61,</text:p>
      <text:p text:style-name="Normal">19),</text:p>
      <text:p text:style-name="Normal">(62,</text:p>
      <text:p text:style-name="Normal">19),</text:p>
      <text:p text:style-name="Normal">(66,</text:p>
      <text:p text:style-name="Normal">19),</text:p>
      <text:p text:style-name="Normal">(69,</text:p>
      <text:p text:style-name="Normal">19),</text:p>
      <text:p text:style-name="Normal">(71,</text:p>
      <text:p text:style-name="Normal">19),</text:p>
      <text:p text:style-name="Normal">(72,</text:p>
      <text:p text:style-name="Normal">19),</text:p>
      <text:p text:style-name="Normal">(75,</text:p>
      <text:p text:style-name="Normal">19),</text:p>
      <text:p text:style-name="Normal">(76,</text:p>
      <text:p text:style-name="Normal">19),</text:p>
      <text:p text:style-name="Normal">(85,</text:p>
      <text:p text:style-name="Normal">19),</text:p>
      <text:p text:style-name="Normal">(91,</text:p>
      <text:p text:style-name="Normal">19),</text:p>
      <text:p text:style-name="Normal">(92,</text:p>
      <text:p text:style-name="Normal">19),</text:p>
      <text:p text:style-name="Normal">(94,</text:p>
      <text:p text:style-name="Normal">19),</text:p>
      <text:p text:style-name="Normal">(95,</text:p>
      <text:p text:style-name="Normal">19),</text:p>
      <text:p text:style-name="Normal">(4,</text:p>
      <text:soft-page-break/>
      <text:p text:style-name="Normal">20),</text:p>
      <text:p text:style-name="Normal">(5,</text:p>
      <text:p text:style-name="Normal">20),</text:p>
      <text:p text:style-name="Normal">(9,</text:p>
      <text:p text:style-name="Normal">20),</text:p>
      <text:p text:style-name="Normal">(12,</text:p>
      <text:p text:style-name="Normal">20),</text:p>
      <text:p text:style-name="Normal">(14,</text:p>
      <text:p text:style-name="Normal">20),</text:p>
      <text:p text:style-name="Normal">(16,</text:p>
      <text:p text:style-name="Normal">20),</text:p>
      <text:p text:style-name="Normal">(17,</text:p>
      <text:p text:style-name="Normal">20),</text:p>
      <text:p text:style-name="Normal">(20,</text:p>
      <text:p text:style-name="Normal">20),</text:p>
      <text:p text:style-name="Normal">(21,</text:p>
      <text:p text:style-name="Normal">20),</text:p>
      <text:p text:style-name="Normal">(24,</text:p>
      <text:p text:style-name="Normal">20),</text:p>
      <text:p text:style-name="Normal">(28,</text:p>
      <text:p text:style-name="Normal">20),</text:p>
      <text:p text:style-name="Normal">(31,</text:p>
      <text:p text:style-name="Normal">20),</text:p>
      <text:p text:style-name="Normal">(36,</text:p>
      <text:p text:style-name="Normal">20),</text:p>
      <text:p text:style-name="Normal">(41,</text:p>
      <text:p text:style-name="Normal">20),</text:p>
      <text:p text:style-name="Normal">(44,</text:p>
      <text:p text:style-name="Normal">20),</text:p>
      <text:p text:style-name="Normal">(48,</text:p>
      <text:p text:style-name="Normal">20),</text:p>
      <text:soft-page-break/>
      <text:p text:style-name="Normal">(54,</text:p>
      <text:p text:style-name="Normal">20),</text:p>
      <text:p text:style-name="Normal">(57,</text:p>
      <text:p text:style-name="Normal">20),</text:p>
      <text:p text:style-name="Normal">(63,</text:p>
      <text:p text:style-name="Normal">20),</text:p>
      <text:p text:style-name="Normal">(65,</text:p>
      <text:p text:style-name="Normal">20),</text:p>
      <text:p text:style-name="Normal">(66,</text:p>
      <text:p text:style-name="Normal">20),</text:p>
      <text:p text:style-name="Normal">(67,</text:p>
      <text:p text:style-name="Normal">20),</text:p>
      <text:p text:style-name="Normal">(69,</text:p>
      <text:p text:style-name="Normal">20),</text:p>
      <text:p text:style-name="Normal">(70,</text:p>
      <text:p text:style-name="Normal">20),</text:p>
      <text:p text:style-name="Normal">(71,</text:p>
      <text:p text:style-name="Normal">20),</text:p>
      <text:p text:style-name="Normal">(75,</text:p>
      <text:p text:style-name="Normal">20),</text:p>
      <text:p text:style-name="Normal">(76,</text:p>
      <text:p text:style-name="Normal">20),</text:p>
      <text:p text:style-name="Normal">(82,</text:p>
      <text:p text:style-name="Normal">20),</text:p>
      <text:p text:style-name="Normal">(85,</text:p>
      <text:p text:style-name="Normal">20),</text:p>
      <text:p text:style-name="Normal">(87,</text:p>
      <text:p text:style-name="Normal">20),</text:p>
      <text:p text:style-name="Normal">(91,</text:p>
      <text:p text:style-name="Normal">20),</text:p>
      <text:p text:style-name="Normal">(94,</text:p>
      <text:soft-page-break/>
      <text:p text:style-name="Normal">20),</text:p>
      <text:p text:style-name="Normal">(96,</text:p>
      <text:p text:style-name="Normal">20),</text:p>
      <text:p text:style-name="Normal">(97,</text:p>
      <text:p text:style-name="Normal">20),</text:p>
      <text:p text:style-name="Normal">(100,</text:p>
      <text:p text:style-name="Normal">20),</text:p>
      <text:p text:style-name="Normal">(5,</text:p>
      <text:p text:style-name="Normal">21),</text:p>
      <text:p text:style-name="Normal">(9,</text:p>
      <text:p text:style-name="Normal">21),</text:p>
      <text:p text:style-name="Normal">(10,</text:p>
      <text:p text:style-name="Normal">21),</text:p>
      <text:p text:style-name="Normal">(14,</text:p>
      <text:p text:style-name="Normal">21),</text:p>
      <text:p text:style-name="Normal">(17,</text:p>
      <text:p text:style-name="Normal">21),</text:p>
      <text:p text:style-name="Normal">(18,</text:p>
      <text:p text:style-name="Normal">21),</text:p>
      <text:p text:style-name="Normal">(20,</text:p>
      <text:p text:style-name="Normal">21),</text:p>
      <text:p text:style-name="Normal">(21,</text:p>
      <text:p text:style-name="Normal">21),</text:p>
      <text:p text:style-name="Normal">(22,</text:p>
      <text:p text:style-name="Normal">21),</text:p>
      <text:p text:style-name="Normal">(24,</text:p>
      <text:p text:style-name="Normal">21),</text:p>
      <text:p text:style-name="Normal">(26,</text:p>
      <text:p text:style-name="Normal">21),</text:p>
      <text:p text:style-name="Normal">(33,</text:p>
      <text:p text:style-name="Normal">21),</text:p>
      <text:soft-page-break/>
      <text:p text:style-name="Normal">(36,</text:p>
      <text:p text:style-name="Normal">21),</text:p>
      <text:p text:style-name="Normal">(37,</text:p>
      <text:p text:style-name="Normal">21),</text:p>
      <text:p text:style-name="Normal">(38,</text:p>
      <text:p text:style-name="Normal">21),</text:p>
      <text:p text:style-name="Normal">(40,</text:p>
      <text:p text:style-name="Normal">21),</text:p>
      <text:p text:style-name="Normal">(41,</text:p>
      <text:p text:style-name="Normal">21),</text:p>
      <text:p text:style-name="Normal">(43,</text:p>
      <text:p text:style-name="Normal">21),</text:p>
      <text:p text:style-name="Normal">(52,</text:p>
      <text:p text:style-name="Normal">21),</text:p>
      <text:p text:style-name="Normal">(54,</text:p>
      <text:p text:style-name="Normal">21),</text:p>
      <text:p text:style-name="Normal">(56,</text:p>
      <text:p text:style-name="Normal">21),</text:p>
      <text:p text:style-name="Normal">(57,</text:p>
      <text:p text:style-name="Normal">21),</text:p>
      <text:p text:style-name="Normal">(61,</text:p>
      <text:p text:style-name="Normal">21),</text:p>
      <text:p text:style-name="Normal">(63,</text:p>
      <text:p text:style-name="Normal">21),</text:p>
      <text:p text:style-name="Normal">(65,</text:p>
      <text:p text:style-name="Normal">21),</text:p>
      <text:p text:style-name="Normal">(66,</text:p>
      <text:p text:style-name="Normal">21),</text:p>
      <text:p text:style-name="Normal">(69,</text:p>
      <text:p text:style-name="Normal">21),</text:p>
      <text:p text:style-name="Normal">(71,</text:p>
      <text:soft-page-break/>
      <text:p text:style-name="Normal">21),</text:p>
      <text:p text:style-name="Normal">(73,</text:p>
      <text:p text:style-name="Normal">21),</text:p>
      <text:p text:style-name="Normal">(75,</text:p>
      <text:p text:style-name="Normal">21),</text:p>
      <text:p text:style-name="Normal">(76,</text:p>
      <text:p text:style-name="Normal">21),</text:p>
      <text:p text:style-name="Normal">(82,</text:p>
      <text:p text:style-name="Normal">21),</text:p>
      <text:p text:style-name="Normal">(84,</text:p>
      <text:p text:style-name="Normal">21),</text:p>
      <text:p text:style-name="Normal">(91,</text:p>
      <text:p text:style-name="Normal">21),</text:p>
      <text:p text:style-name="Normal">(96,</text:p>
      <text:p text:style-name="Normal">21),</text:p>
      <text:p text:style-name="Normal">(97,</text:p>
      <text:p text:style-name="Normal">21),</text:p>
      <text:p text:style-name="Normal">(4,</text:p>
      <text:p text:style-name="Normal">22),</text:p>
      <text:p text:style-name="Normal">(5,</text:p>
      <text:p text:style-name="Normal">22),</text:p>
      <text:p text:style-name="Normal">(8,</text:p>
      <text:p text:style-name="Normal">22),</text:p>
      <text:p text:style-name="Normal">(13,</text:p>
      <text:p text:style-name="Normal">22),</text:p>
      <text:p text:style-name="Normal">(14,</text:p>
      <text:p text:style-name="Normal">22),</text:p>
      <text:p text:style-name="Normal">(16,</text:p>
      <text:p text:style-name="Normal">22),</text:p>
      <text:p text:style-name="Normal">(17,</text:p>
      <text:p text:style-name="Normal">22),</text:p>
      <text:soft-page-break/>
      <text:p text:style-name="Normal">(21,</text:p>
      <text:p text:style-name="Normal">22),</text:p>
      <text:p text:style-name="Normal">(22,</text:p>
      <text:p text:style-name="Normal">22),</text:p>
      <text:p text:style-name="Normal">(24,</text:p>
      <text:p text:style-name="Normal">22),</text:p>
      <text:p text:style-name="Normal">(26,</text:p>
      <text:p text:style-name="Normal">22),</text:p>
      <text:p text:style-name="Normal">(30,</text:p>
      <text:p text:style-name="Normal">22),</text:p>
      <text:p text:style-name="Normal">(35,</text:p>
      <text:p text:style-name="Normal">22),</text:p>
      <text:p text:style-name="Normal">(36,</text:p>
      <text:p text:style-name="Normal">22),</text:p>
      <text:p text:style-name="Normal">(41,</text:p>
      <text:p text:style-name="Normal">22),</text:p>
      <text:p text:style-name="Normal">(46,</text:p>
      <text:p text:style-name="Normal">22),</text:p>
      <text:p text:style-name="Normal">(54,</text:p>
      <text:p text:style-name="Normal">22),</text:p>
      <text:p text:style-name="Normal">(57,</text:p>
      <text:p text:style-name="Normal">22),</text:p>
      <text:p text:style-name="Normal">(61,</text:p>
      <text:p text:style-name="Normal">22),</text:p>
      <text:p text:style-name="Normal">(66,</text:p>
      <text:p text:style-name="Normal">22),</text:p>
      <text:p text:style-name="Normal">(69,</text:p>
      <text:p text:style-name="Normal">22),</text:p>
      <text:p text:style-name="Normal">(71,</text:p>
      <text:p text:style-name="Normal">22),</text:p>
      <text:p text:style-name="Normal">(75,</text:p>
      <text:soft-page-break/>
      <text:p text:style-name="Normal">22),</text:p>
      <text:p text:style-name="Normal">(76,</text:p>
      <text:p text:style-name="Normal">22),</text:p>
      <text:p text:style-name="Normal">(79,</text:p>
      <text:p text:style-name="Normal">22),</text:p>
      <text:p text:style-name="Normal">(91,</text:p>
      <text:p text:style-name="Normal">22),</text:p>
      <text:p text:style-name="Normal">(94,</text:p>
      <text:p text:style-name="Normal">22),</text:p>
      <text:p text:style-name="Normal">(97,</text:p>
      <text:p text:style-name="Normal">22),</text:p>
      <text:p text:style-name="Normal">(2,</text:p>
      <text:p text:style-name="Normal">23),</text:p>
      <text:p text:style-name="Normal">(3,</text:p>
      <text:p text:style-name="Normal">23),</text:p>
      <text:p text:style-name="Normal">(5,</text:p>
      <text:p text:style-name="Normal">23),</text:p>
      <text:p text:style-name="Normal">(9,</text:p>
      <text:p text:style-name="Normal">23),</text:p>
      <text:p text:style-name="Normal">(12,</text:p>
      <text:p text:style-name="Normal">23),</text:p>
      <text:p text:style-name="Normal">(14,</text:p>
      <text:p text:style-name="Normal">23),</text:p>
      <text:p text:style-name="Normal">(15,</text:p>
      <text:p text:style-name="Normal">23),</text:p>
      <text:p text:style-name="Normal">(21,</text:p>
      <text:p text:style-name="Normal">23),</text:p>
      <text:p text:style-name="Normal">(22,</text:p>
      <text:p text:style-name="Normal">23),</text:p>
      <text:p text:style-name="Normal">(24,</text:p>
      <text:p text:style-name="Normal">23),</text:p>
      <text:soft-page-break/>
      <text:p text:style-name="Normal">(30,</text:p>
      <text:p text:style-name="Normal">23),</text:p>
      <text:p text:style-name="Normal">(36,</text:p>
      <text:p text:style-name="Normal">23),</text:p>
      <text:p text:style-name="Normal">(37,</text:p>
      <text:p text:style-name="Normal">23),</text:p>
      <text:p text:style-name="Normal">(38,</text:p>
      <text:p text:style-name="Normal">23),</text:p>
      <text:p text:style-name="Normal">(41,</text:p>
      <text:p text:style-name="Normal">23),</text:p>
      <text:p text:style-name="Normal">(42,</text:p>
      <text:p text:style-name="Normal">23),</text:p>
      <text:p text:style-name="Normal">(46,</text:p>
      <text:p text:style-name="Normal">23),</text:p>
      <text:p text:style-name="Normal">(50,</text:p>
      <text:p text:style-name="Normal">23),</text:p>
      <text:p text:style-name="Normal">(54,</text:p>
      <text:p text:style-name="Normal">23),</text:p>
      <text:p text:style-name="Normal">(55,</text:p>
      <text:p text:style-name="Normal">23),</text:p>
      <text:p text:style-name="Normal">(57,</text:p>
      <text:p text:style-name="Normal">23),</text:p>
      <text:p text:style-name="Normal">(66,</text:p>
      <text:p text:style-name="Normal">23),</text:p>
      <text:p text:style-name="Normal">(69,</text:p>
      <text:p text:style-name="Normal">23),</text:p>
      <text:p text:style-name="Normal">(70,</text:p>
      <text:p text:style-name="Normal">23),</text:p>
      <text:p text:style-name="Normal">(71,</text:p>
      <text:p text:style-name="Normal">23),</text:p>
      <text:p text:style-name="Normal">(73,</text:p>
      <text:soft-page-break/>
      <text:p text:style-name="Normal">23),</text:p>
      <text:p text:style-name="Normal">(75,</text:p>
      <text:p text:style-name="Normal">23),</text:p>
      <text:p text:style-name="Normal">(76,</text:p>
      <text:p text:style-name="Normal">23),</text:p>
      <text:p text:style-name="Normal">(78,</text:p>
      <text:p text:style-name="Normal">23),</text:p>
      <text:p text:style-name="Normal">(79,</text:p>
      <text:p text:style-name="Normal">23),</text:p>
      <text:p text:style-name="Normal">(85,</text:p>
      <text:p text:style-name="Normal">23),</text:p>
      <text:p text:style-name="Normal">(87,</text:p>
      <text:p text:style-name="Normal">23),</text:p>
      <text:p text:style-name="Normal">(91,</text:p>
      <text:p text:style-name="Normal">23),</text:p>
      <text:p text:style-name="Normal">(92,</text:p>
      <text:p text:style-name="Normal">23),</text:p>
      <text:p text:style-name="Normal">(94,</text:p>
      <text:p text:style-name="Normal">23),</text:p>
      <text:p text:style-name="Normal">(95,</text:p>
      <text:p text:style-name="Normal">23),</text:p>
      <text:p text:style-name="Normal">(96,</text:p>
      <text:p text:style-name="Normal">23),</text:p>
      <text:p text:style-name="Normal">(98,</text:p>
      <text:p text:style-name="Normal">23),</text:p>
      <text:p text:style-name="Normal">(4,</text:p>
      <text:p text:style-name="Normal">24),</text:p>
      <text:p text:style-name="Normal">(5,</text:p>
      <text:p text:style-name="Normal">24),</text:p>
      <text:p text:style-name="Normal">(6,</text:p>
      <text:p text:style-name="Normal">24),</text:p>
      <text:soft-page-break/>
      <text:p text:style-name="Normal">(14,</text:p>
      <text:p text:style-name="Normal">24),</text:p>
      <text:p text:style-name="Normal">(15,</text:p>
      <text:p text:style-name="Normal">24),</text:p>
      <text:p text:style-name="Normal">(16,</text:p>
      <text:p text:style-name="Normal">24),</text:p>
      <text:p text:style-name="Normal">(18,</text:p>
      <text:p text:style-name="Normal">24),</text:p>
      <text:p text:style-name="Normal">(19,</text:p>
      <text:p text:style-name="Normal">24),</text:p>
      <text:p text:style-name="Normal">(21,</text:p>
      <text:p text:style-name="Normal">24),</text:p>
      <text:p text:style-name="Normal">(24,</text:p>
      <text:p text:style-name="Normal">24),</text:p>
      <text:p text:style-name="Normal">(32,</text:p>
      <text:p text:style-name="Normal">24),</text:p>
      <text:p text:style-name="Normal">(33,</text:p>
      <text:p text:style-name="Normal">24),</text:p>
      <text:p text:style-name="Normal">(36,</text:p>
      <text:p text:style-name="Normal">24),</text:p>
      <text:p text:style-name="Normal">(41,</text:p>
      <text:p text:style-name="Normal">24),</text:p>
      <text:p text:style-name="Normal">(42,</text:p>
      <text:p text:style-name="Normal">24),</text:p>
      <text:p text:style-name="Normal">(46,</text:p>
      <text:p text:style-name="Normal">24),</text:p>
      <text:p text:style-name="Normal">(47,</text:p>
      <text:p text:style-name="Normal">24),</text:p>
      <text:p text:style-name="Normal">(50,</text:p>
      <text:p text:style-name="Normal">24),</text:p>
      <text:p text:style-name="Normal">(54,</text:p>
      <text:soft-page-break/>
      <text:p text:style-name="Normal">24),</text:p>
      <text:p text:style-name="Normal">(56,</text:p>
      <text:p text:style-name="Normal">24),</text:p>
      <text:p text:style-name="Normal">(57,</text:p>
      <text:p text:style-name="Normal">24),</text:p>
      <text:p text:style-name="Normal">(60,</text:p>
      <text:p text:style-name="Normal">24),</text:p>
      <text:p text:style-name="Normal">(61,</text:p>
      <text:p text:style-name="Normal">24),</text:p>
      <text:p text:style-name="Normal">(66,</text:p>
      <text:p text:style-name="Normal">24),</text:p>
      <text:p text:style-name="Normal">(67,</text:p>
      <text:p text:style-name="Normal">24),</text:p>
      <text:p text:style-name="Normal">(69,</text:p>
      <text:p text:style-name="Normal">24),</text:p>
      <text:p text:style-name="Normal">(71,</text:p>
      <text:p text:style-name="Normal">24),</text:p>
      <text:p text:style-name="Normal">(73,</text:p>
      <text:p text:style-name="Normal">24),</text:p>
      <text:p text:style-name="Normal">(75,</text:p>
      <text:p text:style-name="Normal">24),</text:p>
      <text:p text:style-name="Normal">(76,</text:p>
      <text:p text:style-name="Normal">24),</text:p>
      <text:p text:style-name="Normal">(84,</text:p>
      <text:p text:style-name="Normal">24),</text:p>
      <text:p text:style-name="Normal">(87,</text:p>
      <text:p text:style-name="Normal">24),</text:p>
      <text:p text:style-name="Normal">(91,</text:p>
      <text:p text:style-name="Normal">24),</text:p>
      <text:p text:style-name="Normal">(92,</text:p>
      <text:p text:style-name="Normal">24),</text:p>
      <text:soft-page-break/>
      <text:p text:style-name="Normal">(98,</text:p>
      <text:p text:style-name="Normal">24),</text:p>
      <text:p text:style-name="Normal">(2,</text:p>
      <text:p text:style-name="Normal">25),</text:p>
      <text:p text:style-name="Normal">(5,</text:p>
      <text:p text:style-name="Normal">25),</text:p>
      <text:p text:style-name="Normal">(10,</text:p>
      <text:p text:style-name="Normal">25),</text:p>
      <text:p text:style-name="Normal">(13,</text:p>
      <text:p text:style-name="Normal">25),</text:p>
      <text:p text:style-name="Normal">(14,</text:p>
      <text:p text:style-name="Normal">25),</text:p>
      <text:p text:style-name="Normal">(15,</text:p>
      <text:p text:style-name="Normal">25),</text:p>
      <text:p text:style-name="Normal">(16,</text:p>
      <text:p text:style-name="Normal">25),</text:p>
      <text:p text:style-name="Normal">(17,</text:p>
      <text:p text:style-name="Normal">25),</text:p>
      <text:p text:style-name="Normal">(19,</text:p>
      <text:p text:style-name="Normal">25),</text:p>
      <text:p text:style-name="Normal">(21,</text:p>
      <text:p text:style-name="Normal">25),</text:p>
      <text:p text:style-name="Normal">(22,</text:p>
      <text:p text:style-name="Normal">25),</text:p>
      <text:p text:style-name="Normal">(24,</text:p>
      <text:p text:style-name="Normal">25),</text:p>
      <text:p text:style-name="Normal">(27,</text:p>
      <text:p text:style-name="Normal">25),</text:p>
      <text:p text:style-name="Normal">(32,</text:p>
      <text:p text:style-name="Normal">25),</text:p>
      <text:p text:style-name="Normal">(35,</text:p>
      <text:soft-page-break/>
      <text:p text:style-name="Normal">25),</text:p>
      <text:p text:style-name="Normal">(36,</text:p>
      <text:p text:style-name="Normal">25),</text:p>
      <text:p text:style-name="Normal">(41,</text:p>
      <text:p text:style-name="Normal">25),</text:p>
      <text:p text:style-name="Normal">(44,</text:p>
      <text:p text:style-name="Normal">25),</text:p>
      <text:p text:style-name="Normal">(46,</text:p>
      <text:p text:style-name="Normal">25),</text:p>
      <text:p text:style-name="Normal">(54,</text:p>
      <text:p text:style-name="Normal">25),</text:p>
      <text:p text:style-name="Normal">(57,</text:p>
      <text:p text:style-name="Normal">25),</text:p>
      <text:p text:style-name="Normal">(60,</text:p>
      <text:p text:style-name="Normal">25),</text:p>
      <text:p text:style-name="Normal">(61,</text:p>
      <text:p text:style-name="Normal">25),</text:p>
      <text:p text:style-name="Normal">(66,</text:p>
      <text:p text:style-name="Normal">25),</text:p>
      <text:p text:style-name="Normal">(69,</text:p>
      <text:p text:style-name="Normal">25),</text:p>
      <text:p text:style-name="Normal">(71,</text:p>
      <text:p text:style-name="Normal">25),</text:p>
      <text:p text:style-name="Normal">(75,</text:p>
      <text:p text:style-name="Normal">25),</text:p>
      <text:p text:style-name="Normal">(76,</text:p>
      <text:p text:style-name="Normal">25),</text:p>
      <text:p text:style-name="Normal">(78,</text:p>
      <text:p text:style-name="Normal">25),</text:p>
      <text:p text:style-name="Normal">(84,</text:p>
      <text:p text:style-name="Normal">25),</text:p>
      <text:soft-page-break/>
      <text:p text:style-name="Normal">(91,</text:p>
      <text:p text:style-name="Normal">25),</text:p>
      <text:p text:style-name="Normal">(92,</text:p>
      <text:p text:style-name="Normal">25),</text:p>
      <text:p text:style-name="Normal">(94,</text:p>
      <text:p text:style-name="Normal">25),</text:p>
      <text:p text:style-name="Normal">(95,</text:p>
      <text:p text:style-name="Normal">25),</text:p>
      <text:p text:style-name="Normal">(98,</text:p>
      <text:p text:style-name="Normal">25),</text:p>
      <text:p text:style-name="Normal">(100,</text:p>
      <text:p text:style-name="Normal">25),</text:p>
      <text:p text:style-name="Normal">(3,</text:p>
      <text:p text:style-name="Normal">26),</text:p>
      <text:p text:style-name="Normal">(5,</text:p>
      <text:p text:style-name="Normal">26),</text:p>
      <text:p text:style-name="Normal">(8,</text:p>
      <text:p text:style-name="Normal">26),</text:p>
      <text:p text:style-name="Normal">(14,</text:p>
      <text:p text:style-name="Normal">26),</text:p>
      <text:p text:style-name="Normal">(15,</text:p>
      <text:p text:style-name="Normal">26),</text:p>
      <text:p text:style-name="Normal">(16,</text:p>
      <text:p text:style-name="Normal">26),</text:p>
      <text:p text:style-name="Normal">(21,</text:p>
      <text:p text:style-name="Normal">26),</text:p>
      <text:p text:style-name="Normal">(22,</text:p>
      <text:p text:style-name="Normal">26),</text:p>
      <text:p text:style-name="Normal">(24,</text:p>
      <text:p text:style-name="Normal">26),</text:p>
      <text:p text:style-name="Normal">(26,</text:p>
      <text:soft-page-break/>
      <text:p text:style-name="Normal">26),</text:p>
      <text:p text:style-name="Normal">(27,</text:p>
      <text:p text:style-name="Normal">26),</text:p>
      <text:p text:style-name="Normal">(36,</text:p>
      <text:p text:style-name="Normal">26),</text:p>
      <text:p text:style-name="Normal">(41,</text:p>
      <text:p text:style-name="Normal">26),</text:p>
      <text:p text:style-name="Normal">(47,</text:p>
      <text:p text:style-name="Normal">26),</text:p>
      <text:p text:style-name="Normal">(52,</text:p>
      <text:p text:style-name="Normal">26),</text:p>
      <text:p text:style-name="Normal">(54,</text:p>
      <text:p text:style-name="Normal">26),</text:p>
      <text:p text:style-name="Normal">(56,</text:p>
      <text:p text:style-name="Normal">26),</text:p>
      <text:p text:style-name="Normal">(57,</text:p>
      <text:p text:style-name="Normal">26),</text:p>
      <text:p text:style-name="Normal">(61,</text:p>
      <text:p text:style-name="Normal">26),</text:p>
      <text:p text:style-name="Normal">(65,</text:p>
      <text:p text:style-name="Normal">26),</text:p>
      <text:p text:style-name="Normal">(66,</text:p>
      <text:p text:style-name="Normal">26),</text:p>
      <text:p text:style-name="Normal">(70,</text:p>
      <text:p text:style-name="Normal">26),</text:p>
      <text:p text:style-name="Normal">(71,</text:p>
      <text:p text:style-name="Normal">26),</text:p>
      <text:p text:style-name="Normal">(73,</text:p>
      <text:p text:style-name="Normal">26),</text:p>
      <text:p text:style-name="Normal">(75,</text:p>
      <text:p text:style-name="Normal">26),</text:p>
      <text:soft-page-break/>
      <text:p text:style-name="Normal">(76,</text:p>
      <text:p text:style-name="Normal">26),</text:p>
      <text:p text:style-name="Normal">(78,</text:p>
      <text:p text:style-name="Normal">26),</text:p>
      <text:p text:style-name="Normal">(87,</text:p>
      <text:p text:style-name="Normal">26),</text:p>
      <text:p text:style-name="Normal">(91,</text:p>
      <text:p text:style-name="Normal">26),</text:p>
      <text:p text:style-name="Normal">(92,</text:p>
      <text:p text:style-name="Normal">26),</text:p>
      <text:p text:style-name="Normal">(2,</text:p>
      <text:p text:style-name="Normal">27),</text:p>
      <text:p text:style-name="Normal">(5,</text:p>
      <text:p text:style-name="Normal">27),</text:p>
      <text:p text:style-name="Normal">(9,</text:p>
      <text:p text:style-name="Normal">27),</text:p>
      <text:p text:style-name="Normal">(10,</text:p>
      <text:p text:style-name="Normal">27),</text:p>
      <text:p text:style-name="Normal">(11,</text:p>
      <text:p text:style-name="Normal">27),</text:p>
      <text:p text:style-name="Normal">(14,</text:p>
      <text:p text:style-name="Normal">27),</text:p>
      <text:p text:style-name="Normal">(19,</text:p>
      <text:p text:style-name="Normal">27),</text:p>
      <text:p text:style-name="Normal">(20,</text:p>
      <text:p text:style-name="Normal">27),</text:p>
      <text:p text:style-name="Normal">(21,</text:p>
      <text:p text:style-name="Normal">27),</text:p>
      <text:p text:style-name="Normal">(24,</text:p>
      <text:p text:style-name="Normal">27),</text:p>
      <text:p text:style-name="Normal">(26,</text:p>
      <text:soft-page-break/>
      <text:p text:style-name="Normal">27),</text:p>
      <text:p text:style-name="Normal">(36,</text:p>
      <text:p text:style-name="Normal">27),</text:p>
      <text:p text:style-name="Normal">(37,</text:p>
      <text:p text:style-name="Normal">27),</text:p>
      <text:p text:style-name="Normal">(39,</text:p>
      <text:p text:style-name="Normal">27),</text:p>
      <text:p text:style-name="Normal">(41,</text:p>
      <text:p text:style-name="Normal">27),</text:p>
      <text:p text:style-name="Normal">(43,</text:p>
      <text:p text:style-name="Normal">27),</text:p>
      <text:p text:style-name="Normal">(48,</text:p>
      <text:p text:style-name="Normal">27),</text:p>
      <text:p text:style-name="Normal">(54,</text:p>
      <text:p text:style-name="Normal">27),</text:p>
      <text:p text:style-name="Normal">(57,</text:p>
      <text:p text:style-name="Normal">27),</text:p>
      <text:p text:style-name="Normal">(60,</text:p>
      <text:p text:style-name="Normal">27),</text:p>
      <text:p text:style-name="Normal">(65,</text:p>
      <text:p text:style-name="Normal">27),</text:p>
      <text:p text:style-name="Normal">(66,</text:p>
      <text:p text:style-name="Normal">27),</text:p>
      <text:p text:style-name="Normal">(67,</text:p>
      <text:p text:style-name="Normal">27),</text:p>
      <text:p text:style-name="Normal">(71,</text:p>
      <text:p text:style-name="Normal">27),</text:p>
      <text:p text:style-name="Normal">(75,</text:p>
      <text:p text:style-name="Normal">27),</text:p>
      <text:p text:style-name="Normal">(76,</text:p>
      <text:p text:style-name="Normal">27),</text:p>
      <text:soft-page-break/>
      <text:p text:style-name="Normal">(84,</text:p>
      <text:p text:style-name="Normal">27),</text:p>
      <text:p text:style-name="Normal">(85,</text:p>
      <text:p text:style-name="Normal">27),</text:p>
      <text:p text:style-name="Normal">(91,</text:p>
      <text:p text:style-name="Normal">27),</text:p>
      <text:p text:style-name="Normal">(96,</text:p>
      <text:p text:style-name="Normal">27),</text:p>
      <text:p text:style-name="Normal">(99,</text:p>
      <text:p text:style-name="Normal">27),</text:p>
      <text:p text:style-name="Normal">(3,</text:p>
      <text:p text:style-name="Normal">28),</text:p>
      <text:p text:style-name="Normal">(5,</text:p>
      <text:p text:style-name="Normal">28),</text:p>
      <text:p text:style-name="Normal">(6,</text:p>
      <text:p text:style-name="Normal">28),</text:p>
      <text:p text:style-name="Normal">(9,</text:p>
      <text:p text:style-name="Normal">28),</text:p>
      <text:p text:style-name="Normal">(12,</text:p>
      <text:p text:style-name="Normal">28),</text:p>
      <text:p text:style-name="Normal">(13,</text:p>
      <text:p text:style-name="Normal">28),</text:p>
      <text:p text:style-name="Normal">(14,</text:p>
      <text:p text:style-name="Normal">28),</text:p>
      <text:p text:style-name="Normal">(17,</text:p>
      <text:p text:style-name="Normal">28),</text:p>
      <text:p text:style-name="Normal">(19,</text:p>
      <text:p text:style-name="Normal">28),</text:p>
      <text:p text:style-name="Normal">(20,</text:p>
      <text:p text:style-name="Normal">28),</text:p>
      <text:p text:style-name="Normal">(21,</text:p>
      <text:soft-page-break/>
      <text:p text:style-name="Normal">28),</text:p>
      <text:p text:style-name="Normal">(24,</text:p>
      <text:p text:style-name="Normal">28),</text:p>
      <text:p text:style-name="Normal">(26,</text:p>
      <text:p text:style-name="Normal">28),</text:p>
      <text:p text:style-name="Normal">(27,</text:p>
      <text:p text:style-name="Normal">28),</text:p>
      <text:p text:style-name="Normal">(30,</text:p>
      <text:p text:style-name="Normal">28),</text:p>
      <text:p text:style-name="Normal">(35,</text:p>
      <text:p text:style-name="Normal">28),</text:p>
      <text:p text:style-name="Normal">(36,</text:p>
      <text:p text:style-name="Normal">28),</text:p>
      <text:p text:style-name="Normal">(40,</text:p>
      <text:p text:style-name="Normal">28),</text:p>
      <text:p text:style-name="Normal">(41,</text:p>
      <text:p text:style-name="Normal">28),</text:p>
      <text:p text:style-name="Normal">(43,</text:p>
      <text:p text:style-name="Normal">28),</text:p>
      <text:p text:style-name="Normal">(44,</text:p>
      <text:p text:style-name="Normal">28),</text:p>
      <text:p text:style-name="Normal">(50,</text:p>
      <text:p text:style-name="Normal">28),</text:p>
      <text:p text:style-name="Normal">(52,</text:p>
      <text:p text:style-name="Normal">28),</text:p>
      <text:p text:style-name="Normal">(54,</text:p>
      <text:p text:style-name="Normal">28),</text:p>
      <text:p text:style-name="Normal">(57,</text:p>
      <text:p text:style-name="Normal">28),</text:p>
      <text:p text:style-name="Normal">(60,</text:p>
      <text:p text:style-name="Normal">28),</text:p>
      <text:soft-page-break/>
      <text:p text:style-name="Normal">(65,</text:p>
      <text:p text:style-name="Normal">28),</text:p>
      <text:p text:style-name="Normal">(66,</text:p>
      <text:p text:style-name="Normal">28),</text:p>
      <text:p text:style-name="Normal">(69,</text:p>
      <text:p text:style-name="Normal">28),</text:p>
      <text:p text:style-name="Normal">(71,</text:p>
      <text:p text:style-name="Normal">28),</text:p>
      <text:p text:style-name="Normal">(72,</text:p>
      <text:p text:style-name="Normal">28),</text:p>
      <text:p text:style-name="Normal">(75,</text:p>
      <text:p text:style-name="Normal">28),</text:p>
      <text:p text:style-name="Normal">(76,</text:p>
      <text:p text:style-name="Normal">28),</text:p>
      <text:p text:style-name="Normal">(79,</text:p>
      <text:p text:style-name="Normal">28),</text:p>
      <text:p text:style-name="Normal">(91,</text:p>
      <text:p text:style-name="Normal">28),</text:p>
      <text:p text:style-name="Normal">(94,</text:p>
      <text:p text:style-name="Normal">28),</text:p>
      <text:p text:style-name="Normal">(3,</text:p>
      <text:p text:style-name="Normal">29),</text:p>
      <text:p text:style-name="Normal">(4,</text:p>
      <text:p text:style-name="Normal">29),</text:p>
      <text:p text:style-name="Normal">(5,</text:p>
      <text:p text:style-name="Normal">29),</text:p>
      <text:p text:style-name="Normal">(6,</text:p>
      <text:p text:style-name="Normal">29),</text:p>
      <text:p text:style-name="Normal">(8,</text:p>
      <text:p text:style-name="Normal">29),</text:p>
      <text:p text:style-name="Normal">(12,</text:p>
      <text:soft-page-break/>
      <text:p text:style-name="Normal">29),</text:p>
      <text:p text:style-name="Normal">(14,</text:p>
      <text:p text:style-name="Normal">29),</text:p>
      <text:p text:style-name="Normal">(16,</text:p>
      <text:p text:style-name="Normal">29),</text:p>
      <text:p text:style-name="Normal">(21,</text:p>
      <text:p text:style-name="Normal">29),</text:p>
      <text:p text:style-name="Normal">(24,</text:p>
      <text:p text:style-name="Normal">29),</text:p>
      <text:p text:style-name="Normal">(26,</text:p>
      <text:p text:style-name="Normal">29),</text:p>
      <text:p text:style-name="Normal">(28,</text:p>
      <text:p text:style-name="Normal">29),</text:p>
      <text:p text:style-name="Normal">(35,</text:p>
      <text:p text:style-name="Normal">29),</text:p>
      <text:p text:style-name="Normal">(36,</text:p>
      <text:p text:style-name="Normal">29),</text:p>
      <text:p text:style-name="Normal">(38,</text:p>
      <text:p text:style-name="Normal">29),</text:p>
      <text:p text:style-name="Normal">(41,</text:p>
      <text:p text:style-name="Normal">29),</text:p>
      <text:p text:style-name="Normal">(43,</text:p>
      <text:p text:style-name="Normal">29),</text:p>
      <text:p text:style-name="Normal">(46,</text:p>
      <text:p text:style-name="Normal">29),</text:p>
      <text:p text:style-name="Normal">(54,</text:p>
      <text:p text:style-name="Normal">29),</text:p>
      <text:p text:style-name="Normal">(57,</text:p>
      <text:p text:style-name="Normal">29),</text:p>
      <text:p text:style-name="Normal">(60,</text:p>
      <text:p text:style-name="Normal">29),</text:p>
      <text:soft-page-break/>
      <text:p text:style-name="Normal">(65,</text:p>
      <text:p text:style-name="Normal">29),</text:p>
      <text:p text:style-name="Normal">(66,</text:p>
      <text:p text:style-name="Normal">29),</text:p>
      <text:p text:style-name="Normal">(69,</text:p>
      <text:p text:style-name="Normal">29),</text:p>
      <text:p text:style-name="Normal">(70,</text:p>
      <text:p text:style-name="Normal">29),</text:p>
      <text:p text:style-name="Normal">(71,</text:p>
      <text:p text:style-name="Normal">29),</text:p>
      <text:p text:style-name="Normal">(73,</text:p>
      <text:p text:style-name="Normal">29),</text:p>
      <text:p text:style-name="Normal">(75,</text:p>
      <text:p text:style-name="Normal">29),</text:p>
      <text:p text:style-name="Normal">(76,</text:p>
      <text:p text:style-name="Normal">29),</text:p>
      <text:p text:style-name="Normal">(87,</text:p>
      <text:p text:style-name="Normal">29),</text:p>
      <text:p text:style-name="Normal">(91,</text:p>
      <text:p text:style-name="Normal">29),</text:p>
      <text:p text:style-name="Normal">(93,</text:p>
      <text:p text:style-name="Normal">29),</text:p>
      <text:p text:style-name="Normal">(94,</text:p>
      <text:p text:style-name="Normal">29),</text:p>
      <text:p text:style-name="Normal">(2,</text:p>
      <text:p text:style-name="Normal">30),</text:p>
      <text:p text:style-name="Normal">(3,</text:p>
      <text:p text:style-name="Normal">30),</text:p>
      <text:p text:style-name="Normal">(5,</text:p>
      <text:p text:style-name="Normal">30),</text:p>
      <text:p text:style-name="Normal">(6,</text:p>
      <text:soft-page-break/>
      <text:p text:style-name="Normal">30),</text:p>
      <text:p text:style-name="Normal">(8,</text:p>
      <text:p text:style-name="Normal">30),</text:p>
      <text:p text:style-name="Normal">(9,</text:p>
      <text:p text:style-name="Normal">30),</text:p>
      <text:p text:style-name="Normal">(14,</text:p>
      <text:p text:style-name="Normal">30),</text:p>
      <text:p text:style-name="Normal">(16,</text:p>
      <text:p text:style-name="Normal">30),</text:p>
      <text:p text:style-name="Normal">(18,</text:p>
      <text:p text:style-name="Normal">30),</text:p>
      <text:p text:style-name="Normal">(21,</text:p>
      <text:p text:style-name="Normal">30),</text:p>
      <text:p text:style-name="Normal">(24,</text:p>
      <text:p text:style-name="Normal">30),</text:p>
      <text:p text:style-name="Normal">(27,</text:p>
      <text:p text:style-name="Normal">30),</text:p>
      <text:p text:style-name="Normal">(30,</text:p>
      <text:p text:style-name="Normal">30),</text:p>
      <text:p text:style-name="Normal">(32,</text:p>
      <text:p text:style-name="Normal">30),</text:p>
      <text:p text:style-name="Normal">(33,</text:p>
      <text:p text:style-name="Normal">30),</text:p>
      <text:p text:style-name="Normal">(35,</text:p>
      <text:p text:style-name="Normal">30),</text:p>
      <text:p text:style-name="Normal">(36,</text:p>
      <text:p text:style-name="Normal">30),</text:p>
      <text:p text:style-name="Normal">(38,</text:p>
      <text:p text:style-name="Normal">30),</text:p>
      <text:p text:style-name="Normal">(39,</text:p>
      <text:p text:style-name="Normal">30),</text:p>
      <text:soft-page-break/>
      <text:p text:style-name="Normal">(41,</text:p>
      <text:p text:style-name="Normal">30),</text:p>
      <text:p text:style-name="Normal">(42,</text:p>
      <text:p text:style-name="Normal">30),</text:p>
      <text:p text:style-name="Normal">(47,</text:p>
      <text:p text:style-name="Normal">30),</text:p>
      <text:p text:style-name="Normal">(54,</text:p>
      <text:p text:style-name="Normal">30),</text:p>
      <text:p text:style-name="Normal">(55,</text:p>
      <text:p text:style-name="Normal">30),</text:p>
      <text:p text:style-name="Normal">(57,</text:p>
      <text:p text:style-name="Normal">30),</text:p>
      <text:p text:style-name="Normal">(63,</text:p>
      <text:p text:style-name="Normal">30),</text:p>
      <text:p text:style-name="Normal">(66,</text:p>
      <text:p text:style-name="Normal">30),</text:p>
      <text:p text:style-name="Normal">(67,</text:p>
      <text:p text:style-name="Normal">30),</text:p>
      <text:p text:style-name="Normal">(69,</text:p>
      <text:p text:style-name="Normal">30),</text:p>
      <text:p text:style-name="Normal">(70,</text:p>
      <text:p text:style-name="Normal">30),</text:p>
      <text:p text:style-name="Normal">(71,</text:p>
      <text:p text:style-name="Normal">30),</text:p>
      <text:p text:style-name="Normal">(72,</text:p>
      <text:p text:style-name="Normal">30),</text:p>
      <text:p text:style-name="Normal">(73,</text:p>
      <text:p text:style-name="Normal">30),</text:p>
      <text:p text:style-name="Normal">(75,</text:p>
      <text:p text:style-name="Normal">30),</text:p>
      <text:p text:style-name="Normal">(76,</text:p>
      <text:soft-page-break/>
      <text:p text:style-name="Normal">30),</text:p>
      <text:p text:style-name="Normal">(85,</text:p>
      <text:p text:style-name="Normal">30),</text:p>
      <text:p text:style-name="Normal">(87,</text:p>
      <text:p text:style-name="Normal">30),</text:p>
      <text:p text:style-name="Normal">(91,</text:p>
      <text:p text:style-name="Normal">30),</text:p>
      <text:p text:style-name="Normal">(92,</text:p>
      <text:p text:style-name="Normal">30),</text:p>
      <text:p text:style-name="Normal">(98,</text:p>
      <text:p text:style-name="Normal">30),</text:p>
      <text:p text:style-name="Normal">(100,</text:p>
      <text:p text:style-name="Normal">30),</text:p>
      <text:p text:style-name="Normal">(4,</text:p>
      <text:p text:style-name="Normal">31),</text:p>
      <text:p text:style-name="Normal">(5,</text:p>
      <text:p text:style-name="Normal">31),</text:p>
      <text:p text:style-name="Normal">(9,</text:p>
      <text:p text:style-name="Normal">31),</text:p>
      <text:p text:style-name="Normal">(13,</text:p>
      <text:p text:style-name="Normal">31),</text:p>
      <text:p text:style-name="Normal">(14,</text:p>
      <text:p text:style-name="Normal">31),</text:p>
      <text:p text:style-name="Normal">(15,</text:p>
      <text:p text:style-name="Normal">31),</text:p>
      <text:p text:style-name="Normal">(16,</text:p>
      <text:p text:style-name="Normal">31),</text:p>
      <text:p text:style-name="Normal">(21,</text:p>
      <text:p text:style-name="Normal">31),</text:p>
      <text:p text:style-name="Normal">(22,</text:p>
      <text:p text:style-name="Normal">31),</text:p>
      <text:soft-page-break/>
      <text:p text:style-name="Normal">(24,</text:p>
      <text:p text:style-name="Normal">31),</text:p>
      <text:p text:style-name="Normal">(31,</text:p>
      <text:p text:style-name="Normal">31),</text:p>
      <text:p text:style-name="Normal">(33,</text:p>
      <text:p text:style-name="Normal">31),</text:p>
      <text:p text:style-name="Normal">(36,</text:p>
      <text:p text:style-name="Normal">31),</text:p>
      <text:p text:style-name="Normal">(41,</text:p>
      <text:p text:style-name="Normal">31),</text:p>
      <text:p text:style-name="Normal">(42,</text:p>
      <text:p text:style-name="Normal">31),</text:p>
      <text:p text:style-name="Normal">(43,</text:p>
      <text:p text:style-name="Normal">31),</text:p>
      <text:p text:style-name="Normal">(47,</text:p>
      <text:p text:style-name="Normal">31),</text:p>
      <text:p text:style-name="Normal">(54,</text:p>
      <text:p text:style-name="Normal">31),</text:p>
      <text:p text:style-name="Normal">(57,</text:p>
      <text:p text:style-name="Normal">31),</text:p>
      <text:p text:style-name="Normal">(66,</text:p>
      <text:p text:style-name="Normal">31),</text:p>
      <text:p text:style-name="Normal">(67,</text:p>
      <text:p text:style-name="Normal">31),</text:p>
      <text:p text:style-name="Normal">(69,</text:p>
      <text:p text:style-name="Normal">31),</text:p>
      <text:p text:style-name="Normal">(71,</text:p>
      <text:p text:style-name="Normal">31),</text:p>
      <text:p text:style-name="Normal">(73,</text:p>
      <text:p text:style-name="Normal">31),</text:p>
      <text:p text:style-name="Normal">(75,</text:p>
      <text:soft-page-break/>
      <text:p text:style-name="Normal">31),</text:p>
      <text:p text:style-name="Normal">(76,</text:p>
      <text:p text:style-name="Normal">31),</text:p>
      <text:p text:style-name="Normal">(84,</text:p>
      <text:p text:style-name="Normal">31),</text:p>
      <text:p text:style-name="Normal">(91,</text:p>
      <text:p text:style-name="Normal">31),</text:p>
      <text:p text:style-name="Normal">(92,</text:p>
      <text:p text:style-name="Normal">31),</text:p>
      <text:p text:style-name="Normal">(95,</text:p>
      <text:p text:style-name="Normal">31),</text:p>
      <text:p text:style-name="Normal">(99,</text:p>
      <text:p text:style-name="Normal">31),</text:p>
      <text:p text:style-name="Normal">(5,</text:p>
      <text:p text:style-name="Normal">32),</text:p>
      <text:p text:style-name="Normal">(8,</text:p>
      <text:p text:style-name="Normal">32),</text:p>
      <text:p text:style-name="Normal">(11,</text:p>
      <text:p text:style-name="Normal">32),</text:p>
      <text:p text:style-name="Normal">(14,</text:p>
      <text:p text:style-name="Normal">32),</text:p>
      <text:p text:style-name="Normal">(16,</text:p>
      <text:p text:style-name="Normal">32),</text:p>
      <text:p text:style-name="Normal">(19,</text:p>
      <text:p text:style-name="Normal">32),</text:p>
      <text:p text:style-name="Normal">(21,</text:p>
      <text:p text:style-name="Normal">32),</text:p>
      <text:p text:style-name="Normal">(24,</text:p>
      <text:p text:style-name="Normal">32),</text:p>
      <text:p text:style-name="Normal">(28,</text:p>
      <text:p text:style-name="Normal">32),</text:p>
      <text:soft-page-break/>
      <text:p text:style-name="Normal">(32,</text:p>
      <text:p text:style-name="Normal">32),</text:p>
      <text:p text:style-name="Normal">(35,</text:p>
      <text:p text:style-name="Normal">32),</text:p>
      <text:p text:style-name="Normal">(36,</text:p>
      <text:p text:style-name="Normal">32),</text:p>
      <text:p text:style-name="Normal">(38,</text:p>
      <text:p text:style-name="Normal">32),</text:p>
      <text:p text:style-name="Normal">(39,</text:p>
      <text:p text:style-name="Normal">32),</text:p>
      <text:p text:style-name="Normal">(41,</text:p>
      <text:p text:style-name="Normal">32),</text:p>
      <text:p text:style-name="Normal">(43,</text:p>
      <text:p text:style-name="Normal">32),</text:p>
      <text:p text:style-name="Normal">(46,</text:p>
      <text:p text:style-name="Normal">32),</text:p>
      <text:p text:style-name="Normal">(54,</text:p>
      <text:p text:style-name="Normal">32),</text:p>
      <text:p text:style-name="Normal">(57,</text:p>
      <text:p text:style-name="Normal">32),</text:p>
      <text:p text:style-name="Normal">(62,</text:p>
      <text:p text:style-name="Normal">32),</text:p>
      <text:p text:style-name="Normal">(63,</text:p>
      <text:p text:style-name="Normal">32),</text:p>
      <text:p text:style-name="Normal">(66,</text:p>
      <text:p text:style-name="Normal">32),</text:p>
      <text:p text:style-name="Normal">(67,</text:p>
      <text:p text:style-name="Normal">32),</text:p>
      <text:p text:style-name="Normal">(70,</text:p>
      <text:p text:style-name="Normal">32),</text:p>
      <text:p text:style-name="Normal">(71,</text:p>
      <text:soft-page-break/>
      <text:p text:style-name="Normal">32),</text:p>
      <text:p text:style-name="Normal">(75,</text:p>
      <text:p text:style-name="Normal">32),</text:p>
      <text:p text:style-name="Normal">(76,</text:p>
      <text:p text:style-name="Normal">32),</text:p>
      <text:p text:style-name="Normal">(85,</text:p>
      <text:p text:style-name="Normal">32),</text:p>
      <text:p text:style-name="Normal">(87,</text:p>
      <text:p text:style-name="Normal">32),</text:p>
      <text:p text:style-name="Normal">(91,</text:p>
      <text:p text:style-name="Normal">32),</text:p>
      <text:p text:style-name="Normal">(94,</text:p>
      <text:p text:style-name="Normal">32),</text:p>
      <text:p text:style-name="Normal">(96,</text:p>
      <text:p text:style-name="Normal">32),</text:p>
      <text:p text:style-name="Normal">(99,</text:p>
      <text:p text:style-name="Normal">32),</text:p>
      <text:p text:style-name="Normal">(5,</text:p>
      <text:p text:style-name="Normal">33),</text:p>
      <text:p text:style-name="Normal">(10,</text:p>
      <text:p text:style-name="Normal">33),</text:p>
      <text:p text:style-name="Normal">(11,</text:p>
      <text:p text:style-name="Normal">33),</text:p>
      <text:p text:style-name="Normal">(12,</text:p>
      <text:p text:style-name="Normal">33),</text:p>
      <text:p text:style-name="Normal">(14,</text:p>
      <text:p text:style-name="Normal">33),</text:p>
      <text:p text:style-name="Normal">(15,</text:p>
      <text:p text:style-name="Normal">33),</text:p>
      <text:p text:style-name="Normal">(21,</text:p>
      <text:p text:style-name="Normal">33),</text:p>
      <text:soft-page-break/>
      <text:p text:style-name="Normal">(24,</text:p>
      <text:p text:style-name="Normal">33),</text:p>
      <text:p text:style-name="Normal">(30,</text:p>
      <text:p text:style-name="Normal">33),</text:p>
      <text:p text:style-name="Normal">(31,</text:p>
      <text:p text:style-name="Normal">33),</text:p>
      <text:p text:style-name="Normal">(35,</text:p>
      <text:p text:style-name="Normal">33),</text:p>
      <text:p text:style-name="Normal">(36,</text:p>
      <text:p text:style-name="Normal">33),</text:p>
      <text:p text:style-name="Normal">(38,</text:p>
      <text:p text:style-name="Normal">33),</text:p>
      <text:p text:style-name="Normal">(39,</text:p>
      <text:p text:style-name="Normal">33),</text:p>
      <text:p text:style-name="Normal">(40,</text:p>
      <text:p text:style-name="Normal">33),</text:p>
      <text:p text:style-name="Normal">(41,</text:p>
      <text:p text:style-name="Normal">33),</text:p>
      <text:p text:style-name="Normal">(46,</text:p>
      <text:p text:style-name="Normal">33),</text:p>
      <text:p text:style-name="Normal">(54,</text:p>
      <text:p text:style-name="Normal">33),</text:p>
      <text:p text:style-name="Normal">(57,</text:p>
      <text:p text:style-name="Normal">33),</text:p>
      <text:p text:style-name="Normal">(60,</text:p>
      <text:p text:style-name="Normal">33),</text:p>
      <text:p text:style-name="Normal">(61,</text:p>
      <text:p text:style-name="Normal">33),</text:p>
      <text:p text:style-name="Normal">(63,</text:p>
      <text:p text:style-name="Normal">33),</text:p>
      <text:p text:style-name="Normal">(65,</text:p>
      <text:soft-page-break/>
      <text:p text:style-name="Normal">33),</text:p>
      <text:p text:style-name="Normal">(66,</text:p>
      <text:p text:style-name="Normal">33),</text:p>
      <text:p text:style-name="Normal">(71,</text:p>
      <text:p text:style-name="Normal">33),</text:p>
      <text:p text:style-name="Normal">(75,</text:p>
      <text:p text:style-name="Normal">33),</text:p>
      <text:p text:style-name="Normal">(76,</text:p>
      <text:p text:style-name="Normal">33),</text:p>
      <text:p text:style-name="Normal">(79,</text:p>
      <text:p text:style-name="Normal">33),</text:p>
      <text:p text:style-name="Normal">(91,</text:p>
      <text:p text:style-name="Normal">33),</text:p>
      <text:p text:style-name="Normal">(2,</text:p>
      <text:p text:style-name="Normal">34),</text:p>
      <text:p text:style-name="Normal">(5,</text:p>
      <text:p text:style-name="Normal">34),</text:p>
      <text:p text:style-name="Normal">(14,</text:p>
      <text:p text:style-name="Normal">34),</text:p>
      <text:p text:style-name="Normal">(17,</text:p>
      <text:p text:style-name="Normal">34),</text:p>
      <text:p text:style-name="Normal">(21,</text:p>
      <text:p text:style-name="Normal">34),</text:p>
      <text:p text:style-name="Normal">(22,</text:p>
      <text:p text:style-name="Normal">34),</text:p>
      <text:p text:style-name="Normal">(24,</text:p>
      <text:p text:style-name="Normal">34),</text:p>
      <text:p text:style-name="Normal">(26,</text:p>
      <text:p text:style-name="Normal">34),</text:p>
      <text:p text:style-name="Normal">(32,</text:p>
      <text:p text:style-name="Normal">34),</text:p>
      <text:soft-page-break/>
      <text:p text:style-name="Normal">(35,</text:p>
      <text:p text:style-name="Normal">34),</text:p>
      <text:p text:style-name="Normal">(36,</text:p>
      <text:p text:style-name="Normal">34),</text:p>
      <text:p text:style-name="Normal">(40,</text:p>
      <text:p text:style-name="Normal">34),</text:p>
      <text:p text:style-name="Normal">(41,</text:p>
      <text:p text:style-name="Normal">34),</text:p>
      <text:p text:style-name="Normal">(46,</text:p>
      <text:p text:style-name="Normal">34),</text:p>
      <text:p text:style-name="Normal">(54,</text:p>
      <text:p text:style-name="Normal">34),</text:p>
      <text:p text:style-name="Normal">(57,</text:p>
      <text:p text:style-name="Normal">34),</text:p>
      <text:p text:style-name="Normal">(60,</text:p>
      <text:p text:style-name="Normal">34),</text:p>
      <text:p text:style-name="Normal">(66,</text:p>
      <text:p text:style-name="Normal">34),</text:p>
      <text:p text:style-name="Normal">(70,</text:p>
      <text:p text:style-name="Normal">34),</text:p>
      <text:p text:style-name="Normal">(71,</text:p>
      <text:p text:style-name="Normal">34),</text:p>
      <text:p text:style-name="Normal">(72,</text:p>
      <text:p text:style-name="Normal">34),</text:p>
      <text:p text:style-name="Normal">(73,</text:p>
      <text:p text:style-name="Normal">34),</text:p>
      <text:p text:style-name="Normal">(75,</text:p>
      <text:p text:style-name="Normal">34),</text:p>
      <text:p text:style-name="Normal">(76,</text:p>
      <text:p text:style-name="Normal">34),</text:p>
      <text:p text:style-name="Normal">(78,</text:p>
      <text:soft-page-break/>
      <text:p text:style-name="Normal">34),</text:p>
      <text:p text:style-name="Normal">(85,</text:p>
      <text:p text:style-name="Normal">34),</text:p>
      <text:p text:style-name="Normal">(91,</text:p>
      <text:p text:style-name="Normal">34),</text:p>
      <text:p text:style-name="Normal">(92,</text:p>
      <text:p text:style-name="Normal">34),</text:p>
      <text:p text:style-name="Normal">(94,</text:p>
      <text:p text:style-name="Normal">34),</text:p>
      <text:p text:style-name="Normal">(96,</text:p>
      <text:p text:style-name="Normal">34),</text:p>
      <text:p text:style-name="Normal">(97,</text:p>
      <text:p text:style-name="Normal">34),</text:p>
      <text:p text:style-name="Normal">(100,</text:p>
      <text:p text:style-name="Normal">34),</text:p>
      <text:p text:style-name="Normal">(5,</text:p>
      <text:p text:style-name="Normal">35),</text:p>
      <text:p text:style-name="Normal">(8,</text:p>
      <text:p text:style-name="Normal">35),</text:p>
      <text:p text:style-name="Normal">(14,</text:p>
      <text:p text:style-name="Normal">35),</text:p>
      <text:p text:style-name="Normal">(15,</text:p>
      <text:p text:style-name="Normal">35),</text:p>
      <text:p text:style-name="Normal">(20,</text:p>
      <text:p text:style-name="Normal">35),</text:p>
      <text:p text:style-name="Normal">(21,</text:p>
      <text:p text:style-name="Normal">35),</text:p>
      <text:p text:style-name="Normal">(24,</text:p>
      <text:p text:style-name="Normal">35),</text:p>
      <text:p text:style-name="Normal">(31,</text:p>
      <text:p text:style-name="Normal">35),</text:p>
      <text:soft-page-break/>
      <text:p text:style-name="Normal">(33,</text:p>
      <text:p text:style-name="Normal">35),</text:p>
      <text:p text:style-name="Normal">(35,</text:p>
      <text:p text:style-name="Normal">35),</text:p>
      <text:p text:style-name="Normal">(36,</text:p>
      <text:p text:style-name="Normal">35),</text:p>
      <text:p text:style-name="Normal">(38,</text:p>
      <text:p text:style-name="Normal">35),</text:p>
      <text:p text:style-name="Normal">(40,</text:p>
      <text:p text:style-name="Normal">35),</text:p>
      <text:p text:style-name="Normal">(41,</text:p>
      <text:p text:style-name="Normal">35),</text:p>
      <text:p text:style-name="Normal">(42,</text:p>
      <text:p text:style-name="Normal">35),</text:p>
      <text:p text:style-name="Normal">(43,</text:p>
      <text:p text:style-name="Normal">35),</text:p>
      <text:p text:style-name="Normal">(44,</text:p>
      <text:p text:style-name="Normal">35),</text:p>
      <text:p text:style-name="Normal">(54,</text:p>
      <text:p text:style-name="Normal">35),</text:p>
      <text:p text:style-name="Normal">(55,</text:p>
      <text:p text:style-name="Normal">35),</text:p>
      <text:p text:style-name="Normal">(57,</text:p>
      <text:p text:style-name="Normal">35),</text:p>
      <text:p text:style-name="Normal">(62,</text:p>
      <text:p text:style-name="Normal">35),</text:p>
      <text:p text:style-name="Normal">(63,</text:p>
      <text:p text:style-name="Normal">35),</text:p>
      <text:p text:style-name="Normal">(65,</text:p>
      <text:p text:style-name="Normal">35),</text:p>
      <text:p text:style-name="Normal">(66,</text:p>
      <text:soft-page-break/>
      <text:p text:style-name="Normal">35),</text:p>
      <text:p text:style-name="Normal">(71,</text:p>
      <text:p text:style-name="Normal">35),</text:p>
      <text:p text:style-name="Normal">(75,</text:p>
      <text:p text:style-name="Normal">35),</text:p>
      <text:p text:style-name="Normal">(76,</text:p>
      <text:p text:style-name="Normal">35),</text:p>
      <text:p text:style-name="Normal">(87,</text:p>
      <text:p text:style-name="Normal">35),</text:p>
      <text:p text:style-name="Normal">(91,</text:p>
      <text:p text:style-name="Normal">35),</text:p>
      <text:p text:style-name="Normal">(93,</text:p>
      <text:p text:style-name="Normal">35),</text:p>
      <text:p text:style-name="Normal">(95,</text:p>
      <text:p text:style-name="Normal">35),</text:p>
      <text:p text:style-name="Normal">(96,</text:p>
      <text:p text:style-name="Normal">35),</text:p>
      <text:p text:style-name="Normal">(2,</text:p>
      <text:p text:style-name="Normal">36),</text:p>
      <text:p text:style-name="Normal">(3,</text:p>
      <text:p text:style-name="Normal">36),</text:p>
      <text:p text:style-name="Normal">(5,</text:p>
      <text:p text:style-name="Normal">36),</text:p>
      <text:p text:style-name="Normal">(6,</text:p>
      <text:p text:style-name="Normal">36),</text:p>
      <text:p text:style-name="Normal">(8,</text:p>
      <text:p text:style-name="Normal">36),</text:p>
      <text:p text:style-name="Normal">(9,</text:p>
      <text:p text:style-name="Normal">36),</text:p>
      <text:p text:style-name="Normal">(14,</text:p>
      <text:p text:style-name="Normal">36),</text:p>
      <text:soft-page-break/>
      <text:p text:style-name="Normal">(16,</text:p>
      <text:p text:style-name="Normal">36),</text:p>
      <text:p text:style-name="Normal">(18,</text:p>
      <text:p text:style-name="Normal">36),</text:p>
      <text:p text:style-name="Normal">(21,</text:p>
      <text:p text:style-name="Normal">36),</text:p>
      <text:p text:style-name="Normal">(24,</text:p>
      <text:p text:style-name="Normal">36),</text:p>
      <text:p text:style-name="Normal">(30,</text:p>
      <text:p text:style-name="Normal">36),</text:p>
      <text:p text:style-name="Normal">(31,</text:p>
      <text:p text:style-name="Normal">36),</text:p>
      <text:p text:style-name="Normal">(35,</text:p>
      <text:p text:style-name="Normal">36),</text:p>
      <text:p text:style-name="Normal">(36,</text:p>
      <text:p text:style-name="Normal">36),</text:p>
      <text:p text:style-name="Normal">(37,</text:p>
      <text:p text:style-name="Normal">36),</text:p>
      <text:p text:style-name="Normal">(41,</text:p>
      <text:p text:style-name="Normal">36),</text:p>
      <text:p text:style-name="Normal">(42,</text:p>
      <text:p text:style-name="Normal">36),</text:p>
      <text:p text:style-name="Normal">(47,</text:p>
      <text:p text:style-name="Normal">36),</text:p>
      <text:p text:style-name="Normal">(50,</text:p>
      <text:p text:style-name="Normal">36),</text:p>
      <text:p text:style-name="Normal">(54,</text:p>
      <text:p text:style-name="Normal">36),</text:p>
      <text:p text:style-name="Normal">(57,</text:p>
      <text:p text:style-name="Normal">36),</text:p>
      <text:p text:style-name="Normal">(63,</text:p>
      <text:soft-page-break/>
      <text:p text:style-name="Normal">36),</text:p>
      <text:p text:style-name="Normal">(66,</text:p>
      <text:p text:style-name="Normal">36),</text:p>
      <text:p text:style-name="Normal">(67,</text:p>
      <text:p text:style-name="Normal">36),</text:p>
      <text:p text:style-name="Normal">(71,</text:p>
      <text:p text:style-name="Normal">36),</text:p>
      <text:p text:style-name="Normal">(75,</text:p>
      <text:p text:style-name="Normal">36),</text:p>
      <text:p text:style-name="Normal">(76,</text:p>
      <text:p text:style-name="Normal">36),</text:p>
      <text:p text:style-name="Normal">(79,</text:p>
      <text:p text:style-name="Normal">36),</text:p>
      <text:p text:style-name="Normal">(91,</text:p>
      <text:p text:style-name="Normal">36),</text:p>
      <text:p text:style-name="Normal">(92,</text:p>
      <text:p text:style-name="Normal">36),</text:p>
      <text:p text:style-name="Normal">(95,</text:p>
      <text:p text:style-name="Normal">36),</text:p>
      <text:p text:style-name="Normal">(97,</text:p>
      <text:p text:style-name="Normal">36),</text:p>
      <text:p text:style-name="Normal">(98,</text:p>
      <text:p text:style-name="Normal">36),</text:p>
      <text:p text:style-name="Normal">(100,</text:p>
      <text:p text:style-name="Normal">36),</text:p>
      <text:p text:style-name="Normal">(4,</text:p>
      <text:p text:style-name="Normal">37),</text:p>
      <text:p text:style-name="Normal">(5,</text:p>
      <text:p text:style-name="Normal">37),</text:p>
      <text:p text:style-name="Normal">(6,</text:p>
      <text:p text:style-name="Normal">37),</text:p>
      <text:soft-page-break/>
      <text:p text:style-name="Normal">(11,</text:p>
      <text:p text:style-name="Normal">37),</text:p>
      <text:p text:style-name="Normal">(12,</text:p>
      <text:p text:style-name="Normal">37),</text:p>
      <text:p text:style-name="Normal">(14,</text:p>
      <text:p text:style-name="Normal">37),</text:p>
      <text:p text:style-name="Normal">(17,</text:p>
      <text:p text:style-name="Normal">37),</text:p>
      <text:p text:style-name="Normal">(21,</text:p>
      <text:p text:style-name="Normal">37),</text:p>
      <text:p text:style-name="Normal">(24,</text:p>
      <text:p text:style-name="Normal">37),</text:p>
      <text:p text:style-name="Normal">(27,</text:p>
      <text:p text:style-name="Normal">37),</text:p>
      <text:p text:style-name="Normal">(32,</text:p>
      <text:p text:style-name="Normal">37),</text:p>
      <text:p text:style-name="Normal">(33,</text:p>
      <text:p text:style-name="Normal">37),</text:p>
      <text:p text:style-name="Normal">(35,</text:p>
      <text:p text:style-name="Normal">37),</text:p>
      <text:p text:style-name="Normal">(36,</text:p>
      <text:p text:style-name="Normal">37),</text:p>
      <text:p text:style-name="Normal">(40,</text:p>
      <text:p text:style-name="Normal">37),</text:p>
      <text:p text:style-name="Normal">(41,</text:p>
      <text:p text:style-name="Normal">37),</text:p>
      <text:p text:style-name="Normal">(44,</text:p>
      <text:p text:style-name="Normal">37),</text:p>
      <text:p text:style-name="Normal">(48,</text:p>
      <text:p text:style-name="Normal">37),</text:p>
      <text:p text:style-name="Normal">(50,</text:p>
      <text:soft-page-break/>
      <text:p text:style-name="Normal">37),</text:p>
      <text:p text:style-name="Normal">(54,</text:p>
      <text:p text:style-name="Normal">37),</text:p>
      <text:p text:style-name="Normal">(55,</text:p>
      <text:p text:style-name="Normal">37),</text:p>
      <text:p text:style-name="Normal">(57,</text:p>
      <text:p text:style-name="Normal">37),</text:p>
      <text:p text:style-name="Normal">(60,</text:p>
      <text:p text:style-name="Normal">37),</text:p>
      <text:p text:style-name="Normal">(61,</text:p>
      <text:p text:style-name="Normal">37),</text:p>
      <text:p text:style-name="Normal">(62,</text:p>
      <text:p text:style-name="Normal">37),</text:p>
      <text:p text:style-name="Normal">(65,</text:p>
      <text:p text:style-name="Normal">37),</text:p>
      <text:p text:style-name="Normal">(66,</text:p>
      <text:p text:style-name="Normal">37),</text:p>
      <text:p text:style-name="Normal">(71,</text:p>
      <text:p text:style-name="Normal">37),</text:p>
      <text:p text:style-name="Normal">(75,</text:p>
      <text:p text:style-name="Normal">37),</text:p>
      <text:p text:style-name="Normal">(76,</text:p>
      <text:p text:style-name="Normal">37),</text:p>
      <text:p text:style-name="Normal">(78,</text:p>
      <text:p text:style-name="Normal">37),</text:p>
      <text:p text:style-name="Normal">(79,</text:p>
      <text:p text:style-name="Normal">37),</text:p>
      <text:p text:style-name="Normal">(82,</text:p>
      <text:p text:style-name="Normal">37),</text:p>
      <text:p text:style-name="Normal">(91,</text:p>
      <text:p text:style-name="Normal">37),</text:p>
      <text:soft-page-break/>
      <text:p text:style-name="Normal">(93,</text:p>
      <text:p text:style-name="Normal">37),</text:p>
      <text:p text:style-name="Normal">(96,</text:p>
      <text:p text:style-name="Normal">37),</text:p>
      <text:p text:style-name="Normal">(97,</text:p>
      <text:p text:style-name="Normal">37),</text:p>
      <text:p text:style-name="Normal">(98,</text:p>
      <text:p text:style-name="Normal">37),</text:p>
      <text:p text:style-name="Normal">(3,</text:p>
      <text:p text:style-name="Normal">38),</text:p>
      <text:p text:style-name="Normal">(5,</text:p>
      <text:p text:style-name="Normal">38),</text:p>
      <text:p text:style-name="Normal">(8,</text:p>
      <text:p text:style-name="Normal">38),</text:p>
      <text:p text:style-name="Normal">(10,</text:p>
      <text:p text:style-name="Normal">38),</text:p>
      <text:p text:style-name="Normal">(11,</text:p>
      <text:p text:style-name="Normal">38),</text:p>
      <text:p text:style-name="Normal">(14,</text:p>
      <text:p text:style-name="Normal">38),</text:p>
      <text:p text:style-name="Normal">(16,</text:p>
      <text:p text:style-name="Normal">38),</text:p>
      <text:p text:style-name="Normal">(19,</text:p>
      <text:p text:style-name="Normal">38),</text:p>
      <text:p text:style-name="Normal">(21,</text:p>
      <text:p text:style-name="Normal">38),</text:p>
      <text:p text:style-name="Normal">(22,</text:p>
      <text:p text:style-name="Normal">38),</text:p>
      <text:p text:style-name="Normal">(24,</text:p>
      <text:p text:style-name="Normal">38),</text:p>
      <text:p text:style-name="Normal">(26,</text:p>
      <text:soft-page-break/>
      <text:p text:style-name="Normal">38),</text:p>
      <text:p text:style-name="Normal">(32,</text:p>
      <text:p text:style-name="Normal">38),</text:p>
      <text:p text:style-name="Normal">(33,</text:p>
      <text:p text:style-name="Normal">38),</text:p>
      <text:p text:style-name="Normal">(36,</text:p>
      <text:p text:style-name="Normal">38),</text:p>
      <text:p text:style-name="Normal">(39,</text:p>
      <text:p text:style-name="Normal">38),</text:p>
      <text:p text:style-name="Normal">(41,</text:p>
      <text:p text:style-name="Normal">38),</text:p>
      <text:p text:style-name="Normal">(43,</text:p>
      <text:p text:style-name="Normal">38),</text:p>
      <text:p text:style-name="Normal">(47,</text:p>
      <text:p text:style-name="Normal">38),</text:p>
      <text:p text:style-name="Normal">(54,</text:p>
      <text:p text:style-name="Normal">38),</text:p>
      <text:p text:style-name="Normal">(57,</text:p>
      <text:p text:style-name="Normal">38),</text:p>
      <text:p text:style-name="Normal">(63,</text:p>
      <text:p text:style-name="Normal">38),</text:p>
      <text:p text:style-name="Normal">(65,</text:p>
      <text:p text:style-name="Normal">38),</text:p>
      <text:p text:style-name="Normal">(66,</text:p>
      <text:p text:style-name="Normal">38),</text:p>
      <text:p text:style-name="Normal">(70,</text:p>
      <text:p text:style-name="Normal">38),</text:p>
      <text:p text:style-name="Normal">(71,</text:p>
      <text:p text:style-name="Normal">38),</text:p>
      <text:p text:style-name="Normal">(75,</text:p>
      <text:p text:style-name="Normal">38),</text:p>
      <text:soft-page-break/>
      <text:p text:style-name="Normal">(76,</text:p>
      <text:p text:style-name="Normal">38),</text:p>
      <text:p text:style-name="Normal">(91,</text:p>
      <text:p text:style-name="Normal">38),</text:p>
      <text:p text:style-name="Normal">(92,</text:p>
      <text:p text:style-name="Normal">38),</text:p>
      <text:p text:style-name="Normal">(100,</text:p>
      <text:p text:style-name="Normal">38),</text:p>
      <text:p text:style-name="Normal">(2,</text:p>
      <text:p text:style-name="Normal">39),</text:p>
      <text:p text:style-name="Normal">(4,</text:p>
      <text:p text:style-name="Normal">39),</text:p>
      <text:p text:style-name="Normal">(5,</text:p>
      <text:p text:style-name="Normal">39),</text:p>
      <text:p text:style-name="Normal">(11,</text:p>
      <text:p text:style-name="Normal">39),</text:p>
      <text:p text:style-name="Normal">(14,</text:p>
      <text:p text:style-name="Normal">39),</text:p>
      <text:p text:style-name="Normal">(15,</text:p>
      <text:p text:style-name="Normal">39),</text:p>
      <text:p text:style-name="Normal">(18,</text:p>
      <text:p text:style-name="Normal">39),</text:p>
      <text:p text:style-name="Normal">(21,</text:p>
      <text:p text:style-name="Normal">39),</text:p>
      <text:p text:style-name="Normal">(24,</text:p>
      <text:p text:style-name="Normal">39),</text:p>
      <text:p text:style-name="Normal">(26,</text:p>
      <text:p text:style-name="Normal">39),</text:p>
      <text:p text:style-name="Normal">(28,</text:p>
      <text:p text:style-name="Normal">39),</text:p>
      <text:p text:style-name="Normal">(30,</text:p>
      <text:soft-page-break/>
      <text:p text:style-name="Normal">39),</text:p>
      <text:p text:style-name="Normal">(36,</text:p>
      <text:p text:style-name="Normal">39),</text:p>
      <text:p text:style-name="Normal">(37,</text:p>
      <text:p text:style-name="Normal">39),</text:p>
      <text:p text:style-name="Normal">(38,</text:p>
      <text:p text:style-name="Normal">39),</text:p>
      <text:p text:style-name="Normal">(39,</text:p>
      <text:p text:style-name="Normal">39),</text:p>
      <text:p text:style-name="Normal">(41,</text:p>
      <text:p text:style-name="Normal">39),</text:p>
      <text:p text:style-name="Normal">(43,</text:p>
      <text:p text:style-name="Normal">39),</text:p>
      <text:p text:style-name="Normal">(47,</text:p>
      <text:p text:style-name="Normal">39),</text:p>
      <text:p text:style-name="Normal">(54,</text:p>
      <text:p text:style-name="Normal">39),</text:p>
      <text:p text:style-name="Normal">(56,</text:p>
      <text:p text:style-name="Normal">39),</text:p>
      <text:p text:style-name="Normal">(57,</text:p>
      <text:p text:style-name="Normal">39),</text:p>
      <text:p text:style-name="Normal">(66,</text:p>
      <text:p text:style-name="Normal">39),</text:p>
      <text:p text:style-name="Normal">(67,</text:p>
      <text:p text:style-name="Normal">39),</text:p>
      <text:p text:style-name="Normal">(69,</text:p>
      <text:p text:style-name="Normal">39),</text:p>
      <text:p text:style-name="Normal">(71,</text:p>
      <text:p text:style-name="Normal">39),</text:p>
      <text:p text:style-name="Normal">(72,</text:p>
      <text:p text:style-name="Normal">39),</text:p>
      <text:soft-page-break/>
      <text:p text:style-name="Normal">(73,</text:p>
      <text:p text:style-name="Normal">39),</text:p>
      <text:p text:style-name="Normal">(75,</text:p>
      <text:p text:style-name="Normal">39),</text:p>
      <text:p text:style-name="Normal">(76,</text:p>
      <text:p text:style-name="Normal">39),</text:p>
      <text:p text:style-name="Normal">(91,</text:p>
      <text:p text:style-name="Normal">39),</text:p>
      <text:p text:style-name="Normal">(92,</text:p>
      <text:p text:style-name="Normal">39),</text:p>
      <text:p text:style-name="Normal">(95,</text:p>
      <text:p text:style-name="Normal">39),</text:p>
      <text:p text:style-name="Normal">(98,</text:p>
      <text:p text:style-name="Normal">39),</text:p>
      <text:p text:style-name="Normal">(5,</text:p>
      <text:p text:style-name="Normal">40),</text:p>
      <text:p text:style-name="Normal">(6,</text:p>
      <text:p text:style-name="Normal">40),</text:p>
      <text:p text:style-name="Normal">(9,</text:p>
      <text:p text:style-name="Normal">40),</text:p>
      <text:p text:style-name="Normal">(10,</text:p>
      <text:p text:style-name="Normal">40),</text:p>
      <text:p text:style-name="Normal">(11,</text:p>
      <text:p text:style-name="Normal">40),</text:p>
      <text:p text:style-name="Normal">(13,</text:p>
      <text:p text:style-name="Normal">40),</text:p>
      <text:p text:style-name="Normal">(14,</text:p>
      <text:p text:style-name="Normal">40),</text:p>
      <text:p text:style-name="Normal">(18,</text:p>
      <text:p text:style-name="Normal">40),</text:p>
      <text:p text:style-name="Normal">(21,</text:p>
      <text:soft-page-break/>
      <text:p text:style-name="Normal">40),</text:p>
      <text:p text:style-name="Normal">(22,</text:p>
      <text:p text:style-name="Normal">40),</text:p>
      <text:p text:style-name="Normal">(24,</text:p>
      <text:p text:style-name="Normal">40),</text:p>
      <text:p text:style-name="Normal">(26,</text:p>
      <text:p text:style-name="Normal">40),</text:p>
      <text:p text:style-name="Normal">(27,</text:p>
      <text:p text:style-name="Normal">40),</text:p>
      <text:p text:style-name="Normal">(30,</text:p>
      <text:p text:style-name="Normal">40),</text:p>
      <text:p text:style-name="Normal">(35,</text:p>
      <text:p text:style-name="Normal">40),</text:p>
      <text:p text:style-name="Normal">(36,</text:p>
      <text:p text:style-name="Normal">40),</text:p>
      <text:p text:style-name="Normal">(41,</text:p>
      <text:p text:style-name="Normal">40),</text:p>
      <text:p text:style-name="Normal">(46,</text:p>
      <text:p text:style-name="Normal">40),</text:p>
      <text:p text:style-name="Normal">(48,</text:p>
      <text:p text:style-name="Normal">40),</text:p>
      <text:p text:style-name="Normal">(54,</text:p>
      <text:p text:style-name="Normal">40),</text:p>
      <text:p text:style-name="Normal">(57,</text:p>
      <text:p text:style-name="Normal">40),</text:p>
      <text:p text:style-name="Normal">(60,</text:p>
      <text:p text:style-name="Normal">40),</text:p>
      <text:p text:style-name="Normal">(61,</text:p>
      <text:p text:style-name="Normal">40),</text:p>
      <text:p text:style-name="Normal">(62,</text:p>
      <text:p text:style-name="Normal">40),</text:p>
      <text:soft-page-break/>
      <text:p text:style-name="Normal">(66,</text:p>
      <text:p text:style-name="Normal">40),</text:p>
      <text:p text:style-name="Normal">(67,</text:p>
      <text:p text:style-name="Normal">40),</text:p>
      <text:p text:style-name="Normal">(69,</text:p>
      <text:p text:style-name="Normal">40),</text:p>
      <text:p text:style-name="Normal">(70,</text:p>
      <text:p text:style-name="Normal">40),</text:p>
      <text:p text:style-name="Normal">(71,</text:p>
      <text:p text:style-name="Normal">40),</text:p>
      <text:p text:style-name="Normal">(72,</text:p>
      <text:p text:style-name="Normal">40),</text:p>
      <text:p text:style-name="Normal">(75,</text:p>
      <text:p text:style-name="Normal">40),</text:p>
      <text:p text:style-name="Normal">(76,</text:p>
      <text:p text:style-name="Normal">40),</text:p>
      <text:p text:style-name="Normal">(85,</text:p>
      <text:p text:style-name="Normal">40),</text:p>
      <text:p text:style-name="Normal">(91,</text:p>
      <text:p text:style-name="Normal">40),</text:p>
      <text:p text:style-name="Normal">(92,</text:p>
      <text:p text:style-name="Normal">40),</text:p>
      <text:p text:style-name="Normal">(93,</text:p>
      <text:p text:style-name="Normal">40),</text:p>
      <text:p text:style-name="Normal">(99,</text:p>
      <text:p text:style-name="Normal">40),</text:p>
      <text:p text:style-name="Normal">(2,</text:p>
      <text:p text:style-name="Normal">41),</text:p>
      <text:p text:style-name="Normal">(3,</text:p>
      <text:p text:style-name="Normal">41),</text:p>
      <text:p text:style-name="Normal">(5,</text:p>
      <text:soft-page-break/>
      <text:p text:style-name="Normal">41),</text:p>
      <text:p text:style-name="Normal">(6,</text:p>
      <text:p text:style-name="Normal">41),</text:p>
      <text:p text:style-name="Normal">(12,</text:p>
      <text:p text:style-name="Normal">41),</text:p>
      <text:p text:style-name="Normal">(13,</text:p>
      <text:p text:style-name="Normal">41),</text:p>
      <text:p text:style-name="Normal">(14,</text:p>
      <text:p text:style-name="Normal">41),</text:p>
      <text:p text:style-name="Normal">(17,</text:p>
      <text:p text:style-name="Normal">41),</text:p>
      <text:p text:style-name="Normal">(19,</text:p>
      <text:p text:style-name="Normal">41),</text:p>
      <text:p text:style-name="Normal">(21,</text:p>
      <text:p text:style-name="Normal">41),</text:p>
      <text:p text:style-name="Normal">(22,</text:p>
      <text:p text:style-name="Normal">41),</text:p>
      <text:p text:style-name="Normal">(24,</text:p>
      <text:p text:style-name="Normal">41),</text:p>
      <text:p text:style-name="Normal">(32,</text:p>
      <text:p text:style-name="Normal">41),</text:p>
      <text:p text:style-name="Normal">(33,</text:p>
      <text:p text:style-name="Normal">41),</text:p>
      <text:p text:style-name="Normal">(36,</text:p>
      <text:p text:style-name="Normal">41),</text:p>
      <text:p text:style-name="Normal">(37,</text:p>
      <text:p text:style-name="Normal">41),</text:p>
      <text:p text:style-name="Normal">(38,</text:p>
      <text:p text:style-name="Normal">41),</text:p>
      <text:p text:style-name="Normal">(41,</text:p>
      <text:p text:style-name="Normal">41),</text:p>
      <text:soft-page-break/>
      <text:p text:style-name="Normal">(44,</text:p>
      <text:p text:style-name="Normal">41),</text:p>
      <text:p text:style-name="Normal">(54,</text:p>
      <text:p text:style-name="Normal">41),</text:p>
      <text:p text:style-name="Normal">(55,</text:p>
      <text:p text:style-name="Normal">41),</text:p>
      <text:p text:style-name="Normal">(56,</text:p>
      <text:p text:style-name="Normal">41),</text:p>
      <text:p text:style-name="Normal">(57,</text:p>
      <text:p text:style-name="Normal">41),</text:p>
      <text:p text:style-name="Normal">(61,</text:p>
      <text:p text:style-name="Normal">41),</text:p>
      <text:p text:style-name="Normal">(62,</text:p>
      <text:p text:style-name="Normal">41),</text:p>
      <text:p text:style-name="Normal">(65,</text:p>
      <text:p text:style-name="Normal">41),</text:p>
      <text:p text:style-name="Normal">(66,</text:p>
      <text:p text:style-name="Normal">41),</text:p>
      <text:p text:style-name="Normal">(69,</text:p>
      <text:p text:style-name="Normal">41),</text:p>
      <text:p text:style-name="Normal">(70,</text:p>
      <text:p text:style-name="Normal">41),</text:p>
      <text:p text:style-name="Normal">(71,</text:p>
      <text:p text:style-name="Normal">41),</text:p>
      <text:p text:style-name="Normal">(73,</text:p>
      <text:p text:style-name="Normal">41),</text:p>
      <text:p text:style-name="Normal">(75,</text:p>
      <text:p text:style-name="Normal">41),</text:p>
      <text:p text:style-name="Normal">(76,</text:p>
      <text:p text:style-name="Normal">41),</text:p>
      <text:p text:style-name="Normal">(82,</text:p>
      <text:soft-page-break/>
      <text:p text:style-name="Normal">41),</text:p>
      <text:p text:style-name="Normal">(91,</text:p>
      <text:p text:style-name="Normal">41),</text:p>
      <text:p text:style-name="Normal">(94,</text:p>
      <text:p text:style-name="Normal">41),</text:p>
      <text:p text:style-name="Normal">(96,</text:p>
      <text:p text:style-name="Normal">41),</text:p>
      <text:p text:style-name="Normal">(99,</text:p>
      <text:p text:style-name="Normal">41),</text:p>
      <text:p text:style-name="Normal">(4,</text:p>
      <text:p text:style-name="Normal">42),</text:p>
      <text:p text:style-name="Normal">(5,</text:p>
      <text:p text:style-name="Normal">42),</text:p>
      <text:p text:style-name="Normal">(8,</text:p>
      <text:p text:style-name="Normal">42),</text:p>
      <text:p text:style-name="Normal">(10,</text:p>
      <text:p text:style-name="Normal">42),</text:p>
      <text:p text:style-name="Normal">(11,</text:p>
      <text:p text:style-name="Normal">42),</text:p>
      <text:p text:style-name="Normal">(14,</text:p>
      <text:p text:style-name="Normal">42),</text:p>
      <text:p text:style-name="Normal">(18,</text:p>
      <text:p text:style-name="Normal">42),</text:p>
      <text:p text:style-name="Normal">(20,</text:p>
      <text:p text:style-name="Normal">42),</text:p>
      <text:p text:style-name="Normal">(21,</text:p>
      <text:p text:style-name="Normal">42),</text:p>
      <text:p text:style-name="Normal">(24,</text:p>
      <text:p text:style-name="Normal">42),</text:p>
      <text:p text:style-name="Normal">(35,</text:p>
      <text:p text:style-name="Normal">42),</text:p>
      <text:soft-page-break/>
      <text:p text:style-name="Normal">(36,</text:p>
      <text:p text:style-name="Normal">42),</text:p>
      <text:p text:style-name="Normal">(38,</text:p>
      <text:p text:style-name="Normal">42),</text:p>
      <text:p text:style-name="Normal">(39,</text:p>
      <text:p text:style-name="Normal">42),</text:p>
      <text:p text:style-name="Normal">(41,</text:p>
      <text:p text:style-name="Normal">42),</text:p>
      <text:p text:style-name="Normal">(42,</text:p>
      <text:p text:style-name="Normal">42),</text:p>
      <text:p text:style-name="Normal">(43,</text:p>
      <text:p text:style-name="Normal">42),</text:p>
      <text:p text:style-name="Normal">(44,</text:p>
      <text:p text:style-name="Normal">42),</text:p>
      <text:p text:style-name="Normal">(52,</text:p>
      <text:p text:style-name="Normal">42),</text:p>
      <text:p text:style-name="Normal">(54,</text:p>
      <text:p text:style-name="Normal">42),</text:p>
      <text:p text:style-name="Normal">(56,</text:p>
      <text:p text:style-name="Normal">42),</text:p>
      <text:p text:style-name="Normal">(57,</text:p>
      <text:p text:style-name="Normal">42),</text:p>
      <text:p text:style-name="Normal">(62,</text:p>
      <text:p text:style-name="Normal">42),</text:p>
      <text:p text:style-name="Normal">(66,</text:p>
      <text:p text:style-name="Normal">42),</text:p>
      <text:p text:style-name="Normal">(67,</text:p>
      <text:p text:style-name="Normal">42),</text:p>
      <text:p text:style-name="Normal">(69,</text:p>
      <text:p text:style-name="Normal">42),</text:p>
      <text:p text:style-name="Normal">(70,</text:p>
      <text:soft-page-break/>
      <text:p text:style-name="Normal">42),</text:p>
      <text:p text:style-name="Normal">(71,</text:p>
      <text:p text:style-name="Normal">42),</text:p>
      <text:p text:style-name="Normal">(73,</text:p>
      <text:p text:style-name="Normal">42),</text:p>
      <text:p text:style-name="Normal">(75,</text:p>
      <text:p text:style-name="Normal">42),</text:p>
      <text:p text:style-name="Normal">(76,</text:p>
      <text:p text:style-name="Normal">42),</text:p>
      <text:p text:style-name="Normal">(82,</text:p>
      <text:p text:style-name="Normal">42),</text:p>
      <text:p text:style-name="Normal">(87,</text:p>
      <text:p text:style-name="Normal">42),</text:p>
      <text:p text:style-name="Normal">(91,</text:p>
      <text:p text:style-name="Normal">42),</text:p>
      <text:p text:style-name="Normal">(96,</text:p>
      <text:p text:style-name="Normal">42),</text:p>
      <text:p text:style-name="Normal">(97,</text:p>
      <text:p text:style-name="Normal">42),</text:p>
      <text:p text:style-name="Normal">(100,</text:p>
      <text:p text:style-name="Normal">42),</text:p>
      <text:p text:style-name="Normal">(2,</text:p>
      <text:p text:style-name="Normal">43),</text:p>
      <text:p text:style-name="Normal">(4,</text:p>
      <text:p text:style-name="Normal">43),</text:p>
      <text:p text:style-name="Normal">(5,</text:p>
      <text:p text:style-name="Normal">43),</text:p>
      <text:p text:style-name="Normal">(6,</text:p>
      <text:p text:style-name="Normal">43),</text:p>
      <text:p text:style-name="Normal">(12,</text:p>
      <text:p text:style-name="Normal">43),</text:p>
      <text:soft-page-break/>
      <text:p text:style-name="Normal">(13,</text:p>
      <text:p text:style-name="Normal">43),</text:p>
      <text:p text:style-name="Normal">(14,</text:p>
      <text:p text:style-name="Normal">43),</text:p>
      <text:p text:style-name="Normal">(15,</text:p>
      <text:p text:style-name="Normal">43),</text:p>
      <text:p text:style-name="Normal">(16,</text:p>
      <text:p text:style-name="Normal">43),</text:p>
      <text:p text:style-name="Normal">(21,</text:p>
      <text:p text:style-name="Normal">43),</text:p>
      <text:p text:style-name="Normal">(22,</text:p>
      <text:p text:style-name="Normal">43),</text:p>
      <text:p text:style-name="Normal">(24,</text:p>
      <text:p text:style-name="Normal">43),</text:p>
      <text:p text:style-name="Normal">(31,</text:p>
      <text:p text:style-name="Normal">43),</text:p>
      <text:p text:style-name="Normal">(36,</text:p>
      <text:p text:style-name="Normal">43),</text:p>
      <text:p text:style-name="Normal">(38,</text:p>
      <text:p text:style-name="Normal">43),</text:p>
      <text:p text:style-name="Normal">(39,</text:p>
      <text:p text:style-name="Normal">43),</text:p>
      <text:p text:style-name="Normal">(40,</text:p>
      <text:p text:style-name="Normal">43),</text:p>
      <text:p text:style-name="Normal">(41,</text:p>
      <text:p text:style-name="Normal">43),</text:p>
      <text:p text:style-name="Normal">(42,</text:p>
      <text:p text:style-name="Normal">43),</text:p>
      <text:p text:style-name="Normal">(43,</text:p>
      <text:p text:style-name="Normal">43),</text:p>
      <text:p text:style-name="Normal">(46,</text:p>
      <text:soft-page-break/>
      <text:p text:style-name="Normal">43),</text:p>
      <text:p text:style-name="Normal">(50,</text:p>
      <text:p text:style-name="Normal">43),</text:p>
      <text:p text:style-name="Normal">(54,</text:p>
      <text:p text:style-name="Normal">43),</text:p>
      <text:p text:style-name="Normal">(55,</text:p>
      <text:p text:style-name="Normal">43),</text:p>
      <text:p text:style-name="Normal">(57,</text:p>
      <text:p text:style-name="Normal">43),</text:p>
      <text:p text:style-name="Normal">(66,</text:p>
      <text:p text:style-name="Normal">43),</text:p>
      <text:p text:style-name="Normal">(69,</text:p>
      <text:p text:style-name="Normal">43),</text:p>
      <text:p text:style-name="Normal">(71,</text:p>
      <text:p text:style-name="Normal">43),</text:p>
      <text:p text:style-name="Normal">(75,</text:p>
      <text:p text:style-name="Normal">43),</text:p>
      <text:p text:style-name="Normal">(76,</text:p>
      <text:p text:style-name="Normal">43),</text:p>
      <text:p text:style-name="Normal">(78,</text:p>
      <text:p text:style-name="Normal">43),</text:p>
      <text:p text:style-name="Normal">(79,</text:p>
      <text:p text:style-name="Normal">43),</text:p>
      <text:p text:style-name="Normal">(82,</text:p>
      <text:p text:style-name="Normal">43),</text:p>
      <text:p text:style-name="Normal">(85,</text:p>
      <text:p text:style-name="Normal">43),</text:p>
      <text:p text:style-name="Normal">(91,</text:p>
      <text:p text:style-name="Normal">43),</text:p>
      <text:p text:style-name="Normal">(92,</text:p>
      <text:p text:style-name="Normal">43),</text:p>
      <text:soft-page-break/>
      <text:p text:style-name="Normal">(99,</text:p>
      <text:p text:style-name="Normal">43),</text:p>
      <text:p text:style-name="Normal">(5,</text:p>
      <text:p text:style-name="Normal">44),</text:p>
      <text:p text:style-name="Normal">(10,</text:p>
      <text:p text:style-name="Normal">44),</text:p>
      <text:p text:style-name="Normal">(14,</text:p>
      <text:p text:style-name="Normal">44),</text:p>
      <text:p text:style-name="Normal">(16,</text:p>
      <text:p text:style-name="Normal">44),</text:p>
      <text:p text:style-name="Normal">(18,</text:p>
      <text:p text:style-name="Normal">44),</text:p>
      <text:p text:style-name="Normal">(21,</text:p>
      <text:p text:style-name="Normal">44),</text:p>
      <text:p text:style-name="Normal">(24,</text:p>
      <text:p text:style-name="Normal">44),</text:p>
      <text:p text:style-name="Normal">(28,</text:p>
      <text:p text:style-name="Normal">44),</text:p>
      <text:p text:style-name="Normal">(30,</text:p>
      <text:p text:style-name="Normal">44),</text:p>
      <text:p text:style-name="Normal">(31,</text:p>
      <text:p text:style-name="Normal">44),</text:p>
      <text:p text:style-name="Normal">(36,</text:p>
      <text:p text:style-name="Normal">44),</text:p>
      <text:p text:style-name="Normal">(37,</text:p>
      <text:p text:style-name="Normal">44),</text:p>
      <text:p text:style-name="Normal">(39,</text:p>
      <text:p text:style-name="Normal">44),</text:p>
      <text:p text:style-name="Normal">(41,</text:p>
      <text:p text:style-name="Normal">44),</text:p>
      <text:p text:style-name="Normal">(44,</text:p>
      <text:soft-page-break/>
      <text:p text:style-name="Normal">44),</text:p>
      <text:p text:style-name="Normal">(46,</text:p>
      <text:p text:style-name="Normal">44),</text:p>
      <text:p text:style-name="Normal">(47,</text:p>
      <text:p text:style-name="Normal">44),</text:p>
      <text:p text:style-name="Normal">(50,</text:p>
      <text:p text:style-name="Normal">44),</text:p>
      <text:p text:style-name="Normal">(52,</text:p>
      <text:p text:style-name="Normal">44),</text:p>
      <text:p text:style-name="Normal">(54,</text:p>
      <text:p text:style-name="Normal">44),</text:p>
      <text:p text:style-name="Normal">(57,</text:p>
      <text:p text:style-name="Normal">44),</text:p>
      <text:p text:style-name="Normal">(62,</text:p>
      <text:p text:style-name="Normal">44),</text:p>
      <text:p text:style-name="Normal">(66,</text:p>
      <text:p text:style-name="Normal">44),</text:p>
      <text:p text:style-name="Normal">(67,</text:p>
      <text:p text:style-name="Normal">44),</text:p>
      <text:p text:style-name="Normal">(71,</text:p>
      <text:p text:style-name="Normal">44),</text:p>
      <text:p text:style-name="Normal">(73,</text:p>
      <text:p text:style-name="Normal">44),</text:p>
      <text:p text:style-name="Normal">(75,</text:p>
      <text:p text:style-name="Normal">44),</text:p>
      <text:p text:style-name="Normal">(76,</text:p>
      <text:p text:style-name="Normal">44),</text:p>
      <text:p text:style-name="Normal">(78,</text:p>
      <text:p text:style-name="Normal">44),</text:p>
      <text:p text:style-name="Normal">(79,</text:p>
      <text:p text:style-name="Normal">44),</text:p>
      <text:soft-page-break/>
      <text:p text:style-name="Normal">(82,</text:p>
      <text:p text:style-name="Normal">44),</text:p>
      <text:p text:style-name="Normal">(85,</text:p>
      <text:p text:style-name="Normal">44),</text:p>
      <text:p text:style-name="Normal">(91,</text:p>
      <text:p text:style-name="Normal">44),</text:p>
      <text:p text:style-name="Normal">(92,</text:p>
      <text:p text:style-name="Normal">44),</text:p>
      <text:p text:style-name="Normal">(93,</text:p>
      <text:p text:style-name="Normal">44),</text:p>
      <text:p text:style-name="Normal">(94,</text:p>
      <text:p text:style-name="Normal">44),</text:p>
      <text:p text:style-name="Normal">(95,</text:p>
      <text:p text:style-name="Normal">44),</text:p>
      <text:p text:style-name="Normal">(97,</text:p>
      <text:p text:style-name="Normal">44),</text:p>
      <text:p text:style-name="Normal">(100,</text:p>
      <text:p text:style-name="Normal">44),</text:p>
      <text:p text:style-name="Normal">(2,</text:p>
      <text:p text:style-name="Normal">45),</text:p>
      <text:p text:style-name="Normal">(5,</text:p>
      <text:p text:style-name="Normal">45),</text:p>
      <text:p text:style-name="Normal">(6,</text:p>
      <text:p text:style-name="Normal">45),</text:p>
      <text:p text:style-name="Normal">(8,</text:p>
      <text:p text:style-name="Normal">45),</text:p>
      <text:p text:style-name="Normal">(9,</text:p>
      <text:p text:style-name="Normal">45),</text:p>
      <text:p text:style-name="Normal">(11,</text:p>
      <text:p text:style-name="Normal">45),</text:p>
      <text:p text:style-name="Normal">(12,</text:p>
      <text:soft-page-break/>
      <text:p text:style-name="Normal">45),</text:p>
      <text:p text:style-name="Normal">(14,</text:p>
      <text:p text:style-name="Normal">45),</text:p>
      <text:p text:style-name="Normal">(16,</text:p>
      <text:p text:style-name="Normal">45),</text:p>
      <text:p text:style-name="Normal">(20,</text:p>
      <text:p text:style-name="Normal">45),</text:p>
      <text:p text:style-name="Normal">(21,</text:p>
      <text:p text:style-name="Normal">45),</text:p>
      <text:p text:style-name="Normal">(24,</text:p>
      <text:p text:style-name="Normal">45),</text:p>
      <text:p text:style-name="Normal">(26,</text:p>
      <text:p text:style-name="Normal">45),</text:p>
      <text:p text:style-name="Normal">(35,</text:p>
      <text:p text:style-name="Normal">45),</text:p>
      <text:p text:style-name="Normal">(36,</text:p>
      <text:p text:style-name="Normal">45),</text:p>
      <text:p text:style-name="Normal">(40,</text:p>
      <text:p text:style-name="Normal">45),</text:p>
      <text:p text:style-name="Normal">(41,</text:p>
      <text:p text:style-name="Normal">45),</text:p>
      <text:p text:style-name="Normal">(44,</text:p>
      <text:p text:style-name="Normal">45),</text:p>
      <text:p text:style-name="Normal">(47,</text:p>
      <text:p text:style-name="Normal">45),</text:p>
      <text:p text:style-name="Normal">(48,</text:p>
      <text:p text:style-name="Normal">45),</text:p>
      <text:p text:style-name="Normal">(54,</text:p>
      <text:p text:style-name="Normal">45),</text:p>
      <text:p text:style-name="Normal">(57,</text:p>
      <text:p text:style-name="Normal">45),</text:p>
      <text:soft-page-break/>
      <text:p text:style-name="Normal">(66,</text:p>
      <text:p text:style-name="Normal">45),</text:p>
      <text:p text:style-name="Normal">(67,</text:p>
      <text:p text:style-name="Normal">45),</text:p>
      <text:p text:style-name="Normal">(71,</text:p>
      <text:p text:style-name="Normal">45),</text:p>
      <text:p text:style-name="Normal">(72,</text:p>
      <text:p text:style-name="Normal">45),</text:p>
      <text:p text:style-name="Normal">(73,</text:p>
      <text:p text:style-name="Normal">45),</text:p>
      <text:p text:style-name="Normal">(75,</text:p>
      <text:p text:style-name="Normal">45),</text:p>
      <text:p text:style-name="Normal">(76,</text:p>
      <text:p text:style-name="Normal">45),</text:p>
      <text:p text:style-name="Normal">(79,</text:p>
      <text:p text:style-name="Normal">45),</text:p>
      <text:p text:style-name="Normal">(84,</text:p>
      <text:p text:style-name="Normal">45),</text:p>
      <text:p text:style-name="Normal">(87,</text:p>
      <text:p text:style-name="Normal">45),</text:p>
      <text:p text:style-name="Normal">(91,</text:p>
      <text:p text:style-name="Normal">45),</text:p>
      <text:p text:style-name="Normal">(93,</text:p>
      <text:p text:style-name="Normal">45),</text:p>
      <text:p text:style-name="Normal">(4,</text:p>
      <text:p text:style-name="Normal">46),</text:p>
      <text:p text:style-name="Normal">(5,</text:p>
      <text:p text:style-name="Normal">46),</text:p>
      <text:p text:style-name="Normal">(12,</text:p>
      <text:p text:style-name="Normal">46),</text:p>
      <text:p text:style-name="Normal">(14,</text:p>
      <text:soft-page-break/>
      <text:p text:style-name="Normal">46),</text:p>
      <text:p text:style-name="Normal">(15,</text:p>
      <text:p text:style-name="Normal">46),</text:p>
      <text:p text:style-name="Normal">(17,</text:p>
      <text:p text:style-name="Normal">46),</text:p>
      <text:p text:style-name="Normal">(21,</text:p>
      <text:p text:style-name="Normal">46),</text:p>
      <text:p text:style-name="Normal">(22,</text:p>
      <text:p text:style-name="Normal">46),</text:p>
      <text:p text:style-name="Normal">(24,</text:p>
      <text:p text:style-name="Normal">46),</text:p>
      <text:p text:style-name="Normal">(26,</text:p>
      <text:p text:style-name="Normal">46),</text:p>
      <text:p text:style-name="Normal">(27,</text:p>
      <text:p text:style-name="Normal">46),</text:p>
      <text:p text:style-name="Normal">(28,</text:p>
      <text:p text:style-name="Normal">46),</text:p>
      <text:p text:style-name="Normal">(35,</text:p>
      <text:p text:style-name="Normal">46),</text:p>
      <text:p text:style-name="Normal">(36,</text:p>
      <text:p text:style-name="Normal">46),</text:p>
      <text:p text:style-name="Normal">(41,</text:p>
      <text:p text:style-name="Normal">46),</text:p>
      <text:p text:style-name="Normal">(42,</text:p>
      <text:p text:style-name="Normal">46),</text:p>
      <text:p text:style-name="Normal">(46,</text:p>
      <text:p text:style-name="Normal">46),</text:p>
      <text:p text:style-name="Normal">(50,</text:p>
      <text:p text:style-name="Normal">46),</text:p>
      <text:p text:style-name="Normal">(54,</text:p>
      <text:p text:style-name="Normal">46),</text:p>
      <text:soft-page-break/>
      <text:p text:style-name="Normal">(56,</text:p>
      <text:p text:style-name="Normal">46),</text:p>
      <text:p text:style-name="Normal">(57,</text:p>
      <text:p text:style-name="Normal">46),</text:p>
      <text:p text:style-name="Normal">(60,</text:p>
      <text:p text:style-name="Normal">46),</text:p>
      <text:p text:style-name="Normal">(62,</text:p>
      <text:p text:style-name="Normal">46),</text:p>
      <text:p text:style-name="Normal">(63,</text:p>
      <text:p text:style-name="Normal">46),</text:p>
      <text:p text:style-name="Normal">(65,</text:p>
      <text:p text:style-name="Normal">46),</text:p>
      <text:p text:style-name="Normal">(66,</text:p>
      <text:p text:style-name="Normal">46),</text:p>
      <text:p text:style-name="Normal">(71,</text:p>
      <text:p text:style-name="Normal">46),</text:p>
      <text:p text:style-name="Normal">(73,</text:p>
      <text:p text:style-name="Normal">46),</text:p>
      <text:p text:style-name="Normal">(75,</text:p>
      <text:p text:style-name="Normal">46),</text:p>
      <text:p text:style-name="Normal">(76,</text:p>
      <text:p text:style-name="Normal">46),</text:p>
      <text:p text:style-name="Normal">(85,</text:p>
      <text:p text:style-name="Normal">46),</text:p>
      <text:p text:style-name="Normal">(91,</text:p>
      <text:p text:style-name="Normal">46),</text:p>
      <text:p text:style-name="Normal">(98,</text:p>
      <text:p text:style-name="Normal">46),</text:p>
      <text:p text:style-name="Normal">(100,</text:p>
      <text:p text:style-name="Normal">46),</text:p>
      <text:p text:style-name="Normal">(4,</text:p>
      <text:soft-page-break/>
      <text:p text:style-name="Normal">47),</text:p>
      <text:p text:style-name="Normal">(5,</text:p>
      <text:p text:style-name="Normal">47),</text:p>
      <text:p text:style-name="Normal">(6,</text:p>
      <text:p text:style-name="Normal">47),</text:p>
      <text:p text:style-name="Normal">(9,</text:p>
      <text:p text:style-name="Normal">47),</text:p>
      <text:p text:style-name="Normal">(13,</text:p>
      <text:p text:style-name="Normal">47),</text:p>
      <text:p text:style-name="Normal">(14,</text:p>
      <text:p text:style-name="Normal">47),</text:p>
      <text:p text:style-name="Normal">(18,</text:p>
      <text:p text:style-name="Normal">47),</text:p>
      <text:p text:style-name="Normal">(20,</text:p>
      <text:p text:style-name="Normal">47),</text:p>
      <text:p text:style-name="Normal">(21,</text:p>
      <text:p text:style-name="Normal">47),</text:p>
      <text:p text:style-name="Normal">(24,</text:p>
      <text:p text:style-name="Normal">47),</text:p>
      <text:p text:style-name="Normal">(33,</text:p>
      <text:p text:style-name="Normal">47),</text:p>
      <text:p text:style-name="Normal">(36,</text:p>
      <text:p text:style-name="Normal">47),</text:p>
      <text:p text:style-name="Normal">(41,</text:p>
      <text:p text:style-name="Normal">47),</text:p>
      <text:p text:style-name="Normal">(42,</text:p>
      <text:p text:style-name="Normal">47),</text:p>
      <text:p text:style-name="Normal">(54,</text:p>
      <text:p text:style-name="Normal">47),</text:p>
      <text:p text:style-name="Normal">(57,</text:p>
      <text:p text:style-name="Normal">47),</text:p>
      <text:soft-page-break/>
      <text:p text:style-name="Normal">(65,</text:p>
      <text:p text:style-name="Normal">47),</text:p>
      <text:p text:style-name="Normal">(66,</text:p>
      <text:p text:style-name="Normal">47),</text:p>
      <text:p text:style-name="Normal">(67,</text:p>
      <text:p text:style-name="Normal">47),</text:p>
      <text:p text:style-name="Normal">(70,</text:p>
      <text:p text:style-name="Normal">47),</text:p>
      <text:p text:style-name="Normal">(71,</text:p>
      <text:p text:style-name="Normal">47),</text:p>
      <text:p text:style-name="Normal">(73,</text:p>
      <text:p text:style-name="Normal">47),</text:p>
      <text:p text:style-name="Normal">(75,</text:p>
      <text:p text:style-name="Normal">47),</text:p>
      <text:p text:style-name="Normal">(76,</text:p>
      <text:p text:style-name="Normal">47),</text:p>
      <text:p text:style-name="Normal">(79,</text:p>
      <text:p text:style-name="Normal">47),</text:p>
      <text:p text:style-name="Normal">(85,</text:p>
      <text:p text:style-name="Normal">47),</text:p>
      <text:p text:style-name="Normal">(91,</text:p>
      <text:p text:style-name="Normal">47),</text:p>
      <text:p text:style-name="Normal">(92,</text:p>
      <text:p text:style-name="Normal">47),</text:p>
      <text:p text:style-name="Normal">(96,</text:p>
      <text:p text:style-name="Normal">47),</text:p>
      <text:p text:style-name="Normal">(100,</text:p>
      <text:p text:style-name="Normal">47),</text:p>
      <text:p text:style-name="Normal">(2,</text:p>
      <text:p text:style-name="Normal">48),</text:p>
      <text:p text:style-name="Normal">(4,</text:p>
      <text:soft-page-break/>
      <text:p text:style-name="Normal">48),</text:p>
      <text:p text:style-name="Normal">(5,</text:p>
      <text:p text:style-name="Normal">48),</text:p>
      <text:p text:style-name="Normal">(9,</text:p>
      <text:p text:style-name="Normal">48),</text:p>
      <text:p text:style-name="Normal">(11,</text:p>
      <text:p text:style-name="Normal">48),</text:p>
      <text:p text:style-name="Normal">(12,</text:p>
      <text:p text:style-name="Normal">48),</text:p>
      <text:p text:style-name="Normal">(14,</text:p>
      <text:p text:style-name="Normal">48),</text:p>
      <text:p text:style-name="Normal">(20,</text:p>
      <text:p text:style-name="Normal">48),</text:p>
      <text:p text:style-name="Normal">(21,</text:p>
      <text:p text:style-name="Normal">48),</text:p>
      <text:p text:style-name="Normal">(24,</text:p>
      <text:p text:style-name="Normal">48),</text:p>
      <text:p text:style-name="Normal">(31,</text:p>
      <text:p text:style-name="Normal">48),</text:p>
      <text:p text:style-name="Normal">(33,</text:p>
      <text:p text:style-name="Normal">48),</text:p>
      <text:p text:style-name="Normal">(36,</text:p>
      <text:p text:style-name="Normal">48),</text:p>
      <text:p text:style-name="Normal">(37,</text:p>
      <text:p text:style-name="Normal">48),</text:p>
      <text:p text:style-name="Normal">(41,</text:p>
      <text:p text:style-name="Normal">48),</text:p>
      <text:p text:style-name="Normal">(43,</text:p>
      <text:p text:style-name="Normal">48),</text:p>
      <text:p text:style-name="Normal">(47,</text:p>
      <text:p text:style-name="Normal">48),</text:p>
      <text:soft-page-break/>
      <text:p text:style-name="Normal">(54,</text:p>
      <text:p text:style-name="Normal">48),</text:p>
      <text:p text:style-name="Normal">(55,</text:p>
      <text:p text:style-name="Normal">48),</text:p>
      <text:p text:style-name="Normal">(56,</text:p>
      <text:p text:style-name="Normal">48),</text:p>
      <text:p text:style-name="Normal">(57,</text:p>
      <text:p text:style-name="Normal">48),</text:p>
      <text:p text:style-name="Normal">(61,</text:p>
      <text:p text:style-name="Normal">48),</text:p>
      <text:p text:style-name="Normal">(62,</text:p>
      <text:p text:style-name="Normal">48),</text:p>
      <text:p text:style-name="Normal">(63,</text:p>
      <text:p text:style-name="Normal">48),</text:p>
      <text:p text:style-name="Normal">(65,</text:p>
      <text:p text:style-name="Normal">48),</text:p>
      <text:p text:style-name="Normal">(66,</text:p>
      <text:p text:style-name="Normal">48),</text:p>
      <text:p text:style-name="Normal">(71,</text:p>
      <text:p text:style-name="Normal">48),</text:p>
      <text:p text:style-name="Normal">(75,</text:p>
      <text:p text:style-name="Normal">48),</text:p>
      <text:p text:style-name="Normal">(76,</text:p>
      <text:p text:style-name="Normal">48),</text:p>
      <text:p text:style-name="Normal">(84,</text:p>
      <text:p text:style-name="Normal">48),</text:p>
      <text:p text:style-name="Normal">(91,</text:p>
      <text:p text:style-name="Normal">48),</text:p>
      <text:p text:style-name="Normal">(92,</text:p>
      <text:p text:style-name="Normal">48),</text:p>
      <text:p text:style-name="Normal">(93,</text:p>
      <text:soft-page-break/>
      <text:p text:style-name="Normal">48),</text:p>
      <text:p text:style-name="Normal">(94,</text:p>
      <text:p text:style-name="Normal">48),</text:p>
      <text:p text:style-name="Normal">(100,</text:p>
      <text:p text:style-name="Normal">48),</text:p>
      <text:p text:style-name="Normal">(2,</text:p>
      <text:p text:style-name="Normal">49),</text:p>
      <text:p text:style-name="Normal">(3,</text:p>
      <text:p text:style-name="Normal">49),</text:p>
      <text:p text:style-name="Normal">(4,</text:p>
      <text:p text:style-name="Normal">49),</text:p>
      <text:p text:style-name="Normal">(5,</text:p>
      <text:p text:style-name="Normal">49),</text:p>
      <text:p text:style-name="Normal">(11,</text:p>
      <text:p text:style-name="Normal">49),</text:p>
      <text:p text:style-name="Normal">(12,</text:p>
      <text:p text:style-name="Normal">49),</text:p>
      <text:p text:style-name="Normal">(14,</text:p>
      <text:p text:style-name="Normal">49),</text:p>
      <text:p text:style-name="Normal">(15,</text:p>
      <text:p text:style-name="Normal">49),</text:p>
      <text:p text:style-name="Normal">(16,</text:p>
      <text:p text:style-name="Normal">49),</text:p>
      <text:p text:style-name="Normal">(17,</text:p>
      <text:p text:style-name="Normal">49),</text:p>
      <text:p text:style-name="Normal">(18,</text:p>
      <text:p text:style-name="Normal">49),</text:p>
      <text:p text:style-name="Normal">(21,</text:p>
      <text:p text:style-name="Normal">49),</text:p>
      <text:p text:style-name="Normal">(24,</text:p>
      <text:p text:style-name="Normal">49),</text:p>
      <text:soft-page-break/>
      <text:p text:style-name="Normal">(30,</text:p>
      <text:p text:style-name="Normal">49),</text:p>
      <text:p text:style-name="Normal">(33,</text:p>
      <text:p text:style-name="Normal">49),</text:p>
      <text:p text:style-name="Normal">(36,</text:p>
      <text:p text:style-name="Normal">49),</text:p>
      <text:p text:style-name="Normal">(38,</text:p>
      <text:p text:style-name="Normal">49),</text:p>
      <text:p text:style-name="Normal">(40,</text:p>
      <text:p text:style-name="Normal">49),</text:p>
      <text:p text:style-name="Normal">(41,</text:p>
      <text:p text:style-name="Normal">49),</text:p>
      <text:p text:style-name="Normal">(47,</text:p>
      <text:p text:style-name="Normal">49),</text:p>
      <text:p text:style-name="Normal">(50,</text:p>
      <text:p text:style-name="Normal">49),</text:p>
      <text:p text:style-name="Normal">(54,</text:p>
      <text:p text:style-name="Normal">49),</text:p>
      <text:p text:style-name="Normal">(57,</text:p>
      <text:p text:style-name="Normal">49),</text:p>
      <text:p text:style-name="Normal">(66,</text:p>
      <text:p text:style-name="Normal">49),</text:p>
      <text:p text:style-name="Normal">(69,</text:p>
      <text:p text:style-name="Normal">49),</text:p>
      <text:p text:style-name="Normal">(70,</text:p>
      <text:p text:style-name="Normal">49),</text:p>
      <text:p text:style-name="Normal">(71,</text:p>
      <text:p text:style-name="Normal">49),</text:p>
      <text:p text:style-name="Normal">(73,</text:p>
      <text:p text:style-name="Normal">49),</text:p>
      <text:p text:style-name="Normal">(75,</text:p>
      <text:soft-page-break/>
      <text:p text:style-name="Normal">49),</text:p>
      <text:p text:style-name="Normal">(76,</text:p>
      <text:p text:style-name="Normal">49),</text:p>
      <text:p text:style-name="Normal">(85,</text:p>
      <text:p text:style-name="Normal">49),</text:p>
      <text:p text:style-name="Normal">(87,</text:p>
      <text:p text:style-name="Normal">49),</text:p>
      <text:p text:style-name="Normal">(91,</text:p>
      <text:p text:style-name="Normal">49),</text:p>
      <text:p text:style-name="Normal">(92,</text:p>
      <text:p text:style-name="Normal">49),</text:p>
      <text:p text:style-name="Normal">(93,</text:p>
      <text:p text:style-name="Normal">49),</text:p>
      <text:p text:style-name="Normal">(94,</text:p>
      <text:p text:style-name="Normal">49),</text:p>
      <text:p text:style-name="Normal">(96,</text:p>
      <text:p text:style-name="Normal">49),</text:p>
      <text:p text:style-name="Normal">(2,</text:p>
      <text:p text:style-name="Normal">50),</text:p>
      <text:p text:style-name="Normal">(5,</text:p>
      <text:p text:style-name="Normal">50),</text:p>
      <text:p text:style-name="Normal">(6,</text:p>
      <text:p text:style-name="Normal">50),</text:p>
      <text:p text:style-name="Normal">(8,</text:p>
      <text:p text:style-name="Normal">50),</text:p>
      <text:p text:style-name="Normal">(12,</text:p>
      <text:p text:style-name="Normal">50),</text:p>
      <text:p text:style-name="Normal">(14,</text:p>
      <text:p text:style-name="Normal">50),</text:p>
      <text:p text:style-name="Normal">(19,</text:p>
      <text:p text:style-name="Normal">50),</text:p>
      <text:soft-page-break/>
      <text:p text:style-name="Normal">(21,</text:p>
      <text:p text:style-name="Normal">50),</text:p>
      <text:p text:style-name="Normal">(24,</text:p>
      <text:p text:style-name="Normal">50),</text:p>
      <text:p text:style-name="Normal">(26,</text:p>
      <text:p text:style-name="Normal">50),</text:p>
      <text:p text:style-name="Normal">(36,</text:p>
      <text:p text:style-name="Normal">50),</text:p>
      <text:p text:style-name="Normal">(41,</text:p>
      <text:p text:style-name="Normal">50),</text:p>
      <text:p text:style-name="Normal">(42,</text:p>
      <text:p text:style-name="Normal">50),</text:p>
      <text:p text:style-name="Normal">(47,</text:p>
      <text:p text:style-name="Normal">50),</text:p>
      <text:p text:style-name="Normal">(50,</text:p>
      <text:p text:style-name="Normal">50),</text:p>
      <text:p text:style-name="Normal">(52,</text:p>
      <text:p text:style-name="Normal">50),</text:p>
      <text:p text:style-name="Normal">(54,</text:p>
      <text:p text:style-name="Normal">50),</text:p>
      <text:p text:style-name="Normal">(57,</text:p>
      <text:p text:style-name="Normal">50),</text:p>
      <text:p text:style-name="Normal">(66,</text:p>
      <text:p text:style-name="Normal">50),</text:p>
      <text:p text:style-name="Normal">(71,</text:p>
      <text:p text:style-name="Normal">50),</text:p>
      <text:p text:style-name="Normal">(72,</text:p>
      <text:p text:style-name="Normal">50),</text:p>
      <text:p text:style-name="Normal">(75,</text:p>
      <text:p text:style-name="Normal">50),</text:p>
      <text:p text:style-name="Normal">(76,</text:p>
      <text:soft-page-break/>
      <text:p text:style-name="Normal">50),</text:p>
      <text:p text:style-name="Normal">(85,</text:p>
      <text:p text:style-name="Normal">50),</text:p>
      <text:p text:style-name="Normal">(91,</text:p>
      <text:p text:style-name="Normal">50),</text:p>
      <text:p text:style-name="Normal">(92,</text:p>
      <text:p text:style-name="Normal">50),</text:p>
      <text:p text:style-name="Normal">(99,</text:p>
      <text:p text:style-name="Normal">50),</text:p>
      <text:p text:style-name="Normal">(5,</text:p>
      <text:p text:style-name="Normal">51),</text:p>
      <text:p text:style-name="Normal">(9,</text:p>
      <text:p text:style-name="Normal">51),</text:p>
      <text:p text:style-name="Normal">(11,</text:p>
      <text:p text:style-name="Normal">51),</text:p>
      <text:p text:style-name="Normal">(14,</text:p>
      <text:p text:style-name="Normal">51),</text:p>
      <text:p text:style-name="Normal">(21,</text:p>
      <text:p text:style-name="Normal">51),</text:p>
      <text:p text:style-name="Normal">(22,</text:p>
      <text:p text:style-name="Normal">51),</text:p>
      <text:p text:style-name="Normal">(24,</text:p>
      <text:p text:style-name="Normal">51),</text:p>
      <text:p text:style-name="Normal">(28,</text:p>
      <text:p text:style-name="Normal">51),</text:p>
      <text:p text:style-name="Normal">(35,</text:p>
      <text:p text:style-name="Normal">51),</text:p>
      <text:p text:style-name="Normal">(36,</text:p>
      <text:p text:style-name="Normal">51),</text:p>
      <text:p text:style-name="Normal">(37,</text:p>
      <text:p text:style-name="Normal">51),</text:p>
      <text:soft-page-break/>
      <text:p text:style-name="Normal">(39,</text:p>
      <text:p text:style-name="Normal">51),</text:p>
      <text:p text:style-name="Normal">(41,</text:p>
      <text:p text:style-name="Normal">51),</text:p>
      <text:p text:style-name="Normal">(54,</text:p>
      <text:p text:style-name="Normal">51),</text:p>
      <text:p text:style-name="Normal">(57,</text:p>
      <text:p text:style-name="Normal">51),</text:p>
      <text:p text:style-name="Normal">(62,</text:p>
      <text:p text:style-name="Normal">51),</text:p>
      <text:p text:style-name="Normal">(65,</text:p>
      <text:p text:style-name="Normal">51),</text:p>
      <text:p text:style-name="Normal">(66,</text:p>
      <text:p text:style-name="Normal">51),</text:p>
      <text:p text:style-name="Normal">(69,</text:p>
      <text:p text:style-name="Normal">51),</text:p>
      <text:p text:style-name="Normal">(70,</text:p>
      <text:p text:style-name="Normal">51),</text:p>
      <text:p text:style-name="Normal">(71,</text:p>
      <text:p text:style-name="Normal">51),</text:p>
      <text:p text:style-name="Normal">(72,</text:p>
      <text:p text:style-name="Normal">51),</text:p>
      <text:p text:style-name="Normal">(75,</text:p>
      <text:p text:style-name="Normal">51),</text:p>
      <text:p text:style-name="Normal">(76,</text:p>
      <text:p text:style-name="Normal">51),</text:p>
      <text:p text:style-name="Normal">(78,</text:p>
      <text:p text:style-name="Normal">51),</text:p>
      <text:p text:style-name="Normal">(84,</text:p>
      <text:p text:style-name="Normal">51),</text:p>
      <text:p text:style-name="Normal">(87,</text:p>
      <text:soft-page-break/>
      <text:p text:style-name="Normal">51),</text:p>
      <text:p text:style-name="Normal">(91,</text:p>
      <text:p text:style-name="Normal">51),</text:p>
      <text:p text:style-name="Normal">(94,</text:p>
      <text:p text:style-name="Normal">51),</text:p>
      <text:p text:style-name="Normal">(2,</text:p>
      <text:p text:style-name="Normal">52),</text:p>
      <text:p text:style-name="Normal">(3,</text:p>
      <text:p text:style-name="Normal">52),</text:p>
      <text:p text:style-name="Normal">(5,</text:p>
      <text:p text:style-name="Normal">52),</text:p>
      <text:p text:style-name="Normal">(11,</text:p>
      <text:p text:style-name="Normal">52),</text:p>
      <text:p text:style-name="Normal">(13,</text:p>
      <text:p text:style-name="Normal">52),</text:p>
      <text:p text:style-name="Normal">(14,</text:p>
      <text:p text:style-name="Normal">52),</text:p>
      <text:p text:style-name="Normal">(15,</text:p>
      <text:p text:style-name="Normal">52),</text:p>
      <text:p text:style-name="Normal">(17,</text:p>
      <text:p text:style-name="Normal">52),</text:p>
      <text:p text:style-name="Normal">(18,</text:p>
      <text:p text:style-name="Normal">52),</text:p>
      <text:p text:style-name="Normal">(21,</text:p>
      <text:p text:style-name="Normal">52),</text:p>
      <text:p text:style-name="Normal">(24,</text:p>
      <text:p text:style-name="Normal">52),</text:p>
      <text:p text:style-name="Normal">(27,</text:p>
      <text:p text:style-name="Normal">52),</text:p>
      <text:p text:style-name="Normal">(28,</text:p>
      <text:p text:style-name="Normal">52),</text:p>
      <text:soft-page-break/>
      <text:p text:style-name="Normal">(30,</text:p>
      <text:p text:style-name="Normal">52),</text:p>
      <text:p text:style-name="Normal">(33,</text:p>
      <text:p text:style-name="Normal">52),</text:p>
      <text:p text:style-name="Normal">(35,</text:p>
      <text:p text:style-name="Normal">52),</text:p>
      <text:p text:style-name="Normal">(36,</text:p>
      <text:p text:style-name="Normal">52),</text:p>
      <text:p text:style-name="Normal">(37,</text:p>
      <text:p text:style-name="Normal">52),</text:p>
      <text:p text:style-name="Normal">(39,</text:p>
      <text:p text:style-name="Normal">52),</text:p>
      <text:p text:style-name="Normal">(41,</text:p>
      <text:p text:style-name="Normal">52),</text:p>
      <text:p text:style-name="Normal">(46,</text:p>
      <text:p text:style-name="Normal">52),</text:p>
      <text:p text:style-name="Normal">(50,</text:p>
      <text:p text:style-name="Normal">52),</text:p>
      <text:p text:style-name="Normal">(52,</text:p>
      <text:p text:style-name="Normal">52),</text:p>
      <text:p text:style-name="Normal">(54,</text:p>
      <text:p text:style-name="Normal">52),</text:p>
      <text:p text:style-name="Normal">(55,</text:p>
      <text:p text:style-name="Normal">52),</text:p>
      <text:p text:style-name="Normal">(57,</text:p>
      <text:p text:style-name="Normal">52),</text:p>
      <text:p text:style-name="Normal">(61,</text:p>
      <text:p text:style-name="Normal">52),</text:p>
      <text:p text:style-name="Normal">(63,</text:p>
      <text:p text:style-name="Normal">52),</text:p>
      <text:p text:style-name="Normal">(66,</text:p>
      <text:soft-page-break/>
      <text:p text:style-name="Normal">52),</text:p>
      <text:p text:style-name="Normal">(70,</text:p>
      <text:p text:style-name="Normal">52),</text:p>
      <text:p text:style-name="Normal">(71,</text:p>
      <text:p text:style-name="Normal">52),</text:p>
      <text:p text:style-name="Normal">(75,</text:p>
      <text:p text:style-name="Normal">52),</text:p>
      <text:p text:style-name="Normal">(76,</text:p>
      <text:p text:style-name="Normal">52),</text:p>
      <text:p text:style-name="Normal">(78,</text:p>
      <text:p text:style-name="Normal">52),</text:p>
      <text:p text:style-name="Normal">(79,</text:p>
      <text:p text:style-name="Normal">52),</text:p>
      <text:p text:style-name="Normal">(82,</text:p>
      <text:p text:style-name="Normal">52),</text:p>
      <text:p text:style-name="Normal">(84,</text:p>
      <text:p text:style-name="Normal">52),</text:p>
      <text:p text:style-name="Normal">(85,</text:p>
      <text:p text:style-name="Normal">52),</text:p>
      <text:p text:style-name="Normal">(87,</text:p>
      <text:p text:style-name="Normal">52),</text:p>
      <text:p text:style-name="Normal">(91,</text:p>
      <text:p text:style-name="Normal">52),</text:p>
      <text:p text:style-name="Normal">(95,</text:p>
      <text:p text:style-name="Normal">52),</text:p>
      <text:p text:style-name="Normal">(2,</text:p>
      <text:p text:style-name="Normal">53),</text:p>
      <text:p text:style-name="Normal">(5,</text:p>
      <text:p text:style-name="Normal">53),</text:p>
      <text:p text:style-name="Normal">(9,</text:p>
      <text:p text:style-name="Normal">53),</text:p>
      <text:soft-page-break/>
      <text:p text:style-name="Normal">(13,</text:p>
      <text:p text:style-name="Normal">53),</text:p>
      <text:p text:style-name="Normal">(14,</text:p>
      <text:p text:style-name="Normal">53),</text:p>
      <text:p text:style-name="Normal">(16,</text:p>
      <text:p text:style-name="Normal">53),</text:p>
      <text:p text:style-name="Normal">(17,</text:p>
      <text:p text:style-name="Normal">53),</text:p>
      <text:p text:style-name="Normal">(20,</text:p>
      <text:p text:style-name="Normal">53),</text:p>
      <text:p text:style-name="Normal">(21,</text:p>
      <text:p text:style-name="Normal">53),</text:p>
      <text:p text:style-name="Normal">(24,</text:p>
      <text:p text:style-name="Normal">53),</text:p>
      <text:p text:style-name="Normal">(31,</text:p>
      <text:p text:style-name="Normal">53),</text:p>
      <text:p text:style-name="Normal">(36,</text:p>
      <text:p text:style-name="Normal">53),</text:p>
      <text:p text:style-name="Normal">(37,</text:p>
      <text:p text:style-name="Normal">53),</text:p>
      <text:p text:style-name="Normal">(41,</text:p>
      <text:p text:style-name="Normal">53),</text:p>
      <text:p text:style-name="Normal">(44,</text:p>
      <text:p text:style-name="Normal">53),</text:p>
      <text:p text:style-name="Normal">(46,</text:p>
      <text:p text:style-name="Normal">53),</text:p>
      <text:p text:style-name="Normal">(50,</text:p>
      <text:p text:style-name="Normal">53),</text:p>
      <text:p text:style-name="Normal">(54,</text:p>
      <text:p text:style-name="Normal">53),</text:p>
      <text:p text:style-name="Normal">(56,</text:p>
      <text:soft-page-break/>
      <text:p text:style-name="Normal">53),</text:p>
      <text:p text:style-name="Normal">(57,</text:p>
      <text:p text:style-name="Normal">53),</text:p>
      <text:p text:style-name="Normal">(61,</text:p>
      <text:p text:style-name="Normal">53),</text:p>
      <text:p text:style-name="Normal">(63,</text:p>
      <text:p text:style-name="Normal">53),</text:p>
      <text:p text:style-name="Normal">(65,</text:p>
      <text:p text:style-name="Normal">53),</text:p>
      <text:p text:style-name="Normal">(66,</text:p>
      <text:p text:style-name="Normal">53),</text:p>
      <text:p text:style-name="Normal">(70,</text:p>
      <text:p text:style-name="Normal">53),</text:p>
      <text:p text:style-name="Normal">(71,</text:p>
      <text:p text:style-name="Normal">53),</text:p>
      <text:p text:style-name="Normal">(73,</text:p>
      <text:p text:style-name="Normal">53),</text:p>
      <text:p text:style-name="Normal">(75,</text:p>
      <text:p text:style-name="Normal">53),</text:p>
      <text:p text:style-name="Normal">(76,</text:p>
      <text:p text:style-name="Normal">53),</text:p>
      <text:p text:style-name="Normal">(78,</text:p>
      <text:p text:style-name="Normal">53),</text:p>
      <text:p text:style-name="Normal">(82,</text:p>
      <text:p text:style-name="Normal">53),</text:p>
      <text:p text:style-name="Normal">(91,</text:p>
      <text:p text:style-name="Normal">53),</text:p>
      <text:p text:style-name="Normal">(93,</text:p>
      <text:p text:style-name="Normal">53),</text:p>
      <text:p text:style-name="Normal">(96,</text:p>
      <text:p text:style-name="Normal">53),</text:p>
      <text:soft-page-break/>
      <text:p text:style-name="Normal">(97,</text:p>
      <text:p text:style-name="Normal">53),</text:p>
      <text:p text:style-name="Normal">(100,</text:p>
      <text:p text:style-name="Normal">53),</text:p>
      <text:p text:style-name="Normal">(3,</text:p>
      <text:p text:style-name="Normal">54),</text:p>
      <text:p text:style-name="Normal">(5,</text:p>
      <text:p text:style-name="Normal">54),</text:p>
      <text:p text:style-name="Normal">(9,</text:p>
      <text:p text:style-name="Normal">54),</text:p>
      <text:p text:style-name="Normal">(11,</text:p>
      <text:p text:style-name="Normal">54),</text:p>
      <text:p text:style-name="Normal">(12,</text:p>
      <text:p text:style-name="Normal">54),</text:p>
      <text:p text:style-name="Normal">(14,</text:p>
      <text:p text:style-name="Normal">54),</text:p>
      <text:p text:style-name="Normal">(17,</text:p>
      <text:p text:style-name="Normal">54),</text:p>
      <text:p text:style-name="Normal">(18,</text:p>
      <text:p text:style-name="Normal">54),</text:p>
      <text:p text:style-name="Normal">(21,</text:p>
      <text:p text:style-name="Normal">54),</text:p>
      <text:p text:style-name="Normal">(24,</text:p>
      <text:p text:style-name="Normal">54),</text:p>
      <text:p text:style-name="Normal">(26,</text:p>
      <text:p text:style-name="Normal">54),</text:p>
      <text:p text:style-name="Normal">(31,</text:p>
      <text:p text:style-name="Normal">54),</text:p>
      <text:p text:style-name="Normal">(36,</text:p>
      <text:p text:style-name="Normal">54),</text:p>
      <text:p text:style-name="Normal">(40,</text:p>
      <text:soft-page-break/>
      <text:p text:style-name="Normal">54),</text:p>
      <text:p text:style-name="Normal">(41,</text:p>
      <text:p text:style-name="Normal">54),</text:p>
      <text:p text:style-name="Normal">(54,</text:p>
      <text:p text:style-name="Normal">54),</text:p>
      <text:p text:style-name="Normal">(57,</text:p>
      <text:p text:style-name="Normal">54),</text:p>
      <text:p text:style-name="Normal">(60,</text:p>
      <text:p text:style-name="Normal">54),</text:p>
      <text:p text:style-name="Normal">(63,</text:p>
      <text:p text:style-name="Normal">54),</text:p>
      <text:p text:style-name="Normal">(66,</text:p>
      <text:p text:style-name="Normal">54),</text:p>
      <text:p text:style-name="Normal">(71,</text:p>
      <text:p text:style-name="Normal">54),</text:p>
      <text:p text:style-name="Normal">(73,</text:p>
      <text:p text:style-name="Normal">54),</text:p>
      <text:p text:style-name="Normal">(75,</text:p>
      <text:p text:style-name="Normal">54),</text:p>
      <text:p text:style-name="Normal">(76,</text:p>
      <text:p text:style-name="Normal">54),</text:p>
      <text:p text:style-name="Normal">(91,</text:p>
      <text:p text:style-name="Normal">54),</text:p>
      <text:p text:style-name="Normal">(93,</text:p>
      <text:p text:style-name="Normal">54),</text:p>
      <text:p text:style-name="Normal">(94,</text:p>
      <text:p text:style-name="Normal">54),</text:p>
      <text:p text:style-name="Normal">(96,</text:p>
      <text:p text:style-name="Normal">54),</text:p>
      <text:p text:style-name="Normal">(98,</text:p>
      <text:p text:style-name="Normal">54),</text:p>
      <text:soft-page-break/>
      <text:p text:style-name="Normal">(99,</text:p>
      <text:p text:style-name="Normal">54),</text:p>
      <text:p text:style-name="Normal">(100,</text:p>
      <text:p text:style-name="Normal">54),</text:p>
      <text:p text:style-name="Normal">(4,</text:p>
      <text:p text:style-name="Normal">55),</text:p>
      <text:p text:style-name="Normal">(5,</text:p>
      <text:p text:style-name="Normal">55),</text:p>
      <text:p text:style-name="Normal">(6,</text:p>
      <text:p text:style-name="Normal">55),</text:p>
      <text:p text:style-name="Normal">(8,</text:p>
      <text:p text:style-name="Normal">55),</text:p>
      <text:p text:style-name="Normal">(10,</text:p>
      <text:p text:style-name="Normal">55),</text:p>
      <text:p text:style-name="Normal">(11,</text:p>
      <text:p text:style-name="Normal">55),</text:p>
      <text:p text:style-name="Normal">(13,</text:p>
      <text:p text:style-name="Normal">55),</text:p>
      <text:p text:style-name="Normal">(14,</text:p>
      <text:p text:style-name="Normal">55),</text:p>
      <text:p text:style-name="Normal">(19,</text:p>
      <text:p text:style-name="Normal">55),</text:p>
      <text:p text:style-name="Normal">(21,</text:p>
      <text:p text:style-name="Normal">55),</text:p>
      <text:p text:style-name="Normal">(24,</text:p>
      <text:p text:style-name="Normal">55),</text:p>
      <text:p text:style-name="Normal">(26,</text:p>
      <text:p text:style-name="Normal">55),</text:p>
      <text:p text:style-name="Normal">(31,</text:p>
      <text:p text:style-name="Normal">55),</text:p>
      <text:p text:style-name="Normal">(32,</text:p>
      <text:soft-page-break/>
      <text:p text:style-name="Normal">55),</text:p>
      <text:p text:style-name="Normal">(35,</text:p>
      <text:p text:style-name="Normal">55),</text:p>
      <text:p text:style-name="Normal">(36,</text:p>
      <text:p text:style-name="Normal">55),</text:p>
      <text:p text:style-name="Normal">(38,</text:p>
      <text:p text:style-name="Normal">55),</text:p>
      <text:p text:style-name="Normal">(40,</text:p>
      <text:p text:style-name="Normal">55),</text:p>
      <text:p text:style-name="Normal">(41,</text:p>
      <text:p text:style-name="Normal">55),</text:p>
      <text:p text:style-name="Normal">(44,</text:p>
      <text:p text:style-name="Normal">55),</text:p>
      <text:p text:style-name="Normal">(52,</text:p>
      <text:p text:style-name="Normal">55),</text:p>
      <text:p text:style-name="Normal">(54,</text:p>
      <text:p text:style-name="Normal">55),</text:p>
      <text:p text:style-name="Normal">(57,</text:p>
      <text:p text:style-name="Normal">55),</text:p>
      <text:p text:style-name="Normal">(62,</text:p>
      <text:p text:style-name="Normal">55),</text:p>
      <text:p text:style-name="Normal">(66,</text:p>
      <text:p text:style-name="Normal">55),</text:p>
      <text:p text:style-name="Normal">(71,</text:p>
      <text:p text:style-name="Normal">55),</text:p>
      <text:p text:style-name="Normal">(72,</text:p>
      <text:p text:style-name="Normal">55),</text:p>
      <text:p text:style-name="Normal">(75,</text:p>
      <text:p text:style-name="Normal">55),</text:p>
      <text:p text:style-name="Normal">(76,</text:p>
      <text:p text:style-name="Normal">55),</text:p>
      <text:soft-page-break/>
      <text:p text:style-name="Normal">(82,</text:p>
      <text:p text:style-name="Normal">55),</text:p>
      <text:p text:style-name="Normal">(91,</text:p>
      <text:p text:style-name="Normal">55),</text:p>
      <text:p text:style-name="Normal">(92,</text:p>
      <text:p text:style-name="Normal">55),</text:p>
      <text:p text:style-name="Normal">(93,</text:p>
      <text:p text:style-name="Normal">55),</text:p>
      <text:p text:style-name="Normal">(94,</text:p>
      <text:p text:style-name="Normal">55),</text:p>
      <text:p text:style-name="Normal">(98,</text:p>
      <text:p text:style-name="Normal">55),</text:p>
      <text:p text:style-name="Normal">(3,</text:p>
      <text:p text:style-name="Normal">56),</text:p>
      <text:p text:style-name="Normal">(5,</text:p>
      <text:p text:style-name="Normal">56),</text:p>
      <text:p text:style-name="Normal">(6,</text:p>
      <text:p text:style-name="Normal">56),</text:p>
      <text:p text:style-name="Normal">(13,</text:p>
      <text:p text:style-name="Normal">56),</text:p>
      <text:p text:style-name="Normal">(14,</text:p>
      <text:p text:style-name="Normal">56),</text:p>
      <text:p text:style-name="Normal">(20,</text:p>
      <text:p text:style-name="Normal">56),</text:p>
      <text:p text:style-name="Normal">(21,</text:p>
      <text:p text:style-name="Normal">56),</text:p>
      <text:p text:style-name="Normal">(24,</text:p>
      <text:p text:style-name="Normal">56),</text:p>
      <text:p text:style-name="Normal">(27,</text:p>
      <text:p text:style-name="Normal">56),</text:p>
      <text:p text:style-name="Normal">(28,</text:p>
      <text:soft-page-break/>
      <text:p text:style-name="Normal">56),</text:p>
      <text:p text:style-name="Normal">(36,</text:p>
      <text:p text:style-name="Normal">56),</text:p>
      <text:p text:style-name="Normal">(41,</text:p>
      <text:p text:style-name="Normal">56),</text:p>
      <text:p text:style-name="Normal">(42,</text:p>
      <text:p text:style-name="Normal">56),</text:p>
      <text:p text:style-name="Normal">(44,</text:p>
      <text:p text:style-name="Normal">56),</text:p>
      <text:p text:style-name="Normal">(52,</text:p>
      <text:p text:style-name="Normal">56),</text:p>
      <text:p text:style-name="Normal">(54,</text:p>
      <text:p text:style-name="Normal">56),</text:p>
      <text:p text:style-name="Normal">(55,</text:p>
      <text:p text:style-name="Normal">56),</text:p>
      <text:p text:style-name="Normal">(56,</text:p>
      <text:p text:style-name="Normal">56),</text:p>
      <text:p text:style-name="Normal">(57,</text:p>
      <text:p text:style-name="Normal">56),</text:p>
      <text:p text:style-name="Normal">(62,</text:p>
      <text:p text:style-name="Normal">56),</text:p>
      <text:p text:style-name="Normal">(63,</text:p>
      <text:p text:style-name="Normal">56),</text:p>
      <text:p text:style-name="Normal">(66,</text:p>
      <text:p text:style-name="Normal">56),</text:p>
      <text:p text:style-name="Normal">(71,</text:p>
      <text:p text:style-name="Normal">56),</text:p>
      <text:p text:style-name="Normal">(73,</text:p>
      <text:p text:style-name="Normal">56),</text:p>
      <text:p text:style-name="Normal">(75,</text:p>
      <text:p text:style-name="Normal">56),</text:p>
      <text:soft-page-break/>
      <text:p text:style-name="Normal">(76,</text:p>
      <text:p text:style-name="Normal">56),</text:p>
      <text:p text:style-name="Normal">(78,</text:p>
      <text:p text:style-name="Normal">56),</text:p>
      <text:p text:style-name="Normal">(85,</text:p>
      <text:p text:style-name="Normal">56),</text:p>
      <text:p text:style-name="Normal">(91,</text:p>
      <text:p text:style-name="Normal">56),</text:p>
      <text:p text:style-name="Normal">(94,</text:p>
      <text:p text:style-name="Normal">56),</text:p>
      <text:p text:style-name="Normal">(95,</text:p>
      <text:p text:style-name="Normal">56),</text:p>
      <text:p text:style-name="Normal">(96,</text:p>
      <text:p text:style-name="Normal">56),</text:p>
      <text:p text:style-name="Normal">(97,</text:p>
      <text:p text:style-name="Normal">56),</text:p>
      <text:p text:style-name="Normal">(98,</text:p>
      <text:p text:style-name="Normal">56),</text:p>
      <text:p text:style-name="Normal">(99,</text:p>
      <text:p text:style-name="Normal">56),</text:p>
      <text:p text:style-name="Normal">(100,</text:p>
      <text:p text:style-name="Normal">56),</text:p>
      <text:p text:style-name="Normal">(5,</text:p>
      <text:p text:style-name="Normal">57),</text:p>
      <text:p text:style-name="Normal">(6,</text:p>
      <text:p text:style-name="Normal">57),</text:p>
      <text:p text:style-name="Normal">(8,</text:p>
      <text:p text:style-name="Normal">57),</text:p>
      <text:p text:style-name="Normal">(10,</text:p>
      <text:p text:style-name="Normal">57),</text:p>
      <text:p text:style-name="Normal">(13,</text:p>
      <text:soft-page-break/>
      <text:p text:style-name="Normal">57),</text:p>
      <text:p text:style-name="Normal">(14,</text:p>
      <text:p text:style-name="Normal">57),</text:p>
      <text:p text:style-name="Normal">(16,</text:p>
      <text:p text:style-name="Normal">57),</text:p>
      <text:p text:style-name="Normal">(19,</text:p>
      <text:p text:style-name="Normal">57),</text:p>
      <text:p text:style-name="Normal">(20,</text:p>
      <text:p text:style-name="Normal">57),</text:p>
      <text:p text:style-name="Normal">(21,</text:p>
      <text:p text:style-name="Normal">57),</text:p>
      <text:p text:style-name="Normal">(22,</text:p>
      <text:p text:style-name="Normal">57),</text:p>
      <text:p text:style-name="Normal">(24,</text:p>
      <text:p text:style-name="Normal">57),</text:p>
      <text:p text:style-name="Normal">(32,</text:p>
      <text:p text:style-name="Normal">57),</text:p>
      <text:p text:style-name="Normal">(36,</text:p>
      <text:p text:style-name="Normal">57),</text:p>
      <text:p text:style-name="Normal">(38,</text:p>
      <text:p text:style-name="Normal">57),</text:p>
      <text:p text:style-name="Normal">(40,</text:p>
      <text:p text:style-name="Normal">57),</text:p>
      <text:p text:style-name="Normal">(41,</text:p>
      <text:p text:style-name="Normal">57),</text:p>
      <text:p text:style-name="Normal">(43,</text:p>
      <text:p text:style-name="Normal">57),</text:p>
      <text:p text:style-name="Normal">(48,</text:p>
      <text:p text:style-name="Normal">57),</text:p>
      <text:p text:style-name="Normal">(50,</text:p>
      <text:p text:style-name="Normal">57),</text:p>
      <text:soft-page-break/>
      <text:p text:style-name="Normal">(54,</text:p>
      <text:p text:style-name="Normal">57),</text:p>
      <text:p text:style-name="Normal">(55,</text:p>
      <text:p text:style-name="Normal">57),</text:p>
      <text:p text:style-name="Normal">(57,</text:p>
      <text:p text:style-name="Normal">57),</text:p>
      <text:p text:style-name="Normal">(61,</text:p>
      <text:p text:style-name="Normal">57),</text:p>
      <text:p text:style-name="Normal">(62,</text:p>
      <text:p text:style-name="Normal">57),</text:p>
      <text:p text:style-name="Normal">(65,</text:p>
      <text:p text:style-name="Normal">57),</text:p>
      <text:p text:style-name="Normal">(66,</text:p>
      <text:p text:style-name="Normal">57),</text:p>
      <text:p text:style-name="Normal">(67,</text:p>
      <text:p text:style-name="Normal">57),</text:p>
      <text:p text:style-name="Normal">(71,</text:p>
      <text:p text:style-name="Normal">57),</text:p>
      <text:p text:style-name="Normal">(72,</text:p>
      <text:p text:style-name="Normal">57),</text:p>
      <text:p text:style-name="Normal">(75,</text:p>
      <text:p text:style-name="Normal">57),</text:p>
      <text:p text:style-name="Normal">(76,</text:p>
      <text:p text:style-name="Normal">57),</text:p>
      <text:p text:style-name="Normal">(91,</text:p>
      <text:p text:style-name="Normal">57),</text:p>
      <text:p text:style-name="Normal">(92,</text:p>
      <text:p text:style-name="Normal">57),</text:p>
      <text:p text:style-name="Normal">(96,</text:p>
      <text:p text:style-name="Normal">57),</text:p>
      <text:p text:style-name="Normal">(98,</text:p>
      <text:soft-page-break/>
      <text:p text:style-name="Normal">57),</text:p>
      <text:p text:style-name="Normal">(99,</text:p>
      <text:p text:style-name="Normal">57),</text:p>
      <text:p text:style-name="Normal">(2,</text:p>
      <text:p text:style-name="Normal">58),</text:p>
      <text:p text:style-name="Normal">(3,</text:p>
      <text:p text:style-name="Normal">58),</text:p>
      <text:p text:style-name="Normal">(5,</text:p>
      <text:p text:style-name="Normal">58),</text:p>
      <text:p text:style-name="Normal">(10,</text:p>
      <text:p text:style-name="Normal">58),</text:p>
      <text:p text:style-name="Normal">(14,</text:p>
      <text:p text:style-name="Normal">58),</text:p>
      <text:p text:style-name="Normal">(17,</text:p>
      <text:p text:style-name="Normal">58),</text:p>
      <text:p text:style-name="Normal">(18,</text:p>
      <text:p text:style-name="Normal">58),</text:p>
      <text:p text:style-name="Normal">(19,</text:p>
      <text:p text:style-name="Normal">58),</text:p>
      <text:p text:style-name="Normal">(21,</text:p>
      <text:p text:style-name="Normal">58),</text:p>
      <text:p text:style-name="Normal">(22,</text:p>
      <text:p text:style-name="Normal">58),</text:p>
      <text:p text:style-name="Normal">(24,</text:p>
      <text:p text:style-name="Normal">58),</text:p>
      <text:p text:style-name="Normal">(30,</text:p>
      <text:p text:style-name="Normal">58),</text:p>
      <text:p text:style-name="Normal">(31,</text:p>
      <text:p text:style-name="Normal">58),</text:p>
      <text:p text:style-name="Normal">(33,</text:p>
      <text:p text:style-name="Normal">58),</text:p>
      <text:soft-page-break/>
      <text:p text:style-name="Normal">(36,</text:p>
      <text:p text:style-name="Normal">58),</text:p>
      <text:p text:style-name="Normal">(37,</text:p>
      <text:p text:style-name="Normal">58),</text:p>
      <text:p text:style-name="Normal">(41,</text:p>
      <text:p text:style-name="Normal">58),</text:p>
      <text:p text:style-name="Normal">(46,</text:p>
      <text:p text:style-name="Normal">58),</text:p>
      <text:p text:style-name="Normal">(54,</text:p>
      <text:p text:style-name="Normal">58),</text:p>
      <text:p text:style-name="Normal">(57,</text:p>
      <text:p text:style-name="Normal">58),</text:p>
      <text:p text:style-name="Normal">(61,</text:p>
      <text:p text:style-name="Normal">58),</text:p>
      <text:p text:style-name="Normal">(62,</text:p>
      <text:p text:style-name="Normal">58),</text:p>
      <text:p text:style-name="Normal">(66,</text:p>
      <text:p text:style-name="Normal">58),</text:p>
      <text:p text:style-name="Normal">(71,</text:p>
      <text:p text:style-name="Normal">58),</text:p>
      <text:p text:style-name="Normal">(72,</text:p>
      <text:p text:style-name="Normal">58),</text:p>
      <text:p text:style-name="Normal">(73,</text:p>
      <text:p text:style-name="Normal">58),</text:p>
      <text:p text:style-name="Normal">(75,</text:p>
      <text:p text:style-name="Normal">58),</text:p>
      <text:p text:style-name="Normal">(76,</text:p>
      <text:p text:style-name="Normal">58),</text:p>
      <text:p text:style-name="Normal">(82,</text:p>
      <text:p text:style-name="Normal">58),</text:p>
      <text:p text:style-name="Normal">(85,</text:p>
      <text:soft-page-break/>
      <text:p text:style-name="Normal">58),</text:p>
      <text:p text:style-name="Normal">(91,</text:p>
      <text:p text:style-name="Normal">58),</text:p>
      <text:p text:style-name="Normal">(92,</text:p>
      <text:p text:style-name="Normal">58),</text:p>
      <text:p text:style-name="Normal">(93,</text:p>
      <text:p text:style-name="Normal">58),</text:p>
      <text:p text:style-name="Normal">(94,</text:p>
      <text:p text:style-name="Normal">58),</text:p>
      <text:p text:style-name="Normal">(96,</text:p>
      <text:p text:style-name="Normal">58),</text:p>
      <text:p text:style-name="Normal">(98,</text:p>
      <text:p text:style-name="Normal">58),</text:p>
      <text:p text:style-name="Normal">(5,</text:p>
      <text:p text:style-name="Normal">59),</text:p>
      <text:p text:style-name="Normal">(6,</text:p>
      <text:p text:style-name="Normal">59),</text:p>
      <text:p text:style-name="Normal">(8,</text:p>
      <text:p text:style-name="Normal">59),</text:p>
      <text:p text:style-name="Normal">(10,</text:p>
      <text:p text:style-name="Normal">59),</text:p>
      <text:p text:style-name="Normal">(12,</text:p>
      <text:p text:style-name="Normal">59),</text:p>
      <text:p text:style-name="Normal">(14,</text:p>
      <text:p text:style-name="Normal">59),</text:p>
      <text:p text:style-name="Normal">(17,</text:p>
      <text:p text:style-name="Normal">59),</text:p>
      <text:p text:style-name="Normal">(18,</text:p>
      <text:p text:style-name="Normal">59),</text:p>
      <text:p text:style-name="Normal">(19,</text:p>
      <text:p text:style-name="Normal">59),</text:p>
      <text:soft-page-break/>
      <text:p text:style-name="Normal">(20,</text:p>
      <text:p text:style-name="Normal">59),</text:p>
      <text:p text:style-name="Normal">(21,</text:p>
      <text:p text:style-name="Normal">59),</text:p>
      <text:p text:style-name="Normal">(24,</text:p>
      <text:p text:style-name="Normal">59),</text:p>
      <text:p text:style-name="Normal">(26,</text:p>
      <text:p text:style-name="Normal">59),</text:p>
      <text:p text:style-name="Normal">(30,</text:p>
      <text:p text:style-name="Normal">59),</text:p>
      <text:p text:style-name="Normal">(32,</text:p>
      <text:p text:style-name="Normal">59),</text:p>
      <text:p text:style-name="Normal">(36,</text:p>
      <text:p text:style-name="Normal">59),</text:p>
      <text:p text:style-name="Normal">(41,</text:p>
      <text:p text:style-name="Normal">59),</text:p>
      <text:p text:style-name="Normal">(44,</text:p>
      <text:p text:style-name="Normal">59),</text:p>
      <text:p text:style-name="Normal">(47,</text:p>
      <text:p text:style-name="Normal">59),</text:p>
      <text:p text:style-name="Normal">(48,</text:p>
      <text:p text:style-name="Normal">59),</text:p>
      <text:p text:style-name="Normal">(50,</text:p>
      <text:p text:style-name="Normal">59),</text:p>
      <text:p text:style-name="Normal">(54,</text:p>
      <text:p text:style-name="Normal">59),</text:p>
      <text:p text:style-name="Normal">(55,</text:p>
      <text:p text:style-name="Normal">59),</text:p>
      <text:p text:style-name="Normal">(56,</text:p>
      <text:p text:style-name="Normal">59),</text:p>
      <text:p text:style-name="Normal">(57,</text:p>
      <text:soft-page-break/>
      <text:p text:style-name="Normal">59),</text:p>
      <text:p text:style-name="Normal">(60,</text:p>
      <text:p text:style-name="Normal">59),</text:p>
      <text:p text:style-name="Normal">(63,</text:p>
      <text:p text:style-name="Normal">59),</text:p>
      <text:p text:style-name="Normal">(66,</text:p>
      <text:p text:style-name="Normal">59),</text:p>
      <text:p text:style-name="Normal">(69,</text:p>
      <text:p text:style-name="Normal">59),</text:p>
      <text:p text:style-name="Normal">(71,</text:p>
      <text:p text:style-name="Normal">59),</text:p>
      <text:p text:style-name="Normal">(73,</text:p>
      <text:p text:style-name="Normal">59),</text:p>
      <text:p text:style-name="Normal">(75,</text:p>
      <text:p text:style-name="Normal">59),</text:p>
      <text:p text:style-name="Normal">(76,</text:p>
      <text:p text:style-name="Normal">59),</text:p>
      <text:p text:style-name="Normal">(84,</text:p>
      <text:p text:style-name="Normal">59),</text:p>
      <text:p text:style-name="Normal">(85,</text:p>
      <text:p text:style-name="Normal">59),</text:p>
      <text:p text:style-name="Normal">(87,</text:p>
      <text:p text:style-name="Normal">59),</text:p>
      <text:p text:style-name="Normal">(91,</text:p>
      <text:p text:style-name="Normal">59),</text:p>
      <text:p text:style-name="Normal">(5,</text:p>
      <text:p text:style-name="Normal">60),</text:p>
      <text:p text:style-name="Normal">(8,</text:p>
      <text:p text:style-name="Normal">60),</text:p>
      <text:p text:style-name="Normal">(11,</text:p>
      <text:p text:style-name="Normal">60),</text:p>
      <text:soft-page-break/>
      <text:p text:style-name="Normal">(14,</text:p>
      <text:p text:style-name="Normal">60),</text:p>
      <text:p text:style-name="Normal">(15,</text:p>
      <text:p text:style-name="Normal">60),</text:p>
      <text:p text:style-name="Normal">(16,</text:p>
      <text:p text:style-name="Normal">60),</text:p>
      <text:p text:style-name="Normal">(21,</text:p>
      <text:p text:style-name="Normal">60),</text:p>
      <text:p text:style-name="Normal">(22,</text:p>
      <text:p text:style-name="Normal">60),</text:p>
      <text:p text:style-name="Normal">(24,</text:p>
      <text:p text:style-name="Normal">60),</text:p>
      <text:p text:style-name="Normal">(30,</text:p>
      <text:p text:style-name="Normal">60),</text:p>
      <text:p text:style-name="Normal">(31,</text:p>
      <text:p text:style-name="Normal">60),</text:p>
      <text:p text:style-name="Normal">(32,</text:p>
      <text:p text:style-name="Normal">60),</text:p>
      <text:p text:style-name="Normal">(35,</text:p>
      <text:p text:style-name="Normal">60),</text:p>
      <text:p text:style-name="Normal">(36,</text:p>
      <text:p text:style-name="Normal">60),</text:p>
      <text:p text:style-name="Normal">(40,</text:p>
      <text:p text:style-name="Normal">60),</text:p>
      <text:p text:style-name="Normal">(41,</text:p>
      <text:p text:style-name="Normal">60),</text:p>
      <text:p text:style-name="Normal">(42,</text:p>
      <text:p text:style-name="Normal">60),</text:p>
      <text:p text:style-name="Normal">(52,</text:p>
      <text:p text:style-name="Normal">60),</text:p>
      <text:p text:style-name="Normal">(54,</text:p>
      <text:soft-page-break/>
      <text:p text:style-name="Normal">60),</text:p>
      <text:p text:style-name="Normal">(57,</text:p>
      <text:p text:style-name="Normal">60),</text:p>
      <text:p text:style-name="Normal">(61,</text:p>
      <text:p text:style-name="Normal">60),</text:p>
      <text:p text:style-name="Normal">(65,</text:p>
      <text:p text:style-name="Normal">60),</text:p>
      <text:p text:style-name="Normal">(66,</text:p>
      <text:p text:style-name="Normal">60),</text:p>
      <text:p text:style-name="Normal">(69,</text:p>
      <text:p text:style-name="Normal">60),</text:p>
      <text:p text:style-name="Normal">(71,</text:p>
      <text:p text:style-name="Normal">60),</text:p>
      <text:p text:style-name="Normal">(73,</text:p>
      <text:p text:style-name="Normal">60),</text:p>
      <text:p text:style-name="Normal">(75,</text:p>
      <text:p text:style-name="Normal">60),</text:p>
      <text:p text:style-name="Normal">(76,</text:p>
      <text:p text:style-name="Normal">60),</text:p>
      <text:p text:style-name="Normal">(79,</text:p>
      <text:p text:style-name="Normal">60),</text:p>
      <text:p text:style-name="Normal">(84,</text:p>
      <text:p text:style-name="Normal">60),</text:p>
      <text:p text:style-name="Normal">(87,</text:p>
      <text:p text:style-name="Normal">60),</text:p>
      <text:p text:style-name="Normal">(91,</text:p>
      <text:p text:style-name="Normal">60),</text:p>
      <text:p text:style-name="Normal">(3,</text:p>
      <text:p text:style-name="Normal">61),</text:p>
      <text:p text:style-name="Normal">(5,</text:p>
      <text:p text:style-name="Normal">61),</text:p>
      <text:soft-page-break/>
      <text:p text:style-name="Normal">(6,</text:p>
      <text:p text:style-name="Normal">61),</text:p>
      <text:p text:style-name="Normal">(9,</text:p>
      <text:p text:style-name="Normal">61),</text:p>
      <text:p text:style-name="Normal">(12,</text:p>
      <text:p text:style-name="Normal">61),</text:p>
      <text:p text:style-name="Normal">(13,</text:p>
      <text:p text:style-name="Normal">61),</text:p>
      <text:p text:style-name="Normal">(14,</text:p>
      <text:p text:style-name="Normal">61),</text:p>
      <text:p text:style-name="Normal">(15,</text:p>
      <text:p text:style-name="Normal">61),</text:p>
      <text:p text:style-name="Normal">(16,</text:p>
      <text:p text:style-name="Normal">61),</text:p>
      <text:p text:style-name="Normal">(19,</text:p>
      <text:p text:style-name="Normal">61),</text:p>
      <text:p text:style-name="Normal">(21,</text:p>
      <text:p text:style-name="Normal">61),</text:p>
      <text:p text:style-name="Normal">(22,</text:p>
      <text:p text:style-name="Normal">61),</text:p>
      <text:p text:style-name="Normal">(24,</text:p>
      <text:p text:style-name="Normal">61),</text:p>
      <text:p text:style-name="Normal">(26,</text:p>
      <text:p text:style-name="Normal">61),</text:p>
      <text:p text:style-name="Normal">(28,</text:p>
      <text:p text:style-name="Normal">61),</text:p>
      <text:p text:style-name="Normal">(32,</text:p>
      <text:p text:style-name="Normal">61),</text:p>
      <text:p text:style-name="Normal">(35,</text:p>
      <text:p text:style-name="Normal">61),</text:p>
      <text:p text:style-name="Normal">(36,</text:p>
      <text:soft-page-break/>
      <text:p text:style-name="Normal">61),</text:p>
      <text:p text:style-name="Normal">(39,</text:p>
      <text:p text:style-name="Normal">61),</text:p>
      <text:p text:style-name="Normal">(41,</text:p>
      <text:p text:style-name="Normal">61),</text:p>
      <text:p text:style-name="Normal">(42,</text:p>
      <text:p text:style-name="Normal">61),</text:p>
      <text:p text:style-name="Normal">(48,</text:p>
      <text:p text:style-name="Normal">61),</text:p>
      <text:p text:style-name="Normal">(50,</text:p>
      <text:p text:style-name="Normal">61),</text:p>
      <text:p text:style-name="Normal">(52,</text:p>
      <text:p text:style-name="Normal">61),</text:p>
      <text:p text:style-name="Normal">(54,</text:p>
      <text:p text:style-name="Normal">61),</text:p>
      <text:p text:style-name="Normal">(55,</text:p>
      <text:p text:style-name="Normal">61),</text:p>
      <text:p text:style-name="Normal">(56,</text:p>
      <text:p text:style-name="Normal">61),</text:p>
      <text:p text:style-name="Normal">(57,</text:p>
      <text:p text:style-name="Normal">61),</text:p>
      <text:p text:style-name="Normal">(60,</text:p>
      <text:p text:style-name="Normal">61),</text:p>
      <text:p text:style-name="Normal">(66,</text:p>
      <text:p text:style-name="Normal">61),</text:p>
      <text:p text:style-name="Normal">(71,</text:p>
      <text:p text:style-name="Normal">61),</text:p>
      <text:p text:style-name="Normal">(72,</text:p>
      <text:p text:style-name="Normal">61),</text:p>
      <text:p text:style-name="Normal">(73,</text:p>
      <text:p text:style-name="Normal">61),</text:p>
      <text:soft-page-break/>
      <text:p text:style-name="Normal">(75,</text:p>
      <text:p text:style-name="Normal">61),</text:p>
      <text:p text:style-name="Normal">(76,</text:p>
      <text:p text:style-name="Normal">61),</text:p>
      <text:p text:style-name="Normal">(78,</text:p>
      <text:p text:style-name="Normal">61),</text:p>
      <text:p text:style-name="Normal">(82,</text:p>
      <text:p text:style-name="Normal">61),</text:p>
      <text:p text:style-name="Normal">(85,</text:p>
      <text:p text:style-name="Normal">61),</text:p>
      <text:p text:style-name="Normal">(87,</text:p>
      <text:p text:style-name="Normal">61),</text:p>
      <text:p text:style-name="Normal">(91,</text:p>
      <text:p text:style-name="Normal">61),</text:p>
      <text:p text:style-name="Normal">(100,</text:p>
      <text:p text:style-name="Normal">61),</text:p>
      <text:p text:style-name="Normal">(2,</text:p>
      <text:p text:style-name="Normal">62),</text:p>
      <text:p text:style-name="Normal">(3,</text:p>
      <text:p text:style-name="Normal">62),</text:p>
      <text:p text:style-name="Normal">(5,</text:p>
      <text:p text:style-name="Normal">62),</text:p>
      <text:p text:style-name="Normal">(9,</text:p>
      <text:p text:style-name="Normal">62),</text:p>
      <text:p text:style-name="Normal">(10,</text:p>
      <text:p text:style-name="Normal">62),</text:p>
      <text:p text:style-name="Normal">(11,</text:p>
      <text:p text:style-name="Normal">62),</text:p>
      <text:p text:style-name="Normal">(14,</text:p>
      <text:p text:style-name="Normal">62),</text:p>
      <text:p text:style-name="Normal">(16,</text:p>
      <text:soft-page-break/>
      <text:p text:style-name="Normal">62),</text:p>
      <text:p text:style-name="Normal">(21,</text:p>
      <text:p text:style-name="Normal">62),</text:p>
      <text:p text:style-name="Normal">(22,</text:p>
      <text:p text:style-name="Normal">62),</text:p>
      <text:p text:style-name="Normal">(24,</text:p>
      <text:p text:style-name="Normal">62),</text:p>
      <text:p text:style-name="Normal">(28,</text:p>
      <text:p text:style-name="Normal">62),</text:p>
      <text:p text:style-name="Normal">(30,</text:p>
      <text:p text:style-name="Normal">62),</text:p>
      <text:p text:style-name="Normal">(31,</text:p>
      <text:p text:style-name="Normal">62),</text:p>
      <text:p text:style-name="Normal">(32,</text:p>
      <text:p text:style-name="Normal">62),</text:p>
      <text:p text:style-name="Normal">(33,</text:p>
      <text:p text:style-name="Normal">62),</text:p>
      <text:p text:style-name="Normal">(36,</text:p>
      <text:p text:style-name="Normal">62),</text:p>
      <text:p text:style-name="Normal">(41,</text:p>
      <text:p text:style-name="Normal">62),</text:p>
      <text:p text:style-name="Normal">(43,</text:p>
      <text:p text:style-name="Normal">62),</text:p>
      <text:p text:style-name="Normal">(44,</text:p>
      <text:p text:style-name="Normal">62),</text:p>
      <text:p text:style-name="Normal">(46,</text:p>
      <text:p text:style-name="Normal">62),</text:p>
      <text:p text:style-name="Normal">(52,</text:p>
      <text:p text:style-name="Normal">62),</text:p>
      <text:p text:style-name="Normal">(54,</text:p>
      <text:p text:style-name="Normal">62),</text:p>
      <text:soft-page-break/>
      <text:p text:style-name="Normal">(56,</text:p>
      <text:p text:style-name="Normal">62),</text:p>
      <text:p text:style-name="Normal">(57,</text:p>
      <text:p text:style-name="Normal">62),</text:p>
      <text:p text:style-name="Normal">(60,</text:p>
      <text:p text:style-name="Normal">62),</text:p>
      <text:p text:style-name="Normal">(61,</text:p>
      <text:p text:style-name="Normal">62),</text:p>
      <text:p text:style-name="Normal">(62,</text:p>
      <text:p text:style-name="Normal">62),</text:p>
      <text:p text:style-name="Normal">(66,</text:p>
      <text:p text:style-name="Normal">62),</text:p>
      <text:p text:style-name="Normal">(67,</text:p>
      <text:p text:style-name="Normal">62),</text:p>
      <text:p text:style-name="Normal">(70,</text:p>
      <text:p text:style-name="Normal">62),</text:p>
      <text:p text:style-name="Normal">(71,</text:p>
      <text:p text:style-name="Normal">62),</text:p>
      <text:p text:style-name="Normal">(75,</text:p>
      <text:p text:style-name="Normal">62),</text:p>
      <text:p text:style-name="Normal">(76,</text:p>
      <text:p text:style-name="Normal">62),</text:p>
      <text:p text:style-name="Normal">(79,</text:p>
      <text:p text:style-name="Normal">62),</text:p>
      <text:p text:style-name="Normal">(85,</text:p>
      <text:p text:style-name="Normal">62),</text:p>
      <text:p text:style-name="Normal">(91,</text:p>
      <text:p text:style-name="Normal">62),</text:p>
      <text:p text:style-name="Normal">(99,</text:p>
      <text:p text:style-name="Normal">62),</text:p>
      <text:p text:style-name="Normal">(100,</text:p>
      <text:soft-page-break/>
      <text:p text:style-name="Normal">62),</text:p>
      <text:p text:style-name="Normal">(3,</text:p>
      <text:p text:style-name="Normal">63),</text:p>
      <text:p text:style-name="Normal">(4,</text:p>
      <text:p text:style-name="Normal">63),</text:p>
      <text:p text:style-name="Normal">(5,</text:p>
      <text:p text:style-name="Normal">63),</text:p>
      <text:p text:style-name="Normal">(9,</text:p>
      <text:p text:style-name="Normal">63),</text:p>
      <text:p text:style-name="Normal">(10,</text:p>
      <text:p text:style-name="Normal">63),</text:p>
      <text:p text:style-name="Normal">(11,</text:p>
      <text:p text:style-name="Normal">63),</text:p>
      <text:p text:style-name="Normal">(14,</text:p>
      <text:p text:style-name="Normal">63),</text:p>
      <text:p text:style-name="Normal">(20,</text:p>
      <text:p text:style-name="Normal">63),</text:p>
      <text:p text:style-name="Normal">(21,</text:p>
      <text:p text:style-name="Normal">63),</text:p>
      <text:p text:style-name="Normal">(22,</text:p>
      <text:p text:style-name="Normal">63),</text:p>
      <text:p text:style-name="Normal">(24,</text:p>
      <text:p text:style-name="Normal">63),</text:p>
      <text:p text:style-name="Normal">(27,</text:p>
      <text:p text:style-name="Normal">63),</text:p>
      <text:p text:style-name="Normal">(31,</text:p>
      <text:p text:style-name="Normal">63),</text:p>
      <text:p text:style-name="Normal">(33,</text:p>
      <text:p text:style-name="Normal">63),</text:p>
      <text:p text:style-name="Normal">(36,</text:p>
      <text:p text:style-name="Normal">63),</text:p>
      <text:soft-page-break/>
      <text:p text:style-name="Normal">(39,</text:p>
      <text:p text:style-name="Normal">63),</text:p>
      <text:p text:style-name="Normal">(41,</text:p>
      <text:p text:style-name="Normal">63),</text:p>
      <text:p text:style-name="Normal">(48,</text:p>
      <text:p text:style-name="Normal">63),</text:p>
      <text:p text:style-name="Normal">(52,</text:p>
      <text:p text:style-name="Normal">63),</text:p>
      <text:p text:style-name="Normal">(54,</text:p>
      <text:p text:style-name="Normal">63),</text:p>
      <text:p text:style-name="Normal">(55,</text:p>
      <text:p text:style-name="Normal">63),</text:p>
      <text:p text:style-name="Normal">(57,</text:p>
      <text:p text:style-name="Normal">63),</text:p>
      <text:p text:style-name="Normal">(62,</text:p>
      <text:p text:style-name="Normal">63),</text:p>
      <text:p text:style-name="Normal">(66,</text:p>
      <text:p text:style-name="Normal">63),</text:p>
      <text:p text:style-name="Normal">(70,</text:p>
      <text:p text:style-name="Normal">63),</text:p>
      <text:p text:style-name="Normal">(71,</text:p>
      <text:p text:style-name="Normal">63),</text:p>
      <text:p text:style-name="Normal">(73,</text:p>
      <text:p text:style-name="Normal">63),</text:p>
      <text:p text:style-name="Normal">(75,</text:p>
      <text:p text:style-name="Normal">63),</text:p>
      <text:p text:style-name="Normal">(76,</text:p>
      <text:p text:style-name="Normal">63),</text:p>
      <text:p text:style-name="Normal">(78,</text:p>
      <text:p text:style-name="Normal">63),</text:p>
      <text:p text:style-name="Normal">(82,</text:p>
      <text:soft-page-break/>
      <text:p text:style-name="Normal">63),</text:p>
      <text:p text:style-name="Normal">(85,</text:p>
      <text:p text:style-name="Normal">63),</text:p>
      <text:p text:style-name="Normal">(87,</text:p>
      <text:p text:style-name="Normal">63),</text:p>
      <text:p text:style-name="Normal">(91,</text:p>
      <text:p text:style-name="Normal">63),</text:p>
      <text:p text:style-name="Normal">(95,</text:p>
      <text:p text:style-name="Normal">63),</text:p>
      <text:p text:style-name="Normal">(96,</text:p>
      <text:p text:style-name="Normal">63),</text:p>
      <text:p text:style-name="Normal">(99,</text:p>
      <text:p text:style-name="Normal">63),</text:p>
      <text:p text:style-name="Normal">(100,</text:p>
      <text:p text:style-name="Normal">63),</text:p>
      <text:p text:style-name="Normal">(4,</text:p>
      <text:p text:style-name="Normal">64),</text:p>
      <text:p text:style-name="Normal">(5,</text:p>
      <text:p text:style-name="Normal">64),</text:p>
      <text:p text:style-name="Normal">(6,</text:p>
      <text:p text:style-name="Normal">64),</text:p>
      <text:p text:style-name="Normal">(8,</text:p>
      <text:p text:style-name="Normal">64),</text:p>
      <text:p text:style-name="Normal">(11,</text:p>
      <text:p text:style-name="Normal">64),</text:p>
      <text:p text:style-name="Normal">(13,</text:p>
      <text:p text:style-name="Normal">64),</text:p>
      <text:p text:style-name="Normal">(14,</text:p>
      <text:p text:style-name="Normal">64),</text:p>
      <text:p text:style-name="Normal">(17,</text:p>
      <text:p text:style-name="Normal">64),</text:p>
      <text:soft-page-break/>
      <text:p text:style-name="Normal">(20,</text:p>
      <text:p text:style-name="Normal">64),</text:p>
      <text:p text:style-name="Normal">(21,</text:p>
      <text:p text:style-name="Normal">64),</text:p>
      <text:p text:style-name="Normal">(24,</text:p>
      <text:p text:style-name="Normal">64),</text:p>
      <text:p text:style-name="Normal">(26,</text:p>
      <text:p text:style-name="Normal">64),</text:p>
      <text:p text:style-name="Normal">(27,</text:p>
      <text:p text:style-name="Normal">64),</text:p>
      <text:p text:style-name="Normal">(30,</text:p>
      <text:p text:style-name="Normal">64),</text:p>
      <text:p text:style-name="Normal">(32,</text:p>
      <text:p text:style-name="Normal">64),</text:p>
      <text:p text:style-name="Normal">(36,</text:p>
      <text:p text:style-name="Normal">64),</text:p>
      <text:p text:style-name="Normal">(39,</text:p>
      <text:p text:style-name="Normal">64),</text:p>
      <text:p text:style-name="Normal">(40,</text:p>
      <text:p text:style-name="Normal">64),</text:p>
      <text:p text:style-name="Normal">(41,</text:p>
      <text:p text:style-name="Normal">64),</text:p>
      <text:p text:style-name="Normal">(43,</text:p>
      <text:p text:style-name="Normal">64),</text:p>
      <text:p text:style-name="Normal">(48,</text:p>
      <text:p text:style-name="Normal">64),</text:p>
      <text:p text:style-name="Normal">(50,</text:p>
      <text:p text:style-name="Normal">64),</text:p>
      <text:p text:style-name="Normal">(54,</text:p>
      <text:p text:style-name="Normal">64),</text:p>
      <text:p text:style-name="Normal">(57,</text:p>
      <text:soft-page-break/>
      <text:p text:style-name="Normal">64),</text:p>
      <text:p text:style-name="Normal">(60,</text:p>
      <text:p text:style-name="Normal">64),</text:p>
      <text:p text:style-name="Normal">(65,</text:p>
      <text:p text:style-name="Normal">64),</text:p>
      <text:p text:style-name="Normal">(66,</text:p>
      <text:p text:style-name="Normal">64),</text:p>
      <text:p text:style-name="Normal">(71,</text:p>
      <text:p text:style-name="Normal">64),</text:p>
      <text:p text:style-name="Normal">(73,</text:p>
      <text:p text:style-name="Normal">64),</text:p>
      <text:p text:style-name="Normal">(75,</text:p>
      <text:p text:style-name="Normal">64),</text:p>
      <text:p text:style-name="Normal">(76,</text:p>
      <text:p text:style-name="Normal">64),</text:p>
      <text:p text:style-name="Normal">(82,</text:p>
      <text:p text:style-name="Normal">64),</text:p>
      <text:p text:style-name="Normal">(91,</text:p>
      <text:p text:style-name="Normal">64),</text:p>
      <text:p text:style-name="Normal">(94,</text:p>
      <text:p text:style-name="Normal">64),</text:p>
      <text:p text:style-name="Normal">(2,</text:p>
      <text:p text:style-name="Normal">65),</text:p>
      <text:p text:style-name="Normal">(3,</text:p>
      <text:p text:style-name="Normal">65),</text:p>
      <text:p text:style-name="Normal">(4,</text:p>
      <text:p text:style-name="Normal">65),</text:p>
      <text:p text:style-name="Normal">(5,</text:p>
      <text:p text:style-name="Normal">65),</text:p>
      <text:p text:style-name="Normal">(9,</text:p>
      <text:p text:style-name="Normal">65),</text:p>
      <text:soft-page-break/>
      <text:p text:style-name="Normal">(12,</text:p>
      <text:p text:style-name="Normal">65),</text:p>
      <text:p text:style-name="Normal">(13,</text:p>
      <text:p text:style-name="Normal">65),</text:p>
      <text:p text:style-name="Normal">(14,</text:p>
      <text:p text:style-name="Normal">65),</text:p>
      <text:p text:style-name="Normal">(15,</text:p>
      <text:p text:style-name="Normal">65),</text:p>
      <text:p text:style-name="Normal">(21,</text:p>
      <text:p text:style-name="Normal">65),</text:p>
      <text:p text:style-name="Normal">(24,</text:p>
      <text:p text:style-name="Normal">65),</text:p>
      <text:p text:style-name="Normal">(26,</text:p>
      <text:p text:style-name="Normal">65),</text:p>
      <text:p text:style-name="Normal">(36,</text:p>
      <text:p text:style-name="Normal">65),</text:p>
      <text:p text:style-name="Normal">(38,</text:p>
      <text:p text:style-name="Normal">65),</text:p>
      <text:p text:style-name="Normal">(41,</text:p>
      <text:p text:style-name="Normal">65),</text:p>
      <text:p text:style-name="Normal">(42,</text:p>
      <text:p text:style-name="Normal">65),</text:p>
      <text:p text:style-name="Normal">(44,</text:p>
      <text:p text:style-name="Normal">65),</text:p>
      <text:p text:style-name="Normal">(48,</text:p>
      <text:p text:style-name="Normal">65),</text:p>
      <text:p text:style-name="Normal">(52,</text:p>
      <text:p text:style-name="Normal">65),</text:p>
      <text:p text:style-name="Normal">(54,</text:p>
      <text:p text:style-name="Normal">65),</text:p>
      <text:p text:style-name="Normal">(57,</text:p>
      <text:soft-page-break/>
      <text:p text:style-name="Normal">65),</text:p>
      <text:p text:style-name="Normal">(62,</text:p>
      <text:p text:style-name="Normal">65),</text:p>
      <text:p text:style-name="Normal">(63,</text:p>
      <text:p text:style-name="Normal">65),</text:p>
      <text:p text:style-name="Normal">(66,</text:p>
      <text:p text:style-name="Normal">65),</text:p>
      <text:p text:style-name="Normal">(71,</text:p>
      <text:p text:style-name="Normal">65),</text:p>
      <text:p text:style-name="Normal">(72,</text:p>
      <text:p text:style-name="Normal">65),</text:p>
      <text:p text:style-name="Normal">(75,</text:p>
      <text:p text:style-name="Normal">65),</text:p>
      <text:p text:style-name="Normal">(76,</text:p>
      <text:p text:style-name="Normal">65),</text:p>
      <text:p text:style-name="Normal">(78,</text:p>
      <text:p text:style-name="Normal">65),</text:p>
      <text:p text:style-name="Normal">(82,</text:p>
      <text:p text:style-name="Normal">65),</text:p>
      <text:p text:style-name="Normal">(87,</text:p>
      <text:p text:style-name="Normal">65),</text:p>
      <text:p text:style-name="Normal">(91,</text:p>
      <text:p text:style-name="Normal">65),</text:p>
      <text:p text:style-name="Normal">(97,</text:p>
      <text:p text:style-name="Normal">65),</text:p>
      <text:p text:style-name="Normal">(3,</text:p>
      <text:p text:style-name="Normal">66),</text:p>
      <text:p text:style-name="Normal">(4,</text:p>
      <text:p text:style-name="Normal">66),</text:p>
      <text:p text:style-name="Normal">(5,</text:p>
      <text:p text:style-name="Normal">66),</text:p>
      <text:soft-page-break/>
      <text:p text:style-name="Normal">(6,</text:p>
      <text:p text:style-name="Normal">66),</text:p>
      <text:p text:style-name="Normal">(8,</text:p>
      <text:p text:style-name="Normal">66),</text:p>
      <text:p text:style-name="Normal">(14,</text:p>
      <text:p text:style-name="Normal">66),</text:p>
      <text:p text:style-name="Normal">(15,</text:p>
      <text:p text:style-name="Normal">66),</text:p>
      <text:p text:style-name="Normal">(20,</text:p>
      <text:p text:style-name="Normal">66),</text:p>
      <text:p text:style-name="Normal">(21,</text:p>
      <text:p text:style-name="Normal">66),</text:p>
      <text:p text:style-name="Normal">(24,</text:p>
      <text:p text:style-name="Normal">66),</text:p>
      <text:p text:style-name="Normal">(26,</text:p>
      <text:p text:style-name="Normal">66),</text:p>
      <text:p text:style-name="Normal">(32,</text:p>
      <text:p text:style-name="Normal">66),</text:p>
      <text:p text:style-name="Normal">(35,</text:p>
      <text:p text:style-name="Normal">66),</text:p>
      <text:p text:style-name="Normal">(36,</text:p>
      <text:p text:style-name="Normal">66),</text:p>
      <text:p text:style-name="Normal">(39,</text:p>
      <text:p text:style-name="Normal">66),</text:p>
      <text:p text:style-name="Normal">(41,</text:p>
      <text:p text:style-name="Normal">66),</text:p>
      <text:p text:style-name="Normal">(43,</text:p>
      <text:p text:style-name="Normal">66),</text:p>
      <text:p text:style-name="Normal">(46,</text:p>
      <text:p text:style-name="Normal">66),</text:p>
      <text:p text:style-name="Normal">(47,</text:p>
      <text:soft-page-break/>
      <text:p text:style-name="Normal">66),</text:p>
      <text:p text:style-name="Normal">(52,</text:p>
      <text:p text:style-name="Normal">66),</text:p>
      <text:p text:style-name="Normal">(54,</text:p>
      <text:p text:style-name="Normal">66),</text:p>
      <text:p text:style-name="Normal">(55,</text:p>
      <text:p text:style-name="Normal">66),</text:p>
      <text:p text:style-name="Normal">(57,</text:p>
      <text:p text:style-name="Normal">66),</text:p>
      <text:p text:style-name="Normal">(60,</text:p>
      <text:p text:style-name="Normal">66),</text:p>
      <text:p text:style-name="Normal">(61,</text:p>
      <text:p text:style-name="Normal">66),</text:p>
      <text:p text:style-name="Normal">(62,</text:p>
      <text:p text:style-name="Normal">66),</text:p>
      <text:p text:style-name="Normal">(65,</text:p>
      <text:p text:style-name="Normal">66),</text:p>
      <text:p text:style-name="Normal">(66,</text:p>
      <text:p text:style-name="Normal">66),</text:p>
      <text:p text:style-name="Normal">(67,</text:p>
      <text:p text:style-name="Normal">66),</text:p>
      <text:p text:style-name="Normal">(71,</text:p>
      <text:p text:style-name="Normal">66),</text:p>
      <text:p text:style-name="Normal">(75,</text:p>
      <text:p text:style-name="Normal">66),</text:p>
      <text:p text:style-name="Normal">(76,</text:p>
      <text:p text:style-name="Normal">66),</text:p>
      <text:p text:style-name="Normal">(79,</text:p>
      <text:p text:style-name="Normal">66),</text:p>
      <text:p text:style-name="Normal">(87,</text:p>
      <text:p text:style-name="Normal">66),</text:p>
      <text:soft-page-break/>
      <text:p text:style-name="Normal">(91,</text:p>
      <text:p text:style-name="Normal">66),</text:p>
      <text:p text:style-name="Normal">(92,</text:p>
      <text:p text:style-name="Normal">66),</text:p>
      <text:p text:style-name="Normal">(93,</text:p>
      <text:p text:style-name="Normal">66),</text:p>
      <text:p text:style-name="Normal">(97,</text:p>
      <text:p text:style-name="Normal">66),</text:p>
      <text:p text:style-name="Normal">(99,</text:p>
      <text:p text:style-name="Normal">66),</text:p>
      <text:p text:style-name="Normal">(3,</text:p>
      <text:p text:style-name="Normal">67),</text:p>
      <text:p text:style-name="Normal">(5,</text:p>
      <text:p text:style-name="Normal">67),</text:p>
      <text:p text:style-name="Normal">(11,</text:p>
      <text:p text:style-name="Normal">67),</text:p>
      <text:p text:style-name="Normal">(14,</text:p>
      <text:p text:style-name="Normal">67),</text:p>
      <text:p text:style-name="Normal">(15,</text:p>
      <text:p text:style-name="Normal">67),</text:p>
      <text:p text:style-name="Normal">(16,</text:p>
      <text:p text:style-name="Normal">67),</text:p>
      <text:p text:style-name="Normal">(17,</text:p>
      <text:p text:style-name="Normal">67),</text:p>
      <text:p text:style-name="Normal">(18,</text:p>
      <text:p text:style-name="Normal">67),</text:p>
      <text:p text:style-name="Normal">(20,</text:p>
      <text:p text:style-name="Normal">67),</text:p>
      <text:p text:style-name="Normal">(21,</text:p>
      <text:p text:style-name="Normal">67),</text:p>
      <text:p text:style-name="Normal">(24,</text:p>
      <text:soft-page-break/>
      <text:p text:style-name="Normal">67),</text:p>
      <text:p text:style-name="Normal">(31,</text:p>
      <text:p text:style-name="Normal">67),</text:p>
      <text:p text:style-name="Normal">(32,</text:p>
      <text:p text:style-name="Normal">67),</text:p>
      <text:p text:style-name="Normal">(36,</text:p>
      <text:p text:style-name="Normal">67),</text:p>
      <text:p text:style-name="Normal">(39,</text:p>
      <text:p text:style-name="Normal">67),</text:p>
      <text:p text:style-name="Normal">(40,</text:p>
      <text:p text:style-name="Normal">67),</text:p>
      <text:p text:style-name="Normal">(41,</text:p>
      <text:p text:style-name="Normal">67),</text:p>
      <text:p text:style-name="Normal">(50,</text:p>
      <text:p text:style-name="Normal">67),</text:p>
      <text:p text:style-name="Normal">(54,</text:p>
      <text:p text:style-name="Normal">67),</text:p>
      <text:p text:style-name="Normal">(55,</text:p>
      <text:p text:style-name="Normal">67),</text:p>
      <text:p text:style-name="Normal">(57,</text:p>
      <text:p text:style-name="Normal">67),</text:p>
      <text:p text:style-name="Normal">(60,</text:p>
      <text:p text:style-name="Normal">67),</text:p>
      <text:p text:style-name="Normal">(61,</text:p>
      <text:p text:style-name="Normal">67),</text:p>
      <text:p text:style-name="Normal">(62,</text:p>
      <text:p text:style-name="Normal">67),</text:p>
      <text:p text:style-name="Normal">(63,</text:p>
      <text:p text:style-name="Normal">67),</text:p>
      <text:p text:style-name="Normal">(65,</text:p>
      <text:p text:style-name="Normal">67),</text:p>
      <text:soft-page-break/>
      <text:p text:style-name="Normal">(66,</text:p>
      <text:p text:style-name="Normal">67),</text:p>
      <text:p text:style-name="Normal">(67,</text:p>
      <text:p text:style-name="Normal">67),</text:p>
      <text:p text:style-name="Normal">(71,</text:p>
      <text:p text:style-name="Normal">67),</text:p>
      <text:p text:style-name="Normal">(75,</text:p>
      <text:p text:style-name="Normal">67),</text:p>
      <text:p text:style-name="Normal">(76,</text:p>
      <text:p text:style-name="Normal">67),</text:p>
      <text:p text:style-name="Normal">(78,</text:p>
      <text:p text:style-name="Normal">67),</text:p>
      <text:p text:style-name="Normal">(82,</text:p>
      <text:p text:style-name="Normal">67),</text:p>
      <text:p text:style-name="Normal">(91,</text:p>
      <text:p text:style-name="Normal">67),</text:p>
      <text:p text:style-name="Normal">(96,</text:p>
      <text:p text:style-name="Normal">67),</text:p>
      <text:p text:style-name="Normal">(5,</text:p>
      <text:p text:style-name="Normal">68),</text:p>
      <text:p text:style-name="Normal">(6,</text:p>
      <text:p text:style-name="Normal">68),</text:p>
      <text:p text:style-name="Normal">(9,</text:p>
      <text:p text:style-name="Normal">68),</text:p>
      <text:p text:style-name="Normal">(13,</text:p>
      <text:p text:style-name="Normal">68),</text:p>
      <text:p text:style-name="Normal">(14,</text:p>
      <text:p text:style-name="Normal">68),</text:p>
      <text:p text:style-name="Normal">(17,</text:p>
      <text:p text:style-name="Normal">68),</text:p>
      <text:p text:style-name="Normal">(21,</text:p>
      <text:soft-page-break/>
      <text:p text:style-name="Normal">68),</text:p>
      <text:p text:style-name="Normal">(22,</text:p>
      <text:p text:style-name="Normal">68),</text:p>
      <text:p text:style-name="Normal">(24,</text:p>
      <text:p text:style-name="Normal">68),</text:p>
      <text:p text:style-name="Normal">(30,</text:p>
      <text:p text:style-name="Normal">68),</text:p>
      <text:p text:style-name="Normal">(32,</text:p>
      <text:p text:style-name="Normal">68),</text:p>
      <text:p text:style-name="Normal">(36,</text:p>
      <text:p text:style-name="Normal">68),</text:p>
      <text:p text:style-name="Normal">(37,</text:p>
      <text:p text:style-name="Normal">68),</text:p>
      <text:p text:style-name="Normal">(41,</text:p>
      <text:p text:style-name="Normal">68),</text:p>
      <text:p text:style-name="Normal">(43,</text:p>
      <text:p text:style-name="Normal">68),</text:p>
      <text:p text:style-name="Normal">(47,</text:p>
      <text:p text:style-name="Normal">68),</text:p>
      <text:p text:style-name="Normal">(54,</text:p>
      <text:p text:style-name="Normal">68),</text:p>
      <text:p text:style-name="Normal">(56,</text:p>
      <text:p text:style-name="Normal">68),</text:p>
      <text:p text:style-name="Normal">(57,</text:p>
      <text:p text:style-name="Normal">68),</text:p>
      <text:p text:style-name="Normal">(61,</text:p>
      <text:p text:style-name="Normal">68),</text:p>
      <text:p text:style-name="Normal">(63,</text:p>
      <text:p text:style-name="Normal">68),</text:p>
      <text:p text:style-name="Normal">(66,</text:p>
      <text:p text:style-name="Normal">68),</text:p>
      <text:soft-page-break/>
      <text:p text:style-name="Normal">(67,</text:p>
      <text:p text:style-name="Normal">68),</text:p>
      <text:p text:style-name="Normal">(70,</text:p>
      <text:p text:style-name="Normal">68),</text:p>
      <text:p text:style-name="Normal">(71,</text:p>
      <text:p text:style-name="Normal">68),</text:p>
      <text:p text:style-name="Normal">(75,</text:p>
      <text:p text:style-name="Normal">68),</text:p>
      <text:p text:style-name="Normal">(76,</text:p>
      <text:p text:style-name="Normal">68),</text:p>
      <text:p text:style-name="Normal">(91,</text:p>
      <text:p text:style-name="Normal">68),</text:p>
      <text:p text:style-name="Normal">(93,</text:p>
      <text:p text:style-name="Normal">68),</text:p>
      <text:p text:style-name="Normal">(94,</text:p>
      <text:p text:style-name="Normal">68),</text:p>
      <text:p text:style-name="Normal">(95,</text:p>
      <text:p text:style-name="Normal">68),</text:p>
      <text:p text:style-name="Normal">(98,</text:p>
      <text:p text:style-name="Normal">68),</text:p>
      <text:p text:style-name="Normal">(99,</text:p>
      <text:p text:style-name="Normal">68),</text:p>
      <text:p text:style-name="Normal">(100,</text:p>
      <text:p text:style-name="Normal">68),</text:p>
      <text:p text:style-name="Normal">(2,</text:p>
      <text:p text:style-name="Normal">69),</text:p>
      <text:p text:style-name="Normal">(3,</text:p>
      <text:p text:style-name="Normal">69),</text:p>
      <text:p text:style-name="Normal">(5,</text:p>
      <text:p text:style-name="Normal">69),</text:p>
      <text:p text:style-name="Normal">(11,</text:p>
      <text:soft-page-break/>
      <text:p text:style-name="Normal">69),</text:p>
      <text:p text:style-name="Normal">(14,</text:p>
      <text:p text:style-name="Normal">69),</text:p>
      <text:p text:style-name="Normal">(15,</text:p>
      <text:p text:style-name="Normal">69),</text:p>
      <text:p text:style-name="Normal">(18,</text:p>
      <text:p text:style-name="Normal">69),</text:p>
      <text:p text:style-name="Normal">(21,</text:p>
      <text:p text:style-name="Normal">69),</text:p>
      <text:p text:style-name="Normal">(22,</text:p>
      <text:p text:style-name="Normal">69),</text:p>
      <text:p text:style-name="Normal">(24,</text:p>
      <text:p text:style-name="Normal">69),</text:p>
      <text:p text:style-name="Normal">(31,</text:p>
      <text:p text:style-name="Normal">69),</text:p>
      <text:p text:style-name="Normal">(32,</text:p>
      <text:p text:style-name="Normal">69),</text:p>
      <text:p text:style-name="Normal">(33,</text:p>
      <text:p text:style-name="Normal">69),</text:p>
      <text:p text:style-name="Normal">(35,</text:p>
      <text:p text:style-name="Normal">69),</text:p>
      <text:p text:style-name="Normal">(36,</text:p>
      <text:p text:style-name="Normal">69),</text:p>
      <text:p text:style-name="Normal">(37,</text:p>
      <text:p text:style-name="Normal">69),</text:p>
      <text:p text:style-name="Normal">(38,</text:p>
      <text:p text:style-name="Normal">69),</text:p>
      <text:p text:style-name="Normal">(40,</text:p>
      <text:p text:style-name="Normal">69),</text:p>
      <text:p text:style-name="Normal">(41,</text:p>
      <text:p text:style-name="Normal">69),</text:p>
      <text:soft-page-break/>
      <text:p text:style-name="Normal">(43,</text:p>
      <text:p text:style-name="Normal">69),</text:p>
      <text:p text:style-name="Normal">(47,</text:p>
      <text:p text:style-name="Normal">69),</text:p>
      <text:p text:style-name="Normal">(50,</text:p>
      <text:p text:style-name="Normal">69),</text:p>
      <text:p text:style-name="Normal">(54,</text:p>
      <text:p text:style-name="Normal">69),</text:p>
      <text:p text:style-name="Normal">(57,</text:p>
      <text:p text:style-name="Normal">69),</text:p>
      <text:p text:style-name="Normal">(62,</text:p>
      <text:p text:style-name="Normal">69),</text:p>
      <text:p text:style-name="Normal">(63,</text:p>
      <text:p text:style-name="Normal">69),</text:p>
      <text:p text:style-name="Normal">(66,</text:p>
      <text:p text:style-name="Normal">69),</text:p>
      <text:p text:style-name="Normal">(70,</text:p>
      <text:p text:style-name="Normal">69),</text:p>
      <text:p text:style-name="Normal">(71,</text:p>
      <text:p text:style-name="Normal">69),</text:p>
      <text:p text:style-name="Normal">(73,</text:p>
      <text:p text:style-name="Normal">69),</text:p>
      <text:p text:style-name="Normal">(75,</text:p>
      <text:p text:style-name="Normal">69),</text:p>
      <text:p text:style-name="Normal">(76,</text:p>
      <text:p text:style-name="Normal">69),</text:p>
      <text:p text:style-name="Normal">(82,</text:p>
      <text:p text:style-name="Normal">69),</text:p>
      <text:p text:style-name="Normal">(91,</text:p>
      <text:p text:style-name="Normal">69),</text:p>
      <text:p text:style-name="Normal">(92,</text:p>
      <text:soft-page-break/>
      <text:p text:style-name="Normal">69),</text:p>
      <text:p text:style-name="Normal">(94,</text:p>
      <text:p text:style-name="Normal">69),</text:p>
      <text:p text:style-name="Normal">(95,</text:p>
      <text:p text:style-name="Normal">69),</text:p>
      <text:p text:style-name="Normal">(96,</text:p>
      <text:p text:style-name="Normal">69),</text:p>
      <text:p text:style-name="Normal">(4,</text:p>
      <text:p text:style-name="Normal">70),</text:p>
      <text:p text:style-name="Normal">(5,</text:p>
      <text:p text:style-name="Normal">70),</text:p>
      <text:p text:style-name="Normal">(8,</text:p>
      <text:p text:style-name="Normal">70),</text:p>
      <text:p text:style-name="Normal">(12,</text:p>
      <text:p text:style-name="Normal">70),</text:p>
      <text:p text:style-name="Normal">(13,</text:p>
      <text:p text:style-name="Normal">70),</text:p>
      <text:p text:style-name="Normal">(14,</text:p>
      <text:p text:style-name="Normal">70),</text:p>
      <text:p text:style-name="Normal">(15,</text:p>
      <text:p text:style-name="Normal">70),</text:p>
      <text:p text:style-name="Normal">(21,</text:p>
      <text:p text:style-name="Normal">70),</text:p>
      <text:p text:style-name="Normal">(22,</text:p>
      <text:p text:style-name="Normal">70),</text:p>
      <text:p text:style-name="Normal">(24,</text:p>
      <text:p text:style-name="Normal">70),</text:p>
      <text:p text:style-name="Normal">(32,</text:p>
      <text:p text:style-name="Normal">70),</text:p>
      <text:p text:style-name="Normal">(36,</text:p>
      <text:p text:style-name="Normal">70),</text:p>
      <text:soft-page-break/>
      <text:p text:style-name="Normal">(41,</text:p>
      <text:p text:style-name="Normal">70),</text:p>
      <text:p text:style-name="Normal">(42,</text:p>
      <text:p text:style-name="Normal">70),</text:p>
      <text:p text:style-name="Normal">(43,</text:p>
      <text:p text:style-name="Normal">70),</text:p>
      <text:p text:style-name="Normal">(44,</text:p>
      <text:p text:style-name="Normal">70),</text:p>
      <text:p text:style-name="Normal">(50,</text:p>
      <text:p text:style-name="Normal">70),</text:p>
      <text:p text:style-name="Normal">(54,</text:p>
      <text:p text:style-name="Normal">70),</text:p>
      <text:p text:style-name="Normal">(55,</text:p>
      <text:p text:style-name="Normal">70),</text:p>
      <text:p text:style-name="Normal">(57,</text:p>
      <text:p text:style-name="Normal">70),</text:p>
      <text:p text:style-name="Normal">(62,</text:p>
      <text:p text:style-name="Normal">70),</text:p>
      <text:p text:style-name="Normal">(65,</text:p>
      <text:p text:style-name="Normal">70),</text:p>
      <text:p text:style-name="Normal">(66,</text:p>
      <text:p text:style-name="Normal">70),</text:p>
      <text:p text:style-name="Normal">(67,</text:p>
      <text:p text:style-name="Normal">70),</text:p>
      <text:p text:style-name="Normal">(71,</text:p>
      <text:p text:style-name="Normal">70),</text:p>
      <text:p text:style-name="Normal">(72,</text:p>
      <text:p text:style-name="Normal">70),</text:p>
      <text:p text:style-name="Normal">(75,</text:p>
      <text:p text:style-name="Normal">70),</text:p>
      <text:p text:style-name="Normal">(76,</text:p>
      <text:soft-page-break/>
      <text:p text:style-name="Normal">70),</text:p>
      <text:p text:style-name="Normal">(85,</text:p>
      <text:p text:style-name="Normal">70),</text:p>
      <text:p text:style-name="Normal">(87,</text:p>
      <text:p text:style-name="Normal">70),</text:p>
      <text:p text:style-name="Normal">(91,</text:p>
      <text:p text:style-name="Normal">70),</text:p>
      <text:p text:style-name="Normal">(94,</text:p>
      <text:p text:style-name="Normal">70),</text:p>
      <text:p text:style-name="Normal">(97,</text:p>
      <text:p text:style-name="Normal">70),</text:p>
      <text:p text:style-name="Normal">(98,</text:p>
      <text:p text:style-name="Normal">70),</text:p>
      <text:p text:style-name="Normal">(3,</text:p>
      <text:p text:style-name="Normal">71),</text:p>
      <text:p text:style-name="Normal">(4,</text:p>
      <text:p text:style-name="Normal">71),</text:p>
      <text:p text:style-name="Normal">(5,</text:p>
      <text:p text:style-name="Normal">71),</text:p>
      <text:p text:style-name="Normal">(10,</text:p>
      <text:p text:style-name="Normal">71),</text:p>
      <text:p text:style-name="Normal">(11,</text:p>
      <text:p text:style-name="Normal">71),</text:p>
      <text:p text:style-name="Normal">(14,</text:p>
      <text:p text:style-name="Normal">71),</text:p>
      <text:p text:style-name="Normal">(16,</text:p>
      <text:p text:style-name="Normal">71),</text:p>
      <text:p text:style-name="Normal">(18,</text:p>
      <text:p text:style-name="Normal">71),</text:p>
      <text:p text:style-name="Normal">(19,</text:p>
      <text:p text:style-name="Normal">71),</text:p>
      <text:soft-page-break/>
      <text:p text:style-name="Normal">(20,</text:p>
      <text:p text:style-name="Normal">71),</text:p>
      <text:p text:style-name="Normal">(21,</text:p>
      <text:p text:style-name="Normal">71),</text:p>
      <text:p text:style-name="Normal">(22,</text:p>
      <text:p text:style-name="Normal">71),</text:p>
      <text:p text:style-name="Normal">(24,</text:p>
      <text:p text:style-name="Normal">71),</text:p>
      <text:p text:style-name="Normal">(32,</text:p>
      <text:p text:style-name="Normal">71),</text:p>
      <text:p text:style-name="Normal">(36,</text:p>
      <text:p text:style-name="Normal">71),</text:p>
      <text:p text:style-name="Normal">(39,</text:p>
      <text:p text:style-name="Normal">71),</text:p>
      <text:p text:style-name="Normal">(41,</text:p>
      <text:p text:style-name="Normal">71),</text:p>
      <text:p text:style-name="Normal">(50,</text:p>
      <text:p text:style-name="Normal">71),</text:p>
      <text:p text:style-name="Normal">(54,</text:p>
      <text:p text:style-name="Normal">71),</text:p>
      <text:p text:style-name="Normal">(57,</text:p>
      <text:p text:style-name="Normal">71),</text:p>
      <text:p text:style-name="Normal">(61,</text:p>
      <text:p text:style-name="Normal">71),</text:p>
      <text:p text:style-name="Normal">(65,</text:p>
      <text:p text:style-name="Normal">71),</text:p>
      <text:p text:style-name="Normal">(66,</text:p>
      <text:p text:style-name="Normal">71),</text:p>
      <text:p text:style-name="Normal">(67,</text:p>
      <text:p text:style-name="Normal">71),</text:p>
      <text:p text:style-name="Normal">(71,</text:p>
      <text:soft-page-break/>
      <text:p text:style-name="Normal">71),</text:p>
      <text:p text:style-name="Normal">(75,</text:p>
      <text:p text:style-name="Normal">71),</text:p>
      <text:p text:style-name="Normal">(76,</text:p>
      <text:p text:style-name="Normal">71),</text:p>
      <text:p text:style-name="Normal">(78,</text:p>
      <text:p text:style-name="Normal">71),</text:p>
      <text:p text:style-name="Normal">(82,</text:p>
      <text:p text:style-name="Normal">71),</text:p>
      <text:p text:style-name="Normal">(84,</text:p>
      <text:p text:style-name="Normal">71),</text:p>
      <text:p text:style-name="Normal">(85,</text:p>
      <text:p text:style-name="Normal">71),</text:p>
      <text:p text:style-name="Normal">(91,</text:p>
      <text:p text:style-name="Normal">71),</text:p>
      <text:p text:style-name="Normal">(92,</text:p>
      <text:p text:style-name="Normal">71),</text:p>
      <text:p text:style-name="Normal">(93,</text:p>
      <text:p text:style-name="Normal">71),</text:p>
      <text:p text:style-name="Normal">(98,</text:p>
      <text:p text:style-name="Normal">71),</text:p>
      <text:p text:style-name="Normal">(99,</text:p>
      <text:p text:style-name="Normal">71),</text:p>
      <text:p text:style-name="Normal">(100,</text:p>
      <text:p text:style-name="Normal">71),</text:p>
      <text:p text:style-name="Normal">(5,</text:p>
      <text:p text:style-name="Normal">72),</text:p>
      <text:p text:style-name="Normal">(10,</text:p>
      <text:p text:style-name="Normal">72),</text:p>
      <text:p text:style-name="Normal">(11,</text:p>
      <text:p text:style-name="Normal">72),</text:p>
      <text:soft-page-break/>
      <text:p text:style-name="Normal">(12,</text:p>
      <text:p text:style-name="Normal">72),</text:p>
      <text:p text:style-name="Normal">(14,</text:p>
      <text:p text:style-name="Normal">72),</text:p>
      <text:p text:style-name="Normal">(17,</text:p>
      <text:p text:style-name="Normal">72),</text:p>
      <text:p text:style-name="Normal">(21,</text:p>
      <text:p text:style-name="Normal">72),</text:p>
      <text:p text:style-name="Normal">(24,</text:p>
      <text:p text:style-name="Normal">72),</text:p>
      <text:p text:style-name="Normal">(31,</text:p>
      <text:p text:style-name="Normal">72),</text:p>
      <text:p text:style-name="Normal">(33,</text:p>
      <text:p text:style-name="Normal">72),</text:p>
      <text:p text:style-name="Normal">(36,</text:p>
      <text:p text:style-name="Normal">72),</text:p>
      <text:p text:style-name="Normal">(37,</text:p>
      <text:p text:style-name="Normal">72),</text:p>
      <text:p text:style-name="Normal">(39,</text:p>
      <text:p text:style-name="Normal">72),</text:p>
      <text:p text:style-name="Normal">(40,</text:p>
      <text:p text:style-name="Normal">72),</text:p>
      <text:p text:style-name="Normal">(41,</text:p>
      <text:p text:style-name="Normal">72),</text:p>
      <text:p text:style-name="Normal">(42,</text:p>
      <text:p text:style-name="Normal">72),</text:p>
      <text:p text:style-name="Normal">(43,</text:p>
      <text:p text:style-name="Normal">72),</text:p>
      <text:p text:style-name="Normal">(46,</text:p>
      <text:p text:style-name="Normal">72),</text:p>
      <text:p text:style-name="Normal">(54,</text:p>
      <text:soft-page-break/>
      <text:p text:style-name="Normal">72),</text:p>
      <text:p text:style-name="Normal">(55,</text:p>
      <text:p text:style-name="Normal">72),</text:p>
      <text:p text:style-name="Normal">(57,</text:p>
      <text:p text:style-name="Normal">72),</text:p>
      <text:p text:style-name="Normal">(61,</text:p>
      <text:p text:style-name="Normal">72),</text:p>
      <text:p text:style-name="Normal">(63,</text:p>
      <text:p text:style-name="Normal">72),</text:p>
      <text:p text:style-name="Normal">(66,</text:p>
      <text:p text:style-name="Normal">72),</text:p>
      <text:p text:style-name="Normal">(71,</text:p>
      <text:p text:style-name="Normal">72),</text:p>
      <text:p text:style-name="Normal">(75,</text:p>
      <text:p text:style-name="Normal">72),</text:p>
      <text:p text:style-name="Normal">(76,</text:p>
      <text:p text:style-name="Normal">72),</text:p>
      <text:p text:style-name="Normal">(84,</text:p>
      <text:p text:style-name="Normal">72),</text:p>
      <text:p text:style-name="Normal">(91,</text:p>
      <text:p text:style-name="Normal">72),</text:p>
      <text:p text:style-name="Normal">(92,</text:p>
      <text:p text:style-name="Normal">72),</text:p>
      <text:p text:style-name="Normal">(95,</text:p>
      <text:p text:style-name="Normal">72),</text:p>
      <text:p text:style-name="Normal">(98,</text:p>
      <text:p text:style-name="Normal">72),</text:p>
      <text:p text:style-name="Normal">(100,</text:p>
      <text:p text:style-name="Normal">72),</text:p>
      <text:p text:style-name="Normal">(3,</text:p>
      <text:p text:style-name="Normal">73),</text:p>
      <text:soft-page-break/>
      <text:p text:style-name="Normal">(5,</text:p>
      <text:p text:style-name="Normal">73),</text:p>
      <text:p text:style-name="Normal">(9,</text:p>
      <text:p text:style-name="Normal">73),</text:p>
      <text:p text:style-name="Normal">(11,</text:p>
      <text:p text:style-name="Normal">73),</text:p>
      <text:p text:style-name="Normal">(14,</text:p>
      <text:p text:style-name="Normal">73),</text:p>
      <text:p text:style-name="Normal">(18,</text:p>
      <text:p text:style-name="Normal">73),</text:p>
      <text:p text:style-name="Normal">(21,</text:p>
      <text:p text:style-name="Normal">73),</text:p>
      <text:p text:style-name="Normal">(24,</text:p>
      <text:p text:style-name="Normal">73),</text:p>
      <text:p text:style-name="Normal">(27,</text:p>
      <text:p text:style-name="Normal">73),</text:p>
      <text:p text:style-name="Normal">(31,</text:p>
      <text:p text:style-name="Normal">73),</text:p>
      <text:p text:style-name="Normal">(36,</text:p>
      <text:p text:style-name="Normal">73),</text:p>
      <text:p text:style-name="Normal">(41,</text:p>
      <text:p text:style-name="Normal">73),</text:p>
      <text:p text:style-name="Normal">(43,</text:p>
      <text:p text:style-name="Normal">73),</text:p>
      <text:p text:style-name="Normal">(54,</text:p>
      <text:p text:style-name="Normal">73),</text:p>
      <text:p text:style-name="Normal">(57,</text:p>
      <text:p text:style-name="Normal">73),</text:p>
      <text:p text:style-name="Normal">(61,</text:p>
      <text:p text:style-name="Normal">73),</text:p>
      <text:p text:style-name="Normal">(66,</text:p>
      <text:soft-page-break/>
      <text:p text:style-name="Normal">73),</text:p>
      <text:p text:style-name="Normal">(67,</text:p>
      <text:p text:style-name="Normal">73),</text:p>
      <text:p text:style-name="Normal">(70,</text:p>
      <text:p text:style-name="Normal">73),</text:p>
      <text:p text:style-name="Normal">(71,</text:p>
      <text:p text:style-name="Normal">73),</text:p>
      <text:p text:style-name="Normal">(72,</text:p>
      <text:p text:style-name="Normal">73),</text:p>
      <text:p text:style-name="Normal">(75,</text:p>
      <text:p text:style-name="Normal">73),</text:p>
      <text:p text:style-name="Normal">(76,</text:p>
      <text:p text:style-name="Normal">73),</text:p>
      <text:p text:style-name="Normal">(78,</text:p>
      <text:p text:style-name="Normal">73),</text:p>
      <text:p text:style-name="Normal">(82,</text:p>
      <text:p text:style-name="Normal">73),</text:p>
      <text:p text:style-name="Normal">(85,</text:p>
      <text:p text:style-name="Normal">73),</text:p>
      <text:p text:style-name="Normal">(87,</text:p>
      <text:p text:style-name="Normal">73),</text:p>
      <text:p text:style-name="Normal">(91,</text:p>
      <text:p text:style-name="Normal">73),</text:p>
      <text:p text:style-name="Normal">(92,</text:p>
      <text:p text:style-name="Normal">73),</text:p>
      <text:p text:style-name="Normal">(98,</text:p>
      <text:p text:style-name="Normal">73),</text:p>
      <text:p text:style-name="Normal">(99,</text:p>
      <text:p text:style-name="Normal">73),</text:p>
      <text:p text:style-name="Normal">(5,</text:p>
      <text:p text:style-name="Normal">74),</text:p>
      <text:soft-page-break/>
      <text:p text:style-name="Normal">(8,</text:p>
      <text:p text:style-name="Normal">74),</text:p>
      <text:p text:style-name="Normal">(11,</text:p>
      <text:p text:style-name="Normal">74),</text:p>
      <text:p text:style-name="Normal">(12,</text:p>
      <text:p text:style-name="Normal">74),</text:p>
      <text:p text:style-name="Normal">(13,</text:p>
      <text:p text:style-name="Normal">74),</text:p>
      <text:p text:style-name="Normal">(14,</text:p>
      <text:p text:style-name="Normal">74),</text:p>
      <text:p text:style-name="Normal">(21,</text:p>
      <text:p text:style-name="Normal">74),</text:p>
      <text:p text:style-name="Normal">(22,</text:p>
      <text:p text:style-name="Normal">74),</text:p>
      <text:p text:style-name="Normal">(24,</text:p>
      <text:p text:style-name="Normal">74),</text:p>
      <text:p text:style-name="Normal">(26,</text:p>
      <text:p text:style-name="Normal">74),</text:p>
      <text:p text:style-name="Normal">(27,</text:p>
      <text:p text:style-name="Normal">74),</text:p>
      <text:p text:style-name="Normal">(28,</text:p>
      <text:p text:style-name="Normal">74),</text:p>
      <text:p text:style-name="Normal">(31,</text:p>
      <text:p text:style-name="Normal">74),</text:p>
      <text:p text:style-name="Normal">(36,</text:p>
      <text:p text:style-name="Normal">74),</text:p>
      <text:p text:style-name="Normal">(37,</text:p>
      <text:p text:style-name="Normal">74),</text:p>
      <text:p text:style-name="Normal">(41,</text:p>
      <text:p text:style-name="Normal">74),</text:p>
      <text:p text:style-name="Normal">(47,</text:p>
      <text:soft-page-break/>
      <text:p text:style-name="Normal">74),</text:p>
      <text:p text:style-name="Normal">(48,</text:p>
      <text:p text:style-name="Normal">74),</text:p>
      <text:p text:style-name="Normal">(54,</text:p>
      <text:p text:style-name="Normal">74),</text:p>
      <text:p text:style-name="Normal">(57,</text:p>
      <text:p text:style-name="Normal">74),</text:p>
      <text:p text:style-name="Normal">(61,</text:p>
      <text:p text:style-name="Normal">74),</text:p>
      <text:p text:style-name="Normal">(65,</text:p>
      <text:p text:style-name="Normal">74),</text:p>
      <text:p text:style-name="Normal">(66,</text:p>
      <text:p text:style-name="Normal">74),</text:p>
      <text:p text:style-name="Normal">(71,</text:p>
      <text:p text:style-name="Normal">74),</text:p>
      <text:p text:style-name="Normal">(75,</text:p>
      <text:p text:style-name="Normal">74),</text:p>
      <text:p text:style-name="Normal">(76,</text:p>
      <text:p text:style-name="Normal">74),</text:p>
      <text:p text:style-name="Normal">(78,</text:p>
      <text:p text:style-name="Normal">74),</text:p>
      <text:p text:style-name="Normal">(84,</text:p>
      <text:p text:style-name="Normal">74),</text:p>
      <text:p text:style-name="Normal">(85,</text:p>
      <text:p text:style-name="Normal">74),</text:p>
      <text:p text:style-name="Normal">(87,</text:p>
      <text:p text:style-name="Normal">74),</text:p>
      <text:p text:style-name="Normal">(91,</text:p>
      <text:p text:style-name="Normal">74),</text:p>
      <text:p text:style-name="Normal">(96,</text:p>
      <text:p text:style-name="Normal">74),</text:p>
      <text:soft-page-break/>
      <text:p text:style-name="Normal">(99,</text:p>
      <text:p text:style-name="Normal">74),</text:p>
      <text:p text:style-name="Normal">(100,</text:p>
      <text:p text:style-name="Normal">74),</text:p>
      <text:p text:style-name="Normal">(3,</text:p>
      <text:p text:style-name="Normal">75),</text:p>
      <text:p text:style-name="Normal">(5,</text:p>
      <text:p text:style-name="Normal">75),</text:p>
      <text:p text:style-name="Normal">(6,</text:p>
      <text:p text:style-name="Normal">75),</text:p>
      <text:p text:style-name="Normal">(8,</text:p>
      <text:p text:style-name="Normal">75),</text:p>
      <text:p text:style-name="Normal">(10,</text:p>
      <text:p text:style-name="Normal">75),</text:p>
      <text:p text:style-name="Normal">(11,</text:p>
      <text:p text:style-name="Normal">75),</text:p>
      <text:p text:style-name="Normal">(13,</text:p>
      <text:p text:style-name="Normal">75),</text:p>
      <text:p text:style-name="Normal">(14,</text:p>
      <text:p text:style-name="Normal">75),</text:p>
      <text:p text:style-name="Normal">(16,</text:p>
      <text:p text:style-name="Normal">75),</text:p>
      <text:p text:style-name="Normal">(21,</text:p>
      <text:p text:style-name="Normal">75),</text:p>
      <text:p text:style-name="Normal">(22,</text:p>
      <text:p text:style-name="Normal">75),</text:p>
      <text:p text:style-name="Normal">(24,</text:p>
      <text:p text:style-name="Normal">75),</text:p>
      <text:p text:style-name="Normal">(26,</text:p>
      <text:p text:style-name="Normal">75),</text:p>
      <text:p text:style-name="Normal">(36,</text:p>
      <text:soft-page-break/>
      <text:p text:style-name="Normal">75),</text:p>
      <text:p text:style-name="Normal">(39,</text:p>
      <text:p text:style-name="Normal">75),</text:p>
      <text:p text:style-name="Normal">(40,</text:p>
      <text:p text:style-name="Normal">75),</text:p>
      <text:p text:style-name="Normal">(41,</text:p>
      <text:p text:style-name="Normal">75),</text:p>
      <text:p text:style-name="Normal">(43,</text:p>
      <text:p text:style-name="Normal">75),</text:p>
      <text:p text:style-name="Normal">(47,</text:p>
      <text:p text:style-name="Normal">75),</text:p>
      <text:p text:style-name="Normal">(52,</text:p>
      <text:p text:style-name="Normal">75),</text:p>
      <text:p text:style-name="Normal">(54,</text:p>
      <text:p text:style-name="Normal">75),</text:p>
      <text:p text:style-name="Normal">(55,</text:p>
      <text:p text:style-name="Normal">75),</text:p>
      <text:p text:style-name="Normal">(56,</text:p>
      <text:p text:style-name="Normal">75),</text:p>
      <text:p text:style-name="Normal">(57,</text:p>
      <text:p text:style-name="Normal">75),</text:p>
      <text:p text:style-name="Normal">(66,</text:p>
      <text:p text:style-name="Normal">75),</text:p>
      <text:p text:style-name="Normal">(71,</text:p>
      <text:p text:style-name="Normal">75),</text:p>
      <text:p text:style-name="Normal">(75,</text:p>
      <text:p text:style-name="Normal">75),</text:p>
      <text:p text:style-name="Normal">(76,</text:p>
      <text:p text:style-name="Normal">75),</text:p>
      <text:p text:style-name="Normal">(91,</text:p>
      <text:p text:style-name="Normal">75),</text:p>
      <text:soft-page-break/>
      <text:p text:style-name="Normal">(92,</text:p>
      <text:p text:style-name="Normal">75),</text:p>
      <text:p text:style-name="Normal">(93,</text:p>
      <text:p text:style-name="Normal">75),</text:p>
      <text:p text:style-name="Normal">(94,</text:p>
      <text:p text:style-name="Normal">75),</text:p>
      <text:p text:style-name="Normal">(96,</text:p>
      <text:p text:style-name="Normal">75),</text:p>
      <text:p text:style-name="Normal">(3,</text:p>
      <text:p text:style-name="Normal">76),</text:p>
      <text:p text:style-name="Normal">(4,</text:p>
      <text:p text:style-name="Normal">76),</text:p>
      <text:p text:style-name="Normal">(5,</text:p>
      <text:p text:style-name="Normal">76),</text:p>
      <text:p text:style-name="Normal">(8,</text:p>
      <text:p text:style-name="Normal">76),</text:p>
      <text:p text:style-name="Normal">(9,</text:p>
      <text:p text:style-name="Normal">76),</text:p>
      <text:p text:style-name="Normal">(14,</text:p>
      <text:p text:style-name="Normal">76),</text:p>
      <text:p text:style-name="Normal">(17,</text:p>
      <text:p text:style-name="Normal">76),</text:p>
      <text:p text:style-name="Normal">(20,</text:p>
      <text:p text:style-name="Normal">76),</text:p>
      <text:p text:style-name="Normal">(21,</text:p>
      <text:p text:style-name="Normal">76),</text:p>
      <text:p text:style-name="Normal">(24,</text:p>
      <text:p text:style-name="Normal">76),</text:p>
      <text:p text:style-name="Normal">(27,</text:p>
      <text:p text:style-name="Normal">76),</text:p>
      <text:p text:style-name="Normal">(35,</text:p>
      <text:soft-page-break/>
      <text:p text:style-name="Normal">76),</text:p>
      <text:p text:style-name="Normal">(36,</text:p>
      <text:p text:style-name="Normal">76),</text:p>
      <text:p text:style-name="Normal">(38,</text:p>
      <text:p text:style-name="Normal">76),</text:p>
      <text:p text:style-name="Normal">(40,</text:p>
      <text:p text:style-name="Normal">76),</text:p>
      <text:p text:style-name="Normal">(41,</text:p>
      <text:p text:style-name="Normal">76),</text:p>
      <text:p text:style-name="Normal">(43,</text:p>
      <text:p text:style-name="Normal">76),</text:p>
      <text:p text:style-name="Normal">(48,</text:p>
      <text:p text:style-name="Normal">76),</text:p>
      <text:p text:style-name="Normal">(54,</text:p>
      <text:p text:style-name="Normal">76),</text:p>
      <text:p text:style-name="Normal">(56,</text:p>
      <text:p text:style-name="Normal">76),</text:p>
      <text:p text:style-name="Normal">(57,</text:p>
      <text:p text:style-name="Normal">76),</text:p>
      <text:p text:style-name="Normal">(66,</text:p>
      <text:p text:style-name="Normal">76),</text:p>
      <text:p text:style-name="Normal">(67,</text:p>
      <text:p text:style-name="Normal">76),</text:p>
      <text:p text:style-name="Normal">(70,</text:p>
      <text:p text:style-name="Normal">76),</text:p>
      <text:p text:style-name="Normal">(71,</text:p>
      <text:p text:style-name="Normal">76),</text:p>
      <text:p text:style-name="Normal">(75,</text:p>
      <text:p text:style-name="Normal">76),</text:p>
      <text:p text:style-name="Normal">(76,</text:p>
      <text:p text:style-name="Normal">76),</text:p>
      <text:soft-page-break/>
      <text:p text:style-name="Normal">(91,</text:p>
      <text:p text:style-name="Normal">76),</text:p>
      <text:p text:style-name="Normal">(92,</text:p>
      <text:p text:style-name="Normal">76),</text:p>
      <text:p text:style-name="Normal">(93,</text:p>
      <text:p text:style-name="Normal">76),</text:p>
      <text:p text:style-name="Normal">(99,</text:p>
      <text:p text:style-name="Normal">76),</text:p>
      <text:p text:style-name="Normal">(100,</text:p>
      <text:p text:style-name="Normal">76),</text:p>
      <text:p text:style-name="Normal">(4,</text:p>
      <text:p text:style-name="Normal">77),</text:p>
      <text:p text:style-name="Normal">(5,</text:p>
      <text:p text:style-name="Normal">77),</text:p>
      <text:p text:style-name="Normal">(9,</text:p>
      <text:p text:style-name="Normal">77),</text:p>
      <text:p text:style-name="Normal">(10,</text:p>
      <text:p text:style-name="Normal">77),</text:p>
      <text:p text:style-name="Normal">(11,</text:p>
      <text:p text:style-name="Normal">77),</text:p>
      <text:p text:style-name="Normal">(13,</text:p>
      <text:p text:style-name="Normal">77),</text:p>
      <text:p text:style-name="Normal">(14,</text:p>
      <text:p text:style-name="Normal">77),</text:p>
      <text:p text:style-name="Normal">(21,</text:p>
      <text:p text:style-name="Normal">77),</text:p>
      <text:p text:style-name="Normal">(24,</text:p>
      <text:p text:style-name="Normal">77),</text:p>
      <text:p text:style-name="Normal">(27,</text:p>
      <text:p text:style-name="Normal">77),</text:p>
      <text:p text:style-name="Normal">(28,</text:p>
      <text:soft-page-break/>
      <text:p text:style-name="Normal">77),</text:p>
      <text:p text:style-name="Normal">(31,</text:p>
      <text:p text:style-name="Normal">77),</text:p>
      <text:p text:style-name="Normal">(32,</text:p>
      <text:p text:style-name="Normal">77),</text:p>
      <text:p text:style-name="Normal">(36,</text:p>
      <text:p text:style-name="Normal">77),</text:p>
      <text:p text:style-name="Normal">(37,</text:p>
      <text:p text:style-name="Normal">77),</text:p>
      <text:p text:style-name="Normal">(41,</text:p>
      <text:p text:style-name="Normal">77),</text:p>
      <text:p text:style-name="Normal">(47,</text:p>
      <text:p text:style-name="Normal">77),</text:p>
      <text:p text:style-name="Normal">(52,</text:p>
      <text:p text:style-name="Normal">77),</text:p>
      <text:p text:style-name="Normal">(54,</text:p>
      <text:p text:style-name="Normal">77),</text:p>
      <text:p text:style-name="Normal">(55,</text:p>
      <text:p text:style-name="Normal">77),</text:p>
      <text:p text:style-name="Normal">(56,</text:p>
      <text:p text:style-name="Normal">77),</text:p>
      <text:p text:style-name="Normal">(57,</text:p>
      <text:p text:style-name="Normal">77),</text:p>
      <text:p text:style-name="Normal">(62,</text:p>
      <text:p text:style-name="Normal">77),</text:p>
      <text:p text:style-name="Normal">(65,</text:p>
      <text:p text:style-name="Normal">77),</text:p>
      <text:p text:style-name="Normal">(66,</text:p>
      <text:p text:style-name="Normal">77),</text:p>
      <text:p text:style-name="Normal">(71,</text:p>
      <text:p text:style-name="Normal">77),</text:p>
      <text:soft-page-break/>
      <text:p text:style-name="Normal">(75,</text:p>
      <text:p text:style-name="Normal">77),</text:p>
      <text:p text:style-name="Normal">(76,</text:p>
      <text:p text:style-name="Normal">77),</text:p>
      <text:p text:style-name="Normal">(82,</text:p>
      <text:p text:style-name="Normal">77),</text:p>
      <text:p text:style-name="Normal">(84,</text:p>
      <text:p text:style-name="Normal">77),</text:p>
      <text:p text:style-name="Normal">(85,</text:p>
      <text:p text:style-name="Normal">77),</text:p>
      <text:p text:style-name="Normal">(91,</text:p>
      <text:p text:style-name="Normal">77),</text:p>
      <text:p text:style-name="Normal">(94,</text:p>
      <text:p text:style-name="Normal">77),</text:p>
      <text:p text:style-name="Normal">(95,</text:p>
      <text:p text:style-name="Normal">77),</text:p>
      <text:p text:style-name="Normal">(100,</text:p>
      <text:p text:style-name="Normal">77),</text:p>
      <text:p text:style-name="Normal">(5,</text:p>
      <text:p text:style-name="Normal">78),</text:p>
      <text:p text:style-name="Normal">(6,</text:p>
      <text:p text:style-name="Normal">78),</text:p>
      <text:p text:style-name="Normal">(9,</text:p>
      <text:p text:style-name="Normal">78),</text:p>
      <text:p text:style-name="Normal">(10,</text:p>
      <text:p text:style-name="Normal">78),</text:p>
      <text:p text:style-name="Normal">(14,</text:p>
      <text:p text:style-name="Normal">78),</text:p>
      <text:p text:style-name="Normal">(16,</text:p>
      <text:p text:style-name="Normal">78),</text:p>
      <text:p text:style-name="Normal">(18,</text:p>
      <text:soft-page-break/>
      <text:p text:style-name="Normal">78),</text:p>
      <text:p text:style-name="Normal">(21,</text:p>
      <text:p text:style-name="Normal">78),</text:p>
      <text:p text:style-name="Normal">(24,</text:p>
      <text:p text:style-name="Normal">78),</text:p>
      <text:p text:style-name="Normal">(26,</text:p>
      <text:p text:style-name="Normal">78),</text:p>
      <text:p text:style-name="Normal">(30,</text:p>
      <text:p text:style-name="Normal">78),</text:p>
      <text:p text:style-name="Normal">(33,</text:p>
      <text:p text:style-name="Normal">78),</text:p>
      <text:p text:style-name="Normal">(35,</text:p>
      <text:p text:style-name="Normal">78),</text:p>
      <text:p text:style-name="Normal">(36,</text:p>
      <text:p text:style-name="Normal">78),</text:p>
      <text:p text:style-name="Normal">(37,</text:p>
      <text:p text:style-name="Normal">78),</text:p>
      <text:p text:style-name="Normal">(40,</text:p>
      <text:p text:style-name="Normal">78),</text:p>
      <text:p text:style-name="Normal">(41,</text:p>
      <text:p text:style-name="Normal">78),</text:p>
      <text:p text:style-name="Normal">(42,</text:p>
      <text:p text:style-name="Normal">78),</text:p>
      <text:p text:style-name="Normal">(52,</text:p>
      <text:p text:style-name="Normal">78),</text:p>
      <text:p text:style-name="Normal">(54,</text:p>
      <text:p text:style-name="Normal">78),</text:p>
      <text:p text:style-name="Normal">(55,</text:p>
      <text:p text:style-name="Normal">78),</text:p>
      <text:p text:style-name="Normal">(57,</text:p>
      <text:p text:style-name="Normal">78),</text:p>
      <text:soft-page-break/>
      <text:p text:style-name="Normal">(60,</text:p>
      <text:p text:style-name="Normal">78),</text:p>
      <text:p text:style-name="Normal">(65,</text:p>
      <text:p text:style-name="Normal">78),</text:p>
      <text:p text:style-name="Normal">(66,</text:p>
      <text:p text:style-name="Normal">78),</text:p>
      <text:p text:style-name="Normal">(71,</text:p>
      <text:p text:style-name="Normal">78),</text:p>
      <text:p text:style-name="Normal">(73,</text:p>
      <text:p text:style-name="Normal">78),</text:p>
      <text:p text:style-name="Normal">(75,</text:p>
      <text:p text:style-name="Normal">78),</text:p>
      <text:p text:style-name="Normal">(76,</text:p>
      <text:p text:style-name="Normal">78),</text:p>
      <text:p text:style-name="Normal">(91,</text:p>
      <text:p text:style-name="Normal">78),</text:p>
      <text:p text:style-name="Normal">(93,</text:p>
      <text:p text:style-name="Normal">78),</text:p>
      <text:p text:style-name="Normal">(94,</text:p>
      <text:p text:style-name="Normal">78),</text:p>
      <text:p text:style-name="Normal">(97,</text:p>
      <text:p text:style-name="Normal">78),</text:p>
      <text:p text:style-name="Normal">(98,</text:p>
      <text:p text:style-name="Normal">78),</text:p>
      <text:p text:style-name="Normal">(5,</text:p>
      <text:p text:style-name="Normal">79),</text:p>
      <text:p text:style-name="Normal">(11,</text:p>
      <text:p text:style-name="Normal">79),</text:p>
      <text:p text:style-name="Normal">(14,</text:p>
      <text:p text:style-name="Normal">79),</text:p>
      <text:p text:style-name="Normal">(16,</text:p>
      <text:soft-page-break/>
      <text:p text:style-name="Normal">79),</text:p>
      <text:p text:style-name="Normal">(17,</text:p>
      <text:p text:style-name="Normal">79),</text:p>
      <text:p text:style-name="Normal">(18,</text:p>
      <text:p text:style-name="Normal">79),</text:p>
      <text:p text:style-name="Normal">(21,</text:p>
      <text:p text:style-name="Normal">79),</text:p>
      <text:p text:style-name="Normal">(22,</text:p>
      <text:p text:style-name="Normal">79),</text:p>
      <text:p text:style-name="Normal">(24,</text:p>
      <text:p text:style-name="Normal">79),</text:p>
      <text:p text:style-name="Normal">(28,</text:p>
      <text:p text:style-name="Normal">79),</text:p>
      <text:p text:style-name="Normal">(31,</text:p>
      <text:p text:style-name="Normal">79),</text:p>
      <text:p text:style-name="Normal">(33,</text:p>
      <text:p text:style-name="Normal">79),</text:p>
      <text:p text:style-name="Normal">(35,</text:p>
      <text:p text:style-name="Normal">79),</text:p>
      <text:p text:style-name="Normal">(36,</text:p>
      <text:p text:style-name="Normal">79),</text:p>
      <text:p text:style-name="Normal">(39,</text:p>
      <text:p text:style-name="Normal">79),</text:p>
      <text:p text:style-name="Normal">(40,</text:p>
      <text:p text:style-name="Normal">79),</text:p>
      <text:p text:style-name="Normal">(41,</text:p>
      <text:p text:style-name="Normal">79),</text:p>
      <text:p text:style-name="Normal">(42,</text:p>
      <text:p text:style-name="Normal">79),</text:p>
      <text:p text:style-name="Normal">(54,</text:p>
      <text:p text:style-name="Normal">79),</text:p>
      <text:soft-page-break/>
      <text:p text:style-name="Normal">(57,</text:p>
      <text:p text:style-name="Normal">79),</text:p>
      <text:p text:style-name="Normal">(66,</text:p>
      <text:p text:style-name="Normal">79),</text:p>
      <text:p text:style-name="Normal">(69,</text:p>
      <text:p text:style-name="Normal">79),</text:p>
      <text:p text:style-name="Normal">(70,</text:p>
      <text:p text:style-name="Normal">79),</text:p>
      <text:p text:style-name="Normal">(71,</text:p>
      <text:p text:style-name="Normal">79),</text:p>
      <text:p text:style-name="Normal">(75,</text:p>
      <text:p text:style-name="Normal">79),</text:p>
      <text:p text:style-name="Normal">(76,</text:p>
      <text:p text:style-name="Normal">79),</text:p>
      <text:p text:style-name="Normal">(79,</text:p>
      <text:p text:style-name="Normal">79),</text:p>
      <text:p text:style-name="Normal">(85,</text:p>
      <text:p text:style-name="Normal">79),</text:p>
      <text:p text:style-name="Normal">(91,</text:p>
      <text:p text:style-name="Normal">79),</text:p>
      <text:p text:style-name="Normal">(94,</text:p>
      <text:p text:style-name="Normal">79),</text:p>
      <text:p text:style-name="Normal">(95,</text:p>
      <text:p text:style-name="Normal">79),</text:p>
      <text:p text:style-name="Normal">(96,</text:p>
      <text:p text:style-name="Normal">79),</text:p>
      <text:p text:style-name="Normal">(97,</text:p>
      <text:p text:style-name="Normal">79),</text:p>
      <text:p text:style-name="Normal">(100,</text:p>
      <text:p text:style-name="Normal">79),</text:p>
      <text:p text:style-name="Normal">(2,</text:p>
      <text:soft-page-break/>
      <text:p text:style-name="Normal">80),</text:p>
      <text:p text:style-name="Normal">(5,</text:p>
      <text:p text:style-name="Normal">80),</text:p>
      <text:p text:style-name="Normal">(6,</text:p>
      <text:p text:style-name="Normal">80),</text:p>
      <text:p text:style-name="Normal">(9,</text:p>
      <text:p text:style-name="Normal">80),</text:p>
      <text:p text:style-name="Normal">(10,</text:p>
      <text:p text:style-name="Normal">80),</text:p>
      <text:p text:style-name="Normal">(13,</text:p>
      <text:p text:style-name="Normal">80),</text:p>
      <text:p text:style-name="Normal">(14,</text:p>
      <text:p text:style-name="Normal">80),</text:p>
      <text:p text:style-name="Normal">(19,</text:p>
      <text:p text:style-name="Normal">80),</text:p>
      <text:p text:style-name="Normal">(21,</text:p>
      <text:p text:style-name="Normal">80),</text:p>
      <text:p text:style-name="Normal">(24,</text:p>
      <text:p text:style-name="Normal">80),</text:p>
      <text:p text:style-name="Normal">(27,</text:p>
      <text:p text:style-name="Normal">80),</text:p>
      <text:p text:style-name="Normal">(28,</text:p>
      <text:p text:style-name="Normal">80),</text:p>
      <text:p text:style-name="Normal">(30,</text:p>
      <text:p text:style-name="Normal">80),</text:p>
      <text:p text:style-name="Normal">(35,</text:p>
      <text:p text:style-name="Normal">80),</text:p>
      <text:p text:style-name="Normal">(36,</text:p>
      <text:p text:style-name="Normal">80),</text:p>
      <text:p text:style-name="Normal">(37,</text:p>
      <text:p text:style-name="Normal">80),</text:p>
      <text:soft-page-break/>
      <text:p text:style-name="Normal">(38,</text:p>
      <text:p text:style-name="Normal">80),</text:p>
      <text:p text:style-name="Normal">(41,</text:p>
      <text:p text:style-name="Normal">80),</text:p>
      <text:p text:style-name="Normal">(52,</text:p>
      <text:p text:style-name="Normal">80),</text:p>
      <text:p text:style-name="Normal">(54,</text:p>
      <text:p text:style-name="Normal">80),</text:p>
      <text:p text:style-name="Normal">(57,</text:p>
      <text:p text:style-name="Normal">80),</text:p>
      <text:p text:style-name="Normal">(60,</text:p>
      <text:p text:style-name="Normal">80),</text:p>
      <text:p text:style-name="Normal">(61,</text:p>
      <text:p text:style-name="Normal">80),</text:p>
      <text:p text:style-name="Normal">(65,</text:p>
      <text:p text:style-name="Normal">80),</text:p>
      <text:p text:style-name="Normal">(66,</text:p>
      <text:p text:style-name="Normal">80),</text:p>
      <text:p text:style-name="Normal">(67,</text:p>
      <text:p text:style-name="Normal">80),</text:p>
      <text:p text:style-name="Normal">(71,</text:p>
      <text:p text:style-name="Normal">80),</text:p>
      <text:p text:style-name="Normal">(75,</text:p>
      <text:p text:style-name="Normal">80),</text:p>
      <text:p text:style-name="Normal">(76,</text:p>
      <text:p text:style-name="Normal">80),</text:p>
      <text:p text:style-name="Normal">(84,</text:p>
      <text:p text:style-name="Normal">80),</text:p>
      <text:p text:style-name="Normal">(87,</text:p>
      <text:p text:style-name="Normal">80),</text:p>
      <text:p text:style-name="Normal">(91,</text:p>
      <text:soft-page-break/>
      <text:p text:style-name="Normal">80),</text:p>
      <text:p text:style-name="Normal">(93,</text:p>
      <text:p text:style-name="Normal">80),</text:p>
      <text:p text:style-name="Normal">(96,</text:p>
      <text:p text:style-name="Normal">80),</text:p>
      <text:p text:style-name="Normal">(100,</text:p>
      <text:p text:style-name="Normal">80),</text:p>
      <text:p text:style-name="Normal">(5,</text:p>
      <text:p text:style-name="Normal">81),</text:p>
      <text:p text:style-name="Normal">(9,</text:p>
      <text:p text:style-name="Normal">81),</text:p>
      <text:p text:style-name="Normal">(10,</text:p>
      <text:p text:style-name="Normal">81),</text:p>
      <text:p text:style-name="Normal">(13,</text:p>
      <text:p text:style-name="Normal">81),</text:p>
      <text:p text:style-name="Normal">(14,</text:p>
      <text:p text:style-name="Normal">81),</text:p>
      <text:p text:style-name="Normal">(15,</text:p>
      <text:p text:style-name="Normal">81),</text:p>
      <text:p text:style-name="Normal">(16,</text:p>
      <text:p text:style-name="Normal">81),</text:p>
      <text:p text:style-name="Normal">(17,</text:p>
      <text:p text:style-name="Normal">81),</text:p>
      <text:p text:style-name="Normal">(21,</text:p>
      <text:p text:style-name="Normal">81),</text:p>
      <text:p text:style-name="Normal">(24,</text:p>
      <text:p text:style-name="Normal">81),</text:p>
      <text:p text:style-name="Normal">(26,</text:p>
      <text:p text:style-name="Normal">81),</text:p>
      <text:p text:style-name="Normal">(27,</text:p>
      <text:p text:style-name="Normal">81),</text:p>
      <text:soft-page-break/>
      <text:p text:style-name="Normal">(30,</text:p>
      <text:p text:style-name="Normal">81),</text:p>
      <text:p text:style-name="Normal">(35,</text:p>
      <text:p text:style-name="Normal">81),</text:p>
      <text:p text:style-name="Normal">(36,</text:p>
      <text:p text:style-name="Normal">81),</text:p>
      <text:p text:style-name="Normal">(37,</text:p>
      <text:p text:style-name="Normal">81),</text:p>
      <text:p text:style-name="Normal">(38,</text:p>
      <text:p text:style-name="Normal">81),</text:p>
      <text:p text:style-name="Normal">(40,</text:p>
      <text:p text:style-name="Normal">81),</text:p>
      <text:p text:style-name="Normal">(41,</text:p>
      <text:p text:style-name="Normal">81),</text:p>
      <text:p text:style-name="Normal">(52,</text:p>
      <text:p text:style-name="Normal">81),</text:p>
      <text:p text:style-name="Normal">(54,</text:p>
      <text:p text:style-name="Normal">81),</text:p>
      <text:p text:style-name="Normal">(55,</text:p>
      <text:p text:style-name="Normal">81),</text:p>
      <text:p text:style-name="Normal">(57,</text:p>
      <text:p text:style-name="Normal">81),</text:p>
      <text:p text:style-name="Normal">(63,</text:p>
      <text:p text:style-name="Normal">81),</text:p>
      <text:p text:style-name="Normal">(65,</text:p>
      <text:p text:style-name="Normal">81),</text:p>
      <text:p text:style-name="Normal">(66,</text:p>
      <text:p text:style-name="Normal">81),</text:p>
      <text:p text:style-name="Normal">(67,</text:p>
      <text:p text:style-name="Normal">81),</text:p>
      <text:p text:style-name="Normal">(71,</text:p>
      <text:soft-page-break/>
      <text:p text:style-name="Normal">81),</text:p>
      <text:p text:style-name="Normal">(75,</text:p>
      <text:p text:style-name="Normal">81),</text:p>
      <text:p text:style-name="Normal">(76,</text:p>
      <text:p text:style-name="Normal">81),</text:p>
      <text:p text:style-name="Normal">(78,</text:p>
      <text:p text:style-name="Normal">81),</text:p>
      <text:p text:style-name="Normal">(85,</text:p>
      <text:p text:style-name="Normal">81),</text:p>
      <text:p text:style-name="Normal">(91,</text:p>
      <text:p text:style-name="Normal">81),</text:p>
      <text:p text:style-name="Normal">(92,</text:p>
      <text:p text:style-name="Normal">81),</text:p>
      <text:p text:style-name="Normal">(96,</text:p>
      <text:p text:style-name="Normal">81),</text:p>
      <text:p text:style-name="Normal">(97,</text:p>
      <text:p text:style-name="Normal">81),</text:p>
      <text:p text:style-name="Normal">(98,</text:p>
      <text:p text:style-name="Normal">81),</text:p>
      <text:p text:style-name="Normal">(99,</text:p>
      <text:p text:style-name="Normal">81),</text:p>
      <text:p text:style-name="Normal">(4,</text:p>
      <text:p text:style-name="Normal">82),</text:p>
      <text:p text:style-name="Normal">(5,</text:p>
      <text:p text:style-name="Normal">82),</text:p>
      <text:p text:style-name="Normal">(6,</text:p>
      <text:p text:style-name="Normal">82),</text:p>
      <text:p text:style-name="Normal">(9,</text:p>
      <text:p text:style-name="Normal">82),</text:p>
      <text:p text:style-name="Normal">(10,</text:p>
      <text:p text:style-name="Normal">82),</text:p>
      <text:soft-page-break/>
      <text:p text:style-name="Normal">(12,</text:p>
      <text:p text:style-name="Normal">82),</text:p>
      <text:p text:style-name="Normal">(13,</text:p>
      <text:p text:style-name="Normal">82),</text:p>
      <text:p text:style-name="Normal">(14,</text:p>
      <text:p text:style-name="Normal">82),</text:p>
      <text:p text:style-name="Normal">(16,</text:p>
      <text:p text:style-name="Normal">82),</text:p>
      <text:p text:style-name="Normal">(18,</text:p>
      <text:p text:style-name="Normal">82),</text:p>
      <text:p text:style-name="Normal">(19,</text:p>
      <text:p text:style-name="Normal">82),</text:p>
      <text:p text:style-name="Normal">(21,</text:p>
      <text:p text:style-name="Normal">82),</text:p>
      <text:p text:style-name="Normal">(22,</text:p>
      <text:p text:style-name="Normal">82),</text:p>
      <text:p text:style-name="Normal">(24,</text:p>
      <text:p text:style-name="Normal">82),</text:p>
      <text:p text:style-name="Normal">(26,</text:p>
      <text:p text:style-name="Normal">82),</text:p>
      <text:p text:style-name="Normal">(28,</text:p>
      <text:p text:style-name="Normal">82),</text:p>
      <text:p text:style-name="Normal">(33,</text:p>
      <text:p text:style-name="Normal">82),</text:p>
      <text:p text:style-name="Normal">(36,</text:p>
      <text:p text:style-name="Normal">82),</text:p>
      <text:p text:style-name="Normal">(37,</text:p>
      <text:p text:style-name="Normal">82),</text:p>
      <text:p text:style-name="Normal">(41,</text:p>
      <text:p text:style-name="Normal">82),</text:p>
      <text:p text:style-name="Normal">(44,</text:p>
      <text:soft-page-break/>
      <text:p text:style-name="Normal">82),</text:p>
      <text:p text:style-name="Normal">(50,</text:p>
      <text:p text:style-name="Normal">82),</text:p>
      <text:p text:style-name="Normal">(52,</text:p>
      <text:p text:style-name="Normal">82),</text:p>
      <text:p text:style-name="Normal">(54,</text:p>
      <text:p text:style-name="Normal">82),</text:p>
      <text:p text:style-name="Normal">(57,</text:p>
      <text:p text:style-name="Normal">82),</text:p>
      <text:p text:style-name="Normal">(66,</text:p>
      <text:p text:style-name="Normal">82),</text:p>
      <text:p text:style-name="Normal">(71,</text:p>
      <text:p text:style-name="Normal">82),</text:p>
      <text:p text:style-name="Normal">(75,</text:p>
      <text:p text:style-name="Normal">82),</text:p>
      <text:p text:style-name="Normal">(76,</text:p>
      <text:p text:style-name="Normal">82),</text:p>
      <text:p text:style-name="Normal">(79,</text:p>
      <text:p text:style-name="Normal">82),</text:p>
      <text:p text:style-name="Normal">(91,</text:p>
      <text:p text:style-name="Normal">82),</text:p>
      <text:p text:style-name="Normal">(92,</text:p>
      <text:p text:style-name="Normal">82),</text:p>
      <text:p text:style-name="Normal">(93,</text:p>
      <text:p text:style-name="Normal">82),</text:p>
      <text:p text:style-name="Normal">(95,</text:p>
      <text:p text:style-name="Normal">82),</text:p>
      <text:p text:style-name="Normal">(96,</text:p>
      <text:p text:style-name="Normal">82),</text:p>
      <text:p text:style-name="Normal">(3,</text:p>
      <text:p text:style-name="Normal">83),</text:p>
      <text:soft-page-break/>
      <text:p text:style-name="Normal">(5,</text:p>
      <text:p text:style-name="Normal">83),</text:p>
      <text:p text:style-name="Normal">(11,</text:p>
      <text:p text:style-name="Normal">83),</text:p>
      <text:p text:style-name="Normal">(12,</text:p>
      <text:p text:style-name="Normal">83),</text:p>
      <text:p text:style-name="Normal">(14,</text:p>
      <text:p text:style-name="Normal">83),</text:p>
      <text:p text:style-name="Normal">(16,</text:p>
      <text:p text:style-name="Normal">83),</text:p>
      <text:p text:style-name="Normal">(17,</text:p>
      <text:p text:style-name="Normal">83),</text:p>
      <text:p text:style-name="Normal">(18,</text:p>
      <text:p text:style-name="Normal">83),</text:p>
      <text:p text:style-name="Normal">(19,</text:p>
      <text:p text:style-name="Normal">83),</text:p>
      <text:p text:style-name="Normal">(21,</text:p>
      <text:p text:style-name="Normal">83),</text:p>
      <text:p text:style-name="Normal">(24,</text:p>
      <text:p text:style-name="Normal">83),</text:p>
      <text:p text:style-name="Normal">(27,</text:p>
      <text:p text:style-name="Normal">83),</text:p>
      <text:p text:style-name="Normal">(28,</text:p>
      <text:p text:style-name="Normal">83),</text:p>
      <text:p text:style-name="Normal">(30,</text:p>
      <text:p text:style-name="Normal">83),</text:p>
      <text:p text:style-name="Normal">(35,</text:p>
      <text:p text:style-name="Normal">83),</text:p>
      <text:p text:style-name="Normal">(36,</text:p>
      <text:p text:style-name="Normal">83),</text:p>
      <text:p text:style-name="Normal">(38,</text:p>
      <text:soft-page-break/>
      <text:p text:style-name="Normal">83),</text:p>
      <text:p text:style-name="Normal">(40,</text:p>
      <text:p text:style-name="Normal">83),</text:p>
      <text:p text:style-name="Normal">(41,</text:p>
      <text:p text:style-name="Normal">83),</text:p>
      <text:p text:style-name="Normal">(48,</text:p>
      <text:p text:style-name="Normal">83),</text:p>
      <text:p text:style-name="Normal">(54,</text:p>
      <text:p text:style-name="Normal">83),</text:p>
      <text:p text:style-name="Normal">(57,</text:p>
      <text:p text:style-name="Normal">83),</text:p>
      <text:p text:style-name="Normal">(62,</text:p>
      <text:p text:style-name="Normal">83),</text:p>
      <text:p text:style-name="Normal">(66,</text:p>
      <text:p text:style-name="Normal">83),</text:p>
      <text:p text:style-name="Normal">(70,</text:p>
      <text:p text:style-name="Normal">83),</text:p>
      <text:p text:style-name="Normal">(71,</text:p>
      <text:p text:style-name="Normal">83),</text:p>
      <text:p text:style-name="Normal">(75,</text:p>
      <text:p text:style-name="Normal">83),</text:p>
      <text:p text:style-name="Normal">(76,</text:p>
      <text:p text:style-name="Normal">83),</text:p>
      <text:p text:style-name="Normal">(91,</text:p>
      <text:p text:style-name="Normal">83),</text:p>
      <text:p text:style-name="Normal">(92,</text:p>
      <text:p text:style-name="Normal">83),</text:p>
      <text:p text:style-name="Normal">(95,</text:p>
      <text:p text:style-name="Normal">83),</text:p>
      <text:p text:style-name="Normal">(2,</text:p>
      <text:p text:style-name="Normal">84),</text:p>
      <text:soft-page-break/>
      <text:p text:style-name="Normal">(4,</text:p>
      <text:p text:style-name="Normal">84),</text:p>
      <text:p text:style-name="Normal">(5,</text:p>
      <text:p text:style-name="Normal">84),</text:p>
      <text:p text:style-name="Normal">(6,</text:p>
      <text:p text:style-name="Normal">84),</text:p>
      <text:p text:style-name="Normal">(8,</text:p>
      <text:p text:style-name="Normal">84),</text:p>
      <text:p text:style-name="Normal">(9,</text:p>
      <text:p text:style-name="Normal">84),</text:p>
      <text:p text:style-name="Normal">(13,</text:p>
      <text:p text:style-name="Normal">84),</text:p>
      <text:p text:style-name="Normal">(14,</text:p>
      <text:p text:style-name="Normal">84),</text:p>
      <text:p text:style-name="Normal">(15,</text:p>
      <text:p text:style-name="Normal">84),</text:p>
      <text:p text:style-name="Normal">(17,</text:p>
      <text:p text:style-name="Normal">84),</text:p>
      <text:p text:style-name="Normal">(19,</text:p>
      <text:p text:style-name="Normal">84),</text:p>
      <text:p text:style-name="Normal">(21,</text:p>
      <text:p text:style-name="Normal">84),</text:p>
      <text:p text:style-name="Normal">(24,</text:p>
      <text:p text:style-name="Normal">84),</text:p>
      <text:p text:style-name="Normal">(26,</text:p>
      <text:p text:style-name="Normal">84),</text:p>
      <text:p text:style-name="Normal">(35,</text:p>
      <text:p text:style-name="Normal">84),</text:p>
      <text:p text:style-name="Normal">(36,</text:p>
      <text:p text:style-name="Normal">84),</text:p>
      <text:p text:style-name="Normal">(39,</text:p>
      <text:soft-page-break/>
      <text:p text:style-name="Normal">84),</text:p>
      <text:p text:style-name="Normal">(41,</text:p>
      <text:p text:style-name="Normal">84),</text:p>
      <text:p text:style-name="Normal">(44,</text:p>
      <text:p text:style-name="Normal">84),</text:p>
      <text:p text:style-name="Normal">(46,</text:p>
      <text:p text:style-name="Normal">84),</text:p>
      <text:p text:style-name="Normal">(47,</text:p>
      <text:p text:style-name="Normal">84),</text:p>
      <text:p text:style-name="Normal">(48,</text:p>
      <text:p text:style-name="Normal">84),</text:p>
      <text:p text:style-name="Normal">(54,</text:p>
      <text:p text:style-name="Normal">84),</text:p>
      <text:p text:style-name="Normal">(57,</text:p>
      <text:p text:style-name="Normal">84),</text:p>
      <text:p text:style-name="Normal">(62,</text:p>
      <text:p text:style-name="Normal">84),</text:p>
      <text:p text:style-name="Normal">(63,</text:p>
      <text:p text:style-name="Normal">84),</text:p>
      <text:p text:style-name="Normal">(66,</text:p>
      <text:p text:style-name="Normal">84),</text:p>
      <text:p text:style-name="Normal">(70,</text:p>
      <text:p text:style-name="Normal">84),</text:p>
      <text:p text:style-name="Normal">(71,</text:p>
      <text:p text:style-name="Normal">84),</text:p>
      <text:p text:style-name="Normal">(75,</text:p>
      <text:p text:style-name="Normal">84),</text:p>
      <text:p text:style-name="Normal">(76,</text:p>
      <text:p text:style-name="Normal">84),</text:p>
      <text:p text:style-name="Normal">(82,</text:p>
      <text:p text:style-name="Normal">84),</text:p>
      <text:soft-page-break/>
      <text:p text:style-name="Normal">(91,</text:p>
      <text:p text:style-name="Normal">84),</text:p>
      <text:p text:style-name="Normal">(92,</text:p>
      <text:p text:style-name="Normal">84),</text:p>
      <text:p text:style-name="Normal">(99,</text:p>
      <text:p text:style-name="Normal">84),</text:p>
      <text:p text:style-name="Normal">(5,</text:p>
      <text:p text:style-name="Normal">85),</text:p>
      <text:p text:style-name="Normal">(10,</text:p>
      <text:p text:style-name="Normal">85),</text:p>
      <text:p text:style-name="Normal">(13,</text:p>
      <text:p text:style-name="Normal">85),</text:p>
      <text:p text:style-name="Normal">(14,</text:p>
      <text:p text:style-name="Normal">85),</text:p>
      <text:p text:style-name="Normal">(19,</text:p>
      <text:p text:style-name="Normal">85),</text:p>
      <text:p text:style-name="Normal">(21,</text:p>
      <text:p text:style-name="Normal">85),</text:p>
      <text:p text:style-name="Normal">(22,</text:p>
      <text:p text:style-name="Normal">85),</text:p>
      <text:p text:style-name="Normal">(24,</text:p>
      <text:p text:style-name="Normal">85),</text:p>
      <text:p text:style-name="Normal">(26,</text:p>
      <text:p text:style-name="Normal">85),</text:p>
      <text:p text:style-name="Normal">(28,</text:p>
      <text:p text:style-name="Normal">85),</text:p>
      <text:p text:style-name="Normal">(30,</text:p>
      <text:p text:style-name="Normal">85),</text:p>
      <text:p text:style-name="Normal">(31,</text:p>
      <text:p text:style-name="Normal">85),</text:p>
      <text:p text:style-name="Normal">(35,</text:p>
      <text:soft-page-break/>
      <text:p text:style-name="Normal">85),</text:p>
      <text:p text:style-name="Normal">(36,</text:p>
      <text:p text:style-name="Normal">85),</text:p>
      <text:p text:style-name="Normal">(41,</text:p>
      <text:p text:style-name="Normal">85),</text:p>
      <text:p text:style-name="Normal">(42,</text:p>
      <text:p text:style-name="Normal">85),</text:p>
      <text:p text:style-name="Normal">(43,</text:p>
      <text:p text:style-name="Normal">85),</text:p>
      <text:p text:style-name="Normal">(44,</text:p>
      <text:p text:style-name="Normal">85),</text:p>
      <text:p text:style-name="Normal">(46,</text:p>
      <text:p text:style-name="Normal">85),</text:p>
      <text:p text:style-name="Normal">(47,</text:p>
      <text:p text:style-name="Normal">85),</text:p>
      <text:p text:style-name="Normal">(48,</text:p>
      <text:p text:style-name="Normal">85),</text:p>
      <text:p text:style-name="Normal">(54,</text:p>
      <text:p text:style-name="Normal">85),</text:p>
      <text:p text:style-name="Normal">(57,</text:p>
      <text:p text:style-name="Normal">85),</text:p>
      <text:p text:style-name="Normal">(60,</text:p>
      <text:p text:style-name="Normal">85),</text:p>
      <text:p text:style-name="Normal">(66,</text:p>
      <text:p text:style-name="Normal">85),</text:p>
      <text:p text:style-name="Normal">(67,</text:p>
      <text:p text:style-name="Normal">85),</text:p>
      <text:p text:style-name="Normal">(70,</text:p>
      <text:p text:style-name="Normal">85),</text:p>
      <text:p text:style-name="Normal">(71,</text:p>
      <text:p text:style-name="Normal">85),</text:p>
      <text:soft-page-break/>
      <text:p text:style-name="Normal">(75,</text:p>
      <text:p text:style-name="Normal">85),</text:p>
      <text:p text:style-name="Normal">(76,</text:p>
      <text:p text:style-name="Normal">85),</text:p>
      <text:p text:style-name="Normal">(91,</text:p>
      <text:p text:style-name="Normal">85),</text:p>
      <text:p text:style-name="Normal">(92,</text:p>
      <text:p text:style-name="Normal">85),</text:p>
      <text:p text:style-name="Normal">(93,</text:p>
      <text:p text:style-name="Normal">85),</text:p>
      <text:p text:style-name="Normal">(95,</text:p>
      <text:p text:style-name="Normal">85),</text:p>
      <text:p text:style-name="Normal">(96,</text:p>
      <text:p text:style-name="Normal">85),</text:p>
      <text:p text:style-name="Normal">(99,</text:p>
      <text:p text:style-name="Normal">85),</text:p>
      <text:p text:style-name="Normal">(2,</text:p>
      <text:p text:style-name="Normal">86),</text:p>
      <text:p text:style-name="Normal">(5,</text:p>
      <text:p text:style-name="Normal">86),</text:p>
      <text:p text:style-name="Normal">(12,</text:p>
      <text:p text:style-name="Normal">86),</text:p>
      <text:p text:style-name="Normal">(13,</text:p>
      <text:p text:style-name="Normal">86),</text:p>
      <text:p text:style-name="Normal">(14,</text:p>
      <text:p text:style-name="Normal">86),</text:p>
      <text:p text:style-name="Normal">(16,</text:p>
      <text:p text:style-name="Normal">86),</text:p>
      <text:p text:style-name="Normal">(19,</text:p>
      <text:p text:style-name="Normal">86),</text:p>
      <text:p text:style-name="Normal">(20,</text:p>
      <text:soft-page-break/>
      <text:p text:style-name="Normal">86),</text:p>
      <text:p text:style-name="Normal">(21,</text:p>
      <text:p text:style-name="Normal">86),</text:p>
      <text:p text:style-name="Normal">(22,</text:p>
      <text:p text:style-name="Normal">86),</text:p>
      <text:p text:style-name="Normal">(24,</text:p>
      <text:p text:style-name="Normal">86),</text:p>
      <text:p text:style-name="Normal">(28,</text:p>
      <text:p text:style-name="Normal">86),</text:p>
      <text:p text:style-name="Normal">(30,</text:p>
      <text:p text:style-name="Normal">86),</text:p>
      <text:p text:style-name="Normal">(36,</text:p>
      <text:p text:style-name="Normal">86),</text:p>
      <text:p text:style-name="Normal">(39,</text:p>
      <text:p text:style-name="Normal">86),</text:p>
      <text:p text:style-name="Normal">(40,</text:p>
      <text:p text:style-name="Normal">86),</text:p>
      <text:p text:style-name="Normal">(41,</text:p>
      <text:p text:style-name="Normal">86),</text:p>
      <text:p text:style-name="Normal">(43,</text:p>
      <text:p text:style-name="Normal">86),</text:p>
      <text:p text:style-name="Normal">(54,</text:p>
      <text:p text:style-name="Normal">86),</text:p>
      <text:p text:style-name="Normal">(55,</text:p>
      <text:p text:style-name="Normal">86),</text:p>
      <text:p text:style-name="Normal">(57,</text:p>
      <text:p text:style-name="Normal">86),</text:p>
      <text:p text:style-name="Normal">(61,</text:p>
      <text:p text:style-name="Normal">86),</text:p>
      <text:p text:style-name="Normal">(63,</text:p>
      <text:p text:style-name="Normal">86),</text:p>
      <text:soft-page-break/>
      <text:p text:style-name="Normal">(66,</text:p>
      <text:p text:style-name="Normal">86),</text:p>
      <text:p text:style-name="Normal">(71,</text:p>
      <text:p text:style-name="Normal">86),</text:p>
      <text:p text:style-name="Normal">(72,</text:p>
      <text:p text:style-name="Normal">86),</text:p>
      <text:p text:style-name="Normal">(73,</text:p>
      <text:p text:style-name="Normal">86),</text:p>
      <text:p text:style-name="Normal">(75,</text:p>
      <text:p text:style-name="Normal">86),</text:p>
      <text:p text:style-name="Normal">(76,</text:p>
      <text:p text:style-name="Normal">86),</text:p>
      <text:p text:style-name="Normal">(82,</text:p>
      <text:p text:style-name="Normal">86),</text:p>
      <text:p text:style-name="Normal">(84,</text:p>
      <text:p text:style-name="Normal">86),</text:p>
      <text:p text:style-name="Normal">(91,</text:p>
      <text:p text:style-name="Normal">86),</text:p>
      <text:p text:style-name="Normal">(93,</text:p>
      <text:p text:style-name="Normal">86),</text:p>
      <text:p text:style-name="Normal">(96,</text:p>
      <text:p text:style-name="Normal">86),</text:p>
      <text:p text:style-name="Normal">(5,</text:p>
      <text:p text:style-name="Normal">87),</text:p>
      <text:p text:style-name="Normal">(6,</text:p>
      <text:p text:style-name="Normal">87),</text:p>
      <text:p text:style-name="Normal">(9,</text:p>
      <text:p text:style-name="Normal">87),</text:p>
      <text:p text:style-name="Normal">(11,</text:p>
      <text:p text:style-name="Normal">87),</text:p>
      <text:p text:style-name="Normal">(14,</text:p>
      <text:soft-page-break/>
      <text:p text:style-name="Normal">87),</text:p>
      <text:p text:style-name="Normal">(15,</text:p>
      <text:p text:style-name="Normal">87),</text:p>
      <text:p text:style-name="Normal">(18,</text:p>
      <text:p text:style-name="Normal">87),</text:p>
      <text:p text:style-name="Normal">(19,</text:p>
      <text:p text:style-name="Normal">87),</text:p>
      <text:p text:style-name="Normal">(21,</text:p>
      <text:p text:style-name="Normal">87),</text:p>
      <text:p text:style-name="Normal">(24,</text:p>
      <text:p text:style-name="Normal">87),</text:p>
      <text:p text:style-name="Normal">(27,</text:p>
      <text:p text:style-name="Normal">87),</text:p>
      <text:p text:style-name="Normal">(36,</text:p>
      <text:p text:style-name="Normal">87),</text:p>
      <text:p text:style-name="Normal">(38,</text:p>
      <text:p text:style-name="Normal">87),</text:p>
      <text:p text:style-name="Normal">(39,</text:p>
      <text:p text:style-name="Normal">87),</text:p>
      <text:p text:style-name="Normal">(41,</text:p>
      <text:p text:style-name="Normal">87),</text:p>
      <text:p text:style-name="Normal">(46,</text:p>
      <text:p text:style-name="Normal">87),</text:p>
      <text:p text:style-name="Normal">(52,</text:p>
      <text:p text:style-name="Normal">87),</text:p>
      <text:p text:style-name="Normal">(54,</text:p>
      <text:p text:style-name="Normal">87),</text:p>
      <text:p text:style-name="Normal">(55,</text:p>
      <text:p text:style-name="Normal">87),</text:p>
      <text:p text:style-name="Normal">(56,</text:p>
      <text:p text:style-name="Normal">87),</text:p>
      <text:soft-page-break/>
      <text:p text:style-name="Normal">(57,</text:p>
      <text:p text:style-name="Normal">87),</text:p>
      <text:p text:style-name="Normal">(60,</text:p>
      <text:p text:style-name="Normal">87),</text:p>
      <text:p text:style-name="Normal">(63,</text:p>
      <text:p text:style-name="Normal">87),</text:p>
      <text:p text:style-name="Normal">(66,</text:p>
      <text:p text:style-name="Normal">87),</text:p>
      <text:p text:style-name="Normal">(67,</text:p>
      <text:p text:style-name="Normal">87),</text:p>
      <text:p text:style-name="Normal">(69,</text:p>
      <text:p text:style-name="Normal">87),</text:p>
      <text:p text:style-name="Normal">(71,</text:p>
      <text:p text:style-name="Normal">87),</text:p>
      <text:p text:style-name="Normal">(72,</text:p>
      <text:p text:style-name="Normal">87),</text:p>
      <text:p text:style-name="Normal">(75,</text:p>
      <text:p text:style-name="Normal">87),</text:p>
      <text:p text:style-name="Normal">(76,</text:p>
      <text:p text:style-name="Normal">87),</text:p>
      <text:p text:style-name="Normal">(79,</text:p>
      <text:p text:style-name="Normal">87),</text:p>
      <text:p text:style-name="Normal">(82,</text:p>
      <text:p text:style-name="Normal">87),</text:p>
      <text:p text:style-name="Normal">(91,</text:p>
      <text:p text:style-name="Normal">87),</text:p>
      <text:p text:style-name="Normal">(93,</text:p>
      <text:p text:style-name="Normal">87),</text:p>
      <text:p text:style-name="Normal">(97,</text:p>
      <text:p text:style-name="Normal">87),</text:p>
      <text:p text:style-name="Normal">(99,</text:p>
      <text:soft-page-break/>
      <text:p text:style-name="Normal">87),</text:p>
      <text:p text:style-name="Normal">(100,</text:p>
      <text:p text:style-name="Normal">87),</text:p>
      <text:p text:style-name="Normal">(5,</text:p>
      <text:p text:style-name="Normal">88),</text:p>
      <text:p text:style-name="Normal">(10,</text:p>
      <text:p text:style-name="Normal">88),</text:p>
      <text:p text:style-name="Normal">(13,</text:p>
      <text:p text:style-name="Normal">88),</text:p>
      <text:p text:style-name="Normal">(14,</text:p>
      <text:p text:style-name="Normal">88),</text:p>
      <text:p text:style-name="Normal">(16,</text:p>
      <text:p text:style-name="Normal">88),</text:p>
      <text:p text:style-name="Normal">(21,</text:p>
      <text:p text:style-name="Normal">88),</text:p>
      <text:p text:style-name="Normal">(24,</text:p>
      <text:p text:style-name="Normal">88),</text:p>
      <text:p text:style-name="Normal">(26,</text:p>
      <text:p text:style-name="Normal">88),</text:p>
      <text:p text:style-name="Normal">(27,</text:p>
      <text:p text:style-name="Normal">88),</text:p>
      <text:p text:style-name="Normal">(30,</text:p>
      <text:p text:style-name="Normal">88),</text:p>
      <text:p text:style-name="Normal">(33,</text:p>
      <text:p text:style-name="Normal">88),</text:p>
      <text:p text:style-name="Normal">(36,</text:p>
      <text:p text:style-name="Normal">88),</text:p>
      <text:p text:style-name="Normal">(41,</text:p>
      <text:p text:style-name="Normal">88),</text:p>
      <text:p text:style-name="Normal">(46,</text:p>
      <text:p text:style-name="Normal">88),</text:p>
      <text:soft-page-break/>
      <text:p text:style-name="Normal">(48,</text:p>
      <text:p text:style-name="Normal">88),</text:p>
      <text:p text:style-name="Normal">(50,</text:p>
      <text:p text:style-name="Normal">88),</text:p>
      <text:p text:style-name="Normal">(54,</text:p>
      <text:p text:style-name="Normal">88),</text:p>
      <text:p text:style-name="Normal">(55,</text:p>
      <text:p text:style-name="Normal">88),</text:p>
      <text:p text:style-name="Normal">(56,</text:p>
      <text:p text:style-name="Normal">88),</text:p>
      <text:p text:style-name="Normal">(57,</text:p>
      <text:p text:style-name="Normal">88),</text:p>
      <text:p text:style-name="Normal">(61,</text:p>
      <text:p text:style-name="Normal">88),</text:p>
      <text:p text:style-name="Normal">(63,</text:p>
      <text:p text:style-name="Normal">88),</text:p>
      <text:p text:style-name="Normal">(65,</text:p>
      <text:p text:style-name="Normal">88),</text:p>
      <text:p text:style-name="Normal">(66,</text:p>
      <text:p text:style-name="Normal">88),</text:p>
      <text:p text:style-name="Normal">(67,</text:p>
      <text:p text:style-name="Normal">88),</text:p>
      <text:p text:style-name="Normal">(71,</text:p>
      <text:p text:style-name="Normal">88),</text:p>
      <text:p text:style-name="Normal">(75,</text:p>
      <text:p text:style-name="Normal">88),</text:p>
      <text:p text:style-name="Normal">(76,</text:p>
      <text:p text:style-name="Normal">88),</text:p>
      <text:p text:style-name="Normal">(87,</text:p>
      <text:p text:style-name="Normal">88),</text:p>
      <text:p text:style-name="Normal">(91,</text:p>
      <text:soft-page-break/>
      <text:p text:style-name="Normal">88),</text:p>
      <text:p text:style-name="Normal">(93,</text:p>
      <text:p text:style-name="Normal">88),</text:p>
      <text:p text:style-name="Normal">(98,</text:p>
      <text:p text:style-name="Normal">88),</text:p>
      <text:p text:style-name="Normal">(99,</text:p>
      <text:p text:style-name="Normal">88),</text:p>
      <text:p text:style-name="Normal">(2,</text:p>
      <text:p text:style-name="Normal">89),</text:p>
      <text:p text:style-name="Normal">(5,</text:p>
      <text:p text:style-name="Normal">89),</text:p>
      <text:p text:style-name="Normal">(8,</text:p>
      <text:p text:style-name="Normal">89),</text:p>
      <text:p text:style-name="Normal">(9,</text:p>
      <text:p text:style-name="Normal">89),</text:p>
      <text:p text:style-name="Normal">(14,</text:p>
      <text:p text:style-name="Normal">89),</text:p>
      <text:p text:style-name="Normal">(19,</text:p>
      <text:p text:style-name="Normal">89),</text:p>
      <text:p text:style-name="Normal">(21,</text:p>
      <text:p text:style-name="Normal">89),</text:p>
      <text:p text:style-name="Normal">(22,</text:p>
      <text:p text:style-name="Normal">89),</text:p>
      <text:p text:style-name="Normal">(24,</text:p>
      <text:p text:style-name="Normal">89),</text:p>
      <text:p text:style-name="Normal">(36,</text:p>
      <text:p text:style-name="Normal">89),</text:p>
      <text:p text:style-name="Normal">(37,</text:p>
      <text:p text:style-name="Normal">89),</text:p>
      <text:p text:style-name="Normal">(38,</text:p>
      <text:p text:style-name="Normal">89),</text:p>
      <text:soft-page-break/>
      <text:p text:style-name="Normal">(40,</text:p>
      <text:p text:style-name="Normal">89),</text:p>
      <text:p text:style-name="Normal">(41,</text:p>
      <text:p text:style-name="Normal">89),</text:p>
      <text:p text:style-name="Normal">(47,</text:p>
      <text:p text:style-name="Normal">89),</text:p>
      <text:p text:style-name="Normal">(50,</text:p>
      <text:p text:style-name="Normal">89),</text:p>
      <text:p text:style-name="Normal">(54,</text:p>
      <text:p text:style-name="Normal">89),</text:p>
      <text:p text:style-name="Normal">(56,</text:p>
      <text:p text:style-name="Normal">89),</text:p>
      <text:p text:style-name="Normal">(57,</text:p>
      <text:p text:style-name="Normal">89),</text:p>
      <text:p text:style-name="Normal">(66,</text:p>
      <text:p text:style-name="Normal">89),</text:p>
      <text:p text:style-name="Normal">(70,</text:p>
      <text:p text:style-name="Normal">89),</text:p>
      <text:p text:style-name="Normal">(71,</text:p>
      <text:p text:style-name="Normal">89),</text:p>
      <text:p text:style-name="Normal">(75,</text:p>
      <text:p text:style-name="Normal">89),</text:p>
      <text:p text:style-name="Normal">(76,</text:p>
      <text:p text:style-name="Normal">89),</text:p>
      <text:p text:style-name="Normal">(79,</text:p>
      <text:p text:style-name="Normal">89),</text:p>
      <text:p text:style-name="Normal">(84,</text:p>
      <text:p text:style-name="Normal">89),</text:p>
      <text:p text:style-name="Normal">(85,</text:p>
      <text:p text:style-name="Normal">89),</text:p>
      <text:p text:style-name="Normal">(91,</text:p>
      <text:soft-page-break/>
      <text:p text:style-name="Normal">89),</text:p>
      <text:p text:style-name="Normal">(92,</text:p>
      <text:p text:style-name="Normal">89),</text:p>
      <text:p text:style-name="Normal">(94,</text:p>
      <text:p text:style-name="Normal">89),</text:p>
      <text:p text:style-name="Normal">(95,</text:p>
      <text:p text:style-name="Normal">89),</text:p>
      <text:p text:style-name="Normal">(100,</text:p>
      <text:p text:style-name="Normal">89),</text:p>
      <text:p text:style-name="Normal">(2,</text:p>
      <text:p text:style-name="Normal">90),</text:p>
      <text:p text:style-name="Normal">(5,</text:p>
      <text:p text:style-name="Normal">90),</text:p>
      <text:p text:style-name="Normal">(9,</text:p>
      <text:p text:style-name="Normal">90),</text:p>
      <text:p text:style-name="Normal">(14,</text:p>
      <text:p text:style-name="Normal">90),</text:p>
      <text:p text:style-name="Normal">(15,</text:p>
      <text:p text:style-name="Normal">90),</text:p>
      <text:p text:style-name="Normal">(16,</text:p>
      <text:p text:style-name="Normal">90),</text:p>
      <text:p text:style-name="Normal">(21,</text:p>
      <text:p text:style-name="Normal">90),</text:p>
      <text:p text:style-name="Normal">(24,</text:p>
      <text:p text:style-name="Normal">90),</text:p>
      <text:p text:style-name="Normal">(26,</text:p>
      <text:p text:style-name="Normal">90),</text:p>
      <text:p text:style-name="Normal">(28,</text:p>
      <text:p text:style-name="Normal">90),</text:p>
      <text:p text:style-name="Normal">(33,</text:p>
      <text:p text:style-name="Normal">90),</text:p>
      <text:soft-page-break/>
      <text:p text:style-name="Normal">(36,</text:p>
      <text:p text:style-name="Normal">90),</text:p>
      <text:p text:style-name="Normal">(38,</text:p>
      <text:p text:style-name="Normal">90),</text:p>
      <text:p text:style-name="Normal">(39,</text:p>
      <text:p text:style-name="Normal">90),</text:p>
      <text:p text:style-name="Normal">(40,</text:p>
      <text:p text:style-name="Normal">90),</text:p>
      <text:p text:style-name="Normal">(41,</text:p>
      <text:p text:style-name="Normal">90),</text:p>
      <text:p text:style-name="Normal">(48,</text:p>
      <text:p text:style-name="Normal">90),</text:p>
      <text:p text:style-name="Normal">(50,</text:p>
      <text:p text:style-name="Normal">90),</text:p>
      <text:p text:style-name="Normal">(52,</text:p>
      <text:p text:style-name="Normal">90),</text:p>
      <text:p text:style-name="Normal">(54,</text:p>
      <text:p text:style-name="Normal">90),</text:p>
      <text:p text:style-name="Normal">(55,</text:p>
      <text:p text:style-name="Normal">90),</text:p>
      <text:p text:style-name="Normal">(57,</text:p>
      <text:p text:style-name="Normal">90),</text:p>
      <text:p text:style-name="Normal">(60,</text:p>
      <text:p text:style-name="Normal">90),</text:p>
      <text:p text:style-name="Normal">(65,</text:p>
      <text:p text:style-name="Normal">90),</text:p>
      <text:p text:style-name="Normal">(66,</text:p>
      <text:p text:style-name="Normal">90),</text:p>
      <text:p text:style-name="Normal">(67,</text:p>
      <text:p text:style-name="Normal">90),</text:p>
      <text:p text:style-name="Normal">(70,</text:p>
      <text:soft-page-break/>
      <text:p text:style-name="Normal">90),</text:p>
      <text:p text:style-name="Normal">(71,</text:p>
      <text:p text:style-name="Normal">90),</text:p>
      <text:p text:style-name="Normal">(75,</text:p>
      <text:p text:style-name="Normal">90),</text:p>
      <text:p text:style-name="Normal">(76,</text:p>
      <text:p text:style-name="Normal">90),</text:p>
      <text:p text:style-name="Normal">(79,</text:p>
      <text:p text:style-name="Normal">90),</text:p>
      <text:p text:style-name="Normal">(84,</text:p>
      <text:p text:style-name="Normal">90),</text:p>
      <text:p text:style-name="Normal">(85,</text:p>
      <text:p text:style-name="Normal">90),</text:p>
      <text:p text:style-name="Normal">(91,</text:p>
      <text:p text:style-name="Normal">90),</text:p>
      <text:p text:style-name="Normal">(95,</text:p>
      <text:p text:style-name="Normal">90),</text:p>
      <text:p text:style-name="Normal">(97,</text:p>
      <text:p text:style-name="Normal">90),</text:p>
      <text:p text:style-name="Normal">(2,</text:p>
      <text:p text:style-name="Normal">91),</text:p>
      <text:p text:style-name="Normal">(5,</text:p>
      <text:p text:style-name="Normal">91),</text:p>
      <text:p text:style-name="Normal">(6,</text:p>
      <text:p text:style-name="Normal">91),</text:p>
      <text:p text:style-name="Normal">(9,</text:p>
      <text:p text:style-name="Normal">91),</text:p>
      <text:p text:style-name="Normal">(13,</text:p>
      <text:p text:style-name="Normal">91),</text:p>
      <text:p text:style-name="Normal">(14,</text:p>
      <text:p text:style-name="Normal">91),</text:p>
      <text:soft-page-break/>
      <text:p text:style-name="Normal">(16,</text:p>
      <text:p text:style-name="Normal">91),</text:p>
      <text:p text:style-name="Normal">(18,</text:p>
      <text:p text:style-name="Normal">91),</text:p>
      <text:p text:style-name="Normal">(21,</text:p>
      <text:p text:style-name="Normal">91),</text:p>
      <text:p text:style-name="Normal">(24,</text:p>
      <text:p text:style-name="Normal">91),</text:p>
      <text:p text:style-name="Normal">(27,</text:p>
      <text:p text:style-name="Normal">91),</text:p>
      <text:p text:style-name="Normal">(33,</text:p>
      <text:p text:style-name="Normal">91),</text:p>
      <text:p text:style-name="Normal">(36,</text:p>
      <text:p text:style-name="Normal">91),</text:p>
      <text:p text:style-name="Normal">(39,</text:p>
      <text:p text:style-name="Normal">91),</text:p>
      <text:p text:style-name="Normal">(40,</text:p>
      <text:p text:style-name="Normal">91),</text:p>
      <text:p text:style-name="Normal">(41,</text:p>
      <text:p text:style-name="Normal">91),</text:p>
      <text:p text:style-name="Normal">(46,</text:p>
      <text:p text:style-name="Normal">91),</text:p>
      <text:p text:style-name="Normal">(54,</text:p>
      <text:p text:style-name="Normal">91),</text:p>
      <text:p text:style-name="Normal">(56,</text:p>
      <text:p text:style-name="Normal">91),</text:p>
      <text:p text:style-name="Normal">(57,</text:p>
      <text:p text:style-name="Normal">91),</text:p>
      <text:p text:style-name="Normal">(61,</text:p>
      <text:p text:style-name="Normal">91),</text:p>
      <text:p text:style-name="Normal">(63,</text:p>
      <text:soft-page-break/>
      <text:p text:style-name="Normal">91),</text:p>
      <text:p text:style-name="Normal">(66,</text:p>
      <text:p text:style-name="Normal">91),</text:p>
      <text:p text:style-name="Normal">(67,</text:p>
      <text:p text:style-name="Normal">91),</text:p>
      <text:p text:style-name="Normal">(71,</text:p>
      <text:p text:style-name="Normal">91),</text:p>
      <text:p text:style-name="Normal">(73,</text:p>
      <text:p text:style-name="Normal">91),</text:p>
      <text:p text:style-name="Normal">(75,</text:p>
      <text:p text:style-name="Normal">91),</text:p>
      <text:p text:style-name="Normal">(76,</text:p>
      <text:p text:style-name="Normal">91),</text:p>
      <text:p text:style-name="Normal">(79,</text:p>
      <text:p text:style-name="Normal">91),</text:p>
      <text:p text:style-name="Normal">(87,</text:p>
      <text:p text:style-name="Normal">91),</text:p>
      <text:p text:style-name="Normal">(91,</text:p>
      <text:p text:style-name="Normal">91),</text:p>
      <text:p text:style-name="Normal">(92,</text:p>
      <text:p text:style-name="Normal">91),</text:p>
      <text:p text:style-name="Normal">(98,</text:p>
      <text:p text:style-name="Normal">91),</text:p>
      <text:p text:style-name="Normal">(99,</text:p>
      <text:p text:style-name="Normal">91),</text:p>
      <text:p text:style-name="Normal">(2,</text:p>
      <text:p text:style-name="Normal">92),</text:p>
      <text:p text:style-name="Normal">(3,</text:p>
      <text:p text:style-name="Normal">92),</text:p>
      <text:p text:style-name="Normal">(5,</text:p>
      <text:p text:style-name="Normal">92),</text:p>
      <text:soft-page-break/>
      <text:p text:style-name="Normal">(12,</text:p>
      <text:p text:style-name="Normal">92),</text:p>
      <text:p text:style-name="Normal">(14,</text:p>
      <text:p text:style-name="Normal">92),</text:p>
      <text:p text:style-name="Normal">(17,</text:p>
      <text:p text:style-name="Normal">92),</text:p>
      <text:p text:style-name="Normal">(21,</text:p>
      <text:p text:style-name="Normal">92),</text:p>
      <text:p text:style-name="Normal">(24,</text:p>
      <text:p text:style-name="Normal">92),</text:p>
      <text:p text:style-name="Normal">(27,</text:p>
      <text:p text:style-name="Normal">92),</text:p>
      <text:p text:style-name="Normal">(35,</text:p>
      <text:p text:style-name="Normal">92),</text:p>
      <text:p text:style-name="Normal">(36,</text:p>
      <text:p text:style-name="Normal">92),</text:p>
      <text:p text:style-name="Normal">(39,</text:p>
      <text:p text:style-name="Normal">92),</text:p>
      <text:p text:style-name="Normal">(41,</text:p>
      <text:p text:style-name="Normal">92),</text:p>
      <text:p text:style-name="Normal">(46,</text:p>
      <text:p text:style-name="Normal">92),</text:p>
      <text:p text:style-name="Normal">(50,</text:p>
      <text:p text:style-name="Normal">92),</text:p>
      <text:p text:style-name="Normal">(52,</text:p>
      <text:p text:style-name="Normal">92),</text:p>
      <text:p text:style-name="Normal">(54,</text:p>
      <text:p text:style-name="Normal">92),</text:p>
      <text:p text:style-name="Normal">(56,</text:p>
      <text:p text:style-name="Normal">92),</text:p>
      <text:p text:style-name="Normal">(57,</text:p>
      <text:soft-page-break/>
      <text:p text:style-name="Normal">92),</text:p>
      <text:p text:style-name="Normal">(60,</text:p>
      <text:p text:style-name="Normal">92),</text:p>
      <text:p text:style-name="Normal">(66,</text:p>
      <text:p text:style-name="Normal">92),</text:p>
      <text:p text:style-name="Normal">(67,</text:p>
      <text:p text:style-name="Normal">92),</text:p>
      <text:p text:style-name="Normal">(71,</text:p>
      <text:p text:style-name="Normal">92),</text:p>
      <text:p text:style-name="Normal">(75,</text:p>
      <text:p text:style-name="Normal">92),</text:p>
      <text:p text:style-name="Normal">(76,</text:p>
      <text:p text:style-name="Normal">92),</text:p>
      <text:p text:style-name="Normal">(82,</text:p>
      <text:p text:style-name="Normal">92),</text:p>
      <text:p text:style-name="Normal">(84,</text:p>
      <text:p text:style-name="Normal">92),</text:p>
      <text:p text:style-name="Normal">(91,</text:p>
      <text:p text:style-name="Normal">92),</text:p>
      <text:p text:style-name="Normal">(99,</text:p>
      <text:p text:style-name="Normal">92),</text:p>
      <text:p text:style-name="Normal">(3,</text:p>
      <text:p text:style-name="Normal">93),</text:p>
      <text:p text:style-name="Normal">(5,</text:p>
      <text:p text:style-name="Normal">93),</text:p>
      <text:p text:style-name="Normal">(6,</text:p>
      <text:p text:style-name="Normal">93),</text:p>
      <text:p text:style-name="Normal">(10,</text:p>
      <text:p text:style-name="Normal">93),</text:p>
      <text:p text:style-name="Normal">(14,</text:p>
      <text:p text:style-name="Normal">93),</text:p>
      <text:soft-page-break/>
      <text:p text:style-name="Normal">(16,</text:p>
      <text:p text:style-name="Normal">93),</text:p>
      <text:p text:style-name="Normal">(17,</text:p>
      <text:p text:style-name="Normal">93),</text:p>
      <text:p text:style-name="Normal">(21,</text:p>
      <text:p text:style-name="Normal">93),</text:p>
      <text:p text:style-name="Normal">(24,</text:p>
      <text:p text:style-name="Normal">93),</text:p>
      <text:p text:style-name="Normal">(30,</text:p>
      <text:p text:style-name="Normal">93),</text:p>
      <text:p text:style-name="Normal">(32,</text:p>
      <text:p text:style-name="Normal">93),</text:p>
      <text:p text:style-name="Normal">(35,</text:p>
      <text:p text:style-name="Normal">93),</text:p>
      <text:p text:style-name="Normal">(36,</text:p>
      <text:p text:style-name="Normal">93),</text:p>
      <text:p text:style-name="Normal">(41,</text:p>
      <text:p text:style-name="Normal">93),</text:p>
      <text:p text:style-name="Normal">(54,</text:p>
      <text:p text:style-name="Normal">93),</text:p>
      <text:p text:style-name="Normal">(55,</text:p>
      <text:p text:style-name="Normal">93),</text:p>
      <text:p text:style-name="Normal">(56,</text:p>
      <text:p text:style-name="Normal">93),</text:p>
      <text:p text:style-name="Normal">(57,</text:p>
      <text:p text:style-name="Normal">93),</text:p>
      <text:p text:style-name="Normal">(60,</text:p>
      <text:p text:style-name="Normal">93),</text:p>
      <text:p text:style-name="Normal">(61,</text:p>
      <text:p text:style-name="Normal">93),</text:p>
      <text:p text:style-name="Normal">(65,</text:p>
      <text:soft-page-break/>
      <text:p text:style-name="Normal">93),</text:p>
      <text:p text:style-name="Normal">(66,</text:p>
      <text:p text:style-name="Normal">93),</text:p>
      <text:p text:style-name="Normal">(70,</text:p>
      <text:p text:style-name="Normal">93),</text:p>
      <text:p text:style-name="Normal">(71,</text:p>
      <text:p text:style-name="Normal">93),</text:p>
      <text:p text:style-name="Normal">(75,</text:p>
      <text:p text:style-name="Normal">93),</text:p>
      <text:p text:style-name="Normal">(76,</text:p>
      <text:p text:style-name="Normal">93),</text:p>
      <text:p text:style-name="Normal">(82,</text:p>
      <text:p text:style-name="Normal">93),</text:p>
      <text:p text:style-name="Normal">(91,</text:p>
      <text:p text:style-name="Normal">93),</text:p>
      <text:p text:style-name="Normal">(92,</text:p>
      <text:p text:style-name="Normal">93),</text:p>
      <text:p text:style-name="Normal">(93,</text:p>
      <text:p text:style-name="Normal">93),</text:p>
      <text:p text:style-name="Normal">(100,</text:p>
      <text:p text:style-name="Normal">93),</text:p>
      <text:p text:style-name="Normal">(4,</text:p>
      <text:p text:style-name="Normal">94),</text:p>
      <text:p text:style-name="Normal">(5,</text:p>
      <text:p text:style-name="Normal">94),</text:p>
      <text:p text:style-name="Normal">(14,</text:p>
      <text:p text:style-name="Normal">94),</text:p>
      <text:p text:style-name="Normal">(15,</text:p>
      <text:p text:style-name="Normal">94),</text:p>
      <text:p text:style-name="Normal">(16,</text:p>
      <text:p text:style-name="Normal">94),</text:p>
      <text:soft-page-break/>
      <text:p text:style-name="Normal">(21,</text:p>
      <text:p text:style-name="Normal">94),</text:p>
      <text:p text:style-name="Normal">(24,</text:p>
      <text:p text:style-name="Normal">94),</text:p>
      <text:p text:style-name="Normal">(26,</text:p>
      <text:p text:style-name="Normal">94),</text:p>
      <text:p text:style-name="Normal">(35,</text:p>
      <text:p text:style-name="Normal">94),</text:p>
      <text:p text:style-name="Normal">(36,</text:p>
      <text:p text:style-name="Normal">94),</text:p>
      <text:p text:style-name="Normal">(39,</text:p>
      <text:p text:style-name="Normal">94),</text:p>
      <text:p text:style-name="Normal">(40,</text:p>
      <text:p text:style-name="Normal">94),</text:p>
      <text:p text:style-name="Normal">(41,</text:p>
      <text:p text:style-name="Normal">94),</text:p>
      <text:p text:style-name="Normal">(42,</text:p>
      <text:p text:style-name="Normal">94),</text:p>
      <text:p text:style-name="Normal">(46,</text:p>
      <text:p text:style-name="Normal">94),</text:p>
      <text:p text:style-name="Normal">(54,</text:p>
      <text:p text:style-name="Normal">94),</text:p>
      <text:p text:style-name="Normal">(55,</text:p>
      <text:p text:style-name="Normal">94),</text:p>
      <text:p text:style-name="Normal">(56,</text:p>
      <text:p text:style-name="Normal">94),</text:p>
      <text:p text:style-name="Normal">(57,</text:p>
      <text:p text:style-name="Normal">94),</text:p>
      <text:p text:style-name="Normal">(60,</text:p>
      <text:p text:style-name="Normal">94),</text:p>
      <text:p text:style-name="Normal">(65,</text:p>
      <text:soft-page-break/>
      <text:p text:style-name="Normal">94),</text:p>
      <text:p text:style-name="Normal">(66,</text:p>
      <text:p text:style-name="Normal">94),</text:p>
      <text:p text:style-name="Normal">(69,</text:p>
      <text:p text:style-name="Normal">94),</text:p>
      <text:p text:style-name="Normal">(70,</text:p>
      <text:p text:style-name="Normal">94),</text:p>
      <text:p text:style-name="Normal">(71,</text:p>
      <text:p text:style-name="Normal">94),</text:p>
      <text:p text:style-name="Normal">(72,</text:p>
      <text:p text:style-name="Normal">94),</text:p>
      <text:p text:style-name="Normal">(75,</text:p>
      <text:p text:style-name="Normal">94),</text:p>
      <text:p text:style-name="Normal">(76,</text:p>
      <text:p text:style-name="Normal">94),</text:p>
      <text:p text:style-name="Normal">(85,</text:p>
      <text:p text:style-name="Normal">94),</text:p>
      <text:p text:style-name="Normal">(87,</text:p>
      <text:p text:style-name="Normal">94),</text:p>
      <text:p text:style-name="Normal">(91,</text:p>
      <text:p text:style-name="Normal">94),</text:p>
      <text:p text:style-name="Normal">(98,</text:p>
      <text:p text:style-name="Normal">94),</text:p>
      <text:p text:style-name="Normal">(99,</text:p>
      <text:p text:style-name="Normal">94),</text:p>
      <text:p text:style-name="Normal">(100,</text:p>
      <text:p text:style-name="Normal">94),</text:p>
      <text:p text:style-name="Normal">(4,</text:p>
      <text:p text:style-name="Normal">95),</text:p>
      <text:p text:style-name="Normal">(5,</text:p>
      <text:p text:style-name="Normal">95),</text:p>
      <text:soft-page-break/>
      <text:p text:style-name="Normal">(11,</text:p>
      <text:p text:style-name="Normal">95),</text:p>
      <text:p text:style-name="Normal">(12,</text:p>
      <text:p text:style-name="Normal">95),</text:p>
      <text:p text:style-name="Normal">(14,</text:p>
      <text:p text:style-name="Normal">95),</text:p>
      <text:p text:style-name="Normal">(21,</text:p>
      <text:p text:style-name="Normal">95),</text:p>
      <text:p text:style-name="Normal">(24,</text:p>
      <text:p text:style-name="Normal">95),</text:p>
      <text:p text:style-name="Normal">(27,</text:p>
      <text:p text:style-name="Normal">95),</text:p>
      <text:p text:style-name="Normal">(28,</text:p>
      <text:p text:style-name="Normal">95),</text:p>
      <text:p text:style-name="Normal">(36,</text:p>
      <text:p text:style-name="Normal">95),</text:p>
      <text:p text:style-name="Normal">(38,</text:p>
      <text:p text:style-name="Normal">95),</text:p>
      <text:p text:style-name="Normal">(40,</text:p>
      <text:p text:style-name="Normal">95),</text:p>
      <text:p text:style-name="Normal">(41,</text:p>
      <text:p text:style-name="Normal">95),</text:p>
      <text:p text:style-name="Normal">(44,</text:p>
      <text:p text:style-name="Normal">95),</text:p>
      <text:p text:style-name="Normal">(47,</text:p>
      <text:p text:style-name="Normal">95),</text:p>
      <text:p text:style-name="Normal">(54,</text:p>
      <text:p text:style-name="Normal">95),</text:p>
      <text:p text:style-name="Normal">(57,</text:p>
      <text:p text:style-name="Normal">95),</text:p>
      <text:p text:style-name="Normal">(63,</text:p>
      <text:soft-page-break/>
      <text:p text:style-name="Normal">95),</text:p>
      <text:p text:style-name="Normal">(66,</text:p>
      <text:p text:style-name="Normal">95),</text:p>
      <text:p text:style-name="Normal">(71,</text:p>
      <text:p text:style-name="Normal">95),</text:p>
      <text:p text:style-name="Normal">(73,</text:p>
      <text:p text:style-name="Normal">95),</text:p>
      <text:p text:style-name="Normal">(75,</text:p>
      <text:p text:style-name="Normal">95),</text:p>
      <text:p text:style-name="Normal">(76,</text:p>
      <text:p text:style-name="Normal">95),</text:p>
      <text:p text:style-name="Normal">(78,</text:p>
      <text:p text:style-name="Normal">95),</text:p>
      <text:p text:style-name="Normal">(84,</text:p>
      <text:p text:style-name="Normal">95),</text:p>
      <text:p text:style-name="Normal">(91,</text:p>
      <text:p text:style-name="Normal">95),</text:p>
      <text:p text:style-name="Normal">(97,</text:p>
      <text:p text:style-name="Normal">95),</text:p>
      <text:p text:style-name="Normal">(100,</text:p>
      <text:p text:style-name="Normal">95),</text:p>
      <text:p text:style-name="Normal">(5,</text:p>
      <text:p text:style-name="Normal">96),</text:p>
      <text:p text:style-name="Normal">(6,</text:p>
      <text:p text:style-name="Normal">96),</text:p>
      <text:p text:style-name="Normal">(9,</text:p>
      <text:p text:style-name="Normal">96),</text:p>
      <text:p text:style-name="Normal">(14,</text:p>
      <text:p text:style-name="Normal">96),</text:p>
      <text:p text:style-name="Normal">(15,</text:p>
      <text:p text:style-name="Normal">96),</text:p>
      <text:soft-page-break/>
      <text:p text:style-name="Normal">(17,</text:p>
      <text:p text:style-name="Normal">96),</text:p>
      <text:p text:style-name="Normal">(21,</text:p>
      <text:p text:style-name="Normal">96),</text:p>
      <text:p text:style-name="Normal">(24,</text:p>
      <text:p text:style-name="Normal">96),</text:p>
      <text:p text:style-name="Normal">(26,</text:p>
      <text:p text:style-name="Normal">96),</text:p>
      <text:p text:style-name="Normal">(28,</text:p>
      <text:p text:style-name="Normal">96),</text:p>
      <text:p text:style-name="Normal">(31,</text:p>
      <text:p text:style-name="Normal">96),</text:p>
      <text:p text:style-name="Normal">(36,</text:p>
      <text:p text:style-name="Normal">96),</text:p>
      <text:p text:style-name="Normal">(37,</text:p>
      <text:p text:style-name="Normal">96),</text:p>
      <text:p text:style-name="Normal">(39,</text:p>
      <text:p text:style-name="Normal">96),</text:p>
      <text:p text:style-name="Normal">(40,</text:p>
      <text:p text:style-name="Normal">96),</text:p>
      <text:p text:style-name="Normal">(41,</text:p>
      <text:p text:style-name="Normal">96),</text:p>
      <text:p text:style-name="Normal">(54,</text:p>
      <text:p text:style-name="Normal">96),</text:p>
      <text:p text:style-name="Normal">(57,</text:p>
      <text:p text:style-name="Normal">96),</text:p>
      <text:p text:style-name="Normal">(61,</text:p>
      <text:p text:style-name="Normal">96),</text:p>
      <text:p text:style-name="Normal">(62,</text:p>
      <text:p text:style-name="Normal">96),</text:p>
      <text:p text:style-name="Normal">(66,</text:p>
      <text:soft-page-break/>
      <text:p text:style-name="Normal">96),</text:p>
      <text:p text:style-name="Normal">(67,</text:p>
      <text:p text:style-name="Normal">96),</text:p>
      <text:p text:style-name="Normal">(71,</text:p>
      <text:p text:style-name="Normal">96),</text:p>
      <text:p text:style-name="Normal">(72,</text:p>
      <text:p text:style-name="Normal">96),</text:p>
      <text:p text:style-name="Normal">(75,</text:p>
      <text:p text:style-name="Normal">96),</text:p>
      <text:p text:style-name="Normal">(76,</text:p>
      <text:p text:style-name="Normal">96),</text:p>
      <text:p text:style-name="Normal">(79,</text:p>
      <text:p text:style-name="Normal">96),</text:p>
      <text:p text:style-name="Normal">(84,</text:p>
      <text:p text:style-name="Normal">96),</text:p>
      <text:p text:style-name="Normal">(87,</text:p>
      <text:p text:style-name="Normal">96),</text:p>
      <text:p text:style-name="Normal">(91,</text:p>
      <text:p text:style-name="Normal">96),</text:p>
      <text:p text:style-name="Normal">(97,</text:p>
      <text:p text:style-name="Normal">96),</text:p>
      <text:p text:style-name="Normal">(98,</text:p>
      <text:p text:style-name="Normal">96),</text:p>
      <text:p text:style-name="Normal">(5,</text:p>
      <text:p text:style-name="Normal">97),</text:p>
      <text:p text:style-name="Normal">(6,</text:p>
      <text:p text:style-name="Normal">97),</text:p>
      <text:p text:style-name="Normal">(8,</text:p>
      <text:p text:style-name="Normal">97),</text:p>
      <text:p text:style-name="Normal">(9,</text:p>
      <text:p text:style-name="Normal">97),</text:p>
      <text:soft-page-break/>
      <text:p text:style-name="Normal">(14,</text:p>
      <text:p text:style-name="Normal">97),</text:p>
      <text:p text:style-name="Normal">(17,</text:p>
      <text:p text:style-name="Normal">97),</text:p>
      <text:p text:style-name="Normal">(19,</text:p>
      <text:p text:style-name="Normal">97),</text:p>
      <text:p text:style-name="Normal">(20,</text:p>
      <text:p text:style-name="Normal">97),</text:p>
      <text:p text:style-name="Normal">(21,</text:p>
      <text:p text:style-name="Normal">97),</text:p>
      <text:p text:style-name="Normal">(22,</text:p>
      <text:p text:style-name="Normal">97),</text:p>
      <text:p text:style-name="Normal">(24,</text:p>
      <text:p text:style-name="Normal">97),</text:p>
      <text:p text:style-name="Normal">(32,</text:p>
      <text:p text:style-name="Normal">97),</text:p>
      <text:p text:style-name="Normal">(35,</text:p>
      <text:p text:style-name="Normal">97),</text:p>
      <text:p text:style-name="Normal">(36,</text:p>
      <text:p text:style-name="Normal">97),</text:p>
      <text:p text:style-name="Normal">(39,</text:p>
      <text:p text:style-name="Normal">97),</text:p>
      <text:p text:style-name="Normal">(41,</text:p>
      <text:p text:style-name="Normal">97),</text:p>
      <text:p text:style-name="Normal">(42,</text:p>
      <text:p text:style-name="Normal">97),</text:p>
      <text:p text:style-name="Normal">(44,</text:p>
      <text:p text:style-name="Normal">97),</text:p>
      <text:p text:style-name="Normal">(46,</text:p>
      <text:p text:style-name="Normal">97),</text:p>
      <text:p text:style-name="Normal">(47,</text:p>
      <text:soft-page-break/>
      <text:p text:style-name="Normal">97),</text:p>
      <text:p text:style-name="Normal">(54,</text:p>
      <text:p text:style-name="Normal">97),</text:p>
      <text:p text:style-name="Normal">(56,</text:p>
      <text:p text:style-name="Normal">97),</text:p>
      <text:p text:style-name="Normal">(57,</text:p>
      <text:p text:style-name="Normal">97),</text:p>
      <text:p text:style-name="Normal">(61,</text:p>
      <text:p text:style-name="Normal">97),</text:p>
      <text:p text:style-name="Normal">(63,</text:p>
      <text:p text:style-name="Normal">97),</text:p>
      <text:p text:style-name="Normal">(65,</text:p>
      <text:p text:style-name="Normal">97),</text:p>
      <text:p text:style-name="Normal">(66,</text:p>
      <text:p text:style-name="Normal">97),</text:p>
      <text:p text:style-name="Normal">(67,</text:p>
      <text:p text:style-name="Normal">97),</text:p>
      <text:p text:style-name="Normal">(71,</text:p>
      <text:p text:style-name="Normal">97),</text:p>
      <text:p text:style-name="Normal">(72,</text:p>
      <text:p text:style-name="Normal">97),</text:p>
      <text:p text:style-name="Normal">(75,</text:p>
      <text:p text:style-name="Normal">97),</text:p>
      <text:p text:style-name="Normal">(76,</text:p>
      <text:p text:style-name="Normal">97),</text:p>
      <text:p text:style-name="Normal">(82,</text:p>
      <text:p text:style-name="Normal">97),</text:p>
      <text:p text:style-name="Normal">(87,</text:p>
      <text:p text:style-name="Normal">97),</text:p>
      <text:p text:style-name="Normal">(91,</text:p>
      <text:p text:style-name="Normal">97),</text:p>
      <text:soft-page-break/>
      <text:p text:style-name="Normal">(93,</text:p>
      <text:p text:style-name="Normal">97),</text:p>
      <text:p text:style-name="Normal">(94,</text:p>
      <text:p text:style-name="Normal">97),</text:p>
      <text:p text:style-name="Normal">(98,</text:p>
      <text:p text:style-name="Normal">97),</text:p>
      <text:p text:style-name="Normal">(99,</text:p>
      <text:p text:style-name="Normal">97),</text:p>
      <text:p text:style-name="Normal">(100,</text:p>
      <text:p text:style-name="Normal">97),</text:p>
      <text:p text:style-name="Normal">(5,</text:p>
      <text:p text:style-name="Normal">98),</text:p>
      <text:p text:style-name="Normal">(6,</text:p>
      <text:p text:style-name="Normal">98),</text:p>
      <text:p text:style-name="Normal">(8,</text:p>
      <text:p text:style-name="Normal">98),</text:p>
      <text:p text:style-name="Normal">(9,</text:p>
      <text:p text:style-name="Normal">98),</text:p>
      <text:p text:style-name="Normal">(14,</text:p>
      <text:p text:style-name="Normal">98),</text:p>
      <text:p text:style-name="Normal">(16,</text:p>
      <text:p text:style-name="Normal">98),</text:p>
      <text:p text:style-name="Normal">(17,</text:p>
      <text:p text:style-name="Normal">98),</text:p>
      <text:p text:style-name="Normal">(18,</text:p>
      <text:p text:style-name="Normal">98),</text:p>
      <text:p text:style-name="Normal">(21,</text:p>
      <text:p text:style-name="Normal">98),</text:p>
      <text:p text:style-name="Normal">(22,</text:p>
      <text:p text:style-name="Normal">98),</text:p>
      <text:p text:style-name="Normal">(24,</text:p>
      <text:soft-page-break/>
      <text:p text:style-name="Normal">98),</text:p>
      <text:p text:style-name="Normal">(26,</text:p>
      <text:p text:style-name="Normal">98),</text:p>
      <text:p text:style-name="Normal">(28,</text:p>
      <text:p text:style-name="Normal">98),</text:p>
      <text:p text:style-name="Normal">(36,</text:p>
      <text:p text:style-name="Normal">98),</text:p>
      <text:p text:style-name="Normal">(37,</text:p>
      <text:p text:style-name="Normal">98),</text:p>
      <text:p text:style-name="Normal">(41,</text:p>
      <text:p text:style-name="Normal">98),</text:p>
      <text:p text:style-name="Normal">(43,</text:p>
      <text:p text:style-name="Normal">98),</text:p>
      <text:p text:style-name="Normal">(47,</text:p>
      <text:p text:style-name="Normal">98),</text:p>
      <text:p text:style-name="Normal">(54,</text:p>
      <text:p text:style-name="Normal">98),</text:p>
      <text:p text:style-name="Normal">(57,</text:p>
      <text:p text:style-name="Normal">98),</text:p>
      <text:p text:style-name="Normal">(63,</text:p>
      <text:p text:style-name="Normal">98),</text:p>
      <text:p text:style-name="Normal">(66,</text:p>
      <text:p text:style-name="Normal">98),</text:p>
      <text:p text:style-name="Normal">(71,</text:p>
      <text:p text:style-name="Normal">98),</text:p>
      <text:p text:style-name="Normal">(72,</text:p>
      <text:p text:style-name="Normal">98),</text:p>
      <text:p text:style-name="Normal">(73,</text:p>
      <text:p text:style-name="Normal">98),</text:p>
      <text:p text:style-name="Normal">(75,</text:p>
      <text:p text:style-name="Normal">98),</text:p>
      <text:soft-page-break/>
      <text:p text:style-name="Normal">(76,</text:p>
      <text:p text:style-name="Normal">98),</text:p>
      <text:p text:style-name="Normal">(84,</text:p>
      <text:p text:style-name="Normal">98),</text:p>
      <text:p text:style-name="Normal">(85,</text:p>
      <text:p text:style-name="Normal">98),</text:p>
      <text:p text:style-name="Normal">(87,</text:p>
      <text:p text:style-name="Normal">98),</text:p>
      <text:p text:style-name="Normal">(91,</text:p>
      <text:p text:style-name="Normal">98),</text:p>
      <text:p text:style-name="Normal">(93,</text:p>
      <text:p text:style-name="Normal">98),</text:p>
      <text:p text:style-name="Normal">(99,</text:p>
      <text:p text:style-name="Normal">98),</text:p>
      <text:p text:style-name="Normal">(100,</text:p>
      <text:p text:style-name="Normal">98),</text:p>
      <text:p text:style-name="Normal">(2,</text:p>
      <text:p text:style-name="Normal">99),</text:p>
      <text:p text:style-name="Normal">(5,</text:p>
      <text:p text:style-name="Normal">99),</text:p>
      <text:p text:style-name="Normal">(6,</text:p>
      <text:p text:style-name="Normal">99),</text:p>
      <text:p text:style-name="Normal">(14,</text:p>
      <text:p text:style-name="Normal">99),</text:p>
      <text:p text:style-name="Normal">(18,</text:p>
      <text:p text:style-name="Normal">99),</text:p>
      <text:p text:style-name="Normal">(20,</text:p>
      <text:p text:style-name="Normal">99),</text:p>
      <text:p text:style-name="Normal">(21,</text:p>
      <text:p text:style-name="Normal">99),</text:p>
      <text:p text:style-name="Normal">(24,</text:p>
      <text:soft-page-break/>
      <text:p text:style-name="Normal">99),</text:p>
      <text:p text:style-name="Normal">(27,</text:p>
      <text:p text:style-name="Normal">99),</text:p>
      <text:p text:style-name="Normal">(31,</text:p>
      <text:p text:style-name="Normal">99),</text:p>
      <text:p text:style-name="Normal">(36,</text:p>
      <text:p text:style-name="Normal">99),</text:p>
      <text:p text:style-name="Normal">(40,</text:p>
      <text:p text:style-name="Normal">99),</text:p>
      <text:p text:style-name="Normal">(41,</text:p>
      <text:p text:style-name="Normal">99),</text:p>
      <text:p text:style-name="Normal">(44,</text:p>
      <text:p text:style-name="Normal">99),</text:p>
      <text:p text:style-name="Normal">(54,</text:p>
      <text:p text:style-name="Normal">99),</text:p>
      <text:p text:style-name="Normal">(56,</text:p>
      <text:p text:style-name="Normal">99),</text:p>
      <text:p text:style-name="Normal">(57,</text:p>
      <text:p text:style-name="Normal">99),</text:p>
      <text:p text:style-name="Normal">(60,</text:p>
      <text:p text:style-name="Normal">99),</text:p>
      <text:p text:style-name="Normal">(65,</text:p>
      <text:p text:style-name="Normal">99),</text:p>
      <text:p text:style-name="Normal">(66,</text:p>
      <text:p text:style-name="Normal">99),</text:p>
      <text:p text:style-name="Normal">(67,</text:p>
      <text:p text:style-name="Normal">99),</text:p>
      <text:p text:style-name="Normal">(69,</text:p>
      <text:p text:style-name="Normal">99),</text:p>
      <text:p text:style-name="Normal">(71,</text:p>
      <text:p text:style-name="Normal">99),</text:p>
      <text:soft-page-break/>
      <text:p text:style-name="Normal">(72,</text:p>
      <text:p text:style-name="Normal">99),</text:p>
      <text:p text:style-name="Normal">(75,</text:p>
      <text:p text:style-name="Normal">99),</text:p>
      <text:p text:style-name="Normal">(76,</text:p>
      <text:p text:style-name="Normal">99),</text:p>
      <text:p text:style-name="Normal">(78,</text:p>
      <text:p text:style-name="Normal">99),</text:p>
      <text:p text:style-name="Normal">(79,</text:p>
      <text:p text:style-name="Normal">99),</text:p>
      <text:p text:style-name="Normal">(85,</text:p>
      <text:p text:style-name="Normal">99),</text:p>
      <text:p text:style-name="Normal">(87,</text:p>
      <text:p text:style-name="Normal">99),</text:p>
      <text:p text:style-name="Normal">(91,</text:p>
      <text:p text:style-name="Normal">99),</text:p>
      <text:p text:style-name="Normal">(95,</text:p>
      <text:p text:style-name="Normal">99),</text:p>
      <text:p text:style-name="Normal">(96,</text:p>
      <text:p text:style-name="Normal">99),</text:p>
      <text:p text:style-name="Normal">(98,</text:p>
      <text:p text:style-name="Normal">99),</text:p>
      <text:p text:style-name="Normal">(3,</text:p>
      <text:p text:style-name="Normal">100),</text:p>
      <text:p text:style-name="Normal">(4,</text:p>
      <text:p text:style-name="Normal">100),</text:p>
      <text:p text:style-name="Normal">(5,</text:p>
      <text:p text:style-name="Normal">100),</text:p>
      <text:p text:style-name="Normal">(6,</text:p>
      <text:p text:style-name="Normal">100),</text:p>
      <text:p text:style-name="Normal">(8,</text:p>
      <text:soft-page-break/>
      <text:p text:style-name="Normal">100),</text:p>
      <text:p text:style-name="Normal">(9,</text:p>
      <text:p text:style-name="Normal">100),</text:p>
      <text:p text:style-name="Normal">(10,</text:p>
      <text:p text:style-name="Normal">100),</text:p>
      <text:p text:style-name="Normal">(11,</text:p>
      <text:p text:style-name="Normal">100),</text:p>
      <text:p text:style-name="Normal">(14,</text:p>
      <text:p text:style-name="Normal">100),</text:p>
      <text:p text:style-name="Normal">(15,</text:p>
      <text:p text:style-name="Normal">100),</text:p>
      <text:p text:style-name="Normal">(18,</text:p>
      <text:p text:style-name="Normal">100),</text:p>
      <text:p text:style-name="Normal">(21,</text:p>
      <text:p text:style-name="Normal">100),</text:p>
      <text:p text:style-name="Normal">(24,</text:p>
      <text:p text:style-name="Normal">100),</text:p>
      <text:p text:style-name="Normal">(26,</text:p>
      <text:p text:style-name="Normal">100),</text:p>
      <text:p text:style-name="Normal">(28,</text:p>
      <text:p text:style-name="Normal">100),</text:p>
      <text:p text:style-name="Normal">(36,</text:p>
      <text:p text:style-name="Normal">100),</text:p>
      <text:p text:style-name="Normal">(38,</text:p>
      <text:p text:style-name="Normal">100),</text:p>
      <text:p text:style-name="Normal">(40,</text:p>
      <text:p text:style-name="Normal">100),</text:p>
      <text:p text:style-name="Normal">(41,</text:p>
      <text:p text:style-name="Normal">100),</text:p>
      <text:p text:style-name="Normal">(44,</text:p>
      <text:p text:style-name="Normal">100),</text:p>
      <text:soft-page-break/>
      <text:p text:style-name="Normal">(46,</text:p>
      <text:p text:style-name="Normal">100),</text:p>
      <text:p text:style-name="Normal">(50,</text:p>
      <text:p text:style-name="Normal">100),</text:p>
      <text:p text:style-name="Normal">(52,</text:p>
      <text:p text:style-name="Normal">100),</text:p>
      <text:p text:style-name="Normal">(54,</text:p>
      <text:p text:style-name="Normal">100),</text:p>
      <text:p text:style-name="Normal">(57,</text:p>
      <text:p text:style-name="Normal">100),</text:p>
      <text:p text:style-name="Normal">(60,</text:p>
      <text:p text:style-name="Normal">100),</text:p>
      <text:p text:style-name="Normal">(65,</text:p>
      <text:p text:style-name="Normal">100),</text:p>
      <text:p text:style-name="Normal">(66,</text:p>
      <text:p text:style-name="Normal">100),</text:p>
      <text:p text:style-name="Normal">(70,</text:p>
      <text:p text:style-name="Normal">100),</text:p>
      <text:p text:style-name="Normal">(71,</text:p>
      <text:p text:style-name="Normal">100),</text:p>
      <text:p text:style-name="Normal">(75,</text:p>
      <text:p text:style-name="Normal">100),</text:p>
      <text:p text:style-name="Normal">(76,</text:p>
      <text:p text:style-name="Normal">100),</text:p>
      <text:p text:style-name="Normal">(78,</text:p>
      <text:p text:style-name="Normal">100),</text:p>
      <text:p text:style-name="Normal">(82,</text:p>
      <text:p text:style-name="Normal">100),</text:p>
      <text:p text:style-name="Normal">(87,</text:p>
      <text:p text:style-name="Normal">100),</text:p>
      <text:p text:style-name="Normal">(91,</text:p>
      <text:soft-page-break/>
      <text:p text:style-name="Normal">100),</text:p>
      <text:p text:style-name="Normal">(95,</text:p>
      <text:p text:style-name="Normal">100),</text:p>
      <text:p text:style-name="Normal">(96,</text:p>
      <text:p text:style-name="Normal">100),</text:p>
      <text:p text:style-name="Normal">(99,</text:p>
      <text:p text:style-name="Normal">100),</text:p>
      <text:p text:style-name="Normal">(2,</text:p>
      <text:p text:style-name="Normal">101),</text:p>
      <text:p text:style-name="Normal">(3,</text:p>
      <text:p text:style-name="Normal">101),</text:p>
      <text:p text:style-name="Normal">(4,</text:p>
      <text:p text:style-name="Normal">101),</text:p>
      <text:p text:style-name="Normal">(5,</text:p>
      <text:p text:style-name="Normal">101),</text:p>
      <text:p text:style-name="Normal">(8,</text:p>
      <text:p text:style-name="Normal">101),</text:p>
      <text:p text:style-name="Normal">(14,</text:p>
      <text:p text:style-name="Normal">101),</text:p>
      <text:p text:style-name="Normal">(15,</text:p>
      <text:p text:style-name="Normal">101),</text:p>
      <text:p text:style-name="Normal">(19,</text:p>
      <text:p text:style-name="Normal">101),</text:p>
      <text:p text:style-name="Normal">(21,</text:p>
      <text:p text:style-name="Normal">101),</text:p>
      <text:p text:style-name="Normal">(24,</text:p>
      <text:p text:style-name="Normal">101),</text:p>
      <text:p text:style-name="Normal">(26,</text:p>
      <text:p text:style-name="Normal">101),</text:p>
      <text:p text:style-name="Normal">(28,</text:p>
      <text:p text:style-name="Normal">101),</text:p>
      <text:soft-page-break/>
      <text:p text:style-name="Normal">(30,</text:p>
      <text:p text:style-name="Normal">101),</text:p>
      <text:p text:style-name="Normal">(33,</text:p>
      <text:p text:style-name="Normal">101),</text:p>
      <text:p text:style-name="Normal">(36,</text:p>
      <text:p text:style-name="Normal">101),</text:p>
      <text:p text:style-name="Normal">(38,</text:p>
      <text:p text:style-name="Normal">101),</text:p>
      <text:p text:style-name="Normal">(39,</text:p>
      <text:p text:style-name="Normal">101),</text:p>
      <text:p text:style-name="Normal">(41,</text:p>
      <text:p text:style-name="Normal">101),</text:p>
      <text:p text:style-name="Normal">(44,</text:p>
      <text:p text:style-name="Normal">101),</text:p>
      <text:p text:style-name="Normal">(47,</text:p>
      <text:p text:style-name="Normal">101),</text:p>
      <text:p text:style-name="Normal">(54,</text:p>
      <text:p text:style-name="Normal">101),</text:p>
      <text:p text:style-name="Normal">(56,</text:p>
      <text:p text:style-name="Normal">101),</text:p>
      <text:p text:style-name="Normal">(57,</text:p>
      <text:p text:style-name="Normal">101),</text:p>
      <text:p text:style-name="Normal">(60,</text:p>
      <text:p text:style-name="Normal">101),</text:p>
      <text:p text:style-name="Normal">(61,</text:p>
      <text:p text:style-name="Normal">101),</text:p>
      <text:p text:style-name="Normal">(66,</text:p>
      <text:p text:style-name="Normal">101),</text:p>
      <text:p text:style-name="Normal">(67,</text:p>
      <text:p text:style-name="Normal">101),</text:p>
      <text:p text:style-name="Normal">(71,</text:p>
      <text:soft-page-break/>
      <text:p text:style-name="Normal">101),</text:p>
      <text:p text:style-name="Normal">(75,</text:p>
      <text:p text:style-name="Normal">101),</text:p>
      <text:p text:style-name="Normal">(76,</text:p>
      <text:p text:style-name="Normal">101),</text:p>
      <text:p text:style-name="Normal">(78,</text:p>
      <text:p text:style-name="Normal">101),</text:p>
      <text:p text:style-name="Normal">(82,</text:p>
      <text:p text:style-name="Normal">101),</text:p>
      <text:p text:style-name="Normal">(85,</text:p>
      <text:p text:style-name="Normal">101),</text:p>
      <text:p text:style-name="Normal">(91,</text:p>
      <text:p text:style-name="Normal">101),</text:p>
      <text:p text:style-name="Normal">(94,</text:p>
      <text:p text:style-name="Normal">101),</text:p>
      <text:p text:style-name="Normal">(100,</text:p>
      <text:p text:style-name="Normal">101),</text:p>
      <text:p text:style-name="Normal">(3,</text:p>
      <text:p text:style-name="Normal">102),</text:p>
      <text:p text:style-name="Normal">(4,</text:p>
      <text:p text:style-name="Normal">102),</text:p>
      <text:p text:style-name="Normal">(5,</text:p>
      <text:p text:style-name="Normal">102),</text:p>
      <text:p text:style-name="Normal">(8,</text:p>
      <text:p text:style-name="Normal">102),</text:p>
      <text:p text:style-name="Normal">(10,</text:p>
      <text:p text:style-name="Normal">102),</text:p>
      <text:p text:style-name="Normal">(11,</text:p>
      <text:p text:style-name="Normal">102),</text:p>
      <text:p text:style-name="Normal">(14,</text:p>
      <text:p text:style-name="Normal">102),</text:p>
      <text:soft-page-break/>
      <text:p text:style-name="Normal">(15,</text:p>
      <text:p text:style-name="Normal">102),</text:p>
      <text:p text:style-name="Normal">(20,</text:p>
      <text:p text:style-name="Normal">102),</text:p>
      <text:p text:style-name="Normal">(21,</text:p>
      <text:p text:style-name="Normal">102),</text:p>
      <text:p text:style-name="Normal">(24,</text:p>
      <text:p text:style-name="Normal">102),</text:p>
      <text:p text:style-name="Normal">(27,</text:p>
      <text:p text:style-name="Normal">102),</text:p>
      <text:p text:style-name="Normal">(28,</text:p>
      <text:p text:style-name="Normal">102),</text:p>
      <text:p text:style-name="Normal">(30,</text:p>
      <text:p text:style-name="Normal">102),</text:p>
      <text:p text:style-name="Normal">(36,</text:p>
      <text:p text:style-name="Normal">102),</text:p>
      <text:p text:style-name="Normal">(37,</text:p>
      <text:p text:style-name="Normal">102),</text:p>
      <text:p text:style-name="Normal">(41,</text:p>
      <text:p text:style-name="Normal">102),</text:p>
      <text:p text:style-name="Normal">(42,</text:p>
      <text:p text:style-name="Normal">102),</text:p>
      <text:p text:style-name="Normal">(54,</text:p>
      <text:p text:style-name="Normal">102),</text:p>
      <text:p text:style-name="Normal">(57,</text:p>
      <text:p text:style-name="Normal">102),</text:p>
      <text:p text:style-name="Normal">(62,</text:p>
      <text:p text:style-name="Normal">102),</text:p>
      <text:p text:style-name="Normal">(66,</text:p>
      <text:p text:style-name="Normal">102),</text:p>
      <text:p text:style-name="Normal">(67,</text:p>
      <text:soft-page-break/>
      <text:p text:style-name="Normal">102),</text:p>
      <text:p text:style-name="Normal">(69,</text:p>
      <text:p text:style-name="Normal">102),</text:p>
      <text:p text:style-name="Normal">(70,</text:p>
      <text:p text:style-name="Normal">102),</text:p>
      <text:p text:style-name="Normal">(71,</text:p>
      <text:p text:style-name="Normal">102),</text:p>
      <text:p text:style-name="Normal">(75,</text:p>
      <text:p text:style-name="Normal">102),</text:p>
      <text:p text:style-name="Normal">(76,</text:p>
      <text:p text:style-name="Normal">102),</text:p>
      <text:p text:style-name="Normal">(78,</text:p>
      <text:p text:style-name="Normal">102),</text:p>
      <text:p text:style-name="Normal">(84,</text:p>
      <text:p text:style-name="Normal">102),</text:p>
      <text:p text:style-name="Normal">(87,</text:p>
      <text:p text:style-name="Normal">102),</text:p>
      <text:p text:style-name="Normal">(91,</text:p>
      <text:p text:style-name="Normal">102),</text:p>
      <text:p text:style-name="Normal">(96,</text:p>
      <text:p text:style-name="Normal">102),</text:p>
      <text:p text:style-name="Normal">(100,</text:p>
      <text:p text:style-name="Normal">102),</text:p>
      <text:p text:style-name="Normal">(2,</text:p>
      <text:p text:style-name="Normal">103),</text:p>
      <text:p text:style-name="Normal">(3,</text:p>
      <text:p text:style-name="Normal">103),</text:p>
      <text:p text:style-name="Normal">(5,</text:p>
      <text:p text:style-name="Normal">103),</text:p>
      <text:p text:style-name="Normal">(8,</text:p>
      <text:p text:style-name="Normal">103),</text:p>
      <text:soft-page-break/>
      <text:p text:style-name="Normal">(14,</text:p>
      <text:p text:style-name="Normal">103),</text:p>
      <text:p text:style-name="Normal">(16,</text:p>
      <text:p text:style-name="Normal">103),</text:p>
      <text:p text:style-name="Normal">(19,</text:p>
      <text:p text:style-name="Normal">103),</text:p>
      <text:p text:style-name="Normal">(21,</text:p>
      <text:p text:style-name="Normal">103),</text:p>
      <text:p text:style-name="Normal">(24,</text:p>
      <text:p text:style-name="Normal">103),</text:p>
      <text:p text:style-name="Normal">(26,</text:p>
      <text:p text:style-name="Normal">103),</text:p>
      <text:p text:style-name="Normal">(27,</text:p>
      <text:p text:style-name="Normal">103),</text:p>
      <text:p text:style-name="Normal">(30,</text:p>
      <text:p text:style-name="Normal">103),</text:p>
      <text:p text:style-name="Normal">(35,</text:p>
      <text:p text:style-name="Normal">103),</text:p>
      <text:p text:style-name="Normal">(36,</text:p>
      <text:p text:style-name="Normal">103),</text:p>
      <text:p text:style-name="Normal">(41,</text:p>
      <text:p text:style-name="Normal">103),</text:p>
      <text:p text:style-name="Normal">(42,</text:p>
      <text:p text:style-name="Normal">103),</text:p>
      <text:p text:style-name="Normal">(44,</text:p>
      <text:p text:style-name="Normal">103),</text:p>
      <text:p text:style-name="Normal">(48,</text:p>
      <text:p text:style-name="Normal">103),</text:p>
      <text:p text:style-name="Normal">(54,</text:p>
      <text:p text:style-name="Normal">103),</text:p>
      <text:p text:style-name="Normal">(56,</text:p>
      <text:soft-page-break/>
      <text:p text:style-name="Normal">103),</text:p>
      <text:p text:style-name="Normal">(57,</text:p>
      <text:p text:style-name="Normal">103),</text:p>
      <text:p text:style-name="Normal">(60,</text:p>
      <text:p text:style-name="Normal">103),</text:p>
      <text:p text:style-name="Normal">(61,</text:p>
      <text:p text:style-name="Normal">103),</text:p>
      <text:p text:style-name="Normal">(62,</text:p>
      <text:p text:style-name="Normal">103),</text:p>
      <text:p text:style-name="Normal">(63,</text:p>
      <text:p text:style-name="Normal">103),</text:p>
      <text:p text:style-name="Normal">(65,</text:p>
      <text:p text:style-name="Normal">103),</text:p>
      <text:p text:style-name="Normal">(66,</text:p>
      <text:p text:style-name="Normal">103),</text:p>
      <text:p text:style-name="Normal">(71,</text:p>
      <text:p text:style-name="Normal">103),</text:p>
      <text:p text:style-name="Normal">(72,</text:p>
      <text:p text:style-name="Normal">103),</text:p>
      <text:p text:style-name="Normal">(75,</text:p>
      <text:p text:style-name="Normal">103),</text:p>
      <text:p text:style-name="Normal">(76,</text:p>
      <text:p text:style-name="Normal">103),</text:p>
      <text:p text:style-name="Normal">(91,</text:p>
      <text:p text:style-name="Normal">103),</text:p>
      <text:p text:style-name="Normal">(92,</text:p>
      <text:p text:style-name="Normal">103),</text:p>
      <text:p text:style-name="Normal">(94,</text:p>
      <text:p text:style-name="Normal">103),</text:p>
      <text:p text:style-name="Normal">(95,</text:p>
      <text:p text:style-name="Normal">103),</text:p>
      <text:soft-page-break/>
      <text:p text:style-name="Normal">(3,</text:p>
      <text:p text:style-name="Normal">104),</text:p>
      <text:p text:style-name="Normal">(5,</text:p>
      <text:p text:style-name="Normal">104),</text:p>
      <text:p text:style-name="Normal">(6,</text:p>
      <text:p text:style-name="Normal">104),</text:p>
      <text:p text:style-name="Normal">(8,</text:p>
      <text:p text:style-name="Normal">104),</text:p>
      <text:p text:style-name="Normal">(9,</text:p>
      <text:p text:style-name="Normal">104),</text:p>
      <text:p text:style-name="Normal">(14,</text:p>
      <text:p text:style-name="Normal">104),</text:p>
      <text:p text:style-name="Normal">(19,</text:p>
      <text:p text:style-name="Normal">104),</text:p>
      <text:p text:style-name="Normal">(21,</text:p>
      <text:p text:style-name="Normal">104),</text:p>
      <text:p text:style-name="Normal">(22,</text:p>
      <text:p text:style-name="Normal">104),</text:p>
      <text:p text:style-name="Normal">(24,</text:p>
      <text:p text:style-name="Normal">104),</text:p>
      <text:p text:style-name="Normal">(32,</text:p>
      <text:p text:style-name="Normal">104),</text:p>
      <text:p text:style-name="Normal">(35,</text:p>
      <text:p text:style-name="Normal">104),</text:p>
      <text:p text:style-name="Normal">(36,</text:p>
      <text:p text:style-name="Normal">104),</text:p>
      <text:p text:style-name="Normal">(40,</text:p>
      <text:p text:style-name="Normal">104),</text:p>
      <text:p text:style-name="Normal">(41,</text:p>
      <text:p text:style-name="Normal">104),</text:p>
      <text:p text:style-name="Normal">(43,</text:p>
      <text:soft-page-break/>
      <text:p text:style-name="Normal">104),</text:p>
      <text:p text:style-name="Normal">(44,</text:p>
      <text:p text:style-name="Normal">104),</text:p>
      <text:p text:style-name="Normal">(48,</text:p>
      <text:p text:style-name="Normal">104),</text:p>
      <text:p text:style-name="Normal">(54,</text:p>
      <text:p text:style-name="Normal">104),</text:p>
      <text:p text:style-name="Normal">(57,</text:p>
      <text:p text:style-name="Normal">104),</text:p>
      <text:p text:style-name="Normal">(66,</text:p>
      <text:p text:style-name="Normal">104),</text:p>
      <text:p text:style-name="Normal">(71,</text:p>
      <text:p text:style-name="Normal">104),</text:p>
      <text:p text:style-name="Normal">(75,</text:p>
      <text:p text:style-name="Normal">104),</text:p>
      <text:p text:style-name="Normal">(76,</text:p>
      <text:p text:style-name="Normal">104),</text:p>
      <text:p text:style-name="Normal">(79,</text:p>
      <text:p text:style-name="Normal">104),</text:p>
      <text:p text:style-name="Normal">(82,</text:p>
      <text:p text:style-name="Normal">104),</text:p>
      <text:p text:style-name="Normal">(85,</text:p>
      <text:p text:style-name="Normal">104),</text:p>
      <text:p text:style-name="Normal">(91,</text:p>
      <text:p text:style-name="Normal">104),</text:p>
      <text:p text:style-name="Normal">(92,</text:p>
      <text:p text:style-name="Normal">104),</text:p>
      <text:p text:style-name="Normal">(95,</text:p>
      <text:p text:style-name="Normal">104),</text:p>
      <text:p text:style-name="Normal">(98,</text:p>
      <text:p text:style-name="Normal">104),</text:p>
      <text:soft-page-break/>
      <text:p text:style-name="Normal">(2,</text:p>
      <text:p text:style-name="Normal">105),</text:p>
      <text:p text:style-name="Normal">(3,</text:p>
      <text:p text:style-name="Normal">105),</text:p>
      <text:p text:style-name="Normal">(5,</text:p>
      <text:p text:style-name="Normal">105),</text:p>
      <text:p text:style-name="Normal">(14,</text:p>
      <text:p text:style-name="Normal">105),</text:p>
      <text:p text:style-name="Normal">(15,</text:p>
      <text:p text:style-name="Normal">105),</text:p>
      <text:p text:style-name="Normal">(19,</text:p>
      <text:p text:style-name="Normal">105),</text:p>
      <text:p text:style-name="Normal">(21,</text:p>
      <text:p text:style-name="Normal">105),</text:p>
      <text:p text:style-name="Normal">(24,</text:p>
      <text:p text:style-name="Normal">105),</text:p>
      <text:p text:style-name="Normal">(26,</text:p>
      <text:p text:style-name="Normal">105),</text:p>
      <text:p text:style-name="Normal">(28,</text:p>
      <text:p text:style-name="Normal">105),</text:p>
      <text:p text:style-name="Normal">(36,</text:p>
      <text:p text:style-name="Normal">105),</text:p>
      <text:p text:style-name="Normal">(40,</text:p>
      <text:p text:style-name="Normal">105),</text:p>
      <text:p text:style-name="Normal">(41,</text:p>
      <text:p text:style-name="Normal">105),</text:p>
      <text:p text:style-name="Normal">(43,</text:p>
      <text:p text:style-name="Normal">105),</text:p>
      <text:p text:style-name="Normal">(46,</text:p>
      <text:p text:style-name="Normal">105),</text:p>
      <text:p text:style-name="Normal">(48,</text:p>
      <text:soft-page-break/>
      <text:p text:style-name="Normal">105),</text:p>
      <text:p text:style-name="Normal">(52,</text:p>
      <text:p text:style-name="Normal">105),</text:p>
      <text:p text:style-name="Normal">(54,</text:p>
      <text:p text:style-name="Normal">105),</text:p>
      <text:p text:style-name="Normal">(57,</text:p>
      <text:p text:style-name="Normal">105),</text:p>
      <text:p text:style-name="Normal">(60,</text:p>
      <text:p text:style-name="Normal">105),</text:p>
      <text:p text:style-name="Normal">(61,</text:p>
      <text:p text:style-name="Normal">105),</text:p>
      <text:p text:style-name="Normal">(66,</text:p>
      <text:p text:style-name="Normal">105),</text:p>
      <text:p text:style-name="Normal">(67,</text:p>
      <text:p text:style-name="Normal">105),</text:p>
      <text:p text:style-name="Normal">(69,</text:p>
      <text:p text:style-name="Normal">105),</text:p>
      <text:p text:style-name="Normal">(70,</text:p>
      <text:p text:style-name="Normal">105),</text:p>
      <text:p text:style-name="Normal">(71,</text:p>
      <text:p text:style-name="Normal">105),</text:p>
      <text:p text:style-name="Normal">(72,</text:p>
      <text:p text:style-name="Normal">105),</text:p>
      <text:p text:style-name="Normal">(73,</text:p>
      <text:p text:style-name="Normal">105),</text:p>
      <text:p text:style-name="Normal">(75,</text:p>
      <text:p text:style-name="Normal">105),</text:p>
      <text:p text:style-name="Normal">(76,</text:p>
      <text:p text:style-name="Normal">105),</text:p>
      <text:p text:style-name="Normal">(84,</text:p>
      <text:p text:style-name="Normal">105),</text:p>
      <text:soft-page-break/>
      <text:p text:style-name="Normal">(91,</text:p>
      <text:p text:style-name="Normal">105),</text:p>
      <text:p text:style-name="Normal">(93,</text:p>
      <text:p text:style-name="Normal">105),</text:p>
      <text:p text:style-name="Normal">(5,</text:p>
      <text:p text:style-name="Normal">106),</text:p>
      <text:p text:style-name="Normal">(9,</text:p>
      <text:p text:style-name="Normal">106),</text:p>
      <text:p text:style-name="Normal">(13,</text:p>
      <text:p text:style-name="Normal">106),</text:p>
      <text:p text:style-name="Normal">(14,</text:p>
      <text:p text:style-name="Normal">106),</text:p>
      <text:p text:style-name="Normal">(15,</text:p>
      <text:p text:style-name="Normal">106),</text:p>
      <text:p text:style-name="Normal">(16,</text:p>
      <text:p text:style-name="Normal">106),</text:p>
      <text:p text:style-name="Normal">(17,</text:p>
      <text:p text:style-name="Normal">106),</text:p>
      <text:p text:style-name="Normal">(21,</text:p>
      <text:p text:style-name="Normal">106),</text:p>
      <text:p text:style-name="Normal">(22,</text:p>
      <text:p text:style-name="Normal">106),</text:p>
      <text:p text:style-name="Normal">(24,</text:p>
      <text:p text:style-name="Normal">106),</text:p>
      <text:p text:style-name="Normal">(26,</text:p>
      <text:p text:style-name="Normal">106),</text:p>
      <text:p text:style-name="Normal">(30,</text:p>
      <text:p text:style-name="Normal">106),</text:p>
      <text:p text:style-name="Normal">(35,</text:p>
      <text:p text:style-name="Normal">106),</text:p>
      <text:p text:style-name="Normal">(36,</text:p>
      <text:soft-page-break/>
      <text:p text:style-name="Normal">106),</text:p>
      <text:p text:style-name="Normal">(39,</text:p>
      <text:p text:style-name="Normal">106),</text:p>
      <text:p text:style-name="Normal">(41,</text:p>
      <text:p text:style-name="Normal">106),</text:p>
      <text:p text:style-name="Normal">(42,</text:p>
      <text:p text:style-name="Normal">106),</text:p>
      <text:p text:style-name="Normal">(43,</text:p>
      <text:p text:style-name="Normal">106),</text:p>
      <text:p text:style-name="Normal">(50,</text:p>
      <text:p text:style-name="Normal">106),</text:p>
      <text:p text:style-name="Normal">(52,</text:p>
      <text:p text:style-name="Normal">106),</text:p>
      <text:p text:style-name="Normal">(54,</text:p>
      <text:p text:style-name="Normal">106),</text:p>
      <text:p text:style-name="Normal">(56,</text:p>
      <text:p text:style-name="Normal">106),</text:p>
      <text:p text:style-name="Normal">(57,</text:p>
      <text:p text:style-name="Normal">106),</text:p>
      <text:p text:style-name="Normal">(65,</text:p>
      <text:p text:style-name="Normal">106),</text:p>
      <text:p text:style-name="Normal">(66,</text:p>
      <text:p text:style-name="Normal">106),</text:p>
      <text:p text:style-name="Normal">(67,</text:p>
      <text:p text:style-name="Normal">106),</text:p>
      <text:p text:style-name="Normal">(71,</text:p>
      <text:p text:style-name="Normal">106),</text:p>
      <text:p text:style-name="Normal">(75,</text:p>
      <text:p text:style-name="Normal">106),</text:p>
      <text:p text:style-name="Normal">(76,</text:p>
      <text:p text:style-name="Normal">106),</text:p>
      <text:soft-page-break/>
      <text:p text:style-name="Normal">(79,</text:p>
      <text:p text:style-name="Normal">106),</text:p>
      <text:p text:style-name="Normal">(82,</text:p>
      <text:p text:style-name="Normal">106),</text:p>
      <text:p text:style-name="Normal">(85,</text:p>
      <text:p text:style-name="Normal">106),</text:p>
      <text:p text:style-name="Normal">(91,</text:p>
      <text:p text:style-name="Normal">106),</text:p>
      <text:p text:style-name="Normal">(94,</text:p>
      <text:p text:style-name="Normal">106),</text:p>
      <text:p text:style-name="Normal">(99,</text:p>
      <text:p text:style-name="Normal">106),</text:p>
      <text:p text:style-name="Normal">(100,</text:p>
      <text:p text:style-name="Normal">106),</text:p>
      <text:p text:style-name="Normal">(2,</text:p>
      <text:p text:style-name="Normal">107),</text:p>
      <text:p text:style-name="Normal">(4,</text:p>
      <text:p text:style-name="Normal">107),</text:p>
      <text:p text:style-name="Normal">(5,</text:p>
      <text:p text:style-name="Normal">107),</text:p>
      <text:p text:style-name="Normal">(6,</text:p>
      <text:p text:style-name="Normal">107),</text:p>
      <text:p text:style-name="Normal">(10,</text:p>
      <text:p text:style-name="Normal">107),</text:p>
      <text:p text:style-name="Normal">(14,</text:p>
      <text:p text:style-name="Normal">107),</text:p>
      <text:p text:style-name="Normal">(15,</text:p>
      <text:p text:style-name="Normal">107),</text:p>
      <text:p text:style-name="Normal">(18,</text:p>
      <text:p text:style-name="Normal">107),</text:p>
      <text:p text:style-name="Normal">(21,</text:p>
      <text:soft-page-break/>
      <text:p text:style-name="Normal">107),</text:p>
      <text:p text:style-name="Normal">(24,</text:p>
      <text:p text:style-name="Normal">107),</text:p>
      <text:p text:style-name="Normal">(26,</text:p>
      <text:p text:style-name="Normal">107),</text:p>
      <text:p text:style-name="Normal">(30,</text:p>
      <text:p text:style-name="Normal">107),</text:p>
      <text:p text:style-name="Normal">(32,</text:p>
      <text:p text:style-name="Normal">107),</text:p>
      <text:p text:style-name="Normal">(36,</text:p>
      <text:p text:style-name="Normal">107),</text:p>
      <text:p text:style-name="Normal">(41,</text:p>
      <text:p text:style-name="Normal">107),</text:p>
      <text:p text:style-name="Normal">(43,</text:p>
      <text:p text:style-name="Normal">107),</text:p>
      <text:p text:style-name="Normal">(44,</text:p>
      <text:p text:style-name="Normal">107),</text:p>
      <text:p text:style-name="Normal">(46,</text:p>
      <text:p text:style-name="Normal">107),</text:p>
      <text:p text:style-name="Normal">(50,</text:p>
      <text:p text:style-name="Normal">107),</text:p>
      <text:p text:style-name="Normal">(52,</text:p>
      <text:p text:style-name="Normal">107),</text:p>
      <text:p text:style-name="Normal">(54,</text:p>
      <text:p text:style-name="Normal">107),</text:p>
      <text:p text:style-name="Normal">(57,</text:p>
      <text:p text:style-name="Normal">107),</text:p>
      <text:p text:style-name="Normal">(60,</text:p>
      <text:p text:style-name="Normal">107),</text:p>
      <text:p text:style-name="Normal">(62,</text:p>
      <text:p text:style-name="Normal">107),</text:p>
      <text:soft-page-break/>
      <text:p text:style-name="Normal">(66,</text:p>
      <text:p text:style-name="Normal">107),</text:p>
      <text:p text:style-name="Normal">(69,</text:p>
      <text:p text:style-name="Normal">107),</text:p>
      <text:p text:style-name="Normal">(70,</text:p>
      <text:p text:style-name="Normal">107),</text:p>
      <text:p text:style-name="Normal">(71,</text:p>
      <text:p text:style-name="Normal">107),</text:p>
      <text:p text:style-name="Normal">(75,</text:p>
      <text:p text:style-name="Normal">107),</text:p>
      <text:p text:style-name="Normal">(76,</text:p>
      <text:p text:style-name="Normal">107),</text:p>
      <text:p text:style-name="Normal">(79,</text:p>
      <text:p text:style-name="Normal">107),</text:p>
      <text:p text:style-name="Normal">(84,</text:p>
      <text:p text:style-name="Normal">107),</text:p>
      <text:p text:style-name="Normal">(87,</text:p>
      <text:p text:style-name="Normal">107),</text:p>
      <text:p text:style-name="Normal">(91,</text:p>
      <text:p text:style-name="Normal">107),</text:p>
      <text:p text:style-name="Normal">(93,</text:p>
      <text:p text:style-name="Normal">107),</text:p>
      <text:p text:style-name="Normal">(94,</text:p>
      <text:p text:style-name="Normal">107),</text:p>
      <text:p text:style-name="Normal">(98,</text:p>
      <text:p text:style-name="Normal">107),</text:p>
      <text:p text:style-name="Normal">(99,</text:p>
      <text:p text:style-name="Normal">107),</text:p>
      <text:p text:style-name="Normal">(100,</text:p>
      <text:p text:style-name="Normal">107),</text:p>
      <text:p text:style-name="Normal">(3,</text:p>
      <text:soft-page-break/>
      <text:p text:style-name="Normal">108),</text:p>
      <text:p text:style-name="Normal">(5,</text:p>
      <text:p text:style-name="Normal">108),</text:p>
      <text:p text:style-name="Normal">(8,</text:p>
      <text:p text:style-name="Normal">108),</text:p>
      <text:p text:style-name="Normal">(14,</text:p>
      <text:p text:style-name="Normal">108),</text:p>
      <text:p text:style-name="Normal">(18,</text:p>
      <text:p text:style-name="Normal">108),</text:p>
      <text:p text:style-name="Normal">(21,</text:p>
      <text:p text:style-name="Normal">108),</text:p>
      <text:p text:style-name="Normal">(24,</text:p>
      <text:p text:style-name="Normal">108),</text:p>
      <text:p text:style-name="Normal">(33,</text:p>
      <text:p text:style-name="Normal">108),</text:p>
      <text:p text:style-name="Normal">(36,</text:p>
      <text:p text:style-name="Normal">108),</text:p>
      <text:p text:style-name="Normal">(39,</text:p>
      <text:p text:style-name="Normal">108),</text:p>
      <text:p text:style-name="Normal">(41,</text:p>
      <text:p text:style-name="Normal">108),</text:p>
      <text:p text:style-name="Normal">(43,</text:p>
      <text:p text:style-name="Normal">108),</text:p>
      <text:p text:style-name="Normal">(48,</text:p>
      <text:p text:style-name="Normal">108),</text:p>
      <text:p text:style-name="Normal">(54,</text:p>
      <text:p text:style-name="Normal">108),</text:p>
      <text:p text:style-name="Normal">(57,</text:p>
      <text:p text:style-name="Normal">108),</text:p>
      <text:p text:style-name="Normal">(61,</text:p>
      <text:p text:style-name="Normal">108),</text:p>
      <text:soft-page-break/>
      <text:p text:style-name="Normal">(66,</text:p>
      <text:p text:style-name="Normal">108),</text:p>
      <text:p text:style-name="Normal">(67,</text:p>
      <text:p text:style-name="Normal">108),</text:p>
      <text:p text:style-name="Normal">(71,</text:p>
      <text:p text:style-name="Normal">108),</text:p>
      <text:p text:style-name="Normal">(75,</text:p>
      <text:p text:style-name="Normal">108),</text:p>
      <text:p text:style-name="Normal">(76,</text:p>
      <text:p text:style-name="Normal">108),</text:p>
      <text:p text:style-name="Normal">(82,</text:p>
      <text:p text:style-name="Normal">108),</text:p>
      <text:p text:style-name="Normal">(84,</text:p>
      <text:p text:style-name="Normal">108),</text:p>
      <text:p text:style-name="Normal">(85,</text:p>
      <text:p text:style-name="Normal">108),</text:p>
      <text:p text:style-name="Normal">(91,</text:p>
      <text:p text:style-name="Normal">108),</text:p>
      <text:p text:style-name="Normal">(93,</text:p>
      <text:p text:style-name="Normal">108),</text:p>
      <text:p text:style-name="Normal">(97,</text:p>
      <text:p text:style-name="Normal">108),</text:p>
      <text:p text:style-name="Normal">(99,</text:p>
      <text:p text:style-name="Normal">108),</text:p>
      <text:p text:style-name="Normal">(100,</text:p>
      <text:p text:style-name="Normal">108),</text:p>
      <text:p text:style-name="Normal">(3,</text:p>
      <text:p text:style-name="Normal">109),</text:p>
      <text:p text:style-name="Normal">(4,</text:p>
      <text:p text:style-name="Normal">109),</text:p>
      <text:p text:style-name="Normal">(5,</text:p>
      <text:soft-page-break/>
      <text:p text:style-name="Normal">109),</text:p>
      <text:p text:style-name="Normal">(6,</text:p>
      <text:p text:style-name="Normal">109),</text:p>
      <text:p text:style-name="Normal">(10,</text:p>
      <text:p text:style-name="Normal">109),</text:p>
      <text:p text:style-name="Normal">(11,</text:p>
      <text:p text:style-name="Normal">109),</text:p>
      <text:p text:style-name="Normal">(12,</text:p>
      <text:p text:style-name="Normal">109),</text:p>
      <text:p text:style-name="Normal">(13,</text:p>
      <text:p text:style-name="Normal">109),</text:p>
      <text:p text:style-name="Normal">(14,</text:p>
      <text:p text:style-name="Normal">109),</text:p>
      <text:p text:style-name="Normal">(21,</text:p>
      <text:p text:style-name="Normal">109),</text:p>
      <text:p text:style-name="Normal">(22,</text:p>
      <text:p text:style-name="Normal">109),</text:p>
      <text:p text:style-name="Normal">(24,</text:p>
      <text:p text:style-name="Normal">109),</text:p>
      <text:p text:style-name="Normal">(27,</text:p>
      <text:p text:style-name="Normal">109),</text:p>
      <text:p text:style-name="Normal">(28,</text:p>
      <text:p text:style-name="Normal">109),</text:p>
      <text:p text:style-name="Normal">(31,</text:p>
      <text:p text:style-name="Normal">109),</text:p>
      <text:p text:style-name="Normal">(32,</text:p>
      <text:p text:style-name="Normal">109),</text:p>
      <text:p text:style-name="Normal">(36,</text:p>
      <text:p text:style-name="Normal">109),</text:p>
      <text:p text:style-name="Normal">(37,</text:p>
      <text:p text:style-name="Normal">109),</text:p>
      <text:soft-page-break/>
      <text:p text:style-name="Normal">(41,</text:p>
      <text:p text:style-name="Normal">109),</text:p>
      <text:p text:style-name="Normal">(54,</text:p>
      <text:p text:style-name="Normal">109),</text:p>
      <text:p text:style-name="Normal">(55,</text:p>
      <text:p text:style-name="Normal">109),</text:p>
      <text:p text:style-name="Normal">(56,</text:p>
      <text:p text:style-name="Normal">109),</text:p>
      <text:p text:style-name="Normal">(57,</text:p>
      <text:p text:style-name="Normal">109),</text:p>
      <text:p text:style-name="Normal">(61,</text:p>
      <text:p text:style-name="Normal">109),</text:p>
      <text:p text:style-name="Normal">(62,</text:p>
      <text:p text:style-name="Normal">109),</text:p>
      <text:p text:style-name="Normal">(66,</text:p>
      <text:p text:style-name="Normal">109),</text:p>
      <text:p text:style-name="Normal">(71,</text:p>
      <text:p text:style-name="Normal">109),</text:p>
      <text:p text:style-name="Normal">(75,</text:p>
      <text:p text:style-name="Normal">109),</text:p>
      <text:p text:style-name="Normal">(76,</text:p>
      <text:p text:style-name="Normal">109),</text:p>
      <text:p text:style-name="Normal">(87,</text:p>
      <text:p text:style-name="Normal">109),</text:p>
      <text:p text:style-name="Normal">(91,</text:p>
      <text:p text:style-name="Normal">109),</text:p>
      <text:p text:style-name="Normal">(97,</text:p>
      <text:p text:style-name="Normal">109),</text:p>
      <text:p text:style-name="Normal">(100,</text:p>
      <text:p text:style-name="Normal">109),</text:p>
      <text:p text:style-name="Normal">(4,</text:p>
      <text:soft-page-break/>
      <text:p text:style-name="Normal">110),</text:p>
      <text:p text:style-name="Normal">(5,</text:p>
      <text:p text:style-name="Normal">110),</text:p>
      <text:p text:style-name="Normal">(8,</text:p>
      <text:p text:style-name="Normal">110),</text:p>
      <text:p text:style-name="Normal">(9,</text:p>
      <text:p text:style-name="Normal">110),</text:p>
      <text:p text:style-name="Normal">(10,</text:p>
      <text:p text:style-name="Normal">110),</text:p>
      <text:p text:style-name="Normal">(11,</text:p>
      <text:p text:style-name="Normal">110),</text:p>
      <text:p text:style-name="Normal">(14,</text:p>
      <text:p text:style-name="Normal">110),</text:p>
      <text:p text:style-name="Normal">(15,</text:p>
      <text:p text:style-name="Normal">110),</text:p>
      <text:p text:style-name="Normal">(21,</text:p>
      <text:p text:style-name="Normal">110),</text:p>
      <text:p text:style-name="Normal">(22,</text:p>
      <text:p text:style-name="Normal">110),</text:p>
      <text:p text:style-name="Normal">(24,</text:p>
      <text:p text:style-name="Normal">110),</text:p>
      <text:p text:style-name="Normal">(26,</text:p>
      <text:p text:style-name="Normal">110),</text:p>
      <text:p text:style-name="Normal">(28,</text:p>
      <text:p text:style-name="Normal">110),</text:p>
      <text:p text:style-name="Normal">(31,</text:p>
      <text:p text:style-name="Normal">110),</text:p>
      <text:p text:style-name="Normal">(32,</text:p>
      <text:p text:style-name="Normal">110),</text:p>
      <text:p text:style-name="Normal">(33,</text:p>
      <text:p text:style-name="Normal">110),</text:p>
      <text:soft-page-break/>
      <text:p text:style-name="Normal">(36,</text:p>
      <text:p text:style-name="Normal">110),</text:p>
      <text:p text:style-name="Normal">(37,</text:p>
      <text:p text:style-name="Normal">110),</text:p>
      <text:p text:style-name="Normal">(39,</text:p>
      <text:p text:style-name="Normal">110),</text:p>
      <text:p text:style-name="Normal">(41,</text:p>
      <text:p text:style-name="Normal">110),</text:p>
      <text:p text:style-name="Normal">(43,</text:p>
      <text:p text:style-name="Normal">110),</text:p>
      <text:p text:style-name="Normal">(44,</text:p>
      <text:p text:style-name="Normal">110),</text:p>
      <text:p text:style-name="Normal">(54,</text:p>
      <text:p text:style-name="Normal">110),</text:p>
      <text:p text:style-name="Normal">(57,</text:p>
      <text:p text:style-name="Normal">110),</text:p>
      <text:p text:style-name="Normal">(62,</text:p>
      <text:p text:style-name="Normal">110),</text:p>
      <text:p text:style-name="Normal">(63,</text:p>
      <text:p text:style-name="Normal">110),</text:p>
      <text:p text:style-name="Normal">(66,</text:p>
      <text:p text:style-name="Normal">110),</text:p>
      <text:p text:style-name="Normal">(70,</text:p>
      <text:p text:style-name="Normal">110),</text:p>
      <text:p text:style-name="Normal">(71,</text:p>
      <text:p text:style-name="Normal">110),</text:p>
      <text:p text:style-name="Normal">(75,</text:p>
      <text:p text:style-name="Normal">110),</text:p>
      <text:p text:style-name="Normal">(76,</text:p>
      <text:p text:style-name="Normal">110),</text:p>
      <text:p text:style-name="Normal">(78,</text:p>
      <text:soft-page-break/>
      <text:p text:style-name="Normal">110),</text:p>
      <text:p text:style-name="Normal">(82,</text:p>
      <text:p text:style-name="Normal">110),</text:p>
      <text:p text:style-name="Normal">(85,</text:p>
      <text:p text:style-name="Normal">110),</text:p>
      <text:p text:style-name="Normal">(87,</text:p>
      <text:p text:style-name="Normal">110),</text:p>
      <text:p text:style-name="Normal">(91,</text:p>
      <text:p text:style-name="Normal">110),</text:p>
      <text:p text:style-name="Normal">(92,</text:p>
      <text:p text:style-name="Normal">110),</text:p>
      <text:p text:style-name="Normal">(94,</text:p>
      <text:p text:style-name="Normal">110),</text:p>
      <text:p text:style-name="Normal">(96,</text:p>
      <text:p text:style-name="Normal">110),</text:p>
      <text:p text:style-name="Normal">(2,</text:p>
      <text:p text:style-name="Normal">111),</text:p>
      <text:p text:style-name="Normal">(3,</text:p>
      <text:p text:style-name="Normal">111),</text:p>
      <text:p text:style-name="Normal">(5,</text:p>
      <text:p text:style-name="Normal">111),</text:p>
      <text:p text:style-name="Normal">(6,</text:p>
      <text:p text:style-name="Normal">111),</text:p>
      <text:p text:style-name="Normal">(8,</text:p>
      <text:p text:style-name="Normal">111),</text:p>
      <text:p text:style-name="Normal">(10,</text:p>
      <text:p text:style-name="Normal">111),</text:p>
      <text:p text:style-name="Normal">(14,</text:p>
      <text:p text:style-name="Normal">111),</text:p>
      <text:p text:style-name="Normal">(21,</text:p>
      <text:p text:style-name="Normal">111),</text:p>
      <text:soft-page-break/>
      <text:p text:style-name="Normal">(24,</text:p>
      <text:p text:style-name="Normal">111),</text:p>
      <text:p text:style-name="Normal">(32,</text:p>
      <text:p text:style-name="Normal">111),</text:p>
      <text:p text:style-name="Normal">(35,</text:p>
      <text:p text:style-name="Normal">111),</text:p>
      <text:p text:style-name="Normal">(36,</text:p>
      <text:p text:style-name="Normal">111),</text:p>
      <text:p text:style-name="Normal">(37,</text:p>
      <text:p text:style-name="Normal">111),</text:p>
      <text:p text:style-name="Normal">(38,</text:p>
      <text:p text:style-name="Normal">111),</text:p>
      <text:p text:style-name="Normal">(41,</text:p>
      <text:p text:style-name="Normal">111),</text:p>
      <text:p text:style-name="Normal">(42,</text:p>
      <text:p text:style-name="Normal">111),</text:p>
      <text:p text:style-name="Normal">(48,</text:p>
      <text:p text:style-name="Normal">111),</text:p>
      <text:p text:style-name="Normal">(50,</text:p>
      <text:p text:style-name="Normal">111),</text:p>
      <text:p text:style-name="Normal">(54,</text:p>
      <text:p text:style-name="Normal">111),</text:p>
      <text:p text:style-name="Normal">(56,</text:p>
      <text:p text:style-name="Normal">111),</text:p>
      <text:p text:style-name="Normal">(57,</text:p>
      <text:p text:style-name="Normal">111),</text:p>
      <text:p text:style-name="Normal">(63,</text:p>
      <text:p text:style-name="Normal">111),</text:p>
      <text:p text:style-name="Normal">(65,</text:p>
      <text:p text:style-name="Normal">111),</text:p>
      <text:p text:style-name="Normal">(66,</text:p>
      <text:soft-page-break/>
      <text:p text:style-name="Normal">111),</text:p>
      <text:p text:style-name="Normal">(69,</text:p>
      <text:p text:style-name="Normal">111),</text:p>
      <text:p text:style-name="Normal">(71,</text:p>
      <text:p text:style-name="Normal">111),</text:p>
      <text:p text:style-name="Normal">(75,</text:p>
      <text:p text:style-name="Normal">111),</text:p>
      <text:p text:style-name="Normal">(76,</text:p>
      <text:p text:style-name="Normal">111),</text:p>
      <text:p text:style-name="Normal">(78,</text:p>
      <text:p text:style-name="Normal">111),</text:p>
      <text:p text:style-name="Normal">(79,</text:p>
      <text:p text:style-name="Normal">111),</text:p>
      <text:p text:style-name="Normal">(82,</text:p>
      <text:p text:style-name="Normal">111),</text:p>
      <text:p text:style-name="Normal">(91,</text:p>
      <text:p text:style-name="Normal">111),</text:p>
      <text:p text:style-name="Normal">(94,</text:p>
      <text:p text:style-name="Normal">111),</text:p>
      <text:p text:style-name="Normal">(2,</text:p>
      <text:p text:style-name="Normal">112),</text:p>
      <text:p text:style-name="Normal">(5,</text:p>
      <text:p text:style-name="Normal">112),</text:p>
      <text:p text:style-name="Normal">(11,</text:p>
      <text:p text:style-name="Normal">112),</text:p>
      <text:p text:style-name="Normal">(14,</text:p>
      <text:p text:style-name="Normal">112),</text:p>
      <text:p text:style-name="Normal">(16,</text:p>
      <text:p text:style-name="Normal">112),</text:p>
      <text:p text:style-name="Normal">(17,</text:p>
      <text:p text:style-name="Normal">112),</text:p>
      <text:soft-page-break/>
      <text:p text:style-name="Normal">(20,</text:p>
      <text:p text:style-name="Normal">112),</text:p>
      <text:p text:style-name="Normal">(21,</text:p>
      <text:p text:style-name="Normal">112),</text:p>
      <text:p text:style-name="Normal">(24,</text:p>
      <text:p text:style-name="Normal">112),</text:p>
      <text:p text:style-name="Normal">(27,</text:p>
      <text:p text:style-name="Normal">112),</text:p>
      <text:p text:style-name="Normal">(30,</text:p>
      <text:p text:style-name="Normal">112),</text:p>
      <text:p text:style-name="Normal">(32,</text:p>
      <text:p text:style-name="Normal">112),</text:p>
      <text:p text:style-name="Normal">(36,</text:p>
      <text:p text:style-name="Normal">112),</text:p>
      <text:p text:style-name="Normal">(37,</text:p>
      <text:p text:style-name="Normal">112),</text:p>
      <text:p text:style-name="Normal">(40,</text:p>
      <text:p text:style-name="Normal">112),</text:p>
      <text:p text:style-name="Normal">(41,</text:p>
      <text:p text:style-name="Normal">112),</text:p>
      <text:p text:style-name="Normal">(42,</text:p>
      <text:p text:style-name="Normal">112),</text:p>
      <text:p text:style-name="Normal">(54,</text:p>
      <text:p text:style-name="Normal">112),</text:p>
      <text:p text:style-name="Normal">(55,</text:p>
      <text:p text:style-name="Normal">112),</text:p>
      <text:p text:style-name="Normal">(57,</text:p>
      <text:p text:style-name="Normal">112),</text:p>
      <text:p text:style-name="Normal">(65,</text:p>
      <text:p text:style-name="Normal">112),</text:p>
      <text:p text:style-name="Normal">(66,</text:p>
      <text:soft-page-break/>
      <text:p text:style-name="Normal">112),</text:p>
      <text:p text:style-name="Normal">(67,</text:p>
      <text:p text:style-name="Normal">112),</text:p>
      <text:p text:style-name="Normal">(69,</text:p>
      <text:p text:style-name="Normal">112),</text:p>
      <text:p text:style-name="Normal">(70,</text:p>
      <text:p text:style-name="Normal">112),</text:p>
      <text:p text:style-name="Normal">(71,</text:p>
      <text:p text:style-name="Normal">112),</text:p>
      <text:p text:style-name="Normal">(72,</text:p>
      <text:p text:style-name="Normal">112),</text:p>
      <text:p text:style-name="Normal">(73,</text:p>
      <text:p text:style-name="Normal">112),</text:p>
      <text:p text:style-name="Normal">(75,</text:p>
      <text:p text:style-name="Normal">112),</text:p>
      <text:p text:style-name="Normal">(76,</text:p>
      <text:p text:style-name="Normal">112),</text:p>
      <text:p text:style-name="Normal">(82,</text:p>
      <text:p text:style-name="Normal">112),</text:p>
      <text:p text:style-name="Normal">(85,</text:p>
      <text:p text:style-name="Normal">112),</text:p>
      <text:p text:style-name="Normal">(91,</text:p>
      <text:p text:style-name="Normal">112),</text:p>
      <text:p text:style-name="Normal">(99,</text:p>
      <text:p text:style-name="Normal">112),</text:p>
      <text:p text:style-name="Normal">(100,</text:p>
      <text:p text:style-name="Normal">112),</text:p>
      <text:p text:style-name="Normal">(4,</text:p>
      <text:p text:style-name="Normal">113),</text:p>
      <text:p text:style-name="Normal">(5,</text:p>
      <text:p text:style-name="Normal">113),</text:p>
      <text:soft-page-break/>
      <text:p text:style-name="Normal">(9,</text:p>
      <text:p text:style-name="Normal">113),</text:p>
      <text:p text:style-name="Normal">(14,</text:p>
      <text:p text:style-name="Normal">113),</text:p>
      <text:p text:style-name="Normal">(15,</text:p>
      <text:p text:style-name="Normal">113),</text:p>
      <text:p text:style-name="Normal">(16,</text:p>
      <text:p text:style-name="Normal">113),</text:p>
      <text:p text:style-name="Normal">(19,</text:p>
      <text:p text:style-name="Normal">113),</text:p>
      <text:p text:style-name="Normal">(20,</text:p>
      <text:p text:style-name="Normal">113),</text:p>
      <text:p text:style-name="Normal">(21,</text:p>
      <text:p text:style-name="Normal">113),</text:p>
      <text:p text:style-name="Normal">(24,</text:p>
      <text:p text:style-name="Normal">113),</text:p>
      <text:p text:style-name="Normal">(26,</text:p>
      <text:p text:style-name="Normal">113),</text:p>
      <text:p text:style-name="Normal">(28,</text:p>
      <text:p text:style-name="Normal">113),</text:p>
      <text:p text:style-name="Normal">(30,</text:p>
      <text:p text:style-name="Normal">113),</text:p>
      <text:p text:style-name="Normal">(35,</text:p>
      <text:p text:style-name="Normal">113),</text:p>
      <text:p text:style-name="Normal">(36,</text:p>
      <text:p text:style-name="Normal">113),</text:p>
      <text:p text:style-name="Normal">(39,</text:p>
      <text:p text:style-name="Normal">113),</text:p>
      <text:p text:style-name="Normal">(41,</text:p>
      <text:p text:style-name="Normal">113),</text:p>
      <text:p text:style-name="Normal">(47,</text:p>
      <text:soft-page-break/>
      <text:p text:style-name="Normal">113),</text:p>
      <text:p text:style-name="Normal">(52,</text:p>
      <text:p text:style-name="Normal">113),</text:p>
      <text:p text:style-name="Normal">(54,</text:p>
      <text:p text:style-name="Normal">113),</text:p>
      <text:p text:style-name="Normal">(55,</text:p>
      <text:p text:style-name="Normal">113),</text:p>
      <text:p text:style-name="Normal">(57,</text:p>
      <text:p text:style-name="Normal">113),</text:p>
      <text:p text:style-name="Normal">(61,</text:p>
      <text:p text:style-name="Normal">113),</text:p>
      <text:p text:style-name="Normal">(62,</text:p>
      <text:p text:style-name="Normal">113),</text:p>
      <text:p text:style-name="Normal">(63,</text:p>
      <text:p text:style-name="Normal">113),</text:p>
      <text:p text:style-name="Normal">(66,</text:p>
      <text:p text:style-name="Normal">113),</text:p>
      <text:p text:style-name="Normal">(67,</text:p>
      <text:p text:style-name="Normal">113),</text:p>
      <text:p text:style-name="Normal">(70,</text:p>
      <text:p text:style-name="Normal">113),</text:p>
      <text:p text:style-name="Normal">(71,</text:p>
      <text:p text:style-name="Normal">113),</text:p>
      <text:p text:style-name="Normal">(75,</text:p>
      <text:p text:style-name="Normal">113),</text:p>
      <text:p text:style-name="Normal">(76,</text:p>
      <text:p text:style-name="Normal">113),</text:p>
      <text:p text:style-name="Normal">(78,</text:p>
      <text:p text:style-name="Normal">113),</text:p>
      <text:p text:style-name="Normal">(84,</text:p>
      <text:p text:style-name="Normal">113),</text:p>
      <text:soft-page-break/>
      <text:p text:style-name="Normal">(91,</text:p>
      <text:p text:style-name="Normal">113),</text:p>
      <text:p text:style-name="Normal">(94,</text:p>
      <text:p text:style-name="Normal">113),</text:p>
      <text:p text:style-name="Normal">(96,</text:p>
      <text:p text:style-name="Normal">113),</text:p>
      <text:p text:style-name="Normal">(4,</text:p>
      <text:p text:style-name="Normal">114),</text:p>
      <text:p text:style-name="Normal">(5,</text:p>
      <text:p text:style-name="Normal">114),</text:p>
      <text:p text:style-name="Normal">(11,</text:p>
      <text:p text:style-name="Normal">114),</text:p>
      <text:p text:style-name="Normal">(12,</text:p>
      <text:p text:style-name="Normal">114),</text:p>
      <text:p text:style-name="Normal">(14,</text:p>
      <text:p text:style-name="Normal">114),</text:p>
      <text:p text:style-name="Normal">(17,</text:p>
      <text:p text:style-name="Normal">114),</text:p>
      <text:p text:style-name="Normal">(19,</text:p>
      <text:p text:style-name="Normal">114),</text:p>
      <text:p text:style-name="Normal">(20,</text:p>
      <text:p text:style-name="Normal">114),</text:p>
      <text:p text:style-name="Normal">(21,</text:p>
      <text:p text:style-name="Normal">114),</text:p>
      <text:p text:style-name="Normal">(22,</text:p>
      <text:p text:style-name="Normal">114),</text:p>
      <text:p text:style-name="Normal">(24,</text:p>
      <text:p text:style-name="Normal">114),</text:p>
      <text:p text:style-name="Normal">(36,</text:p>
      <text:p text:style-name="Normal">114),</text:p>
      <text:p text:style-name="Normal">(41,</text:p>
      <text:soft-page-break/>
      <text:p text:style-name="Normal">114),</text:p>
      <text:p text:style-name="Normal">(42,</text:p>
      <text:p text:style-name="Normal">114),</text:p>
      <text:p text:style-name="Normal">(47,</text:p>
      <text:p text:style-name="Normal">114),</text:p>
      <text:p text:style-name="Normal">(50,</text:p>
      <text:p text:style-name="Normal">114),</text:p>
      <text:p text:style-name="Normal">(52,</text:p>
      <text:p text:style-name="Normal">114),</text:p>
      <text:p text:style-name="Normal">(54,</text:p>
      <text:p text:style-name="Normal">114),</text:p>
      <text:p text:style-name="Normal">(57,</text:p>
      <text:p text:style-name="Normal">114),</text:p>
      <text:p text:style-name="Normal">(61,</text:p>
      <text:p text:style-name="Normal">114),</text:p>
      <text:p text:style-name="Normal">(63,</text:p>
      <text:p text:style-name="Normal">114),</text:p>
      <text:p text:style-name="Normal">(66,</text:p>
      <text:p text:style-name="Normal">114),</text:p>
      <text:p text:style-name="Normal">(67,</text:p>
      <text:p text:style-name="Normal">114),</text:p>
      <text:p text:style-name="Normal">(70,</text:p>
      <text:p text:style-name="Normal">114),</text:p>
      <text:p text:style-name="Normal">(71,</text:p>
      <text:p text:style-name="Normal">114),</text:p>
      <text:p text:style-name="Normal">(73,</text:p>
      <text:p text:style-name="Normal">114),</text:p>
      <text:p text:style-name="Normal">(75,</text:p>
      <text:p text:style-name="Normal">114),</text:p>
      <text:p text:style-name="Normal">(76,</text:p>
      <text:p text:style-name="Normal">114),</text:p>
      <text:soft-page-break/>
      <text:p text:style-name="Normal">(82,</text:p>
      <text:p text:style-name="Normal">114),</text:p>
      <text:p text:style-name="Normal">(91,</text:p>
      <text:p text:style-name="Normal">114),</text:p>
      <text:p text:style-name="Normal">(95,</text:p>
      <text:p text:style-name="Normal">114),</text:p>
      <text:p text:style-name="Normal">(97,</text:p>
      <text:p text:style-name="Normal">114),</text:p>
      <text:p text:style-name="Normal">(2,</text:p>
      <text:p text:style-name="Normal">115),</text:p>
      <text:p text:style-name="Normal">(3,</text:p>
      <text:p text:style-name="Normal">115),</text:p>
      <text:p text:style-name="Normal">(4,</text:p>
      <text:p text:style-name="Normal">115),</text:p>
      <text:p text:style-name="Normal">(5,</text:p>
      <text:p text:style-name="Normal">115),</text:p>
      <text:p text:style-name="Normal">(12,</text:p>
      <text:p text:style-name="Normal">115),</text:p>
      <text:p text:style-name="Normal">(14,</text:p>
      <text:p text:style-name="Normal">115),</text:p>
      <text:p text:style-name="Normal">(20,</text:p>
      <text:p text:style-name="Normal">115),</text:p>
      <text:p text:style-name="Normal">(21,</text:p>
      <text:p text:style-name="Normal">115),</text:p>
      <text:p text:style-name="Normal">(24,</text:p>
      <text:p text:style-name="Normal">115),</text:p>
      <text:p text:style-name="Normal">(30,</text:p>
      <text:p text:style-name="Normal">115),</text:p>
      <text:p text:style-name="Normal">(35,</text:p>
      <text:p text:style-name="Normal">115),</text:p>
      <text:p text:style-name="Normal">(36,</text:p>
      <text:soft-page-break/>
      <text:p text:style-name="Normal">115),</text:p>
      <text:p text:style-name="Normal">(38,</text:p>
      <text:p text:style-name="Normal">115),</text:p>
      <text:p text:style-name="Normal">(39,</text:p>
      <text:p text:style-name="Normal">115),</text:p>
      <text:p text:style-name="Normal">(41,</text:p>
      <text:p text:style-name="Normal">115),</text:p>
      <text:p text:style-name="Normal">(47,</text:p>
      <text:p text:style-name="Normal">115),</text:p>
      <text:p text:style-name="Normal">(54,</text:p>
      <text:p text:style-name="Normal">115),</text:p>
      <text:p text:style-name="Normal">(55,</text:p>
      <text:p text:style-name="Normal">115),</text:p>
      <text:p text:style-name="Normal">(57,</text:p>
      <text:p text:style-name="Normal">115),</text:p>
      <text:p text:style-name="Normal">(61,</text:p>
      <text:p text:style-name="Normal">115),</text:p>
      <text:p text:style-name="Normal">(66,</text:p>
      <text:p text:style-name="Normal">115),</text:p>
      <text:p text:style-name="Normal">(71,</text:p>
      <text:p text:style-name="Normal">115),</text:p>
      <text:p text:style-name="Normal">(72,</text:p>
      <text:p text:style-name="Normal">115),</text:p>
      <text:p text:style-name="Normal">(75,</text:p>
      <text:p text:style-name="Normal">115),</text:p>
      <text:p text:style-name="Normal">(76,</text:p>
      <text:p text:style-name="Normal">115),</text:p>
      <text:p text:style-name="Normal">(79,</text:p>
      <text:p text:style-name="Normal">115),</text:p>
      <text:p text:style-name="Normal">(91,</text:p>
      <text:p text:style-name="Normal">115),</text:p>
      <text:soft-page-break/>
      <text:p text:style-name="Normal">(93,</text:p>
      <text:p text:style-name="Normal">115),</text:p>
      <text:p text:style-name="Normal">(94,</text:p>
      <text:p text:style-name="Normal">115),</text:p>
      <text:p text:style-name="Normal">(96,</text:p>
      <text:p text:style-name="Normal">115),</text:p>
      <text:p text:style-name="Normal">(99,</text:p>
      <text:p text:style-name="Normal">115),</text:p>
      <text:p text:style-name="Normal">(4,</text:p>
      <text:p text:style-name="Normal">116),</text:p>
      <text:p text:style-name="Normal">(5,</text:p>
      <text:p text:style-name="Normal">116),</text:p>
      <text:p text:style-name="Normal">(9,</text:p>
      <text:p text:style-name="Normal">116),</text:p>
      <text:p text:style-name="Normal">(11,</text:p>
      <text:p text:style-name="Normal">116),</text:p>
      <text:p text:style-name="Normal">(12,</text:p>
      <text:p text:style-name="Normal">116),</text:p>
      <text:p text:style-name="Normal">(14,</text:p>
      <text:p text:style-name="Normal">116),</text:p>
      <text:p text:style-name="Normal">(15,</text:p>
      <text:p text:style-name="Normal">116),</text:p>
      <text:p text:style-name="Normal">(16,</text:p>
      <text:p text:style-name="Normal">116),</text:p>
      <text:p text:style-name="Normal">(21,</text:p>
      <text:p text:style-name="Normal">116),</text:p>
      <text:p text:style-name="Normal">(24,</text:p>
      <text:p text:style-name="Normal">116),</text:p>
      <text:p text:style-name="Normal">(28,</text:p>
      <text:p text:style-name="Normal">116),</text:p>
      <text:p text:style-name="Normal">(31,</text:p>
      <text:soft-page-break/>
      <text:p text:style-name="Normal">116),</text:p>
      <text:p text:style-name="Normal">(35,</text:p>
      <text:p text:style-name="Normal">116),</text:p>
      <text:p text:style-name="Normal">(36,</text:p>
      <text:p text:style-name="Normal">116),</text:p>
      <text:p text:style-name="Normal">(37,</text:p>
      <text:p text:style-name="Normal">116),</text:p>
      <text:p text:style-name="Normal">(39,</text:p>
      <text:p text:style-name="Normal">116),</text:p>
      <text:p text:style-name="Normal">(40,</text:p>
      <text:p text:style-name="Normal">116),</text:p>
      <text:p text:style-name="Normal">(41,</text:p>
      <text:p text:style-name="Normal">116),</text:p>
      <text:p text:style-name="Normal">(42,</text:p>
      <text:p text:style-name="Normal">116),</text:p>
      <text:p text:style-name="Normal">(47,</text:p>
      <text:p text:style-name="Normal">116),</text:p>
      <text:p text:style-name="Normal">(48,</text:p>
      <text:p text:style-name="Normal">116),</text:p>
      <text:p text:style-name="Normal">(54,</text:p>
      <text:p text:style-name="Normal">116),</text:p>
      <text:p text:style-name="Normal">(56,</text:p>
      <text:p text:style-name="Normal">116),</text:p>
      <text:p text:style-name="Normal">(57,</text:p>
      <text:p text:style-name="Normal">116),</text:p>
      <text:p text:style-name="Normal">(63,</text:p>
      <text:p text:style-name="Normal">116),</text:p>
      <text:p text:style-name="Normal">(65,</text:p>
      <text:p text:style-name="Normal">116),</text:p>
      <text:p text:style-name="Normal">(66,</text:p>
      <text:p text:style-name="Normal">116),</text:p>
      <text:soft-page-break/>
      <text:p text:style-name="Normal">(71,</text:p>
      <text:p text:style-name="Normal">116),</text:p>
      <text:p text:style-name="Normal">(75,</text:p>
      <text:p text:style-name="Normal">116),</text:p>
      <text:p text:style-name="Normal">(76,</text:p>
      <text:p text:style-name="Normal">116),</text:p>
      <text:p text:style-name="Normal">(82,</text:p>
      <text:p text:style-name="Normal">116),</text:p>
      <text:p text:style-name="Normal">(87,</text:p>
      <text:p text:style-name="Normal">116),</text:p>
      <text:p text:style-name="Normal">(91,</text:p>
      <text:p text:style-name="Normal">116),</text:p>
      <text:p text:style-name="Normal">(96,</text:p>
      <text:p text:style-name="Normal">116),</text:p>
      <text:p text:style-name="Normal">(98,</text:p>
      <text:p text:style-name="Normal">116),</text:p>
      <text:p text:style-name="Normal">(100,</text:p>
      <text:p text:style-name="Normal">116),</text:p>
      <text:p text:style-name="Normal">(2,</text:p>
      <text:p text:style-name="Normal">117),</text:p>
      <text:p text:style-name="Normal">(5,</text:p>
      <text:p text:style-name="Normal">117),</text:p>
      <text:p text:style-name="Normal">(6,</text:p>
      <text:p text:style-name="Normal">117),</text:p>
      <text:p text:style-name="Normal">(11,</text:p>
      <text:p text:style-name="Normal">117),</text:p>
      <text:p text:style-name="Normal">(14,</text:p>
      <text:p text:style-name="Normal">117),</text:p>
      <text:p text:style-name="Normal">(15,</text:p>
      <text:p text:style-name="Normal">117),</text:p>
      <text:p text:style-name="Normal">(17,</text:p>
      <text:soft-page-break/>
      <text:p text:style-name="Normal">117),</text:p>
      <text:p text:style-name="Normal">(21,</text:p>
      <text:p text:style-name="Normal">117),</text:p>
      <text:p text:style-name="Normal">(22,</text:p>
      <text:p text:style-name="Normal">117),</text:p>
      <text:p text:style-name="Normal">(24,</text:p>
      <text:p text:style-name="Normal">117),</text:p>
      <text:p text:style-name="Normal">(27,</text:p>
      <text:p text:style-name="Normal">117),</text:p>
      <text:p text:style-name="Normal">(30,</text:p>
      <text:p text:style-name="Normal">117),</text:p>
      <text:p text:style-name="Normal">(31,</text:p>
      <text:p text:style-name="Normal">117),</text:p>
      <text:p text:style-name="Normal">(35,</text:p>
      <text:p text:style-name="Normal">117),</text:p>
      <text:p text:style-name="Normal">(36,</text:p>
      <text:p text:style-name="Normal">117),</text:p>
      <text:p text:style-name="Normal">(41,</text:p>
      <text:p text:style-name="Normal">117),</text:p>
      <text:p text:style-name="Normal">(43,</text:p>
      <text:p text:style-name="Normal">117),</text:p>
      <text:p text:style-name="Normal">(47,</text:p>
      <text:p text:style-name="Normal">117),</text:p>
      <text:p text:style-name="Normal">(48,</text:p>
      <text:p text:style-name="Normal">117),</text:p>
      <text:p text:style-name="Normal">(50,</text:p>
      <text:p text:style-name="Normal">117),</text:p>
      <text:p text:style-name="Normal">(52,</text:p>
      <text:p text:style-name="Normal">117),</text:p>
      <text:p text:style-name="Normal">(54,</text:p>
      <text:p text:style-name="Normal">117),</text:p>
      <text:soft-page-break/>
      <text:p text:style-name="Normal">(57,</text:p>
      <text:p text:style-name="Normal">117),</text:p>
      <text:p text:style-name="Normal">(66,</text:p>
      <text:p text:style-name="Normal">117),</text:p>
      <text:p text:style-name="Normal">(71,</text:p>
      <text:p text:style-name="Normal">117),</text:p>
      <text:p text:style-name="Normal">(72,</text:p>
      <text:p text:style-name="Normal">117),</text:p>
      <text:p text:style-name="Normal">(75,</text:p>
      <text:p text:style-name="Normal">117),</text:p>
      <text:p text:style-name="Normal">(76,</text:p>
      <text:p text:style-name="Normal">117),</text:p>
      <text:p text:style-name="Normal">(78,</text:p>
      <text:p text:style-name="Normal">117),</text:p>
      <text:p text:style-name="Normal">(85,</text:p>
      <text:p text:style-name="Normal">117),</text:p>
      <text:p text:style-name="Normal">(91,</text:p>
      <text:p text:style-name="Normal">117),</text:p>
      <text:p text:style-name="Normal">(93,</text:p>
      <text:p text:style-name="Normal">117),</text:p>
      <text:p text:style-name="Normal">(95,</text:p>
      <text:p text:style-name="Normal">117),</text:p>
      <text:p text:style-name="Normal">(96,</text:p>
      <text:p text:style-name="Normal">117),</text:p>
      <text:p text:style-name="Normal">(97,</text:p>
      <text:p text:style-name="Normal">117),</text:p>
      <text:p text:style-name="Normal">(2,</text:p>
      <text:p text:style-name="Normal">118),</text:p>
      <text:p text:style-name="Normal">(3,</text:p>
      <text:p text:style-name="Normal">118),</text:p>
      <text:p text:style-name="Normal">(4,</text:p>
      <text:soft-page-break/>
      <text:p text:style-name="Normal">118),</text:p>
      <text:p text:style-name="Normal">(5,</text:p>
      <text:p text:style-name="Normal">118),</text:p>
      <text:p text:style-name="Normal">(6,</text:p>
      <text:p text:style-name="Normal">118),</text:p>
      <text:p text:style-name="Normal">(11,</text:p>
      <text:p text:style-name="Normal">118),</text:p>
      <text:p text:style-name="Normal">(14,</text:p>
      <text:p text:style-name="Normal">118),</text:p>
      <text:p text:style-name="Normal">(16,</text:p>
      <text:p text:style-name="Normal">118),</text:p>
      <text:p text:style-name="Normal">(19,</text:p>
      <text:p text:style-name="Normal">118),</text:p>
      <text:p text:style-name="Normal">(21,</text:p>
      <text:p text:style-name="Normal">118),</text:p>
      <text:p text:style-name="Normal">(22,</text:p>
      <text:p text:style-name="Normal">118),</text:p>
      <text:p text:style-name="Normal">(24,</text:p>
      <text:p text:style-name="Normal">118),</text:p>
      <text:p text:style-name="Normal">(30,</text:p>
      <text:p text:style-name="Normal">118),</text:p>
      <text:p text:style-name="Normal">(31,</text:p>
      <text:p text:style-name="Normal">118),</text:p>
      <text:p text:style-name="Normal">(35,</text:p>
      <text:p text:style-name="Normal">118),</text:p>
      <text:p text:style-name="Normal">(36,</text:p>
      <text:p text:style-name="Normal">118),</text:p>
      <text:p text:style-name="Normal">(37,</text:p>
      <text:p text:style-name="Normal">118),</text:p>
      <text:p text:style-name="Normal">(38,</text:p>
      <text:p text:style-name="Normal">118),</text:p>
      <text:soft-page-break/>
      <text:p text:style-name="Normal">(40,</text:p>
      <text:p text:style-name="Normal">118),</text:p>
      <text:p text:style-name="Normal">(41,</text:p>
      <text:p text:style-name="Normal">118),</text:p>
      <text:p text:style-name="Normal">(42,</text:p>
      <text:p text:style-name="Normal">118),</text:p>
      <text:p text:style-name="Normal">(43,</text:p>
      <text:p text:style-name="Normal">118),</text:p>
      <text:p text:style-name="Normal">(44,</text:p>
      <text:p text:style-name="Normal">118),</text:p>
      <text:p text:style-name="Normal">(50,</text:p>
      <text:p text:style-name="Normal">118),</text:p>
      <text:p text:style-name="Normal">(52,</text:p>
      <text:p text:style-name="Normal">118),</text:p>
      <text:p text:style-name="Normal">(54,</text:p>
      <text:p text:style-name="Normal">118),</text:p>
      <text:p text:style-name="Normal">(57,</text:p>
      <text:p text:style-name="Normal">118),</text:p>
      <text:p text:style-name="Normal">(60,</text:p>
      <text:p text:style-name="Normal">118),</text:p>
      <text:p text:style-name="Normal">(61,</text:p>
      <text:p text:style-name="Normal">118),</text:p>
      <text:p text:style-name="Normal">(62,</text:p>
      <text:p text:style-name="Normal">118),</text:p>
      <text:p text:style-name="Normal">(66,</text:p>
      <text:p text:style-name="Normal">118),</text:p>
      <text:p text:style-name="Normal">(71,</text:p>
      <text:p text:style-name="Normal">118),</text:p>
      <text:p text:style-name="Normal">(72,</text:p>
      <text:p text:style-name="Normal">118),</text:p>
      <text:p text:style-name="Normal">(75,</text:p>
      <text:soft-page-break/>
      <text:p text:style-name="Normal">118),</text:p>
      <text:p text:style-name="Normal">(76,</text:p>
      <text:p text:style-name="Normal">118),</text:p>
      <text:p text:style-name="Normal">(78,</text:p>
      <text:p text:style-name="Normal">118),</text:p>
      <text:p text:style-name="Normal">(91,</text:p>
      <text:p text:style-name="Normal">118),</text:p>
      <text:p text:style-name="Normal">(97,</text:p>
      <text:p text:style-name="Normal">118),</text:p>
      <text:p text:style-name="Normal">(100,</text:p>
      <text:p text:style-name="Normal">118),</text:p>
      <text:p text:style-name="Normal">(2,</text:p>
      <text:p text:style-name="Normal">119),</text:p>
      <text:p text:style-name="Normal">(3,</text:p>
      <text:p text:style-name="Normal">119),</text:p>
      <text:p text:style-name="Normal">(4,</text:p>
      <text:p text:style-name="Normal">119),</text:p>
      <text:p text:style-name="Normal">(5,</text:p>
      <text:p text:style-name="Normal">119),</text:p>
      <text:p text:style-name="Normal">(6,</text:p>
      <text:p text:style-name="Normal">119),</text:p>
      <text:p text:style-name="Normal">(11,</text:p>
      <text:p text:style-name="Normal">119),</text:p>
      <text:p text:style-name="Normal">(12,</text:p>
      <text:p text:style-name="Normal">119),</text:p>
      <text:p text:style-name="Normal">(14,</text:p>
      <text:p text:style-name="Normal">119),</text:p>
      <text:p text:style-name="Normal">(15,</text:p>
      <text:p text:style-name="Normal">119),</text:p>
      <text:p text:style-name="Normal">(18,</text:p>
      <text:p text:style-name="Normal">119),</text:p>
      <text:soft-page-break/>
      <text:p text:style-name="Normal">(19,</text:p>
      <text:p text:style-name="Normal">119),</text:p>
      <text:p text:style-name="Normal">(20,</text:p>
      <text:p text:style-name="Normal">119),</text:p>
      <text:p text:style-name="Normal">(21,</text:p>
      <text:p text:style-name="Normal">119),</text:p>
      <text:p text:style-name="Normal">(24,</text:p>
      <text:p text:style-name="Normal">119),</text:p>
      <text:p text:style-name="Normal">(28,</text:p>
      <text:p text:style-name="Normal">119),</text:p>
      <text:p text:style-name="Normal">(32,</text:p>
      <text:p text:style-name="Normal">119),</text:p>
      <text:p text:style-name="Normal">(33,</text:p>
      <text:p text:style-name="Normal">119),</text:p>
      <text:p text:style-name="Normal">(35,</text:p>
      <text:p text:style-name="Normal">119),</text:p>
      <text:p text:style-name="Normal">(36,</text:p>
      <text:p text:style-name="Normal">119),</text:p>
      <text:p text:style-name="Normal">(40,</text:p>
      <text:p text:style-name="Normal">119),</text:p>
      <text:p text:style-name="Normal">(41,</text:p>
      <text:p text:style-name="Normal">119),</text:p>
      <text:p text:style-name="Normal">(43,</text:p>
      <text:p text:style-name="Normal">119),</text:p>
      <text:p text:style-name="Normal">(54,</text:p>
      <text:p text:style-name="Normal">119),</text:p>
      <text:p text:style-name="Normal">(56,</text:p>
      <text:p text:style-name="Normal">119),</text:p>
      <text:p text:style-name="Normal">(57,</text:p>
      <text:p text:style-name="Normal">119),</text:p>
      <text:p text:style-name="Normal">(61,</text:p>
      <text:soft-page-break/>
      <text:p text:style-name="Normal">119),</text:p>
      <text:p text:style-name="Normal">(66,</text:p>
      <text:p text:style-name="Normal">119),</text:p>
      <text:p text:style-name="Normal">(70,</text:p>
      <text:p text:style-name="Normal">119),</text:p>
      <text:p text:style-name="Normal">(71,</text:p>
      <text:p text:style-name="Normal">119),</text:p>
      <text:p text:style-name="Normal">(72,</text:p>
      <text:p text:style-name="Normal">119),</text:p>
      <text:p text:style-name="Normal">(75,</text:p>
      <text:p text:style-name="Normal">119),</text:p>
      <text:p text:style-name="Normal">(76,</text:p>
      <text:p text:style-name="Normal">119),</text:p>
      <text:p text:style-name="Normal">(79,</text:p>
      <text:p text:style-name="Normal">119),</text:p>
      <text:p text:style-name="Normal">(84,</text:p>
      <text:p text:style-name="Normal">119),</text:p>
      <text:p text:style-name="Normal">(87,</text:p>
      <text:p text:style-name="Normal">119),</text:p>
      <text:p text:style-name="Normal">(91,</text:p>
      <text:p text:style-name="Normal">119),</text:p>
      <text:p text:style-name="Normal">(93,</text:p>
      <text:p text:style-name="Normal">119),</text:p>
      <text:p text:style-name="Normal">(96,</text:p>
      <text:p text:style-name="Normal">119),</text:p>
      <text:p text:style-name="Normal">(97,</text:p>
      <text:p text:style-name="Normal">119),</text:p>
      <text:p text:style-name="Normal">(4,</text:p>
      <text:p text:style-name="Normal">120),</text:p>
      <text:p text:style-name="Normal">(5,</text:p>
      <text:p text:style-name="Normal">120),</text:p>
      <text:soft-page-break/>
      <text:p text:style-name="Normal">(6,</text:p>
      <text:p text:style-name="Normal">120),</text:p>
      <text:p text:style-name="Normal">(9,</text:p>
      <text:p text:style-name="Normal">120),</text:p>
      <text:p text:style-name="Normal">(10,</text:p>
      <text:p text:style-name="Normal">120),</text:p>
      <text:p text:style-name="Normal">(14,</text:p>
      <text:p text:style-name="Normal">120),</text:p>
      <text:p text:style-name="Normal">(15,</text:p>
      <text:p text:style-name="Normal">120),</text:p>
      <text:p text:style-name="Normal">(17,</text:p>
      <text:p text:style-name="Normal">120),</text:p>
      <text:p text:style-name="Normal">(18,</text:p>
      <text:p text:style-name="Normal">120),</text:p>
      <text:p text:style-name="Normal">(21,</text:p>
      <text:p text:style-name="Normal">120),</text:p>
      <text:p text:style-name="Normal">(24,</text:p>
      <text:p text:style-name="Normal">120),</text:p>
      <text:p text:style-name="Normal">(26,</text:p>
      <text:p text:style-name="Normal">120),</text:p>
      <text:p text:style-name="Normal">(28,</text:p>
      <text:p text:style-name="Normal">120),</text:p>
      <text:p text:style-name="Normal">(31,</text:p>
      <text:p text:style-name="Normal">120),</text:p>
      <text:p text:style-name="Normal">(36,</text:p>
      <text:p text:style-name="Normal">120),</text:p>
      <text:p text:style-name="Normal">(38,</text:p>
      <text:p text:style-name="Normal">120),</text:p>
      <text:p text:style-name="Normal">(39,</text:p>
      <text:p text:style-name="Normal">120),</text:p>
      <text:p text:style-name="Normal">(41,</text:p>
      <text:soft-page-break/>
      <text:p text:style-name="Normal">120),</text:p>
      <text:p text:style-name="Normal">(46,</text:p>
      <text:p text:style-name="Normal">120),</text:p>
      <text:p text:style-name="Normal">(47,</text:p>
      <text:p text:style-name="Normal">120),</text:p>
      <text:p text:style-name="Normal">(50,</text:p>
      <text:p text:style-name="Normal">120),</text:p>
      <text:p text:style-name="Normal">(52,</text:p>
      <text:p text:style-name="Normal">120),</text:p>
      <text:p text:style-name="Normal">(54,</text:p>
      <text:p text:style-name="Normal">120),</text:p>
      <text:p text:style-name="Normal">(55,</text:p>
      <text:p text:style-name="Normal">120),</text:p>
      <text:p text:style-name="Normal">(57,</text:p>
      <text:p text:style-name="Normal">120),</text:p>
      <text:p text:style-name="Normal">(61,</text:p>
      <text:p text:style-name="Normal">120),</text:p>
      <text:p text:style-name="Normal">(62,</text:p>
      <text:p text:style-name="Normal">120),</text:p>
      <text:p text:style-name="Normal">(66,</text:p>
      <text:p text:style-name="Normal">120),</text:p>
      <text:p text:style-name="Normal">(70,</text:p>
      <text:p text:style-name="Normal">120),</text:p>
      <text:p text:style-name="Normal">(71,</text:p>
      <text:p text:style-name="Normal">120),</text:p>
      <text:p text:style-name="Normal">(73,</text:p>
      <text:p text:style-name="Normal">120),</text:p>
      <text:p text:style-name="Normal">(75,</text:p>
      <text:p text:style-name="Normal">120),</text:p>
      <text:p text:style-name="Normal">(76,</text:p>
      <text:p text:style-name="Normal">120),</text:p>
      <text:soft-page-break/>
      <text:p text:style-name="Normal">(78,</text:p>
      <text:p text:style-name="Normal">120),</text:p>
      <text:p text:style-name="Normal">(82,</text:p>
      <text:p text:style-name="Normal">120),</text:p>
      <text:p text:style-name="Normal">(91,</text:p>
      <text:p text:style-name="Normal">120),</text:p>
      <text:p text:style-name="Normal">(94,</text:p>
      <text:p text:style-name="Normal">120),</text:p>
      <text:p text:style-name="Normal">(4,</text:p>
      <text:p text:style-name="Normal">121),</text:p>
      <text:p text:style-name="Normal">(5,</text:p>
      <text:p text:style-name="Normal">121),</text:p>
      <text:p text:style-name="Normal">(9,</text:p>
      <text:p text:style-name="Normal">121),</text:p>
      <text:p text:style-name="Normal">(11,</text:p>
      <text:p text:style-name="Normal">121),</text:p>
      <text:p text:style-name="Normal">(14,</text:p>
      <text:p text:style-name="Normal">121),</text:p>
      <text:p text:style-name="Normal">(16,</text:p>
      <text:p text:style-name="Normal">121),</text:p>
      <text:p text:style-name="Normal">(19,</text:p>
      <text:p text:style-name="Normal">121),</text:p>
      <text:p text:style-name="Normal">(21,</text:p>
      <text:p text:style-name="Normal">121),</text:p>
      <text:p text:style-name="Normal">(24,</text:p>
      <text:p text:style-name="Normal">121),</text:p>
      <text:p text:style-name="Normal">(28,</text:p>
      <text:p text:style-name="Normal">121),</text:p>
      <text:p text:style-name="Normal">(33,</text:p>
      <text:p text:style-name="Normal">121),</text:p>
      <text:p text:style-name="Normal">(36,</text:p>
      <text:soft-page-break/>
      <text:p text:style-name="Normal">121),</text:p>
      <text:p text:style-name="Normal">(37,</text:p>
      <text:p text:style-name="Normal">121),</text:p>
      <text:p text:style-name="Normal">(39,</text:p>
      <text:p text:style-name="Normal">121),</text:p>
      <text:p text:style-name="Normal">(40,</text:p>
      <text:p text:style-name="Normal">121),</text:p>
      <text:p text:style-name="Normal">(41,</text:p>
      <text:p text:style-name="Normal">121),</text:p>
      <text:p text:style-name="Normal">(43,</text:p>
      <text:p text:style-name="Normal">121),</text:p>
      <text:p text:style-name="Normal">(44,</text:p>
      <text:p text:style-name="Normal">121),</text:p>
      <text:p text:style-name="Normal">(54,</text:p>
      <text:p text:style-name="Normal">121),</text:p>
      <text:p text:style-name="Normal">(57,</text:p>
      <text:p text:style-name="Normal">121),</text:p>
      <text:p text:style-name="Normal">(60,</text:p>
      <text:p text:style-name="Normal">121),</text:p>
      <text:p text:style-name="Normal">(61,</text:p>
      <text:p text:style-name="Normal">121),</text:p>
      <text:p text:style-name="Normal">(62,</text:p>
      <text:p text:style-name="Normal">121),</text:p>
      <text:p text:style-name="Normal">(66,</text:p>
      <text:p text:style-name="Normal">121),</text:p>
      <text:p text:style-name="Normal">(69,</text:p>
      <text:p text:style-name="Normal">121),</text:p>
      <text:p text:style-name="Normal">(71,</text:p>
      <text:p text:style-name="Normal">121),</text:p>
      <text:p text:style-name="Normal">(75,</text:p>
      <text:p text:style-name="Normal">121),</text:p>
      <text:soft-page-break/>
      <text:p text:style-name="Normal">(76,</text:p>
      <text:p text:style-name="Normal">121),</text:p>
      <text:p text:style-name="Normal">(79,</text:p>
      <text:p text:style-name="Normal">121),</text:p>
      <text:p text:style-name="Normal">(82,</text:p>
      <text:p text:style-name="Normal">121),</text:p>
      <text:p text:style-name="Normal">(91,</text:p>
      <text:p text:style-name="Normal">121),</text:p>
      <text:p text:style-name="Normal">(93,</text:p>
      <text:p text:style-name="Normal">121),</text:p>
      <text:p text:style-name="Normal">(97,</text:p>
      <text:p text:style-name="Normal">121),</text:p>
      <text:p text:style-name="Normal">(99,</text:p>
      <text:p text:style-name="Normal">121),</text:p>
      <text:p text:style-name="Normal">(5,</text:p>
      <text:p text:style-name="Normal">122),</text:p>
      <text:p text:style-name="Normal">(6,</text:p>
      <text:p text:style-name="Normal">122),</text:p>
      <text:p text:style-name="Normal">(10,</text:p>
      <text:p text:style-name="Normal">122),</text:p>
      <text:p text:style-name="Normal">(12,</text:p>
      <text:p text:style-name="Normal">122),</text:p>
      <text:p text:style-name="Normal">(14,</text:p>
      <text:p text:style-name="Normal">122),</text:p>
      <text:p text:style-name="Normal">(15,</text:p>
      <text:p text:style-name="Normal">122),</text:p>
      <text:p text:style-name="Normal">(16,</text:p>
      <text:p text:style-name="Normal">122),</text:p>
      <text:p text:style-name="Normal">(17,</text:p>
      <text:p text:style-name="Normal">122),</text:p>
      <text:p text:style-name="Normal">(21,</text:p>
      <text:soft-page-break/>
      <text:p text:style-name="Normal">122),</text:p>
      <text:p text:style-name="Normal">(22,</text:p>
      <text:p text:style-name="Normal">122),</text:p>
      <text:p text:style-name="Normal">(24,</text:p>
      <text:p text:style-name="Normal">122),</text:p>
      <text:p text:style-name="Normal">(30,</text:p>
      <text:p text:style-name="Normal">122),</text:p>
      <text:p text:style-name="Normal">(35,</text:p>
      <text:p text:style-name="Normal">122),</text:p>
      <text:p text:style-name="Normal">(36,</text:p>
      <text:p text:style-name="Normal">122),</text:p>
      <text:p text:style-name="Normal">(41,</text:p>
      <text:p text:style-name="Normal">122),</text:p>
      <text:p text:style-name="Normal">(42,</text:p>
      <text:p text:style-name="Normal">122),</text:p>
      <text:p text:style-name="Normal">(50,</text:p>
      <text:p text:style-name="Normal">122),</text:p>
      <text:p text:style-name="Normal">(54,</text:p>
      <text:p text:style-name="Normal">122),</text:p>
      <text:p text:style-name="Normal">(57,</text:p>
      <text:p text:style-name="Normal">122),</text:p>
      <text:p text:style-name="Normal">(61,</text:p>
      <text:p text:style-name="Normal">122),</text:p>
      <text:p text:style-name="Normal">(66,</text:p>
      <text:p text:style-name="Normal">122),</text:p>
      <text:p text:style-name="Normal">(70,</text:p>
      <text:p text:style-name="Normal">122),</text:p>
      <text:p text:style-name="Normal">(71,</text:p>
      <text:p text:style-name="Normal">122),</text:p>
      <text:p text:style-name="Normal">(75,</text:p>
      <text:p text:style-name="Normal">122),</text:p>
      <text:soft-page-break/>
      <text:p text:style-name="Normal">(76,</text:p>
      <text:p text:style-name="Normal">122),</text:p>
      <text:p text:style-name="Normal">(79,</text:p>
      <text:p text:style-name="Normal">122),</text:p>
      <text:p text:style-name="Normal">(82,</text:p>
      <text:p text:style-name="Normal">122),</text:p>
      <text:p text:style-name="Normal">(85,</text:p>
      <text:p text:style-name="Normal">122),</text:p>
      <text:p text:style-name="Normal">(87,</text:p>
      <text:p text:style-name="Normal">122),</text:p>
      <text:p text:style-name="Normal">(91,</text:p>
      <text:p text:style-name="Normal">122),</text:p>
      <text:p text:style-name="Normal">(92,</text:p>
      <text:p text:style-name="Normal">122),</text:p>
      <text:p text:style-name="Normal">(93,</text:p>
      <text:p text:style-name="Normal">122),</text:p>
      <text:p text:style-name="Normal">(94,</text:p>
      <text:p text:style-name="Normal">122),</text:p>
      <text:p text:style-name="Normal">(5,</text:p>
      <text:p text:style-name="Normal">123),</text:p>
      <text:p text:style-name="Normal">(6,</text:p>
      <text:p text:style-name="Normal">123),</text:p>
      <text:p text:style-name="Normal">(8,</text:p>
      <text:p text:style-name="Normal">123),</text:p>
      <text:p text:style-name="Normal">(12,</text:p>
      <text:p text:style-name="Normal">123),</text:p>
      <text:p text:style-name="Normal">(14,</text:p>
      <text:p text:style-name="Normal">123),</text:p>
      <text:p text:style-name="Normal">(15,</text:p>
      <text:p text:style-name="Normal">123),</text:p>
      <text:p text:style-name="Normal">(16,</text:p>
      <text:soft-page-break/>
      <text:p text:style-name="Normal">123),</text:p>
      <text:p text:style-name="Normal">(17,</text:p>
      <text:p text:style-name="Normal">123),</text:p>
      <text:p text:style-name="Normal">(19,</text:p>
      <text:p text:style-name="Normal">123),</text:p>
      <text:p text:style-name="Normal">(20,</text:p>
      <text:p text:style-name="Normal">123),</text:p>
      <text:p text:style-name="Normal">(21,</text:p>
      <text:p text:style-name="Normal">123),</text:p>
      <text:p text:style-name="Normal">(22,</text:p>
      <text:p text:style-name="Normal">123),</text:p>
      <text:p text:style-name="Normal">(24,</text:p>
      <text:p text:style-name="Normal">123),</text:p>
      <text:p text:style-name="Normal">(26,</text:p>
      <text:p text:style-name="Normal">123),</text:p>
      <text:p text:style-name="Normal">(31,</text:p>
      <text:p text:style-name="Normal">123),</text:p>
      <text:p text:style-name="Normal">(35,</text:p>
      <text:p text:style-name="Normal">123),</text:p>
      <text:p text:style-name="Normal">(36,</text:p>
      <text:p text:style-name="Normal">123),</text:p>
      <text:p text:style-name="Normal">(38,</text:p>
      <text:p text:style-name="Normal">123),</text:p>
      <text:p text:style-name="Normal">(39,</text:p>
      <text:p text:style-name="Normal">123),</text:p>
      <text:p text:style-name="Normal">(41,</text:p>
      <text:p text:style-name="Normal">123),</text:p>
      <text:p text:style-name="Normal">(42,</text:p>
      <text:p text:style-name="Normal">123),</text:p>
      <text:p text:style-name="Normal">(48,</text:p>
      <text:p text:style-name="Normal">123),</text:p>
      <text:soft-page-break/>
      <text:p text:style-name="Normal">(50,</text:p>
      <text:p text:style-name="Normal">123),</text:p>
      <text:p text:style-name="Normal">(52,</text:p>
      <text:p text:style-name="Normal">123),</text:p>
      <text:p text:style-name="Normal">(54,</text:p>
      <text:p text:style-name="Normal">123),</text:p>
      <text:p text:style-name="Normal">(57,</text:p>
      <text:p text:style-name="Normal">123),</text:p>
      <text:p text:style-name="Normal">(66,</text:p>
      <text:p text:style-name="Normal">123),</text:p>
      <text:p text:style-name="Normal">(67,</text:p>
      <text:p text:style-name="Normal">123),</text:p>
      <text:p text:style-name="Normal">(69,</text:p>
      <text:p text:style-name="Normal">123),</text:p>
      <text:p text:style-name="Normal">(70,</text:p>
      <text:p text:style-name="Normal">123),</text:p>
      <text:p text:style-name="Normal">(71,</text:p>
      <text:p text:style-name="Normal">123),</text:p>
      <text:p text:style-name="Normal">(72,</text:p>
      <text:p text:style-name="Normal">123),</text:p>
      <text:p text:style-name="Normal">(73,</text:p>
      <text:p text:style-name="Normal">123),</text:p>
      <text:p text:style-name="Normal">(75,</text:p>
      <text:p text:style-name="Normal">123),</text:p>
      <text:p text:style-name="Normal">(76,</text:p>
      <text:p text:style-name="Normal">123),</text:p>
      <text:p text:style-name="Normal">(78,</text:p>
      <text:p text:style-name="Normal">123),</text:p>
      <text:p text:style-name="Normal">(84,</text:p>
      <text:p text:style-name="Normal">123),</text:p>
      <text:p text:style-name="Normal">(87,</text:p>
      <text:soft-page-break/>
      <text:p text:style-name="Normal">123),</text:p>
      <text:p text:style-name="Normal">(91,</text:p>
      <text:p text:style-name="Normal">123),</text:p>
      <text:p text:style-name="Normal">(93,</text:p>
      <text:p text:style-name="Normal">123),</text:p>
      <text:p text:style-name="Normal">(95,</text:p>
      <text:p text:style-name="Normal">123),</text:p>
      <text:p text:style-name="Normal">(100,</text:p>
      <text:p text:style-name="Normal">123),</text:p>
      <text:p text:style-name="Normal">(4,</text:p>
      <text:p text:style-name="Normal">124),</text:p>
      <text:p text:style-name="Normal">(5,</text:p>
      <text:p text:style-name="Normal">124),</text:p>
      <text:p text:style-name="Normal">(8,</text:p>
      <text:p text:style-name="Normal">124),</text:p>
      <text:p text:style-name="Normal">(11,</text:p>
      <text:p text:style-name="Normal">124),</text:p>
      <text:p text:style-name="Normal">(13,</text:p>
      <text:p text:style-name="Normal">124),</text:p>
      <text:p text:style-name="Normal">(14,</text:p>
      <text:p text:style-name="Normal">124),</text:p>
      <text:p text:style-name="Normal">(16,</text:p>
      <text:p text:style-name="Normal">124),</text:p>
      <text:p text:style-name="Normal">(18,</text:p>
      <text:p text:style-name="Normal">124),</text:p>
      <text:p text:style-name="Normal">(21,</text:p>
      <text:p text:style-name="Normal">124),</text:p>
      <text:p text:style-name="Normal">(24,</text:p>
      <text:p text:style-name="Normal">124),</text:p>
      <text:p text:style-name="Normal">(32,</text:p>
      <text:p text:style-name="Normal">124),</text:p>
      <text:soft-page-break/>
      <text:p text:style-name="Normal">(33,</text:p>
      <text:p text:style-name="Normal">124),</text:p>
      <text:p text:style-name="Normal">(36,</text:p>
      <text:p text:style-name="Normal">124),</text:p>
      <text:p text:style-name="Normal">(41,</text:p>
      <text:p text:style-name="Normal">124),</text:p>
      <text:p text:style-name="Normal">(44,</text:p>
      <text:p text:style-name="Normal">124),</text:p>
      <text:p text:style-name="Normal">(47,</text:p>
      <text:p text:style-name="Normal">124),</text:p>
      <text:p text:style-name="Normal">(54,</text:p>
      <text:p text:style-name="Normal">124),</text:p>
      <text:p text:style-name="Normal">(57,</text:p>
      <text:p text:style-name="Normal">124),</text:p>
      <text:p text:style-name="Normal">(60,</text:p>
      <text:p text:style-name="Normal">124),</text:p>
      <text:p text:style-name="Normal">(62,</text:p>
      <text:p text:style-name="Normal">124),</text:p>
      <text:p text:style-name="Normal">(66,</text:p>
      <text:p text:style-name="Normal">124),</text:p>
      <text:p text:style-name="Normal">(69,</text:p>
      <text:p text:style-name="Normal">124),</text:p>
      <text:p text:style-name="Normal">(70,</text:p>
      <text:p text:style-name="Normal">124),</text:p>
      <text:p text:style-name="Normal">(71,</text:p>
      <text:p text:style-name="Normal">124),</text:p>
      <text:p text:style-name="Normal">(72,</text:p>
      <text:p text:style-name="Normal">124),</text:p>
      <text:p text:style-name="Normal">(73,</text:p>
      <text:p text:style-name="Normal">124),</text:p>
      <text:p text:style-name="Normal">(75,</text:p>
      <text:soft-page-break/>
      <text:p text:style-name="Normal">124),</text:p>
      <text:p text:style-name="Normal">(76,</text:p>
      <text:p text:style-name="Normal">124),</text:p>
      <text:p text:style-name="Normal">(78,</text:p>
      <text:p text:style-name="Normal">124),</text:p>
      <text:p text:style-name="Normal">(82,</text:p>
      <text:p text:style-name="Normal">124),</text:p>
      <text:p text:style-name="Normal">(85,</text:p>
      <text:p text:style-name="Normal">124),</text:p>
      <text:p text:style-name="Normal">(91,</text:p>
      <text:p text:style-name="Normal">124),</text:p>
      <text:p text:style-name="Normal">(93,</text:p>
      <text:p text:style-name="Normal">124),</text:p>
      <text:p text:style-name="Normal">(95,</text:p>
      <text:p text:style-name="Normal">124),</text:p>
      <text:p text:style-name="Normal">(5,</text:p>
      <text:p text:style-name="Normal">125),</text:p>
      <text:p text:style-name="Normal">(8,</text:p>
      <text:p text:style-name="Normal">125),</text:p>
      <text:p text:style-name="Normal">(14,</text:p>
      <text:p text:style-name="Normal">125),</text:p>
      <text:p text:style-name="Normal">(15,</text:p>
      <text:p text:style-name="Normal">125),</text:p>
      <text:p text:style-name="Normal">(16,</text:p>
      <text:p text:style-name="Normal">125),</text:p>
      <text:p text:style-name="Normal">(18,</text:p>
      <text:p text:style-name="Normal">125),</text:p>
      <text:p text:style-name="Normal">(19,</text:p>
      <text:p text:style-name="Normal">125),</text:p>
      <text:p text:style-name="Normal">(20,</text:p>
      <text:p text:style-name="Normal">125),</text:p>
      <text:soft-page-break/>
      <text:p text:style-name="Normal">(21,</text:p>
      <text:p text:style-name="Normal">125),</text:p>
      <text:p text:style-name="Normal">(24,</text:p>
      <text:p text:style-name="Normal">125),</text:p>
      <text:p text:style-name="Normal">(33,</text:p>
      <text:p text:style-name="Normal">125),</text:p>
      <text:p text:style-name="Normal">(36,</text:p>
      <text:p text:style-name="Normal">125),</text:p>
      <text:p text:style-name="Normal">(37,</text:p>
      <text:p text:style-name="Normal">125),</text:p>
      <text:p text:style-name="Normal">(40,</text:p>
      <text:p text:style-name="Normal">125),</text:p>
      <text:p text:style-name="Normal">(41,</text:p>
      <text:p text:style-name="Normal">125),</text:p>
      <text:p text:style-name="Normal">(46,</text:p>
      <text:p text:style-name="Normal">125),</text:p>
      <text:p text:style-name="Normal">(47,</text:p>
      <text:p text:style-name="Normal">125),</text:p>
      <text:p text:style-name="Normal">(54,</text:p>
      <text:p text:style-name="Normal">125),</text:p>
      <text:p text:style-name="Normal">(55,</text:p>
      <text:p text:style-name="Normal">125),</text:p>
      <text:p text:style-name="Normal">(57,</text:p>
      <text:p text:style-name="Normal">125),</text:p>
      <text:p text:style-name="Normal">(60,</text:p>
      <text:p text:style-name="Normal">125),</text:p>
      <text:p text:style-name="Normal">(63,</text:p>
      <text:p text:style-name="Normal">125),</text:p>
      <text:p text:style-name="Normal">(66,</text:p>
      <text:p text:style-name="Normal">125),</text:p>
      <text:p text:style-name="Normal">(69,</text:p>
      <text:soft-page-break/>
      <text:p text:style-name="Normal">125),</text:p>
      <text:p text:style-name="Normal">(71,</text:p>
      <text:p text:style-name="Normal">125),</text:p>
      <text:p text:style-name="Normal">(75,</text:p>
      <text:p text:style-name="Normal">125),</text:p>
      <text:p text:style-name="Normal">(76,</text:p>
      <text:p text:style-name="Normal">125),</text:p>
      <text:p text:style-name="Normal">(78,</text:p>
      <text:p text:style-name="Normal">125),</text:p>
      <text:p text:style-name="Normal">(82,</text:p>
      <text:p text:style-name="Normal">125),</text:p>
      <text:p text:style-name="Normal">(84,</text:p>
      <text:p text:style-name="Normal">125),</text:p>
      <text:p text:style-name="Normal">(91,</text:p>
      <text:p text:style-name="Normal">125),</text:p>
      <text:p text:style-name="Normal">(92,</text:p>
      <text:p text:style-name="Normal">125),</text:p>
      <text:p text:style-name="Normal">(96,</text:p>
      <text:p text:style-name="Normal">125),</text:p>
      <text:p text:style-name="Normal">(2,</text:p>
      <text:p text:style-name="Normal">126),</text:p>
      <text:p text:style-name="Normal">(5,</text:p>
      <text:p text:style-name="Normal">126),</text:p>
      <text:p text:style-name="Normal">(6,</text:p>
      <text:p text:style-name="Normal">126),</text:p>
      <text:p text:style-name="Normal">(11,</text:p>
      <text:p text:style-name="Normal">126),</text:p>
      <text:p text:style-name="Normal">(14,</text:p>
      <text:p text:style-name="Normal">126),</text:p>
      <text:p text:style-name="Normal">(16,</text:p>
      <text:p text:style-name="Normal">126),</text:p>
      <text:soft-page-break/>
      <text:p text:style-name="Normal">(19,</text:p>
      <text:p text:style-name="Normal">126),</text:p>
      <text:p text:style-name="Normal">(21,</text:p>
      <text:p text:style-name="Normal">126),</text:p>
      <text:p text:style-name="Normal">(24,</text:p>
      <text:p text:style-name="Normal">126),</text:p>
      <text:p text:style-name="Normal">(26,</text:p>
      <text:p text:style-name="Normal">126),</text:p>
      <text:p text:style-name="Normal">(36,</text:p>
      <text:p text:style-name="Normal">126),</text:p>
      <text:p text:style-name="Normal">(38,</text:p>
      <text:p text:style-name="Normal">126),</text:p>
      <text:p text:style-name="Normal">(40,</text:p>
      <text:p text:style-name="Normal">126),</text:p>
      <text:p text:style-name="Normal">(41,</text:p>
      <text:p text:style-name="Normal">126),</text:p>
      <text:p text:style-name="Normal">(42,</text:p>
      <text:p text:style-name="Normal">126),</text:p>
      <text:p text:style-name="Normal">(43,</text:p>
      <text:p text:style-name="Normal">126),</text:p>
      <text:p text:style-name="Normal">(54,</text:p>
      <text:p text:style-name="Normal">126),</text:p>
      <text:p text:style-name="Normal">(57,</text:p>
      <text:p text:style-name="Normal">126),</text:p>
      <text:p text:style-name="Normal">(60,</text:p>
      <text:p text:style-name="Normal">126),</text:p>
      <text:p text:style-name="Normal">(61,</text:p>
      <text:p text:style-name="Normal">126),</text:p>
      <text:p text:style-name="Normal">(62,</text:p>
      <text:p text:style-name="Normal">126),</text:p>
      <text:p text:style-name="Normal">(66,</text:p>
      <text:soft-page-break/>
      <text:p text:style-name="Normal">126),</text:p>
      <text:p text:style-name="Normal">(69,</text:p>
      <text:p text:style-name="Normal">126),</text:p>
      <text:p text:style-name="Normal">(71,</text:p>
      <text:p text:style-name="Normal">126),</text:p>
      <text:p text:style-name="Normal">(72,</text:p>
      <text:p text:style-name="Normal">126),</text:p>
      <text:p text:style-name="Normal">(75,</text:p>
      <text:p text:style-name="Normal">126),</text:p>
      <text:p text:style-name="Normal">(76,</text:p>
      <text:p text:style-name="Normal">126),</text:p>
      <text:p text:style-name="Normal">(82,</text:p>
      <text:p text:style-name="Normal">126),</text:p>
      <text:p text:style-name="Normal">(84,</text:p>
      <text:p text:style-name="Normal">126),</text:p>
      <text:p text:style-name="Normal">(87,</text:p>
      <text:p text:style-name="Normal">126),</text:p>
      <text:p text:style-name="Normal">(91,</text:p>
      <text:p text:style-name="Normal">126),</text:p>
      <text:p text:style-name="Normal">(94,</text:p>
      <text:p text:style-name="Normal">126),</text:p>
      <text:p text:style-name="Normal">(95,</text:p>
      <text:p text:style-name="Normal">126),</text:p>
      <text:p text:style-name="Normal">(96,</text:p>
      <text:p text:style-name="Normal">126),</text:p>
      <text:p text:style-name="Normal">(100,</text:p>
      <text:p text:style-name="Normal">126),</text:p>
      <text:p text:style-name="Normal">(2,</text:p>
      <text:p text:style-name="Normal">127),</text:p>
      <text:p text:style-name="Normal">(4,</text:p>
      <text:p text:style-name="Normal">127),</text:p>
      <text:soft-page-break/>
      <text:p text:style-name="Normal">(5,</text:p>
      <text:p text:style-name="Normal">127),</text:p>
      <text:p text:style-name="Normal">(6,</text:p>
      <text:p text:style-name="Normal">127),</text:p>
      <text:p text:style-name="Normal">(9,</text:p>
      <text:p text:style-name="Normal">127),</text:p>
      <text:p text:style-name="Normal">(13,</text:p>
      <text:p text:style-name="Normal">127),</text:p>
      <text:p text:style-name="Normal">(14,</text:p>
      <text:p text:style-name="Normal">127),</text:p>
      <text:p text:style-name="Normal">(15,</text:p>
      <text:p text:style-name="Normal">127),</text:p>
      <text:p text:style-name="Normal">(20,</text:p>
      <text:p text:style-name="Normal">127),</text:p>
      <text:p text:style-name="Normal">(21,</text:p>
      <text:p text:style-name="Normal">127),</text:p>
      <text:p text:style-name="Normal">(24,</text:p>
      <text:p text:style-name="Normal">127),</text:p>
      <text:p text:style-name="Normal">(26,</text:p>
      <text:p text:style-name="Normal">127),</text:p>
      <text:p text:style-name="Normal">(27,</text:p>
      <text:p text:style-name="Normal">127),</text:p>
      <text:p text:style-name="Normal">(31,</text:p>
      <text:p text:style-name="Normal">127),</text:p>
      <text:p text:style-name="Normal">(33,</text:p>
      <text:p text:style-name="Normal">127),</text:p>
      <text:p text:style-name="Normal">(36,</text:p>
      <text:p text:style-name="Normal">127),</text:p>
      <text:p text:style-name="Normal">(41,</text:p>
      <text:p text:style-name="Normal">127),</text:p>
      <text:p text:style-name="Normal">(42,</text:p>
      <text:soft-page-break/>
      <text:p text:style-name="Normal">127),</text:p>
      <text:p text:style-name="Normal">(43,</text:p>
      <text:p text:style-name="Normal">127),</text:p>
      <text:p text:style-name="Normal">(44,</text:p>
      <text:p text:style-name="Normal">127),</text:p>
      <text:p text:style-name="Normal">(46,</text:p>
      <text:p text:style-name="Normal">127),</text:p>
      <text:p text:style-name="Normal">(47,</text:p>
      <text:p text:style-name="Normal">127),</text:p>
      <text:p text:style-name="Normal">(54,</text:p>
      <text:p text:style-name="Normal">127),</text:p>
      <text:p text:style-name="Normal">(55,</text:p>
      <text:p text:style-name="Normal">127),</text:p>
      <text:p text:style-name="Normal">(57,</text:p>
      <text:p text:style-name="Normal">127),</text:p>
      <text:p text:style-name="Normal">(63,</text:p>
      <text:p text:style-name="Normal">127),</text:p>
      <text:p text:style-name="Normal">(65,</text:p>
      <text:p text:style-name="Normal">127),</text:p>
      <text:p text:style-name="Normal">(66,</text:p>
      <text:p text:style-name="Normal">127),</text:p>
      <text:p text:style-name="Normal">(67,</text:p>
      <text:p text:style-name="Normal">127),</text:p>
      <text:p text:style-name="Normal">(69,</text:p>
      <text:p text:style-name="Normal">127),</text:p>
      <text:p text:style-name="Normal">(70,</text:p>
      <text:p text:style-name="Normal">127),</text:p>
      <text:p text:style-name="Normal">(71,</text:p>
      <text:p text:style-name="Normal">127),</text:p>
      <text:p text:style-name="Normal">(72,</text:p>
      <text:p text:style-name="Normal">127),</text:p>
      <text:soft-page-break/>
      <text:p text:style-name="Normal">(73,</text:p>
      <text:p text:style-name="Normal">127),</text:p>
      <text:p text:style-name="Normal">(75,</text:p>
      <text:p text:style-name="Normal">127),</text:p>
      <text:p text:style-name="Normal">(76,</text:p>
      <text:p text:style-name="Normal">127),</text:p>
      <text:p text:style-name="Normal">(82,</text:p>
      <text:p text:style-name="Normal">127),</text:p>
      <text:p text:style-name="Normal">(84,</text:p>
      <text:p text:style-name="Normal">127),</text:p>
      <text:p text:style-name="Normal">(87,</text:p>
      <text:p text:style-name="Normal">127),</text:p>
      <text:p text:style-name="Normal">(91,</text:p>
      <text:p text:style-name="Normal">127),</text:p>
      <text:p text:style-name="Normal">(95,</text:p>
      <text:p text:style-name="Normal">127),</text:p>
      <text:p text:style-name="Normal">(96,</text:p>
      <text:p text:style-name="Normal">127),</text:p>
      <text:p text:style-name="Normal">(97,</text:p>
      <text:p text:style-name="Normal">127),</text:p>
      <text:p text:style-name="Normal">(2,</text:p>
      <text:p text:style-name="Normal">128),</text:p>
      <text:p text:style-name="Normal">(3,</text:p>
      <text:p text:style-name="Normal">128),</text:p>
      <text:p text:style-name="Normal">(4,</text:p>
      <text:p text:style-name="Normal">128),</text:p>
      <text:p text:style-name="Normal">(5,</text:p>
      <text:p text:style-name="Normal">128),</text:p>
      <text:p text:style-name="Normal">(8,</text:p>
      <text:p text:style-name="Normal">128),</text:p>
      <text:p text:style-name="Normal">(10,</text:p>
      <text:soft-page-break/>
      <text:p text:style-name="Normal">128),</text:p>
      <text:p text:style-name="Normal">(14,</text:p>
      <text:p text:style-name="Normal">128),</text:p>
      <text:p text:style-name="Normal">(21,</text:p>
      <text:p text:style-name="Normal">128),</text:p>
      <text:p text:style-name="Normal">(22,</text:p>
      <text:p text:style-name="Normal">128),</text:p>
      <text:p text:style-name="Normal">(24,</text:p>
      <text:p text:style-name="Normal">128),</text:p>
      <text:p text:style-name="Normal">(27,</text:p>
      <text:p text:style-name="Normal">128),</text:p>
      <text:p text:style-name="Normal">(30,</text:p>
      <text:p text:style-name="Normal">128),</text:p>
      <text:p text:style-name="Normal">(36,</text:p>
      <text:p text:style-name="Normal">128),</text:p>
      <text:p text:style-name="Normal">(41,</text:p>
      <text:p text:style-name="Normal">128),</text:p>
      <text:p text:style-name="Normal">(42,</text:p>
      <text:p text:style-name="Normal">128),</text:p>
      <text:p text:style-name="Normal">(43,</text:p>
      <text:p text:style-name="Normal">128),</text:p>
      <text:p text:style-name="Normal">(48,</text:p>
      <text:p text:style-name="Normal">128),</text:p>
      <text:p text:style-name="Normal">(54,</text:p>
      <text:p text:style-name="Normal">128),</text:p>
      <text:p text:style-name="Normal">(55,</text:p>
      <text:p text:style-name="Normal">128),</text:p>
      <text:p text:style-name="Normal">(57,</text:p>
      <text:p text:style-name="Normal">128),</text:p>
      <text:p text:style-name="Normal">(62,</text:p>
      <text:p text:style-name="Normal">128),</text:p>
      <text:soft-page-break/>
      <text:p text:style-name="Normal">(66,</text:p>
      <text:p text:style-name="Normal">128),</text:p>
      <text:p text:style-name="Normal">(71,</text:p>
      <text:p text:style-name="Normal">128),</text:p>
      <text:p text:style-name="Normal">(75,</text:p>
      <text:p text:style-name="Normal">128),</text:p>
      <text:p text:style-name="Normal">(76,</text:p>
      <text:p text:style-name="Normal">128),</text:p>
      <text:p text:style-name="Normal">(78,</text:p>
      <text:p text:style-name="Normal">128),</text:p>
      <text:p text:style-name="Normal">(79,</text:p>
      <text:p text:style-name="Normal">128),</text:p>
      <text:p text:style-name="Normal">(84,</text:p>
      <text:p text:style-name="Normal">128),</text:p>
      <text:p text:style-name="Normal">(91,</text:p>
      <text:p text:style-name="Normal">128),</text:p>
      <text:p text:style-name="Normal">(92,</text:p>
      <text:p text:style-name="Normal">128),</text:p>
      <text:p text:style-name="Normal">(94,</text:p>
      <text:p text:style-name="Normal">128),</text:p>
      <text:p text:style-name="Normal">(97,</text:p>
      <text:p text:style-name="Normal">128),</text:p>
      <text:p text:style-name="Normal">(98,</text:p>
      <text:p text:style-name="Normal">128),</text:p>
      <text:p text:style-name="Normal">(100,</text:p>
      <text:p text:style-name="Normal">128),</text:p>
      <text:p text:style-name="Normal">(4,</text:p>
      <text:p text:style-name="Normal">129),</text:p>
      <text:p text:style-name="Normal">(5,</text:p>
      <text:p text:style-name="Normal">129),</text:p>
      <text:p text:style-name="Normal">(8,</text:p>
      <text:soft-page-break/>
      <text:p text:style-name="Normal">129),</text:p>
      <text:p text:style-name="Normal">(9,</text:p>
      <text:p text:style-name="Normal">129),</text:p>
      <text:p text:style-name="Normal">(11,</text:p>
      <text:p text:style-name="Normal">129),</text:p>
      <text:p text:style-name="Normal">(14,</text:p>
      <text:p text:style-name="Normal">129),</text:p>
      <text:p text:style-name="Normal">(16,</text:p>
      <text:p text:style-name="Normal">129),</text:p>
      <text:p text:style-name="Normal">(17,</text:p>
      <text:p text:style-name="Normal">129),</text:p>
      <text:p text:style-name="Normal">(21,</text:p>
      <text:p text:style-name="Normal">129),</text:p>
      <text:p text:style-name="Normal">(24,</text:p>
      <text:p text:style-name="Normal">129),</text:p>
      <text:p text:style-name="Normal">(30,</text:p>
      <text:p text:style-name="Normal">129),</text:p>
      <text:p text:style-name="Normal">(32,</text:p>
      <text:p text:style-name="Normal">129),</text:p>
      <text:p text:style-name="Normal">(36,</text:p>
      <text:p text:style-name="Normal">129),</text:p>
      <text:p text:style-name="Normal">(37,</text:p>
      <text:p text:style-name="Normal">129),</text:p>
      <text:p text:style-name="Normal">(39,</text:p>
      <text:p text:style-name="Normal">129),</text:p>
      <text:p text:style-name="Normal">(41,</text:p>
      <text:p text:style-name="Normal">129),</text:p>
      <text:p text:style-name="Normal">(46,</text:p>
      <text:p text:style-name="Normal">129),</text:p>
      <text:p text:style-name="Normal">(54,</text:p>
      <text:p text:style-name="Normal">129),</text:p>
      <text:soft-page-break/>
      <text:p text:style-name="Normal">(57,</text:p>
      <text:p text:style-name="Normal">129),</text:p>
      <text:p text:style-name="Normal">(62,</text:p>
      <text:p text:style-name="Normal">129),</text:p>
      <text:p text:style-name="Normal">(66,</text:p>
      <text:p text:style-name="Normal">129),</text:p>
      <text:p text:style-name="Normal">(69,</text:p>
      <text:p text:style-name="Normal">129),</text:p>
      <text:p text:style-name="Normal">(71,</text:p>
      <text:p text:style-name="Normal">129),</text:p>
      <text:p text:style-name="Normal">(75,</text:p>
      <text:p text:style-name="Normal">129),</text:p>
      <text:p text:style-name="Normal">(76,</text:p>
      <text:p text:style-name="Normal">129),</text:p>
      <text:p text:style-name="Normal">(79,</text:p>
      <text:p text:style-name="Normal">129),</text:p>
      <text:p text:style-name="Normal">(91,</text:p>
      <text:p text:style-name="Normal">129),</text:p>
      <text:p text:style-name="Normal">(92,</text:p>
      <text:p text:style-name="Normal">129),</text:p>
      <text:p text:style-name="Normal">(93,</text:p>
      <text:p text:style-name="Normal">129),</text:p>
      <text:p text:style-name="Normal">(4,</text:p>
      <text:p text:style-name="Normal">130),</text:p>
      <text:p text:style-name="Normal">(5,</text:p>
      <text:p text:style-name="Normal">130),</text:p>
      <text:p text:style-name="Normal">(14,</text:p>
      <text:p text:style-name="Normal">130),</text:p>
      <text:p text:style-name="Normal">(16,</text:p>
      <text:p text:style-name="Normal">130),</text:p>
      <text:p text:style-name="Normal">(19,</text:p>
      <text:soft-page-break/>
      <text:p text:style-name="Normal">130),</text:p>
      <text:p text:style-name="Normal">(21,</text:p>
      <text:p text:style-name="Normal">130),</text:p>
      <text:p text:style-name="Normal">(22,</text:p>
      <text:p text:style-name="Normal">130),</text:p>
      <text:p text:style-name="Normal">(24,</text:p>
      <text:p text:style-name="Normal">130),</text:p>
      <text:p text:style-name="Normal">(27,</text:p>
      <text:p text:style-name="Normal">130),</text:p>
      <text:p text:style-name="Normal">(28,</text:p>
      <text:p text:style-name="Normal">130),</text:p>
      <text:p text:style-name="Normal">(30,</text:p>
      <text:p text:style-name="Normal">130),</text:p>
      <text:p text:style-name="Normal">(35,</text:p>
      <text:p text:style-name="Normal">130),</text:p>
      <text:p text:style-name="Normal">(36,</text:p>
      <text:p text:style-name="Normal">130),</text:p>
      <text:p text:style-name="Normal">(41,</text:p>
      <text:p text:style-name="Normal">130),</text:p>
      <text:p text:style-name="Normal">(44,</text:p>
      <text:p text:style-name="Normal">130),</text:p>
      <text:p text:style-name="Normal">(48,</text:p>
      <text:p text:style-name="Normal">130),</text:p>
      <text:p text:style-name="Normal">(54,</text:p>
      <text:p text:style-name="Normal">130),</text:p>
      <text:p text:style-name="Normal">(56,</text:p>
      <text:p text:style-name="Normal">130),</text:p>
      <text:p text:style-name="Normal">(57,</text:p>
      <text:p text:style-name="Normal">130),</text:p>
      <text:p text:style-name="Normal">(66,</text:p>
      <text:p text:style-name="Normal">130),</text:p>
      <text:soft-page-break/>
      <text:p text:style-name="Normal">(67,</text:p>
      <text:p text:style-name="Normal">130),</text:p>
      <text:p text:style-name="Normal">(71,</text:p>
      <text:p text:style-name="Normal">130),</text:p>
      <text:p text:style-name="Normal">(72,</text:p>
      <text:p text:style-name="Normal">130),</text:p>
      <text:p text:style-name="Normal">(75,</text:p>
      <text:p text:style-name="Normal">130),</text:p>
      <text:p text:style-name="Normal">(76,</text:p>
      <text:p text:style-name="Normal">130),</text:p>
      <text:p text:style-name="Normal">(85,</text:p>
      <text:p text:style-name="Normal">130),</text:p>
      <text:p text:style-name="Normal">(91,</text:p>
      <text:p text:style-name="Normal">130),</text:p>
      <text:p text:style-name="Normal">(92,</text:p>
      <text:p text:style-name="Normal">130),</text:p>
      <text:p text:style-name="Normal">(94,</text:p>
      <text:p text:style-name="Normal">130),</text:p>
      <text:p text:style-name="Normal">(4,</text:p>
      <text:p text:style-name="Normal">131),</text:p>
      <text:p text:style-name="Normal">(5,</text:p>
      <text:p text:style-name="Normal">131),</text:p>
      <text:p text:style-name="Normal">(8,</text:p>
      <text:p text:style-name="Normal">131),</text:p>
      <text:p text:style-name="Normal">(11,</text:p>
      <text:p text:style-name="Normal">131),</text:p>
      <text:p text:style-name="Normal">(14,</text:p>
      <text:p text:style-name="Normal">131),</text:p>
      <text:p text:style-name="Normal">(17,</text:p>
      <text:p text:style-name="Normal">131),</text:p>
      <text:p text:style-name="Normal">(18,</text:p>
      <text:soft-page-break/>
      <text:p text:style-name="Normal">131),</text:p>
      <text:p text:style-name="Normal">(20,</text:p>
      <text:p text:style-name="Normal">131),</text:p>
      <text:p text:style-name="Normal">(21,</text:p>
      <text:p text:style-name="Normal">131),</text:p>
      <text:p text:style-name="Normal">(24,</text:p>
      <text:p text:style-name="Normal">131),</text:p>
      <text:p text:style-name="Normal">(26,</text:p>
      <text:p text:style-name="Normal">131),</text:p>
      <text:p text:style-name="Normal">(27,</text:p>
      <text:p text:style-name="Normal">131),</text:p>
      <text:p text:style-name="Normal">(33,</text:p>
      <text:p text:style-name="Normal">131),</text:p>
      <text:p text:style-name="Normal">(36,</text:p>
      <text:p text:style-name="Normal">131),</text:p>
      <text:p text:style-name="Normal">(41,</text:p>
      <text:p text:style-name="Normal">131),</text:p>
      <text:p text:style-name="Normal">(54,</text:p>
      <text:p text:style-name="Normal">131),</text:p>
      <text:p text:style-name="Normal">(57,</text:p>
      <text:p text:style-name="Normal">131),</text:p>
      <text:p text:style-name="Normal">(62,</text:p>
      <text:p text:style-name="Normal">131),</text:p>
      <text:p text:style-name="Normal">(66,</text:p>
      <text:p text:style-name="Normal">131),</text:p>
      <text:p text:style-name="Normal">(69,</text:p>
      <text:p text:style-name="Normal">131),</text:p>
      <text:p text:style-name="Normal">(71,</text:p>
      <text:p text:style-name="Normal">131),</text:p>
      <text:p text:style-name="Normal">(73,</text:p>
      <text:p text:style-name="Normal">131),</text:p>
      <text:soft-page-break/>
      <text:p text:style-name="Normal">(75,</text:p>
      <text:p text:style-name="Normal">131),</text:p>
      <text:p text:style-name="Normal">(76,</text:p>
      <text:p text:style-name="Normal">131),</text:p>
      <text:p text:style-name="Normal">(79,</text:p>
      <text:p text:style-name="Normal">131),</text:p>
      <text:p text:style-name="Normal">(91,</text:p>
      <text:p text:style-name="Normal">131),</text:p>
      <text:p text:style-name="Normal">(95,</text:p>
      <text:p text:style-name="Normal">131),</text:p>
      <text:p text:style-name="Normal">(97,</text:p>
      <text:p text:style-name="Normal">131),</text:p>
      <text:p text:style-name="Normal">(100,</text:p>
      <text:p text:style-name="Normal">131),</text:p>
      <text:p text:style-name="Normal">(3,</text:p>
      <text:p text:style-name="Normal">132),</text:p>
      <text:p text:style-name="Normal">(5,</text:p>
      <text:p text:style-name="Normal">132),</text:p>
      <text:p text:style-name="Normal">(14,</text:p>
      <text:p text:style-name="Normal">132),</text:p>
      <text:p text:style-name="Normal">(16,</text:p>
      <text:p text:style-name="Normal">132),</text:p>
      <text:p text:style-name="Normal">(18,</text:p>
      <text:p text:style-name="Normal">132),</text:p>
      <text:p text:style-name="Normal">(21,</text:p>
      <text:p text:style-name="Normal">132),</text:p>
      <text:p text:style-name="Normal">(24,</text:p>
      <text:p text:style-name="Normal">132),</text:p>
      <text:p text:style-name="Normal">(26,</text:p>
      <text:p text:style-name="Normal">132),</text:p>
      <text:p text:style-name="Normal">(27,</text:p>
      <text:soft-page-break/>
      <text:p text:style-name="Normal">132),</text:p>
      <text:p text:style-name="Normal">(32,</text:p>
      <text:p text:style-name="Normal">132),</text:p>
      <text:p text:style-name="Normal">(33,</text:p>
      <text:p text:style-name="Normal">132),</text:p>
      <text:p text:style-name="Normal">(35,</text:p>
      <text:p text:style-name="Normal">132),</text:p>
      <text:p text:style-name="Normal">(36,</text:p>
      <text:p text:style-name="Normal">132),</text:p>
      <text:p text:style-name="Normal">(37,</text:p>
      <text:p text:style-name="Normal">132),</text:p>
      <text:p text:style-name="Normal">(38,</text:p>
      <text:p text:style-name="Normal">132),</text:p>
      <text:p text:style-name="Normal">(41,</text:p>
      <text:p text:style-name="Normal">132),</text:p>
      <text:p text:style-name="Normal">(43,</text:p>
      <text:p text:style-name="Normal">132),</text:p>
      <text:p text:style-name="Normal">(44,</text:p>
      <text:p text:style-name="Normal">132),</text:p>
      <text:p text:style-name="Normal">(54,</text:p>
      <text:p text:style-name="Normal">132),</text:p>
      <text:p text:style-name="Normal">(56,</text:p>
      <text:p text:style-name="Normal">132),</text:p>
      <text:p text:style-name="Normal">(57,</text:p>
      <text:p text:style-name="Normal">132),</text:p>
      <text:p text:style-name="Normal">(66,</text:p>
      <text:p text:style-name="Normal">132),</text:p>
      <text:p text:style-name="Normal">(67,</text:p>
      <text:p text:style-name="Normal">132),</text:p>
      <text:p text:style-name="Normal">(71,</text:p>
      <text:p text:style-name="Normal">132),</text:p>
      <text:soft-page-break/>
      <text:p text:style-name="Normal">(72,</text:p>
      <text:p text:style-name="Normal">132),</text:p>
      <text:p text:style-name="Normal">(73,</text:p>
      <text:p text:style-name="Normal">132),</text:p>
      <text:p text:style-name="Normal">(75,</text:p>
      <text:p text:style-name="Normal">132),</text:p>
      <text:p text:style-name="Normal">(76,</text:p>
      <text:p text:style-name="Normal">132),</text:p>
      <text:p text:style-name="Normal">(87,</text:p>
      <text:p text:style-name="Normal">132),</text:p>
      <text:p text:style-name="Normal">(91,</text:p>
      <text:p text:style-name="Normal">132),</text:p>
      <text:p text:style-name="Normal">(3,</text:p>
      <text:p text:style-name="Normal">133),</text:p>
      <text:p text:style-name="Normal">(5,</text:p>
      <text:p text:style-name="Normal">133),</text:p>
      <text:p text:style-name="Normal">(6,</text:p>
      <text:p text:style-name="Normal">133),</text:p>
      <text:p text:style-name="Normal">(9,</text:p>
      <text:p text:style-name="Normal">133),</text:p>
      <text:p text:style-name="Normal">(10,</text:p>
      <text:p text:style-name="Normal">133),</text:p>
      <text:p text:style-name="Normal">(11,</text:p>
      <text:p text:style-name="Normal">133),</text:p>
      <text:p text:style-name="Normal">(13,</text:p>
      <text:p text:style-name="Normal">133),</text:p>
      <text:p text:style-name="Normal">(14,</text:p>
      <text:p text:style-name="Normal">133),</text:p>
      <text:p text:style-name="Normal">(16,</text:p>
      <text:p text:style-name="Normal">133),</text:p>
      <text:p text:style-name="Normal">(17,</text:p>
      <text:soft-page-break/>
      <text:p text:style-name="Normal">133),</text:p>
      <text:p text:style-name="Normal">(19,</text:p>
      <text:p text:style-name="Normal">133),</text:p>
      <text:p text:style-name="Normal">(21,</text:p>
      <text:p text:style-name="Normal">133),</text:p>
      <text:p text:style-name="Normal">(22,</text:p>
      <text:p text:style-name="Normal">133),</text:p>
      <text:p text:style-name="Normal">(24,</text:p>
      <text:p text:style-name="Normal">133),</text:p>
      <text:p text:style-name="Normal">(30,</text:p>
      <text:p text:style-name="Normal">133),</text:p>
      <text:p text:style-name="Normal">(31,</text:p>
      <text:p text:style-name="Normal">133),</text:p>
      <text:p text:style-name="Normal">(33,</text:p>
      <text:p text:style-name="Normal">133),</text:p>
      <text:p text:style-name="Normal">(36,</text:p>
      <text:p text:style-name="Normal">133),</text:p>
      <text:p text:style-name="Normal">(40,</text:p>
      <text:p text:style-name="Normal">133),</text:p>
      <text:p text:style-name="Normal">(41,</text:p>
      <text:p text:style-name="Normal">133),</text:p>
      <text:p text:style-name="Normal">(43,</text:p>
      <text:p text:style-name="Normal">133),</text:p>
      <text:p text:style-name="Normal">(46,</text:p>
      <text:p text:style-name="Normal">133),</text:p>
      <text:p text:style-name="Normal">(52,</text:p>
      <text:p text:style-name="Normal">133),</text:p>
      <text:p text:style-name="Normal">(54,</text:p>
      <text:p text:style-name="Normal">133),</text:p>
      <text:p text:style-name="Normal">(57,</text:p>
      <text:p text:style-name="Normal">133),</text:p>
      <text:soft-page-break/>
      <text:p text:style-name="Normal">(62,</text:p>
      <text:p text:style-name="Normal">133),</text:p>
      <text:p text:style-name="Normal">(63,</text:p>
      <text:p text:style-name="Normal">133),</text:p>
      <text:p text:style-name="Normal">(66,</text:p>
      <text:p text:style-name="Normal">133),</text:p>
      <text:p text:style-name="Normal">(69,</text:p>
      <text:p text:style-name="Normal">133),</text:p>
      <text:p text:style-name="Normal">(71,</text:p>
      <text:p text:style-name="Normal">133),</text:p>
      <text:p text:style-name="Normal">(73,</text:p>
      <text:p text:style-name="Normal">133),</text:p>
      <text:p text:style-name="Normal">(75,</text:p>
      <text:p text:style-name="Normal">133),</text:p>
      <text:p text:style-name="Normal">(76,</text:p>
      <text:p text:style-name="Normal">133),</text:p>
      <text:p text:style-name="Normal">(82,</text:p>
      <text:p text:style-name="Normal">133),</text:p>
      <text:p text:style-name="Normal">(91,</text:p>
      <text:p text:style-name="Normal">133),</text:p>
      <text:p text:style-name="Normal">(97,</text:p>
      <text:p text:style-name="Normal">133),</text:p>
      <text:p text:style-name="Normal">(100,</text:p>
      <text:p text:style-name="Normal">133),</text:p>
      <text:p text:style-name="Normal">(3,</text:p>
      <text:p text:style-name="Normal">134),</text:p>
      <text:p text:style-name="Normal">(5,</text:p>
      <text:p text:style-name="Normal">134),</text:p>
      <text:p text:style-name="Normal">(10,</text:p>
      <text:p text:style-name="Normal">134),</text:p>
      <text:p text:style-name="Normal">(14,</text:p>
      <text:soft-page-break/>
      <text:p text:style-name="Normal">134),</text:p>
      <text:p text:style-name="Normal">(17,</text:p>
      <text:p text:style-name="Normal">134),</text:p>
      <text:p text:style-name="Normal">(18,</text:p>
      <text:p text:style-name="Normal">134),</text:p>
      <text:p text:style-name="Normal">(20,</text:p>
      <text:p text:style-name="Normal">134),</text:p>
      <text:p text:style-name="Normal">(21,</text:p>
      <text:p text:style-name="Normal">134),</text:p>
      <text:p text:style-name="Normal">(24,</text:p>
      <text:p text:style-name="Normal">134),</text:p>
      <text:p text:style-name="Normal">(31,</text:p>
      <text:p text:style-name="Normal">134),</text:p>
      <text:p text:style-name="Normal">(32,</text:p>
      <text:p text:style-name="Normal">134),</text:p>
      <text:p text:style-name="Normal">(33,</text:p>
      <text:p text:style-name="Normal">134),</text:p>
      <text:p text:style-name="Normal">(35,</text:p>
      <text:p text:style-name="Normal">134),</text:p>
      <text:p text:style-name="Normal">(36,</text:p>
      <text:p text:style-name="Normal">134),</text:p>
      <text:p text:style-name="Normal">(41,</text:p>
      <text:p text:style-name="Normal">134),</text:p>
      <text:p text:style-name="Normal">(42,</text:p>
      <text:p text:style-name="Normal">134),</text:p>
      <text:p text:style-name="Normal">(47,</text:p>
      <text:p text:style-name="Normal">134),</text:p>
      <text:p text:style-name="Normal">(48,</text:p>
      <text:p text:style-name="Normal">134),</text:p>
      <text:p text:style-name="Normal">(50,</text:p>
      <text:p text:style-name="Normal">134),</text:p>
      <text:soft-page-break/>
      <text:p text:style-name="Normal">(54,</text:p>
      <text:p text:style-name="Normal">134),</text:p>
      <text:p text:style-name="Normal">(55,</text:p>
      <text:p text:style-name="Normal">134),</text:p>
      <text:p text:style-name="Normal">(56,</text:p>
      <text:p text:style-name="Normal">134),</text:p>
      <text:p text:style-name="Normal">(57,</text:p>
      <text:p text:style-name="Normal">134),</text:p>
      <text:p text:style-name="Normal">(65,</text:p>
      <text:p text:style-name="Normal">134),</text:p>
      <text:p text:style-name="Normal">(66,</text:p>
      <text:p text:style-name="Normal">134),</text:p>
      <text:p text:style-name="Normal">(71,</text:p>
      <text:p text:style-name="Normal">134),</text:p>
      <text:p text:style-name="Normal">(75,</text:p>
      <text:p text:style-name="Normal">134),</text:p>
      <text:p text:style-name="Normal">(76,</text:p>
      <text:p text:style-name="Normal">134),</text:p>
      <text:p text:style-name="Normal">(78,</text:p>
      <text:p text:style-name="Normal">134),</text:p>
      <text:p text:style-name="Normal">(87,</text:p>
      <text:p text:style-name="Normal">134),</text:p>
      <text:p text:style-name="Normal">(91,</text:p>
      <text:p text:style-name="Normal">134),</text:p>
      <text:p text:style-name="Normal">(93,</text:p>
      <text:p text:style-name="Normal">134),</text:p>
      <text:p text:style-name="Normal">(94,</text:p>
      <text:p text:style-name="Normal">134),</text:p>
      <text:p text:style-name="Normal">(95,</text:p>
      <text:p text:style-name="Normal">134),</text:p>
      <text:p text:style-name="Normal">(3,</text:p>
      <text:soft-page-break/>
      <text:p text:style-name="Normal">135),</text:p>
      <text:p text:style-name="Normal">(5,</text:p>
      <text:p text:style-name="Normal">135),</text:p>
      <text:p text:style-name="Normal">(8,</text:p>
      <text:p text:style-name="Normal">135),</text:p>
      <text:p text:style-name="Normal">(10,</text:p>
      <text:p text:style-name="Normal">135),</text:p>
      <text:p text:style-name="Normal">(13,</text:p>
      <text:p text:style-name="Normal">135),</text:p>
      <text:p text:style-name="Normal">(14,</text:p>
      <text:p text:style-name="Normal">135),</text:p>
      <text:p text:style-name="Normal">(21,</text:p>
      <text:p text:style-name="Normal">135),</text:p>
      <text:p text:style-name="Normal">(24,</text:p>
      <text:p text:style-name="Normal">135),</text:p>
      <text:p text:style-name="Normal">(31,</text:p>
      <text:p text:style-name="Normal">135),</text:p>
      <text:p text:style-name="Normal">(36,</text:p>
      <text:p text:style-name="Normal">135),</text:p>
      <text:p text:style-name="Normal">(39,</text:p>
      <text:p text:style-name="Normal">135),</text:p>
      <text:p text:style-name="Normal">(41,</text:p>
      <text:p text:style-name="Normal">135),</text:p>
      <text:p text:style-name="Normal">(42,</text:p>
      <text:p text:style-name="Normal">135),</text:p>
      <text:p text:style-name="Normal">(43,</text:p>
      <text:p text:style-name="Normal">135),</text:p>
      <text:p text:style-name="Normal">(48,</text:p>
      <text:p text:style-name="Normal">135),</text:p>
      <text:p text:style-name="Normal">(54,</text:p>
      <text:p text:style-name="Normal">135),</text:p>
      <text:soft-page-break/>
      <text:p text:style-name="Normal">(57,</text:p>
      <text:p text:style-name="Normal">135),</text:p>
      <text:p text:style-name="Normal">(60,</text:p>
      <text:p text:style-name="Normal">135),</text:p>
      <text:p text:style-name="Normal">(63,</text:p>
      <text:p text:style-name="Normal">135),</text:p>
      <text:p text:style-name="Normal">(65,</text:p>
      <text:p text:style-name="Normal">135),</text:p>
      <text:p text:style-name="Normal">(66,</text:p>
      <text:p text:style-name="Normal">135),</text:p>
      <text:p text:style-name="Normal">(67,</text:p>
      <text:p text:style-name="Normal">135),</text:p>
      <text:p text:style-name="Normal">(71,</text:p>
      <text:p text:style-name="Normal">135),</text:p>
      <text:p text:style-name="Normal">(73,</text:p>
      <text:p text:style-name="Normal">135),</text:p>
      <text:p text:style-name="Normal">(75,</text:p>
      <text:p text:style-name="Normal">135),</text:p>
      <text:p text:style-name="Normal">(76,</text:p>
      <text:p text:style-name="Normal">135),</text:p>
      <text:p text:style-name="Normal">(78,</text:p>
      <text:p text:style-name="Normal">135),</text:p>
      <text:p text:style-name="Normal">(79,</text:p>
      <text:p text:style-name="Normal">135),</text:p>
      <text:p text:style-name="Normal">(91,</text:p>
      <text:p text:style-name="Normal">135),</text:p>
      <text:p text:style-name="Normal">(5,</text:p>
      <text:p text:style-name="Normal">136),</text:p>
      <text:p text:style-name="Normal">(13,</text:p>
      <text:p text:style-name="Normal">136),</text:p>
      <text:p text:style-name="Normal">(14,</text:p>
      <text:soft-page-break/>
      <text:p text:style-name="Normal">136),</text:p>
      <text:p text:style-name="Normal">(15,</text:p>
      <text:p text:style-name="Normal">136),</text:p>
      <text:p text:style-name="Normal">(16,</text:p>
      <text:p text:style-name="Normal">136),</text:p>
      <text:p text:style-name="Normal">(19,</text:p>
      <text:p text:style-name="Normal">136),</text:p>
      <text:p text:style-name="Normal">(21,</text:p>
      <text:p text:style-name="Normal">136),</text:p>
      <text:p text:style-name="Normal">(24,</text:p>
      <text:p text:style-name="Normal">136),</text:p>
      <text:p text:style-name="Normal">(26,</text:p>
      <text:p text:style-name="Normal">136),</text:p>
      <text:p text:style-name="Normal">(28,</text:p>
      <text:p text:style-name="Normal">136),</text:p>
      <text:p text:style-name="Normal">(30,</text:p>
      <text:p text:style-name="Normal">136),</text:p>
      <text:p text:style-name="Normal">(31,</text:p>
      <text:p text:style-name="Normal">136),</text:p>
      <text:p text:style-name="Normal">(35,</text:p>
      <text:p text:style-name="Normal">136),</text:p>
      <text:p text:style-name="Normal">(36,</text:p>
      <text:p text:style-name="Normal">136),</text:p>
      <text:p text:style-name="Normal">(37,</text:p>
      <text:p text:style-name="Normal">136),</text:p>
      <text:p text:style-name="Normal">(38,</text:p>
      <text:p text:style-name="Normal">136),</text:p>
      <text:p text:style-name="Normal">(41,</text:p>
      <text:p text:style-name="Normal">136),</text:p>
      <text:p text:style-name="Normal">(46,</text:p>
      <text:p text:style-name="Normal">136),</text:p>
      <text:soft-page-break/>
      <text:p text:style-name="Normal">(54,</text:p>
      <text:p text:style-name="Normal">136),</text:p>
      <text:p text:style-name="Normal">(57,</text:p>
      <text:p text:style-name="Normal">136),</text:p>
      <text:p text:style-name="Normal">(60,</text:p>
      <text:p text:style-name="Normal">136),</text:p>
      <text:p text:style-name="Normal">(62,</text:p>
      <text:p text:style-name="Normal">136),</text:p>
      <text:p text:style-name="Normal">(66,</text:p>
      <text:p text:style-name="Normal">136),</text:p>
      <text:p text:style-name="Normal">(69,</text:p>
      <text:p text:style-name="Normal">136),</text:p>
      <text:p text:style-name="Normal">(71,</text:p>
      <text:p text:style-name="Normal">136),</text:p>
      <text:p text:style-name="Normal">(75,</text:p>
      <text:p text:style-name="Normal">136),</text:p>
      <text:p text:style-name="Normal">(76,</text:p>
      <text:p text:style-name="Normal">136),</text:p>
      <text:p text:style-name="Normal">(84,</text:p>
      <text:p text:style-name="Normal">136),</text:p>
      <text:p text:style-name="Normal">(87,</text:p>
      <text:p text:style-name="Normal">136),</text:p>
      <text:p text:style-name="Normal">(91,</text:p>
      <text:p text:style-name="Normal">136),</text:p>
      <text:p text:style-name="Normal">(93,</text:p>
      <text:p text:style-name="Normal">136),</text:p>
      <text:p text:style-name="Normal">(94,</text:p>
      <text:p text:style-name="Normal">136),</text:p>
      <text:p text:style-name="Normal">(96,</text:p>
      <text:p text:style-name="Normal">136),</text:p>
      <text:p text:style-name="Normal">(98,</text:p>
      <text:soft-page-break/>
      <text:p text:style-name="Normal">136),</text:p>
      <text:p text:style-name="Normal">(99,</text:p>
      <text:p text:style-name="Normal">136),</text:p>
      <text:p text:style-name="Normal">(5,</text:p>
      <text:p text:style-name="Normal">137),</text:p>
      <text:p text:style-name="Normal">(11,</text:p>
      <text:p text:style-name="Normal">137),</text:p>
      <text:p text:style-name="Normal">(14,</text:p>
      <text:p text:style-name="Normal">137),</text:p>
      <text:p text:style-name="Normal">(15,</text:p>
      <text:p text:style-name="Normal">137),</text:p>
      <text:p text:style-name="Normal">(16,</text:p>
      <text:p text:style-name="Normal">137),</text:p>
      <text:p text:style-name="Normal">(18,</text:p>
      <text:p text:style-name="Normal">137),</text:p>
      <text:p text:style-name="Normal">(20,</text:p>
      <text:p text:style-name="Normal">137),</text:p>
      <text:p text:style-name="Normal">(21,</text:p>
      <text:p text:style-name="Normal">137),</text:p>
      <text:p text:style-name="Normal">(24,</text:p>
      <text:p text:style-name="Normal">137),</text:p>
      <text:p text:style-name="Normal">(26,</text:p>
      <text:p text:style-name="Normal">137),</text:p>
      <text:p text:style-name="Normal">(30,</text:p>
      <text:p text:style-name="Normal">137),</text:p>
      <text:p text:style-name="Normal">(31,</text:p>
      <text:p text:style-name="Normal">137),</text:p>
      <text:p text:style-name="Normal">(33,</text:p>
      <text:p text:style-name="Normal">137),</text:p>
      <text:p text:style-name="Normal">(36,</text:p>
      <text:p text:style-name="Normal">137),</text:p>
      <text:soft-page-break/>
      <text:p text:style-name="Normal">(40,</text:p>
      <text:p text:style-name="Normal">137),</text:p>
      <text:p text:style-name="Normal">(41,</text:p>
      <text:p text:style-name="Normal">137),</text:p>
      <text:p text:style-name="Normal">(43,</text:p>
      <text:p text:style-name="Normal">137),</text:p>
      <text:p text:style-name="Normal">(44,</text:p>
      <text:p text:style-name="Normal">137),</text:p>
      <text:p text:style-name="Normal">(54,</text:p>
      <text:p text:style-name="Normal">137),</text:p>
      <text:p text:style-name="Normal">(57,</text:p>
      <text:p text:style-name="Normal">137),</text:p>
      <text:p text:style-name="Normal">(60,</text:p>
      <text:p text:style-name="Normal">137),</text:p>
      <text:p text:style-name="Normal">(61,</text:p>
      <text:p text:style-name="Normal">137),</text:p>
      <text:p text:style-name="Normal">(66,</text:p>
      <text:p text:style-name="Normal">137),</text:p>
      <text:p text:style-name="Normal">(67,</text:p>
      <text:p text:style-name="Normal">137),</text:p>
      <text:p text:style-name="Normal">(69,</text:p>
      <text:p text:style-name="Normal">137),</text:p>
      <text:p text:style-name="Normal">(71,</text:p>
      <text:p text:style-name="Normal">137),</text:p>
      <text:p text:style-name="Normal">(72,</text:p>
      <text:p text:style-name="Normal">137),</text:p>
      <text:p text:style-name="Normal">(75,</text:p>
      <text:p text:style-name="Normal">137),</text:p>
      <text:p text:style-name="Normal">(76,</text:p>
      <text:p text:style-name="Normal">137),</text:p>
      <text:p text:style-name="Normal">(85,</text:p>
      <text:soft-page-break/>
      <text:p text:style-name="Normal">137),</text:p>
      <text:p text:style-name="Normal">(91,</text:p>
      <text:p text:style-name="Normal">137),</text:p>
      <text:p text:style-name="Normal">(92,</text:p>
      <text:p text:style-name="Normal">137),</text:p>
      <text:p text:style-name="Normal">(93,</text:p>
      <text:p text:style-name="Normal">137),</text:p>
      <text:p text:style-name="Normal">(96,</text:p>
      <text:p text:style-name="Normal">137),</text:p>
      <text:p text:style-name="Normal">(99,</text:p>
      <text:p text:style-name="Normal">137),</text:p>
      <text:p text:style-name="Normal">(2,</text:p>
      <text:p text:style-name="Normal">138),</text:p>
      <text:p text:style-name="Normal">(4,</text:p>
      <text:p text:style-name="Normal">138),</text:p>
      <text:p text:style-name="Normal">(5,</text:p>
      <text:p text:style-name="Normal">138),</text:p>
      <text:p text:style-name="Normal">(8,</text:p>
      <text:p text:style-name="Normal">138),</text:p>
      <text:p text:style-name="Normal">(11,</text:p>
      <text:p text:style-name="Normal">138),</text:p>
      <text:p text:style-name="Normal">(13,</text:p>
      <text:p text:style-name="Normal">138),</text:p>
      <text:p text:style-name="Normal">(14,</text:p>
      <text:p text:style-name="Normal">138),</text:p>
      <text:p text:style-name="Normal">(21,</text:p>
      <text:p text:style-name="Normal">138),</text:p>
      <text:p text:style-name="Normal">(24,</text:p>
      <text:p text:style-name="Normal">138),</text:p>
      <text:p text:style-name="Normal">(26,</text:p>
      <text:p text:style-name="Normal">138),</text:p>
      <text:soft-page-break/>
      <text:p text:style-name="Normal">(30,</text:p>
      <text:p text:style-name="Normal">138),</text:p>
      <text:p text:style-name="Normal">(31,</text:p>
      <text:p text:style-name="Normal">138),</text:p>
      <text:p text:style-name="Normal">(32,</text:p>
      <text:p text:style-name="Normal">138),</text:p>
      <text:p text:style-name="Normal">(36,</text:p>
      <text:p text:style-name="Normal">138),</text:p>
      <text:p text:style-name="Normal">(40,</text:p>
      <text:p text:style-name="Normal">138),</text:p>
      <text:p text:style-name="Normal">(41,</text:p>
      <text:p text:style-name="Normal">138),</text:p>
      <text:p text:style-name="Normal">(42,</text:p>
      <text:p text:style-name="Normal">138),</text:p>
      <text:p text:style-name="Normal">(46,</text:p>
      <text:p text:style-name="Normal">138),</text:p>
      <text:p text:style-name="Normal">(50,</text:p>
      <text:p text:style-name="Normal">138),</text:p>
      <text:p text:style-name="Normal">(54,</text:p>
      <text:p text:style-name="Normal">138),</text:p>
      <text:p text:style-name="Normal">(56,</text:p>
      <text:p text:style-name="Normal">138),</text:p>
      <text:p text:style-name="Normal">(57,</text:p>
      <text:p text:style-name="Normal">138),</text:p>
      <text:p text:style-name="Normal">(66,</text:p>
      <text:p text:style-name="Normal">138),</text:p>
      <text:p text:style-name="Normal">(71,</text:p>
      <text:p text:style-name="Normal">138),</text:p>
      <text:p text:style-name="Normal">(75,</text:p>
      <text:p text:style-name="Normal">138),</text:p>
      <text:p text:style-name="Normal">(76,</text:p>
      <text:soft-page-break/>
      <text:p text:style-name="Normal">138),</text:p>
      <text:p text:style-name="Normal">(78,</text:p>
      <text:p text:style-name="Normal">138),</text:p>
      <text:p text:style-name="Normal">(82,</text:p>
      <text:p text:style-name="Normal">138),</text:p>
      <text:p text:style-name="Normal">(85,</text:p>
      <text:p text:style-name="Normal">138),</text:p>
      <text:p text:style-name="Normal">(91,</text:p>
      <text:p text:style-name="Normal">138),</text:p>
      <text:p text:style-name="Normal">(93,</text:p>
      <text:p text:style-name="Normal">138),</text:p>
      <text:p text:style-name="Normal">(96,</text:p>
      <text:p text:style-name="Normal">138),</text:p>
      <text:p text:style-name="Normal">(98,</text:p>
      <text:p text:style-name="Normal">138),</text:p>
      <text:p text:style-name="Normal">(100,</text:p>
      <text:p text:style-name="Normal">138),</text:p>
      <text:p text:style-name="Normal">(5,</text:p>
      <text:p text:style-name="Normal">139),</text:p>
      <text:p text:style-name="Normal">(9,</text:p>
      <text:p text:style-name="Normal">139),</text:p>
      <text:p text:style-name="Normal">(10,</text:p>
      <text:p text:style-name="Normal">139),</text:p>
      <text:p text:style-name="Normal">(13,</text:p>
      <text:p text:style-name="Normal">139),</text:p>
      <text:p text:style-name="Normal">(14,</text:p>
      <text:p text:style-name="Normal">139),</text:p>
      <text:p text:style-name="Normal">(16,</text:p>
      <text:p text:style-name="Normal">139),</text:p>
      <text:p text:style-name="Normal">(21,</text:p>
      <text:p text:style-name="Normal">139),</text:p>
      <text:soft-page-break/>
      <text:p text:style-name="Normal">(24,</text:p>
      <text:p text:style-name="Normal">139),</text:p>
      <text:p text:style-name="Normal">(36,</text:p>
      <text:p text:style-name="Normal">139),</text:p>
      <text:p text:style-name="Normal">(39,</text:p>
      <text:p text:style-name="Normal">139),</text:p>
      <text:p text:style-name="Normal">(41,</text:p>
      <text:p text:style-name="Normal">139),</text:p>
      <text:p text:style-name="Normal">(42,</text:p>
      <text:p text:style-name="Normal">139),</text:p>
      <text:p text:style-name="Normal">(43,</text:p>
      <text:p text:style-name="Normal">139),</text:p>
      <text:p text:style-name="Normal">(50,</text:p>
      <text:p text:style-name="Normal">139),</text:p>
      <text:p text:style-name="Normal">(52,</text:p>
      <text:p text:style-name="Normal">139),</text:p>
      <text:p text:style-name="Normal">(54,</text:p>
      <text:p text:style-name="Normal">139),</text:p>
      <text:p text:style-name="Normal">(57,</text:p>
      <text:p text:style-name="Normal">139),</text:p>
      <text:p text:style-name="Normal">(61,</text:p>
      <text:p text:style-name="Normal">139),</text:p>
      <text:p text:style-name="Normal">(65,</text:p>
      <text:p text:style-name="Normal">139),</text:p>
      <text:p text:style-name="Normal">(66,</text:p>
      <text:p text:style-name="Normal">139),</text:p>
      <text:p text:style-name="Normal">(71,</text:p>
      <text:p text:style-name="Normal">139),</text:p>
      <text:p text:style-name="Normal">(75,</text:p>
      <text:p text:style-name="Normal">139),</text:p>
      <text:p text:style-name="Normal">(76,</text:p>
      <text:soft-page-break/>
      <text:p text:style-name="Normal">139),</text:p>
      <text:p text:style-name="Normal">(91,</text:p>
      <text:p text:style-name="Normal">139),</text:p>
      <text:p text:style-name="Normal">(94,</text:p>
      <text:p text:style-name="Normal">139),</text:p>
      <text:p text:style-name="Normal">(96,</text:p>
      <text:p text:style-name="Normal">139),</text:p>
      <text:p text:style-name="Normal">(100,</text:p>
      <text:p text:style-name="Normal">139),</text:p>
      <text:p text:style-name="Normal">(2,</text:p>
      <text:p text:style-name="Normal">140),</text:p>
      <text:p text:style-name="Normal">(4,</text:p>
      <text:p text:style-name="Normal">140),</text:p>
      <text:p text:style-name="Normal">(5,</text:p>
      <text:p text:style-name="Normal">140),</text:p>
      <text:p text:style-name="Normal">(12,</text:p>
      <text:p text:style-name="Normal">140),</text:p>
      <text:p text:style-name="Normal">(14,</text:p>
      <text:p text:style-name="Normal">140),</text:p>
      <text:p text:style-name="Normal">(17,</text:p>
      <text:p text:style-name="Normal">140),</text:p>
      <text:p text:style-name="Normal">(20,</text:p>
      <text:p text:style-name="Normal">140),</text:p>
      <text:p text:style-name="Normal">(21,</text:p>
      <text:p text:style-name="Normal">140),</text:p>
      <text:p text:style-name="Normal">(22,</text:p>
      <text:p text:style-name="Normal">140),</text:p>
      <text:p text:style-name="Normal">(24,</text:p>
      <text:p text:style-name="Normal">140),</text:p>
      <text:p text:style-name="Normal">(30,</text:p>
      <text:p text:style-name="Normal">140),</text:p>
      <text:soft-page-break/>
      <text:p text:style-name="Normal">(32,</text:p>
      <text:p text:style-name="Normal">140),</text:p>
      <text:p text:style-name="Normal">(33,</text:p>
      <text:p text:style-name="Normal">140),</text:p>
      <text:p text:style-name="Normal">(36,</text:p>
      <text:p text:style-name="Normal">140),</text:p>
      <text:p text:style-name="Normal">(37,</text:p>
      <text:p text:style-name="Normal">140),</text:p>
      <text:p text:style-name="Normal">(41,</text:p>
      <text:p text:style-name="Normal">140),</text:p>
      <text:p text:style-name="Normal">(43,</text:p>
      <text:p text:style-name="Normal">140),</text:p>
      <text:p text:style-name="Normal">(52,</text:p>
      <text:p text:style-name="Normal">140),</text:p>
      <text:p text:style-name="Normal">(54,</text:p>
      <text:p text:style-name="Normal">140),</text:p>
      <text:p text:style-name="Normal">(57,</text:p>
      <text:p text:style-name="Normal">140),</text:p>
      <text:p text:style-name="Normal">(65,</text:p>
      <text:p text:style-name="Normal">140),</text:p>
      <text:p text:style-name="Normal">(66,</text:p>
      <text:p text:style-name="Normal">140),</text:p>
      <text:p text:style-name="Normal">(69,</text:p>
      <text:p text:style-name="Normal">140),</text:p>
      <text:p text:style-name="Normal">(71,</text:p>
      <text:p text:style-name="Normal">140),</text:p>
      <text:p text:style-name="Normal">(75,</text:p>
      <text:p text:style-name="Normal">140),</text:p>
      <text:p text:style-name="Normal">(76,</text:p>
      <text:p text:style-name="Normal">140),</text:p>
      <text:p text:style-name="Normal">(78,</text:p>
      <text:soft-page-break/>
      <text:p text:style-name="Normal">140),</text:p>
      <text:p text:style-name="Normal">(82,</text:p>
      <text:p text:style-name="Normal">140),</text:p>
      <text:p text:style-name="Normal">(84,</text:p>
      <text:p text:style-name="Normal">140),</text:p>
      <text:p text:style-name="Normal">(87,</text:p>
      <text:p text:style-name="Normal">140),</text:p>
      <text:p text:style-name="Normal">(91,</text:p>
      <text:p text:style-name="Normal">140),</text:p>
      <text:p text:style-name="Normal">(95,</text:p>
      <text:p text:style-name="Normal">140),</text:p>
      <text:p text:style-name="Normal">(97,</text:p>
      <text:p text:style-name="Normal">140),</text:p>
      <text:p text:style-name="Normal">(5,</text:p>
      <text:p text:style-name="Normal">141),</text:p>
      <text:p text:style-name="Normal">(8,</text:p>
      <text:p text:style-name="Normal">141),</text:p>
      <text:p text:style-name="Normal">(11,</text:p>
      <text:p text:style-name="Normal">141),</text:p>
      <text:p text:style-name="Normal">(12,</text:p>
      <text:p text:style-name="Normal">141),</text:p>
      <text:p text:style-name="Normal">(14,</text:p>
      <text:p text:style-name="Normal">141),</text:p>
      <text:p text:style-name="Normal">(15,</text:p>
      <text:p text:style-name="Normal">141),</text:p>
      <text:p text:style-name="Normal">(21,</text:p>
      <text:p text:style-name="Normal">141),</text:p>
      <text:p text:style-name="Normal">(22,</text:p>
      <text:p text:style-name="Normal">141),</text:p>
      <text:p text:style-name="Normal">(24,</text:p>
      <text:p text:style-name="Normal">141),</text:p>
      <text:soft-page-break/>
      <text:p text:style-name="Normal">(33,</text:p>
      <text:p text:style-name="Normal">141),</text:p>
      <text:p text:style-name="Normal">(35,</text:p>
      <text:p text:style-name="Normal">141),</text:p>
      <text:p text:style-name="Normal">(36,</text:p>
      <text:p text:style-name="Normal">141),</text:p>
      <text:p text:style-name="Normal">(38,</text:p>
      <text:p text:style-name="Normal">141),</text:p>
      <text:p text:style-name="Normal">(40,</text:p>
      <text:p text:style-name="Normal">141),</text:p>
      <text:p text:style-name="Normal">(41,</text:p>
      <text:p text:style-name="Normal">141),</text:p>
      <text:p text:style-name="Normal">(50,</text:p>
      <text:p text:style-name="Normal">141),</text:p>
      <text:p text:style-name="Normal">(54,</text:p>
      <text:p text:style-name="Normal">141),</text:p>
      <text:p text:style-name="Normal">(55,</text:p>
      <text:p text:style-name="Normal">141),</text:p>
      <text:p text:style-name="Normal">(57,</text:p>
      <text:p text:style-name="Normal">141),</text:p>
      <text:p text:style-name="Normal">(60,</text:p>
      <text:p text:style-name="Normal">141),</text:p>
      <text:p text:style-name="Normal">(61,</text:p>
      <text:p text:style-name="Normal">141),</text:p>
      <text:p text:style-name="Normal">(62,</text:p>
      <text:p text:style-name="Normal">141),</text:p>
      <text:p text:style-name="Normal">(66,</text:p>
      <text:p text:style-name="Normal">141),</text:p>
      <text:p text:style-name="Normal">(71,</text:p>
      <text:p text:style-name="Normal">141),</text:p>
      <text:p text:style-name="Normal">(72,</text:p>
      <text:soft-page-break/>
      <text:p text:style-name="Normal">141),</text:p>
      <text:p text:style-name="Normal">(75,</text:p>
      <text:p text:style-name="Normal">141),</text:p>
      <text:p text:style-name="Normal">(76,</text:p>
      <text:p text:style-name="Normal">141),</text:p>
      <text:p text:style-name="Normal">(78,</text:p>
      <text:p text:style-name="Normal">141),</text:p>
      <text:p text:style-name="Normal">(84,</text:p>
      <text:p text:style-name="Normal">141),</text:p>
      <text:p text:style-name="Normal">(91,</text:p>
      <text:p text:style-name="Normal">141),</text:p>
      <text:p text:style-name="Normal">(92,</text:p>
      <text:p text:style-name="Normal">141),</text:p>
      <text:p text:style-name="Normal">(97,</text:p>
      <text:p text:style-name="Normal">141),</text:p>
      <text:p text:style-name="Normal">(99,</text:p>
      <text:p text:style-name="Normal">141),</text:p>
      <text:p text:style-name="Normal">(100,</text:p>
      <text:p text:style-name="Normal">141),</text:p>
      <text:p text:style-name="Normal">(2,</text:p>
      <text:p text:style-name="Normal">142),</text:p>
      <text:p text:style-name="Normal">(4,</text:p>
      <text:p text:style-name="Normal">142),</text:p>
      <text:p text:style-name="Normal">(5,</text:p>
      <text:p text:style-name="Normal">142),</text:p>
      <text:p text:style-name="Normal">(6,</text:p>
      <text:p text:style-name="Normal">142),</text:p>
      <text:p text:style-name="Normal">(13,</text:p>
      <text:p text:style-name="Normal">142),</text:p>
      <text:p text:style-name="Normal">(14,</text:p>
      <text:p text:style-name="Normal">142),</text:p>
      <text:soft-page-break/>
      <text:p text:style-name="Normal">(17,</text:p>
      <text:p text:style-name="Normal">142),</text:p>
      <text:p text:style-name="Normal">(19,</text:p>
      <text:p text:style-name="Normal">142),</text:p>
      <text:p text:style-name="Normal">(20,</text:p>
      <text:p text:style-name="Normal">142),</text:p>
      <text:p text:style-name="Normal">(21,</text:p>
      <text:p text:style-name="Normal">142),</text:p>
      <text:p text:style-name="Normal">(24,</text:p>
      <text:p text:style-name="Normal">142),</text:p>
      <text:p text:style-name="Normal">(27,</text:p>
      <text:p text:style-name="Normal">142),</text:p>
      <text:p text:style-name="Normal">(28,</text:p>
      <text:p text:style-name="Normal">142),</text:p>
      <text:p text:style-name="Normal">(36,</text:p>
      <text:p text:style-name="Normal">142),</text:p>
      <text:p text:style-name="Normal">(41,</text:p>
      <text:p text:style-name="Normal">142),</text:p>
      <text:p text:style-name="Normal">(42,</text:p>
      <text:p text:style-name="Normal">142),</text:p>
      <text:p text:style-name="Normal">(44,</text:p>
      <text:p text:style-name="Normal">142),</text:p>
      <text:p text:style-name="Normal">(50,</text:p>
      <text:p text:style-name="Normal">142),</text:p>
      <text:p text:style-name="Normal">(54,</text:p>
      <text:p text:style-name="Normal">142),</text:p>
      <text:p text:style-name="Normal">(56,</text:p>
      <text:p text:style-name="Normal">142),</text:p>
      <text:p text:style-name="Normal">(57,</text:p>
      <text:p text:style-name="Normal">142),</text:p>
      <text:p text:style-name="Normal">(63,</text:p>
      <text:soft-page-break/>
      <text:p text:style-name="Normal">142),</text:p>
      <text:p text:style-name="Normal">(66,</text:p>
      <text:p text:style-name="Normal">142),</text:p>
      <text:p text:style-name="Normal">(71,</text:p>
      <text:p text:style-name="Normal">142),</text:p>
      <text:p text:style-name="Normal">(72,</text:p>
      <text:p text:style-name="Normal">142),</text:p>
      <text:p text:style-name="Normal">(73,</text:p>
      <text:p text:style-name="Normal">142),</text:p>
      <text:p text:style-name="Normal">(75,</text:p>
      <text:p text:style-name="Normal">142),</text:p>
      <text:p text:style-name="Normal">(76,</text:p>
      <text:p text:style-name="Normal">142),</text:p>
      <text:p text:style-name="Normal">(85,</text:p>
      <text:p text:style-name="Normal">142),</text:p>
      <text:p text:style-name="Normal">(87,</text:p>
      <text:p text:style-name="Normal">142),</text:p>
      <text:p text:style-name="Normal">(91,</text:p>
      <text:p text:style-name="Normal">142),</text:p>
      <text:p text:style-name="Normal">(96,</text:p>
      <text:p text:style-name="Normal">142),</text:p>
      <text:p text:style-name="Normal">(5,</text:p>
      <text:p text:style-name="Normal">143),</text:p>
      <text:p text:style-name="Normal">(9,</text:p>
      <text:p text:style-name="Normal">143),</text:p>
      <text:p text:style-name="Normal">(10,</text:p>
      <text:p text:style-name="Normal">143),</text:p>
      <text:p text:style-name="Normal">(12,</text:p>
      <text:p text:style-name="Normal">143),</text:p>
      <text:p text:style-name="Normal">(13,</text:p>
      <text:p text:style-name="Normal">143),</text:p>
      <text:soft-page-break/>
      <text:p text:style-name="Normal">(14,</text:p>
      <text:p text:style-name="Normal">143),</text:p>
      <text:p text:style-name="Normal">(18,</text:p>
      <text:p text:style-name="Normal">143),</text:p>
      <text:p text:style-name="Normal">(20,</text:p>
      <text:p text:style-name="Normal">143),</text:p>
      <text:p text:style-name="Normal">(21,</text:p>
      <text:p text:style-name="Normal">143),</text:p>
      <text:p text:style-name="Normal">(24,</text:p>
      <text:p text:style-name="Normal">143),</text:p>
      <text:p text:style-name="Normal">(26,</text:p>
      <text:p text:style-name="Normal">143),</text:p>
      <text:p text:style-name="Normal">(32,</text:p>
      <text:p text:style-name="Normal">143),</text:p>
      <text:p text:style-name="Normal">(36,</text:p>
      <text:p text:style-name="Normal">143),</text:p>
      <text:p text:style-name="Normal">(41,</text:p>
      <text:p text:style-name="Normal">143),</text:p>
      <text:p text:style-name="Normal">(48,</text:p>
      <text:p text:style-name="Normal">143),</text:p>
      <text:p text:style-name="Normal">(50,</text:p>
      <text:p text:style-name="Normal">143),</text:p>
      <text:p text:style-name="Normal">(52,</text:p>
      <text:p text:style-name="Normal">143),</text:p>
      <text:p text:style-name="Normal">(54,</text:p>
      <text:p text:style-name="Normal">143),</text:p>
      <text:p text:style-name="Normal">(57,</text:p>
      <text:p text:style-name="Normal">143),</text:p>
      <text:p text:style-name="Normal">(62,</text:p>
      <text:p text:style-name="Normal">143),</text:p>
      <text:p text:style-name="Normal">(66,</text:p>
      <text:soft-page-break/>
      <text:p text:style-name="Normal">143),</text:p>
      <text:p text:style-name="Normal">(70,</text:p>
      <text:p text:style-name="Normal">143),</text:p>
      <text:p text:style-name="Normal">(71,</text:p>
      <text:p text:style-name="Normal">143),</text:p>
      <text:p text:style-name="Normal">(75,</text:p>
      <text:p text:style-name="Normal">143),</text:p>
      <text:p text:style-name="Normal">(76,</text:p>
      <text:p text:style-name="Normal">143),</text:p>
      <text:p text:style-name="Normal">(91,</text:p>
      <text:p text:style-name="Normal">143),</text:p>
      <text:p text:style-name="Normal">(93,</text:p>
      <text:p text:style-name="Normal">143),</text:p>
      <text:p text:style-name="Normal">(95,</text:p>
      <text:p text:style-name="Normal">143),</text:p>
      <text:p text:style-name="Normal">(97,</text:p>
      <text:p text:style-name="Normal">143),</text:p>
      <text:p text:style-name="Normal">(98,</text:p>
      <text:p text:style-name="Normal">143),</text:p>
      <text:p text:style-name="Normal">(5,</text:p>
      <text:p text:style-name="Normal">144),</text:p>
      <text:p text:style-name="Normal">(6,</text:p>
      <text:p text:style-name="Normal">144),</text:p>
      <text:p text:style-name="Normal">(8,</text:p>
      <text:p text:style-name="Normal">144),</text:p>
      <text:p text:style-name="Normal">(10,</text:p>
      <text:p text:style-name="Normal">144),</text:p>
      <text:p text:style-name="Normal">(14,</text:p>
      <text:p text:style-name="Normal">144),</text:p>
      <text:p text:style-name="Normal">(17,</text:p>
      <text:p text:style-name="Normal">144),</text:p>
      <text:soft-page-break/>
      <text:p text:style-name="Normal">(18,</text:p>
      <text:p text:style-name="Normal">144),</text:p>
      <text:p text:style-name="Normal">(20,</text:p>
      <text:p text:style-name="Normal">144),</text:p>
      <text:p text:style-name="Normal">(21,</text:p>
      <text:p text:style-name="Normal">144),</text:p>
      <text:p text:style-name="Normal">(24,</text:p>
      <text:p text:style-name="Normal">144),</text:p>
      <text:p text:style-name="Normal">(27,</text:p>
      <text:p text:style-name="Normal">144),</text:p>
      <text:p text:style-name="Normal">(28,</text:p>
      <text:p text:style-name="Normal">144),</text:p>
      <text:p text:style-name="Normal">(30,</text:p>
      <text:p text:style-name="Normal">144),</text:p>
      <text:p text:style-name="Normal">(36,</text:p>
      <text:p text:style-name="Normal">144),</text:p>
      <text:p text:style-name="Normal">(37,</text:p>
      <text:p text:style-name="Normal">144),</text:p>
      <text:p text:style-name="Normal">(38,</text:p>
      <text:p text:style-name="Normal">144),</text:p>
      <text:p text:style-name="Normal">(39,</text:p>
      <text:p text:style-name="Normal">144),</text:p>
      <text:p text:style-name="Normal">(40,</text:p>
      <text:p text:style-name="Normal">144),</text:p>
      <text:p text:style-name="Normal">(41,</text:p>
      <text:p text:style-name="Normal">144),</text:p>
      <text:p text:style-name="Normal">(47,</text:p>
      <text:p text:style-name="Normal">144),</text:p>
      <text:p text:style-name="Normal">(48,</text:p>
      <text:p text:style-name="Normal">144),</text:p>
      <text:p text:style-name="Normal">(50,</text:p>
      <text:soft-page-break/>
      <text:p text:style-name="Normal">144),</text:p>
      <text:p text:style-name="Normal">(54,</text:p>
      <text:p text:style-name="Normal">144),</text:p>
      <text:p text:style-name="Normal">(57,</text:p>
      <text:p text:style-name="Normal">144),</text:p>
      <text:p text:style-name="Normal">(61,</text:p>
      <text:p text:style-name="Normal">144),</text:p>
      <text:p text:style-name="Normal">(66,</text:p>
      <text:p text:style-name="Normal">144),</text:p>
      <text:p text:style-name="Normal">(69,</text:p>
      <text:p text:style-name="Normal">144),</text:p>
      <text:p text:style-name="Normal">(70,</text:p>
      <text:p text:style-name="Normal">144),</text:p>
      <text:p text:style-name="Normal">(71,</text:p>
      <text:p text:style-name="Normal">144),</text:p>
      <text:p text:style-name="Normal">(72,</text:p>
      <text:p text:style-name="Normal">144),</text:p>
      <text:p text:style-name="Normal">(73,</text:p>
      <text:p text:style-name="Normal">144),</text:p>
      <text:p text:style-name="Normal">(75,</text:p>
      <text:p text:style-name="Normal">144),</text:p>
      <text:p text:style-name="Normal">(76,</text:p>
      <text:p text:style-name="Normal">144),</text:p>
      <text:p text:style-name="Normal">(91,</text:p>
      <text:p text:style-name="Normal">144),</text:p>
      <text:p text:style-name="Normal">(92,</text:p>
      <text:p text:style-name="Normal">144),</text:p>
      <text:p text:style-name="Normal">(93,</text:p>
      <text:p text:style-name="Normal">144),</text:p>
      <text:p text:style-name="Normal">(95,</text:p>
      <text:p text:style-name="Normal">144),</text:p>
      <text:soft-page-break/>
      <text:p text:style-name="Normal">(98,</text:p>
      <text:p text:style-name="Normal">144),</text:p>
      <text:p text:style-name="Normal">(99,</text:p>
      <text:p text:style-name="Normal">144),</text:p>
      <text:p text:style-name="Normal">(3,</text:p>
      <text:p text:style-name="Normal">145),</text:p>
      <text:p text:style-name="Normal">(4,</text:p>
      <text:p text:style-name="Normal">145),</text:p>
      <text:p text:style-name="Normal">(5,</text:p>
      <text:p text:style-name="Normal">145),</text:p>
      <text:p text:style-name="Normal">(6,</text:p>
      <text:p text:style-name="Normal">145),</text:p>
      <text:p text:style-name="Normal">(11,</text:p>
      <text:p text:style-name="Normal">145),</text:p>
      <text:p text:style-name="Normal">(13,</text:p>
      <text:p text:style-name="Normal">145),</text:p>
      <text:p text:style-name="Normal">(14,</text:p>
      <text:p text:style-name="Normal">145),</text:p>
      <text:p text:style-name="Normal">(16,</text:p>
      <text:p text:style-name="Normal">145),</text:p>
      <text:p text:style-name="Normal">(17,</text:p>
      <text:p text:style-name="Normal">145),</text:p>
      <text:p text:style-name="Normal">(18,</text:p>
      <text:p text:style-name="Normal">145),</text:p>
      <text:p text:style-name="Normal">(20,</text:p>
      <text:p text:style-name="Normal">145),</text:p>
      <text:p text:style-name="Normal">(21,</text:p>
      <text:p text:style-name="Normal">145),</text:p>
      <text:p text:style-name="Normal">(22,</text:p>
      <text:p text:style-name="Normal">145),</text:p>
      <text:p text:style-name="Normal">(24,</text:p>
      <text:soft-page-break/>
      <text:p text:style-name="Normal">145),</text:p>
      <text:p text:style-name="Normal">(26,</text:p>
      <text:p text:style-name="Normal">145),</text:p>
      <text:p text:style-name="Normal">(27,</text:p>
      <text:p text:style-name="Normal">145),</text:p>
      <text:p text:style-name="Normal">(30,</text:p>
      <text:p text:style-name="Normal">145),</text:p>
      <text:p text:style-name="Normal">(36,</text:p>
      <text:p text:style-name="Normal">145),</text:p>
      <text:p text:style-name="Normal">(37,</text:p>
      <text:p text:style-name="Normal">145),</text:p>
      <text:p text:style-name="Normal">(39,</text:p>
      <text:p text:style-name="Normal">145),</text:p>
      <text:p text:style-name="Normal">(40,</text:p>
      <text:p text:style-name="Normal">145),</text:p>
      <text:p text:style-name="Normal">(41,</text:p>
      <text:p text:style-name="Normal">145),</text:p>
      <text:p text:style-name="Normal">(47,</text:p>
      <text:p text:style-name="Normal">145),</text:p>
      <text:p text:style-name="Normal">(48,</text:p>
      <text:p text:style-name="Normal">145),</text:p>
      <text:p text:style-name="Normal">(50,</text:p>
      <text:p text:style-name="Normal">145),</text:p>
      <text:p text:style-name="Normal">(52,</text:p>
      <text:p text:style-name="Normal">145),</text:p>
      <text:p text:style-name="Normal">(54,</text:p>
      <text:p text:style-name="Normal">145),</text:p>
      <text:p text:style-name="Normal">(55,</text:p>
      <text:p text:style-name="Normal">145),</text:p>
      <text:p text:style-name="Normal">(56,</text:p>
      <text:p text:style-name="Normal">145),</text:p>
      <text:soft-page-break/>
      <text:p text:style-name="Normal">(57,</text:p>
      <text:p text:style-name="Normal">145),</text:p>
      <text:p text:style-name="Normal">(60,</text:p>
      <text:p text:style-name="Normal">145),</text:p>
      <text:p text:style-name="Normal">(61,</text:p>
      <text:p text:style-name="Normal">145),</text:p>
      <text:p text:style-name="Normal">(62,</text:p>
      <text:p text:style-name="Normal">145),</text:p>
      <text:p text:style-name="Normal">(63,</text:p>
      <text:p text:style-name="Normal">145),</text:p>
      <text:p text:style-name="Normal">(66,</text:p>
      <text:p text:style-name="Normal">145),</text:p>
      <text:p text:style-name="Normal">(67,</text:p>
      <text:p text:style-name="Normal">145),</text:p>
      <text:p text:style-name="Normal">(69,</text:p>
      <text:p text:style-name="Normal">145),</text:p>
      <text:p text:style-name="Normal">(70,</text:p>
      <text:p text:style-name="Normal">145),</text:p>
      <text:p text:style-name="Normal">(71,</text:p>
      <text:p text:style-name="Normal">145),</text:p>
      <text:p text:style-name="Normal">(72,</text:p>
      <text:p text:style-name="Normal">145),</text:p>
      <text:p text:style-name="Normal">(75,</text:p>
      <text:p text:style-name="Normal">145),</text:p>
      <text:p text:style-name="Normal">(76,</text:p>
      <text:p text:style-name="Normal">145),</text:p>
      <text:p text:style-name="Normal">(78,</text:p>
      <text:p text:style-name="Normal">145),</text:p>
      <text:p text:style-name="Normal">(85,</text:p>
      <text:p text:style-name="Normal">145),</text:p>
      <text:p text:style-name="Normal">(91,</text:p>
      <text:soft-page-break/>
      <text:p text:style-name="Normal">145),</text:p>
      <text:p text:style-name="Normal">(92,</text:p>
      <text:p text:style-name="Normal">145),</text:p>
      <text:p text:style-name="Normal">(95,</text:p>
      <text:p text:style-name="Normal">145),</text:p>
      <text:p text:style-name="Normal">(98,</text:p>
      <text:p text:style-name="Normal">145),</text:p>
      <text:p text:style-name="Normal">(2,</text:p>
      <text:p text:style-name="Normal">146),</text:p>
      <text:p text:style-name="Normal">(4,</text:p>
      <text:p text:style-name="Normal">146),</text:p>
      <text:p text:style-name="Normal">(5,</text:p>
      <text:p text:style-name="Normal">146),</text:p>
      <text:p text:style-name="Normal">(14,</text:p>
      <text:p text:style-name="Normal">146),</text:p>
      <text:p text:style-name="Normal">(19,</text:p>
      <text:p text:style-name="Normal">146),</text:p>
      <text:p text:style-name="Normal">(20,</text:p>
      <text:p text:style-name="Normal">146),</text:p>
      <text:p text:style-name="Normal">(21,</text:p>
      <text:p text:style-name="Normal">146),</text:p>
      <text:p text:style-name="Normal">(24,</text:p>
      <text:p text:style-name="Normal">146),</text:p>
      <text:p text:style-name="Normal">(35,</text:p>
      <text:p text:style-name="Normal">146),</text:p>
      <text:p text:style-name="Normal">(36,</text:p>
      <text:p text:style-name="Normal">146),</text:p>
      <text:p text:style-name="Normal">(37,</text:p>
      <text:p text:style-name="Normal">146),</text:p>
      <text:p text:style-name="Normal">(39,</text:p>
      <text:p text:style-name="Normal">146),</text:p>
      <text:soft-page-break/>
      <text:p text:style-name="Normal">(41,</text:p>
      <text:p text:style-name="Normal">146),</text:p>
      <text:p text:style-name="Normal">(44,</text:p>
      <text:p text:style-name="Normal">146),</text:p>
      <text:p text:style-name="Normal">(48,</text:p>
      <text:p text:style-name="Normal">146),</text:p>
      <text:p text:style-name="Normal">(50,</text:p>
      <text:p text:style-name="Normal">146),</text:p>
      <text:p text:style-name="Normal">(52,</text:p>
      <text:p text:style-name="Normal">146),</text:p>
      <text:p text:style-name="Normal">(54,</text:p>
      <text:p text:style-name="Normal">146),</text:p>
      <text:p text:style-name="Normal">(57,</text:p>
      <text:p text:style-name="Normal">146),</text:p>
      <text:p text:style-name="Normal">(62,</text:p>
      <text:p text:style-name="Normal">146),</text:p>
      <text:p text:style-name="Normal">(63,</text:p>
      <text:p text:style-name="Normal">146),</text:p>
      <text:p text:style-name="Normal">(65,</text:p>
      <text:p text:style-name="Normal">146),</text:p>
      <text:p text:style-name="Normal">(66,</text:p>
      <text:p text:style-name="Normal">146),</text:p>
      <text:p text:style-name="Normal">(71,</text:p>
      <text:p text:style-name="Normal">146),</text:p>
      <text:p text:style-name="Normal">(72,</text:p>
      <text:p text:style-name="Normal">146),</text:p>
      <text:p text:style-name="Normal">(75,</text:p>
      <text:p text:style-name="Normal">146),</text:p>
      <text:p text:style-name="Normal">(76,</text:p>
      <text:p text:style-name="Normal">146),</text:p>
      <text:p text:style-name="Normal">(91,</text:p>
      <text:soft-page-break/>
      <text:p text:style-name="Normal">146),</text:p>
      <text:p text:style-name="Normal">(92,</text:p>
      <text:p text:style-name="Normal">146),</text:p>
      <text:p text:style-name="Normal">(93,</text:p>
      <text:p text:style-name="Normal">146),</text:p>
      <text:p text:style-name="Normal">(94,</text:p>
      <text:p text:style-name="Normal">146),</text:p>
      <text:p text:style-name="Normal">(95,</text:p>
      <text:p text:style-name="Normal">146),</text:p>
      <text:p text:style-name="Normal">(98,</text:p>
      <text:p text:style-name="Normal">146),</text:p>
      <text:p text:style-name="Normal">(3,</text:p>
      <text:p text:style-name="Normal">147),</text:p>
      <text:p text:style-name="Normal">(4,</text:p>
      <text:p text:style-name="Normal">147),</text:p>
      <text:p text:style-name="Normal">(5,</text:p>
      <text:p text:style-name="Normal">147),</text:p>
      <text:p text:style-name="Normal">(8,</text:p>
      <text:p text:style-name="Normal">147),</text:p>
      <text:p text:style-name="Normal">(11,</text:p>
      <text:p text:style-name="Normal">147),</text:p>
      <text:p text:style-name="Normal">(12,</text:p>
      <text:p text:style-name="Normal">147),</text:p>
      <text:p text:style-name="Normal">(14,</text:p>
      <text:p text:style-name="Normal">147),</text:p>
      <text:p text:style-name="Normal">(15,</text:p>
      <text:p text:style-name="Normal">147),</text:p>
      <text:p text:style-name="Normal">(16,</text:p>
      <text:p text:style-name="Normal">147),</text:p>
      <text:p text:style-name="Normal">(18,</text:p>
      <text:p text:style-name="Normal">147),</text:p>
      <text:soft-page-break/>
      <text:p text:style-name="Normal">(20,</text:p>
      <text:p text:style-name="Normal">147),</text:p>
      <text:p text:style-name="Normal">(21,</text:p>
      <text:p text:style-name="Normal">147),</text:p>
      <text:p text:style-name="Normal">(22,</text:p>
      <text:p text:style-name="Normal">147),</text:p>
      <text:p text:style-name="Normal">(24,</text:p>
      <text:p text:style-name="Normal">147),</text:p>
      <text:p text:style-name="Normal">(26,</text:p>
      <text:p text:style-name="Normal">147),</text:p>
      <text:p text:style-name="Normal">(27,</text:p>
      <text:p text:style-name="Normal">147),</text:p>
      <text:p text:style-name="Normal">(28,</text:p>
      <text:p text:style-name="Normal">147),</text:p>
      <text:p text:style-name="Normal">(31,</text:p>
      <text:p text:style-name="Normal">147),</text:p>
      <text:p text:style-name="Normal">(32,</text:p>
      <text:p text:style-name="Normal">147),</text:p>
      <text:p text:style-name="Normal">(33,</text:p>
      <text:p text:style-name="Normal">147),</text:p>
      <text:p text:style-name="Normal">(36,</text:p>
      <text:p text:style-name="Normal">147),</text:p>
      <text:p text:style-name="Normal">(37,</text:p>
      <text:p text:style-name="Normal">147),</text:p>
      <text:p text:style-name="Normal">(38,</text:p>
      <text:p text:style-name="Normal">147),</text:p>
      <text:p text:style-name="Normal">(39,</text:p>
      <text:p text:style-name="Normal">147),</text:p>
      <text:p text:style-name="Normal">(41,</text:p>
      <text:p text:style-name="Normal">147),</text:p>
      <text:p text:style-name="Normal">(43,</text:p>
      <text:soft-page-break/>
      <text:p text:style-name="Normal">147),</text:p>
      <text:p text:style-name="Normal">(46,</text:p>
      <text:p text:style-name="Normal">147),</text:p>
      <text:p text:style-name="Normal">(47,</text:p>
      <text:p text:style-name="Normal">147),</text:p>
      <text:p text:style-name="Normal">(54,</text:p>
      <text:p text:style-name="Normal">147),</text:p>
      <text:p text:style-name="Normal">(57,</text:p>
      <text:p text:style-name="Normal">147),</text:p>
      <text:p text:style-name="Normal">(61,</text:p>
      <text:p text:style-name="Normal">147),</text:p>
      <text:p text:style-name="Normal">(66,</text:p>
      <text:p text:style-name="Normal">147),</text:p>
      <text:p text:style-name="Normal">(69,</text:p>
      <text:p text:style-name="Normal">147),</text:p>
      <text:p text:style-name="Normal">(71,</text:p>
      <text:p text:style-name="Normal">147),</text:p>
      <text:p text:style-name="Normal">(73,</text:p>
      <text:p text:style-name="Normal">147),</text:p>
      <text:p text:style-name="Normal">(75,</text:p>
      <text:p text:style-name="Normal">147),</text:p>
      <text:p text:style-name="Normal">(76,</text:p>
      <text:p text:style-name="Normal">147),</text:p>
      <text:p text:style-name="Normal">(82,</text:p>
      <text:p text:style-name="Normal">147),</text:p>
      <text:p text:style-name="Normal">(87,</text:p>
      <text:p text:style-name="Normal">147),</text:p>
      <text:p text:style-name="Normal">(91,</text:p>
      <text:p text:style-name="Normal">147),</text:p>
      <text:p text:style-name="Normal">(95,</text:p>
      <text:p text:style-name="Normal">147),</text:p>
      <text:soft-page-break/>
      <text:p text:style-name="Normal">(5,</text:p>
      <text:p text:style-name="Normal">148),</text:p>
      <text:p text:style-name="Normal">(10,</text:p>
      <text:p text:style-name="Normal">148),</text:p>
      <text:p text:style-name="Normal">(11,</text:p>
      <text:p text:style-name="Normal">148),</text:p>
      <text:p text:style-name="Normal">(13,</text:p>
      <text:p text:style-name="Normal">148),</text:p>
      <text:p text:style-name="Normal">(14,</text:p>
      <text:p text:style-name="Normal">148),</text:p>
      <text:p text:style-name="Normal">(16,</text:p>
      <text:p text:style-name="Normal">148),</text:p>
      <text:p text:style-name="Normal">(19,</text:p>
      <text:p text:style-name="Normal">148),</text:p>
      <text:p text:style-name="Normal">(21,</text:p>
      <text:p text:style-name="Normal">148),</text:p>
      <text:p text:style-name="Normal">(24,</text:p>
      <text:p text:style-name="Normal">148),</text:p>
      <text:p text:style-name="Normal">(28,</text:p>
      <text:p text:style-name="Normal">148),</text:p>
      <text:p text:style-name="Normal">(30,</text:p>
      <text:p text:style-name="Normal">148),</text:p>
      <text:p text:style-name="Normal">(31,</text:p>
      <text:p text:style-name="Normal">148),</text:p>
      <text:p text:style-name="Normal">(32,</text:p>
      <text:p text:style-name="Normal">148),</text:p>
      <text:p text:style-name="Normal">(33,</text:p>
      <text:p text:style-name="Normal">148),</text:p>
      <text:p text:style-name="Normal">(36,</text:p>
      <text:p text:style-name="Normal">148),</text:p>
      <text:p text:style-name="Normal">(37,</text:p>
      <text:soft-page-break/>
      <text:p text:style-name="Normal">148),</text:p>
      <text:p text:style-name="Normal">(40,</text:p>
      <text:p text:style-name="Normal">148),</text:p>
      <text:p text:style-name="Normal">(41,</text:p>
      <text:p text:style-name="Normal">148),</text:p>
      <text:p text:style-name="Normal">(48,</text:p>
      <text:p text:style-name="Normal">148),</text:p>
      <text:p text:style-name="Normal">(50,</text:p>
      <text:p text:style-name="Normal">148),</text:p>
      <text:p text:style-name="Normal">(52,</text:p>
      <text:p text:style-name="Normal">148),</text:p>
      <text:p text:style-name="Normal">(54,</text:p>
      <text:p text:style-name="Normal">148),</text:p>
      <text:p text:style-name="Normal">(57,</text:p>
      <text:p text:style-name="Normal">148),</text:p>
      <text:p text:style-name="Normal">(62,</text:p>
      <text:p text:style-name="Normal">148),</text:p>
      <text:p text:style-name="Normal">(66,</text:p>
      <text:p text:style-name="Normal">148),</text:p>
      <text:p text:style-name="Normal">(67,</text:p>
      <text:p text:style-name="Normal">148),</text:p>
      <text:p text:style-name="Normal">(71,</text:p>
      <text:p text:style-name="Normal">148),</text:p>
      <text:p text:style-name="Normal">(75,</text:p>
      <text:p text:style-name="Normal">148),</text:p>
      <text:p text:style-name="Normal">(76,</text:p>
      <text:p text:style-name="Normal">148),</text:p>
      <text:p text:style-name="Normal">(91,</text:p>
      <text:p text:style-name="Normal">148),</text:p>
      <text:p text:style-name="Normal">(92,</text:p>
      <text:p text:style-name="Normal">148),</text:p>
      <text:soft-page-break/>
      <text:p text:style-name="Normal">(95,</text:p>
      <text:p text:style-name="Normal">148),</text:p>
      <text:p text:style-name="Normal">(96,</text:p>
      <text:p text:style-name="Normal">148),</text:p>
      <text:p text:style-name="Normal">(5,</text:p>
      <text:p text:style-name="Normal">149),</text:p>
      <text:p text:style-name="Normal">(6,</text:p>
      <text:p text:style-name="Normal">149),</text:p>
      <text:p text:style-name="Normal">(8,</text:p>
      <text:p text:style-name="Normal">149),</text:p>
      <text:p text:style-name="Normal">(9,</text:p>
      <text:p text:style-name="Normal">149),</text:p>
      <text:p text:style-name="Normal">(14,</text:p>
      <text:p text:style-name="Normal">149),</text:p>
      <text:p text:style-name="Normal">(15,</text:p>
      <text:p text:style-name="Normal">149),</text:p>
      <text:p text:style-name="Normal">(19,</text:p>
      <text:p text:style-name="Normal">149),</text:p>
      <text:p text:style-name="Normal">(20,</text:p>
      <text:p text:style-name="Normal">149),</text:p>
      <text:p text:style-name="Normal">(21,</text:p>
      <text:p text:style-name="Normal">149),</text:p>
      <text:p text:style-name="Normal">(22,</text:p>
      <text:p text:style-name="Normal">149),</text:p>
      <text:p text:style-name="Normal">(24,</text:p>
      <text:p text:style-name="Normal">149),</text:p>
      <text:p text:style-name="Normal">(36,</text:p>
      <text:p text:style-name="Normal">149),</text:p>
      <text:p text:style-name="Normal">(38,</text:p>
      <text:p text:style-name="Normal">149),</text:p>
      <text:p text:style-name="Normal">(39,</text:p>
      <text:soft-page-break/>
      <text:p text:style-name="Normal">149),</text:p>
      <text:p text:style-name="Normal">(41,</text:p>
      <text:p text:style-name="Normal">149),</text:p>
      <text:p text:style-name="Normal">(44,</text:p>
      <text:p text:style-name="Normal">149),</text:p>
      <text:p text:style-name="Normal">(48,</text:p>
      <text:p text:style-name="Normal">149),</text:p>
      <text:p text:style-name="Normal">(52,</text:p>
      <text:p text:style-name="Normal">149),</text:p>
      <text:p text:style-name="Normal">(54,</text:p>
      <text:p text:style-name="Normal">149),</text:p>
      <text:p text:style-name="Normal">(55,</text:p>
      <text:p text:style-name="Normal">149),</text:p>
      <text:p text:style-name="Normal">(57,</text:p>
      <text:p text:style-name="Normal">149),</text:p>
      <text:p text:style-name="Normal">(60,</text:p>
      <text:p text:style-name="Normal">149),</text:p>
      <text:p text:style-name="Normal">(63,</text:p>
      <text:p text:style-name="Normal">149),</text:p>
      <text:p text:style-name="Normal">(65,</text:p>
      <text:p text:style-name="Normal">149),</text:p>
      <text:p text:style-name="Normal">(66,</text:p>
      <text:p text:style-name="Normal">149),</text:p>
      <text:p text:style-name="Normal">(71,</text:p>
      <text:p text:style-name="Normal">149),</text:p>
      <text:p text:style-name="Normal">(75,</text:p>
      <text:p text:style-name="Normal">149),</text:p>
      <text:p text:style-name="Normal">(76,</text:p>
      <text:p text:style-name="Normal">149),</text:p>
      <text:p text:style-name="Normal">(79,</text:p>
      <text:p text:style-name="Normal">149),</text:p>
      <text:soft-page-break/>
      <text:p text:style-name="Normal">(85,</text:p>
      <text:p text:style-name="Normal">149),</text:p>
      <text:p text:style-name="Normal">(91,</text:p>
      <text:p text:style-name="Normal">149),</text:p>
      <text:p text:style-name="Normal">(93,</text:p>
      <text:p text:style-name="Normal">149),</text:p>
      <text:p text:style-name="Normal">(94,</text:p>
      <text:p text:style-name="Normal">149),</text:p>
      <text:p text:style-name="Normal">(99,</text:p>
      <text:p text:style-name="Normal">149),</text:p>
      <text:p text:style-name="Normal">(3,</text:p>
      <text:p text:style-name="Normal">150),</text:p>
      <text:p text:style-name="Normal">(4,</text:p>
      <text:p text:style-name="Normal">150),</text:p>
      <text:p text:style-name="Normal">(5,</text:p>
      <text:p text:style-name="Normal">150),</text:p>
      <text:p text:style-name="Normal">(8,</text:p>
      <text:p text:style-name="Normal">150),</text:p>
      <text:p text:style-name="Normal">(10,</text:p>
      <text:p text:style-name="Normal">150),</text:p>
      <text:p text:style-name="Normal">(12,</text:p>
      <text:p text:style-name="Normal">150),</text:p>
      <text:p text:style-name="Normal">(13,</text:p>
      <text:p text:style-name="Normal">150),</text:p>
      <text:p text:style-name="Normal">(14,</text:p>
      <text:p text:style-name="Normal">150),</text:p>
      <text:p text:style-name="Normal">(15,</text:p>
      <text:p text:style-name="Normal">150),</text:p>
      <text:p text:style-name="Normal">(16,</text:p>
      <text:p text:style-name="Normal">150),</text:p>
      <text:p text:style-name="Normal">(19,</text:p>
      <text:soft-page-break/>
      <text:p text:style-name="Normal">150),</text:p>
      <text:p text:style-name="Normal">(21,</text:p>
      <text:p text:style-name="Normal">150),</text:p>
      <text:p text:style-name="Normal">(22,</text:p>
      <text:p text:style-name="Normal">150),</text:p>
      <text:p text:style-name="Normal">(24,</text:p>
      <text:p text:style-name="Normal">150),</text:p>
      <text:p text:style-name="Normal">(26,</text:p>
      <text:p text:style-name="Normal">150),</text:p>
      <text:p text:style-name="Normal">(33,</text:p>
      <text:p text:style-name="Normal">150),</text:p>
      <text:p text:style-name="Normal">(35,</text:p>
      <text:p text:style-name="Normal">150),</text:p>
      <text:p text:style-name="Normal">(36,</text:p>
      <text:p text:style-name="Normal">150),</text:p>
      <text:p text:style-name="Normal">(37,</text:p>
      <text:p text:style-name="Normal">150),</text:p>
      <text:p text:style-name="Normal">(41,</text:p>
      <text:p text:style-name="Normal">150),</text:p>
      <text:p text:style-name="Normal">(44,</text:p>
      <text:p text:style-name="Normal">150),</text:p>
      <text:p text:style-name="Normal">(52,</text:p>
      <text:p text:style-name="Normal">150),</text:p>
      <text:p text:style-name="Normal">(54,</text:p>
      <text:p text:style-name="Normal">150),</text:p>
      <text:p text:style-name="Normal">(57,</text:p>
      <text:p text:style-name="Normal">150),</text:p>
      <text:p text:style-name="Normal">(60,</text:p>
      <text:p text:style-name="Normal">150),</text:p>
      <text:p text:style-name="Normal">(65,</text:p>
      <text:p text:style-name="Normal">150),</text:p>
      <text:soft-page-break/>
      <text:p text:style-name="Normal">(66,</text:p>
      <text:p text:style-name="Normal">150),</text:p>
      <text:p text:style-name="Normal">(69,</text:p>
      <text:p text:style-name="Normal">150),</text:p>
      <text:p text:style-name="Normal">(71,</text:p>
      <text:p text:style-name="Normal">150),</text:p>
      <text:p text:style-name="Normal">(75,</text:p>
      <text:p text:style-name="Normal">150),</text:p>
      <text:p text:style-name="Normal">(76,</text:p>
      <text:p text:style-name="Normal">150),</text:p>
      <text:p text:style-name="Normal">(78,</text:p>
      <text:p text:style-name="Normal">150),</text:p>
      <text:p text:style-name="Normal">(82,</text:p>
      <text:p text:style-name="Normal">150),</text:p>
      <text:p text:style-name="Normal">(84,</text:p>
      <text:p text:style-name="Normal">150),</text:p>
      <text:p text:style-name="Normal">(91,</text:p>
      <text:p text:style-name="Normal">150),</text:p>
      <text:p text:style-name="Normal">(97,</text:p>
      <text:p text:style-name="Normal">150),</text:p>
      <text:p text:style-name="Normal">(98,</text:p>
      <text:p text:style-name="Normal">150),</text:p>
      <text:p text:style-name="Normal">(100,</text:p>
      <text:p text:style-name="Normal">150),</text:p>
      <text:p text:style-name="Normal">(5,</text:p>
      <text:p text:style-name="Normal">151),</text:p>
      <text:p text:style-name="Normal">(14,</text:p>
      <text:p text:style-name="Normal">151),</text:p>
      <text:p text:style-name="Normal">(15,</text:p>
      <text:p text:style-name="Normal">151),</text:p>
      <text:p text:style-name="Normal">(18,</text:p>
      <text:soft-page-break/>
      <text:p text:style-name="Normal">151),</text:p>
      <text:p text:style-name="Normal">(19,</text:p>
      <text:p text:style-name="Normal">151),</text:p>
      <text:p text:style-name="Normal">(21,</text:p>
      <text:p text:style-name="Normal">151),</text:p>
      <text:p text:style-name="Normal">(22,</text:p>
      <text:p text:style-name="Normal">151),</text:p>
      <text:p text:style-name="Normal">(24,</text:p>
      <text:p text:style-name="Normal">151),</text:p>
      <text:p text:style-name="Normal">(26,</text:p>
      <text:p text:style-name="Normal">151),</text:p>
      <text:p text:style-name="Normal">(31,</text:p>
      <text:p text:style-name="Normal">151),</text:p>
      <text:p text:style-name="Normal">(36,</text:p>
      <text:p text:style-name="Normal">151),</text:p>
      <text:p text:style-name="Normal">(37,</text:p>
      <text:p text:style-name="Normal">151),</text:p>
      <text:p text:style-name="Normal">(39,</text:p>
      <text:p text:style-name="Normal">151),</text:p>
      <text:p text:style-name="Normal">(41,</text:p>
      <text:p text:style-name="Normal">151),</text:p>
      <text:p text:style-name="Normal">(44,</text:p>
      <text:p text:style-name="Normal">151),</text:p>
      <text:p text:style-name="Normal">(48,</text:p>
      <text:p text:style-name="Normal">151),</text:p>
      <text:p text:style-name="Normal">(50,</text:p>
      <text:p text:style-name="Normal">151),</text:p>
      <text:p text:style-name="Normal">(54,</text:p>
      <text:p text:style-name="Normal">151),</text:p>
      <text:p text:style-name="Normal">(55,</text:p>
      <text:p text:style-name="Normal">151),</text:p>
      <text:soft-page-break/>
      <text:p text:style-name="Normal">(56,</text:p>
      <text:p text:style-name="Normal">151),</text:p>
      <text:p text:style-name="Normal">(57,</text:p>
      <text:p text:style-name="Normal">151),</text:p>
      <text:p text:style-name="Normal">(60,</text:p>
      <text:p text:style-name="Normal">151),</text:p>
      <text:p text:style-name="Normal">(65,</text:p>
      <text:p text:style-name="Normal">151),</text:p>
      <text:p text:style-name="Normal">(66,</text:p>
      <text:p text:style-name="Normal">151),</text:p>
      <text:p text:style-name="Normal">(69,</text:p>
      <text:p text:style-name="Normal">151),</text:p>
      <text:p text:style-name="Normal">(71,</text:p>
      <text:p text:style-name="Normal">151),</text:p>
      <text:p text:style-name="Normal">(72,</text:p>
      <text:p text:style-name="Normal">151),</text:p>
      <text:p text:style-name="Normal">(75,</text:p>
      <text:p text:style-name="Normal">151),</text:p>
      <text:p text:style-name="Normal">(76,</text:p>
      <text:p text:style-name="Normal">151),</text:p>
      <text:p text:style-name="Normal">(79,</text:p>
      <text:p text:style-name="Normal">151),</text:p>
      <text:p text:style-name="Normal">(87,</text:p>
      <text:p text:style-name="Normal">151),</text:p>
      <text:p text:style-name="Normal">(91,</text:p>
      <text:p text:style-name="Normal">151),</text:p>
      <text:p text:style-name="Normal">(5,</text:p>
      <text:p text:style-name="Normal">152),</text:p>
      <text:p text:style-name="Normal">(10,</text:p>
      <text:p text:style-name="Normal">152),</text:p>
      <text:p text:style-name="Normal">(12,</text:p>
      <text:soft-page-break/>
      <text:p text:style-name="Normal">152),</text:p>
      <text:p text:style-name="Normal">(13,</text:p>
      <text:p text:style-name="Normal">152),</text:p>
      <text:p text:style-name="Normal">(14,</text:p>
      <text:p text:style-name="Normal">152),</text:p>
      <text:p text:style-name="Normal">(15,</text:p>
      <text:p text:style-name="Normal">152),</text:p>
      <text:p text:style-name="Normal">(20,</text:p>
      <text:p text:style-name="Normal">152),</text:p>
      <text:p text:style-name="Normal">(21,</text:p>
      <text:p text:style-name="Normal">152),</text:p>
      <text:p text:style-name="Normal">(22,</text:p>
      <text:p text:style-name="Normal">152),</text:p>
      <text:p text:style-name="Normal">(24,</text:p>
      <text:p text:style-name="Normal">152),</text:p>
      <text:p text:style-name="Normal">(30,</text:p>
      <text:p text:style-name="Normal">152),</text:p>
      <text:p text:style-name="Normal">(33,</text:p>
      <text:p text:style-name="Normal">152),</text:p>
      <text:p text:style-name="Normal">(35,</text:p>
      <text:p text:style-name="Normal">152),</text:p>
      <text:p text:style-name="Normal">(36,</text:p>
      <text:p text:style-name="Normal">152),</text:p>
      <text:p text:style-name="Normal">(40,</text:p>
      <text:p text:style-name="Normal">152),</text:p>
      <text:p text:style-name="Normal">(41,</text:p>
      <text:p text:style-name="Normal">152),</text:p>
      <text:p text:style-name="Normal">(42,</text:p>
      <text:p text:style-name="Normal">152),</text:p>
      <text:p text:style-name="Normal">(47,</text:p>
      <text:p text:style-name="Normal">152),</text:p>
      <text:soft-page-break/>
      <text:p text:style-name="Normal">(54,</text:p>
      <text:p text:style-name="Normal">152),</text:p>
      <text:p text:style-name="Normal">(56,</text:p>
      <text:p text:style-name="Normal">152),</text:p>
      <text:p text:style-name="Normal">(57,</text:p>
      <text:p text:style-name="Normal">152),</text:p>
      <text:p text:style-name="Normal">(66,</text:p>
      <text:p text:style-name="Normal">152),</text:p>
      <text:p text:style-name="Normal">(70,</text:p>
      <text:p text:style-name="Normal">152),</text:p>
      <text:p text:style-name="Normal">(71,</text:p>
      <text:p text:style-name="Normal">152),</text:p>
      <text:p text:style-name="Normal">(75,</text:p>
      <text:p text:style-name="Normal">152),</text:p>
      <text:p text:style-name="Normal">(76,</text:p>
      <text:p text:style-name="Normal">152),</text:p>
      <text:p text:style-name="Normal">(79,</text:p>
      <text:p text:style-name="Normal">152),</text:p>
      <text:p text:style-name="Normal">(84,</text:p>
      <text:p text:style-name="Normal">152),</text:p>
      <text:p text:style-name="Normal">(87,</text:p>
      <text:p text:style-name="Normal">152),</text:p>
      <text:p text:style-name="Normal">(91,</text:p>
      <text:p text:style-name="Normal">152),</text:p>
      <text:p text:style-name="Normal">(94,</text:p>
      <text:p text:style-name="Normal">152),</text:p>
      <text:p text:style-name="Normal">(96,</text:p>
      <text:p text:style-name="Normal">152),</text:p>
      <text:p text:style-name="Normal">(98,</text:p>
      <text:p text:style-name="Normal">152),</text:p>
      <text:p text:style-name="Normal">(3,</text:p>
      <text:soft-page-break/>
      <text:p text:style-name="Normal">153),</text:p>
      <text:p text:style-name="Normal">(5,</text:p>
      <text:p text:style-name="Normal">153),</text:p>
      <text:p text:style-name="Normal">(11,</text:p>
      <text:p text:style-name="Normal">153),</text:p>
      <text:p text:style-name="Normal">(13,</text:p>
      <text:p text:style-name="Normal">153),</text:p>
      <text:p text:style-name="Normal">(14,</text:p>
      <text:p text:style-name="Normal">153),</text:p>
      <text:p text:style-name="Normal">(19,</text:p>
      <text:p text:style-name="Normal">153),</text:p>
      <text:p text:style-name="Normal">(20,</text:p>
      <text:p text:style-name="Normal">153),</text:p>
      <text:p text:style-name="Normal">(21,</text:p>
      <text:p text:style-name="Normal">153),</text:p>
      <text:p text:style-name="Normal">(24,</text:p>
      <text:p text:style-name="Normal">153),</text:p>
      <text:p text:style-name="Normal">(27,</text:p>
      <text:p text:style-name="Normal">153),</text:p>
      <text:p text:style-name="Normal">(28,</text:p>
      <text:p text:style-name="Normal">153),</text:p>
      <text:p text:style-name="Normal">(30,</text:p>
      <text:p text:style-name="Normal">153),</text:p>
      <text:p text:style-name="Normal">(31,</text:p>
      <text:p text:style-name="Normal">153),</text:p>
      <text:p text:style-name="Normal">(35,</text:p>
      <text:p text:style-name="Normal">153),</text:p>
      <text:p text:style-name="Normal">(36,</text:p>
      <text:p text:style-name="Normal">153),</text:p>
      <text:p text:style-name="Normal">(41,</text:p>
      <text:p text:style-name="Normal">153),</text:p>
      <text:soft-page-break/>
      <text:p text:style-name="Normal">(42,</text:p>
      <text:p text:style-name="Normal">153),</text:p>
      <text:p text:style-name="Normal">(43,</text:p>
      <text:p text:style-name="Normal">153),</text:p>
      <text:p text:style-name="Normal">(46,</text:p>
      <text:p text:style-name="Normal">153),</text:p>
      <text:p text:style-name="Normal">(48,</text:p>
      <text:p text:style-name="Normal">153),</text:p>
      <text:p text:style-name="Normal">(50,</text:p>
      <text:p text:style-name="Normal">153),</text:p>
      <text:p text:style-name="Normal">(52,</text:p>
      <text:p text:style-name="Normal">153),</text:p>
      <text:p text:style-name="Normal">(54,</text:p>
      <text:p text:style-name="Normal">153),</text:p>
      <text:p text:style-name="Normal">(56,</text:p>
      <text:p text:style-name="Normal">153),</text:p>
      <text:p text:style-name="Normal">(57,</text:p>
      <text:p text:style-name="Normal">153),</text:p>
      <text:p text:style-name="Normal">(62,</text:p>
      <text:p text:style-name="Normal">153),</text:p>
      <text:p text:style-name="Normal">(63,</text:p>
      <text:p text:style-name="Normal">153),</text:p>
      <text:p text:style-name="Normal">(66,</text:p>
      <text:p text:style-name="Normal">153),</text:p>
      <text:p text:style-name="Normal">(67,</text:p>
      <text:p text:style-name="Normal">153),</text:p>
      <text:p text:style-name="Normal">(69,</text:p>
      <text:p text:style-name="Normal">153),</text:p>
      <text:p text:style-name="Normal">(71,</text:p>
      <text:p text:style-name="Normal">153),</text:p>
      <text:p text:style-name="Normal">(75,</text:p>
      <text:soft-page-break/>
      <text:p text:style-name="Normal">153),</text:p>
      <text:p text:style-name="Normal">(76,</text:p>
      <text:p text:style-name="Normal">153),</text:p>
      <text:p text:style-name="Normal">(78,</text:p>
      <text:p text:style-name="Normal">153),</text:p>
      <text:p text:style-name="Normal">(79,</text:p>
      <text:p text:style-name="Normal">153),</text:p>
      <text:p text:style-name="Normal">(82,</text:p>
      <text:p text:style-name="Normal">153),</text:p>
      <text:p text:style-name="Normal">(91,</text:p>
      <text:p text:style-name="Normal">153),</text:p>
      <text:p text:style-name="Normal">(92,</text:p>
      <text:p text:style-name="Normal">153),</text:p>
      <text:p text:style-name="Normal">(93,</text:p>
      <text:p text:style-name="Normal">153),</text:p>
      <text:p text:style-name="Normal">(97,</text:p>
      <text:p text:style-name="Normal">153),</text:p>
      <text:p text:style-name="Normal">(2,</text:p>
      <text:p text:style-name="Normal">154),</text:p>
      <text:p text:style-name="Normal">(3,</text:p>
      <text:p text:style-name="Normal">154),</text:p>
      <text:p text:style-name="Normal">(5,</text:p>
      <text:p text:style-name="Normal">154),</text:p>
      <text:p text:style-name="Normal">(8,</text:p>
      <text:p text:style-name="Normal">154),</text:p>
      <text:p text:style-name="Normal">(10,</text:p>
      <text:p text:style-name="Normal">154),</text:p>
      <text:p text:style-name="Normal">(14,</text:p>
      <text:p text:style-name="Normal">154),</text:p>
      <text:p text:style-name="Normal">(20,</text:p>
      <text:p text:style-name="Normal">154),</text:p>
      <text:soft-page-break/>
      <text:p text:style-name="Normal">(21,</text:p>
      <text:p text:style-name="Normal">154),</text:p>
      <text:p text:style-name="Normal">(24,</text:p>
      <text:p text:style-name="Normal">154),</text:p>
      <text:p text:style-name="Normal">(28,</text:p>
      <text:p text:style-name="Normal">154),</text:p>
      <text:p text:style-name="Normal">(36,</text:p>
      <text:p text:style-name="Normal">154),</text:p>
      <text:p text:style-name="Normal">(37,</text:p>
      <text:p text:style-name="Normal">154),</text:p>
      <text:p text:style-name="Normal">(38,</text:p>
      <text:p text:style-name="Normal">154),</text:p>
      <text:p text:style-name="Normal">(41,</text:p>
      <text:p text:style-name="Normal">154),</text:p>
      <text:p text:style-name="Normal">(46,</text:p>
      <text:p text:style-name="Normal">154),</text:p>
      <text:p text:style-name="Normal">(54,</text:p>
      <text:p text:style-name="Normal">154),</text:p>
      <text:p text:style-name="Normal">(55,</text:p>
      <text:p text:style-name="Normal">154),</text:p>
      <text:p text:style-name="Normal">(57,</text:p>
      <text:p text:style-name="Normal">154),</text:p>
      <text:p text:style-name="Normal">(63,</text:p>
      <text:p text:style-name="Normal">154),</text:p>
      <text:p text:style-name="Normal">(66,</text:p>
      <text:p text:style-name="Normal">154),</text:p>
      <text:p text:style-name="Normal">(69,</text:p>
      <text:p text:style-name="Normal">154),</text:p>
      <text:p text:style-name="Normal">(71,</text:p>
      <text:p text:style-name="Normal">154),</text:p>
      <text:p text:style-name="Normal">(72,</text:p>
      <text:soft-page-break/>
      <text:p text:style-name="Normal">154),</text:p>
      <text:p text:style-name="Normal">(75,</text:p>
      <text:p text:style-name="Normal">154),</text:p>
      <text:p text:style-name="Normal">(76,</text:p>
      <text:p text:style-name="Normal">154),</text:p>
      <text:p text:style-name="Normal">(78,</text:p>
      <text:p text:style-name="Normal">154),</text:p>
      <text:p text:style-name="Normal">(82,</text:p>
      <text:p text:style-name="Normal">154),</text:p>
      <text:p text:style-name="Normal">(84,</text:p>
      <text:p text:style-name="Normal">154),</text:p>
      <text:p text:style-name="Normal">(87,</text:p>
      <text:p text:style-name="Normal">154),</text:p>
      <text:p text:style-name="Normal">(91,</text:p>
      <text:p text:style-name="Normal">154),</text:p>
      <text:p text:style-name="Normal">(93,</text:p>
      <text:p text:style-name="Normal">154),</text:p>
      <text:p text:style-name="Normal">(94,</text:p>
      <text:p text:style-name="Normal">154),</text:p>
      <text:p text:style-name="Normal">(95,</text:p>
      <text:p text:style-name="Normal">154),</text:p>
      <text:p text:style-name="Normal">(100,</text:p>
      <text:p text:style-name="Normal">154),</text:p>
      <text:p text:style-name="Normal">(5,</text:p>
      <text:p text:style-name="Normal">155),</text:p>
      <text:p text:style-name="Normal">(8,</text:p>
      <text:p text:style-name="Normal">155),</text:p>
      <text:p text:style-name="Normal">(14,</text:p>
      <text:p text:style-name="Normal">155),</text:p>
      <text:p text:style-name="Normal">(16,</text:p>
      <text:p text:style-name="Normal">155),</text:p>
      <text:soft-page-break/>
      <text:p text:style-name="Normal">(17,</text:p>
      <text:p text:style-name="Normal">155),</text:p>
      <text:p text:style-name="Normal">(18,</text:p>
      <text:p text:style-name="Normal">155),</text:p>
      <text:p text:style-name="Normal">(21,</text:p>
      <text:p text:style-name="Normal">155),</text:p>
      <text:p text:style-name="Normal">(22,</text:p>
      <text:p text:style-name="Normal">155),</text:p>
      <text:p text:style-name="Normal">(24,</text:p>
      <text:p text:style-name="Normal">155),</text:p>
      <text:p text:style-name="Normal">(26,</text:p>
      <text:p text:style-name="Normal">155),</text:p>
      <text:p text:style-name="Normal">(27,</text:p>
      <text:p text:style-name="Normal">155),</text:p>
      <text:p text:style-name="Normal">(32,</text:p>
      <text:p text:style-name="Normal">155),</text:p>
      <text:p text:style-name="Normal">(33,</text:p>
      <text:p text:style-name="Normal">155),</text:p>
      <text:p text:style-name="Normal">(36,</text:p>
      <text:p text:style-name="Normal">155),</text:p>
      <text:p text:style-name="Normal">(37,</text:p>
      <text:p text:style-name="Normal">155),</text:p>
      <text:p text:style-name="Normal">(39,</text:p>
      <text:p text:style-name="Normal">155),</text:p>
      <text:p text:style-name="Normal">(41,</text:p>
      <text:p text:style-name="Normal">155),</text:p>
      <text:p text:style-name="Normal">(42,</text:p>
      <text:p text:style-name="Normal">155),</text:p>
      <text:p text:style-name="Normal">(43,</text:p>
      <text:p text:style-name="Normal">155),</text:p>
      <text:p text:style-name="Normal">(50,</text:p>
      <text:soft-page-break/>
      <text:p text:style-name="Normal">155),</text:p>
      <text:p text:style-name="Normal">(52,</text:p>
      <text:p text:style-name="Normal">155),</text:p>
      <text:p text:style-name="Normal">(54,</text:p>
      <text:p text:style-name="Normal">155),</text:p>
      <text:p text:style-name="Normal">(56,</text:p>
      <text:p text:style-name="Normal">155),</text:p>
      <text:p text:style-name="Normal">(57,</text:p>
      <text:p text:style-name="Normal">155),</text:p>
      <text:p text:style-name="Normal">(62,</text:p>
      <text:p text:style-name="Normal">155),</text:p>
      <text:p text:style-name="Normal">(66,</text:p>
      <text:p text:style-name="Normal">155),</text:p>
      <text:p text:style-name="Normal">(70,</text:p>
      <text:p text:style-name="Normal">155),</text:p>
      <text:p text:style-name="Normal">(71,</text:p>
      <text:p text:style-name="Normal">155),</text:p>
      <text:p text:style-name="Normal">(73,</text:p>
      <text:p text:style-name="Normal">155),</text:p>
      <text:p text:style-name="Normal">(75,</text:p>
      <text:p text:style-name="Normal">155),</text:p>
      <text:p text:style-name="Normal">(76,</text:p>
      <text:p text:style-name="Normal">155),</text:p>
      <text:p text:style-name="Normal">(82,</text:p>
      <text:p text:style-name="Normal">155),</text:p>
      <text:p text:style-name="Normal">(85,</text:p>
      <text:p text:style-name="Normal">155),</text:p>
      <text:p text:style-name="Normal">(87,</text:p>
      <text:p text:style-name="Normal">155),</text:p>
      <text:p text:style-name="Normal">(91,</text:p>
      <text:p text:style-name="Normal">155),</text:p>
      <text:soft-page-break/>
      <text:p text:style-name="Normal">(93,</text:p>
      <text:p text:style-name="Normal">155),</text:p>
      <text:p text:style-name="Normal">(95,</text:p>
      <text:p text:style-name="Normal">155),</text:p>
      <text:p text:style-name="Normal">(97,</text:p>
      <text:p text:style-name="Normal">155),</text:p>
      <text:p text:style-name="Normal">(4,</text:p>
      <text:p text:style-name="Normal">156),</text:p>
      <text:p text:style-name="Normal">(5,</text:p>
      <text:p text:style-name="Normal">156),</text:p>
      <text:p text:style-name="Normal">(6,</text:p>
      <text:p text:style-name="Normal">156),</text:p>
      <text:p text:style-name="Normal">(8,</text:p>
      <text:p text:style-name="Normal">156),</text:p>
      <text:p text:style-name="Normal">(9,</text:p>
      <text:p text:style-name="Normal">156),</text:p>
      <text:p text:style-name="Normal">(14,</text:p>
      <text:p text:style-name="Normal">156),</text:p>
      <text:p text:style-name="Normal">(15,</text:p>
      <text:p text:style-name="Normal">156),</text:p>
      <text:p text:style-name="Normal">(21,</text:p>
      <text:p text:style-name="Normal">156),</text:p>
      <text:p text:style-name="Normal">(24,</text:p>
      <text:p text:style-name="Normal">156),</text:p>
      <text:p text:style-name="Normal">(33,</text:p>
      <text:p text:style-name="Normal">156),</text:p>
      <text:p text:style-name="Normal">(36,</text:p>
      <text:p text:style-name="Normal">156),</text:p>
      <text:p text:style-name="Normal">(40,</text:p>
      <text:p text:style-name="Normal">156),</text:p>
      <text:p text:style-name="Normal">(41,</text:p>
      <text:soft-page-break/>
      <text:p text:style-name="Normal">156),</text:p>
      <text:p text:style-name="Normal">(42,</text:p>
      <text:p text:style-name="Normal">156),</text:p>
      <text:p text:style-name="Normal">(47,</text:p>
      <text:p text:style-name="Normal">156),</text:p>
      <text:p text:style-name="Normal">(54,</text:p>
      <text:p text:style-name="Normal">156),</text:p>
      <text:p text:style-name="Normal">(55,</text:p>
      <text:p text:style-name="Normal">156),</text:p>
      <text:p text:style-name="Normal">(57,</text:p>
      <text:p text:style-name="Normal">156),</text:p>
      <text:p text:style-name="Normal">(60,</text:p>
      <text:p text:style-name="Normal">156),</text:p>
      <text:p text:style-name="Normal">(65,</text:p>
      <text:p text:style-name="Normal">156),</text:p>
      <text:p text:style-name="Normal">(66,</text:p>
      <text:p text:style-name="Normal">156),</text:p>
      <text:p text:style-name="Normal">(69,</text:p>
      <text:p text:style-name="Normal">156),</text:p>
      <text:p text:style-name="Normal">(71,</text:p>
      <text:p text:style-name="Normal">156),</text:p>
      <text:p text:style-name="Normal">(75,</text:p>
      <text:p text:style-name="Normal">156),</text:p>
      <text:p text:style-name="Normal">(76,</text:p>
      <text:p text:style-name="Normal">156),</text:p>
      <text:p text:style-name="Normal">(82,</text:p>
      <text:p text:style-name="Normal">156),</text:p>
      <text:p text:style-name="Normal">(85,</text:p>
      <text:p text:style-name="Normal">156),</text:p>
      <text:p text:style-name="Normal">(91,</text:p>
      <text:p text:style-name="Normal">156),</text:p>
      <text:soft-page-break/>
      <text:p text:style-name="Normal">(92,</text:p>
      <text:p text:style-name="Normal">156),</text:p>
      <text:p text:style-name="Normal">(94,</text:p>
      <text:p text:style-name="Normal">156),</text:p>
      <text:p text:style-name="Normal">(96,</text:p>
      <text:p text:style-name="Normal">156),</text:p>
      <text:p text:style-name="Normal">(4,</text:p>
      <text:p text:style-name="Normal">157),</text:p>
      <text:p text:style-name="Normal">(5,</text:p>
      <text:p text:style-name="Normal">157),</text:p>
      <text:p text:style-name="Normal">(8,</text:p>
      <text:p text:style-name="Normal">157),</text:p>
      <text:p text:style-name="Normal">(14,</text:p>
      <text:p text:style-name="Normal">157),</text:p>
      <text:p text:style-name="Normal">(18,</text:p>
      <text:p text:style-name="Normal">157),</text:p>
      <text:p text:style-name="Normal">(19,</text:p>
      <text:p text:style-name="Normal">157),</text:p>
      <text:p text:style-name="Normal">(20,</text:p>
      <text:p text:style-name="Normal">157),</text:p>
      <text:p text:style-name="Normal">(21,</text:p>
      <text:p text:style-name="Normal">157),</text:p>
      <text:p text:style-name="Normal">(24,</text:p>
      <text:p text:style-name="Normal">157),</text:p>
      <text:p text:style-name="Normal">(26,</text:p>
      <text:p text:style-name="Normal">157),</text:p>
      <text:p text:style-name="Normal">(27,</text:p>
      <text:p text:style-name="Normal">157),</text:p>
      <text:p text:style-name="Normal">(36,</text:p>
      <text:p text:style-name="Normal">157),</text:p>
      <text:p text:style-name="Normal">(41,</text:p>
      <text:soft-page-break/>
      <text:p text:style-name="Normal">157),</text:p>
      <text:p text:style-name="Normal">(46,</text:p>
      <text:p text:style-name="Normal">157),</text:p>
      <text:p text:style-name="Normal">(47,</text:p>
      <text:p text:style-name="Normal">157),</text:p>
      <text:p text:style-name="Normal">(48,</text:p>
      <text:p text:style-name="Normal">157),</text:p>
      <text:p text:style-name="Normal">(54,</text:p>
      <text:p text:style-name="Normal">157),</text:p>
      <text:p text:style-name="Normal">(55,</text:p>
      <text:p text:style-name="Normal">157),</text:p>
      <text:p text:style-name="Normal">(57,</text:p>
      <text:p text:style-name="Normal">157),</text:p>
      <text:p text:style-name="Normal">(60,</text:p>
      <text:p text:style-name="Normal">157),</text:p>
      <text:p text:style-name="Normal">(63,</text:p>
      <text:p text:style-name="Normal">157),</text:p>
      <text:p text:style-name="Normal">(66,</text:p>
      <text:p text:style-name="Normal">157),</text:p>
      <text:p text:style-name="Normal">(67,</text:p>
      <text:p text:style-name="Normal">157),</text:p>
      <text:p text:style-name="Normal">(71,</text:p>
      <text:p text:style-name="Normal">157),</text:p>
      <text:p text:style-name="Normal">(73,</text:p>
      <text:p text:style-name="Normal">157),</text:p>
      <text:p text:style-name="Normal">(75,</text:p>
      <text:p text:style-name="Normal">157),</text:p>
      <text:p text:style-name="Normal">(76,</text:p>
      <text:p text:style-name="Normal">157),</text:p>
      <text:p text:style-name="Normal">(82,</text:p>
      <text:p text:style-name="Normal">157),</text:p>
      <text:soft-page-break/>
      <text:p text:style-name="Normal">(91,</text:p>
      <text:p text:style-name="Normal">157),</text:p>
      <text:p text:style-name="Normal">(92,</text:p>
      <text:p text:style-name="Normal">157),</text:p>
      <text:p text:style-name="Normal">(96,</text:p>
      <text:p text:style-name="Normal">157),</text:p>
      <text:p text:style-name="Normal">(97,</text:p>
      <text:p text:style-name="Normal">157),</text:p>
      <text:p text:style-name="Normal">(100,</text:p>
      <text:p text:style-name="Normal">157),</text:p>
      <text:p text:style-name="Normal">(2,</text:p>
      <text:p text:style-name="Normal">158),</text:p>
      <text:p text:style-name="Normal">(3,</text:p>
      <text:p text:style-name="Normal">158),</text:p>
      <text:p text:style-name="Normal">(4,</text:p>
      <text:p text:style-name="Normal">158),</text:p>
      <text:p text:style-name="Normal">(5,</text:p>
      <text:p text:style-name="Normal">158),</text:p>
      <text:p text:style-name="Normal">(9,</text:p>
      <text:p text:style-name="Normal">158),</text:p>
      <text:p text:style-name="Normal">(10,</text:p>
      <text:p text:style-name="Normal">158),</text:p>
      <text:p text:style-name="Normal">(13,</text:p>
      <text:p text:style-name="Normal">158),</text:p>
      <text:p text:style-name="Normal">(14,</text:p>
      <text:p text:style-name="Normal">158),</text:p>
      <text:p text:style-name="Normal">(21,</text:p>
      <text:p text:style-name="Normal">158),</text:p>
      <text:p text:style-name="Normal">(22,</text:p>
      <text:p text:style-name="Normal">158),</text:p>
      <text:p text:style-name="Normal">(24,</text:p>
      <text:soft-page-break/>
      <text:p text:style-name="Normal">158),</text:p>
      <text:p text:style-name="Normal">(26,</text:p>
      <text:p text:style-name="Normal">158),</text:p>
      <text:p text:style-name="Normal">(28,</text:p>
      <text:p text:style-name="Normal">158),</text:p>
      <text:p text:style-name="Normal">(36,</text:p>
      <text:p text:style-name="Normal">158),</text:p>
      <text:p text:style-name="Normal">(39,</text:p>
      <text:p text:style-name="Normal">158),</text:p>
      <text:p text:style-name="Normal">(41,</text:p>
      <text:p text:style-name="Normal">158),</text:p>
      <text:p text:style-name="Normal">(46,</text:p>
      <text:p text:style-name="Normal">158),</text:p>
      <text:p text:style-name="Normal">(50,</text:p>
      <text:p text:style-name="Normal">158),</text:p>
      <text:p text:style-name="Normal">(52,</text:p>
      <text:p text:style-name="Normal">158),</text:p>
      <text:p text:style-name="Normal">(54,</text:p>
      <text:p text:style-name="Normal">158),</text:p>
      <text:p text:style-name="Normal">(56,</text:p>
      <text:p text:style-name="Normal">158),</text:p>
      <text:p text:style-name="Normal">(57,</text:p>
      <text:p text:style-name="Normal">158),</text:p>
      <text:p text:style-name="Normal">(62,</text:p>
      <text:p text:style-name="Normal">158),</text:p>
      <text:p text:style-name="Normal">(63,</text:p>
      <text:p text:style-name="Normal">158),</text:p>
      <text:p text:style-name="Normal">(65,</text:p>
      <text:p text:style-name="Normal">158),</text:p>
      <text:p text:style-name="Normal">(66,</text:p>
      <text:p text:style-name="Normal">158),</text:p>
      <text:soft-page-break/>
      <text:p text:style-name="Normal">(69,</text:p>
      <text:p text:style-name="Normal">158),</text:p>
      <text:p text:style-name="Normal">(71,</text:p>
      <text:p text:style-name="Normal">158),</text:p>
      <text:p text:style-name="Normal">(75,</text:p>
      <text:p text:style-name="Normal">158),</text:p>
      <text:p text:style-name="Normal">(76,</text:p>
      <text:p text:style-name="Normal">158),</text:p>
      <text:p text:style-name="Normal">(84,</text:p>
      <text:p text:style-name="Normal">158),</text:p>
      <text:p text:style-name="Normal">(91,</text:p>
      <text:p text:style-name="Normal">158),</text:p>
      <text:p text:style-name="Normal">(97,</text:p>
      <text:p text:style-name="Normal">158),</text:p>
      <text:p text:style-name="Normal">(98,</text:p>
      <text:p text:style-name="Normal">158),</text:p>
      <text:p text:style-name="Normal">(99,</text:p>
      <text:p text:style-name="Normal">158),</text:p>
      <text:p text:style-name="Normal">(3,</text:p>
      <text:p text:style-name="Normal">159),</text:p>
      <text:p text:style-name="Normal">(5,</text:p>
      <text:p text:style-name="Normal">159),</text:p>
      <text:p text:style-name="Normal">(14,</text:p>
      <text:p text:style-name="Normal">159),</text:p>
      <text:p text:style-name="Normal">(17,</text:p>
      <text:p text:style-name="Normal">159),</text:p>
      <text:p text:style-name="Normal">(20,</text:p>
      <text:p text:style-name="Normal">159),</text:p>
      <text:p text:style-name="Normal">(21,</text:p>
      <text:p text:style-name="Normal">159),</text:p>
      <text:p text:style-name="Normal">(22,</text:p>
      <text:soft-page-break/>
      <text:p text:style-name="Normal">159),</text:p>
      <text:p text:style-name="Normal">(24,</text:p>
      <text:p text:style-name="Normal">159),</text:p>
      <text:p text:style-name="Normal">(26,</text:p>
      <text:p text:style-name="Normal">159),</text:p>
      <text:p text:style-name="Normal">(36,</text:p>
      <text:p text:style-name="Normal">159),</text:p>
      <text:p text:style-name="Normal">(37,</text:p>
      <text:p text:style-name="Normal">159),</text:p>
      <text:p text:style-name="Normal">(41,</text:p>
      <text:p text:style-name="Normal">159),</text:p>
      <text:p text:style-name="Normal">(42,</text:p>
      <text:p text:style-name="Normal">159),</text:p>
      <text:p text:style-name="Normal">(44,</text:p>
      <text:p text:style-name="Normal">159),</text:p>
      <text:p text:style-name="Normal">(50,</text:p>
      <text:p text:style-name="Normal">159),</text:p>
      <text:p text:style-name="Normal">(54,</text:p>
      <text:p text:style-name="Normal">159),</text:p>
      <text:p text:style-name="Normal">(56,</text:p>
      <text:p text:style-name="Normal">159),</text:p>
      <text:p text:style-name="Normal">(57,</text:p>
      <text:p text:style-name="Normal">159),</text:p>
      <text:p text:style-name="Normal">(63,</text:p>
      <text:p text:style-name="Normal">159),</text:p>
      <text:p text:style-name="Normal">(66,</text:p>
      <text:p text:style-name="Normal">159),</text:p>
      <text:p text:style-name="Normal">(67,</text:p>
      <text:p text:style-name="Normal">159),</text:p>
      <text:p text:style-name="Normal">(71,</text:p>
      <text:p text:style-name="Normal">159),</text:p>
      <text:soft-page-break/>
      <text:p text:style-name="Normal">(75,</text:p>
      <text:p text:style-name="Normal">159),</text:p>
      <text:p text:style-name="Normal">(76,</text:p>
      <text:p text:style-name="Normal">159),</text:p>
      <text:p text:style-name="Normal">(78,</text:p>
      <text:p text:style-name="Normal">159),</text:p>
      <text:p text:style-name="Normal">(87,</text:p>
      <text:p text:style-name="Normal">159),</text:p>
      <text:p text:style-name="Normal">(91,</text:p>
      <text:p text:style-name="Normal">159),</text:p>
      <text:p text:style-name="Normal">(95,</text:p>
      <text:p text:style-name="Normal">159),</text:p>
      <text:p text:style-name="Normal">(96,</text:p>
      <text:p text:style-name="Normal">159),</text:p>
      <text:p text:style-name="Normal">(98,</text:p>
      <text:p text:style-name="Normal">159),</text:p>
      <text:p text:style-name="Normal">(100,</text:p>
      <text:p text:style-name="Normal">159),</text:p>
      <text:p text:style-name="Normal">(3,</text:p>
      <text:p text:style-name="Normal">160),</text:p>
      <text:p text:style-name="Normal">(5,</text:p>
      <text:p text:style-name="Normal">160),</text:p>
      <text:p text:style-name="Normal">(8,</text:p>
      <text:p text:style-name="Normal">160),</text:p>
      <text:p text:style-name="Normal">(12,</text:p>
      <text:p text:style-name="Normal">160),</text:p>
      <text:p text:style-name="Normal">(14,</text:p>
      <text:p text:style-name="Normal">160),</text:p>
      <text:p text:style-name="Normal">(16,</text:p>
      <text:p text:style-name="Normal">160),</text:p>
      <text:p text:style-name="Normal">(18,</text:p>
      <text:soft-page-break/>
      <text:p text:style-name="Normal">160),</text:p>
      <text:p text:style-name="Normal">(19,</text:p>
      <text:p text:style-name="Normal">160),</text:p>
      <text:p text:style-name="Normal">(21,</text:p>
      <text:p text:style-name="Normal">160),</text:p>
      <text:p text:style-name="Normal">(24,</text:p>
      <text:p text:style-name="Normal">160),</text:p>
      <text:p text:style-name="Normal">(28,</text:p>
      <text:p text:style-name="Normal">160),</text:p>
      <text:p text:style-name="Normal">(30,</text:p>
      <text:p text:style-name="Normal">160),</text:p>
      <text:p text:style-name="Normal">(32,</text:p>
      <text:p text:style-name="Normal">160),</text:p>
      <text:p text:style-name="Normal">(36,</text:p>
      <text:p text:style-name="Normal">160),</text:p>
      <text:p text:style-name="Normal">(37,</text:p>
      <text:p text:style-name="Normal">160),</text:p>
      <text:p text:style-name="Normal">(39,</text:p>
      <text:p text:style-name="Normal">160),</text:p>
      <text:p text:style-name="Normal">(40,</text:p>
      <text:p text:style-name="Normal">160),</text:p>
      <text:p text:style-name="Normal">(41,</text:p>
      <text:p text:style-name="Normal">160),</text:p>
      <text:p text:style-name="Normal">(46,</text:p>
      <text:p text:style-name="Normal">160),</text:p>
      <text:p text:style-name="Normal">(54,</text:p>
      <text:p text:style-name="Normal">160),</text:p>
      <text:p text:style-name="Normal">(55,</text:p>
      <text:p text:style-name="Normal">160),</text:p>
      <text:p text:style-name="Normal">(56,</text:p>
      <text:p text:style-name="Normal">160),</text:p>
      <text:soft-page-break/>
      <text:p text:style-name="Normal">(57,</text:p>
      <text:p text:style-name="Normal">160),</text:p>
      <text:p text:style-name="Normal">(65,</text:p>
      <text:p text:style-name="Normal">160),</text:p>
      <text:p text:style-name="Normal">(66,</text:p>
      <text:p text:style-name="Normal">160),</text:p>
      <text:p text:style-name="Normal">(71,</text:p>
      <text:p text:style-name="Normal">160),</text:p>
      <text:p text:style-name="Normal">(72,</text:p>
      <text:p text:style-name="Normal">160),</text:p>
      <text:p text:style-name="Normal">(75,</text:p>
      <text:p text:style-name="Normal">160),</text:p>
      <text:p text:style-name="Normal">(76,</text:p>
      <text:p text:style-name="Normal">160),</text:p>
      <text:p text:style-name="Normal">(91,</text:p>
      <text:p text:style-name="Normal">160),</text:p>
      <text:p text:style-name="Normal">(99,</text:p>
      <text:p text:style-name="Normal">160),</text:p>
      <text:p text:style-name="Normal">(2,</text:p>
      <text:p text:style-name="Normal">161),</text:p>
      <text:p text:style-name="Normal">(5,</text:p>
      <text:p text:style-name="Normal">161),</text:p>
      <text:p text:style-name="Normal">(8,</text:p>
      <text:p text:style-name="Normal">161),</text:p>
      <text:p text:style-name="Normal">(9,</text:p>
      <text:p text:style-name="Normal">161),</text:p>
      <text:p text:style-name="Normal">(12,</text:p>
      <text:p text:style-name="Normal">161),</text:p>
      <text:p text:style-name="Normal">(13,</text:p>
      <text:p text:style-name="Normal">161),</text:p>
      <text:p text:style-name="Normal">(14,</text:p>
      <text:soft-page-break/>
      <text:p text:style-name="Normal">161),</text:p>
      <text:p text:style-name="Normal">(15,</text:p>
      <text:p text:style-name="Normal">161),</text:p>
      <text:p text:style-name="Normal">(21,</text:p>
      <text:p text:style-name="Normal">161),</text:p>
      <text:p text:style-name="Normal">(22,</text:p>
      <text:p text:style-name="Normal">161),</text:p>
      <text:p text:style-name="Normal">(24,</text:p>
      <text:p text:style-name="Normal">161),</text:p>
      <text:p text:style-name="Normal">(28,</text:p>
      <text:p text:style-name="Normal">161),</text:p>
      <text:p text:style-name="Normal">(31,</text:p>
      <text:p text:style-name="Normal">161),</text:p>
      <text:p text:style-name="Normal">(32,</text:p>
      <text:p text:style-name="Normal">161),</text:p>
      <text:p text:style-name="Normal">(33,</text:p>
      <text:p text:style-name="Normal">161),</text:p>
      <text:p text:style-name="Normal">(36,</text:p>
      <text:p text:style-name="Normal">161),</text:p>
      <text:p text:style-name="Normal">(37,</text:p>
      <text:p text:style-name="Normal">161),</text:p>
      <text:p text:style-name="Normal">(39,</text:p>
      <text:p text:style-name="Normal">161),</text:p>
      <text:p text:style-name="Normal">(41,</text:p>
      <text:p text:style-name="Normal">161),</text:p>
      <text:p text:style-name="Normal">(44,</text:p>
      <text:p text:style-name="Normal">161),</text:p>
      <text:p text:style-name="Normal">(48,</text:p>
      <text:p text:style-name="Normal">161),</text:p>
      <text:p text:style-name="Normal">(50,</text:p>
      <text:p text:style-name="Normal">161),</text:p>
      <text:soft-page-break/>
      <text:p text:style-name="Normal">(54,</text:p>
      <text:p text:style-name="Normal">161),</text:p>
      <text:p text:style-name="Normal">(57,</text:p>
      <text:p text:style-name="Normal">161),</text:p>
      <text:p text:style-name="Normal">(66,</text:p>
      <text:p text:style-name="Normal">161),</text:p>
      <text:p text:style-name="Normal">(67,</text:p>
      <text:p text:style-name="Normal">161),</text:p>
      <text:p text:style-name="Normal">(69,</text:p>
      <text:p text:style-name="Normal">161),</text:p>
      <text:p text:style-name="Normal">(71,</text:p>
      <text:p text:style-name="Normal">161),</text:p>
      <text:p text:style-name="Normal">(72,</text:p>
      <text:p text:style-name="Normal">161),</text:p>
      <text:p text:style-name="Normal">(75,</text:p>
      <text:p text:style-name="Normal">161),</text:p>
      <text:p text:style-name="Normal">(76,</text:p>
      <text:p text:style-name="Normal">161),</text:p>
      <text:p text:style-name="Normal">(84,</text:p>
      <text:p text:style-name="Normal">161),</text:p>
      <text:p text:style-name="Normal">(85,</text:p>
      <text:p text:style-name="Normal">161),</text:p>
      <text:p text:style-name="Normal">(87,</text:p>
      <text:p text:style-name="Normal">161),</text:p>
      <text:p text:style-name="Normal">(91,</text:p>
      <text:p text:style-name="Normal">161),</text:p>
      <text:p text:style-name="Normal">(92,</text:p>
      <text:p text:style-name="Normal">161),</text:p>
      <text:p text:style-name="Normal">(95,</text:p>
      <text:p text:style-name="Normal">161),</text:p>
      <text:p text:style-name="Normal">(96,</text:p>
      <text:soft-page-break/>
      <text:p text:style-name="Normal">161),</text:p>
      <text:p text:style-name="Normal">(98,</text:p>
      <text:p text:style-name="Normal">161),</text:p>
      <text:p text:style-name="Normal">(99,</text:p>
      <text:p text:style-name="Normal">161),</text:p>
      <text:p text:style-name="Normal">(2,</text:p>
      <text:p text:style-name="Normal">162),</text:p>
      <text:p text:style-name="Normal">(3,</text:p>
      <text:p text:style-name="Normal">162),</text:p>
      <text:p text:style-name="Normal">(4,</text:p>
      <text:p text:style-name="Normal">162),</text:p>
      <text:p text:style-name="Normal">(5,</text:p>
      <text:p text:style-name="Normal">162),</text:p>
      <text:p text:style-name="Normal">(13,</text:p>
      <text:p text:style-name="Normal">162),</text:p>
      <text:p text:style-name="Normal">(14,</text:p>
      <text:p text:style-name="Normal">162),</text:p>
      <text:p text:style-name="Normal">(19,</text:p>
      <text:p text:style-name="Normal">162),</text:p>
      <text:p text:style-name="Normal">(20,</text:p>
      <text:p text:style-name="Normal">162),</text:p>
      <text:p text:style-name="Normal">(21,</text:p>
      <text:p text:style-name="Normal">162),</text:p>
      <text:p text:style-name="Normal">(22,</text:p>
      <text:p text:style-name="Normal">162),</text:p>
      <text:p text:style-name="Normal">(24,</text:p>
      <text:p text:style-name="Normal">162),</text:p>
      <text:p text:style-name="Normal">(27,</text:p>
      <text:p text:style-name="Normal">162),</text:p>
      <text:p text:style-name="Normal">(36,</text:p>
      <text:p text:style-name="Normal">162),</text:p>
      <text:soft-page-break/>
      <text:p text:style-name="Normal">(38,</text:p>
      <text:p text:style-name="Normal">162),</text:p>
      <text:p text:style-name="Normal">(39,</text:p>
      <text:p text:style-name="Normal">162),</text:p>
      <text:p text:style-name="Normal">(41,</text:p>
      <text:p text:style-name="Normal">162),</text:p>
      <text:p text:style-name="Normal">(43,</text:p>
      <text:p text:style-name="Normal">162),</text:p>
      <text:p text:style-name="Normal">(46,</text:p>
      <text:p text:style-name="Normal">162),</text:p>
      <text:p text:style-name="Normal">(48,</text:p>
      <text:p text:style-name="Normal">162),</text:p>
      <text:p text:style-name="Normal">(54,</text:p>
      <text:p text:style-name="Normal">162),</text:p>
      <text:p text:style-name="Normal">(55,</text:p>
      <text:p text:style-name="Normal">162),</text:p>
      <text:p text:style-name="Normal">(56,</text:p>
      <text:p text:style-name="Normal">162),</text:p>
      <text:p text:style-name="Normal">(57,</text:p>
      <text:p text:style-name="Normal">162),</text:p>
      <text:p text:style-name="Normal">(66,</text:p>
      <text:p text:style-name="Normal">162),</text:p>
      <text:p text:style-name="Normal">(69,</text:p>
      <text:p text:style-name="Normal">162),</text:p>
      <text:p text:style-name="Normal">(70,</text:p>
      <text:p text:style-name="Normal">162),</text:p>
      <text:p text:style-name="Normal">(71,</text:p>
      <text:p text:style-name="Normal">162),</text:p>
      <text:p text:style-name="Normal">(72,</text:p>
      <text:p text:style-name="Normal">162),</text:p>
      <text:p text:style-name="Normal">(75,</text:p>
      <text:soft-page-break/>
      <text:p text:style-name="Normal">162),</text:p>
      <text:p text:style-name="Normal">(76,</text:p>
      <text:p text:style-name="Normal">162),</text:p>
      <text:p text:style-name="Normal">(79,</text:p>
      <text:p text:style-name="Normal">162),</text:p>
      <text:p text:style-name="Normal">(85,</text:p>
      <text:p text:style-name="Normal">162),</text:p>
      <text:p text:style-name="Normal">(91,</text:p>
      <text:p text:style-name="Normal">162),</text:p>
      <text:p text:style-name="Normal">(92,</text:p>
      <text:p text:style-name="Normal">162),</text:p>
      <text:p text:style-name="Normal">(93,</text:p>
      <text:p text:style-name="Normal">162),</text:p>
      <text:p text:style-name="Normal">(94,</text:p>
      <text:p text:style-name="Normal">162),</text:p>
      <text:p text:style-name="Normal">(98,</text:p>
      <text:p text:style-name="Normal">162),</text:p>
      <text:p text:style-name="Normal">(100,</text:p>
      <text:p text:style-name="Normal">162),</text:p>
      <text:p text:style-name="Normal">(5,</text:p>
      <text:p text:style-name="Normal">163),</text:p>
      <text:p text:style-name="Normal">(6,</text:p>
      <text:p text:style-name="Normal">163),</text:p>
      <text:p text:style-name="Normal">(8,</text:p>
      <text:p text:style-name="Normal">163),</text:p>
      <text:p text:style-name="Normal">(9,</text:p>
      <text:p text:style-name="Normal">163),</text:p>
      <text:p text:style-name="Normal">(10,</text:p>
      <text:p text:style-name="Normal">163),</text:p>
      <text:p text:style-name="Normal">(14,</text:p>
      <text:p text:style-name="Normal">163),</text:p>
      <text:soft-page-break/>
      <text:p text:style-name="Normal">(18,</text:p>
      <text:p text:style-name="Normal">163),</text:p>
      <text:p text:style-name="Normal">(20,</text:p>
      <text:p text:style-name="Normal">163),</text:p>
      <text:p text:style-name="Normal">(21,</text:p>
      <text:p text:style-name="Normal">163),</text:p>
      <text:p text:style-name="Normal">(24,</text:p>
      <text:p text:style-name="Normal">163),</text:p>
      <text:p text:style-name="Normal">(26,</text:p>
      <text:p text:style-name="Normal">163),</text:p>
      <text:p text:style-name="Normal">(27,</text:p>
      <text:p text:style-name="Normal">163),</text:p>
      <text:p text:style-name="Normal">(28,</text:p>
      <text:p text:style-name="Normal">163),</text:p>
      <text:p text:style-name="Normal">(30,</text:p>
      <text:p text:style-name="Normal">163),</text:p>
      <text:p text:style-name="Normal">(33,</text:p>
      <text:p text:style-name="Normal">163),</text:p>
      <text:p text:style-name="Normal">(36,</text:p>
      <text:p text:style-name="Normal">163),</text:p>
      <text:p text:style-name="Normal">(40,</text:p>
      <text:p text:style-name="Normal">163),</text:p>
      <text:p text:style-name="Normal">(41,</text:p>
      <text:p text:style-name="Normal">163),</text:p>
      <text:p text:style-name="Normal">(48,</text:p>
      <text:p text:style-name="Normal">163),</text:p>
      <text:p text:style-name="Normal">(52,</text:p>
      <text:p text:style-name="Normal">163),</text:p>
      <text:p text:style-name="Normal">(54,</text:p>
      <text:p text:style-name="Normal">163),</text:p>
      <text:p text:style-name="Normal">(57,</text:p>
      <text:soft-page-break/>
      <text:p text:style-name="Normal">163),</text:p>
      <text:p text:style-name="Normal">(60,</text:p>
      <text:p text:style-name="Normal">163),</text:p>
      <text:p text:style-name="Normal">(61,</text:p>
      <text:p text:style-name="Normal">163),</text:p>
      <text:p text:style-name="Normal">(66,</text:p>
      <text:p text:style-name="Normal">163),</text:p>
      <text:p text:style-name="Normal">(71,</text:p>
      <text:p text:style-name="Normal">163),</text:p>
      <text:p text:style-name="Normal">(75,</text:p>
      <text:p text:style-name="Normal">163),</text:p>
      <text:p text:style-name="Normal">(76,</text:p>
      <text:p text:style-name="Normal">163),</text:p>
      <text:p text:style-name="Normal">(78,</text:p>
      <text:p text:style-name="Normal">163),</text:p>
      <text:p text:style-name="Normal">(79,</text:p>
      <text:p text:style-name="Normal">163),</text:p>
      <text:p text:style-name="Normal">(84,</text:p>
      <text:p text:style-name="Normal">163),</text:p>
      <text:p text:style-name="Normal">(91,</text:p>
      <text:p text:style-name="Normal">163),</text:p>
      <text:p text:style-name="Normal">(95,</text:p>
      <text:p text:style-name="Normal">163),</text:p>
      <text:p text:style-name="Normal">(5,</text:p>
      <text:p text:style-name="Normal">164),</text:p>
      <text:p text:style-name="Normal">(11,</text:p>
      <text:p text:style-name="Normal">164),</text:p>
      <text:p text:style-name="Normal">(12,</text:p>
      <text:p text:style-name="Normal">164),</text:p>
      <text:p text:style-name="Normal">(13,</text:p>
      <text:p text:style-name="Normal">164),</text:p>
      <text:soft-page-break/>
      <text:p text:style-name="Normal">(14,</text:p>
      <text:p text:style-name="Normal">164),</text:p>
      <text:p text:style-name="Normal">(21,</text:p>
      <text:p text:style-name="Normal">164),</text:p>
      <text:p text:style-name="Normal">(22,</text:p>
      <text:p text:style-name="Normal">164),</text:p>
      <text:p text:style-name="Normal">(24,</text:p>
      <text:p text:style-name="Normal">164),</text:p>
      <text:p text:style-name="Normal">(26,</text:p>
      <text:p text:style-name="Normal">164),</text:p>
      <text:p text:style-name="Normal">(28,</text:p>
      <text:p text:style-name="Normal">164),</text:p>
      <text:p text:style-name="Normal">(36,</text:p>
      <text:p text:style-name="Normal">164),</text:p>
      <text:p text:style-name="Normal">(40,</text:p>
      <text:p text:style-name="Normal">164),</text:p>
      <text:p text:style-name="Normal">(41,</text:p>
      <text:p text:style-name="Normal">164),</text:p>
      <text:p text:style-name="Normal">(42,</text:p>
      <text:p text:style-name="Normal">164),</text:p>
      <text:p text:style-name="Normal">(43,</text:p>
      <text:p text:style-name="Normal">164),</text:p>
      <text:p text:style-name="Normal">(44,</text:p>
      <text:p text:style-name="Normal">164),</text:p>
      <text:p text:style-name="Normal">(50,</text:p>
      <text:p text:style-name="Normal">164),</text:p>
      <text:p text:style-name="Normal">(54,</text:p>
      <text:p text:style-name="Normal">164),</text:p>
      <text:p text:style-name="Normal">(57,</text:p>
      <text:p text:style-name="Normal">164),</text:p>
      <text:p text:style-name="Normal">(62,</text:p>
      <text:soft-page-break/>
      <text:p text:style-name="Normal">164),</text:p>
      <text:p text:style-name="Normal">(66,</text:p>
      <text:p text:style-name="Normal">164),</text:p>
      <text:p text:style-name="Normal">(70,</text:p>
      <text:p text:style-name="Normal">164),</text:p>
      <text:p text:style-name="Normal">(71,</text:p>
      <text:p text:style-name="Normal">164),</text:p>
      <text:p text:style-name="Normal">(72,</text:p>
      <text:p text:style-name="Normal">164),</text:p>
      <text:p text:style-name="Normal">(75,</text:p>
      <text:p text:style-name="Normal">164),</text:p>
      <text:p text:style-name="Normal">(76,</text:p>
      <text:p text:style-name="Normal">164),</text:p>
      <text:p text:style-name="Normal">(78,</text:p>
      <text:p text:style-name="Normal">164),</text:p>
      <text:p text:style-name="Normal">(82,</text:p>
      <text:p text:style-name="Normal">164),</text:p>
      <text:p text:style-name="Normal">(84,</text:p>
      <text:p text:style-name="Normal">164),</text:p>
      <text:p text:style-name="Normal">(91,</text:p>
      <text:p text:style-name="Normal">164),</text:p>
      <text:p text:style-name="Normal">(95,</text:p>
      <text:p text:style-name="Normal">164),</text:p>
      <text:p text:style-name="Normal">(100,</text:p>
      <text:p text:style-name="Normal">164),</text:p>
      <text:p text:style-name="Normal">(2,</text:p>
      <text:p text:style-name="Normal">165),</text:p>
      <text:p text:style-name="Normal">(5,</text:p>
      <text:p text:style-name="Normal">165),</text:p>
      <text:p text:style-name="Normal">(11,</text:p>
      <text:p text:style-name="Normal">165),</text:p>
      <text:soft-page-break/>
      <text:p text:style-name="Normal">(12,</text:p>
      <text:p text:style-name="Normal">165),</text:p>
      <text:p text:style-name="Normal">(14,</text:p>
      <text:p text:style-name="Normal">165),</text:p>
      <text:p text:style-name="Normal">(15,</text:p>
      <text:p text:style-name="Normal">165),</text:p>
      <text:p text:style-name="Normal">(17,</text:p>
      <text:p text:style-name="Normal">165),</text:p>
      <text:p text:style-name="Normal">(19,</text:p>
      <text:p text:style-name="Normal">165),</text:p>
      <text:p text:style-name="Normal">(20,</text:p>
      <text:p text:style-name="Normal">165),</text:p>
      <text:p text:style-name="Normal">(21,</text:p>
      <text:p text:style-name="Normal">165),</text:p>
      <text:p text:style-name="Normal">(24,</text:p>
      <text:p text:style-name="Normal">165),</text:p>
      <text:p text:style-name="Normal">(31,</text:p>
      <text:p text:style-name="Normal">165),</text:p>
      <text:p text:style-name="Normal">(32,</text:p>
      <text:p text:style-name="Normal">165),</text:p>
      <text:p text:style-name="Normal">(36,</text:p>
      <text:p text:style-name="Normal">165),</text:p>
      <text:p text:style-name="Normal">(38,</text:p>
      <text:p text:style-name="Normal">165),</text:p>
      <text:p text:style-name="Normal">(40,</text:p>
      <text:p text:style-name="Normal">165),</text:p>
      <text:p text:style-name="Normal">(41,</text:p>
      <text:p text:style-name="Normal">165),</text:p>
      <text:p text:style-name="Normal">(47,</text:p>
      <text:p text:style-name="Normal">165),</text:p>
      <text:p text:style-name="Normal">(50,</text:p>
      <text:soft-page-break/>
      <text:p text:style-name="Normal">165),</text:p>
      <text:p text:style-name="Normal">(54,</text:p>
      <text:p text:style-name="Normal">165),</text:p>
      <text:p text:style-name="Normal">(56,</text:p>
      <text:p text:style-name="Normal">165),</text:p>
      <text:p text:style-name="Normal">(57,</text:p>
      <text:p text:style-name="Normal">165),</text:p>
      <text:p text:style-name="Normal">(66,</text:p>
      <text:p text:style-name="Normal">165),</text:p>
      <text:p text:style-name="Normal">(71,</text:p>
      <text:p text:style-name="Normal">165),</text:p>
      <text:p text:style-name="Normal">(72,</text:p>
      <text:p text:style-name="Normal">165),</text:p>
      <text:p text:style-name="Normal">(75,</text:p>
      <text:p text:style-name="Normal">165),</text:p>
      <text:p text:style-name="Normal">(76,</text:p>
      <text:p text:style-name="Normal">165),</text:p>
      <text:p text:style-name="Normal">(87,</text:p>
      <text:p text:style-name="Normal">165),</text:p>
      <text:p text:style-name="Normal">(91,</text:p>
      <text:p text:style-name="Normal">165),</text:p>
      <text:p text:style-name="Normal">(4,</text:p>
      <text:p text:style-name="Normal">166),</text:p>
      <text:p text:style-name="Normal">(5,</text:p>
      <text:p text:style-name="Normal">166),</text:p>
      <text:p text:style-name="Normal">(11,</text:p>
      <text:p text:style-name="Normal">166),</text:p>
      <text:p text:style-name="Normal">(12,</text:p>
      <text:p text:style-name="Normal">166),</text:p>
      <text:p text:style-name="Normal">(14,</text:p>
      <text:p text:style-name="Normal">166),</text:p>
      <text:soft-page-break/>
      <text:p text:style-name="Normal">(16,</text:p>
      <text:p text:style-name="Normal">166),</text:p>
      <text:p text:style-name="Normal">(17,</text:p>
      <text:p text:style-name="Normal">166),</text:p>
      <text:p text:style-name="Normal">(19,</text:p>
      <text:p text:style-name="Normal">166),</text:p>
      <text:p text:style-name="Normal">(21,</text:p>
      <text:p text:style-name="Normal">166),</text:p>
      <text:p text:style-name="Normal">(22,</text:p>
      <text:p text:style-name="Normal">166),</text:p>
      <text:p text:style-name="Normal">(24,</text:p>
      <text:p text:style-name="Normal">166),</text:p>
      <text:p text:style-name="Normal">(26,</text:p>
      <text:p text:style-name="Normal">166),</text:p>
      <text:p text:style-name="Normal">(30,</text:p>
      <text:p text:style-name="Normal">166),</text:p>
      <text:p text:style-name="Normal">(32,</text:p>
      <text:p text:style-name="Normal">166),</text:p>
      <text:p text:style-name="Normal">(35,</text:p>
      <text:p text:style-name="Normal">166),</text:p>
      <text:p text:style-name="Normal">(36,</text:p>
      <text:p text:style-name="Normal">166),</text:p>
      <text:p text:style-name="Normal">(37,</text:p>
      <text:p text:style-name="Normal">166),</text:p>
      <text:p text:style-name="Normal">(41,</text:p>
      <text:p text:style-name="Normal">166),</text:p>
      <text:p text:style-name="Normal">(43,</text:p>
      <text:p text:style-name="Normal">166),</text:p>
      <text:p text:style-name="Normal">(52,</text:p>
      <text:p text:style-name="Normal">166),</text:p>
      <text:p text:style-name="Normal">(54,</text:p>
      <text:soft-page-break/>
      <text:p text:style-name="Normal">166),</text:p>
      <text:p text:style-name="Normal">(57,</text:p>
      <text:p text:style-name="Normal">166),</text:p>
      <text:p text:style-name="Normal">(60,</text:p>
      <text:p text:style-name="Normal">166),</text:p>
      <text:p text:style-name="Normal">(66,</text:p>
      <text:p text:style-name="Normal">166),</text:p>
      <text:p text:style-name="Normal">(67,</text:p>
      <text:p text:style-name="Normal">166),</text:p>
      <text:p text:style-name="Normal">(69,</text:p>
      <text:p text:style-name="Normal">166),</text:p>
      <text:p text:style-name="Normal">(70,</text:p>
      <text:p text:style-name="Normal">166),</text:p>
      <text:p text:style-name="Normal">(71,</text:p>
      <text:p text:style-name="Normal">166),</text:p>
      <text:p text:style-name="Normal">(75,</text:p>
      <text:p text:style-name="Normal">166),</text:p>
      <text:p text:style-name="Normal">(76,</text:p>
      <text:p text:style-name="Normal">166),</text:p>
      <text:p text:style-name="Normal">(78,</text:p>
      <text:p text:style-name="Normal">166),</text:p>
      <text:p text:style-name="Normal">(84,</text:p>
      <text:p text:style-name="Normal">166),</text:p>
      <text:p text:style-name="Normal">(85,</text:p>
      <text:p text:style-name="Normal">166),</text:p>
      <text:p text:style-name="Normal">(91,</text:p>
      <text:p text:style-name="Normal">166),</text:p>
      <text:p text:style-name="Normal">(92,</text:p>
      <text:p text:style-name="Normal">166),</text:p>
      <text:p text:style-name="Normal">(94,</text:p>
      <text:p text:style-name="Normal">166),</text:p>
      <text:soft-page-break/>
      <text:p text:style-name="Normal">(2,</text:p>
      <text:p text:style-name="Normal">167),</text:p>
      <text:p text:style-name="Normal">(5,</text:p>
      <text:p text:style-name="Normal">167),</text:p>
      <text:p text:style-name="Normal">(9,</text:p>
      <text:p text:style-name="Normal">167),</text:p>
      <text:p text:style-name="Normal">(11,</text:p>
      <text:p text:style-name="Normal">167),</text:p>
      <text:p text:style-name="Normal">(14,</text:p>
      <text:p text:style-name="Normal">167),</text:p>
      <text:p text:style-name="Normal">(21,</text:p>
      <text:p text:style-name="Normal">167),</text:p>
      <text:p text:style-name="Normal">(24,</text:p>
      <text:p text:style-name="Normal">167),</text:p>
      <text:p text:style-name="Normal">(32,</text:p>
      <text:p text:style-name="Normal">167),</text:p>
      <text:p text:style-name="Normal">(36,</text:p>
      <text:p text:style-name="Normal">167),</text:p>
      <text:p text:style-name="Normal">(41,</text:p>
      <text:p text:style-name="Normal">167),</text:p>
      <text:p text:style-name="Normal">(42,</text:p>
      <text:p text:style-name="Normal">167),</text:p>
      <text:p text:style-name="Normal">(54,</text:p>
      <text:p text:style-name="Normal">167),</text:p>
      <text:p text:style-name="Normal">(55,</text:p>
      <text:p text:style-name="Normal">167),</text:p>
      <text:p text:style-name="Normal">(56,</text:p>
      <text:p text:style-name="Normal">167),</text:p>
      <text:p text:style-name="Normal">(57,</text:p>
      <text:p text:style-name="Normal">167),</text:p>
      <text:p text:style-name="Normal">(62,</text:p>
      <text:soft-page-break/>
      <text:p text:style-name="Normal">167),</text:p>
      <text:p text:style-name="Normal">(63,</text:p>
      <text:p text:style-name="Normal">167),</text:p>
      <text:p text:style-name="Normal">(65,</text:p>
      <text:p text:style-name="Normal">167),</text:p>
      <text:p text:style-name="Normal">(66,</text:p>
      <text:p text:style-name="Normal">167),</text:p>
      <text:p text:style-name="Normal">(67,</text:p>
      <text:p text:style-name="Normal">167),</text:p>
      <text:p text:style-name="Normal">(69,</text:p>
      <text:p text:style-name="Normal">167),</text:p>
      <text:p text:style-name="Normal">(71,</text:p>
      <text:p text:style-name="Normal">167),</text:p>
      <text:p text:style-name="Normal">(73,</text:p>
      <text:p text:style-name="Normal">167),</text:p>
      <text:p text:style-name="Normal">(75,</text:p>
      <text:p text:style-name="Normal">167),</text:p>
      <text:p text:style-name="Normal">(76,</text:p>
      <text:p text:style-name="Normal">167),</text:p>
      <text:p text:style-name="Normal">(78,</text:p>
      <text:p text:style-name="Normal">167),</text:p>
      <text:p text:style-name="Normal">(85,</text:p>
      <text:p text:style-name="Normal">167),</text:p>
      <text:p text:style-name="Normal">(87,</text:p>
      <text:p text:style-name="Normal">167),</text:p>
      <text:p text:style-name="Normal">(91,</text:p>
      <text:p text:style-name="Normal">167),</text:p>
      <text:p text:style-name="Normal">(96,</text:p>
      <text:p text:style-name="Normal">167),</text:p>
      <text:p text:style-name="Normal">(98,</text:p>
      <text:p text:style-name="Normal">167),</text:p>
      <text:soft-page-break/>
      <text:p text:style-name="Normal">(5,</text:p>
      <text:p text:style-name="Normal">168),</text:p>
      <text:p text:style-name="Normal">(9,</text:p>
      <text:p text:style-name="Normal">168),</text:p>
      <text:p text:style-name="Normal">(13,</text:p>
      <text:p text:style-name="Normal">168),</text:p>
      <text:p text:style-name="Normal">(14,</text:p>
      <text:p text:style-name="Normal">168),</text:p>
      <text:p text:style-name="Normal">(20,</text:p>
      <text:p text:style-name="Normal">168),</text:p>
      <text:p text:style-name="Normal">(21,</text:p>
      <text:p text:style-name="Normal">168),</text:p>
      <text:p text:style-name="Normal">(24,</text:p>
      <text:p text:style-name="Normal">168),</text:p>
      <text:p text:style-name="Normal">(30,</text:p>
      <text:p text:style-name="Normal">168),</text:p>
      <text:p text:style-name="Normal">(31,</text:p>
      <text:p text:style-name="Normal">168),</text:p>
      <text:p text:style-name="Normal">(32,</text:p>
      <text:p text:style-name="Normal">168),</text:p>
      <text:p text:style-name="Normal">(33,</text:p>
      <text:p text:style-name="Normal">168),</text:p>
      <text:p text:style-name="Normal">(36,</text:p>
      <text:p text:style-name="Normal">168),</text:p>
      <text:p text:style-name="Normal">(37,</text:p>
      <text:p text:style-name="Normal">168),</text:p>
      <text:p text:style-name="Normal">(40,</text:p>
      <text:p text:style-name="Normal">168),</text:p>
      <text:p text:style-name="Normal">(41,</text:p>
      <text:p text:style-name="Normal">168),</text:p>
      <text:p text:style-name="Normal">(42,</text:p>
      <text:soft-page-break/>
      <text:p text:style-name="Normal">168),</text:p>
      <text:p text:style-name="Normal">(43,</text:p>
      <text:p text:style-name="Normal">168),</text:p>
      <text:p text:style-name="Normal">(44,</text:p>
      <text:p text:style-name="Normal">168),</text:p>
      <text:p text:style-name="Normal">(47,</text:p>
      <text:p text:style-name="Normal">168),</text:p>
      <text:p text:style-name="Normal">(54,</text:p>
      <text:p text:style-name="Normal">168),</text:p>
      <text:p text:style-name="Normal">(56,</text:p>
      <text:p text:style-name="Normal">168),</text:p>
      <text:p text:style-name="Normal">(57,</text:p>
      <text:p text:style-name="Normal">168),</text:p>
      <text:p text:style-name="Normal">(65,</text:p>
      <text:p text:style-name="Normal">168),</text:p>
      <text:p text:style-name="Normal">(66,</text:p>
      <text:p text:style-name="Normal">168),</text:p>
      <text:p text:style-name="Normal">(71,</text:p>
      <text:p text:style-name="Normal">168),</text:p>
      <text:p text:style-name="Normal">(73,</text:p>
      <text:p text:style-name="Normal">168),</text:p>
      <text:p text:style-name="Normal">(75,</text:p>
      <text:p text:style-name="Normal">168),</text:p>
      <text:p text:style-name="Normal">(76,</text:p>
      <text:p text:style-name="Normal">168),</text:p>
      <text:p text:style-name="Normal">(82,</text:p>
      <text:p text:style-name="Normal">168),</text:p>
      <text:p text:style-name="Normal">(84,</text:p>
      <text:p text:style-name="Normal">168),</text:p>
      <text:p text:style-name="Normal">(87,</text:p>
      <text:p text:style-name="Normal">168),</text:p>
      <text:soft-page-break/>
      <text:p text:style-name="Normal">(91,</text:p>
      <text:p text:style-name="Normal">168),</text:p>
      <text:p text:style-name="Normal">(3,</text:p>
      <text:p text:style-name="Normal">169),</text:p>
      <text:p text:style-name="Normal">(5,</text:p>
      <text:p text:style-name="Normal">169),</text:p>
      <text:p text:style-name="Normal">(14,</text:p>
      <text:p text:style-name="Normal">169),</text:p>
      <text:p text:style-name="Normal">(15,</text:p>
      <text:p text:style-name="Normal">169),</text:p>
      <text:p text:style-name="Normal">(16,</text:p>
      <text:p text:style-name="Normal">169),</text:p>
      <text:p text:style-name="Normal">(19,</text:p>
      <text:p text:style-name="Normal">169),</text:p>
      <text:p text:style-name="Normal">(21,</text:p>
      <text:p text:style-name="Normal">169),</text:p>
      <text:p text:style-name="Normal">(22,</text:p>
      <text:p text:style-name="Normal">169),</text:p>
      <text:p text:style-name="Normal">(24,</text:p>
      <text:p text:style-name="Normal">169),</text:p>
      <text:p text:style-name="Normal">(27,</text:p>
      <text:p text:style-name="Normal">169),</text:p>
      <text:p text:style-name="Normal">(31,</text:p>
      <text:p text:style-name="Normal">169),</text:p>
      <text:p text:style-name="Normal">(36,</text:p>
      <text:p text:style-name="Normal">169),</text:p>
      <text:p text:style-name="Normal">(37,</text:p>
      <text:p text:style-name="Normal">169),</text:p>
      <text:p text:style-name="Normal">(41,</text:p>
      <text:p text:style-name="Normal">169),</text:p>
      <text:p text:style-name="Normal">(42,</text:p>
      <text:soft-page-break/>
      <text:p text:style-name="Normal">169),</text:p>
      <text:p text:style-name="Normal">(44,</text:p>
      <text:p text:style-name="Normal">169),</text:p>
      <text:p text:style-name="Normal">(46,</text:p>
      <text:p text:style-name="Normal">169),</text:p>
      <text:p text:style-name="Normal">(48,</text:p>
      <text:p text:style-name="Normal">169),</text:p>
      <text:p text:style-name="Normal">(50,</text:p>
      <text:p text:style-name="Normal">169),</text:p>
      <text:p text:style-name="Normal">(54,</text:p>
      <text:p text:style-name="Normal">169),</text:p>
      <text:p text:style-name="Normal">(56,</text:p>
      <text:p text:style-name="Normal">169),</text:p>
      <text:p text:style-name="Normal">(57,</text:p>
      <text:p text:style-name="Normal">169),</text:p>
      <text:p text:style-name="Normal">(62,</text:p>
      <text:p text:style-name="Normal">169),</text:p>
      <text:p text:style-name="Normal">(63,</text:p>
      <text:p text:style-name="Normal">169),</text:p>
      <text:p text:style-name="Normal">(66,</text:p>
      <text:p text:style-name="Normal">169),</text:p>
      <text:p text:style-name="Normal">(67,</text:p>
      <text:p text:style-name="Normal">169),</text:p>
      <text:p text:style-name="Normal">(69,</text:p>
      <text:p text:style-name="Normal">169),</text:p>
      <text:p text:style-name="Normal">(71,</text:p>
      <text:p text:style-name="Normal">169),</text:p>
      <text:p text:style-name="Normal">(75,</text:p>
      <text:p text:style-name="Normal">169),</text:p>
      <text:p text:style-name="Normal">(76,</text:p>
      <text:p text:style-name="Normal">169),</text:p>
      <text:soft-page-break/>
      <text:p text:style-name="Normal">(82,</text:p>
      <text:p text:style-name="Normal">169),</text:p>
      <text:p text:style-name="Normal">(85,</text:p>
      <text:p text:style-name="Normal">169),</text:p>
      <text:p text:style-name="Normal">(91,</text:p>
      <text:p text:style-name="Normal">169),</text:p>
      <text:p text:style-name="Normal">(93,</text:p>
      <text:p text:style-name="Normal">169),</text:p>
      <text:p text:style-name="Normal">(94,</text:p>
      <text:p text:style-name="Normal">169),</text:p>
      <text:p text:style-name="Normal">(95,</text:p>
      <text:p text:style-name="Normal">169),</text:p>
      <text:p text:style-name="Normal">(96,</text:p>
      <text:p text:style-name="Normal">169),</text:p>
      <text:p text:style-name="Normal">(98,</text:p>
      <text:p text:style-name="Normal">169),</text:p>
      <text:p text:style-name="Normal">(2,</text:p>
      <text:p text:style-name="Normal">170),</text:p>
      <text:p text:style-name="Normal">(5,</text:p>
      <text:p text:style-name="Normal">170),</text:p>
      <text:p text:style-name="Normal">(9,</text:p>
      <text:p text:style-name="Normal">170),</text:p>
      <text:p text:style-name="Normal">(10,</text:p>
      <text:p text:style-name="Normal">170),</text:p>
      <text:p text:style-name="Normal">(11,</text:p>
      <text:p text:style-name="Normal">170),</text:p>
      <text:p text:style-name="Normal">(14,</text:p>
      <text:p text:style-name="Normal">170),</text:p>
      <text:p text:style-name="Normal">(17,</text:p>
      <text:p text:style-name="Normal">170),</text:p>
      <text:p text:style-name="Normal">(18,</text:p>
      <text:soft-page-break/>
      <text:p text:style-name="Normal">170),</text:p>
      <text:p text:style-name="Normal">(21,</text:p>
      <text:p text:style-name="Normal">170),</text:p>
      <text:p text:style-name="Normal">(22,</text:p>
      <text:p text:style-name="Normal">170),</text:p>
      <text:p text:style-name="Normal">(24,</text:p>
      <text:p text:style-name="Normal">170),</text:p>
      <text:p text:style-name="Normal">(26,</text:p>
      <text:p text:style-name="Normal">170),</text:p>
      <text:p text:style-name="Normal">(27,</text:p>
      <text:p text:style-name="Normal">170),</text:p>
      <text:p text:style-name="Normal">(28,</text:p>
      <text:p text:style-name="Normal">170),</text:p>
      <text:p text:style-name="Normal">(35,</text:p>
      <text:p text:style-name="Normal">170),</text:p>
      <text:p text:style-name="Normal">(36,</text:p>
      <text:p text:style-name="Normal">170),</text:p>
      <text:p text:style-name="Normal">(37,</text:p>
      <text:p text:style-name="Normal">170),</text:p>
      <text:p text:style-name="Normal">(41,</text:p>
      <text:p text:style-name="Normal">170),</text:p>
      <text:p text:style-name="Normal">(42,</text:p>
      <text:p text:style-name="Normal">170),</text:p>
      <text:p text:style-name="Normal">(44,</text:p>
      <text:p text:style-name="Normal">170),</text:p>
      <text:p text:style-name="Normal">(54,</text:p>
      <text:p text:style-name="Normal">170),</text:p>
      <text:p text:style-name="Normal">(57,</text:p>
      <text:p text:style-name="Normal">170),</text:p>
      <text:p text:style-name="Normal">(62,</text:p>
      <text:p text:style-name="Normal">170),</text:p>
      <text:soft-page-break/>
      <text:p text:style-name="Normal">(65,</text:p>
      <text:p text:style-name="Normal">170),</text:p>
      <text:p text:style-name="Normal">(66,</text:p>
      <text:p text:style-name="Normal">170),</text:p>
      <text:p text:style-name="Normal">(71,</text:p>
      <text:p text:style-name="Normal">170),</text:p>
      <text:p text:style-name="Normal">(72,</text:p>
      <text:p text:style-name="Normal">170),</text:p>
      <text:p text:style-name="Normal">(75,</text:p>
      <text:p text:style-name="Normal">170),</text:p>
      <text:p text:style-name="Normal">(76,</text:p>
      <text:p text:style-name="Normal">170),</text:p>
      <text:p text:style-name="Normal">(78,</text:p>
      <text:p text:style-name="Normal">170),</text:p>
      <text:p text:style-name="Normal">(82,</text:p>
      <text:p text:style-name="Normal">170),</text:p>
      <text:p text:style-name="Normal">(91,</text:p>
      <text:p text:style-name="Normal">170),</text:p>
      <text:p text:style-name="Normal">(94,</text:p>
      <text:p text:style-name="Normal">170),</text:p>
      <text:p text:style-name="Normal">(96,</text:p>
      <text:p text:style-name="Normal">170),</text:p>
      <text:p text:style-name="Normal">(2,</text:p>
      <text:p text:style-name="Normal">171),</text:p>
      <text:p text:style-name="Normal">(3,</text:p>
      <text:p text:style-name="Normal">171),</text:p>
      <text:p text:style-name="Normal">(5,</text:p>
      <text:p text:style-name="Normal">171),</text:p>
      <text:p text:style-name="Normal">(11,</text:p>
      <text:p text:style-name="Normal">171),</text:p>
      <text:p text:style-name="Normal">(13,</text:p>
      <text:soft-page-break/>
      <text:p text:style-name="Normal">171),</text:p>
      <text:p text:style-name="Normal">(14,</text:p>
      <text:p text:style-name="Normal">171),</text:p>
      <text:p text:style-name="Normal">(16,</text:p>
      <text:p text:style-name="Normal">171),</text:p>
      <text:p text:style-name="Normal">(17,</text:p>
      <text:p text:style-name="Normal">171),</text:p>
      <text:p text:style-name="Normal">(18,</text:p>
      <text:p text:style-name="Normal">171),</text:p>
      <text:p text:style-name="Normal">(20,</text:p>
      <text:p text:style-name="Normal">171),</text:p>
      <text:p text:style-name="Normal">(21,</text:p>
      <text:p text:style-name="Normal">171),</text:p>
      <text:p text:style-name="Normal">(22,</text:p>
      <text:p text:style-name="Normal">171),</text:p>
      <text:p text:style-name="Normal">(24,</text:p>
      <text:p text:style-name="Normal">171),</text:p>
      <text:p text:style-name="Normal">(36,</text:p>
      <text:p text:style-name="Normal">171),</text:p>
      <text:p text:style-name="Normal">(39,</text:p>
      <text:p text:style-name="Normal">171),</text:p>
      <text:p text:style-name="Normal">(41,</text:p>
      <text:p text:style-name="Normal">171),</text:p>
      <text:p text:style-name="Normal">(46,</text:p>
      <text:p text:style-name="Normal">171),</text:p>
      <text:p text:style-name="Normal">(50,</text:p>
      <text:p text:style-name="Normal">171),</text:p>
      <text:p text:style-name="Normal">(52,</text:p>
      <text:p text:style-name="Normal">171),</text:p>
      <text:p text:style-name="Normal">(54,</text:p>
      <text:p text:style-name="Normal">171),</text:p>
      <text:soft-page-break/>
      <text:p text:style-name="Normal">(55,</text:p>
      <text:p text:style-name="Normal">171),</text:p>
      <text:p text:style-name="Normal">(57,</text:p>
      <text:p text:style-name="Normal">171),</text:p>
      <text:p text:style-name="Normal">(63,</text:p>
      <text:p text:style-name="Normal">171),</text:p>
      <text:p text:style-name="Normal">(65,</text:p>
      <text:p text:style-name="Normal">171),</text:p>
      <text:p text:style-name="Normal">(66,</text:p>
      <text:p text:style-name="Normal">171),</text:p>
      <text:p text:style-name="Normal">(71,</text:p>
      <text:p text:style-name="Normal">171),</text:p>
      <text:p text:style-name="Normal">(73,</text:p>
      <text:p text:style-name="Normal">171),</text:p>
      <text:p text:style-name="Normal">(75,</text:p>
      <text:p text:style-name="Normal">171),</text:p>
      <text:p text:style-name="Normal">(76,</text:p>
      <text:p text:style-name="Normal">171),</text:p>
      <text:p text:style-name="Normal">(79,</text:p>
      <text:p text:style-name="Normal">171),</text:p>
      <text:p text:style-name="Normal">(84,</text:p>
      <text:p text:style-name="Normal">171),</text:p>
      <text:p text:style-name="Normal">(87,</text:p>
      <text:p text:style-name="Normal">171),</text:p>
      <text:p text:style-name="Normal">(91,</text:p>
      <text:p text:style-name="Normal">171),</text:p>
      <text:p text:style-name="Normal">(95,</text:p>
      <text:p text:style-name="Normal">171),</text:p>
      <text:p text:style-name="Normal">(96,</text:p>
      <text:p text:style-name="Normal">171),</text:p>
      <text:p text:style-name="Normal">(98,</text:p>
      <text:soft-page-break/>
      <text:p text:style-name="Normal">171),</text:p>
      <text:p text:style-name="Normal">(3,</text:p>
      <text:p text:style-name="Normal">172),</text:p>
      <text:p text:style-name="Normal">(4,</text:p>
      <text:p text:style-name="Normal">172),</text:p>
      <text:p text:style-name="Normal">(5,</text:p>
      <text:p text:style-name="Normal">172),</text:p>
      <text:p text:style-name="Normal">(6,</text:p>
      <text:p text:style-name="Normal">172),</text:p>
      <text:p text:style-name="Normal">(12,</text:p>
      <text:p text:style-name="Normal">172),</text:p>
      <text:p text:style-name="Normal">(13,</text:p>
      <text:p text:style-name="Normal">172),</text:p>
      <text:p text:style-name="Normal">(14,</text:p>
      <text:p text:style-name="Normal">172),</text:p>
      <text:p text:style-name="Normal">(15,</text:p>
      <text:p text:style-name="Normal">172),</text:p>
      <text:p text:style-name="Normal">(18,</text:p>
      <text:p text:style-name="Normal">172),</text:p>
      <text:p text:style-name="Normal">(21,</text:p>
      <text:p text:style-name="Normal">172),</text:p>
      <text:p text:style-name="Normal">(24,</text:p>
      <text:p text:style-name="Normal">172),</text:p>
      <text:p text:style-name="Normal">(28,</text:p>
      <text:p text:style-name="Normal">172),</text:p>
      <text:p text:style-name="Normal">(36,</text:p>
      <text:p text:style-name="Normal">172),</text:p>
      <text:p text:style-name="Normal">(41,</text:p>
      <text:p text:style-name="Normal">172),</text:p>
      <text:p text:style-name="Normal">(43,</text:p>
      <text:p text:style-name="Normal">172),</text:p>
      <text:soft-page-break/>
      <text:p text:style-name="Normal">(46,</text:p>
      <text:p text:style-name="Normal">172),</text:p>
      <text:p text:style-name="Normal">(48,</text:p>
      <text:p text:style-name="Normal">172),</text:p>
      <text:p text:style-name="Normal">(52,</text:p>
      <text:p text:style-name="Normal">172),</text:p>
      <text:p text:style-name="Normal">(54,</text:p>
      <text:p text:style-name="Normal">172),</text:p>
      <text:p text:style-name="Normal">(56,</text:p>
      <text:p text:style-name="Normal">172),</text:p>
      <text:p text:style-name="Normal">(57,</text:p>
      <text:p text:style-name="Normal">172),</text:p>
      <text:p text:style-name="Normal">(60,</text:p>
      <text:p text:style-name="Normal">172),</text:p>
      <text:p text:style-name="Normal">(63,</text:p>
      <text:p text:style-name="Normal">172),</text:p>
      <text:p text:style-name="Normal">(66,</text:p>
      <text:p text:style-name="Normal">172),</text:p>
      <text:p text:style-name="Normal">(67,</text:p>
      <text:p text:style-name="Normal">172),</text:p>
      <text:p text:style-name="Normal">(71,</text:p>
      <text:p text:style-name="Normal">172),</text:p>
      <text:p text:style-name="Normal">(75,</text:p>
      <text:p text:style-name="Normal">172),</text:p>
      <text:p text:style-name="Normal">(76,</text:p>
      <text:p text:style-name="Normal">172),</text:p>
      <text:p text:style-name="Normal">(79,</text:p>
      <text:p text:style-name="Normal">172),</text:p>
      <text:p text:style-name="Normal">(91,</text:p>
      <text:p text:style-name="Normal">172),</text:p>
      <text:p text:style-name="Normal">(96,</text:p>
      <text:soft-page-break/>
      <text:p text:style-name="Normal">172),</text:p>
      <text:p text:style-name="Normal">(100,</text:p>
      <text:p text:style-name="Normal">172),</text:p>
      <text:p text:style-name="Normal">(4,</text:p>
      <text:p text:style-name="Normal">173),</text:p>
      <text:p text:style-name="Normal">(5,</text:p>
      <text:p text:style-name="Normal">173),</text:p>
      <text:p text:style-name="Normal">(6,</text:p>
      <text:p text:style-name="Normal">173),</text:p>
      <text:p text:style-name="Normal">(10,</text:p>
      <text:p text:style-name="Normal">173),</text:p>
      <text:p text:style-name="Normal">(11,</text:p>
      <text:p text:style-name="Normal">173),</text:p>
      <text:p text:style-name="Normal">(12,</text:p>
      <text:p text:style-name="Normal">173),</text:p>
      <text:p text:style-name="Normal">(13,</text:p>
      <text:p text:style-name="Normal">173),</text:p>
      <text:p text:style-name="Normal">(14,</text:p>
      <text:p text:style-name="Normal">173),</text:p>
      <text:p text:style-name="Normal">(16,</text:p>
      <text:p text:style-name="Normal">173),</text:p>
      <text:p text:style-name="Normal">(20,</text:p>
      <text:p text:style-name="Normal">173),</text:p>
      <text:p text:style-name="Normal">(21,</text:p>
      <text:p text:style-name="Normal">173),</text:p>
      <text:p text:style-name="Normal">(24,</text:p>
      <text:p text:style-name="Normal">173),</text:p>
      <text:p text:style-name="Normal">(31,</text:p>
      <text:p text:style-name="Normal">173),</text:p>
      <text:p text:style-name="Normal">(36,</text:p>
      <text:p text:style-name="Normal">173),</text:p>
      <text:soft-page-break/>
      <text:p text:style-name="Normal">(41,</text:p>
      <text:p text:style-name="Normal">173),</text:p>
      <text:p text:style-name="Normal">(48,</text:p>
      <text:p text:style-name="Normal">173),</text:p>
      <text:p text:style-name="Normal">(54,</text:p>
      <text:p text:style-name="Normal">173),</text:p>
      <text:p text:style-name="Normal">(56,</text:p>
      <text:p text:style-name="Normal">173),</text:p>
      <text:p text:style-name="Normal">(57,</text:p>
      <text:p text:style-name="Normal">173),</text:p>
      <text:p text:style-name="Normal">(66,</text:p>
      <text:p text:style-name="Normal">173),</text:p>
      <text:p text:style-name="Normal">(67,</text:p>
      <text:p text:style-name="Normal">173),</text:p>
      <text:p text:style-name="Normal">(69,</text:p>
      <text:p text:style-name="Normal">173),</text:p>
      <text:p text:style-name="Normal">(70,</text:p>
      <text:p text:style-name="Normal">173),</text:p>
      <text:p text:style-name="Normal">(71,</text:p>
      <text:p text:style-name="Normal">173),</text:p>
      <text:p text:style-name="Normal">(72,</text:p>
      <text:p text:style-name="Normal">173),</text:p>
      <text:p text:style-name="Normal">(75,</text:p>
      <text:p text:style-name="Normal">173),</text:p>
      <text:p text:style-name="Normal">(76,</text:p>
      <text:p text:style-name="Normal">173),</text:p>
      <text:p text:style-name="Normal">(78,</text:p>
      <text:p text:style-name="Normal">173),</text:p>
      <text:p text:style-name="Normal">(79,</text:p>
      <text:p text:style-name="Normal">173),</text:p>
      <text:p text:style-name="Normal">(87,</text:p>
      <text:soft-page-break/>
      <text:p text:style-name="Normal">173),</text:p>
      <text:p text:style-name="Normal">(91,</text:p>
      <text:p text:style-name="Normal">173),</text:p>
      <text:p text:style-name="Normal">(94,</text:p>
      <text:p text:style-name="Normal">173),</text:p>
      <text:p text:style-name="Normal">(95,</text:p>
      <text:p text:style-name="Normal">173),</text:p>
      <text:p text:style-name="Normal">(100,</text:p>
      <text:p text:style-name="Normal">173),</text:p>
      <text:p text:style-name="Normal">(2,</text:p>
      <text:p text:style-name="Normal">174),</text:p>
      <text:p text:style-name="Normal">(3,</text:p>
      <text:p text:style-name="Normal">174),</text:p>
      <text:p text:style-name="Normal">(5,</text:p>
      <text:p text:style-name="Normal">174),</text:p>
      <text:p text:style-name="Normal">(8,</text:p>
      <text:p text:style-name="Normal">174),</text:p>
      <text:p text:style-name="Normal">(10,</text:p>
      <text:p text:style-name="Normal">174),</text:p>
      <text:p text:style-name="Normal">(11,</text:p>
      <text:p text:style-name="Normal">174),</text:p>
      <text:p text:style-name="Normal">(12,</text:p>
      <text:p text:style-name="Normal">174),</text:p>
      <text:p text:style-name="Normal">(13,</text:p>
      <text:p text:style-name="Normal">174),</text:p>
      <text:p text:style-name="Normal">(14,</text:p>
      <text:p text:style-name="Normal">174),</text:p>
      <text:p text:style-name="Normal">(16,</text:p>
      <text:p text:style-name="Normal">174),</text:p>
      <text:p text:style-name="Normal">(18,</text:p>
      <text:p text:style-name="Normal">174),</text:p>
      <text:soft-page-break/>
      <text:p text:style-name="Normal">(21,</text:p>
      <text:p text:style-name="Normal">174),</text:p>
      <text:p text:style-name="Normal">(24,</text:p>
      <text:p text:style-name="Normal">174),</text:p>
      <text:p text:style-name="Normal">(31,</text:p>
      <text:p text:style-name="Normal">174),</text:p>
      <text:p text:style-name="Normal">(32,</text:p>
      <text:p text:style-name="Normal">174),</text:p>
      <text:p text:style-name="Normal">(36,</text:p>
      <text:p text:style-name="Normal">174),</text:p>
      <text:p text:style-name="Normal">(37,</text:p>
      <text:p text:style-name="Normal">174),</text:p>
      <text:p text:style-name="Normal">(39,</text:p>
      <text:p text:style-name="Normal">174),</text:p>
      <text:p text:style-name="Normal">(40,</text:p>
      <text:p text:style-name="Normal">174),</text:p>
      <text:p text:style-name="Normal">(41,</text:p>
      <text:p text:style-name="Normal">174),</text:p>
      <text:p text:style-name="Normal">(43,</text:p>
      <text:p text:style-name="Normal">174),</text:p>
      <text:p text:style-name="Normal">(46,</text:p>
      <text:p text:style-name="Normal">174),</text:p>
      <text:p text:style-name="Normal">(47,</text:p>
      <text:p text:style-name="Normal">174),</text:p>
      <text:p text:style-name="Normal">(48,</text:p>
      <text:p text:style-name="Normal">174),</text:p>
      <text:p text:style-name="Normal">(50,</text:p>
      <text:p text:style-name="Normal">174),</text:p>
      <text:p text:style-name="Normal">(52,</text:p>
      <text:p text:style-name="Normal">174),</text:p>
      <text:p text:style-name="Normal">(54,</text:p>
      <text:soft-page-break/>
      <text:p text:style-name="Normal">174),</text:p>
      <text:p text:style-name="Normal">(57,</text:p>
      <text:p text:style-name="Normal">174),</text:p>
      <text:p text:style-name="Normal">(60,</text:p>
      <text:p text:style-name="Normal">174),</text:p>
      <text:p text:style-name="Normal">(62,</text:p>
      <text:p text:style-name="Normal">174),</text:p>
      <text:p text:style-name="Normal">(66,</text:p>
      <text:p text:style-name="Normal">174),</text:p>
      <text:p text:style-name="Normal">(69,</text:p>
      <text:p text:style-name="Normal">174),</text:p>
      <text:p text:style-name="Normal">(71,</text:p>
      <text:p text:style-name="Normal">174),</text:p>
      <text:p text:style-name="Normal">(75,</text:p>
      <text:p text:style-name="Normal">174),</text:p>
      <text:p text:style-name="Normal">(76,</text:p>
      <text:p text:style-name="Normal">174),</text:p>
      <text:p text:style-name="Normal">(78,</text:p>
      <text:p text:style-name="Normal">174),</text:p>
      <text:p text:style-name="Normal">(91,</text:p>
      <text:p text:style-name="Normal">174),</text:p>
      <text:p text:style-name="Normal">(92,</text:p>
      <text:p text:style-name="Normal">174),</text:p>
      <text:p text:style-name="Normal">(95,</text:p>
      <text:p text:style-name="Normal">174),</text:p>
      <text:p text:style-name="Normal">(97,</text:p>
      <text:p text:style-name="Normal">174),</text:p>
      <text:p text:style-name="Normal">(98,</text:p>
      <text:p text:style-name="Normal">174),</text:p>
      <text:p text:style-name="Normal">(4,</text:p>
      <text:p text:style-name="Normal">175),</text:p>
      <text:soft-page-break/>
      <text:p text:style-name="Normal">(5,</text:p>
      <text:p text:style-name="Normal">175),</text:p>
      <text:p text:style-name="Normal">(10,</text:p>
      <text:p text:style-name="Normal">175),</text:p>
      <text:p text:style-name="Normal">(14,</text:p>
      <text:p text:style-name="Normal">175),</text:p>
      <text:p text:style-name="Normal">(15,</text:p>
      <text:p text:style-name="Normal">175),</text:p>
      <text:p text:style-name="Normal">(17,</text:p>
      <text:p text:style-name="Normal">175),</text:p>
      <text:p text:style-name="Normal">(19,</text:p>
      <text:p text:style-name="Normal">175),</text:p>
      <text:p text:style-name="Normal">(21,</text:p>
      <text:p text:style-name="Normal">175),</text:p>
      <text:p text:style-name="Normal">(24,</text:p>
      <text:p text:style-name="Normal">175),</text:p>
      <text:p text:style-name="Normal">(30,</text:p>
      <text:p text:style-name="Normal">175),</text:p>
      <text:p text:style-name="Normal">(32,</text:p>
      <text:p text:style-name="Normal">175),</text:p>
      <text:p text:style-name="Normal">(35,</text:p>
      <text:p text:style-name="Normal">175),</text:p>
      <text:p text:style-name="Normal">(36,</text:p>
      <text:p text:style-name="Normal">175),</text:p>
      <text:p text:style-name="Normal">(41,</text:p>
      <text:p text:style-name="Normal">175),</text:p>
      <text:p text:style-name="Normal">(47,</text:p>
      <text:p text:style-name="Normal">175),</text:p>
      <text:p text:style-name="Normal">(54,</text:p>
      <text:p text:style-name="Normal">175),</text:p>
      <text:p text:style-name="Normal">(57,</text:p>
      <text:soft-page-break/>
      <text:p text:style-name="Normal">175),</text:p>
      <text:p text:style-name="Normal">(66,</text:p>
      <text:p text:style-name="Normal">175),</text:p>
      <text:p text:style-name="Normal">(69,</text:p>
      <text:p text:style-name="Normal">175),</text:p>
      <text:p text:style-name="Normal">(70,</text:p>
      <text:p text:style-name="Normal">175),</text:p>
      <text:p text:style-name="Normal">(71,</text:p>
      <text:p text:style-name="Normal">175),</text:p>
      <text:p text:style-name="Normal">(75,</text:p>
      <text:p text:style-name="Normal">175),</text:p>
      <text:p text:style-name="Normal">(76,</text:p>
      <text:p text:style-name="Normal">175),</text:p>
      <text:p text:style-name="Normal">(84,</text:p>
      <text:p text:style-name="Normal">175),</text:p>
      <text:p text:style-name="Normal">(85,</text:p>
      <text:p text:style-name="Normal">175),</text:p>
      <text:p text:style-name="Normal">(91,</text:p>
      <text:p text:style-name="Normal">175),</text:p>
      <text:p text:style-name="Normal">(93,</text:p>
      <text:p text:style-name="Normal">175),</text:p>
      <text:p text:style-name="Normal">(99,</text:p>
      <text:p text:style-name="Normal">175),</text:p>
      <text:p text:style-name="Normal">(2,</text:p>
      <text:p text:style-name="Normal">176),</text:p>
      <text:p text:style-name="Normal">(5,</text:p>
      <text:p text:style-name="Normal">176),</text:p>
      <text:p text:style-name="Normal">(14,</text:p>
      <text:p text:style-name="Normal">176),</text:p>
      <text:p text:style-name="Normal">(17,</text:p>
      <text:p text:style-name="Normal">176),</text:p>
      <text:soft-page-break/>
      <text:p text:style-name="Normal">(20,</text:p>
      <text:p text:style-name="Normal">176),</text:p>
      <text:p text:style-name="Normal">(21,</text:p>
      <text:p text:style-name="Normal">176),</text:p>
      <text:p text:style-name="Normal">(24,</text:p>
      <text:p text:style-name="Normal">176),</text:p>
      <text:p text:style-name="Normal">(28,</text:p>
      <text:p text:style-name="Normal">176),</text:p>
      <text:p text:style-name="Normal">(33,</text:p>
      <text:p text:style-name="Normal">176),</text:p>
      <text:p text:style-name="Normal">(36,</text:p>
      <text:p text:style-name="Normal">176),</text:p>
      <text:p text:style-name="Normal">(39,</text:p>
      <text:p text:style-name="Normal">176),</text:p>
      <text:p text:style-name="Normal">(41,</text:p>
      <text:p text:style-name="Normal">176),</text:p>
      <text:p text:style-name="Normal">(44,</text:p>
      <text:p text:style-name="Normal">176),</text:p>
      <text:p text:style-name="Normal">(47,</text:p>
      <text:p text:style-name="Normal">176),</text:p>
      <text:p text:style-name="Normal">(54,</text:p>
      <text:p text:style-name="Normal">176),</text:p>
      <text:p text:style-name="Normal">(55,</text:p>
      <text:p text:style-name="Normal">176),</text:p>
      <text:p text:style-name="Normal">(56,</text:p>
      <text:p text:style-name="Normal">176),</text:p>
      <text:p text:style-name="Normal">(57,</text:p>
      <text:p text:style-name="Normal">176),</text:p>
      <text:p text:style-name="Normal">(60,</text:p>
      <text:p text:style-name="Normal">176),</text:p>
      <text:p text:style-name="Normal">(62,</text:p>
      <text:soft-page-break/>
      <text:p text:style-name="Normal">176),</text:p>
      <text:p text:style-name="Normal">(63,</text:p>
      <text:p text:style-name="Normal">176),</text:p>
      <text:p text:style-name="Normal">(66,</text:p>
      <text:p text:style-name="Normal">176),</text:p>
      <text:p text:style-name="Normal">(69,</text:p>
      <text:p text:style-name="Normal">176),</text:p>
      <text:p text:style-name="Normal">(70,</text:p>
      <text:p text:style-name="Normal">176),</text:p>
      <text:p text:style-name="Normal">(71,</text:p>
      <text:p text:style-name="Normal">176),</text:p>
      <text:p text:style-name="Normal">(73,</text:p>
      <text:p text:style-name="Normal">176),</text:p>
      <text:p text:style-name="Normal">(75,</text:p>
      <text:p text:style-name="Normal">176),</text:p>
      <text:p text:style-name="Normal">(76,</text:p>
      <text:p text:style-name="Normal">176),</text:p>
      <text:p text:style-name="Normal">(87,</text:p>
      <text:p text:style-name="Normal">176),</text:p>
      <text:p text:style-name="Normal">(91,</text:p>
      <text:p text:style-name="Normal">176),</text:p>
      <text:p text:style-name="Normal">(92,</text:p>
      <text:p text:style-name="Normal">176),</text:p>
      <text:p text:style-name="Normal">(95,</text:p>
      <text:p text:style-name="Normal">176),</text:p>
      <text:p text:style-name="Normal">(98,</text:p>
      <text:p text:style-name="Normal">176),</text:p>
      <text:p text:style-name="Normal">(5,</text:p>
      <text:p text:style-name="Normal">177),</text:p>
      <text:p text:style-name="Normal">(9,</text:p>
      <text:p text:style-name="Normal">177),</text:p>
      <text:soft-page-break/>
      <text:p text:style-name="Normal">(12,</text:p>
      <text:p text:style-name="Normal">177),</text:p>
      <text:p text:style-name="Normal">(13,</text:p>
      <text:p text:style-name="Normal">177),</text:p>
      <text:p text:style-name="Normal">(14,</text:p>
      <text:p text:style-name="Normal">177),</text:p>
      <text:p text:style-name="Normal">(15,</text:p>
      <text:p text:style-name="Normal">177),</text:p>
      <text:p text:style-name="Normal">(16,</text:p>
      <text:p text:style-name="Normal">177),</text:p>
      <text:p text:style-name="Normal">(18,</text:p>
      <text:p text:style-name="Normal">177),</text:p>
      <text:p text:style-name="Normal">(21,</text:p>
      <text:p text:style-name="Normal">177),</text:p>
      <text:p text:style-name="Normal">(24,</text:p>
      <text:p text:style-name="Normal">177),</text:p>
      <text:p text:style-name="Normal">(31,</text:p>
      <text:p text:style-name="Normal">177),</text:p>
      <text:p text:style-name="Normal">(36,</text:p>
      <text:p text:style-name="Normal">177),</text:p>
      <text:p text:style-name="Normal">(37,</text:p>
      <text:p text:style-name="Normal">177),</text:p>
      <text:p text:style-name="Normal">(38,</text:p>
      <text:p text:style-name="Normal">177),</text:p>
      <text:p text:style-name="Normal">(40,</text:p>
      <text:p text:style-name="Normal">177),</text:p>
      <text:p text:style-name="Normal">(41,</text:p>
      <text:p text:style-name="Normal">177),</text:p>
      <text:p text:style-name="Normal">(43,</text:p>
      <text:p text:style-name="Normal">177),</text:p>
      <text:p text:style-name="Normal">(48,</text:p>
      <text:soft-page-break/>
      <text:p text:style-name="Normal">177),</text:p>
      <text:p text:style-name="Normal">(54,</text:p>
      <text:p text:style-name="Normal">177),</text:p>
      <text:p text:style-name="Normal">(56,</text:p>
      <text:p text:style-name="Normal">177),</text:p>
      <text:p text:style-name="Normal">(57,</text:p>
      <text:p text:style-name="Normal">177),</text:p>
      <text:p text:style-name="Normal">(62,</text:p>
      <text:p text:style-name="Normal">177),</text:p>
      <text:p text:style-name="Normal">(65,</text:p>
      <text:p text:style-name="Normal">177),</text:p>
      <text:p text:style-name="Normal">(66,</text:p>
      <text:p text:style-name="Normal">177),</text:p>
      <text:p text:style-name="Normal">(67,</text:p>
      <text:p text:style-name="Normal">177),</text:p>
      <text:p text:style-name="Normal">(70,</text:p>
      <text:p text:style-name="Normal">177),</text:p>
      <text:p text:style-name="Normal">(71,</text:p>
      <text:p text:style-name="Normal">177),</text:p>
      <text:p text:style-name="Normal">(75,</text:p>
      <text:p text:style-name="Normal">177),</text:p>
      <text:p text:style-name="Normal">(76,</text:p>
      <text:p text:style-name="Normal">177),</text:p>
      <text:p text:style-name="Normal">(78,</text:p>
      <text:p text:style-name="Normal">177),</text:p>
      <text:p text:style-name="Normal">(84,</text:p>
      <text:p text:style-name="Normal">177),</text:p>
      <text:p text:style-name="Normal">(91,</text:p>
      <text:p text:style-name="Normal">177),</text:p>
      <text:p text:style-name="Normal">(94,</text:p>
      <text:p text:style-name="Normal">177),</text:p>
      <text:soft-page-break/>
      <text:p text:style-name="Normal">(97,</text:p>
      <text:p text:style-name="Normal">177),</text:p>
      <text:p text:style-name="Normal">(98,</text:p>
      <text:p text:style-name="Normal">177),</text:p>
      <text:p text:style-name="Normal">(100,</text:p>
      <text:p text:style-name="Normal">177),</text:p>
      <text:p text:style-name="Normal">(2,</text:p>
      <text:p text:style-name="Normal">178),</text:p>
      <text:p text:style-name="Normal">(5,</text:p>
      <text:p text:style-name="Normal">178),</text:p>
      <text:p text:style-name="Normal">(6,</text:p>
      <text:p text:style-name="Normal">178),</text:p>
      <text:p text:style-name="Normal">(9,</text:p>
      <text:p text:style-name="Normal">178),</text:p>
      <text:p text:style-name="Normal">(11,</text:p>
      <text:p text:style-name="Normal">178),</text:p>
      <text:p text:style-name="Normal">(14,</text:p>
      <text:p text:style-name="Normal">178),</text:p>
      <text:p text:style-name="Normal">(16,</text:p>
      <text:p text:style-name="Normal">178),</text:p>
      <text:p text:style-name="Normal">(18,</text:p>
      <text:p text:style-name="Normal">178),</text:p>
      <text:p text:style-name="Normal">(19,</text:p>
      <text:p text:style-name="Normal">178),</text:p>
      <text:p text:style-name="Normal">(21,</text:p>
      <text:p text:style-name="Normal">178),</text:p>
      <text:p text:style-name="Normal">(24,</text:p>
      <text:p text:style-name="Normal">178),</text:p>
      <text:p text:style-name="Normal">(27,</text:p>
      <text:p text:style-name="Normal">178),</text:p>
      <text:p text:style-name="Normal">(28,</text:p>
      <text:soft-page-break/>
      <text:p text:style-name="Normal">178),</text:p>
      <text:p text:style-name="Normal">(32,</text:p>
      <text:p text:style-name="Normal">178),</text:p>
      <text:p text:style-name="Normal">(33,</text:p>
      <text:p text:style-name="Normal">178),</text:p>
      <text:p text:style-name="Normal">(36,</text:p>
      <text:p text:style-name="Normal">178),</text:p>
      <text:p text:style-name="Normal">(38,</text:p>
      <text:p text:style-name="Normal">178),</text:p>
      <text:p text:style-name="Normal">(41,</text:p>
      <text:p text:style-name="Normal">178),</text:p>
      <text:p text:style-name="Normal">(44,</text:p>
      <text:p text:style-name="Normal">178),</text:p>
      <text:p text:style-name="Normal">(50,</text:p>
      <text:p text:style-name="Normal">178),</text:p>
      <text:p text:style-name="Normal">(52,</text:p>
      <text:p text:style-name="Normal">178),</text:p>
      <text:p text:style-name="Normal">(54,</text:p>
      <text:p text:style-name="Normal">178),</text:p>
      <text:p text:style-name="Normal">(57,</text:p>
      <text:p text:style-name="Normal">178),</text:p>
      <text:p text:style-name="Normal">(60,</text:p>
      <text:p text:style-name="Normal">178),</text:p>
      <text:p text:style-name="Normal">(62,</text:p>
      <text:p text:style-name="Normal">178),</text:p>
      <text:p text:style-name="Normal">(66,</text:p>
      <text:p text:style-name="Normal">178),</text:p>
      <text:p text:style-name="Normal">(67,</text:p>
      <text:p text:style-name="Normal">178),</text:p>
      <text:p text:style-name="Normal">(69,</text:p>
      <text:p text:style-name="Normal">178),</text:p>
      <text:soft-page-break/>
      <text:p text:style-name="Normal">(71,</text:p>
      <text:p text:style-name="Normal">178),</text:p>
      <text:p text:style-name="Normal">(75,</text:p>
      <text:p text:style-name="Normal">178),</text:p>
      <text:p text:style-name="Normal">(76,</text:p>
      <text:p text:style-name="Normal">178),</text:p>
      <text:p text:style-name="Normal">(78,</text:p>
      <text:p text:style-name="Normal">178),</text:p>
      <text:p text:style-name="Normal">(91,</text:p>
      <text:p text:style-name="Normal">178),</text:p>
      <text:p text:style-name="Normal">(92,</text:p>
      <text:p text:style-name="Normal">178),</text:p>
      <text:p text:style-name="Normal">(96,</text:p>
      <text:p text:style-name="Normal">178),</text:p>
      <text:p text:style-name="Normal">(97,</text:p>
      <text:p text:style-name="Normal">178),</text:p>
      <text:p text:style-name="Normal">(99,</text:p>
      <text:p text:style-name="Normal">178),</text:p>
      <text:p text:style-name="Normal">(5,</text:p>
      <text:p text:style-name="Normal">179),</text:p>
      <text:p text:style-name="Normal">(11,</text:p>
      <text:p text:style-name="Normal">179),</text:p>
      <text:p text:style-name="Normal">(13,</text:p>
      <text:p text:style-name="Normal">179),</text:p>
      <text:p text:style-name="Normal">(14,</text:p>
      <text:p text:style-name="Normal">179),</text:p>
      <text:p text:style-name="Normal">(21,</text:p>
      <text:p text:style-name="Normal">179),</text:p>
      <text:p text:style-name="Normal">(22,</text:p>
      <text:p text:style-name="Normal">179),</text:p>
      <text:p text:style-name="Normal">(24,</text:p>
      <text:soft-page-break/>
      <text:p text:style-name="Normal">179),</text:p>
      <text:p text:style-name="Normal">(28,</text:p>
      <text:p text:style-name="Normal">179),</text:p>
      <text:p text:style-name="Normal">(32,</text:p>
      <text:p text:style-name="Normal">179),</text:p>
      <text:p text:style-name="Normal">(33,</text:p>
      <text:p text:style-name="Normal">179),</text:p>
      <text:p text:style-name="Normal">(36,</text:p>
      <text:p text:style-name="Normal">179),</text:p>
      <text:p text:style-name="Normal">(38,</text:p>
      <text:p text:style-name="Normal">179),</text:p>
      <text:p text:style-name="Normal">(39,</text:p>
      <text:p text:style-name="Normal">179),</text:p>
      <text:p text:style-name="Normal">(41,</text:p>
      <text:p text:style-name="Normal">179),</text:p>
      <text:p text:style-name="Normal">(48,</text:p>
      <text:p text:style-name="Normal">179),</text:p>
      <text:p text:style-name="Normal">(50,</text:p>
      <text:p text:style-name="Normal">179),</text:p>
      <text:p text:style-name="Normal">(52,</text:p>
      <text:p text:style-name="Normal">179),</text:p>
      <text:p text:style-name="Normal">(54,</text:p>
      <text:p text:style-name="Normal">179),</text:p>
      <text:p text:style-name="Normal">(57,</text:p>
      <text:p text:style-name="Normal">179),</text:p>
      <text:p text:style-name="Normal">(61,</text:p>
      <text:p text:style-name="Normal">179),</text:p>
      <text:p text:style-name="Normal">(66,</text:p>
      <text:p text:style-name="Normal">179),</text:p>
      <text:p text:style-name="Normal">(69,</text:p>
      <text:p text:style-name="Normal">179),</text:p>
      <text:soft-page-break/>
      <text:p text:style-name="Normal">(71,</text:p>
      <text:p text:style-name="Normal">179),</text:p>
      <text:p text:style-name="Normal">(72,</text:p>
      <text:p text:style-name="Normal">179),</text:p>
      <text:p text:style-name="Normal">(75,</text:p>
      <text:p text:style-name="Normal">179),</text:p>
      <text:p text:style-name="Normal">(76,</text:p>
      <text:p text:style-name="Normal">179),</text:p>
      <text:p text:style-name="Normal">(85,</text:p>
      <text:p text:style-name="Normal">179),</text:p>
      <text:p text:style-name="Normal">(91,</text:p>
      <text:p text:style-name="Normal">179),</text:p>
      <text:p text:style-name="Normal">(97,</text:p>
      <text:p text:style-name="Normal">179),</text:p>
      <text:p text:style-name="Normal">(98,</text:p>
      <text:p text:style-name="Normal">179),</text:p>
      <text:p text:style-name="Normal">(4,</text:p>
      <text:p text:style-name="Normal">180),</text:p>
      <text:p text:style-name="Normal">(5,</text:p>
      <text:p text:style-name="Normal">180),</text:p>
      <text:p text:style-name="Normal">(10,</text:p>
      <text:p text:style-name="Normal">180),</text:p>
      <text:p text:style-name="Normal">(13,</text:p>
      <text:p text:style-name="Normal">180),</text:p>
      <text:p text:style-name="Normal">(14,</text:p>
      <text:p text:style-name="Normal">180),</text:p>
      <text:p text:style-name="Normal">(16,</text:p>
      <text:p text:style-name="Normal">180),</text:p>
      <text:p text:style-name="Normal">(17,</text:p>
      <text:p text:style-name="Normal">180),</text:p>
      <text:p text:style-name="Normal">(19,</text:p>
      <text:soft-page-break/>
      <text:p text:style-name="Normal">180),</text:p>
      <text:p text:style-name="Normal">(21,</text:p>
      <text:p text:style-name="Normal">180),</text:p>
      <text:p text:style-name="Normal">(24,</text:p>
      <text:p text:style-name="Normal">180),</text:p>
      <text:p text:style-name="Normal">(28,</text:p>
      <text:p text:style-name="Normal">180),</text:p>
      <text:p text:style-name="Normal">(30,</text:p>
      <text:p text:style-name="Normal">180),</text:p>
      <text:p text:style-name="Normal">(31,</text:p>
      <text:p text:style-name="Normal">180),</text:p>
      <text:p text:style-name="Normal">(32,</text:p>
      <text:p text:style-name="Normal">180),</text:p>
      <text:p text:style-name="Normal">(33,</text:p>
      <text:p text:style-name="Normal">180),</text:p>
      <text:p text:style-name="Normal">(36,</text:p>
      <text:p text:style-name="Normal">180),</text:p>
      <text:p text:style-name="Normal">(40,</text:p>
      <text:p text:style-name="Normal">180),</text:p>
      <text:p text:style-name="Normal">(41,</text:p>
      <text:p text:style-name="Normal">180),</text:p>
      <text:p text:style-name="Normal">(54,</text:p>
      <text:p text:style-name="Normal">180),</text:p>
      <text:p text:style-name="Normal">(56,</text:p>
      <text:p text:style-name="Normal">180),</text:p>
      <text:p text:style-name="Normal">(57,</text:p>
      <text:p text:style-name="Normal">180),</text:p>
      <text:p text:style-name="Normal">(60,</text:p>
      <text:p text:style-name="Normal">180),</text:p>
      <text:p text:style-name="Normal">(62,</text:p>
      <text:p text:style-name="Normal">180),</text:p>
      <text:soft-page-break/>
      <text:p text:style-name="Normal">(63,</text:p>
      <text:p text:style-name="Normal">180),</text:p>
      <text:p text:style-name="Normal">(66,</text:p>
      <text:p text:style-name="Normal">180),</text:p>
      <text:p text:style-name="Normal">(69,</text:p>
      <text:p text:style-name="Normal">180),</text:p>
      <text:p text:style-name="Normal">(71,</text:p>
      <text:p text:style-name="Normal">180),</text:p>
      <text:p text:style-name="Normal">(73,</text:p>
      <text:p text:style-name="Normal">180),</text:p>
      <text:p text:style-name="Normal">(75,</text:p>
      <text:p text:style-name="Normal">180),</text:p>
      <text:p text:style-name="Normal">(76,</text:p>
      <text:p text:style-name="Normal">180),</text:p>
      <text:p text:style-name="Normal">(78,</text:p>
      <text:p text:style-name="Normal">180),</text:p>
      <text:p text:style-name="Normal">(82,</text:p>
      <text:p text:style-name="Normal">180),</text:p>
      <text:p text:style-name="Normal">(84,</text:p>
      <text:p text:style-name="Normal">180),</text:p>
      <text:p text:style-name="Normal">(85,</text:p>
      <text:p text:style-name="Normal">180),</text:p>
      <text:p text:style-name="Normal">(87,</text:p>
      <text:p text:style-name="Normal">180),</text:p>
      <text:p text:style-name="Normal">(91,</text:p>
      <text:p text:style-name="Normal">180),</text:p>
      <text:p text:style-name="Normal">(92,</text:p>
      <text:p text:style-name="Normal">180),</text:p>
      <text:p text:style-name="Normal">(97,</text:p>
      <text:p text:style-name="Normal">180),</text:p>
      <text:p text:style-name="Normal">(99,</text:p>
      <text:soft-page-break/>
      <text:p text:style-name="Normal">180),</text:p>
      <text:p text:style-name="Normal">(4,</text:p>
      <text:p text:style-name="Normal">181),</text:p>
      <text:p text:style-name="Normal">(5,</text:p>
      <text:p text:style-name="Normal">181),</text:p>
      <text:p text:style-name="Normal">(6,</text:p>
      <text:p text:style-name="Normal">181),</text:p>
      <text:p text:style-name="Normal">(9,</text:p>
      <text:p text:style-name="Normal">181),</text:p>
      <text:p text:style-name="Normal">(11,</text:p>
      <text:p text:style-name="Normal">181),</text:p>
      <text:p text:style-name="Normal">(13,</text:p>
      <text:p text:style-name="Normal">181),</text:p>
      <text:p text:style-name="Normal">(14,</text:p>
      <text:p text:style-name="Normal">181),</text:p>
      <text:p text:style-name="Normal">(15,</text:p>
      <text:p text:style-name="Normal">181),</text:p>
      <text:p text:style-name="Normal">(16,</text:p>
      <text:p text:style-name="Normal">181),</text:p>
      <text:p text:style-name="Normal">(19,</text:p>
      <text:p text:style-name="Normal">181),</text:p>
      <text:p text:style-name="Normal">(20,</text:p>
      <text:p text:style-name="Normal">181),</text:p>
      <text:p text:style-name="Normal">(21,</text:p>
      <text:p text:style-name="Normal">181),</text:p>
      <text:p text:style-name="Normal">(24,</text:p>
      <text:p text:style-name="Normal">181),</text:p>
      <text:p text:style-name="Normal">(26,</text:p>
      <text:p text:style-name="Normal">181),</text:p>
      <text:p text:style-name="Normal">(32,</text:p>
      <text:p text:style-name="Normal">181),</text:p>
      <text:soft-page-break/>
      <text:p text:style-name="Normal">(33,</text:p>
      <text:p text:style-name="Normal">181),</text:p>
      <text:p text:style-name="Normal">(36,</text:p>
      <text:p text:style-name="Normal">181),</text:p>
      <text:p text:style-name="Normal">(37,</text:p>
      <text:p text:style-name="Normal">181),</text:p>
      <text:p text:style-name="Normal">(38,</text:p>
      <text:p text:style-name="Normal">181),</text:p>
      <text:p text:style-name="Normal">(41,</text:p>
      <text:p text:style-name="Normal">181),</text:p>
      <text:p text:style-name="Normal">(50,</text:p>
      <text:p text:style-name="Normal">181),</text:p>
      <text:p text:style-name="Normal">(54,</text:p>
      <text:p text:style-name="Normal">181),</text:p>
      <text:p text:style-name="Normal">(57,</text:p>
      <text:p text:style-name="Normal">181),</text:p>
      <text:p text:style-name="Normal">(60,</text:p>
      <text:p text:style-name="Normal">181),</text:p>
      <text:p text:style-name="Normal">(61,</text:p>
      <text:p text:style-name="Normal">181),</text:p>
      <text:p text:style-name="Normal">(65,</text:p>
      <text:p text:style-name="Normal">181),</text:p>
      <text:p text:style-name="Normal">(66,</text:p>
      <text:p text:style-name="Normal">181),</text:p>
      <text:p text:style-name="Normal">(71,</text:p>
      <text:p text:style-name="Normal">181),</text:p>
      <text:p text:style-name="Normal">(75,</text:p>
      <text:p text:style-name="Normal">181),</text:p>
      <text:p text:style-name="Normal">(76,</text:p>
      <text:p text:style-name="Normal">181),</text:p>
      <text:p text:style-name="Normal">(84,</text:p>
      <text:soft-page-break/>
      <text:p text:style-name="Normal">181),</text:p>
      <text:p text:style-name="Normal">(85,</text:p>
      <text:p text:style-name="Normal">181),</text:p>
      <text:p text:style-name="Normal">(87,</text:p>
      <text:p text:style-name="Normal">181),</text:p>
      <text:p text:style-name="Normal">(91,</text:p>
      <text:p text:style-name="Normal">181),</text:p>
      <text:p text:style-name="Normal">(99,</text:p>
      <text:p text:style-name="Normal">181),</text:p>
      <text:p text:style-name="Normal">(3,</text:p>
      <text:p text:style-name="Normal">182),</text:p>
      <text:p text:style-name="Normal">(5,</text:p>
      <text:p text:style-name="Normal">182),</text:p>
      <text:p text:style-name="Normal">(11,</text:p>
      <text:p text:style-name="Normal">182),</text:p>
      <text:p text:style-name="Normal">(14,</text:p>
      <text:p text:style-name="Normal">182),</text:p>
      <text:p text:style-name="Normal">(19,</text:p>
      <text:p text:style-name="Normal">182),</text:p>
      <text:p text:style-name="Normal">(21,</text:p>
      <text:p text:style-name="Normal">182),</text:p>
      <text:p text:style-name="Normal">(24,</text:p>
      <text:p text:style-name="Normal">182),</text:p>
      <text:p text:style-name="Normal">(26,</text:p>
      <text:p text:style-name="Normal">182),</text:p>
      <text:p text:style-name="Normal">(27,</text:p>
      <text:p text:style-name="Normal">182),</text:p>
      <text:p text:style-name="Normal">(28,</text:p>
      <text:p text:style-name="Normal">182),</text:p>
      <text:p text:style-name="Normal">(30,</text:p>
      <text:p text:style-name="Normal">182),</text:p>
      <text:soft-page-break/>
      <text:p text:style-name="Normal">(33,</text:p>
      <text:p text:style-name="Normal">182),</text:p>
      <text:p text:style-name="Normal">(35,</text:p>
      <text:p text:style-name="Normal">182),</text:p>
      <text:p text:style-name="Normal">(36,</text:p>
      <text:p text:style-name="Normal">182),</text:p>
      <text:p text:style-name="Normal">(37,</text:p>
      <text:p text:style-name="Normal">182),</text:p>
      <text:p text:style-name="Normal">(38,</text:p>
      <text:p text:style-name="Normal">182),</text:p>
      <text:p text:style-name="Normal">(39,</text:p>
      <text:p text:style-name="Normal">182),</text:p>
      <text:p text:style-name="Normal">(40,</text:p>
      <text:p text:style-name="Normal">182),</text:p>
      <text:p text:style-name="Normal">(41,</text:p>
      <text:p text:style-name="Normal">182),</text:p>
      <text:p text:style-name="Normal">(42,</text:p>
      <text:p text:style-name="Normal">182),</text:p>
      <text:p text:style-name="Normal">(43,</text:p>
      <text:p text:style-name="Normal">182),</text:p>
      <text:p text:style-name="Normal">(44,</text:p>
      <text:p text:style-name="Normal">182),</text:p>
      <text:p text:style-name="Normal">(48,</text:p>
      <text:p text:style-name="Normal">182),</text:p>
      <text:p text:style-name="Normal">(50,</text:p>
      <text:p text:style-name="Normal">182),</text:p>
      <text:p text:style-name="Normal">(52,</text:p>
      <text:p text:style-name="Normal">182),</text:p>
      <text:p text:style-name="Normal">(54,</text:p>
      <text:p text:style-name="Normal">182),</text:p>
      <text:p text:style-name="Normal">(57,</text:p>
      <text:soft-page-break/>
      <text:p text:style-name="Normal">182),</text:p>
      <text:p text:style-name="Normal">(61,</text:p>
      <text:p text:style-name="Normal">182),</text:p>
      <text:p text:style-name="Normal">(65,</text:p>
      <text:p text:style-name="Normal">182),</text:p>
      <text:p text:style-name="Normal">(66,</text:p>
      <text:p text:style-name="Normal">182),</text:p>
      <text:p text:style-name="Normal">(71,</text:p>
      <text:p text:style-name="Normal">182),</text:p>
      <text:p text:style-name="Normal">(72,</text:p>
      <text:p text:style-name="Normal">182),</text:p>
      <text:p text:style-name="Normal">(73,</text:p>
      <text:p text:style-name="Normal">182),</text:p>
      <text:p text:style-name="Normal">(75,</text:p>
      <text:p text:style-name="Normal">182),</text:p>
      <text:p text:style-name="Normal">(76,</text:p>
      <text:p text:style-name="Normal">182),</text:p>
      <text:p text:style-name="Normal">(79,</text:p>
      <text:p text:style-name="Normal">182),</text:p>
      <text:p text:style-name="Normal">(84,</text:p>
      <text:p text:style-name="Normal">182),</text:p>
      <text:p text:style-name="Normal">(91,</text:p>
      <text:p text:style-name="Normal">182),</text:p>
      <text:p text:style-name="Normal">(93,</text:p>
      <text:p text:style-name="Normal">182),</text:p>
      <text:p text:style-name="Normal">(94,</text:p>
      <text:p text:style-name="Normal">182),</text:p>
      <text:p text:style-name="Normal">(96,</text:p>
      <text:p text:style-name="Normal">182),</text:p>
      <text:p text:style-name="Normal">(97,</text:p>
      <text:p text:style-name="Normal">182),</text:p>
      <text:soft-page-break/>
      <text:p text:style-name="Normal">(98,</text:p>
      <text:p text:style-name="Normal">182),</text:p>
      <text:p text:style-name="Normal">(2,</text:p>
      <text:p text:style-name="Normal">183),</text:p>
      <text:p text:style-name="Normal">(5,</text:p>
      <text:p text:style-name="Normal">183),</text:p>
      <text:p text:style-name="Normal">(6,</text:p>
      <text:p text:style-name="Normal">183),</text:p>
      <text:p text:style-name="Normal">(8,</text:p>
      <text:p text:style-name="Normal">183),</text:p>
      <text:p text:style-name="Normal">(14,</text:p>
      <text:p text:style-name="Normal">183),</text:p>
      <text:p text:style-name="Normal">(15,</text:p>
      <text:p text:style-name="Normal">183),</text:p>
      <text:p text:style-name="Normal">(18,</text:p>
      <text:p text:style-name="Normal">183),</text:p>
      <text:p text:style-name="Normal">(21,</text:p>
      <text:p text:style-name="Normal">183),</text:p>
      <text:p text:style-name="Normal">(24,</text:p>
      <text:p text:style-name="Normal">183),</text:p>
      <text:p text:style-name="Normal">(26,</text:p>
      <text:p text:style-name="Normal">183),</text:p>
      <text:p text:style-name="Normal">(27,</text:p>
      <text:p text:style-name="Normal">183),</text:p>
      <text:p text:style-name="Normal">(31,</text:p>
      <text:p text:style-name="Normal">183),</text:p>
      <text:p text:style-name="Normal">(32,</text:p>
      <text:p text:style-name="Normal">183),</text:p>
      <text:p text:style-name="Normal">(35,</text:p>
      <text:p text:style-name="Normal">183),</text:p>
      <text:p text:style-name="Normal">(36,</text:p>
      <text:soft-page-break/>
      <text:p text:style-name="Normal">183),</text:p>
      <text:p text:style-name="Normal">(38,</text:p>
      <text:p text:style-name="Normal">183),</text:p>
      <text:p text:style-name="Normal">(40,</text:p>
      <text:p text:style-name="Normal">183),</text:p>
      <text:p text:style-name="Normal">(41,</text:p>
      <text:p text:style-name="Normal">183),</text:p>
      <text:p text:style-name="Normal">(42,</text:p>
      <text:p text:style-name="Normal">183),</text:p>
      <text:p text:style-name="Normal">(43,</text:p>
      <text:p text:style-name="Normal">183),</text:p>
      <text:p text:style-name="Normal">(46,</text:p>
      <text:p text:style-name="Normal">183),</text:p>
      <text:p text:style-name="Normal">(47,</text:p>
      <text:p text:style-name="Normal">183),</text:p>
      <text:p text:style-name="Normal">(50,</text:p>
      <text:p text:style-name="Normal">183),</text:p>
      <text:p text:style-name="Normal">(52,</text:p>
      <text:p text:style-name="Normal">183),</text:p>
      <text:p text:style-name="Normal">(54,</text:p>
      <text:p text:style-name="Normal">183),</text:p>
      <text:p text:style-name="Normal">(57,</text:p>
      <text:p text:style-name="Normal">183),</text:p>
      <text:p text:style-name="Normal">(61,</text:p>
      <text:p text:style-name="Normal">183),</text:p>
      <text:p text:style-name="Normal">(63,</text:p>
      <text:p text:style-name="Normal">183),</text:p>
      <text:p text:style-name="Normal">(66,</text:p>
      <text:p text:style-name="Normal">183),</text:p>
      <text:p text:style-name="Normal">(67,</text:p>
      <text:p text:style-name="Normal">183),</text:p>
      <text:soft-page-break/>
      <text:p text:style-name="Normal">(71,</text:p>
      <text:p text:style-name="Normal">183),</text:p>
      <text:p text:style-name="Normal">(72,</text:p>
      <text:p text:style-name="Normal">183),</text:p>
      <text:p text:style-name="Normal">(73,</text:p>
      <text:p text:style-name="Normal">183),</text:p>
      <text:p text:style-name="Normal">(75,</text:p>
      <text:p text:style-name="Normal">183),</text:p>
      <text:p text:style-name="Normal">(76,</text:p>
      <text:p text:style-name="Normal">183),</text:p>
      <text:p text:style-name="Normal">(78,</text:p>
      <text:p text:style-name="Normal">183),</text:p>
      <text:p text:style-name="Normal">(91,</text:p>
      <text:p text:style-name="Normal">183),</text:p>
      <text:p text:style-name="Normal">(100,</text:p>
      <text:p text:style-name="Normal">183),</text:p>
      <text:p text:style-name="Normal">(5,</text:p>
      <text:p text:style-name="Normal">184),</text:p>
      <text:p text:style-name="Normal">(14,</text:p>
      <text:p text:style-name="Normal">184),</text:p>
      <text:p text:style-name="Normal">(15,</text:p>
      <text:p text:style-name="Normal">184),</text:p>
      <text:p text:style-name="Normal">(19,</text:p>
      <text:p text:style-name="Normal">184),</text:p>
      <text:p text:style-name="Normal">(21,</text:p>
      <text:p text:style-name="Normal">184),</text:p>
      <text:p text:style-name="Normal">(24,</text:p>
      <text:p text:style-name="Normal">184),</text:p>
      <text:p text:style-name="Normal">(26,</text:p>
      <text:p text:style-name="Normal">184),</text:p>
      <text:p text:style-name="Normal">(32,</text:p>
      <text:soft-page-break/>
      <text:p text:style-name="Normal">184),</text:p>
      <text:p text:style-name="Normal">(36,</text:p>
      <text:p text:style-name="Normal">184),</text:p>
      <text:p text:style-name="Normal">(41,</text:p>
      <text:p text:style-name="Normal">184),</text:p>
      <text:p text:style-name="Normal">(42,</text:p>
      <text:p text:style-name="Normal">184),</text:p>
      <text:p text:style-name="Normal">(43,</text:p>
      <text:p text:style-name="Normal">184),</text:p>
      <text:p text:style-name="Normal">(47,</text:p>
      <text:p text:style-name="Normal">184),</text:p>
      <text:p text:style-name="Normal">(48,</text:p>
      <text:p text:style-name="Normal">184),</text:p>
      <text:p text:style-name="Normal">(50,</text:p>
      <text:p text:style-name="Normal">184),</text:p>
      <text:p text:style-name="Normal">(52,</text:p>
      <text:p text:style-name="Normal">184),</text:p>
      <text:p text:style-name="Normal">(54,</text:p>
      <text:p text:style-name="Normal">184),</text:p>
      <text:p text:style-name="Normal">(56,</text:p>
      <text:p text:style-name="Normal">184),</text:p>
      <text:p text:style-name="Normal">(57,</text:p>
      <text:p text:style-name="Normal">184),</text:p>
      <text:p text:style-name="Normal">(66,</text:p>
      <text:p text:style-name="Normal">184),</text:p>
      <text:p text:style-name="Normal">(67,</text:p>
      <text:p text:style-name="Normal">184),</text:p>
      <text:p text:style-name="Normal">(69,</text:p>
      <text:p text:style-name="Normal">184),</text:p>
      <text:p text:style-name="Normal">(71,</text:p>
      <text:p text:style-name="Normal">184),</text:p>
      <text:soft-page-break/>
      <text:p text:style-name="Normal">(73,</text:p>
      <text:p text:style-name="Normal">184),</text:p>
      <text:p text:style-name="Normal">(75,</text:p>
      <text:p text:style-name="Normal">184),</text:p>
      <text:p text:style-name="Normal">(76,</text:p>
      <text:p text:style-name="Normal">184),</text:p>
      <text:p text:style-name="Normal">(82,</text:p>
      <text:p text:style-name="Normal">184),</text:p>
      <text:p text:style-name="Normal">(91,</text:p>
      <text:p text:style-name="Normal">184),</text:p>
      <text:p text:style-name="Normal">(97,</text:p>
      <text:p text:style-name="Normal">184),</text:p>
      <text:p text:style-name="Normal">(100,</text:p>
      <text:p text:style-name="Normal">184),</text:p>
      <text:p text:style-name="Normal">(5,</text:p>
      <text:p text:style-name="Normal">185),</text:p>
      <text:p text:style-name="Normal">(8,</text:p>
      <text:p text:style-name="Normal">185),</text:p>
      <text:p text:style-name="Normal">(9,</text:p>
      <text:p text:style-name="Normal">185),</text:p>
      <text:p text:style-name="Normal">(10,</text:p>
      <text:p text:style-name="Normal">185),</text:p>
      <text:p text:style-name="Normal">(14,</text:p>
      <text:p text:style-name="Normal">185),</text:p>
      <text:p text:style-name="Normal">(16,</text:p>
      <text:p text:style-name="Normal">185),</text:p>
      <text:p text:style-name="Normal">(18,</text:p>
      <text:p text:style-name="Normal">185),</text:p>
      <text:p text:style-name="Normal">(21,</text:p>
      <text:p text:style-name="Normal">185),</text:p>
      <text:p text:style-name="Normal">(24,</text:p>
      <text:soft-page-break/>
      <text:p text:style-name="Normal">185),</text:p>
      <text:p text:style-name="Normal">(26,</text:p>
      <text:p text:style-name="Normal">185),</text:p>
      <text:p text:style-name="Normal">(31,</text:p>
      <text:p text:style-name="Normal">185),</text:p>
      <text:p text:style-name="Normal">(36,</text:p>
      <text:p text:style-name="Normal">185),</text:p>
      <text:p text:style-name="Normal">(39,</text:p>
      <text:p text:style-name="Normal">185),</text:p>
      <text:p text:style-name="Normal">(41,</text:p>
      <text:p text:style-name="Normal">185),</text:p>
      <text:p text:style-name="Normal">(44,</text:p>
      <text:p text:style-name="Normal">185),</text:p>
      <text:p text:style-name="Normal">(52,</text:p>
      <text:p text:style-name="Normal">185),</text:p>
      <text:p text:style-name="Normal">(54,</text:p>
      <text:p text:style-name="Normal">185),</text:p>
      <text:p text:style-name="Normal">(56,</text:p>
      <text:p text:style-name="Normal">185),</text:p>
      <text:p text:style-name="Normal">(57,</text:p>
      <text:p text:style-name="Normal">185),</text:p>
      <text:p text:style-name="Normal">(60,</text:p>
      <text:p text:style-name="Normal">185),</text:p>
      <text:p text:style-name="Normal">(61,</text:p>
      <text:p text:style-name="Normal">185),</text:p>
      <text:p text:style-name="Normal">(66,</text:p>
      <text:p text:style-name="Normal">185),</text:p>
      <text:p text:style-name="Normal">(70,</text:p>
      <text:p text:style-name="Normal">185),</text:p>
      <text:p text:style-name="Normal">(71,</text:p>
      <text:p text:style-name="Normal">185),</text:p>
      <text:soft-page-break/>
      <text:p text:style-name="Normal">(72,</text:p>
      <text:p text:style-name="Normal">185),</text:p>
      <text:p text:style-name="Normal">(75,</text:p>
      <text:p text:style-name="Normal">185),</text:p>
      <text:p text:style-name="Normal">(76,</text:p>
      <text:p text:style-name="Normal">185),</text:p>
      <text:p text:style-name="Normal">(84,</text:p>
      <text:p text:style-name="Normal">185),</text:p>
      <text:p text:style-name="Normal">(85,</text:p>
      <text:p text:style-name="Normal">185),</text:p>
      <text:p text:style-name="Normal">(91,</text:p>
      <text:p text:style-name="Normal">185),</text:p>
      <text:p text:style-name="Normal">(92,</text:p>
      <text:p text:style-name="Normal">185),</text:p>
      <text:p text:style-name="Normal">(95,</text:p>
      <text:p text:style-name="Normal">185),</text:p>
      <text:p text:style-name="Normal">(100,</text:p>
      <text:p text:style-name="Normal">185),</text:p>
      <text:p text:style-name="Normal">(2,</text:p>
      <text:p text:style-name="Normal">186),</text:p>
      <text:p text:style-name="Normal">(3,</text:p>
      <text:p text:style-name="Normal">186),</text:p>
      <text:p text:style-name="Normal">(5,</text:p>
      <text:p text:style-name="Normal">186),</text:p>
      <text:p text:style-name="Normal">(8,</text:p>
      <text:p text:style-name="Normal">186),</text:p>
      <text:p text:style-name="Normal">(9,</text:p>
      <text:p text:style-name="Normal">186),</text:p>
      <text:p text:style-name="Normal">(10,</text:p>
      <text:p text:style-name="Normal">186),</text:p>
      <text:p text:style-name="Normal">(11,</text:p>
      <text:soft-page-break/>
      <text:p text:style-name="Normal">186),</text:p>
      <text:p text:style-name="Normal">(13,</text:p>
      <text:p text:style-name="Normal">186),</text:p>
      <text:p text:style-name="Normal">(14,</text:p>
      <text:p text:style-name="Normal">186),</text:p>
      <text:p text:style-name="Normal">(19,</text:p>
      <text:p text:style-name="Normal">186),</text:p>
      <text:p text:style-name="Normal">(21,</text:p>
      <text:p text:style-name="Normal">186),</text:p>
      <text:p text:style-name="Normal">(22,</text:p>
      <text:p text:style-name="Normal">186),</text:p>
      <text:p text:style-name="Normal">(24,</text:p>
      <text:p text:style-name="Normal">186),</text:p>
      <text:p text:style-name="Normal">(27,</text:p>
      <text:p text:style-name="Normal">186),</text:p>
      <text:p text:style-name="Normal">(31,</text:p>
      <text:p text:style-name="Normal">186),</text:p>
      <text:p text:style-name="Normal">(36,</text:p>
      <text:p text:style-name="Normal">186),</text:p>
      <text:p text:style-name="Normal">(38,</text:p>
      <text:p text:style-name="Normal">186),</text:p>
      <text:p text:style-name="Normal">(41,</text:p>
      <text:p text:style-name="Normal">186),</text:p>
      <text:p text:style-name="Normal">(47,</text:p>
      <text:p text:style-name="Normal">186),</text:p>
      <text:p text:style-name="Normal">(48,</text:p>
      <text:p text:style-name="Normal">186),</text:p>
      <text:p text:style-name="Normal">(50,</text:p>
      <text:p text:style-name="Normal">186),</text:p>
      <text:p text:style-name="Normal">(54,</text:p>
      <text:p text:style-name="Normal">186),</text:p>
      <text:soft-page-break/>
      <text:p text:style-name="Normal">(57,</text:p>
      <text:p text:style-name="Normal">186),</text:p>
      <text:p text:style-name="Normal">(63,</text:p>
      <text:p text:style-name="Normal">186),</text:p>
      <text:p text:style-name="Normal">(66,</text:p>
      <text:p text:style-name="Normal">186),</text:p>
      <text:p text:style-name="Normal">(70,</text:p>
      <text:p text:style-name="Normal">186),</text:p>
      <text:p text:style-name="Normal">(71,</text:p>
      <text:p text:style-name="Normal">186),</text:p>
      <text:p text:style-name="Normal">(72,</text:p>
      <text:p text:style-name="Normal">186),</text:p>
      <text:p text:style-name="Normal">(73,</text:p>
      <text:p text:style-name="Normal">186),</text:p>
      <text:p text:style-name="Normal">(75,</text:p>
      <text:p text:style-name="Normal">186),</text:p>
      <text:p text:style-name="Normal">(76,</text:p>
      <text:p text:style-name="Normal">186),</text:p>
      <text:p text:style-name="Normal">(91,</text:p>
      <text:p text:style-name="Normal">186),</text:p>
      <text:p text:style-name="Normal">(94,</text:p>
      <text:p text:style-name="Normal">186),</text:p>
      <text:p text:style-name="Normal">(96,</text:p>
      <text:p text:style-name="Normal">186),</text:p>
      <text:p text:style-name="Normal">(97,</text:p>
      <text:p text:style-name="Normal">186),</text:p>
      <text:p text:style-name="Normal">(98,</text:p>
      <text:p text:style-name="Normal">186),</text:p>
      <text:p text:style-name="Normal">(2,</text:p>
      <text:p text:style-name="Normal">187),</text:p>
      <text:p text:style-name="Normal">(5,</text:p>
      <text:soft-page-break/>
      <text:p text:style-name="Normal">187),</text:p>
      <text:p text:style-name="Normal">(6,</text:p>
      <text:p text:style-name="Normal">187),</text:p>
      <text:p text:style-name="Normal">(8,</text:p>
      <text:p text:style-name="Normal">187),</text:p>
      <text:p text:style-name="Normal">(12,</text:p>
      <text:p text:style-name="Normal">187),</text:p>
      <text:p text:style-name="Normal">(14,</text:p>
      <text:p text:style-name="Normal">187),</text:p>
      <text:p text:style-name="Normal">(15,</text:p>
      <text:p text:style-name="Normal">187),</text:p>
      <text:p text:style-name="Normal">(21,</text:p>
      <text:p text:style-name="Normal">187),</text:p>
      <text:p text:style-name="Normal">(24,</text:p>
      <text:p text:style-name="Normal">187),</text:p>
      <text:p text:style-name="Normal">(27,</text:p>
      <text:p text:style-name="Normal">187),</text:p>
      <text:p text:style-name="Normal">(36,</text:p>
      <text:p text:style-name="Normal">187),</text:p>
      <text:p text:style-name="Normal">(40,</text:p>
      <text:p text:style-name="Normal">187),</text:p>
      <text:p text:style-name="Normal">(41,</text:p>
      <text:p text:style-name="Normal">187),</text:p>
      <text:p text:style-name="Normal">(44,</text:p>
      <text:p text:style-name="Normal">187),</text:p>
      <text:p text:style-name="Normal">(48,</text:p>
      <text:p text:style-name="Normal">187),</text:p>
      <text:p text:style-name="Normal">(50,</text:p>
      <text:p text:style-name="Normal">187),</text:p>
      <text:p text:style-name="Normal">(54,</text:p>
      <text:p text:style-name="Normal">187),</text:p>
      <text:soft-page-break/>
      <text:p text:style-name="Normal">(57,</text:p>
      <text:p text:style-name="Normal">187),</text:p>
      <text:p text:style-name="Normal">(60,</text:p>
      <text:p text:style-name="Normal">187),</text:p>
      <text:p text:style-name="Normal">(66,</text:p>
      <text:p text:style-name="Normal">187),</text:p>
      <text:p text:style-name="Normal">(69,</text:p>
      <text:p text:style-name="Normal">187),</text:p>
      <text:p text:style-name="Normal">(71,</text:p>
      <text:p text:style-name="Normal">187),</text:p>
      <text:p text:style-name="Normal">(73,</text:p>
      <text:p text:style-name="Normal">187),</text:p>
      <text:p text:style-name="Normal">(75,</text:p>
      <text:p text:style-name="Normal">187),</text:p>
      <text:p text:style-name="Normal">(76,</text:p>
      <text:p text:style-name="Normal">187),</text:p>
      <text:p text:style-name="Normal">(79,</text:p>
      <text:p text:style-name="Normal">187),</text:p>
      <text:p text:style-name="Normal">(91,</text:p>
      <text:p text:style-name="Normal">187),</text:p>
      <text:p text:style-name="Normal">(96,</text:p>
      <text:p text:style-name="Normal">187),</text:p>
      <text:p text:style-name="Normal">(98,</text:p>
      <text:p text:style-name="Normal">187),</text:p>
      <text:p text:style-name="Normal">(99,</text:p>
      <text:p text:style-name="Normal">187),</text:p>
      <text:p text:style-name="Normal">(100,</text:p>
      <text:p text:style-name="Normal">187),</text:p>
      <text:p text:style-name="Normal">(5,</text:p>
      <text:p text:style-name="Normal">188),</text:p>
      <text:p text:style-name="Normal">(11,</text:p>
      <text:soft-page-break/>
      <text:p text:style-name="Normal">188),</text:p>
      <text:p text:style-name="Normal">(14,</text:p>
      <text:p text:style-name="Normal">188),</text:p>
      <text:p text:style-name="Normal">(18,</text:p>
      <text:p text:style-name="Normal">188),</text:p>
      <text:p text:style-name="Normal">(19,</text:p>
      <text:p text:style-name="Normal">188),</text:p>
      <text:p text:style-name="Normal">(21,</text:p>
      <text:p text:style-name="Normal">188),</text:p>
      <text:p text:style-name="Normal">(24,</text:p>
      <text:p text:style-name="Normal">188),</text:p>
      <text:p text:style-name="Normal">(27,</text:p>
      <text:p text:style-name="Normal">188),</text:p>
      <text:p text:style-name="Normal">(31,</text:p>
      <text:p text:style-name="Normal">188),</text:p>
      <text:p text:style-name="Normal">(32,</text:p>
      <text:p text:style-name="Normal">188),</text:p>
      <text:p text:style-name="Normal">(36,</text:p>
      <text:p text:style-name="Normal">188),</text:p>
      <text:p text:style-name="Normal">(40,</text:p>
      <text:p text:style-name="Normal">188),</text:p>
      <text:p text:style-name="Normal">(41,</text:p>
      <text:p text:style-name="Normal">188),</text:p>
      <text:p text:style-name="Normal">(42,</text:p>
      <text:p text:style-name="Normal">188),</text:p>
      <text:p text:style-name="Normal">(44,</text:p>
      <text:p text:style-name="Normal">188),</text:p>
      <text:p text:style-name="Normal">(54,</text:p>
      <text:p text:style-name="Normal">188),</text:p>
      <text:p text:style-name="Normal">(57,</text:p>
      <text:p text:style-name="Normal">188),</text:p>
      <text:soft-page-break/>
      <text:p text:style-name="Normal">(63,</text:p>
      <text:p text:style-name="Normal">188),</text:p>
      <text:p text:style-name="Normal">(65,</text:p>
      <text:p text:style-name="Normal">188),</text:p>
      <text:p text:style-name="Normal">(66,</text:p>
      <text:p text:style-name="Normal">188),</text:p>
      <text:p text:style-name="Normal">(71,</text:p>
      <text:p text:style-name="Normal">188),</text:p>
      <text:p text:style-name="Normal">(75,</text:p>
      <text:p text:style-name="Normal">188),</text:p>
      <text:p text:style-name="Normal">(76,</text:p>
      <text:p text:style-name="Normal">188),</text:p>
      <text:p text:style-name="Normal">(87,</text:p>
      <text:p text:style-name="Normal">188),</text:p>
      <text:p text:style-name="Normal">(91,</text:p>
      <text:p text:style-name="Normal">188),</text:p>
      <text:p text:style-name="Normal">(92,</text:p>
      <text:p text:style-name="Normal">188),</text:p>
      <text:p text:style-name="Normal">(94,</text:p>
      <text:p text:style-name="Normal">188),</text:p>
      <text:p text:style-name="Normal">(95,</text:p>
      <text:p text:style-name="Normal">188),</text:p>
      <text:p text:style-name="Normal">(96,</text:p>
      <text:p text:style-name="Normal">188),</text:p>
      <text:p text:style-name="Normal">(99,</text:p>
      <text:p text:style-name="Normal">188),</text:p>
      <text:p text:style-name="Normal">(2,</text:p>
      <text:p text:style-name="Normal">189),</text:p>
      <text:p text:style-name="Normal">(3,</text:p>
      <text:p text:style-name="Normal">189),</text:p>
      <text:p text:style-name="Normal">(5,</text:p>
      <text:soft-page-break/>
      <text:p text:style-name="Normal">189),</text:p>
      <text:p text:style-name="Normal">(8,</text:p>
      <text:p text:style-name="Normal">189),</text:p>
      <text:p text:style-name="Normal">(9,</text:p>
      <text:p text:style-name="Normal">189),</text:p>
      <text:p text:style-name="Normal">(11,</text:p>
      <text:p text:style-name="Normal">189),</text:p>
      <text:p text:style-name="Normal">(14,</text:p>
      <text:p text:style-name="Normal">189),</text:p>
      <text:p text:style-name="Normal">(16,</text:p>
      <text:p text:style-name="Normal">189),</text:p>
      <text:p text:style-name="Normal">(19,</text:p>
      <text:p text:style-name="Normal">189),</text:p>
      <text:p text:style-name="Normal">(21,</text:p>
      <text:p text:style-name="Normal">189),</text:p>
      <text:p text:style-name="Normal">(24,</text:p>
      <text:p text:style-name="Normal">189),</text:p>
      <text:p text:style-name="Normal">(28,</text:p>
      <text:p text:style-name="Normal">189),</text:p>
      <text:p text:style-name="Normal">(30,</text:p>
      <text:p text:style-name="Normal">189),</text:p>
      <text:p text:style-name="Normal">(31,</text:p>
      <text:p text:style-name="Normal">189),</text:p>
      <text:p text:style-name="Normal">(35,</text:p>
      <text:p text:style-name="Normal">189),</text:p>
      <text:p text:style-name="Normal">(36,</text:p>
      <text:p text:style-name="Normal">189),</text:p>
      <text:p text:style-name="Normal">(38,</text:p>
      <text:p text:style-name="Normal">189),</text:p>
      <text:p text:style-name="Normal">(39,</text:p>
      <text:p text:style-name="Normal">189),</text:p>
      <text:soft-page-break/>
      <text:p text:style-name="Normal">(41,</text:p>
      <text:p text:style-name="Normal">189),</text:p>
      <text:p text:style-name="Normal">(43,</text:p>
      <text:p text:style-name="Normal">189),</text:p>
      <text:p text:style-name="Normal">(44,</text:p>
      <text:p text:style-name="Normal">189),</text:p>
      <text:p text:style-name="Normal">(46,</text:p>
      <text:p text:style-name="Normal">189),</text:p>
      <text:p text:style-name="Normal">(54,</text:p>
      <text:p text:style-name="Normal">189),</text:p>
      <text:p text:style-name="Normal">(57,</text:p>
      <text:p text:style-name="Normal">189),</text:p>
      <text:p text:style-name="Normal">(63,</text:p>
      <text:p text:style-name="Normal">189),</text:p>
      <text:p text:style-name="Normal">(66,</text:p>
      <text:p text:style-name="Normal">189),</text:p>
      <text:p text:style-name="Normal">(67,</text:p>
      <text:p text:style-name="Normal">189),</text:p>
      <text:p text:style-name="Normal">(70,</text:p>
      <text:p text:style-name="Normal">189),</text:p>
      <text:p text:style-name="Normal">(71,</text:p>
      <text:p text:style-name="Normal">189),</text:p>
      <text:p text:style-name="Normal">(75,</text:p>
      <text:p text:style-name="Normal">189),</text:p>
      <text:p text:style-name="Normal">(76,</text:p>
      <text:p text:style-name="Normal">189),</text:p>
      <text:p text:style-name="Normal">(78,</text:p>
      <text:p text:style-name="Normal">189),</text:p>
      <text:p text:style-name="Normal">(84,</text:p>
      <text:p text:style-name="Normal">189),</text:p>
      <text:p text:style-name="Normal">(87,</text:p>
      <text:soft-page-break/>
      <text:p text:style-name="Normal">189),</text:p>
      <text:p text:style-name="Normal">(91,</text:p>
      <text:p text:style-name="Normal">189),</text:p>
      <text:p text:style-name="Normal">(97,</text:p>
      <text:p text:style-name="Normal">189),</text:p>
      <text:p text:style-name="Normal">(5,</text:p>
      <text:p text:style-name="Normal">190),</text:p>
      <text:p text:style-name="Normal">(9,</text:p>
      <text:p text:style-name="Normal">190),</text:p>
      <text:p text:style-name="Normal">(14,</text:p>
      <text:p text:style-name="Normal">190),</text:p>
      <text:p text:style-name="Normal">(15,</text:p>
      <text:p text:style-name="Normal">190),</text:p>
      <text:p text:style-name="Normal">(20,</text:p>
      <text:p text:style-name="Normal">190),</text:p>
      <text:p text:style-name="Normal">(21,</text:p>
      <text:p text:style-name="Normal">190),</text:p>
      <text:p text:style-name="Normal">(22,</text:p>
      <text:p text:style-name="Normal">190),</text:p>
      <text:p text:style-name="Normal">(24,</text:p>
      <text:p text:style-name="Normal">190),</text:p>
      <text:p text:style-name="Normal">(26,</text:p>
      <text:p text:style-name="Normal">190),</text:p>
      <text:p text:style-name="Normal">(27,</text:p>
      <text:p text:style-name="Normal">190),</text:p>
      <text:p text:style-name="Normal">(30,</text:p>
      <text:p text:style-name="Normal">190),</text:p>
      <text:p text:style-name="Normal">(35,</text:p>
      <text:p text:style-name="Normal">190),</text:p>
      <text:p text:style-name="Normal">(36,</text:p>
      <text:p text:style-name="Normal">190),</text:p>
      <text:soft-page-break/>
      <text:p text:style-name="Normal">(37,</text:p>
      <text:p text:style-name="Normal">190),</text:p>
      <text:p text:style-name="Normal">(41,</text:p>
      <text:p text:style-name="Normal">190),</text:p>
      <text:p text:style-name="Normal">(42,</text:p>
      <text:p text:style-name="Normal">190),</text:p>
      <text:p text:style-name="Normal">(47,</text:p>
      <text:p text:style-name="Normal">190),</text:p>
      <text:p text:style-name="Normal">(48,</text:p>
      <text:p text:style-name="Normal">190),</text:p>
      <text:p text:style-name="Normal">(54,</text:p>
      <text:p text:style-name="Normal">190),</text:p>
      <text:p text:style-name="Normal">(57,</text:p>
      <text:p text:style-name="Normal">190),</text:p>
      <text:p text:style-name="Normal">(61,</text:p>
      <text:p text:style-name="Normal">190),</text:p>
      <text:p text:style-name="Normal">(63,</text:p>
      <text:p text:style-name="Normal">190),</text:p>
      <text:p text:style-name="Normal">(66,</text:p>
      <text:p text:style-name="Normal">190),</text:p>
      <text:p text:style-name="Normal">(69,</text:p>
      <text:p text:style-name="Normal">190),</text:p>
      <text:p text:style-name="Normal">(71,</text:p>
      <text:p text:style-name="Normal">190),</text:p>
      <text:p text:style-name="Normal">(73,</text:p>
      <text:p text:style-name="Normal">190),</text:p>
      <text:p text:style-name="Normal">(75,</text:p>
      <text:p text:style-name="Normal">190),</text:p>
      <text:p text:style-name="Normal">(76,</text:p>
      <text:p text:style-name="Normal">190),</text:p>
      <text:p text:style-name="Normal">(78,</text:p>
      <text:soft-page-break/>
      <text:p text:style-name="Normal">190),</text:p>
      <text:p text:style-name="Normal">(84,</text:p>
      <text:p text:style-name="Normal">190),</text:p>
      <text:p text:style-name="Normal">(85,</text:p>
      <text:p text:style-name="Normal">190),</text:p>
      <text:p text:style-name="Normal">(91,</text:p>
      <text:p text:style-name="Normal">190),</text:p>
      <text:p text:style-name="Normal">(93,</text:p>
      <text:p text:style-name="Normal">190),</text:p>
      <text:p text:style-name="Normal">(95,</text:p>
      <text:p text:style-name="Normal">190),</text:p>
      <text:p text:style-name="Normal">(96,</text:p>
      <text:p text:style-name="Normal">190),</text:p>
      <text:p text:style-name="Normal">(97,</text:p>
      <text:p text:style-name="Normal">190),</text:p>
      <text:p text:style-name="Normal">(2,</text:p>
      <text:p text:style-name="Normal">191),</text:p>
      <text:p text:style-name="Normal">(4,</text:p>
      <text:p text:style-name="Normal">191),</text:p>
      <text:p text:style-name="Normal">(5,</text:p>
      <text:p text:style-name="Normal">191),</text:p>
      <text:p text:style-name="Normal">(8,</text:p>
      <text:p text:style-name="Normal">191),</text:p>
      <text:p text:style-name="Normal">(10,</text:p>
      <text:p text:style-name="Normal">191),</text:p>
      <text:p text:style-name="Normal">(11,</text:p>
      <text:p text:style-name="Normal">191),</text:p>
      <text:p text:style-name="Normal">(14,</text:p>
      <text:p text:style-name="Normal">191),</text:p>
      <text:p text:style-name="Normal">(19,</text:p>
      <text:p text:style-name="Normal">191),</text:p>
      <text:soft-page-break/>
      <text:p text:style-name="Normal">(21,</text:p>
      <text:p text:style-name="Normal">191),</text:p>
      <text:p text:style-name="Normal">(24,</text:p>
      <text:p text:style-name="Normal">191),</text:p>
      <text:p text:style-name="Normal">(27,</text:p>
      <text:p text:style-name="Normal">191),</text:p>
      <text:p text:style-name="Normal">(35,</text:p>
      <text:p text:style-name="Normal">191),</text:p>
      <text:p text:style-name="Normal">(36,</text:p>
      <text:p text:style-name="Normal">191),</text:p>
      <text:p text:style-name="Normal">(38,</text:p>
      <text:p text:style-name="Normal">191),</text:p>
      <text:p text:style-name="Normal">(39,</text:p>
      <text:p text:style-name="Normal">191),</text:p>
      <text:p text:style-name="Normal">(41,</text:p>
      <text:p text:style-name="Normal">191),</text:p>
      <text:p text:style-name="Normal">(46,</text:p>
      <text:p text:style-name="Normal">191),</text:p>
      <text:p text:style-name="Normal">(54,</text:p>
      <text:p text:style-name="Normal">191),</text:p>
      <text:p text:style-name="Normal">(55,</text:p>
      <text:p text:style-name="Normal">191),</text:p>
      <text:p text:style-name="Normal">(57,</text:p>
      <text:p text:style-name="Normal">191),</text:p>
      <text:p text:style-name="Normal">(65,</text:p>
      <text:p text:style-name="Normal">191),</text:p>
      <text:p text:style-name="Normal">(66,</text:p>
      <text:p text:style-name="Normal">191),</text:p>
      <text:p text:style-name="Normal">(69,</text:p>
      <text:p text:style-name="Normal">191),</text:p>
      <text:p text:style-name="Normal">(71,</text:p>
      <text:soft-page-break/>
      <text:p text:style-name="Normal">191),</text:p>
      <text:p text:style-name="Normal">(72,</text:p>
      <text:p text:style-name="Normal">191),</text:p>
      <text:p text:style-name="Normal">(75,</text:p>
      <text:p text:style-name="Normal">191),</text:p>
      <text:p text:style-name="Normal">(76,</text:p>
      <text:p text:style-name="Normal">191),</text:p>
      <text:p text:style-name="Normal">(85,</text:p>
      <text:p text:style-name="Normal">191),</text:p>
      <text:p text:style-name="Normal">(87,</text:p>
      <text:p text:style-name="Normal">191),</text:p>
      <text:p text:style-name="Normal">(91,</text:p>
      <text:p text:style-name="Normal">191),</text:p>
      <text:p text:style-name="Normal">(96,</text:p>
      <text:p text:style-name="Normal">191),</text:p>
      <text:p text:style-name="Normal">(2,</text:p>
      <text:p text:style-name="Normal">192),</text:p>
      <text:p text:style-name="Normal">(5,</text:p>
      <text:p text:style-name="Normal">192),</text:p>
      <text:p text:style-name="Normal">(12,</text:p>
      <text:p text:style-name="Normal">192),</text:p>
      <text:p text:style-name="Normal">(13,</text:p>
      <text:p text:style-name="Normal">192),</text:p>
      <text:p text:style-name="Normal">(14,</text:p>
      <text:p text:style-name="Normal">192),</text:p>
      <text:p text:style-name="Normal">(16,</text:p>
      <text:p text:style-name="Normal">192),</text:p>
      <text:p text:style-name="Normal">(21,</text:p>
      <text:p text:style-name="Normal">192),</text:p>
      <text:p text:style-name="Normal">(22,</text:p>
      <text:p text:style-name="Normal">192),</text:p>
      <text:soft-page-break/>
      <text:p text:style-name="Normal">(24,</text:p>
      <text:p text:style-name="Normal">192),</text:p>
      <text:p text:style-name="Normal">(27,</text:p>
      <text:p text:style-name="Normal">192),</text:p>
      <text:p text:style-name="Normal">(28,</text:p>
      <text:p text:style-name="Normal">192),</text:p>
      <text:p text:style-name="Normal">(30,</text:p>
      <text:p text:style-name="Normal">192),</text:p>
      <text:p text:style-name="Normal">(31,</text:p>
      <text:p text:style-name="Normal">192),</text:p>
      <text:p text:style-name="Normal">(32,</text:p>
      <text:p text:style-name="Normal">192),</text:p>
      <text:p text:style-name="Normal">(36,</text:p>
      <text:p text:style-name="Normal">192),</text:p>
      <text:p text:style-name="Normal">(38,</text:p>
      <text:p text:style-name="Normal">192),</text:p>
      <text:p text:style-name="Normal">(39,</text:p>
      <text:p text:style-name="Normal">192),</text:p>
      <text:p text:style-name="Normal">(40,</text:p>
      <text:p text:style-name="Normal">192),</text:p>
      <text:p text:style-name="Normal">(41,</text:p>
      <text:p text:style-name="Normal">192),</text:p>
      <text:p text:style-name="Normal">(42,</text:p>
      <text:p text:style-name="Normal">192),</text:p>
      <text:p text:style-name="Normal">(43,</text:p>
      <text:p text:style-name="Normal">192),</text:p>
      <text:p text:style-name="Normal">(46,</text:p>
      <text:p text:style-name="Normal">192),</text:p>
      <text:p text:style-name="Normal">(47,</text:p>
      <text:p text:style-name="Normal">192),</text:p>
      <text:p text:style-name="Normal">(48,</text:p>
      <text:soft-page-break/>
      <text:p text:style-name="Normal">192),</text:p>
      <text:p text:style-name="Normal">(50,</text:p>
      <text:p text:style-name="Normal">192),</text:p>
      <text:p text:style-name="Normal">(54,</text:p>
      <text:p text:style-name="Normal">192),</text:p>
      <text:p text:style-name="Normal">(57,</text:p>
      <text:p text:style-name="Normal">192),</text:p>
      <text:p text:style-name="Normal">(63,</text:p>
      <text:p text:style-name="Normal">192),</text:p>
      <text:p text:style-name="Normal">(65,</text:p>
      <text:p text:style-name="Normal">192),</text:p>
      <text:p text:style-name="Normal">(66,</text:p>
      <text:p text:style-name="Normal">192),</text:p>
      <text:p text:style-name="Normal">(70,</text:p>
      <text:p text:style-name="Normal">192),</text:p>
      <text:p text:style-name="Normal">(71,</text:p>
      <text:p text:style-name="Normal">192),</text:p>
      <text:p text:style-name="Normal">(75,</text:p>
      <text:p text:style-name="Normal">192),</text:p>
      <text:p text:style-name="Normal">(76,</text:p>
      <text:p text:style-name="Normal">192),</text:p>
      <text:p text:style-name="Normal">(78,</text:p>
      <text:p text:style-name="Normal">192),</text:p>
      <text:p text:style-name="Normal">(91,</text:p>
      <text:p text:style-name="Normal">192),</text:p>
      <text:p text:style-name="Normal">(92,</text:p>
      <text:p text:style-name="Normal">192),</text:p>
      <text:p text:style-name="Normal">(93,</text:p>
      <text:p text:style-name="Normal">192),</text:p>
      <text:p text:style-name="Normal">(95,</text:p>
      <text:p text:style-name="Normal">192),</text:p>
      <text:soft-page-break/>
      <text:p text:style-name="Normal">(96,</text:p>
      <text:p text:style-name="Normal">192),</text:p>
      <text:p text:style-name="Normal">(98,</text:p>
      <text:p text:style-name="Normal">192),</text:p>
      <text:p text:style-name="Normal">(2,</text:p>
      <text:p text:style-name="Normal">193),</text:p>
      <text:p text:style-name="Normal">(5,</text:p>
      <text:p text:style-name="Normal">193),</text:p>
      <text:p text:style-name="Normal">(10,</text:p>
      <text:p text:style-name="Normal">193),</text:p>
      <text:p text:style-name="Normal">(14,</text:p>
      <text:p text:style-name="Normal">193),</text:p>
      <text:p text:style-name="Normal">(17,</text:p>
      <text:p text:style-name="Normal">193),</text:p>
      <text:p text:style-name="Normal">(21,</text:p>
      <text:p text:style-name="Normal">193),</text:p>
      <text:p text:style-name="Normal">(24,</text:p>
      <text:p text:style-name="Normal">193),</text:p>
      <text:p text:style-name="Normal">(27,</text:p>
      <text:p text:style-name="Normal">193),</text:p>
      <text:p text:style-name="Normal">(30,</text:p>
      <text:p text:style-name="Normal">193),</text:p>
      <text:p text:style-name="Normal">(32,</text:p>
      <text:p text:style-name="Normal">193),</text:p>
      <text:p text:style-name="Normal">(36,</text:p>
      <text:p text:style-name="Normal">193),</text:p>
      <text:p text:style-name="Normal">(41,</text:p>
      <text:p text:style-name="Normal">193),</text:p>
      <text:p text:style-name="Normal">(42,</text:p>
      <text:p text:style-name="Normal">193),</text:p>
      <text:p text:style-name="Normal">(43,</text:p>
      <text:soft-page-break/>
      <text:p text:style-name="Normal">193),</text:p>
      <text:p text:style-name="Normal">(44,</text:p>
      <text:p text:style-name="Normal">193),</text:p>
      <text:p text:style-name="Normal">(48,</text:p>
      <text:p text:style-name="Normal">193),</text:p>
      <text:p text:style-name="Normal">(54,</text:p>
      <text:p text:style-name="Normal">193),</text:p>
      <text:p text:style-name="Normal">(57,</text:p>
      <text:p text:style-name="Normal">193),</text:p>
      <text:p text:style-name="Normal">(63,</text:p>
      <text:p text:style-name="Normal">193),</text:p>
      <text:p text:style-name="Normal">(66,</text:p>
      <text:p text:style-name="Normal">193),</text:p>
      <text:p text:style-name="Normal">(71,</text:p>
      <text:p text:style-name="Normal">193),</text:p>
      <text:p text:style-name="Normal">(73,</text:p>
      <text:p text:style-name="Normal">193),</text:p>
      <text:p text:style-name="Normal">(75,</text:p>
      <text:p text:style-name="Normal">193),</text:p>
      <text:p text:style-name="Normal">(76,</text:p>
      <text:p text:style-name="Normal">193),</text:p>
      <text:p text:style-name="Normal">(79,</text:p>
      <text:p text:style-name="Normal">193),</text:p>
      <text:p text:style-name="Normal">(85,</text:p>
      <text:p text:style-name="Normal">193),</text:p>
      <text:p text:style-name="Normal">(91,</text:p>
      <text:p text:style-name="Normal">193),</text:p>
      <text:p text:style-name="Normal">(93,</text:p>
      <text:p text:style-name="Normal">193),</text:p>
      <text:p text:style-name="Normal">(98,</text:p>
      <text:p text:style-name="Normal">193),</text:p>
      <text:soft-page-break/>
      <text:p text:style-name="Normal">(99,</text:p>
      <text:p text:style-name="Normal">193),</text:p>
      <text:p text:style-name="Normal">(5,</text:p>
      <text:p text:style-name="Normal">194),</text:p>
      <text:p text:style-name="Normal">(8,</text:p>
      <text:p text:style-name="Normal">194),</text:p>
      <text:p text:style-name="Normal">(10,</text:p>
      <text:p text:style-name="Normal">194),</text:p>
      <text:p text:style-name="Normal">(14,</text:p>
      <text:p text:style-name="Normal">194),</text:p>
      <text:p text:style-name="Normal">(20,</text:p>
      <text:p text:style-name="Normal">194),</text:p>
      <text:p text:style-name="Normal">(21,</text:p>
      <text:p text:style-name="Normal">194),</text:p>
      <text:p text:style-name="Normal">(24,</text:p>
      <text:p text:style-name="Normal">194),</text:p>
      <text:p text:style-name="Normal">(26,</text:p>
      <text:p text:style-name="Normal">194),</text:p>
      <text:p text:style-name="Normal">(32,</text:p>
      <text:p text:style-name="Normal">194),</text:p>
      <text:p text:style-name="Normal">(36,</text:p>
      <text:p text:style-name="Normal">194),</text:p>
      <text:p text:style-name="Normal">(37,</text:p>
      <text:p text:style-name="Normal">194),</text:p>
      <text:p text:style-name="Normal">(39,</text:p>
      <text:p text:style-name="Normal">194),</text:p>
      <text:p text:style-name="Normal">(41,</text:p>
      <text:p text:style-name="Normal">194),</text:p>
      <text:p text:style-name="Normal">(42,</text:p>
      <text:p text:style-name="Normal">194),</text:p>
      <text:p text:style-name="Normal">(48,</text:p>
      <text:soft-page-break/>
      <text:p text:style-name="Normal">194),</text:p>
      <text:p text:style-name="Normal">(52,</text:p>
      <text:p text:style-name="Normal">194),</text:p>
      <text:p text:style-name="Normal">(54,</text:p>
      <text:p text:style-name="Normal">194),</text:p>
      <text:p text:style-name="Normal">(57,</text:p>
      <text:p text:style-name="Normal">194),</text:p>
      <text:p text:style-name="Normal">(60,</text:p>
      <text:p text:style-name="Normal">194),</text:p>
      <text:p text:style-name="Normal">(63,</text:p>
      <text:p text:style-name="Normal">194),</text:p>
      <text:p text:style-name="Normal">(65,</text:p>
      <text:p text:style-name="Normal">194),</text:p>
      <text:p text:style-name="Normal">(66,</text:p>
      <text:p text:style-name="Normal">194),</text:p>
      <text:p text:style-name="Normal">(71,</text:p>
      <text:p text:style-name="Normal">194),</text:p>
      <text:p text:style-name="Normal">(75,</text:p>
      <text:p text:style-name="Normal">194),</text:p>
      <text:p text:style-name="Normal">(76,</text:p>
      <text:p text:style-name="Normal">194),</text:p>
      <text:p text:style-name="Normal">(91,</text:p>
      <text:p text:style-name="Normal">194),</text:p>
      <text:p text:style-name="Normal">(92,</text:p>
      <text:p text:style-name="Normal">194),</text:p>
      <text:p text:style-name="Normal">(95,</text:p>
      <text:p text:style-name="Normal">194),</text:p>
      <text:p text:style-name="Normal">(98,</text:p>
      <text:p text:style-name="Normal">194),</text:p>
      <text:p text:style-name="Normal">(2,</text:p>
      <text:p text:style-name="Normal">195),</text:p>
      <text:soft-page-break/>
      <text:p text:style-name="Normal">(5,</text:p>
      <text:p text:style-name="Normal">195),</text:p>
      <text:p text:style-name="Normal">(12,</text:p>
      <text:p text:style-name="Normal">195),</text:p>
      <text:p text:style-name="Normal">(13,</text:p>
      <text:p text:style-name="Normal">195),</text:p>
      <text:p text:style-name="Normal">(14,</text:p>
      <text:p text:style-name="Normal">195),</text:p>
      <text:p text:style-name="Normal">(16,</text:p>
      <text:p text:style-name="Normal">195),</text:p>
      <text:p text:style-name="Normal">(17,</text:p>
      <text:p text:style-name="Normal">195),</text:p>
      <text:p text:style-name="Normal">(21,</text:p>
      <text:p text:style-name="Normal">195),</text:p>
      <text:p text:style-name="Normal">(24,</text:p>
      <text:p text:style-name="Normal">195),</text:p>
      <text:p text:style-name="Normal">(36,</text:p>
      <text:p text:style-name="Normal">195),</text:p>
      <text:p text:style-name="Normal">(40,</text:p>
      <text:p text:style-name="Normal">195),</text:p>
      <text:p text:style-name="Normal">(41,</text:p>
      <text:p text:style-name="Normal">195),</text:p>
      <text:p text:style-name="Normal">(42,</text:p>
      <text:p text:style-name="Normal">195),</text:p>
      <text:p text:style-name="Normal">(54,</text:p>
      <text:p text:style-name="Normal">195),</text:p>
      <text:p text:style-name="Normal">(57,</text:p>
      <text:p text:style-name="Normal">195),</text:p>
      <text:p text:style-name="Normal">(62,</text:p>
      <text:p text:style-name="Normal">195),</text:p>
      <text:p text:style-name="Normal">(65,</text:p>
      <text:soft-page-break/>
      <text:p text:style-name="Normal">195),</text:p>
      <text:p text:style-name="Normal">(66,</text:p>
      <text:p text:style-name="Normal">195),</text:p>
      <text:p text:style-name="Normal">(71,</text:p>
      <text:p text:style-name="Normal">195),</text:p>
      <text:p text:style-name="Normal">(75,</text:p>
      <text:p text:style-name="Normal">195),</text:p>
      <text:p text:style-name="Normal">(76,</text:p>
      <text:p text:style-name="Normal">195),</text:p>
      <text:p text:style-name="Normal">(87,</text:p>
      <text:p text:style-name="Normal">195),</text:p>
      <text:p text:style-name="Normal">(91,</text:p>
      <text:p text:style-name="Normal">195),</text:p>
      <text:p text:style-name="Normal">(94,</text:p>
      <text:p text:style-name="Normal">195),</text:p>
      <text:p text:style-name="Normal">(96,</text:p>
      <text:p text:style-name="Normal">195),</text:p>
      <text:p text:style-name="Normal">(98,</text:p>
      <text:p text:style-name="Normal">195),</text:p>
      <text:p text:style-name="Normal">(2,</text:p>
      <text:p text:style-name="Normal">196),</text:p>
      <text:p text:style-name="Normal">(5,</text:p>
      <text:p text:style-name="Normal">196),</text:p>
      <text:p text:style-name="Normal">(12,</text:p>
      <text:p text:style-name="Normal">196),</text:p>
      <text:p text:style-name="Normal">(14,</text:p>
      <text:p text:style-name="Normal">196),</text:p>
      <text:p text:style-name="Normal">(16,</text:p>
      <text:p text:style-name="Normal">196),</text:p>
      <text:p text:style-name="Normal">(21,</text:p>
      <text:p text:style-name="Normal">196),</text:p>
      <text:soft-page-break/>
      <text:p text:style-name="Normal">(24,</text:p>
      <text:p text:style-name="Normal">196),</text:p>
      <text:p text:style-name="Normal">(26,</text:p>
      <text:p text:style-name="Normal">196),</text:p>
      <text:p text:style-name="Normal">(30,</text:p>
      <text:p text:style-name="Normal">196),</text:p>
      <text:p text:style-name="Normal">(35,</text:p>
      <text:p text:style-name="Normal">196),</text:p>
      <text:p text:style-name="Normal">(36,</text:p>
      <text:p text:style-name="Normal">196),</text:p>
      <text:p text:style-name="Normal">(39,</text:p>
      <text:p text:style-name="Normal">196),</text:p>
      <text:p text:style-name="Normal">(40,</text:p>
      <text:p text:style-name="Normal">196),</text:p>
      <text:p text:style-name="Normal">(41,</text:p>
      <text:p text:style-name="Normal">196),</text:p>
      <text:p text:style-name="Normal">(42,</text:p>
      <text:p text:style-name="Normal">196),</text:p>
      <text:p text:style-name="Normal">(43,</text:p>
      <text:p text:style-name="Normal">196),</text:p>
      <text:p text:style-name="Normal">(47,</text:p>
      <text:p text:style-name="Normal">196),</text:p>
      <text:p text:style-name="Normal">(48,</text:p>
      <text:p text:style-name="Normal">196),</text:p>
      <text:p text:style-name="Normal">(54,</text:p>
      <text:p text:style-name="Normal">196),</text:p>
      <text:p text:style-name="Normal">(55,</text:p>
      <text:p text:style-name="Normal">196),</text:p>
      <text:p text:style-name="Normal">(56,</text:p>
      <text:p text:style-name="Normal">196),</text:p>
      <text:p text:style-name="Normal">(57,</text:p>
      <text:soft-page-break/>
      <text:p text:style-name="Normal">196),</text:p>
      <text:p text:style-name="Normal">(61,</text:p>
      <text:p text:style-name="Normal">196),</text:p>
      <text:p text:style-name="Normal">(62,</text:p>
      <text:p text:style-name="Normal">196),</text:p>
      <text:p text:style-name="Normal">(63,</text:p>
      <text:p text:style-name="Normal">196),</text:p>
      <text:p text:style-name="Normal">(65,</text:p>
      <text:p text:style-name="Normal">196),</text:p>
      <text:p text:style-name="Normal">(66,</text:p>
      <text:p text:style-name="Normal">196),</text:p>
      <text:p text:style-name="Normal">(67,</text:p>
      <text:p text:style-name="Normal">196),</text:p>
      <text:p text:style-name="Normal">(71,</text:p>
      <text:p text:style-name="Normal">196),</text:p>
      <text:p text:style-name="Normal">(72,</text:p>
      <text:p text:style-name="Normal">196),</text:p>
      <text:p text:style-name="Normal">(75,</text:p>
      <text:p text:style-name="Normal">196),</text:p>
      <text:p text:style-name="Normal">(76,</text:p>
      <text:p text:style-name="Normal">196),</text:p>
      <text:p text:style-name="Normal">(87,</text:p>
      <text:p text:style-name="Normal">196),</text:p>
      <text:p text:style-name="Normal">(91,</text:p>
      <text:p text:style-name="Normal">196),</text:p>
      <text:p text:style-name="Normal">(95,</text:p>
      <text:p text:style-name="Normal">196),</text:p>
      <text:p text:style-name="Normal">(96,</text:p>
      <text:p text:style-name="Normal">196),</text:p>
      <text:p text:style-name="Normal">(98,</text:p>
      <text:p text:style-name="Normal">196),</text:p>
      <text:soft-page-break/>
      <text:p text:style-name="Normal">(99,</text:p>
      <text:p text:style-name="Normal">196),</text:p>
      <text:p text:style-name="Normal">(4,</text:p>
      <text:p text:style-name="Normal">197),</text:p>
      <text:p text:style-name="Normal">(5,</text:p>
      <text:p text:style-name="Normal">197),</text:p>
      <text:p text:style-name="Normal">(6,</text:p>
      <text:p text:style-name="Normal">197),</text:p>
      <text:p text:style-name="Normal">(8,</text:p>
      <text:p text:style-name="Normal">197),</text:p>
      <text:p text:style-name="Normal">(14,</text:p>
      <text:p text:style-name="Normal">197),</text:p>
      <text:p text:style-name="Normal">(16,</text:p>
      <text:p text:style-name="Normal">197),</text:p>
      <text:p text:style-name="Normal">(19,</text:p>
      <text:p text:style-name="Normal">197),</text:p>
      <text:p text:style-name="Normal">(21,</text:p>
      <text:p text:style-name="Normal">197),</text:p>
      <text:p text:style-name="Normal">(24,</text:p>
      <text:p text:style-name="Normal">197),</text:p>
      <text:p text:style-name="Normal">(27,</text:p>
      <text:p text:style-name="Normal">197),</text:p>
      <text:p text:style-name="Normal">(30,</text:p>
      <text:p text:style-name="Normal">197),</text:p>
      <text:p text:style-name="Normal">(36,</text:p>
      <text:p text:style-name="Normal">197),</text:p>
      <text:p text:style-name="Normal">(38,</text:p>
      <text:p text:style-name="Normal">197),</text:p>
      <text:p text:style-name="Normal">(40,</text:p>
      <text:p text:style-name="Normal">197),</text:p>
      <text:p text:style-name="Normal">(41,</text:p>
      <text:soft-page-break/>
      <text:p text:style-name="Normal">197),</text:p>
      <text:p text:style-name="Normal">(42,</text:p>
      <text:p text:style-name="Normal">197),</text:p>
      <text:p text:style-name="Normal">(46,</text:p>
      <text:p text:style-name="Normal">197),</text:p>
      <text:p text:style-name="Normal">(48,</text:p>
      <text:p text:style-name="Normal">197),</text:p>
      <text:p text:style-name="Normal">(54,</text:p>
      <text:p text:style-name="Normal">197),</text:p>
      <text:p text:style-name="Normal">(57,</text:p>
      <text:p text:style-name="Normal">197),</text:p>
      <text:p text:style-name="Normal">(60,</text:p>
      <text:p text:style-name="Normal">197),</text:p>
      <text:p text:style-name="Normal">(62,</text:p>
      <text:p text:style-name="Normal">197),</text:p>
      <text:p text:style-name="Normal">(65,</text:p>
      <text:p text:style-name="Normal">197),</text:p>
      <text:p text:style-name="Normal">(66,</text:p>
      <text:p text:style-name="Normal">197),</text:p>
      <text:p text:style-name="Normal">(67,</text:p>
      <text:p text:style-name="Normal">197),</text:p>
      <text:p text:style-name="Normal">(69,</text:p>
      <text:p text:style-name="Normal">197),</text:p>
      <text:p text:style-name="Normal">(71,</text:p>
      <text:p text:style-name="Normal">197),</text:p>
      <text:p text:style-name="Normal">(72,</text:p>
      <text:p text:style-name="Normal">197),</text:p>
      <text:p text:style-name="Normal">(73,</text:p>
      <text:p text:style-name="Normal">197),</text:p>
      <text:p text:style-name="Normal">(75,</text:p>
      <text:p text:style-name="Normal">197),</text:p>
      <text:soft-page-break/>
      <text:p text:style-name="Normal">(76,</text:p>
      <text:p text:style-name="Normal">197),</text:p>
      <text:p text:style-name="Normal">(78,</text:p>
      <text:p text:style-name="Normal">197),</text:p>
      <text:p text:style-name="Normal">(84,</text:p>
      <text:p text:style-name="Normal">197),</text:p>
      <text:p text:style-name="Normal">(85,</text:p>
      <text:p text:style-name="Normal">197),</text:p>
      <text:p text:style-name="Normal">(87,</text:p>
      <text:p text:style-name="Normal">197),</text:p>
      <text:p text:style-name="Normal">(91,</text:p>
      <text:p text:style-name="Normal">197),</text:p>
      <text:p text:style-name="Normal">(92,</text:p>
      <text:p text:style-name="Normal">197),</text:p>
      <text:p text:style-name="Normal">(93,</text:p>
      <text:p text:style-name="Normal">197),</text:p>
      <text:p text:style-name="Normal">(2,</text:p>
      <text:p text:style-name="Normal">198),</text:p>
      <text:p text:style-name="Normal">(5,</text:p>
      <text:p text:style-name="Normal">198),</text:p>
      <text:p text:style-name="Normal">(9,</text:p>
      <text:p text:style-name="Normal">198),</text:p>
      <text:p text:style-name="Normal">(11,</text:p>
      <text:p text:style-name="Normal">198),</text:p>
      <text:p text:style-name="Normal">(13,</text:p>
      <text:p text:style-name="Normal">198),</text:p>
      <text:p text:style-name="Normal">(14,</text:p>
      <text:p text:style-name="Normal">198),</text:p>
      <text:p text:style-name="Normal">(15,</text:p>
      <text:p text:style-name="Normal">198),</text:p>
      <text:p text:style-name="Normal">(16,</text:p>
      <text:soft-page-break/>
      <text:p text:style-name="Normal">198),</text:p>
      <text:p text:style-name="Normal">(17,</text:p>
      <text:p text:style-name="Normal">198),</text:p>
      <text:p text:style-name="Normal">(18,</text:p>
      <text:p text:style-name="Normal">198),</text:p>
      <text:p text:style-name="Normal">(21,</text:p>
      <text:p text:style-name="Normal">198),</text:p>
      <text:p text:style-name="Normal">(22,</text:p>
      <text:p text:style-name="Normal">198),</text:p>
      <text:p text:style-name="Normal">(24,</text:p>
      <text:p text:style-name="Normal">198),</text:p>
      <text:p text:style-name="Normal">(26,</text:p>
      <text:p text:style-name="Normal">198),</text:p>
      <text:p text:style-name="Normal">(27,</text:p>
      <text:p text:style-name="Normal">198),</text:p>
      <text:p text:style-name="Normal">(33,</text:p>
      <text:p text:style-name="Normal">198),</text:p>
      <text:p text:style-name="Normal">(35,</text:p>
      <text:p text:style-name="Normal">198),</text:p>
      <text:p text:style-name="Normal">(36,</text:p>
      <text:p text:style-name="Normal">198),</text:p>
      <text:p text:style-name="Normal">(38,</text:p>
      <text:p text:style-name="Normal">198),</text:p>
      <text:p text:style-name="Normal">(41,</text:p>
      <text:p text:style-name="Normal">198),</text:p>
      <text:p text:style-name="Normal">(46,</text:p>
      <text:p text:style-name="Normal">198),</text:p>
      <text:p text:style-name="Normal">(54,</text:p>
      <text:p text:style-name="Normal">198),</text:p>
      <text:p text:style-name="Normal">(57,</text:p>
      <text:p text:style-name="Normal">198),</text:p>
      <text:soft-page-break/>
      <text:p text:style-name="Normal">(65,</text:p>
      <text:p text:style-name="Normal">198),</text:p>
      <text:p text:style-name="Normal">(66,</text:p>
      <text:p text:style-name="Normal">198),</text:p>
      <text:p text:style-name="Normal">(67,</text:p>
      <text:p text:style-name="Normal">198),</text:p>
      <text:p text:style-name="Normal">(71,</text:p>
      <text:p text:style-name="Normal">198),</text:p>
      <text:p text:style-name="Normal">(72,</text:p>
      <text:p text:style-name="Normal">198),</text:p>
      <text:p text:style-name="Normal">(75,</text:p>
      <text:p text:style-name="Normal">198),</text:p>
      <text:p text:style-name="Normal">(76,</text:p>
      <text:p text:style-name="Normal">198),</text:p>
      <text:p text:style-name="Normal">(82,</text:p>
      <text:p text:style-name="Normal">198),</text:p>
      <text:p text:style-name="Normal">(91,</text:p>
      <text:p text:style-name="Normal">198),</text:p>
      <text:p text:style-name="Normal">(92,</text:p>
      <text:p text:style-name="Normal">198),</text:p>
      <text:p text:style-name="Normal">(93,</text:p>
      <text:p text:style-name="Normal">198),</text:p>
      <text:p text:style-name="Normal">(94,</text:p>
      <text:p text:style-name="Normal">198),</text:p>
      <text:p text:style-name="Normal">(95,</text:p>
      <text:p text:style-name="Normal">198),</text:p>
      <text:p text:style-name="Normal">(97,</text:p>
      <text:p text:style-name="Normal">198),</text:p>
      <text:p text:style-name="Normal">(2,</text:p>
      <text:p text:style-name="Normal">199),</text:p>
      <text:p text:style-name="Normal">(3,</text:p>
      <text:soft-page-break/>
      <text:p text:style-name="Normal">199),</text:p>
      <text:p text:style-name="Normal">(4,</text:p>
      <text:p text:style-name="Normal">199),</text:p>
      <text:p text:style-name="Normal">(5,</text:p>
      <text:p text:style-name="Normal">199),</text:p>
      <text:p text:style-name="Normal">(8,</text:p>
      <text:p text:style-name="Normal">199),</text:p>
      <text:p text:style-name="Normal">(13,</text:p>
      <text:p text:style-name="Normal">199),</text:p>
      <text:p text:style-name="Normal">(14,</text:p>
      <text:p text:style-name="Normal">199),</text:p>
      <text:p text:style-name="Normal">(17,</text:p>
      <text:p text:style-name="Normal">199),</text:p>
      <text:p text:style-name="Normal">(21,</text:p>
      <text:p text:style-name="Normal">199),</text:p>
      <text:p text:style-name="Normal">(22,</text:p>
      <text:p text:style-name="Normal">199),</text:p>
      <text:p text:style-name="Normal">(24,</text:p>
      <text:p text:style-name="Normal">199),</text:p>
      <text:p text:style-name="Normal">(31,</text:p>
      <text:p text:style-name="Normal">199),</text:p>
      <text:p text:style-name="Normal">(32,</text:p>
      <text:p text:style-name="Normal">199),</text:p>
      <text:p text:style-name="Normal">(36,</text:p>
      <text:p text:style-name="Normal">199),</text:p>
      <text:p text:style-name="Normal">(37,</text:p>
      <text:p text:style-name="Normal">199),</text:p>
      <text:p text:style-name="Normal">(38,</text:p>
      <text:p text:style-name="Normal">199),</text:p>
      <text:p text:style-name="Normal">(39,</text:p>
      <text:p text:style-name="Normal">199),</text:p>
      <text:soft-page-break/>
      <text:p text:style-name="Normal">(41,</text:p>
      <text:p text:style-name="Normal">199),</text:p>
      <text:p text:style-name="Normal">(42,</text:p>
      <text:p text:style-name="Normal">199),</text:p>
      <text:p text:style-name="Normal">(44,</text:p>
      <text:p text:style-name="Normal">199),</text:p>
      <text:p text:style-name="Normal">(48,</text:p>
      <text:p text:style-name="Normal">199),</text:p>
      <text:p text:style-name="Normal">(54,</text:p>
      <text:p text:style-name="Normal">199),</text:p>
      <text:p text:style-name="Normal">(55,</text:p>
      <text:p text:style-name="Normal">199),</text:p>
      <text:p text:style-name="Normal">(56,</text:p>
      <text:p text:style-name="Normal">199),</text:p>
      <text:p text:style-name="Normal">(57,</text:p>
      <text:p text:style-name="Normal">199),</text:p>
      <text:p text:style-name="Normal">(63,</text:p>
      <text:p text:style-name="Normal">199),</text:p>
      <text:p text:style-name="Normal">(66,</text:p>
      <text:p text:style-name="Normal">199),</text:p>
      <text:p text:style-name="Normal">(71,</text:p>
      <text:p text:style-name="Normal">199),</text:p>
      <text:p text:style-name="Normal">(73,</text:p>
      <text:p text:style-name="Normal">199),</text:p>
      <text:p text:style-name="Normal">(75,</text:p>
      <text:p text:style-name="Normal">199),</text:p>
      <text:p text:style-name="Normal">(76,</text:p>
      <text:p text:style-name="Normal">199),</text:p>
      <text:p text:style-name="Normal">(84,</text:p>
      <text:p text:style-name="Normal">199),</text:p>
      <text:p text:style-name="Normal">(85,</text:p>
      <text:soft-page-break/>
      <text:p text:style-name="Normal">199),</text:p>
      <text:p text:style-name="Normal">(91,</text:p>
      <text:p text:style-name="Normal">199),</text:p>
      <text:p text:style-name="Normal">(92,</text:p>
      <text:p text:style-name="Normal">199),</text:p>
      <text:p text:style-name="Normal">(93,</text:p>
      <text:p text:style-name="Normal">199),</text:p>
      <text:p text:style-name="Normal">(96,</text:p>
      <text:p text:style-name="Normal">199),</text:p>
      <text:p text:style-name="Normal">(97,</text:p>
      <text:p text:style-name="Normal">199),</text:p>
      <text:p text:style-name="Normal">(99,</text:p>
      <text:p text:style-name="Normal">199),</text:p>
      <text:p text:style-name="Normal">(5,</text:p>
      <text:p text:style-name="Normal">200),</text:p>
      <text:p text:style-name="Normal">(14,</text:p>
      <text:p text:style-name="Normal">200),</text:p>
      <text:p text:style-name="Normal">(17,</text:p>
      <text:p text:style-name="Normal">200),</text:p>
      <text:p text:style-name="Normal">(18,</text:p>
      <text:p text:style-name="Normal">200),</text:p>
      <text:p text:style-name="Normal">(19,</text:p>
      <text:p text:style-name="Normal">200),</text:p>
      <text:p text:style-name="Normal">(21,</text:p>
      <text:p text:style-name="Normal">200),</text:p>
      <text:p text:style-name="Normal">(22,</text:p>
      <text:p text:style-name="Normal">200),</text:p>
      <text:p text:style-name="Normal">(24,</text:p>
      <text:p text:style-name="Normal">200),</text:p>
      <text:p text:style-name="Normal">(27,</text:p>
      <text:p text:style-name="Normal">200),</text:p>
      <text:soft-page-break/>
      <text:p text:style-name="Normal">(31,</text:p>
      <text:p text:style-name="Normal">200),</text:p>
      <text:p text:style-name="Normal">(33,</text:p>
      <text:p text:style-name="Normal">200),</text:p>
      <text:p text:style-name="Normal">(36,</text:p>
      <text:p text:style-name="Normal">200),</text:p>
      <text:p text:style-name="Normal">(39,</text:p>
      <text:p text:style-name="Normal">200),</text:p>
      <text:p text:style-name="Normal">(41,</text:p>
      <text:p text:style-name="Normal">200),</text:p>
      <text:p text:style-name="Normal">(46,</text:p>
      <text:p text:style-name="Normal">200),</text:p>
      <text:p text:style-name="Normal">(47,</text:p>
      <text:p text:style-name="Normal">200),</text:p>
      <text:p text:style-name="Normal">(52,</text:p>
      <text:p text:style-name="Normal">200),</text:p>
      <text:p text:style-name="Normal">(54,</text:p>
      <text:p text:style-name="Normal">200),</text:p>
      <text:p text:style-name="Normal">(57,</text:p>
      <text:p text:style-name="Normal">200),</text:p>
      <text:p text:style-name="Normal">(62,</text:p>
      <text:p text:style-name="Normal">200),</text:p>
      <text:p text:style-name="Normal">(66,</text:p>
      <text:p text:style-name="Normal">200),</text:p>
      <text:p text:style-name="Normal">(67,</text:p>
      <text:p text:style-name="Normal">200),</text:p>
      <text:p text:style-name="Normal">(70,</text:p>
      <text:p text:style-name="Normal">200),</text:p>
      <text:p text:style-name="Normal">(71,</text:p>
      <text:p text:style-name="Normal">200),</text:p>
      <text:p text:style-name="Normal">(73,</text:p>
      <text:soft-page-break/>
      <text:p text:style-name="Normal">200),</text:p>
      <text:p text:style-name="Normal">(75,</text:p>
      <text:p text:style-name="Normal">200),</text:p>
      <text:p text:style-name="Normal">(76,</text:p>
      <text:p text:style-name="Normal">200),</text:p>
      <text:p text:style-name="Normal">(79,</text:p>
      <text:p text:style-name="Normal">200),</text:p>
      <text:p text:style-name="Normal">(82,</text:p>
      <text:p text:style-name="Normal">200),</text:p>
      <text:p text:style-name="Normal">(91,</text:p>
      <text:p text:style-name="Normal">200),</text:p>
      <text:p text:style-name="Normal">(93,</text:p>
      <text:p text:style-name="Normal">200),</text:p>
      <text:p text:style-name="Normal">(95,</text:p>
      <text:p text:style-name="Normal">200),</text:p>
      <text:p text:style-name="Normal">(96,</text:p>
      <text:p text:style-name="Normal">200),</text:p>
      <text:p text:style-name="Normal">(98,</text:p>
      <text:p text:style-name="Normal">200),</text:p>
      <text:p text:style-name="Normal">(2,</text:p>
      <text:p text:style-name="Normal">201),</text:p>
      <text:p text:style-name="Normal">(4,</text:p>
      <text:p text:style-name="Normal">201),</text:p>
      <text:p text:style-name="Normal">(5,</text:p>
      <text:p text:style-name="Normal">201),</text:p>
      <text:p text:style-name="Normal">(8,</text:p>
      <text:p text:style-name="Normal">201),</text:p>
      <text:p text:style-name="Normal">(9,</text:p>
      <text:p text:style-name="Normal">201),</text:p>
      <text:p text:style-name="Normal">(10,</text:p>
      <text:p text:style-name="Normal">201),</text:p>
      <text:soft-page-break/>
      <text:p text:style-name="Normal">(11,</text:p>
      <text:p text:style-name="Normal">201),</text:p>
      <text:p text:style-name="Normal">(13,</text:p>
      <text:p text:style-name="Normal">201),</text:p>
      <text:p text:style-name="Normal">(14,</text:p>
      <text:p text:style-name="Normal">201),</text:p>
      <text:p text:style-name="Normal">(18,</text:p>
      <text:p text:style-name="Normal">201),</text:p>
      <text:p text:style-name="Normal">(21,</text:p>
      <text:p text:style-name="Normal">201),</text:p>
      <text:p text:style-name="Normal">(22,</text:p>
      <text:p text:style-name="Normal">201),</text:p>
      <text:p text:style-name="Normal">(24,</text:p>
      <text:p text:style-name="Normal">201),</text:p>
      <text:p text:style-name="Normal">(28,</text:p>
      <text:p text:style-name="Normal">201),</text:p>
      <text:p text:style-name="Normal">(30,</text:p>
      <text:p text:style-name="Normal">201),</text:p>
      <text:p text:style-name="Normal">(31,</text:p>
      <text:p text:style-name="Normal">201),</text:p>
      <text:p text:style-name="Normal">(35,</text:p>
      <text:p text:style-name="Normal">201),</text:p>
      <text:p text:style-name="Normal">(36,</text:p>
      <text:p text:style-name="Normal">201),</text:p>
      <text:p text:style-name="Normal">(37,</text:p>
      <text:p text:style-name="Normal">201),</text:p>
      <text:p text:style-name="Normal">(38,</text:p>
      <text:p text:style-name="Normal">201),</text:p>
      <text:p text:style-name="Normal">(41,</text:p>
      <text:p text:style-name="Normal">201),</text:p>
      <text:p text:style-name="Normal">(48,</text:p>
      <text:soft-page-break/>
      <text:p text:style-name="Normal">201),</text:p>
      <text:p text:style-name="Normal">(54,</text:p>
      <text:p text:style-name="Normal">201),</text:p>
      <text:p text:style-name="Normal">(55,</text:p>
      <text:p text:style-name="Normal">201),</text:p>
      <text:p text:style-name="Normal">(56,</text:p>
      <text:p text:style-name="Normal">201),</text:p>
      <text:p text:style-name="Normal">(57,</text:p>
      <text:p text:style-name="Normal">201),</text:p>
      <text:p text:style-name="Normal">(60,</text:p>
      <text:p text:style-name="Normal">201),</text:p>
      <text:p text:style-name="Normal">(62,</text:p>
      <text:p text:style-name="Normal">201),</text:p>
      <text:p text:style-name="Normal">(65,</text:p>
      <text:p text:style-name="Normal">201),</text:p>
      <text:p text:style-name="Normal">(66,</text:p>
      <text:p text:style-name="Normal">201),</text:p>
      <text:p text:style-name="Normal">(67,</text:p>
      <text:p text:style-name="Normal">201),</text:p>
      <text:p text:style-name="Normal">(69,</text:p>
      <text:p text:style-name="Normal">201),</text:p>
      <text:p text:style-name="Normal">(71,</text:p>
      <text:p text:style-name="Normal">201),</text:p>
      <text:p text:style-name="Normal">(75,</text:p>
      <text:p text:style-name="Normal">201),</text:p>
      <text:p text:style-name="Normal">(76,</text:p>
      <text:p text:style-name="Normal">201),</text:p>
      <text:p text:style-name="Normal">(79,</text:p>
      <text:p text:style-name="Normal">201),</text:p>
      <text:p text:style-name="Normal">(91,</text:p>
      <text:p text:style-name="Normal">201),</text:p>
      <text:soft-page-break/>
      <text:p text:style-name="Normal">(99,</text:p>
      <text:p text:style-name="Normal">201),</text:p>
      <text:p text:style-name="Normal">(100,</text:p>
      <text:p text:style-name="Normal">201),</text:p>
      <text:p text:style-name="Normal">(2,</text:p>
      <text:p text:style-name="Normal">202),</text:p>
      <text:p text:style-name="Normal">(5,</text:p>
      <text:p text:style-name="Normal">202),</text:p>
      <text:p text:style-name="Normal">(8,</text:p>
      <text:p text:style-name="Normal">202),</text:p>
      <text:p text:style-name="Normal">(9,</text:p>
      <text:p text:style-name="Normal">202),</text:p>
      <text:p text:style-name="Normal">(12,</text:p>
      <text:p text:style-name="Normal">202),</text:p>
      <text:p text:style-name="Normal">(14,</text:p>
      <text:p text:style-name="Normal">202),</text:p>
      <text:p text:style-name="Normal">(17,</text:p>
      <text:p text:style-name="Normal">202),</text:p>
      <text:p text:style-name="Normal">(21,</text:p>
      <text:p text:style-name="Normal">202),</text:p>
      <text:p text:style-name="Normal">(22,</text:p>
      <text:p text:style-name="Normal">202),</text:p>
      <text:p text:style-name="Normal">(24,</text:p>
      <text:p text:style-name="Normal">202),</text:p>
      <text:p text:style-name="Normal">(36,</text:p>
      <text:p text:style-name="Normal">202),</text:p>
      <text:p text:style-name="Normal">(39,</text:p>
      <text:p text:style-name="Normal">202),</text:p>
      <text:p text:style-name="Normal">(41,</text:p>
      <text:p text:style-name="Normal">202),</text:p>
      <text:p text:style-name="Normal">(42,</text:p>
      <text:soft-page-break/>
      <text:p text:style-name="Normal">202),</text:p>
      <text:p text:style-name="Normal">(52,</text:p>
      <text:p text:style-name="Normal">202),</text:p>
      <text:p text:style-name="Normal">(54,</text:p>
      <text:p text:style-name="Normal">202),</text:p>
      <text:p text:style-name="Normal">(56,</text:p>
      <text:p text:style-name="Normal">202),</text:p>
      <text:p text:style-name="Normal">(57,</text:p>
      <text:p text:style-name="Normal">202),</text:p>
      <text:p text:style-name="Normal">(60,</text:p>
      <text:p text:style-name="Normal">202),</text:p>
      <text:p text:style-name="Normal">(66,</text:p>
      <text:p text:style-name="Normal">202),</text:p>
      <text:p text:style-name="Normal">(69,</text:p>
      <text:p text:style-name="Normal">202),</text:p>
      <text:p text:style-name="Normal">(70,</text:p>
      <text:p text:style-name="Normal">202),</text:p>
      <text:p text:style-name="Normal">(71,</text:p>
      <text:p text:style-name="Normal">202),</text:p>
      <text:p text:style-name="Normal">(72,</text:p>
      <text:p text:style-name="Normal">202),</text:p>
      <text:p text:style-name="Normal">(75,</text:p>
      <text:p text:style-name="Normal">202),</text:p>
      <text:p text:style-name="Normal">(76,</text:p>
      <text:p text:style-name="Normal">202),</text:p>
      <text:p text:style-name="Normal">(87,</text:p>
      <text:p text:style-name="Normal">202),</text:p>
      <text:p text:style-name="Normal">(91,</text:p>
      <text:p text:style-name="Normal">202),</text:p>
      <text:p text:style-name="Normal">(92,</text:p>
      <text:p text:style-name="Normal">202),</text:p>
      <text:soft-page-break/>
      <text:p text:style-name="Normal">(93,</text:p>
      <text:p text:style-name="Normal">202),</text:p>
      <text:p text:style-name="Normal">(94,</text:p>
      <text:p text:style-name="Normal">202),</text:p>
      <text:p text:style-name="Normal">(5,</text:p>
      <text:p text:style-name="Normal">203),</text:p>
      <text:p text:style-name="Normal">(8,</text:p>
      <text:p text:style-name="Normal">203),</text:p>
      <text:p text:style-name="Normal">(12,</text:p>
      <text:p text:style-name="Normal">203),</text:p>
      <text:p text:style-name="Normal">(13,</text:p>
      <text:p text:style-name="Normal">203),</text:p>
      <text:p text:style-name="Normal">(14,</text:p>
      <text:p text:style-name="Normal">203),</text:p>
      <text:p text:style-name="Normal">(16,</text:p>
      <text:p text:style-name="Normal">203),</text:p>
      <text:p text:style-name="Normal">(17,</text:p>
      <text:p text:style-name="Normal">203),</text:p>
      <text:p text:style-name="Normal">(18,</text:p>
      <text:p text:style-name="Normal">203),</text:p>
      <text:p text:style-name="Normal">(20,</text:p>
      <text:p text:style-name="Normal">203),</text:p>
      <text:p text:style-name="Normal">(21,</text:p>
      <text:p text:style-name="Normal">203),</text:p>
      <text:p text:style-name="Normal">(22,</text:p>
      <text:p text:style-name="Normal">203),</text:p>
      <text:p text:style-name="Normal">(24,</text:p>
      <text:p text:style-name="Normal">203),</text:p>
      <text:p text:style-name="Normal">(31,</text:p>
      <text:p text:style-name="Normal">203),</text:p>
      <text:p text:style-name="Normal">(32,</text:p>
      <text:soft-page-break/>
      <text:p text:style-name="Normal">203),</text:p>
      <text:p text:style-name="Normal">(35,</text:p>
      <text:p text:style-name="Normal">203),</text:p>
      <text:p text:style-name="Normal">(36,</text:p>
      <text:p text:style-name="Normal">203),</text:p>
      <text:p text:style-name="Normal">(37,</text:p>
      <text:p text:style-name="Normal">203),</text:p>
      <text:p text:style-name="Normal">(38,</text:p>
      <text:p text:style-name="Normal">203),</text:p>
      <text:p text:style-name="Normal">(39,</text:p>
      <text:p text:style-name="Normal">203),</text:p>
      <text:p text:style-name="Normal">(41,</text:p>
      <text:p text:style-name="Normal">203),</text:p>
      <text:p text:style-name="Normal">(47,</text:p>
      <text:p text:style-name="Normal">203),</text:p>
      <text:p text:style-name="Normal">(52,</text:p>
      <text:p text:style-name="Normal">203),</text:p>
      <text:p text:style-name="Normal">(54,</text:p>
      <text:p text:style-name="Normal">203),</text:p>
      <text:p text:style-name="Normal">(55,</text:p>
      <text:p text:style-name="Normal">203),</text:p>
      <text:p text:style-name="Normal">(57,</text:p>
      <text:p text:style-name="Normal">203),</text:p>
      <text:p text:style-name="Normal">(66,</text:p>
      <text:p text:style-name="Normal">203),</text:p>
      <text:p text:style-name="Normal">(67,</text:p>
      <text:p text:style-name="Normal">203),</text:p>
      <text:p text:style-name="Normal">(69,</text:p>
      <text:p text:style-name="Normal">203),</text:p>
      <text:p text:style-name="Normal">(70,</text:p>
      <text:p text:style-name="Normal">203),</text:p>
      <text:soft-page-break/>
      <text:p text:style-name="Normal">(71,</text:p>
      <text:p text:style-name="Normal">203),</text:p>
      <text:p text:style-name="Normal">(72,</text:p>
      <text:p text:style-name="Normal">203),</text:p>
      <text:p text:style-name="Normal">(73,</text:p>
      <text:p text:style-name="Normal">203),</text:p>
      <text:p text:style-name="Normal">(75,</text:p>
      <text:p text:style-name="Normal">203),</text:p>
      <text:p text:style-name="Normal">(76,</text:p>
      <text:p text:style-name="Normal">203),</text:p>
      <text:p text:style-name="Normal">(91,</text:p>
      <text:p text:style-name="Normal">203),</text:p>
      <text:p text:style-name="Normal">(94,</text:p>
      <text:p text:style-name="Normal">203),</text:p>
      <text:p text:style-name="Normal">(100,</text:p>
      <text:p text:style-name="Normal">203),</text:p>
      <text:p text:style-name="Normal">(4,</text:p>
      <text:p text:style-name="Normal">204),</text:p>
      <text:p text:style-name="Normal">(5,</text:p>
      <text:p text:style-name="Normal">204),</text:p>
      <text:p text:style-name="Normal">(11,</text:p>
      <text:p text:style-name="Normal">204),</text:p>
      <text:p text:style-name="Normal">(12,</text:p>
      <text:p text:style-name="Normal">204),</text:p>
      <text:p text:style-name="Normal">(14,</text:p>
      <text:p text:style-name="Normal">204),</text:p>
      <text:p text:style-name="Normal">(15,</text:p>
      <text:p text:style-name="Normal">204),</text:p>
      <text:p text:style-name="Normal">(18,</text:p>
      <text:p text:style-name="Normal">204),</text:p>
      <text:p text:style-name="Normal">(19,</text:p>
      <text:soft-page-break/>
      <text:p text:style-name="Normal">204),</text:p>
      <text:p text:style-name="Normal">(21,</text:p>
      <text:p text:style-name="Normal">204),</text:p>
      <text:p text:style-name="Normal">(24,</text:p>
      <text:p text:style-name="Normal">204),</text:p>
      <text:p text:style-name="Normal">(31,</text:p>
      <text:p text:style-name="Normal">204),</text:p>
      <text:p text:style-name="Normal">(32,</text:p>
      <text:p text:style-name="Normal">204),</text:p>
      <text:p text:style-name="Normal">(33,</text:p>
      <text:p text:style-name="Normal">204),</text:p>
      <text:p text:style-name="Normal">(36,</text:p>
      <text:p text:style-name="Normal">204),</text:p>
      <text:p text:style-name="Normal">(38,</text:p>
      <text:p text:style-name="Normal">204),</text:p>
      <text:p text:style-name="Normal">(41,</text:p>
      <text:p text:style-name="Normal">204),</text:p>
      <text:p text:style-name="Normal">(43,</text:p>
      <text:p text:style-name="Normal">204),</text:p>
      <text:p text:style-name="Normal">(50,</text:p>
      <text:p text:style-name="Normal">204),</text:p>
      <text:p text:style-name="Normal">(54,</text:p>
      <text:p text:style-name="Normal">204),</text:p>
      <text:p text:style-name="Normal">(57,</text:p>
      <text:p text:style-name="Normal">204),</text:p>
      <text:p text:style-name="Normal">(60,</text:p>
      <text:p text:style-name="Normal">204),</text:p>
      <text:p text:style-name="Normal">(65,</text:p>
      <text:p text:style-name="Normal">204),</text:p>
      <text:p text:style-name="Normal">(66,</text:p>
      <text:p text:style-name="Normal">204),</text:p>
      <text:soft-page-break/>
      <text:p text:style-name="Normal">(67,</text:p>
      <text:p text:style-name="Normal">204),</text:p>
      <text:p text:style-name="Normal">(69,</text:p>
      <text:p text:style-name="Normal">204),</text:p>
      <text:p text:style-name="Normal">(71,</text:p>
      <text:p text:style-name="Normal">204),</text:p>
      <text:p text:style-name="Normal">(72,</text:p>
      <text:p text:style-name="Normal">204),</text:p>
      <text:p text:style-name="Normal">(73,</text:p>
      <text:p text:style-name="Normal">204),</text:p>
      <text:p text:style-name="Normal">(75,</text:p>
      <text:p text:style-name="Normal">204),</text:p>
      <text:p text:style-name="Normal">(76,</text:p>
      <text:p text:style-name="Normal">204),</text:p>
      <text:p text:style-name="Normal">(82,</text:p>
      <text:p text:style-name="Normal">204),</text:p>
      <text:p text:style-name="Normal">(91,</text:p>
      <text:p text:style-name="Normal">204),</text:p>
      <text:p text:style-name="Normal">(92,</text:p>
      <text:p text:style-name="Normal">204),</text:p>
      <text:p text:style-name="Normal">(93,</text:p>
      <text:p text:style-name="Normal">204),</text:p>
      <text:p text:style-name="Normal">(94,</text:p>
      <text:p text:style-name="Normal">204),</text:p>
      <text:p text:style-name="Normal">(2,</text:p>
      <text:p text:style-name="Normal">205),</text:p>
      <text:p text:style-name="Normal">(3,</text:p>
      <text:p text:style-name="Normal">205),</text:p>
      <text:p text:style-name="Normal">(5,</text:p>
      <text:p text:style-name="Normal">205),</text:p>
      <text:p text:style-name="Normal">(9,</text:p>
      <text:soft-page-break/>
      <text:p text:style-name="Normal">205),</text:p>
      <text:p text:style-name="Normal">(10,</text:p>
      <text:p text:style-name="Normal">205),</text:p>
      <text:p text:style-name="Normal">(11,</text:p>
      <text:p text:style-name="Normal">205),</text:p>
      <text:p text:style-name="Normal">(12,</text:p>
      <text:p text:style-name="Normal">205),</text:p>
      <text:p text:style-name="Normal">(14,</text:p>
      <text:p text:style-name="Normal">205),</text:p>
      <text:p text:style-name="Normal">(15,</text:p>
      <text:p text:style-name="Normal">205),</text:p>
      <text:p text:style-name="Normal">(16,</text:p>
      <text:p text:style-name="Normal">205),</text:p>
      <text:p text:style-name="Normal">(18,</text:p>
      <text:p text:style-name="Normal">205),</text:p>
      <text:p text:style-name="Normal">(19,</text:p>
      <text:p text:style-name="Normal">205),</text:p>
      <text:p text:style-name="Normal">(20,</text:p>
      <text:p text:style-name="Normal">205),</text:p>
      <text:p text:style-name="Normal">(21,</text:p>
      <text:p text:style-name="Normal">205),</text:p>
      <text:p text:style-name="Normal">(24,</text:p>
      <text:p text:style-name="Normal">205),</text:p>
      <text:p text:style-name="Normal">(32,</text:p>
      <text:p text:style-name="Normal">205),</text:p>
      <text:p text:style-name="Normal">(36,</text:p>
      <text:p text:style-name="Normal">205),</text:p>
      <text:p text:style-name="Normal">(39,</text:p>
      <text:p text:style-name="Normal">205),</text:p>
      <text:p text:style-name="Normal">(41,</text:p>
      <text:p text:style-name="Normal">205),</text:p>
      <text:soft-page-break/>
      <text:p text:style-name="Normal">(44,</text:p>
      <text:p text:style-name="Normal">205),</text:p>
      <text:p text:style-name="Normal">(46,</text:p>
      <text:p text:style-name="Normal">205),</text:p>
      <text:p text:style-name="Normal">(54,</text:p>
      <text:p text:style-name="Normal">205),</text:p>
      <text:p text:style-name="Normal">(55,</text:p>
      <text:p text:style-name="Normal">205),</text:p>
      <text:p text:style-name="Normal">(57,</text:p>
      <text:p text:style-name="Normal">205),</text:p>
      <text:p text:style-name="Normal">(62,</text:p>
      <text:p text:style-name="Normal">205),</text:p>
      <text:p text:style-name="Normal">(65,</text:p>
      <text:p text:style-name="Normal">205),</text:p>
      <text:p text:style-name="Normal">(66,</text:p>
      <text:p text:style-name="Normal">205),</text:p>
      <text:p text:style-name="Normal">(70,</text:p>
      <text:p text:style-name="Normal">205),</text:p>
      <text:p text:style-name="Normal">(71,</text:p>
      <text:p text:style-name="Normal">205),</text:p>
      <text:p text:style-name="Normal">(72,</text:p>
      <text:p text:style-name="Normal">205),</text:p>
      <text:p text:style-name="Normal">(75,</text:p>
      <text:p text:style-name="Normal">205),</text:p>
      <text:p text:style-name="Normal">(76,</text:p>
      <text:p text:style-name="Normal">205),</text:p>
      <text:p text:style-name="Normal">(82,</text:p>
      <text:p text:style-name="Normal">205),</text:p>
      <text:p text:style-name="Normal">(84,</text:p>
      <text:p text:style-name="Normal">205),</text:p>
      <text:p text:style-name="Normal">(85,</text:p>
      <text:soft-page-break/>
      <text:p text:style-name="Normal">205),</text:p>
      <text:p text:style-name="Normal">(91,</text:p>
      <text:p text:style-name="Normal">205),</text:p>
      <text:p text:style-name="Normal">(92,</text:p>
      <text:p text:style-name="Normal">205),</text:p>
      <text:p text:style-name="Normal">(93,</text:p>
      <text:p text:style-name="Normal">205),</text:p>
      <text:p text:style-name="Normal">(96,</text:p>
      <text:p text:style-name="Normal">205),</text:p>
      <text:p text:style-name="Normal">(2,</text:p>
      <text:p text:style-name="Normal">206),</text:p>
      <text:p text:style-name="Normal">(5,</text:p>
      <text:p text:style-name="Normal">206),</text:p>
      <text:p text:style-name="Normal">(10,</text:p>
      <text:p text:style-name="Normal">206),</text:p>
      <text:p text:style-name="Normal">(14,</text:p>
      <text:p text:style-name="Normal">206),</text:p>
      <text:p text:style-name="Normal">(15,</text:p>
      <text:p text:style-name="Normal">206),</text:p>
      <text:p text:style-name="Normal">(16,</text:p>
      <text:p text:style-name="Normal">206),</text:p>
      <text:p text:style-name="Normal">(19,</text:p>
      <text:p text:style-name="Normal">206),</text:p>
      <text:p text:style-name="Normal">(20,</text:p>
      <text:p text:style-name="Normal">206),</text:p>
      <text:p text:style-name="Normal">(21,</text:p>
      <text:p text:style-name="Normal">206),</text:p>
      <text:p text:style-name="Normal">(24,</text:p>
      <text:p text:style-name="Normal">206),</text:p>
      <text:p text:style-name="Normal">(26,</text:p>
      <text:p text:style-name="Normal">206),</text:p>
      <text:soft-page-break/>
      <text:p text:style-name="Normal">(27,</text:p>
      <text:p text:style-name="Normal">206),</text:p>
      <text:p text:style-name="Normal">(36,</text:p>
      <text:p text:style-name="Normal">206),</text:p>
      <text:p text:style-name="Normal">(37,</text:p>
      <text:p text:style-name="Normal">206),</text:p>
      <text:p text:style-name="Normal">(38,</text:p>
      <text:p text:style-name="Normal">206),</text:p>
      <text:p text:style-name="Normal">(40,</text:p>
      <text:p text:style-name="Normal">206),</text:p>
      <text:p text:style-name="Normal">(41,</text:p>
      <text:p text:style-name="Normal">206),</text:p>
      <text:p text:style-name="Normal">(46,</text:p>
      <text:p text:style-name="Normal">206),</text:p>
      <text:p text:style-name="Normal">(54,</text:p>
      <text:p text:style-name="Normal">206),</text:p>
      <text:p text:style-name="Normal">(55,</text:p>
      <text:p text:style-name="Normal">206),</text:p>
      <text:p text:style-name="Normal">(57,</text:p>
      <text:p text:style-name="Normal">206),</text:p>
      <text:p text:style-name="Normal">(60,</text:p>
      <text:p text:style-name="Normal">206),</text:p>
      <text:p text:style-name="Normal">(66,</text:p>
      <text:p text:style-name="Normal">206),</text:p>
      <text:p text:style-name="Normal">(69,</text:p>
      <text:p text:style-name="Normal">206),</text:p>
      <text:p text:style-name="Normal">(70,</text:p>
      <text:p text:style-name="Normal">206),</text:p>
      <text:p text:style-name="Normal">(71,</text:p>
      <text:p text:style-name="Normal">206),</text:p>
      <text:p text:style-name="Normal">(73,</text:p>
      <text:soft-page-break/>
      <text:p text:style-name="Normal">206),</text:p>
      <text:p text:style-name="Normal">(75,</text:p>
      <text:p text:style-name="Normal">206),</text:p>
      <text:p text:style-name="Normal">(76,</text:p>
      <text:p text:style-name="Normal">206),</text:p>
      <text:p text:style-name="Normal">(78,</text:p>
      <text:p text:style-name="Normal">206),</text:p>
      <text:p text:style-name="Normal">(91,</text:p>
      <text:p text:style-name="Normal">206),</text:p>
      <text:p text:style-name="Normal">(93,</text:p>
      <text:p text:style-name="Normal">206),</text:p>
      <text:p text:style-name="Normal">(94,</text:p>
      <text:p text:style-name="Normal">206),</text:p>
      <text:p text:style-name="Normal">(95,</text:p>
      <text:p text:style-name="Normal">206),</text:p>
      <text:p text:style-name="Normal">(96,</text:p>
      <text:p text:style-name="Normal">206),</text:p>
      <text:p text:style-name="Normal">(2,</text:p>
      <text:p text:style-name="Normal">207),</text:p>
      <text:p text:style-name="Normal">(5,</text:p>
      <text:p text:style-name="Normal">207),</text:p>
      <text:p text:style-name="Normal">(6,</text:p>
      <text:p text:style-name="Normal">207),</text:p>
      <text:p text:style-name="Normal">(9,</text:p>
      <text:p text:style-name="Normal">207),</text:p>
      <text:p text:style-name="Normal">(10,</text:p>
      <text:p text:style-name="Normal">207),</text:p>
      <text:p text:style-name="Normal">(12,</text:p>
      <text:p text:style-name="Normal">207),</text:p>
      <text:p text:style-name="Normal">(13,</text:p>
      <text:p text:style-name="Normal">207),</text:p>
      <text:soft-page-break/>
      <text:p text:style-name="Normal">(14,</text:p>
      <text:p text:style-name="Normal">207),</text:p>
      <text:p text:style-name="Normal">(15,</text:p>
      <text:p text:style-name="Normal">207),</text:p>
      <text:p text:style-name="Normal">(19,</text:p>
      <text:p text:style-name="Normal">207),</text:p>
      <text:p text:style-name="Normal">(21,</text:p>
      <text:p text:style-name="Normal">207),</text:p>
      <text:p text:style-name="Normal">(24,</text:p>
      <text:p text:style-name="Normal">207),</text:p>
      <text:p text:style-name="Normal">(32,</text:p>
      <text:p text:style-name="Normal">207),</text:p>
      <text:p text:style-name="Normal">(36,</text:p>
      <text:p text:style-name="Normal">207),</text:p>
      <text:p text:style-name="Normal">(38,</text:p>
      <text:p text:style-name="Normal">207),</text:p>
      <text:p text:style-name="Normal">(40,</text:p>
      <text:p text:style-name="Normal">207),</text:p>
      <text:p text:style-name="Normal">(41,</text:p>
      <text:p text:style-name="Normal">207),</text:p>
      <text:p text:style-name="Normal">(43,</text:p>
      <text:p text:style-name="Normal">207),</text:p>
      <text:p text:style-name="Normal">(44,</text:p>
      <text:p text:style-name="Normal">207),</text:p>
      <text:p text:style-name="Normal">(54,</text:p>
      <text:p text:style-name="Normal">207),</text:p>
      <text:p text:style-name="Normal">(56,</text:p>
      <text:p text:style-name="Normal">207),</text:p>
      <text:p text:style-name="Normal">(57,</text:p>
      <text:p text:style-name="Normal">207),</text:p>
      <text:p text:style-name="Normal">(66,</text:p>
      <text:soft-page-break/>
      <text:p text:style-name="Normal">207),</text:p>
      <text:p text:style-name="Normal">(69,</text:p>
      <text:p text:style-name="Normal">207),</text:p>
      <text:p text:style-name="Normal">(71,</text:p>
      <text:p text:style-name="Normal">207),</text:p>
      <text:p text:style-name="Normal">(75,</text:p>
      <text:p text:style-name="Normal">207),</text:p>
      <text:p text:style-name="Normal">(76,</text:p>
      <text:p text:style-name="Normal">207),</text:p>
      <text:p text:style-name="Normal">(78,</text:p>
      <text:p text:style-name="Normal">207),</text:p>
      <text:p text:style-name="Normal">(84,</text:p>
      <text:p text:style-name="Normal">207),</text:p>
      <text:p text:style-name="Normal">(91,</text:p>
      <text:p text:style-name="Normal">207),</text:p>
      <text:p text:style-name="Normal">(96,</text:p>
      <text:p text:style-name="Normal">207),</text:p>
      <text:p text:style-name="Normal">(5,</text:p>
      <text:p text:style-name="Normal">208),</text:p>
      <text:p text:style-name="Normal">(10,</text:p>
      <text:p text:style-name="Normal">208),</text:p>
      <text:p text:style-name="Normal">(14,</text:p>
      <text:p text:style-name="Normal">208),</text:p>
      <text:p text:style-name="Normal">(15,</text:p>
      <text:p text:style-name="Normal">208),</text:p>
      <text:p text:style-name="Normal">(18,</text:p>
      <text:p text:style-name="Normal">208),</text:p>
      <text:p text:style-name="Normal">(20,</text:p>
      <text:p text:style-name="Normal">208),</text:p>
      <text:p text:style-name="Normal">(21,</text:p>
      <text:p text:style-name="Normal">208),</text:p>
      <text:soft-page-break/>
      <text:p text:style-name="Normal">(24,</text:p>
      <text:p text:style-name="Normal">208),</text:p>
      <text:p text:style-name="Normal">(31,</text:p>
      <text:p text:style-name="Normal">208),</text:p>
      <text:p text:style-name="Normal">(33,</text:p>
      <text:p text:style-name="Normal">208),</text:p>
      <text:p text:style-name="Normal">(36,</text:p>
      <text:p text:style-name="Normal">208),</text:p>
      <text:p text:style-name="Normal">(41,</text:p>
      <text:p text:style-name="Normal">208),</text:p>
      <text:p text:style-name="Normal">(43,</text:p>
      <text:p text:style-name="Normal">208),</text:p>
      <text:p text:style-name="Normal">(44,</text:p>
      <text:p text:style-name="Normal">208),</text:p>
      <text:p text:style-name="Normal">(46,</text:p>
      <text:p text:style-name="Normal">208),</text:p>
      <text:p text:style-name="Normal">(54,</text:p>
      <text:p text:style-name="Normal">208),</text:p>
      <text:p text:style-name="Normal">(56,</text:p>
      <text:p text:style-name="Normal">208),</text:p>
      <text:p text:style-name="Normal">(57,</text:p>
      <text:p text:style-name="Normal">208),</text:p>
      <text:p text:style-name="Normal">(60,</text:p>
      <text:p text:style-name="Normal">208),</text:p>
      <text:p text:style-name="Normal">(61,</text:p>
      <text:p text:style-name="Normal">208),</text:p>
      <text:p text:style-name="Normal">(62,</text:p>
      <text:p text:style-name="Normal">208),</text:p>
      <text:p text:style-name="Normal">(63,</text:p>
      <text:p text:style-name="Normal">208),</text:p>
      <text:p text:style-name="Normal">(66,</text:p>
      <text:soft-page-break/>
      <text:p text:style-name="Normal">208),</text:p>
      <text:p text:style-name="Normal">(69,</text:p>
      <text:p text:style-name="Normal">208),</text:p>
      <text:p text:style-name="Normal">(71,</text:p>
      <text:p text:style-name="Normal">208),</text:p>
      <text:p text:style-name="Normal">(75,</text:p>
      <text:p text:style-name="Normal">208),</text:p>
      <text:p text:style-name="Normal">(76,</text:p>
      <text:p text:style-name="Normal">208),</text:p>
      <text:p text:style-name="Normal">(85,</text:p>
      <text:p text:style-name="Normal">208),</text:p>
      <text:p text:style-name="Normal">(91,</text:p>
      <text:p text:style-name="Normal">208),</text:p>
      <text:p text:style-name="Normal">(2,</text:p>
      <text:p text:style-name="Normal">209),</text:p>
      <text:p text:style-name="Normal">(3,</text:p>
      <text:p text:style-name="Normal">209),</text:p>
      <text:p text:style-name="Normal">(4,</text:p>
      <text:p text:style-name="Normal">209),</text:p>
      <text:p text:style-name="Normal">(5,</text:p>
      <text:p text:style-name="Normal">209),</text:p>
      <text:p text:style-name="Normal">(11,</text:p>
      <text:p text:style-name="Normal">209),</text:p>
      <text:p text:style-name="Normal">(13,</text:p>
      <text:p text:style-name="Normal">209),</text:p>
      <text:p text:style-name="Normal">(14,</text:p>
      <text:p text:style-name="Normal">209),</text:p>
      <text:p text:style-name="Normal">(16,</text:p>
      <text:p text:style-name="Normal">209),</text:p>
      <text:p text:style-name="Normal">(18,</text:p>
      <text:p text:style-name="Normal">209),</text:p>
      <text:soft-page-break/>
      <text:p text:style-name="Normal">(20,</text:p>
      <text:p text:style-name="Normal">209),</text:p>
      <text:p text:style-name="Normal">(21,</text:p>
      <text:p text:style-name="Normal">209),</text:p>
      <text:p text:style-name="Normal">(24,</text:p>
      <text:p text:style-name="Normal">209),</text:p>
      <text:p text:style-name="Normal">(26,</text:p>
      <text:p text:style-name="Normal">209),</text:p>
      <text:p text:style-name="Normal">(33,</text:p>
      <text:p text:style-name="Normal">209),</text:p>
      <text:p text:style-name="Normal">(36,</text:p>
      <text:p text:style-name="Normal">209),</text:p>
      <text:p text:style-name="Normal">(41,</text:p>
      <text:p text:style-name="Normal">209),</text:p>
      <text:p text:style-name="Normal">(43,</text:p>
      <text:p text:style-name="Normal">209),</text:p>
      <text:p text:style-name="Normal">(52,</text:p>
      <text:p text:style-name="Normal">209),</text:p>
      <text:p text:style-name="Normal">(54,</text:p>
      <text:p text:style-name="Normal">209),</text:p>
      <text:p text:style-name="Normal">(57,</text:p>
      <text:p text:style-name="Normal">209),</text:p>
      <text:p text:style-name="Normal">(62,</text:p>
      <text:p text:style-name="Normal">209),</text:p>
      <text:p text:style-name="Normal">(66,</text:p>
      <text:p text:style-name="Normal">209),</text:p>
      <text:p text:style-name="Normal">(67,</text:p>
      <text:p text:style-name="Normal">209),</text:p>
      <text:p text:style-name="Normal">(71,</text:p>
      <text:p text:style-name="Normal">209),</text:p>
      <text:p text:style-name="Normal">(72,</text:p>
      <text:soft-page-break/>
      <text:p text:style-name="Normal">209),</text:p>
      <text:p text:style-name="Normal">(75,</text:p>
      <text:p text:style-name="Normal">209),</text:p>
      <text:p text:style-name="Normal">(76,</text:p>
      <text:p text:style-name="Normal">209),</text:p>
      <text:p text:style-name="Normal">(78,</text:p>
      <text:p text:style-name="Normal">209),</text:p>
      <text:p text:style-name="Normal">(79,</text:p>
      <text:p text:style-name="Normal">209),</text:p>
      <text:p text:style-name="Normal">(87,</text:p>
      <text:p text:style-name="Normal">209),</text:p>
      <text:p text:style-name="Normal">(91,</text:p>
      <text:p text:style-name="Normal">209),</text:p>
      <text:p text:style-name="Normal">(93,</text:p>
      <text:p text:style-name="Normal">209),</text:p>
      <text:p text:style-name="Normal">(95,</text:p>
      <text:p text:style-name="Normal">209),</text:p>
      <text:p text:style-name="Normal">(100,</text:p>
      <text:p text:style-name="Normal">209),</text:p>
      <text:p text:style-name="Normal">(2,</text:p>
      <text:p text:style-name="Normal">210),</text:p>
      <text:p text:style-name="Normal">(4,</text:p>
      <text:p text:style-name="Normal">210),</text:p>
      <text:p text:style-name="Normal">(5,</text:p>
      <text:p text:style-name="Normal">210),</text:p>
      <text:p text:style-name="Normal">(8,</text:p>
      <text:p text:style-name="Normal">210),</text:p>
      <text:p text:style-name="Normal">(12,</text:p>
      <text:p text:style-name="Normal">210),</text:p>
      <text:p text:style-name="Normal">(13,</text:p>
      <text:p text:style-name="Normal">210),</text:p>
      <text:soft-page-break/>
      <text:p text:style-name="Normal">(14,</text:p>
      <text:p text:style-name="Normal">210),</text:p>
      <text:p text:style-name="Normal">(15,</text:p>
      <text:p text:style-name="Normal">210),</text:p>
      <text:p text:style-name="Normal">(17,</text:p>
      <text:p text:style-name="Normal">210),</text:p>
      <text:p text:style-name="Normal">(18,</text:p>
      <text:p text:style-name="Normal">210),</text:p>
      <text:p text:style-name="Normal">(21,</text:p>
      <text:p text:style-name="Normal">210),</text:p>
      <text:p text:style-name="Normal">(24,</text:p>
      <text:p text:style-name="Normal">210),</text:p>
      <text:p text:style-name="Normal">(26,</text:p>
      <text:p text:style-name="Normal">210),</text:p>
      <text:p text:style-name="Normal">(31,</text:p>
      <text:p text:style-name="Normal">210),</text:p>
      <text:p text:style-name="Normal">(36,</text:p>
      <text:p text:style-name="Normal">210),</text:p>
      <text:p text:style-name="Normal">(39,</text:p>
      <text:p text:style-name="Normal">210),</text:p>
      <text:p text:style-name="Normal">(41,</text:p>
      <text:p text:style-name="Normal">210),</text:p>
      <text:p text:style-name="Normal">(46,</text:p>
      <text:p text:style-name="Normal">210),</text:p>
      <text:p text:style-name="Normal">(54,</text:p>
      <text:p text:style-name="Normal">210),</text:p>
      <text:p text:style-name="Normal">(57,</text:p>
      <text:p text:style-name="Normal">210),</text:p>
      <text:p text:style-name="Normal">(61,</text:p>
      <text:p text:style-name="Normal">210),</text:p>
      <text:p text:style-name="Normal">(63,</text:p>
      <text:soft-page-break/>
      <text:p text:style-name="Normal">210),</text:p>
      <text:p text:style-name="Normal">(65,</text:p>
      <text:p text:style-name="Normal">210),</text:p>
      <text:p text:style-name="Normal">(66,</text:p>
      <text:p text:style-name="Normal">210),</text:p>
      <text:p text:style-name="Normal">(69,</text:p>
      <text:p text:style-name="Normal">210),</text:p>
      <text:p text:style-name="Normal">(71,</text:p>
      <text:p text:style-name="Normal">210),</text:p>
      <text:p text:style-name="Normal">(72,</text:p>
      <text:p text:style-name="Normal">210),</text:p>
      <text:p text:style-name="Normal">(75,</text:p>
      <text:p text:style-name="Normal">210),</text:p>
      <text:p text:style-name="Normal">(76,</text:p>
      <text:p text:style-name="Normal">210),</text:p>
      <text:p text:style-name="Normal">(79,</text:p>
      <text:p text:style-name="Normal">210),</text:p>
      <text:p text:style-name="Normal">(82,</text:p>
      <text:p text:style-name="Normal">210),</text:p>
      <text:p text:style-name="Normal">(85,</text:p>
      <text:p text:style-name="Normal">210),</text:p>
      <text:p text:style-name="Normal">(91,</text:p>
      <text:p text:style-name="Normal">210),</text:p>
      <text:p text:style-name="Normal">(93,</text:p>
      <text:p text:style-name="Normal">210),</text:p>
      <text:p text:style-name="Normal">(94,</text:p>
      <text:p text:style-name="Normal">210),</text:p>
      <text:p text:style-name="Normal">(95,</text:p>
      <text:p text:style-name="Normal">210),</text:p>
      <text:p text:style-name="Normal">(98,</text:p>
      <text:p text:style-name="Normal">210),</text:p>
      <text:soft-page-break/>
      <text:p text:style-name="Normal">(99,</text:p>
      <text:p text:style-name="Normal">210),</text:p>
      <text:p text:style-name="Normal">(3,</text:p>
      <text:p text:style-name="Normal">211),</text:p>
      <text:p text:style-name="Normal">(4,</text:p>
      <text:p text:style-name="Normal">211),</text:p>
      <text:p text:style-name="Normal">(5,</text:p>
      <text:p text:style-name="Normal">211),</text:p>
      <text:p text:style-name="Normal">(14,</text:p>
      <text:p text:style-name="Normal">211),</text:p>
      <text:p text:style-name="Normal">(15,</text:p>
      <text:p text:style-name="Normal">211),</text:p>
      <text:p text:style-name="Normal">(17,</text:p>
      <text:p text:style-name="Normal">211),</text:p>
      <text:p text:style-name="Normal">(21,</text:p>
      <text:p text:style-name="Normal">211),</text:p>
      <text:p text:style-name="Normal">(24,</text:p>
      <text:p text:style-name="Normal">211),</text:p>
      <text:p text:style-name="Normal">(26,</text:p>
      <text:p text:style-name="Normal">211),</text:p>
      <text:p text:style-name="Normal">(32,</text:p>
      <text:p text:style-name="Normal">211),</text:p>
      <text:p text:style-name="Normal">(36,</text:p>
      <text:p text:style-name="Normal">211),</text:p>
      <text:p text:style-name="Normal">(37,</text:p>
      <text:p text:style-name="Normal">211),</text:p>
      <text:p text:style-name="Normal">(38,</text:p>
      <text:p text:style-name="Normal">211),</text:p>
      <text:p text:style-name="Normal">(39,</text:p>
      <text:p text:style-name="Normal">211),</text:p>
      <text:p text:style-name="Normal">(40,</text:p>
      <text:soft-page-break/>
      <text:p text:style-name="Normal">211),</text:p>
      <text:p text:style-name="Normal">(41,</text:p>
      <text:p text:style-name="Normal">211),</text:p>
      <text:p text:style-name="Normal">(43,</text:p>
      <text:p text:style-name="Normal">211),</text:p>
      <text:p text:style-name="Normal">(44,</text:p>
      <text:p text:style-name="Normal">211),</text:p>
      <text:p text:style-name="Normal">(46,</text:p>
      <text:p text:style-name="Normal">211),</text:p>
      <text:p text:style-name="Normal">(48,</text:p>
      <text:p text:style-name="Normal">211),</text:p>
      <text:p text:style-name="Normal">(54,</text:p>
      <text:p text:style-name="Normal">211),</text:p>
      <text:p text:style-name="Normal">(55,</text:p>
      <text:p text:style-name="Normal">211),</text:p>
      <text:p text:style-name="Normal">(57,</text:p>
      <text:p text:style-name="Normal">211),</text:p>
      <text:p text:style-name="Normal">(60,</text:p>
      <text:p text:style-name="Normal">211),</text:p>
      <text:p text:style-name="Normal">(63,</text:p>
      <text:p text:style-name="Normal">211),</text:p>
      <text:p text:style-name="Normal">(66,</text:p>
      <text:p text:style-name="Normal">211),</text:p>
      <text:p text:style-name="Normal">(71,</text:p>
      <text:p text:style-name="Normal">211),</text:p>
      <text:p text:style-name="Normal">(73,</text:p>
      <text:p text:style-name="Normal">211),</text:p>
      <text:p text:style-name="Normal">(75,</text:p>
      <text:p text:style-name="Normal">211),</text:p>
      <text:p text:style-name="Normal">(76,</text:p>
      <text:p text:style-name="Normal">211),</text:p>
      <text:soft-page-break/>
      <text:p text:style-name="Normal">(79,</text:p>
      <text:p text:style-name="Normal">211),</text:p>
      <text:p text:style-name="Normal">(84,</text:p>
      <text:p text:style-name="Normal">211),</text:p>
      <text:p text:style-name="Normal">(87,</text:p>
      <text:p text:style-name="Normal">211),</text:p>
      <text:p text:style-name="Normal">(91,</text:p>
      <text:p text:style-name="Normal">211),</text:p>
      <text:p text:style-name="Normal">(95,</text:p>
      <text:p text:style-name="Normal">211),</text:p>
      <text:p text:style-name="Normal">(100,</text:p>
      <text:p text:style-name="Normal">211),</text:p>
      <text:p text:style-name="Normal">(3,</text:p>
      <text:p text:style-name="Normal">212),</text:p>
      <text:p text:style-name="Normal">(5,</text:p>
      <text:p text:style-name="Normal">212),</text:p>
      <text:p text:style-name="Normal">(13,</text:p>
      <text:p text:style-name="Normal">212),</text:p>
      <text:p text:style-name="Normal">(14,</text:p>
      <text:p text:style-name="Normal">212),</text:p>
      <text:p text:style-name="Normal">(15,</text:p>
      <text:p text:style-name="Normal">212),</text:p>
      <text:p text:style-name="Normal">(16,</text:p>
      <text:p text:style-name="Normal">212),</text:p>
      <text:p text:style-name="Normal">(19,</text:p>
      <text:p text:style-name="Normal">212),</text:p>
      <text:p text:style-name="Normal">(20,</text:p>
      <text:p text:style-name="Normal">212),</text:p>
      <text:p text:style-name="Normal">(21,</text:p>
      <text:p text:style-name="Normal">212),</text:p>
      <text:p text:style-name="Normal">(22,</text:p>
      <text:soft-page-break/>
      <text:p text:style-name="Normal">212),</text:p>
      <text:p text:style-name="Normal">(24,</text:p>
      <text:p text:style-name="Normal">212),</text:p>
      <text:p text:style-name="Normal">(26,</text:p>
      <text:p text:style-name="Normal">212),</text:p>
      <text:p text:style-name="Normal">(30,</text:p>
      <text:p text:style-name="Normal">212),</text:p>
      <text:p text:style-name="Normal">(31,</text:p>
      <text:p text:style-name="Normal">212),</text:p>
      <text:p text:style-name="Normal">(36,</text:p>
      <text:p text:style-name="Normal">212),</text:p>
      <text:p text:style-name="Normal">(41,</text:p>
      <text:p text:style-name="Normal">212),</text:p>
      <text:p text:style-name="Normal">(42,</text:p>
      <text:p text:style-name="Normal">212),</text:p>
      <text:p text:style-name="Normal">(50,</text:p>
      <text:p text:style-name="Normal">212),</text:p>
      <text:p text:style-name="Normal">(52,</text:p>
      <text:p text:style-name="Normal">212),</text:p>
      <text:p text:style-name="Normal">(54,</text:p>
      <text:p text:style-name="Normal">212),</text:p>
      <text:p text:style-name="Normal">(57,</text:p>
      <text:p text:style-name="Normal">212),</text:p>
      <text:p text:style-name="Normal">(61,</text:p>
      <text:p text:style-name="Normal">212),</text:p>
      <text:p text:style-name="Normal">(63,</text:p>
      <text:p text:style-name="Normal">212),</text:p>
      <text:p text:style-name="Normal">(65,</text:p>
      <text:p text:style-name="Normal">212),</text:p>
      <text:p text:style-name="Normal">(66,</text:p>
      <text:p text:style-name="Normal">212),</text:p>
      <text:soft-page-break/>
      <text:p text:style-name="Normal">(69,</text:p>
      <text:p text:style-name="Normal">212),</text:p>
      <text:p text:style-name="Normal">(71,</text:p>
      <text:p text:style-name="Normal">212),</text:p>
      <text:p text:style-name="Normal">(75,</text:p>
      <text:p text:style-name="Normal">212),</text:p>
      <text:p text:style-name="Normal">(76,</text:p>
      <text:p text:style-name="Normal">212),</text:p>
      <text:p text:style-name="Normal">(78,</text:p>
      <text:p text:style-name="Normal">212),</text:p>
      <text:p text:style-name="Normal">(79,</text:p>
      <text:p text:style-name="Normal">212),</text:p>
      <text:p text:style-name="Normal">(82,</text:p>
      <text:p text:style-name="Normal">212),</text:p>
      <text:p text:style-name="Normal">(85,</text:p>
      <text:p text:style-name="Normal">212),</text:p>
      <text:p text:style-name="Normal">(87,</text:p>
      <text:p text:style-name="Normal">212),</text:p>
      <text:p text:style-name="Normal">(91,</text:p>
      <text:p text:style-name="Normal">212),</text:p>
      <text:p text:style-name="Normal">(93,</text:p>
      <text:p text:style-name="Normal">212),</text:p>
      <text:p text:style-name="Normal">(94,</text:p>
      <text:p text:style-name="Normal">212),</text:p>
      <text:p text:style-name="Normal">(5,</text:p>
      <text:p text:style-name="Normal">213),</text:p>
      <text:p text:style-name="Normal">(9,</text:p>
      <text:p text:style-name="Normal">213),</text:p>
      <text:p text:style-name="Normal">(14,</text:p>
      <text:p text:style-name="Normal">213),</text:p>
      <text:p text:style-name="Normal">(15,</text:p>
      <text:soft-page-break/>
      <text:p text:style-name="Normal">213),</text:p>
      <text:p text:style-name="Normal">(18,</text:p>
      <text:p text:style-name="Normal">213),</text:p>
      <text:p text:style-name="Normal">(19,</text:p>
      <text:p text:style-name="Normal">213),</text:p>
      <text:p text:style-name="Normal">(20,</text:p>
      <text:p text:style-name="Normal">213),</text:p>
      <text:p text:style-name="Normal">(21,</text:p>
      <text:p text:style-name="Normal">213),</text:p>
      <text:p text:style-name="Normal">(24,</text:p>
      <text:p text:style-name="Normal">213),</text:p>
      <text:p text:style-name="Normal">(26,</text:p>
      <text:p text:style-name="Normal">213),</text:p>
      <text:p text:style-name="Normal">(36,</text:p>
      <text:p text:style-name="Normal">213),</text:p>
      <text:p text:style-name="Normal">(37,</text:p>
      <text:p text:style-name="Normal">213),</text:p>
      <text:p text:style-name="Normal">(38,</text:p>
      <text:p text:style-name="Normal">213),</text:p>
      <text:p text:style-name="Normal">(39,</text:p>
      <text:p text:style-name="Normal">213),</text:p>
      <text:p text:style-name="Normal">(40,</text:p>
      <text:p text:style-name="Normal">213),</text:p>
      <text:p text:style-name="Normal">(41,</text:p>
      <text:p text:style-name="Normal">213),</text:p>
      <text:p text:style-name="Normal">(44,</text:p>
      <text:p text:style-name="Normal">213),</text:p>
      <text:p text:style-name="Normal">(54,</text:p>
      <text:p text:style-name="Normal">213),</text:p>
      <text:p text:style-name="Normal">(55,</text:p>
      <text:p text:style-name="Normal">213),</text:p>
      <text:soft-page-break/>
      <text:p text:style-name="Normal">(56,</text:p>
      <text:p text:style-name="Normal">213),</text:p>
      <text:p text:style-name="Normal">(57,</text:p>
      <text:p text:style-name="Normal">213),</text:p>
      <text:p text:style-name="Normal">(61,</text:p>
      <text:p text:style-name="Normal">213),</text:p>
      <text:p text:style-name="Normal">(63,</text:p>
      <text:p text:style-name="Normal">213),</text:p>
      <text:p text:style-name="Normal">(66,</text:p>
      <text:p text:style-name="Normal">213),</text:p>
      <text:p text:style-name="Normal">(67,</text:p>
      <text:p text:style-name="Normal">213),</text:p>
      <text:p text:style-name="Normal">(71,</text:p>
      <text:p text:style-name="Normal">213),</text:p>
      <text:p text:style-name="Normal">(75,</text:p>
      <text:p text:style-name="Normal">213),</text:p>
      <text:p text:style-name="Normal">(76,</text:p>
      <text:p text:style-name="Normal">213),</text:p>
      <text:p text:style-name="Normal">(79,</text:p>
      <text:p text:style-name="Normal">213),</text:p>
      <text:p text:style-name="Normal">(91,</text:p>
      <text:p text:style-name="Normal">213),</text:p>
      <text:p text:style-name="Normal">(93,</text:p>
      <text:p text:style-name="Normal">213),</text:p>
      <text:p text:style-name="Normal">(95,</text:p>
      <text:p text:style-name="Normal">213),</text:p>
      <text:p text:style-name="Normal">(96,</text:p>
      <text:p text:style-name="Normal">213),</text:p>
      <text:p text:style-name="Normal">(99,</text:p>
      <text:p text:style-name="Normal">213),</text:p>
      <text:p text:style-name="Normal">(100,</text:p>
      <text:soft-page-break/>
      <text:p text:style-name="Normal">213),</text:p>
      <text:p text:style-name="Normal">(2,</text:p>
      <text:p text:style-name="Normal">214),</text:p>
      <text:p text:style-name="Normal">(5,</text:p>
      <text:p text:style-name="Normal">214),</text:p>
      <text:p text:style-name="Normal">(10,</text:p>
      <text:p text:style-name="Normal">214),</text:p>
      <text:p text:style-name="Normal">(13,</text:p>
      <text:p text:style-name="Normal">214),</text:p>
      <text:p text:style-name="Normal">(14,</text:p>
      <text:p text:style-name="Normal">214),</text:p>
      <text:p text:style-name="Normal">(15,</text:p>
      <text:p text:style-name="Normal">214),</text:p>
      <text:p text:style-name="Normal">(16,</text:p>
      <text:p text:style-name="Normal">214),</text:p>
      <text:p text:style-name="Normal">(18,</text:p>
      <text:p text:style-name="Normal">214),</text:p>
      <text:p text:style-name="Normal">(21,</text:p>
      <text:p text:style-name="Normal">214),</text:p>
      <text:p text:style-name="Normal">(22,</text:p>
      <text:p text:style-name="Normal">214),</text:p>
      <text:p text:style-name="Normal">(24,</text:p>
      <text:p text:style-name="Normal">214),</text:p>
      <text:p text:style-name="Normal">(26,</text:p>
      <text:p text:style-name="Normal">214),</text:p>
      <text:p text:style-name="Normal">(30,</text:p>
      <text:p text:style-name="Normal">214),</text:p>
      <text:p text:style-name="Normal">(33,</text:p>
      <text:p text:style-name="Normal">214),</text:p>
      <text:p text:style-name="Normal">(36,</text:p>
      <text:p text:style-name="Normal">214),</text:p>
      <text:soft-page-break/>
      <text:p text:style-name="Normal">(38,</text:p>
      <text:p text:style-name="Normal">214),</text:p>
      <text:p text:style-name="Normal">(39,</text:p>
      <text:p text:style-name="Normal">214),</text:p>
      <text:p text:style-name="Normal">(41,</text:p>
      <text:p text:style-name="Normal">214),</text:p>
      <text:p text:style-name="Normal">(46,</text:p>
      <text:p text:style-name="Normal">214),</text:p>
      <text:p text:style-name="Normal">(52,</text:p>
      <text:p text:style-name="Normal">214),</text:p>
      <text:p text:style-name="Normal">(54,</text:p>
      <text:p text:style-name="Normal">214),</text:p>
      <text:p text:style-name="Normal">(57,</text:p>
      <text:p text:style-name="Normal">214),</text:p>
      <text:p text:style-name="Normal">(65,</text:p>
      <text:p text:style-name="Normal">214),</text:p>
      <text:p text:style-name="Normal">(66,</text:p>
      <text:p text:style-name="Normal">214),</text:p>
      <text:p text:style-name="Normal">(71,</text:p>
      <text:p text:style-name="Normal">214),</text:p>
      <text:p text:style-name="Normal">(75,</text:p>
      <text:p text:style-name="Normal">214),</text:p>
      <text:p text:style-name="Normal">(76,</text:p>
      <text:p text:style-name="Normal">214),</text:p>
      <text:p text:style-name="Normal">(78,</text:p>
      <text:p text:style-name="Normal">214),</text:p>
      <text:p text:style-name="Normal">(91,</text:p>
      <text:p text:style-name="Normal">214),</text:p>
      <text:p text:style-name="Normal">(5,</text:p>
      <text:p text:style-name="Normal">215),</text:p>
      <text:p text:style-name="Normal">(9,</text:p>
      <text:soft-page-break/>
      <text:p text:style-name="Normal">215),</text:p>
      <text:p text:style-name="Normal">(10,</text:p>
      <text:p text:style-name="Normal">215),</text:p>
      <text:p text:style-name="Normal">(13,</text:p>
      <text:p text:style-name="Normal">215),</text:p>
      <text:p text:style-name="Normal">(14,</text:p>
      <text:p text:style-name="Normal">215),</text:p>
      <text:p text:style-name="Normal">(16,</text:p>
      <text:p text:style-name="Normal">215),</text:p>
      <text:p text:style-name="Normal">(19,</text:p>
      <text:p text:style-name="Normal">215),</text:p>
      <text:p text:style-name="Normal">(21,</text:p>
      <text:p text:style-name="Normal">215),</text:p>
      <text:p text:style-name="Normal">(24,</text:p>
      <text:p text:style-name="Normal">215),</text:p>
      <text:p text:style-name="Normal">(26,</text:p>
      <text:p text:style-name="Normal">215),</text:p>
      <text:p text:style-name="Normal">(30,</text:p>
      <text:p text:style-name="Normal">215),</text:p>
      <text:p text:style-name="Normal">(32,</text:p>
      <text:p text:style-name="Normal">215),</text:p>
      <text:p text:style-name="Normal">(33,</text:p>
      <text:p text:style-name="Normal">215),</text:p>
      <text:p text:style-name="Normal">(36,</text:p>
      <text:p text:style-name="Normal">215),</text:p>
      <text:p text:style-name="Normal">(37,</text:p>
      <text:p text:style-name="Normal">215),</text:p>
      <text:p text:style-name="Normal">(41,</text:p>
      <text:p text:style-name="Normal">215),</text:p>
      <text:p text:style-name="Normal">(54,</text:p>
      <text:p text:style-name="Normal">215),</text:p>
      <text:soft-page-break/>
      <text:p text:style-name="Normal">(57,</text:p>
      <text:p text:style-name="Normal">215),</text:p>
      <text:p text:style-name="Normal">(66,</text:p>
      <text:p text:style-name="Normal">215),</text:p>
      <text:p text:style-name="Normal">(70,</text:p>
      <text:p text:style-name="Normal">215),</text:p>
      <text:p text:style-name="Normal">(71,</text:p>
      <text:p text:style-name="Normal">215),</text:p>
      <text:p text:style-name="Normal">(72,</text:p>
      <text:p text:style-name="Normal">215),</text:p>
      <text:p text:style-name="Normal">(75,</text:p>
      <text:p text:style-name="Normal">215),</text:p>
      <text:p text:style-name="Normal">(76,</text:p>
      <text:p text:style-name="Normal">215),</text:p>
      <text:p text:style-name="Normal">(84,</text:p>
      <text:p text:style-name="Normal">215),</text:p>
      <text:p text:style-name="Normal">(91,</text:p>
      <text:p text:style-name="Normal">215),</text:p>
      <text:p text:style-name="Normal">(92,</text:p>
      <text:p text:style-name="Normal">215),</text:p>
      <text:p text:style-name="Normal">(95,</text:p>
      <text:p text:style-name="Normal">215),</text:p>
      <text:p text:style-name="Normal">(96,</text:p>
      <text:p text:style-name="Normal">215),</text:p>
      <text:p text:style-name="Normal">(5,</text:p>
      <text:p text:style-name="Normal">216),</text:p>
      <text:p text:style-name="Normal">(13,</text:p>
      <text:p text:style-name="Normal">216),</text:p>
      <text:p text:style-name="Normal">(14,</text:p>
      <text:p text:style-name="Normal">216),</text:p>
      <text:p text:style-name="Normal">(21,</text:p>
      <text:soft-page-break/>
      <text:p text:style-name="Normal">216),</text:p>
      <text:p text:style-name="Normal">(24,</text:p>
      <text:p text:style-name="Normal">216),</text:p>
      <text:p text:style-name="Normal">(36,</text:p>
      <text:p text:style-name="Normal">216),</text:p>
      <text:p text:style-name="Normal">(37,</text:p>
      <text:p text:style-name="Normal">216),</text:p>
      <text:p text:style-name="Normal">(41,</text:p>
      <text:p text:style-name="Normal">216),</text:p>
      <text:p text:style-name="Normal">(42,</text:p>
      <text:p text:style-name="Normal">216),</text:p>
      <text:p text:style-name="Normal">(46,</text:p>
      <text:p text:style-name="Normal">216),</text:p>
      <text:p text:style-name="Normal">(47,</text:p>
      <text:p text:style-name="Normal">216),</text:p>
      <text:p text:style-name="Normal">(50,</text:p>
      <text:p text:style-name="Normal">216),</text:p>
      <text:p text:style-name="Normal">(54,</text:p>
      <text:p text:style-name="Normal">216),</text:p>
      <text:p text:style-name="Normal">(55,</text:p>
      <text:p text:style-name="Normal">216),</text:p>
      <text:p text:style-name="Normal">(57,</text:p>
      <text:p text:style-name="Normal">216),</text:p>
      <text:p text:style-name="Normal">(65,</text:p>
      <text:p text:style-name="Normal">216),</text:p>
      <text:p text:style-name="Normal">(66,</text:p>
      <text:p text:style-name="Normal">216),</text:p>
      <text:p text:style-name="Normal">(67,</text:p>
      <text:p text:style-name="Normal">216),</text:p>
      <text:p text:style-name="Normal">(71,</text:p>
      <text:p text:style-name="Normal">216),</text:p>
      <text:soft-page-break/>
      <text:p text:style-name="Normal">(75,</text:p>
      <text:p text:style-name="Normal">216),</text:p>
      <text:p text:style-name="Normal">(76,</text:p>
      <text:p text:style-name="Normal">216),</text:p>
      <text:p text:style-name="Normal">(79,</text:p>
      <text:p text:style-name="Normal">216),</text:p>
      <text:p text:style-name="Normal">(85,</text:p>
      <text:p text:style-name="Normal">216),</text:p>
      <text:p text:style-name="Normal">(87,</text:p>
      <text:p text:style-name="Normal">216),</text:p>
      <text:p text:style-name="Normal">(91,</text:p>
      <text:p text:style-name="Normal">216),</text:p>
      <text:p text:style-name="Normal">(92,</text:p>
      <text:p text:style-name="Normal">216),</text:p>
      <text:p text:style-name="Normal">(93,</text:p>
      <text:p text:style-name="Normal">216),</text:p>
      <text:p text:style-name="Normal">(94,</text:p>
      <text:p text:style-name="Normal">216),</text:p>
      <text:p text:style-name="Normal">(95,</text:p>
      <text:p text:style-name="Normal">216),</text:p>
      <text:p text:style-name="Normal">(97,</text:p>
      <text:p text:style-name="Normal">216),</text:p>
      <text:p text:style-name="Normal">(5,</text:p>
      <text:p text:style-name="Normal">217),</text:p>
      <text:p text:style-name="Normal">(6,</text:p>
      <text:p text:style-name="Normal">217),</text:p>
      <text:p text:style-name="Normal">(9,</text:p>
      <text:p text:style-name="Normal">217),</text:p>
      <text:p text:style-name="Normal">(13,</text:p>
      <text:p text:style-name="Normal">217),</text:p>
      <text:p text:style-name="Normal">(14,</text:p>
      <text:soft-page-break/>
      <text:p text:style-name="Normal">217),</text:p>
      <text:p text:style-name="Normal">(15,</text:p>
      <text:p text:style-name="Normal">217),</text:p>
      <text:p text:style-name="Normal">(19,</text:p>
      <text:p text:style-name="Normal">217),</text:p>
      <text:p text:style-name="Normal">(21,</text:p>
      <text:p text:style-name="Normal">217),</text:p>
      <text:p text:style-name="Normal">(24,</text:p>
      <text:p text:style-name="Normal">217),</text:p>
      <text:p text:style-name="Normal">(28,</text:p>
      <text:p text:style-name="Normal">217),</text:p>
      <text:p text:style-name="Normal">(31,</text:p>
      <text:p text:style-name="Normal">217),</text:p>
      <text:p text:style-name="Normal">(32,</text:p>
      <text:p text:style-name="Normal">217),</text:p>
      <text:p text:style-name="Normal">(35,</text:p>
      <text:p text:style-name="Normal">217),</text:p>
      <text:p text:style-name="Normal">(36,</text:p>
      <text:p text:style-name="Normal">217),</text:p>
      <text:p text:style-name="Normal">(37,</text:p>
      <text:p text:style-name="Normal">217),</text:p>
      <text:p text:style-name="Normal">(39,</text:p>
      <text:p text:style-name="Normal">217),</text:p>
      <text:p text:style-name="Normal">(40,</text:p>
      <text:p text:style-name="Normal">217),</text:p>
      <text:p text:style-name="Normal">(41,</text:p>
      <text:p text:style-name="Normal">217),</text:p>
      <text:p text:style-name="Normal">(47,</text:p>
      <text:p text:style-name="Normal">217),</text:p>
      <text:p text:style-name="Normal">(54,</text:p>
      <text:p text:style-name="Normal">217),</text:p>
      <text:soft-page-break/>
      <text:p text:style-name="Normal">(56,</text:p>
      <text:p text:style-name="Normal">217),</text:p>
      <text:p text:style-name="Normal">(57,</text:p>
      <text:p text:style-name="Normal">217),</text:p>
      <text:p text:style-name="Normal">(60,</text:p>
      <text:p text:style-name="Normal">217),</text:p>
      <text:p text:style-name="Normal">(62,</text:p>
      <text:p text:style-name="Normal">217),</text:p>
      <text:p text:style-name="Normal">(66,</text:p>
      <text:p text:style-name="Normal">217),</text:p>
      <text:p text:style-name="Normal">(69,</text:p>
      <text:p text:style-name="Normal">217),</text:p>
      <text:p text:style-name="Normal">(71,</text:p>
      <text:p text:style-name="Normal">217),</text:p>
      <text:p text:style-name="Normal">(73,</text:p>
      <text:p text:style-name="Normal">217),</text:p>
      <text:p text:style-name="Normal">(75,</text:p>
      <text:p text:style-name="Normal">217),</text:p>
      <text:p text:style-name="Normal">(76,</text:p>
      <text:p text:style-name="Normal">217),</text:p>
      <text:p text:style-name="Normal">(87,</text:p>
      <text:p text:style-name="Normal">217),</text:p>
      <text:p text:style-name="Normal">(91,</text:p>
      <text:p text:style-name="Normal">217),</text:p>
      <text:p text:style-name="Normal">(93,</text:p>
      <text:p text:style-name="Normal">217),</text:p>
      <text:p text:style-name="Normal">(97,</text:p>
      <text:p text:style-name="Normal">217),</text:p>
      <text:p text:style-name="Normal">(5,</text:p>
      <text:p text:style-name="Normal">218),</text:p>
      <text:p text:style-name="Normal">(9,</text:p>
      <text:soft-page-break/>
      <text:p text:style-name="Normal">218),</text:p>
      <text:p text:style-name="Normal">(10,</text:p>
      <text:p text:style-name="Normal">218),</text:p>
      <text:p text:style-name="Normal">(14,</text:p>
      <text:p text:style-name="Normal">218),</text:p>
      <text:p text:style-name="Normal">(17,</text:p>
      <text:p text:style-name="Normal">218),</text:p>
      <text:p text:style-name="Normal">(18,</text:p>
      <text:p text:style-name="Normal">218),</text:p>
      <text:p text:style-name="Normal">(21,</text:p>
      <text:p text:style-name="Normal">218),</text:p>
      <text:p text:style-name="Normal">(22,</text:p>
      <text:p text:style-name="Normal">218),</text:p>
      <text:p text:style-name="Normal">(24,</text:p>
      <text:p text:style-name="Normal">218),</text:p>
      <text:p text:style-name="Normal">(32,</text:p>
      <text:p text:style-name="Normal">218),</text:p>
      <text:p text:style-name="Normal">(36,</text:p>
      <text:p text:style-name="Normal">218),</text:p>
      <text:p text:style-name="Normal">(38,</text:p>
      <text:p text:style-name="Normal">218),</text:p>
      <text:p text:style-name="Normal">(41,</text:p>
      <text:p text:style-name="Normal">218),</text:p>
      <text:p text:style-name="Normal">(42,</text:p>
      <text:p text:style-name="Normal">218),</text:p>
      <text:p text:style-name="Normal">(54,</text:p>
      <text:p text:style-name="Normal">218),</text:p>
      <text:p text:style-name="Normal">(55,</text:p>
      <text:p text:style-name="Normal">218),</text:p>
      <text:p text:style-name="Normal">(57,</text:p>
      <text:p text:style-name="Normal">218),</text:p>
      <text:soft-page-break/>
      <text:p text:style-name="Normal">(61,</text:p>
      <text:p text:style-name="Normal">218),</text:p>
      <text:p text:style-name="Normal">(62,</text:p>
      <text:p text:style-name="Normal">218),</text:p>
      <text:p text:style-name="Normal">(66,</text:p>
      <text:p text:style-name="Normal">218),</text:p>
      <text:p text:style-name="Normal">(69,</text:p>
      <text:p text:style-name="Normal">218),</text:p>
      <text:p text:style-name="Normal">(70,</text:p>
      <text:p text:style-name="Normal">218),</text:p>
      <text:p text:style-name="Normal">(71,</text:p>
      <text:p text:style-name="Normal">218),</text:p>
      <text:p text:style-name="Normal">(72,</text:p>
      <text:p text:style-name="Normal">218),</text:p>
      <text:p text:style-name="Normal">(73,</text:p>
      <text:p text:style-name="Normal">218),</text:p>
      <text:p text:style-name="Normal">(75,</text:p>
      <text:p text:style-name="Normal">218),</text:p>
      <text:p text:style-name="Normal">(76,</text:p>
      <text:p text:style-name="Normal">218),</text:p>
      <text:p text:style-name="Normal">(79,</text:p>
      <text:p text:style-name="Normal">218),</text:p>
      <text:p text:style-name="Normal">(91,</text:p>
      <text:p text:style-name="Normal">218),</text:p>
      <text:p text:style-name="Normal">(92,</text:p>
      <text:p text:style-name="Normal">218),</text:p>
      <text:p text:style-name="Normal">(93,</text:p>
      <text:p text:style-name="Normal">218),</text:p>
      <text:p text:style-name="Normal">(97,</text:p>
      <text:p text:style-name="Normal">218),</text:p>
      <text:p text:style-name="Normal">(4,</text:p>
      <text:soft-page-break/>
      <text:p text:style-name="Normal">219),</text:p>
      <text:p text:style-name="Normal">(5,</text:p>
      <text:p text:style-name="Normal">219),</text:p>
      <text:p text:style-name="Normal">(8,</text:p>
      <text:p text:style-name="Normal">219),</text:p>
      <text:p text:style-name="Normal">(11,</text:p>
      <text:p text:style-name="Normal">219),</text:p>
      <text:p text:style-name="Normal">(14,</text:p>
      <text:p text:style-name="Normal">219),</text:p>
      <text:p text:style-name="Normal">(16,</text:p>
      <text:p text:style-name="Normal">219),</text:p>
      <text:p text:style-name="Normal">(18,</text:p>
      <text:p text:style-name="Normal">219),</text:p>
      <text:p text:style-name="Normal">(20,</text:p>
      <text:p text:style-name="Normal">219),</text:p>
      <text:p text:style-name="Normal">(21,</text:p>
      <text:p text:style-name="Normal">219),</text:p>
      <text:p text:style-name="Normal">(24,</text:p>
      <text:p text:style-name="Normal">219),</text:p>
      <text:p text:style-name="Normal">(32,</text:p>
      <text:p text:style-name="Normal">219),</text:p>
      <text:p text:style-name="Normal">(35,</text:p>
      <text:p text:style-name="Normal">219),</text:p>
      <text:p text:style-name="Normal">(36,</text:p>
      <text:p text:style-name="Normal">219),</text:p>
      <text:p text:style-name="Normal">(39,</text:p>
      <text:p text:style-name="Normal">219),</text:p>
      <text:p text:style-name="Normal">(40,</text:p>
      <text:p text:style-name="Normal">219),</text:p>
      <text:p text:style-name="Normal">(41,</text:p>
      <text:p text:style-name="Normal">219),</text:p>
      <text:soft-page-break/>
      <text:p text:style-name="Normal">(44,</text:p>
      <text:p text:style-name="Normal">219),</text:p>
      <text:p text:style-name="Normal">(54,</text:p>
      <text:p text:style-name="Normal">219),</text:p>
      <text:p text:style-name="Normal">(57,</text:p>
      <text:p text:style-name="Normal">219),</text:p>
      <text:p text:style-name="Normal">(60,</text:p>
      <text:p text:style-name="Normal">219),</text:p>
      <text:p text:style-name="Normal">(63,</text:p>
      <text:p text:style-name="Normal">219),</text:p>
      <text:p text:style-name="Normal">(65,</text:p>
      <text:p text:style-name="Normal">219),</text:p>
      <text:p text:style-name="Normal">(66,</text:p>
      <text:p text:style-name="Normal">219),</text:p>
      <text:p text:style-name="Normal">(71,</text:p>
      <text:p text:style-name="Normal">219),</text:p>
      <text:p text:style-name="Normal">(73,</text:p>
      <text:p text:style-name="Normal">219),</text:p>
      <text:p text:style-name="Normal">(75,</text:p>
      <text:p text:style-name="Normal">219),</text:p>
      <text:p text:style-name="Normal">(76,</text:p>
      <text:p text:style-name="Normal">219),</text:p>
      <text:p text:style-name="Normal">(79,</text:p>
      <text:p text:style-name="Normal">219),</text:p>
      <text:p text:style-name="Normal">(82,</text:p>
      <text:p text:style-name="Normal">219),</text:p>
      <text:p text:style-name="Normal">(91,</text:p>
      <text:p text:style-name="Normal">219),</text:p>
      <text:p text:style-name="Normal">(92,</text:p>
      <text:p text:style-name="Normal">219),</text:p>
      <text:p text:style-name="Normal">(97,</text:p>
      <text:soft-page-break/>
      <text:p text:style-name="Normal">219),</text:p>
      <text:p text:style-name="Normal">(2,</text:p>
      <text:p text:style-name="Normal">220),</text:p>
      <text:p text:style-name="Normal">(4,</text:p>
      <text:p text:style-name="Normal">220),</text:p>
      <text:p text:style-name="Normal">(5,</text:p>
      <text:p text:style-name="Normal">220),</text:p>
      <text:p text:style-name="Normal">(6,</text:p>
      <text:p text:style-name="Normal">220),</text:p>
      <text:p text:style-name="Normal">(8,</text:p>
      <text:p text:style-name="Normal">220),</text:p>
      <text:p text:style-name="Normal">(14,</text:p>
      <text:p text:style-name="Normal">220),</text:p>
      <text:p text:style-name="Normal">(17,</text:p>
      <text:p text:style-name="Normal">220),</text:p>
      <text:p text:style-name="Normal">(21,</text:p>
      <text:p text:style-name="Normal">220),</text:p>
      <text:p text:style-name="Normal">(24,</text:p>
      <text:p text:style-name="Normal">220),</text:p>
      <text:p text:style-name="Normal">(26,</text:p>
      <text:p text:style-name="Normal">220),</text:p>
      <text:p text:style-name="Normal">(31,</text:p>
      <text:p text:style-name="Normal">220),</text:p>
      <text:p text:style-name="Normal">(32,</text:p>
      <text:p text:style-name="Normal">220),</text:p>
      <text:p text:style-name="Normal">(36,</text:p>
      <text:p text:style-name="Normal">220),</text:p>
      <text:p text:style-name="Normal">(39,</text:p>
      <text:p text:style-name="Normal">220),</text:p>
      <text:p text:style-name="Normal">(40,</text:p>
      <text:p text:style-name="Normal">220),</text:p>
      <text:soft-page-break/>
      <text:p text:style-name="Normal">(41,</text:p>
      <text:p text:style-name="Normal">220),</text:p>
      <text:p text:style-name="Normal">(42,</text:p>
      <text:p text:style-name="Normal">220),</text:p>
      <text:p text:style-name="Normal">(46,</text:p>
      <text:p text:style-name="Normal">220),</text:p>
      <text:p text:style-name="Normal">(54,</text:p>
      <text:p text:style-name="Normal">220),</text:p>
      <text:p text:style-name="Normal">(57,</text:p>
      <text:p text:style-name="Normal">220),</text:p>
      <text:p text:style-name="Normal">(62,</text:p>
      <text:p text:style-name="Normal">220),</text:p>
      <text:p text:style-name="Normal">(66,</text:p>
      <text:p text:style-name="Normal">220),</text:p>
      <text:p text:style-name="Normal">(70,</text:p>
      <text:p text:style-name="Normal">220),</text:p>
      <text:p text:style-name="Normal">(71,</text:p>
      <text:p text:style-name="Normal">220),</text:p>
      <text:p text:style-name="Normal">(73,</text:p>
      <text:p text:style-name="Normal">220),</text:p>
      <text:p text:style-name="Normal">(75,</text:p>
      <text:p text:style-name="Normal">220),</text:p>
      <text:p text:style-name="Normal">(76,</text:p>
      <text:p text:style-name="Normal">220),</text:p>
      <text:p text:style-name="Normal">(79,</text:p>
      <text:p text:style-name="Normal">220),</text:p>
      <text:p text:style-name="Normal">(84,</text:p>
      <text:p text:style-name="Normal">220),</text:p>
      <text:p text:style-name="Normal">(85,</text:p>
      <text:p text:style-name="Normal">220),</text:p>
      <text:p text:style-name="Normal">(91,</text:p>
      <text:soft-page-break/>
      <text:p text:style-name="Normal">220),</text:p>
      <text:p text:style-name="Normal">(93,</text:p>
      <text:p text:style-name="Normal">220),</text:p>
      <text:p text:style-name="Normal">(96,</text:p>
      <text:p text:style-name="Normal">220),</text:p>
      <text:p text:style-name="Normal">(4,</text:p>
      <text:p text:style-name="Normal">221),</text:p>
      <text:p text:style-name="Normal">(5,</text:p>
      <text:p text:style-name="Normal">221),</text:p>
      <text:p text:style-name="Normal">(6,</text:p>
      <text:p text:style-name="Normal">221),</text:p>
      <text:p text:style-name="Normal">(13,</text:p>
      <text:p text:style-name="Normal">221),</text:p>
      <text:p text:style-name="Normal">(14,</text:p>
      <text:p text:style-name="Normal">221),</text:p>
      <text:p text:style-name="Normal">(21,</text:p>
      <text:p text:style-name="Normal">221),</text:p>
      <text:p text:style-name="Normal">(24,</text:p>
      <text:p text:style-name="Normal">221),</text:p>
      <text:p text:style-name="Normal">(32,</text:p>
      <text:p text:style-name="Normal">221),</text:p>
      <text:p text:style-name="Normal">(33,</text:p>
      <text:p text:style-name="Normal">221),</text:p>
      <text:p text:style-name="Normal">(35,</text:p>
      <text:p text:style-name="Normal">221),</text:p>
      <text:p text:style-name="Normal">(36,</text:p>
      <text:p text:style-name="Normal">221),</text:p>
      <text:p text:style-name="Normal">(37,</text:p>
      <text:p text:style-name="Normal">221),</text:p>
      <text:p text:style-name="Normal">(38,</text:p>
      <text:p text:style-name="Normal">221),</text:p>
      <text:soft-page-break/>
      <text:p text:style-name="Normal">(39,</text:p>
      <text:p text:style-name="Normal">221),</text:p>
      <text:p text:style-name="Normal">(41,</text:p>
      <text:p text:style-name="Normal">221),</text:p>
      <text:p text:style-name="Normal">(44,</text:p>
      <text:p text:style-name="Normal">221),</text:p>
      <text:p text:style-name="Normal">(50,</text:p>
      <text:p text:style-name="Normal">221),</text:p>
      <text:p text:style-name="Normal">(52,</text:p>
      <text:p text:style-name="Normal">221),</text:p>
      <text:p text:style-name="Normal">(54,</text:p>
      <text:p text:style-name="Normal">221),</text:p>
      <text:p text:style-name="Normal">(55,</text:p>
      <text:p text:style-name="Normal">221),</text:p>
      <text:p text:style-name="Normal">(57,</text:p>
      <text:p text:style-name="Normal">221),</text:p>
      <text:p text:style-name="Normal">(66,</text:p>
      <text:p text:style-name="Normal">221),</text:p>
      <text:p text:style-name="Normal">(67,</text:p>
      <text:p text:style-name="Normal">221),</text:p>
      <text:p text:style-name="Normal">(71,</text:p>
      <text:p text:style-name="Normal">221),</text:p>
      <text:p text:style-name="Normal">(75,</text:p>
      <text:p text:style-name="Normal">221),</text:p>
      <text:p text:style-name="Normal">(76,</text:p>
      <text:p text:style-name="Normal">221),</text:p>
      <text:p text:style-name="Normal">(87,</text:p>
      <text:p text:style-name="Normal">221),</text:p>
      <text:p text:style-name="Normal">(91,</text:p>
      <text:p text:style-name="Normal">221),</text:p>
      <text:p text:style-name="Normal">(92,</text:p>
      <text:soft-page-break/>
      <text:p text:style-name="Normal">221),</text:p>
      <text:p text:style-name="Normal">(93,</text:p>
      <text:p text:style-name="Normal">221),</text:p>
      <text:p text:style-name="Normal">(94,</text:p>
      <text:p text:style-name="Normal">221),</text:p>
      <text:p text:style-name="Normal">(95,</text:p>
      <text:p text:style-name="Normal">221),</text:p>
      <text:p text:style-name="Normal">(98,</text:p>
      <text:p text:style-name="Normal">221),</text:p>
      <text:p text:style-name="Normal">(99,</text:p>
      <text:p text:style-name="Normal">221),</text:p>
      <text:p text:style-name="Normal">(5,</text:p>
      <text:p text:style-name="Normal">222),</text:p>
      <text:p text:style-name="Normal">(10,</text:p>
      <text:p text:style-name="Normal">222),</text:p>
      <text:p text:style-name="Normal">(14,</text:p>
      <text:p text:style-name="Normal">222),</text:p>
      <text:p text:style-name="Normal">(15,</text:p>
      <text:p text:style-name="Normal">222),</text:p>
      <text:p text:style-name="Normal">(18,</text:p>
      <text:p text:style-name="Normal">222),</text:p>
      <text:p text:style-name="Normal">(21,</text:p>
      <text:p text:style-name="Normal">222),</text:p>
      <text:p text:style-name="Normal">(24,</text:p>
      <text:p text:style-name="Normal">222),</text:p>
      <text:p text:style-name="Normal">(30,</text:p>
      <text:p text:style-name="Normal">222),</text:p>
      <text:p text:style-name="Normal">(31,</text:p>
      <text:p text:style-name="Normal">222),</text:p>
      <text:p text:style-name="Normal">(32,</text:p>
      <text:p text:style-name="Normal">222),</text:p>
      <text:soft-page-break/>
      <text:p text:style-name="Normal">(35,</text:p>
      <text:p text:style-name="Normal">222),</text:p>
      <text:p text:style-name="Normal">(36,</text:p>
      <text:p text:style-name="Normal">222),</text:p>
      <text:p text:style-name="Normal">(41,</text:p>
      <text:p text:style-name="Normal">222),</text:p>
      <text:p text:style-name="Normal">(42,</text:p>
      <text:p text:style-name="Normal">222),</text:p>
      <text:p text:style-name="Normal">(43,</text:p>
      <text:p text:style-name="Normal">222),</text:p>
      <text:p text:style-name="Normal">(46,</text:p>
      <text:p text:style-name="Normal">222),</text:p>
      <text:p text:style-name="Normal">(48,</text:p>
      <text:p text:style-name="Normal">222),</text:p>
      <text:p text:style-name="Normal">(52,</text:p>
      <text:p text:style-name="Normal">222),</text:p>
      <text:p text:style-name="Normal">(54,</text:p>
      <text:p text:style-name="Normal">222),</text:p>
      <text:p text:style-name="Normal">(56,</text:p>
      <text:p text:style-name="Normal">222),</text:p>
      <text:p text:style-name="Normal">(57,</text:p>
      <text:p text:style-name="Normal">222),</text:p>
      <text:p text:style-name="Normal">(61,</text:p>
      <text:p text:style-name="Normal">222),</text:p>
      <text:p text:style-name="Normal">(62,</text:p>
      <text:p text:style-name="Normal">222),</text:p>
      <text:p text:style-name="Normal">(63,</text:p>
      <text:p text:style-name="Normal">222),</text:p>
      <text:p text:style-name="Normal">(66,</text:p>
      <text:p text:style-name="Normal">222),</text:p>
      <text:p text:style-name="Normal">(70,</text:p>
      <text:soft-page-break/>
      <text:p text:style-name="Normal">222),</text:p>
      <text:p text:style-name="Normal">(71,</text:p>
      <text:p text:style-name="Normal">222),</text:p>
      <text:p text:style-name="Normal">(75,</text:p>
      <text:p text:style-name="Normal">222),</text:p>
      <text:p text:style-name="Normal">(76,</text:p>
      <text:p text:style-name="Normal">222),</text:p>
      <text:p text:style-name="Normal">(87,</text:p>
      <text:p text:style-name="Normal">222),</text:p>
      <text:p text:style-name="Normal">(91,</text:p>
      <text:p text:style-name="Normal">222),</text:p>
      <text:p text:style-name="Normal">(93,</text:p>
      <text:p text:style-name="Normal">222),</text:p>
      <text:p text:style-name="Normal">(95,</text:p>
      <text:p text:style-name="Normal">222),</text:p>
      <text:p text:style-name="Normal">(96,</text:p>
      <text:p text:style-name="Normal">222),</text:p>
      <text:p text:style-name="Normal">(97,</text:p>
      <text:p text:style-name="Normal">222),</text:p>
      <text:p text:style-name="Normal">(99,</text:p>
      <text:p text:style-name="Normal">222),</text:p>
      <text:p text:style-name="Normal">(3,</text:p>
      <text:p text:style-name="Normal">223),</text:p>
      <text:p text:style-name="Normal">(5,</text:p>
      <text:p text:style-name="Normal">223),</text:p>
      <text:p text:style-name="Normal">(6,</text:p>
      <text:p text:style-name="Normal">223),</text:p>
      <text:p text:style-name="Normal">(9,</text:p>
      <text:p text:style-name="Normal">223),</text:p>
      <text:p text:style-name="Normal">(14,</text:p>
      <text:p text:style-name="Normal">223),</text:p>
      <text:soft-page-break/>
      <text:p text:style-name="Normal">(17,</text:p>
      <text:p text:style-name="Normal">223),</text:p>
      <text:p text:style-name="Normal">(21,</text:p>
      <text:p text:style-name="Normal">223),</text:p>
      <text:p text:style-name="Normal">(24,</text:p>
      <text:p text:style-name="Normal">223),</text:p>
      <text:p text:style-name="Normal">(36,</text:p>
      <text:p text:style-name="Normal">223),</text:p>
      <text:p text:style-name="Normal">(40,</text:p>
      <text:p text:style-name="Normal">223),</text:p>
      <text:p text:style-name="Normal">(41,</text:p>
      <text:p text:style-name="Normal">223),</text:p>
      <text:p text:style-name="Normal">(43,</text:p>
      <text:p text:style-name="Normal">223),</text:p>
      <text:p text:style-name="Normal">(54,</text:p>
      <text:p text:style-name="Normal">223),</text:p>
      <text:p text:style-name="Normal">(57,</text:p>
      <text:p text:style-name="Normal">223),</text:p>
      <text:p text:style-name="Normal">(66,</text:p>
      <text:p text:style-name="Normal">223),</text:p>
      <text:p text:style-name="Normal">(70,</text:p>
      <text:p text:style-name="Normal">223),</text:p>
      <text:p text:style-name="Normal">(71,</text:p>
      <text:p text:style-name="Normal">223),</text:p>
      <text:p text:style-name="Normal">(72,</text:p>
      <text:p text:style-name="Normal">223),</text:p>
      <text:p text:style-name="Normal">(73,</text:p>
      <text:p text:style-name="Normal">223),</text:p>
      <text:p text:style-name="Normal">(75,</text:p>
      <text:p text:style-name="Normal">223),</text:p>
      <text:p text:style-name="Normal">(76,</text:p>
      <text:soft-page-break/>
      <text:p text:style-name="Normal">223),</text:p>
      <text:p text:style-name="Normal">(78,</text:p>
      <text:p text:style-name="Normal">223),</text:p>
      <text:p text:style-name="Normal">(82,</text:p>
      <text:p text:style-name="Normal">223),</text:p>
      <text:p text:style-name="Normal">(91,</text:p>
      <text:p text:style-name="Normal">223),</text:p>
      <text:p text:style-name="Normal">(93,</text:p>
      <text:p text:style-name="Normal">223),</text:p>
      <text:p text:style-name="Normal">(2,</text:p>
      <text:p text:style-name="Normal">224),</text:p>
      <text:p text:style-name="Normal">(5,</text:p>
      <text:p text:style-name="Normal">224),</text:p>
      <text:p text:style-name="Normal">(14,</text:p>
      <text:p text:style-name="Normal">224),</text:p>
      <text:p text:style-name="Normal">(16,</text:p>
      <text:p text:style-name="Normal">224),</text:p>
      <text:p text:style-name="Normal">(17,</text:p>
      <text:p text:style-name="Normal">224),</text:p>
      <text:p text:style-name="Normal">(20,</text:p>
      <text:p text:style-name="Normal">224),</text:p>
      <text:p text:style-name="Normal">(21,</text:p>
      <text:p text:style-name="Normal">224),</text:p>
      <text:p text:style-name="Normal">(24,</text:p>
      <text:p text:style-name="Normal">224),</text:p>
      <text:p text:style-name="Normal">(27,</text:p>
      <text:p text:style-name="Normal">224),</text:p>
      <text:p text:style-name="Normal">(36,</text:p>
      <text:p text:style-name="Normal">224),</text:p>
      <text:p text:style-name="Normal">(37,</text:p>
      <text:p text:style-name="Normal">224),</text:p>
      <text:soft-page-break/>
      <text:p text:style-name="Normal">(38,</text:p>
      <text:p text:style-name="Normal">224),</text:p>
      <text:p text:style-name="Normal">(40,</text:p>
      <text:p text:style-name="Normal">224),</text:p>
      <text:p text:style-name="Normal">(41,</text:p>
      <text:p text:style-name="Normal">224),</text:p>
      <text:p text:style-name="Normal">(46,</text:p>
      <text:p text:style-name="Normal">224),</text:p>
      <text:p text:style-name="Normal">(54,</text:p>
      <text:p text:style-name="Normal">224),</text:p>
      <text:p text:style-name="Normal">(57,</text:p>
      <text:p text:style-name="Normal">224),</text:p>
      <text:p text:style-name="Normal">(60,</text:p>
      <text:p text:style-name="Normal">224),</text:p>
      <text:p text:style-name="Normal">(65,</text:p>
      <text:p text:style-name="Normal">224),</text:p>
      <text:p text:style-name="Normal">(66,</text:p>
      <text:p text:style-name="Normal">224),</text:p>
      <text:p text:style-name="Normal">(67,</text:p>
      <text:p text:style-name="Normal">224),</text:p>
      <text:p text:style-name="Normal">(69,</text:p>
      <text:p text:style-name="Normal">224),</text:p>
      <text:p text:style-name="Normal">(70,</text:p>
      <text:p text:style-name="Normal">224),</text:p>
      <text:p text:style-name="Normal">(71,</text:p>
      <text:p text:style-name="Normal">224),</text:p>
      <text:p text:style-name="Normal">(75,</text:p>
      <text:p text:style-name="Normal">224),</text:p>
      <text:p text:style-name="Normal">(76,</text:p>
      <text:p text:style-name="Normal">224),</text:p>
      <text:p text:style-name="Normal">(78,</text:p>
      <text:soft-page-break/>
      <text:p text:style-name="Normal">224),</text:p>
      <text:p text:style-name="Normal">(85,</text:p>
      <text:p text:style-name="Normal">224),</text:p>
      <text:p text:style-name="Normal">(91,</text:p>
      <text:p text:style-name="Normal">224),</text:p>
      <text:p text:style-name="Normal">(95,</text:p>
      <text:p text:style-name="Normal">224),</text:p>
      <text:p text:style-name="Normal">(96,</text:p>
      <text:p text:style-name="Normal">224),</text:p>
      <text:p text:style-name="Normal">(3,</text:p>
      <text:p text:style-name="Normal">225),</text:p>
      <text:p text:style-name="Normal">(4,</text:p>
      <text:p text:style-name="Normal">225),</text:p>
      <text:p text:style-name="Normal">(5,</text:p>
      <text:p text:style-name="Normal">225),</text:p>
      <text:p text:style-name="Normal">(10,</text:p>
      <text:p text:style-name="Normal">225),</text:p>
      <text:p text:style-name="Normal">(13,</text:p>
      <text:p text:style-name="Normal">225),</text:p>
      <text:p text:style-name="Normal">(14,</text:p>
      <text:p text:style-name="Normal">225),</text:p>
      <text:p text:style-name="Normal">(15,</text:p>
      <text:p text:style-name="Normal">225),</text:p>
      <text:p text:style-name="Normal">(18,</text:p>
      <text:p text:style-name="Normal">225),</text:p>
      <text:p text:style-name="Normal">(21,</text:p>
      <text:p text:style-name="Normal">225),</text:p>
      <text:p text:style-name="Normal">(24,</text:p>
      <text:p text:style-name="Normal">225),</text:p>
      <text:p text:style-name="Normal">(27,</text:p>
      <text:p text:style-name="Normal">225),</text:p>
      <text:soft-page-break/>
      <text:p text:style-name="Normal">(28,</text:p>
      <text:p text:style-name="Normal">225),</text:p>
      <text:p text:style-name="Normal">(32,</text:p>
      <text:p text:style-name="Normal">225),</text:p>
      <text:p text:style-name="Normal">(36,</text:p>
      <text:p text:style-name="Normal">225),</text:p>
      <text:p text:style-name="Normal">(37,</text:p>
      <text:p text:style-name="Normal">225),</text:p>
      <text:p text:style-name="Normal">(41,</text:p>
      <text:p text:style-name="Normal">225),</text:p>
      <text:p text:style-name="Normal">(44,</text:p>
      <text:p text:style-name="Normal">225),</text:p>
      <text:p text:style-name="Normal">(47,</text:p>
      <text:p text:style-name="Normal">225),</text:p>
      <text:p text:style-name="Normal">(52,</text:p>
      <text:p text:style-name="Normal">225),</text:p>
      <text:p text:style-name="Normal">(54,</text:p>
      <text:p text:style-name="Normal">225),</text:p>
      <text:p text:style-name="Normal">(57,</text:p>
      <text:p text:style-name="Normal">225),</text:p>
      <text:p text:style-name="Normal">(61,</text:p>
      <text:p text:style-name="Normal">225),</text:p>
      <text:p text:style-name="Normal">(63,</text:p>
      <text:p text:style-name="Normal">225),</text:p>
      <text:p text:style-name="Normal">(65,</text:p>
      <text:p text:style-name="Normal">225),</text:p>
      <text:p text:style-name="Normal">(66,</text:p>
      <text:p text:style-name="Normal">225),</text:p>
      <text:p text:style-name="Normal">(71,</text:p>
      <text:p text:style-name="Normal">225),</text:p>
      <text:p text:style-name="Normal">(72,</text:p>
      <text:soft-page-break/>
      <text:p text:style-name="Normal">225),</text:p>
      <text:p text:style-name="Normal">(75,</text:p>
      <text:p text:style-name="Normal">225),</text:p>
      <text:p text:style-name="Normal">(76,</text:p>
      <text:p text:style-name="Normal">225),</text:p>
      <text:p text:style-name="Normal">(78,</text:p>
      <text:p text:style-name="Normal">225),</text:p>
      <text:p text:style-name="Normal">(84,</text:p>
      <text:p text:style-name="Normal">225),</text:p>
      <text:p text:style-name="Normal">(85,</text:p>
      <text:p text:style-name="Normal">225),</text:p>
      <text:p text:style-name="Normal">(91,</text:p>
      <text:p text:style-name="Normal">225),</text:p>
      <text:p text:style-name="Normal">(95,</text:p>
      <text:p text:style-name="Normal">225),</text:p>
      <text:p text:style-name="Normal">(97,</text:p>
      <text:p text:style-name="Normal">225),</text:p>
      <text:p text:style-name="Normal">(98,</text:p>
      <text:p text:style-name="Normal">225),</text:p>
      <text:p text:style-name="Normal">(99,</text:p>
      <text:p text:style-name="Normal">225),</text:p>
      <text:p text:style-name="Normal">(5,</text:p>
      <text:p text:style-name="Normal">226),</text:p>
      <text:p text:style-name="Normal">(8,</text:p>
      <text:p text:style-name="Normal">226),</text:p>
      <text:p text:style-name="Normal">(13,</text:p>
      <text:p text:style-name="Normal">226),</text:p>
      <text:p text:style-name="Normal">(14,</text:p>
      <text:p text:style-name="Normal">226),</text:p>
      <text:p text:style-name="Normal">(15,</text:p>
      <text:p text:style-name="Normal">226),</text:p>
      <text:soft-page-break/>
      <text:p text:style-name="Normal">(21,</text:p>
      <text:p text:style-name="Normal">226),</text:p>
      <text:p text:style-name="Normal">(22,</text:p>
      <text:p text:style-name="Normal">226),</text:p>
      <text:p text:style-name="Normal">(24,</text:p>
      <text:p text:style-name="Normal">226),</text:p>
      <text:p text:style-name="Normal">(32,</text:p>
      <text:p text:style-name="Normal">226),</text:p>
      <text:p text:style-name="Normal">(35,</text:p>
      <text:p text:style-name="Normal">226),</text:p>
      <text:p text:style-name="Normal">(36,</text:p>
      <text:p text:style-name="Normal">226),</text:p>
      <text:p text:style-name="Normal">(41,</text:p>
      <text:p text:style-name="Normal">226),</text:p>
      <text:p text:style-name="Normal">(42,</text:p>
      <text:p text:style-name="Normal">226),</text:p>
      <text:p text:style-name="Normal">(43,</text:p>
      <text:p text:style-name="Normal">226),</text:p>
      <text:p text:style-name="Normal">(44,</text:p>
      <text:p text:style-name="Normal">226),</text:p>
      <text:p text:style-name="Normal">(54,</text:p>
      <text:p text:style-name="Normal">226),</text:p>
      <text:p text:style-name="Normal">(56,</text:p>
      <text:p text:style-name="Normal">226),</text:p>
      <text:p text:style-name="Normal">(57,</text:p>
      <text:p text:style-name="Normal">226),</text:p>
      <text:p text:style-name="Normal">(60,</text:p>
      <text:p text:style-name="Normal">226),</text:p>
      <text:p text:style-name="Normal">(61,</text:p>
      <text:p text:style-name="Normal">226),</text:p>
      <text:p text:style-name="Normal">(66,</text:p>
      <text:soft-page-break/>
      <text:p text:style-name="Normal">226),</text:p>
      <text:p text:style-name="Normal">(71,</text:p>
      <text:p text:style-name="Normal">226),</text:p>
      <text:p text:style-name="Normal">(75,</text:p>
      <text:p text:style-name="Normal">226),</text:p>
      <text:p text:style-name="Normal">(76,</text:p>
      <text:p text:style-name="Normal">226),</text:p>
      <text:p text:style-name="Normal">(78,</text:p>
      <text:p text:style-name="Normal">226),</text:p>
      <text:p text:style-name="Normal">(82,</text:p>
      <text:p text:style-name="Normal">226),</text:p>
      <text:p text:style-name="Normal">(85,</text:p>
      <text:p text:style-name="Normal">226),</text:p>
      <text:p text:style-name="Normal">(87,</text:p>
      <text:p text:style-name="Normal">226),</text:p>
      <text:p text:style-name="Normal">(91,</text:p>
      <text:p text:style-name="Normal">226),</text:p>
      <text:p text:style-name="Normal">(94,</text:p>
      <text:p text:style-name="Normal">226),</text:p>
      <text:p text:style-name="Normal">(96,</text:p>
      <text:p text:style-name="Normal">226),</text:p>
      <text:p text:style-name="Normal">(97,</text:p>
      <text:p text:style-name="Normal">226),</text:p>
      <text:p text:style-name="Normal">(100,</text:p>
      <text:p text:style-name="Normal">226),</text:p>
      <text:p text:style-name="Normal">(2,</text:p>
      <text:p text:style-name="Normal">227),</text:p>
      <text:p text:style-name="Normal">(5,</text:p>
      <text:p text:style-name="Normal">227),</text:p>
      <text:p text:style-name="Normal">(8,</text:p>
      <text:p text:style-name="Normal">227),</text:p>
      <text:soft-page-break/>
      <text:p text:style-name="Normal">(12,</text:p>
      <text:p text:style-name="Normal">227),</text:p>
      <text:p text:style-name="Normal">(13,</text:p>
      <text:p text:style-name="Normal">227),</text:p>
      <text:p text:style-name="Normal">(14,</text:p>
      <text:p text:style-name="Normal">227),</text:p>
      <text:p text:style-name="Normal">(21,</text:p>
      <text:p text:style-name="Normal">227),</text:p>
      <text:p text:style-name="Normal">(24,</text:p>
      <text:p text:style-name="Normal">227),</text:p>
      <text:p text:style-name="Normal">(30,</text:p>
      <text:p text:style-name="Normal">227),</text:p>
      <text:p text:style-name="Normal">(31,</text:p>
      <text:p text:style-name="Normal">227),</text:p>
      <text:p text:style-name="Normal">(32,</text:p>
      <text:p text:style-name="Normal">227),</text:p>
      <text:p text:style-name="Normal">(33,</text:p>
      <text:p text:style-name="Normal">227),</text:p>
      <text:p text:style-name="Normal">(36,</text:p>
      <text:p text:style-name="Normal">227),</text:p>
      <text:p text:style-name="Normal">(37,</text:p>
      <text:p text:style-name="Normal">227),</text:p>
      <text:p text:style-name="Normal">(41,</text:p>
      <text:p text:style-name="Normal">227),</text:p>
      <text:p text:style-name="Normal">(43,</text:p>
      <text:p text:style-name="Normal">227),</text:p>
      <text:p text:style-name="Normal">(44,</text:p>
      <text:p text:style-name="Normal">227),</text:p>
      <text:p text:style-name="Normal">(46,</text:p>
      <text:p text:style-name="Normal">227),</text:p>
      <text:p text:style-name="Normal">(47,</text:p>
      <text:soft-page-break/>
      <text:p text:style-name="Normal">227),</text:p>
      <text:p text:style-name="Normal">(54,</text:p>
      <text:p text:style-name="Normal">227),</text:p>
      <text:p text:style-name="Normal">(55,</text:p>
      <text:p text:style-name="Normal">227),</text:p>
      <text:p text:style-name="Normal">(57,</text:p>
      <text:p text:style-name="Normal">227),</text:p>
      <text:p text:style-name="Normal">(60,</text:p>
      <text:p text:style-name="Normal">227),</text:p>
      <text:p text:style-name="Normal">(61,</text:p>
      <text:p text:style-name="Normal">227),</text:p>
      <text:p text:style-name="Normal">(63,</text:p>
      <text:p text:style-name="Normal">227),</text:p>
      <text:p text:style-name="Normal">(66,</text:p>
      <text:p text:style-name="Normal">227),</text:p>
      <text:p text:style-name="Normal">(67,</text:p>
      <text:p text:style-name="Normal">227),</text:p>
      <text:p text:style-name="Normal">(69,</text:p>
      <text:p text:style-name="Normal">227),</text:p>
      <text:p text:style-name="Normal">(70,</text:p>
      <text:p text:style-name="Normal">227),</text:p>
      <text:p text:style-name="Normal">(71,</text:p>
      <text:p text:style-name="Normal">227),</text:p>
      <text:p text:style-name="Normal">(72,</text:p>
      <text:p text:style-name="Normal">227),</text:p>
      <text:p text:style-name="Normal">(75,</text:p>
      <text:p text:style-name="Normal">227),</text:p>
      <text:p text:style-name="Normal">(76,</text:p>
      <text:p text:style-name="Normal">227),</text:p>
      <text:p text:style-name="Normal">(84,</text:p>
      <text:p text:style-name="Normal">227),</text:p>
      <text:soft-page-break/>
      <text:p text:style-name="Normal">(85,</text:p>
      <text:p text:style-name="Normal">227),</text:p>
      <text:p text:style-name="Normal">(91,</text:p>
      <text:p text:style-name="Normal">227),</text:p>
      <text:p text:style-name="Normal">(92,</text:p>
      <text:p text:style-name="Normal">227),</text:p>
      <text:p text:style-name="Normal">(97,</text:p>
      <text:p text:style-name="Normal">227),</text:p>
      <text:p text:style-name="Normal">(98,</text:p>
      <text:p text:style-name="Normal">227),</text:p>
      <text:p text:style-name="Normal">(5,</text:p>
      <text:p text:style-name="Normal">228),</text:p>
      <text:p text:style-name="Normal">(10,</text:p>
      <text:p text:style-name="Normal">228),</text:p>
      <text:p text:style-name="Normal">(14,</text:p>
      <text:p text:style-name="Normal">228),</text:p>
      <text:p text:style-name="Normal">(15,</text:p>
      <text:p text:style-name="Normal">228),</text:p>
      <text:p text:style-name="Normal">(21,</text:p>
      <text:p text:style-name="Normal">228),</text:p>
      <text:p text:style-name="Normal">(24,</text:p>
      <text:p text:style-name="Normal">228),</text:p>
      <text:p text:style-name="Normal">(31,</text:p>
      <text:p text:style-name="Normal">228),</text:p>
      <text:p text:style-name="Normal">(36,</text:p>
      <text:p text:style-name="Normal">228),</text:p>
      <text:p text:style-name="Normal">(39,</text:p>
      <text:p text:style-name="Normal">228),</text:p>
      <text:p text:style-name="Normal">(40,</text:p>
      <text:p text:style-name="Normal">228),</text:p>
      <text:p text:style-name="Normal">(41,</text:p>
      <text:soft-page-break/>
      <text:p text:style-name="Normal">228),</text:p>
      <text:p text:style-name="Normal">(47,</text:p>
      <text:p text:style-name="Normal">228),</text:p>
      <text:p text:style-name="Normal">(48,</text:p>
      <text:p text:style-name="Normal">228),</text:p>
      <text:p text:style-name="Normal">(52,</text:p>
      <text:p text:style-name="Normal">228),</text:p>
      <text:p text:style-name="Normal">(54,</text:p>
      <text:p text:style-name="Normal">228),</text:p>
      <text:p text:style-name="Normal">(56,</text:p>
      <text:p text:style-name="Normal">228),</text:p>
      <text:p text:style-name="Normal">(57,</text:p>
      <text:p text:style-name="Normal">228),</text:p>
      <text:p text:style-name="Normal">(60,</text:p>
      <text:p text:style-name="Normal">228),</text:p>
      <text:p text:style-name="Normal">(65,</text:p>
      <text:p text:style-name="Normal">228),</text:p>
      <text:p text:style-name="Normal">(66,</text:p>
      <text:p text:style-name="Normal">228),</text:p>
      <text:p text:style-name="Normal">(71,</text:p>
      <text:p text:style-name="Normal">228),</text:p>
      <text:p text:style-name="Normal">(72,</text:p>
      <text:p text:style-name="Normal">228),</text:p>
      <text:p text:style-name="Normal">(75,</text:p>
      <text:p text:style-name="Normal">228),</text:p>
      <text:p text:style-name="Normal">(76,</text:p>
      <text:p text:style-name="Normal">228),</text:p>
      <text:p text:style-name="Normal">(79,</text:p>
      <text:p text:style-name="Normal">228),</text:p>
      <text:p text:style-name="Normal">(87,</text:p>
      <text:p text:style-name="Normal">228),</text:p>
      <text:soft-page-break/>
      <text:p text:style-name="Normal">(91,</text:p>
      <text:p text:style-name="Normal">228),</text:p>
      <text:p text:style-name="Normal">(93,</text:p>
      <text:p text:style-name="Normal">228),</text:p>
      <text:p text:style-name="Normal">(96,</text:p>
      <text:p text:style-name="Normal">228),</text:p>
      <text:p text:style-name="Normal">(97,</text:p>
      <text:p text:style-name="Normal">228),</text:p>
      <text:p text:style-name="Normal">(99,</text:p>
      <text:p text:style-name="Normal">228),</text:p>
      <text:p text:style-name="Normal">(5,</text:p>
      <text:p text:style-name="Normal">229),</text:p>
      <text:p text:style-name="Normal">(13,</text:p>
      <text:p text:style-name="Normal">229),</text:p>
      <text:p text:style-name="Normal">(14,</text:p>
      <text:p text:style-name="Normal">229),</text:p>
      <text:p text:style-name="Normal">(20,</text:p>
      <text:p text:style-name="Normal">229),</text:p>
      <text:p text:style-name="Normal">(21,</text:p>
      <text:p text:style-name="Normal">229),</text:p>
      <text:p text:style-name="Normal">(22,</text:p>
      <text:p text:style-name="Normal">229),</text:p>
      <text:p text:style-name="Normal">(24,</text:p>
      <text:p text:style-name="Normal">229),</text:p>
      <text:p text:style-name="Normal">(27,</text:p>
      <text:p text:style-name="Normal">229),</text:p>
      <text:p text:style-name="Normal">(30,</text:p>
      <text:p text:style-name="Normal">229),</text:p>
      <text:p text:style-name="Normal">(32,</text:p>
      <text:p text:style-name="Normal">229),</text:p>
      <text:p text:style-name="Normal">(35,</text:p>
      <text:soft-page-break/>
      <text:p text:style-name="Normal">229),</text:p>
      <text:p text:style-name="Normal">(36,</text:p>
      <text:p text:style-name="Normal">229),</text:p>
      <text:p text:style-name="Normal">(39,</text:p>
      <text:p text:style-name="Normal">229),</text:p>
      <text:p text:style-name="Normal">(41,</text:p>
      <text:p text:style-name="Normal">229),</text:p>
      <text:p text:style-name="Normal">(43,</text:p>
      <text:p text:style-name="Normal">229),</text:p>
      <text:p text:style-name="Normal">(44,</text:p>
      <text:p text:style-name="Normal">229),</text:p>
      <text:p text:style-name="Normal">(46,</text:p>
      <text:p text:style-name="Normal">229),</text:p>
      <text:p text:style-name="Normal">(54,</text:p>
      <text:p text:style-name="Normal">229),</text:p>
      <text:p text:style-name="Normal">(55,</text:p>
      <text:p text:style-name="Normal">229),</text:p>
      <text:p text:style-name="Normal">(57,</text:p>
      <text:p text:style-name="Normal">229),</text:p>
      <text:p text:style-name="Normal">(61,</text:p>
      <text:p text:style-name="Normal">229),</text:p>
      <text:p text:style-name="Normal">(62,</text:p>
      <text:p text:style-name="Normal">229),</text:p>
      <text:p text:style-name="Normal">(66,</text:p>
      <text:p text:style-name="Normal">229),</text:p>
      <text:p text:style-name="Normal">(71,</text:p>
      <text:p text:style-name="Normal">229),</text:p>
      <text:p text:style-name="Normal">(75,</text:p>
      <text:p text:style-name="Normal">229),</text:p>
      <text:p text:style-name="Normal">(76,</text:p>
      <text:p text:style-name="Normal">229),</text:p>
      <text:soft-page-break/>
      <text:p text:style-name="Normal">(79,</text:p>
      <text:p text:style-name="Normal">229),</text:p>
      <text:p text:style-name="Normal">(82,</text:p>
      <text:p text:style-name="Normal">229),</text:p>
      <text:p text:style-name="Normal">(85,</text:p>
      <text:p text:style-name="Normal">229),</text:p>
      <text:p text:style-name="Normal">(91,</text:p>
      <text:p text:style-name="Normal">229),</text:p>
      <text:p text:style-name="Normal">(95,</text:p>
      <text:p text:style-name="Normal">229),</text:p>
      <text:p text:style-name="Normal">(96,</text:p>
      <text:p text:style-name="Normal">229),</text:p>
      <text:p text:style-name="Normal">(2,</text:p>
      <text:p text:style-name="Normal">230),</text:p>
      <text:p text:style-name="Normal">(5,</text:p>
      <text:p text:style-name="Normal">230),</text:p>
      <text:p text:style-name="Normal">(6,</text:p>
      <text:p text:style-name="Normal">230),</text:p>
      <text:p text:style-name="Normal">(9,</text:p>
      <text:p text:style-name="Normal">230),</text:p>
      <text:p text:style-name="Normal">(10,</text:p>
      <text:p text:style-name="Normal">230),</text:p>
      <text:p text:style-name="Normal">(14,</text:p>
      <text:p text:style-name="Normal">230),</text:p>
      <text:p text:style-name="Normal">(16,</text:p>
      <text:p text:style-name="Normal">230),</text:p>
      <text:p text:style-name="Normal">(20,</text:p>
      <text:p text:style-name="Normal">230),</text:p>
      <text:p text:style-name="Normal">(21,</text:p>
      <text:p text:style-name="Normal">230),</text:p>
      <text:p text:style-name="Normal">(24,</text:p>
      <text:soft-page-break/>
      <text:p text:style-name="Normal">230),</text:p>
      <text:p text:style-name="Normal">(26,</text:p>
      <text:p text:style-name="Normal">230),</text:p>
      <text:p text:style-name="Normal">(27,</text:p>
      <text:p text:style-name="Normal">230),</text:p>
      <text:p text:style-name="Normal">(28,</text:p>
      <text:p text:style-name="Normal">230),</text:p>
      <text:p text:style-name="Normal">(30,</text:p>
      <text:p text:style-name="Normal">230),</text:p>
      <text:p text:style-name="Normal">(35,</text:p>
      <text:p text:style-name="Normal">230),</text:p>
      <text:p text:style-name="Normal">(36,</text:p>
      <text:p text:style-name="Normal">230),</text:p>
      <text:p text:style-name="Normal">(38,</text:p>
      <text:p text:style-name="Normal">230),</text:p>
      <text:p text:style-name="Normal">(41,</text:p>
      <text:p text:style-name="Normal">230),</text:p>
      <text:p text:style-name="Normal">(44,</text:p>
      <text:p text:style-name="Normal">230),</text:p>
      <text:p text:style-name="Normal">(46,</text:p>
      <text:p text:style-name="Normal">230),</text:p>
      <text:p text:style-name="Normal">(47,</text:p>
      <text:p text:style-name="Normal">230),</text:p>
      <text:p text:style-name="Normal">(48,</text:p>
      <text:p text:style-name="Normal">230),</text:p>
      <text:p text:style-name="Normal">(52,</text:p>
      <text:p text:style-name="Normal">230),</text:p>
      <text:p text:style-name="Normal">(54,</text:p>
      <text:p text:style-name="Normal">230),</text:p>
      <text:p text:style-name="Normal">(56,</text:p>
      <text:p text:style-name="Normal">230),</text:p>
      <text:soft-page-break/>
      <text:p text:style-name="Normal">(57,</text:p>
      <text:p text:style-name="Normal">230),</text:p>
      <text:p text:style-name="Normal">(60,</text:p>
      <text:p text:style-name="Normal">230),</text:p>
      <text:p text:style-name="Normal">(66,</text:p>
      <text:p text:style-name="Normal">230),</text:p>
      <text:p text:style-name="Normal">(69,</text:p>
      <text:p text:style-name="Normal">230),</text:p>
      <text:p text:style-name="Normal">(71,</text:p>
      <text:p text:style-name="Normal">230),</text:p>
      <text:p text:style-name="Normal">(75,</text:p>
      <text:p text:style-name="Normal">230),</text:p>
      <text:p text:style-name="Normal">(76,</text:p>
      <text:p text:style-name="Normal">230),</text:p>
      <text:p text:style-name="Normal">(78,</text:p>
      <text:p text:style-name="Normal">230),</text:p>
      <text:p text:style-name="Normal">(82,</text:p>
      <text:p text:style-name="Normal">230),</text:p>
      <text:p text:style-name="Normal">(87,</text:p>
      <text:p text:style-name="Normal">230),</text:p>
      <text:p text:style-name="Normal">(91,</text:p>
      <text:p text:style-name="Normal">230),</text:p>
      <text:p text:style-name="Normal">(96,</text:p>
      <text:p text:style-name="Normal">230),</text:p>
      <text:p text:style-name="Normal">(5,</text:p>
      <text:p text:style-name="Normal">231),</text:p>
      <text:p text:style-name="Normal">(6,</text:p>
      <text:p text:style-name="Normal">231),</text:p>
      <text:p text:style-name="Normal">(13,</text:p>
      <text:p text:style-name="Normal">231),</text:p>
      <text:p text:style-name="Normal">(14,</text:p>
      <text:soft-page-break/>
      <text:p text:style-name="Normal">231),</text:p>
      <text:p text:style-name="Normal">(17,</text:p>
      <text:p text:style-name="Normal">231),</text:p>
      <text:p text:style-name="Normal">(18,</text:p>
      <text:p text:style-name="Normal">231),</text:p>
      <text:p text:style-name="Normal">(21,</text:p>
      <text:p text:style-name="Normal">231),</text:p>
      <text:p text:style-name="Normal">(22,</text:p>
      <text:p text:style-name="Normal">231),</text:p>
      <text:p text:style-name="Normal">(24,</text:p>
      <text:p text:style-name="Normal">231),</text:p>
      <text:p text:style-name="Normal">(33,</text:p>
      <text:p text:style-name="Normal">231),</text:p>
      <text:p text:style-name="Normal">(35,</text:p>
      <text:p text:style-name="Normal">231),</text:p>
      <text:p text:style-name="Normal">(36,</text:p>
      <text:p text:style-name="Normal">231),</text:p>
      <text:p text:style-name="Normal">(41,</text:p>
      <text:p text:style-name="Normal">231),</text:p>
      <text:p text:style-name="Normal">(42,</text:p>
      <text:p text:style-name="Normal">231),</text:p>
      <text:p text:style-name="Normal">(43,</text:p>
      <text:p text:style-name="Normal">231),</text:p>
      <text:p text:style-name="Normal">(44,</text:p>
      <text:p text:style-name="Normal">231),</text:p>
      <text:p text:style-name="Normal">(47,</text:p>
      <text:p text:style-name="Normal">231),</text:p>
      <text:p text:style-name="Normal">(52,</text:p>
      <text:p text:style-name="Normal">231),</text:p>
      <text:p text:style-name="Normal">(54,</text:p>
      <text:p text:style-name="Normal">231),</text:p>
      <text:soft-page-break/>
      <text:p text:style-name="Normal">(55,</text:p>
      <text:p text:style-name="Normal">231),</text:p>
      <text:p text:style-name="Normal">(56,</text:p>
      <text:p text:style-name="Normal">231),</text:p>
      <text:p text:style-name="Normal">(57,</text:p>
      <text:p text:style-name="Normal">231),</text:p>
      <text:p text:style-name="Normal">(60,</text:p>
      <text:p text:style-name="Normal">231),</text:p>
      <text:p text:style-name="Normal">(62,</text:p>
      <text:p text:style-name="Normal">231),</text:p>
      <text:p text:style-name="Normal">(63,</text:p>
      <text:p text:style-name="Normal">231),</text:p>
      <text:p text:style-name="Normal">(66,</text:p>
      <text:p text:style-name="Normal">231),</text:p>
      <text:p text:style-name="Normal">(71,</text:p>
      <text:p text:style-name="Normal">231),</text:p>
      <text:p text:style-name="Normal">(73,</text:p>
      <text:p text:style-name="Normal">231),</text:p>
      <text:p text:style-name="Normal">(75,</text:p>
      <text:p text:style-name="Normal">231),</text:p>
      <text:p text:style-name="Normal">(76,</text:p>
      <text:p text:style-name="Normal">231),</text:p>
      <text:p text:style-name="Normal">(78,</text:p>
      <text:p text:style-name="Normal">231),</text:p>
      <text:p text:style-name="Normal">(79,</text:p>
      <text:p text:style-name="Normal">231),</text:p>
      <text:p text:style-name="Normal">(91,</text:p>
      <text:p text:style-name="Normal">231),</text:p>
      <text:p text:style-name="Normal">(99,</text:p>
      <text:p text:style-name="Normal">231),</text:p>
      <text:p text:style-name="Normal">(2,</text:p>
      <text:soft-page-break/>
      <text:p text:style-name="Normal">232),</text:p>
      <text:p text:style-name="Normal">(5,</text:p>
      <text:p text:style-name="Normal">232),</text:p>
      <text:p text:style-name="Normal">(12,</text:p>
      <text:p text:style-name="Normal">232),</text:p>
      <text:p text:style-name="Normal">(14,</text:p>
      <text:p text:style-name="Normal">232),</text:p>
      <text:p text:style-name="Normal">(15,</text:p>
      <text:p text:style-name="Normal">232),</text:p>
      <text:p text:style-name="Normal">(19,</text:p>
      <text:p text:style-name="Normal">232),</text:p>
      <text:p text:style-name="Normal">(21,</text:p>
      <text:p text:style-name="Normal">232),</text:p>
      <text:p text:style-name="Normal">(24,</text:p>
      <text:p text:style-name="Normal">232),</text:p>
      <text:p text:style-name="Normal">(27,</text:p>
      <text:p text:style-name="Normal">232),</text:p>
      <text:p text:style-name="Normal">(31,</text:p>
      <text:p text:style-name="Normal">232),</text:p>
      <text:p text:style-name="Normal">(32,</text:p>
      <text:p text:style-name="Normal">232),</text:p>
      <text:p text:style-name="Normal">(33,</text:p>
      <text:p text:style-name="Normal">232),</text:p>
      <text:p text:style-name="Normal">(36,</text:p>
      <text:p text:style-name="Normal">232),</text:p>
      <text:p text:style-name="Normal">(37,</text:p>
      <text:p text:style-name="Normal">232),</text:p>
      <text:p text:style-name="Normal">(39,</text:p>
      <text:p text:style-name="Normal">232),</text:p>
      <text:p text:style-name="Normal">(41,</text:p>
      <text:p text:style-name="Normal">232),</text:p>
      <text:soft-page-break/>
      <text:p text:style-name="Normal">(44,</text:p>
      <text:p text:style-name="Normal">232),</text:p>
      <text:p text:style-name="Normal">(46,</text:p>
      <text:p text:style-name="Normal">232),</text:p>
      <text:p text:style-name="Normal">(54,</text:p>
      <text:p text:style-name="Normal">232),</text:p>
      <text:p text:style-name="Normal">(55,</text:p>
      <text:p text:style-name="Normal">232),</text:p>
      <text:p text:style-name="Normal">(57,</text:p>
      <text:p text:style-name="Normal">232),</text:p>
      <text:p text:style-name="Normal">(60,</text:p>
      <text:p text:style-name="Normal">232),</text:p>
      <text:p text:style-name="Normal">(62,</text:p>
      <text:p text:style-name="Normal">232),</text:p>
      <text:p text:style-name="Normal">(66,</text:p>
      <text:p text:style-name="Normal">232),</text:p>
      <text:p text:style-name="Normal">(70,</text:p>
      <text:p text:style-name="Normal">232),</text:p>
      <text:p text:style-name="Normal">(71,</text:p>
      <text:p text:style-name="Normal">232),</text:p>
      <text:p text:style-name="Normal">(75,</text:p>
      <text:p text:style-name="Normal">232),</text:p>
      <text:p text:style-name="Normal">(76,</text:p>
      <text:p text:style-name="Normal">232),</text:p>
      <text:p text:style-name="Normal">(87,</text:p>
      <text:p text:style-name="Normal">232),</text:p>
      <text:p text:style-name="Normal">(91,</text:p>
      <text:p text:style-name="Normal">232),</text:p>
      <text:p text:style-name="Normal">(92,</text:p>
      <text:p text:style-name="Normal">232),</text:p>
      <text:p text:style-name="Normal">(94,</text:p>
      <text:soft-page-break/>
      <text:p text:style-name="Normal">232),</text:p>
      <text:p text:style-name="Normal">(96,</text:p>
      <text:p text:style-name="Normal">232),</text:p>
      <text:p text:style-name="Normal">(99,</text:p>
      <text:p text:style-name="Normal">232),</text:p>
      <text:p text:style-name="Normal">(100,</text:p>
      <text:p text:style-name="Normal">232),</text:p>
      <text:p text:style-name="Normal">(3,</text:p>
      <text:p text:style-name="Normal">233),</text:p>
      <text:p text:style-name="Normal">(5,</text:p>
      <text:p text:style-name="Normal">233),</text:p>
      <text:p text:style-name="Normal">(6,</text:p>
      <text:p text:style-name="Normal">233),</text:p>
      <text:p text:style-name="Normal">(8,</text:p>
      <text:p text:style-name="Normal">233),</text:p>
      <text:p text:style-name="Normal">(12,</text:p>
      <text:p text:style-name="Normal">233),</text:p>
      <text:p text:style-name="Normal">(14,</text:p>
      <text:p text:style-name="Normal">233),</text:p>
      <text:p text:style-name="Normal">(21,</text:p>
      <text:p text:style-name="Normal">233),</text:p>
      <text:p text:style-name="Normal">(24,</text:p>
      <text:p text:style-name="Normal">233),</text:p>
      <text:p text:style-name="Normal">(32,</text:p>
      <text:p text:style-name="Normal">233),</text:p>
      <text:p text:style-name="Normal">(35,</text:p>
      <text:p text:style-name="Normal">233),</text:p>
      <text:p text:style-name="Normal">(36,</text:p>
      <text:p text:style-name="Normal">233),</text:p>
      <text:p text:style-name="Normal">(37,</text:p>
      <text:p text:style-name="Normal">233),</text:p>
      <text:soft-page-break/>
      <text:p text:style-name="Normal">(40,</text:p>
      <text:p text:style-name="Normal">233),</text:p>
      <text:p text:style-name="Normal">(41,</text:p>
      <text:p text:style-name="Normal">233),</text:p>
      <text:p text:style-name="Normal">(42,</text:p>
      <text:p text:style-name="Normal">233),</text:p>
      <text:p text:style-name="Normal">(46,</text:p>
      <text:p text:style-name="Normal">233),</text:p>
      <text:p text:style-name="Normal">(47,</text:p>
      <text:p text:style-name="Normal">233),</text:p>
      <text:p text:style-name="Normal">(54,</text:p>
      <text:p text:style-name="Normal">233),</text:p>
      <text:p text:style-name="Normal">(55,</text:p>
      <text:p text:style-name="Normal">233),</text:p>
      <text:p text:style-name="Normal">(57,</text:p>
      <text:p text:style-name="Normal">233),</text:p>
      <text:p text:style-name="Normal">(63,</text:p>
      <text:p text:style-name="Normal">233),</text:p>
      <text:p text:style-name="Normal">(66,</text:p>
      <text:p text:style-name="Normal">233),</text:p>
      <text:p text:style-name="Normal">(69,</text:p>
      <text:p text:style-name="Normal">233),</text:p>
      <text:p text:style-name="Normal">(71,</text:p>
      <text:p text:style-name="Normal">233),</text:p>
      <text:p text:style-name="Normal">(72,</text:p>
      <text:p text:style-name="Normal">233),</text:p>
      <text:p text:style-name="Normal">(73,</text:p>
      <text:p text:style-name="Normal">233),</text:p>
      <text:p text:style-name="Normal">(75,</text:p>
      <text:p text:style-name="Normal">233),</text:p>
      <text:p text:style-name="Normal">(76,</text:p>
      <text:soft-page-break/>
      <text:p text:style-name="Normal">233),</text:p>
      <text:p text:style-name="Normal">(79,</text:p>
      <text:p text:style-name="Normal">233),</text:p>
      <text:p text:style-name="Normal">(87,</text:p>
      <text:p text:style-name="Normal">233),</text:p>
      <text:p text:style-name="Normal">(91,</text:p>
      <text:p text:style-name="Normal">233),</text:p>
      <text:p text:style-name="Normal">(95,</text:p>
      <text:p text:style-name="Normal">233),</text:p>
      <text:p text:style-name="Normal">(96,</text:p>
      <text:p text:style-name="Normal">233),</text:p>
      <text:p text:style-name="Normal">(100,</text:p>
      <text:p text:style-name="Normal">233),</text:p>
      <text:p text:style-name="Normal">(2,</text:p>
      <text:p text:style-name="Normal">234),</text:p>
      <text:p text:style-name="Normal">(3,</text:p>
      <text:p text:style-name="Normal">234),</text:p>
      <text:p text:style-name="Normal">(5,</text:p>
      <text:p text:style-name="Normal">234),</text:p>
      <text:p text:style-name="Normal">(8,</text:p>
      <text:p text:style-name="Normal">234),</text:p>
      <text:p text:style-name="Normal">(12,</text:p>
      <text:p text:style-name="Normal">234),</text:p>
      <text:p text:style-name="Normal">(14,</text:p>
      <text:p text:style-name="Normal">234),</text:p>
      <text:p text:style-name="Normal">(17,</text:p>
      <text:p text:style-name="Normal">234),</text:p>
      <text:p text:style-name="Normal">(18,</text:p>
      <text:p text:style-name="Normal">234),</text:p>
      <text:p text:style-name="Normal">(21,</text:p>
      <text:p text:style-name="Normal">234),</text:p>
      <text:soft-page-break/>
      <text:p text:style-name="Normal">(24,</text:p>
      <text:p text:style-name="Normal">234),</text:p>
      <text:p text:style-name="Normal">(26,</text:p>
      <text:p text:style-name="Normal">234),</text:p>
      <text:p text:style-name="Normal">(28,</text:p>
      <text:p text:style-name="Normal">234),</text:p>
      <text:p text:style-name="Normal">(33,</text:p>
      <text:p text:style-name="Normal">234),</text:p>
      <text:p text:style-name="Normal">(36,</text:p>
      <text:p text:style-name="Normal">234),</text:p>
      <text:p text:style-name="Normal">(38,</text:p>
      <text:p text:style-name="Normal">234),</text:p>
      <text:p text:style-name="Normal">(41,</text:p>
      <text:p text:style-name="Normal">234),</text:p>
      <text:p text:style-name="Normal">(46,</text:p>
      <text:p text:style-name="Normal">234),</text:p>
      <text:p text:style-name="Normal">(47,</text:p>
      <text:p text:style-name="Normal">234),</text:p>
      <text:p text:style-name="Normal">(52,</text:p>
      <text:p text:style-name="Normal">234),</text:p>
      <text:p text:style-name="Normal">(54,</text:p>
      <text:p text:style-name="Normal">234),</text:p>
      <text:p text:style-name="Normal">(57,</text:p>
      <text:p text:style-name="Normal">234),</text:p>
      <text:p text:style-name="Normal">(65,</text:p>
      <text:p text:style-name="Normal">234),</text:p>
      <text:p text:style-name="Normal">(66,</text:p>
      <text:p text:style-name="Normal">234),</text:p>
      <text:p text:style-name="Normal">(67,</text:p>
      <text:p text:style-name="Normal">234),</text:p>
      <text:p text:style-name="Normal">(71,</text:p>
      <text:soft-page-break/>
      <text:p text:style-name="Normal">234),</text:p>
      <text:p text:style-name="Normal">(72,</text:p>
      <text:p text:style-name="Normal">234),</text:p>
      <text:p text:style-name="Normal">(73,</text:p>
      <text:p text:style-name="Normal">234),</text:p>
      <text:p text:style-name="Normal">(75,</text:p>
      <text:p text:style-name="Normal">234),</text:p>
      <text:p text:style-name="Normal">(76,</text:p>
      <text:p text:style-name="Normal">234),</text:p>
      <text:p text:style-name="Normal">(78,</text:p>
      <text:p text:style-name="Normal">234),</text:p>
      <text:p text:style-name="Normal">(84,</text:p>
      <text:p text:style-name="Normal">234),</text:p>
      <text:p text:style-name="Normal">(87,</text:p>
      <text:p text:style-name="Normal">234),</text:p>
      <text:p text:style-name="Normal">(91,</text:p>
      <text:p text:style-name="Normal">234),</text:p>
      <text:p text:style-name="Normal">(93,</text:p>
      <text:p text:style-name="Normal">234),</text:p>
      <text:p text:style-name="Normal">(94,</text:p>
      <text:p text:style-name="Normal">234),</text:p>
      <text:p text:style-name="Normal">(3,</text:p>
      <text:p text:style-name="Normal">235),</text:p>
      <text:p text:style-name="Normal">(4,</text:p>
      <text:p text:style-name="Normal">235),</text:p>
      <text:p text:style-name="Normal">(5,</text:p>
      <text:p text:style-name="Normal">235),</text:p>
      <text:p text:style-name="Normal">(9,</text:p>
      <text:p text:style-name="Normal">235),</text:p>
      <text:p text:style-name="Normal">(10,</text:p>
      <text:p text:style-name="Normal">235),</text:p>
      <text:soft-page-break/>
      <text:p text:style-name="Normal">(12,</text:p>
      <text:p text:style-name="Normal">235),</text:p>
      <text:p text:style-name="Normal">(14,</text:p>
      <text:p text:style-name="Normal">235),</text:p>
      <text:p text:style-name="Normal">(18,</text:p>
      <text:p text:style-name="Normal">235),</text:p>
      <text:p text:style-name="Normal">(19,</text:p>
      <text:p text:style-name="Normal">235),</text:p>
      <text:p text:style-name="Normal">(21,</text:p>
      <text:p text:style-name="Normal">235),</text:p>
      <text:p text:style-name="Normal">(24,</text:p>
      <text:p text:style-name="Normal">235),</text:p>
      <text:p text:style-name="Normal">(27,</text:p>
      <text:p text:style-name="Normal">235),</text:p>
      <text:p text:style-name="Normal">(28,</text:p>
      <text:p text:style-name="Normal">235),</text:p>
      <text:p text:style-name="Normal">(36,</text:p>
      <text:p text:style-name="Normal">235),</text:p>
      <text:p text:style-name="Normal">(41,</text:p>
      <text:p text:style-name="Normal">235),</text:p>
      <text:p text:style-name="Normal">(44,</text:p>
      <text:p text:style-name="Normal">235),</text:p>
      <text:p text:style-name="Normal">(50,</text:p>
      <text:p text:style-name="Normal">235),</text:p>
      <text:p text:style-name="Normal">(54,</text:p>
      <text:p text:style-name="Normal">235),</text:p>
      <text:p text:style-name="Normal">(57,</text:p>
      <text:p text:style-name="Normal">235),</text:p>
      <text:p text:style-name="Normal">(62,</text:p>
      <text:p text:style-name="Normal">235),</text:p>
      <text:p text:style-name="Normal">(66,</text:p>
      <text:soft-page-break/>
      <text:p text:style-name="Normal">235),</text:p>
      <text:p text:style-name="Normal">(71,</text:p>
      <text:p text:style-name="Normal">235),</text:p>
      <text:p text:style-name="Normal">(72,</text:p>
      <text:p text:style-name="Normal">235),</text:p>
      <text:p text:style-name="Normal">(73,</text:p>
      <text:p text:style-name="Normal">235),</text:p>
      <text:p text:style-name="Normal">(75,</text:p>
      <text:p text:style-name="Normal">235),</text:p>
      <text:p text:style-name="Normal">(76,</text:p>
      <text:p text:style-name="Normal">235),</text:p>
      <text:p text:style-name="Normal">(78,</text:p>
      <text:p text:style-name="Normal">235),</text:p>
      <text:p text:style-name="Normal">(82,</text:p>
      <text:p text:style-name="Normal">235),</text:p>
      <text:p text:style-name="Normal">(84,</text:p>
      <text:p text:style-name="Normal">235),</text:p>
      <text:p text:style-name="Normal">(85,</text:p>
      <text:p text:style-name="Normal">235),</text:p>
      <text:p text:style-name="Normal">(91,</text:p>
      <text:p text:style-name="Normal">235),</text:p>
      <text:p text:style-name="Normal">(93,</text:p>
      <text:p text:style-name="Normal">235),</text:p>
      <text:p text:style-name="Normal">(96,</text:p>
      <text:p text:style-name="Normal">235),</text:p>
      <text:p text:style-name="Normal">(98,</text:p>
      <text:p text:style-name="Normal">235),</text:p>
      <text:p text:style-name="Normal">(2,</text:p>
      <text:p text:style-name="Normal">236),</text:p>
      <text:p text:style-name="Normal">(4,</text:p>
      <text:p text:style-name="Normal">236),</text:p>
      <text:soft-page-break/>
      <text:p text:style-name="Normal">(5,</text:p>
      <text:p text:style-name="Normal">236),</text:p>
      <text:p text:style-name="Normal">(10,</text:p>
      <text:p text:style-name="Normal">236),</text:p>
      <text:p text:style-name="Normal">(14,</text:p>
      <text:p text:style-name="Normal">236),</text:p>
      <text:p text:style-name="Normal">(15,</text:p>
      <text:p text:style-name="Normal">236),</text:p>
      <text:p text:style-name="Normal">(18,</text:p>
      <text:p text:style-name="Normal">236),</text:p>
      <text:p text:style-name="Normal">(21,</text:p>
      <text:p text:style-name="Normal">236),</text:p>
      <text:p text:style-name="Normal">(24,</text:p>
      <text:p text:style-name="Normal">236),</text:p>
      <text:p text:style-name="Normal">(26,</text:p>
      <text:p text:style-name="Normal">236),</text:p>
      <text:p text:style-name="Normal">(28,</text:p>
      <text:p text:style-name="Normal">236),</text:p>
      <text:p text:style-name="Normal">(30,</text:p>
      <text:p text:style-name="Normal">236),</text:p>
      <text:p text:style-name="Normal">(31,</text:p>
      <text:p text:style-name="Normal">236),</text:p>
      <text:p text:style-name="Normal">(32,</text:p>
      <text:p text:style-name="Normal">236),</text:p>
      <text:p text:style-name="Normal">(36,</text:p>
      <text:p text:style-name="Normal">236),</text:p>
      <text:p text:style-name="Normal">(38,</text:p>
      <text:p text:style-name="Normal">236),</text:p>
      <text:p text:style-name="Normal">(41,</text:p>
      <text:p text:style-name="Normal">236),</text:p>
      <text:p text:style-name="Normal">(42,</text:p>
      <text:soft-page-break/>
      <text:p text:style-name="Normal">236),</text:p>
      <text:p text:style-name="Normal">(43,</text:p>
      <text:p text:style-name="Normal">236),</text:p>
      <text:p text:style-name="Normal">(47,</text:p>
      <text:p text:style-name="Normal">236),</text:p>
      <text:p text:style-name="Normal">(54,</text:p>
      <text:p text:style-name="Normal">236),</text:p>
      <text:p text:style-name="Normal">(57,</text:p>
      <text:p text:style-name="Normal">236),</text:p>
      <text:p text:style-name="Normal">(61,</text:p>
      <text:p text:style-name="Normal">236),</text:p>
      <text:p text:style-name="Normal">(66,</text:p>
      <text:p text:style-name="Normal">236),</text:p>
      <text:p text:style-name="Normal">(69,</text:p>
      <text:p text:style-name="Normal">236),</text:p>
      <text:p text:style-name="Normal">(71,</text:p>
      <text:p text:style-name="Normal">236),</text:p>
      <text:p text:style-name="Normal">(75,</text:p>
      <text:p text:style-name="Normal">236),</text:p>
      <text:p text:style-name="Normal">(76,</text:p>
      <text:p text:style-name="Normal">236),</text:p>
      <text:p text:style-name="Normal">(87,</text:p>
      <text:p text:style-name="Normal">236),</text:p>
      <text:p text:style-name="Normal">(91,</text:p>
      <text:p text:style-name="Normal">236),</text:p>
      <text:p text:style-name="Normal">(5,</text:p>
      <text:p text:style-name="Normal">237),</text:p>
      <text:p text:style-name="Normal">(6,</text:p>
      <text:p text:style-name="Normal">237),</text:p>
      <text:p text:style-name="Normal">(10,</text:p>
      <text:p text:style-name="Normal">237),</text:p>
      <text:soft-page-break/>
      <text:p text:style-name="Normal">(12,</text:p>
      <text:p text:style-name="Normal">237),</text:p>
      <text:p text:style-name="Normal">(14,</text:p>
      <text:p text:style-name="Normal">237),</text:p>
      <text:p text:style-name="Normal">(18,</text:p>
      <text:p text:style-name="Normal">237),</text:p>
      <text:p text:style-name="Normal">(20,</text:p>
      <text:p text:style-name="Normal">237),</text:p>
      <text:p text:style-name="Normal">(21,</text:p>
      <text:p text:style-name="Normal">237),</text:p>
      <text:p text:style-name="Normal">(24,</text:p>
      <text:p text:style-name="Normal">237),</text:p>
      <text:p text:style-name="Normal">(26,</text:p>
      <text:p text:style-name="Normal">237),</text:p>
      <text:p text:style-name="Normal">(32,</text:p>
      <text:p text:style-name="Normal">237),</text:p>
      <text:p text:style-name="Normal">(36,</text:p>
      <text:p text:style-name="Normal">237),</text:p>
      <text:p text:style-name="Normal">(39,</text:p>
      <text:p text:style-name="Normal">237),</text:p>
      <text:p text:style-name="Normal">(40,</text:p>
      <text:p text:style-name="Normal">237),</text:p>
      <text:p text:style-name="Normal">(41,</text:p>
      <text:p text:style-name="Normal">237),</text:p>
      <text:p text:style-name="Normal">(46,</text:p>
      <text:p text:style-name="Normal">237),</text:p>
      <text:p text:style-name="Normal">(47,</text:p>
      <text:p text:style-name="Normal">237),</text:p>
      <text:p text:style-name="Normal">(54,</text:p>
      <text:p text:style-name="Normal">237),</text:p>
      <text:p text:style-name="Normal">(56,</text:p>
      <text:soft-page-break/>
      <text:p text:style-name="Normal">237),</text:p>
      <text:p text:style-name="Normal">(57,</text:p>
      <text:p text:style-name="Normal">237),</text:p>
      <text:p text:style-name="Normal">(61,</text:p>
      <text:p text:style-name="Normal">237),</text:p>
      <text:p text:style-name="Normal">(66,</text:p>
      <text:p text:style-name="Normal">237),</text:p>
      <text:p text:style-name="Normal">(69,</text:p>
      <text:p text:style-name="Normal">237),</text:p>
      <text:p text:style-name="Normal">(71,</text:p>
      <text:p text:style-name="Normal">237),</text:p>
      <text:p text:style-name="Normal">(73,</text:p>
      <text:p text:style-name="Normal">237),</text:p>
      <text:p text:style-name="Normal">(75,</text:p>
      <text:p text:style-name="Normal">237),</text:p>
      <text:p text:style-name="Normal">(76,</text:p>
      <text:p text:style-name="Normal">237),</text:p>
      <text:p text:style-name="Normal">(91,</text:p>
      <text:p text:style-name="Normal">237),</text:p>
      <text:p text:style-name="Normal">(95,</text:p>
      <text:p text:style-name="Normal">237),</text:p>
      <text:p text:style-name="Normal">(96,</text:p>
      <text:p text:style-name="Normal">237),</text:p>
      <text:p text:style-name="Normal">(97,</text:p>
      <text:p text:style-name="Normal">237),</text:p>
      <text:p text:style-name="Normal">(99,</text:p>
      <text:p text:style-name="Normal">237),</text:p>
      <text:p text:style-name="Normal">(3,</text:p>
      <text:p text:style-name="Normal">238),</text:p>
      <text:p text:style-name="Normal">(5,</text:p>
      <text:p text:style-name="Normal">238),</text:p>
      <text:soft-page-break/>
      <text:p text:style-name="Normal">(13,</text:p>
      <text:p text:style-name="Normal">238),</text:p>
      <text:p text:style-name="Normal">(14,</text:p>
      <text:p text:style-name="Normal">238),</text:p>
      <text:p text:style-name="Normal">(16,</text:p>
      <text:p text:style-name="Normal">238),</text:p>
      <text:p text:style-name="Normal">(21,</text:p>
      <text:p text:style-name="Normal">238),</text:p>
      <text:p text:style-name="Normal">(22,</text:p>
      <text:p text:style-name="Normal">238),</text:p>
      <text:p text:style-name="Normal">(24,</text:p>
      <text:p text:style-name="Normal">238),</text:p>
      <text:p text:style-name="Normal">(30,</text:p>
      <text:p text:style-name="Normal">238),</text:p>
      <text:p text:style-name="Normal">(31,</text:p>
      <text:p text:style-name="Normal">238),</text:p>
      <text:p text:style-name="Normal">(35,</text:p>
      <text:p text:style-name="Normal">238),</text:p>
      <text:p text:style-name="Normal">(36,</text:p>
      <text:p text:style-name="Normal">238),</text:p>
      <text:p text:style-name="Normal">(37,</text:p>
      <text:p text:style-name="Normal">238),</text:p>
      <text:p text:style-name="Normal">(41,</text:p>
      <text:p text:style-name="Normal">238),</text:p>
      <text:p text:style-name="Normal">(46,</text:p>
      <text:p text:style-name="Normal">238),</text:p>
      <text:p text:style-name="Normal">(48,</text:p>
      <text:p text:style-name="Normal">238),</text:p>
      <text:p text:style-name="Normal">(54,</text:p>
      <text:p text:style-name="Normal">238),</text:p>
      <text:p text:style-name="Normal">(55,</text:p>
      <text:soft-page-break/>
      <text:p text:style-name="Normal">238),</text:p>
      <text:p text:style-name="Normal">(57,</text:p>
      <text:p text:style-name="Normal">238),</text:p>
      <text:p text:style-name="Normal">(66,</text:p>
      <text:p text:style-name="Normal">238),</text:p>
      <text:p text:style-name="Normal">(71,</text:p>
      <text:p text:style-name="Normal">238),</text:p>
      <text:p text:style-name="Normal">(75,</text:p>
      <text:p text:style-name="Normal">238),</text:p>
      <text:p text:style-name="Normal">(76,</text:p>
      <text:p text:style-name="Normal">238),</text:p>
      <text:p text:style-name="Normal">(85,</text:p>
      <text:p text:style-name="Normal">238),</text:p>
      <text:p text:style-name="Normal">(91,</text:p>
      <text:p text:style-name="Normal">238),</text:p>
      <text:p text:style-name="Normal">(96,</text:p>
      <text:p text:style-name="Normal">238),</text:p>
      <text:p text:style-name="Normal">(100,</text:p>
      <text:p text:style-name="Normal">238),</text:p>
      <text:p text:style-name="Normal">(5,</text:p>
      <text:p text:style-name="Normal">239),</text:p>
      <text:p text:style-name="Normal">(6,</text:p>
      <text:p text:style-name="Normal">239),</text:p>
      <text:p text:style-name="Normal">(9,</text:p>
      <text:p text:style-name="Normal">239),</text:p>
      <text:p text:style-name="Normal">(12,</text:p>
      <text:p text:style-name="Normal">239),</text:p>
      <text:p text:style-name="Normal">(14,</text:p>
      <text:p text:style-name="Normal">239),</text:p>
      <text:p text:style-name="Normal">(16,</text:p>
      <text:p text:style-name="Normal">239),</text:p>
      <text:soft-page-break/>
      <text:p text:style-name="Normal">(20,</text:p>
      <text:p text:style-name="Normal">239),</text:p>
      <text:p text:style-name="Normal">(21,</text:p>
      <text:p text:style-name="Normal">239),</text:p>
      <text:p text:style-name="Normal">(24,</text:p>
      <text:p text:style-name="Normal">239),</text:p>
      <text:p text:style-name="Normal">(31,</text:p>
      <text:p text:style-name="Normal">239),</text:p>
      <text:p text:style-name="Normal">(36,</text:p>
      <text:p text:style-name="Normal">239),</text:p>
      <text:p text:style-name="Normal">(38,</text:p>
      <text:p text:style-name="Normal">239),</text:p>
      <text:p text:style-name="Normal">(41,</text:p>
      <text:p text:style-name="Normal">239),</text:p>
      <text:p text:style-name="Normal">(43,</text:p>
      <text:p text:style-name="Normal">239),</text:p>
      <text:p text:style-name="Normal">(44,</text:p>
      <text:p text:style-name="Normal">239),</text:p>
      <text:p text:style-name="Normal">(46,</text:p>
      <text:p text:style-name="Normal">239),</text:p>
      <text:p text:style-name="Normal">(50,</text:p>
      <text:p text:style-name="Normal">239),</text:p>
      <text:p text:style-name="Normal">(54,</text:p>
      <text:p text:style-name="Normal">239),</text:p>
      <text:p text:style-name="Normal">(55,</text:p>
      <text:p text:style-name="Normal">239),</text:p>
      <text:p text:style-name="Normal">(57,</text:p>
      <text:p text:style-name="Normal">239),</text:p>
      <text:p text:style-name="Normal">(65,</text:p>
      <text:p text:style-name="Normal">239),</text:p>
      <text:p text:style-name="Normal">(66,</text:p>
      <text:soft-page-break/>
      <text:p text:style-name="Normal">239),</text:p>
      <text:p text:style-name="Normal">(71,</text:p>
      <text:p text:style-name="Normal">239),</text:p>
      <text:p text:style-name="Normal">(75,</text:p>
      <text:p text:style-name="Normal">239),</text:p>
      <text:p text:style-name="Normal">(76,</text:p>
      <text:p text:style-name="Normal">239),</text:p>
      <text:p text:style-name="Normal">(79,</text:p>
      <text:p text:style-name="Normal">239),</text:p>
      <text:p text:style-name="Normal">(82,</text:p>
      <text:p text:style-name="Normal">239),</text:p>
      <text:p text:style-name="Normal">(87,</text:p>
      <text:p text:style-name="Normal">239),</text:p>
      <text:p text:style-name="Normal">(91,</text:p>
      <text:p text:style-name="Normal">239),</text:p>
      <text:p text:style-name="Normal">(94,</text:p>
      <text:p text:style-name="Normal">239),</text:p>
      <text:p text:style-name="Normal">(99,</text:p>
      <text:p text:style-name="Normal">239),</text:p>
      <text:p text:style-name="Normal">(2,</text:p>
      <text:p text:style-name="Normal">240),</text:p>
      <text:p text:style-name="Normal">(5,</text:p>
      <text:p text:style-name="Normal">240),</text:p>
      <text:p text:style-name="Normal">(14,</text:p>
      <text:p text:style-name="Normal">240),</text:p>
      <text:p text:style-name="Normal">(16,</text:p>
      <text:p text:style-name="Normal">240),</text:p>
      <text:p text:style-name="Normal">(20,</text:p>
      <text:p text:style-name="Normal">240),</text:p>
      <text:p text:style-name="Normal">(21,</text:p>
      <text:p text:style-name="Normal">240),</text:p>
      <text:soft-page-break/>
      <text:p text:style-name="Normal">(22,</text:p>
      <text:p text:style-name="Normal">240),</text:p>
      <text:p text:style-name="Normal">(24,</text:p>
      <text:p text:style-name="Normal">240),</text:p>
      <text:p text:style-name="Normal">(27,</text:p>
      <text:p text:style-name="Normal">240),</text:p>
      <text:p text:style-name="Normal">(32,</text:p>
      <text:p text:style-name="Normal">240),</text:p>
      <text:p text:style-name="Normal">(35,</text:p>
      <text:p text:style-name="Normal">240),</text:p>
      <text:p text:style-name="Normal">(36,</text:p>
      <text:p text:style-name="Normal">240),</text:p>
      <text:p text:style-name="Normal">(41,</text:p>
      <text:p text:style-name="Normal">240),</text:p>
      <text:p text:style-name="Normal">(44,</text:p>
      <text:p text:style-name="Normal">240),</text:p>
      <text:p text:style-name="Normal">(46,</text:p>
      <text:p text:style-name="Normal">240),</text:p>
      <text:p text:style-name="Normal">(54,</text:p>
      <text:p text:style-name="Normal">240),</text:p>
      <text:p text:style-name="Normal">(55,</text:p>
      <text:p text:style-name="Normal">240),</text:p>
      <text:p text:style-name="Normal">(57,</text:p>
      <text:p text:style-name="Normal">240),</text:p>
      <text:p text:style-name="Normal">(65,</text:p>
      <text:p text:style-name="Normal">240),</text:p>
      <text:p text:style-name="Normal">(66,</text:p>
      <text:p text:style-name="Normal">240),</text:p>
      <text:p text:style-name="Normal">(71,</text:p>
      <text:p text:style-name="Normal">240),</text:p>
      <text:p text:style-name="Normal">(75,</text:p>
      <text:soft-page-break/>
      <text:p text:style-name="Normal">240),</text:p>
      <text:p text:style-name="Normal">(76,</text:p>
      <text:p text:style-name="Normal">240),</text:p>
      <text:p text:style-name="Normal">(78,</text:p>
      <text:p text:style-name="Normal">240),</text:p>
      <text:p text:style-name="Normal">(85,</text:p>
      <text:p text:style-name="Normal">240),</text:p>
      <text:p text:style-name="Normal">(91,</text:p>
      <text:p text:style-name="Normal">240),</text:p>
      <text:p text:style-name="Normal">(93,</text:p>
      <text:p text:style-name="Normal">240),</text:p>
      <text:p text:style-name="Normal">(95,</text:p>
      <text:p text:style-name="Normal">240),</text:p>
      <text:p text:style-name="Normal">(99,</text:p>
      <text:p text:style-name="Normal">240),</text:p>
      <text:p text:style-name="Normal">(100,</text:p>
      <text:p text:style-name="Normal">240),</text:p>
      <text:p text:style-name="Normal">(2,</text:p>
      <text:p text:style-name="Normal">241),</text:p>
      <text:p text:style-name="Normal">(5,</text:p>
      <text:p text:style-name="Normal">241),</text:p>
      <text:p text:style-name="Normal">(6,</text:p>
      <text:p text:style-name="Normal">241),</text:p>
      <text:p text:style-name="Normal">(9,</text:p>
      <text:p text:style-name="Normal">241),</text:p>
      <text:p text:style-name="Normal">(10,</text:p>
      <text:p text:style-name="Normal">241),</text:p>
      <text:p text:style-name="Normal">(12,</text:p>
      <text:p text:style-name="Normal">241),</text:p>
      <text:p text:style-name="Normal">(14,</text:p>
      <text:p text:style-name="Normal">241),</text:p>
      <text:soft-page-break/>
      <text:p text:style-name="Normal">(17,</text:p>
      <text:p text:style-name="Normal">241),</text:p>
      <text:p text:style-name="Normal">(19,</text:p>
      <text:p text:style-name="Normal">241),</text:p>
      <text:p text:style-name="Normal">(21,</text:p>
      <text:p text:style-name="Normal">241),</text:p>
      <text:p text:style-name="Normal">(22,</text:p>
      <text:p text:style-name="Normal">241),</text:p>
      <text:p text:style-name="Normal">(24,</text:p>
      <text:p text:style-name="Normal">241),</text:p>
      <text:p text:style-name="Normal">(36,</text:p>
      <text:p text:style-name="Normal">241),</text:p>
      <text:p text:style-name="Normal">(41,</text:p>
      <text:p text:style-name="Normal">241),</text:p>
      <text:p text:style-name="Normal">(46,</text:p>
      <text:p text:style-name="Normal">241),</text:p>
      <text:p text:style-name="Normal">(47,</text:p>
      <text:p text:style-name="Normal">241),</text:p>
      <text:p text:style-name="Normal">(50,</text:p>
      <text:p text:style-name="Normal">241),</text:p>
      <text:p text:style-name="Normal">(54,</text:p>
      <text:p text:style-name="Normal">241),</text:p>
      <text:p text:style-name="Normal">(57,</text:p>
      <text:p text:style-name="Normal">241),</text:p>
      <text:p text:style-name="Normal">(63,</text:p>
      <text:p text:style-name="Normal">241),</text:p>
      <text:p text:style-name="Normal">(65,</text:p>
      <text:p text:style-name="Normal">241),</text:p>
      <text:p text:style-name="Normal">(66,</text:p>
      <text:p text:style-name="Normal">241),</text:p>
      <text:p text:style-name="Normal">(67,</text:p>
      <text:soft-page-break/>
      <text:p text:style-name="Normal">241),</text:p>
      <text:p text:style-name="Normal">(69,</text:p>
      <text:p text:style-name="Normal">241),</text:p>
      <text:p text:style-name="Normal">(71,</text:p>
      <text:p text:style-name="Normal">241),</text:p>
      <text:p text:style-name="Normal">(73,</text:p>
      <text:p text:style-name="Normal">241),</text:p>
      <text:p text:style-name="Normal">(75,</text:p>
      <text:p text:style-name="Normal">241),</text:p>
      <text:p text:style-name="Normal">(76,</text:p>
      <text:p text:style-name="Normal">241),</text:p>
      <text:p text:style-name="Normal">(78,</text:p>
      <text:p text:style-name="Normal">241),</text:p>
      <text:p text:style-name="Normal">(82,</text:p>
      <text:p text:style-name="Normal">241),</text:p>
      <text:p text:style-name="Normal">(85,</text:p>
      <text:p text:style-name="Normal">241),</text:p>
      <text:p text:style-name="Normal">(87,</text:p>
      <text:p text:style-name="Normal">241),</text:p>
      <text:p text:style-name="Normal">(91,</text:p>
      <text:p text:style-name="Normal">241),</text:p>
      <text:p text:style-name="Normal">(92,</text:p>
      <text:p text:style-name="Normal">241),</text:p>
      <text:p text:style-name="Normal">(93,</text:p>
      <text:p text:style-name="Normal">241),</text:p>
      <text:p text:style-name="Normal">(94,</text:p>
      <text:p text:style-name="Normal">241),</text:p>
      <text:p text:style-name="Normal">(99,</text:p>
      <text:p text:style-name="Normal">241),</text:p>
      <text:p text:style-name="Normal">(4,</text:p>
      <text:p text:style-name="Normal">242),</text:p>
      <text:soft-page-break/>
      <text:p text:style-name="Normal">(5,</text:p>
      <text:p text:style-name="Normal">242),</text:p>
      <text:p text:style-name="Normal">(8,</text:p>
      <text:p text:style-name="Normal">242),</text:p>
      <text:p text:style-name="Normal">(10,</text:p>
      <text:p text:style-name="Normal">242),</text:p>
      <text:p text:style-name="Normal">(13,</text:p>
      <text:p text:style-name="Normal">242),</text:p>
      <text:p text:style-name="Normal">(14,</text:p>
      <text:p text:style-name="Normal">242),</text:p>
      <text:p text:style-name="Normal">(17,</text:p>
      <text:p text:style-name="Normal">242),</text:p>
      <text:p text:style-name="Normal">(18,</text:p>
      <text:p text:style-name="Normal">242),</text:p>
      <text:p text:style-name="Normal">(19,</text:p>
      <text:p text:style-name="Normal">242),</text:p>
      <text:p text:style-name="Normal">(20,</text:p>
      <text:p text:style-name="Normal">242),</text:p>
      <text:p text:style-name="Normal">(21,</text:p>
      <text:p text:style-name="Normal">242),</text:p>
      <text:p text:style-name="Normal">(22,</text:p>
      <text:p text:style-name="Normal">242),</text:p>
      <text:p text:style-name="Normal">(24,</text:p>
      <text:p text:style-name="Normal">242),</text:p>
      <text:p text:style-name="Normal">(26,</text:p>
      <text:p text:style-name="Normal">242),</text:p>
      <text:p text:style-name="Normal">(27,</text:p>
      <text:p text:style-name="Normal">242),</text:p>
      <text:p text:style-name="Normal">(36,</text:p>
      <text:p text:style-name="Normal">242),</text:p>
      <text:p text:style-name="Normal">(40,</text:p>
      <text:soft-page-break/>
      <text:p text:style-name="Normal">242),</text:p>
      <text:p text:style-name="Normal">(41,</text:p>
      <text:p text:style-name="Normal">242),</text:p>
      <text:p text:style-name="Normal">(54,</text:p>
      <text:p text:style-name="Normal">242),</text:p>
      <text:p text:style-name="Normal">(55,</text:p>
      <text:p text:style-name="Normal">242),</text:p>
      <text:p text:style-name="Normal">(57,</text:p>
      <text:p text:style-name="Normal">242),</text:p>
      <text:p text:style-name="Normal">(65,</text:p>
      <text:p text:style-name="Normal">242),</text:p>
      <text:p text:style-name="Normal">(66,</text:p>
      <text:p text:style-name="Normal">242),</text:p>
      <text:p text:style-name="Normal">(67,</text:p>
      <text:p text:style-name="Normal">242),</text:p>
      <text:p text:style-name="Normal">(71,</text:p>
      <text:p text:style-name="Normal">242),</text:p>
      <text:p text:style-name="Normal">(72,</text:p>
      <text:p text:style-name="Normal">242),</text:p>
      <text:p text:style-name="Normal">(73,</text:p>
      <text:p text:style-name="Normal">242),</text:p>
      <text:p text:style-name="Normal">(75,</text:p>
      <text:p text:style-name="Normal">242),</text:p>
      <text:p text:style-name="Normal">(76,</text:p>
      <text:p text:style-name="Normal">242),</text:p>
      <text:p text:style-name="Normal">(79,</text:p>
      <text:p text:style-name="Normal">242),</text:p>
      <text:p text:style-name="Normal">(91,</text:p>
      <text:p text:style-name="Normal">242),</text:p>
      <text:p text:style-name="Normal">(92,</text:p>
      <text:p text:style-name="Normal">242),</text:p>
      <text:soft-page-break/>
      <text:p text:style-name="Normal">(97,</text:p>
      <text:p text:style-name="Normal">242),</text:p>
      <text:p text:style-name="Normal">(5,</text:p>
      <text:p text:style-name="Normal">243),</text:p>
      <text:p text:style-name="Normal">(10,</text:p>
      <text:p text:style-name="Normal">243),</text:p>
      <text:p text:style-name="Normal">(13,</text:p>
      <text:p text:style-name="Normal">243),</text:p>
      <text:p text:style-name="Normal">(14,</text:p>
      <text:p text:style-name="Normal">243),</text:p>
      <text:p text:style-name="Normal">(16,</text:p>
      <text:p text:style-name="Normal">243),</text:p>
      <text:p text:style-name="Normal">(21,</text:p>
      <text:p text:style-name="Normal">243),</text:p>
      <text:p text:style-name="Normal">(24,</text:p>
      <text:p text:style-name="Normal">243),</text:p>
      <text:p text:style-name="Normal">(30,</text:p>
      <text:p text:style-name="Normal">243),</text:p>
      <text:p text:style-name="Normal">(33,</text:p>
      <text:p text:style-name="Normal">243),</text:p>
      <text:p text:style-name="Normal">(36,</text:p>
      <text:p text:style-name="Normal">243),</text:p>
      <text:p text:style-name="Normal">(37,</text:p>
      <text:p text:style-name="Normal">243),</text:p>
      <text:p text:style-name="Normal">(38,</text:p>
      <text:p text:style-name="Normal">243),</text:p>
      <text:p text:style-name="Normal">(41,</text:p>
      <text:p text:style-name="Normal">243),</text:p>
      <text:p text:style-name="Normal">(42,</text:p>
      <text:p text:style-name="Normal">243),</text:p>
      <text:p text:style-name="Normal">(46,</text:p>
      <text:soft-page-break/>
      <text:p text:style-name="Normal">243),</text:p>
      <text:p text:style-name="Normal">(48,</text:p>
      <text:p text:style-name="Normal">243),</text:p>
      <text:p text:style-name="Normal">(52,</text:p>
      <text:p text:style-name="Normal">243),</text:p>
      <text:p text:style-name="Normal">(54,</text:p>
      <text:p text:style-name="Normal">243),</text:p>
      <text:p text:style-name="Normal">(55,</text:p>
      <text:p text:style-name="Normal">243),</text:p>
      <text:p text:style-name="Normal">(57,</text:p>
      <text:p text:style-name="Normal">243),</text:p>
      <text:p text:style-name="Normal">(61,</text:p>
      <text:p text:style-name="Normal">243),</text:p>
      <text:p text:style-name="Normal">(65,</text:p>
      <text:p text:style-name="Normal">243),</text:p>
      <text:p text:style-name="Normal">(66,</text:p>
      <text:p text:style-name="Normal">243),</text:p>
      <text:p text:style-name="Normal">(67,</text:p>
      <text:p text:style-name="Normal">243),</text:p>
      <text:p text:style-name="Normal">(69,</text:p>
      <text:p text:style-name="Normal">243),</text:p>
      <text:p text:style-name="Normal">(71,</text:p>
      <text:p text:style-name="Normal">243),</text:p>
      <text:p text:style-name="Normal">(72,</text:p>
      <text:p text:style-name="Normal">243),</text:p>
      <text:p text:style-name="Normal">(75,</text:p>
      <text:p text:style-name="Normal">243),</text:p>
      <text:p text:style-name="Normal">(76,</text:p>
      <text:p text:style-name="Normal">243),</text:p>
      <text:p text:style-name="Normal">(79,</text:p>
      <text:p text:style-name="Normal">243),</text:p>
      <text:soft-page-break/>
      <text:p text:style-name="Normal">(84,</text:p>
      <text:p text:style-name="Normal">243),</text:p>
      <text:p text:style-name="Normal">(85,</text:p>
      <text:p text:style-name="Normal">243),</text:p>
      <text:p text:style-name="Normal">(91,</text:p>
      <text:p text:style-name="Normal">243),</text:p>
      <text:p text:style-name="Normal">(94,</text:p>
      <text:p text:style-name="Normal">243),</text:p>
      <text:p text:style-name="Normal">(96,</text:p>
      <text:p text:style-name="Normal">243),</text:p>
      <text:p text:style-name="Normal">(4,</text:p>
      <text:p text:style-name="Normal">244),</text:p>
      <text:p text:style-name="Normal">(5,</text:p>
      <text:p text:style-name="Normal">244),</text:p>
      <text:p text:style-name="Normal">(6,</text:p>
      <text:p text:style-name="Normal">244),</text:p>
      <text:p text:style-name="Normal">(9,</text:p>
      <text:p text:style-name="Normal">244),</text:p>
      <text:p text:style-name="Normal">(10,</text:p>
      <text:p text:style-name="Normal">244),</text:p>
      <text:p text:style-name="Normal">(11,</text:p>
      <text:p text:style-name="Normal">244),</text:p>
      <text:p text:style-name="Normal">(12,</text:p>
      <text:p text:style-name="Normal">244),</text:p>
      <text:p text:style-name="Normal">(13,</text:p>
      <text:p text:style-name="Normal">244),</text:p>
      <text:p text:style-name="Normal">(14,</text:p>
      <text:p text:style-name="Normal">244),</text:p>
      <text:p text:style-name="Normal">(16,</text:p>
      <text:p text:style-name="Normal">244),</text:p>
      <text:p text:style-name="Normal">(19,</text:p>
      <text:soft-page-break/>
      <text:p text:style-name="Normal">244),</text:p>
      <text:p text:style-name="Normal">(20,</text:p>
      <text:p text:style-name="Normal">244),</text:p>
      <text:p text:style-name="Normal">(21,</text:p>
      <text:p text:style-name="Normal">244),</text:p>
      <text:p text:style-name="Normal">(24,</text:p>
      <text:p text:style-name="Normal">244),</text:p>
      <text:p text:style-name="Normal">(28,</text:p>
      <text:p text:style-name="Normal">244),</text:p>
      <text:p text:style-name="Normal">(32,</text:p>
      <text:p text:style-name="Normal">244),</text:p>
      <text:p text:style-name="Normal">(35,</text:p>
      <text:p text:style-name="Normal">244),</text:p>
      <text:p text:style-name="Normal">(36,</text:p>
      <text:p text:style-name="Normal">244),</text:p>
      <text:p text:style-name="Normal">(37,</text:p>
      <text:p text:style-name="Normal">244),</text:p>
      <text:p text:style-name="Normal">(40,</text:p>
      <text:p text:style-name="Normal">244),</text:p>
      <text:p text:style-name="Normal">(41,</text:p>
      <text:p text:style-name="Normal">244),</text:p>
      <text:p text:style-name="Normal">(43,</text:p>
      <text:p text:style-name="Normal">244),</text:p>
      <text:p text:style-name="Normal">(44,</text:p>
      <text:p text:style-name="Normal">244),</text:p>
      <text:p text:style-name="Normal">(52,</text:p>
      <text:p text:style-name="Normal">244),</text:p>
      <text:p text:style-name="Normal">(54,</text:p>
      <text:p text:style-name="Normal">244),</text:p>
      <text:p text:style-name="Normal">(57,</text:p>
      <text:p text:style-name="Normal">244),</text:p>
      <text:soft-page-break/>
      <text:p text:style-name="Normal">(60,</text:p>
      <text:p text:style-name="Normal">244),</text:p>
      <text:p text:style-name="Normal">(61,</text:p>
      <text:p text:style-name="Normal">244),</text:p>
      <text:p text:style-name="Normal">(62,</text:p>
      <text:p text:style-name="Normal">244),</text:p>
      <text:p text:style-name="Normal">(65,</text:p>
      <text:p text:style-name="Normal">244),</text:p>
      <text:p text:style-name="Normal">(66,</text:p>
      <text:p text:style-name="Normal">244),</text:p>
      <text:p text:style-name="Normal">(67,</text:p>
      <text:p text:style-name="Normal">244),</text:p>
      <text:p text:style-name="Normal">(69,</text:p>
      <text:p text:style-name="Normal">244),</text:p>
      <text:p text:style-name="Normal">(71,</text:p>
      <text:p text:style-name="Normal">244),</text:p>
      <text:p text:style-name="Normal">(75,</text:p>
      <text:p text:style-name="Normal">244),</text:p>
      <text:p text:style-name="Normal">(76,</text:p>
      <text:p text:style-name="Normal">244),</text:p>
      <text:p text:style-name="Normal">(85,</text:p>
      <text:p text:style-name="Normal">244),</text:p>
      <text:p text:style-name="Normal">(91,</text:p>
      <text:p text:style-name="Normal">244),</text:p>
      <text:p text:style-name="Normal">(94,</text:p>
      <text:p text:style-name="Normal">244),</text:p>
      <text:p text:style-name="Normal">(96,</text:p>
      <text:p text:style-name="Normal">244),</text:p>
      <text:p text:style-name="Normal">(5,</text:p>
      <text:p text:style-name="Normal">245),</text:p>
      <text:p text:style-name="Normal">(6,</text:p>
      <text:soft-page-break/>
      <text:p text:style-name="Normal">245),</text:p>
      <text:p text:style-name="Normal">(8,</text:p>
      <text:p text:style-name="Normal">245),</text:p>
      <text:p text:style-name="Normal">(10,</text:p>
      <text:p text:style-name="Normal">245),</text:p>
      <text:p text:style-name="Normal">(14,</text:p>
      <text:p text:style-name="Normal">245),</text:p>
      <text:p text:style-name="Normal">(20,</text:p>
      <text:p text:style-name="Normal">245),</text:p>
      <text:p text:style-name="Normal">(21,</text:p>
      <text:p text:style-name="Normal">245),</text:p>
      <text:p text:style-name="Normal">(22,</text:p>
      <text:p text:style-name="Normal">245),</text:p>
      <text:p text:style-name="Normal">(24,</text:p>
      <text:p text:style-name="Normal">245),</text:p>
      <text:p text:style-name="Normal">(35,</text:p>
      <text:p text:style-name="Normal">245),</text:p>
      <text:p text:style-name="Normal">(36,</text:p>
      <text:p text:style-name="Normal">245),</text:p>
      <text:p text:style-name="Normal">(38,</text:p>
      <text:p text:style-name="Normal">245),</text:p>
      <text:p text:style-name="Normal">(39,</text:p>
      <text:p text:style-name="Normal">245),</text:p>
      <text:p text:style-name="Normal">(41,</text:p>
      <text:p text:style-name="Normal">245),</text:p>
      <text:p text:style-name="Normal">(46,</text:p>
      <text:p text:style-name="Normal">245),</text:p>
      <text:p text:style-name="Normal">(52,</text:p>
      <text:p text:style-name="Normal">245),</text:p>
      <text:p text:style-name="Normal">(54,</text:p>
      <text:p text:style-name="Normal">245),</text:p>
      <text:soft-page-break/>
      <text:p text:style-name="Normal">(57,</text:p>
      <text:p text:style-name="Normal">245),</text:p>
      <text:p text:style-name="Normal">(60,</text:p>
      <text:p text:style-name="Normal">245),</text:p>
      <text:p text:style-name="Normal">(62,</text:p>
      <text:p text:style-name="Normal">245),</text:p>
      <text:p text:style-name="Normal">(65,</text:p>
      <text:p text:style-name="Normal">245),</text:p>
      <text:p text:style-name="Normal">(66,</text:p>
      <text:p text:style-name="Normal">245),</text:p>
      <text:p text:style-name="Normal">(70,</text:p>
      <text:p text:style-name="Normal">245),</text:p>
      <text:p text:style-name="Normal">(71,</text:p>
      <text:p text:style-name="Normal">245),</text:p>
      <text:p text:style-name="Normal">(75,</text:p>
      <text:p text:style-name="Normal">245),</text:p>
      <text:p text:style-name="Normal">(76,</text:p>
      <text:p text:style-name="Normal">245),</text:p>
      <text:p text:style-name="Normal">(78,</text:p>
      <text:p text:style-name="Normal">245),</text:p>
      <text:p text:style-name="Normal">(84,</text:p>
      <text:p text:style-name="Normal">245),</text:p>
      <text:p text:style-name="Normal">(91,</text:p>
      <text:p text:style-name="Normal">245),</text:p>
      <text:p text:style-name="Normal">(92,</text:p>
      <text:p text:style-name="Normal">245),</text:p>
      <text:p text:style-name="Normal">(93,</text:p>
      <text:p text:style-name="Normal">245),</text:p>
      <text:p text:style-name="Normal">(99,</text:p>
      <text:p text:style-name="Normal">245),</text:p>
      <text:p text:style-name="Normal">(100,</text:p>
      <text:soft-page-break/>
      <text:p text:style-name="Normal">245),</text:p>
      <text:p text:style-name="Normal">(2,</text:p>
      <text:p text:style-name="Normal">246),</text:p>
      <text:p text:style-name="Normal">(3,</text:p>
      <text:p text:style-name="Normal">246),</text:p>
      <text:p text:style-name="Normal">(5,</text:p>
      <text:p text:style-name="Normal">246),</text:p>
      <text:p text:style-name="Normal">(14,</text:p>
      <text:p text:style-name="Normal">246),</text:p>
      <text:p text:style-name="Normal">(21,</text:p>
      <text:p text:style-name="Normal">246),</text:p>
      <text:p text:style-name="Normal">(22,</text:p>
      <text:p text:style-name="Normal">246),</text:p>
      <text:p text:style-name="Normal">(24,</text:p>
      <text:p text:style-name="Normal">246),</text:p>
      <text:p text:style-name="Normal">(31,</text:p>
      <text:p text:style-name="Normal">246),</text:p>
      <text:p text:style-name="Normal">(33,</text:p>
      <text:p text:style-name="Normal">246),</text:p>
      <text:p text:style-name="Normal">(36,</text:p>
      <text:p text:style-name="Normal">246),</text:p>
      <text:p text:style-name="Normal">(41,</text:p>
      <text:p text:style-name="Normal">246),</text:p>
      <text:p text:style-name="Normal">(46,</text:p>
      <text:p text:style-name="Normal">246),</text:p>
      <text:p text:style-name="Normal">(54,</text:p>
      <text:p text:style-name="Normal">246),</text:p>
      <text:p text:style-name="Normal">(55,</text:p>
      <text:p text:style-name="Normal">246),</text:p>
      <text:p text:style-name="Normal">(57,</text:p>
      <text:p text:style-name="Normal">246),</text:p>
      <text:soft-page-break/>
      <text:p text:style-name="Normal">(61,</text:p>
      <text:p text:style-name="Normal">246),</text:p>
      <text:p text:style-name="Normal">(63,</text:p>
      <text:p text:style-name="Normal">246),</text:p>
      <text:p text:style-name="Normal">(66,</text:p>
      <text:p text:style-name="Normal">246),</text:p>
      <text:p text:style-name="Normal">(71,</text:p>
      <text:p text:style-name="Normal">246),</text:p>
      <text:p text:style-name="Normal">(72,</text:p>
      <text:p text:style-name="Normal">246),</text:p>
      <text:p text:style-name="Normal">(75,</text:p>
      <text:p text:style-name="Normal">246),</text:p>
      <text:p text:style-name="Normal">(76,</text:p>
      <text:p text:style-name="Normal">246),</text:p>
      <text:p text:style-name="Normal">(78,</text:p>
      <text:p text:style-name="Normal">246),</text:p>
      <text:p text:style-name="Normal">(82,</text:p>
      <text:p text:style-name="Normal">246),</text:p>
      <text:p text:style-name="Normal">(87,</text:p>
      <text:p text:style-name="Normal">246),</text:p>
      <text:p text:style-name="Normal">(91,</text:p>
      <text:p text:style-name="Normal">246),</text:p>
      <text:p text:style-name="Normal">(92,</text:p>
      <text:p text:style-name="Normal">246),</text:p>
      <text:p text:style-name="Normal">(95,</text:p>
      <text:p text:style-name="Normal">246),</text:p>
      <text:p text:style-name="Normal">(96,</text:p>
      <text:p text:style-name="Normal">246),</text:p>
      <text:p text:style-name="Normal">(97,</text:p>
      <text:p text:style-name="Normal">246),</text:p>
      <text:p text:style-name="Normal">(100,</text:p>
      <text:soft-page-break/>
      <text:p text:style-name="Normal">246),</text:p>
      <text:p text:style-name="Normal">(2,</text:p>
      <text:p text:style-name="Normal">247),</text:p>
      <text:p text:style-name="Normal">(5,</text:p>
      <text:p text:style-name="Normal">247),</text:p>
      <text:p text:style-name="Normal">(8,</text:p>
      <text:p text:style-name="Normal">247),</text:p>
      <text:p text:style-name="Normal">(9,</text:p>
      <text:p text:style-name="Normal">247),</text:p>
      <text:p text:style-name="Normal">(14,</text:p>
      <text:p text:style-name="Normal">247),</text:p>
      <text:p text:style-name="Normal">(20,</text:p>
      <text:p text:style-name="Normal">247),</text:p>
      <text:p text:style-name="Normal">(21,</text:p>
      <text:p text:style-name="Normal">247),</text:p>
      <text:p text:style-name="Normal">(24,</text:p>
      <text:p text:style-name="Normal">247),</text:p>
      <text:p text:style-name="Normal">(26,</text:p>
      <text:p text:style-name="Normal">247),</text:p>
      <text:p text:style-name="Normal">(35,</text:p>
      <text:p text:style-name="Normal">247),</text:p>
      <text:p text:style-name="Normal">(36,</text:p>
      <text:p text:style-name="Normal">247),</text:p>
      <text:p text:style-name="Normal">(41,</text:p>
      <text:p text:style-name="Normal">247),</text:p>
      <text:p text:style-name="Normal">(42,</text:p>
      <text:p text:style-name="Normal">247),</text:p>
      <text:p text:style-name="Normal">(46,</text:p>
      <text:p text:style-name="Normal">247),</text:p>
      <text:p text:style-name="Normal">(54,</text:p>
      <text:p text:style-name="Normal">247),</text:p>
      <text:soft-page-break/>
      <text:p text:style-name="Normal">(57,</text:p>
      <text:p text:style-name="Normal">247),</text:p>
      <text:p text:style-name="Normal">(60,</text:p>
      <text:p text:style-name="Normal">247),</text:p>
      <text:p text:style-name="Normal">(63,</text:p>
      <text:p text:style-name="Normal">247),</text:p>
      <text:p text:style-name="Normal">(65,</text:p>
      <text:p text:style-name="Normal">247),</text:p>
      <text:p text:style-name="Normal">(66,</text:p>
      <text:p text:style-name="Normal">247),</text:p>
      <text:p text:style-name="Normal">(69,</text:p>
      <text:p text:style-name="Normal">247),</text:p>
      <text:p text:style-name="Normal">(70,</text:p>
      <text:p text:style-name="Normal">247),</text:p>
      <text:p text:style-name="Normal">(71,</text:p>
      <text:p text:style-name="Normal">247),</text:p>
      <text:p text:style-name="Normal">(75,</text:p>
      <text:p text:style-name="Normal">247),</text:p>
      <text:p text:style-name="Normal">(76,</text:p>
      <text:p text:style-name="Normal">247),</text:p>
      <text:p text:style-name="Normal">(79,</text:p>
      <text:p text:style-name="Normal">247),</text:p>
      <text:p text:style-name="Normal">(85,</text:p>
      <text:p text:style-name="Normal">247),</text:p>
      <text:p text:style-name="Normal">(91,</text:p>
      <text:p text:style-name="Normal">247),</text:p>
      <text:p text:style-name="Normal">(3,</text:p>
      <text:p text:style-name="Normal">248),</text:p>
      <text:p text:style-name="Normal">(4,</text:p>
      <text:p text:style-name="Normal">248),</text:p>
      <text:p text:style-name="Normal">(5,</text:p>
      <text:soft-page-break/>
      <text:p text:style-name="Normal">248),</text:p>
      <text:p text:style-name="Normal">(11,</text:p>
      <text:p text:style-name="Normal">248),</text:p>
      <text:p text:style-name="Normal">(14,</text:p>
      <text:p text:style-name="Normal">248),</text:p>
      <text:p text:style-name="Normal">(17,</text:p>
      <text:p text:style-name="Normal">248),</text:p>
      <text:p text:style-name="Normal">(18,</text:p>
      <text:p text:style-name="Normal">248),</text:p>
      <text:p text:style-name="Normal">(21,</text:p>
      <text:p text:style-name="Normal">248),</text:p>
      <text:p text:style-name="Normal">(24,</text:p>
      <text:p text:style-name="Normal">248),</text:p>
      <text:p text:style-name="Normal">(27,</text:p>
      <text:p text:style-name="Normal">248),</text:p>
      <text:p text:style-name="Normal">(31,</text:p>
      <text:p text:style-name="Normal">248),</text:p>
      <text:p text:style-name="Normal">(36,</text:p>
      <text:p text:style-name="Normal">248),</text:p>
      <text:p text:style-name="Normal">(38,</text:p>
      <text:p text:style-name="Normal">248),</text:p>
      <text:p text:style-name="Normal">(41,</text:p>
      <text:p text:style-name="Normal">248),</text:p>
      <text:p text:style-name="Normal">(42,</text:p>
      <text:p text:style-name="Normal">248),</text:p>
      <text:p text:style-name="Normal">(43,</text:p>
      <text:p text:style-name="Normal">248),</text:p>
      <text:p text:style-name="Normal">(48,</text:p>
      <text:p text:style-name="Normal">248),</text:p>
      <text:p text:style-name="Normal">(54,</text:p>
      <text:p text:style-name="Normal">248),</text:p>
      <text:soft-page-break/>
      <text:p text:style-name="Normal">(55,</text:p>
      <text:p text:style-name="Normal">248),</text:p>
      <text:p text:style-name="Normal">(56,</text:p>
      <text:p text:style-name="Normal">248),</text:p>
      <text:p text:style-name="Normal">(57,</text:p>
      <text:p text:style-name="Normal">248),</text:p>
      <text:p text:style-name="Normal">(60,</text:p>
      <text:p text:style-name="Normal">248),</text:p>
      <text:p text:style-name="Normal">(62,</text:p>
      <text:p text:style-name="Normal">248),</text:p>
      <text:p text:style-name="Normal">(63,</text:p>
      <text:p text:style-name="Normal">248),</text:p>
      <text:p text:style-name="Normal">(66,</text:p>
      <text:p text:style-name="Normal">248),</text:p>
      <text:p text:style-name="Normal">(67,</text:p>
      <text:p text:style-name="Normal">248),</text:p>
      <text:p text:style-name="Normal">(69,</text:p>
      <text:p text:style-name="Normal">248),</text:p>
      <text:p text:style-name="Normal">(70,</text:p>
      <text:p text:style-name="Normal">248),</text:p>
      <text:p text:style-name="Normal">(71,</text:p>
      <text:p text:style-name="Normal">248),</text:p>
      <text:p text:style-name="Normal">(75,</text:p>
      <text:p text:style-name="Normal">248),</text:p>
      <text:p text:style-name="Normal">(76,</text:p>
      <text:p text:style-name="Normal">248),</text:p>
      <text:p text:style-name="Normal">(91,</text:p>
      <text:p text:style-name="Normal">248),</text:p>
      <text:p text:style-name="Normal">(93,</text:p>
      <text:p text:style-name="Normal">248),</text:p>
      <text:p text:style-name="Normal">(94,</text:p>
      <text:soft-page-break/>
      <text:p text:style-name="Normal">248),</text:p>
      <text:p text:style-name="Normal">(96,</text:p>
      <text:p text:style-name="Normal">248),</text:p>
      <text:p text:style-name="Normal">(98,</text:p>
      <text:p text:style-name="Normal">248),</text:p>
      <text:p text:style-name="Normal">(100,</text:p>
      <text:p text:style-name="Normal">248),</text:p>
      <text:p text:style-name="Normal">(4,</text:p>
      <text:p text:style-name="Normal">249),</text:p>
      <text:p text:style-name="Normal">(5,</text:p>
      <text:p text:style-name="Normal">249),</text:p>
      <text:p text:style-name="Normal">(6,</text:p>
      <text:p text:style-name="Normal">249),</text:p>
      <text:p text:style-name="Normal">(8,</text:p>
      <text:p text:style-name="Normal">249),</text:p>
      <text:p text:style-name="Normal">(14,</text:p>
      <text:p text:style-name="Normal">249),</text:p>
      <text:p text:style-name="Normal">(16,</text:p>
      <text:p text:style-name="Normal">249),</text:p>
      <text:p text:style-name="Normal">(20,</text:p>
      <text:p text:style-name="Normal">249),</text:p>
      <text:p text:style-name="Normal">(21,</text:p>
      <text:p text:style-name="Normal">249),</text:p>
      <text:p text:style-name="Normal">(24,</text:p>
      <text:p text:style-name="Normal">249),</text:p>
      <text:p text:style-name="Normal">(31,</text:p>
      <text:p text:style-name="Normal">249),</text:p>
      <text:p text:style-name="Normal">(32,</text:p>
      <text:p text:style-name="Normal">249),</text:p>
      <text:p text:style-name="Normal">(35,</text:p>
      <text:p text:style-name="Normal">249),</text:p>
      <text:soft-page-break/>
      <text:p text:style-name="Normal">(36,</text:p>
      <text:p text:style-name="Normal">249),</text:p>
      <text:p text:style-name="Normal">(39,</text:p>
      <text:p text:style-name="Normal">249),</text:p>
      <text:p text:style-name="Normal">(40,</text:p>
      <text:p text:style-name="Normal">249),</text:p>
      <text:p text:style-name="Normal">(41,</text:p>
      <text:p text:style-name="Normal">249),</text:p>
      <text:p text:style-name="Normal">(44,</text:p>
      <text:p text:style-name="Normal">249),</text:p>
      <text:p text:style-name="Normal">(46,</text:p>
      <text:p text:style-name="Normal">249),</text:p>
      <text:p text:style-name="Normal">(47,</text:p>
      <text:p text:style-name="Normal">249),</text:p>
      <text:p text:style-name="Normal">(54,</text:p>
      <text:p text:style-name="Normal">249),</text:p>
      <text:p text:style-name="Normal">(55,</text:p>
      <text:p text:style-name="Normal">249),</text:p>
      <text:p text:style-name="Normal">(57,</text:p>
      <text:p text:style-name="Normal">249),</text:p>
      <text:p text:style-name="Normal">(65,</text:p>
      <text:p text:style-name="Normal">249),</text:p>
      <text:p text:style-name="Normal">(66,</text:p>
      <text:p text:style-name="Normal">249),</text:p>
      <text:p text:style-name="Normal">(71,</text:p>
      <text:p text:style-name="Normal">249),</text:p>
      <text:p text:style-name="Normal">(72,</text:p>
      <text:p text:style-name="Normal">249),</text:p>
      <text:p text:style-name="Normal">(75,</text:p>
      <text:p text:style-name="Normal">249),</text:p>
      <text:p text:style-name="Normal">(76,</text:p>
      <text:soft-page-break/>
      <text:p text:style-name="Normal">249),</text:p>
      <text:p text:style-name="Normal">(78,</text:p>
      <text:p text:style-name="Normal">249),</text:p>
      <text:p text:style-name="Normal">(91,</text:p>
      <text:p text:style-name="Normal">249),</text:p>
      <text:p text:style-name="Normal">(94,</text:p>
      <text:p text:style-name="Normal">249),</text:p>
      <text:p text:style-name="Normal">(96,</text:p>
      <text:p text:style-name="Normal">249),</text:p>
      <text:p text:style-name="Normal">(98,</text:p>
      <text:p text:style-name="Normal">249),</text:p>
      <text:p text:style-name="Normal">(100,</text:p>
      <text:p text:style-name="Normal">249),</text:p>
      <text:p text:style-name="Normal">(4,</text:p>
      <text:p text:style-name="Normal">250),</text:p>
      <text:p text:style-name="Normal">(5,</text:p>
      <text:p text:style-name="Normal">250),</text:p>
      <text:p text:style-name="Normal">(9,</text:p>
      <text:p text:style-name="Normal">250),</text:p>
      <text:p text:style-name="Normal">(11,</text:p>
      <text:p text:style-name="Normal">250),</text:p>
      <text:p text:style-name="Normal">(12,</text:p>
      <text:p text:style-name="Normal">250),</text:p>
      <text:p text:style-name="Normal">(13,</text:p>
      <text:p text:style-name="Normal">250),</text:p>
      <text:p text:style-name="Normal">(14,</text:p>
      <text:p text:style-name="Normal">250),</text:p>
      <text:p text:style-name="Normal">(18,</text:p>
      <text:p text:style-name="Normal">250),</text:p>
      <text:p text:style-name="Normal">(21,</text:p>
      <text:p text:style-name="Normal">250),</text:p>
      <text:soft-page-break/>
      <text:p text:style-name="Normal">(24,</text:p>
      <text:p text:style-name="Normal">250),</text:p>
      <text:p text:style-name="Normal">(30,</text:p>
      <text:p text:style-name="Normal">250),</text:p>
      <text:p text:style-name="Normal">(33,</text:p>
      <text:p text:style-name="Normal">250),</text:p>
      <text:p text:style-name="Normal">(36,</text:p>
      <text:p text:style-name="Normal">250),</text:p>
      <text:p text:style-name="Normal">(38,</text:p>
      <text:p text:style-name="Normal">250),</text:p>
      <text:p text:style-name="Normal">(41,</text:p>
      <text:p text:style-name="Normal">250),</text:p>
      <text:p text:style-name="Normal">(42,</text:p>
      <text:p text:style-name="Normal">250),</text:p>
      <text:p text:style-name="Normal">(46,</text:p>
      <text:p text:style-name="Normal">250),</text:p>
      <text:p text:style-name="Normal">(54,</text:p>
      <text:p text:style-name="Normal">250),</text:p>
      <text:p text:style-name="Normal">(57,</text:p>
      <text:p text:style-name="Normal">250),</text:p>
      <text:p text:style-name="Normal">(62,</text:p>
      <text:p text:style-name="Normal">250),</text:p>
      <text:p text:style-name="Normal">(66,</text:p>
      <text:p text:style-name="Normal">250),</text:p>
      <text:p text:style-name="Normal">(67,</text:p>
      <text:p text:style-name="Normal">250),</text:p>
      <text:p text:style-name="Normal">(70,</text:p>
      <text:p text:style-name="Normal">250),</text:p>
      <text:p text:style-name="Normal">(71,</text:p>
      <text:p text:style-name="Normal">250),</text:p>
      <text:p text:style-name="Normal">(75,</text:p>
      <text:soft-page-break/>
      <text:p text:style-name="Normal">250),</text:p>
      <text:p text:style-name="Normal">(76,</text:p>
      <text:p text:style-name="Normal">250),</text:p>
      <text:p text:style-name="Normal">(84,</text:p>
      <text:p text:style-name="Normal">250),</text:p>
      <text:p text:style-name="Normal">(91,</text:p>
      <text:p text:style-name="Normal">250),</text:p>
      <text:p text:style-name="Normal">(92,</text:p>
      <text:p text:style-name="Normal">250),</text:p>
      <text:p text:style-name="Normal">(95,</text:p>
      <text:p text:style-name="Normal">250),</text:p>
      <text:p text:style-name="Normal">(96,</text:p>
      <text:p text:style-name="Normal">250),</text:p>
      <text:p text:style-name="Normal">(5,</text:p>
      <text:p text:style-name="Normal">251),</text:p>
      <text:p text:style-name="Normal">(11,</text:p>
      <text:p text:style-name="Normal">251),</text:p>
      <text:p text:style-name="Normal">(13,</text:p>
      <text:p text:style-name="Normal">251),</text:p>
      <text:p text:style-name="Normal">(14,</text:p>
      <text:p text:style-name="Normal">251),</text:p>
      <text:p text:style-name="Normal">(18,</text:p>
      <text:p text:style-name="Normal">251),</text:p>
      <text:p text:style-name="Normal">(19,</text:p>
      <text:p text:style-name="Normal">251),</text:p>
      <text:p text:style-name="Normal">(21,</text:p>
      <text:p text:style-name="Normal">251),</text:p>
      <text:p text:style-name="Normal">(22,</text:p>
      <text:p text:style-name="Normal">251),</text:p>
      <text:p text:style-name="Normal">(24,</text:p>
      <text:p text:style-name="Normal">251),</text:p>
      <text:soft-page-break/>
      <text:p text:style-name="Normal">(28,</text:p>
      <text:p text:style-name="Normal">251),</text:p>
      <text:p text:style-name="Normal">(32,</text:p>
      <text:p text:style-name="Normal">251),</text:p>
      <text:p text:style-name="Normal">(36,</text:p>
      <text:p text:style-name="Normal">251),</text:p>
      <text:p text:style-name="Normal">(38,</text:p>
      <text:p text:style-name="Normal">251),</text:p>
      <text:p text:style-name="Normal">(39,</text:p>
      <text:p text:style-name="Normal">251),</text:p>
      <text:p text:style-name="Normal">(41,</text:p>
      <text:p text:style-name="Normal">251),</text:p>
      <text:p text:style-name="Normal">(42,</text:p>
      <text:p text:style-name="Normal">251),</text:p>
      <text:p text:style-name="Normal">(54,</text:p>
      <text:p text:style-name="Normal">251),</text:p>
      <text:p text:style-name="Normal">(56,</text:p>
      <text:p text:style-name="Normal">251),</text:p>
      <text:p text:style-name="Normal">(57,</text:p>
      <text:p text:style-name="Normal">251),</text:p>
      <text:p text:style-name="Normal">(66,</text:p>
      <text:p text:style-name="Normal">251),</text:p>
      <text:p text:style-name="Normal">(71,</text:p>
      <text:p text:style-name="Normal">251),</text:p>
      <text:p text:style-name="Normal">(72,</text:p>
      <text:p text:style-name="Normal">251),</text:p>
      <text:p text:style-name="Normal">(75,</text:p>
      <text:p text:style-name="Normal">251),</text:p>
      <text:p text:style-name="Normal">(76,</text:p>
      <text:p text:style-name="Normal">251),</text:p>
      <text:p text:style-name="Normal">(79,</text:p>
      <text:soft-page-break/>
      <text:p text:style-name="Normal">251),</text:p>
      <text:p text:style-name="Normal">(91,</text:p>
      <text:p text:style-name="Normal">251),</text:p>
      <text:p text:style-name="Normal">(94,</text:p>
      <text:p text:style-name="Normal">251),</text:p>
      <text:p text:style-name="Normal">(98,</text:p>
      <text:p text:style-name="Normal">251),</text:p>
      <text:p text:style-name="Normal">(4,</text:p>
      <text:p text:style-name="Normal">252),</text:p>
      <text:p text:style-name="Normal">(5,</text:p>
      <text:p text:style-name="Normal">252),</text:p>
      <text:p text:style-name="Normal">(6,</text:p>
      <text:p text:style-name="Normal">252),</text:p>
      <text:p text:style-name="Normal">(9,</text:p>
      <text:p text:style-name="Normal">252),</text:p>
      <text:p text:style-name="Normal">(12,</text:p>
      <text:p text:style-name="Normal">252),</text:p>
      <text:p text:style-name="Normal">(14,</text:p>
      <text:p text:style-name="Normal">252),</text:p>
      <text:p text:style-name="Normal">(16,</text:p>
      <text:p text:style-name="Normal">252),</text:p>
      <text:p text:style-name="Normal">(19,</text:p>
      <text:p text:style-name="Normal">252),</text:p>
      <text:p text:style-name="Normal">(21,</text:p>
      <text:p text:style-name="Normal">252),</text:p>
      <text:p text:style-name="Normal">(24,</text:p>
      <text:p text:style-name="Normal">252),</text:p>
      <text:p text:style-name="Normal">(27,</text:p>
      <text:p text:style-name="Normal">252),</text:p>
      <text:p text:style-name="Normal">(30,</text:p>
      <text:p text:style-name="Normal">252),</text:p>
      <text:soft-page-break/>
      <text:p text:style-name="Normal">(31,</text:p>
      <text:p text:style-name="Normal">252),</text:p>
      <text:p text:style-name="Normal">(36,</text:p>
      <text:p text:style-name="Normal">252),</text:p>
      <text:p text:style-name="Normal">(38,</text:p>
      <text:p text:style-name="Normal">252),</text:p>
      <text:p text:style-name="Normal">(41,</text:p>
      <text:p text:style-name="Normal">252),</text:p>
      <text:p text:style-name="Normal">(47,</text:p>
      <text:p text:style-name="Normal">252),</text:p>
      <text:p text:style-name="Normal">(52,</text:p>
      <text:p text:style-name="Normal">252),</text:p>
      <text:p text:style-name="Normal">(54,</text:p>
      <text:p text:style-name="Normal">252),</text:p>
      <text:p text:style-name="Normal">(56,</text:p>
      <text:p text:style-name="Normal">252),</text:p>
      <text:p text:style-name="Normal">(57,</text:p>
      <text:p text:style-name="Normal">252),</text:p>
      <text:p text:style-name="Normal">(61,</text:p>
      <text:p text:style-name="Normal">252),</text:p>
      <text:p text:style-name="Normal">(62,</text:p>
      <text:p text:style-name="Normal">252),</text:p>
      <text:p text:style-name="Normal">(65,</text:p>
      <text:p text:style-name="Normal">252),</text:p>
      <text:p text:style-name="Normal">(66,</text:p>
      <text:p text:style-name="Normal">252),</text:p>
      <text:p text:style-name="Normal">(67,</text:p>
      <text:p text:style-name="Normal">252),</text:p>
      <text:p text:style-name="Normal">(70,</text:p>
      <text:p text:style-name="Normal">252),</text:p>
      <text:p text:style-name="Normal">(71,</text:p>
      <text:soft-page-break/>
      <text:p text:style-name="Normal">252),</text:p>
      <text:p text:style-name="Normal">(73,</text:p>
      <text:p text:style-name="Normal">252),</text:p>
      <text:p text:style-name="Normal">(75,</text:p>
      <text:p text:style-name="Normal">252),</text:p>
      <text:p text:style-name="Normal">(76,</text:p>
      <text:p text:style-name="Normal">252),</text:p>
      <text:p text:style-name="Normal">(82,</text:p>
      <text:p text:style-name="Normal">252),</text:p>
      <text:p text:style-name="Normal">(91,</text:p>
      <text:p text:style-name="Normal">252),</text:p>
      <text:p text:style-name="Normal">(95,</text:p>
      <text:p text:style-name="Normal">252),</text:p>
      <text:p text:style-name="Normal">(3,</text:p>
      <text:p text:style-name="Normal">253),</text:p>
      <text:p text:style-name="Normal">(4,</text:p>
      <text:p text:style-name="Normal">253),</text:p>
      <text:p text:style-name="Normal">(5,</text:p>
      <text:p text:style-name="Normal">253),</text:p>
      <text:p text:style-name="Normal">(9,</text:p>
      <text:p text:style-name="Normal">253),</text:p>
      <text:p text:style-name="Normal">(11,</text:p>
      <text:p text:style-name="Normal">253),</text:p>
      <text:p text:style-name="Normal">(12,</text:p>
      <text:p text:style-name="Normal">253),</text:p>
      <text:p text:style-name="Normal">(13,</text:p>
      <text:p text:style-name="Normal">253),</text:p>
      <text:p text:style-name="Normal">(14,</text:p>
      <text:p text:style-name="Normal">253),</text:p>
      <text:p text:style-name="Normal">(21,</text:p>
      <text:p text:style-name="Normal">253),</text:p>
      <text:soft-page-break/>
      <text:p text:style-name="Normal">(24,</text:p>
      <text:p text:style-name="Normal">253),</text:p>
      <text:p text:style-name="Normal">(26,</text:p>
      <text:p text:style-name="Normal">253),</text:p>
      <text:p text:style-name="Normal">(28,</text:p>
      <text:p text:style-name="Normal">253),</text:p>
      <text:p text:style-name="Normal">(30,</text:p>
      <text:p text:style-name="Normal">253),</text:p>
      <text:p text:style-name="Normal">(31,</text:p>
      <text:p text:style-name="Normal">253),</text:p>
      <text:p text:style-name="Normal">(35,</text:p>
      <text:p text:style-name="Normal">253),</text:p>
      <text:p text:style-name="Normal">(36,</text:p>
      <text:p text:style-name="Normal">253),</text:p>
      <text:p text:style-name="Normal">(38,</text:p>
      <text:p text:style-name="Normal">253),</text:p>
      <text:p text:style-name="Normal">(41,</text:p>
      <text:p text:style-name="Normal">253),</text:p>
      <text:p text:style-name="Normal">(50,</text:p>
      <text:p text:style-name="Normal">253),</text:p>
      <text:p text:style-name="Normal">(52,</text:p>
      <text:p text:style-name="Normal">253),</text:p>
      <text:p text:style-name="Normal">(54,</text:p>
      <text:p text:style-name="Normal">253),</text:p>
      <text:p text:style-name="Normal">(57,</text:p>
      <text:p text:style-name="Normal">253),</text:p>
      <text:p text:style-name="Normal">(65,</text:p>
      <text:p text:style-name="Normal">253),</text:p>
      <text:p text:style-name="Normal">(66,</text:p>
      <text:p text:style-name="Normal">253),</text:p>
      <text:p text:style-name="Normal">(69,</text:p>
      <text:soft-page-break/>
      <text:p text:style-name="Normal">253),</text:p>
      <text:p text:style-name="Normal">(70,</text:p>
      <text:p text:style-name="Normal">253),</text:p>
      <text:p text:style-name="Normal">(71,</text:p>
      <text:p text:style-name="Normal">253),</text:p>
      <text:p text:style-name="Normal">(75,</text:p>
      <text:p text:style-name="Normal">253),</text:p>
      <text:p text:style-name="Normal">(76,</text:p>
      <text:p text:style-name="Normal">253),</text:p>
      <text:p text:style-name="Normal">(91,</text:p>
      <text:p text:style-name="Normal">253),</text:p>
      <text:p text:style-name="Normal">(93,</text:p>
      <text:p text:style-name="Normal">253),</text:p>
      <text:p text:style-name="Normal">(95,</text:p>
      <text:p text:style-name="Normal">253),</text:p>
      <text:p text:style-name="Normal">(5,</text:p>
      <text:p text:style-name="Normal">254),</text:p>
      <text:p text:style-name="Normal">(6,</text:p>
      <text:p text:style-name="Normal">254),</text:p>
      <text:p text:style-name="Normal">(10,</text:p>
      <text:p text:style-name="Normal">254),</text:p>
      <text:p text:style-name="Normal">(11,</text:p>
      <text:p text:style-name="Normal">254),</text:p>
      <text:p text:style-name="Normal">(14,</text:p>
      <text:p text:style-name="Normal">254),</text:p>
      <text:p text:style-name="Normal">(16,</text:p>
      <text:p text:style-name="Normal">254),</text:p>
      <text:p text:style-name="Normal">(21,</text:p>
      <text:p text:style-name="Normal">254),</text:p>
      <text:p text:style-name="Normal">(22,</text:p>
      <text:p text:style-name="Normal">254),</text:p>
      <text:soft-page-break/>
      <text:p text:style-name="Normal">(24,</text:p>
      <text:p text:style-name="Normal">254),</text:p>
      <text:p text:style-name="Normal">(30,</text:p>
      <text:p text:style-name="Normal">254),</text:p>
      <text:p text:style-name="Normal">(36,</text:p>
      <text:p text:style-name="Normal">254),</text:p>
      <text:p text:style-name="Normal">(38,</text:p>
      <text:p text:style-name="Normal">254),</text:p>
      <text:p text:style-name="Normal">(39,</text:p>
      <text:p text:style-name="Normal">254),</text:p>
      <text:p text:style-name="Normal">(41,</text:p>
      <text:p text:style-name="Normal">254),</text:p>
      <text:p text:style-name="Normal">(44,</text:p>
      <text:p text:style-name="Normal">254),</text:p>
      <text:p text:style-name="Normal">(50,</text:p>
      <text:p text:style-name="Normal">254),</text:p>
      <text:p text:style-name="Normal">(54,</text:p>
      <text:p text:style-name="Normal">254),</text:p>
      <text:p text:style-name="Normal">(57,</text:p>
      <text:p text:style-name="Normal">254),</text:p>
      <text:p text:style-name="Normal">(66,</text:p>
      <text:p text:style-name="Normal">254),</text:p>
      <text:p text:style-name="Normal">(69,</text:p>
      <text:p text:style-name="Normal">254),</text:p>
      <text:p text:style-name="Normal">(70,</text:p>
      <text:p text:style-name="Normal">254),</text:p>
      <text:p text:style-name="Normal">(71,</text:p>
      <text:p text:style-name="Normal">254),</text:p>
      <text:p text:style-name="Normal">(73,</text:p>
      <text:p text:style-name="Normal">254),</text:p>
      <text:p text:style-name="Normal">(75,</text:p>
      <text:soft-page-break/>
      <text:p text:style-name="Normal">254),</text:p>
      <text:p text:style-name="Normal">(76,</text:p>
      <text:p text:style-name="Normal">254),</text:p>
      <text:p text:style-name="Normal">(79,</text:p>
      <text:p text:style-name="Normal">254),</text:p>
      <text:p text:style-name="Normal">(85,</text:p>
      <text:p text:style-name="Normal">254),</text:p>
      <text:p text:style-name="Normal">(91,</text:p>
      <text:p text:style-name="Normal">254),</text:p>
      <text:p text:style-name="Normal">(96,</text:p>
      <text:p text:style-name="Normal">254),</text:p>
      <text:p text:style-name="Normal">(97,</text:p>
      <text:p text:style-name="Normal">254),</text:p>
      <text:p text:style-name="Normal">(98,</text:p>
      <text:p text:style-name="Normal">254),</text:p>
      <text:p text:style-name="Normal">(5,</text:p>
      <text:p text:style-name="Normal">255),</text:p>
      <text:p text:style-name="Normal">(6,</text:p>
      <text:p text:style-name="Normal">255),</text:p>
      <text:p text:style-name="Normal">(10,</text:p>
      <text:p text:style-name="Normal">255),</text:p>
      <text:p text:style-name="Normal">(11,</text:p>
      <text:p text:style-name="Normal">255),</text:p>
      <text:p text:style-name="Normal">(12,</text:p>
      <text:p text:style-name="Normal">255),</text:p>
      <text:p text:style-name="Normal">(13,</text:p>
      <text:p text:style-name="Normal">255),</text:p>
      <text:p text:style-name="Normal">(14,</text:p>
      <text:p text:style-name="Normal">255),</text:p>
      <text:p text:style-name="Normal">(19,</text:p>
      <text:p text:style-name="Normal">255),</text:p>
      <text:soft-page-break/>
      <text:p text:style-name="Normal">(21,</text:p>
      <text:p text:style-name="Normal">255),</text:p>
      <text:p text:style-name="Normal">(22,</text:p>
      <text:p text:style-name="Normal">255),</text:p>
      <text:p text:style-name="Normal">(24,</text:p>
      <text:p text:style-name="Normal">255),</text:p>
      <text:p text:style-name="Normal">(27,</text:p>
      <text:p text:style-name="Normal">255),</text:p>
      <text:p text:style-name="Normal">(35,</text:p>
      <text:p text:style-name="Normal">255),</text:p>
      <text:p text:style-name="Normal">(36,</text:p>
      <text:p text:style-name="Normal">255),</text:p>
      <text:p text:style-name="Normal">(38,</text:p>
      <text:p text:style-name="Normal">255),</text:p>
      <text:p text:style-name="Normal">(41,</text:p>
      <text:p text:style-name="Normal">255),</text:p>
      <text:p text:style-name="Normal">(42,</text:p>
      <text:p text:style-name="Normal">255),</text:p>
      <text:p text:style-name="Normal">(52,</text:p>
      <text:p text:style-name="Normal">255),</text:p>
      <text:p text:style-name="Normal">(54,</text:p>
      <text:p text:style-name="Normal">255),</text:p>
      <text:p text:style-name="Normal">(57,</text:p>
      <text:p text:style-name="Normal">255),</text:p>
      <text:p text:style-name="Normal">(60,</text:p>
      <text:p text:style-name="Normal">255),</text:p>
      <text:p text:style-name="Normal">(62,</text:p>
      <text:p text:style-name="Normal">255),</text:p>
      <text:p text:style-name="Normal">(65,</text:p>
      <text:p text:style-name="Normal">255),</text:p>
      <text:p text:style-name="Normal">(66,</text:p>
      <text:soft-page-break/>
      <text:p text:style-name="Normal">255),</text:p>
      <text:p text:style-name="Normal">(70,</text:p>
      <text:p text:style-name="Normal">255),</text:p>
      <text:p text:style-name="Normal">(71,</text:p>
      <text:p text:style-name="Normal">255),</text:p>
      <text:p text:style-name="Normal">(75,</text:p>
      <text:p text:style-name="Normal">255),</text:p>
      <text:p text:style-name="Normal">(76,</text:p>
      <text:p text:style-name="Normal">255),</text:p>
      <text:p text:style-name="Normal">(82,</text:p>
      <text:p text:style-name="Normal">255),</text:p>
      <text:p text:style-name="Normal">(84,</text:p>
      <text:p text:style-name="Normal">255),</text:p>
      <text:p text:style-name="Normal">(91,</text:p>
      <text:p text:style-name="Normal">255),</text:p>
      <text:p text:style-name="Normal">(94,</text:p>
      <text:p text:style-name="Normal">255),</text:p>
      <text:p text:style-name="Normal">(100,</text:p>
      <text:p text:style-name="Normal">255),</text:p>
      <text:p text:style-name="Normal">(3,</text:p>
      <text:p text:style-name="Normal">256),</text:p>
      <text:p text:style-name="Normal">(4,</text:p>
      <text:p text:style-name="Normal">256),</text:p>
      <text:p text:style-name="Normal">(5,</text:p>
      <text:p text:style-name="Normal">256),</text:p>
      <text:p text:style-name="Normal">(12,</text:p>
      <text:p text:style-name="Normal">256),</text:p>
      <text:p text:style-name="Normal">(13,</text:p>
      <text:p text:style-name="Normal">256),</text:p>
      <text:p text:style-name="Normal">(14,</text:p>
      <text:p text:style-name="Normal">256),</text:p>
      <text:soft-page-break/>
      <text:p text:style-name="Normal">(16,</text:p>
      <text:p text:style-name="Normal">256),</text:p>
      <text:p text:style-name="Normal">(19,</text:p>
      <text:p text:style-name="Normal">256),</text:p>
      <text:p text:style-name="Normal">(20,</text:p>
      <text:p text:style-name="Normal">256),</text:p>
      <text:p text:style-name="Normal">(21,</text:p>
      <text:p text:style-name="Normal">256),</text:p>
      <text:p text:style-name="Normal">(22,</text:p>
      <text:p text:style-name="Normal">256),</text:p>
      <text:p text:style-name="Normal">(24,</text:p>
      <text:p text:style-name="Normal">256),</text:p>
      <text:p text:style-name="Normal">(27,</text:p>
      <text:p text:style-name="Normal">256),</text:p>
      <text:p text:style-name="Normal">(28,</text:p>
      <text:p text:style-name="Normal">256),</text:p>
      <text:p text:style-name="Normal">(35,</text:p>
      <text:p text:style-name="Normal">256),</text:p>
      <text:p text:style-name="Normal">(36,</text:p>
      <text:p text:style-name="Normal">256),</text:p>
      <text:p text:style-name="Normal">(38,</text:p>
      <text:p text:style-name="Normal">256),</text:p>
      <text:p text:style-name="Normal">(39,</text:p>
      <text:p text:style-name="Normal">256),</text:p>
      <text:p text:style-name="Normal">(41,</text:p>
      <text:p text:style-name="Normal">256),</text:p>
      <text:p text:style-name="Normal">(43,</text:p>
      <text:p text:style-name="Normal">256),</text:p>
      <text:p text:style-name="Normal">(44,</text:p>
      <text:p text:style-name="Normal">256),</text:p>
      <text:p text:style-name="Normal">(46,</text:p>
      <text:soft-page-break/>
      <text:p text:style-name="Normal">256),</text:p>
      <text:p text:style-name="Normal">(48,</text:p>
      <text:p text:style-name="Normal">256),</text:p>
      <text:p text:style-name="Normal">(54,</text:p>
      <text:p text:style-name="Normal">256),</text:p>
      <text:p text:style-name="Normal">(57,</text:p>
      <text:p text:style-name="Normal">256),</text:p>
      <text:p text:style-name="Normal">(60,</text:p>
      <text:p text:style-name="Normal">256),</text:p>
      <text:p text:style-name="Normal">(62,</text:p>
      <text:p text:style-name="Normal">256),</text:p>
      <text:p text:style-name="Normal">(63,</text:p>
      <text:p text:style-name="Normal">256),</text:p>
      <text:p text:style-name="Normal">(65,</text:p>
      <text:p text:style-name="Normal">256),</text:p>
      <text:p text:style-name="Normal">(66,</text:p>
      <text:p text:style-name="Normal">256),</text:p>
      <text:p text:style-name="Normal">(71,</text:p>
      <text:p text:style-name="Normal">256),</text:p>
      <text:p text:style-name="Normal">(75,</text:p>
      <text:p text:style-name="Normal">256),</text:p>
      <text:p text:style-name="Normal">(76,</text:p>
      <text:p text:style-name="Normal">256),</text:p>
      <text:p text:style-name="Normal">(79,</text:p>
      <text:p text:style-name="Normal">256),</text:p>
      <text:p text:style-name="Normal">(84,</text:p>
      <text:p text:style-name="Normal">256),</text:p>
      <text:p text:style-name="Normal">(91,</text:p>
      <text:p text:style-name="Normal">256),</text:p>
      <text:p text:style-name="Normal">(92,</text:p>
      <text:p text:style-name="Normal">256),</text:p>
      <text:soft-page-break/>
      <text:p text:style-name="Normal">(93,</text:p>
      <text:p text:style-name="Normal">256),</text:p>
      <text:p text:style-name="Normal">(97,</text:p>
      <text:p text:style-name="Normal">256),</text:p>
      <text:p text:style-name="Normal">(98,</text:p>
      <text:p text:style-name="Normal">256),</text:p>
      <text:p text:style-name="Normal">(99,</text:p>
      <text:p text:style-name="Normal">256),</text:p>
      <text:p text:style-name="Normal">(3,</text:p>
      <text:p text:style-name="Normal">257),</text:p>
      <text:p text:style-name="Normal">(5,</text:p>
      <text:p text:style-name="Normal">257),</text:p>
      <text:p text:style-name="Normal">(10,</text:p>
      <text:p text:style-name="Normal">257),</text:p>
      <text:p text:style-name="Normal">(12,</text:p>
      <text:p text:style-name="Normal">257),</text:p>
      <text:p text:style-name="Normal">(14,</text:p>
      <text:p text:style-name="Normal">257),</text:p>
      <text:p text:style-name="Normal">(15,</text:p>
      <text:p text:style-name="Normal">257),</text:p>
      <text:p text:style-name="Normal">(18,</text:p>
      <text:p text:style-name="Normal">257),</text:p>
      <text:p text:style-name="Normal">(20,</text:p>
      <text:p text:style-name="Normal">257),</text:p>
      <text:p text:style-name="Normal">(21,</text:p>
      <text:p text:style-name="Normal">257),</text:p>
      <text:p text:style-name="Normal">(24,</text:p>
      <text:p text:style-name="Normal">257),</text:p>
      <text:p text:style-name="Normal">(26,</text:p>
      <text:p text:style-name="Normal">257),</text:p>
      <text:p text:style-name="Normal">(31,</text:p>
      <text:soft-page-break/>
      <text:p text:style-name="Normal">257),</text:p>
      <text:p text:style-name="Normal">(33,</text:p>
      <text:p text:style-name="Normal">257),</text:p>
      <text:p text:style-name="Normal">(35,</text:p>
      <text:p text:style-name="Normal">257),</text:p>
      <text:p text:style-name="Normal">(36,</text:p>
      <text:p text:style-name="Normal">257),</text:p>
      <text:p text:style-name="Normal">(39,</text:p>
      <text:p text:style-name="Normal">257),</text:p>
      <text:p text:style-name="Normal">(41,</text:p>
      <text:p text:style-name="Normal">257),</text:p>
      <text:p text:style-name="Normal">(43,</text:p>
      <text:p text:style-name="Normal">257),</text:p>
      <text:p text:style-name="Normal">(47,</text:p>
      <text:p text:style-name="Normal">257),</text:p>
      <text:p text:style-name="Normal">(48,</text:p>
      <text:p text:style-name="Normal">257),</text:p>
      <text:p text:style-name="Normal">(54,</text:p>
      <text:p text:style-name="Normal">257),</text:p>
      <text:p text:style-name="Normal">(57,</text:p>
      <text:p text:style-name="Normal">257),</text:p>
      <text:p text:style-name="Normal">(60,</text:p>
      <text:p text:style-name="Normal">257),</text:p>
      <text:p text:style-name="Normal">(61,</text:p>
      <text:p text:style-name="Normal">257),</text:p>
      <text:p text:style-name="Normal">(65,</text:p>
      <text:p text:style-name="Normal">257),</text:p>
      <text:p text:style-name="Normal">(66,</text:p>
      <text:p text:style-name="Normal">257),</text:p>
      <text:p text:style-name="Normal">(70,</text:p>
      <text:p text:style-name="Normal">257),</text:p>
      <text:soft-page-break/>
      <text:p text:style-name="Normal">(71,</text:p>
      <text:p text:style-name="Normal">257),</text:p>
      <text:p text:style-name="Normal">(73,</text:p>
      <text:p text:style-name="Normal">257),</text:p>
      <text:p text:style-name="Normal">(75,</text:p>
      <text:p text:style-name="Normal">257),</text:p>
      <text:p text:style-name="Normal">(76,</text:p>
      <text:p text:style-name="Normal">257),</text:p>
      <text:p text:style-name="Normal">(82,</text:p>
      <text:p text:style-name="Normal">257),</text:p>
      <text:p text:style-name="Normal">(91,</text:p>
      <text:p text:style-name="Normal">257),</text:p>
      <text:p text:style-name="Normal">(92,</text:p>
      <text:p text:style-name="Normal">257),</text:p>
      <text:p text:style-name="Normal">(95,</text:p>
      <text:p text:style-name="Normal">257),</text:p>
      <text:p text:style-name="Normal">(97,</text:p>
      <text:p text:style-name="Normal">257);</text:p>
      <text:p text:style-name="Normal"/>
      <text:p text:style-name="Normal">insert</text:p>
      <text:p text:style-name="Normal"><text:tab/>into</text:p>
      <text:p text:style-name="Normal"><text:tab/>tags(tag_name)</text:p>
      <text:p text:style-name="Normal">values ('sunset'),</text:p>
      <text:p text:style-name="Normal">('photography'),</text:p>
      <text:p text:style-name="Normal">('sunrise'),</text:p>
      <text:p text:style-name="Normal">('landscape'),</text:p>
      <text:p text:style-name="Normal">('food'),</text:p>
      <text:p text:style-name="Normal">('foodie'),</text:p>
      <text:p text:style-name="Normal">('delicious'),</text:p>
      <text:p text:style-name="Normal">('beauty'),</text:p>
      <text:p text:style-name="Normal">('stunning'),</text:p>
      <text:soft-page-break/>
      <text:p text:style-name="Normal">('dreamy'),</text:p>
      <text:p text:style-name="Normal">('lol'),</text:p>
      <text:p text:style-name="Normal">('happy'),</text:p>
      <text:p text:style-name="Normal">('fun'),</text:p>
      <text:p text:style-name="Normal">('style'),</text:p>
      <text:p text:style-name="Normal">('hair'),</text:p>
      <text:p text:style-name="Normal">('fashion'),</text:p>
      <text:p text:style-name="Normal">('party'),</text:p>
      <text:p text:style-name="Normal">('concert'),</text:p>
      <text:p text:style-name="Normal">('drunk'),</text:p>
      <text:p text:style-name="Normal">('beach'),</text:p>
      <text:p text:style-name="Normal">('smile');</text:p>
      <text:p text:style-name="Normal"/>
      <text:p text:style-name="Normal">insert</text:p>
      <text:p text:style-name="Normal"><text:tab/>into</text:p>
      <text:p text:style-name="Normal"><text:tab/>photo_tags(photo_id,</text:p>
      <text:p text:style-name="Normal"><text:tab/>tag_id)</text:p>
      <text:p text:style-name="Normal">values (1,</text:p>
      <text:p text:style-name="Normal">18),</text:p>
      <text:p text:style-name="Normal">(1,</text:p>
      <text:p text:style-name="Normal">17),</text:p>
      <text:p text:style-name="Normal">(1,</text:p>
      <text:p text:style-name="Normal">21),</text:p>
      <text:p text:style-name="Normal">(1,</text:p>
      <text:p text:style-name="Normal">13),</text:p>
      <text:p text:style-name="Normal">(1,</text:p>
      <text:p text:style-name="Normal">19),</text:p>
      <text:p text:style-name="Normal">(2,</text:p>
      <text:p text:style-name="Normal">4),</text:p>
      <text:p text:style-name="Normal">(2,</text:p>
      <text:p text:style-name="Normal">3),</text:p>
      <text:soft-page-break/>
      <text:p text:style-name="Normal">(2,</text:p>
      <text:p text:style-name="Normal">20),</text:p>
      <text:p text:style-name="Normal">(2,</text:p>
      <text:p text:style-name="Normal">2),</text:p>
      <text:p text:style-name="Normal">(3,</text:p>
      <text:p text:style-name="Normal">8),</text:p>
      <text:p text:style-name="Normal">(4,</text:p>
      <text:p text:style-name="Normal">12),</text:p>
      <text:p text:style-name="Normal">(4,</text:p>
      <text:p text:style-name="Normal">11),</text:p>
      <text:p text:style-name="Normal">(4,</text:p>
      <text:p text:style-name="Normal">21),</text:p>
      <text:p text:style-name="Normal">(4,</text:p>
      <text:p text:style-name="Normal">13),</text:p>
      <text:p text:style-name="Normal">(5,</text:p>
      <text:p text:style-name="Normal">15),</text:p>
      <text:p text:style-name="Normal">(5,</text:p>
      <text:p text:style-name="Normal">14),</text:p>
      <text:p text:style-name="Normal">(5,</text:p>
      <text:p text:style-name="Normal">17),</text:p>
      <text:p text:style-name="Normal">(5,</text:p>
      <text:p text:style-name="Normal">16),</text:p>
      <text:p text:style-name="Normal">(6,</text:p>
      <text:p text:style-name="Normal">19),</text:p>
      <text:p text:style-name="Normal">(6,</text:p>
      <text:p text:style-name="Normal">13),</text:p>
      <text:p text:style-name="Normal">(6,</text:p>
      <text:p text:style-name="Normal">17),</text:p>
      <text:p text:style-name="Normal">(6,</text:p>
      <text:p text:style-name="Normal">21),</text:p>
      <text:p text:style-name="Normal">(7,</text:p>
      <text:soft-page-break/>
      <text:p text:style-name="Normal">11),</text:p>
      <text:p text:style-name="Normal">(7,</text:p>
      <text:p text:style-name="Normal">12),</text:p>
      <text:p text:style-name="Normal">(7,</text:p>
      <text:p text:style-name="Normal">21),</text:p>
      <text:p text:style-name="Normal">(7,</text:p>
      <text:p text:style-name="Normal">13),</text:p>
      <text:p text:style-name="Normal">(8,</text:p>
      <text:p text:style-name="Normal">17),</text:p>
      <text:p text:style-name="Normal">(8,</text:p>
      <text:p text:style-name="Normal">21),</text:p>
      <text:p text:style-name="Normal">(8,</text:p>
      <text:p text:style-name="Normal">13),</text:p>
      <text:p text:style-name="Normal">(8,</text:p>
      <text:p text:style-name="Normal">19),</text:p>
      <text:p text:style-name="Normal">(9,</text:p>
      <text:p text:style-name="Normal">18),</text:p>
      <text:p text:style-name="Normal">(10,</text:p>
      <text:p text:style-name="Normal">2),</text:p>
      <text:p text:style-name="Normal">(11,</text:p>
      <text:p text:style-name="Normal">12),</text:p>
      <text:p text:style-name="Normal">(11,</text:p>
      <text:p text:style-name="Normal">21),</text:p>
      <text:p text:style-name="Normal">(11,</text:p>
      <text:p text:style-name="Normal">11),</text:p>
      <text:p text:style-name="Normal">(12,</text:p>
      <text:p text:style-name="Normal">4),</text:p>
      <text:p text:style-name="Normal">(13,</text:p>
      <text:p text:style-name="Normal">13),</text:p>
      <text:p text:style-name="Normal">(13,</text:p>
      <text:p text:style-name="Normal">19),</text:p>
      <text:soft-page-break/>
      <text:p text:style-name="Normal">(14,</text:p>
      <text:p text:style-name="Normal">1),</text:p>
      <text:p text:style-name="Normal">(14,</text:p>
      <text:p text:style-name="Normal">20),</text:p>
      <text:p text:style-name="Normal">(17,</text:p>
      <text:p text:style-name="Normal">19),</text:p>
      <text:p text:style-name="Normal">(17,</text:p>
      <text:p text:style-name="Normal">13),</text:p>
      <text:p text:style-name="Normal">(17,</text:p>
      <text:p text:style-name="Normal">18),</text:p>
      <text:p text:style-name="Normal">(19,</text:p>
      <text:p text:style-name="Normal">5),</text:p>
      <text:p text:style-name="Normal">(21,</text:p>
      <text:p text:style-name="Normal">20),</text:p>
      <text:p text:style-name="Normal">(21,</text:p>
      <text:p text:style-name="Normal">3),</text:p>
      <text:p text:style-name="Normal">(21,</text:p>
      <text:p text:style-name="Normal">1),</text:p>
      <text:p text:style-name="Normal">(21,</text:p>
      <text:p text:style-name="Normal">4),</text:p>
      <text:p text:style-name="Normal">(22,</text:p>
      <text:p text:style-name="Normal">7),</text:p>
      <text:p text:style-name="Normal">(22,</text:p>
      <text:p text:style-name="Normal">5),</text:p>
      <text:p text:style-name="Normal">(22,</text:p>
      <text:p text:style-name="Normal">6),</text:p>
      <text:p text:style-name="Normal">(23,</text:p>
      <text:p text:style-name="Normal">18),</text:p>
      <text:p text:style-name="Normal">(23,</text:p>
      <text:p text:style-name="Normal">19),</text:p>
      <text:p text:style-name="Normal">(23,</text:p>
      <text:soft-page-break/>
      <text:p text:style-name="Normal">13),</text:p>
      <text:p text:style-name="Normal">(23,</text:p>
      <text:p text:style-name="Normal">21),</text:p>
      <text:p text:style-name="Normal">(24,</text:p>
      <text:p text:style-name="Normal">12),</text:p>
      <text:p text:style-name="Normal">(24,</text:p>
      <text:p text:style-name="Normal">13),</text:p>
      <text:p text:style-name="Normal">(24,</text:p>
      <text:p text:style-name="Normal">21),</text:p>
      <text:p text:style-name="Normal">(25,</text:p>
      <text:p text:style-name="Normal">8),</text:p>
      <text:p text:style-name="Normal">(25,</text:p>
      <text:p text:style-name="Normal">21),</text:p>
      <text:p text:style-name="Normal">(25,</text:p>
      <text:p text:style-name="Normal">10),</text:p>
      <text:p text:style-name="Normal">(26,</text:p>
      <text:p text:style-name="Normal">20),</text:p>
      <text:p text:style-name="Normal">(26,</text:p>
      <text:p text:style-name="Normal">21),</text:p>
      <text:p text:style-name="Normal">(26,</text:p>
      <text:p text:style-name="Normal">8),</text:p>
      <text:p text:style-name="Normal">(26,</text:p>
      <text:p text:style-name="Normal">9),</text:p>
      <text:p text:style-name="Normal">(26,</text:p>
      <text:p text:style-name="Normal">10),</text:p>
      <text:p text:style-name="Normal">(28,</text:p>
      <text:p text:style-name="Normal">9),</text:p>
      <text:p text:style-name="Normal">(28,</text:p>
      <text:p text:style-name="Normal">10),</text:p>
      <text:p text:style-name="Normal">(29,</text:p>
      <text:p text:style-name="Normal">8),</text:p>
      <text:soft-page-break/>
      <text:p text:style-name="Normal">(29,</text:p>
      <text:p text:style-name="Normal">21),</text:p>
      <text:p text:style-name="Normal">(29,</text:p>
      <text:p text:style-name="Normal">9),</text:p>
      <text:p text:style-name="Normal">(29,</text:p>
      <text:p text:style-name="Normal">20),</text:p>
      <text:p text:style-name="Normal">(30,</text:p>
      <text:p text:style-name="Normal">7),</text:p>
      <text:p text:style-name="Normal">(30,</text:p>
      <text:p text:style-name="Normal">6),</text:p>
      <text:p text:style-name="Normal">(30,</text:p>
      <text:p text:style-name="Normal">5),</text:p>
      <text:p text:style-name="Normal">(31,</text:p>
      <text:p text:style-name="Normal">7),</text:p>
      <text:p text:style-name="Normal">(31,</text:p>
      <text:p text:style-name="Normal">5),</text:p>
      <text:p text:style-name="Normal">(32,</text:p>
      <text:p text:style-name="Normal">10),</text:p>
      <text:p text:style-name="Normal">(32,</text:p>
      <text:p text:style-name="Normal">9),</text:p>
      <text:p text:style-name="Normal">(32,</text:p>
      <text:p text:style-name="Normal">21),</text:p>
      <text:p text:style-name="Normal">(32,</text:p>
      <text:p text:style-name="Normal">8),</text:p>
      <text:p text:style-name="Normal">(32,</text:p>
      <text:p text:style-name="Normal">20),</text:p>
      <text:p text:style-name="Normal">(34,</text:p>
      <text:p text:style-name="Normal">11),</text:p>
      <text:p text:style-name="Normal">(34,</text:p>
      <text:p text:style-name="Normal">13),</text:p>
      <text:p text:style-name="Normal">(34,</text:p>
      <text:soft-page-break/>
      <text:p text:style-name="Normal">12),</text:p>
      <text:p text:style-name="Normal">(35,</text:p>
      <text:p text:style-name="Normal">6),</text:p>
      <text:p text:style-name="Normal">(35,</text:p>
      <text:p text:style-name="Normal">7),</text:p>
      <text:p text:style-name="Normal">(35,</text:p>
      <text:p text:style-name="Normal">5),</text:p>
      <text:p text:style-name="Normal">(36,</text:p>
      <text:p text:style-name="Normal">5),</text:p>
      <text:p text:style-name="Normal">(36,</text:p>
      <text:p text:style-name="Normal">7),</text:p>
      <text:p text:style-name="Normal">(36,</text:p>
      <text:p text:style-name="Normal">6),</text:p>
      <text:p text:style-name="Normal">(37,</text:p>
      <text:p text:style-name="Normal">18),</text:p>
      <text:p text:style-name="Normal">(37,</text:p>
      <text:p text:style-name="Normal">21),</text:p>
      <text:p text:style-name="Normal">(37,</text:p>
      <text:p text:style-name="Normal">13),</text:p>
      <text:p text:style-name="Normal">(38,</text:p>
      <text:p text:style-name="Normal">3),</text:p>
      <text:p text:style-name="Normal">(38,</text:p>
      <text:p text:style-name="Normal">2),</text:p>
      <text:p text:style-name="Normal">(43,</text:p>
      <text:p text:style-name="Normal">11),</text:p>
      <text:p text:style-name="Normal">(43,</text:p>
      <text:p text:style-name="Normal">21),</text:p>
      <text:p text:style-name="Normal">(43,</text:p>
      <text:p text:style-name="Normal">12),</text:p>
      <text:p text:style-name="Normal">(44,</text:p>
      <text:p text:style-name="Normal">20),</text:p>
      <text:soft-page-break/>
      <text:p text:style-name="Normal">(44,</text:p>
      <text:p text:style-name="Normal">10),</text:p>
      <text:p text:style-name="Normal">(45,</text:p>
      <text:p text:style-name="Normal">3),</text:p>
      <text:p text:style-name="Normal">(45,</text:p>
      <text:p text:style-name="Normal">1),</text:p>
      <text:p text:style-name="Normal">(47,</text:p>
      <text:p text:style-name="Normal">20),</text:p>
      <text:p text:style-name="Normal">(49,</text:p>
      <text:p text:style-name="Normal">21),</text:p>
      <text:p text:style-name="Normal">(49,</text:p>
      <text:p text:style-name="Normal">18),</text:p>
      <text:p text:style-name="Normal">(50,</text:p>
      <text:p text:style-name="Normal">5),</text:p>
      <text:p text:style-name="Normal">(51,</text:p>
      <text:p text:style-name="Normal">21),</text:p>
      <text:p text:style-name="Normal">(51,</text:p>
      <text:p text:style-name="Normal">8),</text:p>
      <text:p text:style-name="Normal">(51,</text:p>
      <text:p text:style-name="Normal">20),</text:p>
      <text:p text:style-name="Normal">(53,</text:p>
      <text:p text:style-name="Normal">8),</text:p>
      <text:p text:style-name="Normal">(55,</text:p>
      <text:p text:style-name="Normal">12),</text:p>
      <text:p text:style-name="Normal">(56,</text:p>
      <text:p text:style-name="Normal">11),</text:p>
      <text:p text:style-name="Normal">(57,</text:p>
      <text:p text:style-name="Normal">13),</text:p>
      <text:p text:style-name="Normal">(57,</text:p>
      <text:p text:style-name="Normal">18),</text:p>
      <text:p text:style-name="Normal">(57,</text:p>
      <text:soft-page-break/>
      <text:p text:style-name="Normal">21),</text:p>
      <text:p text:style-name="Normal">(57,</text:p>
      <text:p text:style-name="Normal">19),</text:p>
      <text:p text:style-name="Normal">(57,</text:p>
      <text:p text:style-name="Normal">17),</text:p>
      <text:p text:style-name="Normal">(58,</text:p>
      <text:p text:style-name="Normal">8),</text:p>
      <text:p text:style-name="Normal">(59,</text:p>
      <text:p text:style-name="Normal">20),</text:p>
      <text:p text:style-name="Normal">(59,</text:p>
      <text:p text:style-name="Normal">9),</text:p>
      <text:p text:style-name="Normal">(59,</text:p>
      <text:p text:style-name="Normal">10),</text:p>
      <text:p text:style-name="Normal">(59,</text:p>
      <text:p text:style-name="Normal">21),</text:p>
      <text:p text:style-name="Normal">(60,</text:p>
      <text:p text:style-name="Normal">16),</text:p>
      <text:p text:style-name="Normal">(60,</text:p>
      <text:p text:style-name="Normal">15),</text:p>
      <text:p text:style-name="Normal">(60,</text:p>
      <text:p text:style-name="Normal">17),</text:p>
      <text:p text:style-name="Normal">(61,</text:p>
      <text:p text:style-name="Normal">20),</text:p>
      <text:p text:style-name="Normal">(61,</text:p>
      <text:p text:style-name="Normal">10),</text:p>
      <text:p text:style-name="Normal">(62,</text:p>
      <text:p text:style-name="Normal">2),</text:p>
      <text:p text:style-name="Normal">(63,</text:p>
      <text:p text:style-name="Normal">6),</text:p>
      <text:p text:style-name="Normal">(64,</text:p>
      <text:p text:style-name="Normal">12),</text:p>
      <text:soft-page-break/>
      <text:p text:style-name="Normal">(64,</text:p>
      <text:p text:style-name="Normal">13),</text:p>
      <text:p text:style-name="Normal">(64,</text:p>
      <text:p text:style-name="Normal">21),</text:p>
      <text:p text:style-name="Normal">(64,</text:p>
      <text:p text:style-name="Normal">11),</text:p>
      <text:p text:style-name="Normal">(65,</text:p>
      <text:p text:style-name="Normal">7),</text:p>
      <text:p text:style-name="Normal">(65,</text:p>
      <text:p text:style-name="Normal">5),</text:p>
      <text:p text:style-name="Normal">(66,</text:p>
      <text:p text:style-name="Normal">15),</text:p>
      <text:p text:style-name="Normal">(66,</text:p>
      <text:p text:style-name="Normal">17),</text:p>
      <text:p text:style-name="Normal">(68,</text:p>
      <text:p text:style-name="Normal">11),</text:p>
      <text:p text:style-name="Normal">(68,</text:p>
      <text:p text:style-name="Normal">21),</text:p>
      <text:p text:style-name="Normal">(70,</text:p>
      <text:p text:style-name="Normal">21),</text:p>
      <text:p text:style-name="Normal">(70,</text:p>
      <text:p text:style-name="Normal">12),</text:p>
      <text:p text:style-name="Normal">(70,</text:p>
      <text:p text:style-name="Normal">11),</text:p>
      <text:p text:style-name="Normal">(71,</text:p>
      <text:p text:style-name="Normal">14),</text:p>
      <text:p text:style-name="Normal">(71,</text:p>
      <text:p text:style-name="Normal">15),</text:p>
      <text:p text:style-name="Normal">(71,</text:p>
      <text:p text:style-name="Normal">16),</text:p>
      <text:p text:style-name="Normal">(72,</text:p>
      <text:soft-page-break/>
      <text:p text:style-name="Normal">20),</text:p>
      <text:p text:style-name="Normal">(72,</text:p>
      <text:p text:style-name="Normal">8),</text:p>
      <text:p text:style-name="Normal">(72,</text:p>
      <text:p text:style-name="Normal">21),</text:p>
      <text:p text:style-name="Normal">(73,</text:p>
      <text:p text:style-name="Normal">13),</text:p>
      <text:p text:style-name="Normal">(73,</text:p>
      <text:p text:style-name="Normal">21),</text:p>
      <text:p text:style-name="Normal">(74,</text:p>
      <text:p text:style-name="Normal">16),</text:p>
      <text:p text:style-name="Normal">(74,</text:p>
      <text:p text:style-name="Normal">15),</text:p>
      <text:p text:style-name="Normal">(75,</text:p>
      <text:p text:style-name="Normal">1),</text:p>
      <text:p text:style-name="Normal">(75,</text:p>
      <text:p text:style-name="Normal">20),</text:p>
      <text:p text:style-name="Normal">(75,</text:p>
      <text:p text:style-name="Normal">4),</text:p>
      <text:p text:style-name="Normal">(76,</text:p>
      <text:p text:style-name="Normal">11),</text:p>
      <text:p text:style-name="Normal">(76,</text:p>
      <text:p text:style-name="Normal">12),</text:p>
      <text:p text:style-name="Normal">(78,</text:p>
      <text:p text:style-name="Normal">16),</text:p>
      <text:p text:style-name="Normal">(78,</text:p>
      <text:p text:style-name="Normal">17),</text:p>
      <text:p text:style-name="Normal">(78,</text:p>
      <text:p text:style-name="Normal">15),</text:p>
      <text:p text:style-name="Normal">(79,</text:p>
      <text:p text:style-name="Normal">6),</text:p>
      <text:soft-page-break/>
      <text:p text:style-name="Normal">(79,</text:p>
      <text:p text:style-name="Normal">5),</text:p>
      <text:p text:style-name="Normal">(79,</text:p>
      <text:p text:style-name="Normal">7),</text:p>
      <text:p text:style-name="Normal">(83,</text:p>
      <text:p text:style-name="Normal">1),</text:p>
      <text:p text:style-name="Normal">(83,</text:p>
      <text:p text:style-name="Normal">3),</text:p>
      <text:p text:style-name="Normal">(84,</text:p>
      <text:p text:style-name="Normal">17),</text:p>
      <text:p text:style-name="Normal">(84,</text:p>
      <text:p text:style-name="Normal">18),</text:p>
      <text:p text:style-name="Normal">(84,</text:p>
      <text:p text:style-name="Normal">13),</text:p>
      <text:p text:style-name="Normal">(85,</text:p>
      <text:p text:style-name="Normal">20),</text:p>
      <text:p text:style-name="Normal">(85,</text:p>
      <text:p text:style-name="Normal">1),</text:p>
      <text:p text:style-name="Normal">(85,</text:p>
      <text:p text:style-name="Normal">3),</text:p>
      <text:p text:style-name="Normal">(86,</text:p>
      <text:p text:style-name="Normal">13),</text:p>
      <text:p text:style-name="Normal">(87,</text:p>
      <text:p text:style-name="Normal">12),</text:p>
      <text:p text:style-name="Normal">(87,</text:p>
      <text:p text:style-name="Normal">13),</text:p>
      <text:p text:style-name="Normal">(87,</text:p>
      <text:p text:style-name="Normal">21),</text:p>
      <text:p text:style-name="Normal">(88,</text:p>
      <text:p text:style-name="Normal">18),</text:p>
      <text:p text:style-name="Normal">(88,</text:p>
      <text:soft-page-break/>
      <text:p text:style-name="Normal">17),</text:p>
      <text:p text:style-name="Normal">(90,</text:p>
      <text:p text:style-name="Normal">14),</text:p>
      <text:p text:style-name="Normal">(90,</text:p>
      <text:p text:style-name="Normal">17),</text:p>
      <text:p text:style-name="Normal">(91,</text:p>
      <text:p text:style-name="Normal">3),</text:p>
      <text:p text:style-name="Normal">(91,</text:p>
      <text:p text:style-name="Normal">4),</text:p>
      <text:p text:style-name="Normal">(91,</text:p>
      <text:p text:style-name="Normal">1),</text:p>
      <text:p text:style-name="Normal">(92,</text:p>
      <text:p text:style-name="Normal">19),</text:p>
      <text:p text:style-name="Normal">(93,</text:p>
      <text:p text:style-name="Normal">17),</text:p>
      <text:p text:style-name="Normal">(93,</text:p>
      <text:p text:style-name="Normal">21),</text:p>
      <text:p text:style-name="Normal">(93,</text:p>
      <text:p text:style-name="Normal">13),</text:p>
      <text:p text:style-name="Normal">(93,</text:p>
      <text:p text:style-name="Normal">18),</text:p>
      <text:p text:style-name="Normal">(94,</text:p>
      <text:p text:style-name="Normal">19),</text:p>
      <text:p text:style-name="Normal">(94,</text:p>
      <text:p text:style-name="Normal">18),</text:p>
      <text:p text:style-name="Normal">(94,</text:p>
      <text:p text:style-name="Normal">13),</text:p>
      <text:p text:style-name="Normal">(94,</text:p>
      <text:p text:style-name="Normal">17),</text:p>
      <text:p text:style-name="Normal">(94,</text:p>
      <text:p text:style-name="Normal">21),</text:p>
      <text:soft-page-break/>
      <text:p text:style-name="Normal">(95,</text:p>
      <text:p text:style-name="Normal">18),</text:p>
      <text:p text:style-name="Normal">(95,</text:p>
      <text:p text:style-name="Normal">19),</text:p>
      <text:p text:style-name="Normal">(95,</text:p>
      <text:p text:style-name="Normal">17),</text:p>
      <text:p text:style-name="Normal">(95,</text:p>
      <text:p text:style-name="Normal">21),</text:p>
      <text:p text:style-name="Normal">(95,</text:p>
      <text:p text:style-name="Normal">13),</text:p>
      <text:p text:style-name="Normal">(96,</text:p>
      <text:p text:style-name="Normal">15),</text:p>
      <text:p text:style-name="Normal">(96,</text:p>
      <text:p text:style-name="Normal">17),</text:p>
      <text:p text:style-name="Normal">(97,</text:p>
      <text:p text:style-name="Normal">7),</text:p>
      <text:p text:style-name="Normal">(97,</text:p>
      <text:p text:style-name="Normal">5),</text:p>
      <text:p text:style-name="Normal">(97,</text:p>
      <text:p text:style-name="Normal">6),</text:p>
      <text:p text:style-name="Normal">(98,</text:p>
      <text:p text:style-name="Normal">16),</text:p>
      <text:p text:style-name="Normal">(98,</text:p>
      <text:p text:style-name="Normal">15),</text:p>
      <text:p text:style-name="Normal">(98,</text:p>
      <text:p text:style-name="Normal">14),</text:p>
      <text:p text:style-name="Normal">(98,</text:p>
      <text:p text:style-name="Normal">17),</text:p>
      <text:p text:style-name="Normal">(100,</text:p>
      <text:p text:style-name="Normal">20),</text:p>
      <text:p text:style-name="Normal">(101,</text:p>
      <text:soft-page-break/>
      <text:p text:style-name="Normal">14),</text:p>
      <text:p text:style-name="Normal">(101,</text:p>
      <text:p text:style-name="Normal">16),</text:p>
      <text:p text:style-name="Normal">(102,</text:p>
      <text:p text:style-name="Normal">14),</text:p>
      <text:p text:style-name="Normal">(102,</text:p>
      <text:p text:style-name="Normal">16),</text:p>
      <text:p text:style-name="Normal">(102,</text:p>
      <text:p text:style-name="Normal">15),</text:p>
      <text:p text:style-name="Normal">(103,</text:p>
      <text:p text:style-name="Normal">5),</text:p>
      <text:p text:style-name="Normal">(107,</text:p>
      <text:p text:style-name="Normal">11),</text:p>
      <text:p text:style-name="Normal">(107,</text:p>
      <text:p text:style-name="Normal">12),</text:p>
      <text:p text:style-name="Normal">(107,</text:p>
      <text:p text:style-name="Normal">21),</text:p>
      <text:p text:style-name="Normal">(108,</text:p>
      <text:p text:style-name="Normal">11),</text:p>
      <text:p text:style-name="Normal">(109,</text:p>
      <text:p text:style-name="Normal">9),</text:p>
      <text:p text:style-name="Normal">(109,</text:p>
      <text:p text:style-name="Normal">8),</text:p>
      <text:p text:style-name="Normal">(109,</text:p>
      <text:p text:style-name="Normal">10),</text:p>
      <text:p text:style-name="Normal">(110,</text:p>
      <text:p text:style-name="Normal">2),</text:p>
      <text:p text:style-name="Normal">(111,</text:p>
      <text:p text:style-name="Normal">17),</text:p>
      <text:p text:style-name="Normal">(111,</text:p>
      <text:p text:style-name="Normal">15),</text:p>
      <text:soft-page-break/>
      <text:p text:style-name="Normal">(111,</text:p>
      <text:p text:style-name="Normal">14),</text:p>
      <text:p text:style-name="Normal">(111,</text:p>
      <text:p text:style-name="Normal">16),</text:p>
      <text:p text:style-name="Normal">(112,</text:p>
      <text:p text:style-name="Normal">21),</text:p>
      <text:p text:style-name="Normal">(112,</text:p>
      <text:p text:style-name="Normal">9),</text:p>
      <text:p text:style-name="Normal">(112,</text:p>
      <text:p text:style-name="Normal">20),</text:p>
      <text:p text:style-name="Normal">(116,</text:p>
      <text:p text:style-name="Normal">7),</text:p>
      <text:p text:style-name="Normal">(117,</text:p>
      <text:p text:style-name="Normal">21),</text:p>
      <text:p text:style-name="Normal">(118,</text:p>
      <text:p text:style-name="Normal">20),</text:p>
      <text:p text:style-name="Normal">(118,</text:p>
      <text:p text:style-name="Normal">4),</text:p>
      <text:p text:style-name="Normal">(118,</text:p>
      <text:p text:style-name="Normal">1),</text:p>
      <text:p text:style-name="Normal">(120,</text:p>
      <text:p text:style-name="Normal">21),</text:p>
      <text:p text:style-name="Normal">(120,</text:p>
      <text:p text:style-name="Normal">19),</text:p>
      <text:p text:style-name="Normal">(120,</text:p>
      <text:p text:style-name="Normal">17),</text:p>
      <text:p text:style-name="Normal">(121,</text:p>
      <text:p text:style-name="Normal">21),</text:p>
      <text:p text:style-name="Normal">(121,</text:p>
      <text:p text:style-name="Normal">13),</text:p>
      <text:p text:style-name="Normal">(121,</text:p>
      <text:soft-page-break/>
      <text:p text:style-name="Normal">11),</text:p>
      <text:p text:style-name="Normal">(121,</text:p>
      <text:p text:style-name="Normal">12),</text:p>
      <text:p text:style-name="Normal">(122,</text:p>
      <text:p text:style-name="Normal">15),</text:p>
      <text:p text:style-name="Normal">(123,</text:p>
      <text:p text:style-name="Normal">17),</text:p>
      <text:p text:style-name="Normal">(123,</text:p>
      <text:p text:style-name="Normal">14),</text:p>
      <text:p text:style-name="Normal">(123,</text:p>
      <text:p text:style-name="Normal">15),</text:p>
      <text:p text:style-name="Normal">(124,</text:p>
      <text:p text:style-name="Normal">15),</text:p>
      <text:p text:style-name="Normal">(124,</text:p>
      <text:p text:style-name="Normal">16),</text:p>
      <text:p text:style-name="Normal">(124,</text:p>
      <text:p text:style-name="Normal">17),</text:p>
      <text:p text:style-name="Normal">(125,</text:p>
      <text:p text:style-name="Normal">11),</text:p>
      <text:p text:style-name="Normal">(125,</text:p>
      <text:p text:style-name="Normal">12),</text:p>
      <text:p text:style-name="Normal">(126,</text:p>
      <text:p text:style-name="Normal">2),</text:p>
      <text:p text:style-name="Normal">(126,</text:p>
      <text:p text:style-name="Normal">3),</text:p>
      <text:p text:style-name="Normal">(126,</text:p>
      <text:p text:style-name="Normal">4),</text:p>
      <text:p text:style-name="Normal">(127,</text:p>
      <text:p text:style-name="Normal">21),</text:p>
      <text:p text:style-name="Normal">(131,</text:p>
      <text:p text:style-name="Normal">5),</text:p>
      <text:soft-page-break/>
      <text:p text:style-name="Normal">(132,</text:p>
      <text:p text:style-name="Normal">19),</text:p>
      <text:p text:style-name="Normal">(132,</text:p>
      <text:p text:style-name="Normal">17),</text:p>
      <text:p text:style-name="Normal">(132,</text:p>
      <text:p text:style-name="Normal">13),</text:p>
      <text:p text:style-name="Normal">(132,</text:p>
      <text:p text:style-name="Normal">18),</text:p>
      <text:p text:style-name="Normal">(132,</text:p>
      <text:p text:style-name="Normal">21),</text:p>
      <text:p text:style-name="Normal">(133,</text:p>
      <text:p text:style-name="Normal">15),</text:p>
      <text:p text:style-name="Normal">(133,</text:p>
      <text:p text:style-name="Normal">17),</text:p>
      <text:p text:style-name="Normal">(133,</text:p>
      <text:p text:style-name="Normal">16),</text:p>
      <text:p text:style-name="Normal">(133,</text:p>
      <text:p text:style-name="Normal">14),</text:p>
      <text:p text:style-name="Normal">(134,</text:p>
      <text:p text:style-name="Normal">21),</text:p>
      <text:p text:style-name="Normal">(134,</text:p>
      <text:p text:style-name="Normal">11),</text:p>
      <text:p text:style-name="Normal">(134,</text:p>
      <text:p text:style-name="Normal">12),</text:p>
      <text:p text:style-name="Normal">(134,</text:p>
      <text:p text:style-name="Normal">13),</text:p>
      <text:p text:style-name="Normal">(135,</text:p>
      <text:p text:style-name="Normal">17),</text:p>
      <text:p text:style-name="Normal">(136,</text:p>
      <text:p text:style-name="Normal">8),</text:p>
      <text:p text:style-name="Normal">(136,</text:p>
      <text:soft-page-break/>
      <text:p text:style-name="Normal">9),</text:p>
      <text:p text:style-name="Normal">(136,</text:p>
      <text:p text:style-name="Normal">21),</text:p>
      <text:p text:style-name="Normal">(136,</text:p>
      <text:p text:style-name="Normal">20),</text:p>
      <text:p text:style-name="Normal">(136,</text:p>
      <text:p text:style-name="Normal">10),</text:p>
      <text:p text:style-name="Normal">(137,</text:p>
      <text:p text:style-name="Normal">11),</text:p>
      <text:p text:style-name="Normal">(137,</text:p>
      <text:p text:style-name="Normal">13),</text:p>
      <text:p text:style-name="Normal">(137,</text:p>
      <text:p text:style-name="Normal">21),</text:p>
      <text:p text:style-name="Normal">(137,</text:p>
      <text:p text:style-name="Normal">12),</text:p>
      <text:p text:style-name="Normal">(138,</text:p>
      <text:p text:style-name="Normal">9),</text:p>
      <text:p text:style-name="Normal">(138,</text:p>
      <text:p text:style-name="Normal">20),</text:p>
      <text:p text:style-name="Normal">(138,</text:p>
      <text:p text:style-name="Normal">10),</text:p>
      <text:p text:style-name="Normal">(139,</text:p>
      <text:p text:style-name="Normal">5),</text:p>
      <text:p text:style-name="Normal">(140,</text:p>
      <text:p text:style-name="Normal">11),</text:p>
      <text:p text:style-name="Normal">(140,</text:p>
      <text:p text:style-name="Normal">12),</text:p>
      <text:p text:style-name="Normal">(141,</text:p>
      <text:p text:style-name="Normal">17),</text:p>
      <text:p text:style-name="Normal">(142,</text:p>
      <text:p text:style-name="Normal">21),</text:p>
      <text:soft-page-break/>
      <text:p text:style-name="Normal">(142,</text:p>
      <text:p text:style-name="Normal">20),</text:p>
      <text:p text:style-name="Normal">(145,</text:p>
      <text:p text:style-name="Normal">18),</text:p>
      <text:p text:style-name="Normal">(145,</text:p>
      <text:p text:style-name="Normal">13),</text:p>
      <text:p text:style-name="Normal">(145,</text:p>
      <text:p text:style-name="Normal">19),</text:p>
      <text:p text:style-name="Normal">(145,</text:p>
      <text:p text:style-name="Normal">17),</text:p>
      <text:p text:style-name="Normal">(145,</text:p>
      <text:p text:style-name="Normal">21),</text:p>
      <text:p text:style-name="Normal">(147,</text:p>
      <text:p text:style-name="Normal">5),</text:p>
      <text:p text:style-name="Normal">(148,</text:p>
      <text:p text:style-name="Normal">11),</text:p>
      <text:p text:style-name="Normal">(149,</text:p>
      <text:p text:style-name="Normal">20),</text:p>
      <text:p text:style-name="Normal">(149,</text:p>
      <text:p text:style-name="Normal">4),</text:p>
      <text:p text:style-name="Normal">(149,</text:p>
      <text:p text:style-name="Normal">1),</text:p>
      <text:p text:style-name="Normal">(149,</text:p>
      <text:p text:style-name="Normal">2),</text:p>
      <text:p text:style-name="Normal">(152,</text:p>
      <text:p text:style-name="Normal">16),</text:p>
      <text:p text:style-name="Normal">(152,</text:p>
      <text:p text:style-name="Normal">17),</text:p>
      <text:p text:style-name="Normal">(152,</text:p>
      <text:p text:style-name="Normal">15),</text:p>
      <text:p text:style-name="Normal">(152,</text:p>
      <text:soft-page-break/>
      <text:p text:style-name="Normal">14),</text:p>
      <text:p text:style-name="Normal">(153,</text:p>
      <text:p text:style-name="Normal">15),</text:p>
      <text:p text:style-name="Normal">(153,</text:p>
      <text:p text:style-name="Normal">16),</text:p>
      <text:p text:style-name="Normal">(153,</text:p>
      <text:p text:style-name="Normal">17),</text:p>
      <text:p text:style-name="Normal">(153,</text:p>
      <text:p text:style-name="Normal">14),</text:p>
      <text:p text:style-name="Normal">(154,</text:p>
      <text:p text:style-name="Normal">21),</text:p>
      <text:p text:style-name="Normal">(155,</text:p>
      <text:p text:style-name="Normal">10),</text:p>
      <text:p text:style-name="Normal">(155,</text:p>
      <text:p text:style-name="Normal">21),</text:p>
      <text:p text:style-name="Normal">(155,</text:p>
      <text:p text:style-name="Normal">20),</text:p>
      <text:p text:style-name="Normal">(155,</text:p>
      <text:p text:style-name="Normal">9),</text:p>
      <text:p text:style-name="Normal">(155,</text:p>
      <text:p text:style-name="Normal">8),</text:p>
      <text:p text:style-name="Normal">(156,</text:p>
      <text:p text:style-name="Normal">6),</text:p>
      <text:p text:style-name="Normal">(156,</text:p>
      <text:p text:style-name="Normal">5),</text:p>
      <text:p text:style-name="Normal">(157,</text:p>
      <text:p text:style-name="Normal">13),</text:p>
      <text:p text:style-name="Normal">(157,</text:p>
      <text:p text:style-name="Normal">11),</text:p>
      <text:p text:style-name="Normal">(157,</text:p>
      <text:p text:style-name="Normal">12),</text:p>
      <text:soft-page-break/>
      <text:p text:style-name="Normal">(157,</text:p>
      <text:p text:style-name="Normal">21),</text:p>
      <text:p text:style-name="Normal">(158,</text:p>
      <text:p text:style-name="Normal">15),</text:p>
      <text:p text:style-name="Normal">(159,</text:p>
      <text:p text:style-name="Normal">5),</text:p>
      <text:p text:style-name="Normal">(160,</text:p>
      <text:p text:style-name="Normal">5),</text:p>
      <text:p text:style-name="Normal">(161,</text:p>
      <text:p text:style-name="Normal">11),</text:p>
      <text:p text:style-name="Normal">(162,</text:p>
      <text:p text:style-name="Normal">15),</text:p>
      <text:p text:style-name="Normal">(162,</text:p>
      <text:p text:style-name="Normal">14),</text:p>
      <text:p text:style-name="Normal">(162,</text:p>
      <text:p text:style-name="Normal">17),</text:p>
      <text:p text:style-name="Normal">(163,</text:p>
      <text:p text:style-name="Normal">21),</text:p>
      <text:p text:style-name="Normal">(163,</text:p>
      <text:p text:style-name="Normal">13),</text:p>
      <text:p text:style-name="Normal">(163,</text:p>
      <text:p text:style-name="Normal">19),</text:p>
      <text:p text:style-name="Normal">(166,</text:p>
      <text:p text:style-name="Normal">13),</text:p>
      <text:p text:style-name="Normal">(166,</text:p>
      <text:p text:style-name="Normal">17),</text:p>
      <text:p text:style-name="Normal">(168,</text:p>
      <text:p text:style-name="Normal">6),</text:p>
      <text:p text:style-name="Normal">(168,</text:p>
      <text:p text:style-name="Normal">5),</text:p>
      <text:p text:style-name="Normal">(169,</text:p>
      <text:soft-page-break/>
      <text:p text:style-name="Normal">12),</text:p>
      <text:p text:style-name="Normal">(171,</text:p>
      <text:p text:style-name="Normal">10),</text:p>
      <text:p text:style-name="Normal">(171,</text:p>
      <text:p text:style-name="Normal">21),</text:p>
      <text:p text:style-name="Normal">(171,</text:p>
      <text:p text:style-name="Normal">9),</text:p>
      <text:p text:style-name="Normal">(171,</text:p>
      <text:p text:style-name="Normal">8),</text:p>
      <text:p text:style-name="Normal">(171,</text:p>
      <text:p text:style-name="Normal">20),</text:p>
      <text:p text:style-name="Normal">(172,</text:p>
      <text:p text:style-name="Normal">15),</text:p>
      <text:p text:style-name="Normal">(172,</text:p>
      <text:p text:style-name="Normal">16),</text:p>
      <text:p text:style-name="Normal">(172,</text:p>
      <text:p text:style-name="Normal">14),</text:p>
      <text:p text:style-name="Normal">(173,</text:p>
      <text:p text:style-name="Normal">16),</text:p>
      <text:p text:style-name="Normal">(173,</text:p>
      <text:p text:style-name="Normal">15),</text:p>
      <text:p text:style-name="Normal">(173,</text:p>
      <text:p text:style-name="Normal">17),</text:p>
      <text:p text:style-name="Normal">(174,</text:p>
      <text:p text:style-name="Normal">5),</text:p>
      <text:p text:style-name="Normal">(175,</text:p>
      <text:p text:style-name="Normal">17),</text:p>
      <text:p text:style-name="Normal">(175,</text:p>
      <text:p text:style-name="Normal">18),</text:p>
      <text:p text:style-name="Normal">(177,</text:p>
      <text:p text:style-name="Normal">15),</text:p>
      <text:soft-page-break/>
      <text:p text:style-name="Normal">(177,</text:p>
      <text:p text:style-name="Normal">17),</text:p>
      <text:p text:style-name="Normal">(178,</text:p>
      <text:p text:style-name="Normal">16),</text:p>
      <text:p text:style-name="Normal">(181,</text:p>
      <text:p text:style-name="Normal">5),</text:p>
      <text:p text:style-name="Normal">(181,</text:p>
      <text:p text:style-name="Normal">7),</text:p>
      <text:p text:style-name="Normal">(182,</text:p>
      <text:p text:style-name="Normal">8),</text:p>
      <text:p text:style-name="Normal">(182,</text:p>
      <text:p text:style-name="Normal">10),</text:p>
      <text:p text:style-name="Normal">(182,</text:p>
      <text:p text:style-name="Normal">20),</text:p>
      <text:p text:style-name="Normal">(182,</text:p>
      <text:p text:style-name="Normal">21),</text:p>
      <text:p text:style-name="Normal">(183,</text:p>
      <text:p text:style-name="Normal">5),</text:p>
      <text:p text:style-name="Normal">(184,</text:p>
      <text:p text:style-name="Normal">13),</text:p>
      <text:p text:style-name="Normal">(184,</text:p>
      <text:p text:style-name="Normal">21),</text:p>
      <text:p text:style-name="Normal">(184,</text:p>
      <text:p text:style-name="Normal">12),</text:p>
      <text:p text:style-name="Normal">(185,</text:p>
      <text:p text:style-name="Normal">20),</text:p>
      <text:p text:style-name="Normal">(185,</text:p>
      <text:p text:style-name="Normal">8),</text:p>
      <text:p text:style-name="Normal">(185,</text:p>
      <text:p text:style-name="Normal">21),</text:p>
      <text:p text:style-name="Normal">(185,</text:p>
      <text:soft-page-break/>
      <text:p text:style-name="Normal">9),</text:p>
      <text:p text:style-name="Normal">(185,</text:p>
      <text:p text:style-name="Normal">10),</text:p>
      <text:p text:style-name="Normal">(188,</text:p>
      <text:p text:style-name="Normal">13),</text:p>
      <text:p text:style-name="Normal">(188,</text:p>
      <text:p text:style-name="Normal">21),</text:p>
      <text:p text:style-name="Normal">(188,</text:p>
      <text:p text:style-name="Normal">11),</text:p>
      <text:p text:style-name="Normal">(189,</text:p>
      <text:p text:style-name="Normal">10),</text:p>
      <text:p text:style-name="Normal">(189,</text:p>
      <text:p text:style-name="Normal">8),</text:p>
      <text:p text:style-name="Normal">(189,</text:p>
      <text:p text:style-name="Normal">20),</text:p>
      <text:p text:style-name="Normal">(190,</text:p>
      <text:p text:style-name="Normal">17),</text:p>
      <text:p text:style-name="Normal">(190,</text:p>
      <text:p text:style-name="Normal">18),</text:p>
      <text:p text:style-name="Normal">(191,</text:p>
      <text:p text:style-name="Normal">5),</text:p>
      <text:p text:style-name="Normal">(191,</text:p>
      <text:p text:style-name="Normal">6),</text:p>
      <text:p text:style-name="Normal">(194,</text:p>
      <text:p text:style-name="Normal">1),</text:p>
      <text:p text:style-name="Normal">(197,</text:p>
      <text:p text:style-name="Normal">13),</text:p>
      <text:p text:style-name="Normal">(197,</text:p>
      <text:p text:style-name="Normal">18),</text:p>
      <text:p text:style-name="Normal">(197,</text:p>
      <text:p text:style-name="Normal">21),</text:p>
      <text:soft-page-break/>
      <text:p text:style-name="Normal">(197,</text:p>
      <text:p text:style-name="Normal">19),</text:p>
      <text:p text:style-name="Normal">(199,</text:p>
      <text:p text:style-name="Normal">11),</text:p>
      <text:p text:style-name="Normal">(199,</text:p>
      <text:p text:style-name="Normal">13),</text:p>
      <text:p text:style-name="Normal">(201,</text:p>
      <text:p text:style-name="Normal">3),</text:p>
      <text:p text:style-name="Normal">(201,</text:p>
      <text:p text:style-name="Normal">4),</text:p>
      <text:p text:style-name="Normal">(201,</text:p>
      <text:p text:style-name="Normal">2),</text:p>
      <text:p text:style-name="Normal">(201,</text:p>
      <text:p text:style-name="Normal">1),</text:p>
      <text:p text:style-name="Normal">(201,</text:p>
      <text:p text:style-name="Normal">20),</text:p>
      <text:p text:style-name="Normal">(202,</text:p>
      <text:p text:style-name="Normal">21),</text:p>
      <text:p text:style-name="Normal">(202,</text:p>
      <text:p text:style-name="Normal">18),</text:p>
      <text:p text:style-name="Normal">(202,</text:p>
      <text:p text:style-name="Normal">19),</text:p>
      <text:p text:style-name="Normal">(202,</text:p>
      <text:p text:style-name="Normal">17),</text:p>
      <text:p text:style-name="Normal">(203,</text:p>
      <text:p text:style-name="Normal">17),</text:p>
      <text:p text:style-name="Normal">(203,</text:p>
      <text:p text:style-name="Normal">19),</text:p>
      <text:p text:style-name="Normal">(203,</text:p>
      <text:p text:style-name="Normal">18),</text:p>
      <text:p text:style-name="Normal">(205,</text:p>
      <text:soft-page-break/>
      <text:p text:style-name="Normal">18),</text:p>
      <text:p text:style-name="Normal">(205,</text:p>
      <text:p text:style-name="Normal">21),</text:p>
      <text:p text:style-name="Normal">(205,</text:p>
      <text:p text:style-name="Normal">17),</text:p>
      <text:p text:style-name="Normal">(206,</text:p>
      <text:p text:style-name="Normal">14),</text:p>
      <text:p text:style-name="Normal">(207,</text:p>
      <text:p text:style-name="Normal">13),</text:p>
      <text:p text:style-name="Normal">(207,</text:p>
      <text:p text:style-name="Normal">21),</text:p>
      <text:p text:style-name="Normal">(208,</text:p>
      <text:p text:style-name="Normal">4),</text:p>
      <text:p text:style-name="Normal">(208,</text:p>
      <text:p text:style-name="Normal">20),</text:p>
      <text:p text:style-name="Normal">(209,</text:p>
      <text:p text:style-name="Normal">20),</text:p>
      <text:p text:style-name="Normal">(209,</text:p>
      <text:p text:style-name="Normal">3),</text:p>
      <text:p text:style-name="Normal">(209,</text:p>
      <text:p text:style-name="Normal">2),</text:p>
      <text:p text:style-name="Normal">(210,</text:p>
      <text:p text:style-name="Normal">2),</text:p>
      <text:p text:style-name="Normal">(210,</text:p>
      <text:p text:style-name="Normal">1),</text:p>
      <text:p text:style-name="Normal">(211,</text:p>
      <text:p text:style-name="Normal">18),</text:p>
      <text:p text:style-name="Normal">(211,</text:p>
      <text:p text:style-name="Normal">13),</text:p>
      <text:p text:style-name="Normal">(212,</text:p>
      <text:p text:style-name="Normal">8),</text:p>
      <text:soft-page-break/>
      <text:p text:style-name="Normal">(212,</text:p>
      <text:p text:style-name="Normal">21),</text:p>
      <text:p text:style-name="Normal">(212,</text:p>
      <text:p text:style-name="Normal">20),</text:p>
      <text:p text:style-name="Normal">(212,</text:p>
      <text:p text:style-name="Normal">9),</text:p>
      <text:p text:style-name="Normal">(214,</text:p>
      <text:p text:style-name="Normal">14),</text:p>
      <text:p text:style-name="Normal">(214,</text:p>
      <text:p text:style-name="Normal">15),</text:p>
      <text:p text:style-name="Normal">(214,</text:p>
      <text:p text:style-name="Normal">17),</text:p>
      <text:p text:style-name="Normal">(214,</text:p>
      <text:p text:style-name="Normal">16),</text:p>
      <text:p text:style-name="Normal">(216,</text:p>
      <text:p text:style-name="Normal">3),</text:p>
      <text:p text:style-name="Normal">(216,</text:p>
      <text:p text:style-name="Normal">1),</text:p>
      <text:p text:style-name="Normal">(218,</text:p>
      <text:p text:style-name="Normal">8),</text:p>
      <text:p text:style-name="Normal">(218,</text:p>
      <text:p text:style-name="Normal">20),</text:p>
      <text:p text:style-name="Normal">(219,</text:p>
      <text:p text:style-name="Normal">17),</text:p>
      <text:p text:style-name="Normal">(219,</text:p>
      <text:p text:style-name="Normal">19),</text:p>
      <text:p text:style-name="Normal">(219,</text:p>
      <text:p text:style-name="Normal">13),</text:p>
      <text:p text:style-name="Normal">(219,</text:p>
      <text:p text:style-name="Normal">21),</text:p>
      <text:p text:style-name="Normal">(219,</text:p>
      <text:soft-page-break/>
      <text:p text:style-name="Normal">18),</text:p>
      <text:p text:style-name="Normal">(220,</text:p>
      <text:p text:style-name="Normal">2),</text:p>
      <text:p text:style-name="Normal">(220,</text:p>
      <text:p text:style-name="Normal">3),</text:p>
      <text:p text:style-name="Normal">(220,</text:p>
      <text:p text:style-name="Normal">20),</text:p>
      <text:p text:style-name="Normal">(220,</text:p>
      <text:p text:style-name="Normal">4),</text:p>
      <text:p text:style-name="Normal">(221,</text:p>
      <text:p text:style-name="Normal">12),</text:p>
      <text:p text:style-name="Normal">(221,</text:p>
      <text:p text:style-name="Normal">13),</text:p>
      <text:p text:style-name="Normal">(221,</text:p>
      <text:p text:style-name="Normal">21),</text:p>
      <text:p text:style-name="Normal">(222,</text:p>
      <text:p text:style-name="Normal">7),</text:p>
      <text:p text:style-name="Normal">(225,</text:p>
      <text:p text:style-name="Normal">7),</text:p>
      <text:p text:style-name="Normal">(226,</text:p>
      <text:p text:style-name="Normal">12),</text:p>
      <text:p text:style-name="Normal">(226,</text:p>
      <text:p text:style-name="Normal">13),</text:p>
      <text:p text:style-name="Normal">(226,</text:p>
      <text:p text:style-name="Normal">21),</text:p>
      <text:p text:style-name="Normal">(226,</text:p>
      <text:p text:style-name="Normal">11),</text:p>
      <text:p text:style-name="Normal">(227,</text:p>
      <text:p text:style-name="Normal">2),</text:p>
      <text:p text:style-name="Normal">(227,</text:p>
      <text:p text:style-name="Normal">3),</text:p>
      <text:soft-page-break/>
      <text:p text:style-name="Normal">(227,</text:p>
      <text:p text:style-name="Normal">4),</text:p>
      <text:p text:style-name="Normal">(227,</text:p>
      <text:p text:style-name="Normal">1),</text:p>
      <text:p text:style-name="Normal">(227,</text:p>
      <text:p text:style-name="Normal">20),</text:p>
      <text:p text:style-name="Normal">(228,</text:p>
      <text:p text:style-name="Normal">20),</text:p>
      <text:p text:style-name="Normal">(230,</text:p>
      <text:p text:style-name="Normal">10),</text:p>
      <text:p text:style-name="Normal">(230,</text:p>
      <text:p text:style-name="Normal">21),</text:p>
      <text:p text:style-name="Normal">(230,</text:p>
      <text:p text:style-name="Normal">9),</text:p>
      <text:p text:style-name="Normal">(230,</text:p>
      <text:p text:style-name="Normal">8),</text:p>
      <text:p text:style-name="Normal">(230,</text:p>
      <text:p text:style-name="Normal">20),</text:p>
      <text:p text:style-name="Normal">(231,</text:p>
      <text:p text:style-name="Normal">3),</text:p>
      <text:p text:style-name="Normal">(231,</text:p>
      <text:p text:style-name="Normal">4),</text:p>
      <text:p text:style-name="Normal">(231,</text:p>
      <text:p text:style-name="Normal">1),</text:p>
      <text:p text:style-name="Normal">(232,</text:p>
      <text:p text:style-name="Normal">8),</text:p>
      <text:p text:style-name="Normal">(232,</text:p>
      <text:p text:style-name="Normal">10),</text:p>
      <text:p text:style-name="Normal">(232,</text:p>
      <text:p text:style-name="Normal">20),</text:p>
      <text:p text:style-name="Normal">(232,</text:p>
      <text:soft-page-break/>
      <text:p text:style-name="Normal">21),</text:p>
      <text:p text:style-name="Normal">(232,</text:p>
      <text:p text:style-name="Normal">9),</text:p>
      <text:p text:style-name="Normal">(233,</text:p>
      <text:p text:style-name="Normal">3),</text:p>
      <text:p text:style-name="Normal">(233,</text:p>
      <text:p text:style-name="Normal">1),</text:p>
      <text:p text:style-name="Normal">(233,</text:p>
      <text:p text:style-name="Normal">2),</text:p>
      <text:p text:style-name="Normal">(233,</text:p>
      <text:p text:style-name="Normal">20),</text:p>
      <text:p text:style-name="Normal">(235,</text:p>
      <text:p text:style-name="Normal">10),</text:p>
      <text:p text:style-name="Normal">(237,</text:p>
      <text:p text:style-name="Normal">10),</text:p>
      <text:p text:style-name="Normal">(237,</text:p>
      <text:p text:style-name="Normal">20),</text:p>
      <text:p text:style-name="Normal">(238,</text:p>
      <text:p text:style-name="Normal">1),</text:p>
      <text:p text:style-name="Normal">(238,</text:p>
      <text:p text:style-name="Normal">4),</text:p>
      <text:p text:style-name="Normal">(238,</text:p>
      <text:p text:style-name="Normal">3),</text:p>
      <text:p text:style-name="Normal">(238,</text:p>
      <text:p text:style-name="Normal">2),</text:p>
      <text:p text:style-name="Normal">(238,</text:p>
      <text:p text:style-name="Normal">20),</text:p>
      <text:p text:style-name="Normal">(239,</text:p>
      <text:p text:style-name="Normal">17),</text:p>
      <text:p text:style-name="Normal">(239,</text:p>
      <text:p text:style-name="Normal">21),</text:p>
      <text:soft-page-break/>
      <text:p text:style-name="Normal">(239,</text:p>
      <text:p text:style-name="Normal">18),</text:p>
      <text:p text:style-name="Normal">(240,</text:p>
      <text:p text:style-name="Normal">20),</text:p>
      <text:p text:style-name="Normal">(240,</text:p>
      <text:p text:style-name="Normal">4),</text:p>
      <text:p text:style-name="Normal">(242,</text:p>
      <text:p text:style-name="Normal">1),</text:p>
      <text:p text:style-name="Normal">(242,</text:p>
      <text:p text:style-name="Normal">20),</text:p>
      <text:p text:style-name="Normal">(242,</text:p>
      <text:p text:style-name="Normal">4),</text:p>
      <text:p text:style-name="Normal">(242,</text:p>
      <text:p text:style-name="Normal">2),</text:p>
      <text:p text:style-name="Normal">(243,</text:p>
      <text:p text:style-name="Normal">1),</text:p>
      <text:p text:style-name="Normal">(244,</text:p>
      <text:p text:style-name="Normal">7),</text:p>
      <text:p text:style-name="Normal">(244,</text:p>
      <text:p text:style-name="Normal">5),</text:p>
      <text:p text:style-name="Normal">(244,</text:p>
      <text:p text:style-name="Normal">6),</text:p>
      <text:p text:style-name="Normal">(247,</text:p>
      <text:p text:style-name="Normal">16),</text:p>
      <text:p text:style-name="Normal">(247,</text:p>
      <text:p text:style-name="Normal">14),</text:p>
      <text:p text:style-name="Normal">(248,</text:p>
      <text:p text:style-name="Normal">10),</text:p>
      <text:p text:style-name="Normal">(248,</text:p>
      <text:p text:style-name="Normal">9),</text:p>
      <text:p text:style-name="Normal">(249,</text:p>
      <text:soft-page-break/>
      <text:p text:style-name="Normal">7),</text:p>
      <text:p text:style-name="Normal">(249,</text:p>
      <text:p text:style-name="Normal">5),</text:p>
      <text:p text:style-name="Normal">(250,</text:p>
      <text:p text:style-name="Normal">14),</text:p>
      <text:p text:style-name="Normal">(250,</text:p>
      <text:p text:style-name="Normal">16),</text:p>
      <text:p text:style-name="Normal">(250,</text:p>
      <text:p text:style-name="Normal">15),</text:p>
      <text:p text:style-name="Normal">(251,</text:p>
      <text:p text:style-name="Normal">11),</text:p>
      <text:p text:style-name="Normal">(253,</text:p>
      <text:p text:style-name="Normal">7),</text:p>
      <text:p text:style-name="Normal">(254,</text:p>
      <text:p text:style-name="Normal">4),</text:p>
      <text:p text:style-name="Normal">(254,</text:p>
      <text:p text:style-name="Normal">2),</text:p>
      <text:p text:style-name="Normal">(254,</text:p>
      <text:p text:style-name="Normal">20),</text:p>
      <text:p text:style-name="Normal">(254,</text:p>
      <text:p text:style-name="Normal">3),</text:p>
      <text:p text:style-name="Normal">(257,</text:p>
      <text:p text:style-name="Normal">13),</text:p>
      <text:p text:style-name="Normal">(257,</text:p>
      <text:p text:style-name="Normal">19),</text:p>
      <text:p text:style-name="Normal">(257,</text:p>
      <text:p text:style-name="Normal">18)</text:p>
      <text:p text:style-name="Normal"/>
      <text:p text:style-name="Normal">-- 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ddhi</meta:initial-creator>
    <dc:creator>Riddhi</dc:creator>
    <meta:creation-date>2023-07-31T15:14:00Z</meta:creation-date>
    <dc:date>2023-07-31T15:17:00Z</dc:date>
    <meta:template xlink:href="Normal" xlink:type="simple"/>
    <meta:editing-cycles>1</meta:editing-cycles>
    <meta:editing-duration>PT180S</meta:editing-duration>
    <meta:document-statistic meta:page-count="1843" meta:paragraph-count="879" meta:word-count="65780" meta:character-count="439850" meta:row-count="3124" meta:non-whitespace-character-count="374949"/>
  </office:meta>
</office:document-meta>
</file>